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Pictures/100002000000005400000015F1D7E743BD065041.png" manifest:media-type="image/png"/>
  <manifest:file-entry manifest:full-path="Object 2/Pictures/2000001C000008BA00000232317D5946A06C1AD5.svm" manifest:media-type="image/x-svm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Pictures/100002000000005400000015F1D7E743BD065041.png" manifest:media-type="image/png"/>
  <manifest:file-entry manifest:full-path="Object 5/Pictures/2000001C000008BA00000232317D5946A06C1AD5.svm" manifest:media-type="image/x-svm"/>
  <manifest:file-entry manifest:full-path="Object 5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Pictures/2000000E000000DD000000DD75BFAFB9BEA110A5.svm" manifest:media-type="image/x-svm"/>
  <manifest:file-entry manifest:full-path="Object 4/meta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Pictures/100002000000005400000015F1D7E743BD065041.png" manifest:media-type="image/png"/>
  <manifest:file-entry manifest:full-path="Object 3/Pictures/2000001C000008BA00000232317D5946A06C1AD5.svm" manifest:media-type="image/x-svm"/>
  <manifest:file-entry manifest:full-path="Object 3/" manifest:media-type="application/vnd.oasis.opendocument.chart"/>
  <manifest:file-entry manifest:full-path="settings.xml" manifest:media-type="text/xml"/>
  <manifest:file-entry manifest:full-path="Object 1/Pictures/2000001C000008BA00000232317D5946A06C1AD5.svm" manifest:media-type="image/x-svm"/>
  <manifest:file-entry manifest:full-path="Object 1/Pictures/100002000000005400000015F1D7E743BD065041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7" manifest:media-type="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21"/>
    <style:style style:name="ce6" style:family="table-cell" style:parent-style-name="Default" style:data-style-name="N12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21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1"/>
    <style:style style:name="ce64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1"/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21">
      <style:text-properties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123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23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23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0"/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none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fo:wrap-option="wrap" fo:border-left="none" fo:border-right="0.06pt solid #000000" fo:border-top="none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ce29" style:family="table-cell" style:parent-style-name="Default" style:data-style-name="N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1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">
      <style:table-cell-properties fo:border-bottom="none" fo:border-left="0.06pt solid #000000" fo:border-right="none" fo:border-top="none"/>
    </style:style>
    <style:style style:name="ce32" style:family="table-cell" style:parent-style-name="Default" style:data-style-name="N1">
      <style:table-cell-properties fo:border-bottom="0.06pt solid #000000" fo:border-left="0.06pt solid #000000" fo:border-right="none" fo:border-top="none"/>
    </style:style>
    <style:style style:name="ce33" style:family="table-cell" style:parent-style-name="Default" style:data-style-name="N123">
      <style:table-cell-properties fo:border="none"/>
    </style:style>
    <style:style style:name="ce34" style:family="table-cell" style:parent-style-name="Default" style:data-style-name="N123">
      <style:table-cell-properties fo:border-bottom="0.06pt solid #000000" fo:border-left="none" fo:border-right="none" fo:border-top="none"/>
    </style:style>
    <style:style style:name="ce35" style:family="table-cell" style:parent-style-name="Default" style:data-style-name="N0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36" style:family="table-cell" style:parent-style-name="Default" style:data-style-name="N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88" style:family="table-cell" style:parent-style-name="Default" style:data-style-name="N1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">
      <style:table-cell-properties fo:border="none"/>
    </style:style>
    <style:style style:name="ce40" style:family="table-cell" style:parent-style-name="Default" style:data-style-name="N1">
      <style:table-cell-properties fo:border-bottom="0.06pt solid #000000" fo:border-left="none" fo:border-right="none" fo:border-top="none"/>
    </style:style>
    <style:style style:name="ce41" style:family="table-cell" style:parent-style-name="Default" style:data-style-name="N1">
      <style:text-properties fo:font-weight="bold" style:font-weight-asian="bold" style:font-weight-complex="bold"/>
    </style:style>
    <style:style style:name="ce42" style:family="table-cell" style:parent-style-name="Default" style:data-style-name="N122"/>
    <style:style style:name="ce93" style:family="table-cell" style:parent-style-name="Default" style:data-style-name="N121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4" style:family="table-cell" style:parent-style-name="Default" style:data-style-name="N123">
      <style:table-cell-properties fo:border-bottom="none" fo:border-left="none" fo:border-right="0.06pt solid #000000" fo:border-top="none"/>
    </style:style>
    <style:style style:name="ce45" style:family="table-cell" style:parent-style-name="Default" style:data-style-name="N123">
      <style:table-cell-properties fo:border-bottom="0.06pt solid #000000" fo:border-left="none" fo:border-right="0.06pt solid #000000" fo:border-top="none"/>
    </style:style>
    <style:style style:name="ce46" style:family="table-cell" style:parent-style-name="Default" style:data-style-name="N99"/>
    <style:style style:name="ce47" style:family="table-cell" style:parent-style-name="Default" style:data-style-name="N123">
      <style:table-cell-properties fo:border-bottom="none" fo:border-left="0.06pt solid #000000" fo:border-right="none" fo:border-top="none"/>
    </style:style>
    <style:style style:name="ce48" style:family="table-cell" style:parent-style-name="Default" style:data-style-name="N123">
      <style:table-cell-properties fo:border-bottom="0.06pt solid #000000" fo:border-left="0.06pt solid #000000" fo:border-right="none" fo:border-top="none"/>
    </style:style>
    <style:style style:name="ce102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="none"/>
    </style:style>
    <style:style style:name="ce105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3" style:family="table-cell" style:parent-style-name="Default" style:data-style-name="N1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 style:data-style-name="N123">
      <style:table-cell-properties style:text-align-source="fix" style:repeat-content="false" fo:wrap-option="wrap" fo:border="non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1">
      <style:table-cell-properties fo:border="none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none" fo:wrap-option="wrap" fo:border-left="0.06pt solid #000000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-bottom="0.06pt solid #000000" fo:wrap-option="wrap" fo:border-left="0.06pt solid #000000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0" style:family="table-cell" style:parent-style-name="Default" style:data-style-name="N124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 style:data-style-name="N124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 style:data-style-name="N124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order-bottom="none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 style:data-style-name="N123">
      <style:table-cell-properties fo:border-bottom="none" fo:wrap-option="wrap" fo:border-left="none" fo:border-right="none" fo:border-top="0.06pt solid #000000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 style:data-style-name="N123">
      <style:table-cell-properties fo:wrap-option="wrap" fo:border="none"/>
      <style:text-properties style:use-window-font-color="true" style:text-outline="false" style:text-line-through-style="none" style:text-line-through-typ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 style:data-style-name="N123">
      <style:table-cell-properties fo:border-bottom="none" fo:border-left="0.06pt solid #000000" fo:border-right="0.06pt solid #000000" fo:border-top="none"/>
    </style:style>
    <style:style style:name="ce127" style:family="table-cell" style:parent-style-name="Default" style:data-style-name="N123">
      <style:table-cell-properties fo:border-bottom="0.06pt solid #000000" fo:border-left="0.06pt solid #000000" fo:border-right="0.06pt solid #000000" fo:border-top="none"/>
    </style:style>
    <style:style style:name="ce128" style:family="table-cell" style:parent-style-name="Default" style:data-style-name="N1">
      <style:table-cell-properties fo:border-bottom="none" fo:border-left="none" fo:border-right="0.06pt solid #000000" fo:border-top="none"/>
    </style:style>
    <style:style style:name="ce129" style:family="table-cell" style:parent-style-name="Default" style:data-style-name="N1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non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8.0165in" svg:height="4.5126in" svg:x="20.765in" svg:y="15.1756in">
            <draw:object draw:notify-on-update-of-ranges="Data.Z5:Data.Z72 Data.AA4:Data.AA4 Data.AA5:Data.AA7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8.802in" svg:height="4.9508in" svg:x="25.2059in" svg:y="19.9819in">
            <draw:object draw:notify-on-update-of-ranges="Data.EP5:Data.EP72 Data.EQ4:Data.EQ4 Data.EQ5:Data.EQ7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8.8276in" svg:height="4.9732in" svg:x="16.2059in" svg:y="19.9657in">
            <draw:object draw:notify-on-update-of-ranges="Data.DL7:Data.DL72 Data.DM4:Data.DM6 Data.DM7:Data.DM7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3" draw:style-name="gr1" draw:text-style-name="P1" svg:width="7.4138in" svg:height="3.537in" svg:x="7.6535in" svg:y="15.8638in">
            <draw:object draw:notify-on-update-of-ranges="Data.D90:Data.D93 Data.G90:Data.G93 Data.D97:Data.D100 Data.G97:Data.G100 Data.D104:Data.D107 Data.G104:Data.G107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  <draw:frame draw:z-index="4" draw:style-name="gr1" draw:text-style-name="P1" svg:width="6.9268in" svg:height="4.3323in" svg:x="8.4555in" svg:y="20.6146in">
            <draw:object draw:notify-on-update-of-ranges="Data.DL5:Data.DL72 Data.DM5:Data.DM72 Data.EP5:Data.EP72 Data.EQ5:Data.EQ7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024" table:default-cell-style-name="ce5"/>
        <table:table-row table:style-name="ro1">
          <table:table-cell table:style-name="Default" table:number-columns-repeated="30"/>
          <table:table-cell table:style-name="ce18"/>
          <table:table-cell table:style-name="Default" table:number-columns-repeated="8"/>
          <table:table-cell table:style-name="ce18"/>
          <table:table-cell table:style-name="Default" table:number-columns-repeated="4"/>
          <table:table-cell table:style-name="ce18"/>
          <table:table-cell table:style-name="Default" table:number-columns-repeated="4"/>
          <table:table-cell table:style-name="ce18" table:number-columns-repeated="2"/>
          <table:table-cell table:style-name="Default" table:number-columns-repeated="3"/>
          <table:table-cell table:style-name="ce18"/>
          <table:table-cell table:style-name="Default" table:number-columns-repeated="5"/>
          <table:table-cell table:style-name="ce18"/>
          <table:table-cell table:style-name="Default" table:number-columns-repeated="8"/>
          <table:table-cell table:style-name="ce18"/>
          <table:table-cell table:style-name="Default" table:number-columns-repeated="4"/>
          <table:table-cell table:style-name="ce18"/>
          <table:table-cell table:style-name="Default" table:number-columns-repeated="4"/>
          <table:table-cell table:style-name="ce18" table:number-columns-repeated="2"/>
          <table:table-cell table:style-name="Default" table:number-columns-repeated="3"/>
          <table:table-cell table:style-name="ce18"/>
          <table:table-cell table:style-name="Default" table:number-columns-repeated="939"/>
        </table:table-row>
        <table:table-row table:style-name="ro2">
          <table:table-cell table:style-name="ce1" office:value-type="string" calcext:value-type="string" table:number-columns-spanned="27" table:number-rows-spanned="1">
            <text:p>Alle kast</text:p>
          </table:table-cell>
          <table:covered-table-cell table:number-columns-repeated="25" table:style-name="ce7"/>
          <table:covered-table-cell table:style-name="ce22"/>
          <table:table-cell table:style-name="Default" table:number-columns-repeated="3"/>
          <table:table-cell table:style-name="ce28" office:value-type="string" calcext:value-type="string" table:number-columns-spanned="27" table:number-rows-spanned="1">
            <text:p>Kast fra “sweet-spot”</text:p>
          </table:table-cell>
          <table:covered-table-cell table:style-name="ce7"/>
          <table:covered-table-cell table:style-name="ce35"/>
          <table:covered-table-cell table:number-columns-repeated="6" table:style-name="ce7"/>
          <table:covered-table-cell table:style-name="ce36"/>
          <table:covered-table-cell table:number-columns-repeated="4" table:style-name="ce7"/>
          <table:covered-table-cell table:style-name="ce36"/>
          <table:covered-table-cell table:number-columns-repeated="4" table:style-name="ce7"/>
          <table:covered-table-cell table:number-columns-repeated="2" table:style-name="ce36"/>
          <table:covered-table-cell table:number-columns-repeated="3" table:style-name="ce7"/>
          <table:covered-table-cell table:style-name="ce36"/>
          <table:covered-table-cell table:style-name="ce7"/>
          <table:covered-table-cell table:style-name="ce22"/>
          <table:table-cell table:style-name="Default" table:number-columns-repeated="3"/>
          <table:table-cell table:style-name="ce28" office:value-type="string" calcext:value-type="string" table:number-columns-spanned="27" table:number-rows-spanned="1">
            <text:p>Kast uden for “sweet-spot”</text:p>
          </table:table-cell>
          <table:covered-table-cell table:style-name="ce7"/>
          <table:covered-table-cell table:style-name="ce35"/>
          <table:covered-table-cell table:number-columns-repeated="6" table:style-name="ce7"/>
          <table:covered-table-cell table:style-name="ce36"/>
          <table:covered-table-cell table:number-columns-repeated="4" table:style-name="ce7"/>
          <table:covered-table-cell table:style-name="ce36"/>
          <table:covered-table-cell table:number-columns-repeated="4" table:style-name="ce7"/>
          <table:covered-table-cell table:number-columns-repeated="2" table:style-name="ce36"/>
          <table:covered-table-cell table:number-columns-repeated="3" table:style-name="ce7"/>
          <table:covered-table-cell table:style-name="ce36"/>
          <table:covered-table-cell table:style-name="ce7"/>
          <table:covered-table-cell table:style-name="ce22"/>
          <table:table-cell table:style-name="Default" table:number-columns-repeated="3"/>
          <table:table-cell table:style-name="ce1" office:value-type="string" calcext:value-type="string" table:number-columns-spanned="27" table:number-rows-spanned="1">
            <text:p>Alle ramte kast</text:p>
          </table:table-cell>
          <table:covered-table-cell table:number-columns-repeated="25" table:style-name="ce7"/>
          <table:covered-table-cell table:style-name="ce22"/>
          <table:table-cell table:style-name="Default" table:number-columns-repeated="3"/>
          <table:table-cell table:style-name="ce1" office:value-type="string" calcext:value-type="string" table:number-columns-spanned="27" table:number-rows-spanned="1">
            <text:p>Alle ikke ramte kast</text:p>
          </table:table-cell>
          <table:covered-table-cell table:number-columns-repeated="25" table:style-name="ce7"/>
          <table:covered-table-cell table:style-name="ce22"/>
          <table:table-cell table:style-name="Default" table:number-columns-repeated="3"/>
          <table:table-cell table:style-name="ce28" office:value-type="string" calcext:value-type="string" table:number-columns-spanned="27" table:number-rows-spanned="1">
            <text:p>Kast fra stor sweet-spot</text:p>
          </table:table-cell>
          <table:covered-table-cell table:style-name="ce7"/>
          <table:covered-table-cell table:style-name="ce35"/>
          <table:covered-table-cell table:number-columns-repeated="6" table:style-name="ce7"/>
          <table:covered-table-cell table:style-name="ce36"/>
          <table:covered-table-cell table:number-columns-repeated="4" table:style-name="ce7"/>
          <table:covered-table-cell table:style-name="ce36"/>
          <table:covered-table-cell table:number-columns-repeated="4" table:style-name="ce7"/>
          <table:covered-table-cell table:number-columns-repeated="2" table:style-name="ce36"/>
          <table:covered-table-cell table:number-columns-repeated="3" table:style-name="ce7"/>
          <table:covered-table-cell table:style-name="ce36"/>
          <table:covered-table-cell table:style-name="ce7"/>
          <table:covered-table-cell table:style-name="ce22"/>
          <table:table-cell table:style-name="Default" table:number-columns-repeated="3"/>
          <table:table-cell table:style-name="ce28" office:value-type="string" calcext:value-type="string" table:number-columns-spanned="27" table:number-rows-spanned="1">
            <text:p>Kast uden for stort sweet-spot</text:p>
          </table:table-cell>
          <table:covered-table-cell table:style-name="ce7"/>
          <table:covered-table-cell table:style-name="ce35"/>
          <table:covered-table-cell table:number-columns-repeated="6" table:style-name="ce7"/>
          <table:covered-table-cell table:style-name="ce36"/>
          <table:covered-table-cell table:number-columns-repeated="4" table:style-name="ce7"/>
          <table:covered-table-cell table:style-name="ce36"/>
          <table:covered-table-cell table:number-columns-repeated="4" table:style-name="ce7"/>
          <table:covered-table-cell table:number-columns-repeated="2" table:style-name="ce36"/>
          <table:covered-table-cell table:number-columns-repeated="3" table:style-name="ce7"/>
          <table:covered-table-cell table:style-name="ce36"/>
          <table:covered-table-cell table:style-name="ce7"/>
          <table:covered-table-cell table:style-name="ce22"/>
          <table:table-cell table:style-name="Default" table:number-columns-repeated="817"/>
        </table:table-row>
        <table:table-row table:style-name="ro3">
          <table:table-cell table:style-name="ce2" office:value-type="string" calcext:value-type="string" table:number-columns-spanned="7" table:number-rows-spanned="1">
            <text:p>Joint konfiguration</text:p>
          </table:table-cell>
          <table:covered-table-cell table:number-columns-repeated="6" table:style-name="ce57"/>
          <table:table-cell table:style-name="ce57" table:number-columns-repeated="2"/>
          <table:table-cell table:style-name="ce68" office:value-type="string" calcext:value-type="string" table:number-columns-spanned="3" table:number-rows-spanned="1">
            <text:p>Bold position</text:p>
          </table:table-cell>
          <table:covered-table-cell table:number-columns-repeated="2" table:style-name="ce57"/>
          <table:table-cell table:style-name="ce57" table:number-columns-repeated="2"/>
          <table:table-cell table:style-name="ce68" office:value-type="string" calcext:value-type="string" table:number-columns-spanned="8" table:number-rows-spanned="1">
            <text:p>Kast data</text:p>
          </table:table-cell>
          <table:covered-table-cell table:number-columns-repeated="7" table:style-name="ce57"/>
          <table:table-cell table:style-name="ce57" table:number-columns-repeated="2"/>
          <table:table-cell table:style-name="ce21" office:value-type="string" calcext:value-type="string" table:number-columns-spanned="3" table:number-rows-spanned="1">
            <text:p>Kop position</text:p>
          </table:table-cell>
          <table:covered-table-cell table:style-name="ce57"/>
          <table:covered-table-cell table:style-name="ce23"/>
          <table:table-cell table:style-name="Default" table:number-columns-repeated="3"/>
          <table:table-cell table:style-name="ce29" office:value-type="string" calcext:value-type="string" table:number-columns-spanned="7" table:number-rows-spanned="1">
            <text:p>Joint konfiguration</text:p>
          </table:table-cell>
          <table:covered-table-cell table:number-columns-repeated="6" table:style-name="ce57"/>
          <table:table-cell table:style-name="ce57" table:number-columns-repeated="2"/>
          <table:table-cell table:style-name="ce88" office:value-type="string" calcext:value-type="string" table:number-columns-spanned="3" table:number-rows-spanned="1">
            <text:p>Bold position</text:p>
          </table:table-cell>
          <table:covered-table-cell table:number-columns-repeated="2" table:style-name="ce57"/>
          <table:table-cell table:style-name="ce57" table:number-columns-repeated="2"/>
          <table:table-cell table:style-name="ce88" office:value-type="string" calcext:value-type="string" table:number-columns-spanned="8" table:number-rows-spanned="1">
            <text:p>Kast data</text:p>
          </table:table-cell>
          <table:covered-table-cell table:number-columns-repeated="4" table:style-name="ce57"/>
          <table:covered-table-cell table:number-columns-repeated="2" table:style-name="ce41"/>
          <table:covered-table-cell table:style-name="ce57"/>
          <table:table-cell table:style-name="ce57" table:number-columns-repeated="2"/>
          <table:table-cell table:style-name="ce43" office:value-type="string" calcext:value-type="string" table:number-columns-spanned="3" table:number-rows-spanned="1">
            <text:p>Kop position</text:p>
          </table:table-cell>
          <table:covered-table-cell table:style-name="ce57"/>
          <table:covered-table-cell table:style-name="ce23"/>
          <table:table-cell table:style-name="Default" table:number-columns-repeated="3"/>
          <table:table-cell table:style-name="ce29" office:value-type="string" calcext:value-type="string" table:number-columns-spanned="7" table:number-rows-spanned="1">
            <text:p>Joint konfiguration</text:p>
          </table:table-cell>
          <table:covered-table-cell table:number-columns-repeated="6" table:style-name="ce102"/>
          <table:table-cell table:style-name="ce102" table:number-columns-repeated="2"/>
          <table:table-cell table:style-name="ce105" office:value-type="string" calcext:value-type="string" table:number-columns-spanned="3" table:number-rows-spanned="1">
            <text:p>Bold position</text:p>
          </table:table-cell>
          <table:covered-table-cell table:number-columns-repeated="2" table:style-name="ce102"/>
          <table:table-cell table:style-name="ce102" table:number-columns-repeated="2"/>
          <table:table-cell table:style-name="ce105" office:value-type="string" calcext:value-type="string" table:number-columns-spanned="8" table:number-rows-spanned="1">
            <text:p>Kast data</text:p>
          </table:table-cell>
          <table:covered-table-cell table:number-columns-repeated="4" table:style-name="ce102"/>
          <table:covered-table-cell table:number-columns-repeated="2" table:style-name="ce55"/>
          <table:covered-table-cell table:style-name="ce102"/>
          <table:table-cell table:style-name="ce102" table:number-columns-repeated="2"/>
          <table:table-cell table:style-name="ce43" office:value-type="string" calcext:value-type="string" table:number-columns-spanned="3" table:number-rows-spanned="1">
            <text:p>Kop position</text:p>
          </table:table-cell>
          <table:covered-table-cell table:style-name="ce102"/>
          <table:covered-table-cell table:style-name="ce23"/>
          <table:table-cell table:style-name="Default" table:number-columns-repeated="3"/>
          <table:table-cell table:style-name="ce2" office:value-type="string" calcext:value-type="string" table:number-columns-spanned="7" table:number-rows-spanned="1">
            <text:p>Joint konfiguration</text:p>
          </table:table-cell>
          <table:covered-table-cell table:number-columns-repeated="6" table:style-name="ce57"/>
          <table:table-cell table:style-name="ce57" table:number-columns-repeated="2"/>
          <table:table-cell table:style-name="ce68" office:value-type="string" calcext:value-type="string" table:number-columns-spanned="3" table:number-rows-spanned="1">
            <text:p>Bold position</text:p>
          </table:table-cell>
          <table:covered-table-cell table:number-columns-repeated="2" table:style-name="ce57"/>
          <table:table-cell table:style-name="ce57" table:number-columns-repeated="2"/>
          <table:table-cell table:style-name="ce68" office:value-type="string" calcext:value-type="string" table:number-columns-spanned="8" table:number-rows-spanned="1">
            <text:p>Kast data</text:p>
          </table:table-cell>
          <table:covered-table-cell table:number-columns-repeated="7" table:style-name="ce57"/>
          <table:table-cell table:style-name="ce57" table:number-columns-repeated="2"/>
          <table:table-cell table:style-name="ce21" office:value-type="string" calcext:value-type="string" table:number-columns-spanned="3" table:number-rows-spanned="1">
            <text:p>Kop position</text:p>
          </table:table-cell>
          <table:covered-table-cell table:style-name="ce57"/>
          <table:covered-table-cell table:style-name="ce23"/>
          <table:table-cell table:style-name="Default" table:number-columns-repeated="3"/>
          <table:table-cell table:style-name="ce2" office:value-type="string" calcext:value-type="string" table:number-columns-spanned="7" table:number-rows-spanned="1">
            <text:p>Joint konfiguration</text:p>
          </table:table-cell>
          <table:covered-table-cell table:number-columns-repeated="6" table:style-name="ce57"/>
          <table:table-cell table:style-name="ce57" table:number-columns-repeated="2"/>
          <table:table-cell table:style-name="ce68" office:value-type="string" calcext:value-type="string" table:number-columns-spanned="3" table:number-rows-spanned="1">
            <text:p>Bold position</text:p>
          </table:table-cell>
          <table:covered-table-cell table:number-columns-repeated="2" table:style-name="ce57"/>
          <table:table-cell table:style-name="ce57" table:number-columns-repeated="2"/>
          <table:table-cell table:style-name="ce68" office:value-type="string" calcext:value-type="string" table:number-columns-spanned="8" table:number-rows-spanned="1">
            <text:p>Kast data</text:p>
          </table:table-cell>
          <table:covered-table-cell table:number-columns-repeated="7" table:style-name="ce57"/>
          <table:table-cell table:style-name="ce57" table:number-columns-repeated="2"/>
          <table:table-cell table:style-name="ce21" office:value-type="string" calcext:value-type="string" table:number-columns-spanned="3" table:number-rows-spanned="1">
            <text:p>Kop position</text:p>
          </table:table-cell>
          <table:covered-table-cell table:style-name="ce57"/>
          <table:covered-table-cell table:style-name="ce23"/>
          <table:table-cell table:style-name="Default" table:number-columns-repeated="3"/>
          <table:table-cell table:style-name="ce29" office:value-type="string" calcext:value-type="string" table:number-columns-spanned="7" table:number-rows-spanned="1">
            <text:p>Joint konfiguration</text:p>
          </table:table-cell>
          <table:covered-table-cell table:number-columns-repeated="6" table:style-name="ce57"/>
          <table:table-cell table:style-name="ce57" table:number-columns-repeated="2"/>
          <table:table-cell table:style-name="ce88" office:value-type="string" calcext:value-type="string" table:number-columns-spanned="3" table:number-rows-spanned="1">
            <text:p>Bold position</text:p>
          </table:table-cell>
          <table:covered-table-cell table:number-columns-repeated="2" table:style-name="ce57"/>
          <table:table-cell table:style-name="ce57" table:number-columns-repeated="2"/>
          <table:table-cell table:style-name="ce88" office:value-type="string" calcext:value-type="string" table:number-columns-spanned="8" table:number-rows-spanned="1">
            <text:p>Kast data</text:p>
          </table:table-cell>
          <table:covered-table-cell table:number-columns-repeated="4" table:style-name="ce57"/>
          <table:covered-table-cell table:number-columns-repeated="2" table:style-name="ce41"/>
          <table:covered-table-cell table:style-name="ce57"/>
          <table:table-cell table:style-name="ce57" table:number-columns-repeated="2"/>
          <table:table-cell table:style-name="ce43" office:value-type="string" calcext:value-type="string" table:number-columns-spanned="3" table:number-rows-spanned="1">
            <text:p>Kop position</text:p>
          </table:table-cell>
          <table:covered-table-cell table:style-name="ce57"/>
          <table:covered-table-cell table:style-name="ce23"/>
          <table:table-cell table:style-name="Default" table:number-columns-repeated="3"/>
          <table:table-cell table:style-name="ce29" office:value-type="string" calcext:value-type="string" table:number-columns-spanned="7" table:number-rows-spanned="1">
            <text:p>Joint konfiguration</text:p>
          </table:table-cell>
          <table:covered-table-cell table:number-columns-repeated="6" table:style-name="ce102"/>
          <table:table-cell table:style-name="ce102" table:number-columns-repeated="2"/>
          <table:table-cell table:style-name="ce105" office:value-type="string" calcext:value-type="string" table:number-columns-spanned="3" table:number-rows-spanned="1">
            <text:p>Bold position</text:p>
          </table:table-cell>
          <table:covered-table-cell table:number-columns-repeated="2" table:style-name="ce102"/>
          <table:table-cell table:style-name="ce102" table:number-columns-repeated="2"/>
          <table:table-cell table:style-name="ce105" office:value-type="string" calcext:value-type="string" table:number-columns-spanned="8" table:number-rows-spanned="1">
            <text:p>Kast data</text:p>
          </table:table-cell>
          <table:covered-table-cell table:number-columns-repeated="4" table:style-name="ce102"/>
          <table:covered-table-cell table:number-columns-repeated="2" table:style-name="ce55"/>
          <table:covered-table-cell table:style-name="ce102"/>
          <table:table-cell table:style-name="ce102" table:number-columns-repeated="2"/>
          <table:table-cell table:style-name="ce43" office:value-type="string" calcext:value-type="string" table:number-columns-spanned="3" table:number-rows-spanned="1">
            <text:p>Kop position</text:p>
          </table:table-cell>
          <table:covered-table-cell table:style-name="ce102"/>
          <table:covered-table-cell table:style-name="ce23"/>
          <table:table-cell table:style-name="Default" table:number-columns-repeated="817"/>
        </table:table-row>
        <table:table-row table:style-name="ro4">
          <table:table-cell table:style-name="ce3" office:value-type="string" calcext:value-type="string">
            <text:p>slutid</text:p>
          </table:table-cell>
          <table:table-cell table:style-name="ce9" office:value-type="string" calcext:value-type="string">
            <text:p>j1</text:p>
          </table:table-cell>
          <table:table-cell table:style-name="ce9" office:value-type="string" calcext:value-type="string">
            <text:p>j2</text:p>
          </table:table-cell>
          <table:table-cell table:style-name="ce9" office:value-type="string" calcext:value-type="string">
            <text:p>j3</text:p>
          </table:table-cell>
          <table:table-cell table:style-name="ce9" office:value-type="string" calcext:value-type="string">
            <text:p>j4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j6</text:p>
          </table:table-cell>
          <table:table-cell table:style-name="Default" table:number-columns-repeated="2"/>
          <table:table-cell table:style-name="ce9" office:value-type="string" calcext:value-type="string">
            <text:p>boldid</text:p>
          </table:table-cell>
          <table:table-cell table:style-name="ce14" office:value-type="string" calcext:value-type="string">
            <text:p>positionx</text:p>
          </table:table-cell>
          <table:table-cell table:style-name="ce14" office:value-type="string" calcext:value-type="string">
            <text:p>positiony</text:p>
          </table:table-cell>
          <table:table-cell table:style-name="Default" table:number-columns-repeated="2"/>
          <table:table-cell table:style-name="ce9" office:value-type="string" calcext:value-type="string">
            <text:p>kastid</text:p>
          </table:table-cell>
          <table:table-cell table:style-name="ce9" office:value-type="string" calcext:value-type="string">
            <text:p>lenght</text:p>
          </table:table-cell>
          <table:table-cell table:style-name="ce9" office:value-type="string" calcext:value-type="string">
            <text:p>cartesianAcceleration</text:p>
          </table:table-cell>
          <table:table-cell table:style-name="ce9" office:value-type="string" calcext:value-type="string">
            <text:p>maxJointAcc</text:p>
          </table:table-cell>
          <table:table-cell table:style-name="ce9" office:value-type="string" calcext:value-type="string">
            <text:p>speed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ramt</text:p>
          </table:table-cell>
          <table:table-cell table:style-name="ce9" office:value-type="string" calcext:value-type="string">
            <text:p>angle</text:p>
          </table:table-cell>
          <table:table-cell table:style-name="Default" table:number-columns-repeated="2"/>
          <table:table-cell table:style-name="ce9" office:value-type="string" calcext:value-type="string">
            <text:p>kopid</text:p>
          </table:table-cell>
          <table:table-cell table:style-name="ce9" office:value-type="string" calcext:value-type="string">
            <text:p>positionx</text:p>
          </table:table-cell>
          <table:table-cell table:style-name="ce24" office:value-type="string" calcext:value-type="string">
            <text:p>positiony</text:p>
          </table:table-cell>
          <table:table-cell table:style-name="Default" table:number-columns-repeated="3"/>
          <table:table-cell table:style-name="ce30" office:value-type="string" calcext:value-type="string">
            <text:p>slutid</text:p>
          </table:table-cell>
          <table:table-cell table:style-name="ce9" office:value-type="string" calcext:value-type="string">
            <text:p>j1</text:p>
          </table:table-cell>
          <table:table-cell table:style-name="ce9" office:value-type="string" calcext:value-type="string">
            <text:p>j2</text:p>
          </table:table-cell>
          <table:table-cell table:style-name="ce9" office:value-type="string" calcext:value-type="string">
            <text:p>j3</text:p>
          </table:table-cell>
          <table:table-cell table:style-name="ce9" office:value-type="string" calcext:value-type="string">
            <text:p>j4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j6</text:p>
          </table:table-cell>
          <table:table-cell table:style-name="Default" table:number-columns-repeated="2"/>
          <table:table-cell table:style-name="ce38" office:value-type="string" calcext:value-type="string">
            <text:p>boldid</text:p>
          </table:table-cell>
          <table:table-cell table:style-name="ce14" office:value-type="string" calcext:value-type="string">
            <text:p>positionx</text:p>
          </table:table-cell>
          <table:table-cell table:style-name="ce14" office:value-type="string" calcext:value-type="string">
            <text:p>positiony</text:p>
          </table:table-cell>
          <table:table-cell table:style-name="Default" table:number-columns-repeated="2"/>
          <table:table-cell table:style-name="ce38" office:value-type="string" calcext:value-type="string">
            <text:p>kastid</text:p>
          </table:table-cell>
          <table:table-cell table:style-name="ce9" office:value-type="string" calcext:value-type="string">
            <text:p>lenght</text:p>
          </table:table-cell>
          <table:table-cell table:style-name="ce9" office:value-type="string" calcext:value-type="string">
            <text:p>cartesianAcceleration</text:p>
          </table:table-cell>
          <table:table-cell table:style-name="ce9" office:value-type="string" calcext:value-type="string">
            <text:p>maxJointAcc</text:p>
          </table:table-cell>
          <table:table-cell table:style-name="ce9" office:value-type="string" calcext:value-type="string">
            <text:p>speed</text:p>
          </table:table-cell>
          <table:table-cell table:style-name="ce38" office:value-type="string" calcext:value-type="string">
            <text:p>time</text:p>
          </table:table-cell>
          <table:table-cell table:style-name="ce38" office:value-type="string" calcext:value-type="string">
            <text:p>ramt</text:p>
          </table:table-cell>
          <table:table-cell table:style-name="ce9" office:value-type="string" calcext:value-type="string">
            <text:p>angle</text:p>
          </table:table-cell>
          <table:table-cell table:style-name="Default" table:number-columns-repeated="2"/>
          <table:table-cell table:style-name="ce38" office:value-type="string" calcext:value-type="string">
            <text:p>kopid</text:p>
          </table:table-cell>
          <table:table-cell table:style-name="ce9" office:value-type="string" calcext:value-type="string">
            <text:p>positionx</text:p>
          </table:table-cell>
          <table:table-cell table:style-name="ce24" office:value-type="string" calcext:value-type="string">
            <text:p>positiony</text:p>
          </table:table-cell>
          <table:table-cell table:style-name="Default" table:number-columns-repeated="3"/>
          <table:table-cell table:style-name="ce30" office:value-type="string" calcext:value-type="string">
            <text:p>slutid</text:p>
          </table:table-cell>
          <table:table-cell table:style-name="ce50" office:value-type="string" calcext:value-type="string">
            <text:p>j1</text:p>
          </table:table-cell>
          <table:table-cell table:style-name="ce50" office:value-type="string" calcext:value-type="string">
            <text:p>j2</text:p>
          </table:table-cell>
          <table:table-cell table:style-name="ce50" office:value-type="string" calcext:value-type="string">
            <text:p>j3</text:p>
          </table:table-cell>
          <table:table-cell table:style-name="ce50" office:value-type="string" calcext:value-type="string">
            <text:p>j4</text:p>
          </table:table-cell>
          <table:table-cell table:style-name="ce50" office:value-type="string" calcext:value-type="string">
            <text:p>j5</text:p>
          </table:table-cell>
          <table:table-cell table:style-name="ce50" office:value-type="string" calcext:value-type="string">
            <text:p>j6</text:p>
          </table:table-cell>
          <table:table-cell table:style-name="ce51" table:number-columns-repeated="2"/>
          <table:table-cell table:style-name="ce53" office:value-type="string" calcext:value-type="string">
            <text:p>boldid</text:p>
          </table:table-cell>
          <table:table-cell table:style-name="ce54" office:value-type="string" calcext:value-type="string">
            <text:p>positionx</text:p>
          </table:table-cell>
          <table:table-cell table:style-name="ce54" office:value-type="string" calcext:value-type="string">
            <text:p>positiony</text:p>
          </table:table-cell>
          <table:table-cell table:style-name="ce51" table:number-columns-repeated="2"/>
          <table:table-cell table:style-name="ce53" office:value-type="string" calcext:value-type="string">
            <text:p>kastid</text:p>
          </table:table-cell>
          <table:table-cell table:style-name="ce50" office:value-type="string" calcext:value-type="string">
            <text:p>lenght</text:p>
          </table:table-cell>
          <table:table-cell table:style-name="ce50" office:value-type="string" calcext:value-type="string">
            <text:p>cartesianAcceleration</text:p>
          </table:table-cell>
          <table:table-cell table:style-name="ce50" office:value-type="string" calcext:value-type="string">
            <text:p>maxJointAcc</text:p>
          </table:table-cell>
          <table:table-cell table:style-name="ce50" office:value-type="string" calcext:value-type="string">
            <text:p>speed</text:p>
          </table:table-cell>
          <table:table-cell table:style-name="ce53" office:value-type="string" calcext:value-type="string">
            <text:p>time</text:p>
          </table:table-cell>
          <table:table-cell table:style-name="ce53" office:value-type="string" calcext:value-type="string">
            <text:p>ramt</text:p>
          </table:table-cell>
          <table:table-cell table:style-name="ce50" office:value-type="string" calcext:value-type="string">
            <text:p>angle</text:p>
          </table:table-cell>
          <table:table-cell table:style-name="ce51" table:number-columns-repeated="2"/>
          <table:table-cell table:style-name="ce53" office:value-type="string" calcext:value-type="string">
            <text:p>kopid</text:p>
          </table:table-cell>
          <table:table-cell table:style-name="ce50" office:value-type="string" calcext:value-type="string">
            <text:p>positionx</text:p>
          </table:table-cell>
          <table:table-cell table:style-name="ce24" office:value-type="string" calcext:value-type="string">
            <text:p>positiony</text:p>
          </table:table-cell>
          <table:table-cell table:style-name="Default" table:number-columns-repeated="3"/>
          <table:table-cell table:style-name="ce3" office:value-type="string" calcext:value-type="string">
            <text:p>slutid</text:p>
          </table:table-cell>
          <table:table-cell table:style-name="ce9" office:value-type="string" calcext:value-type="string">
            <text:p>j1</text:p>
          </table:table-cell>
          <table:table-cell table:style-name="ce9" office:value-type="string" calcext:value-type="string">
            <text:p>j2</text:p>
          </table:table-cell>
          <table:table-cell table:style-name="ce9" office:value-type="string" calcext:value-type="string">
            <text:p>j3</text:p>
          </table:table-cell>
          <table:table-cell table:style-name="ce9" office:value-type="string" calcext:value-type="string">
            <text:p>j4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j6</text:p>
          </table:table-cell>
          <table:table-cell table:style-name="Default" table:number-columns-repeated="2"/>
          <table:table-cell table:style-name="ce9" office:value-type="string" calcext:value-type="string">
            <text:p>boldid</text:p>
          </table:table-cell>
          <table:table-cell table:style-name="ce14" office:value-type="string" calcext:value-type="string">
            <text:p>positionx</text:p>
          </table:table-cell>
          <table:table-cell table:style-name="ce14" office:value-type="string" calcext:value-type="string">
            <text:p>positiony</text:p>
          </table:table-cell>
          <table:table-cell table:style-name="Default" table:number-columns-repeated="2"/>
          <table:table-cell table:style-name="ce9" office:value-type="string" calcext:value-type="string">
            <text:p>kastid</text:p>
          </table:table-cell>
          <table:table-cell table:style-name="ce9" office:value-type="string" calcext:value-type="string">
            <text:p>lenght</text:p>
          </table:table-cell>
          <table:table-cell table:style-name="ce9" office:value-type="string" calcext:value-type="string">
            <text:p>cartesianAcceleration</text:p>
          </table:table-cell>
          <table:table-cell table:style-name="ce9" office:value-type="string" calcext:value-type="string">
            <text:p>maxJointAcc</text:p>
          </table:table-cell>
          <table:table-cell table:style-name="ce9" office:value-type="string" calcext:value-type="string">
            <text:p>speed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ramt</text:p>
          </table:table-cell>
          <table:table-cell table:style-name="ce9" office:value-type="string" calcext:value-type="string">
            <text:p>angle</text:p>
          </table:table-cell>
          <table:table-cell table:style-name="Default" table:number-columns-repeated="2"/>
          <table:table-cell table:style-name="ce9" office:value-type="string" calcext:value-type="string">
            <text:p>kopid</text:p>
          </table:table-cell>
          <table:table-cell table:style-name="ce9" office:value-type="string" calcext:value-type="string">
            <text:p>positionx</text:p>
          </table:table-cell>
          <table:table-cell table:style-name="ce24" office:value-type="string" calcext:value-type="string">
            <text:p>positiony</text:p>
          </table:table-cell>
          <table:table-cell table:style-name="Default" table:number-columns-repeated="3"/>
          <table:table-cell table:style-name="ce3" office:value-type="string" calcext:value-type="string">
            <text:p>slutid</text:p>
          </table:table-cell>
          <table:table-cell table:style-name="ce9" office:value-type="string" calcext:value-type="string">
            <text:p>j1</text:p>
          </table:table-cell>
          <table:table-cell table:style-name="ce9" office:value-type="string" calcext:value-type="string">
            <text:p>j2</text:p>
          </table:table-cell>
          <table:table-cell table:style-name="ce9" office:value-type="string" calcext:value-type="string">
            <text:p>j3</text:p>
          </table:table-cell>
          <table:table-cell table:style-name="ce9" office:value-type="string" calcext:value-type="string">
            <text:p>j4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j6</text:p>
          </table:table-cell>
          <table:table-cell table:style-name="Default" table:number-columns-repeated="2"/>
          <table:table-cell table:style-name="ce9" office:value-type="string" calcext:value-type="string">
            <text:p>boldid</text:p>
          </table:table-cell>
          <table:table-cell table:style-name="ce14" office:value-type="string" calcext:value-type="string">
            <text:p>positionx</text:p>
          </table:table-cell>
          <table:table-cell table:style-name="ce14" office:value-type="string" calcext:value-type="string">
            <text:p>positiony</text:p>
          </table:table-cell>
          <table:table-cell table:style-name="Default" table:number-columns-repeated="2"/>
          <table:table-cell table:style-name="ce9" office:value-type="string" calcext:value-type="string">
            <text:p>kastid</text:p>
          </table:table-cell>
          <table:table-cell table:style-name="ce9" office:value-type="string" calcext:value-type="string">
            <text:p>lenght</text:p>
          </table:table-cell>
          <table:table-cell table:style-name="ce9" office:value-type="string" calcext:value-type="string">
            <text:p>cartesianAcceleration</text:p>
          </table:table-cell>
          <table:table-cell table:style-name="ce9" office:value-type="string" calcext:value-type="string">
            <text:p>maxJointAcc</text:p>
          </table:table-cell>
          <table:table-cell table:style-name="ce9" office:value-type="string" calcext:value-type="string">
            <text:p>speed</text:p>
          </table:table-cell>
          <table:table-cell table:style-name="ce9" office:value-type="string" calcext:value-type="string">
            <text:p>time</text:p>
          </table:table-cell>
          <table:table-cell table:style-name="ce9" office:value-type="string" calcext:value-type="string">
            <text:p>ramt</text:p>
          </table:table-cell>
          <table:table-cell table:style-name="ce9" office:value-type="string" calcext:value-type="string">
            <text:p>angle</text:p>
          </table:table-cell>
          <table:table-cell table:style-name="Default" table:number-columns-repeated="2"/>
          <table:table-cell table:style-name="ce9" office:value-type="string" calcext:value-type="string">
            <text:p>kopid</text:p>
          </table:table-cell>
          <table:table-cell table:style-name="ce9" office:value-type="string" calcext:value-type="string">
            <text:p>positionx</text:p>
          </table:table-cell>
          <table:table-cell table:style-name="ce24" office:value-type="string" calcext:value-type="string">
            <text:p>positiony</text:p>
          </table:table-cell>
          <table:table-cell table:style-name="Default" table:number-columns-repeated="3"/>
          <table:table-cell table:style-name="ce30" office:value-type="string" calcext:value-type="string">
            <text:p>slutid</text:p>
          </table:table-cell>
          <table:table-cell table:style-name="ce9" office:value-type="string" calcext:value-type="string">
            <text:p>j1</text:p>
          </table:table-cell>
          <table:table-cell table:style-name="ce9" office:value-type="string" calcext:value-type="string">
            <text:p>j2</text:p>
          </table:table-cell>
          <table:table-cell table:style-name="ce9" office:value-type="string" calcext:value-type="string">
            <text:p>j3</text:p>
          </table:table-cell>
          <table:table-cell table:style-name="ce9" office:value-type="string" calcext:value-type="string">
            <text:p>j4</text:p>
          </table:table-cell>
          <table:table-cell table:style-name="ce9" office:value-type="string" calcext:value-type="string">
            <text:p>j5</text:p>
          </table:table-cell>
          <table:table-cell table:style-name="ce9" office:value-type="string" calcext:value-type="string">
            <text:p>j6</text:p>
          </table:table-cell>
          <table:table-cell table:style-name="Default" table:number-columns-repeated="2"/>
          <table:table-cell table:style-name="ce38" office:value-type="string" calcext:value-type="string">
            <text:p>boldid</text:p>
          </table:table-cell>
          <table:table-cell table:style-name="ce14" office:value-type="string" calcext:value-type="string">
            <text:p>positionx</text:p>
          </table:table-cell>
          <table:table-cell table:style-name="ce14" office:value-type="string" calcext:value-type="string">
            <text:p>positiony</text:p>
          </table:table-cell>
          <table:table-cell table:style-name="Default" table:number-columns-repeated="2"/>
          <table:table-cell table:style-name="ce38" office:value-type="string" calcext:value-type="string">
            <text:p>kastid</text:p>
          </table:table-cell>
          <table:table-cell table:style-name="ce9" office:value-type="string" calcext:value-type="string">
            <text:p>lenght</text:p>
          </table:table-cell>
          <table:table-cell table:style-name="ce9" office:value-type="string" calcext:value-type="string">
            <text:p>cartesianAcceleration</text:p>
          </table:table-cell>
          <table:table-cell table:style-name="ce9" office:value-type="string" calcext:value-type="string">
            <text:p>maxJointAcc</text:p>
          </table:table-cell>
          <table:table-cell table:style-name="ce9" office:value-type="string" calcext:value-type="string">
            <text:p>speed</text:p>
          </table:table-cell>
          <table:table-cell table:style-name="ce38" office:value-type="string" calcext:value-type="string">
            <text:p>time</text:p>
          </table:table-cell>
          <table:table-cell table:style-name="ce38" office:value-type="string" calcext:value-type="string">
            <text:p>ramt</text:p>
          </table:table-cell>
          <table:table-cell table:style-name="ce9" office:value-type="string" calcext:value-type="string">
            <text:p>angle</text:p>
          </table:table-cell>
          <table:table-cell table:style-name="Default" table:number-columns-repeated="2"/>
          <table:table-cell table:style-name="ce38" office:value-type="string" calcext:value-type="string">
            <text:p>kopid</text:p>
          </table:table-cell>
          <table:table-cell table:style-name="ce9" office:value-type="string" calcext:value-type="string">
            <text:p>positionx</text:p>
          </table:table-cell>
          <table:table-cell table:style-name="ce24" office:value-type="string" calcext:value-type="string">
            <text:p>positiony</text:p>
          </table:table-cell>
          <table:table-cell table:style-name="Default" table:number-columns-repeated="3"/>
          <table:table-cell table:style-name="ce30" office:value-type="string" calcext:value-type="string">
            <text:p>slutid</text:p>
          </table:table-cell>
          <table:table-cell table:style-name="ce50" office:value-type="string" calcext:value-type="string">
            <text:p>j1</text:p>
          </table:table-cell>
          <table:table-cell table:style-name="ce50" office:value-type="string" calcext:value-type="string">
            <text:p>j2</text:p>
          </table:table-cell>
          <table:table-cell table:style-name="ce50" office:value-type="string" calcext:value-type="string">
            <text:p>j3</text:p>
          </table:table-cell>
          <table:table-cell table:style-name="ce50" office:value-type="string" calcext:value-type="string">
            <text:p>j4</text:p>
          </table:table-cell>
          <table:table-cell table:style-name="ce50" office:value-type="string" calcext:value-type="string">
            <text:p>j5</text:p>
          </table:table-cell>
          <table:table-cell table:style-name="ce50" office:value-type="string" calcext:value-type="string">
            <text:p>j6</text:p>
          </table:table-cell>
          <table:table-cell table:style-name="ce51" table:number-columns-repeated="2"/>
          <table:table-cell table:style-name="ce53" office:value-type="string" calcext:value-type="string">
            <text:p>boldid</text:p>
          </table:table-cell>
          <table:table-cell table:style-name="ce54" office:value-type="string" calcext:value-type="string">
            <text:p>positionx</text:p>
          </table:table-cell>
          <table:table-cell table:style-name="ce54" office:value-type="string" calcext:value-type="string">
            <text:p>positiony</text:p>
          </table:table-cell>
          <table:table-cell table:style-name="ce51" table:number-columns-repeated="2"/>
          <table:table-cell table:style-name="ce53" office:value-type="string" calcext:value-type="string">
            <text:p>kastid</text:p>
          </table:table-cell>
          <table:table-cell table:style-name="ce50" office:value-type="string" calcext:value-type="string">
            <text:p>lenght</text:p>
          </table:table-cell>
          <table:table-cell table:style-name="ce50" office:value-type="string" calcext:value-type="string">
            <text:p>cartesianAcceleration</text:p>
          </table:table-cell>
          <table:table-cell table:style-name="ce50" office:value-type="string" calcext:value-type="string">
            <text:p>maxJointAcc</text:p>
          </table:table-cell>
          <table:table-cell table:style-name="ce50" office:value-type="string" calcext:value-type="string">
            <text:p>speed</text:p>
          </table:table-cell>
          <table:table-cell table:style-name="ce53" office:value-type="string" calcext:value-type="string">
            <text:p>time</text:p>
          </table:table-cell>
          <table:table-cell table:style-name="ce53" office:value-type="string" calcext:value-type="string">
            <text:p>ramt</text:p>
          </table:table-cell>
          <table:table-cell table:style-name="ce50" office:value-type="string" calcext:value-type="string">
            <text:p>angle</text:p>
          </table:table-cell>
          <table:table-cell table:style-name="ce51" table:number-columns-repeated="2"/>
          <table:table-cell table:style-name="ce53" office:value-type="string" calcext:value-type="string">
            <text:p>kopid</text:p>
          </table:table-cell>
          <table:table-cell table:style-name="ce50" office:value-type="string" calcext:value-type="string">
            <text:p>positionx</text:p>
          </table:table-cell>
          <table:table-cell table:style-name="ce24" office:value-type="string" calcext:value-type="string">
            <text:p>positiony</text:p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1" calcext:value-type="float">
            <text:p>1</text:p>
          </table:table-cell>
          <table:table-cell table:style-name="ce15" office:value-type="float" office:value="0.3266" calcext:value-type="float">
            <text:p>0.3266</text:p>
          </table:table-cell>
          <table:table-cell table:style-name="ce15" office:value-type="float" office:value="-0.1449" calcext:value-type="float">
            <text:p>-0.1449</text:p>
          </table:table-cell>
          <table:table-cell table:style-name="Default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2.3705" calcext:value-type="float">
            <text:p>2.3705</text:p>
          </table:table-cell>
          <table:table-cell table:style-name="ce10" office:value-type="float" office:value="-2.3705" calcext:value-type="float">
            <text:p>-2.370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4480867016" calcext:value-type="float">
            <text:p>2.4480867016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1437" calcext:value-type="float">
            <text:p>0.1437</text:p>
          </table:table-cell>
          <table:table-cell table:style-name="ce25" office:value-type="float" office:value="-0.7999" calcext:value-type="float">
            <text:p>-0.7999</text:p>
          </table:table-cell>
          <table:table-cell table:style-name="Default" table:number-columns-repeated="3"/>
          <table:table-cell table:style-name="ce31" table:formula="of:=IF(AND(0.15&lt;[.$Z5];[.$Z5]&lt;0.2; NOT([.A5]=&quot;&quot;));[.A5];&quot;&quot;)">
            <text:p/>
          </table:table-cell>
          <table:table-cell table:style-name="ce33" table:formula="of:=IF(AND(0.15&lt;[.$Z5];[.$Z5]&lt;0.2; NOT([.B5]=&quot;&quot;));[.B5];&quot;&quot;)">
            <text:p/>
          </table:table-cell>
          <table:table-cell table:style-name="ce33" table:formula="of:=IF(AND(0.15&lt;[.$Z5];[.$Z5]&lt;0.2; NOT([.C5]=&quot;&quot;));[.C5];&quot;&quot;)">
            <text:p/>
          </table:table-cell>
          <table:table-cell table:style-name="ce33" table:formula="of:=IF(AND(0.15&lt;[.$Z5];[.$Z5]&lt;0.2; NOT([.D5]=&quot;&quot;));[.D5];&quot;&quot;)">
            <text:p/>
          </table:table-cell>
          <table:table-cell table:style-name="ce33" table:formula="of:=IF(AND(0.15&lt;[.$Z5];[.$Z5]&lt;0.2; NOT([.E5]=&quot;&quot;));[.E5];&quot;&quot;)">
            <text:p/>
          </table:table-cell>
          <table:table-cell table:style-name="ce33" table:formula="of:=IF(AND(0.15&lt;[.$Z5];[.$Z5]&lt;0.2; NOT([.F5]=&quot;&quot;));[.F5];&quot;&quot;)">
            <text:p/>
          </table:table-cell>
          <table:table-cell table:style-name="ce33" table:formula="of:=IF(AND(0.15&lt;[.$Z5];[.$Z5]&lt;0.2; NOT([.G5]=&quot;&quot;));[.G5];&quot;&quot;)">
            <text:p/>
          </table:table-cell>
          <table:table-cell table:style-name="ce33" table:formula="of:=IF(AND(0.15&lt;[.$Z5];[.$Z5]&lt;0.2; NOT([.H5]=&quot;&quot;));[.H5];&quot;&quot;)">
            <text:p/>
          </table:table-cell>
          <table:table-cell table:style-name="ce33" table:formula="of:=IF(AND(0.15&lt;[.$Z5];[.$Z5]&lt;0.2; NOT([.I5]=&quot;&quot;));[.I5];&quot;&quot;)">
            <text:p/>
          </table:table-cell>
          <table:table-cell table:style-name="ce39" table:formula="of:=IF(AND(0.15&lt;[.$Z5];[.$Z5]&lt;0.2; NOT([.J5]=&quot;&quot;));[.J5];&quot;&quot;)">
            <text:p/>
          </table:table-cell>
          <table:table-cell table:style-name="ce33" table:formula="of:=IF(AND(0.15&lt;[.$Z5];[.$Z5]&lt;0.2; NOT([.K5]=&quot;&quot;));[.K5];&quot;&quot;)">
            <text:p/>
          </table:table-cell>
          <table:table-cell table:style-name="ce33" table:formula="of:=IF(AND(0.15&lt;[.$Z5];[.$Z5]&lt;0.2; NOT([.L5]=&quot;&quot;));[.L5];&quot;&quot;)">
            <text:p/>
          </table:table-cell>
          <table:table-cell table:style-name="ce33" table:formula="of:=IF(AND(0.15&lt;[.$Z5];[.$Z5]&lt;0.2; NOT([.M5]=&quot;&quot;));[.M5];&quot;&quot;)">
            <text:p/>
          </table:table-cell>
          <table:table-cell table:style-name="ce33" table:formula="of:=IF(AND(0.15&lt;[.$Z5];[.$Z5]&lt;0.2; NOT([.N5]=&quot;&quot;));[.N5];&quot;&quot;)">
            <text:p/>
          </table:table-cell>
          <table:table-cell table:style-name="ce39" table:formula="of:=IF(AND(0.15&lt;[.$Z5];[.$Z5]&lt;0.2; NOT([.O5]=&quot;&quot;));[.O5];&quot;&quot;)">
            <text:p/>
          </table:table-cell>
          <table:table-cell table:style-name="ce33" table:formula="of:=IF(AND(0.15&lt;[.$Z5];[.$Z5]&lt;0.2; NOT([.P5]=&quot;&quot;));[.P5];&quot;&quot;)">
            <text:p/>
          </table:table-cell>
          <table:table-cell table:style-name="ce33" table:formula="of:=IF(AND(0.15&lt;[.$Z5];[.$Z5]&lt;0.2; NOT([.Q5]=&quot;&quot;));[.Q5];&quot;&quot;)">
            <text:p/>
          </table:table-cell>
          <table:table-cell table:style-name="ce33" table:formula="of:=IF(AND(0.15&lt;[.$Z5];[.$Z5]&lt;0.2; NOT([.R5]=&quot;&quot;));[.R5];&quot;&quot;)">
            <text:p/>
          </table:table-cell>
          <table:table-cell table:style-name="ce33" table:formula="of:=IF(AND(0.15&lt;[.$Z5];[.$Z5]&lt;0.2; NOT([.S5]=&quot;&quot;));[.S5];&quot;&quot;)">
            <text:p/>
          </table:table-cell>
          <table:table-cell table:style-name="ce39" table:formula="of:=IF(AND(0.15&lt;[.$Z5];[.$Z5]&lt;0.2; NOT([.T5]=&quot;&quot;));[.T5];&quot;&quot;)">
            <text:p/>
          </table:table-cell>
          <table:table-cell table:style-name="ce39" table:formula="of:=IF(AND(0.15&lt;[.$Z5];[.$Z5]&lt;0.2; NOT([.U5]=&quot;&quot;));[.U5];&quot;&quot;)">
            <text:p/>
          </table:table-cell>
          <table:table-cell table:style-name="ce33" table:formula="of:=IF(AND(0.15&lt;[.$Z5];[.$Z5]&lt;0.2; NOT([.V5]=&quot;&quot;));[.V5];&quot;&quot;)">
            <text:p/>
          </table:table-cell>
          <table:table-cell table:style-name="ce33" table:formula="of:=IF(AND(0.15&lt;[.$Z5];[.$Z5]&lt;0.2; NOT([.W5]=&quot;&quot;));[.W5];&quot;&quot;)">
            <text:p/>
          </table:table-cell>
          <table:table-cell table:style-name="ce33" table:formula="of:=IF(AND(0.15&lt;[.$Z5];[.$Z5]&lt;0.2; NOT([.X5]=&quot;&quot;));[.X5];&quot;&quot;)">
            <text:p/>
          </table:table-cell>
          <table:table-cell table:style-name="ce39" table:formula="of:=IF(AND(0.15&lt;[.$Z5];[.$Z5]&lt;0.2; NOT([.Y5]=&quot;&quot;));[.Y5];&quot;&quot;)">
            <text:p/>
          </table:table-cell>
          <table:table-cell table:style-name="ce33" table:formula="of:=IF(AND(0.15&lt;[.$Z5];[.$Z5]&lt;0.2; NOT([.Z5]=&quot;&quot;));[.Z5];&quot;&quot;)">
            <text:p/>
          </table:table-cell>
          <table:table-cell table:style-name="ce44" table:formula="of:=IF(AND(0.15&lt;[.$Z5];[.$Z5]&lt;0.2; NOT([.AA5]=&quot;&quot;));[.AA5];&quot;&quot;)">
            <text:p/>
          </table:table-cell>
          <table:table-cell table:style-name="Default" table:number-columns-repeated="3"/>
          <table:table-cell table:style-name="ce31" table:formula="of:=IF(AND(OR(0.15&gt;[.$Z5];[.$Z5]&gt;0.2);NOT([.A5]=&quot;&quot;));[.A5];&quot;&quot;)" office:value-type="float" office:value="1" calcext:value-type="float">
            <text:p>1</text:p>
          </table:table-cell>
          <table:table-cell table:style-name="ce33" table:formula="of:=IF(AND(OR(0.15&gt;[.$Z5];[.$Z5]&gt;0.2);NOT([.B5]=&quot;&quot;));[.B5];&quot;&quot;)" office:value-type="float" office:value="1.72788" calcext:value-type="float">
            <text:p>1.7279</text:p>
          </table:table-cell>
          <table:table-cell table:style-name="ce33" table:formula="of:=IF(AND(OR(0.15&gt;[.$Z5];[.$Z5]&gt;0.2);NOT([.C5]=&quot;&quot;));[.C5];&quot;&quot;)" office:value-type="float" office:value="-1.5708" calcext:value-type="float">
            <text:p>-1.5708</text:p>
          </table:table-cell>
          <table:table-cell table:style-name="ce33" table:formula="of:=IF(AND(OR(0.15&gt;[.$Z5];[.$Z5]&gt;0.2);NOT([.D5]=&quot;&quot;));[.D5];&quot;&quot;)" office:value-type="float" office:value="1.85005" calcext:value-type="float">
            <text:p>1.8501</text:p>
          </table:table-cell>
          <table:table-cell table:style-name="ce33" table:formula="of:=IF(AND(OR(0.15&gt;[.$Z5];[.$Z5]&gt;0.2);NOT([.E5]=&quot;&quot;));[.E5];&quot;&quot;)" office:value-type="float" office:value="-2.16421" calcext:value-type="float">
            <text:p>-2.1642</text:p>
          </table:table-cell>
          <table:table-cell table:style-name="ce33" table:formula="of:=IF(AND(OR(0.15&gt;[.$Z5];[.$Z5]&gt;0.2);NOT([.F5]=&quot;&quot;));[.F5];&quot;&quot;)" office:value-type="float" office:value="-1.48353" calcext:value-type="float">
            <text:p>-1.4835</text:p>
          </table:table-cell>
          <table:table-cell table:style-name="ce33" table:formula="of:=IF(AND(OR(0.15&gt;[.$Z5];[.$Z5]&gt;0.2);NOT([.G5]=&quot;&quot;));[.G5];&quot;&quot;)" office:value-type="float" office:value="-1.76278" calcext:value-type="float">
            <text:p>-1.7628</text:p>
          </table:table-cell>
          <table:table-cell table:style-name="ce33" table:formula="of:=IF(AND(OR(0.15&gt;[.$Z5];[.$Z5]&gt;0.2);NOT([.H5]=&quot;&quot;));[.H5];&quot;&quot;)">
            <text:p/>
          </table:table-cell>
          <table:table-cell table:style-name="ce33" table:formula="of:=IF(AND(OR(0.15&gt;[.$Z5];[.$Z5]&gt;0.2);NOT([.I5]=&quot;&quot;));[.I5];&quot;&quot;)">
            <text:p/>
          </table:table-cell>
          <table:table-cell table:style-name="ce39" table:formula="of:=IF(AND(OR(0.15&gt;[.$Z5];[.$Z5]&gt;0.2);NOT([.J5]=&quot;&quot;));[.J5];&quot;&quot;)" office:value-type="float" office:value="1" calcext:value-type="float">
            <text:p>1</text:p>
          </table:table-cell>
          <table:table-cell table:style-name="ce33" table:formula="of:=IF(AND(OR(0.15&gt;[.$Z5];[.$Z5]&gt;0.2);NOT([.K5]=&quot;&quot;));[.K5];&quot;&quot;)" office:value-type="float" office:value="0.3266" calcext:value-type="float">
            <text:p>0.3266</text:p>
          </table:table-cell>
          <table:table-cell table:style-name="ce33" table:formula="of:=IF(AND(OR(0.15&gt;[.$Z5];[.$Z5]&gt;0.2);NOT([.L5]=&quot;&quot;));[.L5];&quot;&quot;)" office:value-type="float" office:value="-0.1449" calcext:value-type="float">
            <text:p>-0.1449</text:p>
          </table:table-cell>
          <table:table-cell table:style-name="ce33" table:formula="of:=IF(AND(OR(0.15&gt;[.$Z5];[.$Z5]&gt;0.2);NOT([.M5]=&quot;&quot;));[.M5];&quot;&quot;)">
            <text:p/>
          </table:table-cell>
          <table:table-cell table:style-name="ce33" table:formula="of:=IF(AND(OR(0.15&gt;[.$Z5];[.$Z5]&gt;0.2);NOT([.N5]=&quot;&quot;));[.N5];&quot;&quot;)">
            <text:p/>
          </table:table-cell>
          <table:table-cell table:style-name="ce39" table:formula="of:=IF(AND(OR(0.15&gt;[.$Z5];[.$Z5]&gt;0.2);NOT([.O5]=&quot;&quot;));[.O5];&quot;&quot;)" office:value-type="float" office:value="1" calcext:value-type="float">
            <text:p>1</text:p>
          </table:table-cell>
          <table:table-cell table:style-name="ce33" table:formula="of:=IF(AND(OR(0.15&gt;[.$Z5];[.$Z5]&gt;0.2);NOT([.P5]=&quot;&quot;));[.P5];&quot;&quot;)" office:value-type="float" office:value="2.3705" calcext:value-type="float">
            <text:p>2.3705</text:p>
          </table:table-cell>
          <table:table-cell table:style-name="ce33" table:formula="of:=IF(AND(OR(0.15&gt;[.$Z5];[.$Z5]&gt;0.2);NOT([.Q5]=&quot;&quot;));[.Q5];&quot;&quot;)" office:value-type="float" office:value="-2.3705" calcext:value-type="float">
            <text:p>-2.3705</text:p>
          </table:table-cell>
          <table:table-cell table:style-name="ce33" table:formula="of:=IF(AND(OR(0.15&gt;[.$Z5];[.$Z5]&gt;0.2);NOT([.R5]=&quot;&quot;));[.R5];&quot;&quot;)" office:value-type="float" office:value="38" calcext:value-type="float">
            <text:p>38.0000</text:p>
          </table:table-cell>
          <table:table-cell table:style-name="ce33" table:formula="of:=IF(AND(OR(0.15&gt;[.$Z5];[.$Z5]&gt;0.2);NOT([.S5]=&quot;&quot;));[.S5];&quot;&quot;)" office:value-type="float" office:value="2.4480867016" calcext:value-type="float">
            <text:p>2.4481</text:p>
          </table:table-cell>
          <table:table-cell table:style-name="ce39" table:formula="of:=IF(AND(OR(0.15&gt;[.$Z5];[.$Z5]&gt;0.2);NOT([.T5]=&quot;&quot;));[.T5];&quot;&quot;)" office:value-type="float" office:value="-1" calcext:value-type="float">
            <text:p>-1</text:p>
          </table:table-cell>
          <table:table-cell table:style-name="ce39" table:formula="of:=IF(AND(OR(0.15&gt;[.$Z5];[.$Z5]&gt;0.2);NOT([.U5]=&quot;&quot;));[.U5];&quot;&quot;)" office:value-type="float" office:value="0" calcext:value-type="float">
            <text:p>0</text:p>
          </table:table-cell>
          <table:table-cell table:style-name="ce33" table:formula="of:=IF(AND(OR(0.15&gt;[.$Z5];[.$Z5]&gt;0.2);NOT([.V5]=&quot;&quot;));[.V5];&quot;&quot;)" office:value-type="float" office:value="0" calcext:value-type="float">
            <text:p>0.0000</text:p>
          </table:table-cell>
          <table:table-cell table:style-name="ce33" table:formula="of:=IF(AND(OR(0.15&gt;[.$Z5];[.$Z5]&gt;0.2);NOT([.W5]=&quot;&quot;));[.W5];&quot;&quot;)">
            <text:p/>
          </table:table-cell>
          <table:table-cell table:style-name="ce33" table:formula="of:=IF(AND(OR(0.15&gt;[.$Z5];[.$Z5]&gt;0.2);NOT([.X5]=&quot;&quot;));[.X5];&quot;&quot;)">
            <text:p/>
          </table:table-cell>
          <table:table-cell table:style-name="ce39" table:formula="of:=IF(AND(OR(0.15&gt;[.$Z5];[.$Z5]&gt;0.2);NOT([.Y5]=&quot;&quot;));[.Y5];&quot;&quot;)" office:value-type="float" office:value="1" calcext:value-type="float">
            <text:p>1</text:p>
          </table:table-cell>
          <table:table-cell table:style-name="ce33" table:formula="of:=IF(AND(OR(0.15&gt;[.$Z5];[.$Z5]&gt;0.2);NOT([.Z5]=&quot;&quot;));[.Z5];&quot;&quot;)" office:value-type="float" office:value="0.1437" calcext:value-type="float">
            <text:p>0.1437</text:p>
          </table:table-cell>
          <table:table-cell table:style-name="ce44" table:formula="of:=IF(AND(OR(0.15&gt;[.$Z5];[.$Z5]&gt;0.2);NOT([.AA5]=&quot;&quot;));[.AA5];&quot;&quot;)" office:value-type="float" office:value="-0.7999" calcext:value-type="float">
            <text:p>-0.7999</text:p>
          </table:table-cell>
          <table:table-cell table:style-name="Default" table:number-columns-repeated="3"/>
          <table:table-cell table:style-name="ce107" table:formula="of:=IF(AND([.$U5] = 1;NOT([.A5]=&quot;&quot;));[.A5];&quot;&quot;)">
            <text:p/>
          </table:table-cell>
          <table:table-cell table:style-name="ce109" table:formula="of:=IF(AND([.$U5] = 1;NOT([.B5]=&quot;&quot;));[.B5];&quot;&quot;)">
            <text:p/>
          </table:table-cell>
          <table:table-cell table:style-name="ce109" table:formula="of:=IF(AND([.$U5] = 1;NOT([.C5]=&quot;&quot;));[.C5];&quot;&quot;)">
            <text:p/>
          </table:table-cell>
          <table:table-cell table:style-name="ce109" table:formula="of:=IF(AND([.$U5] = 1;NOT([.D5]=&quot;&quot;));[.D5];&quot;&quot;)">
            <text:p/>
          </table:table-cell>
          <table:table-cell table:style-name="ce109" table:formula="of:=IF(AND([.$U5] = 1;NOT([.E5]=&quot;&quot;));[.E5];&quot;&quot;)">
            <text:p/>
          </table:table-cell>
          <table:table-cell table:style-name="ce109" table:formula="of:=IF(AND([.$U5] = 1;NOT([.F5]=&quot;&quot;));[.F5];&quot;&quot;)">
            <text:p/>
          </table:table-cell>
          <table:table-cell table:style-name="ce109" table:formula="of:=IF(AND([.$U5] = 1;NOT([.G5]=&quot;&quot;));[.G5];&quot;&quot;)">
            <text:p/>
          </table:table-cell>
          <table:table-cell table:style-name="ce109" table:formula="of:=IF(AND([.$U5] = 1;NOT([.H5]=&quot;&quot;));[.H5];&quot;&quot;)">
            <text:p/>
          </table:table-cell>
          <table:table-cell table:style-name="ce109" table:formula="of:=IF(AND([.$U5] = 1;NOT([.I5]=&quot;&quot;));[.I5];&quot;&quot;)">
            <text:p/>
          </table:table-cell>
          <table:table-cell table:style-name="ce109" table:formula="of:=IF(AND([.$U5] = 1;NOT([.J5]=&quot;&quot;));[.J5];&quot;&quot;)">
            <text:p/>
          </table:table-cell>
          <table:table-cell table:style-name="ce109" table:formula="of:=IF(AND([.$U5] = 1;NOT([.K5]=&quot;&quot;));[.K5];&quot;&quot;)">
            <text:p/>
          </table:table-cell>
          <table:table-cell table:style-name="ce109" table:formula="of:=IF(AND([.$U5] = 1;NOT([.L5]=&quot;&quot;));[.L5];&quot;&quot;)">
            <text:p/>
          </table:table-cell>
          <table:table-cell table:style-name="ce109" table:formula="of:=IF(AND([.$U5] = 1;NOT([.M5]=&quot;&quot;));[.M5];&quot;&quot;)">
            <text:p/>
          </table:table-cell>
          <table:table-cell table:style-name="ce109" table:formula="of:=IF(AND([.$U5] = 1;NOT([.N5]=&quot;&quot;));[.N5];&quot;&quot;)">
            <text:p/>
          </table:table-cell>
          <table:table-cell table:style-name="ce109" table:formula="of:=IF(AND([.$U5] = 1;NOT([.O5]=&quot;&quot;));[.O5];&quot;&quot;)">
            <text:p/>
          </table:table-cell>
          <table:table-cell table:style-name="ce109" table:formula="of:=IF(AND([.$U5] = 1;NOT([.P5]=&quot;&quot;));[.P5];&quot;&quot;)">
            <text:p/>
          </table:table-cell>
          <table:table-cell table:style-name="ce109" table:formula="of:=IF(AND([.$U5] = 1;NOT([.Q5]=&quot;&quot;));[.Q5];&quot;&quot;)">
            <text:p/>
          </table:table-cell>
          <table:table-cell table:style-name="ce109" table:formula="of:=IF(AND([.$U5] = 1;NOT([.R5]=&quot;&quot;));[.R5];&quot;&quot;)">
            <text:p/>
          </table:table-cell>
          <table:table-cell table:style-name="ce109" table:formula="of:=IF(AND([.$U5] = 1;NOT([.S5]=&quot;&quot;));[.S5];&quot;&quot;)">
            <text:p/>
          </table:table-cell>
          <table:table-cell table:style-name="ce109" table:formula="of:=IF(AND([.$U5] = 1;NOT([.T5]=&quot;&quot;));[.T5];&quot;&quot;)">
            <text:p/>
          </table:table-cell>
          <table:table-cell table:style-name="ce109" table:formula="of:=IF(AND([.$U5] = 1;NOT([.U5]=&quot;&quot;));[.U5];&quot;&quot;)">
            <text:p/>
          </table:table-cell>
          <table:table-cell table:style-name="ce109" table:formula="of:=IF(AND([.$U5] = 1;NOT([.V5]=&quot;&quot;));[.V5];&quot;&quot;)">
            <text:p/>
          </table:table-cell>
          <table:table-cell table:style-name="ce109" table:formula="of:=IF(AND([.$U5] = 1;NOT([.W5]=&quot;&quot;));[.W5];&quot;&quot;)">
            <text:p/>
          </table:table-cell>
          <table:table-cell table:style-name="ce109" table:formula="of:=IF(AND([.$U5] = 1;NOT([.X5]=&quot;&quot;));[.X5];&quot;&quot;)">
            <text:p/>
          </table:table-cell>
          <table:table-cell table:style-name="ce109" table:formula="of:=IF(AND([.$U5] = 1;NOT([.Y5]=&quot;&quot;));[.Y5];&quot;&quot;)">
            <text:p/>
          </table:table-cell>
          <table:table-cell table:style-name="ce120" table:formula="of:=IF(AND([.$U5] = 1;NOT([.Z5]=&quot;&quot;));[.Z5];&quot;&quot;)">
            <text:p/>
          </table:table-cell>
          <table:table-cell table:style-name="ce111" table:formula="of:=IF(AND([.$U5] = 1;NOT([.AA5]=&quot;&quot;));[.AA5];&quot;&quot;)">
            <text:p/>
          </table:table-cell>
          <table:table-cell table:style-name="Default" table:number-columns-repeated="3"/>
          <table:table-cell table:style-name="ce107" table:formula="of:=IF(AND([.$U5] = 0;NOT([.A5]=&quot;&quot;));[.A5];&quot;&quot;)" office:value-type="float" office:value="1" calcext:value-type="float">
            <text:p>1</text:p>
          </table:table-cell>
          <table:table-cell table:style-name="ce109" table:formula="of:=IF(AND([.$U5] = 0;NOT([.B5]=&quot;&quot;));[.B5];&quot;&quot;)" office:value-type="float" office:value="1.72788" calcext:value-type="float">
            <text:p>1.72788</text:p>
          </table:table-cell>
          <table:table-cell table:style-name="ce109" table:formula="of:=IF(AND([.$U5] = 0;NOT([.C5]=&quot;&quot;));[.C5];&quot;&quot;)" office:value-type="float" office:value="-1.5708" calcext:value-type="float">
            <text:p>-1.5708</text:p>
          </table:table-cell>
          <table:table-cell table:style-name="ce109" table:formula="of:=IF(AND([.$U5] = 0;NOT([.D5]=&quot;&quot;));[.D5];&quot;&quot;)" office:value-type="float" office:value="1.85005" calcext:value-type="float">
            <text:p>1.85005</text:p>
          </table:table-cell>
          <table:table-cell table:style-name="ce109" table:formula="of:=IF(AND([.$U5] = 0;NOT([.E5]=&quot;&quot;));[.E5];&quot;&quot;)" office:value-type="float" office:value="-2.16421" calcext:value-type="float">
            <text:p>-2.16421</text:p>
          </table:table-cell>
          <table:table-cell table:style-name="ce109" table:formula="of:=IF(AND([.$U5] = 0;NOT([.F5]=&quot;&quot;));[.F5];&quot;&quot;)" office:value-type="float" office:value="-1.48353" calcext:value-type="float">
            <text:p>-1.48353</text:p>
          </table:table-cell>
          <table:table-cell table:style-name="ce109" table:formula="of:=IF(AND([.$U5] = 0;NOT([.G5]=&quot;&quot;));[.G5];&quot;&quot;)" office:value-type="float" office:value="-1.76278" calcext:value-type="float">
            <text:p>-1.76278</text:p>
          </table:table-cell>
          <table:table-cell table:style-name="ce109" table:formula="of:=IF(AND([.$U5] = 0;NOT([.H5]=&quot;&quot;));[.H5];&quot;&quot;)">
            <text:p/>
          </table:table-cell>
          <table:table-cell table:style-name="ce109" table:formula="of:=IF(AND([.$U5] = 0;NOT([.I5]=&quot;&quot;));[.I5];&quot;&quot;)">
            <text:p/>
          </table:table-cell>
          <table:table-cell table:style-name="ce109" table:formula="of:=IF(AND([.$U5] = 0;NOT([.J5]=&quot;&quot;));[.J5];&quot;&quot;)" office:value-type="float" office:value="1" calcext:value-type="float">
            <text:p>1</text:p>
          </table:table-cell>
          <table:table-cell table:style-name="ce112" table:formula="of:=IF(AND([.$U5] = 0;NOT([.K5]=&quot;&quot;));[.K5];&quot;&quot;)" office:value-type="float" office:value="0.3266" calcext:value-type="float">
            <text:p>0.3266</text:p>
          </table:table-cell>
          <table:table-cell table:style-name="ce112" table:formula="of:=IF(AND([.$U5] = 0;NOT([.L5]=&quot;&quot;));[.L5];&quot;&quot;)" office:value-type="float" office:value="-0.1449" calcext:value-type="float">
            <text:p>-0.1449</text:p>
          </table:table-cell>
          <table:table-cell table:style-name="ce109" table:formula="of:=IF(AND([.$U5] = 0;NOT([.M5]=&quot;&quot;));[.M5];&quot;&quot;)">
            <text:p/>
          </table:table-cell>
          <table:table-cell table:style-name="ce109" table:formula="of:=IF(AND([.$U5] = 0;NOT([.N5]=&quot;&quot;));[.N5];&quot;&quot;)">
            <text:p/>
          </table:table-cell>
          <table:table-cell table:style-name="ce109" table:formula="of:=IF(AND([.$U5] = 0;NOT([.O5]=&quot;&quot;));[.O5];&quot;&quot;)" office:value-type="float" office:value="1" calcext:value-type="float">
            <text:p>1</text:p>
          </table:table-cell>
          <table:table-cell table:style-name="ce109" table:formula="of:=IF(AND([.$U5] = 0;NOT([.P5]=&quot;&quot;));[.P5];&quot;&quot;)" office:value-type="float" office:value="2.3705" calcext:value-type="float">
            <text:p>2.3705</text:p>
          </table:table-cell>
          <table:table-cell table:style-name="ce109" table:formula="of:=IF(AND([.$U5] = 0;NOT([.Q5]=&quot;&quot;));[.Q5];&quot;&quot;)" office:value-type="float" office:value="-2.3705" calcext:value-type="float">
            <text:p>-2.3705</text:p>
          </table:table-cell>
          <table:table-cell table:style-name="ce109" table:formula="of:=IF(AND([.$U5] = 0;NOT([.R5]=&quot;&quot;));[.R5];&quot;&quot;)" office:value-type="float" office:value="38" calcext:value-type="float">
            <text:p>38</text:p>
          </table:table-cell>
          <table:table-cell table:style-name="ce109" table:formula="of:=IF(AND([.$U5] = 0;NOT([.S5]=&quot;&quot;));[.S5];&quot;&quot;)" office:value-type="float" office:value="2.4480867016" calcext:value-type="float">
            <text:p>2.4480867016</text:p>
          </table:table-cell>
          <table:table-cell table:style-name="ce109" table:formula="of:=IF(AND([.$U5] = 0;NOT([.T5]=&quot;&quot;));[.T5];&quot;&quot;)" office:value-type="float" office:value="-1" calcext:value-type="float">
            <text:p>-1</text:p>
          </table:table-cell>
          <table:table-cell table:style-name="ce109" table:formula="of:=IF(AND([.$U5] = 0;NOT([.U5]=&quot;&quot;));[.U5];&quot;&quot;)" office:value-type="float" office:value="0" calcext:value-type="float">
            <text:p>0</text:p>
          </table:table-cell>
          <table:table-cell table:style-name="ce109" table:formula="of:=IF(AND([.$U5] = 0;NOT([.V5]=&quot;&quot;));[.V5];&quot;&quot;)" office:value-type="float" office:value="0" calcext:value-type="float">
            <text:p>0</text:p>
          </table:table-cell>
          <table:table-cell table:style-name="ce109" table:formula="of:=IF(AND([.$U5] = 0;NOT([.W5]=&quot;&quot;));[.W5];&quot;&quot;)">
            <text:p/>
          </table:table-cell>
          <table:table-cell table:style-name="ce109" table:formula="of:=IF(AND([.$U5] = 0;NOT([.X5]=&quot;&quot;));[.X5];&quot;&quot;)">
            <text:p/>
          </table:table-cell>
          <table:table-cell table:style-name="ce109" table:formula="of:=IF(AND([.$U5] = 0;NOT([.Y5]=&quot;&quot;));[.Y5];&quot;&quot;)" office:value-type="float" office:value="1" calcext:value-type="float">
            <text:p>1</text:p>
          </table:table-cell>
          <table:table-cell table:style-name="ce109" table:formula="of:=IF(AND([.$U5] = 0;NOT([.Z5]=&quot;&quot;));[.Z5];&quot;&quot;)" office:value-type="float" office:value="0.1437" calcext:value-type="float">
            <text:p>0.1437</text:p>
          </table:table-cell>
          <table:table-cell table:style-name="ce111" table:formula="of:=IF(AND([.$U5] = 0;NOT([.AA5]=&quot;&quot;));[.AA5];&quot;&quot;)" office:value-type="float" office:value="-0.7999" calcext:value-type="float">
            <text:p>-0.7999</text:p>
          </table:table-cell>
          <table:table-cell table:style-name="Default" table:number-columns-repeated="3"/>
          <table:table-cell table:style-name="ce126" table:formula="of:=IF(AND(0.1&lt;[.$Z5];[.$Z5]&lt;0.25; NOT([.A5]=&quot;&quot;));[.A5];&quot;&quot;)" office:value-type="float" office:value="1" calcext:value-type="float">
            <text:p>1.0000</text:p>
          </table:table-cell>
          <table:table-cell table:style-name="ce44" table:formula="of:=IF(AND(0.1&lt;[.$Z5];[.$Z5]&lt;0.25; NOT([.B5]=&quot;&quot;));[.B5];&quot;&quot;)" office:value-type="float" office:value="1.72788" calcext:value-type="float">
            <text:p>1.7279</text:p>
          </table:table-cell>
          <table:table-cell table:style-name="ce44" table:formula="of:=IF(AND(0.1&lt;[.$Z5];[.$Z5]&lt;0.25; NOT([.C5]=&quot;&quot;));[.C5];&quot;&quot;)" office:value-type="float" office:value="-1.5708" calcext:value-type="float">
            <text:p>-1.5708</text:p>
          </table:table-cell>
          <table:table-cell table:style-name="ce44" table:formula="of:=IF(AND(0.1&lt;[.$Z5];[.$Z5]&lt;0.25; NOT([.D5]=&quot;&quot;));[.D5];&quot;&quot;)" office:value-type="float" office:value="1.85005" calcext:value-type="float">
            <text:p>1.8501</text:p>
          </table:table-cell>
          <table:table-cell table:style-name="ce44" table:formula="of:=IF(AND(0.1&lt;[.$Z5];[.$Z5]&lt;0.25; NOT([.E5]=&quot;&quot;));[.E5];&quot;&quot;)" office:value-type="float" office:value="-2.16421" calcext:value-type="float">
            <text:p>-2.1642</text:p>
          </table:table-cell>
          <table:table-cell table:style-name="ce44" table:formula="of:=IF(AND(0.1&lt;[.$Z5];[.$Z5]&lt;0.25; NOT([.F5]=&quot;&quot;));[.F5];&quot;&quot;)" office:value-type="float" office:value="-1.48353" calcext:value-type="float">
            <text:p>-1.4835</text:p>
          </table:table-cell>
          <table:table-cell table:style-name="ce44" table:formula="of:=IF(AND(0.1&lt;[.$Z5];[.$Z5]&lt;0.25; NOT([.G5]=&quot;&quot;));[.G5];&quot;&quot;)" office:value-type="float" office:value="-1.76278" calcext:value-type="float">
            <text:p>-1.7628</text:p>
          </table:table-cell>
          <table:table-cell table:style-name="ce44" table:formula="of:=IF(AND(0.1&lt;[.$Z5];[.$Z5]&lt;0.25; NOT([.H5]=&quot;&quot;));[.H5];&quot;&quot;)">
            <text:p/>
          </table:table-cell>
          <table:table-cell table:style-name="ce44" table:formula="of:=IF(AND(0.1&lt;[.$Z5];[.$Z5]&lt;0.25; NOT([.I5]=&quot;&quot;));[.I5];&quot;&quot;)">
            <text:p/>
          </table:table-cell>
          <table:table-cell table:style-name="ce44" table:formula="of:=IF(AND(0.1&lt;[.$Z5];[.$Z5]&lt;0.25; NOT([.J5]=&quot;&quot;));[.J5];&quot;&quot;)" office:value-type="float" office:value="1" calcext:value-type="float">
            <text:p>1.0000</text:p>
          </table:table-cell>
          <table:table-cell table:style-name="ce44" table:formula="of:=IF(AND(0.1&lt;[.$Z5];[.$Z5]&lt;0.25; NOT([.K5]=&quot;&quot;));[.K5];&quot;&quot;)" office:value-type="float" office:value="0.3266" calcext:value-type="float">
            <text:p>0.3266</text:p>
          </table:table-cell>
          <table:table-cell table:style-name="ce44" table:formula="of:=IF(AND(0.1&lt;[.$Z5];[.$Z5]&lt;0.25; NOT([.L5]=&quot;&quot;));[.L5];&quot;&quot;)" office:value-type="float" office:value="-0.1449" calcext:value-type="float">
            <text:p>-0.1449</text:p>
          </table:table-cell>
          <table:table-cell table:style-name="ce44" table:formula="of:=IF(AND(0.1&lt;[.$Z5];[.$Z5]&lt;0.25; NOT([.M5]=&quot;&quot;));[.M5];&quot;&quot;)">
            <text:p/>
          </table:table-cell>
          <table:table-cell table:style-name="ce44" table:formula="of:=IF(AND(0.1&lt;[.$Z5];[.$Z5]&lt;0.25; NOT([.N5]=&quot;&quot;));[.N5];&quot;&quot;)">
            <text:p/>
          </table:table-cell>
          <table:table-cell table:style-name="ce44" table:formula="of:=IF(AND(0.1&lt;[.$Z5];[.$Z5]&lt;0.25; NOT([.O5]=&quot;&quot;));[.O5];&quot;&quot;)" office:value-type="float" office:value="1" calcext:value-type="float">
            <text:p>1.0000</text:p>
          </table:table-cell>
          <table:table-cell table:style-name="ce44" table:formula="of:=IF(AND(0.1&lt;[.$Z5];[.$Z5]&lt;0.25; NOT([.P5]=&quot;&quot;));[.P5];&quot;&quot;)" office:value-type="float" office:value="2.3705" calcext:value-type="float">
            <text:p>2.3705</text:p>
          </table:table-cell>
          <table:table-cell table:style-name="ce44" table:formula="of:=IF(AND(0.1&lt;[.$Z5];[.$Z5]&lt;0.25; NOT([.Q5]=&quot;&quot;));[.Q5];&quot;&quot;)" office:value-type="float" office:value="-2.3705" calcext:value-type="float">
            <text:p>-2.3705</text:p>
          </table:table-cell>
          <table:table-cell table:style-name="ce44" table:formula="of:=IF(AND(0.1&lt;[.$Z5];[.$Z5]&lt;0.25; NOT([.R5]=&quot;&quot;));[.R5];&quot;&quot;)" office:value-type="float" office:value="38" calcext:value-type="float">
            <text:p>38.0000</text:p>
          </table:table-cell>
          <table:table-cell table:style-name="ce44" table:formula="of:=IF(AND(0.1&lt;[.$Z5];[.$Z5]&lt;0.25; NOT([.S5]=&quot;&quot;));[.S5];&quot;&quot;)" office:value-type="float" office:value="2.4480867016" calcext:value-type="float">
            <text:p>2.4481</text:p>
          </table:table-cell>
          <table:table-cell table:style-name="ce44" table:formula="of:=IF(AND(0.1&lt;[.$Z5];[.$Z5]&lt;0.25; NOT([.T5]=&quot;&quot;));[.T5];&quot;&quot;)" office:value-type="float" office:value="-1" calcext:value-type="float">
            <text:p>-1.0000</text:p>
          </table:table-cell>
          <table:table-cell table:style-name="ce44" table:formula="of:=IF(AND(0.1&lt;[.$Z5];[.$Z5]&lt;0.25; NOT([.U5]=&quot;&quot;));[.U5];&quot;&quot;)" office:value-type="float" office:value="0" calcext:value-type="float">
            <text:p>0.0000</text:p>
          </table:table-cell>
          <table:table-cell table:style-name="ce44" table:formula="of:=IF(AND(0.1&lt;[.$Z5];[.$Z5]&lt;0.25; NOT([.V5]=&quot;&quot;));[.V5];&quot;&quot;)" office:value-type="float" office:value="0" calcext:value-type="float">
            <text:p>0.0000</text:p>
          </table:table-cell>
          <table:table-cell table:style-name="ce44" table:formula="of:=IF(AND(0.1&lt;[.$Z5];[.$Z5]&lt;0.25; NOT([.W5]=&quot;&quot;));[.W5];&quot;&quot;)">
            <text:p/>
          </table:table-cell>
          <table:table-cell table:style-name="ce44" table:formula="of:=IF(AND(0.1&lt;[.$Z5];[.$Z5]&lt;0.25; NOT([.X5]=&quot;&quot;));[.X5];&quot;&quot;)">
            <text:p/>
          </table:table-cell>
          <table:table-cell table:style-name="ce44" table:formula="of:=IF(AND(0.1&lt;[.$Z5];[.$Z5]&lt;0.25; NOT([.Y5]=&quot;&quot;));[.Y5];&quot;&quot;)" office:value-type="float" office:value="1" calcext:value-type="float">
            <text:p>1.0000</text:p>
          </table:table-cell>
          <table:table-cell table:style-name="ce44" table:formula="of:=IF(AND(0.1&lt;[.$Z5];[.$Z5]&lt;0.25; NOT([.Z5]=&quot;&quot;));[.Z5];&quot;&quot;)" office:value-type="float" office:value="0.1437" calcext:value-type="float">
            <text:p>0.1437</text:p>
          </table:table-cell>
          <table:table-cell table:style-name="ce44" table:formula="of:=IF(AND(0.1&lt;[.$Z5];[.$Z5]&lt;0.25; NOT([.AA5]=&quot;&quot;));[.AA5];&quot;&quot;)" office:value-type="float" office:value="-0.7999" calcext:value-type="float">
            <text:p>-0.7999</text:p>
          </table:table-cell>
          <table:table-cell table:style-name="Default" table:number-columns-repeated="3"/>
          <table:table-cell table:style-name="ce126" table:formula="of:=IF(AND(OR(0.1&gt;[.$Z5];[.$Z5]&gt;0.25);NOT([.A5]=&quot;&quot;));[.A5];&quot;&quot;)">
            <text:p/>
          </table:table-cell>
          <table:table-cell table:style-name="ce44" table:formula="of:=IF(AND(OR(0.1&gt;[.$Z5];[.$Z5]&gt;0.25);NOT([.B5]=&quot;&quot;));[.B5];&quot;&quot;)">
            <text:p/>
          </table:table-cell>
          <table:table-cell table:style-name="ce44" table:formula="of:=IF(AND(OR(0.1&gt;[.$Z5];[.$Z5]&gt;0.25);NOT([.C5]=&quot;&quot;));[.C5];&quot;&quot;)">
            <text:p/>
          </table:table-cell>
          <table:table-cell table:style-name="ce44" table:formula="of:=IF(AND(OR(0.1&gt;[.$Z5];[.$Z5]&gt;0.25);NOT([.D5]=&quot;&quot;));[.D5];&quot;&quot;)">
            <text:p/>
          </table:table-cell>
          <table:table-cell table:style-name="ce44" table:formula="of:=IF(AND(OR(0.1&gt;[.$Z5];[.$Z5]&gt;0.25);NOT([.E5]=&quot;&quot;));[.E5];&quot;&quot;)">
            <text:p/>
          </table:table-cell>
          <table:table-cell table:style-name="ce44" table:formula="of:=IF(AND(OR(0.1&gt;[.$Z5];[.$Z5]&gt;0.25);NOT([.F5]=&quot;&quot;));[.F5];&quot;&quot;)">
            <text:p/>
          </table:table-cell>
          <table:table-cell table:style-name="ce44" table:formula="of:=IF(AND(OR(0.1&gt;[.$Z5];[.$Z5]&gt;0.25);NOT([.G5]=&quot;&quot;));[.G5];&quot;&quot;)">
            <text:p/>
          </table:table-cell>
          <table:table-cell table:style-name="ce44" table:formula="of:=IF(AND(OR(0.1&gt;[.$Z5];[.$Z5]&gt;0.25);NOT([.H5]=&quot;&quot;));[.H5];&quot;&quot;)">
            <text:p/>
          </table:table-cell>
          <table:table-cell table:style-name="ce44" table:formula="of:=IF(AND(OR(0.1&gt;[.$Z5];[.$Z5]&gt;0.25);NOT([.I5]=&quot;&quot;));[.I5];&quot;&quot;)">
            <text:p/>
          </table:table-cell>
          <table:table-cell table:style-name="ce44" table:formula="of:=IF(AND(OR(0.1&gt;[.$Z5];[.$Z5]&gt;0.25);NOT([.J5]=&quot;&quot;));[.J5];&quot;&quot;)">
            <text:p/>
          </table:table-cell>
          <table:table-cell table:style-name="ce44" table:formula="of:=IF(AND(OR(0.1&gt;[.$Z5];[.$Z5]&gt;0.25);NOT([.K5]=&quot;&quot;));[.K5];&quot;&quot;)">
            <text:p/>
          </table:table-cell>
          <table:table-cell table:style-name="ce44" table:formula="of:=IF(AND(OR(0.1&gt;[.$Z5];[.$Z5]&gt;0.25);NOT([.L5]=&quot;&quot;));[.L5];&quot;&quot;)">
            <text:p/>
          </table:table-cell>
          <table:table-cell table:style-name="ce44" table:formula="of:=IF(AND(OR(0.1&gt;[.$Z5];[.$Z5]&gt;0.25);NOT([.M5]=&quot;&quot;));[.M5];&quot;&quot;)">
            <text:p/>
          </table:table-cell>
          <table:table-cell table:style-name="ce44" table:formula="of:=IF(AND(OR(0.1&gt;[.$Z5];[.$Z5]&gt;0.25);NOT([.N5]=&quot;&quot;));[.N5];&quot;&quot;)">
            <text:p/>
          </table:table-cell>
          <table:table-cell table:style-name="ce128" table:formula="of:=IF(AND(OR(0.1&gt;[.$Z5];[.$Z5]&gt;0.25);NOT([.O5]=&quot;&quot;));[.O5];&quot;&quot;)">
            <text:p/>
          </table:table-cell>
          <table:table-cell table:style-name="ce44" table:formula="of:=IF(AND(OR(0.1&gt;[.$Z5];[.$Z5]&gt;0.25);NOT([.P5]=&quot;&quot;));[.P5];&quot;&quot;)">
            <text:p/>
          </table:table-cell>
          <table:table-cell table:style-name="ce44" table:formula="of:=IF(AND(OR(0.1&gt;[.$Z5];[.$Z5]&gt;0.25);NOT([.Q5]=&quot;&quot;));[.Q5];&quot;&quot;)">
            <text:p/>
          </table:table-cell>
          <table:table-cell table:style-name="ce44" table:formula="of:=IF(AND(OR(0.1&gt;[.$Z5];[.$Z5]&gt;0.25);NOT([.R5]=&quot;&quot;));[.R5];&quot;&quot;)">
            <text:p/>
          </table:table-cell>
          <table:table-cell table:style-name="ce44" table:formula="of:=IF(AND(OR(0.1&gt;[.$Z5];[.$Z5]&gt;0.25);NOT([.S5]=&quot;&quot;));[.S5];&quot;&quot;)">
            <text:p/>
          </table:table-cell>
          <table:table-cell table:style-name="ce44" table:formula="of:=IF(AND(OR(0.1&gt;[.$Z5];[.$Z5]&gt;0.25);NOT([.T5]=&quot;&quot;));[.T5];&quot;&quot;)">
            <text:p/>
          </table:table-cell>
          <table:table-cell table:style-name="ce44" table:formula="of:=IF(AND(OR(0.1&gt;[.$Z5];[.$Z5]&gt;0.25);NOT([.U5]=&quot;&quot;));[.U5];&quot;&quot;)">
            <text:p/>
          </table:table-cell>
          <table:table-cell table:style-name="ce44" table:formula="of:=IF(AND(OR(0.1&gt;[.$Z5];[.$Z5]&gt;0.25);NOT([.V5]=&quot;&quot;));[.V5];&quot;&quot;)">
            <text:p/>
          </table:table-cell>
          <table:table-cell table:style-name="ce44" table:formula="of:=IF(AND(OR(0.1&gt;[.$Z5];[.$Z5]&gt;0.25);NOT([.W5]=&quot;&quot;));[.W5];&quot;&quot;)">
            <text:p/>
          </table:table-cell>
          <table:table-cell table:style-name="ce44" table:formula="of:=IF(AND(OR(0.1&gt;[.$Z5];[.$Z5]&gt;0.25);NOT([.X5]=&quot;&quot;));[.X5];&quot;&quot;)">
            <text:p/>
          </table:table-cell>
          <table:table-cell table:style-name="ce128" table:formula="of:=IF(AND(OR(0.1&gt;[.$Z5];[.$Z5]&gt;0.25);NOT([.Y5]=&quot;&quot;));[.Y5];&quot;&quot;)">
            <text:p/>
          </table:table-cell>
          <table:table-cell table:style-name="ce44" table:formula="of:=IF(AND(OR(0.1&gt;[.$Z5];[.$Z5]&gt;0.25);NOT([.Z5]=&quot;&quot;));[.Z5];&quot;&quot;)">
            <text:p/>
          </table:table-cell>
          <table:table-cell table:style-name="ce44" table:formula="of:=IF(AND(OR(0.1&gt;[.$Z5];[.$Z5]&gt;0.25);NOT([.AA5]=&quot;&quot;));[.AA5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2" calcext:value-type="float">
            <text:p>2</text:p>
          </table:table-cell>
          <table:table-cell table:style-name="ce15" office:value-type="float" office:value="0.3619" calcext:value-type="float">
            <text:p>0.3619</text:p>
          </table:table-cell>
          <table:table-cell table:style-name="ce15" office:value-type="float" office:value="-0.2485" calcext:value-type="float">
            <text:p>-0.2485</text:p>
          </table:table-cell>
          <table:table-cell table:style-name="Default" table:number-columns-repeated="2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2.327" calcext:value-type="float">
            <text:p>2.327</text:p>
          </table:table-cell>
          <table:table-cell table:style-name="ce10" office:value-type="float" office:value="-2.327" calcext:value-type="float">
            <text:p>-2.32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1565984634" calcext:value-type="float">
            <text:p>2.1565984634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2" calcext:value-type="float">
            <text:p>2</text:p>
          </table:table-cell>
          <table:table-cell table:style-name="ce10" office:value-type="float" office:value="0.2299" calcext:value-type="float">
            <text:p>0.2299</text:p>
          </table:table-cell>
          <table:table-cell table:style-name="ce25" office:value-type="float" office:value="-0.7613" calcext:value-type="float">
            <text:p>-0.7613</text:p>
          </table:table-cell>
          <table:table-cell table:style-name="Default" table:number-columns-repeated="3"/>
          <table:table-cell table:style-name="ce31" table:formula="of:=IF(AND(0.15&lt;[.$Z6];[.$Z6]&lt;0.2; NOT([.A6]=&quot;&quot;));[.A6];&quot;&quot;)">
            <text:p/>
          </table:table-cell>
          <table:table-cell table:style-name="ce33" table:formula="of:=IF(AND(0.15&lt;[.$Z6];[.$Z6]&lt;0.2; NOT([.B6]=&quot;&quot;));[.B6];&quot;&quot;)">
            <text:p/>
          </table:table-cell>
          <table:table-cell table:style-name="ce33" table:formula="of:=IF(AND(0.15&lt;[.$Z6];[.$Z6]&lt;0.2; NOT([.C6]=&quot;&quot;));[.C6];&quot;&quot;)">
            <text:p/>
          </table:table-cell>
          <table:table-cell table:style-name="ce33" table:formula="of:=IF(AND(0.15&lt;[.$Z6];[.$Z6]&lt;0.2; NOT([.D6]=&quot;&quot;));[.D6];&quot;&quot;)">
            <text:p/>
          </table:table-cell>
          <table:table-cell table:style-name="ce33" table:formula="of:=IF(AND(0.15&lt;[.$Z6];[.$Z6]&lt;0.2; NOT([.E6]=&quot;&quot;));[.E6];&quot;&quot;)">
            <text:p/>
          </table:table-cell>
          <table:table-cell table:style-name="ce33" table:formula="of:=IF(AND(0.15&lt;[.$Z6];[.$Z6]&lt;0.2; NOT([.F6]=&quot;&quot;));[.F6];&quot;&quot;)">
            <text:p/>
          </table:table-cell>
          <table:table-cell table:style-name="ce33" table:formula="of:=IF(AND(0.15&lt;[.$Z6];[.$Z6]&lt;0.2; NOT([.G6]=&quot;&quot;));[.G6];&quot;&quot;)">
            <text:p/>
          </table:table-cell>
          <table:table-cell table:style-name="ce33" table:formula="of:=IF(AND(0.15&lt;[.$Z6];[.$Z6]&lt;0.2; NOT([.H6]=&quot;&quot;));[.H6];&quot;&quot;)">
            <text:p/>
          </table:table-cell>
          <table:table-cell table:style-name="ce33" table:formula="of:=IF(AND(0.15&lt;[.$Z6];[.$Z6]&lt;0.2; NOT([.I6]=&quot;&quot;));[.I6];&quot;&quot;)">
            <text:p/>
          </table:table-cell>
          <table:table-cell table:style-name="ce39" table:formula="of:=IF(AND(0.15&lt;[.$Z6];[.$Z6]&lt;0.2; NOT([.J6]=&quot;&quot;));[.J6];&quot;&quot;)">
            <text:p/>
          </table:table-cell>
          <table:table-cell table:style-name="ce33" table:formula="of:=IF(AND(0.15&lt;[.$Z6];[.$Z6]&lt;0.2; NOT([.K6]=&quot;&quot;));[.K6];&quot;&quot;)">
            <text:p/>
          </table:table-cell>
          <table:table-cell table:style-name="ce33" table:formula="of:=IF(AND(0.15&lt;[.$Z6];[.$Z6]&lt;0.2; NOT([.L6]=&quot;&quot;));[.L6];&quot;&quot;)">
            <text:p/>
          </table:table-cell>
          <table:table-cell table:style-name="ce33" table:formula="of:=IF(AND(0.15&lt;[.$Z6];[.$Z6]&lt;0.2; NOT([.M6]=&quot;&quot;));[.M6];&quot;&quot;)">
            <text:p/>
          </table:table-cell>
          <table:table-cell table:style-name="ce33" table:formula="of:=IF(AND(0.15&lt;[.$Z6];[.$Z6]&lt;0.2; NOT([.N6]=&quot;&quot;));[.N6];&quot;&quot;)">
            <text:p/>
          </table:table-cell>
          <table:table-cell table:style-name="ce39" table:formula="of:=IF(AND(0.15&lt;[.$Z6];[.$Z6]&lt;0.2; NOT([.O6]=&quot;&quot;));[.O6];&quot;&quot;)">
            <text:p/>
          </table:table-cell>
          <table:table-cell table:style-name="ce33" table:formula="of:=IF(AND(0.15&lt;[.$Z6];[.$Z6]&lt;0.2; NOT([.P6]=&quot;&quot;));[.P6];&quot;&quot;)">
            <text:p/>
          </table:table-cell>
          <table:table-cell table:style-name="ce33" table:formula="of:=IF(AND(0.15&lt;[.$Z6];[.$Z6]&lt;0.2; NOT([.Q6]=&quot;&quot;));[.Q6];&quot;&quot;)">
            <text:p/>
          </table:table-cell>
          <table:table-cell table:style-name="ce33" table:formula="of:=IF(AND(0.15&lt;[.$Z6];[.$Z6]&lt;0.2; NOT([.R6]=&quot;&quot;));[.R6];&quot;&quot;)">
            <text:p/>
          </table:table-cell>
          <table:table-cell table:style-name="ce33" table:formula="of:=IF(AND(0.15&lt;[.$Z6];[.$Z6]&lt;0.2; NOT([.S6]=&quot;&quot;));[.S6];&quot;&quot;)">
            <text:p/>
          </table:table-cell>
          <table:table-cell table:style-name="ce39" table:formula="of:=IF(AND(0.15&lt;[.$Z6];[.$Z6]&lt;0.2; NOT([.T6]=&quot;&quot;));[.T6];&quot;&quot;)">
            <text:p/>
          </table:table-cell>
          <table:table-cell table:style-name="ce39" table:formula="of:=IF(AND(0.15&lt;[.$Z6];[.$Z6]&lt;0.2; NOT([.U6]=&quot;&quot;));[.U6];&quot;&quot;)">
            <text:p/>
          </table:table-cell>
          <table:table-cell table:style-name="ce33" table:formula="of:=IF(AND(0.15&lt;[.$Z6];[.$Z6]&lt;0.2; NOT([.V6]=&quot;&quot;));[.V6];&quot;&quot;)">
            <text:p/>
          </table:table-cell>
          <table:table-cell table:style-name="ce33" table:formula="of:=IF(AND(0.15&lt;[.$Z6];[.$Z6]&lt;0.2; NOT([.W6]=&quot;&quot;));[.W6];&quot;&quot;)">
            <text:p/>
          </table:table-cell>
          <table:table-cell table:style-name="ce33" table:formula="of:=IF(AND(0.15&lt;[.$Z6];[.$Z6]&lt;0.2; NOT([.X6]=&quot;&quot;));[.X6];&quot;&quot;)">
            <text:p/>
          </table:table-cell>
          <table:table-cell table:style-name="ce39" table:formula="of:=IF(AND(0.15&lt;[.$Z6];[.$Z6]&lt;0.2; NOT([.Y6]=&quot;&quot;));[.Y6];&quot;&quot;)">
            <text:p/>
          </table:table-cell>
          <table:table-cell table:style-name="ce33" table:formula="of:=IF(AND(0.15&lt;[.$Z6];[.$Z6]&lt;0.2; NOT([.Z6]=&quot;&quot;));[.Z6];&quot;&quot;)">
            <text:p/>
          </table:table-cell>
          <table:table-cell table:style-name="ce44" table:formula="of:=IF(AND(0.15&lt;[.$Z6];[.$Z6]&lt;0.2; NOT([.AA6]=&quot;&quot;));[.AA6];&quot;&quot;)">
            <text:p/>
          </table:table-cell>
          <table:table-cell table:style-name="Default" table:number-columns-repeated="3"/>
          <table:table-cell table:style-name="ce31" table:formula="of:=IF(AND(OR(0.15&gt;[.$Z6];[.$Z6]&gt;0.2);NOT([.A6]=&quot;&quot;));[.A6];&quot;&quot;)" office:value-type="float" office:value="2" calcext:value-type="float">
            <text:p>2</text:p>
          </table:table-cell>
          <table:table-cell table:style-name="ce33" table:formula="of:=IF(AND(OR(0.15&gt;[.$Z6];[.$Z6]&gt;0.2);NOT([.B6]=&quot;&quot;));[.B6];&quot;&quot;)" office:value-type="float" office:value="1.72788" calcext:value-type="float">
            <text:p>1.7279</text:p>
          </table:table-cell>
          <table:table-cell table:style-name="ce33" table:formula="of:=IF(AND(OR(0.15&gt;[.$Z6];[.$Z6]&gt;0.2);NOT([.C6]=&quot;&quot;));[.C6];&quot;&quot;)" office:value-type="float" office:value="-1.5708" calcext:value-type="float">
            <text:p>-1.5708</text:p>
          </table:table-cell>
          <table:table-cell table:style-name="ce33" table:formula="of:=IF(AND(OR(0.15&gt;[.$Z6];[.$Z6]&gt;0.2);NOT([.D6]=&quot;&quot;));[.D6];&quot;&quot;)" office:value-type="float" office:value="1.85005" calcext:value-type="float">
            <text:p>1.8501</text:p>
          </table:table-cell>
          <table:table-cell table:style-name="ce33" table:formula="of:=IF(AND(OR(0.15&gt;[.$Z6];[.$Z6]&gt;0.2);NOT([.E6]=&quot;&quot;));[.E6];&quot;&quot;)" office:value-type="float" office:value="-2.16421" calcext:value-type="float">
            <text:p>-2.1642</text:p>
          </table:table-cell>
          <table:table-cell table:style-name="ce33" table:formula="of:=IF(AND(OR(0.15&gt;[.$Z6];[.$Z6]&gt;0.2);NOT([.F6]=&quot;&quot;));[.F6];&quot;&quot;)" office:value-type="float" office:value="-1.48353" calcext:value-type="float">
            <text:p>-1.4835</text:p>
          </table:table-cell>
          <table:table-cell table:style-name="ce33" table:formula="of:=IF(AND(OR(0.15&gt;[.$Z6];[.$Z6]&gt;0.2);NOT([.G6]=&quot;&quot;));[.G6];&quot;&quot;)" office:value-type="float" office:value="-1.76278" calcext:value-type="float">
            <text:p>-1.7628</text:p>
          </table:table-cell>
          <table:table-cell table:style-name="ce33" table:formula="of:=IF(AND(OR(0.15&gt;[.$Z6];[.$Z6]&gt;0.2);NOT([.H6]=&quot;&quot;));[.H6];&quot;&quot;)">
            <text:p/>
          </table:table-cell>
          <table:table-cell table:style-name="ce33" table:formula="of:=IF(AND(OR(0.15&gt;[.$Z6];[.$Z6]&gt;0.2);NOT([.I6]=&quot;&quot;));[.I6];&quot;&quot;)">
            <text:p/>
          </table:table-cell>
          <table:table-cell table:style-name="ce39" table:formula="of:=IF(AND(OR(0.15&gt;[.$Z6];[.$Z6]&gt;0.2);NOT([.J6]=&quot;&quot;));[.J6];&quot;&quot;)" office:value-type="float" office:value="2" calcext:value-type="float">
            <text:p>2</text:p>
          </table:table-cell>
          <table:table-cell table:style-name="ce33" table:formula="of:=IF(AND(OR(0.15&gt;[.$Z6];[.$Z6]&gt;0.2);NOT([.K6]=&quot;&quot;));[.K6];&quot;&quot;)" office:value-type="float" office:value="0.3619" calcext:value-type="float">
            <text:p>0.3619</text:p>
          </table:table-cell>
          <table:table-cell table:style-name="ce33" table:formula="of:=IF(AND(OR(0.15&gt;[.$Z6];[.$Z6]&gt;0.2);NOT([.L6]=&quot;&quot;));[.L6];&quot;&quot;)" office:value-type="float" office:value="-0.2485" calcext:value-type="float">
            <text:p>-0.2485</text:p>
          </table:table-cell>
          <table:table-cell table:style-name="ce33" table:formula="of:=IF(AND(OR(0.15&gt;[.$Z6];[.$Z6]&gt;0.2);NOT([.M6]=&quot;&quot;));[.M6];&quot;&quot;)">
            <text:p/>
          </table:table-cell>
          <table:table-cell table:style-name="ce33" table:formula="of:=IF(AND(OR(0.15&gt;[.$Z6];[.$Z6]&gt;0.2);NOT([.N6]=&quot;&quot;));[.N6];&quot;&quot;)">
            <text:p/>
          </table:table-cell>
          <table:table-cell table:style-name="ce39" table:formula="of:=IF(AND(OR(0.15&gt;[.$Z6];[.$Z6]&gt;0.2);NOT([.O6]=&quot;&quot;));[.O6];&quot;&quot;)" office:value-type="float" office:value="2" calcext:value-type="float">
            <text:p>2</text:p>
          </table:table-cell>
          <table:table-cell table:style-name="ce33" table:formula="of:=IF(AND(OR(0.15&gt;[.$Z6];[.$Z6]&gt;0.2);NOT([.P6]=&quot;&quot;));[.P6];&quot;&quot;)" office:value-type="float" office:value="2.327" calcext:value-type="float">
            <text:p>2.3270</text:p>
          </table:table-cell>
          <table:table-cell table:style-name="ce33" table:formula="of:=IF(AND(OR(0.15&gt;[.$Z6];[.$Z6]&gt;0.2);NOT([.Q6]=&quot;&quot;));[.Q6];&quot;&quot;)" office:value-type="float" office:value="-2.327" calcext:value-type="float">
            <text:p>-2.3270</text:p>
          </table:table-cell>
          <table:table-cell table:style-name="ce33" table:formula="of:=IF(AND(OR(0.15&gt;[.$Z6];[.$Z6]&gt;0.2);NOT([.R6]=&quot;&quot;));[.R6];&quot;&quot;)" office:value-type="float" office:value="38" calcext:value-type="float">
            <text:p>38.0000</text:p>
          </table:table-cell>
          <table:table-cell table:style-name="ce33" table:formula="of:=IF(AND(OR(0.15&gt;[.$Z6];[.$Z6]&gt;0.2);NOT([.S6]=&quot;&quot;));[.S6];&quot;&quot;)" office:value-type="float" office:value="2.1565984634" calcext:value-type="float">
            <text:p>2.1566</text:p>
          </table:table-cell>
          <table:table-cell table:style-name="ce39" table:formula="of:=IF(AND(OR(0.15&gt;[.$Z6];[.$Z6]&gt;0.2);NOT([.T6]=&quot;&quot;));[.T6];&quot;&quot;)" office:value-type="float" office:value="-1" calcext:value-type="float">
            <text:p>-1</text:p>
          </table:table-cell>
          <table:table-cell table:style-name="ce39" table:formula="of:=IF(AND(OR(0.15&gt;[.$Z6];[.$Z6]&gt;0.2);NOT([.U6]=&quot;&quot;));[.U6];&quot;&quot;)" office:value-type="float" office:value="0" calcext:value-type="float">
            <text:p>0</text:p>
          </table:table-cell>
          <table:table-cell table:style-name="ce33" table:formula="of:=IF(AND(OR(0.15&gt;[.$Z6];[.$Z6]&gt;0.2);NOT([.V6]=&quot;&quot;));[.V6];&quot;&quot;)" office:value-type="float" office:value="0" calcext:value-type="float">
            <text:p>0.0000</text:p>
          </table:table-cell>
          <table:table-cell table:style-name="ce33" table:formula="of:=IF(AND(OR(0.15&gt;[.$Z6];[.$Z6]&gt;0.2);NOT([.W6]=&quot;&quot;));[.W6];&quot;&quot;)">
            <text:p/>
          </table:table-cell>
          <table:table-cell table:style-name="ce33" table:formula="of:=IF(AND(OR(0.15&gt;[.$Z6];[.$Z6]&gt;0.2);NOT([.X6]=&quot;&quot;));[.X6];&quot;&quot;)">
            <text:p/>
          </table:table-cell>
          <table:table-cell table:style-name="ce39" table:formula="of:=IF(AND(OR(0.15&gt;[.$Z6];[.$Z6]&gt;0.2);NOT([.Y6]=&quot;&quot;));[.Y6];&quot;&quot;)" office:value-type="float" office:value="2" calcext:value-type="float">
            <text:p>2</text:p>
          </table:table-cell>
          <table:table-cell table:style-name="ce33" table:formula="of:=IF(AND(OR(0.15&gt;[.$Z6];[.$Z6]&gt;0.2);NOT([.Z6]=&quot;&quot;));[.Z6];&quot;&quot;)" office:value-type="float" office:value="0.2299" calcext:value-type="float">
            <text:p>0.2299</text:p>
          </table:table-cell>
          <table:table-cell table:style-name="ce44" table:formula="of:=IF(AND(OR(0.15&gt;[.$Z6];[.$Z6]&gt;0.2);NOT([.AA6]=&quot;&quot;));[.AA6];&quot;&quot;)" office:value-type="float" office:value="-0.7613" calcext:value-type="float">
            <text:p>-0.7613</text:p>
          </table:table-cell>
          <table:table-cell table:style-name="Default" table:number-columns-repeated="3"/>
          <table:table-cell table:style-name="ce4" table:formula="of:=IF(AND([.$U6] = 1;NOT([.A6]=&quot;&quot;));[.A6];&quot;&quot;)">
            <text:p/>
          </table:table-cell>
          <table:table-cell table:style-name="ce110" table:formula="of:=IF(AND([.$U6] = 1;NOT([.B6]=&quot;&quot;));[.B6];&quot;&quot;)">
            <text:p/>
          </table:table-cell>
          <table:table-cell table:style-name="ce110" table:formula="of:=IF(AND([.$U6] = 1;NOT([.C6]=&quot;&quot;));[.C6];&quot;&quot;)">
            <text:p/>
          </table:table-cell>
          <table:table-cell table:style-name="ce110" table:formula="of:=IF(AND([.$U6] = 1;NOT([.D6]=&quot;&quot;));[.D6];&quot;&quot;)">
            <text:p/>
          </table:table-cell>
          <table:table-cell table:style-name="ce110" table:formula="of:=IF(AND([.$U6] = 1;NOT([.E6]=&quot;&quot;));[.E6];&quot;&quot;)">
            <text:p/>
          </table:table-cell>
          <table:table-cell table:style-name="ce110" table:formula="of:=IF(AND([.$U6] = 1;NOT([.F6]=&quot;&quot;));[.F6];&quot;&quot;)">
            <text:p/>
          </table:table-cell>
          <table:table-cell table:style-name="ce110" table:formula="of:=IF(AND([.$U6] = 1;NOT([.G6]=&quot;&quot;));[.G6];&quot;&quot;)">
            <text:p/>
          </table:table-cell>
          <table:table-cell table:style-name="ce110" table:formula="of:=IF(AND([.$U6] = 1;NOT([.H6]=&quot;&quot;));[.H6];&quot;&quot;)">
            <text:p/>
          </table:table-cell>
          <table:table-cell table:style-name="ce110" table:formula="of:=IF(AND([.$U6] = 1;NOT([.I6]=&quot;&quot;));[.I6];&quot;&quot;)">
            <text:p/>
          </table:table-cell>
          <table:table-cell table:style-name="ce110" table:formula="of:=IF(AND([.$U6] = 1;NOT([.J6]=&quot;&quot;));[.J6];&quot;&quot;)">
            <text:p/>
          </table:table-cell>
          <table:table-cell table:style-name="ce110" table:formula="of:=IF(AND([.$U6] = 1;NOT([.K6]=&quot;&quot;));[.K6];&quot;&quot;)">
            <text:p/>
          </table:table-cell>
          <table:table-cell table:style-name="ce110" table:formula="of:=IF(AND([.$U6] = 1;NOT([.L6]=&quot;&quot;));[.L6];&quot;&quot;)">
            <text:p/>
          </table:table-cell>
          <table:table-cell table:style-name="ce110" table:formula="of:=IF(AND([.$U6] = 1;NOT([.M6]=&quot;&quot;));[.M6];&quot;&quot;)">
            <text:p/>
          </table:table-cell>
          <table:table-cell table:style-name="ce110" table:formula="of:=IF(AND([.$U6] = 1;NOT([.N6]=&quot;&quot;));[.N6];&quot;&quot;)">
            <text:p/>
          </table:table-cell>
          <table:table-cell table:style-name="ce110" table:formula="of:=IF(AND([.$U6] = 1;NOT([.O6]=&quot;&quot;));[.O6];&quot;&quot;)">
            <text:p/>
          </table:table-cell>
          <table:table-cell table:style-name="ce110" table:formula="of:=IF(AND([.$U6] = 1;NOT([.P6]=&quot;&quot;));[.P6];&quot;&quot;)">
            <text:p/>
          </table:table-cell>
          <table:table-cell table:style-name="ce110" table:formula="of:=IF(AND([.$U6] = 1;NOT([.Q6]=&quot;&quot;));[.Q6];&quot;&quot;)">
            <text:p/>
          </table:table-cell>
          <table:table-cell table:style-name="ce110" table:formula="of:=IF(AND([.$U6] = 1;NOT([.R6]=&quot;&quot;));[.R6];&quot;&quot;)">
            <text:p/>
          </table:table-cell>
          <table:table-cell table:style-name="ce110" table:formula="of:=IF(AND([.$U6] = 1;NOT([.S6]=&quot;&quot;));[.S6];&quot;&quot;)">
            <text:p/>
          </table:table-cell>
          <table:table-cell table:style-name="ce110" table:formula="of:=IF(AND([.$U6] = 1;NOT([.T6]=&quot;&quot;));[.T6];&quot;&quot;)">
            <text:p/>
          </table:table-cell>
          <table:table-cell table:style-name="ce110" table:formula="of:=IF(AND([.$U6] = 1;NOT([.U6]=&quot;&quot;));[.U6];&quot;&quot;)">
            <text:p/>
          </table:table-cell>
          <table:table-cell table:style-name="ce110" table:formula="of:=IF(AND([.$U6] = 1;NOT([.V6]=&quot;&quot;));[.V6];&quot;&quot;)">
            <text:p/>
          </table:table-cell>
          <table:table-cell table:style-name="ce110" table:formula="of:=IF(AND([.$U6] = 1;NOT([.W6]=&quot;&quot;));[.W6];&quot;&quot;)">
            <text:p/>
          </table:table-cell>
          <table:table-cell table:style-name="ce110" table:formula="of:=IF(AND([.$U6] = 1;NOT([.X6]=&quot;&quot;));[.X6];&quot;&quot;)">
            <text:p/>
          </table:table-cell>
          <table:table-cell table:style-name="ce110" table:formula="of:=IF(AND([.$U6] = 1;NOT([.Y6]=&quot;&quot;));[.Y6];&quot;&quot;)">
            <text:p/>
          </table:table-cell>
          <table:table-cell table:style-name="ce121" table:formula="of:=IF(AND([.$U6] = 1;NOT([.Z6]=&quot;&quot;));[.Z6];&quot;&quot;)">
            <text:p/>
          </table:table-cell>
          <table:table-cell table:style-name="ce25" table:formula="of:=IF(AND([.$U6] = 1;NOT([.AA6]=&quot;&quot;));[.AA6];&quot;&quot;)">
            <text:p/>
          </table:table-cell>
          <table:table-cell table:style-name="Default" table:number-columns-repeated="3"/>
          <table:table-cell table:style-name="ce4" table:formula="of:=IF(AND([.$U6] = 0;NOT([.A6]=&quot;&quot;));[.A6];&quot;&quot;)" office:value-type="float" office:value="2" calcext:value-type="float">
            <text:p>2</text:p>
          </table:table-cell>
          <table:table-cell table:style-name="ce110" table:formula="of:=IF(AND([.$U6] = 0;NOT([.B6]=&quot;&quot;));[.B6];&quot;&quot;)" office:value-type="float" office:value="1.72788" calcext:value-type="float">
            <text:p>1.72788</text:p>
          </table:table-cell>
          <table:table-cell table:style-name="ce110" table:formula="of:=IF(AND([.$U6] = 0;NOT([.C6]=&quot;&quot;));[.C6];&quot;&quot;)" office:value-type="float" office:value="-1.5708" calcext:value-type="float">
            <text:p>-1.5708</text:p>
          </table:table-cell>
          <table:table-cell table:style-name="ce110" table:formula="of:=IF(AND([.$U6] = 0;NOT([.D6]=&quot;&quot;));[.D6];&quot;&quot;)" office:value-type="float" office:value="1.85005" calcext:value-type="float">
            <text:p>1.85005</text:p>
          </table:table-cell>
          <table:table-cell table:style-name="ce110" table:formula="of:=IF(AND([.$U6] = 0;NOT([.E6]=&quot;&quot;));[.E6];&quot;&quot;)" office:value-type="float" office:value="-2.16421" calcext:value-type="float">
            <text:p>-2.16421</text:p>
          </table:table-cell>
          <table:table-cell table:style-name="ce110" table:formula="of:=IF(AND([.$U6] = 0;NOT([.F6]=&quot;&quot;));[.F6];&quot;&quot;)" office:value-type="float" office:value="-1.48353" calcext:value-type="float">
            <text:p>-1.48353</text:p>
          </table:table-cell>
          <table:table-cell table:style-name="ce110" table:formula="of:=IF(AND([.$U6] = 0;NOT([.G6]=&quot;&quot;));[.G6];&quot;&quot;)" office:value-type="float" office:value="-1.76278" calcext:value-type="float">
            <text:p>-1.76278</text:p>
          </table:table-cell>
          <table:table-cell table:style-name="ce110" table:formula="of:=IF(AND([.$U6] = 0;NOT([.H6]=&quot;&quot;));[.H6];&quot;&quot;)">
            <text:p/>
          </table:table-cell>
          <table:table-cell table:style-name="ce110" table:formula="of:=IF(AND([.$U6] = 0;NOT([.I6]=&quot;&quot;));[.I6];&quot;&quot;)">
            <text:p/>
          </table:table-cell>
          <table:table-cell table:style-name="ce110" table:formula="of:=IF(AND([.$U6] = 0;NOT([.J6]=&quot;&quot;));[.J6];&quot;&quot;)" office:value-type="float" office:value="2" calcext:value-type="float">
            <text:p>2</text:p>
          </table:table-cell>
          <table:table-cell table:style-name="ce113" table:formula="of:=IF(AND([.$U6] = 0;NOT([.K6]=&quot;&quot;));[.K6];&quot;&quot;)" office:value-type="float" office:value="0.3619" calcext:value-type="float">
            <text:p>0.3619</text:p>
          </table:table-cell>
          <table:table-cell table:style-name="ce113" table:formula="of:=IF(AND([.$U6] = 0;NOT([.L6]=&quot;&quot;));[.L6];&quot;&quot;)" office:value-type="float" office:value="-0.2485" calcext:value-type="float">
            <text:p>-0.2485</text:p>
          </table:table-cell>
          <table:table-cell table:style-name="ce110" table:formula="of:=IF(AND([.$U6] = 0;NOT([.M6]=&quot;&quot;));[.M6];&quot;&quot;)">
            <text:p/>
          </table:table-cell>
          <table:table-cell table:style-name="ce110" table:formula="of:=IF(AND([.$U6] = 0;NOT([.N6]=&quot;&quot;));[.N6];&quot;&quot;)">
            <text:p/>
          </table:table-cell>
          <table:table-cell table:style-name="ce110" table:formula="of:=IF(AND([.$U6] = 0;NOT([.O6]=&quot;&quot;));[.O6];&quot;&quot;)" office:value-type="float" office:value="2" calcext:value-type="float">
            <text:p>2</text:p>
          </table:table-cell>
          <table:table-cell table:style-name="ce110" table:formula="of:=IF(AND([.$U6] = 0;NOT([.P6]=&quot;&quot;));[.P6];&quot;&quot;)" office:value-type="float" office:value="2.327" calcext:value-type="float">
            <text:p>2.327</text:p>
          </table:table-cell>
          <table:table-cell table:style-name="ce110" table:formula="of:=IF(AND([.$U6] = 0;NOT([.Q6]=&quot;&quot;));[.Q6];&quot;&quot;)" office:value-type="float" office:value="-2.327" calcext:value-type="float">
            <text:p>-2.327</text:p>
          </table:table-cell>
          <table:table-cell table:style-name="ce110" table:formula="of:=IF(AND([.$U6] = 0;NOT([.R6]=&quot;&quot;));[.R6];&quot;&quot;)" office:value-type="float" office:value="38" calcext:value-type="float">
            <text:p>38</text:p>
          </table:table-cell>
          <table:table-cell table:style-name="ce110" table:formula="of:=IF(AND([.$U6] = 0;NOT([.S6]=&quot;&quot;));[.S6];&quot;&quot;)" office:value-type="float" office:value="2.1565984634" calcext:value-type="float">
            <text:p>2.1565984634</text:p>
          </table:table-cell>
          <table:table-cell table:style-name="ce110" table:formula="of:=IF(AND([.$U6] = 0;NOT([.T6]=&quot;&quot;));[.T6];&quot;&quot;)" office:value-type="float" office:value="-1" calcext:value-type="float">
            <text:p>-1</text:p>
          </table:table-cell>
          <table:table-cell table:style-name="ce110" table:formula="of:=IF(AND([.$U6] = 0;NOT([.U6]=&quot;&quot;));[.U6];&quot;&quot;)" office:value-type="float" office:value="0" calcext:value-type="float">
            <text:p>0</text:p>
          </table:table-cell>
          <table:table-cell table:style-name="ce110" table:formula="of:=IF(AND([.$U6] = 0;NOT([.V6]=&quot;&quot;));[.V6];&quot;&quot;)" office:value-type="float" office:value="0" calcext:value-type="float">
            <text:p>0</text:p>
          </table:table-cell>
          <table:table-cell table:style-name="ce110" table:formula="of:=IF(AND([.$U6] = 0;NOT([.W6]=&quot;&quot;));[.W6];&quot;&quot;)">
            <text:p/>
          </table:table-cell>
          <table:table-cell table:style-name="ce110" table:formula="of:=IF(AND([.$U6] = 0;NOT([.X6]=&quot;&quot;));[.X6];&quot;&quot;)">
            <text:p/>
          </table:table-cell>
          <table:table-cell table:style-name="ce110" table:formula="of:=IF(AND([.$U6] = 0;NOT([.Y6]=&quot;&quot;));[.Y6];&quot;&quot;)" office:value-type="float" office:value="2" calcext:value-type="float">
            <text:p>2</text:p>
          </table:table-cell>
          <table:table-cell table:style-name="ce110" table:formula="of:=IF(AND([.$U6] = 0;NOT([.Z6]=&quot;&quot;));[.Z6];&quot;&quot;)" office:value-type="float" office:value="0.2299" calcext:value-type="float">
            <text:p>0.2299</text:p>
          </table:table-cell>
          <table:table-cell table:style-name="ce25" table:formula="of:=IF(AND([.$U6] = 0;NOT([.AA6]=&quot;&quot;));[.AA6];&quot;&quot;)" office:value-type="float" office:value="-0.7613" calcext:value-type="float">
            <text:p>-0.7613</text:p>
          </table:table-cell>
          <table:table-cell table:style-name="Default" table:number-columns-repeated="3"/>
          <table:table-cell table:style-name="ce126" table:formula="of:=IF(AND(0.1&lt;[.$Z6];[.$Z6]&lt;0.25; NOT([.A6]=&quot;&quot;));[.A6];&quot;&quot;)" office:value-type="float" office:value="2" calcext:value-type="float">
            <text:p>2.0000</text:p>
          </table:table-cell>
          <table:table-cell table:style-name="ce44" table:formula="of:=IF(AND(0.1&lt;[.$Z6];[.$Z6]&lt;0.25; NOT([.B6]=&quot;&quot;));[.B6];&quot;&quot;)" office:value-type="float" office:value="1.72788" calcext:value-type="float">
            <text:p>1.7279</text:p>
          </table:table-cell>
          <table:table-cell table:style-name="ce44" table:formula="of:=IF(AND(0.1&lt;[.$Z6];[.$Z6]&lt;0.25; NOT([.C6]=&quot;&quot;));[.C6];&quot;&quot;)" office:value-type="float" office:value="-1.5708" calcext:value-type="float">
            <text:p>-1.5708</text:p>
          </table:table-cell>
          <table:table-cell table:style-name="ce44" table:formula="of:=IF(AND(0.1&lt;[.$Z6];[.$Z6]&lt;0.25; NOT([.D6]=&quot;&quot;));[.D6];&quot;&quot;)" office:value-type="float" office:value="1.85005" calcext:value-type="float">
            <text:p>1.8501</text:p>
          </table:table-cell>
          <table:table-cell table:style-name="ce44" table:formula="of:=IF(AND(0.1&lt;[.$Z6];[.$Z6]&lt;0.25; NOT([.E6]=&quot;&quot;));[.E6];&quot;&quot;)" office:value-type="float" office:value="-2.16421" calcext:value-type="float">
            <text:p>-2.1642</text:p>
          </table:table-cell>
          <table:table-cell table:style-name="ce44" table:formula="of:=IF(AND(0.1&lt;[.$Z6];[.$Z6]&lt;0.25; NOT([.F6]=&quot;&quot;));[.F6];&quot;&quot;)" office:value-type="float" office:value="-1.48353" calcext:value-type="float">
            <text:p>-1.4835</text:p>
          </table:table-cell>
          <table:table-cell table:style-name="ce44" table:formula="of:=IF(AND(0.1&lt;[.$Z6];[.$Z6]&lt;0.25; NOT([.G6]=&quot;&quot;));[.G6];&quot;&quot;)" office:value-type="float" office:value="-1.76278" calcext:value-type="float">
            <text:p>-1.7628</text:p>
          </table:table-cell>
          <table:table-cell table:style-name="ce44" table:formula="of:=IF(AND(0.1&lt;[.$Z6];[.$Z6]&lt;0.25; NOT([.H6]=&quot;&quot;));[.H6];&quot;&quot;)">
            <text:p/>
          </table:table-cell>
          <table:table-cell table:style-name="ce44" table:formula="of:=IF(AND(0.1&lt;[.$Z6];[.$Z6]&lt;0.25; NOT([.I6]=&quot;&quot;));[.I6];&quot;&quot;)">
            <text:p/>
          </table:table-cell>
          <table:table-cell table:style-name="ce44" table:formula="of:=IF(AND(0.1&lt;[.$Z6];[.$Z6]&lt;0.25; NOT([.J6]=&quot;&quot;));[.J6];&quot;&quot;)" office:value-type="float" office:value="2" calcext:value-type="float">
            <text:p>2.0000</text:p>
          </table:table-cell>
          <table:table-cell table:style-name="ce44" table:formula="of:=IF(AND(0.1&lt;[.$Z6];[.$Z6]&lt;0.25; NOT([.K6]=&quot;&quot;));[.K6];&quot;&quot;)" office:value-type="float" office:value="0.3619" calcext:value-type="float">
            <text:p>0.3619</text:p>
          </table:table-cell>
          <table:table-cell table:style-name="ce44" table:formula="of:=IF(AND(0.1&lt;[.$Z6];[.$Z6]&lt;0.25; NOT([.L6]=&quot;&quot;));[.L6];&quot;&quot;)" office:value-type="float" office:value="-0.2485" calcext:value-type="float">
            <text:p>-0.2485</text:p>
          </table:table-cell>
          <table:table-cell table:style-name="ce44" table:formula="of:=IF(AND(0.1&lt;[.$Z6];[.$Z6]&lt;0.25; NOT([.M6]=&quot;&quot;));[.M6];&quot;&quot;)">
            <text:p/>
          </table:table-cell>
          <table:table-cell table:style-name="ce44" table:formula="of:=IF(AND(0.1&lt;[.$Z6];[.$Z6]&lt;0.25; NOT([.N6]=&quot;&quot;));[.N6];&quot;&quot;)">
            <text:p/>
          </table:table-cell>
          <table:table-cell table:style-name="ce44" table:formula="of:=IF(AND(0.1&lt;[.$Z6];[.$Z6]&lt;0.25; NOT([.O6]=&quot;&quot;));[.O6];&quot;&quot;)" office:value-type="float" office:value="2" calcext:value-type="float">
            <text:p>2.0000</text:p>
          </table:table-cell>
          <table:table-cell table:style-name="ce44" table:formula="of:=IF(AND(0.1&lt;[.$Z6];[.$Z6]&lt;0.25; NOT([.P6]=&quot;&quot;));[.P6];&quot;&quot;)" office:value-type="float" office:value="2.327" calcext:value-type="float">
            <text:p>2.3270</text:p>
          </table:table-cell>
          <table:table-cell table:style-name="ce44" table:formula="of:=IF(AND(0.1&lt;[.$Z6];[.$Z6]&lt;0.25; NOT([.Q6]=&quot;&quot;));[.Q6];&quot;&quot;)" office:value-type="float" office:value="-2.327" calcext:value-type="float">
            <text:p>-2.3270</text:p>
          </table:table-cell>
          <table:table-cell table:style-name="ce44" table:formula="of:=IF(AND(0.1&lt;[.$Z6];[.$Z6]&lt;0.25; NOT([.R6]=&quot;&quot;));[.R6];&quot;&quot;)" office:value-type="float" office:value="38" calcext:value-type="float">
            <text:p>38.0000</text:p>
          </table:table-cell>
          <table:table-cell table:style-name="ce44" table:formula="of:=IF(AND(0.1&lt;[.$Z6];[.$Z6]&lt;0.25; NOT([.S6]=&quot;&quot;));[.S6];&quot;&quot;)" office:value-type="float" office:value="2.1565984634" calcext:value-type="float">
            <text:p>2.1566</text:p>
          </table:table-cell>
          <table:table-cell table:style-name="ce44" table:formula="of:=IF(AND(0.1&lt;[.$Z6];[.$Z6]&lt;0.25; NOT([.T6]=&quot;&quot;));[.T6];&quot;&quot;)" office:value-type="float" office:value="-1" calcext:value-type="float">
            <text:p>-1.0000</text:p>
          </table:table-cell>
          <table:table-cell table:style-name="ce44" table:formula="of:=IF(AND(0.1&lt;[.$Z6];[.$Z6]&lt;0.25; NOT([.U6]=&quot;&quot;));[.U6];&quot;&quot;)" office:value-type="float" office:value="0" calcext:value-type="float">
            <text:p>0.0000</text:p>
          </table:table-cell>
          <table:table-cell table:style-name="ce44" table:formula="of:=IF(AND(0.1&lt;[.$Z6];[.$Z6]&lt;0.25; NOT([.V6]=&quot;&quot;));[.V6];&quot;&quot;)" office:value-type="float" office:value="0" calcext:value-type="float">
            <text:p>0.0000</text:p>
          </table:table-cell>
          <table:table-cell table:style-name="ce44" table:formula="of:=IF(AND(0.1&lt;[.$Z6];[.$Z6]&lt;0.25; NOT([.W6]=&quot;&quot;));[.W6];&quot;&quot;)">
            <text:p/>
          </table:table-cell>
          <table:table-cell table:style-name="ce44" table:formula="of:=IF(AND(0.1&lt;[.$Z6];[.$Z6]&lt;0.25; NOT([.X6]=&quot;&quot;));[.X6];&quot;&quot;)">
            <text:p/>
          </table:table-cell>
          <table:table-cell table:style-name="ce44" table:formula="of:=IF(AND(0.1&lt;[.$Z6];[.$Z6]&lt;0.25; NOT([.Y6]=&quot;&quot;));[.Y6];&quot;&quot;)" office:value-type="float" office:value="2" calcext:value-type="float">
            <text:p>2.0000</text:p>
          </table:table-cell>
          <table:table-cell table:style-name="ce44" table:formula="of:=IF(AND(0.1&lt;[.$Z6];[.$Z6]&lt;0.25; NOT([.Z6]=&quot;&quot;));[.Z6];&quot;&quot;)" office:value-type="float" office:value="0.2299" calcext:value-type="float">
            <text:p>0.2299</text:p>
          </table:table-cell>
          <table:table-cell table:style-name="ce44" table:formula="of:=IF(AND(0.1&lt;[.$Z6];[.$Z6]&lt;0.25; NOT([.AA6]=&quot;&quot;));[.AA6];&quot;&quot;)" office:value-type="float" office:value="-0.7613" calcext:value-type="float">
            <text:p>-0.7613</text:p>
          </table:table-cell>
          <table:table-cell table:style-name="Default" table:number-columns-repeated="3"/>
          <table:table-cell table:style-name="ce126" table:formula="of:=IF(AND(OR(0.1&gt;[.$Z6];[.$Z6]&gt;0.25);NOT([.A6]=&quot;&quot;));[.A6];&quot;&quot;)">
            <text:p/>
          </table:table-cell>
          <table:table-cell table:style-name="ce44" table:formula="of:=IF(AND(OR(0.1&gt;[.$Z6];[.$Z6]&gt;0.25);NOT([.B6]=&quot;&quot;));[.B6];&quot;&quot;)">
            <text:p/>
          </table:table-cell>
          <table:table-cell table:style-name="ce44" table:formula="of:=IF(AND(OR(0.1&gt;[.$Z6];[.$Z6]&gt;0.25);NOT([.C6]=&quot;&quot;));[.C6];&quot;&quot;)">
            <text:p/>
          </table:table-cell>
          <table:table-cell table:style-name="ce44" table:formula="of:=IF(AND(OR(0.1&gt;[.$Z6];[.$Z6]&gt;0.25);NOT([.D6]=&quot;&quot;));[.D6];&quot;&quot;)">
            <text:p/>
          </table:table-cell>
          <table:table-cell table:style-name="ce44" table:formula="of:=IF(AND(OR(0.1&gt;[.$Z6];[.$Z6]&gt;0.25);NOT([.E6]=&quot;&quot;));[.E6];&quot;&quot;)">
            <text:p/>
          </table:table-cell>
          <table:table-cell table:style-name="ce44" table:formula="of:=IF(AND(OR(0.1&gt;[.$Z6];[.$Z6]&gt;0.25);NOT([.F6]=&quot;&quot;));[.F6];&quot;&quot;)">
            <text:p/>
          </table:table-cell>
          <table:table-cell table:style-name="ce44" table:formula="of:=IF(AND(OR(0.1&gt;[.$Z6];[.$Z6]&gt;0.25);NOT([.G6]=&quot;&quot;));[.G6];&quot;&quot;)">
            <text:p/>
          </table:table-cell>
          <table:table-cell table:style-name="ce44" table:formula="of:=IF(AND(OR(0.1&gt;[.$Z6];[.$Z6]&gt;0.25);NOT([.H6]=&quot;&quot;));[.H6];&quot;&quot;)">
            <text:p/>
          </table:table-cell>
          <table:table-cell table:style-name="ce44" table:formula="of:=IF(AND(OR(0.1&gt;[.$Z6];[.$Z6]&gt;0.25);NOT([.I6]=&quot;&quot;));[.I6];&quot;&quot;)">
            <text:p/>
          </table:table-cell>
          <table:table-cell table:style-name="ce44" table:formula="of:=IF(AND(OR(0.1&gt;[.$Z6];[.$Z6]&gt;0.25);NOT([.J6]=&quot;&quot;));[.J6];&quot;&quot;)">
            <text:p/>
          </table:table-cell>
          <table:table-cell table:style-name="ce44" table:formula="of:=IF(AND(OR(0.1&gt;[.$Z6];[.$Z6]&gt;0.25);NOT([.K6]=&quot;&quot;));[.K6];&quot;&quot;)">
            <text:p/>
          </table:table-cell>
          <table:table-cell table:style-name="ce44" table:formula="of:=IF(AND(OR(0.1&gt;[.$Z6];[.$Z6]&gt;0.25);NOT([.L6]=&quot;&quot;));[.L6];&quot;&quot;)">
            <text:p/>
          </table:table-cell>
          <table:table-cell table:style-name="ce44" table:formula="of:=IF(AND(OR(0.1&gt;[.$Z6];[.$Z6]&gt;0.25);NOT([.M6]=&quot;&quot;));[.M6];&quot;&quot;)">
            <text:p/>
          </table:table-cell>
          <table:table-cell table:style-name="ce44" table:formula="of:=IF(AND(OR(0.1&gt;[.$Z6];[.$Z6]&gt;0.25);NOT([.N6]=&quot;&quot;));[.N6];&quot;&quot;)">
            <text:p/>
          </table:table-cell>
          <table:table-cell table:style-name="ce128" table:formula="of:=IF(AND(OR(0.1&gt;[.$Z6];[.$Z6]&gt;0.25);NOT([.O6]=&quot;&quot;));[.O6];&quot;&quot;)">
            <text:p/>
          </table:table-cell>
          <table:table-cell table:style-name="ce44" table:formula="of:=IF(AND(OR(0.1&gt;[.$Z6];[.$Z6]&gt;0.25);NOT([.P6]=&quot;&quot;));[.P6];&quot;&quot;)">
            <text:p/>
          </table:table-cell>
          <table:table-cell table:style-name="ce44" table:formula="of:=IF(AND(OR(0.1&gt;[.$Z6];[.$Z6]&gt;0.25);NOT([.Q6]=&quot;&quot;));[.Q6];&quot;&quot;)">
            <text:p/>
          </table:table-cell>
          <table:table-cell table:style-name="ce44" table:formula="of:=IF(AND(OR(0.1&gt;[.$Z6];[.$Z6]&gt;0.25);NOT([.R6]=&quot;&quot;));[.R6];&quot;&quot;)">
            <text:p/>
          </table:table-cell>
          <table:table-cell table:style-name="ce44" table:formula="of:=IF(AND(OR(0.1&gt;[.$Z6];[.$Z6]&gt;0.25);NOT([.S6]=&quot;&quot;));[.S6];&quot;&quot;)">
            <text:p/>
          </table:table-cell>
          <table:table-cell table:style-name="ce44" table:formula="of:=IF(AND(OR(0.1&gt;[.$Z6];[.$Z6]&gt;0.25);NOT([.T6]=&quot;&quot;));[.T6];&quot;&quot;)">
            <text:p/>
          </table:table-cell>
          <table:table-cell table:style-name="ce44" table:formula="of:=IF(AND(OR(0.1&gt;[.$Z6];[.$Z6]&gt;0.25);NOT([.U6]=&quot;&quot;));[.U6];&quot;&quot;)">
            <text:p/>
          </table:table-cell>
          <table:table-cell table:style-name="ce44" table:formula="of:=IF(AND(OR(0.1&gt;[.$Z6];[.$Z6]&gt;0.25);NOT([.V6]=&quot;&quot;));[.V6];&quot;&quot;)">
            <text:p/>
          </table:table-cell>
          <table:table-cell table:style-name="ce44" table:formula="of:=IF(AND(OR(0.1&gt;[.$Z6];[.$Z6]&gt;0.25);NOT([.W6]=&quot;&quot;));[.W6];&quot;&quot;)">
            <text:p/>
          </table:table-cell>
          <table:table-cell table:style-name="ce44" table:formula="of:=IF(AND(OR(0.1&gt;[.$Z6];[.$Z6]&gt;0.25);NOT([.X6]=&quot;&quot;));[.X6];&quot;&quot;)">
            <text:p/>
          </table:table-cell>
          <table:table-cell table:style-name="ce128" table:formula="of:=IF(AND(OR(0.1&gt;[.$Z6];[.$Z6]&gt;0.25);NOT([.Y6]=&quot;&quot;));[.Y6];&quot;&quot;)">
            <text:p/>
          </table:table-cell>
          <table:table-cell table:style-name="ce44" table:formula="of:=IF(AND(OR(0.1&gt;[.$Z6];[.$Z6]&gt;0.25);NOT([.Z6]=&quot;&quot;));[.Z6];&quot;&quot;)">
            <text:p/>
          </table:table-cell>
          <table:table-cell table:style-name="ce44" table:formula="of:=IF(AND(OR(0.1&gt;[.$Z6];[.$Z6]&gt;0.25);NOT([.AA6]=&quot;&quot;));[.AA6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4" calcext:value-type="float">
            <text:p>4</text:p>
          </table:table-cell>
          <table:table-cell table:style-name="ce15" office:value-type="float" office:value="0.3266" calcext:value-type="float">
            <text:p>0.3266</text:p>
          </table:table-cell>
          <table:table-cell table:style-name="ce15" office:value-type="float" office:value="-0.1449" calcext:value-type="float">
            <text:p>-0.1449</text:p>
          </table:table-cell>
          <table:table-cell table:style-name="Default" table:number-columns-repeated="2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2.3823" calcext:value-type="float">
            <text:p>2.3823</text:p>
          </table:table-cell>
          <table:table-cell table:style-name="ce10" office:value-type="float" office:value="-2.3823" calcext:value-type="float">
            <text:p>-2.3823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3390410445" calcext:value-type="float">
            <text:p>2.339041044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1342" calcext:value-type="float">
            <text:p>0.1342</text:p>
          </table:table-cell>
          <table:table-cell table:style-name="ce25" office:value-type="float" office:value="-0.7832" calcext:value-type="float">
            <text:p>-0.7832</text:p>
          </table:table-cell>
          <table:table-cell table:style-name="Default" table:number-columns-repeated="3"/>
          <table:table-cell table:style-name="ce31" table:formula="of:=IF(AND(0.15&lt;[.$Z7];[.$Z7]&lt;0.2; NOT([.A7]=&quot;&quot;));[.A7];&quot;&quot;)">
            <text:p/>
          </table:table-cell>
          <table:table-cell table:style-name="ce33" table:formula="of:=IF(AND(0.15&lt;[.$Z7];[.$Z7]&lt;0.2; NOT([.B7]=&quot;&quot;));[.B7];&quot;&quot;)">
            <text:p/>
          </table:table-cell>
          <table:table-cell table:style-name="ce33" table:formula="of:=IF(AND(0.15&lt;[.$Z7];[.$Z7]&lt;0.2; NOT([.C7]=&quot;&quot;));[.C7];&quot;&quot;)">
            <text:p/>
          </table:table-cell>
          <table:table-cell table:style-name="ce33" table:formula="of:=IF(AND(0.15&lt;[.$Z7];[.$Z7]&lt;0.2; NOT([.D7]=&quot;&quot;));[.D7];&quot;&quot;)">
            <text:p/>
          </table:table-cell>
          <table:table-cell table:style-name="ce33" table:formula="of:=IF(AND(0.15&lt;[.$Z7];[.$Z7]&lt;0.2; NOT([.E7]=&quot;&quot;));[.E7];&quot;&quot;)">
            <text:p/>
          </table:table-cell>
          <table:table-cell table:style-name="ce33" table:formula="of:=IF(AND(0.15&lt;[.$Z7];[.$Z7]&lt;0.2; NOT([.F7]=&quot;&quot;));[.F7];&quot;&quot;)">
            <text:p/>
          </table:table-cell>
          <table:table-cell table:style-name="ce33" table:formula="of:=IF(AND(0.15&lt;[.$Z7];[.$Z7]&lt;0.2; NOT([.G7]=&quot;&quot;));[.G7];&quot;&quot;)">
            <text:p/>
          </table:table-cell>
          <table:table-cell table:style-name="ce33" table:formula="of:=IF(AND(0.15&lt;[.$Z7];[.$Z7]&lt;0.2; NOT([.H7]=&quot;&quot;));[.H7];&quot;&quot;)">
            <text:p/>
          </table:table-cell>
          <table:table-cell table:style-name="ce33" table:formula="of:=IF(AND(0.15&lt;[.$Z7];[.$Z7]&lt;0.2; NOT([.I7]=&quot;&quot;));[.I7];&quot;&quot;)">
            <text:p/>
          </table:table-cell>
          <table:table-cell table:style-name="ce39" table:formula="of:=IF(AND(0.15&lt;[.$Z7];[.$Z7]&lt;0.2; NOT([.J7]=&quot;&quot;));[.J7];&quot;&quot;)">
            <text:p/>
          </table:table-cell>
          <table:table-cell table:style-name="ce33" table:formula="of:=IF(AND(0.15&lt;[.$Z7];[.$Z7]&lt;0.2; NOT([.K7]=&quot;&quot;));[.K7];&quot;&quot;)">
            <text:p/>
          </table:table-cell>
          <table:table-cell table:style-name="ce33" table:formula="of:=IF(AND(0.15&lt;[.$Z7];[.$Z7]&lt;0.2; NOT([.L7]=&quot;&quot;));[.L7];&quot;&quot;)">
            <text:p/>
          </table:table-cell>
          <table:table-cell table:style-name="ce33" table:formula="of:=IF(AND(0.15&lt;[.$Z7];[.$Z7]&lt;0.2; NOT([.M7]=&quot;&quot;));[.M7];&quot;&quot;)">
            <text:p/>
          </table:table-cell>
          <table:table-cell table:style-name="ce33" table:formula="of:=IF(AND(0.15&lt;[.$Z7];[.$Z7]&lt;0.2; NOT([.N7]=&quot;&quot;));[.N7];&quot;&quot;)">
            <text:p/>
          </table:table-cell>
          <table:table-cell table:style-name="ce39" table:formula="of:=IF(AND(0.15&lt;[.$Z7];[.$Z7]&lt;0.2; NOT([.O7]=&quot;&quot;));[.O7];&quot;&quot;)">
            <text:p/>
          </table:table-cell>
          <table:table-cell table:style-name="ce33" table:formula="of:=IF(AND(0.15&lt;[.$Z7];[.$Z7]&lt;0.2; NOT([.P7]=&quot;&quot;));[.P7];&quot;&quot;)">
            <text:p/>
          </table:table-cell>
          <table:table-cell table:style-name="ce33" table:formula="of:=IF(AND(0.15&lt;[.$Z7];[.$Z7]&lt;0.2; NOT([.Q7]=&quot;&quot;));[.Q7];&quot;&quot;)">
            <text:p/>
          </table:table-cell>
          <table:table-cell table:style-name="ce33" table:formula="of:=IF(AND(0.15&lt;[.$Z7];[.$Z7]&lt;0.2; NOT([.R7]=&quot;&quot;));[.R7];&quot;&quot;)">
            <text:p/>
          </table:table-cell>
          <table:table-cell table:style-name="ce33" table:formula="of:=IF(AND(0.15&lt;[.$Z7];[.$Z7]&lt;0.2; NOT([.S7]=&quot;&quot;));[.S7];&quot;&quot;)">
            <text:p/>
          </table:table-cell>
          <table:table-cell table:style-name="ce39" table:formula="of:=IF(AND(0.15&lt;[.$Z7];[.$Z7]&lt;0.2; NOT([.T7]=&quot;&quot;));[.T7];&quot;&quot;)">
            <text:p/>
          </table:table-cell>
          <table:table-cell table:style-name="ce39" table:formula="of:=IF(AND(0.15&lt;[.$Z7];[.$Z7]&lt;0.2; NOT([.U7]=&quot;&quot;));[.U7];&quot;&quot;)">
            <text:p/>
          </table:table-cell>
          <table:table-cell table:style-name="ce33" table:formula="of:=IF(AND(0.15&lt;[.$Z7];[.$Z7]&lt;0.2; NOT([.V7]=&quot;&quot;));[.V7];&quot;&quot;)">
            <text:p/>
          </table:table-cell>
          <table:table-cell table:style-name="ce33" table:formula="of:=IF(AND(0.15&lt;[.$Z7];[.$Z7]&lt;0.2; NOT([.W7]=&quot;&quot;));[.W7];&quot;&quot;)">
            <text:p/>
          </table:table-cell>
          <table:table-cell table:style-name="ce33" table:formula="of:=IF(AND(0.15&lt;[.$Z7];[.$Z7]&lt;0.2; NOT([.X7]=&quot;&quot;));[.X7];&quot;&quot;)">
            <text:p/>
          </table:table-cell>
          <table:table-cell table:style-name="ce39" table:formula="of:=IF(AND(0.15&lt;[.$Z7];[.$Z7]&lt;0.2; NOT([.Y7]=&quot;&quot;));[.Y7];&quot;&quot;)">
            <text:p/>
          </table:table-cell>
          <table:table-cell table:style-name="ce33" table:formula="of:=IF(AND(0.15&lt;[.$Z7];[.$Z7]&lt;0.2; NOT([.Z7]=&quot;&quot;));[.Z7];&quot;&quot;)">
            <text:p/>
          </table:table-cell>
          <table:table-cell table:style-name="ce44" table:formula="of:=IF(AND(0.15&lt;[.$Z7];[.$Z7]&lt;0.2; NOT([.AA7]=&quot;&quot;));[.AA7];&quot;&quot;)">
            <text:p/>
          </table:table-cell>
          <table:table-cell table:style-name="Default" table:number-columns-repeated="3"/>
          <table:table-cell table:style-name="ce31" table:formula="of:=IF(AND(OR(0.15&gt;[.$Z7];[.$Z7]&gt;0.2);NOT([.A7]=&quot;&quot;));[.A7];&quot;&quot;)" office:value-type="float" office:value="3" calcext:value-type="float">
            <text:p>3</text:p>
          </table:table-cell>
          <table:table-cell table:style-name="ce33" table:formula="of:=IF(AND(OR(0.15&gt;[.$Z7];[.$Z7]&gt;0.2);NOT([.B7]=&quot;&quot;));[.B7];&quot;&quot;)" office:value-type="float" office:value="1.72788" calcext:value-type="float">
            <text:p>1.7279</text:p>
          </table:table-cell>
          <table:table-cell table:style-name="ce33" table:formula="of:=IF(AND(OR(0.15&gt;[.$Z7];[.$Z7]&gt;0.2);NOT([.C7]=&quot;&quot;));[.C7];&quot;&quot;)" office:value-type="float" office:value="-1.5708" calcext:value-type="float">
            <text:p>-1.5708</text:p>
          </table:table-cell>
          <table:table-cell table:style-name="ce33" table:formula="of:=IF(AND(OR(0.15&gt;[.$Z7];[.$Z7]&gt;0.2);NOT([.D7]=&quot;&quot;));[.D7];&quot;&quot;)" office:value-type="float" office:value="1.85005" calcext:value-type="float">
            <text:p>1.8501</text:p>
          </table:table-cell>
          <table:table-cell table:style-name="ce33" table:formula="of:=IF(AND(OR(0.15&gt;[.$Z7];[.$Z7]&gt;0.2);NOT([.E7]=&quot;&quot;));[.E7];&quot;&quot;)" office:value-type="float" office:value="-2.16421" calcext:value-type="float">
            <text:p>-2.1642</text:p>
          </table:table-cell>
          <table:table-cell table:style-name="ce33" table:formula="of:=IF(AND(OR(0.15&gt;[.$Z7];[.$Z7]&gt;0.2);NOT([.F7]=&quot;&quot;));[.F7];&quot;&quot;)" office:value-type="float" office:value="-1.48353" calcext:value-type="float">
            <text:p>-1.4835</text:p>
          </table:table-cell>
          <table:table-cell table:style-name="ce33" table:formula="of:=IF(AND(OR(0.15&gt;[.$Z7];[.$Z7]&gt;0.2);NOT([.G7]=&quot;&quot;));[.G7];&quot;&quot;)" office:value-type="float" office:value="-1.76278" calcext:value-type="float">
            <text:p>-1.7628</text:p>
          </table:table-cell>
          <table:table-cell table:style-name="ce33" table:formula="of:=IF(AND(OR(0.15&gt;[.$Z7];[.$Z7]&gt;0.2);NOT([.H7]=&quot;&quot;));[.H7];&quot;&quot;)">
            <text:p/>
          </table:table-cell>
          <table:table-cell table:style-name="ce33" table:formula="of:=IF(AND(OR(0.15&gt;[.$Z7];[.$Z7]&gt;0.2);NOT([.I7]=&quot;&quot;));[.I7];&quot;&quot;)">
            <text:p/>
          </table:table-cell>
          <table:table-cell table:style-name="ce39" table:formula="of:=IF(AND(OR(0.15&gt;[.$Z7];[.$Z7]&gt;0.2);NOT([.J7]=&quot;&quot;));[.J7];&quot;&quot;)" office:value-type="float" office:value="4" calcext:value-type="float">
            <text:p>4</text:p>
          </table:table-cell>
          <table:table-cell table:style-name="ce33" table:formula="of:=IF(AND(OR(0.15&gt;[.$Z7];[.$Z7]&gt;0.2);NOT([.K7]=&quot;&quot;));[.K7];&quot;&quot;)" office:value-type="float" office:value="0.3266" calcext:value-type="float">
            <text:p>0.3266</text:p>
          </table:table-cell>
          <table:table-cell table:style-name="ce33" table:formula="of:=IF(AND(OR(0.15&gt;[.$Z7];[.$Z7]&gt;0.2);NOT([.L7]=&quot;&quot;));[.L7];&quot;&quot;)" office:value-type="float" office:value="-0.1449" calcext:value-type="float">
            <text:p>-0.1449</text:p>
          </table:table-cell>
          <table:table-cell table:style-name="ce33" table:formula="of:=IF(AND(OR(0.15&gt;[.$Z7];[.$Z7]&gt;0.2);NOT([.M7]=&quot;&quot;));[.M7];&quot;&quot;)">
            <text:p/>
          </table:table-cell>
          <table:table-cell table:style-name="ce33" table:formula="of:=IF(AND(OR(0.15&gt;[.$Z7];[.$Z7]&gt;0.2);NOT([.N7]=&quot;&quot;));[.N7];&quot;&quot;)">
            <text:p/>
          </table:table-cell>
          <table:table-cell table:style-name="ce39" table:formula="of:=IF(AND(OR(0.15&gt;[.$Z7];[.$Z7]&gt;0.2);NOT([.O7]=&quot;&quot;));[.O7];&quot;&quot;)" office:value-type="float" office:value="3" calcext:value-type="float">
            <text:p>3</text:p>
          </table:table-cell>
          <table:table-cell table:style-name="ce33" table:formula="of:=IF(AND(OR(0.15&gt;[.$Z7];[.$Z7]&gt;0.2);NOT([.P7]=&quot;&quot;));[.P7];&quot;&quot;)" office:value-type="float" office:value="2.3823" calcext:value-type="float">
            <text:p>2.3823</text:p>
          </table:table-cell>
          <table:table-cell table:style-name="ce33" table:formula="of:=IF(AND(OR(0.15&gt;[.$Z7];[.$Z7]&gt;0.2);NOT([.Q7]=&quot;&quot;));[.Q7];&quot;&quot;)" office:value-type="float" office:value="-2.3823" calcext:value-type="float">
            <text:p>-2.3823</text:p>
          </table:table-cell>
          <table:table-cell table:style-name="ce33" table:formula="of:=IF(AND(OR(0.15&gt;[.$Z7];[.$Z7]&gt;0.2);NOT([.R7]=&quot;&quot;));[.R7];&quot;&quot;)" office:value-type="float" office:value="38" calcext:value-type="float">
            <text:p>38.0000</text:p>
          </table:table-cell>
          <table:table-cell table:style-name="ce33" table:formula="of:=IF(AND(OR(0.15&gt;[.$Z7];[.$Z7]&gt;0.2);NOT([.S7]=&quot;&quot;));[.S7];&quot;&quot;)" office:value-type="float" office:value="2.3390410445" calcext:value-type="float">
            <text:p>2.3390</text:p>
          </table:table-cell>
          <table:table-cell table:style-name="ce39" table:formula="of:=IF(AND(OR(0.15&gt;[.$Z7];[.$Z7]&gt;0.2);NOT([.T7]=&quot;&quot;));[.T7];&quot;&quot;)" office:value-type="float" office:value="-1" calcext:value-type="float">
            <text:p>-1</text:p>
          </table:table-cell>
          <table:table-cell table:style-name="ce39" table:formula="of:=IF(AND(OR(0.15&gt;[.$Z7];[.$Z7]&gt;0.2);NOT([.U7]=&quot;&quot;));[.U7];&quot;&quot;)" office:value-type="float" office:value="1" calcext:value-type="float">
            <text:p>1</text:p>
          </table:table-cell>
          <table:table-cell table:style-name="ce33" table:formula="of:=IF(AND(OR(0.15&gt;[.$Z7];[.$Z7]&gt;0.2);NOT([.V7]=&quot;&quot;));[.V7];&quot;&quot;)" office:value-type="float" office:value="0" calcext:value-type="float">
            <text:p>0.0000</text:p>
          </table:table-cell>
          <table:table-cell table:style-name="ce33" table:formula="of:=IF(AND(OR(0.15&gt;[.$Z7];[.$Z7]&gt;0.2);NOT([.W7]=&quot;&quot;));[.W7];&quot;&quot;)">
            <text:p/>
          </table:table-cell>
          <table:table-cell table:style-name="ce33" table:formula="of:=IF(AND(OR(0.15&gt;[.$Z7];[.$Z7]&gt;0.2);NOT([.X7]=&quot;&quot;));[.X7];&quot;&quot;)">
            <text:p/>
          </table:table-cell>
          <table:table-cell table:style-name="ce39" table:formula="of:=IF(AND(OR(0.15&gt;[.$Z7];[.$Z7]&gt;0.2);NOT([.Y7]=&quot;&quot;));[.Y7];&quot;&quot;)" office:value-type="float" office:value="3" calcext:value-type="float">
            <text:p>3</text:p>
          </table:table-cell>
          <table:table-cell table:style-name="ce33" table:formula="of:=IF(AND(OR(0.15&gt;[.$Z7];[.$Z7]&gt;0.2);NOT([.Z7]=&quot;&quot;));[.Z7];&quot;&quot;)" office:value-type="float" office:value="0.1342" calcext:value-type="float">
            <text:p>0.1342</text:p>
          </table:table-cell>
          <table:table-cell table:style-name="ce44" table:formula="of:=IF(AND(OR(0.15&gt;[.$Z7];[.$Z7]&gt;0.2);NOT([.AA7]=&quot;&quot;));[.AA7];&quot;&quot;)" office:value-type="float" office:value="-0.7832" calcext:value-type="float">
            <text:p>-0.7832</text:p>
          </table:table-cell>
          <table:table-cell table:style-name="Default" table:number-columns-repeated="3"/>
          <table:table-cell table:style-name="ce4" table:formula="of:=IF(AND([.$U7] = 1;NOT([.A7]=&quot;&quot;));[.A7];&quot;&quot;)" office:value-type="float" office:value="3" calcext:value-type="float">
            <text:p>3</text:p>
          </table:table-cell>
          <table:table-cell table:style-name="ce110" table:formula="of:=IF(AND([.$U7] = 1;NOT([.B7]=&quot;&quot;));[.B7];&quot;&quot;)" office:value-type="float" office:value="1.72788" calcext:value-type="float">
            <text:p>1.72788</text:p>
          </table:table-cell>
          <table:table-cell table:style-name="ce110" table:formula="of:=IF(AND([.$U7] = 1;NOT([.C7]=&quot;&quot;));[.C7];&quot;&quot;)" office:value-type="float" office:value="-1.5708" calcext:value-type="float">
            <text:p>-1.5708</text:p>
          </table:table-cell>
          <table:table-cell table:style-name="ce110" table:formula="of:=IF(AND([.$U7] = 1;NOT([.D7]=&quot;&quot;));[.D7];&quot;&quot;)" office:value-type="float" office:value="1.85005" calcext:value-type="float">
            <text:p>1.85005</text:p>
          </table:table-cell>
          <table:table-cell table:style-name="ce110" table:formula="of:=IF(AND([.$U7] = 1;NOT([.E7]=&quot;&quot;));[.E7];&quot;&quot;)" office:value-type="float" office:value="-2.16421" calcext:value-type="float">
            <text:p>-2.16421</text:p>
          </table:table-cell>
          <table:table-cell table:style-name="ce110" table:formula="of:=IF(AND([.$U7] = 1;NOT([.F7]=&quot;&quot;));[.F7];&quot;&quot;)" office:value-type="float" office:value="-1.48353" calcext:value-type="float">
            <text:p>-1.48353</text:p>
          </table:table-cell>
          <table:table-cell table:style-name="ce110" table:formula="of:=IF(AND([.$U7] = 1;NOT([.G7]=&quot;&quot;));[.G7];&quot;&quot;)" office:value-type="float" office:value="-1.76278" calcext:value-type="float">
            <text:p>-1.76278</text:p>
          </table:table-cell>
          <table:table-cell table:style-name="ce110" table:formula="of:=IF(AND([.$U7] = 1;NOT([.H7]=&quot;&quot;));[.H7];&quot;&quot;)">
            <text:p/>
          </table:table-cell>
          <table:table-cell table:style-name="ce110" table:formula="of:=IF(AND([.$U7] = 1;NOT([.I7]=&quot;&quot;));[.I7];&quot;&quot;)">
            <text:p/>
          </table:table-cell>
          <table:table-cell table:style-name="ce110" table:formula="of:=IF(AND([.$U7] = 1;NOT([.J7]=&quot;&quot;));[.J7];&quot;&quot;)" office:value-type="float" office:value="4" calcext:value-type="float">
            <text:p>4</text:p>
          </table:table-cell>
          <table:table-cell table:style-name="ce110" table:formula="of:=IF(AND([.$U7] = 1;NOT([.K7]=&quot;&quot;));[.K7];&quot;&quot;)" office:value-type="float" office:value="0.3266" calcext:value-type="float">
            <text:p>0.3266</text:p>
          </table:table-cell>
          <table:table-cell table:style-name="ce110" table:formula="of:=IF(AND([.$U7] = 1;NOT([.L7]=&quot;&quot;));[.L7];&quot;&quot;)" office:value-type="float" office:value="-0.1449" calcext:value-type="float">
            <text:p>-0.1449</text:p>
          </table:table-cell>
          <table:table-cell table:style-name="ce110" table:formula="of:=IF(AND([.$U7] = 1;NOT([.M7]=&quot;&quot;));[.M7];&quot;&quot;)">
            <text:p/>
          </table:table-cell>
          <table:table-cell table:style-name="ce110" table:formula="of:=IF(AND([.$U7] = 1;NOT([.N7]=&quot;&quot;));[.N7];&quot;&quot;)">
            <text:p/>
          </table:table-cell>
          <table:table-cell table:style-name="ce110" table:formula="of:=IF(AND([.$U7] = 1;NOT([.O7]=&quot;&quot;));[.O7];&quot;&quot;)" office:value-type="float" office:value="3" calcext:value-type="float">
            <text:p>3</text:p>
          </table:table-cell>
          <table:table-cell table:style-name="ce110" table:formula="of:=IF(AND([.$U7] = 1;NOT([.P7]=&quot;&quot;));[.P7];&quot;&quot;)" office:value-type="float" office:value="2.3823" calcext:value-type="float">
            <text:p>2.3823</text:p>
          </table:table-cell>
          <table:table-cell table:style-name="ce110" table:formula="of:=IF(AND([.$U7] = 1;NOT([.Q7]=&quot;&quot;));[.Q7];&quot;&quot;)" office:value-type="float" office:value="-2.3823" calcext:value-type="float">
            <text:p>-2.3823</text:p>
          </table:table-cell>
          <table:table-cell table:style-name="ce110" table:formula="of:=IF(AND([.$U7] = 1;NOT([.R7]=&quot;&quot;));[.R7];&quot;&quot;)" office:value-type="float" office:value="38" calcext:value-type="float">
            <text:p>38</text:p>
          </table:table-cell>
          <table:table-cell table:style-name="ce110" table:formula="of:=IF(AND([.$U7] = 1;NOT([.S7]=&quot;&quot;));[.S7];&quot;&quot;)" office:value-type="float" office:value="2.3390410445" calcext:value-type="float">
            <text:p>2.3390410445</text:p>
          </table:table-cell>
          <table:table-cell table:style-name="ce110" table:formula="of:=IF(AND([.$U7] = 1;NOT([.T7]=&quot;&quot;));[.T7];&quot;&quot;)" office:value-type="float" office:value="-1" calcext:value-type="float">
            <text:p>-1</text:p>
          </table:table-cell>
          <table:table-cell table:style-name="ce110" table:formula="of:=IF(AND([.$U7] = 1;NOT([.U7]=&quot;&quot;));[.U7];&quot;&quot;)" office:value-type="float" office:value="1" calcext:value-type="float">
            <text:p>1</text:p>
          </table:table-cell>
          <table:table-cell table:style-name="ce110" table:formula="of:=IF(AND([.$U7] = 1;NOT([.V7]=&quot;&quot;));[.V7];&quot;&quot;)" office:value-type="float" office:value="0" calcext:value-type="float">
            <text:p>0</text:p>
          </table:table-cell>
          <table:table-cell table:style-name="ce110" table:formula="of:=IF(AND([.$U7] = 1;NOT([.W7]=&quot;&quot;));[.W7];&quot;&quot;)">
            <text:p/>
          </table:table-cell>
          <table:table-cell table:style-name="ce110" table:formula="of:=IF(AND([.$U7] = 1;NOT([.X7]=&quot;&quot;));[.X7];&quot;&quot;)">
            <text:p/>
          </table:table-cell>
          <table:table-cell table:style-name="ce110" table:formula="of:=IF(AND([.$U7] = 1;NOT([.Y7]=&quot;&quot;));[.Y7];&quot;&quot;)" office:value-type="float" office:value="3" calcext:value-type="float">
            <text:p>3</text:p>
          </table:table-cell>
          <table:table-cell table:style-name="ce121" table:formula="of:=IF(AND([.$U7] = 1;NOT([.Z7]=&quot;&quot;));[.Z7];&quot;&quot;)" office:value-type="float" office:value="0.1342" calcext:value-type="float">
            <text:p>0.13420</text:p>
          </table:table-cell>
          <table:table-cell table:style-name="ce25" table:formula="of:=IF(AND([.$U7] = 1;NOT([.AA7]=&quot;&quot;));[.AA7];&quot;&quot;)" office:value-type="float" office:value="-0.7832" calcext:value-type="float">
            <text:p>-0.7832</text:p>
          </table:table-cell>
          <table:table-cell table:style-name="Default" table:number-columns-repeated="3"/>
          <table:table-cell table:style-name="ce4" table:formula="of:=IF(AND([.$U7] = 0;NOT([.A7]=&quot;&quot;));[.A7];&quot;&quot;)">
            <text:p/>
          </table:table-cell>
          <table:table-cell table:style-name="ce110" table:formula="of:=IF(AND([.$U7] = 0;NOT([.B7]=&quot;&quot;));[.B7];&quot;&quot;)">
            <text:p/>
          </table:table-cell>
          <table:table-cell table:style-name="ce110" table:formula="of:=IF(AND([.$U7] = 0;NOT([.C7]=&quot;&quot;));[.C7];&quot;&quot;)">
            <text:p/>
          </table:table-cell>
          <table:table-cell table:style-name="ce110" table:formula="of:=IF(AND([.$U7] = 0;NOT([.D7]=&quot;&quot;));[.D7];&quot;&quot;)">
            <text:p/>
          </table:table-cell>
          <table:table-cell table:style-name="ce110" table:formula="of:=IF(AND([.$U7] = 0;NOT([.E7]=&quot;&quot;));[.E7];&quot;&quot;)">
            <text:p/>
          </table:table-cell>
          <table:table-cell table:style-name="ce110" table:formula="of:=IF(AND([.$U7] = 0;NOT([.F7]=&quot;&quot;));[.F7];&quot;&quot;)">
            <text:p/>
          </table:table-cell>
          <table:table-cell table:style-name="ce110" table:formula="of:=IF(AND([.$U7] = 0;NOT([.G7]=&quot;&quot;));[.G7];&quot;&quot;)">
            <text:p/>
          </table:table-cell>
          <table:table-cell table:style-name="ce110" table:formula="of:=IF(AND([.$U7] = 0;NOT([.H7]=&quot;&quot;));[.H7];&quot;&quot;)">
            <text:p/>
          </table:table-cell>
          <table:table-cell table:style-name="ce110" table:formula="of:=IF(AND([.$U7] = 0;NOT([.I7]=&quot;&quot;));[.I7];&quot;&quot;)">
            <text:p/>
          </table:table-cell>
          <table:table-cell table:style-name="ce110" table:formula="of:=IF(AND([.$U7] = 0;NOT([.J7]=&quot;&quot;));[.J7];&quot;&quot;)">
            <text:p/>
          </table:table-cell>
          <table:table-cell table:style-name="ce113" table:formula="of:=IF(AND([.$U7] = 0;NOT([.K7]=&quot;&quot;));[.K7];&quot;&quot;)">
            <text:p/>
          </table:table-cell>
          <table:table-cell table:style-name="ce113" table:formula="of:=IF(AND([.$U7] = 0;NOT([.L7]=&quot;&quot;));[.L7];&quot;&quot;)">
            <text:p/>
          </table:table-cell>
          <table:table-cell table:style-name="ce110" table:formula="of:=IF(AND([.$U7] = 0;NOT([.M7]=&quot;&quot;));[.M7];&quot;&quot;)">
            <text:p/>
          </table:table-cell>
          <table:table-cell table:style-name="ce110" table:formula="of:=IF(AND([.$U7] = 0;NOT([.N7]=&quot;&quot;));[.N7];&quot;&quot;)">
            <text:p/>
          </table:table-cell>
          <table:table-cell table:style-name="ce110" table:formula="of:=IF(AND([.$U7] = 0;NOT([.O7]=&quot;&quot;));[.O7];&quot;&quot;)">
            <text:p/>
          </table:table-cell>
          <table:table-cell table:style-name="ce110" table:formula="of:=IF(AND([.$U7] = 0;NOT([.P7]=&quot;&quot;));[.P7];&quot;&quot;)">
            <text:p/>
          </table:table-cell>
          <table:table-cell table:style-name="ce110" table:formula="of:=IF(AND([.$U7] = 0;NOT([.Q7]=&quot;&quot;));[.Q7];&quot;&quot;)">
            <text:p/>
          </table:table-cell>
          <table:table-cell table:style-name="ce110" table:formula="of:=IF(AND([.$U7] = 0;NOT([.R7]=&quot;&quot;));[.R7];&quot;&quot;)">
            <text:p/>
          </table:table-cell>
          <table:table-cell table:style-name="ce110" table:formula="of:=IF(AND([.$U7] = 0;NOT([.S7]=&quot;&quot;));[.S7];&quot;&quot;)">
            <text:p/>
          </table:table-cell>
          <table:table-cell table:style-name="ce110" table:formula="of:=IF(AND([.$U7] = 0;NOT([.T7]=&quot;&quot;));[.T7];&quot;&quot;)">
            <text:p/>
          </table:table-cell>
          <table:table-cell table:style-name="ce110" table:formula="of:=IF(AND([.$U7] = 0;NOT([.U7]=&quot;&quot;));[.U7];&quot;&quot;)">
            <text:p/>
          </table:table-cell>
          <table:table-cell table:style-name="ce110" table:formula="of:=IF(AND([.$U7] = 0;NOT([.V7]=&quot;&quot;));[.V7];&quot;&quot;)">
            <text:p/>
          </table:table-cell>
          <table:table-cell table:style-name="ce110" table:formula="of:=IF(AND([.$U7] = 0;NOT([.W7]=&quot;&quot;));[.W7];&quot;&quot;)">
            <text:p/>
          </table:table-cell>
          <table:table-cell table:style-name="ce110" table:formula="of:=IF(AND([.$U7] = 0;NOT([.X7]=&quot;&quot;));[.X7];&quot;&quot;)">
            <text:p/>
          </table:table-cell>
          <table:table-cell table:style-name="ce110" table:formula="of:=IF(AND([.$U7] = 0;NOT([.Y7]=&quot;&quot;));[.Y7];&quot;&quot;)">
            <text:p/>
          </table:table-cell>
          <table:table-cell table:style-name="ce110" table:formula="of:=IF(AND([.$U7] = 0;NOT([.Z7]=&quot;&quot;));[.Z7];&quot;&quot;)">
            <text:p/>
          </table:table-cell>
          <table:table-cell table:style-name="ce25" table:formula="of:=IF(AND([.$U7] = 0;NOT([.AA7]=&quot;&quot;));[.AA7];&quot;&quot;)">
            <text:p/>
          </table:table-cell>
          <table:table-cell table:style-name="Default" table:number-columns-repeated="3"/>
          <table:table-cell table:style-name="ce126" table:formula="of:=IF(AND(0.1&lt;[.$Z7];[.$Z7]&lt;0.25; NOT([.A7]=&quot;&quot;));[.A7];&quot;&quot;)" office:value-type="float" office:value="3" calcext:value-type="float">
            <text:p>3.0000</text:p>
          </table:table-cell>
          <table:table-cell table:style-name="ce44" table:formula="of:=IF(AND(0.1&lt;[.$Z7];[.$Z7]&lt;0.25; NOT([.B7]=&quot;&quot;));[.B7];&quot;&quot;)" office:value-type="float" office:value="1.72788" calcext:value-type="float">
            <text:p>1.7279</text:p>
          </table:table-cell>
          <table:table-cell table:style-name="ce44" table:formula="of:=IF(AND(0.1&lt;[.$Z7];[.$Z7]&lt;0.25; NOT([.C7]=&quot;&quot;));[.C7];&quot;&quot;)" office:value-type="float" office:value="-1.5708" calcext:value-type="float">
            <text:p>-1.5708</text:p>
          </table:table-cell>
          <table:table-cell table:style-name="ce44" table:formula="of:=IF(AND(0.1&lt;[.$Z7];[.$Z7]&lt;0.25; NOT([.D7]=&quot;&quot;));[.D7];&quot;&quot;)" office:value-type="float" office:value="1.85005" calcext:value-type="float">
            <text:p>1.8501</text:p>
          </table:table-cell>
          <table:table-cell table:style-name="ce44" table:formula="of:=IF(AND(0.1&lt;[.$Z7];[.$Z7]&lt;0.25; NOT([.E7]=&quot;&quot;));[.E7];&quot;&quot;)" office:value-type="float" office:value="-2.16421" calcext:value-type="float">
            <text:p>-2.1642</text:p>
          </table:table-cell>
          <table:table-cell table:style-name="ce44" table:formula="of:=IF(AND(0.1&lt;[.$Z7];[.$Z7]&lt;0.25; NOT([.F7]=&quot;&quot;));[.F7];&quot;&quot;)" office:value-type="float" office:value="-1.48353" calcext:value-type="float">
            <text:p>-1.4835</text:p>
          </table:table-cell>
          <table:table-cell table:style-name="ce44" table:formula="of:=IF(AND(0.1&lt;[.$Z7];[.$Z7]&lt;0.25; NOT([.G7]=&quot;&quot;));[.G7];&quot;&quot;)" office:value-type="float" office:value="-1.76278" calcext:value-type="float">
            <text:p>-1.7628</text:p>
          </table:table-cell>
          <table:table-cell table:style-name="ce44" table:formula="of:=IF(AND(0.1&lt;[.$Z7];[.$Z7]&lt;0.25; NOT([.H7]=&quot;&quot;));[.H7];&quot;&quot;)">
            <text:p/>
          </table:table-cell>
          <table:table-cell table:style-name="ce44" table:formula="of:=IF(AND(0.1&lt;[.$Z7];[.$Z7]&lt;0.25; NOT([.I7]=&quot;&quot;));[.I7];&quot;&quot;)">
            <text:p/>
          </table:table-cell>
          <table:table-cell table:style-name="ce44" table:formula="of:=IF(AND(0.1&lt;[.$Z7];[.$Z7]&lt;0.25; NOT([.J7]=&quot;&quot;));[.J7];&quot;&quot;)" office:value-type="float" office:value="4" calcext:value-type="float">
            <text:p>4.0000</text:p>
          </table:table-cell>
          <table:table-cell table:style-name="ce44" table:formula="of:=IF(AND(0.1&lt;[.$Z7];[.$Z7]&lt;0.25; NOT([.K7]=&quot;&quot;));[.K7];&quot;&quot;)" office:value-type="float" office:value="0.3266" calcext:value-type="float">
            <text:p>0.3266</text:p>
          </table:table-cell>
          <table:table-cell table:style-name="ce44" table:formula="of:=IF(AND(0.1&lt;[.$Z7];[.$Z7]&lt;0.25; NOT([.L7]=&quot;&quot;));[.L7];&quot;&quot;)" office:value-type="float" office:value="-0.1449" calcext:value-type="float">
            <text:p>-0.1449</text:p>
          </table:table-cell>
          <table:table-cell table:style-name="ce44" table:formula="of:=IF(AND(0.1&lt;[.$Z7];[.$Z7]&lt;0.25; NOT([.M7]=&quot;&quot;));[.M7];&quot;&quot;)">
            <text:p/>
          </table:table-cell>
          <table:table-cell table:style-name="ce44" table:formula="of:=IF(AND(0.1&lt;[.$Z7];[.$Z7]&lt;0.25; NOT([.N7]=&quot;&quot;));[.N7];&quot;&quot;)">
            <text:p/>
          </table:table-cell>
          <table:table-cell table:style-name="ce44" table:formula="of:=IF(AND(0.1&lt;[.$Z7];[.$Z7]&lt;0.25; NOT([.O7]=&quot;&quot;));[.O7];&quot;&quot;)" office:value-type="float" office:value="3" calcext:value-type="float">
            <text:p>3.0000</text:p>
          </table:table-cell>
          <table:table-cell table:style-name="ce44" table:formula="of:=IF(AND(0.1&lt;[.$Z7];[.$Z7]&lt;0.25; NOT([.P7]=&quot;&quot;));[.P7];&quot;&quot;)" office:value-type="float" office:value="2.3823" calcext:value-type="float">
            <text:p>2.3823</text:p>
          </table:table-cell>
          <table:table-cell table:style-name="ce44" table:formula="of:=IF(AND(0.1&lt;[.$Z7];[.$Z7]&lt;0.25; NOT([.Q7]=&quot;&quot;));[.Q7];&quot;&quot;)" office:value-type="float" office:value="-2.3823" calcext:value-type="float">
            <text:p>-2.3823</text:p>
          </table:table-cell>
          <table:table-cell table:style-name="ce44" table:formula="of:=IF(AND(0.1&lt;[.$Z7];[.$Z7]&lt;0.25; NOT([.R7]=&quot;&quot;));[.R7];&quot;&quot;)" office:value-type="float" office:value="38" calcext:value-type="float">
            <text:p>38.0000</text:p>
          </table:table-cell>
          <table:table-cell table:style-name="ce44" table:formula="of:=IF(AND(0.1&lt;[.$Z7];[.$Z7]&lt;0.25; NOT([.S7]=&quot;&quot;));[.S7];&quot;&quot;)" office:value-type="float" office:value="2.3390410445" calcext:value-type="float">
            <text:p>2.3390</text:p>
          </table:table-cell>
          <table:table-cell table:style-name="ce44" table:formula="of:=IF(AND(0.1&lt;[.$Z7];[.$Z7]&lt;0.25; NOT([.T7]=&quot;&quot;));[.T7];&quot;&quot;)" office:value-type="float" office:value="-1" calcext:value-type="float">
            <text:p>-1.0000</text:p>
          </table:table-cell>
          <table:table-cell table:style-name="ce44" table:formula="of:=IF(AND(0.1&lt;[.$Z7];[.$Z7]&lt;0.25; NOT([.U7]=&quot;&quot;));[.U7];&quot;&quot;)" office:value-type="float" office:value="1" calcext:value-type="float">
            <text:p>1.0000</text:p>
          </table:table-cell>
          <table:table-cell table:style-name="ce44" table:formula="of:=IF(AND(0.1&lt;[.$Z7];[.$Z7]&lt;0.25; NOT([.V7]=&quot;&quot;));[.V7];&quot;&quot;)" office:value-type="float" office:value="0" calcext:value-type="float">
            <text:p>0.0000</text:p>
          </table:table-cell>
          <table:table-cell table:style-name="ce44" table:formula="of:=IF(AND(0.1&lt;[.$Z7];[.$Z7]&lt;0.25; NOT([.W7]=&quot;&quot;));[.W7];&quot;&quot;)">
            <text:p/>
          </table:table-cell>
          <table:table-cell table:style-name="ce44" table:formula="of:=IF(AND(0.1&lt;[.$Z7];[.$Z7]&lt;0.25; NOT([.X7]=&quot;&quot;));[.X7];&quot;&quot;)">
            <text:p/>
          </table:table-cell>
          <table:table-cell table:style-name="ce44" table:formula="of:=IF(AND(0.1&lt;[.$Z7];[.$Z7]&lt;0.25; NOT([.Y7]=&quot;&quot;));[.Y7];&quot;&quot;)" office:value-type="float" office:value="3" calcext:value-type="float">
            <text:p>3.0000</text:p>
          </table:table-cell>
          <table:table-cell table:style-name="ce44" table:formula="of:=IF(AND(0.1&lt;[.$Z7];[.$Z7]&lt;0.25; NOT([.Z7]=&quot;&quot;));[.Z7];&quot;&quot;)" office:value-type="float" office:value="0.1342" calcext:value-type="float">
            <text:p>0.1342</text:p>
          </table:table-cell>
          <table:table-cell table:style-name="ce44" table:formula="of:=IF(AND(0.1&lt;[.$Z7];[.$Z7]&lt;0.25; NOT([.AA7]=&quot;&quot;));[.AA7];&quot;&quot;)" office:value-type="float" office:value="-0.7832" calcext:value-type="float">
            <text:p>-0.7832</text:p>
          </table:table-cell>
          <table:table-cell table:style-name="Default" table:number-columns-repeated="3"/>
          <table:table-cell table:style-name="ce126" table:formula="of:=IF(AND(OR(0.1&gt;[.$Z7];[.$Z7]&gt;0.25);NOT([.A7]=&quot;&quot;));[.A7];&quot;&quot;)">
            <text:p/>
          </table:table-cell>
          <table:table-cell table:style-name="ce44" table:formula="of:=IF(AND(OR(0.1&gt;[.$Z7];[.$Z7]&gt;0.25);NOT([.B7]=&quot;&quot;));[.B7];&quot;&quot;)">
            <text:p/>
          </table:table-cell>
          <table:table-cell table:style-name="ce44" table:formula="of:=IF(AND(OR(0.1&gt;[.$Z7];[.$Z7]&gt;0.25);NOT([.C7]=&quot;&quot;));[.C7];&quot;&quot;)">
            <text:p/>
          </table:table-cell>
          <table:table-cell table:style-name="ce44" table:formula="of:=IF(AND(OR(0.1&gt;[.$Z7];[.$Z7]&gt;0.25);NOT([.D7]=&quot;&quot;));[.D7];&quot;&quot;)">
            <text:p/>
          </table:table-cell>
          <table:table-cell table:style-name="ce44" table:formula="of:=IF(AND(OR(0.1&gt;[.$Z7];[.$Z7]&gt;0.25);NOT([.E7]=&quot;&quot;));[.E7];&quot;&quot;)">
            <text:p/>
          </table:table-cell>
          <table:table-cell table:style-name="ce44" table:formula="of:=IF(AND(OR(0.1&gt;[.$Z7];[.$Z7]&gt;0.25);NOT([.F7]=&quot;&quot;));[.F7];&quot;&quot;)">
            <text:p/>
          </table:table-cell>
          <table:table-cell table:style-name="ce44" table:formula="of:=IF(AND(OR(0.1&gt;[.$Z7];[.$Z7]&gt;0.25);NOT([.G7]=&quot;&quot;));[.G7];&quot;&quot;)">
            <text:p/>
          </table:table-cell>
          <table:table-cell table:style-name="ce44" table:formula="of:=IF(AND(OR(0.1&gt;[.$Z7];[.$Z7]&gt;0.25);NOT([.H7]=&quot;&quot;));[.H7];&quot;&quot;)">
            <text:p/>
          </table:table-cell>
          <table:table-cell table:style-name="ce44" table:formula="of:=IF(AND(OR(0.1&gt;[.$Z7];[.$Z7]&gt;0.25);NOT([.I7]=&quot;&quot;));[.I7];&quot;&quot;)">
            <text:p/>
          </table:table-cell>
          <table:table-cell table:style-name="ce44" table:formula="of:=IF(AND(OR(0.1&gt;[.$Z7];[.$Z7]&gt;0.25);NOT([.J7]=&quot;&quot;));[.J7];&quot;&quot;)">
            <text:p/>
          </table:table-cell>
          <table:table-cell table:style-name="ce44" table:formula="of:=IF(AND(OR(0.1&gt;[.$Z7];[.$Z7]&gt;0.25);NOT([.K7]=&quot;&quot;));[.K7];&quot;&quot;)">
            <text:p/>
          </table:table-cell>
          <table:table-cell table:style-name="ce44" table:formula="of:=IF(AND(OR(0.1&gt;[.$Z7];[.$Z7]&gt;0.25);NOT([.L7]=&quot;&quot;));[.L7];&quot;&quot;)">
            <text:p/>
          </table:table-cell>
          <table:table-cell table:style-name="ce44" table:formula="of:=IF(AND(OR(0.1&gt;[.$Z7];[.$Z7]&gt;0.25);NOT([.M7]=&quot;&quot;));[.M7];&quot;&quot;)">
            <text:p/>
          </table:table-cell>
          <table:table-cell table:style-name="ce44" table:formula="of:=IF(AND(OR(0.1&gt;[.$Z7];[.$Z7]&gt;0.25);NOT([.N7]=&quot;&quot;));[.N7];&quot;&quot;)">
            <text:p/>
          </table:table-cell>
          <table:table-cell table:style-name="ce128" table:formula="of:=IF(AND(OR(0.1&gt;[.$Z7];[.$Z7]&gt;0.25);NOT([.O7]=&quot;&quot;));[.O7];&quot;&quot;)">
            <text:p/>
          </table:table-cell>
          <table:table-cell table:style-name="ce44" table:formula="of:=IF(AND(OR(0.1&gt;[.$Z7];[.$Z7]&gt;0.25);NOT([.P7]=&quot;&quot;));[.P7];&quot;&quot;)">
            <text:p/>
          </table:table-cell>
          <table:table-cell table:style-name="ce44" table:formula="of:=IF(AND(OR(0.1&gt;[.$Z7];[.$Z7]&gt;0.25);NOT([.Q7]=&quot;&quot;));[.Q7];&quot;&quot;)">
            <text:p/>
          </table:table-cell>
          <table:table-cell table:style-name="ce44" table:formula="of:=IF(AND(OR(0.1&gt;[.$Z7];[.$Z7]&gt;0.25);NOT([.R7]=&quot;&quot;));[.R7];&quot;&quot;)">
            <text:p/>
          </table:table-cell>
          <table:table-cell table:style-name="ce44" table:formula="of:=IF(AND(OR(0.1&gt;[.$Z7];[.$Z7]&gt;0.25);NOT([.S7]=&quot;&quot;));[.S7];&quot;&quot;)">
            <text:p/>
          </table:table-cell>
          <table:table-cell table:style-name="ce44" table:formula="of:=IF(AND(OR(0.1&gt;[.$Z7];[.$Z7]&gt;0.25);NOT([.T7]=&quot;&quot;));[.T7];&quot;&quot;)">
            <text:p/>
          </table:table-cell>
          <table:table-cell table:style-name="ce44" table:formula="of:=IF(AND(OR(0.1&gt;[.$Z7];[.$Z7]&gt;0.25);NOT([.U7]=&quot;&quot;));[.U7];&quot;&quot;)">
            <text:p/>
          </table:table-cell>
          <table:table-cell table:style-name="ce44" table:formula="of:=IF(AND(OR(0.1&gt;[.$Z7];[.$Z7]&gt;0.25);NOT([.V7]=&quot;&quot;));[.V7];&quot;&quot;)">
            <text:p/>
          </table:table-cell>
          <table:table-cell table:style-name="ce44" table:formula="of:=IF(AND(OR(0.1&gt;[.$Z7];[.$Z7]&gt;0.25);NOT([.W7]=&quot;&quot;));[.W7];&quot;&quot;)">
            <text:p/>
          </table:table-cell>
          <table:table-cell table:style-name="ce44" table:formula="of:=IF(AND(OR(0.1&gt;[.$Z7];[.$Z7]&gt;0.25);NOT([.X7]=&quot;&quot;));[.X7];&quot;&quot;)">
            <text:p/>
          </table:table-cell>
          <table:table-cell table:style-name="ce128" table:formula="of:=IF(AND(OR(0.1&gt;[.$Z7];[.$Z7]&gt;0.25);NOT([.Y7]=&quot;&quot;));[.Y7];&quot;&quot;)">
            <text:p/>
          </table:table-cell>
          <table:table-cell table:style-name="ce44" table:formula="of:=IF(AND(OR(0.1&gt;[.$Z7];[.$Z7]&gt;0.25);NOT([.Z7]=&quot;&quot;));[.Z7];&quot;&quot;)">
            <text:p/>
          </table:table-cell>
          <table:table-cell table:style-name="ce44" table:formula="of:=IF(AND(OR(0.1&gt;[.$Z7];[.$Z7]&gt;0.25);NOT([.AA7]=&quot;&quot;));[.AA7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5" calcext:value-type="float">
            <text:p>5</text:p>
          </table:table-cell>
          <table:table-cell table:style-name="ce15" office:value-type="float" office:value="0.3648" calcext:value-type="float">
            <text:p>0.3648</text:p>
          </table:table-cell>
          <table:table-cell table:style-name="ce15" office:value-type="float" office:value="-0.2474" calcext:value-type="float">
            <text:p>-0.2474</text:p>
          </table:table-cell>
          <table:table-cell table:style-name="Default" table:number-columns-repeated="2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2.3259" calcext:value-type="float">
            <text:p>2.3259</text:p>
          </table:table-cell>
          <table:table-cell table:style-name="ce10" office:value-type="float" office:value="-2.3259" calcext:value-type="float">
            <text:p>-2.3259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0966660395" calcext:value-type="float">
            <text:p>2.096666039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0.2366" calcext:value-type="float">
            <text:p>0.2366</text:p>
          </table:table-cell>
          <table:table-cell table:style-name="ce25" office:value-type="float" office:value="-0.752" calcext:value-type="float">
            <text:p>-0.752</text:p>
          </table:table-cell>
          <table:table-cell table:style-name="Default" table:number-columns-repeated="3"/>
          <table:table-cell table:style-name="ce31" table:formula="of:=IF(AND(0.15&lt;[.$Z8];[.$Z8]&lt;0.2; NOT([.A8]=&quot;&quot;));[.A8];&quot;&quot;)">
            <text:p/>
          </table:table-cell>
          <table:table-cell table:style-name="ce33" table:formula="of:=IF(AND(0.15&lt;[.$Z8];[.$Z8]&lt;0.2; NOT([.B8]=&quot;&quot;));[.B8];&quot;&quot;)">
            <text:p/>
          </table:table-cell>
          <table:table-cell table:style-name="ce33" table:formula="of:=IF(AND(0.15&lt;[.$Z8];[.$Z8]&lt;0.2; NOT([.C8]=&quot;&quot;));[.C8];&quot;&quot;)">
            <text:p/>
          </table:table-cell>
          <table:table-cell table:style-name="ce33" table:formula="of:=IF(AND(0.15&lt;[.$Z8];[.$Z8]&lt;0.2; NOT([.D8]=&quot;&quot;));[.D8];&quot;&quot;)">
            <text:p/>
          </table:table-cell>
          <table:table-cell table:style-name="ce33" table:formula="of:=IF(AND(0.15&lt;[.$Z8];[.$Z8]&lt;0.2; NOT([.E8]=&quot;&quot;));[.E8];&quot;&quot;)">
            <text:p/>
          </table:table-cell>
          <table:table-cell table:style-name="ce33" table:formula="of:=IF(AND(0.15&lt;[.$Z8];[.$Z8]&lt;0.2; NOT([.F8]=&quot;&quot;));[.F8];&quot;&quot;)">
            <text:p/>
          </table:table-cell>
          <table:table-cell table:style-name="ce33" table:formula="of:=IF(AND(0.15&lt;[.$Z8];[.$Z8]&lt;0.2; NOT([.G8]=&quot;&quot;));[.G8];&quot;&quot;)">
            <text:p/>
          </table:table-cell>
          <table:table-cell table:style-name="ce33" table:formula="of:=IF(AND(0.15&lt;[.$Z8];[.$Z8]&lt;0.2; NOT([.H8]=&quot;&quot;));[.H8];&quot;&quot;)">
            <text:p/>
          </table:table-cell>
          <table:table-cell table:style-name="ce33" table:formula="of:=IF(AND(0.15&lt;[.$Z8];[.$Z8]&lt;0.2; NOT([.I8]=&quot;&quot;));[.I8];&quot;&quot;)">
            <text:p/>
          </table:table-cell>
          <table:table-cell table:style-name="ce39" table:formula="of:=IF(AND(0.15&lt;[.$Z8];[.$Z8]&lt;0.2; NOT([.J8]=&quot;&quot;));[.J8];&quot;&quot;)">
            <text:p/>
          </table:table-cell>
          <table:table-cell table:style-name="ce33" table:formula="of:=IF(AND(0.15&lt;[.$Z8];[.$Z8]&lt;0.2; NOT([.K8]=&quot;&quot;));[.K8];&quot;&quot;)">
            <text:p/>
          </table:table-cell>
          <table:table-cell table:style-name="ce33" table:formula="of:=IF(AND(0.15&lt;[.$Z8];[.$Z8]&lt;0.2; NOT([.L8]=&quot;&quot;));[.L8];&quot;&quot;)">
            <text:p/>
          </table:table-cell>
          <table:table-cell table:style-name="ce33" table:formula="of:=IF(AND(0.15&lt;[.$Z8];[.$Z8]&lt;0.2; NOT([.M8]=&quot;&quot;));[.M8];&quot;&quot;)">
            <text:p/>
          </table:table-cell>
          <table:table-cell table:style-name="ce33" table:formula="of:=IF(AND(0.15&lt;[.$Z8];[.$Z8]&lt;0.2; NOT([.N8]=&quot;&quot;));[.N8];&quot;&quot;)">
            <text:p/>
          </table:table-cell>
          <table:table-cell table:style-name="ce39" table:formula="of:=IF(AND(0.15&lt;[.$Z8];[.$Z8]&lt;0.2; NOT([.O8]=&quot;&quot;));[.O8];&quot;&quot;)">
            <text:p/>
          </table:table-cell>
          <table:table-cell table:style-name="ce33" table:formula="of:=IF(AND(0.15&lt;[.$Z8];[.$Z8]&lt;0.2; NOT([.P8]=&quot;&quot;));[.P8];&quot;&quot;)">
            <text:p/>
          </table:table-cell>
          <table:table-cell table:style-name="ce33" table:formula="of:=IF(AND(0.15&lt;[.$Z8];[.$Z8]&lt;0.2; NOT([.Q8]=&quot;&quot;));[.Q8];&quot;&quot;)">
            <text:p/>
          </table:table-cell>
          <table:table-cell table:style-name="ce33" table:formula="of:=IF(AND(0.15&lt;[.$Z8];[.$Z8]&lt;0.2; NOT([.R8]=&quot;&quot;));[.R8];&quot;&quot;)">
            <text:p/>
          </table:table-cell>
          <table:table-cell table:style-name="ce33" table:formula="of:=IF(AND(0.15&lt;[.$Z8];[.$Z8]&lt;0.2; NOT([.S8]=&quot;&quot;));[.S8];&quot;&quot;)">
            <text:p/>
          </table:table-cell>
          <table:table-cell table:style-name="ce39" table:formula="of:=IF(AND(0.15&lt;[.$Z8];[.$Z8]&lt;0.2; NOT([.T8]=&quot;&quot;));[.T8];&quot;&quot;)">
            <text:p/>
          </table:table-cell>
          <table:table-cell table:style-name="ce39" table:formula="of:=IF(AND(0.15&lt;[.$Z8];[.$Z8]&lt;0.2; NOT([.U8]=&quot;&quot;));[.U8];&quot;&quot;)">
            <text:p/>
          </table:table-cell>
          <table:table-cell table:style-name="ce33" table:formula="of:=IF(AND(0.15&lt;[.$Z8];[.$Z8]&lt;0.2; NOT([.V8]=&quot;&quot;));[.V8];&quot;&quot;)">
            <text:p/>
          </table:table-cell>
          <table:table-cell table:style-name="ce33" table:formula="of:=IF(AND(0.15&lt;[.$Z8];[.$Z8]&lt;0.2; NOT([.W8]=&quot;&quot;));[.W8];&quot;&quot;)">
            <text:p/>
          </table:table-cell>
          <table:table-cell table:style-name="ce33" table:formula="of:=IF(AND(0.15&lt;[.$Z8];[.$Z8]&lt;0.2; NOT([.X8]=&quot;&quot;));[.X8];&quot;&quot;)">
            <text:p/>
          </table:table-cell>
          <table:table-cell table:style-name="ce39" table:formula="of:=IF(AND(0.15&lt;[.$Z8];[.$Z8]&lt;0.2; NOT([.Y8]=&quot;&quot;));[.Y8];&quot;&quot;)">
            <text:p/>
          </table:table-cell>
          <table:table-cell table:style-name="ce33" table:formula="of:=IF(AND(0.15&lt;[.$Z8];[.$Z8]&lt;0.2; NOT([.Z8]=&quot;&quot;));[.Z8];&quot;&quot;)">
            <text:p/>
          </table:table-cell>
          <table:table-cell table:style-name="ce44" table:formula="of:=IF(AND(0.15&lt;[.$Z8];[.$Z8]&lt;0.2; NOT([.AA8]=&quot;&quot;));[.AA8];&quot;&quot;)">
            <text:p/>
          </table:table-cell>
          <table:table-cell table:style-name="ce46" table:number-columns-repeated="2"/>
          <table:table-cell table:style-name="Default"/>
          <table:table-cell table:style-name="ce31" table:formula="of:=IF(AND(OR(0.15&gt;[.$Z8];[.$Z8]&gt;0.2);NOT([.A8]=&quot;&quot;));[.A8];&quot;&quot;)" office:value-type="float" office:value="4" calcext:value-type="float">
            <text:p>4</text:p>
          </table:table-cell>
          <table:table-cell table:style-name="ce33" table:formula="of:=IF(AND(OR(0.15&gt;[.$Z8];[.$Z8]&gt;0.2);NOT([.B8]=&quot;&quot;));[.B8];&quot;&quot;)" office:value-type="float" office:value="1.72788" calcext:value-type="float">
            <text:p>1.7279</text:p>
          </table:table-cell>
          <table:table-cell table:style-name="ce33" table:formula="of:=IF(AND(OR(0.15&gt;[.$Z8];[.$Z8]&gt;0.2);NOT([.C8]=&quot;&quot;));[.C8];&quot;&quot;)" office:value-type="float" office:value="-1.5708" calcext:value-type="float">
            <text:p>-1.5708</text:p>
          </table:table-cell>
          <table:table-cell table:style-name="ce33" table:formula="of:=IF(AND(OR(0.15&gt;[.$Z8];[.$Z8]&gt;0.2);NOT([.D8]=&quot;&quot;));[.D8];&quot;&quot;)" office:value-type="float" office:value="1.85005" calcext:value-type="float">
            <text:p>1.8501</text:p>
          </table:table-cell>
          <table:table-cell table:style-name="ce33" table:formula="of:=IF(AND(OR(0.15&gt;[.$Z8];[.$Z8]&gt;0.2);NOT([.E8]=&quot;&quot;));[.E8];&quot;&quot;)" office:value-type="float" office:value="-2.16421" calcext:value-type="float">
            <text:p>-2.1642</text:p>
          </table:table-cell>
          <table:table-cell table:style-name="ce33" table:formula="of:=IF(AND(OR(0.15&gt;[.$Z8];[.$Z8]&gt;0.2);NOT([.F8]=&quot;&quot;));[.F8];&quot;&quot;)" office:value-type="float" office:value="-1.48353" calcext:value-type="float">
            <text:p>-1.4835</text:p>
          </table:table-cell>
          <table:table-cell table:style-name="ce33" table:formula="of:=IF(AND(OR(0.15&gt;[.$Z8];[.$Z8]&gt;0.2);NOT([.G8]=&quot;&quot;));[.G8];&quot;&quot;)" office:value-type="float" office:value="-1.76278" calcext:value-type="float">
            <text:p>-1.7628</text:p>
          </table:table-cell>
          <table:table-cell table:style-name="ce33" table:formula="of:=IF(AND(OR(0.15&gt;[.$Z8];[.$Z8]&gt;0.2);NOT([.H8]=&quot;&quot;));[.H8];&quot;&quot;)">
            <text:p/>
          </table:table-cell>
          <table:table-cell table:style-name="ce33" table:formula="of:=IF(AND(OR(0.15&gt;[.$Z8];[.$Z8]&gt;0.2);NOT([.I8]=&quot;&quot;));[.I8];&quot;&quot;)">
            <text:p/>
          </table:table-cell>
          <table:table-cell table:style-name="ce39" table:formula="of:=IF(AND(OR(0.15&gt;[.$Z8];[.$Z8]&gt;0.2);NOT([.J8]=&quot;&quot;));[.J8];&quot;&quot;)" office:value-type="float" office:value="5" calcext:value-type="float">
            <text:p>5</text:p>
          </table:table-cell>
          <table:table-cell table:style-name="ce33" table:formula="of:=IF(AND(OR(0.15&gt;[.$Z8];[.$Z8]&gt;0.2);NOT([.K8]=&quot;&quot;));[.K8];&quot;&quot;)" office:value-type="float" office:value="0.3648" calcext:value-type="float">
            <text:p>0.3648</text:p>
          </table:table-cell>
          <table:table-cell table:style-name="ce33" table:formula="of:=IF(AND(OR(0.15&gt;[.$Z8];[.$Z8]&gt;0.2);NOT([.L8]=&quot;&quot;));[.L8];&quot;&quot;)" office:value-type="float" office:value="-0.2474" calcext:value-type="float">
            <text:p>-0.2474</text:p>
          </table:table-cell>
          <table:table-cell table:style-name="ce33" table:formula="of:=IF(AND(OR(0.15&gt;[.$Z8];[.$Z8]&gt;0.2);NOT([.M8]=&quot;&quot;));[.M8];&quot;&quot;)">
            <text:p/>
          </table:table-cell>
          <table:table-cell table:style-name="ce33" table:formula="of:=IF(AND(OR(0.15&gt;[.$Z8];[.$Z8]&gt;0.2);NOT([.N8]=&quot;&quot;));[.N8];&quot;&quot;)">
            <text:p/>
          </table:table-cell>
          <table:table-cell table:style-name="ce39" table:formula="of:=IF(AND(OR(0.15&gt;[.$Z8];[.$Z8]&gt;0.2);NOT([.O8]=&quot;&quot;));[.O8];&quot;&quot;)" office:value-type="float" office:value="4" calcext:value-type="float">
            <text:p>4</text:p>
          </table:table-cell>
          <table:table-cell table:style-name="ce33" table:formula="of:=IF(AND(OR(0.15&gt;[.$Z8];[.$Z8]&gt;0.2);NOT([.P8]=&quot;&quot;));[.P8];&quot;&quot;)" office:value-type="float" office:value="2.3259" calcext:value-type="float">
            <text:p>2.3259</text:p>
          </table:table-cell>
          <table:table-cell table:style-name="ce33" table:formula="of:=IF(AND(OR(0.15&gt;[.$Z8];[.$Z8]&gt;0.2);NOT([.Q8]=&quot;&quot;));[.Q8];&quot;&quot;)" office:value-type="float" office:value="-2.3259" calcext:value-type="float">
            <text:p>-2.3259</text:p>
          </table:table-cell>
          <table:table-cell table:style-name="ce33" table:formula="of:=IF(AND(OR(0.15&gt;[.$Z8];[.$Z8]&gt;0.2);NOT([.R8]=&quot;&quot;));[.R8];&quot;&quot;)" office:value-type="float" office:value="38" calcext:value-type="float">
            <text:p>38.0000</text:p>
          </table:table-cell>
          <table:table-cell table:style-name="ce33" table:formula="of:=IF(AND(OR(0.15&gt;[.$Z8];[.$Z8]&gt;0.2);NOT([.S8]=&quot;&quot;));[.S8];&quot;&quot;)" office:value-type="float" office:value="2.0966660395" calcext:value-type="float">
            <text:p>2.0967</text:p>
          </table:table-cell>
          <table:table-cell table:style-name="ce39" table:formula="of:=IF(AND(OR(0.15&gt;[.$Z8];[.$Z8]&gt;0.2);NOT([.T8]=&quot;&quot;));[.T8];&quot;&quot;)" office:value-type="float" office:value="-1" calcext:value-type="float">
            <text:p>-1</text:p>
          </table:table-cell>
          <table:table-cell table:style-name="ce39" table:formula="of:=IF(AND(OR(0.15&gt;[.$Z8];[.$Z8]&gt;0.2);NOT([.U8]=&quot;&quot;));[.U8];&quot;&quot;)" office:value-type="float" office:value="1" calcext:value-type="float">
            <text:p>1</text:p>
          </table:table-cell>
          <table:table-cell table:style-name="ce33" table:formula="of:=IF(AND(OR(0.15&gt;[.$Z8];[.$Z8]&gt;0.2);NOT([.V8]=&quot;&quot;));[.V8];&quot;&quot;)" office:value-type="float" office:value="0" calcext:value-type="float">
            <text:p>0.0000</text:p>
          </table:table-cell>
          <table:table-cell table:style-name="ce33" table:formula="of:=IF(AND(OR(0.15&gt;[.$Z8];[.$Z8]&gt;0.2);NOT([.W8]=&quot;&quot;));[.W8];&quot;&quot;)">
            <text:p/>
          </table:table-cell>
          <table:table-cell table:style-name="ce33" table:formula="of:=IF(AND(OR(0.15&gt;[.$Z8];[.$Z8]&gt;0.2);NOT([.X8]=&quot;&quot;));[.X8];&quot;&quot;)">
            <text:p/>
          </table:table-cell>
          <table:table-cell table:style-name="ce39" table:formula="of:=IF(AND(OR(0.15&gt;[.$Z8];[.$Z8]&gt;0.2);NOT([.Y8]=&quot;&quot;));[.Y8];&quot;&quot;)" office:value-type="float" office:value="4" calcext:value-type="float">
            <text:p>4</text:p>
          </table:table-cell>
          <table:table-cell table:style-name="ce33" table:formula="of:=IF(AND(OR(0.15&gt;[.$Z8];[.$Z8]&gt;0.2);NOT([.Z8]=&quot;&quot;));[.Z8];&quot;&quot;)" office:value-type="float" office:value="0.2366" calcext:value-type="float">
            <text:p>0.2366</text:p>
          </table:table-cell>
          <table:table-cell table:style-name="ce44" table:formula="of:=IF(AND(OR(0.15&gt;[.$Z8];[.$Z8]&gt;0.2);NOT([.AA8]=&quot;&quot;));[.AA8];&quot;&quot;)" office:value-type="float" office:value="-0.752" calcext:value-type="float">
            <text:p>-0.7520</text:p>
          </table:table-cell>
          <table:table-cell table:style-name="Default" table:number-columns-repeated="3"/>
          <table:table-cell table:style-name="ce4" table:formula="of:=IF(AND([.$U8] = 1;NOT([.A8]=&quot;&quot;));[.A8];&quot;&quot;)" office:value-type="float" office:value="4" calcext:value-type="float">
            <text:p>4</text:p>
          </table:table-cell>
          <table:table-cell table:style-name="ce110" table:formula="of:=IF(AND([.$U8] = 1;NOT([.B8]=&quot;&quot;));[.B8];&quot;&quot;)" office:value-type="float" office:value="1.72788" calcext:value-type="float">
            <text:p>1.72788</text:p>
          </table:table-cell>
          <table:table-cell table:style-name="ce110" table:formula="of:=IF(AND([.$U8] = 1;NOT([.C8]=&quot;&quot;));[.C8];&quot;&quot;)" office:value-type="float" office:value="-1.5708" calcext:value-type="float">
            <text:p>-1.5708</text:p>
          </table:table-cell>
          <table:table-cell table:style-name="ce110" table:formula="of:=IF(AND([.$U8] = 1;NOT([.D8]=&quot;&quot;));[.D8];&quot;&quot;)" office:value-type="float" office:value="1.85005" calcext:value-type="float">
            <text:p>1.85005</text:p>
          </table:table-cell>
          <table:table-cell table:style-name="ce110" table:formula="of:=IF(AND([.$U8] = 1;NOT([.E8]=&quot;&quot;));[.E8];&quot;&quot;)" office:value-type="float" office:value="-2.16421" calcext:value-type="float">
            <text:p>-2.16421</text:p>
          </table:table-cell>
          <table:table-cell table:style-name="ce110" table:formula="of:=IF(AND([.$U8] = 1;NOT([.F8]=&quot;&quot;));[.F8];&quot;&quot;)" office:value-type="float" office:value="-1.48353" calcext:value-type="float">
            <text:p>-1.48353</text:p>
          </table:table-cell>
          <table:table-cell table:style-name="ce110" table:formula="of:=IF(AND([.$U8] = 1;NOT([.G8]=&quot;&quot;));[.G8];&quot;&quot;)" office:value-type="float" office:value="-1.76278" calcext:value-type="float">
            <text:p>-1.76278</text:p>
          </table:table-cell>
          <table:table-cell table:style-name="ce110" table:formula="of:=IF(AND([.$U8] = 1;NOT([.H8]=&quot;&quot;));[.H8];&quot;&quot;)">
            <text:p/>
          </table:table-cell>
          <table:table-cell table:style-name="ce110" table:formula="of:=IF(AND([.$U8] = 1;NOT([.I8]=&quot;&quot;));[.I8];&quot;&quot;)">
            <text:p/>
          </table:table-cell>
          <table:table-cell table:style-name="ce110" table:formula="of:=IF(AND([.$U8] = 1;NOT([.J8]=&quot;&quot;));[.J8];&quot;&quot;)" office:value-type="float" office:value="5" calcext:value-type="float">
            <text:p>5</text:p>
          </table:table-cell>
          <table:table-cell table:style-name="ce110" table:formula="of:=IF(AND([.$U8] = 1;NOT([.K8]=&quot;&quot;));[.K8];&quot;&quot;)" office:value-type="float" office:value="0.3648" calcext:value-type="float">
            <text:p>0.3648</text:p>
          </table:table-cell>
          <table:table-cell table:style-name="ce110" table:formula="of:=IF(AND([.$U8] = 1;NOT([.L8]=&quot;&quot;));[.L8];&quot;&quot;)" office:value-type="float" office:value="-0.2474" calcext:value-type="float">
            <text:p>-0.2474</text:p>
          </table:table-cell>
          <table:table-cell table:style-name="ce110" table:formula="of:=IF(AND([.$U8] = 1;NOT([.M8]=&quot;&quot;));[.M8];&quot;&quot;)">
            <text:p/>
          </table:table-cell>
          <table:table-cell table:style-name="ce110" table:formula="of:=IF(AND([.$U8] = 1;NOT([.N8]=&quot;&quot;));[.N8];&quot;&quot;)">
            <text:p/>
          </table:table-cell>
          <table:table-cell table:style-name="ce110" table:formula="of:=IF(AND([.$U8] = 1;NOT([.O8]=&quot;&quot;));[.O8];&quot;&quot;)" office:value-type="float" office:value="4" calcext:value-type="float">
            <text:p>4</text:p>
          </table:table-cell>
          <table:table-cell table:style-name="ce110" table:formula="of:=IF(AND([.$U8] = 1;NOT([.P8]=&quot;&quot;));[.P8];&quot;&quot;)" office:value-type="float" office:value="2.3259" calcext:value-type="float">
            <text:p>2.3259</text:p>
          </table:table-cell>
          <table:table-cell table:style-name="ce110" table:formula="of:=IF(AND([.$U8] = 1;NOT([.Q8]=&quot;&quot;));[.Q8];&quot;&quot;)" office:value-type="float" office:value="-2.3259" calcext:value-type="float">
            <text:p>-2.3259</text:p>
          </table:table-cell>
          <table:table-cell table:style-name="ce110" table:formula="of:=IF(AND([.$U8] = 1;NOT([.R8]=&quot;&quot;));[.R8];&quot;&quot;)" office:value-type="float" office:value="38" calcext:value-type="float">
            <text:p>38</text:p>
          </table:table-cell>
          <table:table-cell table:style-name="ce110" table:formula="of:=IF(AND([.$U8] = 1;NOT([.S8]=&quot;&quot;));[.S8];&quot;&quot;)" office:value-type="float" office:value="2.0966660395" calcext:value-type="float">
            <text:p>2.0966660395</text:p>
          </table:table-cell>
          <table:table-cell table:style-name="ce110" table:formula="of:=IF(AND([.$U8] = 1;NOT([.T8]=&quot;&quot;));[.T8];&quot;&quot;)" office:value-type="float" office:value="-1" calcext:value-type="float">
            <text:p>-1</text:p>
          </table:table-cell>
          <table:table-cell table:style-name="ce110" table:formula="of:=IF(AND([.$U8] = 1;NOT([.U8]=&quot;&quot;));[.U8];&quot;&quot;)" office:value-type="float" office:value="1" calcext:value-type="float">
            <text:p>1</text:p>
          </table:table-cell>
          <table:table-cell table:style-name="ce110" table:formula="of:=IF(AND([.$U8] = 1;NOT([.V8]=&quot;&quot;));[.V8];&quot;&quot;)" office:value-type="float" office:value="0" calcext:value-type="float">
            <text:p>0</text:p>
          </table:table-cell>
          <table:table-cell table:style-name="ce110" table:formula="of:=IF(AND([.$U8] = 1;NOT([.W8]=&quot;&quot;));[.W8];&quot;&quot;)">
            <text:p/>
          </table:table-cell>
          <table:table-cell table:style-name="ce110" table:formula="of:=IF(AND([.$U8] = 1;NOT([.X8]=&quot;&quot;));[.X8];&quot;&quot;)">
            <text:p/>
          </table:table-cell>
          <table:table-cell table:style-name="ce110" table:formula="of:=IF(AND([.$U8] = 1;NOT([.Y8]=&quot;&quot;));[.Y8];&quot;&quot;)" office:value-type="float" office:value="4" calcext:value-type="float">
            <text:p>4</text:p>
          </table:table-cell>
          <table:table-cell table:style-name="ce121" table:formula="of:=IF(AND([.$U8] = 1;NOT([.Z8]=&quot;&quot;));[.Z8];&quot;&quot;)" office:value-type="float" office:value="0.2366" calcext:value-type="float">
            <text:p>0.23660</text:p>
          </table:table-cell>
          <table:table-cell table:style-name="ce25" table:formula="of:=IF(AND([.$U8] = 1;NOT([.AA8]=&quot;&quot;));[.AA8];&quot;&quot;)" office:value-type="float" office:value="-0.752" calcext:value-type="float">
            <text:p>-0.752</text:p>
          </table:table-cell>
          <table:table-cell table:style-name="Default" table:number-columns-repeated="3"/>
          <table:table-cell table:style-name="ce4" table:formula="of:=IF(AND([.$U8] = 0;NOT([.A8]=&quot;&quot;));[.A8];&quot;&quot;)">
            <text:p/>
          </table:table-cell>
          <table:table-cell table:style-name="ce110" table:formula="of:=IF(AND([.$U8] = 0;NOT([.B8]=&quot;&quot;));[.B8];&quot;&quot;)">
            <text:p/>
          </table:table-cell>
          <table:table-cell table:style-name="ce110" table:formula="of:=IF(AND([.$U8] = 0;NOT([.C8]=&quot;&quot;));[.C8];&quot;&quot;)">
            <text:p/>
          </table:table-cell>
          <table:table-cell table:style-name="ce110" table:formula="of:=IF(AND([.$U8] = 0;NOT([.D8]=&quot;&quot;));[.D8];&quot;&quot;)">
            <text:p/>
          </table:table-cell>
          <table:table-cell table:style-name="ce110" table:formula="of:=IF(AND([.$U8] = 0;NOT([.E8]=&quot;&quot;));[.E8];&quot;&quot;)">
            <text:p/>
          </table:table-cell>
          <table:table-cell table:style-name="ce110" table:formula="of:=IF(AND([.$U8] = 0;NOT([.F8]=&quot;&quot;));[.F8];&quot;&quot;)">
            <text:p/>
          </table:table-cell>
          <table:table-cell table:style-name="ce110" table:formula="of:=IF(AND([.$U8] = 0;NOT([.G8]=&quot;&quot;));[.G8];&quot;&quot;)">
            <text:p/>
          </table:table-cell>
          <table:table-cell table:style-name="ce110" table:formula="of:=IF(AND([.$U8] = 0;NOT([.H8]=&quot;&quot;));[.H8];&quot;&quot;)">
            <text:p/>
          </table:table-cell>
          <table:table-cell table:style-name="ce110" table:formula="of:=IF(AND([.$U8] = 0;NOT([.I8]=&quot;&quot;));[.I8];&quot;&quot;)">
            <text:p/>
          </table:table-cell>
          <table:table-cell table:style-name="ce110" table:formula="of:=IF(AND([.$U8] = 0;NOT([.J8]=&quot;&quot;));[.J8];&quot;&quot;)">
            <text:p/>
          </table:table-cell>
          <table:table-cell table:style-name="ce113" table:formula="of:=IF(AND([.$U8] = 0;NOT([.K8]=&quot;&quot;));[.K8];&quot;&quot;)">
            <text:p/>
          </table:table-cell>
          <table:table-cell table:style-name="ce113" table:formula="of:=IF(AND([.$U8] = 0;NOT([.L8]=&quot;&quot;));[.L8];&quot;&quot;)">
            <text:p/>
          </table:table-cell>
          <table:table-cell table:style-name="ce110" table:formula="of:=IF(AND([.$U8] = 0;NOT([.M8]=&quot;&quot;));[.M8];&quot;&quot;)">
            <text:p/>
          </table:table-cell>
          <table:table-cell table:style-name="ce110" table:formula="of:=IF(AND([.$U8] = 0;NOT([.N8]=&quot;&quot;));[.N8];&quot;&quot;)">
            <text:p/>
          </table:table-cell>
          <table:table-cell table:style-name="ce110" table:formula="of:=IF(AND([.$U8] = 0;NOT([.O8]=&quot;&quot;));[.O8];&quot;&quot;)">
            <text:p/>
          </table:table-cell>
          <table:table-cell table:style-name="ce110" table:formula="of:=IF(AND([.$U8] = 0;NOT([.P8]=&quot;&quot;));[.P8];&quot;&quot;)">
            <text:p/>
          </table:table-cell>
          <table:table-cell table:style-name="ce110" table:formula="of:=IF(AND([.$U8] = 0;NOT([.Q8]=&quot;&quot;));[.Q8];&quot;&quot;)">
            <text:p/>
          </table:table-cell>
          <table:table-cell table:style-name="ce110" table:formula="of:=IF(AND([.$U8] = 0;NOT([.R8]=&quot;&quot;));[.R8];&quot;&quot;)">
            <text:p/>
          </table:table-cell>
          <table:table-cell table:style-name="ce110" table:formula="of:=IF(AND([.$U8] = 0;NOT([.S8]=&quot;&quot;));[.S8];&quot;&quot;)">
            <text:p/>
          </table:table-cell>
          <table:table-cell table:style-name="ce110" table:formula="of:=IF(AND([.$U8] = 0;NOT([.T8]=&quot;&quot;));[.T8];&quot;&quot;)">
            <text:p/>
          </table:table-cell>
          <table:table-cell table:style-name="ce110" table:formula="of:=IF(AND([.$U8] = 0;NOT([.U8]=&quot;&quot;));[.U8];&quot;&quot;)">
            <text:p/>
          </table:table-cell>
          <table:table-cell table:style-name="ce110" table:formula="of:=IF(AND([.$U8] = 0;NOT([.V8]=&quot;&quot;));[.V8];&quot;&quot;)">
            <text:p/>
          </table:table-cell>
          <table:table-cell table:style-name="ce110" table:formula="of:=IF(AND([.$U8] = 0;NOT([.W8]=&quot;&quot;));[.W8];&quot;&quot;)">
            <text:p/>
          </table:table-cell>
          <table:table-cell table:style-name="ce110" table:formula="of:=IF(AND([.$U8] = 0;NOT([.X8]=&quot;&quot;));[.X8];&quot;&quot;)">
            <text:p/>
          </table:table-cell>
          <table:table-cell table:style-name="ce110" table:formula="of:=IF(AND([.$U8] = 0;NOT([.Y8]=&quot;&quot;));[.Y8];&quot;&quot;)">
            <text:p/>
          </table:table-cell>
          <table:table-cell table:style-name="ce110" table:formula="of:=IF(AND([.$U8] = 0;NOT([.Z8]=&quot;&quot;));[.Z8];&quot;&quot;)">
            <text:p/>
          </table:table-cell>
          <table:table-cell table:style-name="ce25" table:formula="of:=IF(AND([.$U8] = 0;NOT([.AA8]=&quot;&quot;));[.AA8];&quot;&quot;)">
            <text:p/>
          </table:table-cell>
          <table:table-cell table:style-name="Default" table:number-columns-repeated="3"/>
          <table:table-cell table:style-name="ce126" table:formula="of:=IF(AND(0.1&lt;[.$Z8];[.$Z8]&lt;0.25; NOT([.A8]=&quot;&quot;));[.A8];&quot;&quot;)" office:value-type="float" office:value="4" calcext:value-type="float">
            <text:p>4.0000</text:p>
          </table:table-cell>
          <table:table-cell table:style-name="ce44" table:formula="of:=IF(AND(0.1&lt;[.$Z8];[.$Z8]&lt;0.25; NOT([.B8]=&quot;&quot;));[.B8];&quot;&quot;)" office:value-type="float" office:value="1.72788" calcext:value-type="float">
            <text:p>1.7279</text:p>
          </table:table-cell>
          <table:table-cell table:style-name="ce44" table:formula="of:=IF(AND(0.1&lt;[.$Z8];[.$Z8]&lt;0.25; NOT([.C8]=&quot;&quot;));[.C8];&quot;&quot;)" office:value-type="float" office:value="-1.5708" calcext:value-type="float">
            <text:p>-1.5708</text:p>
          </table:table-cell>
          <table:table-cell table:style-name="ce44" table:formula="of:=IF(AND(0.1&lt;[.$Z8];[.$Z8]&lt;0.25; NOT([.D8]=&quot;&quot;));[.D8];&quot;&quot;)" office:value-type="float" office:value="1.85005" calcext:value-type="float">
            <text:p>1.8501</text:p>
          </table:table-cell>
          <table:table-cell table:style-name="ce44" table:formula="of:=IF(AND(0.1&lt;[.$Z8];[.$Z8]&lt;0.25; NOT([.E8]=&quot;&quot;));[.E8];&quot;&quot;)" office:value-type="float" office:value="-2.16421" calcext:value-type="float">
            <text:p>-2.1642</text:p>
          </table:table-cell>
          <table:table-cell table:style-name="ce44" table:formula="of:=IF(AND(0.1&lt;[.$Z8];[.$Z8]&lt;0.25; NOT([.F8]=&quot;&quot;));[.F8];&quot;&quot;)" office:value-type="float" office:value="-1.48353" calcext:value-type="float">
            <text:p>-1.4835</text:p>
          </table:table-cell>
          <table:table-cell table:style-name="ce44" table:formula="of:=IF(AND(0.1&lt;[.$Z8];[.$Z8]&lt;0.25; NOT([.G8]=&quot;&quot;));[.G8];&quot;&quot;)" office:value-type="float" office:value="-1.76278" calcext:value-type="float">
            <text:p>-1.7628</text:p>
          </table:table-cell>
          <table:table-cell table:style-name="ce44" table:formula="of:=IF(AND(0.1&lt;[.$Z8];[.$Z8]&lt;0.25; NOT([.H8]=&quot;&quot;));[.H8];&quot;&quot;)">
            <text:p/>
          </table:table-cell>
          <table:table-cell table:style-name="ce44" table:formula="of:=IF(AND(0.1&lt;[.$Z8];[.$Z8]&lt;0.25; NOT([.I8]=&quot;&quot;));[.I8];&quot;&quot;)">
            <text:p/>
          </table:table-cell>
          <table:table-cell table:style-name="ce44" table:formula="of:=IF(AND(0.1&lt;[.$Z8];[.$Z8]&lt;0.25; NOT([.J8]=&quot;&quot;));[.J8];&quot;&quot;)" office:value-type="float" office:value="5" calcext:value-type="float">
            <text:p>5.0000</text:p>
          </table:table-cell>
          <table:table-cell table:style-name="ce44" table:formula="of:=IF(AND(0.1&lt;[.$Z8];[.$Z8]&lt;0.25; NOT([.K8]=&quot;&quot;));[.K8];&quot;&quot;)" office:value-type="float" office:value="0.3648" calcext:value-type="float">
            <text:p>0.3648</text:p>
          </table:table-cell>
          <table:table-cell table:style-name="ce44" table:formula="of:=IF(AND(0.1&lt;[.$Z8];[.$Z8]&lt;0.25; NOT([.L8]=&quot;&quot;));[.L8];&quot;&quot;)" office:value-type="float" office:value="-0.2474" calcext:value-type="float">
            <text:p>-0.2474</text:p>
          </table:table-cell>
          <table:table-cell table:style-name="ce44" table:formula="of:=IF(AND(0.1&lt;[.$Z8];[.$Z8]&lt;0.25; NOT([.M8]=&quot;&quot;));[.M8];&quot;&quot;)">
            <text:p/>
          </table:table-cell>
          <table:table-cell table:style-name="ce44" table:formula="of:=IF(AND(0.1&lt;[.$Z8];[.$Z8]&lt;0.25; NOT([.N8]=&quot;&quot;));[.N8];&quot;&quot;)">
            <text:p/>
          </table:table-cell>
          <table:table-cell table:style-name="ce44" table:formula="of:=IF(AND(0.1&lt;[.$Z8];[.$Z8]&lt;0.25; NOT([.O8]=&quot;&quot;));[.O8];&quot;&quot;)" office:value-type="float" office:value="4" calcext:value-type="float">
            <text:p>4.0000</text:p>
          </table:table-cell>
          <table:table-cell table:style-name="ce44" table:formula="of:=IF(AND(0.1&lt;[.$Z8];[.$Z8]&lt;0.25; NOT([.P8]=&quot;&quot;));[.P8];&quot;&quot;)" office:value-type="float" office:value="2.3259" calcext:value-type="float">
            <text:p>2.3259</text:p>
          </table:table-cell>
          <table:table-cell table:style-name="ce44" table:formula="of:=IF(AND(0.1&lt;[.$Z8];[.$Z8]&lt;0.25; NOT([.Q8]=&quot;&quot;));[.Q8];&quot;&quot;)" office:value-type="float" office:value="-2.3259" calcext:value-type="float">
            <text:p>-2.3259</text:p>
          </table:table-cell>
          <table:table-cell table:style-name="ce44" table:formula="of:=IF(AND(0.1&lt;[.$Z8];[.$Z8]&lt;0.25; NOT([.R8]=&quot;&quot;));[.R8];&quot;&quot;)" office:value-type="float" office:value="38" calcext:value-type="float">
            <text:p>38.0000</text:p>
          </table:table-cell>
          <table:table-cell table:style-name="ce44" table:formula="of:=IF(AND(0.1&lt;[.$Z8];[.$Z8]&lt;0.25; NOT([.S8]=&quot;&quot;));[.S8];&quot;&quot;)" office:value-type="float" office:value="2.0966660395" calcext:value-type="float">
            <text:p>2.0967</text:p>
          </table:table-cell>
          <table:table-cell table:style-name="ce44" table:formula="of:=IF(AND(0.1&lt;[.$Z8];[.$Z8]&lt;0.25; NOT([.T8]=&quot;&quot;));[.T8];&quot;&quot;)" office:value-type="float" office:value="-1" calcext:value-type="float">
            <text:p>-1.0000</text:p>
          </table:table-cell>
          <table:table-cell table:style-name="ce44" table:formula="of:=IF(AND(0.1&lt;[.$Z8];[.$Z8]&lt;0.25; NOT([.U8]=&quot;&quot;));[.U8];&quot;&quot;)" office:value-type="float" office:value="1" calcext:value-type="float">
            <text:p>1.0000</text:p>
          </table:table-cell>
          <table:table-cell table:style-name="ce44" table:formula="of:=IF(AND(0.1&lt;[.$Z8];[.$Z8]&lt;0.25; NOT([.V8]=&quot;&quot;));[.V8];&quot;&quot;)" office:value-type="float" office:value="0" calcext:value-type="float">
            <text:p>0.0000</text:p>
          </table:table-cell>
          <table:table-cell table:style-name="ce44" table:formula="of:=IF(AND(0.1&lt;[.$Z8];[.$Z8]&lt;0.25; NOT([.W8]=&quot;&quot;));[.W8];&quot;&quot;)">
            <text:p/>
          </table:table-cell>
          <table:table-cell table:style-name="ce44" table:formula="of:=IF(AND(0.1&lt;[.$Z8];[.$Z8]&lt;0.25; NOT([.X8]=&quot;&quot;));[.X8];&quot;&quot;)">
            <text:p/>
          </table:table-cell>
          <table:table-cell table:style-name="ce44" table:formula="of:=IF(AND(0.1&lt;[.$Z8];[.$Z8]&lt;0.25; NOT([.Y8]=&quot;&quot;));[.Y8];&quot;&quot;)" office:value-type="float" office:value="4" calcext:value-type="float">
            <text:p>4.0000</text:p>
          </table:table-cell>
          <table:table-cell table:style-name="ce44" table:formula="of:=IF(AND(0.1&lt;[.$Z8];[.$Z8]&lt;0.25; NOT([.Z8]=&quot;&quot;));[.Z8];&quot;&quot;)" office:value-type="float" office:value="0.2366" calcext:value-type="float">
            <text:p>0.2366</text:p>
          </table:table-cell>
          <table:table-cell table:style-name="ce44" table:formula="of:=IF(AND(0.1&lt;[.$Z8];[.$Z8]&lt;0.25; NOT([.AA8]=&quot;&quot;));[.AA8];&quot;&quot;)" office:value-type="float" office:value="-0.752" calcext:value-type="float">
            <text:p>-0.7520</text:p>
          </table:table-cell>
          <table:table-cell table:style-name="ce46" table:number-columns-repeated="2"/>
          <table:table-cell table:style-name="Default"/>
          <table:table-cell table:style-name="ce126" table:formula="of:=IF(AND(OR(0.1&gt;[.$Z8];[.$Z8]&gt;0.25);NOT([.A8]=&quot;&quot;));[.A8];&quot;&quot;)">
            <text:p/>
          </table:table-cell>
          <table:table-cell table:style-name="ce44" table:formula="of:=IF(AND(OR(0.1&gt;[.$Z8];[.$Z8]&gt;0.25);NOT([.B8]=&quot;&quot;));[.B8];&quot;&quot;)">
            <text:p/>
          </table:table-cell>
          <table:table-cell table:style-name="ce44" table:formula="of:=IF(AND(OR(0.1&gt;[.$Z8];[.$Z8]&gt;0.25);NOT([.C8]=&quot;&quot;));[.C8];&quot;&quot;)">
            <text:p/>
          </table:table-cell>
          <table:table-cell table:style-name="ce44" table:formula="of:=IF(AND(OR(0.1&gt;[.$Z8];[.$Z8]&gt;0.25);NOT([.D8]=&quot;&quot;));[.D8];&quot;&quot;)">
            <text:p/>
          </table:table-cell>
          <table:table-cell table:style-name="ce44" table:formula="of:=IF(AND(OR(0.1&gt;[.$Z8];[.$Z8]&gt;0.25);NOT([.E8]=&quot;&quot;));[.E8];&quot;&quot;)">
            <text:p/>
          </table:table-cell>
          <table:table-cell table:style-name="ce44" table:formula="of:=IF(AND(OR(0.1&gt;[.$Z8];[.$Z8]&gt;0.25);NOT([.F8]=&quot;&quot;));[.F8];&quot;&quot;)">
            <text:p/>
          </table:table-cell>
          <table:table-cell table:style-name="ce44" table:formula="of:=IF(AND(OR(0.1&gt;[.$Z8];[.$Z8]&gt;0.25);NOT([.G8]=&quot;&quot;));[.G8];&quot;&quot;)">
            <text:p/>
          </table:table-cell>
          <table:table-cell table:style-name="ce44" table:formula="of:=IF(AND(OR(0.1&gt;[.$Z8];[.$Z8]&gt;0.25);NOT([.H8]=&quot;&quot;));[.H8];&quot;&quot;)">
            <text:p/>
          </table:table-cell>
          <table:table-cell table:style-name="ce44" table:formula="of:=IF(AND(OR(0.1&gt;[.$Z8];[.$Z8]&gt;0.25);NOT([.I8]=&quot;&quot;));[.I8];&quot;&quot;)">
            <text:p/>
          </table:table-cell>
          <table:table-cell table:style-name="ce44" table:formula="of:=IF(AND(OR(0.1&gt;[.$Z8];[.$Z8]&gt;0.25);NOT([.J8]=&quot;&quot;));[.J8];&quot;&quot;)">
            <text:p/>
          </table:table-cell>
          <table:table-cell table:style-name="ce44" table:formula="of:=IF(AND(OR(0.1&gt;[.$Z8];[.$Z8]&gt;0.25);NOT([.K8]=&quot;&quot;));[.K8];&quot;&quot;)">
            <text:p/>
          </table:table-cell>
          <table:table-cell table:style-name="ce44" table:formula="of:=IF(AND(OR(0.1&gt;[.$Z8];[.$Z8]&gt;0.25);NOT([.L8]=&quot;&quot;));[.L8];&quot;&quot;)">
            <text:p/>
          </table:table-cell>
          <table:table-cell table:style-name="ce44" table:formula="of:=IF(AND(OR(0.1&gt;[.$Z8];[.$Z8]&gt;0.25);NOT([.M8]=&quot;&quot;));[.M8];&quot;&quot;)">
            <text:p/>
          </table:table-cell>
          <table:table-cell table:style-name="ce44" table:formula="of:=IF(AND(OR(0.1&gt;[.$Z8];[.$Z8]&gt;0.25);NOT([.N8]=&quot;&quot;));[.N8];&quot;&quot;)">
            <text:p/>
          </table:table-cell>
          <table:table-cell table:style-name="ce128" table:formula="of:=IF(AND(OR(0.1&gt;[.$Z8];[.$Z8]&gt;0.25);NOT([.O8]=&quot;&quot;));[.O8];&quot;&quot;)">
            <text:p/>
          </table:table-cell>
          <table:table-cell table:style-name="ce44" table:formula="of:=IF(AND(OR(0.1&gt;[.$Z8];[.$Z8]&gt;0.25);NOT([.P8]=&quot;&quot;));[.P8];&quot;&quot;)">
            <text:p/>
          </table:table-cell>
          <table:table-cell table:style-name="ce44" table:formula="of:=IF(AND(OR(0.1&gt;[.$Z8];[.$Z8]&gt;0.25);NOT([.Q8]=&quot;&quot;));[.Q8];&quot;&quot;)">
            <text:p/>
          </table:table-cell>
          <table:table-cell table:style-name="ce44" table:formula="of:=IF(AND(OR(0.1&gt;[.$Z8];[.$Z8]&gt;0.25);NOT([.R8]=&quot;&quot;));[.R8];&quot;&quot;)">
            <text:p/>
          </table:table-cell>
          <table:table-cell table:style-name="ce44" table:formula="of:=IF(AND(OR(0.1&gt;[.$Z8];[.$Z8]&gt;0.25);NOT([.S8]=&quot;&quot;));[.S8];&quot;&quot;)">
            <text:p/>
          </table:table-cell>
          <table:table-cell table:style-name="ce44" table:formula="of:=IF(AND(OR(0.1&gt;[.$Z8];[.$Z8]&gt;0.25);NOT([.T8]=&quot;&quot;));[.T8];&quot;&quot;)">
            <text:p/>
          </table:table-cell>
          <table:table-cell table:style-name="ce44" table:formula="of:=IF(AND(OR(0.1&gt;[.$Z8];[.$Z8]&gt;0.25);NOT([.U8]=&quot;&quot;));[.U8];&quot;&quot;)">
            <text:p/>
          </table:table-cell>
          <table:table-cell table:style-name="ce44" table:formula="of:=IF(AND(OR(0.1&gt;[.$Z8];[.$Z8]&gt;0.25);NOT([.V8]=&quot;&quot;));[.V8];&quot;&quot;)">
            <text:p/>
          </table:table-cell>
          <table:table-cell table:style-name="ce44" table:formula="of:=IF(AND(OR(0.1&gt;[.$Z8];[.$Z8]&gt;0.25);NOT([.W8]=&quot;&quot;));[.W8];&quot;&quot;)">
            <text:p/>
          </table:table-cell>
          <table:table-cell table:style-name="ce44" table:formula="of:=IF(AND(OR(0.1&gt;[.$Z8];[.$Z8]&gt;0.25);NOT([.X8]=&quot;&quot;));[.X8];&quot;&quot;)">
            <text:p/>
          </table:table-cell>
          <table:table-cell table:style-name="ce128" table:formula="of:=IF(AND(OR(0.1&gt;[.$Z8];[.$Z8]&gt;0.25);NOT([.Y8]=&quot;&quot;));[.Y8];&quot;&quot;)">
            <text:p/>
          </table:table-cell>
          <table:table-cell table:style-name="ce44" table:formula="of:=IF(AND(OR(0.1&gt;[.$Z8];[.$Z8]&gt;0.25);NOT([.Z8]=&quot;&quot;));[.Z8];&quot;&quot;)">
            <text:p/>
          </table:table-cell>
          <table:table-cell table:style-name="ce44" table:formula="of:=IF(AND(OR(0.1&gt;[.$Z8];[.$Z8]&gt;0.25);NOT([.AA8]=&quot;&quot;));[.AA8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6" calcext:value-type="float">
            <text:p>6</text:p>
          </table:table-cell>
          <table:table-cell table:style-name="ce15" office:value-type="float" office:value="0.3951" calcext:value-type="float">
            <text:p>0.3951</text:p>
          </table:table-cell>
          <table:table-cell table:style-name="ce15" office:value-type="float" office:value="-0.1759" calcext:value-type="float">
            <text:p>-0.1759</text:p>
          </table:table-cell>
          <table:table-cell table:style-name="Default" table:number-columns-repeated="2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2.2766" calcext:value-type="float">
            <text:p>2.2766</text:p>
          </table:table-cell>
          <table:table-cell table:style-name="ce10" office:value-type="float" office:value="-2.2766" calcext:value-type="float">
            <text:p>-2.276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0847650587" calcext:value-type="float">
            <text:p>2.0847650587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0.337" calcext:value-type="float">
            <text:p>0.337</text:p>
          </table:table-cell>
          <table:table-cell table:style-name="ce25" office:value-type="float" office:value="-0.7149" calcext:value-type="float">
            <text:p>-0.7149</text:p>
          </table:table-cell>
          <table:table-cell table:style-name="Default" table:number-columns-repeated="3"/>
          <table:table-cell table:style-name="ce31" table:formula="of:=IF(AND(0.15&lt;[.$Z9];[.$Z9]&lt;0.2; NOT([.A9]=&quot;&quot;));[.A9];&quot;&quot;)">
            <text:p/>
          </table:table-cell>
          <table:table-cell table:style-name="ce33" table:formula="of:=IF(AND(0.15&lt;[.$Z9];[.$Z9]&lt;0.2; NOT([.B9]=&quot;&quot;));[.B9];&quot;&quot;)">
            <text:p/>
          </table:table-cell>
          <table:table-cell table:style-name="ce33" table:formula="of:=IF(AND(0.15&lt;[.$Z9];[.$Z9]&lt;0.2; NOT([.C9]=&quot;&quot;));[.C9];&quot;&quot;)">
            <text:p/>
          </table:table-cell>
          <table:table-cell table:style-name="ce33" table:formula="of:=IF(AND(0.15&lt;[.$Z9];[.$Z9]&lt;0.2; NOT([.D9]=&quot;&quot;));[.D9];&quot;&quot;)">
            <text:p/>
          </table:table-cell>
          <table:table-cell table:style-name="ce33" table:formula="of:=IF(AND(0.15&lt;[.$Z9];[.$Z9]&lt;0.2; NOT([.E9]=&quot;&quot;));[.E9];&quot;&quot;)">
            <text:p/>
          </table:table-cell>
          <table:table-cell table:style-name="ce33" table:formula="of:=IF(AND(0.15&lt;[.$Z9];[.$Z9]&lt;0.2; NOT([.F9]=&quot;&quot;));[.F9];&quot;&quot;)">
            <text:p/>
          </table:table-cell>
          <table:table-cell table:style-name="ce33" table:formula="of:=IF(AND(0.15&lt;[.$Z9];[.$Z9]&lt;0.2; NOT([.G9]=&quot;&quot;));[.G9];&quot;&quot;)">
            <text:p/>
          </table:table-cell>
          <table:table-cell table:style-name="ce33" table:formula="of:=IF(AND(0.15&lt;[.$Z9];[.$Z9]&lt;0.2; NOT([.H9]=&quot;&quot;));[.H9];&quot;&quot;)">
            <text:p/>
          </table:table-cell>
          <table:table-cell table:style-name="ce33" table:formula="of:=IF(AND(0.15&lt;[.$Z9];[.$Z9]&lt;0.2; NOT([.I9]=&quot;&quot;));[.I9];&quot;&quot;)">
            <text:p/>
          </table:table-cell>
          <table:table-cell table:style-name="ce39" table:formula="of:=IF(AND(0.15&lt;[.$Z9];[.$Z9]&lt;0.2; NOT([.J9]=&quot;&quot;));[.J9];&quot;&quot;)">
            <text:p/>
          </table:table-cell>
          <table:table-cell table:style-name="ce33" table:formula="of:=IF(AND(0.15&lt;[.$Z9];[.$Z9]&lt;0.2; NOT([.K9]=&quot;&quot;));[.K9];&quot;&quot;)">
            <text:p/>
          </table:table-cell>
          <table:table-cell table:style-name="ce33" table:formula="of:=IF(AND(0.15&lt;[.$Z9];[.$Z9]&lt;0.2; NOT([.L9]=&quot;&quot;));[.L9];&quot;&quot;)">
            <text:p/>
          </table:table-cell>
          <table:table-cell table:style-name="ce33" table:formula="of:=IF(AND(0.15&lt;[.$Z9];[.$Z9]&lt;0.2; NOT([.M9]=&quot;&quot;));[.M9];&quot;&quot;)">
            <text:p/>
          </table:table-cell>
          <table:table-cell table:style-name="ce33" table:formula="of:=IF(AND(0.15&lt;[.$Z9];[.$Z9]&lt;0.2; NOT([.N9]=&quot;&quot;));[.N9];&quot;&quot;)">
            <text:p/>
          </table:table-cell>
          <table:table-cell table:style-name="ce39" table:formula="of:=IF(AND(0.15&lt;[.$Z9];[.$Z9]&lt;0.2; NOT([.O9]=&quot;&quot;));[.O9];&quot;&quot;)">
            <text:p/>
          </table:table-cell>
          <table:table-cell table:style-name="ce33" table:formula="of:=IF(AND(0.15&lt;[.$Z9];[.$Z9]&lt;0.2; NOT([.P9]=&quot;&quot;));[.P9];&quot;&quot;)">
            <text:p/>
          </table:table-cell>
          <table:table-cell table:style-name="ce33" table:formula="of:=IF(AND(0.15&lt;[.$Z9];[.$Z9]&lt;0.2; NOT([.Q9]=&quot;&quot;));[.Q9];&quot;&quot;)">
            <text:p/>
          </table:table-cell>
          <table:table-cell table:style-name="ce33" table:formula="of:=IF(AND(0.15&lt;[.$Z9];[.$Z9]&lt;0.2; NOT([.R9]=&quot;&quot;));[.R9];&quot;&quot;)">
            <text:p/>
          </table:table-cell>
          <table:table-cell table:style-name="ce33" table:formula="of:=IF(AND(0.15&lt;[.$Z9];[.$Z9]&lt;0.2; NOT([.S9]=&quot;&quot;));[.S9];&quot;&quot;)">
            <text:p/>
          </table:table-cell>
          <table:table-cell table:style-name="ce39" table:formula="of:=IF(AND(0.15&lt;[.$Z9];[.$Z9]&lt;0.2; NOT([.T9]=&quot;&quot;));[.T9];&quot;&quot;)">
            <text:p/>
          </table:table-cell>
          <table:table-cell table:style-name="ce39" table:formula="of:=IF(AND(0.15&lt;[.$Z9];[.$Z9]&lt;0.2; NOT([.U9]=&quot;&quot;));[.U9];&quot;&quot;)">
            <text:p/>
          </table:table-cell>
          <table:table-cell table:style-name="ce33" table:formula="of:=IF(AND(0.15&lt;[.$Z9];[.$Z9]&lt;0.2; NOT([.V9]=&quot;&quot;));[.V9];&quot;&quot;)">
            <text:p/>
          </table:table-cell>
          <table:table-cell table:style-name="ce33" table:formula="of:=IF(AND(0.15&lt;[.$Z9];[.$Z9]&lt;0.2; NOT([.W9]=&quot;&quot;));[.W9];&quot;&quot;)">
            <text:p/>
          </table:table-cell>
          <table:table-cell table:style-name="ce33" table:formula="of:=IF(AND(0.15&lt;[.$Z9];[.$Z9]&lt;0.2; NOT([.X9]=&quot;&quot;));[.X9];&quot;&quot;)">
            <text:p/>
          </table:table-cell>
          <table:table-cell table:style-name="ce39" table:formula="of:=IF(AND(0.15&lt;[.$Z9];[.$Z9]&lt;0.2; NOT([.Y9]=&quot;&quot;));[.Y9];&quot;&quot;)">
            <text:p/>
          </table:table-cell>
          <table:table-cell table:style-name="ce33" table:formula="of:=IF(AND(0.15&lt;[.$Z9];[.$Z9]&lt;0.2; NOT([.Z9]=&quot;&quot;));[.Z9];&quot;&quot;)">
            <text:p/>
          </table:table-cell>
          <table:table-cell table:style-name="ce44" table:formula="of:=IF(AND(0.15&lt;[.$Z9];[.$Z9]&lt;0.2; NOT([.AA9]=&quot;&quot;));[.AA9];&quot;&quot;)">
            <text:p/>
          </table:table-cell>
          <table:table-cell table:style-name="Default" table:number-columns-repeated="3"/>
          <table:table-cell table:style-name="ce31" table:formula="of:=IF(AND(OR(0.15&gt;[.$Z9];[.$Z9]&gt;0.2);NOT([.A9]=&quot;&quot;));[.A9];&quot;&quot;)" office:value-type="float" office:value="5" calcext:value-type="float">
            <text:p>5</text:p>
          </table:table-cell>
          <table:table-cell table:style-name="ce33" table:formula="of:=IF(AND(OR(0.15&gt;[.$Z9];[.$Z9]&gt;0.2);NOT([.B9]=&quot;&quot;));[.B9];&quot;&quot;)" office:value-type="float" office:value="1.72788" calcext:value-type="float">
            <text:p>1.7279</text:p>
          </table:table-cell>
          <table:table-cell table:style-name="ce33" table:formula="of:=IF(AND(OR(0.15&gt;[.$Z9];[.$Z9]&gt;0.2);NOT([.C9]=&quot;&quot;));[.C9];&quot;&quot;)" office:value-type="float" office:value="-1.5708" calcext:value-type="float">
            <text:p>-1.5708</text:p>
          </table:table-cell>
          <table:table-cell table:style-name="ce33" table:formula="of:=IF(AND(OR(0.15&gt;[.$Z9];[.$Z9]&gt;0.2);NOT([.D9]=&quot;&quot;));[.D9];&quot;&quot;)" office:value-type="float" office:value="1.85005" calcext:value-type="float">
            <text:p>1.8501</text:p>
          </table:table-cell>
          <table:table-cell table:style-name="ce33" table:formula="of:=IF(AND(OR(0.15&gt;[.$Z9];[.$Z9]&gt;0.2);NOT([.E9]=&quot;&quot;));[.E9];&quot;&quot;)" office:value-type="float" office:value="-2.16421" calcext:value-type="float">
            <text:p>-2.1642</text:p>
          </table:table-cell>
          <table:table-cell table:style-name="ce33" table:formula="of:=IF(AND(OR(0.15&gt;[.$Z9];[.$Z9]&gt;0.2);NOT([.F9]=&quot;&quot;));[.F9];&quot;&quot;)" office:value-type="float" office:value="-1.48353" calcext:value-type="float">
            <text:p>-1.4835</text:p>
          </table:table-cell>
          <table:table-cell table:style-name="ce33" table:formula="of:=IF(AND(OR(0.15&gt;[.$Z9];[.$Z9]&gt;0.2);NOT([.G9]=&quot;&quot;));[.G9];&quot;&quot;)" office:value-type="float" office:value="-1.76278" calcext:value-type="float">
            <text:p>-1.7628</text:p>
          </table:table-cell>
          <table:table-cell table:style-name="ce33" table:formula="of:=IF(AND(OR(0.15&gt;[.$Z9];[.$Z9]&gt;0.2);NOT([.H9]=&quot;&quot;));[.H9];&quot;&quot;)">
            <text:p/>
          </table:table-cell>
          <table:table-cell table:style-name="ce33" table:formula="of:=IF(AND(OR(0.15&gt;[.$Z9];[.$Z9]&gt;0.2);NOT([.I9]=&quot;&quot;));[.I9];&quot;&quot;)">
            <text:p/>
          </table:table-cell>
          <table:table-cell table:style-name="ce39" table:formula="of:=IF(AND(OR(0.15&gt;[.$Z9];[.$Z9]&gt;0.2);NOT([.J9]=&quot;&quot;));[.J9];&quot;&quot;)" office:value-type="float" office:value="6" calcext:value-type="float">
            <text:p>6</text:p>
          </table:table-cell>
          <table:table-cell table:style-name="ce33" table:formula="of:=IF(AND(OR(0.15&gt;[.$Z9];[.$Z9]&gt;0.2);NOT([.K9]=&quot;&quot;));[.K9];&quot;&quot;)" office:value-type="float" office:value="0.3951" calcext:value-type="float">
            <text:p>0.3951</text:p>
          </table:table-cell>
          <table:table-cell table:style-name="ce33" table:formula="of:=IF(AND(OR(0.15&gt;[.$Z9];[.$Z9]&gt;0.2);NOT([.L9]=&quot;&quot;));[.L9];&quot;&quot;)" office:value-type="float" office:value="-0.1759" calcext:value-type="float">
            <text:p>-0.1759</text:p>
          </table:table-cell>
          <table:table-cell table:style-name="ce33" table:formula="of:=IF(AND(OR(0.15&gt;[.$Z9];[.$Z9]&gt;0.2);NOT([.M9]=&quot;&quot;));[.M9];&quot;&quot;)">
            <text:p/>
          </table:table-cell>
          <table:table-cell table:style-name="ce33" table:formula="of:=IF(AND(OR(0.15&gt;[.$Z9];[.$Z9]&gt;0.2);NOT([.N9]=&quot;&quot;));[.N9];&quot;&quot;)">
            <text:p/>
          </table:table-cell>
          <table:table-cell table:style-name="ce39" table:formula="of:=IF(AND(OR(0.15&gt;[.$Z9];[.$Z9]&gt;0.2);NOT([.O9]=&quot;&quot;));[.O9];&quot;&quot;)" office:value-type="float" office:value="5" calcext:value-type="float">
            <text:p>5</text:p>
          </table:table-cell>
          <table:table-cell table:style-name="ce33" table:formula="of:=IF(AND(OR(0.15&gt;[.$Z9];[.$Z9]&gt;0.2);NOT([.P9]=&quot;&quot;));[.P9];&quot;&quot;)" office:value-type="float" office:value="2.2766" calcext:value-type="float">
            <text:p>2.2766</text:p>
          </table:table-cell>
          <table:table-cell table:style-name="ce33" table:formula="of:=IF(AND(OR(0.15&gt;[.$Z9];[.$Z9]&gt;0.2);NOT([.Q9]=&quot;&quot;));[.Q9];&quot;&quot;)" office:value-type="float" office:value="-2.2766" calcext:value-type="float">
            <text:p>-2.2766</text:p>
          </table:table-cell>
          <table:table-cell table:style-name="ce33" table:formula="of:=IF(AND(OR(0.15&gt;[.$Z9];[.$Z9]&gt;0.2);NOT([.R9]=&quot;&quot;));[.R9];&quot;&quot;)" office:value-type="float" office:value="38" calcext:value-type="float">
            <text:p>38.0000</text:p>
          </table:table-cell>
          <table:table-cell table:style-name="ce33" table:formula="of:=IF(AND(OR(0.15&gt;[.$Z9];[.$Z9]&gt;0.2);NOT([.S9]=&quot;&quot;));[.S9];&quot;&quot;)" office:value-type="float" office:value="2.0847650587" calcext:value-type="float">
            <text:p>2.0848</text:p>
          </table:table-cell>
          <table:table-cell table:style-name="ce39" table:formula="of:=IF(AND(OR(0.15&gt;[.$Z9];[.$Z9]&gt;0.2);NOT([.T9]=&quot;&quot;));[.T9];&quot;&quot;)" office:value-type="float" office:value="-1" calcext:value-type="float">
            <text:p>-1</text:p>
          </table:table-cell>
          <table:table-cell table:style-name="ce39" table:formula="of:=IF(AND(OR(0.15&gt;[.$Z9];[.$Z9]&gt;0.2);NOT([.U9]=&quot;&quot;));[.U9];&quot;&quot;)" office:value-type="float" office:value="1" calcext:value-type="float">
            <text:p>1</text:p>
          </table:table-cell>
          <table:table-cell table:style-name="ce33" table:formula="of:=IF(AND(OR(0.15&gt;[.$Z9];[.$Z9]&gt;0.2);NOT([.V9]=&quot;&quot;));[.V9];&quot;&quot;)" office:value-type="float" office:value="0" calcext:value-type="float">
            <text:p>0.0000</text:p>
          </table:table-cell>
          <table:table-cell table:style-name="ce33" table:formula="of:=IF(AND(OR(0.15&gt;[.$Z9];[.$Z9]&gt;0.2);NOT([.W9]=&quot;&quot;));[.W9];&quot;&quot;)">
            <text:p/>
          </table:table-cell>
          <table:table-cell table:style-name="ce33" table:formula="of:=IF(AND(OR(0.15&gt;[.$Z9];[.$Z9]&gt;0.2);NOT([.X9]=&quot;&quot;));[.X9];&quot;&quot;)">
            <text:p/>
          </table:table-cell>
          <table:table-cell table:style-name="ce39" table:formula="of:=IF(AND(OR(0.15&gt;[.$Z9];[.$Z9]&gt;0.2);NOT([.Y9]=&quot;&quot;));[.Y9];&quot;&quot;)" office:value-type="float" office:value="5" calcext:value-type="float">
            <text:p>5</text:p>
          </table:table-cell>
          <table:table-cell table:style-name="ce33" table:formula="of:=IF(AND(OR(0.15&gt;[.$Z9];[.$Z9]&gt;0.2);NOT([.Z9]=&quot;&quot;));[.Z9];&quot;&quot;)" office:value-type="float" office:value="0.337" calcext:value-type="float">
            <text:p>0.3370</text:p>
          </table:table-cell>
          <table:table-cell table:style-name="ce44" table:formula="of:=IF(AND(OR(0.15&gt;[.$Z9];[.$Z9]&gt;0.2);NOT([.AA9]=&quot;&quot;));[.AA9];&quot;&quot;)" office:value-type="float" office:value="-0.7149" calcext:value-type="float">
            <text:p>-0.7149</text:p>
          </table:table-cell>
          <table:table-cell table:style-name="Default" table:number-columns-repeated="3"/>
          <table:table-cell table:style-name="ce4" table:formula="of:=IF(AND([.$U9] = 1;NOT([.A9]=&quot;&quot;));[.A9];&quot;&quot;)" office:value-type="float" office:value="5" calcext:value-type="float">
            <text:p>5</text:p>
          </table:table-cell>
          <table:table-cell table:style-name="ce110" table:formula="of:=IF(AND([.$U9] = 1;NOT([.B9]=&quot;&quot;));[.B9];&quot;&quot;)" office:value-type="float" office:value="1.72788" calcext:value-type="float">
            <text:p>1.72788</text:p>
          </table:table-cell>
          <table:table-cell table:style-name="ce110" table:formula="of:=IF(AND([.$U9] = 1;NOT([.C9]=&quot;&quot;));[.C9];&quot;&quot;)" office:value-type="float" office:value="-1.5708" calcext:value-type="float">
            <text:p>-1.5708</text:p>
          </table:table-cell>
          <table:table-cell table:style-name="ce110" table:formula="of:=IF(AND([.$U9] = 1;NOT([.D9]=&quot;&quot;));[.D9];&quot;&quot;)" office:value-type="float" office:value="1.85005" calcext:value-type="float">
            <text:p>1.85005</text:p>
          </table:table-cell>
          <table:table-cell table:style-name="ce110" table:formula="of:=IF(AND([.$U9] = 1;NOT([.E9]=&quot;&quot;));[.E9];&quot;&quot;)" office:value-type="float" office:value="-2.16421" calcext:value-type="float">
            <text:p>-2.16421</text:p>
          </table:table-cell>
          <table:table-cell table:style-name="ce110" table:formula="of:=IF(AND([.$U9] = 1;NOT([.F9]=&quot;&quot;));[.F9];&quot;&quot;)" office:value-type="float" office:value="-1.48353" calcext:value-type="float">
            <text:p>-1.48353</text:p>
          </table:table-cell>
          <table:table-cell table:style-name="ce110" table:formula="of:=IF(AND([.$U9] = 1;NOT([.G9]=&quot;&quot;));[.G9];&quot;&quot;)" office:value-type="float" office:value="-1.76278" calcext:value-type="float">
            <text:p>-1.76278</text:p>
          </table:table-cell>
          <table:table-cell table:style-name="ce110" table:formula="of:=IF(AND([.$U9] = 1;NOT([.H9]=&quot;&quot;));[.H9];&quot;&quot;)">
            <text:p/>
          </table:table-cell>
          <table:table-cell table:style-name="ce110" table:formula="of:=IF(AND([.$U9] = 1;NOT([.I9]=&quot;&quot;));[.I9];&quot;&quot;)">
            <text:p/>
          </table:table-cell>
          <table:table-cell table:style-name="ce110" table:formula="of:=IF(AND([.$U9] = 1;NOT([.J9]=&quot;&quot;));[.J9];&quot;&quot;)" office:value-type="float" office:value="6" calcext:value-type="float">
            <text:p>6</text:p>
          </table:table-cell>
          <table:table-cell table:style-name="ce110" table:formula="of:=IF(AND([.$U9] = 1;NOT([.K9]=&quot;&quot;));[.K9];&quot;&quot;)" office:value-type="float" office:value="0.3951" calcext:value-type="float">
            <text:p>0.3951</text:p>
          </table:table-cell>
          <table:table-cell table:style-name="ce110" table:formula="of:=IF(AND([.$U9] = 1;NOT([.L9]=&quot;&quot;));[.L9];&quot;&quot;)" office:value-type="float" office:value="-0.1759" calcext:value-type="float">
            <text:p>-0.1759</text:p>
          </table:table-cell>
          <table:table-cell table:style-name="ce110" table:formula="of:=IF(AND([.$U9] = 1;NOT([.M9]=&quot;&quot;));[.M9];&quot;&quot;)">
            <text:p/>
          </table:table-cell>
          <table:table-cell table:style-name="ce110" table:formula="of:=IF(AND([.$U9] = 1;NOT([.N9]=&quot;&quot;));[.N9];&quot;&quot;)">
            <text:p/>
          </table:table-cell>
          <table:table-cell table:style-name="ce110" table:formula="of:=IF(AND([.$U9] = 1;NOT([.O9]=&quot;&quot;));[.O9];&quot;&quot;)" office:value-type="float" office:value="5" calcext:value-type="float">
            <text:p>5</text:p>
          </table:table-cell>
          <table:table-cell table:style-name="ce110" table:formula="of:=IF(AND([.$U9] = 1;NOT([.P9]=&quot;&quot;));[.P9];&quot;&quot;)" office:value-type="float" office:value="2.2766" calcext:value-type="float">
            <text:p>2.2766</text:p>
          </table:table-cell>
          <table:table-cell table:style-name="ce110" table:formula="of:=IF(AND([.$U9] = 1;NOT([.Q9]=&quot;&quot;));[.Q9];&quot;&quot;)" office:value-type="float" office:value="-2.2766" calcext:value-type="float">
            <text:p>-2.2766</text:p>
          </table:table-cell>
          <table:table-cell table:style-name="ce110" table:formula="of:=IF(AND([.$U9] = 1;NOT([.R9]=&quot;&quot;));[.R9];&quot;&quot;)" office:value-type="float" office:value="38" calcext:value-type="float">
            <text:p>38</text:p>
          </table:table-cell>
          <table:table-cell table:style-name="ce110" table:formula="of:=IF(AND([.$U9] = 1;NOT([.S9]=&quot;&quot;));[.S9];&quot;&quot;)" office:value-type="float" office:value="2.0847650587" calcext:value-type="float">
            <text:p>2.0847650587</text:p>
          </table:table-cell>
          <table:table-cell table:style-name="ce110" table:formula="of:=IF(AND([.$U9] = 1;NOT([.T9]=&quot;&quot;));[.T9];&quot;&quot;)" office:value-type="float" office:value="-1" calcext:value-type="float">
            <text:p>-1</text:p>
          </table:table-cell>
          <table:table-cell table:style-name="ce110" table:formula="of:=IF(AND([.$U9] = 1;NOT([.U9]=&quot;&quot;));[.U9];&quot;&quot;)" office:value-type="float" office:value="1" calcext:value-type="float">
            <text:p>1</text:p>
          </table:table-cell>
          <table:table-cell table:style-name="ce110" table:formula="of:=IF(AND([.$U9] = 1;NOT([.V9]=&quot;&quot;));[.V9];&quot;&quot;)" office:value-type="float" office:value="0" calcext:value-type="float">
            <text:p>0</text:p>
          </table:table-cell>
          <table:table-cell table:style-name="ce110" table:formula="of:=IF(AND([.$U9] = 1;NOT([.W9]=&quot;&quot;));[.W9];&quot;&quot;)">
            <text:p/>
          </table:table-cell>
          <table:table-cell table:style-name="ce110" table:formula="of:=IF(AND([.$U9] = 1;NOT([.X9]=&quot;&quot;));[.X9];&quot;&quot;)">
            <text:p/>
          </table:table-cell>
          <table:table-cell table:style-name="ce110" table:formula="of:=IF(AND([.$U9] = 1;NOT([.Y9]=&quot;&quot;));[.Y9];&quot;&quot;)" office:value-type="float" office:value="5" calcext:value-type="float">
            <text:p>5</text:p>
          </table:table-cell>
          <table:table-cell table:style-name="ce121" table:formula="of:=IF(AND([.$U9] = 1;NOT([.Z9]=&quot;&quot;));[.Z9];&quot;&quot;)" office:value-type="float" office:value="0.337" calcext:value-type="float">
            <text:p>0.33700</text:p>
          </table:table-cell>
          <table:table-cell table:style-name="ce25" table:formula="of:=IF(AND([.$U9] = 1;NOT([.AA9]=&quot;&quot;));[.AA9];&quot;&quot;)" office:value-type="float" office:value="-0.7149" calcext:value-type="float">
            <text:p>-0.7149</text:p>
          </table:table-cell>
          <table:table-cell table:style-name="Default" table:number-columns-repeated="3"/>
          <table:table-cell table:style-name="ce4" table:formula="of:=IF(AND([.$U9] = 0;NOT([.A9]=&quot;&quot;));[.A9];&quot;&quot;)">
            <text:p/>
          </table:table-cell>
          <table:table-cell table:style-name="ce110" table:formula="of:=IF(AND([.$U9] = 0;NOT([.B9]=&quot;&quot;));[.B9];&quot;&quot;)">
            <text:p/>
          </table:table-cell>
          <table:table-cell table:style-name="ce110" table:formula="of:=IF(AND([.$U9] = 0;NOT([.C9]=&quot;&quot;));[.C9];&quot;&quot;)">
            <text:p/>
          </table:table-cell>
          <table:table-cell table:style-name="ce110" table:formula="of:=IF(AND([.$U9] = 0;NOT([.D9]=&quot;&quot;));[.D9];&quot;&quot;)">
            <text:p/>
          </table:table-cell>
          <table:table-cell table:style-name="ce110" table:formula="of:=IF(AND([.$U9] = 0;NOT([.E9]=&quot;&quot;));[.E9];&quot;&quot;)">
            <text:p/>
          </table:table-cell>
          <table:table-cell table:style-name="ce110" table:formula="of:=IF(AND([.$U9] = 0;NOT([.F9]=&quot;&quot;));[.F9];&quot;&quot;)">
            <text:p/>
          </table:table-cell>
          <table:table-cell table:style-name="ce110" table:formula="of:=IF(AND([.$U9] = 0;NOT([.G9]=&quot;&quot;));[.G9];&quot;&quot;)">
            <text:p/>
          </table:table-cell>
          <table:table-cell table:style-name="ce110" table:formula="of:=IF(AND([.$U9] = 0;NOT([.H9]=&quot;&quot;));[.H9];&quot;&quot;)">
            <text:p/>
          </table:table-cell>
          <table:table-cell table:style-name="ce110" table:formula="of:=IF(AND([.$U9] = 0;NOT([.I9]=&quot;&quot;));[.I9];&quot;&quot;)">
            <text:p/>
          </table:table-cell>
          <table:table-cell table:style-name="ce110" table:formula="of:=IF(AND([.$U9] = 0;NOT([.J9]=&quot;&quot;));[.J9];&quot;&quot;)">
            <text:p/>
          </table:table-cell>
          <table:table-cell table:style-name="ce113" table:formula="of:=IF(AND([.$U9] = 0;NOT([.K9]=&quot;&quot;));[.K9];&quot;&quot;)">
            <text:p/>
          </table:table-cell>
          <table:table-cell table:style-name="ce113" table:formula="of:=IF(AND([.$U9] = 0;NOT([.L9]=&quot;&quot;));[.L9];&quot;&quot;)">
            <text:p/>
          </table:table-cell>
          <table:table-cell table:style-name="ce110" table:formula="of:=IF(AND([.$U9] = 0;NOT([.M9]=&quot;&quot;));[.M9];&quot;&quot;)">
            <text:p/>
          </table:table-cell>
          <table:table-cell table:style-name="ce110" table:formula="of:=IF(AND([.$U9] = 0;NOT([.N9]=&quot;&quot;));[.N9];&quot;&quot;)">
            <text:p/>
          </table:table-cell>
          <table:table-cell table:style-name="ce110" table:formula="of:=IF(AND([.$U9] = 0;NOT([.O9]=&quot;&quot;));[.O9];&quot;&quot;)">
            <text:p/>
          </table:table-cell>
          <table:table-cell table:style-name="ce110" table:formula="of:=IF(AND([.$U9] = 0;NOT([.P9]=&quot;&quot;));[.P9];&quot;&quot;)">
            <text:p/>
          </table:table-cell>
          <table:table-cell table:style-name="ce110" table:formula="of:=IF(AND([.$U9] = 0;NOT([.Q9]=&quot;&quot;));[.Q9];&quot;&quot;)">
            <text:p/>
          </table:table-cell>
          <table:table-cell table:style-name="ce110" table:formula="of:=IF(AND([.$U9] = 0;NOT([.R9]=&quot;&quot;));[.R9];&quot;&quot;)">
            <text:p/>
          </table:table-cell>
          <table:table-cell table:style-name="ce110" table:formula="of:=IF(AND([.$U9] = 0;NOT([.S9]=&quot;&quot;));[.S9];&quot;&quot;)">
            <text:p/>
          </table:table-cell>
          <table:table-cell table:style-name="ce110" table:formula="of:=IF(AND([.$U9] = 0;NOT([.T9]=&quot;&quot;));[.T9];&quot;&quot;)">
            <text:p/>
          </table:table-cell>
          <table:table-cell table:style-name="ce110" table:formula="of:=IF(AND([.$U9] = 0;NOT([.U9]=&quot;&quot;));[.U9];&quot;&quot;)">
            <text:p/>
          </table:table-cell>
          <table:table-cell table:style-name="ce110" table:formula="of:=IF(AND([.$U9] = 0;NOT([.V9]=&quot;&quot;));[.V9];&quot;&quot;)">
            <text:p/>
          </table:table-cell>
          <table:table-cell table:style-name="ce110" table:formula="of:=IF(AND([.$U9] = 0;NOT([.W9]=&quot;&quot;));[.W9];&quot;&quot;)">
            <text:p/>
          </table:table-cell>
          <table:table-cell table:style-name="ce110" table:formula="of:=IF(AND([.$U9] = 0;NOT([.X9]=&quot;&quot;));[.X9];&quot;&quot;)">
            <text:p/>
          </table:table-cell>
          <table:table-cell table:style-name="ce110" table:formula="of:=IF(AND([.$U9] = 0;NOT([.Y9]=&quot;&quot;));[.Y9];&quot;&quot;)">
            <text:p/>
          </table:table-cell>
          <table:table-cell table:style-name="ce110" table:formula="of:=IF(AND([.$U9] = 0;NOT([.Z9]=&quot;&quot;));[.Z9];&quot;&quot;)">
            <text:p/>
          </table:table-cell>
          <table:table-cell table:style-name="ce25" table:formula="of:=IF(AND([.$U9] = 0;NOT([.AA9]=&quot;&quot;));[.AA9];&quot;&quot;)">
            <text:p/>
          </table:table-cell>
          <table:table-cell table:style-name="Default" table:number-columns-repeated="3"/>
          <table:table-cell table:style-name="ce126" table:formula="of:=IF(AND(0.1&lt;[.$Z9];[.$Z9]&lt;0.25; NOT([.A9]=&quot;&quot;));[.A9];&quot;&quot;)">
            <text:p/>
          </table:table-cell>
          <table:table-cell table:style-name="ce44" table:formula="of:=IF(AND(0.1&lt;[.$Z9];[.$Z9]&lt;0.25; NOT([.B9]=&quot;&quot;));[.B9];&quot;&quot;)">
            <text:p/>
          </table:table-cell>
          <table:table-cell table:style-name="ce44" table:formula="of:=IF(AND(0.1&lt;[.$Z9];[.$Z9]&lt;0.25; NOT([.C9]=&quot;&quot;));[.C9];&quot;&quot;)">
            <text:p/>
          </table:table-cell>
          <table:table-cell table:style-name="ce44" table:formula="of:=IF(AND(0.1&lt;[.$Z9];[.$Z9]&lt;0.25; NOT([.D9]=&quot;&quot;));[.D9];&quot;&quot;)">
            <text:p/>
          </table:table-cell>
          <table:table-cell table:style-name="ce44" table:formula="of:=IF(AND(0.1&lt;[.$Z9];[.$Z9]&lt;0.25; NOT([.E9]=&quot;&quot;));[.E9];&quot;&quot;)">
            <text:p/>
          </table:table-cell>
          <table:table-cell table:style-name="ce44" table:formula="of:=IF(AND(0.1&lt;[.$Z9];[.$Z9]&lt;0.25; NOT([.F9]=&quot;&quot;));[.F9];&quot;&quot;)">
            <text:p/>
          </table:table-cell>
          <table:table-cell table:style-name="ce44" table:formula="of:=IF(AND(0.1&lt;[.$Z9];[.$Z9]&lt;0.25; NOT([.G9]=&quot;&quot;));[.G9];&quot;&quot;)">
            <text:p/>
          </table:table-cell>
          <table:table-cell table:style-name="ce44" table:formula="of:=IF(AND(0.1&lt;[.$Z9];[.$Z9]&lt;0.25; NOT([.H9]=&quot;&quot;));[.H9];&quot;&quot;)">
            <text:p/>
          </table:table-cell>
          <table:table-cell table:style-name="ce44" table:formula="of:=IF(AND(0.1&lt;[.$Z9];[.$Z9]&lt;0.25; NOT([.I9]=&quot;&quot;));[.I9];&quot;&quot;)">
            <text:p/>
          </table:table-cell>
          <table:table-cell table:style-name="ce44" table:formula="of:=IF(AND(0.1&lt;[.$Z9];[.$Z9]&lt;0.25; NOT([.J9]=&quot;&quot;));[.J9];&quot;&quot;)">
            <text:p/>
          </table:table-cell>
          <table:table-cell table:style-name="ce44" table:formula="of:=IF(AND(0.1&lt;[.$Z9];[.$Z9]&lt;0.25; NOT([.K9]=&quot;&quot;));[.K9];&quot;&quot;)">
            <text:p/>
          </table:table-cell>
          <table:table-cell table:style-name="ce44" table:formula="of:=IF(AND(0.1&lt;[.$Z9];[.$Z9]&lt;0.25; NOT([.L9]=&quot;&quot;));[.L9];&quot;&quot;)">
            <text:p/>
          </table:table-cell>
          <table:table-cell table:style-name="ce44" table:formula="of:=IF(AND(0.1&lt;[.$Z9];[.$Z9]&lt;0.25; NOT([.M9]=&quot;&quot;));[.M9];&quot;&quot;)">
            <text:p/>
          </table:table-cell>
          <table:table-cell table:style-name="ce44" table:formula="of:=IF(AND(0.1&lt;[.$Z9];[.$Z9]&lt;0.25; NOT([.N9]=&quot;&quot;));[.N9];&quot;&quot;)">
            <text:p/>
          </table:table-cell>
          <table:table-cell table:style-name="ce44" table:formula="of:=IF(AND(0.1&lt;[.$Z9];[.$Z9]&lt;0.25; NOT([.O9]=&quot;&quot;));[.O9];&quot;&quot;)">
            <text:p/>
          </table:table-cell>
          <table:table-cell table:style-name="ce44" table:formula="of:=IF(AND(0.1&lt;[.$Z9];[.$Z9]&lt;0.25; NOT([.P9]=&quot;&quot;));[.P9];&quot;&quot;)">
            <text:p/>
          </table:table-cell>
          <table:table-cell table:style-name="ce44" table:formula="of:=IF(AND(0.1&lt;[.$Z9];[.$Z9]&lt;0.25; NOT([.Q9]=&quot;&quot;));[.Q9];&quot;&quot;)">
            <text:p/>
          </table:table-cell>
          <table:table-cell table:style-name="ce44" table:formula="of:=IF(AND(0.1&lt;[.$Z9];[.$Z9]&lt;0.25; NOT([.R9]=&quot;&quot;));[.R9];&quot;&quot;)">
            <text:p/>
          </table:table-cell>
          <table:table-cell table:style-name="ce44" table:formula="of:=IF(AND(0.1&lt;[.$Z9];[.$Z9]&lt;0.25; NOT([.S9]=&quot;&quot;));[.S9];&quot;&quot;)">
            <text:p/>
          </table:table-cell>
          <table:table-cell table:style-name="ce44" table:formula="of:=IF(AND(0.1&lt;[.$Z9];[.$Z9]&lt;0.25; NOT([.T9]=&quot;&quot;));[.T9];&quot;&quot;)">
            <text:p/>
          </table:table-cell>
          <table:table-cell table:style-name="ce44" table:formula="of:=IF(AND(0.1&lt;[.$Z9];[.$Z9]&lt;0.25; NOT([.U9]=&quot;&quot;));[.U9];&quot;&quot;)">
            <text:p/>
          </table:table-cell>
          <table:table-cell table:style-name="ce44" table:formula="of:=IF(AND(0.1&lt;[.$Z9];[.$Z9]&lt;0.25; NOT([.V9]=&quot;&quot;));[.V9];&quot;&quot;)">
            <text:p/>
          </table:table-cell>
          <table:table-cell table:style-name="ce44" table:formula="of:=IF(AND(0.1&lt;[.$Z9];[.$Z9]&lt;0.25; NOT([.W9]=&quot;&quot;));[.W9];&quot;&quot;)">
            <text:p/>
          </table:table-cell>
          <table:table-cell table:style-name="ce44" table:formula="of:=IF(AND(0.1&lt;[.$Z9];[.$Z9]&lt;0.25; NOT([.X9]=&quot;&quot;));[.X9];&quot;&quot;)">
            <text:p/>
          </table:table-cell>
          <table:table-cell table:style-name="ce44" table:formula="of:=IF(AND(0.1&lt;[.$Z9];[.$Z9]&lt;0.25; NOT([.Y9]=&quot;&quot;));[.Y9];&quot;&quot;)">
            <text:p/>
          </table:table-cell>
          <table:table-cell table:style-name="ce44" table:formula="of:=IF(AND(0.1&lt;[.$Z9];[.$Z9]&lt;0.25; NOT([.Z9]=&quot;&quot;));[.Z9];&quot;&quot;)">
            <text:p/>
          </table:table-cell>
          <table:table-cell table:style-name="ce44" table:formula="of:=IF(AND(0.1&lt;[.$Z9];[.$Z9]&lt;0.25; NOT([.AA9]=&quot;&quot;));[.AA9];&quot;&quot;)">
            <text:p/>
          </table:table-cell>
          <table:table-cell table:style-name="Default" table:number-columns-repeated="3"/>
          <table:table-cell table:style-name="ce126" table:formula="of:=IF(AND(OR(0.1&gt;[.$Z9];[.$Z9]&gt;0.25);NOT([.A9]=&quot;&quot;));[.A9];&quot;&quot;)" office:value-type="float" office:value="5" calcext:value-type="float">
            <text:p>5.0000</text:p>
          </table:table-cell>
          <table:table-cell table:style-name="ce44" table:formula="of:=IF(AND(OR(0.1&gt;[.$Z9];[.$Z9]&gt;0.25);NOT([.B9]=&quot;&quot;));[.B9];&quot;&quot;)" office:value-type="float" office:value="1.72788" calcext:value-type="float">
            <text:p>1.7279</text:p>
          </table:table-cell>
          <table:table-cell table:style-name="ce44" table:formula="of:=IF(AND(OR(0.1&gt;[.$Z9];[.$Z9]&gt;0.25);NOT([.C9]=&quot;&quot;));[.C9];&quot;&quot;)" office:value-type="float" office:value="-1.5708" calcext:value-type="float">
            <text:p>-1.5708</text:p>
          </table:table-cell>
          <table:table-cell table:style-name="ce44" table:formula="of:=IF(AND(OR(0.1&gt;[.$Z9];[.$Z9]&gt;0.25);NOT([.D9]=&quot;&quot;));[.D9];&quot;&quot;)" office:value-type="float" office:value="1.85005" calcext:value-type="float">
            <text:p>1.8501</text:p>
          </table:table-cell>
          <table:table-cell table:style-name="ce44" table:formula="of:=IF(AND(OR(0.1&gt;[.$Z9];[.$Z9]&gt;0.25);NOT([.E9]=&quot;&quot;));[.E9];&quot;&quot;)" office:value-type="float" office:value="-2.16421" calcext:value-type="float">
            <text:p>-2.1642</text:p>
          </table:table-cell>
          <table:table-cell table:style-name="ce44" table:formula="of:=IF(AND(OR(0.1&gt;[.$Z9];[.$Z9]&gt;0.25);NOT([.F9]=&quot;&quot;));[.F9];&quot;&quot;)" office:value-type="float" office:value="-1.48353" calcext:value-type="float">
            <text:p>-1.4835</text:p>
          </table:table-cell>
          <table:table-cell table:style-name="ce44" table:formula="of:=IF(AND(OR(0.1&gt;[.$Z9];[.$Z9]&gt;0.25);NOT([.G9]=&quot;&quot;));[.G9];&quot;&quot;)" office:value-type="float" office:value="-1.76278" calcext:value-type="float">
            <text:p>-1.7628</text:p>
          </table:table-cell>
          <table:table-cell table:style-name="ce44" table:formula="of:=IF(AND(OR(0.1&gt;[.$Z9];[.$Z9]&gt;0.25);NOT([.H9]=&quot;&quot;));[.H9];&quot;&quot;)">
            <text:p/>
          </table:table-cell>
          <table:table-cell table:style-name="ce44" table:formula="of:=IF(AND(OR(0.1&gt;[.$Z9];[.$Z9]&gt;0.25);NOT([.I9]=&quot;&quot;));[.I9];&quot;&quot;)">
            <text:p/>
          </table:table-cell>
          <table:table-cell table:style-name="ce44" table:formula="of:=IF(AND(OR(0.1&gt;[.$Z9];[.$Z9]&gt;0.25);NOT([.J9]=&quot;&quot;));[.J9];&quot;&quot;)" office:value-type="float" office:value="6" calcext:value-type="float">
            <text:p>6.0000</text:p>
          </table:table-cell>
          <table:table-cell table:style-name="ce44" table:formula="of:=IF(AND(OR(0.1&gt;[.$Z9];[.$Z9]&gt;0.25);NOT([.K9]=&quot;&quot;));[.K9];&quot;&quot;)" office:value-type="float" office:value="0.3951" calcext:value-type="float">
            <text:p>0.3951</text:p>
          </table:table-cell>
          <table:table-cell table:style-name="ce44" table:formula="of:=IF(AND(OR(0.1&gt;[.$Z9];[.$Z9]&gt;0.25);NOT([.L9]=&quot;&quot;));[.L9];&quot;&quot;)" office:value-type="float" office:value="-0.1759" calcext:value-type="float">
            <text:p>-0.1759</text:p>
          </table:table-cell>
          <table:table-cell table:style-name="ce44" table:formula="of:=IF(AND(OR(0.1&gt;[.$Z9];[.$Z9]&gt;0.25);NOT([.M9]=&quot;&quot;));[.M9];&quot;&quot;)">
            <text:p/>
          </table:table-cell>
          <table:table-cell table:style-name="ce44" table:formula="of:=IF(AND(OR(0.1&gt;[.$Z9];[.$Z9]&gt;0.25);NOT([.N9]=&quot;&quot;));[.N9];&quot;&quot;)">
            <text:p/>
          </table:table-cell>
          <table:table-cell table:style-name="ce128" table:formula="of:=IF(AND(OR(0.1&gt;[.$Z9];[.$Z9]&gt;0.25);NOT([.O9]=&quot;&quot;));[.O9];&quot;&quot;)" office:value-type="float" office:value="5" calcext:value-type="float">
            <text:p>5</text:p>
          </table:table-cell>
          <table:table-cell table:style-name="ce44" table:formula="of:=IF(AND(OR(0.1&gt;[.$Z9];[.$Z9]&gt;0.25);NOT([.P9]=&quot;&quot;));[.P9];&quot;&quot;)" office:value-type="float" office:value="2.2766" calcext:value-type="float">
            <text:p>2.2766</text:p>
          </table:table-cell>
          <table:table-cell table:style-name="ce44" table:formula="of:=IF(AND(OR(0.1&gt;[.$Z9];[.$Z9]&gt;0.25);NOT([.Q9]=&quot;&quot;));[.Q9];&quot;&quot;)" office:value-type="float" office:value="-2.2766" calcext:value-type="float">
            <text:p>-2.2766</text:p>
          </table:table-cell>
          <table:table-cell table:style-name="ce44" table:formula="of:=IF(AND(OR(0.1&gt;[.$Z9];[.$Z9]&gt;0.25);NOT([.R9]=&quot;&quot;));[.R9];&quot;&quot;)" office:value-type="float" office:value="38" calcext:value-type="float">
            <text:p>38.0000</text:p>
          </table:table-cell>
          <table:table-cell table:style-name="ce44" table:formula="of:=IF(AND(OR(0.1&gt;[.$Z9];[.$Z9]&gt;0.25);NOT([.S9]=&quot;&quot;));[.S9];&quot;&quot;)" office:value-type="float" office:value="2.0847650587" calcext:value-type="float">
            <text:p>2.0848</text:p>
          </table:table-cell>
          <table:table-cell table:style-name="ce44" table:formula="of:=IF(AND(OR(0.1&gt;[.$Z9];[.$Z9]&gt;0.25);NOT([.T9]=&quot;&quot;));[.T9];&quot;&quot;)" office:value-type="float" office:value="-1" calcext:value-type="float">
            <text:p>-1.0000</text:p>
          </table:table-cell>
          <table:table-cell table:style-name="ce44" table:formula="of:=IF(AND(OR(0.1&gt;[.$Z9];[.$Z9]&gt;0.25);NOT([.U9]=&quot;&quot;));[.U9];&quot;&quot;)" office:value-type="float" office:value="1" calcext:value-type="float">
            <text:p>1.0000</text:p>
          </table:table-cell>
          <table:table-cell table:style-name="ce44" table:formula="of:=IF(AND(OR(0.1&gt;[.$Z9];[.$Z9]&gt;0.25);NOT([.V9]=&quot;&quot;));[.V9];&quot;&quot;)" office:value-type="float" office:value="0" calcext:value-type="float">
            <text:p>0.0000</text:p>
          </table:table-cell>
          <table:table-cell table:style-name="ce44" table:formula="of:=IF(AND(OR(0.1&gt;[.$Z9];[.$Z9]&gt;0.25);NOT([.W9]=&quot;&quot;));[.W9];&quot;&quot;)">
            <text:p/>
          </table:table-cell>
          <table:table-cell table:style-name="ce44" table:formula="of:=IF(AND(OR(0.1&gt;[.$Z9];[.$Z9]&gt;0.25);NOT([.X9]=&quot;&quot;));[.X9];&quot;&quot;)">
            <text:p/>
          </table:table-cell>
          <table:table-cell table:style-name="ce128" table:formula="of:=IF(AND(OR(0.1&gt;[.$Z9];[.$Z9]&gt;0.25);NOT([.Y9]=&quot;&quot;));[.Y9];&quot;&quot;)" office:value-type="float" office:value="5" calcext:value-type="float">
            <text:p>5</text:p>
          </table:table-cell>
          <table:table-cell table:style-name="ce44" table:formula="of:=IF(AND(OR(0.1&gt;[.$Z9];[.$Z9]&gt;0.25);NOT([.Z9]=&quot;&quot;));[.Z9];&quot;&quot;)" office:value-type="float" office:value="0.337" calcext:value-type="float">
            <text:p>0.3370</text:p>
          </table:table-cell>
          <table:table-cell table:style-name="ce44" table:formula="of:=IF(AND(OR(0.1&gt;[.$Z9];[.$Z9]&gt;0.25);NOT([.AA9]=&quot;&quot;));[.AA9];&quot;&quot;)" office:value-type="float" office:value="-0.7149" calcext:value-type="float">
            <text:p>-0.7149</text:p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7" calcext:value-type="float">
            <text:p>7</text:p>
          </table:table-cell>
          <table:table-cell table:style-name="ce15" office:value-type="float" office:value="0.3648" calcext:value-type="float">
            <text:p>0.3648</text:p>
          </table:table-cell>
          <table:table-cell table:style-name="ce15" office:value-type="float" office:value="-0.2474" calcext:value-type="float">
            <text:p>-0.2474</text:p>
          </table:table-cell>
          <table:table-cell table:style-name="Default" table:number-columns-repeated="2"/>
          <table:table-cell table:style-name="ce10" office:value-type="float" office:value="6" calcext:value-type="float">
            <text:p>6</text:p>
          </table:table-cell>
          <table:table-cell table:style-name="ce10" office:value-type="float" office:value="2.3823" calcext:value-type="float">
            <text:p>2.3823</text:p>
          </table:table-cell>
          <table:table-cell table:style-name="ce10" office:value-type="float" office:value="-2.3823" calcext:value-type="float">
            <text:p>-2.3823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3397218719" calcext:value-type="float">
            <text:p>2.339721871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6" calcext:value-type="float">
            <text:p>6</text:p>
          </table:table-cell>
          <table:table-cell table:style-name="ce10" office:value-type="float" office:value="0.1342" calcext:value-type="float">
            <text:p>0.1342</text:p>
          </table:table-cell>
          <table:table-cell table:style-name="ce25" office:value-type="float" office:value="-0.7832" calcext:value-type="float">
            <text:p>-0.7832</text:p>
          </table:table-cell>
          <table:table-cell table:style-name="Default" table:number-columns-repeated="3"/>
          <table:table-cell table:style-name="ce31" table:formula="of:=IF(AND(0.15&lt;[.$Z10];[.$Z10]&lt;0.2; NOT([.A10]=&quot;&quot;));[.A10];&quot;&quot;)">
            <text:p/>
          </table:table-cell>
          <table:table-cell table:style-name="ce33" table:formula="of:=IF(AND(0.15&lt;[.$Z10];[.$Z10]&lt;0.2; NOT([.B10]=&quot;&quot;));[.B10];&quot;&quot;)">
            <text:p/>
          </table:table-cell>
          <table:table-cell table:style-name="ce33" table:formula="of:=IF(AND(0.15&lt;[.$Z10];[.$Z10]&lt;0.2; NOT([.C10]=&quot;&quot;));[.C10];&quot;&quot;)">
            <text:p/>
          </table:table-cell>
          <table:table-cell table:style-name="ce33" table:formula="of:=IF(AND(0.15&lt;[.$Z10];[.$Z10]&lt;0.2; NOT([.D10]=&quot;&quot;));[.D10];&quot;&quot;)">
            <text:p/>
          </table:table-cell>
          <table:table-cell table:style-name="ce33" table:formula="of:=IF(AND(0.15&lt;[.$Z10];[.$Z10]&lt;0.2; NOT([.E10]=&quot;&quot;));[.E10];&quot;&quot;)">
            <text:p/>
          </table:table-cell>
          <table:table-cell table:style-name="ce33" table:formula="of:=IF(AND(0.15&lt;[.$Z10];[.$Z10]&lt;0.2; NOT([.F10]=&quot;&quot;));[.F10];&quot;&quot;)">
            <text:p/>
          </table:table-cell>
          <table:table-cell table:style-name="ce33" table:formula="of:=IF(AND(0.15&lt;[.$Z10];[.$Z10]&lt;0.2; NOT([.G10]=&quot;&quot;));[.G10];&quot;&quot;)">
            <text:p/>
          </table:table-cell>
          <table:table-cell table:style-name="ce33" table:formula="of:=IF(AND(0.15&lt;[.$Z10];[.$Z10]&lt;0.2; NOT([.H10]=&quot;&quot;));[.H10];&quot;&quot;)">
            <text:p/>
          </table:table-cell>
          <table:table-cell table:style-name="ce33" table:formula="of:=IF(AND(0.15&lt;[.$Z10];[.$Z10]&lt;0.2; NOT([.I10]=&quot;&quot;));[.I10];&quot;&quot;)">
            <text:p/>
          </table:table-cell>
          <table:table-cell table:style-name="ce39" table:formula="of:=IF(AND(0.15&lt;[.$Z10];[.$Z10]&lt;0.2; NOT([.J10]=&quot;&quot;));[.J10];&quot;&quot;)">
            <text:p/>
          </table:table-cell>
          <table:table-cell table:style-name="ce33" table:formula="of:=IF(AND(0.15&lt;[.$Z10];[.$Z10]&lt;0.2; NOT([.K10]=&quot;&quot;));[.K10];&quot;&quot;)">
            <text:p/>
          </table:table-cell>
          <table:table-cell table:style-name="ce33" table:formula="of:=IF(AND(0.15&lt;[.$Z10];[.$Z10]&lt;0.2; NOT([.L10]=&quot;&quot;));[.L10];&quot;&quot;)">
            <text:p/>
          </table:table-cell>
          <table:table-cell table:style-name="ce33" table:formula="of:=IF(AND(0.15&lt;[.$Z10];[.$Z10]&lt;0.2; NOT([.M10]=&quot;&quot;));[.M10];&quot;&quot;)">
            <text:p/>
          </table:table-cell>
          <table:table-cell table:style-name="ce33" table:formula="of:=IF(AND(0.15&lt;[.$Z10];[.$Z10]&lt;0.2; NOT([.N10]=&quot;&quot;));[.N10];&quot;&quot;)">
            <text:p/>
          </table:table-cell>
          <table:table-cell table:style-name="ce39" table:formula="of:=IF(AND(0.15&lt;[.$Z10];[.$Z10]&lt;0.2; NOT([.O10]=&quot;&quot;));[.O10];&quot;&quot;)">
            <text:p/>
          </table:table-cell>
          <table:table-cell table:style-name="ce33" table:formula="of:=IF(AND(0.15&lt;[.$Z10];[.$Z10]&lt;0.2; NOT([.P10]=&quot;&quot;));[.P10];&quot;&quot;)">
            <text:p/>
          </table:table-cell>
          <table:table-cell table:style-name="ce33" table:formula="of:=IF(AND(0.15&lt;[.$Z10];[.$Z10]&lt;0.2; NOT([.Q10]=&quot;&quot;));[.Q10];&quot;&quot;)">
            <text:p/>
          </table:table-cell>
          <table:table-cell table:style-name="ce33" table:formula="of:=IF(AND(0.15&lt;[.$Z10];[.$Z10]&lt;0.2; NOT([.R10]=&quot;&quot;));[.R10];&quot;&quot;)">
            <text:p/>
          </table:table-cell>
          <table:table-cell table:style-name="ce33" table:formula="of:=IF(AND(0.15&lt;[.$Z10];[.$Z10]&lt;0.2; NOT([.S10]=&quot;&quot;));[.S10];&quot;&quot;)">
            <text:p/>
          </table:table-cell>
          <table:table-cell table:style-name="ce39" table:formula="of:=IF(AND(0.15&lt;[.$Z10];[.$Z10]&lt;0.2; NOT([.T10]=&quot;&quot;));[.T10];&quot;&quot;)">
            <text:p/>
          </table:table-cell>
          <table:table-cell table:style-name="ce39" table:formula="of:=IF(AND(0.15&lt;[.$Z10];[.$Z10]&lt;0.2; NOT([.U10]=&quot;&quot;));[.U10];&quot;&quot;)">
            <text:p/>
          </table:table-cell>
          <table:table-cell table:style-name="ce33" table:formula="of:=IF(AND(0.15&lt;[.$Z10];[.$Z10]&lt;0.2; NOT([.V10]=&quot;&quot;));[.V10];&quot;&quot;)">
            <text:p/>
          </table:table-cell>
          <table:table-cell table:style-name="ce33" table:formula="of:=IF(AND(0.15&lt;[.$Z10];[.$Z10]&lt;0.2; NOT([.W10]=&quot;&quot;));[.W10];&quot;&quot;)">
            <text:p/>
          </table:table-cell>
          <table:table-cell table:style-name="ce33" table:formula="of:=IF(AND(0.15&lt;[.$Z10];[.$Z10]&lt;0.2; NOT([.X10]=&quot;&quot;));[.X10];&quot;&quot;)">
            <text:p/>
          </table:table-cell>
          <table:table-cell table:style-name="ce39" table:formula="of:=IF(AND(0.15&lt;[.$Z10];[.$Z10]&lt;0.2; NOT([.Y10]=&quot;&quot;));[.Y10];&quot;&quot;)">
            <text:p/>
          </table:table-cell>
          <table:table-cell table:style-name="ce33" table:formula="of:=IF(AND(0.15&lt;[.$Z10];[.$Z10]&lt;0.2; NOT([.Z10]=&quot;&quot;));[.Z10];&quot;&quot;)">
            <text:p/>
          </table:table-cell>
          <table:table-cell table:style-name="ce44" table:formula="of:=IF(AND(0.15&lt;[.$Z10];[.$Z10]&lt;0.2; NOT([.AA10]=&quot;&quot;));[.AA10];&quot;&quot;)">
            <text:p/>
          </table:table-cell>
          <table:table-cell table:style-name="Default" table:number-columns-repeated="3"/>
          <table:table-cell table:style-name="ce31" table:formula="of:=IF(AND(OR(0.15&gt;[.$Z10];[.$Z10]&gt;0.2);NOT([.A10]=&quot;&quot;));[.A10];&quot;&quot;)" office:value-type="float" office:value="6" calcext:value-type="float">
            <text:p>6</text:p>
          </table:table-cell>
          <table:table-cell table:style-name="ce33" table:formula="of:=IF(AND(OR(0.15&gt;[.$Z10];[.$Z10]&gt;0.2);NOT([.B10]=&quot;&quot;));[.B10];&quot;&quot;)" office:value-type="float" office:value="1.72788" calcext:value-type="float">
            <text:p>1.7279</text:p>
          </table:table-cell>
          <table:table-cell table:style-name="ce33" table:formula="of:=IF(AND(OR(0.15&gt;[.$Z10];[.$Z10]&gt;0.2);NOT([.C10]=&quot;&quot;));[.C10];&quot;&quot;)" office:value-type="float" office:value="-1.5708" calcext:value-type="float">
            <text:p>-1.5708</text:p>
          </table:table-cell>
          <table:table-cell table:style-name="ce33" table:formula="of:=IF(AND(OR(0.15&gt;[.$Z10];[.$Z10]&gt;0.2);NOT([.D10]=&quot;&quot;));[.D10];&quot;&quot;)" office:value-type="float" office:value="1.85005" calcext:value-type="float">
            <text:p>1.8501</text:p>
          </table:table-cell>
          <table:table-cell table:style-name="ce33" table:formula="of:=IF(AND(OR(0.15&gt;[.$Z10];[.$Z10]&gt;0.2);NOT([.E10]=&quot;&quot;));[.E10];&quot;&quot;)" office:value-type="float" office:value="-2.16421" calcext:value-type="float">
            <text:p>-2.1642</text:p>
          </table:table-cell>
          <table:table-cell table:style-name="ce33" table:formula="of:=IF(AND(OR(0.15&gt;[.$Z10];[.$Z10]&gt;0.2);NOT([.F10]=&quot;&quot;));[.F10];&quot;&quot;)" office:value-type="float" office:value="-1.48353" calcext:value-type="float">
            <text:p>-1.4835</text:p>
          </table:table-cell>
          <table:table-cell table:style-name="ce33" table:formula="of:=IF(AND(OR(0.15&gt;[.$Z10];[.$Z10]&gt;0.2);NOT([.G10]=&quot;&quot;));[.G10];&quot;&quot;)" office:value-type="float" office:value="-1.76278" calcext:value-type="float">
            <text:p>-1.7628</text:p>
          </table:table-cell>
          <table:table-cell table:style-name="ce33" table:formula="of:=IF(AND(OR(0.15&gt;[.$Z10];[.$Z10]&gt;0.2);NOT([.H10]=&quot;&quot;));[.H10];&quot;&quot;)">
            <text:p/>
          </table:table-cell>
          <table:table-cell table:style-name="ce33" table:formula="of:=IF(AND(OR(0.15&gt;[.$Z10];[.$Z10]&gt;0.2);NOT([.I10]=&quot;&quot;));[.I10];&quot;&quot;)">
            <text:p/>
          </table:table-cell>
          <table:table-cell table:style-name="ce39" table:formula="of:=IF(AND(OR(0.15&gt;[.$Z10];[.$Z10]&gt;0.2);NOT([.J10]=&quot;&quot;));[.J10];&quot;&quot;)" office:value-type="float" office:value="7" calcext:value-type="float">
            <text:p>7</text:p>
          </table:table-cell>
          <table:table-cell table:style-name="ce33" table:formula="of:=IF(AND(OR(0.15&gt;[.$Z10];[.$Z10]&gt;0.2);NOT([.K10]=&quot;&quot;));[.K10];&quot;&quot;)" office:value-type="float" office:value="0.3648" calcext:value-type="float">
            <text:p>0.3648</text:p>
          </table:table-cell>
          <table:table-cell table:style-name="ce33" table:formula="of:=IF(AND(OR(0.15&gt;[.$Z10];[.$Z10]&gt;0.2);NOT([.L10]=&quot;&quot;));[.L10];&quot;&quot;)" office:value-type="float" office:value="-0.2474" calcext:value-type="float">
            <text:p>-0.2474</text:p>
          </table:table-cell>
          <table:table-cell table:style-name="ce33" table:formula="of:=IF(AND(OR(0.15&gt;[.$Z10];[.$Z10]&gt;0.2);NOT([.M10]=&quot;&quot;));[.M10];&quot;&quot;)">
            <text:p/>
          </table:table-cell>
          <table:table-cell table:style-name="ce33" table:formula="of:=IF(AND(OR(0.15&gt;[.$Z10];[.$Z10]&gt;0.2);NOT([.N10]=&quot;&quot;));[.N10];&quot;&quot;)">
            <text:p/>
          </table:table-cell>
          <table:table-cell table:style-name="ce39" table:formula="of:=IF(AND(OR(0.15&gt;[.$Z10];[.$Z10]&gt;0.2);NOT([.O10]=&quot;&quot;));[.O10];&quot;&quot;)" office:value-type="float" office:value="6" calcext:value-type="float">
            <text:p>6</text:p>
          </table:table-cell>
          <table:table-cell table:style-name="ce33" table:formula="of:=IF(AND(OR(0.15&gt;[.$Z10];[.$Z10]&gt;0.2);NOT([.P10]=&quot;&quot;));[.P10];&quot;&quot;)" office:value-type="float" office:value="2.3823" calcext:value-type="float">
            <text:p>2.3823</text:p>
          </table:table-cell>
          <table:table-cell table:style-name="ce33" table:formula="of:=IF(AND(OR(0.15&gt;[.$Z10];[.$Z10]&gt;0.2);NOT([.Q10]=&quot;&quot;));[.Q10];&quot;&quot;)" office:value-type="float" office:value="-2.3823" calcext:value-type="float">
            <text:p>-2.3823</text:p>
          </table:table-cell>
          <table:table-cell table:style-name="ce33" table:formula="of:=IF(AND(OR(0.15&gt;[.$Z10];[.$Z10]&gt;0.2);NOT([.R10]=&quot;&quot;));[.R10];&quot;&quot;)" office:value-type="float" office:value="38" calcext:value-type="float">
            <text:p>38.0000</text:p>
          </table:table-cell>
          <table:table-cell table:style-name="ce33" table:formula="of:=IF(AND(OR(0.15&gt;[.$Z10];[.$Z10]&gt;0.2);NOT([.S10]=&quot;&quot;));[.S10];&quot;&quot;)" office:value-type="float" office:value="2.3397218719" calcext:value-type="float">
            <text:p>2.3397</text:p>
          </table:table-cell>
          <table:table-cell table:style-name="ce39" table:formula="of:=IF(AND(OR(0.15&gt;[.$Z10];[.$Z10]&gt;0.2);NOT([.T10]=&quot;&quot;));[.T10];&quot;&quot;)" office:value-type="float" office:value="-1" calcext:value-type="float">
            <text:p>-1</text:p>
          </table:table-cell>
          <table:table-cell table:style-name="ce39" table:formula="of:=IF(AND(OR(0.15&gt;[.$Z10];[.$Z10]&gt;0.2);NOT([.U10]=&quot;&quot;));[.U10];&quot;&quot;)" office:value-type="float" office:value="1" calcext:value-type="float">
            <text:p>1</text:p>
          </table:table-cell>
          <table:table-cell table:style-name="ce33" table:formula="of:=IF(AND(OR(0.15&gt;[.$Z10];[.$Z10]&gt;0.2);NOT([.V10]=&quot;&quot;));[.V10];&quot;&quot;)" office:value-type="float" office:value="0" calcext:value-type="float">
            <text:p>0.0000</text:p>
          </table:table-cell>
          <table:table-cell table:style-name="ce33" table:formula="of:=IF(AND(OR(0.15&gt;[.$Z10];[.$Z10]&gt;0.2);NOT([.W10]=&quot;&quot;));[.W10];&quot;&quot;)">
            <text:p/>
          </table:table-cell>
          <table:table-cell table:style-name="ce33" table:formula="of:=IF(AND(OR(0.15&gt;[.$Z10];[.$Z10]&gt;0.2);NOT([.X10]=&quot;&quot;));[.X10];&quot;&quot;)">
            <text:p/>
          </table:table-cell>
          <table:table-cell table:style-name="ce39" table:formula="of:=IF(AND(OR(0.15&gt;[.$Z10];[.$Z10]&gt;0.2);NOT([.Y10]=&quot;&quot;));[.Y10];&quot;&quot;)" office:value-type="float" office:value="6" calcext:value-type="float">
            <text:p>6</text:p>
          </table:table-cell>
          <table:table-cell table:style-name="ce33" table:formula="of:=IF(AND(OR(0.15&gt;[.$Z10];[.$Z10]&gt;0.2);NOT([.Z10]=&quot;&quot;));[.Z10];&quot;&quot;)" office:value-type="float" office:value="0.1342" calcext:value-type="float">
            <text:p>0.1342</text:p>
          </table:table-cell>
          <table:table-cell table:style-name="ce44" table:formula="of:=IF(AND(OR(0.15&gt;[.$Z10];[.$Z10]&gt;0.2);NOT([.AA10]=&quot;&quot;));[.AA10];&quot;&quot;)" office:value-type="float" office:value="-0.7832" calcext:value-type="float">
            <text:p>-0.7832</text:p>
          </table:table-cell>
          <table:table-cell table:style-name="Default" table:number-columns-repeated="3"/>
          <table:table-cell table:style-name="ce4" table:formula="of:=IF(AND([.$U10] = 1;NOT([.A10]=&quot;&quot;));[.A10];&quot;&quot;)" office:value-type="float" office:value="6" calcext:value-type="float">
            <text:p>6</text:p>
          </table:table-cell>
          <table:table-cell table:style-name="ce110" table:formula="of:=IF(AND([.$U10] = 1;NOT([.B10]=&quot;&quot;));[.B10];&quot;&quot;)" office:value-type="float" office:value="1.72788" calcext:value-type="float">
            <text:p>1.72788</text:p>
          </table:table-cell>
          <table:table-cell table:style-name="ce110" table:formula="of:=IF(AND([.$U10] = 1;NOT([.C10]=&quot;&quot;));[.C10];&quot;&quot;)" office:value-type="float" office:value="-1.5708" calcext:value-type="float">
            <text:p>-1.5708</text:p>
          </table:table-cell>
          <table:table-cell table:style-name="ce110" table:formula="of:=IF(AND([.$U10] = 1;NOT([.D10]=&quot;&quot;));[.D10];&quot;&quot;)" office:value-type="float" office:value="1.85005" calcext:value-type="float">
            <text:p>1.85005</text:p>
          </table:table-cell>
          <table:table-cell table:style-name="ce110" table:formula="of:=IF(AND([.$U10] = 1;NOT([.E10]=&quot;&quot;));[.E10];&quot;&quot;)" office:value-type="float" office:value="-2.16421" calcext:value-type="float">
            <text:p>-2.16421</text:p>
          </table:table-cell>
          <table:table-cell table:style-name="ce110" table:formula="of:=IF(AND([.$U10] = 1;NOT([.F10]=&quot;&quot;));[.F10];&quot;&quot;)" office:value-type="float" office:value="-1.48353" calcext:value-type="float">
            <text:p>-1.48353</text:p>
          </table:table-cell>
          <table:table-cell table:style-name="ce110" table:formula="of:=IF(AND([.$U10] = 1;NOT([.G10]=&quot;&quot;));[.G10];&quot;&quot;)" office:value-type="float" office:value="-1.76278" calcext:value-type="float">
            <text:p>-1.76278</text:p>
          </table:table-cell>
          <table:table-cell table:style-name="ce110" table:formula="of:=IF(AND([.$U10] = 1;NOT([.H10]=&quot;&quot;));[.H10];&quot;&quot;)">
            <text:p/>
          </table:table-cell>
          <table:table-cell table:style-name="ce110" table:formula="of:=IF(AND([.$U10] = 1;NOT([.I10]=&quot;&quot;));[.I10];&quot;&quot;)">
            <text:p/>
          </table:table-cell>
          <table:table-cell table:style-name="ce110" table:formula="of:=IF(AND([.$U10] = 1;NOT([.J10]=&quot;&quot;));[.J10];&quot;&quot;)" office:value-type="float" office:value="7" calcext:value-type="float">
            <text:p>7</text:p>
          </table:table-cell>
          <table:table-cell table:style-name="ce110" table:formula="of:=IF(AND([.$U10] = 1;NOT([.K10]=&quot;&quot;));[.K10];&quot;&quot;)" office:value-type="float" office:value="0.3648" calcext:value-type="float">
            <text:p>0.3648</text:p>
          </table:table-cell>
          <table:table-cell table:style-name="ce110" table:formula="of:=IF(AND([.$U10] = 1;NOT([.L10]=&quot;&quot;));[.L10];&quot;&quot;)" office:value-type="float" office:value="-0.2474" calcext:value-type="float">
            <text:p>-0.2474</text:p>
          </table:table-cell>
          <table:table-cell table:style-name="ce110" table:formula="of:=IF(AND([.$U10] = 1;NOT([.M10]=&quot;&quot;));[.M10];&quot;&quot;)">
            <text:p/>
          </table:table-cell>
          <table:table-cell table:style-name="ce110" table:formula="of:=IF(AND([.$U10] = 1;NOT([.N10]=&quot;&quot;));[.N10];&quot;&quot;)">
            <text:p/>
          </table:table-cell>
          <table:table-cell table:style-name="ce110" table:formula="of:=IF(AND([.$U10] = 1;NOT([.O10]=&quot;&quot;));[.O10];&quot;&quot;)" office:value-type="float" office:value="6" calcext:value-type="float">
            <text:p>6</text:p>
          </table:table-cell>
          <table:table-cell table:style-name="ce110" table:formula="of:=IF(AND([.$U10] = 1;NOT([.P10]=&quot;&quot;));[.P10];&quot;&quot;)" office:value-type="float" office:value="2.3823" calcext:value-type="float">
            <text:p>2.3823</text:p>
          </table:table-cell>
          <table:table-cell table:style-name="ce110" table:formula="of:=IF(AND([.$U10] = 1;NOT([.Q10]=&quot;&quot;));[.Q10];&quot;&quot;)" office:value-type="float" office:value="-2.3823" calcext:value-type="float">
            <text:p>-2.3823</text:p>
          </table:table-cell>
          <table:table-cell table:style-name="ce110" table:formula="of:=IF(AND([.$U10] = 1;NOT([.R10]=&quot;&quot;));[.R10];&quot;&quot;)" office:value-type="float" office:value="38" calcext:value-type="float">
            <text:p>38</text:p>
          </table:table-cell>
          <table:table-cell table:style-name="ce110" table:formula="of:=IF(AND([.$U10] = 1;NOT([.S10]=&quot;&quot;));[.S10];&quot;&quot;)" office:value-type="float" office:value="2.3397218719" calcext:value-type="float">
            <text:p>2.3397218719</text:p>
          </table:table-cell>
          <table:table-cell table:style-name="ce110" table:formula="of:=IF(AND([.$U10] = 1;NOT([.T10]=&quot;&quot;));[.T10];&quot;&quot;)" office:value-type="float" office:value="-1" calcext:value-type="float">
            <text:p>-1</text:p>
          </table:table-cell>
          <table:table-cell table:style-name="ce110" table:formula="of:=IF(AND([.$U10] = 1;NOT([.U10]=&quot;&quot;));[.U10];&quot;&quot;)" office:value-type="float" office:value="1" calcext:value-type="float">
            <text:p>1</text:p>
          </table:table-cell>
          <table:table-cell table:style-name="ce110" table:formula="of:=IF(AND([.$U10] = 1;NOT([.V10]=&quot;&quot;));[.V10];&quot;&quot;)" office:value-type="float" office:value="0" calcext:value-type="float">
            <text:p>0</text:p>
          </table:table-cell>
          <table:table-cell table:style-name="ce110" table:formula="of:=IF(AND([.$U10] = 1;NOT([.W10]=&quot;&quot;));[.W10];&quot;&quot;)">
            <text:p/>
          </table:table-cell>
          <table:table-cell table:style-name="ce110" table:formula="of:=IF(AND([.$U10] = 1;NOT([.X10]=&quot;&quot;));[.X10];&quot;&quot;)">
            <text:p/>
          </table:table-cell>
          <table:table-cell table:style-name="ce110" table:formula="of:=IF(AND([.$U10] = 1;NOT([.Y10]=&quot;&quot;));[.Y10];&quot;&quot;)" office:value-type="float" office:value="6" calcext:value-type="float">
            <text:p>6</text:p>
          </table:table-cell>
          <table:table-cell table:style-name="ce121" table:formula="of:=IF(AND([.$U10] = 1;NOT([.Z10]=&quot;&quot;));[.Z10];&quot;&quot;)" office:value-type="float" office:value="0.1342" calcext:value-type="float">
            <text:p>0.13420</text:p>
          </table:table-cell>
          <table:table-cell table:style-name="ce25" table:formula="of:=IF(AND([.$U10] = 1;NOT([.AA10]=&quot;&quot;));[.AA10];&quot;&quot;)" office:value-type="float" office:value="-0.7832" calcext:value-type="float">
            <text:p>-0.7832</text:p>
          </table:table-cell>
          <table:table-cell table:style-name="Default" table:number-columns-repeated="3"/>
          <table:table-cell table:style-name="ce4" table:formula="of:=IF(AND([.$U10] = 0;NOT([.A10]=&quot;&quot;));[.A10];&quot;&quot;)">
            <text:p/>
          </table:table-cell>
          <table:table-cell table:style-name="ce110" table:formula="of:=IF(AND([.$U10] = 0;NOT([.B10]=&quot;&quot;));[.B10];&quot;&quot;)">
            <text:p/>
          </table:table-cell>
          <table:table-cell table:style-name="ce110" table:formula="of:=IF(AND([.$U10] = 0;NOT([.C10]=&quot;&quot;));[.C10];&quot;&quot;)">
            <text:p/>
          </table:table-cell>
          <table:table-cell table:style-name="ce110" table:formula="of:=IF(AND([.$U10] = 0;NOT([.D10]=&quot;&quot;));[.D10];&quot;&quot;)">
            <text:p/>
          </table:table-cell>
          <table:table-cell table:style-name="ce110" table:formula="of:=IF(AND([.$U10] = 0;NOT([.E10]=&quot;&quot;));[.E10];&quot;&quot;)">
            <text:p/>
          </table:table-cell>
          <table:table-cell table:style-name="ce110" table:formula="of:=IF(AND([.$U10] = 0;NOT([.F10]=&quot;&quot;));[.F10];&quot;&quot;)">
            <text:p/>
          </table:table-cell>
          <table:table-cell table:style-name="ce110" table:formula="of:=IF(AND([.$U10] = 0;NOT([.G10]=&quot;&quot;));[.G10];&quot;&quot;)">
            <text:p/>
          </table:table-cell>
          <table:table-cell table:style-name="ce110" table:formula="of:=IF(AND([.$U10] = 0;NOT([.H10]=&quot;&quot;));[.H10];&quot;&quot;)">
            <text:p/>
          </table:table-cell>
          <table:table-cell table:style-name="ce110" table:formula="of:=IF(AND([.$U10] = 0;NOT([.I10]=&quot;&quot;));[.I10];&quot;&quot;)">
            <text:p/>
          </table:table-cell>
          <table:table-cell table:style-name="ce110" table:formula="of:=IF(AND([.$U10] = 0;NOT([.J10]=&quot;&quot;));[.J10];&quot;&quot;)">
            <text:p/>
          </table:table-cell>
          <table:table-cell table:style-name="ce113" table:formula="of:=IF(AND([.$U10] = 0;NOT([.K10]=&quot;&quot;));[.K10];&quot;&quot;)">
            <text:p/>
          </table:table-cell>
          <table:table-cell table:style-name="ce113" table:formula="of:=IF(AND([.$U10] = 0;NOT([.L10]=&quot;&quot;));[.L10];&quot;&quot;)">
            <text:p/>
          </table:table-cell>
          <table:table-cell table:style-name="ce110" table:formula="of:=IF(AND([.$U10] = 0;NOT([.M10]=&quot;&quot;));[.M10];&quot;&quot;)">
            <text:p/>
          </table:table-cell>
          <table:table-cell table:style-name="ce110" table:formula="of:=IF(AND([.$U10] = 0;NOT([.N10]=&quot;&quot;));[.N10];&quot;&quot;)">
            <text:p/>
          </table:table-cell>
          <table:table-cell table:style-name="ce110" table:formula="of:=IF(AND([.$U10] = 0;NOT([.O10]=&quot;&quot;));[.O10];&quot;&quot;)">
            <text:p/>
          </table:table-cell>
          <table:table-cell table:style-name="ce110" table:formula="of:=IF(AND([.$U10] = 0;NOT([.P10]=&quot;&quot;));[.P10];&quot;&quot;)">
            <text:p/>
          </table:table-cell>
          <table:table-cell table:style-name="ce110" table:formula="of:=IF(AND([.$U10] = 0;NOT([.Q10]=&quot;&quot;));[.Q10];&quot;&quot;)">
            <text:p/>
          </table:table-cell>
          <table:table-cell table:style-name="ce110" table:formula="of:=IF(AND([.$U10] = 0;NOT([.R10]=&quot;&quot;));[.R10];&quot;&quot;)">
            <text:p/>
          </table:table-cell>
          <table:table-cell table:style-name="ce110" table:formula="of:=IF(AND([.$U10] = 0;NOT([.S10]=&quot;&quot;));[.S10];&quot;&quot;)">
            <text:p/>
          </table:table-cell>
          <table:table-cell table:style-name="ce110" table:formula="of:=IF(AND([.$U10] = 0;NOT([.T10]=&quot;&quot;));[.T10];&quot;&quot;)">
            <text:p/>
          </table:table-cell>
          <table:table-cell table:style-name="ce110" table:formula="of:=IF(AND([.$U10] = 0;NOT([.U10]=&quot;&quot;));[.U10];&quot;&quot;)">
            <text:p/>
          </table:table-cell>
          <table:table-cell table:style-name="ce110" table:formula="of:=IF(AND([.$U10] = 0;NOT([.V10]=&quot;&quot;));[.V10];&quot;&quot;)">
            <text:p/>
          </table:table-cell>
          <table:table-cell table:style-name="ce110" table:formula="of:=IF(AND([.$U10] = 0;NOT([.W10]=&quot;&quot;));[.W10];&quot;&quot;)">
            <text:p/>
          </table:table-cell>
          <table:table-cell table:style-name="ce110" table:formula="of:=IF(AND([.$U10] = 0;NOT([.X10]=&quot;&quot;));[.X10];&quot;&quot;)">
            <text:p/>
          </table:table-cell>
          <table:table-cell table:style-name="ce110" table:formula="of:=IF(AND([.$U10] = 0;NOT([.Y10]=&quot;&quot;));[.Y10];&quot;&quot;)">
            <text:p/>
          </table:table-cell>
          <table:table-cell table:style-name="ce110" table:formula="of:=IF(AND([.$U10] = 0;NOT([.Z10]=&quot;&quot;));[.Z10];&quot;&quot;)">
            <text:p/>
          </table:table-cell>
          <table:table-cell table:style-name="ce25" table:formula="of:=IF(AND([.$U10] = 0;NOT([.AA10]=&quot;&quot;));[.AA10];&quot;&quot;)">
            <text:p/>
          </table:table-cell>
          <table:table-cell table:style-name="Default" table:number-columns-repeated="3"/>
          <table:table-cell table:style-name="ce126" table:formula="of:=IF(AND(0.1&lt;[.$Z10];[.$Z10]&lt;0.25; NOT([.A10]=&quot;&quot;));[.A10];&quot;&quot;)" office:value-type="float" office:value="6" calcext:value-type="float">
            <text:p>6.0000</text:p>
          </table:table-cell>
          <table:table-cell table:style-name="ce44" table:formula="of:=IF(AND(0.1&lt;[.$Z10];[.$Z10]&lt;0.25; NOT([.B10]=&quot;&quot;));[.B10];&quot;&quot;)" office:value-type="float" office:value="1.72788" calcext:value-type="float">
            <text:p>1.7279</text:p>
          </table:table-cell>
          <table:table-cell table:style-name="ce44" table:formula="of:=IF(AND(0.1&lt;[.$Z10];[.$Z10]&lt;0.25; NOT([.C10]=&quot;&quot;));[.C10];&quot;&quot;)" office:value-type="float" office:value="-1.5708" calcext:value-type="float">
            <text:p>-1.5708</text:p>
          </table:table-cell>
          <table:table-cell table:style-name="ce44" table:formula="of:=IF(AND(0.1&lt;[.$Z10];[.$Z10]&lt;0.25; NOT([.D10]=&quot;&quot;));[.D10];&quot;&quot;)" office:value-type="float" office:value="1.85005" calcext:value-type="float">
            <text:p>1.8501</text:p>
          </table:table-cell>
          <table:table-cell table:style-name="ce44" table:formula="of:=IF(AND(0.1&lt;[.$Z10];[.$Z10]&lt;0.25; NOT([.E10]=&quot;&quot;));[.E10];&quot;&quot;)" office:value-type="float" office:value="-2.16421" calcext:value-type="float">
            <text:p>-2.1642</text:p>
          </table:table-cell>
          <table:table-cell table:style-name="ce44" table:formula="of:=IF(AND(0.1&lt;[.$Z10];[.$Z10]&lt;0.25; NOT([.F10]=&quot;&quot;));[.F10];&quot;&quot;)" office:value-type="float" office:value="-1.48353" calcext:value-type="float">
            <text:p>-1.4835</text:p>
          </table:table-cell>
          <table:table-cell table:style-name="ce44" table:formula="of:=IF(AND(0.1&lt;[.$Z10];[.$Z10]&lt;0.25; NOT([.G10]=&quot;&quot;));[.G10];&quot;&quot;)" office:value-type="float" office:value="-1.76278" calcext:value-type="float">
            <text:p>-1.7628</text:p>
          </table:table-cell>
          <table:table-cell table:style-name="ce44" table:formula="of:=IF(AND(0.1&lt;[.$Z10];[.$Z10]&lt;0.25; NOT([.H10]=&quot;&quot;));[.H10];&quot;&quot;)">
            <text:p/>
          </table:table-cell>
          <table:table-cell table:style-name="ce44" table:formula="of:=IF(AND(0.1&lt;[.$Z10];[.$Z10]&lt;0.25; NOT([.I10]=&quot;&quot;));[.I10];&quot;&quot;)">
            <text:p/>
          </table:table-cell>
          <table:table-cell table:style-name="ce44" table:formula="of:=IF(AND(0.1&lt;[.$Z10];[.$Z10]&lt;0.25; NOT([.J10]=&quot;&quot;));[.J10];&quot;&quot;)" office:value-type="float" office:value="7" calcext:value-type="float">
            <text:p>7.0000</text:p>
          </table:table-cell>
          <table:table-cell table:style-name="ce44" table:formula="of:=IF(AND(0.1&lt;[.$Z10];[.$Z10]&lt;0.25; NOT([.K10]=&quot;&quot;));[.K10];&quot;&quot;)" office:value-type="float" office:value="0.3648" calcext:value-type="float">
            <text:p>0.3648</text:p>
          </table:table-cell>
          <table:table-cell table:style-name="ce44" table:formula="of:=IF(AND(0.1&lt;[.$Z10];[.$Z10]&lt;0.25; NOT([.L10]=&quot;&quot;));[.L10];&quot;&quot;)" office:value-type="float" office:value="-0.2474" calcext:value-type="float">
            <text:p>-0.2474</text:p>
          </table:table-cell>
          <table:table-cell table:style-name="ce44" table:formula="of:=IF(AND(0.1&lt;[.$Z10];[.$Z10]&lt;0.25; NOT([.M10]=&quot;&quot;));[.M10];&quot;&quot;)">
            <text:p/>
          </table:table-cell>
          <table:table-cell table:style-name="ce44" table:formula="of:=IF(AND(0.1&lt;[.$Z10];[.$Z10]&lt;0.25; NOT([.N10]=&quot;&quot;));[.N10];&quot;&quot;)">
            <text:p/>
          </table:table-cell>
          <table:table-cell table:style-name="ce44" table:formula="of:=IF(AND(0.1&lt;[.$Z10];[.$Z10]&lt;0.25; NOT([.O10]=&quot;&quot;));[.O10];&quot;&quot;)" office:value-type="float" office:value="6" calcext:value-type="float">
            <text:p>6.0000</text:p>
          </table:table-cell>
          <table:table-cell table:style-name="ce44" table:formula="of:=IF(AND(0.1&lt;[.$Z10];[.$Z10]&lt;0.25; NOT([.P10]=&quot;&quot;));[.P10];&quot;&quot;)" office:value-type="float" office:value="2.3823" calcext:value-type="float">
            <text:p>2.3823</text:p>
          </table:table-cell>
          <table:table-cell table:style-name="ce44" table:formula="of:=IF(AND(0.1&lt;[.$Z10];[.$Z10]&lt;0.25; NOT([.Q10]=&quot;&quot;));[.Q10];&quot;&quot;)" office:value-type="float" office:value="-2.3823" calcext:value-type="float">
            <text:p>-2.3823</text:p>
          </table:table-cell>
          <table:table-cell table:style-name="ce44" table:formula="of:=IF(AND(0.1&lt;[.$Z10];[.$Z10]&lt;0.25; NOT([.R10]=&quot;&quot;));[.R10];&quot;&quot;)" office:value-type="float" office:value="38" calcext:value-type="float">
            <text:p>38.0000</text:p>
          </table:table-cell>
          <table:table-cell table:style-name="ce44" table:formula="of:=IF(AND(0.1&lt;[.$Z10];[.$Z10]&lt;0.25; NOT([.S10]=&quot;&quot;));[.S10];&quot;&quot;)" office:value-type="float" office:value="2.3397218719" calcext:value-type="float">
            <text:p>2.3397</text:p>
          </table:table-cell>
          <table:table-cell table:style-name="ce44" table:formula="of:=IF(AND(0.1&lt;[.$Z10];[.$Z10]&lt;0.25; NOT([.T10]=&quot;&quot;));[.T10];&quot;&quot;)" office:value-type="float" office:value="-1" calcext:value-type="float">
            <text:p>-1.0000</text:p>
          </table:table-cell>
          <table:table-cell table:style-name="ce44" table:formula="of:=IF(AND(0.1&lt;[.$Z10];[.$Z10]&lt;0.25; NOT([.U10]=&quot;&quot;));[.U10];&quot;&quot;)" office:value-type="float" office:value="1" calcext:value-type="float">
            <text:p>1.0000</text:p>
          </table:table-cell>
          <table:table-cell table:style-name="ce44" table:formula="of:=IF(AND(0.1&lt;[.$Z10];[.$Z10]&lt;0.25; NOT([.V10]=&quot;&quot;));[.V10];&quot;&quot;)" office:value-type="float" office:value="0" calcext:value-type="float">
            <text:p>0.0000</text:p>
          </table:table-cell>
          <table:table-cell table:style-name="ce44" table:formula="of:=IF(AND(0.1&lt;[.$Z10];[.$Z10]&lt;0.25; NOT([.W10]=&quot;&quot;));[.W10];&quot;&quot;)">
            <text:p/>
          </table:table-cell>
          <table:table-cell table:style-name="ce44" table:formula="of:=IF(AND(0.1&lt;[.$Z10];[.$Z10]&lt;0.25; NOT([.X10]=&quot;&quot;));[.X10];&quot;&quot;)">
            <text:p/>
          </table:table-cell>
          <table:table-cell table:style-name="ce44" table:formula="of:=IF(AND(0.1&lt;[.$Z10];[.$Z10]&lt;0.25; NOT([.Y10]=&quot;&quot;));[.Y10];&quot;&quot;)" office:value-type="float" office:value="6" calcext:value-type="float">
            <text:p>6.0000</text:p>
          </table:table-cell>
          <table:table-cell table:style-name="ce44" table:formula="of:=IF(AND(0.1&lt;[.$Z10];[.$Z10]&lt;0.25; NOT([.Z10]=&quot;&quot;));[.Z10];&quot;&quot;)" office:value-type="float" office:value="0.1342" calcext:value-type="float">
            <text:p>0.1342</text:p>
          </table:table-cell>
          <table:table-cell table:style-name="ce44" table:formula="of:=IF(AND(0.1&lt;[.$Z10];[.$Z10]&lt;0.25; NOT([.AA10]=&quot;&quot;));[.AA10];&quot;&quot;)" office:value-type="float" office:value="-0.7832" calcext:value-type="float">
            <text:p>-0.7832</text:p>
          </table:table-cell>
          <table:table-cell table:style-name="Default" table:number-columns-repeated="3"/>
          <table:table-cell table:style-name="ce126" table:formula="of:=IF(AND(OR(0.1&gt;[.$Z10];[.$Z10]&gt;0.25);NOT([.A10]=&quot;&quot;));[.A10];&quot;&quot;)">
            <text:p/>
          </table:table-cell>
          <table:table-cell table:style-name="ce44" table:formula="of:=IF(AND(OR(0.1&gt;[.$Z10];[.$Z10]&gt;0.25);NOT([.B10]=&quot;&quot;));[.B10];&quot;&quot;)">
            <text:p/>
          </table:table-cell>
          <table:table-cell table:style-name="ce44" table:formula="of:=IF(AND(OR(0.1&gt;[.$Z10];[.$Z10]&gt;0.25);NOT([.C10]=&quot;&quot;));[.C10];&quot;&quot;)">
            <text:p/>
          </table:table-cell>
          <table:table-cell table:style-name="ce44" table:formula="of:=IF(AND(OR(0.1&gt;[.$Z10];[.$Z10]&gt;0.25);NOT([.D10]=&quot;&quot;));[.D10];&quot;&quot;)">
            <text:p/>
          </table:table-cell>
          <table:table-cell table:style-name="ce44" table:formula="of:=IF(AND(OR(0.1&gt;[.$Z10];[.$Z10]&gt;0.25);NOT([.E10]=&quot;&quot;));[.E10];&quot;&quot;)">
            <text:p/>
          </table:table-cell>
          <table:table-cell table:style-name="ce44" table:formula="of:=IF(AND(OR(0.1&gt;[.$Z10];[.$Z10]&gt;0.25);NOT([.F10]=&quot;&quot;));[.F10];&quot;&quot;)">
            <text:p/>
          </table:table-cell>
          <table:table-cell table:style-name="ce44" table:formula="of:=IF(AND(OR(0.1&gt;[.$Z10];[.$Z10]&gt;0.25);NOT([.G10]=&quot;&quot;));[.G10];&quot;&quot;)">
            <text:p/>
          </table:table-cell>
          <table:table-cell table:style-name="ce44" table:formula="of:=IF(AND(OR(0.1&gt;[.$Z10];[.$Z10]&gt;0.25);NOT([.H10]=&quot;&quot;));[.H10];&quot;&quot;)">
            <text:p/>
          </table:table-cell>
          <table:table-cell table:style-name="ce44" table:formula="of:=IF(AND(OR(0.1&gt;[.$Z10];[.$Z10]&gt;0.25);NOT([.I10]=&quot;&quot;));[.I10];&quot;&quot;)">
            <text:p/>
          </table:table-cell>
          <table:table-cell table:style-name="ce44" table:formula="of:=IF(AND(OR(0.1&gt;[.$Z10];[.$Z10]&gt;0.25);NOT([.J10]=&quot;&quot;));[.J10];&quot;&quot;)">
            <text:p/>
          </table:table-cell>
          <table:table-cell table:style-name="ce44" table:formula="of:=IF(AND(OR(0.1&gt;[.$Z10];[.$Z10]&gt;0.25);NOT([.K10]=&quot;&quot;));[.K10];&quot;&quot;)">
            <text:p/>
          </table:table-cell>
          <table:table-cell table:style-name="ce44" table:formula="of:=IF(AND(OR(0.1&gt;[.$Z10];[.$Z10]&gt;0.25);NOT([.L10]=&quot;&quot;));[.L10];&quot;&quot;)">
            <text:p/>
          </table:table-cell>
          <table:table-cell table:style-name="ce44" table:formula="of:=IF(AND(OR(0.1&gt;[.$Z10];[.$Z10]&gt;0.25);NOT([.M10]=&quot;&quot;));[.M10];&quot;&quot;)">
            <text:p/>
          </table:table-cell>
          <table:table-cell table:style-name="ce44" table:formula="of:=IF(AND(OR(0.1&gt;[.$Z10];[.$Z10]&gt;0.25);NOT([.N10]=&quot;&quot;));[.N10];&quot;&quot;)">
            <text:p/>
          </table:table-cell>
          <table:table-cell table:style-name="ce128" table:formula="of:=IF(AND(OR(0.1&gt;[.$Z10];[.$Z10]&gt;0.25);NOT([.O10]=&quot;&quot;));[.O10];&quot;&quot;)">
            <text:p/>
          </table:table-cell>
          <table:table-cell table:style-name="ce44" table:formula="of:=IF(AND(OR(0.1&gt;[.$Z10];[.$Z10]&gt;0.25);NOT([.P10]=&quot;&quot;));[.P10];&quot;&quot;)">
            <text:p/>
          </table:table-cell>
          <table:table-cell table:style-name="ce44" table:formula="of:=IF(AND(OR(0.1&gt;[.$Z10];[.$Z10]&gt;0.25);NOT([.Q10]=&quot;&quot;));[.Q10];&quot;&quot;)">
            <text:p/>
          </table:table-cell>
          <table:table-cell table:style-name="ce44" table:formula="of:=IF(AND(OR(0.1&gt;[.$Z10];[.$Z10]&gt;0.25);NOT([.R10]=&quot;&quot;));[.R10];&quot;&quot;)">
            <text:p/>
          </table:table-cell>
          <table:table-cell table:style-name="ce44" table:formula="of:=IF(AND(OR(0.1&gt;[.$Z10];[.$Z10]&gt;0.25);NOT([.S10]=&quot;&quot;));[.S10];&quot;&quot;)">
            <text:p/>
          </table:table-cell>
          <table:table-cell table:style-name="ce44" table:formula="of:=IF(AND(OR(0.1&gt;[.$Z10];[.$Z10]&gt;0.25);NOT([.T10]=&quot;&quot;));[.T10];&quot;&quot;)">
            <text:p/>
          </table:table-cell>
          <table:table-cell table:style-name="ce44" table:formula="of:=IF(AND(OR(0.1&gt;[.$Z10];[.$Z10]&gt;0.25);NOT([.U10]=&quot;&quot;));[.U10];&quot;&quot;)">
            <text:p/>
          </table:table-cell>
          <table:table-cell table:style-name="ce44" table:formula="of:=IF(AND(OR(0.1&gt;[.$Z10];[.$Z10]&gt;0.25);NOT([.V10]=&quot;&quot;));[.V10];&quot;&quot;)">
            <text:p/>
          </table:table-cell>
          <table:table-cell table:style-name="ce44" table:formula="of:=IF(AND(OR(0.1&gt;[.$Z10];[.$Z10]&gt;0.25);NOT([.W10]=&quot;&quot;));[.W10];&quot;&quot;)">
            <text:p/>
          </table:table-cell>
          <table:table-cell table:style-name="ce44" table:formula="of:=IF(AND(OR(0.1&gt;[.$Z10];[.$Z10]&gt;0.25);NOT([.X10]=&quot;&quot;));[.X10];&quot;&quot;)">
            <text:p/>
          </table:table-cell>
          <table:table-cell table:style-name="ce128" table:formula="of:=IF(AND(OR(0.1&gt;[.$Z10];[.$Z10]&gt;0.25);NOT([.Y10]=&quot;&quot;));[.Y10];&quot;&quot;)">
            <text:p/>
          </table:table-cell>
          <table:table-cell table:style-name="ce44" table:formula="of:=IF(AND(OR(0.1&gt;[.$Z10];[.$Z10]&gt;0.25);NOT([.Z10]=&quot;&quot;));[.Z10];&quot;&quot;)">
            <text:p/>
          </table:table-cell>
          <table:table-cell table:style-name="ce44" table:formula="of:=IF(AND(OR(0.1&gt;[.$Z10];[.$Z10]&gt;0.25);NOT([.AA10]=&quot;&quot;));[.AA10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8" calcext:value-type="float">
            <text:p>8</text:p>
          </table:table-cell>
          <table:table-cell table:style-name="ce15" office:value-type="float" office:value="0.3137" calcext:value-type="float">
            <text:p>0.3137</text:p>
          </table:table-cell>
          <table:table-cell table:style-name="ce15" office:value-type="float" office:value="-0.2632" calcext:value-type="float">
            <text:p>-0.2632</text:p>
          </table:table-cell>
          <table:table-cell table:style-name="Default" table:number-columns-repeated="2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2.3854" calcext:value-type="float">
            <text:p>2.3854</text:p>
          </table:table-cell>
          <table:table-cell table:style-name="ce10" office:value-type="float" office:value="-2.3854" calcext:value-type="float">
            <text:p>-2.3854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4274919346" calcext:value-type="float">
            <text:p>2.4274919346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7" calcext:value-type="float">
            <text:p>7</text:p>
          </table:table-cell>
          <table:table-cell table:style-name="ce10" office:value-type="float" office:value="0.1246" calcext:value-type="float">
            <text:p>0.1246</text:p>
          </table:table-cell>
          <table:table-cell table:style-name="ce25" office:value-type="float" office:value="-0.7935" calcext:value-type="float">
            <text:p>-0.7935</text:p>
          </table:table-cell>
          <table:table-cell table:style-name="Default" table:number-columns-repeated="3"/>
          <table:table-cell table:style-name="ce31" table:formula="of:=IF(AND(0.15&lt;[.$Z11];[.$Z11]&lt;0.2; NOT([.A11]=&quot;&quot;));[.A11];&quot;&quot;)">
            <text:p/>
          </table:table-cell>
          <table:table-cell table:style-name="ce33" table:formula="of:=IF(AND(0.15&lt;[.$Z11];[.$Z11]&lt;0.2; NOT([.B11]=&quot;&quot;));[.B11];&quot;&quot;)">
            <text:p/>
          </table:table-cell>
          <table:table-cell table:style-name="ce33" table:formula="of:=IF(AND(0.15&lt;[.$Z11];[.$Z11]&lt;0.2; NOT([.C11]=&quot;&quot;));[.C11];&quot;&quot;)">
            <text:p/>
          </table:table-cell>
          <table:table-cell table:style-name="ce33" table:formula="of:=IF(AND(0.15&lt;[.$Z11];[.$Z11]&lt;0.2; NOT([.D11]=&quot;&quot;));[.D11];&quot;&quot;)">
            <text:p/>
          </table:table-cell>
          <table:table-cell table:style-name="ce33" table:formula="of:=IF(AND(0.15&lt;[.$Z11];[.$Z11]&lt;0.2; NOT([.E11]=&quot;&quot;));[.E11];&quot;&quot;)">
            <text:p/>
          </table:table-cell>
          <table:table-cell table:style-name="ce33" table:formula="of:=IF(AND(0.15&lt;[.$Z11];[.$Z11]&lt;0.2; NOT([.F11]=&quot;&quot;));[.F11];&quot;&quot;)">
            <text:p/>
          </table:table-cell>
          <table:table-cell table:style-name="ce33" table:formula="of:=IF(AND(0.15&lt;[.$Z11];[.$Z11]&lt;0.2; NOT([.G11]=&quot;&quot;));[.G11];&quot;&quot;)">
            <text:p/>
          </table:table-cell>
          <table:table-cell table:style-name="ce33" table:formula="of:=IF(AND(0.15&lt;[.$Z11];[.$Z11]&lt;0.2; NOT([.H11]=&quot;&quot;));[.H11];&quot;&quot;)">
            <text:p/>
          </table:table-cell>
          <table:table-cell table:style-name="ce33" table:formula="of:=IF(AND(0.15&lt;[.$Z11];[.$Z11]&lt;0.2; NOT([.I11]=&quot;&quot;));[.I11];&quot;&quot;)">
            <text:p/>
          </table:table-cell>
          <table:table-cell table:style-name="ce39" table:formula="of:=IF(AND(0.15&lt;[.$Z11];[.$Z11]&lt;0.2; NOT([.J11]=&quot;&quot;));[.J11];&quot;&quot;)">
            <text:p/>
          </table:table-cell>
          <table:table-cell table:style-name="ce33" table:formula="of:=IF(AND(0.15&lt;[.$Z11];[.$Z11]&lt;0.2; NOT([.K11]=&quot;&quot;));[.K11];&quot;&quot;)">
            <text:p/>
          </table:table-cell>
          <table:table-cell table:style-name="ce33" table:formula="of:=IF(AND(0.15&lt;[.$Z11];[.$Z11]&lt;0.2; NOT([.L11]=&quot;&quot;));[.L11];&quot;&quot;)">
            <text:p/>
          </table:table-cell>
          <table:table-cell table:style-name="ce33" table:formula="of:=IF(AND(0.15&lt;[.$Z11];[.$Z11]&lt;0.2; NOT([.M11]=&quot;&quot;));[.M11];&quot;&quot;)">
            <text:p/>
          </table:table-cell>
          <table:table-cell table:style-name="ce33" table:formula="of:=IF(AND(0.15&lt;[.$Z11];[.$Z11]&lt;0.2; NOT([.N11]=&quot;&quot;));[.N11];&quot;&quot;)">
            <text:p/>
          </table:table-cell>
          <table:table-cell table:style-name="ce39" table:formula="of:=IF(AND(0.15&lt;[.$Z11];[.$Z11]&lt;0.2; NOT([.O11]=&quot;&quot;));[.O11];&quot;&quot;)">
            <text:p/>
          </table:table-cell>
          <table:table-cell table:style-name="ce33" table:formula="of:=IF(AND(0.15&lt;[.$Z11];[.$Z11]&lt;0.2; NOT([.P11]=&quot;&quot;));[.P11];&quot;&quot;)">
            <text:p/>
          </table:table-cell>
          <table:table-cell table:style-name="ce33" table:formula="of:=IF(AND(0.15&lt;[.$Z11];[.$Z11]&lt;0.2; NOT([.Q11]=&quot;&quot;));[.Q11];&quot;&quot;)">
            <text:p/>
          </table:table-cell>
          <table:table-cell table:style-name="ce33" table:formula="of:=IF(AND(0.15&lt;[.$Z11];[.$Z11]&lt;0.2; NOT([.R11]=&quot;&quot;));[.R11];&quot;&quot;)">
            <text:p/>
          </table:table-cell>
          <table:table-cell table:style-name="ce33" table:formula="of:=IF(AND(0.15&lt;[.$Z11];[.$Z11]&lt;0.2; NOT([.S11]=&quot;&quot;));[.S11];&quot;&quot;)">
            <text:p/>
          </table:table-cell>
          <table:table-cell table:style-name="ce39" table:formula="of:=IF(AND(0.15&lt;[.$Z11];[.$Z11]&lt;0.2; NOT([.T11]=&quot;&quot;));[.T11];&quot;&quot;)">
            <text:p/>
          </table:table-cell>
          <table:table-cell table:style-name="ce39" table:formula="of:=IF(AND(0.15&lt;[.$Z11];[.$Z11]&lt;0.2; NOT([.U11]=&quot;&quot;));[.U11];&quot;&quot;)">
            <text:p/>
          </table:table-cell>
          <table:table-cell table:style-name="ce33" table:formula="of:=IF(AND(0.15&lt;[.$Z11];[.$Z11]&lt;0.2; NOT([.V11]=&quot;&quot;));[.V11];&quot;&quot;)">
            <text:p/>
          </table:table-cell>
          <table:table-cell table:style-name="ce33" table:formula="of:=IF(AND(0.15&lt;[.$Z11];[.$Z11]&lt;0.2; NOT([.W11]=&quot;&quot;));[.W11];&quot;&quot;)">
            <text:p/>
          </table:table-cell>
          <table:table-cell table:style-name="ce33" table:formula="of:=IF(AND(0.15&lt;[.$Z11];[.$Z11]&lt;0.2; NOT([.X11]=&quot;&quot;));[.X11];&quot;&quot;)">
            <text:p/>
          </table:table-cell>
          <table:table-cell table:style-name="ce39" table:formula="of:=IF(AND(0.15&lt;[.$Z11];[.$Z11]&lt;0.2; NOT([.Y11]=&quot;&quot;));[.Y11];&quot;&quot;)">
            <text:p/>
          </table:table-cell>
          <table:table-cell table:style-name="ce33" table:formula="of:=IF(AND(0.15&lt;[.$Z11];[.$Z11]&lt;0.2; NOT([.Z11]=&quot;&quot;));[.Z11];&quot;&quot;)">
            <text:p/>
          </table:table-cell>
          <table:table-cell table:style-name="ce44" table:formula="of:=IF(AND(0.15&lt;[.$Z11];[.$Z11]&lt;0.2; NOT([.AA11]=&quot;&quot;));[.AA11];&quot;&quot;)">
            <text:p/>
          </table:table-cell>
          <table:table-cell table:style-name="Default" table:number-columns-repeated="3"/>
          <table:table-cell table:style-name="ce31" table:formula="of:=IF(AND(OR(0.15&gt;[.$Z11];[.$Z11]&gt;0.2);NOT([.A11]=&quot;&quot;));[.A11];&quot;&quot;)" office:value-type="float" office:value="7" calcext:value-type="float">
            <text:p>7</text:p>
          </table:table-cell>
          <table:table-cell table:style-name="ce33" table:formula="of:=IF(AND(OR(0.15&gt;[.$Z11];[.$Z11]&gt;0.2);NOT([.B11]=&quot;&quot;));[.B11];&quot;&quot;)" office:value-type="float" office:value="1.72788" calcext:value-type="float">
            <text:p>1.7279</text:p>
          </table:table-cell>
          <table:table-cell table:style-name="ce33" table:formula="of:=IF(AND(OR(0.15&gt;[.$Z11];[.$Z11]&gt;0.2);NOT([.C11]=&quot;&quot;));[.C11];&quot;&quot;)" office:value-type="float" office:value="-1.5708" calcext:value-type="float">
            <text:p>-1.5708</text:p>
          </table:table-cell>
          <table:table-cell table:style-name="ce33" table:formula="of:=IF(AND(OR(0.15&gt;[.$Z11];[.$Z11]&gt;0.2);NOT([.D11]=&quot;&quot;));[.D11];&quot;&quot;)" office:value-type="float" office:value="1.85005" calcext:value-type="float">
            <text:p>1.8501</text:p>
          </table:table-cell>
          <table:table-cell table:style-name="ce33" table:formula="of:=IF(AND(OR(0.15&gt;[.$Z11];[.$Z11]&gt;0.2);NOT([.E11]=&quot;&quot;));[.E11];&quot;&quot;)" office:value-type="float" office:value="-2.16421" calcext:value-type="float">
            <text:p>-2.1642</text:p>
          </table:table-cell>
          <table:table-cell table:style-name="ce33" table:formula="of:=IF(AND(OR(0.15&gt;[.$Z11];[.$Z11]&gt;0.2);NOT([.F11]=&quot;&quot;));[.F11];&quot;&quot;)" office:value-type="float" office:value="-1.48353" calcext:value-type="float">
            <text:p>-1.4835</text:p>
          </table:table-cell>
          <table:table-cell table:style-name="ce33" table:formula="of:=IF(AND(OR(0.15&gt;[.$Z11];[.$Z11]&gt;0.2);NOT([.G11]=&quot;&quot;));[.G11];&quot;&quot;)" office:value-type="float" office:value="-1.76278" calcext:value-type="float">
            <text:p>-1.7628</text:p>
          </table:table-cell>
          <table:table-cell table:style-name="ce33" table:formula="of:=IF(AND(OR(0.15&gt;[.$Z11];[.$Z11]&gt;0.2);NOT([.H11]=&quot;&quot;));[.H11];&quot;&quot;)">
            <text:p/>
          </table:table-cell>
          <table:table-cell table:style-name="ce33" table:formula="of:=IF(AND(OR(0.15&gt;[.$Z11];[.$Z11]&gt;0.2);NOT([.I11]=&quot;&quot;));[.I11];&quot;&quot;)">
            <text:p/>
          </table:table-cell>
          <table:table-cell table:style-name="ce39" table:formula="of:=IF(AND(OR(0.15&gt;[.$Z11];[.$Z11]&gt;0.2);NOT([.J11]=&quot;&quot;));[.J11];&quot;&quot;)" office:value-type="float" office:value="8" calcext:value-type="float">
            <text:p>8</text:p>
          </table:table-cell>
          <table:table-cell table:style-name="ce33" table:formula="of:=IF(AND(OR(0.15&gt;[.$Z11];[.$Z11]&gt;0.2);NOT([.K11]=&quot;&quot;));[.K11];&quot;&quot;)" office:value-type="float" office:value="0.3137" calcext:value-type="float">
            <text:p>0.3137</text:p>
          </table:table-cell>
          <table:table-cell table:style-name="ce33" table:formula="of:=IF(AND(OR(0.15&gt;[.$Z11];[.$Z11]&gt;0.2);NOT([.L11]=&quot;&quot;));[.L11];&quot;&quot;)" office:value-type="float" office:value="-0.2632" calcext:value-type="float">
            <text:p>-0.2632</text:p>
          </table:table-cell>
          <table:table-cell table:style-name="ce33" table:formula="of:=IF(AND(OR(0.15&gt;[.$Z11];[.$Z11]&gt;0.2);NOT([.M11]=&quot;&quot;));[.M11];&quot;&quot;)">
            <text:p/>
          </table:table-cell>
          <table:table-cell table:style-name="ce33" table:formula="of:=IF(AND(OR(0.15&gt;[.$Z11];[.$Z11]&gt;0.2);NOT([.N11]=&quot;&quot;));[.N11];&quot;&quot;)">
            <text:p/>
          </table:table-cell>
          <table:table-cell table:style-name="ce39" table:formula="of:=IF(AND(OR(0.15&gt;[.$Z11];[.$Z11]&gt;0.2);NOT([.O11]=&quot;&quot;));[.O11];&quot;&quot;)" office:value-type="float" office:value="7" calcext:value-type="float">
            <text:p>7</text:p>
          </table:table-cell>
          <table:table-cell table:style-name="ce33" table:formula="of:=IF(AND(OR(0.15&gt;[.$Z11];[.$Z11]&gt;0.2);NOT([.P11]=&quot;&quot;));[.P11];&quot;&quot;)" office:value-type="float" office:value="2.3854" calcext:value-type="float">
            <text:p>2.3854</text:p>
          </table:table-cell>
          <table:table-cell table:style-name="ce33" table:formula="of:=IF(AND(OR(0.15&gt;[.$Z11];[.$Z11]&gt;0.2);NOT([.Q11]=&quot;&quot;));[.Q11];&quot;&quot;)" office:value-type="float" office:value="-2.3854" calcext:value-type="float">
            <text:p>-2.3854</text:p>
          </table:table-cell>
          <table:table-cell table:style-name="ce33" table:formula="of:=IF(AND(OR(0.15&gt;[.$Z11];[.$Z11]&gt;0.2);NOT([.R11]=&quot;&quot;));[.R11];&quot;&quot;)" office:value-type="float" office:value="38" calcext:value-type="float">
            <text:p>38.0000</text:p>
          </table:table-cell>
          <table:table-cell table:style-name="ce33" table:formula="of:=IF(AND(OR(0.15&gt;[.$Z11];[.$Z11]&gt;0.2);NOT([.S11]=&quot;&quot;));[.S11];&quot;&quot;)" office:value-type="float" office:value="2.4274919346" calcext:value-type="float">
            <text:p>2.4275</text:p>
          </table:table-cell>
          <table:table-cell table:style-name="ce39" table:formula="of:=IF(AND(OR(0.15&gt;[.$Z11];[.$Z11]&gt;0.2);NOT([.T11]=&quot;&quot;));[.T11];&quot;&quot;)" office:value-type="float" office:value="-1" calcext:value-type="float">
            <text:p>-1</text:p>
          </table:table-cell>
          <table:table-cell table:style-name="ce39" table:formula="of:=IF(AND(OR(0.15&gt;[.$Z11];[.$Z11]&gt;0.2);NOT([.U11]=&quot;&quot;));[.U11];&quot;&quot;)" office:value-type="float" office:value="1" calcext:value-type="float">
            <text:p>1</text:p>
          </table:table-cell>
          <table:table-cell table:style-name="ce33" table:formula="of:=IF(AND(OR(0.15&gt;[.$Z11];[.$Z11]&gt;0.2);NOT([.V11]=&quot;&quot;));[.V11];&quot;&quot;)" office:value-type="float" office:value="0" calcext:value-type="float">
            <text:p>0.0000</text:p>
          </table:table-cell>
          <table:table-cell table:style-name="ce33" table:formula="of:=IF(AND(OR(0.15&gt;[.$Z11];[.$Z11]&gt;0.2);NOT([.W11]=&quot;&quot;));[.W11];&quot;&quot;)">
            <text:p/>
          </table:table-cell>
          <table:table-cell table:style-name="ce33" table:formula="of:=IF(AND(OR(0.15&gt;[.$Z11];[.$Z11]&gt;0.2);NOT([.X11]=&quot;&quot;));[.X11];&quot;&quot;)">
            <text:p/>
          </table:table-cell>
          <table:table-cell table:style-name="ce39" table:formula="of:=IF(AND(OR(0.15&gt;[.$Z11];[.$Z11]&gt;0.2);NOT([.Y11]=&quot;&quot;));[.Y11];&quot;&quot;)" office:value-type="float" office:value="7" calcext:value-type="float">
            <text:p>7</text:p>
          </table:table-cell>
          <table:table-cell table:style-name="ce33" table:formula="of:=IF(AND(OR(0.15&gt;[.$Z11];[.$Z11]&gt;0.2);NOT([.Z11]=&quot;&quot;));[.Z11];&quot;&quot;)" office:value-type="float" office:value="0.1246" calcext:value-type="float">
            <text:p>0.1246</text:p>
          </table:table-cell>
          <table:table-cell table:style-name="ce44" table:formula="of:=IF(AND(OR(0.15&gt;[.$Z11];[.$Z11]&gt;0.2);NOT([.AA11]=&quot;&quot;));[.AA11];&quot;&quot;)" office:value-type="float" office:value="-0.7935" calcext:value-type="float">
            <text:p>-0.7935</text:p>
          </table:table-cell>
          <table:table-cell table:style-name="Default" table:number-columns-repeated="3"/>
          <table:table-cell table:style-name="ce4" table:formula="of:=IF(AND([.$U11] = 1;NOT([.A11]=&quot;&quot;));[.A11];&quot;&quot;)" office:value-type="float" office:value="7" calcext:value-type="float">
            <text:p>7</text:p>
          </table:table-cell>
          <table:table-cell table:style-name="ce110" table:formula="of:=IF(AND([.$U11] = 1;NOT([.B11]=&quot;&quot;));[.B11];&quot;&quot;)" office:value-type="float" office:value="1.72788" calcext:value-type="float">
            <text:p>1.72788</text:p>
          </table:table-cell>
          <table:table-cell table:style-name="ce110" table:formula="of:=IF(AND([.$U11] = 1;NOT([.C11]=&quot;&quot;));[.C11];&quot;&quot;)" office:value-type="float" office:value="-1.5708" calcext:value-type="float">
            <text:p>-1.5708</text:p>
          </table:table-cell>
          <table:table-cell table:style-name="ce110" table:formula="of:=IF(AND([.$U11] = 1;NOT([.D11]=&quot;&quot;));[.D11];&quot;&quot;)" office:value-type="float" office:value="1.85005" calcext:value-type="float">
            <text:p>1.85005</text:p>
          </table:table-cell>
          <table:table-cell table:style-name="ce110" table:formula="of:=IF(AND([.$U11] = 1;NOT([.E11]=&quot;&quot;));[.E11];&quot;&quot;)" office:value-type="float" office:value="-2.16421" calcext:value-type="float">
            <text:p>-2.16421</text:p>
          </table:table-cell>
          <table:table-cell table:style-name="ce110" table:formula="of:=IF(AND([.$U11] = 1;NOT([.F11]=&quot;&quot;));[.F11];&quot;&quot;)" office:value-type="float" office:value="-1.48353" calcext:value-type="float">
            <text:p>-1.48353</text:p>
          </table:table-cell>
          <table:table-cell table:style-name="ce110" table:formula="of:=IF(AND([.$U11] = 1;NOT([.G11]=&quot;&quot;));[.G11];&quot;&quot;)" office:value-type="float" office:value="-1.76278" calcext:value-type="float">
            <text:p>-1.76278</text:p>
          </table:table-cell>
          <table:table-cell table:style-name="ce110" table:formula="of:=IF(AND([.$U11] = 1;NOT([.H11]=&quot;&quot;));[.H11];&quot;&quot;)">
            <text:p/>
          </table:table-cell>
          <table:table-cell table:style-name="ce110" table:formula="of:=IF(AND([.$U11] = 1;NOT([.I11]=&quot;&quot;));[.I11];&quot;&quot;)">
            <text:p/>
          </table:table-cell>
          <table:table-cell table:style-name="ce110" table:formula="of:=IF(AND([.$U11] = 1;NOT([.J11]=&quot;&quot;));[.J11];&quot;&quot;)" office:value-type="float" office:value="8" calcext:value-type="float">
            <text:p>8</text:p>
          </table:table-cell>
          <table:table-cell table:style-name="ce110" table:formula="of:=IF(AND([.$U11] = 1;NOT([.K11]=&quot;&quot;));[.K11];&quot;&quot;)" office:value-type="float" office:value="0.3137" calcext:value-type="float">
            <text:p>0.3137</text:p>
          </table:table-cell>
          <table:table-cell table:style-name="ce110" table:formula="of:=IF(AND([.$U11] = 1;NOT([.L11]=&quot;&quot;));[.L11];&quot;&quot;)" office:value-type="float" office:value="-0.2632" calcext:value-type="float">
            <text:p>-0.2632</text:p>
          </table:table-cell>
          <table:table-cell table:style-name="ce110" table:formula="of:=IF(AND([.$U11] = 1;NOT([.M11]=&quot;&quot;));[.M11];&quot;&quot;)">
            <text:p/>
          </table:table-cell>
          <table:table-cell table:style-name="ce110" table:formula="of:=IF(AND([.$U11] = 1;NOT([.N11]=&quot;&quot;));[.N11];&quot;&quot;)">
            <text:p/>
          </table:table-cell>
          <table:table-cell table:style-name="ce110" table:formula="of:=IF(AND([.$U11] = 1;NOT([.O11]=&quot;&quot;));[.O11];&quot;&quot;)" office:value-type="float" office:value="7" calcext:value-type="float">
            <text:p>7</text:p>
          </table:table-cell>
          <table:table-cell table:style-name="ce110" table:formula="of:=IF(AND([.$U11] = 1;NOT([.P11]=&quot;&quot;));[.P11];&quot;&quot;)" office:value-type="float" office:value="2.3854" calcext:value-type="float">
            <text:p>2.3854</text:p>
          </table:table-cell>
          <table:table-cell table:style-name="ce110" table:formula="of:=IF(AND([.$U11] = 1;NOT([.Q11]=&quot;&quot;));[.Q11];&quot;&quot;)" office:value-type="float" office:value="-2.3854" calcext:value-type="float">
            <text:p>-2.3854</text:p>
          </table:table-cell>
          <table:table-cell table:style-name="ce110" table:formula="of:=IF(AND([.$U11] = 1;NOT([.R11]=&quot;&quot;));[.R11];&quot;&quot;)" office:value-type="float" office:value="38" calcext:value-type="float">
            <text:p>38</text:p>
          </table:table-cell>
          <table:table-cell table:style-name="ce110" table:formula="of:=IF(AND([.$U11] = 1;NOT([.S11]=&quot;&quot;));[.S11];&quot;&quot;)" office:value-type="float" office:value="2.4274919346" calcext:value-type="float">
            <text:p>2.4274919346</text:p>
          </table:table-cell>
          <table:table-cell table:style-name="ce110" table:formula="of:=IF(AND([.$U11] = 1;NOT([.T11]=&quot;&quot;));[.T11];&quot;&quot;)" office:value-type="float" office:value="-1" calcext:value-type="float">
            <text:p>-1</text:p>
          </table:table-cell>
          <table:table-cell table:style-name="ce110" table:formula="of:=IF(AND([.$U11] = 1;NOT([.U11]=&quot;&quot;));[.U11];&quot;&quot;)" office:value-type="float" office:value="1" calcext:value-type="float">
            <text:p>1</text:p>
          </table:table-cell>
          <table:table-cell table:style-name="ce110" table:formula="of:=IF(AND([.$U11] = 1;NOT([.V11]=&quot;&quot;));[.V11];&quot;&quot;)" office:value-type="float" office:value="0" calcext:value-type="float">
            <text:p>0</text:p>
          </table:table-cell>
          <table:table-cell table:style-name="ce110" table:formula="of:=IF(AND([.$U11] = 1;NOT([.W11]=&quot;&quot;));[.W11];&quot;&quot;)">
            <text:p/>
          </table:table-cell>
          <table:table-cell table:style-name="ce110" table:formula="of:=IF(AND([.$U11] = 1;NOT([.X11]=&quot;&quot;));[.X11];&quot;&quot;)">
            <text:p/>
          </table:table-cell>
          <table:table-cell table:style-name="ce110" table:formula="of:=IF(AND([.$U11] = 1;NOT([.Y11]=&quot;&quot;));[.Y11];&quot;&quot;)" office:value-type="float" office:value="7" calcext:value-type="float">
            <text:p>7</text:p>
          </table:table-cell>
          <table:table-cell table:style-name="ce121" table:formula="of:=IF(AND([.$U11] = 1;NOT([.Z11]=&quot;&quot;));[.Z11];&quot;&quot;)" office:value-type="float" office:value="0.1246" calcext:value-type="float">
            <text:p>0.12460</text:p>
          </table:table-cell>
          <table:table-cell table:style-name="ce25" table:formula="of:=IF(AND([.$U11] = 1;NOT([.AA11]=&quot;&quot;));[.AA11];&quot;&quot;)" office:value-type="float" office:value="-0.7935" calcext:value-type="float">
            <text:p>-0.7935</text:p>
          </table:table-cell>
          <table:table-cell table:style-name="Default" table:number-columns-repeated="3"/>
          <table:table-cell table:style-name="ce4" table:formula="of:=IF(AND([.$U11] = 0;NOT([.A11]=&quot;&quot;));[.A11];&quot;&quot;)">
            <text:p/>
          </table:table-cell>
          <table:table-cell table:style-name="ce110" table:formula="of:=IF(AND([.$U11] = 0;NOT([.B11]=&quot;&quot;));[.B11];&quot;&quot;)">
            <text:p/>
          </table:table-cell>
          <table:table-cell table:style-name="ce110" table:formula="of:=IF(AND([.$U11] = 0;NOT([.C11]=&quot;&quot;));[.C11];&quot;&quot;)">
            <text:p/>
          </table:table-cell>
          <table:table-cell table:style-name="ce110" table:formula="of:=IF(AND([.$U11] = 0;NOT([.D11]=&quot;&quot;));[.D11];&quot;&quot;)">
            <text:p/>
          </table:table-cell>
          <table:table-cell table:style-name="ce110" table:formula="of:=IF(AND([.$U11] = 0;NOT([.E11]=&quot;&quot;));[.E11];&quot;&quot;)">
            <text:p/>
          </table:table-cell>
          <table:table-cell table:style-name="ce110" table:formula="of:=IF(AND([.$U11] = 0;NOT([.F11]=&quot;&quot;));[.F11];&quot;&quot;)">
            <text:p/>
          </table:table-cell>
          <table:table-cell table:style-name="ce110" table:formula="of:=IF(AND([.$U11] = 0;NOT([.G11]=&quot;&quot;));[.G11];&quot;&quot;)">
            <text:p/>
          </table:table-cell>
          <table:table-cell table:style-name="ce110" table:formula="of:=IF(AND([.$U11] = 0;NOT([.H11]=&quot;&quot;));[.H11];&quot;&quot;)">
            <text:p/>
          </table:table-cell>
          <table:table-cell table:style-name="ce110" table:formula="of:=IF(AND([.$U11] = 0;NOT([.I11]=&quot;&quot;));[.I11];&quot;&quot;)">
            <text:p/>
          </table:table-cell>
          <table:table-cell table:style-name="ce110" table:formula="of:=IF(AND([.$U11] = 0;NOT([.J11]=&quot;&quot;));[.J11];&quot;&quot;)">
            <text:p/>
          </table:table-cell>
          <table:table-cell table:style-name="ce113" table:formula="of:=IF(AND([.$U11] = 0;NOT([.K11]=&quot;&quot;));[.K11];&quot;&quot;)">
            <text:p/>
          </table:table-cell>
          <table:table-cell table:style-name="ce113" table:formula="of:=IF(AND([.$U11] = 0;NOT([.L11]=&quot;&quot;));[.L11];&quot;&quot;)">
            <text:p/>
          </table:table-cell>
          <table:table-cell table:style-name="ce110" table:formula="of:=IF(AND([.$U11] = 0;NOT([.M11]=&quot;&quot;));[.M11];&quot;&quot;)">
            <text:p/>
          </table:table-cell>
          <table:table-cell table:style-name="ce110" table:formula="of:=IF(AND([.$U11] = 0;NOT([.N11]=&quot;&quot;));[.N11];&quot;&quot;)">
            <text:p/>
          </table:table-cell>
          <table:table-cell table:style-name="ce110" table:formula="of:=IF(AND([.$U11] = 0;NOT([.O11]=&quot;&quot;));[.O11];&quot;&quot;)">
            <text:p/>
          </table:table-cell>
          <table:table-cell table:style-name="ce110" table:formula="of:=IF(AND([.$U11] = 0;NOT([.P11]=&quot;&quot;));[.P11];&quot;&quot;)">
            <text:p/>
          </table:table-cell>
          <table:table-cell table:style-name="ce110" table:formula="of:=IF(AND([.$U11] = 0;NOT([.Q11]=&quot;&quot;));[.Q11];&quot;&quot;)">
            <text:p/>
          </table:table-cell>
          <table:table-cell table:style-name="ce110" table:formula="of:=IF(AND([.$U11] = 0;NOT([.R11]=&quot;&quot;));[.R11];&quot;&quot;)">
            <text:p/>
          </table:table-cell>
          <table:table-cell table:style-name="ce110" table:formula="of:=IF(AND([.$U11] = 0;NOT([.S11]=&quot;&quot;));[.S11];&quot;&quot;)">
            <text:p/>
          </table:table-cell>
          <table:table-cell table:style-name="ce110" table:formula="of:=IF(AND([.$U11] = 0;NOT([.T11]=&quot;&quot;));[.T11];&quot;&quot;)">
            <text:p/>
          </table:table-cell>
          <table:table-cell table:style-name="ce110" table:formula="of:=IF(AND([.$U11] = 0;NOT([.U11]=&quot;&quot;));[.U11];&quot;&quot;)">
            <text:p/>
          </table:table-cell>
          <table:table-cell table:style-name="ce110" table:formula="of:=IF(AND([.$U11] = 0;NOT([.V11]=&quot;&quot;));[.V11];&quot;&quot;)">
            <text:p/>
          </table:table-cell>
          <table:table-cell table:style-name="ce110" table:formula="of:=IF(AND([.$U11] = 0;NOT([.W11]=&quot;&quot;));[.W11];&quot;&quot;)">
            <text:p/>
          </table:table-cell>
          <table:table-cell table:style-name="ce110" table:formula="of:=IF(AND([.$U11] = 0;NOT([.X11]=&quot;&quot;));[.X11];&quot;&quot;)">
            <text:p/>
          </table:table-cell>
          <table:table-cell table:style-name="ce110" table:formula="of:=IF(AND([.$U11] = 0;NOT([.Y11]=&quot;&quot;));[.Y11];&quot;&quot;)">
            <text:p/>
          </table:table-cell>
          <table:table-cell table:style-name="ce110" table:formula="of:=IF(AND([.$U11] = 0;NOT([.Z11]=&quot;&quot;));[.Z11];&quot;&quot;)">
            <text:p/>
          </table:table-cell>
          <table:table-cell table:style-name="ce25" table:formula="of:=IF(AND([.$U11] = 0;NOT([.AA11]=&quot;&quot;));[.AA11];&quot;&quot;)">
            <text:p/>
          </table:table-cell>
          <table:table-cell table:style-name="Default" table:number-columns-repeated="3"/>
          <table:table-cell table:style-name="ce126" table:formula="of:=IF(AND(0.1&lt;[.$Z11];[.$Z11]&lt;0.25; NOT([.A11]=&quot;&quot;));[.A11];&quot;&quot;)" office:value-type="float" office:value="7" calcext:value-type="float">
            <text:p>7.0000</text:p>
          </table:table-cell>
          <table:table-cell table:style-name="ce44" table:formula="of:=IF(AND(0.1&lt;[.$Z11];[.$Z11]&lt;0.25; NOT([.B11]=&quot;&quot;));[.B11];&quot;&quot;)" office:value-type="float" office:value="1.72788" calcext:value-type="float">
            <text:p>1.7279</text:p>
          </table:table-cell>
          <table:table-cell table:style-name="ce44" table:formula="of:=IF(AND(0.1&lt;[.$Z11];[.$Z11]&lt;0.25; NOT([.C11]=&quot;&quot;));[.C11];&quot;&quot;)" office:value-type="float" office:value="-1.5708" calcext:value-type="float">
            <text:p>-1.5708</text:p>
          </table:table-cell>
          <table:table-cell table:style-name="ce44" table:formula="of:=IF(AND(0.1&lt;[.$Z11];[.$Z11]&lt;0.25; NOT([.D11]=&quot;&quot;));[.D11];&quot;&quot;)" office:value-type="float" office:value="1.85005" calcext:value-type="float">
            <text:p>1.8501</text:p>
          </table:table-cell>
          <table:table-cell table:style-name="ce44" table:formula="of:=IF(AND(0.1&lt;[.$Z11];[.$Z11]&lt;0.25; NOT([.E11]=&quot;&quot;));[.E11];&quot;&quot;)" office:value-type="float" office:value="-2.16421" calcext:value-type="float">
            <text:p>-2.1642</text:p>
          </table:table-cell>
          <table:table-cell table:style-name="ce44" table:formula="of:=IF(AND(0.1&lt;[.$Z11];[.$Z11]&lt;0.25; NOT([.F11]=&quot;&quot;));[.F11];&quot;&quot;)" office:value-type="float" office:value="-1.48353" calcext:value-type="float">
            <text:p>-1.4835</text:p>
          </table:table-cell>
          <table:table-cell table:style-name="ce44" table:formula="of:=IF(AND(0.1&lt;[.$Z11];[.$Z11]&lt;0.25; NOT([.G11]=&quot;&quot;));[.G11];&quot;&quot;)" office:value-type="float" office:value="-1.76278" calcext:value-type="float">
            <text:p>-1.7628</text:p>
          </table:table-cell>
          <table:table-cell table:style-name="ce44" table:formula="of:=IF(AND(0.1&lt;[.$Z11];[.$Z11]&lt;0.25; NOT([.H11]=&quot;&quot;));[.H11];&quot;&quot;)">
            <text:p/>
          </table:table-cell>
          <table:table-cell table:style-name="ce44" table:formula="of:=IF(AND(0.1&lt;[.$Z11];[.$Z11]&lt;0.25; NOT([.I11]=&quot;&quot;));[.I11];&quot;&quot;)">
            <text:p/>
          </table:table-cell>
          <table:table-cell table:style-name="ce44" table:formula="of:=IF(AND(0.1&lt;[.$Z11];[.$Z11]&lt;0.25; NOT([.J11]=&quot;&quot;));[.J11];&quot;&quot;)" office:value-type="float" office:value="8" calcext:value-type="float">
            <text:p>8.0000</text:p>
          </table:table-cell>
          <table:table-cell table:style-name="ce44" table:formula="of:=IF(AND(0.1&lt;[.$Z11];[.$Z11]&lt;0.25; NOT([.K11]=&quot;&quot;));[.K11];&quot;&quot;)" office:value-type="float" office:value="0.3137" calcext:value-type="float">
            <text:p>0.3137</text:p>
          </table:table-cell>
          <table:table-cell table:style-name="ce44" table:formula="of:=IF(AND(0.1&lt;[.$Z11];[.$Z11]&lt;0.25; NOT([.L11]=&quot;&quot;));[.L11];&quot;&quot;)" office:value-type="float" office:value="-0.2632" calcext:value-type="float">
            <text:p>-0.2632</text:p>
          </table:table-cell>
          <table:table-cell table:style-name="ce44" table:formula="of:=IF(AND(0.1&lt;[.$Z11];[.$Z11]&lt;0.25; NOT([.M11]=&quot;&quot;));[.M11];&quot;&quot;)">
            <text:p/>
          </table:table-cell>
          <table:table-cell table:style-name="ce44" table:formula="of:=IF(AND(0.1&lt;[.$Z11];[.$Z11]&lt;0.25; NOT([.N11]=&quot;&quot;));[.N11];&quot;&quot;)">
            <text:p/>
          </table:table-cell>
          <table:table-cell table:style-name="ce44" table:formula="of:=IF(AND(0.1&lt;[.$Z11];[.$Z11]&lt;0.25; NOT([.O11]=&quot;&quot;));[.O11];&quot;&quot;)" office:value-type="float" office:value="7" calcext:value-type="float">
            <text:p>7.0000</text:p>
          </table:table-cell>
          <table:table-cell table:style-name="ce44" table:formula="of:=IF(AND(0.1&lt;[.$Z11];[.$Z11]&lt;0.25; NOT([.P11]=&quot;&quot;));[.P11];&quot;&quot;)" office:value-type="float" office:value="2.3854" calcext:value-type="float">
            <text:p>2.3854</text:p>
          </table:table-cell>
          <table:table-cell table:style-name="ce44" table:formula="of:=IF(AND(0.1&lt;[.$Z11];[.$Z11]&lt;0.25; NOT([.Q11]=&quot;&quot;));[.Q11];&quot;&quot;)" office:value-type="float" office:value="-2.3854" calcext:value-type="float">
            <text:p>-2.3854</text:p>
          </table:table-cell>
          <table:table-cell table:style-name="ce44" table:formula="of:=IF(AND(0.1&lt;[.$Z11];[.$Z11]&lt;0.25; NOT([.R11]=&quot;&quot;));[.R11];&quot;&quot;)" office:value-type="float" office:value="38" calcext:value-type="float">
            <text:p>38.0000</text:p>
          </table:table-cell>
          <table:table-cell table:style-name="ce44" table:formula="of:=IF(AND(0.1&lt;[.$Z11];[.$Z11]&lt;0.25; NOT([.S11]=&quot;&quot;));[.S11];&quot;&quot;)" office:value-type="float" office:value="2.4274919346" calcext:value-type="float">
            <text:p>2.4275</text:p>
          </table:table-cell>
          <table:table-cell table:style-name="ce44" table:formula="of:=IF(AND(0.1&lt;[.$Z11];[.$Z11]&lt;0.25; NOT([.T11]=&quot;&quot;));[.T11];&quot;&quot;)" office:value-type="float" office:value="-1" calcext:value-type="float">
            <text:p>-1.0000</text:p>
          </table:table-cell>
          <table:table-cell table:style-name="ce44" table:formula="of:=IF(AND(0.1&lt;[.$Z11];[.$Z11]&lt;0.25; NOT([.U11]=&quot;&quot;));[.U11];&quot;&quot;)" office:value-type="float" office:value="1" calcext:value-type="float">
            <text:p>1.0000</text:p>
          </table:table-cell>
          <table:table-cell table:style-name="ce44" table:formula="of:=IF(AND(0.1&lt;[.$Z11];[.$Z11]&lt;0.25; NOT([.V11]=&quot;&quot;));[.V11];&quot;&quot;)" office:value-type="float" office:value="0" calcext:value-type="float">
            <text:p>0.0000</text:p>
          </table:table-cell>
          <table:table-cell table:style-name="ce44" table:formula="of:=IF(AND(0.1&lt;[.$Z11];[.$Z11]&lt;0.25; NOT([.W11]=&quot;&quot;));[.W11];&quot;&quot;)">
            <text:p/>
          </table:table-cell>
          <table:table-cell table:style-name="ce44" table:formula="of:=IF(AND(0.1&lt;[.$Z11];[.$Z11]&lt;0.25; NOT([.X11]=&quot;&quot;));[.X11];&quot;&quot;)">
            <text:p/>
          </table:table-cell>
          <table:table-cell table:style-name="ce44" table:formula="of:=IF(AND(0.1&lt;[.$Z11];[.$Z11]&lt;0.25; NOT([.Y11]=&quot;&quot;));[.Y11];&quot;&quot;)" office:value-type="float" office:value="7" calcext:value-type="float">
            <text:p>7.0000</text:p>
          </table:table-cell>
          <table:table-cell table:style-name="ce44" table:formula="of:=IF(AND(0.1&lt;[.$Z11];[.$Z11]&lt;0.25; NOT([.Z11]=&quot;&quot;));[.Z11];&quot;&quot;)" office:value-type="float" office:value="0.1246" calcext:value-type="float">
            <text:p>0.1246</text:p>
          </table:table-cell>
          <table:table-cell table:style-name="ce44" table:formula="of:=IF(AND(0.1&lt;[.$Z11];[.$Z11]&lt;0.25; NOT([.AA11]=&quot;&quot;));[.AA11];&quot;&quot;)" office:value-type="float" office:value="-0.7935" calcext:value-type="float">
            <text:p>-0.7935</text:p>
          </table:table-cell>
          <table:table-cell table:style-name="Default" table:number-columns-repeated="3"/>
          <table:table-cell table:style-name="ce126" table:formula="of:=IF(AND(OR(0.1&gt;[.$Z11];[.$Z11]&gt;0.25);NOT([.A11]=&quot;&quot;));[.A11];&quot;&quot;)">
            <text:p/>
          </table:table-cell>
          <table:table-cell table:style-name="ce44" table:formula="of:=IF(AND(OR(0.1&gt;[.$Z11];[.$Z11]&gt;0.25);NOT([.B11]=&quot;&quot;));[.B11];&quot;&quot;)">
            <text:p/>
          </table:table-cell>
          <table:table-cell table:style-name="ce44" table:formula="of:=IF(AND(OR(0.1&gt;[.$Z11];[.$Z11]&gt;0.25);NOT([.C11]=&quot;&quot;));[.C11];&quot;&quot;)">
            <text:p/>
          </table:table-cell>
          <table:table-cell table:style-name="ce44" table:formula="of:=IF(AND(OR(0.1&gt;[.$Z11];[.$Z11]&gt;0.25);NOT([.D11]=&quot;&quot;));[.D11];&quot;&quot;)">
            <text:p/>
          </table:table-cell>
          <table:table-cell table:style-name="ce44" table:formula="of:=IF(AND(OR(0.1&gt;[.$Z11];[.$Z11]&gt;0.25);NOT([.E11]=&quot;&quot;));[.E11];&quot;&quot;)">
            <text:p/>
          </table:table-cell>
          <table:table-cell table:style-name="ce44" table:formula="of:=IF(AND(OR(0.1&gt;[.$Z11];[.$Z11]&gt;0.25);NOT([.F11]=&quot;&quot;));[.F11];&quot;&quot;)">
            <text:p/>
          </table:table-cell>
          <table:table-cell table:style-name="ce44" table:formula="of:=IF(AND(OR(0.1&gt;[.$Z11];[.$Z11]&gt;0.25);NOT([.G11]=&quot;&quot;));[.G11];&quot;&quot;)">
            <text:p/>
          </table:table-cell>
          <table:table-cell table:style-name="ce44" table:formula="of:=IF(AND(OR(0.1&gt;[.$Z11];[.$Z11]&gt;0.25);NOT([.H11]=&quot;&quot;));[.H11];&quot;&quot;)">
            <text:p/>
          </table:table-cell>
          <table:table-cell table:style-name="ce44" table:formula="of:=IF(AND(OR(0.1&gt;[.$Z11];[.$Z11]&gt;0.25);NOT([.I11]=&quot;&quot;));[.I11];&quot;&quot;)">
            <text:p/>
          </table:table-cell>
          <table:table-cell table:style-name="ce44" table:formula="of:=IF(AND(OR(0.1&gt;[.$Z11];[.$Z11]&gt;0.25);NOT([.J11]=&quot;&quot;));[.J11];&quot;&quot;)">
            <text:p/>
          </table:table-cell>
          <table:table-cell table:style-name="ce44" table:formula="of:=IF(AND(OR(0.1&gt;[.$Z11];[.$Z11]&gt;0.25);NOT([.K11]=&quot;&quot;));[.K11];&quot;&quot;)">
            <text:p/>
          </table:table-cell>
          <table:table-cell table:style-name="ce44" table:formula="of:=IF(AND(OR(0.1&gt;[.$Z11];[.$Z11]&gt;0.25);NOT([.L11]=&quot;&quot;));[.L11];&quot;&quot;)">
            <text:p/>
          </table:table-cell>
          <table:table-cell table:style-name="ce44" table:formula="of:=IF(AND(OR(0.1&gt;[.$Z11];[.$Z11]&gt;0.25);NOT([.M11]=&quot;&quot;));[.M11];&quot;&quot;)">
            <text:p/>
          </table:table-cell>
          <table:table-cell table:style-name="ce44" table:formula="of:=IF(AND(OR(0.1&gt;[.$Z11];[.$Z11]&gt;0.25);NOT([.N11]=&quot;&quot;));[.N11];&quot;&quot;)">
            <text:p/>
          </table:table-cell>
          <table:table-cell table:style-name="ce128" table:formula="of:=IF(AND(OR(0.1&gt;[.$Z11];[.$Z11]&gt;0.25);NOT([.O11]=&quot;&quot;));[.O11];&quot;&quot;)">
            <text:p/>
          </table:table-cell>
          <table:table-cell table:style-name="ce44" table:formula="of:=IF(AND(OR(0.1&gt;[.$Z11];[.$Z11]&gt;0.25);NOT([.P11]=&quot;&quot;));[.P11];&quot;&quot;)">
            <text:p/>
          </table:table-cell>
          <table:table-cell table:style-name="ce44" table:formula="of:=IF(AND(OR(0.1&gt;[.$Z11];[.$Z11]&gt;0.25);NOT([.Q11]=&quot;&quot;));[.Q11];&quot;&quot;)">
            <text:p/>
          </table:table-cell>
          <table:table-cell table:style-name="ce44" table:formula="of:=IF(AND(OR(0.1&gt;[.$Z11];[.$Z11]&gt;0.25);NOT([.R11]=&quot;&quot;));[.R11];&quot;&quot;)">
            <text:p/>
          </table:table-cell>
          <table:table-cell table:style-name="ce44" table:formula="of:=IF(AND(OR(0.1&gt;[.$Z11];[.$Z11]&gt;0.25);NOT([.S11]=&quot;&quot;));[.S11];&quot;&quot;)">
            <text:p/>
          </table:table-cell>
          <table:table-cell table:style-name="ce44" table:formula="of:=IF(AND(OR(0.1&gt;[.$Z11];[.$Z11]&gt;0.25);NOT([.T11]=&quot;&quot;));[.T11];&quot;&quot;)">
            <text:p/>
          </table:table-cell>
          <table:table-cell table:style-name="ce44" table:formula="of:=IF(AND(OR(0.1&gt;[.$Z11];[.$Z11]&gt;0.25);NOT([.U11]=&quot;&quot;));[.U11];&quot;&quot;)">
            <text:p/>
          </table:table-cell>
          <table:table-cell table:style-name="ce44" table:formula="of:=IF(AND(OR(0.1&gt;[.$Z11];[.$Z11]&gt;0.25);NOT([.V11]=&quot;&quot;));[.V11];&quot;&quot;)">
            <text:p/>
          </table:table-cell>
          <table:table-cell table:style-name="ce44" table:formula="of:=IF(AND(OR(0.1&gt;[.$Z11];[.$Z11]&gt;0.25);NOT([.W11]=&quot;&quot;));[.W11];&quot;&quot;)">
            <text:p/>
          </table:table-cell>
          <table:table-cell table:style-name="ce44" table:formula="of:=IF(AND(OR(0.1&gt;[.$Z11];[.$Z11]&gt;0.25);NOT([.X11]=&quot;&quot;));[.X11];&quot;&quot;)">
            <text:p/>
          </table:table-cell>
          <table:table-cell table:style-name="ce128" table:formula="of:=IF(AND(OR(0.1&gt;[.$Z11];[.$Z11]&gt;0.25);NOT([.Y11]=&quot;&quot;));[.Y11];&quot;&quot;)">
            <text:p/>
          </table:table-cell>
          <table:table-cell table:style-name="ce44" table:formula="of:=IF(AND(OR(0.1&gt;[.$Z11];[.$Z11]&gt;0.25);NOT([.Z11]=&quot;&quot;));[.Z11];&quot;&quot;)">
            <text:p/>
          </table:table-cell>
          <table:table-cell table:style-name="ce44" table:formula="of:=IF(AND(OR(0.1&gt;[.$Z11];[.$Z11]&gt;0.25);NOT([.AA11]=&quot;&quot;));[.AA11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9" calcext:value-type="float">
            <text:p>9</text:p>
          </table:table-cell>
          <table:table-cell table:style-name="ce15" office:value-type="float" office:value="0.3805" calcext:value-type="float">
            <text:p>0.3805</text:p>
          </table:table-cell>
          <table:table-cell table:style-name="ce15" office:value-type="float" office:value="-0.2985" calcext:value-type="float">
            <text:p>-0.2985</text:p>
          </table:table-cell>
          <table:table-cell table:style-name="Default" table:number-columns-repeated="2"/>
          <table:table-cell table:style-name="ce10" office:value-type="float" office:value="8" calcext:value-type="float">
            <text:p>8</text:p>
          </table:table-cell>
          <table:table-cell table:style-name="ce10" office:value-type="float" office:value="2.3259" calcext:value-type="float">
            <text:p>2.3259</text:p>
          </table:table-cell>
          <table:table-cell table:style-name="ce10" office:value-type="float" office:value="-2.3259" calcext:value-type="float">
            <text:p>-2.3259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0968722937" calcext:value-type="float">
            <text:p>2.0968722937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8" calcext:value-type="float">
            <text:p>8</text:p>
          </table:table-cell>
          <table:table-cell table:style-name="ce10" office:value-type="float" office:value="0.2366" calcext:value-type="float">
            <text:p>0.2366</text:p>
          </table:table-cell>
          <table:table-cell table:style-name="ce25" office:value-type="float" office:value="-0.752" calcext:value-type="float">
            <text:p>-0.752</text:p>
          </table:table-cell>
          <table:table-cell table:style-name="Default" table:number-columns-repeated="3"/>
          <table:table-cell table:style-name="ce31" table:formula="of:=IF(AND(0.15&lt;[.$Z12];[.$Z12]&lt;0.2; NOT([.A12]=&quot;&quot;));[.A12];&quot;&quot;)">
            <text:p/>
          </table:table-cell>
          <table:table-cell table:style-name="ce33" table:formula="of:=IF(AND(0.15&lt;[.$Z12];[.$Z12]&lt;0.2; NOT([.B12]=&quot;&quot;));[.B12];&quot;&quot;)">
            <text:p/>
          </table:table-cell>
          <table:table-cell table:style-name="ce33" table:formula="of:=IF(AND(0.15&lt;[.$Z12];[.$Z12]&lt;0.2; NOT([.C12]=&quot;&quot;));[.C12];&quot;&quot;)">
            <text:p/>
          </table:table-cell>
          <table:table-cell table:style-name="ce33" table:formula="of:=IF(AND(0.15&lt;[.$Z12];[.$Z12]&lt;0.2; NOT([.D12]=&quot;&quot;));[.D12];&quot;&quot;)">
            <text:p/>
          </table:table-cell>
          <table:table-cell table:style-name="ce33" table:formula="of:=IF(AND(0.15&lt;[.$Z12];[.$Z12]&lt;0.2; NOT([.E12]=&quot;&quot;));[.E12];&quot;&quot;)">
            <text:p/>
          </table:table-cell>
          <table:table-cell table:style-name="ce33" table:formula="of:=IF(AND(0.15&lt;[.$Z12];[.$Z12]&lt;0.2; NOT([.F12]=&quot;&quot;));[.F12];&quot;&quot;)">
            <text:p/>
          </table:table-cell>
          <table:table-cell table:style-name="ce33" table:formula="of:=IF(AND(0.15&lt;[.$Z12];[.$Z12]&lt;0.2; NOT([.G12]=&quot;&quot;));[.G12];&quot;&quot;)">
            <text:p/>
          </table:table-cell>
          <table:table-cell table:style-name="ce33" table:formula="of:=IF(AND(0.15&lt;[.$Z12];[.$Z12]&lt;0.2; NOT([.H12]=&quot;&quot;));[.H12];&quot;&quot;)">
            <text:p/>
          </table:table-cell>
          <table:table-cell table:style-name="ce33" table:formula="of:=IF(AND(0.15&lt;[.$Z12];[.$Z12]&lt;0.2; NOT([.I12]=&quot;&quot;));[.I12];&quot;&quot;)">
            <text:p/>
          </table:table-cell>
          <table:table-cell table:style-name="ce39" table:formula="of:=IF(AND(0.15&lt;[.$Z12];[.$Z12]&lt;0.2; NOT([.J12]=&quot;&quot;));[.J12];&quot;&quot;)">
            <text:p/>
          </table:table-cell>
          <table:table-cell table:style-name="ce33" table:formula="of:=IF(AND(0.15&lt;[.$Z12];[.$Z12]&lt;0.2; NOT([.K12]=&quot;&quot;));[.K12];&quot;&quot;)">
            <text:p/>
          </table:table-cell>
          <table:table-cell table:style-name="ce33" table:formula="of:=IF(AND(0.15&lt;[.$Z12];[.$Z12]&lt;0.2; NOT([.L12]=&quot;&quot;));[.L12];&quot;&quot;)">
            <text:p/>
          </table:table-cell>
          <table:table-cell table:style-name="ce33" table:formula="of:=IF(AND(0.15&lt;[.$Z12];[.$Z12]&lt;0.2; NOT([.M12]=&quot;&quot;));[.M12];&quot;&quot;)">
            <text:p/>
          </table:table-cell>
          <table:table-cell table:style-name="ce33" table:formula="of:=IF(AND(0.15&lt;[.$Z12];[.$Z12]&lt;0.2; NOT([.N12]=&quot;&quot;));[.N12];&quot;&quot;)">
            <text:p/>
          </table:table-cell>
          <table:table-cell table:style-name="ce39" table:formula="of:=IF(AND(0.15&lt;[.$Z12];[.$Z12]&lt;0.2; NOT([.O12]=&quot;&quot;));[.O12];&quot;&quot;)">
            <text:p/>
          </table:table-cell>
          <table:table-cell table:style-name="ce33" table:formula="of:=IF(AND(0.15&lt;[.$Z12];[.$Z12]&lt;0.2; NOT([.P12]=&quot;&quot;));[.P12];&quot;&quot;)">
            <text:p/>
          </table:table-cell>
          <table:table-cell table:style-name="ce33" table:formula="of:=IF(AND(0.15&lt;[.$Z12];[.$Z12]&lt;0.2; NOT([.Q12]=&quot;&quot;));[.Q12];&quot;&quot;)">
            <text:p/>
          </table:table-cell>
          <table:table-cell table:style-name="ce33" table:formula="of:=IF(AND(0.15&lt;[.$Z12];[.$Z12]&lt;0.2; NOT([.R12]=&quot;&quot;));[.R12];&quot;&quot;)">
            <text:p/>
          </table:table-cell>
          <table:table-cell table:style-name="ce33" table:formula="of:=IF(AND(0.15&lt;[.$Z12];[.$Z12]&lt;0.2; NOT([.S12]=&quot;&quot;));[.S12];&quot;&quot;)">
            <text:p/>
          </table:table-cell>
          <table:table-cell table:style-name="ce39" table:formula="of:=IF(AND(0.15&lt;[.$Z12];[.$Z12]&lt;0.2; NOT([.T12]=&quot;&quot;));[.T12];&quot;&quot;)">
            <text:p/>
          </table:table-cell>
          <table:table-cell table:style-name="ce39" table:formula="of:=IF(AND(0.15&lt;[.$Z12];[.$Z12]&lt;0.2; NOT([.U12]=&quot;&quot;));[.U12];&quot;&quot;)">
            <text:p/>
          </table:table-cell>
          <table:table-cell table:style-name="ce33" table:formula="of:=IF(AND(0.15&lt;[.$Z12];[.$Z12]&lt;0.2; NOT([.V12]=&quot;&quot;));[.V12];&quot;&quot;)">
            <text:p/>
          </table:table-cell>
          <table:table-cell table:style-name="ce33" table:formula="of:=IF(AND(0.15&lt;[.$Z12];[.$Z12]&lt;0.2; NOT([.W12]=&quot;&quot;));[.W12];&quot;&quot;)">
            <text:p/>
          </table:table-cell>
          <table:table-cell table:style-name="ce33" table:formula="of:=IF(AND(0.15&lt;[.$Z12];[.$Z12]&lt;0.2; NOT([.X12]=&quot;&quot;));[.X12];&quot;&quot;)">
            <text:p/>
          </table:table-cell>
          <table:table-cell table:style-name="ce39" table:formula="of:=IF(AND(0.15&lt;[.$Z12];[.$Z12]&lt;0.2; NOT([.Y12]=&quot;&quot;));[.Y12];&quot;&quot;)">
            <text:p/>
          </table:table-cell>
          <table:table-cell table:style-name="ce33" table:formula="of:=IF(AND(0.15&lt;[.$Z12];[.$Z12]&lt;0.2; NOT([.Z12]=&quot;&quot;));[.Z12];&quot;&quot;)">
            <text:p/>
          </table:table-cell>
          <table:table-cell table:style-name="ce44" table:formula="of:=IF(AND(0.15&lt;[.$Z12];[.$Z12]&lt;0.2; NOT([.AA12]=&quot;&quot;));[.AA12];&quot;&quot;)">
            <text:p/>
          </table:table-cell>
          <table:table-cell table:style-name="Default" table:number-columns-repeated="3"/>
          <table:table-cell table:style-name="ce31" table:formula="of:=IF(AND(OR(0.15&gt;[.$Z12];[.$Z12]&gt;0.2);NOT([.A12]=&quot;&quot;));[.A12];&quot;&quot;)" office:value-type="float" office:value="8" calcext:value-type="float">
            <text:p>8</text:p>
          </table:table-cell>
          <table:table-cell table:style-name="ce33" table:formula="of:=IF(AND(OR(0.15&gt;[.$Z12];[.$Z12]&gt;0.2);NOT([.B12]=&quot;&quot;));[.B12];&quot;&quot;)" office:value-type="float" office:value="1.72788" calcext:value-type="float">
            <text:p>1.7279</text:p>
          </table:table-cell>
          <table:table-cell table:style-name="ce33" table:formula="of:=IF(AND(OR(0.15&gt;[.$Z12];[.$Z12]&gt;0.2);NOT([.C12]=&quot;&quot;));[.C12];&quot;&quot;)" office:value-type="float" office:value="-1.5708" calcext:value-type="float">
            <text:p>-1.5708</text:p>
          </table:table-cell>
          <table:table-cell table:style-name="ce33" table:formula="of:=IF(AND(OR(0.15&gt;[.$Z12];[.$Z12]&gt;0.2);NOT([.D12]=&quot;&quot;));[.D12];&quot;&quot;)" office:value-type="float" office:value="1.85005" calcext:value-type="float">
            <text:p>1.8501</text:p>
          </table:table-cell>
          <table:table-cell table:style-name="ce33" table:formula="of:=IF(AND(OR(0.15&gt;[.$Z12];[.$Z12]&gt;0.2);NOT([.E12]=&quot;&quot;));[.E12];&quot;&quot;)" office:value-type="float" office:value="-2.16421" calcext:value-type="float">
            <text:p>-2.1642</text:p>
          </table:table-cell>
          <table:table-cell table:style-name="ce33" table:formula="of:=IF(AND(OR(0.15&gt;[.$Z12];[.$Z12]&gt;0.2);NOT([.F12]=&quot;&quot;));[.F12];&quot;&quot;)" office:value-type="float" office:value="-1.48353" calcext:value-type="float">
            <text:p>-1.4835</text:p>
          </table:table-cell>
          <table:table-cell table:style-name="ce33" table:formula="of:=IF(AND(OR(0.15&gt;[.$Z12];[.$Z12]&gt;0.2);NOT([.G12]=&quot;&quot;));[.G12];&quot;&quot;)" office:value-type="float" office:value="-1.76278" calcext:value-type="float">
            <text:p>-1.7628</text:p>
          </table:table-cell>
          <table:table-cell table:style-name="ce33" table:formula="of:=IF(AND(OR(0.15&gt;[.$Z12];[.$Z12]&gt;0.2);NOT([.H12]=&quot;&quot;));[.H12];&quot;&quot;)">
            <text:p/>
          </table:table-cell>
          <table:table-cell table:style-name="ce33" table:formula="of:=IF(AND(OR(0.15&gt;[.$Z12];[.$Z12]&gt;0.2);NOT([.I12]=&quot;&quot;));[.I12];&quot;&quot;)">
            <text:p/>
          </table:table-cell>
          <table:table-cell table:style-name="ce39" table:formula="of:=IF(AND(OR(0.15&gt;[.$Z12];[.$Z12]&gt;0.2);NOT([.J12]=&quot;&quot;));[.J12];&quot;&quot;)" office:value-type="float" office:value="9" calcext:value-type="float">
            <text:p>9</text:p>
          </table:table-cell>
          <table:table-cell table:style-name="ce33" table:formula="of:=IF(AND(OR(0.15&gt;[.$Z12];[.$Z12]&gt;0.2);NOT([.K12]=&quot;&quot;));[.K12];&quot;&quot;)" office:value-type="float" office:value="0.3805" calcext:value-type="float">
            <text:p>0.3805</text:p>
          </table:table-cell>
          <table:table-cell table:style-name="ce33" table:formula="of:=IF(AND(OR(0.15&gt;[.$Z12];[.$Z12]&gt;0.2);NOT([.L12]=&quot;&quot;));[.L12];&quot;&quot;)" office:value-type="float" office:value="-0.2985" calcext:value-type="float">
            <text:p>-0.2985</text:p>
          </table:table-cell>
          <table:table-cell table:style-name="ce33" table:formula="of:=IF(AND(OR(0.15&gt;[.$Z12];[.$Z12]&gt;0.2);NOT([.M12]=&quot;&quot;));[.M12];&quot;&quot;)">
            <text:p/>
          </table:table-cell>
          <table:table-cell table:style-name="ce33" table:formula="of:=IF(AND(OR(0.15&gt;[.$Z12];[.$Z12]&gt;0.2);NOT([.N12]=&quot;&quot;));[.N12];&quot;&quot;)">
            <text:p/>
          </table:table-cell>
          <table:table-cell table:style-name="ce39" table:formula="of:=IF(AND(OR(0.15&gt;[.$Z12];[.$Z12]&gt;0.2);NOT([.O12]=&quot;&quot;));[.O12];&quot;&quot;)" office:value-type="float" office:value="8" calcext:value-type="float">
            <text:p>8</text:p>
          </table:table-cell>
          <table:table-cell table:style-name="ce33" table:formula="of:=IF(AND(OR(0.15&gt;[.$Z12];[.$Z12]&gt;0.2);NOT([.P12]=&quot;&quot;));[.P12];&quot;&quot;)" office:value-type="float" office:value="2.3259" calcext:value-type="float">
            <text:p>2.3259</text:p>
          </table:table-cell>
          <table:table-cell table:style-name="ce33" table:formula="of:=IF(AND(OR(0.15&gt;[.$Z12];[.$Z12]&gt;0.2);NOT([.Q12]=&quot;&quot;));[.Q12];&quot;&quot;)" office:value-type="float" office:value="-2.3259" calcext:value-type="float">
            <text:p>-2.3259</text:p>
          </table:table-cell>
          <table:table-cell table:style-name="ce33" table:formula="of:=IF(AND(OR(0.15&gt;[.$Z12];[.$Z12]&gt;0.2);NOT([.R12]=&quot;&quot;));[.R12];&quot;&quot;)" office:value-type="float" office:value="38" calcext:value-type="float">
            <text:p>38.0000</text:p>
          </table:table-cell>
          <table:table-cell table:style-name="ce33" table:formula="of:=IF(AND(OR(0.15&gt;[.$Z12];[.$Z12]&gt;0.2);NOT([.S12]=&quot;&quot;));[.S12];&quot;&quot;)" office:value-type="float" office:value="2.0968722937" calcext:value-type="float">
            <text:p>2.0969</text:p>
          </table:table-cell>
          <table:table-cell table:style-name="ce39" table:formula="of:=IF(AND(OR(0.15&gt;[.$Z12];[.$Z12]&gt;0.2);NOT([.T12]=&quot;&quot;));[.T12];&quot;&quot;)" office:value-type="float" office:value="-1" calcext:value-type="float">
            <text:p>-1</text:p>
          </table:table-cell>
          <table:table-cell table:style-name="ce39" table:formula="of:=IF(AND(OR(0.15&gt;[.$Z12];[.$Z12]&gt;0.2);NOT([.U12]=&quot;&quot;));[.U12];&quot;&quot;)" office:value-type="float" office:value="1" calcext:value-type="float">
            <text:p>1</text:p>
          </table:table-cell>
          <table:table-cell table:style-name="ce33" table:formula="of:=IF(AND(OR(0.15&gt;[.$Z12];[.$Z12]&gt;0.2);NOT([.V12]=&quot;&quot;));[.V12];&quot;&quot;)" office:value-type="float" office:value="0" calcext:value-type="float">
            <text:p>0.0000</text:p>
          </table:table-cell>
          <table:table-cell table:style-name="ce33" table:formula="of:=IF(AND(OR(0.15&gt;[.$Z12];[.$Z12]&gt;0.2);NOT([.W12]=&quot;&quot;));[.W12];&quot;&quot;)">
            <text:p/>
          </table:table-cell>
          <table:table-cell table:style-name="ce33" table:formula="of:=IF(AND(OR(0.15&gt;[.$Z12];[.$Z12]&gt;0.2);NOT([.X12]=&quot;&quot;));[.X12];&quot;&quot;)">
            <text:p/>
          </table:table-cell>
          <table:table-cell table:style-name="ce39" table:formula="of:=IF(AND(OR(0.15&gt;[.$Z12];[.$Z12]&gt;0.2);NOT([.Y12]=&quot;&quot;));[.Y12];&quot;&quot;)" office:value-type="float" office:value="8" calcext:value-type="float">
            <text:p>8</text:p>
          </table:table-cell>
          <table:table-cell table:style-name="ce33" table:formula="of:=IF(AND(OR(0.15&gt;[.$Z12];[.$Z12]&gt;0.2);NOT([.Z12]=&quot;&quot;));[.Z12];&quot;&quot;)" office:value-type="float" office:value="0.2366" calcext:value-type="float">
            <text:p>0.2366</text:p>
          </table:table-cell>
          <table:table-cell table:style-name="ce44" table:formula="of:=IF(AND(OR(0.15&gt;[.$Z12];[.$Z12]&gt;0.2);NOT([.AA12]=&quot;&quot;));[.AA12];&quot;&quot;)" office:value-type="float" office:value="-0.752" calcext:value-type="float">
            <text:p>-0.7520</text:p>
          </table:table-cell>
          <table:table-cell table:style-name="Default" table:number-columns-repeated="3"/>
          <table:table-cell table:style-name="ce4" table:formula="of:=IF(AND([.$U12] = 1;NOT([.A12]=&quot;&quot;));[.A12];&quot;&quot;)" office:value-type="float" office:value="8" calcext:value-type="float">
            <text:p>8</text:p>
          </table:table-cell>
          <table:table-cell table:style-name="ce110" table:formula="of:=IF(AND([.$U12] = 1;NOT([.B12]=&quot;&quot;));[.B12];&quot;&quot;)" office:value-type="float" office:value="1.72788" calcext:value-type="float">
            <text:p>1.72788</text:p>
          </table:table-cell>
          <table:table-cell table:style-name="ce110" table:formula="of:=IF(AND([.$U12] = 1;NOT([.C12]=&quot;&quot;));[.C12];&quot;&quot;)" office:value-type="float" office:value="-1.5708" calcext:value-type="float">
            <text:p>-1.5708</text:p>
          </table:table-cell>
          <table:table-cell table:style-name="ce110" table:formula="of:=IF(AND([.$U12] = 1;NOT([.D12]=&quot;&quot;));[.D12];&quot;&quot;)" office:value-type="float" office:value="1.85005" calcext:value-type="float">
            <text:p>1.85005</text:p>
          </table:table-cell>
          <table:table-cell table:style-name="ce110" table:formula="of:=IF(AND([.$U12] = 1;NOT([.E12]=&quot;&quot;));[.E12];&quot;&quot;)" office:value-type="float" office:value="-2.16421" calcext:value-type="float">
            <text:p>-2.16421</text:p>
          </table:table-cell>
          <table:table-cell table:style-name="ce110" table:formula="of:=IF(AND([.$U12] = 1;NOT([.F12]=&quot;&quot;));[.F12];&quot;&quot;)" office:value-type="float" office:value="-1.48353" calcext:value-type="float">
            <text:p>-1.48353</text:p>
          </table:table-cell>
          <table:table-cell table:style-name="ce110" table:formula="of:=IF(AND([.$U12] = 1;NOT([.G12]=&quot;&quot;));[.G12];&quot;&quot;)" office:value-type="float" office:value="-1.76278" calcext:value-type="float">
            <text:p>-1.76278</text:p>
          </table:table-cell>
          <table:table-cell table:style-name="ce110" table:formula="of:=IF(AND([.$U12] = 1;NOT([.H12]=&quot;&quot;));[.H12];&quot;&quot;)">
            <text:p/>
          </table:table-cell>
          <table:table-cell table:style-name="ce110" table:formula="of:=IF(AND([.$U12] = 1;NOT([.I12]=&quot;&quot;));[.I12];&quot;&quot;)">
            <text:p/>
          </table:table-cell>
          <table:table-cell table:style-name="ce110" table:formula="of:=IF(AND([.$U12] = 1;NOT([.J12]=&quot;&quot;));[.J12];&quot;&quot;)" office:value-type="float" office:value="9" calcext:value-type="float">
            <text:p>9</text:p>
          </table:table-cell>
          <table:table-cell table:style-name="ce110" table:formula="of:=IF(AND([.$U12] = 1;NOT([.K12]=&quot;&quot;));[.K12];&quot;&quot;)" office:value-type="float" office:value="0.3805" calcext:value-type="float">
            <text:p>0.3805</text:p>
          </table:table-cell>
          <table:table-cell table:style-name="ce110" table:formula="of:=IF(AND([.$U12] = 1;NOT([.L12]=&quot;&quot;));[.L12];&quot;&quot;)" office:value-type="float" office:value="-0.2985" calcext:value-type="float">
            <text:p>-0.2985</text:p>
          </table:table-cell>
          <table:table-cell table:style-name="ce110" table:formula="of:=IF(AND([.$U12] = 1;NOT([.M12]=&quot;&quot;));[.M12];&quot;&quot;)">
            <text:p/>
          </table:table-cell>
          <table:table-cell table:style-name="ce110" table:formula="of:=IF(AND([.$U12] = 1;NOT([.N12]=&quot;&quot;));[.N12];&quot;&quot;)">
            <text:p/>
          </table:table-cell>
          <table:table-cell table:style-name="ce110" table:formula="of:=IF(AND([.$U12] = 1;NOT([.O12]=&quot;&quot;));[.O12];&quot;&quot;)" office:value-type="float" office:value="8" calcext:value-type="float">
            <text:p>8</text:p>
          </table:table-cell>
          <table:table-cell table:style-name="ce110" table:formula="of:=IF(AND([.$U12] = 1;NOT([.P12]=&quot;&quot;));[.P12];&quot;&quot;)" office:value-type="float" office:value="2.3259" calcext:value-type="float">
            <text:p>2.3259</text:p>
          </table:table-cell>
          <table:table-cell table:style-name="ce110" table:formula="of:=IF(AND([.$U12] = 1;NOT([.Q12]=&quot;&quot;));[.Q12];&quot;&quot;)" office:value-type="float" office:value="-2.3259" calcext:value-type="float">
            <text:p>-2.3259</text:p>
          </table:table-cell>
          <table:table-cell table:style-name="ce110" table:formula="of:=IF(AND([.$U12] = 1;NOT([.R12]=&quot;&quot;));[.R12];&quot;&quot;)" office:value-type="float" office:value="38" calcext:value-type="float">
            <text:p>38</text:p>
          </table:table-cell>
          <table:table-cell table:style-name="ce110" table:formula="of:=IF(AND([.$U12] = 1;NOT([.S12]=&quot;&quot;));[.S12];&quot;&quot;)" office:value-type="float" office:value="2.0968722937" calcext:value-type="float">
            <text:p>2.0968722937</text:p>
          </table:table-cell>
          <table:table-cell table:style-name="ce110" table:formula="of:=IF(AND([.$U12] = 1;NOT([.T12]=&quot;&quot;));[.T12];&quot;&quot;)" office:value-type="float" office:value="-1" calcext:value-type="float">
            <text:p>-1</text:p>
          </table:table-cell>
          <table:table-cell table:style-name="ce110" table:formula="of:=IF(AND([.$U12] = 1;NOT([.U12]=&quot;&quot;));[.U12];&quot;&quot;)" office:value-type="float" office:value="1" calcext:value-type="float">
            <text:p>1</text:p>
          </table:table-cell>
          <table:table-cell table:style-name="ce110" table:formula="of:=IF(AND([.$U12] = 1;NOT([.V12]=&quot;&quot;));[.V12];&quot;&quot;)" office:value-type="float" office:value="0" calcext:value-type="float">
            <text:p>0</text:p>
          </table:table-cell>
          <table:table-cell table:style-name="ce110" table:formula="of:=IF(AND([.$U12] = 1;NOT([.W12]=&quot;&quot;));[.W12];&quot;&quot;)">
            <text:p/>
          </table:table-cell>
          <table:table-cell table:style-name="ce110" table:formula="of:=IF(AND([.$U12] = 1;NOT([.X12]=&quot;&quot;));[.X12];&quot;&quot;)">
            <text:p/>
          </table:table-cell>
          <table:table-cell table:style-name="ce110" table:formula="of:=IF(AND([.$U12] = 1;NOT([.Y12]=&quot;&quot;));[.Y12];&quot;&quot;)" office:value-type="float" office:value="8" calcext:value-type="float">
            <text:p>8</text:p>
          </table:table-cell>
          <table:table-cell table:style-name="ce121" table:formula="of:=IF(AND([.$U12] = 1;NOT([.Z12]=&quot;&quot;));[.Z12];&quot;&quot;)" office:value-type="float" office:value="0.2366" calcext:value-type="float">
            <text:p>0.23660</text:p>
          </table:table-cell>
          <table:table-cell table:style-name="ce25" table:formula="of:=IF(AND([.$U12] = 1;NOT([.AA12]=&quot;&quot;));[.AA12];&quot;&quot;)" office:value-type="float" office:value="-0.752" calcext:value-type="float">
            <text:p>-0.752</text:p>
          </table:table-cell>
          <table:table-cell table:style-name="Default" table:number-columns-repeated="3"/>
          <table:table-cell table:style-name="ce4" table:formula="of:=IF(AND([.$U12] = 0;NOT([.A12]=&quot;&quot;));[.A12];&quot;&quot;)">
            <text:p/>
          </table:table-cell>
          <table:table-cell table:style-name="ce110" table:formula="of:=IF(AND([.$U12] = 0;NOT([.B12]=&quot;&quot;));[.B12];&quot;&quot;)">
            <text:p/>
          </table:table-cell>
          <table:table-cell table:style-name="ce110" table:formula="of:=IF(AND([.$U12] = 0;NOT([.C12]=&quot;&quot;));[.C12];&quot;&quot;)">
            <text:p/>
          </table:table-cell>
          <table:table-cell table:style-name="ce110" table:formula="of:=IF(AND([.$U12] = 0;NOT([.D12]=&quot;&quot;));[.D12];&quot;&quot;)">
            <text:p/>
          </table:table-cell>
          <table:table-cell table:style-name="ce110" table:formula="of:=IF(AND([.$U12] = 0;NOT([.E12]=&quot;&quot;));[.E12];&quot;&quot;)">
            <text:p/>
          </table:table-cell>
          <table:table-cell table:style-name="ce110" table:formula="of:=IF(AND([.$U12] = 0;NOT([.F12]=&quot;&quot;));[.F12];&quot;&quot;)">
            <text:p/>
          </table:table-cell>
          <table:table-cell table:style-name="ce110" table:formula="of:=IF(AND([.$U12] = 0;NOT([.G12]=&quot;&quot;));[.G12];&quot;&quot;)">
            <text:p/>
          </table:table-cell>
          <table:table-cell table:style-name="ce110" table:formula="of:=IF(AND([.$U12] = 0;NOT([.H12]=&quot;&quot;));[.H12];&quot;&quot;)">
            <text:p/>
          </table:table-cell>
          <table:table-cell table:style-name="ce110" table:formula="of:=IF(AND([.$U12] = 0;NOT([.I12]=&quot;&quot;));[.I12];&quot;&quot;)">
            <text:p/>
          </table:table-cell>
          <table:table-cell table:style-name="ce110" table:formula="of:=IF(AND([.$U12] = 0;NOT([.J12]=&quot;&quot;));[.J12];&quot;&quot;)">
            <text:p/>
          </table:table-cell>
          <table:table-cell table:style-name="ce113" table:formula="of:=IF(AND([.$U12] = 0;NOT([.K12]=&quot;&quot;));[.K12];&quot;&quot;)">
            <text:p/>
          </table:table-cell>
          <table:table-cell table:style-name="ce113" table:formula="of:=IF(AND([.$U12] = 0;NOT([.L12]=&quot;&quot;));[.L12];&quot;&quot;)">
            <text:p/>
          </table:table-cell>
          <table:table-cell table:style-name="ce110" table:formula="of:=IF(AND([.$U12] = 0;NOT([.M12]=&quot;&quot;));[.M12];&quot;&quot;)">
            <text:p/>
          </table:table-cell>
          <table:table-cell table:style-name="ce110" table:formula="of:=IF(AND([.$U12] = 0;NOT([.N12]=&quot;&quot;));[.N12];&quot;&quot;)">
            <text:p/>
          </table:table-cell>
          <table:table-cell table:style-name="ce110" table:formula="of:=IF(AND([.$U12] = 0;NOT([.O12]=&quot;&quot;));[.O12];&quot;&quot;)">
            <text:p/>
          </table:table-cell>
          <table:table-cell table:style-name="ce110" table:formula="of:=IF(AND([.$U12] = 0;NOT([.P12]=&quot;&quot;));[.P12];&quot;&quot;)">
            <text:p/>
          </table:table-cell>
          <table:table-cell table:style-name="ce110" table:formula="of:=IF(AND([.$U12] = 0;NOT([.Q12]=&quot;&quot;));[.Q12];&quot;&quot;)">
            <text:p/>
          </table:table-cell>
          <table:table-cell table:style-name="ce110" table:formula="of:=IF(AND([.$U12] = 0;NOT([.R12]=&quot;&quot;));[.R12];&quot;&quot;)">
            <text:p/>
          </table:table-cell>
          <table:table-cell table:style-name="ce110" table:formula="of:=IF(AND([.$U12] = 0;NOT([.S12]=&quot;&quot;));[.S12];&quot;&quot;)">
            <text:p/>
          </table:table-cell>
          <table:table-cell table:style-name="ce110" table:formula="of:=IF(AND([.$U12] = 0;NOT([.T12]=&quot;&quot;));[.T12];&quot;&quot;)">
            <text:p/>
          </table:table-cell>
          <table:table-cell table:style-name="ce110" table:formula="of:=IF(AND([.$U12] = 0;NOT([.U12]=&quot;&quot;));[.U12];&quot;&quot;)">
            <text:p/>
          </table:table-cell>
          <table:table-cell table:style-name="ce110" table:formula="of:=IF(AND([.$U12] = 0;NOT([.V12]=&quot;&quot;));[.V12];&quot;&quot;)">
            <text:p/>
          </table:table-cell>
          <table:table-cell table:style-name="ce110" table:formula="of:=IF(AND([.$U12] = 0;NOT([.W12]=&quot;&quot;));[.W12];&quot;&quot;)">
            <text:p/>
          </table:table-cell>
          <table:table-cell table:style-name="ce110" table:formula="of:=IF(AND([.$U12] = 0;NOT([.X12]=&quot;&quot;));[.X12];&quot;&quot;)">
            <text:p/>
          </table:table-cell>
          <table:table-cell table:style-name="ce110" table:formula="of:=IF(AND([.$U12] = 0;NOT([.Y12]=&quot;&quot;));[.Y12];&quot;&quot;)">
            <text:p/>
          </table:table-cell>
          <table:table-cell table:style-name="ce110" table:formula="of:=IF(AND([.$U12] = 0;NOT([.Z12]=&quot;&quot;));[.Z12];&quot;&quot;)">
            <text:p/>
          </table:table-cell>
          <table:table-cell table:style-name="ce25" table:formula="of:=IF(AND([.$U12] = 0;NOT([.AA12]=&quot;&quot;));[.AA12];&quot;&quot;)">
            <text:p/>
          </table:table-cell>
          <table:table-cell table:style-name="Default" table:number-columns-repeated="3"/>
          <table:table-cell table:style-name="ce126" table:formula="of:=IF(AND(0.1&lt;[.$Z12];[.$Z12]&lt;0.25; NOT([.A12]=&quot;&quot;));[.A12];&quot;&quot;)" office:value-type="float" office:value="8" calcext:value-type="float">
            <text:p>8.0000</text:p>
          </table:table-cell>
          <table:table-cell table:style-name="ce44" table:formula="of:=IF(AND(0.1&lt;[.$Z12];[.$Z12]&lt;0.25; NOT([.B12]=&quot;&quot;));[.B12];&quot;&quot;)" office:value-type="float" office:value="1.72788" calcext:value-type="float">
            <text:p>1.7279</text:p>
          </table:table-cell>
          <table:table-cell table:style-name="ce44" table:formula="of:=IF(AND(0.1&lt;[.$Z12];[.$Z12]&lt;0.25; NOT([.C12]=&quot;&quot;));[.C12];&quot;&quot;)" office:value-type="float" office:value="-1.5708" calcext:value-type="float">
            <text:p>-1.5708</text:p>
          </table:table-cell>
          <table:table-cell table:style-name="ce44" table:formula="of:=IF(AND(0.1&lt;[.$Z12];[.$Z12]&lt;0.25; NOT([.D12]=&quot;&quot;));[.D12];&quot;&quot;)" office:value-type="float" office:value="1.85005" calcext:value-type="float">
            <text:p>1.8501</text:p>
          </table:table-cell>
          <table:table-cell table:style-name="ce44" table:formula="of:=IF(AND(0.1&lt;[.$Z12];[.$Z12]&lt;0.25; NOT([.E12]=&quot;&quot;));[.E12];&quot;&quot;)" office:value-type="float" office:value="-2.16421" calcext:value-type="float">
            <text:p>-2.1642</text:p>
          </table:table-cell>
          <table:table-cell table:style-name="ce44" table:formula="of:=IF(AND(0.1&lt;[.$Z12];[.$Z12]&lt;0.25; NOT([.F12]=&quot;&quot;));[.F12];&quot;&quot;)" office:value-type="float" office:value="-1.48353" calcext:value-type="float">
            <text:p>-1.4835</text:p>
          </table:table-cell>
          <table:table-cell table:style-name="ce44" table:formula="of:=IF(AND(0.1&lt;[.$Z12];[.$Z12]&lt;0.25; NOT([.G12]=&quot;&quot;));[.G12];&quot;&quot;)" office:value-type="float" office:value="-1.76278" calcext:value-type="float">
            <text:p>-1.7628</text:p>
          </table:table-cell>
          <table:table-cell table:style-name="ce44" table:formula="of:=IF(AND(0.1&lt;[.$Z12];[.$Z12]&lt;0.25; NOT([.H12]=&quot;&quot;));[.H12];&quot;&quot;)">
            <text:p/>
          </table:table-cell>
          <table:table-cell table:style-name="ce44" table:formula="of:=IF(AND(0.1&lt;[.$Z12];[.$Z12]&lt;0.25; NOT([.I12]=&quot;&quot;));[.I12];&quot;&quot;)">
            <text:p/>
          </table:table-cell>
          <table:table-cell table:style-name="ce44" table:formula="of:=IF(AND(0.1&lt;[.$Z12];[.$Z12]&lt;0.25; NOT([.J12]=&quot;&quot;));[.J12];&quot;&quot;)" office:value-type="float" office:value="9" calcext:value-type="float">
            <text:p>9.0000</text:p>
          </table:table-cell>
          <table:table-cell table:style-name="ce44" table:formula="of:=IF(AND(0.1&lt;[.$Z12];[.$Z12]&lt;0.25; NOT([.K12]=&quot;&quot;));[.K12];&quot;&quot;)" office:value-type="float" office:value="0.3805" calcext:value-type="float">
            <text:p>0.3805</text:p>
          </table:table-cell>
          <table:table-cell table:style-name="ce44" table:formula="of:=IF(AND(0.1&lt;[.$Z12];[.$Z12]&lt;0.25; NOT([.L12]=&quot;&quot;));[.L12];&quot;&quot;)" office:value-type="float" office:value="-0.2985" calcext:value-type="float">
            <text:p>-0.2985</text:p>
          </table:table-cell>
          <table:table-cell table:style-name="ce44" table:formula="of:=IF(AND(0.1&lt;[.$Z12];[.$Z12]&lt;0.25; NOT([.M12]=&quot;&quot;));[.M12];&quot;&quot;)">
            <text:p/>
          </table:table-cell>
          <table:table-cell table:style-name="ce44" table:formula="of:=IF(AND(0.1&lt;[.$Z12];[.$Z12]&lt;0.25; NOT([.N12]=&quot;&quot;));[.N12];&quot;&quot;)">
            <text:p/>
          </table:table-cell>
          <table:table-cell table:style-name="ce44" table:formula="of:=IF(AND(0.1&lt;[.$Z12];[.$Z12]&lt;0.25; NOT([.O12]=&quot;&quot;));[.O12];&quot;&quot;)" office:value-type="float" office:value="8" calcext:value-type="float">
            <text:p>8.0000</text:p>
          </table:table-cell>
          <table:table-cell table:style-name="ce44" table:formula="of:=IF(AND(0.1&lt;[.$Z12];[.$Z12]&lt;0.25; NOT([.P12]=&quot;&quot;));[.P12];&quot;&quot;)" office:value-type="float" office:value="2.3259" calcext:value-type="float">
            <text:p>2.3259</text:p>
          </table:table-cell>
          <table:table-cell table:style-name="ce44" table:formula="of:=IF(AND(0.1&lt;[.$Z12];[.$Z12]&lt;0.25; NOT([.Q12]=&quot;&quot;));[.Q12];&quot;&quot;)" office:value-type="float" office:value="-2.3259" calcext:value-type="float">
            <text:p>-2.3259</text:p>
          </table:table-cell>
          <table:table-cell table:style-name="ce44" table:formula="of:=IF(AND(0.1&lt;[.$Z12];[.$Z12]&lt;0.25; NOT([.R12]=&quot;&quot;));[.R12];&quot;&quot;)" office:value-type="float" office:value="38" calcext:value-type="float">
            <text:p>38.0000</text:p>
          </table:table-cell>
          <table:table-cell table:style-name="ce44" table:formula="of:=IF(AND(0.1&lt;[.$Z12];[.$Z12]&lt;0.25; NOT([.S12]=&quot;&quot;));[.S12];&quot;&quot;)" office:value-type="float" office:value="2.0968722937" calcext:value-type="float">
            <text:p>2.0969</text:p>
          </table:table-cell>
          <table:table-cell table:style-name="ce44" table:formula="of:=IF(AND(0.1&lt;[.$Z12];[.$Z12]&lt;0.25; NOT([.T12]=&quot;&quot;));[.T12];&quot;&quot;)" office:value-type="float" office:value="-1" calcext:value-type="float">
            <text:p>-1.0000</text:p>
          </table:table-cell>
          <table:table-cell table:style-name="ce44" table:formula="of:=IF(AND(0.1&lt;[.$Z12];[.$Z12]&lt;0.25; NOT([.U12]=&quot;&quot;));[.U12];&quot;&quot;)" office:value-type="float" office:value="1" calcext:value-type="float">
            <text:p>1.0000</text:p>
          </table:table-cell>
          <table:table-cell table:style-name="ce44" table:formula="of:=IF(AND(0.1&lt;[.$Z12];[.$Z12]&lt;0.25; NOT([.V12]=&quot;&quot;));[.V12];&quot;&quot;)" office:value-type="float" office:value="0" calcext:value-type="float">
            <text:p>0.0000</text:p>
          </table:table-cell>
          <table:table-cell table:style-name="ce44" table:formula="of:=IF(AND(0.1&lt;[.$Z12];[.$Z12]&lt;0.25; NOT([.W12]=&quot;&quot;));[.W12];&quot;&quot;)">
            <text:p/>
          </table:table-cell>
          <table:table-cell table:style-name="ce44" table:formula="of:=IF(AND(0.1&lt;[.$Z12];[.$Z12]&lt;0.25; NOT([.X12]=&quot;&quot;));[.X12];&quot;&quot;)">
            <text:p/>
          </table:table-cell>
          <table:table-cell table:style-name="ce44" table:formula="of:=IF(AND(0.1&lt;[.$Z12];[.$Z12]&lt;0.25; NOT([.Y12]=&quot;&quot;));[.Y12];&quot;&quot;)" office:value-type="float" office:value="8" calcext:value-type="float">
            <text:p>8.0000</text:p>
          </table:table-cell>
          <table:table-cell table:style-name="ce44" table:formula="of:=IF(AND(0.1&lt;[.$Z12];[.$Z12]&lt;0.25; NOT([.Z12]=&quot;&quot;));[.Z12];&quot;&quot;)" office:value-type="float" office:value="0.2366" calcext:value-type="float">
            <text:p>0.2366</text:p>
          </table:table-cell>
          <table:table-cell table:style-name="ce44" table:formula="of:=IF(AND(0.1&lt;[.$Z12];[.$Z12]&lt;0.25; NOT([.AA12]=&quot;&quot;));[.AA12];&quot;&quot;)" office:value-type="float" office:value="-0.752" calcext:value-type="float">
            <text:p>-0.7520</text:p>
          </table:table-cell>
          <table:table-cell table:style-name="Default" table:number-columns-repeated="3"/>
          <table:table-cell table:style-name="ce126" table:formula="of:=IF(AND(OR(0.1&gt;[.$Z12];[.$Z12]&gt;0.25);NOT([.A12]=&quot;&quot;));[.A12];&quot;&quot;)">
            <text:p/>
          </table:table-cell>
          <table:table-cell table:style-name="ce44" table:formula="of:=IF(AND(OR(0.1&gt;[.$Z12];[.$Z12]&gt;0.25);NOT([.B12]=&quot;&quot;));[.B12];&quot;&quot;)">
            <text:p/>
          </table:table-cell>
          <table:table-cell table:style-name="ce44" table:formula="of:=IF(AND(OR(0.1&gt;[.$Z12];[.$Z12]&gt;0.25);NOT([.C12]=&quot;&quot;));[.C12];&quot;&quot;)">
            <text:p/>
          </table:table-cell>
          <table:table-cell table:style-name="ce44" table:formula="of:=IF(AND(OR(0.1&gt;[.$Z12];[.$Z12]&gt;0.25);NOT([.D12]=&quot;&quot;));[.D12];&quot;&quot;)">
            <text:p/>
          </table:table-cell>
          <table:table-cell table:style-name="ce44" table:formula="of:=IF(AND(OR(0.1&gt;[.$Z12];[.$Z12]&gt;0.25);NOT([.E12]=&quot;&quot;));[.E12];&quot;&quot;)">
            <text:p/>
          </table:table-cell>
          <table:table-cell table:style-name="ce44" table:formula="of:=IF(AND(OR(0.1&gt;[.$Z12];[.$Z12]&gt;0.25);NOT([.F12]=&quot;&quot;));[.F12];&quot;&quot;)">
            <text:p/>
          </table:table-cell>
          <table:table-cell table:style-name="ce44" table:formula="of:=IF(AND(OR(0.1&gt;[.$Z12];[.$Z12]&gt;0.25);NOT([.G12]=&quot;&quot;));[.G12];&quot;&quot;)">
            <text:p/>
          </table:table-cell>
          <table:table-cell table:style-name="ce44" table:formula="of:=IF(AND(OR(0.1&gt;[.$Z12];[.$Z12]&gt;0.25);NOT([.H12]=&quot;&quot;));[.H12];&quot;&quot;)">
            <text:p/>
          </table:table-cell>
          <table:table-cell table:style-name="ce44" table:formula="of:=IF(AND(OR(0.1&gt;[.$Z12];[.$Z12]&gt;0.25);NOT([.I12]=&quot;&quot;));[.I12];&quot;&quot;)">
            <text:p/>
          </table:table-cell>
          <table:table-cell table:style-name="ce44" table:formula="of:=IF(AND(OR(0.1&gt;[.$Z12];[.$Z12]&gt;0.25);NOT([.J12]=&quot;&quot;));[.J12];&quot;&quot;)">
            <text:p/>
          </table:table-cell>
          <table:table-cell table:style-name="ce44" table:formula="of:=IF(AND(OR(0.1&gt;[.$Z12];[.$Z12]&gt;0.25);NOT([.K12]=&quot;&quot;));[.K12];&quot;&quot;)">
            <text:p/>
          </table:table-cell>
          <table:table-cell table:style-name="ce44" table:formula="of:=IF(AND(OR(0.1&gt;[.$Z12];[.$Z12]&gt;0.25);NOT([.L12]=&quot;&quot;));[.L12];&quot;&quot;)">
            <text:p/>
          </table:table-cell>
          <table:table-cell table:style-name="ce44" table:formula="of:=IF(AND(OR(0.1&gt;[.$Z12];[.$Z12]&gt;0.25);NOT([.M12]=&quot;&quot;));[.M12];&quot;&quot;)">
            <text:p/>
          </table:table-cell>
          <table:table-cell table:style-name="ce44" table:formula="of:=IF(AND(OR(0.1&gt;[.$Z12];[.$Z12]&gt;0.25);NOT([.N12]=&quot;&quot;));[.N12];&quot;&quot;)">
            <text:p/>
          </table:table-cell>
          <table:table-cell table:style-name="ce128" table:formula="of:=IF(AND(OR(0.1&gt;[.$Z12];[.$Z12]&gt;0.25);NOT([.O12]=&quot;&quot;));[.O12];&quot;&quot;)">
            <text:p/>
          </table:table-cell>
          <table:table-cell table:style-name="ce44" table:formula="of:=IF(AND(OR(0.1&gt;[.$Z12];[.$Z12]&gt;0.25);NOT([.P12]=&quot;&quot;));[.P12];&quot;&quot;)">
            <text:p/>
          </table:table-cell>
          <table:table-cell table:style-name="ce44" table:formula="of:=IF(AND(OR(0.1&gt;[.$Z12];[.$Z12]&gt;0.25);NOT([.Q12]=&quot;&quot;));[.Q12];&quot;&quot;)">
            <text:p/>
          </table:table-cell>
          <table:table-cell table:style-name="ce44" table:formula="of:=IF(AND(OR(0.1&gt;[.$Z12];[.$Z12]&gt;0.25);NOT([.R12]=&quot;&quot;));[.R12];&quot;&quot;)">
            <text:p/>
          </table:table-cell>
          <table:table-cell table:style-name="ce44" table:formula="of:=IF(AND(OR(0.1&gt;[.$Z12];[.$Z12]&gt;0.25);NOT([.S12]=&quot;&quot;));[.S12];&quot;&quot;)">
            <text:p/>
          </table:table-cell>
          <table:table-cell table:style-name="ce44" table:formula="of:=IF(AND(OR(0.1&gt;[.$Z12];[.$Z12]&gt;0.25);NOT([.T12]=&quot;&quot;));[.T12];&quot;&quot;)">
            <text:p/>
          </table:table-cell>
          <table:table-cell table:style-name="ce44" table:formula="of:=IF(AND(OR(0.1&gt;[.$Z12];[.$Z12]&gt;0.25);NOT([.U12]=&quot;&quot;));[.U12];&quot;&quot;)">
            <text:p/>
          </table:table-cell>
          <table:table-cell table:style-name="ce44" table:formula="of:=IF(AND(OR(0.1&gt;[.$Z12];[.$Z12]&gt;0.25);NOT([.V12]=&quot;&quot;));[.V12];&quot;&quot;)">
            <text:p/>
          </table:table-cell>
          <table:table-cell table:style-name="ce44" table:formula="of:=IF(AND(OR(0.1&gt;[.$Z12];[.$Z12]&gt;0.25);NOT([.W12]=&quot;&quot;));[.W12];&quot;&quot;)">
            <text:p/>
          </table:table-cell>
          <table:table-cell table:style-name="ce44" table:formula="of:=IF(AND(OR(0.1&gt;[.$Z12];[.$Z12]&gt;0.25);NOT([.X12]=&quot;&quot;));[.X12];&quot;&quot;)">
            <text:p/>
          </table:table-cell>
          <table:table-cell table:style-name="ce128" table:formula="of:=IF(AND(OR(0.1&gt;[.$Z12];[.$Z12]&gt;0.25);NOT([.Y12]=&quot;&quot;));[.Y12];&quot;&quot;)">
            <text:p/>
          </table:table-cell>
          <table:table-cell table:style-name="ce44" table:formula="of:=IF(AND(OR(0.1&gt;[.$Z12];[.$Z12]&gt;0.25);NOT([.Z12]=&quot;&quot;));[.Z12];&quot;&quot;)">
            <text:p/>
          </table:table-cell>
          <table:table-cell table:style-name="ce44" table:formula="of:=IF(AND(OR(0.1&gt;[.$Z12];[.$Z12]&gt;0.25);NOT([.AA12]=&quot;&quot;));[.AA12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10" calcext:value-type="float">
            <text:p>10</text:p>
          </table:table-cell>
          <table:table-cell table:style-name="ce15" office:value-type="float" office:value="0.3451" calcext:value-type="float">
            <text:p>0.3451</text:p>
          </table:table-cell>
          <table:table-cell table:style-name="ce15" office:value-type="float" office:value="-0.1946" calcext:value-type="float">
            <text:p>-0.1946</text:p>
          </table:table-cell>
          <table:table-cell table:style-name="Default" table:number-columns-repeated="2"/>
          <table:table-cell table:style-name="ce10" office:value-type="float" office:value="9" calcext:value-type="float">
            <text:p>9</text:p>
          </table:table-cell>
          <table:table-cell table:style-name="ce10" office:value-type="float" office:value="2.2678" calcext:value-type="float">
            <text:p>2.2678</text:p>
          </table:table-cell>
          <table:table-cell table:style-name="ce10" office:value-type="float" office:value="-2.2678" calcext:value-type="float">
            <text:p>-2.2678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0846996936" calcext:value-type="float">
            <text:p>2.0846996936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9" calcext:value-type="float">
            <text:p>9</text:p>
          </table:table-cell>
          <table:table-cell table:style-name="ce10" office:value-type="float" office:value="0.3614" calcext:value-type="float">
            <text:p>0.3614</text:p>
          </table:table-cell>
          <table:table-cell table:style-name="ce25" office:value-type="float" office:value="-0.6991" calcext:value-type="float">
            <text:p>-0.6991</text:p>
          </table:table-cell>
          <table:table-cell table:style-name="Default" table:number-columns-repeated="3"/>
          <table:table-cell table:style-name="ce31" table:formula="of:=IF(AND(0.15&lt;[.$Z13];[.$Z13]&lt;0.2; NOT([.A13]=&quot;&quot;));[.A13];&quot;&quot;)">
            <text:p/>
          </table:table-cell>
          <table:table-cell table:style-name="ce33" table:formula="of:=IF(AND(0.15&lt;[.$Z13];[.$Z13]&lt;0.2; NOT([.B13]=&quot;&quot;));[.B13];&quot;&quot;)">
            <text:p/>
          </table:table-cell>
          <table:table-cell table:style-name="ce33" table:formula="of:=IF(AND(0.15&lt;[.$Z13];[.$Z13]&lt;0.2; NOT([.C13]=&quot;&quot;));[.C13];&quot;&quot;)">
            <text:p/>
          </table:table-cell>
          <table:table-cell table:style-name="ce33" table:formula="of:=IF(AND(0.15&lt;[.$Z13];[.$Z13]&lt;0.2; NOT([.D13]=&quot;&quot;));[.D13];&quot;&quot;)">
            <text:p/>
          </table:table-cell>
          <table:table-cell table:style-name="ce33" table:formula="of:=IF(AND(0.15&lt;[.$Z13];[.$Z13]&lt;0.2; NOT([.E13]=&quot;&quot;));[.E13];&quot;&quot;)">
            <text:p/>
          </table:table-cell>
          <table:table-cell table:style-name="ce33" table:formula="of:=IF(AND(0.15&lt;[.$Z13];[.$Z13]&lt;0.2; NOT([.F13]=&quot;&quot;));[.F13];&quot;&quot;)">
            <text:p/>
          </table:table-cell>
          <table:table-cell table:style-name="ce33" table:formula="of:=IF(AND(0.15&lt;[.$Z13];[.$Z13]&lt;0.2; NOT([.G13]=&quot;&quot;));[.G13];&quot;&quot;)">
            <text:p/>
          </table:table-cell>
          <table:table-cell table:style-name="ce33" table:formula="of:=IF(AND(0.15&lt;[.$Z13];[.$Z13]&lt;0.2; NOT([.H13]=&quot;&quot;));[.H13];&quot;&quot;)">
            <text:p/>
          </table:table-cell>
          <table:table-cell table:style-name="ce33" table:formula="of:=IF(AND(0.15&lt;[.$Z13];[.$Z13]&lt;0.2; NOT([.I13]=&quot;&quot;));[.I13];&quot;&quot;)">
            <text:p/>
          </table:table-cell>
          <table:table-cell table:style-name="ce39" table:formula="of:=IF(AND(0.15&lt;[.$Z13];[.$Z13]&lt;0.2; NOT([.J13]=&quot;&quot;));[.J13];&quot;&quot;)">
            <text:p/>
          </table:table-cell>
          <table:table-cell table:style-name="ce33" table:formula="of:=IF(AND(0.15&lt;[.$Z13];[.$Z13]&lt;0.2; NOT([.K13]=&quot;&quot;));[.K13];&quot;&quot;)">
            <text:p/>
          </table:table-cell>
          <table:table-cell table:style-name="ce33" table:formula="of:=IF(AND(0.15&lt;[.$Z13];[.$Z13]&lt;0.2; NOT([.L13]=&quot;&quot;));[.L13];&quot;&quot;)">
            <text:p/>
          </table:table-cell>
          <table:table-cell table:style-name="ce33" table:formula="of:=IF(AND(0.15&lt;[.$Z13];[.$Z13]&lt;0.2; NOT([.M13]=&quot;&quot;));[.M13];&quot;&quot;)">
            <text:p/>
          </table:table-cell>
          <table:table-cell table:style-name="ce33" table:formula="of:=IF(AND(0.15&lt;[.$Z13];[.$Z13]&lt;0.2; NOT([.N13]=&quot;&quot;));[.N13];&quot;&quot;)">
            <text:p/>
          </table:table-cell>
          <table:table-cell table:style-name="ce39" table:formula="of:=IF(AND(0.15&lt;[.$Z13];[.$Z13]&lt;0.2; NOT([.O13]=&quot;&quot;));[.O13];&quot;&quot;)">
            <text:p/>
          </table:table-cell>
          <table:table-cell table:style-name="ce33" table:formula="of:=IF(AND(0.15&lt;[.$Z13];[.$Z13]&lt;0.2; NOT([.P13]=&quot;&quot;));[.P13];&quot;&quot;)">
            <text:p/>
          </table:table-cell>
          <table:table-cell table:style-name="ce33" table:formula="of:=IF(AND(0.15&lt;[.$Z13];[.$Z13]&lt;0.2; NOT([.Q13]=&quot;&quot;));[.Q13];&quot;&quot;)">
            <text:p/>
          </table:table-cell>
          <table:table-cell table:style-name="ce33" table:formula="of:=IF(AND(0.15&lt;[.$Z13];[.$Z13]&lt;0.2; NOT([.R13]=&quot;&quot;));[.R13];&quot;&quot;)">
            <text:p/>
          </table:table-cell>
          <table:table-cell table:style-name="ce33" table:formula="of:=IF(AND(0.15&lt;[.$Z13];[.$Z13]&lt;0.2; NOT([.S13]=&quot;&quot;));[.S13];&quot;&quot;)">
            <text:p/>
          </table:table-cell>
          <table:table-cell table:style-name="ce39" table:formula="of:=IF(AND(0.15&lt;[.$Z13];[.$Z13]&lt;0.2; NOT([.T13]=&quot;&quot;));[.T13];&quot;&quot;)">
            <text:p/>
          </table:table-cell>
          <table:table-cell table:style-name="ce39" table:formula="of:=IF(AND(0.15&lt;[.$Z13];[.$Z13]&lt;0.2; NOT([.U13]=&quot;&quot;));[.U13];&quot;&quot;)">
            <text:p/>
          </table:table-cell>
          <table:table-cell table:style-name="ce33" table:formula="of:=IF(AND(0.15&lt;[.$Z13];[.$Z13]&lt;0.2; NOT([.V13]=&quot;&quot;));[.V13];&quot;&quot;)">
            <text:p/>
          </table:table-cell>
          <table:table-cell table:style-name="ce33" table:formula="of:=IF(AND(0.15&lt;[.$Z13];[.$Z13]&lt;0.2; NOT([.W13]=&quot;&quot;));[.W13];&quot;&quot;)">
            <text:p/>
          </table:table-cell>
          <table:table-cell table:style-name="ce33" table:formula="of:=IF(AND(0.15&lt;[.$Z13];[.$Z13]&lt;0.2; NOT([.X13]=&quot;&quot;));[.X13];&quot;&quot;)">
            <text:p/>
          </table:table-cell>
          <table:table-cell table:style-name="ce39" table:formula="of:=IF(AND(0.15&lt;[.$Z13];[.$Z13]&lt;0.2; NOT([.Y13]=&quot;&quot;));[.Y13];&quot;&quot;)">
            <text:p/>
          </table:table-cell>
          <table:table-cell table:style-name="ce33" table:formula="of:=IF(AND(0.15&lt;[.$Z13];[.$Z13]&lt;0.2; NOT([.Z13]=&quot;&quot;));[.Z13];&quot;&quot;)">
            <text:p/>
          </table:table-cell>
          <table:table-cell table:style-name="ce44" table:formula="of:=IF(AND(0.15&lt;[.$Z13];[.$Z13]&lt;0.2; NOT([.AA13]=&quot;&quot;));[.AA13];&quot;&quot;)">
            <text:p/>
          </table:table-cell>
          <table:table-cell table:style-name="Default" table:number-columns-repeated="3"/>
          <table:table-cell table:style-name="ce31" table:formula="of:=IF(AND(OR(0.15&gt;[.$Z13];[.$Z13]&gt;0.2);NOT([.A13]=&quot;&quot;));[.A13];&quot;&quot;)" office:value-type="float" office:value="9" calcext:value-type="float">
            <text:p>9</text:p>
          </table:table-cell>
          <table:table-cell table:style-name="ce33" table:formula="of:=IF(AND(OR(0.15&gt;[.$Z13];[.$Z13]&gt;0.2);NOT([.B13]=&quot;&quot;));[.B13];&quot;&quot;)" office:value-type="float" office:value="1.72788" calcext:value-type="float">
            <text:p>1.7279</text:p>
          </table:table-cell>
          <table:table-cell table:style-name="ce33" table:formula="of:=IF(AND(OR(0.15&gt;[.$Z13];[.$Z13]&gt;0.2);NOT([.C13]=&quot;&quot;));[.C13];&quot;&quot;)" office:value-type="float" office:value="-1.5708" calcext:value-type="float">
            <text:p>-1.5708</text:p>
          </table:table-cell>
          <table:table-cell table:style-name="ce33" table:formula="of:=IF(AND(OR(0.15&gt;[.$Z13];[.$Z13]&gt;0.2);NOT([.D13]=&quot;&quot;));[.D13];&quot;&quot;)" office:value-type="float" office:value="1.85005" calcext:value-type="float">
            <text:p>1.8501</text:p>
          </table:table-cell>
          <table:table-cell table:style-name="ce33" table:formula="of:=IF(AND(OR(0.15&gt;[.$Z13];[.$Z13]&gt;0.2);NOT([.E13]=&quot;&quot;));[.E13];&quot;&quot;)" office:value-type="float" office:value="-2.16421" calcext:value-type="float">
            <text:p>-2.1642</text:p>
          </table:table-cell>
          <table:table-cell table:style-name="ce33" table:formula="of:=IF(AND(OR(0.15&gt;[.$Z13];[.$Z13]&gt;0.2);NOT([.F13]=&quot;&quot;));[.F13];&quot;&quot;)" office:value-type="float" office:value="-1.48353" calcext:value-type="float">
            <text:p>-1.4835</text:p>
          </table:table-cell>
          <table:table-cell table:style-name="ce33" table:formula="of:=IF(AND(OR(0.15&gt;[.$Z13];[.$Z13]&gt;0.2);NOT([.G13]=&quot;&quot;));[.G13];&quot;&quot;)" office:value-type="float" office:value="-1.76278" calcext:value-type="float">
            <text:p>-1.7628</text:p>
          </table:table-cell>
          <table:table-cell table:style-name="ce33" table:formula="of:=IF(AND(OR(0.15&gt;[.$Z13];[.$Z13]&gt;0.2);NOT([.H13]=&quot;&quot;));[.H13];&quot;&quot;)">
            <text:p/>
          </table:table-cell>
          <table:table-cell table:style-name="ce33" table:formula="of:=IF(AND(OR(0.15&gt;[.$Z13];[.$Z13]&gt;0.2);NOT([.I13]=&quot;&quot;));[.I13];&quot;&quot;)">
            <text:p/>
          </table:table-cell>
          <table:table-cell table:style-name="ce39" table:formula="of:=IF(AND(OR(0.15&gt;[.$Z13];[.$Z13]&gt;0.2);NOT([.J13]=&quot;&quot;));[.J13];&quot;&quot;)" office:value-type="float" office:value="10" calcext:value-type="float">
            <text:p>10</text:p>
          </table:table-cell>
          <table:table-cell table:style-name="ce33" table:formula="of:=IF(AND(OR(0.15&gt;[.$Z13];[.$Z13]&gt;0.2);NOT([.K13]=&quot;&quot;));[.K13];&quot;&quot;)" office:value-type="float" office:value="0.3451" calcext:value-type="float">
            <text:p>0.3451</text:p>
          </table:table-cell>
          <table:table-cell table:style-name="ce33" table:formula="of:=IF(AND(OR(0.15&gt;[.$Z13];[.$Z13]&gt;0.2);NOT([.L13]=&quot;&quot;));[.L13];&quot;&quot;)" office:value-type="float" office:value="-0.1946" calcext:value-type="float">
            <text:p>-0.1946</text:p>
          </table:table-cell>
          <table:table-cell table:style-name="ce33" table:formula="of:=IF(AND(OR(0.15&gt;[.$Z13];[.$Z13]&gt;0.2);NOT([.M13]=&quot;&quot;));[.M13];&quot;&quot;)">
            <text:p/>
          </table:table-cell>
          <table:table-cell table:style-name="ce33" table:formula="of:=IF(AND(OR(0.15&gt;[.$Z13];[.$Z13]&gt;0.2);NOT([.N13]=&quot;&quot;));[.N13];&quot;&quot;)">
            <text:p/>
          </table:table-cell>
          <table:table-cell table:style-name="ce39" table:formula="of:=IF(AND(OR(0.15&gt;[.$Z13];[.$Z13]&gt;0.2);NOT([.O13]=&quot;&quot;));[.O13];&quot;&quot;)" office:value-type="float" office:value="9" calcext:value-type="float">
            <text:p>9</text:p>
          </table:table-cell>
          <table:table-cell table:style-name="ce33" table:formula="of:=IF(AND(OR(0.15&gt;[.$Z13];[.$Z13]&gt;0.2);NOT([.P13]=&quot;&quot;));[.P13];&quot;&quot;)" office:value-type="float" office:value="2.2678" calcext:value-type="float">
            <text:p>2.2678</text:p>
          </table:table-cell>
          <table:table-cell table:style-name="ce33" table:formula="of:=IF(AND(OR(0.15&gt;[.$Z13];[.$Z13]&gt;0.2);NOT([.Q13]=&quot;&quot;));[.Q13];&quot;&quot;)" office:value-type="float" office:value="-2.2678" calcext:value-type="float">
            <text:p>-2.2678</text:p>
          </table:table-cell>
          <table:table-cell table:style-name="ce33" table:formula="of:=IF(AND(OR(0.15&gt;[.$Z13];[.$Z13]&gt;0.2);NOT([.R13]=&quot;&quot;));[.R13];&quot;&quot;)" office:value-type="float" office:value="38" calcext:value-type="float">
            <text:p>38.0000</text:p>
          </table:table-cell>
          <table:table-cell table:style-name="ce33" table:formula="of:=IF(AND(OR(0.15&gt;[.$Z13];[.$Z13]&gt;0.2);NOT([.S13]=&quot;&quot;));[.S13];&quot;&quot;)" office:value-type="float" office:value="2.0846996936" calcext:value-type="float">
            <text:p>2.0847</text:p>
          </table:table-cell>
          <table:table-cell table:style-name="ce39" table:formula="of:=IF(AND(OR(0.15&gt;[.$Z13];[.$Z13]&gt;0.2);NOT([.T13]=&quot;&quot;));[.T13];&quot;&quot;)" office:value-type="float" office:value="-1" calcext:value-type="float">
            <text:p>-1</text:p>
          </table:table-cell>
          <table:table-cell table:style-name="ce39" table:formula="of:=IF(AND(OR(0.15&gt;[.$Z13];[.$Z13]&gt;0.2);NOT([.U13]=&quot;&quot;));[.U13];&quot;&quot;)" office:value-type="float" office:value="0" calcext:value-type="float">
            <text:p>0</text:p>
          </table:table-cell>
          <table:table-cell table:style-name="ce33" table:formula="of:=IF(AND(OR(0.15&gt;[.$Z13];[.$Z13]&gt;0.2);NOT([.V13]=&quot;&quot;));[.V13];&quot;&quot;)" office:value-type="float" office:value="0" calcext:value-type="float">
            <text:p>0.0000</text:p>
          </table:table-cell>
          <table:table-cell table:style-name="ce33" table:formula="of:=IF(AND(OR(0.15&gt;[.$Z13];[.$Z13]&gt;0.2);NOT([.W13]=&quot;&quot;));[.W13];&quot;&quot;)">
            <text:p/>
          </table:table-cell>
          <table:table-cell table:style-name="ce33" table:formula="of:=IF(AND(OR(0.15&gt;[.$Z13];[.$Z13]&gt;0.2);NOT([.X13]=&quot;&quot;));[.X13];&quot;&quot;)">
            <text:p/>
          </table:table-cell>
          <table:table-cell table:style-name="ce39" table:formula="of:=IF(AND(OR(0.15&gt;[.$Z13];[.$Z13]&gt;0.2);NOT([.Y13]=&quot;&quot;));[.Y13];&quot;&quot;)" office:value-type="float" office:value="9" calcext:value-type="float">
            <text:p>9</text:p>
          </table:table-cell>
          <table:table-cell table:style-name="ce33" table:formula="of:=IF(AND(OR(0.15&gt;[.$Z13];[.$Z13]&gt;0.2);NOT([.Z13]=&quot;&quot;));[.Z13];&quot;&quot;)" office:value-type="float" office:value="0.3614" calcext:value-type="float">
            <text:p>0.3614</text:p>
          </table:table-cell>
          <table:table-cell table:style-name="ce44" table:formula="of:=IF(AND(OR(0.15&gt;[.$Z13];[.$Z13]&gt;0.2);NOT([.AA13]=&quot;&quot;));[.AA13];&quot;&quot;)" office:value-type="float" office:value="-0.6991" calcext:value-type="float">
            <text:p>-0.6991</text:p>
          </table:table-cell>
          <table:table-cell table:style-name="Default" table:number-columns-repeated="3"/>
          <table:table-cell table:style-name="ce4" table:formula="of:=IF(AND([.$U13] = 1;NOT([.A13]=&quot;&quot;));[.A13];&quot;&quot;)">
            <text:p/>
          </table:table-cell>
          <table:table-cell table:style-name="ce110" table:formula="of:=IF(AND([.$U13] = 1;NOT([.B13]=&quot;&quot;));[.B13];&quot;&quot;)">
            <text:p/>
          </table:table-cell>
          <table:table-cell table:style-name="ce110" table:formula="of:=IF(AND([.$U13] = 1;NOT([.C13]=&quot;&quot;));[.C13];&quot;&quot;)">
            <text:p/>
          </table:table-cell>
          <table:table-cell table:style-name="ce110" table:formula="of:=IF(AND([.$U13] = 1;NOT([.D13]=&quot;&quot;));[.D13];&quot;&quot;)">
            <text:p/>
          </table:table-cell>
          <table:table-cell table:style-name="ce110" table:formula="of:=IF(AND([.$U13] = 1;NOT([.E13]=&quot;&quot;));[.E13];&quot;&quot;)">
            <text:p/>
          </table:table-cell>
          <table:table-cell table:style-name="ce110" table:formula="of:=IF(AND([.$U13] = 1;NOT([.F13]=&quot;&quot;));[.F13];&quot;&quot;)">
            <text:p/>
          </table:table-cell>
          <table:table-cell table:style-name="ce110" table:formula="of:=IF(AND([.$U13] = 1;NOT([.G13]=&quot;&quot;));[.G13];&quot;&quot;)">
            <text:p/>
          </table:table-cell>
          <table:table-cell table:style-name="ce110" table:formula="of:=IF(AND([.$U13] = 1;NOT([.H13]=&quot;&quot;));[.H13];&quot;&quot;)">
            <text:p/>
          </table:table-cell>
          <table:table-cell table:style-name="ce110" table:formula="of:=IF(AND([.$U13] = 1;NOT([.I13]=&quot;&quot;));[.I13];&quot;&quot;)">
            <text:p/>
          </table:table-cell>
          <table:table-cell table:style-name="ce110" table:formula="of:=IF(AND([.$U13] = 1;NOT([.J13]=&quot;&quot;));[.J13];&quot;&quot;)">
            <text:p/>
          </table:table-cell>
          <table:table-cell table:style-name="ce110" table:formula="of:=IF(AND([.$U13] = 1;NOT([.K13]=&quot;&quot;));[.K13];&quot;&quot;)">
            <text:p/>
          </table:table-cell>
          <table:table-cell table:style-name="ce110" table:formula="of:=IF(AND([.$U13] = 1;NOT([.L13]=&quot;&quot;));[.L13];&quot;&quot;)">
            <text:p/>
          </table:table-cell>
          <table:table-cell table:style-name="ce110" table:formula="of:=IF(AND([.$U13] = 1;NOT([.M13]=&quot;&quot;));[.M13];&quot;&quot;)">
            <text:p/>
          </table:table-cell>
          <table:table-cell table:style-name="ce110" table:formula="of:=IF(AND([.$U13] = 1;NOT([.N13]=&quot;&quot;));[.N13];&quot;&quot;)">
            <text:p/>
          </table:table-cell>
          <table:table-cell table:style-name="ce110" table:formula="of:=IF(AND([.$U13] = 1;NOT([.O13]=&quot;&quot;));[.O13];&quot;&quot;)">
            <text:p/>
          </table:table-cell>
          <table:table-cell table:style-name="ce110" table:formula="of:=IF(AND([.$U13] = 1;NOT([.P13]=&quot;&quot;));[.P13];&quot;&quot;)">
            <text:p/>
          </table:table-cell>
          <table:table-cell table:style-name="ce110" table:formula="of:=IF(AND([.$U13] = 1;NOT([.Q13]=&quot;&quot;));[.Q13];&quot;&quot;)">
            <text:p/>
          </table:table-cell>
          <table:table-cell table:style-name="ce110" table:formula="of:=IF(AND([.$U13] = 1;NOT([.R13]=&quot;&quot;));[.R13];&quot;&quot;)">
            <text:p/>
          </table:table-cell>
          <table:table-cell table:style-name="ce110" table:formula="of:=IF(AND([.$U13] = 1;NOT([.S13]=&quot;&quot;));[.S13];&quot;&quot;)">
            <text:p/>
          </table:table-cell>
          <table:table-cell table:style-name="ce110" table:formula="of:=IF(AND([.$U13] = 1;NOT([.T13]=&quot;&quot;));[.T13];&quot;&quot;)">
            <text:p/>
          </table:table-cell>
          <table:table-cell table:style-name="ce110" table:formula="of:=IF(AND([.$U13] = 1;NOT([.U13]=&quot;&quot;));[.U13];&quot;&quot;)">
            <text:p/>
          </table:table-cell>
          <table:table-cell table:style-name="ce110" table:formula="of:=IF(AND([.$U13] = 1;NOT([.V13]=&quot;&quot;));[.V13];&quot;&quot;)">
            <text:p/>
          </table:table-cell>
          <table:table-cell table:style-name="ce110" table:formula="of:=IF(AND([.$U13] = 1;NOT([.W13]=&quot;&quot;));[.W13];&quot;&quot;)">
            <text:p/>
          </table:table-cell>
          <table:table-cell table:style-name="ce110" table:formula="of:=IF(AND([.$U13] = 1;NOT([.X13]=&quot;&quot;));[.X13];&quot;&quot;)">
            <text:p/>
          </table:table-cell>
          <table:table-cell table:style-name="ce110" table:formula="of:=IF(AND([.$U13] = 1;NOT([.Y13]=&quot;&quot;));[.Y13];&quot;&quot;)">
            <text:p/>
          </table:table-cell>
          <table:table-cell table:style-name="ce121" table:formula="of:=IF(AND([.$U13] = 1;NOT([.Z13]=&quot;&quot;));[.Z13];&quot;&quot;)">
            <text:p/>
          </table:table-cell>
          <table:table-cell table:style-name="ce25" table:formula="of:=IF(AND([.$U13] = 1;NOT([.AA13]=&quot;&quot;));[.AA13];&quot;&quot;)">
            <text:p/>
          </table:table-cell>
          <table:table-cell table:style-name="Default" table:number-columns-repeated="3"/>
          <table:table-cell table:style-name="ce4" table:formula="of:=IF(AND([.$U13] = 0;NOT([.A13]=&quot;&quot;));[.A13];&quot;&quot;)" office:value-type="float" office:value="9" calcext:value-type="float">
            <text:p>9</text:p>
          </table:table-cell>
          <table:table-cell table:style-name="ce110" table:formula="of:=IF(AND([.$U13] = 0;NOT([.B13]=&quot;&quot;));[.B13];&quot;&quot;)" office:value-type="float" office:value="1.72788" calcext:value-type="float">
            <text:p>1.72788</text:p>
          </table:table-cell>
          <table:table-cell table:style-name="ce110" table:formula="of:=IF(AND([.$U13] = 0;NOT([.C13]=&quot;&quot;));[.C13];&quot;&quot;)" office:value-type="float" office:value="-1.5708" calcext:value-type="float">
            <text:p>-1.5708</text:p>
          </table:table-cell>
          <table:table-cell table:style-name="ce110" table:formula="of:=IF(AND([.$U13] = 0;NOT([.D13]=&quot;&quot;));[.D13];&quot;&quot;)" office:value-type="float" office:value="1.85005" calcext:value-type="float">
            <text:p>1.85005</text:p>
          </table:table-cell>
          <table:table-cell table:style-name="ce110" table:formula="of:=IF(AND([.$U13] = 0;NOT([.E13]=&quot;&quot;));[.E13];&quot;&quot;)" office:value-type="float" office:value="-2.16421" calcext:value-type="float">
            <text:p>-2.16421</text:p>
          </table:table-cell>
          <table:table-cell table:style-name="ce110" table:formula="of:=IF(AND([.$U13] = 0;NOT([.F13]=&quot;&quot;));[.F13];&quot;&quot;)" office:value-type="float" office:value="-1.48353" calcext:value-type="float">
            <text:p>-1.48353</text:p>
          </table:table-cell>
          <table:table-cell table:style-name="ce110" table:formula="of:=IF(AND([.$U13] = 0;NOT([.G13]=&quot;&quot;));[.G13];&quot;&quot;)" office:value-type="float" office:value="-1.76278" calcext:value-type="float">
            <text:p>-1.76278</text:p>
          </table:table-cell>
          <table:table-cell table:style-name="ce110" table:formula="of:=IF(AND([.$U13] = 0;NOT([.H13]=&quot;&quot;));[.H13];&quot;&quot;)">
            <text:p/>
          </table:table-cell>
          <table:table-cell table:style-name="ce110" table:formula="of:=IF(AND([.$U13] = 0;NOT([.I13]=&quot;&quot;));[.I13];&quot;&quot;)">
            <text:p/>
          </table:table-cell>
          <table:table-cell table:style-name="ce110" table:formula="of:=IF(AND([.$U13] = 0;NOT([.J13]=&quot;&quot;));[.J13];&quot;&quot;)" office:value-type="float" office:value="10" calcext:value-type="float">
            <text:p>10</text:p>
          </table:table-cell>
          <table:table-cell table:style-name="ce113" table:formula="of:=IF(AND([.$U13] = 0;NOT([.K13]=&quot;&quot;));[.K13];&quot;&quot;)" office:value-type="float" office:value="0.3451" calcext:value-type="float">
            <text:p>0.3451</text:p>
          </table:table-cell>
          <table:table-cell table:style-name="ce113" table:formula="of:=IF(AND([.$U13] = 0;NOT([.L13]=&quot;&quot;));[.L13];&quot;&quot;)" office:value-type="float" office:value="-0.1946" calcext:value-type="float">
            <text:p>-0.1946</text:p>
          </table:table-cell>
          <table:table-cell table:style-name="ce110" table:formula="of:=IF(AND([.$U13] = 0;NOT([.M13]=&quot;&quot;));[.M13];&quot;&quot;)">
            <text:p/>
          </table:table-cell>
          <table:table-cell table:style-name="ce110" table:formula="of:=IF(AND([.$U13] = 0;NOT([.N13]=&quot;&quot;));[.N13];&quot;&quot;)">
            <text:p/>
          </table:table-cell>
          <table:table-cell table:style-name="ce110" table:formula="of:=IF(AND([.$U13] = 0;NOT([.O13]=&quot;&quot;));[.O13];&quot;&quot;)" office:value-type="float" office:value="9" calcext:value-type="float">
            <text:p>9</text:p>
          </table:table-cell>
          <table:table-cell table:style-name="ce110" table:formula="of:=IF(AND([.$U13] = 0;NOT([.P13]=&quot;&quot;));[.P13];&quot;&quot;)" office:value-type="float" office:value="2.2678" calcext:value-type="float">
            <text:p>2.2678</text:p>
          </table:table-cell>
          <table:table-cell table:style-name="ce110" table:formula="of:=IF(AND([.$U13] = 0;NOT([.Q13]=&quot;&quot;));[.Q13];&quot;&quot;)" office:value-type="float" office:value="-2.2678" calcext:value-type="float">
            <text:p>-2.2678</text:p>
          </table:table-cell>
          <table:table-cell table:style-name="ce110" table:formula="of:=IF(AND([.$U13] = 0;NOT([.R13]=&quot;&quot;));[.R13];&quot;&quot;)" office:value-type="float" office:value="38" calcext:value-type="float">
            <text:p>38</text:p>
          </table:table-cell>
          <table:table-cell table:style-name="ce110" table:formula="of:=IF(AND([.$U13] = 0;NOT([.S13]=&quot;&quot;));[.S13];&quot;&quot;)" office:value-type="float" office:value="2.0846996936" calcext:value-type="float">
            <text:p>2.0846996936</text:p>
          </table:table-cell>
          <table:table-cell table:style-name="ce110" table:formula="of:=IF(AND([.$U13] = 0;NOT([.T13]=&quot;&quot;));[.T13];&quot;&quot;)" office:value-type="float" office:value="-1" calcext:value-type="float">
            <text:p>-1</text:p>
          </table:table-cell>
          <table:table-cell table:style-name="ce110" table:formula="of:=IF(AND([.$U13] = 0;NOT([.U13]=&quot;&quot;));[.U13];&quot;&quot;)" office:value-type="float" office:value="0" calcext:value-type="float">
            <text:p>0</text:p>
          </table:table-cell>
          <table:table-cell table:style-name="ce110" table:formula="of:=IF(AND([.$U13] = 0;NOT([.V13]=&quot;&quot;));[.V13];&quot;&quot;)" office:value-type="float" office:value="0" calcext:value-type="float">
            <text:p>0</text:p>
          </table:table-cell>
          <table:table-cell table:style-name="ce110" table:formula="of:=IF(AND([.$U13] = 0;NOT([.W13]=&quot;&quot;));[.W13];&quot;&quot;)">
            <text:p/>
          </table:table-cell>
          <table:table-cell table:style-name="ce110" table:formula="of:=IF(AND([.$U13] = 0;NOT([.X13]=&quot;&quot;));[.X13];&quot;&quot;)">
            <text:p/>
          </table:table-cell>
          <table:table-cell table:style-name="ce110" table:formula="of:=IF(AND([.$U13] = 0;NOT([.Y13]=&quot;&quot;));[.Y13];&quot;&quot;)" office:value-type="float" office:value="9" calcext:value-type="float">
            <text:p>9</text:p>
          </table:table-cell>
          <table:table-cell table:style-name="ce110" table:formula="of:=IF(AND([.$U13] = 0;NOT([.Z13]=&quot;&quot;));[.Z13];&quot;&quot;)" office:value-type="float" office:value="0.3614" calcext:value-type="float">
            <text:p>0.3614</text:p>
          </table:table-cell>
          <table:table-cell table:style-name="ce25" table:formula="of:=IF(AND([.$U13] = 0;NOT([.AA13]=&quot;&quot;));[.AA13];&quot;&quot;)" office:value-type="float" office:value="-0.6991" calcext:value-type="float">
            <text:p>-0.6991</text:p>
          </table:table-cell>
          <table:table-cell table:style-name="Default" table:number-columns-repeated="3"/>
          <table:table-cell table:style-name="ce126" table:formula="of:=IF(AND(0.1&lt;[.$Z13];[.$Z13]&lt;0.25; NOT([.A13]=&quot;&quot;));[.A13];&quot;&quot;)">
            <text:p/>
          </table:table-cell>
          <table:table-cell table:style-name="ce44" table:formula="of:=IF(AND(0.1&lt;[.$Z13];[.$Z13]&lt;0.25; NOT([.B13]=&quot;&quot;));[.B13];&quot;&quot;)">
            <text:p/>
          </table:table-cell>
          <table:table-cell table:style-name="ce44" table:formula="of:=IF(AND(0.1&lt;[.$Z13];[.$Z13]&lt;0.25; NOT([.C13]=&quot;&quot;));[.C13];&quot;&quot;)">
            <text:p/>
          </table:table-cell>
          <table:table-cell table:style-name="ce44" table:formula="of:=IF(AND(0.1&lt;[.$Z13];[.$Z13]&lt;0.25; NOT([.D13]=&quot;&quot;));[.D13];&quot;&quot;)">
            <text:p/>
          </table:table-cell>
          <table:table-cell table:style-name="ce44" table:formula="of:=IF(AND(0.1&lt;[.$Z13];[.$Z13]&lt;0.25; NOT([.E13]=&quot;&quot;));[.E13];&quot;&quot;)">
            <text:p/>
          </table:table-cell>
          <table:table-cell table:style-name="ce44" table:formula="of:=IF(AND(0.1&lt;[.$Z13];[.$Z13]&lt;0.25; NOT([.F13]=&quot;&quot;));[.F13];&quot;&quot;)">
            <text:p/>
          </table:table-cell>
          <table:table-cell table:style-name="ce44" table:formula="of:=IF(AND(0.1&lt;[.$Z13];[.$Z13]&lt;0.25; NOT([.G13]=&quot;&quot;));[.G13];&quot;&quot;)">
            <text:p/>
          </table:table-cell>
          <table:table-cell table:style-name="ce44" table:formula="of:=IF(AND(0.1&lt;[.$Z13];[.$Z13]&lt;0.25; NOT([.H13]=&quot;&quot;));[.H13];&quot;&quot;)">
            <text:p/>
          </table:table-cell>
          <table:table-cell table:style-name="ce44" table:formula="of:=IF(AND(0.1&lt;[.$Z13];[.$Z13]&lt;0.25; NOT([.I13]=&quot;&quot;));[.I13];&quot;&quot;)">
            <text:p/>
          </table:table-cell>
          <table:table-cell table:style-name="ce44" table:formula="of:=IF(AND(0.1&lt;[.$Z13];[.$Z13]&lt;0.25; NOT([.J13]=&quot;&quot;));[.J13];&quot;&quot;)">
            <text:p/>
          </table:table-cell>
          <table:table-cell table:style-name="ce44" table:formula="of:=IF(AND(0.1&lt;[.$Z13];[.$Z13]&lt;0.25; NOT([.K13]=&quot;&quot;));[.K13];&quot;&quot;)">
            <text:p/>
          </table:table-cell>
          <table:table-cell table:style-name="ce44" table:formula="of:=IF(AND(0.1&lt;[.$Z13];[.$Z13]&lt;0.25; NOT([.L13]=&quot;&quot;));[.L13];&quot;&quot;)">
            <text:p/>
          </table:table-cell>
          <table:table-cell table:style-name="ce44" table:formula="of:=IF(AND(0.1&lt;[.$Z13];[.$Z13]&lt;0.25; NOT([.M13]=&quot;&quot;));[.M13];&quot;&quot;)">
            <text:p/>
          </table:table-cell>
          <table:table-cell table:style-name="ce44" table:formula="of:=IF(AND(0.1&lt;[.$Z13];[.$Z13]&lt;0.25; NOT([.N13]=&quot;&quot;));[.N13];&quot;&quot;)">
            <text:p/>
          </table:table-cell>
          <table:table-cell table:style-name="ce44" table:formula="of:=IF(AND(0.1&lt;[.$Z13];[.$Z13]&lt;0.25; NOT([.O13]=&quot;&quot;));[.O13];&quot;&quot;)">
            <text:p/>
          </table:table-cell>
          <table:table-cell table:style-name="ce44" table:formula="of:=IF(AND(0.1&lt;[.$Z13];[.$Z13]&lt;0.25; NOT([.P13]=&quot;&quot;));[.P13];&quot;&quot;)">
            <text:p/>
          </table:table-cell>
          <table:table-cell table:style-name="ce44" table:formula="of:=IF(AND(0.1&lt;[.$Z13];[.$Z13]&lt;0.25; NOT([.Q13]=&quot;&quot;));[.Q13];&quot;&quot;)">
            <text:p/>
          </table:table-cell>
          <table:table-cell table:style-name="ce44" table:formula="of:=IF(AND(0.1&lt;[.$Z13];[.$Z13]&lt;0.25; NOT([.R13]=&quot;&quot;));[.R13];&quot;&quot;)">
            <text:p/>
          </table:table-cell>
          <table:table-cell table:style-name="ce44" table:formula="of:=IF(AND(0.1&lt;[.$Z13];[.$Z13]&lt;0.25; NOT([.S13]=&quot;&quot;));[.S13];&quot;&quot;)">
            <text:p/>
          </table:table-cell>
          <table:table-cell table:style-name="ce44" table:formula="of:=IF(AND(0.1&lt;[.$Z13];[.$Z13]&lt;0.25; NOT([.T13]=&quot;&quot;));[.T13];&quot;&quot;)">
            <text:p/>
          </table:table-cell>
          <table:table-cell table:style-name="ce44" table:formula="of:=IF(AND(0.1&lt;[.$Z13];[.$Z13]&lt;0.25; NOT([.U13]=&quot;&quot;));[.U13];&quot;&quot;)">
            <text:p/>
          </table:table-cell>
          <table:table-cell table:style-name="ce44" table:formula="of:=IF(AND(0.1&lt;[.$Z13];[.$Z13]&lt;0.25; NOT([.V13]=&quot;&quot;));[.V13];&quot;&quot;)">
            <text:p/>
          </table:table-cell>
          <table:table-cell table:style-name="ce44" table:formula="of:=IF(AND(0.1&lt;[.$Z13];[.$Z13]&lt;0.25; NOT([.W13]=&quot;&quot;));[.W13];&quot;&quot;)">
            <text:p/>
          </table:table-cell>
          <table:table-cell table:style-name="ce44" table:formula="of:=IF(AND(0.1&lt;[.$Z13];[.$Z13]&lt;0.25; NOT([.X13]=&quot;&quot;));[.X13];&quot;&quot;)">
            <text:p/>
          </table:table-cell>
          <table:table-cell table:style-name="ce44" table:formula="of:=IF(AND(0.1&lt;[.$Z13];[.$Z13]&lt;0.25; NOT([.Y13]=&quot;&quot;));[.Y13];&quot;&quot;)">
            <text:p/>
          </table:table-cell>
          <table:table-cell table:style-name="ce44" table:formula="of:=IF(AND(0.1&lt;[.$Z13];[.$Z13]&lt;0.25; NOT([.Z13]=&quot;&quot;));[.Z13];&quot;&quot;)">
            <text:p/>
          </table:table-cell>
          <table:table-cell table:style-name="ce44" table:formula="of:=IF(AND(0.1&lt;[.$Z13];[.$Z13]&lt;0.25; NOT([.AA13]=&quot;&quot;));[.AA13];&quot;&quot;)">
            <text:p/>
          </table:table-cell>
          <table:table-cell table:style-name="Default" table:number-columns-repeated="3"/>
          <table:table-cell table:style-name="ce126" table:formula="of:=IF(AND(OR(0.1&gt;[.$Z13];[.$Z13]&gt;0.25);NOT([.A13]=&quot;&quot;));[.A13];&quot;&quot;)" office:value-type="float" office:value="9" calcext:value-type="float">
            <text:p>9.0000</text:p>
          </table:table-cell>
          <table:table-cell table:style-name="ce44" table:formula="of:=IF(AND(OR(0.1&gt;[.$Z13];[.$Z13]&gt;0.25);NOT([.B13]=&quot;&quot;));[.B13];&quot;&quot;)" office:value-type="float" office:value="1.72788" calcext:value-type="float">
            <text:p>1.7279</text:p>
          </table:table-cell>
          <table:table-cell table:style-name="ce44" table:formula="of:=IF(AND(OR(0.1&gt;[.$Z13];[.$Z13]&gt;0.25);NOT([.C13]=&quot;&quot;));[.C13];&quot;&quot;)" office:value-type="float" office:value="-1.5708" calcext:value-type="float">
            <text:p>-1.5708</text:p>
          </table:table-cell>
          <table:table-cell table:style-name="ce44" table:formula="of:=IF(AND(OR(0.1&gt;[.$Z13];[.$Z13]&gt;0.25);NOT([.D13]=&quot;&quot;));[.D13];&quot;&quot;)" office:value-type="float" office:value="1.85005" calcext:value-type="float">
            <text:p>1.8501</text:p>
          </table:table-cell>
          <table:table-cell table:style-name="ce44" table:formula="of:=IF(AND(OR(0.1&gt;[.$Z13];[.$Z13]&gt;0.25);NOT([.E13]=&quot;&quot;));[.E13];&quot;&quot;)" office:value-type="float" office:value="-2.16421" calcext:value-type="float">
            <text:p>-2.1642</text:p>
          </table:table-cell>
          <table:table-cell table:style-name="ce44" table:formula="of:=IF(AND(OR(0.1&gt;[.$Z13];[.$Z13]&gt;0.25);NOT([.F13]=&quot;&quot;));[.F13];&quot;&quot;)" office:value-type="float" office:value="-1.48353" calcext:value-type="float">
            <text:p>-1.4835</text:p>
          </table:table-cell>
          <table:table-cell table:style-name="ce44" table:formula="of:=IF(AND(OR(0.1&gt;[.$Z13];[.$Z13]&gt;0.25);NOT([.G13]=&quot;&quot;));[.G13];&quot;&quot;)" office:value-type="float" office:value="-1.76278" calcext:value-type="float">
            <text:p>-1.7628</text:p>
          </table:table-cell>
          <table:table-cell table:style-name="ce44" table:formula="of:=IF(AND(OR(0.1&gt;[.$Z13];[.$Z13]&gt;0.25);NOT([.H13]=&quot;&quot;));[.H13];&quot;&quot;)">
            <text:p/>
          </table:table-cell>
          <table:table-cell table:style-name="ce44" table:formula="of:=IF(AND(OR(0.1&gt;[.$Z13];[.$Z13]&gt;0.25);NOT([.I13]=&quot;&quot;));[.I13];&quot;&quot;)">
            <text:p/>
          </table:table-cell>
          <table:table-cell table:style-name="ce44" table:formula="of:=IF(AND(OR(0.1&gt;[.$Z13];[.$Z13]&gt;0.25);NOT([.J13]=&quot;&quot;));[.J13];&quot;&quot;)" office:value-type="float" office:value="10" calcext:value-type="float">
            <text:p>10.0000</text:p>
          </table:table-cell>
          <table:table-cell table:style-name="ce44" table:formula="of:=IF(AND(OR(0.1&gt;[.$Z13];[.$Z13]&gt;0.25);NOT([.K13]=&quot;&quot;));[.K13];&quot;&quot;)" office:value-type="float" office:value="0.3451" calcext:value-type="float">
            <text:p>0.3451</text:p>
          </table:table-cell>
          <table:table-cell table:style-name="ce44" table:formula="of:=IF(AND(OR(0.1&gt;[.$Z13];[.$Z13]&gt;0.25);NOT([.L13]=&quot;&quot;));[.L13];&quot;&quot;)" office:value-type="float" office:value="-0.1946" calcext:value-type="float">
            <text:p>-0.1946</text:p>
          </table:table-cell>
          <table:table-cell table:style-name="ce44" table:formula="of:=IF(AND(OR(0.1&gt;[.$Z13];[.$Z13]&gt;0.25);NOT([.M13]=&quot;&quot;));[.M13];&quot;&quot;)">
            <text:p/>
          </table:table-cell>
          <table:table-cell table:style-name="ce44" table:formula="of:=IF(AND(OR(0.1&gt;[.$Z13];[.$Z13]&gt;0.25);NOT([.N13]=&quot;&quot;));[.N13];&quot;&quot;)">
            <text:p/>
          </table:table-cell>
          <table:table-cell table:style-name="ce128" table:formula="of:=IF(AND(OR(0.1&gt;[.$Z13];[.$Z13]&gt;0.25);NOT([.O13]=&quot;&quot;));[.O13];&quot;&quot;)" office:value-type="float" office:value="9" calcext:value-type="float">
            <text:p>9</text:p>
          </table:table-cell>
          <table:table-cell table:style-name="ce44" table:formula="of:=IF(AND(OR(0.1&gt;[.$Z13];[.$Z13]&gt;0.25);NOT([.P13]=&quot;&quot;));[.P13];&quot;&quot;)" office:value-type="float" office:value="2.2678" calcext:value-type="float">
            <text:p>2.2678</text:p>
          </table:table-cell>
          <table:table-cell table:style-name="ce44" table:formula="of:=IF(AND(OR(0.1&gt;[.$Z13];[.$Z13]&gt;0.25);NOT([.Q13]=&quot;&quot;));[.Q13];&quot;&quot;)" office:value-type="float" office:value="-2.2678" calcext:value-type="float">
            <text:p>-2.2678</text:p>
          </table:table-cell>
          <table:table-cell table:style-name="ce44" table:formula="of:=IF(AND(OR(0.1&gt;[.$Z13];[.$Z13]&gt;0.25);NOT([.R13]=&quot;&quot;));[.R13];&quot;&quot;)" office:value-type="float" office:value="38" calcext:value-type="float">
            <text:p>38.0000</text:p>
          </table:table-cell>
          <table:table-cell table:style-name="ce44" table:formula="of:=IF(AND(OR(0.1&gt;[.$Z13];[.$Z13]&gt;0.25);NOT([.S13]=&quot;&quot;));[.S13];&quot;&quot;)" office:value-type="float" office:value="2.0846996936" calcext:value-type="float">
            <text:p>2.0847</text:p>
          </table:table-cell>
          <table:table-cell table:style-name="ce44" table:formula="of:=IF(AND(OR(0.1&gt;[.$Z13];[.$Z13]&gt;0.25);NOT([.T13]=&quot;&quot;));[.T13];&quot;&quot;)" office:value-type="float" office:value="-1" calcext:value-type="float">
            <text:p>-1.0000</text:p>
          </table:table-cell>
          <table:table-cell table:style-name="ce44" table:formula="of:=IF(AND(OR(0.1&gt;[.$Z13];[.$Z13]&gt;0.25);NOT([.U13]=&quot;&quot;));[.U13];&quot;&quot;)" office:value-type="float" office:value="0" calcext:value-type="float">
            <text:p>0.0000</text:p>
          </table:table-cell>
          <table:table-cell table:style-name="ce44" table:formula="of:=IF(AND(OR(0.1&gt;[.$Z13];[.$Z13]&gt;0.25);NOT([.V13]=&quot;&quot;));[.V13];&quot;&quot;)" office:value-type="float" office:value="0" calcext:value-type="float">
            <text:p>0.0000</text:p>
          </table:table-cell>
          <table:table-cell table:style-name="ce44" table:formula="of:=IF(AND(OR(0.1&gt;[.$Z13];[.$Z13]&gt;0.25);NOT([.W13]=&quot;&quot;));[.W13];&quot;&quot;)">
            <text:p/>
          </table:table-cell>
          <table:table-cell table:style-name="ce44" table:formula="of:=IF(AND(OR(0.1&gt;[.$Z13];[.$Z13]&gt;0.25);NOT([.X13]=&quot;&quot;));[.X13];&quot;&quot;)">
            <text:p/>
          </table:table-cell>
          <table:table-cell table:style-name="ce128" table:formula="of:=IF(AND(OR(0.1&gt;[.$Z13];[.$Z13]&gt;0.25);NOT([.Y13]=&quot;&quot;));[.Y13];&quot;&quot;)" office:value-type="float" office:value="9" calcext:value-type="float">
            <text:p>9</text:p>
          </table:table-cell>
          <table:table-cell table:style-name="ce44" table:formula="of:=IF(AND(OR(0.1&gt;[.$Z13];[.$Z13]&gt;0.25);NOT([.Z13]=&quot;&quot;));[.Z13];&quot;&quot;)" office:value-type="float" office:value="0.3614" calcext:value-type="float">
            <text:p>0.3614</text:p>
          </table:table-cell>
          <table:table-cell table:style-name="ce44" table:formula="of:=IF(AND(OR(0.1&gt;[.$Z13];[.$Z13]&gt;0.25);NOT([.AA13]=&quot;&quot;));[.AA13];&quot;&quot;)" office:value-type="float" office:value="-0.6991" calcext:value-type="float">
            <text:p>-0.6991</text:p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11" calcext:value-type="float">
            <text:p>11</text:p>
          </table:table-cell>
          <table:table-cell table:style-name="ce15" office:value-type="float" office:value="0.2952" calcext:value-type="float">
            <text:p>0.2952</text:p>
          </table:table-cell>
          <table:table-cell table:style-name="ce15" office:value-type="float" office:value="-0.2134" calcext:value-type="float">
            <text:p>-0.2134</text:p>
          </table:table-cell>
          <table:table-cell table:style-name="Default" table:number-columns-repeated="2"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2.3855" calcext:value-type="float">
            <text:p>2.3855</text:p>
          </table:table-cell>
          <table:table-cell table:style-name="ce10" office:value-type="float" office:value="-2.3855" calcext:value-type="float">
            <text:p>-2.38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3950243693" calcext:value-type="float">
            <text:p>2.3950243693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0.1265" calcext:value-type="float">
            <text:p>0.1265</text:p>
          </table:table-cell>
          <table:table-cell table:style-name="ce25" office:value-type="float" office:value="-0.7895" calcext:value-type="float">
            <text:p>-0.7895</text:p>
          </table:table-cell>
          <table:table-cell table:style-name="Default" table:number-columns-repeated="3"/>
          <table:table-cell table:style-name="ce31" table:formula="of:=IF(AND(0.15&lt;[.$Z14];[.$Z14]&lt;0.2; NOT([.A14]=&quot;&quot;));[.A14];&quot;&quot;)">
            <text:p/>
          </table:table-cell>
          <table:table-cell table:style-name="ce33" table:formula="of:=IF(AND(0.15&lt;[.$Z14];[.$Z14]&lt;0.2; NOT([.B14]=&quot;&quot;));[.B14];&quot;&quot;)">
            <text:p/>
          </table:table-cell>
          <table:table-cell table:style-name="ce33" table:formula="of:=IF(AND(0.15&lt;[.$Z14];[.$Z14]&lt;0.2; NOT([.C14]=&quot;&quot;));[.C14];&quot;&quot;)">
            <text:p/>
          </table:table-cell>
          <table:table-cell table:style-name="ce33" table:formula="of:=IF(AND(0.15&lt;[.$Z14];[.$Z14]&lt;0.2; NOT([.D14]=&quot;&quot;));[.D14];&quot;&quot;)">
            <text:p/>
          </table:table-cell>
          <table:table-cell table:style-name="ce33" table:formula="of:=IF(AND(0.15&lt;[.$Z14];[.$Z14]&lt;0.2; NOT([.E14]=&quot;&quot;));[.E14];&quot;&quot;)">
            <text:p/>
          </table:table-cell>
          <table:table-cell table:style-name="ce33" table:formula="of:=IF(AND(0.15&lt;[.$Z14];[.$Z14]&lt;0.2; NOT([.F14]=&quot;&quot;));[.F14];&quot;&quot;)">
            <text:p/>
          </table:table-cell>
          <table:table-cell table:style-name="ce33" table:formula="of:=IF(AND(0.15&lt;[.$Z14];[.$Z14]&lt;0.2; NOT([.G14]=&quot;&quot;));[.G14];&quot;&quot;)">
            <text:p/>
          </table:table-cell>
          <table:table-cell table:style-name="ce33" table:formula="of:=IF(AND(0.15&lt;[.$Z14];[.$Z14]&lt;0.2; NOT([.H14]=&quot;&quot;));[.H14];&quot;&quot;)">
            <text:p/>
          </table:table-cell>
          <table:table-cell table:style-name="ce33" table:formula="of:=IF(AND(0.15&lt;[.$Z14];[.$Z14]&lt;0.2; NOT([.I14]=&quot;&quot;));[.I14];&quot;&quot;)">
            <text:p/>
          </table:table-cell>
          <table:table-cell table:style-name="ce39" table:formula="of:=IF(AND(0.15&lt;[.$Z14];[.$Z14]&lt;0.2; NOT([.J14]=&quot;&quot;));[.J14];&quot;&quot;)">
            <text:p/>
          </table:table-cell>
          <table:table-cell table:style-name="ce33" table:formula="of:=IF(AND(0.15&lt;[.$Z14];[.$Z14]&lt;0.2; NOT([.K14]=&quot;&quot;));[.K14];&quot;&quot;)">
            <text:p/>
          </table:table-cell>
          <table:table-cell table:style-name="ce33" table:formula="of:=IF(AND(0.15&lt;[.$Z14];[.$Z14]&lt;0.2; NOT([.L14]=&quot;&quot;));[.L14];&quot;&quot;)">
            <text:p/>
          </table:table-cell>
          <table:table-cell table:style-name="ce33" table:formula="of:=IF(AND(0.15&lt;[.$Z14];[.$Z14]&lt;0.2; NOT([.M14]=&quot;&quot;));[.M14];&quot;&quot;)">
            <text:p/>
          </table:table-cell>
          <table:table-cell table:style-name="ce33" table:formula="of:=IF(AND(0.15&lt;[.$Z14];[.$Z14]&lt;0.2; NOT([.N14]=&quot;&quot;));[.N14];&quot;&quot;)">
            <text:p/>
          </table:table-cell>
          <table:table-cell table:style-name="ce39" table:formula="of:=IF(AND(0.15&lt;[.$Z14];[.$Z14]&lt;0.2; NOT([.O14]=&quot;&quot;));[.O14];&quot;&quot;)">
            <text:p/>
          </table:table-cell>
          <table:table-cell table:style-name="ce33" table:formula="of:=IF(AND(0.15&lt;[.$Z14];[.$Z14]&lt;0.2; NOT([.P14]=&quot;&quot;));[.P14];&quot;&quot;)">
            <text:p/>
          </table:table-cell>
          <table:table-cell table:style-name="ce33" table:formula="of:=IF(AND(0.15&lt;[.$Z14];[.$Z14]&lt;0.2; NOT([.Q14]=&quot;&quot;));[.Q14];&quot;&quot;)">
            <text:p/>
          </table:table-cell>
          <table:table-cell table:style-name="ce33" table:formula="of:=IF(AND(0.15&lt;[.$Z14];[.$Z14]&lt;0.2; NOT([.R14]=&quot;&quot;));[.R14];&quot;&quot;)">
            <text:p/>
          </table:table-cell>
          <table:table-cell table:style-name="ce33" table:formula="of:=IF(AND(0.15&lt;[.$Z14];[.$Z14]&lt;0.2; NOT([.S14]=&quot;&quot;));[.S14];&quot;&quot;)">
            <text:p/>
          </table:table-cell>
          <table:table-cell table:style-name="ce39" table:formula="of:=IF(AND(0.15&lt;[.$Z14];[.$Z14]&lt;0.2; NOT([.T14]=&quot;&quot;));[.T14];&quot;&quot;)">
            <text:p/>
          </table:table-cell>
          <table:table-cell table:style-name="ce39" table:formula="of:=IF(AND(0.15&lt;[.$Z14];[.$Z14]&lt;0.2; NOT([.U14]=&quot;&quot;));[.U14];&quot;&quot;)">
            <text:p/>
          </table:table-cell>
          <table:table-cell table:style-name="ce33" table:formula="of:=IF(AND(0.15&lt;[.$Z14];[.$Z14]&lt;0.2; NOT([.V14]=&quot;&quot;));[.V14];&quot;&quot;)">
            <text:p/>
          </table:table-cell>
          <table:table-cell table:style-name="ce33" table:formula="of:=IF(AND(0.15&lt;[.$Z14];[.$Z14]&lt;0.2; NOT([.W14]=&quot;&quot;));[.W14];&quot;&quot;)">
            <text:p/>
          </table:table-cell>
          <table:table-cell table:style-name="ce33" table:formula="of:=IF(AND(0.15&lt;[.$Z14];[.$Z14]&lt;0.2; NOT([.X14]=&quot;&quot;));[.X14];&quot;&quot;)">
            <text:p/>
          </table:table-cell>
          <table:table-cell table:style-name="ce39" table:formula="of:=IF(AND(0.15&lt;[.$Z14];[.$Z14]&lt;0.2; NOT([.Y14]=&quot;&quot;));[.Y14];&quot;&quot;)">
            <text:p/>
          </table:table-cell>
          <table:table-cell table:style-name="ce33" table:formula="of:=IF(AND(0.15&lt;[.$Z14];[.$Z14]&lt;0.2; NOT([.Z14]=&quot;&quot;));[.Z14];&quot;&quot;)">
            <text:p/>
          </table:table-cell>
          <table:table-cell table:style-name="ce44" table:formula="of:=IF(AND(0.15&lt;[.$Z14];[.$Z14]&lt;0.2; NOT([.AA14]=&quot;&quot;));[.AA14];&quot;&quot;)">
            <text:p/>
          </table:table-cell>
          <table:table-cell table:style-name="Default" table:number-columns-repeated="3"/>
          <table:table-cell table:style-name="ce31" table:formula="of:=IF(AND(OR(0.15&gt;[.$Z14];[.$Z14]&gt;0.2);NOT([.A14]=&quot;&quot;));[.A14];&quot;&quot;)" office:value-type="float" office:value="10" calcext:value-type="float">
            <text:p>10</text:p>
          </table:table-cell>
          <table:table-cell table:style-name="ce33" table:formula="of:=IF(AND(OR(0.15&gt;[.$Z14];[.$Z14]&gt;0.2);NOT([.B14]=&quot;&quot;));[.B14];&quot;&quot;)" office:value-type="float" office:value="1.72788" calcext:value-type="float">
            <text:p>1.7279</text:p>
          </table:table-cell>
          <table:table-cell table:style-name="ce33" table:formula="of:=IF(AND(OR(0.15&gt;[.$Z14];[.$Z14]&gt;0.2);NOT([.C14]=&quot;&quot;));[.C14];&quot;&quot;)" office:value-type="float" office:value="-1.5708" calcext:value-type="float">
            <text:p>-1.5708</text:p>
          </table:table-cell>
          <table:table-cell table:style-name="ce33" table:formula="of:=IF(AND(OR(0.15&gt;[.$Z14];[.$Z14]&gt;0.2);NOT([.D14]=&quot;&quot;));[.D14];&quot;&quot;)" office:value-type="float" office:value="1.85005" calcext:value-type="float">
            <text:p>1.8501</text:p>
          </table:table-cell>
          <table:table-cell table:style-name="ce33" table:formula="of:=IF(AND(OR(0.15&gt;[.$Z14];[.$Z14]&gt;0.2);NOT([.E14]=&quot;&quot;));[.E14];&quot;&quot;)" office:value-type="float" office:value="-2.16421" calcext:value-type="float">
            <text:p>-2.1642</text:p>
          </table:table-cell>
          <table:table-cell table:style-name="ce33" table:formula="of:=IF(AND(OR(0.15&gt;[.$Z14];[.$Z14]&gt;0.2);NOT([.F14]=&quot;&quot;));[.F14];&quot;&quot;)" office:value-type="float" office:value="-1.48353" calcext:value-type="float">
            <text:p>-1.4835</text:p>
          </table:table-cell>
          <table:table-cell table:style-name="ce33" table:formula="of:=IF(AND(OR(0.15&gt;[.$Z14];[.$Z14]&gt;0.2);NOT([.G14]=&quot;&quot;));[.G14];&quot;&quot;)" office:value-type="float" office:value="-1.76278" calcext:value-type="float">
            <text:p>-1.7628</text:p>
          </table:table-cell>
          <table:table-cell table:style-name="ce33" table:formula="of:=IF(AND(OR(0.15&gt;[.$Z14];[.$Z14]&gt;0.2);NOT([.H14]=&quot;&quot;));[.H14];&quot;&quot;)">
            <text:p/>
          </table:table-cell>
          <table:table-cell table:style-name="ce33" table:formula="of:=IF(AND(OR(0.15&gt;[.$Z14];[.$Z14]&gt;0.2);NOT([.I14]=&quot;&quot;));[.I14];&quot;&quot;)">
            <text:p/>
          </table:table-cell>
          <table:table-cell table:style-name="ce39" table:formula="of:=IF(AND(OR(0.15&gt;[.$Z14];[.$Z14]&gt;0.2);NOT([.J14]=&quot;&quot;));[.J14];&quot;&quot;)" office:value-type="float" office:value="11" calcext:value-type="float">
            <text:p>11</text:p>
          </table:table-cell>
          <table:table-cell table:style-name="ce33" table:formula="of:=IF(AND(OR(0.15&gt;[.$Z14];[.$Z14]&gt;0.2);NOT([.K14]=&quot;&quot;));[.K14];&quot;&quot;)" office:value-type="float" office:value="0.2952" calcext:value-type="float">
            <text:p>0.2952</text:p>
          </table:table-cell>
          <table:table-cell table:style-name="ce33" table:formula="of:=IF(AND(OR(0.15&gt;[.$Z14];[.$Z14]&gt;0.2);NOT([.L14]=&quot;&quot;));[.L14];&quot;&quot;)" office:value-type="float" office:value="-0.2134" calcext:value-type="float">
            <text:p>-0.2134</text:p>
          </table:table-cell>
          <table:table-cell table:style-name="ce33" table:formula="of:=IF(AND(OR(0.15&gt;[.$Z14];[.$Z14]&gt;0.2);NOT([.M14]=&quot;&quot;));[.M14];&quot;&quot;)">
            <text:p/>
          </table:table-cell>
          <table:table-cell table:style-name="ce33" table:formula="of:=IF(AND(OR(0.15&gt;[.$Z14];[.$Z14]&gt;0.2);NOT([.N14]=&quot;&quot;));[.N14];&quot;&quot;)">
            <text:p/>
          </table:table-cell>
          <table:table-cell table:style-name="ce39" table:formula="of:=IF(AND(OR(0.15&gt;[.$Z14];[.$Z14]&gt;0.2);NOT([.O14]=&quot;&quot;));[.O14];&quot;&quot;)" office:value-type="float" office:value="10" calcext:value-type="float">
            <text:p>10</text:p>
          </table:table-cell>
          <table:table-cell table:style-name="ce33" table:formula="of:=IF(AND(OR(0.15&gt;[.$Z14];[.$Z14]&gt;0.2);NOT([.P14]=&quot;&quot;));[.P14];&quot;&quot;)" office:value-type="float" office:value="2.3855" calcext:value-type="float">
            <text:p>2.3855</text:p>
          </table:table-cell>
          <table:table-cell table:style-name="ce33" table:formula="of:=IF(AND(OR(0.15&gt;[.$Z14];[.$Z14]&gt;0.2);NOT([.Q14]=&quot;&quot;));[.Q14];&quot;&quot;)" office:value-type="float" office:value="-2.3855" calcext:value-type="float">
            <text:p>-2.3855</text:p>
          </table:table-cell>
          <table:table-cell table:style-name="ce33" table:formula="of:=IF(AND(OR(0.15&gt;[.$Z14];[.$Z14]&gt;0.2);NOT([.R14]=&quot;&quot;));[.R14];&quot;&quot;)" office:value-type="float" office:value="38" calcext:value-type="float">
            <text:p>38.0000</text:p>
          </table:table-cell>
          <table:table-cell table:style-name="ce33" table:formula="of:=IF(AND(OR(0.15&gt;[.$Z14];[.$Z14]&gt;0.2);NOT([.S14]=&quot;&quot;));[.S14];&quot;&quot;)" office:value-type="float" office:value="2.3950243693" calcext:value-type="float">
            <text:p>2.3950</text:p>
          </table:table-cell>
          <table:table-cell table:style-name="ce39" table:formula="of:=IF(AND(OR(0.15&gt;[.$Z14];[.$Z14]&gt;0.2);NOT([.T14]=&quot;&quot;));[.T14];&quot;&quot;)" office:value-type="float" office:value="-1" calcext:value-type="float">
            <text:p>-1</text:p>
          </table:table-cell>
          <table:table-cell table:style-name="ce39" table:formula="of:=IF(AND(OR(0.15&gt;[.$Z14];[.$Z14]&gt;0.2);NOT([.U14]=&quot;&quot;));[.U14];&quot;&quot;)" office:value-type="float" office:value="1" calcext:value-type="float">
            <text:p>1</text:p>
          </table:table-cell>
          <table:table-cell table:style-name="ce33" table:formula="of:=IF(AND(OR(0.15&gt;[.$Z14];[.$Z14]&gt;0.2);NOT([.V14]=&quot;&quot;));[.V14];&quot;&quot;)" office:value-type="float" office:value="0" calcext:value-type="float">
            <text:p>0.0000</text:p>
          </table:table-cell>
          <table:table-cell table:style-name="ce33" table:formula="of:=IF(AND(OR(0.15&gt;[.$Z14];[.$Z14]&gt;0.2);NOT([.W14]=&quot;&quot;));[.W14];&quot;&quot;)">
            <text:p/>
          </table:table-cell>
          <table:table-cell table:style-name="ce33" table:formula="of:=IF(AND(OR(0.15&gt;[.$Z14];[.$Z14]&gt;0.2);NOT([.X14]=&quot;&quot;));[.X14];&quot;&quot;)">
            <text:p/>
          </table:table-cell>
          <table:table-cell table:style-name="ce39" table:formula="of:=IF(AND(OR(0.15&gt;[.$Z14];[.$Z14]&gt;0.2);NOT([.Y14]=&quot;&quot;));[.Y14];&quot;&quot;)" office:value-type="float" office:value="10" calcext:value-type="float">
            <text:p>10</text:p>
          </table:table-cell>
          <table:table-cell table:style-name="ce33" table:formula="of:=IF(AND(OR(0.15&gt;[.$Z14];[.$Z14]&gt;0.2);NOT([.Z14]=&quot;&quot;));[.Z14];&quot;&quot;)" office:value-type="float" office:value="0.1265" calcext:value-type="float">
            <text:p>0.1265</text:p>
          </table:table-cell>
          <table:table-cell table:style-name="ce44" table:formula="of:=IF(AND(OR(0.15&gt;[.$Z14];[.$Z14]&gt;0.2);NOT([.AA14]=&quot;&quot;));[.AA14];&quot;&quot;)" office:value-type="float" office:value="-0.7895" calcext:value-type="float">
            <text:p>-0.7895</text:p>
          </table:table-cell>
          <table:table-cell table:style-name="Default" table:number-columns-repeated="3"/>
          <table:table-cell table:style-name="ce4" table:formula="of:=IF(AND([.$U14] = 1;NOT([.A14]=&quot;&quot;));[.A14];&quot;&quot;)" office:value-type="float" office:value="10" calcext:value-type="float">
            <text:p>10</text:p>
          </table:table-cell>
          <table:table-cell table:style-name="ce110" table:formula="of:=IF(AND([.$U14] = 1;NOT([.B14]=&quot;&quot;));[.B14];&quot;&quot;)" office:value-type="float" office:value="1.72788" calcext:value-type="float">
            <text:p>1.72788</text:p>
          </table:table-cell>
          <table:table-cell table:style-name="ce110" table:formula="of:=IF(AND([.$U14] = 1;NOT([.C14]=&quot;&quot;));[.C14];&quot;&quot;)" office:value-type="float" office:value="-1.5708" calcext:value-type="float">
            <text:p>-1.5708</text:p>
          </table:table-cell>
          <table:table-cell table:style-name="ce110" table:formula="of:=IF(AND([.$U14] = 1;NOT([.D14]=&quot;&quot;));[.D14];&quot;&quot;)" office:value-type="float" office:value="1.85005" calcext:value-type="float">
            <text:p>1.85005</text:p>
          </table:table-cell>
          <table:table-cell table:style-name="ce110" table:formula="of:=IF(AND([.$U14] = 1;NOT([.E14]=&quot;&quot;));[.E14];&quot;&quot;)" office:value-type="float" office:value="-2.16421" calcext:value-type="float">
            <text:p>-2.16421</text:p>
          </table:table-cell>
          <table:table-cell table:style-name="ce110" table:formula="of:=IF(AND([.$U14] = 1;NOT([.F14]=&quot;&quot;));[.F14];&quot;&quot;)" office:value-type="float" office:value="-1.48353" calcext:value-type="float">
            <text:p>-1.48353</text:p>
          </table:table-cell>
          <table:table-cell table:style-name="ce110" table:formula="of:=IF(AND([.$U14] = 1;NOT([.G14]=&quot;&quot;));[.G14];&quot;&quot;)" office:value-type="float" office:value="-1.76278" calcext:value-type="float">
            <text:p>-1.76278</text:p>
          </table:table-cell>
          <table:table-cell table:style-name="ce110" table:formula="of:=IF(AND([.$U14] = 1;NOT([.H14]=&quot;&quot;));[.H14];&quot;&quot;)">
            <text:p/>
          </table:table-cell>
          <table:table-cell table:style-name="ce110" table:formula="of:=IF(AND([.$U14] = 1;NOT([.I14]=&quot;&quot;));[.I14];&quot;&quot;)">
            <text:p/>
          </table:table-cell>
          <table:table-cell table:style-name="ce110" table:formula="of:=IF(AND([.$U14] = 1;NOT([.J14]=&quot;&quot;));[.J14];&quot;&quot;)" office:value-type="float" office:value="11" calcext:value-type="float">
            <text:p>11</text:p>
          </table:table-cell>
          <table:table-cell table:style-name="ce110" table:formula="of:=IF(AND([.$U14] = 1;NOT([.K14]=&quot;&quot;));[.K14];&quot;&quot;)" office:value-type="float" office:value="0.2952" calcext:value-type="float">
            <text:p>0.2952</text:p>
          </table:table-cell>
          <table:table-cell table:style-name="ce110" table:formula="of:=IF(AND([.$U14] = 1;NOT([.L14]=&quot;&quot;));[.L14];&quot;&quot;)" office:value-type="float" office:value="-0.2134" calcext:value-type="float">
            <text:p>-0.2134</text:p>
          </table:table-cell>
          <table:table-cell table:style-name="ce110" table:formula="of:=IF(AND([.$U14] = 1;NOT([.M14]=&quot;&quot;));[.M14];&quot;&quot;)">
            <text:p/>
          </table:table-cell>
          <table:table-cell table:style-name="ce110" table:formula="of:=IF(AND([.$U14] = 1;NOT([.N14]=&quot;&quot;));[.N14];&quot;&quot;)">
            <text:p/>
          </table:table-cell>
          <table:table-cell table:style-name="ce110" table:formula="of:=IF(AND([.$U14] = 1;NOT([.O14]=&quot;&quot;));[.O14];&quot;&quot;)" office:value-type="float" office:value="10" calcext:value-type="float">
            <text:p>10</text:p>
          </table:table-cell>
          <table:table-cell table:style-name="ce110" table:formula="of:=IF(AND([.$U14] = 1;NOT([.P14]=&quot;&quot;));[.P14];&quot;&quot;)" office:value-type="float" office:value="2.3855" calcext:value-type="float">
            <text:p>2.3855</text:p>
          </table:table-cell>
          <table:table-cell table:style-name="ce110" table:formula="of:=IF(AND([.$U14] = 1;NOT([.Q14]=&quot;&quot;));[.Q14];&quot;&quot;)" office:value-type="float" office:value="-2.3855" calcext:value-type="float">
            <text:p>-2.3855</text:p>
          </table:table-cell>
          <table:table-cell table:style-name="ce110" table:formula="of:=IF(AND([.$U14] = 1;NOT([.R14]=&quot;&quot;));[.R14];&quot;&quot;)" office:value-type="float" office:value="38" calcext:value-type="float">
            <text:p>38</text:p>
          </table:table-cell>
          <table:table-cell table:style-name="ce110" table:formula="of:=IF(AND([.$U14] = 1;NOT([.S14]=&quot;&quot;));[.S14];&quot;&quot;)" office:value-type="float" office:value="2.3950243693" calcext:value-type="float">
            <text:p>2.3950243693</text:p>
          </table:table-cell>
          <table:table-cell table:style-name="ce110" table:formula="of:=IF(AND([.$U14] = 1;NOT([.T14]=&quot;&quot;));[.T14];&quot;&quot;)" office:value-type="float" office:value="-1" calcext:value-type="float">
            <text:p>-1</text:p>
          </table:table-cell>
          <table:table-cell table:style-name="ce110" table:formula="of:=IF(AND([.$U14] = 1;NOT([.U14]=&quot;&quot;));[.U14];&quot;&quot;)" office:value-type="float" office:value="1" calcext:value-type="float">
            <text:p>1</text:p>
          </table:table-cell>
          <table:table-cell table:style-name="ce110" table:formula="of:=IF(AND([.$U14] = 1;NOT([.V14]=&quot;&quot;));[.V14];&quot;&quot;)" office:value-type="float" office:value="0" calcext:value-type="float">
            <text:p>0</text:p>
          </table:table-cell>
          <table:table-cell table:style-name="ce110" table:formula="of:=IF(AND([.$U14] = 1;NOT([.W14]=&quot;&quot;));[.W14];&quot;&quot;)">
            <text:p/>
          </table:table-cell>
          <table:table-cell table:style-name="ce110" table:formula="of:=IF(AND([.$U14] = 1;NOT([.X14]=&quot;&quot;));[.X14];&quot;&quot;)">
            <text:p/>
          </table:table-cell>
          <table:table-cell table:style-name="ce110" table:formula="of:=IF(AND([.$U14] = 1;NOT([.Y14]=&quot;&quot;));[.Y14];&quot;&quot;)" office:value-type="float" office:value="10" calcext:value-type="float">
            <text:p>10</text:p>
          </table:table-cell>
          <table:table-cell table:style-name="ce121" table:formula="of:=IF(AND([.$U14] = 1;NOT([.Z14]=&quot;&quot;));[.Z14];&quot;&quot;)" office:value-type="float" office:value="0.1265" calcext:value-type="float">
            <text:p>0.12650</text:p>
          </table:table-cell>
          <table:table-cell table:style-name="ce25" table:formula="of:=IF(AND([.$U14] = 1;NOT([.AA14]=&quot;&quot;));[.AA14];&quot;&quot;)" office:value-type="float" office:value="-0.7895" calcext:value-type="float">
            <text:p>-0.7895</text:p>
          </table:table-cell>
          <table:table-cell table:style-name="Default" table:number-columns-repeated="3"/>
          <table:table-cell table:style-name="ce4" table:formula="of:=IF(AND([.$U14] = 0;NOT([.A14]=&quot;&quot;));[.A14];&quot;&quot;)">
            <text:p/>
          </table:table-cell>
          <table:table-cell table:style-name="ce110" table:formula="of:=IF(AND([.$U14] = 0;NOT([.B14]=&quot;&quot;));[.B14];&quot;&quot;)">
            <text:p/>
          </table:table-cell>
          <table:table-cell table:style-name="ce110" table:formula="of:=IF(AND([.$U14] = 0;NOT([.C14]=&quot;&quot;));[.C14];&quot;&quot;)">
            <text:p/>
          </table:table-cell>
          <table:table-cell table:style-name="ce110" table:formula="of:=IF(AND([.$U14] = 0;NOT([.D14]=&quot;&quot;));[.D14];&quot;&quot;)">
            <text:p/>
          </table:table-cell>
          <table:table-cell table:style-name="ce110" table:formula="of:=IF(AND([.$U14] = 0;NOT([.E14]=&quot;&quot;));[.E14];&quot;&quot;)">
            <text:p/>
          </table:table-cell>
          <table:table-cell table:style-name="ce110" table:formula="of:=IF(AND([.$U14] = 0;NOT([.F14]=&quot;&quot;));[.F14];&quot;&quot;)">
            <text:p/>
          </table:table-cell>
          <table:table-cell table:style-name="ce110" table:formula="of:=IF(AND([.$U14] = 0;NOT([.G14]=&quot;&quot;));[.G14];&quot;&quot;)">
            <text:p/>
          </table:table-cell>
          <table:table-cell table:style-name="ce110" table:formula="of:=IF(AND([.$U14] = 0;NOT([.H14]=&quot;&quot;));[.H14];&quot;&quot;)">
            <text:p/>
          </table:table-cell>
          <table:table-cell table:style-name="ce110" table:formula="of:=IF(AND([.$U14] = 0;NOT([.I14]=&quot;&quot;));[.I14];&quot;&quot;)">
            <text:p/>
          </table:table-cell>
          <table:table-cell table:style-name="ce110" table:formula="of:=IF(AND([.$U14] = 0;NOT([.J14]=&quot;&quot;));[.J14];&quot;&quot;)">
            <text:p/>
          </table:table-cell>
          <table:table-cell table:style-name="ce113" table:formula="of:=IF(AND([.$U14] = 0;NOT([.K14]=&quot;&quot;));[.K14];&quot;&quot;)">
            <text:p/>
          </table:table-cell>
          <table:table-cell table:style-name="ce113" table:formula="of:=IF(AND([.$U14] = 0;NOT([.L14]=&quot;&quot;));[.L14];&quot;&quot;)">
            <text:p/>
          </table:table-cell>
          <table:table-cell table:style-name="ce110" table:formula="of:=IF(AND([.$U14] = 0;NOT([.M14]=&quot;&quot;));[.M14];&quot;&quot;)">
            <text:p/>
          </table:table-cell>
          <table:table-cell table:style-name="ce110" table:formula="of:=IF(AND([.$U14] = 0;NOT([.N14]=&quot;&quot;));[.N14];&quot;&quot;)">
            <text:p/>
          </table:table-cell>
          <table:table-cell table:style-name="ce110" table:formula="of:=IF(AND([.$U14] = 0;NOT([.O14]=&quot;&quot;));[.O14];&quot;&quot;)">
            <text:p/>
          </table:table-cell>
          <table:table-cell table:style-name="ce110" table:formula="of:=IF(AND([.$U14] = 0;NOT([.P14]=&quot;&quot;));[.P14];&quot;&quot;)">
            <text:p/>
          </table:table-cell>
          <table:table-cell table:style-name="ce110" table:formula="of:=IF(AND([.$U14] = 0;NOT([.Q14]=&quot;&quot;));[.Q14];&quot;&quot;)">
            <text:p/>
          </table:table-cell>
          <table:table-cell table:style-name="ce110" table:formula="of:=IF(AND([.$U14] = 0;NOT([.R14]=&quot;&quot;));[.R14];&quot;&quot;)">
            <text:p/>
          </table:table-cell>
          <table:table-cell table:style-name="ce110" table:formula="of:=IF(AND([.$U14] = 0;NOT([.S14]=&quot;&quot;));[.S14];&quot;&quot;)">
            <text:p/>
          </table:table-cell>
          <table:table-cell table:style-name="ce110" table:formula="of:=IF(AND([.$U14] = 0;NOT([.T14]=&quot;&quot;));[.T14];&quot;&quot;)">
            <text:p/>
          </table:table-cell>
          <table:table-cell table:style-name="ce110" table:formula="of:=IF(AND([.$U14] = 0;NOT([.U14]=&quot;&quot;));[.U14];&quot;&quot;)">
            <text:p/>
          </table:table-cell>
          <table:table-cell table:style-name="ce110" table:formula="of:=IF(AND([.$U14] = 0;NOT([.V14]=&quot;&quot;));[.V14];&quot;&quot;)">
            <text:p/>
          </table:table-cell>
          <table:table-cell table:style-name="ce110" table:formula="of:=IF(AND([.$U14] = 0;NOT([.W14]=&quot;&quot;));[.W14];&quot;&quot;)">
            <text:p/>
          </table:table-cell>
          <table:table-cell table:style-name="ce110" table:formula="of:=IF(AND([.$U14] = 0;NOT([.X14]=&quot;&quot;));[.X14];&quot;&quot;)">
            <text:p/>
          </table:table-cell>
          <table:table-cell table:style-name="ce110" table:formula="of:=IF(AND([.$U14] = 0;NOT([.Y14]=&quot;&quot;));[.Y14];&quot;&quot;)">
            <text:p/>
          </table:table-cell>
          <table:table-cell table:style-name="ce110" table:formula="of:=IF(AND([.$U14] = 0;NOT([.Z14]=&quot;&quot;));[.Z14];&quot;&quot;)">
            <text:p/>
          </table:table-cell>
          <table:table-cell table:style-name="ce25" table:formula="of:=IF(AND([.$U14] = 0;NOT([.AA14]=&quot;&quot;));[.AA14];&quot;&quot;)">
            <text:p/>
          </table:table-cell>
          <table:table-cell table:style-name="Default" table:number-columns-repeated="3"/>
          <table:table-cell table:style-name="ce126" table:formula="of:=IF(AND(0.1&lt;[.$Z14];[.$Z14]&lt;0.25; NOT([.A14]=&quot;&quot;));[.A14];&quot;&quot;)" office:value-type="float" office:value="10" calcext:value-type="float">
            <text:p>10.0000</text:p>
          </table:table-cell>
          <table:table-cell table:style-name="ce44" table:formula="of:=IF(AND(0.1&lt;[.$Z14];[.$Z14]&lt;0.25; NOT([.B14]=&quot;&quot;));[.B14];&quot;&quot;)" office:value-type="float" office:value="1.72788" calcext:value-type="float">
            <text:p>1.7279</text:p>
          </table:table-cell>
          <table:table-cell table:style-name="ce44" table:formula="of:=IF(AND(0.1&lt;[.$Z14];[.$Z14]&lt;0.25; NOT([.C14]=&quot;&quot;));[.C14];&quot;&quot;)" office:value-type="float" office:value="-1.5708" calcext:value-type="float">
            <text:p>-1.5708</text:p>
          </table:table-cell>
          <table:table-cell table:style-name="ce44" table:formula="of:=IF(AND(0.1&lt;[.$Z14];[.$Z14]&lt;0.25; NOT([.D14]=&quot;&quot;));[.D14];&quot;&quot;)" office:value-type="float" office:value="1.85005" calcext:value-type="float">
            <text:p>1.8501</text:p>
          </table:table-cell>
          <table:table-cell table:style-name="ce44" table:formula="of:=IF(AND(0.1&lt;[.$Z14];[.$Z14]&lt;0.25; NOT([.E14]=&quot;&quot;));[.E14];&quot;&quot;)" office:value-type="float" office:value="-2.16421" calcext:value-type="float">
            <text:p>-2.1642</text:p>
          </table:table-cell>
          <table:table-cell table:style-name="ce44" table:formula="of:=IF(AND(0.1&lt;[.$Z14];[.$Z14]&lt;0.25; NOT([.F14]=&quot;&quot;));[.F14];&quot;&quot;)" office:value-type="float" office:value="-1.48353" calcext:value-type="float">
            <text:p>-1.4835</text:p>
          </table:table-cell>
          <table:table-cell table:style-name="ce44" table:formula="of:=IF(AND(0.1&lt;[.$Z14];[.$Z14]&lt;0.25; NOT([.G14]=&quot;&quot;));[.G14];&quot;&quot;)" office:value-type="float" office:value="-1.76278" calcext:value-type="float">
            <text:p>-1.7628</text:p>
          </table:table-cell>
          <table:table-cell table:style-name="ce44" table:formula="of:=IF(AND(0.1&lt;[.$Z14];[.$Z14]&lt;0.25; NOT([.H14]=&quot;&quot;));[.H14];&quot;&quot;)">
            <text:p/>
          </table:table-cell>
          <table:table-cell table:style-name="ce44" table:formula="of:=IF(AND(0.1&lt;[.$Z14];[.$Z14]&lt;0.25; NOT([.I14]=&quot;&quot;));[.I14];&quot;&quot;)">
            <text:p/>
          </table:table-cell>
          <table:table-cell table:style-name="ce44" table:formula="of:=IF(AND(0.1&lt;[.$Z14];[.$Z14]&lt;0.25; NOT([.J14]=&quot;&quot;));[.J14];&quot;&quot;)" office:value-type="float" office:value="11" calcext:value-type="float">
            <text:p>11.0000</text:p>
          </table:table-cell>
          <table:table-cell table:style-name="ce44" table:formula="of:=IF(AND(0.1&lt;[.$Z14];[.$Z14]&lt;0.25; NOT([.K14]=&quot;&quot;));[.K14];&quot;&quot;)" office:value-type="float" office:value="0.2952" calcext:value-type="float">
            <text:p>0.2952</text:p>
          </table:table-cell>
          <table:table-cell table:style-name="ce44" table:formula="of:=IF(AND(0.1&lt;[.$Z14];[.$Z14]&lt;0.25; NOT([.L14]=&quot;&quot;));[.L14];&quot;&quot;)" office:value-type="float" office:value="-0.2134" calcext:value-type="float">
            <text:p>-0.2134</text:p>
          </table:table-cell>
          <table:table-cell table:style-name="ce44" table:formula="of:=IF(AND(0.1&lt;[.$Z14];[.$Z14]&lt;0.25; NOT([.M14]=&quot;&quot;));[.M14];&quot;&quot;)">
            <text:p/>
          </table:table-cell>
          <table:table-cell table:style-name="ce44" table:formula="of:=IF(AND(0.1&lt;[.$Z14];[.$Z14]&lt;0.25; NOT([.N14]=&quot;&quot;));[.N14];&quot;&quot;)">
            <text:p/>
          </table:table-cell>
          <table:table-cell table:style-name="ce44" table:formula="of:=IF(AND(0.1&lt;[.$Z14];[.$Z14]&lt;0.25; NOT([.O14]=&quot;&quot;));[.O14];&quot;&quot;)" office:value-type="float" office:value="10" calcext:value-type="float">
            <text:p>10.0000</text:p>
          </table:table-cell>
          <table:table-cell table:style-name="ce44" table:formula="of:=IF(AND(0.1&lt;[.$Z14];[.$Z14]&lt;0.25; NOT([.P14]=&quot;&quot;));[.P14];&quot;&quot;)" office:value-type="float" office:value="2.3855" calcext:value-type="float">
            <text:p>2.3855</text:p>
          </table:table-cell>
          <table:table-cell table:style-name="ce44" table:formula="of:=IF(AND(0.1&lt;[.$Z14];[.$Z14]&lt;0.25; NOT([.Q14]=&quot;&quot;));[.Q14];&quot;&quot;)" office:value-type="float" office:value="-2.3855" calcext:value-type="float">
            <text:p>-2.3855</text:p>
          </table:table-cell>
          <table:table-cell table:style-name="ce44" table:formula="of:=IF(AND(0.1&lt;[.$Z14];[.$Z14]&lt;0.25; NOT([.R14]=&quot;&quot;));[.R14];&quot;&quot;)" office:value-type="float" office:value="38" calcext:value-type="float">
            <text:p>38.0000</text:p>
          </table:table-cell>
          <table:table-cell table:style-name="ce44" table:formula="of:=IF(AND(0.1&lt;[.$Z14];[.$Z14]&lt;0.25; NOT([.S14]=&quot;&quot;));[.S14];&quot;&quot;)" office:value-type="float" office:value="2.3950243693" calcext:value-type="float">
            <text:p>2.3950</text:p>
          </table:table-cell>
          <table:table-cell table:style-name="ce44" table:formula="of:=IF(AND(0.1&lt;[.$Z14];[.$Z14]&lt;0.25; NOT([.T14]=&quot;&quot;));[.T14];&quot;&quot;)" office:value-type="float" office:value="-1" calcext:value-type="float">
            <text:p>-1.0000</text:p>
          </table:table-cell>
          <table:table-cell table:style-name="ce44" table:formula="of:=IF(AND(0.1&lt;[.$Z14];[.$Z14]&lt;0.25; NOT([.U14]=&quot;&quot;));[.U14];&quot;&quot;)" office:value-type="float" office:value="1" calcext:value-type="float">
            <text:p>1.0000</text:p>
          </table:table-cell>
          <table:table-cell table:style-name="ce44" table:formula="of:=IF(AND(0.1&lt;[.$Z14];[.$Z14]&lt;0.25; NOT([.V14]=&quot;&quot;));[.V14];&quot;&quot;)" office:value-type="float" office:value="0" calcext:value-type="float">
            <text:p>0.0000</text:p>
          </table:table-cell>
          <table:table-cell table:style-name="ce44" table:formula="of:=IF(AND(0.1&lt;[.$Z14];[.$Z14]&lt;0.25; NOT([.W14]=&quot;&quot;));[.W14];&quot;&quot;)">
            <text:p/>
          </table:table-cell>
          <table:table-cell table:style-name="ce44" table:formula="of:=IF(AND(0.1&lt;[.$Z14];[.$Z14]&lt;0.25; NOT([.X14]=&quot;&quot;));[.X14];&quot;&quot;)">
            <text:p/>
          </table:table-cell>
          <table:table-cell table:style-name="ce44" table:formula="of:=IF(AND(0.1&lt;[.$Z14];[.$Z14]&lt;0.25; NOT([.Y14]=&quot;&quot;));[.Y14];&quot;&quot;)" office:value-type="float" office:value="10" calcext:value-type="float">
            <text:p>10.0000</text:p>
          </table:table-cell>
          <table:table-cell table:style-name="ce44" table:formula="of:=IF(AND(0.1&lt;[.$Z14];[.$Z14]&lt;0.25; NOT([.Z14]=&quot;&quot;));[.Z14];&quot;&quot;)" office:value-type="float" office:value="0.1265" calcext:value-type="float">
            <text:p>0.1265</text:p>
          </table:table-cell>
          <table:table-cell table:style-name="ce44" table:formula="of:=IF(AND(0.1&lt;[.$Z14];[.$Z14]&lt;0.25; NOT([.AA14]=&quot;&quot;));[.AA14];&quot;&quot;)" office:value-type="float" office:value="-0.7895" calcext:value-type="float">
            <text:p>-0.7895</text:p>
          </table:table-cell>
          <table:table-cell table:style-name="Default" table:number-columns-repeated="3"/>
          <table:table-cell table:style-name="ce126" table:formula="of:=IF(AND(OR(0.1&gt;[.$Z14];[.$Z14]&gt;0.25);NOT([.A14]=&quot;&quot;));[.A14];&quot;&quot;)">
            <text:p/>
          </table:table-cell>
          <table:table-cell table:style-name="ce44" table:formula="of:=IF(AND(OR(0.1&gt;[.$Z14];[.$Z14]&gt;0.25);NOT([.B14]=&quot;&quot;));[.B14];&quot;&quot;)">
            <text:p/>
          </table:table-cell>
          <table:table-cell table:style-name="ce44" table:formula="of:=IF(AND(OR(0.1&gt;[.$Z14];[.$Z14]&gt;0.25);NOT([.C14]=&quot;&quot;));[.C14];&quot;&quot;)">
            <text:p/>
          </table:table-cell>
          <table:table-cell table:style-name="ce44" table:formula="of:=IF(AND(OR(0.1&gt;[.$Z14];[.$Z14]&gt;0.25);NOT([.D14]=&quot;&quot;));[.D14];&quot;&quot;)">
            <text:p/>
          </table:table-cell>
          <table:table-cell table:style-name="ce44" table:formula="of:=IF(AND(OR(0.1&gt;[.$Z14];[.$Z14]&gt;0.25);NOT([.E14]=&quot;&quot;));[.E14];&quot;&quot;)">
            <text:p/>
          </table:table-cell>
          <table:table-cell table:style-name="ce44" table:formula="of:=IF(AND(OR(0.1&gt;[.$Z14];[.$Z14]&gt;0.25);NOT([.F14]=&quot;&quot;));[.F14];&quot;&quot;)">
            <text:p/>
          </table:table-cell>
          <table:table-cell table:style-name="ce44" table:formula="of:=IF(AND(OR(0.1&gt;[.$Z14];[.$Z14]&gt;0.25);NOT([.G14]=&quot;&quot;));[.G14];&quot;&quot;)">
            <text:p/>
          </table:table-cell>
          <table:table-cell table:style-name="ce44" table:formula="of:=IF(AND(OR(0.1&gt;[.$Z14];[.$Z14]&gt;0.25);NOT([.H14]=&quot;&quot;));[.H14];&quot;&quot;)">
            <text:p/>
          </table:table-cell>
          <table:table-cell table:style-name="ce44" table:formula="of:=IF(AND(OR(0.1&gt;[.$Z14];[.$Z14]&gt;0.25);NOT([.I14]=&quot;&quot;));[.I14];&quot;&quot;)">
            <text:p/>
          </table:table-cell>
          <table:table-cell table:style-name="ce44" table:formula="of:=IF(AND(OR(0.1&gt;[.$Z14];[.$Z14]&gt;0.25);NOT([.J14]=&quot;&quot;));[.J14];&quot;&quot;)">
            <text:p/>
          </table:table-cell>
          <table:table-cell table:style-name="ce44" table:formula="of:=IF(AND(OR(0.1&gt;[.$Z14];[.$Z14]&gt;0.25);NOT([.K14]=&quot;&quot;));[.K14];&quot;&quot;)">
            <text:p/>
          </table:table-cell>
          <table:table-cell table:style-name="ce44" table:formula="of:=IF(AND(OR(0.1&gt;[.$Z14];[.$Z14]&gt;0.25);NOT([.L14]=&quot;&quot;));[.L14];&quot;&quot;)">
            <text:p/>
          </table:table-cell>
          <table:table-cell table:style-name="ce44" table:formula="of:=IF(AND(OR(0.1&gt;[.$Z14];[.$Z14]&gt;0.25);NOT([.M14]=&quot;&quot;));[.M14];&quot;&quot;)">
            <text:p/>
          </table:table-cell>
          <table:table-cell table:style-name="ce44" table:formula="of:=IF(AND(OR(0.1&gt;[.$Z14];[.$Z14]&gt;0.25);NOT([.N14]=&quot;&quot;));[.N14];&quot;&quot;)">
            <text:p/>
          </table:table-cell>
          <table:table-cell table:style-name="ce128" table:formula="of:=IF(AND(OR(0.1&gt;[.$Z14];[.$Z14]&gt;0.25);NOT([.O14]=&quot;&quot;));[.O14];&quot;&quot;)">
            <text:p/>
          </table:table-cell>
          <table:table-cell table:style-name="ce44" table:formula="of:=IF(AND(OR(0.1&gt;[.$Z14];[.$Z14]&gt;0.25);NOT([.P14]=&quot;&quot;));[.P14];&quot;&quot;)">
            <text:p/>
          </table:table-cell>
          <table:table-cell table:style-name="ce44" table:formula="of:=IF(AND(OR(0.1&gt;[.$Z14];[.$Z14]&gt;0.25);NOT([.Q14]=&quot;&quot;));[.Q14];&quot;&quot;)">
            <text:p/>
          </table:table-cell>
          <table:table-cell table:style-name="ce44" table:formula="of:=IF(AND(OR(0.1&gt;[.$Z14];[.$Z14]&gt;0.25);NOT([.R14]=&quot;&quot;));[.R14];&quot;&quot;)">
            <text:p/>
          </table:table-cell>
          <table:table-cell table:style-name="ce44" table:formula="of:=IF(AND(OR(0.1&gt;[.$Z14];[.$Z14]&gt;0.25);NOT([.S14]=&quot;&quot;));[.S14];&quot;&quot;)">
            <text:p/>
          </table:table-cell>
          <table:table-cell table:style-name="ce44" table:formula="of:=IF(AND(OR(0.1&gt;[.$Z14];[.$Z14]&gt;0.25);NOT([.T14]=&quot;&quot;));[.T14];&quot;&quot;)">
            <text:p/>
          </table:table-cell>
          <table:table-cell table:style-name="ce44" table:formula="of:=IF(AND(OR(0.1&gt;[.$Z14];[.$Z14]&gt;0.25);NOT([.U14]=&quot;&quot;));[.U14];&quot;&quot;)">
            <text:p/>
          </table:table-cell>
          <table:table-cell table:style-name="ce44" table:formula="of:=IF(AND(OR(0.1&gt;[.$Z14];[.$Z14]&gt;0.25);NOT([.V14]=&quot;&quot;));[.V14];&quot;&quot;)">
            <text:p/>
          </table:table-cell>
          <table:table-cell table:style-name="ce44" table:formula="of:=IF(AND(OR(0.1&gt;[.$Z14];[.$Z14]&gt;0.25);NOT([.W14]=&quot;&quot;));[.W14];&quot;&quot;)">
            <text:p/>
          </table:table-cell>
          <table:table-cell table:style-name="ce44" table:formula="of:=IF(AND(OR(0.1&gt;[.$Z14];[.$Z14]&gt;0.25);NOT([.X14]=&quot;&quot;));[.X14];&quot;&quot;)">
            <text:p/>
          </table:table-cell>
          <table:table-cell table:style-name="ce128" table:formula="of:=IF(AND(OR(0.1&gt;[.$Z14];[.$Z14]&gt;0.25);NOT([.Y14]=&quot;&quot;));[.Y14];&quot;&quot;)">
            <text:p/>
          </table:table-cell>
          <table:table-cell table:style-name="ce44" table:formula="of:=IF(AND(OR(0.1&gt;[.$Z14];[.$Z14]&gt;0.25);NOT([.Z14]=&quot;&quot;));[.Z14];&quot;&quot;)">
            <text:p/>
          </table:table-cell>
          <table:table-cell table:style-name="ce44" table:formula="of:=IF(AND(OR(0.1&gt;[.$Z14];[.$Z14]&gt;0.25);NOT([.AA14]=&quot;&quot;));[.AA14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12" calcext:value-type="float">
            <text:p>12</text:p>
          </table:table-cell>
          <table:table-cell table:style-name="ce15" office:value-type="float" office:value="0.3619" calcext:value-type="float">
            <text:p>0.3619</text:p>
          </table:table-cell>
          <table:table-cell table:style-name="ce15" office:value-type="float" office:value="-0.2485" calcext:value-type="float">
            <text:p>-0.2485</text:p>
          </table:table-cell>
          <table:table-cell table:style-name="Default" table:number-columns-repeated="2"/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2.3287" calcext:value-type="float">
            <text:p>2.3287</text:p>
          </table:table-cell>
          <table:table-cell table:style-name="ce10" office:value-type="float" office:value="-2.3287" calcext:value-type="float">
            <text:p>-2.328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1339430705" calcext:value-type="float">
            <text:p>2.133943070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11" calcext:value-type="float">
            <text:p>11</text:p>
          </table:table-cell>
          <table:table-cell table:style-name="ce10" office:value-type="float" office:value="0.2288" calcext:value-type="float">
            <text:p>0.2288</text:p>
          </table:table-cell>
          <table:table-cell table:style-name="ce25" office:value-type="float" office:value="-0.7583" calcext:value-type="float">
            <text:p>-0.7583</text:p>
          </table:table-cell>
          <table:table-cell table:style-name="Default" table:number-columns-repeated="3"/>
          <table:table-cell table:style-name="ce31" table:formula="of:=IF(AND(0.15&lt;[.$Z15];[.$Z15]&lt;0.2; NOT([.A15]=&quot;&quot;));[.A15];&quot;&quot;)">
            <text:p/>
          </table:table-cell>
          <table:table-cell table:style-name="ce33" table:formula="of:=IF(AND(0.15&lt;[.$Z15];[.$Z15]&lt;0.2; NOT([.B15]=&quot;&quot;));[.B15];&quot;&quot;)">
            <text:p/>
          </table:table-cell>
          <table:table-cell table:style-name="ce33" table:formula="of:=IF(AND(0.15&lt;[.$Z15];[.$Z15]&lt;0.2; NOT([.C15]=&quot;&quot;));[.C15];&quot;&quot;)">
            <text:p/>
          </table:table-cell>
          <table:table-cell table:style-name="ce33" table:formula="of:=IF(AND(0.15&lt;[.$Z15];[.$Z15]&lt;0.2; NOT([.D15]=&quot;&quot;));[.D15];&quot;&quot;)">
            <text:p/>
          </table:table-cell>
          <table:table-cell table:style-name="ce33" table:formula="of:=IF(AND(0.15&lt;[.$Z15];[.$Z15]&lt;0.2; NOT([.E15]=&quot;&quot;));[.E15];&quot;&quot;)">
            <text:p/>
          </table:table-cell>
          <table:table-cell table:style-name="ce33" table:formula="of:=IF(AND(0.15&lt;[.$Z15];[.$Z15]&lt;0.2; NOT([.F15]=&quot;&quot;));[.F15];&quot;&quot;)">
            <text:p/>
          </table:table-cell>
          <table:table-cell table:style-name="ce33" table:formula="of:=IF(AND(0.15&lt;[.$Z15];[.$Z15]&lt;0.2; NOT([.G15]=&quot;&quot;));[.G15];&quot;&quot;)">
            <text:p/>
          </table:table-cell>
          <table:table-cell table:style-name="ce33" table:formula="of:=IF(AND(0.15&lt;[.$Z15];[.$Z15]&lt;0.2; NOT([.H15]=&quot;&quot;));[.H15];&quot;&quot;)">
            <text:p/>
          </table:table-cell>
          <table:table-cell table:style-name="ce33" table:formula="of:=IF(AND(0.15&lt;[.$Z15];[.$Z15]&lt;0.2; NOT([.I15]=&quot;&quot;));[.I15];&quot;&quot;)">
            <text:p/>
          </table:table-cell>
          <table:table-cell table:style-name="ce39" table:formula="of:=IF(AND(0.15&lt;[.$Z15];[.$Z15]&lt;0.2; NOT([.J15]=&quot;&quot;));[.J15];&quot;&quot;)">
            <text:p/>
          </table:table-cell>
          <table:table-cell table:style-name="ce33" table:formula="of:=IF(AND(0.15&lt;[.$Z15];[.$Z15]&lt;0.2; NOT([.K15]=&quot;&quot;));[.K15];&quot;&quot;)">
            <text:p/>
          </table:table-cell>
          <table:table-cell table:style-name="ce33" table:formula="of:=IF(AND(0.15&lt;[.$Z15];[.$Z15]&lt;0.2; NOT([.L15]=&quot;&quot;));[.L15];&quot;&quot;)">
            <text:p/>
          </table:table-cell>
          <table:table-cell table:style-name="ce33" table:formula="of:=IF(AND(0.15&lt;[.$Z15];[.$Z15]&lt;0.2; NOT([.M15]=&quot;&quot;));[.M15];&quot;&quot;)">
            <text:p/>
          </table:table-cell>
          <table:table-cell table:style-name="ce33" table:formula="of:=IF(AND(0.15&lt;[.$Z15];[.$Z15]&lt;0.2; NOT([.N15]=&quot;&quot;));[.N15];&quot;&quot;)">
            <text:p/>
          </table:table-cell>
          <table:table-cell table:style-name="ce39" table:formula="of:=IF(AND(0.15&lt;[.$Z15];[.$Z15]&lt;0.2; NOT([.O15]=&quot;&quot;));[.O15];&quot;&quot;)">
            <text:p/>
          </table:table-cell>
          <table:table-cell table:style-name="ce33" table:formula="of:=IF(AND(0.15&lt;[.$Z15];[.$Z15]&lt;0.2; NOT([.P15]=&quot;&quot;));[.P15];&quot;&quot;)">
            <text:p/>
          </table:table-cell>
          <table:table-cell table:style-name="ce33" table:formula="of:=IF(AND(0.15&lt;[.$Z15];[.$Z15]&lt;0.2; NOT([.Q15]=&quot;&quot;));[.Q15];&quot;&quot;)">
            <text:p/>
          </table:table-cell>
          <table:table-cell table:style-name="ce33" table:formula="of:=IF(AND(0.15&lt;[.$Z15];[.$Z15]&lt;0.2; NOT([.R15]=&quot;&quot;));[.R15];&quot;&quot;)">
            <text:p/>
          </table:table-cell>
          <table:table-cell table:style-name="ce33" table:formula="of:=IF(AND(0.15&lt;[.$Z15];[.$Z15]&lt;0.2; NOT([.S15]=&quot;&quot;));[.S15];&quot;&quot;)">
            <text:p/>
          </table:table-cell>
          <table:table-cell table:style-name="ce39" table:formula="of:=IF(AND(0.15&lt;[.$Z15];[.$Z15]&lt;0.2; NOT([.T15]=&quot;&quot;));[.T15];&quot;&quot;)">
            <text:p/>
          </table:table-cell>
          <table:table-cell table:style-name="ce39" table:formula="of:=IF(AND(0.15&lt;[.$Z15];[.$Z15]&lt;0.2; NOT([.U15]=&quot;&quot;));[.U15];&quot;&quot;)">
            <text:p/>
          </table:table-cell>
          <table:table-cell table:style-name="ce33" table:formula="of:=IF(AND(0.15&lt;[.$Z15];[.$Z15]&lt;0.2; NOT([.V15]=&quot;&quot;));[.V15];&quot;&quot;)">
            <text:p/>
          </table:table-cell>
          <table:table-cell table:style-name="ce33" table:formula="of:=IF(AND(0.15&lt;[.$Z15];[.$Z15]&lt;0.2; NOT([.W15]=&quot;&quot;));[.W15];&quot;&quot;)">
            <text:p/>
          </table:table-cell>
          <table:table-cell table:style-name="ce33" table:formula="of:=IF(AND(0.15&lt;[.$Z15];[.$Z15]&lt;0.2; NOT([.X15]=&quot;&quot;));[.X15];&quot;&quot;)">
            <text:p/>
          </table:table-cell>
          <table:table-cell table:style-name="ce39" table:formula="of:=IF(AND(0.15&lt;[.$Z15];[.$Z15]&lt;0.2; NOT([.Y15]=&quot;&quot;));[.Y15];&quot;&quot;)">
            <text:p/>
          </table:table-cell>
          <table:table-cell table:style-name="ce33" table:formula="of:=IF(AND(0.15&lt;[.$Z15];[.$Z15]&lt;0.2; NOT([.Z15]=&quot;&quot;));[.Z15];&quot;&quot;)">
            <text:p/>
          </table:table-cell>
          <table:table-cell table:style-name="ce44" table:formula="of:=IF(AND(0.15&lt;[.$Z15];[.$Z15]&lt;0.2; NOT([.AA15]=&quot;&quot;));[.AA15];&quot;&quot;)">
            <text:p/>
          </table:table-cell>
          <table:table-cell table:style-name="Default" table:number-columns-repeated="3"/>
          <table:table-cell table:style-name="ce31" table:formula="of:=IF(AND(OR(0.15&gt;[.$Z15];[.$Z15]&gt;0.2);NOT([.A15]=&quot;&quot;));[.A15];&quot;&quot;)" office:value-type="float" office:value="11" calcext:value-type="float">
            <text:p>11</text:p>
          </table:table-cell>
          <table:table-cell table:style-name="ce33" table:formula="of:=IF(AND(OR(0.15&gt;[.$Z15];[.$Z15]&gt;0.2);NOT([.B15]=&quot;&quot;));[.B15];&quot;&quot;)" office:value-type="float" office:value="1.72788" calcext:value-type="float">
            <text:p>1.7279</text:p>
          </table:table-cell>
          <table:table-cell table:style-name="ce33" table:formula="of:=IF(AND(OR(0.15&gt;[.$Z15];[.$Z15]&gt;0.2);NOT([.C15]=&quot;&quot;));[.C15];&quot;&quot;)" office:value-type="float" office:value="-1.5708" calcext:value-type="float">
            <text:p>-1.5708</text:p>
          </table:table-cell>
          <table:table-cell table:style-name="ce33" table:formula="of:=IF(AND(OR(0.15&gt;[.$Z15];[.$Z15]&gt;0.2);NOT([.D15]=&quot;&quot;));[.D15];&quot;&quot;)" office:value-type="float" office:value="1.85005" calcext:value-type="float">
            <text:p>1.8501</text:p>
          </table:table-cell>
          <table:table-cell table:style-name="ce33" table:formula="of:=IF(AND(OR(0.15&gt;[.$Z15];[.$Z15]&gt;0.2);NOT([.E15]=&quot;&quot;));[.E15];&quot;&quot;)" office:value-type="float" office:value="-2.16421" calcext:value-type="float">
            <text:p>-2.1642</text:p>
          </table:table-cell>
          <table:table-cell table:style-name="ce33" table:formula="of:=IF(AND(OR(0.15&gt;[.$Z15];[.$Z15]&gt;0.2);NOT([.F15]=&quot;&quot;));[.F15];&quot;&quot;)" office:value-type="float" office:value="-1.48353" calcext:value-type="float">
            <text:p>-1.4835</text:p>
          </table:table-cell>
          <table:table-cell table:style-name="ce33" table:formula="of:=IF(AND(OR(0.15&gt;[.$Z15];[.$Z15]&gt;0.2);NOT([.G15]=&quot;&quot;));[.G15];&quot;&quot;)" office:value-type="float" office:value="-1.76278" calcext:value-type="float">
            <text:p>-1.7628</text:p>
          </table:table-cell>
          <table:table-cell table:style-name="ce33" table:formula="of:=IF(AND(OR(0.15&gt;[.$Z15];[.$Z15]&gt;0.2);NOT([.H15]=&quot;&quot;));[.H15];&quot;&quot;)">
            <text:p/>
          </table:table-cell>
          <table:table-cell table:style-name="ce33" table:formula="of:=IF(AND(OR(0.15&gt;[.$Z15];[.$Z15]&gt;0.2);NOT([.I15]=&quot;&quot;));[.I15];&quot;&quot;)">
            <text:p/>
          </table:table-cell>
          <table:table-cell table:style-name="ce39" table:formula="of:=IF(AND(OR(0.15&gt;[.$Z15];[.$Z15]&gt;0.2);NOT([.J15]=&quot;&quot;));[.J15];&quot;&quot;)" office:value-type="float" office:value="12" calcext:value-type="float">
            <text:p>12</text:p>
          </table:table-cell>
          <table:table-cell table:style-name="ce33" table:formula="of:=IF(AND(OR(0.15&gt;[.$Z15];[.$Z15]&gt;0.2);NOT([.K15]=&quot;&quot;));[.K15];&quot;&quot;)" office:value-type="float" office:value="0.3619" calcext:value-type="float">
            <text:p>0.3619</text:p>
          </table:table-cell>
          <table:table-cell table:style-name="ce33" table:formula="of:=IF(AND(OR(0.15&gt;[.$Z15];[.$Z15]&gt;0.2);NOT([.L15]=&quot;&quot;));[.L15];&quot;&quot;)" office:value-type="float" office:value="-0.2485" calcext:value-type="float">
            <text:p>-0.2485</text:p>
          </table:table-cell>
          <table:table-cell table:style-name="ce33" table:formula="of:=IF(AND(OR(0.15&gt;[.$Z15];[.$Z15]&gt;0.2);NOT([.M15]=&quot;&quot;));[.M15];&quot;&quot;)">
            <text:p/>
          </table:table-cell>
          <table:table-cell table:style-name="ce33" table:formula="of:=IF(AND(OR(0.15&gt;[.$Z15];[.$Z15]&gt;0.2);NOT([.N15]=&quot;&quot;));[.N15];&quot;&quot;)">
            <text:p/>
          </table:table-cell>
          <table:table-cell table:style-name="ce39" table:formula="of:=IF(AND(OR(0.15&gt;[.$Z15];[.$Z15]&gt;0.2);NOT([.O15]=&quot;&quot;));[.O15];&quot;&quot;)" office:value-type="float" office:value="11" calcext:value-type="float">
            <text:p>11</text:p>
          </table:table-cell>
          <table:table-cell table:style-name="ce33" table:formula="of:=IF(AND(OR(0.15&gt;[.$Z15];[.$Z15]&gt;0.2);NOT([.P15]=&quot;&quot;));[.P15];&quot;&quot;)" office:value-type="float" office:value="2.3287" calcext:value-type="float">
            <text:p>2.3287</text:p>
          </table:table-cell>
          <table:table-cell table:style-name="ce33" table:formula="of:=IF(AND(OR(0.15&gt;[.$Z15];[.$Z15]&gt;0.2);NOT([.Q15]=&quot;&quot;));[.Q15];&quot;&quot;)" office:value-type="float" office:value="-2.3287" calcext:value-type="float">
            <text:p>-2.3287</text:p>
          </table:table-cell>
          <table:table-cell table:style-name="ce33" table:formula="of:=IF(AND(OR(0.15&gt;[.$Z15];[.$Z15]&gt;0.2);NOT([.R15]=&quot;&quot;));[.R15];&quot;&quot;)" office:value-type="float" office:value="38" calcext:value-type="float">
            <text:p>38.0000</text:p>
          </table:table-cell>
          <table:table-cell table:style-name="ce33" table:formula="of:=IF(AND(OR(0.15&gt;[.$Z15];[.$Z15]&gt;0.2);NOT([.S15]=&quot;&quot;));[.S15];&quot;&quot;)" office:value-type="float" office:value="2.1339430705" calcext:value-type="float">
            <text:p>2.1339</text:p>
          </table:table-cell>
          <table:table-cell table:style-name="ce39" table:formula="of:=IF(AND(OR(0.15&gt;[.$Z15];[.$Z15]&gt;0.2);NOT([.T15]=&quot;&quot;));[.T15];&quot;&quot;)" office:value-type="float" office:value="-1" calcext:value-type="float">
            <text:p>-1</text:p>
          </table:table-cell>
          <table:table-cell table:style-name="ce39" table:formula="of:=IF(AND(OR(0.15&gt;[.$Z15];[.$Z15]&gt;0.2);NOT([.U15]=&quot;&quot;));[.U15];&quot;&quot;)" office:value-type="float" office:value="1" calcext:value-type="float">
            <text:p>1</text:p>
          </table:table-cell>
          <table:table-cell table:style-name="ce33" table:formula="of:=IF(AND(OR(0.15&gt;[.$Z15];[.$Z15]&gt;0.2);NOT([.V15]=&quot;&quot;));[.V15];&quot;&quot;)" office:value-type="float" office:value="0" calcext:value-type="float">
            <text:p>0.0000</text:p>
          </table:table-cell>
          <table:table-cell table:style-name="ce33" table:formula="of:=IF(AND(OR(0.15&gt;[.$Z15];[.$Z15]&gt;0.2);NOT([.W15]=&quot;&quot;));[.W15];&quot;&quot;)">
            <text:p/>
          </table:table-cell>
          <table:table-cell table:style-name="ce33" table:formula="of:=IF(AND(OR(0.15&gt;[.$Z15];[.$Z15]&gt;0.2);NOT([.X15]=&quot;&quot;));[.X15];&quot;&quot;)">
            <text:p/>
          </table:table-cell>
          <table:table-cell table:style-name="ce39" table:formula="of:=IF(AND(OR(0.15&gt;[.$Z15];[.$Z15]&gt;0.2);NOT([.Y15]=&quot;&quot;));[.Y15];&quot;&quot;)" office:value-type="float" office:value="11" calcext:value-type="float">
            <text:p>11</text:p>
          </table:table-cell>
          <table:table-cell table:style-name="ce33" table:formula="of:=IF(AND(OR(0.15&gt;[.$Z15];[.$Z15]&gt;0.2);NOT([.Z15]=&quot;&quot;));[.Z15];&quot;&quot;)" office:value-type="float" office:value="0.2288" calcext:value-type="float">
            <text:p>0.2288</text:p>
          </table:table-cell>
          <table:table-cell table:style-name="ce44" table:formula="of:=IF(AND(OR(0.15&gt;[.$Z15];[.$Z15]&gt;0.2);NOT([.AA15]=&quot;&quot;));[.AA15];&quot;&quot;)" office:value-type="float" office:value="-0.7583" calcext:value-type="float">
            <text:p>-0.7583</text:p>
          </table:table-cell>
          <table:table-cell table:style-name="Default" table:number-columns-repeated="3"/>
          <table:table-cell table:style-name="ce4" table:formula="of:=IF(AND([.$U15] = 1;NOT([.A15]=&quot;&quot;));[.A15];&quot;&quot;)" office:value-type="float" office:value="11" calcext:value-type="float">
            <text:p>11</text:p>
          </table:table-cell>
          <table:table-cell table:style-name="ce110" table:formula="of:=IF(AND([.$U15] = 1;NOT([.B15]=&quot;&quot;));[.B15];&quot;&quot;)" office:value-type="float" office:value="1.72788" calcext:value-type="float">
            <text:p>1.72788</text:p>
          </table:table-cell>
          <table:table-cell table:style-name="ce110" table:formula="of:=IF(AND([.$U15] = 1;NOT([.C15]=&quot;&quot;));[.C15];&quot;&quot;)" office:value-type="float" office:value="-1.5708" calcext:value-type="float">
            <text:p>-1.5708</text:p>
          </table:table-cell>
          <table:table-cell table:style-name="ce110" table:formula="of:=IF(AND([.$U15] = 1;NOT([.D15]=&quot;&quot;));[.D15];&quot;&quot;)" office:value-type="float" office:value="1.85005" calcext:value-type="float">
            <text:p>1.85005</text:p>
          </table:table-cell>
          <table:table-cell table:style-name="ce110" table:formula="of:=IF(AND([.$U15] = 1;NOT([.E15]=&quot;&quot;));[.E15];&quot;&quot;)" office:value-type="float" office:value="-2.16421" calcext:value-type="float">
            <text:p>-2.16421</text:p>
          </table:table-cell>
          <table:table-cell table:style-name="ce110" table:formula="of:=IF(AND([.$U15] = 1;NOT([.F15]=&quot;&quot;));[.F15];&quot;&quot;)" office:value-type="float" office:value="-1.48353" calcext:value-type="float">
            <text:p>-1.48353</text:p>
          </table:table-cell>
          <table:table-cell table:style-name="ce110" table:formula="of:=IF(AND([.$U15] = 1;NOT([.G15]=&quot;&quot;));[.G15];&quot;&quot;)" office:value-type="float" office:value="-1.76278" calcext:value-type="float">
            <text:p>-1.76278</text:p>
          </table:table-cell>
          <table:table-cell table:style-name="ce110" table:formula="of:=IF(AND([.$U15] = 1;NOT([.H15]=&quot;&quot;));[.H15];&quot;&quot;)">
            <text:p/>
          </table:table-cell>
          <table:table-cell table:style-name="ce110" table:formula="of:=IF(AND([.$U15] = 1;NOT([.I15]=&quot;&quot;));[.I15];&quot;&quot;)">
            <text:p/>
          </table:table-cell>
          <table:table-cell table:style-name="ce110" table:formula="of:=IF(AND([.$U15] = 1;NOT([.J15]=&quot;&quot;));[.J15];&quot;&quot;)" office:value-type="float" office:value="12" calcext:value-type="float">
            <text:p>12</text:p>
          </table:table-cell>
          <table:table-cell table:style-name="ce110" table:formula="of:=IF(AND([.$U15] = 1;NOT([.K15]=&quot;&quot;));[.K15];&quot;&quot;)" office:value-type="float" office:value="0.3619" calcext:value-type="float">
            <text:p>0.3619</text:p>
          </table:table-cell>
          <table:table-cell table:style-name="ce110" table:formula="of:=IF(AND([.$U15] = 1;NOT([.L15]=&quot;&quot;));[.L15];&quot;&quot;)" office:value-type="float" office:value="-0.2485" calcext:value-type="float">
            <text:p>-0.2485</text:p>
          </table:table-cell>
          <table:table-cell table:style-name="ce110" table:formula="of:=IF(AND([.$U15] = 1;NOT([.M15]=&quot;&quot;));[.M15];&quot;&quot;)">
            <text:p/>
          </table:table-cell>
          <table:table-cell table:style-name="ce110" table:formula="of:=IF(AND([.$U15] = 1;NOT([.N15]=&quot;&quot;));[.N15];&quot;&quot;)">
            <text:p/>
          </table:table-cell>
          <table:table-cell table:style-name="ce110" table:formula="of:=IF(AND([.$U15] = 1;NOT([.O15]=&quot;&quot;));[.O15];&quot;&quot;)" office:value-type="float" office:value="11" calcext:value-type="float">
            <text:p>11</text:p>
          </table:table-cell>
          <table:table-cell table:style-name="ce110" table:formula="of:=IF(AND([.$U15] = 1;NOT([.P15]=&quot;&quot;));[.P15];&quot;&quot;)" office:value-type="float" office:value="2.3287" calcext:value-type="float">
            <text:p>2.3287</text:p>
          </table:table-cell>
          <table:table-cell table:style-name="ce110" table:formula="of:=IF(AND([.$U15] = 1;NOT([.Q15]=&quot;&quot;));[.Q15];&quot;&quot;)" office:value-type="float" office:value="-2.3287" calcext:value-type="float">
            <text:p>-2.3287</text:p>
          </table:table-cell>
          <table:table-cell table:style-name="ce110" table:formula="of:=IF(AND([.$U15] = 1;NOT([.R15]=&quot;&quot;));[.R15];&quot;&quot;)" office:value-type="float" office:value="38" calcext:value-type="float">
            <text:p>38</text:p>
          </table:table-cell>
          <table:table-cell table:style-name="ce110" table:formula="of:=IF(AND([.$U15] = 1;NOT([.S15]=&quot;&quot;));[.S15];&quot;&quot;)" office:value-type="float" office:value="2.1339430705" calcext:value-type="float">
            <text:p>2.1339430705</text:p>
          </table:table-cell>
          <table:table-cell table:style-name="ce110" table:formula="of:=IF(AND([.$U15] = 1;NOT([.T15]=&quot;&quot;));[.T15];&quot;&quot;)" office:value-type="float" office:value="-1" calcext:value-type="float">
            <text:p>-1</text:p>
          </table:table-cell>
          <table:table-cell table:style-name="ce110" table:formula="of:=IF(AND([.$U15] = 1;NOT([.U15]=&quot;&quot;));[.U15];&quot;&quot;)" office:value-type="float" office:value="1" calcext:value-type="float">
            <text:p>1</text:p>
          </table:table-cell>
          <table:table-cell table:style-name="ce110" table:formula="of:=IF(AND([.$U15] = 1;NOT([.V15]=&quot;&quot;));[.V15];&quot;&quot;)" office:value-type="float" office:value="0" calcext:value-type="float">
            <text:p>0</text:p>
          </table:table-cell>
          <table:table-cell table:style-name="ce110" table:formula="of:=IF(AND([.$U15] = 1;NOT([.W15]=&quot;&quot;));[.W15];&quot;&quot;)">
            <text:p/>
          </table:table-cell>
          <table:table-cell table:style-name="ce110" table:formula="of:=IF(AND([.$U15] = 1;NOT([.X15]=&quot;&quot;));[.X15];&quot;&quot;)">
            <text:p/>
          </table:table-cell>
          <table:table-cell table:style-name="ce110" table:formula="of:=IF(AND([.$U15] = 1;NOT([.Y15]=&quot;&quot;));[.Y15];&quot;&quot;)" office:value-type="float" office:value="11" calcext:value-type="float">
            <text:p>11</text:p>
          </table:table-cell>
          <table:table-cell table:style-name="ce121" table:formula="of:=IF(AND([.$U15] = 1;NOT([.Z15]=&quot;&quot;));[.Z15];&quot;&quot;)" office:value-type="float" office:value="0.2288" calcext:value-type="float">
            <text:p>0.22880</text:p>
          </table:table-cell>
          <table:table-cell table:style-name="ce25" table:formula="of:=IF(AND([.$U15] = 1;NOT([.AA15]=&quot;&quot;));[.AA15];&quot;&quot;)" office:value-type="float" office:value="-0.7583" calcext:value-type="float">
            <text:p>-0.7583</text:p>
          </table:table-cell>
          <table:table-cell table:style-name="Default" table:number-columns-repeated="3"/>
          <table:table-cell table:style-name="ce4" table:formula="of:=IF(AND([.$U15] = 0;NOT([.A15]=&quot;&quot;));[.A15];&quot;&quot;)">
            <text:p/>
          </table:table-cell>
          <table:table-cell table:style-name="ce110" table:formula="of:=IF(AND([.$U15] = 0;NOT([.B15]=&quot;&quot;));[.B15];&quot;&quot;)">
            <text:p/>
          </table:table-cell>
          <table:table-cell table:style-name="ce110" table:formula="of:=IF(AND([.$U15] = 0;NOT([.C15]=&quot;&quot;));[.C15];&quot;&quot;)">
            <text:p/>
          </table:table-cell>
          <table:table-cell table:style-name="ce110" table:formula="of:=IF(AND([.$U15] = 0;NOT([.D15]=&quot;&quot;));[.D15];&quot;&quot;)">
            <text:p/>
          </table:table-cell>
          <table:table-cell table:style-name="ce110" table:formula="of:=IF(AND([.$U15] = 0;NOT([.E15]=&quot;&quot;));[.E15];&quot;&quot;)">
            <text:p/>
          </table:table-cell>
          <table:table-cell table:style-name="ce110" table:formula="of:=IF(AND([.$U15] = 0;NOT([.F15]=&quot;&quot;));[.F15];&quot;&quot;)">
            <text:p/>
          </table:table-cell>
          <table:table-cell table:style-name="ce110" table:formula="of:=IF(AND([.$U15] = 0;NOT([.G15]=&quot;&quot;));[.G15];&quot;&quot;)">
            <text:p/>
          </table:table-cell>
          <table:table-cell table:style-name="ce110" table:formula="of:=IF(AND([.$U15] = 0;NOT([.H15]=&quot;&quot;));[.H15];&quot;&quot;)">
            <text:p/>
          </table:table-cell>
          <table:table-cell table:style-name="ce110" table:formula="of:=IF(AND([.$U15] = 0;NOT([.I15]=&quot;&quot;));[.I15];&quot;&quot;)">
            <text:p/>
          </table:table-cell>
          <table:table-cell table:style-name="ce110" table:formula="of:=IF(AND([.$U15] = 0;NOT([.J15]=&quot;&quot;));[.J15];&quot;&quot;)">
            <text:p/>
          </table:table-cell>
          <table:table-cell table:style-name="ce113" table:formula="of:=IF(AND([.$U15] = 0;NOT([.K15]=&quot;&quot;));[.K15];&quot;&quot;)">
            <text:p/>
          </table:table-cell>
          <table:table-cell table:style-name="ce113" table:formula="of:=IF(AND([.$U15] = 0;NOT([.L15]=&quot;&quot;));[.L15];&quot;&quot;)">
            <text:p/>
          </table:table-cell>
          <table:table-cell table:style-name="ce110" table:formula="of:=IF(AND([.$U15] = 0;NOT([.M15]=&quot;&quot;));[.M15];&quot;&quot;)">
            <text:p/>
          </table:table-cell>
          <table:table-cell table:style-name="ce110" table:formula="of:=IF(AND([.$U15] = 0;NOT([.N15]=&quot;&quot;));[.N15];&quot;&quot;)">
            <text:p/>
          </table:table-cell>
          <table:table-cell table:style-name="ce110" table:formula="of:=IF(AND([.$U15] = 0;NOT([.O15]=&quot;&quot;));[.O15];&quot;&quot;)">
            <text:p/>
          </table:table-cell>
          <table:table-cell table:style-name="ce110" table:formula="of:=IF(AND([.$U15] = 0;NOT([.P15]=&quot;&quot;));[.P15];&quot;&quot;)">
            <text:p/>
          </table:table-cell>
          <table:table-cell table:style-name="ce110" table:formula="of:=IF(AND([.$U15] = 0;NOT([.Q15]=&quot;&quot;));[.Q15];&quot;&quot;)">
            <text:p/>
          </table:table-cell>
          <table:table-cell table:style-name="ce110" table:formula="of:=IF(AND([.$U15] = 0;NOT([.R15]=&quot;&quot;));[.R15];&quot;&quot;)">
            <text:p/>
          </table:table-cell>
          <table:table-cell table:style-name="ce110" table:formula="of:=IF(AND([.$U15] = 0;NOT([.S15]=&quot;&quot;));[.S15];&quot;&quot;)">
            <text:p/>
          </table:table-cell>
          <table:table-cell table:style-name="ce110" table:formula="of:=IF(AND([.$U15] = 0;NOT([.T15]=&quot;&quot;));[.T15];&quot;&quot;)">
            <text:p/>
          </table:table-cell>
          <table:table-cell table:style-name="ce110" table:formula="of:=IF(AND([.$U15] = 0;NOT([.U15]=&quot;&quot;));[.U15];&quot;&quot;)">
            <text:p/>
          </table:table-cell>
          <table:table-cell table:style-name="ce110" table:formula="of:=IF(AND([.$U15] = 0;NOT([.V15]=&quot;&quot;));[.V15];&quot;&quot;)">
            <text:p/>
          </table:table-cell>
          <table:table-cell table:style-name="ce110" table:formula="of:=IF(AND([.$U15] = 0;NOT([.W15]=&quot;&quot;));[.W15];&quot;&quot;)">
            <text:p/>
          </table:table-cell>
          <table:table-cell table:style-name="ce110" table:formula="of:=IF(AND([.$U15] = 0;NOT([.X15]=&quot;&quot;));[.X15];&quot;&quot;)">
            <text:p/>
          </table:table-cell>
          <table:table-cell table:style-name="ce110" table:formula="of:=IF(AND([.$U15] = 0;NOT([.Y15]=&quot;&quot;));[.Y15];&quot;&quot;)">
            <text:p/>
          </table:table-cell>
          <table:table-cell table:style-name="ce110" table:formula="of:=IF(AND([.$U15] = 0;NOT([.Z15]=&quot;&quot;));[.Z15];&quot;&quot;)">
            <text:p/>
          </table:table-cell>
          <table:table-cell table:style-name="ce25" table:formula="of:=IF(AND([.$U15] = 0;NOT([.AA15]=&quot;&quot;));[.AA15];&quot;&quot;)">
            <text:p/>
          </table:table-cell>
          <table:table-cell table:style-name="Default" table:number-columns-repeated="3"/>
          <table:table-cell table:style-name="ce126" table:formula="of:=IF(AND(0.1&lt;[.$Z15];[.$Z15]&lt;0.25; NOT([.A15]=&quot;&quot;));[.A15];&quot;&quot;)" office:value-type="float" office:value="11" calcext:value-type="float">
            <text:p>11.0000</text:p>
          </table:table-cell>
          <table:table-cell table:style-name="ce44" table:formula="of:=IF(AND(0.1&lt;[.$Z15];[.$Z15]&lt;0.25; NOT([.B15]=&quot;&quot;));[.B15];&quot;&quot;)" office:value-type="float" office:value="1.72788" calcext:value-type="float">
            <text:p>1.7279</text:p>
          </table:table-cell>
          <table:table-cell table:style-name="ce44" table:formula="of:=IF(AND(0.1&lt;[.$Z15];[.$Z15]&lt;0.25; NOT([.C15]=&quot;&quot;));[.C15];&quot;&quot;)" office:value-type="float" office:value="-1.5708" calcext:value-type="float">
            <text:p>-1.5708</text:p>
          </table:table-cell>
          <table:table-cell table:style-name="ce44" table:formula="of:=IF(AND(0.1&lt;[.$Z15];[.$Z15]&lt;0.25; NOT([.D15]=&quot;&quot;));[.D15];&quot;&quot;)" office:value-type="float" office:value="1.85005" calcext:value-type="float">
            <text:p>1.8501</text:p>
          </table:table-cell>
          <table:table-cell table:style-name="ce44" table:formula="of:=IF(AND(0.1&lt;[.$Z15];[.$Z15]&lt;0.25; NOT([.E15]=&quot;&quot;));[.E15];&quot;&quot;)" office:value-type="float" office:value="-2.16421" calcext:value-type="float">
            <text:p>-2.1642</text:p>
          </table:table-cell>
          <table:table-cell table:style-name="ce44" table:formula="of:=IF(AND(0.1&lt;[.$Z15];[.$Z15]&lt;0.25; NOT([.F15]=&quot;&quot;));[.F15];&quot;&quot;)" office:value-type="float" office:value="-1.48353" calcext:value-type="float">
            <text:p>-1.4835</text:p>
          </table:table-cell>
          <table:table-cell table:style-name="ce44" table:formula="of:=IF(AND(0.1&lt;[.$Z15];[.$Z15]&lt;0.25; NOT([.G15]=&quot;&quot;));[.G15];&quot;&quot;)" office:value-type="float" office:value="-1.76278" calcext:value-type="float">
            <text:p>-1.7628</text:p>
          </table:table-cell>
          <table:table-cell table:style-name="ce44" table:formula="of:=IF(AND(0.1&lt;[.$Z15];[.$Z15]&lt;0.25; NOT([.H15]=&quot;&quot;));[.H15];&quot;&quot;)">
            <text:p/>
          </table:table-cell>
          <table:table-cell table:style-name="ce44" table:formula="of:=IF(AND(0.1&lt;[.$Z15];[.$Z15]&lt;0.25; NOT([.I15]=&quot;&quot;));[.I15];&quot;&quot;)">
            <text:p/>
          </table:table-cell>
          <table:table-cell table:style-name="ce44" table:formula="of:=IF(AND(0.1&lt;[.$Z15];[.$Z15]&lt;0.25; NOT([.J15]=&quot;&quot;));[.J15];&quot;&quot;)" office:value-type="float" office:value="12" calcext:value-type="float">
            <text:p>12.0000</text:p>
          </table:table-cell>
          <table:table-cell table:style-name="ce44" table:formula="of:=IF(AND(0.1&lt;[.$Z15];[.$Z15]&lt;0.25; NOT([.K15]=&quot;&quot;));[.K15];&quot;&quot;)" office:value-type="float" office:value="0.3619" calcext:value-type="float">
            <text:p>0.3619</text:p>
          </table:table-cell>
          <table:table-cell table:style-name="ce44" table:formula="of:=IF(AND(0.1&lt;[.$Z15];[.$Z15]&lt;0.25; NOT([.L15]=&quot;&quot;));[.L15];&quot;&quot;)" office:value-type="float" office:value="-0.2485" calcext:value-type="float">
            <text:p>-0.2485</text:p>
          </table:table-cell>
          <table:table-cell table:style-name="ce44" table:formula="of:=IF(AND(0.1&lt;[.$Z15];[.$Z15]&lt;0.25; NOT([.M15]=&quot;&quot;));[.M15];&quot;&quot;)">
            <text:p/>
          </table:table-cell>
          <table:table-cell table:style-name="ce44" table:formula="of:=IF(AND(0.1&lt;[.$Z15];[.$Z15]&lt;0.25; NOT([.N15]=&quot;&quot;));[.N15];&quot;&quot;)">
            <text:p/>
          </table:table-cell>
          <table:table-cell table:style-name="ce44" table:formula="of:=IF(AND(0.1&lt;[.$Z15];[.$Z15]&lt;0.25; NOT([.O15]=&quot;&quot;));[.O15];&quot;&quot;)" office:value-type="float" office:value="11" calcext:value-type="float">
            <text:p>11.0000</text:p>
          </table:table-cell>
          <table:table-cell table:style-name="ce44" table:formula="of:=IF(AND(0.1&lt;[.$Z15];[.$Z15]&lt;0.25; NOT([.P15]=&quot;&quot;));[.P15];&quot;&quot;)" office:value-type="float" office:value="2.3287" calcext:value-type="float">
            <text:p>2.3287</text:p>
          </table:table-cell>
          <table:table-cell table:style-name="ce44" table:formula="of:=IF(AND(0.1&lt;[.$Z15];[.$Z15]&lt;0.25; NOT([.Q15]=&quot;&quot;));[.Q15];&quot;&quot;)" office:value-type="float" office:value="-2.3287" calcext:value-type="float">
            <text:p>-2.3287</text:p>
          </table:table-cell>
          <table:table-cell table:style-name="ce44" table:formula="of:=IF(AND(0.1&lt;[.$Z15];[.$Z15]&lt;0.25; NOT([.R15]=&quot;&quot;));[.R15];&quot;&quot;)" office:value-type="float" office:value="38" calcext:value-type="float">
            <text:p>38.0000</text:p>
          </table:table-cell>
          <table:table-cell table:style-name="ce44" table:formula="of:=IF(AND(0.1&lt;[.$Z15];[.$Z15]&lt;0.25; NOT([.S15]=&quot;&quot;));[.S15];&quot;&quot;)" office:value-type="float" office:value="2.1339430705" calcext:value-type="float">
            <text:p>2.1339</text:p>
          </table:table-cell>
          <table:table-cell table:style-name="ce44" table:formula="of:=IF(AND(0.1&lt;[.$Z15];[.$Z15]&lt;0.25; NOT([.T15]=&quot;&quot;));[.T15];&quot;&quot;)" office:value-type="float" office:value="-1" calcext:value-type="float">
            <text:p>-1.0000</text:p>
          </table:table-cell>
          <table:table-cell table:style-name="ce44" table:formula="of:=IF(AND(0.1&lt;[.$Z15];[.$Z15]&lt;0.25; NOT([.U15]=&quot;&quot;));[.U15];&quot;&quot;)" office:value-type="float" office:value="1" calcext:value-type="float">
            <text:p>1.0000</text:p>
          </table:table-cell>
          <table:table-cell table:style-name="ce44" table:formula="of:=IF(AND(0.1&lt;[.$Z15];[.$Z15]&lt;0.25; NOT([.V15]=&quot;&quot;));[.V15];&quot;&quot;)" office:value-type="float" office:value="0" calcext:value-type="float">
            <text:p>0.0000</text:p>
          </table:table-cell>
          <table:table-cell table:style-name="ce44" table:formula="of:=IF(AND(0.1&lt;[.$Z15];[.$Z15]&lt;0.25; NOT([.W15]=&quot;&quot;));[.W15];&quot;&quot;)">
            <text:p/>
          </table:table-cell>
          <table:table-cell table:style-name="ce44" table:formula="of:=IF(AND(0.1&lt;[.$Z15];[.$Z15]&lt;0.25; NOT([.X15]=&quot;&quot;));[.X15];&quot;&quot;)">
            <text:p/>
          </table:table-cell>
          <table:table-cell table:style-name="ce44" table:formula="of:=IF(AND(0.1&lt;[.$Z15];[.$Z15]&lt;0.25; NOT([.Y15]=&quot;&quot;));[.Y15];&quot;&quot;)" office:value-type="float" office:value="11" calcext:value-type="float">
            <text:p>11.0000</text:p>
          </table:table-cell>
          <table:table-cell table:style-name="ce44" table:formula="of:=IF(AND(0.1&lt;[.$Z15];[.$Z15]&lt;0.25; NOT([.Z15]=&quot;&quot;));[.Z15];&quot;&quot;)" office:value-type="float" office:value="0.2288" calcext:value-type="float">
            <text:p>0.2288</text:p>
          </table:table-cell>
          <table:table-cell table:style-name="ce44" table:formula="of:=IF(AND(0.1&lt;[.$Z15];[.$Z15]&lt;0.25; NOT([.AA15]=&quot;&quot;));[.AA15];&quot;&quot;)" office:value-type="float" office:value="-0.7583" calcext:value-type="float">
            <text:p>-0.7583</text:p>
          </table:table-cell>
          <table:table-cell table:style-name="Default" table:number-columns-repeated="3"/>
          <table:table-cell table:style-name="ce126" table:formula="of:=IF(AND(OR(0.1&gt;[.$Z15];[.$Z15]&gt;0.25);NOT([.A15]=&quot;&quot;));[.A15];&quot;&quot;)">
            <text:p/>
          </table:table-cell>
          <table:table-cell table:style-name="ce44" table:formula="of:=IF(AND(OR(0.1&gt;[.$Z15];[.$Z15]&gt;0.25);NOT([.B15]=&quot;&quot;));[.B15];&quot;&quot;)">
            <text:p/>
          </table:table-cell>
          <table:table-cell table:style-name="ce44" table:formula="of:=IF(AND(OR(0.1&gt;[.$Z15];[.$Z15]&gt;0.25);NOT([.C15]=&quot;&quot;));[.C15];&quot;&quot;)">
            <text:p/>
          </table:table-cell>
          <table:table-cell table:style-name="ce44" table:formula="of:=IF(AND(OR(0.1&gt;[.$Z15];[.$Z15]&gt;0.25);NOT([.D15]=&quot;&quot;));[.D15];&quot;&quot;)">
            <text:p/>
          </table:table-cell>
          <table:table-cell table:style-name="ce44" table:formula="of:=IF(AND(OR(0.1&gt;[.$Z15];[.$Z15]&gt;0.25);NOT([.E15]=&quot;&quot;));[.E15];&quot;&quot;)">
            <text:p/>
          </table:table-cell>
          <table:table-cell table:style-name="ce44" table:formula="of:=IF(AND(OR(0.1&gt;[.$Z15];[.$Z15]&gt;0.25);NOT([.F15]=&quot;&quot;));[.F15];&quot;&quot;)">
            <text:p/>
          </table:table-cell>
          <table:table-cell table:style-name="ce44" table:formula="of:=IF(AND(OR(0.1&gt;[.$Z15];[.$Z15]&gt;0.25);NOT([.G15]=&quot;&quot;));[.G15];&quot;&quot;)">
            <text:p/>
          </table:table-cell>
          <table:table-cell table:style-name="ce44" table:formula="of:=IF(AND(OR(0.1&gt;[.$Z15];[.$Z15]&gt;0.25);NOT([.H15]=&quot;&quot;));[.H15];&quot;&quot;)">
            <text:p/>
          </table:table-cell>
          <table:table-cell table:style-name="ce44" table:formula="of:=IF(AND(OR(0.1&gt;[.$Z15];[.$Z15]&gt;0.25);NOT([.I15]=&quot;&quot;));[.I15];&quot;&quot;)">
            <text:p/>
          </table:table-cell>
          <table:table-cell table:style-name="ce44" table:formula="of:=IF(AND(OR(0.1&gt;[.$Z15];[.$Z15]&gt;0.25);NOT([.J15]=&quot;&quot;));[.J15];&quot;&quot;)">
            <text:p/>
          </table:table-cell>
          <table:table-cell table:style-name="ce44" table:formula="of:=IF(AND(OR(0.1&gt;[.$Z15];[.$Z15]&gt;0.25);NOT([.K15]=&quot;&quot;));[.K15];&quot;&quot;)">
            <text:p/>
          </table:table-cell>
          <table:table-cell table:style-name="ce44" table:formula="of:=IF(AND(OR(0.1&gt;[.$Z15];[.$Z15]&gt;0.25);NOT([.L15]=&quot;&quot;));[.L15];&quot;&quot;)">
            <text:p/>
          </table:table-cell>
          <table:table-cell table:style-name="ce44" table:formula="of:=IF(AND(OR(0.1&gt;[.$Z15];[.$Z15]&gt;0.25);NOT([.M15]=&quot;&quot;));[.M15];&quot;&quot;)">
            <text:p/>
          </table:table-cell>
          <table:table-cell table:style-name="ce44" table:formula="of:=IF(AND(OR(0.1&gt;[.$Z15];[.$Z15]&gt;0.25);NOT([.N15]=&quot;&quot;));[.N15];&quot;&quot;)">
            <text:p/>
          </table:table-cell>
          <table:table-cell table:style-name="ce128" table:formula="of:=IF(AND(OR(0.1&gt;[.$Z15];[.$Z15]&gt;0.25);NOT([.O15]=&quot;&quot;));[.O15];&quot;&quot;)">
            <text:p/>
          </table:table-cell>
          <table:table-cell table:style-name="ce44" table:formula="of:=IF(AND(OR(0.1&gt;[.$Z15];[.$Z15]&gt;0.25);NOT([.P15]=&quot;&quot;));[.P15];&quot;&quot;)">
            <text:p/>
          </table:table-cell>
          <table:table-cell table:style-name="ce44" table:formula="of:=IF(AND(OR(0.1&gt;[.$Z15];[.$Z15]&gt;0.25);NOT([.Q15]=&quot;&quot;));[.Q15];&quot;&quot;)">
            <text:p/>
          </table:table-cell>
          <table:table-cell table:style-name="ce44" table:formula="of:=IF(AND(OR(0.1&gt;[.$Z15];[.$Z15]&gt;0.25);NOT([.R15]=&quot;&quot;));[.R15];&quot;&quot;)">
            <text:p/>
          </table:table-cell>
          <table:table-cell table:style-name="ce44" table:formula="of:=IF(AND(OR(0.1&gt;[.$Z15];[.$Z15]&gt;0.25);NOT([.S15]=&quot;&quot;));[.S15];&quot;&quot;)">
            <text:p/>
          </table:table-cell>
          <table:table-cell table:style-name="ce44" table:formula="of:=IF(AND(OR(0.1&gt;[.$Z15];[.$Z15]&gt;0.25);NOT([.T15]=&quot;&quot;));[.T15];&quot;&quot;)">
            <text:p/>
          </table:table-cell>
          <table:table-cell table:style-name="ce44" table:formula="of:=IF(AND(OR(0.1&gt;[.$Z15];[.$Z15]&gt;0.25);NOT([.U15]=&quot;&quot;));[.U15];&quot;&quot;)">
            <text:p/>
          </table:table-cell>
          <table:table-cell table:style-name="ce44" table:formula="of:=IF(AND(OR(0.1&gt;[.$Z15];[.$Z15]&gt;0.25);NOT([.V15]=&quot;&quot;));[.V15];&quot;&quot;)">
            <text:p/>
          </table:table-cell>
          <table:table-cell table:style-name="ce44" table:formula="of:=IF(AND(OR(0.1&gt;[.$Z15];[.$Z15]&gt;0.25);NOT([.W15]=&quot;&quot;));[.W15];&quot;&quot;)">
            <text:p/>
          </table:table-cell>
          <table:table-cell table:style-name="ce44" table:formula="of:=IF(AND(OR(0.1&gt;[.$Z15];[.$Z15]&gt;0.25);NOT([.X15]=&quot;&quot;));[.X15];&quot;&quot;)">
            <text:p/>
          </table:table-cell>
          <table:table-cell table:style-name="ce128" table:formula="of:=IF(AND(OR(0.1&gt;[.$Z15];[.$Z15]&gt;0.25);NOT([.Y15]=&quot;&quot;));[.Y15];&quot;&quot;)">
            <text:p/>
          </table:table-cell>
          <table:table-cell table:style-name="ce44" table:formula="of:=IF(AND(OR(0.1&gt;[.$Z15];[.$Z15]&gt;0.25);NOT([.Z15]=&quot;&quot;));[.Z15];&quot;&quot;)">
            <text:p/>
          </table:table-cell>
          <table:table-cell table:style-name="ce44" table:formula="of:=IF(AND(OR(0.1&gt;[.$Z15];[.$Z15]&gt;0.25);NOT([.AA15]=&quot;&quot;));[.AA15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13" calcext:value-type="float">
            <text:p>13</text:p>
          </table:table-cell>
          <table:table-cell table:style-name="ce15" office:value-type="float" office:value="0.3255" calcext:value-type="float">
            <text:p>0.3255</text:p>
          </table:table-cell>
          <table:table-cell table:style-name="ce15" office:value-type="float" office:value="-0.1419" calcext:value-type="float">
            <text:p>-0.1419</text:p>
          </table:table-cell>
          <table:table-cell table:style-name="Default" table:number-columns-repeated="2"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2.2893" calcext:value-type="float">
            <text:p>2.2893</text:p>
          </table:table-cell>
          <table:table-cell table:style-name="ce10" office:value-type="float" office:value="-2.2893" calcext:value-type="float">
            <text:p>-2.2893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0591919857" calcext:value-type="float">
            <text:p>2.0591919857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3104" calcext:value-type="float">
            <text:p>0.3104</text:p>
          </table:table-cell>
          <table:table-cell table:style-name="ce25" office:value-type="float" office:value="-0.7247" calcext:value-type="float">
            <text:p>-0.7247</text:p>
          </table:table-cell>
          <table:table-cell table:style-name="Default" table:number-columns-repeated="3"/>
          <table:table-cell table:style-name="ce31" table:formula="of:=IF(AND(0.15&lt;[.$Z16];[.$Z16]&lt;0.2; NOT([.A16]=&quot;&quot;));[.A16];&quot;&quot;)">
            <text:p/>
          </table:table-cell>
          <table:table-cell table:style-name="ce33" table:formula="of:=IF(AND(0.15&lt;[.$Z16];[.$Z16]&lt;0.2; NOT([.B16]=&quot;&quot;));[.B16];&quot;&quot;)">
            <text:p/>
          </table:table-cell>
          <table:table-cell table:style-name="ce33" table:formula="of:=IF(AND(0.15&lt;[.$Z16];[.$Z16]&lt;0.2; NOT([.C16]=&quot;&quot;));[.C16];&quot;&quot;)">
            <text:p/>
          </table:table-cell>
          <table:table-cell table:style-name="ce33" table:formula="of:=IF(AND(0.15&lt;[.$Z16];[.$Z16]&lt;0.2; NOT([.D16]=&quot;&quot;));[.D16];&quot;&quot;)">
            <text:p/>
          </table:table-cell>
          <table:table-cell table:style-name="ce33" table:formula="of:=IF(AND(0.15&lt;[.$Z16];[.$Z16]&lt;0.2; NOT([.E16]=&quot;&quot;));[.E16];&quot;&quot;)">
            <text:p/>
          </table:table-cell>
          <table:table-cell table:style-name="ce33" table:formula="of:=IF(AND(0.15&lt;[.$Z16];[.$Z16]&lt;0.2; NOT([.F16]=&quot;&quot;));[.F16];&quot;&quot;)">
            <text:p/>
          </table:table-cell>
          <table:table-cell table:style-name="ce33" table:formula="of:=IF(AND(0.15&lt;[.$Z16];[.$Z16]&lt;0.2; NOT([.G16]=&quot;&quot;));[.G16];&quot;&quot;)">
            <text:p/>
          </table:table-cell>
          <table:table-cell table:style-name="ce33" table:formula="of:=IF(AND(0.15&lt;[.$Z16];[.$Z16]&lt;0.2; NOT([.H16]=&quot;&quot;));[.H16];&quot;&quot;)">
            <text:p/>
          </table:table-cell>
          <table:table-cell table:style-name="ce33" table:formula="of:=IF(AND(0.15&lt;[.$Z16];[.$Z16]&lt;0.2; NOT([.I16]=&quot;&quot;));[.I16];&quot;&quot;)">
            <text:p/>
          </table:table-cell>
          <table:table-cell table:style-name="ce39" table:formula="of:=IF(AND(0.15&lt;[.$Z16];[.$Z16]&lt;0.2; NOT([.J16]=&quot;&quot;));[.J16];&quot;&quot;)">
            <text:p/>
          </table:table-cell>
          <table:table-cell table:style-name="ce33" table:formula="of:=IF(AND(0.15&lt;[.$Z16];[.$Z16]&lt;0.2; NOT([.K16]=&quot;&quot;));[.K16];&quot;&quot;)">
            <text:p/>
          </table:table-cell>
          <table:table-cell table:style-name="ce33" table:formula="of:=IF(AND(0.15&lt;[.$Z16];[.$Z16]&lt;0.2; NOT([.L16]=&quot;&quot;));[.L16];&quot;&quot;)">
            <text:p/>
          </table:table-cell>
          <table:table-cell table:style-name="ce33" table:formula="of:=IF(AND(0.15&lt;[.$Z16];[.$Z16]&lt;0.2; NOT([.M16]=&quot;&quot;));[.M16];&quot;&quot;)">
            <text:p/>
          </table:table-cell>
          <table:table-cell table:style-name="ce33" table:formula="of:=IF(AND(0.15&lt;[.$Z16];[.$Z16]&lt;0.2; NOT([.N16]=&quot;&quot;));[.N16];&quot;&quot;)">
            <text:p/>
          </table:table-cell>
          <table:table-cell table:style-name="ce39" table:formula="of:=IF(AND(0.15&lt;[.$Z16];[.$Z16]&lt;0.2; NOT([.O16]=&quot;&quot;));[.O16];&quot;&quot;)">
            <text:p/>
          </table:table-cell>
          <table:table-cell table:style-name="ce33" table:formula="of:=IF(AND(0.15&lt;[.$Z16];[.$Z16]&lt;0.2; NOT([.P16]=&quot;&quot;));[.P16];&quot;&quot;)">
            <text:p/>
          </table:table-cell>
          <table:table-cell table:style-name="ce33" table:formula="of:=IF(AND(0.15&lt;[.$Z16];[.$Z16]&lt;0.2; NOT([.Q16]=&quot;&quot;));[.Q16];&quot;&quot;)">
            <text:p/>
          </table:table-cell>
          <table:table-cell table:style-name="ce33" table:formula="of:=IF(AND(0.15&lt;[.$Z16];[.$Z16]&lt;0.2; NOT([.R16]=&quot;&quot;));[.R16];&quot;&quot;)">
            <text:p/>
          </table:table-cell>
          <table:table-cell table:style-name="ce33" table:formula="of:=IF(AND(0.15&lt;[.$Z16];[.$Z16]&lt;0.2; NOT([.S16]=&quot;&quot;));[.S16];&quot;&quot;)">
            <text:p/>
          </table:table-cell>
          <table:table-cell table:style-name="ce39" table:formula="of:=IF(AND(0.15&lt;[.$Z16];[.$Z16]&lt;0.2; NOT([.T16]=&quot;&quot;));[.T16];&quot;&quot;)">
            <text:p/>
          </table:table-cell>
          <table:table-cell table:style-name="ce39" table:formula="of:=IF(AND(0.15&lt;[.$Z16];[.$Z16]&lt;0.2; NOT([.U16]=&quot;&quot;));[.U16];&quot;&quot;)">
            <text:p/>
          </table:table-cell>
          <table:table-cell table:style-name="ce33" table:formula="of:=IF(AND(0.15&lt;[.$Z16];[.$Z16]&lt;0.2; NOT([.V16]=&quot;&quot;));[.V16];&quot;&quot;)">
            <text:p/>
          </table:table-cell>
          <table:table-cell table:style-name="ce33" table:formula="of:=IF(AND(0.15&lt;[.$Z16];[.$Z16]&lt;0.2; NOT([.W16]=&quot;&quot;));[.W16];&quot;&quot;)">
            <text:p/>
          </table:table-cell>
          <table:table-cell table:style-name="ce33" table:formula="of:=IF(AND(0.15&lt;[.$Z16];[.$Z16]&lt;0.2; NOT([.X16]=&quot;&quot;));[.X16];&quot;&quot;)">
            <text:p/>
          </table:table-cell>
          <table:table-cell table:style-name="ce39" table:formula="of:=IF(AND(0.15&lt;[.$Z16];[.$Z16]&lt;0.2; NOT([.Y16]=&quot;&quot;));[.Y16];&quot;&quot;)">
            <text:p/>
          </table:table-cell>
          <table:table-cell table:style-name="ce33" table:formula="of:=IF(AND(0.15&lt;[.$Z16];[.$Z16]&lt;0.2; NOT([.Z16]=&quot;&quot;));[.Z16];&quot;&quot;)">
            <text:p/>
          </table:table-cell>
          <table:table-cell table:style-name="ce44" table:formula="of:=IF(AND(0.15&lt;[.$Z16];[.$Z16]&lt;0.2; NOT([.AA16]=&quot;&quot;));[.AA16];&quot;&quot;)">
            <text:p/>
          </table:table-cell>
          <table:table-cell table:style-name="Default"/>
          <table:table-cell table:style-name="ce46"/>
          <table:table-cell table:style-name="Default"/>
          <table:table-cell table:style-name="ce31" table:formula="of:=IF(AND(OR(0.15&gt;[.$Z16];[.$Z16]&gt;0.2);NOT([.A16]=&quot;&quot;));[.A16];&quot;&quot;)" office:value-type="float" office:value="12" calcext:value-type="float">
            <text:p>12</text:p>
          </table:table-cell>
          <table:table-cell table:style-name="ce33" table:formula="of:=IF(AND(OR(0.15&gt;[.$Z16];[.$Z16]&gt;0.2);NOT([.B16]=&quot;&quot;));[.B16];&quot;&quot;)" office:value-type="float" office:value="1.72788" calcext:value-type="float">
            <text:p>1.7279</text:p>
          </table:table-cell>
          <table:table-cell table:style-name="ce33" table:formula="of:=IF(AND(OR(0.15&gt;[.$Z16];[.$Z16]&gt;0.2);NOT([.C16]=&quot;&quot;));[.C16];&quot;&quot;)" office:value-type="float" office:value="-1.5708" calcext:value-type="float">
            <text:p>-1.5708</text:p>
          </table:table-cell>
          <table:table-cell table:style-name="ce33" table:formula="of:=IF(AND(OR(0.15&gt;[.$Z16];[.$Z16]&gt;0.2);NOT([.D16]=&quot;&quot;));[.D16];&quot;&quot;)" office:value-type="float" office:value="1.85005" calcext:value-type="float">
            <text:p>1.8501</text:p>
          </table:table-cell>
          <table:table-cell table:style-name="ce33" table:formula="of:=IF(AND(OR(0.15&gt;[.$Z16];[.$Z16]&gt;0.2);NOT([.E16]=&quot;&quot;));[.E16];&quot;&quot;)" office:value-type="float" office:value="-2.16421" calcext:value-type="float">
            <text:p>-2.1642</text:p>
          </table:table-cell>
          <table:table-cell table:style-name="ce33" table:formula="of:=IF(AND(OR(0.15&gt;[.$Z16];[.$Z16]&gt;0.2);NOT([.F16]=&quot;&quot;));[.F16];&quot;&quot;)" office:value-type="float" office:value="-1.48353" calcext:value-type="float">
            <text:p>-1.4835</text:p>
          </table:table-cell>
          <table:table-cell table:style-name="ce33" table:formula="of:=IF(AND(OR(0.15&gt;[.$Z16];[.$Z16]&gt;0.2);NOT([.G16]=&quot;&quot;));[.G16];&quot;&quot;)" office:value-type="float" office:value="-1.76278" calcext:value-type="float">
            <text:p>-1.7628</text:p>
          </table:table-cell>
          <table:table-cell table:style-name="ce33" table:formula="of:=IF(AND(OR(0.15&gt;[.$Z16];[.$Z16]&gt;0.2);NOT([.H16]=&quot;&quot;));[.H16];&quot;&quot;)">
            <text:p/>
          </table:table-cell>
          <table:table-cell table:style-name="ce33" table:formula="of:=IF(AND(OR(0.15&gt;[.$Z16];[.$Z16]&gt;0.2);NOT([.I16]=&quot;&quot;));[.I16];&quot;&quot;)">
            <text:p/>
          </table:table-cell>
          <table:table-cell table:style-name="ce39" table:formula="of:=IF(AND(OR(0.15&gt;[.$Z16];[.$Z16]&gt;0.2);NOT([.J16]=&quot;&quot;));[.J16];&quot;&quot;)" office:value-type="float" office:value="13" calcext:value-type="float">
            <text:p>13</text:p>
          </table:table-cell>
          <table:table-cell table:style-name="ce33" table:formula="of:=IF(AND(OR(0.15&gt;[.$Z16];[.$Z16]&gt;0.2);NOT([.K16]=&quot;&quot;));[.K16];&quot;&quot;)" office:value-type="float" office:value="0.3255" calcext:value-type="float">
            <text:p>0.3255</text:p>
          </table:table-cell>
          <table:table-cell table:style-name="ce33" table:formula="of:=IF(AND(OR(0.15&gt;[.$Z16];[.$Z16]&gt;0.2);NOT([.L16]=&quot;&quot;));[.L16];&quot;&quot;)" office:value-type="float" office:value="-0.1419" calcext:value-type="float">
            <text:p>-0.1419</text:p>
          </table:table-cell>
          <table:table-cell table:style-name="ce33" table:formula="of:=IF(AND(OR(0.15&gt;[.$Z16];[.$Z16]&gt;0.2);NOT([.M16]=&quot;&quot;));[.M16];&quot;&quot;)">
            <text:p/>
          </table:table-cell>
          <table:table-cell table:style-name="ce33" table:formula="of:=IF(AND(OR(0.15&gt;[.$Z16];[.$Z16]&gt;0.2);NOT([.N16]=&quot;&quot;));[.N16];&quot;&quot;)">
            <text:p/>
          </table:table-cell>
          <table:table-cell table:style-name="ce39" table:formula="of:=IF(AND(OR(0.15&gt;[.$Z16];[.$Z16]&gt;0.2);NOT([.O16]=&quot;&quot;));[.O16];&quot;&quot;)" office:value-type="float" office:value="12" calcext:value-type="float">
            <text:p>12</text:p>
          </table:table-cell>
          <table:table-cell table:style-name="ce33" table:formula="of:=IF(AND(OR(0.15&gt;[.$Z16];[.$Z16]&gt;0.2);NOT([.P16]=&quot;&quot;));[.P16];&quot;&quot;)" office:value-type="float" office:value="2.2893" calcext:value-type="float">
            <text:p>2.2893</text:p>
          </table:table-cell>
          <table:table-cell table:style-name="ce33" table:formula="of:=IF(AND(OR(0.15&gt;[.$Z16];[.$Z16]&gt;0.2);NOT([.Q16]=&quot;&quot;));[.Q16];&quot;&quot;)" office:value-type="float" office:value="-2.2893" calcext:value-type="float">
            <text:p>-2.2893</text:p>
          </table:table-cell>
          <table:table-cell table:style-name="ce33" table:formula="of:=IF(AND(OR(0.15&gt;[.$Z16];[.$Z16]&gt;0.2);NOT([.R16]=&quot;&quot;));[.R16];&quot;&quot;)" office:value-type="float" office:value="38" calcext:value-type="float">
            <text:p>38.0000</text:p>
          </table:table-cell>
          <table:table-cell table:style-name="ce33" table:formula="of:=IF(AND(OR(0.15&gt;[.$Z16];[.$Z16]&gt;0.2);NOT([.S16]=&quot;&quot;));[.S16];&quot;&quot;)" office:value-type="float" office:value="2.0591919857" calcext:value-type="float">
            <text:p>2.0592</text:p>
          </table:table-cell>
          <table:table-cell table:style-name="ce39" table:formula="of:=IF(AND(OR(0.15&gt;[.$Z16];[.$Z16]&gt;0.2);NOT([.T16]=&quot;&quot;));[.T16];&quot;&quot;)" office:value-type="float" office:value="-1" calcext:value-type="float">
            <text:p>-1</text:p>
          </table:table-cell>
          <table:table-cell table:style-name="ce39" table:formula="of:=IF(AND(OR(0.15&gt;[.$Z16];[.$Z16]&gt;0.2);NOT([.U16]=&quot;&quot;));[.U16];&quot;&quot;)" office:value-type="float" office:value="0" calcext:value-type="float">
            <text:p>0</text:p>
          </table:table-cell>
          <table:table-cell table:style-name="ce33" table:formula="of:=IF(AND(OR(0.15&gt;[.$Z16];[.$Z16]&gt;0.2);NOT([.V16]=&quot;&quot;));[.V16];&quot;&quot;)" office:value-type="float" office:value="0" calcext:value-type="float">
            <text:p>0.0000</text:p>
          </table:table-cell>
          <table:table-cell table:style-name="ce33" table:formula="of:=IF(AND(OR(0.15&gt;[.$Z16];[.$Z16]&gt;0.2);NOT([.W16]=&quot;&quot;));[.W16];&quot;&quot;)">
            <text:p/>
          </table:table-cell>
          <table:table-cell table:style-name="ce33" table:formula="of:=IF(AND(OR(0.15&gt;[.$Z16];[.$Z16]&gt;0.2);NOT([.X16]=&quot;&quot;));[.X16];&quot;&quot;)">
            <text:p/>
          </table:table-cell>
          <table:table-cell table:style-name="ce39" table:formula="of:=IF(AND(OR(0.15&gt;[.$Z16];[.$Z16]&gt;0.2);NOT([.Y16]=&quot;&quot;));[.Y16];&quot;&quot;)" office:value-type="float" office:value="12" calcext:value-type="float">
            <text:p>12</text:p>
          </table:table-cell>
          <table:table-cell table:style-name="ce33" table:formula="of:=IF(AND(OR(0.15&gt;[.$Z16];[.$Z16]&gt;0.2);NOT([.Z16]=&quot;&quot;));[.Z16];&quot;&quot;)" office:value-type="float" office:value="0.3104" calcext:value-type="float">
            <text:p>0.3104</text:p>
          </table:table-cell>
          <table:table-cell table:style-name="ce44" table:formula="of:=IF(AND(OR(0.15&gt;[.$Z16];[.$Z16]&gt;0.2);NOT([.AA16]=&quot;&quot;));[.AA16];&quot;&quot;)" office:value-type="float" office:value="-0.7247" calcext:value-type="float">
            <text:p>-0.7247</text:p>
          </table:table-cell>
          <table:table-cell table:style-name="Default" table:number-columns-repeated="3"/>
          <table:table-cell table:style-name="ce4" table:formula="of:=IF(AND([.$U16] = 1;NOT([.A16]=&quot;&quot;));[.A16];&quot;&quot;)">
            <text:p/>
          </table:table-cell>
          <table:table-cell table:style-name="ce110" table:formula="of:=IF(AND([.$U16] = 1;NOT([.B16]=&quot;&quot;));[.B16];&quot;&quot;)">
            <text:p/>
          </table:table-cell>
          <table:table-cell table:style-name="ce110" table:formula="of:=IF(AND([.$U16] = 1;NOT([.C16]=&quot;&quot;));[.C16];&quot;&quot;)">
            <text:p/>
          </table:table-cell>
          <table:table-cell table:style-name="ce110" table:formula="of:=IF(AND([.$U16] = 1;NOT([.D16]=&quot;&quot;));[.D16];&quot;&quot;)">
            <text:p/>
          </table:table-cell>
          <table:table-cell table:style-name="ce110" table:formula="of:=IF(AND([.$U16] = 1;NOT([.E16]=&quot;&quot;));[.E16];&quot;&quot;)">
            <text:p/>
          </table:table-cell>
          <table:table-cell table:style-name="ce110" table:formula="of:=IF(AND([.$U16] = 1;NOT([.F16]=&quot;&quot;));[.F16];&quot;&quot;)">
            <text:p/>
          </table:table-cell>
          <table:table-cell table:style-name="ce110" table:formula="of:=IF(AND([.$U16] = 1;NOT([.G16]=&quot;&quot;));[.G16];&quot;&quot;)">
            <text:p/>
          </table:table-cell>
          <table:table-cell table:style-name="ce110" table:formula="of:=IF(AND([.$U16] = 1;NOT([.H16]=&quot;&quot;));[.H16];&quot;&quot;)">
            <text:p/>
          </table:table-cell>
          <table:table-cell table:style-name="ce110" table:formula="of:=IF(AND([.$U16] = 1;NOT([.I16]=&quot;&quot;));[.I16];&quot;&quot;)">
            <text:p/>
          </table:table-cell>
          <table:table-cell table:style-name="ce110" table:formula="of:=IF(AND([.$U16] = 1;NOT([.J16]=&quot;&quot;));[.J16];&quot;&quot;)">
            <text:p/>
          </table:table-cell>
          <table:table-cell table:style-name="ce110" table:formula="of:=IF(AND([.$U16] = 1;NOT([.K16]=&quot;&quot;));[.K16];&quot;&quot;)">
            <text:p/>
          </table:table-cell>
          <table:table-cell table:style-name="ce110" table:formula="of:=IF(AND([.$U16] = 1;NOT([.L16]=&quot;&quot;));[.L16];&quot;&quot;)">
            <text:p/>
          </table:table-cell>
          <table:table-cell table:style-name="ce110" table:formula="of:=IF(AND([.$U16] = 1;NOT([.M16]=&quot;&quot;));[.M16];&quot;&quot;)">
            <text:p/>
          </table:table-cell>
          <table:table-cell table:style-name="ce110" table:formula="of:=IF(AND([.$U16] = 1;NOT([.N16]=&quot;&quot;));[.N16];&quot;&quot;)">
            <text:p/>
          </table:table-cell>
          <table:table-cell table:style-name="ce110" table:formula="of:=IF(AND([.$U16] = 1;NOT([.O16]=&quot;&quot;));[.O16];&quot;&quot;)">
            <text:p/>
          </table:table-cell>
          <table:table-cell table:style-name="ce110" table:formula="of:=IF(AND([.$U16] = 1;NOT([.P16]=&quot;&quot;));[.P16];&quot;&quot;)">
            <text:p/>
          </table:table-cell>
          <table:table-cell table:style-name="ce110" table:formula="of:=IF(AND([.$U16] = 1;NOT([.Q16]=&quot;&quot;));[.Q16];&quot;&quot;)">
            <text:p/>
          </table:table-cell>
          <table:table-cell table:style-name="ce110" table:formula="of:=IF(AND([.$U16] = 1;NOT([.R16]=&quot;&quot;));[.R16];&quot;&quot;)">
            <text:p/>
          </table:table-cell>
          <table:table-cell table:style-name="ce110" table:formula="of:=IF(AND([.$U16] = 1;NOT([.S16]=&quot;&quot;));[.S16];&quot;&quot;)">
            <text:p/>
          </table:table-cell>
          <table:table-cell table:style-name="ce110" table:formula="of:=IF(AND([.$U16] = 1;NOT([.T16]=&quot;&quot;));[.T16];&quot;&quot;)">
            <text:p/>
          </table:table-cell>
          <table:table-cell table:style-name="ce110" table:formula="of:=IF(AND([.$U16] = 1;NOT([.U16]=&quot;&quot;));[.U16];&quot;&quot;)">
            <text:p/>
          </table:table-cell>
          <table:table-cell table:style-name="ce110" table:formula="of:=IF(AND([.$U16] = 1;NOT([.V16]=&quot;&quot;));[.V16];&quot;&quot;)">
            <text:p/>
          </table:table-cell>
          <table:table-cell table:style-name="ce110" table:formula="of:=IF(AND([.$U16] = 1;NOT([.W16]=&quot;&quot;));[.W16];&quot;&quot;)">
            <text:p/>
          </table:table-cell>
          <table:table-cell table:style-name="ce110" table:formula="of:=IF(AND([.$U16] = 1;NOT([.X16]=&quot;&quot;));[.X16];&quot;&quot;)">
            <text:p/>
          </table:table-cell>
          <table:table-cell table:style-name="ce110" table:formula="of:=IF(AND([.$U16] = 1;NOT([.Y16]=&quot;&quot;));[.Y16];&quot;&quot;)">
            <text:p/>
          </table:table-cell>
          <table:table-cell table:style-name="ce121" table:formula="of:=IF(AND([.$U16] = 1;NOT([.Z16]=&quot;&quot;));[.Z16];&quot;&quot;)">
            <text:p/>
          </table:table-cell>
          <table:table-cell table:style-name="ce25" table:formula="of:=IF(AND([.$U16] = 1;NOT([.AA16]=&quot;&quot;));[.AA16];&quot;&quot;)">
            <text:p/>
          </table:table-cell>
          <table:table-cell table:style-name="Default" table:number-columns-repeated="3"/>
          <table:table-cell table:style-name="ce4" table:formula="of:=IF(AND([.$U16] = 0;NOT([.A16]=&quot;&quot;));[.A16];&quot;&quot;)" office:value-type="float" office:value="12" calcext:value-type="float">
            <text:p>12</text:p>
          </table:table-cell>
          <table:table-cell table:style-name="ce110" table:formula="of:=IF(AND([.$U16] = 0;NOT([.B16]=&quot;&quot;));[.B16];&quot;&quot;)" office:value-type="float" office:value="1.72788" calcext:value-type="float">
            <text:p>1.72788</text:p>
          </table:table-cell>
          <table:table-cell table:style-name="ce110" table:formula="of:=IF(AND([.$U16] = 0;NOT([.C16]=&quot;&quot;));[.C16];&quot;&quot;)" office:value-type="float" office:value="-1.5708" calcext:value-type="float">
            <text:p>-1.5708</text:p>
          </table:table-cell>
          <table:table-cell table:style-name="ce110" table:formula="of:=IF(AND([.$U16] = 0;NOT([.D16]=&quot;&quot;));[.D16];&quot;&quot;)" office:value-type="float" office:value="1.85005" calcext:value-type="float">
            <text:p>1.85005</text:p>
          </table:table-cell>
          <table:table-cell table:style-name="ce110" table:formula="of:=IF(AND([.$U16] = 0;NOT([.E16]=&quot;&quot;));[.E16];&quot;&quot;)" office:value-type="float" office:value="-2.16421" calcext:value-type="float">
            <text:p>-2.16421</text:p>
          </table:table-cell>
          <table:table-cell table:style-name="ce110" table:formula="of:=IF(AND([.$U16] = 0;NOT([.F16]=&quot;&quot;));[.F16];&quot;&quot;)" office:value-type="float" office:value="-1.48353" calcext:value-type="float">
            <text:p>-1.48353</text:p>
          </table:table-cell>
          <table:table-cell table:style-name="ce110" table:formula="of:=IF(AND([.$U16] = 0;NOT([.G16]=&quot;&quot;));[.G16];&quot;&quot;)" office:value-type="float" office:value="-1.76278" calcext:value-type="float">
            <text:p>-1.76278</text:p>
          </table:table-cell>
          <table:table-cell table:style-name="ce110" table:formula="of:=IF(AND([.$U16] = 0;NOT([.H16]=&quot;&quot;));[.H16];&quot;&quot;)">
            <text:p/>
          </table:table-cell>
          <table:table-cell table:style-name="ce110" table:formula="of:=IF(AND([.$U16] = 0;NOT([.I16]=&quot;&quot;));[.I16];&quot;&quot;)">
            <text:p/>
          </table:table-cell>
          <table:table-cell table:style-name="ce110" table:formula="of:=IF(AND([.$U16] = 0;NOT([.J16]=&quot;&quot;));[.J16];&quot;&quot;)" office:value-type="float" office:value="13" calcext:value-type="float">
            <text:p>13</text:p>
          </table:table-cell>
          <table:table-cell table:style-name="ce113" table:formula="of:=IF(AND([.$U16] = 0;NOT([.K16]=&quot;&quot;));[.K16];&quot;&quot;)" office:value-type="float" office:value="0.3255" calcext:value-type="float">
            <text:p>0.3255</text:p>
          </table:table-cell>
          <table:table-cell table:style-name="ce113" table:formula="of:=IF(AND([.$U16] = 0;NOT([.L16]=&quot;&quot;));[.L16];&quot;&quot;)" office:value-type="float" office:value="-0.1419" calcext:value-type="float">
            <text:p>-0.1419</text:p>
          </table:table-cell>
          <table:table-cell table:style-name="ce110" table:formula="of:=IF(AND([.$U16] = 0;NOT([.M16]=&quot;&quot;));[.M16];&quot;&quot;)">
            <text:p/>
          </table:table-cell>
          <table:table-cell table:style-name="ce110" table:formula="of:=IF(AND([.$U16] = 0;NOT([.N16]=&quot;&quot;));[.N16];&quot;&quot;)">
            <text:p/>
          </table:table-cell>
          <table:table-cell table:style-name="ce110" table:formula="of:=IF(AND([.$U16] = 0;NOT([.O16]=&quot;&quot;));[.O16];&quot;&quot;)" office:value-type="float" office:value="12" calcext:value-type="float">
            <text:p>12</text:p>
          </table:table-cell>
          <table:table-cell table:style-name="ce110" table:formula="of:=IF(AND([.$U16] = 0;NOT([.P16]=&quot;&quot;));[.P16];&quot;&quot;)" office:value-type="float" office:value="2.2893" calcext:value-type="float">
            <text:p>2.2893</text:p>
          </table:table-cell>
          <table:table-cell table:style-name="ce110" table:formula="of:=IF(AND([.$U16] = 0;NOT([.Q16]=&quot;&quot;));[.Q16];&quot;&quot;)" office:value-type="float" office:value="-2.2893" calcext:value-type="float">
            <text:p>-2.2893</text:p>
          </table:table-cell>
          <table:table-cell table:style-name="ce110" table:formula="of:=IF(AND([.$U16] = 0;NOT([.R16]=&quot;&quot;));[.R16];&quot;&quot;)" office:value-type="float" office:value="38" calcext:value-type="float">
            <text:p>38</text:p>
          </table:table-cell>
          <table:table-cell table:style-name="ce110" table:formula="of:=IF(AND([.$U16] = 0;NOT([.S16]=&quot;&quot;));[.S16];&quot;&quot;)" office:value-type="float" office:value="2.0591919857" calcext:value-type="float">
            <text:p>2.0591919857</text:p>
          </table:table-cell>
          <table:table-cell table:style-name="ce110" table:formula="of:=IF(AND([.$U16] = 0;NOT([.T16]=&quot;&quot;));[.T16];&quot;&quot;)" office:value-type="float" office:value="-1" calcext:value-type="float">
            <text:p>-1</text:p>
          </table:table-cell>
          <table:table-cell table:style-name="ce110" table:formula="of:=IF(AND([.$U16] = 0;NOT([.U16]=&quot;&quot;));[.U16];&quot;&quot;)" office:value-type="float" office:value="0" calcext:value-type="float">
            <text:p>0</text:p>
          </table:table-cell>
          <table:table-cell table:style-name="ce110" table:formula="of:=IF(AND([.$U16] = 0;NOT([.V16]=&quot;&quot;));[.V16];&quot;&quot;)" office:value-type="float" office:value="0" calcext:value-type="float">
            <text:p>0</text:p>
          </table:table-cell>
          <table:table-cell table:style-name="ce110" table:formula="of:=IF(AND([.$U16] = 0;NOT([.W16]=&quot;&quot;));[.W16];&quot;&quot;)">
            <text:p/>
          </table:table-cell>
          <table:table-cell table:style-name="ce110" table:formula="of:=IF(AND([.$U16] = 0;NOT([.X16]=&quot;&quot;));[.X16];&quot;&quot;)">
            <text:p/>
          </table:table-cell>
          <table:table-cell table:style-name="ce110" table:formula="of:=IF(AND([.$U16] = 0;NOT([.Y16]=&quot;&quot;));[.Y16];&quot;&quot;)" office:value-type="float" office:value="12" calcext:value-type="float">
            <text:p>12</text:p>
          </table:table-cell>
          <table:table-cell table:style-name="ce110" table:formula="of:=IF(AND([.$U16] = 0;NOT([.Z16]=&quot;&quot;));[.Z16];&quot;&quot;)" office:value-type="float" office:value="0.3104" calcext:value-type="float">
            <text:p>0.3104</text:p>
          </table:table-cell>
          <table:table-cell table:style-name="ce25" table:formula="of:=IF(AND([.$U16] = 0;NOT([.AA16]=&quot;&quot;));[.AA16];&quot;&quot;)" office:value-type="float" office:value="-0.7247" calcext:value-type="float">
            <text:p>-0.7247</text:p>
          </table:table-cell>
          <table:table-cell table:style-name="Default" table:number-columns-repeated="3"/>
          <table:table-cell table:style-name="ce126" table:formula="of:=IF(AND(0.1&lt;[.$Z16];[.$Z16]&lt;0.25; NOT([.A16]=&quot;&quot;));[.A16];&quot;&quot;)">
            <text:p/>
          </table:table-cell>
          <table:table-cell table:style-name="ce44" table:formula="of:=IF(AND(0.1&lt;[.$Z16];[.$Z16]&lt;0.25; NOT([.B16]=&quot;&quot;));[.B16];&quot;&quot;)">
            <text:p/>
          </table:table-cell>
          <table:table-cell table:style-name="ce44" table:formula="of:=IF(AND(0.1&lt;[.$Z16];[.$Z16]&lt;0.25; NOT([.C16]=&quot;&quot;));[.C16];&quot;&quot;)">
            <text:p/>
          </table:table-cell>
          <table:table-cell table:style-name="ce44" table:formula="of:=IF(AND(0.1&lt;[.$Z16];[.$Z16]&lt;0.25; NOT([.D16]=&quot;&quot;));[.D16];&quot;&quot;)">
            <text:p/>
          </table:table-cell>
          <table:table-cell table:style-name="ce44" table:formula="of:=IF(AND(0.1&lt;[.$Z16];[.$Z16]&lt;0.25; NOT([.E16]=&quot;&quot;));[.E16];&quot;&quot;)">
            <text:p/>
          </table:table-cell>
          <table:table-cell table:style-name="ce44" table:formula="of:=IF(AND(0.1&lt;[.$Z16];[.$Z16]&lt;0.25; NOT([.F16]=&quot;&quot;));[.F16];&quot;&quot;)">
            <text:p/>
          </table:table-cell>
          <table:table-cell table:style-name="ce44" table:formula="of:=IF(AND(0.1&lt;[.$Z16];[.$Z16]&lt;0.25; NOT([.G16]=&quot;&quot;));[.G16];&quot;&quot;)">
            <text:p/>
          </table:table-cell>
          <table:table-cell table:style-name="ce44" table:formula="of:=IF(AND(0.1&lt;[.$Z16];[.$Z16]&lt;0.25; NOT([.H16]=&quot;&quot;));[.H16];&quot;&quot;)">
            <text:p/>
          </table:table-cell>
          <table:table-cell table:style-name="ce44" table:formula="of:=IF(AND(0.1&lt;[.$Z16];[.$Z16]&lt;0.25; NOT([.I16]=&quot;&quot;));[.I16];&quot;&quot;)">
            <text:p/>
          </table:table-cell>
          <table:table-cell table:style-name="ce44" table:formula="of:=IF(AND(0.1&lt;[.$Z16];[.$Z16]&lt;0.25; NOT([.J16]=&quot;&quot;));[.J16];&quot;&quot;)">
            <text:p/>
          </table:table-cell>
          <table:table-cell table:style-name="ce44" table:formula="of:=IF(AND(0.1&lt;[.$Z16];[.$Z16]&lt;0.25; NOT([.K16]=&quot;&quot;));[.K16];&quot;&quot;)">
            <text:p/>
          </table:table-cell>
          <table:table-cell table:style-name="ce44" table:formula="of:=IF(AND(0.1&lt;[.$Z16];[.$Z16]&lt;0.25; NOT([.L16]=&quot;&quot;));[.L16];&quot;&quot;)">
            <text:p/>
          </table:table-cell>
          <table:table-cell table:style-name="ce44" table:formula="of:=IF(AND(0.1&lt;[.$Z16];[.$Z16]&lt;0.25; NOT([.M16]=&quot;&quot;));[.M16];&quot;&quot;)">
            <text:p/>
          </table:table-cell>
          <table:table-cell table:style-name="ce44" table:formula="of:=IF(AND(0.1&lt;[.$Z16];[.$Z16]&lt;0.25; NOT([.N16]=&quot;&quot;));[.N16];&quot;&quot;)">
            <text:p/>
          </table:table-cell>
          <table:table-cell table:style-name="ce44" table:formula="of:=IF(AND(0.1&lt;[.$Z16];[.$Z16]&lt;0.25; NOT([.O16]=&quot;&quot;));[.O16];&quot;&quot;)">
            <text:p/>
          </table:table-cell>
          <table:table-cell table:style-name="ce44" table:formula="of:=IF(AND(0.1&lt;[.$Z16];[.$Z16]&lt;0.25; NOT([.P16]=&quot;&quot;));[.P16];&quot;&quot;)">
            <text:p/>
          </table:table-cell>
          <table:table-cell table:style-name="ce44" table:formula="of:=IF(AND(0.1&lt;[.$Z16];[.$Z16]&lt;0.25; NOT([.Q16]=&quot;&quot;));[.Q16];&quot;&quot;)">
            <text:p/>
          </table:table-cell>
          <table:table-cell table:style-name="ce44" table:formula="of:=IF(AND(0.1&lt;[.$Z16];[.$Z16]&lt;0.25; NOT([.R16]=&quot;&quot;));[.R16];&quot;&quot;)">
            <text:p/>
          </table:table-cell>
          <table:table-cell table:style-name="ce44" table:formula="of:=IF(AND(0.1&lt;[.$Z16];[.$Z16]&lt;0.25; NOT([.S16]=&quot;&quot;));[.S16];&quot;&quot;)">
            <text:p/>
          </table:table-cell>
          <table:table-cell table:style-name="ce44" table:formula="of:=IF(AND(0.1&lt;[.$Z16];[.$Z16]&lt;0.25; NOT([.T16]=&quot;&quot;));[.T16];&quot;&quot;)">
            <text:p/>
          </table:table-cell>
          <table:table-cell table:style-name="ce44" table:formula="of:=IF(AND(0.1&lt;[.$Z16];[.$Z16]&lt;0.25; NOT([.U16]=&quot;&quot;));[.U16];&quot;&quot;)">
            <text:p/>
          </table:table-cell>
          <table:table-cell table:style-name="ce44" table:formula="of:=IF(AND(0.1&lt;[.$Z16];[.$Z16]&lt;0.25; NOT([.V16]=&quot;&quot;));[.V16];&quot;&quot;)">
            <text:p/>
          </table:table-cell>
          <table:table-cell table:style-name="ce44" table:formula="of:=IF(AND(0.1&lt;[.$Z16];[.$Z16]&lt;0.25; NOT([.W16]=&quot;&quot;));[.W16];&quot;&quot;)">
            <text:p/>
          </table:table-cell>
          <table:table-cell table:style-name="ce44" table:formula="of:=IF(AND(0.1&lt;[.$Z16];[.$Z16]&lt;0.25; NOT([.X16]=&quot;&quot;));[.X16];&quot;&quot;)">
            <text:p/>
          </table:table-cell>
          <table:table-cell table:style-name="ce44" table:formula="of:=IF(AND(0.1&lt;[.$Z16];[.$Z16]&lt;0.25; NOT([.Y16]=&quot;&quot;));[.Y16];&quot;&quot;)">
            <text:p/>
          </table:table-cell>
          <table:table-cell table:style-name="ce44" table:formula="of:=IF(AND(0.1&lt;[.$Z16];[.$Z16]&lt;0.25; NOT([.Z16]=&quot;&quot;));[.Z16];&quot;&quot;)">
            <text:p/>
          </table:table-cell>
          <table:table-cell table:style-name="ce44" table:formula="of:=IF(AND(0.1&lt;[.$Z16];[.$Z16]&lt;0.25; NOT([.AA16]=&quot;&quot;));[.AA16];&quot;&quot;)">
            <text:p/>
          </table:table-cell>
          <table:table-cell table:style-name="Default"/>
          <table:table-cell table:style-name="ce46"/>
          <table:table-cell table:style-name="Default"/>
          <table:table-cell table:style-name="ce126" table:formula="of:=IF(AND(OR(0.1&gt;[.$Z16];[.$Z16]&gt;0.25);NOT([.A16]=&quot;&quot;));[.A16];&quot;&quot;)" office:value-type="float" office:value="12" calcext:value-type="float">
            <text:p>12.0000</text:p>
          </table:table-cell>
          <table:table-cell table:style-name="ce44" table:formula="of:=IF(AND(OR(0.1&gt;[.$Z16];[.$Z16]&gt;0.25);NOT([.B16]=&quot;&quot;));[.B16];&quot;&quot;)" office:value-type="float" office:value="1.72788" calcext:value-type="float">
            <text:p>1.7279</text:p>
          </table:table-cell>
          <table:table-cell table:style-name="ce44" table:formula="of:=IF(AND(OR(0.1&gt;[.$Z16];[.$Z16]&gt;0.25);NOT([.C16]=&quot;&quot;));[.C16];&quot;&quot;)" office:value-type="float" office:value="-1.5708" calcext:value-type="float">
            <text:p>-1.5708</text:p>
          </table:table-cell>
          <table:table-cell table:style-name="ce44" table:formula="of:=IF(AND(OR(0.1&gt;[.$Z16];[.$Z16]&gt;0.25);NOT([.D16]=&quot;&quot;));[.D16];&quot;&quot;)" office:value-type="float" office:value="1.85005" calcext:value-type="float">
            <text:p>1.8501</text:p>
          </table:table-cell>
          <table:table-cell table:style-name="ce44" table:formula="of:=IF(AND(OR(0.1&gt;[.$Z16];[.$Z16]&gt;0.25);NOT([.E16]=&quot;&quot;));[.E16];&quot;&quot;)" office:value-type="float" office:value="-2.16421" calcext:value-type="float">
            <text:p>-2.1642</text:p>
          </table:table-cell>
          <table:table-cell table:style-name="ce44" table:formula="of:=IF(AND(OR(0.1&gt;[.$Z16];[.$Z16]&gt;0.25);NOT([.F16]=&quot;&quot;));[.F16];&quot;&quot;)" office:value-type="float" office:value="-1.48353" calcext:value-type="float">
            <text:p>-1.4835</text:p>
          </table:table-cell>
          <table:table-cell table:style-name="ce44" table:formula="of:=IF(AND(OR(0.1&gt;[.$Z16];[.$Z16]&gt;0.25);NOT([.G16]=&quot;&quot;));[.G16];&quot;&quot;)" office:value-type="float" office:value="-1.76278" calcext:value-type="float">
            <text:p>-1.7628</text:p>
          </table:table-cell>
          <table:table-cell table:style-name="ce44" table:formula="of:=IF(AND(OR(0.1&gt;[.$Z16];[.$Z16]&gt;0.25);NOT([.H16]=&quot;&quot;));[.H16];&quot;&quot;)">
            <text:p/>
          </table:table-cell>
          <table:table-cell table:style-name="ce44" table:formula="of:=IF(AND(OR(0.1&gt;[.$Z16];[.$Z16]&gt;0.25);NOT([.I16]=&quot;&quot;));[.I16];&quot;&quot;)">
            <text:p/>
          </table:table-cell>
          <table:table-cell table:style-name="ce44" table:formula="of:=IF(AND(OR(0.1&gt;[.$Z16];[.$Z16]&gt;0.25);NOT([.J16]=&quot;&quot;));[.J16];&quot;&quot;)" office:value-type="float" office:value="13" calcext:value-type="float">
            <text:p>13.0000</text:p>
          </table:table-cell>
          <table:table-cell table:style-name="ce44" table:formula="of:=IF(AND(OR(0.1&gt;[.$Z16];[.$Z16]&gt;0.25);NOT([.K16]=&quot;&quot;));[.K16];&quot;&quot;)" office:value-type="float" office:value="0.3255" calcext:value-type="float">
            <text:p>0.3255</text:p>
          </table:table-cell>
          <table:table-cell table:style-name="ce44" table:formula="of:=IF(AND(OR(0.1&gt;[.$Z16];[.$Z16]&gt;0.25);NOT([.L16]=&quot;&quot;));[.L16];&quot;&quot;)" office:value-type="float" office:value="-0.1419" calcext:value-type="float">
            <text:p>-0.1419</text:p>
          </table:table-cell>
          <table:table-cell table:style-name="ce44" table:formula="of:=IF(AND(OR(0.1&gt;[.$Z16];[.$Z16]&gt;0.25);NOT([.M16]=&quot;&quot;));[.M16];&quot;&quot;)">
            <text:p/>
          </table:table-cell>
          <table:table-cell table:style-name="ce44" table:formula="of:=IF(AND(OR(0.1&gt;[.$Z16];[.$Z16]&gt;0.25);NOT([.N16]=&quot;&quot;));[.N16];&quot;&quot;)">
            <text:p/>
          </table:table-cell>
          <table:table-cell table:style-name="ce128" table:formula="of:=IF(AND(OR(0.1&gt;[.$Z16];[.$Z16]&gt;0.25);NOT([.O16]=&quot;&quot;));[.O16];&quot;&quot;)" office:value-type="float" office:value="12" calcext:value-type="float">
            <text:p>12</text:p>
          </table:table-cell>
          <table:table-cell table:style-name="ce44" table:formula="of:=IF(AND(OR(0.1&gt;[.$Z16];[.$Z16]&gt;0.25);NOT([.P16]=&quot;&quot;));[.P16];&quot;&quot;)" office:value-type="float" office:value="2.2893" calcext:value-type="float">
            <text:p>2.2893</text:p>
          </table:table-cell>
          <table:table-cell table:style-name="ce44" table:formula="of:=IF(AND(OR(0.1&gt;[.$Z16];[.$Z16]&gt;0.25);NOT([.Q16]=&quot;&quot;));[.Q16];&quot;&quot;)" office:value-type="float" office:value="-2.2893" calcext:value-type="float">
            <text:p>-2.2893</text:p>
          </table:table-cell>
          <table:table-cell table:style-name="ce44" table:formula="of:=IF(AND(OR(0.1&gt;[.$Z16];[.$Z16]&gt;0.25);NOT([.R16]=&quot;&quot;));[.R16];&quot;&quot;)" office:value-type="float" office:value="38" calcext:value-type="float">
            <text:p>38.0000</text:p>
          </table:table-cell>
          <table:table-cell table:style-name="ce44" table:formula="of:=IF(AND(OR(0.1&gt;[.$Z16];[.$Z16]&gt;0.25);NOT([.S16]=&quot;&quot;));[.S16];&quot;&quot;)" office:value-type="float" office:value="2.0591919857" calcext:value-type="float">
            <text:p>2.0592</text:p>
          </table:table-cell>
          <table:table-cell table:style-name="ce44" table:formula="of:=IF(AND(OR(0.1&gt;[.$Z16];[.$Z16]&gt;0.25);NOT([.T16]=&quot;&quot;));[.T16];&quot;&quot;)" office:value-type="float" office:value="-1" calcext:value-type="float">
            <text:p>-1.0000</text:p>
          </table:table-cell>
          <table:table-cell table:style-name="ce44" table:formula="of:=IF(AND(OR(0.1&gt;[.$Z16];[.$Z16]&gt;0.25);NOT([.U16]=&quot;&quot;));[.U16];&quot;&quot;)" office:value-type="float" office:value="0" calcext:value-type="float">
            <text:p>0.0000</text:p>
          </table:table-cell>
          <table:table-cell table:style-name="ce44" table:formula="of:=IF(AND(OR(0.1&gt;[.$Z16];[.$Z16]&gt;0.25);NOT([.V16]=&quot;&quot;));[.V16];&quot;&quot;)" office:value-type="float" office:value="0" calcext:value-type="float">
            <text:p>0.0000</text:p>
          </table:table-cell>
          <table:table-cell table:style-name="ce44" table:formula="of:=IF(AND(OR(0.1&gt;[.$Z16];[.$Z16]&gt;0.25);NOT([.W16]=&quot;&quot;));[.W16];&quot;&quot;)">
            <text:p/>
          </table:table-cell>
          <table:table-cell table:style-name="ce44" table:formula="of:=IF(AND(OR(0.1&gt;[.$Z16];[.$Z16]&gt;0.25);NOT([.X16]=&quot;&quot;));[.X16];&quot;&quot;)">
            <text:p/>
          </table:table-cell>
          <table:table-cell table:style-name="ce128" table:formula="of:=IF(AND(OR(0.1&gt;[.$Z16];[.$Z16]&gt;0.25);NOT([.Y16]=&quot;&quot;));[.Y16];&quot;&quot;)" office:value-type="float" office:value="12" calcext:value-type="float">
            <text:p>12</text:p>
          </table:table-cell>
          <table:table-cell table:style-name="ce44" table:formula="of:=IF(AND(OR(0.1&gt;[.$Z16];[.$Z16]&gt;0.25);NOT([.Z16]=&quot;&quot;));[.Z16];&quot;&quot;)" office:value-type="float" office:value="0.3104" calcext:value-type="float">
            <text:p>0.3104</text:p>
          </table:table-cell>
          <table:table-cell table:style-name="ce44" table:formula="of:=IF(AND(OR(0.1&gt;[.$Z16];[.$Z16]&gt;0.25);NOT([.AA16]=&quot;&quot;));[.AA16];&quot;&quot;)" office:value-type="float" office:value="-0.7247" calcext:value-type="float">
            <text:p>-0.7247</text:p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14" calcext:value-type="float">
            <text:p>14</text:p>
          </table:table-cell>
          <table:table-cell table:style-name="ce15" office:value-type="float" office:value="0.2922" calcext:value-type="float">
            <text:p>0.2922</text:p>
          </table:table-cell>
          <table:table-cell table:style-name="ce15" office:value-type="float" office:value="-0.2145" calcext:value-type="float">
            <text:p>-0.2145</text:p>
          </table:table-cell>
          <table:table-cell table:style-name="Default" table:number-columns-repeated="2"/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.3855" calcext:value-type="float">
            <text:p>2.3855</text:p>
          </table:table-cell>
          <table:table-cell table:style-name="ce10" office:value-type="float" office:value="-2.3855" calcext:value-type="float">
            <text:p>-2.38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3944976539" calcext:value-type="float">
            <text:p>2.394497653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1265" calcext:value-type="float">
            <text:p>0.1265</text:p>
          </table:table-cell>
          <table:table-cell table:style-name="ce25" office:value-type="float" office:value="-0.7895" calcext:value-type="float">
            <text:p>-0.7895</text:p>
          </table:table-cell>
          <table:table-cell table:style-name="Default" table:number-columns-repeated="3"/>
          <table:table-cell table:style-name="ce31" table:formula="of:=IF(AND(0.15&lt;[.$Z17];[.$Z17]&lt;0.2; NOT([.A17]=&quot;&quot;));[.A17];&quot;&quot;)">
            <text:p/>
          </table:table-cell>
          <table:table-cell table:style-name="ce33" table:formula="of:=IF(AND(0.15&lt;[.$Z17];[.$Z17]&lt;0.2; NOT([.B17]=&quot;&quot;));[.B17];&quot;&quot;)">
            <text:p/>
          </table:table-cell>
          <table:table-cell table:style-name="ce33" table:formula="of:=IF(AND(0.15&lt;[.$Z17];[.$Z17]&lt;0.2; NOT([.C17]=&quot;&quot;));[.C17];&quot;&quot;)">
            <text:p/>
          </table:table-cell>
          <table:table-cell table:style-name="ce33" table:formula="of:=IF(AND(0.15&lt;[.$Z17];[.$Z17]&lt;0.2; NOT([.D17]=&quot;&quot;));[.D17];&quot;&quot;)">
            <text:p/>
          </table:table-cell>
          <table:table-cell table:style-name="ce33" table:formula="of:=IF(AND(0.15&lt;[.$Z17];[.$Z17]&lt;0.2; NOT([.E17]=&quot;&quot;));[.E17];&quot;&quot;)">
            <text:p/>
          </table:table-cell>
          <table:table-cell table:style-name="ce33" table:formula="of:=IF(AND(0.15&lt;[.$Z17];[.$Z17]&lt;0.2; NOT([.F17]=&quot;&quot;));[.F17];&quot;&quot;)">
            <text:p/>
          </table:table-cell>
          <table:table-cell table:style-name="ce33" table:formula="of:=IF(AND(0.15&lt;[.$Z17];[.$Z17]&lt;0.2; NOT([.G17]=&quot;&quot;));[.G17];&quot;&quot;)">
            <text:p/>
          </table:table-cell>
          <table:table-cell table:style-name="ce33" table:formula="of:=IF(AND(0.15&lt;[.$Z17];[.$Z17]&lt;0.2; NOT([.H17]=&quot;&quot;));[.H17];&quot;&quot;)">
            <text:p/>
          </table:table-cell>
          <table:table-cell table:style-name="ce33" table:formula="of:=IF(AND(0.15&lt;[.$Z17];[.$Z17]&lt;0.2; NOT([.I17]=&quot;&quot;));[.I17];&quot;&quot;)">
            <text:p/>
          </table:table-cell>
          <table:table-cell table:style-name="ce39" table:formula="of:=IF(AND(0.15&lt;[.$Z17];[.$Z17]&lt;0.2; NOT([.J17]=&quot;&quot;));[.J17];&quot;&quot;)">
            <text:p/>
          </table:table-cell>
          <table:table-cell table:style-name="ce33" table:formula="of:=IF(AND(0.15&lt;[.$Z17];[.$Z17]&lt;0.2; NOT([.K17]=&quot;&quot;));[.K17];&quot;&quot;)">
            <text:p/>
          </table:table-cell>
          <table:table-cell table:style-name="ce33" table:formula="of:=IF(AND(0.15&lt;[.$Z17];[.$Z17]&lt;0.2; NOT([.L17]=&quot;&quot;));[.L17];&quot;&quot;)">
            <text:p/>
          </table:table-cell>
          <table:table-cell table:style-name="ce33" table:formula="of:=IF(AND(0.15&lt;[.$Z17];[.$Z17]&lt;0.2; NOT([.M17]=&quot;&quot;));[.M17];&quot;&quot;)">
            <text:p/>
          </table:table-cell>
          <table:table-cell table:style-name="ce33" table:formula="of:=IF(AND(0.15&lt;[.$Z17];[.$Z17]&lt;0.2; NOT([.N17]=&quot;&quot;));[.N17];&quot;&quot;)">
            <text:p/>
          </table:table-cell>
          <table:table-cell table:style-name="ce39" table:formula="of:=IF(AND(0.15&lt;[.$Z17];[.$Z17]&lt;0.2; NOT([.O17]=&quot;&quot;));[.O17];&quot;&quot;)">
            <text:p/>
          </table:table-cell>
          <table:table-cell table:style-name="ce33" table:formula="of:=IF(AND(0.15&lt;[.$Z17];[.$Z17]&lt;0.2; NOT([.P17]=&quot;&quot;));[.P17];&quot;&quot;)">
            <text:p/>
          </table:table-cell>
          <table:table-cell table:style-name="ce33" table:formula="of:=IF(AND(0.15&lt;[.$Z17];[.$Z17]&lt;0.2; NOT([.Q17]=&quot;&quot;));[.Q17];&quot;&quot;)">
            <text:p/>
          </table:table-cell>
          <table:table-cell table:style-name="ce33" table:formula="of:=IF(AND(0.15&lt;[.$Z17];[.$Z17]&lt;0.2; NOT([.R17]=&quot;&quot;));[.R17];&quot;&quot;)">
            <text:p/>
          </table:table-cell>
          <table:table-cell table:style-name="ce33" table:formula="of:=IF(AND(0.15&lt;[.$Z17];[.$Z17]&lt;0.2; NOT([.S17]=&quot;&quot;));[.S17];&quot;&quot;)">
            <text:p/>
          </table:table-cell>
          <table:table-cell table:style-name="ce39" table:formula="of:=IF(AND(0.15&lt;[.$Z17];[.$Z17]&lt;0.2; NOT([.T17]=&quot;&quot;));[.T17];&quot;&quot;)">
            <text:p/>
          </table:table-cell>
          <table:table-cell table:style-name="ce39" table:formula="of:=IF(AND(0.15&lt;[.$Z17];[.$Z17]&lt;0.2; NOT([.U17]=&quot;&quot;));[.U17];&quot;&quot;)">
            <text:p/>
          </table:table-cell>
          <table:table-cell table:style-name="ce33" table:formula="of:=IF(AND(0.15&lt;[.$Z17];[.$Z17]&lt;0.2; NOT([.V17]=&quot;&quot;));[.V17];&quot;&quot;)">
            <text:p/>
          </table:table-cell>
          <table:table-cell table:style-name="ce33" table:formula="of:=IF(AND(0.15&lt;[.$Z17];[.$Z17]&lt;0.2; NOT([.W17]=&quot;&quot;));[.W17];&quot;&quot;)">
            <text:p/>
          </table:table-cell>
          <table:table-cell table:style-name="ce33" table:formula="of:=IF(AND(0.15&lt;[.$Z17];[.$Z17]&lt;0.2; NOT([.X17]=&quot;&quot;));[.X17];&quot;&quot;)">
            <text:p/>
          </table:table-cell>
          <table:table-cell table:style-name="ce39" table:formula="of:=IF(AND(0.15&lt;[.$Z17];[.$Z17]&lt;0.2; NOT([.Y17]=&quot;&quot;));[.Y17];&quot;&quot;)">
            <text:p/>
          </table:table-cell>
          <table:table-cell table:style-name="ce33" table:formula="of:=IF(AND(0.15&lt;[.$Z17];[.$Z17]&lt;0.2; NOT([.Z17]=&quot;&quot;));[.Z17];&quot;&quot;)">
            <text:p/>
          </table:table-cell>
          <table:table-cell table:style-name="ce44" table:formula="of:=IF(AND(0.15&lt;[.$Z17];[.$Z17]&lt;0.2; NOT([.AA17]=&quot;&quot;));[.AA17];&quot;&quot;)">
            <text:p/>
          </table:table-cell>
          <table:table-cell table:style-name="Default" table:number-columns-repeated="3"/>
          <table:table-cell table:style-name="ce31" table:formula="of:=IF(AND(OR(0.15&gt;[.$Z17];[.$Z17]&gt;0.2);NOT([.A17]=&quot;&quot;));[.A17];&quot;&quot;)" office:value-type="float" office:value="13" calcext:value-type="float">
            <text:p>13</text:p>
          </table:table-cell>
          <table:table-cell table:style-name="ce33" table:formula="of:=IF(AND(OR(0.15&gt;[.$Z17];[.$Z17]&gt;0.2);NOT([.B17]=&quot;&quot;));[.B17];&quot;&quot;)" office:value-type="float" office:value="1.72788" calcext:value-type="float">
            <text:p>1.7279</text:p>
          </table:table-cell>
          <table:table-cell table:style-name="ce33" table:formula="of:=IF(AND(OR(0.15&gt;[.$Z17];[.$Z17]&gt;0.2);NOT([.C17]=&quot;&quot;));[.C17];&quot;&quot;)" office:value-type="float" office:value="-1.5708" calcext:value-type="float">
            <text:p>-1.5708</text:p>
          </table:table-cell>
          <table:table-cell table:style-name="ce33" table:formula="of:=IF(AND(OR(0.15&gt;[.$Z17];[.$Z17]&gt;0.2);NOT([.D17]=&quot;&quot;));[.D17];&quot;&quot;)" office:value-type="float" office:value="1.85005" calcext:value-type="float">
            <text:p>1.8501</text:p>
          </table:table-cell>
          <table:table-cell table:style-name="ce33" table:formula="of:=IF(AND(OR(0.15&gt;[.$Z17];[.$Z17]&gt;0.2);NOT([.E17]=&quot;&quot;));[.E17];&quot;&quot;)" office:value-type="float" office:value="-2.16421" calcext:value-type="float">
            <text:p>-2.1642</text:p>
          </table:table-cell>
          <table:table-cell table:style-name="ce33" table:formula="of:=IF(AND(OR(0.15&gt;[.$Z17];[.$Z17]&gt;0.2);NOT([.F17]=&quot;&quot;));[.F17];&quot;&quot;)" office:value-type="float" office:value="-1.48353" calcext:value-type="float">
            <text:p>-1.4835</text:p>
          </table:table-cell>
          <table:table-cell table:style-name="ce33" table:formula="of:=IF(AND(OR(0.15&gt;[.$Z17];[.$Z17]&gt;0.2);NOT([.G17]=&quot;&quot;));[.G17];&quot;&quot;)" office:value-type="float" office:value="-1.76278" calcext:value-type="float">
            <text:p>-1.7628</text:p>
          </table:table-cell>
          <table:table-cell table:style-name="ce33" table:formula="of:=IF(AND(OR(0.15&gt;[.$Z17];[.$Z17]&gt;0.2);NOT([.H17]=&quot;&quot;));[.H17];&quot;&quot;)">
            <text:p/>
          </table:table-cell>
          <table:table-cell table:style-name="ce33" table:formula="of:=IF(AND(OR(0.15&gt;[.$Z17];[.$Z17]&gt;0.2);NOT([.I17]=&quot;&quot;));[.I17];&quot;&quot;)">
            <text:p/>
          </table:table-cell>
          <table:table-cell table:style-name="ce39" table:formula="of:=IF(AND(OR(0.15&gt;[.$Z17];[.$Z17]&gt;0.2);NOT([.J17]=&quot;&quot;));[.J17];&quot;&quot;)" office:value-type="float" office:value="14" calcext:value-type="float">
            <text:p>14</text:p>
          </table:table-cell>
          <table:table-cell table:style-name="ce33" table:formula="of:=IF(AND(OR(0.15&gt;[.$Z17];[.$Z17]&gt;0.2);NOT([.K17]=&quot;&quot;));[.K17];&quot;&quot;)" office:value-type="float" office:value="0.2922" calcext:value-type="float">
            <text:p>0.2922</text:p>
          </table:table-cell>
          <table:table-cell table:style-name="ce33" table:formula="of:=IF(AND(OR(0.15&gt;[.$Z17];[.$Z17]&gt;0.2);NOT([.L17]=&quot;&quot;));[.L17];&quot;&quot;)" office:value-type="float" office:value="-0.2145" calcext:value-type="float">
            <text:p>-0.2145</text:p>
          </table:table-cell>
          <table:table-cell table:style-name="ce33" table:formula="of:=IF(AND(OR(0.15&gt;[.$Z17];[.$Z17]&gt;0.2);NOT([.M17]=&quot;&quot;));[.M17];&quot;&quot;)">
            <text:p/>
          </table:table-cell>
          <table:table-cell table:style-name="ce33" table:formula="of:=IF(AND(OR(0.15&gt;[.$Z17];[.$Z17]&gt;0.2);NOT([.N17]=&quot;&quot;));[.N17];&quot;&quot;)">
            <text:p/>
          </table:table-cell>
          <table:table-cell table:style-name="ce39" table:formula="of:=IF(AND(OR(0.15&gt;[.$Z17];[.$Z17]&gt;0.2);NOT([.O17]=&quot;&quot;));[.O17];&quot;&quot;)" office:value-type="float" office:value="13" calcext:value-type="float">
            <text:p>13</text:p>
          </table:table-cell>
          <table:table-cell table:style-name="ce33" table:formula="of:=IF(AND(OR(0.15&gt;[.$Z17];[.$Z17]&gt;0.2);NOT([.P17]=&quot;&quot;));[.P17];&quot;&quot;)" office:value-type="float" office:value="2.3855" calcext:value-type="float">
            <text:p>2.3855</text:p>
          </table:table-cell>
          <table:table-cell table:style-name="ce33" table:formula="of:=IF(AND(OR(0.15&gt;[.$Z17];[.$Z17]&gt;0.2);NOT([.Q17]=&quot;&quot;));[.Q17];&quot;&quot;)" office:value-type="float" office:value="-2.3855" calcext:value-type="float">
            <text:p>-2.3855</text:p>
          </table:table-cell>
          <table:table-cell table:style-name="ce33" table:formula="of:=IF(AND(OR(0.15&gt;[.$Z17];[.$Z17]&gt;0.2);NOT([.R17]=&quot;&quot;));[.R17];&quot;&quot;)" office:value-type="float" office:value="38" calcext:value-type="float">
            <text:p>38.0000</text:p>
          </table:table-cell>
          <table:table-cell table:style-name="ce33" table:formula="of:=IF(AND(OR(0.15&gt;[.$Z17];[.$Z17]&gt;0.2);NOT([.S17]=&quot;&quot;));[.S17];&quot;&quot;)" office:value-type="float" office:value="2.3944976539" calcext:value-type="float">
            <text:p>2.3945</text:p>
          </table:table-cell>
          <table:table-cell table:style-name="ce39" table:formula="of:=IF(AND(OR(0.15&gt;[.$Z17];[.$Z17]&gt;0.2);NOT([.T17]=&quot;&quot;));[.T17];&quot;&quot;)" office:value-type="float" office:value="-1" calcext:value-type="float">
            <text:p>-1</text:p>
          </table:table-cell>
          <table:table-cell table:style-name="ce39" table:formula="of:=IF(AND(OR(0.15&gt;[.$Z17];[.$Z17]&gt;0.2);NOT([.U17]=&quot;&quot;));[.U17];&quot;&quot;)" office:value-type="float" office:value="1" calcext:value-type="float">
            <text:p>1</text:p>
          </table:table-cell>
          <table:table-cell table:style-name="ce33" table:formula="of:=IF(AND(OR(0.15&gt;[.$Z17];[.$Z17]&gt;0.2);NOT([.V17]=&quot;&quot;));[.V17];&quot;&quot;)" office:value-type="float" office:value="0" calcext:value-type="float">
            <text:p>0.0000</text:p>
          </table:table-cell>
          <table:table-cell table:style-name="ce33" table:formula="of:=IF(AND(OR(0.15&gt;[.$Z17];[.$Z17]&gt;0.2);NOT([.W17]=&quot;&quot;));[.W17];&quot;&quot;)">
            <text:p/>
          </table:table-cell>
          <table:table-cell table:style-name="ce33" table:formula="of:=IF(AND(OR(0.15&gt;[.$Z17];[.$Z17]&gt;0.2);NOT([.X17]=&quot;&quot;));[.X17];&quot;&quot;)">
            <text:p/>
          </table:table-cell>
          <table:table-cell table:style-name="ce39" table:formula="of:=IF(AND(OR(0.15&gt;[.$Z17];[.$Z17]&gt;0.2);NOT([.Y17]=&quot;&quot;));[.Y17];&quot;&quot;)" office:value-type="float" office:value="13" calcext:value-type="float">
            <text:p>13</text:p>
          </table:table-cell>
          <table:table-cell table:style-name="ce33" table:formula="of:=IF(AND(OR(0.15&gt;[.$Z17];[.$Z17]&gt;0.2);NOT([.Z17]=&quot;&quot;));[.Z17];&quot;&quot;)" office:value-type="float" office:value="0.1265" calcext:value-type="float">
            <text:p>0.1265</text:p>
          </table:table-cell>
          <table:table-cell table:style-name="ce44" table:formula="of:=IF(AND(OR(0.15&gt;[.$Z17];[.$Z17]&gt;0.2);NOT([.AA17]=&quot;&quot;));[.AA17];&quot;&quot;)" office:value-type="float" office:value="-0.7895" calcext:value-type="float">
            <text:p>-0.7895</text:p>
          </table:table-cell>
          <table:table-cell table:style-name="Default" table:number-columns-repeated="3"/>
          <table:table-cell table:style-name="ce4" table:formula="of:=IF(AND([.$U17] = 1;NOT([.A17]=&quot;&quot;));[.A17];&quot;&quot;)" office:value-type="float" office:value="13" calcext:value-type="float">
            <text:p>13</text:p>
          </table:table-cell>
          <table:table-cell table:style-name="ce110" table:formula="of:=IF(AND([.$U17] = 1;NOT([.B17]=&quot;&quot;));[.B17];&quot;&quot;)" office:value-type="float" office:value="1.72788" calcext:value-type="float">
            <text:p>1.72788</text:p>
          </table:table-cell>
          <table:table-cell table:style-name="ce110" table:formula="of:=IF(AND([.$U17] = 1;NOT([.C17]=&quot;&quot;));[.C17];&quot;&quot;)" office:value-type="float" office:value="-1.5708" calcext:value-type="float">
            <text:p>-1.5708</text:p>
          </table:table-cell>
          <table:table-cell table:style-name="ce110" table:formula="of:=IF(AND([.$U17] = 1;NOT([.D17]=&quot;&quot;));[.D17];&quot;&quot;)" office:value-type="float" office:value="1.85005" calcext:value-type="float">
            <text:p>1.85005</text:p>
          </table:table-cell>
          <table:table-cell table:style-name="ce110" table:formula="of:=IF(AND([.$U17] = 1;NOT([.E17]=&quot;&quot;));[.E17];&quot;&quot;)" office:value-type="float" office:value="-2.16421" calcext:value-type="float">
            <text:p>-2.16421</text:p>
          </table:table-cell>
          <table:table-cell table:style-name="ce110" table:formula="of:=IF(AND([.$U17] = 1;NOT([.F17]=&quot;&quot;));[.F17];&quot;&quot;)" office:value-type="float" office:value="-1.48353" calcext:value-type="float">
            <text:p>-1.48353</text:p>
          </table:table-cell>
          <table:table-cell table:style-name="ce110" table:formula="of:=IF(AND([.$U17] = 1;NOT([.G17]=&quot;&quot;));[.G17];&quot;&quot;)" office:value-type="float" office:value="-1.76278" calcext:value-type="float">
            <text:p>-1.76278</text:p>
          </table:table-cell>
          <table:table-cell table:style-name="ce110" table:formula="of:=IF(AND([.$U17] = 1;NOT([.H17]=&quot;&quot;));[.H17];&quot;&quot;)">
            <text:p/>
          </table:table-cell>
          <table:table-cell table:style-name="ce110" table:formula="of:=IF(AND([.$U17] = 1;NOT([.I17]=&quot;&quot;));[.I17];&quot;&quot;)">
            <text:p/>
          </table:table-cell>
          <table:table-cell table:style-name="ce110" table:formula="of:=IF(AND([.$U17] = 1;NOT([.J17]=&quot;&quot;));[.J17];&quot;&quot;)" office:value-type="float" office:value="14" calcext:value-type="float">
            <text:p>14</text:p>
          </table:table-cell>
          <table:table-cell table:style-name="ce110" table:formula="of:=IF(AND([.$U17] = 1;NOT([.K17]=&quot;&quot;));[.K17];&quot;&quot;)" office:value-type="float" office:value="0.2922" calcext:value-type="float">
            <text:p>0.2922</text:p>
          </table:table-cell>
          <table:table-cell table:style-name="ce110" table:formula="of:=IF(AND([.$U17] = 1;NOT([.L17]=&quot;&quot;));[.L17];&quot;&quot;)" office:value-type="float" office:value="-0.2145" calcext:value-type="float">
            <text:p>-0.2145</text:p>
          </table:table-cell>
          <table:table-cell table:style-name="ce110" table:formula="of:=IF(AND([.$U17] = 1;NOT([.M17]=&quot;&quot;));[.M17];&quot;&quot;)">
            <text:p/>
          </table:table-cell>
          <table:table-cell table:style-name="ce110" table:formula="of:=IF(AND([.$U17] = 1;NOT([.N17]=&quot;&quot;));[.N17];&quot;&quot;)">
            <text:p/>
          </table:table-cell>
          <table:table-cell table:style-name="ce110" table:formula="of:=IF(AND([.$U17] = 1;NOT([.O17]=&quot;&quot;));[.O17];&quot;&quot;)" office:value-type="float" office:value="13" calcext:value-type="float">
            <text:p>13</text:p>
          </table:table-cell>
          <table:table-cell table:style-name="ce110" table:formula="of:=IF(AND([.$U17] = 1;NOT([.P17]=&quot;&quot;));[.P17];&quot;&quot;)" office:value-type="float" office:value="2.3855" calcext:value-type="float">
            <text:p>2.3855</text:p>
          </table:table-cell>
          <table:table-cell table:style-name="ce110" table:formula="of:=IF(AND([.$U17] = 1;NOT([.Q17]=&quot;&quot;));[.Q17];&quot;&quot;)" office:value-type="float" office:value="-2.3855" calcext:value-type="float">
            <text:p>-2.3855</text:p>
          </table:table-cell>
          <table:table-cell table:style-name="ce110" table:formula="of:=IF(AND([.$U17] = 1;NOT([.R17]=&quot;&quot;));[.R17];&quot;&quot;)" office:value-type="float" office:value="38" calcext:value-type="float">
            <text:p>38</text:p>
          </table:table-cell>
          <table:table-cell table:style-name="ce110" table:formula="of:=IF(AND([.$U17] = 1;NOT([.S17]=&quot;&quot;));[.S17];&quot;&quot;)" office:value-type="float" office:value="2.3944976539" calcext:value-type="float">
            <text:p>2.3944976539</text:p>
          </table:table-cell>
          <table:table-cell table:style-name="ce110" table:formula="of:=IF(AND([.$U17] = 1;NOT([.T17]=&quot;&quot;));[.T17];&quot;&quot;)" office:value-type="float" office:value="-1" calcext:value-type="float">
            <text:p>-1</text:p>
          </table:table-cell>
          <table:table-cell table:style-name="ce110" table:formula="of:=IF(AND([.$U17] = 1;NOT([.U17]=&quot;&quot;));[.U17];&quot;&quot;)" office:value-type="float" office:value="1" calcext:value-type="float">
            <text:p>1</text:p>
          </table:table-cell>
          <table:table-cell table:style-name="ce110" table:formula="of:=IF(AND([.$U17] = 1;NOT([.V17]=&quot;&quot;));[.V17];&quot;&quot;)" office:value-type="float" office:value="0" calcext:value-type="float">
            <text:p>0</text:p>
          </table:table-cell>
          <table:table-cell table:style-name="ce110" table:formula="of:=IF(AND([.$U17] = 1;NOT([.W17]=&quot;&quot;));[.W17];&quot;&quot;)">
            <text:p/>
          </table:table-cell>
          <table:table-cell table:style-name="ce110" table:formula="of:=IF(AND([.$U17] = 1;NOT([.X17]=&quot;&quot;));[.X17];&quot;&quot;)">
            <text:p/>
          </table:table-cell>
          <table:table-cell table:style-name="ce110" table:formula="of:=IF(AND([.$U17] = 1;NOT([.Y17]=&quot;&quot;));[.Y17];&quot;&quot;)" office:value-type="float" office:value="13" calcext:value-type="float">
            <text:p>13</text:p>
          </table:table-cell>
          <table:table-cell table:style-name="ce121" table:formula="of:=IF(AND([.$U17] = 1;NOT([.Z17]=&quot;&quot;));[.Z17];&quot;&quot;)" office:value-type="float" office:value="0.1265" calcext:value-type="float">
            <text:p>0.12650</text:p>
          </table:table-cell>
          <table:table-cell table:style-name="ce25" table:formula="of:=IF(AND([.$U17] = 1;NOT([.AA17]=&quot;&quot;));[.AA17];&quot;&quot;)" office:value-type="float" office:value="-0.7895" calcext:value-type="float">
            <text:p>-0.7895</text:p>
          </table:table-cell>
          <table:table-cell table:style-name="Default" table:number-columns-repeated="3"/>
          <table:table-cell table:style-name="ce4" table:formula="of:=IF(AND([.$U17] = 0;NOT([.A17]=&quot;&quot;));[.A17];&quot;&quot;)">
            <text:p/>
          </table:table-cell>
          <table:table-cell table:style-name="ce110" table:formula="of:=IF(AND([.$U17] = 0;NOT([.B17]=&quot;&quot;));[.B17];&quot;&quot;)">
            <text:p/>
          </table:table-cell>
          <table:table-cell table:style-name="ce110" table:formula="of:=IF(AND([.$U17] = 0;NOT([.C17]=&quot;&quot;));[.C17];&quot;&quot;)">
            <text:p/>
          </table:table-cell>
          <table:table-cell table:style-name="ce110" table:formula="of:=IF(AND([.$U17] = 0;NOT([.D17]=&quot;&quot;));[.D17];&quot;&quot;)">
            <text:p/>
          </table:table-cell>
          <table:table-cell table:style-name="ce110" table:formula="of:=IF(AND([.$U17] = 0;NOT([.E17]=&quot;&quot;));[.E17];&quot;&quot;)">
            <text:p/>
          </table:table-cell>
          <table:table-cell table:style-name="ce110" table:formula="of:=IF(AND([.$U17] = 0;NOT([.F17]=&quot;&quot;));[.F17];&quot;&quot;)">
            <text:p/>
          </table:table-cell>
          <table:table-cell table:style-name="ce110" table:formula="of:=IF(AND([.$U17] = 0;NOT([.G17]=&quot;&quot;));[.G17];&quot;&quot;)">
            <text:p/>
          </table:table-cell>
          <table:table-cell table:style-name="ce110" table:formula="of:=IF(AND([.$U17] = 0;NOT([.H17]=&quot;&quot;));[.H17];&quot;&quot;)">
            <text:p/>
          </table:table-cell>
          <table:table-cell table:style-name="ce110" table:formula="of:=IF(AND([.$U17] = 0;NOT([.I17]=&quot;&quot;));[.I17];&quot;&quot;)">
            <text:p/>
          </table:table-cell>
          <table:table-cell table:style-name="ce110" table:formula="of:=IF(AND([.$U17] = 0;NOT([.J17]=&quot;&quot;));[.J17];&quot;&quot;)">
            <text:p/>
          </table:table-cell>
          <table:table-cell table:style-name="ce113" table:formula="of:=IF(AND([.$U17] = 0;NOT([.K17]=&quot;&quot;));[.K17];&quot;&quot;)">
            <text:p/>
          </table:table-cell>
          <table:table-cell table:style-name="ce113" table:formula="of:=IF(AND([.$U17] = 0;NOT([.L17]=&quot;&quot;));[.L17];&quot;&quot;)">
            <text:p/>
          </table:table-cell>
          <table:table-cell table:style-name="ce110" table:formula="of:=IF(AND([.$U17] = 0;NOT([.M17]=&quot;&quot;));[.M17];&quot;&quot;)">
            <text:p/>
          </table:table-cell>
          <table:table-cell table:style-name="ce110" table:formula="of:=IF(AND([.$U17] = 0;NOT([.N17]=&quot;&quot;));[.N17];&quot;&quot;)">
            <text:p/>
          </table:table-cell>
          <table:table-cell table:style-name="ce110" table:formula="of:=IF(AND([.$U17] = 0;NOT([.O17]=&quot;&quot;));[.O17];&quot;&quot;)">
            <text:p/>
          </table:table-cell>
          <table:table-cell table:style-name="ce110" table:formula="of:=IF(AND([.$U17] = 0;NOT([.P17]=&quot;&quot;));[.P17];&quot;&quot;)">
            <text:p/>
          </table:table-cell>
          <table:table-cell table:style-name="ce110" table:formula="of:=IF(AND([.$U17] = 0;NOT([.Q17]=&quot;&quot;));[.Q17];&quot;&quot;)">
            <text:p/>
          </table:table-cell>
          <table:table-cell table:style-name="ce110" table:formula="of:=IF(AND([.$U17] = 0;NOT([.R17]=&quot;&quot;));[.R17];&quot;&quot;)">
            <text:p/>
          </table:table-cell>
          <table:table-cell table:style-name="ce110" table:formula="of:=IF(AND([.$U17] = 0;NOT([.S17]=&quot;&quot;));[.S17];&quot;&quot;)">
            <text:p/>
          </table:table-cell>
          <table:table-cell table:style-name="ce110" table:formula="of:=IF(AND([.$U17] = 0;NOT([.T17]=&quot;&quot;));[.T17];&quot;&quot;)">
            <text:p/>
          </table:table-cell>
          <table:table-cell table:style-name="ce110" table:formula="of:=IF(AND([.$U17] = 0;NOT([.U17]=&quot;&quot;));[.U17];&quot;&quot;)">
            <text:p/>
          </table:table-cell>
          <table:table-cell table:style-name="ce110" table:formula="of:=IF(AND([.$U17] = 0;NOT([.V17]=&quot;&quot;));[.V17];&quot;&quot;)">
            <text:p/>
          </table:table-cell>
          <table:table-cell table:style-name="ce110" table:formula="of:=IF(AND([.$U17] = 0;NOT([.W17]=&quot;&quot;));[.W17];&quot;&quot;)">
            <text:p/>
          </table:table-cell>
          <table:table-cell table:style-name="ce110" table:formula="of:=IF(AND([.$U17] = 0;NOT([.X17]=&quot;&quot;));[.X17];&quot;&quot;)">
            <text:p/>
          </table:table-cell>
          <table:table-cell table:style-name="ce110" table:formula="of:=IF(AND([.$U17] = 0;NOT([.Y17]=&quot;&quot;));[.Y17];&quot;&quot;)">
            <text:p/>
          </table:table-cell>
          <table:table-cell table:style-name="ce110" table:formula="of:=IF(AND([.$U17] = 0;NOT([.Z17]=&quot;&quot;));[.Z17];&quot;&quot;)">
            <text:p/>
          </table:table-cell>
          <table:table-cell table:style-name="ce25" table:formula="of:=IF(AND([.$U17] = 0;NOT([.AA17]=&quot;&quot;));[.AA17];&quot;&quot;)">
            <text:p/>
          </table:table-cell>
          <table:table-cell table:style-name="Default" table:number-columns-repeated="3"/>
          <table:table-cell table:style-name="ce126" table:formula="of:=IF(AND(0.1&lt;[.$Z17];[.$Z17]&lt;0.25; NOT([.A17]=&quot;&quot;));[.A17];&quot;&quot;)" office:value-type="float" office:value="13" calcext:value-type="float">
            <text:p>13.0000</text:p>
          </table:table-cell>
          <table:table-cell table:style-name="ce44" table:formula="of:=IF(AND(0.1&lt;[.$Z17];[.$Z17]&lt;0.25; NOT([.B17]=&quot;&quot;));[.B17];&quot;&quot;)" office:value-type="float" office:value="1.72788" calcext:value-type="float">
            <text:p>1.7279</text:p>
          </table:table-cell>
          <table:table-cell table:style-name="ce44" table:formula="of:=IF(AND(0.1&lt;[.$Z17];[.$Z17]&lt;0.25; NOT([.C17]=&quot;&quot;));[.C17];&quot;&quot;)" office:value-type="float" office:value="-1.5708" calcext:value-type="float">
            <text:p>-1.5708</text:p>
          </table:table-cell>
          <table:table-cell table:style-name="ce44" table:formula="of:=IF(AND(0.1&lt;[.$Z17];[.$Z17]&lt;0.25; NOT([.D17]=&quot;&quot;));[.D17];&quot;&quot;)" office:value-type="float" office:value="1.85005" calcext:value-type="float">
            <text:p>1.8501</text:p>
          </table:table-cell>
          <table:table-cell table:style-name="ce44" table:formula="of:=IF(AND(0.1&lt;[.$Z17];[.$Z17]&lt;0.25; NOT([.E17]=&quot;&quot;));[.E17];&quot;&quot;)" office:value-type="float" office:value="-2.16421" calcext:value-type="float">
            <text:p>-2.1642</text:p>
          </table:table-cell>
          <table:table-cell table:style-name="ce44" table:formula="of:=IF(AND(0.1&lt;[.$Z17];[.$Z17]&lt;0.25; NOT([.F17]=&quot;&quot;));[.F17];&quot;&quot;)" office:value-type="float" office:value="-1.48353" calcext:value-type="float">
            <text:p>-1.4835</text:p>
          </table:table-cell>
          <table:table-cell table:style-name="ce44" table:formula="of:=IF(AND(0.1&lt;[.$Z17];[.$Z17]&lt;0.25; NOT([.G17]=&quot;&quot;));[.G17];&quot;&quot;)" office:value-type="float" office:value="-1.76278" calcext:value-type="float">
            <text:p>-1.7628</text:p>
          </table:table-cell>
          <table:table-cell table:style-name="ce44" table:formula="of:=IF(AND(0.1&lt;[.$Z17];[.$Z17]&lt;0.25; NOT([.H17]=&quot;&quot;));[.H17];&quot;&quot;)">
            <text:p/>
          </table:table-cell>
          <table:table-cell table:style-name="ce44" table:formula="of:=IF(AND(0.1&lt;[.$Z17];[.$Z17]&lt;0.25; NOT([.I17]=&quot;&quot;));[.I17];&quot;&quot;)">
            <text:p/>
          </table:table-cell>
          <table:table-cell table:style-name="ce44" table:formula="of:=IF(AND(0.1&lt;[.$Z17];[.$Z17]&lt;0.25; NOT([.J17]=&quot;&quot;));[.J17];&quot;&quot;)" office:value-type="float" office:value="14" calcext:value-type="float">
            <text:p>14.0000</text:p>
          </table:table-cell>
          <table:table-cell table:style-name="ce44" table:formula="of:=IF(AND(0.1&lt;[.$Z17];[.$Z17]&lt;0.25; NOT([.K17]=&quot;&quot;));[.K17];&quot;&quot;)" office:value-type="float" office:value="0.2922" calcext:value-type="float">
            <text:p>0.2922</text:p>
          </table:table-cell>
          <table:table-cell table:style-name="ce44" table:formula="of:=IF(AND(0.1&lt;[.$Z17];[.$Z17]&lt;0.25; NOT([.L17]=&quot;&quot;));[.L17];&quot;&quot;)" office:value-type="float" office:value="-0.2145" calcext:value-type="float">
            <text:p>-0.2145</text:p>
          </table:table-cell>
          <table:table-cell table:style-name="ce44" table:formula="of:=IF(AND(0.1&lt;[.$Z17];[.$Z17]&lt;0.25; NOT([.M17]=&quot;&quot;));[.M17];&quot;&quot;)">
            <text:p/>
          </table:table-cell>
          <table:table-cell table:style-name="ce44" table:formula="of:=IF(AND(0.1&lt;[.$Z17];[.$Z17]&lt;0.25; NOT([.N17]=&quot;&quot;));[.N17];&quot;&quot;)">
            <text:p/>
          </table:table-cell>
          <table:table-cell table:style-name="ce44" table:formula="of:=IF(AND(0.1&lt;[.$Z17];[.$Z17]&lt;0.25; NOT([.O17]=&quot;&quot;));[.O17];&quot;&quot;)" office:value-type="float" office:value="13" calcext:value-type="float">
            <text:p>13.0000</text:p>
          </table:table-cell>
          <table:table-cell table:style-name="ce44" table:formula="of:=IF(AND(0.1&lt;[.$Z17];[.$Z17]&lt;0.25; NOT([.P17]=&quot;&quot;));[.P17];&quot;&quot;)" office:value-type="float" office:value="2.3855" calcext:value-type="float">
            <text:p>2.3855</text:p>
          </table:table-cell>
          <table:table-cell table:style-name="ce44" table:formula="of:=IF(AND(0.1&lt;[.$Z17];[.$Z17]&lt;0.25; NOT([.Q17]=&quot;&quot;));[.Q17];&quot;&quot;)" office:value-type="float" office:value="-2.3855" calcext:value-type="float">
            <text:p>-2.3855</text:p>
          </table:table-cell>
          <table:table-cell table:style-name="ce44" table:formula="of:=IF(AND(0.1&lt;[.$Z17];[.$Z17]&lt;0.25; NOT([.R17]=&quot;&quot;));[.R17];&quot;&quot;)" office:value-type="float" office:value="38" calcext:value-type="float">
            <text:p>38.0000</text:p>
          </table:table-cell>
          <table:table-cell table:style-name="ce44" table:formula="of:=IF(AND(0.1&lt;[.$Z17];[.$Z17]&lt;0.25; NOT([.S17]=&quot;&quot;));[.S17];&quot;&quot;)" office:value-type="float" office:value="2.3944976539" calcext:value-type="float">
            <text:p>2.3945</text:p>
          </table:table-cell>
          <table:table-cell table:style-name="ce44" table:formula="of:=IF(AND(0.1&lt;[.$Z17];[.$Z17]&lt;0.25; NOT([.T17]=&quot;&quot;));[.T17];&quot;&quot;)" office:value-type="float" office:value="-1" calcext:value-type="float">
            <text:p>-1.0000</text:p>
          </table:table-cell>
          <table:table-cell table:style-name="ce44" table:formula="of:=IF(AND(0.1&lt;[.$Z17];[.$Z17]&lt;0.25; NOT([.U17]=&quot;&quot;));[.U17];&quot;&quot;)" office:value-type="float" office:value="1" calcext:value-type="float">
            <text:p>1.0000</text:p>
          </table:table-cell>
          <table:table-cell table:style-name="ce44" table:formula="of:=IF(AND(0.1&lt;[.$Z17];[.$Z17]&lt;0.25; NOT([.V17]=&quot;&quot;));[.V17];&quot;&quot;)" office:value-type="float" office:value="0" calcext:value-type="float">
            <text:p>0.0000</text:p>
          </table:table-cell>
          <table:table-cell table:style-name="ce44" table:formula="of:=IF(AND(0.1&lt;[.$Z17];[.$Z17]&lt;0.25; NOT([.W17]=&quot;&quot;));[.W17];&quot;&quot;)">
            <text:p/>
          </table:table-cell>
          <table:table-cell table:style-name="ce44" table:formula="of:=IF(AND(0.1&lt;[.$Z17];[.$Z17]&lt;0.25; NOT([.X17]=&quot;&quot;));[.X17];&quot;&quot;)">
            <text:p/>
          </table:table-cell>
          <table:table-cell table:style-name="ce44" table:formula="of:=IF(AND(0.1&lt;[.$Z17];[.$Z17]&lt;0.25; NOT([.Y17]=&quot;&quot;));[.Y17];&quot;&quot;)" office:value-type="float" office:value="13" calcext:value-type="float">
            <text:p>13.0000</text:p>
          </table:table-cell>
          <table:table-cell table:style-name="ce44" table:formula="of:=IF(AND(0.1&lt;[.$Z17];[.$Z17]&lt;0.25; NOT([.Z17]=&quot;&quot;));[.Z17];&quot;&quot;)" office:value-type="float" office:value="0.1265" calcext:value-type="float">
            <text:p>0.1265</text:p>
          </table:table-cell>
          <table:table-cell table:style-name="ce44" table:formula="of:=IF(AND(0.1&lt;[.$Z17];[.$Z17]&lt;0.25; NOT([.AA17]=&quot;&quot;));[.AA17];&quot;&quot;)" office:value-type="float" office:value="-0.7895" calcext:value-type="float">
            <text:p>-0.7895</text:p>
          </table:table-cell>
          <table:table-cell table:style-name="Default" table:number-columns-repeated="3"/>
          <table:table-cell table:style-name="ce126" table:formula="of:=IF(AND(OR(0.1&gt;[.$Z17];[.$Z17]&gt;0.25);NOT([.A17]=&quot;&quot;));[.A17];&quot;&quot;)">
            <text:p/>
          </table:table-cell>
          <table:table-cell table:style-name="ce44" table:formula="of:=IF(AND(OR(0.1&gt;[.$Z17];[.$Z17]&gt;0.25);NOT([.B17]=&quot;&quot;));[.B17];&quot;&quot;)">
            <text:p/>
          </table:table-cell>
          <table:table-cell table:style-name="ce44" table:formula="of:=IF(AND(OR(0.1&gt;[.$Z17];[.$Z17]&gt;0.25);NOT([.C17]=&quot;&quot;));[.C17];&quot;&quot;)">
            <text:p/>
          </table:table-cell>
          <table:table-cell table:style-name="ce44" table:formula="of:=IF(AND(OR(0.1&gt;[.$Z17];[.$Z17]&gt;0.25);NOT([.D17]=&quot;&quot;));[.D17];&quot;&quot;)">
            <text:p/>
          </table:table-cell>
          <table:table-cell table:style-name="ce44" table:formula="of:=IF(AND(OR(0.1&gt;[.$Z17];[.$Z17]&gt;0.25);NOT([.E17]=&quot;&quot;));[.E17];&quot;&quot;)">
            <text:p/>
          </table:table-cell>
          <table:table-cell table:style-name="ce44" table:formula="of:=IF(AND(OR(0.1&gt;[.$Z17];[.$Z17]&gt;0.25);NOT([.F17]=&quot;&quot;));[.F17];&quot;&quot;)">
            <text:p/>
          </table:table-cell>
          <table:table-cell table:style-name="ce44" table:formula="of:=IF(AND(OR(0.1&gt;[.$Z17];[.$Z17]&gt;0.25);NOT([.G17]=&quot;&quot;));[.G17];&quot;&quot;)">
            <text:p/>
          </table:table-cell>
          <table:table-cell table:style-name="ce44" table:formula="of:=IF(AND(OR(0.1&gt;[.$Z17];[.$Z17]&gt;0.25);NOT([.H17]=&quot;&quot;));[.H17];&quot;&quot;)">
            <text:p/>
          </table:table-cell>
          <table:table-cell table:style-name="ce44" table:formula="of:=IF(AND(OR(0.1&gt;[.$Z17];[.$Z17]&gt;0.25);NOT([.I17]=&quot;&quot;));[.I17];&quot;&quot;)">
            <text:p/>
          </table:table-cell>
          <table:table-cell table:style-name="ce44" table:formula="of:=IF(AND(OR(0.1&gt;[.$Z17];[.$Z17]&gt;0.25);NOT([.J17]=&quot;&quot;));[.J17];&quot;&quot;)">
            <text:p/>
          </table:table-cell>
          <table:table-cell table:style-name="ce44" table:formula="of:=IF(AND(OR(0.1&gt;[.$Z17];[.$Z17]&gt;0.25);NOT([.K17]=&quot;&quot;));[.K17];&quot;&quot;)">
            <text:p/>
          </table:table-cell>
          <table:table-cell table:style-name="ce44" table:formula="of:=IF(AND(OR(0.1&gt;[.$Z17];[.$Z17]&gt;0.25);NOT([.L17]=&quot;&quot;));[.L17];&quot;&quot;)">
            <text:p/>
          </table:table-cell>
          <table:table-cell table:style-name="ce44" table:formula="of:=IF(AND(OR(0.1&gt;[.$Z17];[.$Z17]&gt;0.25);NOT([.M17]=&quot;&quot;));[.M17];&quot;&quot;)">
            <text:p/>
          </table:table-cell>
          <table:table-cell table:style-name="ce44" table:formula="of:=IF(AND(OR(0.1&gt;[.$Z17];[.$Z17]&gt;0.25);NOT([.N17]=&quot;&quot;));[.N17];&quot;&quot;)">
            <text:p/>
          </table:table-cell>
          <table:table-cell table:style-name="ce128" table:formula="of:=IF(AND(OR(0.1&gt;[.$Z17];[.$Z17]&gt;0.25);NOT([.O17]=&quot;&quot;));[.O17];&quot;&quot;)">
            <text:p/>
          </table:table-cell>
          <table:table-cell table:style-name="ce44" table:formula="of:=IF(AND(OR(0.1&gt;[.$Z17];[.$Z17]&gt;0.25);NOT([.P17]=&quot;&quot;));[.P17];&quot;&quot;)">
            <text:p/>
          </table:table-cell>
          <table:table-cell table:style-name="ce44" table:formula="of:=IF(AND(OR(0.1&gt;[.$Z17];[.$Z17]&gt;0.25);NOT([.Q17]=&quot;&quot;));[.Q17];&quot;&quot;)">
            <text:p/>
          </table:table-cell>
          <table:table-cell table:style-name="ce44" table:formula="of:=IF(AND(OR(0.1&gt;[.$Z17];[.$Z17]&gt;0.25);NOT([.R17]=&quot;&quot;));[.R17];&quot;&quot;)">
            <text:p/>
          </table:table-cell>
          <table:table-cell table:style-name="ce44" table:formula="of:=IF(AND(OR(0.1&gt;[.$Z17];[.$Z17]&gt;0.25);NOT([.S17]=&quot;&quot;));[.S17];&quot;&quot;)">
            <text:p/>
          </table:table-cell>
          <table:table-cell table:style-name="ce44" table:formula="of:=IF(AND(OR(0.1&gt;[.$Z17];[.$Z17]&gt;0.25);NOT([.T17]=&quot;&quot;));[.T17];&quot;&quot;)">
            <text:p/>
          </table:table-cell>
          <table:table-cell table:style-name="ce44" table:formula="of:=IF(AND(OR(0.1&gt;[.$Z17];[.$Z17]&gt;0.25);NOT([.U17]=&quot;&quot;));[.U17];&quot;&quot;)">
            <text:p/>
          </table:table-cell>
          <table:table-cell table:style-name="ce44" table:formula="of:=IF(AND(OR(0.1&gt;[.$Z17];[.$Z17]&gt;0.25);NOT([.V17]=&quot;&quot;));[.V17];&quot;&quot;)">
            <text:p/>
          </table:table-cell>
          <table:table-cell table:style-name="ce44" table:formula="of:=IF(AND(OR(0.1&gt;[.$Z17];[.$Z17]&gt;0.25);NOT([.W17]=&quot;&quot;));[.W17];&quot;&quot;)">
            <text:p/>
          </table:table-cell>
          <table:table-cell table:style-name="ce44" table:formula="of:=IF(AND(OR(0.1&gt;[.$Z17];[.$Z17]&gt;0.25);NOT([.X17]=&quot;&quot;));[.X17];&quot;&quot;)">
            <text:p/>
          </table:table-cell>
          <table:table-cell table:style-name="ce128" table:formula="of:=IF(AND(OR(0.1&gt;[.$Z17];[.$Z17]&gt;0.25);NOT([.Y17]=&quot;&quot;));[.Y17];&quot;&quot;)">
            <text:p/>
          </table:table-cell>
          <table:table-cell table:style-name="ce44" table:formula="of:=IF(AND(OR(0.1&gt;[.$Z17];[.$Z17]&gt;0.25);NOT([.Z17]=&quot;&quot;));[.Z17];&quot;&quot;)">
            <text:p/>
          </table:table-cell>
          <table:table-cell table:style-name="ce44" table:formula="of:=IF(AND(OR(0.1&gt;[.$Z17];[.$Z17]&gt;0.25);NOT([.AA17]=&quot;&quot;));[.AA17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15" calcext:value-type="float">
            <text:p>15</text:p>
          </table:table-cell>
          <table:table-cell table:style-name="ce15" office:value-type="float" office:value="0.3648" calcext:value-type="float">
            <text:p>0.3648</text:p>
          </table:table-cell>
          <table:table-cell table:style-name="ce15" office:value-type="float" office:value="-0.2474" calcext:value-type="float">
            <text:p>-0.2474</text:p>
          </table:table-cell>
          <table:table-cell table:style-name="Default" table:number-columns-repeated="2"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2.3838" calcext:value-type="float">
            <text:p>2.3838</text:p>
          </table:table-cell>
          <table:table-cell table:style-name="ce10" office:value-type="float" office:value="-2.3838" calcext:value-type="float">
            <text:p>-2.3838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4144430346" calcext:value-type="float">
            <text:p>2.4144430346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0.1276" calcext:value-type="float">
            <text:p>0.1276</text:p>
          </table:table-cell>
          <table:table-cell table:style-name="ce25" office:value-type="float" office:value="-0.7924" calcext:value-type="float">
            <text:p>-0.7924</text:p>
          </table:table-cell>
          <table:table-cell table:style-name="Default" table:number-columns-repeated="3"/>
          <table:table-cell table:style-name="ce31" table:formula="of:=IF(AND(0.15&lt;[.$Z18];[.$Z18]&lt;0.2; NOT([.A18]=&quot;&quot;));[.A18];&quot;&quot;)">
            <text:p/>
          </table:table-cell>
          <table:table-cell table:style-name="ce33" table:formula="of:=IF(AND(0.15&lt;[.$Z18];[.$Z18]&lt;0.2; NOT([.B18]=&quot;&quot;));[.B18];&quot;&quot;)">
            <text:p/>
          </table:table-cell>
          <table:table-cell table:style-name="ce33" table:formula="of:=IF(AND(0.15&lt;[.$Z18];[.$Z18]&lt;0.2; NOT([.C18]=&quot;&quot;));[.C18];&quot;&quot;)">
            <text:p/>
          </table:table-cell>
          <table:table-cell table:style-name="ce33" table:formula="of:=IF(AND(0.15&lt;[.$Z18];[.$Z18]&lt;0.2; NOT([.D18]=&quot;&quot;));[.D18];&quot;&quot;)">
            <text:p/>
          </table:table-cell>
          <table:table-cell table:style-name="ce33" table:formula="of:=IF(AND(0.15&lt;[.$Z18];[.$Z18]&lt;0.2; NOT([.E18]=&quot;&quot;));[.E18];&quot;&quot;)">
            <text:p/>
          </table:table-cell>
          <table:table-cell table:style-name="ce33" table:formula="of:=IF(AND(0.15&lt;[.$Z18];[.$Z18]&lt;0.2; NOT([.F18]=&quot;&quot;));[.F18];&quot;&quot;)">
            <text:p/>
          </table:table-cell>
          <table:table-cell table:style-name="ce33" table:formula="of:=IF(AND(0.15&lt;[.$Z18];[.$Z18]&lt;0.2; NOT([.G18]=&quot;&quot;));[.G18];&quot;&quot;)">
            <text:p/>
          </table:table-cell>
          <table:table-cell table:style-name="ce33" table:formula="of:=IF(AND(0.15&lt;[.$Z18];[.$Z18]&lt;0.2; NOT([.H18]=&quot;&quot;));[.H18];&quot;&quot;)">
            <text:p/>
          </table:table-cell>
          <table:table-cell table:style-name="ce33" table:formula="of:=IF(AND(0.15&lt;[.$Z18];[.$Z18]&lt;0.2; NOT([.I18]=&quot;&quot;));[.I18];&quot;&quot;)">
            <text:p/>
          </table:table-cell>
          <table:table-cell table:style-name="ce39" table:formula="of:=IF(AND(0.15&lt;[.$Z18];[.$Z18]&lt;0.2; NOT([.J18]=&quot;&quot;));[.J18];&quot;&quot;)">
            <text:p/>
          </table:table-cell>
          <table:table-cell table:style-name="ce33" table:formula="of:=IF(AND(0.15&lt;[.$Z18];[.$Z18]&lt;0.2; NOT([.K18]=&quot;&quot;));[.K18];&quot;&quot;)">
            <text:p/>
          </table:table-cell>
          <table:table-cell table:style-name="ce33" table:formula="of:=IF(AND(0.15&lt;[.$Z18];[.$Z18]&lt;0.2; NOT([.L18]=&quot;&quot;));[.L18];&quot;&quot;)">
            <text:p/>
          </table:table-cell>
          <table:table-cell table:style-name="ce33" table:formula="of:=IF(AND(0.15&lt;[.$Z18];[.$Z18]&lt;0.2; NOT([.M18]=&quot;&quot;));[.M18];&quot;&quot;)">
            <text:p/>
          </table:table-cell>
          <table:table-cell table:style-name="ce33" table:formula="of:=IF(AND(0.15&lt;[.$Z18];[.$Z18]&lt;0.2; NOT([.N18]=&quot;&quot;));[.N18];&quot;&quot;)">
            <text:p/>
          </table:table-cell>
          <table:table-cell table:style-name="ce39" table:formula="of:=IF(AND(0.15&lt;[.$Z18];[.$Z18]&lt;0.2; NOT([.O18]=&quot;&quot;));[.O18];&quot;&quot;)">
            <text:p/>
          </table:table-cell>
          <table:table-cell table:style-name="ce33" table:formula="of:=IF(AND(0.15&lt;[.$Z18];[.$Z18]&lt;0.2; NOT([.P18]=&quot;&quot;));[.P18];&quot;&quot;)">
            <text:p/>
          </table:table-cell>
          <table:table-cell table:style-name="ce33" table:formula="of:=IF(AND(0.15&lt;[.$Z18];[.$Z18]&lt;0.2; NOT([.Q18]=&quot;&quot;));[.Q18];&quot;&quot;)">
            <text:p/>
          </table:table-cell>
          <table:table-cell table:style-name="ce33" table:formula="of:=IF(AND(0.15&lt;[.$Z18];[.$Z18]&lt;0.2; NOT([.R18]=&quot;&quot;));[.R18];&quot;&quot;)">
            <text:p/>
          </table:table-cell>
          <table:table-cell table:style-name="ce33" table:formula="of:=IF(AND(0.15&lt;[.$Z18];[.$Z18]&lt;0.2; NOT([.S18]=&quot;&quot;));[.S18];&quot;&quot;)">
            <text:p/>
          </table:table-cell>
          <table:table-cell table:style-name="ce39" table:formula="of:=IF(AND(0.15&lt;[.$Z18];[.$Z18]&lt;0.2; NOT([.T18]=&quot;&quot;));[.T18];&quot;&quot;)">
            <text:p/>
          </table:table-cell>
          <table:table-cell table:style-name="ce39" table:formula="of:=IF(AND(0.15&lt;[.$Z18];[.$Z18]&lt;0.2; NOT([.U18]=&quot;&quot;));[.U18];&quot;&quot;)">
            <text:p/>
          </table:table-cell>
          <table:table-cell table:style-name="ce33" table:formula="of:=IF(AND(0.15&lt;[.$Z18];[.$Z18]&lt;0.2; NOT([.V18]=&quot;&quot;));[.V18];&quot;&quot;)">
            <text:p/>
          </table:table-cell>
          <table:table-cell table:style-name="ce33" table:formula="of:=IF(AND(0.15&lt;[.$Z18];[.$Z18]&lt;0.2; NOT([.W18]=&quot;&quot;));[.W18];&quot;&quot;)">
            <text:p/>
          </table:table-cell>
          <table:table-cell table:style-name="ce33" table:formula="of:=IF(AND(0.15&lt;[.$Z18];[.$Z18]&lt;0.2; NOT([.X18]=&quot;&quot;));[.X18];&quot;&quot;)">
            <text:p/>
          </table:table-cell>
          <table:table-cell table:style-name="ce39" table:formula="of:=IF(AND(0.15&lt;[.$Z18];[.$Z18]&lt;0.2; NOT([.Y18]=&quot;&quot;));[.Y18];&quot;&quot;)">
            <text:p/>
          </table:table-cell>
          <table:table-cell table:style-name="ce33" table:formula="of:=IF(AND(0.15&lt;[.$Z18];[.$Z18]&lt;0.2; NOT([.Z18]=&quot;&quot;));[.Z18];&quot;&quot;)">
            <text:p/>
          </table:table-cell>
          <table:table-cell table:style-name="ce44" table:formula="of:=IF(AND(0.15&lt;[.$Z18];[.$Z18]&lt;0.2; NOT([.AA18]=&quot;&quot;));[.AA18];&quot;&quot;)">
            <text:p/>
          </table:table-cell>
          <table:table-cell table:style-name="Default" table:number-columns-repeated="3"/>
          <table:table-cell table:style-name="ce31" table:formula="of:=IF(AND(OR(0.15&gt;[.$Z18];[.$Z18]&gt;0.2);NOT([.A18]=&quot;&quot;));[.A18];&quot;&quot;)" office:value-type="float" office:value="14" calcext:value-type="float">
            <text:p>14</text:p>
          </table:table-cell>
          <table:table-cell table:style-name="ce33" table:formula="of:=IF(AND(OR(0.15&gt;[.$Z18];[.$Z18]&gt;0.2);NOT([.B18]=&quot;&quot;));[.B18];&quot;&quot;)" office:value-type="float" office:value="1.72788" calcext:value-type="float">
            <text:p>1.7279</text:p>
          </table:table-cell>
          <table:table-cell table:style-name="ce33" table:formula="of:=IF(AND(OR(0.15&gt;[.$Z18];[.$Z18]&gt;0.2);NOT([.C18]=&quot;&quot;));[.C18];&quot;&quot;)" office:value-type="float" office:value="-1.5708" calcext:value-type="float">
            <text:p>-1.5708</text:p>
          </table:table-cell>
          <table:table-cell table:style-name="ce33" table:formula="of:=IF(AND(OR(0.15&gt;[.$Z18];[.$Z18]&gt;0.2);NOT([.D18]=&quot;&quot;));[.D18];&quot;&quot;)" office:value-type="float" office:value="1.85005" calcext:value-type="float">
            <text:p>1.8501</text:p>
          </table:table-cell>
          <table:table-cell table:style-name="ce33" table:formula="of:=IF(AND(OR(0.15&gt;[.$Z18];[.$Z18]&gt;0.2);NOT([.E18]=&quot;&quot;));[.E18];&quot;&quot;)" office:value-type="float" office:value="-2.16421" calcext:value-type="float">
            <text:p>-2.1642</text:p>
          </table:table-cell>
          <table:table-cell table:style-name="ce33" table:formula="of:=IF(AND(OR(0.15&gt;[.$Z18];[.$Z18]&gt;0.2);NOT([.F18]=&quot;&quot;));[.F18];&quot;&quot;)" office:value-type="float" office:value="-1.48353" calcext:value-type="float">
            <text:p>-1.4835</text:p>
          </table:table-cell>
          <table:table-cell table:style-name="ce33" table:formula="of:=IF(AND(OR(0.15&gt;[.$Z18];[.$Z18]&gt;0.2);NOT([.G18]=&quot;&quot;));[.G18];&quot;&quot;)" office:value-type="float" office:value="-1.76278" calcext:value-type="float">
            <text:p>-1.7628</text:p>
          </table:table-cell>
          <table:table-cell table:style-name="ce33" table:formula="of:=IF(AND(OR(0.15&gt;[.$Z18];[.$Z18]&gt;0.2);NOT([.H18]=&quot;&quot;));[.H18];&quot;&quot;)">
            <text:p/>
          </table:table-cell>
          <table:table-cell table:style-name="ce33" table:formula="of:=IF(AND(OR(0.15&gt;[.$Z18];[.$Z18]&gt;0.2);NOT([.I18]=&quot;&quot;));[.I18];&quot;&quot;)">
            <text:p/>
          </table:table-cell>
          <table:table-cell table:style-name="ce39" table:formula="of:=IF(AND(OR(0.15&gt;[.$Z18];[.$Z18]&gt;0.2);NOT([.J18]=&quot;&quot;));[.J18];&quot;&quot;)" office:value-type="float" office:value="15" calcext:value-type="float">
            <text:p>15</text:p>
          </table:table-cell>
          <table:table-cell table:style-name="ce33" table:formula="of:=IF(AND(OR(0.15&gt;[.$Z18];[.$Z18]&gt;0.2);NOT([.K18]=&quot;&quot;));[.K18];&quot;&quot;)" office:value-type="float" office:value="0.3648" calcext:value-type="float">
            <text:p>0.3648</text:p>
          </table:table-cell>
          <table:table-cell table:style-name="ce33" table:formula="of:=IF(AND(OR(0.15&gt;[.$Z18];[.$Z18]&gt;0.2);NOT([.L18]=&quot;&quot;));[.L18];&quot;&quot;)" office:value-type="float" office:value="-0.2474" calcext:value-type="float">
            <text:p>-0.2474</text:p>
          </table:table-cell>
          <table:table-cell table:style-name="ce33" table:formula="of:=IF(AND(OR(0.15&gt;[.$Z18];[.$Z18]&gt;0.2);NOT([.M18]=&quot;&quot;));[.M18];&quot;&quot;)">
            <text:p/>
          </table:table-cell>
          <table:table-cell table:style-name="ce33" table:formula="of:=IF(AND(OR(0.15&gt;[.$Z18];[.$Z18]&gt;0.2);NOT([.N18]=&quot;&quot;));[.N18];&quot;&quot;)">
            <text:p/>
          </table:table-cell>
          <table:table-cell table:style-name="ce39" table:formula="of:=IF(AND(OR(0.15&gt;[.$Z18];[.$Z18]&gt;0.2);NOT([.O18]=&quot;&quot;));[.O18];&quot;&quot;)" office:value-type="float" office:value="14" calcext:value-type="float">
            <text:p>14</text:p>
          </table:table-cell>
          <table:table-cell table:style-name="ce33" table:formula="of:=IF(AND(OR(0.15&gt;[.$Z18];[.$Z18]&gt;0.2);NOT([.P18]=&quot;&quot;));[.P18];&quot;&quot;)" office:value-type="float" office:value="2.3838" calcext:value-type="float">
            <text:p>2.3838</text:p>
          </table:table-cell>
          <table:table-cell table:style-name="ce33" table:formula="of:=IF(AND(OR(0.15&gt;[.$Z18];[.$Z18]&gt;0.2);NOT([.Q18]=&quot;&quot;));[.Q18];&quot;&quot;)" office:value-type="float" office:value="-2.3838" calcext:value-type="float">
            <text:p>-2.3838</text:p>
          </table:table-cell>
          <table:table-cell table:style-name="ce33" table:formula="of:=IF(AND(OR(0.15&gt;[.$Z18];[.$Z18]&gt;0.2);NOT([.R18]=&quot;&quot;));[.R18];&quot;&quot;)" office:value-type="float" office:value="38" calcext:value-type="float">
            <text:p>38.0000</text:p>
          </table:table-cell>
          <table:table-cell table:style-name="ce33" table:formula="of:=IF(AND(OR(0.15&gt;[.$Z18];[.$Z18]&gt;0.2);NOT([.S18]=&quot;&quot;));[.S18];&quot;&quot;)" office:value-type="float" office:value="2.4144430346" calcext:value-type="float">
            <text:p>2.4144</text:p>
          </table:table-cell>
          <table:table-cell table:style-name="ce39" table:formula="of:=IF(AND(OR(0.15&gt;[.$Z18];[.$Z18]&gt;0.2);NOT([.T18]=&quot;&quot;));[.T18];&quot;&quot;)" office:value-type="float" office:value="-1" calcext:value-type="float">
            <text:p>-1</text:p>
          </table:table-cell>
          <table:table-cell table:style-name="ce39" table:formula="of:=IF(AND(OR(0.15&gt;[.$Z18];[.$Z18]&gt;0.2);NOT([.U18]=&quot;&quot;));[.U18];&quot;&quot;)" office:value-type="float" office:value="0" calcext:value-type="float">
            <text:p>0</text:p>
          </table:table-cell>
          <table:table-cell table:style-name="ce33" table:formula="of:=IF(AND(OR(0.15&gt;[.$Z18];[.$Z18]&gt;0.2);NOT([.V18]=&quot;&quot;));[.V18];&quot;&quot;)" office:value-type="float" office:value="0" calcext:value-type="float">
            <text:p>0.0000</text:p>
          </table:table-cell>
          <table:table-cell table:style-name="ce33" table:formula="of:=IF(AND(OR(0.15&gt;[.$Z18];[.$Z18]&gt;0.2);NOT([.W18]=&quot;&quot;));[.W18];&quot;&quot;)">
            <text:p/>
          </table:table-cell>
          <table:table-cell table:style-name="ce33" table:formula="of:=IF(AND(OR(0.15&gt;[.$Z18];[.$Z18]&gt;0.2);NOT([.X18]=&quot;&quot;));[.X18];&quot;&quot;)">
            <text:p/>
          </table:table-cell>
          <table:table-cell table:style-name="ce39" table:formula="of:=IF(AND(OR(0.15&gt;[.$Z18];[.$Z18]&gt;0.2);NOT([.Y18]=&quot;&quot;));[.Y18];&quot;&quot;)" office:value-type="float" office:value="14" calcext:value-type="float">
            <text:p>14</text:p>
          </table:table-cell>
          <table:table-cell table:style-name="ce33" table:formula="of:=IF(AND(OR(0.15&gt;[.$Z18];[.$Z18]&gt;0.2);NOT([.Z18]=&quot;&quot;));[.Z18];&quot;&quot;)" office:value-type="float" office:value="0.1276" calcext:value-type="float">
            <text:p>0.1276</text:p>
          </table:table-cell>
          <table:table-cell table:style-name="ce44" table:formula="of:=IF(AND(OR(0.15&gt;[.$Z18];[.$Z18]&gt;0.2);NOT([.AA18]=&quot;&quot;));[.AA18];&quot;&quot;)" office:value-type="float" office:value="-0.7924" calcext:value-type="float">
            <text:p>-0.7924</text:p>
          </table:table-cell>
          <table:table-cell table:style-name="Default" table:number-columns-repeated="3"/>
          <table:table-cell table:style-name="ce4" table:formula="of:=IF(AND([.$U18] = 1;NOT([.A18]=&quot;&quot;));[.A18];&quot;&quot;)">
            <text:p/>
          </table:table-cell>
          <table:table-cell table:style-name="ce110" table:formula="of:=IF(AND([.$U18] = 1;NOT([.B18]=&quot;&quot;));[.B18];&quot;&quot;)">
            <text:p/>
          </table:table-cell>
          <table:table-cell table:style-name="ce110" table:formula="of:=IF(AND([.$U18] = 1;NOT([.C18]=&quot;&quot;));[.C18];&quot;&quot;)">
            <text:p/>
          </table:table-cell>
          <table:table-cell table:style-name="ce110" table:formula="of:=IF(AND([.$U18] = 1;NOT([.D18]=&quot;&quot;));[.D18];&quot;&quot;)">
            <text:p/>
          </table:table-cell>
          <table:table-cell table:style-name="ce110" table:formula="of:=IF(AND([.$U18] = 1;NOT([.E18]=&quot;&quot;));[.E18];&quot;&quot;)">
            <text:p/>
          </table:table-cell>
          <table:table-cell table:style-name="ce110" table:formula="of:=IF(AND([.$U18] = 1;NOT([.F18]=&quot;&quot;));[.F18];&quot;&quot;)">
            <text:p/>
          </table:table-cell>
          <table:table-cell table:style-name="ce110" table:formula="of:=IF(AND([.$U18] = 1;NOT([.G18]=&quot;&quot;));[.G18];&quot;&quot;)">
            <text:p/>
          </table:table-cell>
          <table:table-cell table:style-name="ce110" table:formula="of:=IF(AND([.$U18] = 1;NOT([.H18]=&quot;&quot;));[.H18];&quot;&quot;)">
            <text:p/>
          </table:table-cell>
          <table:table-cell table:style-name="ce110" table:formula="of:=IF(AND([.$U18] = 1;NOT([.I18]=&quot;&quot;));[.I18];&quot;&quot;)">
            <text:p/>
          </table:table-cell>
          <table:table-cell table:style-name="ce110" table:formula="of:=IF(AND([.$U18] = 1;NOT([.J18]=&quot;&quot;));[.J18];&quot;&quot;)">
            <text:p/>
          </table:table-cell>
          <table:table-cell table:style-name="ce110" table:formula="of:=IF(AND([.$U18] = 1;NOT([.K18]=&quot;&quot;));[.K18];&quot;&quot;)">
            <text:p/>
          </table:table-cell>
          <table:table-cell table:style-name="ce110" table:formula="of:=IF(AND([.$U18] = 1;NOT([.L18]=&quot;&quot;));[.L18];&quot;&quot;)">
            <text:p/>
          </table:table-cell>
          <table:table-cell table:style-name="ce110" table:formula="of:=IF(AND([.$U18] = 1;NOT([.M18]=&quot;&quot;));[.M18];&quot;&quot;)">
            <text:p/>
          </table:table-cell>
          <table:table-cell table:style-name="ce110" table:formula="of:=IF(AND([.$U18] = 1;NOT([.N18]=&quot;&quot;));[.N18];&quot;&quot;)">
            <text:p/>
          </table:table-cell>
          <table:table-cell table:style-name="ce110" table:formula="of:=IF(AND([.$U18] = 1;NOT([.O18]=&quot;&quot;));[.O18];&quot;&quot;)">
            <text:p/>
          </table:table-cell>
          <table:table-cell table:style-name="ce110" table:formula="of:=IF(AND([.$U18] = 1;NOT([.P18]=&quot;&quot;));[.P18];&quot;&quot;)">
            <text:p/>
          </table:table-cell>
          <table:table-cell table:style-name="ce110" table:formula="of:=IF(AND([.$U18] = 1;NOT([.Q18]=&quot;&quot;));[.Q18];&quot;&quot;)">
            <text:p/>
          </table:table-cell>
          <table:table-cell table:style-name="ce110" table:formula="of:=IF(AND([.$U18] = 1;NOT([.R18]=&quot;&quot;));[.R18];&quot;&quot;)">
            <text:p/>
          </table:table-cell>
          <table:table-cell table:style-name="ce110" table:formula="of:=IF(AND([.$U18] = 1;NOT([.S18]=&quot;&quot;));[.S18];&quot;&quot;)">
            <text:p/>
          </table:table-cell>
          <table:table-cell table:style-name="ce110" table:formula="of:=IF(AND([.$U18] = 1;NOT([.T18]=&quot;&quot;));[.T18];&quot;&quot;)">
            <text:p/>
          </table:table-cell>
          <table:table-cell table:style-name="ce110" table:formula="of:=IF(AND([.$U18] = 1;NOT([.U18]=&quot;&quot;));[.U18];&quot;&quot;)">
            <text:p/>
          </table:table-cell>
          <table:table-cell table:style-name="ce110" table:formula="of:=IF(AND([.$U18] = 1;NOT([.V18]=&quot;&quot;));[.V18];&quot;&quot;)">
            <text:p/>
          </table:table-cell>
          <table:table-cell table:style-name="ce110" table:formula="of:=IF(AND([.$U18] = 1;NOT([.W18]=&quot;&quot;));[.W18];&quot;&quot;)">
            <text:p/>
          </table:table-cell>
          <table:table-cell table:style-name="ce110" table:formula="of:=IF(AND([.$U18] = 1;NOT([.X18]=&quot;&quot;));[.X18];&quot;&quot;)">
            <text:p/>
          </table:table-cell>
          <table:table-cell table:style-name="ce110" table:formula="of:=IF(AND([.$U18] = 1;NOT([.Y18]=&quot;&quot;));[.Y18];&quot;&quot;)">
            <text:p/>
          </table:table-cell>
          <table:table-cell table:style-name="ce121" table:formula="of:=IF(AND([.$U18] = 1;NOT([.Z18]=&quot;&quot;));[.Z18];&quot;&quot;)">
            <text:p/>
          </table:table-cell>
          <table:table-cell table:style-name="ce25" table:formula="of:=IF(AND([.$U18] = 1;NOT([.AA18]=&quot;&quot;));[.AA18];&quot;&quot;)">
            <text:p/>
          </table:table-cell>
          <table:table-cell table:style-name="Default" table:number-columns-repeated="3"/>
          <table:table-cell table:style-name="ce4" table:formula="of:=IF(AND([.$U18] = 0;NOT([.A18]=&quot;&quot;));[.A18];&quot;&quot;)" office:value-type="float" office:value="14" calcext:value-type="float">
            <text:p>14</text:p>
          </table:table-cell>
          <table:table-cell table:style-name="ce110" table:formula="of:=IF(AND([.$U18] = 0;NOT([.B18]=&quot;&quot;));[.B18];&quot;&quot;)" office:value-type="float" office:value="1.72788" calcext:value-type="float">
            <text:p>1.72788</text:p>
          </table:table-cell>
          <table:table-cell table:style-name="ce110" table:formula="of:=IF(AND([.$U18] = 0;NOT([.C18]=&quot;&quot;));[.C18];&quot;&quot;)" office:value-type="float" office:value="-1.5708" calcext:value-type="float">
            <text:p>-1.5708</text:p>
          </table:table-cell>
          <table:table-cell table:style-name="ce110" table:formula="of:=IF(AND([.$U18] = 0;NOT([.D18]=&quot;&quot;));[.D18];&quot;&quot;)" office:value-type="float" office:value="1.85005" calcext:value-type="float">
            <text:p>1.85005</text:p>
          </table:table-cell>
          <table:table-cell table:style-name="ce110" table:formula="of:=IF(AND([.$U18] = 0;NOT([.E18]=&quot;&quot;));[.E18];&quot;&quot;)" office:value-type="float" office:value="-2.16421" calcext:value-type="float">
            <text:p>-2.16421</text:p>
          </table:table-cell>
          <table:table-cell table:style-name="ce110" table:formula="of:=IF(AND([.$U18] = 0;NOT([.F18]=&quot;&quot;));[.F18];&quot;&quot;)" office:value-type="float" office:value="-1.48353" calcext:value-type="float">
            <text:p>-1.48353</text:p>
          </table:table-cell>
          <table:table-cell table:style-name="ce110" table:formula="of:=IF(AND([.$U18] = 0;NOT([.G18]=&quot;&quot;));[.G18];&quot;&quot;)" office:value-type="float" office:value="-1.76278" calcext:value-type="float">
            <text:p>-1.76278</text:p>
          </table:table-cell>
          <table:table-cell table:style-name="ce110" table:formula="of:=IF(AND([.$U18] = 0;NOT([.H18]=&quot;&quot;));[.H18];&quot;&quot;)">
            <text:p/>
          </table:table-cell>
          <table:table-cell table:style-name="ce110" table:formula="of:=IF(AND([.$U18] = 0;NOT([.I18]=&quot;&quot;));[.I18];&quot;&quot;)">
            <text:p/>
          </table:table-cell>
          <table:table-cell table:style-name="ce110" table:formula="of:=IF(AND([.$U18] = 0;NOT([.J18]=&quot;&quot;));[.J18];&quot;&quot;)" office:value-type="float" office:value="15" calcext:value-type="float">
            <text:p>15</text:p>
          </table:table-cell>
          <table:table-cell table:style-name="ce113" table:formula="of:=IF(AND([.$U18] = 0;NOT([.K18]=&quot;&quot;));[.K18];&quot;&quot;)" office:value-type="float" office:value="0.3648" calcext:value-type="float">
            <text:p>0.3648</text:p>
          </table:table-cell>
          <table:table-cell table:style-name="ce113" table:formula="of:=IF(AND([.$U18] = 0;NOT([.L18]=&quot;&quot;));[.L18];&quot;&quot;)" office:value-type="float" office:value="-0.2474" calcext:value-type="float">
            <text:p>-0.2474</text:p>
          </table:table-cell>
          <table:table-cell table:style-name="ce110" table:formula="of:=IF(AND([.$U18] = 0;NOT([.M18]=&quot;&quot;));[.M18];&quot;&quot;)">
            <text:p/>
          </table:table-cell>
          <table:table-cell table:style-name="ce110" table:formula="of:=IF(AND([.$U18] = 0;NOT([.N18]=&quot;&quot;));[.N18];&quot;&quot;)">
            <text:p/>
          </table:table-cell>
          <table:table-cell table:style-name="ce110" table:formula="of:=IF(AND([.$U18] = 0;NOT([.O18]=&quot;&quot;));[.O18];&quot;&quot;)" office:value-type="float" office:value="14" calcext:value-type="float">
            <text:p>14</text:p>
          </table:table-cell>
          <table:table-cell table:style-name="ce110" table:formula="of:=IF(AND([.$U18] = 0;NOT([.P18]=&quot;&quot;));[.P18];&quot;&quot;)" office:value-type="float" office:value="2.3838" calcext:value-type="float">
            <text:p>2.3838</text:p>
          </table:table-cell>
          <table:table-cell table:style-name="ce110" table:formula="of:=IF(AND([.$U18] = 0;NOT([.Q18]=&quot;&quot;));[.Q18];&quot;&quot;)" office:value-type="float" office:value="-2.3838" calcext:value-type="float">
            <text:p>-2.3838</text:p>
          </table:table-cell>
          <table:table-cell table:style-name="ce110" table:formula="of:=IF(AND([.$U18] = 0;NOT([.R18]=&quot;&quot;));[.R18];&quot;&quot;)" office:value-type="float" office:value="38" calcext:value-type="float">
            <text:p>38</text:p>
          </table:table-cell>
          <table:table-cell table:style-name="ce110" table:formula="of:=IF(AND([.$U18] = 0;NOT([.S18]=&quot;&quot;));[.S18];&quot;&quot;)" office:value-type="float" office:value="2.4144430346" calcext:value-type="float">
            <text:p>2.4144430346</text:p>
          </table:table-cell>
          <table:table-cell table:style-name="ce110" table:formula="of:=IF(AND([.$U18] = 0;NOT([.T18]=&quot;&quot;));[.T18];&quot;&quot;)" office:value-type="float" office:value="-1" calcext:value-type="float">
            <text:p>-1</text:p>
          </table:table-cell>
          <table:table-cell table:style-name="ce110" table:formula="of:=IF(AND([.$U18] = 0;NOT([.U18]=&quot;&quot;));[.U18];&quot;&quot;)" office:value-type="float" office:value="0" calcext:value-type="float">
            <text:p>0</text:p>
          </table:table-cell>
          <table:table-cell table:style-name="ce110" table:formula="of:=IF(AND([.$U18] = 0;NOT([.V18]=&quot;&quot;));[.V18];&quot;&quot;)" office:value-type="float" office:value="0" calcext:value-type="float">
            <text:p>0</text:p>
          </table:table-cell>
          <table:table-cell table:style-name="ce110" table:formula="of:=IF(AND([.$U18] = 0;NOT([.W18]=&quot;&quot;));[.W18];&quot;&quot;)">
            <text:p/>
          </table:table-cell>
          <table:table-cell table:style-name="ce110" table:formula="of:=IF(AND([.$U18] = 0;NOT([.X18]=&quot;&quot;));[.X18];&quot;&quot;)">
            <text:p/>
          </table:table-cell>
          <table:table-cell table:style-name="ce110" table:formula="of:=IF(AND([.$U18] = 0;NOT([.Y18]=&quot;&quot;));[.Y18];&quot;&quot;)" office:value-type="float" office:value="14" calcext:value-type="float">
            <text:p>14</text:p>
          </table:table-cell>
          <table:table-cell table:style-name="ce110" table:formula="of:=IF(AND([.$U18] = 0;NOT([.Z18]=&quot;&quot;));[.Z18];&quot;&quot;)" office:value-type="float" office:value="0.1276" calcext:value-type="float">
            <text:p>0.1276</text:p>
          </table:table-cell>
          <table:table-cell table:style-name="ce25" table:formula="of:=IF(AND([.$U18] = 0;NOT([.AA18]=&quot;&quot;));[.AA18];&quot;&quot;)" office:value-type="float" office:value="-0.7924" calcext:value-type="float">
            <text:p>-0.7924</text:p>
          </table:table-cell>
          <table:table-cell table:style-name="Default" table:number-columns-repeated="3"/>
          <table:table-cell table:style-name="ce126" table:formula="of:=IF(AND(0.1&lt;[.$Z18];[.$Z18]&lt;0.25; NOT([.A18]=&quot;&quot;));[.A18];&quot;&quot;)" office:value-type="float" office:value="14" calcext:value-type="float">
            <text:p>14.0000</text:p>
          </table:table-cell>
          <table:table-cell table:style-name="ce44" table:formula="of:=IF(AND(0.1&lt;[.$Z18];[.$Z18]&lt;0.25; NOT([.B18]=&quot;&quot;));[.B18];&quot;&quot;)" office:value-type="float" office:value="1.72788" calcext:value-type="float">
            <text:p>1.7279</text:p>
          </table:table-cell>
          <table:table-cell table:style-name="ce44" table:formula="of:=IF(AND(0.1&lt;[.$Z18];[.$Z18]&lt;0.25; NOT([.C18]=&quot;&quot;));[.C18];&quot;&quot;)" office:value-type="float" office:value="-1.5708" calcext:value-type="float">
            <text:p>-1.5708</text:p>
          </table:table-cell>
          <table:table-cell table:style-name="ce44" table:formula="of:=IF(AND(0.1&lt;[.$Z18];[.$Z18]&lt;0.25; NOT([.D18]=&quot;&quot;));[.D18];&quot;&quot;)" office:value-type="float" office:value="1.85005" calcext:value-type="float">
            <text:p>1.8501</text:p>
          </table:table-cell>
          <table:table-cell table:style-name="ce44" table:formula="of:=IF(AND(0.1&lt;[.$Z18];[.$Z18]&lt;0.25; NOT([.E18]=&quot;&quot;));[.E18];&quot;&quot;)" office:value-type="float" office:value="-2.16421" calcext:value-type="float">
            <text:p>-2.1642</text:p>
          </table:table-cell>
          <table:table-cell table:style-name="ce44" table:formula="of:=IF(AND(0.1&lt;[.$Z18];[.$Z18]&lt;0.25; NOT([.F18]=&quot;&quot;));[.F18];&quot;&quot;)" office:value-type="float" office:value="-1.48353" calcext:value-type="float">
            <text:p>-1.4835</text:p>
          </table:table-cell>
          <table:table-cell table:style-name="ce44" table:formula="of:=IF(AND(0.1&lt;[.$Z18];[.$Z18]&lt;0.25; NOT([.G18]=&quot;&quot;));[.G18];&quot;&quot;)" office:value-type="float" office:value="-1.76278" calcext:value-type="float">
            <text:p>-1.7628</text:p>
          </table:table-cell>
          <table:table-cell table:style-name="ce44" table:formula="of:=IF(AND(0.1&lt;[.$Z18];[.$Z18]&lt;0.25; NOT([.H18]=&quot;&quot;));[.H18];&quot;&quot;)">
            <text:p/>
          </table:table-cell>
          <table:table-cell table:style-name="ce44" table:formula="of:=IF(AND(0.1&lt;[.$Z18];[.$Z18]&lt;0.25; NOT([.I18]=&quot;&quot;));[.I18];&quot;&quot;)">
            <text:p/>
          </table:table-cell>
          <table:table-cell table:style-name="ce44" table:formula="of:=IF(AND(0.1&lt;[.$Z18];[.$Z18]&lt;0.25; NOT([.J18]=&quot;&quot;));[.J18];&quot;&quot;)" office:value-type="float" office:value="15" calcext:value-type="float">
            <text:p>15.0000</text:p>
          </table:table-cell>
          <table:table-cell table:style-name="ce44" table:formula="of:=IF(AND(0.1&lt;[.$Z18];[.$Z18]&lt;0.25; NOT([.K18]=&quot;&quot;));[.K18];&quot;&quot;)" office:value-type="float" office:value="0.3648" calcext:value-type="float">
            <text:p>0.3648</text:p>
          </table:table-cell>
          <table:table-cell table:style-name="ce44" table:formula="of:=IF(AND(0.1&lt;[.$Z18];[.$Z18]&lt;0.25; NOT([.L18]=&quot;&quot;));[.L18];&quot;&quot;)" office:value-type="float" office:value="-0.2474" calcext:value-type="float">
            <text:p>-0.2474</text:p>
          </table:table-cell>
          <table:table-cell table:style-name="ce44" table:formula="of:=IF(AND(0.1&lt;[.$Z18];[.$Z18]&lt;0.25; NOT([.M18]=&quot;&quot;));[.M18];&quot;&quot;)">
            <text:p/>
          </table:table-cell>
          <table:table-cell table:style-name="ce44" table:formula="of:=IF(AND(0.1&lt;[.$Z18];[.$Z18]&lt;0.25; NOT([.N18]=&quot;&quot;));[.N18];&quot;&quot;)">
            <text:p/>
          </table:table-cell>
          <table:table-cell table:style-name="ce44" table:formula="of:=IF(AND(0.1&lt;[.$Z18];[.$Z18]&lt;0.25; NOT([.O18]=&quot;&quot;));[.O18];&quot;&quot;)" office:value-type="float" office:value="14" calcext:value-type="float">
            <text:p>14.0000</text:p>
          </table:table-cell>
          <table:table-cell table:style-name="ce44" table:formula="of:=IF(AND(0.1&lt;[.$Z18];[.$Z18]&lt;0.25; NOT([.P18]=&quot;&quot;));[.P18];&quot;&quot;)" office:value-type="float" office:value="2.3838" calcext:value-type="float">
            <text:p>2.3838</text:p>
          </table:table-cell>
          <table:table-cell table:style-name="ce44" table:formula="of:=IF(AND(0.1&lt;[.$Z18];[.$Z18]&lt;0.25; NOT([.Q18]=&quot;&quot;));[.Q18];&quot;&quot;)" office:value-type="float" office:value="-2.3838" calcext:value-type="float">
            <text:p>-2.3838</text:p>
          </table:table-cell>
          <table:table-cell table:style-name="ce44" table:formula="of:=IF(AND(0.1&lt;[.$Z18];[.$Z18]&lt;0.25; NOT([.R18]=&quot;&quot;));[.R18];&quot;&quot;)" office:value-type="float" office:value="38" calcext:value-type="float">
            <text:p>38.0000</text:p>
          </table:table-cell>
          <table:table-cell table:style-name="ce44" table:formula="of:=IF(AND(0.1&lt;[.$Z18];[.$Z18]&lt;0.25; NOT([.S18]=&quot;&quot;));[.S18];&quot;&quot;)" office:value-type="float" office:value="2.4144430346" calcext:value-type="float">
            <text:p>2.4144</text:p>
          </table:table-cell>
          <table:table-cell table:style-name="ce44" table:formula="of:=IF(AND(0.1&lt;[.$Z18];[.$Z18]&lt;0.25; NOT([.T18]=&quot;&quot;));[.T18];&quot;&quot;)" office:value-type="float" office:value="-1" calcext:value-type="float">
            <text:p>-1.0000</text:p>
          </table:table-cell>
          <table:table-cell table:style-name="ce44" table:formula="of:=IF(AND(0.1&lt;[.$Z18];[.$Z18]&lt;0.25; NOT([.U18]=&quot;&quot;));[.U18];&quot;&quot;)" office:value-type="float" office:value="0" calcext:value-type="float">
            <text:p>0.0000</text:p>
          </table:table-cell>
          <table:table-cell table:style-name="ce44" table:formula="of:=IF(AND(0.1&lt;[.$Z18];[.$Z18]&lt;0.25; NOT([.V18]=&quot;&quot;));[.V18];&quot;&quot;)" office:value-type="float" office:value="0" calcext:value-type="float">
            <text:p>0.0000</text:p>
          </table:table-cell>
          <table:table-cell table:style-name="ce44" table:formula="of:=IF(AND(0.1&lt;[.$Z18];[.$Z18]&lt;0.25; NOT([.W18]=&quot;&quot;));[.W18];&quot;&quot;)">
            <text:p/>
          </table:table-cell>
          <table:table-cell table:style-name="ce44" table:formula="of:=IF(AND(0.1&lt;[.$Z18];[.$Z18]&lt;0.25; NOT([.X18]=&quot;&quot;));[.X18];&quot;&quot;)">
            <text:p/>
          </table:table-cell>
          <table:table-cell table:style-name="ce44" table:formula="of:=IF(AND(0.1&lt;[.$Z18];[.$Z18]&lt;0.25; NOT([.Y18]=&quot;&quot;));[.Y18];&quot;&quot;)" office:value-type="float" office:value="14" calcext:value-type="float">
            <text:p>14.0000</text:p>
          </table:table-cell>
          <table:table-cell table:style-name="ce44" table:formula="of:=IF(AND(0.1&lt;[.$Z18];[.$Z18]&lt;0.25; NOT([.Z18]=&quot;&quot;));[.Z18];&quot;&quot;)" office:value-type="float" office:value="0.1276" calcext:value-type="float">
            <text:p>0.1276</text:p>
          </table:table-cell>
          <table:table-cell table:style-name="ce44" table:formula="of:=IF(AND(0.1&lt;[.$Z18];[.$Z18]&lt;0.25; NOT([.AA18]=&quot;&quot;));[.AA18];&quot;&quot;)" office:value-type="float" office:value="-0.7924" calcext:value-type="float">
            <text:p>-0.7924</text:p>
          </table:table-cell>
          <table:table-cell table:style-name="Default" table:number-columns-repeated="3"/>
          <table:table-cell table:style-name="ce126" table:formula="of:=IF(AND(OR(0.1&gt;[.$Z18];[.$Z18]&gt;0.25);NOT([.A18]=&quot;&quot;));[.A18];&quot;&quot;)">
            <text:p/>
          </table:table-cell>
          <table:table-cell table:style-name="ce44" table:formula="of:=IF(AND(OR(0.1&gt;[.$Z18];[.$Z18]&gt;0.25);NOT([.B18]=&quot;&quot;));[.B18];&quot;&quot;)">
            <text:p/>
          </table:table-cell>
          <table:table-cell table:style-name="ce44" table:formula="of:=IF(AND(OR(0.1&gt;[.$Z18];[.$Z18]&gt;0.25);NOT([.C18]=&quot;&quot;));[.C18];&quot;&quot;)">
            <text:p/>
          </table:table-cell>
          <table:table-cell table:style-name="ce44" table:formula="of:=IF(AND(OR(0.1&gt;[.$Z18];[.$Z18]&gt;0.25);NOT([.D18]=&quot;&quot;));[.D18];&quot;&quot;)">
            <text:p/>
          </table:table-cell>
          <table:table-cell table:style-name="ce44" table:formula="of:=IF(AND(OR(0.1&gt;[.$Z18];[.$Z18]&gt;0.25);NOT([.E18]=&quot;&quot;));[.E18];&quot;&quot;)">
            <text:p/>
          </table:table-cell>
          <table:table-cell table:style-name="ce44" table:formula="of:=IF(AND(OR(0.1&gt;[.$Z18];[.$Z18]&gt;0.25);NOT([.F18]=&quot;&quot;));[.F18];&quot;&quot;)">
            <text:p/>
          </table:table-cell>
          <table:table-cell table:style-name="ce44" table:formula="of:=IF(AND(OR(0.1&gt;[.$Z18];[.$Z18]&gt;0.25);NOT([.G18]=&quot;&quot;));[.G18];&quot;&quot;)">
            <text:p/>
          </table:table-cell>
          <table:table-cell table:style-name="ce44" table:formula="of:=IF(AND(OR(0.1&gt;[.$Z18];[.$Z18]&gt;0.25);NOT([.H18]=&quot;&quot;));[.H18];&quot;&quot;)">
            <text:p/>
          </table:table-cell>
          <table:table-cell table:style-name="ce44" table:formula="of:=IF(AND(OR(0.1&gt;[.$Z18];[.$Z18]&gt;0.25);NOT([.I18]=&quot;&quot;));[.I18];&quot;&quot;)">
            <text:p/>
          </table:table-cell>
          <table:table-cell table:style-name="ce44" table:formula="of:=IF(AND(OR(0.1&gt;[.$Z18];[.$Z18]&gt;0.25);NOT([.J18]=&quot;&quot;));[.J18];&quot;&quot;)">
            <text:p/>
          </table:table-cell>
          <table:table-cell table:style-name="ce44" table:formula="of:=IF(AND(OR(0.1&gt;[.$Z18];[.$Z18]&gt;0.25);NOT([.K18]=&quot;&quot;));[.K18];&quot;&quot;)">
            <text:p/>
          </table:table-cell>
          <table:table-cell table:style-name="ce44" table:formula="of:=IF(AND(OR(0.1&gt;[.$Z18];[.$Z18]&gt;0.25);NOT([.L18]=&quot;&quot;));[.L18];&quot;&quot;)">
            <text:p/>
          </table:table-cell>
          <table:table-cell table:style-name="ce44" table:formula="of:=IF(AND(OR(0.1&gt;[.$Z18];[.$Z18]&gt;0.25);NOT([.M18]=&quot;&quot;));[.M18];&quot;&quot;)">
            <text:p/>
          </table:table-cell>
          <table:table-cell table:style-name="ce44" table:formula="of:=IF(AND(OR(0.1&gt;[.$Z18];[.$Z18]&gt;0.25);NOT([.N18]=&quot;&quot;));[.N18];&quot;&quot;)">
            <text:p/>
          </table:table-cell>
          <table:table-cell table:style-name="ce128" table:formula="of:=IF(AND(OR(0.1&gt;[.$Z18];[.$Z18]&gt;0.25);NOT([.O18]=&quot;&quot;));[.O18];&quot;&quot;)">
            <text:p/>
          </table:table-cell>
          <table:table-cell table:style-name="ce44" table:formula="of:=IF(AND(OR(0.1&gt;[.$Z18];[.$Z18]&gt;0.25);NOT([.P18]=&quot;&quot;));[.P18];&quot;&quot;)">
            <text:p/>
          </table:table-cell>
          <table:table-cell table:style-name="ce44" table:formula="of:=IF(AND(OR(0.1&gt;[.$Z18];[.$Z18]&gt;0.25);NOT([.Q18]=&quot;&quot;));[.Q18];&quot;&quot;)">
            <text:p/>
          </table:table-cell>
          <table:table-cell table:style-name="ce44" table:formula="of:=IF(AND(OR(0.1&gt;[.$Z18];[.$Z18]&gt;0.25);NOT([.R18]=&quot;&quot;));[.R18];&quot;&quot;)">
            <text:p/>
          </table:table-cell>
          <table:table-cell table:style-name="ce44" table:formula="of:=IF(AND(OR(0.1&gt;[.$Z18];[.$Z18]&gt;0.25);NOT([.S18]=&quot;&quot;));[.S18];&quot;&quot;)">
            <text:p/>
          </table:table-cell>
          <table:table-cell table:style-name="ce44" table:formula="of:=IF(AND(OR(0.1&gt;[.$Z18];[.$Z18]&gt;0.25);NOT([.T18]=&quot;&quot;));[.T18];&quot;&quot;)">
            <text:p/>
          </table:table-cell>
          <table:table-cell table:style-name="ce44" table:formula="of:=IF(AND(OR(0.1&gt;[.$Z18];[.$Z18]&gt;0.25);NOT([.U18]=&quot;&quot;));[.U18];&quot;&quot;)">
            <text:p/>
          </table:table-cell>
          <table:table-cell table:style-name="ce44" table:formula="of:=IF(AND(OR(0.1&gt;[.$Z18];[.$Z18]&gt;0.25);NOT([.V18]=&quot;&quot;));[.V18];&quot;&quot;)">
            <text:p/>
          </table:table-cell>
          <table:table-cell table:style-name="ce44" table:formula="of:=IF(AND(OR(0.1&gt;[.$Z18];[.$Z18]&gt;0.25);NOT([.W18]=&quot;&quot;));[.W18];&quot;&quot;)">
            <text:p/>
          </table:table-cell>
          <table:table-cell table:style-name="ce44" table:formula="of:=IF(AND(OR(0.1&gt;[.$Z18];[.$Z18]&gt;0.25);NOT([.X18]=&quot;&quot;));[.X18];&quot;&quot;)">
            <text:p/>
          </table:table-cell>
          <table:table-cell table:style-name="ce128" table:formula="of:=IF(AND(OR(0.1&gt;[.$Z18];[.$Z18]&gt;0.25);NOT([.Y18]=&quot;&quot;));[.Y18];&quot;&quot;)">
            <text:p/>
          </table:table-cell>
          <table:table-cell table:style-name="ce44" table:formula="of:=IF(AND(OR(0.1&gt;[.$Z18];[.$Z18]&gt;0.25);NOT([.Z18]=&quot;&quot;));[.Z18];&quot;&quot;)">
            <text:p/>
          </table:table-cell>
          <table:table-cell table:style-name="ce44" table:formula="of:=IF(AND(OR(0.1&gt;[.$Z18];[.$Z18]&gt;0.25);NOT([.AA18]=&quot;&quot;));[.AA18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16" calcext:value-type="float">
            <text:p>16</text:p>
          </table:table-cell>
          <table:table-cell table:style-name="ce15" office:value-type="float" office:value="0.3255" calcext:value-type="float">
            <text:p>0.3255</text:p>
          </table:table-cell>
          <table:table-cell table:style-name="ce15" office:value-type="float" office:value="-0.1419" calcext:value-type="float">
            <text:p>-0.1419</text:p>
          </table:table-cell>
          <table:table-cell table:style-name="Default" table:number-columns-repeated="2"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2.4438" calcext:value-type="float">
            <text:p>2.4438</text:p>
          </table:table-cell>
          <table:table-cell table:style-name="ce10" office:value-type="float" office:value="-2.4438" calcext:value-type="float">
            <text:p>-2.4438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8676793482" calcext:value-type="float">
            <text:p>2.8676793482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0.0254" calcext:value-type="float">
            <text:p>0.0254</text:p>
          </table:table-cell>
          <table:table-cell table:style-name="ce25" office:value-type="float" office:value="-0.8236" calcext:value-type="float">
            <text:p>-0.8236</text:p>
          </table:table-cell>
          <table:table-cell table:style-name="Default" table:number-columns-repeated="3"/>
          <table:table-cell table:style-name="ce31" table:formula="of:=IF(AND(0.15&lt;[.$Z19];[.$Z19]&lt;0.2; NOT([.A19]=&quot;&quot;));[.A19];&quot;&quot;)">
            <text:p/>
          </table:table-cell>
          <table:table-cell table:style-name="ce33" table:formula="of:=IF(AND(0.15&lt;[.$Z19];[.$Z19]&lt;0.2; NOT([.B19]=&quot;&quot;));[.B19];&quot;&quot;)">
            <text:p/>
          </table:table-cell>
          <table:table-cell table:style-name="ce33" table:formula="of:=IF(AND(0.15&lt;[.$Z19];[.$Z19]&lt;0.2; NOT([.C19]=&quot;&quot;));[.C19];&quot;&quot;)">
            <text:p/>
          </table:table-cell>
          <table:table-cell table:style-name="ce33" table:formula="of:=IF(AND(0.15&lt;[.$Z19];[.$Z19]&lt;0.2; NOT([.D19]=&quot;&quot;));[.D19];&quot;&quot;)">
            <text:p/>
          </table:table-cell>
          <table:table-cell table:style-name="ce33" table:formula="of:=IF(AND(0.15&lt;[.$Z19];[.$Z19]&lt;0.2; NOT([.E19]=&quot;&quot;));[.E19];&quot;&quot;)">
            <text:p/>
          </table:table-cell>
          <table:table-cell table:style-name="ce33" table:formula="of:=IF(AND(0.15&lt;[.$Z19];[.$Z19]&lt;0.2; NOT([.F19]=&quot;&quot;));[.F19];&quot;&quot;)">
            <text:p/>
          </table:table-cell>
          <table:table-cell table:style-name="ce33" table:formula="of:=IF(AND(0.15&lt;[.$Z19];[.$Z19]&lt;0.2; NOT([.G19]=&quot;&quot;));[.G19];&quot;&quot;)">
            <text:p/>
          </table:table-cell>
          <table:table-cell table:style-name="ce33" table:formula="of:=IF(AND(0.15&lt;[.$Z19];[.$Z19]&lt;0.2; NOT([.H19]=&quot;&quot;));[.H19];&quot;&quot;)">
            <text:p/>
          </table:table-cell>
          <table:table-cell table:style-name="ce33" table:formula="of:=IF(AND(0.15&lt;[.$Z19];[.$Z19]&lt;0.2; NOT([.I19]=&quot;&quot;));[.I19];&quot;&quot;)">
            <text:p/>
          </table:table-cell>
          <table:table-cell table:style-name="ce39" table:formula="of:=IF(AND(0.15&lt;[.$Z19];[.$Z19]&lt;0.2; NOT([.J19]=&quot;&quot;));[.J19];&quot;&quot;)">
            <text:p/>
          </table:table-cell>
          <table:table-cell table:style-name="ce33" table:formula="of:=IF(AND(0.15&lt;[.$Z19];[.$Z19]&lt;0.2; NOT([.K19]=&quot;&quot;));[.K19];&quot;&quot;)">
            <text:p/>
          </table:table-cell>
          <table:table-cell table:style-name="ce33" table:formula="of:=IF(AND(0.15&lt;[.$Z19];[.$Z19]&lt;0.2; NOT([.L19]=&quot;&quot;));[.L19];&quot;&quot;)">
            <text:p/>
          </table:table-cell>
          <table:table-cell table:style-name="ce33" table:formula="of:=IF(AND(0.15&lt;[.$Z19];[.$Z19]&lt;0.2; NOT([.M19]=&quot;&quot;));[.M19];&quot;&quot;)">
            <text:p/>
          </table:table-cell>
          <table:table-cell table:style-name="ce33" table:formula="of:=IF(AND(0.15&lt;[.$Z19];[.$Z19]&lt;0.2; NOT([.N19]=&quot;&quot;));[.N19];&quot;&quot;)">
            <text:p/>
          </table:table-cell>
          <table:table-cell table:style-name="ce39" table:formula="of:=IF(AND(0.15&lt;[.$Z19];[.$Z19]&lt;0.2; NOT([.O19]=&quot;&quot;));[.O19];&quot;&quot;)">
            <text:p/>
          </table:table-cell>
          <table:table-cell table:style-name="ce33" table:formula="of:=IF(AND(0.15&lt;[.$Z19];[.$Z19]&lt;0.2; NOT([.P19]=&quot;&quot;));[.P19];&quot;&quot;)">
            <text:p/>
          </table:table-cell>
          <table:table-cell table:style-name="ce33" table:formula="of:=IF(AND(0.15&lt;[.$Z19];[.$Z19]&lt;0.2; NOT([.Q19]=&quot;&quot;));[.Q19];&quot;&quot;)">
            <text:p/>
          </table:table-cell>
          <table:table-cell table:style-name="ce33" table:formula="of:=IF(AND(0.15&lt;[.$Z19];[.$Z19]&lt;0.2; NOT([.R19]=&quot;&quot;));[.R19];&quot;&quot;)">
            <text:p/>
          </table:table-cell>
          <table:table-cell table:style-name="ce33" table:formula="of:=IF(AND(0.15&lt;[.$Z19];[.$Z19]&lt;0.2; NOT([.S19]=&quot;&quot;));[.S19];&quot;&quot;)">
            <text:p/>
          </table:table-cell>
          <table:table-cell table:style-name="ce39" table:formula="of:=IF(AND(0.15&lt;[.$Z19];[.$Z19]&lt;0.2; NOT([.T19]=&quot;&quot;));[.T19];&quot;&quot;)">
            <text:p/>
          </table:table-cell>
          <table:table-cell table:style-name="ce39" table:formula="of:=IF(AND(0.15&lt;[.$Z19];[.$Z19]&lt;0.2; NOT([.U19]=&quot;&quot;));[.U19];&quot;&quot;)">
            <text:p/>
          </table:table-cell>
          <table:table-cell table:style-name="ce33" table:formula="of:=IF(AND(0.15&lt;[.$Z19];[.$Z19]&lt;0.2; NOT([.V19]=&quot;&quot;));[.V19];&quot;&quot;)">
            <text:p/>
          </table:table-cell>
          <table:table-cell table:style-name="ce33" table:formula="of:=IF(AND(0.15&lt;[.$Z19];[.$Z19]&lt;0.2; NOT([.W19]=&quot;&quot;));[.W19];&quot;&quot;)">
            <text:p/>
          </table:table-cell>
          <table:table-cell table:style-name="ce33" table:formula="of:=IF(AND(0.15&lt;[.$Z19];[.$Z19]&lt;0.2; NOT([.X19]=&quot;&quot;));[.X19];&quot;&quot;)">
            <text:p/>
          </table:table-cell>
          <table:table-cell table:style-name="ce39" table:formula="of:=IF(AND(0.15&lt;[.$Z19];[.$Z19]&lt;0.2; NOT([.Y19]=&quot;&quot;));[.Y19];&quot;&quot;)">
            <text:p/>
          </table:table-cell>
          <table:table-cell table:style-name="ce33" table:formula="of:=IF(AND(0.15&lt;[.$Z19];[.$Z19]&lt;0.2; NOT([.Z19]=&quot;&quot;));[.Z19];&quot;&quot;)">
            <text:p/>
          </table:table-cell>
          <table:table-cell table:style-name="ce44" table:formula="of:=IF(AND(0.15&lt;[.$Z19];[.$Z19]&lt;0.2; NOT([.AA19]=&quot;&quot;));[.AA19];&quot;&quot;)">
            <text:p/>
          </table:table-cell>
          <table:table-cell table:style-name="Default" table:number-columns-repeated="3"/>
          <table:table-cell table:style-name="ce31" table:formula="of:=IF(AND(OR(0.15&gt;[.$Z19];[.$Z19]&gt;0.2);NOT([.A19]=&quot;&quot;));[.A19];&quot;&quot;)" office:value-type="float" office:value="15" calcext:value-type="float">
            <text:p>15</text:p>
          </table:table-cell>
          <table:table-cell table:style-name="ce33" table:formula="of:=IF(AND(OR(0.15&gt;[.$Z19];[.$Z19]&gt;0.2);NOT([.B19]=&quot;&quot;));[.B19];&quot;&quot;)" office:value-type="float" office:value="1.72788" calcext:value-type="float">
            <text:p>1.7279</text:p>
          </table:table-cell>
          <table:table-cell table:style-name="ce33" table:formula="of:=IF(AND(OR(0.15&gt;[.$Z19];[.$Z19]&gt;0.2);NOT([.C19]=&quot;&quot;));[.C19];&quot;&quot;)" office:value-type="float" office:value="-1.5708" calcext:value-type="float">
            <text:p>-1.5708</text:p>
          </table:table-cell>
          <table:table-cell table:style-name="ce33" table:formula="of:=IF(AND(OR(0.15&gt;[.$Z19];[.$Z19]&gt;0.2);NOT([.D19]=&quot;&quot;));[.D19];&quot;&quot;)" office:value-type="float" office:value="1.85005" calcext:value-type="float">
            <text:p>1.8501</text:p>
          </table:table-cell>
          <table:table-cell table:style-name="ce33" table:formula="of:=IF(AND(OR(0.15&gt;[.$Z19];[.$Z19]&gt;0.2);NOT([.E19]=&quot;&quot;));[.E19];&quot;&quot;)" office:value-type="float" office:value="-2.16421" calcext:value-type="float">
            <text:p>-2.1642</text:p>
          </table:table-cell>
          <table:table-cell table:style-name="ce33" table:formula="of:=IF(AND(OR(0.15&gt;[.$Z19];[.$Z19]&gt;0.2);NOT([.F19]=&quot;&quot;));[.F19];&quot;&quot;)" office:value-type="float" office:value="-1.48353" calcext:value-type="float">
            <text:p>-1.4835</text:p>
          </table:table-cell>
          <table:table-cell table:style-name="ce33" table:formula="of:=IF(AND(OR(0.15&gt;[.$Z19];[.$Z19]&gt;0.2);NOT([.G19]=&quot;&quot;));[.G19];&quot;&quot;)" office:value-type="float" office:value="-1.76278" calcext:value-type="float">
            <text:p>-1.7628</text:p>
          </table:table-cell>
          <table:table-cell table:style-name="ce33" table:formula="of:=IF(AND(OR(0.15&gt;[.$Z19];[.$Z19]&gt;0.2);NOT([.H19]=&quot;&quot;));[.H19];&quot;&quot;)">
            <text:p/>
          </table:table-cell>
          <table:table-cell table:style-name="ce33" table:formula="of:=IF(AND(OR(0.15&gt;[.$Z19];[.$Z19]&gt;0.2);NOT([.I19]=&quot;&quot;));[.I19];&quot;&quot;)">
            <text:p/>
          </table:table-cell>
          <table:table-cell table:style-name="ce39" table:formula="of:=IF(AND(OR(0.15&gt;[.$Z19];[.$Z19]&gt;0.2);NOT([.J19]=&quot;&quot;));[.J19];&quot;&quot;)" office:value-type="float" office:value="16" calcext:value-type="float">
            <text:p>16</text:p>
          </table:table-cell>
          <table:table-cell table:style-name="ce33" table:formula="of:=IF(AND(OR(0.15&gt;[.$Z19];[.$Z19]&gt;0.2);NOT([.K19]=&quot;&quot;));[.K19];&quot;&quot;)" office:value-type="float" office:value="0.3255" calcext:value-type="float">
            <text:p>0.3255</text:p>
          </table:table-cell>
          <table:table-cell table:style-name="ce33" table:formula="of:=IF(AND(OR(0.15&gt;[.$Z19];[.$Z19]&gt;0.2);NOT([.L19]=&quot;&quot;));[.L19];&quot;&quot;)" office:value-type="float" office:value="-0.1419" calcext:value-type="float">
            <text:p>-0.1419</text:p>
          </table:table-cell>
          <table:table-cell table:style-name="ce33" table:formula="of:=IF(AND(OR(0.15&gt;[.$Z19];[.$Z19]&gt;0.2);NOT([.M19]=&quot;&quot;));[.M19];&quot;&quot;)">
            <text:p/>
          </table:table-cell>
          <table:table-cell table:style-name="ce33" table:formula="of:=IF(AND(OR(0.15&gt;[.$Z19];[.$Z19]&gt;0.2);NOT([.N19]=&quot;&quot;));[.N19];&quot;&quot;)">
            <text:p/>
          </table:table-cell>
          <table:table-cell table:style-name="ce39" table:formula="of:=IF(AND(OR(0.15&gt;[.$Z19];[.$Z19]&gt;0.2);NOT([.O19]=&quot;&quot;));[.O19];&quot;&quot;)" office:value-type="float" office:value="15" calcext:value-type="float">
            <text:p>15</text:p>
          </table:table-cell>
          <table:table-cell table:style-name="ce33" table:formula="of:=IF(AND(OR(0.15&gt;[.$Z19];[.$Z19]&gt;0.2);NOT([.P19]=&quot;&quot;));[.P19];&quot;&quot;)" office:value-type="float" office:value="2.4438" calcext:value-type="float">
            <text:p>2.4438</text:p>
          </table:table-cell>
          <table:table-cell table:style-name="ce33" table:formula="of:=IF(AND(OR(0.15&gt;[.$Z19];[.$Z19]&gt;0.2);NOT([.Q19]=&quot;&quot;));[.Q19];&quot;&quot;)" office:value-type="float" office:value="-2.4438" calcext:value-type="float">
            <text:p>-2.4438</text:p>
          </table:table-cell>
          <table:table-cell table:style-name="ce33" table:formula="of:=IF(AND(OR(0.15&gt;[.$Z19];[.$Z19]&gt;0.2);NOT([.R19]=&quot;&quot;));[.R19];&quot;&quot;)" office:value-type="float" office:value="38" calcext:value-type="float">
            <text:p>38.0000</text:p>
          </table:table-cell>
          <table:table-cell table:style-name="ce33" table:formula="of:=IF(AND(OR(0.15&gt;[.$Z19];[.$Z19]&gt;0.2);NOT([.S19]=&quot;&quot;));[.S19];&quot;&quot;)" office:value-type="float" office:value="2.8676793482" calcext:value-type="float">
            <text:p>2.8677</text:p>
          </table:table-cell>
          <table:table-cell table:style-name="ce39" table:formula="of:=IF(AND(OR(0.15&gt;[.$Z19];[.$Z19]&gt;0.2);NOT([.T19]=&quot;&quot;));[.T19];&quot;&quot;)" office:value-type="float" office:value="-1" calcext:value-type="float">
            <text:p>-1</text:p>
          </table:table-cell>
          <table:table-cell table:style-name="ce39" table:formula="of:=IF(AND(OR(0.15&gt;[.$Z19];[.$Z19]&gt;0.2);NOT([.U19]=&quot;&quot;));[.U19];&quot;&quot;)" office:value-type="float" office:value="0" calcext:value-type="float">
            <text:p>0</text:p>
          </table:table-cell>
          <table:table-cell table:style-name="ce33" table:formula="of:=IF(AND(OR(0.15&gt;[.$Z19];[.$Z19]&gt;0.2);NOT([.V19]=&quot;&quot;));[.V19];&quot;&quot;)" office:value-type="float" office:value="0" calcext:value-type="float">
            <text:p>0.0000</text:p>
          </table:table-cell>
          <table:table-cell table:style-name="ce33" table:formula="of:=IF(AND(OR(0.15&gt;[.$Z19];[.$Z19]&gt;0.2);NOT([.W19]=&quot;&quot;));[.W19];&quot;&quot;)">
            <text:p/>
          </table:table-cell>
          <table:table-cell table:style-name="ce33" table:formula="of:=IF(AND(OR(0.15&gt;[.$Z19];[.$Z19]&gt;0.2);NOT([.X19]=&quot;&quot;));[.X19];&quot;&quot;)">
            <text:p/>
          </table:table-cell>
          <table:table-cell table:style-name="ce39" table:formula="of:=IF(AND(OR(0.15&gt;[.$Z19];[.$Z19]&gt;0.2);NOT([.Y19]=&quot;&quot;));[.Y19];&quot;&quot;)" office:value-type="float" office:value="15" calcext:value-type="float">
            <text:p>15</text:p>
          </table:table-cell>
          <table:table-cell table:style-name="ce33" table:formula="of:=IF(AND(OR(0.15&gt;[.$Z19];[.$Z19]&gt;0.2);NOT([.Z19]=&quot;&quot;));[.Z19];&quot;&quot;)" office:value-type="float" office:value="0.0254" calcext:value-type="float">
            <text:p>0.0254</text:p>
          </table:table-cell>
          <table:table-cell table:style-name="ce44" table:formula="of:=IF(AND(OR(0.15&gt;[.$Z19];[.$Z19]&gt;0.2);NOT([.AA19]=&quot;&quot;));[.AA19];&quot;&quot;)" office:value-type="float" office:value="-0.8236" calcext:value-type="float">
            <text:p>-0.8236</text:p>
          </table:table-cell>
          <table:table-cell table:style-name="Default" table:number-columns-repeated="3"/>
          <table:table-cell table:style-name="ce4" table:formula="of:=IF(AND([.$U19] = 1;NOT([.A19]=&quot;&quot;));[.A19];&quot;&quot;)">
            <text:p/>
          </table:table-cell>
          <table:table-cell table:style-name="ce110" table:formula="of:=IF(AND([.$U19] = 1;NOT([.B19]=&quot;&quot;));[.B19];&quot;&quot;)">
            <text:p/>
          </table:table-cell>
          <table:table-cell table:style-name="ce110" table:formula="of:=IF(AND([.$U19] = 1;NOT([.C19]=&quot;&quot;));[.C19];&quot;&quot;)">
            <text:p/>
          </table:table-cell>
          <table:table-cell table:style-name="ce110" table:formula="of:=IF(AND([.$U19] = 1;NOT([.D19]=&quot;&quot;));[.D19];&quot;&quot;)">
            <text:p/>
          </table:table-cell>
          <table:table-cell table:style-name="ce110" table:formula="of:=IF(AND([.$U19] = 1;NOT([.E19]=&quot;&quot;));[.E19];&quot;&quot;)">
            <text:p/>
          </table:table-cell>
          <table:table-cell table:style-name="ce110" table:formula="of:=IF(AND([.$U19] = 1;NOT([.F19]=&quot;&quot;));[.F19];&quot;&quot;)">
            <text:p/>
          </table:table-cell>
          <table:table-cell table:style-name="ce110" table:formula="of:=IF(AND([.$U19] = 1;NOT([.G19]=&quot;&quot;));[.G19];&quot;&quot;)">
            <text:p/>
          </table:table-cell>
          <table:table-cell table:style-name="ce110" table:formula="of:=IF(AND([.$U19] = 1;NOT([.H19]=&quot;&quot;));[.H19];&quot;&quot;)">
            <text:p/>
          </table:table-cell>
          <table:table-cell table:style-name="ce110" table:formula="of:=IF(AND([.$U19] = 1;NOT([.I19]=&quot;&quot;));[.I19];&quot;&quot;)">
            <text:p/>
          </table:table-cell>
          <table:table-cell table:style-name="ce110" table:formula="of:=IF(AND([.$U19] = 1;NOT([.J19]=&quot;&quot;));[.J19];&quot;&quot;)">
            <text:p/>
          </table:table-cell>
          <table:table-cell table:style-name="ce110" table:formula="of:=IF(AND([.$U19] = 1;NOT([.K19]=&quot;&quot;));[.K19];&quot;&quot;)">
            <text:p/>
          </table:table-cell>
          <table:table-cell table:style-name="ce110" table:formula="of:=IF(AND([.$U19] = 1;NOT([.L19]=&quot;&quot;));[.L19];&quot;&quot;)">
            <text:p/>
          </table:table-cell>
          <table:table-cell table:style-name="ce110" table:formula="of:=IF(AND([.$U19] = 1;NOT([.M19]=&quot;&quot;));[.M19];&quot;&quot;)">
            <text:p/>
          </table:table-cell>
          <table:table-cell table:style-name="ce110" table:formula="of:=IF(AND([.$U19] = 1;NOT([.N19]=&quot;&quot;));[.N19];&quot;&quot;)">
            <text:p/>
          </table:table-cell>
          <table:table-cell table:style-name="ce110" table:formula="of:=IF(AND([.$U19] = 1;NOT([.O19]=&quot;&quot;));[.O19];&quot;&quot;)">
            <text:p/>
          </table:table-cell>
          <table:table-cell table:style-name="ce110" table:formula="of:=IF(AND([.$U19] = 1;NOT([.P19]=&quot;&quot;));[.P19];&quot;&quot;)">
            <text:p/>
          </table:table-cell>
          <table:table-cell table:style-name="ce110" table:formula="of:=IF(AND([.$U19] = 1;NOT([.Q19]=&quot;&quot;));[.Q19];&quot;&quot;)">
            <text:p/>
          </table:table-cell>
          <table:table-cell table:style-name="ce110" table:formula="of:=IF(AND([.$U19] = 1;NOT([.R19]=&quot;&quot;));[.R19];&quot;&quot;)">
            <text:p/>
          </table:table-cell>
          <table:table-cell table:style-name="ce110" table:formula="of:=IF(AND([.$U19] = 1;NOT([.S19]=&quot;&quot;));[.S19];&quot;&quot;)">
            <text:p/>
          </table:table-cell>
          <table:table-cell table:style-name="ce110" table:formula="of:=IF(AND([.$U19] = 1;NOT([.T19]=&quot;&quot;));[.T19];&quot;&quot;)">
            <text:p/>
          </table:table-cell>
          <table:table-cell table:style-name="ce110" table:formula="of:=IF(AND([.$U19] = 1;NOT([.U19]=&quot;&quot;));[.U19];&quot;&quot;)">
            <text:p/>
          </table:table-cell>
          <table:table-cell table:style-name="ce110" table:formula="of:=IF(AND([.$U19] = 1;NOT([.V19]=&quot;&quot;));[.V19];&quot;&quot;)">
            <text:p/>
          </table:table-cell>
          <table:table-cell table:style-name="ce110" table:formula="of:=IF(AND([.$U19] = 1;NOT([.W19]=&quot;&quot;));[.W19];&quot;&quot;)">
            <text:p/>
          </table:table-cell>
          <table:table-cell table:style-name="ce110" table:formula="of:=IF(AND([.$U19] = 1;NOT([.X19]=&quot;&quot;));[.X19];&quot;&quot;)">
            <text:p/>
          </table:table-cell>
          <table:table-cell table:style-name="ce110" table:formula="of:=IF(AND([.$U19] = 1;NOT([.Y19]=&quot;&quot;));[.Y19];&quot;&quot;)">
            <text:p/>
          </table:table-cell>
          <table:table-cell table:style-name="ce121" table:formula="of:=IF(AND([.$U19] = 1;NOT([.Z19]=&quot;&quot;));[.Z19];&quot;&quot;)">
            <text:p/>
          </table:table-cell>
          <table:table-cell table:style-name="ce25" table:formula="of:=IF(AND([.$U19] = 1;NOT([.AA19]=&quot;&quot;));[.AA19];&quot;&quot;)">
            <text:p/>
          </table:table-cell>
          <table:table-cell table:style-name="Default" table:number-columns-repeated="3"/>
          <table:table-cell table:style-name="ce4" table:formula="of:=IF(AND([.$U19] = 0;NOT([.A19]=&quot;&quot;));[.A19];&quot;&quot;)" office:value-type="float" office:value="15" calcext:value-type="float">
            <text:p>15</text:p>
          </table:table-cell>
          <table:table-cell table:style-name="ce110" table:formula="of:=IF(AND([.$U19] = 0;NOT([.B19]=&quot;&quot;));[.B19];&quot;&quot;)" office:value-type="float" office:value="1.72788" calcext:value-type="float">
            <text:p>1.72788</text:p>
          </table:table-cell>
          <table:table-cell table:style-name="ce110" table:formula="of:=IF(AND([.$U19] = 0;NOT([.C19]=&quot;&quot;));[.C19];&quot;&quot;)" office:value-type="float" office:value="-1.5708" calcext:value-type="float">
            <text:p>-1.5708</text:p>
          </table:table-cell>
          <table:table-cell table:style-name="ce110" table:formula="of:=IF(AND([.$U19] = 0;NOT([.D19]=&quot;&quot;));[.D19];&quot;&quot;)" office:value-type="float" office:value="1.85005" calcext:value-type="float">
            <text:p>1.85005</text:p>
          </table:table-cell>
          <table:table-cell table:style-name="ce110" table:formula="of:=IF(AND([.$U19] = 0;NOT([.E19]=&quot;&quot;));[.E19];&quot;&quot;)" office:value-type="float" office:value="-2.16421" calcext:value-type="float">
            <text:p>-2.16421</text:p>
          </table:table-cell>
          <table:table-cell table:style-name="ce110" table:formula="of:=IF(AND([.$U19] = 0;NOT([.F19]=&quot;&quot;));[.F19];&quot;&quot;)" office:value-type="float" office:value="-1.48353" calcext:value-type="float">
            <text:p>-1.48353</text:p>
          </table:table-cell>
          <table:table-cell table:style-name="ce110" table:formula="of:=IF(AND([.$U19] = 0;NOT([.G19]=&quot;&quot;));[.G19];&quot;&quot;)" office:value-type="float" office:value="-1.76278" calcext:value-type="float">
            <text:p>-1.76278</text:p>
          </table:table-cell>
          <table:table-cell table:style-name="ce110" table:formula="of:=IF(AND([.$U19] = 0;NOT([.H19]=&quot;&quot;));[.H19];&quot;&quot;)">
            <text:p/>
          </table:table-cell>
          <table:table-cell table:style-name="ce110" table:formula="of:=IF(AND([.$U19] = 0;NOT([.I19]=&quot;&quot;));[.I19];&quot;&quot;)">
            <text:p/>
          </table:table-cell>
          <table:table-cell table:style-name="ce110" table:formula="of:=IF(AND([.$U19] = 0;NOT([.J19]=&quot;&quot;));[.J19];&quot;&quot;)" office:value-type="float" office:value="16" calcext:value-type="float">
            <text:p>16</text:p>
          </table:table-cell>
          <table:table-cell table:style-name="ce113" table:formula="of:=IF(AND([.$U19] = 0;NOT([.K19]=&quot;&quot;));[.K19];&quot;&quot;)" office:value-type="float" office:value="0.3255" calcext:value-type="float">
            <text:p>0.3255</text:p>
          </table:table-cell>
          <table:table-cell table:style-name="ce113" table:formula="of:=IF(AND([.$U19] = 0;NOT([.L19]=&quot;&quot;));[.L19];&quot;&quot;)" office:value-type="float" office:value="-0.1419" calcext:value-type="float">
            <text:p>-0.1419</text:p>
          </table:table-cell>
          <table:table-cell table:style-name="ce110" table:formula="of:=IF(AND([.$U19] = 0;NOT([.M19]=&quot;&quot;));[.M19];&quot;&quot;)">
            <text:p/>
          </table:table-cell>
          <table:table-cell table:style-name="ce110" table:formula="of:=IF(AND([.$U19] = 0;NOT([.N19]=&quot;&quot;));[.N19];&quot;&quot;)">
            <text:p/>
          </table:table-cell>
          <table:table-cell table:style-name="ce110" table:formula="of:=IF(AND([.$U19] = 0;NOT([.O19]=&quot;&quot;));[.O19];&quot;&quot;)" office:value-type="float" office:value="15" calcext:value-type="float">
            <text:p>15</text:p>
          </table:table-cell>
          <table:table-cell table:style-name="ce110" table:formula="of:=IF(AND([.$U19] = 0;NOT([.P19]=&quot;&quot;));[.P19];&quot;&quot;)" office:value-type="float" office:value="2.4438" calcext:value-type="float">
            <text:p>2.4438</text:p>
          </table:table-cell>
          <table:table-cell table:style-name="ce110" table:formula="of:=IF(AND([.$U19] = 0;NOT([.Q19]=&quot;&quot;));[.Q19];&quot;&quot;)" office:value-type="float" office:value="-2.4438" calcext:value-type="float">
            <text:p>-2.4438</text:p>
          </table:table-cell>
          <table:table-cell table:style-name="ce110" table:formula="of:=IF(AND([.$U19] = 0;NOT([.R19]=&quot;&quot;));[.R19];&quot;&quot;)" office:value-type="float" office:value="38" calcext:value-type="float">
            <text:p>38</text:p>
          </table:table-cell>
          <table:table-cell table:style-name="ce110" table:formula="of:=IF(AND([.$U19] = 0;NOT([.S19]=&quot;&quot;));[.S19];&quot;&quot;)" office:value-type="float" office:value="2.8676793482" calcext:value-type="float">
            <text:p>2.8676793482</text:p>
          </table:table-cell>
          <table:table-cell table:style-name="ce110" table:formula="of:=IF(AND([.$U19] = 0;NOT([.T19]=&quot;&quot;));[.T19];&quot;&quot;)" office:value-type="float" office:value="-1" calcext:value-type="float">
            <text:p>-1</text:p>
          </table:table-cell>
          <table:table-cell table:style-name="ce110" table:formula="of:=IF(AND([.$U19] = 0;NOT([.U19]=&quot;&quot;));[.U19];&quot;&quot;)" office:value-type="float" office:value="0" calcext:value-type="float">
            <text:p>0</text:p>
          </table:table-cell>
          <table:table-cell table:style-name="ce110" table:formula="of:=IF(AND([.$U19] = 0;NOT([.V19]=&quot;&quot;));[.V19];&quot;&quot;)" office:value-type="float" office:value="0" calcext:value-type="float">
            <text:p>0</text:p>
          </table:table-cell>
          <table:table-cell table:style-name="ce110" table:formula="of:=IF(AND([.$U19] = 0;NOT([.W19]=&quot;&quot;));[.W19];&quot;&quot;)">
            <text:p/>
          </table:table-cell>
          <table:table-cell table:style-name="ce110" table:formula="of:=IF(AND([.$U19] = 0;NOT([.X19]=&quot;&quot;));[.X19];&quot;&quot;)">
            <text:p/>
          </table:table-cell>
          <table:table-cell table:style-name="ce110" table:formula="of:=IF(AND([.$U19] = 0;NOT([.Y19]=&quot;&quot;));[.Y19];&quot;&quot;)" office:value-type="float" office:value="15" calcext:value-type="float">
            <text:p>15</text:p>
          </table:table-cell>
          <table:table-cell table:style-name="ce110" table:formula="of:=IF(AND([.$U19] = 0;NOT([.Z19]=&quot;&quot;));[.Z19];&quot;&quot;)" office:value-type="float" office:value="0.0254" calcext:value-type="float">
            <text:p>0.0254</text:p>
          </table:table-cell>
          <table:table-cell table:style-name="ce25" table:formula="of:=IF(AND([.$U19] = 0;NOT([.AA19]=&quot;&quot;));[.AA19];&quot;&quot;)" office:value-type="float" office:value="-0.8236" calcext:value-type="float">
            <text:p>-0.8236</text:p>
          </table:table-cell>
          <table:table-cell table:style-name="Default" table:number-columns-repeated="3"/>
          <table:table-cell table:style-name="ce126" table:formula="of:=IF(AND(0.1&lt;[.$Z19];[.$Z19]&lt;0.25; NOT([.A19]=&quot;&quot;));[.A19];&quot;&quot;)">
            <text:p/>
          </table:table-cell>
          <table:table-cell table:style-name="ce44" table:formula="of:=IF(AND(0.1&lt;[.$Z19];[.$Z19]&lt;0.25; NOT([.B19]=&quot;&quot;));[.B19];&quot;&quot;)">
            <text:p/>
          </table:table-cell>
          <table:table-cell table:style-name="ce44" table:formula="of:=IF(AND(0.1&lt;[.$Z19];[.$Z19]&lt;0.25; NOT([.C19]=&quot;&quot;));[.C19];&quot;&quot;)">
            <text:p/>
          </table:table-cell>
          <table:table-cell table:style-name="ce44" table:formula="of:=IF(AND(0.1&lt;[.$Z19];[.$Z19]&lt;0.25; NOT([.D19]=&quot;&quot;));[.D19];&quot;&quot;)">
            <text:p/>
          </table:table-cell>
          <table:table-cell table:style-name="ce44" table:formula="of:=IF(AND(0.1&lt;[.$Z19];[.$Z19]&lt;0.25; NOT([.E19]=&quot;&quot;));[.E19];&quot;&quot;)">
            <text:p/>
          </table:table-cell>
          <table:table-cell table:style-name="ce44" table:formula="of:=IF(AND(0.1&lt;[.$Z19];[.$Z19]&lt;0.25; NOT([.F19]=&quot;&quot;));[.F19];&quot;&quot;)">
            <text:p/>
          </table:table-cell>
          <table:table-cell table:style-name="ce44" table:formula="of:=IF(AND(0.1&lt;[.$Z19];[.$Z19]&lt;0.25; NOT([.G19]=&quot;&quot;));[.G19];&quot;&quot;)">
            <text:p/>
          </table:table-cell>
          <table:table-cell table:style-name="ce44" table:formula="of:=IF(AND(0.1&lt;[.$Z19];[.$Z19]&lt;0.25; NOT([.H19]=&quot;&quot;));[.H19];&quot;&quot;)">
            <text:p/>
          </table:table-cell>
          <table:table-cell table:style-name="ce44" table:formula="of:=IF(AND(0.1&lt;[.$Z19];[.$Z19]&lt;0.25; NOT([.I19]=&quot;&quot;));[.I19];&quot;&quot;)">
            <text:p/>
          </table:table-cell>
          <table:table-cell table:style-name="ce44" table:formula="of:=IF(AND(0.1&lt;[.$Z19];[.$Z19]&lt;0.25; NOT([.J19]=&quot;&quot;));[.J19];&quot;&quot;)">
            <text:p/>
          </table:table-cell>
          <table:table-cell table:style-name="ce44" table:formula="of:=IF(AND(0.1&lt;[.$Z19];[.$Z19]&lt;0.25; NOT([.K19]=&quot;&quot;));[.K19];&quot;&quot;)">
            <text:p/>
          </table:table-cell>
          <table:table-cell table:style-name="ce44" table:formula="of:=IF(AND(0.1&lt;[.$Z19];[.$Z19]&lt;0.25; NOT([.L19]=&quot;&quot;));[.L19];&quot;&quot;)">
            <text:p/>
          </table:table-cell>
          <table:table-cell table:style-name="ce44" table:formula="of:=IF(AND(0.1&lt;[.$Z19];[.$Z19]&lt;0.25; NOT([.M19]=&quot;&quot;));[.M19];&quot;&quot;)">
            <text:p/>
          </table:table-cell>
          <table:table-cell table:style-name="ce44" table:formula="of:=IF(AND(0.1&lt;[.$Z19];[.$Z19]&lt;0.25; NOT([.N19]=&quot;&quot;));[.N19];&quot;&quot;)">
            <text:p/>
          </table:table-cell>
          <table:table-cell table:style-name="ce44" table:formula="of:=IF(AND(0.1&lt;[.$Z19];[.$Z19]&lt;0.25; NOT([.O19]=&quot;&quot;));[.O19];&quot;&quot;)">
            <text:p/>
          </table:table-cell>
          <table:table-cell table:style-name="ce44" table:formula="of:=IF(AND(0.1&lt;[.$Z19];[.$Z19]&lt;0.25; NOT([.P19]=&quot;&quot;));[.P19];&quot;&quot;)">
            <text:p/>
          </table:table-cell>
          <table:table-cell table:style-name="ce44" table:formula="of:=IF(AND(0.1&lt;[.$Z19];[.$Z19]&lt;0.25; NOT([.Q19]=&quot;&quot;));[.Q19];&quot;&quot;)">
            <text:p/>
          </table:table-cell>
          <table:table-cell table:style-name="ce44" table:formula="of:=IF(AND(0.1&lt;[.$Z19];[.$Z19]&lt;0.25; NOT([.R19]=&quot;&quot;));[.R19];&quot;&quot;)">
            <text:p/>
          </table:table-cell>
          <table:table-cell table:style-name="ce44" table:formula="of:=IF(AND(0.1&lt;[.$Z19];[.$Z19]&lt;0.25; NOT([.S19]=&quot;&quot;));[.S19];&quot;&quot;)">
            <text:p/>
          </table:table-cell>
          <table:table-cell table:style-name="ce44" table:formula="of:=IF(AND(0.1&lt;[.$Z19];[.$Z19]&lt;0.25; NOT([.T19]=&quot;&quot;));[.T19];&quot;&quot;)">
            <text:p/>
          </table:table-cell>
          <table:table-cell table:style-name="ce44" table:formula="of:=IF(AND(0.1&lt;[.$Z19];[.$Z19]&lt;0.25; NOT([.U19]=&quot;&quot;));[.U19];&quot;&quot;)">
            <text:p/>
          </table:table-cell>
          <table:table-cell table:style-name="ce44" table:formula="of:=IF(AND(0.1&lt;[.$Z19];[.$Z19]&lt;0.25; NOT([.V19]=&quot;&quot;));[.V19];&quot;&quot;)">
            <text:p/>
          </table:table-cell>
          <table:table-cell table:style-name="ce44" table:formula="of:=IF(AND(0.1&lt;[.$Z19];[.$Z19]&lt;0.25; NOT([.W19]=&quot;&quot;));[.W19];&quot;&quot;)">
            <text:p/>
          </table:table-cell>
          <table:table-cell table:style-name="ce44" table:formula="of:=IF(AND(0.1&lt;[.$Z19];[.$Z19]&lt;0.25; NOT([.X19]=&quot;&quot;));[.X19];&quot;&quot;)">
            <text:p/>
          </table:table-cell>
          <table:table-cell table:style-name="ce44" table:formula="of:=IF(AND(0.1&lt;[.$Z19];[.$Z19]&lt;0.25; NOT([.Y19]=&quot;&quot;));[.Y19];&quot;&quot;)">
            <text:p/>
          </table:table-cell>
          <table:table-cell table:style-name="ce44" table:formula="of:=IF(AND(0.1&lt;[.$Z19];[.$Z19]&lt;0.25; NOT([.Z19]=&quot;&quot;));[.Z19];&quot;&quot;)">
            <text:p/>
          </table:table-cell>
          <table:table-cell table:style-name="ce44" table:formula="of:=IF(AND(0.1&lt;[.$Z19];[.$Z19]&lt;0.25; NOT([.AA19]=&quot;&quot;));[.AA19];&quot;&quot;)">
            <text:p/>
          </table:table-cell>
          <table:table-cell table:style-name="Default" table:number-columns-repeated="3"/>
          <table:table-cell table:style-name="ce126" table:formula="of:=IF(AND(OR(0.1&gt;[.$Z19];[.$Z19]&gt;0.25);NOT([.A19]=&quot;&quot;));[.A19];&quot;&quot;)" office:value-type="float" office:value="15" calcext:value-type="float">
            <text:p>15.0000</text:p>
          </table:table-cell>
          <table:table-cell table:style-name="ce44" table:formula="of:=IF(AND(OR(0.1&gt;[.$Z19];[.$Z19]&gt;0.25);NOT([.B19]=&quot;&quot;));[.B19];&quot;&quot;)" office:value-type="float" office:value="1.72788" calcext:value-type="float">
            <text:p>1.7279</text:p>
          </table:table-cell>
          <table:table-cell table:style-name="ce44" table:formula="of:=IF(AND(OR(0.1&gt;[.$Z19];[.$Z19]&gt;0.25);NOT([.C19]=&quot;&quot;));[.C19];&quot;&quot;)" office:value-type="float" office:value="-1.5708" calcext:value-type="float">
            <text:p>-1.5708</text:p>
          </table:table-cell>
          <table:table-cell table:style-name="ce44" table:formula="of:=IF(AND(OR(0.1&gt;[.$Z19];[.$Z19]&gt;0.25);NOT([.D19]=&quot;&quot;));[.D19];&quot;&quot;)" office:value-type="float" office:value="1.85005" calcext:value-type="float">
            <text:p>1.8501</text:p>
          </table:table-cell>
          <table:table-cell table:style-name="ce44" table:formula="of:=IF(AND(OR(0.1&gt;[.$Z19];[.$Z19]&gt;0.25);NOT([.E19]=&quot;&quot;));[.E19];&quot;&quot;)" office:value-type="float" office:value="-2.16421" calcext:value-type="float">
            <text:p>-2.1642</text:p>
          </table:table-cell>
          <table:table-cell table:style-name="ce44" table:formula="of:=IF(AND(OR(0.1&gt;[.$Z19];[.$Z19]&gt;0.25);NOT([.F19]=&quot;&quot;));[.F19];&quot;&quot;)" office:value-type="float" office:value="-1.48353" calcext:value-type="float">
            <text:p>-1.4835</text:p>
          </table:table-cell>
          <table:table-cell table:style-name="ce44" table:formula="of:=IF(AND(OR(0.1&gt;[.$Z19];[.$Z19]&gt;0.25);NOT([.G19]=&quot;&quot;));[.G19];&quot;&quot;)" office:value-type="float" office:value="-1.76278" calcext:value-type="float">
            <text:p>-1.7628</text:p>
          </table:table-cell>
          <table:table-cell table:style-name="ce44" table:formula="of:=IF(AND(OR(0.1&gt;[.$Z19];[.$Z19]&gt;0.25);NOT([.H19]=&quot;&quot;));[.H19];&quot;&quot;)">
            <text:p/>
          </table:table-cell>
          <table:table-cell table:style-name="ce44" table:formula="of:=IF(AND(OR(0.1&gt;[.$Z19];[.$Z19]&gt;0.25);NOT([.I19]=&quot;&quot;));[.I19];&quot;&quot;)">
            <text:p/>
          </table:table-cell>
          <table:table-cell table:style-name="ce44" table:formula="of:=IF(AND(OR(0.1&gt;[.$Z19];[.$Z19]&gt;0.25);NOT([.J19]=&quot;&quot;));[.J19];&quot;&quot;)" office:value-type="float" office:value="16" calcext:value-type="float">
            <text:p>16.0000</text:p>
          </table:table-cell>
          <table:table-cell table:style-name="ce44" table:formula="of:=IF(AND(OR(0.1&gt;[.$Z19];[.$Z19]&gt;0.25);NOT([.K19]=&quot;&quot;));[.K19];&quot;&quot;)" office:value-type="float" office:value="0.3255" calcext:value-type="float">
            <text:p>0.3255</text:p>
          </table:table-cell>
          <table:table-cell table:style-name="ce44" table:formula="of:=IF(AND(OR(0.1&gt;[.$Z19];[.$Z19]&gt;0.25);NOT([.L19]=&quot;&quot;));[.L19];&quot;&quot;)" office:value-type="float" office:value="-0.1419" calcext:value-type="float">
            <text:p>-0.1419</text:p>
          </table:table-cell>
          <table:table-cell table:style-name="ce44" table:formula="of:=IF(AND(OR(0.1&gt;[.$Z19];[.$Z19]&gt;0.25);NOT([.M19]=&quot;&quot;));[.M19];&quot;&quot;)">
            <text:p/>
          </table:table-cell>
          <table:table-cell table:style-name="ce44" table:formula="of:=IF(AND(OR(0.1&gt;[.$Z19];[.$Z19]&gt;0.25);NOT([.N19]=&quot;&quot;));[.N19];&quot;&quot;)">
            <text:p/>
          </table:table-cell>
          <table:table-cell table:style-name="ce128" table:formula="of:=IF(AND(OR(0.1&gt;[.$Z19];[.$Z19]&gt;0.25);NOT([.O19]=&quot;&quot;));[.O19];&quot;&quot;)" office:value-type="float" office:value="15" calcext:value-type="float">
            <text:p>15</text:p>
          </table:table-cell>
          <table:table-cell table:style-name="ce44" table:formula="of:=IF(AND(OR(0.1&gt;[.$Z19];[.$Z19]&gt;0.25);NOT([.P19]=&quot;&quot;));[.P19];&quot;&quot;)" office:value-type="float" office:value="2.4438" calcext:value-type="float">
            <text:p>2.4438</text:p>
          </table:table-cell>
          <table:table-cell table:style-name="ce44" table:formula="of:=IF(AND(OR(0.1&gt;[.$Z19];[.$Z19]&gt;0.25);NOT([.Q19]=&quot;&quot;));[.Q19];&quot;&quot;)" office:value-type="float" office:value="-2.4438" calcext:value-type="float">
            <text:p>-2.4438</text:p>
          </table:table-cell>
          <table:table-cell table:style-name="ce44" table:formula="of:=IF(AND(OR(0.1&gt;[.$Z19];[.$Z19]&gt;0.25);NOT([.R19]=&quot;&quot;));[.R19];&quot;&quot;)" office:value-type="float" office:value="38" calcext:value-type="float">
            <text:p>38.0000</text:p>
          </table:table-cell>
          <table:table-cell table:style-name="ce44" table:formula="of:=IF(AND(OR(0.1&gt;[.$Z19];[.$Z19]&gt;0.25);NOT([.S19]=&quot;&quot;));[.S19];&quot;&quot;)" office:value-type="float" office:value="2.8676793482" calcext:value-type="float">
            <text:p>2.8677</text:p>
          </table:table-cell>
          <table:table-cell table:style-name="ce44" table:formula="of:=IF(AND(OR(0.1&gt;[.$Z19];[.$Z19]&gt;0.25);NOT([.T19]=&quot;&quot;));[.T19];&quot;&quot;)" office:value-type="float" office:value="-1" calcext:value-type="float">
            <text:p>-1.0000</text:p>
          </table:table-cell>
          <table:table-cell table:style-name="ce44" table:formula="of:=IF(AND(OR(0.1&gt;[.$Z19];[.$Z19]&gt;0.25);NOT([.U19]=&quot;&quot;));[.U19];&quot;&quot;)" office:value-type="float" office:value="0" calcext:value-type="float">
            <text:p>0.0000</text:p>
          </table:table-cell>
          <table:table-cell table:style-name="ce44" table:formula="of:=IF(AND(OR(0.1&gt;[.$Z19];[.$Z19]&gt;0.25);NOT([.V19]=&quot;&quot;));[.V19];&quot;&quot;)" office:value-type="float" office:value="0" calcext:value-type="float">
            <text:p>0.0000</text:p>
          </table:table-cell>
          <table:table-cell table:style-name="ce44" table:formula="of:=IF(AND(OR(0.1&gt;[.$Z19];[.$Z19]&gt;0.25);NOT([.W19]=&quot;&quot;));[.W19];&quot;&quot;)">
            <text:p/>
          </table:table-cell>
          <table:table-cell table:style-name="ce44" table:formula="of:=IF(AND(OR(0.1&gt;[.$Z19];[.$Z19]&gt;0.25);NOT([.X19]=&quot;&quot;));[.X19];&quot;&quot;)">
            <text:p/>
          </table:table-cell>
          <table:table-cell table:style-name="ce128" table:formula="of:=IF(AND(OR(0.1&gt;[.$Z19];[.$Z19]&gt;0.25);NOT([.Y19]=&quot;&quot;));[.Y19];&quot;&quot;)" office:value-type="float" office:value="15" calcext:value-type="float">
            <text:p>15</text:p>
          </table:table-cell>
          <table:table-cell table:style-name="ce44" table:formula="of:=IF(AND(OR(0.1&gt;[.$Z19];[.$Z19]&gt;0.25);NOT([.Z19]=&quot;&quot;));[.Z19];&quot;&quot;)" office:value-type="float" office:value="0.0254" calcext:value-type="float">
            <text:p>0.0254</text:p>
          </table:table-cell>
          <table:table-cell table:style-name="ce44" table:formula="of:=IF(AND(OR(0.1&gt;[.$Z19];[.$Z19]&gt;0.25);NOT([.AA19]=&quot;&quot;));[.AA19];&quot;&quot;)" office:value-type="float" office:value="-0.8236" calcext:value-type="float">
            <text:p>-0.8236</text:p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17" calcext:value-type="float">
            <text:p>17</text:p>
          </table:table-cell>
          <table:table-cell table:style-name="ce15" office:value-type="float" office:value="0.3422" calcext:value-type="float">
            <text:p>0.3422</text:p>
          </table:table-cell>
          <table:table-cell table:style-name="ce15" office:value-type="float" office:value="-0.1958" calcext:value-type="float">
            <text:p>-0.1958</text:p>
          </table:table-cell>
          <table:table-cell table:style-name="Default" table:number-columns-repeated="2"/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2.3839" calcext:value-type="float">
            <text:p>2.3839</text:p>
          </table:table-cell>
          <table:table-cell table:style-name="ce10" office:value-type="float" office:value="-2.3839" calcext:value-type="float">
            <text:p>-2.3839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3828670062" calcext:value-type="float">
            <text:p>2.382867006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0.1294" calcext:value-type="float">
            <text:p>0.1294</text:p>
          </table:table-cell>
          <table:table-cell table:style-name="ce25" office:value-type="float" office:value="-0.7884" calcext:value-type="float">
            <text:p>-0.7884</text:p>
          </table:table-cell>
          <table:table-cell table:style-name="Default" table:number-columns-repeated="3"/>
          <table:table-cell table:style-name="ce31" table:formula="of:=IF(AND(0.15&lt;[.$Z20];[.$Z20]&lt;0.2; NOT([.A20]=&quot;&quot;));[.A20];&quot;&quot;)">
            <text:p/>
          </table:table-cell>
          <table:table-cell table:style-name="ce33" table:formula="of:=IF(AND(0.15&lt;[.$Z20];[.$Z20]&lt;0.2; NOT([.B20]=&quot;&quot;));[.B20];&quot;&quot;)">
            <text:p/>
          </table:table-cell>
          <table:table-cell table:style-name="ce33" table:formula="of:=IF(AND(0.15&lt;[.$Z20];[.$Z20]&lt;0.2; NOT([.C20]=&quot;&quot;));[.C20];&quot;&quot;)">
            <text:p/>
          </table:table-cell>
          <table:table-cell table:style-name="ce33" table:formula="of:=IF(AND(0.15&lt;[.$Z20];[.$Z20]&lt;0.2; NOT([.D20]=&quot;&quot;));[.D20];&quot;&quot;)">
            <text:p/>
          </table:table-cell>
          <table:table-cell table:style-name="ce33" table:formula="of:=IF(AND(0.15&lt;[.$Z20];[.$Z20]&lt;0.2; NOT([.E20]=&quot;&quot;));[.E20];&quot;&quot;)">
            <text:p/>
          </table:table-cell>
          <table:table-cell table:style-name="ce33" table:formula="of:=IF(AND(0.15&lt;[.$Z20];[.$Z20]&lt;0.2; NOT([.F20]=&quot;&quot;));[.F20];&quot;&quot;)">
            <text:p/>
          </table:table-cell>
          <table:table-cell table:style-name="ce33" table:formula="of:=IF(AND(0.15&lt;[.$Z20];[.$Z20]&lt;0.2; NOT([.G20]=&quot;&quot;));[.G20];&quot;&quot;)">
            <text:p/>
          </table:table-cell>
          <table:table-cell table:style-name="ce33" table:formula="of:=IF(AND(0.15&lt;[.$Z20];[.$Z20]&lt;0.2; NOT([.H20]=&quot;&quot;));[.H20];&quot;&quot;)">
            <text:p/>
          </table:table-cell>
          <table:table-cell table:style-name="ce33" table:formula="of:=IF(AND(0.15&lt;[.$Z20];[.$Z20]&lt;0.2; NOT([.I20]=&quot;&quot;));[.I20];&quot;&quot;)">
            <text:p/>
          </table:table-cell>
          <table:table-cell table:style-name="ce39" table:formula="of:=IF(AND(0.15&lt;[.$Z20];[.$Z20]&lt;0.2; NOT([.J20]=&quot;&quot;));[.J20];&quot;&quot;)">
            <text:p/>
          </table:table-cell>
          <table:table-cell table:style-name="ce33" table:formula="of:=IF(AND(0.15&lt;[.$Z20];[.$Z20]&lt;0.2; NOT([.K20]=&quot;&quot;));[.K20];&quot;&quot;)">
            <text:p/>
          </table:table-cell>
          <table:table-cell table:style-name="ce33" table:formula="of:=IF(AND(0.15&lt;[.$Z20];[.$Z20]&lt;0.2; NOT([.L20]=&quot;&quot;));[.L20];&quot;&quot;)">
            <text:p/>
          </table:table-cell>
          <table:table-cell table:style-name="ce33" table:formula="of:=IF(AND(0.15&lt;[.$Z20];[.$Z20]&lt;0.2; NOT([.M20]=&quot;&quot;));[.M20];&quot;&quot;)">
            <text:p/>
          </table:table-cell>
          <table:table-cell table:style-name="ce33" table:formula="of:=IF(AND(0.15&lt;[.$Z20];[.$Z20]&lt;0.2; NOT([.N20]=&quot;&quot;));[.N20];&quot;&quot;)">
            <text:p/>
          </table:table-cell>
          <table:table-cell table:style-name="ce39" table:formula="of:=IF(AND(0.15&lt;[.$Z20];[.$Z20]&lt;0.2; NOT([.O20]=&quot;&quot;));[.O20];&quot;&quot;)">
            <text:p/>
          </table:table-cell>
          <table:table-cell table:style-name="ce33" table:formula="of:=IF(AND(0.15&lt;[.$Z20];[.$Z20]&lt;0.2; NOT([.P20]=&quot;&quot;));[.P20];&quot;&quot;)">
            <text:p/>
          </table:table-cell>
          <table:table-cell table:style-name="ce33" table:formula="of:=IF(AND(0.15&lt;[.$Z20];[.$Z20]&lt;0.2; NOT([.Q20]=&quot;&quot;));[.Q20];&quot;&quot;)">
            <text:p/>
          </table:table-cell>
          <table:table-cell table:style-name="ce33" table:formula="of:=IF(AND(0.15&lt;[.$Z20];[.$Z20]&lt;0.2; NOT([.R20]=&quot;&quot;));[.R20];&quot;&quot;)">
            <text:p/>
          </table:table-cell>
          <table:table-cell table:style-name="ce33" table:formula="of:=IF(AND(0.15&lt;[.$Z20];[.$Z20]&lt;0.2; NOT([.S20]=&quot;&quot;));[.S20];&quot;&quot;)">
            <text:p/>
          </table:table-cell>
          <table:table-cell table:style-name="ce39" table:formula="of:=IF(AND(0.15&lt;[.$Z20];[.$Z20]&lt;0.2; NOT([.T20]=&quot;&quot;));[.T20];&quot;&quot;)">
            <text:p/>
          </table:table-cell>
          <table:table-cell table:style-name="ce39" table:formula="of:=IF(AND(0.15&lt;[.$Z20];[.$Z20]&lt;0.2; NOT([.U20]=&quot;&quot;));[.U20];&quot;&quot;)">
            <text:p/>
          </table:table-cell>
          <table:table-cell table:style-name="ce33" table:formula="of:=IF(AND(0.15&lt;[.$Z20];[.$Z20]&lt;0.2; NOT([.V20]=&quot;&quot;));[.V20];&quot;&quot;)">
            <text:p/>
          </table:table-cell>
          <table:table-cell table:style-name="ce33" table:formula="of:=IF(AND(0.15&lt;[.$Z20];[.$Z20]&lt;0.2; NOT([.W20]=&quot;&quot;));[.W20];&quot;&quot;)">
            <text:p/>
          </table:table-cell>
          <table:table-cell table:style-name="ce33" table:formula="of:=IF(AND(0.15&lt;[.$Z20];[.$Z20]&lt;0.2; NOT([.X20]=&quot;&quot;));[.X20];&quot;&quot;)">
            <text:p/>
          </table:table-cell>
          <table:table-cell table:style-name="ce39" table:formula="of:=IF(AND(0.15&lt;[.$Z20];[.$Z20]&lt;0.2; NOT([.Y20]=&quot;&quot;));[.Y20];&quot;&quot;)">
            <text:p/>
          </table:table-cell>
          <table:table-cell table:style-name="ce33" table:formula="of:=IF(AND(0.15&lt;[.$Z20];[.$Z20]&lt;0.2; NOT([.Z20]=&quot;&quot;));[.Z20];&quot;&quot;)">
            <text:p/>
          </table:table-cell>
          <table:table-cell table:style-name="ce44" table:formula="of:=IF(AND(0.15&lt;[.$Z20];[.$Z20]&lt;0.2; NOT([.AA20]=&quot;&quot;));[.AA20];&quot;&quot;)">
            <text:p/>
          </table:table-cell>
          <table:table-cell table:style-name="Default" table:number-columns-repeated="3"/>
          <table:table-cell table:style-name="ce31" table:formula="of:=IF(AND(OR(0.15&gt;[.$Z20];[.$Z20]&gt;0.2);NOT([.A20]=&quot;&quot;));[.A20];&quot;&quot;)" office:value-type="float" office:value="16" calcext:value-type="float">
            <text:p>16</text:p>
          </table:table-cell>
          <table:table-cell table:style-name="ce33" table:formula="of:=IF(AND(OR(0.15&gt;[.$Z20];[.$Z20]&gt;0.2);NOT([.B20]=&quot;&quot;));[.B20];&quot;&quot;)" office:value-type="float" office:value="1.72788" calcext:value-type="float">
            <text:p>1.7279</text:p>
          </table:table-cell>
          <table:table-cell table:style-name="ce33" table:formula="of:=IF(AND(OR(0.15&gt;[.$Z20];[.$Z20]&gt;0.2);NOT([.C20]=&quot;&quot;));[.C20];&quot;&quot;)" office:value-type="float" office:value="-1.5708" calcext:value-type="float">
            <text:p>-1.5708</text:p>
          </table:table-cell>
          <table:table-cell table:style-name="ce33" table:formula="of:=IF(AND(OR(0.15&gt;[.$Z20];[.$Z20]&gt;0.2);NOT([.D20]=&quot;&quot;));[.D20];&quot;&quot;)" office:value-type="float" office:value="1.85005" calcext:value-type="float">
            <text:p>1.8501</text:p>
          </table:table-cell>
          <table:table-cell table:style-name="ce33" table:formula="of:=IF(AND(OR(0.15&gt;[.$Z20];[.$Z20]&gt;0.2);NOT([.E20]=&quot;&quot;));[.E20];&quot;&quot;)" office:value-type="float" office:value="-2.16421" calcext:value-type="float">
            <text:p>-2.1642</text:p>
          </table:table-cell>
          <table:table-cell table:style-name="ce33" table:formula="of:=IF(AND(OR(0.15&gt;[.$Z20];[.$Z20]&gt;0.2);NOT([.F20]=&quot;&quot;));[.F20];&quot;&quot;)" office:value-type="float" office:value="-1.48353" calcext:value-type="float">
            <text:p>-1.4835</text:p>
          </table:table-cell>
          <table:table-cell table:style-name="ce33" table:formula="of:=IF(AND(OR(0.15&gt;[.$Z20];[.$Z20]&gt;0.2);NOT([.G20]=&quot;&quot;));[.G20];&quot;&quot;)" office:value-type="float" office:value="-1.76278" calcext:value-type="float">
            <text:p>-1.7628</text:p>
          </table:table-cell>
          <table:table-cell table:style-name="ce33" table:formula="of:=IF(AND(OR(0.15&gt;[.$Z20];[.$Z20]&gt;0.2);NOT([.H20]=&quot;&quot;));[.H20];&quot;&quot;)">
            <text:p/>
          </table:table-cell>
          <table:table-cell table:style-name="ce33" table:formula="of:=IF(AND(OR(0.15&gt;[.$Z20];[.$Z20]&gt;0.2);NOT([.I20]=&quot;&quot;));[.I20];&quot;&quot;)">
            <text:p/>
          </table:table-cell>
          <table:table-cell table:style-name="ce39" table:formula="of:=IF(AND(OR(0.15&gt;[.$Z20];[.$Z20]&gt;0.2);NOT([.J20]=&quot;&quot;));[.J20];&quot;&quot;)" office:value-type="float" office:value="17" calcext:value-type="float">
            <text:p>17</text:p>
          </table:table-cell>
          <table:table-cell table:style-name="ce33" table:formula="of:=IF(AND(OR(0.15&gt;[.$Z20];[.$Z20]&gt;0.2);NOT([.K20]=&quot;&quot;));[.K20];&quot;&quot;)" office:value-type="float" office:value="0.3422" calcext:value-type="float">
            <text:p>0.3422</text:p>
          </table:table-cell>
          <table:table-cell table:style-name="ce33" table:formula="of:=IF(AND(OR(0.15&gt;[.$Z20];[.$Z20]&gt;0.2);NOT([.L20]=&quot;&quot;));[.L20];&quot;&quot;)" office:value-type="float" office:value="-0.1958" calcext:value-type="float">
            <text:p>-0.1958</text:p>
          </table:table-cell>
          <table:table-cell table:style-name="ce33" table:formula="of:=IF(AND(OR(0.15&gt;[.$Z20];[.$Z20]&gt;0.2);NOT([.M20]=&quot;&quot;));[.M20];&quot;&quot;)">
            <text:p/>
          </table:table-cell>
          <table:table-cell table:style-name="ce33" table:formula="of:=IF(AND(OR(0.15&gt;[.$Z20];[.$Z20]&gt;0.2);NOT([.N20]=&quot;&quot;));[.N20];&quot;&quot;)">
            <text:p/>
          </table:table-cell>
          <table:table-cell table:style-name="ce39" table:formula="of:=IF(AND(OR(0.15&gt;[.$Z20];[.$Z20]&gt;0.2);NOT([.O20]=&quot;&quot;));[.O20];&quot;&quot;)" office:value-type="float" office:value="16" calcext:value-type="float">
            <text:p>16</text:p>
          </table:table-cell>
          <table:table-cell table:style-name="ce33" table:formula="of:=IF(AND(OR(0.15&gt;[.$Z20];[.$Z20]&gt;0.2);NOT([.P20]=&quot;&quot;));[.P20];&quot;&quot;)" office:value-type="float" office:value="2.3839" calcext:value-type="float">
            <text:p>2.3839</text:p>
          </table:table-cell>
          <table:table-cell table:style-name="ce33" table:formula="of:=IF(AND(OR(0.15&gt;[.$Z20];[.$Z20]&gt;0.2);NOT([.Q20]=&quot;&quot;));[.Q20];&quot;&quot;)" office:value-type="float" office:value="-2.3839" calcext:value-type="float">
            <text:p>-2.3839</text:p>
          </table:table-cell>
          <table:table-cell table:style-name="ce33" table:formula="of:=IF(AND(OR(0.15&gt;[.$Z20];[.$Z20]&gt;0.2);NOT([.R20]=&quot;&quot;));[.R20];&quot;&quot;)" office:value-type="float" office:value="38" calcext:value-type="float">
            <text:p>38.0000</text:p>
          </table:table-cell>
          <table:table-cell table:style-name="ce33" table:formula="of:=IF(AND(OR(0.15&gt;[.$Z20];[.$Z20]&gt;0.2);NOT([.S20]=&quot;&quot;));[.S20];&quot;&quot;)" office:value-type="float" office:value="2.3828670062" calcext:value-type="float">
            <text:p>2.3829</text:p>
          </table:table-cell>
          <table:table-cell table:style-name="ce39" table:formula="of:=IF(AND(OR(0.15&gt;[.$Z20];[.$Z20]&gt;0.2);NOT([.T20]=&quot;&quot;));[.T20];&quot;&quot;)" office:value-type="float" office:value="-1" calcext:value-type="float">
            <text:p>-1</text:p>
          </table:table-cell>
          <table:table-cell table:style-name="ce39" table:formula="of:=IF(AND(OR(0.15&gt;[.$Z20];[.$Z20]&gt;0.2);NOT([.U20]=&quot;&quot;));[.U20];&quot;&quot;)" office:value-type="float" office:value="1" calcext:value-type="float">
            <text:p>1</text:p>
          </table:table-cell>
          <table:table-cell table:style-name="ce33" table:formula="of:=IF(AND(OR(0.15&gt;[.$Z20];[.$Z20]&gt;0.2);NOT([.V20]=&quot;&quot;));[.V20];&quot;&quot;)" office:value-type="float" office:value="0" calcext:value-type="float">
            <text:p>0.0000</text:p>
          </table:table-cell>
          <table:table-cell table:style-name="ce33" table:formula="of:=IF(AND(OR(0.15&gt;[.$Z20];[.$Z20]&gt;0.2);NOT([.W20]=&quot;&quot;));[.W20];&quot;&quot;)">
            <text:p/>
          </table:table-cell>
          <table:table-cell table:style-name="ce33" table:formula="of:=IF(AND(OR(0.15&gt;[.$Z20];[.$Z20]&gt;0.2);NOT([.X20]=&quot;&quot;));[.X20];&quot;&quot;)">
            <text:p/>
          </table:table-cell>
          <table:table-cell table:style-name="ce39" table:formula="of:=IF(AND(OR(0.15&gt;[.$Z20];[.$Z20]&gt;0.2);NOT([.Y20]=&quot;&quot;));[.Y20];&quot;&quot;)" office:value-type="float" office:value="16" calcext:value-type="float">
            <text:p>16</text:p>
          </table:table-cell>
          <table:table-cell table:style-name="ce33" table:formula="of:=IF(AND(OR(0.15&gt;[.$Z20];[.$Z20]&gt;0.2);NOT([.Z20]=&quot;&quot;));[.Z20];&quot;&quot;)" office:value-type="float" office:value="0.1294" calcext:value-type="float">
            <text:p>0.1294</text:p>
          </table:table-cell>
          <table:table-cell table:style-name="ce44" table:formula="of:=IF(AND(OR(0.15&gt;[.$Z20];[.$Z20]&gt;0.2);NOT([.AA20]=&quot;&quot;));[.AA20];&quot;&quot;)" office:value-type="float" office:value="-0.7884" calcext:value-type="float">
            <text:p>-0.7884</text:p>
          </table:table-cell>
          <table:table-cell table:style-name="Default" table:number-columns-repeated="3"/>
          <table:table-cell table:style-name="ce4" table:formula="of:=IF(AND([.$U20] = 1;NOT([.A20]=&quot;&quot;));[.A20];&quot;&quot;)" office:value-type="float" office:value="16" calcext:value-type="float">
            <text:p>16</text:p>
          </table:table-cell>
          <table:table-cell table:style-name="ce110" table:formula="of:=IF(AND([.$U20] = 1;NOT([.B20]=&quot;&quot;));[.B20];&quot;&quot;)" office:value-type="float" office:value="1.72788" calcext:value-type="float">
            <text:p>1.72788</text:p>
          </table:table-cell>
          <table:table-cell table:style-name="ce110" table:formula="of:=IF(AND([.$U20] = 1;NOT([.C20]=&quot;&quot;));[.C20];&quot;&quot;)" office:value-type="float" office:value="-1.5708" calcext:value-type="float">
            <text:p>-1.5708</text:p>
          </table:table-cell>
          <table:table-cell table:style-name="ce110" table:formula="of:=IF(AND([.$U20] = 1;NOT([.D20]=&quot;&quot;));[.D20];&quot;&quot;)" office:value-type="float" office:value="1.85005" calcext:value-type="float">
            <text:p>1.85005</text:p>
          </table:table-cell>
          <table:table-cell table:style-name="ce110" table:formula="of:=IF(AND([.$U20] = 1;NOT([.E20]=&quot;&quot;));[.E20];&quot;&quot;)" office:value-type="float" office:value="-2.16421" calcext:value-type="float">
            <text:p>-2.16421</text:p>
          </table:table-cell>
          <table:table-cell table:style-name="ce110" table:formula="of:=IF(AND([.$U20] = 1;NOT([.F20]=&quot;&quot;));[.F20];&quot;&quot;)" office:value-type="float" office:value="-1.48353" calcext:value-type="float">
            <text:p>-1.48353</text:p>
          </table:table-cell>
          <table:table-cell table:style-name="ce110" table:formula="of:=IF(AND([.$U20] = 1;NOT([.G20]=&quot;&quot;));[.G20];&quot;&quot;)" office:value-type="float" office:value="-1.76278" calcext:value-type="float">
            <text:p>-1.76278</text:p>
          </table:table-cell>
          <table:table-cell table:style-name="ce110" table:formula="of:=IF(AND([.$U20] = 1;NOT([.H20]=&quot;&quot;));[.H20];&quot;&quot;)">
            <text:p/>
          </table:table-cell>
          <table:table-cell table:style-name="ce110" table:formula="of:=IF(AND([.$U20] = 1;NOT([.I20]=&quot;&quot;));[.I20];&quot;&quot;)">
            <text:p/>
          </table:table-cell>
          <table:table-cell table:style-name="ce110" table:formula="of:=IF(AND([.$U20] = 1;NOT([.J20]=&quot;&quot;));[.J20];&quot;&quot;)" office:value-type="float" office:value="17" calcext:value-type="float">
            <text:p>17</text:p>
          </table:table-cell>
          <table:table-cell table:style-name="ce110" table:formula="of:=IF(AND([.$U20] = 1;NOT([.K20]=&quot;&quot;));[.K20];&quot;&quot;)" office:value-type="float" office:value="0.3422" calcext:value-type="float">
            <text:p>0.3422</text:p>
          </table:table-cell>
          <table:table-cell table:style-name="ce110" table:formula="of:=IF(AND([.$U20] = 1;NOT([.L20]=&quot;&quot;));[.L20];&quot;&quot;)" office:value-type="float" office:value="-0.1958" calcext:value-type="float">
            <text:p>-0.1958</text:p>
          </table:table-cell>
          <table:table-cell table:style-name="ce110" table:formula="of:=IF(AND([.$U20] = 1;NOT([.M20]=&quot;&quot;));[.M20];&quot;&quot;)">
            <text:p/>
          </table:table-cell>
          <table:table-cell table:style-name="ce110" table:formula="of:=IF(AND([.$U20] = 1;NOT([.N20]=&quot;&quot;));[.N20];&quot;&quot;)">
            <text:p/>
          </table:table-cell>
          <table:table-cell table:style-name="ce110" table:formula="of:=IF(AND([.$U20] = 1;NOT([.O20]=&quot;&quot;));[.O20];&quot;&quot;)" office:value-type="float" office:value="16" calcext:value-type="float">
            <text:p>16</text:p>
          </table:table-cell>
          <table:table-cell table:style-name="ce110" table:formula="of:=IF(AND([.$U20] = 1;NOT([.P20]=&quot;&quot;));[.P20];&quot;&quot;)" office:value-type="float" office:value="2.3839" calcext:value-type="float">
            <text:p>2.3839</text:p>
          </table:table-cell>
          <table:table-cell table:style-name="ce110" table:formula="of:=IF(AND([.$U20] = 1;NOT([.Q20]=&quot;&quot;));[.Q20];&quot;&quot;)" office:value-type="float" office:value="-2.3839" calcext:value-type="float">
            <text:p>-2.3839</text:p>
          </table:table-cell>
          <table:table-cell table:style-name="ce110" table:formula="of:=IF(AND([.$U20] = 1;NOT([.R20]=&quot;&quot;));[.R20];&quot;&quot;)" office:value-type="float" office:value="38" calcext:value-type="float">
            <text:p>38</text:p>
          </table:table-cell>
          <table:table-cell table:style-name="ce110" table:formula="of:=IF(AND([.$U20] = 1;NOT([.S20]=&quot;&quot;));[.S20];&quot;&quot;)" office:value-type="float" office:value="2.3828670062" calcext:value-type="float">
            <text:p>2.3828670062</text:p>
          </table:table-cell>
          <table:table-cell table:style-name="ce110" table:formula="of:=IF(AND([.$U20] = 1;NOT([.T20]=&quot;&quot;));[.T20];&quot;&quot;)" office:value-type="float" office:value="-1" calcext:value-type="float">
            <text:p>-1</text:p>
          </table:table-cell>
          <table:table-cell table:style-name="ce110" table:formula="of:=IF(AND([.$U20] = 1;NOT([.U20]=&quot;&quot;));[.U20];&quot;&quot;)" office:value-type="float" office:value="1" calcext:value-type="float">
            <text:p>1</text:p>
          </table:table-cell>
          <table:table-cell table:style-name="ce110" table:formula="of:=IF(AND([.$U20] = 1;NOT([.V20]=&quot;&quot;));[.V20];&quot;&quot;)" office:value-type="float" office:value="0" calcext:value-type="float">
            <text:p>0</text:p>
          </table:table-cell>
          <table:table-cell table:style-name="ce110" table:formula="of:=IF(AND([.$U20] = 1;NOT([.W20]=&quot;&quot;));[.W20];&quot;&quot;)">
            <text:p/>
          </table:table-cell>
          <table:table-cell table:style-name="ce110" table:formula="of:=IF(AND([.$U20] = 1;NOT([.X20]=&quot;&quot;));[.X20];&quot;&quot;)">
            <text:p/>
          </table:table-cell>
          <table:table-cell table:style-name="ce110" table:formula="of:=IF(AND([.$U20] = 1;NOT([.Y20]=&quot;&quot;));[.Y20];&quot;&quot;)" office:value-type="float" office:value="16" calcext:value-type="float">
            <text:p>16</text:p>
          </table:table-cell>
          <table:table-cell table:style-name="ce121" table:formula="of:=IF(AND([.$U20] = 1;NOT([.Z20]=&quot;&quot;));[.Z20];&quot;&quot;)" office:value-type="float" office:value="0.1294" calcext:value-type="float">
            <text:p>0.12940</text:p>
          </table:table-cell>
          <table:table-cell table:style-name="ce25" table:formula="of:=IF(AND([.$U20] = 1;NOT([.AA20]=&quot;&quot;));[.AA20];&quot;&quot;)" office:value-type="float" office:value="-0.7884" calcext:value-type="float">
            <text:p>-0.7884</text:p>
          </table:table-cell>
          <table:table-cell table:style-name="Default" table:number-columns-repeated="3"/>
          <table:table-cell table:style-name="ce4" table:formula="of:=IF(AND([.$U20] = 0;NOT([.A20]=&quot;&quot;));[.A20];&quot;&quot;)">
            <text:p/>
          </table:table-cell>
          <table:table-cell table:style-name="ce110" table:formula="of:=IF(AND([.$U20] = 0;NOT([.B20]=&quot;&quot;));[.B20];&quot;&quot;)">
            <text:p/>
          </table:table-cell>
          <table:table-cell table:style-name="ce110" table:formula="of:=IF(AND([.$U20] = 0;NOT([.C20]=&quot;&quot;));[.C20];&quot;&quot;)">
            <text:p/>
          </table:table-cell>
          <table:table-cell table:style-name="ce110" table:formula="of:=IF(AND([.$U20] = 0;NOT([.D20]=&quot;&quot;));[.D20];&quot;&quot;)">
            <text:p/>
          </table:table-cell>
          <table:table-cell table:style-name="ce110" table:formula="of:=IF(AND([.$U20] = 0;NOT([.E20]=&quot;&quot;));[.E20];&quot;&quot;)">
            <text:p/>
          </table:table-cell>
          <table:table-cell table:style-name="ce110" table:formula="of:=IF(AND([.$U20] = 0;NOT([.F20]=&quot;&quot;));[.F20];&quot;&quot;)">
            <text:p/>
          </table:table-cell>
          <table:table-cell table:style-name="ce110" table:formula="of:=IF(AND([.$U20] = 0;NOT([.G20]=&quot;&quot;));[.G20];&quot;&quot;)">
            <text:p/>
          </table:table-cell>
          <table:table-cell table:style-name="ce110" table:formula="of:=IF(AND([.$U20] = 0;NOT([.H20]=&quot;&quot;));[.H20];&quot;&quot;)">
            <text:p/>
          </table:table-cell>
          <table:table-cell table:style-name="ce110" table:formula="of:=IF(AND([.$U20] = 0;NOT([.I20]=&quot;&quot;));[.I20];&quot;&quot;)">
            <text:p/>
          </table:table-cell>
          <table:table-cell table:style-name="ce110" table:formula="of:=IF(AND([.$U20] = 0;NOT([.J20]=&quot;&quot;));[.J20];&quot;&quot;)">
            <text:p/>
          </table:table-cell>
          <table:table-cell table:style-name="ce113" table:formula="of:=IF(AND([.$U20] = 0;NOT([.K20]=&quot;&quot;));[.K20];&quot;&quot;)">
            <text:p/>
          </table:table-cell>
          <table:table-cell table:style-name="ce113" table:formula="of:=IF(AND([.$U20] = 0;NOT([.L20]=&quot;&quot;));[.L20];&quot;&quot;)">
            <text:p/>
          </table:table-cell>
          <table:table-cell table:style-name="ce110" table:formula="of:=IF(AND([.$U20] = 0;NOT([.M20]=&quot;&quot;));[.M20];&quot;&quot;)">
            <text:p/>
          </table:table-cell>
          <table:table-cell table:style-name="ce110" table:formula="of:=IF(AND([.$U20] = 0;NOT([.N20]=&quot;&quot;));[.N20];&quot;&quot;)">
            <text:p/>
          </table:table-cell>
          <table:table-cell table:style-name="ce110" table:formula="of:=IF(AND([.$U20] = 0;NOT([.O20]=&quot;&quot;));[.O20];&quot;&quot;)">
            <text:p/>
          </table:table-cell>
          <table:table-cell table:style-name="ce110" table:formula="of:=IF(AND([.$U20] = 0;NOT([.P20]=&quot;&quot;));[.P20];&quot;&quot;)">
            <text:p/>
          </table:table-cell>
          <table:table-cell table:style-name="ce110" table:formula="of:=IF(AND([.$U20] = 0;NOT([.Q20]=&quot;&quot;));[.Q20];&quot;&quot;)">
            <text:p/>
          </table:table-cell>
          <table:table-cell table:style-name="ce110" table:formula="of:=IF(AND([.$U20] = 0;NOT([.R20]=&quot;&quot;));[.R20];&quot;&quot;)">
            <text:p/>
          </table:table-cell>
          <table:table-cell table:style-name="ce110" table:formula="of:=IF(AND([.$U20] = 0;NOT([.S20]=&quot;&quot;));[.S20];&quot;&quot;)">
            <text:p/>
          </table:table-cell>
          <table:table-cell table:style-name="ce110" table:formula="of:=IF(AND([.$U20] = 0;NOT([.T20]=&quot;&quot;));[.T20];&quot;&quot;)">
            <text:p/>
          </table:table-cell>
          <table:table-cell table:style-name="ce110" table:formula="of:=IF(AND([.$U20] = 0;NOT([.U20]=&quot;&quot;));[.U20];&quot;&quot;)">
            <text:p/>
          </table:table-cell>
          <table:table-cell table:style-name="ce110" table:formula="of:=IF(AND([.$U20] = 0;NOT([.V20]=&quot;&quot;));[.V20];&quot;&quot;)">
            <text:p/>
          </table:table-cell>
          <table:table-cell table:style-name="ce110" table:formula="of:=IF(AND([.$U20] = 0;NOT([.W20]=&quot;&quot;));[.W20];&quot;&quot;)">
            <text:p/>
          </table:table-cell>
          <table:table-cell table:style-name="ce110" table:formula="of:=IF(AND([.$U20] = 0;NOT([.X20]=&quot;&quot;));[.X20];&quot;&quot;)">
            <text:p/>
          </table:table-cell>
          <table:table-cell table:style-name="ce110" table:formula="of:=IF(AND([.$U20] = 0;NOT([.Y20]=&quot;&quot;));[.Y20];&quot;&quot;)">
            <text:p/>
          </table:table-cell>
          <table:table-cell table:style-name="ce110" table:formula="of:=IF(AND([.$U20] = 0;NOT([.Z20]=&quot;&quot;));[.Z20];&quot;&quot;)">
            <text:p/>
          </table:table-cell>
          <table:table-cell table:style-name="ce25" table:formula="of:=IF(AND([.$U20] = 0;NOT([.AA20]=&quot;&quot;));[.AA20];&quot;&quot;)">
            <text:p/>
          </table:table-cell>
          <table:table-cell table:style-name="Default" table:number-columns-repeated="3"/>
          <table:table-cell table:style-name="ce126" table:formula="of:=IF(AND(0.1&lt;[.$Z20];[.$Z20]&lt;0.25; NOT([.A20]=&quot;&quot;));[.A20];&quot;&quot;)" office:value-type="float" office:value="16" calcext:value-type="float">
            <text:p>16.0000</text:p>
          </table:table-cell>
          <table:table-cell table:style-name="ce44" table:formula="of:=IF(AND(0.1&lt;[.$Z20];[.$Z20]&lt;0.25; NOT([.B20]=&quot;&quot;));[.B20];&quot;&quot;)" office:value-type="float" office:value="1.72788" calcext:value-type="float">
            <text:p>1.7279</text:p>
          </table:table-cell>
          <table:table-cell table:style-name="ce44" table:formula="of:=IF(AND(0.1&lt;[.$Z20];[.$Z20]&lt;0.25; NOT([.C20]=&quot;&quot;));[.C20];&quot;&quot;)" office:value-type="float" office:value="-1.5708" calcext:value-type="float">
            <text:p>-1.5708</text:p>
          </table:table-cell>
          <table:table-cell table:style-name="ce44" table:formula="of:=IF(AND(0.1&lt;[.$Z20];[.$Z20]&lt;0.25; NOT([.D20]=&quot;&quot;));[.D20];&quot;&quot;)" office:value-type="float" office:value="1.85005" calcext:value-type="float">
            <text:p>1.8501</text:p>
          </table:table-cell>
          <table:table-cell table:style-name="ce44" table:formula="of:=IF(AND(0.1&lt;[.$Z20];[.$Z20]&lt;0.25; NOT([.E20]=&quot;&quot;));[.E20];&quot;&quot;)" office:value-type="float" office:value="-2.16421" calcext:value-type="float">
            <text:p>-2.1642</text:p>
          </table:table-cell>
          <table:table-cell table:style-name="ce44" table:formula="of:=IF(AND(0.1&lt;[.$Z20];[.$Z20]&lt;0.25; NOT([.F20]=&quot;&quot;));[.F20];&quot;&quot;)" office:value-type="float" office:value="-1.48353" calcext:value-type="float">
            <text:p>-1.4835</text:p>
          </table:table-cell>
          <table:table-cell table:style-name="ce44" table:formula="of:=IF(AND(0.1&lt;[.$Z20];[.$Z20]&lt;0.25; NOT([.G20]=&quot;&quot;));[.G20];&quot;&quot;)" office:value-type="float" office:value="-1.76278" calcext:value-type="float">
            <text:p>-1.7628</text:p>
          </table:table-cell>
          <table:table-cell table:style-name="ce44" table:formula="of:=IF(AND(0.1&lt;[.$Z20];[.$Z20]&lt;0.25; NOT([.H20]=&quot;&quot;));[.H20];&quot;&quot;)">
            <text:p/>
          </table:table-cell>
          <table:table-cell table:style-name="ce44" table:formula="of:=IF(AND(0.1&lt;[.$Z20];[.$Z20]&lt;0.25; NOT([.I20]=&quot;&quot;));[.I20];&quot;&quot;)">
            <text:p/>
          </table:table-cell>
          <table:table-cell table:style-name="ce44" table:formula="of:=IF(AND(0.1&lt;[.$Z20];[.$Z20]&lt;0.25; NOT([.J20]=&quot;&quot;));[.J20];&quot;&quot;)" office:value-type="float" office:value="17" calcext:value-type="float">
            <text:p>17.0000</text:p>
          </table:table-cell>
          <table:table-cell table:style-name="ce44" table:formula="of:=IF(AND(0.1&lt;[.$Z20];[.$Z20]&lt;0.25; NOT([.K20]=&quot;&quot;));[.K20];&quot;&quot;)" office:value-type="float" office:value="0.3422" calcext:value-type="float">
            <text:p>0.3422</text:p>
          </table:table-cell>
          <table:table-cell table:style-name="ce44" table:formula="of:=IF(AND(0.1&lt;[.$Z20];[.$Z20]&lt;0.25; NOT([.L20]=&quot;&quot;));[.L20];&quot;&quot;)" office:value-type="float" office:value="-0.1958" calcext:value-type="float">
            <text:p>-0.1958</text:p>
          </table:table-cell>
          <table:table-cell table:style-name="ce44" table:formula="of:=IF(AND(0.1&lt;[.$Z20];[.$Z20]&lt;0.25; NOT([.M20]=&quot;&quot;));[.M20];&quot;&quot;)">
            <text:p/>
          </table:table-cell>
          <table:table-cell table:style-name="ce44" table:formula="of:=IF(AND(0.1&lt;[.$Z20];[.$Z20]&lt;0.25; NOT([.N20]=&quot;&quot;));[.N20];&quot;&quot;)">
            <text:p/>
          </table:table-cell>
          <table:table-cell table:style-name="ce44" table:formula="of:=IF(AND(0.1&lt;[.$Z20];[.$Z20]&lt;0.25; NOT([.O20]=&quot;&quot;));[.O20];&quot;&quot;)" office:value-type="float" office:value="16" calcext:value-type="float">
            <text:p>16.0000</text:p>
          </table:table-cell>
          <table:table-cell table:style-name="ce44" table:formula="of:=IF(AND(0.1&lt;[.$Z20];[.$Z20]&lt;0.25; NOT([.P20]=&quot;&quot;));[.P20];&quot;&quot;)" office:value-type="float" office:value="2.3839" calcext:value-type="float">
            <text:p>2.3839</text:p>
          </table:table-cell>
          <table:table-cell table:style-name="ce44" table:formula="of:=IF(AND(0.1&lt;[.$Z20];[.$Z20]&lt;0.25; NOT([.Q20]=&quot;&quot;));[.Q20];&quot;&quot;)" office:value-type="float" office:value="-2.3839" calcext:value-type="float">
            <text:p>-2.3839</text:p>
          </table:table-cell>
          <table:table-cell table:style-name="ce44" table:formula="of:=IF(AND(0.1&lt;[.$Z20];[.$Z20]&lt;0.25; NOT([.R20]=&quot;&quot;));[.R20];&quot;&quot;)" office:value-type="float" office:value="38" calcext:value-type="float">
            <text:p>38.0000</text:p>
          </table:table-cell>
          <table:table-cell table:style-name="ce44" table:formula="of:=IF(AND(0.1&lt;[.$Z20];[.$Z20]&lt;0.25; NOT([.S20]=&quot;&quot;));[.S20];&quot;&quot;)" office:value-type="float" office:value="2.3828670062" calcext:value-type="float">
            <text:p>2.3829</text:p>
          </table:table-cell>
          <table:table-cell table:style-name="ce44" table:formula="of:=IF(AND(0.1&lt;[.$Z20];[.$Z20]&lt;0.25; NOT([.T20]=&quot;&quot;));[.T20];&quot;&quot;)" office:value-type="float" office:value="-1" calcext:value-type="float">
            <text:p>-1.0000</text:p>
          </table:table-cell>
          <table:table-cell table:style-name="ce44" table:formula="of:=IF(AND(0.1&lt;[.$Z20];[.$Z20]&lt;0.25; NOT([.U20]=&quot;&quot;));[.U20];&quot;&quot;)" office:value-type="float" office:value="1" calcext:value-type="float">
            <text:p>1.0000</text:p>
          </table:table-cell>
          <table:table-cell table:style-name="ce44" table:formula="of:=IF(AND(0.1&lt;[.$Z20];[.$Z20]&lt;0.25; NOT([.V20]=&quot;&quot;));[.V20];&quot;&quot;)" office:value-type="float" office:value="0" calcext:value-type="float">
            <text:p>0.0000</text:p>
          </table:table-cell>
          <table:table-cell table:style-name="ce44" table:formula="of:=IF(AND(0.1&lt;[.$Z20];[.$Z20]&lt;0.25; NOT([.W20]=&quot;&quot;));[.W20];&quot;&quot;)">
            <text:p/>
          </table:table-cell>
          <table:table-cell table:style-name="ce44" table:formula="of:=IF(AND(0.1&lt;[.$Z20];[.$Z20]&lt;0.25; NOT([.X20]=&quot;&quot;));[.X20];&quot;&quot;)">
            <text:p/>
          </table:table-cell>
          <table:table-cell table:style-name="ce44" table:formula="of:=IF(AND(0.1&lt;[.$Z20];[.$Z20]&lt;0.25; NOT([.Y20]=&quot;&quot;));[.Y20];&quot;&quot;)" office:value-type="float" office:value="16" calcext:value-type="float">
            <text:p>16.0000</text:p>
          </table:table-cell>
          <table:table-cell table:style-name="ce44" table:formula="of:=IF(AND(0.1&lt;[.$Z20];[.$Z20]&lt;0.25; NOT([.Z20]=&quot;&quot;));[.Z20];&quot;&quot;)" office:value-type="float" office:value="0.1294" calcext:value-type="float">
            <text:p>0.1294</text:p>
          </table:table-cell>
          <table:table-cell table:style-name="ce44" table:formula="of:=IF(AND(0.1&lt;[.$Z20];[.$Z20]&lt;0.25; NOT([.AA20]=&quot;&quot;));[.AA20];&quot;&quot;)" office:value-type="float" office:value="-0.7884" calcext:value-type="float">
            <text:p>-0.7884</text:p>
          </table:table-cell>
          <table:table-cell table:style-name="Default" table:number-columns-repeated="3"/>
          <table:table-cell table:style-name="ce126" table:formula="of:=IF(AND(OR(0.1&gt;[.$Z20];[.$Z20]&gt;0.25);NOT([.A20]=&quot;&quot;));[.A20];&quot;&quot;)">
            <text:p/>
          </table:table-cell>
          <table:table-cell table:style-name="ce44" table:formula="of:=IF(AND(OR(0.1&gt;[.$Z20];[.$Z20]&gt;0.25);NOT([.B20]=&quot;&quot;));[.B20];&quot;&quot;)">
            <text:p/>
          </table:table-cell>
          <table:table-cell table:style-name="ce44" table:formula="of:=IF(AND(OR(0.1&gt;[.$Z20];[.$Z20]&gt;0.25);NOT([.C20]=&quot;&quot;));[.C20];&quot;&quot;)">
            <text:p/>
          </table:table-cell>
          <table:table-cell table:style-name="ce44" table:formula="of:=IF(AND(OR(0.1&gt;[.$Z20];[.$Z20]&gt;0.25);NOT([.D20]=&quot;&quot;));[.D20];&quot;&quot;)">
            <text:p/>
          </table:table-cell>
          <table:table-cell table:style-name="ce44" table:formula="of:=IF(AND(OR(0.1&gt;[.$Z20];[.$Z20]&gt;0.25);NOT([.E20]=&quot;&quot;));[.E20];&quot;&quot;)">
            <text:p/>
          </table:table-cell>
          <table:table-cell table:style-name="ce44" table:formula="of:=IF(AND(OR(0.1&gt;[.$Z20];[.$Z20]&gt;0.25);NOT([.F20]=&quot;&quot;));[.F20];&quot;&quot;)">
            <text:p/>
          </table:table-cell>
          <table:table-cell table:style-name="ce44" table:formula="of:=IF(AND(OR(0.1&gt;[.$Z20];[.$Z20]&gt;0.25);NOT([.G20]=&quot;&quot;));[.G20];&quot;&quot;)">
            <text:p/>
          </table:table-cell>
          <table:table-cell table:style-name="ce44" table:formula="of:=IF(AND(OR(0.1&gt;[.$Z20];[.$Z20]&gt;0.25);NOT([.H20]=&quot;&quot;));[.H20];&quot;&quot;)">
            <text:p/>
          </table:table-cell>
          <table:table-cell table:style-name="ce44" table:formula="of:=IF(AND(OR(0.1&gt;[.$Z20];[.$Z20]&gt;0.25);NOT([.I20]=&quot;&quot;));[.I20];&quot;&quot;)">
            <text:p/>
          </table:table-cell>
          <table:table-cell table:style-name="ce44" table:formula="of:=IF(AND(OR(0.1&gt;[.$Z20];[.$Z20]&gt;0.25);NOT([.J20]=&quot;&quot;));[.J20];&quot;&quot;)">
            <text:p/>
          </table:table-cell>
          <table:table-cell table:style-name="ce44" table:formula="of:=IF(AND(OR(0.1&gt;[.$Z20];[.$Z20]&gt;0.25);NOT([.K20]=&quot;&quot;));[.K20];&quot;&quot;)">
            <text:p/>
          </table:table-cell>
          <table:table-cell table:style-name="ce44" table:formula="of:=IF(AND(OR(0.1&gt;[.$Z20];[.$Z20]&gt;0.25);NOT([.L20]=&quot;&quot;));[.L20];&quot;&quot;)">
            <text:p/>
          </table:table-cell>
          <table:table-cell table:style-name="ce44" table:formula="of:=IF(AND(OR(0.1&gt;[.$Z20];[.$Z20]&gt;0.25);NOT([.M20]=&quot;&quot;));[.M20];&quot;&quot;)">
            <text:p/>
          </table:table-cell>
          <table:table-cell table:style-name="ce44" table:formula="of:=IF(AND(OR(0.1&gt;[.$Z20];[.$Z20]&gt;0.25);NOT([.N20]=&quot;&quot;));[.N20];&quot;&quot;)">
            <text:p/>
          </table:table-cell>
          <table:table-cell table:style-name="ce128" table:formula="of:=IF(AND(OR(0.1&gt;[.$Z20];[.$Z20]&gt;0.25);NOT([.O20]=&quot;&quot;));[.O20];&quot;&quot;)">
            <text:p/>
          </table:table-cell>
          <table:table-cell table:style-name="ce44" table:formula="of:=IF(AND(OR(0.1&gt;[.$Z20];[.$Z20]&gt;0.25);NOT([.P20]=&quot;&quot;));[.P20];&quot;&quot;)">
            <text:p/>
          </table:table-cell>
          <table:table-cell table:style-name="ce44" table:formula="of:=IF(AND(OR(0.1&gt;[.$Z20];[.$Z20]&gt;0.25);NOT([.Q20]=&quot;&quot;));[.Q20];&quot;&quot;)">
            <text:p/>
          </table:table-cell>
          <table:table-cell table:style-name="ce44" table:formula="of:=IF(AND(OR(0.1&gt;[.$Z20];[.$Z20]&gt;0.25);NOT([.R20]=&quot;&quot;));[.R20];&quot;&quot;)">
            <text:p/>
          </table:table-cell>
          <table:table-cell table:style-name="ce44" table:formula="of:=IF(AND(OR(0.1&gt;[.$Z20];[.$Z20]&gt;0.25);NOT([.S20]=&quot;&quot;));[.S20];&quot;&quot;)">
            <text:p/>
          </table:table-cell>
          <table:table-cell table:style-name="ce44" table:formula="of:=IF(AND(OR(0.1&gt;[.$Z20];[.$Z20]&gt;0.25);NOT([.T20]=&quot;&quot;));[.T20];&quot;&quot;)">
            <text:p/>
          </table:table-cell>
          <table:table-cell table:style-name="ce44" table:formula="of:=IF(AND(OR(0.1&gt;[.$Z20];[.$Z20]&gt;0.25);NOT([.U20]=&quot;&quot;));[.U20];&quot;&quot;)">
            <text:p/>
          </table:table-cell>
          <table:table-cell table:style-name="ce44" table:formula="of:=IF(AND(OR(0.1&gt;[.$Z20];[.$Z20]&gt;0.25);NOT([.V20]=&quot;&quot;));[.V20];&quot;&quot;)">
            <text:p/>
          </table:table-cell>
          <table:table-cell table:style-name="ce44" table:formula="of:=IF(AND(OR(0.1&gt;[.$Z20];[.$Z20]&gt;0.25);NOT([.W20]=&quot;&quot;));[.W20];&quot;&quot;)">
            <text:p/>
          </table:table-cell>
          <table:table-cell table:style-name="ce44" table:formula="of:=IF(AND(OR(0.1&gt;[.$Z20];[.$Z20]&gt;0.25);NOT([.X20]=&quot;&quot;));[.X20];&quot;&quot;)">
            <text:p/>
          </table:table-cell>
          <table:table-cell table:style-name="ce128" table:formula="of:=IF(AND(OR(0.1&gt;[.$Z20];[.$Z20]&gt;0.25);NOT([.Y20]=&quot;&quot;));[.Y20];&quot;&quot;)">
            <text:p/>
          </table:table-cell>
          <table:table-cell table:style-name="ce44" table:formula="of:=IF(AND(OR(0.1&gt;[.$Z20];[.$Z20]&gt;0.25);NOT([.Z20]=&quot;&quot;));[.Z20];&quot;&quot;)">
            <text:p/>
          </table:table-cell>
          <table:table-cell table:style-name="ce44" table:formula="of:=IF(AND(OR(0.1&gt;[.$Z20];[.$Z20]&gt;0.25);NOT([.AA20]=&quot;&quot;));[.AA20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18" calcext:value-type="float">
            <text:p>18</text:p>
          </table:table-cell>
          <table:table-cell table:style-name="ce15" office:value-type="float" office:value="0.3119" calcext:value-type="float">
            <text:p>0.3119</text:p>
          </table:table-cell>
          <table:table-cell table:style-name="ce15" office:value-type="float" office:value="-0.2673" calcext:value-type="float">
            <text:p>-0.2673</text:p>
          </table:table-cell>
          <table:table-cell table:style-name="Default" table:number-columns-repeated="2"/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2.3304" calcext:value-type="float">
            <text:p>2.3304</text:p>
          </table:table-cell>
          <table:table-cell table:style-name="ce10" office:value-type="float" office:value="-2.3304" calcext:value-type="float">
            <text:p>-2.3304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1115590863" calcext:value-type="float">
            <text:p>2.1115590863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0.2277" calcext:value-type="float">
            <text:p>0.2277</text:p>
          </table:table-cell>
          <table:table-cell table:style-name="ce25" office:value-type="float" office:value="-0.7553" calcext:value-type="float">
            <text:p>-0.7553</text:p>
          </table:table-cell>
          <table:table-cell table:style-name="Default" table:number-columns-repeated="3"/>
          <table:table-cell table:style-name="ce31" table:formula="of:=IF(AND(0.15&lt;[.$Z21];[.$Z21]&lt;0.2; NOT([.A21]=&quot;&quot;));[.A21];&quot;&quot;)">
            <text:p/>
          </table:table-cell>
          <table:table-cell table:style-name="ce33" table:formula="of:=IF(AND(0.15&lt;[.$Z21];[.$Z21]&lt;0.2; NOT([.B21]=&quot;&quot;));[.B21];&quot;&quot;)">
            <text:p/>
          </table:table-cell>
          <table:table-cell table:style-name="ce33" table:formula="of:=IF(AND(0.15&lt;[.$Z21];[.$Z21]&lt;0.2; NOT([.C21]=&quot;&quot;));[.C21];&quot;&quot;)">
            <text:p/>
          </table:table-cell>
          <table:table-cell table:style-name="ce33" table:formula="of:=IF(AND(0.15&lt;[.$Z21];[.$Z21]&lt;0.2; NOT([.D21]=&quot;&quot;));[.D21];&quot;&quot;)">
            <text:p/>
          </table:table-cell>
          <table:table-cell table:style-name="ce33" table:formula="of:=IF(AND(0.15&lt;[.$Z21];[.$Z21]&lt;0.2; NOT([.E21]=&quot;&quot;));[.E21];&quot;&quot;)">
            <text:p/>
          </table:table-cell>
          <table:table-cell table:style-name="ce33" table:formula="of:=IF(AND(0.15&lt;[.$Z21];[.$Z21]&lt;0.2; NOT([.F21]=&quot;&quot;));[.F21];&quot;&quot;)">
            <text:p/>
          </table:table-cell>
          <table:table-cell table:style-name="ce33" table:formula="of:=IF(AND(0.15&lt;[.$Z21];[.$Z21]&lt;0.2; NOT([.G21]=&quot;&quot;));[.G21];&quot;&quot;)">
            <text:p/>
          </table:table-cell>
          <table:table-cell table:style-name="ce33" table:formula="of:=IF(AND(0.15&lt;[.$Z21];[.$Z21]&lt;0.2; NOT([.H21]=&quot;&quot;));[.H21];&quot;&quot;)">
            <text:p/>
          </table:table-cell>
          <table:table-cell table:style-name="ce33" table:formula="of:=IF(AND(0.15&lt;[.$Z21];[.$Z21]&lt;0.2; NOT([.I21]=&quot;&quot;));[.I21];&quot;&quot;)">
            <text:p/>
          </table:table-cell>
          <table:table-cell table:style-name="ce39" table:formula="of:=IF(AND(0.15&lt;[.$Z21];[.$Z21]&lt;0.2; NOT([.J21]=&quot;&quot;));[.J21];&quot;&quot;)">
            <text:p/>
          </table:table-cell>
          <table:table-cell table:style-name="ce33" table:formula="of:=IF(AND(0.15&lt;[.$Z21];[.$Z21]&lt;0.2; NOT([.K21]=&quot;&quot;));[.K21];&quot;&quot;)">
            <text:p/>
          </table:table-cell>
          <table:table-cell table:style-name="ce33" table:formula="of:=IF(AND(0.15&lt;[.$Z21];[.$Z21]&lt;0.2; NOT([.L21]=&quot;&quot;));[.L21];&quot;&quot;)">
            <text:p/>
          </table:table-cell>
          <table:table-cell table:style-name="ce33" table:formula="of:=IF(AND(0.15&lt;[.$Z21];[.$Z21]&lt;0.2; NOT([.M21]=&quot;&quot;));[.M21];&quot;&quot;)">
            <text:p/>
          </table:table-cell>
          <table:table-cell table:style-name="ce33" table:formula="of:=IF(AND(0.15&lt;[.$Z21];[.$Z21]&lt;0.2; NOT([.N21]=&quot;&quot;));[.N21];&quot;&quot;)">
            <text:p/>
          </table:table-cell>
          <table:table-cell table:style-name="ce39" table:formula="of:=IF(AND(0.15&lt;[.$Z21];[.$Z21]&lt;0.2; NOT([.O21]=&quot;&quot;));[.O21];&quot;&quot;)">
            <text:p/>
          </table:table-cell>
          <table:table-cell table:style-name="ce33" table:formula="of:=IF(AND(0.15&lt;[.$Z21];[.$Z21]&lt;0.2; NOT([.P21]=&quot;&quot;));[.P21];&quot;&quot;)">
            <text:p/>
          </table:table-cell>
          <table:table-cell table:style-name="ce33" table:formula="of:=IF(AND(0.15&lt;[.$Z21];[.$Z21]&lt;0.2; NOT([.Q21]=&quot;&quot;));[.Q21];&quot;&quot;)">
            <text:p/>
          </table:table-cell>
          <table:table-cell table:style-name="ce33" table:formula="of:=IF(AND(0.15&lt;[.$Z21];[.$Z21]&lt;0.2; NOT([.R21]=&quot;&quot;));[.R21];&quot;&quot;)">
            <text:p/>
          </table:table-cell>
          <table:table-cell table:style-name="ce33" table:formula="of:=IF(AND(0.15&lt;[.$Z21];[.$Z21]&lt;0.2; NOT([.S21]=&quot;&quot;));[.S21];&quot;&quot;)">
            <text:p/>
          </table:table-cell>
          <table:table-cell table:style-name="ce39" table:formula="of:=IF(AND(0.15&lt;[.$Z21];[.$Z21]&lt;0.2; NOT([.T21]=&quot;&quot;));[.T21];&quot;&quot;)">
            <text:p/>
          </table:table-cell>
          <table:table-cell table:style-name="ce39" table:formula="of:=IF(AND(0.15&lt;[.$Z21];[.$Z21]&lt;0.2; NOT([.U21]=&quot;&quot;));[.U21];&quot;&quot;)">
            <text:p/>
          </table:table-cell>
          <table:table-cell table:style-name="ce33" table:formula="of:=IF(AND(0.15&lt;[.$Z21];[.$Z21]&lt;0.2; NOT([.V21]=&quot;&quot;));[.V21];&quot;&quot;)">
            <text:p/>
          </table:table-cell>
          <table:table-cell table:style-name="ce33" table:formula="of:=IF(AND(0.15&lt;[.$Z21];[.$Z21]&lt;0.2; NOT([.W21]=&quot;&quot;));[.W21];&quot;&quot;)">
            <text:p/>
          </table:table-cell>
          <table:table-cell table:style-name="ce33" table:formula="of:=IF(AND(0.15&lt;[.$Z21];[.$Z21]&lt;0.2; NOT([.X21]=&quot;&quot;));[.X21];&quot;&quot;)">
            <text:p/>
          </table:table-cell>
          <table:table-cell table:style-name="ce39" table:formula="of:=IF(AND(0.15&lt;[.$Z21];[.$Z21]&lt;0.2; NOT([.Y21]=&quot;&quot;));[.Y21];&quot;&quot;)">
            <text:p/>
          </table:table-cell>
          <table:table-cell table:style-name="ce33" table:formula="of:=IF(AND(0.15&lt;[.$Z21];[.$Z21]&lt;0.2; NOT([.Z21]=&quot;&quot;));[.Z21];&quot;&quot;)">
            <text:p/>
          </table:table-cell>
          <table:table-cell table:style-name="ce44" table:formula="of:=IF(AND(0.15&lt;[.$Z21];[.$Z21]&lt;0.2; NOT([.AA21]=&quot;&quot;));[.AA21];&quot;&quot;)">
            <text:p/>
          </table:table-cell>
          <table:table-cell table:style-name="Default" table:number-columns-repeated="3"/>
          <table:table-cell table:style-name="ce31" table:formula="of:=IF(AND(OR(0.15&gt;[.$Z21];[.$Z21]&gt;0.2);NOT([.A21]=&quot;&quot;));[.A21];&quot;&quot;)" office:value-type="float" office:value="17" calcext:value-type="float">
            <text:p>17</text:p>
          </table:table-cell>
          <table:table-cell table:style-name="ce33" table:formula="of:=IF(AND(OR(0.15&gt;[.$Z21];[.$Z21]&gt;0.2);NOT([.B21]=&quot;&quot;));[.B21];&quot;&quot;)" office:value-type="float" office:value="1.72788" calcext:value-type="float">
            <text:p>1.7279</text:p>
          </table:table-cell>
          <table:table-cell table:style-name="ce33" table:formula="of:=IF(AND(OR(0.15&gt;[.$Z21];[.$Z21]&gt;0.2);NOT([.C21]=&quot;&quot;));[.C21];&quot;&quot;)" office:value-type="float" office:value="-1.5708" calcext:value-type="float">
            <text:p>-1.5708</text:p>
          </table:table-cell>
          <table:table-cell table:style-name="ce33" table:formula="of:=IF(AND(OR(0.15&gt;[.$Z21];[.$Z21]&gt;0.2);NOT([.D21]=&quot;&quot;));[.D21];&quot;&quot;)" office:value-type="float" office:value="1.85005" calcext:value-type="float">
            <text:p>1.8501</text:p>
          </table:table-cell>
          <table:table-cell table:style-name="ce33" table:formula="of:=IF(AND(OR(0.15&gt;[.$Z21];[.$Z21]&gt;0.2);NOT([.E21]=&quot;&quot;));[.E21];&quot;&quot;)" office:value-type="float" office:value="-2.16421" calcext:value-type="float">
            <text:p>-2.1642</text:p>
          </table:table-cell>
          <table:table-cell table:style-name="ce33" table:formula="of:=IF(AND(OR(0.15&gt;[.$Z21];[.$Z21]&gt;0.2);NOT([.F21]=&quot;&quot;));[.F21];&quot;&quot;)" office:value-type="float" office:value="-1.48353" calcext:value-type="float">
            <text:p>-1.4835</text:p>
          </table:table-cell>
          <table:table-cell table:style-name="ce33" table:formula="of:=IF(AND(OR(0.15&gt;[.$Z21];[.$Z21]&gt;0.2);NOT([.G21]=&quot;&quot;));[.G21];&quot;&quot;)" office:value-type="float" office:value="-1.76278" calcext:value-type="float">
            <text:p>-1.7628</text:p>
          </table:table-cell>
          <table:table-cell table:style-name="ce33" table:formula="of:=IF(AND(OR(0.15&gt;[.$Z21];[.$Z21]&gt;0.2);NOT([.H21]=&quot;&quot;));[.H21];&quot;&quot;)">
            <text:p/>
          </table:table-cell>
          <table:table-cell table:style-name="ce33" table:formula="of:=IF(AND(OR(0.15&gt;[.$Z21];[.$Z21]&gt;0.2);NOT([.I21]=&quot;&quot;));[.I21];&quot;&quot;)">
            <text:p/>
          </table:table-cell>
          <table:table-cell table:style-name="ce39" table:formula="of:=IF(AND(OR(0.15&gt;[.$Z21];[.$Z21]&gt;0.2);NOT([.J21]=&quot;&quot;));[.J21];&quot;&quot;)" office:value-type="float" office:value="18" calcext:value-type="float">
            <text:p>18</text:p>
          </table:table-cell>
          <table:table-cell table:style-name="ce33" table:formula="of:=IF(AND(OR(0.15&gt;[.$Z21];[.$Z21]&gt;0.2);NOT([.K21]=&quot;&quot;));[.K21];&quot;&quot;)" office:value-type="float" office:value="0.3119" calcext:value-type="float">
            <text:p>0.3119</text:p>
          </table:table-cell>
          <table:table-cell table:style-name="ce33" table:formula="of:=IF(AND(OR(0.15&gt;[.$Z21];[.$Z21]&gt;0.2);NOT([.L21]=&quot;&quot;));[.L21];&quot;&quot;)" office:value-type="float" office:value="-0.2673" calcext:value-type="float">
            <text:p>-0.2673</text:p>
          </table:table-cell>
          <table:table-cell table:style-name="ce33" table:formula="of:=IF(AND(OR(0.15&gt;[.$Z21];[.$Z21]&gt;0.2);NOT([.M21]=&quot;&quot;));[.M21];&quot;&quot;)">
            <text:p/>
          </table:table-cell>
          <table:table-cell table:style-name="ce33" table:formula="of:=IF(AND(OR(0.15&gt;[.$Z21];[.$Z21]&gt;0.2);NOT([.N21]=&quot;&quot;));[.N21];&quot;&quot;)">
            <text:p/>
          </table:table-cell>
          <table:table-cell table:style-name="ce39" table:formula="of:=IF(AND(OR(0.15&gt;[.$Z21];[.$Z21]&gt;0.2);NOT([.O21]=&quot;&quot;));[.O21];&quot;&quot;)" office:value-type="float" office:value="17" calcext:value-type="float">
            <text:p>17</text:p>
          </table:table-cell>
          <table:table-cell table:style-name="ce33" table:formula="of:=IF(AND(OR(0.15&gt;[.$Z21];[.$Z21]&gt;0.2);NOT([.P21]=&quot;&quot;));[.P21];&quot;&quot;)" office:value-type="float" office:value="2.3304" calcext:value-type="float">
            <text:p>2.3304</text:p>
          </table:table-cell>
          <table:table-cell table:style-name="ce33" table:formula="of:=IF(AND(OR(0.15&gt;[.$Z21];[.$Z21]&gt;0.2);NOT([.Q21]=&quot;&quot;));[.Q21];&quot;&quot;)" office:value-type="float" office:value="-2.3304" calcext:value-type="float">
            <text:p>-2.3304</text:p>
          </table:table-cell>
          <table:table-cell table:style-name="ce33" table:formula="of:=IF(AND(OR(0.15&gt;[.$Z21];[.$Z21]&gt;0.2);NOT([.R21]=&quot;&quot;));[.R21];&quot;&quot;)" office:value-type="float" office:value="38" calcext:value-type="float">
            <text:p>38.0000</text:p>
          </table:table-cell>
          <table:table-cell table:style-name="ce33" table:formula="of:=IF(AND(OR(0.15&gt;[.$Z21];[.$Z21]&gt;0.2);NOT([.S21]=&quot;&quot;));[.S21];&quot;&quot;)" office:value-type="float" office:value="2.1115590863" calcext:value-type="float">
            <text:p>2.1116</text:p>
          </table:table-cell>
          <table:table-cell table:style-name="ce39" table:formula="of:=IF(AND(OR(0.15&gt;[.$Z21];[.$Z21]&gt;0.2);NOT([.T21]=&quot;&quot;));[.T21];&quot;&quot;)" office:value-type="float" office:value="-1" calcext:value-type="float">
            <text:p>-1</text:p>
          </table:table-cell>
          <table:table-cell table:style-name="ce39" table:formula="of:=IF(AND(OR(0.15&gt;[.$Z21];[.$Z21]&gt;0.2);NOT([.U21]=&quot;&quot;));[.U21];&quot;&quot;)" office:value-type="float" office:value="1" calcext:value-type="float">
            <text:p>1</text:p>
          </table:table-cell>
          <table:table-cell table:style-name="ce33" table:formula="of:=IF(AND(OR(0.15&gt;[.$Z21];[.$Z21]&gt;0.2);NOT([.V21]=&quot;&quot;));[.V21];&quot;&quot;)" office:value-type="float" office:value="0" calcext:value-type="float">
            <text:p>0.0000</text:p>
          </table:table-cell>
          <table:table-cell table:style-name="ce33" table:formula="of:=IF(AND(OR(0.15&gt;[.$Z21];[.$Z21]&gt;0.2);NOT([.W21]=&quot;&quot;));[.W21];&quot;&quot;)">
            <text:p/>
          </table:table-cell>
          <table:table-cell table:style-name="ce33" table:formula="of:=IF(AND(OR(0.15&gt;[.$Z21];[.$Z21]&gt;0.2);NOT([.X21]=&quot;&quot;));[.X21];&quot;&quot;)">
            <text:p/>
          </table:table-cell>
          <table:table-cell table:style-name="ce39" table:formula="of:=IF(AND(OR(0.15&gt;[.$Z21];[.$Z21]&gt;0.2);NOT([.Y21]=&quot;&quot;));[.Y21];&quot;&quot;)" office:value-type="float" office:value="17" calcext:value-type="float">
            <text:p>17</text:p>
          </table:table-cell>
          <table:table-cell table:style-name="ce33" table:formula="of:=IF(AND(OR(0.15&gt;[.$Z21];[.$Z21]&gt;0.2);NOT([.Z21]=&quot;&quot;));[.Z21];&quot;&quot;)" office:value-type="float" office:value="0.2277" calcext:value-type="float">
            <text:p>0.2277</text:p>
          </table:table-cell>
          <table:table-cell table:style-name="ce44" table:formula="of:=IF(AND(OR(0.15&gt;[.$Z21];[.$Z21]&gt;0.2);NOT([.AA21]=&quot;&quot;));[.AA21];&quot;&quot;)" office:value-type="float" office:value="-0.7553" calcext:value-type="float">
            <text:p>-0.7553</text:p>
          </table:table-cell>
          <table:table-cell table:style-name="Default" table:number-columns-repeated="3"/>
          <table:table-cell table:style-name="ce4" table:formula="of:=IF(AND([.$U21] = 1;NOT([.A21]=&quot;&quot;));[.A21];&quot;&quot;)" office:value-type="float" office:value="17" calcext:value-type="float">
            <text:p>17</text:p>
          </table:table-cell>
          <table:table-cell table:style-name="ce110" table:formula="of:=IF(AND([.$U21] = 1;NOT([.B21]=&quot;&quot;));[.B21];&quot;&quot;)" office:value-type="float" office:value="1.72788" calcext:value-type="float">
            <text:p>1.72788</text:p>
          </table:table-cell>
          <table:table-cell table:style-name="ce110" table:formula="of:=IF(AND([.$U21] = 1;NOT([.C21]=&quot;&quot;));[.C21];&quot;&quot;)" office:value-type="float" office:value="-1.5708" calcext:value-type="float">
            <text:p>-1.5708</text:p>
          </table:table-cell>
          <table:table-cell table:style-name="ce110" table:formula="of:=IF(AND([.$U21] = 1;NOT([.D21]=&quot;&quot;));[.D21];&quot;&quot;)" office:value-type="float" office:value="1.85005" calcext:value-type="float">
            <text:p>1.85005</text:p>
          </table:table-cell>
          <table:table-cell table:style-name="ce110" table:formula="of:=IF(AND([.$U21] = 1;NOT([.E21]=&quot;&quot;));[.E21];&quot;&quot;)" office:value-type="float" office:value="-2.16421" calcext:value-type="float">
            <text:p>-2.16421</text:p>
          </table:table-cell>
          <table:table-cell table:style-name="ce110" table:formula="of:=IF(AND([.$U21] = 1;NOT([.F21]=&quot;&quot;));[.F21];&quot;&quot;)" office:value-type="float" office:value="-1.48353" calcext:value-type="float">
            <text:p>-1.48353</text:p>
          </table:table-cell>
          <table:table-cell table:style-name="ce110" table:formula="of:=IF(AND([.$U21] = 1;NOT([.G21]=&quot;&quot;));[.G21];&quot;&quot;)" office:value-type="float" office:value="-1.76278" calcext:value-type="float">
            <text:p>-1.76278</text:p>
          </table:table-cell>
          <table:table-cell table:style-name="ce110" table:formula="of:=IF(AND([.$U21] = 1;NOT([.H21]=&quot;&quot;));[.H21];&quot;&quot;)">
            <text:p/>
          </table:table-cell>
          <table:table-cell table:style-name="ce110" table:formula="of:=IF(AND([.$U21] = 1;NOT([.I21]=&quot;&quot;));[.I21];&quot;&quot;)">
            <text:p/>
          </table:table-cell>
          <table:table-cell table:style-name="ce110" table:formula="of:=IF(AND([.$U21] = 1;NOT([.J21]=&quot;&quot;));[.J21];&quot;&quot;)" office:value-type="float" office:value="18" calcext:value-type="float">
            <text:p>18</text:p>
          </table:table-cell>
          <table:table-cell table:style-name="ce110" table:formula="of:=IF(AND([.$U21] = 1;NOT([.K21]=&quot;&quot;));[.K21];&quot;&quot;)" office:value-type="float" office:value="0.3119" calcext:value-type="float">
            <text:p>0.3119</text:p>
          </table:table-cell>
          <table:table-cell table:style-name="ce110" table:formula="of:=IF(AND([.$U21] = 1;NOT([.L21]=&quot;&quot;));[.L21];&quot;&quot;)" office:value-type="float" office:value="-0.2673" calcext:value-type="float">
            <text:p>-0.2673</text:p>
          </table:table-cell>
          <table:table-cell table:style-name="ce110" table:formula="of:=IF(AND([.$U21] = 1;NOT([.M21]=&quot;&quot;));[.M21];&quot;&quot;)">
            <text:p/>
          </table:table-cell>
          <table:table-cell table:style-name="ce110" table:formula="of:=IF(AND([.$U21] = 1;NOT([.N21]=&quot;&quot;));[.N21];&quot;&quot;)">
            <text:p/>
          </table:table-cell>
          <table:table-cell table:style-name="ce110" table:formula="of:=IF(AND([.$U21] = 1;NOT([.O21]=&quot;&quot;));[.O21];&quot;&quot;)" office:value-type="float" office:value="17" calcext:value-type="float">
            <text:p>17</text:p>
          </table:table-cell>
          <table:table-cell table:style-name="ce110" table:formula="of:=IF(AND([.$U21] = 1;NOT([.P21]=&quot;&quot;));[.P21];&quot;&quot;)" office:value-type="float" office:value="2.3304" calcext:value-type="float">
            <text:p>2.3304</text:p>
          </table:table-cell>
          <table:table-cell table:style-name="ce110" table:formula="of:=IF(AND([.$U21] = 1;NOT([.Q21]=&quot;&quot;));[.Q21];&quot;&quot;)" office:value-type="float" office:value="-2.3304" calcext:value-type="float">
            <text:p>-2.3304</text:p>
          </table:table-cell>
          <table:table-cell table:style-name="ce110" table:formula="of:=IF(AND([.$U21] = 1;NOT([.R21]=&quot;&quot;));[.R21];&quot;&quot;)" office:value-type="float" office:value="38" calcext:value-type="float">
            <text:p>38</text:p>
          </table:table-cell>
          <table:table-cell table:style-name="ce110" table:formula="of:=IF(AND([.$U21] = 1;NOT([.S21]=&quot;&quot;));[.S21];&quot;&quot;)" office:value-type="float" office:value="2.1115590863" calcext:value-type="float">
            <text:p>2.1115590863</text:p>
          </table:table-cell>
          <table:table-cell table:style-name="ce110" table:formula="of:=IF(AND([.$U21] = 1;NOT([.T21]=&quot;&quot;));[.T21];&quot;&quot;)" office:value-type="float" office:value="-1" calcext:value-type="float">
            <text:p>-1</text:p>
          </table:table-cell>
          <table:table-cell table:style-name="ce110" table:formula="of:=IF(AND([.$U21] = 1;NOT([.U21]=&quot;&quot;));[.U21];&quot;&quot;)" office:value-type="float" office:value="1" calcext:value-type="float">
            <text:p>1</text:p>
          </table:table-cell>
          <table:table-cell table:style-name="ce110" table:formula="of:=IF(AND([.$U21] = 1;NOT([.V21]=&quot;&quot;));[.V21];&quot;&quot;)" office:value-type="float" office:value="0" calcext:value-type="float">
            <text:p>0</text:p>
          </table:table-cell>
          <table:table-cell table:style-name="ce110" table:formula="of:=IF(AND([.$U21] = 1;NOT([.W21]=&quot;&quot;));[.W21];&quot;&quot;)">
            <text:p/>
          </table:table-cell>
          <table:table-cell table:style-name="ce110" table:formula="of:=IF(AND([.$U21] = 1;NOT([.X21]=&quot;&quot;));[.X21];&quot;&quot;)">
            <text:p/>
          </table:table-cell>
          <table:table-cell table:style-name="ce110" table:formula="of:=IF(AND([.$U21] = 1;NOT([.Y21]=&quot;&quot;));[.Y21];&quot;&quot;)" office:value-type="float" office:value="17" calcext:value-type="float">
            <text:p>17</text:p>
          </table:table-cell>
          <table:table-cell table:style-name="ce121" table:formula="of:=IF(AND([.$U21] = 1;NOT([.Z21]=&quot;&quot;));[.Z21];&quot;&quot;)" office:value-type="float" office:value="0.2277" calcext:value-type="float">
            <text:p>0.22770</text:p>
          </table:table-cell>
          <table:table-cell table:style-name="ce25" table:formula="of:=IF(AND([.$U21] = 1;NOT([.AA21]=&quot;&quot;));[.AA21];&quot;&quot;)" office:value-type="float" office:value="-0.7553" calcext:value-type="float">
            <text:p>-0.7553</text:p>
          </table:table-cell>
          <table:table-cell table:style-name="Default" table:number-columns-repeated="3"/>
          <table:table-cell table:style-name="ce4" table:formula="of:=IF(AND([.$U21] = 0;NOT([.A21]=&quot;&quot;));[.A21];&quot;&quot;)">
            <text:p/>
          </table:table-cell>
          <table:table-cell table:style-name="ce110" table:formula="of:=IF(AND([.$U21] = 0;NOT([.B21]=&quot;&quot;));[.B21];&quot;&quot;)">
            <text:p/>
          </table:table-cell>
          <table:table-cell table:style-name="ce110" table:formula="of:=IF(AND([.$U21] = 0;NOT([.C21]=&quot;&quot;));[.C21];&quot;&quot;)">
            <text:p/>
          </table:table-cell>
          <table:table-cell table:style-name="ce110" table:formula="of:=IF(AND([.$U21] = 0;NOT([.D21]=&quot;&quot;));[.D21];&quot;&quot;)">
            <text:p/>
          </table:table-cell>
          <table:table-cell table:style-name="ce110" table:formula="of:=IF(AND([.$U21] = 0;NOT([.E21]=&quot;&quot;));[.E21];&quot;&quot;)">
            <text:p/>
          </table:table-cell>
          <table:table-cell table:style-name="ce110" table:formula="of:=IF(AND([.$U21] = 0;NOT([.F21]=&quot;&quot;));[.F21];&quot;&quot;)">
            <text:p/>
          </table:table-cell>
          <table:table-cell table:style-name="ce110" table:formula="of:=IF(AND([.$U21] = 0;NOT([.G21]=&quot;&quot;));[.G21];&quot;&quot;)">
            <text:p/>
          </table:table-cell>
          <table:table-cell table:style-name="ce110" table:formula="of:=IF(AND([.$U21] = 0;NOT([.H21]=&quot;&quot;));[.H21];&quot;&quot;)">
            <text:p/>
          </table:table-cell>
          <table:table-cell table:style-name="ce110" table:formula="of:=IF(AND([.$U21] = 0;NOT([.I21]=&quot;&quot;));[.I21];&quot;&quot;)">
            <text:p/>
          </table:table-cell>
          <table:table-cell table:style-name="ce110" table:formula="of:=IF(AND([.$U21] = 0;NOT([.J21]=&quot;&quot;));[.J21];&quot;&quot;)">
            <text:p/>
          </table:table-cell>
          <table:table-cell table:style-name="ce113" table:formula="of:=IF(AND([.$U21] = 0;NOT([.K21]=&quot;&quot;));[.K21];&quot;&quot;)">
            <text:p/>
          </table:table-cell>
          <table:table-cell table:style-name="ce113" table:formula="of:=IF(AND([.$U21] = 0;NOT([.L21]=&quot;&quot;));[.L21];&quot;&quot;)">
            <text:p/>
          </table:table-cell>
          <table:table-cell table:style-name="ce110" table:formula="of:=IF(AND([.$U21] = 0;NOT([.M21]=&quot;&quot;));[.M21];&quot;&quot;)">
            <text:p/>
          </table:table-cell>
          <table:table-cell table:style-name="ce110" table:formula="of:=IF(AND([.$U21] = 0;NOT([.N21]=&quot;&quot;));[.N21];&quot;&quot;)">
            <text:p/>
          </table:table-cell>
          <table:table-cell table:style-name="ce110" table:formula="of:=IF(AND([.$U21] = 0;NOT([.O21]=&quot;&quot;));[.O21];&quot;&quot;)">
            <text:p/>
          </table:table-cell>
          <table:table-cell table:style-name="ce110" table:formula="of:=IF(AND([.$U21] = 0;NOT([.P21]=&quot;&quot;));[.P21];&quot;&quot;)">
            <text:p/>
          </table:table-cell>
          <table:table-cell table:style-name="ce110" table:formula="of:=IF(AND([.$U21] = 0;NOT([.Q21]=&quot;&quot;));[.Q21];&quot;&quot;)">
            <text:p/>
          </table:table-cell>
          <table:table-cell table:style-name="ce110" table:formula="of:=IF(AND([.$U21] = 0;NOT([.R21]=&quot;&quot;));[.R21];&quot;&quot;)">
            <text:p/>
          </table:table-cell>
          <table:table-cell table:style-name="ce110" table:formula="of:=IF(AND([.$U21] = 0;NOT([.S21]=&quot;&quot;));[.S21];&quot;&quot;)">
            <text:p/>
          </table:table-cell>
          <table:table-cell table:style-name="ce110" table:formula="of:=IF(AND([.$U21] = 0;NOT([.T21]=&quot;&quot;));[.T21];&quot;&quot;)">
            <text:p/>
          </table:table-cell>
          <table:table-cell table:style-name="ce110" table:formula="of:=IF(AND([.$U21] = 0;NOT([.U21]=&quot;&quot;));[.U21];&quot;&quot;)">
            <text:p/>
          </table:table-cell>
          <table:table-cell table:style-name="ce110" table:formula="of:=IF(AND([.$U21] = 0;NOT([.V21]=&quot;&quot;));[.V21];&quot;&quot;)">
            <text:p/>
          </table:table-cell>
          <table:table-cell table:style-name="ce110" table:formula="of:=IF(AND([.$U21] = 0;NOT([.W21]=&quot;&quot;));[.W21];&quot;&quot;)">
            <text:p/>
          </table:table-cell>
          <table:table-cell table:style-name="ce110" table:formula="of:=IF(AND([.$U21] = 0;NOT([.X21]=&quot;&quot;));[.X21];&quot;&quot;)">
            <text:p/>
          </table:table-cell>
          <table:table-cell table:style-name="ce110" table:formula="of:=IF(AND([.$U21] = 0;NOT([.Y21]=&quot;&quot;));[.Y21];&quot;&quot;)">
            <text:p/>
          </table:table-cell>
          <table:table-cell table:style-name="ce110" table:formula="of:=IF(AND([.$U21] = 0;NOT([.Z21]=&quot;&quot;));[.Z21];&quot;&quot;)">
            <text:p/>
          </table:table-cell>
          <table:table-cell table:style-name="ce25" table:formula="of:=IF(AND([.$U21] = 0;NOT([.AA21]=&quot;&quot;));[.AA21];&quot;&quot;)">
            <text:p/>
          </table:table-cell>
          <table:table-cell table:style-name="Default" table:number-columns-repeated="3"/>
          <table:table-cell table:style-name="ce126" table:formula="of:=IF(AND(0.1&lt;[.$Z21];[.$Z21]&lt;0.25; NOT([.A21]=&quot;&quot;));[.A21];&quot;&quot;)" office:value-type="float" office:value="17" calcext:value-type="float">
            <text:p>17.0000</text:p>
          </table:table-cell>
          <table:table-cell table:style-name="ce44" table:formula="of:=IF(AND(0.1&lt;[.$Z21];[.$Z21]&lt;0.25; NOT([.B21]=&quot;&quot;));[.B21];&quot;&quot;)" office:value-type="float" office:value="1.72788" calcext:value-type="float">
            <text:p>1.7279</text:p>
          </table:table-cell>
          <table:table-cell table:style-name="ce44" table:formula="of:=IF(AND(0.1&lt;[.$Z21];[.$Z21]&lt;0.25; NOT([.C21]=&quot;&quot;));[.C21];&quot;&quot;)" office:value-type="float" office:value="-1.5708" calcext:value-type="float">
            <text:p>-1.5708</text:p>
          </table:table-cell>
          <table:table-cell table:style-name="ce44" table:formula="of:=IF(AND(0.1&lt;[.$Z21];[.$Z21]&lt;0.25; NOT([.D21]=&quot;&quot;));[.D21];&quot;&quot;)" office:value-type="float" office:value="1.85005" calcext:value-type="float">
            <text:p>1.8501</text:p>
          </table:table-cell>
          <table:table-cell table:style-name="ce44" table:formula="of:=IF(AND(0.1&lt;[.$Z21];[.$Z21]&lt;0.25; NOT([.E21]=&quot;&quot;));[.E21];&quot;&quot;)" office:value-type="float" office:value="-2.16421" calcext:value-type="float">
            <text:p>-2.1642</text:p>
          </table:table-cell>
          <table:table-cell table:style-name="ce44" table:formula="of:=IF(AND(0.1&lt;[.$Z21];[.$Z21]&lt;0.25; NOT([.F21]=&quot;&quot;));[.F21];&quot;&quot;)" office:value-type="float" office:value="-1.48353" calcext:value-type="float">
            <text:p>-1.4835</text:p>
          </table:table-cell>
          <table:table-cell table:style-name="ce44" table:formula="of:=IF(AND(0.1&lt;[.$Z21];[.$Z21]&lt;0.25; NOT([.G21]=&quot;&quot;));[.G21];&quot;&quot;)" office:value-type="float" office:value="-1.76278" calcext:value-type="float">
            <text:p>-1.7628</text:p>
          </table:table-cell>
          <table:table-cell table:style-name="ce44" table:formula="of:=IF(AND(0.1&lt;[.$Z21];[.$Z21]&lt;0.25; NOT([.H21]=&quot;&quot;));[.H21];&quot;&quot;)">
            <text:p/>
          </table:table-cell>
          <table:table-cell table:style-name="ce44" table:formula="of:=IF(AND(0.1&lt;[.$Z21];[.$Z21]&lt;0.25; NOT([.I21]=&quot;&quot;));[.I21];&quot;&quot;)">
            <text:p/>
          </table:table-cell>
          <table:table-cell table:style-name="ce44" table:formula="of:=IF(AND(0.1&lt;[.$Z21];[.$Z21]&lt;0.25; NOT([.J21]=&quot;&quot;));[.J21];&quot;&quot;)" office:value-type="float" office:value="18" calcext:value-type="float">
            <text:p>18.0000</text:p>
          </table:table-cell>
          <table:table-cell table:style-name="ce44" table:formula="of:=IF(AND(0.1&lt;[.$Z21];[.$Z21]&lt;0.25; NOT([.K21]=&quot;&quot;));[.K21];&quot;&quot;)" office:value-type="float" office:value="0.3119" calcext:value-type="float">
            <text:p>0.3119</text:p>
          </table:table-cell>
          <table:table-cell table:style-name="ce44" table:formula="of:=IF(AND(0.1&lt;[.$Z21];[.$Z21]&lt;0.25; NOT([.L21]=&quot;&quot;));[.L21];&quot;&quot;)" office:value-type="float" office:value="-0.2673" calcext:value-type="float">
            <text:p>-0.2673</text:p>
          </table:table-cell>
          <table:table-cell table:style-name="ce44" table:formula="of:=IF(AND(0.1&lt;[.$Z21];[.$Z21]&lt;0.25; NOT([.M21]=&quot;&quot;));[.M21];&quot;&quot;)">
            <text:p/>
          </table:table-cell>
          <table:table-cell table:style-name="ce44" table:formula="of:=IF(AND(0.1&lt;[.$Z21];[.$Z21]&lt;0.25; NOT([.N21]=&quot;&quot;));[.N21];&quot;&quot;)">
            <text:p/>
          </table:table-cell>
          <table:table-cell table:style-name="ce44" table:formula="of:=IF(AND(0.1&lt;[.$Z21];[.$Z21]&lt;0.25; NOT([.O21]=&quot;&quot;));[.O21];&quot;&quot;)" office:value-type="float" office:value="17" calcext:value-type="float">
            <text:p>17.0000</text:p>
          </table:table-cell>
          <table:table-cell table:style-name="ce44" table:formula="of:=IF(AND(0.1&lt;[.$Z21];[.$Z21]&lt;0.25; NOT([.P21]=&quot;&quot;));[.P21];&quot;&quot;)" office:value-type="float" office:value="2.3304" calcext:value-type="float">
            <text:p>2.3304</text:p>
          </table:table-cell>
          <table:table-cell table:style-name="ce44" table:formula="of:=IF(AND(0.1&lt;[.$Z21];[.$Z21]&lt;0.25; NOT([.Q21]=&quot;&quot;));[.Q21];&quot;&quot;)" office:value-type="float" office:value="-2.3304" calcext:value-type="float">
            <text:p>-2.3304</text:p>
          </table:table-cell>
          <table:table-cell table:style-name="ce44" table:formula="of:=IF(AND(0.1&lt;[.$Z21];[.$Z21]&lt;0.25; NOT([.R21]=&quot;&quot;));[.R21];&quot;&quot;)" office:value-type="float" office:value="38" calcext:value-type="float">
            <text:p>38.0000</text:p>
          </table:table-cell>
          <table:table-cell table:style-name="ce44" table:formula="of:=IF(AND(0.1&lt;[.$Z21];[.$Z21]&lt;0.25; NOT([.S21]=&quot;&quot;));[.S21];&quot;&quot;)" office:value-type="float" office:value="2.1115590863" calcext:value-type="float">
            <text:p>2.1116</text:p>
          </table:table-cell>
          <table:table-cell table:style-name="ce44" table:formula="of:=IF(AND(0.1&lt;[.$Z21];[.$Z21]&lt;0.25; NOT([.T21]=&quot;&quot;));[.T21];&quot;&quot;)" office:value-type="float" office:value="-1" calcext:value-type="float">
            <text:p>-1.0000</text:p>
          </table:table-cell>
          <table:table-cell table:style-name="ce44" table:formula="of:=IF(AND(0.1&lt;[.$Z21];[.$Z21]&lt;0.25; NOT([.U21]=&quot;&quot;));[.U21];&quot;&quot;)" office:value-type="float" office:value="1" calcext:value-type="float">
            <text:p>1.0000</text:p>
          </table:table-cell>
          <table:table-cell table:style-name="ce44" table:formula="of:=IF(AND(0.1&lt;[.$Z21];[.$Z21]&lt;0.25; NOT([.V21]=&quot;&quot;));[.V21];&quot;&quot;)" office:value-type="float" office:value="0" calcext:value-type="float">
            <text:p>0.0000</text:p>
          </table:table-cell>
          <table:table-cell table:style-name="ce44" table:formula="of:=IF(AND(0.1&lt;[.$Z21];[.$Z21]&lt;0.25; NOT([.W21]=&quot;&quot;));[.W21];&quot;&quot;)">
            <text:p/>
          </table:table-cell>
          <table:table-cell table:style-name="ce44" table:formula="of:=IF(AND(0.1&lt;[.$Z21];[.$Z21]&lt;0.25; NOT([.X21]=&quot;&quot;));[.X21];&quot;&quot;)">
            <text:p/>
          </table:table-cell>
          <table:table-cell table:style-name="ce44" table:formula="of:=IF(AND(0.1&lt;[.$Z21];[.$Z21]&lt;0.25; NOT([.Y21]=&quot;&quot;));[.Y21];&quot;&quot;)" office:value-type="float" office:value="17" calcext:value-type="float">
            <text:p>17.0000</text:p>
          </table:table-cell>
          <table:table-cell table:style-name="ce44" table:formula="of:=IF(AND(0.1&lt;[.$Z21];[.$Z21]&lt;0.25; NOT([.Z21]=&quot;&quot;));[.Z21];&quot;&quot;)" office:value-type="float" office:value="0.2277" calcext:value-type="float">
            <text:p>0.2277</text:p>
          </table:table-cell>
          <table:table-cell table:style-name="ce44" table:formula="of:=IF(AND(0.1&lt;[.$Z21];[.$Z21]&lt;0.25; NOT([.AA21]=&quot;&quot;));[.AA21];&quot;&quot;)" office:value-type="float" office:value="-0.7553" calcext:value-type="float">
            <text:p>-0.7553</text:p>
          </table:table-cell>
          <table:table-cell table:style-name="Default" table:number-columns-repeated="3"/>
          <table:table-cell table:style-name="ce126" table:formula="of:=IF(AND(OR(0.1&gt;[.$Z21];[.$Z21]&gt;0.25);NOT([.A21]=&quot;&quot;));[.A21];&quot;&quot;)">
            <text:p/>
          </table:table-cell>
          <table:table-cell table:style-name="ce44" table:formula="of:=IF(AND(OR(0.1&gt;[.$Z21];[.$Z21]&gt;0.25);NOT([.B21]=&quot;&quot;));[.B21];&quot;&quot;)">
            <text:p/>
          </table:table-cell>
          <table:table-cell table:style-name="ce44" table:formula="of:=IF(AND(OR(0.1&gt;[.$Z21];[.$Z21]&gt;0.25);NOT([.C21]=&quot;&quot;));[.C21];&quot;&quot;)">
            <text:p/>
          </table:table-cell>
          <table:table-cell table:style-name="ce44" table:formula="of:=IF(AND(OR(0.1&gt;[.$Z21];[.$Z21]&gt;0.25);NOT([.D21]=&quot;&quot;));[.D21];&quot;&quot;)">
            <text:p/>
          </table:table-cell>
          <table:table-cell table:style-name="ce44" table:formula="of:=IF(AND(OR(0.1&gt;[.$Z21];[.$Z21]&gt;0.25);NOT([.E21]=&quot;&quot;));[.E21];&quot;&quot;)">
            <text:p/>
          </table:table-cell>
          <table:table-cell table:style-name="ce44" table:formula="of:=IF(AND(OR(0.1&gt;[.$Z21];[.$Z21]&gt;0.25);NOT([.F21]=&quot;&quot;));[.F21];&quot;&quot;)">
            <text:p/>
          </table:table-cell>
          <table:table-cell table:style-name="ce44" table:formula="of:=IF(AND(OR(0.1&gt;[.$Z21];[.$Z21]&gt;0.25);NOT([.G21]=&quot;&quot;));[.G21];&quot;&quot;)">
            <text:p/>
          </table:table-cell>
          <table:table-cell table:style-name="ce44" table:formula="of:=IF(AND(OR(0.1&gt;[.$Z21];[.$Z21]&gt;0.25);NOT([.H21]=&quot;&quot;));[.H21];&quot;&quot;)">
            <text:p/>
          </table:table-cell>
          <table:table-cell table:style-name="ce44" table:formula="of:=IF(AND(OR(0.1&gt;[.$Z21];[.$Z21]&gt;0.25);NOT([.I21]=&quot;&quot;));[.I21];&quot;&quot;)">
            <text:p/>
          </table:table-cell>
          <table:table-cell table:style-name="ce44" table:formula="of:=IF(AND(OR(0.1&gt;[.$Z21];[.$Z21]&gt;0.25);NOT([.J21]=&quot;&quot;));[.J21];&quot;&quot;)">
            <text:p/>
          </table:table-cell>
          <table:table-cell table:style-name="ce44" table:formula="of:=IF(AND(OR(0.1&gt;[.$Z21];[.$Z21]&gt;0.25);NOT([.K21]=&quot;&quot;));[.K21];&quot;&quot;)">
            <text:p/>
          </table:table-cell>
          <table:table-cell table:style-name="ce44" table:formula="of:=IF(AND(OR(0.1&gt;[.$Z21];[.$Z21]&gt;0.25);NOT([.L21]=&quot;&quot;));[.L21];&quot;&quot;)">
            <text:p/>
          </table:table-cell>
          <table:table-cell table:style-name="ce44" table:formula="of:=IF(AND(OR(0.1&gt;[.$Z21];[.$Z21]&gt;0.25);NOT([.M21]=&quot;&quot;));[.M21];&quot;&quot;)">
            <text:p/>
          </table:table-cell>
          <table:table-cell table:style-name="ce44" table:formula="of:=IF(AND(OR(0.1&gt;[.$Z21];[.$Z21]&gt;0.25);NOT([.N21]=&quot;&quot;));[.N21];&quot;&quot;)">
            <text:p/>
          </table:table-cell>
          <table:table-cell table:style-name="ce128" table:formula="of:=IF(AND(OR(0.1&gt;[.$Z21];[.$Z21]&gt;0.25);NOT([.O21]=&quot;&quot;));[.O21];&quot;&quot;)">
            <text:p/>
          </table:table-cell>
          <table:table-cell table:style-name="ce44" table:formula="of:=IF(AND(OR(0.1&gt;[.$Z21];[.$Z21]&gt;0.25);NOT([.P21]=&quot;&quot;));[.P21];&quot;&quot;)">
            <text:p/>
          </table:table-cell>
          <table:table-cell table:style-name="ce44" table:formula="of:=IF(AND(OR(0.1&gt;[.$Z21];[.$Z21]&gt;0.25);NOT([.Q21]=&quot;&quot;));[.Q21];&quot;&quot;)">
            <text:p/>
          </table:table-cell>
          <table:table-cell table:style-name="ce44" table:formula="of:=IF(AND(OR(0.1&gt;[.$Z21];[.$Z21]&gt;0.25);NOT([.R21]=&quot;&quot;));[.R21];&quot;&quot;)">
            <text:p/>
          </table:table-cell>
          <table:table-cell table:style-name="ce44" table:formula="of:=IF(AND(OR(0.1&gt;[.$Z21];[.$Z21]&gt;0.25);NOT([.S21]=&quot;&quot;));[.S21];&quot;&quot;)">
            <text:p/>
          </table:table-cell>
          <table:table-cell table:style-name="ce44" table:formula="of:=IF(AND(OR(0.1&gt;[.$Z21];[.$Z21]&gt;0.25);NOT([.T21]=&quot;&quot;));[.T21];&quot;&quot;)">
            <text:p/>
          </table:table-cell>
          <table:table-cell table:style-name="ce44" table:formula="of:=IF(AND(OR(0.1&gt;[.$Z21];[.$Z21]&gt;0.25);NOT([.U21]=&quot;&quot;));[.U21];&quot;&quot;)">
            <text:p/>
          </table:table-cell>
          <table:table-cell table:style-name="ce44" table:formula="of:=IF(AND(OR(0.1&gt;[.$Z21];[.$Z21]&gt;0.25);NOT([.V21]=&quot;&quot;));[.V21];&quot;&quot;)">
            <text:p/>
          </table:table-cell>
          <table:table-cell table:style-name="ce44" table:formula="of:=IF(AND(OR(0.1&gt;[.$Z21];[.$Z21]&gt;0.25);NOT([.W21]=&quot;&quot;));[.W21];&quot;&quot;)">
            <text:p/>
          </table:table-cell>
          <table:table-cell table:style-name="ce44" table:formula="of:=IF(AND(OR(0.1&gt;[.$Z21];[.$Z21]&gt;0.25);NOT([.X21]=&quot;&quot;));[.X21];&quot;&quot;)">
            <text:p/>
          </table:table-cell>
          <table:table-cell table:style-name="ce128" table:formula="of:=IF(AND(OR(0.1&gt;[.$Z21];[.$Z21]&gt;0.25);NOT([.Y21]=&quot;&quot;));[.Y21];&quot;&quot;)">
            <text:p/>
          </table:table-cell>
          <table:table-cell table:style-name="ce44" table:formula="of:=IF(AND(OR(0.1&gt;[.$Z21];[.$Z21]&gt;0.25);NOT([.Z21]=&quot;&quot;));[.Z21];&quot;&quot;)">
            <text:p/>
          </table:table-cell>
          <table:table-cell table:style-name="ce44" table:formula="of:=IF(AND(OR(0.1&gt;[.$Z21];[.$Z21]&gt;0.25);NOT([.AA21]=&quot;&quot;));[.AA21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19" calcext:value-type="float">
            <text:p>19</text:p>
          </table:table-cell>
          <table:table-cell table:style-name="ce15" office:value-type="float" office:value="0.3834" calcext:value-type="float">
            <text:p>0.3834</text:p>
          </table:table-cell>
          <table:table-cell table:style-name="ce15" office:value-type="float" office:value="-0.2974" calcext:value-type="float">
            <text:p>-0.2974</text:p>
          </table:table-cell>
          <table:table-cell table:style-name="Default" table:number-columns-repeated="2"/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2.3822" calcext:value-type="float">
            <text:p>2.3822</text:p>
          </table:table-cell>
          <table:table-cell table:style-name="ce10" office:value-type="float" office:value="-2.3822" calcext:value-type="float">
            <text:p>-2.3822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3706474818" calcext:value-type="float">
            <text:p>2.370647481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0.2122" calcext:value-type="float">
            <text:p>0.2122</text:p>
          </table:table-cell>
          <table:table-cell table:style-name="ce25" office:value-type="float" office:value="-0.859" calcext:value-type="float">
            <text:p>-0.859</text:p>
          </table:table-cell>
          <table:table-cell table:style-name="Default" table:number-columns-repeated="3"/>
          <table:table-cell table:style-name="ce31" table:formula="of:=IF(AND(0.15&lt;[.$Z22];[.$Z22]&lt;0.2; NOT([.A22]=&quot;&quot;));[.A22];&quot;&quot;)">
            <text:p/>
          </table:table-cell>
          <table:table-cell table:style-name="ce33" table:formula="of:=IF(AND(0.15&lt;[.$Z22];[.$Z22]&lt;0.2; NOT([.B22]=&quot;&quot;));[.B22];&quot;&quot;)">
            <text:p/>
          </table:table-cell>
          <table:table-cell table:style-name="ce33" table:formula="of:=IF(AND(0.15&lt;[.$Z22];[.$Z22]&lt;0.2; NOT([.C22]=&quot;&quot;));[.C22];&quot;&quot;)">
            <text:p/>
          </table:table-cell>
          <table:table-cell table:style-name="ce33" table:formula="of:=IF(AND(0.15&lt;[.$Z22];[.$Z22]&lt;0.2; NOT([.D22]=&quot;&quot;));[.D22];&quot;&quot;)">
            <text:p/>
          </table:table-cell>
          <table:table-cell table:style-name="ce33" table:formula="of:=IF(AND(0.15&lt;[.$Z22];[.$Z22]&lt;0.2; NOT([.E22]=&quot;&quot;));[.E22];&quot;&quot;)">
            <text:p/>
          </table:table-cell>
          <table:table-cell table:style-name="ce33" table:formula="of:=IF(AND(0.15&lt;[.$Z22];[.$Z22]&lt;0.2; NOT([.F22]=&quot;&quot;));[.F22];&quot;&quot;)">
            <text:p/>
          </table:table-cell>
          <table:table-cell table:style-name="ce33" table:formula="of:=IF(AND(0.15&lt;[.$Z22];[.$Z22]&lt;0.2; NOT([.G22]=&quot;&quot;));[.G22];&quot;&quot;)">
            <text:p/>
          </table:table-cell>
          <table:table-cell table:style-name="ce33" table:formula="of:=IF(AND(0.15&lt;[.$Z22];[.$Z22]&lt;0.2; NOT([.H22]=&quot;&quot;));[.H22];&quot;&quot;)">
            <text:p/>
          </table:table-cell>
          <table:table-cell table:style-name="ce33" table:formula="of:=IF(AND(0.15&lt;[.$Z22];[.$Z22]&lt;0.2; NOT([.I22]=&quot;&quot;));[.I22];&quot;&quot;)">
            <text:p/>
          </table:table-cell>
          <table:table-cell table:style-name="ce39" table:formula="of:=IF(AND(0.15&lt;[.$Z22];[.$Z22]&lt;0.2; NOT([.J22]=&quot;&quot;));[.J22];&quot;&quot;)">
            <text:p/>
          </table:table-cell>
          <table:table-cell table:style-name="ce33" table:formula="of:=IF(AND(0.15&lt;[.$Z22];[.$Z22]&lt;0.2; NOT([.K22]=&quot;&quot;));[.K22];&quot;&quot;)">
            <text:p/>
          </table:table-cell>
          <table:table-cell table:style-name="ce33" table:formula="of:=IF(AND(0.15&lt;[.$Z22];[.$Z22]&lt;0.2; NOT([.L22]=&quot;&quot;));[.L22];&quot;&quot;)">
            <text:p/>
          </table:table-cell>
          <table:table-cell table:style-name="ce33" table:formula="of:=IF(AND(0.15&lt;[.$Z22];[.$Z22]&lt;0.2; NOT([.M22]=&quot;&quot;));[.M22];&quot;&quot;)">
            <text:p/>
          </table:table-cell>
          <table:table-cell table:style-name="ce33" table:formula="of:=IF(AND(0.15&lt;[.$Z22];[.$Z22]&lt;0.2; NOT([.N22]=&quot;&quot;));[.N22];&quot;&quot;)">
            <text:p/>
          </table:table-cell>
          <table:table-cell table:style-name="ce39" table:formula="of:=IF(AND(0.15&lt;[.$Z22];[.$Z22]&lt;0.2; NOT([.O22]=&quot;&quot;));[.O22];&quot;&quot;)">
            <text:p/>
          </table:table-cell>
          <table:table-cell table:style-name="ce33" table:formula="of:=IF(AND(0.15&lt;[.$Z22];[.$Z22]&lt;0.2; NOT([.P22]=&quot;&quot;));[.P22];&quot;&quot;)">
            <text:p/>
          </table:table-cell>
          <table:table-cell table:style-name="ce33" table:formula="of:=IF(AND(0.15&lt;[.$Z22];[.$Z22]&lt;0.2; NOT([.Q22]=&quot;&quot;));[.Q22];&quot;&quot;)">
            <text:p/>
          </table:table-cell>
          <table:table-cell table:style-name="ce33" table:formula="of:=IF(AND(0.15&lt;[.$Z22];[.$Z22]&lt;0.2; NOT([.R22]=&quot;&quot;));[.R22];&quot;&quot;)">
            <text:p/>
          </table:table-cell>
          <table:table-cell table:style-name="ce33" table:formula="of:=IF(AND(0.15&lt;[.$Z22];[.$Z22]&lt;0.2; NOT([.S22]=&quot;&quot;));[.S22];&quot;&quot;)">
            <text:p/>
          </table:table-cell>
          <table:table-cell table:style-name="ce39" table:formula="of:=IF(AND(0.15&lt;[.$Z22];[.$Z22]&lt;0.2; NOT([.T22]=&quot;&quot;));[.T22];&quot;&quot;)">
            <text:p/>
          </table:table-cell>
          <table:table-cell table:style-name="ce39" table:formula="of:=IF(AND(0.15&lt;[.$Z22];[.$Z22]&lt;0.2; NOT([.U22]=&quot;&quot;));[.U22];&quot;&quot;)">
            <text:p/>
          </table:table-cell>
          <table:table-cell table:style-name="ce33" table:formula="of:=IF(AND(0.15&lt;[.$Z22];[.$Z22]&lt;0.2; NOT([.V22]=&quot;&quot;));[.V22];&quot;&quot;)">
            <text:p/>
          </table:table-cell>
          <table:table-cell table:style-name="ce33" table:formula="of:=IF(AND(0.15&lt;[.$Z22];[.$Z22]&lt;0.2; NOT([.W22]=&quot;&quot;));[.W22];&quot;&quot;)">
            <text:p/>
          </table:table-cell>
          <table:table-cell table:style-name="ce33" table:formula="of:=IF(AND(0.15&lt;[.$Z22];[.$Z22]&lt;0.2; NOT([.X22]=&quot;&quot;));[.X22];&quot;&quot;)">
            <text:p/>
          </table:table-cell>
          <table:table-cell table:style-name="ce39" table:formula="of:=IF(AND(0.15&lt;[.$Z22];[.$Z22]&lt;0.2; NOT([.Y22]=&quot;&quot;));[.Y22];&quot;&quot;)">
            <text:p/>
          </table:table-cell>
          <table:table-cell table:style-name="ce33" table:formula="of:=IF(AND(0.15&lt;[.$Z22];[.$Z22]&lt;0.2; NOT([.Z22]=&quot;&quot;));[.Z22];&quot;&quot;)">
            <text:p/>
          </table:table-cell>
          <table:table-cell table:style-name="ce44" table:formula="of:=IF(AND(0.15&lt;[.$Z22];[.$Z22]&lt;0.2; NOT([.AA22]=&quot;&quot;));[.AA22];&quot;&quot;)">
            <text:p/>
          </table:table-cell>
          <table:table-cell table:style-name="Default" table:number-columns-repeated="3"/>
          <table:table-cell table:style-name="ce31" table:formula="of:=IF(AND(OR(0.15&gt;[.$Z22];[.$Z22]&gt;0.2);NOT([.A22]=&quot;&quot;));[.A22];&quot;&quot;)" office:value-type="float" office:value="18" calcext:value-type="float">
            <text:p>18</text:p>
          </table:table-cell>
          <table:table-cell table:style-name="ce33" table:formula="of:=IF(AND(OR(0.15&gt;[.$Z22];[.$Z22]&gt;0.2);NOT([.B22]=&quot;&quot;));[.B22];&quot;&quot;)" office:value-type="float" office:value="1.72788" calcext:value-type="float">
            <text:p>1.7279</text:p>
          </table:table-cell>
          <table:table-cell table:style-name="ce33" table:formula="of:=IF(AND(OR(0.15&gt;[.$Z22];[.$Z22]&gt;0.2);NOT([.C22]=&quot;&quot;));[.C22];&quot;&quot;)" office:value-type="float" office:value="-1.5708" calcext:value-type="float">
            <text:p>-1.5708</text:p>
          </table:table-cell>
          <table:table-cell table:style-name="ce33" table:formula="of:=IF(AND(OR(0.15&gt;[.$Z22];[.$Z22]&gt;0.2);NOT([.D22]=&quot;&quot;));[.D22];&quot;&quot;)" office:value-type="float" office:value="1.85005" calcext:value-type="float">
            <text:p>1.8501</text:p>
          </table:table-cell>
          <table:table-cell table:style-name="ce33" table:formula="of:=IF(AND(OR(0.15&gt;[.$Z22];[.$Z22]&gt;0.2);NOT([.E22]=&quot;&quot;));[.E22];&quot;&quot;)" office:value-type="float" office:value="-2.16421" calcext:value-type="float">
            <text:p>-2.1642</text:p>
          </table:table-cell>
          <table:table-cell table:style-name="ce33" table:formula="of:=IF(AND(OR(0.15&gt;[.$Z22];[.$Z22]&gt;0.2);NOT([.F22]=&quot;&quot;));[.F22];&quot;&quot;)" office:value-type="float" office:value="-1.48353" calcext:value-type="float">
            <text:p>-1.4835</text:p>
          </table:table-cell>
          <table:table-cell table:style-name="ce33" table:formula="of:=IF(AND(OR(0.15&gt;[.$Z22];[.$Z22]&gt;0.2);NOT([.G22]=&quot;&quot;));[.G22];&quot;&quot;)" office:value-type="float" office:value="-1.76278" calcext:value-type="float">
            <text:p>-1.7628</text:p>
          </table:table-cell>
          <table:table-cell table:style-name="ce33" table:formula="of:=IF(AND(OR(0.15&gt;[.$Z22];[.$Z22]&gt;0.2);NOT([.H22]=&quot;&quot;));[.H22];&quot;&quot;)">
            <text:p/>
          </table:table-cell>
          <table:table-cell table:style-name="ce33" table:formula="of:=IF(AND(OR(0.15&gt;[.$Z22];[.$Z22]&gt;0.2);NOT([.I22]=&quot;&quot;));[.I22];&quot;&quot;)">
            <text:p/>
          </table:table-cell>
          <table:table-cell table:style-name="ce39" table:formula="of:=IF(AND(OR(0.15&gt;[.$Z22];[.$Z22]&gt;0.2);NOT([.J22]=&quot;&quot;));[.J22];&quot;&quot;)" office:value-type="float" office:value="19" calcext:value-type="float">
            <text:p>19</text:p>
          </table:table-cell>
          <table:table-cell table:style-name="ce33" table:formula="of:=IF(AND(OR(0.15&gt;[.$Z22];[.$Z22]&gt;0.2);NOT([.K22]=&quot;&quot;));[.K22];&quot;&quot;)" office:value-type="float" office:value="0.3834" calcext:value-type="float">
            <text:p>0.3834</text:p>
          </table:table-cell>
          <table:table-cell table:style-name="ce33" table:formula="of:=IF(AND(OR(0.15&gt;[.$Z22];[.$Z22]&gt;0.2);NOT([.L22]=&quot;&quot;));[.L22];&quot;&quot;)" office:value-type="float" office:value="-0.2974" calcext:value-type="float">
            <text:p>-0.2974</text:p>
          </table:table-cell>
          <table:table-cell table:style-name="ce33" table:formula="of:=IF(AND(OR(0.15&gt;[.$Z22];[.$Z22]&gt;0.2);NOT([.M22]=&quot;&quot;));[.M22];&quot;&quot;)">
            <text:p/>
          </table:table-cell>
          <table:table-cell table:style-name="ce33" table:formula="of:=IF(AND(OR(0.15&gt;[.$Z22];[.$Z22]&gt;0.2);NOT([.N22]=&quot;&quot;));[.N22];&quot;&quot;)">
            <text:p/>
          </table:table-cell>
          <table:table-cell table:style-name="ce39" table:formula="of:=IF(AND(OR(0.15&gt;[.$Z22];[.$Z22]&gt;0.2);NOT([.O22]=&quot;&quot;));[.O22];&quot;&quot;)" office:value-type="float" office:value="18" calcext:value-type="float">
            <text:p>18</text:p>
          </table:table-cell>
          <table:table-cell table:style-name="ce33" table:formula="of:=IF(AND(OR(0.15&gt;[.$Z22];[.$Z22]&gt;0.2);NOT([.P22]=&quot;&quot;));[.P22];&quot;&quot;)" office:value-type="float" office:value="2.3822" calcext:value-type="float">
            <text:p>2.3822</text:p>
          </table:table-cell>
          <table:table-cell table:style-name="ce33" table:formula="of:=IF(AND(OR(0.15&gt;[.$Z22];[.$Z22]&gt;0.2);NOT([.Q22]=&quot;&quot;));[.Q22];&quot;&quot;)" office:value-type="float" office:value="-2.3822" calcext:value-type="float">
            <text:p>-2.3822</text:p>
          </table:table-cell>
          <table:table-cell table:style-name="ce33" table:formula="of:=IF(AND(OR(0.15&gt;[.$Z22];[.$Z22]&gt;0.2);NOT([.R22]=&quot;&quot;));[.R22];&quot;&quot;)" office:value-type="float" office:value="38" calcext:value-type="float">
            <text:p>38.0000</text:p>
          </table:table-cell>
          <table:table-cell table:style-name="ce33" table:formula="of:=IF(AND(OR(0.15&gt;[.$Z22];[.$Z22]&gt;0.2);NOT([.S22]=&quot;&quot;));[.S22];&quot;&quot;)" office:value-type="float" office:value="2.3706474818" calcext:value-type="float">
            <text:p>2.3706</text:p>
          </table:table-cell>
          <table:table-cell table:style-name="ce39" table:formula="of:=IF(AND(OR(0.15&gt;[.$Z22];[.$Z22]&gt;0.2);NOT([.T22]=&quot;&quot;));[.T22];&quot;&quot;)" office:value-type="float" office:value="-1" calcext:value-type="float">
            <text:p>-1</text:p>
          </table:table-cell>
          <table:table-cell table:style-name="ce39" table:formula="of:=IF(AND(OR(0.15&gt;[.$Z22];[.$Z22]&gt;0.2);NOT([.U22]=&quot;&quot;));[.U22];&quot;&quot;)" office:value-type="float" office:value="1" calcext:value-type="float">
            <text:p>1</text:p>
          </table:table-cell>
          <table:table-cell table:style-name="ce33" table:formula="of:=IF(AND(OR(0.15&gt;[.$Z22];[.$Z22]&gt;0.2);NOT([.V22]=&quot;&quot;));[.V22];&quot;&quot;)" office:value-type="float" office:value="0" calcext:value-type="float">
            <text:p>0.0000</text:p>
          </table:table-cell>
          <table:table-cell table:style-name="ce33" table:formula="of:=IF(AND(OR(0.15&gt;[.$Z22];[.$Z22]&gt;0.2);NOT([.W22]=&quot;&quot;));[.W22];&quot;&quot;)">
            <text:p/>
          </table:table-cell>
          <table:table-cell table:style-name="ce33" table:formula="of:=IF(AND(OR(0.15&gt;[.$Z22];[.$Z22]&gt;0.2);NOT([.X22]=&quot;&quot;));[.X22];&quot;&quot;)">
            <text:p/>
          </table:table-cell>
          <table:table-cell table:style-name="ce39" table:formula="of:=IF(AND(OR(0.15&gt;[.$Z22];[.$Z22]&gt;0.2);NOT([.Y22]=&quot;&quot;));[.Y22];&quot;&quot;)" office:value-type="float" office:value="18" calcext:value-type="float">
            <text:p>18</text:p>
          </table:table-cell>
          <table:table-cell table:style-name="ce33" table:formula="of:=IF(AND(OR(0.15&gt;[.$Z22];[.$Z22]&gt;0.2);NOT([.Z22]=&quot;&quot;));[.Z22];&quot;&quot;)" office:value-type="float" office:value="0.2122" calcext:value-type="float">
            <text:p>0.2122</text:p>
          </table:table-cell>
          <table:table-cell table:style-name="ce44" table:formula="of:=IF(AND(OR(0.15&gt;[.$Z22];[.$Z22]&gt;0.2);NOT([.AA22]=&quot;&quot;));[.AA22];&quot;&quot;)" office:value-type="float" office:value="-0.859" calcext:value-type="float">
            <text:p>-0.8590</text:p>
          </table:table-cell>
          <table:table-cell table:style-name="Default" table:number-columns-repeated="3"/>
          <table:table-cell table:style-name="ce4" table:formula="of:=IF(AND([.$U22] = 1;NOT([.A22]=&quot;&quot;));[.A22];&quot;&quot;)" office:value-type="float" office:value="18" calcext:value-type="float">
            <text:p>18</text:p>
          </table:table-cell>
          <table:table-cell table:style-name="ce110" table:formula="of:=IF(AND([.$U22] = 1;NOT([.B22]=&quot;&quot;));[.B22];&quot;&quot;)" office:value-type="float" office:value="1.72788" calcext:value-type="float">
            <text:p>1.72788</text:p>
          </table:table-cell>
          <table:table-cell table:style-name="ce110" table:formula="of:=IF(AND([.$U22] = 1;NOT([.C22]=&quot;&quot;));[.C22];&quot;&quot;)" office:value-type="float" office:value="-1.5708" calcext:value-type="float">
            <text:p>-1.5708</text:p>
          </table:table-cell>
          <table:table-cell table:style-name="ce110" table:formula="of:=IF(AND([.$U22] = 1;NOT([.D22]=&quot;&quot;));[.D22];&quot;&quot;)" office:value-type="float" office:value="1.85005" calcext:value-type="float">
            <text:p>1.85005</text:p>
          </table:table-cell>
          <table:table-cell table:style-name="ce110" table:formula="of:=IF(AND([.$U22] = 1;NOT([.E22]=&quot;&quot;));[.E22];&quot;&quot;)" office:value-type="float" office:value="-2.16421" calcext:value-type="float">
            <text:p>-2.16421</text:p>
          </table:table-cell>
          <table:table-cell table:style-name="ce110" table:formula="of:=IF(AND([.$U22] = 1;NOT([.F22]=&quot;&quot;));[.F22];&quot;&quot;)" office:value-type="float" office:value="-1.48353" calcext:value-type="float">
            <text:p>-1.48353</text:p>
          </table:table-cell>
          <table:table-cell table:style-name="ce110" table:formula="of:=IF(AND([.$U22] = 1;NOT([.G22]=&quot;&quot;));[.G22];&quot;&quot;)" office:value-type="float" office:value="-1.76278" calcext:value-type="float">
            <text:p>-1.76278</text:p>
          </table:table-cell>
          <table:table-cell table:style-name="ce110" table:formula="of:=IF(AND([.$U22] = 1;NOT([.H22]=&quot;&quot;));[.H22];&quot;&quot;)">
            <text:p/>
          </table:table-cell>
          <table:table-cell table:style-name="ce110" table:formula="of:=IF(AND([.$U22] = 1;NOT([.I22]=&quot;&quot;));[.I22];&quot;&quot;)">
            <text:p/>
          </table:table-cell>
          <table:table-cell table:style-name="ce110" table:formula="of:=IF(AND([.$U22] = 1;NOT([.J22]=&quot;&quot;));[.J22];&quot;&quot;)" office:value-type="float" office:value="19" calcext:value-type="float">
            <text:p>19</text:p>
          </table:table-cell>
          <table:table-cell table:style-name="ce110" table:formula="of:=IF(AND([.$U22] = 1;NOT([.K22]=&quot;&quot;));[.K22];&quot;&quot;)" office:value-type="float" office:value="0.3834" calcext:value-type="float">
            <text:p>0.3834</text:p>
          </table:table-cell>
          <table:table-cell table:style-name="ce110" table:formula="of:=IF(AND([.$U22] = 1;NOT([.L22]=&quot;&quot;));[.L22];&quot;&quot;)" office:value-type="float" office:value="-0.2974" calcext:value-type="float">
            <text:p>-0.2974</text:p>
          </table:table-cell>
          <table:table-cell table:style-name="ce110" table:formula="of:=IF(AND([.$U22] = 1;NOT([.M22]=&quot;&quot;));[.M22];&quot;&quot;)">
            <text:p/>
          </table:table-cell>
          <table:table-cell table:style-name="ce110" table:formula="of:=IF(AND([.$U22] = 1;NOT([.N22]=&quot;&quot;));[.N22];&quot;&quot;)">
            <text:p/>
          </table:table-cell>
          <table:table-cell table:style-name="ce110" table:formula="of:=IF(AND([.$U22] = 1;NOT([.O22]=&quot;&quot;));[.O22];&quot;&quot;)" office:value-type="float" office:value="18" calcext:value-type="float">
            <text:p>18</text:p>
          </table:table-cell>
          <table:table-cell table:style-name="ce110" table:formula="of:=IF(AND([.$U22] = 1;NOT([.P22]=&quot;&quot;));[.P22];&quot;&quot;)" office:value-type="float" office:value="2.3822" calcext:value-type="float">
            <text:p>2.3822</text:p>
          </table:table-cell>
          <table:table-cell table:style-name="ce110" table:formula="of:=IF(AND([.$U22] = 1;NOT([.Q22]=&quot;&quot;));[.Q22];&quot;&quot;)" office:value-type="float" office:value="-2.3822" calcext:value-type="float">
            <text:p>-2.3822</text:p>
          </table:table-cell>
          <table:table-cell table:style-name="ce110" table:formula="of:=IF(AND([.$U22] = 1;NOT([.R22]=&quot;&quot;));[.R22];&quot;&quot;)" office:value-type="float" office:value="38" calcext:value-type="float">
            <text:p>38</text:p>
          </table:table-cell>
          <table:table-cell table:style-name="ce110" table:formula="of:=IF(AND([.$U22] = 1;NOT([.S22]=&quot;&quot;));[.S22];&quot;&quot;)" office:value-type="float" office:value="2.3706474818" calcext:value-type="float">
            <text:p>2.3706474818</text:p>
          </table:table-cell>
          <table:table-cell table:style-name="ce110" table:formula="of:=IF(AND([.$U22] = 1;NOT([.T22]=&quot;&quot;));[.T22];&quot;&quot;)" office:value-type="float" office:value="-1" calcext:value-type="float">
            <text:p>-1</text:p>
          </table:table-cell>
          <table:table-cell table:style-name="ce110" table:formula="of:=IF(AND([.$U22] = 1;NOT([.U22]=&quot;&quot;));[.U22];&quot;&quot;)" office:value-type="float" office:value="1" calcext:value-type="float">
            <text:p>1</text:p>
          </table:table-cell>
          <table:table-cell table:style-name="ce110" table:formula="of:=IF(AND([.$U22] = 1;NOT([.V22]=&quot;&quot;));[.V22];&quot;&quot;)" office:value-type="float" office:value="0" calcext:value-type="float">
            <text:p>0</text:p>
          </table:table-cell>
          <table:table-cell table:style-name="ce110" table:formula="of:=IF(AND([.$U22] = 1;NOT([.W22]=&quot;&quot;));[.W22];&quot;&quot;)">
            <text:p/>
          </table:table-cell>
          <table:table-cell table:style-name="ce110" table:formula="of:=IF(AND([.$U22] = 1;NOT([.X22]=&quot;&quot;));[.X22];&quot;&quot;)">
            <text:p/>
          </table:table-cell>
          <table:table-cell table:style-name="ce110" table:formula="of:=IF(AND([.$U22] = 1;NOT([.Y22]=&quot;&quot;));[.Y22];&quot;&quot;)" office:value-type="float" office:value="18" calcext:value-type="float">
            <text:p>18</text:p>
          </table:table-cell>
          <table:table-cell table:style-name="ce121" table:formula="of:=IF(AND([.$U22] = 1;NOT([.Z22]=&quot;&quot;));[.Z22];&quot;&quot;)" office:value-type="float" office:value="0.2122" calcext:value-type="float">
            <text:p>0.21220</text:p>
          </table:table-cell>
          <table:table-cell table:style-name="ce25" table:formula="of:=IF(AND([.$U22] = 1;NOT([.AA22]=&quot;&quot;));[.AA22];&quot;&quot;)" office:value-type="float" office:value="-0.859" calcext:value-type="float">
            <text:p>-0.859</text:p>
          </table:table-cell>
          <table:table-cell table:style-name="Default" table:number-columns-repeated="3"/>
          <table:table-cell table:style-name="ce4" table:formula="of:=IF(AND([.$U22] = 0;NOT([.A22]=&quot;&quot;));[.A22];&quot;&quot;)">
            <text:p/>
          </table:table-cell>
          <table:table-cell table:style-name="ce110" table:formula="of:=IF(AND([.$U22] = 0;NOT([.B22]=&quot;&quot;));[.B22];&quot;&quot;)">
            <text:p/>
          </table:table-cell>
          <table:table-cell table:style-name="ce110" table:formula="of:=IF(AND([.$U22] = 0;NOT([.C22]=&quot;&quot;));[.C22];&quot;&quot;)">
            <text:p/>
          </table:table-cell>
          <table:table-cell table:style-name="ce110" table:formula="of:=IF(AND([.$U22] = 0;NOT([.D22]=&quot;&quot;));[.D22];&quot;&quot;)">
            <text:p/>
          </table:table-cell>
          <table:table-cell table:style-name="ce110" table:formula="of:=IF(AND([.$U22] = 0;NOT([.E22]=&quot;&quot;));[.E22];&quot;&quot;)">
            <text:p/>
          </table:table-cell>
          <table:table-cell table:style-name="ce110" table:formula="of:=IF(AND([.$U22] = 0;NOT([.F22]=&quot;&quot;));[.F22];&quot;&quot;)">
            <text:p/>
          </table:table-cell>
          <table:table-cell table:style-name="ce110" table:formula="of:=IF(AND([.$U22] = 0;NOT([.G22]=&quot;&quot;));[.G22];&quot;&quot;)">
            <text:p/>
          </table:table-cell>
          <table:table-cell table:style-name="ce110" table:formula="of:=IF(AND([.$U22] = 0;NOT([.H22]=&quot;&quot;));[.H22];&quot;&quot;)">
            <text:p/>
          </table:table-cell>
          <table:table-cell table:style-name="ce110" table:formula="of:=IF(AND([.$U22] = 0;NOT([.I22]=&quot;&quot;));[.I22];&quot;&quot;)">
            <text:p/>
          </table:table-cell>
          <table:table-cell table:style-name="ce110" table:formula="of:=IF(AND([.$U22] = 0;NOT([.J22]=&quot;&quot;));[.J22];&quot;&quot;)">
            <text:p/>
          </table:table-cell>
          <table:table-cell table:style-name="ce113" table:formula="of:=IF(AND([.$U22] = 0;NOT([.K22]=&quot;&quot;));[.K22];&quot;&quot;)">
            <text:p/>
          </table:table-cell>
          <table:table-cell table:style-name="ce113" table:formula="of:=IF(AND([.$U22] = 0;NOT([.L22]=&quot;&quot;));[.L22];&quot;&quot;)">
            <text:p/>
          </table:table-cell>
          <table:table-cell table:style-name="ce110" table:formula="of:=IF(AND([.$U22] = 0;NOT([.M22]=&quot;&quot;));[.M22];&quot;&quot;)">
            <text:p/>
          </table:table-cell>
          <table:table-cell table:style-name="ce110" table:formula="of:=IF(AND([.$U22] = 0;NOT([.N22]=&quot;&quot;));[.N22];&quot;&quot;)">
            <text:p/>
          </table:table-cell>
          <table:table-cell table:style-name="ce110" table:formula="of:=IF(AND([.$U22] = 0;NOT([.O22]=&quot;&quot;));[.O22];&quot;&quot;)">
            <text:p/>
          </table:table-cell>
          <table:table-cell table:style-name="ce110" table:formula="of:=IF(AND([.$U22] = 0;NOT([.P22]=&quot;&quot;));[.P22];&quot;&quot;)">
            <text:p/>
          </table:table-cell>
          <table:table-cell table:style-name="ce110" table:formula="of:=IF(AND([.$U22] = 0;NOT([.Q22]=&quot;&quot;));[.Q22];&quot;&quot;)">
            <text:p/>
          </table:table-cell>
          <table:table-cell table:style-name="ce110" table:formula="of:=IF(AND([.$U22] = 0;NOT([.R22]=&quot;&quot;));[.R22];&quot;&quot;)">
            <text:p/>
          </table:table-cell>
          <table:table-cell table:style-name="ce110" table:formula="of:=IF(AND([.$U22] = 0;NOT([.S22]=&quot;&quot;));[.S22];&quot;&quot;)">
            <text:p/>
          </table:table-cell>
          <table:table-cell table:style-name="ce110" table:formula="of:=IF(AND([.$U22] = 0;NOT([.T22]=&quot;&quot;));[.T22];&quot;&quot;)">
            <text:p/>
          </table:table-cell>
          <table:table-cell table:style-name="ce110" table:formula="of:=IF(AND([.$U22] = 0;NOT([.U22]=&quot;&quot;));[.U22];&quot;&quot;)">
            <text:p/>
          </table:table-cell>
          <table:table-cell table:style-name="ce110" table:formula="of:=IF(AND([.$U22] = 0;NOT([.V22]=&quot;&quot;));[.V22];&quot;&quot;)">
            <text:p/>
          </table:table-cell>
          <table:table-cell table:style-name="ce110" table:formula="of:=IF(AND([.$U22] = 0;NOT([.W22]=&quot;&quot;));[.W22];&quot;&quot;)">
            <text:p/>
          </table:table-cell>
          <table:table-cell table:style-name="ce110" table:formula="of:=IF(AND([.$U22] = 0;NOT([.X22]=&quot;&quot;));[.X22];&quot;&quot;)">
            <text:p/>
          </table:table-cell>
          <table:table-cell table:style-name="ce110" table:formula="of:=IF(AND([.$U22] = 0;NOT([.Y22]=&quot;&quot;));[.Y22];&quot;&quot;)">
            <text:p/>
          </table:table-cell>
          <table:table-cell table:style-name="ce110" table:formula="of:=IF(AND([.$U22] = 0;NOT([.Z22]=&quot;&quot;));[.Z22];&quot;&quot;)">
            <text:p/>
          </table:table-cell>
          <table:table-cell table:style-name="ce25" table:formula="of:=IF(AND([.$U22] = 0;NOT([.AA22]=&quot;&quot;));[.AA22];&quot;&quot;)">
            <text:p/>
          </table:table-cell>
          <table:table-cell table:style-name="Default" table:number-columns-repeated="3"/>
          <table:table-cell table:style-name="ce126" table:formula="of:=IF(AND(0.1&lt;[.$Z22];[.$Z22]&lt;0.25; NOT([.A22]=&quot;&quot;));[.A22];&quot;&quot;)" office:value-type="float" office:value="18" calcext:value-type="float">
            <text:p>18.0000</text:p>
          </table:table-cell>
          <table:table-cell table:style-name="ce44" table:formula="of:=IF(AND(0.1&lt;[.$Z22];[.$Z22]&lt;0.25; NOT([.B22]=&quot;&quot;));[.B22];&quot;&quot;)" office:value-type="float" office:value="1.72788" calcext:value-type="float">
            <text:p>1.7279</text:p>
          </table:table-cell>
          <table:table-cell table:style-name="ce44" table:formula="of:=IF(AND(0.1&lt;[.$Z22];[.$Z22]&lt;0.25; NOT([.C22]=&quot;&quot;));[.C22];&quot;&quot;)" office:value-type="float" office:value="-1.5708" calcext:value-type="float">
            <text:p>-1.5708</text:p>
          </table:table-cell>
          <table:table-cell table:style-name="ce44" table:formula="of:=IF(AND(0.1&lt;[.$Z22];[.$Z22]&lt;0.25; NOT([.D22]=&quot;&quot;));[.D22];&quot;&quot;)" office:value-type="float" office:value="1.85005" calcext:value-type="float">
            <text:p>1.8501</text:p>
          </table:table-cell>
          <table:table-cell table:style-name="ce44" table:formula="of:=IF(AND(0.1&lt;[.$Z22];[.$Z22]&lt;0.25; NOT([.E22]=&quot;&quot;));[.E22];&quot;&quot;)" office:value-type="float" office:value="-2.16421" calcext:value-type="float">
            <text:p>-2.1642</text:p>
          </table:table-cell>
          <table:table-cell table:style-name="ce44" table:formula="of:=IF(AND(0.1&lt;[.$Z22];[.$Z22]&lt;0.25; NOT([.F22]=&quot;&quot;));[.F22];&quot;&quot;)" office:value-type="float" office:value="-1.48353" calcext:value-type="float">
            <text:p>-1.4835</text:p>
          </table:table-cell>
          <table:table-cell table:style-name="ce44" table:formula="of:=IF(AND(0.1&lt;[.$Z22];[.$Z22]&lt;0.25; NOT([.G22]=&quot;&quot;));[.G22];&quot;&quot;)" office:value-type="float" office:value="-1.76278" calcext:value-type="float">
            <text:p>-1.7628</text:p>
          </table:table-cell>
          <table:table-cell table:style-name="ce44" table:formula="of:=IF(AND(0.1&lt;[.$Z22];[.$Z22]&lt;0.25; NOT([.H22]=&quot;&quot;));[.H22];&quot;&quot;)">
            <text:p/>
          </table:table-cell>
          <table:table-cell table:style-name="ce44" table:formula="of:=IF(AND(0.1&lt;[.$Z22];[.$Z22]&lt;0.25; NOT([.I22]=&quot;&quot;));[.I22];&quot;&quot;)">
            <text:p/>
          </table:table-cell>
          <table:table-cell table:style-name="ce44" table:formula="of:=IF(AND(0.1&lt;[.$Z22];[.$Z22]&lt;0.25; NOT([.J22]=&quot;&quot;));[.J22];&quot;&quot;)" office:value-type="float" office:value="19" calcext:value-type="float">
            <text:p>19.0000</text:p>
          </table:table-cell>
          <table:table-cell table:style-name="ce44" table:formula="of:=IF(AND(0.1&lt;[.$Z22];[.$Z22]&lt;0.25; NOT([.K22]=&quot;&quot;));[.K22];&quot;&quot;)" office:value-type="float" office:value="0.3834" calcext:value-type="float">
            <text:p>0.3834</text:p>
          </table:table-cell>
          <table:table-cell table:style-name="ce44" table:formula="of:=IF(AND(0.1&lt;[.$Z22];[.$Z22]&lt;0.25; NOT([.L22]=&quot;&quot;));[.L22];&quot;&quot;)" office:value-type="float" office:value="-0.2974" calcext:value-type="float">
            <text:p>-0.2974</text:p>
          </table:table-cell>
          <table:table-cell table:style-name="ce44" table:formula="of:=IF(AND(0.1&lt;[.$Z22];[.$Z22]&lt;0.25; NOT([.M22]=&quot;&quot;));[.M22];&quot;&quot;)">
            <text:p/>
          </table:table-cell>
          <table:table-cell table:style-name="ce44" table:formula="of:=IF(AND(0.1&lt;[.$Z22];[.$Z22]&lt;0.25; NOT([.N22]=&quot;&quot;));[.N22];&quot;&quot;)">
            <text:p/>
          </table:table-cell>
          <table:table-cell table:style-name="ce44" table:formula="of:=IF(AND(0.1&lt;[.$Z22];[.$Z22]&lt;0.25; NOT([.O22]=&quot;&quot;));[.O22];&quot;&quot;)" office:value-type="float" office:value="18" calcext:value-type="float">
            <text:p>18.0000</text:p>
          </table:table-cell>
          <table:table-cell table:style-name="ce44" table:formula="of:=IF(AND(0.1&lt;[.$Z22];[.$Z22]&lt;0.25; NOT([.P22]=&quot;&quot;));[.P22];&quot;&quot;)" office:value-type="float" office:value="2.3822" calcext:value-type="float">
            <text:p>2.3822</text:p>
          </table:table-cell>
          <table:table-cell table:style-name="ce44" table:formula="of:=IF(AND(0.1&lt;[.$Z22];[.$Z22]&lt;0.25; NOT([.Q22]=&quot;&quot;));[.Q22];&quot;&quot;)" office:value-type="float" office:value="-2.3822" calcext:value-type="float">
            <text:p>-2.3822</text:p>
          </table:table-cell>
          <table:table-cell table:style-name="ce44" table:formula="of:=IF(AND(0.1&lt;[.$Z22];[.$Z22]&lt;0.25; NOT([.R22]=&quot;&quot;));[.R22];&quot;&quot;)" office:value-type="float" office:value="38" calcext:value-type="float">
            <text:p>38.0000</text:p>
          </table:table-cell>
          <table:table-cell table:style-name="ce44" table:formula="of:=IF(AND(0.1&lt;[.$Z22];[.$Z22]&lt;0.25; NOT([.S22]=&quot;&quot;));[.S22];&quot;&quot;)" office:value-type="float" office:value="2.3706474818" calcext:value-type="float">
            <text:p>2.3706</text:p>
          </table:table-cell>
          <table:table-cell table:style-name="ce44" table:formula="of:=IF(AND(0.1&lt;[.$Z22];[.$Z22]&lt;0.25; NOT([.T22]=&quot;&quot;));[.T22];&quot;&quot;)" office:value-type="float" office:value="-1" calcext:value-type="float">
            <text:p>-1.0000</text:p>
          </table:table-cell>
          <table:table-cell table:style-name="ce44" table:formula="of:=IF(AND(0.1&lt;[.$Z22];[.$Z22]&lt;0.25; NOT([.U22]=&quot;&quot;));[.U22];&quot;&quot;)" office:value-type="float" office:value="1" calcext:value-type="float">
            <text:p>1.0000</text:p>
          </table:table-cell>
          <table:table-cell table:style-name="ce44" table:formula="of:=IF(AND(0.1&lt;[.$Z22];[.$Z22]&lt;0.25; NOT([.V22]=&quot;&quot;));[.V22];&quot;&quot;)" office:value-type="float" office:value="0" calcext:value-type="float">
            <text:p>0.0000</text:p>
          </table:table-cell>
          <table:table-cell table:style-name="ce44" table:formula="of:=IF(AND(0.1&lt;[.$Z22];[.$Z22]&lt;0.25; NOT([.W22]=&quot;&quot;));[.W22];&quot;&quot;)">
            <text:p/>
          </table:table-cell>
          <table:table-cell table:style-name="ce44" table:formula="of:=IF(AND(0.1&lt;[.$Z22];[.$Z22]&lt;0.25; NOT([.X22]=&quot;&quot;));[.X22];&quot;&quot;)">
            <text:p/>
          </table:table-cell>
          <table:table-cell table:style-name="ce44" table:formula="of:=IF(AND(0.1&lt;[.$Z22];[.$Z22]&lt;0.25; NOT([.Y22]=&quot;&quot;));[.Y22];&quot;&quot;)" office:value-type="float" office:value="18" calcext:value-type="float">
            <text:p>18.0000</text:p>
          </table:table-cell>
          <table:table-cell table:style-name="ce44" table:formula="of:=IF(AND(0.1&lt;[.$Z22];[.$Z22]&lt;0.25; NOT([.Z22]=&quot;&quot;));[.Z22];&quot;&quot;)" office:value-type="float" office:value="0.2122" calcext:value-type="float">
            <text:p>0.2122</text:p>
          </table:table-cell>
          <table:table-cell table:style-name="ce44" table:formula="of:=IF(AND(0.1&lt;[.$Z22];[.$Z22]&lt;0.25; NOT([.AA22]=&quot;&quot;));[.AA22];&quot;&quot;)" office:value-type="float" office:value="-0.859" calcext:value-type="float">
            <text:p>-0.8590</text:p>
          </table:table-cell>
          <table:table-cell table:style-name="Default" table:number-columns-repeated="3"/>
          <table:table-cell table:style-name="ce126" table:formula="of:=IF(AND(OR(0.1&gt;[.$Z22];[.$Z22]&gt;0.25);NOT([.A22]=&quot;&quot;));[.A22];&quot;&quot;)">
            <text:p/>
          </table:table-cell>
          <table:table-cell table:style-name="ce44" table:formula="of:=IF(AND(OR(0.1&gt;[.$Z22];[.$Z22]&gt;0.25);NOT([.B22]=&quot;&quot;));[.B22];&quot;&quot;)">
            <text:p/>
          </table:table-cell>
          <table:table-cell table:style-name="ce44" table:formula="of:=IF(AND(OR(0.1&gt;[.$Z22];[.$Z22]&gt;0.25);NOT([.C22]=&quot;&quot;));[.C22];&quot;&quot;)">
            <text:p/>
          </table:table-cell>
          <table:table-cell table:style-name="ce44" table:formula="of:=IF(AND(OR(0.1&gt;[.$Z22];[.$Z22]&gt;0.25);NOT([.D22]=&quot;&quot;));[.D22];&quot;&quot;)">
            <text:p/>
          </table:table-cell>
          <table:table-cell table:style-name="ce44" table:formula="of:=IF(AND(OR(0.1&gt;[.$Z22];[.$Z22]&gt;0.25);NOT([.E22]=&quot;&quot;));[.E22];&quot;&quot;)">
            <text:p/>
          </table:table-cell>
          <table:table-cell table:style-name="ce44" table:formula="of:=IF(AND(OR(0.1&gt;[.$Z22];[.$Z22]&gt;0.25);NOT([.F22]=&quot;&quot;));[.F22];&quot;&quot;)">
            <text:p/>
          </table:table-cell>
          <table:table-cell table:style-name="ce44" table:formula="of:=IF(AND(OR(0.1&gt;[.$Z22];[.$Z22]&gt;0.25);NOT([.G22]=&quot;&quot;));[.G22];&quot;&quot;)">
            <text:p/>
          </table:table-cell>
          <table:table-cell table:style-name="ce44" table:formula="of:=IF(AND(OR(0.1&gt;[.$Z22];[.$Z22]&gt;0.25);NOT([.H22]=&quot;&quot;));[.H22];&quot;&quot;)">
            <text:p/>
          </table:table-cell>
          <table:table-cell table:style-name="ce44" table:formula="of:=IF(AND(OR(0.1&gt;[.$Z22];[.$Z22]&gt;0.25);NOT([.I22]=&quot;&quot;));[.I22];&quot;&quot;)">
            <text:p/>
          </table:table-cell>
          <table:table-cell table:style-name="ce44" table:formula="of:=IF(AND(OR(0.1&gt;[.$Z22];[.$Z22]&gt;0.25);NOT([.J22]=&quot;&quot;));[.J22];&quot;&quot;)">
            <text:p/>
          </table:table-cell>
          <table:table-cell table:style-name="ce44" table:formula="of:=IF(AND(OR(0.1&gt;[.$Z22];[.$Z22]&gt;0.25);NOT([.K22]=&quot;&quot;));[.K22];&quot;&quot;)">
            <text:p/>
          </table:table-cell>
          <table:table-cell table:style-name="ce44" table:formula="of:=IF(AND(OR(0.1&gt;[.$Z22];[.$Z22]&gt;0.25);NOT([.L22]=&quot;&quot;));[.L22];&quot;&quot;)">
            <text:p/>
          </table:table-cell>
          <table:table-cell table:style-name="ce44" table:formula="of:=IF(AND(OR(0.1&gt;[.$Z22];[.$Z22]&gt;0.25);NOT([.M22]=&quot;&quot;));[.M22];&quot;&quot;)">
            <text:p/>
          </table:table-cell>
          <table:table-cell table:style-name="ce44" table:formula="of:=IF(AND(OR(0.1&gt;[.$Z22];[.$Z22]&gt;0.25);NOT([.N22]=&quot;&quot;));[.N22];&quot;&quot;)">
            <text:p/>
          </table:table-cell>
          <table:table-cell table:style-name="ce128" table:formula="of:=IF(AND(OR(0.1&gt;[.$Z22];[.$Z22]&gt;0.25);NOT([.O22]=&quot;&quot;));[.O22];&quot;&quot;)">
            <text:p/>
          </table:table-cell>
          <table:table-cell table:style-name="ce44" table:formula="of:=IF(AND(OR(0.1&gt;[.$Z22];[.$Z22]&gt;0.25);NOT([.P22]=&quot;&quot;));[.P22];&quot;&quot;)">
            <text:p/>
          </table:table-cell>
          <table:table-cell table:style-name="ce44" table:formula="of:=IF(AND(OR(0.1&gt;[.$Z22];[.$Z22]&gt;0.25);NOT([.Q22]=&quot;&quot;));[.Q22];&quot;&quot;)">
            <text:p/>
          </table:table-cell>
          <table:table-cell table:style-name="ce44" table:formula="of:=IF(AND(OR(0.1&gt;[.$Z22];[.$Z22]&gt;0.25);NOT([.R22]=&quot;&quot;));[.R22];&quot;&quot;)">
            <text:p/>
          </table:table-cell>
          <table:table-cell table:style-name="ce44" table:formula="of:=IF(AND(OR(0.1&gt;[.$Z22];[.$Z22]&gt;0.25);NOT([.S22]=&quot;&quot;));[.S22];&quot;&quot;)">
            <text:p/>
          </table:table-cell>
          <table:table-cell table:style-name="ce44" table:formula="of:=IF(AND(OR(0.1&gt;[.$Z22];[.$Z22]&gt;0.25);NOT([.T22]=&quot;&quot;));[.T22];&quot;&quot;)">
            <text:p/>
          </table:table-cell>
          <table:table-cell table:style-name="ce44" table:formula="of:=IF(AND(OR(0.1&gt;[.$Z22];[.$Z22]&gt;0.25);NOT([.U22]=&quot;&quot;));[.U22];&quot;&quot;)">
            <text:p/>
          </table:table-cell>
          <table:table-cell table:style-name="ce44" table:formula="of:=IF(AND(OR(0.1&gt;[.$Z22];[.$Z22]&gt;0.25);NOT([.V22]=&quot;&quot;));[.V22];&quot;&quot;)">
            <text:p/>
          </table:table-cell>
          <table:table-cell table:style-name="ce44" table:formula="of:=IF(AND(OR(0.1&gt;[.$Z22];[.$Z22]&gt;0.25);NOT([.W22]=&quot;&quot;));[.W22];&quot;&quot;)">
            <text:p/>
          </table:table-cell>
          <table:table-cell table:style-name="ce44" table:formula="of:=IF(AND(OR(0.1&gt;[.$Z22];[.$Z22]&gt;0.25);NOT([.X22]=&quot;&quot;));[.X22];&quot;&quot;)">
            <text:p/>
          </table:table-cell>
          <table:table-cell table:style-name="ce128" table:formula="of:=IF(AND(OR(0.1&gt;[.$Z22];[.$Z22]&gt;0.25);NOT([.Y22]=&quot;&quot;));[.Y22];&quot;&quot;)">
            <text:p/>
          </table:table-cell>
          <table:table-cell table:style-name="ce44" table:formula="of:=IF(AND(OR(0.1&gt;[.$Z22];[.$Z22]&gt;0.25);NOT([.Z22]=&quot;&quot;));[.Z22];&quot;&quot;)">
            <text:p/>
          </table:table-cell>
          <table:table-cell table:style-name="ce44" table:formula="of:=IF(AND(OR(0.1&gt;[.$Z22];[.$Z22]&gt;0.25);NOT([.AA22]=&quot;&quot;));[.AA22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20" calcext:value-type="float">
            <text:p>20</text:p>
          </table:table-cell>
          <table:table-cell table:style-name="ce15" office:value-type="float" office:value="0.3266" calcext:value-type="float">
            <text:p>0.3266</text:p>
          </table:table-cell>
          <table:table-cell table:style-name="ce15" office:value-type="float" office:value="-0.1449" calcext:value-type="float">
            <text:p>-0.1449</text:p>
          </table:table-cell>
          <table:table-cell table:style-name="Default" table:number-columns-repeated="2"/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2.332" calcext:value-type="float">
            <text:p>2.332</text:p>
          </table:table-cell>
          <table:table-cell table:style-name="ce10" office:value-type="float" office:value="-2.332" calcext:value-type="float">
            <text:p>-2.332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1176801521" calcext:value-type="float">
            <text:p>2.1176801521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1324" calcext:value-type="float">
            <text:p>0.1324</text:p>
          </table:table-cell>
          <table:table-cell table:style-name="ce25" office:value-type="float" office:value="-0.7873" calcext:value-type="float">
            <text:p>-0.7873</text:p>
          </table:table-cell>
          <table:table-cell table:style-name="Default" table:number-columns-repeated="3"/>
          <table:table-cell table:style-name="ce31" table:formula="of:=IF(AND(0.15&lt;[.$Z23];[.$Z23]&lt;0.2; NOT([.A23]=&quot;&quot;));[.A23];&quot;&quot;)">
            <text:p/>
          </table:table-cell>
          <table:table-cell table:style-name="ce33" table:formula="of:=IF(AND(0.15&lt;[.$Z23];[.$Z23]&lt;0.2; NOT([.B23]=&quot;&quot;));[.B23];&quot;&quot;)">
            <text:p/>
          </table:table-cell>
          <table:table-cell table:style-name="ce33" table:formula="of:=IF(AND(0.15&lt;[.$Z23];[.$Z23]&lt;0.2; NOT([.C23]=&quot;&quot;));[.C23];&quot;&quot;)">
            <text:p/>
          </table:table-cell>
          <table:table-cell table:style-name="ce33" table:formula="of:=IF(AND(0.15&lt;[.$Z23];[.$Z23]&lt;0.2; NOT([.D23]=&quot;&quot;));[.D23];&quot;&quot;)">
            <text:p/>
          </table:table-cell>
          <table:table-cell table:style-name="ce33" table:formula="of:=IF(AND(0.15&lt;[.$Z23];[.$Z23]&lt;0.2; NOT([.E23]=&quot;&quot;));[.E23];&quot;&quot;)">
            <text:p/>
          </table:table-cell>
          <table:table-cell table:style-name="ce33" table:formula="of:=IF(AND(0.15&lt;[.$Z23];[.$Z23]&lt;0.2; NOT([.F23]=&quot;&quot;));[.F23];&quot;&quot;)">
            <text:p/>
          </table:table-cell>
          <table:table-cell table:style-name="ce33" table:formula="of:=IF(AND(0.15&lt;[.$Z23];[.$Z23]&lt;0.2; NOT([.G23]=&quot;&quot;));[.G23];&quot;&quot;)">
            <text:p/>
          </table:table-cell>
          <table:table-cell table:style-name="ce33" table:formula="of:=IF(AND(0.15&lt;[.$Z23];[.$Z23]&lt;0.2; NOT([.H23]=&quot;&quot;));[.H23];&quot;&quot;)">
            <text:p/>
          </table:table-cell>
          <table:table-cell table:style-name="ce33" table:formula="of:=IF(AND(0.15&lt;[.$Z23];[.$Z23]&lt;0.2; NOT([.I23]=&quot;&quot;));[.I23];&quot;&quot;)">
            <text:p/>
          </table:table-cell>
          <table:table-cell table:style-name="ce39" table:formula="of:=IF(AND(0.15&lt;[.$Z23];[.$Z23]&lt;0.2; NOT([.J23]=&quot;&quot;));[.J23];&quot;&quot;)">
            <text:p/>
          </table:table-cell>
          <table:table-cell table:style-name="ce33" table:formula="of:=IF(AND(0.15&lt;[.$Z23];[.$Z23]&lt;0.2; NOT([.K23]=&quot;&quot;));[.K23];&quot;&quot;)">
            <text:p/>
          </table:table-cell>
          <table:table-cell table:style-name="ce33" table:formula="of:=IF(AND(0.15&lt;[.$Z23];[.$Z23]&lt;0.2; NOT([.L23]=&quot;&quot;));[.L23];&quot;&quot;)">
            <text:p/>
          </table:table-cell>
          <table:table-cell table:style-name="ce33" table:formula="of:=IF(AND(0.15&lt;[.$Z23];[.$Z23]&lt;0.2; NOT([.M23]=&quot;&quot;));[.M23];&quot;&quot;)">
            <text:p/>
          </table:table-cell>
          <table:table-cell table:style-name="ce33" table:formula="of:=IF(AND(0.15&lt;[.$Z23];[.$Z23]&lt;0.2; NOT([.N23]=&quot;&quot;));[.N23];&quot;&quot;)">
            <text:p/>
          </table:table-cell>
          <table:table-cell table:style-name="ce39" table:formula="of:=IF(AND(0.15&lt;[.$Z23];[.$Z23]&lt;0.2; NOT([.O23]=&quot;&quot;));[.O23];&quot;&quot;)">
            <text:p/>
          </table:table-cell>
          <table:table-cell table:style-name="ce33" table:formula="of:=IF(AND(0.15&lt;[.$Z23];[.$Z23]&lt;0.2; NOT([.P23]=&quot;&quot;));[.P23];&quot;&quot;)">
            <text:p/>
          </table:table-cell>
          <table:table-cell table:style-name="ce33" table:formula="of:=IF(AND(0.15&lt;[.$Z23];[.$Z23]&lt;0.2; NOT([.Q23]=&quot;&quot;));[.Q23];&quot;&quot;)">
            <text:p/>
          </table:table-cell>
          <table:table-cell table:style-name="ce33" table:formula="of:=IF(AND(0.15&lt;[.$Z23];[.$Z23]&lt;0.2; NOT([.R23]=&quot;&quot;));[.R23];&quot;&quot;)">
            <text:p/>
          </table:table-cell>
          <table:table-cell table:style-name="ce33" table:formula="of:=IF(AND(0.15&lt;[.$Z23];[.$Z23]&lt;0.2; NOT([.S23]=&quot;&quot;));[.S23];&quot;&quot;)">
            <text:p/>
          </table:table-cell>
          <table:table-cell table:style-name="ce39" table:formula="of:=IF(AND(0.15&lt;[.$Z23];[.$Z23]&lt;0.2; NOT([.T23]=&quot;&quot;));[.T23];&quot;&quot;)">
            <text:p/>
          </table:table-cell>
          <table:table-cell table:style-name="ce39" table:formula="of:=IF(AND(0.15&lt;[.$Z23];[.$Z23]&lt;0.2; NOT([.U23]=&quot;&quot;));[.U23];&quot;&quot;)">
            <text:p/>
          </table:table-cell>
          <table:table-cell table:style-name="ce33" table:formula="of:=IF(AND(0.15&lt;[.$Z23];[.$Z23]&lt;0.2; NOT([.V23]=&quot;&quot;));[.V23];&quot;&quot;)">
            <text:p/>
          </table:table-cell>
          <table:table-cell table:style-name="ce33" table:formula="of:=IF(AND(0.15&lt;[.$Z23];[.$Z23]&lt;0.2; NOT([.W23]=&quot;&quot;));[.W23];&quot;&quot;)">
            <text:p/>
          </table:table-cell>
          <table:table-cell table:style-name="ce33" table:formula="of:=IF(AND(0.15&lt;[.$Z23];[.$Z23]&lt;0.2; NOT([.X23]=&quot;&quot;));[.X23];&quot;&quot;)">
            <text:p/>
          </table:table-cell>
          <table:table-cell table:style-name="ce39" table:formula="of:=IF(AND(0.15&lt;[.$Z23];[.$Z23]&lt;0.2; NOT([.Y23]=&quot;&quot;));[.Y23];&quot;&quot;)">
            <text:p/>
          </table:table-cell>
          <table:table-cell table:style-name="ce33" table:formula="of:=IF(AND(0.15&lt;[.$Z23];[.$Z23]&lt;0.2; NOT([.Z23]=&quot;&quot;));[.Z23];&quot;&quot;)">
            <text:p/>
          </table:table-cell>
          <table:table-cell table:style-name="ce44" table:formula="of:=IF(AND(0.15&lt;[.$Z23];[.$Z23]&lt;0.2; NOT([.AA23]=&quot;&quot;));[.AA23];&quot;&quot;)">
            <text:p/>
          </table:table-cell>
          <table:table-cell table:style-name="Default" table:number-columns-repeated="3"/>
          <table:table-cell table:style-name="ce31" table:formula="of:=IF(AND(OR(0.15&gt;[.$Z23];[.$Z23]&gt;0.2);NOT([.A23]=&quot;&quot;));[.A23];&quot;&quot;)" office:value-type="float" office:value="19" calcext:value-type="float">
            <text:p>19</text:p>
          </table:table-cell>
          <table:table-cell table:style-name="ce33" table:formula="of:=IF(AND(OR(0.15&gt;[.$Z23];[.$Z23]&gt;0.2);NOT([.B23]=&quot;&quot;));[.B23];&quot;&quot;)" office:value-type="float" office:value="1.72788" calcext:value-type="float">
            <text:p>1.7279</text:p>
          </table:table-cell>
          <table:table-cell table:style-name="ce33" table:formula="of:=IF(AND(OR(0.15&gt;[.$Z23];[.$Z23]&gt;0.2);NOT([.C23]=&quot;&quot;));[.C23];&quot;&quot;)" office:value-type="float" office:value="-1.5708" calcext:value-type="float">
            <text:p>-1.5708</text:p>
          </table:table-cell>
          <table:table-cell table:style-name="ce33" table:formula="of:=IF(AND(OR(0.15&gt;[.$Z23];[.$Z23]&gt;0.2);NOT([.D23]=&quot;&quot;));[.D23];&quot;&quot;)" office:value-type="float" office:value="1.85005" calcext:value-type="float">
            <text:p>1.8501</text:p>
          </table:table-cell>
          <table:table-cell table:style-name="ce33" table:formula="of:=IF(AND(OR(0.15&gt;[.$Z23];[.$Z23]&gt;0.2);NOT([.E23]=&quot;&quot;));[.E23];&quot;&quot;)" office:value-type="float" office:value="-2.16421" calcext:value-type="float">
            <text:p>-2.1642</text:p>
          </table:table-cell>
          <table:table-cell table:style-name="ce33" table:formula="of:=IF(AND(OR(0.15&gt;[.$Z23];[.$Z23]&gt;0.2);NOT([.F23]=&quot;&quot;));[.F23];&quot;&quot;)" office:value-type="float" office:value="-1.48353" calcext:value-type="float">
            <text:p>-1.4835</text:p>
          </table:table-cell>
          <table:table-cell table:style-name="ce33" table:formula="of:=IF(AND(OR(0.15&gt;[.$Z23];[.$Z23]&gt;0.2);NOT([.G23]=&quot;&quot;));[.G23];&quot;&quot;)" office:value-type="float" office:value="-1.76278" calcext:value-type="float">
            <text:p>-1.7628</text:p>
          </table:table-cell>
          <table:table-cell table:style-name="ce33" table:formula="of:=IF(AND(OR(0.15&gt;[.$Z23];[.$Z23]&gt;0.2);NOT([.H23]=&quot;&quot;));[.H23];&quot;&quot;)">
            <text:p/>
          </table:table-cell>
          <table:table-cell table:style-name="ce33" table:formula="of:=IF(AND(OR(0.15&gt;[.$Z23];[.$Z23]&gt;0.2);NOT([.I23]=&quot;&quot;));[.I23];&quot;&quot;)">
            <text:p/>
          </table:table-cell>
          <table:table-cell table:style-name="ce39" table:formula="of:=IF(AND(OR(0.15&gt;[.$Z23];[.$Z23]&gt;0.2);NOT([.J23]=&quot;&quot;));[.J23];&quot;&quot;)" office:value-type="float" office:value="20" calcext:value-type="float">
            <text:p>20</text:p>
          </table:table-cell>
          <table:table-cell table:style-name="ce33" table:formula="of:=IF(AND(OR(0.15&gt;[.$Z23];[.$Z23]&gt;0.2);NOT([.K23]=&quot;&quot;));[.K23];&quot;&quot;)" office:value-type="float" office:value="0.3266" calcext:value-type="float">
            <text:p>0.3266</text:p>
          </table:table-cell>
          <table:table-cell table:style-name="ce33" table:formula="of:=IF(AND(OR(0.15&gt;[.$Z23];[.$Z23]&gt;0.2);NOT([.L23]=&quot;&quot;));[.L23];&quot;&quot;)" office:value-type="float" office:value="-0.1449" calcext:value-type="float">
            <text:p>-0.1449</text:p>
          </table:table-cell>
          <table:table-cell table:style-name="ce33" table:formula="of:=IF(AND(OR(0.15&gt;[.$Z23];[.$Z23]&gt;0.2);NOT([.M23]=&quot;&quot;));[.M23];&quot;&quot;)">
            <text:p/>
          </table:table-cell>
          <table:table-cell table:style-name="ce33" table:formula="of:=IF(AND(OR(0.15&gt;[.$Z23];[.$Z23]&gt;0.2);NOT([.N23]=&quot;&quot;));[.N23];&quot;&quot;)">
            <text:p/>
          </table:table-cell>
          <table:table-cell table:style-name="ce39" table:formula="of:=IF(AND(OR(0.15&gt;[.$Z23];[.$Z23]&gt;0.2);NOT([.O23]=&quot;&quot;));[.O23];&quot;&quot;)" office:value-type="float" office:value="19" calcext:value-type="float">
            <text:p>19</text:p>
          </table:table-cell>
          <table:table-cell table:style-name="ce33" table:formula="of:=IF(AND(OR(0.15&gt;[.$Z23];[.$Z23]&gt;0.2);NOT([.P23]=&quot;&quot;));[.P23];&quot;&quot;)" office:value-type="float" office:value="2.332" calcext:value-type="float">
            <text:p>2.3320</text:p>
          </table:table-cell>
          <table:table-cell table:style-name="ce33" table:formula="of:=IF(AND(OR(0.15&gt;[.$Z23];[.$Z23]&gt;0.2);NOT([.Q23]=&quot;&quot;));[.Q23];&quot;&quot;)" office:value-type="float" office:value="-2.332" calcext:value-type="float">
            <text:p>-2.3320</text:p>
          </table:table-cell>
          <table:table-cell table:style-name="ce33" table:formula="of:=IF(AND(OR(0.15&gt;[.$Z23];[.$Z23]&gt;0.2);NOT([.R23]=&quot;&quot;));[.R23];&quot;&quot;)" office:value-type="float" office:value="38" calcext:value-type="float">
            <text:p>38.0000</text:p>
          </table:table-cell>
          <table:table-cell table:style-name="ce33" table:formula="of:=IF(AND(OR(0.15&gt;[.$Z23];[.$Z23]&gt;0.2);NOT([.S23]=&quot;&quot;));[.S23];&quot;&quot;)" office:value-type="float" office:value="2.1176801521" calcext:value-type="float">
            <text:p>2.1177</text:p>
          </table:table-cell>
          <table:table-cell table:style-name="ce39" table:formula="of:=IF(AND(OR(0.15&gt;[.$Z23];[.$Z23]&gt;0.2);NOT([.T23]=&quot;&quot;));[.T23];&quot;&quot;)" office:value-type="float" office:value="-1" calcext:value-type="float">
            <text:p>-1</text:p>
          </table:table-cell>
          <table:table-cell table:style-name="ce39" table:formula="of:=IF(AND(OR(0.15&gt;[.$Z23];[.$Z23]&gt;0.2);NOT([.U23]=&quot;&quot;));[.U23];&quot;&quot;)" office:value-type="float" office:value="1" calcext:value-type="float">
            <text:p>1</text:p>
          </table:table-cell>
          <table:table-cell table:style-name="ce33" table:formula="of:=IF(AND(OR(0.15&gt;[.$Z23];[.$Z23]&gt;0.2);NOT([.V23]=&quot;&quot;));[.V23];&quot;&quot;)" office:value-type="float" office:value="0" calcext:value-type="float">
            <text:p>0.0000</text:p>
          </table:table-cell>
          <table:table-cell table:style-name="ce33" table:formula="of:=IF(AND(OR(0.15&gt;[.$Z23];[.$Z23]&gt;0.2);NOT([.W23]=&quot;&quot;));[.W23];&quot;&quot;)">
            <text:p/>
          </table:table-cell>
          <table:table-cell table:style-name="ce33" table:formula="of:=IF(AND(OR(0.15&gt;[.$Z23];[.$Z23]&gt;0.2);NOT([.X23]=&quot;&quot;));[.X23];&quot;&quot;)">
            <text:p/>
          </table:table-cell>
          <table:table-cell table:style-name="ce39" table:formula="of:=IF(AND(OR(0.15&gt;[.$Z23];[.$Z23]&gt;0.2);NOT([.Y23]=&quot;&quot;));[.Y23];&quot;&quot;)" office:value-type="float" office:value="19" calcext:value-type="float">
            <text:p>19</text:p>
          </table:table-cell>
          <table:table-cell table:style-name="ce33" table:formula="of:=IF(AND(OR(0.15&gt;[.$Z23];[.$Z23]&gt;0.2);NOT([.Z23]=&quot;&quot;));[.Z23];&quot;&quot;)" office:value-type="float" office:value="0.1324" calcext:value-type="float">
            <text:p>0.1324</text:p>
          </table:table-cell>
          <table:table-cell table:style-name="ce44" table:formula="of:=IF(AND(OR(0.15&gt;[.$Z23];[.$Z23]&gt;0.2);NOT([.AA23]=&quot;&quot;));[.AA23];&quot;&quot;)" office:value-type="float" office:value="-0.7873" calcext:value-type="float">
            <text:p>-0.7873</text:p>
          </table:table-cell>
          <table:table-cell table:style-name="Default" table:number-columns-repeated="3"/>
          <table:table-cell table:style-name="ce4" table:formula="of:=IF(AND([.$U23] = 1;NOT([.A23]=&quot;&quot;));[.A23];&quot;&quot;)" office:value-type="float" office:value="19" calcext:value-type="float">
            <text:p>19</text:p>
          </table:table-cell>
          <table:table-cell table:style-name="ce110" table:formula="of:=IF(AND([.$U23] = 1;NOT([.B23]=&quot;&quot;));[.B23];&quot;&quot;)" office:value-type="float" office:value="1.72788" calcext:value-type="float">
            <text:p>1.72788</text:p>
          </table:table-cell>
          <table:table-cell table:style-name="ce110" table:formula="of:=IF(AND([.$U23] = 1;NOT([.C23]=&quot;&quot;));[.C23];&quot;&quot;)" office:value-type="float" office:value="-1.5708" calcext:value-type="float">
            <text:p>-1.5708</text:p>
          </table:table-cell>
          <table:table-cell table:style-name="ce110" table:formula="of:=IF(AND([.$U23] = 1;NOT([.D23]=&quot;&quot;));[.D23];&quot;&quot;)" office:value-type="float" office:value="1.85005" calcext:value-type="float">
            <text:p>1.85005</text:p>
          </table:table-cell>
          <table:table-cell table:style-name="ce110" table:formula="of:=IF(AND([.$U23] = 1;NOT([.E23]=&quot;&quot;));[.E23];&quot;&quot;)" office:value-type="float" office:value="-2.16421" calcext:value-type="float">
            <text:p>-2.16421</text:p>
          </table:table-cell>
          <table:table-cell table:style-name="ce110" table:formula="of:=IF(AND([.$U23] = 1;NOT([.F23]=&quot;&quot;));[.F23];&quot;&quot;)" office:value-type="float" office:value="-1.48353" calcext:value-type="float">
            <text:p>-1.48353</text:p>
          </table:table-cell>
          <table:table-cell table:style-name="ce110" table:formula="of:=IF(AND([.$U23] = 1;NOT([.G23]=&quot;&quot;));[.G23];&quot;&quot;)" office:value-type="float" office:value="-1.76278" calcext:value-type="float">
            <text:p>-1.76278</text:p>
          </table:table-cell>
          <table:table-cell table:style-name="ce110" table:formula="of:=IF(AND([.$U23] = 1;NOT([.H23]=&quot;&quot;));[.H23];&quot;&quot;)">
            <text:p/>
          </table:table-cell>
          <table:table-cell table:style-name="ce110" table:formula="of:=IF(AND([.$U23] = 1;NOT([.I23]=&quot;&quot;));[.I23];&quot;&quot;)">
            <text:p/>
          </table:table-cell>
          <table:table-cell table:style-name="ce110" table:formula="of:=IF(AND([.$U23] = 1;NOT([.J23]=&quot;&quot;));[.J23];&quot;&quot;)" office:value-type="float" office:value="20" calcext:value-type="float">
            <text:p>20</text:p>
          </table:table-cell>
          <table:table-cell table:style-name="ce110" table:formula="of:=IF(AND([.$U23] = 1;NOT([.K23]=&quot;&quot;));[.K23];&quot;&quot;)" office:value-type="float" office:value="0.3266" calcext:value-type="float">
            <text:p>0.3266</text:p>
          </table:table-cell>
          <table:table-cell table:style-name="ce110" table:formula="of:=IF(AND([.$U23] = 1;NOT([.L23]=&quot;&quot;));[.L23];&quot;&quot;)" office:value-type="float" office:value="-0.1449" calcext:value-type="float">
            <text:p>-0.1449</text:p>
          </table:table-cell>
          <table:table-cell table:style-name="ce110" table:formula="of:=IF(AND([.$U23] = 1;NOT([.M23]=&quot;&quot;));[.M23];&quot;&quot;)">
            <text:p/>
          </table:table-cell>
          <table:table-cell table:style-name="ce110" table:formula="of:=IF(AND([.$U23] = 1;NOT([.N23]=&quot;&quot;));[.N23];&quot;&quot;)">
            <text:p/>
          </table:table-cell>
          <table:table-cell table:style-name="ce110" table:formula="of:=IF(AND([.$U23] = 1;NOT([.O23]=&quot;&quot;));[.O23];&quot;&quot;)" office:value-type="float" office:value="19" calcext:value-type="float">
            <text:p>19</text:p>
          </table:table-cell>
          <table:table-cell table:style-name="ce110" table:formula="of:=IF(AND([.$U23] = 1;NOT([.P23]=&quot;&quot;));[.P23];&quot;&quot;)" office:value-type="float" office:value="2.332" calcext:value-type="float">
            <text:p>2.332</text:p>
          </table:table-cell>
          <table:table-cell table:style-name="ce110" table:formula="of:=IF(AND([.$U23] = 1;NOT([.Q23]=&quot;&quot;));[.Q23];&quot;&quot;)" office:value-type="float" office:value="-2.332" calcext:value-type="float">
            <text:p>-2.332</text:p>
          </table:table-cell>
          <table:table-cell table:style-name="ce110" table:formula="of:=IF(AND([.$U23] = 1;NOT([.R23]=&quot;&quot;));[.R23];&quot;&quot;)" office:value-type="float" office:value="38" calcext:value-type="float">
            <text:p>38</text:p>
          </table:table-cell>
          <table:table-cell table:style-name="ce110" table:formula="of:=IF(AND([.$U23] = 1;NOT([.S23]=&quot;&quot;));[.S23];&quot;&quot;)" office:value-type="float" office:value="2.1176801521" calcext:value-type="float">
            <text:p>2.1176801521</text:p>
          </table:table-cell>
          <table:table-cell table:style-name="ce110" table:formula="of:=IF(AND([.$U23] = 1;NOT([.T23]=&quot;&quot;));[.T23];&quot;&quot;)" office:value-type="float" office:value="-1" calcext:value-type="float">
            <text:p>-1</text:p>
          </table:table-cell>
          <table:table-cell table:style-name="ce110" table:formula="of:=IF(AND([.$U23] = 1;NOT([.U23]=&quot;&quot;));[.U23];&quot;&quot;)" office:value-type="float" office:value="1" calcext:value-type="float">
            <text:p>1</text:p>
          </table:table-cell>
          <table:table-cell table:style-name="ce110" table:formula="of:=IF(AND([.$U23] = 1;NOT([.V23]=&quot;&quot;));[.V23];&quot;&quot;)" office:value-type="float" office:value="0" calcext:value-type="float">
            <text:p>0</text:p>
          </table:table-cell>
          <table:table-cell table:style-name="ce110" table:formula="of:=IF(AND([.$U23] = 1;NOT([.W23]=&quot;&quot;));[.W23];&quot;&quot;)">
            <text:p/>
          </table:table-cell>
          <table:table-cell table:style-name="ce110" table:formula="of:=IF(AND([.$U23] = 1;NOT([.X23]=&quot;&quot;));[.X23];&quot;&quot;)">
            <text:p/>
          </table:table-cell>
          <table:table-cell table:style-name="ce110" table:formula="of:=IF(AND([.$U23] = 1;NOT([.Y23]=&quot;&quot;));[.Y23];&quot;&quot;)" office:value-type="float" office:value="19" calcext:value-type="float">
            <text:p>19</text:p>
          </table:table-cell>
          <table:table-cell table:style-name="ce121" table:formula="of:=IF(AND([.$U23] = 1;NOT([.Z23]=&quot;&quot;));[.Z23];&quot;&quot;)" office:value-type="float" office:value="0.1324" calcext:value-type="float">
            <text:p>0.13240</text:p>
          </table:table-cell>
          <table:table-cell table:style-name="ce25" table:formula="of:=IF(AND([.$U23] = 1;NOT([.AA23]=&quot;&quot;));[.AA23];&quot;&quot;)" office:value-type="float" office:value="-0.7873" calcext:value-type="float">
            <text:p>-0.7873</text:p>
          </table:table-cell>
          <table:table-cell table:style-name="Default" table:number-columns-repeated="3"/>
          <table:table-cell table:style-name="ce4" table:formula="of:=IF(AND([.$U23] = 0;NOT([.A23]=&quot;&quot;));[.A23];&quot;&quot;)">
            <text:p/>
          </table:table-cell>
          <table:table-cell table:style-name="ce110" table:formula="of:=IF(AND([.$U23] = 0;NOT([.B23]=&quot;&quot;));[.B23];&quot;&quot;)">
            <text:p/>
          </table:table-cell>
          <table:table-cell table:style-name="ce110" table:formula="of:=IF(AND([.$U23] = 0;NOT([.C23]=&quot;&quot;));[.C23];&quot;&quot;)">
            <text:p/>
          </table:table-cell>
          <table:table-cell table:style-name="ce110" table:formula="of:=IF(AND([.$U23] = 0;NOT([.D23]=&quot;&quot;));[.D23];&quot;&quot;)">
            <text:p/>
          </table:table-cell>
          <table:table-cell table:style-name="ce110" table:formula="of:=IF(AND([.$U23] = 0;NOT([.E23]=&quot;&quot;));[.E23];&quot;&quot;)">
            <text:p/>
          </table:table-cell>
          <table:table-cell table:style-name="ce110" table:formula="of:=IF(AND([.$U23] = 0;NOT([.F23]=&quot;&quot;));[.F23];&quot;&quot;)">
            <text:p/>
          </table:table-cell>
          <table:table-cell table:style-name="ce110" table:formula="of:=IF(AND([.$U23] = 0;NOT([.G23]=&quot;&quot;));[.G23];&quot;&quot;)">
            <text:p/>
          </table:table-cell>
          <table:table-cell table:style-name="ce110" table:formula="of:=IF(AND([.$U23] = 0;NOT([.H23]=&quot;&quot;));[.H23];&quot;&quot;)">
            <text:p/>
          </table:table-cell>
          <table:table-cell table:style-name="ce110" table:formula="of:=IF(AND([.$U23] = 0;NOT([.I23]=&quot;&quot;));[.I23];&quot;&quot;)">
            <text:p/>
          </table:table-cell>
          <table:table-cell table:style-name="ce110" table:formula="of:=IF(AND([.$U23] = 0;NOT([.J23]=&quot;&quot;));[.J23];&quot;&quot;)">
            <text:p/>
          </table:table-cell>
          <table:table-cell table:style-name="ce113" table:formula="of:=IF(AND([.$U23] = 0;NOT([.K23]=&quot;&quot;));[.K23];&quot;&quot;)">
            <text:p/>
          </table:table-cell>
          <table:table-cell table:style-name="ce113" table:formula="of:=IF(AND([.$U23] = 0;NOT([.L23]=&quot;&quot;));[.L23];&quot;&quot;)">
            <text:p/>
          </table:table-cell>
          <table:table-cell table:style-name="ce110" table:formula="of:=IF(AND([.$U23] = 0;NOT([.M23]=&quot;&quot;));[.M23];&quot;&quot;)">
            <text:p/>
          </table:table-cell>
          <table:table-cell table:style-name="ce110" table:formula="of:=IF(AND([.$U23] = 0;NOT([.N23]=&quot;&quot;));[.N23];&quot;&quot;)">
            <text:p/>
          </table:table-cell>
          <table:table-cell table:style-name="ce110" table:formula="of:=IF(AND([.$U23] = 0;NOT([.O23]=&quot;&quot;));[.O23];&quot;&quot;)">
            <text:p/>
          </table:table-cell>
          <table:table-cell table:style-name="ce110" table:formula="of:=IF(AND([.$U23] = 0;NOT([.P23]=&quot;&quot;));[.P23];&quot;&quot;)">
            <text:p/>
          </table:table-cell>
          <table:table-cell table:style-name="ce110" table:formula="of:=IF(AND([.$U23] = 0;NOT([.Q23]=&quot;&quot;));[.Q23];&quot;&quot;)">
            <text:p/>
          </table:table-cell>
          <table:table-cell table:style-name="ce110" table:formula="of:=IF(AND([.$U23] = 0;NOT([.R23]=&quot;&quot;));[.R23];&quot;&quot;)">
            <text:p/>
          </table:table-cell>
          <table:table-cell table:style-name="ce110" table:formula="of:=IF(AND([.$U23] = 0;NOT([.S23]=&quot;&quot;));[.S23];&quot;&quot;)">
            <text:p/>
          </table:table-cell>
          <table:table-cell table:style-name="ce110" table:formula="of:=IF(AND([.$U23] = 0;NOT([.T23]=&quot;&quot;));[.T23];&quot;&quot;)">
            <text:p/>
          </table:table-cell>
          <table:table-cell table:style-name="ce110" table:formula="of:=IF(AND([.$U23] = 0;NOT([.U23]=&quot;&quot;));[.U23];&quot;&quot;)">
            <text:p/>
          </table:table-cell>
          <table:table-cell table:style-name="ce110" table:formula="of:=IF(AND([.$U23] = 0;NOT([.V23]=&quot;&quot;));[.V23];&quot;&quot;)">
            <text:p/>
          </table:table-cell>
          <table:table-cell table:style-name="ce110" table:formula="of:=IF(AND([.$U23] = 0;NOT([.W23]=&quot;&quot;));[.W23];&quot;&quot;)">
            <text:p/>
          </table:table-cell>
          <table:table-cell table:style-name="ce110" table:formula="of:=IF(AND([.$U23] = 0;NOT([.X23]=&quot;&quot;));[.X23];&quot;&quot;)">
            <text:p/>
          </table:table-cell>
          <table:table-cell table:style-name="ce110" table:formula="of:=IF(AND([.$U23] = 0;NOT([.Y23]=&quot;&quot;));[.Y23];&quot;&quot;)">
            <text:p/>
          </table:table-cell>
          <table:table-cell table:style-name="ce110" table:formula="of:=IF(AND([.$U23] = 0;NOT([.Z23]=&quot;&quot;));[.Z23];&quot;&quot;)">
            <text:p/>
          </table:table-cell>
          <table:table-cell table:style-name="ce25" table:formula="of:=IF(AND([.$U23] = 0;NOT([.AA23]=&quot;&quot;));[.AA23];&quot;&quot;)">
            <text:p/>
          </table:table-cell>
          <table:table-cell table:style-name="Default" table:number-columns-repeated="3"/>
          <table:table-cell table:style-name="ce126" table:formula="of:=IF(AND(0.1&lt;[.$Z23];[.$Z23]&lt;0.25; NOT([.A23]=&quot;&quot;));[.A23];&quot;&quot;)" office:value-type="float" office:value="19" calcext:value-type="float">
            <text:p>19.0000</text:p>
          </table:table-cell>
          <table:table-cell table:style-name="ce44" table:formula="of:=IF(AND(0.1&lt;[.$Z23];[.$Z23]&lt;0.25; NOT([.B23]=&quot;&quot;));[.B23];&quot;&quot;)" office:value-type="float" office:value="1.72788" calcext:value-type="float">
            <text:p>1.7279</text:p>
          </table:table-cell>
          <table:table-cell table:style-name="ce44" table:formula="of:=IF(AND(0.1&lt;[.$Z23];[.$Z23]&lt;0.25; NOT([.C23]=&quot;&quot;));[.C23];&quot;&quot;)" office:value-type="float" office:value="-1.5708" calcext:value-type="float">
            <text:p>-1.5708</text:p>
          </table:table-cell>
          <table:table-cell table:style-name="ce44" table:formula="of:=IF(AND(0.1&lt;[.$Z23];[.$Z23]&lt;0.25; NOT([.D23]=&quot;&quot;));[.D23];&quot;&quot;)" office:value-type="float" office:value="1.85005" calcext:value-type="float">
            <text:p>1.8501</text:p>
          </table:table-cell>
          <table:table-cell table:style-name="ce44" table:formula="of:=IF(AND(0.1&lt;[.$Z23];[.$Z23]&lt;0.25; NOT([.E23]=&quot;&quot;));[.E23];&quot;&quot;)" office:value-type="float" office:value="-2.16421" calcext:value-type="float">
            <text:p>-2.1642</text:p>
          </table:table-cell>
          <table:table-cell table:style-name="ce44" table:formula="of:=IF(AND(0.1&lt;[.$Z23];[.$Z23]&lt;0.25; NOT([.F23]=&quot;&quot;));[.F23];&quot;&quot;)" office:value-type="float" office:value="-1.48353" calcext:value-type="float">
            <text:p>-1.4835</text:p>
          </table:table-cell>
          <table:table-cell table:style-name="ce44" table:formula="of:=IF(AND(0.1&lt;[.$Z23];[.$Z23]&lt;0.25; NOT([.G23]=&quot;&quot;));[.G23];&quot;&quot;)" office:value-type="float" office:value="-1.76278" calcext:value-type="float">
            <text:p>-1.7628</text:p>
          </table:table-cell>
          <table:table-cell table:style-name="ce44" table:formula="of:=IF(AND(0.1&lt;[.$Z23];[.$Z23]&lt;0.25; NOT([.H23]=&quot;&quot;));[.H23];&quot;&quot;)">
            <text:p/>
          </table:table-cell>
          <table:table-cell table:style-name="ce44" table:formula="of:=IF(AND(0.1&lt;[.$Z23];[.$Z23]&lt;0.25; NOT([.I23]=&quot;&quot;));[.I23];&quot;&quot;)">
            <text:p/>
          </table:table-cell>
          <table:table-cell table:style-name="ce44" table:formula="of:=IF(AND(0.1&lt;[.$Z23];[.$Z23]&lt;0.25; NOT([.J23]=&quot;&quot;));[.J23];&quot;&quot;)" office:value-type="float" office:value="20" calcext:value-type="float">
            <text:p>20.0000</text:p>
          </table:table-cell>
          <table:table-cell table:style-name="ce44" table:formula="of:=IF(AND(0.1&lt;[.$Z23];[.$Z23]&lt;0.25; NOT([.K23]=&quot;&quot;));[.K23];&quot;&quot;)" office:value-type="float" office:value="0.3266" calcext:value-type="float">
            <text:p>0.3266</text:p>
          </table:table-cell>
          <table:table-cell table:style-name="ce44" table:formula="of:=IF(AND(0.1&lt;[.$Z23];[.$Z23]&lt;0.25; NOT([.L23]=&quot;&quot;));[.L23];&quot;&quot;)" office:value-type="float" office:value="-0.1449" calcext:value-type="float">
            <text:p>-0.1449</text:p>
          </table:table-cell>
          <table:table-cell table:style-name="ce44" table:formula="of:=IF(AND(0.1&lt;[.$Z23];[.$Z23]&lt;0.25; NOT([.M23]=&quot;&quot;));[.M23];&quot;&quot;)">
            <text:p/>
          </table:table-cell>
          <table:table-cell table:style-name="ce44" table:formula="of:=IF(AND(0.1&lt;[.$Z23];[.$Z23]&lt;0.25; NOT([.N23]=&quot;&quot;));[.N23];&quot;&quot;)">
            <text:p/>
          </table:table-cell>
          <table:table-cell table:style-name="ce44" table:formula="of:=IF(AND(0.1&lt;[.$Z23];[.$Z23]&lt;0.25; NOT([.O23]=&quot;&quot;));[.O23];&quot;&quot;)" office:value-type="float" office:value="19" calcext:value-type="float">
            <text:p>19.0000</text:p>
          </table:table-cell>
          <table:table-cell table:style-name="ce44" table:formula="of:=IF(AND(0.1&lt;[.$Z23];[.$Z23]&lt;0.25; NOT([.P23]=&quot;&quot;));[.P23];&quot;&quot;)" office:value-type="float" office:value="2.332" calcext:value-type="float">
            <text:p>2.3320</text:p>
          </table:table-cell>
          <table:table-cell table:style-name="ce44" table:formula="of:=IF(AND(0.1&lt;[.$Z23];[.$Z23]&lt;0.25; NOT([.Q23]=&quot;&quot;));[.Q23];&quot;&quot;)" office:value-type="float" office:value="-2.332" calcext:value-type="float">
            <text:p>-2.3320</text:p>
          </table:table-cell>
          <table:table-cell table:style-name="ce44" table:formula="of:=IF(AND(0.1&lt;[.$Z23];[.$Z23]&lt;0.25; NOT([.R23]=&quot;&quot;));[.R23];&quot;&quot;)" office:value-type="float" office:value="38" calcext:value-type="float">
            <text:p>38.0000</text:p>
          </table:table-cell>
          <table:table-cell table:style-name="ce44" table:formula="of:=IF(AND(0.1&lt;[.$Z23];[.$Z23]&lt;0.25; NOT([.S23]=&quot;&quot;));[.S23];&quot;&quot;)" office:value-type="float" office:value="2.1176801521" calcext:value-type="float">
            <text:p>2.1177</text:p>
          </table:table-cell>
          <table:table-cell table:style-name="ce44" table:formula="of:=IF(AND(0.1&lt;[.$Z23];[.$Z23]&lt;0.25; NOT([.T23]=&quot;&quot;));[.T23];&quot;&quot;)" office:value-type="float" office:value="-1" calcext:value-type="float">
            <text:p>-1.0000</text:p>
          </table:table-cell>
          <table:table-cell table:style-name="ce44" table:formula="of:=IF(AND(0.1&lt;[.$Z23];[.$Z23]&lt;0.25; NOT([.U23]=&quot;&quot;));[.U23];&quot;&quot;)" office:value-type="float" office:value="1" calcext:value-type="float">
            <text:p>1.0000</text:p>
          </table:table-cell>
          <table:table-cell table:style-name="ce44" table:formula="of:=IF(AND(0.1&lt;[.$Z23];[.$Z23]&lt;0.25; NOT([.V23]=&quot;&quot;));[.V23];&quot;&quot;)" office:value-type="float" office:value="0" calcext:value-type="float">
            <text:p>0.0000</text:p>
          </table:table-cell>
          <table:table-cell table:style-name="ce44" table:formula="of:=IF(AND(0.1&lt;[.$Z23];[.$Z23]&lt;0.25; NOT([.W23]=&quot;&quot;));[.W23];&quot;&quot;)">
            <text:p/>
          </table:table-cell>
          <table:table-cell table:style-name="ce44" table:formula="of:=IF(AND(0.1&lt;[.$Z23];[.$Z23]&lt;0.25; NOT([.X23]=&quot;&quot;));[.X23];&quot;&quot;)">
            <text:p/>
          </table:table-cell>
          <table:table-cell table:style-name="ce44" table:formula="of:=IF(AND(0.1&lt;[.$Z23];[.$Z23]&lt;0.25; NOT([.Y23]=&quot;&quot;));[.Y23];&quot;&quot;)" office:value-type="float" office:value="19" calcext:value-type="float">
            <text:p>19.0000</text:p>
          </table:table-cell>
          <table:table-cell table:style-name="ce44" table:formula="of:=IF(AND(0.1&lt;[.$Z23];[.$Z23]&lt;0.25; NOT([.Z23]=&quot;&quot;));[.Z23];&quot;&quot;)" office:value-type="float" office:value="0.1324" calcext:value-type="float">
            <text:p>0.1324</text:p>
          </table:table-cell>
          <table:table-cell table:style-name="ce44" table:formula="of:=IF(AND(0.1&lt;[.$Z23];[.$Z23]&lt;0.25; NOT([.AA23]=&quot;&quot;));[.AA23];&quot;&quot;)" office:value-type="float" office:value="-0.7873" calcext:value-type="float">
            <text:p>-0.7873</text:p>
          </table:table-cell>
          <table:table-cell table:style-name="Default" table:number-columns-repeated="3"/>
          <table:table-cell table:style-name="ce126" table:formula="of:=IF(AND(OR(0.1&gt;[.$Z23];[.$Z23]&gt;0.25);NOT([.A23]=&quot;&quot;));[.A23];&quot;&quot;)">
            <text:p/>
          </table:table-cell>
          <table:table-cell table:style-name="ce44" table:formula="of:=IF(AND(OR(0.1&gt;[.$Z23];[.$Z23]&gt;0.25);NOT([.B23]=&quot;&quot;));[.B23];&quot;&quot;)">
            <text:p/>
          </table:table-cell>
          <table:table-cell table:style-name="ce44" table:formula="of:=IF(AND(OR(0.1&gt;[.$Z23];[.$Z23]&gt;0.25);NOT([.C23]=&quot;&quot;));[.C23];&quot;&quot;)">
            <text:p/>
          </table:table-cell>
          <table:table-cell table:style-name="ce44" table:formula="of:=IF(AND(OR(0.1&gt;[.$Z23];[.$Z23]&gt;0.25);NOT([.D23]=&quot;&quot;));[.D23];&quot;&quot;)">
            <text:p/>
          </table:table-cell>
          <table:table-cell table:style-name="ce44" table:formula="of:=IF(AND(OR(0.1&gt;[.$Z23];[.$Z23]&gt;0.25);NOT([.E23]=&quot;&quot;));[.E23];&quot;&quot;)">
            <text:p/>
          </table:table-cell>
          <table:table-cell table:style-name="ce44" table:formula="of:=IF(AND(OR(0.1&gt;[.$Z23];[.$Z23]&gt;0.25);NOT([.F23]=&quot;&quot;));[.F23];&quot;&quot;)">
            <text:p/>
          </table:table-cell>
          <table:table-cell table:style-name="ce44" table:formula="of:=IF(AND(OR(0.1&gt;[.$Z23];[.$Z23]&gt;0.25);NOT([.G23]=&quot;&quot;));[.G23];&quot;&quot;)">
            <text:p/>
          </table:table-cell>
          <table:table-cell table:style-name="ce44" table:formula="of:=IF(AND(OR(0.1&gt;[.$Z23];[.$Z23]&gt;0.25);NOT([.H23]=&quot;&quot;));[.H23];&quot;&quot;)">
            <text:p/>
          </table:table-cell>
          <table:table-cell table:style-name="ce44" table:formula="of:=IF(AND(OR(0.1&gt;[.$Z23];[.$Z23]&gt;0.25);NOT([.I23]=&quot;&quot;));[.I23];&quot;&quot;)">
            <text:p/>
          </table:table-cell>
          <table:table-cell table:style-name="ce44" table:formula="of:=IF(AND(OR(0.1&gt;[.$Z23];[.$Z23]&gt;0.25);NOT([.J23]=&quot;&quot;));[.J23];&quot;&quot;)">
            <text:p/>
          </table:table-cell>
          <table:table-cell table:style-name="ce44" table:formula="of:=IF(AND(OR(0.1&gt;[.$Z23];[.$Z23]&gt;0.25);NOT([.K23]=&quot;&quot;));[.K23];&quot;&quot;)">
            <text:p/>
          </table:table-cell>
          <table:table-cell table:style-name="ce44" table:formula="of:=IF(AND(OR(0.1&gt;[.$Z23];[.$Z23]&gt;0.25);NOT([.L23]=&quot;&quot;));[.L23];&quot;&quot;)">
            <text:p/>
          </table:table-cell>
          <table:table-cell table:style-name="ce44" table:formula="of:=IF(AND(OR(0.1&gt;[.$Z23];[.$Z23]&gt;0.25);NOT([.M23]=&quot;&quot;));[.M23];&quot;&quot;)">
            <text:p/>
          </table:table-cell>
          <table:table-cell table:style-name="ce44" table:formula="of:=IF(AND(OR(0.1&gt;[.$Z23];[.$Z23]&gt;0.25);NOT([.N23]=&quot;&quot;));[.N23];&quot;&quot;)">
            <text:p/>
          </table:table-cell>
          <table:table-cell table:style-name="ce128" table:formula="of:=IF(AND(OR(0.1&gt;[.$Z23];[.$Z23]&gt;0.25);NOT([.O23]=&quot;&quot;));[.O23];&quot;&quot;)">
            <text:p/>
          </table:table-cell>
          <table:table-cell table:style-name="ce44" table:formula="of:=IF(AND(OR(0.1&gt;[.$Z23];[.$Z23]&gt;0.25);NOT([.P23]=&quot;&quot;));[.P23];&quot;&quot;)">
            <text:p/>
          </table:table-cell>
          <table:table-cell table:style-name="ce44" table:formula="of:=IF(AND(OR(0.1&gt;[.$Z23];[.$Z23]&gt;0.25);NOT([.Q23]=&quot;&quot;));[.Q23];&quot;&quot;)">
            <text:p/>
          </table:table-cell>
          <table:table-cell table:style-name="ce44" table:formula="of:=IF(AND(OR(0.1&gt;[.$Z23];[.$Z23]&gt;0.25);NOT([.R23]=&quot;&quot;));[.R23];&quot;&quot;)">
            <text:p/>
          </table:table-cell>
          <table:table-cell table:style-name="ce44" table:formula="of:=IF(AND(OR(0.1&gt;[.$Z23];[.$Z23]&gt;0.25);NOT([.S23]=&quot;&quot;));[.S23];&quot;&quot;)">
            <text:p/>
          </table:table-cell>
          <table:table-cell table:style-name="ce44" table:formula="of:=IF(AND(OR(0.1&gt;[.$Z23];[.$Z23]&gt;0.25);NOT([.T23]=&quot;&quot;));[.T23];&quot;&quot;)">
            <text:p/>
          </table:table-cell>
          <table:table-cell table:style-name="ce44" table:formula="of:=IF(AND(OR(0.1&gt;[.$Z23];[.$Z23]&gt;0.25);NOT([.U23]=&quot;&quot;));[.U23];&quot;&quot;)">
            <text:p/>
          </table:table-cell>
          <table:table-cell table:style-name="ce44" table:formula="of:=IF(AND(OR(0.1&gt;[.$Z23];[.$Z23]&gt;0.25);NOT([.V23]=&quot;&quot;));[.V23];&quot;&quot;)">
            <text:p/>
          </table:table-cell>
          <table:table-cell table:style-name="ce44" table:formula="of:=IF(AND(OR(0.1&gt;[.$Z23];[.$Z23]&gt;0.25);NOT([.W23]=&quot;&quot;));[.W23];&quot;&quot;)">
            <text:p/>
          </table:table-cell>
          <table:table-cell table:style-name="ce44" table:formula="of:=IF(AND(OR(0.1&gt;[.$Z23];[.$Z23]&gt;0.25);NOT([.X23]=&quot;&quot;));[.X23];&quot;&quot;)">
            <text:p/>
          </table:table-cell>
          <table:table-cell table:style-name="ce128" table:formula="of:=IF(AND(OR(0.1&gt;[.$Z23];[.$Z23]&gt;0.25);NOT([.Y23]=&quot;&quot;));[.Y23];&quot;&quot;)">
            <text:p/>
          </table:table-cell>
          <table:table-cell table:style-name="ce44" table:formula="of:=IF(AND(OR(0.1&gt;[.$Z23];[.$Z23]&gt;0.25);NOT([.Z23]=&quot;&quot;));[.Z23];&quot;&quot;)">
            <text:p/>
          </table:table-cell>
          <table:table-cell table:style-name="ce44" table:formula="of:=IF(AND(OR(0.1&gt;[.$Z23];[.$Z23]&gt;0.25);NOT([.AA23]=&quot;&quot;));[.AA23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21" calcext:value-type="float">
            <text:p>21</text:p>
          </table:table-cell>
          <table:table-cell table:style-name="ce15" office:value-type="float" office:value="0.3922" calcext:value-type="float">
            <text:p>0.3922</text:p>
          </table:table-cell>
          <table:table-cell table:style-name="ce15" office:value-type="float" office:value="-0.177" calcext:value-type="float">
            <text:p>-0.1770</text:p>
          </table:table-cell>
          <table:table-cell table:style-name="Default" table:number-columns-repeated="2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2.3112" calcext:value-type="float">
            <text:p>2.3112</text:p>
          </table:table-cell>
          <table:table-cell table:style-name="ce10" office:value-type="float" office:value="-2.3112" calcext:value-type="float">
            <text:p>-2.3112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8476766328" calcext:value-type="float">
            <text:p>2.8476766328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0.2248" calcext:value-type="float">
            <text:p>0.2248</text:p>
          </table:table-cell>
          <table:table-cell table:style-name="ce25" office:value-type="float" office:value="-0.7564" calcext:value-type="float">
            <text:p>-0.7564</text:p>
          </table:table-cell>
          <table:table-cell table:style-name="Default" table:number-columns-repeated="3"/>
          <table:table-cell table:style-name="ce31" table:formula="of:=IF(AND(0.15&lt;[.$Z24];[.$Z24]&lt;0.2; NOT([.A24]=&quot;&quot;));[.A24];&quot;&quot;)">
            <text:p/>
          </table:table-cell>
          <table:table-cell table:style-name="ce33" table:formula="of:=IF(AND(0.15&lt;[.$Z24];[.$Z24]&lt;0.2; NOT([.B24]=&quot;&quot;));[.B24];&quot;&quot;)">
            <text:p/>
          </table:table-cell>
          <table:table-cell table:style-name="ce33" table:formula="of:=IF(AND(0.15&lt;[.$Z24];[.$Z24]&lt;0.2; NOT([.C24]=&quot;&quot;));[.C24];&quot;&quot;)">
            <text:p/>
          </table:table-cell>
          <table:table-cell table:style-name="ce33" table:formula="of:=IF(AND(0.15&lt;[.$Z24];[.$Z24]&lt;0.2; NOT([.D24]=&quot;&quot;));[.D24];&quot;&quot;)">
            <text:p/>
          </table:table-cell>
          <table:table-cell table:style-name="ce33" table:formula="of:=IF(AND(0.15&lt;[.$Z24];[.$Z24]&lt;0.2; NOT([.E24]=&quot;&quot;));[.E24];&quot;&quot;)">
            <text:p/>
          </table:table-cell>
          <table:table-cell table:style-name="ce33" table:formula="of:=IF(AND(0.15&lt;[.$Z24];[.$Z24]&lt;0.2; NOT([.F24]=&quot;&quot;));[.F24];&quot;&quot;)">
            <text:p/>
          </table:table-cell>
          <table:table-cell table:style-name="ce33" table:formula="of:=IF(AND(0.15&lt;[.$Z24];[.$Z24]&lt;0.2; NOT([.G24]=&quot;&quot;));[.G24];&quot;&quot;)">
            <text:p/>
          </table:table-cell>
          <table:table-cell table:style-name="ce33" table:formula="of:=IF(AND(0.15&lt;[.$Z24];[.$Z24]&lt;0.2; NOT([.H24]=&quot;&quot;));[.H24];&quot;&quot;)">
            <text:p/>
          </table:table-cell>
          <table:table-cell table:style-name="ce33" table:formula="of:=IF(AND(0.15&lt;[.$Z24];[.$Z24]&lt;0.2; NOT([.I24]=&quot;&quot;));[.I24];&quot;&quot;)">
            <text:p/>
          </table:table-cell>
          <table:table-cell table:style-name="ce39" table:formula="of:=IF(AND(0.15&lt;[.$Z24];[.$Z24]&lt;0.2; NOT([.J24]=&quot;&quot;));[.J24];&quot;&quot;)">
            <text:p/>
          </table:table-cell>
          <table:table-cell table:style-name="ce33" table:formula="of:=IF(AND(0.15&lt;[.$Z24];[.$Z24]&lt;0.2; NOT([.K24]=&quot;&quot;));[.K24];&quot;&quot;)">
            <text:p/>
          </table:table-cell>
          <table:table-cell table:style-name="ce33" table:formula="of:=IF(AND(0.15&lt;[.$Z24];[.$Z24]&lt;0.2; NOT([.L24]=&quot;&quot;));[.L24];&quot;&quot;)">
            <text:p/>
          </table:table-cell>
          <table:table-cell table:style-name="ce33" table:formula="of:=IF(AND(0.15&lt;[.$Z24];[.$Z24]&lt;0.2; NOT([.M24]=&quot;&quot;));[.M24];&quot;&quot;)">
            <text:p/>
          </table:table-cell>
          <table:table-cell table:style-name="ce33" table:formula="of:=IF(AND(0.15&lt;[.$Z24];[.$Z24]&lt;0.2; NOT([.N24]=&quot;&quot;));[.N24];&quot;&quot;)">
            <text:p/>
          </table:table-cell>
          <table:table-cell table:style-name="ce39" table:formula="of:=IF(AND(0.15&lt;[.$Z24];[.$Z24]&lt;0.2; NOT([.O24]=&quot;&quot;));[.O24];&quot;&quot;)">
            <text:p/>
          </table:table-cell>
          <table:table-cell table:style-name="ce33" table:formula="of:=IF(AND(0.15&lt;[.$Z24];[.$Z24]&lt;0.2; NOT([.P24]=&quot;&quot;));[.P24];&quot;&quot;)">
            <text:p/>
          </table:table-cell>
          <table:table-cell table:style-name="ce33" table:formula="of:=IF(AND(0.15&lt;[.$Z24];[.$Z24]&lt;0.2; NOT([.Q24]=&quot;&quot;));[.Q24];&quot;&quot;)">
            <text:p/>
          </table:table-cell>
          <table:table-cell table:style-name="ce33" table:formula="of:=IF(AND(0.15&lt;[.$Z24];[.$Z24]&lt;0.2; NOT([.R24]=&quot;&quot;));[.R24];&quot;&quot;)">
            <text:p/>
          </table:table-cell>
          <table:table-cell table:style-name="ce33" table:formula="of:=IF(AND(0.15&lt;[.$Z24];[.$Z24]&lt;0.2; NOT([.S24]=&quot;&quot;));[.S24];&quot;&quot;)">
            <text:p/>
          </table:table-cell>
          <table:table-cell table:style-name="ce39" table:formula="of:=IF(AND(0.15&lt;[.$Z24];[.$Z24]&lt;0.2; NOT([.T24]=&quot;&quot;));[.T24];&quot;&quot;)">
            <text:p/>
          </table:table-cell>
          <table:table-cell table:style-name="ce39" table:formula="of:=IF(AND(0.15&lt;[.$Z24];[.$Z24]&lt;0.2; NOT([.U24]=&quot;&quot;));[.U24];&quot;&quot;)">
            <text:p/>
          </table:table-cell>
          <table:table-cell table:style-name="ce33" table:formula="of:=IF(AND(0.15&lt;[.$Z24];[.$Z24]&lt;0.2; NOT([.V24]=&quot;&quot;));[.V24];&quot;&quot;)">
            <text:p/>
          </table:table-cell>
          <table:table-cell table:style-name="ce33" table:formula="of:=IF(AND(0.15&lt;[.$Z24];[.$Z24]&lt;0.2; NOT([.W24]=&quot;&quot;));[.W24];&quot;&quot;)">
            <text:p/>
          </table:table-cell>
          <table:table-cell table:style-name="ce33" table:formula="of:=IF(AND(0.15&lt;[.$Z24];[.$Z24]&lt;0.2; NOT([.X24]=&quot;&quot;));[.X24];&quot;&quot;)">
            <text:p/>
          </table:table-cell>
          <table:table-cell table:style-name="ce39" table:formula="of:=IF(AND(0.15&lt;[.$Z24];[.$Z24]&lt;0.2; NOT([.Y24]=&quot;&quot;));[.Y24];&quot;&quot;)">
            <text:p/>
          </table:table-cell>
          <table:table-cell table:style-name="ce33" table:formula="of:=IF(AND(0.15&lt;[.$Z24];[.$Z24]&lt;0.2; NOT([.Z24]=&quot;&quot;));[.Z24];&quot;&quot;)">
            <text:p/>
          </table:table-cell>
          <table:table-cell table:style-name="ce44" table:formula="of:=IF(AND(0.15&lt;[.$Z24];[.$Z24]&lt;0.2; NOT([.AA24]=&quot;&quot;));[.AA24];&quot;&quot;)">
            <text:p/>
          </table:table-cell>
          <table:table-cell table:style-name="Default" table:number-columns-repeated="3"/>
          <table:table-cell table:style-name="ce31" table:formula="of:=IF(AND(OR(0.15&gt;[.$Z24];[.$Z24]&gt;0.2);NOT([.A24]=&quot;&quot;));[.A24];&quot;&quot;)" office:value-type="float" office:value="20" calcext:value-type="float">
            <text:p>20</text:p>
          </table:table-cell>
          <table:table-cell table:style-name="ce33" table:formula="of:=IF(AND(OR(0.15&gt;[.$Z24];[.$Z24]&gt;0.2);NOT([.B24]=&quot;&quot;));[.B24];&quot;&quot;)" office:value-type="float" office:value="1.72788" calcext:value-type="float">
            <text:p>1.7279</text:p>
          </table:table-cell>
          <table:table-cell table:style-name="ce33" table:formula="of:=IF(AND(OR(0.15&gt;[.$Z24];[.$Z24]&gt;0.2);NOT([.C24]=&quot;&quot;));[.C24];&quot;&quot;)" office:value-type="float" office:value="-1.5708" calcext:value-type="float">
            <text:p>-1.5708</text:p>
          </table:table-cell>
          <table:table-cell table:style-name="ce33" table:formula="of:=IF(AND(OR(0.15&gt;[.$Z24];[.$Z24]&gt;0.2);NOT([.D24]=&quot;&quot;));[.D24];&quot;&quot;)" office:value-type="float" office:value="1.85005" calcext:value-type="float">
            <text:p>1.8501</text:p>
          </table:table-cell>
          <table:table-cell table:style-name="ce33" table:formula="of:=IF(AND(OR(0.15&gt;[.$Z24];[.$Z24]&gt;0.2);NOT([.E24]=&quot;&quot;));[.E24];&quot;&quot;)" office:value-type="float" office:value="-2.16421" calcext:value-type="float">
            <text:p>-2.1642</text:p>
          </table:table-cell>
          <table:table-cell table:style-name="ce33" table:formula="of:=IF(AND(OR(0.15&gt;[.$Z24];[.$Z24]&gt;0.2);NOT([.F24]=&quot;&quot;));[.F24];&quot;&quot;)" office:value-type="float" office:value="-1.48353" calcext:value-type="float">
            <text:p>-1.4835</text:p>
          </table:table-cell>
          <table:table-cell table:style-name="ce33" table:formula="of:=IF(AND(OR(0.15&gt;[.$Z24];[.$Z24]&gt;0.2);NOT([.G24]=&quot;&quot;));[.G24];&quot;&quot;)" office:value-type="float" office:value="-1.76278" calcext:value-type="float">
            <text:p>-1.7628</text:p>
          </table:table-cell>
          <table:table-cell table:style-name="ce33" table:formula="of:=IF(AND(OR(0.15&gt;[.$Z24];[.$Z24]&gt;0.2);NOT([.H24]=&quot;&quot;));[.H24];&quot;&quot;)">
            <text:p/>
          </table:table-cell>
          <table:table-cell table:style-name="ce33" table:formula="of:=IF(AND(OR(0.15&gt;[.$Z24];[.$Z24]&gt;0.2);NOT([.I24]=&quot;&quot;));[.I24];&quot;&quot;)">
            <text:p/>
          </table:table-cell>
          <table:table-cell table:style-name="ce39" table:formula="of:=IF(AND(OR(0.15&gt;[.$Z24];[.$Z24]&gt;0.2);NOT([.J24]=&quot;&quot;));[.J24];&quot;&quot;)" office:value-type="float" office:value="21" calcext:value-type="float">
            <text:p>21</text:p>
          </table:table-cell>
          <table:table-cell table:style-name="ce33" table:formula="of:=IF(AND(OR(0.15&gt;[.$Z24];[.$Z24]&gt;0.2);NOT([.K24]=&quot;&quot;));[.K24];&quot;&quot;)" office:value-type="float" office:value="0.3922" calcext:value-type="float">
            <text:p>0.3922</text:p>
          </table:table-cell>
          <table:table-cell table:style-name="ce33" table:formula="of:=IF(AND(OR(0.15&gt;[.$Z24];[.$Z24]&gt;0.2);NOT([.L24]=&quot;&quot;));[.L24];&quot;&quot;)" office:value-type="float" office:value="-0.177" calcext:value-type="float">
            <text:p>-0.1770</text:p>
          </table:table-cell>
          <table:table-cell table:style-name="ce33" table:formula="of:=IF(AND(OR(0.15&gt;[.$Z24];[.$Z24]&gt;0.2);NOT([.M24]=&quot;&quot;));[.M24];&quot;&quot;)">
            <text:p/>
          </table:table-cell>
          <table:table-cell table:style-name="ce33" table:formula="of:=IF(AND(OR(0.15&gt;[.$Z24];[.$Z24]&gt;0.2);NOT([.N24]=&quot;&quot;));[.N24];&quot;&quot;)">
            <text:p/>
          </table:table-cell>
          <table:table-cell table:style-name="ce39" table:formula="of:=IF(AND(OR(0.15&gt;[.$Z24];[.$Z24]&gt;0.2);NOT([.O24]=&quot;&quot;));[.O24];&quot;&quot;)" office:value-type="float" office:value="20" calcext:value-type="float">
            <text:p>20</text:p>
          </table:table-cell>
          <table:table-cell table:style-name="ce33" table:formula="of:=IF(AND(OR(0.15&gt;[.$Z24];[.$Z24]&gt;0.2);NOT([.P24]=&quot;&quot;));[.P24];&quot;&quot;)" office:value-type="float" office:value="2.3112" calcext:value-type="float">
            <text:p>2.3112</text:p>
          </table:table-cell>
          <table:table-cell table:style-name="ce33" table:formula="of:=IF(AND(OR(0.15&gt;[.$Z24];[.$Z24]&gt;0.2);NOT([.Q24]=&quot;&quot;));[.Q24];&quot;&quot;)" office:value-type="float" office:value="-2.3112" calcext:value-type="float">
            <text:p>-2.3112</text:p>
          </table:table-cell>
          <table:table-cell table:style-name="ce33" table:formula="of:=IF(AND(OR(0.15&gt;[.$Z24];[.$Z24]&gt;0.2);NOT([.R24]=&quot;&quot;));[.R24];&quot;&quot;)" office:value-type="float" office:value="38" calcext:value-type="float">
            <text:p>38.0000</text:p>
          </table:table-cell>
          <table:table-cell table:style-name="ce33" table:formula="of:=IF(AND(OR(0.15&gt;[.$Z24];[.$Z24]&gt;0.2);NOT([.S24]=&quot;&quot;));[.S24];&quot;&quot;)" office:value-type="float" office:value="2.8476766328" calcext:value-type="float">
            <text:p>2.8477</text:p>
          </table:table-cell>
          <table:table-cell table:style-name="ce39" table:formula="of:=IF(AND(OR(0.15&gt;[.$Z24];[.$Z24]&gt;0.2);NOT([.T24]=&quot;&quot;));[.T24];&quot;&quot;)" office:value-type="float" office:value="-1" calcext:value-type="float">
            <text:p>-1</text:p>
          </table:table-cell>
          <table:table-cell table:style-name="ce39" table:formula="of:=IF(AND(OR(0.15&gt;[.$Z24];[.$Z24]&gt;0.2);NOT([.U24]=&quot;&quot;));[.U24];&quot;&quot;)" office:value-type="float" office:value="0" calcext:value-type="float">
            <text:p>0</text:p>
          </table:table-cell>
          <table:table-cell table:style-name="ce33" table:formula="of:=IF(AND(OR(0.15&gt;[.$Z24];[.$Z24]&gt;0.2);NOT([.V24]=&quot;&quot;));[.V24];&quot;&quot;)" office:value-type="float" office:value="0" calcext:value-type="float">
            <text:p>0.0000</text:p>
          </table:table-cell>
          <table:table-cell table:style-name="ce33" table:formula="of:=IF(AND(OR(0.15&gt;[.$Z24];[.$Z24]&gt;0.2);NOT([.W24]=&quot;&quot;));[.W24];&quot;&quot;)">
            <text:p/>
          </table:table-cell>
          <table:table-cell table:style-name="ce33" table:formula="of:=IF(AND(OR(0.15&gt;[.$Z24];[.$Z24]&gt;0.2);NOT([.X24]=&quot;&quot;));[.X24];&quot;&quot;)">
            <text:p/>
          </table:table-cell>
          <table:table-cell table:style-name="ce39" table:formula="of:=IF(AND(OR(0.15&gt;[.$Z24];[.$Z24]&gt;0.2);NOT([.Y24]=&quot;&quot;));[.Y24];&quot;&quot;)" office:value-type="float" office:value="20" calcext:value-type="float">
            <text:p>20</text:p>
          </table:table-cell>
          <table:table-cell table:style-name="ce33" table:formula="of:=IF(AND(OR(0.15&gt;[.$Z24];[.$Z24]&gt;0.2);NOT([.Z24]=&quot;&quot;));[.Z24];&quot;&quot;)" office:value-type="float" office:value="0.2248" calcext:value-type="float">
            <text:p>0.2248</text:p>
          </table:table-cell>
          <table:table-cell table:style-name="ce44" table:formula="of:=IF(AND(OR(0.15&gt;[.$Z24];[.$Z24]&gt;0.2);NOT([.AA24]=&quot;&quot;));[.AA24];&quot;&quot;)" office:value-type="float" office:value="-0.7564" calcext:value-type="float">
            <text:p>-0.7564</text:p>
          </table:table-cell>
          <table:table-cell table:style-name="Default" table:number-columns-repeated="3"/>
          <table:table-cell table:style-name="ce4" table:formula="of:=IF(AND([.$U24] = 1;NOT([.A24]=&quot;&quot;));[.A24];&quot;&quot;)">
            <text:p/>
          </table:table-cell>
          <table:table-cell table:style-name="ce110" table:formula="of:=IF(AND([.$U24] = 1;NOT([.B24]=&quot;&quot;));[.B24];&quot;&quot;)">
            <text:p/>
          </table:table-cell>
          <table:table-cell table:style-name="ce110" table:formula="of:=IF(AND([.$U24] = 1;NOT([.C24]=&quot;&quot;));[.C24];&quot;&quot;)">
            <text:p/>
          </table:table-cell>
          <table:table-cell table:style-name="ce110" table:formula="of:=IF(AND([.$U24] = 1;NOT([.D24]=&quot;&quot;));[.D24];&quot;&quot;)">
            <text:p/>
          </table:table-cell>
          <table:table-cell table:style-name="ce110" table:formula="of:=IF(AND([.$U24] = 1;NOT([.E24]=&quot;&quot;));[.E24];&quot;&quot;)">
            <text:p/>
          </table:table-cell>
          <table:table-cell table:style-name="ce110" table:formula="of:=IF(AND([.$U24] = 1;NOT([.F24]=&quot;&quot;));[.F24];&quot;&quot;)">
            <text:p/>
          </table:table-cell>
          <table:table-cell table:style-name="ce110" table:formula="of:=IF(AND([.$U24] = 1;NOT([.G24]=&quot;&quot;));[.G24];&quot;&quot;)">
            <text:p/>
          </table:table-cell>
          <table:table-cell table:style-name="ce110" table:formula="of:=IF(AND([.$U24] = 1;NOT([.H24]=&quot;&quot;));[.H24];&quot;&quot;)">
            <text:p/>
          </table:table-cell>
          <table:table-cell table:style-name="ce110" table:formula="of:=IF(AND([.$U24] = 1;NOT([.I24]=&quot;&quot;));[.I24];&quot;&quot;)">
            <text:p/>
          </table:table-cell>
          <table:table-cell table:style-name="ce110" table:formula="of:=IF(AND([.$U24] = 1;NOT([.J24]=&quot;&quot;));[.J24];&quot;&quot;)">
            <text:p/>
          </table:table-cell>
          <table:table-cell table:style-name="ce110" table:formula="of:=IF(AND([.$U24] = 1;NOT([.K24]=&quot;&quot;));[.K24];&quot;&quot;)">
            <text:p/>
          </table:table-cell>
          <table:table-cell table:style-name="ce110" table:formula="of:=IF(AND([.$U24] = 1;NOT([.L24]=&quot;&quot;));[.L24];&quot;&quot;)">
            <text:p/>
          </table:table-cell>
          <table:table-cell table:style-name="ce110" table:formula="of:=IF(AND([.$U24] = 1;NOT([.M24]=&quot;&quot;));[.M24];&quot;&quot;)">
            <text:p/>
          </table:table-cell>
          <table:table-cell table:style-name="ce110" table:formula="of:=IF(AND([.$U24] = 1;NOT([.N24]=&quot;&quot;));[.N24];&quot;&quot;)">
            <text:p/>
          </table:table-cell>
          <table:table-cell table:style-name="ce110" table:formula="of:=IF(AND([.$U24] = 1;NOT([.O24]=&quot;&quot;));[.O24];&quot;&quot;)">
            <text:p/>
          </table:table-cell>
          <table:table-cell table:style-name="ce110" table:formula="of:=IF(AND([.$U24] = 1;NOT([.P24]=&quot;&quot;));[.P24];&quot;&quot;)">
            <text:p/>
          </table:table-cell>
          <table:table-cell table:style-name="ce110" table:formula="of:=IF(AND([.$U24] = 1;NOT([.Q24]=&quot;&quot;));[.Q24];&quot;&quot;)">
            <text:p/>
          </table:table-cell>
          <table:table-cell table:style-name="ce110" table:formula="of:=IF(AND([.$U24] = 1;NOT([.R24]=&quot;&quot;));[.R24];&quot;&quot;)">
            <text:p/>
          </table:table-cell>
          <table:table-cell table:style-name="ce110" table:formula="of:=IF(AND([.$U24] = 1;NOT([.S24]=&quot;&quot;));[.S24];&quot;&quot;)">
            <text:p/>
          </table:table-cell>
          <table:table-cell table:style-name="ce110" table:formula="of:=IF(AND([.$U24] = 1;NOT([.T24]=&quot;&quot;));[.T24];&quot;&quot;)">
            <text:p/>
          </table:table-cell>
          <table:table-cell table:style-name="ce110" table:formula="of:=IF(AND([.$U24] = 1;NOT([.U24]=&quot;&quot;));[.U24];&quot;&quot;)">
            <text:p/>
          </table:table-cell>
          <table:table-cell table:style-name="ce110" table:formula="of:=IF(AND([.$U24] = 1;NOT([.V24]=&quot;&quot;));[.V24];&quot;&quot;)">
            <text:p/>
          </table:table-cell>
          <table:table-cell table:style-name="ce110" table:formula="of:=IF(AND([.$U24] = 1;NOT([.W24]=&quot;&quot;));[.W24];&quot;&quot;)">
            <text:p/>
          </table:table-cell>
          <table:table-cell table:style-name="ce110" table:formula="of:=IF(AND([.$U24] = 1;NOT([.X24]=&quot;&quot;));[.X24];&quot;&quot;)">
            <text:p/>
          </table:table-cell>
          <table:table-cell table:style-name="ce110" table:formula="of:=IF(AND([.$U24] = 1;NOT([.Y24]=&quot;&quot;));[.Y24];&quot;&quot;)">
            <text:p/>
          </table:table-cell>
          <table:table-cell table:style-name="ce121" table:formula="of:=IF(AND([.$U24] = 1;NOT([.Z24]=&quot;&quot;));[.Z24];&quot;&quot;)">
            <text:p/>
          </table:table-cell>
          <table:table-cell table:style-name="ce25" table:formula="of:=IF(AND([.$U24] = 1;NOT([.AA24]=&quot;&quot;));[.AA24];&quot;&quot;)">
            <text:p/>
          </table:table-cell>
          <table:table-cell table:style-name="Default" table:number-columns-repeated="3"/>
          <table:table-cell table:style-name="ce4" table:formula="of:=IF(AND([.$U24] = 0;NOT([.A24]=&quot;&quot;));[.A24];&quot;&quot;)" office:value-type="float" office:value="20" calcext:value-type="float">
            <text:p>20</text:p>
          </table:table-cell>
          <table:table-cell table:style-name="ce110" table:formula="of:=IF(AND([.$U24] = 0;NOT([.B24]=&quot;&quot;));[.B24];&quot;&quot;)" office:value-type="float" office:value="1.72788" calcext:value-type="float">
            <text:p>1.72788</text:p>
          </table:table-cell>
          <table:table-cell table:style-name="ce110" table:formula="of:=IF(AND([.$U24] = 0;NOT([.C24]=&quot;&quot;));[.C24];&quot;&quot;)" office:value-type="float" office:value="-1.5708" calcext:value-type="float">
            <text:p>-1.5708</text:p>
          </table:table-cell>
          <table:table-cell table:style-name="ce110" table:formula="of:=IF(AND([.$U24] = 0;NOT([.D24]=&quot;&quot;));[.D24];&quot;&quot;)" office:value-type="float" office:value="1.85005" calcext:value-type="float">
            <text:p>1.85005</text:p>
          </table:table-cell>
          <table:table-cell table:style-name="ce110" table:formula="of:=IF(AND([.$U24] = 0;NOT([.E24]=&quot;&quot;));[.E24];&quot;&quot;)" office:value-type="float" office:value="-2.16421" calcext:value-type="float">
            <text:p>-2.16421</text:p>
          </table:table-cell>
          <table:table-cell table:style-name="ce110" table:formula="of:=IF(AND([.$U24] = 0;NOT([.F24]=&quot;&quot;));[.F24];&quot;&quot;)" office:value-type="float" office:value="-1.48353" calcext:value-type="float">
            <text:p>-1.48353</text:p>
          </table:table-cell>
          <table:table-cell table:style-name="ce110" table:formula="of:=IF(AND([.$U24] = 0;NOT([.G24]=&quot;&quot;));[.G24];&quot;&quot;)" office:value-type="float" office:value="-1.76278" calcext:value-type="float">
            <text:p>-1.76278</text:p>
          </table:table-cell>
          <table:table-cell table:style-name="ce110" table:formula="of:=IF(AND([.$U24] = 0;NOT([.H24]=&quot;&quot;));[.H24];&quot;&quot;)">
            <text:p/>
          </table:table-cell>
          <table:table-cell table:style-name="ce110" table:formula="of:=IF(AND([.$U24] = 0;NOT([.I24]=&quot;&quot;));[.I24];&quot;&quot;)">
            <text:p/>
          </table:table-cell>
          <table:table-cell table:style-name="ce110" table:formula="of:=IF(AND([.$U24] = 0;NOT([.J24]=&quot;&quot;));[.J24];&quot;&quot;)" office:value-type="float" office:value="21" calcext:value-type="float">
            <text:p>21</text:p>
          </table:table-cell>
          <table:table-cell table:style-name="ce113" table:formula="of:=IF(AND([.$U24] = 0;NOT([.K24]=&quot;&quot;));[.K24];&quot;&quot;)" office:value-type="float" office:value="0.3922" calcext:value-type="float">
            <text:p>0.3922</text:p>
          </table:table-cell>
          <table:table-cell table:style-name="ce113" table:formula="of:=IF(AND([.$U24] = 0;NOT([.L24]=&quot;&quot;));[.L24];&quot;&quot;)" office:value-type="float" office:value="-0.177" calcext:value-type="float">
            <text:p>-0.1770</text:p>
          </table:table-cell>
          <table:table-cell table:style-name="ce110" table:formula="of:=IF(AND([.$U24] = 0;NOT([.M24]=&quot;&quot;));[.M24];&quot;&quot;)">
            <text:p/>
          </table:table-cell>
          <table:table-cell table:style-name="ce110" table:formula="of:=IF(AND([.$U24] = 0;NOT([.N24]=&quot;&quot;));[.N24];&quot;&quot;)">
            <text:p/>
          </table:table-cell>
          <table:table-cell table:style-name="ce110" table:formula="of:=IF(AND([.$U24] = 0;NOT([.O24]=&quot;&quot;));[.O24];&quot;&quot;)" office:value-type="float" office:value="20" calcext:value-type="float">
            <text:p>20</text:p>
          </table:table-cell>
          <table:table-cell table:style-name="ce110" table:formula="of:=IF(AND([.$U24] = 0;NOT([.P24]=&quot;&quot;));[.P24];&quot;&quot;)" office:value-type="float" office:value="2.3112" calcext:value-type="float">
            <text:p>2.3112</text:p>
          </table:table-cell>
          <table:table-cell table:style-name="ce110" table:formula="of:=IF(AND([.$U24] = 0;NOT([.Q24]=&quot;&quot;));[.Q24];&quot;&quot;)" office:value-type="float" office:value="-2.3112" calcext:value-type="float">
            <text:p>-2.3112</text:p>
          </table:table-cell>
          <table:table-cell table:style-name="ce110" table:formula="of:=IF(AND([.$U24] = 0;NOT([.R24]=&quot;&quot;));[.R24];&quot;&quot;)" office:value-type="float" office:value="38" calcext:value-type="float">
            <text:p>38</text:p>
          </table:table-cell>
          <table:table-cell table:style-name="ce110" table:formula="of:=IF(AND([.$U24] = 0;NOT([.S24]=&quot;&quot;));[.S24];&quot;&quot;)" office:value-type="float" office:value="2.8476766328" calcext:value-type="float">
            <text:p>2.8476766328</text:p>
          </table:table-cell>
          <table:table-cell table:style-name="ce110" table:formula="of:=IF(AND([.$U24] = 0;NOT([.T24]=&quot;&quot;));[.T24];&quot;&quot;)" office:value-type="float" office:value="-1" calcext:value-type="float">
            <text:p>-1</text:p>
          </table:table-cell>
          <table:table-cell table:style-name="ce110" table:formula="of:=IF(AND([.$U24] = 0;NOT([.U24]=&quot;&quot;));[.U24];&quot;&quot;)" office:value-type="float" office:value="0" calcext:value-type="float">
            <text:p>0</text:p>
          </table:table-cell>
          <table:table-cell table:style-name="ce110" table:formula="of:=IF(AND([.$U24] = 0;NOT([.V24]=&quot;&quot;));[.V24];&quot;&quot;)" office:value-type="float" office:value="0" calcext:value-type="float">
            <text:p>0</text:p>
          </table:table-cell>
          <table:table-cell table:style-name="ce110" table:formula="of:=IF(AND([.$U24] = 0;NOT([.W24]=&quot;&quot;));[.W24];&quot;&quot;)">
            <text:p/>
          </table:table-cell>
          <table:table-cell table:style-name="ce110" table:formula="of:=IF(AND([.$U24] = 0;NOT([.X24]=&quot;&quot;));[.X24];&quot;&quot;)">
            <text:p/>
          </table:table-cell>
          <table:table-cell table:style-name="ce110" table:formula="of:=IF(AND([.$U24] = 0;NOT([.Y24]=&quot;&quot;));[.Y24];&quot;&quot;)" office:value-type="float" office:value="20" calcext:value-type="float">
            <text:p>20</text:p>
          </table:table-cell>
          <table:table-cell table:style-name="ce110" table:formula="of:=IF(AND([.$U24] = 0;NOT([.Z24]=&quot;&quot;));[.Z24];&quot;&quot;)" office:value-type="float" office:value="0.2248" calcext:value-type="float">
            <text:p>0.2248</text:p>
          </table:table-cell>
          <table:table-cell table:style-name="ce25" table:formula="of:=IF(AND([.$U24] = 0;NOT([.AA24]=&quot;&quot;));[.AA24];&quot;&quot;)" office:value-type="float" office:value="-0.7564" calcext:value-type="float">
            <text:p>-0.7564</text:p>
          </table:table-cell>
          <table:table-cell table:style-name="Default" table:number-columns-repeated="3"/>
          <table:table-cell table:style-name="ce126" table:formula="of:=IF(AND(0.1&lt;[.$Z24];[.$Z24]&lt;0.25; NOT([.A24]=&quot;&quot;));[.A24];&quot;&quot;)" office:value-type="float" office:value="20" calcext:value-type="float">
            <text:p>20.0000</text:p>
          </table:table-cell>
          <table:table-cell table:style-name="ce44" table:formula="of:=IF(AND(0.1&lt;[.$Z24];[.$Z24]&lt;0.25; NOT([.B24]=&quot;&quot;));[.B24];&quot;&quot;)" office:value-type="float" office:value="1.72788" calcext:value-type="float">
            <text:p>1.7279</text:p>
          </table:table-cell>
          <table:table-cell table:style-name="ce44" table:formula="of:=IF(AND(0.1&lt;[.$Z24];[.$Z24]&lt;0.25; NOT([.C24]=&quot;&quot;));[.C24];&quot;&quot;)" office:value-type="float" office:value="-1.5708" calcext:value-type="float">
            <text:p>-1.5708</text:p>
          </table:table-cell>
          <table:table-cell table:style-name="ce44" table:formula="of:=IF(AND(0.1&lt;[.$Z24];[.$Z24]&lt;0.25; NOT([.D24]=&quot;&quot;));[.D24];&quot;&quot;)" office:value-type="float" office:value="1.85005" calcext:value-type="float">
            <text:p>1.8501</text:p>
          </table:table-cell>
          <table:table-cell table:style-name="ce44" table:formula="of:=IF(AND(0.1&lt;[.$Z24];[.$Z24]&lt;0.25; NOT([.E24]=&quot;&quot;));[.E24];&quot;&quot;)" office:value-type="float" office:value="-2.16421" calcext:value-type="float">
            <text:p>-2.1642</text:p>
          </table:table-cell>
          <table:table-cell table:style-name="ce44" table:formula="of:=IF(AND(0.1&lt;[.$Z24];[.$Z24]&lt;0.25; NOT([.F24]=&quot;&quot;));[.F24];&quot;&quot;)" office:value-type="float" office:value="-1.48353" calcext:value-type="float">
            <text:p>-1.4835</text:p>
          </table:table-cell>
          <table:table-cell table:style-name="ce44" table:formula="of:=IF(AND(0.1&lt;[.$Z24];[.$Z24]&lt;0.25; NOT([.G24]=&quot;&quot;));[.G24];&quot;&quot;)" office:value-type="float" office:value="-1.76278" calcext:value-type="float">
            <text:p>-1.7628</text:p>
          </table:table-cell>
          <table:table-cell table:style-name="ce44" table:formula="of:=IF(AND(0.1&lt;[.$Z24];[.$Z24]&lt;0.25; NOT([.H24]=&quot;&quot;));[.H24];&quot;&quot;)">
            <text:p/>
          </table:table-cell>
          <table:table-cell table:style-name="ce44" table:formula="of:=IF(AND(0.1&lt;[.$Z24];[.$Z24]&lt;0.25; NOT([.I24]=&quot;&quot;));[.I24];&quot;&quot;)">
            <text:p/>
          </table:table-cell>
          <table:table-cell table:style-name="ce44" table:formula="of:=IF(AND(0.1&lt;[.$Z24];[.$Z24]&lt;0.25; NOT([.J24]=&quot;&quot;));[.J24];&quot;&quot;)" office:value-type="float" office:value="21" calcext:value-type="float">
            <text:p>21.0000</text:p>
          </table:table-cell>
          <table:table-cell table:style-name="ce44" table:formula="of:=IF(AND(0.1&lt;[.$Z24];[.$Z24]&lt;0.25; NOT([.K24]=&quot;&quot;));[.K24];&quot;&quot;)" office:value-type="float" office:value="0.3922" calcext:value-type="float">
            <text:p>0.3922</text:p>
          </table:table-cell>
          <table:table-cell table:style-name="ce44" table:formula="of:=IF(AND(0.1&lt;[.$Z24];[.$Z24]&lt;0.25; NOT([.L24]=&quot;&quot;));[.L24];&quot;&quot;)" office:value-type="float" office:value="-0.177" calcext:value-type="float">
            <text:p>-0.1770</text:p>
          </table:table-cell>
          <table:table-cell table:style-name="ce44" table:formula="of:=IF(AND(0.1&lt;[.$Z24];[.$Z24]&lt;0.25; NOT([.M24]=&quot;&quot;));[.M24];&quot;&quot;)">
            <text:p/>
          </table:table-cell>
          <table:table-cell table:style-name="ce44" table:formula="of:=IF(AND(0.1&lt;[.$Z24];[.$Z24]&lt;0.25; NOT([.N24]=&quot;&quot;));[.N24];&quot;&quot;)">
            <text:p/>
          </table:table-cell>
          <table:table-cell table:style-name="ce44" table:formula="of:=IF(AND(0.1&lt;[.$Z24];[.$Z24]&lt;0.25; NOT([.O24]=&quot;&quot;));[.O24];&quot;&quot;)" office:value-type="float" office:value="20" calcext:value-type="float">
            <text:p>20.0000</text:p>
          </table:table-cell>
          <table:table-cell table:style-name="ce44" table:formula="of:=IF(AND(0.1&lt;[.$Z24];[.$Z24]&lt;0.25; NOT([.P24]=&quot;&quot;));[.P24];&quot;&quot;)" office:value-type="float" office:value="2.3112" calcext:value-type="float">
            <text:p>2.3112</text:p>
          </table:table-cell>
          <table:table-cell table:style-name="ce44" table:formula="of:=IF(AND(0.1&lt;[.$Z24];[.$Z24]&lt;0.25; NOT([.Q24]=&quot;&quot;));[.Q24];&quot;&quot;)" office:value-type="float" office:value="-2.3112" calcext:value-type="float">
            <text:p>-2.3112</text:p>
          </table:table-cell>
          <table:table-cell table:style-name="ce44" table:formula="of:=IF(AND(0.1&lt;[.$Z24];[.$Z24]&lt;0.25; NOT([.R24]=&quot;&quot;));[.R24];&quot;&quot;)" office:value-type="float" office:value="38" calcext:value-type="float">
            <text:p>38.0000</text:p>
          </table:table-cell>
          <table:table-cell table:style-name="ce44" table:formula="of:=IF(AND(0.1&lt;[.$Z24];[.$Z24]&lt;0.25; NOT([.S24]=&quot;&quot;));[.S24];&quot;&quot;)" office:value-type="float" office:value="2.8476766328" calcext:value-type="float">
            <text:p>2.8477</text:p>
          </table:table-cell>
          <table:table-cell table:style-name="ce44" table:formula="of:=IF(AND(0.1&lt;[.$Z24];[.$Z24]&lt;0.25; NOT([.T24]=&quot;&quot;));[.T24];&quot;&quot;)" office:value-type="float" office:value="-1" calcext:value-type="float">
            <text:p>-1.0000</text:p>
          </table:table-cell>
          <table:table-cell table:style-name="ce44" table:formula="of:=IF(AND(0.1&lt;[.$Z24];[.$Z24]&lt;0.25; NOT([.U24]=&quot;&quot;));[.U24];&quot;&quot;)" office:value-type="float" office:value="0" calcext:value-type="float">
            <text:p>0.0000</text:p>
          </table:table-cell>
          <table:table-cell table:style-name="ce44" table:formula="of:=IF(AND(0.1&lt;[.$Z24];[.$Z24]&lt;0.25; NOT([.V24]=&quot;&quot;));[.V24];&quot;&quot;)" office:value-type="float" office:value="0" calcext:value-type="float">
            <text:p>0.0000</text:p>
          </table:table-cell>
          <table:table-cell table:style-name="ce44" table:formula="of:=IF(AND(0.1&lt;[.$Z24];[.$Z24]&lt;0.25; NOT([.W24]=&quot;&quot;));[.W24];&quot;&quot;)">
            <text:p/>
          </table:table-cell>
          <table:table-cell table:style-name="ce44" table:formula="of:=IF(AND(0.1&lt;[.$Z24];[.$Z24]&lt;0.25; NOT([.X24]=&quot;&quot;));[.X24];&quot;&quot;)">
            <text:p/>
          </table:table-cell>
          <table:table-cell table:style-name="ce44" table:formula="of:=IF(AND(0.1&lt;[.$Z24];[.$Z24]&lt;0.25; NOT([.Y24]=&quot;&quot;));[.Y24];&quot;&quot;)" office:value-type="float" office:value="20" calcext:value-type="float">
            <text:p>20.0000</text:p>
          </table:table-cell>
          <table:table-cell table:style-name="ce44" table:formula="of:=IF(AND(0.1&lt;[.$Z24];[.$Z24]&lt;0.25; NOT([.Z24]=&quot;&quot;));[.Z24];&quot;&quot;)" office:value-type="float" office:value="0.2248" calcext:value-type="float">
            <text:p>0.2248</text:p>
          </table:table-cell>
          <table:table-cell table:style-name="ce44" table:formula="of:=IF(AND(0.1&lt;[.$Z24];[.$Z24]&lt;0.25; NOT([.AA24]=&quot;&quot;));[.AA24];&quot;&quot;)" office:value-type="float" office:value="-0.7564" calcext:value-type="float">
            <text:p>-0.7564</text:p>
          </table:table-cell>
          <table:table-cell table:style-name="Default" table:number-columns-repeated="3"/>
          <table:table-cell table:style-name="ce126" table:formula="of:=IF(AND(OR(0.1&gt;[.$Z24];[.$Z24]&gt;0.25);NOT([.A24]=&quot;&quot;));[.A24];&quot;&quot;)">
            <text:p/>
          </table:table-cell>
          <table:table-cell table:style-name="ce44" table:formula="of:=IF(AND(OR(0.1&gt;[.$Z24];[.$Z24]&gt;0.25);NOT([.B24]=&quot;&quot;));[.B24];&quot;&quot;)">
            <text:p/>
          </table:table-cell>
          <table:table-cell table:style-name="ce44" table:formula="of:=IF(AND(OR(0.1&gt;[.$Z24];[.$Z24]&gt;0.25);NOT([.C24]=&quot;&quot;));[.C24];&quot;&quot;)">
            <text:p/>
          </table:table-cell>
          <table:table-cell table:style-name="ce44" table:formula="of:=IF(AND(OR(0.1&gt;[.$Z24];[.$Z24]&gt;0.25);NOT([.D24]=&quot;&quot;));[.D24];&quot;&quot;)">
            <text:p/>
          </table:table-cell>
          <table:table-cell table:style-name="ce44" table:formula="of:=IF(AND(OR(0.1&gt;[.$Z24];[.$Z24]&gt;0.25);NOT([.E24]=&quot;&quot;));[.E24];&quot;&quot;)">
            <text:p/>
          </table:table-cell>
          <table:table-cell table:style-name="ce44" table:formula="of:=IF(AND(OR(0.1&gt;[.$Z24];[.$Z24]&gt;0.25);NOT([.F24]=&quot;&quot;));[.F24];&quot;&quot;)">
            <text:p/>
          </table:table-cell>
          <table:table-cell table:style-name="ce44" table:formula="of:=IF(AND(OR(0.1&gt;[.$Z24];[.$Z24]&gt;0.25);NOT([.G24]=&quot;&quot;));[.G24];&quot;&quot;)">
            <text:p/>
          </table:table-cell>
          <table:table-cell table:style-name="ce44" table:formula="of:=IF(AND(OR(0.1&gt;[.$Z24];[.$Z24]&gt;0.25);NOT([.H24]=&quot;&quot;));[.H24];&quot;&quot;)">
            <text:p/>
          </table:table-cell>
          <table:table-cell table:style-name="ce44" table:formula="of:=IF(AND(OR(0.1&gt;[.$Z24];[.$Z24]&gt;0.25);NOT([.I24]=&quot;&quot;));[.I24];&quot;&quot;)">
            <text:p/>
          </table:table-cell>
          <table:table-cell table:style-name="ce44" table:formula="of:=IF(AND(OR(0.1&gt;[.$Z24];[.$Z24]&gt;0.25);NOT([.J24]=&quot;&quot;));[.J24];&quot;&quot;)">
            <text:p/>
          </table:table-cell>
          <table:table-cell table:style-name="ce44" table:formula="of:=IF(AND(OR(0.1&gt;[.$Z24];[.$Z24]&gt;0.25);NOT([.K24]=&quot;&quot;));[.K24];&quot;&quot;)">
            <text:p/>
          </table:table-cell>
          <table:table-cell table:style-name="ce44" table:formula="of:=IF(AND(OR(0.1&gt;[.$Z24];[.$Z24]&gt;0.25);NOT([.L24]=&quot;&quot;));[.L24];&quot;&quot;)">
            <text:p/>
          </table:table-cell>
          <table:table-cell table:style-name="ce44" table:formula="of:=IF(AND(OR(0.1&gt;[.$Z24];[.$Z24]&gt;0.25);NOT([.M24]=&quot;&quot;));[.M24];&quot;&quot;)">
            <text:p/>
          </table:table-cell>
          <table:table-cell table:style-name="ce44" table:formula="of:=IF(AND(OR(0.1&gt;[.$Z24];[.$Z24]&gt;0.25);NOT([.N24]=&quot;&quot;));[.N24];&quot;&quot;)">
            <text:p/>
          </table:table-cell>
          <table:table-cell table:style-name="ce128" table:formula="of:=IF(AND(OR(0.1&gt;[.$Z24];[.$Z24]&gt;0.25);NOT([.O24]=&quot;&quot;));[.O24];&quot;&quot;)">
            <text:p/>
          </table:table-cell>
          <table:table-cell table:style-name="ce44" table:formula="of:=IF(AND(OR(0.1&gt;[.$Z24];[.$Z24]&gt;0.25);NOT([.P24]=&quot;&quot;));[.P24];&quot;&quot;)">
            <text:p/>
          </table:table-cell>
          <table:table-cell table:style-name="ce44" table:formula="of:=IF(AND(OR(0.1&gt;[.$Z24];[.$Z24]&gt;0.25);NOT([.Q24]=&quot;&quot;));[.Q24];&quot;&quot;)">
            <text:p/>
          </table:table-cell>
          <table:table-cell table:style-name="ce44" table:formula="of:=IF(AND(OR(0.1&gt;[.$Z24];[.$Z24]&gt;0.25);NOT([.R24]=&quot;&quot;));[.R24];&quot;&quot;)">
            <text:p/>
          </table:table-cell>
          <table:table-cell table:style-name="ce44" table:formula="of:=IF(AND(OR(0.1&gt;[.$Z24];[.$Z24]&gt;0.25);NOT([.S24]=&quot;&quot;));[.S24];&quot;&quot;)">
            <text:p/>
          </table:table-cell>
          <table:table-cell table:style-name="ce44" table:formula="of:=IF(AND(OR(0.1&gt;[.$Z24];[.$Z24]&gt;0.25);NOT([.T24]=&quot;&quot;));[.T24];&quot;&quot;)">
            <text:p/>
          </table:table-cell>
          <table:table-cell table:style-name="ce44" table:formula="of:=IF(AND(OR(0.1&gt;[.$Z24];[.$Z24]&gt;0.25);NOT([.U24]=&quot;&quot;));[.U24];&quot;&quot;)">
            <text:p/>
          </table:table-cell>
          <table:table-cell table:style-name="ce44" table:formula="of:=IF(AND(OR(0.1&gt;[.$Z24];[.$Z24]&gt;0.25);NOT([.V24]=&quot;&quot;));[.V24];&quot;&quot;)">
            <text:p/>
          </table:table-cell>
          <table:table-cell table:style-name="ce44" table:formula="of:=IF(AND(OR(0.1&gt;[.$Z24];[.$Z24]&gt;0.25);NOT([.W24]=&quot;&quot;));[.W24];&quot;&quot;)">
            <text:p/>
          </table:table-cell>
          <table:table-cell table:style-name="ce44" table:formula="of:=IF(AND(OR(0.1&gt;[.$Z24];[.$Z24]&gt;0.25);NOT([.X24]=&quot;&quot;));[.X24];&quot;&quot;)">
            <text:p/>
          </table:table-cell>
          <table:table-cell table:style-name="ce128" table:formula="of:=IF(AND(OR(0.1&gt;[.$Z24];[.$Z24]&gt;0.25);NOT([.Y24]=&quot;&quot;));[.Y24];&quot;&quot;)">
            <text:p/>
          </table:table-cell>
          <table:table-cell table:style-name="ce44" table:formula="of:=IF(AND(OR(0.1&gt;[.$Z24];[.$Z24]&gt;0.25);NOT([.Z24]=&quot;&quot;));[.Z24];&quot;&quot;)">
            <text:p/>
          </table:table-cell>
          <table:table-cell table:style-name="ce44" table:formula="of:=IF(AND(OR(0.1&gt;[.$Z24];[.$Z24]&gt;0.25);NOT([.AA24]=&quot;&quot;));[.AA24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22" calcext:value-type="float">
            <text:p>22</text:p>
          </table:table-cell>
          <table:table-cell table:style-name="ce15" office:value-type="float" office:value="0.3637" calcext:value-type="float">
            <text:p>0.3637</text:p>
          </table:table-cell>
          <table:table-cell table:style-name="ce15" office:value-type="float" office:value="-0.2445" calcext:value-type="float">
            <text:p>-0.2445</text:p>
          </table:table-cell>
          <table:table-cell table:style-name="Default" table:number-columns-repeated="2"/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2.3839" calcext:value-type="float">
            <text:p>2.3839</text:p>
          </table:table-cell>
          <table:table-cell table:style-name="ce10" office:value-type="float" office:value="-2.3839" calcext:value-type="float">
            <text:p>-2.3839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3836977091" calcext:value-type="float">
            <text:p>2.3836977091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0.2052" calcext:value-type="float">
            <text:p>0.2052</text:p>
          </table:table-cell>
          <table:table-cell table:style-name="ce25" office:value-type="float" office:value="-0.8582" calcext:value-type="float">
            <text:p>-0.8582</text:p>
          </table:table-cell>
          <table:table-cell table:style-name="Default" table:number-columns-repeated="3"/>
          <table:table-cell table:style-name="ce31" table:formula="of:=IF(AND(0.15&lt;[.$Z25];[.$Z25]&lt;0.2; NOT([.A25]=&quot;&quot;));[.A25];&quot;&quot;)">
            <text:p/>
          </table:table-cell>
          <table:table-cell table:style-name="ce33" table:formula="of:=IF(AND(0.15&lt;[.$Z25];[.$Z25]&lt;0.2; NOT([.B25]=&quot;&quot;));[.B25];&quot;&quot;)">
            <text:p/>
          </table:table-cell>
          <table:table-cell table:style-name="ce33" table:formula="of:=IF(AND(0.15&lt;[.$Z25];[.$Z25]&lt;0.2; NOT([.C25]=&quot;&quot;));[.C25];&quot;&quot;)">
            <text:p/>
          </table:table-cell>
          <table:table-cell table:style-name="ce33" table:formula="of:=IF(AND(0.15&lt;[.$Z25];[.$Z25]&lt;0.2; NOT([.D25]=&quot;&quot;));[.D25];&quot;&quot;)">
            <text:p/>
          </table:table-cell>
          <table:table-cell table:style-name="ce33" table:formula="of:=IF(AND(0.15&lt;[.$Z25];[.$Z25]&lt;0.2; NOT([.E25]=&quot;&quot;));[.E25];&quot;&quot;)">
            <text:p/>
          </table:table-cell>
          <table:table-cell table:style-name="ce33" table:formula="of:=IF(AND(0.15&lt;[.$Z25];[.$Z25]&lt;0.2; NOT([.F25]=&quot;&quot;));[.F25];&quot;&quot;)">
            <text:p/>
          </table:table-cell>
          <table:table-cell table:style-name="ce33" table:formula="of:=IF(AND(0.15&lt;[.$Z25];[.$Z25]&lt;0.2; NOT([.G25]=&quot;&quot;));[.G25];&quot;&quot;)">
            <text:p/>
          </table:table-cell>
          <table:table-cell table:style-name="ce33" table:formula="of:=IF(AND(0.15&lt;[.$Z25];[.$Z25]&lt;0.2; NOT([.H25]=&quot;&quot;));[.H25];&quot;&quot;)">
            <text:p/>
          </table:table-cell>
          <table:table-cell table:style-name="ce33" table:formula="of:=IF(AND(0.15&lt;[.$Z25];[.$Z25]&lt;0.2; NOT([.I25]=&quot;&quot;));[.I25];&quot;&quot;)">
            <text:p/>
          </table:table-cell>
          <table:table-cell table:style-name="ce39" table:formula="of:=IF(AND(0.15&lt;[.$Z25];[.$Z25]&lt;0.2; NOT([.J25]=&quot;&quot;));[.J25];&quot;&quot;)">
            <text:p/>
          </table:table-cell>
          <table:table-cell table:style-name="ce33" table:formula="of:=IF(AND(0.15&lt;[.$Z25];[.$Z25]&lt;0.2; NOT([.K25]=&quot;&quot;));[.K25];&quot;&quot;)">
            <text:p/>
          </table:table-cell>
          <table:table-cell table:style-name="ce33" table:formula="of:=IF(AND(0.15&lt;[.$Z25];[.$Z25]&lt;0.2; NOT([.L25]=&quot;&quot;));[.L25];&quot;&quot;)">
            <text:p/>
          </table:table-cell>
          <table:table-cell table:style-name="ce33" table:formula="of:=IF(AND(0.15&lt;[.$Z25];[.$Z25]&lt;0.2; NOT([.M25]=&quot;&quot;));[.M25];&quot;&quot;)">
            <text:p/>
          </table:table-cell>
          <table:table-cell table:style-name="ce33" table:formula="of:=IF(AND(0.15&lt;[.$Z25];[.$Z25]&lt;0.2; NOT([.N25]=&quot;&quot;));[.N25];&quot;&quot;)">
            <text:p/>
          </table:table-cell>
          <table:table-cell table:style-name="ce39" table:formula="of:=IF(AND(0.15&lt;[.$Z25];[.$Z25]&lt;0.2; NOT([.O25]=&quot;&quot;));[.O25];&quot;&quot;)">
            <text:p/>
          </table:table-cell>
          <table:table-cell table:style-name="ce33" table:formula="of:=IF(AND(0.15&lt;[.$Z25];[.$Z25]&lt;0.2; NOT([.P25]=&quot;&quot;));[.P25];&quot;&quot;)">
            <text:p/>
          </table:table-cell>
          <table:table-cell table:style-name="ce33" table:formula="of:=IF(AND(0.15&lt;[.$Z25];[.$Z25]&lt;0.2; NOT([.Q25]=&quot;&quot;));[.Q25];&quot;&quot;)">
            <text:p/>
          </table:table-cell>
          <table:table-cell table:style-name="ce33" table:formula="of:=IF(AND(0.15&lt;[.$Z25];[.$Z25]&lt;0.2; NOT([.R25]=&quot;&quot;));[.R25];&quot;&quot;)">
            <text:p/>
          </table:table-cell>
          <table:table-cell table:style-name="ce33" table:formula="of:=IF(AND(0.15&lt;[.$Z25];[.$Z25]&lt;0.2; NOT([.S25]=&quot;&quot;));[.S25];&quot;&quot;)">
            <text:p/>
          </table:table-cell>
          <table:table-cell table:style-name="ce39" table:formula="of:=IF(AND(0.15&lt;[.$Z25];[.$Z25]&lt;0.2; NOT([.T25]=&quot;&quot;));[.T25];&quot;&quot;)">
            <text:p/>
          </table:table-cell>
          <table:table-cell table:style-name="ce39" table:formula="of:=IF(AND(0.15&lt;[.$Z25];[.$Z25]&lt;0.2; NOT([.U25]=&quot;&quot;));[.U25];&quot;&quot;)">
            <text:p/>
          </table:table-cell>
          <table:table-cell table:style-name="ce33" table:formula="of:=IF(AND(0.15&lt;[.$Z25];[.$Z25]&lt;0.2; NOT([.V25]=&quot;&quot;));[.V25];&quot;&quot;)">
            <text:p/>
          </table:table-cell>
          <table:table-cell table:style-name="ce33" table:formula="of:=IF(AND(0.15&lt;[.$Z25];[.$Z25]&lt;0.2; NOT([.W25]=&quot;&quot;));[.W25];&quot;&quot;)">
            <text:p/>
          </table:table-cell>
          <table:table-cell table:style-name="ce33" table:formula="of:=IF(AND(0.15&lt;[.$Z25];[.$Z25]&lt;0.2; NOT([.X25]=&quot;&quot;));[.X25];&quot;&quot;)">
            <text:p/>
          </table:table-cell>
          <table:table-cell table:style-name="ce39" table:formula="of:=IF(AND(0.15&lt;[.$Z25];[.$Z25]&lt;0.2; NOT([.Y25]=&quot;&quot;));[.Y25];&quot;&quot;)">
            <text:p/>
          </table:table-cell>
          <table:table-cell table:style-name="ce33" table:formula="of:=IF(AND(0.15&lt;[.$Z25];[.$Z25]&lt;0.2; NOT([.Z25]=&quot;&quot;));[.Z25];&quot;&quot;)">
            <text:p/>
          </table:table-cell>
          <table:table-cell table:style-name="ce44" table:formula="of:=IF(AND(0.15&lt;[.$Z25];[.$Z25]&lt;0.2; NOT([.AA25]=&quot;&quot;));[.AA25];&quot;&quot;)">
            <text:p/>
          </table:table-cell>
          <table:table-cell table:style-name="Default" table:number-columns-repeated="3"/>
          <table:table-cell table:style-name="ce31" table:formula="of:=IF(AND(OR(0.15&gt;[.$Z25];[.$Z25]&gt;0.2);NOT([.A25]=&quot;&quot;));[.A25];&quot;&quot;)" office:value-type="float" office:value="21" calcext:value-type="float">
            <text:p>21</text:p>
          </table:table-cell>
          <table:table-cell table:style-name="ce33" table:formula="of:=IF(AND(OR(0.15&gt;[.$Z25];[.$Z25]&gt;0.2);NOT([.B25]=&quot;&quot;));[.B25];&quot;&quot;)" office:value-type="float" office:value="1.72788" calcext:value-type="float">
            <text:p>1.7279</text:p>
          </table:table-cell>
          <table:table-cell table:style-name="ce33" table:formula="of:=IF(AND(OR(0.15&gt;[.$Z25];[.$Z25]&gt;0.2);NOT([.C25]=&quot;&quot;));[.C25];&quot;&quot;)" office:value-type="float" office:value="-1.5708" calcext:value-type="float">
            <text:p>-1.5708</text:p>
          </table:table-cell>
          <table:table-cell table:style-name="ce33" table:formula="of:=IF(AND(OR(0.15&gt;[.$Z25];[.$Z25]&gt;0.2);NOT([.D25]=&quot;&quot;));[.D25];&quot;&quot;)" office:value-type="float" office:value="1.85005" calcext:value-type="float">
            <text:p>1.8501</text:p>
          </table:table-cell>
          <table:table-cell table:style-name="ce33" table:formula="of:=IF(AND(OR(0.15&gt;[.$Z25];[.$Z25]&gt;0.2);NOT([.E25]=&quot;&quot;));[.E25];&quot;&quot;)" office:value-type="float" office:value="-2.16421" calcext:value-type="float">
            <text:p>-2.1642</text:p>
          </table:table-cell>
          <table:table-cell table:style-name="ce33" table:formula="of:=IF(AND(OR(0.15&gt;[.$Z25];[.$Z25]&gt;0.2);NOT([.F25]=&quot;&quot;));[.F25];&quot;&quot;)" office:value-type="float" office:value="-1.48353" calcext:value-type="float">
            <text:p>-1.4835</text:p>
          </table:table-cell>
          <table:table-cell table:style-name="ce33" table:formula="of:=IF(AND(OR(0.15&gt;[.$Z25];[.$Z25]&gt;0.2);NOT([.G25]=&quot;&quot;));[.G25];&quot;&quot;)" office:value-type="float" office:value="-1.76278" calcext:value-type="float">
            <text:p>-1.7628</text:p>
          </table:table-cell>
          <table:table-cell table:style-name="ce33" table:formula="of:=IF(AND(OR(0.15&gt;[.$Z25];[.$Z25]&gt;0.2);NOT([.H25]=&quot;&quot;));[.H25];&quot;&quot;)">
            <text:p/>
          </table:table-cell>
          <table:table-cell table:style-name="ce33" table:formula="of:=IF(AND(OR(0.15&gt;[.$Z25];[.$Z25]&gt;0.2);NOT([.I25]=&quot;&quot;));[.I25];&quot;&quot;)">
            <text:p/>
          </table:table-cell>
          <table:table-cell table:style-name="ce39" table:formula="of:=IF(AND(OR(0.15&gt;[.$Z25];[.$Z25]&gt;0.2);NOT([.J25]=&quot;&quot;));[.J25];&quot;&quot;)" office:value-type="float" office:value="22" calcext:value-type="float">
            <text:p>22</text:p>
          </table:table-cell>
          <table:table-cell table:style-name="ce33" table:formula="of:=IF(AND(OR(0.15&gt;[.$Z25];[.$Z25]&gt;0.2);NOT([.K25]=&quot;&quot;));[.K25];&quot;&quot;)" office:value-type="float" office:value="0.3637" calcext:value-type="float">
            <text:p>0.3637</text:p>
          </table:table-cell>
          <table:table-cell table:style-name="ce33" table:formula="of:=IF(AND(OR(0.15&gt;[.$Z25];[.$Z25]&gt;0.2);NOT([.L25]=&quot;&quot;));[.L25];&quot;&quot;)" office:value-type="float" office:value="-0.2445" calcext:value-type="float">
            <text:p>-0.2445</text:p>
          </table:table-cell>
          <table:table-cell table:style-name="ce33" table:formula="of:=IF(AND(OR(0.15&gt;[.$Z25];[.$Z25]&gt;0.2);NOT([.M25]=&quot;&quot;));[.M25];&quot;&quot;)">
            <text:p/>
          </table:table-cell>
          <table:table-cell table:style-name="ce33" table:formula="of:=IF(AND(OR(0.15&gt;[.$Z25];[.$Z25]&gt;0.2);NOT([.N25]=&quot;&quot;));[.N25];&quot;&quot;)">
            <text:p/>
          </table:table-cell>
          <table:table-cell table:style-name="ce39" table:formula="of:=IF(AND(OR(0.15&gt;[.$Z25];[.$Z25]&gt;0.2);NOT([.O25]=&quot;&quot;));[.O25];&quot;&quot;)" office:value-type="float" office:value="21" calcext:value-type="float">
            <text:p>21</text:p>
          </table:table-cell>
          <table:table-cell table:style-name="ce33" table:formula="of:=IF(AND(OR(0.15&gt;[.$Z25];[.$Z25]&gt;0.2);NOT([.P25]=&quot;&quot;));[.P25];&quot;&quot;)" office:value-type="float" office:value="2.3839" calcext:value-type="float">
            <text:p>2.3839</text:p>
          </table:table-cell>
          <table:table-cell table:style-name="ce33" table:formula="of:=IF(AND(OR(0.15&gt;[.$Z25];[.$Z25]&gt;0.2);NOT([.Q25]=&quot;&quot;));[.Q25];&quot;&quot;)" office:value-type="float" office:value="-2.3839" calcext:value-type="float">
            <text:p>-2.3839</text:p>
          </table:table-cell>
          <table:table-cell table:style-name="ce33" table:formula="of:=IF(AND(OR(0.15&gt;[.$Z25];[.$Z25]&gt;0.2);NOT([.R25]=&quot;&quot;));[.R25];&quot;&quot;)" office:value-type="float" office:value="38" calcext:value-type="float">
            <text:p>38.0000</text:p>
          </table:table-cell>
          <table:table-cell table:style-name="ce33" table:formula="of:=IF(AND(OR(0.15&gt;[.$Z25];[.$Z25]&gt;0.2);NOT([.S25]=&quot;&quot;));[.S25];&quot;&quot;)" office:value-type="float" office:value="2.3836977091" calcext:value-type="float">
            <text:p>2.3837</text:p>
          </table:table-cell>
          <table:table-cell table:style-name="ce39" table:formula="of:=IF(AND(OR(0.15&gt;[.$Z25];[.$Z25]&gt;0.2);NOT([.T25]=&quot;&quot;));[.T25];&quot;&quot;)" office:value-type="float" office:value="-1" calcext:value-type="float">
            <text:p>-1</text:p>
          </table:table-cell>
          <table:table-cell table:style-name="ce39" table:formula="of:=IF(AND(OR(0.15&gt;[.$Z25];[.$Z25]&gt;0.2);NOT([.U25]=&quot;&quot;));[.U25];&quot;&quot;)" office:value-type="float" office:value="1" calcext:value-type="float">
            <text:p>1</text:p>
          </table:table-cell>
          <table:table-cell table:style-name="ce33" table:formula="of:=IF(AND(OR(0.15&gt;[.$Z25];[.$Z25]&gt;0.2);NOT([.V25]=&quot;&quot;));[.V25];&quot;&quot;)" office:value-type="float" office:value="0" calcext:value-type="float">
            <text:p>0.0000</text:p>
          </table:table-cell>
          <table:table-cell table:style-name="ce33" table:formula="of:=IF(AND(OR(0.15&gt;[.$Z25];[.$Z25]&gt;0.2);NOT([.W25]=&quot;&quot;));[.W25];&quot;&quot;)">
            <text:p/>
          </table:table-cell>
          <table:table-cell table:style-name="ce33" table:formula="of:=IF(AND(OR(0.15&gt;[.$Z25];[.$Z25]&gt;0.2);NOT([.X25]=&quot;&quot;));[.X25];&quot;&quot;)">
            <text:p/>
          </table:table-cell>
          <table:table-cell table:style-name="ce39" table:formula="of:=IF(AND(OR(0.15&gt;[.$Z25];[.$Z25]&gt;0.2);NOT([.Y25]=&quot;&quot;));[.Y25];&quot;&quot;)" office:value-type="float" office:value="21" calcext:value-type="float">
            <text:p>21</text:p>
          </table:table-cell>
          <table:table-cell table:style-name="ce33" table:formula="of:=IF(AND(OR(0.15&gt;[.$Z25];[.$Z25]&gt;0.2);NOT([.Z25]=&quot;&quot;));[.Z25];&quot;&quot;)" office:value-type="float" office:value="0.2052" calcext:value-type="float">
            <text:p>0.2052</text:p>
          </table:table-cell>
          <table:table-cell table:style-name="ce44" table:formula="of:=IF(AND(OR(0.15&gt;[.$Z25];[.$Z25]&gt;0.2);NOT([.AA25]=&quot;&quot;));[.AA25];&quot;&quot;)" office:value-type="float" office:value="-0.8582" calcext:value-type="float">
            <text:p>-0.8582</text:p>
          </table:table-cell>
          <table:table-cell table:style-name="Default" table:number-columns-repeated="3"/>
          <table:table-cell table:style-name="ce4" table:formula="of:=IF(AND([.$U25] = 1;NOT([.A25]=&quot;&quot;));[.A25];&quot;&quot;)" office:value-type="float" office:value="21" calcext:value-type="float">
            <text:p>21</text:p>
          </table:table-cell>
          <table:table-cell table:style-name="ce110" table:formula="of:=IF(AND([.$U25] = 1;NOT([.B25]=&quot;&quot;));[.B25];&quot;&quot;)" office:value-type="float" office:value="1.72788" calcext:value-type="float">
            <text:p>1.72788</text:p>
          </table:table-cell>
          <table:table-cell table:style-name="ce110" table:formula="of:=IF(AND([.$U25] = 1;NOT([.C25]=&quot;&quot;));[.C25];&quot;&quot;)" office:value-type="float" office:value="-1.5708" calcext:value-type="float">
            <text:p>-1.5708</text:p>
          </table:table-cell>
          <table:table-cell table:style-name="ce110" table:formula="of:=IF(AND([.$U25] = 1;NOT([.D25]=&quot;&quot;));[.D25];&quot;&quot;)" office:value-type="float" office:value="1.85005" calcext:value-type="float">
            <text:p>1.85005</text:p>
          </table:table-cell>
          <table:table-cell table:style-name="ce110" table:formula="of:=IF(AND([.$U25] = 1;NOT([.E25]=&quot;&quot;));[.E25];&quot;&quot;)" office:value-type="float" office:value="-2.16421" calcext:value-type="float">
            <text:p>-2.16421</text:p>
          </table:table-cell>
          <table:table-cell table:style-name="ce110" table:formula="of:=IF(AND([.$U25] = 1;NOT([.F25]=&quot;&quot;));[.F25];&quot;&quot;)" office:value-type="float" office:value="-1.48353" calcext:value-type="float">
            <text:p>-1.48353</text:p>
          </table:table-cell>
          <table:table-cell table:style-name="ce110" table:formula="of:=IF(AND([.$U25] = 1;NOT([.G25]=&quot;&quot;));[.G25];&quot;&quot;)" office:value-type="float" office:value="-1.76278" calcext:value-type="float">
            <text:p>-1.76278</text:p>
          </table:table-cell>
          <table:table-cell table:style-name="ce110" table:formula="of:=IF(AND([.$U25] = 1;NOT([.H25]=&quot;&quot;));[.H25];&quot;&quot;)">
            <text:p/>
          </table:table-cell>
          <table:table-cell table:style-name="ce110" table:formula="of:=IF(AND([.$U25] = 1;NOT([.I25]=&quot;&quot;));[.I25];&quot;&quot;)">
            <text:p/>
          </table:table-cell>
          <table:table-cell table:style-name="ce110" table:formula="of:=IF(AND([.$U25] = 1;NOT([.J25]=&quot;&quot;));[.J25];&quot;&quot;)" office:value-type="float" office:value="22" calcext:value-type="float">
            <text:p>22</text:p>
          </table:table-cell>
          <table:table-cell table:style-name="ce110" table:formula="of:=IF(AND([.$U25] = 1;NOT([.K25]=&quot;&quot;));[.K25];&quot;&quot;)" office:value-type="float" office:value="0.3637" calcext:value-type="float">
            <text:p>0.3637</text:p>
          </table:table-cell>
          <table:table-cell table:style-name="ce110" table:formula="of:=IF(AND([.$U25] = 1;NOT([.L25]=&quot;&quot;));[.L25];&quot;&quot;)" office:value-type="float" office:value="-0.2445" calcext:value-type="float">
            <text:p>-0.2445</text:p>
          </table:table-cell>
          <table:table-cell table:style-name="ce110" table:formula="of:=IF(AND([.$U25] = 1;NOT([.M25]=&quot;&quot;));[.M25];&quot;&quot;)">
            <text:p/>
          </table:table-cell>
          <table:table-cell table:style-name="ce110" table:formula="of:=IF(AND([.$U25] = 1;NOT([.N25]=&quot;&quot;));[.N25];&quot;&quot;)">
            <text:p/>
          </table:table-cell>
          <table:table-cell table:style-name="ce110" table:formula="of:=IF(AND([.$U25] = 1;NOT([.O25]=&quot;&quot;));[.O25];&quot;&quot;)" office:value-type="float" office:value="21" calcext:value-type="float">
            <text:p>21</text:p>
          </table:table-cell>
          <table:table-cell table:style-name="ce110" table:formula="of:=IF(AND([.$U25] = 1;NOT([.P25]=&quot;&quot;));[.P25];&quot;&quot;)" office:value-type="float" office:value="2.3839" calcext:value-type="float">
            <text:p>2.3839</text:p>
          </table:table-cell>
          <table:table-cell table:style-name="ce110" table:formula="of:=IF(AND([.$U25] = 1;NOT([.Q25]=&quot;&quot;));[.Q25];&quot;&quot;)" office:value-type="float" office:value="-2.3839" calcext:value-type="float">
            <text:p>-2.3839</text:p>
          </table:table-cell>
          <table:table-cell table:style-name="ce110" table:formula="of:=IF(AND([.$U25] = 1;NOT([.R25]=&quot;&quot;));[.R25];&quot;&quot;)" office:value-type="float" office:value="38" calcext:value-type="float">
            <text:p>38</text:p>
          </table:table-cell>
          <table:table-cell table:style-name="ce110" table:formula="of:=IF(AND([.$U25] = 1;NOT([.S25]=&quot;&quot;));[.S25];&quot;&quot;)" office:value-type="float" office:value="2.3836977091" calcext:value-type="float">
            <text:p>2.3836977091</text:p>
          </table:table-cell>
          <table:table-cell table:style-name="ce110" table:formula="of:=IF(AND([.$U25] = 1;NOT([.T25]=&quot;&quot;));[.T25];&quot;&quot;)" office:value-type="float" office:value="-1" calcext:value-type="float">
            <text:p>-1</text:p>
          </table:table-cell>
          <table:table-cell table:style-name="ce110" table:formula="of:=IF(AND([.$U25] = 1;NOT([.U25]=&quot;&quot;));[.U25];&quot;&quot;)" office:value-type="float" office:value="1" calcext:value-type="float">
            <text:p>1</text:p>
          </table:table-cell>
          <table:table-cell table:style-name="ce110" table:formula="of:=IF(AND([.$U25] = 1;NOT([.V25]=&quot;&quot;));[.V25];&quot;&quot;)" office:value-type="float" office:value="0" calcext:value-type="float">
            <text:p>0</text:p>
          </table:table-cell>
          <table:table-cell table:style-name="ce110" table:formula="of:=IF(AND([.$U25] = 1;NOT([.W25]=&quot;&quot;));[.W25];&quot;&quot;)">
            <text:p/>
          </table:table-cell>
          <table:table-cell table:style-name="ce110" table:formula="of:=IF(AND([.$U25] = 1;NOT([.X25]=&quot;&quot;));[.X25];&quot;&quot;)">
            <text:p/>
          </table:table-cell>
          <table:table-cell table:style-name="ce110" table:formula="of:=IF(AND([.$U25] = 1;NOT([.Y25]=&quot;&quot;));[.Y25];&quot;&quot;)" office:value-type="float" office:value="21" calcext:value-type="float">
            <text:p>21</text:p>
          </table:table-cell>
          <table:table-cell table:style-name="ce121" table:formula="of:=IF(AND([.$U25] = 1;NOT([.Z25]=&quot;&quot;));[.Z25];&quot;&quot;)" office:value-type="float" office:value="0.2052" calcext:value-type="float">
            <text:p>0.20520</text:p>
          </table:table-cell>
          <table:table-cell table:style-name="ce25" table:formula="of:=IF(AND([.$U25] = 1;NOT([.AA25]=&quot;&quot;));[.AA25];&quot;&quot;)" office:value-type="float" office:value="-0.8582" calcext:value-type="float">
            <text:p>-0.8582</text:p>
          </table:table-cell>
          <table:table-cell table:style-name="Default" table:number-columns-repeated="3"/>
          <table:table-cell table:style-name="ce4" table:formula="of:=IF(AND([.$U25] = 0;NOT([.A25]=&quot;&quot;));[.A25];&quot;&quot;)">
            <text:p/>
          </table:table-cell>
          <table:table-cell table:style-name="ce110" table:formula="of:=IF(AND([.$U25] = 0;NOT([.B25]=&quot;&quot;));[.B25];&quot;&quot;)">
            <text:p/>
          </table:table-cell>
          <table:table-cell table:style-name="ce110" table:formula="of:=IF(AND([.$U25] = 0;NOT([.C25]=&quot;&quot;));[.C25];&quot;&quot;)">
            <text:p/>
          </table:table-cell>
          <table:table-cell table:style-name="ce110" table:formula="of:=IF(AND([.$U25] = 0;NOT([.D25]=&quot;&quot;));[.D25];&quot;&quot;)">
            <text:p/>
          </table:table-cell>
          <table:table-cell table:style-name="ce110" table:formula="of:=IF(AND([.$U25] = 0;NOT([.E25]=&quot;&quot;));[.E25];&quot;&quot;)">
            <text:p/>
          </table:table-cell>
          <table:table-cell table:style-name="ce110" table:formula="of:=IF(AND([.$U25] = 0;NOT([.F25]=&quot;&quot;));[.F25];&quot;&quot;)">
            <text:p/>
          </table:table-cell>
          <table:table-cell table:style-name="ce110" table:formula="of:=IF(AND([.$U25] = 0;NOT([.G25]=&quot;&quot;));[.G25];&quot;&quot;)">
            <text:p/>
          </table:table-cell>
          <table:table-cell table:style-name="ce110" table:formula="of:=IF(AND([.$U25] = 0;NOT([.H25]=&quot;&quot;));[.H25];&quot;&quot;)">
            <text:p/>
          </table:table-cell>
          <table:table-cell table:style-name="ce110" table:formula="of:=IF(AND([.$U25] = 0;NOT([.I25]=&quot;&quot;));[.I25];&quot;&quot;)">
            <text:p/>
          </table:table-cell>
          <table:table-cell table:style-name="ce110" table:formula="of:=IF(AND([.$U25] = 0;NOT([.J25]=&quot;&quot;));[.J25];&quot;&quot;)">
            <text:p/>
          </table:table-cell>
          <table:table-cell table:style-name="ce113" table:formula="of:=IF(AND([.$U25] = 0;NOT([.K25]=&quot;&quot;));[.K25];&quot;&quot;)">
            <text:p/>
          </table:table-cell>
          <table:table-cell table:style-name="ce113" table:formula="of:=IF(AND([.$U25] = 0;NOT([.L25]=&quot;&quot;));[.L25];&quot;&quot;)">
            <text:p/>
          </table:table-cell>
          <table:table-cell table:style-name="ce110" table:formula="of:=IF(AND([.$U25] = 0;NOT([.M25]=&quot;&quot;));[.M25];&quot;&quot;)">
            <text:p/>
          </table:table-cell>
          <table:table-cell table:style-name="ce110" table:formula="of:=IF(AND([.$U25] = 0;NOT([.N25]=&quot;&quot;));[.N25];&quot;&quot;)">
            <text:p/>
          </table:table-cell>
          <table:table-cell table:style-name="ce110" table:formula="of:=IF(AND([.$U25] = 0;NOT([.O25]=&quot;&quot;));[.O25];&quot;&quot;)">
            <text:p/>
          </table:table-cell>
          <table:table-cell table:style-name="ce110" table:formula="of:=IF(AND([.$U25] = 0;NOT([.P25]=&quot;&quot;));[.P25];&quot;&quot;)">
            <text:p/>
          </table:table-cell>
          <table:table-cell table:style-name="ce110" table:formula="of:=IF(AND([.$U25] = 0;NOT([.Q25]=&quot;&quot;));[.Q25];&quot;&quot;)">
            <text:p/>
          </table:table-cell>
          <table:table-cell table:style-name="ce110" table:formula="of:=IF(AND([.$U25] = 0;NOT([.R25]=&quot;&quot;));[.R25];&quot;&quot;)">
            <text:p/>
          </table:table-cell>
          <table:table-cell table:style-name="ce110" table:formula="of:=IF(AND([.$U25] = 0;NOT([.S25]=&quot;&quot;));[.S25];&quot;&quot;)">
            <text:p/>
          </table:table-cell>
          <table:table-cell table:style-name="ce110" table:formula="of:=IF(AND([.$U25] = 0;NOT([.T25]=&quot;&quot;));[.T25];&quot;&quot;)">
            <text:p/>
          </table:table-cell>
          <table:table-cell table:style-name="ce110" table:formula="of:=IF(AND([.$U25] = 0;NOT([.U25]=&quot;&quot;));[.U25];&quot;&quot;)">
            <text:p/>
          </table:table-cell>
          <table:table-cell table:style-name="ce110" table:formula="of:=IF(AND([.$U25] = 0;NOT([.V25]=&quot;&quot;));[.V25];&quot;&quot;)">
            <text:p/>
          </table:table-cell>
          <table:table-cell table:style-name="ce110" table:formula="of:=IF(AND([.$U25] = 0;NOT([.W25]=&quot;&quot;));[.W25];&quot;&quot;)">
            <text:p/>
          </table:table-cell>
          <table:table-cell table:style-name="ce110" table:formula="of:=IF(AND([.$U25] = 0;NOT([.X25]=&quot;&quot;));[.X25];&quot;&quot;)">
            <text:p/>
          </table:table-cell>
          <table:table-cell table:style-name="ce110" table:formula="of:=IF(AND([.$U25] = 0;NOT([.Y25]=&quot;&quot;));[.Y25];&quot;&quot;)">
            <text:p/>
          </table:table-cell>
          <table:table-cell table:style-name="ce110" table:formula="of:=IF(AND([.$U25] = 0;NOT([.Z25]=&quot;&quot;));[.Z25];&quot;&quot;)">
            <text:p/>
          </table:table-cell>
          <table:table-cell table:style-name="ce25" table:formula="of:=IF(AND([.$U25] = 0;NOT([.AA25]=&quot;&quot;));[.AA25];&quot;&quot;)">
            <text:p/>
          </table:table-cell>
          <table:table-cell table:style-name="Default" table:number-columns-repeated="3"/>
          <table:table-cell table:style-name="ce126" table:formula="of:=IF(AND(0.1&lt;[.$Z25];[.$Z25]&lt;0.25; NOT([.A25]=&quot;&quot;));[.A25];&quot;&quot;)" office:value-type="float" office:value="21" calcext:value-type="float">
            <text:p>21.0000</text:p>
          </table:table-cell>
          <table:table-cell table:style-name="ce44" table:formula="of:=IF(AND(0.1&lt;[.$Z25];[.$Z25]&lt;0.25; NOT([.B25]=&quot;&quot;));[.B25];&quot;&quot;)" office:value-type="float" office:value="1.72788" calcext:value-type="float">
            <text:p>1.7279</text:p>
          </table:table-cell>
          <table:table-cell table:style-name="ce44" table:formula="of:=IF(AND(0.1&lt;[.$Z25];[.$Z25]&lt;0.25; NOT([.C25]=&quot;&quot;));[.C25];&quot;&quot;)" office:value-type="float" office:value="-1.5708" calcext:value-type="float">
            <text:p>-1.5708</text:p>
          </table:table-cell>
          <table:table-cell table:style-name="ce44" table:formula="of:=IF(AND(0.1&lt;[.$Z25];[.$Z25]&lt;0.25; NOT([.D25]=&quot;&quot;));[.D25];&quot;&quot;)" office:value-type="float" office:value="1.85005" calcext:value-type="float">
            <text:p>1.8501</text:p>
          </table:table-cell>
          <table:table-cell table:style-name="ce44" table:formula="of:=IF(AND(0.1&lt;[.$Z25];[.$Z25]&lt;0.25; NOT([.E25]=&quot;&quot;));[.E25];&quot;&quot;)" office:value-type="float" office:value="-2.16421" calcext:value-type="float">
            <text:p>-2.1642</text:p>
          </table:table-cell>
          <table:table-cell table:style-name="ce44" table:formula="of:=IF(AND(0.1&lt;[.$Z25];[.$Z25]&lt;0.25; NOT([.F25]=&quot;&quot;));[.F25];&quot;&quot;)" office:value-type="float" office:value="-1.48353" calcext:value-type="float">
            <text:p>-1.4835</text:p>
          </table:table-cell>
          <table:table-cell table:style-name="ce44" table:formula="of:=IF(AND(0.1&lt;[.$Z25];[.$Z25]&lt;0.25; NOT([.G25]=&quot;&quot;));[.G25];&quot;&quot;)" office:value-type="float" office:value="-1.76278" calcext:value-type="float">
            <text:p>-1.7628</text:p>
          </table:table-cell>
          <table:table-cell table:style-name="ce44" table:formula="of:=IF(AND(0.1&lt;[.$Z25];[.$Z25]&lt;0.25; NOT([.H25]=&quot;&quot;));[.H25];&quot;&quot;)">
            <text:p/>
          </table:table-cell>
          <table:table-cell table:style-name="ce44" table:formula="of:=IF(AND(0.1&lt;[.$Z25];[.$Z25]&lt;0.25; NOT([.I25]=&quot;&quot;));[.I25];&quot;&quot;)">
            <text:p/>
          </table:table-cell>
          <table:table-cell table:style-name="ce44" table:formula="of:=IF(AND(0.1&lt;[.$Z25];[.$Z25]&lt;0.25; NOT([.J25]=&quot;&quot;));[.J25];&quot;&quot;)" office:value-type="float" office:value="22" calcext:value-type="float">
            <text:p>22.0000</text:p>
          </table:table-cell>
          <table:table-cell table:style-name="ce44" table:formula="of:=IF(AND(0.1&lt;[.$Z25];[.$Z25]&lt;0.25; NOT([.K25]=&quot;&quot;));[.K25];&quot;&quot;)" office:value-type="float" office:value="0.3637" calcext:value-type="float">
            <text:p>0.3637</text:p>
          </table:table-cell>
          <table:table-cell table:style-name="ce44" table:formula="of:=IF(AND(0.1&lt;[.$Z25];[.$Z25]&lt;0.25; NOT([.L25]=&quot;&quot;));[.L25];&quot;&quot;)" office:value-type="float" office:value="-0.2445" calcext:value-type="float">
            <text:p>-0.2445</text:p>
          </table:table-cell>
          <table:table-cell table:style-name="ce44" table:formula="of:=IF(AND(0.1&lt;[.$Z25];[.$Z25]&lt;0.25; NOT([.M25]=&quot;&quot;));[.M25];&quot;&quot;)">
            <text:p/>
          </table:table-cell>
          <table:table-cell table:style-name="ce44" table:formula="of:=IF(AND(0.1&lt;[.$Z25];[.$Z25]&lt;0.25; NOT([.N25]=&quot;&quot;));[.N25];&quot;&quot;)">
            <text:p/>
          </table:table-cell>
          <table:table-cell table:style-name="ce44" table:formula="of:=IF(AND(0.1&lt;[.$Z25];[.$Z25]&lt;0.25; NOT([.O25]=&quot;&quot;));[.O25];&quot;&quot;)" office:value-type="float" office:value="21" calcext:value-type="float">
            <text:p>21.0000</text:p>
          </table:table-cell>
          <table:table-cell table:style-name="ce44" table:formula="of:=IF(AND(0.1&lt;[.$Z25];[.$Z25]&lt;0.25; NOT([.P25]=&quot;&quot;));[.P25];&quot;&quot;)" office:value-type="float" office:value="2.3839" calcext:value-type="float">
            <text:p>2.3839</text:p>
          </table:table-cell>
          <table:table-cell table:style-name="ce44" table:formula="of:=IF(AND(0.1&lt;[.$Z25];[.$Z25]&lt;0.25; NOT([.Q25]=&quot;&quot;));[.Q25];&quot;&quot;)" office:value-type="float" office:value="-2.3839" calcext:value-type="float">
            <text:p>-2.3839</text:p>
          </table:table-cell>
          <table:table-cell table:style-name="ce44" table:formula="of:=IF(AND(0.1&lt;[.$Z25];[.$Z25]&lt;0.25; NOT([.R25]=&quot;&quot;));[.R25];&quot;&quot;)" office:value-type="float" office:value="38" calcext:value-type="float">
            <text:p>38.0000</text:p>
          </table:table-cell>
          <table:table-cell table:style-name="ce44" table:formula="of:=IF(AND(0.1&lt;[.$Z25];[.$Z25]&lt;0.25; NOT([.S25]=&quot;&quot;));[.S25];&quot;&quot;)" office:value-type="float" office:value="2.3836977091" calcext:value-type="float">
            <text:p>2.3837</text:p>
          </table:table-cell>
          <table:table-cell table:style-name="ce44" table:formula="of:=IF(AND(0.1&lt;[.$Z25];[.$Z25]&lt;0.25; NOT([.T25]=&quot;&quot;));[.T25];&quot;&quot;)" office:value-type="float" office:value="-1" calcext:value-type="float">
            <text:p>-1.0000</text:p>
          </table:table-cell>
          <table:table-cell table:style-name="ce44" table:formula="of:=IF(AND(0.1&lt;[.$Z25];[.$Z25]&lt;0.25; NOT([.U25]=&quot;&quot;));[.U25];&quot;&quot;)" office:value-type="float" office:value="1" calcext:value-type="float">
            <text:p>1.0000</text:p>
          </table:table-cell>
          <table:table-cell table:style-name="ce44" table:formula="of:=IF(AND(0.1&lt;[.$Z25];[.$Z25]&lt;0.25; NOT([.V25]=&quot;&quot;));[.V25];&quot;&quot;)" office:value-type="float" office:value="0" calcext:value-type="float">
            <text:p>0.0000</text:p>
          </table:table-cell>
          <table:table-cell table:style-name="ce44" table:formula="of:=IF(AND(0.1&lt;[.$Z25];[.$Z25]&lt;0.25; NOT([.W25]=&quot;&quot;));[.W25];&quot;&quot;)">
            <text:p/>
          </table:table-cell>
          <table:table-cell table:style-name="ce44" table:formula="of:=IF(AND(0.1&lt;[.$Z25];[.$Z25]&lt;0.25; NOT([.X25]=&quot;&quot;));[.X25];&quot;&quot;)">
            <text:p/>
          </table:table-cell>
          <table:table-cell table:style-name="ce44" table:formula="of:=IF(AND(0.1&lt;[.$Z25];[.$Z25]&lt;0.25; NOT([.Y25]=&quot;&quot;));[.Y25];&quot;&quot;)" office:value-type="float" office:value="21" calcext:value-type="float">
            <text:p>21.0000</text:p>
          </table:table-cell>
          <table:table-cell table:style-name="ce44" table:formula="of:=IF(AND(0.1&lt;[.$Z25];[.$Z25]&lt;0.25; NOT([.Z25]=&quot;&quot;));[.Z25];&quot;&quot;)" office:value-type="float" office:value="0.2052" calcext:value-type="float">
            <text:p>0.2052</text:p>
          </table:table-cell>
          <table:table-cell table:style-name="ce44" table:formula="of:=IF(AND(0.1&lt;[.$Z25];[.$Z25]&lt;0.25; NOT([.AA25]=&quot;&quot;));[.AA25];&quot;&quot;)" office:value-type="float" office:value="-0.8582" calcext:value-type="float">
            <text:p>-0.8582</text:p>
          </table:table-cell>
          <table:table-cell table:style-name="Default" table:number-columns-repeated="3"/>
          <table:table-cell table:style-name="ce126" table:formula="of:=IF(AND(OR(0.1&gt;[.$Z25];[.$Z25]&gt;0.25);NOT([.A25]=&quot;&quot;));[.A25];&quot;&quot;)">
            <text:p/>
          </table:table-cell>
          <table:table-cell table:style-name="ce44" table:formula="of:=IF(AND(OR(0.1&gt;[.$Z25];[.$Z25]&gt;0.25);NOT([.B25]=&quot;&quot;));[.B25];&quot;&quot;)">
            <text:p/>
          </table:table-cell>
          <table:table-cell table:style-name="ce44" table:formula="of:=IF(AND(OR(0.1&gt;[.$Z25];[.$Z25]&gt;0.25);NOT([.C25]=&quot;&quot;));[.C25];&quot;&quot;)">
            <text:p/>
          </table:table-cell>
          <table:table-cell table:style-name="ce44" table:formula="of:=IF(AND(OR(0.1&gt;[.$Z25];[.$Z25]&gt;0.25);NOT([.D25]=&quot;&quot;));[.D25];&quot;&quot;)">
            <text:p/>
          </table:table-cell>
          <table:table-cell table:style-name="ce44" table:formula="of:=IF(AND(OR(0.1&gt;[.$Z25];[.$Z25]&gt;0.25);NOT([.E25]=&quot;&quot;));[.E25];&quot;&quot;)">
            <text:p/>
          </table:table-cell>
          <table:table-cell table:style-name="ce44" table:formula="of:=IF(AND(OR(0.1&gt;[.$Z25];[.$Z25]&gt;0.25);NOT([.F25]=&quot;&quot;));[.F25];&quot;&quot;)">
            <text:p/>
          </table:table-cell>
          <table:table-cell table:style-name="ce44" table:formula="of:=IF(AND(OR(0.1&gt;[.$Z25];[.$Z25]&gt;0.25);NOT([.G25]=&quot;&quot;));[.G25];&quot;&quot;)">
            <text:p/>
          </table:table-cell>
          <table:table-cell table:style-name="ce44" table:formula="of:=IF(AND(OR(0.1&gt;[.$Z25];[.$Z25]&gt;0.25);NOT([.H25]=&quot;&quot;));[.H25];&quot;&quot;)">
            <text:p/>
          </table:table-cell>
          <table:table-cell table:style-name="ce44" table:formula="of:=IF(AND(OR(0.1&gt;[.$Z25];[.$Z25]&gt;0.25);NOT([.I25]=&quot;&quot;));[.I25];&quot;&quot;)">
            <text:p/>
          </table:table-cell>
          <table:table-cell table:style-name="ce44" table:formula="of:=IF(AND(OR(0.1&gt;[.$Z25];[.$Z25]&gt;0.25);NOT([.J25]=&quot;&quot;));[.J25];&quot;&quot;)">
            <text:p/>
          </table:table-cell>
          <table:table-cell table:style-name="ce44" table:formula="of:=IF(AND(OR(0.1&gt;[.$Z25];[.$Z25]&gt;0.25);NOT([.K25]=&quot;&quot;));[.K25];&quot;&quot;)">
            <text:p/>
          </table:table-cell>
          <table:table-cell table:style-name="ce44" table:formula="of:=IF(AND(OR(0.1&gt;[.$Z25];[.$Z25]&gt;0.25);NOT([.L25]=&quot;&quot;));[.L25];&quot;&quot;)">
            <text:p/>
          </table:table-cell>
          <table:table-cell table:style-name="ce44" table:formula="of:=IF(AND(OR(0.1&gt;[.$Z25];[.$Z25]&gt;0.25);NOT([.M25]=&quot;&quot;));[.M25];&quot;&quot;)">
            <text:p/>
          </table:table-cell>
          <table:table-cell table:style-name="ce44" table:formula="of:=IF(AND(OR(0.1&gt;[.$Z25];[.$Z25]&gt;0.25);NOT([.N25]=&quot;&quot;));[.N25];&quot;&quot;)">
            <text:p/>
          </table:table-cell>
          <table:table-cell table:style-name="ce128" table:formula="of:=IF(AND(OR(0.1&gt;[.$Z25];[.$Z25]&gt;0.25);NOT([.O25]=&quot;&quot;));[.O25];&quot;&quot;)">
            <text:p/>
          </table:table-cell>
          <table:table-cell table:style-name="ce44" table:formula="of:=IF(AND(OR(0.1&gt;[.$Z25];[.$Z25]&gt;0.25);NOT([.P25]=&quot;&quot;));[.P25];&quot;&quot;)">
            <text:p/>
          </table:table-cell>
          <table:table-cell table:style-name="ce44" table:formula="of:=IF(AND(OR(0.1&gt;[.$Z25];[.$Z25]&gt;0.25);NOT([.Q25]=&quot;&quot;));[.Q25];&quot;&quot;)">
            <text:p/>
          </table:table-cell>
          <table:table-cell table:style-name="ce44" table:formula="of:=IF(AND(OR(0.1&gt;[.$Z25];[.$Z25]&gt;0.25);NOT([.R25]=&quot;&quot;));[.R25];&quot;&quot;)">
            <text:p/>
          </table:table-cell>
          <table:table-cell table:style-name="ce44" table:formula="of:=IF(AND(OR(0.1&gt;[.$Z25];[.$Z25]&gt;0.25);NOT([.S25]=&quot;&quot;));[.S25];&quot;&quot;)">
            <text:p/>
          </table:table-cell>
          <table:table-cell table:style-name="ce44" table:formula="of:=IF(AND(OR(0.1&gt;[.$Z25];[.$Z25]&gt;0.25);NOT([.T25]=&quot;&quot;));[.T25];&quot;&quot;)">
            <text:p/>
          </table:table-cell>
          <table:table-cell table:style-name="ce44" table:formula="of:=IF(AND(OR(0.1&gt;[.$Z25];[.$Z25]&gt;0.25);NOT([.U25]=&quot;&quot;));[.U25];&quot;&quot;)">
            <text:p/>
          </table:table-cell>
          <table:table-cell table:style-name="ce44" table:formula="of:=IF(AND(OR(0.1&gt;[.$Z25];[.$Z25]&gt;0.25);NOT([.V25]=&quot;&quot;));[.V25];&quot;&quot;)">
            <text:p/>
          </table:table-cell>
          <table:table-cell table:style-name="ce44" table:formula="of:=IF(AND(OR(0.1&gt;[.$Z25];[.$Z25]&gt;0.25);NOT([.W25]=&quot;&quot;));[.W25];&quot;&quot;)">
            <text:p/>
          </table:table-cell>
          <table:table-cell table:style-name="ce44" table:formula="of:=IF(AND(OR(0.1&gt;[.$Z25];[.$Z25]&gt;0.25);NOT([.X25]=&quot;&quot;));[.X25];&quot;&quot;)">
            <text:p/>
          </table:table-cell>
          <table:table-cell table:style-name="ce128" table:formula="of:=IF(AND(OR(0.1&gt;[.$Z25];[.$Z25]&gt;0.25);NOT([.Y25]=&quot;&quot;));[.Y25];&quot;&quot;)">
            <text:p/>
          </table:table-cell>
          <table:table-cell table:style-name="ce44" table:formula="of:=IF(AND(OR(0.1&gt;[.$Z25];[.$Z25]&gt;0.25);NOT([.Z25]=&quot;&quot;));[.Z25];&quot;&quot;)">
            <text:p/>
          </table:table-cell>
          <table:table-cell table:style-name="ce44" table:formula="of:=IF(AND(OR(0.1&gt;[.$Z25];[.$Z25]&gt;0.25);NOT([.AA25]=&quot;&quot;));[.AA25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23" calcext:value-type="float">
            <text:p>23</text:p>
          </table:table-cell>
          <table:table-cell table:style-name="ce15" office:value-type="float" office:value="0.3805" calcext:value-type="float">
            <text:p>0.3805</text:p>
          </table:table-cell>
          <table:table-cell table:style-name="ce15" office:value-type="float" office:value="-0.2985" calcext:value-type="float">
            <text:p>-0.2985</text:p>
          </table:table-cell>
          <table:table-cell table:style-name="Default" table:number-columns-repeated="2"/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2.3302" calcext:value-type="float">
            <text:p>2.3302</text:p>
          </table:table-cell>
          <table:table-cell table:style-name="ce10" office:value-type="float" office:value="-2.3302" calcext:value-type="float">
            <text:p>-2.3302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1393300969" calcext:value-type="float">
            <text:p>2.139330096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0.1294" calcext:value-type="float">
            <text:p>0.1294</text:p>
          </table:table-cell>
          <table:table-cell table:style-name="ce25" office:value-type="float" office:value="-0.7884" calcext:value-type="float">
            <text:p>-0.7884</text:p>
          </table:table-cell>
          <table:table-cell table:style-name="Default" table:number-columns-repeated="3"/>
          <table:table-cell table:style-name="ce31" table:formula="of:=IF(AND(0.15&lt;[.$Z26];[.$Z26]&lt;0.2; NOT([.A26]=&quot;&quot;));[.A26];&quot;&quot;)">
            <text:p/>
          </table:table-cell>
          <table:table-cell table:style-name="ce33" table:formula="of:=IF(AND(0.15&lt;[.$Z26];[.$Z26]&lt;0.2; NOT([.B26]=&quot;&quot;));[.B26];&quot;&quot;)">
            <text:p/>
          </table:table-cell>
          <table:table-cell table:style-name="ce33" table:formula="of:=IF(AND(0.15&lt;[.$Z26];[.$Z26]&lt;0.2; NOT([.C26]=&quot;&quot;));[.C26];&quot;&quot;)">
            <text:p/>
          </table:table-cell>
          <table:table-cell table:style-name="ce33" table:formula="of:=IF(AND(0.15&lt;[.$Z26];[.$Z26]&lt;0.2; NOT([.D26]=&quot;&quot;));[.D26];&quot;&quot;)">
            <text:p/>
          </table:table-cell>
          <table:table-cell table:style-name="ce33" table:formula="of:=IF(AND(0.15&lt;[.$Z26];[.$Z26]&lt;0.2; NOT([.E26]=&quot;&quot;));[.E26];&quot;&quot;)">
            <text:p/>
          </table:table-cell>
          <table:table-cell table:style-name="ce33" table:formula="of:=IF(AND(0.15&lt;[.$Z26];[.$Z26]&lt;0.2; NOT([.F26]=&quot;&quot;));[.F26];&quot;&quot;)">
            <text:p/>
          </table:table-cell>
          <table:table-cell table:style-name="ce33" table:formula="of:=IF(AND(0.15&lt;[.$Z26];[.$Z26]&lt;0.2; NOT([.G26]=&quot;&quot;));[.G26];&quot;&quot;)">
            <text:p/>
          </table:table-cell>
          <table:table-cell table:style-name="ce33" table:formula="of:=IF(AND(0.15&lt;[.$Z26];[.$Z26]&lt;0.2; NOT([.H26]=&quot;&quot;));[.H26];&quot;&quot;)">
            <text:p/>
          </table:table-cell>
          <table:table-cell table:style-name="ce33" table:formula="of:=IF(AND(0.15&lt;[.$Z26];[.$Z26]&lt;0.2; NOT([.I26]=&quot;&quot;));[.I26];&quot;&quot;)">
            <text:p/>
          </table:table-cell>
          <table:table-cell table:style-name="ce39" table:formula="of:=IF(AND(0.15&lt;[.$Z26];[.$Z26]&lt;0.2; NOT([.J26]=&quot;&quot;));[.J26];&quot;&quot;)">
            <text:p/>
          </table:table-cell>
          <table:table-cell table:style-name="ce33" table:formula="of:=IF(AND(0.15&lt;[.$Z26];[.$Z26]&lt;0.2; NOT([.K26]=&quot;&quot;));[.K26];&quot;&quot;)">
            <text:p/>
          </table:table-cell>
          <table:table-cell table:style-name="ce33" table:formula="of:=IF(AND(0.15&lt;[.$Z26];[.$Z26]&lt;0.2; NOT([.L26]=&quot;&quot;));[.L26];&quot;&quot;)">
            <text:p/>
          </table:table-cell>
          <table:table-cell table:style-name="ce33" table:formula="of:=IF(AND(0.15&lt;[.$Z26];[.$Z26]&lt;0.2; NOT([.M26]=&quot;&quot;));[.M26];&quot;&quot;)">
            <text:p/>
          </table:table-cell>
          <table:table-cell table:style-name="ce33" table:formula="of:=IF(AND(0.15&lt;[.$Z26];[.$Z26]&lt;0.2; NOT([.N26]=&quot;&quot;));[.N26];&quot;&quot;)">
            <text:p/>
          </table:table-cell>
          <table:table-cell table:style-name="ce39" table:formula="of:=IF(AND(0.15&lt;[.$Z26];[.$Z26]&lt;0.2; NOT([.O26]=&quot;&quot;));[.O26];&quot;&quot;)">
            <text:p/>
          </table:table-cell>
          <table:table-cell table:style-name="ce33" table:formula="of:=IF(AND(0.15&lt;[.$Z26];[.$Z26]&lt;0.2; NOT([.P26]=&quot;&quot;));[.P26];&quot;&quot;)">
            <text:p/>
          </table:table-cell>
          <table:table-cell table:style-name="ce33" table:formula="of:=IF(AND(0.15&lt;[.$Z26];[.$Z26]&lt;0.2; NOT([.Q26]=&quot;&quot;));[.Q26];&quot;&quot;)">
            <text:p/>
          </table:table-cell>
          <table:table-cell table:style-name="ce33" table:formula="of:=IF(AND(0.15&lt;[.$Z26];[.$Z26]&lt;0.2; NOT([.R26]=&quot;&quot;));[.R26];&quot;&quot;)">
            <text:p/>
          </table:table-cell>
          <table:table-cell table:style-name="ce33" table:formula="of:=IF(AND(0.15&lt;[.$Z26];[.$Z26]&lt;0.2; NOT([.S26]=&quot;&quot;));[.S26];&quot;&quot;)">
            <text:p/>
          </table:table-cell>
          <table:table-cell table:style-name="ce39" table:formula="of:=IF(AND(0.15&lt;[.$Z26];[.$Z26]&lt;0.2; NOT([.T26]=&quot;&quot;));[.T26];&quot;&quot;)">
            <text:p/>
          </table:table-cell>
          <table:table-cell table:style-name="ce39" table:formula="of:=IF(AND(0.15&lt;[.$Z26];[.$Z26]&lt;0.2; NOT([.U26]=&quot;&quot;));[.U26];&quot;&quot;)">
            <text:p/>
          </table:table-cell>
          <table:table-cell table:style-name="ce33" table:formula="of:=IF(AND(0.15&lt;[.$Z26];[.$Z26]&lt;0.2; NOT([.V26]=&quot;&quot;));[.V26];&quot;&quot;)">
            <text:p/>
          </table:table-cell>
          <table:table-cell table:style-name="ce33" table:formula="of:=IF(AND(0.15&lt;[.$Z26];[.$Z26]&lt;0.2; NOT([.W26]=&quot;&quot;));[.W26];&quot;&quot;)">
            <text:p/>
          </table:table-cell>
          <table:table-cell table:style-name="ce33" table:formula="of:=IF(AND(0.15&lt;[.$Z26];[.$Z26]&lt;0.2; NOT([.X26]=&quot;&quot;));[.X26];&quot;&quot;)">
            <text:p/>
          </table:table-cell>
          <table:table-cell table:style-name="ce39" table:formula="of:=IF(AND(0.15&lt;[.$Z26];[.$Z26]&lt;0.2; NOT([.Y26]=&quot;&quot;));[.Y26];&quot;&quot;)">
            <text:p/>
          </table:table-cell>
          <table:table-cell table:style-name="ce33" table:formula="of:=IF(AND(0.15&lt;[.$Z26];[.$Z26]&lt;0.2; NOT([.Z26]=&quot;&quot;));[.Z26];&quot;&quot;)">
            <text:p/>
          </table:table-cell>
          <table:table-cell table:style-name="ce44" table:formula="of:=IF(AND(0.15&lt;[.$Z26];[.$Z26]&lt;0.2; NOT([.AA26]=&quot;&quot;));[.AA26];&quot;&quot;)">
            <text:p/>
          </table:table-cell>
          <table:table-cell table:style-name="Default" table:number-columns-repeated="3"/>
          <table:table-cell table:style-name="ce31" table:formula="of:=IF(AND(OR(0.15&gt;[.$Z26];[.$Z26]&gt;0.2);NOT([.A26]=&quot;&quot;));[.A26];&quot;&quot;)" office:value-type="float" office:value="22" calcext:value-type="float">
            <text:p>22</text:p>
          </table:table-cell>
          <table:table-cell table:style-name="ce33" table:formula="of:=IF(AND(OR(0.15&gt;[.$Z26];[.$Z26]&gt;0.2);NOT([.B26]=&quot;&quot;));[.B26];&quot;&quot;)" office:value-type="float" office:value="1.72788" calcext:value-type="float">
            <text:p>1.7279</text:p>
          </table:table-cell>
          <table:table-cell table:style-name="ce33" table:formula="of:=IF(AND(OR(0.15&gt;[.$Z26];[.$Z26]&gt;0.2);NOT([.C26]=&quot;&quot;));[.C26];&quot;&quot;)" office:value-type="float" office:value="-1.5708" calcext:value-type="float">
            <text:p>-1.5708</text:p>
          </table:table-cell>
          <table:table-cell table:style-name="ce33" table:formula="of:=IF(AND(OR(0.15&gt;[.$Z26];[.$Z26]&gt;0.2);NOT([.D26]=&quot;&quot;));[.D26];&quot;&quot;)" office:value-type="float" office:value="1.85005" calcext:value-type="float">
            <text:p>1.8501</text:p>
          </table:table-cell>
          <table:table-cell table:style-name="ce33" table:formula="of:=IF(AND(OR(0.15&gt;[.$Z26];[.$Z26]&gt;0.2);NOT([.E26]=&quot;&quot;));[.E26];&quot;&quot;)" office:value-type="float" office:value="-2.16421" calcext:value-type="float">
            <text:p>-2.1642</text:p>
          </table:table-cell>
          <table:table-cell table:style-name="ce33" table:formula="of:=IF(AND(OR(0.15&gt;[.$Z26];[.$Z26]&gt;0.2);NOT([.F26]=&quot;&quot;));[.F26];&quot;&quot;)" office:value-type="float" office:value="-1.48353" calcext:value-type="float">
            <text:p>-1.4835</text:p>
          </table:table-cell>
          <table:table-cell table:style-name="ce33" table:formula="of:=IF(AND(OR(0.15&gt;[.$Z26];[.$Z26]&gt;0.2);NOT([.G26]=&quot;&quot;));[.G26];&quot;&quot;)" office:value-type="float" office:value="-1.76278" calcext:value-type="float">
            <text:p>-1.7628</text:p>
          </table:table-cell>
          <table:table-cell table:style-name="ce33" table:formula="of:=IF(AND(OR(0.15&gt;[.$Z26];[.$Z26]&gt;0.2);NOT([.H26]=&quot;&quot;));[.H26];&quot;&quot;)">
            <text:p/>
          </table:table-cell>
          <table:table-cell table:style-name="ce33" table:formula="of:=IF(AND(OR(0.15&gt;[.$Z26];[.$Z26]&gt;0.2);NOT([.I26]=&quot;&quot;));[.I26];&quot;&quot;)">
            <text:p/>
          </table:table-cell>
          <table:table-cell table:style-name="ce39" table:formula="of:=IF(AND(OR(0.15&gt;[.$Z26];[.$Z26]&gt;0.2);NOT([.J26]=&quot;&quot;));[.J26];&quot;&quot;)" office:value-type="float" office:value="23" calcext:value-type="float">
            <text:p>23</text:p>
          </table:table-cell>
          <table:table-cell table:style-name="ce33" table:formula="of:=IF(AND(OR(0.15&gt;[.$Z26];[.$Z26]&gt;0.2);NOT([.K26]=&quot;&quot;));[.K26];&quot;&quot;)" office:value-type="float" office:value="0.3805" calcext:value-type="float">
            <text:p>0.3805</text:p>
          </table:table-cell>
          <table:table-cell table:style-name="ce33" table:formula="of:=IF(AND(OR(0.15&gt;[.$Z26];[.$Z26]&gt;0.2);NOT([.L26]=&quot;&quot;));[.L26];&quot;&quot;)" office:value-type="float" office:value="-0.2985" calcext:value-type="float">
            <text:p>-0.2985</text:p>
          </table:table-cell>
          <table:table-cell table:style-name="ce33" table:formula="of:=IF(AND(OR(0.15&gt;[.$Z26];[.$Z26]&gt;0.2);NOT([.M26]=&quot;&quot;));[.M26];&quot;&quot;)">
            <text:p/>
          </table:table-cell>
          <table:table-cell table:style-name="ce33" table:formula="of:=IF(AND(OR(0.15&gt;[.$Z26];[.$Z26]&gt;0.2);NOT([.N26]=&quot;&quot;));[.N26];&quot;&quot;)">
            <text:p/>
          </table:table-cell>
          <table:table-cell table:style-name="ce39" table:formula="of:=IF(AND(OR(0.15&gt;[.$Z26];[.$Z26]&gt;0.2);NOT([.O26]=&quot;&quot;));[.O26];&quot;&quot;)" office:value-type="float" office:value="22" calcext:value-type="float">
            <text:p>22</text:p>
          </table:table-cell>
          <table:table-cell table:style-name="ce33" table:formula="of:=IF(AND(OR(0.15&gt;[.$Z26];[.$Z26]&gt;0.2);NOT([.P26]=&quot;&quot;));[.P26];&quot;&quot;)" office:value-type="float" office:value="2.3302" calcext:value-type="float">
            <text:p>2.3302</text:p>
          </table:table-cell>
          <table:table-cell table:style-name="ce33" table:formula="of:=IF(AND(OR(0.15&gt;[.$Z26];[.$Z26]&gt;0.2);NOT([.Q26]=&quot;&quot;));[.Q26];&quot;&quot;)" office:value-type="float" office:value="-2.3302" calcext:value-type="float">
            <text:p>-2.3302</text:p>
          </table:table-cell>
          <table:table-cell table:style-name="ce33" table:formula="of:=IF(AND(OR(0.15&gt;[.$Z26];[.$Z26]&gt;0.2);NOT([.R26]=&quot;&quot;));[.R26];&quot;&quot;)" office:value-type="float" office:value="38" calcext:value-type="float">
            <text:p>38.0000</text:p>
          </table:table-cell>
          <table:table-cell table:style-name="ce33" table:formula="of:=IF(AND(OR(0.15&gt;[.$Z26];[.$Z26]&gt;0.2);NOT([.S26]=&quot;&quot;));[.S26];&quot;&quot;)" office:value-type="float" office:value="2.1393300969" calcext:value-type="float">
            <text:p>2.1393</text:p>
          </table:table-cell>
          <table:table-cell table:style-name="ce39" table:formula="of:=IF(AND(OR(0.15&gt;[.$Z26];[.$Z26]&gt;0.2);NOT([.T26]=&quot;&quot;));[.T26];&quot;&quot;)" office:value-type="float" office:value="-1" calcext:value-type="float">
            <text:p>-1</text:p>
          </table:table-cell>
          <table:table-cell table:style-name="ce39" table:formula="of:=IF(AND(OR(0.15&gt;[.$Z26];[.$Z26]&gt;0.2);NOT([.U26]=&quot;&quot;));[.U26];&quot;&quot;)" office:value-type="float" office:value="1" calcext:value-type="float">
            <text:p>1</text:p>
          </table:table-cell>
          <table:table-cell table:style-name="ce33" table:formula="of:=IF(AND(OR(0.15&gt;[.$Z26];[.$Z26]&gt;0.2);NOT([.V26]=&quot;&quot;));[.V26];&quot;&quot;)" office:value-type="float" office:value="0" calcext:value-type="float">
            <text:p>0.0000</text:p>
          </table:table-cell>
          <table:table-cell table:style-name="ce33" table:formula="of:=IF(AND(OR(0.15&gt;[.$Z26];[.$Z26]&gt;0.2);NOT([.W26]=&quot;&quot;));[.W26];&quot;&quot;)">
            <text:p/>
          </table:table-cell>
          <table:table-cell table:style-name="ce33" table:formula="of:=IF(AND(OR(0.15&gt;[.$Z26];[.$Z26]&gt;0.2);NOT([.X26]=&quot;&quot;));[.X26];&quot;&quot;)">
            <text:p/>
          </table:table-cell>
          <table:table-cell table:style-name="ce39" table:formula="of:=IF(AND(OR(0.15&gt;[.$Z26];[.$Z26]&gt;0.2);NOT([.Y26]=&quot;&quot;));[.Y26];&quot;&quot;)" office:value-type="float" office:value="22" calcext:value-type="float">
            <text:p>22</text:p>
          </table:table-cell>
          <table:table-cell table:style-name="ce33" table:formula="of:=IF(AND(OR(0.15&gt;[.$Z26];[.$Z26]&gt;0.2);NOT([.Z26]=&quot;&quot;));[.Z26];&quot;&quot;)" office:value-type="float" office:value="0.1294" calcext:value-type="float">
            <text:p>0.1294</text:p>
          </table:table-cell>
          <table:table-cell table:style-name="ce44" table:formula="of:=IF(AND(OR(0.15&gt;[.$Z26];[.$Z26]&gt;0.2);NOT([.AA26]=&quot;&quot;));[.AA26];&quot;&quot;)" office:value-type="float" office:value="-0.7884" calcext:value-type="float">
            <text:p>-0.7884</text:p>
          </table:table-cell>
          <table:table-cell table:style-name="Default" table:number-columns-repeated="3"/>
          <table:table-cell table:style-name="ce4" table:formula="of:=IF(AND([.$U26] = 1;NOT([.A26]=&quot;&quot;));[.A26];&quot;&quot;)" office:value-type="float" office:value="22" calcext:value-type="float">
            <text:p>22</text:p>
          </table:table-cell>
          <table:table-cell table:style-name="ce110" table:formula="of:=IF(AND([.$U26] = 1;NOT([.B26]=&quot;&quot;));[.B26];&quot;&quot;)" office:value-type="float" office:value="1.72788" calcext:value-type="float">
            <text:p>1.72788</text:p>
          </table:table-cell>
          <table:table-cell table:style-name="ce110" table:formula="of:=IF(AND([.$U26] = 1;NOT([.C26]=&quot;&quot;));[.C26];&quot;&quot;)" office:value-type="float" office:value="-1.5708" calcext:value-type="float">
            <text:p>-1.5708</text:p>
          </table:table-cell>
          <table:table-cell table:style-name="ce110" table:formula="of:=IF(AND([.$U26] = 1;NOT([.D26]=&quot;&quot;));[.D26];&quot;&quot;)" office:value-type="float" office:value="1.85005" calcext:value-type="float">
            <text:p>1.85005</text:p>
          </table:table-cell>
          <table:table-cell table:style-name="ce110" table:formula="of:=IF(AND([.$U26] = 1;NOT([.E26]=&quot;&quot;));[.E26];&quot;&quot;)" office:value-type="float" office:value="-2.16421" calcext:value-type="float">
            <text:p>-2.16421</text:p>
          </table:table-cell>
          <table:table-cell table:style-name="ce110" table:formula="of:=IF(AND([.$U26] = 1;NOT([.F26]=&quot;&quot;));[.F26];&quot;&quot;)" office:value-type="float" office:value="-1.48353" calcext:value-type="float">
            <text:p>-1.48353</text:p>
          </table:table-cell>
          <table:table-cell table:style-name="ce110" table:formula="of:=IF(AND([.$U26] = 1;NOT([.G26]=&quot;&quot;));[.G26];&quot;&quot;)" office:value-type="float" office:value="-1.76278" calcext:value-type="float">
            <text:p>-1.76278</text:p>
          </table:table-cell>
          <table:table-cell table:style-name="ce110" table:formula="of:=IF(AND([.$U26] = 1;NOT([.H26]=&quot;&quot;));[.H26];&quot;&quot;)">
            <text:p/>
          </table:table-cell>
          <table:table-cell table:style-name="ce110" table:formula="of:=IF(AND([.$U26] = 1;NOT([.I26]=&quot;&quot;));[.I26];&quot;&quot;)">
            <text:p/>
          </table:table-cell>
          <table:table-cell table:style-name="ce110" table:formula="of:=IF(AND([.$U26] = 1;NOT([.J26]=&quot;&quot;));[.J26];&quot;&quot;)" office:value-type="float" office:value="23" calcext:value-type="float">
            <text:p>23</text:p>
          </table:table-cell>
          <table:table-cell table:style-name="ce110" table:formula="of:=IF(AND([.$U26] = 1;NOT([.K26]=&quot;&quot;));[.K26];&quot;&quot;)" office:value-type="float" office:value="0.3805" calcext:value-type="float">
            <text:p>0.3805</text:p>
          </table:table-cell>
          <table:table-cell table:style-name="ce110" table:formula="of:=IF(AND([.$U26] = 1;NOT([.L26]=&quot;&quot;));[.L26];&quot;&quot;)" office:value-type="float" office:value="-0.2985" calcext:value-type="float">
            <text:p>-0.2985</text:p>
          </table:table-cell>
          <table:table-cell table:style-name="ce110" table:formula="of:=IF(AND([.$U26] = 1;NOT([.M26]=&quot;&quot;));[.M26];&quot;&quot;)">
            <text:p/>
          </table:table-cell>
          <table:table-cell table:style-name="ce110" table:formula="of:=IF(AND([.$U26] = 1;NOT([.N26]=&quot;&quot;));[.N26];&quot;&quot;)">
            <text:p/>
          </table:table-cell>
          <table:table-cell table:style-name="ce110" table:formula="of:=IF(AND([.$U26] = 1;NOT([.O26]=&quot;&quot;));[.O26];&quot;&quot;)" office:value-type="float" office:value="22" calcext:value-type="float">
            <text:p>22</text:p>
          </table:table-cell>
          <table:table-cell table:style-name="ce110" table:formula="of:=IF(AND([.$U26] = 1;NOT([.P26]=&quot;&quot;));[.P26];&quot;&quot;)" office:value-type="float" office:value="2.3302" calcext:value-type="float">
            <text:p>2.3302</text:p>
          </table:table-cell>
          <table:table-cell table:style-name="ce110" table:formula="of:=IF(AND([.$U26] = 1;NOT([.Q26]=&quot;&quot;));[.Q26];&quot;&quot;)" office:value-type="float" office:value="-2.3302" calcext:value-type="float">
            <text:p>-2.3302</text:p>
          </table:table-cell>
          <table:table-cell table:style-name="ce110" table:formula="of:=IF(AND([.$U26] = 1;NOT([.R26]=&quot;&quot;));[.R26];&quot;&quot;)" office:value-type="float" office:value="38" calcext:value-type="float">
            <text:p>38</text:p>
          </table:table-cell>
          <table:table-cell table:style-name="ce110" table:formula="of:=IF(AND([.$U26] = 1;NOT([.S26]=&quot;&quot;));[.S26];&quot;&quot;)" office:value-type="float" office:value="2.1393300969" calcext:value-type="float">
            <text:p>2.1393300969</text:p>
          </table:table-cell>
          <table:table-cell table:style-name="ce110" table:formula="of:=IF(AND([.$U26] = 1;NOT([.T26]=&quot;&quot;));[.T26];&quot;&quot;)" office:value-type="float" office:value="-1" calcext:value-type="float">
            <text:p>-1</text:p>
          </table:table-cell>
          <table:table-cell table:style-name="ce110" table:formula="of:=IF(AND([.$U26] = 1;NOT([.U26]=&quot;&quot;));[.U26];&quot;&quot;)" office:value-type="float" office:value="1" calcext:value-type="float">
            <text:p>1</text:p>
          </table:table-cell>
          <table:table-cell table:style-name="ce110" table:formula="of:=IF(AND([.$U26] = 1;NOT([.V26]=&quot;&quot;));[.V26];&quot;&quot;)" office:value-type="float" office:value="0" calcext:value-type="float">
            <text:p>0</text:p>
          </table:table-cell>
          <table:table-cell table:style-name="ce110" table:formula="of:=IF(AND([.$U26] = 1;NOT([.W26]=&quot;&quot;));[.W26];&quot;&quot;)">
            <text:p/>
          </table:table-cell>
          <table:table-cell table:style-name="ce110" table:formula="of:=IF(AND([.$U26] = 1;NOT([.X26]=&quot;&quot;));[.X26];&quot;&quot;)">
            <text:p/>
          </table:table-cell>
          <table:table-cell table:style-name="ce110" table:formula="of:=IF(AND([.$U26] = 1;NOT([.Y26]=&quot;&quot;));[.Y26];&quot;&quot;)" office:value-type="float" office:value="22" calcext:value-type="float">
            <text:p>22</text:p>
          </table:table-cell>
          <table:table-cell table:style-name="ce121" table:formula="of:=IF(AND([.$U26] = 1;NOT([.Z26]=&quot;&quot;));[.Z26];&quot;&quot;)" office:value-type="float" office:value="0.1294" calcext:value-type="float">
            <text:p>0.12940</text:p>
          </table:table-cell>
          <table:table-cell table:style-name="ce25" table:formula="of:=IF(AND([.$U26] = 1;NOT([.AA26]=&quot;&quot;));[.AA26];&quot;&quot;)" office:value-type="float" office:value="-0.7884" calcext:value-type="float">
            <text:p>-0.7884</text:p>
          </table:table-cell>
          <table:table-cell table:style-name="Default" table:number-columns-repeated="3"/>
          <table:table-cell table:style-name="ce4" table:formula="of:=IF(AND([.$U26] = 0;NOT([.A26]=&quot;&quot;));[.A26];&quot;&quot;)">
            <text:p/>
          </table:table-cell>
          <table:table-cell table:style-name="ce110" table:formula="of:=IF(AND([.$U26] = 0;NOT([.B26]=&quot;&quot;));[.B26];&quot;&quot;)">
            <text:p/>
          </table:table-cell>
          <table:table-cell table:style-name="ce110" table:formula="of:=IF(AND([.$U26] = 0;NOT([.C26]=&quot;&quot;));[.C26];&quot;&quot;)">
            <text:p/>
          </table:table-cell>
          <table:table-cell table:style-name="ce110" table:formula="of:=IF(AND([.$U26] = 0;NOT([.D26]=&quot;&quot;));[.D26];&quot;&quot;)">
            <text:p/>
          </table:table-cell>
          <table:table-cell table:style-name="ce110" table:formula="of:=IF(AND([.$U26] = 0;NOT([.E26]=&quot;&quot;));[.E26];&quot;&quot;)">
            <text:p/>
          </table:table-cell>
          <table:table-cell table:style-name="ce110" table:formula="of:=IF(AND([.$U26] = 0;NOT([.F26]=&quot;&quot;));[.F26];&quot;&quot;)">
            <text:p/>
          </table:table-cell>
          <table:table-cell table:style-name="ce110" table:formula="of:=IF(AND([.$U26] = 0;NOT([.G26]=&quot;&quot;));[.G26];&quot;&quot;)">
            <text:p/>
          </table:table-cell>
          <table:table-cell table:style-name="ce110" table:formula="of:=IF(AND([.$U26] = 0;NOT([.H26]=&quot;&quot;));[.H26];&quot;&quot;)">
            <text:p/>
          </table:table-cell>
          <table:table-cell table:style-name="ce110" table:formula="of:=IF(AND([.$U26] = 0;NOT([.I26]=&quot;&quot;));[.I26];&quot;&quot;)">
            <text:p/>
          </table:table-cell>
          <table:table-cell table:style-name="ce110" table:formula="of:=IF(AND([.$U26] = 0;NOT([.J26]=&quot;&quot;));[.J26];&quot;&quot;)">
            <text:p/>
          </table:table-cell>
          <table:table-cell table:style-name="ce113" table:formula="of:=IF(AND([.$U26] = 0;NOT([.K26]=&quot;&quot;));[.K26];&quot;&quot;)">
            <text:p/>
          </table:table-cell>
          <table:table-cell table:style-name="ce113" table:formula="of:=IF(AND([.$U26] = 0;NOT([.L26]=&quot;&quot;));[.L26];&quot;&quot;)">
            <text:p/>
          </table:table-cell>
          <table:table-cell table:style-name="ce110" table:formula="of:=IF(AND([.$U26] = 0;NOT([.M26]=&quot;&quot;));[.M26];&quot;&quot;)">
            <text:p/>
          </table:table-cell>
          <table:table-cell table:style-name="ce110" table:formula="of:=IF(AND([.$U26] = 0;NOT([.N26]=&quot;&quot;));[.N26];&quot;&quot;)">
            <text:p/>
          </table:table-cell>
          <table:table-cell table:style-name="ce110" table:formula="of:=IF(AND([.$U26] = 0;NOT([.O26]=&quot;&quot;));[.O26];&quot;&quot;)">
            <text:p/>
          </table:table-cell>
          <table:table-cell table:style-name="ce110" table:formula="of:=IF(AND([.$U26] = 0;NOT([.P26]=&quot;&quot;));[.P26];&quot;&quot;)">
            <text:p/>
          </table:table-cell>
          <table:table-cell table:style-name="ce110" table:formula="of:=IF(AND([.$U26] = 0;NOT([.Q26]=&quot;&quot;));[.Q26];&quot;&quot;)">
            <text:p/>
          </table:table-cell>
          <table:table-cell table:style-name="ce110" table:formula="of:=IF(AND([.$U26] = 0;NOT([.R26]=&quot;&quot;));[.R26];&quot;&quot;)">
            <text:p/>
          </table:table-cell>
          <table:table-cell table:style-name="ce110" table:formula="of:=IF(AND([.$U26] = 0;NOT([.S26]=&quot;&quot;));[.S26];&quot;&quot;)">
            <text:p/>
          </table:table-cell>
          <table:table-cell table:style-name="ce110" table:formula="of:=IF(AND([.$U26] = 0;NOT([.T26]=&quot;&quot;));[.T26];&quot;&quot;)">
            <text:p/>
          </table:table-cell>
          <table:table-cell table:style-name="ce110" table:formula="of:=IF(AND([.$U26] = 0;NOT([.U26]=&quot;&quot;));[.U26];&quot;&quot;)">
            <text:p/>
          </table:table-cell>
          <table:table-cell table:style-name="ce110" table:formula="of:=IF(AND([.$U26] = 0;NOT([.V26]=&quot;&quot;));[.V26];&quot;&quot;)">
            <text:p/>
          </table:table-cell>
          <table:table-cell table:style-name="ce110" table:formula="of:=IF(AND([.$U26] = 0;NOT([.W26]=&quot;&quot;));[.W26];&quot;&quot;)">
            <text:p/>
          </table:table-cell>
          <table:table-cell table:style-name="ce110" table:formula="of:=IF(AND([.$U26] = 0;NOT([.X26]=&quot;&quot;));[.X26];&quot;&quot;)">
            <text:p/>
          </table:table-cell>
          <table:table-cell table:style-name="ce110" table:formula="of:=IF(AND([.$U26] = 0;NOT([.Y26]=&quot;&quot;));[.Y26];&quot;&quot;)">
            <text:p/>
          </table:table-cell>
          <table:table-cell table:style-name="ce110" table:formula="of:=IF(AND([.$U26] = 0;NOT([.Z26]=&quot;&quot;));[.Z26];&quot;&quot;)">
            <text:p/>
          </table:table-cell>
          <table:table-cell table:style-name="ce25" table:formula="of:=IF(AND([.$U26] = 0;NOT([.AA26]=&quot;&quot;));[.AA26];&quot;&quot;)">
            <text:p/>
          </table:table-cell>
          <table:table-cell table:style-name="Default" table:number-columns-repeated="3"/>
          <table:table-cell table:style-name="ce126" table:formula="of:=IF(AND(0.1&lt;[.$Z26];[.$Z26]&lt;0.25; NOT([.A26]=&quot;&quot;));[.A26];&quot;&quot;)" office:value-type="float" office:value="22" calcext:value-type="float">
            <text:p>22.0000</text:p>
          </table:table-cell>
          <table:table-cell table:style-name="ce44" table:formula="of:=IF(AND(0.1&lt;[.$Z26];[.$Z26]&lt;0.25; NOT([.B26]=&quot;&quot;));[.B26];&quot;&quot;)" office:value-type="float" office:value="1.72788" calcext:value-type="float">
            <text:p>1.7279</text:p>
          </table:table-cell>
          <table:table-cell table:style-name="ce44" table:formula="of:=IF(AND(0.1&lt;[.$Z26];[.$Z26]&lt;0.25; NOT([.C26]=&quot;&quot;));[.C26];&quot;&quot;)" office:value-type="float" office:value="-1.5708" calcext:value-type="float">
            <text:p>-1.5708</text:p>
          </table:table-cell>
          <table:table-cell table:style-name="ce44" table:formula="of:=IF(AND(0.1&lt;[.$Z26];[.$Z26]&lt;0.25; NOT([.D26]=&quot;&quot;));[.D26];&quot;&quot;)" office:value-type="float" office:value="1.85005" calcext:value-type="float">
            <text:p>1.8501</text:p>
          </table:table-cell>
          <table:table-cell table:style-name="ce44" table:formula="of:=IF(AND(0.1&lt;[.$Z26];[.$Z26]&lt;0.25; NOT([.E26]=&quot;&quot;));[.E26];&quot;&quot;)" office:value-type="float" office:value="-2.16421" calcext:value-type="float">
            <text:p>-2.1642</text:p>
          </table:table-cell>
          <table:table-cell table:style-name="ce44" table:formula="of:=IF(AND(0.1&lt;[.$Z26];[.$Z26]&lt;0.25; NOT([.F26]=&quot;&quot;));[.F26];&quot;&quot;)" office:value-type="float" office:value="-1.48353" calcext:value-type="float">
            <text:p>-1.4835</text:p>
          </table:table-cell>
          <table:table-cell table:style-name="ce44" table:formula="of:=IF(AND(0.1&lt;[.$Z26];[.$Z26]&lt;0.25; NOT([.G26]=&quot;&quot;));[.G26];&quot;&quot;)" office:value-type="float" office:value="-1.76278" calcext:value-type="float">
            <text:p>-1.7628</text:p>
          </table:table-cell>
          <table:table-cell table:style-name="ce44" table:formula="of:=IF(AND(0.1&lt;[.$Z26];[.$Z26]&lt;0.25; NOT([.H26]=&quot;&quot;));[.H26];&quot;&quot;)">
            <text:p/>
          </table:table-cell>
          <table:table-cell table:style-name="ce44" table:formula="of:=IF(AND(0.1&lt;[.$Z26];[.$Z26]&lt;0.25; NOT([.I26]=&quot;&quot;));[.I26];&quot;&quot;)">
            <text:p/>
          </table:table-cell>
          <table:table-cell table:style-name="ce44" table:formula="of:=IF(AND(0.1&lt;[.$Z26];[.$Z26]&lt;0.25; NOT([.J26]=&quot;&quot;));[.J26];&quot;&quot;)" office:value-type="float" office:value="23" calcext:value-type="float">
            <text:p>23.0000</text:p>
          </table:table-cell>
          <table:table-cell table:style-name="ce44" table:formula="of:=IF(AND(0.1&lt;[.$Z26];[.$Z26]&lt;0.25; NOT([.K26]=&quot;&quot;));[.K26];&quot;&quot;)" office:value-type="float" office:value="0.3805" calcext:value-type="float">
            <text:p>0.3805</text:p>
          </table:table-cell>
          <table:table-cell table:style-name="ce44" table:formula="of:=IF(AND(0.1&lt;[.$Z26];[.$Z26]&lt;0.25; NOT([.L26]=&quot;&quot;));[.L26];&quot;&quot;)" office:value-type="float" office:value="-0.2985" calcext:value-type="float">
            <text:p>-0.2985</text:p>
          </table:table-cell>
          <table:table-cell table:style-name="ce44" table:formula="of:=IF(AND(0.1&lt;[.$Z26];[.$Z26]&lt;0.25; NOT([.M26]=&quot;&quot;));[.M26];&quot;&quot;)">
            <text:p/>
          </table:table-cell>
          <table:table-cell table:style-name="ce44" table:formula="of:=IF(AND(0.1&lt;[.$Z26];[.$Z26]&lt;0.25; NOT([.N26]=&quot;&quot;));[.N26];&quot;&quot;)">
            <text:p/>
          </table:table-cell>
          <table:table-cell table:style-name="ce44" table:formula="of:=IF(AND(0.1&lt;[.$Z26];[.$Z26]&lt;0.25; NOT([.O26]=&quot;&quot;));[.O26];&quot;&quot;)" office:value-type="float" office:value="22" calcext:value-type="float">
            <text:p>22.0000</text:p>
          </table:table-cell>
          <table:table-cell table:style-name="ce44" table:formula="of:=IF(AND(0.1&lt;[.$Z26];[.$Z26]&lt;0.25; NOT([.P26]=&quot;&quot;));[.P26];&quot;&quot;)" office:value-type="float" office:value="2.3302" calcext:value-type="float">
            <text:p>2.3302</text:p>
          </table:table-cell>
          <table:table-cell table:style-name="ce44" table:formula="of:=IF(AND(0.1&lt;[.$Z26];[.$Z26]&lt;0.25; NOT([.Q26]=&quot;&quot;));[.Q26];&quot;&quot;)" office:value-type="float" office:value="-2.3302" calcext:value-type="float">
            <text:p>-2.3302</text:p>
          </table:table-cell>
          <table:table-cell table:style-name="ce44" table:formula="of:=IF(AND(0.1&lt;[.$Z26];[.$Z26]&lt;0.25; NOT([.R26]=&quot;&quot;));[.R26];&quot;&quot;)" office:value-type="float" office:value="38" calcext:value-type="float">
            <text:p>38.0000</text:p>
          </table:table-cell>
          <table:table-cell table:style-name="ce44" table:formula="of:=IF(AND(0.1&lt;[.$Z26];[.$Z26]&lt;0.25; NOT([.S26]=&quot;&quot;));[.S26];&quot;&quot;)" office:value-type="float" office:value="2.1393300969" calcext:value-type="float">
            <text:p>2.1393</text:p>
          </table:table-cell>
          <table:table-cell table:style-name="ce44" table:formula="of:=IF(AND(0.1&lt;[.$Z26];[.$Z26]&lt;0.25; NOT([.T26]=&quot;&quot;));[.T26];&quot;&quot;)" office:value-type="float" office:value="-1" calcext:value-type="float">
            <text:p>-1.0000</text:p>
          </table:table-cell>
          <table:table-cell table:style-name="ce44" table:formula="of:=IF(AND(0.1&lt;[.$Z26];[.$Z26]&lt;0.25; NOT([.U26]=&quot;&quot;));[.U26];&quot;&quot;)" office:value-type="float" office:value="1" calcext:value-type="float">
            <text:p>1.0000</text:p>
          </table:table-cell>
          <table:table-cell table:style-name="ce44" table:formula="of:=IF(AND(0.1&lt;[.$Z26];[.$Z26]&lt;0.25; NOT([.V26]=&quot;&quot;));[.V26];&quot;&quot;)" office:value-type="float" office:value="0" calcext:value-type="float">
            <text:p>0.0000</text:p>
          </table:table-cell>
          <table:table-cell table:style-name="ce44" table:formula="of:=IF(AND(0.1&lt;[.$Z26];[.$Z26]&lt;0.25; NOT([.W26]=&quot;&quot;));[.W26];&quot;&quot;)">
            <text:p/>
          </table:table-cell>
          <table:table-cell table:style-name="ce44" table:formula="of:=IF(AND(0.1&lt;[.$Z26];[.$Z26]&lt;0.25; NOT([.X26]=&quot;&quot;));[.X26];&quot;&quot;)">
            <text:p/>
          </table:table-cell>
          <table:table-cell table:style-name="ce44" table:formula="of:=IF(AND(0.1&lt;[.$Z26];[.$Z26]&lt;0.25; NOT([.Y26]=&quot;&quot;));[.Y26];&quot;&quot;)" office:value-type="float" office:value="22" calcext:value-type="float">
            <text:p>22.0000</text:p>
          </table:table-cell>
          <table:table-cell table:style-name="ce44" table:formula="of:=IF(AND(0.1&lt;[.$Z26];[.$Z26]&lt;0.25; NOT([.Z26]=&quot;&quot;));[.Z26];&quot;&quot;)" office:value-type="float" office:value="0.1294" calcext:value-type="float">
            <text:p>0.1294</text:p>
          </table:table-cell>
          <table:table-cell table:style-name="ce44" table:formula="of:=IF(AND(0.1&lt;[.$Z26];[.$Z26]&lt;0.25; NOT([.AA26]=&quot;&quot;));[.AA26];&quot;&quot;)" office:value-type="float" office:value="-0.7884" calcext:value-type="float">
            <text:p>-0.7884</text:p>
          </table:table-cell>
          <table:table-cell table:style-name="Default" table:number-columns-repeated="3"/>
          <table:table-cell table:style-name="ce126" table:formula="of:=IF(AND(OR(0.1&gt;[.$Z26];[.$Z26]&gt;0.25);NOT([.A26]=&quot;&quot;));[.A26];&quot;&quot;)">
            <text:p/>
          </table:table-cell>
          <table:table-cell table:style-name="ce44" table:formula="of:=IF(AND(OR(0.1&gt;[.$Z26];[.$Z26]&gt;0.25);NOT([.B26]=&quot;&quot;));[.B26];&quot;&quot;)">
            <text:p/>
          </table:table-cell>
          <table:table-cell table:style-name="ce44" table:formula="of:=IF(AND(OR(0.1&gt;[.$Z26];[.$Z26]&gt;0.25);NOT([.C26]=&quot;&quot;));[.C26];&quot;&quot;)">
            <text:p/>
          </table:table-cell>
          <table:table-cell table:style-name="ce44" table:formula="of:=IF(AND(OR(0.1&gt;[.$Z26];[.$Z26]&gt;0.25);NOT([.D26]=&quot;&quot;));[.D26];&quot;&quot;)">
            <text:p/>
          </table:table-cell>
          <table:table-cell table:style-name="ce44" table:formula="of:=IF(AND(OR(0.1&gt;[.$Z26];[.$Z26]&gt;0.25);NOT([.E26]=&quot;&quot;));[.E26];&quot;&quot;)">
            <text:p/>
          </table:table-cell>
          <table:table-cell table:style-name="ce44" table:formula="of:=IF(AND(OR(0.1&gt;[.$Z26];[.$Z26]&gt;0.25);NOT([.F26]=&quot;&quot;));[.F26];&quot;&quot;)">
            <text:p/>
          </table:table-cell>
          <table:table-cell table:style-name="ce44" table:formula="of:=IF(AND(OR(0.1&gt;[.$Z26];[.$Z26]&gt;0.25);NOT([.G26]=&quot;&quot;));[.G26];&quot;&quot;)">
            <text:p/>
          </table:table-cell>
          <table:table-cell table:style-name="ce44" table:formula="of:=IF(AND(OR(0.1&gt;[.$Z26];[.$Z26]&gt;0.25);NOT([.H26]=&quot;&quot;));[.H26];&quot;&quot;)">
            <text:p/>
          </table:table-cell>
          <table:table-cell table:style-name="ce44" table:formula="of:=IF(AND(OR(0.1&gt;[.$Z26];[.$Z26]&gt;0.25);NOT([.I26]=&quot;&quot;));[.I26];&quot;&quot;)">
            <text:p/>
          </table:table-cell>
          <table:table-cell table:style-name="ce44" table:formula="of:=IF(AND(OR(0.1&gt;[.$Z26];[.$Z26]&gt;0.25);NOT([.J26]=&quot;&quot;));[.J26];&quot;&quot;)">
            <text:p/>
          </table:table-cell>
          <table:table-cell table:style-name="ce44" table:formula="of:=IF(AND(OR(0.1&gt;[.$Z26];[.$Z26]&gt;0.25);NOT([.K26]=&quot;&quot;));[.K26];&quot;&quot;)">
            <text:p/>
          </table:table-cell>
          <table:table-cell table:style-name="ce44" table:formula="of:=IF(AND(OR(0.1&gt;[.$Z26];[.$Z26]&gt;0.25);NOT([.L26]=&quot;&quot;));[.L26];&quot;&quot;)">
            <text:p/>
          </table:table-cell>
          <table:table-cell table:style-name="ce44" table:formula="of:=IF(AND(OR(0.1&gt;[.$Z26];[.$Z26]&gt;0.25);NOT([.M26]=&quot;&quot;));[.M26];&quot;&quot;)">
            <text:p/>
          </table:table-cell>
          <table:table-cell table:style-name="ce44" table:formula="of:=IF(AND(OR(0.1&gt;[.$Z26];[.$Z26]&gt;0.25);NOT([.N26]=&quot;&quot;));[.N26];&quot;&quot;)">
            <text:p/>
          </table:table-cell>
          <table:table-cell table:style-name="ce128" table:formula="of:=IF(AND(OR(0.1&gt;[.$Z26];[.$Z26]&gt;0.25);NOT([.O26]=&quot;&quot;));[.O26];&quot;&quot;)">
            <text:p/>
          </table:table-cell>
          <table:table-cell table:style-name="ce44" table:formula="of:=IF(AND(OR(0.1&gt;[.$Z26];[.$Z26]&gt;0.25);NOT([.P26]=&quot;&quot;));[.P26];&quot;&quot;)">
            <text:p/>
          </table:table-cell>
          <table:table-cell table:style-name="ce44" table:formula="of:=IF(AND(OR(0.1&gt;[.$Z26];[.$Z26]&gt;0.25);NOT([.Q26]=&quot;&quot;));[.Q26];&quot;&quot;)">
            <text:p/>
          </table:table-cell>
          <table:table-cell table:style-name="ce44" table:formula="of:=IF(AND(OR(0.1&gt;[.$Z26];[.$Z26]&gt;0.25);NOT([.R26]=&quot;&quot;));[.R26];&quot;&quot;)">
            <text:p/>
          </table:table-cell>
          <table:table-cell table:style-name="ce44" table:formula="of:=IF(AND(OR(0.1&gt;[.$Z26];[.$Z26]&gt;0.25);NOT([.S26]=&quot;&quot;));[.S26];&quot;&quot;)">
            <text:p/>
          </table:table-cell>
          <table:table-cell table:style-name="ce44" table:formula="of:=IF(AND(OR(0.1&gt;[.$Z26];[.$Z26]&gt;0.25);NOT([.T26]=&quot;&quot;));[.T26];&quot;&quot;)">
            <text:p/>
          </table:table-cell>
          <table:table-cell table:style-name="ce44" table:formula="of:=IF(AND(OR(0.1&gt;[.$Z26];[.$Z26]&gt;0.25);NOT([.U26]=&quot;&quot;));[.U26];&quot;&quot;)">
            <text:p/>
          </table:table-cell>
          <table:table-cell table:style-name="ce44" table:formula="of:=IF(AND(OR(0.1&gt;[.$Z26];[.$Z26]&gt;0.25);NOT([.V26]=&quot;&quot;));[.V26];&quot;&quot;)">
            <text:p/>
          </table:table-cell>
          <table:table-cell table:style-name="ce44" table:formula="of:=IF(AND(OR(0.1&gt;[.$Z26];[.$Z26]&gt;0.25);NOT([.W26]=&quot;&quot;));[.W26];&quot;&quot;)">
            <text:p/>
          </table:table-cell>
          <table:table-cell table:style-name="ce44" table:formula="of:=IF(AND(OR(0.1&gt;[.$Z26];[.$Z26]&gt;0.25);NOT([.X26]=&quot;&quot;));[.X26];&quot;&quot;)">
            <text:p/>
          </table:table-cell>
          <table:table-cell table:style-name="ce128" table:formula="of:=IF(AND(OR(0.1&gt;[.$Z26];[.$Z26]&gt;0.25);NOT([.Y26]=&quot;&quot;));[.Y26];&quot;&quot;)">
            <text:p/>
          </table:table-cell>
          <table:table-cell table:style-name="ce44" table:formula="of:=IF(AND(OR(0.1&gt;[.$Z26];[.$Z26]&gt;0.25);NOT([.Z26]=&quot;&quot;));[.Z26];&quot;&quot;)">
            <text:p/>
          </table:table-cell>
          <table:table-cell table:style-name="ce44" table:formula="of:=IF(AND(OR(0.1&gt;[.$Z26];[.$Z26]&gt;0.25);NOT([.AA26]=&quot;&quot;));[.AA26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24" calcext:value-type="float">
            <text:p>24</text:p>
          </table:table-cell>
          <table:table-cell table:style-name="ce15" office:value-type="float" office:value="0.3148" calcext:value-type="float">
            <text:p>0.3148</text:p>
          </table:table-cell>
          <table:table-cell table:style-name="ce15" office:value-type="float" office:value="-0.2662" calcext:value-type="float">
            <text:p>-0.2662</text:p>
          </table:table-cell>
          <table:table-cell table:style-name="Default" table:number-columns-repeated="2"/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2.2832" calcext:value-type="float">
            <text:p>2.2832</text:p>
          </table:table-cell>
          <table:table-cell table:style-name="ce10" office:value-type="float" office:value="-2.2832" calcext:value-type="float">
            <text:p>-2.2832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0883363376" calcext:value-type="float">
            <text:p>2.0883363376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0.2259" calcext:value-type="float">
            <text:p>0.2259</text:p>
          </table:table-cell>
          <table:table-cell table:style-name="ce25" office:value-type="float" office:value="-0.7594" calcext:value-type="float">
            <text:p>-0.7594</text:p>
          </table:table-cell>
          <table:table-cell table:style-name="Default" table:number-columns-repeated="3"/>
          <table:table-cell table:style-name="ce31" table:formula="of:=IF(AND(0.15&lt;[.$Z27];[.$Z27]&lt;0.2; NOT([.A27]=&quot;&quot;));[.A27];&quot;&quot;)">
            <text:p/>
          </table:table-cell>
          <table:table-cell table:style-name="ce33" table:formula="of:=IF(AND(0.15&lt;[.$Z27];[.$Z27]&lt;0.2; NOT([.B27]=&quot;&quot;));[.B27];&quot;&quot;)">
            <text:p/>
          </table:table-cell>
          <table:table-cell table:style-name="ce33" table:formula="of:=IF(AND(0.15&lt;[.$Z27];[.$Z27]&lt;0.2; NOT([.C27]=&quot;&quot;));[.C27];&quot;&quot;)">
            <text:p/>
          </table:table-cell>
          <table:table-cell table:style-name="ce33" table:formula="of:=IF(AND(0.15&lt;[.$Z27];[.$Z27]&lt;0.2; NOT([.D27]=&quot;&quot;));[.D27];&quot;&quot;)">
            <text:p/>
          </table:table-cell>
          <table:table-cell table:style-name="ce33" table:formula="of:=IF(AND(0.15&lt;[.$Z27];[.$Z27]&lt;0.2; NOT([.E27]=&quot;&quot;));[.E27];&quot;&quot;)">
            <text:p/>
          </table:table-cell>
          <table:table-cell table:style-name="ce33" table:formula="of:=IF(AND(0.15&lt;[.$Z27];[.$Z27]&lt;0.2; NOT([.F27]=&quot;&quot;));[.F27];&quot;&quot;)">
            <text:p/>
          </table:table-cell>
          <table:table-cell table:style-name="ce33" table:formula="of:=IF(AND(0.15&lt;[.$Z27];[.$Z27]&lt;0.2; NOT([.G27]=&quot;&quot;));[.G27];&quot;&quot;)">
            <text:p/>
          </table:table-cell>
          <table:table-cell table:style-name="ce33" table:formula="of:=IF(AND(0.15&lt;[.$Z27];[.$Z27]&lt;0.2; NOT([.H27]=&quot;&quot;));[.H27];&quot;&quot;)">
            <text:p/>
          </table:table-cell>
          <table:table-cell table:style-name="ce33" table:formula="of:=IF(AND(0.15&lt;[.$Z27];[.$Z27]&lt;0.2; NOT([.I27]=&quot;&quot;));[.I27];&quot;&quot;)">
            <text:p/>
          </table:table-cell>
          <table:table-cell table:style-name="ce39" table:formula="of:=IF(AND(0.15&lt;[.$Z27];[.$Z27]&lt;0.2; NOT([.J27]=&quot;&quot;));[.J27];&quot;&quot;)">
            <text:p/>
          </table:table-cell>
          <table:table-cell table:style-name="ce33" table:formula="of:=IF(AND(0.15&lt;[.$Z27];[.$Z27]&lt;0.2; NOT([.K27]=&quot;&quot;));[.K27];&quot;&quot;)">
            <text:p/>
          </table:table-cell>
          <table:table-cell table:style-name="ce33" table:formula="of:=IF(AND(0.15&lt;[.$Z27];[.$Z27]&lt;0.2; NOT([.L27]=&quot;&quot;));[.L27];&quot;&quot;)">
            <text:p/>
          </table:table-cell>
          <table:table-cell table:style-name="ce33" table:formula="of:=IF(AND(0.15&lt;[.$Z27];[.$Z27]&lt;0.2; NOT([.M27]=&quot;&quot;));[.M27];&quot;&quot;)">
            <text:p/>
          </table:table-cell>
          <table:table-cell table:style-name="ce33" table:formula="of:=IF(AND(0.15&lt;[.$Z27];[.$Z27]&lt;0.2; NOT([.N27]=&quot;&quot;));[.N27];&quot;&quot;)">
            <text:p/>
          </table:table-cell>
          <table:table-cell table:style-name="ce39" table:formula="of:=IF(AND(0.15&lt;[.$Z27];[.$Z27]&lt;0.2; NOT([.O27]=&quot;&quot;));[.O27];&quot;&quot;)">
            <text:p/>
          </table:table-cell>
          <table:table-cell table:style-name="ce33" table:formula="of:=IF(AND(0.15&lt;[.$Z27];[.$Z27]&lt;0.2; NOT([.P27]=&quot;&quot;));[.P27];&quot;&quot;)">
            <text:p/>
          </table:table-cell>
          <table:table-cell table:style-name="ce33" table:formula="of:=IF(AND(0.15&lt;[.$Z27];[.$Z27]&lt;0.2; NOT([.Q27]=&quot;&quot;));[.Q27];&quot;&quot;)">
            <text:p/>
          </table:table-cell>
          <table:table-cell table:style-name="ce33" table:formula="of:=IF(AND(0.15&lt;[.$Z27];[.$Z27]&lt;0.2; NOT([.R27]=&quot;&quot;));[.R27];&quot;&quot;)">
            <text:p/>
          </table:table-cell>
          <table:table-cell table:style-name="ce33" table:formula="of:=IF(AND(0.15&lt;[.$Z27];[.$Z27]&lt;0.2; NOT([.S27]=&quot;&quot;));[.S27];&quot;&quot;)">
            <text:p/>
          </table:table-cell>
          <table:table-cell table:style-name="ce39" table:formula="of:=IF(AND(0.15&lt;[.$Z27];[.$Z27]&lt;0.2; NOT([.T27]=&quot;&quot;));[.T27];&quot;&quot;)">
            <text:p/>
          </table:table-cell>
          <table:table-cell table:style-name="ce39" table:formula="of:=IF(AND(0.15&lt;[.$Z27];[.$Z27]&lt;0.2; NOT([.U27]=&quot;&quot;));[.U27];&quot;&quot;)">
            <text:p/>
          </table:table-cell>
          <table:table-cell table:style-name="ce33" table:formula="of:=IF(AND(0.15&lt;[.$Z27];[.$Z27]&lt;0.2; NOT([.V27]=&quot;&quot;));[.V27];&quot;&quot;)">
            <text:p/>
          </table:table-cell>
          <table:table-cell table:style-name="ce33" table:formula="of:=IF(AND(0.15&lt;[.$Z27];[.$Z27]&lt;0.2; NOT([.W27]=&quot;&quot;));[.W27];&quot;&quot;)">
            <text:p/>
          </table:table-cell>
          <table:table-cell table:style-name="ce33" table:formula="of:=IF(AND(0.15&lt;[.$Z27];[.$Z27]&lt;0.2; NOT([.X27]=&quot;&quot;));[.X27];&quot;&quot;)">
            <text:p/>
          </table:table-cell>
          <table:table-cell table:style-name="ce39" table:formula="of:=IF(AND(0.15&lt;[.$Z27];[.$Z27]&lt;0.2; NOT([.Y27]=&quot;&quot;));[.Y27];&quot;&quot;)">
            <text:p/>
          </table:table-cell>
          <table:table-cell table:style-name="ce33" table:formula="of:=IF(AND(0.15&lt;[.$Z27];[.$Z27]&lt;0.2; NOT([.Z27]=&quot;&quot;));[.Z27];&quot;&quot;)">
            <text:p/>
          </table:table-cell>
          <table:table-cell table:style-name="ce44" table:formula="of:=IF(AND(0.15&lt;[.$Z27];[.$Z27]&lt;0.2; NOT([.AA27]=&quot;&quot;));[.AA27];&quot;&quot;)">
            <text:p/>
          </table:table-cell>
          <table:table-cell table:style-name="Default" table:number-columns-repeated="3"/>
          <table:table-cell table:style-name="ce31" table:formula="of:=IF(AND(OR(0.15&gt;[.$Z27];[.$Z27]&gt;0.2);NOT([.A27]=&quot;&quot;));[.A27];&quot;&quot;)" office:value-type="float" office:value="23" calcext:value-type="float">
            <text:p>23</text:p>
          </table:table-cell>
          <table:table-cell table:style-name="ce33" table:formula="of:=IF(AND(OR(0.15&gt;[.$Z27];[.$Z27]&gt;0.2);NOT([.B27]=&quot;&quot;));[.B27];&quot;&quot;)" office:value-type="float" office:value="1.72788" calcext:value-type="float">
            <text:p>1.7279</text:p>
          </table:table-cell>
          <table:table-cell table:style-name="ce33" table:formula="of:=IF(AND(OR(0.15&gt;[.$Z27];[.$Z27]&gt;0.2);NOT([.C27]=&quot;&quot;));[.C27];&quot;&quot;)" office:value-type="float" office:value="-1.5708" calcext:value-type="float">
            <text:p>-1.5708</text:p>
          </table:table-cell>
          <table:table-cell table:style-name="ce33" table:formula="of:=IF(AND(OR(0.15&gt;[.$Z27];[.$Z27]&gt;0.2);NOT([.D27]=&quot;&quot;));[.D27];&quot;&quot;)" office:value-type="float" office:value="1.85005" calcext:value-type="float">
            <text:p>1.8501</text:p>
          </table:table-cell>
          <table:table-cell table:style-name="ce33" table:formula="of:=IF(AND(OR(0.15&gt;[.$Z27];[.$Z27]&gt;0.2);NOT([.E27]=&quot;&quot;));[.E27];&quot;&quot;)" office:value-type="float" office:value="-2.16421" calcext:value-type="float">
            <text:p>-2.1642</text:p>
          </table:table-cell>
          <table:table-cell table:style-name="ce33" table:formula="of:=IF(AND(OR(0.15&gt;[.$Z27];[.$Z27]&gt;0.2);NOT([.F27]=&quot;&quot;));[.F27];&quot;&quot;)" office:value-type="float" office:value="-1.48353" calcext:value-type="float">
            <text:p>-1.4835</text:p>
          </table:table-cell>
          <table:table-cell table:style-name="ce33" table:formula="of:=IF(AND(OR(0.15&gt;[.$Z27];[.$Z27]&gt;0.2);NOT([.G27]=&quot;&quot;));[.G27];&quot;&quot;)" office:value-type="float" office:value="-1.76278" calcext:value-type="float">
            <text:p>-1.7628</text:p>
          </table:table-cell>
          <table:table-cell table:style-name="ce33" table:formula="of:=IF(AND(OR(0.15&gt;[.$Z27];[.$Z27]&gt;0.2);NOT([.H27]=&quot;&quot;));[.H27];&quot;&quot;)">
            <text:p/>
          </table:table-cell>
          <table:table-cell table:style-name="ce33" table:formula="of:=IF(AND(OR(0.15&gt;[.$Z27];[.$Z27]&gt;0.2);NOT([.I27]=&quot;&quot;));[.I27];&quot;&quot;)">
            <text:p/>
          </table:table-cell>
          <table:table-cell table:style-name="ce39" table:formula="of:=IF(AND(OR(0.15&gt;[.$Z27];[.$Z27]&gt;0.2);NOT([.J27]=&quot;&quot;));[.J27];&quot;&quot;)" office:value-type="float" office:value="24" calcext:value-type="float">
            <text:p>24</text:p>
          </table:table-cell>
          <table:table-cell table:style-name="ce33" table:formula="of:=IF(AND(OR(0.15&gt;[.$Z27];[.$Z27]&gt;0.2);NOT([.K27]=&quot;&quot;));[.K27];&quot;&quot;)" office:value-type="float" office:value="0.3148" calcext:value-type="float">
            <text:p>0.3148</text:p>
          </table:table-cell>
          <table:table-cell table:style-name="ce33" table:formula="of:=IF(AND(OR(0.15&gt;[.$Z27];[.$Z27]&gt;0.2);NOT([.L27]=&quot;&quot;));[.L27];&quot;&quot;)" office:value-type="float" office:value="-0.2662" calcext:value-type="float">
            <text:p>-0.2662</text:p>
          </table:table-cell>
          <table:table-cell table:style-name="ce33" table:formula="of:=IF(AND(OR(0.15&gt;[.$Z27];[.$Z27]&gt;0.2);NOT([.M27]=&quot;&quot;));[.M27];&quot;&quot;)">
            <text:p/>
          </table:table-cell>
          <table:table-cell table:style-name="ce33" table:formula="of:=IF(AND(OR(0.15&gt;[.$Z27];[.$Z27]&gt;0.2);NOT([.N27]=&quot;&quot;));[.N27];&quot;&quot;)">
            <text:p/>
          </table:table-cell>
          <table:table-cell table:style-name="ce39" table:formula="of:=IF(AND(OR(0.15&gt;[.$Z27];[.$Z27]&gt;0.2);NOT([.O27]=&quot;&quot;));[.O27];&quot;&quot;)" office:value-type="float" office:value="23" calcext:value-type="float">
            <text:p>23</text:p>
          </table:table-cell>
          <table:table-cell table:style-name="ce33" table:formula="of:=IF(AND(OR(0.15&gt;[.$Z27];[.$Z27]&gt;0.2);NOT([.P27]=&quot;&quot;));[.P27];&quot;&quot;)" office:value-type="float" office:value="2.2832" calcext:value-type="float">
            <text:p>2.2832</text:p>
          </table:table-cell>
          <table:table-cell table:style-name="ce33" table:formula="of:=IF(AND(OR(0.15&gt;[.$Z27];[.$Z27]&gt;0.2);NOT([.Q27]=&quot;&quot;));[.Q27];&quot;&quot;)" office:value-type="float" office:value="-2.2832" calcext:value-type="float">
            <text:p>-2.2832</text:p>
          </table:table-cell>
          <table:table-cell table:style-name="ce33" table:formula="of:=IF(AND(OR(0.15&gt;[.$Z27];[.$Z27]&gt;0.2);NOT([.R27]=&quot;&quot;));[.R27];&quot;&quot;)" office:value-type="float" office:value="38" calcext:value-type="float">
            <text:p>38.0000</text:p>
          </table:table-cell>
          <table:table-cell table:style-name="ce33" table:formula="of:=IF(AND(OR(0.15&gt;[.$Z27];[.$Z27]&gt;0.2);NOT([.S27]=&quot;&quot;));[.S27];&quot;&quot;)" office:value-type="float" office:value="2.0883363376" calcext:value-type="float">
            <text:p>2.0883</text:p>
          </table:table-cell>
          <table:table-cell table:style-name="ce39" table:formula="of:=IF(AND(OR(0.15&gt;[.$Z27];[.$Z27]&gt;0.2);NOT([.T27]=&quot;&quot;));[.T27];&quot;&quot;)" office:value-type="float" office:value="-1" calcext:value-type="float">
            <text:p>-1</text:p>
          </table:table-cell>
          <table:table-cell table:style-name="ce39" table:formula="of:=IF(AND(OR(0.15&gt;[.$Z27];[.$Z27]&gt;0.2);NOT([.U27]=&quot;&quot;));[.U27];&quot;&quot;)" office:value-type="float" office:value="0" calcext:value-type="float">
            <text:p>0</text:p>
          </table:table-cell>
          <table:table-cell table:style-name="ce33" table:formula="of:=IF(AND(OR(0.15&gt;[.$Z27];[.$Z27]&gt;0.2);NOT([.V27]=&quot;&quot;));[.V27];&quot;&quot;)" office:value-type="float" office:value="0" calcext:value-type="float">
            <text:p>0.0000</text:p>
          </table:table-cell>
          <table:table-cell table:style-name="ce33" table:formula="of:=IF(AND(OR(0.15&gt;[.$Z27];[.$Z27]&gt;0.2);NOT([.W27]=&quot;&quot;));[.W27];&quot;&quot;)">
            <text:p/>
          </table:table-cell>
          <table:table-cell table:style-name="ce33" table:formula="of:=IF(AND(OR(0.15&gt;[.$Z27];[.$Z27]&gt;0.2);NOT([.X27]=&quot;&quot;));[.X27];&quot;&quot;)">
            <text:p/>
          </table:table-cell>
          <table:table-cell table:style-name="ce39" table:formula="of:=IF(AND(OR(0.15&gt;[.$Z27];[.$Z27]&gt;0.2);NOT([.Y27]=&quot;&quot;));[.Y27];&quot;&quot;)" office:value-type="float" office:value="23" calcext:value-type="float">
            <text:p>23</text:p>
          </table:table-cell>
          <table:table-cell table:style-name="ce33" table:formula="of:=IF(AND(OR(0.15&gt;[.$Z27];[.$Z27]&gt;0.2);NOT([.Z27]=&quot;&quot;));[.Z27];&quot;&quot;)" office:value-type="float" office:value="0.2259" calcext:value-type="float">
            <text:p>0.2259</text:p>
          </table:table-cell>
          <table:table-cell table:style-name="ce44" table:formula="of:=IF(AND(OR(0.15&gt;[.$Z27];[.$Z27]&gt;0.2);NOT([.AA27]=&quot;&quot;));[.AA27];&quot;&quot;)" office:value-type="float" office:value="-0.7594" calcext:value-type="float">
            <text:p>-0.7594</text:p>
          </table:table-cell>
          <table:table-cell table:style-name="Default" table:number-columns-repeated="3"/>
          <table:table-cell table:style-name="ce4" table:formula="of:=IF(AND([.$U27] = 1;NOT([.A27]=&quot;&quot;));[.A27];&quot;&quot;)">
            <text:p/>
          </table:table-cell>
          <table:table-cell table:style-name="ce110" table:formula="of:=IF(AND([.$U27] = 1;NOT([.B27]=&quot;&quot;));[.B27];&quot;&quot;)">
            <text:p/>
          </table:table-cell>
          <table:table-cell table:style-name="ce110" table:formula="of:=IF(AND([.$U27] = 1;NOT([.C27]=&quot;&quot;));[.C27];&quot;&quot;)">
            <text:p/>
          </table:table-cell>
          <table:table-cell table:style-name="ce110" table:formula="of:=IF(AND([.$U27] = 1;NOT([.D27]=&quot;&quot;));[.D27];&quot;&quot;)">
            <text:p/>
          </table:table-cell>
          <table:table-cell table:style-name="ce110" table:formula="of:=IF(AND([.$U27] = 1;NOT([.E27]=&quot;&quot;));[.E27];&quot;&quot;)">
            <text:p/>
          </table:table-cell>
          <table:table-cell table:style-name="ce110" table:formula="of:=IF(AND([.$U27] = 1;NOT([.F27]=&quot;&quot;));[.F27];&quot;&quot;)">
            <text:p/>
          </table:table-cell>
          <table:table-cell table:style-name="ce110" table:formula="of:=IF(AND([.$U27] = 1;NOT([.G27]=&quot;&quot;));[.G27];&quot;&quot;)">
            <text:p/>
          </table:table-cell>
          <table:table-cell table:style-name="ce110" table:formula="of:=IF(AND([.$U27] = 1;NOT([.H27]=&quot;&quot;));[.H27];&quot;&quot;)">
            <text:p/>
          </table:table-cell>
          <table:table-cell table:style-name="ce110" table:formula="of:=IF(AND([.$U27] = 1;NOT([.I27]=&quot;&quot;));[.I27];&quot;&quot;)">
            <text:p/>
          </table:table-cell>
          <table:table-cell table:style-name="ce110" table:formula="of:=IF(AND([.$U27] = 1;NOT([.J27]=&quot;&quot;));[.J27];&quot;&quot;)">
            <text:p/>
          </table:table-cell>
          <table:table-cell table:style-name="ce110" table:formula="of:=IF(AND([.$U27] = 1;NOT([.K27]=&quot;&quot;));[.K27];&quot;&quot;)">
            <text:p/>
          </table:table-cell>
          <table:table-cell table:style-name="ce110" table:formula="of:=IF(AND([.$U27] = 1;NOT([.L27]=&quot;&quot;));[.L27];&quot;&quot;)">
            <text:p/>
          </table:table-cell>
          <table:table-cell table:style-name="ce110" table:formula="of:=IF(AND([.$U27] = 1;NOT([.M27]=&quot;&quot;));[.M27];&quot;&quot;)">
            <text:p/>
          </table:table-cell>
          <table:table-cell table:style-name="ce110" table:formula="of:=IF(AND([.$U27] = 1;NOT([.N27]=&quot;&quot;));[.N27];&quot;&quot;)">
            <text:p/>
          </table:table-cell>
          <table:table-cell table:style-name="ce110" table:formula="of:=IF(AND([.$U27] = 1;NOT([.O27]=&quot;&quot;));[.O27];&quot;&quot;)">
            <text:p/>
          </table:table-cell>
          <table:table-cell table:style-name="ce110" table:formula="of:=IF(AND([.$U27] = 1;NOT([.P27]=&quot;&quot;));[.P27];&quot;&quot;)">
            <text:p/>
          </table:table-cell>
          <table:table-cell table:style-name="ce110" table:formula="of:=IF(AND([.$U27] = 1;NOT([.Q27]=&quot;&quot;));[.Q27];&quot;&quot;)">
            <text:p/>
          </table:table-cell>
          <table:table-cell table:style-name="ce110" table:formula="of:=IF(AND([.$U27] = 1;NOT([.R27]=&quot;&quot;));[.R27];&quot;&quot;)">
            <text:p/>
          </table:table-cell>
          <table:table-cell table:style-name="ce110" table:formula="of:=IF(AND([.$U27] = 1;NOT([.S27]=&quot;&quot;));[.S27];&quot;&quot;)">
            <text:p/>
          </table:table-cell>
          <table:table-cell table:style-name="ce110" table:formula="of:=IF(AND([.$U27] = 1;NOT([.T27]=&quot;&quot;));[.T27];&quot;&quot;)">
            <text:p/>
          </table:table-cell>
          <table:table-cell table:style-name="ce110" table:formula="of:=IF(AND([.$U27] = 1;NOT([.U27]=&quot;&quot;));[.U27];&quot;&quot;)">
            <text:p/>
          </table:table-cell>
          <table:table-cell table:style-name="ce110" table:formula="of:=IF(AND([.$U27] = 1;NOT([.V27]=&quot;&quot;));[.V27];&quot;&quot;)">
            <text:p/>
          </table:table-cell>
          <table:table-cell table:style-name="ce110" table:formula="of:=IF(AND([.$U27] = 1;NOT([.W27]=&quot;&quot;));[.W27];&quot;&quot;)">
            <text:p/>
          </table:table-cell>
          <table:table-cell table:style-name="ce110" table:formula="of:=IF(AND([.$U27] = 1;NOT([.X27]=&quot;&quot;));[.X27];&quot;&quot;)">
            <text:p/>
          </table:table-cell>
          <table:table-cell table:style-name="ce110" table:formula="of:=IF(AND([.$U27] = 1;NOT([.Y27]=&quot;&quot;));[.Y27];&quot;&quot;)">
            <text:p/>
          </table:table-cell>
          <table:table-cell table:style-name="ce121" table:formula="of:=IF(AND([.$U27] = 1;NOT([.Z27]=&quot;&quot;));[.Z27];&quot;&quot;)">
            <text:p/>
          </table:table-cell>
          <table:table-cell table:style-name="ce25" table:formula="of:=IF(AND([.$U27] = 1;NOT([.AA27]=&quot;&quot;));[.AA27];&quot;&quot;)">
            <text:p/>
          </table:table-cell>
          <table:table-cell table:style-name="Default" table:number-columns-repeated="3"/>
          <table:table-cell table:style-name="ce4" table:formula="of:=IF(AND([.$U27] = 0;NOT([.A27]=&quot;&quot;));[.A27];&quot;&quot;)" office:value-type="float" office:value="23" calcext:value-type="float">
            <text:p>23</text:p>
          </table:table-cell>
          <table:table-cell table:style-name="ce110" table:formula="of:=IF(AND([.$U27] = 0;NOT([.B27]=&quot;&quot;));[.B27];&quot;&quot;)" office:value-type="float" office:value="1.72788" calcext:value-type="float">
            <text:p>1.72788</text:p>
          </table:table-cell>
          <table:table-cell table:style-name="ce110" table:formula="of:=IF(AND([.$U27] = 0;NOT([.C27]=&quot;&quot;));[.C27];&quot;&quot;)" office:value-type="float" office:value="-1.5708" calcext:value-type="float">
            <text:p>-1.5708</text:p>
          </table:table-cell>
          <table:table-cell table:style-name="ce110" table:formula="of:=IF(AND([.$U27] = 0;NOT([.D27]=&quot;&quot;));[.D27];&quot;&quot;)" office:value-type="float" office:value="1.85005" calcext:value-type="float">
            <text:p>1.85005</text:p>
          </table:table-cell>
          <table:table-cell table:style-name="ce110" table:formula="of:=IF(AND([.$U27] = 0;NOT([.E27]=&quot;&quot;));[.E27];&quot;&quot;)" office:value-type="float" office:value="-2.16421" calcext:value-type="float">
            <text:p>-2.16421</text:p>
          </table:table-cell>
          <table:table-cell table:style-name="ce110" table:formula="of:=IF(AND([.$U27] = 0;NOT([.F27]=&quot;&quot;));[.F27];&quot;&quot;)" office:value-type="float" office:value="-1.48353" calcext:value-type="float">
            <text:p>-1.48353</text:p>
          </table:table-cell>
          <table:table-cell table:style-name="ce110" table:formula="of:=IF(AND([.$U27] = 0;NOT([.G27]=&quot;&quot;));[.G27];&quot;&quot;)" office:value-type="float" office:value="-1.76278" calcext:value-type="float">
            <text:p>-1.76278</text:p>
          </table:table-cell>
          <table:table-cell table:style-name="ce110" table:formula="of:=IF(AND([.$U27] = 0;NOT([.H27]=&quot;&quot;));[.H27];&quot;&quot;)">
            <text:p/>
          </table:table-cell>
          <table:table-cell table:style-name="ce110" table:formula="of:=IF(AND([.$U27] = 0;NOT([.I27]=&quot;&quot;));[.I27];&quot;&quot;)">
            <text:p/>
          </table:table-cell>
          <table:table-cell table:style-name="ce110" table:formula="of:=IF(AND([.$U27] = 0;NOT([.J27]=&quot;&quot;));[.J27];&quot;&quot;)" office:value-type="float" office:value="24" calcext:value-type="float">
            <text:p>24</text:p>
          </table:table-cell>
          <table:table-cell table:style-name="ce113" table:formula="of:=IF(AND([.$U27] = 0;NOT([.K27]=&quot;&quot;));[.K27];&quot;&quot;)" office:value-type="float" office:value="0.3148" calcext:value-type="float">
            <text:p>0.3148</text:p>
          </table:table-cell>
          <table:table-cell table:style-name="ce113" table:formula="of:=IF(AND([.$U27] = 0;NOT([.L27]=&quot;&quot;));[.L27];&quot;&quot;)" office:value-type="float" office:value="-0.2662" calcext:value-type="float">
            <text:p>-0.2662</text:p>
          </table:table-cell>
          <table:table-cell table:style-name="ce110" table:formula="of:=IF(AND([.$U27] = 0;NOT([.M27]=&quot;&quot;));[.M27];&quot;&quot;)">
            <text:p/>
          </table:table-cell>
          <table:table-cell table:style-name="ce110" table:formula="of:=IF(AND([.$U27] = 0;NOT([.N27]=&quot;&quot;));[.N27];&quot;&quot;)">
            <text:p/>
          </table:table-cell>
          <table:table-cell table:style-name="ce110" table:formula="of:=IF(AND([.$U27] = 0;NOT([.O27]=&quot;&quot;));[.O27];&quot;&quot;)" office:value-type="float" office:value="23" calcext:value-type="float">
            <text:p>23</text:p>
          </table:table-cell>
          <table:table-cell table:style-name="ce110" table:formula="of:=IF(AND([.$U27] = 0;NOT([.P27]=&quot;&quot;));[.P27];&quot;&quot;)" office:value-type="float" office:value="2.2832" calcext:value-type="float">
            <text:p>2.2832</text:p>
          </table:table-cell>
          <table:table-cell table:style-name="ce110" table:formula="of:=IF(AND([.$U27] = 0;NOT([.Q27]=&quot;&quot;));[.Q27];&quot;&quot;)" office:value-type="float" office:value="-2.2832" calcext:value-type="float">
            <text:p>-2.2832</text:p>
          </table:table-cell>
          <table:table-cell table:style-name="ce110" table:formula="of:=IF(AND([.$U27] = 0;NOT([.R27]=&quot;&quot;));[.R27];&quot;&quot;)" office:value-type="float" office:value="38" calcext:value-type="float">
            <text:p>38</text:p>
          </table:table-cell>
          <table:table-cell table:style-name="ce110" table:formula="of:=IF(AND([.$U27] = 0;NOT([.S27]=&quot;&quot;));[.S27];&quot;&quot;)" office:value-type="float" office:value="2.0883363376" calcext:value-type="float">
            <text:p>2.0883363376</text:p>
          </table:table-cell>
          <table:table-cell table:style-name="ce110" table:formula="of:=IF(AND([.$U27] = 0;NOT([.T27]=&quot;&quot;));[.T27];&quot;&quot;)" office:value-type="float" office:value="-1" calcext:value-type="float">
            <text:p>-1</text:p>
          </table:table-cell>
          <table:table-cell table:style-name="ce110" table:formula="of:=IF(AND([.$U27] = 0;NOT([.U27]=&quot;&quot;));[.U27];&quot;&quot;)" office:value-type="float" office:value="0" calcext:value-type="float">
            <text:p>0</text:p>
          </table:table-cell>
          <table:table-cell table:style-name="ce110" table:formula="of:=IF(AND([.$U27] = 0;NOT([.V27]=&quot;&quot;));[.V27];&quot;&quot;)" office:value-type="float" office:value="0" calcext:value-type="float">
            <text:p>0</text:p>
          </table:table-cell>
          <table:table-cell table:style-name="ce110" table:formula="of:=IF(AND([.$U27] = 0;NOT([.W27]=&quot;&quot;));[.W27];&quot;&quot;)">
            <text:p/>
          </table:table-cell>
          <table:table-cell table:style-name="ce110" table:formula="of:=IF(AND([.$U27] = 0;NOT([.X27]=&quot;&quot;));[.X27];&quot;&quot;)">
            <text:p/>
          </table:table-cell>
          <table:table-cell table:style-name="ce110" table:formula="of:=IF(AND([.$U27] = 0;NOT([.Y27]=&quot;&quot;));[.Y27];&quot;&quot;)" office:value-type="float" office:value="23" calcext:value-type="float">
            <text:p>23</text:p>
          </table:table-cell>
          <table:table-cell table:style-name="ce110" table:formula="of:=IF(AND([.$U27] = 0;NOT([.Z27]=&quot;&quot;));[.Z27];&quot;&quot;)" office:value-type="float" office:value="0.2259" calcext:value-type="float">
            <text:p>0.2259</text:p>
          </table:table-cell>
          <table:table-cell table:style-name="ce25" table:formula="of:=IF(AND([.$U27] = 0;NOT([.AA27]=&quot;&quot;));[.AA27];&quot;&quot;)" office:value-type="float" office:value="-0.7594" calcext:value-type="float">
            <text:p>-0.7594</text:p>
          </table:table-cell>
          <table:table-cell table:style-name="Default" table:number-columns-repeated="3"/>
          <table:table-cell table:style-name="ce126" table:formula="of:=IF(AND(0.1&lt;[.$Z27];[.$Z27]&lt;0.25; NOT([.A27]=&quot;&quot;));[.A27];&quot;&quot;)" office:value-type="float" office:value="23" calcext:value-type="float">
            <text:p>23.0000</text:p>
          </table:table-cell>
          <table:table-cell table:style-name="ce44" table:formula="of:=IF(AND(0.1&lt;[.$Z27];[.$Z27]&lt;0.25; NOT([.B27]=&quot;&quot;));[.B27];&quot;&quot;)" office:value-type="float" office:value="1.72788" calcext:value-type="float">
            <text:p>1.7279</text:p>
          </table:table-cell>
          <table:table-cell table:style-name="ce44" table:formula="of:=IF(AND(0.1&lt;[.$Z27];[.$Z27]&lt;0.25; NOT([.C27]=&quot;&quot;));[.C27];&quot;&quot;)" office:value-type="float" office:value="-1.5708" calcext:value-type="float">
            <text:p>-1.5708</text:p>
          </table:table-cell>
          <table:table-cell table:style-name="ce44" table:formula="of:=IF(AND(0.1&lt;[.$Z27];[.$Z27]&lt;0.25; NOT([.D27]=&quot;&quot;));[.D27];&quot;&quot;)" office:value-type="float" office:value="1.85005" calcext:value-type="float">
            <text:p>1.8501</text:p>
          </table:table-cell>
          <table:table-cell table:style-name="ce44" table:formula="of:=IF(AND(0.1&lt;[.$Z27];[.$Z27]&lt;0.25; NOT([.E27]=&quot;&quot;));[.E27];&quot;&quot;)" office:value-type="float" office:value="-2.16421" calcext:value-type="float">
            <text:p>-2.1642</text:p>
          </table:table-cell>
          <table:table-cell table:style-name="ce44" table:formula="of:=IF(AND(0.1&lt;[.$Z27];[.$Z27]&lt;0.25; NOT([.F27]=&quot;&quot;));[.F27];&quot;&quot;)" office:value-type="float" office:value="-1.48353" calcext:value-type="float">
            <text:p>-1.4835</text:p>
          </table:table-cell>
          <table:table-cell table:style-name="ce44" table:formula="of:=IF(AND(0.1&lt;[.$Z27];[.$Z27]&lt;0.25; NOT([.G27]=&quot;&quot;));[.G27];&quot;&quot;)" office:value-type="float" office:value="-1.76278" calcext:value-type="float">
            <text:p>-1.7628</text:p>
          </table:table-cell>
          <table:table-cell table:style-name="ce44" table:formula="of:=IF(AND(0.1&lt;[.$Z27];[.$Z27]&lt;0.25; NOT([.H27]=&quot;&quot;));[.H27];&quot;&quot;)">
            <text:p/>
          </table:table-cell>
          <table:table-cell table:style-name="ce44" table:formula="of:=IF(AND(0.1&lt;[.$Z27];[.$Z27]&lt;0.25; NOT([.I27]=&quot;&quot;));[.I27];&quot;&quot;)">
            <text:p/>
          </table:table-cell>
          <table:table-cell table:style-name="ce44" table:formula="of:=IF(AND(0.1&lt;[.$Z27];[.$Z27]&lt;0.25; NOT([.J27]=&quot;&quot;));[.J27];&quot;&quot;)" office:value-type="float" office:value="24" calcext:value-type="float">
            <text:p>24.0000</text:p>
          </table:table-cell>
          <table:table-cell table:style-name="ce44" table:formula="of:=IF(AND(0.1&lt;[.$Z27];[.$Z27]&lt;0.25; NOT([.K27]=&quot;&quot;));[.K27];&quot;&quot;)" office:value-type="float" office:value="0.3148" calcext:value-type="float">
            <text:p>0.3148</text:p>
          </table:table-cell>
          <table:table-cell table:style-name="ce44" table:formula="of:=IF(AND(0.1&lt;[.$Z27];[.$Z27]&lt;0.25; NOT([.L27]=&quot;&quot;));[.L27];&quot;&quot;)" office:value-type="float" office:value="-0.2662" calcext:value-type="float">
            <text:p>-0.2662</text:p>
          </table:table-cell>
          <table:table-cell table:style-name="ce44" table:formula="of:=IF(AND(0.1&lt;[.$Z27];[.$Z27]&lt;0.25; NOT([.M27]=&quot;&quot;));[.M27];&quot;&quot;)">
            <text:p/>
          </table:table-cell>
          <table:table-cell table:style-name="ce44" table:formula="of:=IF(AND(0.1&lt;[.$Z27];[.$Z27]&lt;0.25; NOT([.N27]=&quot;&quot;));[.N27];&quot;&quot;)">
            <text:p/>
          </table:table-cell>
          <table:table-cell table:style-name="ce44" table:formula="of:=IF(AND(0.1&lt;[.$Z27];[.$Z27]&lt;0.25; NOT([.O27]=&quot;&quot;));[.O27];&quot;&quot;)" office:value-type="float" office:value="23" calcext:value-type="float">
            <text:p>23.0000</text:p>
          </table:table-cell>
          <table:table-cell table:style-name="ce44" table:formula="of:=IF(AND(0.1&lt;[.$Z27];[.$Z27]&lt;0.25; NOT([.P27]=&quot;&quot;));[.P27];&quot;&quot;)" office:value-type="float" office:value="2.2832" calcext:value-type="float">
            <text:p>2.2832</text:p>
          </table:table-cell>
          <table:table-cell table:style-name="ce44" table:formula="of:=IF(AND(0.1&lt;[.$Z27];[.$Z27]&lt;0.25; NOT([.Q27]=&quot;&quot;));[.Q27];&quot;&quot;)" office:value-type="float" office:value="-2.2832" calcext:value-type="float">
            <text:p>-2.2832</text:p>
          </table:table-cell>
          <table:table-cell table:style-name="ce44" table:formula="of:=IF(AND(0.1&lt;[.$Z27];[.$Z27]&lt;0.25; NOT([.R27]=&quot;&quot;));[.R27];&quot;&quot;)" office:value-type="float" office:value="38" calcext:value-type="float">
            <text:p>38.0000</text:p>
          </table:table-cell>
          <table:table-cell table:style-name="ce44" table:formula="of:=IF(AND(0.1&lt;[.$Z27];[.$Z27]&lt;0.25; NOT([.S27]=&quot;&quot;));[.S27];&quot;&quot;)" office:value-type="float" office:value="2.0883363376" calcext:value-type="float">
            <text:p>2.0883</text:p>
          </table:table-cell>
          <table:table-cell table:style-name="ce44" table:formula="of:=IF(AND(0.1&lt;[.$Z27];[.$Z27]&lt;0.25; NOT([.T27]=&quot;&quot;));[.T27];&quot;&quot;)" office:value-type="float" office:value="-1" calcext:value-type="float">
            <text:p>-1.0000</text:p>
          </table:table-cell>
          <table:table-cell table:style-name="ce44" table:formula="of:=IF(AND(0.1&lt;[.$Z27];[.$Z27]&lt;0.25; NOT([.U27]=&quot;&quot;));[.U27];&quot;&quot;)" office:value-type="float" office:value="0" calcext:value-type="float">
            <text:p>0.0000</text:p>
          </table:table-cell>
          <table:table-cell table:style-name="ce44" table:formula="of:=IF(AND(0.1&lt;[.$Z27];[.$Z27]&lt;0.25; NOT([.V27]=&quot;&quot;));[.V27];&quot;&quot;)" office:value-type="float" office:value="0" calcext:value-type="float">
            <text:p>0.0000</text:p>
          </table:table-cell>
          <table:table-cell table:style-name="ce44" table:formula="of:=IF(AND(0.1&lt;[.$Z27];[.$Z27]&lt;0.25; NOT([.W27]=&quot;&quot;));[.W27];&quot;&quot;)">
            <text:p/>
          </table:table-cell>
          <table:table-cell table:style-name="ce44" table:formula="of:=IF(AND(0.1&lt;[.$Z27];[.$Z27]&lt;0.25; NOT([.X27]=&quot;&quot;));[.X27];&quot;&quot;)">
            <text:p/>
          </table:table-cell>
          <table:table-cell table:style-name="ce44" table:formula="of:=IF(AND(0.1&lt;[.$Z27];[.$Z27]&lt;0.25; NOT([.Y27]=&quot;&quot;));[.Y27];&quot;&quot;)" office:value-type="float" office:value="23" calcext:value-type="float">
            <text:p>23.0000</text:p>
          </table:table-cell>
          <table:table-cell table:style-name="ce44" table:formula="of:=IF(AND(0.1&lt;[.$Z27];[.$Z27]&lt;0.25; NOT([.Z27]=&quot;&quot;));[.Z27];&quot;&quot;)" office:value-type="float" office:value="0.2259" calcext:value-type="float">
            <text:p>0.2259</text:p>
          </table:table-cell>
          <table:table-cell table:style-name="ce44" table:formula="of:=IF(AND(0.1&lt;[.$Z27];[.$Z27]&lt;0.25; NOT([.AA27]=&quot;&quot;));[.AA27];&quot;&quot;)" office:value-type="float" office:value="-0.7594" calcext:value-type="float">
            <text:p>-0.7594</text:p>
          </table:table-cell>
          <table:table-cell table:style-name="Default" table:number-columns-repeated="3"/>
          <table:table-cell table:style-name="ce126" table:formula="of:=IF(AND(OR(0.1&gt;[.$Z27];[.$Z27]&gt;0.25);NOT([.A27]=&quot;&quot;));[.A27];&quot;&quot;)">
            <text:p/>
          </table:table-cell>
          <table:table-cell table:style-name="ce44" table:formula="of:=IF(AND(OR(0.1&gt;[.$Z27];[.$Z27]&gt;0.25);NOT([.B27]=&quot;&quot;));[.B27];&quot;&quot;)">
            <text:p/>
          </table:table-cell>
          <table:table-cell table:style-name="ce44" table:formula="of:=IF(AND(OR(0.1&gt;[.$Z27];[.$Z27]&gt;0.25);NOT([.C27]=&quot;&quot;));[.C27];&quot;&quot;)">
            <text:p/>
          </table:table-cell>
          <table:table-cell table:style-name="ce44" table:formula="of:=IF(AND(OR(0.1&gt;[.$Z27];[.$Z27]&gt;0.25);NOT([.D27]=&quot;&quot;));[.D27];&quot;&quot;)">
            <text:p/>
          </table:table-cell>
          <table:table-cell table:style-name="ce44" table:formula="of:=IF(AND(OR(0.1&gt;[.$Z27];[.$Z27]&gt;0.25);NOT([.E27]=&quot;&quot;));[.E27];&quot;&quot;)">
            <text:p/>
          </table:table-cell>
          <table:table-cell table:style-name="ce44" table:formula="of:=IF(AND(OR(0.1&gt;[.$Z27];[.$Z27]&gt;0.25);NOT([.F27]=&quot;&quot;));[.F27];&quot;&quot;)">
            <text:p/>
          </table:table-cell>
          <table:table-cell table:style-name="ce44" table:formula="of:=IF(AND(OR(0.1&gt;[.$Z27];[.$Z27]&gt;0.25);NOT([.G27]=&quot;&quot;));[.G27];&quot;&quot;)">
            <text:p/>
          </table:table-cell>
          <table:table-cell table:style-name="ce44" table:formula="of:=IF(AND(OR(0.1&gt;[.$Z27];[.$Z27]&gt;0.25);NOT([.H27]=&quot;&quot;));[.H27];&quot;&quot;)">
            <text:p/>
          </table:table-cell>
          <table:table-cell table:style-name="ce44" table:formula="of:=IF(AND(OR(0.1&gt;[.$Z27];[.$Z27]&gt;0.25);NOT([.I27]=&quot;&quot;));[.I27];&quot;&quot;)">
            <text:p/>
          </table:table-cell>
          <table:table-cell table:style-name="ce44" table:formula="of:=IF(AND(OR(0.1&gt;[.$Z27];[.$Z27]&gt;0.25);NOT([.J27]=&quot;&quot;));[.J27];&quot;&quot;)">
            <text:p/>
          </table:table-cell>
          <table:table-cell table:style-name="ce44" table:formula="of:=IF(AND(OR(0.1&gt;[.$Z27];[.$Z27]&gt;0.25);NOT([.K27]=&quot;&quot;));[.K27];&quot;&quot;)">
            <text:p/>
          </table:table-cell>
          <table:table-cell table:style-name="ce44" table:formula="of:=IF(AND(OR(0.1&gt;[.$Z27];[.$Z27]&gt;0.25);NOT([.L27]=&quot;&quot;));[.L27];&quot;&quot;)">
            <text:p/>
          </table:table-cell>
          <table:table-cell table:style-name="ce44" table:formula="of:=IF(AND(OR(0.1&gt;[.$Z27];[.$Z27]&gt;0.25);NOT([.M27]=&quot;&quot;));[.M27];&quot;&quot;)">
            <text:p/>
          </table:table-cell>
          <table:table-cell table:style-name="ce44" table:formula="of:=IF(AND(OR(0.1&gt;[.$Z27];[.$Z27]&gt;0.25);NOT([.N27]=&quot;&quot;));[.N27];&quot;&quot;)">
            <text:p/>
          </table:table-cell>
          <table:table-cell table:style-name="ce128" table:formula="of:=IF(AND(OR(0.1&gt;[.$Z27];[.$Z27]&gt;0.25);NOT([.O27]=&quot;&quot;));[.O27];&quot;&quot;)">
            <text:p/>
          </table:table-cell>
          <table:table-cell table:style-name="ce44" table:formula="of:=IF(AND(OR(0.1&gt;[.$Z27];[.$Z27]&gt;0.25);NOT([.P27]=&quot;&quot;));[.P27];&quot;&quot;)">
            <text:p/>
          </table:table-cell>
          <table:table-cell table:style-name="ce44" table:formula="of:=IF(AND(OR(0.1&gt;[.$Z27];[.$Z27]&gt;0.25);NOT([.Q27]=&quot;&quot;));[.Q27];&quot;&quot;)">
            <text:p/>
          </table:table-cell>
          <table:table-cell table:style-name="ce44" table:formula="of:=IF(AND(OR(0.1&gt;[.$Z27];[.$Z27]&gt;0.25);NOT([.R27]=&quot;&quot;));[.R27];&quot;&quot;)">
            <text:p/>
          </table:table-cell>
          <table:table-cell table:style-name="ce44" table:formula="of:=IF(AND(OR(0.1&gt;[.$Z27];[.$Z27]&gt;0.25);NOT([.S27]=&quot;&quot;));[.S27];&quot;&quot;)">
            <text:p/>
          </table:table-cell>
          <table:table-cell table:style-name="ce44" table:formula="of:=IF(AND(OR(0.1&gt;[.$Z27];[.$Z27]&gt;0.25);NOT([.T27]=&quot;&quot;));[.T27];&quot;&quot;)">
            <text:p/>
          </table:table-cell>
          <table:table-cell table:style-name="ce44" table:formula="of:=IF(AND(OR(0.1&gt;[.$Z27];[.$Z27]&gt;0.25);NOT([.U27]=&quot;&quot;));[.U27];&quot;&quot;)">
            <text:p/>
          </table:table-cell>
          <table:table-cell table:style-name="ce44" table:formula="of:=IF(AND(OR(0.1&gt;[.$Z27];[.$Z27]&gt;0.25);NOT([.V27]=&quot;&quot;));[.V27];&quot;&quot;)">
            <text:p/>
          </table:table-cell>
          <table:table-cell table:style-name="ce44" table:formula="of:=IF(AND(OR(0.1&gt;[.$Z27];[.$Z27]&gt;0.25);NOT([.W27]=&quot;&quot;));[.W27];&quot;&quot;)">
            <text:p/>
          </table:table-cell>
          <table:table-cell table:style-name="ce44" table:formula="of:=IF(AND(OR(0.1&gt;[.$Z27];[.$Z27]&gt;0.25);NOT([.X27]=&quot;&quot;));[.X27];&quot;&quot;)">
            <text:p/>
          </table:table-cell>
          <table:table-cell table:style-name="ce128" table:formula="of:=IF(AND(OR(0.1&gt;[.$Z27];[.$Z27]&gt;0.25);NOT([.Y27]=&quot;&quot;));[.Y27];&quot;&quot;)">
            <text:p/>
          </table:table-cell>
          <table:table-cell table:style-name="ce44" table:formula="of:=IF(AND(OR(0.1&gt;[.$Z27];[.$Z27]&gt;0.25);NOT([.Z27]=&quot;&quot;));[.Z27];&quot;&quot;)">
            <text:p/>
          </table:table-cell>
          <table:table-cell table:style-name="ce44" table:formula="of:=IF(AND(OR(0.1&gt;[.$Z27];[.$Z27]&gt;0.25);NOT([.AA27]=&quot;&quot;));[.AA27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25" calcext:value-type="float">
            <text:p>25</text:p>
          </table:table-cell>
          <table:table-cell table:style-name="ce15" office:value-type="float" office:value="0.352" calcext:value-type="float">
            <text:p>0.3520</text:p>
          </table:table-cell>
          <table:table-cell table:style-name="ce15" office:value-type="float" office:value="-0.3661" calcext:value-type="float">
            <text:p>-0.3661</text:p>
          </table:table-cell>
          <table:table-cell table:style-name="Default" table:number-columns-repeated="2"/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.2848" calcext:value-type="float">
            <text:p>2.2848</text:p>
          </table:table-cell>
          <table:table-cell table:style-name="ce10" office:value-type="float" office:value="-2.2848" calcext:value-type="float">
            <text:p>-2.2848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7955206163" calcext:value-type="float">
            <text:p>2.7955206163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0.3203" calcext:value-type="float">
            <text:p>0.3203</text:p>
          </table:table-cell>
          <table:table-cell table:style-name="ce25" office:value-type="float" office:value="-0.7244" calcext:value-type="float">
            <text:p>-0.7244</text:p>
          </table:table-cell>
          <table:table-cell table:style-name="Default" table:number-columns-repeated="3"/>
          <table:table-cell table:style-name="ce31" table:formula="of:=IF(AND(0.15&lt;[.$Z28];[.$Z28]&lt;0.2; NOT([.A28]=&quot;&quot;));[.A28];&quot;&quot;)">
            <text:p/>
          </table:table-cell>
          <table:table-cell table:style-name="ce33" table:formula="of:=IF(AND(0.15&lt;[.$Z28];[.$Z28]&lt;0.2; NOT([.B28]=&quot;&quot;));[.B28];&quot;&quot;)">
            <text:p/>
          </table:table-cell>
          <table:table-cell table:style-name="ce33" table:formula="of:=IF(AND(0.15&lt;[.$Z28];[.$Z28]&lt;0.2; NOT([.C28]=&quot;&quot;));[.C28];&quot;&quot;)">
            <text:p/>
          </table:table-cell>
          <table:table-cell table:style-name="ce33" table:formula="of:=IF(AND(0.15&lt;[.$Z28];[.$Z28]&lt;0.2; NOT([.D28]=&quot;&quot;));[.D28];&quot;&quot;)">
            <text:p/>
          </table:table-cell>
          <table:table-cell table:style-name="ce33" table:formula="of:=IF(AND(0.15&lt;[.$Z28];[.$Z28]&lt;0.2; NOT([.E28]=&quot;&quot;));[.E28];&quot;&quot;)">
            <text:p/>
          </table:table-cell>
          <table:table-cell table:style-name="ce33" table:formula="of:=IF(AND(0.15&lt;[.$Z28];[.$Z28]&lt;0.2; NOT([.F28]=&quot;&quot;));[.F28];&quot;&quot;)">
            <text:p/>
          </table:table-cell>
          <table:table-cell table:style-name="ce33" table:formula="of:=IF(AND(0.15&lt;[.$Z28];[.$Z28]&lt;0.2; NOT([.G28]=&quot;&quot;));[.G28];&quot;&quot;)">
            <text:p/>
          </table:table-cell>
          <table:table-cell table:style-name="ce33" table:formula="of:=IF(AND(0.15&lt;[.$Z28];[.$Z28]&lt;0.2; NOT([.H28]=&quot;&quot;));[.H28];&quot;&quot;)">
            <text:p/>
          </table:table-cell>
          <table:table-cell table:style-name="ce33" table:formula="of:=IF(AND(0.15&lt;[.$Z28];[.$Z28]&lt;0.2; NOT([.I28]=&quot;&quot;));[.I28];&quot;&quot;)">
            <text:p/>
          </table:table-cell>
          <table:table-cell table:style-name="ce39" table:formula="of:=IF(AND(0.15&lt;[.$Z28];[.$Z28]&lt;0.2; NOT([.J28]=&quot;&quot;));[.J28];&quot;&quot;)">
            <text:p/>
          </table:table-cell>
          <table:table-cell table:style-name="ce33" table:formula="of:=IF(AND(0.15&lt;[.$Z28];[.$Z28]&lt;0.2; NOT([.K28]=&quot;&quot;));[.K28];&quot;&quot;)">
            <text:p/>
          </table:table-cell>
          <table:table-cell table:style-name="ce33" table:formula="of:=IF(AND(0.15&lt;[.$Z28];[.$Z28]&lt;0.2; NOT([.L28]=&quot;&quot;));[.L28];&quot;&quot;)">
            <text:p/>
          </table:table-cell>
          <table:table-cell table:style-name="ce33" table:formula="of:=IF(AND(0.15&lt;[.$Z28];[.$Z28]&lt;0.2; NOT([.M28]=&quot;&quot;));[.M28];&quot;&quot;)">
            <text:p/>
          </table:table-cell>
          <table:table-cell table:style-name="ce33" table:formula="of:=IF(AND(0.15&lt;[.$Z28];[.$Z28]&lt;0.2; NOT([.N28]=&quot;&quot;));[.N28];&quot;&quot;)">
            <text:p/>
          </table:table-cell>
          <table:table-cell table:style-name="ce39" table:formula="of:=IF(AND(0.15&lt;[.$Z28];[.$Z28]&lt;0.2; NOT([.O28]=&quot;&quot;));[.O28];&quot;&quot;)">
            <text:p/>
          </table:table-cell>
          <table:table-cell table:style-name="ce33" table:formula="of:=IF(AND(0.15&lt;[.$Z28];[.$Z28]&lt;0.2; NOT([.P28]=&quot;&quot;));[.P28];&quot;&quot;)">
            <text:p/>
          </table:table-cell>
          <table:table-cell table:style-name="ce33" table:formula="of:=IF(AND(0.15&lt;[.$Z28];[.$Z28]&lt;0.2; NOT([.Q28]=&quot;&quot;));[.Q28];&quot;&quot;)">
            <text:p/>
          </table:table-cell>
          <table:table-cell table:style-name="ce33" table:formula="of:=IF(AND(0.15&lt;[.$Z28];[.$Z28]&lt;0.2; NOT([.R28]=&quot;&quot;));[.R28];&quot;&quot;)">
            <text:p/>
          </table:table-cell>
          <table:table-cell table:style-name="ce33" table:formula="of:=IF(AND(0.15&lt;[.$Z28];[.$Z28]&lt;0.2; NOT([.S28]=&quot;&quot;));[.S28];&quot;&quot;)">
            <text:p/>
          </table:table-cell>
          <table:table-cell table:style-name="ce39" table:formula="of:=IF(AND(0.15&lt;[.$Z28];[.$Z28]&lt;0.2; NOT([.T28]=&quot;&quot;));[.T28];&quot;&quot;)">
            <text:p/>
          </table:table-cell>
          <table:table-cell table:style-name="ce39" table:formula="of:=IF(AND(0.15&lt;[.$Z28];[.$Z28]&lt;0.2; NOT([.U28]=&quot;&quot;));[.U28];&quot;&quot;)">
            <text:p/>
          </table:table-cell>
          <table:table-cell table:style-name="ce33" table:formula="of:=IF(AND(0.15&lt;[.$Z28];[.$Z28]&lt;0.2; NOT([.V28]=&quot;&quot;));[.V28];&quot;&quot;)">
            <text:p/>
          </table:table-cell>
          <table:table-cell table:style-name="ce33" table:formula="of:=IF(AND(0.15&lt;[.$Z28];[.$Z28]&lt;0.2; NOT([.W28]=&quot;&quot;));[.W28];&quot;&quot;)">
            <text:p/>
          </table:table-cell>
          <table:table-cell table:style-name="ce33" table:formula="of:=IF(AND(0.15&lt;[.$Z28];[.$Z28]&lt;0.2; NOT([.X28]=&quot;&quot;));[.X28];&quot;&quot;)">
            <text:p/>
          </table:table-cell>
          <table:table-cell table:style-name="ce39" table:formula="of:=IF(AND(0.15&lt;[.$Z28];[.$Z28]&lt;0.2; NOT([.Y28]=&quot;&quot;));[.Y28];&quot;&quot;)">
            <text:p/>
          </table:table-cell>
          <table:table-cell table:style-name="ce33" table:formula="of:=IF(AND(0.15&lt;[.$Z28];[.$Z28]&lt;0.2; NOT([.Z28]=&quot;&quot;));[.Z28];&quot;&quot;)">
            <text:p/>
          </table:table-cell>
          <table:table-cell table:style-name="ce44" table:formula="of:=IF(AND(0.15&lt;[.$Z28];[.$Z28]&lt;0.2; NOT([.AA28]=&quot;&quot;));[.AA28];&quot;&quot;)">
            <text:p/>
          </table:table-cell>
          <table:table-cell table:style-name="Default" table:number-columns-repeated="3"/>
          <table:table-cell table:style-name="ce31" table:formula="of:=IF(AND(OR(0.15&gt;[.$Z28];[.$Z28]&gt;0.2);NOT([.A28]=&quot;&quot;));[.A28];&quot;&quot;)" office:value-type="float" office:value="24" calcext:value-type="float">
            <text:p>24</text:p>
          </table:table-cell>
          <table:table-cell table:style-name="ce33" table:formula="of:=IF(AND(OR(0.15&gt;[.$Z28];[.$Z28]&gt;0.2);NOT([.B28]=&quot;&quot;));[.B28];&quot;&quot;)" office:value-type="float" office:value="1.72788" calcext:value-type="float">
            <text:p>1.7279</text:p>
          </table:table-cell>
          <table:table-cell table:style-name="ce33" table:formula="of:=IF(AND(OR(0.15&gt;[.$Z28];[.$Z28]&gt;0.2);NOT([.C28]=&quot;&quot;));[.C28];&quot;&quot;)" office:value-type="float" office:value="-1.5708" calcext:value-type="float">
            <text:p>-1.5708</text:p>
          </table:table-cell>
          <table:table-cell table:style-name="ce33" table:formula="of:=IF(AND(OR(0.15&gt;[.$Z28];[.$Z28]&gt;0.2);NOT([.D28]=&quot;&quot;));[.D28];&quot;&quot;)" office:value-type="float" office:value="1.85005" calcext:value-type="float">
            <text:p>1.8501</text:p>
          </table:table-cell>
          <table:table-cell table:style-name="ce33" table:formula="of:=IF(AND(OR(0.15&gt;[.$Z28];[.$Z28]&gt;0.2);NOT([.E28]=&quot;&quot;));[.E28];&quot;&quot;)" office:value-type="float" office:value="-2.16421" calcext:value-type="float">
            <text:p>-2.1642</text:p>
          </table:table-cell>
          <table:table-cell table:style-name="ce33" table:formula="of:=IF(AND(OR(0.15&gt;[.$Z28];[.$Z28]&gt;0.2);NOT([.F28]=&quot;&quot;));[.F28];&quot;&quot;)" office:value-type="float" office:value="-1.48353" calcext:value-type="float">
            <text:p>-1.4835</text:p>
          </table:table-cell>
          <table:table-cell table:style-name="ce33" table:formula="of:=IF(AND(OR(0.15&gt;[.$Z28];[.$Z28]&gt;0.2);NOT([.G28]=&quot;&quot;));[.G28];&quot;&quot;)" office:value-type="float" office:value="-1.76278" calcext:value-type="float">
            <text:p>-1.7628</text:p>
          </table:table-cell>
          <table:table-cell table:style-name="ce33" table:formula="of:=IF(AND(OR(0.15&gt;[.$Z28];[.$Z28]&gt;0.2);NOT([.H28]=&quot;&quot;));[.H28];&quot;&quot;)">
            <text:p/>
          </table:table-cell>
          <table:table-cell table:style-name="ce33" table:formula="of:=IF(AND(OR(0.15&gt;[.$Z28];[.$Z28]&gt;0.2);NOT([.I28]=&quot;&quot;));[.I28];&quot;&quot;)">
            <text:p/>
          </table:table-cell>
          <table:table-cell table:style-name="ce39" table:formula="of:=IF(AND(OR(0.15&gt;[.$Z28];[.$Z28]&gt;0.2);NOT([.J28]=&quot;&quot;));[.J28];&quot;&quot;)" office:value-type="float" office:value="25" calcext:value-type="float">
            <text:p>25</text:p>
          </table:table-cell>
          <table:table-cell table:style-name="ce33" table:formula="of:=IF(AND(OR(0.15&gt;[.$Z28];[.$Z28]&gt;0.2);NOT([.K28]=&quot;&quot;));[.K28];&quot;&quot;)" office:value-type="float" office:value="0.352" calcext:value-type="float">
            <text:p>0.3520</text:p>
          </table:table-cell>
          <table:table-cell table:style-name="ce33" table:formula="of:=IF(AND(OR(0.15&gt;[.$Z28];[.$Z28]&gt;0.2);NOT([.L28]=&quot;&quot;));[.L28];&quot;&quot;)" office:value-type="float" office:value="-0.3661" calcext:value-type="float">
            <text:p>-0.3661</text:p>
          </table:table-cell>
          <table:table-cell table:style-name="ce33" table:formula="of:=IF(AND(OR(0.15&gt;[.$Z28];[.$Z28]&gt;0.2);NOT([.M28]=&quot;&quot;));[.M28];&quot;&quot;)">
            <text:p/>
          </table:table-cell>
          <table:table-cell table:style-name="ce33" table:formula="of:=IF(AND(OR(0.15&gt;[.$Z28];[.$Z28]&gt;0.2);NOT([.N28]=&quot;&quot;));[.N28];&quot;&quot;)">
            <text:p/>
          </table:table-cell>
          <table:table-cell table:style-name="ce39" table:formula="of:=IF(AND(OR(0.15&gt;[.$Z28];[.$Z28]&gt;0.2);NOT([.O28]=&quot;&quot;));[.O28];&quot;&quot;)" office:value-type="float" office:value="24" calcext:value-type="float">
            <text:p>24</text:p>
          </table:table-cell>
          <table:table-cell table:style-name="ce33" table:formula="of:=IF(AND(OR(0.15&gt;[.$Z28];[.$Z28]&gt;0.2);NOT([.P28]=&quot;&quot;));[.P28];&quot;&quot;)" office:value-type="float" office:value="2.2848" calcext:value-type="float">
            <text:p>2.2848</text:p>
          </table:table-cell>
          <table:table-cell table:style-name="ce33" table:formula="of:=IF(AND(OR(0.15&gt;[.$Z28];[.$Z28]&gt;0.2);NOT([.Q28]=&quot;&quot;));[.Q28];&quot;&quot;)" office:value-type="float" office:value="-2.2848" calcext:value-type="float">
            <text:p>-2.2848</text:p>
          </table:table-cell>
          <table:table-cell table:style-name="ce33" table:formula="of:=IF(AND(OR(0.15&gt;[.$Z28];[.$Z28]&gt;0.2);NOT([.R28]=&quot;&quot;));[.R28];&quot;&quot;)" office:value-type="float" office:value="38" calcext:value-type="float">
            <text:p>38.0000</text:p>
          </table:table-cell>
          <table:table-cell table:style-name="ce33" table:formula="of:=IF(AND(OR(0.15&gt;[.$Z28];[.$Z28]&gt;0.2);NOT([.S28]=&quot;&quot;));[.S28];&quot;&quot;)" office:value-type="float" office:value="2.7955206163" calcext:value-type="float">
            <text:p>2.7955</text:p>
          </table:table-cell>
          <table:table-cell table:style-name="ce39" table:formula="of:=IF(AND(OR(0.15&gt;[.$Z28];[.$Z28]&gt;0.2);NOT([.T28]=&quot;&quot;));[.T28];&quot;&quot;)" office:value-type="float" office:value="-1" calcext:value-type="float">
            <text:p>-1</text:p>
          </table:table-cell>
          <table:table-cell table:style-name="ce39" table:formula="of:=IF(AND(OR(0.15&gt;[.$Z28];[.$Z28]&gt;0.2);NOT([.U28]=&quot;&quot;));[.U28];&quot;&quot;)" office:value-type="float" office:value="0" calcext:value-type="float">
            <text:p>0</text:p>
          </table:table-cell>
          <table:table-cell table:style-name="ce33" table:formula="of:=IF(AND(OR(0.15&gt;[.$Z28];[.$Z28]&gt;0.2);NOT([.V28]=&quot;&quot;));[.V28];&quot;&quot;)" office:value-type="float" office:value="0" calcext:value-type="float">
            <text:p>0.0000</text:p>
          </table:table-cell>
          <table:table-cell table:style-name="ce33" table:formula="of:=IF(AND(OR(0.15&gt;[.$Z28];[.$Z28]&gt;0.2);NOT([.W28]=&quot;&quot;));[.W28];&quot;&quot;)">
            <text:p/>
          </table:table-cell>
          <table:table-cell table:style-name="ce33" table:formula="of:=IF(AND(OR(0.15&gt;[.$Z28];[.$Z28]&gt;0.2);NOT([.X28]=&quot;&quot;));[.X28];&quot;&quot;)">
            <text:p/>
          </table:table-cell>
          <table:table-cell table:style-name="ce39" table:formula="of:=IF(AND(OR(0.15&gt;[.$Z28];[.$Z28]&gt;0.2);NOT([.Y28]=&quot;&quot;));[.Y28];&quot;&quot;)" office:value-type="float" office:value="24" calcext:value-type="float">
            <text:p>24</text:p>
          </table:table-cell>
          <table:table-cell table:style-name="ce33" table:formula="of:=IF(AND(OR(0.15&gt;[.$Z28];[.$Z28]&gt;0.2);NOT([.Z28]=&quot;&quot;));[.Z28];&quot;&quot;)" office:value-type="float" office:value="0.3203" calcext:value-type="float">
            <text:p>0.3203</text:p>
          </table:table-cell>
          <table:table-cell table:style-name="ce44" table:formula="of:=IF(AND(OR(0.15&gt;[.$Z28];[.$Z28]&gt;0.2);NOT([.AA28]=&quot;&quot;));[.AA28];&quot;&quot;)" office:value-type="float" office:value="-0.7244" calcext:value-type="float">
            <text:p>-0.7244</text:p>
          </table:table-cell>
          <table:table-cell table:style-name="Default" table:number-columns-repeated="3"/>
          <table:table-cell table:style-name="ce4" table:formula="of:=IF(AND([.$U28] = 1;NOT([.A28]=&quot;&quot;));[.A28];&quot;&quot;)">
            <text:p/>
          </table:table-cell>
          <table:table-cell table:style-name="ce110" table:formula="of:=IF(AND([.$U28] = 1;NOT([.B28]=&quot;&quot;));[.B28];&quot;&quot;)">
            <text:p/>
          </table:table-cell>
          <table:table-cell table:style-name="ce110" table:formula="of:=IF(AND([.$U28] = 1;NOT([.C28]=&quot;&quot;));[.C28];&quot;&quot;)">
            <text:p/>
          </table:table-cell>
          <table:table-cell table:style-name="ce110" table:formula="of:=IF(AND([.$U28] = 1;NOT([.D28]=&quot;&quot;));[.D28];&quot;&quot;)">
            <text:p/>
          </table:table-cell>
          <table:table-cell table:style-name="ce110" table:formula="of:=IF(AND([.$U28] = 1;NOT([.E28]=&quot;&quot;));[.E28];&quot;&quot;)">
            <text:p/>
          </table:table-cell>
          <table:table-cell table:style-name="ce110" table:formula="of:=IF(AND([.$U28] = 1;NOT([.F28]=&quot;&quot;));[.F28];&quot;&quot;)">
            <text:p/>
          </table:table-cell>
          <table:table-cell table:style-name="ce110" table:formula="of:=IF(AND([.$U28] = 1;NOT([.G28]=&quot;&quot;));[.G28];&quot;&quot;)">
            <text:p/>
          </table:table-cell>
          <table:table-cell table:style-name="ce110" table:formula="of:=IF(AND([.$U28] = 1;NOT([.H28]=&quot;&quot;));[.H28];&quot;&quot;)">
            <text:p/>
          </table:table-cell>
          <table:table-cell table:style-name="ce110" table:formula="of:=IF(AND([.$U28] = 1;NOT([.I28]=&quot;&quot;));[.I28];&quot;&quot;)">
            <text:p/>
          </table:table-cell>
          <table:table-cell table:style-name="ce110" table:formula="of:=IF(AND([.$U28] = 1;NOT([.J28]=&quot;&quot;));[.J28];&quot;&quot;)">
            <text:p/>
          </table:table-cell>
          <table:table-cell table:style-name="ce110" table:formula="of:=IF(AND([.$U28] = 1;NOT([.K28]=&quot;&quot;));[.K28];&quot;&quot;)">
            <text:p/>
          </table:table-cell>
          <table:table-cell table:style-name="ce110" table:formula="of:=IF(AND([.$U28] = 1;NOT([.L28]=&quot;&quot;));[.L28];&quot;&quot;)">
            <text:p/>
          </table:table-cell>
          <table:table-cell table:style-name="ce110" table:formula="of:=IF(AND([.$U28] = 1;NOT([.M28]=&quot;&quot;));[.M28];&quot;&quot;)">
            <text:p/>
          </table:table-cell>
          <table:table-cell table:style-name="ce110" table:formula="of:=IF(AND([.$U28] = 1;NOT([.N28]=&quot;&quot;));[.N28];&quot;&quot;)">
            <text:p/>
          </table:table-cell>
          <table:table-cell table:style-name="ce110" table:formula="of:=IF(AND([.$U28] = 1;NOT([.O28]=&quot;&quot;));[.O28];&quot;&quot;)">
            <text:p/>
          </table:table-cell>
          <table:table-cell table:style-name="ce110" table:formula="of:=IF(AND([.$U28] = 1;NOT([.P28]=&quot;&quot;));[.P28];&quot;&quot;)">
            <text:p/>
          </table:table-cell>
          <table:table-cell table:style-name="ce110" table:formula="of:=IF(AND([.$U28] = 1;NOT([.Q28]=&quot;&quot;));[.Q28];&quot;&quot;)">
            <text:p/>
          </table:table-cell>
          <table:table-cell table:style-name="ce110" table:formula="of:=IF(AND([.$U28] = 1;NOT([.R28]=&quot;&quot;));[.R28];&quot;&quot;)">
            <text:p/>
          </table:table-cell>
          <table:table-cell table:style-name="ce110" table:formula="of:=IF(AND([.$U28] = 1;NOT([.S28]=&quot;&quot;));[.S28];&quot;&quot;)">
            <text:p/>
          </table:table-cell>
          <table:table-cell table:style-name="ce110" table:formula="of:=IF(AND([.$U28] = 1;NOT([.T28]=&quot;&quot;));[.T28];&quot;&quot;)">
            <text:p/>
          </table:table-cell>
          <table:table-cell table:style-name="ce110" table:formula="of:=IF(AND([.$U28] = 1;NOT([.U28]=&quot;&quot;));[.U28];&quot;&quot;)">
            <text:p/>
          </table:table-cell>
          <table:table-cell table:style-name="ce110" table:formula="of:=IF(AND([.$U28] = 1;NOT([.V28]=&quot;&quot;));[.V28];&quot;&quot;)">
            <text:p/>
          </table:table-cell>
          <table:table-cell table:style-name="ce110" table:formula="of:=IF(AND([.$U28] = 1;NOT([.W28]=&quot;&quot;));[.W28];&quot;&quot;)">
            <text:p/>
          </table:table-cell>
          <table:table-cell table:style-name="ce110" table:formula="of:=IF(AND([.$U28] = 1;NOT([.X28]=&quot;&quot;));[.X28];&quot;&quot;)">
            <text:p/>
          </table:table-cell>
          <table:table-cell table:style-name="ce110" table:formula="of:=IF(AND([.$U28] = 1;NOT([.Y28]=&quot;&quot;));[.Y28];&quot;&quot;)">
            <text:p/>
          </table:table-cell>
          <table:table-cell table:style-name="ce121" table:formula="of:=IF(AND([.$U28] = 1;NOT([.Z28]=&quot;&quot;));[.Z28];&quot;&quot;)">
            <text:p/>
          </table:table-cell>
          <table:table-cell table:style-name="ce25" table:formula="of:=IF(AND([.$U28] = 1;NOT([.AA28]=&quot;&quot;));[.AA28];&quot;&quot;)">
            <text:p/>
          </table:table-cell>
          <table:table-cell table:style-name="Default" table:number-columns-repeated="3"/>
          <table:table-cell table:style-name="ce4" table:formula="of:=IF(AND([.$U28] = 0;NOT([.A28]=&quot;&quot;));[.A28];&quot;&quot;)" office:value-type="float" office:value="24" calcext:value-type="float">
            <text:p>24</text:p>
          </table:table-cell>
          <table:table-cell table:style-name="ce110" table:formula="of:=IF(AND([.$U28] = 0;NOT([.B28]=&quot;&quot;));[.B28];&quot;&quot;)" office:value-type="float" office:value="1.72788" calcext:value-type="float">
            <text:p>1.72788</text:p>
          </table:table-cell>
          <table:table-cell table:style-name="ce110" table:formula="of:=IF(AND([.$U28] = 0;NOT([.C28]=&quot;&quot;));[.C28];&quot;&quot;)" office:value-type="float" office:value="-1.5708" calcext:value-type="float">
            <text:p>-1.5708</text:p>
          </table:table-cell>
          <table:table-cell table:style-name="ce110" table:formula="of:=IF(AND([.$U28] = 0;NOT([.D28]=&quot;&quot;));[.D28];&quot;&quot;)" office:value-type="float" office:value="1.85005" calcext:value-type="float">
            <text:p>1.85005</text:p>
          </table:table-cell>
          <table:table-cell table:style-name="ce110" table:formula="of:=IF(AND([.$U28] = 0;NOT([.E28]=&quot;&quot;));[.E28];&quot;&quot;)" office:value-type="float" office:value="-2.16421" calcext:value-type="float">
            <text:p>-2.16421</text:p>
          </table:table-cell>
          <table:table-cell table:style-name="ce110" table:formula="of:=IF(AND([.$U28] = 0;NOT([.F28]=&quot;&quot;));[.F28];&quot;&quot;)" office:value-type="float" office:value="-1.48353" calcext:value-type="float">
            <text:p>-1.48353</text:p>
          </table:table-cell>
          <table:table-cell table:style-name="ce110" table:formula="of:=IF(AND([.$U28] = 0;NOT([.G28]=&quot;&quot;));[.G28];&quot;&quot;)" office:value-type="float" office:value="-1.76278" calcext:value-type="float">
            <text:p>-1.76278</text:p>
          </table:table-cell>
          <table:table-cell table:style-name="ce110" table:formula="of:=IF(AND([.$U28] = 0;NOT([.H28]=&quot;&quot;));[.H28];&quot;&quot;)">
            <text:p/>
          </table:table-cell>
          <table:table-cell table:style-name="ce110" table:formula="of:=IF(AND([.$U28] = 0;NOT([.I28]=&quot;&quot;));[.I28];&quot;&quot;)">
            <text:p/>
          </table:table-cell>
          <table:table-cell table:style-name="ce110" table:formula="of:=IF(AND([.$U28] = 0;NOT([.J28]=&quot;&quot;));[.J28];&quot;&quot;)" office:value-type="float" office:value="25" calcext:value-type="float">
            <text:p>25</text:p>
          </table:table-cell>
          <table:table-cell table:style-name="ce113" table:formula="of:=IF(AND([.$U28] = 0;NOT([.K28]=&quot;&quot;));[.K28];&quot;&quot;)" office:value-type="float" office:value="0.352" calcext:value-type="float">
            <text:p>0.3520</text:p>
          </table:table-cell>
          <table:table-cell table:style-name="ce113" table:formula="of:=IF(AND([.$U28] = 0;NOT([.L28]=&quot;&quot;));[.L28];&quot;&quot;)" office:value-type="float" office:value="-0.3661" calcext:value-type="float">
            <text:p>-0.3661</text:p>
          </table:table-cell>
          <table:table-cell table:style-name="ce110" table:formula="of:=IF(AND([.$U28] = 0;NOT([.M28]=&quot;&quot;));[.M28];&quot;&quot;)">
            <text:p/>
          </table:table-cell>
          <table:table-cell table:style-name="ce110" table:formula="of:=IF(AND([.$U28] = 0;NOT([.N28]=&quot;&quot;));[.N28];&quot;&quot;)">
            <text:p/>
          </table:table-cell>
          <table:table-cell table:style-name="ce110" table:formula="of:=IF(AND([.$U28] = 0;NOT([.O28]=&quot;&quot;));[.O28];&quot;&quot;)" office:value-type="float" office:value="24" calcext:value-type="float">
            <text:p>24</text:p>
          </table:table-cell>
          <table:table-cell table:style-name="ce110" table:formula="of:=IF(AND([.$U28] = 0;NOT([.P28]=&quot;&quot;));[.P28];&quot;&quot;)" office:value-type="float" office:value="2.2848" calcext:value-type="float">
            <text:p>2.2848</text:p>
          </table:table-cell>
          <table:table-cell table:style-name="ce110" table:formula="of:=IF(AND([.$U28] = 0;NOT([.Q28]=&quot;&quot;));[.Q28];&quot;&quot;)" office:value-type="float" office:value="-2.2848" calcext:value-type="float">
            <text:p>-2.2848</text:p>
          </table:table-cell>
          <table:table-cell table:style-name="ce110" table:formula="of:=IF(AND([.$U28] = 0;NOT([.R28]=&quot;&quot;));[.R28];&quot;&quot;)" office:value-type="float" office:value="38" calcext:value-type="float">
            <text:p>38</text:p>
          </table:table-cell>
          <table:table-cell table:style-name="ce110" table:formula="of:=IF(AND([.$U28] = 0;NOT([.S28]=&quot;&quot;));[.S28];&quot;&quot;)" office:value-type="float" office:value="2.7955206163" calcext:value-type="float">
            <text:p>2.7955206163</text:p>
          </table:table-cell>
          <table:table-cell table:style-name="ce110" table:formula="of:=IF(AND([.$U28] = 0;NOT([.T28]=&quot;&quot;));[.T28];&quot;&quot;)" office:value-type="float" office:value="-1" calcext:value-type="float">
            <text:p>-1</text:p>
          </table:table-cell>
          <table:table-cell table:style-name="ce110" table:formula="of:=IF(AND([.$U28] = 0;NOT([.U28]=&quot;&quot;));[.U28];&quot;&quot;)" office:value-type="float" office:value="0" calcext:value-type="float">
            <text:p>0</text:p>
          </table:table-cell>
          <table:table-cell table:style-name="ce110" table:formula="of:=IF(AND([.$U28] = 0;NOT([.V28]=&quot;&quot;));[.V28];&quot;&quot;)" office:value-type="float" office:value="0" calcext:value-type="float">
            <text:p>0</text:p>
          </table:table-cell>
          <table:table-cell table:style-name="ce110" table:formula="of:=IF(AND([.$U28] = 0;NOT([.W28]=&quot;&quot;));[.W28];&quot;&quot;)">
            <text:p/>
          </table:table-cell>
          <table:table-cell table:style-name="ce110" table:formula="of:=IF(AND([.$U28] = 0;NOT([.X28]=&quot;&quot;));[.X28];&quot;&quot;)">
            <text:p/>
          </table:table-cell>
          <table:table-cell table:style-name="ce110" table:formula="of:=IF(AND([.$U28] = 0;NOT([.Y28]=&quot;&quot;));[.Y28];&quot;&quot;)" office:value-type="float" office:value="24" calcext:value-type="float">
            <text:p>24</text:p>
          </table:table-cell>
          <table:table-cell table:style-name="ce110" table:formula="of:=IF(AND([.$U28] = 0;NOT([.Z28]=&quot;&quot;));[.Z28];&quot;&quot;)" office:value-type="float" office:value="0.3203" calcext:value-type="float">
            <text:p>0.3203</text:p>
          </table:table-cell>
          <table:table-cell table:style-name="ce25" table:formula="of:=IF(AND([.$U28] = 0;NOT([.AA28]=&quot;&quot;));[.AA28];&quot;&quot;)" office:value-type="float" office:value="-0.7244" calcext:value-type="float">
            <text:p>-0.7244</text:p>
          </table:table-cell>
          <table:table-cell table:style-name="Default" table:number-columns-repeated="3"/>
          <table:table-cell table:style-name="ce126" table:formula="of:=IF(AND(0.1&lt;[.$Z28];[.$Z28]&lt;0.25; NOT([.A28]=&quot;&quot;));[.A28];&quot;&quot;)">
            <text:p/>
          </table:table-cell>
          <table:table-cell table:style-name="ce44" table:formula="of:=IF(AND(0.1&lt;[.$Z28];[.$Z28]&lt;0.25; NOT([.B28]=&quot;&quot;));[.B28];&quot;&quot;)">
            <text:p/>
          </table:table-cell>
          <table:table-cell table:style-name="ce44" table:formula="of:=IF(AND(0.1&lt;[.$Z28];[.$Z28]&lt;0.25; NOT([.C28]=&quot;&quot;));[.C28];&quot;&quot;)">
            <text:p/>
          </table:table-cell>
          <table:table-cell table:style-name="ce44" table:formula="of:=IF(AND(0.1&lt;[.$Z28];[.$Z28]&lt;0.25; NOT([.D28]=&quot;&quot;));[.D28];&quot;&quot;)">
            <text:p/>
          </table:table-cell>
          <table:table-cell table:style-name="ce44" table:formula="of:=IF(AND(0.1&lt;[.$Z28];[.$Z28]&lt;0.25; NOT([.E28]=&quot;&quot;));[.E28];&quot;&quot;)">
            <text:p/>
          </table:table-cell>
          <table:table-cell table:style-name="ce44" table:formula="of:=IF(AND(0.1&lt;[.$Z28];[.$Z28]&lt;0.25; NOT([.F28]=&quot;&quot;));[.F28];&quot;&quot;)">
            <text:p/>
          </table:table-cell>
          <table:table-cell table:style-name="ce44" table:formula="of:=IF(AND(0.1&lt;[.$Z28];[.$Z28]&lt;0.25; NOT([.G28]=&quot;&quot;));[.G28];&quot;&quot;)">
            <text:p/>
          </table:table-cell>
          <table:table-cell table:style-name="ce44" table:formula="of:=IF(AND(0.1&lt;[.$Z28];[.$Z28]&lt;0.25; NOT([.H28]=&quot;&quot;));[.H28];&quot;&quot;)">
            <text:p/>
          </table:table-cell>
          <table:table-cell table:style-name="ce44" table:formula="of:=IF(AND(0.1&lt;[.$Z28];[.$Z28]&lt;0.25; NOT([.I28]=&quot;&quot;));[.I28];&quot;&quot;)">
            <text:p/>
          </table:table-cell>
          <table:table-cell table:style-name="ce44" table:formula="of:=IF(AND(0.1&lt;[.$Z28];[.$Z28]&lt;0.25; NOT([.J28]=&quot;&quot;));[.J28];&quot;&quot;)">
            <text:p/>
          </table:table-cell>
          <table:table-cell table:style-name="ce44" table:formula="of:=IF(AND(0.1&lt;[.$Z28];[.$Z28]&lt;0.25; NOT([.K28]=&quot;&quot;));[.K28];&quot;&quot;)">
            <text:p/>
          </table:table-cell>
          <table:table-cell table:style-name="ce44" table:formula="of:=IF(AND(0.1&lt;[.$Z28];[.$Z28]&lt;0.25; NOT([.L28]=&quot;&quot;));[.L28];&quot;&quot;)">
            <text:p/>
          </table:table-cell>
          <table:table-cell table:style-name="ce44" table:formula="of:=IF(AND(0.1&lt;[.$Z28];[.$Z28]&lt;0.25; NOT([.M28]=&quot;&quot;));[.M28];&quot;&quot;)">
            <text:p/>
          </table:table-cell>
          <table:table-cell table:style-name="ce44" table:formula="of:=IF(AND(0.1&lt;[.$Z28];[.$Z28]&lt;0.25; NOT([.N28]=&quot;&quot;));[.N28];&quot;&quot;)">
            <text:p/>
          </table:table-cell>
          <table:table-cell table:style-name="ce44" table:formula="of:=IF(AND(0.1&lt;[.$Z28];[.$Z28]&lt;0.25; NOT([.O28]=&quot;&quot;));[.O28];&quot;&quot;)">
            <text:p/>
          </table:table-cell>
          <table:table-cell table:style-name="ce44" table:formula="of:=IF(AND(0.1&lt;[.$Z28];[.$Z28]&lt;0.25; NOT([.P28]=&quot;&quot;));[.P28];&quot;&quot;)">
            <text:p/>
          </table:table-cell>
          <table:table-cell table:style-name="ce44" table:formula="of:=IF(AND(0.1&lt;[.$Z28];[.$Z28]&lt;0.25; NOT([.Q28]=&quot;&quot;));[.Q28];&quot;&quot;)">
            <text:p/>
          </table:table-cell>
          <table:table-cell table:style-name="ce44" table:formula="of:=IF(AND(0.1&lt;[.$Z28];[.$Z28]&lt;0.25; NOT([.R28]=&quot;&quot;));[.R28];&quot;&quot;)">
            <text:p/>
          </table:table-cell>
          <table:table-cell table:style-name="ce44" table:formula="of:=IF(AND(0.1&lt;[.$Z28];[.$Z28]&lt;0.25; NOT([.S28]=&quot;&quot;));[.S28];&quot;&quot;)">
            <text:p/>
          </table:table-cell>
          <table:table-cell table:style-name="ce44" table:formula="of:=IF(AND(0.1&lt;[.$Z28];[.$Z28]&lt;0.25; NOT([.T28]=&quot;&quot;));[.T28];&quot;&quot;)">
            <text:p/>
          </table:table-cell>
          <table:table-cell table:style-name="ce44" table:formula="of:=IF(AND(0.1&lt;[.$Z28];[.$Z28]&lt;0.25; NOT([.U28]=&quot;&quot;));[.U28];&quot;&quot;)">
            <text:p/>
          </table:table-cell>
          <table:table-cell table:style-name="ce44" table:formula="of:=IF(AND(0.1&lt;[.$Z28];[.$Z28]&lt;0.25; NOT([.V28]=&quot;&quot;));[.V28];&quot;&quot;)">
            <text:p/>
          </table:table-cell>
          <table:table-cell table:style-name="ce44" table:formula="of:=IF(AND(0.1&lt;[.$Z28];[.$Z28]&lt;0.25; NOT([.W28]=&quot;&quot;));[.W28];&quot;&quot;)">
            <text:p/>
          </table:table-cell>
          <table:table-cell table:style-name="ce44" table:formula="of:=IF(AND(0.1&lt;[.$Z28];[.$Z28]&lt;0.25; NOT([.X28]=&quot;&quot;));[.X28];&quot;&quot;)">
            <text:p/>
          </table:table-cell>
          <table:table-cell table:style-name="ce44" table:formula="of:=IF(AND(0.1&lt;[.$Z28];[.$Z28]&lt;0.25; NOT([.Y28]=&quot;&quot;));[.Y28];&quot;&quot;)">
            <text:p/>
          </table:table-cell>
          <table:table-cell table:style-name="ce44" table:formula="of:=IF(AND(0.1&lt;[.$Z28];[.$Z28]&lt;0.25; NOT([.Z28]=&quot;&quot;));[.Z28];&quot;&quot;)">
            <text:p/>
          </table:table-cell>
          <table:table-cell table:style-name="ce44" table:formula="of:=IF(AND(0.1&lt;[.$Z28];[.$Z28]&lt;0.25; NOT([.AA28]=&quot;&quot;));[.AA28];&quot;&quot;)">
            <text:p/>
          </table:table-cell>
          <table:table-cell table:style-name="Default" table:number-columns-repeated="3"/>
          <table:table-cell table:style-name="ce126" table:formula="of:=IF(AND(OR(0.1&gt;[.$Z28];[.$Z28]&gt;0.25);NOT([.A28]=&quot;&quot;));[.A28];&quot;&quot;)" office:value-type="float" office:value="24" calcext:value-type="float">
            <text:p>24.0000</text:p>
          </table:table-cell>
          <table:table-cell table:style-name="ce44" table:formula="of:=IF(AND(OR(0.1&gt;[.$Z28];[.$Z28]&gt;0.25);NOT([.B28]=&quot;&quot;));[.B28];&quot;&quot;)" office:value-type="float" office:value="1.72788" calcext:value-type="float">
            <text:p>1.7279</text:p>
          </table:table-cell>
          <table:table-cell table:style-name="ce44" table:formula="of:=IF(AND(OR(0.1&gt;[.$Z28];[.$Z28]&gt;0.25);NOT([.C28]=&quot;&quot;));[.C28];&quot;&quot;)" office:value-type="float" office:value="-1.5708" calcext:value-type="float">
            <text:p>-1.5708</text:p>
          </table:table-cell>
          <table:table-cell table:style-name="ce44" table:formula="of:=IF(AND(OR(0.1&gt;[.$Z28];[.$Z28]&gt;0.25);NOT([.D28]=&quot;&quot;));[.D28];&quot;&quot;)" office:value-type="float" office:value="1.85005" calcext:value-type="float">
            <text:p>1.8501</text:p>
          </table:table-cell>
          <table:table-cell table:style-name="ce44" table:formula="of:=IF(AND(OR(0.1&gt;[.$Z28];[.$Z28]&gt;0.25);NOT([.E28]=&quot;&quot;));[.E28];&quot;&quot;)" office:value-type="float" office:value="-2.16421" calcext:value-type="float">
            <text:p>-2.1642</text:p>
          </table:table-cell>
          <table:table-cell table:style-name="ce44" table:formula="of:=IF(AND(OR(0.1&gt;[.$Z28];[.$Z28]&gt;0.25);NOT([.F28]=&quot;&quot;));[.F28];&quot;&quot;)" office:value-type="float" office:value="-1.48353" calcext:value-type="float">
            <text:p>-1.4835</text:p>
          </table:table-cell>
          <table:table-cell table:style-name="ce44" table:formula="of:=IF(AND(OR(0.1&gt;[.$Z28];[.$Z28]&gt;0.25);NOT([.G28]=&quot;&quot;));[.G28];&quot;&quot;)" office:value-type="float" office:value="-1.76278" calcext:value-type="float">
            <text:p>-1.7628</text:p>
          </table:table-cell>
          <table:table-cell table:style-name="ce44" table:formula="of:=IF(AND(OR(0.1&gt;[.$Z28];[.$Z28]&gt;0.25);NOT([.H28]=&quot;&quot;));[.H28];&quot;&quot;)">
            <text:p/>
          </table:table-cell>
          <table:table-cell table:style-name="ce44" table:formula="of:=IF(AND(OR(0.1&gt;[.$Z28];[.$Z28]&gt;0.25);NOT([.I28]=&quot;&quot;));[.I28];&quot;&quot;)">
            <text:p/>
          </table:table-cell>
          <table:table-cell table:style-name="ce44" table:formula="of:=IF(AND(OR(0.1&gt;[.$Z28];[.$Z28]&gt;0.25);NOT([.J28]=&quot;&quot;));[.J28];&quot;&quot;)" office:value-type="float" office:value="25" calcext:value-type="float">
            <text:p>25.0000</text:p>
          </table:table-cell>
          <table:table-cell table:style-name="ce44" table:formula="of:=IF(AND(OR(0.1&gt;[.$Z28];[.$Z28]&gt;0.25);NOT([.K28]=&quot;&quot;));[.K28];&quot;&quot;)" office:value-type="float" office:value="0.352" calcext:value-type="float">
            <text:p>0.3520</text:p>
          </table:table-cell>
          <table:table-cell table:style-name="ce44" table:formula="of:=IF(AND(OR(0.1&gt;[.$Z28];[.$Z28]&gt;0.25);NOT([.L28]=&quot;&quot;));[.L28];&quot;&quot;)" office:value-type="float" office:value="-0.3661" calcext:value-type="float">
            <text:p>-0.3661</text:p>
          </table:table-cell>
          <table:table-cell table:style-name="ce44" table:formula="of:=IF(AND(OR(0.1&gt;[.$Z28];[.$Z28]&gt;0.25);NOT([.M28]=&quot;&quot;));[.M28];&quot;&quot;)">
            <text:p/>
          </table:table-cell>
          <table:table-cell table:style-name="ce44" table:formula="of:=IF(AND(OR(0.1&gt;[.$Z28];[.$Z28]&gt;0.25);NOT([.N28]=&quot;&quot;));[.N28];&quot;&quot;)">
            <text:p/>
          </table:table-cell>
          <table:table-cell table:style-name="ce128" table:formula="of:=IF(AND(OR(0.1&gt;[.$Z28];[.$Z28]&gt;0.25);NOT([.O28]=&quot;&quot;));[.O28];&quot;&quot;)" office:value-type="float" office:value="24" calcext:value-type="float">
            <text:p>24</text:p>
          </table:table-cell>
          <table:table-cell table:style-name="ce44" table:formula="of:=IF(AND(OR(0.1&gt;[.$Z28];[.$Z28]&gt;0.25);NOT([.P28]=&quot;&quot;));[.P28];&quot;&quot;)" office:value-type="float" office:value="2.2848" calcext:value-type="float">
            <text:p>2.2848</text:p>
          </table:table-cell>
          <table:table-cell table:style-name="ce44" table:formula="of:=IF(AND(OR(0.1&gt;[.$Z28];[.$Z28]&gt;0.25);NOT([.Q28]=&quot;&quot;));[.Q28];&quot;&quot;)" office:value-type="float" office:value="-2.2848" calcext:value-type="float">
            <text:p>-2.2848</text:p>
          </table:table-cell>
          <table:table-cell table:style-name="ce44" table:formula="of:=IF(AND(OR(0.1&gt;[.$Z28];[.$Z28]&gt;0.25);NOT([.R28]=&quot;&quot;));[.R28];&quot;&quot;)" office:value-type="float" office:value="38" calcext:value-type="float">
            <text:p>38.0000</text:p>
          </table:table-cell>
          <table:table-cell table:style-name="ce44" table:formula="of:=IF(AND(OR(0.1&gt;[.$Z28];[.$Z28]&gt;0.25);NOT([.S28]=&quot;&quot;));[.S28];&quot;&quot;)" office:value-type="float" office:value="2.7955206163" calcext:value-type="float">
            <text:p>2.7955</text:p>
          </table:table-cell>
          <table:table-cell table:style-name="ce44" table:formula="of:=IF(AND(OR(0.1&gt;[.$Z28];[.$Z28]&gt;0.25);NOT([.T28]=&quot;&quot;));[.T28];&quot;&quot;)" office:value-type="float" office:value="-1" calcext:value-type="float">
            <text:p>-1.0000</text:p>
          </table:table-cell>
          <table:table-cell table:style-name="ce44" table:formula="of:=IF(AND(OR(0.1&gt;[.$Z28];[.$Z28]&gt;0.25);NOT([.U28]=&quot;&quot;));[.U28];&quot;&quot;)" office:value-type="float" office:value="0" calcext:value-type="float">
            <text:p>0.0000</text:p>
          </table:table-cell>
          <table:table-cell table:style-name="ce44" table:formula="of:=IF(AND(OR(0.1&gt;[.$Z28];[.$Z28]&gt;0.25);NOT([.V28]=&quot;&quot;));[.V28];&quot;&quot;)" office:value-type="float" office:value="0" calcext:value-type="float">
            <text:p>0.0000</text:p>
          </table:table-cell>
          <table:table-cell table:style-name="ce44" table:formula="of:=IF(AND(OR(0.1&gt;[.$Z28];[.$Z28]&gt;0.25);NOT([.W28]=&quot;&quot;));[.W28];&quot;&quot;)">
            <text:p/>
          </table:table-cell>
          <table:table-cell table:style-name="ce44" table:formula="of:=IF(AND(OR(0.1&gt;[.$Z28];[.$Z28]&gt;0.25);NOT([.X28]=&quot;&quot;));[.X28];&quot;&quot;)">
            <text:p/>
          </table:table-cell>
          <table:table-cell table:style-name="ce128" table:formula="of:=IF(AND(OR(0.1&gt;[.$Z28];[.$Z28]&gt;0.25);NOT([.Y28]=&quot;&quot;));[.Y28];&quot;&quot;)" office:value-type="float" office:value="24" calcext:value-type="float">
            <text:p>24</text:p>
          </table:table-cell>
          <table:table-cell table:style-name="ce44" table:formula="of:=IF(AND(OR(0.1&gt;[.$Z28];[.$Z28]&gt;0.25);NOT([.Z28]=&quot;&quot;));[.Z28];&quot;&quot;)" office:value-type="float" office:value="0.3203" calcext:value-type="float">
            <text:p>0.3203</text:p>
          </table:table-cell>
          <table:table-cell table:style-name="ce44" table:formula="of:=IF(AND(OR(0.1&gt;[.$Z28];[.$Z28]&gt;0.25);NOT([.AA28]=&quot;&quot;));[.AA28];&quot;&quot;)" office:value-type="float" office:value="-0.7244" calcext:value-type="float">
            <text:p>-0.7244</text:p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26" calcext:value-type="float">
            <text:p>26</text:p>
          </table:table-cell>
          <table:table-cell table:style-name="ce15" office:value-type="float" office:value="0.3255" calcext:value-type="float">
            <text:p>0.3255</text:p>
          </table:table-cell>
          <table:table-cell table:style-name="ce15" office:value-type="float" office:value="-0.1419" calcext:value-type="float">
            <text:p>-0.1419</text:p>
          </table:table-cell>
          <table:table-cell table:style-name="Default" table:number-columns-repeated="2"/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2.2814" calcext:value-type="float">
            <text:p>2.2814</text:p>
          </table:table-cell>
          <table:table-cell table:style-name="ce10" office:value-type="float" office:value="-2.2814" calcext:value-type="float">
            <text:p>-2.2814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9047457411" calcext:value-type="float">
            <text:p>2.9047457411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0.2538" calcext:value-type="float">
            <text:p>0.2538</text:p>
          </table:table-cell>
          <table:table-cell table:style-name="ce25" office:value-type="float" office:value="-0.7896" calcext:value-type="float">
            <text:p>-0.7896</text:p>
          </table:table-cell>
          <table:table-cell table:style-name="Default" table:number-columns-repeated="3"/>
          <table:table-cell table:style-name="ce31" table:formula="of:=IF(AND(0.15&lt;[.$Z29];[.$Z29]&lt;0.2; NOT([.A29]=&quot;&quot;));[.A29];&quot;&quot;)">
            <text:p/>
          </table:table-cell>
          <table:table-cell table:style-name="ce33" table:formula="of:=IF(AND(0.15&lt;[.$Z29];[.$Z29]&lt;0.2; NOT([.B29]=&quot;&quot;));[.B29];&quot;&quot;)">
            <text:p/>
          </table:table-cell>
          <table:table-cell table:style-name="ce33" table:formula="of:=IF(AND(0.15&lt;[.$Z29];[.$Z29]&lt;0.2; NOT([.C29]=&quot;&quot;));[.C29];&quot;&quot;)">
            <text:p/>
          </table:table-cell>
          <table:table-cell table:style-name="ce33" table:formula="of:=IF(AND(0.15&lt;[.$Z29];[.$Z29]&lt;0.2; NOT([.D29]=&quot;&quot;));[.D29];&quot;&quot;)">
            <text:p/>
          </table:table-cell>
          <table:table-cell table:style-name="ce33" table:formula="of:=IF(AND(0.15&lt;[.$Z29];[.$Z29]&lt;0.2; NOT([.E29]=&quot;&quot;));[.E29];&quot;&quot;)">
            <text:p/>
          </table:table-cell>
          <table:table-cell table:style-name="ce33" table:formula="of:=IF(AND(0.15&lt;[.$Z29];[.$Z29]&lt;0.2; NOT([.F29]=&quot;&quot;));[.F29];&quot;&quot;)">
            <text:p/>
          </table:table-cell>
          <table:table-cell table:style-name="ce33" table:formula="of:=IF(AND(0.15&lt;[.$Z29];[.$Z29]&lt;0.2; NOT([.G29]=&quot;&quot;));[.G29];&quot;&quot;)">
            <text:p/>
          </table:table-cell>
          <table:table-cell table:style-name="ce33" table:formula="of:=IF(AND(0.15&lt;[.$Z29];[.$Z29]&lt;0.2; NOT([.H29]=&quot;&quot;));[.H29];&quot;&quot;)">
            <text:p/>
          </table:table-cell>
          <table:table-cell table:style-name="ce33" table:formula="of:=IF(AND(0.15&lt;[.$Z29];[.$Z29]&lt;0.2; NOT([.I29]=&quot;&quot;));[.I29];&quot;&quot;)">
            <text:p/>
          </table:table-cell>
          <table:table-cell table:style-name="ce39" table:formula="of:=IF(AND(0.15&lt;[.$Z29];[.$Z29]&lt;0.2; NOT([.J29]=&quot;&quot;));[.J29];&quot;&quot;)">
            <text:p/>
          </table:table-cell>
          <table:table-cell table:style-name="ce33" table:formula="of:=IF(AND(0.15&lt;[.$Z29];[.$Z29]&lt;0.2; NOT([.K29]=&quot;&quot;));[.K29];&quot;&quot;)">
            <text:p/>
          </table:table-cell>
          <table:table-cell table:style-name="ce33" table:formula="of:=IF(AND(0.15&lt;[.$Z29];[.$Z29]&lt;0.2; NOT([.L29]=&quot;&quot;));[.L29];&quot;&quot;)">
            <text:p/>
          </table:table-cell>
          <table:table-cell table:style-name="ce33" table:formula="of:=IF(AND(0.15&lt;[.$Z29];[.$Z29]&lt;0.2; NOT([.M29]=&quot;&quot;));[.M29];&quot;&quot;)">
            <text:p/>
          </table:table-cell>
          <table:table-cell table:style-name="ce33" table:formula="of:=IF(AND(0.15&lt;[.$Z29];[.$Z29]&lt;0.2; NOT([.N29]=&quot;&quot;));[.N29];&quot;&quot;)">
            <text:p/>
          </table:table-cell>
          <table:table-cell table:style-name="ce39" table:formula="of:=IF(AND(0.15&lt;[.$Z29];[.$Z29]&lt;0.2; NOT([.O29]=&quot;&quot;));[.O29];&quot;&quot;)">
            <text:p/>
          </table:table-cell>
          <table:table-cell table:style-name="ce33" table:formula="of:=IF(AND(0.15&lt;[.$Z29];[.$Z29]&lt;0.2; NOT([.P29]=&quot;&quot;));[.P29];&quot;&quot;)">
            <text:p/>
          </table:table-cell>
          <table:table-cell table:style-name="ce33" table:formula="of:=IF(AND(0.15&lt;[.$Z29];[.$Z29]&lt;0.2; NOT([.Q29]=&quot;&quot;));[.Q29];&quot;&quot;)">
            <text:p/>
          </table:table-cell>
          <table:table-cell table:style-name="ce33" table:formula="of:=IF(AND(0.15&lt;[.$Z29];[.$Z29]&lt;0.2; NOT([.R29]=&quot;&quot;));[.R29];&quot;&quot;)">
            <text:p/>
          </table:table-cell>
          <table:table-cell table:style-name="ce33" table:formula="of:=IF(AND(0.15&lt;[.$Z29];[.$Z29]&lt;0.2; NOT([.S29]=&quot;&quot;));[.S29];&quot;&quot;)">
            <text:p/>
          </table:table-cell>
          <table:table-cell table:style-name="ce39" table:formula="of:=IF(AND(0.15&lt;[.$Z29];[.$Z29]&lt;0.2; NOT([.T29]=&quot;&quot;));[.T29];&quot;&quot;)">
            <text:p/>
          </table:table-cell>
          <table:table-cell table:style-name="ce39" table:formula="of:=IF(AND(0.15&lt;[.$Z29];[.$Z29]&lt;0.2; NOT([.U29]=&quot;&quot;));[.U29];&quot;&quot;)">
            <text:p/>
          </table:table-cell>
          <table:table-cell table:style-name="ce33" table:formula="of:=IF(AND(0.15&lt;[.$Z29];[.$Z29]&lt;0.2; NOT([.V29]=&quot;&quot;));[.V29];&quot;&quot;)">
            <text:p/>
          </table:table-cell>
          <table:table-cell table:style-name="ce33" table:formula="of:=IF(AND(0.15&lt;[.$Z29];[.$Z29]&lt;0.2; NOT([.W29]=&quot;&quot;));[.W29];&quot;&quot;)">
            <text:p/>
          </table:table-cell>
          <table:table-cell table:style-name="ce33" table:formula="of:=IF(AND(0.15&lt;[.$Z29];[.$Z29]&lt;0.2; NOT([.X29]=&quot;&quot;));[.X29];&quot;&quot;)">
            <text:p/>
          </table:table-cell>
          <table:table-cell table:style-name="ce39" table:formula="of:=IF(AND(0.15&lt;[.$Z29];[.$Z29]&lt;0.2; NOT([.Y29]=&quot;&quot;));[.Y29];&quot;&quot;)">
            <text:p/>
          </table:table-cell>
          <table:table-cell table:style-name="ce33" table:formula="of:=IF(AND(0.15&lt;[.$Z29];[.$Z29]&lt;0.2; NOT([.Z29]=&quot;&quot;));[.Z29];&quot;&quot;)">
            <text:p/>
          </table:table-cell>
          <table:table-cell table:style-name="ce44" table:formula="of:=IF(AND(0.15&lt;[.$Z29];[.$Z29]&lt;0.2; NOT([.AA29]=&quot;&quot;));[.AA29];&quot;&quot;)">
            <text:p/>
          </table:table-cell>
          <table:table-cell table:style-name="Default" table:number-columns-repeated="3"/>
          <table:table-cell table:style-name="ce31" table:formula="of:=IF(AND(OR(0.15&gt;[.$Z29];[.$Z29]&gt;0.2);NOT([.A29]=&quot;&quot;));[.A29];&quot;&quot;)" office:value-type="float" office:value="25" calcext:value-type="float">
            <text:p>25</text:p>
          </table:table-cell>
          <table:table-cell table:style-name="ce33" table:formula="of:=IF(AND(OR(0.15&gt;[.$Z29];[.$Z29]&gt;0.2);NOT([.B29]=&quot;&quot;));[.B29];&quot;&quot;)" office:value-type="float" office:value="1.72788" calcext:value-type="float">
            <text:p>1.7279</text:p>
          </table:table-cell>
          <table:table-cell table:style-name="ce33" table:formula="of:=IF(AND(OR(0.15&gt;[.$Z29];[.$Z29]&gt;0.2);NOT([.C29]=&quot;&quot;));[.C29];&quot;&quot;)" office:value-type="float" office:value="-1.5708" calcext:value-type="float">
            <text:p>-1.5708</text:p>
          </table:table-cell>
          <table:table-cell table:style-name="ce33" table:formula="of:=IF(AND(OR(0.15&gt;[.$Z29];[.$Z29]&gt;0.2);NOT([.D29]=&quot;&quot;));[.D29];&quot;&quot;)" office:value-type="float" office:value="1.85005" calcext:value-type="float">
            <text:p>1.8501</text:p>
          </table:table-cell>
          <table:table-cell table:style-name="ce33" table:formula="of:=IF(AND(OR(0.15&gt;[.$Z29];[.$Z29]&gt;0.2);NOT([.E29]=&quot;&quot;));[.E29];&quot;&quot;)" office:value-type="float" office:value="-2.16421" calcext:value-type="float">
            <text:p>-2.1642</text:p>
          </table:table-cell>
          <table:table-cell table:style-name="ce33" table:formula="of:=IF(AND(OR(0.15&gt;[.$Z29];[.$Z29]&gt;0.2);NOT([.F29]=&quot;&quot;));[.F29];&quot;&quot;)" office:value-type="float" office:value="-1.48353" calcext:value-type="float">
            <text:p>-1.4835</text:p>
          </table:table-cell>
          <table:table-cell table:style-name="ce33" table:formula="of:=IF(AND(OR(0.15&gt;[.$Z29];[.$Z29]&gt;0.2);NOT([.G29]=&quot;&quot;));[.G29];&quot;&quot;)" office:value-type="float" office:value="-1.76278" calcext:value-type="float">
            <text:p>-1.7628</text:p>
          </table:table-cell>
          <table:table-cell table:style-name="ce33" table:formula="of:=IF(AND(OR(0.15&gt;[.$Z29];[.$Z29]&gt;0.2);NOT([.H29]=&quot;&quot;));[.H29];&quot;&quot;)">
            <text:p/>
          </table:table-cell>
          <table:table-cell table:style-name="ce33" table:formula="of:=IF(AND(OR(0.15&gt;[.$Z29];[.$Z29]&gt;0.2);NOT([.I29]=&quot;&quot;));[.I29];&quot;&quot;)">
            <text:p/>
          </table:table-cell>
          <table:table-cell table:style-name="ce39" table:formula="of:=IF(AND(OR(0.15&gt;[.$Z29];[.$Z29]&gt;0.2);NOT([.J29]=&quot;&quot;));[.J29];&quot;&quot;)" office:value-type="float" office:value="26" calcext:value-type="float">
            <text:p>26</text:p>
          </table:table-cell>
          <table:table-cell table:style-name="ce33" table:formula="of:=IF(AND(OR(0.15&gt;[.$Z29];[.$Z29]&gt;0.2);NOT([.K29]=&quot;&quot;));[.K29];&quot;&quot;)" office:value-type="float" office:value="0.3255" calcext:value-type="float">
            <text:p>0.3255</text:p>
          </table:table-cell>
          <table:table-cell table:style-name="ce33" table:formula="of:=IF(AND(OR(0.15&gt;[.$Z29];[.$Z29]&gt;0.2);NOT([.L29]=&quot;&quot;));[.L29];&quot;&quot;)" office:value-type="float" office:value="-0.1419" calcext:value-type="float">
            <text:p>-0.1419</text:p>
          </table:table-cell>
          <table:table-cell table:style-name="ce33" table:formula="of:=IF(AND(OR(0.15&gt;[.$Z29];[.$Z29]&gt;0.2);NOT([.M29]=&quot;&quot;));[.M29];&quot;&quot;)">
            <text:p/>
          </table:table-cell>
          <table:table-cell table:style-name="ce33" table:formula="of:=IF(AND(OR(0.15&gt;[.$Z29];[.$Z29]&gt;0.2);NOT([.N29]=&quot;&quot;));[.N29];&quot;&quot;)">
            <text:p/>
          </table:table-cell>
          <table:table-cell table:style-name="ce39" table:formula="of:=IF(AND(OR(0.15&gt;[.$Z29];[.$Z29]&gt;0.2);NOT([.O29]=&quot;&quot;));[.O29];&quot;&quot;)" office:value-type="float" office:value="25" calcext:value-type="float">
            <text:p>25</text:p>
          </table:table-cell>
          <table:table-cell table:style-name="ce33" table:formula="of:=IF(AND(OR(0.15&gt;[.$Z29];[.$Z29]&gt;0.2);NOT([.P29]=&quot;&quot;));[.P29];&quot;&quot;)" office:value-type="float" office:value="2.2814" calcext:value-type="float">
            <text:p>2.2814</text:p>
          </table:table-cell>
          <table:table-cell table:style-name="ce33" table:formula="of:=IF(AND(OR(0.15&gt;[.$Z29];[.$Z29]&gt;0.2);NOT([.Q29]=&quot;&quot;));[.Q29];&quot;&quot;)" office:value-type="float" office:value="-2.2814" calcext:value-type="float">
            <text:p>-2.2814</text:p>
          </table:table-cell>
          <table:table-cell table:style-name="ce33" table:formula="of:=IF(AND(OR(0.15&gt;[.$Z29];[.$Z29]&gt;0.2);NOT([.R29]=&quot;&quot;));[.R29];&quot;&quot;)" office:value-type="float" office:value="38" calcext:value-type="float">
            <text:p>38.0000</text:p>
          </table:table-cell>
          <table:table-cell table:style-name="ce33" table:formula="of:=IF(AND(OR(0.15&gt;[.$Z29];[.$Z29]&gt;0.2);NOT([.S29]=&quot;&quot;));[.S29];&quot;&quot;)" office:value-type="float" office:value="2.9047457411" calcext:value-type="float">
            <text:p>2.9047</text:p>
          </table:table-cell>
          <table:table-cell table:style-name="ce39" table:formula="of:=IF(AND(OR(0.15&gt;[.$Z29];[.$Z29]&gt;0.2);NOT([.T29]=&quot;&quot;));[.T29];&quot;&quot;)" office:value-type="float" office:value="-1" calcext:value-type="float">
            <text:p>-1</text:p>
          </table:table-cell>
          <table:table-cell table:style-name="ce39" table:formula="of:=IF(AND(OR(0.15&gt;[.$Z29];[.$Z29]&gt;0.2);NOT([.U29]=&quot;&quot;));[.U29];&quot;&quot;)" office:value-type="float" office:value="0" calcext:value-type="float">
            <text:p>0</text:p>
          </table:table-cell>
          <table:table-cell table:style-name="ce33" table:formula="of:=IF(AND(OR(0.15&gt;[.$Z29];[.$Z29]&gt;0.2);NOT([.V29]=&quot;&quot;));[.V29];&quot;&quot;)" office:value-type="float" office:value="0" calcext:value-type="float">
            <text:p>0.0000</text:p>
          </table:table-cell>
          <table:table-cell table:style-name="ce33" table:formula="of:=IF(AND(OR(0.15&gt;[.$Z29];[.$Z29]&gt;0.2);NOT([.W29]=&quot;&quot;));[.W29];&quot;&quot;)">
            <text:p/>
          </table:table-cell>
          <table:table-cell table:style-name="ce33" table:formula="of:=IF(AND(OR(0.15&gt;[.$Z29];[.$Z29]&gt;0.2);NOT([.X29]=&quot;&quot;));[.X29];&quot;&quot;)">
            <text:p/>
          </table:table-cell>
          <table:table-cell table:style-name="ce39" table:formula="of:=IF(AND(OR(0.15&gt;[.$Z29];[.$Z29]&gt;0.2);NOT([.Y29]=&quot;&quot;));[.Y29];&quot;&quot;)" office:value-type="float" office:value="25" calcext:value-type="float">
            <text:p>25</text:p>
          </table:table-cell>
          <table:table-cell table:style-name="ce33" table:formula="of:=IF(AND(OR(0.15&gt;[.$Z29];[.$Z29]&gt;0.2);NOT([.Z29]=&quot;&quot;));[.Z29];&quot;&quot;)" office:value-type="float" office:value="0.2538" calcext:value-type="float">
            <text:p>0.2538</text:p>
          </table:table-cell>
          <table:table-cell table:style-name="ce44" table:formula="of:=IF(AND(OR(0.15&gt;[.$Z29];[.$Z29]&gt;0.2);NOT([.AA29]=&quot;&quot;));[.AA29];&quot;&quot;)" office:value-type="float" office:value="-0.7896" calcext:value-type="float">
            <text:p>-0.7896</text:p>
          </table:table-cell>
          <table:table-cell table:style-name="Default" table:number-columns-repeated="3"/>
          <table:table-cell table:style-name="ce4" table:formula="of:=IF(AND([.$U29] = 1;NOT([.A29]=&quot;&quot;));[.A29];&quot;&quot;)">
            <text:p/>
          </table:table-cell>
          <table:table-cell table:style-name="ce110" table:formula="of:=IF(AND([.$U29] = 1;NOT([.B29]=&quot;&quot;));[.B29];&quot;&quot;)">
            <text:p/>
          </table:table-cell>
          <table:table-cell table:style-name="ce110" table:formula="of:=IF(AND([.$U29] = 1;NOT([.C29]=&quot;&quot;));[.C29];&quot;&quot;)">
            <text:p/>
          </table:table-cell>
          <table:table-cell table:style-name="ce110" table:formula="of:=IF(AND([.$U29] = 1;NOT([.D29]=&quot;&quot;));[.D29];&quot;&quot;)">
            <text:p/>
          </table:table-cell>
          <table:table-cell table:style-name="ce110" table:formula="of:=IF(AND([.$U29] = 1;NOT([.E29]=&quot;&quot;));[.E29];&quot;&quot;)">
            <text:p/>
          </table:table-cell>
          <table:table-cell table:style-name="ce110" table:formula="of:=IF(AND([.$U29] = 1;NOT([.F29]=&quot;&quot;));[.F29];&quot;&quot;)">
            <text:p/>
          </table:table-cell>
          <table:table-cell table:style-name="ce110" table:formula="of:=IF(AND([.$U29] = 1;NOT([.G29]=&quot;&quot;));[.G29];&quot;&quot;)">
            <text:p/>
          </table:table-cell>
          <table:table-cell table:style-name="ce110" table:formula="of:=IF(AND([.$U29] = 1;NOT([.H29]=&quot;&quot;));[.H29];&quot;&quot;)">
            <text:p/>
          </table:table-cell>
          <table:table-cell table:style-name="ce110" table:formula="of:=IF(AND([.$U29] = 1;NOT([.I29]=&quot;&quot;));[.I29];&quot;&quot;)">
            <text:p/>
          </table:table-cell>
          <table:table-cell table:style-name="ce110" table:formula="of:=IF(AND([.$U29] = 1;NOT([.J29]=&quot;&quot;));[.J29];&quot;&quot;)">
            <text:p/>
          </table:table-cell>
          <table:table-cell table:style-name="ce110" table:formula="of:=IF(AND([.$U29] = 1;NOT([.K29]=&quot;&quot;));[.K29];&quot;&quot;)">
            <text:p/>
          </table:table-cell>
          <table:table-cell table:style-name="ce110" table:formula="of:=IF(AND([.$U29] = 1;NOT([.L29]=&quot;&quot;));[.L29];&quot;&quot;)">
            <text:p/>
          </table:table-cell>
          <table:table-cell table:style-name="ce110" table:formula="of:=IF(AND([.$U29] = 1;NOT([.M29]=&quot;&quot;));[.M29];&quot;&quot;)">
            <text:p/>
          </table:table-cell>
          <table:table-cell table:style-name="ce110" table:formula="of:=IF(AND([.$U29] = 1;NOT([.N29]=&quot;&quot;));[.N29];&quot;&quot;)">
            <text:p/>
          </table:table-cell>
          <table:table-cell table:style-name="ce110" table:formula="of:=IF(AND([.$U29] = 1;NOT([.O29]=&quot;&quot;));[.O29];&quot;&quot;)">
            <text:p/>
          </table:table-cell>
          <table:table-cell table:style-name="ce110" table:formula="of:=IF(AND([.$U29] = 1;NOT([.P29]=&quot;&quot;));[.P29];&quot;&quot;)">
            <text:p/>
          </table:table-cell>
          <table:table-cell table:style-name="ce110" table:formula="of:=IF(AND([.$U29] = 1;NOT([.Q29]=&quot;&quot;));[.Q29];&quot;&quot;)">
            <text:p/>
          </table:table-cell>
          <table:table-cell table:style-name="ce110" table:formula="of:=IF(AND([.$U29] = 1;NOT([.R29]=&quot;&quot;));[.R29];&quot;&quot;)">
            <text:p/>
          </table:table-cell>
          <table:table-cell table:style-name="ce110" table:formula="of:=IF(AND([.$U29] = 1;NOT([.S29]=&quot;&quot;));[.S29];&quot;&quot;)">
            <text:p/>
          </table:table-cell>
          <table:table-cell table:style-name="ce110" table:formula="of:=IF(AND([.$U29] = 1;NOT([.T29]=&quot;&quot;));[.T29];&quot;&quot;)">
            <text:p/>
          </table:table-cell>
          <table:table-cell table:style-name="ce110" table:formula="of:=IF(AND([.$U29] = 1;NOT([.U29]=&quot;&quot;));[.U29];&quot;&quot;)">
            <text:p/>
          </table:table-cell>
          <table:table-cell table:style-name="ce110" table:formula="of:=IF(AND([.$U29] = 1;NOT([.V29]=&quot;&quot;));[.V29];&quot;&quot;)">
            <text:p/>
          </table:table-cell>
          <table:table-cell table:style-name="ce110" table:formula="of:=IF(AND([.$U29] = 1;NOT([.W29]=&quot;&quot;));[.W29];&quot;&quot;)">
            <text:p/>
          </table:table-cell>
          <table:table-cell table:style-name="ce110" table:formula="of:=IF(AND([.$U29] = 1;NOT([.X29]=&quot;&quot;));[.X29];&quot;&quot;)">
            <text:p/>
          </table:table-cell>
          <table:table-cell table:style-name="ce110" table:formula="of:=IF(AND([.$U29] = 1;NOT([.Y29]=&quot;&quot;));[.Y29];&quot;&quot;)">
            <text:p/>
          </table:table-cell>
          <table:table-cell table:style-name="ce121" table:formula="of:=IF(AND([.$U29] = 1;NOT([.Z29]=&quot;&quot;));[.Z29];&quot;&quot;)">
            <text:p/>
          </table:table-cell>
          <table:table-cell table:style-name="ce25" table:formula="of:=IF(AND([.$U29] = 1;NOT([.AA29]=&quot;&quot;));[.AA29];&quot;&quot;)">
            <text:p/>
          </table:table-cell>
          <table:table-cell table:style-name="Default" table:number-columns-repeated="3"/>
          <table:table-cell table:style-name="ce4" table:formula="of:=IF(AND([.$U29] = 0;NOT([.A29]=&quot;&quot;));[.A29];&quot;&quot;)" office:value-type="float" office:value="25" calcext:value-type="float">
            <text:p>25</text:p>
          </table:table-cell>
          <table:table-cell table:style-name="ce110" table:formula="of:=IF(AND([.$U29] = 0;NOT([.B29]=&quot;&quot;));[.B29];&quot;&quot;)" office:value-type="float" office:value="1.72788" calcext:value-type="float">
            <text:p>1.72788</text:p>
          </table:table-cell>
          <table:table-cell table:style-name="ce110" table:formula="of:=IF(AND([.$U29] = 0;NOT([.C29]=&quot;&quot;));[.C29];&quot;&quot;)" office:value-type="float" office:value="-1.5708" calcext:value-type="float">
            <text:p>-1.5708</text:p>
          </table:table-cell>
          <table:table-cell table:style-name="ce110" table:formula="of:=IF(AND([.$U29] = 0;NOT([.D29]=&quot;&quot;));[.D29];&quot;&quot;)" office:value-type="float" office:value="1.85005" calcext:value-type="float">
            <text:p>1.85005</text:p>
          </table:table-cell>
          <table:table-cell table:style-name="ce110" table:formula="of:=IF(AND([.$U29] = 0;NOT([.E29]=&quot;&quot;));[.E29];&quot;&quot;)" office:value-type="float" office:value="-2.16421" calcext:value-type="float">
            <text:p>-2.16421</text:p>
          </table:table-cell>
          <table:table-cell table:style-name="ce110" table:formula="of:=IF(AND([.$U29] = 0;NOT([.F29]=&quot;&quot;));[.F29];&quot;&quot;)" office:value-type="float" office:value="-1.48353" calcext:value-type="float">
            <text:p>-1.48353</text:p>
          </table:table-cell>
          <table:table-cell table:style-name="ce110" table:formula="of:=IF(AND([.$U29] = 0;NOT([.G29]=&quot;&quot;));[.G29];&quot;&quot;)" office:value-type="float" office:value="-1.76278" calcext:value-type="float">
            <text:p>-1.76278</text:p>
          </table:table-cell>
          <table:table-cell table:style-name="ce110" table:formula="of:=IF(AND([.$U29] = 0;NOT([.H29]=&quot;&quot;));[.H29];&quot;&quot;)">
            <text:p/>
          </table:table-cell>
          <table:table-cell table:style-name="ce110" table:formula="of:=IF(AND([.$U29] = 0;NOT([.I29]=&quot;&quot;));[.I29];&quot;&quot;)">
            <text:p/>
          </table:table-cell>
          <table:table-cell table:style-name="ce110" table:formula="of:=IF(AND([.$U29] = 0;NOT([.J29]=&quot;&quot;));[.J29];&quot;&quot;)" office:value-type="float" office:value="26" calcext:value-type="float">
            <text:p>26</text:p>
          </table:table-cell>
          <table:table-cell table:style-name="ce113" table:formula="of:=IF(AND([.$U29] = 0;NOT([.K29]=&quot;&quot;));[.K29];&quot;&quot;)" office:value-type="float" office:value="0.3255" calcext:value-type="float">
            <text:p>0.3255</text:p>
          </table:table-cell>
          <table:table-cell table:style-name="ce113" table:formula="of:=IF(AND([.$U29] = 0;NOT([.L29]=&quot;&quot;));[.L29];&quot;&quot;)" office:value-type="float" office:value="-0.1419" calcext:value-type="float">
            <text:p>-0.1419</text:p>
          </table:table-cell>
          <table:table-cell table:style-name="ce110" table:formula="of:=IF(AND([.$U29] = 0;NOT([.M29]=&quot;&quot;));[.M29];&quot;&quot;)">
            <text:p/>
          </table:table-cell>
          <table:table-cell table:style-name="ce110" table:formula="of:=IF(AND([.$U29] = 0;NOT([.N29]=&quot;&quot;));[.N29];&quot;&quot;)">
            <text:p/>
          </table:table-cell>
          <table:table-cell table:style-name="ce110" table:formula="of:=IF(AND([.$U29] = 0;NOT([.O29]=&quot;&quot;));[.O29];&quot;&quot;)" office:value-type="float" office:value="25" calcext:value-type="float">
            <text:p>25</text:p>
          </table:table-cell>
          <table:table-cell table:style-name="ce110" table:formula="of:=IF(AND([.$U29] = 0;NOT([.P29]=&quot;&quot;));[.P29];&quot;&quot;)" office:value-type="float" office:value="2.2814" calcext:value-type="float">
            <text:p>2.2814</text:p>
          </table:table-cell>
          <table:table-cell table:style-name="ce110" table:formula="of:=IF(AND([.$U29] = 0;NOT([.Q29]=&quot;&quot;));[.Q29];&quot;&quot;)" office:value-type="float" office:value="-2.2814" calcext:value-type="float">
            <text:p>-2.2814</text:p>
          </table:table-cell>
          <table:table-cell table:style-name="ce110" table:formula="of:=IF(AND([.$U29] = 0;NOT([.R29]=&quot;&quot;));[.R29];&quot;&quot;)" office:value-type="float" office:value="38" calcext:value-type="float">
            <text:p>38</text:p>
          </table:table-cell>
          <table:table-cell table:style-name="ce110" table:formula="of:=IF(AND([.$U29] = 0;NOT([.S29]=&quot;&quot;));[.S29];&quot;&quot;)" office:value-type="float" office:value="2.9047457411" calcext:value-type="float">
            <text:p>2.9047457411</text:p>
          </table:table-cell>
          <table:table-cell table:style-name="ce110" table:formula="of:=IF(AND([.$U29] = 0;NOT([.T29]=&quot;&quot;));[.T29];&quot;&quot;)" office:value-type="float" office:value="-1" calcext:value-type="float">
            <text:p>-1</text:p>
          </table:table-cell>
          <table:table-cell table:style-name="ce110" table:formula="of:=IF(AND([.$U29] = 0;NOT([.U29]=&quot;&quot;));[.U29];&quot;&quot;)" office:value-type="float" office:value="0" calcext:value-type="float">
            <text:p>0</text:p>
          </table:table-cell>
          <table:table-cell table:style-name="ce110" table:formula="of:=IF(AND([.$U29] = 0;NOT([.V29]=&quot;&quot;));[.V29];&quot;&quot;)" office:value-type="float" office:value="0" calcext:value-type="float">
            <text:p>0</text:p>
          </table:table-cell>
          <table:table-cell table:style-name="ce110" table:formula="of:=IF(AND([.$U29] = 0;NOT([.W29]=&quot;&quot;));[.W29];&quot;&quot;)">
            <text:p/>
          </table:table-cell>
          <table:table-cell table:style-name="ce110" table:formula="of:=IF(AND([.$U29] = 0;NOT([.X29]=&quot;&quot;));[.X29];&quot;&quot;)">
            <text:p/>
          </table:table-cell>
          <table:table-cell table:style-name="ce110" table:formula="of:=IF(AND([.$U29] = 0;NOT([.Y29]=&quot;&quot;));[.Y29];&quot;&quot;)" office:value-type="float" office:value="25" calcext:value-type="float">
            <text:p>25</text:p>
          </table:table-cell>
          <table:table-cell table:style-name="ce110" table:formula="of:=IF(AND([.$U29] = 0;NOT([.Z29]=&quot;&quot;));[.Z29];&quot;&quot;)" office:value-type="float" office:value="0.2538" calcext:value-type="float">
            <text:p>0.2538</text:p>
          </table:table-cell>
          <table:table-cell table:style-name="ce25" table:formula="of:=IF(AND([.$U29] = 0;NOT([.AA29]=&quot;&quot;));[.AA29];&quot;&quot;)" office:value-type="float" office:value="-0.7896" calcext:value-type="float">
            <text:p>-0.7896</text:p>
          </table:table-cell>
          <table:table-cell table:style-name="Default" table:number-columns-repeated="3"/>
          <table:table-cell table:style-name="ce126" table:formula="of:=IF(AND(0.1&lt;[.$Z29];[.$Z29]&lt;0.25; NOT([.A29]=&quot;&quot;));[.A29];&quot;&quot;)">
            <text:p/>
          </table:table-cell>
          <table:table-cell table:style-name="ce44" table:formula="of:=IF(AND(0.1&lt;[.$Z29];[.$Z29]&lt;0.25; NOT([.B29]=&quot;&quot;));[.B29];&quot;&quot;)">
            <text:p/>
          </table:table-cell>
          <table:table-cell table:style-name="ce44" table:formula="of:=IF(AND(0.1&lt;[.$Z29];[.$Z29]&lt;0.25; NOT([.C29]=&quot;&quot;));[.C29];&quot;&quot;)">
            <text:p/>
          </table:table-cell>
          <table:table-cell table:style-name="ce44" table:formula="of:=IF(AND(0.1&lt;[.$Z29];[.$Z29]&lt;0.25; NOT([.D29]=&quot;&quot;));[.D29];&quot;&quot;)">
            <text:p/>
          </table:table-cell>
          <table:table-cell table:style-name="ce44" table:formula="of:=IF(AND(0.1&lt;[.$Z29];[.$Z29]&lt;0.25; NOT([.E29]=&quot;&quot;));[.E29];&quot;&quot;)">
            <text:p/>
          </table:table-cell>
          <table:table-cell table:style-name="ce44" table:formula="of:=IF(AND(0.1&lt;[.$Z29];[.$Z29]&lt;0.25; NOT([.F29]=&quot;&quot;));[.F29];&quot;&quot;)">
            <text:p/>
          </table:table-cell>
          <table:table-cell table:style-name="ce44" table:formula="of:=IF(AND(0.1&lt;[.$Z29];[.$Z29]&lt;0.25; NOT([.G29]=&quot;&quot;));[.G29];&quot;&quot;)">
            <text:p/>
          </table:table-cell>
          <table:table-cell table:style-name="ce44" table:formula="of:=IF(AND(0.1&lt;[.$Z29];[.$Z29]&lt;0.25; NOT([.H29]=&quot;&quot;));[.H29];&quot;&quot;)">
            <text:p/>
          </table:table-cell>
          <table:table-cell table:style-name="ce44" table:formula="of:=IF(AND(0.1&lt;[.$Z29];[.$Z29]&lt;0.25; NOT([.I29]=&quot;&quot;));[.I29];&quot;&quot;)">
            <text:p/>
          </table:table-cell>
          <table:table-cell table:style-name="ce44" table:formula="of:=IF(AND(0.1&lt;[.$Z29];[.$Z29]&lt;0.25; NOT([.J29]=&quot;&quot;));[.J29];&quot;&quot;)">
            <text:p/>
          </table:table-cell>
          <table:table-cell table:style-name="ce44" table:formula="of:=IF(AND(0.1&lt;[.$Z29];[.$Z29]&lt;0.25; NOT([.K29]=&quot;&quot;));[.K29];&quot;&quot;)">
            <text:p/>
          </table:table-cell>
          <table:table-cell table:style-name="ce44" table:formula="of:=IF(AND(0.1&lt;[.$Z29];[.$Z29]&lt;0.25; NOT([.L29]=&quot;&quot;));[.L29];&quot;&quot;)">
            <text:p/>
          </table:table-cell>
          <table:table-cell table:style-name="ce44" table:formula="of:=IF(AND(0.1&lt;[.$Z29];[.$Z29]&lt;0.25; NOT([.M29]=&quot;&quot;));[.M29];&quot;&quot;)">
            <text:p/>
          </table:table-cell>
          <table:table-cell table:style-name="ce44" table:formula="of:=IF(AND(0.1&lt;[.$Z29];[.$Z29]&lt;0.25; NOT([.N29]=&quot;&quot;));[.N29];&quot;&quot;)">
            <text:p/>
          </table:table-cell>
          <table:table-cell table:style-name="ce44" table:formula="of:=IF(AND(0.1&lt;[.$Z29];[.$Z29]&lt;0.25; NOT([.O29]=&quot;&quot;));[.O29];&quot;&quot;)">
            <text:p/>
          </table:table-cell>
          <table:table-cell table:style-name="ce44" table:formula="of:=IF(AND(0.1&lt;[.$Z29];[.$Z29]&lt;0.25; NOT([.P29]=&quot;&quot;));[.P29];&quot;&quot;)">
            <text:p/>
          </table:table-cell>
          <table:table-cell table:style-name="ce44" table:formula="of:=IF(AND(0.1&lt;[.$Z29];[.$Z29]&lt;0.25; NOT([.Q29]=&quot;&quot;));[.Q29];&quot;&quot;)">
            <text:p/>
          </table:table-cell>
          <table:table-cell table:style-name="ce44" table:formula="of:=IF(AND(0.1&lt;[.$Z29];[.$Z29]&lt;0.25; NOT([.R29]=&quot;&quot;));[.R29];&quot;&quot;)">
            <text:p/>
          </table:table-cell>
          <table:table-cell table:style-name="ce44" table:formula="of:=IF(AND(0.1&lt;[.$Z29];[.$Z29]&lt;0.25; NOT([.S29]=&quot;&quot;));[.S29];&quot;&quot;)">
            <text:p/>
          </table:table-cell>
          <table:table-cell table:style-name="ce44" table:formula="of:=IF(AND(0.1&lt;[.$Z29];[.$Z29]&lt;0.25; NOT([.T29]=&quot;&quot;));[.T29];&quot;&quot;)">
            <text:p/>
          </table:table-cell>
          <table:table-cell table:style-name="ce44" table:formula="of:=IF(AND(0.1&lt;[.$Z29];[.$Z29]&lt;0.25; NOT([.U29]=&quot;&quot;));[.U29];&quot;&quot;)">
            <text:p/>
          </table:table-cell>
          <table:table-cell table:style-name="ce44" table:formula="of:=IF(AND(0.1&lt;[.$Z29];[.$Z29]&lt;0.25; NOT([.V29]=&quot;&quot;));[.V29];&quot;&quot;)">
            <text:p/>
          </table:table-cell>
          <table:table-cell table:style-name="ce44" table:formula="of:=IF(AND(0.1&lt;[.$Z29];[.$Z29]&lt;0.25; NOT([.W29]=&quot;&quot;));[.W29];&quot;&quot;)">
            <text:p/>
          </table:table-cell>
          <table:table-cell table:style-name="ce44" table:formula="of:=IF(AND(0.1&lt;[.$Z29];[.$Z29]&lt;0.25; NOT([.X29]=&quot;&quot;));[.X29];&quot;&quot;)">
            <text:p/>
          </table:table-cell>
          <table:table-cell table:style-name="ce44" table:formula="of:=IF(AND(0.1&lt;[.$Z29];[.$Z29]&lt;0.25; NOT([.Y29]=&quot;&quot;));[.Y29];&quot;&quot;)">
            <text:p/>
          </table:table-cell>
          <table:table-cell table:style-name="ce44" table:formula="of:=IF(AND(0.1&lt;[.$Z29];[.$Z29]&lt;0.25; NOT([.Z29]=&quot;&quot;));[.Z29];&quot;&quot;)">
            <text:p/>
          </table:table-cell>
          <table:table-cell table:style-name="ce44" table:formula="of:=IF(AND(0.1&lt;[.$Z29];[.$Z29]&lt;0.25; NOT([.AA29]=&quot;&quot;));[.AA29];&quot;&quot;)">
            <text:p/>
          </table:table-cell>
          <table:table-cell table:style-name="Default" table:number-columns-repeated="3"/>
          <table:table-cell table:style-name="ce126" table:formula="of:=IF(AND(OR(0.1&gt;[.$Z29];[.$Z29]&gt;0.25);NOT([.A29]=&quot;&quot;));[.A29];&quot;&quot;)" office:value-type="float" office:value="25" calcext:value-type="float">
            <text:p>25.0000</text:p>
          </table:table-cell>
          <table:table-cell table:style-name="ce44" table:formula="of:=IF(AND(OR(0.1&gt;[.$Z29];[.$Z29]&gt;0.25);NOT([.B29]=&quot;&quot;));[.B29];&quot;&quot;)" office:value-type="float" office:value="1.72788" calcext:value-type="float">
            <text:p>1.7279</text:p>
          </table:table-cell>
          <table:table-cell table:style-name="ce44" table:formula="of:=IF(AND(OR(0.1&gt;[.$Z29];[.$Z29]&gt;0.25);NOT([.C29]=&quot;&quot;));[.C29];&quot;&quot;)" office:value-type="float" office:value="-1.5708" calcext:value-type="float">
            <text:p>-1.5708</text:p>
          </table:table-cell>
          <table:table-cell table:style-name="ce44" table:formula="of:=IF(AND(OR(0.1&gt;[.$Z29];[.$Z29]&gt;0.25);NOT([.D29]=&quot;&quot;));[.D29];&quot;&quot;)" office:value-type="float" office:value="1.85005" calcext:value-type="float">
            <text:p>1.8501</text:p>
          </table:table-cell>
          <table:table-cell table:style-name="ce44" table:formula="of:=IF(AND(OR(0.1&gt;[.$Z29];[.$Z29]&gt;0.25);NOT([.E29]=&quot;&quot;));[.E29];&quot;&quot;)" office:value-type="float" office:value="-2.16421" calcext:value-type="float">
            <text:p>-2.1642</text:p>
          </table:table-cell>
          <table:table-cell table:style-name="ce44" table:formula="of:=IF(AND(OR(0.1&gt;[.$Z29];[.$Z29]&gt;0.25);NOT([.F29]=&quot;&quot;));[.F29];&quot;&quot;)" office:value-type="float" office:value="-1.48353" calcext:value-type="float">
            <text:p>-1.4835</text:p>
          </table:table-cell>
          <table:table-cell table:style-name="ce44" table:formula="of:=IF(AND(OR(0.1&gt;[.$Z29];[.$Z29]&gt;0.25);NOT([.G29]=&quot;&quot;));[.G29];&quot;&quot;)" office:value-type="float" office:value="-1.76278" calcext:value-type="float">
            <text:p>-1.7628</text:p>
          </table:table-cell>
          <table:table-cell table:style-name="ce44" table:formula="of:=IF(AND(OR(0.1&gt;[.$Z29];[.$Z29]&gt;0.25);NOT([.H29]=&quot;&quot;));[.H29];&quot;&quot;)">
            <text:p/>
          </table:table-cell>
          <table:table-cell table:style-name="ce44" table:formula="of:=IF(AND(OR(0.1&gt;[.$Z29];[.$Z29]&gt;0.25);NOT([.I29]=&quot;&quot;));[.I29];&quot;&quot;)">
            <text:p/>
          </table:table-cell>
          <table:table-cell table:style-name="ce44" table:formula="of:=IF(AND(OR(0.1&gt;[.$Z29];[.$Z29]&gt;0.25);NOT([.J29]=&quot;&quot;));[.J29];&quot;&quot;)" office:value-type="float" office:value="26" calcext:value-type="float">
            <text:p>26.0000</text:p>
          </table:table-cell>
          <table:table-cell table:style-name="ce44" table:formula="of:=IF(AND(OR(0.1&gt;[.$Z29];[.$Z29]&gt;0.25);NOT([.K29]=&quot;&quot;));[.K29];&quot;&quot;)" office:value-type="float" office:value="0.3255" calcext:value-type="float">
            <text:p>0.3255</text:p>
          </table:table-cell>
          <table:table-cell table:style-name="ce44" table:formula="of:=IF(AND(OR(0.1&gt;[.$Z29];[.$Z29]&gt;0.25);NOT([.L29]=&quot;&quot;));[.L29];&quot;&quot;)" office:value-type="float" office:value="-0.1419" calcext:value-type="float">
            <text:p>-0.1419</text:p>
          </table:table-cell>
          <table:table-cell table:style-name="ce44" table:formula="of:=IF(AND(OR(0.1&gt;[.$Z29];[.$Z29]&gt;0.25);NOT([.M29]=&quot;&quot;));[.M29];&quot;&quot;)">
            <text:p/>
          </table:table-cell>
          <table:table-cell table:style-name="ce44" table:formula="of:=IF(AND(OR(0.1&gt;[.$Z29];[.$Z29]&gt;0.25);NOT([.N29]=&quot;&quot;));[.N29];&quot;&quot;)">
            <text:p/>
          </table:table-cell>
          <table:table-cell table:style-name="ce128" table:formula="of:=IF(AND(OR(0.1&gt;[.$Z29];[.$Z29]&gt;0.25);NOT([.O29]=&quot;&quot;));[.O29];&quot;&quot;)" office:value-type="float" office:value="25" calcext:value-type="float">
            <text:p>25</text:p>
          </table:table-cell>
          <table:table-cell table:style-name="ce44" table:formula="of:=IF(AND(OR(0.1&gt;[.$Z29];[.$Z29]&gt;0.25);NOT([.P29]=&quot;&quot;));[.P29];&quot;&quot;)" office:value-type="float" office:value="2.2814" calcext:value-type="float">
            <text:p>2.2814</text:p>
          </table:table-cell>
          <table:table-cell table:style-name="ce44" table:formula="of:=IF(AND(OR(0.1&gt;[.$Z29];[.$Z29]&gt;0.25);NOT([.Q29]=&quot;&quot;));[.Q29];&quot;&quot;)" office:value-type="float" office:value="-2.2814" calcext:value-type="float">
            <text:p>-2.2814</text:p>
          </table:table-cell>
          <table:table-cell table:style-name="ce44" table:formula="of:=IF(AND(OR(0.1&gt;[.$Z29];[.$Z29]&gt;0.25);NOT([.R29]=&quot;&quot;));[.R29];&quot;&quot;)" office:value-type="float" office:value="38" calcext:value-type="float">
            <text:p>38.0000</text:p>
          </table:table-cell>
          <table:table-cell table:style-name="ce44" table:formula="of:=IF(AND(OR(0.1&gt;[.$Z29];[.$Z29]&gt;0.25);NOT([.S29]=&quot;&quot;));[.S29];&quot;&quot;)" office:value-type="float" office:value="2.9047457411" calcext:value-type="float">
            <text:p>2.9047</text:p>
          </table:table-cell>
          <table:table-cell table:style-name="ce44" table:formula="of:=IF(AND(OR(0.1&gt;[.$Z29];[.$Z29]&gt;0.25);NOT([.T29]=&quot;&quot;));[.T29];&quot;&quot;)" office:value-type="float" office:value="-1" calcext:value-type="float">
            <text:p>-1.0000</text:p>
          </table:table-cell>
          <table:table-cell table:style-name="ce44" table:formula="of:=IF(AND(OR(0.1&gt;[.$Z29];[.$Z29]&gt;0.25);NOT([.U29]=&quot;&quot;));[.U29];&quot;&quot;)" office:value-type="float" office:value="0" calcext:value-type="float">
            <text:p>0.0000</text:p>
          </table:table-cell>
          <table:table-cell table:style-name="ce44" table:formula="of:=IF(AND(OR(0.1&gt;[.$Z29];[.$Z29]&gt;0.25);NOT([.V29]=&quot;&quot;));[.V29];&quot;&quot;)" office:value-type="float" office:value="0" calcext:value-type="float">
            <text:p>0.0000</text:p>
          </table:table-cell>
          <table:table-cell table:style-name="ce44" table:formula="of:=IF(AND(OR(0.1&gt;[.$Z29];[.$Z29]&gt;0.25);NOT([.W29]=&quot;&quot;));[.W29];&quot;&quot;)">
            <text:p/>
          </table:table-cell>
          <table:table-cell table:style-name="ce44" table:formula="of:=IF(AND(OR(0.1&gt;[.$Z29];[.$Z29]&gt;0.25);NOT([.X29]=&quot;&quot;));[.X29];&quot;&quot;)">
            <text:p/>
          </table:table-cell>
          <table:table-cell table:style-name="ce128" table:formula="of:=IF(AND(OR(0.1&gt;[.$Z29];[.$Z29]&gt;0.25);NOT([.Y29]=&quot;&quot;));[.Y29];&quot;&quot;)" office:value-type="float" office:value="25" calcext:value-type="float">
            <text:p>25</text:p>
          </table:table-cell>
          <table:table-cell table:style-name="ce44" table:formula="of:=IF(AND(OR(0.1&gt;[.$Z29];[.$Z29]&gt;0.25);NOT([.Z29]=&quot;&quot;));[.Z29];&quot;&quot;)" office:value-type="float" office:value="0.2538" calcext:value-type="float">
            <text:p>0.2538</text:p>
          </table:table-cell>
          <table:table-cell table:style-name="ce44" table:formula="of:=IF(AND(OR(0.1&gt;[.$Z29];[.$Z29]&gt;0.25);NOT([.AA29]=&quot;&quot;));[.AA29];&quot;&quot;)" office:value-type="float" office:value="-0.7896" calcext:value-type="float">
            <text:p>-0.7896</text:p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27" calcext:value-type="float">
            <text:p>27</text:p>
          </table:table-cell>
          <table:table-cell table:style-name="ce15" office:value-type="float" office:value="0.3255" calcext:value-type="float">
            <text:p>0.3255</text:p>
          </table:table-cell>
          <table:table-cell table:style-name="ce15" office:value-type="float" office:value="-0.1419" calcext:value-type="float">
            <text:p>-0.1419</text:p>
          </table:table-cell>
          <table:table-cell table:style-name="Default" table:number-columns-repeated="2"/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.2746" calcext:value-type="float">
            <text:p>2.2746</text:p>
          </table:table-cell>
          <table:table-cell table:style-name="ce10" office:value-type="float" office:value="-2.2746" calcext:value-type="float">
            <text:p>-2.274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.1707656776" calcext:value-type="float">
            <text:p>3.1707656776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0.2538" calcext:value-type="float">
            <text:p>0.2538</text:p>
          </table:table-cell>
          <table:table-cell table:style-name="ce25" office:value-type="float" office:value="-0.7896" calcext:value-type="float">
            <text:p>-0.7896</text:p>
          </table:table-cell>
          <table:table-cell table:style-name="Default" table:number-columns-repeated="3"/>
          <table:table-cell table:style-name="ce31" table:formula="of:=IF(AND(0.15&lt;[.$Z30];[.$Z30]&lt;0.2; NOT([.A30]=&quot;&quot;));[.A30];&quot;&quot;)">
            <text:p/>
          </table:table-cell>
          <table:table-cell table:style-name="ce33" table:formula="of:=IF(AND(0.15&lt;[.$Z30];[.$Z30]&lt;0.2; NOT([.B30]=&quot;&quot;));[.B30];&quot;&quot;)">
            <text:p/>
          </table:table-cell>
          <table:table-cell table:style-name="ce33" table:formula="of:=IF(AND(0.15&lt;[.$Z30];[.$Z30]&lt;0.2; NOT([.C30]=&quot;&quot;));[.C30];&quot;&quot;)">
            <text:p/>
          </table:table-cell>
          <table:table-cell table:style-name="ce33" table:formula="of:=IF(AND(0.15&lt;[.$Z30];[.$Z30]&lt;0.2; NOT([.D30]=&quot;&quot;));[.D30];&quot;&quot;)">
            <text:p/>
          </table:table-cell>
          <table:table-cell table:style-name="ce33" table:formula="of:=IF(AND(0.15&lt;[.$Z30];[.$Z30]&lt;0.2; NOT([.E30]=&quot;&quot;));[.E30];&quot;&quot;)">
            <text:p/>
          </table:table-cell>
          <table:table-cell table:style-name="ce33" table:formula="of:=IF(AND(0.15&lt;[.$Z30];[.$Z30]&lt;0.2; NOT([.F30]=&quot;&quot;));[.F30];&quot;&quot;)">
            <text:p/>
          </table:table-cell>
          <table:table-cell table:style-name="ce33" table:formula="of:=IF(AND(0.15&lt;[.$Z30];[.$Z30]&lt;0.2; NOT([.G30]=&quot;&quot;));[.G30];&quot;&quot;)">
            <text:p/>
          </table:table-cell>
          <table:table-cell table:style-name="ce33" table:formula="of:=IF(AND(0.15&lt;[.$Z30];[.$Z30]&lt;0.2; NOT([.H30]=&quot;&quot;));[.H30];&quot;&quot;)">
            <text:p/>
          </table:table-cell>
          <table:table-cell table:style-name="ce33" table:formula="of:=IF(AND(0.15&lt;[.$Z30];[.$Z30]&lt;0.2; NOT([.I30]=&quot;&quot;));[.I30];&quot;&quot;)">
            <text:p/>
          </table:table-cell>
          <table:table-cell table:style-name="ce39" table:formula="of:=IF(AND(0.15&lt;[.$Z30];[.$Z30]&lt;0.2; NOT([.J30]=&quot;&quot;));[.J30];&quot;&quot;)">
            <text:p/>
          </table:table-cell>
          <table:table-cell table:style-name="ce33" table:formula="of:=IF(AND(0.15&lt;[.$Z30];[.$Z30]&lt;0.2; NOT([.K30]=&quot;&quot;));[.K30];&quot;&quot;)">
            <text:p/>
          </table:table-cell>
          <table:table-cell table:style-name="ce33" table:formula="of:=IF(AND(0.15&lt;[.$Z30];[.$Z30]&lt;0.2; NOT([.L30]=&quot;&quot;));[.L30];&quot;&quot;)">
            <text:p/>
          </table:table-cell>
          <table:table-cell table:style-name="ce33" table:formula="of:=IF(AND(0.15&lt;[.$Z30];[.$Z30]&lt;0.2; NOT([.M30]=&quot;&quot;));[.M30];&quot;&quot;)">
            <text:p/>
          </table:table-cell>
          <table:table-cell table:style-name="ce33" table:formula="of:=IF(AND(0.15&lt;[.$Z30];[.$Z30]&lt;0.2; NOT([.N30]=&quot;&quot;));[.N30];&quot;&quot;)">
            <text:p/>
          </table:table-cell>
          <table:table-cell table:style-name="ce39" table:formula="of:=IF(AND(0.15&lt;[.$Z30];[.$Z30]&lt;0.2; NOT([.O30]=&quot;&quot;));[.O30];&quot;&quot;)">
            <text:p/>
          </table:table-cell>
          <table:table-cell table:style-name="ce33" table:formula="of:=IF(AND(0.15&lt;[.$Z30];[.$Z30]&lt;0.2; NOT([.P30]=&quot;&quot;));[.P30];&quot;&quot;)">
            <text:p/>
          </table:table-cell>
          <table:table-cell table:style-name="ce33" table:formula="of:=IF(AND(0.15&lt;[.$Z30];[.$Z30]&lt;0.2; NOT([.Q30]=&quot;&quot;));[.Q30];&quot;&quot;)">
            <text:p/>
          </table:table-cell>
          <table:table-cell table:style-name="ce33" table:formula="of:=IF(AND(0.15&lt;[.$Z30];[.$Z30]&lt;0.2; NOT([.R30]=&quot;&quot;));[.R30];&quot;&quot;)">
            <text:p/>
          </table:table-cell>
          <table:table-cell table:style-name="ce33" table:formula="of:=IF(AND(0.15&lt;[.$Z30];[.$Z30]&lt;0.2; NOT([.S30]=&quot;&quot;));[.S30];&quot;&quot;)">
            <text:p/>
          </table:table-cell>
          <table:table-cell table:style-name="ce39" table:formula="of:=IF(AND(0.15&lt;[.$Z30];[.$Z30]&lt;0.2; NOT([.T30]=&quot;&quot;));[.T30];&quot;&quot;)">
            <text:p/>
          </table:table-cell>
          <table:table-cell table:style-name="ce39" table:formula="of:=IF(AND(0.15&lt;[.$Z30];[.$Z30]&lt;0.2; NOT([.U30]=&quot;&quot;));[.U30];&quot;&quot;)">
            <text:p/>
          </table:table-cell>
          <table:table-cell table:style-name="ce33" table:formula="of:=IF(AND(0.15&lt;[.$Z30];[.$Z30]&lt;0.2; NOT([.V30]=&quot;&quot;));[.V30];&quot;&quot;)">
            <text:p/>
          </table:table-cell>
          <table:table-cell table:style-name="ce33" table:formula="of:=IF(AND(0.15&lt;[.$Z30];[.$Z30]&lt;0.2; NOT([.W30]=&quot;&quot;));[.W30];&quot;&quot;)">
            <text:p/>
          </table:table-cell>
          <table:table-cell table:style-name="ce33" table:formula="of:=IF(AND(0.15&lt;[.$Z30];[.$Z30]&lt;0.2; NOT([.X30]=&quot;&quot;));[.X30];&quot;&quot;)">
            <text:p/>
          </table:table-cell>
          <table:table-cell table:style-name="ce39" table:formula="of:=IF(AND(0.15&lt;[.$Z30];[.$Z30]&lt;0.2; NOT([.Y30]=&quot;&quot;));[.Y30];&quot;&quot;)">
            <text:p/>
          </table:table-cell>
          <table:table-cell table:style-name="ce33" table:formula="of:=IF(AND(0.15&lt;[.$Z30];[.$Z30]&lt;0.2; NOT([.Z30]=&quot;&quot;));[.Z30];&quot;&quot;)">
            <text:p/>
          </table:table-cell>
          <table:table-cell table:style-name="ce44" table:formula="of:=IF(AND(0.15&lt;[.$Z30];[.$Z30]&lt;0.2; NOT([.AA30]=&quot;&quot;));[.AA30];&quot;&quot;)">
            <text:p/>
          </table:table-cell>
          <table:table-cell table:style-name="Default" table:number-columns-repeated="3"/>
          <table:table-cell table:style-name="ce31" table:formula="of:=IF(AND(OR(0.15&gt;[.$Z30];[.$Z30]&gt;0.2);NOT([.A30]=&quot;&quot;));[.A30];&quot;&quot;)" office:value-type="float" office:value="26" calcext:value-type="float">
            <text:p>26</text:p>
          </table:table-cell>
          <table:table-cell table:style-name="ce33" table:formula="of:=IF(AND(OR(0.15&gt;[.$Z30];[.$Z30]&gt;0.2);NOT([.B30]=&quot;&quot;));[.B30];&quot;&quot;)" office:value-type="float" office:value="1.72788" calcext:value-type="float">
            <text:p>1.7279</text:p>
          </table:table-cell>
          <table:table-cell table:style-name="ce33" table:formula="of:=IF(AND(OR(0.15&gt;[.$Z30];[.$Z30]&gt;0.2);NOT([.C30]=&quot;&quot;));[.C30];&quot;&quot;)" office:value-type="float" office:value="-1.5708" calcext:value-type="float">
            <text:p>-1.5708</text:p>
          </table:table-cell>
          <table:table-cell table:style-name="ce33" table:formula="of:=IF(AND(OR(0.15&gt;[.$Z30];[.$Z30]&gt;0.2);NOT([.D30]=&quot;&quot;));[.D30];&quot;&quot;)" office:value-type="float" office:value="1.85005" calcext:value-type="float">
            <text:p>1.8501</text:p>
          </table:table-cell>
          <table:table-cell table:style-name="ce33" table:formula="of:=IF(AND(OR(0.15&gt;[.$Z30];[.$Z30]&gt;0.2);NOT([.E30]=&quot;&quot;));[.E30];&quot;&quot;)" office:value-type="float" office:value="-2.16421" calcext:value-type="float">
            <text:p>-2.1642</text:p>
          </table:table-cell>
          <table:table-cell table:style-name="ce33" table:formula="of:=IF(AND(OR(0.15&gt;[.$Z30];[.$Z30]&gt;0.2);NOT([.F30]=&quot;&quot;));[.F30];&quot;&quot;)" office:value-type="float" office:value="-1.48353" calcext:value-type="float">
            <text:p>-1.4835</text:p>
          </table:table-cell>
          <table:table-cell table:style-name="ce33" table:formula="of:=IF(AND(OR(0.15&gt;[.$Z30];[.$Z30]&gt;0.2);NOT([.G30]=&quot;&quot;));[.G30];&quot;&quot;)" office:value-type="float" office:value="-1.76278" calcext:value-type="float">
            <text:p>-1.7628</text:p>
          </table:table-cell>
          <table:table-cell table:style-name="ce33" table:formula="of:=IF(AND(OR(0.15&gt;[.$Z30];[.$Z30]&gt;0.2);NOT([.H30]=&quot;&quot;));[.H30];&quot;&quot;)">
            <text:p/>
          </table:table-cell>
          <table:table-cell table:style-name="ce33" table:formula="of:=IF(AND(OR(0.15&gt;[.$Z30];[.$Z30]&gt;0.2);NOT([.I30]=&quot;&quot;));[.I30];&quot;&quot;)">
            <text:p/>
          </table:table-cell>
          <table:table-cell table:style-name="ce39" table:formula="of:=IF(AND(OR(0.15&gt;[.$Z30];[.$Z30]&gt;0.2);NOT([.J30]=&quot;&quot;));[.J30];&quot;&quot;)" office:value-type="float" office:value="27" calcext:value-type="float">
            <text:p>27</text:p>
          </table:table-cell>
          <table:table-cell table:style-name="ce33" table:formula="of:=IF(AND(OR(0.15&gt;[.$Z30];[.$Z30]&gt;0.2);NOT([.K30]=&quot;&quot;));[.K30];&quot;&quot;)" office:value-type="float" office:value="0.3255" calcext:value-type="float">
            <text:p>0.3255</text:p>
          </table:table-cell>
          <table:table-cell table:style-name="ce33" table:formula="of:=IF(AND(OR(0.15&gt;[.$Z30];[.$Z30]&gt;0.2);NOT([.L30]=&quot;&quot;));[.L30];&quot;&quot;)" office:value-type="float" office:value="-0.1419" calcext:value-type="float">
            <text:p>-0.1419</text:p>
          </table:table-cell>
          <table:table-cell table:style-name="ce33" table:formula="of:=IF(AND(OR(0.15&gt;[.$Z30];[.$Z30]&gt;0.2);NOT([.M30]=&quot;&quot;));[.M30];&quot;&quot;)">
            <text:p/>
          </table:table-cell>
          <table:table-cell table:style-name="ce33" table:formula="of:=IF(AND(OR(0.15&gt;[.$Z30];[.$Z30]&gt;0.2);NOT([.N30]=&quot;&quot;));[.N30];&quot;&quot;)">
            <text:p/>
          </table:table-cell>
          <table:table-cell table:style-name="ce39" table:formula="of:=IF(AND(OR(0.15&gt;[.$Z30];[.$Z30]&gt;0.2);NOT([.O30]=&quot;&quot;));[.O30];&quot;&quot;)" office:value-type="float" office:value="26" calcext:value-type="float">
            <text:p>26</text:p>
          </table:table-cell>
          <table:table-cell table:style-name="ce33" table:formula="of:=IF(AND(OR(0.15&gt;[.$Z30];[.$Z30]&gt;0.2);NOT([.P30]=&quot;&quot;));[.P30];&quot;&quot;)" office:value-type="float" office:value="2.2746" calcext:value-type="float">
            <text:p>2.2746</text:p>
          </table:table-cell>
          <table:table-cell table:style-name="ce33" table:formula="of:=IF(AND(OR(0.15&gt;[.$Z30];[.$Z30]&gt;0.2);NOT([.Q30]=&quot;&quot;));[.Q30];&quot;&quot;)" office:value-type="float" office:value="-2.2746" calcext:value-type="float">
            <text:p>-2.2746</text:p>
          </table:table-cell>
          <table:table-cell table:style-name="ce33" table:formula="of:=IF(AND(OR(0.15&gt;[.$Z30];[.$Z30]&gt;0.2);NOT([.R30]=&quot;&quot;));[.R30];&quot;&quot;)" office:value-type="float" office:value="38" calcext:value-type="float">
            <text:p>38.0000</text:p>
          </table:table-cell>
          <table:table-cell table:style-name="ce33" table:formula="of:=IF(AND(OR(0.15&gt;[.$Z30];[.$Z30]&gt;0.2);NOT([.S30]=&quot;&quot;));[.S30];&quot;&quot;)" office:value-type="float" office:value="3.1707656776" calcext:value-type="float">
            <text:p>3.1708</text:p>
          </table:table-cell>
          <table:table-cell table:style-name="ce39" table:formula="of:=IF(AND(OR(0.15&gt;[.$Z30];[.$Z30]&gt;0.2);NOT([.T30]=&quot;&quot;));[.T30];&quot;&quot;)" office:value-type="float" office:value="-1" calcext:value-type="float">
            <text:p>-1</text:p>
          </table:table-cell>
          <table:table-cell table:style-name="ce39" table:formula="of:=IF(AND(OR(0.15&gt;[.$Z30];[.$Z30]&gt;0.2);NOT([.U30]=&quot;&quot;));[.U30];&quot;&quot;)" office:value-type="float" office:value="0" calcext:value-type="float">
            <text:p>0</text:p>
          </table:table-cell>
          <table:table-cell table:style-name="ce33" table:formula="of:=IF(AND(OR(0.15&gt;[.$Z30];[.$Z30]&gt;0.2);NOT([.V30]=&quot;&quot;));[.V30];&quot;&quot;)" office:value-type="float" office:value="0" calcext:value-type="float">
            <text:p>0.0000</text:p>
          </table:table-cell>
          <table:table-cell table:style-name="ce33" table:formula="of:=IF(AND(OR(0.15&gt;[.$Z30];[.$Z30]&gt;0.2);NOT([.W30]=&quot;&quot;));[.W30];&quot;&quot;)">
            <text:p/>
          </table:table-cell>
          <table:table-cell table:style-name="ce33" table:formula="of:=IF(AND(OR(0.15&gt;[.$Z30];[.$Z30]&gt;0.2);NOT([.X30]=&quot;&quot;));[.X30];&quot;&quot;)">
            <text:p/>
          </table:table-cell>
          <table:table-cell table:style-name="ce39" table:formula="of:=IF(AND(OR(0.15&gt;[.$Z30];[.$Z30]&gt;0.2);NOT([.Y30]=&quot;&quot;));[.Y30];&quot;&quot;)" office:value-type="float" office:value="26" calcext:value-type="float">
            <text:p>26</text:p>
          </table:table-cell>
          <table:table-cell table:style-name="ce33" table:formula="of:=IF(AND(OR(0.15&gt;[.$Z30];[.$Z30]&gt;0.2);NOT([.Z30]=&quot;&quot;));[.Z30];&quot;&quot;)" office:value-type="float" office:value="0.2538" calcext:value-type="float">
            <text:p>0.2538</text:p>
          </table:table-cell>
          <table:table-cell table:style-name="ce44" table:formula="of:=IF(AND(OR(0.15&gt;[.$Z30];[.$Z30]&gt;0.2);NOT([.AA30]=&quot;&quot;));[.AA30];&quot;&quot;)" office:value-type="float" office:value="-0.7896" calcext:value-type="float">
            <text:p>-0.7896</text:p>
          </table:table-cell>
          <table:table-cell table:style-name="Default" table:number-columns-repeated="3"/>
          <table:table-cell table:style-name="ce4" table:formula="of:=IF(AND([.$U30] = 1;NOT([.A30]=&quot;&quot;));[.A30];&quot;&quot;)">
            <text:p/>
          </table:table-cell>
          <table:table-cell table:style-name="ce110" table:formula="of:=IF(AND([.$U30] = 1;NOT([.B30]=&quot;&quot;));[.B30];&quot;&quot;)">
            <text:p/>
          </table:table-cell>
          <table:table-cell table:style-name="ce110" table:formula="of:=IF(AND([.$U30] = 1;NOT([.C30]=&quot;&quot;));[.C30];&quot;&quot;)">
            <text:p/>
          </table:table-cell>
          <table:table-cell table:style-name="ce110" table:formula="of:=IF(AND([.$U30] = 1;NOT([.D30]=&quot;&quot;));[.D30];&quot;&quot;)">
            <text:p/>
          </table:table-cell>
          <table:table-cell table:style-name="ce110" table:formula="of:=IF(AND([.$U30] = 1;NOT([.E30]=&quot;&quot;));[.E30];&quot;&quot;)">
            <text:p/>
          </table:table-cell>
          <table:table-cell table:style-name="ce110" table:formula="of:=IF(AND([.$U30] = 1;NOT([.F30]=&quot;&quot;));[.F30];&quot;&quot;)">
            <text:p/>
          </table:table-cell>
          <table:table-cell table:style-name="ce110" table:formula="of:=IF(AND([.$U30] = 1;NOT([.G30]=&quot;&quot;));[.G30];&quot;&quot;)">
            <text:p/>
          </table:table-cell>
          <table:table-cell table:style-name="ce110" table:formula="of:=IF(AND([.$U30] = 1;NOT([.H30]=&quot;&quot;));[.H30];&quot;&quot;)">
            <text:p/>
          </table:table-cell>
          <table:table-cell table:style-name="ce110" table:formula="of:=IF(AND([.$U30] = 1;NOT([.I30]=&quot;&quot;));[.I30];&quot;&quot;)">
            <text:p/>
          </table:table-cell>
          <table:table-cell table:style-name="ce110" table:formula="of:=IF(AND([.$U30] = 1;NOT([.J30]=&quot;&quot;));[.J30];&quot;&quot;)">
            <text:p/>
          </table:table-cell>
          <table:table-cell table:style-name="ce110" table:formula="of:=IF(AND([.$U30] = 1;NOT([.K30]=&quot;&quot;));[.K30];&quot;&quot;)">
            <text:p/>
          </table:table-cell>
          <table:table-cell table:style-name="ce110" table:formula="of:=IF(AND([.$U30] = 1;NOT([.L30]=&quot;&quot;));[.L30];&quot;&quot;)">
            <text:p/>
          </table:table-cell>
          <table:table-cell table:style-name="ce110" table:formula="of:=IF(AND([.$U30] = 1;NOT([.M30]=&quot;&quot;));[.M30];&quot;&quot;)">
            <text:p/>
          </table:table-cell>
          <table:table-cell table:style-name="ce110" table:formula="of:=IF(AND([.$U30] = 1;NOT([.N30]=&quot;&quot;));[.N30];&quot;&quot;)">
            <text:p/>
          </table:table-cell>
          <table:table-cell table:style-name="ce110" table:formula="of:=IF(AND([.$U30] = 1;NOT([.O30]=&quot;&quot;));[.O30];&quot;&quot;)">
            <text:p/>
          </table:table-cell>
          <table:table-cell table:style-name="ce110" table:formula="of:=IF(AND([.$U30] = 1;NOT([.P30]=&quot;&quot;));[.P30];&quot;&quot;)">
            <text:p/>
          </table:table-cell>
          <table:table-cell table:style-name="ce110" table:formula="of:=IF(AND([.$U30] = 1;NOT([.Q30]=&quot;&quot;));[.Q30];&quot;&quot;)">
            <text:p/>
          </table:table-cell>
          <table:table-cell table:style-name="ce110" table:formula="of:=IF(AND([.$U30] = 1;NOT([.R30]=&quot;&quot;));[.R30];&quot;&quot;)">
            <text:p/>
          </table:table-cell>
          <table:table-cell table:style-name="ce110" table:formula="of:=IF(AND([.$U30] = 1;NOT([.S30]=&quot;&quot;));[.S30];&quot;&quot;)">
            <text:p/>
          </table:table-cell>
          <table:table-cell table:style-name="ce110" table:formula="of:=IF(AND([.$U30] = 1;NOT([.T30]=&quot;&quot;));[.T30];&quot;&quot;)">
            <text:p/>
          </table:table-cell>
          <table:table-cell table:style-name="ce110" table:formula="of:=IF(AND([.$U30] = 1;NOT([.U30]=&quot;&quot;));[.U30];&quot;&quot;)">
            <text:p/>
          </table:table-cell>
          <table:table-cell table:style-name="ce110" table:formula="of:=IF(AND([.$U30] = 1;NOT([.V30]=&quot;&quot;));[.V30];&quot;&quot;)">
            <text:p/>
          </table:table-cell>
          <table:table-cell table:style-name="ce110" table:formula="of:=IF(AND([.$U30] = 1;NOT([.W30]=&quot;&quot;));[.W30];&quot;&quot;)">
            <text:p/>
          </table:table-cell>
          <table:table-cell table:style-name="ce110" table:formula="of:=IF(AND([.$U30] = 1;NOT([.X30]=&quot;&quot;));[.X30];&quot;&quot;)">
            <text:p/>
          </table:table-cell>
          <table:table-cell table:style-name="ce110" table:formula="of:=IF(AND([.$U30] = 1;NOT([.Y30]=&quot;&quot;));[.Y30];&quot;&quot;)">
            <text:p/>
          </table:table-cell>
          <table:table-cell table:style-name="ce121" table:formula="of:=IF(AND([.$U30] = 1;NOT([.Z30]=&quot;&quot;));[.Z30];&quot;&quot;)">
            <text:p/>
          </table:table-cell>
          <table:table-cell table:style-name="ce25" table:formula="of:=IF(AND([.$U30] = 1;NOT([.AA30]=&quot;&quot;));[.AA30];&quot;&quot;)">
            <text:p/>
          </table:table-cell>
          <table:table-cell table:style-name="Default" table:number-columns-repeated="3"/>
          <table:table-cell table:style-name="ce4" table:formula="of:=IF(AND([.$U30] = 0;NOT([.A30]=&quot;&quot;));[.A30];&quot;&quot;)" office:value-type="float" office:value="26" calcext:value-type="float">
            <text:p>26</text:p>
          </table:table-cell>
          <table:table-cell table:style-name="ce110" table:formula="of:=IF(AND([.$U30] = 0;NOT([.B30]=&quot;&quot;));[.B30];&quot;&quot;)" office:value-type="float" office:value="1.72788" calcext:value-type="float">
            <text:p>1.72788</text:p>
          </table:table-cell>
          <table:table-cell table:style-name="ce110" table:formula="of:=IF(AND([.$U30] = 0;NOT([.C30]=&quot;&quot;));[.C30];&quot;&quot;)" office:value-type="float" office:value="-1.5708" calcext:value-type="float">
            <text:p>-1.5708</text:p>
          </table:table-cell>
          <table:table-cell table:style-name="ce110" table:formula="of:=IF(AND([.$U30] = 0;NOT([.D30]=&quot;&quot;));[.D30];&quot;&quot;)" office:value-type="float" office:value="1.85005" calcext:value-type="float">
            <text:p>1.85005</text:p>
          </table:table-cell>
          <table:table-cell table:style-name="ce110" table:formula="of:=IF(AND([.$U30] = 0;NOT([.E30]=&quot;&quot;));[.E30];&quot;&quot;)" office:value-type="float" office:value="-2.16421" calcext:value-type="float">
            <text:p>-2.16421</text:p>
          </table:table-cell>
          <table:table-cell table:style-name="ce110" table:formula="of:=IF(AND([.$U30] = 0;NOT([.F30]=&quot;&quot;));[.F30];&quot;&quot;)" office:value-type="float" office:value="-1.48353" calcext:value-type="float">
            <text:p>-1.48353</text:p>
          </table:table-cell>
          <table:table-cell table:style-name="ce110" table:formula="of:=IF(AND([.$U30] = 0;NOT([.G30]=&quot;&quot;));[.G30];&quot;&quot;)" office:value-type="float" office:value="-1.76278" calcext:value-type="float">
            <text:p>-1.76278</text:p>
          </table:table-cell>
          <table:table-cell table:style-name="ce110" table:formula="of:=IF(AND([.$U30] = 0;NOT([.H30]=&quot;&quot;));[.H30];&quot;&quot;)">
            <text:p/>
          </table:table-cell>
          <table:table-cell table:style-name="ce110" table:formula="of:=IF(AND([.$U30] = 0;NOT([.I30]=&quot;&quot;));[.I30];&quot;&quot;)">
            <text:p/>
          </table:table-cell>
          <table:table-cell table:style-name="ce110" table:formula="of:=IF(AND([.$U30] = 0;NOT([.J30]=&quot;&quot;));[.J30];&quot;&quot;)" office:value-type="float" office:value="27" calcext:value-type="float">
            <text:p>27</text:p>
          </table:table-cell>
          <table:table-cell table:style-name="ce113" table:formula="of:=IF(AND([.$U30] = 0;NOT([.K30]=&quot;&quot;));[.K30];&quot;&quot;)" office:value-type="float" office:value="0.3255" calcext:value-type="float">
            <text:p>0.3255</text:p>
          </table:table-cell>
          <table:table-cell table:style-name="ce113" table:formula="of:=IF(AND([.$U30] = 0;NOT([.L30]=&quot;&quot;));[.L30];&quot;&quot;)" office:value-type="float" office:value="-0.1419" calcext:value-type="float">
            <text:p>-0.1419</text:p>
          </table:table-cell>
          <table:table-cell table:style-name="ce110" table:formula="of:=IF(AND([.$U30] = 0;NOT([.M30]=&quot;&quot;));[.M30];&quot;&quot;)">
            <text:p/>
          </table:table-cell>
          <table:table-cell table:style-name="ce110" table:formula="of:=IF(AND([.$U30] = 0;NOT([.N30]=&quot;&quot;));[.N30];&quot;&quot;)">
            <text:p/>
          </table:table-cell>
          <table:table-cell table:style-name="ce110" table:formula="of:=IF(AND([.$U30] = 0;NOT([.O30]=&quot;&quot;));[.O30];&quot;&quot;)" office:value-type="float" office:value="26" calcext:value-type="float">
            <text:p>26</text:p>
          </table:table-cell>
          <table:table-cell table:style-name="ce110" table:formula="of:=IF(AND([.$U30] = 0;NOT([.P30]=&quot;&quot;));[.P30];&quot;&quot;)" office:value-type="float" office:value="2.2746" calcext:value-type="float">
            <text:p>2.2746</text:p>
          </table:table-cell>
          <table:table-cell table:style-name="ce110" table:formula="of:=IF(AND([.$U30] = 0;NOT([.Q30]=&quot;&quot;));[.Q30];&quot;&quot;)" office:value-type="float" office:value="-2.2746" calcext:value-type="float">
            <text:p>-2.2746</text:p>
          </table:table-cell>
          <table:table-cell table:style-name="ce110" table:formula="of:=IF(AND([.$U30] = 0;NOT([.R30]=&quot;&quot;));[.R30];&quot;&quot;)" office:value-type="float" office:value="38" calcext:value-type="float">
            <text:p>38</text:p>
          </table:table-cell>
          <table:table-cell table:style-name="ce110" table:formula="of:=IF(AND([.$U30] = 0;NOT([.S30]=&quot;&quot;));[.S30];&quot;&quot;)" office:value-type="float" office:value="3.1707656776" calcext:value-type="float">
            <text:p>3.1707656776</text:p>
          </table:table-cell>
          <table:table-cell table:style-name="ce110" table:formula="of:=IF(AND([.$U30] = 0;NOT([.T30]=&quot;&quot;));[.T30];&quot;&quot;)" office:value-type="float" office:value="-1" calcext:value-type="float">
            <text:p>-1</text:p>
          </table:table-cell>
          <table:table-cell table:style-name="ce110" table:formula="of:=IF(AND([.$U30] = 0;NOT([.U30]=&quot;&quot;));[.U30];&quot;&quot;)" office:value-type="float" office:value="0" calcext:value-type="float">
            <text:p>0</text:p>
          </table:table-cell>
          <table:table-cell table:style-name="ce110" table:formula="of:=IF(AND([.$U30] = 0;NOT([.V30]=&quot;&quot;));[.V30];&quot;&quot;)" office:value-type="float" office:value="0" calcext:value-type="float">
            <text:p>0</text:p>
          </table:table-cell>
          <table:table-cell table:style-name="ce110" table:formula="of:=IF(AND([.$U30] = 0;NOT([.W30]=&quot;&quot;));[.W30];&quot;&quot;)">
            <text:p/>
          </table:table-cell>
          <table:table-cell table:style-name="ce110" table:formula="of:=IF(AND([.$U30] = 0;NOT([.X30]=&quot;&quot;));[.X30];&quot;&quot;)">
            <text:p/>
          </table:table-cell>
          <table:table-cell table:style-name="ce110" table:formula="of:=IF(AND([.$U30] = 0;NOT([.Y30]=&quot;&quot;));[.Y30];&quot;&quot;)" office:value-type="float" office:value="26" calcext:value-type="float">
            <text:p>26</text:p>
          </table:table-cell>
          <table:table-cell table:style-name="ce110" table:formula="of:=IF(AND([.$U30] = 0;NOT([.Z30]=&quot;&quot;));[.Z30];&quot;&quot;)" office:value-type="float" office:value="0.2538" calcext:value-type="float">
            <text:p>0.2538</text:p>
          </table:table-cell>
          <table:table-cell table:style-name="ce25" table:formula="of:=IF(AND([.$U30] = 0;NOT([.AA30]=&quot;&quot;));[.AA30];&quot;&quot;)" office:value-type="float" office:value="-0.7896" calcext:value-type="float">
            <text:p>-0.7896</text:p>
          </table:table-cell>
          <table:table-cell table:style-name="Default" table:number-columns-repeated="3"/>
          <table:table-cell table:style-name="ce126" table:formula="of:=IF(AND(0.1&lt;[.$Z30];[.$Z30]&lt;0.25; NOT([.A30]=&quot;&quot;));[.A30];&quot;&quot;)">
            <text:p/>
          </table:table-cell>
          <table:table-cell table:style-name="ce44" table:formula="of:=IF(AND(0.1&lt;[.$Z30];[.$Z30]&lt;0.25; NOT([.B30]=&quot;&quot;));[.B30];&quot;&quot;)">
            <text:p/>
          </table:table-cell>
          <table:table-cell table:style-name="ce44" table:formula="of:=IF(AND(0.1&lt;[.$Z30];[.$Z30]&lt;0.25; NOT([.C30]=&quot;&quot;));[.C30];&quot;&quot;)">
            <text:p/>
          </table:table-cell>
          <table:table-cell table:style-name="ce44" table:formula="of:=IF(AND(0.1&lt;[.$Z30];[.$Z30]&lt;0.25; NOT([.D30]=&quot;&quot;));[.D30];&quot;&quot;)">
            <text:p/>
          </table:table-cell>
          <table:table-cell table:style-name="ce44" table:formula="of:=IF(AND(0.1&lt;[.$Z30];[.$Z30]&lt;0.25; NOT([.E30]=&quot;&quot;));[.E30];&quot;&quot;)">
            <text:p/>
          </table:table-cell>
          <table:table-cell table:style-name="ce44" table:formula="of:=IF(AND(0.1&lt;[.$Z30];[.$Z30]&lt;0.25; NOT([.F30]=&quot;&quot;));[.F30];&quot;&quot;)">
            <text:p/>
          </table:table-cell>
          <table:table-cell table:style-name="ce44" table:formula="of:=IF(AND(0.1&lt;[.$Z30];[.$Z30]&lt;0.25; NOT([.G30]=&quot;&quot;));[.G30];&quot;&quot;)">
            <text:p/>
          </table:table-cell>
          <table:table-cell table:style-name="ce44" table:formula="of:=IF(AND(0.1&lt;[.$Z30];[.$Z30]&lt;0.25; NOT([.H30]=&quot;&quot;));[.H30];&quot;&quot;)">
            <text:p/>
          </table:table-cell>
          <table:table-cell table:style-name="ce44" table:formula="of:=IF(AND(0.1&lt;[.$Z30];[.$Z30]&lt;0.25; NOT([.I30]=&quot;&quot;));[.I30];&quot;&quot;)">
            <text:p/>
          </table:table-cell>
          <table:table-cell table:style-name="ce44" table:formula="of:=IF(AND(0.1&lt;[.$Z30];[.$Z30]&lt;0.25; NOT([.J30]=&quot;&quot;));[.J30];&quot;&quot;)">
            <text:p/>
          </table:table-cell>
          <table:table-cell table:style-name="ce44" table:formula="of:=IF(AND(0.1&lt;[.$Z30];[.$Z30]&lt;0.25; NOT([.K30]=&quot;&quot;));[.K30];&quot;&quot;)">
            <text:p/>
          </table:table-cell>
          <table:table-cell table:style-name="ce44" table:formula="of:=IF(AND(0.1&lt;[.$Z30];[.$Z30]&lt;0.25; NOT([.L30]=&quot;&quot;));[.L30];&quot;&quot;)">
            <text:p/>
          </table:table-cell>
          <table:table-cell table:style-name="ce44" table:formula="of:=IF(AND(0.1&lt;[.$Z30];[.$Z30]&lt;0.25; NOT([.M30]=&quot;&quot;));[.M30];&quot;&quot;)">
            <text:p/>
          </table:table-cell>
          <table:table-cell table:style-name="ce44" table:formula="of:=IF(AND(0.1&lt;[.$Z30];[.$Z30]&lt;0.25; NOT([.N30]=&quot;&quot;));[.N30];&quot;&quot;)">
            <text:p/>
          </table:table-cell>
          <table:table-cell table:style-name="ce44" table:formula="of:=IF(AND(0.1&lt;[.$Z30];[.$Z30]&lt;0.25; NOT([.O30]=&quot;&quot;));[.O30];&quot;&quot;)">
            <text:p/>
          </table:table-cell>
          <table:table-cell table:style-name="ce44" table:formula="of:=IF(AND(0.1&lt;[.$Z30];[.$Z30]&lt;0.25; NOT([.P30]=&quot;&quot;));[.P30];&quot;&quot;)">
            <text:p/>
          </table:table-cell>
          <table:table-cell table:style-name="ce44" table:formula="of:=IF(AND(0.1&lt;[.$Z30];[.$Z30]&lt;0.25; NOT([.Q30]=&quot;&quot;));[.Q30];&quot;&quot;)">
            <text:p/>
          </table:table-cell>
          <table:table-cell table:style-name="ce44" table:formula="of:=IF(AND(0.1&lt;[.$Z30];[.$Z30]&lt;0.25; NOT([.R30]=&quot;&quot;));[.R30];&quot;&quot;)">
            <text:p/>
          </table:table-cell>
          <table:table-cell table:style-name="ce44" table:formula="of:=IF(AND(0.1&lt;[.$Z30];[.$Z30]&lt;0.25; NOT([.S30]=&quot;&quot;));[.S30];&quot;&quot;)">
            <text:p/>
          </table:table-cell>
          <table:table-cell table:style-name="ce44" table:formula="of:=IF(AND(0.1&lt;[.$Z30];[.$Z30]&lt;0.25; NOT([.T30]=&quot;&quot;));[.T30];&quot;&quot;)">
            <text:p/>
          </table:table-cell>
          <table:table-cell table:style-name="ce44" table:formula="of:=IF(AND(0.1&lt;[.$Z30];[.$Z30]&lt;0.25; NOT([.U30]=&quot;&quot;));[.U30];&quot;&quot;)">
            <text:p/>
          </table:table-cell>
          <table:table-cell table:style-name="ce44" table:formula="of:=IF(AND(0.1&lt;[.$Z30];[.$Z30]&lt;0.25; NOT([.V30]=&quot;&quot;));[.V30];&quot;&quot;)">
            <text:p/>
          </table:table-cell>
          <table:table-cell table:style-name="ce44" table:formula="of:=IF(AND(0.1&lt;[.$Z30];[.$Z30]&lt;0.25; NOT([.W30]=&quot;&quot;));[.W30];&quot;&quot;)">
            <text:p/>
          </table:table-cell>
          <table:table-cell table:style-name="ce44" table:formula="of:=IF(AND(0.1&lt;[.$Z30];[.$Z30]&lt;0.25; NOT([.X30]=&quot;&quot;));[.X30];&quot;&quot;)">
            <text:p/>
          </table:table-cell>
          <table:table-cell table:style-name="ce44" table:formula="of:=IF(AND(0.1&lt;[.$Z30];[.$Z30]&lt;0.25; NOT([.Y30]=&quot;&quot;));[.Y30];&quot;&quot;)">
            <text:p/>
          </table:table-cell>
          <table:table-cell table:style-name="ce44" table:formula="of:=IF(AND(0.1&lt;[.$Z30];[.$Z30]&lt;0.25; NOT([.Z30]=&quot;&quot;));[.Z30];&quot;&quot;)">
            <text:p/>
          </table:table-cell>
          <table:table-cell table:style-name="ce44" table:formula="of:=IF(AND(0.1&lt;[.$Z30];[.$Z30]&lt;0.25; NOT([.AA30]=&quot;&quot;));[.AA30];&quot;&quot;)">
            <text:p/>
          </table:table-cell>
          <table:table-cell table:style-name="Default" table:number-columns-repeated="3"/>
          <table:table-cell table:style-name="ce126" table:formula="of:=IF(AND(OR(0.1&gt;[.$Z30];[.$Z30]&gt;0.25);NOT([.A30]=&quot;&quot;));[.A30];&quot;&quot;)" office:value-type="float" office:value="26" calcext:value-type="float">
            <text:p>26.0000</text:p>
          </table:table-cell>
          <table:table-cell table:style-name="ce44" table:formula="of:=IF(AND(OR(0.1&gt;[.$Z30];[.$Z30]&gt;0.25);NOT([.B30]=&quot;&quot;));[.B30];&quot;&quot;)" office:value-type="float" office:value="1.72788" calcext:value-type="float">
            <text:p>1.7279</text:p>
          </table:table-cell>
          <table:table-cell table:style-name="ce44" table:formula="of:=IF(AND(OR(0.1&gt;[.$Z30];[.$Z30]&gt;0.25);NOT([.C30]=&quot;&quot;));[.C30];&quot;&quot;)" office:value-type="float" office:value="-1.5708" calcext:value-type="float">
            <text:p>-1.5708</text:p>
          </table:table-cell>
          <table:table-cell table:style-name="ce44" table:formula="of:=IF(AND(OR(0.1&gt;[.$Z30];[.$Z30]&gt;0.25);NOT([.D30]=&quot;&quot;));[.D30];&quot;&quot;)" office:value-type="float" office:value="1.85005" calcext:value-type="float">
            <text:p>1.8501</text:p>
          </table:table-cell>
          <table:table-cell table:style-name="ce44" table:formula="of:=IF(AND(OR(0.1&gt;[.$Z30];[.$Z30]&gt;0.25);NOT([.E30]=&quot;&quot;));[.E30];&quot;&quot;)" office:value-type="float" office:value="-2.16421" calcext:value-type="float">
            <text:p>-2.1642</text:p>
          </table:table-cell>
          <table:table-cell table:style-name="ce44" table:formula="of:=IF(AND(OR(0.1&gt;[.$Z30];[.$Z30]&gt;0.25);NOT([.F30]=&quot;&quot;));[.F30];&quot;&quot;)" office:value-type="float" office:value="-1.48353" calcext:value-type="float">
            <text:p>-1.4835</text:p>
          </table:table-cell>
          <table:table-cell table:style-name="ce44" table:formula="of:=IF(AND(OR(0.1&gt;[.$Z30];[.$Z30]&gt;0.25);NOT([.G30]=&quot;&quot;));[.G30];&quot;&quot;)" office:value-type="float" office:value="-1.76278" calcext:value-type="float">
            <text:p>-1.7628</text:p>
          </table:table-cell>
          <table:table-cell table:style-name="ce44" table:formula="of:=IF(AND(OR(0.1&gt;[.$Z30];[.$Z30]&gt;0.25);NOT([.H30]=&quot;&quot;));[.H30];&quot;&quot;)">
            <text:p/>
          </table:table-cell>
          <table:table-cell table:style-name="ce44" table:formula="of:=IF(AND(OR(0.1&gt;[.$Z30];[.$Z30]&gt;0.25);NOT([.I30]=&quot;&quot;));[.I30];&quot;&quot;)">
            <text:p/>
          </table:table-cell>
          <table:table-cell table:style-name="ce44" table:formula="of:=IF(AND(OR(0.1&gt;[.$Z30];[.$Z30]&gt;0.25);NOT([.J30]=&quot;&quot;));[.J30];&quot;&quot;)" office:value-type="float" office:value="27" calcext:value-type="float">
            <text:p>27.0000</text:p>
          </table:table-cell>
          <table:table-cell table:style-name="ce44" table:formula="of:=IF(AND(OR(0.1&gt;[.$Z30];[.$Z30]&gt;0.25);NOT([.K30]=&quot;&quot;));[.K30];&quot;&quot;)" office:value-type="float" office:value="0.3255" calcext:value-type="float">
            <text:p>0.3255</text:p>
          </table:table-cell>
          <table:table-cell table:style-name="ce44" table:formula="of:=IF(AND(OR(0.1&gt;[.$Z30];[.$Z30]&gt;0.25);NOT([.L30]=&quot;&quot;));[.L30];&quot;&quot;)" office:value-type="float" office:value="-0.1419" calcext:value-type="float">
            <text:p>-0.1419</text:p>
          </table:table-cell>
          <table:table-cell table:style-name="ce44" table:formula="of:=IF(AND(OR(0.1&gt;[.$Z30];[.$Z30]&gt;0.25);NOT([.M30]=&quot;&quot;));[.M30];&quot;&quot;)">
            <text:p/>
          </table:table-cell>
          <table:table-cell table:style-name="ce44" table:formula="of:=IF(AND(OR(0.1&gt;[.$Z30];[.$Z30]&gt;0.25);NOT([.N30]=&quot;&quot;));[.N30];&quot;&quot;)">
            <text:p/>
          </table:table-cell>
          <table:table-cell table:style-name="ce128" table:formula="of:=IF(AND(OR(0.1&gt;[.$Z30];[.$Z30]&gt;0.25);NOT([.O30]=&quot;&quot;));[.O30];&quot;&quot;)" office:value-type="float" office:value="26" calcext:value-type="float">
            <text:p>26</text:p>
          </table:table-cell>
          <table:table-cell table:style-name="ce44" table:formula="of:=IF(AND(OR(0.1&gt;[.$Z30];[.$Z30]&gt;0.25);NOT([.P30]=&quot;&quot;));[.P30];&quot;&quot;)" office:value-type="float" office:value="2.2746" calcext:value-type="float">
            <text:p>2.2746</text:p>
          </table:table-cell>
          <table:table-cell table:style-name="ce44" table:formula="of:=IF(AND(OR(0.1&gt;[.$Z30];[.$Z30]&gt;0.25);NOT([.Q30]=&quot;&quot;));[.Q30];&quot;&quot;)" office:value-type="float" office:value="-2.2746" calcext:value-type="float">
            <text:p>-2.2746</text:p>
          </table:table-cell>
          <table:table-cell table:style-name="ce44" table:formula="of:=IF(AND(OR(0.1&gt;[.$Z30];[.$Z30]&gt;0.25);NOT([.R30]=&quot;&quot;));[.R30];&quot;&quot;)" office:value-type="float" office:value="38" calcext:value-type="float">
            <text:p>38.0000</text:p>
          </table:table-cell>
          <table:table-cell table:style-name="ce44" table:formula="of:=IF(AND(OR(0.1&gt;[.$Z30];[.$Z30]&gt;0.25);NOT([.S30]=&quot;&quot;));[.S30];&quot;&quot;)" office:value-type="float" office:value="3.1707656776" calcext:value-type="float">
            <text:p>3.1708</text:p>
          </table:table-cell>
          <table:table-cell table:style-name="ce44" table:formula="of:=IF(AND(OR(0.1&gt;[.$Z30];[.$Z30]&gt;0.25);NOT([.T30]=&quot;&quot;));[.T30];&quot;&quot;)" office:value-type="float" office:value="-1" calcext:value-type="float">
            <text:p>-1.0000</text:p>
          </table:table-cell>
          <table:table-cell table:style-name="ce44" table:formula="of:=IF(AND(OR(0.1&gt;[.$Z30];[.$Z30]&gt;0.25);NOT([.U30]=&quot;&quot;));[.U30];&quot;&quot;)" office:value-type="float" office:value="0" calcext:value-type="float">
            <text:p>0.0000</text:p>
          </table:table-cell>
          <table:table-cell table:style-name="ce44" table:formula="of:=IF(AND(OR(0.1&gt;[.$Z30];[.$Z30]&gt;0.25);NOT([.V30]=&quot;&quot;));[.V30];&quot;&quot;)" office:value-type="float" office:value="0" calcext:value-type="float">
            <text:p>0.0000</text:p>
          </table:table-cell>
          <table:table-cell table:style-name="ce44" table:formula="of:=IF(AND(OR(0.1&gt;[.$Z30];[.$Z30]&gt;0.25);NOT([.W30]=&quot;&quot;));[.W30];&quot;&quot;)">
            <text:p/>
          </table:table-cell>
          <table:table-cell table:style-name="ce44" table:formula="of:=IF(AND(OR(0.1&gt;[.$Z30];[.$Z30]&gt;0.25);NOT([.X30]=&quot;&quot;));[.X30];&quot;&quot;)">
            <text:p/>
          </table:table-cell>
          <table:table-cell table:style-name="ce128" table:formula="of:=IF(AND(OR(0.1&gt;[.$Z30];[.$Z30]&gt;0.25);NOT([.Y30]=&quot;&quot;));[.Y30];&quot;&quot;)" office:value-type="float" office:value="26" calcext:value-type="float">
            <text:p>26</text:p>
          </table:table-cell>
          <table:table-cell table:style-name="ce44" table:formula="of:=IF(AND(OR(0.1&gt;[.$Z30];[.$Z30]&gt;0.25);NOT([.Z30]=&quot;&quot;));[.Z30];&quot;&quot;)" office:value-type="float" office:value="0.2538" calcext:value-type="float">
            <text:p>0.2538</text:p>
          </table:table-cell>
          <table:table-cell table:style-name="ce44" table:formula="of:=IF(AND(OR(0.1&gt;[.$Z30];[.$Z30]&gt;0.25);NOT([.AA30]=&quot;&quot;));[.AA30];&quot;&quot;)" office:value-type="float" office:value="-0.7896" calcext:value-type="float">
            <text:p>-0.7896</text:p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28" calcext:value-type="float">
            <text:p>28</text:p>
          </table:table-cell>
          <table:table-cell table:style-name="ce15" office:value-type="float" office:value="0.3255" calcext:value-type="float">
            <text:p>0.3255</text:p>
          </table:table-cell>
          <table:table-cell table:style-name="ce15" office:value-type="float" office:value="-0.1419" calcext:value-type="float">
            <text:p>-0.1419</text:p>
          </table:table-cell>
          <table:table-cell table:style-name="Default" table:number-columns-repeated="2"/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2.3341" calcext:value-type="float">
            <text:p>2.3341</text:p>
          </table:table-cell>
          <table:table-cell table:style-name="ce10" office:value-type="float" office:value="-2.3341" calcext:value-type="float">
            <text:p>-2.3341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1824810322" calcext:value-type="float">
            <text:p>2.1824810322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0.2538" calcext:value-type="float">
            <text:p>0.2538</text:p>
          </table:table-cell>
          <table:table-cell table:style-name="ce25" office:value-type="float" office:value="-0.7896" calcext:value-type="float">
            <text:p>-0.7896</text:p>
          </table:table-cell>
          <table:table-cell table:style-name="Default" table:number-columns-repeated="3"/>
          <table:table-cell table:style-name="ce31" table:formula="of:=IF(AND(0.15&lt;[.$Z31];[.$Z31]&lt;0.2; NOT([.A31]=&quot;&quot;));[.A31];&quot;&quot;)">
            <text:p/>
          </table:table-cell>
          <table:table-cell table:style-name="ce33" table:formula="of:=IF(AND(0.15&lt;[.$Z31];[.$Z31]&lt;0.2; NOT([.B31]=&quot;&quot;));[.B31];&quot;&quot;)">
            <text:p/>
          </table:table-cell>
          <table:table-cell table:style-name="ce33" table:formula="of:=IF(AND(0.15&lt;[.$Z31];[.$Z31]&lt;0.2; NOT([.C31]=&quot;&quot;));[.C31];&quot;&quot;)">
            <text:p/>
          </table:table-cell>
          <table:table-cell table:style-name="ce33" table:formula="of:=IF(AND(0.15&lt;[.$Z31];[.$Z31]&lt;0.2; NOT([.D31]=&quot;&quot;));[.D31];&quot;&quot;)">
            <text:p/>
          </table:table-cell>
          <table:table-cell table:style-name="ce33" table:formula="of:=IF(AND(0.15&lt;[.$Z31];[.$Z31]&lt;0.2; NOT([.E31]=&quot;&quot;));[.E31];&quot;&quot;)">
            <text:p/>
          </table:table-cell>
          <table:table-cell table:style-name="ce33" table:formula="of:=IF(AND(0.15&lt;[.$Z31];[.$Z31]&lt;0.2; NOT([.F31]=&quot;&quot;));[.F31];&quot;&quot;)">
            <text:p/>
          </table:table-cell>
          <table:table-cell table:style-name="ce33" table:formula="of:=IF(AND(0.15&lt;[.$Z31];[.$Z31]&lt;0.2; NOT([.G31]=&quot;&quot;));[.G31];&quot;&quot;)">
            <text:p/>
          </table:table-cell>
          <table:table-cell table:style-name="ce33" table:formula="of:=IF(AND(0.15&lt;[.$Z31];[.$Z31]&lt;0.2; NOT([.H31]=&quot;&quot;));[.H31];&quot;&quot;)">
            <text:p/>
          </table:table-cell>
          <table:table-cell table:style-name="ce33" table:formula="of:=IF(AND(0.15&lt;[.$Z31];[.$Z31]&lt;0.2; NOT([.I31]=&quot;&quot;));[.I31];&quot;&quot;)">
            <text:p/>
          </table:table-cell>
          <table:table-cell table:style-name="ce39" table:formula="of:=IF(AND(0.15&lt;[.$Z31];[.$Z31]&lt;0.2; NOT([.J31]=&quot;&quot;));[.J31];&quot;&quot;)">
            <text:p/>
          </table:table-cell>
          <table:table-cell table:style-name="ce33" table:formula="of:=IF(AND(0.15&lt;[.$Z31];[.$Z31]&lt;0.2; NOT([.K31]=&quot;&quot;));[.K31];&quot;&quot;)">
            <text:p/>
          </table:table-cell>
          <table:table-cell table:style-name="ce33" table:formula="of:=IF(AND(0.15&lt;[.$Z31];[.$Z31]&lt;0.2; NOT([.L31]=&quot;&quot;));[.L31];&quot;&quot;)">
            <text:p/>
          </table:table-cell>
          <table:table-cell table:style-name="ce33" table:formula="of:=IF(AND(0.15&lt;[.$Z31];[.$Z31]&lt;0.2; NOT([.M31]=&quot;&quot;));[.M31];&quot;&quot;)">
            <text:p/>
          </table:table-cell>
          <table:table-cell table:style-name="ce33" table:formula="of:=IF(AND(0.15&lt;[.$Z31];[.$Z31]&lt;0.2; NOT([.N31]=&quot;&quot;));[.N31];&quot;&quot;)">
            <text:p/>
          </table:table-cell>
          <table:table-cell table:style-name="ce39" table:formula="of:=IF(AND(0.15&lt;[.$Z31];[.$Z31]&lt;0.2; NOT([.O31]=&quot;&quot;));[.O31];&quot;&quot;)">
            <text:p/>
          </table:table-cell>
          <table:table-cell table:style-name="ce33" table:formula="of:=IF(AND(0.15&lt;[.$Z31];[.$Z31]&lt;0.2; NOT([.P31]=&quot;&quot;));[.P31];&quot;&quot;)">
            <text:p/>
          </table:table-cell>
          <table:table-cell table:style-name="ce33" table:formula="of:=IF(AND(0.15&lt;[.$Z31];[.$Z31]&lt;0.2; NOT([.Q31]=&quot;&quot;));[.Q31];&quot;&quot;)">
            <text:p/>
          </table:table-cell>
          <table:table-cell table:style-name="ce33" table:formula="of:=IF(AND(0.15&lt;[.$Z31];[.$Z31]&lt;0.2; NOT([.R31]=&quot;&quot;));[.R31];&quot;&quot;)">
            <text:p/>
          </table:table-cell>
          <table:table-cell table:style-name="ce33" table:formula="of:=IF(AND(0.15&lt;[.$Z31];[.$Z31]&lt;0.2; NOT([.S31]=&quot;&quot;));[.S31];&quot;&quot;)">
            <text:p/>
          </table:table-cell>
          <table:table-cell table:style-name="ce39" table:formula="of:=IF(AND(0.15&lt;[.$Z31];[.$Z31]&lt;0.2; NOT([.T31]=&quot;&quot;));[.T31];&quot;&quot;)">
            <text:p/>
          </table:table-cell>
          <table:table-cell table:style-name="ce39" table:formula="of:=IF(AND(0.15&lt;[.$Z31];[.$Z31]&lt;0.2; NOT([.U31]=&quot;&quot;));[.U31];&quot;&quot;)">
            <text:p/>
          </table:table-cell>
          <table:table-cell table:style-name="ce33" table:formula="of:=IF(AND(0.15&lt;[.$Z31];[.$Z31]&lt;0.2; NOT([.V31]=&quot;&quot;));[.V31];&quot;&quot;)">
            <text:p/>
          </table:table-cell>
          <table:table-cell table:style-name="ce33" table:formula="of:=IF(AND(0.15&lt;[.$Z31];[.$Z31]&lt;0.2; NOT([.W31]=&quot;&quot;));[.W31];&quot;&quot;)">
            <text:p/>
          </table:table-cell>
          <table:table-cell table:style-name="ce33" table:formula="of:=IF(AND(0.15&lt;[.$Z31];[.$Z31]&lt;0.2; NOT([.X31]=&quot;&quot;));[.X31];&quot;&quot;)">
            <text:p/>
          </table:table-cell>
          <table:table-cell table:style-name="ce39" table:formula="of:=IF(AND(0.15&lt;[.$Z31];[.$Z31]&lt;0.2; NOT([.Y31]=&quot;&quot;));[.Y31];&quot;&quot;)">
            <text:p/>
          </table:table-cell>
          <table:table-cell table:style-name="ce33" table:formula="of:=IF(AND(0.15&lt;[.$Z31];[.$Z31]&lt;0.2; NOT([.Z31]=&quot;&quot;));[.Z31];&quot;&quot;)">
            <text:p/>
          </table:table-cell>
          <table:table-cell table:style-name="ce44" table:formula="of:=IF(AND(0.15&lt;[.$Z31];[.$Z31]&lt;0.2; NOT([.AA31]=&quot;&quot;));[.AA31];&quot;&quot;)">
            <text:p/>
          </table:table-cell>
          <table:table-cell table:style-name="Default" table:number-columns-repeated="3"/>
          <table:table-cell table:style-name="ce31" table:formula="of:=IF(AND(OR(0.15&gt;[.$Z31];[.$Z31]&gt;0.2);NOT([.A31]=&quot;&quot;));[.A31];&quot;&quot;)" office:value-type="float" office:value="27" calcext:value-type="float">
            <text:p>27</text:p>
          </table:table-cell>
          <table:table-cell table:style-name="ce33" table:formula="of:=IF(AND(OR(0.15&gt;[.$Z31];[.$Z31]&gt;0.2);NOT([.B31]=&quot;&quot;));[.B31];&quot;&quot;)" office:value-type="float" office:value="1.72788" calcext:value-type="float">
            <text:p>1.7279</text:p>
          </table:table-cell>
          <table:table-cell table:style-name="ce33" table:formula="of:=IF(AND(OR(0.15&gt;[.$Z31];[.$Z31]&gt;0.2);NOT([.C31]=&quot;&quot;));[.C31];&quot;&quot;)" office:value-type="float" office:value="-1.5708" calcext:value-type="float">
            <text:p>-1.5708</text:p>
          </table:table-cell>
          <table:table-cell table:style-name="ce33" table:formula="of:=IF(AND(OR(0.15&gt;[.$Z31];[.$Z31]&gt;0.2);NOT([.D31]=&quot;&quot;));[.D31];&quot;&quot;)" office:value-type="float" office:value="1.85005" calcext:value-type="float">
            <text:p>1.8501</text:p>
          </table:table-cell>
          <table:table-cell table:style-name="ce33" table:formula="of:=IF(AND(OR(0.15&gt;[.$Z31];[.$Z31]&gt;0.2);NOT([.E31]=&quot;&quot;));[.E31];&quot;&quot;)" office:value-type="float" office:value="-2.16421" calcext:value-type="float">
            <text:p>-2.1642</text:p>
          </table:table-cell>
          <table:table-cell table:style-name="ce33" table:formula="of:=IF(AND(OR(0.15&gt;[.$Z31];[.$Z31]&gt;0.2);NOT([.F31]=&quot;&quot;));[.F31];&quot;&quot;)" office:value-type="float" office:value="-1.48353" calcext:value-type="float">
            <text:p>-1.4835</text:p>
          </table:table-cell>
          <table:table-cell table:style-name="ce33" table:formula="of:=IF(AND(OR(0.15&gt;[.$Z31];[.$Z31]&gt;0.2);NOT([.G31]=&quot;&quot;));[.G31];&quot;&quot;)" office:value-type="float" office:value="-1.76278" calcext:value-type="float">
            <text:p>-1.7628</text:p>
          </table:table-cell>
          <table:table-cell table:style-name="ce33" table:formula="of:=IF(AND(OR(0.15&gt;[.$Z31];[.$Z31]&gt;0.2);NOT([.H31]=&quot;&quot;));[.H31];&quot;&quot;)">
            <text:p/>
          </table:table-cell>
          <table:table-cell table:style-name="ce33" table:formula="of:=IF(AND(OR(0.15&gt;[.$Z31];[.$Z31]&gt;0.2);NOT([.I31]=&quot;&quot;));[.I31];&quot;&quot;)">
            <text:p/>
          </table:table-cell>
          <table:table-cell table:style-name="ce39" table:formula="of:=IF(AND(OR(0.15&gt;[.$Z31];[.$Z31]&gt;0.2);NOT([.J31]=&quot;&quot;));[.J31];&quot;&quot;)" office:value-type="float" office:value="28" calcext:value-type="float">
            <text:p>28</text:p>
          </table:table-cell>
          <table:table-cell table:style-name="ce33" table:formula="of:=IF(AND(OR(0.15&gt;[.$Z31];[.$Z31]&gt;0.2);NOT([.K31]=&quot;&quot;));[.K31];&quot;&quot;)" office:value-type="float" office:value="0.3255" calcext:value-type="float">
            <text:p>0.3255</text:p>
          </table:table-cell>
          <table:table-cell table:style-name="ce33" table:formula="of:=IF(AND(OR(0.15&gt;[.$Z31];[.$Z31]&gt;0.2);NOT([.L31]=&quot;&quot;));[.L31];&quot;&quot;)" office:value-type="float" office:value="-0.1419" calcext:value-type="float">
            <text:p>-0.1419</text:p>
          </table:table-cell>
          <table:table-cell table:style-name="ce33" table:formula="of:=IF(AND(OR(0.15&gt;[.$Z31];[.$Z31]&gt;0.2);NOT([.M31]=&quot;&quot;));[.M31];&quot;&quot;)">
            <text:p/>
          </table:table-cell>
          <table:table-cell table:style-name="ce33" table:formula="of:=IF(AND(OR(0.15&gt;[.$Z31];[.$Z31]&gt;0.2);NOT([.N31]=&quot;&quot;));[.N31];&quot;&quot;)">
            <text:p/>
          </table:table-cell>
          <table:table-cell table:style-name="ce39" table:formula="of:=IF(AND(OR(0.15&gt;[.$Z31];[.$Z31]&gt;0.2);NOT([.O31]=&quot;&quot;));[.O31];&quot;&quot;)" office:value-type="float" office:value="27" calcext:value-type="float">
            <text:p>27</text:p>
          </table:table-cell>
          <table:table-cell table:style-name="ce33" table:formula="of:=IF(AND(OR(0.15&gt;[.$Z31];[.$Z31]&gt;0.2);NOT([.P31]=&quot;&quot;));[.P31];&quot;&quot;)" office:value-type="float" office:value="2.3341" calcext:value-type="float">
            <text:p>2.3341</text:p>
          </table:table-cell>
          <table:table-cell table:style-name="ce33" table:formula="of:=IF(AND(OR(0.15&gt;[.$Z31];[.$Z31]&gt;0.2);NOT([.Q31]=&quot;&quot;));[.Q31];&quot;&quot;)" office:value-type="float" office:value="-2.3341" calcext:value-type="float">
            <text:p>-2.3341</text:p>
          </table:table-cell>
          <table:table-cell table:style-name="ce33" table:formula="of:=IF(AND(OR(0.15&gt;[.$Z31];[.$Z31]&gt;0.2);NOT([.R31]=&quot;&quot;));[.R31];&quot;&quot;)" office:value-type="float" office:value="38" calcext:value-type="float">
            <text:p>38.0000</text:p>
          </table:table-cell>
          <table:table-cell table:style-name="ce33" table:formula="of:=IF(AND(OR(0.15&gt;[.$Z31];[.$Z31]&gt;0.2);NOT([.S31]=&quot;&quot;));[.S31];&quot;&quot;)" office:value-type="float" office:value="2.1824810322" calcext:value-type="float">
            <text:p>2.1825</text:p>
          </table:table-cell>
          <table:table-cell table:style-name="ce39" table:formula="of:=IF(AND(OR(0.15&gt;[.$Z31];[.$Z31]&gt;0.2);NOT([.T31]=&quot;&quot;));[.T31];&quot;&quot;)" office:value-type="float" office:value="-1" calcext:value-type="float">
            <text:p>-1</text:p>
          </table:table-cell>
          <table:table-cell table:style-name="ce39" table:formula="of:=IF(AND(OR(0.15&gt;[.$Z31];[.$Z31]&gt;0.2);NOT([.U31]=&quot;&quot;));[.U31];&quot;&quot;)" office:value-type="float" office:value="0" calcext:value-type="float">
            <text:p>0</text:p>
          </table:table-cell>
          <table:table-cell table:style-name="ce33" table:formula="of:=IF(AND(OR(0.15&gt;[.$Z31];[.$Z31]&gt;0.2);NOT([.V31]=&quot;&quot;));[.V31];&quot;&quot;)" office:value-type="float" office:value="0" calcext:value-type="float">
            <text:p>0.0000</text:p>
          </table:table-cell>
          <table:table-cell table:style-name="ce33" table:formula="of:=IF(AND(OR(0.15&gt;[.$Z31];[.$Z31]&gt;0.2);NOT([.W31]=&quot;&quot;));[.W31];&quot;&quot;)">
            <text:p/>
          </table:table-cell>
          <table:table-cell table:style-name="ce33" table:formula="of:=IF(AND(OR(0.15&gt;[.$Z31];[.$Z31]&gt;0.2);NOT([.X31]=&quot;&quot;));[.X31];&quot;&quot;)">
            <text:p/>
          </table:table-cell>
          <table:table-cell table:style-name="ce39" table:formula="of:=IF(AND(OR(0.15&gt;[.$Z31];[.$Z31]&gt;0.2);NOT([.Y31]=&quot;&quot;));[.Y31];&quot;&quot;)" office:value-type="float" office:value="27" calcext:value-type="float">
            <text:p>27</text:p>
          </table:table-cell>
          <table:table-cell table:style-name="ce33" table:formula="of:=IF(AND(OR(0.15&gt;[.$Z31];[.$Z31]&gt;0.2);NOT([.Z31]=&quot;&quot;));[.Z31];&quot;&quot;)" office:value-type="float" office:value="0.2538" calcext:value-type="float">
            <text:p>0.2538</text:p>
          </table:table-cell>
          <table:table-cell table:style-name="ce44" table:formula="of:=IF(AND(OR(0.15&gt;[.$Z31];[.$Z31]&gt;0.2);NOT([.AA31]=&quot;&quot;));[.AA31];&quot;&quot;)" office:value-type="float" office:value="-0.7896" calcext:value-type="float">
            <text:p>-0.7896</text:p>
          </table:table-cell>
          <table:table-cell table:style-name="Default" table:number-columns-repeated="3"/>
          <table:table-cell table:style-name="ce4" table:formula="of:=IF(AND([.$U31] = 1;NOT([.A31]=&quot;&quot;));[.A31];&quot;&quot;)">
            <text:p/>
          </table:table-cell>
          <table:table-cell table:style-name="ce110" table:formula="of:=IF(AND([.$U31] = 1;NOT([.B31]=&quot;&quot;));[.B31];&quot;&quot;)">
            <text:p/>
          </table:table-cell>
          <table:table-cell table:style-name="ce110" table:formula="of:=IF(AND([.$U31] = 1;NOT([.C31]=&quot;&quot;));[.C31];&quot;&quot;)">
            <text:p/>
          </table:table-cell>
          <table:table-cell table:style-name="ce110" table:formula="of:=IF(AND([.$U31] = 1;NOT([.D31]=&quot;&quot;));[.D31];&quot;&quot;)">
            <text:p/>
          </table:table-cell>
          <table:table-cell table:style-name="ce110" table:formula="of:=IF(AND([.$U31] = 1;NOT([.E31]=&quot;&quot;));[.E31];&quot;&quot;)">
            <text:p/>
          </table:table-cell>
          <table:table-cell table:style-name="ce110" table:formula="of:=IF(AND([.$U31] = 1;NOT([.F31]=&quot;&quot;));[.F31];&quot;&quot;)">
            <text:p/>
          </table:table-cell>
          <table:table-cell table:style-name="ce110" table:formula="of:=IF(AND([.$U31] = 1;NOT([.G31]=&quot;&quot;));[.G31];&quot;&quot;)">
            <text:p/>
          </table:table-cell>
          <table:table-cell table:style-name="ce110" table:formula="of:=IF(AND([.$U31] = 1;NOT([.H31]=&quot;&quot;));[.H31];&quot;&quot;)">
            <text:p/>
          </table:table-cell>
          <table:table-cell table:style-name="ce110" table:formula="of:=IF(AND([.$U31] = 1;NOT([.I31]=&quot;&quot;));[.I31];&quot;&quot;)">
            <text:p/>
          </table:table-cell>
          <table:table-cell table:style-name="ce110" table:formula="of:=IF(AND([.$U31] = 1;NOT([.J31]=&quot;&quot;));[.J31];&quot;&quot;)">
            <text:p/>
          </table:table-cell>
          <table:table-cell table:style-name="ce110" table:formula="of:=IF(AND([.$U31] = 1;NOT([.K31]=&quot;&quot;));[.K31];&quot;&quot;)">
            <text:p/>
          </table:table-cell>
          <table:table-cell table:style-name="ce110" table:formula="of:=IF(AND([.$U31] = 1;NOT([.L31]=&quot;&quot;));[.L31];&quot;&quot;)">
            <text:p/>
          </table:table-cell>
          <table:table-cell table:style-name="ce110" table:formula="of:=IF(AND([.$U31] = 1;NOT([.M31]=&quot;&quot;));[.M31];&quot;&quot;)">
            <text:p/>
          </table:table-cell>
          <table:table-cell table:style-name="ce110" table:formula="of:=IF(AND([.$U31] = 1;NOT([.N31]=&quot;&quot;));[.N31];&quot;&quot;)">
            <text:p/>
          </table:table-cell>
          <table:table-cell table:style-name="ce110" table:formula="of:=IF(AND([.$U31] = 1;NOT([.O31]=&quot;&quot;));[.O31];&quot;&quot;)">
            <text:p/>
          </table:table-cell>
          <table:table-cell table:style-name="ce110" table:formula="of:=IF(AND([.$U31] = 1;NOT([.P31]=&quot;&quot;));[.P31];&quot;&quot;)">
            <text:p/>
          </table:table-cell>
          <table:table-cell table:style-name="ce110" table:formula="of:=IF(AND([.$U31] = 1;NOT([.Q31]=&quot;&quot;));[.Q31];&quot;&quot;)">
            <text:p/>
          </table:table-cell>
          <table:table-cell table:style-name="ce110" table:formula="of:=IF(AND([.$U31] = 1;NOT([.R31]=&quot;&quot;));[.R31];&quot;&quot;)">
            <text:p/>
          </table:table-cell>
          <table:table-cell table:style-name="ce110" table:formula="of:=IF(AND([.$U31] = 1;NOT([.S31]=&quot;&quot;));[.S31];&quot;&quot;)">
            <text:p/>
          </table:table-cell>
          <table:table-cell table:style-name="ce110" table:formula="of:=IF(AND([.$U31] = 1;NOT([.T31]=&quot;&quot;));[.T31];&quot;&quot;)">
            <text:p/>
          </table:table-cell>
          <table:table-cell table:style-name="ce110" table:formula="of:=IF(AND([.$U31] = 1;NOT([.U31]=&quot;&quot;));[.U31];&quot;&quot;)">
            <text:p/>
          </table:table-cell>
          <table:table-cell table:style-name="ce110" table:formula="of:=IF(AND([.$U31] = 1;NOT([.V31]=&quot;&quot;));[.V31];&quot;&quot;)">
            <text:p/>
          </table:table-cell>
          <table:table-cell table:style-name="ce110" table:formula="of:=IF(AND([.$U31] = 1;NOT([.W31]=&quot;&quot;));[.W31];&quot;&quot;)">
            <text:p/>
          </table:table-cell>
          <table:table-cell table:style-name="ce110" table:formula="of:=IF(AND([.$U31] = 1;NOT([.X31]=&quot;&quot;));[.X31];&quot;&quot;)">
            <text:p/>
          </table:table-cell>
          <table:table-cell table:style-name="ce110" table:formula="of:=IF(AND([.$U31] = 1;NOT([.Y31]=&quot;&quot;));[.Y31];&quot;&quot;)">
            <text:p/>
          </table:table-cell>
          <table:table-cell table:style-name="ce121" table:formula="of:=IF(AND([.$U31] = 1;NOT([.Z31]=&quot;&quot;));[.Z31];&quot;&quot;)">
            <text:p/>
          </table:table-cell>
          <table:table-cell table:style-name="ce25" table:formula="of:=IF(AND([.$U31] = 1;NOT([.AA31]=&quot;&quot;));[.AA31];&quot;&quot;)">
            <text:p/>
          </table:table-cell>
          <table:table-cell table:style-name="Default" table:number-columns-repeated="3"/>
          <table:table-cell table:style-name="ce4" table:formula="of:=IF(AND([.$U31] = 0;NOT([.A31]=&quot;&quot;));[.A31];&quot;&quot;)" office:value-type="float" office:value="27" calcext:value-type="float">
            <text:p>27</text:p>
          </table:table-cell>
          <table:table-cell table:style-name="ce110" table:formula="of:=IF(AND([.$U31] = 0;NOT([.B31]=&quot;&quot;));[.B31];&quot;&quot;)" office:value-type="float" office:value="1.72788" calcext:value-type="float">
            <text:p>1.72788</text:p>
          </table:table-cell>
          <table:table-cell table:style-name="ce110" table:formula="of:=IF(AND([.$U31] = 0;NOT([.C31]=&quot;&quot;));[.C31];&quot;&quot;)" office:value-type="float" office:value="-1.5708" calcext:value-type="float">
            <text:p>-1.5708</text:p>
          </table:table-cell>
          <table:table-cell table:style-name="ce110" table:formula="of:=IF(AND([.$U31] = 0;NOT([.D31]=&quot;&quot;));[.D31];&quot;&quot;)" office:value-type="float" office:value="1.85005" calcext:value-type="float">
            <text:p>1.85005</text:p>
          </table:table-cell>
          <table:table-cell table:style-name="ce110" table:formula="of:=IF(AND([.$U31] = 0;NOT([.E31]=&quot;&quot;));[.E31];&quot;&quot;)" office:value-type="float" office:value="-2.16421" calcext:value-type="float">
            <text:p>-2.16421</text:p>
          </table:table-cell>
          <table:table-cell table:style-name="ce110" table:formula="of:=IF(AND([.$U31] = 0;NOT([.F31]=&quot;&quot;));[.F31];&quot;&quot;)" office:value-type="float" office:value="-1.48353" calcext:value-type="float">
            <text:p>-1.48353</text:p>
          </table:table-cell>
          <table:table-cell table:style-name="ce110" table:formula="of:=IF(AND([.$U31] = 0;NOT([.G31]=&quot;&quot;));[.G31];&quot;&quot;)" office:value-type="float" office:value="-1.76278" calcext:value-type="float">
            <text:p>-1.76278</text:p>
          </table:table-cell>
          <table:table-cell table:style-name="ce110" table:formula="of:=IF(AND([.$U31] = 0;NOT([.H31]=&quot;&quot;));[.H31];&quot;&quot;)">
            <text:p/>
          </table:table-cell>
          <table:table-cell table:style-name="ce110" table:formula="of:=IF(AND([.$U31] = 0;NOT([.I31]=&quot;&quot;));[.I31];&quot;&quot;)">
            <text:p/>
          </table:table-cell>
          <table:table-cell table:style-name="ce110" table:formula="of:=IF(AND([.$U31] = 0;NOT([.J31]=&quot;&quot;));[.J31];&quot;&quot;)" office:value-type="float" office:value="28" calcext:value-type="float">
            <text:p>28</text:p>
          </table:table-cell>
          <table:table-cell table:style-name="ce113" table:formula="of:=IF(AND([.$U31] = 0;NOT([.K31]=&quot;&quot;));[.K31];&quot;&quot;)" office:value-type="float" office:value="0.3255" calcext:value-type="float">
            <text:p>0.3255</text:p>
          </table:table-cell>
          <table:table-cell table:style-name="ce113" table:formula="of:=IF(AND([.$U31] = 0;NOT([.L31]=&quot;&quot;));[.L31];&quot;&quot;)" office:value-type="float" office:value="-0.1419" calcext:value-type="float">
            <text:p>-0.1419</text:p>
          </table:table-cell>
          <table:table-cell table:style-name="ce110" table:formula="of:=IF(AND([.$U31] = 0;NOT([.M31]=&quot;&quot;));[.M31];&quot;&quot;)">
            <text:p/>
          </table:table-cell>
          <table:table-cell table:style-name="ce110" table:formula="of:=IF(AND([.$U31] = 0;NOT([.N31]=&quot;&quot;));[.N31];&quot;&quot;)">
            <text:p/>
          </table:table-cell>
          <table:table-cell table:style-name="ce110" table:formula="of:=IF(AND([.$U31] = 0;NOT([.O31]=&quot;&quot;));[.O31];&quot;&quot;)" office:value-type="float" office:value="27" calcext:value-type="float">
            <text:p>27</text:p>
          </table:table-cell>
          <table:table-cell table:style-name="ce110" table:formula="of:=IF(AND([.$U31] = 0;NOT([.P31]=&quot;&quot;));[.P31];&quot;&quot;)" office:value-type="float" office:value="2.3341" calcext:value-type="float">
            <text:p>2.3341</text:p>
          </table:table-cell>
          <table:table-cell table:style-name="ce110" table:formula="of:=IF(AND([.$U31] = 0;NOT([.Q31]=&quot;&quot;));[.Q31];&quot;&quot;)" office:value-type="float" office:value="-2.3341" calcext:value-type="float">
            <text:p>-2.3341</text:p>
          </table:table-cell>
          <table:table-cell table:style-name="ce110" table:formula="of:=IF(AND([.$U31] = 0;NOT([.R31]=&quot;&quot;));[.R31];&quot;&quot;)" office:value-type="float" office:value="38" calcext:value-type="float">
            <text:p>38</text:p>
          </table:table-cell>
          <table:table-cell table:style-name="ce110" table:formula="of:=IF(AND([.$U31] = 0;NOT([.S31]=&quot;&quot;));[.S31];&quot;&quot;)" office:value-type="float" office:value="2.1824810322" calcext:value-type="float">
            <text:p>2.1824810322</text:p>
          </table:table-cell>
          <table:table-cell table:style-name="ce110" table:formula="of:=IF(AND([.$U31] = 0;NOT([.T31]=&quot;&quot;));[.T31];&quot;&quot;)" office:value-type="float" office:value="-1" calcext:value-type="float">
            <text:p>-1</text:p>
          </table:table-cell>
          <table:table-cell table:style-name="ce110" table:formula="of:=IF(AND([.$U31] = 0;NOT([.U31]=&quot;&quot;));[.U31];&quot;&quot;)" office:value-type="float" office:value="0" calcext:value-type="float">
            <text:p>0</text:p>
          </table:table-cell>
          <table:table-cell table:style-name="ce110" table:formula="of:=IF(AND([.$U31] = 0;NOT([.V31]=&quot;&quot;));[.V31];&quot;&quot;)" office:value-type="float" office:value="0" calcext:value-type="float">
            <text:p>0</text:p>
          </table:table-cell>
          <table:table-cell table:style-name="ce110" table:formula="of:=IF(AND([.$U31] = 0;NOT([.W31]=&quot;&quot;));[.W31];&quot;&quot;)">
            <text:p/>
          </table:table-cell>
          <table:table-cell table:style-name="ce110" table:formula="of:=IF(AND([.$U31] = 0;NOT([.X31]=&quot;&quot;));[.X31];&quot;&quot;)">
            <text:p/>
          </table:table-cell>
          <table:table-cell table:style-name="ce110" table:formula="of:=IF(AND([.$U31] = 0;NOT([.Y31]=&quot;&quot;));[.Y31];&quot;&quot;)" office:value-type="float" office:value="27" calcext:value-type="float">
            <text:p>27</text:p>
          </table:table-cell>
          <table:table-cell table:style-name="ce110" table:formula="of:=IF(AND([.$U31] = 0;NOT([.Z31]=&quot;&quot;));[.Z31];&quot;&quot;)" office:value-type="float" office:value="0.2538" calcext:value-type="float">
            <text:p>0.2538</text:p>
          </table:table-cell>
          <table:table-cell table:style-name="ce25" table:formula="of:=IF(AND([.$U31] = 0;NOT([.AA31]=&quot;&quot;));[.AA31];&quot;&quot;)" office:value-type="float" office:value="-0.7896" calcext:value-type="float">
            <text:p>-0.7896</text:p>
          </table:table-cell>
          <table:table-cell table:style-name="Default" table:number-columns-repeated="3"/>
          <table:table-cell table:style-name="ce126" table:formula="of:=IF(AND(0.1&lt;[.$Z31];[.$Z31]&lt;0.25; NOT([.A31]=&quot;&quot;));[.A31];&quot;&quot;)">
            <text:p/>
          </table:table-cell>
          <table:table-cell table:style-name="ce44" table:formula="of:=IF(AND(0.1&lt;[.$Z31];[.$Z31]&lt;0.25; NOT([.B31]=&quot;&quot;));[.B31];&quot;&quot;)">
            <text:p/>
          </table:table-cell>
          <table:table-cell table:style-name="ce44" table:formula="of:=IF(AND(0.1&lt;[.$Z31];[.$Z31]&lt;0.25; NOT([.C31]=&quot;&quot;));[.C31];&quot;&quot;)">
            <text:p/>
          </table:table-cell>
          <table:table-cell table:style-name="ce44" table:formula="of:=IF(AND(0.1&lt;[.$Z31];[.$Z31]&lt;0.25; NOT([.D31]=&quot;&quot;));[.D31];&quot;&quot;)">
            <text:p/>
          </table:table-cell>
          <table:table-cell table:style-name="ce44" table:formula="of:=IF(AND(0.1&lt;[.$Z31];[.$Z31]&lt;0.25; NOT([.E31]=&quot;&quot;));[.E31];&quot;&quot;)">
            <text:p/>
          </table:table-cell>
          <table:table-cell table:style-name="ce44" table:formula="of:=IF(AND(0.1&lt;[.$Z31];[.$Z31]&lt;0.25; NOT([.F31]=&quot;&quot;));[.F31];&quot;&quot;)">
            <text:p/>
          </table:table-cell>
          <table:table-cell table:style-name="ce44" table:formula="of:=IF(AND(0.1&lt;[.$Z31];[.$Z31]&lt;0.25; NOT([.G31]=&quot;&quot;));[.G31];&quot;&quot;)">
            <text:p/>
          </table:table-cell>
          <table:table-cell table:style-name="ce44" table:formula="of:=IF(AND(0.1&lt;[.$Z31];[.$Z31]&lt;0.25; NOT([.H31]=&quot;&quot;));[.H31];&quot;&quot;)">
            <text:p/>
          </table:table-cell>
          <table:table-cell table:style-name="ce44" table:formula="of:=IF(AND(0.1&lt;[.$Z31];[.$Z31]&lt;0.25; NOT([.I31]=&quot;&quot;));[.I31];&quot;&quot;)">
            <text:p/>
          </table:table-cell>
          <table:table-cell table:style-name="ce44" table:formula="of:=IF(AND(0.1&lt;[.$Z31];[.$Z31]&lt;0.25; NOT([.J31]=&quot;&quot;));[.J31];&quot;&quot;)">
            <text:p/>
          </table:table-cell>
          <table:table-cell table:style-name="ce44" table:formula="of:=IF(AND(0.1&lt;[.$Z31];[.$Z31]&lt;0.25; NOT([.K31]=&quot;&quot;));[.K31];&quot;&quot;)">
            <text:p/>
          </table:table-cell>
          <table:table-cell table:style-name="ce44" table:formula="of:=IF(AND(0.1&lt;[.$Z31];[.$Z31]&lt;0.25; NOT([.L31]=&quot;&quot;));[.L31];&quot;&quot;)">
            <text:p/>
          </table:table-cell>
          <table:table-cell table:style-name="ce44" table:formula="of:=IF(AND(0.1&lt;[.$Z31];[.$Z31]&lt;0.25; NOT([.M31]=&quot;&quot;));[.M31];&quot;&quot;)">
            <text:p/>
          </table:table-cell>
          <table:table-cell table:style-name="ce44" table:formula="of:=IF(AND(0.1&lt;[.$Z31];[.$Z31]&lt;0.25; NOT([.N31]=&quot;&quot;));[.N31];&quot;&quot;)">
            <text:p/>
          </table:table-cell>
          <table:table-cell table:style-name="ce44" table:formula="of:=IF(AND(0.1&lt;[.$Z31];[.$Z31]&lt;0.25; NOT([.O31]=&quot;&quot;));[.O31];&quot;&quot;)">
            <text:p/>
          </table:table-cell>
          <table:table-cell table:style-name="ce44" table:formula="of:=IF(AND(0.1&lt;[.$Z31];[.$Z31]&lt;0.25; NOT([.P31]=&quot;&quot;));[.P31];&quot;&quot;)">
            <text:p/>
          </table:table-cell>
          <table:table-cell table:style-name="ce44" table:formula="of:=IF(AND(0.1&lt;[.$Z31];[.$Z31]&lt;0.25; NOT([.Q31]=&quot;&quot;));[.Q31];&quot;&quot;)">
            <text:p/>
          </table:table-cell>
          <table:table-cell table:style-name="ce44" table:formula="of:=IF(AND(0.1&lt;[.$Z31];[.$Z31]&lt;0.25; NOT([.R31]=&quot;&quot;));[.R31];&quot;&quot;)">
            <text:p/>
          </table:table-cell>
          <table:table-cell table:style-name="ce44" table:formula="of:=IF(AND(0.1&lt;[.$Z31];[.$Z31]&lt;0.25; NOT([.S31]=&quot;&quot;));[.S31];&quot;&quot;)">
            <text:p/>
          </table:table-cell>
          <table:table-cell table:style-name="ce44" table:formula="of:=IF(AND(0.1&lt;[.$Z31];[.$Z31]&lt;0.25; NOT([.T31]=&quot;&quot;));[.T31];&quot;&quot;)">
            <text:p/>
          </table:table-cell>
          <table:table-cell table:style-name="ce44" table:formula="of:=IF(AND(0.1&lt;[.$Z31];[.$Z31]&lt;0.25; NOT([.U31]=&quot;&quot;));[.U31];&quot;&quot;)">
            <text:p/>
          </table:table-cell>
          <table:table-cell table:style-name="ce44" table:formula="of:=IF(AND(0.1&lt;[.$Z31];[.$Z31]&lt;0.25; NOT([.V31]=&quot;&quot;));[.V31];&quot;&quot;)">
            <text:p/>
          </table:table-cell>
          <table:table-cell table:style-name="ce44" table:formula="of:=IF(AND(0.1&lt;[.$Z31];[.$Z31]&lt;0.25; NOT([.W31]=&quot;&quot;));[.W31];&quot;&quot;)">
            <text:p/>
          </table:table-cell>
          <table:table-cell table:style-name="ce44" table:formula="of:=IF(AND(0.1&lt;[.$Z31];[.$Z31]&lt;0.25; NOT([.X31]=&quot;&quot;));[.X31];&quot;&quot;)">
            <text:p/>
          </table:table-cell>
          <table:table-cell table:style-name="ce44" table:formula="of:=IF(AND(0.1&lt;[.$Z31];[.$Z31]&lt;0.25; NOT([.Y31]=&quot;&quot;));[.Y31];&quot;&quot;)">
            <text:p/>
          </table:table-cell>
          <table:table-cell table:style-name="ce44" table:formula="of:=IF(AND(0.1&lt;[.$Z31];[.$Z31]&lt;0.25; NOT([.Z31]=&quot;&quot;));[.Z31];&quot;&quot;)">
            <text:p/>
          </table:table-cell>
          <table:table-cell table:style-name="ce44" table:formula="of:=IF(AND(0.1&lt;[.$Z31];[.$Z31]&lt;0.25; NOT([.AA31]=&quot;&quot;));[.AA31];&quot;&quot;)">
            <text:p/>
          </table:table-cell>
          <table:table-cell table:style-name="Default" table:number-columns-repeated="3"/>
          <table:table-cell table:style-name="ce126" table:formula="of:=IF(AND(OR(0.1&gt;[.$Z31];[.$Z31]&gt;0.25);NOT([.A31]=&quot;&quot;));[.A31];&quot;&quot;)" office:value-type="float" office:value="27" calcext:value-type="float">
            <text:p>27.0000</text:p>
          </table:table-cell>
          <table:table-cell table:style-name="ce44" table:formula="of:=IF(AND(OR(0.1&gt;[.$Z31];[.$Z31]&gt;0.25);NOT([.B31]=&quot;&quot;));[.B31];&quot;&quot;)" office:value-type="float" office:value="1.72788" calcext:value-type="float">
            <text:p>1.7279</text:p>
          </table:table-cell>
          <table:table-cell table:style-name="ce44" table:formula="of:=IF(AND(OR(0.1&gt;[.$Z31];[.$Z31]&gt;0.25);NOT([.C31]=&quot;&quot;));[.C31];&quot;&quot;)" office:value-type="float" office:value="-1.5708" calcext:value-type="float">
            <text:p>-1.5708</text:p>
          </table:table-cell>
          <table:table-cell table:style-name="ce44" table:formula="of:=IF(AND(OR(0.1&gt;[.$Z31];[.$Z31]&gt;0.25);NOT([.D31]=&quot;&quot;));[.D31];&quot;&quot;)" office:value-type="float" office:value="1.85005" calcext:value-type="float">
            <text:p>1.8501</text:p>
          </table:table-cell>
          <table:table-cell table:style-name="ce44" table:formula="of:=IF(AND(OR(0.1&gt;[.$Z31];[.$Z31]&gt;0.25);NOT([.E31]=&quot;&quot;));[.E31];&quot;&quot;)" office:value-type="float" office:value="-2.16421" calcext:value-type="float">
            <text:p>-2.1642</text:p>
          </table:table-cell>
          <table:table-cell table:style-name="ce44" table:formula="of:=IF(AND(OR(0.1&gt;[.$Z31];[.$Z31]&gt;0.25);NOT([.F31]=&quot;&quot;));[.F31];&quot;&quot;)" office:value-type="float" office:value="-1.48353" calcext:value-type="float">
            <text:p>-1.4835</text:p>
          </table:table-cell>
          <table:table-cell table:style-name="ce44" table:formula="of:=IF(AND(OR(0.1&gt;[.$Z31];[.$Z31]&gt;0.25);NOT([.G31]=&quot;&quot;));[.G31];&quot;&quot;)" office:value-type="float" office:value="-1.76278" calcext:value-type="float">
            <text:p>-1.7628</text:p>
          </table:table-cell>
          <table:table-cell table:style-name="ce44" table:formula="of:=IF(AND(OR(0.1&gt;[.$Z31];[.$Z31]&gt;0.25);NOT([.H31]=&quot;&quot;));[.H31];&quot;&quot;)">
            <text:p/>
          </table:table-cell>
          <table:table-cell table:style-name="ce44" table:formula="of:=IF(AND(OR(0.1&gt;[.$Z31];[.$Z31]&gt;0.25);NOT([.I31]=&quot;&quot;));[.I31];&quot;&quot;)">
            <text:p/>
          </table:table-cell>
          <table:table-cell table:style-name="ce44" table:formula="of:=IF(AND(OR(0.1&gt;[.$Z31];[.$Z31]&gt;0.25);NOT([.J31]=&quot;&quot;));[.J31];&quot;&quot;)" office:value-type="float" office:value="28" calcext:value-type="float">
            <text:p>28.0000</text:p>
          </table:table-cell>
          <table:table-cell table:style-name="ce44" table:formula="of:=IF(AND(OR(0.1&gt;[.$Z31];[.$Z31]&gt;0.25);NOT([.K31]=&quot;&quot;));[.K31];&quot;&quot;)" office:value-type="float" office:value="0.3255" calcext:value-type="float">
            <text:p>0.3255</text:p>
          </table:table-cell>
          <table:table-cell table:style-name="ce44" table:formula="of:=IF(AND(OR(0.1&gt;[.$Z31];[.$Z31]&gt;0.25);NOT([.L31]=&quot;&quot;));[.L31];&quot;&quot;)" office:value-type="float" office:value="-0.1419" calcext:value-type="float">
            <text:p>-0.1419</text:p>
          </table:table-cell>
          <table:table-cell table:style-name="ce44" table:formula="of:=IF(AND(OR(0.1&gt;[.$Z31];[.$Z31]&gt;0.25);NOT([.M31]=&quot;&quot;));[.M31];&quot;&quot;)">
            <text:p/>
          </table:table-cell>
          <table:table-cell table:style-name="ce44" table:formula="of:=IF(AND(OR(0.1&gt;[.$Z31];[.$Z31]&gt;0.25);NOT([.N31]=&quot;&quot;));[.N31];&quot;&quot;)">
            <text:p/>
          </table:table-cell>
          <table:table-cell table:style-name="ce128" table:formula="of:=IF(AND(OR(0.1&gt;[.$Z31];[.$Z31]&gt;0.25);NOT([.O31]=&quot;&quot;));[.O31];&quot;&quot;)" office:value-type="float" office:value="27" calcext:value-type="float">
            <text:p>27</text:p>
          </table:table-cell>
          <table:table-cell table:style-name="ce44" table:formula="of:=IF(AND(OR(0.1&gt;[.$Z31];[.$Z31]&gt;0.25);NOT([.P31]=&quot;&quot;));[.P31];&quot;&quot;)" office:value-type="float" office:value="2.3341" calcext:value-type="float">
            <text:p>2.3341</text:p>
          </table:table-cell>
          <table:table-cell table:style-name="ce44" table:formula="of:=IF(AND(OR(0.1&gt;[.$Z31];[.$Z31]&gt;0.25);NOT([.Q31]=&quot;&quot;));[.Q31];&quot;&quot;)" office:value-type="float" office:value="-2.3341" calcext:value-type="float">
            <text:p>-2.3341</text:p>
          </table:table-cell>
          <table:table-cell table:style-name="ce44" table:formula="of:=IF(AND(OR(0.1&gt;[.$Z31];[.$Z31]&gt;0.25);NOT([.R31]=&quot;&quot;));[.R31];&quot;&quot;)" office:value-type="float" office:value="38" calcext:value-type="float">
            <text:p>38.0000</text:p>
          </table:table-cell>
          <table:table-cell table:style-name="ce44" table:formula="of:=IF(AND(OR(0.1&gt;[.$Z31];[.$Z31]&gt;0.25);NOT([.S31]=&quot;&quot;));[.S31];&quot;&quot;)" office:value-type="float" office:value="2.1824810322" calcext:value-type="float">
            <text:p>2.1825</text:p>
          </table:table-cell>
          <table:table-cell table:style-name="ce44" table:formula="of:=IF(AND(OR(0.1&gt;[.$Z31];[.$Z31]&gt;0.25);NOT([.T31]=&quot;&quot;));[.T31];&quot;&quot;)" office:value-type="float" office:value="-1" calcext:value-type="float">
            <text:p>-1.0000</text:p>
          </table:table-cell>
          <table:table-cell table:style-name="ce44" table:formula="of:=IF(AND(OR(0.1&gt;[.$Z31];[.$Z31]&gt;0.25);NOT([.U31]=&quot;&quot;));[.U31];&quot;&quot;)" office:value-type="float" office:value="0" calcext:value-type="float">
            <text:p>0.0000</text:p>
          </table:table-cell>
          <table:table-cell table:style-name="ce44" table:formula="of:=IF(AND(OR(0.1&gt;[.$Z31];[.$Z31]&gt;0.25);NOT([.V31]=&quot;&quot;));[.V31];&quot;&quot;)" office:value-type="float" office:value="0" calcext:value-type="float">
            <text:p>0.0000</text:p>
          </table:table-cell>
          <table:table-cell table:style-name="ce44" table:formula="of:=IF(AND(OR(0.1&gt;[.$Z31];[.$Z31]&gt;0.25);NOT([.W31]=&quot;&quot;));[.W31];&quot;&quot;)">
            <text:p/>
          </table:table-cell>
          <table:table-cell table:style-name="ce44" table:formula="of:=IF(AND(OR(0.1&gt;[.$Z31];[.$Z31]&gt;0.25);NOT([.X31]=&quot;&quot;));[.X31];&quot;&quot;)">
            <text:p/>
          </table:table-cell>
          <table:table-cell table:style-name="ce128" table:formula="of:=IF(AND(OR(0.1&gt;[.$Z31];[.$Z31]&gt;0.25);NOT([.Y31]=&quot;&quot;));[.Y31];&quot;&quot;)" office:value-type="float" office:value="27" calcext:value-type="float">
            <text:p>27</text:p>
          </table:table-cell>
          <table:table-cell table:style-name="ce44" table:formula="of:=IF(AND(OR(0.1&gt;[.$Z31];[.$Z31]&gt;0.25);NOT([.Z31]=&quot;&quot;));[.Z31];&quot;&quot;)" office:value-type="float" office:value="0.2538" calcext:value-type="float">
            <text:p>0.2538</text:p>
          </table:table-cell>
          <table:table-cell table:style-name="ce44" table:formula="of:=IF(AND(OR(0.1&gt;[.$Z31];[.$Z31]&gt;0.25);NOT([.AA31]=&quot;&quot;));[.AA31];&quot;&quot;)" office:value-type="float" office:value="-0.7896" calcext:value-type="float">
            <text:p>-0.7896</text:p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29" calcext:value-type="float">
            <text:p>29</text:p>
          </table:table-cell>
          <table:table-cell table:style-name="ce15" office:value-type="float" office:value="0.3451" calcext:value-type="float">
            <text:p>0.3451</text:p>
          </table:table-cell>
          <table:table-cell table:style-name="ce15" office:value-type="float" office:value="-0.1946" calcext:value-type="float">
            <text:p>-0.1946</text:p>
          </table:table-cell>
          <table:table-cell table:style-name="Default" table:number-columns-repeated="2"/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2.3359" calcext:value-type="float">
            <text:p>2.3359</text:p>
          </table:table-cell>
          <table:table-cell table:style-name="ce10" office:value-type="float" office:value="-2.3359" calcext:value-type="float">
            <text:p>-2.3359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0862037589" calcext:value-type="float">
            <text:p>2.086203758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0.2151" calcext:value-type="float">
            <text:p>0.2151</text:p>
          </table:table-cell>
          <table:table-cell table:style-name="ce25" office:value-type="float" office:value="-0.7027" calcext:value-type="float">
            <text:p>-0.7027</text:p>
          </table:table-cell>
          <table:table-cell table:style-name="Default" table:number-columns-repeated="3"/>
          <table:table-cell table:style-name="ce31" table:formula="of:=IF(AND(0.15&lt;[.$Z32];[.$Z32]&lt;0.2; NOT([.A32]=&quot;&quot;));[.A32];&quot;&quot;)">
            <text:p/>
          </table:table-cell>
          <table:table-cell table:style-name="ce33" table:formula="of:=IF(AND(0.15&lt;[.$Z32];[.$Z32]&lt;0.2; NOT([.B32]=&quot;&quot;));[.B32];&quot;&quot;)">
            <text:p/>
          </table:table-cell>
          <table:table-cell table:style-name="ce33" table:formula="of:=IF(AND(0.15&lt;[.$Z32];[.$Z32]&lt;0.2; NOT([.C32]=&quot;&quot;));[.C32];&quot;&quot;)">
            <text:p/>
          </table:table-cell>
          <table:table-cell table:style-name="ce33" table:formula="of:=IF(AND(0.15&lt;[.$Z32];[.$Z32]&lt;0.2; NOT([.D32]=&quot;&quot;));[.D32];&quot;&quot;)">
            <text:p/>
          </table:table-cell>
          <table:table-cell table:style-name="ce33" table:formula="of:=IF(AND(0.15&lt;[.$Z32];[.$Z32]&lt;0.2; NOT([.E32]=&quot;&quot;));[.E32];&quot;&quot;)">
            <text:p/>
          </table:table-cell>
          <table:table-cell table:style-name="ce33" table:formula="of:=IF(AND(0.15&lt;[.$Z32];[.$Z32]&lt;0.2; NOT([.F32]=&quot;&quot;));[.F32];&quot;&quot;)">
            <text:p/>
          </table:table-cell>
          <table:table-cell table:style-name="ce33" table:formula="of:=IF(AND(0.15&lt;[.$Z32];[.$Z32]&lt;0.2; NOT([.G32]=&quot;&quot;));[.G32];&quot;&quot;)">
            <text:p/>
          </table:table-cell>
          <table:table-cell table:style-name="ce33" table:formula="of:=IF(AND(0.15&lt;[.$Z32];[.$Z32]&lt;0.2; NOT([.H32]=&quot;&quot;));[.H32];&quot;&quot;)">
            <text:p/>
          </table:table-cell>
          <table:table-cell table:style-name="ce33" table:formula="of:=IF(AND(0.15&lt;[.$Z32];[.$Z32]&lt;0.2; NOT([.I32]=&quot;&quot;));[.I32];&quot;&quot;)">
            <text:p/>
          </table:table-cell>
          <table:table-cell table:style-name="ce39" table:formula="of:=IF(AND(0.15&lt;[.$Z32];[.$Z32]&lt;0.2; NOT([.J32]=&quot;&quot;));[.J32];&quot;&quot;)">
            <text:p/>
          </table:table-cell>
          <table:table-cell table:style-name="ce33" table:formula="of:=IF(AND(0.15&lt;[.$Z32];[.$Z32]&lt;0.2; NOT([.K32]=&quot;&quot;));[.K32];&quot;&quot;)">
            <text:p/>
          </table:table-cell>
          <table:table-cell table:style-name="ce33" table:formula="of:=IF(AND(0.15&lt;[.$Z32];[.$Z32]&lt;0.2; NOT([.L32]=&quot;&quot;));[.L32];&quot;&quot;)">
            <text:p/>
          </table:table-cell>
          <table:table-cell table:style-name="ce33" table:formula="of:=IF(AND(0.15&lt;[.$Z32];[.$Z32]&lt;0.2; NOT([.M32]=&quot;&quot;));[.M32];&quot;&quot;)">
            <text:p/>
          </table:table-cell>
          <table:table-cell table:style-name="ce33" table:formula="of:=IF(AND(0.15&lt;[.$Z32];[.$Z32]&lt;0.2; NOT([.N32]=&quot;&quot;));[.N32];&quot;&quot;)">
            <text:p/>
          </table:table-cell>
          <table:table-cell table:style-name="ce39" table:formula="of:=IF(AND(0.15&lt;[.$Z32];[.$Z32]&lt;0.2; NOT([.O32]=&quot;&quot;));[.O32];&quot;&quot;)">
            <text:p/>
          </table:table-cell>
          <table:table-cell table:style-name="ce33" table:formula="of:=IF(AND(0.15&lt;[.$Z32];[.$Z32]&lt;0.2; NOT([.P32]=&quot;&quot;));[.P32];&quot;&quot;)">
            <text:p/>
          </table:table-cell>
          <table:table-cell table:style-name="ce33" table:formula="of:=IF(AND(0.15&lt;[.$Z32];[.$Z32]&lt;0.2; NOT([.Q32]=&quot;&quot;));[.Q32];&quot;&quot;)">
            <text:p/>
          </table:table-cell>
          <table:table-cell table:style-name="ce33" table:formula="of:=IF(AND(0.15&lt;[.$Z32];[.$Z32]&lt;0.2; NOT([.R32]=&quot;&quot;));[.R32];&quot;&quot;)">
            <text:p/>
          </table:table-cell>
          <table:table-cell table:style-name="ce33" table:formula="of:=IF(AND(0.15&lt;[.$Z32];[.$Z32]&lt;0.2; NOT([.S32]=&quot;&quot;));[.S32];&quot;&quot;)">
            <text:p/>
          </table:table-cell>
          <table:table-cell table:style-name="ce39" table:formula="of:=IF(AND(0.15&lt;[.$Z32];[.$Z32]&lt;0.2; NOT([.T32]=&quot;&quot;));[.T32];&quot;&quot;)">
            <text:p/>
          </table:table-cell>
          <table:table-cell table:style-name="ce39" table:formula="of:=IF(AND(0.15&lt;[.$Z32];[.$Z32]&lt;0.2; NOT([.U32]=&quot;&quot;));[.U32];&quot;&quot;)">
            <text:p/>
          </table:table-cell>
          <table:table-cell table:style-name="ce33" table:formula="of:=IF(AND(0.15&lt;[.$Z32];[.$Z32]&lt;0.2; NOT([.V32]=&quot;&quot;));[.V32];&quot;&quot;)">
            <text:p/>
          </table:table-cell>
          <table:table-cell table:style-name="ce33" table:formula="of:=IF(AND(0.15&lt;[.$Z32];[.$Z32]&lt;0.2; NOT([.W32]=&quot;&quot;));[.W32];&quot;&quot;)">
            <text:p/>
          </table:table-cell>
          <table:table-cell table:style-name="ce33" table:formula="of:=IF(AND(0.15&lt;[.$Z32];[.$Z32]&lt;0.2; NOT([.X32]=&quot;&quot;));[.X32];&quot;&quot;)">
            <text:p/>
          </table:table-cell>
          <table:table-cell table:style-name="ce39" table:formula="of:=IF(AND(0.15&lt;[.$Z32];[.$Z32]&lt;0.2; NOT([.Y32]=&quot;&quot;));[.Y32];&quot;&quot;)">
            <text:p/>
          </table:table-cell>
          <table:table-cell table:style-name="ce33" table:formula="of:=IF(AND(0.15&lt;[.$Z32];[.$Z32]&lt;0.2; NOT([.Z32]=&quot;&quot;));[.Z32];&quot;&quot;)">
            <text:p/>
          </table:table-cell>
          <table:table-cell table:style-name="ce44" table:formula="of:=IF(AND(0.15&lt;[.$Z32];[.$Z32]&lt;0.2; NOT([.AA32]=&quot;&quot;));[.AA32];&quot;&quot;)">
            <text:p/>
          </table:table-cell>
          <table:table-cell table:style-name="Default" table:number-columns-repeated="3"/>
          <table:table-cell table:style-name="ce31" table:formula="of:=IF(AND(OR(0.15&gt;[.$Z32];[.$Z32]&gt;0.2);NOT([.A32]=&quot;&quot;));[.A32];&quot;&quot;)" office:value-type="float" office:value="28" calcext:value-type="float">
            <text:p>28</text:p>
          </table:table-cell>
          <table:table-cell table:style-name="ce33" table:formula="of:=IF(AND(OR(0.15&gt;[.$Z32];[.$Z32]&gt;0.2);NOT([.B32]=&quot;&quot;));[.B32];&quot;&quot;)" office:value-type="float" office:value="1.72788" calcext:value-type="float">
            <text:p>1.7279</text:p>
          </table:table-cell>
          <table:table-cell table:style-name="ce33" table:formula="of:=IF(AND(OR(0.15&gt;[.$Z32];[.$Z32]&gt;0.2);NOT([.C32]=&quot;&quot;));[.C32];&quot;&quot;)" office:value-type="float" office:value="-1.5708" calcext:value-type="float">
            <text:p>-1.5708</text:p>
          </table:table-cell>
          <table:table-cell table:style-name="ce33" table:formula="of:=IF(AND(OR(0.15&gt;[.$Z32];[.$Z32]&gt;0.2);NOT([.D32]=&quot;&quot;));[.D32];&quot;&quot;)" office:value-type="float" office:value="1.85005" calcext:value-type="float">
            <text:p>1.8501</text:p>
          </table:table-cell>
          <table:table-cell table:style-name="ce33" table:formula="of:=IF(AND(OR(0.15&gt;[.$Z32];[.$Z32]&gt;0.2);NOT([.E32]=&quot;&quot;));[.E32];&quot;&quot;)" office:value-type="float" office:value="-2.16421" calcext:value-type="float">
            <text:p>-2.1642</text:p>
          </table:table-cell>
          <table:table-cell table:style-name="ce33" table:formula="of:=IF(AND(OR(0.15&gt;[.$Z32];[.$Z32]&gt;0.2);NOT([.F32]=&quot;&quot;));[.F32];&quot;&quot;)" office:value-type="float" office:value="-1.48353" calcext:value-type="float">
            <text:p>-1.4835</text:p>
          </table:table-cell>
          <table:table-cell table:style-name="ce33" table:formula="of:=IF(AND(OR(0.15&gt;[.$Z32];[.$Z32]&gt;0.2);NOT([.G32]=&quot;&quot;));[.G32];&quot;&quot;)" office:value-type="float" office:value="-1.76278" calcext:value-type="float">
            <text:p>-1.7628</text:p>
          </table:table-cell>
          <table:table-cell table:style-name="ce33" table:formula="of:=IF(AND(OR(0.15&gt;[.$Z32];[.$Z32]&gt;0.2);NOT([.H32]=&quot;&quot;));[.H32];&quot;&quot;)">
            <text:p/>
          </table:table-cell>
          <table:table-cell table:style-name="ce33" table:formula="of:=IF(AND(OR(0.15&gt;[.$Z32];[.$Z32]&gt;0.2);NOT([.I32]=&quot;&quot;));[.I32];&quot;&quot;)">
            <text:p/>
          </table:table-cell>
          <table:table-cell table:style-name="ce39" table:formula="of:=IF(AND(OR(0.15&gt;[.$Z32];[.$Z32]&gt;0.2);NOT([.J32]=&quot;&quot;));[.J32];&quot;&quot;)" office:value-type="float" office:value="29" calcext:value-type="float">
            <text:p>29</text:p>
          </table:table-cell>
          <table:table-cell table:style-name="ce33" table:formula="of:=IF(AND(OR(0.15&gt;[.$Z32];[.$Z32]&gt;0.2);NOT([.K32]=&quot;&quot;));[.K32];&quot;&quot;)" office:value-type="float" office:value="0.3451" calcext:value-type="float">
            <text:p>0.3451</text:p>
          </table:table-cell>
          <table:table-cell table:style-name="ce33" table:formula="of:=IF(AND(OR(0.15&gt;[.$Z32];[.$Z32]&gt;0.2);NOT([.L32]=&quot;&quot;));[.L32];&quot;&quot;)" office:value-type="float" office:value="-0.1946" calcext:value-type="float">
            <text:p>-0.1946</text:p>
          </table:table-cell>
          <table:table-cell table:style-name="ce33" table:formula="of:=IF(AND(OR(0.15&gt;[.$Z32];[.$Z32]&gt;0.2);NOT([.M32]=&quot;&quot;));[.M32];&quot;&quot;)">
            <text:p/>
          </table:table-cell>
          <table:table-cell table:style-name="ce33" table:formula="of:=IF(AND(OR(0.15&gt;[.$Z32];[.$Z32]&gt;0.2);NOT([.N32]=&quot;&quot;));[.N32];&quot;&quot;)">
            <text:p/>
          </table:table-cell>
          <table:table-cell table:style-name="ce39" table:formula="of:=IF(AND(OR(0.15&gt;[.$Z32];[.$Z32]&gt;0.2);NOT([.O32]=&quot;&quot;));[.O32];&quot;&quot;)" office:value-type="float" office:value="28" calcext:value-type="float">
            <text:p>28</text:p>
          </table:table-cell>
          <table:table-cell table:style-name="ce33" table:formula="of:=IF(AND(OR(0.15&gt;[.$Z32];[.$Z32]&gt;0.2);NOT([.P32]=&quot;&quot;));[.P32];&quot;&quot;)" office:value-type="float" office:value="2.3359" calcext:value-type="float">
            <text:p>2.3359</text:p>
          </table:table-cell>
          <table:table-cell table:style-name="ce33" table:formula="of:=IF(AND(OR(0.15&gt;[.$Z32];[.$Z32]&gt;0.2);NOT([.Q32]=&quot;&quot;));[.Q32];&quot;&quot;)" office:value-type="float" office:value="-2.3359" calcext:value-type="float">
            <text:p>-2.3359</text:p>
          </table:table-cell>
          <table:table-cell table:style-name="ce33" table:formula="of:=IF(AND(OR(0.15&gt;[.$Z32];[.$Z32]&gt;0.2);NOT([.R32]=&quot;&quot;));[.R32];&quot;&quot;)" office:value-type="float" office:value="38" calcext:value-type="float">
            <text:p>38.0000</text:p>
          </table:table-cell>
          <table:table-cell table:style-name="ce33" table:formula="of:=IF(AND(OR(0.15&gt;[.$Z32];[.$Z32]&gt;0.2);NOT([.S32]=&quot;&quot;));[.S32];&quot;&quot;)" office:value-type="float" office:value="2.0862037589" calcext:value-type="float">
            <text:p>2.0862</text:p>
          </table:table-cell>
          <table:table-cell table:style-name="ce39" table:formula="of:=IF(AND(OR(0.15&gt;[.$Z32];[.$Z32]&gt;0.2);NOT([.T32]=&quot;&quot;));[.T32];&quot;&quot;)" office:value-type="float" office:value="-1" calcext:value-type="float">
            <text:p>-1</text:p>
          </table:table-cell>
          <table:table-cell table:style-name="ce39" table:formula="of:=IF(AND(OR(0.15&gt;[.$Z32];[.$Z32]&gt;0.2);NOT([.U32]=&quot;&quot;));[.U32];&quot;&quot;)" office:value-type="float" office:value="1" calcext:value-type="float">
            <text:p>1</text:p>
          </table:table-cell>
          <table:table-cell table:style-name="ce33" table:formula="of:=IF(AND(OR(0.15&gt;[.$Z32];[.$Z32]&gt;0.2);NOT([.V32]=&quot;&quot;));[.V32];&quot;&quot;)" office:value-type="float" office:value="0" calcext:value-type="float">
            <text:p>0.0000</text:p>
          </table:table-cell>
          <table:table-cell table:style-name="ce33" table:formula="of:=IF(AND(OR(0.15&gt;[.$Z32];[.$Z32]&gt;0.2);NOT([.W32]=&quot;&quot;));[.W32];&quot;&quot;)">
            <text:p/>
          </table:table-cell>
          <table:table-cell table:style-name="ce33" table:formula="of:=IF(AND(OR(0.15&gt;[.$Z32];[.$Z32]&gt;0.2);NOT([.X32]=&quot;&quot;));[.X32];&quot;&quot;)">
            <text:p/>
          </table:table-cell>
          <table:table-cell table:style-name="ce39" table:formula="of:=IF(AND(OR(0.15&gt;[.$Z32];[.$Z32]&gt;0.2);NOT([.Y32]=&quot;&quot;));[.Y32];&quot;&quot;)" office:value-type="float" office:value="28" calcext:value-type="float">
            <text:p>28</text:p>
          </table:table-cell>
          <table:table-cell table:style-name="ce33" table:formula="of:=IF(AND(OR(0.15&gt;[.$Z32];[.$Z32]&gt;0.2);NOT([.Z32]=&quot;&quot;));[.Z32];&quot;&quot;)" office:value-type="float" office:value="0.2151" calcext:value-type="float">
            <text:p>0.2151</text:p>
          </table:table-cell>
          <table:table-cell table:style-name="ce44" table:formula="of:=IF(AND(OR(0.15&gt;[.$Z32];[.$Z32]&gt;0.2);NOT([.AA32]=&quot;&quot;));[.AA32];&quot;&quot;)" office:value-type="float" office:value="-0.7027" calcext:value-type="float">
            <text:p>-0.7027</text:p>
          </table:table-cell>
          <table:table-cell table:style-name="Default" table:number-columns-repeated="3"/>
          <table:table-cell table:style-name="ce4" table:formula="of:=IF(AND([.$U32] = 1;NOT([.A32]=&quot;&quot;));[.A32];&quot;&quot;)" office:value-type="float" office:value="28" calcext:value-type="float">
            <text:p>28</text:p>
          </table:table-cell>
          <table:table-cell table:style-name="ce110" table:formula="of:=IF(AND([.$U32] = 1;NOT([.B32]=&quot;&quot;));[.B32];&quot;&quot;)" office:value-type="float" office:value="1.72788" calcext:value-type="float">
            <text:p>1.72788</text:p>
          </table:table-cell>
          <table:table-cell table:style-name="ce110" table:formula="of:=IF(AND([.$U32] = 1;NOT([.C32]=&quot;&quot;));[.C32];&quot;&quot;)" office:value-type="float" office:value="-1.5708" calcext:value-type="float">
            <text:p>-1.5708</text:p>
          </table:table-cell>
          <table:table-cell table:style-name="ce110" table:formula="of:=IF(AND([.$U32] = 1;NOT([.D32]=&quot;&quot;));[.D32];&quot;&quot;)" office:value-type="float" office:value="1.85005" calcext:value-type="float">
            <text:p>1.85005</text:p>
          </table:table-cell>
          <table:table-cell table:style-name="ce110" table:formula="of:=IF(AND([.$U32] = 1;NOT([.E32]=&quot;&quot;));[.E32];&quot;&quot;)" office:value-type="float" office:value="-2.16421" calcext:value-type="float">
            <text:p>-2.16421</text:p>
          </table:table-cell>
          <table:table-cell table:style-name="ce110" table:formula="of:=IF(AND([.$U32] = 1;NOT([.F32]=&quot;&quot;));[.F32];&quot;&quot;)" office:value-type="float" office:value="-1.48353" calcext:value-type="float">
            <text:p>-1.48353</text:p>
          </table:table-cell>
          <table:table-cell table:style-name="ce110" table:formula="of:=IF(AND([.$U32] = 1;NOT([.G32]=&quot;&quot;));[.G32];&quot;&quot;)" office:value-type="float" office:value="-1.76278" calcext:value-type="float">
            <text:p>-1.76278</text:p>
          </table:table-cell>
          <table:table-cell table:style-name="ce110" table:formula="of:=IF(AND([.$U32] = 1;NOT([.H32]=&quot;&quot;));[.H32];&quot;&quot;)">
            <text:p/>
          </table:table-cell>
          <table:table-cell table:style-name="ce110" table:formula="of:=IF(AND([.$U32] = 1;NOT([.I32]=&quot;&quot;));[.I32];&quot;&quot;)">
            <text:p/>
          </table:table-cell>
          <table:table-cell table:style-name="ce110" table:formula="of:=IF(AND([.$U32] = 1;NOT([.J32]=&quot;&quot;));[.J32];&quot;&quot;)" office:value-type="float" office:value="29" calcext:value-type="float">
            <text:p>29</text:p>
          </table:table-cell>
          <table:table-cell table:style-name="ce110" table:formula="of:=IF(AND([.$U32] = 1;NOT([.K32]=&quot;&quot;));[.K32];&quot;&quot;)" office:value-type="float" office:value="0.3451" calcext:value-type="float">
            <text:p>0.3451</text:p>
          </table:table-cell>
          <table:table-cell table:style-name="ce110" table:formula="of:=IF(AND([.$U32] = 1;NOT([.L32]=&quot;&quot;));[.L32];&quot;&quot;)" office:value-type="float" office:value="-0.1946" calcext:value-type="float">
            <text:p>-0.1946</text:p>
          </table:table-cell>
          <table:table-cell table:style-name="ce110" table:formula="of:=IF(AND([.$U32] = 1;NOT([.M32]=&quot;&quot;));[.M32];&quot;&quot;)">
            <text:p/>
          </table:table-cell>
          <table:table-cell table:style-name="ce110" table:formula="of:=IF(AND([.$U32] = 1;NOT([.N32]=&quot;&quot;));[.N32];&quot;&quot;)">
            <text:p/>
          </table:table-cell>
          <table:table-cell table:style-name="ce110" table:formula="of:=IF(AND([.$U32] = 1;NOT([.O32]=&quot;&quot;));[.O32];&quot;&quot;)" office:value-type="float" office:value="28" calcext:value-type="float">
            <text:p>28</text:p>
          </table:table-cell>
          <table:table-cell table:style-name="ce110" table:formula="of:=IF(AND([.$U32] = 1;NOT([.P32]=&quot;&quot;));[.P32];&quot;&quot;)" office:value-type="float" office:value="2.3359" calcext:value-type="float">
            <text:p>2.3359</text:p>
          </table:table-cell>
          <table:table-cell table:style-name="ce110" table:formula="of:=IF(AND([.$U32] = 1;NOT([.Q32]=&quot;&quot;));[.Q32];&quot;&quot;)" office:value-type="float" office:value="-2.3359" calcext:value-type="float">
            <text:p>-2.3359</text:p>
          </table:table-cell>
          <table:table-cell table:style-name="ce110" table:formula="of:=IF(AND([.$U32] = 1;NOT([.R32]=&quot;&quot;));[.R32];&quot;&quot;)" office:value-type="float" office:value="38" calcext:value-type="float">
            <text:p>38</text:p>
          </table:table-cell>
          <table:table-cell table:style-name="ce110" table:formula="of:=IF(AND([.$U32] = 1;NOT([.S32]=&quot;&quot;));[.S32];&quot;&quot;)" office:value-type="float" office:value="2.0862037589" calcext:value-type="float">
            <text:p>2.0862037589</text:p>
          </table:table-cell>
          <table:table-cell table:style-name="ce110" table:formula="of:=IF(AND([.$U32] = 1;NOT([.T32]=&quot;&quot;));[.T32];&quot;&quot;)" office:value-type="float" office:value="-1" calcext:value-type="float">
            <text:p>-1</text:p>
          </table:table-cell>
          <table:table-cell table:style-name="ce110" table:formula="of:=IF(AND([.$U32] = 1;NOT([.U32]=&quot;&quot;));[.U32];&quot;&quot;)" office:value-type="float" office:value="1" calcext:value-type="float">
            <text:p>1</text:p>
          </table:table-cell>
          <table:table-cell table:style-name="ce110" table:formula="of:=IF(AND([.$U32] = 1;NOT([.V32]=&quot;&quot;));[.V32];&quot;&quot;)" office:value-type="float" office:value="0" calcext:value-type="float">
            <text:p>0</text:p>
          </table:table-cell>
          <table:table-cell table:style-name="ce110" table:formula="of:=IF(AND([.$U32] = 1;NOT([.W32]=&quot;&quot;));[.W32];&quot;&quot;)">
            <text:p/>
          </table:table-cell>
          <table:table-cell table:style-name="ce110" table:formula="of:=IF(AND([.$U32] = 1;NOT([.X32]=&quot;&quot;));[.X32];&quot;&quot;)">
            <text:p/>
          </table:table-cell>
          <table:table-cell table:style-name="ce110" table:formula="of:=IF(AND([.$U32] = 1;NOT([.Y32]=&quot;&quot;));[.Y32];&quot;&quot;)" office:value-type="float" office:value="28" calcext:value-type="float">
            <text:p>28</text:p>
          </table:table-cell>
          <table:table-cell table:style-name="ce121" table:formula="of:=IF(AND([.$U32] = 1;NOT([.Z32]=&quot;&quot;));[.Z32];&quot;&quot;)" office:value-type="float" office:value="0.2151" calcext:value-type="float">
            <text:p>0.21510</text:p>
          </table:table-cell>
          <table:table-cell table:style-name="ce25" table:formula="of:=IF(AND([.$U32] = 1;NOT([.AA32]=&quot;&quot;));[.AA32];&quot;&quot;)" office:value-type="float" office:value="-0.7027" calcext:value-type="float">
            <text:p>-0.7027</text:p>
          </table:table-cell>
          <table:table-cell table:style-name="Default" table:number-columns-repeated="3"/>
          <table:table-cell table:style-name="ce4" table:formula="of:=IF(AND([.$U32] = 0;NOT([.A32]=&quot;&quot;));[.A32];&quot;&quot;)">
            <text:p/>
          </table:table-cell>
          <table:table-cell table:style-name="ce110" table:formula="of:=IF(AND([.$U32] = 0;NOT([.B32]=&quot;&quot;));[.B32];&quot;&quot;)">
            <text:p/>
          </table:table-cell>
          <table:table-cell table:style-name="ce110" table:formula="of:=IF(AND([.$U32] = 0;NOT([.C32]=&quot;&quot;));[.C32];&quot;&quot;)">
            <text:p/>
          </table:table-cell>
          <table:table-cell table:style-name="ce110" table:formula="of:=IF(AND([.$U32] = 0;NOT([.D32]=&quot;&quot;));[.D32];&quot;&quot;)">
            <text:p/>
          </table:table-cell>
          <table:table-cell table:style-name="ce110" table:formula="of:=IF(AND([.$U32] = 0;NOT([.E32]=&quot;&quot;));[.E32];&quot;&quot;)">
            <text:p/>
          </table:table-cell>
          <table:table-cell table:style-name="ce110" table:formula="of:=IF(AND([.$U32] = 0;NOT([.F32]=&quot;&quot;));[.F32];&quot;&quot;)">
            <text:p/>
          </table:table-cell>
          <table:table-cell table:style-name="ce110" table:formula="of:=IF(AND([.$U32] = 0;NOT([.G32]=&quot;&quot;));[.G32];&quot;&quot;)">
            <text:p/>
          </table:table-cell>
          <table:table-cell table:style-name="ce110" table:formula="of:=IF(AND([.$U32] = 0;NOT([.H32]=&quot;&quot;));[.H32];&quot;&quot;)">
            <text:p/>
          </table:table-cell>
          <table:table-cell table:style-name="ce110" table:formula="of:=IF(AND([.$U32] = 0;NOT([.I32]=&quot;&quot;));[.I32];&quot;&quot;)">
            <text:p/>
          </table:table-cell>
          <table:table-cell table:style-name="ce110" table:formula="of:=IF(AND([.$U32] = 0;NOT([.J32]=&quot;&quot;));[.J32];&quot;&quot;)">
            <text:p/>
          </table:table-cell>
          <table:table-cell table:style-name="ce113" table:formula="of:=IF(AND([.$U32] = 0;NOT([.K32]=&quot;&quot;));[.K32];&quot;&quot;)">
            <text:p/>
          </table:table-cell>
          <table:table-cell table:style-name="ce113" table:formula="of:=IF(AND([.$U32] = 0;NOT([.L32]=&quot;&quot;));[.L32];&quot;&quot;)">
            <text:p/>
          </table:table-cell>
          <table:table-cell table:style-name="ce110" table:formula="of:=IF(AND([.$U32] = 0;NOT([.M32]=&quot;&quot;));[.M32];&quot;&quot;)">
            <text:p/>
          </table:table-cell>
          <table:table-cell table:style-name="ce110" table:formula="of:=IF(AND([.$U32] = 0;NOT([.N32]=&quot;&quot;));[.N32];&quot;&quot;)">
            <text:p/>
          </table:table-cell>
          <table:table-cell table:style-name="ce110" table:formula="of:=IF(AND([.$U32] = 0;NOT([.O32]=&quot;&quot;));[.O32];&quot;&quot;)">
            <text:p/>
          </table:table-cell>
          <table:table-cell table:style-name="ce110" table:formula="of:=IF(AND([.$U32] = 0;NOT([.P32]=&quot;&quot;));[.P32];&quot;&quot;)">
            <text:p/>
          </table:table-cell>
          <table:table-cell table:style-name="ce110" table:formula="of:=IF(AND([.$U32] = 0;NOT([.Q32]=&quot;&quot;));[.Q32];&quot;&quot;)">
            <text:p/>
          </table:table-cell>
          <table:table-cell table:style-name="ce110" table:formula="of:=IF(AND([.$U32] = 0;NOT([.R32]=&quot;&quot;));[.R32];&quot;&quot;)">
            <text:p/>
          </table:table-cell>
          <table:table-cell table:style-name="ce110" table:formula="of:=IF(AND([.$U32] = 0;NOT([.S32]=&quot;&quot;));[.S32];&quot;&quot;)">
            <text:p/>
          </table:table-cell>
          <table:table-cell table:style-name="ce110" table:formula="of:=IF(AND([.$U32] = 0;NOT([.T32]=&quot;&quot;));[.T32];&quot;&quot;)">
            <text:p/>
          </table:table-cell>
          <table:table-cell table:style-name="ce110" table:formula="of:=IF(AND([.$U32] = 0;NOT([.U32]=&quot;&quot;));[.U32];&quot;&quot;)">
            <text:p/>
          </table:table-cell>
          <table:table-cell table:style-name="ce110" table:formula="of:=IF(AND([.$U32] = 0;NOT([.V32]=&quot;&quot;));[.V32];&quot;&quot;)">
            <text:p/>
          </table:table-cell>
          <table:table-cell table:style-name="ce110" table:formula="of:=IF(AND([.$U32] = 0;NOT([.W32]=&quot;&quot;));[.W32];&quot;&quot;)">
            <text:p/>
          </table:table-cell>
          <table:table-cell table:style-name="ce110" table:formula="of:=IF(AND([.$U32] = 0;NOT([.X32]=&quot;&quot;));[.X32];&quot;&quot;)">
            <text:p/>
          </table:table-cell>
          <table:table-cell table:style-name="ce110" table:formula="of:=IF(AND([.$U32] = 0;NOT([.Y32]=&quot;&quot;));[.Y32];&quot;&quot;)">
            <text:p/>
          </table:table-cell>
          <table:table-cell table:style-name="ce110" table:formula="of:=IF(AND([.$U32] = 0;NOT([.Z32]=&quot;&quot;));[.Z32];&quot;&quot;)">
            <text:p/>
          </table:table-cell>
          <table:table-cell table:style-name="ce25" table:formula="of:=IF(AND([.$U32] = 0;NOT([.AA32]=&quot;&quot;));[.AA32];&quot;&quot;)">
            <text:p/>
          </table:table-cell>
          <table:table-cell table:style-name="Default" table:number-columns-repeated="3"/>
          <table:table-cell table:style-name="ce126" table:formula="of:=IF(AND(0.1&lt;[.$Z32];[.$Z32]&lt;0.25; NOT([.A32]=&quot;&quot;));[.A32];&quot;&quot;)" office:value-type="float" office:value="28" calcext:value-type="float">
            <text:p>28.0000</text:p>
          </table:table-cell>
          <table:table-cell table:style-name="ce44" table:formula="of:=IF(AND(0.1&lt;[.$Z32];[.$Z32]&lt;0.25; NOT([.B32]=&quot;&quot;));[.B32];&quot;&quot;)" office:value-type="float" office:value="1.72788" calcext:value-type="float">
            <text:p>1.7279</text:p>
          </table:table-cell>
          <table:table-cell table:style-name="ce44" table:formula="of:=IF(AND(0.1&lt;[.$Z32];[.$Z32]&lt;0.25; NOT([.C32]=&quot;&quot;));[.C32];&quot;&quot;)" office:value-type="float" office:value="-1.5708" calcext:value-type="float">
            <text:p>-1.5708</text:p>
          </table:table-cell>
          <table:table-cell table:style-name="ce44" table:formula="of:=IF(AND(0.1&lt;[.$Z32];[.$Z32]&lt;0.25; NOT([.D32]=&quot;&quot;));[.D32];&quot;&quot;)" office:value-type="float" office:value="1.85005" calcext:value-type="float">
            <text:p>1.8501</text:p>
          </table:table-cell>
          <table:table-cell table:style-name="ce44" table:formula="of:=IF(AND(0.1&lt;[.$Z32];[.$Z32]&lt;0.25; NOT([.E32]=&quot;&quot;));[.E32];&quot;&quot;)" office:value-type="float" office:value="-2.16421" calcext:value-type="float">
            <text:p>-2.1642</text:p>
          </table:table-cell>
          <table:table-cell table:style-name="ce44" table:formula="of:=IF(AND(0.1&lt;[.$Z32];[.$Z32]&lt;0.25; NOT([.F32]=&quot;&quot;));[.F32];&quot;&quot;)" office:value-type="float" office:value="-1.48353" calcext:value-type="float">
            <text:p>-1.4835</text:p>
          </table:table-cell>
          <table:table-cell table:style-name="ce44" table:formula="of:=IF(AND(0.1&lt;[.$Z32];[.$Z32]&lt;0.25; NOT([.G32]=&quot;&quot;));[.G32];&quot;&quot;)" office:value-type="float" office:value="-1.76278" calcext:value-type="float">
            <text:p>-1.7628</text:p>
          </table:table-cell>
          <table:table-cell table:style-name="ce44" table:formula="of:=IF(AND(0.1&lt;[.$Z32];[.$Z32]&lt;0.25; NOT([.H32]=&quot;&quot;));[.H32];&quot;&quot;)">
            <text:p/>
          </table:table-cell>
          <table:table-cell table:style-name="ce44" table:formula="of:=IF(AND(0.1&lt;[.$Z32];[.$Z32]&lt;0.25; NOT([.I32]=&quot;&quot;));[.I32];&quot;&quot;)">
            <text:p/>
          </table:table-cell>
          <table:table-cell table:style-name="ce44" table:formula="of:=IF(AND(0.1&lt;[.$Z32];[.$Z32]&lt;0.25; NOT([.J32]=&quot;&quot;));[.J32];&quot;&quot;)" office:value-type="float" office:value="29" calcext:value-type="float">
            <text:p>29.0000</text:p>
          </table:table-cell>
          <table:table-cell table:style-name="ce44" table:formula="of:=IF(AND(0.1&lt;[.$Z32];[.$Z32]&lt;0.25; NOT([.K32]=&quot;&quot;));[.K32];&quot;&quot;)" office:value-type="float" office:value="0.3451" calcext:value-type="float">
            <text:p>0.3451</text:p>
          </table:table-cell>
          <table:table-cell table:style-name="ce44" table:formula="of:=IF(AND(0.1&lt;[.$Z32];[.$Z32]&lt;0.25; NOT([.L32]=&quot;&quot;));[.L32];&quot;&quot;)" office:value-type="float" office:value="-0.1946" calcext:value-type="float">
            <text:p>-0.1946</text:p>
          </table:table-cell>
          <table:table-cell table:style-name="ce44" table:formula="of:=IF(AND(0.1&lt;[.$Z32];[.$Z32]&lt;0.25; NOT([.M32]=&quot;&quot;));[.M32];&quot;&quot;)">
            <text:p/>
          </table:table-cell>
          <table:table-cell table:style-name="ce44" table:formula="of:=IF(AND(0.1&lt;[.$Z32];[.$Z32]&lt;0.25; NOT([.N32]=&quot;&quot;));[.N32];&quot;&quot;)">
            <text:p/>
          </table:table-cell>
          <table:table-cell table:style-name="ce44" table:formula="of:=IF(AND(0.1&lt;[.$Z32];[.$Z32]&lt;0.25; NOT([.O32]=&quot;&quot;));[.O32];&quot;&quot;)" office:value-type="float" office:value="28" calcext:value-type="float">
            <text:p>28.0000</text:p>
          </table:table-cell>
          <table:table-cell table:style-name="ce44" table:formula="of:=IF(AND(0.1&lt;[.$Z32];[.$Z32]&lt;0.25; NOT([.P32]=&quot;&quot;));[.P32];&quot;&quot;)" office:value-type="float" office:value="2.3359" calcext:value-type="float">
            <text:p>2.3359</text:p>
          </table:table-cell>
          <table:table-cell table:style-name="ce44" table:formula="of:=IF(AND(0.1&lt;[.$Z32];[.$Z32]&lt;0.25; NOT([.Q32]=&quot;&quot;));[.Q32];&quot;&quot;)" office:value-type="float" office:value="-2.3359" calcext:value-type="float">
            <text:p>-2.3359</text:p>
          </table:table-cell>
          <table:table-cell table:style-name="ce44" table:formula="of:=IF(AND(0.1&lt;[.$Z32];[.$Z32]&lt;0.25; NOT([.R32]=&quot;&quot;));[.R32];&quot;&quot;)" office:value-type="float" office:value="38" calcext:value-type="float">
            <text:p>38.0000</text:p>
          </table:table-cell>
          <table:table-cell table:style-name="ce44" table:formula="of:=IF(AND(0.1&lt;[.$Z32];[.$Z32]&lt;0.25; NOT([.S32]=&quot;&quot;));[.S32];&quot;&quot;)" office:value-type="float" office:value="2.0862037589" calcext:value-type="float">
            <text:p>2.0862</text:p>
          </table:table-cell>
          <table:table-cell table:style-name="ce44" table:formula="of:=IF(AND(0.1&lt;[.$Z32];[.$Z32]&lt;0.25; NOT([.T32]=&quot;&quot;));[.T32];&quot;&quot;)" office:value-type="float" office:value="-1" calcext:value-type="float">
            <text:p>-1.0000</text:p>
          </table:table-cell>
          <table:table-cell table:style-name="ce44" table:formula="of:=IF(AND(0.1&lt;[.$Z32];[.$Z32]&lt;0.25; NOT([.U32]=&quot;&quot;));[.U32];&quot;&quot;)" office:value-type="float" office:value="1" calcext:value-type="float">
            <text:p>1.0000</text:p>
          </table:table-cell>
          <table:table-cell table:style-name="ce44" table:formula="of:=IF(AND(0.1&lt;[.$Z32];[.$Z32]&lt;0.25; NOT([.V32]=&quot;&quot;));[.V32];&quot;&quot;)" office:value-type="float" office:value="0" calcext:value-type="float">
            <text:p>0.0000</text:p>
          </table:table-cell>
          <table:table-cell table:style-name="ce44" table:formula="of:=IF(AND(0.1&lt;[.$Z32];[.$Z32]&lt;0.25; NOT([.W32]=&quot;&quot;));[.W32];&quot;&quot;)">
            <text:p/>
          </table:table-cell>
          <table:table-cell table:style-name="ce44" table:formula="of:=IF(AND(0.1&lt;[.$Z32];[.$Z32]&lt;0.25; NOT([.X32]=&quot;&quot;));[.X32];&quot;&quot;)">
            <text:p/>
          </table:table-cell>
          <table:table-cell table:style-name="ce44" table:formula="of:=IF(AND(0.1&lt;[.$Z32];[.$Z32]&lt;0.25; NOT([.Y32]=&quot;&quot;));[.Y32];&quot;&quot;)" office:value-type="float" office:value="28" calcext:value-type="float">
            <text:p>28.0000</text:p>
          </table:table-cell>
          <table:table-cell table:style-name="ce44" table:formula="of:=IF(AND(0.1&lt;[.$Z32];[.$Z32]&lt;0.25; NOT([.Z32]=&quot;&quot;));[.Z32];&quot;&quot;)" office:value-type="float" office:value="0.2151" calcext:value-type="float">
            <text:p>0.2151</text:p>
          </table:table-cell>
          <table:table-cell table:style-name="ce44" table:formula="of:=IF(AND(0.1&lt;[.$Z32];[.$Z32]&lt;0.25; NOT([.AA32]=&quot;&quot;));[.AA32];&quot;&quot;)" office:value-type="float" office:value="-0.7027" calcext:value-type="float">
            <text:p>-0.7027</text:p>
          </table:table-cell>
          <table:table-cell table:style-name="Default" table:number-columns-repeated="3"/>
          <table:table-cell table:style-name="ce126" table:formula="of:=IF(AND(OR(0.1&gt;[.$Z32];[.$Z32]&gt;0.25);NOT([.A32]=&quot;&quot;));[.A32];&quot;&quot;)">
            <text:p/>
          </table:table-cell>
          <table:table-cell table:style-name="ce44" table:formula="of:=IF(AND(OR(0.1&gt;[.$Z32];[.$Z32]&gt;0.25);NOT([.B32]=&quot;&quot;));[.B32];&quot;&quot;)">
            <text:p/>
          </table:table-cell>
          <table:table-cell table:style-name="ce44" table:formula="of:=IF(AND(OR(0.1&gt;[.$Z32];[.$Z32]&gt;0.25);NOT([.C32]=&quot;&quot;));[.C32];&quot;&quot;)">
            <text:p/>
          </table:table-cell>
          <table:table-cell table:style-name="ce44" table:formula="of:=IF(AND(OR(0.1&gt;[.$Z32];[.$Z32]&gt;0.25);NOT([.D32]=&quot;&quot;));[.D32];&quot;&quot;)">
            <text:p/>
          </table:table-cell>
          <table:table-cell table:style-name="ce44" table:formula="of:=IF(AND(OR(0.1&gt;[.$Z32];[.$Z32]&gt;0.25);NOT([.E32]=&quot;&quot;));[.E32];&quot;&quot;)">
            <text:p/>
          </table:table-cell>
          <table:table-cell table:style-name="ce44" table:formula="of:=IF(AND(OR(0.1&gt;[.$Z32];[.$Z32]&gt;0.25);NOT([.F32]=&quot;&quot;));[.F32];&quot;&quot;)">
            <text:p/>
          </table:table-cell>
          <table:table-cell table:style-name="ce44" table:formula="of:=IF(AND(OR(0.1&gt;[.$Z32];[.$Z32]&gt;0.25);NOT([.G32]=&quot;&quot;));[.G32];&quot;&quot;)">
            <text:p/>
          </table:table-cell>
          <table:table-cell table:style-name="ce44" table:formula="of:=IF(AND(OR(0.1&gt;[.$Z32];[.$Z32]&gt;0.25);NOT([.H32]=&quot;&quot;));[.H32];&quot;&quot;)">
            <text:p/>
          </table:table-cell>
          <table:table-cell table:style-name="ce44" table:formula="of:=IF(AND(OR(0.1&gt;[.$Z32];[.$Z32]&gt;0.25);NOT([.I32]=&quot;&quot;));[.I32];&quot;&quot;)">
            <text:p/>
          </table:table-cell>
          <table:table-cell table:style-name="ce44" table:formula="of:=IF(AND(OR(0.1&gt;[.$Z32];[.$Z32]&gt;0.25);NOT([.J32]=&quot;&quot;));[.J32];&quot;&quot;)">
            <text:p/>
          </table:table-cell>
          <table:table-cell table:style-name="ce44" table:formula="of:=IF(AND(OR(0.1&gt;[.$Z32];[.$Z32]&gt;0.25);NOT([.K32]=&quot;&quot;));[.K32];&quot;&quot;)">
            <text:p/>
          </table:table-cell>
          <table:table-cell table:style-name="ce44" table:formula="of:=IF(AND(OR(0.1&gt;[.$Z32];[.$Z32]&gt;0.25);NOT([.L32]=&quot;&quot;));[.L32];&quot;&quot;)">
            <text:p/>
          </table:table-cell>
          <table:table-cell table:style-name="ce44" table:formula="of:=IF(AND(OR(0.1&gt;[.$Z32];[.$Z32]&gt;0.25);NOT([.M32]=&quot;&quot;));[.M32];&quot;&quot;)">
            <text:p/>
          </table:table-cell>
          <table:table-cell table:style-name="ce44" table:formula="of:=IF(AND(OR(0.1&gt;[.$Z32];[.$Z32]&gt;0.25);NOT([.N32]=&quot;&quot;));[.N32];&quot;&quot;)">
            <text:p/>
          </table:table-cell>
          <table:table-cell table:style-name="ce128" table:formula="of:=IF(AND(OR(0.1&gt;[.$Z32];[.$Z32]&gt;0.25);NOT([.O32]=&quot;&quot;));[.O32];&quot;&quot;)">
            <text:p/>
          </table:table-cell>
          <table:table-cell table:style-name="ce44" table:formula="of:=IF(AND(OR(0.1&gt;[.$Z32];[.$Z32]&gt;0.25);NOT([.P32]=&quot;&quot;));[.P32];&quot;&quot;)">
            <text:p/>
          </table:table-cell>
          <table:table-cell table:style-name="ce44" table:formula="of:=IF(AND(OR(0.1&gt;[.$Z32];[.$Z32]&gt;0.25);NOT([.Q32]=&quot;&quot;));[.Q32];&quot;&quot;)">
            <text:p/>
          </table:table-cell>
          <table:table-cell table:style-name="ce44" table:formula="of:=IF(AND(OR(0.1&gt;[.$Z32];[.$Z32]&gt;0.25);NOT([.R32]=&quot;&quot;));[.R32];&quot;&quot;)">
            <text:p/>
          </table:table-cell>
          <table:table-cell table:style-name="ce44" table:formula="of:=IF(AND(OR(0.1&gt;[.$Z32];[.$Z32]&gt;0.25);NOT([.S32]=&quot;&quot;));[.S32];&quot;&quot;)">
            <text:p/>
          </table:table-cell>
          <table:table-cell table:style-name="ce44" table:formula="of:=IF(AND(OR(0.1&gt;[.$Z32];[.$Z32]&gt;0.25);NOT([.T32]=&quot;&quot;));[.T32];&quot;&quot;)">
            <text:p/>
          </table:table-cell>
          <table:table-cell table:style-name="ce44" table:formula="of:=IF(AND(OR(0.1&gt;[.$Z32];[.$Z32]&gt;0.25);NOT([.U32]=&quot;&quot;));[.U32];&quot;&quot;)">
            <text:p/>
          </table:table-cell>
          <table:table-cell table:style-name="ce44" table:formula="of:=IF(AND(OR(0.1&gt;[.$Z32];[.$Z32]&gt;0.25);NOT([.V32]=&quot;&quot;));[.V32];&quot;&quot;)">
            <text:p/>
          </table:table-cell>
          <table:table-cell table:style-name="ce44" table:formula="of:=IF(AND(OR(0.1&gt;[.$Z32];[.$Z32]&gt;0.25);NOT([.W32]=&quot;&quot;));[.W32];&quot;&quot;)">
            <text:p/>
          </table:table-cell>
          <table:table-cell table:style-name="ce44" table:formula="of:=IF(AND(OR(0.1&gt;[.$Z32];[.$Z32]&gt;0.25);NOT([.X32]=&quot;&quot;));[.X32];&quot;&quot;)">
            <text:p/>
          </table:table-cell>
          <table:table-cell table:style-name="ce128" table:formula="of:=IF(AND(OR(0.1&gt;[.$Z32];[.$Z32]&gt;0.25);NOT([.Y32]=&quot;&quot;));[.Y32];&quot;&quot;)">
            <text:p/>
          </table:table-cell>
          <table:table-cell table:style-name="ce44" table:formula="of:=IF(AND(OR(0.1&gt;[.$Z32];[.$Z32]&gt;0.25);NOT([.Z32]=&quot;&quot;));[.Z32];&quot;&quot;)">
            <text:p/>
          </table:table-cell>
          <table:table-cell table:style-name="ce44" table:formula="of:=IF(AND(OR(0.1&gt;[.$Z32];[.$Z32]&gt;0.25);NOT([.AA32]=&quot;&quot;));[.AA32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30" calcext:value-type="float">
            <text:p>30</text:p>
          </table:table-cell>
          <table:table-cell table:style-name="ce15" office:value-type="float" office:value="0.3255" calcext:value-type="float">
            <text:p>0.3255</text:p>
          </table:table-cell>
          <table:table-cell table:style-name="ce15" office:value-type="float" office:value="-0.1419" calcext:value-type="float">
            <text:p>-0.1419</text:p>
          </table:table-cell>
          <table:table-cell table:style-name="Default" table:number-columns-repeated="2"/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2.3359" calcext:value-type="float">
            <text:p>2.3359</text:p>
          </table:table-cell>
          <table:table-cell table:style-name="ce10" office:value-type="float" office:value="-2.3359" calcext:value-type="float">
            <text:p>-2.3359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0862503796" calcext:value-type="float">
            <text:p>2.0862503796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.218" calcext:value-type="float">
            <text:p>0.218</text:p>
          </table:table-cell>
          <table:table-cell table:style-name="ce25" office:value-type="float" office:value="-0.7016" calcext:value-type="float">
            <text:p>-0.7016</text:p>
          </table:table-cell>
          <table:table-cell table:style-name="Default" table:number-columns-repeated="3"/>
          <table:table-cell table:style-name="ce31" table:formula="of:=IF(AND(0.15&lt;[.$Z33];[.$Z33]&lt;0.2; NOT([.A33]=&quot;&quot;));[.A33];&quot;&quot;)">
            <text:p/>
          </table:table-cell>
          <table:table-cell table:style-name="ce33" table:formula="of:=IF(AND(0.15&lt;[.$Z33];[.$Z33]&lt;0.2; NOT([.B33]=&quot;&quot;));[.B33];&quot;&quot;)">
            <text:p/>
          </table:table-cell>
          <table:table-cell table:style-name="ce33" table:formula="of:=IF(AND(0.15&lt;[.$Z33];[.$Z33]&lt;0.2; NOT([.C33]=&quot;&quot;));[.C33];&quot;&quot;)">
            <text:p/>
          </table:table-cell>
          <table:table-cell table:style-name="ce33" table:formula="of:=IF(AND(0.15&lt;[.$Z33];[.$Z33]&lt;0.2; NOT([.D33]=&quot;&quot;));[.D33];&quot;&quot;)">
            <text:p/>
          </table:table-cell>
          <table:table-cell table:style-name="ce33" table:formula="of:=IF(AND(0.15&lt;[.$Z33];[.$Z33]&lt;0.2; NOT([.E33]=&quot;&quot;));[.E33];&quot;&quot;)">
            <text:p/>
          </table:table-cell>
          <table:table-cell table:style-name="ce33" table:formula="of:=IF(AND(0.15&lt;[.$Z33];[.$Z33]&lt;0.2; NOT([.F33]=&quot;&quot;));[.F33];&quot;&quot;)">
            <text:p/>
          </table:table-cell>
          <table:table-cell table:style-name="ce33" table:formula="of:=IF(AND(0.15&lt;[.$Z33];[.$Z33]&lt;0.2; NOT([.G33]=&quot;&quot;));[.G33];&quot;&quot;)">
            <text:p/>
          </table:table-cell>
          <table:table-cell table:style-name="ce33" table:formula="of:=IF(AND(0.15&lt;[.$Z33];[.$Z33]&lt;0.2; NOT([.H33]=&quot;&quot;));[.H33];&quot;&quot;)">
            <text:p/>
          </table:table-cell>
          <table:table-cell table:style-name="ce33" table:formula="of:=IF(AND(0.15&lt;[.$Z33];[.$Z33]&lt;0.2; NOT([.I33]=&quot;&quot;));[.I33];&quot;&quot;)">
            <text:p/>
          </table:table-cell>
          <table:table-cell table:style-name="ce39" table:formula="of:=IF(AND(0.15&lt;[.$Z33];[.$Z33]&lt;0.2; NOT([.J33]=&quot;&quot;));[.J33];&quot;&quot;)">
            <text:p/>
          </table:table-cell>
          <table:table-cell table:style-name="ce33" table:formula="of:=IF(AND(0.15&lt;[.$Z33];[.$Z33]&lt;0.2; NOT([.K33]=&quot;&quot;));[.K33];&quot;&quot;)">
            <text:p/>
          </table:table-cell>
          <table:table-cell table:style-name="ce33" table:formula="of:=IF(AND(0.15&lt;[.$Z33];[.$Z33]&lt;0.2; NOT([.L33]=&quot;&quot;));[.L33];&quot;&quot;)">
            <text:p/>
          </table:table-cell>
          <table:table-cell table:style-name="ce33" table:formula="of:=IF(AND(0.15&lt;[.$Z33];[.$Z33]&lt;0.2; NOT([.M33]=&quot;&quot;));[.M33];&quot;&quot;)">
            <text:p/>
          </table:table-cell>
          <table:table-cell table:style-name="ce33" table:formula="of:=IF(AND(0.15&lt;[.$Z33];[.$Z33]&lt;0.2; NOT([.N33]=&quot;&quot;));[.N33];&quot;&quot;)">
            <text:p/>
          </table:table-cell>
          <table:table-cell table:style-name="ce39" table:formula="of:=IF(AND(0.15&lt;[.$Z33];[.$Z33]&lt;0.2; NOT([.O33]=&quot;&quot;));[.O33];&quot;&quot;)">
            <text:p/>
          </table:table-cell>
          <table:table-cell table:style-name="ce33" table:formula="of:=IF(AND(0.15&lt;[.$Z33];[.$Z33]&lt;0.2; NOT([.P33]=&quot;&quot;));[.P33];&quot;&quot;)">
            <text:p/>
          </table:table-cell>
          <table:table-cell table:style-name="ce33" table:formula="of:=IF(AND(0.15&lt;[.$Z33];[.$Z33]&lt;0.2; NOT([.Q33]=&quot;&quot;));[.Q33];&quot;&quot;)">
            <text:p/>
          </table:table-cell>
          <table:table-cell table:style-name="ce33" table:formula="of:=IF(AND(0.15&lt;[.$Z33];[.$Z33]&lt;0.2; NOT([.R33]=&quot;&quot;));[.R33];&quot;&quot;)">
            <text:p/>
          </table:table-cell>
          <table:table-cell table:style-name="ce33" table:formula="of:=IF(AND(0.15&lt;[.$Z33];[.$Z33]&lt;0.2; NOT([.S33]=&quot;&quot;));[.S33];&quot;&quot;)">
            <text:p/>
          </table:table-cell>
          <table:table-cell table:style-name="ce39" table:formula="of:=IF(AND(0.15&lt;[.$Z33];[.$Z33]&lt;0.2; NOT([.T33]=&quot;&quot;));[.T33];&quot;&quot;)">
            <text:p/>
          </table:table-cell>
          <table:table-cell table:style-name="ce39" table:formula="of:=IF(AND(0.15&lt;[.$Z33];[.$Z33]&lt;0.2; NOT([.U33]=&quot;&quot;));[.U33];&quot;&quot;)">
            <text:p/>
          </table:table-cell>
          <table:table-cell table:style-name="ce33" table:formula="of:=IF(AND(0.15&lt;[.$Z33];[.$Z33]&lt;0.2; NOT([.V33]=&quot;&quot;));[.V33];&quot;&quot;)">
            <text:p/>
          </table:table-cell>
          <table:table-cell table:style-name="ce33" table:formula="of:=IF(AND(0.15&lt;[.$Z33];[.$Z33]&lt;0.2; NOT([.W33]=&quot;&quot;));[.W33];&quot;&quot;)">
            <text:p/>
          </table:table-cell>
          <table:table-cell table:style-name="ce33" table:formula="of:=IF(AND(0.15&lt;[.$Z33];[.$Z33]&lt;0.2; NOT([.X33]=&quot;&quot;));[.X33];&quot;&quot;)">
            <text:p/>
          </table:table-cell>
          <table:table-cell table:style-name="ce39" table:formula="of:=IF(AND(0.15&lt;[.$Z33];[.$Z33]&lt;0.2; NOT([.Y33]=&quot;&quot;));[.Y33];&quot;&quot;)">
            <text:p/>
          </table:table-cell>
          <table:table-cell table:style-name="ce33" table:formula="of:=IF(AND(0.15&lt;[.$Z33];[.$Z33]&lt;0.2; NOT([.Z33]=&quot;&quot;));[.Z33];&quot;&quot;)">
            <text:p/>
          </table:table-cell>
          <table:table-cell table:style-name="ce44" table:formula="of:=IF(AND(0.15&lt;[.$Z33];[.$Z33]&lt;0.2; NOT([.AA33]=&quot;&quot;));[.AA33];&quot;&quot;)">
            <text:p/>
          </table:table-cell>
          <table:table-cell table:style-name="Default" table:number-columns-repeated="3"/>
          <table:table-cell table:style-name="ce31" table:formula="of:=IF(AND(OR(0.15&gt;[.$Z33];[.$Z33]&gt;0.2);NOT([.A33]=&quot;&quot;));[.A33];&quot;&quot;)" office:value-type="float" office:value="29" calcext:value-type="float">
            <text:p>29</text:p>
          </table:table-cell>
          <table:table-cell table:style-name="ce33" table:formula="of:=IF(AND(OR(0.15&gt;[.$Z33];[.$Z33]&gt;0.2);NOT([.B33]=&quot;&quot;));[.B33];&quot;&quot;)" office:value-type="float" office:value="1.72788" calcext:value-type="float">
            <text:p>1.7279</text:p>
          </table:table-cell>
          <table:table-cell table:style-name="ce33" table:formula="of:=IF(AND(OR(0.15&gt;[.$Z33];[.$Z33]&gt;0.2);NOT([.C33]=&quot;&quot;));[.C33];&quot;&quot;)" office:value-type="float" office:value="-1.5708" calcext:value-type="float">
            <text:p>-1.5708</text:p>
          </table:table-cell>
          <table:table-cell table:style-name="ce33" table:formula="of:=IF(AND(OR(0.15&gt;[.$Z33];[.$Z33]&gt;0.2);NOT([.D33]=&quot;&quot;));[.D33];&quot;&quot;)" office:value-type="float" office:value="1.85005" calcext:value-type="float">
            <text:p>1.8501</text:p>
          </table:table-cell>
          <table:table-cell table:style-name="ce33" table:formula="of:=IF(AND(OR(0.15&gt;[.$Z33];[.$Z33]&gt;0.2);NOT([.E33]=&quot;&quot;));[.E33];&quot;&quot;)" office:value-type="float" office:value="-2.16421" calcext:value-type="float">
            <text:p>-2.1642</text:p>
          </table:table-cell>
          <table:table-cell table:style-name="ce33" table:formula="of:=IF(AND(OR(0.15&gt;[.$Z33];[.$Z33]&gt;0.2);NOT([.F33]=&quot;&quot;));[.F33];&quot;&quot;)" office:value-type="float" office:value="-1.48353" calcext:value-type="float">
            <text:p>-1.4835</text:p>
          </table:table-cell>
          <table:table-cell table:style-name="ce33" table:formula="of:=IF(AND(OR(0.15&gt;[.$Z33];[.$Z33]&gt;0.2);NOT([.G33]=&quot;&quot;));[.G33];&quot;&quot;)" office:value-type="float" office:value="-1.76278" calcext:value-type="float">
            <text:p>-1.7628</text:p>
          </table:table-cell>
          <table:table-cell table:style-name="ce33" table:formula="of:=IF(AND(OR(0.15&gt;[.$Z33];[.$Z33]&gt;0.2);NOT([.H33]=&quot;&quot;));[.H33];&quot;&quot;)">
            <text:p/>
          </table:table-cell>
          <table:table-cell table:style-name="ce33" table:formula="of:=IF(AND(OR(0.15&gt;[.$Z33];[.$Z33]&gt;0.2);NOT([.I33]=&quot;&quot;));[.I33];&quot;&quot;)">
            <text:p/>
          </table:table-cell>
          <table:table-cell table:style-name="ce39" table:formula="of:=IF(AND(OR(0.15&gt;[.$Z33];[.$Z33]&gt;0.2);NOT([.J33]=&quot;&quot;));[.J33];&quot;&quot;)" office:value-type="float" office:value="30" calcext:value-type="float">
            <text:p>30</text:p>
          </table:table-cell>
          <table:table-cell table:style-name="ce33" table:formula="of:=IF(AND(OR(0.15&gt;[.$Z33];[.$Z33]&gt;0.2);NOT([.K33]=&quot;&quot;));[.K33];&quot;&quot;)" office:value-type="float" office:value="0.3255" calcext:value-type="float">
            <text:p>0.3255</text:p>
          </table:table-cell>
          <table:table-cell table:style-name="ce33" table:formula="of:=IF(AND(OR(0.15&gt;[.$Z33];[.$Z33]&gt;0.2);NOT([.L33]=&quot;&quot;));[.L33];&quot;&quot;)" office:value-type="float" office:value="-0.1419" calcext:value-type="float">
            <text:p>-0.1419</text:p>
          </table:table-cell>
          <table:table-cell table:style-name="ce33" table:formula="of:=IF(AND(OR(0.15&gt;[.$Z33];[.$Z33]&gt;0.2);NOT([.M33]=&quot;&quot;));[.M33];&quot;&quot;)">
            <text:p/>
          </table:table-cell>
          <table:table-cell table:style-name="ce33" table:formula="of:=IF(AND(OR(0.15&gt;[.$Z33];[.$Z33]&gt;0.2);NOT([.N33]=&quot;&quot;));[.N33];&quot;&quot;)">
            <text:p/>
          </table:table-cell>
          <table:table-cell table:style-name="ce39" table:formula="of:=IF(AND(OR(0.15&gt;[.$Z33];[.$Z33]&gt;0.2);NOT([.O33]=&quot;&quot;));[.O33];&quot;&quot;)" office:value-type="float" office:value="29" calcext:value-type="float">
            <text:p>29</text:p>
          </table:table-cell>
          <table:table-cell table:style-name="ce33" table:formula="of:=IF(AND(OR(0.15&gt;[.$Z33];[.$Z33]&gt;0.2);NOT([.P33]=&quot;&quot;));[.P33];&quot;&quot;)" office:value-type="float" office:value="2.3359" calcext:value-type="float">
            <text:p>2.3359</text:p>
          </table:table-cell>
          <table:table-cell table:style-name="ce33" table:formula="of:=IF(AND(OR(0.15&gt;[.$Z33];[.$Z33]&gt;0.2);NOT([.Q33]=&quot;&quot;));[.Q33];&quot;&quot;)" office:value-type="float" office:value="-2.3359" calcext:value-type="float">
            <text:p>-2.3359</text:p>
          </table:table-cell>
          <table:table-cell table:style-name="ce33" table:formula="of:=IF(AND(OR(0.15&gt;[.$Z33];[.$Z33]&gt;0.2);NOT([.R33]=&quot;&quot;));[.R33];&quot;&quot;)" office:value-type="float" office:value="38" calcext:value-type="float">
            <text:p>38.0000</text:p>
          </table:table-cell>
          <table:table-cell table:style-name="ce33" table:formula="of:=IF(AND(OR(0.15&gt;[.$Z33];[.$Z33]&gt;0.2);NOT([.S33]=&quot;&quot;));[.S33];&quot;&quot;)" office:value-type="float" office:value="2.0862503796" calcext:value-type="float">
            <text:p>2.0863</text:p>
          </table:table-cell>
          <table:table-cell table:style-name="ce39" table:formula="of:=IF(AND(OR(0.15&gt;[.$Z33];[.$Z33]&gt;0.2);NOT([.T33]=&quot;&quot;));[.T33];&quot;&quot;)" office:value-type="float" office:value="-1" calcext:value-type="float">
            <text:p>-1</text:p>
          </table:table-cell>
          <table:table-cell table:style-name="ce39" table:formula="of:=IF(AND(OR(0.15&gt;[.$Z33];[.$Z33]&gt;0.2);NOT([.U33]=&quot;&quot;));[.U33];&quot;&quot;)" office:value-type="float" office:value="1" calcext:value-type="float">
            <text:p>1</text:p>
          </table:table-cell>
          <table:table-cell table:style-name="ce33" table:formula="of:=IF(AND(OR(0.15&gt;[.$Z33];[.$Z33]&gt;0.2);NOT([.V33]=&quot;&quot;));[.V33];&quot;&quot;)" office:value-type="float" office:value="0" calcext:value-type="float">
            <text:p>0.0000</text:p>
          </table:table-cell>
          <table:table-cell table:style-name="ce33" table:formula="of:=IF(AND(OR(0.15&gt;[.$Z33];[.$Z33]&gt;0.2);NOT([.W33]=&quot;&quot;));[.W33];&quot;&quot;)">
            <text:p/>
          </table:table-cell>
          <table:table-cell table:style-name="ce33" table:formula="of:=IF(AND(OR(0.15&gt;[.$Z33];[.$Z33]&gt;0.2);NOT([.X33]=&quot;&quot;));[.X33];&quot;&quot;)">
            <text:p/>
          </table:table-cell>
          <table:table-cell table:style-name="ce39" table:formula="of:=IF(AND(OR(0.15&gt;[.$Z33];[.$Z33]&gt;0.2);NOT([.Y33]=&quot;&quot;));[.Y33];&quot;&quot;)" office:value-type="float" office:value="29" calcext:value-type="float">
            <text:p>29</text:p>
          </table:table-cell>
          <table:table-cell table:style-name="ce33" table:formula="of:=IF(AND(OR(0.15&gt;[.$Z33];[.$Z33]&gt;0.2);NOT([.Z33]=&quot;&quot;));[.Z33];&quot;&quot;)" office:value-type="float" office:value="0.218" calcext:value-type="float">
            <text:p>0.2180</text:p>
          </table:table-cell>
          <table:table-cell table:style-name="ce44" table:formula="of:=IF(AND(OR(0.15&gt;[.$Z33];[.$Z33]&gt;0.2);NOT([.AA33]=&quot;&quot;));[.AA33];&quot;&quot;)" office:value-type="float" office:value="-0.7016" calcext:value-type="float">
            <text:p>-0.7016</text:p>
          </table:table-cell>
          <table:table-cell table:style-name="Default" table:number-columns-repeated="3"/>
          <table:table-cell table:style-name="ce4" table:formula="of:=IF(AND([.$U33] = 1;NOT([.A33]=&quot;&quot;));[.A33];&quot;&quot;)" office:value-type="float" office:value="29" calcext:value-type="float">
            <text:p>29</text:p>
          </table:table-cell>
          <table:table-cell table:style-name="ce110" table:formula="of:=IF(AND([.$U33] = 1;NOT([.B33]=&quot;&quot;));[.B33];&quot;&quot;)" office:value-type="float" office:value="1.72788" calcext:value-type="float">
            <text:p>1.72788</text:p>
          </table:table-cell>
          <table:table-cell table:style-name="ce110" table:formula="of:=IF(AND([.$U33] = 1;NOT([.C33]=&quot;&quot;));[.C33];&quot;&quot;)" office:value-type="float" office:value="-1.5708" calcext:value-type="float">
            <text:p>-1.5708</text:p>
          </table:table-cell>
          <table:table-cell table:style-name="ce110" table:formula="of:=IF(AND([.$U33] = 1;NOT([.D33]=&quot;&quot;));[.D33];&quot;&quot;)" office:value-type="float" office:value="1.85005" calcext:value-type="float">
            <text:p>1.85005</text:p>
          </table:table-cell>
          <table:table-cell table:style-name="ce110" table:formula="of:=IF(AND([.$U33] = 1;NOT([.E33]=&quot;&quot;));[.E33];&quot;&quot;)" office:value-type="float" office:value="-2.16421" calcext:value-type="float">
            <text:p>-2.16421</text:p>
          </table:table-cell>
          <table:table-cell table:style-name="ce110" table:formula="of:=IF(AND([.$U33] = 1;NOT([.F33]=&quot;&quot;));[.F33];&quot;&quot;)" office:value-type="float" office:value="-1.48353" calcext:value-type="float">
            <text:p>-1.48353</text:p>
          </table:table-cell>
          <table:table-cell table:style-name="ce110" table:formula="of:=IF(AND([.$U33] = 1;NOT([.G33]=&quot;&quot;));[.G33];&quot;&quot;)" office:value-type="float" office:value="-1.76278" calcext:value-type="float">
            <text:p>-1.76278</text:p>
          </table:table-cell>
          <table:table-cell table:style-name="ce110" table:formula="of:=IF(AND([.$U33] = 1;NOT([.H33]=&quot;&quot;));[.H33];&quot;&quot;)">
            <text:p/>
          </table:table-cell>
          <table:table-cell table:style-name="ce110" table:formula="of:=IF(AND([.$U33] = 1;NOT([.I33]=&quot;&quot;));[.I33];&quot;&quot;)">
            <text:p/>
          </table:table-cell>
          <table:table-cell table:style-name="ce110" table:formula="of:=IF(AND([.$U33] = 1;NOT([.J33]=&quot;&quot;));[.J33];&quot;&quot;)" office:value-type="float" office:value="30" calcext:value-type="float">
            <text:p>30</text:p>
          </table:table-cell>
          <table:table-cell table:style-name="ce110" table:formula="of:=IF(AND([.$U33] = 1;NOT([.K33]=&quot;&quot;));[.K33];&quot;&quot;)" office:value-type="float" office:value="0.3255" calcext:value-type="float">
            <text:p>0.3255</text:p>
          </table:table-cell>
          <table:table-cell table:style-name="ce110" table:formula="of:=IF(AND([.$U33] = 1;NOT([.L33]=&quot;&quot;));[.L33];&quot;&quot;)" office:value-type="float" office:value="-0.1419" calcext:value-type="float">
            <text:p>-0.1419</text:p>
          </table:table-cell>
          <table:table-cell table:style-name="ce110" table:formula="of:=IF(AND([.$U33] = 1;NOT([.M33]=&quot;&quot;));[.M33];&quot;&quot;)">
            <text:p/>
          </table:table-cell>
          <table:table-cell table:style-name="ce110" table:formula="of:=IF(AND([.$U33] = 1;NOT([.N33]=&quot;&quot;));[.N33];&quot;&quot;)">
            <text:p/>
          </table:table-cell>
          <table:table-cell table:style-name="ce110" table:formula="of:=IF(AND([.$U33] = 1;NOT([.O33]=&quot;&quot;));[.O33];&quot;&quot;)" office:value-type="float" office:value="29" calcext:value-type="float">
            <text:p>29</text:p>
          </table:table-cell>
          <table:table-cell table:style-name="ce110" table:formula="of:=IF(AND([.$U33] = 1;NOT([.P33]=&quot;&quot;));[.P33];&quot;&quot;)" office:value-type="float" office:value="2.3359" calcext:value-type="float">
            <text:p>2.3359</text:p>
          </table:table-cell>
          <table:table-cell table:style-name="ce110" table:formula="of:=IF(AND([.$U33] = 1;NOT([.Q33]=&quot;&quot;));[.Q33];&quot;&quot;)" office:value-type="float" office:value="-2.3359" calcext:value-type="float">
            <text:p>-2.3359</text:p>
          </table:table-cell>
          <table:table-cell table:style-name="ce110" table:formula="of:=IF(AND([.$U33] = 1;NOT([.R33]=&quot;&quot;));[.R33];&quot;&quot;)" office:value-type="float" office:value="38" calcext:value-type="float">
            <text:p>38</text:p>
          </table:table-cell>
          <table:table-cell table:style-name="ce110" table:formula="of:=IF(AND([.$U33] = 1;NOT([.S33]=&quot;&quot;));[.S33];&quot;&quot;)" office:value-type="float" office:value="2.0862503796" calcext:value-type="float">
            <text:p>2.0862503796</text:p>
          </table:table-cell>
          <table:table-cell table:style-name="ce110" table:formula="of:=IF(AND([.$U33] = 1;NOT([.T33]=&quot;&quot;));[.T33];&quot;&quot;)" office:value-type="float" office:value="-1" calcext:value-type="float">
            <text:p>-1</text:p>
          </table:table-cell>
          <table:table-cell table:style-name="ce110" table:formula="of:=IF(AND([.$U33] = 1;NOT([.U33]=&quot;&quot;));[.U33];&quot;&quot;)" office:value-type="float" office:value="1" calcext:value-type="float">
            <text:p>1</text:p>
          </table:table-cell>
          <table:table-cell table:style-name="ce110" table:formula="of:=IF(AND([.$U33] = 1;NOT([.V33]=&quot;&quot;));[.V33];&quot;&quot;)" office:value-type="float" office:value="0" calcext:value-type="float">
            <text:p>0</text:p>
          </table:table-cell>
          <table:table-cell table:style-name="ce110" table:formula="of:=IF(AND([.$U33] = 1;NOT([.W33]=&quot;&quot;));[.W33];&quot;&quot;)">
            <text:p/>
          </table:table-cell>
          <table:table-cell table:style-name="ce110" table:formula="of:=IF(AND([.$U33] = 1;NOT([.X33]=&quot;&quot;));[.X33];&quot;&quot;)">
            <text:p/>
          </table:table-cell>
          <table:table-cell table:style-name="ce110" table:formula="of:=IF(AND([.$U33] = 1;NOT([.Y33]=&quot;&quot;));[.Y33];&quot;&quot;)" office:value-type="float" office:value="29" calcext:value-type="float">
            <text:p>29</text:p>
          </table:table-cell>
          <table:table-cell table:style-name="ce121" table:formula="of:=IF(AND([.$U33] = 1;NOT([.Z33]=&quot;&quot;));[.Z33];&quot;&quot;)" office:value-type="float" office:value="0.218" calcext:value-type="float">
            <text:p>0.21800</text:p>
          </table:table-cell>
          <table:table-cell table:style-name="ce25" table:formula="of:=IF(AND([.$U33] = 1;NOT([.AA33]=&quot;&quot;));[.AA33];&quot;&quot;)" office:value-type="float" office:value="-0.7016" calcext:value-type="float">
            <text:p>-0.7016</text:p>
          </table:table-cell>
          <table:table-cell table:style-name="Default" table:number-columns-repeated="3"/>
          <table:table-cell table:style-name="ce4" table:formula="of:=IF(AND([.$U33] = 0;NOT([.A33]=&quot;&quot;));[.A33];&quot;&quot;)">
            <text:p/>
          </table:table-cell>
          <table:table-cell table:style-name="ce110" table:formula="of:=IF(AND([.$U33] = 0;NOT([.B33]=&quot;&quot;));[.B33];&quot;&quot;)">
            <text:p/>
          </table:table-cell>
          <table:table-cell table:style-name="ce110" table:formula="of:=IF(AND([.$U33] = 0;NOT([.C33]=&quot;&quot;));[.C33];&quot;&quot;)">
            <text:p/>
          </table:table-cell>
          <table:table-cell table:style-name="ce110" table:formula="of:=IF(AND([.$U33] = 0;NOT([.D33]=&quot;&quot;));[.D33];&quot;&quot;)">
            <text:p/>
          </table:table-cell>
          <table:table-cell table:style-name="ce110" table:formula="of:=IF(AND([.$U33] = 0;NOT([.E33]=&quot;&quot;));[.E33];&quot;&quot;)">
            <text:p/>
          </table:table-cell>
          <table:table-cell table:style-name="ce110" table:formula="of:=IF(AND([.$U33] = 0;NOT([.F33]=&quot;&quot;));[.F33];&quot;&quot;)">
            <text:p/>
          </table:table-cell>
          <table:table-cell table:style-name="ce110" table:formula="of:=IF(AND([.$U33] = 0;NOT([.G33]=&quot;&quot;));[.G33];&quot;&quot;)">
            <text:p/>
          </table:table-cell>
          <table:table-cell table:style-name="ce110" table:formula="of:=IF(AND([.$U33] = 0;NOT([.H33]=&quot;&quot;));[.H33];&quot;&quot;)">
            <text:p/>
          </table:table-cell>
          <table:table-cell table:style-name="ce110" table:formula="of:=IF(AND([.$U33] = 0;NOT([.I33]=&quot;&quot;));[.I33];&quot;&quot;)">
            <text:p/>
          </table:table-cell>
          <table:table-cell table:style-name="ce110" table:formula="of:=IF(AND([.$U33] = 0;NOT([.J33]=&quot;&quot;));[.J33];&quot;&quot;)">
            <text:p/>
          </table:table-cell>
          <table:table-cell table:style-name="ce113" table:formula="of:=IF(AND([.$U33] = 0;NOT([.K33]=&quot;&quot;));[.K33];&quot;&quot;)">
            <text:p/>
          </table:table-cell>
          <table:table-cell table:style-name="ce113" table:formula="of:=IF(AND([.$U33] = 0;NOT([.L33]=&quot;&quot;));[.L33];&quot;&quot;)">
            <text:p/>
          </table:table-cell>
          <table:table-cell table:style-name="ce110" table:formula="of:=IF(AND([.$U33] = 0;NOT([.M33]=&quot;&quot;));[.M33];&quot;&quot;)">
            <text:p/>
          </table:table-cell>
          <table:table-cell table:style-name="ce110" table:formula="of:=IF(AND([.$U33] = 0;NOT([.N33]=&quot;&quot;));[.N33];&quot;&quot;)">
            <text:p/>
          </table:table-cell>
          <table:table-cell table:style-name="ce110" table:formula="of:=IF(AND([.$U33] = 0;NOT([.O33]=&quot;&quot;));[.O33];&quot;&quot;)">
            <text:p/>
          </table:table-cell>
          <table:table-cell table:style-name="ce110" table:formula="of:=IF(AND([.$U33] = 0;NOT([.P33]=&quot;&quot;));[.P33];&quot;&quot;)">
            <text:p/>
          </table:table-cell>
          <table:table-cell table:style-name="ce110" table:formula="of:=IF(AND([.$U33] = 0;NOT([.Q33]=&quot;&quot;));[.Q33];&quot;&quot;)">
            <text:p/>
          </table:table-cell>
          <table:table-cell table:style-name="ce110" table:formula="of:=IF(AND([.$U33] = 0;NOT([.R33]=&quot;&quot;));[.R33];&quot;&quot;)">
            <text:p/>
          </table:table-cell>
          <table:table-cell table:style-name="ce110" table:formula="of:=IF(AND([.$U33] = 0;NOT([.S33]=&quot;&quot;));[.S33];&quot;&quot;)">
            <text:p/>
          </table:table-cell>
          <table:table-cell table:style-name="ce110" table:formula="of:=IF(AND([.$U33] = 0;NOT([.T33]=&quot;&quot;));[.T33];&quot;&quot;)">
            <text:p/>
          </table:table-cell>
          <table:table-cell table:style-name="ce110" table:formula="of:=IF(AND([.$U33] = 0;NOT([.U33]=&quot;&quot;));[.U33];&quot;&quot;)">
            <text:p/>
          </table:table-cell>
          <table:table-cell table:style-name="ce110" table:formula="of:=IF(AND([.$U33] = 0;NOT([.V33]=&quot;&quot;));[.V33];&quot;&quot;)">
            <text:p/>
          </table:table-cell>
          <table:table-cell table:style-name="ce110" table:formula="of:=IF(AND([.$U33] = 0;NOT([.W33]=&quot;&quot;));[.W33];&quot;&quot;)">
            <text:p/>
          </table:table-cell>
          <table:table-cell table:style-name="ce110" table:formula="of:=IF(AND([.$U33] = 0;NOT([.X33]=&quot;&quot;));[.X33];&quot;&quot;)">
            <text:p/>
          </table:table-cell>
          <table:table-cell table:style-name="ce110" table:formula="of:=IF(AND([.$U33] = 0;NOT([.Y33]=&quot;&quot;));[.Y33];&quot;&quot;)">
            <text:p/>
          </table:table-cell>
          <table:table-cell table:style-name="ce110" table:formula="of:=IF(AND([.$U33] = 0;NOT([.Z33]=&quot;&quot;));[.Z33];&quot;&quot;)">
            <text:p/>
          </table:table-cell>
          <table:table-cell table:style-name="ce25" table:formula="of:=IF(AND([.$U33] = 0;NOT([.AA33]=&quot;&quot;));[.AA33];&quot;&quot;)">
            <text:p/>
          </table:table-cell>
          <table:table-cell table:style-name="Default" table:number-columns-repeated="3"/>
          <table:table-cell table:style-name="ce126" table:formula="of:=IF(AND(0.1&lt;[.$Z33];[.$Z33]&lt;0.25; NOT([.A33]=&quot;&quot;));[.A33];&quot;&quot;)" office:value-type="float" office:value="29" calcext:value-type="float">
            <text:p>29.0000</text:p>
          </table:table-cell>
          <table:table-cell table:style-name="ce44" table:formula="of:=IF(AND(0.1&lt;[.$Z33];[.$Z33]&lt;0.25; NOT([.B33]=&quot;&quot;));[.B33];&quot;&quot;)" office:value-type="float" office:value="1.72788" calcext:value-type="float">
            <text:p>1.7279</text:p>
          </table:table-cell>
          <table:table-cell table:style-name="ce44" table:formula="of:=IF(AND(0.1&lt;[.$Z33];[.$Z33]&lt;0.25; NOT([.C33]=&quot;&quot;));[.C33];&quot;&quot;)" office:value-type="float" office:value="-1.5708" calcext:value-type="float">
            <text:p>-1.5708</text:p>
          </table:table-cell>
          <table:table-cell table:style-name="ce44" table:formula="of:=IF(AND(0.1&lt;[.$Z33];[.$Z33]&lt;0.25; NOT([.D33]=&quot;&quot;));[.D33];&quot;&quot;)" office:value-type="float" office:value="1.85005" calcext:value-type="float">
            <text:p>1.8501</text:p>
          </table:table-cell>
          <table:table-cell table:style-name="ce44" table:formula="of:=IF(AND(0.1&lt;[.$Z33];[.$Z33]&lt;0.25; NOT([.E33]=&quot;&quot;));[.E33];&quot;&quot;)" office:value-type="float" office:value="-2.16421" calcext:value-type="float">
            <text:p>-2.1642</text:p>
          </table:table-cell>
          <table:table-cell table:style-name="ce44" table:formula="of:=IF(AND(0.1&lt;[.$Z33];[.$Z33]&lt;0.25; NOT([.F33]=&quot;&quot;));[.F33];&quot;&quot;)" office:value-type="float" office:value="-1.48353" calcext:value-type="float">
            <text:p>-1.4835</text:p>
          </table:table-cell>
          <table:table-cell table:style-name="ce44" table:formula="of:=IF(AND(0.1&lt;[.$Z33];[.$Z33]&lt;0.25; NOT([.G33]=&quot;&quot;));[.G33];&quot;&quot;)" office:value-type="float" office:value="-1.76278" calcext:value-type="float">
            <text:p>-1.7628</text:p>
          </table:table-cell>
          <table:table-cell table:style-name="ce44" table:formula="of:=IF(AND(0.1&lt;[.$Z33];[.$Z33]&lt;0.25; NOT([.H33]=&quot;&quot;));[.H33];&quot;&quot;)">
            <text:p/>
          </table:table-cell>
          <table:table-cell table:style-name="ce44" table:formula="of:=IF(AND(0.1&lt;[.$Z33];[.$Z33]&lt;0.25; NOT([.I33]=&quot;&quot;));[.I33];&quot;&quot;)">
            <text:p/>
          </table:table-cell>
          <table:table-cell table:style-name="ce44" table:formula="of:=IF(AND(0.1&lt;[.$Z33];[.$Z33]&lt;0.25; NOT([.J33]=&quot;&quot;));[.J33];&quot;&quot;)" office:value-type="float" office:value="30" calcext:value-type="float">
            <text:p>30.0000</text:p>
          </table:table-cell>
          <table:table-cell table:style-name="ce44" table:formula="of:=IF(AND(0.1&lt;[.$Z33];[.$Z33]&lt;0.25; NOT([.K33]=&quot;&quot;));[.K33];&quot;&quot;)" office:value-type="float" office:value="0.3255" calcext:value-type="float">
            <text:p>0.3255</text:p>
          </table:table-cell>
          <table:table-cell table:style-name="ce44" table:formula="of:=IF(AND(0.1&lt;[.$Z33];[.$Z33]&lt;0.25; NOT([.L33]=&quot;&quot;));[.L33];&quot;&quot;)" office:value-type="float" office:value="-0.1419" calcext:value-type="float">
            <text:p>-0.1419</text:p>
          </table:table-cell>
          <table:table-cell table:style-name="ce44" table:formula="of:=IF(AND(0.1&lt;[.$Z33];[.$Z33]&lt;0.25; NOT([.M33]=&quot;&quot;));[.M33];&quot;&quot;)">
            <text:p/>
          </table:table-cell>
          <table:table-cell table:style-name="ce44" table:formula="of:=IF(AND(0.1&lt;[.$Z33];[.$Z33]&lt;0.25; NOT([.N33]=&quot;&quot;));[.N33];&quot;&quot;)">
            <text:p/>
          </table:table-cell>
          <table:table-cell table:style-name="ce44" table:formula="of:=IF(AND(0.1&lt;[.$Z33];[.$Z33]&lt;0.25; NOT([.O33]=&quot;&quot;));[.O33];&quot;&quot;)" office:value-type="float" office:value="29" calcext:value-type="float">
            <text:p>29.0000</text:p>
          </table:table-cell>
          <table:table-cell table:style-name="ce44" table:formula="of:=IF(AND(0.1&lt;[.$Z33];[.$Z33]&lt;0.25; NOT([.P33]=&quot;&quot;));[.P33];&quot;&quot;)" office:value-type="float" office:value="2.3359" calcext:value-type="float">
            <text:p>2.3359</text:p>
          </table:table-cell>
          <table:table-cell table:style-name="ce44" table:formula="of:=IF(AND(0.1&lt;[.$Z33];[.$Z33]&lt;0.25; NOT([.Q33]=&quot;&quot;));[.Q33];&quot;&quot;)" office:value-type="float" office:value="-2.3359" calcext:value-type="float">
            <text:p>-2.3359</text:p>
          </table:table-cell>
          <table:table-cell table:style-name="ce44" table:formula="of:=IF(AND(0.1&lt;[.$Z33];[.$Z33]&lt;0.25; NOT([.R33]=&quot;&quot;));[.R33];&quot;&quot;)" office:value-type="float" office:value="38" calcext:value-type="float">
            <text:p>38.0000</text:p>
          </table:table-cell>
          <table:table-cell table:style-name="ce44" table:formula="of:=IF(AND(0.1&lt;[.$Z33];[.$Z33]&lt;0.25; NOT([.S33]=&quot;&quot;));[.S33];&quot;&quot;)" office:value-type="float" office:value="2.0862503796" calcext:value-type="float">
            <text:p>2.0863</text:p>
          </table:table-cell>
          <table:table-cell table:style-name="ce44" table:formula="of:=IF(AND(0.1&lt;[.$Z33];[.$Z33]&lt;0.25; NOT([.T33]=&quot;&quot;));[.T33];&quot;&quot;)" office:value-type="float" office:value="-1" calcext:value-type="float">
            <text:p>-1.0000</text:p>
          </table:table-cell>
          <table:table-cell table:style-name="ce44" table:formula="of:=IF(AND(0.1&lt;[.$Z33];[.$Z33]&lt;0.25; NOT([.U33]=&quot;&quot;));[.U33];&quot;&quot;)" office:value-type="float" office:value="1" calcext:value-type="float">
            <text:p>1.0000</text:p>
          </table:table-cell>
          <table:table-cell table:style-name="ce44" table:formula="of:=IF(AND(0.1&lt;[.$Z33];[.$Z33]&lt;0.25; NOT([.V33]=&quot;&quot;));[.V33];&quot;&quot;)" office:value-type="float" office:value="0" calcext:value-type="float">
            <text:p>0.0000</text:p>
          </table:table-cell>
          <table:table-cell table:style-name="ce44" table:formula="of:=IF(AND(0.1&lt;[.$Z33];[.$Z33]&lt;0.25; NOT([.W33]=&quot;&quot;));[.W33];&quot;&quot;)">
            <text:p/>
          </table:table-cell>
          <table:table-cell table:style-name="ce44" table:formula="of:=IF(AND(0.1&lt;[.$Z33];[.$Z33]&lt;0.25; NOT([.X33]=&quot;&quot;));[.X33];&quot;&quot;)">
            <text:p/>
          </table:table-cell>
          <table:table-cell table:style-name="ce44" table:formula="of:=IF(AND(0.1&lt;[.$Z33];[.$Z33]&lt;0.25; NOT([.Y33]=&quot;&quot;));[.Y33];&quot;&quot;)" office:value-type="float" office:value="29" calcext:value-type="float">
            <text:p>29.0000</text:p>
          </table:table-cell>
          <table:table-cell table:style-name="ce44" table:formula="of:=IF(AND(0.1&lt;[.$Z33];[.$Z33]&lt;0.25; NOT([.Z33]=&quot;&quot;));[.Z33];&quot;&quot;)" office:value-type="float" office:value="0.218" calcext:value-type="float">
            <text:p>0.2180</text:p>
          </table:table-cell>
          <table:table-cell table:style-name="ce44" table:formula="of:=IF(AND(0.1&lt;[.$Z33];[.$Z33]&lt;0.25; NOT([.AA33]=&quot;&quot;));[.AA33];&quot;&quot;)" office:value-type="float" office:value="-0.7016" calcext:value-type="float">
            <text:p>-0.7016</text:p>
          </table:table-cell>
          <table:table-cell table:style-name="Default" table:number-columns-repeated="3"/>
          <table:table-cell table:style-name="ce126" table:formula="of:=IF(AND(OR(0.1&gt;[.$Z33];[.$Z33]&gt;0.25);NOT([.A33]=&quot;&quot;));[.A33];&quot;&quot;)">
            <text:p/>
          </table:table-cell>
          <table:table-cell table:style-name="ce44" table:formula="of:=IF(AND(OR(0.1&gt;[.$Z33];[.$Z33]&gt;0.25);NOT([.B33]=&quot;&quot;));[.B33];&quot;&quot;)">
            <text:p/>
          </table:table-cell>
          <table:table-cell table:style-name="ce44" table:formula="of:=IF(AND(OR(0.1&gt;[.$Z33];[.$Z33]&gt;0.25);NOT([.C33]=&quot;&quot;));[.C33];&quot;&quot;)">
            <text:p/>
          </table:table-cell>
          <table:table-cell table:style-name="ce44" table:formula="of:=IF(AND(OR(0.1&gt;[.$Z33];[.$Z33]&gt;0.25);NOT([.D33]=&quot;&quot;));[.D33];&quot;&quot;)">
            <text:p/>
          </table:table-cell>
          <table:table-cell table:style-name="ce44" table:formula="of:=IF(AND(OR(0.1&gt;[.$Z33];[.$Z33]&gt;0.25);NOT([.E33]=&quot;&quot;));[.E33];&quot;&quot;)">
            <text:p/>
          </table:table-cell>
          <table:table-cell table:style-name="ce44" table:formula="of:=IF(AND(OR(0.1&gt;[.$Z33];[.$Z33]&gt;0.25);NOT([.F33]=&quot;&quot;));[.F33];&quot;&quot;)">
            <text:p/>
          </table:table-cell>
          <table:table-cell table:style-name="ce44" table:formula="of:=IF(AND(OR(0.1&gt;[.$Z33];[.$Z33]&gt;0.25);NOT([.G33]=&quot;&quot;));[.G33];&quot;&quot;)">
            <text:p/>
          </table:table-cell>
          <table:table-cell table:style-name="ce44" table:formula="of:=IF(AND(OR(0.1&gt;[.$Z33];[.$Z33]&gt;0.25);NOT([.H33]=&quot;&quot;));[.H33];&quot;&quot;)">
            <text:p/>
          </table:table-cell>
          <table:table-cell table:style-name="ce44" table:formula="of:=IF(AND(OR(0.1&gt;[.$Z33];[.$Z33]&gt;0.25);NOT([.I33]=&quot;&quot;));[.I33];&quot;&quot;)">
            <text:p/>
          </table:table-cell>
          <table:table-cell table:style-name="ce44" table:formula="of:=IF(AND(OR(0.1&gt;[.$Z33];[.$Z33]&gt;0.25);NOT([.J33]=&quot;&quot;));[.J33];&quot;&quot;)">
            <text:p/>
          </table:table-cell>
          <table:table-cell table:style-name="ce44" table:formula="of:=IF(AND(OR(0.1&gt;[.$Z33];[.$Z33]&gt;0.25);NOT([.K33]=&quot;&quot;));[.K33];&quot;&quot;)">
            <text:p/>
          </table:table-cell>
          <table:table-cell table:style-name="ce44" table:formula="of:=IF(AND(OR(0.1&gt;[.$Z33];[.$Z33]&gt;0.25);NOT([.L33]=&quot;&quot;));[.L33];&quot;&quot;)">
            <text:p/>
          </table:table-cell>
          <table:table-cell table:style-name="ce44" table:formula="of:=IF(AND(OR(0.1&gt;[.$Z33];[.$Z33]&gt;0.25);NOT([.M33]=&quot;&quot;));[.M33];&quot;&quot;)">
            <text:p/>
          </table:table-cell>
          <table:table-cell table:style-name="ce44" table:formula="of:=IF(AND(OR(0.1&gt;[.$Z33];[.$Z33]&gt;0.25);NOT([.N33]=&quot;&quot;));[.N33];&quot;&quot;)">
            <text:p/>
          </table:table-cell>
          <table:table-cell table:style-name="ce128" table:formula="of:=IF(AND(OR(0.1&gt;[.$Z33];[.$Z33]&gt;0.25);NOT([.O33]=&quot;&quot;));[.O33];&quot;&quot;)">
            <text:p/>
          </table:table-cell>
          <table:table-cell table:style-name="ce44" table:formula="of:=IF(AND(OR(0.1&gt;[.$Z33];[.$Z33]&gt;0.25);NOT([.P33]=&quot;&quot;));[.P33];&quot;&quot;)">
            <text:p/>
          </table:table-cell>
          <table:table-cell table:style-name="ce44" table:formula="of:=IF(AND(OR(0.1&gt;[.$Z33];[.$Z33]&gt;0.25);NOT([.Q33]=&quot;&quot;));[.Q33];&quot;&quot;)">
            <text:p/>
          </table:table-cell>
          <table:table-cell table:style-name="ce44" table:formula="of:=IF(AND(OR(0.1&gt;[.$Z33];[.$Z33]&gt;0.25);NOT([.R33]=&quot;&quot;));[.R33];&quot;&quot;)">
            <text:p/>
          </table:table-cell>
          <table:table-cell table:style-name="ce44" table:formula="of:=IF(AND(OR(0.1&gt;[.$Z33];[.$Z33]&gt;0.25);NOT([.S33]=&quot;&quot;));[.S33];&quot;&quot;)">
            <text:p/>
          </table:table-cell>
          <table:table-cell table:style-name="ce44" table:formula="of:=IF(AND(OR(0.1&gt;[.$Z33];[.$Z33]&gt;0.25);NOT([.T33]=&quot;&quot;));[.T33];&quot;&quot;)">
            <text:p/>
          </table:table-cell>
          <table:table-cell table:style-name="ce44" table:formula="of:=IF(AND(OR(0.1&gt;[.$Z33];[.$Z33]&gt;0.25);NOT([.U33]=&quot;&quot;));[.U33];&quot;&quot;)">
            <text:p/>
          </table:table-cell>
          <table:table-cell table:style-name="ce44" table:formula="of:=IF(AND(OR(0.1&gt;[.$Z33];[.$Z33]&gt;0.25);NOT([.V33]=&quot;&quot;));[.V33];&quot;&quot;)">
            <text:p/>
          </table:table-cell>
          <table:table-cell table:style-name="ce44" table:formula="of:=IF(AND(OR(0.1&gt;[.$Z33];[.$Z33]&gt;0.25);NOT([.W33]=&quot;&quot;));[.W33];&quot;&quot;)">
            <text:p/>
          </table:table-cell>
          <table:table-cell table:style-name="ce44" table:formula="of:=IF(AND(OR(0.1&gt;[.$Z33];[.$Z33]&gt;0.25);NOT([.X33]=&quot;&quot;));[.X33];&quot;&quot;)">
            <text:p/>
          </table:table-cell>
          <table:table-cell table:style-name="ce128" table:formula="of:=IF(AND(OR(0.1&gt;[.$Z33];[.$Z33]&gt;0.25);NOT([.Y33]=&quot;&quot;));[.Y33];&quot;&quot;)">
            <text:p/>
          </table:table-cell>
          <table:table-cell table:style-name="ce44" table:formula="of:=IF(AND(OR(0.1&gt;[.$Z33];[.$Z33]&gt;0.25);NOT([.Z33]=&quot;&quot;));[.Z33];&quot;&quot;)">
            <text:p/>
          </table:table-cell>
          <table:table-cell table:style-name="ce44" table:formula="of:=IF(AND(OR(0.1&gt;[.$Z33];[.$Z33]&gt;0.25);NOT([.AA33]=&quot;&quot;));[.AA33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31" calcext:value-type="float">
            <text:p>31</text:p>
          </table:table-cell>
          <table:table-cell table:style-name="ce15" office:value-type="float" office:value="0.3255" calcext:value-type="float">
            <text:p>0.3255</text:p>
          </table:table-cell>
          <table:table-cell table:style-name="ce15" office:value-type="float" office:value="-0.1419" calcext:value-type="float">
            <text:p>-0.1419</text:p>
          </table:table-cell>
          <table:table-cell table:style-name="Default" table:number-columns-repeated="2"/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2.3407" calcext:value-type="float">
            <text:p>2.3407</text:p>
          </table:table-cell>
          <table:table-cell table:style-name="ce10" office:value-type="float" office:value="-2.3407" calcext:value-type="float">
            <text:p>-2.340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0733243818" calcext:value-type="float">
            <text:p>2.073324381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0.218" calcext:value-type="float">
            <text:p>0.218</text:p>
          </table:table-cell>
          <table:table-cell table:style-name="ce25" office:value-type="float" office:value="-0.7016" calcext:value-type="float">
            <text:p>-0.7016</text:p>
          </table:table-cell>
          <table:table-cell table:style-name="Default" table:number-columns-repeated="3"/>
          <table:table-cell table:style-name="ce31" table:formula="of:=IF(AND(0.15&lt;[.$Z34];[.$Z34]&lt;0.2; NOT([.A34]=&quot;&quot;));[.A34];&quot;&quot;)">
            <text:p/>
          </table:table-cell>
          <table:table-cell table:style-name="ce33" table:formula="of:=IF(AND(0.15&lt;[.$Z34];[.$Z34]&lt;0.2; NOT([.B34]=&quot;&quot;));[.B34];&quot;&quot;)">
            <text:p/>
          </table:table-cell>
          <table:table-cell table:style-name="ce33" table:formula="of:=IF(AND(0.15&lt;[.$Z34];[.$Z34]&lt;0.2; NOT([.C34]=&quot;&quot;));[.C34];&quot;&quot;)">
            <text:p/>
          </table:table-cell>
          <table:table-cell table:style-name="ce33" table:formula="of:=IF(AND(0.15&lt;[.$Z34];[.$Z34]&lt;0.2; NOT([.D34]=&quot;&quot;));[.D34];&quot;&quot;)">
            <text:p/>
          </table:table-cell>
          <table:table-cell table:style-name="ce33" table:formula="of:=IF(AND(0.15&lt;[.$Z34];[.$Z34]&lt;0.2; NOT([.E34]=&quot;&quot;));[.E34];&quot;&quot;)">
            <text:p/>
          </table:table-cell>
          <table:table-cell table:style-name="ce33" table:formula="of:=IF(AND(0.15&lt;[.$Z34];[.$Z34]&lt;0.2; NOT([.F34]=&quot;&quot;));[.F34];&quot;&quot;)">
            <text:p/>
          </table:table-cell>
          <table:table-cell table:style-name="ce33" table:formula="of:=IF(AND(0.15&lt;[.$Z34];[.$Z34]&lt;0.2; NOT([.G34]=&quot;&quot;));[.G34];&quot;&quot;)">
            <text:p/>
          </table:table-cell>
          <table:table-cell table:style-name="ce33" table:formula="of:=IF(AND(0.15&lt;[.$Z34];[.$Z34]&lt;0.2; NOT([.H34]=&quot;&quot;));[.H34];&quot;&quot;)">
            <text:p/>
          </table:table-cell>
          <table:table-cell table:style-name="ce33" table:formula="of:=IF(AND(0.15&lt;[.$Z34];[.$Z34]&lt;0.2; NOT([.I34]=&quot;&quot;));[.I34];&quot;&quot;)">
            <text:p/>
          </table:table-cell>
          <table:table-cell table:style-name="ce39" table:formula="of:=IF(AND(0.15&lt;[.$Z34];[.$Z34]&lt;0.2; NOT([.J34]=&quot;&quot;));[.J34];&quot;&quot;)">
            <text:p/>
          </table:table-cell>
          <table:table-cell table:style-name="ce33" table:formula="of:=IF(AND(0.15&lt;[.$Z34];[.$Z34]&lt;0.2; NOT([.K34]=&quot;&quot;));[.K34];&quot;&quot;)">
            <text:p/>
          </table:table-cell>
          <table:table-cell table:style-name="ce33" table:formula="of:=IF(AND(0.15&lt;[.$Z34];[.$Z34]&lt;0.2; NOT([.L34]=&quot;&quot;));[.L34];&quot;&quot;)">
            <text:p/>
          </table:table-cell>
          <table:table-cell table:style-name="ce33" table:formula="of:=IF(AND(0.15&lt;[.$Z34];[.$Z34]&lt;0.2; NOT([.M34]=&quot;&quot;));[.M34];&quot;&quot;)">
            <text:p/>
          </table:table-cell>
          <table:table-cell table:style-name="ce33" table:formula="of:=IF(AND(0.15&lt;[.$Z34];[.$Z34]&lt;0.2; NOT([.N34]=&quot;&quot;));[.N34];&quot;&quot;)">
            <text:p/>
          </table:table-cell>
          <table:table-cell table:style-name="ce39" table:formula="of:=IF(AND(0.15&lt;[.$Z34];[.$Z34]&lt;0.2; NOT([.O34]=&quot;&quot;));[.O34];&quot;&quot;)">
            <text:p/>
          </table:table-cell>
          <table:table-cell table:style-name="ce33" table:formula="of:=IF(AND(0.15&lt;[.$Z34];[.$Z34]&lt;0.2; NOT([.P34]=&quot;&quot;));[.P34];&quot;&quot;)">
            <text:p/>
          </table:table-cell>
          <table:table-cell table:style-name="ce33" table:formula="of:=IF(AND(0.15&lt;[.$Z34];[.$Z34]&lt;0.2; NOT([.Q34]=&quot;&quot;));[.Q34];&quot;&quot;)">
            <text:p/>
          </table:table-cell>
          <table:table-cell table:style-name="ce33" table:formula="of:=IF(AND(0.15&lt;[.$Z34];[.$Z34]&lt;0.2; NOT([.R34]=&quot;&quot;));[.R34];&quot;&quot;)">
            <text:p/>
          </table:table-cell>
          <table:table-cell table:style-name="ce33" table:formula="of:=IF(AND(0.15&lt;[.$Z34];[.$Z34]&lt;0.2; NOT([.S34]=&quot;&quot;));[.S34];&quot;&quot;)">
            <text:p/>
          </table:table-cell>
          <table:table-cell table:style-name="ce39" table:formula="of:=IF(AND(0.15&lt;[.$Z34];[.$Z34]&lt;0.2; NOT([.T34]=&quot;&quot;));[.T34];&quot;&quot;)">
            <text:p/>
          </table:table-cell>
          <table:table-cell table:style-name="ce39" table:formula="of:=IF(AND(0.15&lt;[.$Z34];[.$Z34]&lt;0.2; NOT([.U34]=&quot;&quot;));[.U34];&quot;&quot;)">
            <text:p/>
          </table:table-cell>
          <table:table-cell table:style-name="ce33" table:formula="of:=IF(AND(0.15&lt;[.$Z34];[.$Z34]&lt;0.2; NOT([.V34]=&quot;&quot;));[.V34];&quot;&quot;)">
            <text:p/>
          </table:table-cell>
          <table:table-cell table:style-name="ce33" table:formula="of:=IF(AND(0.15&lt;[.$Z34];[.$Z34]&lt;0.2; NOT([.W34]=&quot;&quot;));[.W34];&quot;&quot;)">
            <text:p/>
          </table:table-cell>
          <table:table-cell table:style-name="ce33" table:formula="of:=IF(AND(0.15&lt;[.$Z34];[.$Z34]&lt;0.2; NOT([.X34]=&quot;&quot;));[.X34];&quot;&quot;)">
            <text:p/>
          </table:table-cell>
          <table:table-cell table:style-name="ce39" table:formula="of:=IF(AND(0.15&lt;[.$Z34];[.$Z34]&lt;0.2; NOT([.Y34]=&quot;&quot;));[.Y34];&quot;&quot;)">
            <text:p/>
          </table:table-cell>
          <table:table-cell table:style-name="ce33" table:formula="of:=IF(AND(0.15&lt;[.$Z34];[.$Z34]&lt;0.2; NOT([.Z34]=&quot;&quot;));[.Z34];&quot;&quot;)">
            <text:p/>
          </table:table-cell>
          <table:table-cell table:style-name="ce44" table:formula="of:=IF(AND(0.15&lt;[.$Z34];[.$Z34]&lt;0.2; NOT([.AA34]=&quot;&quot;));[.AA34];&quot;&quot;)">
            <text:p/>
          </table:table-cell>
          <table:table-cell table:style-name="Default" table:number-columns-repeated="3"/>
          <table:table-cell table:style-name="ce31" table:formula="of:=IF(AND(OR(0.15&gt;[.$Z34];[.$Z34]&gt;0.2);NOT([.A34]=&quot;&quot;));[.A34];&quot;&quot;)" office:value-type="float" office:value="30" calcext:value-type="float">
            <text:p>30</text:p>
          </table:table-cell>
          <table:table-cell table:style-name="ce33" table:formula="of:=IF(AND(OR(0.15&gt;[.$Z34];[.$Z34]&gt;0.2);NOT([.B34]=&quot;&quot;));[.B34];&quot;&quot;)" office:value-type="float" office:value="1.72788" calcext:value-type="float">
            <text:p>1.7279</text:p>
          </table:table-cell>
          <table:table-cell table:style-name="ce33" table:formula="of:=IF(AND(OR(0.15&gt;[.$Z34];[.$Z34]&gt;0.2);NOT([.C34]=&quot;&quot;));[.C34];&quot;&quot;)" office:value-type="float" office:value="-1.5708" calcext:value-type="float">
            <text:p>-1.5708</text:p>
          </table:table-cell>
          <table:table-cell table:style-name="ce33" table:formula="of:=IF(AND(OR(0.15&gt;[.$Z34];[.$Z34]&gt;0.2);NOT([.D34]=&quot;&quot;));[.D34];&quot;&quot;)" office:value-type="float" office:value="1.85005" calcext:value-type="float">
            <text:p>1.8501</text:p>
          </table:table-cell>
          <table:table-cell table:style-name="ce33" table:formula="of:=IF(AND(OR(0.15&gt;[.$Z34];[.$Z34]&gt;0.2);NOT([.E34]=&quot;&quot;));[.E34];&quot;&quot;)" office:value-type="float" office:value="-2.16421" calcext:value-type="float">
            <text:p>-2.1642</text:p>
          </table:table-cell>
          <table:table-cell table:style-name="ce33" table:formula="of:=IF(AND(OR(0.15&gt;[.$Z34];[.$Z34]&gt;0.2);NOT([.F34]=&quot;&quot;));[.F34];&quot;&quot;)" office:value-type="float" office:value="-1.48353" calcext:value-type="float">
            <text:p>-1.4835</text:p>
          </table:table-cell>
          <table:table-cell table:style-name="ce33" table:formula="of:=IF(AND(OR(0.15&gt;[.$Z34];[.$Z34]&gt;0.2);NOT([.G34]=&quot;&quot;));[.G34];&quot;&quot;)" office:value-type="float" office:value="-1.76278" calcext:value-type="float">
            <text:p>-1.7628</text:p>
          </table:table-cell>
          <table:table-cell table:style-name="ce33" table:formula="of:=IF(AND(OR(0.15&gt;[.$Z34];[.$Z34]&gt;0.2);NOT([.H34]=&quot;&quot;));[.H34];&quot;&quot;)">
            <text:p/>
          </table:table-cell>
          <table:table-cell table:style-name="ce33" table:formula="of:=IF(AND(OR(0.15&gt;[.$Z34];[.$Z34]&gt;0.2);NOT([.I34]=&quot;&quot;));[.I34];&quot;&quot;)">
            <text:p/>
          </table:table-cell>
          <table:table-cell table:style-name="ce39" table:formula="of:=IF(AND(OR(0.15&gt;[.$Z34];[.$Z34]&gt;0.2);NOT([.J34]=&quot;&quot;));[.J34];&quot;&quot;)" office:value-type="float" office:value="31" calcext:value-type="float">
            <text:p>31</text:p>
          </table:table-cell>
          <table:table-cell table:style-name="ce33" table:formula="of:=IF(AND(OR(0.15&gt;[.$Z34];[.$Z34]&gt;0.2);NOT([.K34]=&quot;&quot;));[.K34];&quot;&quot;)" office:value-type="float" office:value="0.3255" calcext:value-type="float">
            <text:p>0.3255</text:p>
          </table:table-cell>
          <table:table-cell table:style-name="ce33" table:formula="of:=IF(AND(OR(0.15&gt;[.$Z34];[.$Z34]&gt;0.2);NOT([.L34]=&quot;&quot;));[.L34];&quot;&quot;)" office:value-type="float" office:value="-0.1419" calcext:value-type="float">
            <text:p>-0.1419</text:p>
          </table:table-cell>
          <table:table-cell table:style-name="ce33" table:formula="of:=IF(AND(OR(0.15&gt;[.$Z34];[.$Z34]&gt;0.2);NOT([.M34]=&quot;&quot;));[.M34];&quot;&quot;)">
            <text:p/>
          </table:table-cell>
          <table:table-cell table:style-name="ce33" table:formula="of:=IF(AND(OR(0.15&gt;[.$Z34];[.$Z34]&gt;0.2);NOT([.N34]=&quot;&quot;));[.N34];&quot;&quot;)">
            <text:p/>
          </table:table-cell>
          <table:table-cell table:style-name="ce39" table:formula="of:=IF(AND(OR(0.15&gt;[.$Z34];[.$Z34]&gt;0.2);NOT([.O34]=&quot;&quot;));[.O34];&quot;&quot;)" office:value-type="float" office:value="30" calcext:value-type="float">
            <text:p>30</text:p>
          </table:table-cell>
          <table:table-cell table:style-name="ce33" table:formula="of:=IF(AND(OR(0.15&gt;[.$Z34];[.$Z34]&gt;0.2);NOT([.P34]=&quot;&quot;));[.P34];&quot;&quot;)" office:value-type="float" office:value="2.3407" calcext:value-type="float">
            <text:p>2.3407</text:p>
          </table:table-cell>
          <table:table-cell table:style-name="ce33" table:formula="of:=IF(AND(OR(0.15&gt;[.$Z34];[.$Z34]&gt;0.2);NOT([.Q34]=&quot;&quot;));[.Q34];&quot;&quot;)" office:value-type="float" office:value="-2.3407" calcext:value-type="float">
            <text:p>-2.3407</text:p>
          </table:table-cell>
          <table:table-cell table:style-name="ce33" table:formula="of:=IF(AND(OR(0.15&gt;[.$Z34];[.$Z34]&gt;0.2);NOT([.R34]=&quot;&quot;));[.R34];&quot;&quot;)" office:value-type="float" office:value="38" calcext:value-type="float">
            <text:p>38.0000</text:p>
          </table:table-cell>
          <table:table-cell table:style-name="ce33" table:formula="of:=IF(AND(OR(0.15&gt;[.$Z34];[.$Z34]&gt;0.2);NOT([.S34]=&quot;&quot;));[.S34];&quot;&quot;)" office:value-type="float" office:value="2.0733243818" calcext:value-type="float">
            <text:p>2.0733</text:p>
          </table:table-cell>
          <table:table-cell table:style-name="ce39" table:formula="of:=IF(AND(OR(0.15&gt;[.$Z34];[.$Z34]&gt;0.2);NOT([.T34]=&quot;&quot;));[.T34];&quot;&quot;)" office:value-type="float" office:value="-1" calcext:value-type="float">
            <text:p>-1</text:p>
          </table:table-cell>
          <table:table-cell table:style-name="ce39" table:formula="of:=IF(AND(OR(0.15&gt;[.$Z34];[.$Z34]&gt;0.2);NOT([.U34]=&quot;&quot;));[.U34];&quot;&quot;)" office:value-type="float" office:value="1" calcext:value-type="float">
            <text:p>1</text:p>
          </table:table-cell>
          <table:table-cell table:style-name="ce33" table:formula="of:=IF(AND(OR(0.15&gt;[.$Z34];[.$Z34]&gt;0.2);NOT([.V34]=&quot;&quot;));[.V34];&quot;&quot;)" office:value-type="float" office:value="0" calcext:value-type="float">
            <text:p>0.0000</text:p>
          </table:table-cell>
          <table:table-cell table:style-name="ce33" table:formula="of:=IF(AND(OR(0.15&gt;[.$Z34];[.$Z34]&gt;0.2);NOT([.W34]=&quot;&quot;));[.W34];&quot;&quot;)">
            <text:p/>
          </table:table-cell>
          <table:table-cell table:style-name="ce33" table:formula="of:=IF(AND(OR(0.15&gt;[.$Z34];[.$Z34]&gt;0.2);NOT([.X34]=&quot;&quot;));[.X34];&quot;&quot;)">
            <text:p/>
          </table:table-cell>
          <table:table-cell table:style-name="ce39" table:formula="of:=IF(AND(OR(0.15&gt;[.$Z34];[.$Z34]&gt;0.2);NOT([.Y34]=&quot;&quot;));[.Y34];&quot;&quot;)" office:value-type="float" office:value="30" calcext:value-type="float">
            <text:p>30</text:p>
          </table:table-cell>
          <table:table-cell table:style-name="ce33" table:formula="of:=IF(AND(OR(0.15&gt;[.$Z34];[.$Z34]&gt;0.2);NOT([.Z34]=&quot;&quot;));[.Z34];&quot;&quot;)" office:value-type="float" office:value="0.218" calcext:value-type="float">
            <text:p>0.2180</text:p>
          </table:table-cell>
          <table:table-cell table:style-name="ce44" table:formula="of:=IF(AND(OR(0.15&gt;[.$Z34];[.$Z34]&gt;0.2);NOT([.AA34]=&quot;&quot;));[.AA34];&quot;&quot;)" office:value-type="float" office:value="-0.7016" calcext:value-type="float">
            <text:p>-0.7016</text:p>
          </table:table-cell>
          <table:table-cell table:style-name="Default" table:number-columns-repeated="3"/>
          <table:table-cell table:style-name="ce4" table:formula="of:=IF(AND([.$U34] = 1;NOT([.A34]=&quot;&quot;));[.A34];&quot;&quot;)" office:value-type="float" office:value="30" calcext:value-type="float">
            <text:p>30</text:p>
          </table:table-cell>
          <table:table-cell table:style-name="ce110" table:formula="of:=IF(AND([.$U34] = 1;NOT([.B34]=&quot;&quot;));[.B34];&quot;&quot;)" office:value-type="float" office:value="1.72788" calcext:value-type="float">
            <text:p>1.72788</text:p>
          </table:table-cell>
          <table:table-cell table:style-name="ce110" table:formula="of:=IF(AND([.$U34] = 1;NOT([.C34]=&quot;&quot;));[.C34];&quot;&quot;)" office:value-type="float" office:value="-1.5708" calcext:value-type="float">
            <text:p>-1.5708</text:p>
          </table:table-cell>
          <table:table-cell table:style-name="ce110" table:formula="of:=IF(AND([.$U34] = 1;NOT([.D34]=&quot;&quot;));[.D34];&quot;&quot;)" office:value-type="float" office:value="1.85005" calcext:value-type="float">
            <text:p>1.85005</text:p>
          </table:table-cell>
          <table:table-cell table:style-name="ce110" table:formula="of:=IF(AND([.$U34] = 1;NOT([.E34]=&quot;&quot;));[.E34];&quot;&quot;)" office:value-type="float" office:value="-2.16421" calcext:value-type="float">
            <text:p>-2.16421</text:p>
          </table:table-cell>
          <table:table-cell table:style-name="ce110" table:formula="of:=IF(AND([.$U34] = 1;NOT([.F34]=&quot;&quot;));[.F34];&quot;&quot;)" office:value-type="float" office:value="-1.48353" calcext:value-type="float">
            <text:p>-1.48353</text:p>
          </table:table-cell>
          <table:table-cell table:style-name="ce110" table:formula="of:=IF(AND([.$U34] = 1;NOT([.G34]=&quot;&quot;));[.G34];&quot;&quot;)" office:value-type="float" office:value="-1.76278" calcext:value-type="float">
            <text:p>-1.76278</text:p>
          </table:table-cell>
          <table:table-cell table:style-name="ce110" table:formula="of:=IF(AND([.$U34] = 1;NOT([.H34]=&quot;&quot;));[.H34];&quot;&quot;)">
            <text:p/>
          </table:table-cell>
          <table:table-cell table:style-name="ce110" table:formula="of:=IF(AND([.$U34] = 1;NOT([.I34]=&quot;&quot;));[.I34];&quot;&quot;)">
            <text:p/>
          </table:table-cell>
          <table:table-cell table:style-name="ce110" table:formula="of:=IF(AND([.$U34] = 1;NOT([.J34]=&quot;&quot;));[.J34];&quot;&quot;)" office:value-type="float" office:value="31" calcext:value-type="float">
            <text:p>31</text:p>
          </table:table-cell>
          <table:table-cell table:style-name="ce110" table:formula="of:=IF(AND([.$U34] = 1;NOT([.K34]=&quot;&quot;));[.K34];&quot;&quot;)" office:value-type="float" office:value="0.3255" calcext:value-type="float">
            <text:p>0.3255</text:p>
          </table:table-cell>
          <table:table-cell table:style-name="ce110" table:formula="of:=IF(AND([.$U34] = 1;NOT([.L34]=&quot;&quot;));[.L34];&quot;&quot;)" office:value-type="float" office:value="-0.1419" calcext:value-type="float">
            <text:p>-0.1419</text:p>
          </table:table-cell>
          <table:table-cell table:style-name="ce110" table:formula="of:=IF(AND([.$U34] = 1;NOT([.M34]=&quot;&quot;));[.M34];&quot;&quot;)">
            <text:p/>
          </table:table-cell>
          <table:table-cell table:style-name="ce110" table:formula="of:=IF(AND([.$U34] = 1;NOT([.N34]=&quot;&quot;));[.N34];&quot;&quot;)">
            <text:p/>
          </table:table-cell>
          <table:table-cell table:style-name="ce110" table:formula="of:=IF(AND([.$U34] = 1;NOT([.O34]=&quot;&quot;));[.O34];&quot;&quot;)" office:value-type="float" office:value="30" calcext:value-type="float">
            <text:p>30</text:p>
          </table:table-cell>
          <table:table-cell table:style-name="ce110" table:formula="of:=IF(AND([.$U34] = 1;NOT([.P34]=&quot;&quot;));[.P34];&quot;&quot;)" office:value-type="float" office:value="2.3407" calcext:value-type="float">
            <text:p>2.3407</text:p>
          </table:table-cell>
          <table:table-cell table:style-name="ce110" table:formula="of:=IF(AND([.$U34] = 1;NOT([.Q34]=&quot;&quot;));[.Q34];&quot;&quot;)" office:value-type="float" office:value="-2.3407" calcext:value-type="float">
            <text:p>-2.3407</text:p>
          </table:table-cell>
          <table:table-cell table:style-name="ce110" table:formula="of:=IF(AND([.$U34] = 1;NOT([.R34]=&quot;&quot;));[.R34];&quot;&quot;)" office:value-type="float" office:value="38" calcext:value-type="float">
            <text:p>38</text:p>
          </table:table-cell>
          <table:table-cell table:style-name="ce110" table:formula="of:=IF(AND([.$U34] = 1;NOT([.S34]=&quot;&quot;));[.S34];&quot;&quot;)" office:value-type="float" office:value="2.0733243818" calcext:value-type="float">
            <text:p>2.0733243818</text:p>
          </table:table-cell>
          <table:table-cell table:style-name="ce110" table:formula="of:=IF(AND([.$U34] = 1;NOT([.T34]=&quot;&quot;));[.T34];&quot;&quot;)" office:value-type="float" office:value="-1" calcext:value-type="float">
            <text:p>-1</text:p>
          </table:table-cell>
          <table:table-cell table:style-name="ce110" table:formula="of:=IF(AND([.$U34] = 1;NOT([.U34]=&quot;&quot;));[.U34];&quot;&quot;)" office:value-type="float" office:value="1" calcext:value-type="float">
            <text:p>1</text:p>
          </table:table-cell>
          <table:table-cell table:style-name="ce110" table:formula="of:=IF(AND([.$U34] = 1;NOT([.V34]=&quot;&quot;));[.V34];&quot;&quot;)" office:value-type="float" office:value="0" calcext:value-type="float">
            <text:p>0</text:p>
          </table:table-cell>
          <table:table-cell table:style-name="ce110" table:formula="of:=IF(AND([.$U34] = 1;NOT([.W34]=&quot;&quot;));[.W34];&quot;&quot;)">
            <text:p/>
          </table:table-cell>
          <table:table-cell table:style-name="ce110" table:formula="of:=IF(AND([.$U34] = 1;NOT([.X34]=&quot;&quot;));[.X34];&quot;&quot;)">
            <text:p/>
          </table:table-cell>
          <table:table-cell table:style-name="ce110" table:formula="of:=IF(AND([.$U34] = 1;NOT([.Y34]=&quot;&quot;));[.Y34];&quot;&quot;)" office:value-type="float" office:value="30" calcext:value-type="float">
            <text:p>30</text:p>
          </table:table-cell>
          <table:table-cell table:style-name="ce121" table:formula="of:=IF(AND([.$U34] = 1;NOT([.Z34]=&quot;&quot;));[.Z34];&quot;&quot;)" office:value-type="float" office:value="0.218" calcext:value-type="float">
            <text:p>0.21800</text:p>
          </table:table-cell>
          <table:table-cell table:style-name="ce25" table:formula="of:=IF(AND([.$U34] = 1;NOT([.AA34]=&quot;&quot;));[.AA34];&quot;&quot;)" office:value-type="float" office:value="-0.7016" calcext:value-type="float">
            <text:p>-0.7016</text:p>
          </table:table-cell>
          <table:table-cell table:style-name="Default" table:number-columns-repeated="3"/>
          <table:table-cell table:style-name="ce4" table:formula="of:=IF(AND([.$U34] = 0;NOT([.A34]=&quot;&quot;));[.A34];&quot;&quot;)">
            <text:p/>
          </table:table-cell>
          <table:table-cell table:style-name="ce110" table:formula="of:=IF(AND([.$U34] = 0;NOT([.B34]=&quot;&quot;));[.B34];&quot;&quot;)">
            <text:p/>
          </table:table-cell>
          <table:table-cell table:style-name="ce110" table:formula="of:=IF(AND([.$U34] = 0;NOT([.C34]=&quot;&quot;));[.C34];&quot;&quot;)">
            <text:p/>
          </table:table-cell>
          <table:table-cell table:style-name="ce110" table:formula="of:=IF(AND([.$U34] = 0;NOT([.D34]=&quot;&quot;));[.D34];&quot;&quot;)">
            <text:p/>
          </table:table-cell>
          <table:table-cell table:style-name="ce110" table:formula="of:=IF(AND([.$U34] = 0;NOT([.E34]=&quot;&quot;));[.E34];&quot;&quot;)">
            <text:p/>
          </table:table-cell>
          <table:table-cell table:style-name="ce110" table:formula="of:=IF(AND([.$U34] = 0;NOT([.F34]=&quot;&quot;));[.F34];&quot;&quot;)">
            <text:p/>
          </table:table-cell>
          <table:table-cell table:style-name="ce110" table:formula="of:=IF(AND([.$U34] = 0;NOT([.G34]=&quot;&quot;));[.G34];&quot;&quot;)">
            <text:p/>
          </table:table-cell>
          <table:table-cell table:style-name="ce110" table:formula="of:=IF(AND([.$U34] = 0;NOT([.H34]=&quot;&quot;));[.H34];&quot;&quot;)">
            <text:p/>
          </table:table-cell>
          <table:table-cell table:style-name="ce110" table:formula="of:=IF(AND([.$U34] = 0;NOT([.I34]=&quot;&quot;));[.I34];&quot;&quot;)">
            <text:p/>
          </table:table-cell>
          <table:table-cell table:style-name="ce110" table:formula="of:=IF(AND([.$U34] = 0;NOT([.J34]=&quot;&quot;));[.J34];&quot;&quot;)">
            <text:p/>
          </table:table-cell>
          <table:table-cell table:style-name="ce113" table:formula="of:=IF(AND([.$U34] = 0;NOT([.K34]=&quot;&quot;));[.K34];&quot;&quot;)">
            <text:p/>
          </table:table-cell>
          <table:table-cell table:style-name="ce113" table:formula="of:=IF(AND([.$U34] = 0;NOT([.L34]=&quot;&quot;));[.L34];&quot;&quot;)">
            <text:p/>
          </table:table-cell>
          <table:table-cell table:style-name="ce110" table:formula="of:=IF(AND([.$U34] = 0;NOT([.M34]=&quot;&quot;));[.M34];&quot;&quot;)">
            <text:p/>
          </table:table-cell>
          <table:table-cell table:style-name="ce110" table:formula="of:=IF(AND([.$U34] = 0;NOT([.N34]=&quot;&quot;));[.N34];&quot;&quot;)">
            <text:p/>
          </table:table-cell>
          <table:table-cell table:style-name="ce110" table:formula="of:=IF(AND([.$U34] = 0;NOT([.O34]=&quot;&quot;));[.O34];&quot;&quot;)">
            <text:p/>
          </table:table-cell>
          <table:table-cell table:style-name="ce110" table:formula="of:=IF(AND([.$U34] = 0;NOT([.P34]=&quot;&quot;));[.P34];&quot;&quot;)">
            <text:p/>
          </table:table-cell>
          <table:table-cell table:style-name="ce110" table:formula="of:=IF(AND([.$U34] = 0;NOT([.Q34]=&quot;&quot;));[.Q34];&quot;&quot;)">
            <text:p/>
          </table:table-cell>
          <table:table-cell table:style-name="ce110" table:formula="of:=IF(AND([.$U34] = 0;NOT([.R34]=&quot;&quot;));[.R34];&quot;&quot;)">
            <text:p/>
          </table:table-cell>
          <table:table-cell table:style-name="ce110" table:formula="of:=IF(AND([.$U34] = 0;NOT([.S34]=&quot;&quot;));[.S34];&quot;&quot;)">
            <text:p/>
          </table:table-cell>
          <table:table-cell table:style-name="ce110" table:formula="of:=IF(AND([.$U34] = 0;NOT([.T34]=&quot;&quot;));[.T34];&quot;&quot;)">
            <text:p/>
          </table:table-cell>
          <table:table-cell table:style-name="ce110" table:formula="of:=IF(AND([.$U34] = 0;NOT([.U34]=&quot;&quot;));[.U34];&quot;&quot;)">
            <text:p/>
          </table:table-cell>
          <table:table-cell table:style-name="ce110" table:formula="of:=IF(AND([.$U34] = 0;NOT([.V34]=&quot;&quot;));[.V34];&quot;&quot;)">
            <text:p/>
          </table:table-cell>
          <table:table-cell table:style-name="ce110" table:formula="of:=IF(AND([.$U34] = 0;NOT([.W34]=&quot;&quot;));[.W34];&quot;&quot;)">
            <text:p/>
          </table:table-cell>
          <table:table-cell table:style-name="ce110" table:formula="of:=IF(AND([.$U34] = 0;NOT([.X34]=&quot;&quot;));[.X34];&quot;&quot;)">
            <text:p/>
          </table:table-cell>
          <table:table-cell table:style-name="ce110" table:formula="of:=IF(AND([.$U34] = 0;NOT([.Y34]=&quot;&quot;));[.Y34];&quot;&quot;)">
            <text:p/>
          </table:table-cell>
          <table:table-cell table:style-name="ce110" table:formula="of:=IF(AND([.$U34] = 0;NOT([.Z34]=&quot;&quot;));[.Z34];&quot;&quot;)">
            <text:p/>
          </table:table-cell>
          <table:table-cell table:style-name="ce25" table:formula="of:=IF(AND([.$U34] = 0;NOT([.AA34]=&quot;&quot;));[.AA34];&quot;&quot;)">
            <text:p/>
          </table:table-cell>
          <table:table-cell table:style-name="Default" table:number-columns-repeated="3"/>
          <table:table-cell table:style-name="ce126" table:formula="of:=IF(AND(0.1&lt;[.$Z34];[.$Z34]&lt;0.25; NOT([.A34]=&quot;&quot;));[.A34];&quot;&quot;)" office:value-type="float" office:value="30" calcext:value-type="float">
            <text:p>30.0000</text:p>
          </table:table-cell>
          <table:table-cell table:style-name="ce44" table:formula="of:=IF(AND(0.1&lt;[.$Z34];[.$Z34]&lt;0.25; NOT([.B34]=&quot;&quot;));[.B34];&quot;&quot;)" office:value-type="float" office:value="1.72788" calcext:value-type="float">
            <text:p>1.7279</text:p>
          </table:table-cell>
          <table:table-cell table:style-name="ce44" table:formula="of:=IF(AND(0.1&lt;[.$Z34];[.$Z34]&lt;0.25; NOT([.C34]=&quot;&quot;));[.C34];&quot;&quot;)" office:value-type="float" office:value="-1.5708" calcext:value-type="float">
            <text:p>-1.5708</text:p>
          </table:table-cell>
          <table:table-cell table:style-name="ce44" table:formula="of:=IF(AND(0.1&lt;[.$Z34];[.$Z34]&lt;0.25; NOT([.D34]=&quot;&quot;));[.D34];&quot;&quot;)" office:value-type="float" office:value="1.85005" calcext:value-type="float">
            <text:p>1.8501</text:p>
          </table:table-cell>
          <table:table-cell table:style-name="ce44" table:formula="of:=IF(AND(0.1&lt;[.$Z34];[.$Z34]&lt;0.25; NOT([.E34]=&quot;&quot;));[.E34];&quot;&quot;)" office:value-type="float" office:value="-2.16421" calcext:value-type="float">
            <text:p>-2.1642</text:p>
          </table:table-cell>
          <table:table-cell table:style-name="ce44" table:formula="of:=IF(AND(0.1&lt;[.$Z34];[.$Z34]&lt;0.25; NOT([.F34]=&quot;&quot;));[.F34];&quot;&quot;)" office:value-type="float" office:value="-1.48353" calcext:value-type="float">
            <text:p>-1.4835</text:p>
          </table:table-cell>
          <table:table-cell table:style-name="ce44" table:formula="of:=IF(AND(0.1&lt;[.$Z34];[.$Z34]&lt;0.25; NOT([.G34]=&quot;&quot;));[.G34];&quot;&quot;)" office:value-type="float" office:value="-1.76278" calcext:value-type="float">
            <text:p>-1.7628</text:p>
          </table:table-cell>
          <table:table-cell table:style-name="ce44" table:formula="of:=IF(AND(0.1&lt;[.$Z34];[.$Z34]&lt;0.25; NOT([.H34]=&quot;&quot;));[.H34];&quot;&quot;)">
            <text:p/>
          </table:table-cell>
          <table:table-cell table:style-name="ce44" table:formula="of:=IF(AND(0.1&lt;[.$Z34];[.$Z34]&lt;0.25; NOT([.I34]=&quot;&quot;));[.I34];&quot;&quot;)">
            <text:p/>
          </table:table-cell>
          <table:table-cell table:style-name="ce44" table:formula="of:=IF(AND(0.1&lt;[.$Z34];[.$Z34]&lt;0.25; NOT([.J34]=&quot;&quot;));[.J34];&quot;&quot;)" office:value-type="float" office:value="31" calcext:value-type="float">
            <text:p>31.0000</text:p>
          </table:table-cell>
          <table:table-cell table:style-name="ce44" table:formula="of:=IF(AND(0.1&lt;[.$Z34];[.$Z34]&lt;0.25; NOT([.K34]=&quot;&quot;));[.K34];&quot;&quot;)" office:value-type="float" office:value="0.3255" calcext:value-type="float">
            <text:p>0.3255</text:p>
          </table:table-cell>
          <table:table-cell table:style-name="ce44" table:formula="of:=IF(AND(0.1&lt;[.$Z34];[.$Z34]&lt;0.25; NOT([.L34]=&quot;&quot;));[.L34];&quot;&quot;)" office:value-type="float" office:value="-0.1419" calcext:value-type="float">
            <text:p>-0.1419</text:p>
          </table:table-cell>
          <table:table-cell table:style-name="ce44" table:formula="of:=IF(AND(0.1&lt;[.$Z34];[.$Z34]&lt;0.25; NOT([.M34]=&quot;&quot;));[.M34];&quot;&quot;)">
            <text:p/>
          </table:table-cell>
          <table:table-cell table:style-name="ce44" table:formula="of:=IF(AND(0.1&lt;[.$Z34];[.$Z34]&lt;0.25; NOT([.N34]=&quot;&quot;));[.N34];&quot;&quot;)">
            <text:p/>
          </table:table-cell>
          <table:table-cell table:style-name="ce44" table:formula="of:=IF(AND(0.1&lt;[.$Z34];[.$Z34]&lt;0.25; NOT([.O34]=&quot;&quot;));[.O34];&quot;&quot;)" office:value-type="float" office:value="30" calcext:value-type="float">
            <text:p>30.0000</text:p>
          </table:table-cell>
          <table:table-cell table:style-name="ce44" table:formula="of:=IF(AND(0.1&lt;[.$Z34];[.$Z34]&lt;0.25; NOT([.P34]=&quot;&quot;));[.P34];&quot;&quot;)" office:value-type="float" office:value="2.3407" calcext:value-type="float">
            <text:p>2.3407</text:p>
          </table:table-cell>
          <table:table-cell table:style-name="ce44" table:formula="of:=IF(AND(0.1&lt;[.$Z34];[.$Z34]&lt;0.25; NOT([.Q34]=&quot;&quot;));[.Q34];&quot;&quot;)" office:value-type="float" office:value="-2.3407" calcext:value-type="float">
            <text:p>-2.3407</text:p>
          </table:table-cell>
          <table:table-cell table:style-name="ce44" table:formula="of:=IF(AND(0.1&lt;[.$Z34];[.$Z34]&lt;0.25; NOT([.R34]=&quot;&quot;));[.R34];&quot;&quot;)" office:value-type="float" office:value="38" calcext:value-type="float">
            <text:p>38.0000</text:p>
          </table:table-cell>
          <table:table-cell table:style-name="ce44" table:formula="of:=IF(AND(0.1&lt;[.$Z34];[.$Z34]&lt;0.25; NOT([.S34]=&quot;&quot;));[.S34];&quot;&quot;)" office:value-type="float" office:value="2.0733243818" calcext:value-type="float">
            <text:p>2.0733</text:p>
          </table:table-cell>
          <table:table-cell table:style-name="ce44" table:formula="of:=IF(AND(0.1&lt;[.$Z34];[.$Z34]&lt;0.25; NOT([.T34]=&quot;&quot;));[.T34];&quot;&quot;)" office:value-type="float" office:value="-1" calcext:value-type="float">
            <text:p>-1.0000</text:p>
          </table:table-cell>
          <table:table-cell table:style-name="ce44" table:formula="of:=IF(AND(0.1&lt;[.$Z34];[.$Z34]&lt;0.25; NOT([.U34]=&quot;&quot;));[.U34];&quot;&quot;)" office:value-type="float" office:value="1" calcext:value-type="float">
            <text:p>1.0000</text:p>
          </table:table-cell>
          <table:table-cell table:style-name="ce44" table:formula="of:=IF(AND(0.1&lt;[.$Z34];[.$Z34]&lt;0.25; NOT([.V34]=&quot;&quot;));[.V34];&quot;&quot;)" office:value-type="float" office:value="0" calcext:value-type="float">
            <text:p>0.0000</text:p>
          </table:table-cell>
          <table:table-cell table:style-name="ce44" table:formula="of:=IF(AND(0.1&lt;[.$Z34];[.$Z34]&lt;0.25; NOT([.W34]=&quot;&quot;));[.W34];&quot;&quot;)">
            <text:p/>
          </table:table-cell>
          <table:table-cell table:style-name="ce44" table:formula="of:=IF(AND(0.1&lt;[.$Z34];[.$Z34]&lt;0.25; NOT([.X34]=&quot;&quot;));[.X34];&quot;&quot;)">
            <text:p/>
          </table:table-cell>
          <table:table-cell table:style-name="ce44" table:formula="of:=IF(AND(0.1&lt;[.$Z34];[.$Z34]&lt;0.25; NOT([.Y34]=&quot;&quot;));[.Y34];&quot;&quot;)" office:value-type="float" office:value="30" calcext:value-type="float">
            <text:p>30.0000</text:p>
          </table:table-cell>
          <table:table-cell table:style-name="ce44" table:formula="of:=IF(AND(0.1&lt;[.$Z34];[.$Z34]&lt;0.25; NOT([.Z34]=&quot;&quot;));[.Z34];&quot;&quot;)" office:value-type="float" office:value="0.218" calcext:value-type="float">
            <text:p>0.2180</text:p>
          </table:table-cell>
          <table:table-cell table:style-name="ce44" table:formula="of:=IF(AND(0.1&lt;[.$Z34];[.$Z34]&lt;0.25; NOT([.AA34]=&quot;&quot;));[.AA34];&quot;&quot;)" office:value-type="float" office:value="-0.7016" calcext:value-type="float">
            <text:p>-0.7016</text:p>
          </table:table-cell>
          <table:table-cell table:style-name="Default" table:number-columns-repeated="3"/>
          <table:table-cell table:style-name="ce126" table:formula="of:=IF(AND(OR(0.1&gt;[.$Z34];[.$Z34]&gt;0.25);NOT([.A34]=&quot;&quot;));[.A34];&quot;&quot;)">
            <text:p/>
          </table:table-cell>
          <table:table-cell table:style-name="ce44" table:formula="of:=IF(AND(OR(0.1&gt;[.$Z34];[.$Z34]&gt;0.25);NOT([.B34]=&quot;&quot;));[.B34];&quot;&quot;)">
            <text:p/>
          </table:table-cell>
          <table:table-cell table:style-name="ce44" table:formula="of:=IF(AND(OR(0.1&gt;[.$Z34];[.$Z34]&gt;0.25);NOT([.C34]=&quot;&quot;));[.C34];&quot;&quot;)">
            <text:p/>
          </table:table-cell>
          <table:table-cell table:style-name="ce44" table:formula="of:=IF(AND(OR(0.1&gt;[.$Z34];[.$Z34]&gt;0.25);NOT([.D34]=&quot;&quot;));[.D34];&quot;&quot;)">
            <text:p/>
          </table:table-cell>
          <table:table-cell table:style-name="ce44" table:formula="of:=IF(AND(OR(0.1&gt;[.$Z34];[.$Z34]&gt;0.25);NOT([.E34]=&quot;&quot;));[.E34];&quot;&quot;)">
            <text:p/>
          </table:table-cell>
          <table:table-cell table:style-name="ce44" table:formula="of:=IF(AND(OR(0.1&gt;[.$Z34];[.$Z34]&gt;0.25);NOT([.F34]=&quot;&quot;));[.F34];&quot;&quot;)">
            <text:p/>
          </table:table-cell>
          <table:table-cell table:style-name="ce44" table:formula="of:=IF(AND(OR(0.1&gt;[.$Z34];[.$Z34]&gt;0.25);NOT([.G34]=&quot;&quot;));[.G34];&quot;&quot;)">
            <text:p/>
          </table:table-cell>
          <table:table-cell table:style-name="ce44" table:formula="of:=IF(AND(OR(0.1&gt;[.$Z34];[.$Z34]&gt;0.25);NOT([.H34]=&quot;&quot;));[.H34];&quot;&quot;)">
            <text:p/>
          </table:table-cell>
          <table:table-cell table:style-name="ce44" table:formula="of:=IF(AND(OR(0.1&gt;[.$Z34];[.$Z34]&gt;0.25);NOT([.I34]=&quot;&quot;));[.I34];&quot;&quot;)">
            <text:p/>
          </table:table-cell>
          <table:table-cell table:style-name="ce44" table:formula="of:=IF(AND(OR(0.1&gt;[.$Z34];[.$Z34]&gt;0.25);NOT([.J34]=&quot;&quot;));[.J34];&quot;&quot;)">
            <text:p/>
          </table:table-cell>
          <table:table-cell table:style-name="ce44" table:formula="of:=IF(AND(OR(0.1&gt;[.$Z34];[.$Z34]&gt;0.25);NOT([.K34]=&quot;&quot;));[.K34];&quot;&quot;)">
            <text:p/>
          </table:table-cell>
          <table:table-cell table:style-name="ce44" table:formula="of:=IF(AND(OR(0.1&gt;[.$Z34];[.$Z34]&gt;0.25);NOT([.L34]=&quot;&quot;));[.L34];&quot;&quot;)">
            <text:p/>
          </table:table-cell>
          <table:table-cell table:style-name="ce44" table:formula="of:=IF(AND(OR(0.1&gt;[.$Z34];[.$Z34]&gt;0.25);NOT([.M34]=&quot;&quot;));[.M34];&quot;&quot;)">
            <text:p/>
          </table:table-cell>
          <table:table-cell table:style-name="ce44" table:formula="of:=IF(AND(OR(0.1&gt;[.$Z34];[.$Z34]&gt;0.25);NOT([.N34]=&quot;&quot;));[.N34];&quot;&quot;)">
            <text:p/>
          </table:table-cell>
          <table:table-cell table:style-name="ce128" table:formula="of:=IF(AND(OR(0.1&gt;[.$Z34];[.$Z34]&gt;0.25);NOT([.O34]=&quot;&quot;));[.O34];&quot;&quot;)">
            <text:p/>
          </table:table-cell>
          <table:table-cell table:style-name="ce44" table:formula="of:=IF(AND(OR(0.1&gt;[.$Z34];[.$Z34]&gt;0.25);NOT([.P34]=&quot;&quot;));[.P34];&quot;&quot;)">
            <text:p/>
          </table:table-cell>
          <table:table-cell table:style-name="ce44" table:formula="of:=IF(AND(OR(0.1&gt;[.$Z34];[.$Z34]&gt;0.25);NOT([.Q34]=&quot;&quot;));[.Q34];&quot;&quot;)">
            <text:p/>
          </table:table-cell>
          <table:table-cell table:style-name="ce44" table:formula="of:=IF(AND(OR(0.1&gt;[.$Z34];[.$Z34]&gt;0.25);NOT([.R34]=&quot;&quot;));[.R34];&quot;&quot;)">
            <text:p/>
          </table:table-cell>
          <table:table-cell table:style-name="ce44" table:formula="of:=IF(AND(OR(0.1&gt;[.$Z34];[.$Z34]&gt;0.25);NOT([.S34]=&quot;&quot;));[.S34];&quot;&quot;)">
            <text:p/>
          </table:table-cell>
          <table:table-cell table:style-name="ce44" table:formula="of:=IF(AND(OR(0.1&gt;[.$Z34];[.$Z34]&gt;0.25);NOT([.T34]=&quot;&quot;));[.T34];&quot;&quot;)">
            <text:p/>
          </table:table-cell>
          <table:table-cell table:style-name="ce44" table:formula="of:=IF(AND(OR(0.1&gt;[.$Z34];[.$Z34]&gt;0.25);NOT([.U34]=&quot;&quot;));[.U34];&quot;&quot;)">
            <text:p/>
          </table:table-cell>
          <table:table-cell table:style-name="ce44" table:formula="of:=IF(AND(OR(0.1&gt;[.$Z34];[.$Z34]&gt;0.25);NOT([.V34]=&quot;&quot;));[.V34];&quot;&quot;)">
            <text:p/>
          </table:table-cell>
          <table:table-cell table:style-name="ce44" table:formula="of:=IF(AND(OR(0.1&gt;[.$Z34];[.$Z34]&gt;0.25);NOT([.W34]=&quot;&quot;));[.W34];&quot;&quot;)">
            <text:p/>
          </table:table-cell>
          <table:table-cell table:style-name="ce44" table:formula="of:=IF(AND(OR(0.1&gt;[.$Z34];[.$Z34]&gt;0.25);NOT([.X34]=&quot;&quot;));[.X34];&quot;&quot;)">
            <text:p/>
          </table:table-cell>
          <table:table-cell table:style-name="ce128" table:formula="of:=IF(AND(OR(0.1&gt;[.$Z34];[.$Z34]&gt;0.25);NOT([.Y34]=&quot;&quot;));[.Y34];&quot;&quot;)">
            <text:p/>
          </table:table-cell>
          <table:table-cell table:style-name="ce44" table:formula="of:=IF(AND(OR(0.1&gt;[.$Z34];[.$Z34]&gt;0.25);NOT([.Z34]=&quot;&quot;));[.Z34];&quot;&quot;)">
            <text:p/>
          </table:table-cell>
          <table:table-cell table:style-name="ce44" table:formula="of:=IF(AND(OR(0.1&gt;[.$Z34];[.$Z34]&gt;0.25);NOT([.AA34]=&quot;&quot;));[.AA34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32" calcext:value-type="float">
            <text:p>32</text:p>
          </table:table-cell>
          <table:table-cell table:style-name="ce15" office:value-type="float" office:value="0.3421" calcext:value-type="float">
            <text:p>0.3421</text:p>
          </table:table-cell>
          <table:table-cell table:style-name="ce15" office:value-type="float" office:value="-0.1057" calcext:value-type="float">
            <text:p>-0.1057</text:p>
          </table:table-cell>
          <table:table-cell table:style-name="Default" table:number-columns-repeated="2"/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2.3374" calcext:value-type="float">
            <text:p>2.3374</text:p>
          </table:table-cell>
          <table:table-cell table:style-name="ce10" office:value-type="float" office:value="-2.3374" calcext:value-type="float">
            <text:p>-2.3374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0336479784" calcext:value-type="float">
            <text:p>2.0336479784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0.211" calcext:value-type="float">
            <text:p>0.211</text:p>
          </table:table-cell>
          <table:table-cell table:style-name="ce25" office:value-type="float" office:value="-0.7008" calcext:value-type="float">
            <text:p>-0.7008</text:p>
          </table:table-cell>
          <table:table-cell table:style-name="Default" table:number-columns-repeated="3"/>
          <table:table-cell table:style-name="ce31" table:formula="of:=IF(AND(0.15&lt;[.$Z35];[.$Z35]&lt;0.2; NOT([.A35]=&quot;&quot;));[.A35];&quot;&quot;)">
            <text:p/>
          </table:table-cell>
          <table:table-cell table:style-name="ce33" table:formula="of:=IF(AND(0.15&lt;[.$Z35];[.$Z35]&lt;0.2; NOT([.B35]=&quot;&quot;));[.B35];&quot;&quot;)">
            <text:p/>
          </table:table-cell>
          <table:table-cell table:style-name="ce33" table:formula="of:=IF(AND(0.15&lt;[.$Z35];[.$Z35]&lt;0.2; NOT([.C35]=&quot;&quot;));[.C35];&quot;&quot;)">
            <text:p/>
          </table:table-cell>
          <table:table-cell table:style-name="ce33" table:formula="of:=IF(AND(0.15&lt;[.$Z35];[.$Z35]&lt;0.2; NOT([.D35]=&quot;&quot;));[.D35];&quot;&quot;)">
            <text:p/>
          </table:table-cell>
          <table:table-cell table:style-name="ce33" table:formula="of:=IF(AND(0.15&lt;[.$Z35];[.$Z35]&lt;0.2; NOT([.E35]=&quot;&quot;));[.E35];&quot;&quot;)">
            <text:p/>
          </table:table-cell>
          <table:table-cell table:style-name="ce33" table:formula="of:=IF(AND(0.15&lt;[.$Z35];[.$Z35]&lt;0.2; NOT([.F35]=&quot;&quot;));[.F35];&quot;&quot;)">
            <text:p/>
          </table:table-cell>
          <table:table-cell table:style-name="ce33" table:formula="of:=IF(AND(0.15&lt;[.$Z35];[.$Z35]&lt;0.2; NOT([.G35]=&quot;&quot;));[.G35];&quot;&quot;)">
            <text:p/>
          </table:table-cell>
          <table:table-cell table:style-name="ce33" table:formula="of:=IF(AND(0.15&lt;[.$Z35];[.$Z35]&lt;0.2; NOT([.H35]=&quot;&quot;));[.H35];&quot;&quot;)">
            <text:p/>
          </table:table-cell>
          <table:table-cell table:style-name="ce33" table:formula="of:=IF(AND(0.15&lt;[.$Z35];[.$Z35]&lt;0.2; NOT([.I35]=&quot;&quot;));[.I35];&quot;&quot;)">
            <text:p/>
          </table:table-cell>
          <table:table-cell table:style-name="ce39" table:formula="of:=IF(AND(0.15&lt;[.$Z35];[.$Z35]&lt;0.2; NOT([.J35]=&quot;&quot;));[.J35];&quot;&quot;)">
            <text:p/>
          </table:table-cell>
          <table:table-cell table:style-name="ce33" table:formula="of:=IF(AND(0.15&lt;[.$Z35];[.$Z35]&lt;0.2; NOT([.K35]=&quot;&quot;));[.K35];&quot;&quot;)">
            <text:p/>
          </table:table-cell>
          <table:table-cell table:style-name="ce33" table:formula="of:=IF(AND(0.15&lt;[.$Z35];[.$Z35]&lt;0.2; NOT([.L35]=&quot;&quot;));[.L35];&quot;&quot;)">
            <text:p/>
          </table:table-cell>
          <table:table-cell table:style-name="ce33" table:formula="of:=IF(AND(0.15&lt;[.$Z35];[.$Z35]&lt;0.2; NOT([.M35]=&quot;&quot;));[.M35];&quot;&quot;)">
            <text:p/>
          </table:table-cell>
          <table:table-cell table:style-name="ce33" table:formula="of:=IF(AND(0.15&lt;[.$Z35];[.$Z35]&lt;0.2; NOT([.N35]=&quot;&quot;));[.N35];&quot;&quot;)">
            <text:p/>
          </table:table-cell>
          <table:table-cell table:style-name="ce39" table:formula="of:=IF(AND(0.15&lt;[.$Z35];[.$Z35]&lt;0.2; NOT([.O35]=&quot;&quot;));[.O35];&quot;&quot;)">
            <text:p/>
          </table:table-cell>
          <table:table-cell table:style-name="ce33" table:formula="of:=IF(AND(0.15&lt;[.$Z35];[.$Z35]&lt;0.2; NOT([.P35]=&quot;&quot;));[.P35];&quot;&quot;)">
            <text:p/>
          </table:table-cell>
          <table:table-cell table:style-name="ce33" table:formula="of:=IF(AND(0.15&lt;[.$Z35];[.$Z35]&lt;0.2; NOT([.Q35]=&quot;&quot;));[.Q35];&quot;&quot;)">
            <text:p/>
          </table:table-cell>
          <table:table-cell table:style-name="ce33" table:formula="of:=IF(AND(0.15&lt;[.$Z35];[.$Z35]&lt;0.2; NOT([.R35]=&quot;&quot;));[.R35];&quot;&quot;)">
            <text:p/>
          </table:table-cell>
          <table:table-cell table:style-name="ce33" table:formula="of:=IF(AND(0.15&lt;[.$Z35];[.$Z35]&lt;0.2; NOT([.S35]=&quot;&quot;));[.S35];&quot;&quot;)">
            <text:p/>
          </table:table-cell>
          <table:table-cell table:style-name="ce39" table:formula="of:=IF(AND(0.15&lt;[.$Z35];[.$Z35]&lt;0.2; NOT([.T35]=&quot;&quot;));[.T35];&quot;&quot;)">
            <text:p/>
          </table:table-cell>
          <table:table-cell table:style-name="ce39" table:formula="of:=IF(AND(0.15&lt;[.$Z35];[.$Z35]&lt;0.2; NOT([.U35]=&quot;&quot;));[.U35];&quot;&quot;)">
            <text:p/>
          </table:table-cell>
          <table:table-cell table:style-name="ce33" table:formula="of:=IF(AND(0.15&lt;[.$Z35];[.$Z35]&lt;0.2; NOT([.V35]=&quot;&quot;));[.V35];&quot;&quot;)">
            <text:p/>
          </table:table-cell>
          <table:table-cell table:style-name="ce33" table:formula="of:=IF(AND(0.15&lt;[.$Z35];[.$Z35]&lt;0.2; NOT([.W35]=&quot;&quot;));[.W35];&quot;&quot;)">
            <text:p/>
          </table:table-cell>
          <table:table-cell table:style-name="ce33" table:formula="of:=IF(AND(0.15&lt;[.$Z35];[.$Z35]&lt;0.2; NOT([.X35]=&quot;&quot;));[.X35];&quot;&quot;)">
            <text:p/>
          </table:table-cell>
          <table:table-cell table:style-name="ce39" table:formula="of:=IF(AND(0.15&lt;[.$Z35];[.$Z35]&lt;0.2; NOT([.Y35]=&quot;&quot;));[.Y35];&quot;&quot;)">
            <text:p/>
          </table:table-cell>
          <table:table-cell table:style-name="ce33" table:formula="of:=IF(AND(0.15&lt;[.$Z35];[.$Z35]&lt;0.2; NOT([.Z35]=&quot;&quot;));[.Z35];&quot;&quot;)">
            <text:p/>
          </table:table-cell>
          <table:table-cell table:style-name="ce44" table:formula="of:=IF(AND(0.15&lt;[.$Z35];[.$Z35]&lt;0.2; NOT([.AA35]=&quot;&quot;));[.AA35];&quot;&quot;)">
            <text:p/>
          </table:table-cell>
          <table:table-cell table:style-name="Default" table:number-columns-repeated="3"/>
          <table:table-cell table:style-name="ce31" table:formula="of:=IF(AND(OR(0.15&gt;[.$Z35];[.$Z35]&gt;0.2);NOT([.A35]=&quot;&quot;));[.A35];&quot;&quot;)" office:value-type="float" office:value="31" calcext:value-type="float">
            <text:p>31</text:p>
          </table:table-cell>
          <table:table-cell table:style-name="ce33" table:formula="of:=IF(AND(OR(0.15&gt;[.$Z35];[.$Z35]&gt;0.2);NOT([.B35]=&quot;&quot;));[.B35];&quot;&quot;)" office:value-type="float" office:value="1.72788" calcext:value-type="float">
            <text:p>1.7279</text:p>
          </table:table-cell>
          <table:table-cell table:style-name="ce33" table:formula="of:=IF(AND(OR(0.15&gt;[.$Z35];[.$Z35]&gt;0.2);NOT([.C35]=&quot;&quot;));[.C35];&quot;&quot;)" office:value-type="float" office:value="-1.5708" calcext:value-type="float">
            <text:p>-1.5708</text:p>
          </table:table-cell>
          <table:table-cell table:style-name="ce33" table:formula="of:=IF(AND(OR(0.15&gt;[.$Z35];[.$Z35]&gt;0.2);NOT([.D35]=&quot;&quot;));[.D35];&quot;&quot;)" office:value-type="float" office:value="1.85005" calcext:value-type="float">
            <text:p>1.8501</text:p>
          </table:table-cell>
          <table:table-cell table:style-name="ce33" table:formula="of:=IF(AND(OR(0.15&gt;[.$Z35];[.$Z35]&gt;0.2);NOT([.E35]=&quot;&quot;));[.E35];&quot;&quot;)" office:value-type="float" office:value="-2.16421" calcext:value-type="float">
            <text:p>-2.1642</text:p>
          </table:table-cell>
          <table:table-cell table:style-name="ce33" table:formula="of:=IF(AND(OR(0.15&gt;[.$Z35];[.$Z35]&gt;0.2);NOT([.F35]=&quot;&quot;));[.F35];&quot;&quot;)" office:value-type="float" office:value="-1.48353" calcext:value-type="float">
            <text:p>-1.4835</text:p>
          </table:table-cell>
          <table:table-cell table:style-name="ce33" table:formula="of:=IF(AND(OR(0.15&gt;[.$Z35];[.$Z35]&gt;0.2);NOT([.G35]=&quot;&quot;));[.G35];&quot;&quot;)" office:value-type="float" office:value="-1.76278" calcext:value-type="float">
            <text:p>-1.7628</text:p>
          </table:table-cell>
          <table:table-cell table:style-name="ce33" table:formula="of:=IF(AND(OR(0.15&gt;[.$Z35];[.$Z35]&gt;0.2);NOT([.H35]=&quot;&quot;));[.H35];&quot;&quot;)">
            <text:p/>
          </table:table-cell>
          <table:table-cell table:style-name="ce33" table:formula="of:=IF(AND(OR(0.15&gt;[.$Z35];[.$Z35]&gt;0.2);NOT([.I35]=&quot;&quot;));[.I35];&quot;&quot;)">
            <text:p/>
          </table:table-cell>
          <table:table-cell table:style-name="ce39" table:formula="of:=IF(AND(OR(0.15&gt;[.$Z35];[.$Z35]&gt;0.2);NOT([.J35]=&quot;&quot;));[.J35];&quot;&quot;)" office:value-type="float" office:value="32" calcext:value-type="float">
            <text:p>32</text:p>
          </table:table-cell>
          <table:table-cell table:style-name="ce33" table:formula="of:=IF(AND(OR(0.15&gt;[.$Z35];[.$Z35]&gt;0.2);NOT([.K35]=&quot;&quot;));[.K35];&quot;&quot;)" office:value-type="float" office:value="0.3421" calcext:value-type="float">
            <text:p>0.3421</text:p>
          </table:table-cell>
          <table:table-cell table:style-name="ce33" table:formula="of:=IF(AND(OR(0.15&gt;[.$Z35];[.$Z35]&gt;0.2);NOT([.L35]=&quot;&quot;));[.L35];&quot;&quot;)" office:value-type="float" office:value="-0.1057" calcext:value-type="float">
            <text:p>-0.1057</text:p>
          </table:table-cell>
          <table:table-cell table:style-name="ce33" table:formula="of:=IF(AND(OR(0.15&gt;[.$Z35];[.$Z35]&gt;0.2);NOT([.M35]=&quot;&quot;));[.M35];&quot;&quot;)">
            <text:p/>
          </table:table-cell>
          <table:table-cell table:style-name="ce33" table:formula="of:=IF(AND(OR(0.15&gt;[.$Z35];[.$Z35]&gt;0.2);NOT([.N35]=&quot;&quot;));[.N35];&quot;&quot;)">
            <text:p/>
          </table:table-cell>
          <table:table-cell table:style-name="ce39" table:formula="of:=IF(AND(OR(0.15&gt;[.$Z35];[.$Z35]&gt;0.2);NOT([.O35]=&quot;&quot;));[.O35];&quot;&quot;)" office:value-type="float" office:value="31" calcext:value-type="float">
            <text:p>31</text:p>
          </table:table-cell>
          <table:table-cell table:style-name="ce33" table:formula="of:=IF(AND(OR(0.15&gt;[.$Z35];[.$Z35]&gt;0.2);NOT([.P35]=&quot;&quot;));[.P35];&quot;&quot;)" office:value-type="float" office:value="2.3374" calcext:value-type="float">
            <text:p>2.3374</text:p>
          </table:table-cell>
          <table:table-cell table:style-name="ce33" table:formula="of:=IF(AND(OR(0.15&gt;[.$Z35];[.$Z35]&gt;0.2);NOT([.Q35]=&quot;&quot;));[.Q35];&quot;&quot;)" office:value-type="float" office:value="-2.3374" calcext:value-type="float">
            <text:p>-2.3374</text:p>
          </table:table-cell>
          <table:table-cell table:style-name="ce33" table:formula="of:=IF(AND(OR(0.15&gt;[.$Z35];[.$Z35]&gt;0.2);NOT([.R35]=&quot;&quot;));[.R35];&quot;&quot;)" office:value-type="float" office:value="38" calcext:value-type="float">
            <text:p>38.0000</text:p>
          </table:table-cell>
          <table:table-cell table:style-name="ce33" table:formula="of:=IF(AND(OR(0.15&gt;[.$Z35];[.$Z35]&gt;0.2);NOT([.S35]=&quot;&quot;));[.S35];&quot;&quot;)" office:value-type="float" office:value="2.0336479784" calcext:value-type="float">
            <text:p>2.0336</text:p>
          </table:table-cell>
          <table:table-cell table:style-name="ce39" table:formula="of:=IF(AND(OR(0.15&gt;[.$Z35];[.$Z35]&gt;0.2);NOT([.T35]=&quot;&quot;));[.T35];&quot;&quot;)" office:value-type="float" office:value="-1" calcext:value-type="float">
            <text:p>-1</text:p>
          </table:table-cell>
          <table:table-cell table:style-name="ce39" table:formula="of:=IF(AND(OR(0.15&gt;[.$Z35];[.$Z35]&gt;0.2);NOT([.U35]=&quot;&quot;));[.U35];&quot;&quot;)" office:value-type="float" office:value="1" calcext:value-type="float">
            <text:p>1</text:p>
          </table:table-cell>
          <table:table-cell table:style-name="ce33" table:formula="of:=IF(AND(OR(0.15&gt;[.$Z35];[.$Z35]&gt;0.2);NOT([.V35]=&quot;&quot;));[.V35];&quot;&quot;)" office:value-type="float" office:value="0" calcext:value-type="float">
            <text:p>0.0000</text:p>
          </table:table-cell>
          <table:table-cell table:style-name="ce33" table:formula="of:=IF(AND(OR(0.15&gt;[.$Z35];[.$Z35]&gt;0.2);NOT([.W35]=&quot;&quot;));[.W35];&quot;&quot;)">
            <text:p/>
          </table:table-cell>
          <table:table-cell table:style-name="ce33" table:formula="of:=IF(AND(OR(0.15&gt;[.$Z35];[.$Z35]&gt;0.2);NOT([.X35]=&quot;&quot;));[.X35];&quot;&quot;)">
            <text:p/>
          </table:table-cell>
          <table:table-cell table:style-name="ce39" table:formula="of:=IF(AND(OR(0.15&gt;[.$Z35];[.$Z35]&gt;0.2);NOT([.Y35]=&quot;&quot;));[.Y35];&quot;&quot;)" office:value-type="float" office:value="31" calcext:value-type="float">
            <text:p>31</text:p>
          </table:table-cell>
          <table:table-cell table:style-name="ce33" table:formula="of:=IF(AND(OR(0.15&gt;[.$Z35];[.$Z35]&gt;0.2);NOT([.Z35]=&quot;&quot;));[.Z35];&quot;&quot;)" office:value-type="float" office:value="0.211" calcext:value-type="float">
            <text:p>0.2110</text:p>
          </table:table-cell>
          <table:table-cell table:style-name="ce44" table:formula="of:=IF(AND(OR(0.15&gt;[.$Z35];[.$Z35]&gt;0.2);NOT([.AA35]=&quot;&quot;));[.AA35];&quot;&quot;)" office:value-type="float" office:value="-0.7008" calcext:value-type="float">
            <text:p>-0.7008</text:p>
          </table:table-cell>
          <table:table-cell table:style-name="Default" table:number-columns-repeated="3"/>
          <table:table-cell table:style-name="ce4" table:formula="of:=IF(AND([.$U35] = 1;NOT([.A35]=&quot;&quot;));[.A35];&quot;&quot;)" office:value-type="float" office:value="31" calcext:value-type="float">
            <text:p>31</text:p>
          </table:table-cell>
          <table:table-cell table:style-name="ce110" table:formula="of:=IF(AND([.$U35] = 1;NOT([.B35]=&quot;&quot;));[.B35];&quot;&quot;)" office:value-type="float" office:value="1.72788" calcext:value-type="float">
            <text:p>1.72788</text:p>
          </table:table-cell>
          <table:table-cell table:style-name="ce110" table:formula="of:=IF(AND([.$U35] = 1;NOT([.C35]=&quot;&quot;));[.C35];&quot;&quot;)" office:value-type="float" office:value="-1.5708" calcext:value-type="float">
            <text:p>-1.5708</text:p>
          </table:table-cell>
          <table:table-cell table:style-name="ce110" table:formula="of:=IF(AND([.$U35] = 1;NOT([.D35]=&quot;&quot;));[.D35];&quot;&quot;)" office:value-type="float" office:value="1.85005" calcext:value-type="float">
            <text:p>1.85005</text:p>
          </table:table-cell>
          <table:table-cell table:style-name="ce110" table:formula="of:=IF(AND([.$U35] = 1;NOT([.E35]=&quot;&quot;));[.E35];&quot;&quot;)" office:value-type="float" office:value="-2.16421" calcext:value-type="float">
            <text:p>-2.16421</text:p>
          </table:table-cell>
          <table:table-cell table:style-name="ce110" table:formula="of:=IF(AND([.$U35] = 1;NOT([.F35]=&quot;&quot;));[.F35];&quot;&quot;)" office:value-type="float" office:value="-1.48353" calcext:value-type="float">
            <text:p>-1.48353</text:p>
          </table:table-cell>
          <table:table-cell table:style-name="ce110" table:formula="of:=IF(AND([.$U35] = 1;NOT([.G35]=&quot;&quot;));[.G35];&quot;&quot;)" office:value-type="float" office:value="-1.76278" calcext:value-type="float">
            <text:p>-1.76278</text:p>
          </table:table-cell>
          <table:table-cell table:style-name="ce110" table:formula="of:=IF(AND([.$U35] = 1;NOT([.H35]=&quot;&quot;));[.H35];&quot;&quot;)">
            <text:p/>
          </table:table-cell>
          <table:table-cell table:style-name="ce110" table:formula="of:=IF(AND([.$U35] = 1;NOT([.I35]=&quot;&quot;));[.I35];&quot;&quot;)">
            <text:p/>
          </table:table-cell>
          <table:table-cell table:style-name="ce110" table:formula="of:=IF(AND([.$U35] = 1;NOT([.J35]=&quot;&quot;));[.J35];&quot;&quot;)" office:value-type="float" office:value="32" calcext:value-type="float">
            <text:p>32</text:p>
          </table:table-cell>
          <table:table-cell table:style-name="ce110" table:formula="of:=IF(AND([.$U35] = 1;NOT([.K35]=&quot;&quot;));[.K35];&quot;&quot;)" office:value-type="float" office:value="0.3421" calcext:value-type="float">
            <text:p>0.3421</text:p>
          </table:table-cell>
          <table:table-cell table:style-name="ce110" table:formula="of:=IF(AND([.$U35] = 1;NOT([.L35]=&quot;&quot;));[.L35];&quot;&quot;)" office:value-type="float" office:value="-0.1057" calcext:value-type="float">
            <text:p>-0.1057</text:p>
          </table:table-cell>
          <table:table-cell table:style-name="ce110" table:formula="of:=IF(AND([.$U35] = 1;NOT([.M35]=&quot;&quot;));[.M35];&quot;&quot;)">
            <text:p/>
          </table:table-cell>
          <table:table-cell table:style-name="ce110" table:formula="of:=IF(AND([.$U35] = 1;NOT([.N35]=&quot;&quot;));[.N35];&quot;&quot;)">
            <text:p/>
          </table:table-cell>
          <table:table-cell table:style-name="ce110" table:formula="of:=IF(AND([.$U35] = 1;NOT([.O35]=&quot;&quot;));[.O35];&quot;&quot;)" office:value-type="float" office:value="31" calcext:value-type="float">
            <text:p>31</text:p>
          </table:table-cell>
          <table:table-cell table:style-name="ce110" table:formula="of:=IF(AND([.$U35] = 1;NOT([.P35]=&quot;&quot;));[.P35];&quot;&quot;)" office:value-type="float" office:value="2.3374" calcext:value-type="float">
            <text:p>2.3374</text:p>
          </table:table-cell>
          <table:table-cell table:style-name="ce110" table:formula="of:=IF(AND([.$U35] = 1;NOT([.Q35]=&quot;&quot;));[.Q35];&quot;&quot;)" office:value-type="float" office:value="-2.3374" calcext:value-type="float">
            <text:p>-2.3374</text:p>
          </table:table-cell>
          <table:table-cell table:style-name="ce110" table:formula="of:=IF(AND([.$U35] = 1;NOT([.R35]=&quot;&quot;));[.R35];&quot;&quot;)" office:value-type="float" office:value="38" calcext:value-type="float">
            <text:p>38</text:p>
          </table:table-cell>
          <table:table-cell table:style-name="ce110" table:formula="of:=IF(AND([.$U35] = 1;NOT([.S35]=&quot;&quot;));[.S35];&quot;&quot;)" office:value-type="float" office:value="2.0336479784" calcext:value-type="float">
            <text:p>2.0336479784</text:p>
          </table:table-cell>
          <table:table-cell table:style-name="ce110" table:formula="of:=IF(AND([.$U35] = 1;NOT([.T35]=&quot;&quot;));[.T35];&quot;&quot;)" office:value-type="float" office:value="-1" calcext:value-type="float">
            <text:p>-1</text:p>
          </table:table-cell>
          <table:table-cell table:style-name="ce110" table:formula="of:=IF(AND([.$U35] = 1;NOT([.U35]=&quot;&quot;));[.U35];&quot;&quot;)" office:value-type="float" office:value="1" calcext:value-type="float">
            <text:p>1</text:p>
          </table:table-cell>
          <table:table-cell table:style-name="ce110" table:formula="of:=IF(AND([.$U35] = 1;NOT([.V35]=&quot;&quot;));[.V35];&quot;&quot;)" office:value-type="float" office:value="0" calcext:value-type="float">
            <text:p>0</text:p>
          </table:table-cell>
          <table:table-cell table:style-name="ce110" table:formula="of:=IF(AND([.$U35] = 1;NOT([.W35]=&quot;&quot;));[.W35];&quot;&quot;)">
            <text:p/>
          </table:table-cell>
          <table:table-cell table:style-name="ce110" table:formula="of:=IF(AND([.$U35] = 1;NOT([.X35]=&quot;&quot;));[.X35];&quot;&quot;)">
            <text:p/>
          </table:table-cell>
          <table:table-cell table:style-name="ce110" table:formula="of:=IF(AND([.$U35] = 1;NOT([.Y35]=&quot;&quot;));[.Y35];&quot;&quot;)" office:value-type="float" office:value="31" calcext:value-type="float">
            <text:p>31</text:p>
          </table:table-cell>
          <table:table-cell table:style-name="ce121" table:formula="of:=IF(AND([.$U35] = 1;NOT([.Z35]=&quot;&quot;));[.Z35];&quot;&quot;)" office:value-type="float" office:value="0.211" calcext:value-type="float">
            <text:p>0.21100</text:p>
          </table:table-cell>
          <table:table-cell table:style-name="ce25" table:formula="of:=IF(AND([.$U35] = 1;NOT([.AA35]=&quot;&quot;));[.AA35];&quot;&quot;)" office:value-type="float" office:value="-0.7008" calcext:value-type="float">
            <text:p>-0.7008</text:p>
          </table:table-cell>
          <table:table-cell table:style-name="Default" table:number-columns-repeated="3"/>
          <table:table-cell table:style-name="ce4" table:formula="of:=IF(AND([.$U35] = 0;NOT([.A35]=&quot;&quot;));[.A35];&quot;&quot;)">
            <text:p/>
          </table:table-cell>
          <table:table-cell table:style-name="ce110" table:formula="of:=IF(AND([.$U35] = 0;NOT([.B35]=&quot;&quot;));[.B35];&quot;&quot;)">
            <text:p/>
          </table:table-cell>
          <table:table-cell table:style-name="ce110" table:formula="of:=IF(AND([.$U35] = 0;NOT([.C35]=&quot;&quot;));[.C35];&quot;&quot;)">
            <text:p/>
          </table:table-cell>
          <table:table-cell table:style-name="ce110" table:formula="of:=IF(AND([.$U35] = 0;NOT([.D35]=&quot;&quot;));[.D35];&quot;&quot;)">
            <text:p/>
          </table:table-cell>
          <table:table-cell table:style-name="ce110" table:formula="of:=IF(AND([.$U35] = 0;NOT([.E35]=&quot;&quot;));[.E35];&quot;&quot;)">
            <text:p/>
          </table:table-cell>
          <table:table-cell table:style-name="ce110" table:formula="of:=IF(AND([.$U35] = 0;NOT([.F35]=&quot;&quot;));[.F35];&quot;&quot;)">
            <text:p/>
          </table:table-cell>
          <table:table-cell table:style-name="ce110" table:formula="of:=IF(AND([.$U35] = 0;NOT([.G35]=&quot;&quot;));[.G35];&quot;&quot;)">
            <text:p/>
          </table:table-cell>
          <table:table-cell table:style-name="ce110" table:formula="of:=IF(AND([.$U35] = 0;NOT([.H35]=&quot;&quot;));[.H35];&quot;&quot;)">
            <text:p/>
          </table:table-cell>
          <table:table-cell table:style-name="ce110" table:formula="of:=IF(AND([.$U35] = 0;NOT([.I35]=&quot;&quot;));[.I35];&quot;&quot;)">
            <text:p/>
          </table:table-cell>
          <table:table-cell table:style-name="ce110" table:formula="of:=IF(AND([.$U35] = 0;NOT([.J35]=&quot;&quot;));[.J35];&quot;&quot;)">
            <text:p/>
          </table:table-cell>
          <table:table-cell table:style-name="ce113" table:formula="of:=IF(AND([.$U35] = 0;NOT([.K35]=&quot;&quot;));[.K35];&quot;&quot;)">
            <text:p/>
          </table:table-cell>
          <table:table-cell table:style-name="ce113" table:formula="of:=IF(AND([.$U35] = 0;NOT([.L35]=&quot;&quot;));[.L35];&quot;&quot;)">
            <text:p/>
          </table:table-cell>
          <table:table-cell table:style-name="ce110" table:formula="of:=IF(AND([.$U35] = 0;NOT([.M35]=&quot;&quot;));[.M35];&quot;&quot;)">
            <text:p/>
          </table:table-cell>
          <table:table-cell table:style-name="ce110" table:formula="of:=IF(AND([.$U35] = 0;NOT([.N35]=&quot;&quot;));[.N35];&quot;&quot;)">
            <text:p/>
          </table:table-cell>
          <table:table-cell table:style-name="ce110" table:formula="of:=IF(AND([.$U35] = 0;NOT([.O35]=&quot;&quot;));[.O35];&quot;&quot;)">
            <text:p/>
          </table:table-cell>
          <table:table-cell table:style-name="ce110" table:formula="of:=IF(AND([.$U35] = 0;NOT([.P35]=&quot;&quot;));[.P35];&quot;&quot;)">
            <text:p/>
          </table:table-cell>
          <table:table-cell table:style-name="ce110" table:formula="of:=IF(AND([.$U35] = 0;NOT([.Q35]=&quot;&quot;));[.Q35];&quot;&quot;)">
            <text:p/>
          </table:table-cell>
          <table:table-cell table:style-name="ce110" table:formula="of:=IF(AND([.$U35] = 0;NOT([.R35]=&quot;&quot;));[.R35];&quot;&quot;)">
            <text:p/>
          </table:table-cell>
          <table:table-cell table:style-name="ce110" table:formula="of:=IF(AND([.$U35] = 0;NOT([.S35]=&quot;&quot;));[.S35];&quot;&quot;)">
            <text:p/>
          </table:table-cell>
          <table:table-cell table:style-name="ce110" table:formula="of:=IF(AND([.$U35] = 0;NOT([.T35]=&quot;&quot;));[.T35];&quot;&quot;)">
            <text:p/>
          </table:table-cell>
          <table:table-cell table:style-name="ce110" table:formula="of:=IF(AND([.$U35] = 0;NOT([.U35]=&quot;&quot;));[.U35];&quot;&quot;)">
            <text:p/>
          </table:table-cell>
          <table:table-cell table:style-name="ce110" table:formula="of:=IF(AND([.$U35] = 0;NOT([.V35]=&quot;&quot;));[.V35];&quot;&quot;)">
            <text:p/>
          </table:table-cell>
          <table:table-cell table:style-name="ce110" table:formula="of:=IF(AND([.$U35] = 0;NOT([.W35]=&quot;&quot;));[.W35];&quot;&quot;)">
            <text:p/>
          </table:table-cell>
          <table:table-cell table:style-name="ce110" table:formula="of:=IF(AND([.$U35] = 0;NOT([.X35]=&quot;&quot;));[.X35];&quot;&quot;)">
            <text:p/>
          </table:table-cell>
          <table:table-cell table:style-name="ce110" table:formula="of:=IF(AND([.$U35] = 0;NOT([.Y35]=&quot;&quot;));[.Y35];&quot;&quot;)">
            <text:p/>
          </table:table-cell>
          <table:table-cell table:style-name="ce110" table:formula="of:=IF(AND([.$U35] = 0;NOT([.Z35]=&quot;&quot;));[.Z35];&quot;&quot;)">
            <text:p/>
          </table:table-cell>
          <table:table-cell table:style-name="ce25" table:formula="of:=IF(AND([.$U35] = 0;NOT([.AA35]=&quot;&quot;));[.AA35];&quot;&quot;)">
            <text:p/>
          </table:table-cell>
          <table:table-cell table:style-name="Default" table:number-columns-repeated="3"/>
          <table:table-cell table:style-name="ce126" table:formula="of:=IF(AND(0.1&lt;[.$Z35];[.$Z35]&lt;0.25; NOT([.A35]=&quot;&quot;));[.A35];&quot;&quot;)" office:value-type="float" office:value="31" calcext:value-type="float">
            <text:p>31.0000</text:p>
          </table:table-cell>
          <table:table-cell table:style-name="ce44" table:formula="of:=IF(AND(0.1&lt;[.$Z35];[.$Z35]&lt;0.25; NOT([.B35]=&quot;&quot;));[.B35];&quot;&quot;)" office:value-type="float" office:value="1.72788" calcext:value-type="float">
            <text:p>1.7279</text:p>
          </table:table-cell>
          <table:table-cell table:style-name="ce44" table:formula="of:=IF(AND(0.1&lt;[.$Z35];[.$Z35]&lt;0.25; NOT([.C35]=&quot;&quot;));[.C35];&quot;&quot;)" office:value-type="float" office:value="-1.5708" calcext:value-type="float">
            <text:p>-1.5708</text:p>
          </table:table-cell>
          <table:table-cell table:style-name="ce44" table:formula="of:=IF(AND(0.1&lt;[.$Z35];[.$Z35]&lt;0.25; NOT([.D35]=&quot;&quot;));[.D35];&quot;&quot;)" office:value-type="float" office:value="1.85005" calcext:value-type="float">
            <text:p>1.8501</text:p>
          </table:table-cell>
          <table:table-cell table:style-name="ce44" table:formula="of:=IF(AND(0.1&lt;[.$Z35];[.$Z35]&lt;0.25; NOT([.E35]=&quot;&quot;));[.E35];&quot;&quot;)" office:value-type="float" office:value="-2.16421" calcext:value-type="float">
            <text:p>-2.1642</text:p>
          </table:table-cell>
          <table:table-cell table:style-name="ce44" table:formula="of:=IF(AND(0.1&lt;[.$Z35];[.$Z35]&lt;0.25; NOT([.F35]=&quot;&quot;));[.F35];&quot;&quot;)" office:value-type="float" office:value="-1.48353" calcext:value-type="float">
            <text:p>-1.4835</text:p>
          </table:table-cell>
          <table:table-cell table:style-name="ce44" table:formula="of:=IF(AND(0.1&lt;[.$Z35];[.$Z35]&lt;0.25; NOT([.G35]=&quot;&quot;));[.G35];&quot;&quot;)" office:value-type="float" office:value="-1.76278" calcext:value-type="float">
            <text:p>-1.7628</text:p>
          </table:table-cell>
          <table:table-cell table:style-name="ce44" table:formula="of:=IF(AND(0.1&lt;[.$Z35];[.$Z35]&lt;0.25; NOT([.H35]=&quot;&quot;));[.H35];&quot;&quot;)">
            <text:p/>
          </table:table-cell>
          <table:table-cell table:style-name="ce44" table:formula="of:=IF(AND(0.1&lt;[.$Z35];[.$Z35]&lt;0.25; NOT([.I35]=&quot;&quot;));[.I35];&quot;&quot;)">
            <text:p/>
          </table:table-cell>
          <table:table-cell table:style-name="ce44" table:formula="of:=IF(AND(0.1&lt;[.$Z35];[.$Z35]&lt;0.25; NOT([.J35]=&quot;&quot;));[.J35];&quot;&quot;)" office:value-type="float" office:value="32" calcext:value-type="float">
            <text:p>32.0000</text:p>
          </table:table-cell>
          <table:table-cell table:style-name="ce44" table:formula="of:=IF(AND(0.1&lt;[.$Z35];[.$Z35]&lt;0.25; NOT([.K35]=&quot;&quot;));[.K35];&quot;&quot;)" office:value-type="float" office:value="0.3421" calcext:value-type="float">
            <text:p>0.3421</text:p>
          </table:table-cell>
          <table:table-cell table:style-name="ce44" table:formula="of:=IF(AND(0.1&lt;[.$Z35];[.$Z35]&lt;0.25; NOT([.L35]=&quot;&quot;));[.L35];&quot;&quot;)" office:value-type="float" office:value="-0.1057" calcext:value-type="float">
            <text:p>-0.1057</text:p>
          </table:table-cell>
          <table:table-cell table:style-name="ce44" table:formula="of:=IF(AND(0.1&lt;[.$Z35];[.$Z35]&lt;0.25; NOT([.M35]=&quot;&quot;));[.M35];&quot;&quot;)">
            <text:p/>
          </table:table-cell>
          <table:table-cell table:style-name="ce44" table:formula="of:=IF(AND(0.1&lt;[.$Z35];[.$Z35]&lt;0.25; NOT([.N35]=&quot;&quot;));[.N35];&quot;&quot;)">
            <text:p/>
          </table:table-cell>
          <table:table-cell table:style-name="ce44" table:formula="of:=IF(AND(0.1&lt;[.$Z35];[.$Z35]&lt;0.25; NOT([.O35]=&quot;&quot;));[.O35];&quot;&quot;)" office:value-type="float" office:value="31" calcext:value-type="float">
            <text:p>31.0000</text:p>
          </table:table-cell>
          <table:table-cell table:style-name="ce44" table:formula="of:=IF(AND(0.1&lt;[.$Z35];[.$Z35]&lt;0.25; NOT([.P35]=&quot;&quot;));[.P35];&quot;&quot;)" office:value-type="float" office:value="2.3374" calcext:value-type="float">
            <text:p>2.3374</text:p>
          </table:table-cell>
          <table:table-cell table:style-name="ce44" table:formula="of:=IF(AND(0.1&lt;[.$Z35];[.$Z35]&lt;0.25; NOT([.Q35]=&quot;&quot;));[.Q35];&quot;&quot;)" office:value-type="float" office:value="-2.3374" calcext:value-type="float">
            <text:p>-2.3374</text:p>
          </table:table-cell>
          <table:table-cell table:style-name="ce44" table:formula="of:=IF(AND(0.1&lt;[.$Z35];[.$Z35]&lt;0.25; NOT([.R35]=&quot;&quot;));[.R35];&quot;&quot;)" office:value-type="float" office:value="38" calcext:value-type="float">
            <text:p>38.0000</text:p>
          </table:table-cell>
          <table:table-cell table:style-name="ce44" table:formula="of:=IF(AND(0.1&lt;[.$Z35];[.$Z35]&lt;0.25; NOT([.S35]=&quot;&quot;));[.S35];&quot;&quot;)" office:value-type="float" office:value="2.0336479784" calcext:value-type="float">
            <text:p>2.0336</text:p>
          </table:table-cell>
          <table:table-cell table:style-name="ce44" table:formula="of:=IF(AND(0.1&lt;[.$Z35];[.$Z35]&lt;0.25; NOT([.T35]=&quot;&quot;));[.T35];&quot;&quot;)" office:value-type="float" office:value="-1" calcext:value-type="float">
            <text:p>-1.0000</text:p>
          </table:table-cell>
          <table:table-cell table:style-name="ce44" table:formula="of:=IF(AND(0.1&lt;[.$Z35];[.$Z35]&lt;0.25; NOT([.U35]=&quot;&quot;));[.U35];&quot;&quot;)" office:value-type="float" office:value="1" calcext:value-type="float">
            <text:p>1.0000</text:p>
          </table:table-cell>
          <table:table-cell table:style-name="ce44" table:formula="of:=IF(AND(0.1&lt;[.$Z35];[.$Z35]&lt;0.25; NOT([.V35]=&quot;&quot;));[.V35];&quot;&quot;)" office:value-type="float" office:value="0" calcext:value-type="float">
            <text:p>0.0000</text:p>
          </table:table-cell>
          <table:table-cell table:style-name="ce44" table:formula="of:=IF(AND(0.1&lt;[.$Z35];[.$Z35]&lt;0.25; NOT([.W35]=&quot;&quot;));[.W35];&quot;&quot;)">
            <text:p/>
          </table:table-cell>
          <table:table-cell table:style-name="ce44" table:formula="of:=IF(AND(0.1&lt;[.$Z35];[.$Z35]&lt;0.25; NOT([.X35]=&quot;&quot;));[.X35];&quot;&quot;)">
            <text:p/>
          </table:table-cell>
          <table:table-cell table:style-name="ce44" table:formula="of:=IF(AND(0.1&lt;[.$Z35];[.$Z35]&lt;0.25; NOT([.Y35]=&quot;&quot;));[.Y35];&quot;&quot;)" office:value-type="float" office:value="31" calcext:value-type="float">
            <text:p>31.0000</text:p>
          </table:table-cell>
          <table:table-cell table:style-name="ce44" table:formula="of:=IF(AND(0.1&lt;[.$Z35];[.$Z35]&lt;0.25; NOT([.Z35]=&quot;&quot;));[.Z35];&quot;&quot;)" office:value-type="float" office:value="0.211" calcext:value-type="float">
            <text:p>0.2110</text:p>
          </table:table-cell>
          <table:table-cell table:style-name="ce44" table:formula="of:=IF(AND(0.1&lt;[.$Z35];[.$Z35]&lt;0.25; NOT([.AA35]=&quot;&quot;));[.AA35];&quot;&quot;)" office:value-type="float" office:value="-0.7008" calcext:value-type="float">
            <text:p>-0.7008</text:p>
          </table:table-cell>
          <table:table-cell table:style-name="Default" table:number-columns-repeated="3"/>
          <table:table-cell table:style-name="ce126" table:formula="of:=IF(AND(OR(0.1&gt;[.$Z35];[.$Z35]&gt;0.25);NOT([.A35]=&quot;&quot;));[.A35];&quot;&quot;)">
            <text:p/>
          </table:table-cell>
          <table:table-cell table:style-name="ce44" table:formula="of:=IF(AND(OR(0.1&gt;[.$Z35];[.$Z35]&gt;0.25);NOT([.B35]=&quot;&quot;));[.B35];&quot;&quot;)">
            <text:p/>
          </table:table-cell>
          <table:table-cell table:style-name="ce44" table:formula="of:=IF(AND(OR(0.1&gt;[.$Z35];[.$Z35]&gt;0.25);NOT([.C35]=&quot;&quot;));[.C35];&quot;&quot;)">
            <text:p/>
          </table:table-cell>
          <table:table-cell table:style-name="ce44" table:formula="of:=IF(AND(OR(0.1&gt;[.$Z35];[.$Z35]&gt;0.25);NOT([.D35]=&quot;&quot;));[.D35];&quot;&quot;)">
            <text:p/>
          </table:table-cell>
          <table:table-cell table:style-name="ce44" table:formula="of:=IF(AND(OR(0.1&gt;[.$Z35];[.$Z35]&gt;0.25);NOT([.E35]=&quot;&quot;));[.E35];&quot;&quot;)">
            <text:p/>
          </table:table-cell>
          <table:table-cell table:style-name="ce44" table:formula="of:=IF(AND(OR(0.1&gt;[.$Z35];[.$Z35]&gt;0.25);NOT([.F35]=&quot;&quot;));[.F35];&quot;&quot;)">
            <text:p/>
          </table:table-cell>
          <table:table-cell table:style-name="ce44" table:formula="of:=IF(AND(OR(0.1&gt;[.$Z35];[.$Z35]&gt;0.25);NOT([.G35]=&quot;&quot;));[.G35];&quot;&quot;)">
            <text:p/>
          </table:table-cell>
          <table:table-cell table:style-name="ce44" table:formula="of:=IF(AND(OR(0.1&gt;[.$Z35];[.$Z35]&gt;0.25);NOT([.H35]=&quot;&quot;));[.H35];&quot;&quot;)">
            <text:p/>
          </table:table-cell>
          <table:table-cell table:style-name="ce44" table:formula="of:=IF(AND(OR(0.1&gt;[.$Z35];[.$Z35]&gt;0.25);NOT([.I35]=&quot;&quot;));[.I35];&quot;&quot;)">
            <text:p/>
          </table:table-cell>
          <table:table-cell table:style-name="ce44" table:formula="of:=IF(AND(OR(0.1&gt;[.$Z35];[.$Z35]&gt;0.25);NOT([.J35]=&quot;&quot;));[.J35];&quot;&quot;)">
            <text:p/>
          </table:table-cell>
          <table:table-cell table:style-name="ce44" table:formula="of:=IF(AND(OR(0.1&gt;[.$Z35];[.$Z35]&gt;0.25);NOT([.K35]=&quot;&quot;));[.K35];&quot;&quot;)">
            <text:p/>
          </table:table-cell>
          <table:table-cell table:style-name="ce44" table:formula="of:=IF(AND(OR(0.1&gt;[.$Z35];[.$Z35]&gt;0.25);NOT([.L35]=&quot;&quot;));[.L35];&quot;&quot;)">
            <text:p/>
          </table:table-cell>
          <table:table-cell table:style-name="ce44" table:formula="of:=IF(AND(OR(0.1&gt;[.$Z35];[.$Z35]&gt;0.25);NOT([.M35]=&quot;&quot;));[.M35];&quot;&quot;)">
            <text:p/>
          </table:table-cell>
          <table:table-cell table:style-name="ce44" table:formula="of:=IF(AND(OR(0.1&gt;[.$Z35];[.$Z35]&gt;0.25);NOT([.N35]=&quot;&quot;));[.N35];&quot;&quot;)">
            <text:p/>
          </table:table-cell>
          <table:table-cell table:style-name="ce128" table:formula="of:=IF(AND(OR(0.1&gt;[.$Z35];[.$Z35]&gt;0.25);NOT([.O35]=&quot;&quot;));[.O35];&quot;&quot;)">
            <text:p/>
          </table:table-cell>
          <table:table-cell table:style-name="ce44" table:formula="of:=IF(AND(OR(0.1&gt;[.$Z35];[.$Z35]&gt;0.25);NOT([.P35]=&quot;&quot;));[.P35];&quot;&quot;)">
            <text:p/>
          </table:table-cell>
          <table:table-cell table:style-name="ce44" table:formula="of:=IF(AND(OR(0.1&gt;[.$Z35];[.$Z35]&gt;0.25);NOT([.Q35]=&quot;&quot;));[.Q35];&quot;&quot;)">
            <text:p/>
          </table:table-cell>
          <table:table-cell table:style-name="ce44" table:formula="of:=IF(AND(OR(0.1&gt;[.$Z35];[.$Z35]&gt;0.25);NOT([.R35]=&quot;&quot;));[.R35];&quot;&quot;)">
            <text:p/>
          </table:table-cell>
          <table:table-cell table:style-name="ce44" table:formula="of:=IF(AND(OR(0.1&gt;[.$Z35];[.$Z35]&gt;0.25);NOT([.S35]=&quot;&quot;));[.S35];&quot;&quot;)">
            <text:p/>
          </table:table-cell>
          <table:table-cell table:style-name="ce44" table:formula="of:=IF(AND(OR(0.1&gt;[.$Z35];[.$Z35]&gt;0.25);NOT([.T35]=&quot;&quot;));[.T35];&quot;&quot;)">
            <text:p/>
          </table:table-cell>
          <table:table-cell table:style-name="ce44" table:formula="of:=IF(AND(OR(0.1&gt;[.$Z35];[.$Z35]&gt;0.25);NOT([.U35]=&quot;&quot;));[.U35];&quot;&quot;)">
            <text:p/>
          </table:table-cell>
          <table:table-cell table:style-name="ce44" table:formula="of:=IF(AND(OR(0.1&gt;[.$Z35];[.$Z35]&gt;0.25);NOT([.V35]=&quot;&quot;));[.V35];&quot;&quot;)">
            <text:p/>
          </table:table-cell>
          <table:table-cell table:style-name="ce44" table:formula="of:=IF(AND(OR(0.1&gt;[.$Z35];[.$Z35]&gt;0.25);NOT([.W35]=&quot;&quot;));[.W35];&quot;&quot;)">
            <text:p/>
          </table:table-cell>
          <table:table-cell table:style-name="ce44" table:formula="of:=IF(AND(OR(0.1&gt;[.$Z35];[.$Z35]&gt;0.25);NOT([.X35]=&quot;&quot;));[.X35];&quot;&quot;)">
            <text:p/>
          </table:table-cell>
          <table:table-cell table:style-name="ce128" table:formula="of:=IF(AND(OR(0.1&gt;[.$Z35];[.$Z35]&gt;0.25);NOT([.Y35]=&quot;&quot;));[.Y35];&quot;&quot;)">
            <text:p/>
          </table:table-cell>
          <table:table-cell table:style-name="ce44" table:formula="of:=IF(AND(OR(0.1&gt;[.$Z35];[.$Z35]&gt;0.25);NOT([.Z35]=&quot;&quot;));[.Z35];&quot;&quot;)">
            <text:p/>
          </table:table-cell>
          <table:table-cell table:style-name="ce44" table:formula="of:=IF(AND(OR(0.1&gt;[.$Z35];[.$Z35]&gt;0.25);NOT([.AA35]=&quot;&quot;));[.AA35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33" calcext:value-type="float">
            <text:p>33</text:p>
          </table:table-cell>
          <table:table-cell table:style-name="ce15" office:value-type="float" office:value="0.3381" calcext:value-type="float">
            <text:p>0.3381</text:p>
          </table:table-cell>
          <table:table-cell table:style-name="ce15" office:value-type="float" office:value="-0.1039" calcext:value-type="float">
            <text:p>-0.1039</text:p>
          </table:table-cell>
          <table:table-cell table:style-name="Default" table:number-columns-repeated="2"/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2.3576" calcext:value-type="float">
            <text:p>2.3576</text:p>
          </table:table-cell>
          <table:table-cell table:style-name="ce10" office:value-type="float" office:value="-2.3576" calcext:value-type="float">
            <text:p>-2.357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3341036322" calcext:value-type="float">
            <text:p>2.334103632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32" calcext:value-type="float">
            <text:p>32</text:p>
          </table:table-cell>
          <table:table-cell table:style-name="ce10" office:value-type="float" office:value="0.2191" calcext:value-type="float">
            <text:p>0.2191</text:p>
          </table:table-cell>
          <table:table-cell table:style-name="ce25" office:value-type="float" office:value="-0.7046" calcext:value-type="float">
            <text:p>-0.7046</text:p>
          </table:table-cell>
          <table:table-cell table:style-name="Default" table:number-columns-repeated="3"/>
          <table:table-cell table:style-name="ce31" table:formula="of:=IF(AND(0.15&lt;[.$Z36];[.$Z36]&lt;0.2; NOT([.A36]=&quot;&quot;));[.A36];&quot;&quot;)">
            <text:p/>
          </table:table-cell>
          <table:table-cell table:style-name="ce33" table:formula="of:=IF(AND(0.15&lt;[.$Z36];[.$Z36]&lt;0.2; NOT([.B36]=&quot;&quot;));[.B36];&quot;&quot;)">
            <text:p/>
          </table:table-cell>
          <table:table-cell table:style-name="ce33" table:formula="of:=IF(AND(0.15&lt;[.$Z36];[.$Z36]&lt;0.2; NOT([.C36]=&quot;&quot;));[.C36];&quot;&quot;)">
            <text:p/>
          </table:table-cell>
          <table:table-cell table:style-name="ce33" table:formula="of:=IF(AND(0.15&lt;[.$Z36];[.$Z36]&lt;0.2; NOT([.D36]=&quot;&quot;));[.D36];&quot;&quot;)">
            <text:p/>
          </table:table-cell>
          <table:table-cell table:style-name="ce33" table:formula="of:=IF(AND(0.15&lt;[.$Z36];[.$Z36]&lt;0.2; NOT([.E36]=&quot;&quot;));[.E36];&quot;&quot;)">
            <text:p/>
          </table:table-cell>
          <table:table-cell table:style-name="ce33" table:formula="of:=IF(AND(0.15&lt;[.$Z36];[.$Z36]&lt;0.2; NOT([.F36]=&quot;&quot;));[.F36];&quot;&quot;)">
            <text:p/>
          </table:table-cell>
          <table:table-cell table:style-name="ce33" table:formula="of:=IF(AND(0.15&lt;[.$Z36];[.$Z36]&lt;0.2; NOT([.G36]=&quot;&quot;));[.G36];&quot;&quot;)">
            <text:p/>
          </table:table-cell>
          <table:table-cell table:style-name="ce33" table:formula="of:=IF(AND(0.15&lt;[.$Z36];[.$Z36]&lt;0.2; NOT([.H36]=&quot;&quot;));[.H36];&quot;&quot;)">
            <text:p/>
          </table:table-cell>
          <table:table-cell table:style-name="ce33" table:formula="of:=IF(AND(0.15&lt;[.$Z36];[.$Z36]&lt;0.2; NOT([.I36]=&quot;&quot;));[.I36];&quot;&quot;)">
            <text:p/>
          </table:table-cell>
          <table:table-cell table:style-name="ce39" table:formula="of:=IF(AND(0.15&lt;[.$Z36];[.$Z36]&lt;0.2; NOT([.J36]=&quot;&quot;));[.J36];&quot;&quot;)">
            <text:p/>
          </table:table-cell>
          <table:table-cell table:style-name="ce33" table:formula="of:=IF(AND(0.15&lt;[.$Z36];[.$Z36]&lt;0.2; NOT([.K36]=&quot;&quot;));[.K36];&quot;&quot;)">
            <text:p/>
          </table:table-cell>
          <table:table-cell table:style-name="ce33" table:formula="of:=IF(AND(0.15&lt;[.$Z36];[.$Z36]&lt;0.2; NOT([.L36]=&quot;&quot;));[.L36];&quot;&quot;)">
            <text:p/>
          </table:table-cell>
          <table:table-cell table:style-name="ce33" table:formula="of:=IF(AND(0.15&lt;[.$Z36];[.$Z36]&lt;0.2; NOT([.M36]=&quot;&quot;));[.M36];&quot;&quot;)">
            <text:p/>
          </table:table-cell>
          <table:table-cell table:style-name="ce33" table:formula="of:=IF(AND(0.15&lt;[.$Z36];[.$Z36]&lt;0.2; NOT([.N36]=&quot;&quot;));[.N36];&quot;&quot;)">
            <text:p/>
          </table:table-cell>
          <table:table-cell table:style-name="ce39" table:formula="of:=IF(AND(0.15&lt;[.$Z36];[.$Z36]&lt;0.2; NOT([.O36]=&quot;&quot;));[.O36];&quot;&quot;)">
            <text:p/>
          </table:table-cell>
          <table:table-cell table:style-name="ce33" table:formula="of:=IF(AND(0.15&lt;[.$Z36];[.$Z36]&lt;0.2; NOT([.P36]=&quot;&quot;));[.P36];&quot;&quot;)">
            <text:p/>
          </table:table-cell>
          <table:table-cell table:style-name="ce33" table:formula="of:=IF(AND(0.15&lt;[.$Z36];[.$Z36]&lt;0.2; NOT([.Q36]=&quot;&quot;));[.Q36];&quot;&quot;)">
            <text:p/>
          </table:table-cell>
          <table:table-cell table:style-name="ce33" table:formula="of:=IF(AND(0.15&lt;[.$Z36];[.$Z36]&lt;0.2; NOT([.R36]=&quot;&quot;));[.R36];&quot;&quot;)">
            <text:p/>
          </table:table-cell>
          <table:table-cell table:style-name="ce33" table:formula="of:=IF(AND(0.15&lt;[.$Z36];[.$Z36]&lt;0.2; NOT([.S36]=&quot;&quot;));[.S36];&quot;&quot;)">
            <text:p/>
          </table:table-cell>
          <table:table-cell table:style-name="ce39" table:formula="of:=IF(AND(0.15&lt;[.$Z36];[.$Z36]&lt;0.2; NOT([.T36]=&quot;&quot;));[.T36];&quot;&quot;)">
            <text:p/>
          </table:table-cell>
          <table:table-cell table:style-name="ce39" table:formula="of:=IF(AND(0.15&lt;[.$Z36];[.$Z36]&lt;0.2; NOT([.U36]=&quot;&quot;));[.U36];&quot;&quot;)">
            <text:p/>
          </table:table-cell>
          <table:table-cell table:style-name="ce33" table:formula="of:=IF(AND(0.15&lt;[.$Z36];[.$Z36]&lt;0.2; NOT([.V36]=&quot;&quot;));[.V36];&quot;&quot;)">
            <text:p/>
          </table:table-cell>
          <table:table-cell table:style-name="ce33" table:formula="of:=IF(AND(0.15&lt;[.$Z36];[.$Z36]&lt;0.2; NOT([.W36]=&quot;&quot;));[.W36];&quot;&quot;)">
            <text:p/>
          </table:table-cell>
          <table:table-cell table:style-name="ce33" table:formula="of:=IF(AND(0.15&lt;[.$Z36];[.$Z36]&lt;0.2; NOT([.X36]=&quot;&quot;));[.X36];&quot;&quot;)">
            <text:p/>
          </table:table-cell>
          <table:table-cell table:style-name="ce39" table:formula="of:=IF(AND(0.15&lt;[.$Z36];[.$Z36]&lt;0.2; NOT([.Y36]=&quot;&quot;));[.Y36];&quot;&quot;)">
            <text:p/>
          </table:table-cell>
          <table:table-cell table:style-name="ce33" table:formula="of:=IF(AND(0.15&lt;[.$Z36];[.$Z36]&lt;0.2; NOT([.Z36]=&quot;&quot;));[.Z36];&quot;&quot;)">
            <text:p/>
          </table:table-cell>
          <table:table-cell table:style-name="ce44" table:formula="of:=IF(AND(0.15&lt;[.$Z36];[.$Z36]&lt;0.2; NOT([.AA36]=&quot;&quot;));[.AA36];&quot;&quot;)">
            <text:p/>
          </table:table-cell>
          <table:table-cell table:style-name="Default" table:number-columns-repeated="3"/>
          <table:table-cell table:style-name="ce31" table:formula="of:=IF(AND(OR(0.15&gt;[.$Z36];[.$Z36]&gt;0.2);NOT([.A36]=&quot;&quot;));[.A36];&quot;&quot;)" office:value-type="float" office:value="32" calcext:value-type="float">
            <text:p>32</text:p>
          </table:table-cell>
          <table:table-cell table:style-name="ce33" table:formula="of:=IF(AND(OR(0.15&gt;[.$Z36];[.$Z36]&gt;0.2);NOT([.B36]=&quot;&quot;));[.B36];&quot;&quot;)" office:value-type="float" office:value="1.72788" calcext:value-type="float">
            <text:p>1.7279</text:p>
          </table:table-cell>
          <table:table-cell table:style-name="ce33" table:formula="of:=IF(AND(OR(0.15&gt;[.$Z36];[.$Z36]&gt;0.2);NOT([.C36]=&quot;&quot;));[.C36];&quot;&quot;)" office:value-type="float" office:value="-1.5708" calcext:value-type="float">
            <text:p>-1.5708</text:p>
          </table:table-cell>
          <table:table-cell table:style-name="ce33" table:formula="of:=IF(AND(OR(0.15&gt;[.$Z36];[.$Z36]&gt;0.2);NOT([.D36]=&quot;&quot;));[.D36];&quot;&quot;)" office:value-type="float" office:value="1.85005" calcext:value-type="float">
            <text:p>1.8501</text:p>
          </table:table-cell>
          <table:table-cell table:style-name="ce33" table:formula="of:=IF(AND(OR(0.15&gt;[.$Z36];[.$Z36]&gt;0.2);NOT([.E36]=&quot;&quot;));[.E36];&quot;&quot;)" office:value-type="float" office:value="-2.16421" calcext:value-type="float">
            <text:p>-2.1642</text:p>
          </table:table-cell>
          <table:table-cell table:style-name="ce33" table:formula="of:=IF(AND(OR(0.15&gt;[.$Z36];[.$Z36]&gt;0.2);NOT([.F36]=&quot;&quot;));[.F36];&quot;&quot;)" office:value-type="float" office:value="-1.48353" calcext:value-type="float">
            <text:p>-1.4835</text:p>
          </table:table-cell>
          <table:table-cell table:style-name="ce33" table:formula="of:=IF(AND(OR(0.15&gt;[.$Z36];[.$Z36]&gt;0.2);NOT([.G36]=&quot;&quot;));[.G36];&quot;&quot;)" office:value-type="float" office:value="-1.76278" calcext:value-type="float">
            <text:p>-1.7628</text:p>
          </table:table-cell>
          <table:table-cell table:style-name="ce33" table:formula="of:=IF(AND(OR(0.15&gt;[.$Z36];[.$Z36]&gt;0.2);NOT([.H36]=&quot;&quot;));[.H36];&quot;&quot;)">
            <text:p/>
          </table:table-cell>
          <table:table-cell table:style-name="ce33" table:formula="of:=IF(AND(OR(0.15&gt;[.$Z36];[.$Z36]&gt;0.2);NOT([.I36]=&quot;&quot;));[.I36];&quot;&quot;)">
            <text:p/>
          </table:table-cell>
          <table:table-cell table:style-name="ce39" table:formula="of:=IF(AND(OR(0.15&gt;[.$Z36];[.$Z36]&gt;0.2);NOT([.J36]=&quot;&quot;));[.J36];&quot;&quot;)" office:value-type="float" office:value="33" calcext:value-type="float">
            <text:p>33</text:p>
          </table:table-cell>
          <table:table-cell table:style-name="ce33" table:formula="of:=IF(AND(OR(0.15&gt;[.$Z36];[.$Z36]&gt;0.2);NOT([.K36]=&quot;&quot;));[.K36];&quot;&quot;)" office:value-type="float" office:value="0.3381" calcext:value-type="float">
            <text:p>0.3381</text:p>
          </table:table-cell>
          <table:table-cell table:style-name="ce33" table:formula="of:=IF(AND(OR(0.15&gt;[.$Z36];[.$Z36]&gt;0.2);NOT([.L36]=&quot;&quot;));[.L36];&quot;&quot;)" office:value-type="float" office:value="-0.1039" calcext:value-type="float">
            <text:p>-0.1039</text:p>
          </table:table-cell>
          <table:table-cell table:style-name="ce33" table:formula="of:=IF(AND(OR(0.15&gt;[.$Z36];[.$Z36]&gt;0.2);NOT([.M36]=&quot;&quot;));[.M36];&quot;&quot;)">
            <text:p/>
          </table:table-cell>
          <table:table-cell table:style-name="ce33" table:formula="of:=IF(AND(OR(0.15&gt;[.$Z36];[.$Z36]&gt;0.2);NOT([.N36]=&quot;&quot;));[.N36];&quot;&quot;)">
            <text:p/>
          </table:table-cell>
          <table:table-cell table:style-name="ce39" table:formula="of:=IF(AND(OR(0.15&gt;[.$Z36];[.$Z36]&gt;0.2);NOT([.O36]=&quot;&quot;));[.O36];&quot;&quot;)" office:value-type="float" office:value="32" calcext:value-type="float">
            <text:p>32</text:p>
          </table:table-cell>
          <table:table-cell table:style-name="ce33" table:formula="of:=IF(AND(OR(0.15&gt;[.$Z36];[.$Z36]&gt;0.2);NOT([.P36]=&quot;&quot;));[.P36];&quot;&quot;)" office:value-type="float" office:value="2.3576" calcext:value-type="float">
            <text:p>2.3576</text:p>
          </table:table-cell>
          <table:table-cell table:style-name="ce33" table:formula="of:=IF(AND(OR(0.15&gt;[.$Z36];[.$Z36]&gt;0.2);NOT([.Q36]=&quot;&quot;));[.Q36];&quot;&quot;)" office:value-type="float" office:value="-2.3576" calcext:value-type="float">
            <text:p>-2.3576</text:p>
          </table:table-cell>
          <table:table-cell table:style-name="ce33" table:formula="of:=IF(AND(OR(0.15&gt;[.$Z36];[.$Z36]&gt;0.2);NOT([.R36]=&quot;&quot;));[.R36];&quot;&quot;)" office:value-type="float" office:value="38" calcext:value-type="float">
            <text:p>38.0000</text:p>
          </table:table-cell>
          <table:table-cell table:style-name="ce33" table:formula="of:=IF(AND(OR(0.15&gt;[.$Z36];[.$Z36]&gt;0.2);NOT([.S36]=&quot;&quot;));[.S36];&quot;&quot;)" office:value-type="float" office:value="2.3341036322" calcext:value-type="float">
            <text:p>2.3341</text:p>
          </table:table-cell>
          <table:table-cell table:style-name="ce39" table:formula="of:=IF(AND(OR(0.15&gt;[.$Z36];[.$Z36]&gt;0.2);NOT([.T36]=&quot;&quot;));[.T36];&quot;&quot;)" office:value-type="float" office:value="-1" calcext:value-type="float">
            <text:p>-1</text:p>
          </table:table-cell>
          <table:table-cell table:style-name="ce39" table:formula="of:=IF(AND(OR(0.15&gt;[.$Z36];[.$Z36]&gt;0.2);NOT([.U36]=&quot;&quot;));[.U36];&quot;&quot;)" office:value-type="float" office:value="1" calcext:value-type="float">
            <text:p>1</text:p>
          </table:table-cell>
          <table:table-cell table:style-name="ce33" table:formula="of:=IF(AND(OR(0.15&gt;[.$Z36];[.$Z36]&gt;0.2);NOT([.V36]=&quot;&quot;));[.V36];&quot;&quot;)" office:value-type="float" office:value="0" calcext:value-type="float">
            <text:p>0.0000</text:p>
          </table:table-cell>
          <table:table-cell table:style-name="ce33" table:formula="of:=IF(AND(OR(0.15&gt;[.$Z36];[.$Z36]&gt;0.2);NOT([.W36]=&quot;&quot;));[.W36];&quot;&quot;)">
            <text:p/>
          </table:table-cell>
          <table:table-cell table:style-name="ce33" table:formula="of:=IF(AND(OR(0.15&gt;[.$Z36];[.$Z36]&gt;0.2);NOT([.X36]=&quot;&quot;));[.X36];&quot;&quot;)">
            <text:p/>
          </table:table-cell>
          <table:table-cell table:style-name="ce39" table:formula="of:=IF(AND(OR(0.15&gt;[.$Z36];[.$Z36]&gt;0.2);NOT([.Y36]=&quot;&quot;));[.Y36];&quot;&quot;)" office:value-type="float" office:value="32" calcext:value-type="float">
            <text:p>32</text:p>
          </table:table-cell>
          <table:table-cell table:style-name="ce33" table:formula="of:=IF(AND(OR(0.15&gt;[.$Z36];[.$Z36]&gt;0.2);NOT([.Z36]=&quot;&quot;));[.Z36];&quot;&quot;)" office:value-type="float" office:value="0.2191" calcext:value-type="float">
            <text:p>0.2191</text:p>
          </table:table-cell>
          <table:table-cell table:style-name="ce44" table:formula="of:=IF(AND(OR(0.15&gt;[.$Z36];[.$Z36]&gt;0.2);NOT([.AA36]=&quot;&quot;));[.AA36];&quot;&quot;)" office:value-type="float" office:value="-0.7046" calcext:value-type="float">
            <text:p>-0.7046</text:p>
          </table:table-cell>
          <table:table-cell table:style-name="Default" table:number-columns-repeated="3"/>
          <table:table-cell table:style-name="ce4" table:formula="of:=IF(AND([.$U36] = 1;NOT([.A36]=&quot;&quot;));[.A36];&quot;&quot;)" office:value-type="float" office:value="32" calcext:value-type="float">
            <text:p>32</text:p>
          </table:table-cell>
          <table:table-cell table:style-name="ce110" table:formula="of:=IF(AND([.$U36] = 1;NOT([.B36]=&quot;&quot;));[.B36];&quot;&quot;)" office:value-type="float" office:value="1.72788" calcext:value-type="float">
            <text:p>1.72788</text:p>
          </table:table-cell>
          <table:table-cell table:style-name="ce110" table:formula="of:=IF(AND([.$U36] = 1;NOT([.C36]=&quot;&quot;));[.C36];&quot;&quot;)" office:value-type="float" office:value="-1.5708" calcext:value-type="float">
            <text:p>-1.5708</text:p>
          </table:table-cell>
          <table:table-cell table:style-name="ce110" table:formula="of:=IF(AND([.$U36] = 1;NOT([.D36]=&quot;&quot;));[.D36];&quot;&quot;)" office:value-type="float" office:value="1.85005" calcext:value-type="float">
            <text:p>1.85005</text:p>
          </table:table-cell>
          <table:table-cell table:style-name="ce110" table:formula="of:=IF(AND([.$U36] = 1;NOT([.E36]=&quot;&quot;));[.E36];&quot;&quot;)" office:value-type="float" office:value="-2.16421" calcext:value-type="float">
            <text:p>-2.16421</text:p>
          </table:table-cell>
          <table:table-cell table:style-name="ce110" table:formula="of:=IF(AND([.$U36] = 1;NOT([.F36]=&quot;&quot;));[.F36];&quot;&quot;)" office:value-type="float" office:value="-1.48353" calcext:value-type="float">
            <text:p>-1.48353</text:p>
          </table:table-cell>
          <table:table-cell table:style-name="ce110" table:formula="of:=IF(AND([.$U36] = 1;NOT([.G36]=&quot;&quot;));[.G36];&quot;&quot;)" office:value-type="float" office:value="-1.76278" calcext:value-type="float">
            <text:p>-1.76278</text:p>
          </table:table-cell>
          <table:table-cell table:style-name="ce110" table:formula="of:=IF(AND([.$U36] = 1;NOT([.H36]=&quot;&quot;));[.H36];&quot;&quot;)">
            <text:p/>
          </table:table-cell>
          <table:table-cell table:style-name="ce110" table:formula="of:=IF(AND([.$U36] = 1;NOT([.I36]=&quot;&quot;));[.I36];&quot;&quot;)">
            <text:p/>
          </table:table-cell>
          <table:table-cell table:style-name="ce110" table:formula="of:=IF(AND([.$U36] = 1;NOT([.J36]=&quot;&quot;));[.J36];&quot;&quot;)" office:value-type="float" office:value="33" calcext:value-type="float">
            <text:p>33</text:p>
          </table:table-cell>
          <table:table-cell table:style-name="ce110" table:formula="of:=IF(AND([.$U36] = 1;NOT([.K36]=&quot;&quot;));[.K36];&quot;&quot;)" office:value-type="float" office:value="0.3381" calcext:value-type="float">
            <text:p>0.3381</text:p>
          </table:table-cell>
          <table:table-cell table:style-name="ce110" table:formula="of:=IF(AND([.$U36] = 1;NOT([.L36]=&quot;&quot;));[.L36];&quot;&quot;)" office:value-type="float" office:value="-0.1039" calcext:value-type="float">
            <text:p>-0.1039</text:p>
          </table:table-cell>
          <table:table-cell table:style-name="ce110" table:formula="of:=IF(AND([.$U36] = 1;NOT([.M36]=&quot;&quot;));[.M36];&quot;&quot;)">
            <text:p/>
          </table:table-cell>
          <table:table-cell table:style-name="ce110" table:formula="of:=IF(AND([.$U36] = 1;NOT([.N36]=&quot;&quot;));[.N36];&quot;&quot;)">
            <text:p/>
          </table:table-cell>
          <table:table-cell table:style-name="ce110" table:formula="of:=IF(AND([.$U36] = 1;NOT([.O36]=&quot;&quot;));[.O36];&quot;&quot;)" office:value-type="float" office:value="32" calcext:value-type="float">
            <text:p>32</text:p>
          </table:table-cell>
          <table:table-cell table:style-name="ce110" table:formula="of:=IF(AND([.$U36] = 1;NOT([.P36]=&quot;&quot;));[.P36];&quot;&quot;)" office:value-type="float" office:value="2.3576" calcext:value-type="float">
            <text:p>2.3576</text:p>
          </table:table-cell>
          <table:table-cell table:style-name="ce110" table:formula="of:=IF(AND([.$U36] = 1;NOT([.Q36]=&quot;&quot;));[.Q36];&quot;&quot;)" office:value-type="float" office:value="-2.3576" calcext:value-type="float">
            <text:p>-2.3576</text:p>
          </table:table-cell>
          <table:table-cell table:style-name="ce110" table:formula="of:=IF(AND([.$U36] = 1;NOT([.R36]=&quot;&quot;));[.R36];&quot;&quot;)" office:value-type="float" office:value="38" calcext:value-type="float">
            <text:p>38</text:p>
          </table:table-cell>
          <table:table-cell table:style-name="ce110" table:formula="of:=IF(AND([.$U36] = 1;NOT([.S36]=&quot;&quot;));[.S36];&quot;&quot;)" office:value-type="float" office:value="2.3341036322" calcext:value-type="float">
            <text:p>2.3341036322</text:p>
          </table:table-cell>
          <table:table-cell table:style-name="ce110" table:formula="of:=IF(AND([.$U36] = 1;NOT([.T36]=&quot;&quot;));[.T36];&quot;&quot;)" office:value-type="float" office:value="-1" calcext:value-type="float">
            <text:p>-1</text:p>
          </table:table-cell>
          <table:table-cell table:style-name="ce110" table:formula="of:=IF(AND([.$U36] = 1;NOT([.U36]=&quot;&quot;));[.U36];&quot;&quot;)" office:value-type="float" office:value="1" calcext:value-type="float">
            <text:p>1</text:p>
          </table:table-cell>
          <table:table-cell table:style-name="ce110" table:formula="of:=IF(AND([.$U36] = 1;NOT([.V36]=&quot;&quot;));[.V36];&quot;&quot;)" office:value-type="float" office:value="0" calcext:value-type="float">
            <text:p>0</text:p>
          </table:table-cell>
          <table:table-cell table:style-name="ce110" table:formula="of:=IF(AND([.$U36] = 1;NOT([.W36]=&quot;&quot;));[.W36];&quot;&quot;)">
            <text:p/>
          </table:table-cell>
          <table:table-cell table:style-name="ce110" table:formula="of:=IF(AND([.$U36] = 1;NOT([.X36]=&quot;&quot;));[.X36];&quot;&quot;)">
            <text:p/>
          </table:table-cell>
          <table:table-cell table:style-name="ce110" table:formula="of:=IF(AND([.$U36] = 1;NOT([.Y36]=&quot;&quot;));[.Y36];&quot;&quot;)" office:value-type="float" office:value="32" calcext:value-type="float">
            <text:p>32</text:p>
          </table:table-cell>
          <table:table-cell table:style-name="ce121" table:formula="of:=IF(AND([.$U36] = 1;NOT([.Z36]=&quot;&quot;));[.Z36];&quot;&quot;)" office:value-type="float" office:value="0.2191" calcext:value-type="float">
            <text:p>0.21910</text:p>
          </table:table-cell>
          <table:table-cell table:style-name="ce25" table:formula="of:=IF(AND([.$U36] = 1;NOT([.AA36]=&quot;&quot;));[.AA36];&quot;&quot;)" office:value-type="float" office:value="-0.7046" calcext:value-type="float">
            <text:p>-0.7046</text:p>
          </table:table-cell>
          <table:table-cell table:style-name="Default" table:number-columns-repeated="3"/>
          <table:table-cell table:style-name="ce4" table:formula="of:=IF(AND([.$U36] = 0;NOT([.A36]=&quot;&quot;));[.A36];&quot;&quot;)">
            <text:p/>
          </table:table-cell>
          <table:table-cell table:style-name="ce110" table:formula="of:=IF(AND([.$U36] = 0;NOT([.B36]=&quot;&quot;));[.B36];&quot;&quot;)">
            <text:p/>
          </table:table-cell>
          <table:table-cell table:style-name="ce110" table:formula="of:=IF(AND([.$U36] = 0;NOT([.C36]=&quot;&quot;));[.C36];&quot;&quot;)">
            <text:p/>
          </table:table-cell>
          <table:table-cell table:style-name="ce110" table:formula="of:=IF(AND([.$U36] = 0;NOT([.D36]=&quot;&quot;));[.D36];&quot;&quot;)">
            <text:p/>
          </table:table-cell>
          <table:table-cell table:style-name="ce110" table:formula="of:=IF(AND([.$U36] = 0;NOT([.E36]=&quot;&quot;));[.E36];&quot;&quot;)">
            <text:p/>
          </table:table-cell>
          <table:table-cell table:style-name="ce110" table:formula="of:=IF(AND([.$U36] = 0;NOT([.F36]=&quot;&quot;));[.F36];&quot;&quot;)">
            <text:p/>
          </table:table-cell>
          <table:table-cell table:style-name="ce110" table:formula="of:=IF(AND([.$U36] = 0;NOT([.G36]=&quot;&quot;));[.G36];&quot;&quot;)">
            <text:p/>
          </table:table-cell>
          <table:table-cell table:style-name="ce110" table:formula="of:=IF(AND([.$U36] = 0;NOT([.H36]=&quot;&quot;));[.H36];&quot;&quot;)">
            <text:p/>
          </table:table-cell>
          <table:table-cell table:style-name="ce110" table:formula="of:=IF(AND([.$U36] = 0;NOT([.I36]=&quot;&quot;));[.I36];&quot;&quot;)">
            <text:p/>
          </table:table-cell>
          <table:table-cell table:style-name="ce110" table:formula="of:=IF(AND([.$U36] = 0;NOT([.J36]=&quot;&quot;));[.J36];&quot;&quot;)">
            <text:p/>
          </table:table-cell>
          <table:table-cell table:style-name="ce113" table:formula="of:=IF(AND([.$U36] = 0;NOT([.K36]=&quot;&quot;));[.K36];&quot;&quot;)">
            <text:p/>
          </table:table-cell>
          <table:table-cell table:style-name="ce113" table:formula="of:=IF(AND([.$U36] = 0;NOT([.L36]=&quot;&quot;));[.L36];&quot;&quot;)">
            <text:p/>
          </table:table-cell>
          <table:table-cell table:style-name="ce110" table:formula="of:=IF(AND([.$U36] = 0;NOT([.M36]=&quot;&quot;));[.M36];&quot;&quot;)">
            <text:p/>
          </table:table-cell>
          <table:table-cell table:style-name="ce110" table:formula="of:=IF(AND([.$U36] = 0;NOT([.N36]=&quot;&quot;));[.N36];&quot;&quot;)">
            <text:p/>
          </table:table-cell>
          <table:table-cell table:style-name="ce110" table:formula="of:=IF(AND([.$U36] = 0;NOT([.O36]=&quot;&quot;));[.O36];&quot;&quot;)">
            <text:p/>
          </table:table-cell>
          <table:table-cell table:style-name="ce110" table:formula="of:=IF(AND([.$U36] = 0;NOT([.P36]=&quot;&quot;));[.P36];&quot;&quot;)">
            <text:p/>
          </table:table-cell>
          <table:table-cell table:style-name="ce110" table:formula="of:=IF(AND([.$U36] = 0;NOT([.Q36]=&quot;&quot;));[.Q36];&quot;&quot;)">
            <text:p/>
          </table:table-cell>
          <table:table-cell table:style-name="ce110" table:formula="of:=IF(AND([.$U36] = 0;NOT([.R36]=&quot;&quot;));[.R36];&quot;&quot;)">
            <text:p/>
          </table:table-cell>
          <table:table-cell table:style-name="ce110" table:formula="of:=IF(AND([.$U36] = 0;NOT([.S36]=&quot;&quot;));[.S36];&quot;&quot;)">
            <text:p/>
          </table:table-cell>
          <table:table-cell table:style-name="ce110" table:formula="of:=IF(AND([.$U36] = 0;NOT([.T36]=&quot;&quot;));[.T36];&quot;&quot;)">
            <text:p/>
          </table:table-cell>
          <table:table-cell table:style-name="ce110" table:formula="of:=IF(AND([.$U36] = 0;NOT([.U36]=&quot;&quot;));[.U36];&quot;&quot;)">
            <text:p/>
          </table:table-cell>
          <table:table-cell table:style-name="ce110" table:formula="of:=IF(AND([.$U36] = 0;NOT([.V36]=&quot;&quot;));[.V36];&quot;&quot;)">
            <text:p/>
          </table:table-cell>
          <table:table-cell table:style-name="ce110" table:formula="of:=IF(AND([.$U36] = 0;NOT([.W36]=&quot;&quot;));[.W36];&quot;&quot;)">
            <text:p/>
          </table:table-cell>
          <table:table-cell table:style-name="ce110" table:formula="of:=IF(AND([.$U36] = 0;NOT([.X36]=&quot;&quot;));[.X36];&quot;&quot;)">
            <text:p/>
          </table:table-cell>
          <table:table-cell table:style-name="ce110" table:formula="of:=IF(AND([.$U36] = 0;NOT([.Y36]=&quot;&quot;));[.Y36];&quot;&quot;)">
            <text:p/>
          </table:table-cell>
          <table:table-cell table:style-name="ce110" table:formula="of:=IF(AND([.$U36] = 0;NOT([.Z36]=&quot;&quot;));[.Z36];&quot;&quot;)">
            <text:p/>
          </table:table-cell>
          <table:table-cell table:style-name="ce25" table:formula="of:=IF(AND([.$U36] = 0;NOT([.AA36]=&quot;&quot;));[.AA36];&quot;&quot;)">
            <text:p/>
          </table:table-cell>
          <table:table-cell table:style-name="Default" table:number-columns-repeated="3"/>
          <table:table-cell table:style-name="ce126" table:formula="of:=IF(AND(0.1&lt;[.$Z36];[.$Z36]&lt;0.25; NOT([.A36]=&quot;&quot;));[.A36];&quot;&quot;)" office:value-type="float" office:value="32" calcext:value-type="float">
            <text:p>32.0000</text:p>
          </table:table-cell>
          <table:table-cell table:style-name="ce44" table:formula="of:=IF(AND(0.1&lt;[.$Z36];[.$Z36]&lt;0.25; NOT([.B36]=&quot;&quot;));[.B36];&quot;&quot;)" office:value-type="float" office:value="1.72788" calcext:value-type="float">
            <text:p>1.7279</text:p>
          </table:table-cell>
          <table:table-cell table:style-name="ce44" table:formula="of:=IF(AND(0.1&lt;[.$Z36];[.$Z36]&lt;0.25; NOT([.C36]=&quot;&quot;));[.C36];&quot;&quot;)" office:value-type="float" office:value="-1.5708" calcext:value-type="float">
            <text:p>-1.5708</text:p>
          </table:table-cell>
          <table:table-cell table:style-name="ce44" table:formula="of:=IF(AND(0.1&lt;[.$Z36];[.$Z36]&lt;0.25; NOT([.D36]=&quot;&quot;));[.D36];&quot;&quot;)" office:value-type="float" office:value="1.85005" calcext:value-type="float">
            <text:p>1.8501</text:p>
          </table:table-cell>
          <table:table-cell table:style-name="ce44" table:formula="of:=IF(AND(0.1&lt;[.$Z36];[.$Z36]&lt;0.25; NOT([.E36]=&quot;&quot;));[.E36];&quot;&quot;)" office:value-type="float" office:value="-2.16421" calcext:value-type="float">
            <text:p>-2.1642</text:p>
          </table:table-cell>
          <table:table-cell table:style-name="ce44" table:formula="of:=IF(AND(0.1&lt;[.$Z36];[.$Z36]&lt;0.25; NOT([.F36]=&quot;&quot;));[.F36];&quot;&quot;)" office:value-type="float" office:value="-1.48353" calcext:value-type="float">
            <text:p>-1.4835</text:p>
          </table:table-cell>
          <table:table-cell table:style-name="ce44" table:formula="of:=IF(AND(0.1&lt;[.$Z36];[.$Z36]&lt;0.25; NOT([.G36]=&quot;&quot;));[.G36];&quot;&quot;)" office:value-type="float" office:value="-1.76278" calcext:value-type="float">
            <text:p>-1.7628</text:p>
          </table:table-cell>
          <table:table-cell table:style-name="ce44" table:formula="of:=IF(AND(0.1&lt;[.$Z36];[.$Z36]&lt;0.25; NOT([.H36]=&quot;&quot;));[.H36];&quot;&quot;)">
            <text:p/>
          </table:table-cell>
          <table:table-cell table:style-name="ce44" table:formula="of:=IF(AND(0.1&lt;[.$Z36];[.$Z36]&lt;0.25; NOT([.I36]=&quot;&quot;));[.I36];&quot;&quot;)">
            <text:p/>
          </table:table-cell>
          <table:table-cell table:style-name="ce44" table:formula="of:=IF(AND(0.1&lt;[.$Z36];[.$Z36]&lt;0.25; NOT([.J36]=&quot;&quot;));[.J36];&quot;&quot;)" office:value-type="float" office:value="33" calcext:value-type="float">
            <text:p>33.0000</text:p>
          </table:table-cell>
          <table:table-cell table:style-name="ce44" table:formula="of:=IF(AND(0.1&lt;[.$Z36];[.$Z36]&lt;0.25; NOT([.K36]=&quot;&quot;));[.K36];&quot;&quot;)" office:value-type="float" office:value="0.3381" calcext:value-type="float">
            <text:p>0.3381</text:p>
          </table:table-cell>
          <table:table-cell table:style-name="ce44" table:formula="of:=IF(AND(0.1&lt;[.$Z36];[.$Z36]&lt;0.25; NOT([.L36]=&quot;&quot;));[.L36];&quot;&quot;)" office:value-type="float" office:value="-0.1039" calcext:value-type="float">
            <text:p>-0.1039</text:p>
          </table:table-cell>
          <table:table-cell table:style-name="ce44" table:formula="of:=IF(AND(0.1&lt;[.$Z36];[.$Z36]&lt;0.25; NOT([.M36]=&quot;&quot;));[.M36];&quot;&quot;)">
            <text:p/>
          </table:table-cell>
          <table:table-cell table:style-name="ce44" table:formula="of:=IF(AND(0.1&lt;[.$Z36];[.$Z36]&lt;0.25; NOT([.N36]=&quot;&quot;));[.N36];&quot;&quot;)">
            <text:p/>
          </table:table-cell>
          <table:table-cell table:style-name="ce44" table:formula="of:=IF(AND(0.1&lt;[.$Z36];[.$Z36]&lt;0.25; NOT([.O36]=&quot;&quot;));[.O36];&quot;&quot;)" office:value-type="float" office:value="32" calcext:value-type="float">
            <text:p>32.0000</text:p>
          </table:table-cell>
          <table:table-cell table:style-name="ce44" table:formula="of:=IF(AND(0.1&lt;[.$Z36];[.$Z36]&lt;0.25; NOT([.P36]=&quot;&quot;));[.P36];&quot;&quot;)" office:value-type="float" office:value="2.3576" calcext:value-type="float">
            <text:p>2.3576</text:p>
          </table:table-cell>
          <table:table-cell table:style-name="ce44" table:formula="of:=IF(AND(0.1&lt;[.$Z36];[.$Z36]&lt;0.25; NOT([.Q36]=&quot;&quot;));[.Q36];&quot;&quot;)" office:value-type="float" office:value="-2.3576" calcext:value-type="float">
            <text:p>-2.3576</text:p>
          </table:table-cell>
          <table:table-cell table:style-name="ce44" table:formula="of:=IF(AND(0.1&lt;[.$Z36];[.$Z36]&lt;0.25; NOT([.R36]=&quot;&quot;));[.R36];&quot;&quot;)" office:value-type="float" office:value="38" calcext:value-type="float">
            <text:p>38.0000</text:p>
          </table:table-cell>
          <table:table-cell table:style-name="ce44" table:formula="of:=IF(AND(0.1&lt;[.$Z36];[.$Z36]&lt;0.25; NOT([.S36]=&quot;&quot;));[.S36];&quot;&quot;)" office:value-type="float" office:value="2.3341036322" calcext:value-type="float">
            <text:p>2.3341</text:p>
          </table:table-cell>
          <table:table-cell table:style-name="ce44" table:formula="of:=IF(AND(0.1&lt;[.$Z36];[.$Z36]&lt;0.25; NOT([.T36]=&quot;&quot;));[.T36];&quot;&quot;)" office:value-type="float" office:value="-1" calcext:value-type="float">
            <text:p>-1.0000</text:p>
          </table:table-cell>
          <table:table-cell table:style-name="ce44" table:formula="of:=IF(AND(0.1&lt;[.$Z36];[.$Z36]&lt;0.25; NOT([.U36]=&quot;&quot;));[.U36];&quot;&quot;)" office:value-type="float" office:value="1" calcext:value-type="float">
            <text:p>1.0000</text:p>
          </table:table-cell>
          <table:table-cell table:style-name="ce44" table:formula="of:=IF(AND(0.1&lt;[.$Z36];[.$Z36]&lt;0.25; NOT([.V36]=&quot;&quot;));[.V36];&quot;&quot;)" office:value-type="float" office:value="0" calcext:value-type="float">
            <text:p>0.0000</text:p>
          </table:table-cell>
          <table:table-cell table:style-name="ce44" table:formula="of:=IF(AND(0.1&lt;[.$Z36];[.$Z36]&lt;0.25; NOT([.W36]=&quot;&quot;));[.W36];&quot;&quot;)">
            <text:p/>
          </table:table-cell>
          <table:table-cell table:style-name="ce44" table:formula="of:=IF(AND(0.1&lt;[.$Z36];[.$Z36]&lt;0.25; NOT([.X36]=&quot;&quot;));[.X36];&quot;&quot;)">
            <text:p/>
          </table:table-cell>
          <table:table-cell table:style-name="ce44" table:formula="of:=IF(AND(0.1&lt;[.$Z36];[.$Z36]&lt;0.25; NOT([.Y36]=&quot;&quot;));[.Y36];&quot;&quot;)" office:value-type="float" office:value="32" calcext:value-type="float">
            <text:p>32.0000</text:p>
          </table:table-cell>
          <table:table-cell table:style-name="ce44" table:formula="of:=IF(AND(0.1&lt;[.$Z36];[.$Z36]&lt;0.25; NOT([.Z36]=&quot;&quot;));[.Z36];&quot;&quot;)" office:value-type="float" office:value="0.2191" calcext:value-type="float">
            <text:p>0.2191</text:p>
          </table:table-cell>
          <table:table-cell table:style-name="ce44" table:formula="of:=IF(AND(0.1&lt;[.$Z36];[.$Z36]&lt;0.25; NOT([.AA36]=&quot;&quot;));[.AA36];&quot;&quot;)" office:value-type="float" office:value="-0.7046" calcext:value-type="float">
            <text:p>-0.7046</text:p>
          </table:table-cell>
          <table:table-cell table:style-name="Default" table:number-columns-repeated="3"/>
          <table:table-cell table:style-name="ce126" table:formula="of:=IF(AND(OR(0.1&gt;[.$Z36];[.$Z36]&gt;0.25);NOT([.A36]=&quot;&quot;));[.A36];&quot;&quot;)">
            <text:p/>
          </table:table-cell>
          <table:table-cell table:style-name="ce44" table:formula="of:=IF(AND(OR(0.1&gt;[.$Z36];[.$Z36]&gt;0.25);NOT([.B36]=&quot;&quot;));[.B36];&quot;&quot;)">
            <text:p/>
          </table:table-cell>
          <table:table-cell table:style-name="ce44" table:formula="of:=IF(AND(OR(0.1&gt;[.$Z36];[.$Z36]&gt;0.25);NOT([.C36]=&quot;&quot;));[.C36];&quot;&quot;)">
            <text:p/>
          </table:table-cell>
          <table:table-cell table:style-name="ce44" table:formula="of:=IF(AND(OR(0.1&gt;[.$Z36];[.$Z36]&gt;0.25);NOT([.D36]=&quot;&quot;));[.D36];&quot;&quot;)">
            <text:p/>
          </table:table-cell>
          <table:table-cell table:style-name="ce44" table:formula="of:=IF(AND(OR(0.1&gt;[.$Z36];[.$Z36]&gt;0.25);NOT([.E36]=&quot;&quot;));[.E36];&quot;&quot;)">
            <text:p/>
          </table:table-cell>
          <table:table-cell table:style-name="ce44" table:formula="of:=IF(AND(OR(0.1&gt;[.$Z36];[.$Z36]&gt;0.25);NOT([.F36]=&quot;&quot;));[.F36];&quot;&quot;)">
            <text:p/>
          </table:table-cell>
          <table:table-cell table:style-name="ce44" table:formula="of:=IF(AND(OR(0.1&gt;[.$Z36];[.$Z36]&gt;0.25);NOT([.G36]=&quot;&quot;));[.G36];&quot;&quot;)">
            <text:p/>
          </table:table-cell>
          <table:table-cell table:style-name="ce44" table:formula="of:=IF(AND(OR(0.1&gt;[.$Z36];[.$Z36]&gt;0.25);NOT([.H36]=&quot;&quot;));[.H36];&quot;&quot;)">
            <text:p/>
          </table:table-cell>
          <table:table-cell table:style-name="ce44" table:formula="of:=IF(AND(OR(0.1&gt;[.$Z36];[.$Z36]&gt;0.25);NOT([.I36]=&quot;&quot;));[.I36];&quot;&quot;)">
            <text:p/>
          </table:table-cell>
          <table:table-cell table:style-name="ce44" table:formula="of:=IF(AND(OR(0.1&gt;[.$Z36];[.$Z36]&gt;0.25);NOT([.J36]=&quot;&quot;));[.J36];&quot;&quot;)">
            <text:p/>
          </table:table-cell>
          <table:table-cell table:style-name="ce44" table:formula="of:=IF(AND(OR(0.1&gt;[.$Z36];[.$Z36]&gt;0.25);NOT([.K36]=&quot;&quot;));[.K36];&quot;&quot;)">
            <text:p/>
          </table:table-cell>
          <table:table-cell table:style-name="ce44" table:formula="of:=IF(AND(OR(0.1&gt;[.$Z36];[.$Z36]&gt;0.25);NOT([.L36]=&quot;&quot;));[.L36];&quot;&quot;)">
            <text:p/>
          </table:table-cell>
          <table:table-cell table:style-name="ce44" table:formula="of:=IF(AND(OR(0.1&gt;[.$Z36];[.$Z36]&gt;0.25);NOT([.M36]=&quot;&quot;));[.M36];&quot;&quot;)">
            <text:p/>
          </table:table-cell>
          <table:table-cell table:style-name="ce44" table:formula="of:=IF(AND(OR(0.1&gt;[.$Z36];[.$Z36]&gt;0.25);NOT([.N36]=&quot;&quot;));[.N36];&quot;&quot;)">
            <text:p/>
          </table:table-cell>
          <table:table-cell table:style-name="ce128" table:formula="of:=IF(AND(OR(0.1&gt;[.$Z36];[.$Z36]&gt;0.25);NOT([.O36]=&quot;&quot;));[.O36];&quot;&quot;)">
            <text:p/>
          </table:table-cell>
          <table:table-cell table:style-name="ce44" table:formula="of:=IF(AND(OR(0.1&gt;[.$Z36];[.$Z36]&gt;0.25);NOT([.P36]=&quot;&quot;));[.P36];&quot;&quot;)">
            <text:p/>
          </table:table-cell>
          <table:table-cell table:style-name="ce44" table:formula="of:=IF(AND(OR(0.1&gt;[.$Z36];[.$Z36]&gt;0.25);NOT([.Q36]=&quot;&quot;));[.Q36];&quot;&quot;)">
            <text:p/>
          </table:table-cell>
          <table:table-cell table:style-name="ce44" table:formula="of:=IF(AND(OR(0.1&gt;[.$Z36];[.$Z36]&gt;0.25);NOT([.R36]=&quot;&quot;));[.R36];&quot;&quot;)">
            <text:p/>
          </table:table-cell>
          <table:table-cell table:style-name="ce44" table:formula="of:=IF(AND(OR(0.1&gt;[.$Z36];[.$Z36]&gt;0.25);NOT([.S36]=&quot;&quot;));[.S36];&quot;&quot;)">
            <text:p/>
          </table:table-cell>
          <table:table-cell table:style-name="ce44" table:formula="of:=IF(AND(OR(0.1&gt;[.$Z36];[.$Z36]&gt;0.25);NOT([.T36]=&quot;&quot;));[.T36];&quot;&quot;)">
            <text:p/>
          </table:table-cell>
          <table:table-cell table:style-name="ce44" table:formula="of:=IF(AND(OR(0.1&gt;[.$Z36];[.$Z36]&gt;0.25);NOT([.U36]=&quot;&quot;));[.U36];&quot;&quot;)">
            <text:p/>
          </table:table-cell>
          <table:table-cell table:style-name="ce44" table:formula="of:=IF(AND(OR(0.1&gt;[.$Z36];[.$Z36]&gt;0.25);NOT([.V36]=&quot;&quot;));[.V36];&quot;&quot;)">
            <text:p/>
          </table:table-cell>
          <table:table-cell table:style-name="ce44" table:formula="of:=IF(AND(OR(0.1&gt;[.$Z36];[.$Z36]&gt;0.25);NOT([.W36]=&quot;&quot;));[.W36];&quot;&quot;)">
            <text:p/>
          </table:table-cell>
          <table:table-cell table:style-name="ce44" table:formula="of:=IF(AND(OR(0.1&gt;[.$Z36];[.$Z36]&gt;0.25);NOT([.X36]=&quot;&quot;));[.X36];&quot;&quot;)">
            <text:p/>
          </table:table-cell>
          <table:table-cell table:style-name="ce128" table:formula="of:=IF(AND(OR(0.1&gt;[.$Z36];[.$Z36]&gt;0.25);NOT([.Y36]=&quot;&quot;));[.Y36];&quot;&quot;)">
            <text:p/>
          </table:table-cell>
          <table:table-cell table:style-name="ce44" table:formula="of:=IF(AND(OR(0.1&gt;[.$Z36];[.$Z36]&gt;0.25);NOT([.Z36]=&quot;&quot;));[.Z36];&quot;&quot;)">
            <text:p/>
          </table:table-cell>
          <table:table-cell table:style-name="ce44" table:formula="of:=IF(AND(OR(0.1&gt;[.$Z36];[.$Z36]&gt;0.25);NOT([.AA36]=&quot;&quot;));[.AA36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34" calcext:value-type="float">
            <text:p>34</text:p>
          </table:table-cell>
          <table:table-cell table:style-name="ce15" office:value-type="float" office:value="0.341" calcext:value-type="float">
            <text:p>0.3410</text:p>
          </table:table-cell>
          <table:table-cell table:style-name="ce15" office:value-type="float" office:value="-0.1027" calcext:value-type="float">
            <text:p>-0.1027</text:p>
          </table:table-cell>
          <table:table-cell table:style-name="Default" table:number-columns-repeated="2"/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2.3574" calcext:value-type="float">
            <text:p>2.3574</text:p>
          </table:table-cell>
          <table:table-cell table:style-name="ce10" office:value-type="float" office:value="-2.3574" calcext:value-type="float">
            <text:p>-2.3574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3702742812" calcext:value-type="float">
            <text:p>2.370274281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33" calcext:value-type="float">
            <text:p>33</text:p>
          </table:table-cell>
          <table:table-cell table:style-name="ce10" office:value-type="float" office:value="0.1686" calcext:value-type="float">
            <text:p>0.1686</text:p>
          </table:table-cell>
          <table:table-cell table:style-name="ce25" office:value-type="float" office:value="-0.7402" calcext:value-type="float">
            <text:p>-0.7402</text:p>
          </table:table-cell>
          <table:table-cell table:style-name="Default" table:number-columns-repeated="3"/>
          <table:table-cell table:style-name="ce31" table:formula="of:=IF(AND(0.15&lt;[.$Z37];[.$Z37]&lt;0.2; NOT([.A37]=&quot;&quot;));[.A37];&quot;&quot;)" office:value-type="float" office:value="33" calcext:value-type="float">
            <text:p>33</text:p>
          </table:table-cell>
          <table:table-cell table:style-name="ce33" table:formula="of:=IF(AND(0.15&lt;[.$Z37];[.$Z37]&lt;0.2; NOT([.B37]=&quot;&quot;));[.B37];&quot;&quot;)" office:value-type="float" office:value="1.72788" calcext:value-type="float">
            <text:p>1.7279</text:p>
          </table:table-cell>
          <table:table-cell table:style-name="ce33" table:formula="of:=IF(AND(0.15&lt;[.$Z37];[.$Z37]&lt;0.2; NOT([.C37]=&quot;&quot;));[.C37];&quot;&quot;)" office:value-type="float" office:value="-1.5708" calcext:value-type="float">
            <text:p>-1.5708</text:p>
          </table:table-cell>
          <table:table-cell table:style-name="ce33" table:formula="of:=IF(AND(0.15&lt;[.$Z37];[.$Z37]&lt;0.2; NOT([.D37]=&quot;&quot;));[.D37];&quot;&quot;)" office:value-type="float" office:value="1.85005" calcext:value-type="float">
            <text:p>1.8501</text:p>
          </table:table-cell>
          <table:table-cell table:style-name="ce33" table:formula="of:=IF(AND(0.15&lt;[.$Z37];[.$Z37]&lt;0.2; NOT([.E37]=&quot;&quot;));[.E37];&quot;&quot;)" office:value-type="float" office:value="-2.16421" calcext:value-type="float">
            <text:p>-2.1642</text:p>
          </table:table-cell>
          <table:table-cell table:style-name="ce33" table:formula="of:=IF(AND(0.15&lt;[.$Z37];[.$Z37]&lt;0.2; NOT([.F37]=&quot;&quot;));[.F37];&quot;&quot;)" office:value-type="float" office:value="-1.48353" calcext:value-type="float">
            <text:p>-1.4835</text:p>
          </table:table-cell>
          <table:table-cell table:style-name="ce33" table:formula="of:=IF(AND(0.15&lt;[.$Z37];[.$Z37]&lt;0.2; NOT([.G37]=&quot;&quot;));[.G37];&quot;&quot;)" office:value-type="float" office:value="-1.76278" calcext:value-type="float">
            <text:p>-1.7628</text:p>
          </table:table-cell>
          <table:table-cell table:style-name="ce33" table:formula="of:=IF(AND(0.15&lt;[.$Z37];[.$Z37]&lt;0.2; NOT([.H37]=&quot;&quot;));[.H37];&quot;&quot;)">
            <text:p/>
          </table:table-cell>
          <table:table-cell table:style-name="ce33" table:formula="of:=IF(AND(0.15&lt;[.$Z37];[.$Z37]&lt;0.2; NOT([.I37]=&quot;&quot;));[.I37];&quot;&quot;)">
            <text:p/>
          </table:table-cell>
          <table:table-cell table:style-name="ce39" table:formula="of:=IF(AND(0.15&lt;[.$Z37];[.$Z37]&lt;0.2; NOT([.J37]=&quot;&quot;));[.J37];&quot;&quot;)" office:value-type="float" office:value="34" calcext:value-type="float">
            <text:p>34</text:p>
          </table:table-cell>
          <table:table-cell table:style-name="ce33" table:formula="of:=IF(AND(0.15&lt;[.$Z37];[.$Z37]&lt;0.2; NOT([.K37]=&quot;&quot;));[.K37];&quot;&quot;)" office:value-type="float" office:value="0.341" calcext:value-type="float">
            <text:p>0.3410</text:p>
          </table:table-cell>
          <table:table-cell table:style-name="ce33" table:formula="of:=IF(AND(0.15&lt;[.$Z37];[.$Z37]&lt;0.2; NOT([.L37]=&quot;&quot;));[.L37];&quot;&quot;)" office:value-type="float" office:value="-0.1027" calcext:value-type="float">
            <text:p>-0.1027</text:p>
          </table:table-cell>
          <table:table-cell table:style-name="ce33" table:formula="of:=IF(AND(0.15&lt;[.$Z37];[.$Z37]&lt;0.2; NOT([.M37]=&quot;&quot;));[.M37];&quot;&quot;)">
            <text:p/>
          </table:table-cell>
          <table:table-cell table:style-name="ce33" table:formula="of:=IF(AND(0.15&lt;[.$Z37];[.$Z37]&lt;0.2; NOT([.N37]=&quot;&quot;));[.N37];&quot;&quot;)">
            <text:p/>
          </table:table-cell>
          <table:table-cell table:style-name="ce39" table:formula="of:=IF(AND(0.15&lt;[.$Z37];[.$Z37]&lt;0.2; NOT([.O37]=&quot;&quot;));[.O37];&quot;&quot;)" office:value-type="float" office:value="33" calcext:value-type="float">
            <text:p>33</text:p>
          </table:table-cell>
          <table:table-cell table:style-name="ce33" table:formula="of:=IF(AND(0.15&lt;[.$Z37];[.$Z37]&lt;0.2; NOT([.P37]=&quot;&quot;));[.P37];&quot;&quot;)" office:value-type="float" office:value="2.3574" calcext:value-type="float">
            <text:p>2.3574</text:p>
          </table:table-cell>
          <table:table-cell table:style-name="ce33" table:formula="of:=IF(AND(0.15&lt;[.$Z37];[.$Z37]&lt;0.2; NOT([.Q37]=&quot;&quot;));[.Q37];&quot;&quot;)" office:value-type="float" office:value="-2.3574" calcext:value-type="float">
            <text:p>-2.3574</text:p>
          </table:table-cell>
          <table:table-cell table:style-name="ce33" table:formula="of:=IF(AND(0.15&lt;[.$Z37];[.$Z37]&lt;0.2; NOT([.R37]=&quot;&quot;));[.R37];&quot;&quot;)" office:value-type="float" office:value="38" calcext:value-type="float">
            <text:p>38.0000</text:p>
          </table:table-cell>
          <table:table-cell table:style-name="ce33" table:formula="of:=IF(AND(0.15&lt;[.$Z37];[.$Z37]&lt;0.2; NOT([.S37]=&quot;&quot;));[.S37];&quot;&quot;)" office:value-type="float" office:value="2.3702742812" calcext:value-type="float">
            <text:p>2.3703</text:p>
          </table:table-cell>
          <table:table-cell table:style-name="ce39" table:formula="of:=IF(AND(0.15&lt;[.$Z37];[.$Z37]&lt;0.2; NOT([.T37]=&quot;&quot;));[.T37];&quot;&quot;)" office:value-type="float" office:value="-1" calcext:value-type="float">
            <text:p>-1</text:p>
          </table:table-cell>
          <table:table-cell table:style-name="ce39" table:formula="of:=IF(AND(0.15&lt;[.$Z37];[.$Z37]&lt;0.2; NOT([.U37]=&quot;&quot;));[.U37];&quot;&quot;)" office:value-type="float" office:value="1" calcext:value-type="float">
            <text:p>1</text:p>
          </table:table-cell>
          <table:table-cell table:style-name="ce33" table:formula="of:=IF(AND(0.15&lt;[.$Z37];[.$Z37]&lt;0.2; NOT([.V37]=&quot;&quot;));[.V37];&quot;&quot;)" office:value-type="float" office:value="0" calcext:value-type="float">
            <text:p>0.0000</text:p>
          </table:table-cell>
          <table:table-cell table:style-name="ce33" table:formula="of:=IF(AND(0.15&lt;[.$Z37];[.$Z37]&lt;0.2; NOT([.W37]=&quot;&quot;));[.W37];&quot;&quot;)">
            <text:p/>
          </table:table-cell>
          <table:table-cell table:style-name="ce33" table:formula="of:=IF(AND(0.15&lt;[.$Z37];[.$Z37]&lt;0.2; NOT([.X37]=&quot;&quot;));[.X37];&quot;&quot;)">
            <text:p/>
          </table:table-cell>
          <table:table-cell table:style-name="ce39" table:formula="of:=IF(AND(0.15&lt;[.$Z37];[.$Z37]&lt;0.2; NOT([.Y37]=&quot;&quot;));[.Y37];&quot;&quot;)" office:value-type="float" office:value="33" calcext:value-type="float">
            <text:p>33</text:p>
          </table:table-cell>
          <table:table-cell table:style-name="ce33" table:formula="of:=IF(AND(0.15&lt;[.$Z37];[.$Z37]&lt;0.2; NOT([.Z37]=&quot;&quot;));[.Z37];&quot;&quot;)" office:value-type="float" office:value="0.1686" calcext:value-type="float">
            <text:p>0.1686</text:p>
          </table:table-cell>
          <table:table-cell table:style-name="ce44" table:formula="of:=IF(AND(0.15&lt;[.$Z37];[.$Z37]&lt;0.2; NOT([.AA37]=&quot;&quot;));[.AA37];&quot;&quot;)" office:value-type="float" office:value="-0.7402" calcext:value-type="float">
            <text:p>-0.7402</text:p>
          </table:table-cell>
          <table:table-cell table:style-name="Default" table:number-columns-repeated="3"/>
          <table:table-cell table:style-name="ce31" table:formula="of:=IF(AND(OR(0.15&gt;[.$Z37];[.$Z37]&gt;0.2);NOT([.A37]=&quot;&quot;));[.A37];&quot;&quot;)">
            <text:p/>
          </table:table-cell>
          <table:table-cell table:style-name="ce33" table:formula="of:=IF(AND(OR(0.15&gt;[.$Z37];[.$Z37]&gt;0.2);NOT([.B37]=&quot;&quot;));[.B37];&quot;&quot;)">
            <text:p/>
          </table:table-cell>
          <table:table-cell table:style-name="ce33" table:formula="of:=IF(AND(OR(0.15&gt;[.$Z37];[.$Z37]&gt;0.2);NOT([.C37]=&quot;&quot;));[.C37];&quot;&quot;)">
            <text:p/>
          </table:table-cell>
          <table:table-cell table:style-name="ce33" table:formula="of:=IF(AND(OR(0.15&gt;[.$Z37];[.$Z37]&gt;0.2);NOT([.D37]=&quot;&quot;));[.D37];&quot;&quot;)">
            <text:p/>
          </table:table-cell>
          <table:table-cell table:style-name="ce33" table:formula="of:=IF(AND(OR(0.15&gt;[.$Z37];[.$Z37]&gt;0.2);NOT([.E37]=&quot;&quot;));[.E37];&quot;&quot;)">
            <text:p/>
          </table:table-cell>
          <table:table-cell table:style-name="ce33" table:formula="of:=IF(AND(OR(0.15&gt;[.$Z37];[.$Z37]&gt;0.2);NOT([.F37]=&quot;&quot;));[.F37];&quot;&quot;)">
            <text:p/>
          </table:table-cell>
          <table:table-cell table:style-name="ce33" table:formula="of:=IF(AND(OR(0.15&gt;[.$Z37];[.$Z37]&gt;0.2);NOT([.G37]=&quot;&quot;));[.G37];&quot;&quot;)">
            <text:p/>
          </table:table-cell>
          <table:table-cell table:style-name="ce33" table:formula="of:=IF(AND(OR(0.15&gt;[.$Z37];[.$Z37]&gt;0.2);NOT([.H37]=&quot;&quot;));[.H37];&quot;&quot;)">
            <text:p/>
          </table:table-cell>
          <table:table-cell table:style-name="ce33" table:formula="of:=IF(AND(OR(0.15&gt;[.$Z37];[.$Z37]&gt;0.2);NOT([.I37]=&quot;&quot;));[.I37];&quot;&quot;)">
            <text:p/>
          </table:table-cell>
          <table:table-cell table:style-name="ce39" table:formula="of:=IF(AND(OR(0.15&gt;[.$Z37];[.$Z37]&gt;0.2);NOT([.J37]=&quot;&quot;));[.J37];&quot;&quot;)">
            <text:p/>
          </table:table-cell>
          <table:table-cell table:style-name="ce33" table:formula="of:=IF(AND(OR(0.15&gt;[.$Z37];[.$Z37]&gt;0.2);NOT([.K37]=&quot;&quot;));[.K37];&quot;&quot;)">
            <text:p/>
          </table:table-cell>
          <table:table-cell table:style-name="ce33" table:formula="of:=IF(AND(OR(0.15&gt;[.$Z37];[.$Z37]&gt;0.2);NOT([.L37]=&quot;&quot;));[.L37];&quot;&quot;)">
            <text:p/>
          </table:table-cell>
          <table:table-cell table:style-name="ce33" table:formula="of:=IF(AND(OR(0.15&gt;[.$Z37];[.$Z37]&gt;0.2);NOT([.M37]=&quot;&quot;));[.M37];&quot;&quot;)">
            <text:p/>
          </table:table-cell>
          <table:table-cell table:style-name="ce33" table:formula="of:=IF(AND(OR(0.15&gt;[.$Z37];[.$Z37]&gt;0.2);NOT([.N37]=&quot;&quot;));[.N37];&quot;&quot;)">
            <text:p/>
          </table:table-cell>
          <table:table-cell table:style-name="ce39" table:formula="of:=IF(AND(OR(0.15&gt;[.$Z37];[.$Z37]&gt;0.2);NOT([.O37]=&quot;&quot;));[.O37];&quot;&quot;)">
            <text:p/>
          </table:table-cell>
          <table:table-cell table:style-name="ce33" table:formula="of:=IF(AND(OR(0.15&gt;[.$Z37];[.$Z37]&gt;0.2);NOT([.P37]=&quot;&quot;));[.P37];&quot;&quot;)">
            <text:p/>
          </table:table-cell>
          <table:table-cell table:style-name="ce33" table:formula="of:=IF(AND(OR(0.15&gt;[.$Z37];[.$Z37]&gt;0.2);NOT([.Q37]=&quot;&quot;));[.Q37];&quot;&quot;)">
            <text:p/>
          </table:table-cell>
          <table:table-cell table:style-name="ce33" table:formula="of:=IF(AND(OR(0.15&gt;[.$Z37];[.$Z37]&gt;0.2);NOT([.R37]=&quot;&quot;));[.R37];&quot;&quot;)">
            <text:p/>
          </table:table-cell>
          <table:table-cell table:style-name="ce33" table:formula="of:=IF(AND(OR(0.15&gt;[.$Z37];[.$Z37]&gt;0.2);NOT([.S37]=&quot;&quot;));[.S37];&quot;&quot;)">
            <text:p/>
          </table:table-cell>
          <table:table-cell table:style-name="ce39" table:formula="of:=IF(AND(OR(0.15&gt;[.$Z37];[.$Z37]&gt;0.2);NOT([.T37]=&quot;&quot;));[.T37];&quot;&quot;)">
            <text:p/>
          </table:table-cell>
          <table:table-cell table:style-name="ce39" table:formula="of:=IF(AND(OR(0.15&gt;[.$Z37];[.$Z37]&gt;0.2);NOT([.U37]=&quot;&quot;));[.U37];&quot;&quot;)">
            <text:p/>
          </table:table-cell>
          <table:table-cell table:style-name="ce33" table:formula="of:=IF(AND(OR(0.15&gt;[.$Z37];[.$Z37]&gt;0.2);NOT([.V37]=&quot;&quot;));[.V37];&quot;&quot;)">
            <text:p/>
          </table:table-cell>
          <table:table-cell table:style-name="ce33" table:formula="of:=IF(AND(OR(0.15&gt;[.$Z37];[.$Z37]&gt;0.2);NOT([.W37]=&quot;&quot;));[.W37];&quot;&quot;)">
            <text:p/>
          </table:table-cell>
          <table:table-cell table:style-name="ce33" table:formula="of:=IF(AND(OR(0.15&gt;[.$Z37];[.$Z37]&gt;0.2);NOT([.X37]=&quot;&quot;));[.X37];&quot;&quot;)">
            <text:p/>
          </table:table-cell>
          <table:table-cell table:style-name="ce39" table:formula="of:=IF(AND(OR(0.15&gt;[.$Z37];[.$Z37]&gt;0.2);NOT([.Y37]=&quot;&quot;));[.Y37];&quot;&quot;)">
            <text:p/>
          </table:table-cell>
          <table:table-cell table:style-name="ce33" table:formula="of:=IF(AND(OR(0.15&gt;[.$Z37];[.$Z37]&gt;0.2);NOT([.Z37]=&quot;&quot;));[.Z37];&quot;&quot;)">
            <text:p/>
          </table:table-cell>
          <table:table-cell table:style-name="ce44" table:formula="of:=IF(AND(OR(0.15&gt;[.$Z37];[.$Z37]&gt;0.2);NOT([.AA37]=&quot;&quot;));[.AA37];&quot;&quot;)">
            <text:p/>
          </table:table-cell>
          <table:table-cell table:style-name="Default" table:number-columns-repeated="3"/>
          <table:table-cell table:style-name="ce4" table:formula="of:=IF(AND([.$U37] = 1;NOT([.A37]=&quot;&quot;));[.A37];&quot;&quot;)" office:value-type="float" office:value="33" calcext:value-type="float">
            <text:p>33</text:p>
          </table:table-cell>
          <table:table-cell table:style-name="ce110" table:formula="of:=IF(AND([.$U37] = 1;NOT([.B37]=&quot;&quot;));[.B37];&quot;&quot;)" office:value-type="float" office:value="1.72788" calcext:value-type="float">
            <text:p>1.72788</text:p>
          </table:table-cell>
          <table:table-cell table:style-name="ce110" table:formula="of:=IF(AND([.$U37] = 1;NOT([.C37]=&quot;&quot;));[.C37];&quot;&quot;)" office:value-type="float" office:value="-1.5708" calcext:value-type="float">
            <text:p>-1.5708</text:p>
          </table:table-cell>
          <table:table-cell table:style-name="ce110" table:formula="of:=IF(AND([.$U37] = 1;NOT([.D37]=&quot;&quot;));[.D37];&quot;&quot;)" office:value-type="float" office:value="1.85005" calcext:value-type="float">
            <text:p>1.85005</text:p>
          </table:table-cell>
          <table:table-cell table:style-name="ce110" table:formula="of:=IF(AND([.$U37] = 1;NOT([.E37]=&quot;&quot;));[.E37];&quot;&quot;)" office:value-type="float" office:value="-2.16421" calcext:value-type="float">
            <text:p>-2.16421</text:p>
          </table:table-cell>
          <table:table-cell table:style-name="ce110" table:formula="of:=IF(AND([.$U37] = 1;NOT([.F37]=&quot;&quot;));[.F37];&quot;&quot;)" office:value-type="float" office:value="-1.48353" calcext:value-type="float">
            <text:p>-1.48353</text:p>
          </table:table-cell>
          <table:table-cell table:style-name="ce110" table:formula="of:=IF(AND([.$U37] = 1;NOT([.G37]=&quot;&quot;));[.G37];&quot;&quot;)" office:value-type="float" office:value="-1.76278" calcext:value-type="float">
            <text:p>-1.76278</text:p>
          </table:table-cell>
          <table:table-cell table:style-name="ce110" table:formula="of:=IF(AND([.$U37] = 1;NOT([.H37]=&quot;&quot;));[.H37];&quot;&quot;)">
            <text:p/>
          </table:table-cell>
          <table:table-cell table:style-name="ce110" table:formula="of:=IF(AND([.$U37] = 1;NOT([.I37]=&quot;&quot;));[.I37];&quot;&quot;)">
            <text:p/>
          </table:table-cell>
          <table:table-cell table:style-name="ce110" table:formula="of:=IF(AND([.$U37] = 1;NOT([.J37]=&quot;&quot;));[.J37];&quot;&quot;)" office:value-type="float" office:value="34" calcext:value-type="float">
            <text:p>34</text:p>
          </table:table-cell>
          <table:table-cell table:style-name="ce110" table:formula="of:=IF(AND([.$U37] = 1;NOT([.K37]=&quot;&quot;));[.K37];&quot;&quot;)" office:value-type="float" office:value="0.341" calcext:value-type="float">
            <text:p>0.341</text:p>
          </table:table-cell>
          <table:table-cell table:style-name="ce110" table:formula="of:=IF(AND([.$U37] = 1;NOT([.L37]=&quot;&quot;));[.L37];&quot;&quot;)" office:value-type="float" office:value="-0.1027" calcext:value-type="float">
            <text:p>-0.1027</text:p>
          </table:table-cell>
          <table:table-cell table:style-name="ce110" table:formula="of:=IF(AND([.$U37] = 1;NOT([.M37]=&quot;&quot;));[.M37];&quot;&quot;)">
            <text:p/>
          </table:table-cell>
          <table:table-cell table:style-name="ce110" table:formula="of:=IF(AND([.$U37] = 1;NOT([.N37]=&quot;&quot;));[.N37];&quot;&quot;)">
            <text:p/>
          </table:table-cell>
          <table:table-cell table:style-name="ce110" table:formula="of:=IF(AND([.$U37] = 1;NOT([.O37]=&quot;&quot;));[.O37];&quot;&quot;)" office:value-type="float" office:value="33" calcext:value-type="float">
            <text:p>33</text:p>
          </table:table-cell>
          <table:table-cell table:style-name="ce110" table:formula="of:=IF(AND([.$U37] = 1;NOT([.P37]=&quot;&quot;));[.P37];&quot;&quot;)" office:value-type="float" office:value="2.3574" calcext:value-type="float">
            <text:p>2.3574</text:p>
          </table:table-cell>
          <table:table-cell table:style-name="ce110" table:formula="of:=IF(AND([.$U37] = 1;NOT([.Q37]=&quot;&quot;));[.Q37];&quot;&quot;)" office:value-type="float" office:value="-2.3574" calcext:value-type="float">
            <text:p>-2.3574</text:p>
          </table:table-cell>
          <table:table-cell table:style-name="ce110" table:formula="of:=IF(AND([.$U37] = 1;NOT([.R37]=&quot;&quot;));[.R37];&quot;&quot;)" office:value-type="float" office:value="38" calcext:value-type="float">
            <text:p>38</text:p>
          </table:table-cell>
          <table:table-cell table:style-name="ce110" table:formula="of:=IF(AND([.$U37] = 1;NOT([.S37]=&quot;&quot;));[.S37];&quot;&quot;)" office:value-type="float" office:value="2.3702742812" calcext:value-type="float">
            <text:p>2.3702742812</text:p>
          </table:table-cell>
          <table:table-cell table:style-name="ce110" table:formula="of:=IF(AND([.$U37] = 1;NOT([.T37]=&quot;&quot;));[.T37];&quot;&quot;)" office:value-type="float" office:value="-1" calcext:value-type="float">
            <text:p>-1</text:p>
          </table:table-cell>
          <table:table-cell table:style-name="ce110" table:formula="of:=IF(AND([.$U37] = 1;NOT([.U37]=&quot;&quot;));[.U37];&quot;&quot;)" office:value-type="float" office:value="1" calcext:value-type="float">
            <text:p>1</text:p>
          </table:table-cell>
          <table:table-cell table:style-name="ce110" table:formula="of:=IF(AND([.$U37] = 1;NOT([.V37]=&quot;&quot;));[.V37];&quot;&quot;)" office:value-type="float" office:value="0" calcext:value-type="float">
            <text:p>0</text:p>
          </table:table-cell>
          <table:table-cell table:style-name="ce110" table:formula="of:=IF(AND([.$U37] = 1;NOT([.W37]=&quot;&quot;));[.W37];&quot;&quot;)">
            <text:p/>
          </table:table-cell>
          <table:table-cell table:style-name="ce110" table:formula="of:=IF(AND([.$U37] = 1;NOT([.X37]=&quot;&quot;));[.X37];&quot;&quot;)">
            <text:p/>
          </table:table-cell>
          <table:table-cell table:style-name="ce110" table:formula="of:=IF(AND([.$U37] = 1;NOT([.Y37]=&quot;&quot;));[.Y37];&quot;&quot;)" office:value-type="float" office:value="33" calcext:value-type="float">
            <text:p>33</text:p>
          </table:table-cell>
          <table:table-cell table:style-name="ce121" table:formula="of:=IF(AND([.$U37] = 1;NOT([.Z37]=&quot;&quot;));[.Z37];&quot;&quot;)" office:value-type="float" office:value="0.1686" calcext:value-type="float">
            <text:p>0.16860</text:p>
          </table:table-cell>
          <table:table-cell table:style-name="ce25" table:formula="of:=IF(AND([.$U37] = 1;NOT([.AA37]=&quot;&quot;));[.AA37];&quot;&quot;)" office:value-type="float" office:value="-0.7402" calcext:value-type="float">
            <text:p>-0.7402</text:p>
          </table:table-cell>
          <table:table-cell table:style-name="Default" table:number-columns-repeated="3"/>
          <table:table-cell table:style-name="ce4" table:formula="of:=IF(AND([.$U37] = 0;NOT([.A37]=&quot;&quot;));[.A37];&quot;&quot;)">
            <text:p/>
          </table:table-cell>
          <table:table-cell table:style-name="ce110" table:formula="of:=IF(AND([.$U37] = 0;NOT([.B37]=&quot;&quot;));[.B37];&quot;&quot;)">
            <text:p/>
          </table:table-cell>
          <table:table-cell table:style-name="ce110" table:formula="of:=IF(AND([.$U37] = 0;NOT([.C37]=&quot;&quot;));[.C37];&quot;&quot;)">
            <text:p/>
          </table:table-cell>
          <table:table-cell table:style-name="ce110" table:formula="of:=IF(AND([.$U37] = 0;NOT([.D37]=&quot;&quot;));[.D37];&quot;&quot;)">
            <text:p/>
          </table:table-cell>
          <table:table-cell table:style-name="ce110" table:formula="of:=IF(AND([.$U37] = 0;NOT([.E37]=&quot;&quot;));[.E37];&quot;&quot;)">
            <text:p/>
          </table:table-cell>
          <table:table-cell table:style-name="ce110" table:formula="of:=IF(AND([.$U37] = 0;NOT([.F37]=&quot;&quot;));[.F37];&quot;&quot;)">
            <text:p/>
          </table:table-cell>
          <table:table-cell table:style-name="ce110" table:formula="of:=IF(AND([.$U37] = 0;NOT([.G37]=&quot;&quot;));[.G37];&quot;&quot;)">
            <text:p/>
          </table:table-cell>
          <table:table-cell table:style-name="ce110" table:formula="of:=IF(AND([.$U37] = 0;NOT([.H37]=&quot;&quot;));[.H37];&quot;&quot;)">
            <text:p/>
          </table:table-cell>
          <table:table-cell table:style-name="ce110" table:formula="of:=IF(AND([.$U37] = 0;NOT([.I37]=&quot;&quot;));[.I37];&quot;&quot;)">
            <text:p/>
          </table:table-cell>
          <table:table-cell table:style-name="ce110" table:formula="of:=IF(AND([.$U37] = 0;NOT([.J37]=&quot;&quot;));[.J37];&quot;&quot;)">
            <text:p/>
          </table:table-cell>
          <table:table-cell table:style-name="ce113" table:formula="of:=IF(AND([.$U37] = 0;NOT([.K37]=&quot;&quot;));[.K37];&quot;&quot;)">
            <text:p/>
          </table:table-cell>
          <table:table-cell table:style-name="ce113" table:formula="of:=IF(AND([.$U37] = 0;NOT([.L37]=&quot;&quot;));[.L37];&quot;&quot;)">
            <text:p/>
          </table:table-cell>
          <table:table-cell table:style-name="ce110" table:formula="of:=IF(AND([.$U37] = 0;NOT([.M37]=&quot;&quot;));[.M37];&quot;&quot;)">
            <text:p/>
          </table:table-cell>
          <table:table-cell table:style-name="ce110" table:formula="of:=IF(AND([.$U37] = 0;NOT([.N37]=&quot;&quot;));[.N37];&quot;&quot;)">
            <text:p/>
          </table:table-cell>
          <table:table-cell table:style-name="ce110" table:formula="of:=IF(AND([.$U37] = 0;NOT([.O37]=&quot;&quot;));[.O37];&quot;&quot;)">
            <text:p/>
          </table:table-cell>
          <table:table-cell table:style-name="ce110" table:formula="of:=IF(AND([.$U37] = 0;NOT([.P37]=&quot;&quot;));[.P37];&quot;&quot;)">
            <text:p/>
          </table:table-cell>
          <table:table-cell table:style-name="ce110" table:formula="of:=IF(AND([.$U37] = 0;NOT([.Q37]=&quot;&quot;));[.Q37];&quot;&quot;)">
            <text:p/>
          </table:table-cell>
          <table:table-cell table:style-name="ce110" table:formula="of:=IF(AND([.$U37] = 0;NOT([.R37]=&quot;&quot;));[.R37];&quot;&quot;)">
            <text:p/>
          </table:table-cell>
          <table:table-cell table:style-name="ce110" table:formula="of:=IF(AND([.$U37] = 0;NOT([.S37]=&quot;&quot;));[.S37];&quot;&quot;)">
            <text:p/>
          </table:table-cell>
          <table:table-cell table:style-name="ce110" table:formula="of:=IF(AND([.$U37] = 0;NOT([.T37]=&quot;&quot;));[.T37];&quot;&quot;)">
            <text:p/>
          </table:table-cell>
          <table:table-cell table:style-name="ce110" table:formula="of:=IF(AND([.$U37] = 0;NOT([.U37]=&quot;&quot;));[.U37];&quot;&quot;)">
            <text:p/>
          </table:table-cell>
          <table:table-cell table:style-name="ce110" table:formula="of:=IF(AND([.$U37] = 0;NOT([.V37]=&quot;&quot;));[.V37];&quot;&quot;)">
            <text:p/>
          </table:table-cell>
          <table:table-cell table:style-name="ce110" table:formula="of:=IF(AND([.$U37] = 0;NOT([.W37]=&quot;&quot;));[.W37];&quot;&quot;)">
            <text:p/>
          </table:table-cell>
          <table:table-cell table:style-name="ce110" table:formula="of:=IF(AND([.$U37] = 0;NOT([.X37]=&quot;&quot;));[.X37];&quot;&quot;)">
            <text:p/>
          </table:table-cell>
          <table:table-cell table:style-name="ce110" table:formula="of:=IF(AND([.$U37] = 0;NOT([.Y37]=&quot;&quot;));[.Y37];&quot;&quot;)">
            <text:p/>
          </table:table-cell>
          <table:table-cell table:style-name="ce110" table:formula="of:=IF(AND([.$U37] = 0;NOT([.Z37]=&quot;&quot;));[.Z37];&quot;&quot;)">
            <text:p/>
          </table:table-cell>
          <table:table-cell table:style-name="ce25" table:formula="of:=IF(AND([.$U37] = 0;NOT([.AA37]=&quot;&quot;));[.AA37];&quot;&quot;)">
            <text:p/>
          </table:table-cell>
          <table:table-cell table:style-name="Default" table:number-columns-repeated="3"/>
          <table:table-cell table:style-name="ce126" table:formula="of:=IF(AND(0.1&lt;[.$Z37];[.$Z37]&lt;0.25; NOT([.A37]=&quot;&quot;));[.A37];&quot;&quot;)" office:value-type="float" office:value="33" calcext:value-type="float">
            <text:p>33.0000</text:p>
          </table:table-cell>
          <table:table-cell table:style-name="ce44" table:formula="of:=IF(AND(0.1&lt;[.$Z37];[.$Z37]&lt;0.25; NOT([.B37]=&quot;&quot;));[.B37];&quot;&quot;)" office:value-type="float" office:value="1.72788" calcext:value-type="float">
            <text:p>1.7279</text:p>
          </table:table-cell>
          <table:table-cell table:style-name="ce44" table:formula="of:=IF(AND(0.1&lt;[.$Z37];[.$Z37]&lt;0.25; NOT([.C37]=&quot;&quot;));[.C37];&quot;&quot;)" office:value-type="float" office:value="-1.5708" calcext:value-type="float">
            <text:p>-1.5708</text:p>
          </table:table-cell>
          <table:table-cell table:style-name="ce44" table:formula="of:=IF(AND(0.1&lt;[.$Z37];[.$Z37]&lt;0.25; NOT([.D37]=&quot;&quot;));[.D37];&quot;&quot;)" office:value-type="float" office:value="1.85005" calcext:value-type="float">
            <text:p>1.8501</text:p>
          </table:table-cell>
          <table:table-cell table:style-name="ce44" table:formula="of:=IF(AND(0.1&lt;[.$Z37];[.$Z37]&lt;0.25; NOT([.E37]=&quot;&quot;));[.E37];&quot;&quot;)" office:value-type="float" office:value="-2.16421" calcext:value-type="float">
            <text:p>-2.1642</text:p>
          </table:table-cell>
          <table:table-cell table:style-name="ce44" table:formula="of:=IF(AND(0.1&lt;[.$Z37];[.$Z37]&lt;0.25; NOT([.F37]=&quot;&quot;));[.F37];&quot;&quot;)" office:value-type="float" office:value="-1.48353" calcext:value-type="float">
            <text:p>-1.4835</text:p>
          </table:table-cell>
          <table:table-cell table:style-name="ce44" table:formula="of:=IF(AND(0.1&lt;[.$Z37];[.$Z37]&lt;0.25; NOT([.G37]=&quot;&quot;));[.G37];&quot;&quot;)" office:value-type="float" office:value="-1.76278" calcext:value-type="float">
            <text:p>-1.7628</text:p>
          </table:table-cell>
          <table:table-cell table:style-name="ce44" table:formula="of:=IF(AND(0.1&lt;[.$Z37];[.$Z37]&lt;0.25; NOT([.H37]=&quot;&quot;));[.H37];&quot;&quot;)">
            <text:p/>
          </table:table-cell>
          <table:table-cell table:style-name="ce44" table:formula="of:=IF(AND(0.1&lt;[.$Z37];[.$Z37]&lt;0.25; NOT([.I37]=&quot;&quot;));[.I37];&quot;&quot;)">
            <text:p/>
          </table:table-cell>
          <table:table-cell table:style-name="ce44" table:formula="of:=IF(AND(0.1&lt;[.$Z37];[.$Z37]&lt;0.25; NOT([.J37]=&quot;&quot;));[.J37];&quot;&quot;)" office:value-type="float" office:value="34" calcext:value-type="float">
            <text:p>34.0000</text:p>
          </table:table-cell>
          <table:table-cell table:style-name="ce44" table:formula="of:=IF(AND(0.1&lt;[.$Z37];[.$Z37]&lt;0.25; NOT([.K37]=&quot;&quot;));[.K37];&quot;&quot;)" office:value-type="float" office:value="0.341" calcext:value-type="float">
            <text:p>0.3410</text:p>
          </table:table-cell>
          <table:table-cell table:style-name="ce44" table:formula="of:=IF(AND(0.1&lt;[.$Z37];[.$Z37]&lt;0.25; NOT([.L37]=&quot;&quot;));[.L37];&quot;&quot;)" office:value-type="float" office:value="-0.1027" calcext:value-type="float">
            <text:p>-0.1027</text:p>
          </table:table-cell>
          <table:table-cell table:style-name="ce44" table:formula="of:=IF(AND(0.1&lt;[.$Z37];[.$Z37]&lt;0.25; NOT([.M37]=&quot;&quot;));[.M37];&quot;&quot;)">
            <text:p/>
          </table:table-cell>
          <table:table-cell table:style-name="ce44" table:formula="of:=IF(AND(0.1&lt;[.$Z37];[.$Z37]&lt;0.25; NOT([.N37]=&quot;&quot;));[.N37];&quot;&quot;)">
            <text:p/>
          </table:table-cell>
          <table:table-cell table:style-name="ce44" table:formula="of:=IF(AND(0.1&lt;[.$Z37];[.$Z37]&lt;0.25; NOT([.O37]=&quot;&quot;));[.O37];&quot;&quot;)" office:value-type="float" office:value="33" calcext:value-type="float">
            <text:p>33.0000</text:p>
          </table:table-cell>
          <table:table-cell table:style-name="ce44" table:formula="of:=IF(AND(0.1&lt;[.$Z37];[.$Z37]&lt;0.25; NOT([.P37]=&quot;&quot;));[.P37];&quot;&quot;)" office:value-type="float" office:value="2.3574" calcext:value-type="float">
            <text:p>2.3574</text:p>
          </table:table-cell>
          <table:table-cell table:style-name="ce44" table:formula="of:=IF(AND(0.1&lt;[.$Z37];[.$Z37]&lt;0.25; NOT([.Q37]=&quot;&quot;));[.Q37];&quot;&quot;)" office:value-type="float" office:value="-2.3574" calcext:value-type="float">
            <text:p>-2.3574</text:p>
          </table:table-cell>
          <table:table-cell table:style-name="ce44" table:formula="of:=IF(AND(0.1&lt;[.$Z37];[.$Z37]&lt;0.25; NOT([.R37]=&quot;&quot;));[.R37];&quot;&quot;)" office:value-type="float" office:value="38" calcext:value-type="float">
            <text:p>38.0000</text:p>
          </table:table-cell>
          <table:table-cell table:style-name="ce44" table:formula="of:=IF(AND(0.1&lt;[.$Z37];[.$Z37]&lt;0.25; NOT([.S37]=&quot;&quot;));[.S37];&quot;&quot;)" office:value-type="float" office:value="2.3702742812" calcext:value-type="float">
            <text:p>2.3703</text:p>
          </table:table-cell>
          <table:table-cell table:style-name="ce44" table:formula="of:=IF(AND(0.1&lt;[.$Z37];[.$Z37]&lt;0.25; NOT([.T37]=&quot;&quot;));[.T37];&quot;&quot;)" office:value-type="float" office:value="-1" calcext:value-type="float">
            <text:p>-1.0000</text:p>
          </table:table-cell>
          <table:table-cell table:style-name="ce44" table:formula="of:=IF(AND(0.1&lt;[.$Z37];[.$Z37]&lt;0.25; NOT([.U37]=&quot;&quot;));[.U37];&quot;&quot;)" office:value-type="float" office:value="1" calcext:value-type="float">
            <text:p>1.0000</text:p>
          </table:table-cell>
          <table:table-cell table:style-name="ce44" table:formula="of:=IF(AND(0.1&lt;[.$Z37];[.$Z37]&lt;0.25; NOT([.V37]=&quot;&quot;));[.V37];&quot;&quot;)" office:value-type="float" office:value="0" calcext:value-type="float">
            <text:p>0.0000</text:p>
          </table:table-cell>
          <table:table-cell table:style-name="ce44" table:formula="of:=IF(AND(0.1&lt;[.$Z37];[.$Z37]&lt;0.25; NOT([.W37]=&quot;&quot;));[.W37];&quot;&quot;)">
            <text:p/>
          </table:table-cell>
          <table:table-cell table:style-name="ce44" table:formula="of:=IF(AND(0.1&lt;[.$Z37];[.$Z37]&lt;0.25; NOT([.X37]=&quot;&quot;));[.X37];&quot;&quot;)">
            <text:p/>
          </table:table-cell>
          <table:table-cell table:style-name="ce44" table:formula="of:=IF(AND(0.1&lt;[.$Z37];[.$Z37]&lt;0.25; NOT([.Y37]=&quot;&quot;));[.Y37];&quot;&quot;)" office:value-type="float" office:value="33" calcext:value-type="float">
            <text:p>33.0000</text:p>
          </table:table-cell>
          <table:table-cell table:style-name="ce44" table:formula="of:=IF(AND(0.1&lt;[.$Z37];[.$Z37]&lt;0.25; NOT([.Z37]=&quot;&quot;));[.Z37];&quot;&quot;)" office:value-type="float" office:value="0.1686" calcext:value-type="float">
            <text:p>0.1686</text:p>
          </table:table-cell>
          <table:table-cell table:style-name="ce44" table:formula="of:=IF(AND(0.1&lt;[.$Z37];[.$Z37]&lt;0.25; NOT([.AA37]=&quot;&quot;));[.AA37];&quot;&quot;)" office:value-type="float" office:value="-0.7402" calcext:value-type="float">
            <text:p>-0.7402</text:p>
          </table:table-cell>
          <table:table-cell table:style-name="Default" table:number-columns-repeated="3"/>
          <table:table-cell table:style-name="ce126" table:formula="of:=IF(AND(OR(0.1&gt;[.$Z37];[.$Z37]&gt;0.25);NOT([.A37]=&quot;&quot;));[.A37];&quot;&quot;)">
            <text:p/>
          </table:table-cell>
          <table:table-cell table:style-name="ce44" table:formula="of:=IF(AND(OR(0.1&gt;[.$Z37];[.$Z37]&gt;0.25);NOT([.B37]=&quot;&quot;));[.B37];&quot;&quot;)">
            <text:p/>
          </table:table-cell>
          <table:table-cell table:style-name="ce44" table:formula="of:=IF(AND(OR(0.1&gt;[.$Z37];[.$Z37]&gt;0.25);NOT([.C37]=&quot;&quot;));[.C37];&quot;&quot;)">
            <text:p/>
          </table:table-cell>
          <table:table-cell table:style-name="ce44" table:formula="of:=IF(AND(OR(0.1&gt;[.$Z37];[.$Z37]&gt;0.25);NOT([.D37]=&quot;&quot;));[.D37];&quot;&quot;)">
            <text:p/>
          </table:table-cell>
          <table:table-cell table:style-name="ce44" table:formula="of:=IF(AND(OR(0.1&gt;[.$Z37];[.$Z37]&gt;0.25);NOT([.E37]=&quot;&quot;));[.E37];&quot;&quot;)">
            <text:p/>
          </table:table-cell>
          <table:table-cell table:style-name="ce44" table:formula="of:=IF(AND(OR(0.1&gt;[.$Z37];[.$Z37]&gt;0.25);NOT([.F37]=&quot;&quot;));[.F37];&quot;&quot;)">
            <text:p/>
          </table:table-cell>
          <table:table-cell table:style-name="ce44" table:formula="of:=IF(AND(OR(0.1&gt;[.$Z37];[.$Z37]&gt;0.25);NOT([.G37]=&quot;&quot;));[.G37];&quot;&quot;)">
            <text:p/>
          </table:table-cell>
          <table:table-cell table:style-name="ce44" table:formula="of:=IF(AND(OR(0.1&gt;[.$Z37];[.$Z37]&gt;0.25);NOT([.H37]=&quot;&quot;));[.H37];&quot;&quot;)">
            <text:p/>
          </table:table-cell>
          <table:table-cell table:style-name="ce44" table:formula="of:=IF(AND(OR(0.1&gt;[.$Z37];[.$Z37]&gt;0.25);NOT([.I37]=&quot;&quot;));[.I37];&quot;&quot;)">
            <text:p/>
          </table:table-cell>
          <table:table-cell table:style-name="ce44" table:formula="of:=IF(AND(OR(0.1&gt;[.$Z37];[.$Z37]&gt;0.25);NOT([.J37]=&quot;&quot;));[.J37];&quot;&quot;)">
            <text:p/>
          </table:table-cell>
          <table:table-cell table:style-name="ce44" table:formula="of:=IF(AND(OR(0.1&gt;[.$Z37];[.$Z37]&gt;0.25);NOT([.K37]=&quot;&quot;));[.K37];&quot;&quot;)">
            <text:p/>
          </table:table-cell>
          <table:table-cell table:style-name="ce44" table:formula="of:=IF(AND(OR(0.1&gt;[.$Z37];[.$Z37]&gt;0.25);NOT([.L37]=&quot;&quot;));[.L37];&quot;&quot;)">
            <text:p/>
          </table:table-cell>
          <table:table-cell table:style-name="ce44" table:formula="of:=IF(AND(OR(0.1&gt;[.$Z37];[.$Z37]&gt;0.25);NOT([.M37]=&quot;&quot;));[.M37];&quot;&quot;)">
            <text:p/>
          </table:table-cell>
          <table:table-cell table:style-name="ce44" table:formula="of:=IF(AND(OR(0.1&gt;[.$Z37];[.$Z37]&gt;0.25);NOT([.N37]=&quot;&quot;));[.N37];&quot;&quot;)">
            <text:p/>
          </table:table-cell>
          <table:table-cell table:style-name="ce128" table:formula="of:=IF(AND(OR(0.1&gt;[.$Z37];[.$Z37]&gt;0.25);NOT([.O37]=&quot;&quot;));[.O37];&quot;&quot;)">
            <text:p/>
          </table:table-cell>
          <table:table-cell table:style-name="ce44" table:formula="of:=IF(AND(OR(0.1&gt;[.$Z37];[.$Z37]&gt;0.25);NOT([.P37]=&quot;&quot;));[.P37];&quot;&quot;)">
            <text:p/>
          </table:table-cell>
          <table:table-cell table:style-name="ce44" table:formula="of:=IF(AND(OR(0.1&gt;[.$Z37];[.$Z37]&gt;0.25);NOT([.Q37]=&quot;&quot;));[.Q37];&quot;&quot;)">
            <text:p/>
          </table:table-cell>
          <table:table-cell table:style-name="ce44" table:formula="of:=IF(AND(OR(0.1&gt;[.$Z37];[.$Z37]&gt;0.25);NOT([.R37]=&quot;&quot;));[.R37];&quot;&quot;)">
            <text:p/>
          </table:table-cell>
          <table:table-cell table:style-name="ce44" table:formula="of:=IF(AND(OR(0.1&gt;[.$Z37];[.$Z37]&gt;0.25);NOT([.S37]=&quot;&quot;));[.S37];&quot;&quot;)">
            <text:p/>
          </table:table-cell>
          <table:table-cell table:style-name="ce44" table:formula="of:=IF(AND(OR(0.1&gt;[.$Z37];[.$Z37]&gt;0.25);NOT([.T37]=&quot;&quot;));[.T37];&quot;&quot;)">
            <text:p/>
          </table:table-cell>
          <table:table-cell table:style-name="ce44" table:formula="of:=IF(AND(OR(0.1&gt;[.$Z37];[.$Z37]&gt;0.25);NOT([.U37]=&quot;&quot;));[.U37];&quot;&quot;)">
            <text:p/>
          </table:table-cell>
          <table:table-cell table:style-name="ce44" table:formula="of:=IF(AND(OR(0.1&gt;[.$Z37];[.$Z37]&gt;0.25);NOT([.V37]=&quot;&quot;));[.V37];&quot;&quot;)">
            <text:p/>
          </table:table-cell>
          <table:table-cell table:style-name="ce44" table:formula="of:=IF(AND(OR(0.1&gt;[.$Z37];[.$Z37]&gt;0.25);NOT([.W37]=&quot;&quot;));[.W37];&quot;&quot;)">
            <text:p/>
          </table:table-cell>
          <table:table-cell table:style-name="ce44" table:formula="of:=IF(AND(OR(0.1&gt;[.$Z37];[.$Z37]&gt;0.25);NOT([.X37]=&quot;&quot;));[.X37];&quot;&quot;)">
            <text:p/>
          </table:table-cell>
          <table:table-cell table:style-name="ce128" table:formula="of:=IF(AND(OR(0.1&gt;[.$Z37];[.$Z37]&gt;0.25);NOT([.Y37]=&quot;&quot;));[.Y37];&quot;&quot;)">
            <text:p/>
          </table:table-cell>
          <table:table-cell table:style-name="ce44" table:formula="of:=IF(AND(OR(0.1&gt;[.$Z37];[.$Z37]&gt;0.25);NOT([.Z37]=&quot;&quot;));[.Z37];&quot;&quot;)">
            <text:p/>
          </table:table-cell>
          <table:table-cell table:style-name="ce44" table:formula="of:=IF(AND(OR(0.1&gt;[.$Z37];[.$Z37]&gt;0.25);NOT([.AA37]=&quot;&quot;));[.AA37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35" calcext:value-type="float">
            <text:p>35</text:p>
          </table:table-cell>
          <table:table-cell table:style-name="ce15" office:value-type="float" office:value="0.341" calcext:value-type="float">
            <text:p>0.3410</text:p>
          </table:table-cell>
          <table:table-cell table:style-name="ce15" office:value-type="float" office:value="-0.1027" calcext:value-type="float">
            <text:p>-0.1027</text:p>
          </table:table-cell>
          <table:table-cell table:style-name="Default" table:number-columns-repeated="2"/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2.3556" calcext:value-type="float">
            <text:p>2.3556</text:p>
          </table:table-cell>
          <table:table-cell table:style-name="ce10" office:value-type="float" office:value="-2.3556" calcext:value-type="float">
            <text:p>-2.355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395167148" calcext:value-type="float">
            <text:p>2.39516714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0.1667" calcext:value-type="float">
            <text:p>0.1667</text:p>
          </table:table-cell>
          <table:table-cell table:style-name="ce25" office:value-type="float" office:value="-0.7442" calcext:value-type="float">
            <text:p>-0.7442</text:p>
          </table:table-cell>
          <table:table-cell table:style-name="Default" table:number-columns-repeated="3"/>
          <table:table-cell table:style-name="ce31" table:formula="of:=IF(AND(0.15&lt;[.$Z38];[.$Z38]&lt;0.2; NOT([.A38]=&quot;&quot;));[.A38];&quot;&quot;)" office:value-type="float" office:value="34" calcext:value-type="float">
            <text:p>34</text:p>
          </table:table-cell>
          <table:table-cell table:style-name="ce33" table:formula="of:=IF(AND(0.15&lt;[.$Z38];[.$Z38]&lt;0.2; NOT([.B38]=&quot;&quot;));[.B38];&quot;&quot;)" office:value-type="float" office:value="1.72788" calcext:value-type="float">
            <text:p>1.7279</text:p>
          </table:table-cell>
          <table:table-cell table:style-name="ce33" table:formula="of:=IF(AND(0.15&lt;[.$Z38];[.$Z38]&lt;0.2; NOT([.C38]=&quot;&quot;));[.C38];&quot;&quot;)" office:value-type="float" office:value="-1.5708" calcext:value-type="float">
            <text:p>-1.5708</text:p>
          </table:table-cell>
          <table:table-cell table:style-name="ce33" table:formula="of:=IF(AND(0.15&lt;[.$Z38];[.$Z38]&lt;0.2; NOT([.D38]=&quot;&quot;));[.D38];&quot;&quot;)" office:value-type="float" office:value="1.85005" calcext:value-type="float">
            <text:p>1.8501</text:p>
          </table:table-cell>
          <table:table-cell table:style-name="ce33" table:formula="of:=IF(AND(0.15&lt;[.$Z38];[.$Z38]&lt;0.2; NOT([.E38]=&quot;&quot;));[.E38];&quot;&quot;)" office:value-type="float" office:value="-2.16421" calcext:value-type="float">
            <text:p>-2.1642</text:p>
          </table:table-cell>
          <table:table-cell table:style-name="ce33" table:formula="of:=IF(AND(0.15&lt;[.$Z38];[.$Z38]&lt;0.2; NOT([.F38]=&quot;&quot;));[.F38];&quot;&quot;)" office:value-type="float" office:value="-1.48353" calcext:value-type="float">
            <text:p>-1.4835</text:p>
          </table:table-cell>
          <table:table-cell table:style-name="ce33" table:formula="of:=IF(AND(0.15&lt;[.$Z38];[.$Z38]&lt;0.2; NOT([.G38]=&quot;&quot;));[.G38];&quot;&quot;)" office:value-type="float" office:value="-1.76278" calcext:value-type="float">
            <text:p>-1.7628</text:p>
          </table:table-cell>
          <table:table-cell table:style-name="ce33" table:formula="of:=IF(AND(0.15&lt;[.$Z38];[.$Z38]&lt;0.2; NOT([.H38]=&quot;&quot;));[.H38];&quot;&quot;)">
            <text:p/>
          </table:table-cell>
          <table:table-cell table:style-name="ce33" table:formula="of:=IF(AND(0.15&lt;[.$Z38];[.$Z38]&lt;0.2; NOT([.I38]=&quot;&quot;));[.I38];&quot;&quot;)">
            <text:p/>
          </table:table-cell>
          <table:table-cell table:style-name="ce39" table:formula="of:=IF(AND(0.15&lt;[.$Z38];[.$Z38]&lt;0.2; NOT([.J38]=&quot;&quot;));[.J38];&quot;&quot;)" office:value-type="float" office:value="35" calcext:value-type="float">
            <text:p>35</text:p>
          </table:table-cell>
          <table:table-cell table:style-name="ce33" table:formula="of:=IF(AND(0.15&lt;[.$Z38];[.$Z38]&lt;0.2; NOT([.K38]=&quot;&quot;));[.K38];&quot;&quot;)" office:value-type="float" office:value="0.341" calcext:value-type="float">
            <text:p>0.3410</text:p>
          </table:table-cell>
          <table:table-cell table:style-name="ce33" table:formula="of:=IF(AND(0.15&lt;[.$Z38];[.$Z38]&lt;0.2; NOT([.L38]=&quot;&quot;));[.L38];&quot;&quot;)" office:value-type="float" office:value="-0.1027" calcext:value-type="float">
            <text:p>-0.1027</text:p>
          </table:table-cell>
          <table:table-cell table:style-name="ce33" table:formula="of:=IF(AND(0.15&lt;[.$Z38];[.$Z38]&lt;0.2; NOT([.M38]=&quot;&quot;));[.M38];&quot;&quot;)">
            <text:p/>
          </table:table-cell>
          <table:table-cell table:style-name="ce33" table:formula="of:=IF(AND(0.15&lt;[.$Z38];[.$Z38]&lt;0.2; NOT([.N38]=&quot;&quot;));[.N38];&quot;&quot;)">
            <text:p/>
          </table:table-cell>
          <table:table-cell table:style-name="ce39" table:formula="of:=IF(AND(0.15&lt;[.$Z38];[.$Z38]&lt;0.2; NOT([.O38]=&quot;&quot;));[.O38];&quot;&quot;)" office:value-type="float" office:value="34" calcext:value-type="float">
            <text:p>34</text:p>
          </table:table-cell>
          <table:table-cell table:style-name="ce33" table:formula="of:=IF(AND(0.15&lt;[.$Z38];[.$Z38]&lt;0.2; NOT([.P38]=&quot;&quot;));[.P38];&quot;&quot;)" office:value-type="float" office:value="2.3556" calcext:value-type="float">
            <text:p>2.3556</text:p>
          </table:table-cell>
          <table:table-cell table:style-name="ce33" table:formula="of:=IF(AND(0.15&lt;[.$Z38];[.$Z38]&lt;0.2; NOT([.Q38]=&quot;&quot;));[.Q38];&quot;&quot;)" office:value-type="float" office:value="-2.3556" calcext:value-type="float">
            <text:p>-2.3556</text:p>
          </table:table-cell>
          <table:table-cell table:style-name="ce33" table:formula="of:=IF(AND(0.15&lt;[.$Z38];[.$Z38]&lt;0.2; NOT([.R38]=&quot;&quot;));[.R38];&quot;&quot;)" office:value-type="float" office:value="38" calcext:value-type="float">
            <text:p>38.0000</text:p>
          </table:table-cell>
          <table:table-cell table:style-name="ce33" table:formula="of:=IF(AND(0.15&lt;[.$Z38];[.$Z38]&lt;0.2; NOT([.S38]=&quot;&quot;));[.S38];&quot;&quot;)" office:value-type="float" office:value="2.395167148" calcext:value-type="float">
            <text:p>2.3952</text:p>
          </table:table-cell>
          <table:table-cell table:style-name="ce39" table:formula="of:=IF(AND(0.15&lt;[.$Z38];[.$Z38]&lt;0.2; NOT([.T38]=&quot;&quot;));[.T38];&quot;&quot;)" office:value-type="float" office:value="-1" calcext:value-type="float">
            <text:p>-1</text:p>
          </table:table-cell>
          <table:table-cell table:style-name="ce39" table:formula="of:=IF(AND(0.15&lt;[.$Z38];[.$Z38]&lt;0.2; NOT([.U38]=&quot;&quot;));[.U38];&quot;&quot;)" office:value-type="float" office:value="1" calcext:value-type="float">
            <text:p>1</text:p>
          </table:table-cell>
          <table:table-cell table:style-name="ce33" table:formula="of:=IF(AND(0.15&lt;[.$Z38];[.$Z38]&lt;0.2; NOT([.V38]=&quot;&quot;));[.V38];&quot;&quot;)" office:value-type="float" office:value="0" calcext:value-type="float">
            <text:p>0.0000</text:p>
          </table:table-cell>
          <table:table-cell table:style-name="ce33" table:formula="of:=IF(AND(0.15&lt;[.$Z38];[.$Z38]&lt;0.2; NOT([.W38]=&quot;&quot;));[.W38];&quot;&quot;)">
            <text:p/>
          </table:table-cell>
          <table:table-cell table:style-name="ce33" table:formula="of:=IF(AND(0.15&lt;[.$Z38];[.$Z38]&lt;0.2; NOT([.X38]=&quot;&quot;));[.X38];&quot;&quot;)">
            <text:p/>
          </table:table-cell>
          <table:table-cell table:style-name="ce39" table:formula="of:=IF(AND(0.15&lt;[.$Z38];[.$Z38]&lt;0.2; NOT([.Y38]=&quot;&quot;));[.Y38];&quot;&quot;)" office:value-type="float" office:value="34" calcext:value-type="float">
            <text:p>34</text:p>
          </table:table-cell>
          <table:table-cell table:style-name="ce33" table:formula="of:=IF(AND(0.15&lt;[.$Z38];[.$Z38]&lt;0.2; NOT([.Z38]=&quot;&quot;));[.Z38];&quot;&quot;)" office:value-type="float" office:value="0.1667" calcext:value-type="float">
            <text:p>0.1667</text:p>
          </table:table-cell>
          <table:table-cell table:style-name="ce44" table:formula="of:=IF(AND(0.15&lt;[.$Z38];[.$Z38]&lt;0.2; NOT([.AA38]=&quot;&quot;));[.AA38];&quot;&quot;)" office:value-type="float" office:value="-0.7442" calcext:value-type="float">
            <text:p>-0.7442</text:p>
          </table:table-cell>
          <table:table-cell table:style-name="Default" table:number-columns-repeated="3"/>
          <table:table-cell table:style-name="ce31" table:formula="of:=IF(AND(OR(0.15&gt;[.$Z38];[.$Z38]&gt;0.2);NOT([.A38]=&quot;&quot;));[.A38];&quot;&quot;)">
            <text:p/>
          </table:table-cell>
          <table:table-cell table:style-name="ce33" table:formula="of:=IF(AND(OR(0.15&gt;[.$Z38];[.$Z38]&gt;0.2);NOT([.B38]=&quot;&quot;));[.B38];&quot;&quot;)">
            <text:p/>
          </table:table-cell>
          <table:table-cell table:style-name="ce33" table:formula="of:=IF(AND(OR(0.15&gt;[.$Z38];[.$Z38]&gt;0.2);NOT([.C38]=&quot;&quot;));[.C38];&quot;&quot;)">
            <text:p/>
          </table:table-cell>
          <table:table-cell table:style-name="ce33" table:formula="of:=IF(AND(OR(0.15&gt;[.$Z38];[.$Z38]&gt;0.2);NOT([.D38]=&quot;&quot;));[.D38];&quot;&quot;)">
            <text:p/>
          </table:table-cell>
          <table:table-cell table:style-name="ce33" table:formula="of:=IF(AND(OR(0.15&gt;[.$Z38];[.$Z38]&gt;0.2);NOT([.E38]=&quot;&quot;));[.E38];&quot;&quot;)">
            <text:p/>
          </table:table-cell>
          <table:table-cell table:style-name="ce33" table:formula="of:=IF(AND(OR(0.15&gt;[.$Z38];[.$Z38]&gt;0.2);NOT([.F38]=&quot;&quot;));[.F38];&quot;&quot;)">
            <text:p/>
          </table:table-cell>
          <table:table-cell table:style-name="ce33" table:formula="of:=IF(AND(OR(0.15&gt;[.$Z38];[.$Z38]&gt;0.2);NOT([.G38]=&quot;&quot;));[.G38];&quot;&quot;)">
            <text:p/>
          </table:table-cell>
          <table:table-cell table:style-name="ce33" table:formula="of:=IF(AND(OR(0.15&gt;[.$Z38];[.$Z38]&gt;0.2);NOT([.H38]=&quot;&quot;));[.H38];&quot;&quot;)">
            <text:p/>
          </table:table-cell>
          <table:table-cell table:style-name="ce33" table:formula="of:=IF(AND(OR(0.15&gt;[.$Z38];[.$Z38]&gt;0.2);NOT([.I38]=&quot;&quot;));[.I38];&quot;&quot;)">
            <text:p/>
          </table:table-cell>
          <table:table-cell table:style-name="ce39" table:formula="of:=IF(AND(OR(0.15&gt;[.$Z38];[.$Z38]&gt;0.2);NOT([.J38]=&quot;&quot;));[.J38];&quot;&quot;)">
            <text:p/>
          </table:table-cell>
          <table:table-cell table:style-name="ce33" table:formula="of:=IF(AND(OR(0.15&gt;[.$Z38];[.$Z38]&gt;0.2);NOT([.K38]=&quot;&quot;));[.K38];&quot;&quot;)">
            <text:p/>
          </table:table-cell>
          <table:table-cell table:style-name="ce33" table:formula="of:=IF(AND(OR(0.15&gt;[.$Z38];[.$Z38]&gt;0.2);NOT([.L38]=&quot;&quot;));[.L38];&quot;&quot;)">
            <text:p/>
          </table:table-cell>
          <table:table-cell table:style-name="ce33" table:formula="of:=IF(AND(OR(0.15&gt;[.$Z38];[.$Z38]&gt;0.2);NOT([.M38]=&quot;&quot;));[.M38];&quot;&quot;)">
            <text:p/>
          </table:table-cell>
          <table:table-cell table:style-name="ce33" table:formula="of:=IF(AND(OR(0.15&gt;[.$Z38];[.$Z38]&gt;0.2);NOT([.N38]=&quot;&quot;));[.N38];&quot;&quot;)">
            <text:p/>
          </table:table-cell>
          <table:table-cell table:style-name="ce39" table:formula="of:=IF(AND(OR(0.15&gt;[.$Z38];[.$Z38]&gt;0.2);NOT([.O38]=&quot;&quot;));[.O38];&quot;&quot;)">
            <text:p/>
          </table:table-cell>
          <table:table-cell table:style-name="ce33" table:formula="of:=IF(AND(OR(0.15&gt;[.$Z38];[.$Z38]&gt;0.2);NOT([.P38]=&quot;&quot;));[.P38];&quot;&quot;)">
            <text:p/>
          </table:table-cell>
          <table:table-cell table:style-name="ce33" table:formula="of:=IF(AND(OR(0.15&gt;[.$Z38];[.$Z38]&gt;0.2);NOT([.Q38]=&quot;&quot;));[.Q38];&quot;&quot;)">
            <text:p/>
          </table:table-cell>
          <table:table-cell table:style-name="ce33" table:formula="of:=IF(AND(OR(0.15&gt;[.$Z38];[.$Z38]&gt;0.2);NOT([.R38]=&quot;&quot;));[.R38];&quot;&quot;)">
            <text:p/>
          </table:table-cell>
          <table:table-cell table:style-name="ce33" table:formula="of:=IF(AND(OR(0.15&gt;[.$Z38];[.$Z38]&gt;0.2);NOT([.S38]=&quot;&quot;));[.S38];&quot;&quot;)">
            <text:p/>
          </table:table-cell>
          <table:table-cell table:style-name="ce39" table:formula="of:=IF(AND(OR(0.15&gt;[.$Z38];[.$Z38]&gt;0.2);NOT([.T38]=&quot;&quot;));[.T38];&quot;&quot;)">
            <text:p/>
          </table:table-cell>
          <table:table-cell table:style-name="ce39" table:formula="of:=IF(AND(OR(0.15&gt;[.$Z38];[.$Z38]&gt;0.2);NOT([.U38]=&quot;&quot;));[.U38];&quot;&quot;)">
            <text:p/>
          </table:table-cell>
          <table:table-cell table:style-name="ce33" table:formula="of:=IF(AND(OR(0.15&gt;[.$Z38];[.$Z38]&gt;0.2);NOT([.V38]=&quot;&quot;));[.V38];&quot;&quot;)">
            <text:p/>
          </table:table-cell>
          <table:table-cell table:style-name="ce33" table:formula="of:=IF(AND(OR(0.15&gt;[.$Z38];[.$Z38]&gt;0.2);NOT([.W38]=&quot;&quot;));[.W38];&quot;&quot;)">
            <text:p/>
          </table:table-cell>
          <table:table-cell table:style-name="ce33" table:formula="of:=IF(AND(OR(0.15&gt;[.$Z38];[.$Z38]&gt;0.2);NOT([.X38]=&quot;&quot;));[.X38];&quot;&quot;)">
            <text:p/>
          </table:table-cell>
          <table:table-cell table:style-name="ce39" table:formula="of:=IF(AND(OR(0.15&gt;[.$Z38];[.$Z38]&gt;0.2);NOT([.Y38]=&quot;&quot;));[.Y38];&quot;&quot;)">
            <text:p/>
          </table:table-cell>
          <table:table-cell table:style-name="ce33" table:formula="of:=IF(AND(OR(0.15&gt;[.$Z38];[.$Z38]&gt;0.2);NOT([.Z38]=&quot;&quot;));[.Z38];&quot;&quot;)">
            <text:p/>
          </table:table-cell>
          <table:table-cell table:style-name="ce44" table:formula="of:=IF(AND(OR(0.15&gt;[.$Z38];[.$Z38]&gt;0.2);NOT([.AA38]=&quot;&quot;));[.AA38];&quot;&quot;)">
            <text:p/>
          </table:table-cell>
          <table:table-cell table:style-name="Default" table:number-columns-repeated="3"/>
          <table:table-cell table:style-name="ce4" table:formula="of:=IF(AND([.$U38] = 1;NOT([.A38]=&quot;&quot;));[.A38];&quot;&quot;)" office:value-type="float" office:value="34" calcext:value-type="float">
            <text:p>34</text:p>
          </table:table-cell>
          <table:table-cell table:style-name="ce110" table:formula="of:=IF(AND([.$U38] = 1;NOT([.B38]=&quot;&quot;));[.B38];&quot;&quot;)" office:value-type="float" office:value="1.72788" calcext:value-type="float">
            <text:p>1.72788</text:p>
          </table:table-cell>
          <table:table-cell table:style-name="ce110" table:formula="of:=IF(AND([.$U38] = 1;NOT([.C38]=&quot;&quot;));[.C38];&quot;&quot;)" office:value-type="float" office:value="-1.5708" calcext:value-type="float">
            <text:p>-1.5708</text:p>
          </table:table-cell>
          <table:table-cell table:style-name="ce110" table:formula="of:=IF(AND([.$U38] = 1;NOT([.D38]=&quot;&quot;));[.D38];&quot;&quot;)" office:value-type="float" office:value="1.85005" calcext:value-type="float">
            <text:p>1.85005</text:p>
          </table:table-cell>
          <table:table-cell table:style-name="ce110" table:formula="of:=IF(AND([.$U38] = 1;NOT([.E38]=&quot;&quot;));[.E38];&quot;&quot;)" office:value-type="float" office:value="-2.16421" calcext:value-type="float">
            <text:p>-2.16421</text:p>
          </table:table-cell>
          <table:table-cell table:style-name="ce110" table:formula="of:=IF(AND([.$U38] = 1;NOT([.F38]=&quot;&quot;));[.F38];&quot;&quot;)" office:value-type="float" office:value="-1.48353" calcext:value-type="float">
            <text:p>-1.48353</text:p>
          </table:table-cell>
          <table:table-cell table:style-name="ce110" table:formula="of:=IF(AND([.$U38] = 1;NOT([.G38]=&quot;&quot;));[.G38];&quot;&quot;)" office:value-type="float" office:value="-1.76278" calcext:value-type="float">
            <text:p>-1.76278</text:p>
          </table:table-cell>
          <table:table-cell table:style-name="ce110" table:formula="of:=IF(AND([.$U38] = 1;NOT([.H38]=&quot;&quot;));[.H38];&quot;&quot;)">
            <text:p/>
          </table:table-cell>
          <table:table-cell table:style-name="ce110" table:formula="of:=IF(AND([.$U38] = 1;NOT([.I38]=&quot;&quot;));[.I38];&quot;&quot;)">
            <text:p/>
          </table:table-cell>
          <table:table-cell table:style-name="ce110" table:formula="of:=IF(AND([.$U38] = 1;NOT([.J38]=&quot;&quot;));[.J38];&quot;&quot;)" office:value-type="float" office:value="35" calcext:value-type="float">
            <text:p>35</text:p>
          </table:table-cell>
          <table:table-cell table:style-name="ce110" table:formula="of:=IF(AND([.$U38] = 1;NOT([.K38]=&quot;&quot;));[.K38];&quot;&quot;)" office:value-type="float" office:value="0.341" calcext:value-type="float">
            <text:p>0.341</text:p>
          </table:table-cell>
          <table:table-cell table:style-name="ce110" table:formula="of:=IF(AND([.$U38] = 1;NOT([.L38]=&quot;&quot;));[.L38];&quot;&quot;)" office:value-type="float" office:value="-0.1027" calcext:value-type="float">
            <text:p>-0.1027</text:p>
          </table:table-cell>
          <table:table-cell table:style-name="ce110" table:formula="of:=IF(AND([.$U38] = 1;NOT([.M38]=&quot;&quot;));[.M38];&quot;&quot;)">
            <text:p/>
          </table:table-cell>
          <table:table-cell table:style-name="ce110" table:formula="of:=IF(AND([.$U38] = 1;NOT([.N38]=&quot;&quot;));[.N38];&quot;&quot;)">
            <text:p/>
          </table:table-cell>
          <table:table-cell table:style-name="ce110" table:formula="of:=IF(AND([.$U38] = 1;NOT([.O38]=&quot;&quot;));[.O38];&quot;&quot;)" office:value-type="float" office:value="34" calcext:value-type="float">
            <text:p>34</text:p>
          </table:table-cell>
          <table:table-cell table:style-name="ce110" table:formula="of:=IF(AND([.$U38] = 1;NOT([.P38]=&quot;&quot;));[.P38];&quot;&quot;)" office:value-type="float" office:value="2.3556" calcext:value-type="float">
            <text:p>2.3556</text:p>
          </table:table-cell>
          <table:table-cell table:style-name="ce110" table:formula="of:=IF(AND([.$U38] = 1;NOT([.Q38]=&quot;&quot;));[.Q38];&quot;&quot;)" office:value-type="float" office:value="-2.3556" calcext:value-type="float">
            <text:p>-2.3556</text:p>
          </table:table-cell>
          <table:table-cell table:style-name="ce110" table:formula="of:=IF(AND([.$U38] = 1;NOT([.R38]=&quot;&quot;));[.R38];&quot;&quot;)" office:value-type="float" office:value="38" calcext:value-type="float">
            <text:p>38</text:p>
          </table:table-cell>
          <table:table-cell table:style-name="ce110" table:formula="of:=IF(AND([.$U38] = 1;NOT([.S38]=&quot;&quot;));[.S38];&quot;&quot;)" office:value-type="float" office:value="2.395167148" calcext:value-type="float">
            <text:p>2.395167148</text:p>
          </table:table-cell>
          <table:table-cell table:style-name="ce110" table:formula="of:=IF(AND([.$U38] = 1;NOT([.T38]=&quot;&quot;));[.T38];&quot;&quot;)" office:value-type="float" office:value="-1" calcext:value-type="float">
            <text:p>-1</text:p>
          </table:table-cell>
          <table:table-cell table:style-name="ce110" table:formula="of:=IF(AND([.$U38] = 1;NOT([.U38]=&quot;&quot;));[.U38];&quot;&quot;)" office:value-type="float" office:value="1" calcext:value-type="float">
            <text:p>1</text:p>
          </table:table-cell>
          <table:table-cell table:style-name="ce110" table:formula="of:=IF(AND([.$U38] = 1;NOT([.V38]=&quot;&quot;));[.V38];&quot;&quot;)" office:value-type="float" office:value="0" calcext:value-type="float">
            <text:p>0</text:p>
          </table:table-cell>
          <table:table-cell table:style-name="ce110" table:formula="of:=IF(AND([.$U38] = 1;NOT([.W38]=&quot;&quot;));[.W38];&quot;&quot;)">
            <text:p/>
          </table:table-cell>
          <table:table-cell table:style-name="ce110" table:formula="of:=IF(AND([.$U38] = 1;NOT([.X38]=&quot;&quot;));[.X38];&quot;&quot;)">
            <text:p/>
          </table:table-cell>
          <table:table-cell table:style-name="ce110" table:formula="of:=IF(AND([.$U38] = 1;NOT([.Y38]=&quot;&quot;));[.Y38];&quot;&quot;)" office:value-type="float" office:value="34" calcext:value-type="float">
            <text:p>34</text:p>
          </table:table-cell>
          <table:table-cell table:style-name="ce121" table:formula="of:=IF(AND([.$U38] = 1;NOT([.Z38]=&quot;&quot;));[.Z38];&quot;&quot;)" office:value-type="float" office:value="0.1667" calcext:value-type="float">
            <text:p>0.16670</text:p>
          </table:table-cell>
          <table:table-cell table:style-name="ce25" table:formula="of:=IF(AND([.$U38] = 1;NOT([.AA38]=&quot;&quot;));[.AA38];&quot;&quot;)" office:value-type="float" office:value="-0.7442" calcext:value-type="float">
            <text:p>-0.7442</text:p>
          </table:table-cell>
          <table:table-cell table:style-name="Default" table:number-columns-repeated="3"/>
          <table:table-cell table:style-name="ce4" table:formula="of:=IF(AND([.$U38] = 0;NOT([.A38]=&quot;&quot;));[.A38];&quot;&quot;)">
            <text:p/>
          </table:table-cell>
          <table:table-cell table:style-name="ce110" table:formula="of:=IF(AND([.$U38] = 0;NOT([.B38]=&quot;&quot;));[.B38];&quot;&quot;)">
            <text:p/>
          </table:table-cell>
          <table:table-cell table:style-name="ce110" table:formula="of:=IF(AND([.$U38] = 0;NOT([.C38]=&quot;&quot;));[.C38];&quot;&quot;)">
            <text:p/>
          </table:table-cell>
          <table:table-cell table:style-name="ce110" table:formula="of:=IF(AND([.$U38] = 0;NOT([.D38]=&quot;&quot;));[.D38];&quot;&quot;)">
            <text:p/>
          </table:table-cell>
          <table:table-cell table:style-name="ce110" table:formula="of:=IF(AND([.$U38] = 0;NOT([.E38]=&quot;&quot;));[.E38];&quot;&quot;)">
            <text:p/>
          </table:table-cell>
          <table:table-cell table:style-name="ce110" table:formula="of:=IF(AND([.$U38] = 0;NOT([.F38]=&quot;&quot;));[.F38];&quot;&quot;)">
            <text:p/>
          </table:table-cell>
          <table:table-cell table:style-name="ce110" table:formula="of:=IF(AND([.$U38] = 0;NOT([.G38]=&quot;&quot;));[.G38];&quot;&quot;)">
            <text:p/>
          </table:table-cell>
          <table:table-cell table:style-name="ce110" table:formula="of:=IF(AND([.$U38] = 0;NOT([.H38]=&quot;&quot;));[.H38];&quot;&quot;)">
            <text:p/>
          </table:table-cell>
          <table:table-cell table:style-name="ce110" table:formula="of:=IF(AND([.$U38] = 0;NOT([.I38]=&quot;&quot;));[.I38];&quot;&quot;)">
            <text:p/>
          </table:table-cell>
          <table:table-cell table:style-name="ce110" table:formula="of:=IF(AND([.$U38] = 0;NOT([.J38]=&quot;&quot;));[.J38];&quot;&quot;)">
            <text:p/>
          </table:table-cell>
          <table:table-cell table:style-name="ce113" table:formula="of:=IF(AND([.$U38] = 0;NOT([.K38]=&quot;&quot;));[.K38];&quot;&quot;)">
            <text:p/>
          </table:table-cell>
          <table:table-cell table:style-name="ce113" table:formula="of:=IF(AND([.$U38] = 0;NOT([.L38]=&quot;&quot;));[.L38];&quot;&quot;)">
            <text:p/>
          </table:table-cell>
          <table:table-cell table:style-name="ce110" table:formula="of:=IF(AND([.$U38] = 0;NOT([.M38]=&quot;&quot;));[.M38];&quot;&quot;)">
            <text:p/>
          </table:table-cell>
          <table:table-cell table:style-name="ce110" table:formula="of:=IF(AND([.$U38] = 0;NOT([.N38]=&quot;&quot;));[.N38];&quot;&quot;)">
            <text:p/>
          </table:table-cell>
          <table:table-cell table:style-name="ce110" table:formula="of:=IF(AND([.$U38] = 0;NOT([.O38]=&quot;&quot;));[.O38];&quot;&quot;)">
            <text:p/>
          </table:table-cell>
          <table:table-cell table:style-name="ce110" table:formula="of:=IF(AND([.$U38] = 0;NOT([.P38]=&quot;&quot;));[.P38];&quot;&quot;)">
            <text:p/>
          </table:table-cell>
          <table:table-cell table:style-name="ce110" table:formula="of:=IF(AND([.$U38] = 0;NOT([.Q38]=&quot;&quot;));[.Q38];&quot;&quot;)">
            <text:p/>
          </table:table-cell>
          <table:table-cell table:style-name="ce110" table:formula="of:=IF(AND([.$U38] = 0;NOT([.R38]=&quot;&quot;));[.R38];&quot;&quot;)">
            <text:p/>
          </table:table-cell>
          <table:table-cell table:style-name="ce110" table:formula="of:=IF(AND([.$U38] = 0;NOT([.S38]=&quot;&quot;));[.S38];&quot;&quot;)">
            <text:p/>
          </table:table-cell>
          <table:table-cell table:style-name="ce110" table:formula="of:=IF(AND([.$U38] = 0;NOT([.T38]=&quot;&quot;));[.T38];&quot;&quot;)">
            <text:p/>
          </table:table-cell>
          <table:table-cell table:style-name="ce110" table:formula="of:=IF(AND([.$U38] = 0;NOT([.U38]=&quot;&quot;));[.U38];&quot;&quot;)">
            <text:p/>
          </table:table-cell>
          <table:table-cell table:style-name="ce110" table:formula="of:=IF(AND([.$U38] = 0;NOT([.V38]=&quot;&quot;));[.V38];&quot;&quot;)">
            <text:p/>
          </table:table-cell>
          <table:table-cell table:style-name="ce110" table:formula="of:=IF(AND([.$U38] = 0;NOT([.W38]=&quot;&quot;));[.W38];&quot;&quot;)">
            <text:p/>
          </table:table-cell>
          <table:table-cell table:style-name="ce110" table:formula="of:=IF(AND([.$U38] = 0;NOT([.X38]=&quot;&quot;));[.X38];&quot;&quot;)">
            <text:p/>
          </table:table-cell>
          <table:table-cell table:style-name="ce110" table:formula="of:=IF(AND([.$U38] = 0;NOT([.Y38]=&quot;&quot;));[.Y38];&quot;&quot;)">
            <text:p/>
          </table:table-cell>
          <table:table-cell table:style-name="ce110" table:formula="of:=IF(AND([.$U38] = 0;NOT([.Z38]=&quot;&quot;));[.Z38];&quot;&quot;)">
            <text:p/>
          </table:table-cell>
          <table:table-cell table:style-name="ce25" table:formula="of:=IF(AND([.$U38] = 0;NOT([.AA38]=&quot;&quot;));[.AA38];&quot;&quot;)">
            <text:p/>
          </table:table-cell>
          <table:table-cell table:style-name="Default" table:number-columns-repeated="3"/>
          <table:table-cell table:style-name="ce126" table:formula="of:=IF(AND(0.1&lt;[.$Z38];[.$Z38]&lt;0.25; NOT([.A38]=&quot;&quot;));[.A38];&quot;&quot;)" office:value-type="float" office:value="34" calcext:value-type="float">
            <text:p>34.0000</text:p>
          </table:table-cell>
          <table:table-cell table:style-name="ce44" table:formula="of:=IF(AND(0.1&lt;[.$Z38];[.$Z38]&lt;0.25; NOT([.B38]=&quot;&quot;));[.B38];&quot;&quot;)" office:value-type="float" office:value="1.72788" calcext:value-type="float">
            <text:p>1.7279</text:p>
          </table:table-cell>
          <table:table-cell table:style-name="ce44" table:formula="of:=IF(AND(0.1&lt;[.$Z38];[.$Z38]&lt;0.25; NOT([.C38]=&quot;&quot;));[.C38];&quot;&quot;)" office:value-type="float" office:value="-1.5708" calcext:value-type="float">
            <text:p>-1.5708</text:p>
          </table:table-cell>
          <table:table-cell table:style-name="ce44" table:formula="of:=IF(AND(0.1&lt;[.$Z38];[.$Z38]&lt;0.25; NOT([.D38]=&quot;&quot;));[.D38];&quot;&quot;)" office:value-type="float" office:value="1.85005" calcext:value-type="float">
            <text:p>1.8501</text:p>
          </table:table-cell>
          <table:table-cell table:style-name="ce44" table:formula="of:=IF(AND(0.1&lt;[.$Z38];[.$Z38]&lt;0.25; NOT([.E38]=&quot;&quot;));[.E38];&quot;&quot;)" office:value-type="float" office:value="-2.16421" calcext:value-type="float">
            <text:p>-2.1642</text:p>
          </table:table-cell>
          <table:table-cell table:style-name="ce44" table:formula="of:=IF(AND(0.1&lt;[.$Z38];[.$Z38]&lt;0.25; NOT([.F38]=&quot;&quot;));[.F38];&quot;&quot;)" office:value-type="float" office:value="-1.48353" calcext:value-type="float">
            <text:p>-1.4835</text:p>
          </table:table-cell>
          <table:table-cell table:style-name="ce44" table:formula="of:=IF(AND(0.1&lt;[.$Z38];[.$Z38]&lt;0.25; NOT([.G38]=&quot;&quot;));[.G38];&quot;&quot;)" office:value-type="float" office:value="-1.76278" calcext:value-type="float">
            <text:p>-1.7628</text:p>
          </table:table-cell>
          <table:table-cell table:style-name="ce44" table:formula="of:=IF(AND(0.1&lt;[.$Z38];[.$Z38]&lt;0.25; NOT([.H38]=&quot;&quot;));[.H38];&quot;&quot;)">
            <text:p/>
          </table:table-cell>
          <table:table-cell table:style-name="ce44" table:formula="of:=IF(AND(0.1&lt;[.$Z38];[.$Z38]&lt;0.25; NOT([.I38]=&quot;&quot;));[.I38];&quot;&quot;)">
            <text:p/>
          </table:table-cell>
          <table:table-cell table:style-name="ce44" table:formula="of:=IF(AND(0.1&lt;[.$Z38];[.$Z38]&lt;0.25; NOT([.J38]=&quot;&quot;));[.J38];&quot;&quot;)" office:value-type="float" office:value="35" calcext:value-type="float">
            <text:p>35.0000</text:p>
          </table:table-cell>
          <table:table-cell table:style-name="ce44" table:formula="of:=IF(AND(0.1&lt;[.$Z38];[.$Z38]&lt;0.25; NOT([.K38]=&quot;&quot;));[.K38];&quot;&quot;)" office:value-type="float" office:value="0.341" calcext:value-type="float">
            <text:p>0.3410</text:p>
          </table:table-cell>
          <table:table-cell table:style-name="ce44" table:formula="of:=IF(AND(0.1&lt;[.$Z38];[.$Z38]&lt;0.25; NOT([.L38]=&quot;&quot;));[.L38];&quot;&quot;)" office:value-type="float" office:value="-0.1027" calcext:value-type="float">
            <text:p>-0.1027</text:p>
          </table:table-cell>
          <table:table-cell table:style-name="ce44" table:formula="of:=IF(AND(0.1&lt;[.$Z38];[.$Z38]&lt;0.25; NOT([.M38]=&quot;&quot;));[.M38];&quot;&quot;)">
            <text:p/>
          </table:table-cell>
          <table:table-cell table:style-name="ce44" table:formula="of:=IF(AND(0.1&lt;[.$Z38];[.$Z38]&lt;0.25; NOT([.N38]=&quot;&quot;));[.N38];&quot;&quot;)">
            <text:p/>
          </table:table-cell>
          <table:table-cell table:style-name="ce44" table:formula="of:=IF(AND(0.1&lt;[.$Z38];[.$Z38]&lt;0.25; NOT([.O38]=&quot;&quot;));[.O38];&quot;&quot;)" office:value-type="float" office:value="34" calcext:value-type="float">
            <text:p>34.0000</text:p>
          </table:table-cell>
          <table:table-cell table:style-name="ce44" table:formula="of:=IF(AND(0.1&lt;[.$Z38];[.$Z38]&lt;0.25; NOT([.P38]=&quot;&quot;));[.P38];&quot;&quot;)" office:value-type="float" office:value="2.3556" calcext:value-type="float">
            <text:p>2.3556</text:p>
          </table:table-cell>
          <table:table-cell table:style-name="ce44" table:formula="of:=IF(AND(0.1&lt;[.$Z38];[.$Z38]&lt;0.25; NOT([.Q38]=&quot;&quot;));[.Q38];&quot;&quot;)" office:value-type="float" office:value="-2.3556" calcext:value-type="float">
            <text:p>-2.3556</text:p>
          </table:table-cell>
          <table:table-cell table:style-name="ce44" table:formula="of:=IF(AND(0.1&lt;[.$Z38];[.$Z38]&lt;0.25; NOT([.R38]=&quot;&quot;));[.R38];&quot;&quot;)" office:value-type="float" office:value="38" calcext:value-type="float">
            <text:p>38.0000</text:p>
          </table:table-cell>
          <table:table-cell table:style-name="ce44" table:formula="of:=IF(AND(0.1&lt;[.$Z38];[.$Z38]&lt;0.25; NOT([.S38]=&quot;&quot;));[.S38];&quot;&quot;)" office:value-type="float" office:value="2.395167148" calcext:value-type="float">
            <text:p>2.3952</text:p>
          </table:table-cell>
          <table:table-cell table:style-name="ce44" table:formula="of:=IF(AND(0.1&lt;[.$Z38];[.$Z38]&lt;0.25; NOT([.T38]=&quot;&quot;));[.T38];&quot;&quot;)" office:value-type="float" office:value="-1" calcext:value-type="float">
            <text:p>-1.0000</text:p>
          </table:table-cell>
          <table:table-cell table:style-name="ce44" table:formula="of:=IF(AND(0.1&lt;[.$Z38];[.$Z38]&lt;0.25; NOT([.U38]=&quot;&quot;));[.U38];&quot;&quot;)" office:value-type="float" office:value="1" calcext:value-type="float">
            <text:p>1.0000</text:p>
          </table:table-cell>
          <table:table-cell table:style-name="ce44" table:formula="of:=IF(AND(0.1&lt;[.$Z38];[.$Z38]&lt;0.25; NOT([.V38]=&quot;&quot;));[.V38];&quot;&quot;)" office:value-type="float" office:value="0" calcext:value-type="float">
            <text:p>0.0000</text:p>
          </table:table-cell>
          <table:table-cell table:style-name="ce44" table:formula="of:=IF(AND(0.1&lt;[.$Z38];[.$Z38]&lt;0.25; NOT([.W38]=&quot;&quot;));[.W38];&quot;&quot;)">
            <text:p/>
          </table:table-cell>
          <table:table-cell table:style-name="ce44" table:formula="of:=IF(AND(0.1&lt;[.$Z38];[.$Z38]&lt;0.25; NOT([.X38]=&quot;&quot;));[.X38];&quot;&quot;)">
            <text:p/>
          </table:table-cell>
          <table:table-cell table:style-name="ce44" table:formula="of:=IF(AND(0.1&lt;[.$Z38];[.$Z38]&lt;0.25; NOT([.Y38]=&quot;&quot;));[.Y38];&quot;&quot;)" office:value-type="float" office:value="34" calcext:value-type="float">
            <text:p>34.0000</text:p>
          </table:table-cell>
          <table:table-cell table:style-name="ce44" table:formula="of:=IF(AND(0.1&lt;[.$Z38];[.$Z38]&lt;0.25; NOT([.Z38]=&quot;&quot;));[.Z38];&quot;&quot;)" office:value-type="float" office:value="0.1667" calcext:value-type="float">
            <text:p>0.1667</text:p>
          </table:table-cell>
          <table:table-cell table:style-name="ce44" table:formula="of:=IF(AND(0.1&lt;[.$Z38];[.$Z38]&lt;0.25; NOT([.AA38]=&quot;&quot;));[.AA38];&quot;&quot;)" office:value-type="float" office:value="-0.7442" calcext:value-type="float">
            <text:p>-0.7442</text:p>
          </table:table-cell>
          <table:table-cell table:style-name="Default" table:number-columns-repeated="3"/>
          <table:table-cell table:style-name="ce126" table:formula="of:=IF(AND(OR(0.1&gt;[.$Z38];[.$Z38]&gt;0.25);NOT([.A38]=&quot;&quot;));[.A38];&quot;&quot;)">
            <text:p/>
          </table:table-cell>
          <table:table-cell table:style-name="ce44" table:formula="of:=IF(AND(OR(0.1&gt;[.$Z38];[.$Z38]&gt;0.25);NOT([.B38]=&quot;&quot;));[.B38];&quot;&quot;)">
            <text:p/>
          </table:table-cell>
          <table:table-cell table:style-name="ce44" table:formula="of:=IF(AND(OR(0.1&gt;[.$Z38];[.$Z38]&gt;0.25);NOT([.C38]=&quot;&quot;));[.C38];&quot;&quot;)">
            <text:p/>
          </table:table-cell>
          <table:table-cell table:style-name="ce44" table:formula="of:=IF(AND(OR(0.1&gt;[.$Z38];[.$Z38]&gt;0.25);NOT([.D38]=&quot;&quot;));[.D38];&quot;&quot;)">
            <text:p/>
          </table:table-cell>
          <table:table-cell table:style-name="ce44" table:formula="of:=IF(AND(OR(0.1&gt;[.$Z38];[.$Z38]&gt;0.25);NOT([.E38]=&quot;&quot;));[.E38];&quot;&quot;)">
            <text:p/>
          </table:table-cell>
          <table:table-cell table:style-name="ce44" table:formula="of:=IF(AND(OR(0.1&gt;[.$Z38];[.$Z38]&gt;0.25);NOT([.F38]=&quot;&quot;));[.F38];&quot;&quot;)">
            <text:p/>
          </table:table-cell>
          <table:table-cell table:style-name="ce44" table:formula="of:=IF(AND(OR(0.1&gt;[.$Z38];[.$Z38]&gt;0.25);NOT([.G38]=&quot;&quot;));[.G38];&quot;&quot;)">
            <text:p/>
          </table:table-cell>
          <table:table-cell table:style-name="ce44" table:formula="of:=IF(AND(OR(0.1&gt;[.$Z38];[.$Z38]&gt;0.25);NOT([.H38]=&quot;&quot;));[.H38];&quot;&quot;)">
            <text:p/>
          </table:table-cell>
          <table:table-cell table:style-name="ce44" table:formula="of:=IF(AND(OR(0.1&gt;[.$Z38];[.$Z38]&gt;0.25);NOT([.I38]=&quot;&quot;));[.I38];&quot;&quot;)">
            <text:p/>
          </table:table-cell>
          <table:table-cell table:style-name="ce44" table:formula="of:=IF(AND(OR(0.1&gt;[.$Z38];[.$Z38]&gt;0.25);NOT([.J38]=&quot;&quot;));[.J38];&quot;&quot;)">
            <text:p/>
          </table:table-cell>
          <table:table-cell table:style-name="ce44" table:formula="of:=IF(AND(OR(0.1&gt;[.$Z38];[.$Z38]&gt;0.25);NOT([.K38]=&quot;&quot;));[.K38];&quot;&quot;)">
            <text:p/>
          </table:table-cell>
          <table:table-cell table:style-name="ce44" table:formula="of:=IF(AND(OR(0.1&gt;[.$Z38];[.$Z38]&gt;0.25);NOT([.L38]=&quot;&quot;));[.L38];&quot;&quot;)">
            <text:p/>
          </table:table-cell>
          <table:table-cell table:style-name="ce44" table:formula="of:=IF(AND(OR(0.1&gt;[.$Z38];[.$Z38]&gt;0.25);NOT([.M38]=&quot;&quot;));[.M38];&quot;&quot;)">
            <text:p/>
          </table:table-cell>
          <table:table-cell table:style-name="ce44" table:formula="of:=IF(AND(OR(0.1&gt;[.$Z38];[.$Z38]&gt;0.25);NOT([.N38]=&quot;&quot;));[.N38];&quot;&quot;)">
            <text:p/>
          </table:table-cell>
          <table:table-cell table:style-name="ce128" table:formula="of:=IF(AND(OR(0.1&gt;[.$Z38];[.$Z38]&gt;0.25);NOT([.O38]=&quot;&quot;));[.O38];&quot;&quot;)">
            <text:p/>
          </table:table-cell>
          <table:table-cell table:style-name="ce44" table:formula="of:=IF(AND(OR(0.1&gt;[.$Z38];[.$Z38]&gt;0.25);NOT([.P38]=&quot;&quot;));[.P38];&quot;&quot;)">
            <text:p/>
          </table:table-cell>
          <table:table-cell table:style-name="ce44" table:formula="of:=IF(AND(OR(0.1&gt;[.$Z38];[.$Z38]&gt;0.25);NOT([.Q38]=&quot;&quot;));[.Q38];&quot;&quot;)">
            <text:p/>
          </table:table-cell>
          <table:table-cell table:style-name="ce44" table:formula="of:=IF(AND(OR(0.1&gt;[.$Z38];[.$Z38]&gt;0.25);NOT([.R38]=&quot;&quot;));[.R38];&quot;&quot;)">
            <text:p/>
          </table:table-cell>
          <table:table-cell table:style-name="ce44" table:formula="of:=IF(AND(OR(0.1&gt;[.$Z38];[.$Z38]&gt;0.25);NOT([.S38]=&quot;&quot;));[.S38];&quot;&quot;)">
            <text:p/>
          </table:table-cell>
          <table:table-cell table:style-name="ce44" table:formula="of:=IF(AND(OR(0.1&gt;[.$Z38];[.$Z38]&gt;0.25);NOT([.T38]=&quot;&quot;));[.T38];&quot;&quot;)">
            <text:p/>
          </table:table-cell>
          <table:table-cell table:style-name="ce44" table:formula="of:=IF(AND(OR(0.1&gt;[.$Z38];[.$Z38]&gt;0.25);NOT([.U38]=&quot;&quot;));[.U38];&quot;&quot;)">
            <text:p/>
          </table:table-cell>
          <table:table-cell table:style-name="ce44" table:formula="of:=IF(AND(OR(0.1&gt;[.$Z38];[.$Z38]&gt;0.25);NOT([.V38]=&quot;&quot;));[.V38];&quot;&quot;)">
            <text:p/>
          </table:table-cell>
          <table:table-cell table:style-name="ce44" table:formula="of:=IF(AND(OR(0.1&gt;[.$Z38];[.$Z38]&gt;0.25);NOT([.W38]=&quot;&quot;));[.W38];&quot;&quot;)">
            <text:p/>
          </table:table-cell>
          <table:table-cell table:style-name="ce44" table:formula="of:=IF(AND(OR(0.1&gt;[.$Z38];[.$Z38]&gt;0.25);NOT([.X38]=&quot;&quot;));[.X38];&quot;&quot;)">
            <text:p/>
          </table:table-cell>
          <table:table-cell table:style-name="ce128" table:formula="of:=IF(AND(OR(0.1&gt;[.$Z38];[.$Z38]&gt;0.25);NOT([.Y38]=&quot;&quot;));[.Y38];&quot;&quot;)">
            <text:p/>
          </table:table-cell>
          <table:table-cell table:style-name="ce44" table:formula="of:=IF(AND(OR(0.1&gt;[.$Z38];[.$Z38]&gt;0.25);NOT([.Z38]=&quot;&quot;));[.Z38];&quot;&quot;)">
            <text:p/>
          </table:table-cell>
          <table:table-cell table:style-name="ce44" table:formula="of:=IF(AND(OR(0.1&gt;[.$Z38];[.$Z38]&gt;0.25);NOT([.AA38]=&quot;&quot;));[.AA38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36" calcext:value-type="float">
            <text:p>36</text:p>
          </table:table-cell>
          <table:table-cell table:style-name="ce15" office:value-type="float" office:value="0.341" calcext:value-type="float">
            <text:p>0.3410</text:p>
          </table:table-cell>
          <table:table-cell table:style-name="ce15" office:value-type="float" office:value="-0.1027" calcext:value-type="float">
            <text:p>-0.1027</text:p>
          </table:table-cell>
          <table:table-cell table:style-name="Default" table:number-columns-repeated="2"/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2.3558" calcext:value-type="float">
            <text:p>2.3558</text:p>
          </table:table-cell>
          <table:table-cell table:style-name="ce10" office:value-type="float" office:value="-2.3558" calcext:value-type="float">
            <text:p>-2.3558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3593656294" calcext:value-type="float">
            <text:p>2.3593656294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0.1678" calcext:value-type="float">
            <text:p>0.1678</text:p>
          </table:table-cell>
          <table:table-cell table:style-name="ce25" office:value-type="float" office:value="-0.7472" calcext:value-type="float">
            <text:p>-0.7472</text:p>
          </table:table-cell>
          <table:table-cell table:style-name="Default" table:number-columns-repeated="3"/>
          <table:table-cell table:style-name="ce31" table:formula="of:=IF(AND(0.15&lt;[.$Z39];[.$Z39]&lt;0.2; NOT([.A39]=&quot;&quot;));[.A39];&quot;&quot;)" office:value-type="float" office:value="35" calcext:value-type="float">
            <text:p>35</text:p>
          </table:table-cell>
          <table:table-cell table:style-name="ce33" table:formula="of:=IF(AND(0.15&lt;[.$Z39];[.$Z39]&lt;0.2; NOT([.B39]=&quot;&quot;));[.B39];&quot;&quot;)" office:value-type="float" office:value="1.72788" calcext:value-type="float">
            <text:p>1.7279</text:p>
          </table:table-cell>
          <table:table-cell table:style-name="ce33" table:formula="of:=IF(AND(0.15&lt;[.$Z39];[.$Z39]&lt;0.2; NOT([.C39]=&quot;&quot;));[.C39];&quot;&quot;)" office:value-type="float" office:value="-1.5708" calcext:value-type="float">
            <text:p>-1.5708</text:p>
          </table:table-cell>
          <table:table-cell table:style-name="ce33" table:formula="of:=IF(AND(0.15&lt;[.$Z39];[.$Z39]&lt;0.2; NOT([.D39]=&quot;&quot;));[.D39];&quot;&quot;)" office:value-type="float" office:value="1.85005" calcext:value-type="float">
            <text:p>1.8501</text:p>
          </table:table-cell>
          <table:table-cell table:style-name="ce33" table:formula="of:=IF(AND(0.15&lt;[.$Z39];[.$Z39]&lt;0.2; NOT([.E39]=&quot;&quot;));[.E39];&quot;&quot;)" office:value-type="float" office:value="-2.16421" calcext:value-type="float">
            <text:p>-2.1642</text:p>
          </table:table-cell>
          <table:table-cell table:style-name="ce33" table:formula="of:=IF(AND(0.15&lt;[.$Z39];[.$Z39]&lt;0.2; NOT([.F39]=&quot;&quot;));[.F39];&quot;&quot;)" office:value-type="float" office:value="-1.48353" calcext:value-type="float">
            <text:p>-1.4835</text:p>
          </table:table-cell>
          <table:table-cell table:style-name="ce33" table:formula="of:=IF(AND(0.15&lt;[.$Z39];[.$Z39]&lt;0.2; NOT([.G39]=&quot;&quot;));[.G39];&quot;&quot;)" office:value-type="float" office:value="-1.76278" calcext:value-type="float">
            <text:p>-1.7628</text:p>
          </table:table-cell>
          <table:table-cell table:style-name="ce33" table:formula="of:=IF(AND(0.15&lt;[.$Z39];[.$Z39]&lt;0.2; NOT([.H39]=&quot;&quot;));[.H39];&quot;&quot;)">
            <text:p/>
          </table:table-cell>
          <table:table-cell table:style-name="ce33" table:formula="of:=IF(AND(0.15&lt;[.$Z39];[.$Z39]&lt;0.2; NOT([.I39]=&quot;&quot;));[.I39];&quot;&quot;)">
            <text:p/>
          </table:table-cell>
          <table:table-cell table:style-name="ce39" table:formula="of:=IF(AND(0.15&lt;[.$Z39];[.$Z39]&lt;0.2; NOT([.J39]=&quot;&quot;));[.J39];&quot;&quot;)" office:value-type="float" office:value="36" calcext:value-type="float">
            <text:p>36</text:p>
          </table:table-cell>
          <table:table-cell table:style-name="ce33" table:formula="of:=IF(AND(0.15&lt;[.$Z39];[.$Z39]&lt;0.2; NOT([.K39]=&quot;&quot;));[.K39];&quot;&quot;)" office:value-type="float" office:value="0.341" calcext:value-type="float">
            <text:p>0.3410</text:p>
          </table:table-cell>
          <table:table-cell table:style-name="ce33" table:formula="of:=IF(AND(0.15&lt;[.$Z39];[.$Z39]&lt;0.2; NOT([.L39]=&quot;&quot;));[.L39];&quot;&quot;)" office:value-type="float" office:value="-0.1027" calcext:value-type="float">
            <text:p>-0.1027</text:p>
          </table:table-cell>
          <table:table-cell table:style-name="ce33" table:formula="of:=IF(AND(0.15&lt;[.$Z39];[.$Z39]&lt;0.2; NOT([.M39]=&quot;&quot;));[.M39];&quot;&quot;)">
            <text:p/>
          </table:table-cell>
          <table:table-cell table:style-name="ce33" table:formula="of:=IF(AND(0.15&lt;[.$Z39];[.$Z39]&lt;0.2; NOT([.N39]=&quot;&quot;));[.N39];&quot;&quot;)">
            <text:p/>
          </table:table-cell>
          <table:table-cell table:style-name="ce39" table:formula="of:=IF(AND(0.15&lt;[.$Z39];[.$Z39]&lt;0.2; NOT([.O39]=&quot;&quot;));[.O39];&quot;&quot;)" office:value-type="float" office:value="35" calcext:value-type="float">
            <text:p>35</text:p>
          </table:table-cell>
          <table:table-cell table:style-name="ce33" table:formula="of:=IF(AND(0.15&lt;[.$Z39];[.$Z39]&lt;0.2; NOT([.P39]=&quot;&quot;));[.P39];&quot;&quot;)" office:value-type="float" office:value="2.3558" calcext:value-type="float">
            <text:p>2.3558</text:p>
          </table:table-cell>
          <table:table-cell table:style-name="ce33" table:formula="of:=IF(AND(0.15&lt;[.$Z39];[.$Z39]&lt;0.2; NOT([.Q39]=&quot;&quot;));[.Q39];&quot;&quot;)" office:value-type="float" office:value="-2.3558" calcext:value-type="float">
            <text:p>-2.3558</text:p>
          </table:table-cell>
          <table:table-cell table:style-name="ce33" table:formula="of:=IF(AND(0.15&lt;[.$Z39];[.$Z39]&lt;0.2; NOT([.R39]=&quot;&quot;));[.R39];&quot;&quot;)" office:value-type="float" office:value="38" calcext:value-type="float">
            <text:p>38.0000</text:p>
          </table:table-cell>
          <table:table-cell table:style-name="ce33" table:formula="of:=IF(AND(0.15&lt;[.$Z39];[.$Z39]&lt;0.2; NOT([.S39]=&quot;&quot;));[.S39];&quot;&quot;)" office:value-type="float" office:value="2.3593656294" calcext:value-type="float">
            <text:p>2.3594</text:p>
          </table:table-cell>
          <table:table-cell table:style-name="ce39" table:formula="of:=IF(AND(0.15&lt;[.$Z39];[.$Z39]&lt;0.2; NOT([.T39]=&quot;&quot;));[.T39];&quot;&quot;)" office:value-type="float" office:value="-1" calcext:value-type="float">
            <text:p>-1</text:p>
          </table:table-cell>
          <table:table-cell table:style-name="ce39" table:formula="of:=IF(AND(0.15&lt;[.$Z39];[.$Z39]&lt;0.2; NOT([.U39]=&quot;&quot;));[.U39];&quot;&quot;)" office:value-type="float" office:value="1" calcext:value-type="float">
            <text:p>1</text:p>
          </table:table-cell>
          <table:table-cell table:style-name="ce33" table:formula="of:=IF(AND(0.15&lt;[.$Z39];[.$Z39]&lt;0.2; NOT([.V39]=&quot;&quot;));[.V39];&quot;&quot;)" office:value-type="float" office:value="0" calcext:value-type="float">
            <text:p>0.0000</text:p>
          </table:table-cell>
          <table:table-cell table:style-name="ce33" table:formula="of:=IF(AND(0.15&lt;[.$Z39];[.$Z39]&lt;0.2; NOT([.W39]=&quot;&quot;));[.W39];&quot;&quot;)">
            <text:p/>
          </table:table-cell>
          <table:table-cell table:style-name="ce33" table:formula="of:=IF(AND(0.15&lt;[.$Z39];[.$Z39]&lt;0.2; NOT([.X39]=&quot;&quot;));[.X39];&quot;&quot;)">
            <text:p/>
          </table:table-cell>
          <table:table-cell table:style-name="ce39" table:formula="of:=IF(AND(0.15&lt;[.$Z39];[.$Z39]&lt;0.2; NOT([.Y39]=&quot;&quot;));[.Y39];&quot;&quot;)" office:value-type="float" office:value="35" calcext:value-type="float">
            <text:p>35</text:p>
          </table:table-cell>
          <table:table-cell table:style-name="ce33" table:formula="of:=IF(AND(0.15&lt;[.$Z39];[.$Z39]&lt;0.2; NOT([.Z39]=&quot;&quot;));[.Z39];&quot;&quot;)" office:value-type="float" office:value="0.1678" calcext:value-type="float">
            <text:p>0.1678</text:p>
          </table:table-cell>
          <table:table-cell table:style-name="ce44" table:formula="of:=IF(AND(0.15&lt;[.$Z39];[.$Z39]&lt;0.2; NOT([.AA39]=&quot;&quot;));[.AA39];&quot;&quot;)" office:value-type="float" office:value="-0.7472" calcext:value-type="float">
            <text:p>-0.7472</text:p>
          </table:table-cell>
          <table:table-cell table:style-name="Default" table:number-columns-repeated="3"/>
          <table:table-cell table:style-name="ce31" table:formula="of:=IF(AND(OR(0.15&gt;[.$Z39];[.$Z39]&gt;0.2);NOT([.A39]=&quot;&quot;));[.A39];&quot;&quot;)">
            <text:p/>
          </table:table-cell>
          <table:table-cell table:style-name="ce33" table:formula="of:=IF(AND(OR(0.15&gt;[.$Z39];[.$Z39]&gt;0.2);NOT([.B39]=&quot;&quot;));[.B39];&quot;&quot;)">
            <text:p/>
          </table:table-cell>
          <table:table-cell table:style-name="ce33" table:formula="of:=IF(AND(OR(0.15&gt;[.$Z39];[.$Z39]&gt;0.2);NOT([.C39]=&quot;&quot;));[.C39];&quot;&quot;)">
            <text:p/>
          </table:table-cell>
          <table:table-cell table:style-name="ce33" table:formula="of:=IF(AND(OR(0.15&gt;[.$Z39];[.$Z39]&gt;0.2);NOT([.D39]=&quot;&quot;));[.D39];&quot;&quot;)">
            <text:p/>
          </table:table-cell>
          <table:table-cell table:style-name="ce33" table:formula="of:=IF(AND(OR(0.15&gt;[.$Z39];[.$Z39]&gt;0.2);NOT([.E39]=&quot;&quot;));[.E39];&quot;&quot;)">
            <text:p/>
          </table:table-cell>
          <table:table-cell table:style-name="ce33" table:formula="of:=IF(AND(OR(0.15&gt;[.$Z39];[.$Z39]&gt;0.2);NOT([.F39]=&quot;&quot;));[.F39];&quot;&quot;)">
            <text:p/>
          </table:table-cell>
          <table:table-cell table:style-name="ce33" table:formula="of:=IF(AND(OR(0.15&gt;[.$Z39];[.$Z39]&gt;0.2);NOT([.G39]=&quot;&quot;));[.G39];&quot;&quot;)">
            <text:p/>
          </table:table-cell>
          <table:table-cell table:style-name="ce33" table:formula="of:=IF(AND(OR(0.15&gt;[.$Z39];[.$Z39]&gt;0.2);NOT([.H39]=&quot;&quot;));[.H39];&quot;&quot;)">
            <text:p/>
          </table:table-cell>
          <table:table-cell table:style-name="ce33" table:formula="of:=IF(AND(OR(0.15&gt;[.$Z39];[.$Z39]&gt;0.2);NOT([.I39]=&quot;&quot;));[.I39];&quot;&quot;)">
            <text:p/>
          </table:table-cell>
          <table:table-cell table:style-name="ce39" table:formula="of:=IF(AND(OR(0.15&gt;[.$Z39];[.$Z39]&gt;0.2);NOT([.J39]=&quot;&quot;));[.J39];&quot;&quot;)">
            <text:p/>
          </table:table-cell>
          <table:table-cell table:style-name="ce33" table:formula="of:=IF(AND(OR(0.15&gt;[.$Z39];[.$Z39]&gt;0.2);NOT([.K39]=&quot;&quot;));[.K39];&quot;&quot;)">
            <text:p/>
          </table:table-cell>
          <table:table-cell table:style-name="ce33" table:formula="of:=IF(AND(OR(0.15&gt;[.$Z39];[.$Z39]&gt;0.2);NOT([.L39]=&quot;&quot;));[.L39];&quot;&quot;)">
            <text:p/>
          </table:table-cell>
          <table:table-cell table:style-name="ce33" table:formula="of:=IF(AND(OR(0.15&gt;[.$Z39];[.$Z39]&gt;0.2);NOT([.M39]=&quot;&quot;));[.M39];&quot;&quot;)">
            <text:p/>
          </table:table-cell>
          <table:table-cell table:style-name="ce33" table:formula="of:=IF(AND(OR(0.15&gt;[.$Z39];[.$Z39]&gt;0.2);NOT([.N39]=&quot;&quot;));[.N39];&quot;&quot;)">
            <text:p/>
          </table:table-cell>
          <table:table-cell table:style-name="ce39" table:formula="of:=IF(AND(OR(0.15&gt;[.$Z39];[.$Z39]&gt;0.2);NOT([.O39]=&quot;&quot;));[.O39];&quot;&quot;)">
            <text:p/>
          </table:table-cell>
          <table:table-cell table:style-name="ce33" table:formula="of:=IF(AND(OR(0.15&gt;[.$Z39];[.$Z39]&gt;0.2);NOT([.P39]=&quot;&quot;));[.P39];&quot;&quot;)">
            <text:p/>
          </table:table-cell>
          <table:table-cell table:style-name="ce33" table:formula="of:=IF(AND(OR(0.15&gt;[.$Z39];[.$Z39]&gt;0.2);NOT([.Q39]=&quot;&quot;));[.Q39];&quot;&quot;)">
            <text:p/>
          </table:table-cell>
          <table:table-cell table:style-name="ce33" table:formula="of:=IF(AND(OR(0.15&gt;[.$Z39];[.$Z39]&gt;0.2);NOT([.R39]=&quot;&quot;));[.R39];&quot;&quot;)">
            <text:p/>
          </table:table-cell>
          <table:table-cell table:style-name="ce33" table:formula="of:=IF(AND(OR(0.15&gt;[.$Z39];[.$Z39]&gt;0.2);NOT([.S39]=&quot;&quot;));[.S39];&quot;&quot;)">
            <text:p/>
          </table:table-cell>
          <table:table-cell table:style-name="ce39" table:formula="of:=IF(AND(OR(0.15&gt;[.$Z39];[.$Z39]&gt;0.2);NOT([.T39]=&quot;&quot;));[.T39];&quot;&quot;)">
            <text:p/>
          </table:table-cell>
          <table:table-cell table:style-name="ce39" table:formula="of:=IF(AND(OR(0.15&gt;[.$Z39];[.$Z39]&gt;0.2);NOT([.U39]=&quot;&quot;));[.U39];&quot;&quot;)">
            <text:p/>
          </table:table-cell>
          <table:table-cell table:style-name="ce33" table:formula="of:=IF(AND(OR(0.15&gt;[.$Z39];[.$Z39]&gt;0.2);NOT([.V39]=&quot;&quot;));[.V39];&quot;&quot;)">
            <text:p/>
          </table:table-cell>
          <table:table-cell table:style-name="ce33" table:formula="of:=IF(AND(OR(0.15&gt;[.$Z39];[.$Z39]&gt;0.2);NOT([.W39]=&quot;&quot;));[.W39];&quot;&quot;)">
            <text:p/>
          </table:table-cell>
          <table:table-cell table:style-name="ce33" table:formula="of:=IF(AND(OR(0.15&gt;[.$Z39];[.$Z39]&gt;0.2);NOT([.X39]=&quot;&quot;));[.X39];&quot;&quot;)">
            <text:p/>
          </table:table-cell>
          <table:table-cell table:style-name="ce39" table:formula="of:=IF(AND(OR(0.15&gt;[.$Z39];[.$Z39]&gt;0.2);NOT([.Y39]=&quot;&quot;));[.Y39];&quot;&quot;)">
            <text:p/>
          </table:table-cell>
          <table:table-cell table:style-name="ce33" table:formula="of:=IF(AND(OR(0.15&gt;[.$Z39];[.$Z39]&gt;0.2);NOT([.Z39]=&quot;&quot;));[.Z39];&quot;&quot;)">
            <text:p/>
          </table:table-cell>
          <table:table-cell table:style-name="ce44" table:formula="of:=IF(AND(OR(0.15&gt;[.$Z39];[.$Z39]&gt;0.2);NOT([.AA39]=&quot;&quot;));[.AA39];&quot;&quot;)">
            <text:p/>
          </table:table-cell>
          <table:table-cell table:style-name="Default" table:number-columns-repeated="3"/>
          <table:table-cell table:style-name="ce4" table:formula="of:=IF(AND([.$U39] = 1;NOT([.A39]=&quot;&quot;));[.A39];&quot;&quot;)" office:value-type="float" office:value="35" calcext:value-type="float">
            <text:p>35</text:p>
          </table:table-cell>
          <table:table-cell table:style-name="ce110" table:formula="of:=IF(AND([.$U39] = 1;NOT([.B39]=&quot;&quot;));[.B39];&quot;&quot;)" office:value-type="float" office:value="1.72788" calcext:value-type="float">
            <text:p>1.72788</text:p>
          </table:table-cell>
          <table:table-cell table:style-name="ce110" table:formula="of:=IF(AND([.$U39] = 1;NOT([.C39]=&quot;&quot;));[.C39];&quot;&quot;)" office:value-type="float" office:value="-1.5708" calcext:value-type="float">
            <text:p>-1.5708</text:p>
          </table:table-cell>
          <table:table-cell table:style-name="ce110" table:formula="of:=IF(AND([.$U39] = 1;NOT([.D39]=&quot;&quot;));[.D39];&quot;&quot;)" office:value-type="float" office:value="1.85005" calcext:value-type="float">
            <text:p>1.85005</text:p>
          </table:table-cell>
          <table:table-cell table:style-name="ce110" table:formula="of:=IF(AND([.$U39] = 1;NOT([.E39]=&quot;&quot;));[.E39];&quot;&quot;)" office:value-type="float" office:value="-2.16421" calcext:value-type="float">
            <text:p>-2.16421</text:p>
          </table:table-cell>
          <table:table-cell table:style-name="ce110" table:formula="of:=IF(AND([.$U39] = 1;NOT([.F39]=&quot;&quot;));[.F39];&quot;&quot;)" office:value-type="float" office:value="-1.48353" calcext:value-type="float">
            <text:p>-1.48353</text:p>
          </table:table-cell>
          <table:table-cell table:style-name="ce110" table:formula="of:=IF(AND([.$U39] = 1;NOT([.G39]=&quot;&quot;));[.G39];&quot;&quot;)" office:value-type="float" office:value="-1.76278" calcext:value-type="float">
            <text:p>-1.76278</text:p>
          </table:table-cell>
          <table:table-cell table:style-name="ce110" table:formula="of:=IF(AND([.$U39] = 1;NOT([.H39]=&quot;&quot;));[.H39];&quot;&quot;)">
            <text:p/>
          </table:table-cell>
          <table:table-cell table:style-name="ce110" table:formula="of:=IF(AND([.$U39] = 1;NOT([.I39]=&quot;&quot;));[.I39];&quot;&quot;)">
            <text:p/>
          </table:table-cell>
          <table:table-cell table:style-name="ce110" table:formula="of:=IF(AND([.$U39] = 1;NOT([.J39]=&quot;&quot;));[.J39];&quot;&quot;)" office:value-type="float" office:value="36" calcext:value-type="float">
            <text:p>36</text:p>
          </table:table-cell>
          <table:table-cell table:style-name="ce110" table:formula="of:=IF(AND([.$U39] = 1;NOT([.K39]=&quot;&quot;));[.K39];&quot;&quot;)" office:value-type="float" office:value="0.341" calcext:value-type="float">
            <text:p>0.341</text:p>
          </table:table-cell>
          <table:table-cell table:style-name="ce110" table:formula="of:=IF(AND([.$U39] = 1;NOT([.L39]=&quot;&quot;));[.L39];&quot;&quot;)" office:value-type="float" office:value="-0.1027" calcext:value-type="float">
            <text:p>-0.1027</text:p>
          </table:table-cell>
          <table:table-cell table:style-name="ce110" table:formula="of:=IF(AND([.$U39] = 1;NOT([.M39]=&quot;&quot;));[.M39];&quot;&quot;)">
            <text:p/>
          </table:table-cell>
          <table:table-cell table:style-name="ce110" table:formula="of:=IF(AND([.$U39] = 1;NOT([.N39]=&quot;&quot;));[.N39];&quot;&quot;)">
            <text:p/>
          </table:table-cell>
          <table:table-cell table:style-name="ce110" table:formula="of:=IF(AND([.$U39] = 1;NOT([.O39]=&quot;&quot;));[.O39];&quot;&quot;)" office:value-type="float" office:value="35" calcext:value-type="float">
            <text:p>35</text:p>
          </table:table-cell>
          <table:table-cell table:style-name="ce110" table:formula="of:=IF(AND([.$U39] = 1;NOT([.P39]=&quot;&quot;));[.P39];&quot;&quot;)" office:value-type="float" office:value="2.3558" calcext:value-type="float">
            <text:p>2.3558</text:p>
          </table:table-cell>
          <table:table-cell table:style-name="ce110" table:formula="of:=IF(AND([.$U39] = 1;NOT([.Q39]=&quot;&quot;));[.Q39];&quot;&quot;)" office:value-type="float" office:value="-2.3558" calcext:value-type="float">
            <text:p>-2.3558</text:p>
          </table:table-cell>
          <table:table-cell table:style-name="ce110" table:formula="of:=IF(AND([.$U39] = 1;NOT([.R39]=&quot;&quot;));[.R39];&quot;&quot;)" office:value-type="float" office:value="38" calcext:value-type="float">
            <text:p>38</text:p>
          </table:table-cell>
          <table:table-cell table:style-name="ce110" table:formula="of:=IF(AND([.$U39] = 1;NOT([.S39]=&quot;&quot;));[.S39];&quot;&quot;)" office:value-type="float" office:value="2.3593656294" calcext:value-type="float">
            <text:p>2.3593656294</text:p>
          </table:table-cell>
          <table:table-cell table:style-name="ce110" table:formula="of:=IF(AND([.$U39] = 1;NOT([.T39]=&quot;&quot;));[.T39];&quot;&quot;)" office:value-type="float" office:value="-1" calcext:value-type="float">
            <text:p>-1</text:p>
          </table:table-cell>
          <table:table-cell table:style-name="ce110" table:formula="of:=IF(AND([.$U39] = 1;NOT([.U39]=&quot;&quot;));[.U39];&quot;&quot;)" office:value-type="float" office:value="1" calcext:value-type="float">
            <text:p>1</text:p>
          </table:table-cell>
          <table:table-cell table:style-name="ce110" table:formula="of:=IF(AND([.$U39] = 1;NOT([.V39]=&quot;&quot;));[.V39];&quot;&quot;)" office:value-type="float" office:value="0" calcext:value-type="float">
            <text:p>0</text:p>
          </table:table-cell>
          <table:table-cell table:style-name="ce110" table:formula="of:=IF(AND([.$U39] = 1;NOT([.W39]=&quot;&quot;));[.W39];&quot;&quot;)">
            <text:p/>
          </table:table-cell>
          <table:table-cell table:style-name="ce110" table:formula="of:=IF(AND([.$U39] = 1;NOT([.X39]=&quot;&quot;));[.X39];&quot;&quot;)">
            <text:p/>
          </table:table-cell>
          <table:table-cell table:style-name="ce110" table:formula="of:=IF(AND([.$U39] = 1;NOT([.Y39]=&quot;&quot;));[.Y39];&quot;&quot;)" office:value-type="float" office:value="35" calcext:value-type="float">
            <text:p>35</text:p>
          </table:table-cell>
          <table:table-cell table:style-name="ce121" table:formula="of:=IF(AND([.$U39] = 1;NOT([.Z39]=&quot;&quot;));[.Z39];&quot;&quot;)" office:value-type="float" office:value="0.1678" calcext:value-type="float">
            <text:p>0.16780</text:p>
          </table:table-cell>
          <table:table-cell table:style-name="ce25" table:formula="of:=IF(AND([.$U39] = 1;NOT([.AA39]=&quot;&quot;));[.AA39];&quot;&quot;)" office:value-type="float" office:value="-0.7472" calcext:value-type="float">
            <text:p>-0.7472</text:p>
          </table:table-cell>
          <table:table-cell table:style-name="Default" table:number-columns-repeated="3"/>
          <table:table-cell table:style-name="ce4" table:formula="of:=IF(AND([.$U39] = 0;NOT([.A39]=&quot;&quot;));[.A39];&quot;&quot;)">
            <text:p/>
          </table:table-cell>
          <table:table-cell table:style-name="ce110" table:formula="of:=IF(AND([.$U39] = 0;NOT([.B39]=&quot;&quot;));[.B39];&quot;&quot;)">
            <text:p/>
          </table:table-cell>
          <table:table-cell table:style-name="ce110" table:formula="of:=IF(AND([.$U39] = 0;NOT([.C39]=&quot;&quot;));[.C39];&quot;&quot;)">
            <text:p/>
          </table:table-cell>
          <table:table-cell table:style-name="ce110" table:formula="of:=IF(AND([.$U39] = 0;NOT([.D39]=&quot;&quot;));[.D39];&quot;&quot;)">
            <text:p/>
          </table:table-cell>
          <table:table-cell table:style-name="ce110" table:formula="of:=IF(AND([.$U39] = 0;NOT([.E39]=&quot;&quot;));[.E39];&quot;&quot;)">
            <text:p/>
          </table:table-cell>
          <table:table-cell table:style-name="ce110" table:formula="of:=IF(AND([.$U39] = 0;NOT([.F39]=&quot;&quot;));[.F39];&quot;&quot;)">
            <text:p/>
          </table:table-cell>
          <table:table-cell table:style-name="ce110" table:formula="of:=IF(AND([.$U39] = 0;NOT([.G39]=&quot;&quot;));[.G39];&quot;&quot;)">
            <text:p/>
          </table:table-cell>
          <table:table-cell table:style-name="ce110" table:formula="of:=IF(AND([.$U39] = 0;NOT([.H39]=&quot;&quot;));[.H39];&quot;&quot;)">
            <text:p/>
          </table:table-cell>
          <table:table-cell table:style-name="ce110" table:formula="of:=IF(AND([.$U39] = 0;NOT([.I39]=&quot;&quot;));[.I39];&quot;&quot;)">
            <text:p/>
          </table:table-cell>
          <table:table-cell table:style-name="ce110" table:formula="of:=IF(AND([.$U39] = 0;NOT([.J39]=&quot;&quot;));[.J39];&quot;&quot;)">
            <text:p/>
          </table:table-cell>
          <table:table-cell table:style-name="ce113" table:formula="of:=IF(AND([.$U39] = 0;NOT([.K39]=&quot;&quot;));[.K39];&quot;&quot;)">
            <text:p/>
          </table:table-cell>
          <table:table-cell table:style-name="ce113" table:formula="of:=IF(AND([.$U39] = 0;NOT([.L39]=&quot;&quot;));[.L39];&quot;&quot;)">
            <text:p/>
          </table:table-cell>
          <table:table-cell table:style-name="ce110" table:formula="of:=IF(AND([.$U39] = 0;NOT([.M39]=&quot;&quot;));[.M39];&quot;&quot;)">
            <text:p/>
          </table:table-cell>
          <table:table-cell table:style-name="ce110" table:formula="of:=IF(AND([.$U39] = 0;NOT([.N39]=&quot;&quot;));[.N39];&quot;&quot;)">
            <text:p/>
          </table:table-cell>
          <table:table-cell table:style-name="ce110" table:formula="of:=IF(AND([.$U39] = 0;NOT([.O39]=&quot;&quot;));[.O39];&quot;&quot;)">
            <text:p/>
          </table:table-cell>
          <table:table-cell table:style-name="ce110" table:formula="of:=IF(AND([.$U39] = 0;NOT([.P39]=&quot;&quot;));[.P39];&quot;&quot;)">
            <text:p/>
          </table:table-cell>
          <table:table-cell table:style-name="ce110" table:formula="of:=IF(AND([.$U39] = 0;NOT([.Q39]=&quot;&quot;));[.Q39];&quot;&quot;)">
            <text:p/>
          </table:table-cell>
          <table:table-cell table:style-name="ce110" table:formula="of:=IF(AND([.$U39] = 0;NOT([.R39]=&quot;&quot;));[.R39];&quot;&quot;)">
            <text:p/>
          </table:table-cell>
          <table:table-cell table:style-name="ce110" table:formula="of:=IF(AND([.$U39] = 0;NOT([.S39]=&quot;&quot;));[.S39];&quot;&quot;)">
            <text:p/>
          </table:table-cell>
          <table:table-cell table:style-name="ce110" table:formula="of:=IF(AND([.$U39] = 0;NOT([.T39]=&quot;&quot;));[.T39];&quot;&quot;)">
            <text:p/>
          </table:table-cell>
          <table:table-cell table:style-name="ce110" table:formula="of:=IF(AND([.$U39] = 0;NOT([.U39]=&quot;&quot;));[.U39];&quot;&quot;)">
            <text:p/>
          </table:table-cell>
          <table:table-cell table:style-name="ce110" table:formula="of:=IF(AND([.$U39] = 0;NOT([.V39]=&quot;&quot;));[.V39];&quot;&quot;)">
            <text:p/>
          </table:table-cell>
          <table:table-cell table:style-name="ce110" table:formula="of:=IF(AND([.$U39] = 0;NOT([.W39]=&quot;&quot;));[.W39];&quot;&quot;)">
            <text:p/>
          </table:table-cell>
          <table:table-cell table:style-name="ce110" table:formula="of:=IF(AND([.$U39] = 0;NOT([.X39]=&quot;&quot;));[.X39];&quot;&quot;)">
            <text:p/>
          </table:table-cell>
          <table:table-cell table:style-name="ce110" table:formula="of:=IF(AND([.$U39] = 0;NOT([.Y39]=&quot;&quot;));[.Y39];&quot;&quot;)">
            <text:p/>
          </table:table-cell>
          <table:table-cell table:style-name="ce110" table:formula="of:=IF(AND([.$U39] = 0;NOT([.Z39]=&quot;&quot;));[.Z39];&quot;&quot;)">
            <text:p/>
          </table:table-cell>
          <table:table-cell table:style-name="ce25" table:formula="of:=IF(AND([.$U39] = 0;NOT([.AA39]=&quot;&quot;));[.AA39];&quot;&quot;)">
            <text:p/>
          </table:table-cell>
          <table:table-cell table:style-name="Default" table:number-columns-repeated="3"/>
          <table:table-cell table:style-name="ce126" table:formula="of:=IF(AND(0.1&lt;[.$Z39];[.$Z39]&lt;0.25; NOT([.A39]=&quot;&quot;));[.A39];&quot;&quot;)" office:value-type="float" office:value="35" calcext:value-type="float">
            <text:p>35.0000</text:p>
          </table:table-cell>
          <table:table-cell table:style-name="ce44" table:formula="of:=IF(AND(0.1&lt;[.$Z39];[.$Z39]&lt;0.25; NOT([.B39]=&quot;&quot;));[.B39];&quot;&quot;)" office:value-type="float" office:value="1.72788" calcext:value-type="float">
            <text:p>1.7279</text:p>
          </table:table-cell>
          <table:table-cell table:style-name="ce44" table:formula="of:=IF(AND(0.1&lt;[.$Z39];[.$Z39]&lt;0.25; NOT([.C39]=&quot;&quot;));[.C39];&quot;&quot;)" office:value-type="float" office:value="-1.5708" calcext:value-type="float">
            <text:p>-1.5708</text:p>
          </table:table-cell>
          <table:table-cell table:style-name="ce44" table:formula="of:=IF(AND(0.1&lt;[.$Z39];[.$Z39]&lt;0.25; NOT([.D39]=&quot;&quot;));[.D39];&quot;&quot;)" office:value-type="float" office:value="1.85005" calcext:value-type="float">
            <text:p>1.8501</text:p>
          </table:table-cell>
          <table:table-cell table:style-name="ce44" table:formula="of:=IF(AND(0.1&lt;[.$Z39];[.$Z39]&lt;0.25; NOT([.E39]=&quot;&quot;));[.E39];&quot;&quot;)" office:value-type="float" office:value="-2.16421" calcext:value-type="float">
            <text:p>-2.1642</text:p>
          </table:table-cell>
          <table:table-cell table:style-name="ce44" table:formula="of:=IF(AND(0.1&lt;[.$Z39];[.$Z39]&lt;0.25; NOT([.F39]=&quot;&quot;));[.F39];&quot;&quot;)" office:value-type="float" office:value="-1.48353" calcext:value-type="float">
            <text:p>-1.4835</text:p>
          </table:table-cell>
          <table:table-cell table:style-name="ce44" table:formula="of:=IF(AND(0.1&lt;[.$Z39];[.$Z39]&lt;0.25; NOT([.G39]=&quot;&quot;));[.G39];&quot;&quot;)" office:value-type="float" office:value="-1.76278" calcext:value-type="float">
            <text:p>-1.7628</text:p>
          </table:table-cell>
          <table:table-cell table:style-name="ce44" table:formula="of:=IF(AND(0.1&lt;[.$Z39];[.$Z39]&lt;0.25; NOT([.H39]=&quot;&quot;));[.H39];&quot;&quot;)">
            <text:p/>
          </table:table-cell>
          <table:table-cell table:style-name="ce44" table:formula="of:=IF(AND(0.1&lt;[.$Z39];[.$Z39]&lt;0.25; NOT([.I39]=&quot;&quot;));[.I39];&quot;&quot;)">
            <text:p/>
          </table:table-cell>
          <table:table-cell table:style-name="ce44" table:formula="of:=IF(AND(0.1&lt;[.$Z39];[.$Z39]&lt;0.25; NOT([.J39]=&quot;&quot;));[.J39];&quot;&quot;)" office:value-type="float" office:value="36" calcext:value-type="float">
            <text:p>36.0000</text:p>
          </table:table-cell>
          <table:table-cell table:style-name="ce44" table:formula="of:=IF(AND(0.1&lt;[.$Z39];[.$Z39]&lt;0.25; NOT([.K39]=&quot;&quot;));[.K39];&quot;&quot;)" office:value-type="float" office:value="0.341" calcext:value-type="float">
            <text:p>0.3410</text:p>
          </table:table-cell>
          <table:table-cell table:style-name="ce44" table:formula="of:=IF(AND(0.1&lt;[.$Z39];[.$Z39]&lt;0.25; NOT([.L39]=&quot;&quot;));[.L39];&quot;&quot;)" office:value-type="float" office:value="-0.1027" calcext:value-type="float">
            <text:p>-0.1027</text:p>
          </table:table-cell>
          <table:table-cell table:style-name="ce44" table:formula="of:=IF(AND(0.1&lt;[.$Z39];[.$Z39]&lt;0.25; NOT([.M39]=&quot;&quot;));[.M39];&quot;&quot;)">
            <text:p/>
          </table:table-cell>
          <table:table-cell table:style-name="ce44" table:formula="of:=IF(AND(0.1&lt;[.$Z39];[.$Z39]&lt;0.25; NOT([.N39]=&quot;&quot;));[.N39];&quot;&quot;)">
            <text:p/>
          </table:table-cell>
          <table:table-cell table:style-name="ce44" table:formula="of:=IF(AND(0.1&lt;[.$Z39];[.$Z39]&lt;0.25; NOT([.O39]=&quot;&quot;));[.O39];&quot;&quot;)" office:value-type="float" office:value="35" calcext:value-type="float">
            <text:p>35.0000</text:p>
          </table:table-cell>
          <table:table-cell table:style-name="ce44" table:formula="of:=IF(AND(0.1&lt;[.$Z39];[.$Z39]&lt;0.25; NOT([.P39]=&quot;&quot;));[.P39];&quot;&quot;)" office:value-type="float" office:value="2.3558" calcext:value-type="float">
            <text:p>2.3558</text:p>
          </table:table-cell>
          <table:table-cell table:style-name="ce44" table:formula="of:=IF(AND(0.1&lt;[.$Z39];[.$Z39]&lt;0.25; NOT([.Q39]=&quot;&quot;));[.Q39];&quot;&quot;)" office:value-type="float" office:value="-2.3558" calcext:value-type="float">
            <text:p>-2.3558</text:p>
          </table:table-cell>
          <table:table-cell table:style-name="ce44" table:formula="of:=IF(AND(0.1&lt;[.$Z39];[.$Z39]&lt;0.25; NOT([.R39]=&quot;&quot;));[.R39];&quot;&quot;)" office:value-type="float" office:value="38" calcext:value-type="float">
            <text:p>38.0000</text:p>
          </table:table-cell>
          <table:table-cell table:style-name="ce44" table:formula="of:=IF(AND(0.1&lt;[.$Z39];[.$Z39]&lt;0.25; NOT([.S39]=&quot;&quot;));[.S39];&quot;&quot;)" office:value-type="float" office:value="2.3593656294" calcext:value-type="float">
            <text:p>2.3594</text:p>
          </table:table-cell>
          <table:table-cell table:style-name="ce44" table:formula="of:=IF(AND(0.1&lt;[.$Z39];[.$Z39]&lt;0.25; NOT([.T39]=&quot;&quot;));[.T39];&quot;&quot;)" office:value-type="float" office:value="-1" calcext:value-type="float">
            <text:p>-1.0000</text:p>
          </table:table-cell>
          <table:table-cell table:style-name="ce44" table:formula="of:=IF(AND(0.1&lt;[.$Z39];[.$Z39]&lt;0.25; NOT([.U39]=&quot;&quot;));[.U39];&quot;&quot;)" office:value-type="float" office:value="1" calcext:value-type="float">
            <text:p>1.0000</text:p>
          </table:table-cell>
          <table:table-cell table:style-name="ce44" table:formula="of:=IF(AND(0.1&lt;[.$Z39];[.$Z39]&lt;0.25; NOT([.V39]=&quot;&quot;));[.V39];&quot;&quot;)" office:value-type="float" office:value="0" calcext:value-type="float">
            <text:p>0.0000</text:p>
          </table:table-cell>
          <table:table-cell table:style-name="ce44" table:formula="of:=IF(AND(0.1&lt;[.$Z39];[.$Z39]&lt;0.25; NOT([.W39]=&quot;&quot;));[.W39];&quot;&quot;)">
            <text:p/>
          </table:table-cell>
          <table:table-cell table:style-name="ce44" table:formula="of:=IF(AND(0.1&lt;[.$Z39];[.$Z39]&lt;0.25; NOT([.X39]=&quot;&quot;));[.X39];&quot;&quot;)">
            <text:p/>
          </table:table-cell>
          <table:table-cell table:style-name="ce44" table:formula="of:=IF(AND(0.1&lt;[.$Z39];[.$Z39]&lt;0.25; NOT([.Y39]=&quot;&quot;));[.Y39];&quot;&quot;)" office:value-type="float" office:value="35" calcext:value-type="float">
            <text:p>35.0000</text:p>
          </table:table-cell>
          <table:table-cell table:style-name="ce44" table:formula="of:=IF(AND(0.1&lt;[.$Z39];[.$Z39]&lt;0.25; NOT([.Z39]=&quot;&quot;));[.Z39];&quot;&quot;)" office:value-type="float" office:value="0.1678" calcext:value-type="float">
            <text:p>0.1678</text:p>
          </table:table-cell>
          <table:table-cell table:style-name="ce44" table:formula="of:=IF(AND(0.1&lt;[.$Z39];[.$Z39]&lt;0.25; NOT([.AA39]=&quot;&quot;));[.AA39];&quot;&quot;)" office:value-type="float" office:value="-0.7472" calcext:value-type="float">
            <text:p>-0.7472</text:p>
          </table:table-cell>
          <table:table-cell table:style-name="Default" table:number-columns-repeated="3"/>
          <table:table-cell table:style-name="ce126" table:formula="of:=IF(AND(OR(0.1&gt;[.$Z39];[.$Z39]&gt;0.25);NOT([.A39]=&quot;&quot;));[.A39];&quot;&quot;)">
            <text:p/>
          </table:table-cell>
          <table:table-cell table:style-name="ce44" table:formula="of:=IF(AND(OR(0.1&gt;[.$Z39];[.$Z39]&gt;0.25);NOT([.B39]=&quot;&quot;));[.B39];&quot;&quot;)">
            <text:p/>
          </table:table-cell>
          <table:table-cell table:style-name="ce44" table:formula="of:=IF(AND(OR(0.1&gt;[.$Z39];[.$Z39]&gt;0.25);NOT([.C39]=&quot;&quot;));[.C39];&quot;&quot;)">
            <text:p/>
          </table:table-cell>
          <table:table-cell table:style-name="ce44" table:formula="of:=IF(AND(OR(0.1&gt;[.$Z39];[.$Z39]&gt;0.25);NOT([.D39]=&quot;&quot;));[.D39];&quot;&quot;)">
            <text:p/>
          </table:table-cell>
          <table:table-cell table:style-name="ce44" table:formula="of:=IF(AND(OR(0.1&gt;[.$Z39];[.$Z39]&gt;0.25);NOT([.E39]=&quot;&quot;));[.E39];&quot;&quot;)">
            <text:p/>
          </table:table-cell>
          <table:table-cell table:style-name="ce44" table:formula="of:=IF(AND(OR(0.1&gt;[.$Z39];[.$Z39]&gt;0.25);NOT([.F39]=&quot;&quot;));[.F39];&quot;&quot;)">
            <text:p/>
          </table:table-cell>
          <table:table-cell table:style-name="ce44" table:formula="of:=IF(AND(OR(0.1&gt;[.$Z39];[.$Z39]&gt;0.25);NOT([.G39]=&quot;&quot;));[.G39];&quot;&quot;)">
            <text:p/>
          </table:table-cell>
          <table:table-cell table:style-name="ce44" table:formula="of:=IF(AND(OR(0.1&gt;[.$Z39];[.$Z39]&gt;0.25);NOT([.H39]=&quot;&quot;));[.H39];&quot;&quot;)">
            <text:p/>
          </table:table-cell>
          <table:table-cell table:style-name="ce44" table:formula="of:=IF(AND(OR(0.1&gt;[.$Z39];[.$Z39]&gt;0.25);NOT([.I39]=&quot;&quot;));[.I39];&quot;&quot;)">
            <text:p/>
          </table:table-cell>
          <table:table-cell table:style-name="ce44" table:formula="of:=IF(AND(OR(0.1&gt;[.$Z39];[.$Z39]&gt;0.25);NOT([.J39]=&quot;&quot;));[.J39];&quot;&quot;)">
            <text:p/>
          </table:table-cell>
          <table:table-cell table:style-name="ce44" table:formula="of:=IF(AND(OR(0.1&gt;[.$Z39];[.$Z39]&gt;0.25);NOT([.K39]=&quot;&quot;));[.K39];&quot;&quot;)">
            <text:p/>
          </table:table-cell>
          <table:table-cell table:style-name="ce44" table:formula="of:=IF(AND(OR(0.1&gt;[.$Z39];[.$Z39]&gt;0.25);NOT([.L39]=&quot;&quot;));[.L39];&quot;&quot;)">
            <text:p/>
          </table:table-cell>
          <table:table-cell table:style-name="ce44" table:formula="of:=IF(AND(OR(0.1&gt;[.$Z39];[.$Z39]&gt;0.25);NOT([.M39]=&quot;&quot;));[.M39];&quot;&quot;)">
            <text:p/>
          </table:table-cell>
          <table:table-cell table:style-name="ce44" table:formula="of:=IF(AND(OR(0.1&gt;[.$Z39];[.$Z39]&gt;0.25);NOT([.N39]=&quot;&quot;));[.N39];&quot;&quot;)">
            <text:p/>
          </table:table-cell>
          <table:table-cell table:style-name="ce128" table:formula="of:=IF(AND(OR(0.1&gt;[.$Z39];[.$Z39]&gt;0.25);NOT([.O39]=&quot;&quot;));[.O39];&quot;&quot;)">
            <text:p/>
          </table:table-cell>
          <table:table-cell table:style-name="ce44" table:formula="of:=IF(AND(OR(0.1&gt;[.$Z39];[.$Z39]&gt;0.25);NOT([.P39]=&quot;&quot;));[.P39];&quot;&quot;)">
            <text:p/>
          </table:table-cell>
          <table:table-cell table:style-name="ce44" table:formula="of:=IF(AND(OR(0.1&gt;[.$Z39];[.$Z39]&gt;0.25);NOT([.Q39]=&quot;&quot;));[.Q39];&quot;&quot;)">
            <text:p/>
          </table:table-cell>
          <table:table-cell table:style-name="ce44" table:formula="of:=IF(AND(OR(0.1&gt;[.$Z39];[.$Z39]&gt;0.25);NOT([.R39]=&quot;&quot;));[.R39];&quot;&quot;)">
            <text:p/>
          </table:table-cell>
          <table:table-cell table:style-name="ce44" table:formula="of:=IF(AND(OR(0.1&gt;[.$Z39];[.$Z39]&gt;0.25);NOT([.S39]=&quot;&quot;));[.S39];&quot;&quot;)">
            <text:p/>
          </table:table-cell>
          <table:table-cell table:style-name="ce44" table:formula="of:=IF(AND(OR(0.1&gt;[.$Z39];[.$Z39]&gt;0.25);NOT([.T39]=&quot;&quot;));[.T39];&quot;&quot;)">
            <text:p/>
          </table:table-cell>
          <table:table-cell table:style-name="ce44" table:formula="of:=IF(AND(OR(0.1&gt;[.$Z39];[.$Z39]&gt;0.25);NOT([.U39]=&quot;&quot;));[.U39];&quot;&quot;)">
            <text:p/>
          </table:table-cell>
          <table:table-cell table:style-name="ce44" table:formula="of:=IF(AND(OR(0.1&gt;[.$Z39];[.$Z39]&gt;0.25);NOT([.V39]=&quot;&quot;));[.V39];&quot;&quot;)">
            <text:p/>
          </table:table-cell>
          <table:table-cell table:style-name="ce44" table:formula="of:=IF(AND(OR(0.1&gt;[.$Z39];[.$Z39]&gt;0.25);NOT([.W39]=&quot;&quot;));[.W39];&quot;&quot;)">
            <text:p/>
          </table:table-cell>
          <table:table-cell table:style-name="ce44" table:formula="of:=IF(AND(OR(0.1&gt;[.$Z39];[.$Z39]&gt;0.25);NOT([.X39]=&quot;&quot;));[.X39];&quot;&quot;)">
            <text:p/>
          </table:table-cell>
          <table:table-cell table:style-name="ce128" table:formula="of:=IF(AND(OR(0.1&gt;[.$Z39];[.$Z39]&gt;0.25);NOT([.Y39]=&quot;&quot;));[.Y39];&quot;&quot;)">
            <text:p/>
          </table:table-cell>
          <table:table-cell table:style-name="ce44" table:formula="of:=IF(AND(OR(0.1&gt;[.$Z39];[.$Z39]&gt;0.25);NOT([.Z39]=&quot;&quot;));[.Z39];&quot;&quot;)">
            <text:p/>
          </table:table-cell>
          <table:table-cell table:style-name="ce44" table:formula="of:=IF(AND(OR(0.1&gt;[.$Z39];[.$Z39]&gt;0.25);NOT([.AA39]=&quot;&quot;));[.AA39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37" calcext:value-type="float">
            <text:p>37</text:p>
          </table:table-cell>
          <table:table-cell table:style-name="ce15" office:value-type="float" office:value="0.3381" calcext:value-type="float">
            <text:p>0.3381</text:p>
          </table:table-cell>
          <table:table-cell table:style-name="ce15" office:value-type="float" office:value="-0.1039" calcext:value-type="float">
            <text:p>-0.1039</text:p>
          </table:table-cell>
          <table:table-cell table:style-name="Default" table:number-columns-repeated="2"/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2.3558" calcext:value-type="float">
            <text:p>2.3558</text:p>
          </table:table-cell>
          <table:table-cell table:style-name="ce10" office:value-type="float" office:value="-2.3558" calcext:value-type="float">
            <text:p>-2.3558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3589608618" calcext:value-type="float">
            <text:p>2.358960861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36" calcext:value-type="float">
            <text:p>36</text:p>
          </table:table-cell>
          <table:table-cell table:style-name="ce10" office:value-type="float" office:value="0.1697" calcext:value-type="float">
            <text:p>0.1697</text:p>
          </table:table-cell>
          <table:table-cell table:style-name="ce25" office:value-type="float" office:value="-0.7431" calcext:value-type="float">
            <text:p>-0.7431</text:p>
          </table:table-cell>
          <table:table-cell table:style-name="Default" table:number-columns-repeated="3"/>
          <table:table-cell table:style-name="ce31" table:formula="of:=IF(AND(0.15&lt;[.$Z40];[.$Z40]&lt;0.2; NOT([.A40]=&quot;&quot;));[.A40];&quot;&quot;)" office:value-type="float" office:value="36" calcext:value-type="float">
            <text:p>36</text:p>
          </table:table-cell>
          <table:table-cell table:style-name="ce33" table:formula="of:=IF(AND(0.15&lt;[.$Z40];[.$Z40]&lt;0.2; NOT([.B40]=&quot;&quot;));[.B40];&quot;&quot;)" office:value-type="float" office:value="1.72788" calcext:value-type="float">
            <text:p>1.7279</text:p>
          </table:table-cell>
          <table:table-cell table:style-name="ce33" table:formula="of:=IF(AND(0.15&lt;[.$Z40];[.$Z40]&lt;0.2; NOT([.C40]=&quot;&quot;));[.C40];&quot;&quot;)" office:value-type="float" office:value="-1.5708" calcext:value-type="float">
            <text:p>-1.5708</text:p>
          </table:table-cell>
          <table:table-cell table:style-name="ce33" table:formula="of:=IF(AND(0.15&lt;[.$Z40];[.$Z40]&lt;0.2; NOT([.D40]=&quot;&quot;));[.D40];&quot;&quot;)" office:value-type="float" office:value="1.85005" calcext:value-type="float">
            <text:p>1.8501</text:p>
          </table:table-cell>
          <table:table-cell table:style-name="ce33" table:formula="of:=IF(AND(0.15&lt;[.$Z40];[.$Z40]&lt;0.2; NOT([.E40]=&quot;&quot;));[.E40];&quot;&quot;)" office:value-type="float" office:value="-2.16421" calcext:value-type="float">
            <text:p>-2.1642</text:p>
          </table:table-cell>
          <table:table-cell table:style-name="ce33" table:formula="of:=IF(AND(0.15&lt;[.$Z40];[.$Z40]&lt;0.2; NOT([.F40]=&quot;&quot;));[.F40];&quot;&quot;)" office:value-type="float" office:value="-1.48353" calcext:value-type="float">
            <text:p>-1.4835</text:p>
          </table:table-cell>
          <table:table-cell table:style-name="ce33" table:formula="of:=IF(AND(0.15&lt;[.$Z40];[.$Z40]&lt;0.2; NOT([.G40]=&quot;&quot;));[.G40];&quot;&quot;)" office:value-type="float" office:value="-1.76278" calcext:value-type="float">
            <text:p>-1.7628</text:p>
          </table:table-cell>
          <table:table-cell table:style-name="ce33" table:formula="of:=IF(AND(0.15&lt;[.$Z40];[.$Z40]&lt;0.2; NOT([.H40]=&quot;&quot;));[.H40];&quot;&quot;)">
            <text:p/>
          </table:table-cell>
          <table:table-cell table:style-name="ce33" table:formula="of:=IF(AND(0.15&lt;[.$Z40];[.$Z40]&lt;0.2; NOT([.I40]=&quot;&quot;));[.I40];&quot;&quot;)">
            <text:p/>
          </table:table-cell>
          <table:table-cell table:style-name="ce39" table:formula="of:=IF(AND(0.15&lt;[.$Z40];[.$Z40]&lt;0.2; NOT([.J40]=&quot;&quot;));[.J40];&quot;&quot;)" office:value-type="float" office:value="37" calcext:value-type="float">
            <text:p>37</text:p>
          </table:table-cell>
          <table:table-cell table:style-name="ce33" table:formula="of:=IF(AND(0.15&lt;[.$Z40];[.$Z40]&lt;0.2; NOT([.K40]=&quot;&quot;));[.K40];&quot;&quot;)" office:value-type="float" office:value="0.3381" calcext:value-type="float">
            <text:p>0.3381</text:p>
          </table:table-cell>
          <table:table-cell table:style-name="ce33" table:formula="of:=IF(AND(0.15&lt;[.$Z40];[.$Z40]&lt;0.2; NOT([.L40]=&quot;&quot;));[.L40];&quot;&quot;)" office:value-type="float" office:value="-0.1039" calcext:value-type="float">
            <text:p>-0.1039</text:p>
          </table:table-cell>
          <table:table-cell table:style-name="ce33" table:formula="of:=IF(AND(0.15&lt;[.$Z40];[.$Z40]&lt;0.2; NOT([.M40]=&quot;&quot;));[.M40];&quot;&quot;)">
            <text:p/>
          </table:table-cell>
          <table:table-cell table:style-name="ce33" table:formula="of:=IF(AND(0.15&lt;[.$Z40];[.$Z40]&lt;0.2; NOT([.N40]=&quot;&quot;));[.N40];&quot;&quot;)">
            <text:p/>
          </table:table-cell>
          <table:table-cell table:style-name="ce39" table:formula="of:=IF(AND(0.15&lt;[.$Z40];[.$Z40]&lt;0.2; NOT([.O40]=&quot;&quot;));[.O40];&quot;&quot;)" office:value-type="float" office:value="36" calcext:value-type="float">
            <text:p>36</text:p>
          </table:table-cell>
          <table:table-cell table:style-name="ce33" table:formula="of:=IF(AND(0.15&lt;[.$Z40];[.$Z40]&lt;0.2; NOT([.P40]=&quot;&quot;));[.P40];&quot;&quot;)" office:value-type="float" office:value="2.3558" calcext:value-type="float">
            <text:p>2.3558</text:p>
          </table:table-cell>
          <table:table-cell table:style-name="ce33" table:formula="of:=IF(AND(0.15&lt;[.$Z40];[.$Z40]&lt;0.2; NOT([.Q40]=&quot;&quot;));[.Q40];&quot;&quot;)" office:value-type="float" office:value="-2.3558" calcext:value-type="float">
            <text:p>-2.3558</text:p>
          </table:table-cell>
          <table:table-cell table:style-name="ce33" table:formula="of:=IF(AND(0.15&lt;[.$Z40];[.$Z40]&lt;0.2; NOT([.R40]=&quot;&quot;));[.R40];&quot;&quot;)" office:value-type="float" office:value="38" calcext:value-type="float">
            <text:p>38.0000</text:p>
          </table:table-cell>
          <table:table-cell table:style-name="ce33" table:formula="of:=IF(AND(0.15&lt;[.$Z40];[.$Z40]&lt;0.2; NOT([.S40]=&quot;&quot;));[.S40];&quot;&quot;)" office:value-type="float" office:value="2.3589608618" calcext:value-type="float">
            <text:p>2.3590</text:p>
          </table:table-cell>
          <table:table-cell table:style-name="ce39" table:formula="of:=IF(AND(0.15&lt;[.$Z40];[.$Z40]&lt;0.2; NOT([.T40]=&quot;&quot;));[.T40];&quot;&quot;)" office:value-type="float" office:value="-1" calcext:value-type="float">
            <text:p>-1</text:p>
          </table:table-cell>
          <table:table-cell table:style-name="ce39" table:formula="of:=IF(AND(0.15&lt;[.$Z40];[.$Z40]&lt;0.2; NOT([.U40]=&quot;&quot;));[.U40];&quot;&quot;)" office:value-type="float" office:value="1" calcext:value-type="float">
            <text:p>1</text:p>
          </table:table-cell>
          <table:table-cell table:style-name="ce33" table:formula="of:=IF(AND(0.15&lt;[.$Z40];[.$Z40]&lt;0.2; NOT([.V40]=&quot;&quot;));[.V40];&quot;&quot;)" office:value-type="float" office:value="0" calcext:value-type="float">
            <text:p>0.0000</text:p>
          </table:table-cell>
          <table:table-cell table:style-name="ce33" table:formula="of:=IF(AND(0.15&lt;[.$Z40];[.$Z40]&lt;0.2; NOT([.W40]=&quot;&quot;));[.W40];&quot;&quot;)">
            <text:p/>
          </table:table-cell>
          <table:table-cell table:style-name="ce33" table:formula="of:=IF(AND(0.15&lt;[.$Z40];[.$Z40]&lt;0.2; NOT([.X40]=&quot;&quot;));[.X40];&quot;&quot;)">
            <text:p/>
          </table:table-cell>
          <table:table-cell table:style-name="ce39" table:formula="of:=IF(AND(0.15&lt;[.$Z40];[.$Z40]&lt;0.2; NOT([.Y40]=&quot;&quot;));[.Y40];&quot;&quot;)" office:value-type="float" office:value="36" calcext:value-type="float">
            <text:p>36</text:p>
          </table:table-cell>
          <table:table-cell table:style-name="ce33" table:formula="of:=IF(AND(0.15&lt;[.$Z40];[.$Z40]&lt;0.2; NOT([.Z40]=&quot;&quot;));[.Z40];&quot;&quot;)" office:value-type="float" office:value="0.1697" calcext:value-type="float">
            <text:p>0.1697</text:p>
          </table:table-cell>
          <table:table-cell table:style-name="ce44" table:formula="of:=IF(AND(0.15&lt;[.$Z40];[.$Z40]&lt;0.2; NOT([.AA40]=&quot;&quot;));[.AA40];&quot;&quot;)" office:value-type="float" office:value="-0.7431" calcext:value-type="float">
            <text:p>-0.7431</text:p>
          </table:table-cell>
          <table:table-cell table:style-name="Default" table:number-columns-repeated="3"/>
          <table:table-cell table:style-name="ce31" table:formula="of:=IF(AND(OR(0.15&gt;[.$Z40];[.$Z40]&gt;0.2);NOT([.A40]=&quot;&quot;));[.A40];&quot;&quot;)">
            <text:p/>
          </table:table-cell>
          <table:table-cell table:style-name="ce33" table:formula="of:=IF(AND(OR(0.15&gt;[.$Z40];[.$Z40]&gt;0.2);NOT([.B40]=&quot;&quot;));[.B40];&quot;&quot;)">
            <text:p/>
          </table:table-cell>
          <table:table-cell table:style-name="ce33" table:formula="of:=IF(AND(OR(0.15&gt;[.$Z40];[.$Z40]&gt;0.2);NOT([.C40]=&quot;&quot;));[.C40];&quot;&quot;)">
            <text:p/>
          </table:table-cell>
          <table:table-cell table:style-name="ce33" table:formula="of:=IF(AND(OR(0.15&gt;[.$Z40];[.$Z40]&gt;0.2);NOT([.D40]=&quot;&quot;));[.D40];&quot;&quot;)">
            <text:p/>
          </table:table-cell>
          <table:table-cell table:style-name="ce33" table:formula="of:=IF(AND(OR(0.15&gt;[.$Z40];[.$Z40]&gt;0.2);NOT([.E40]=&quot;&quot;));[.E40];&quot;&quot;)">
            <text:p/>
          </table:table-cell>
          <table:table-cell table:style-name="ce33" table:formula="of:=IF(AND(OR(0.15&gt;[.$Z40];[.$Z40]&gt;0.2);NOT([.F40]=&quot;&quot;));[.F40];&quot;&quot;)">
            <text:p/>
          </table:table-cell>
          <table:table-cell table:style-name="ce33" table:formula="of:=IF(AND(OR(0.15&gt;[.$Z40];[.$Z40]&gt;0.2);NOT([.G40]=&quot;&quot;));[.G40];&quot;&quot;)">
            <text:p/>
          </table:table-cell>
          <table:table-cell table:style-name="ce33" table:formula="of:=IF(AND(OR(0.15&gt;[.$Z40];[.$Z40]&gt;0.2);NOT([.H40]=&quot;&quot;));[.H40];&quot;&quot;)">
            <text:p/>
          </table:table-cell>
          <table:table-cell table:style-name="ce33" table:formula="of:=IF(AND(OR(0.15&gt;[.$Z40];[.$Z40]&gt;0.2);NOT([.I40]=&quot;&quot;));[.I40];&quot;&quot;)">
            <text:p/>
          </table:table-cell>
          <table:table-cell table:style-name="ce39" table:formula="of:=IF(AND(OR(0.15&gt;[.$Z40];[.$Z40]&gt;0.2);NOT([.J40]=&quot;&quot;));[.J40];&quot;&quot;)">
            <text:p/>
          </table:table-cell>
          <table:table-cell table:style-name="ce33" table:formula="of:=IF(AND(OR(0.15&gt;[.$Z40];[.$Z40]&gt;0.2);NOT([.K40]=&quot;&quot;));[.K40];&quot;&quot;)">
            <text:p/>
          </table:table-cell>
          <table:table-cell table:style-name="ce33" table:formula="of:=IF(AND(OR(0.15&gt;[.$Z40];[.$Z40]&gt;0.2);NOT([.L40]=&quot;&quot;));[.L40];&quot;&quot;)">
            <text:p/>
          </table:table-cell>
          <table:table-cell table:style-name="ce33" table:formula="of:=IF(AND(OR(0.15&gt;[.$Z40];[.$Z40]&gt;0.2);NOT([.M40]=&quot;&quot;));[.M40];&quot;&quot;)">
            <text:p/>
          </table:table-cell>
          <table:table-cell table:style-name="ce33" table:formula="of:=IF(AND(OR(0.15&gt;[.$Z40];[.$Z40]&gt;0.2);NOT([.N40]=&quot;&quot;));[.N40];&quot;&quot;)">
            <text:p/>
          </table:table-cell>
          <table:table-cell table:style-name="ce39" table:formula="of:=IF(AND(OR(0.15&gt;[.$Z40];[.$Z40]&gt;0.2);NOT([.O40]=&quot;&quot;));[.O40];&quot;&quot;)">
            <text:p/>
          </table:table-cell>
          <table:table-cell table:style-name="ce33" table:formula="of:=IF(AND(OR(0.15&gt;[.$Z40];[.$Z40]&gt;0.2);NOT([.P40]=&quot;&quot;));[.P40];&quot;&quot;)">
            <text:p/>
          </table:table-cell>
          <table:table-cell table:style-name="ce33" table:formula="of:=IF(AND(OR(0.15&gt;[.$Z40];[.$Z40]&gt;0.2);NOT([.Q40]=&quot;&quot;));[.Q40];&quot;&quot;)">
            <text:p/>
          </table:table-cell>
          <table:table-cell table:style-name="ce33" table:formula="of:=IF(AND(OR(0.15&gt;[.$Z40];[.$Z40]&gt;0.2);NOT([.R40]=&quot;&quot;));[.R40];&quot;&quot;)">
            <text:p/>
          </table:table-cell>
          <table:table-cell table:style-name="ce33" table:formula="of:=IF(AND(OR(0.15&gt;[.$Z40];[.$Z40]&gt;0.2);NOT([.S40]=&quot;&quot;));[.S40];&quot;&quot;)">
            <text:p/>
          </table:table-cell>
          <table:table-cell table:style-name="ce39" table:formula="of:=IF(AND(OR(0.15&gt;[.$Z40];[.$Z40]&gt;0.2);NOT([.T40]=&quot;&quot;));[.T40];&quot;&quot;)">
            <text:p/>
          </table:table-cell>
          <table:table-cell table:style-name="ce39" table:formula="of:=IF(AND(OR(0.15&gt;[.$Z40];[.$Z40]&gt;0.2);NOT([.U40]=&quot;&quot;));[.U40];&quot;&quot;)">
            <text:p/>
          </table:table-cell>
          <table:table-cell table:style-name="ce33" table:formula="of:=IF(AND(OR(0.15&gt;[.$Z40];[.$Z40]&gt;0.2);NOT([.V40]=&quot;&quot;));[.V40];&quot;&quot;)">
            <text:p/>
          </table:table-cell>
          <table:table-cell table:style-name="ce33" table:formula="of:=IF(AND(OR(0.15&gt;[.$Z40];[.$Z40]&gt;0.2);NOT([.W40]=&quot;&quot;));[.W40];&quot;&quot;)">
            <text:p/>
          </table:table-cell>
          <table:table-cell table:style-name="ce33" table:formula="of:=IF(AND(OR(0.15&gt;[.$Z40];[.$Z40]&gt;0.2);NOT([.X40]=&quot;&quot;));[.X40];&quot;&quot;)">
            <text:p/>
          </table:table-cell>
          <table:table-cell table:style-name="ce39" table:formula="of:=IF(AND(OR(0.15&gt;[.$Z40];[.$Z40]&gt;0.2);NOT([.Y40]=&quot;&quot;));[.Y40];&quot;&quot;)">
            <text:p/>
          </table:table-cell>
          <table:table-cell table:style-name="ce33" table:formula="of:=IF(AND(OR(0.15&gt;[.$Z40];[.$Z40]&gt;0.2);NOT([.Z40]=&quot;&quot;));[.Z40];&quot;&quot;)">
            <text:p/>
          </table:table-cell>
          <table:table-cell table:style-name="ce44" table:formula="of:=IF(AND(OR(0.15&gt;[.$Z40];[.$Z40]&gt;0.2);NOT([.AA40]=&quot;&quot;));[.AA40];&quot;&quot;)">
            <text:p/>
          </table:table-cell>
          <table:table-cell table:style-name="Default" table:number-columns-repeated="3"/>
          <table:table-cell table:style-name="ce4" table:formula="of:=IF(AND([.$U40] = 1;NOT([.A40]=&quot;&quot;));[.A40];&quot;&quot;)" office:value-type="float" office:value="36" calcext:value-type="float">
            <text:p>36</text:p>
          </table:table-cell>
          <table:table-cell table:style-name="ce110" table:formula="of:=IF(AND([.$U40] = 1;NOT([.B40]=&quot;&quot;));[.B40];&quot;&quot;)" office:value-type="float" office:value="1.72788" calcext:value-type="float">
            <text:p>1.72788</text:p>
          </table:table-cell>
          <table:table-cell table:style-name="ce110" table:formula="of:=IF(AND([.$U40] = 1;NOT([.C40]=&quot;&quot;));[.C40];&quot;&quot;)" office:value-type="float" office:value="-1.5708" calcext:value-type="float">
            <text:p>-1.5708</text:p>
          </table:table-cell>
          <table:table-cell table:style-name="ce110" table:formula="of:=IF(AND([.$U40] = 1;NOT([.D40]=&quot;&quot;));[.D40];&quot;&quot;)" office:value-type="float" office:value="1.85005" calcext:value-type="float">
            <text:p>1.85005</text:p>
          </table:table-cell>
          <table:table-cell table:style-name="ce110" table:formula="of:=IF(AND([.$U40] = 1;NOT([.E40]=&quot;&quot;));[.E40];&quot;&quot;)" office:value-type="float" office:value="-2.16421" calcext:value-type="float">
            <text:p>-2.16421</text:p>
          </table:table-cell>
          <table:table-cell table:style-name="ce110" table:formula="of:=IF(AND([.$U40] = 1;NOT([.F40]=&quot;&quot;));[.F40];&quot;&quot;)" office:value-type="float" office:value="-1.48353" calcext:value-type="float">
            <text:p>-1.48353</text:p>
          </table:table-cell>
          <table:table-cell table:style-name="ce110" table:formula="of:=IF(AND([.$U40] = 1;NOT([.G40]=&quot;&quot;));[.G40];&quot;&quot;)" office:value-type="float" office:value="-1.76278" calcext:value-type="float">
            <text:p>-1.76278</text:p>
          </table:table-cell>
          <table:table-cell table:style-name="ce110" table:formula="of:=IF(AND([.$U40] = 1;NOT([.H40]=&quot;&quot;));[.H40];&quot;&quot;)">
            <text:p/>
          </table:table-cell>
          <table:table-cell table:style-name="ce110" table:formula="of:=IF(AND([.$U40] = 1;NOT([.I40]=&quot;&quot;));[.I40];&quot;&quot;)">
            <text:p/>
          </table:table-cell>
          <table:table-cell table:style-name="ce110" table:formula="of:=IF(AND([.$U40] = 1;NOT([.J40]=&quot;&quot;));[.J40];&quot;&quot;)" office:value-type="float" office:value="37" calcext:value-type="float">
            <text:p>37</text:p>
          </table:table-cell>
          <table:table-cell table:style-name="ce110" table:formula="of:=IF(AND([.$U40] = 1;NOT([.K40]=&quot;&quot;));[.K40];&quot;&quot;)" office:value-type="float" office:value="0.3381" calcext:value-type="float">
            <text:p>0.3381</text:p>
          </table:table-cell>
          <table:table-cell table:style-name="ce110" table:formula="of:=IF(AND([.$U40] = 1;NOT([.L40]=&quot;&quot;));[.L40];&quot;&quot;)" office:value-type="float" office:value="-0.1039" calcext:value-type="float">
            <text:p>-0.1039</text:p>
          </table:table-cell>
          <table:table-cell table:style-name="ce110" table:formula="of:=IF(AND([.$U40] = 1;NOT([.M40]=&quot;&quot;));[.M40];&quot;&quot;)">
            <text:p/>
          </table:table-cell>
          <table:table-cell table:style-name="ce110" table:formula="of:=IF(AND([.$U40] = 1;NOT([.N40]=&quot;&quot;));[.N40];&quot;&quot;)">
            <text:p/>
          </table:table-cell>
          <table:table-cell table:style-name="ce110" table:formula="of:=IF(AND([.$U40] = 1;NOT([.O40]=&quot;&quot;));[.O40];&quot;&quot;)" office:value-type="float" office:value="36" calcext:value-type="float">
            <text:p>36</text:p>
          </table:table-cell>
          <table:table-cell table:style-name="ce110" table:formula="of:=IF(AND([.$U40] = 1;NOT([.P40]=&quot;&quot;));[.P40];&quot;&quot;)" office:value-type="float" office:value="2.3558" calcext:value-type="float">
            <text:p>2.3558</text:p>
          </table:table-cell>
          <table:table-cell table:style-name="ce110" table:formula="of:=IF(AND([.$U40] = 1;NOT([.Q40]=&quot;&quot;));[.Q40];&quot;&quot;)" office:value-type="float" office:value="-2.3558" calcext:value-type="float">
            <text:p>-2.3558</text:p>
          </table:table-cell>
          <table:table-cell table:style-name="ce110" table:formula="of:=IF(AND([.$U40] = 1;NOT([.R40]=&quot;&quot;));[.R40];&quot;&quot;)" office:value-type="float" office:value="38" calcext:value-type="float">
            <text:p>38</text:p>
          </table:table-cell>
          <table:table-cell table:style-name="ce110" table:formula="of:=IF(AND([.$U40] = 1;NOT([.S40]=&quot;&quot;));[.S40];&quot;&quot;)" office:value-type="float" office:value="2.3589608618" calcext:value-type="float">
            <text:p>2.3589608618</text:p>
          </table:table-cell>
          <table:table-cell table:style-name="ce110" table:formula="of:=IF(AND([.$U40] = 1;NOT([.T40]=&quot;&quot;));[.T40];&quot;&quot;)" office:value-type="float" office:value="-1" calcext:value-type="float">
            <text:p>-1</text:p>
          </table:table-cell>
          <table:table-cell table:style-name="ce110" table:formula="of:=IF(AND([.$U40] = 1;NOT([.U40]=&quot;&quot;));[.U40];&quot;&quot;)" office:value-type="float" office:value="1" calcext:value-type="float">
            <text:p>1</text:p>
          </table:table-cell>
          <table:table-cell table:style-name="ce110" table:formula="of:=IF(AND([.$U40] = 1;NOT([.V40]=&quot;&quot;));[.V40];&quot;&quot;)" office:value-type="float" office:value="0" calcext:value-type="float">
            <text:p>0</text:p>
          </table:table-cell>
          <table:table-cell table:style-name="ce110" table:formula="of:=IF(AND([.$U40] = 1;NOT([.W40]=&quot;&quot;));[.W40];&quot;&quot;)">
            <text:p/>
          </table:table-cell>
          <table:table-cell table:style-name="ce110" table:formula="of:=IF(AND([.$U40] = 1;NOT([.X40]=&quot;&quot;));[.X40];&quot;&quot;)">
            <text:p/>
          </table:table-cell>
          <table:table-cell table:style-name="ce110" table:formula="of:=IF(AND([.$U40] = 1;NOT([.Y40]=&quot;&quot;));[.Y40];&quot;&quot;)" office:value-type="float" office:value="36" calcext:value-type="float">
            <text:p>36</text:p>
          </table:table-cell>
          <table:table-cell table:style-name="ce121" table:formula="of:=IF(AND([.$U40] = 1;NOT([.Z40]=&quot;&quot;));[.Z40];&quot;&quot;)" office:value-type="float" office:value="0.1697" calcext:value-type="float">
            <text:p>0.16970</text:p>
          </table:table-cell>
          <table:table-cell table:style-name="ce25" table:formula="of:=IF(AND([.$U40] = 1;NOT([.AA40]=&quot;&quot;));[.AA40];&quot;&quot;)" office:value-type="float" office:value="-0.7431" calcext:value-type="float">
            <text:p>-0.7431</text:p>
          </table:table-cell>
          <table:table-cell table:style-name="Default" table:number-columns-repeated="3"/>
          <table:table-cell table:style-name="ce4" table:formula="of:=IF(AND([.$U40] = 0;NOT([.A40]=&quot;&quot;));[.A40];&quot;&quot;)">
            <text:p/>
          </table:table-cell>
          <table:table-cell table:style-name="ce110" table:formula="of:=IF(AND([.$U40] = 0;NOT([.B40]=&quot;&quot;));[.B40];&quot;&quot;)">
            <text:p/>
          </table:table-cell>
          <table:table-cell table:style-name="ce110" table:formula="of:=IF(AND([.$U40] = 0;NOT([.C40]=&quot;&quot;));[.C40];&quot;&quot;)">
            <text:p/>
          </table:table-cell>
          <table:table-cell table:style-name="ce110" table:formula="of:=IF(AND([.$U40] = 0;NOT([.D40]=&quot;&quot;));[.D40];&quot;&quot;)">
            <text:p/>
          </table:table-cell>
          <table:table-cell table:style-name="ce110" table:formula="of:=IF(AND([.$U40] = 0;NOT([.E40]=&quot;&quot;));[.E40];&quot;&quot;)">
            <text:p/>
          </table:table-cell>
          <table:table-cell table:style-name="ce110" table:formula="of:=IF(AND([.$U40] = 0;NOT([.F40]=&quot;&quot;));[.F40];&quot;&quot;)">
            <text:p/>
          </table:table-cell>
          <table:table-cell table:style-name="ce110" table:formula="of:=IF(AND([.$U40] = 0;NOT([.G40]=&quot;&quot;));[.G40];&quot;&quot;)">
            <text:p/>
          </table:table-cell>
          <table:table-cell table:style-name="ce110" table:formula="of:=IF(AND([.$U40] = 0;NOT([.H40]=&quot;&quot;));[.H40];&quot;&quot;)">
            <text:p/>
          </table:table-cell>
          <table:table-cell table:style-name="ce110" table:formula="of:=IF(AND([.$U40] = 0;NOT([.I40]=&quot;&quot;));[.I40];&quot;&quot;)">
            <text:p/>
          </table:table-cell>
          <table:table-cell table:style-name="ce110" table:formula="of:=IF(AND([.$U40] = 0;NOT([.J40]=&quot;&quot;));[.J40];&quot;&quot;)">
            <text:p/>
          </table:table-cell>
          <table:table-cell table:style-name="ce113" table:formula="of:=IF(AND([.$U40] = 0;NOT([.K40]=&quot;&quot;));[.K40];&quot;&quot;)">
            <text:p/>
          </table:table-cell>
          <table:table-cell table:style-name="ce113" table:formula="of:=IF(AND([.$U40] = 0;NOT([.L40]=&quot;&quot;));[.L40];&quot;&quot;)">
            <text:p/>
          </table:table-cell>
          <table:table-cell table:style-name="ce110" table:formula="of:=IF(AND([.$U40] = 0;NOT([.M40]=&quot;&quot;));[.M40];&quot;&quot;)">
            <text:p/>
          </table:table-cell>
          <table:table-cell table:style-name="ce110" table:formula="of:=IF(AND([.$U40] = 0;NOT([.N40]=&quot;&quot;));[.N40];&quot;&quot;)">
            <text:p/>
          </table:table-cell>
          <table:table-cell table:style-name="ce110" table:formula="of:=IF(AND([.$U40] = 0;NOT([.O40]=&quot;&quot;));[.O40];&quot;&quot;)">
            <text:p/>
          </table:table-cell>
          <table:table-cell table:style-name="ce110" table:formula="of:=IF(AND([.$U40] = 0;NOT([.P40]=&quot;&quot;));[.P40];&quot;&quot;)">
            <text:p/>
          </table:table-cell>
          <table:table-cell table:style-name="ce110" table:formula="of:=IF(AND([.$U40] = 0;NOT([.Q40]=&quot;&quot;));[.Q40];&quot;&quot;)">
            <text:p/>
          </table:table-cell>
          <table:table-cell table:style-name="ce110" table:formula="of:=IF(AND([.$U40] = 0;NOT([.R40]=&quot;&quot;));[.R40];&quot;&quot;)">
            <text:p/>
          </table:table-cell>
          <table:table-cell table:style-name="ce110" table:formula="of:=IF(AND([.$U40] = 0;NOT([.S40]=&quot;&quot;));[.S40];&quot;&quot;)">
            <text:p/>
          </table:table-cell>
          <table:table-cell table:style-name="ce110" table:formula="of:=IF(AND([.$U40] = 0;NOT([.T40]=&quot;&quot;));[.T40];&quot;&quot;)">
            <text:p/>
          </table:table-cell>
          <table:table-cell table:style-name="ce110" table:formula="of:=IF(AND([.$U40] = 0;NOT([.U40]=&quot;&quot;));[.U40];&quot;&quot;)">
            <text:p/>
          </table:table-cell>
          <table:table-cell table:style-name="ce110" table:formula="of:=IF(AND([.$U40] = 0;NOT([.V40]=&quot;&quot;));[.V40];&quot;&quot;)">
            <text:p/>
          </table:table-cell>
          <table:table-cell table:style-name="ce110" table:formula="of:=IF(AND([.$U40] = 0;NOT([.W40]=&quot;&quot;));[.W40];&quot;&quot;)">
            <text:p/>
          </table:table-cell>
          <table:table-cell table:style-name="ce110" table:formula="of:=IF(AND([.$U40] = 0;NOT([.X40]=&quot;&quot;));[.X40];&quot;&quot;)">
            <text:p/>
          </table:table-cell>
          <table:table-cell table:style-name="ce110" table:formula="of:=IF(AND([.$U40] = 0;NOT([.Y40]=&quot;&quot;));[.Y40];&quot;&quot;)">
            <text:p/>
          </table:table-cell>
          <table:table-cell table:style-name="ce110" table:formula="of:=IF(AND([.$U40] = 0;NOT([.Z40]=&quot;&quot;));[.Z40];&quot;&quot;)">
            <text:p/>
          </table:table-cell>
          <table:table-cell table:style-name="ce25" table:formula="of:=IF(AND([.$U40] = 0;NOT([.AA40]=&quot;&quot;));[.AA40];&quot;&quot;)">
            <text:p/>
          </table:table-cell>
          <table:table-cell table:style-name="Default" table:number-columns-repeated="3"/>
          <table:table-cell table:style-name="ce126" table:formula="of:=IF(AND(0.1&lt;[.$Z40];[.$Z40]&lt;0.25; NOT([.A40]=&quot;&quot;));[.A40];&quot;&quot;)" office:value-type="float" office:value="36" calcext:value-type="float">
            <text:p>36.0000</text:p>
          </table:table-cell>
          <table:table-cell table:style-name="ce44" table:formula="of:=IF(AND(0.1&lt;[.$Z40];[.$Z40]&lt;0.25; NOT([.B40]=&quot;&quot;));[.B40];&quot;&quot;)" office:value-type="float" office:value="1.72788" calcext:value-type="float">
            <text:p>1.7279</text:p>
          </table:table-cell>
          <table:table-cell table:style-name="ce44" table:formula="of:=IF(AND(0.1&lt;[.$Z40];[.$Z40]&lt;0.25; NOT([.C40]=&quot;&quot;));[.C40];&quot;&quot;)" office:value-type="float" office:value="-1.5708" calcext:value-type="float">
            <text:p>-1.5708</text:p>
          </table:table-cell>
          <table:table-cell table:style-name="ce44" table:formula="of:=IF(AND(0.1&lt;[.$Z40];[.$Z40]&lt;0.25; NOT([.D40]=&quot;&quot;));[.D40];&quot;&quot;)" office:value-type="float" office:value="1.85005" calcext:value-type="float">
            <text:p>1.8501</text:p>
          </table:table-cell>
          <table:table-cell table:style-name="ce44" table:formula="of:=IF(AND(0.1&lt;[.$Z40];[.$Z40]&lt;0.25; NOT([.E40]=&quot;&quot;));[.E40];&quot;&quot;)" office:value-type="float" office:value="-2.16421" calcext:value-type="float">
            <text:p>-2.1642</text:p>
          </table:table-cell>
          <table:table-cell table:style-name="ce44" table:formula="of:=IF(AND(0.1&lt;[.$Z40];[.$Z40]&lt;0.25; NOT([.F40]=&quot;&quot;));[.F40];&quot;&quot;)" office:value-type="float" office:value="-1.48353" calcext:value-type="float">
            <text:p>-1.4835</text:p>
          </table:table-cell>
          <table:table-cell table:style-name="ce44" table:formula="of:=IF(AND(0.1&lt;[.$Z40];[.$Z40]&lt;0.25; NOT([.G40]=&quot;&quot;));[.G40];&quot;&quot;)" office:value-type="float" office:value="-1.76278" calcext:value-type="float">
            <text:p>-1.7628</text:p>
          </table:table-cell>
          <table:table-cell table:style-name="ce44" table:formula="of:=IF(AND(0.1&lt;[.$Z40];[.$Z40]&lt;0.25; NOT([.H40]=&quot;&quot;));[.H40];&quot;&quot;)">
            <text:p/>
          </table:table-cell>
          <table:table-cell table:style-name="ce44" table:formula="of:=IF(AND(0.1&lt;[.$Z40];[.$Z40]&lt;0.25; NOT([.I40]=&quot;&quot;));[.I40];&quot;&quot;)">
            <text:p/>
          </table:table-cell>
          <table:table-cell table:style-name="ce44" table:formula="of:=IF(AND(0.1&lt;[.$Z40];[.$Z40]&lt;0.25; NOT([.J40]=&quot;&quot;));[.J40];&quot;&quot;)" office:value-type="float" office:value="37" calcext:value-type="float">
            <text:p>37.0000</text:p>
          </table:table-cell>
          <table:table-cell table:style-name="ce44" table:formula="of:=IF(AND(0.1&lt;[.$Z40];[.$Z40]&lt;0.25; NOT([.K40]=&quot;&quot;));[.K40];&quot;&quot;)" office:value-type="float" office:value="0.3381" calcext:value-type="float">
            <text:p>0.3381</text:p>
          </table:table-cell>
          <table:table-cell table:style-name="ce44" table:formula="of:=IF(AND(0.1&lt;[.$Z40];[.$Z40]&lt;0.25; NOT([.L40]=&quot;&quot;));[.L40];&quot;&quot;)" office:value-type="float" office:value="-0.1039" calcext:value-type="float">
            <text:p>-0.1039</text:p>
          </table:table-cell>
          <table:table-cell table:style-name="ce44" table:formula="of:=IF(AND(0.1&lt;[.$Z40];[.$Z40]&lt;0.25; NOT([.M40]=&quot;&quot;));[.M40];&quot;&quot;)">
            <text:p/>
          </table:table-cell>
          <table:table-cell table:style-name="ce44" table:formula="of:=IF(AND(0.1&lt;[.$Z40];[.$Z40]&lt;0.25; NOT([.N40]=&quot;&quot;));[.N40];&quot;&quot;)">
            <text:p/>
          </table:table-cell>
          <table:table-cell table:style-name="ce44" table:formula="of:=IF(AND(0.1&lt;[.$Z40];[.$Z40]&lt;0.25; NOT([.O40]=&quot;&quot;));[.O40];&quot;&quot;)" office:value-type="float" office:value="36" calcext:value-type="float">
            <text:p>36.0000</text:p>
          </table:table-cell>
          <table:table-cell table:style-name="ce44" table:formula="of:=IF(AND(0.1&lt;[.$Z40];[.$Z40]&lt;0.25; NOT([.P40]=&quot;&quot;));[.P40];&quot;&quot;)" office:value-type="float" office:value="2.3558" calcext:value-type="float">
            <text:p>2.3558</text:p>
          </table:table-cell>
          <table:table-cell table:style-name="ce44" table:formula="of:=IF(AND(0.1&lt;[.$Z40];[.$Z40]&lt;0.25; NOT([.Q40]=&quot;&quot;));[.Q40];&quot;&quot;)" office:value-type="float" office:value="-2.3558" calcext:value-type="float">
            <text:p>-2.3558</text:p>
          </table:table-cell>
          <table:table-cell table:style-name="ce44" table:formula="of:=IF(AND(0.1&lt;[.$Z40];[.$Z40]&lt;0.25; NOT([.R40]=&quot;&quot;));[.R40];&quot;&quot;)" office:value-type="float" office:value="38" calcext:value-type="float">
            <text:p>38.0000</text:p>
          </table:table-cell>
          <table:table-cell table:style-name="ce44" table:formula="of:=IF(AND(0.1&lt;[.$Z40];[.$Z40]&lt;0.25; NOT([.S40]=&quot;&quot;));[.S40];&quot;&quot;)" office:value-type="float" office:value="2.3589608618" calcext:value-type="float">
            <text:p>2.3590</text:p>
          </table:table-cell>
          <table:table-cell table:style-name="ce44" table:formula="of:=IF(AND(0.1&lt;[.$Z40];[.$Z40]&lt;0.25; NOT([.T40]=&quot;&quot;));[.T40];&quot;&quot;)" office:value-type="float" office:value="-1" calcext:value-type="float">
            <text:p>-1.0000</text:p>
          </table:table-cell>
          <table:table-cell table:style-name="ce44" table:formula="of:=IF(AND(0.1&lt;[.$Z40];[.$Z40]&lt;0.25; NOT([.U40]=&quot;&quot;));[.U40];&quot;&quot;)" office:value-type="float" office:value="1" calcext:value-type="float">
            <text:p>1.0000</text:p>
          </table:table-cell>
          <table:table-cell table:style-name="ce44" table:formula="of:=IF(AND(0.1&lt;[.$Z40];[.$Z40]&lt;0.25; NOT([.V40]=&quot;&quot;));[.V40];&quot;&quot;)" office:value-type="float" office:value="0" calcext:value-type="float">
            <text:p>0.0000</text:p>
          </table:table-cell>
          <table:table-cell table:style-name="ce44" table:formula="of:=IF(AND(0.1&lt;[.$Z40];[.$Z40]&lt;0.25; NOT([.W40]=&quot;&quot;));[.W40];&quot;&quot;)">
            <text:p/>
          </table:table-cell>
          <table:table-cell table:style-name="ce44" table:formula="of:=IF(AND(0.1&lt;[.$Z40];[.$Z40]&lt;0.25; NOT([.X40]=&quot;&quot;));[.X40];&quot;&quot;)">
            <text:p/>
          </table:table-cell>
          <table:table-cell table:style-name="ce44" table:formula="of:=IF(AND(0.1&lt;[.$Z40];[.$Z40]&lt;0.25; NOT([.Y40]=&quot;&quot;));[.Y40];&quot;&quot;)" office:value-type="float" office:value="36" calcext:value-type="float">
            <text:p>36.0000</text:p>
          </table:table-cell>
          <table:table-cell table:style-name="ce44" table:formula="of:=IF(AND(0.1&lt;[.$Z40];[.$Z40]&lt;0.25; NOT([.Z40]=&quot;&quot;));[.Z40];&quot;&quot;)" office:value-type="float" office:value="0.1697" calcext:value-type="float">
            <text:p>0.1697</text:p>
          </table:table-cell>
          <table:table-cell table:style-name="ce44" table:formula="of:=IF(AND(0.1&lt;[.$Z40];[.$Z40]&lt;0.25; NOT([.AA40]=&quot;&quot;));[.AA40];&quot;&quot;)" office:value-type="float" office:value="-0.7431" calcext:value-type="float">
            <text:p>-0.7431</text:p>
          </table:table-cell>
          <table:table-cell table:style-name="Default" table:number-columns-repeated="3"/>
          <table:table-cell table:style-name="ce126" table:formula="of:=IF(AND(OR(0.1&gt;[.$Z40];[.$Z40]&gt;0.25);NOT([.A40]=&quot;&quot;));[.A40];&quot;&quot;)">
            <text:p/>
          </table:table-cell>
          <table:table-cell table:style-name="ce44" table:formula="of:=IF(AND(OR(0.1&gt;[.$Z40];[.$Z40]&gt;0.25);NOT([.B40]=&quot;&quot;));[.B40];&quot;&quot;)">
            <text:p/>
          </table:table-cell>
          <table:table-cell table:style-name="ce44" table:formula="of:=IF(AND(OR(0.1&gt;[.$Z40];[.$Z40]&gt;0.25);NOT([.C40]=&quot;&quot;));[.C40];&quot;&quot;)">
            <text:p/>
          </table:table-cell>
          <table:table-cell table:style-name="ce44" table:formula="of:=IF(AND(OR(0.1&gt;[.$Z40];[.$Z40]&gt;0.25);NOT([.D40]=&quot;&quot;));[.D40];&quot;&quot;)">
            <text:p/>
          </table:table-cell>
          <table:table-cell table:style-name="ce44" table:formula="of:=IF(AND(OR(0.1&gt;[.$Z40];[.$Z40]&gt;0.25);NOT([.E40]=&quot;&quot;));[.E40];&quot;&quot;)">
            <text:p/>
          </table:table-cell>
          <table:table-cell table:style-name="ce44" table:formula="of:=IF(AND(OR(0.1&gt;[.$Z40];[.$Z40]&gt;0.25);NOT([.F40]=&quot;&quot;));[.F40];&quot;&quot;)">
            <text:p/>
          </table:table-cell>
          <table:table-cell table:style-name="ce44" table:formula="of:=IF(AND(OR(0.1&gt;[.$Z40];[.$Z40]&gt;0.25);NOT([.G40]=&quot;&quot;));[.G40];&quot;&quot;)">
            <text:p/>
          </table:table-cell>
          <table:table-cell table:style-name="ce44" table:formula="of:=IF(AND(OR(0.1&gt;[.$Z40];[.$Z40]&gt;0.25);NOT([.H40]=&quot;&quot;));[.H40];&quot;&quot;)">
            <text:p/>
          </table:table-cell>
          <table:table-cell table:style-name="ce44" table:formula="of:=IF(AND(OR(0.1&gt;[.$Z40];[.$Z40]&gt;0.25);NOT([.I40]=&quot;&quot;));[.I40];&quot;&quot;)">
            <text:p/>
          </table:table-cell>
          <table:table-cell table:style-name="ce44" table:formula="of:=IF(AND(OR(0.1&gt;[.$Z40];[.$Z40]&gt;0.25);NOT([.J40]=&quot;&quot;));[.J40];&quot;&quot;)">
            <text:p/>
          </table:table-cell>
          <table:table-cell table:style-name="ce44" table:formula="of:=IF(AND(OR(0.1&gt;[.$Z40];[.$Z40]&gt;0.25);NOT([.K40]=&quot;&quot;));[.K40];&quot;&quot;)">
            <text:p/>
          </table:table-cell>
          <table:table-cell table:style-name="ce44" table:formula="of:=IF(AND(OR(0.1&gt;[.$Z40];[.$Z40]&gt;0.25);NOT([.L40]=&quot;&quot;));[.L40];&quot;&quot;)">
            <text:p/>
          </table:table-cell>
          <table:table-cell table:style-name="ce44" table:formula="of:=IF(AND(OR(0.1&gt;[.$Z40];[.$Z40]&gt;0.25);NOT([.M40]=&quot;&quot;));[.M40];&quot;&quot;)">
            <text:p/>
          </table:table-cell>
          <table:table-cell table:style-name="ce44" table:formula="of:=IF(AND(OR(0.1&gt;[.$Z40];[.$Z40]&gt;0.25);NOT([.N40]=&quot;&quot;));[.N40];&quot;&quot;)">
            <text:p/>
          </table:table-cell>
          <table:table-cell table:style-name="ce128" table:formula="of:=IF(AND(OR(0.1&gt;[.$Z40];[.$Z40]&gt;0.25);NOT([.O40]=&quot;&quot;));[.O40];&quot;&quot;)">
            <text:p/>
          </table:table-cell>
          <table:table-cell table:style-name="ce44" table:formula="of:=IF(AND(OR(0.1&gt;[.$Z40];[.$Z40]&gt;0.25);NOT([.P40]=&quot;&quot;));[.P40];&quot;&quot;)">
            <text:p/>
          </table:table-cell>
          <table:table-cell table:style-name="ce44" table:formula="of:=IF(AND(OR(0.1&gt;[.$Z40];[.$Z40]&gt;0.25);NOT([.Q40]=&quot;&quot;));[.Q40];&quot;&quot;)">
            <text:p/>
          </table:table-cell>
          <table:table-cell table:style-name="ce44" table:formula="of:=IF(AND(OR(0.1&gt;[.$Z40];[.$Z40]&gt;0.25);NOT([.R40]=&quot;&quot;));[.R40];&quot;&quot;)">
            <text:p/>
          </table:table-cell>
          <table:table-cell table:style-name="ce44" table:formula="of:=IF(AND(OR(0.1&gt;[.$Z40];[.$Z40]&gt;0.25);NOT([.S40]=&quot;&quot;));[.S40];&quot;&quot;)">
            <text:p/>
          </table:table-cell>
          <table:table-cell table:style-name="ce44" table:formula="of:=IF(AND(OR(0.1&gt;[.$Z40];[.$Z40]&gt;0.25);NOT([.T40]=&quot;&quot;));[.T40];&quot;&quot;)">
            <text:p/>
          </table:table-cell>
          <table:table-cell table:style-name="ce44" table:formula="of:=IF(AND(OR(0.1&gt;[.$Z40];[.$Z40]&gt;0.25);NOT([.U40]=&quot;&quot;));[.U40];&quot;&quot;)">
            <text:p/>
          </table:table-cell>
          <table:table-cell table:style-name="ce44" table:formula="of:=IF(AND(OR(0.1&gt;[.$Z40];[.$Z40]&gt;0.25);NOT([.V40]=&quot;&quot;));[.V40];&quot;&quot;)">
            <text:p/>
          </table:table-cell>
          <table:table-cell table:style-name="ce44" table:formula="of:=IF(AND(OR(0.1&gt;[.$Z40];[.$Z40]&gt;0.25);NOT([.W40]=&quot;&quot;));[.W40];&quot;&quot;)">
            <text:p/>
          </table:table-cell>
          <table:table-cell table:style-name="ce44" table:formula="of:=IF(AND(OR(0.1&gt;[.$Z40];[.$Z40]&gt;0.25);NOT([.X40]=&quot;&quot;));[.X40];&quot;&quot;)">
            <text:p/>
          </table:table-cell>
          <table:table-cell table:style-name="ce128" table:formula="of:=IF(AND(OR(0.1&gt;[.$Z40];[.$Z40]&gt;0.25);NOT([.Y40]=&quot;&quot;));[.Y40];&quot;&quot;)">
            <text:p/>
          </table:table-cell>
          <table:table-cell table:style-name="ce44" table:formula="of:=IF(AND(OR(0.1&gt;[.$Z40];[.$Z40]&gt;0.25);NOT([.Z40]=&quot;&quot;));[.Z40];&quot;&quot;)">
            <text:p/>
          </table:table-cell>
          <table:table-cell table:style-name="ce44" table:formula="of:=IF(AND(OR(0.1&gt;[.$Z40];[.$Z40]&gt;0.25);NOT([.AA40]=&quot;&quot;));[.AA40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38" calcext:value-type="float">
            <text:p>38</text:p>
          </table:table-cell>
          <table:table-cell table:style-name="ce15" office:value-type="float" office:value="0.3381" calcext:value-type="float">
            <text:p>0.3381</text:p>
          </table:table-cell>
          <table:table-cell table:style-name="ce15" office:value-type="float" office:value="-0.1039" calcext:value-type="float">
            <text:p>-0.1039</text:p>
          </table:table-cell>
          <table:table-cell table:style-name="Default" table:number-columns-repeated="2"/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2.3558" calcext:value-type="float">
            <text:p>2.3558</text:p>
          </table:table-cell>
          <table:table-cell table:style-name="ce10" office:value-type="float" office:value="-2.3558" calcext:value-type="float">
            <text:p>-2.3558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3591821691" calcext:value-type="float">
            <text:p>2.3591821691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37" calcext:value-type="float">
            <text:p>37</text:p>
          </table:table-cell>
          <table:table-cell table:style-name="ce10" office:value-type="float" office:value="0.1697" calcext:value-type="float">
            <text:p>0.1697</text:p>
          </table:table-cell>
          <table:table-cell table:style-name="ce25" office:value-type="float" office:value="-0.7431" calcext:value-type="float">
            <text:p>-0.7431</text:p>
          </table:table-cell>
          <table:table-cell table:style-name="Default" table:number-columns-repeated="3"/>
          <table:table-cell table:style-name="ce31" table:formula="of:=IF(AND(0.15&lt;[.$Z41];[.$Z41]&lt;0.2; NOT([.A41]=&quot;&quot;));[.A41];&quot;&quot;)" office:value-type="float" office:value="37" calcext:value-type="float">
            <text:p>37</text:p>
          </table:table-cell>
          <table:table-cell table:style-name="ce33" table:formula="of:=IF(AND(0.15&lt;[.$Z41];[.$Z41]&lt;0.2; NOT([.B41]=&quot;&quot;));[.B41];&quot;&quot;)" office:value-type="float" office:value="1.72788" calcext:value-type="float">
            <text:p>1.7279</text:p>
          </table:table-cell>
          <table:table-cell table:style-name="ce33" table:formula="of:=IF(AND(0.15&lt;[.$Z41];[.$Z41]&lt;0.2; NOT([.C41]=&quot;&quot;));[.C41];&quot;&quot;)" office:value-type="float" office:value="-1.5708" calcext:value-type="float">
            <text:p>-1.5708</text:p>
          </table:table-cell>
          <table:table-cell table:style-name="ce33" table:formula="of:=IF(AND(0.15&lt;[.$Z41];[.$Z41]&lt;0.2; NOT([.D41]=&quot;&quot;));[.D41];&quot;&quot;)" office:value-type="float" office:value="1.85005" calcext:value-type="float">
            <text:p>1.8501</text:p>
          </table:table-cell>
          <table:table-cell table:style-name="ce33" table:formula="of:=IF(AND(0.15&lt;[.$Z41];[.$Z41]&lt;0.2; NOT([.E41]=&quot;&quot;));[.E41];&quot;&quot;)" office:value-type="float" office:value="-2.16421" calcext:value-type="float">
            <text:p>-2.1642</text:p>
          </table:table-cell>
          <table:table-cell table:style-name="ce33" table:formula="of:=IF(AND(0.15&lt;[.$Z41];[.$Z41]&lt;0.2; NOT([.F41]=&quot;&quot;));[.F41];&quot;&quot;)" office:value-type="float" office:value="-1.48353" calcext:value-type="float">
            <text:p>-1.4835</text:p>
          </table:table-cell>
          <table:table-cell table:style-name="ce33" table:formula="of:=IF(AND(0.15&lt;[.$Z41];[.$Z41]&lt;0.2; NOT([.G41]=&quot;&quot;));[.G41];&quot;&quot;)" office:value-type="float" office:value="-1.76278" calcext:value-type="float">
            <text:p>-1.7628</text:p>
          </table:table-cell>
          <table:table-cell table:style-name="ce33" table:formula="of:=IF(AND(0.15&lt;[.$Z41];[.$Z41]&lt;0.2; NOT([.H41]=&quot;&quot;));[.H41];&quot;&quot;)">
            <text:p/>
          </table:table-cell>
          <table:table-cell table:style-name="ce33" table:formula="of:=IF(AND(0.15&lt;[.$Z41];[.$Z41]&lt;0.2; NOT([.I41]=&quot;&quot;));[.I41];&quot;&quot;)">
            <text:p/>
          </table:table-cell>
          <table:table-cell table:style-name="ce39" table:formula="of:=IF(AND(0.15&lt;[.$Z41];[.$Z41]&lt;0.2; NOT([.J41]=&quot;&quot;));[.J41];&quot;&quot;)" office:value-type="float" office:value="38" calcext:value-type="float">
            <text:p>38</text:p>
          </table:table-cell>
          <table:table-cell table:style-name="ce33" table:formula="of:=IF(AND(0.15&lt;[.$Z41];[.$Z41]&lt;0.2; NOT([.K41]=&quot;&quot;));[.K41];&quot;&quot;)" office:value-type="float" office:value="0.3381" calcext:value-type="float">
            <text:p>0.3381</text:p>
          </table:table-cell>
          <table:table-cell table:style-name="ce33" table:formula="of:=IF(AND(0.15&lt;[.$Z41];[.$Z41]&lt;0.2; NOT([.L41]=&quot;&quot;));[.L41];&quot;&quot;)" office:value-type="float" office:value="-0.1039" calcext:value-type="float">
            <text:p>-0.1039</text:p>
          </table:table-cell>
          <table:table-cell table:style-name="ce33" table:formula="of:=IF(AND(0.15&lt;[.$Z41];[.$Z41]&lt;0.2; NOT([.M41]=&quot;&quot;));[.M41];&quot;&quot;)">
            <text:p/>
          </table:table-cell>
          <table:table-cell table:style-name="ce33" table:formula="of:=IF(AND(0.15&lt;[.$Z41];[.$Z41]&lt;0.2; NOT([.N41]=&quot;&quot;));[.N41];&quot;&quot;)">
            <text:p/>
          </table:table-cell>
          <table:table-cell table:style-name="ce39" table:formula="of:=IF(AND(0.15&lt;[.$Z41];[.$Z41]&lt;0.2; NOT([.O41]=&quot;&quot;));[.O41];&quot;&quot;)" office:value-type="float" office:value="37" calcext:value-type="float">
            <text:p>37</text:p>
          </table:table-cell>
          <table:table-cell table:style-name="ce33" table:formula="of:=IF(AND(0.15&lt;[.$Z41];[.$Z41]&lt;0.2; NOT([.P41]=&quot;&quot;));[.P41];&quot;&quot;)" office:value-type="float" office:value="2.3558" calcext:value-type="float">
            <text:p>2.3558</text:p>
          </table:table-cell>
          <table:table-cell table:style-name="ce33" table:formula="of:=IF(AND(0.15&lt;[.$Z41];[.$Z41]&lt;0.2; NOT([.Q41]=&quot;&quot;));[.Q41];&quot;&quot;)" office:value-type="float" office:value="-2.3558" calcext:value-type="float">
            <text:p>-2.3558</text:p>
          </table:table-cell>
          <table:table-cell table:style-name="ce33" table:formula="of:=IF(AND(0.15&lt;[.$Z41];[.$Z41]&lt;0.2; NOT([.R41]=&quot;&quot;));[.R41];&quot;&quot;)" office:value-type="float" office:value="38" calcext:value-type="float">
            <text:p>38.0000</text:p>
          </table:table-cell>
          <table:table-cell table:style-name="ce33" table:formula="of:=IF(AND(0.15&lt;[.$Z41];[.$Z41]&lt;0.2; NOT([.S41]=&quot;&quot;));[.S41];&quot;&quot;)" office:value-type="float" office:value="2.3591821691" calcext:value-type="float">
            <text:p>2.3592</text:p>
          </table:table-cell>
          <table:table-cell table:style-name="ce39" table:formula="of:=IF(AND(0.15&lt;[.$Z41];[.$Z41]&lt;0.2; NOT([.T41]=&quot;&quot;));[.T41];&quot;&quot;)" office:value-type="float" office:value="-1" calcext:value-type="float">
            <text:p>-1</text:p>
          </table:table-cell>
          <table:table-cell table:style-name="ce39" table:formula="of:=IF(AND(0.15&lt;[.$Z41];[.$Z41]&lt;0.2; NOT([.U41]=&quot;&quot;));[.U41];&quot;&quot;)" office:value-type="float" office:value="1" calcext:value-type="float">
            <text:p>1</text:p>
          </table:table-cell>
          <table:table-cell table:style-name="ce33" table:formula="of:=IF(AND(0.15&lt;[.$Z41];[.$Z41]&lt;0.2; NOT([.V41]=&quot;&quot;));[.V41];&quot;&quot;)" office:value-type="float" office:value="0" calcext:value-type="float">
            <text:p>0.0000</text:p>
          </table:table-cell>
          <table:table-cell table:style-name="ce33" table:formula="of:=IF(AND(0.15&lt;[.$Z41];[.$Z41]&lt;0.2; NOT([.W41]=&quot;&quot;));[.W41];&quot;&quot;)">
            <text:p/>
          </table:table-cell>
          <table:table-cell table:style-name="ce33" table:formula="of:=IF(AND(0.15&lt;[.$Z41];[.$Z41]&lt;0.2; NOT([.X41]=&quot;&quot;));[.X41];&quot;&quot;)">
            <text:p/>
          </table:table-cell>
          <table:table-cell table:style-name="ce39" table:formula="of:=IF(AND(0.15&lt;[.$Z41];[.$Z41]&lt;0.2; NOT([.Y41]=&quot;&quot;));[.Y41];&quot;&quot;)" office:value-type="float" office:value="37" calcext:value-type="float">
            <text:p>37</text:p>
          </table:table-cell>
          <table:table-cell table:style-name="ce33" table:formula="of:=IF(AND(0.15&lt;[.$Z41];[.$Z41]&lt;0.2; NOT([.Z41]=&quot;&quot;));[.Z41];&quot;&quot;)" office:value-type="float" office:value="0.1697" calcext:value-type="float">
            <text:p>0.1697</text:p>
          </table:table-cell>
          <table:table-cell table:style-name="ce44" table:formula="of:=IF(AND(0.15&lt;[.$Z41];[.$Z41]&lt;0.2; NOT([.AA41]=&quot;&quot;));[.AA41];&quot;&quot;)" office:value-type="float" office:value="-0.7431" calcext:value-type="float">
            <text:p>-0.7431</text:p>
          </table:table-cell>
          <table:table-cell table:style-name="Default" table:number-columns-repeated="3"/>
          <table:table-cell table:style-name="ce31" table:formula="of:=IF(AND(OR(0.15&gt;[.$Z41];[.$Z41]&gt;0.2);NOT([.A41]=&quot;&quot;));[.A41];&quot;&quot;)">
            <text:p/>
          </table:table-cell>
          <table:table-cell table:style-name="ce33" table:formula="of:=IF(AND(OR(0.15&gt;[.$Z41];[.$Z41]&gt;0.2);NOT([.B41]=&quot;&quot;));[.B41];&quot;&quot;)">
            <text:p/>
          </table:table-cell>
          <table:table-cell table:style-name="ce33" table:formula="of:=IF(AND(OR(0.15&gt;[.$Z41];[.$Z41]&gt;0.2);NOT([.C41]=&quot;&quot;));[.C41];&quot;&quot;)">
            <text:p/>
          </table:table-cell>
          <table:table-cell table:style-name="ce33" table:formula="of:=IF(AND(OR(0.15&gt;[.$Z41];[.$Z41]&gt;0.2);NOT([.D41]=&quot;&quot;));[.D41];&quot;&quot;)">
            <text:p/>
          </table:table-cell>
          <table:table-cell table:style-name="ce33" table:formula="of:=IF(AND(OR(0.15&gt;[.$Z41];[.$Z41]&gt;0.2);NOT([.E41]=&quot;&quot;));[.E41];&quot;&quot;)">
            <text:p/>
          </table:table-cell>
          <table:table-cell table:style-name="ce33" table:formula="of:=IF(AND(OR(0.15&gt;[.$Z41];[.$Z41]&gt;0.2);NOT([.F41]=&quot;&quot;));[.F41];&quot;&quot;)">
            <text:p/>
          </table:table-cell>
          <table:table-cell table:style-name="ce33" table:formula="of:=IF(AND(OR(0.15&gt;[.$Z41];[.$Z41]&gt;0.2);NOT([.G41]=&quot;&quot;));[.G41];&quot;&quot;)">
            <text:p/>
          </table:table-cell>
          <table:table-cell table:style-name="ce33" table:formula="of:=IF(AND(OR(0.15&gt;[.$Z41];[.$Z41]&gt;0.2);NOT([.H41]=&quot;&quot;));[.H41];&quot;&quot;)">
            <text:p/>
          </table:table-cell>
          <table:table-cell table:style-name="ce33" table:formula="of:=IF(AND(OR(0.15&gt;[.$Z41];[.$Z41]&gt;0.2);NOT([.I41]=&quot;&quot;));[.I41];&quot;&quot;)">
            <text:p/>
          </table:table-cell>
          <table:table-cell table:style-name="ce39" table:formula="of:=IF(AND(OR(0.15&gt;[.$Z41];[.$Z41]&gt;0.2);NOT([.J41]=&quot;&quot;));[.J41];&quot;&quot;)">
            <text:p/>
          </table:table-cell>
          <table:table-cell table:style-name="ce33" table:formula="of:=IF(AND(OR(0.15&gt;[.$Z41];[.$Z41]&gt;0.2);NOT([.K41]=&quot;&quot;));[.K41];&quot;&quot;)">
            <text:p/>
          </table:table-cell>
          <table:table-cell table:style-name="ce33" table:formula="of:=IF(AND(OR(0.15&gt;[.$Z41];[.$Z41]&gt;0.2);NOT([.L41]=&quot;&quot;));[.L41];&quot;&quot;)">
            <text:p/>
          </table:table-cell>
          <table:table-cell table:style-name="ce33" table:formula="of:=IF(AND(OR(0.15&gt;[.$Z41];[.$Z41]&gt;0.2);NOT([.M41]=&quot;&quot;));[.M41];&quot;&quot;)">
            <text:p/>
          </table:table-cell>
          <table:table-cell table:style-name="ce33" table:formula="of:=IF(AND(OR(0.15&gt;[.$Z41];[.$Z41]&gt;0.2);NOT([.N41]=&quot;&quot;));[.N41];&quot;&quot;)">
            <text:p/>
          </table:table-cell>
          <table:table-cell table:style-name="ce39" table:formula="of:=IF(AND(OR(0.15&gt;[.$Z41];[.$Z41]&gt;0.2);NOT([.O41]=&quot;&quot;));[.O41];&quot;&quot;)">
            <text:p/>
          </table:table-cell>
          <table:table-cell table:style-name="ce33" table:formula="of:=IF(AND(OR(0.15&gt;[.$Z41];[.$Z41]&gt;0.2);NOT([.P41]=&quot;&quot;));[.P41];&quot;&quot;)">
            <text:p/>
          </table:table-cell>
          <table:table-cell table:style-name="ce33" table:formula="of:=IF(AND(OR(0.15&gt;[.$Z41];[.$Z41]&gt;0.2);NOT([.Q41]=&quot;&quot;));[.Q41];&quot;&quot;)">
            <text:p/>
          </table:table-cell>
          <table:table-cell table:style-name="ce33" table:formula="of:=IF(AND(OR(0.15&gt;[.$Z41];[.$Z41]&gt;0.2);NOT([.R41]=&quot;&quot;));[.R41];&quot;&quot;)">
            <text:p/>
          </table:table-cell>
          <table:table-cell table:style-name="ce33" table:formula="of:=IF(AND(OR(0.15&gt;[.$Z41];[.$Z41]&gt;0.2);NOT([.S41]=&quot;&quot;));[.S41];&quot;&quot;)">
            <text:p/>
          </table:table-cell>
          <table:table-cell table:style-name="ce39" table:formula="of:=IF(AND(OR(0.15&gt;[.$Z41];[.$Z41]&gt;0.2);NOT([.T41]=&quot;&quot;));[.T41];&quot;&quot;)">
            <text:p/>
          </table:table-cell>
          <table:table-cell table:style-name="ce39" table:formula="of:=IF(AND(OR(0.15&gt;[.$Z41];[.$Z41]&gt;0.2);NOT([.U41]=&quot;&quot;));[.U41];&quot;&quot;)">
            <text:p/>
          </table:table-cell>
          <table:table-cell table:style-name="ce33" table:formula="of:=IF(AND(OR(0.15&gt;[.$Z41];[.$Z41]&gt;0.2);NOT([.V41]=&quot;&quot;));[.V41];&quot;&quot;)">
            <text:p/>
          </table:table-cell>
          <table:table-cell table:style-name="ce33" table:formula="of:=IF(AND(OR(0.15&gt;[.$Z41];[.$Z41]&gt;0.2);NOT([.W41]=&quot;&quot;));[.W41];&quot;&quot;)">
            <text:p/>
          </table:table-cell>
          <table:table-cell table:style-name="ce33" table:formula="of:=IF(AND(OR(0.15&gt;[.$Z41];[.$Z41]&gt;0.2);NOT([.X41]=&quot;&quot;));[.X41];&quot;&quot;)">
            <text:p/>
          </table:table-cell>
          <table:table-cell table:style-name="ce39" table:formula="of:=IF(AND(OR(0.15&gt;[.$Z41];[.$Z41]&gt;0.2);NOT([.Y41]=&quot;&quot;));[.Y41];&quot;&quot;)">
            <text:p/>
          </table:table-cell>
          <table:table-cell table:style-name="ce33" table:formula="of:=IF(AND(OR(0.15&gt;[.$Z41];[.$Z41]&gt;0.2);NOT([.Z41]=&quot;&quot;));[.Z41];&quot;&quot;)">
            <text:p/>
          </table:table-cell>
          <table:table-cell table:style-name="ce44" table:formula="of:=IF(AND(OR(0.15&gt;[.$Z41];[.$Z41]&gt;0.2);NOT([.AA41]=&quot;&quot;));[.AA41];&quot;&quot;)">
            <text:p/>
          </table:table-cell>
          <table:table-cell table:style-name="Default" table:number-columns-repeated="3"/>
          <table:table-cell table:style-name="ce4" table:formula="of:=IF(AND([.$U41] = 1;NOT([.A41]=&quot;&quot;));[.A41];&quot;&quot;)" office:value-type="float" office:value="37" calcext:value-type="float">
            <text:p>37</text:p>
          </table:table-cell>
          <table:table-cell table:style-name="ce110" table:formula="of:=IF(AND([.$U41] = 1;NOT([.B41]=&quot;&quot;));[.B41];&quot;&quot;)" office:value-type="float" office:value="1.72788" calcext:value-type="float">
            <text:p>1.72788</text:p>
          </table:table-cell>
          <table:table-cell table:style-name="ce110" table:formula="of:=IF(AND([.$U41] = 1;NOT([.C41]=&quot;&quot;));[.C41];&quot;&quot;)" office:value-type="float" office:value="-1.5708" calcext:value-type="float">
            <text:p>-1.5708</text:p>
          </table:table-cell>
          <table:table-cell table:style-name="ce110" table:formula="of:=IF(AND([.$U41] = 1;NOT([.D41]=&quot;&quot;));[.D41];&quot;&quot;)" office:value-type="float" office:value="1.85005" calcext:value-type="float">
            <text:p>1.85005</text:p>
          </table:table-cell>
          <table:table-cell table:style-name="ce110" table:formula="of:=IF(AND([.$U41] = 1;NOT([.E41]=&quot;&quot;));[.E41];&quot;&quot;)" office:value-type="float" office:value="-2.16421" calcext:value-type="float">
            <text:p>-2.16421</text:p>
          </table:table-cell>
          <table:table-cell table:style-name="ce110" table:formula="of:=IF(AND([.$U41] = 1;NOT([.F41]=&quot;&quot;));[.F41];&quot;&quot;)" office:value-type="float" office:value="-1.48353" calcext:value-type="float">
            <text:p>-1.48353</text:p>
          </table:table-cell>
          <table:table-cell table:style-name="ce110" table:formula="of:=IF(AND([.$U41] = 1;NOT([.G41]=&quot;&quot;));[.G41];&quot;&quot;)" office:value-type="float" office:value="-1.76278" calcext:value-type="float">
            <text:p>-1.76278</text:p>
          </table:table-cell>
          <table:table-cell table:style-name="ce110" table:formula="of:=IF(AND([.$U41] = 1;NOT([.H41]=&quot;&quot;));[.H41];&quot;&quot;)">
            <text:p/>
          </table:table-cell>
          <table:table-cell table:style-name="ce110" table:formula="of:=IF(AND([.$U41] = 1;NOT([.I41]=&quot;&quot;));[.I41];&quot;&quot;)">
            <text:p/>
          </table:table-cell>
          <table:table-cell table:style-name="ce110" table:formula="of:=IF(AND([.$U41] = 1;NOT([.J41]=&quot;&quot;));[.J41];&quot;&quot;)" office:value-type="float" office:value="38" calcext:value-type="float">
            <text:p>38</text:p>
          </table:table-cell>
          <table:table-cell table:style-name="ce110" table:formula="of:=IF(AND([.$U41] = 1;NOT([.K41]=&quot;&quot;));[.K41];&quot;&quot;)" office:value-type="float" office:value="0.3381" calcext:value-type="float">
            <text:p>0.3381</text:p>
          </table:table-cell>
          <table:table-cell table:style-name="ce110" table:formula="of:=IF(AND([.$U41] = 1;NOT([.L41]=&quot;&quot;));[.L41];&quot;&quot;)" office:value-type="float" office:value="-0.1039" calcext:value-type="float">
            <text:p>-0.1039</text:p>
          </table:table-cell>
          <table:table-cell table:style-name="ce110" table:formula="of:=IF(AND([.$U41] = 1;NOT([.M41]=&quot;&quot;));[.M41];&quot;&quot;)">
            <text:p/>
          </table:table-cell>
          <table:table-cell table:style-name="ce110" table:formula="of:=IF(AND([.$U41] = 1;NOT([.N41]=&quot;&quot;));[.N41];&quot;&quot;)">
            <text:p/>
          </table:table-cell>
          <table:table-cell table:style-name="ce110" table:formula="of:=IF(AND([.$U41] = 1;NOT([.O41]=&quot;&quot;));[.O41];&quot;&quot;)" office:value-type="float" office:value="37" calcext:value-type="float">
            <text:p>37</text:p>
          </table:table-cell>
          <table:table-cell table:style-name="ce110" table:formula="of:=IF(AND([.$U41] = 1;NOT([.P41]=&quot;&quot;));[.P41];&quot;&quot;)" office:value-type="float" office:value="2.3558" calcext:value-type="float">
            <text:p>2.3558</text:p>
          </table:table-cell>
          <table:table-cell table:style-name="ce110" table:formula="of:=IF(AND([.$U41] = 1;NOT([.Q41]=&quot;&quot;));[.Q41];&quot;&quot;)" office:value-type="float" office:value="-2.3558" calcext:value-type="float">
            <text:p>-2.3558</text:p>
          </table:table-cell>
          <table:table-cell table:style-name="ce110" table:formula="of:=IF(AND([.$U41] = 1;NOT([.R41]=&quot;&quot;));[.R41];&quot;&quot;)" office:value-type="float" office:value="38" calcext:value-type="float">
            <text:p>38</text:p>
          </table:table-cell>
          <table:table-cell table:style-name="ce110" table:formula="of:=IF(AND([.$U41] = 1;NOT([.S41]=&quot;&quot;));[.S41];&quot;&quot;)" office:value-type="float" office:value="2.3591821691" calcext:value-type="float">
            <text:p>2.3591821691</text:p>
          </table:table-cell>
          <table:table-cell table:style-name="ce110" table:formula="of:=IF(AND([.$U41] = 1;NOT([.T41]=&quot;&quot;));[.T41];&quot;&quot;)" office:value-type="float" office:value="-1" calcext:value-type="float">
            <text:p>-1</text:p>
          </table:table-cell>
          <table:table-cell table:style-name="ce110" table:formula="of:=IF(AND([.$U41] = 1;NOT([.U41]=&quot;&quot;));[.U41];&quot;&quot;)" office:value-type="float" office:value="1" calcext:value-type="float">
            <text:p>1</text:p>
          </table:table-cell>
          <table:table-cell table:style-name="ce110" table:formula="of:=IF(AND([.$U41] = 1;NOT([.V41]=&quot;&quot;));[.V41];&quot;&quot;)" office:value-type="float" office:value="0" calcext:value-type="float">
            <text:p>0</text:p>
          </table:table-cell>
          <table:table-cell table:style-name="ce110" table:formula="of:=IF(AND([.$U41] = 1;NOT([.W41]=&quot;&quot;));[.W41];&quot;&quot;)">
            <text:p/>
          </table:table-cell>
          <table:table-cell table:style-name="ce110" table:formula="of:=IF(AND([.$U41] = 1;NOT([.X41]=&quot;&quot;));[.X41];&quot;&quot;)">
            <text:p/>
          </table:table-cell>
          <table:table-cell table:style-name="ce110" table:formula="of:=IF(AND([.$U41] = 1;NOT([.Y41]=&quot;&quot;));[.Y41];&quot;&quot;)" office:value-type="float" office:value="37" calcext:value-type="float">
            <text:p>37</text:p>
          </table:table-cell>
          <table:table-cell table:style-name="ce121" table:formula="of:=IF(AND([.$U41] = 1;NOT([.Z41]=&quot;&quot;));[.Z41];&quot;&quot;)" office:value-type="float" office:value="0.1697" calcext:value-type="float">
            <text:p>0.16970</text:p>
          </table:table-cell>
          <table:table-cell table:style-name="ce25" table:formula="of:=IF(AND([.$U41] = 1;NOT([.AA41]=&quot;&quot;));[.AA41];&quot;&quot;)" office:value-type="float" office:value="-0.7431" calcext:value-type="float">
            <text:p>-0.7431</text:p>
          </table:table-cell>
          <table:table-cell table:style-name="Default" table:number-columns-repeated="3"/>
          <table:table-cell table:style-name="ce4" table:formula="of:=IF(AND([.$U41] = 0;NOT([.A41]=&quot;&quot;));[.A41];&quot;&quot;)">
            <text:p/>
          </table:table-cell>
          <table:table-cell table:style-name="ce110" table:formula="of:=IF(AND([.$U41] = 0;NOT([.B41]=&quot;&quot;));[.B41];&quot;&quot;)">
            <text:p/>
          </table:table-cell>
          <table:table-cell table:style-name="ce110" table:formula="of:=IF(AND([.$U41] = 0;NOT([.C41]=&quot;&quot;));[.C41];&quot;&quot;)">
            <text:p/>
          </table:table-cell>
          <table:table-cell table:style-name="ce110" table:formula="of:=IF(AND([.$U41] = 0;NOT([.D41]=&quot;&quot;));[.D41];&quot;&quot;)">
            <text:p/>
          </table:table-cell>
          <table:table-cell table:style-name="ce110" table:formula="of:=IF(AND([.$U41] = 0;NOT([.E41]=&quot;&quot;));[.E41];&quot;&quot;)">
            <text:p/>
          </table:table-cell>
          <table:table-cell table:style-name="ce110" table:formula="of:=IF(AND([.$U41] = 0;NOT([.F41]=&quot;&quot;));[.F41];&quot;&quot;)">
            <text:p/>
          </table:table-cell>
          <table:table-cell table:style-name="ce110" table:formula="of:=IF(AND([.$U41] = 0;NOT([.G41]=&quot;&quot;));[.G41];&quot;&quot;)">
            <text:p/>
          </table:table-cell>
          <table:table-cell table:style-name="ce110" table:formula="of:=IF(AND([.$U41] = 0;NOT([.H41]=&quot;&quot;));[.H41];&quot;&quot;)">
            <text:p/>
          </table:table-cell>
          <table:table-cell table:style-name="ce110" table:formula="of:=IF(AND([.$U41] = 0;NOT([.I41]=&quot;&quot;));[.I41];&quot;&quot;)">
            <text:p/>
          </table:table-cell>
          <table:table-cell table:style-name="ce110" table:formula="of:=IF(AND([.$U41] = 0;NOT([.J41]=&quot;&quot;));[.J41];&quot;&quot;)">
            <text:p/>
          </table:table-cell>
          <table:table-cell table:style-name="ce113" table:formula="of:=IF(AND([.$U41] = 0;NOT([.K41]=&quot;&quot;));[.K41];&quot;&quot;)">
            <text:p/>
          </table:table-cell>
          <table:table-cell table:style-name="ce113" table:formula="of:=IF(AND([.$U41] = 0;NOT([.L41]=&quot;&quot;));[.L41];&quot;&quot;)">
            <text:p/>
          </table:table-cell>
          <table:table-cell table:style-name="ce110" table:formula="of:=IF(AND([.$U41] = 0;NOT([.M41]=&quot;&quot;));[.M41];&quot;&quot;)">
            <text:p/>
          </table:table-cell>
          <table:table-cell table:style-name="ce110" table:formula="of:=IF(AND([.$U41] = 0;NOT([.N41]=&quot;&quot;));[.N41];&quot;&quot;)">
            <text:p/>
          </table:table-cell>
          <table:table-cell table:style-name="ce110" table:formula="of:=IF(AND([.$U41] = 0;NOT([.O41]=&quot;&quot;));[.O41];&quot;&quot;)">
            <text:p/>
          </table:table-cell>
          <table:table-cell table:style-name="ce110" table:formula="of:=IF(AND([.$U41] = 0;NOT([.P41]=&quot;&quot;));[.P41];&quot;&quot;)">
            <text:p/>
          </table:table-cell>
          <table:table-cell table:style-name="ce110" table:formula="of:=IF(AND([.$U41] = 0;NOT([.Q41]=&quot;&quot;));[.Q41];&quot;&quot;)">
            <text:p/>
          </table:table-cell>
          <table:table-cell table:style-name="ce110" table:formula="of:=IF(AND([.$U41] = 0;NOT([.R41]=&quot;&quot;));[.R41];&quot;&quot;)">
            <text:p/>
          </table:table-cell>
          <table:table-cell table:style-name="ce110" table:formula="of:=IF(AND([.$U41] = 0;NOT([.S41]=&quot;&quot;));[.S41];&quot;&quot;)">
            <text:p/>
          </table:table-cell>
          <table:table-cell table:style-name="ce110" table:formula="of:=IF(AND([.$U41] = 0;NOT([.T41]=&quot;&quot;));[.T41];&quot;&quot;)">
            <text:p/>
          </table:table-cell>
          <table:table-cell table:style-name="ce110" table:formula="of:=IF(AND([.$U41] = 0;NOT([.U41]=&quot;&quot;));[.U41];&quot;&quot;)">
            <text:p/>
          </table:table-cell>
          <table:table-cell table:style-name="ce110" table:formula="of:=IF(AND([.$U41] = 0;NOT([.V41]=&quot;&quot;));[.V41];&quot;&quot;)">
            <text:p/>
          </table:table-cell>
          <table:table-cell table:style-name="ce110" table:formula="of:=IF(AND([.$U41] = 0;NOT([.W41]=&quot;&quot;));[.W41];&quot;&quot;)">
            <text:p/>
          </table:table-cell>
          <table:table-cell table:style-name="ce110" table:formula="of:=IF(AND([.$U41] = 0;NOT([.X41]=&quot;&quot;));[.X41];&quot;&quot;)">
            <text:p/>
          </table:table-cell>
          <table:table-cell table:style-name="ce110" table:formula="of:=IF(AND([.$U41] = 0;NOT([.Y41]=&quot;&quot;));[.Y41];&quot;&quot;)">
            <text:p/>
          </table:table-cell>
          <table:table-cell table:style-name="ce110" table:formula="of:=IF(AND([.$U41] = 0;NOT([.Z41]=&quot;&quot;));[.Z41];&quot;&quot;)">
            <text:p/>
          </table:table-cell>
          <table:table-cell table:style-name="ce25" table:formula="of:=IF(AND([.$U41] = 0;NOT([.AA41]=&quot;&quot;));[.AA41];&quot;&quot;)">
            <text:p/>
          </table:table-cell>
          <table:table-cell table:style-name="Default" table:number-columns-repeated="3"/>
          <table:table-cell table:style-name="ce126" table:formula="of:=IF(AND(0.1&lt;[.$Z41];[.$Z41]&lt;0.25; NOT([.A41]=&quot;&quot;));[.A41];&quot;&quot;)" office:value-type="float" office:value="37" calcext:value-type="float">
            <text:p>37.0000</text:p>
          </table:table-cell>
          <table:table-cell table:style-name="ce44" table:formula="of:=IF(AND(0.1&lt;[.$Z41];[.$Z41]&lt;0.25; NOT([.B41]=&quot;&quot;));[.B41];&quot;&quot;)" office:value-type="float" office:value="1.72788" calcext:value-type="float">
            <text:p>1.7279</text:p>
          </table:table-cell>
          <table:table-cell table:style-name="ce44" table:formula="of:=IF(AND(0.1&lt;[.$Z41];[.$Z41]&lt;0.25; NOT([.C41]=&quot;&quot;));[.C41];&quot;&quot;)" office:value-type="float" office:value="-1.5708" calcext:value-type="float">
            <text:p>-1.5708</text:p>
          </table:table-cell>
          <table:table-cell table:style-name="ce44" table:formula="of:=IF(AND(0.1&lt;[.$Z41];[.$Z41]&lt;0.25; NOT([.D41]=&quot;&quot;));[.D41];&quot;&quot;)" office:value-type="float" office:value="1.85005" calcext:value-type="float">
            <text:p>1.8501</text:p>
          </table:table-cell>
          <table:table-cell table:style-name="ce44" table:formula="of:=IF(AND(0.1&lt;[.$Z41];[.$Z41]&lt;0.25; NOT([.E41]=&quot;&quot;));[.E41];&quot;&quot;)" office:value-type="float" office:value="-2.16421" calcext:value-type="float">
            <text:p>-2.1642</text:p>
          </table:table-cell>
          <table:table-cell table:style-name="ce44" table:formula="of:=IF(AND(0.1&lt;[.$Z41];[.$Z41]&lt;0.25; NOT([.F41]=&quot;&quot;));[.F41];&quot;&quot;)" office:value-type="float" office:value="-1.48353" calcext:value-type="float">
            <text:p>-1.4835</text:p>
          </table:table-cell>
          <table:table-cell table:style-name="ce44" table:formula="of:=IF(AND(0.1&lt;[.$Z41];[.$Z41]&lt;0.25; NOT([.G41]=&quot;&quot;));[.G41];&quot;&quot;)" office:value-type="float" office:value="-1.76278" calcext:value-type="float">
            <text:p>-1.7628</text:p>
          </table:table-cell>
          <table:table-cell table:style-name="ce44" table:formula="of:=IF(AND(0.1&lt;[.$Z41];[.$Z41]&lt;0.25; NOT([.H41]=&quot;&quot;));[.H41];&quot;&quot;)">
            <text:p/>
          </table:table-cell>
          <table:table-cell table:style-name="ce44" table:formula="of:=IF(AND(0.1&lt;[.$Z41];[.$Z41]&lt;0.25; NOT([.I41]=&quot;&quot;));[.I41];&quot;&quot;)">
            <text:p/>
          </table:table-cell>
          <table:table-cell table:style-name="ce44" table:formula="of:=IF(AND(0.1&lt;[.$Z41];[.$Z41]&lt;0.25; NOT([.J41]=&quot;&quot;));[.J41];&quot;&quot;)" office:value-type="float" office:value="38" calcext:value-type="float">
            <text:p>38.0000</text:p>
          </table:table-cell>
          <table:table-cell table:style-name="ce44" table:formula="of:=IF(AND(0.1&lt;[.$Z41];[.$Z41]&lt;0.25; NOT([.K41]=&quot;&quot;));[.K41];&quot;&quot;)" office:value-type="float" office:value="0.3381" calcext:value-type="float">
            <text:p>0.3381</text:p>
          </table:table-cell>
          <table:table-cell table:style-name="ce44" table:formula="of:=IF(AND(0.1&lt;[.$Z41];[.$Z41]&lt;0.25; NOT([.L41]=&quot;&quot;));[.L41];&quot;&quot;)" office:value-type="float" office:value="-0.1039" calcext:value-type="float">
            <text:p>-0.1039</text:p>
          </table:table-cell>
          <table:table-cell table:style-name="ce44" table:formula="of:=IF(AND(0.1&lt;[.$Z41];[.$Z41]&lt;0.25; NOT([.M41]=&quot;&quot;));[.M41];&quot;&quot;)">
            <text:p/>
          </table:table-cell>
          <table:table-cell table:style-name="ce44" table:formula="of:=IF(AND(0.1&lt;[.$Z41];[.$Z41]&lt;0.25; NOT([.N41]=&quot;&quot;));[.N41];&quot;&quot;)">
            <text:p/>
          </table:table-cell>
          <table:table-cell table:style-name="ce44" table:formula="of:=IF(AND(0.1&lt;[.$Z41];[.$Z41]&lt;0.25; NOT([.O41]=&quot;&quot;));[.O41];&quot;&quot;)" office:value-type="float" office:value="37" calcext:value-type="float">
            <text:p>37.0000</text:p>
          </table:table-cell>
          <table:table-cell table:style-name="ce44" table:formula="of:=IF(AND(0.1&lt;[.$Z41];[.$Z41]&lt;0.25; NOT([.P41]=&quot;&quot;));[.P41];&quot;&quot;)" office:value-type="float" office:value="2.3558" calcext:value-type="float">
            <text:p>2.3558</text:p>
          </table:table-cell>
          <table:table-cell table:style-name="ce44" table:formula="of:=IF(AND(0.1&lt;[.$Z41];[.$Z41]&lt;0.25; NOT([.Q41]=&quot;&quot;));[.Q41];&quot;&quot;)" office:value-type="float" office:value="-2.3558" calcext:value-type="float">
            <text:p>-2.3558</text:p>
          </table:table-cell>
          <table:table-cell table:style-name="ce44" table:formula="of:=IF(AND(0.1&lt;[.$Z41];[.$Z41]&lt;0.25; NOT([.R41]=&quot;&quot;));[.R41];&quot;&quot;)" office:value-type="float" office:value="38" calcext:value-type="float">
            <text:p>38.0000</text:p>
          </table:table-cell>
          <table:table-cell table:style-name="ce44" table:formula="of:=IF(AND(0.1&lt;[.$Z41];[.$Z41]&lt;0.25; NOT([.S41]=&quot;&quot;));[.S41];&quot;&quot;)" office:value-type="float" office:value="2.3591821691" calcext:value-type="float">
            <text:p>2.3592</text:p>
          </table:table-cell>
          <table:table-cell table:style-name="ce44" table:formula="of:=IF(AND(0.1&lt;[.$Z41];[.$Z41]&lt;0.25; NOT([.T41]=&quot;&quot;));[.T41];&quot;&quot;)" office:value-type="float" office:value="-1" calcext:value-type="float">
            <text:p>-1.0000</text:p>
          </table:table-cell>
          <table:table-cell table:style-name="ce44" table:formula="of:=IF(AND(0.1&lt;[.$Z41];[.$Z41]&lt;0.25; NOT([.U41]=&quot;&quot;));[.U41];&quot;&quot;)" office:value-type="float" office:value="1" calcext:value-type="float">
            <text:p>1.0000</text:p>
          </table:table-cell>
          <table:table-cell table:style-name="ce44" table:formula="of:=IF(AND(0.1&lt;[.$Z41];[.$Z41]&lt;0.25; NOT([.V41]=&quot;&quot;));[.V41];&quot;&quot;)" office:value-type="float" office:value="0" calcext:value-type="float">
            <text:p>0.0000</text:p>
          </table:table-cell>
          <table:table-cell table:style-name="ce44" table:formula="of:=IF(AND(0.1&lt;[.$Z41];[.$Z41]&lt;0.25; NOT([.W41]=&quot;&quot;));[.W41];&quot;&quot;)">
            <text:p/>
          </table:table-cell>
          <table:table-cell table:style-name="ce44" table:formula="of:=IF(AND(0.1&lt;[.$Z41];[.$Z41]&lt;0.25; NOT([.X41]=&quot;&quot;));[.X41];&quot;&quot;)">
            <text:p/>
          </table:table-cell>
          <table:table-cell table:style-name="ce44" table:formula="of:=IF(AND(0.1&lt;[.$Z41];[.$Z41]&lt;0.25; NOT([.Y41]=&quot;&quot;));[.Y41];&quot;&quot;)" office:value-type="float" office:value="37" calcext:value-type="float">
            <text:p>37.0000</text:p>
          </table:table-cell>
          <table:table-cell table:style-name="ce44" table:formula="of:=IF(AND(0.1&lt;[.$Z41];[.$Z41]&lt;0.25; NOT([.Z41]=&quot;&quot;));[.Z41];&quot;&quot;)" office:value-type="float" office:value="0.1697" calcext:value-type="float">
            <text:p>0.1697</text:p>
          </table:table-cell>
          <table:table-cell table:style-name="ce44" table:formula="of:=IF(AND(0.1&lt;[.$Z41];[.$Z41]&lt;0.25; NOT([.AA41]=&quot;&quot;));[.AA41];&quot;&quot;)" office:value-type="float" office:value="-0.7431" calcext:value-type="float">
            <text:p>-0.7431</text:p>
          </table:table-cell>
          <table:table-cell table:style-name="Default" table:number-columns-repeated="3"/>
          <table:table-cell table:style-name="ce126" table:formula="of:=IF(AND(OR(0.1&gt;[.$Z41];[.$Z41]&gt;0.25);NOT([.A41]=&quot;&quot;));[.A41];&quot;&quot;)">
            <text:p/>
          </table:table-cell>
          <table:table-cell table:style-name="ce44" table:formula="of:=IF(AND(OR(0.1&gt;[.$Z41];[.$Z41]&gt;0.25);NOT([.B41]=&quot;&quot;));[.B41];&quot;&quot;)">
            <text:p/>
          </table:table-cell>
          <table:table-cell table:style-name="ce44" table:formula="of:=IF(AND(OR(0.1&gt;[.$Z41];[.$Z41]&gt;0.25);NOT([.C41]=&quot;&quot;));[.C41];&quot;&quot;)">
            <text:p/>
          </table:table-cell>
          <table:table-cell table:style-name="ce44" table:formula="of:=IF(AND(OR(0.1&gt;[.$Z41];[.$Z41]&gt;0.25);NOT([.D41]=&quot;&quot;));[.D41];&quot;&quot;)">
            <text:p/>
          </table:table-cell>
          <table:table-cell table:style-name="ce44" table:formula="of:=IF(AND(OR(0.1&gt;[.$Z41];[.$Z41]&gt;0.25);NOT([.E41]=&quot;&quot;));[.E41];&quot;&quot;)">
            <text:p/>
          </table:table-cell>
          <table:table-cell table:style-name="ce44" table:formula="of:=IF(AND(OR(0.1&gt;[.$Z41];[.$Z41]&gt;0.25);NOT([.F41]=&quot;&quot;));[.F41];&quot;&quot;)">
            <text:p/>
          </table:table-cell>
          <table:table-cell table:style-name="ce44" table:formula="of:=IF(AND(OR(0.1&gt;[.$Z41];[.$Z41]&gt;0.25);NOT([.G41]=&quot;&quot;));[.G41];&quot;&quot;)">
            <text:p/>
          </table:table-cell>
          <table:table-cell table:style-name="ce44" table:formula="of:=IF(AND(OR(0.1&gt;[.$Z41];[.$Z41]&gt;0.25);NOT([.H41]=&quot;&quot;));[.H41];&quot;&quot;)">
            <text:p/>
          </table:table-cell>
          <table:table-cell table:style-name="ce44" table:formula="of:=IF(AND(OR(0.1&gt;[.$Z41];[.$Z41]&gt;0.25);NOT([.I41]=&quot;&quot;));[.I41];&quot;&quot;)">
            <text:p/>
          </table:table-cell>
          <table:table-cell table:style-name="ce44" table:formula="of:=IF(AND(OR(0.1&gt;[.$Z41];[.$Z41]&gt;0.25);NOT([.J41]=&quot;&quot;));[.J41];&quot;&quot;)">
            <text:p/>
          </table:table-cell>
          <table:table-cell table:style-name="ce44" table:formula="of:=IF(AND(OR(0.1&gt;[.$Z41];[.$Z41]&gt;0.25);NOT([.K41]=&quot;&quot;));[.K41];&quot;&quot;)">
            <text:p/>
          </table:table-cell>
          <table:table-cell table:style-name="ce44" table:formula="of:=IF(AND(OR(0.1&gt;[.$Z41];[.$Z41]&gt;0.25);NOT([.L41]=&quot;&quot;));[.L41];&quot;&quot;)">
            <text:p/>
          </table:table-cell>
          <table:table-cell table:style-name="ce44" table:formula="of:=IF(AND(OR(0.1&gt;[.$Z41];[.$Z41]&gt;0.25);NOT([.M41]=&quot;&quot;));[.M41];&quot;&quot;)">
            <text:p/>
          </table:table-cell>
          <table:table-cell table:style-name="ce44" table:formula="of:=IF(AND(OR(0.1&gt;[.$Z41];[.$Z41]&gt;0.25);NOT([.N41]=&quot;&quot;));[.N41];&quot;&quot;)">
            <text:p/>
          </table:table-cell>
          <table:table-cell table:style-name="ce128" table:formula="of:=IF(AND(OR(0.1&gt;[.$Z41];[.$Z41]&gt;0.25);NOT([.O41]=&quot;&quot;));[.O41];&quot;&quot;)">
            <text:p/>
          </table:table-cell>
          <table:table-cell table:style-name="ce44" table:formula="of:=IF(AND(OR(0.1&gt;[.$Z41];[.$Z41]&gt;0.25);NOT([.P41]=&quot;&quot;));[.P41];&quot;&quot;)">
            <text:p/>
          </table:table-cell>
          <table:table-cell table:style-name="ce44" table:formula="of:=IF(AND(OR(0.1&gt;[.$Z41];[.$Z41]&gt;0.25);NOT([.Q41]=&quot;&quot;));[.Q41];&quot;&quot;)">
            <text:p/>
          </table:table-cell>
          <table:table-cell table:style-name="ce44" table:formula="of:=IF(AND(OR(0.1&gt;[.$Z41];[.$Z41]&gt;0.25);NOT([.R41]=&quot;&quot;));[.R41];&quot;&quot;)">
            <text:p/>
          </table:table-cell>
          <table:table-cell table:style-name="ce44" table:formula="of:=IF(AND(OR(0.1&gt;[.$Z41];[.$Z41]&gt;0.25);NOT([.S41]=&quot;&quot;));[.S41];&quot;&quot;)">
            <text:p/>
          </table:table-cell>
          <table:table-cell table:style-name="ce44" table:formula="of:=IF(AND(OR(0.1&gt;[.$Z41];[.$Z41]&gt;0.25);NOT([.T41]=&quot;&quot;));[.T41];&quot;&quot;)">
            <text:p/>
          </table:table-cell>
          <table:table-cell table:style-name="ce44" table:formula="of:=IF(AND(OR(0.1&gt;[.$Z41];[.$Z41]&gt;0.25);NOT([.U41]=&quot;&quot;));[.U41];&quot;&quot;)">
            <text:p/>
          </table:table-cell>
          <table:table-cell table:style-name="ce44" table:formula="of:=IF(AND(OR(0.1&gt;[.$Z41];[.$Z41]&gt;0.25);NOT([.V41]=&quot;&quot;));[.V41];&quot;&quot;)">
            <text:p/>
          </table:table-cell>
          <table:table-cell table:style-name="ce44" table:formula="of:=IF(AND(OR(0.1&gt;[.$Z41];[.$Z41]&gt;0.25);NOT([.W41]=&quot;&quot;));[.W41];&quot;&quot;)">
            <text:p/>
          </table:table-cell>
          <table:table-cell table:style-name="ce44" table:formula="of:=IF(AND(OR(0.1&gt;[.$Z41];[.$Z41]&gt;0.25);NOT([.X41]=&quot;&quot;));[.X41];&quot;&quot;)">
            <text:p/>
          </table:table-cell>
          <table:table-cell table:style-name="ce128" table:formula="of:=IF(AND(OR(0.1&gt;[.$Z41];[.$Z41]&gt;0.25);NOT([.Y41]=&quot;&quot;));[.Y41];&quot;&quot;)">
            <text:p/>
          </table:table-cell>
          <table:table-cell table:style-name="ce44" table:formula="of:=IF(AND(OR(0.1&gt;[.$Z41];[.$Z41]&gt;0.25);NOT([.Z41]=&quot;&quot;));[.Z41];&quot;&quot;)">
            <text:p/>
          </table:table-cell>
          <table:table-cell table:style-name="ce44" table:formula="of:=IF(AND(OR(0.1&gt;[.$Z41];[.$Z41]&gt;0.25);NOT([.AA41]=&quot;&quot;));[.AA41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39" calcext:value-type="float">
            <text:p>39</text:p>
          </table:table-cell>
          <table:table-cell table:style-name="ce15" office:value-type="float" office:value="0.3381" calcext:value-type="float">
            <text:p>0.3381</text:p>
          </table:table-cell>
          <table:table-cell table:style-name="ce15" office:value-type="float" office:value="-0.1039" calcext:value-type="float">
            <text:p>-0.1039</text:p>
          </table:table-cell>
          <table:table-cell table:style-name="Default" table:number-columns-repeated="2"/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2046" calcext:value-type="float">
            <text:p>2.2046</text:p>
          </table:table-cell>
          <table:table-cell table:style-name="ce10" office:value-type="float" office:value="-2.2046" calcext:value-type="float">
            <text:p>-2.204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.9006967965" calcext:value-type="float">
            <text:p>1.9006967965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0.1697" calcext:value-type="float">
            <text:p>0.1697</text:p>
          </table:table-cell>
          <table:table-cell table:style-name="ce25" office:value-type="float" office:value="-0.7431" calcext:value-type="float">
            <text:p>-0.7431</text:p>
          </table:table-cell>
          <table:table-cell table:style-name="Default" table:number-columns-repeated="3"/>
          <table:table-cell table:style-name="ce31" table:formula="of:=IF(AND(0.15&lt;[.$Z42];[.$Z42]&lt;0.2; NOT([.A42]=&quot;&quot;));[.A42];&quot;&quot;)" office:value-type="float" office:value="38" calcext:value-type="float">
            <text:p>38</text:p>
          </table:table-cell>
          <table:table-cell table:style-name="ce33" table:formula="of:=IF(AND(0.15&lt;[.$Z42];[.$Z42]&lt;0.2; NOT([.B42]=&quot;&quot;));[.B42];&quot;&quot;)" office:value-type="float" office:value="1.72788" calcext:value-type="float">
            <text:p>1.7279</text:p>
          </table:table-cell>
          <table:table-cell table:style-name="ce33" table:formula="of:=IF(AND(0.15&lt;[.$Z42];[.$Z42]&lt;0.2; NOT([.C42]=&quot;&quot;));[.C42];&quot;&quot;)" office:value-type="float" office:value="-1.5708" calcext:value-type="float">
            <text:p>-1.5708</text:p>
          </table:table-cell>
          <table:table-cell table:style-name="ce33" table:formula="of:=IF(AND(0.15&lt;[.$Z42];[.$Z42]&lt;0.2; NOT([.D42]=&quot;&quot;));[.D42];&quot;&quot;)" office:value-type="float" office:value="1.85005" calcext:value-type="float">
            <text:p>1.8501</text:p>
          </table:table-cell>
          <table:table-cell table:style-name="ce33" table:formula="of:=IF(AND(0.15&lt;[.$Z42];[.$Z42]&lt;0.2; NOT([.E42]=&quot;&quot;));[.E42];&quot;&quot;)" office:value-type="float" office:value="-2.16421" calcext:value-type="float">
            <text:p>-2.1642</text:p>
          </table:table-cell>
          <table:table-cell table:style-name="ce33" table:formula="of:=IF(AND(0.15&lt;[.$Z42];[.$Z42]&lt;0.2; NOT([.F42]=&quot;&quot;));[.F42];&quot;&quot;)" office:value-type="float" office:value="-1.48353" calcext:value-type="float">
            <text:p>-1.4835</text:p>
          </table:table-cell>
          <table:table-cell table:style-name="ce33" table:formula="of:=IF(AND(0.15&lt;[.$Z42];[.$Z42]&lt;0.2; NOT([.G42]=&quot;&quot;));[.G42];&quot;&quot;)" office:value-type="float" office:value="-1.76278" calcext:value-type="float">
            <text:p>-1.7628</text:p>
          </table:table-cell>
          <table:table-cell table:style-name="ce33" table:formula="of:=IF(AND(0.15&lt;[.$Z42];[.$Z42]&lt;0.2; NOT([.H42]=&quot;&quot;));[.H42];&quot;&quot;)">
            <text:p/>
          </table:table-cell>
          <table:table-cell table:style-name="ce33" table:formula="of:=IF(AND(0.15&lt;[.$Z42];[.$Z42]&lt;0.2; NOT([.I42]=&quot;&quot;));[.I42];&quot;&quot;)">
            <text:p/>
          </table:table-cell>
          <table:table-cell table:style-name="ce39" table:formula="of:=IF(AND(0.15&lt;[.$Z42];[.$Z42]&lt;0.2; NOT([.J42]=&quot;&quot;));[.J42];&quot;&quot;)" office:value-type="float" office:value="39" calcext:value-type="float">
            <text:p>39</text:p>
          </table:table-cell>
          <table:table-cell table:style-name="ce33" table:formula="of:=IF(AND(0.15&lt;[.$Z42];[.$Z42]&lt;0.2; NOT([.K42]=&quot;&quot;));[.K42];&quot;&quot;)" office:value-type="float" office:value="0.3381" calcext:value-type="float">
            <text:p>0.3381</text:p>
          </table:table-cell>
          <table:table-cell table:style-name="ce33" table:formula="of:=IF(AND(0.15&lt;[.$Z42];[.$Z42]&lt;0.2; NOT([.L42]=&quot;&quot;));[.L42];&quot;&quot;)" office:value-type="float" office:value="-0.1039" calcext:value-type="float">
            <text:p>-0.1039</text:p>
          </table:table-cell>
          <table:table-cell table:style-name="ce33" table:formula="of:=IF(AND(0.15&lt;[.$Z42];[.$Z42]&lt;0.2; NOT([.M42]=&quot;&quot;));[.M42];&quot;&quot;)">
            <text:p/>
          </table:table-cell>
          <table:table-cell table:style-name="ce33" table:formula="of:=IF(AND(0.15&lt;[.$Z42];[.$Z42]&lt;0.2; NOT([.N42]=&quot;&quot;));[.N42];&quot;&quot;)">
            <text:p/>
          </table:table-cell>
          <table:table-cell table:style-name="ce39" table:formula="of:=IF(AND(0.15&lt;[.$Z42];[.$Z42]&lt;0.2; NOT([.O42]=&quot;&quot;));[.O42];&quot;&quot;)" office:value-type="float" office:value="38" calcext:value-type="float">
            <text:p>38</text:p>
          </table:table-cell>
          <table:table-cell table:style-name="ce33" table:formula="of:=IF(AND(0.15&lt;[.$Z42];[.$Z42]&lt;0.2; NOT([.P42]=&quot;&quot;));[.P42];&quot;&quot;)" office:value-type="float" office:value="2.2046" calcext:value-type="float">
            <text:p>2.2046</text:p>
          </table:table-cell>
          <table:table-cell table:style-name="ce33" table:formula="of:=IF(AND(0.15&lt;[.$Z42];[.$Z42]&lt;0.2; NOT([.Q42]=&quot;&quot;));[.Q42];&quot;&quot;)" office:value-type="float" office:value="-2.2046" calcext:value-type="float">
            <text:p>-2.2046</text:p>
          </table:table-cell>
          <table:table-cell table:style-name="ce33" table:formula="of:=IF(AND(0.15&lt;[.$Z42];[.$Z42]&lt;0.2; NOT([.R42]=&quot;&quot;));[.R42];&quot;&quot;)" office:value-type="float" office:value="38" calcext:value-type="float">
            <text:p>38.0000</text:p>
          </table:table-cell>
          <table:table-cell table:style-name="ce33" table:formula="of:=IF(AND(0.15&lt;[.$Z42];[.$Z42]&lt;0.2; NOT([.S42]=&quot;&quot;));[.S42];&quot;&quot;)" office:value-type="float" office:value="1.9006967965" calcext:value-type="float">
            <text:p>1.9007</text:p>
          </table:table-cell>
          <table:table-cell table:style-name="ce39" table:formula="of:=IF(AND(0.15&lt;[.$Z42];[.$Z42]&lt;0.2; NOT([.T42]=&quot;&quot;));[.T42];&quot;&quot;)" office:value-type="float" office:value="-1" calcext:value-type="float">
            <text:p>-1</text:p>
          </table:table-cell>
          <table:table-cell table:style-name="ce39" table:formula="of:=IF(AND(0.15&lt;[.$Z42];[.$Z42]&lt;0.2; NOT([.U42]=&quot;&quot;));[.U42];&quot;&quot;)" office:value-type="float" office:value="0" calcext:value-type="float">
            <text:p>0</text:p>
          </table:table-cell>
          <table:table-cell table:style-name="ce33" table:formula="of:=IF(AND(0.15&lt;[.$Z42];[.$Z42]&lt;0.2; NOT([.V42]=&quot;&quot;));[.V42];&quot;&quot;)" office:value-type="float" office:value="0" calcext:value-type="float">
            <text:p>0.0000</text:p>
          </table:table-cell>
          <table:table-cell table:style-name="ce33" table:formula="of:=IF(AND(0.15&lt;[.$Z42];[.$Z42]&lt;0.2; NOT([.W42]=&quot;&quot;));[.W42];&quot;&quot;)">
            <text:p/>
          </table:table-cell>
          <table:table-cell table:style-name="ce33" table:formula="of:=IF(AND(0.15&lt;[.$Z42];[.$Z42]&lt;0.2; NOT([.X42]=&quot;&quot;));[.X42];&quot;&quot;)">
            <text:p/>
          </table:table-cell>
          <table:table-cell table:style-name="ce39" table:formula="of:=IF(AND(0.15&lt;[.$Z42];[.$Z42]&lt;0.2; NOT([.Y42]=&quot;&quot;));[.Y42];&quot;&quot;)" office:value-type="float" office:value="38" calcext:value-type="float">
            <text:p>38</text:p>
          </table:table-cell>
          <table:table-cell table:style-name="ce33" table:formula="of:=IF(AND(0.15&lt;[.$Z42];[.$Z42]&lt;0.2; NOT([.Z42]=&quot;&quot;));[.Z42];&quot;&quot;)" office:value-type="float" office:value="0.1697" calcext:value-type="float">
            <text:p>0.1697</text:p>
          </table:table-cell>
          <table:table-cell table:style-name="ce44" table:formula="of:=IF(AND(0.15&lt;[.$Z42];[.$Z42]&lt;0.2; NOT([.AA42]=&quot;&quot;));[.AA42];&quot;&quot;)" office:value-type="float" office:value="-0.7431" calcext:value-type="float">
            <text:p>-0.7431</text:p>
          </table:table-cell>
          <table:table-cell table:style-name="Default" table:number-columns-repeated="3"/>
          <table:table-cell table:style-name="ce31" table:formula="of:=IF(AND(OR(0.15&gt;[.$Z42];[.$Z42]&gt;0.2);NOT([.A42]=&quot;&quot;));[.A42];&quot;&quot;)">
            <text:p/>
          </table:table-cell>
          <table:table-cell table:style-name="ce33" table:formula="of:=IF(AND(OR(0.15&gt;[.$Z42];[.$Z42]&gt;0.2);NOT([.B42]=&quot;&quot;));[.B42];&quot;&quot;)">
            <text:p/>
          </table:table-cell>
          <table:table-cell table:style-name="ce33" table:formula="of:=IF(AND(OR(0.15&gt;[.$Z42];[.$Z42]&gt;0.2);NOT([.C42]=&quot;&quot;));[.C42];&quot;&quot;)">
            <text:p/>
          </table:table-cell>
          <table:table-cell table:style-name="ce33" table:formula="of:=IF(AND(OR(0.15&gt;[.$Z42];[.$Z42]&gt;0.2);NOT([.D42]=&quot;&quot;));[.D42];&quot;&quot;)">
            <text:p/>
          </table:table-cell>
          <table:table-cell table:style-name="ce33" table:formula="of:=IF(AND(OR(0.15&gt;[.$Z42];[.$Z42]&gt;0.2);NOT([.E42]=&quot;&quot;));[.E42];&quot;&quot;)">
            <text:p/>
          </table:table-cell>
          <table:table-cell table:style-name="ce33" table:formula="of:=IF(AND(OR(0.15&gt;[.$Z42];[.$Z42]&gt;0.2);NOT([.F42]=&quot;&quot;));[.F42];&quot;&quot;)">
            <text:p/>
          </table:table-cell>
          <table:table-cell table:style-name="ce33" table:formula="of:=IF(AND(OR(0.15&gt;[.$Z42];[.$Z42]&gt;0.2);NOT([.G42]=&quot;&quot;));[.G42];&quot;&quot;)">
            <text:p/>
          </table:table-cell>
          <table:table-cell table:style-name="ce33" table:formula="of:=IF(AND(OR(0.15&gt;[.$Z42];[.$Z42]&gt;0.2);NOT([.H42]=&quot;&quot;));[.H42];&quot;&quot;)">
            <text:p/>
          </table:table-cell>
          <table:table-cell table:style-name="ce33" table:formula="of:=IF(AND(OR(0.15&gt;[.$Z42];[.$Z42]&gt;0.2);NOT([.I42]=&quot;&quot;));[.I42];&quot;&quot;)">
            <text:p/>
          </table:table-cell>
          <table:table-cell table:style-name="ce39" table:formula="of:=IF(AND(OR(0.15&gt;[.$Z42];[.$Z42]&gt;0.2);NOT([.J42]=&quot;&quot;));[.J42];&quot;&quot;)">
            <text:p/>
          </table:table-cell>
          <table:table-cell table:style-name="ce33" table:formula="of:=IF(AND(OR(0.15&gt;[.$Z42];[.$Z42]&gt;0.2);NOT([.K42]=&quot;&quot;));[.K42];&quot;&quot;)">
            <text:p/>
          </table:table-cell>
          <table:table-cell table:style-name="ce33" table:formula="of:=IF(AND(OR(0.15&gt;[.$Z42];[.$Z42]&gt;0.2);NOT([.L42]=&quot;&quot;));[.L42];&quot;&quot;)">
            <text:p/>
          </table:table-cell>
          <table:table-cell table:style-name="ce33" table:formula="of:=IF(AND(OR(0.15&gt;[.$Z42];[.$Z42]&gt;0.2);NOT([.M42]=&quot;&quot;));[.M42];&quot;&quot;)">
            <text:p/>
          </table:table-cell>
          <table:table-cell table:style-name="ce33" table:formula="of:=IF(AND(OR(0.15&gt;[.$Z42];[.$Z42]&gt;0.2);NOT([.N42]=&quot;&quot;));[.N42];&quot;&quot;)">
            <text:p/>
          </table:table-cell>
          <table:table-cell table:style-name="ce39" table:formula="of:=IF(AND(OR(0.15&gt;[.$Z42];[.$Z42]&gt;0.2);NOT([.O42]=&quot;&quot;));[.O42];&quot;&quot;)">
            <text:p/>
          </table:table-cell>
          <table:table-cell table:style-name="ce33" table:formula="of:=IF(AND(OR(0.15&gt;[.$Z42];[.$Z42]&gt;0.2);NOT([.P42]=&quot;&quot;));[.P42];&quot;&quot;)">
            <text:p/>
          </table:table-cell>
          <table:table-cell table:style-name="ce33" table:formula="of:=IF(AND(OR(0.15&gt;[.$Z42];[.$Z42]&gt;0.2);NOT([.Q42]=&quot;&quot;));[.Q42];&quot;&quot;)">
            <text:p/>
          </table:table-cell>
          <table:table-cell table:style-name="ce33" table:formula="of:=IF(AND(OR(0.15&gt;[.$Z42];[.$Z42]&gt;0.2);NOT([.R42]=&quot;&quot;));[.R42];&quot;&quot;)">
            <text:p/>
          </table:table-cell>
          <table:table-cell table:style-name="ce33" table:formula="of:=IF(AND(OR(0.15&gt;[.$Z42];[.$Z42]&gt;0.2);NOT([.S42]=&quot;&quot;));[.S42];&quot;&quot;)">
            <text:p/>
          </table:table-cell>
          <table:table-cell table:style-name="ce39" table:formula="of:=IF(AND(OR(0.15&gt;[.$Z42];[.$Z42]&gt;0.2);NOT([.T42]=&quot;&quot;));[.T42];&quot;&quot;)">
            <text:p/>
          </table:table-cell>
          <table:table-cell table:style-name="ce39" table:formula="of:=IF(AND(OR(0.15&gt;[.$Z42];[.$Z42]&gt;0.2);NOT([.U42]=&quot;&quot;));[.U42];&quot;&quot;)">
            <text:p/>
          </table:table-cell>
          <table:table-cell table:style-name="ce33" table:formula="of:=IF(AND(OR(0.15&gt;[.$Z42];[.$Z42]&gt;0.2);NOT([.V42]=&quot;&quot;));[.V42];&quot;&quot;)">
            <text:p/>
          </table:table-cell>
          <table:table-cell table:style-name="ce33" table:formula="of:=IF(AND(OR(0.15&gt;[.$Z42];[.$Z42]&gt;0.2);NOT([.W42]=&quot;&quot;));[.W42];&quot;&quot;)">
            <text:p/>
          </table:table-cell>
          <table:table-cell table:style-name="ce33" table:formula="of:=IF(AND(OR(0.15&gt;[.$Z42];[.$Z42]&gt;0.2);NOT([.X42]=&quot;&quot;));[.X42];&quot;&quot;)">
            <text:p/>
          </table:table-cell>
          <table:table-cell table:style-name="ce39" table:formula="of:=IF(AND(OR(0.15&gt;[.$Z42];[.$Z42]&gt;0.2);NOT([.Y42]=&quot;&quot;));[.Y42];&quot;&quot;)">
            <text:p/>
          </table:table-cell>
          <table:table-cell table:style-name="ce33" table:formula="of:=IF(AND(OR(0.15&gt;[.$Z42];[.$Z42]&gt;0.2);NOT([.Z42]=&quot;&quot;));[.Z42];&quot;&quot;)">
            <text:p/>
          </table:table-cell>
          <table:table-cell table:style-name="ce44" table:formula="of:=IF(AND(OR(0.15&gt;[.$Z42];[.$Z42]&gt;0.2);NOT([.AA42]=&quot;&quot;));[.AA42];&quot;&quot;)">
            <text:p/>
          </table:table-cell>
          <table:table-cell table:style-name="Default" table:number-columns-repeated="3"/>
          <table:table-cell table:style-name="ce4" table:formula="of:=IF(AND([.$U42] = 1;NOT([.A42]=&quot;&quot;));[.A42];&quot;&quot;)">
            <text:p/>
          </table:table-cell>
          <table:table-cell table:style-name="ce110" table:formula="of:=IF(AND([.$U42] = 1;NOT([.B42]=&quot;&quot;));[.B42];&quot;&quot;)">
            <text:p/>
          </table:table-cell>
          <table:table-cell table:style-name="ce110" table:formula="of:=IF(AND([.$U42] = 1;NOT([.C42]=&quot;&quot;));[.C42];&quot;&quot;)">
            <text:p/>
          </table:table-cell>
          <table:table-cell table:style-name="ce110" table:formula="of:=IF(AND([.$U42] = 1;NOT([.D42]=&quot;&quot;));[.D42];&quot;&quot;)">
            <text:p/>
          </table:table-cell>
          <table:table-cell table:style-name="ce110" table:formula="of:=IF(AND([.$U42] = 1;NOT([.E42]=&quot;&quot;));[.E42];&quot;&quot;)">
            <text:p/>
          </table:table-cell>
          <table:table-cell table:style-name="ce110" table:formula="of:=IF(AND([.$U42] = 1;NOT([.F42]=&quot;&quot;));[.F42];&quot;&quot;)">
            <text:p/>
          </table:table-cell>
          <table:table-cell table:style-name="ce110" table:formula="of:=IF(AND([.$U42] = 1;NOT([.G42]=&quot;&quot;));[.G42];&quot;&quot;)">
            <text:p/>
          </table:table-cell>
          <table:table-cell table:style-name="ce110" table:formula="of:=IF(AND([.$U42] = 1;NOT([.H42]=&quot;&quot;));[.H42];&quot;&quot;)">
            <text:p/>
          </table:table-cell>
          <table:table-cell table:style-name="ce110" table:formula="of:=IF(AND([.$U42] = 1;NOT([.I42]=&quot;&quot;));[.I42];&quot;&quot;)">
            <text:p/>
          </table:table-cell>
          <table:table-cell table:style-name="ce110" table:formula="of:=IF(AND([.$U42] = 1;NOT([.J42]=&quot;&quot;));[.J42];&quot;&quot;)">
            <text:p/>
          </table:table-cell>
          <table:table-cell table:style-name="ce110" table:formula="of:=IF(AND([.$U42] = 1;NOT([.K42]=&quot;&quot;));[.K42];&quot;&quot;)">
            <text:p/>
          </table:table-cell>
          <table:table-cell table:style-name="ce110" table:formula="of:=IF(AND([.$U42] = 1;NOT([.L42]=&quot;&quot;));[.L42];&quot;&quot;)">
            <text:p/>
          </table:table-cell>
          <table:table-cell table:style-name="ce110" table:formula="of:=IF(AND([.$U42] = 1;NOT([.M42]=&quot;&quot;));[.M42];&quot;&quot;)">
            <text:p/>
          </table:table-cell>
          <table:table-cell table:style-name="ce110" table:formula="of:=IF(AND([.$U42] = 1;NOT([.N42]=&quot;&quot;));[.N42];&quot;&quot;)">
            <text:p/>
          </table:table-cell>
          <table:table-cell table:style-name="ce110" table:formula="of:=IF(AND([.$U42] = 1;NOT([.O42]=&quot;&quot;));[.O42];&quot;&quot;)">
            <text:p/>
          </table:table-cell>
          <table:table-cell table:style-name="ce110" table:formula="of:=IF(AND([.$U42] = 1;NOT([.P42]=&quot;&quot;));[.P42];&quot;&quot;)">
            <text:p/>
          </table:table-cell>
          <table:table-cell table:style-name="ce110" table:formula="of:=IF(AND([.$U42] = 1;NOT([.Q42]=&quot;&quot;));[.Q42];&quot;&quot;)">
            <text:p/>
          </table:table-cell>
          <table:table-cell table:style-name="ce110" table:formula="of:=IF(AND([.$U42] = 1;NOT([.R42]=&quot;&quot;));[.R42];&quot;&quot;)">
            <text:p/>
          </table:table-cell>
          <table:table-cell table:style-name="ce110" table:formula="of:=IF(AND([.$U42] = 1;NOT([.S42]=&quot;&quot;));[.S42];&quot;&quot;)">
            <text:p/>
          </table:table-cell>
          <table:table-cell table:style-name="ce110" table:formula="of:=IF(AND([.$U42] = 1;NOT([.T42]=&quot;&quot;));[.T42];&quot;&quot;)">
            <text:p/>
          </table:table-cell>
          <table:table-cell table:style-name="ce110" table:formula="of:=IF(AND([.$U42] = 1;NOT([.U42]=&quot;&quot;));[.U42];&quot;&quot;)">
            <text:p/>
          </table:table-cell>
          <table:table-cell table:style-name="ce110" table:formula="of:=IF(AND([.$U42] = 1;NOT([.V42]=&quot;&quot;));[.V42];&quot;&quot;)">
            <text:p/>
          </table:table-cell>
          <table:table-cell table:style-name="ce110" table:formula="of:=IF(AND([.$U42] = 1;NOT([.W42]=&quot;&quot;));[.W42];&quot;&quot;)">
            <text:p/>
          </table:table-cell>
          <table:table-cell table:style-name="ce110" table:formula="of:=IF(AND([.$U42] = 1;NOT([.X42]=&quot;&quot;));[.X42];&quot;&quot;)">
            <text:p/>
          </table:table-cell>
          <table:table-cell table:style-name="ce110" table:formula="of:=IF(AND([.$U42] = 1;NOT([.Y42]=&quot;&quot;));[.Y42];&quot;&quot;)">
            <text:p/>
          </table:table-cell>
          <table:table-cell table:style-name="ce121" table:formula="of:=IF(AND([.$U42] = 1;NOT([.Z42]=&quot;&quot;));[.Z42];&quot;&quot;)">
            <text:p/>
          </table:table-cell>
          <table:table-cell table:style-name="ce25" table:formula="of:=IF(AND([.$U42] = 1;NOT([.AA42]=&quot;&quot;));[.AA42];&quot;&quot;)">
            <text:p/>
          </table:table-cell>
          <table:table-cell table:style-name="Default" table:number-columns-repeated="3"/>
          <table:table-cell table:style-name="ce4" table:formula="of:=IF(AND([.$U42] = 0;NOT([.A42]=&quot;&quot;));[.A42];&quot;&quot;)" office:value-type="float" office:value="38" calcext:value-type="float">
            <text:p>38</text:p>
          </table:table-cell>
          <table:table-cell table:style-name="ce110" table:formula="of:=IF(AND([.$U42] = 0;NOT([.B42]=&quot;&quot;));[.B42];&quot;&quot;)" office:value-type="float" office:value="1.72788" calcext:value-type="float">
            <text:p>1.72788</text:p>
          </table:table-cell>
          <table:table-cell table:style-name="ce110" table:formula="of:=IF(AND([.$U42] = 0;NOT([.C42]=&quot;&quot;));[.C42];&quot;&quot;)" office:value-type="float" office:value="-1.5708" calcext:value-type="float">
            <text:p>-1.5708</text:p>
          </table:table-cell>
          <table:table-cell table:style-name="ce110" table:formula="of:=IF(AND([.$U42] = 0;NOT([.D42]=&quot;&quot;));[.D42];&quot;&quot;)" office:value-type="float" office:value="1.85005" calcext:value-type="float">
            <text:p>1.85005</text:p>
          </table:table-cell>
          <table:table-cell table:style-name="ce110" table:formula="of:=IF(AND([.$U42] = 0;NOT([.E42]=&quot;&quot;));[.E42];&quot;&quot;)" office:value-type="float" office:value="-2.16421" calcext:value-type="float">
            <text:p>-2.16421</text:p>
          </table:table-cell>
          <table:table-cell table:style-name="ce110" table:formula="of:=IF(AND([.$U42] = 0;NOT([.F42]=&quot;&quot;));[.F42];&quot;&quot;)" office:value-type="float" office:value="-1.48353" calcext:value-type="float">
            <text:p>-1.48353</text:p>
          </table:table-cell>
          <table:table-cell table:style-name="ce110" table:formula="of:=IF(AND([.$U42] = 0;NOT([.G42]=&quot;&quot;));[.G42];&quot;&quot;)" office:value-type="float" office:value="-1.76278" calcext:value-type="float">
            <text:p>-1.76278</text:p>
          </table:table-cell>
          <table:table-cell table:style-name="ce110" table:formula="of:=IF(AND([.$U42] = 0;NOT([.H42]=&quot;&quot;));[.H42];&quot;&quot;)">
            <text:p/>
          </table:table-cell>
          <table:table-cell table:style-name="ce110" table:formula="of:=IF(AND([.$U42] = 0;NOT([.I42]=&quot;&quot;));[.I42];&quot;&quot;)">
            <text:p/>
          </table:table-cell>
          <table:table-cell table:style-name="ce110" table:formula="of:=IF(AND([.$U42] = 0;NOT([.J42]=&quot;&quot;));[.J42];&quot;&quot;)" office:value-type="float" office:value="39" calcext:value-type="float">
            <text:p>39</text:p>
          </table:table-cell>
          <table:table-cell table:style-name="ce113" table:formula="of:=IF(AND([.$U42] = 0;NOT([.K42]=&quot;&quot;));[.K42];&quot;&quot;)" office:value-type="float" office:value="0.3381" calcext:value-type="float">
            <text:p>0.3381</text:p>
          </table:table-cell>
          <table:table-cell table:style-name="ce113" table:formula="of:=IF(AND([.$U42] = 0;NOT([.L42]=&quot;&quot;));[.L42];&quot;&quot;)" office:value-type="float" office:value="-0.1039" calcext:value-type="float">
            <text:p>-0.1039</text:p>
          </table:table-cell>
          <table:table-cell table:style-name="ce110" table:formula="of:=IF(AND([.$U42] = 0;NOT([.M42]=&quot;&quot;));[.M42];&quot;&quot;)">
            <text:p/>
          </table:table-cell>
          <table:table-cell table:style-name="ce110" table:formula="of:=IF(AND([.$U42] = 0;NOT([.N42]=&quot;&quot;));[.N42];&quot;&quot;)">
            <text:p/>
          </table:table-cell>
          <table:table-cell table:style-name="ce110" table:formula="of:=IF(AND([.$U42] = 0;NOT([.O42]=&quot;&quot;));[.O42];&quot;&quot;)" office:value-type="float" office:value="38" calcext:value-type="float">
            <text:p>38</text:p>
          </table:table-cell>
          <table:table-cell table:style-name="ce110" table:formula="of:=IF(AND([.$U42] = 0;NOT([.P42]=&quot;&quot;));[.P42];&quot;&quot;)" office:value-type="float" office:value="2.2046" calcext:value-type="float">
            <text:p>2.2046</text:p>
          </table:table-cell>
          <table:table-cell table:style-name="ce110" table:formula="of:=IF(AND([.$U42] = 0;NOT([.Q42]=&quot;&quot;));[.Q42];&quot;&quot;)" office:value-type="float" office:value="-2.2046" calcext:value-type="float">
            <text:p>-2.2046</text:p>
          </table:table-cell>
          <table:table-cell table:style-name="ce110" table:formula="of:=IF(AND([.$U42] = 0;NOT([.R42]=&quot;&quot;));[.R42];&quot;&quot;)" office:value-type="float" office:value="38" calcext:value-type="float">
            <text:p>38</text:p>
          </table:table-cell>
          <table:table-cell table:style-name="ce110" table:formula="of:=IF(AND([.$U42] = 0;NOT([.S42]=&quot;&quot;));[.S42];&quot;&quot;)" office:value-type="float" office:value="1.9006967965" calcext:value-type="float">
            <text:p>1.9006967965</text:p>
          </table:table-cell>
          <table:table-cell table:style-name="ce110" table:formula="of:=IF(AND([.$U42] = 0;NOT([.T42]=&quot;&quot;));[.T42];&quot;&quot;)" office:value-type="float" office:value="-1" calcext:value-type="float">
            <text:p>-1</text:p>
          </table:table-cell>
          <table:table-cell table:style-name="ce110" table:formula="of:=IF(AND([.$U42] = 0;NOT([.U42]=&quot;&quot;));[.U42];&quot;&quot;)" office:value-type="float" office:value="0" calcext:value-type="float">
            <text:p>0</text:p>
          </table:table-cell>
          <table:table-cell table:style-name="ce110" table:formula="of:=IF(AND([.$U42] = 0;NOT([.V42]=&quot;&quot;));[.V42];&quot;&quot;)" office:value-type="float" office:value="0" calcext:value-type="float">
            <text:p>0</text:p>
          </table:table-cell>
          <table:table-cell table:style-name="ce110" table:formula="of:=IF(AND([.$U42] = 0;NOT([.W42]=&quot;&quot;));[.W42];&quot;&quot;)">
            <text:p/>
          </table:table-cell>
          <table:table-cell table:style-name="ce110" table:formula="of:=IF(AND([.$U42] = 0;NOT([.X42]=&quot;&quot;));[.X42];&quot;&quot;)">
            <text:p/>
          </table:table-cell>
          <table:table-cell table:style-name="ce110" table:formula="of:=IF(AND([.$U42] = 0;NOT([.Y42]=&quot;&quot;));[.Y42];&quot;&quot;)" office:value-type="float" office:value="38" calcext:value-type="float">
            <text:p>38</text:p>
          </table:table-cell>
          <table:table-cell table:style-name="ce110" table:formula="of:=IF(AND([.$U42] = 0;NOT([.Z42]=&quot;&quot;));[.Z42];&quot;&quot;)" office:value-type="float" office:value="0.1697" calcext:value-type="float">
            <text:p>0.1697</text:p>
          </table:table-cell>
          <table:table-cell table:style-name="ce25" table:formula="of:=IF(AND([.$U42] = 0;NOT([.AA42]=&quot;&quot;));[.AA42];&quot;&quot;)" office:value-type="float" office:value="-0.7431" calcext:value-type="float">
            <text:p>-0.7431</text:p>
          </table:table-cell>
          <table:table-cell table:style-name="Default" table:number-columns-repeated="3"/>
          <table:table-cell table:style-name="ce126" table:formula="of:=IF(AND(0.1&lt;[.$Z42];[.$Z42]&lt;0.25; NOT([.A42]=&quot;&quot;));[.A42];&quot;&quot;)" office:value-type="float" office:value="38" calcext:value-type="float">
            <text:p>38.0000</text:p>
          </table:table-cell>
          <table:table-cell table:style-name="ce44" table:formula="of:=IF(AND(0.1&lt;[.$Z42];[.$Z42]&lt;0.25; NOT([.B42]=&quot;&quot;));[.B42];&quot;&quot;)" office:value-type="float" office:value="1.72788" calcext:value-type="float">
            <text:p>1.7279</text:p>
          </table:table-cell>
          <table:table-cell table:style-name="ce44" table:formula="of:=IF(AND(0.1&lt;[.$Z42];[.$Z42]&lt;0.25; NOT([.C42]=&quot;&quot;));[.C42];&quot;&quot;)" office:value-type="float" office:value="-1.5708" calcext:value-type="float">
            <text:p>-1.5708</text:p>
          </table:table-cell>
          <table:table-cell table:style-name="ce44" table:formula="of:=IF(AND(0.1&lt;[.$Z42];[.$Z42]&lt;0.25; NOT([.D42]=&quot;&quot;));[.D42];&quot;&quot;)" office:value-type="float" office:value="1.85005" calcext:value-type="float">
            <text:p>1.8501</text:p>
          </table:table-cell>
          <table:table-cell table:style-name="ce44" table:formula="of:=IF(AND(0.1&lt;[.$Z42];[.$Z42]&lt;0.25; NOT([.E42]=&quot;&quot;));[.E42];&quot;&quot;)" office:value-type="float" office:value="-2.16421" calcext:value-type="float">
            <text:p>-2.1642</text:p>
          </table:table-cell>
          <table:table-cell table:style-name="ce44" table:formula="of:=IF(AND(0.1&lt;[.$Z42];[.$Z42]&lt;0.25; NOT([.F42]=&quot;&quot;));[.F42];&quot;&quot;)" office:value-type="float" office:value="-1.48353" calcext:value-type="float">
            <text:p>-1.4835</text:p>
          </table:table-cell>
          <table:table-cell table:style-name="ce44" table:formula="of:=IF(AND(0.1&lt;[.$Z42];[.$Z42]&lt;0.25; NOT([.G42]=&quot;&quot;));[.G42];&quot;&quot;)" office:value-type="float" office:value="-1.76278" calcext:value-type="float">
            <text:p>-1.7628</text:p>
          </table:table-cell>
          <table:table-cell table:style-name="ce44" table:formula="of:=IF(AND(0.1&lt;[.$Z42];[.$Z42]&lt;0.25; NOT([.H42]=&quot;&quot;));[.H42];&quot;&quot;)">
            <text:p/>
          </table:table-cell>
          <table:table-cell table:style-name="ce44" table:formula="of:=IF(AND(0.1&lt;[.$Z42];[.$Z42]&lt;0.25; NOT([.I42]=&quot;&quot;));[.I42];&quot;&quot;)">
            <text:p/>
          </table:table-cell>
          <table:table-cell table:style-name="ce44" table:formula="of:=IF(AND(0.1&lt;[.$Z42];[.$Z42]&lt;0.25; NOT([.J42]=&quot;&quot;));[.J42];&quot;&quot;)" office:value-type="float" office:value="39" calcext:value-type="float">
            <text:p>39.0000</text:p>
          </table:table-cell>
          <table:table-cell table:style-name="ce44" table:formula="of:=IF(AND(0.1&lt;[.$Z42];[.$Z42]&lt;0.25; NOT([.K42]=&quot;&quot;));[.K42];&quot;&quot;)" office:value-type="float" office:value="0.3381" calcext:value-type="float">
            <text:p>0.3381</text:p>
          </table:table-cell>
          <table:table-cell table:style-name="ce44" table:formula="of:=IF(AND(0.1&lt;[.$Z42];[.$Z42]&lt;0.25; NOT([.L42]=&quot;&quot;));[.L42];&quot;&quot;)" office:value-type="float" office:value="-0.1039" calcext:value-type="float">
            <text:p>-0.1039</text:p>
          </table:table-cell>
          <table:table-cell table:style-name="ce44" table:formula="of:=IF(AND(0.1&lt;[.$Z42];[.$Z42]&lt;0.25; NOT([.M42]=&quot;&quot;));[.M42];&quot;&quot;)">
            <text:p/>
          </table:table-cell>
          <table:table-cell table:style-name="ce44" table:formula="of:=IF(AND(0.1&lt;[.$Z42];[.$Z42]&lt;0.25; NOT([.N42]=&quot;&quot;));[.N42];&quot;&quot;)">
            <text:p/>
          </table:table-cell>
          <table:table-cell table:style-name="ce44" table:formula="of:=IF(AND(0.1&lt;[.$Z42];[.$Z42]&lt;0.25; NOT([.O42]=&quot;&quot;));[.O42];&quot;&quot;)" office:value-type="float" office:value="38" calcext:value-type="float">
            <text:p>38.0000</text:p>
          </table:table-cell>
          <table:table-cell table:style-name="ce44" table:formula="of:=IF(AND(0.1&lt;[.$Z42];[.$Z42]&lt;0.25; NOT([.P42]=&quot;&quot;));[.P42];&quot;&quot;)" office:value-type="float" office:value="2.2046" calcext:value-type="float">
            <text:p>2.2046</text:p>
          </table:table-cell>
          <table:table-cell table:style-name="ce44" table:formula="of:=IF(AND(0.1&lt;[.$Z42];[.$Z42]&lt;0.25; NOT([.Q42]=&quot;&quot;));[.Q42];&quot;&quot;)" office:value-type="float" office:value="-2.2046" calcext:value-type="float">
            <text:p>-2.2046</text:p>
          </table:table-cell>
          <table:table-cell table:style-name="ce44" table:formula="of:=IF(AND(0.1&lt;[.$Z42];[.$Z42]&lt;0.25; NOT([.R42]=&quot;&quot;));[.R42];&quot;&quot;)" office:value-type="float" office:value="38" calcext:value-type="float">
            <text:p>38.0000</text:p>
          </table:table-cell>
          <table:table-cell table:style-name="ce44" table:formula="of:=IF(AND(0.1&lt;[.$Z42];[.$Z42]&lt;0.25; NOT([.S42]=&quot;&quot;));[.S42];&quot;&quot;)" office:value-type="float" office:value="1.9006967965" calcext:value-type="float">
            <text:p>1.9007</text:p>
          </table:table-cell>
          <table:table-cell table:style-name="ce44" table:formula="of:=IF(AND(0.1&lt;[.$Z42];[.$Z42]&lt;0.25; NOT([.T42]=&quot;&quot;));[.T42];&quot;&quot;)" office:value-type="float" office:value="-1" calcext:value-type="float">
            <text:p>-1.0000</text:p>
          </table:table-cell>
          <table:table-cell table:style-name="ce44" table:formula="of:=IF(AND(0.1&lt;[.$Z42];[.$Z42]&lt;0.25; NOT([.U42]=&quot;&quot;));[.U42];&quot;&quot;)" office:value-type="float" office:value="0" calcext:value-type="float">
            <text:p>0.0000</text:p>
          </table:table-cell>
          <table:table-cell table:style-name="ce44" table:formula="of:=IF(AND(0.1&lt;[.$Z42];[.$Z42]&lt;0.25; NOT([.V42]=&quot;&quot;));[.V42];&quot;&quot;)" office:value-type="float" office:value="0" calcext:value-type="float">
            <text:p>0.0000</text:p>
          </table:table-cell>
          <table:table-cell table:style-name="ce44" table:formula="of:=IF(AND(0.1&lt;[.$Z42];[.$Z42]&lt;0.25; NOT([.W42]=&quot;&quot;));[.W42];&quot;&quot;)">
            <text:p/>
          </table:table-cell>
          <table:table-cell table:style-name="ce44" table:formula="of:=IF(AND(0.1&lt;[.$Z42];[.$Z42]&lt;0.25; NOT([.X42]=&quot;&quot;));[.X42];&quot;&quot;)">
            <text:p/>
          </table:table-cell>
          <table:table-cell table:style-name="ce44" table:formula="of:=IF(AND(0.1&lt;[.$Z42];[.$Z42]&lt;0.25; NOT([.Y42]=&quot;&quot;));[.Y42];&quot;&quot;)" office:value-type="float" office:value="38" calcext:value-type="float">
            <text:p>38.0000</text:p>
          </table:table-cell>
          <table:table-cell table:style-name="ce44" table:formula="of:=IF(AND(0.1&lt;[.$Z42];[.$Z42]&lt;0.25; NOT([.Z42]=&quot;&quot;));[.Z42];&quot;&quot;)" office:value-type="float" office:value="0.1697" calcext:value-type="float">
            <text:p>0.1697</text:p>
          </table:table-cell>
          <table:table-cell table:style-name="ce44" table:formula="of:=IF(AND(0.1&lt;[.$Z42];[.$Z42]&lt;0.25; NOT([.AA42]=&quot;&quot;));[.AA42];&quot;&quot;)" office:value-type="float" office:value="-0.7431" calcext:value-type="float">
            <text:p>-0.7431</text:p>
          </table:table-cell>
          <table:table-cell table:style-name="Default" table:number-columns-repeated="3"/>
          <table:table-cell table:style-name="ce126" table:formula="of:=IF(AND(OR(0.1&gt;[.$Z42];[.$Z42]&gt;0.25);NOT([.A42]=&quot;&quot;));[.A42];&quot;&quot;)">
            <text:p/>
          </table:table-cell>
          <table:table-cell table:style-name="ce44" table:formula="of:=IF(AND(OR(0.1&gt;[.$Z42];[.$Z42]&gt;0.25);NOT([.B42]=&quot;&quot;));[.B42];&quot;&quot;)">
            <text:p/>
          </table:table-cell>
          <table:table-cell table:style-name="ce44" table:formula="of:=IF(AND(OR(0.1&gt;[.$Z42];[.$Z42]&gt;0.25);NOT([.C42]=&quot;&quot;));[.C42];&quot;&quot;)">
            <text:p/>
          </table:table-cell>
          <table:table-cell table:style-name="ce44" table:formula="of:=IF(AND(OR(0.1&gt;[.$Z42];[.$Z42]&gt;0.25);NOT([.D42]=&quot;&quot;));[.D42];&quot;&quot;)">
            <text:p/>
          </table:table-cell>
          <table:table-cell table:style-name="ce44" table:formula="of:=IF(AND(OR(0.1&gt;[.$Z42];[.$Z42]&gt;0.25);NOT([.E42]=&quot;&quot;));[.E42];&quot;&quot;)">
            <text:p/>
          </table:table-cell>
          <table:table-cell table:style-name="ce44" table:formula="of:=IF(AND(OR(0.1&gt;[.$Z42];[.$Z42]&gt;0.25);NOT([.F42]=&quot;&quot;));[.F42];&quot;&quot;)">
            <text:p/>
          </table:table-cell>
          <table:table-cell table:style-name="ce44" table:formula="of:=IF(AND(OR(0.1&gt;[.$Z42];[.$Z42]&gt;0.25);NOT([.G42]=&quot;&quot;));[.G42];&quot;&quot;)">
            <text:p/>
          </table:table-cell>
          <table:table-cell table:style-name="ce44" table:formula="of:=IF(AND(OR(0.1&gt;[.$Z42];[.$Z42]&gt;0.25);NOT([.H42]=&quot;&quot;));[.H42];&quot;&quot;)">
            <text:p/>
          </table:table-cell>
          <table:table-cell table:style-name="ce44" table:formula="of:=IF(AND(OR(0.1&gt;[.$Z42];[.$Z42]&gt;0.25);NOT([.I42]=&quot;&quot;));[.I42];&quot;&quot;)">
            <text:p/>
          </table:table-cell>
          <table:table-cell table:style-name="ce44" table:formula="of:=IF(AND(OR(0.1&gt;[.$Z42];[.$Z42]&gt;0.25);NOT([.J42]=&quot;&quot;));[.J42];&quot;&quot;)">
            <text:p/>
          </table:table-cell>
          <table:table-cell table:style-name="ce44" table:formula="of:=IF(AND(OR(0.1&gt;[.$Z42];[.$Z42]&gt;0.25);NOT([.K42]=&quot;&quot;));[.K42];&quot;&quot;)">
            <text:p/>
          </table:table-cell>
          <table:table-cell table:style-name="ce44" table:formula="of:=IF(AND(OR(0.1&gt;[.$Z42];[.$Z42]&gt;0.25);NOT([.L42]=&quot;&quot;));[.L42];&quot;&quot;)">
            <text:p/>
          </table:table-cell>
          <table:table-cell table:style-name="ce44" table:formula="of:=IF(AND(OR(0.1&gt;[.$Z42];[.$Z42]&gt;0.25);NOT([.M42]=&quot;&quot;));[.M42];&quot;&quot;)">
            <text:p/>
          </table:table-cell>
          <table:table-cell table:style-name="ce44" table:formula="of:=IF(AND(OR(0.1&gt;[.$Z42];[.$Z42]&gt;0.25);NOT([.N42]=&quot;&quot;));[.N42];&quot;&quot;)">
            <text:p/>
          </table:table-cell>
          <table:table-cell table:style-name="ce128" table:formula="of:=IF(AND(OR(0.1&gt;[.$Z42];[.$Z42]&gt;0.25);NOT([.O42]=&quot;&quot;));[.O42];&quot;&quot;)">
            <text:p/>
          </table:table-cell>
          <table:table-cell table:style-name="ce44" table:formula="of:=IF(AND(OR(0.1&gt;[.$Z42];[.$Z42]&gt;0.25);NOT([.P42]=&quot;&quot;));[.P42];&quot;&quot;)">
            <text:p/>
          </table:table-cell>
          <table:table-cell table:style-name="ce44" table:formula="of:=IF(AND(OR(0.1&gt;[.$Z42];[.$Z42]&gt;0.25);NOT([.Q42]=&quot;&quot;));[.Q42];&quot;&quot;)">
            <text:p/>
          </table:table-cell>
          <table:table-cell table:style-name="ce44" table:formula="of:=IF(AND(OR(0.1&gt;[.$Z42];[.$Z42]&gt;0.25);NOT([.R42]=&quot;&quot;));[.R42];&quot;&quot;)">
            <text:p/>
          </table:table-cell>
          <table:table-cell table:style-name="ce44" table:formula="of:=IF(AND(OR(0.1&gt;[.$Z42];[.$Z42]&gt;0.25);NOT([.S42]=&quot;&quot;));[.S42];&quot;&quot;)">
            <text:p/>
          </table:table-cell>
          <table:table-cell table:style-name="ce44" table:formula="of:=IF(AND(OR(0.1&gt;[.$Z42];[.$Z42]&gt;0.25);NOT([.T42]=&quot;&quot;));[.T42];&quot;&quot;)">
            <text:p/>
          </table:table-cell>
          <table:table-cell table:style-name="ce44" table:formula="of:=IF(AND(OR(0.1&gt;[.$Z42];[.$Z42]&gt;0.25);NOT([.U42]=&quot;&quot;));[.U42];&quot;&quot;)">
            <text:p/>
          </table:table-cell>
          <table:table-cell table:style-name="ce44" table:formula="of:=IF(AND(OR(0.1&gt;[.$Z42];[.$Z42]&gt;0.25);NOT([.V42]=&quot;&quot;));[.V42];&quot;&quot;)">
            <text:p/>
          </table:table-cell>
          <table:table-cell table:style-name="ce44" table:formula="of:=IF(AND(OR(0.1&gt;[.$Z42];[.$Z42]&gt;0.25);NOT([.W42]=&quot;&quot;));[.W42];&quot;&quot;)">
            <text:p/>
          </table:table-cell>
          <table:table-cell table:style-name="ce44" table:formula="of:=IF(AND(OR(0.1&gt;[.$Z42];[.$Z42]&gt;0.25);NOT([.X42]=&quot;&quot;));[.X42];&quot;&quot;)">
            <text:p/>
          </table:table-cell>
          <table:table-cell table:style-name="ce128" table:formula="of:=IF(AND(OR(0.1&gt;[.$Z42];[.$Z42]&gt;0.25);NOT([.Y42]=&quot;&quot;));[.Y42];&quot;&quot;)">
            <text:p/>
          </table:table-cell>
          <table:table-cell table:style-name="ce44" table:formula="of:=IF(AND(OR(0.1&gt;[.$Z42];[.$Z42]&gt;0.25);NOT([.Z42]=&quot;&quot;));[.Z42];&quot;&quot;)">
            <text:p/>
          </table:table-cell>
          <table:table-cell table:style-name="ce44" table:formula="of:=IF(AND(OR(0.1&gt;[.$Z42];[.$Z42]&gt;0.25);NOT([.AA42]=&quot;&quot;));[.AA42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40" calcext:value-type="float">
            <text:p>40</text:p>
          </table:table-cell>
          <table:table-cell table:style-name="ce15" office:value-type="float" office:value="0.3392" calcext:value-type="float">
            <text:p>0.3392</text:p>
          </table:table-cell>
          <table:table-cell table:style-name="ce15" office:value-type="float" office:value="-0.1068" calcext:value-type="float">
            <text:p>-0.1068</text:p>
          </table:table-cell>
          <table:table-cell table:style-name="Default" table:number-columns-repeated="2"/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2.2071" calcext:value-type="float">
            <text:p>2.2071</text:p>
          </table:table-cell>
          <table:table-cell table:style-name="ce10" office:value-type="float" office:value="-2.2071" calcext:value-type="float">
            <text:p>-2.2071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8166632265" calcext:value-type="float">
            <text:p>2.8166632265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39" calcext:value-type="float">
            <text:p>39</text:p>
          </table:table-cell>
          <table:table-cell table:style-name="ce10" office:value-type="float" office:value="0.4657" calcext:value-type="float">
            <text:p>0.4657</text:p>
          </table:table-cell>
          <table:table-cell table:style-name="ce25" office:value-type="float" office:value="-0.6537" calcext:value-type="float">
            <text:p>-0.6537</text:p>
          </table:table-cell>
          <table:table-cell table:style-name="Default" table:number-columns-repeated="3"/>
          <table:table-cell table:style-name="ce31" table:formula="of:=IF(AND(0.15&lt;[.$Z43];[.$Z43]&lt;0.2; NOT([.A43]=&quot;&quot;));[.A43];&quot;&quot;)">
            <text:p/>
          </table:table-cell>
          <table:table-cell table:style-name="ce33" table:formula="of:=IF(AND(0.15&lt;[.$Z43];[.$Z43]&lt;0.2; NOT([.B43]=&quot;&quot;));[.B43];&quot;&quot;)">
            <text:p/>
          </table:table-cell>
          <table:table-cell table:style-name="ce33" table:formula="of:=IF(AND(0.15&lt;[.$Z43];[.$Z43]&lt;0.2; NOT([.C43]=&quot;&quot;));[.C43];&quot;&quot;)">
            <text:p/>
          </table:table-cell>
          <table:table-cell table:style-name="ce33" table:formula="of:=IF(AND(0.15&lt;[.$Z43];[.$Z43]&lt;0.2; NOT([.D43]=&quot;&quot;));[.D43];&quot;&quot;)">
            <text:p/>
          </table:table-cell>
          <table:table-cell table:style-name="ce33" table:formula="of:=IF(AND(0.15&lt;[.$Z43];[.$Z43]&lt;0.2; NOT([.E43]=&quot;&quot;));[.E43];&quot;&quot;)">
            <text:p/>
          </table:table-cell>
          <table:table-cell table:style-name="ce33" table:formula="of:=IF(AND(0.15&lt;[.$Z43];[.$Z43]&lt;0.2; NOT([.F43]=&quot;&quot;));[.F43];&quot;&quot;)">
            <text:p/>
          </table:table-cell>
          <table:table-cell table:style-name="ce33" table:formula="of:=IF(AND(0.15&lt;[.$Z43];[.$Z43]&lt;0.2; NOT([.G43]=&quot;&quot;));[.G43];&quot;&quot;)">
            <text:p/>
          </table:table-cell>
          <table:table-cell table:style-name="ce33" table:formula="of:=IF(AND(0.15&lt;[.$Z43];[.$Z43]&lt;0.2; NOT([.H43]=&quot;&quot;));[.H43];&quot;&quot;)">
            <text:p/>
          </table:table-cell>
          <table:table-cell table:style-name="ce33" table:formula="of:=IF(AND(0.15&lt;[.$Z43];[.$Z43]&lt;0.2; NOT([.I43]=&quot;&quot;));[.I43];&quot;&quot;)">
            <text:p/>
          </table:table-cell>
          <table:table-cell table:style-name="ce39" table:formula="of:=IF(AND(0.15&lt;[.$Z43];[.$Z43]&lt;0.2; NOT([.J43]=&quot;&quot;));[.J43];&quot;&quot;)">
            <text:p/>
          </table:table-cell>
          <table:table-cell table:style-name="ce33" table:formula="of:=IF(AND(0.15&lt;[.$Z43];[.$Z43]&lt;0.2; NOT([.K43]=&quot;&quot;));[.K43];&quot;&quot;)">
            <text:p/>
          </table:table-cell>
          <table:table-cell table:style-name="ce33" table:formula="of:=IF(AND(0.15&lt;[.$Z43];[.$Z43]&lt;0.2; NOT([.L43]=&quot;&quot;));[.L43];&quot;&quot;)">
            <text:p/>
          </table:table-cell>
          <table:table-cell table:style-name="ce33" table:formula="of:=IF(AND(0.15&lt;[.$Z43];[.$Z43]&lt;0.2; NOT([.M43]=&quot;&quot;));[.M43];&quot;&quot;)">
            <text:p/>
          </table:table-cell>
          <table:table-cell table:style-name="ce33" table:formula="of:=IF(AND(0.15&lt;[.$Z43];[.$Z43]&lt;0.2; NOT([.N43]=&quot;&quot;));[.N43];&quot;&quot;)">
            <text:p/>
          </table:table-cell>
          <table:table-cell table:style-name="ce39" table:formula="of:=IF(AND(0.15&lt;[.$Z43];[.$Z43]&lt;0.2; NOT([.O43]=&quot;&quot;));[.O43];&quot;&quot;)">
            <text:p/>
          </table:table-cell>
          <table:table-cell table:style-name="ce33" table:formula="of:=IF(AND(0.15&lt;[.$Z43];[.$Z43]&lt;0.2; NOT([.P43]=&quot;&quot;));[.P43];&quot;&quot;)">
            <text:p/>
          </table:table-cell>
          <table:table-cell table:style-name="ce33" table:formula="of:=IF(AND(0.15&lt;[.$Z43];[.$Z43]&lt;0.2; NOT([.Q43]=&quot;&quot;));[.Q43];&quot;&quot;)">
            <text:p/>
          </table:table-cell>
          <table:table-cell table:style-name="ce33" table:formula="of:=IF(AND(0.15&lt;[.$Z43];[.$Z43]&lt;0.2; NOT([.R43]=&quot;&quot;));[.R43];&quot;&quot;)">
            <text:p/>
          </table:table-cell>
          <table:table-cell table:style-name="ce33" table:formula="of:=IF(AND(0.15&lt;[.$Z43];[.$Z43]&lt;0.2; NOT([.S43]=&quot;&quot;));[.S43];&quot;&quot;)">
            <text:p/>
          </table:table-cell>
          <table:table-cell table:style-name="ce39" table:formula="of:=IF(AND(0.15&lt;[.$Z43];[.$Z43]&lt;0.2; NOT([.T43]=&quot;&quot;));[.T43];&quot;&quot;)">
            <text:p/>
          </table:table-cell>
          <table:table-cell table:style-name="ce39" table:formula="of:=IF(AND(0.15&lt;[.$Z43];[.$Z43]&lt;0.2; NOT([.U43]=&quot;&quot;));[.U43];&quot;&quot;)">
            <text:p/>
          </table:table-cell>
          <table:table-cell table:style-name="ce33" table:formula="of:=IF(AND(0.15&lt;[.$Z43];[.$Z43]&lt;0.2; NOT([.V43]=&quot;&quot;));[.V43];&quot;&quot;)">
            <text:p/>
          </table:table-cell>
          <table:table-cell table:style-name="ce33" table:formula="of:=IF(AND(0.15&lt;[.$Z43];[.$Z43]&lt;0.2; NOT([.W43]=&quot;&quot;));[.W43];&quot;&quot;)">
            <text:p/>
          </table:table-cell>
          <table:table-cell table:style-name="ce33" table:formula="of:=IF(AND(0.15&lt;[.$Z43];[.$Z43]&lt;0.2; NOT([.X43]=&quot;&quot;));[.X43];&quot;&quot;)">
            <text:p/>
          </table:table-cell>
          <table:table-cell table:style-name="ce39" table:formula="of:=IF(AND(0.15&lt;[.$Z43];[.$Z43]&lt;0.2; NOT([.Y43]=&quot;&quot;));[.Y43];&quot;&quot;)">
            <text:p/>
          </table:table-cell>
          <table:table-cell table:style-name="ce33" table:formula="of:=IF(AND(0.15&lt;[.$Z43];[.$Z43]&lt;0.2; NOT([.Z43]=&quot;&quot;));[.Z43];&quot;&quot;)">
            <text:p/>
          </table:table-cell>
          <table:table-cell table:style-name="ce44" table:formula="of:=IF(AND(0.15&lt;[.$Z43];[.$Z43]&lt;0.2; NOT([.AA43]=&quot;&quot;));[.AA43];&quot;&quot;)">
            <text:p/>
          </table:table-cell>
          <table:table-cell table:style-name="Default" table:number-columns-repeated="3"/>
          <table:table-cell table:style-name="ce31" table:formula="of:=IF(AND(OR(0.15&gt;[.$Z43];[.$Z43]&gt;0.2);NOT([.A43]=&quot;&quot;));[.A43];&quot;&quot;)" office:value-type="float" office:value="39" calcext:value-type="float">
            <text:p>39</text:p>
          </table:table-cell>
          <table:table-cell table:style-name="ce33" table:formula="of:=IF(AND(OR(0.15&gt;[.$Z43];[.$Z43]&gt;0.2);NOT([.B43]=&quot;&quot;));[.B43];&quot;&quot;)" office:value-type="float" office:value="1.72788" calcext:value-type="float">
            <text:p>1.7279</text:p>
          </table:table-cell>
          <table:table-cell table:style-name="ce33" table:formula="of:=IF(AND(OR(0.15&gt;[.$Z43];[.$Z43]&gt;0.2);NOT([.C43]=&quot;&quot;));[.C43];&quot;&quot;)" office:value-type="float" office:value="-1.5708" calcext:value-type="float">
            <text:p>-1.5708</text:p>
          </table:table-cell>
          <table:table-cell table:style-name="ce33" table:formula="of:=IF(AND(OR(0.15&gt;[.$Z43];[.$Z43]&gt;0.2);NOT([.D43]=&quot;&quot;));[.D43];&quot;&quot;)" office:value-type="float" office:value="1.85005" calcext:value-type="float">
            <text:p>1.8501</text:p>
          </table:table-cell>
          <table:table-cell table:style-name="ce33" table:formula="of:=IF(AND(OR(0.15&gt;[.$Z43];[.$Z43]&gt;0.2);NOT([.E43]=&quot;&quot;));[.E43];&quot;&quot;)" office:value-type="float" office:value="-2.16421" calcext:value-type="float">
            <text:p>-2.1642</text:p>
          </table:table-cell>
          <table:table-cell table:style-name="ce33" table:formula="of:=IF(AND(OR(0.15&gt;[.$Z43];[.$Z43]&gt;0.2);NOT([.F43]=&quot;&quot;));[.F43];&quot;&quot;)" office:value-type="float" office:value="-1.48353" calcext:value-type="float">
            <text:p>-1.4835</text:p>
          </table:table-cell>
          <table:table-cell table:style-name="ce33" table:formula="of:=IF(AND(OR(0.15&gt;[.$Z43];[.$Z43]&gt;0.2);NOT([.G43]=&quot;&quot;));[.G43];&quot;&quot;)" office:value-type="float" office:value="-1.76278" calcext:value-type="float">
            <text:p>-1.7628</text:p>
          </table:table-cell>
          <table:table-cell table:style-name="ce33" table:formula="of:=IF(AND(OR(0.15&gt;[.$Z43];[.$Z43]&gt;0.2);NOT([.H43]=&quot;&quot;));[.H43];&quot;&quot;)">
            <text:p/>
          </table:table-cell>
          <table:table-cell table:style-name="ce33" table:formula="of:=IF(AND(OR(0.15&gt;[.$Z43];[.$Z43]&gt;0.2);NOT([.I43]=&quot;&quot;));[.I43];&quot;&quot;)">
            <text:p/>
          </table:table-cell>
          <table:table-cell table:style-name="ce39" table:formula="of:=IF(AND(OR(0.15&gt;[.$Z43];[.$Z43]&gt;0.2);NOT([.J43]=&quot;&quot;));[.J43];&quot;&quot;)" office:value-type="float" office:value="40" calcext:value-type="float">
            <text:p>40</text:p>
          </table:table-cell>
          <table:table-cell table:style-name="ce33" table:formula="of:=IF(AND(OR(0.15&gt;[.$Z43];[.$Z43]&gt;0.2);NOT([.K43]=&quot;&quot;));[.K43];&quot;&quot;)" office:value-type="float" office:value="0.3392" calcext:value-type="float">
            <text:p>0.3392</text:p>
          </table:table-cell>
          <table:table-cell table:style-name="ce33" table:formula="of:=IF(AND(OR(0.15&gt;[.$Z43];[.$Z43]&gt;0.2);NOT([.L43]=&quot;&quot;));[.L43];&quot;&quot;)" office:value-type="float" office:value="-0.1068" calcext:value-type="float">
            <text:p>-0.1068</text:p>
          </table:table-cell>
          <table:table-cell table:style-name="ce33" table:formula="of:=IF(AND(OR(0.15&gt;[.$Z43];[.$Z43]&gt;0.2);NOT([.M43]=&quot;&quot;));[.M43];&quot;&quot;)">
            <text:p/>
          </table:table-cell>
          <table:table-cell table:style-name="ce33" table:formula="of:=IF(AND(OR(0.15&gt;[.$Z43];[.$Z43]&gt;0.2);NOT([.N43]=&quot;&quot;));[.N43];&quot;&quot;)">
            <text:p/>
          </table:table-cell>
          <table:table-cell table:style-name="ce39" table:formula="of:=IF(AND(OR(0.15&gt;[.$Z43];[.$Z43]&gt;0.2);NOT([.O43]=&quot;&quot;));[.O43];&quot;&quot;)" office:value-type="float" office:value="39" calcext:value-type="float">
            <text:p>39</text:p>
          </table:table-cell>
          <table:table-cell table:style-name="ce33" table:formula="of:=IF(AND(OR(0.15&gt;[.$Z43];[.$Z43]&gt;0.2);NOT([.P43]=&quot;&quot;));[.P43];&quot;&quot;)" office:value-type="float" office:value="2.2071" calcext:value-type="float">
            <text:p>2.2071</text:p>
          </table:table-cell>
          <table:table-cell table:style-name="ce33" table:formula="of:=IF(AND(OR(0.15&gt;[.$Z43];[.$Z43]&gt;0.2);NOT([.Q43]=&quot;&quot;));[.Q43];&quot;&quot;)" office:value-type="float" office:value="-2.2071" calcext:value-type="float">
            <text:p>-2.2071</text:p>
          </table:table-cell>
          <table:table-cell table:style-name="ce33" table:formula="of:=IF(AND(OR(0.15&gt;[.$Z43];[.$Z43]&gt;0.2);NOT([.R43]=&quot;&quot;));[.R43];&quot;&quot;)" office:value-type="float" office:value="38" calcext:value-type="float">
            <text:p>38.0000</text:p>
          </table:table-cell>
          <table:table-cell table:style-name="ce33" table:formula="of:=IF(AND(OR(0.15&gt;[.$Z43];[.$Z43]&gt;0.2);NOT([.S43]=&quot;&quot;));[.S43];&quot;&quot;)" office:value-type="float" office:value="2.8166632265" calcext:value-type="float">
            <text:p>2.8167</text:p>
          </table:table-cell>
          <table:table-cell table:style-name="ce39" table:formula="of:=IF(AND(OR(0.15&gt;[.$Z43];[.$Z43]&gt;0.2);NOT([.T43]=&quot;&quot;));[.T43];&quot;&quot;)" office:value-type="float" office:value="-1" calcext:value-type="float">
            <text:p>-1</text:p>
          </table:table-cell>
          <table:table-cell table:style-name="ce39" table:formula="of:=IF(AND(OR(0.15&gt;[.$Z43];[.$Z43]&gt;0.2);NOT([.U43]=&quot;&quot;));[.U43];&quot;&quot;)" office:value-type="float" office:value="0" calcext:value-type="float">
            <text:p>0</text:p>
          </table:table-cell>
          <table:table-cell table:style-name="ce33" table:formula="of:=IF(AND(OR(0.15&gt;[.$Z43];[.$Z43]&gt;0.2);NOT([.V43]=&quot;&quot;));[.V43];&quot;&quot;)" office:value-type="float" office:value="0" calcext:value-type="float">
            <text:p>0.0000</text:p>
          </table:table-cell>
          <table:table-cell table:style-name="ce33" table:formula="of:=IF(AND(OR(0.15&gt;[.$Z43];[.$Z43]&gt;0.2);NOT([.W43]=&quot;&quot;));[.W43];&quot;&quot;)">
            <text:p/>
          </table:table-cell>
          <table:table-cell table:style-name="ce33" table:formula="of:=IF(AND(OR(0.15&gt;[.$Z43];[.$Z43]&gt;0.2);NOT([.X43]=&quot;&quot;));[.X43];&quot;&quot;)">
            <text:p/>
          </table:table-cell>
          <table:table-cell table:style-name="ce39" table:formula="of:=IF(AND(OR(0.15&gt;[.$Z43];[.$Z43]&gt;0.2);NOT([.Y43]=&quot;&quot;));[.Y43];&quot;&quot;)" office:value-type="float" office:value="39" calcext:value-type="float">
            <text:p>39</text:p>
          </table:table-cell>
          <table:table-cell table:style-name="ce33" table:formula="of:=IF(AND(OR(0.15&gt;[.$Z43];[.$Z43]&gt;0.2);NOT([.Z43]=&quot;&quot;));[.Z43];&quot;&quot;)" office:value-type="float" office:value="0.4657" calcext:value-type="float">
            <text:p>0.4657</text:p>
          </table:table-cell>
          <table:table-cell table:style-name="ce44" table:formula="of:=IF(AND(OR(0.15&gt;[.$Z43];[.$Z43]&gt;0.2);NOT([.AA43]=&quot;&quot;));[.AA43];&quot;&quot;)" office:value-type="float" office:value="-0.6537" calcext:value-type="float">
            <text:p>-0.6537</text:p>
          </table:table-cell>
          <table:table-cell table:style-name="Default" table:number-columns-repeated="3"/>
          <table:table-cell table:style-name="ce4" table:formula="of:=IF(AND([.$U43] = 1;NOT([.A43]=&quot;&quot;));[.A43];&quot;&quot;)">
            <text:p/>
          </table:table-cell>
          <table:table-cell table:style-name="ce110" table:formula="of:=IF(AND([.$U43] = 1;NOT([.B43]=&quot;&quot;));[.B43];&quot;&quot;)">
            <text:p/>
          </table:table-cell>
          <table:table-cell table:style-name="ce110" table:formula="of:=IF(AND([.$U43] = 1;NOT([.C43]=&quot;&quot;));[.C43];&quot;&quot;)">
            <text:p/>
          </table:table-cell>
          <table:table-cell table:style-name="ce110" table:formula="of:=IF(AND([.$U43] = 1;NOT([.D43]=&quot;&quot;));[.D43];&quot;&quot;)">
            <text:p/>
          </table:table-cell>
          <table:table-cell table:style-name="ce110" table:formula="of:=IF(AND([.$U43] = 1;NOT([.E43]=&quot;&quot;));[.E43];&quot;&quot;)">
            <text:p/>
          </table:table-cell>
          <table:table-cell table:style-name="ce110" table:formula="of:=IF(AND([.$U43] = 1;NOT([.F43]=&quot;&quot;));[.F43];&quot;&quot;)">
            <text:p/>
          </table:table-cell>
          <table:table-cell table:style-name="ce110" table:formula="of:=IF(AND([.$U43] = 1;NOT([.G43]=&quot;&quot;));[.G43];&quot;&quot;)">
            <text:p/>
          </table:table-cell>
          <table:table-cell table:style-name="ce110" table:formula="of:=IF(AND([.$U43] = 1;NOT([.H43]=&quot;&quot;));[.H43];&quot;&quot;)">
            <text:p/>
          </table:table-cell>
          <table:table-cell table:style-name="ce110" table:formula="of:=IF(AND([.$U43] = 1;NOT([.I43]=&quot;&quot;));[.I43];&quot;&quot;)">
            <text:p/>
          </table:table-cell>
          <table:table-cell table:style-name="ce110" table:formula="of:=IF(AND([.$U43] = 1;NOT([.J43]=&quot;&quot;));[.J43];&quot;&quot;)">
            <text:p/>
          </table:table-cell>
          <table:table-cell table:style-name="ce110" table:formula="of:=IF(AND([.$U43] = 1;NOT([.K43]=&quot;&quot;));[.K43];&quot;&quot;)">
            <text:p/>
          </table:table-cell>
          <table:table-cell table:style-name="ce110" table:formula="of:=IF(AND([.$U43] = 1;NOT([.L43]=&quot;&quot;));[.L43];&quot;&quot;)">
            <text:p/>
          </table:table-cell>
          <table:table-cell table:style-name="ce110" table:formula="of:=IF(AND([.$U43] = 1;NOT([.M43]=&quot;&quot;));[.M43];&quot;&quot;)">
            <text:p/>
          </table:table-cell>
          <table:table-cell table:style-name="ce110" table:formula="of:=IF(AND([.$U43] = 1;NOT([.N43]=&quot;&quot;));[.N43];&quot;&quot;)">
            <text:p/>
          </table:table-cell>
          <table:table-cell table:style-name="ce110" table:formula="of:=IF(AND([.$U43] = 1;NOT([.O43]=&quot;&quot;));[.O43];&quot;&quot;)">
            <text:p/>
          </table:table-cell>
          <table:table-cell table:style-name="ce110" table:formula="of:=IF(AND([.$U43] = 1;NOT([.P43]=&quot;&quot;));[.P43];&quot;&quot;)">
            <text:p/>
          </table:table-cell>
          <table:table-cell table:style-name="ce110" table:formula="of:=IF(AND([.$U43] = 1;NOT([.Q43]=&quot;&quot;));[.Q43];&quot;&quot;)">
            <text:p/>
          </table:table-cell>
          <table:table-cell table:style-name="ce110" table:formula="of:=IF(AND([.$U43] = 1;NOT([.R43]=&quot;&quot;));[.R43];&quot;&quot;)">
            <text:p/>
          </table:table-cell>
          <table:table-cell table:style-name="ce110" table:formula="of:=IF(AND([.$U43] = 1;NOT([.S43]=&quot;&quot;));[.S43];&quot;&quot;)">
            <text:p/>
          </table:table-cell>
          <table:table-cell table:style-name="ce110" table:formula="of:=IF(AND([.$U43] = 1;NOT([.T43]=&quot;&quot;));[.T43];&quot;&quot;)">
            <text:p/>
          </table:table-cell>
          <table:table-cell table:style-name="ce110" table:formula="of:=IF(AND([.$U43] = 1;NOT([.U43]=&quot;&quot;));[.U43];&quot;&quot;)">
            <text:p/>
          </table:table-cell>
          <table:table-cell table:style-name="ce110" table:formula="of:=IF(AND([.$U43] = 1;NOT([.V43]=&quot;&quot;));[.V43];&quot;&quot;)">
            <text:p/>
          </table:table-cell>
          <table:table-cell table:style-name="ce110" table:formula="of:=IF(AND([.$U43] = 1;NOT([.W43]=&quot;&quot;));[.W43];&quot;&quot;)">
            <text:p/>
          </table:table-cell>
          <table:table-cell table:style-name="ce110" table:formula="of:=IF(AND([.$U43] = 1;NOT([.X43]=&quot;&quot;));[.X43];&quot;&quot;)">
            <text:p/>
          </table:table-cell>
          <table:table-cell table:style-name="ce110" table:formula="of:=IF(AND([.$U43] = 1;NOT([.Y43]=&quot;&quot;));[.Y43];&quot;&quot;)">
            <text:p/>
          </table:table-cell>
          <table:table-cell table:style-name="ce121" table:formula="of:=IF(AND([.$U43] = 1;NOT([.Z43]=&quot;&quot;));[.Z43];&quot;&quot;)">
            <text:p/>
          </table:table-cell>
          <table:table-cell table:style-name="ce25" table:formula="of:=IF(AND([.$U43] = 1;NOT([.AA43]=&quot;&quot;));[.AA43];&quot;&quot;)">
            <text:p/>
          </table:table-cell>
          <table:table-cell table:style-name="Default" table:number-columns-repeated="3"/>
          <table:table-cell table:style-name="ce4" table:formula="of:=IF(AND([.$U43] = 0;NOT([.A43]=&quot;&quot;));[.A43];&quot;&quot;)" office:value-type="float" office:value="39" calcext:value-type="float">
            <text:p>39</text:p>
          </table:table-cell>
          <table:table-cell table:style-name="ce110" table:formula="of:=IF(AND([.$U43] = 0;NOT([.B43]=&quot;&quot;));[.B43];&quot;&quot;)" office:value-type="float" office:value="1.72788" calcext:value-type="float">
            <text:p>1.72788</text:p>
          </table:table-cell>
          <table:table-cell table:style-name="ce110" table:formula="of:=IF(AND([.$U43] = 0;NOT([.C43]=&quot;&quot;));[.C43];&quot;&quot;)" office:value-type="float" office:value="-1.5708" calcext:value-type="float">
            <text:p>-1.5708</text:p>
          </table:table-cell>
          <table:table-cell table:style-name="ce110" table:formula="of:=IF(AND([.$U43] = 0;NOT([.D43]=&quot;&quot;));[.D43];&quot;&quot;)" office:value-type="float" office:value="1.85005" calcext:value-type="float">
            <text:p>1.85005</text:p>
          </table:table-cell>
          <table:table-cell table:style-name="ce110" table:formula="of:=IF(AND([.$U43] = 0;NOT([.E43]=&quot;&quot;));[.E43];&quot;&quot;)" office:value-type="float" office:value="-2.16421" calcext:value-type="float">
            <text:p>-2.16421</text:p>
          </table:table-cell>
          <table:table-cell table:style-name="ce110" table:formula="of:=IF(AND([.$U43] = 0;NOT([.F43]=&quot;&quot;));[.F43];&quot;&quot;)" office:value-type="float" office:value="-1.48353" calcext:value-type="float">
            <text:p>-1.48353</text:p>
          </table:table-cell>
          <table:table-cell table:style-name="ce110" table:formula="of:=IF(AND([.$U43] = 0;NOT([.G43]=&quot;&quot;));[.G43];&quot;&quot;)" office:value-type="float" office:value="-1.76278" calcext:value-type="float">
            <text:p>-1.76278</text:p>
          </table:table-cell>
          <table:table-cell table:style-name="ce110" table:formula="of:=IF(AND([.$U43] = 0;NOT([.H43]=&quot;&quot;));[.H43];&quot;&quot;)">
            <text:p/>
          </table:table-cell>
          <table:table-cell table:style-name="ce110" table:formula="of:=IF(AND([.$U43] = 0;NOT([.I43]=&quot;&quot;));[.I43];&quot;&quot;)">
            <text:p/>
          </table:table-cell>
          <table:table-cell table:style-name="ce110" table:formula="of:=IF(AND([.$U43] = 0;NOT([.J43]=&quot;&quot;));[.J43];&quot;&quot;)" office:value-type="float" office:value="40" calcext:value-type="float">
            <text:p>40</text:p>
          </table:table-cell>
          <table:table-cell table:style-name="ce113" table:formula="of:=IF(AND([.$U43] = 0;NOT([.K43]=&quot;&quot;));[.K43];&quot;&quot;)" office:value-type="float" office:value="0.3392" calcext:value-type="float">
            <text:p>0.3392</text:p>
          </table:table-cell>
          <table:table-cell table:style-name="ce113" table:formula="of:=IF(AND([.$U43] = 0;NOT([.L43]=&quot;&quot;));[.L43];&quot;&quot;)" office:value-type="float" office:value="-0.1068" calcext:value-type="float">
            <text:p>-0.1068</text:p>
          </table:table-cell>
          <table:table-cell table:style-name="ce110" table:formula="of:=IF(AND([.$U43] = 0;NOT([.M43]=&quot;&quot;));[.M43];&quot;&quot;)">
            <text:p/>
          </table:table-cell>
          <table:table-cell table:style-name="ce110" table:formula="of:=IF(AND([.$U43] = 0;NOT([.N43]=&quot;&quot;));[.N43];&quot;&quot;)">
            <text:p/>
          </table:table-cell>
          <table:table-cell table:style-name="ce110" table:formula="of:=IF(AND([.$U43] = 0;NOT([.O43]=&quot;&quot;));[.O43];&quot;&quot;)" office:value-type="float" office:value="39" calcext:value-type="float">
            <text:p>39</text:p>
          </table:table-cell>
          <table:table-cell table:style-name="ce110" table:formula="of:=IF(AND([.$U43] = 0;NOT([.P43]=&quot;&quot;));[.P43];&quot;&quot;)" office:value-type="float" office:value="2.2071" calcext:value-type="float">
            <text:p>2.2071</text:p>
          </table:table-cell>
          <table:table-cell table:style-name="ce110" table:formula="of:=IF(AND([.$U43] = 0;NOT([.Q43]=&quot;&quot;));[.Q43];&quot;&quot;)" office:value-type="float" office:value="-2.2071" calcext:value-type="float">
            <text:p>-2.2071</text:p>
          </table:table-cell>
          <table:table-cell table:style-name="ce110" table:formula="of:=IF(AND([.$U43] = 0;NOT([.R43]=&quot;&quot;));[.R43];&quot;&quot;)" office:value-type="float" office:value="38" calcext:value-type="float">
            <text:p>38</text:p>
          </table:table-cell>
          <table:table-cell table:style-name="ce110" table:formula="of:=IF(AND([.$U43] = 0;NOT([.S43]=&quot;&quot;));[.S43];&quot;&quot;)" office:value-type="float" office:value="2.8166632265" calcext:value-type="float">
            <text:p>2.8166632265</text:p>
          </table:table-cell>
          <table:table-cell table:style-name="ce110" table:formula="of:=IF(AND([.$U43] = 0;NOT([.T43]=&quot;&quot;));[.T43];&quot;&quot;)" office:value-type="float" office:value="-1" calcext:value-type="float">
            <text:p>-1</text:p>
          </table:table-cell>
          <table:table-cell table:style-name="ce110" table:formula="of:=IF(AND([.$U43] = 0;NOT([.U43]=&quot;&quot;));[.U43];&quot;&quot;)" office:value-type="float" office:value="0" calcext:value-type="float">
            <text:p>0</text:p>
          </table:table-cell>
          <table:table-cell table:style-name="ce110" table:formula="of:=IF(AND([.$U43] = 0;NOT([.V43]=&quot;&quot;));[.V43];&quot;&quot;)" office:value-type="float" office:value="0" calcext:value-type="float">
            <text:p>0</text:p>
          </table:table-cell>
          <table:table-cell table:style-name="ce110" table:formula="of:=IF(AND([.$U43] = 0;NOT([.W43]=&quot;&quot;));[.W43];&quot;&quot;)">
            <text:p/>
          </table:table-cell>
          <table:table-cell table:style-name="ce110" table:formula="of:=IF(AND([.$U43] = 0;NOT([.X43]=&quot;&quot;));[.X43];&quot;&quot;)">
            <text:p/>
          </table:table-cell>
          <table:table-cell table:style-name="ce110" table:formula="of:=IF(AND([.$U43] = 0;NOT([.Y43]=&quot;&quot;));[.Y43];&quot;&quot;)" office:value-type="float" office:value="39" calcext:value-type="float">
            <text:p>39</text:p>
          </table:table-cell>
          <table:table-cell table:style-name="ce110" table:formula="of:=IF(AND([.$U43] = 0;NOT([.Z43]=&quot;&quot;));[.Z43];&quot;&quot;)" office:value-type="float" office:value="0.4657" calcext:value-type="float">
            <text:p>0.4657</text:p>
          </table:table-cell>
          <table:table-cell table:style-name="ce25" table:formula="of:=IF(AND([.$U43] = 0;NOT([.AA43]=&quot;&quot;));[.AA43];&quot;&quot;)" office:value-type="float" office:value="-0.6537" calcext:value-type="float">
            <text:p>-0.6537</text:p>
          </table:table-cell>
          <table:table-cell table:style-name="Default" table:number-columns-repeated="3"/>
          <table:table-cell table:style-name="ce126" table:formula="of:=IF(AND(0.1&lt;[.$Z43];[.$Z43]&lt;0.25; NOT([.A43]=&quot;&quot;));[.A43];&quot;&quot;)">
            <text:p/>
          </table:table-cell>
          <table:table-cell table:style-name="ce44" table:formula="of:=IF(AND(0.1&lt;[.$Z43];[.$Z43]&lt;0.25; NOT([.B43]=&quot;&quot;));[.B43];&quot;&quot;)">
            <text:p/>
          </table:table-cell>
          <table:table-cell table:style-name="ce44" table:formula="of:=IF(AND(0.1&lt;[.$Z43];[.$Z43]&lt;0.25; NOT([.C43]=&quot;&quot;));[.C43];&quot;&quot;)">
            <text:p/>
          </table:table-cell>
          <table:table-cell table:style-name="ce44" table:formula="of:=IF(AND(0.1&lt;[.$Z43];[.$Z43]&lt;0.25; NOT([.D43]=&quot;&quot;));[.D43];&quot;&quot;)">
            <text:p/>
          </table:table-cell>
          <table:table-cell table:style-name="ce44" table:formula="of:=IF(AND(0.1&lt;[.$Z43];[.$Z43]&lt;0.25; NOT([.E43]=&quot;&quot;));[.E43];&quot;&quot;)">
            <text:p/>
          </table:table-cell>
          <table:table-cell table:style-name="ce44" table:formula="of:=IF(AND(0.1&lt;[.$Z43];[.$Z43]&lt;0.25; NOT([.F43]=&quot;&quot;));[.F43];&quot;&quot;)">
            <text:p/>
          </table:table-cell>
          <table:table-cell table:style-name="ce44" table:formula="of:=IF(AND(0.1&lt;[.$Z43];[.$Z43]&lt;0.25; NOT([.G43]=&quot;&quot;));[.G43];&quot;&quot;)">
            <text:p/>
          </table:table-cell>
          <table:table-cell table:style-name="ce44" table:formula="of:=IF(AND(0.1&lt;[.$Z43];[.$Z43]&lt;0.25; NOT([.H43]=&quot;&quot;));[.H43];&quot;&quot;)">
            <text:p/>
          </table:table-cell>
          <table:table-cell table:style-name="ce44" table:formula="of:=IF(AND(0.1&lt;[.$Z43];[.$Z43]&lt;0.25; NOT([.I43]=&quot;&quot;));[.I43];&quot;&quot;)">
            <text:p/>
          </table:table-cell>
          <table:table-cell table:style-name="ce44" table:formula="of:=IF(AND(0.1&lt;[.$Z43];[.$Z43]&lt;0.25; NOT([.J43]=&quot;&quot;));[.J43];&quot;&quot;)">
            <text:p/>
          </table:table-cell>
          <table:table-cell table:style-name="ce44" table:formula="of:=IF(AND(0.1&lt;[.$Z43];[.$Z43]&lt;0.25; NOT([.K43]=&quot;&quot;));[.K43];&quot;&quot;)">
            <text:p/>
          </table:table-cell>
          <table:table-cell table:style-name="ce44" table:formula="of:=IF(AND(0.1&lt;[.$Z43];[.$Z43]&lt;0.25; NOT([.L43]=&quot;&quot;));[.L43];&quot;&quot;)">
            <text:p/>
          </table:table-cell>
          <table:table-cell table:style-name="ce44" table:formula="of:=IF(AND(0.1&lt;[.$Z43];[.$Z43]&lt;0.25; NOT([.M43]=&quot;&quot;));[.M43];&quot;&quot;)">
            <text:p/>
          </table:table-cell>
          <table:table-cell table:style-name="ce44" table:formula="of:=IF(AND(0.1&lt;[.$Z43];[.$Z43]&lt;0.25; NOT([.N43]=&quot;&quot;));[.N43];&quot;&quot;)">
            <text:p/>
          </table:table-cell>
          <table:table-cell table:style-name="ce44" table:formula="of:=IF(AND(0.1&lt;[.$Z43];[.$Z43]&lt;0.25; NOT([.O43]=&quot;&quot;));[.O43];&quot;&quot;)">
            <text:p/>
          </table:table-cell>
          <table:table-cell table:style-name="ce44" table:formula="of:=IF(AND(0.1&lt;[.$Z43];[.$Z43]&lt;0.25; NOT([.P43]=&quot;&quot;));[.P43];&quot;&quot;)">
            <text:p/>
          </table:table-cell>
          <table:table-cell table:style-name="ce44" table:formula="of:=IF(AND(0.1&lt;[.$Z43];[.$Z43]&lt;0.25; NOT([.Q43]=&quot;&quot;));[.Q43];&quot;&quot;)">
            <text:p/>
          </table:table-cell>
          <table:table-cell table:style-name="ce44" table:formula="of:=IF(AND(0.1&lt;[.$Z43];[.$Z43]&lt;0.25; NOT([.R43]=&quot;&quot;));[.R43];&quot;&quot;)">
            <text:p/>
          </table:table-cell>
          <table:table-cell table:style-name="ce44" table:formula="of:=IF(AND(0.1&lt;[.$Z43];[.$Z43]&lt;0.25; NOT([.S43]=&quot;&quot;));[.S43];&quot;&quot;)">
            <text:p/>
          </table:table-cell>
          <table:table-cell table:style-name="ce44" table:formula="of:=IF(AND(0.1&lt;[.$Z43];[.$Z43]&lt;0.25; NOT([.T43]=&quot;&quot;));[.T43];&quot;&quot;)">
            <text:p/>
          </table:table-cell>
          <table:table-cell table:style-name="ce44" table:formula="of:=IF(AND(0.1&lt;[.$Z43];[.$Z43]&lt;0.25; NOT([.U43]=&quot;&quot;));[.U43];&quot;&quot;)">
            <text:p/>
          </table:table-cell>
          <table:table-cell table:style-name="ce44" table:formula="of:=IF(AND(0.1&lt;[.$Z43];[.$Z43]&lt;0.25; NOT([.V43]=&quot;&quot;));[.V43];&quot;&quot;)">
            <text:p/>
          </table:table-cell>
          <table:table-cell table:style-name="ce44" table:formula="of:=IF(AND(0.1&lt;[.$Z43];[.$Z43]&lt;0.25; NOT([.W43]=&quot;&quot;));[.W43];&quot;&quot;)">
            <text:p/>
          </table:table-cell>
          <table:table-cell table:style-name="ce44" table:formula="of:=IF(AND(0.1&lt;[.$Z43];[.$Z43]&lt;0.25; NOT([.X43]=&quot;&quot;));[.X43];&quot;&quot;)">
            <text:p/>
          </table:table-cell>
          <table:table-cell table:style-name="ce44" table:formula="of:=IF(AND(0.1&lt;[.$Z43];[.$Z43]&lt;0.25; NOT([.Y43]=&quot;&quot;));[.Y43];&quot;&quot;)">
            <text:p/>
          </table:table-cell>
          <table:table-cell table:style-name="ce44" table:formula="of:=IF(AND(0.1&lt;[.$Z43];[.$Z43]&lt;0.25; NOT([.Z43]=&quot;&quot;));[.Z43];&quot;&quot;)">
            <text:p/>
          </table:table-cell>
          <table:table-cell table:style-name="ce44" table:formula="of:=IF(AND(0.1&lt;[.$Z43];[.$Z43]&lt;0.25; NOT([.AA43]=&quot;&quot;));[.AA43];&quot;&quot;)">
            <text:p/>
          </table:table-cell>
          <table:table-cell table:style-name="Default" table:number-columns-repeated="3"/>
          <table:table-cell table:style-name="ce126" table:formula="of:=IF(AND(OR(0.1&gt;[.$Z43];[.$Z43]&gt;0.25);NOT([.A43]=&quot;&quot;));[.A43];&quot;&quot;)" office:value-type="float" office:value="39" calcext:value-type="float">
            <text:p>39.0000</text:p>
          </table:table-cell>
          <table:table-cell table:style-name="ce44" table:formula="of:=IF(AND(OR(0.1&gt;[.$Z43];[.$Z43]&gt;0.25);NOT([.B43]=&quot;&quot;));[.B43];&quot;&quot;)" office:value-type="float" office:value="1.72788" calcext:value-type="float">
            <text:p>1.7279</text:p>
          </table:table-cell>
          <table:table-cell table:style-name="ce44" table:formula="of:=IF(AND(OR(0.1&gt;[.$Z43];[.$Z43]&gt;0.25);NOT([.C43]=&quot;&quot;));[.C43];&quot;&quot;)" office:value-type="float" office:value="-1.5708" calcext:value-type="float">
            <text:p>-1.5708</text:p>
          </table:table-cell>
          <table:table-cell table:style-name="ce44" table:formula="of:=IF(AND(OR(0.1&gt;[.$Z43];[.$Z43]&gt;0.25);NOT([.D43]=&quot;&quot;));[.D43];&quot;&quot;)" office:value-type="float" office:value="1.85005" calcext:value-type="float">
            <text:p>1.8501</text:p>
          </table:table-cell>
          <table:table-cell table:style-name="ce44" table:formula="of:=IF(AND(OR(0.1&gt;[.$Z43];[.$Z43]&gt;0.25);NOT([.E43]=&quot;&quot;));[.E43];&quot;&quot;)" office:value-type="float" office:value="-2.16421" calcext:value-type="float">
            <text:p>-2.1642</text:p>
          </table:table-cell>
          <table:table-cell table:style-name="ce44" table:formula="of:=IF(AND(OR(0.1&gt;[.$Z43];[.$Z43]&gt;0.25);NOT([.F43]=&quot;&quot;));[.F43];&quot;&quot;)" office:value-type="float" office:value="-1.48353" calcext:value-type="float">
            <text:p>-1.4835</text:p>
          </table:table-cell>
          <table:table-cell table:style-name="ce44" table:formula="of:=IF(AND(OR(0.1&gt;[.$Z43];[.$Z43]&gt;0.25);NOT([.G43]=&quot;&quot;));[.G43];&quot;&quot;)" office:value-type="float" office:value="-1.76278" calcext:value-type="float">
            <text:p>-1.7628</text:p>
          </table:table-cell>
          <table:table-cell table:style-name="ce44" table:formula="of:=IF(AND(OR(0.1&gt;[.$Z43];[.$Z43]&gt;0.25);NOT([.H43]=&quot;&quot;));[.H43];&quot;&quot;)">
            <text:p/>
          </table:table-cell>
          <table:table-cell table:style-name="ce44" table:formula="of:=IF(AND(OR(0.1&gt;[.$Z43];[.$Z43]&gt;0.25);NOT([.I43]=&quot;&quot;));[.I43];&quot;&quot;)">
            <text:p/>
          </table:table-cell>
          <table:table-cell table:style-name="ce44" table:formula="of:=IF(AND(OR(0.1&gt;[.$Z43];[.$Z43]&gt;0.25);NOT([.J43]=&quot;&quot;));[.J43];&quot;&quot;)" office:value-type="float" office:value="40" calcext:value-type="float">
            <text:p>40.0000</text:p>
          </table:table-cell>
          <table:table-cell table:style-name="ce44" table:formula="of:=IF(AND(OR(0.1&gt;[.$Z43];[.$Z43]&gt;0.25);NOT([.K43]=&quot;&quot;));[.K43];&quot;&quot;)" office:value-type="float" office:value="0.3392" calcext:value-type="float">
            <text:p>0.3392</text:p>
          </table:table-cell>
          <table:table-cell table:style-name="ce44" table:formula="of:=IF(AND(OR(0.1&gt;[.$Z43];[.$Z43]&gt;0.25);NOT([.L43]=&quot;&quot;));[.L43];&quot;&quot;)" office:value-type="float" office:value="-0.1068" calcext:value-type="float">
            <text:p>-0.1068</text:p>
          </table:table-cell>
          <table:table-cell table:style-name="ce44" table:formula="of:=IF(AND(OR(0.1&gt;[.$Z43];[.$Z43]&gt;0.25);NOT([.M43]=&quot;&quot;));[.M43];&quot;&quot;)">
            <text:p/>
          </table:table-cell>
          <table:table-cell table:style-name="ce44" table:formula="of:=IF(AND(OR(0.1&gt;[.$Z43];[.$Z43]&gt;0.25);NOT([.N43]=&quot;&quot;));[.N43];&quot;&quot;)">
            <text:p/>
          </table:table-cell>
          <table:table-cell table:style-name="ce128" table:formula="of:=IF(AND(OR(0.1&gt;[.$Z43];[.$Z43]&gt;0.25);NOT([.O43]=&quot;&quot;));[.O43];&quot;&quot;)" office:value-type="float" office:value="39" calcext:value-type="float">
            <text:p>39</text:p>
          </table:table-cell>
          <table:table-cell table:style-name="ce44" table:formula="of:=IF(AND(OR(0.1&gt;[.$Z43];[.$Z43]&gt;0.25);NOT([.P43]=&quot;&quot;));[.P43];&quot;&quot;)" office:value-type="float" office:value="2.2071" calcext:value-type="float">
            <text:p>2.2071</text:p>
          </table:table-cell>
          <table:table-cell table:style-name="ce44" table:formula="of:=IF(AND(OR(0.1&gt;[.$Z43];[.$Z43]&gt;0.25);NOT([.Q43]=&quot;&quot;));[.Q43];&quot;&quot;)" office:value-type="float" office:value="-2.2071" calcext:value-type="float">
            <text:p>-2.2071</text:p>
          </table:table-cell>
          <table:table-cell table:style-name="ce44" table:formula="of:=IF(AND(OR(0.1&gt;[.$Z43];[.$Z43]&gt;0.25);NOT([.R43]=&quot;&quot;));[.R43];&quot;&quot;)" office:value-type="float" office:value="38" calcext:value-type="float">
            <text:p>38.0000</text:p>
          </table:table-cell>
          <table:table-cell table:style-name="ce44" table:formula="of:=IF(AND(OR(0.1&gt;[.$Z43];[.$Z43]&gt;0.25);NOT([.S43]=&quot;&quot;));[.S43];&quot;&quot;)" office:value-type="float" office:value="2.8166632265" calcext:value-type="float">
            <text:p>2.8167</text:p>
          </table:table-cell>
          <table:table-cell table:style-name="ce44" table:formula="of:=IF(AND(OR(0.1&gt;[.$Z43];[.$Z43]&gt;0.25);NOT([.T43]=&quot;&quot;));[.T43];&quot;&quot;)" office:value-type="float" office:value="-1" calcext:value-type="float">
            <text:p>-1.0000</text:p>
          </table:table-cell>
          <table:table-cell table:style-name="ce44" table:formula="of:=IF(AND(OR(0.1&gt;[.$Z43];[.$Z43]&gt;0.25);NOT([.U43]=&quot;&quot;));[.U43];&quot;&quot;)" office:value-type="float" office:value="0" calcext:value-type="float">
            <text:p>0.0000</text:p>
          </table:table-cell>
          <table:table-cell table:style-name="ce44" table:formula="of:=IF(AND(OR(0.1&gt;[.$Z43];[.$Z43]&gt;0.25);NOT([.V43]=&quot;&quot;));[.V43];&quot;&quot;)" office:value-type="float" office:value="0" calcext:value-type="float">
            <text:p>0.0000</text:p>
          </table:table-cell>
          <table:table-cell table:style-name="ce44" table:formula="of:=IF(AND(OR(0.1&gt;[.$Z43];[.$Z43]&gt;0.25);NOT([.W43]=&quot;&quot;));[.W43];&quot;&quot;)">
            <text:p/>
          </table:table-cell>
          <table:table-cell table:style-name="ce44" table:formula="of:=IF(AND(OR(0.1&gt;[.$Z43];[.$Z43]&gt;0.25);NOT([.X43]=&quot;&quot;));[.X43];&quot;&quot;)">
            <text:p/>
          </table:table-cell>
          <table:table-cell table:style-name="ce128" table:formula="of:=IF(AND(OR(0.1&gt;[.$Z43];[.$Z43]&gt;0.25);NOT([.Y43]=&quot;&quot;));[.Y43];&quot;&quot;)" office:value-type="float" office:value="39" calcext:value-type="float">
            <text:p>39</text:p>
          </table:table-cell>
          <table:table-cell table:style-name="ce44" table:formula="of:=IF(AND(OR(0.1&gt;[.$Z43];[.$Z43]&gt;0.25);NOT([.Z43]=&quot;&quot;));[.Z43];&quot;&quot;)" office:value-type="float" office:value="0.4657" calcext:value-type="float">
            <text:p>0.4657</text:p>
          </table:table-cell>
          <table:table-cell table:style-name="ce44" table:formula="of:=IF(AND(OR(0.1&gt;[.$Z43];[.$Z43]&gt;0.25);NOT([.AA43]=&quot;&quot;));[.AA43];&quot;&quot;)" office:value-type="float" office:value="-0.6537" calcext:value-type="float">
            <text:p>-0.6537</text:p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41" calcext:value-type="float">
            <text:p>41</text:p>
          </table:table-cell>
          <table:table-cell table:style-name="ce15" office:value-type="float" office:value="0.3392" calcext:value-type="float">
            <text:p>0.3392</text:p>
          </table:table-cell>
          <table:table-cell table:style-name="ce15" office:value-type="float" office:value="-0.1068" calcext:value-type="float">
            <text:p>-0.1068</text:p>
          </table:table-cell>
          <table:table-cell table:style-name="Default" table:number-columns-repeated="2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2.2071" calcext:value-type="float">
            <text:p>2.2071</text:p>
          </table:table-cell>
          <table:table-cell table:style-name="ce10" office:value-type="float" office:value="-2.2071" calcext:value-type="float">
            <text:p>-2.2071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8166446268" calcext:value-type="float">
            <text:p>2.8166446268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40" calcext:value-type="float">
            <text:p>40</text:p>
          </table:table-cell>
          <table:table-cell table:style-name="ce10" office:value-type="float" office:value="0.4657" calcext:value-type="float">
            <text:p>0.4657</text:p>
          </table:table-cell>
          <table:table-cell table:style-name="ce25" office:value-type="float" office:value="-0.6537" calcext:value-type="float">
            <text:p>-0.6537</text:p>
          </table:table-cell>
          <table:table-cell table:style-name="Default" table:number-columns-repeated="3"/>
          <table:table-cell table:style-name="ce31" table:formula="of:=IF(AND(0.15&lt;[.$Z44];[.$Z44]&lt;0.2; NOT([.A44]=&quot;&quot;));[.A44];&quot;&quot;)">
            <text:p/>
          </table:table-cell>
          <table:table-cell table:style-name="ce33" table:formula="of:=IF(AND(0.15&lt;[.$Z44];[.$Z44]&lt;0.2; NOT([.B44]=&quot;&quot;));[.B44];&quot;&quot;)">
            <text:p/>
          </table:table-cell>
          <table:table-cell table:style-name="ce33" table:formula="of:=IF(AND(0.15&lt;[.$Z44];[.$Z44]&lt;0.2; NOT([.C44]=&quot;&quot;));[.C44];&quot;&quot;)">
            <text:p/>
          </table:table-cell>
          <table:table-cell table:style-name="ce33" table:formula="of:=IF(AND(0.15&lt;[.$Z44];[.$Z44]&lt;0.2; NOT([.D44]=&quot;&quot;));[.D44];&quot;&quot;)">
            <text:p/>
          </table:table-cell>
          <table:table-cell table:style-name="ce33" table:formula="of:=IF(AND(0.15&lt;[.$Z44];[.$Z44]&lt;0.2; NOT([.E44]=&quot;&quot;));[.E44];&quot;&quot;)">
            <text:p/>
          </table:table-cell>
          <table:table-cell table:style-name="ce33" table:formula="of:=IF(AND(0.15&lt;[.$Z44];[.$Z44]&lt;0.2; NOT([.F44]=&quot;&quot;));[.F44];&quot;&quot;)">
            <text:p/>
          </table:table-cell>
          <table:table-cell table:style-name="ce33" table:formula="of:=IF(AND(0.15&lt;[.$Z44];[.$Z44]&lt;0.2; NOT([.G44]=&quot;&quot;));[.G44];&quot;&quot;)">
            <text:p/>
          </table:table-cell>
          <table:table-cell table:style-name="ce33" table:formula="of:=IF(AND(0.15&lt;[.$Z44];[.$Z44]&lt;0.2; NOT([.H44]=&quot;&quot;));[.H44];&quot;&quot;)">
            <text:p/>
          </table:table-cell>
          <table:table-cell table:style-name="ce33" table:formula="of:=IF(AND(0.15&lt;[.$Z44];[.$Z44]&lt;0.2; NOT([.I44]=&quot;&quot;));[.I44];&quot;&quot;)">
            <text:p/>
          </table:table-cell>
          <table:table-cell table:style-name="ce39" table:formula="of:=IF(AND(0.15&lt;[.$Z44];[.$Z44]&lt;0.2; NOT([.J44]=&quot;&quot;));[.J44];&quot;&quot;)">
            <text:p/>
          </table:table-cell>
          <table:table-cell table:style-name="ce33" table:formula="of:=IF(AND(0.15&lt;[.$Z44];[.$Z44]&lt;0.2; NOT([.K44]=&quot;&quot;));[.K44];&quot;&quot;)">
            <text:p/>
          </table:table-cell>
          <table:table-cell table:style-name="ce33" table:formula="of:=IF(AND(0.15&lt;[.$Z44];[.$Z44]&lt;0.2; NOT([.L44]=&quot;&quot;));[.L44];&quot;&quot;)">
            <text:p/>
          </table:table-cell>
          <table:table-cell table:style-name="ce33" table:formula="of:=IF(AND(0.15&lt;[.$Z44];[.$Z44]&lt;0.2; NOT([.M44]=&quot;&quot;));[.M44];&quot;&quot;)">
            <text:p/>
          </table:table-cell>
          <table:table-cell table:style-name="ce33" table:formula="of:=IF(AND(0.15&lt;[.$Z44];[.$Z44]&lt;0.2; NOT([.N44]=&quot;&quot;));[.N44];&quot;&quot;)">
            <text:p/>
          </table:table-cell>
          <table:table-cell table:style-name="ce39" table:formula="of:=IF(AND(0.15&lt;[.$Z44];[.$Z44]&lt;0.2; NOT([.O44]=&quot;&quot;));[.O44];&quot;&quot;)">
            <text:p/>
          </table:table-cell>
          <table:table-cell table:style-name="ce33" table:formula="of:=IF(AND(0.15&lt;[.$Z44];[.$Z44]&lt;0.2; NOT([.P44]=&quot;&quot;));[.P44];&quot;&quot;)">
            <text:p/>
          </table:table-cell>
          <table:table-cell table:style-name="ce33" table:formula="of:=IF(AND(0.15&lt;[.$Z44];[.$Z44]&lt;0.2; NOT([.Q44]=&quot;&quot;));[.Q44];&quot;&quot;)">
            <text:p/>
          </table:table-cell>
          <table:table-cell table:style-name="ce33" table:formula="of:=IF(AND(0.15&lt;[.$Z44];[.$Z44]&lt;0.2; NOT([.R44]=&quot;&quot;));[.R44];&quot;&quot;)">
            <text:p/>
          </table:table-cell>
          <table:table-cell table:style-name="ce33" table:formula="of:=IF(AND(0.15&lt;[.$Z44];[.$Z44]&lt;0.2; NOT([.S44]=&quot;&quot;));[.S44];&quot;&quot;)">
            <text:p/>
          </table:table-cell>
          <table:table-cell table:style-name="ce39" table:formula="of:=IF(AND(0.15&lt;[.$Z44];[.$Z44]&lt;0.2; NOT([.T44]=&quot;&quot;));[.T44];&quot;&quot;)">
            <text:p/>
          </table:table-cell>
          <table:table-cell table:style-name="ce39" table:formula="of:=IF(AND(0.15&lt;[.$Z44];[.$Z44]&lt;0.2; NOT([.U44]=&quot;&quot;));[.U44];&quot;&quot;)">
            <text:p/>
          </table:table-cell>
          <table:table-cell table:style-name="ce33" table:formula="of:=IF(AND(0.15&lt;[.$Z44];[.$Z44]&lt;0.2; NOT([.V44]=&quot;&quot;));[.V44];&quot;&quot;)">
            <text:p/>
          </table:table-cell>
          <table:table-cell table:style-name="ce33" table:formula="of:=IF(AND(0.15&lt;[.$Z44];[.$Z44]&lt;0.2; NOT([.W44]=&quot;&quot;));[.W44];&quot;&quot;)">
            <text:p/>
          </table:table-cell>
          <table:table-cell table:style-name="ce33" table:formula="of:=IF(AND(0.15&lt;[.$Z44];[.$Z44]&lt;0.2; NOT([.X44]=&quot;&quot;));[.X44];&quot;&quot;)">
            <text:p/>
          </table:table-cell>
          <table:table-cell table:style-name="ce39" table:formula="of:=IF(AND(0.15&lt;[.$Z44];[.$Z44]&lt;0.2; NOT([.Y44]=&quot;&quot;));[.Y44];&quot;&quot;)">
            <text:p/>
          </table:table-cell>
          <table:table-cell table:style-name="ce33" table:formula="of:=IF(AND(0.15&lt;[.$Z44];[.$Z44]&lt;0.2; NOT([.Z44]=&quot;&quot;));[.Z44];&quot;&quot;)">
            <text:p/>
          </table:table-cell>
          <table:table-cell table:style-name="ce44" table:formula="of:=IF(AND(0.15&lt;[.$Z44];[.$Z44]&lt;0.2; NOT([.AA44]=&quot;&quot;));[.AA44];&quot;&quot;)">
            <text:p/>
          </table:table-cell>
          <table:table-cell table:style-name="Default" table:number-columns-repeated="3"/>
          <table:table-cell table:style-name="ce31" table:formula="of:=IF(AND(OR(0.15&gt;[.$Z44];[.$Z44]&gt;0.2);NOT([.A44]=&quot;&quot;));[.A44];&quot;&quot;)" office:value-type="float" office:value="40" calcext:value-type="float">
            <text:p>40</text:p>
          </table:table-cell>
          <table:table-cell table:style-name="ce33" table:formula="of:=IF(AND(OR(0.15&gt;[.$Z44];[.$Z44]&gt;0.2);NOT([.B44]=&quot;&quot;));[.B44];&quot;&quot;)" office:value-type="float" office:value="1.72788" calcext:value-type="float">
            <text:p>1.7279</text:p>
          </table:table-cell>
          <table:table-cell table:style-name="ce33" table:formula="of:=IF(AND(OR(0.15&gt;[.$Z44];[.$Z44]&gt;0.2);NOT([.C44]=&quot;&quot;));[.C44];&quot;&quot;)" office:value-type="float" office:value="-1.5708" calcext:value-type="float">
            <text:p>-1.5708</text:p>
          </table:table-cell>
          <table:table-cell table:style-name="ce33" table:formula="of:=IF(AND(OR(0.15&gt;[.$Z44];[.$Z44]&gt;0.2);NOT([.D44]=&quot;&quot;));[.D44];&quot;&quot;)" office:value-type="float" office:value="1.85005" calcext:value-type="float">
            <text:p>1.8501</text:p>
          </table:table-cell>
          <table:table-cell table:style-name="ce33" table:formula="of:=IF(AND(OR(0.15&gt;[.$Z44];[.$Z44]&gt;0.2);NOT([.E44]=&quot;&quot;));[.E44];&quot;&quot;)" office:value-type="float" office:value="-2.16421" calcext:value-type="float">
            <text:p>-2.1642</text:p>
          </table:table-cell>
          <table:table-cell table:style-name="ce33" table:formula="of:=IF(AND(OR(0.15&gt;[.$Z44];[.$Z44]&gt;0.2);NOT([.F44]=&quot;&quot;));[.F44];&quot;&quot;)" office:value-type="float" office:value="-1.48353" calcext:value-type="float">
            <text:p>-1.4835</text:p>
          </table:table-cell>
          <table:table-cell table:style-name="ce33" table:formula="of:=IF(AND(OR(0.15&gt;[.$Z44];[.$Z44]&gt;0.2);NOT([.G44]=&quot;&quot;));[.G44];&quot;&quot;)" office:value-type="float" office:value="-1.76278" calcext:value-type="float">
            <text:p>-1.7628</text:p>
          </table:table-cell>
          <table:table-cell table:style-name="ce33" table:formula="of:=IF(AND(OR(0.15&gt;[.$Z44];[.$Z44]&gt;0.2);NOT([.H44]=&quot;&quot;));[.H44];&quot;&quot;)">
            <text:p/>
          </table:table-cell>
          <table:table-cell table:style-name="ce33" table:formula="of:=IF(AND(OR(0.15&gt;[.$Z44];[.$Z44]&gt;0.2);NOT([.I44]=&quot;&quot;));[.I44];&quot;&quot;)">
            <text:p/>
          </table:table-cell>
          <table:table-cell table:style-name="ce39" table:formula="of:=IF(AND(OR(0.15&gt;[.$Z44];[.$Z44]&gt;0.2);NOT([.J44]=&quot;&quot;));[.J44];&quot;&quot;)" office:value-type="float" office:value="41" calcext:value-type="float">
            <text:p>41</text:p>
          </table:table-cell>
          <table:table-cell table:style-name="ce33" table:formula="of:=IF(AND(OR(0.15&gt;[.$Z44];[.$Z44]&gt;0.2);NOT([.K44]=&quot;&quot;));[.K44];&quot;&quot;)" office:value-type="float" office:value="0.3392" calcext:value-type="float">
            <text:p>0.3392</text:p>
          </table:table-cell>
          <table:table-cell table:style-name="ce33" table:formula="of:=IF(AND(OR(0.15&gt;[.$Z44];[.$Z44]&gt;0.2);NOT([.L44]=&quot;&quot;));[.L44];&quot;&quot;)" office:value-type="float" office:value="-0.1068" calcext:value-type="float">
            <text:p>-0.1068</text:p>
          </table:table-cell>
          <table:table-cell table:style-name="ce33" table:formula="of:=IF(AND(OR(0.15&gt;[.$Z44];[.$Z44]&gt;0.2);NOT([.M44]=&quot;&quot;));[.M44];&quot;&quot;)">
            <text:p/>
          </table:table-cell>
          <table:table-cell table:style-name="ce33" table:formula="of:=IF(AND(OR(0.15&gt;[.$Z44];[.$Z44]&gt;0.2);NOT([.N44]=&quot;&quot;));[.N44];&quot;&quot;)">
            <text:p/>
          </table:table-cell>
          <table:table-cell table:style-name="ce39" table:formula="of:=IF(AND(OR(0.15&gt;[.$Z44];[.$Z44]&gt;0.2);NOT([.O44]=&quot;&quot;));[.O44];&quot;&quot;)" office:value-type="float" office:value="40" calcext:value-type="float">
            <text:p>40</text:p>
          </table:table-cell>
          <table:table-cell table:style-name="ce33" table:formula="of:=IF(AND(OR(0.15&gt;[.$Z44];[.$Z44]&gt;0.2);NOT([.P44]=&quot;&quot;));[.P44];&quot;&quot;)" office:value-type="float" office:value="2.2071" calcext:value-type="float">
            <text:p>2.2071</text:p>
          </table:table-cell>
          <table:table-cell table:style-name="ce33" table:formula="of:=IF(AND(OR(0.15&gt;[.$Z44];[.$Z44]&gt;0.2);NOT([.Q44]=&quot;&quot;));[.Q44];&quot;&quot;)" office:value-type="float" office:value="-2.2071" calcext:value-type="float">
            <text:p>-2.2071</text:p>
          </table:table-cell>
          <table:table-cell table:style-name="ce33" table:formula="of:=IF(AND(OR(0.15&gt;[.$Z44];[.$Z44]&gt;0.2);NOT([.R44]=&quot;&quot;));[.R44];&quot;&quot;)" office:value-type="float" office:value="38" calcext:value-type="float">
            <text:p>38.0000</text:p>
          </table:table-cell>
          <table:table-cell table:style-name="ce33" table:formula="of:=IF(AND(OR(0.15&gt;[.$Z44];[.$Z44]&gt;0.2);NOT([.S44]=&quot;&quot;));[.S44];&quot;&quot;)" office:value-type="float" office:value="2.8166446268" calcext:value-type="float">
            <text:p>2.8166</text:p>
          </table:table-cell>
          <table:table-cell table:style-name="ce39" table:formula="of:=IF(AND(OR(0.15&gt;[.$Z44];[.$Z44]&gt;0.2);NOT([.T44]=&quot;&quot;));[.T44];&quot;&quot;)" office:value-type="float" office:value="-1" calcext:value-type="float">
            <text:p>-1</text:p>
          </table:table-cell>
          <table:table-cell table:style-name="ce39" table:formula="of:=IF(AND(OR(0.15&gt;[.$Z44];[.$Z44]&gt;0.2);NOT([.U44]=&quot;&quot;));[.U44];&quot;&quot;)" office:value-type="float" office:value="0" calcext:value-type="float">
            <text:p>0</text:p>
          </table:table-cell>
          <table:table-cell table:style-name="ce33" table:formula="of:=IF(AND(OR(0.15&gt;[.$Z44];[.$Z44]&gt;0.2);NOT([.V44]=&quot;&quot;));[.V44];&quot;&quot;)" office:value-type="float" office:value="0" calcext:value-type="float">
            <text:p>0.0000</text:p>
          </table:table-cell>
          <table:table-cell table:style-name="ce33" table:formula="of:=IF(AND(OR(0.15&gt;[.$Z44];[.$Z44]&gt;0.2);NOT([.W44]=&quot;&quot;));[.W44];&quot;&quot;)">
            <text:p/>
          </table:table-cell>
          <table:table-cell table:style-name="ce33" table:formula="of:=IF(AND(OR(0.15&gt;[.$Z44];[.$Z44]&gt;0.2);NOT([.X44]=&quot;&quot;));[.X44];&quot;&quot;)">
            <text:p/>
          </table:table-cell>
          <table:table-cell table:style-name="ce39" table:formula="of:=IF(AND(OR(0.15&gt;[.$Z44];[.$Z44]&gt;0.2);NOT([.Y44]=&quot;&quot;));[.Y44];&quot;&quot;)" office:value-type="float" office:value="40" calcext:value-type="float">
            <text:p>40</text:p>
          </table:table-cell>
          <table:table-cell table:style-name="ce33" table:formula="of:=IF(AND(OR(0.15&gt;[.$Z44];[.$Z44]&gt;0.2);NOT([.Z44]=&quot;&quot;));[.Z44];&quot;&quot;)" office:value-type="float" office:value="0.4657" calcext:value-type="float">
            <text:p>0.4657</text:p>
          </table:table-cell>
          <table:table-cell table:style-name="ce44" table:formula="of:=IF(AND(OR(0.15&gt;[.$Z44];[.$Z44]&gt;0.2);NOT([.AA44]=&quot;&quot;));[.AA44];&quot;&quot;)" office:value-type="float" office:value="-0.6537" calcext:value-type="float">
            <text:p>-0.6537</text:p>
          </table:table-cell>
          <table:table-cell table:style-name="Default" table:number-columns-repeated="3"/>
          <table:table-cell table:style-name="ce4" table:formula="of:=IF(AND([.$U44] = 1;NOT([.A44]=&quot;&quot;));[.A44];&quot;&quot;)">
            <text:p/>
          </table:table-cell>
          <table:table-cell table:style-name="ce110" table:formula="of:=IF(AND([.$U44] = 1;NOT([.B44]=&quot;&quot;));[.B44];&quot;&quot;)">
            <text:p/>
          </table:table-cell>
          <table:table-cell table:style-name="ce110" table:formula="of:=IF(AND([.$U44] = 1;NOT([.C44]=&quot;&quot;));[.C44];&quot;&quot;)">
            <text:p/>
          </table:table-cell>
          <table:table-cell table:style-name="ce110" table:formula="of:=IF(AND([.$U44] = 1;NOT([.D44]=&quot;&quot;));[.D44];&quot;&quot;)">
            <text:p/>
          </table:table-cell>
          <table:table-cell table:style-name="ce110" table:formula="of:=IF(AND([.$U44] = 1;NOT([.E44]=&quot;&quot;));[.E44];&quot;&quot;)">
            <text:p/>
          </table:table-cell>
          <table:table-cell table:style-name="ce110" table:formula="of:=IF(AND([.$U44] = 1;NOT([.F44]=&quot;&quot;));[.F44];&quot;&quot;)">
            <text:p/>
          </table:table-cell>
          <table:table-cell table:style-name="ce110" table:formula="of:=IF(AND([.$U44] = 1;NOT([.G44]=&quot;&quot;));[.G44];&quot;&quot;)">
            <text:p/>
          </table:table-cell>
          <table:table-cell table:style-name="ce110" table:formula="of:=IF(AND([.$U44] = 1;NOT([.H44]=&quot;&quot;));[.H44];&quot;&quot;)">
            <text:p/>
          </table:table-cell>
          <table:table-cell table:style-name="ce110" table:formula="of:=IF(AND([.$U44] = 1;NOT([.I44]=&quot;&quot;));[.I44];&quot;&quot;)">
            <text:p/>
          </table:table-cell>
          <table:table-cell table:style-name="ce110" table:formula="of:=IF(AND([.$U44] = 1;NOT([.J44]=&quot;&quot;));[.J44];&quot;&quot;)">
            <text:p/>
          </table:table-cell>
          <table:table-cell table:style-name="ce110" table:formula="of:=IF(AND([.$U44] = 1;NOT([.K44]=&quot;&quot;));[.K44];&quot;&quot;)">
            <text:p/>
          </table:table-cell>
          <table:table-cell table:style-name="ce110" table:formula="of:=IF(AND([.$U44] = 1;NOT([.L44]=&quot;&quot;));[.L44];&quot;&quot;)">
            <text:p/>
          </table:table-cell>
          <table:table-cell table:style-name="ce110" table:formula="of:=IF(AND([.$U44] = 1;NOT([.M44]=&quot;&quot;));[.M44];&quot;&quot;)">
            <text:p/>
          </table:table-cell>
          <table:table-cell table:style-name="ce110" table:formula="of:=IF(AND([.$U44] = 1;NOT([.N44]=&quot;&quot;));[.N44];&quot;&quot;)">
            <text:p/>
          </table:table-cell>
          <table:table-cell table:style-name="ce110" table:formula="of:=IF(AND([.$U44] = 1;NOT([.O44]=&quot;&quot;));[.O44];&quot;&quot;)">
            <text:p/>
          </table:table-cell>
          <table:table-cell table:style-name="ce110" table:formula="of:=IF(AND([.$U44] = 1;NOT([.P44]=&quot;&quot;));[.P44];&quot;&quot;)">
            <text:p/>
          </table:table-cell>
          <table:table-cell table:style-name="ce110" table:formula="of:=IF(AND([.$U44] = 1;NOT([.Q44]=&quot;&quot;));[.Q44];&quot;&quot;)">
            <text:p/>
          </table:table-cell>
          <table:table-cell table:style-name="ce110" table:formula="of:=IF(AND([.$U44] = 1;NOT([.R44]=&quot;&quot;));[.R44];&quot;&quot;)">
            <text:p/>
          </table:table-cell>
          <table:table-cell table:style-name="ce110" table:formula="of:=IF(AND([.$U44] = 1;NOT([.S44]=&quot;&quot;));[.S44];&quot;&quot;)">
            <text:p/>
          </table:table-cell>
          <table:table-cell table:style-name="ce110" table:formula="of:=IF(AND([.$U44] = 1;NOT([.T44]=&quot;&quot;));[.T44];&quot;&quot;)">
            <text:p/>
          </table:table-cell>
          <table:table-cell table:style-name="ce110" table:formula="of:=IF(AND([.$U44] = 1;NOT([.U44]=&quot;&quot;));[.U44];&quot;&quot;)">
            <text:p/>
          </table:table-cell>
          <table:table-cell table:style-name="ce110" table:formula="of:=IF(AND([.$U44] = 1;NOT([.V44]=&quot;&quot;));[.V44];&quot;&quot;)">
            <text:p/>
          </table:table-cell>
          <table:table-cell table:style-name="ce110" table:formula="of:=IF(AND([.$U44] = 1;NOT([.W44]=&quot;&quot;));[.W44];&quot;&quot;)">
            <text:p/>
          </table:table-cell>
          <table:table-cell table:style-name="ce110" table:formula="of:=IF(AND([.$U44] = 1;NOT([.X44]=&quot;&quot;));[.X44];&quot;&quot;)">
            <text:p/>
          </table:table-cell>
          <table:table-cell table:style-name="ce110" table:formula="of:=IF(AND([.$U44] = 1;NOT([.Y44]=&quot;&quot;));[.Y44];&quot;&quot;)">
            <text:p/>
          </table:table-cell>
          <table:table-cell table:style-name="ce121" table:formula="of:=IF(AND([.$U44] = 1;NOT([.Z44]=&quot;&quot;));[.Z44];&quot;&quot;)">
            <text:p/>
          </table:table-cell>
          <table:table-cell table:style-name="ce25" table:formula="of:=IF(AND([.$U44] = 1;NOT([.AA44]=&quot;&quot;));[.AA44];&quot;&quot;)">
            <text:p/>
          </table:table-cell>
          <table:table-cell table:style-name="Default" table:number-columns-repeated="3"/>
          <table:table-cell table:style-name="ce4" table:formula="of:=IF(AND([.$U44] = 0;NOT([.A44]=&quot;&quot;));[.A44];&quot;&quot;)" office:value-type="float" office:value="40" calcext:value-type="float">
            <text:p>40</text:p>
          </table:table-cell>
          <table:table-cell table:style-name="ce110" table:formula="of:=IF(AND([.$U44] = 0;NOT([.B44]=&quot;&quot;));[.B44];&quot;&quot;)" office:value-type="float" office:value="1.72788" calcext:value-type="float">
            <text:p>1.72788</text:p>
          </table:table-cell>
          <table:table-cell table:style-name="ce110" table:formula="of:=IF(AND([.$U44] = 0;NOT([.C44]=&quot;&quot;));[.C44];&quot;&quot;)" office:value-type="float" office:value="-1.5708" calcext:value-type="float">
            <text:p>-1.5708</text:p>
          </table:table-cell>
          <table:table-cell table:style-name="ce110" table:formula="of:=IF(AND([.$U44] = 0;NOT([.D44]=&quot;&quot;));[.D44];&quot;&quot;)" office:value-type="float" office:value="1.85005" calcext:value-type="float">
            <text:p>1.85005</text:p>
          </table:table-cell>
          <table:table-cell table:style-name="ce110" table:formula="of:=IF(AND([.$U44] = 0;NOT([.E44]=&quot;&quot;));[.E44];&quot;&quot;)" office:value-type="float" office:value="-2.16421" calcext:value-type="float">
            <text:p>-2.16421</text:p>
          </table:table-cell>
          <table:table-cell table:style-name="ce110" table:formula="of:=IF(AND([.$U44] = 0;NOT([.F44]=&quot;&quot;));[.F44];&quot;&quot;)" office:value-type="float" office:value="-1.48353" calcext:value-type="float">
            <text:p>-1.48353</text:p>
          </table:table-cell>
          <table:table-cell table:style-name="ce110" table:formula="of:=IF(AND([.$U44] = 0;NOT([.G44]=&quot;&quot;));[.G44];&quot;&quot;)" office:value-type="float" office:value="-1.76278" calcext:value-type="float">
            <text:p>-1.76278</text:p>
          </table:table-cell>
          <table:table-cell table:style-name="ce110" table:formula="of:=IF(AND([.$U44] = 0;NOT([.H44]=&quot;&quot;));[.H44];&quot;&quot;)">
            <text:p/>
          </table:table-cell>
          <table:table-cell table:style-name="ce110" table:formula="of:=IF(AND([.$U44] = 0;NOT([.I44]=&quot;&quot;));[.I44];&quot;&quot;)">
            <text:p/>
          </table:table-cell>
          <table:table-cell table:style-name="ce110" table:formula="of:=IF(AND([.$U44] = 0;NOT([.J44]=&quot;&quot;));[.J44];&quot;&quot;)" office:value-type="float" office:value="41" calcext:value-type="float">
            <text:p>41</text:p>
          </table:table-cell>
          <table:table-cell table:style-name="ce113" table:formula="of:=IF(AND([.$U44] = 0;NOT([.K44]=&quot;&quot;));[.K44];&quot;&quot;)" office:value-type="float" office:value="0.3392" calcext:value-type="float">
            <text:p>0.3392</text:p>
          </table:table-cell>
          <table:table-cell table:style-name="ce113" table:formula="of:=IF(AND([.$U44] = 0;NOT([.L44]=&quot;&quot;));[.L44];&quot;&quot;)" office:value-type="float" office:value="-0.1068" calcext:value-type="float">
            <text:p>-0.1068</text:p>
          </table:table-cell>
          <table:table-cell table:style-name="ce110" table:formula="of:=IF(AND([.$U44] = 0;NOT([.M44]=&quot;&quot;));[.M44];&quot;&quot;)">
            <text:p/>
          </table:table-cell>
          <table:table-cell table:style-name="ce110" table:formula="of:=IF(AND([.$U44] = 0;NOT([.N44]=&quot;&quot;));[.N44];&quot;&quot;)">
            <text:p/>
          </table:table-cell>
          <table:table-cell table:style-name="ce110" table:formula="of:=IF(AND([.$U44] = 0;NOT([.O44]=&quot;&quot;));[.O44];&quot;&quot;)" office:value-type="float" office:value="40" calcext:value-type="float">
            <text:p>40</text:p>
          </table:table-cell>
          <table:table-cell table:style-name="ce110" table:formula="of:=IF(AND([.$U44] = 0;NOT([.P44]=&quot;&quot;));[.P44];&quot;&quot;)" office:value-type="float" office:value="2.2071" calcext:value-type="float">
            <text:p>2.2071</text:p>
          </table:table-cell>
          <table:table-cell table:style-name="ce110" table:formula="of:=IF(AND([.$U44] = 0;NOT([.Q44]=&quot;&quot;));[.Q44];&quot;&quot;)" office:value-type="float" office:value="-2.2071" calcext:value-type="float">
            <text:p>-2.2071</text:p>
          </table:table-cell>
          <table:table-cell table:style-name="ce110" table:formula="of:=IF(AND([.$U44] = 0;NOT([.R44]=&quot;&quot;));[.R44];&quot;&quot;)" office:value-type="float" office:value="38" calcext:value-type="float">
            <text:p>38</text:p>
          </table:table-cell>
          <table:table-cell table:style-name="ce110" table:formula="of:=IF(AND([.$U44] = 0;NOT([.S44]=&quot;&quot;));[.S44];&quot;&quot;)" office:value-type="float" office:value="2.8166446268" calcext:value-type="float">
            <text:p>2.8166446268</text:p>
          </table:table-cell>
          <table:table-cell table:style-name="ce110" table:formula="of:=IF(AND([.$U44] = 0;NOT([.T44]=&quot;&quot;));[.T44];&quot;&quot;)" office:value-type="float" office:value="-1" calcext:value-type="float">
            <text:p>-1</text:p>
          </table:table-cell>
          <table:table-cell table:style-name="ce110" table:formula="of:=IF(AND([.$U44] = 0;NOT([.U44]=&quot;&quot;));[.U44];&quot;&quot;)" office:value-type="float" office:value="0" calcext:value-type="float">
            <text:p>0</text:p>
          </table:table-cell>
          <table:table-cell table:style-name="ce110" table:formula="of:=IF(AND([.$U44] = 0;NOT([.V44]=&quot;&quot;));[.V44];&quot;&quot;)" office:value-type="float" office:value="0" calcext:value-type="float">
            <text:p>0</text:p>
          </table:table-cell>
          <table:table-cell table:style-name="ce110" table:formula="of:=IF(AND([.$U44] = 0;NOT([.W44]=&quot;&quot;));[.W44];&quot;&quot;)">
            <text:p/>
          </table:table-cell>
          <table:table-cell table:style-name="ce110" table:formula="of:=IF(AND([.$U44] = 0;NOT([.X44]=&quot;&quot;));[.X44];&quot;&quot;)">
            <text:p/>
          </table:table-cell>
          <table:table-cell table:style-name="ce110" table:formula="of:=IF(AND([.$U44] = 0;NOT([.Y44]=&quot;&quot;));[.Y44];&quot;&quot;)" office:value-type="float" office:value="40" calcext:value-type="float">
            <text:p>40</text:p>
          </table:table-cell>
          <table:table-cell table:style-name="ce110" table:formula="of:=IF(AND([.$U44] = 0;NOT([.Z44]=&quot;&quot;));[.Z44];&quot;&quot;)" office:value-type="float" office:value="0.4657" calcext:value-type="float">
            <text:p>0.4657</text:p>
          </table:table-cell>
          <table:table-cell table:style-name="ce25" table:formula="of:=IF(AND([.$U44] = 0;NOT([.AA44]=&quot;&quot;));[.AA44];&quot;&quot;)" office:value-type="float" office:value="-0.6537" calcext:value-type="float">
            <text:p>-0.6537</text:p>
          </table:table-cell>
          <table:table-cell table:style-name="Default" table:number-columns-repeated="3"/>
          <table:table-cell table:style-name="ce126" table:formula="of:=IF(AND(0.1&lt;[.$Z44];[.$Z44]&lt;0.25; NOT([.A44]=&quot;&quot;));[.A44];&quot;&quot;)">
            <text:p/>
          </table:table-cell>
          <table:table-cell table:style-name="ce44" table:formula="of:=IF(AND(0.1&lt;[.$Z44];[.$Z44]&lt;0.25; NOT([.B44]=&quot;&quot;));[.B44];&quot;&quot;)">
            <text:p/>
          </table:table-cell>
          <table:table-cell table:style-name="ce44" table:formula="of:=IF(AND(0.1&lt;[.$Z44];[.$Z44]&lt;0.25; NOT([.C44]=&quot;&quot;));[.C44];&quot;&quot;)">
            <text:p/>
          </table:table-cell>
          <table:table-cell table:style-name="ce44" table:formula="of:=IF(AND(0.1&lt;[.$Z44];[.$Z44]&lt;0.25; NOT([.D44]=&quot;&quot;));[.D44];&quot;&quot;)">
            <text:p/>
          </table:table-cell>
          <table:table-cell table:style-name="ce44" table:formula="of:=IF(AND(0.1&lt;[.$Z44];[.$Z44]&lt;0.25; NOT([.E44]=&quot;&quot;));[.E44];&quot;&quot;)">
            <text:p/>
          </table:table-cell>
          <table:table-cell table:style-name="ce44" table:formula="of:=IF(AND(0.1&lt;[.$Z44];[.$Z44]&lt;0.25; NOT([.F44]=&quot;&quot;));[.F44];&quot;&quot;)">
            <text:p/>
          </table:table-cell>
          <table:table-cell table:style-name="ce44" table:formula="of:=IF(AND(0.1&lt;[.$Z44];[.$Z44]&lt;0.25; NOT([.G44]=&quot;&quot;));[.G44];&quot;&quot;)">
            <text:p/>
          </table:table-cell>
          <table:table-cell table:style-name="ce44" table:formula="of:=IF(AND(0.1&lt;[.$Z44];[.$Z44]&lt;0.25; NOT([.H44]=&quot;&quot;));[.H44];&quot;&quot;)">
            <text:p/>
          </table:table-cell>
          <table:table-cell table:style-name="ce44" table:formula="of:=IF(AND(0.1&lt;[.$Z44];[.$Z44]&lt;0.25; NOT([.I44]=&quot;&quot;));[.I44];&quot;&quot;)">
            <text:p/>
          </table:table-cell>
          <table:table-cell table:style-name="ce44" table:formula="of:=IF(AND(0.1&lt;[.$Z44];[.$Z44]&lt;0.25; NOT([.J44]=&quot;&quot;));[.J44];&quot;&quot;)">
            <text:p/>
          </table:table-cell>
          <table:table-cell table:style-name="ce44" table:formula="of:=IF(AND(0.1&lt;[.$Z44];[.$Z44]&lt;0.25; NOT([.K44]=&quot;&quot;));[.K44];&quot;&quot;)">
            <text:p/>
          </table:table-cell>
          <table:table-cell table:style-name="ce44" table:formula="of:=IF(AND(0.1&lt;[.$Z44];[.$Z44]&lt;0.25; NOT([.L44]=&quot;&quot;));[.L44];&quot;&quot;)">
            <text:p/>
          </table:table-cell>
          <table:table-cell table:style-name="ce44" table:formula="of:=IF(AND(0.1&lt;[.$Z44];[.$Z44]&lt;0.25; NOT([.M44]=&quot;&quot;));[.M44];&quot;&quot;)">
            <text:p/>
          </table:table-cell>
          <table:table-cell table:style-name="ce44" table:formula="of:=IF(AND(0.1&lt;[.$Z44];[.$Z44]&lt;0.25; NOT([.N44]=&quot;&quot;));[.N44];&quot;&quot;)">
            <text:p/>
          </table:table-cell>
          <table:table-cell table:style-name="ce44" table:formula="of:=IF(AND(0.1&lt;[.$Z44];[.$Z44]&lt;0.25; NOT([.O44]=&quot;&quot;));[.O44];&quot;&quot;)">
            <text:p/>
          </table:table-cell>
          <table:table-cell table:style-name="ce44" table:formula="of:=IF(AND(0.1&lt;[.$Z44];[.$Z44]&lt;0.25; NOT([.P44]=&quot;&quot;));[.P44];&quot;&quot;)">
            <text:p/>
          </table:table-cell>
          <table:table-cell table:style-name="ce44" table:formula="of:=IF(AND(0.1&lt;[.$Z44];[.$Z44]&lt;0.25; NOT([.Q44]=&quot;&quot;));[.Q44];&quot;&quot;)">
            <text:p/>
          </table:table-cell>
          <table:table-cell table:style-name="ce44" table:formula="of:=IF(AND(0.1&lt;[.$Z44];[.$Z44]&lt;0.25; NOT([.R44]=&quot;&quot;));[.R44];&quot;&quot;)">
            <text:p/>
          </table:table-cell>
          <table:table-cell table:style-name="ce44" table:formula="of:=IF(AND(0.1&lt;[.$Z44];[.$Z44]&lt;0.25; NOT([.S44]=&quot;&quot;));[.S44];&quot;&quot;)">
            <text:p/>
          </table:table-cell>
          <table:table-cell table:style-name="ce44" table:formula="of:=IF(AND(0.1&lt;[.$Z44];[.$Z44]&lt;0.25; NOT([.T44]=&quot;&quot;));[.T44];&quot;&quot;)">
            <text:p/>
          </table:table-cell>
          <table:table-cell table:style-name="ce44" table:formula="of:=IF(AND(0.1&lt;[.$Z44];[.$Z44]&lt;0.25; NOT([.U44]=&quot;&quot;));[.U44];&quot;&quot;)">
            <text:p/>
          </table:table-cell>
          <table:table-cell table:style-name="ce44" table:formula="of:=IF(AND(0.1&lt;[.$Z44];[.$Z44]&lt;0.25; NOT([.V44]=&quot;&quot;));[.V44];&quot;&quot;)">
            <text:p/>
          </table:table-cell>
          <table:table-cell table:style-name="ce44" table:formula="of:=IF(AND(0.1&lt;[.$Z44];[.$Z44]&lt;0.25; NOT([.W44]=&quot;&quot;));[.W44];&quot;&quot;)">
            <text:p/>
          </table:table-cell>
          <table:table-cell table:style-name="ce44" table:formula="of:=IF(AND(0.1&lt;[.$Z44];[.$Z44]&lt;0.25; NOT([.X44]=&quot;&quot;));[.X44];&quot;&quot;)">
            <text:p/>
          </table:table-cell>
          <table:table-cell table:style-name="ce44" table:formula="of:=IF(AND(0.1&lt;[.$Z44];[.$Z44]&lt;0.25; NOT([.Y44]=&quot;&quot;));[.Y44];&quot;&quot;)">
            <text:p/>
          </table:table-cell>
          <table:table-cell table:style-name="ce44" table:formula="of:=IF(AND(0.1&lt;[.$Z44];[.$Z44]&lt;0.25; NOT([.Z44]=&quot;&quot;));[.Z44];&quot;&quot;)">
            <text:p/>
          </table:table-cell>
          <table:table-cell table:style-name="ce44" table:formula="of:=IF(AND(0.1&lt;[.$Z44];[.$Z44]&lt;0.25; NOT([.AA44]=&quot;&quot;));[.AA44];&quot;&quot;)">
            <text:p/>
          </table:table-cell>
          <table:table-cell table:style-name="Default" table:number-columns-repeated="3"/>
          <table:table-cell table:style-name="ce126" table:formula="of:=IF(AND(OR(0.1&gt;[.$Z44];[.$Z44]&gt;0.25);NOT([.A44]=&quot;&quot;));[.A44];&quot;&quot;)" office:value-type="float" office:value="40" calcext:value-type="float">
            <text:p>40.0000</text:p>
          </table:table-cell>
          <table:table-cell table:style-name="ce44" table:formula="of:=IF(AND(OR(0.1&gt;[.$Z44];[.$Z44]&gt;0.25);NOT([.B44]=&quot;&quot;));[.B44];&quot;&quot;)" office:value-type="float" office:value="1.72788" calcext:value-type="float">
            <text:p>1.7279</text:p>
          </table:table-cell>
          <table:table-cell table:style-name="ce44" table:formula="of:=IF(AND(OR(0.1&gt;[.$Z44];[.$Z44]&gt;0.25);NOT([.C44]=&quot;&quot;));[.C44];&quot;&quot;)" office:value-type="float" office:value="-1.5708" calcext:value-type="float">
            <text:p>-1.5708</text:p>
          </table:table-cell>
          <table:table-cell table:style-name="ce44" table:formula="of:=IF(AND(OR(0.1&gt;[.$Z44];[.$Z44]&gt;0.25);NOT([.D44]=&quot;&quot;));[.D44];&quot;&quot;)" office:value-type="float" office:value="1.85005" calcext:value-type="float">
            <text:p>1.8501</text:p>
          </table:table-cell>
          <table:table-cell table:style-name="ce44" table:formula="of:=IF(AND(OR(0.1&gt;[.$Z44];[.$Z44]&gt;0.25);NOT([.E44]=&quot;&quot;));[.E44];&quot;&quot;)" office:value-type="float" office:value="-2.16421" calcext:value-type="float">
            <text:p>-2.1642</text:p>
          </table:table-cell>
          <table:table-cell table:style-name="ce44" table:formula="of:=IF(AND(OR(0.1&gt;[.$Z44];[.$Z44]&gt;0.25);NOT([.F44]=&quot;&quot;));[.F44];&quot;&quot;)" office:value-type="float" office:value="-1.48353" calcext:value-type="float">
            <text:p>-1.4835</text:p>
          </table:table-cell>
          <table:table-cell table:style-name="ce44" table:formula="of:=IF(AND(OR(0.1&gt;[.$Z44];[.$Z44]&gt;0.25);NOT([.G44]=&quot;&quot;));[.G44];&quot;&quot;)" office:value-type="float" office:value="-1.76278" calcext:value-type="float">
            <text:p>-1.7628</text:p>
          </table:table-cell>
          <table:table-cell table:style-name="ce44" table:formula="of:=IF(AND(OR(0.1&gt;[.$Z44];[.$Z44]&gt;0.25);NOT([.H44]=&quot;&quot;));[.H44];&quot;&quot;)">
            <text:p/>
          </table:table-cell>
          <table:table-cell table:style-name="ce44" table:formula="of:=IF(AND(OR(0.1&gt;[.$Z44];[.$Z44]&gt;0.25);NOT([.I44]=&quot;&quot;));[.I44];&quot;&quot;)">
            <text:p/>
          </table:table-cell>
          <table:table-cell table:style-name="ce44" table:formula="of:=IF(AND(OR(0.1&gt;[.$Z44];[.$Z44]&gt;0.25);NOT([.J44]=&quot;&quot;));[.J44];&quot;&quot;)" office:value-type="float" office:value="41" calcext:value-type="float">
            <text:p>41.0000</text:p>
          </table:table-cell>
          <table:table-cell table:style-name="ce44" table:formula="of:=IF(AND(OR(0.1&gt;[.$Z44];[.$Z44]&gt;0.25);NOT([.K44]=&quot;&quot;));[.K44];&quot;&quot;)" office:value-type="float" office:value="0.3392" calcext:value-type="float">
            <text:p>0.3392</text:p>
          </table:table-cell>
          <table:table-cell table:style-name="ce44" table:formula="of:=IF(AND(OR(0.1&gt;[.$Z44];[.$Z44]&gt;0.25);NOT([.L44]=&quot;&quot;));[.L44];&quot;&quot;)" office:value-type="float" office:value="-0.1068" calcext:value-type="float">
            <text:p>-0.1068</text:p>
          </table:table-cell>
          <table:table-cell table:style-name="ce44" table:formula="of:=IF(AND(OR(0.1&gt;[.$Z44];[.$Z44]&gt;0.25);NOT([.M44]=&quot;&quot;));[.M44];&quot;&quot;)">
            <text:p/>
          </table:table-cell>
          <table:table-cell table:style-name="ce44" table:formula="of:=IF(AND(OR(0.1&gt;[.$Z44];[.$Z44]&gt;0.25);NOT([.N44]=&quot;&quot;));[.N44];&quot;&quot;)">
            <text:p/>
          </table:table-cell>
          <table:table-cell table:style-name="ce128" table:formula="of:=IF(AND(OR(0.1&gt;[.$Z44];[.$Z44]&gt;0.25);NOT([.O44]=&quot;&quot;));[.O44];&quot;&quot;)" office:value-type="float" office:value="40" calcext:value-type="float">
            <text:p>40</text:p>
          </table:table-cell>
          <table:table-cell table:style-name="ce44" table:formula="of:=IF(AND(OR(0.1&gt;[.$Z44];[.$Z44]&gt;0.25);NOT([.P44]=&quot;&quot;));[.P44];&quot;&quot;)" office:value-type="float" office:value="2.2071" calcext:value-type="float">
            <text:p>2.2071</text:p>
          </table:table-cell>
          <table:table-cell table:style-name="ce44" table:formula="of:=IF(AND(OR(0.1&gt;[.$Z44];[.$Z44]&gt;0.25);NOT([.Q44]=&quot;&quot;));[.Q44];&quot;&quot;)" office:value-type="float" office:value="-2.2071" calcext:value-type="float">
            <text:p>-2.2071</text:p>
          </table:table-cell>
          <table:table-cell table:style-name="ce44" table:formula="of:=IF(AND(OR(0.1&gt;[.$Z44];[.$Z44]&gt;0.25);NOT([.R44]=&quot;&quot;));[.R44];&quot;&quot;)" office:value-type="float" office:value="38" calcext:value-type="float">
            <text:p>38.0000</text:p>
          </table:table-cell>
          <table:table-cell table:style-name="ce44" table:formula="of:=IF(AND(OR(0.1&gt;[.$Z44];[.$Z44]&gt;0.25);NOT([.S44]=&quot;&quot;));[.S44];&quot;&quot;)" office:value-type="float" office:value="2.8166446268" calcext:value-type="float">
            <text:p>2.8166</text:p>
          </table:table-cell>
          <table:table-cell table:style-name="ce44" table:formula="of:=IF(AND(OR(0.1&gt;[.$Z44];[.$Z44]&gt;0.25);NOT([.T44]=&quot;&quot;));[.T44];&quot;&quot;)" office:value-type="float" office:value="-1" calcext:value-type="float">
            <text:p>-1.0000</text:p>
          </table:table-cell>
          <table:table-cell table:style-name="ce44" table:formula="of:=IF(AND(OR(0.1&gt;[.$Z44];[.$Z44]&gt;0.25);NOT([.U44]=&quot;&quot;));[.U44];&quot;&quot;)" office:value-type="float" office:value="0" calcext:value-type="float">
            <text:p>0.0000</text:p>
          </table:table-cell>
          <table:table-cell table:style-name="ce44" table:formula="of:=IF(AND(OR(0.1&gt;[.$Z44];[.$Z44]&gt;0.25);NOT([.V44]=&quot;&quot;));[.V44];&quot;&quot;)" office:value-type="float" office:value="0" calcext:value-type="float">
            <text:p>0.0000</text:p>
          </table:table-cell>
          <table:table-cell table:style-name="ce44" table:formula="of:=IF(AND(OR(0.1&gt;[.$Z44];[.$Z44]&gt;0.25);NOT([.W44]=&quot;&quot;));[.W44];&quot;&quot;)">
            <text:p/>
          </table:table-cell>
          <table:table-cell table:style-name="ce44" table:formula="of:=IF(AND(OR(0.1&gt;[.$Z44];[.$Z44]&gt;0.25);NOT([.X44]=&quot;&quot;));[.X44];&quot;&quot;)">
            <text:p/>
          </table:table-cell>
          <table:table-cell table:style-name="ce128" table:formula="of:=IF(AND(OR(0.1&gt;[.$Z44];[.$Z44]&gt;0.25);NOT([.Y44]=&quot;&quot;));[.Y44];&quot;&quot;)" office:value-type="float" office:value="40" calcext:value-type="float">
            <text:p>40</text:p>
          </table:table-cell>
          <table:table-cell table:style-name="ce44" table:formula="of:=IF(AND(OR(0.1&gt;[.$Z44];[.$Z44]&gt;0.25);NOT([.Z44]=&quot;&quot;));[.Z44];&quot;&quot;)" office:value-type="float" office:value="0.4657" calcext:value-type="float">
            <text:p>0.4657</text:p>
          </table:table-cell>
          <table:table-cell table:style-name="ce44" table:formula="of:=IF(AND(OR(0.1&gt;[.$Z44];[.$Z44]&gt;0.25);NOT([.AA44]=&quot;&quot;));[.AA44];&quot;&quot;)" office:value-type="float" office:value="-0.6537" calcext:value-type="float">
            <text:p>-0.6537</text:p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0.8203" calcext:value-type="float">
            <text:p>0.8203</text:p>
          </table:table-cell>
          <table:table-cell table:style-name="Default" table:number-columns-repeated="2"/>
          <table:table-cell table:style-name="ce10" office:value-type="float" office:value="42" calcext:value-type="float">
            <text:p>42</text:p>
          </table:table-cell>
          <table:table-cell table:style-name="ce15" office:value-type="float" office:value="0.3392" calcext:value-type="float">
            <text:p>0.3392</text:p>
          </table:table-cell>
          <table:table-cell table:style-name="ce15" office:value-type="float" office:value="-0.1068" calcext:value-type="float">
            <text:p>-0.1068</text:p>
          </table:table-cell>
          <table:table-cell table:style-name="Default" table:number-columns-repeated="2"/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2.2071" calcext:value-type="float">
            <text:p>2.2071</text:p>
          </table:table-cell>
          <table:table-cell table:style-name="ce10" office:value-type="float" office:value="-2.2071" calcext:value-type="float">
            <text:p>-2.2071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8187886638" calcext:value-type="float">
            <text:p>2.8187886638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41" calcext:value-type="float">
            <text:p>41</text:p>
          </table:table-cell>
          <table:table-cell table:style-name="ce10" office:value-type="float" office:value="0.4657" calcext:value-type="float">
            <text:p>0.4657</text:p>
          </table:table-cell>
          <table:table-cell table:style-name="ce25" office:value-type="float" office:value="-0.6537" calcext:value-type="float">
            <text:p>-0.6537</text:p>
          </table:table-cell>
          <table:table-cell table:style-name="Default" table:number-columns-repeated="3"/>
          <table:table-cell table:style-name="ce31" table:formula="of:=IF(AND(0.15&lt;[.$Z45];[.$Z45]&lt;0.2; NOT([.A45]=&quot;&quot;));[.A45];&quot;&quot;)">
            <text:p/>
          </table:table-cell>
          <table:table-cell table:style-name="ce33" table:formula="of:=IF(AND(0.15&lt;[.$Z45];[.$Z45]&lt;0.2; NOT([.B45]=&quot;&quot;));[.B45];&quot;&quot;)">
            <text:p/>
          </table:table-cell>
          <table:table-cell table:style-name="ce33" table:formula="of:=IF(AND(0.15&lt;[.$Z45];[.$Z45]&lt;0.2; NOT([.C45]=&quot;&quot;));[.C45];&quot;&quot;)">
            <text:p/>
          </table:table-cell>
          <table:table-cell table:style-name="ce33" table:formula="of:=IF(AND(0.15&lt;[.$Z45];[.$Z45]&lt;0.2; NOT([.D45]=&quot;&quot;));[.D45];&quot;&quot;)">
            <text:p/>
          </table:table-cell>
          <table:table-cell table:style-name="ce33" table:formula="of:=IF(AND(0.15&lt;[.$Z45];[.$Z45]&lt;0.2; NOT([.E45]=&quot;&quot;));[.E45];&quot;&quot;)">
            <text:p/>
          </table:table-cell>
          <table:table-cell table:style-name="ce33" table:formula="of:=IF(AND(0.15&lt;[.$Z45];[.$Z45]&lt;0.2; NOT([.F45]=&quot;&quot;));[.F45];&quot;&quot;)">
            <text:p/>
          </table:table-cell>
          <table:table-cell table:style-name="ce33" table:formula="of:=IF(AND(0.15&lt;[.$Z45];[.$Z45]&lt;0.2; NOT([.G45]=&quot;&quot;));[.G45];&quot;&quot;)">
            <text:p/>
          </table:table-cell>
          <table:table-cell table:style-name="ce33" table:formula="of:=IF(AND(0.15&lt;[.$Z45];[.$Z45]&lt;0.2; NOT([.H45]=&quot;&quot;));[.H45];&quot;&quot;)">
            <text:p/>
          </table:table-cell>
          <table:table-cell table:style-name="ce33" table:formula="of:=IF(AND(0.15&lt;[.$Z45];[.$Z45]&lt;0.2; NOT([.I45]=&quot;&quot;));[.I45];&quot;&quot;)">
            <text:p/>
          </table:table-cell>
          <table:table-cell table:style-name="ce39" table:formula="of:=IF(AND(0.15&lt;[.$Z45];[.$Z45]&lt;0.2; NOT([.J45]=&quot;&quot;));[.J45];&quot;&quot;)">
            <text:p/>
          </table:table-cell>
          <table:table-cell table:style-name="ce33" table:formula="of:=IF(AND(0.15&lt;[.$Z45];[.$Z45]&lt;0.2; NOT([.K45]=&quot;&quot;));[.K45];&quot;&quot;)">
            <text:p/>
          </table:table-cell>
          <table:table-cell table:style-name="ce33" table:formula="of:=IF(AND(0.15&lt;[.$Z45];[.$Z45]&lt;0.2; NOT([.L45]=&quot;&quot;));[.L45];&quot;&quot;)">
            <text:p/>
          </table:table-cell>
          <table:table-cell table:style-name="ce33" table:formula="of:=IF(AND(0.15&lt;[.$Z45];[.$Z45]&lt;0.2; NOT([.M45]=&quot;&quot;));[.M45];&quot;&quot;)">
            <text:p/>
          </table:table-cell>
          <table:table-cell table:style-name="ce33" table:formula="of:=IF(AND(0.15&lt;[.$Z45];[.$Z45]&lt;0.2; NOT([.N45]=&quot;&quot;));[.N45];&quot;&quot;)">
            <text:p/>
          </table:table-cell>
          <table:table-cell table:style-name="ce39" table:formula="of:=IF(AND(0.15&lt;[.$Z45];[.$Z45]&lt;0.2; NOT([.O45]=&quot;&quot;));[.O45];&quot;&quot;)">
            <text:p/>
          </table:table-cell>
          <table:table-cell table:style-name="ce33" table:formula="of:=IF(AND(0.15&lt;[.$Z45];[.$Z45]&lt;0.2; NOT([.P45]=&quot;&quot;));[.P45];&quot;&quot;)">
            <text:p/>
          </table:table-cell>
          <table:table-cell table:style-name="ce33" table:formula="of:=IF(AND(0.15&lt;[.$Z45];[.$Z45]&lt;0.2; NOT([.Q45]=&quot;&quot;));[.Q45];&quot;&quot;)">
            <text:p/>
          </table:table-cell>
          <table:table-cell table:style-name="ce33" table:formula="of:=IF(AND(0.15&lt;[.$Z45];[.$Z45]&lt;0.2; NOT([.R45]=&quot;&quot;));[.R45];&quot;&quot;)">
            <text:p/>
          </table:table-cell>
          <table:table-cell table:style-name="ce33" table:formula="of:=IF(AND(0.15&lt;[.$Z45];[.$Z45]&lt;0.2; NOT([.S45]=&quot;&quot;));[.S45];&quot;&quot;)">
            <text:p/>
          </table:table-cell>
          <table:table-cell table:style-name="ce39" table:formula="of:=IF(AND(0.15&lt;[.$Z45];[.$Z45]&lt;0.2; NOT([.T45]=&quot;&quot;));[.T45];&quot;&quot;)">
            <text:p/>
          </table:table-cell>
          <table:table-cell table:style-name="ce39" table:formula="of:=IF(AND(0.15&lt;[.$Z45];[.$Z45]&lt;0.2; NOT([.U45]=&quot;&quot;));[.U45];&quot;&quot;)">
            <text:p/>
          </table:table-cell>
          <table:table-cell table:style-name="ce33" table:formula="of:=IF(AND(0.15&lt;[.$Z45];[.$Z45]&lt;0.2; NOT([.V45]=&quot;&quot;));[.V45];&quot;&quot;)">
            <text:p/>
          </table:table-cell>
          <table:table-cell table:style-name="ce33" table:formula="of:=IF(AND(0.15&lt;[.$Z45];[.$Z45]&lt;0.2; NOT([.W45]=&quot;&quot;));[.W45];&quot;&quot;)">
            <text:p/>
          </table:table-cell>
          <table:table-cell table:style-name="ce33" table:formula="of:=IF(AND(0.15&lt;[.$Z45];[.$Z45]&lt;0.2; NOT([.X45]=&quot;&quot;));[.X45];&quot;&quot;)">
            <text:p/>
          </table:table-cell>
          <table:table-cell table:style-name="ce39" table:formula="of:=IF(AND(0.15&lt;[.$Z45];[.$Z45]&lt;0.2; NOT([.Y45]=&quot;&quot;));[.Y45];&quot;&quot;)">
            <text:p/>
          </table:table-cell>
          <table:table-cell table:style-name="ce33" table:formula="of:=IF(AND(0.15&lt;[.$Z45];[.$Z45]&lt;0.2; NOT([.Z45]=&quot;&quot;));[.Z45];&quot;&quot;)">
            <text:p/>
          </table:table-cell>
          <table:table-cell table:style-name="ce44" table:formula="of:=IF(AND(0.15&lt;[.$Z45];[.$Z45]&lt;0.2; NOT([.AA45]=&quot;&quot;));[.AA45];&quot;&quot;)">
            <text:p/>
          </table:table-cell>
          <table:table-cell table:style-name="Default" table:number-columns-repeated="3"/>
          <table:table-cell table:style-name="ce31" table:formula="of:=IF(AND(OR(0.15&gt;[.$Z45];[.$Z45]&gt;0.2);NOT([.A45]=&quot;&quot;));[.A45];&quot;&quot;)" office:value-type="float" office:value="41" calcext:value-type="float">
            <text:p>41</text:p>
          </table:table-cell>
          <table:table-cell table:style-name="ce33" table:formula="of:=IF(AND(OR(0.15&gt;[.$Z45];[.$Z45]&gt;0.2);NOT([.B45]=&quot;&quot;));[.B45];&quot;&quot;)" office:value-type="float" office:value="1.72788" calcext:value-type="float">
            <text:p>1.7279</text:p>
          </table:table-cell>
          <table:table-cell table:style-name="ce33" table:formula="of:=IF(AND(OR(0.15&gt;[.$Z45];[.$Z45]&gt;0.2);NOT([.C45]=&quot;&quot;));[.C45];&quot;&quot;)" office:value-type="float" office:value="-1.5708" calcext:value-type="float">
            <text:p>-1.5708</text:p>
          </table:table-cell>
          <table:table-cell table:style-name="ce33" table:formula="of:=IF(AND(OR(0.15&gt;[.$Z45];[.$Z45]&gt;0.2);NOT([.D45]=&quot;&quot;));[.D45];&quot;&quot;)" office:value-type="float" office:value="1.85005" calcext:value-type="float">
            <text:p>1.8501</text:p>
          </table:table-cell>
          <table:table-cell table:style-name="ce33" table:formula="of:=IF(AND(OR(0.15&gt;[.$Z45];[.$Z45]&gt;0.2);NOT([.E45]=&quot;&quot;));[.E45];&quot;&quot;)" office:value-type="float" office:value="-2.16421" calcext:value-type="float">
            <text:p>-2.1642</text:p>
          </table:table-cell>
          <table:table-cell table:style-name="ce33" table:formula="of:=IF(AND(OR(0.15&gt;[.$Z45];[.$Z45]&gt;0.2);NOT([.F45]=&quot;&quot;));[.F45];&quot;&quot;)" office:value-type="float" office:value="-1.48353" calcext:value-type="float">
            <text:p>-1.4835</text:p>
          </table:table-cell>
          <table:table-cell table:style-name="ce33" table:formula="of:=IF(AND(OR(0.15&gt;[.$Z45];[.$Z45]&gt;0.2);NOT([.G45]=&quot;&quot;));[.G45];&quot;&quot;)" office:value-type="float" office:value="0.8203" calcext:value-type="float">
            <text:p>0.8203</text:p>
          </table:table-cell>
          <table:table-cell table:style-name="ce33" table:formula="of:=IF(AND(OR(0.15&gt;[.$Z45];[.$Z45]&gt;0.2);NOT([.H45]=&quot;&quot;));[.H45];&quot;&quot;)">
            <text:p/>
          </table:table-cell>
          <table:table-cell table:style-name="ce33" table:formula="of:=IF(AND(OR(0.15&gt;[.$Z45];[.$Z45]&gt;0.2);NOT([.I45]=&quot;&quot;));[.I45];&quot;&quot;)">
            <text:p/>
          </table:table-cell>
          <table:table-cell table:style-name="ce39" table:formula="of:=IF(AND(OR(0.15&gt;[.$Z45];[.$Z45]&gt;0.2);NOT([.J45]=&quot;&quot;));[.J45];&quot;&quot;)" office:value-type="float" office:value="42" calcext:value-type="float">
            <text:p>42</text:p>
          </table:table-cell>
          <table:table-cell table:style-name="ce33" table:formula="of:=IF(AND(OR(0.15&gt;[.$Z45];[.$Z45]&gt;0.2);NOT([.K45]=&quot;&quot;));[.K45];&quot;&quot;)" office:value-type="float" office:value="0.3392" calcext:value-type="float">
            <text:p>0.3392</text:p>
          </table:table-cell>
          <table:table-cell table:style-name="ce33" table:formula="of:=IF(AND(OR(0.15&gt;[.$Z45];[.$Z45]&gt;0.2);NOT([.L45]=&quot;&quot;));[.L45];&quot;&quot;)" office:value-type="float" office:value="-0.1068" calcext:value-type="float">
            <text:p>-0.1068</text:p>
          </table:table-cell>
          <table:table-cell table:style-name="ce33" table:formula="of:=IF(AND(OR(0.15&gt;[.$Z45];[.$Z45]&gt;0.2);NOT([.M45]=&quot;&quot;));[.M45];&quot;&quot;)">
            <text:p/>
          </table:table-cell>
          <table:table-cell table:style-name="ce33" table:formula="of:=IF(AND(OR(0.15&gt;[.$Z45];[.$Z45]&gt;0.2);NOT([.N45]=&quot;&quot;));[.N45];&quot;&quot;)">
            <text:p/>
          </table:table-cell>
          <table:table-cell table:style-name="ce39" table:formula="of:=IF(AND(OR(0.15&gt;[.$Z45];[.$Z45]&gt;0.2);NOT([.O45]=&quot;&quot;));[.O45];&quot;&quot;)" office:value-type="float" office:value="41" calcext:value-type="float">
            <text:p>41</text:p>
          </table:table-cell>
          <table:table-cell table:style-name="ce33" table:formula="of:=IF(AND(OR(0.15&gt;[.$Z45];[.$Z45]&gt;0.2);NOT([.P45]=&quot;&quot;));[.P45];&quot;&quot;)" office:value-type="float" office:value="2.2071" calcext:value-type="float">
            <text:p>2.2071</text:p>
          </table:table-cell>
          <table:table-cell table:style-name="ce33" table:formula="of:=IF(AND(OR(0.15&gt;[.$Z45];[.$Z45]&gt;0.2);NOT([.Q45]=&quot;&quot;));[.Q45];&quot;&quot;)" office:value-type="float" office:value="-2.2071" calcext:value-type="float">
            <text:p>-2.2071</text:p>
          </table:table-cell>
          <table:table-cell table:style-name="ce33" table:formula="of:=IF(AND(OR(0.15&gt;[.$Z45];[.$Z45]&gt;0.2);NOT([.R45]=&quot;&quot;));[.R45];&quot;&quot;)" office:value-type="float" office:value="38" calcext:value-type="float">
            <text:p>38.0000</text:p>
          </table:table-cell>
          <table:table-cell table:style-name="ce33" table:formula="of:=IF(AND(OR(0.15&gt;[.$Z45];[.$Z45]&gt;0.2);NOT([.S45]=&quot;&quot;));[.S45];&quot;&quot;)" office:value-type="float" office:value="2.8187886638" calcext:value-type="float">
            <text:p>2.8188</text:p>
          </table:table-cell>
          <table:table-cell table:style-name="ce39" table:formula="of:=IF(AND(OR(0.15&gt;[.$Z45];[.$Z45]&gt;0.2);NOT([.T45]=&quot;&quot;));[.T45];&quot;&quot;)" office:value-type="float" office:value="-1" calcext:value-type="float">
            <text:p>-1</text:p>
          </table:table-cell>
          <table:table-cell table:style-name="ce39" table:formula="of:=IF(AND(OR(0.15&gt;[.$Z45];[.$Z45]&gt;0.2);NOT([.U45]=&quot;&quot;));[.U45];&quot;&quot;)" office:value-type="float" office:value="0" calcext:value-type="float">
            <text:p>0</text:p>
          </table:table-cell>
          <table:table-cell table:style-name="ce33" table:formula="of:=IF(AND(OR(0.15&gt;[.$Z45];[.$Z45]&gt;0.2);NOT([.V45]=&quot;&quot;));[.V45];&quot;&quot;)" office:value-type="float" office:value="0" calcext:value-type="float">
            <text:p>0.0000</text:p>
          </table:table-cell>
          <table:table-cell table:style-name="ce33" table:formula="of:=IF(AND(OR(0.15&gt;[.$Z45];[.$Z45]&gt;0.2);NOT([.W45]=&quot;&quot;));[.W45];&quot;&quot;)">
            <text:p/>
          </table:table-cell>
          <table:table-cell table:style-name="ce33" table:formula="of:=IF(AND(OR(0.15&gt;[.$Z45];[.$Z45]&gt;0.2);NOT([.X45]=&quot;&quot;));[.X45];&quot;&quot;)">
            <text:p/>
          </table:table-cell>
          <table:table-cell table:style-name="ce39" table:formula="of:=IF(AND(OR(0.15&gt;[.$Z45];[.$Z45]&gt;0.2);NOT([.Y45]=&quot;&quot;));[.Y45];&quot;&quot;)" office:value-type="float" office:value="41" calcext:value-type="float">
            <text:p>41</text:p>
          </table:table-cell>
          <table:table-cell table:style-name="ce33" table:formula="of:=IF(AND(OR(0.15&gt;[.$Z45];[.$Z45]&gt;0.2);NOT([.Z45]=&quot;&quot;));[.Z45];&quot;&quot;)" office:value-type="float" office:value="0.4657" calcext:value-type="float">
            <text:p>0.4657</text:p>
          </table:table-cell>
          <table:table-cell table:style-name="ce44" table:formula="of:=IF(AND(OR(0.15&gt;[.$Z45];[.$Z45]&gt;0.2);NOT([.AA45]=&quot;&quot;));[.AA45];&quot;&quot;)" office:value-type="float" office:value="-0.6537" calcext:value-type="float">
            <text:p>-0.6537</text:p>
          </table:table-cell>
          <table:table-cell table:style-name="Default" table:number-columns-repeated="3"/>
          <table:table-cell table:style-name="ce4" table:formula="of:=IF(AND([.$U45] = 1;NOT([.A45]=&quot;&quot;));[.A45];&quot;&quot;)">
            <text:p/>
          </table:table-cell>
          <table:table-cell table:style-name="ce110" table:formula="of:=IF(AND([.$U45] = 1;NOT([.B45]=&quot;&quot;));[.B45];&quot;&quot;)">
            <text:p/>
          </table:table-cell>
          <table:table-cell table:style-name="ce110" table:formula="of:=IF(AND([.$U45] = 1;NOT([.C45]=&quot;&quot;));[.C45];&quot;&quot;)">
            <text:p/>
          </table:table-cell>
          <table:table-cell table:style-name="ce110" table:formula="of:=IF(AND([.$U45] = 1;NOT([.D45]=&quot;&quot;));[.D45];&quot;&quot;)">
            <text:p/>
          </table:table-cell>
          <table:table-cell table:style-name="ce110" table:formula="of:=IF(AND([.$U45] = 1;NOT([.E45]=&quot;&quot;));[.E45];&quot;&quot;)">
            <text:p/>
          </table:table-cell>
          <table:table-cell table:style-name="ce110" table:formula="of:=IF(AND([.$U45] = 1;NOT([.F45]=&quot;&quot;));[.F45];&quot;&quot;)">
            <text:p/>
          </table:table-cell>
          <table:table-cell table:style-name="ce110" table:formula="of:=IF(AND([.$U45] = 1;NOT([.G45]=&quot;&quot;));[.G45];&quot;&quot;)">
            <text:p/>
          </table:table-cell>
          <table:table-cell table:style-name="ce110" table:formula="of:=IF(AND([.$U45] = 1;NOT([.H45]=&quot;&quot;));[.H45];&quot;&quot;)">
            <text:p/>
          </table:table-cell>
          <table:table-cell table:style-name="ce110" table:formula="of:=IF(AND([.$U45] = 1;NOT([.I45]=&quot;&quot;));[.I45];&quot;&quot;)">
            <text:p/>
          </table:table-cell>
          <table:table-cell table:style-name="ce110" table:formula="of:=IF(AND([.$U45] = 1;NOT([.J45]=&quot;&quot;));[.J45];&quot;&quot;)">
            <text:p/>
          </table:table-cell>
          <table:table-cell table:style-name="ce110" table:formula="of:=IF(AND([.$U45] = 1;NOT([.K45]=&quot;&quot;));[.K45];&quot;&quot;)">
            <text:p/>
          </table:table-cell>
          <table:table-cell table:style-name="ce110" table:formula="of:=IF(AND([.$U45] = 1;NOT([.L45]=&quot;&quot;));[.L45];&quot;&quot;)">
            <text:p/>
          </table:table-cell>
          <table:table-cell table:style-name="ce110" table:formula="of:=IF(AND([.$U45] = 1;NOT([.M45]=&quot;&quot;));[.M45];&quot;&quot;)">
            <text:p/>
          </table:table-cell>
          <table:table-cell table:style-name="ce110" table:formula="of:=IF(AND([.$U45] = 1;NOT([.N45]=&quot;&quot;));[.N45];&quot;&quot;)">
            <text:p/>
          </table:table-cell>
          <table:table-cell table:style-name="ce110" table:formula="of:=IF(AND([.$U45] = 1;NOT([.O45]=&quot;&quot;));[.O45];&quot;&quot;)">
            <text:p/>
          </table:table-cell>
          <table:table-cell table:style-name="ce110" table:formula="of:=IF(AND([.$U45] = 1;NOT([.P45]=&quot;&quot;));[.P45];&quot;&quot;)">
            <text:p/>
          </table:table-cell>
          <table:table-cell table:style-name="ce110" table:formula="of:=IF(AND([.$U45] = 1;NOT([.Q45]=&quot;&quot;));[.Q45];&quot;&quot;)">
            <text:p/>
          </table:table-cell>
          <table:table-cell table:style-name="ce110" table:formula="of:=IF(AND([.$U45] = 1;NOT([.R45]=&quot;&quot;));[.R45];&quot;&quot;)">
            <text:p/>
          </table:table-cell>
          <table:table-cell table:style-name="ce110" table:formula="of:=IF(AND([.$U45] = 1;NOT([.S45]=&quot;&quot;));[.S45];&quot;&quot;)">
            <text:p/>
          </table:table-cell>
          <table:table-cell table:style-name="ce110" table:formula="of:=IF(AND([.$U45] = 1;NOT([.T45]=&quot;&quot;));[.T45];&quot;&quot;)">
            <text:p/>
          </table:table-cell>
          <table:table-cell table:style-name="ce110" table:formula="of:=IF(AND([.$U45] = 1;NOT([.U45]=&quot;&quot;));[.U45];&quot;&quot;)">
            <text:p/>
          </table:table-cell>
          <table:table-cell table:style-name="ce110" table:formula="of:=IF(AND([.$U45] = 1;NOT([.V45]=&quot;&quot;));[.V45];&quot;&quot;)">
            <text:p/>
          </table:table-cell>
          <table:table-cell table:style-name="ce110" table:formula="of:=IF(AND([.$U45] = 1;NOT([.W45]=&quot;&quot;));[.W45];&quot;&quot;)">
            <text:p/>
          </table:table-cell>
          <table:table-cell table:style-name="ce110" table:formula="of:=IF(AND([.$U45] = 1;NOT([.X45]=&quot;&quot;));[.X45];&quot;&quot;)">
            <text:p/>
          </table:table-cell>
          <table:table-cell table:style-name="ce110" table:formula="of:=IF(AND([.$U45] = 1;NOT([.Y45]=&quot;&quot;));[.Y45];&quot;&quot;)">
            <text:p/>
          </table:table-cell>
          <table:table-cell table:style-name="ce121" table:formula="of:=IF(AND([.$U45] = 1;NOT([.Z45]=&quot;&quot;));[.Z45];&quot;&quot;)">
            <text:p/>
          </table:table-cell>
          <table:table-cell table:style-name="ce25" table:formula="of:=IF(AND([.$U45] = 1;NOT([.AA45]=&quot;&quot;));[.AA45];&quot;&quot;)">
            <text:p/>
          </table:table-cell>
          <table:table-cell table:style-name="Default" table:number-columns-repeated="3"/>
          <table:table-cell table:style-name="ce4" table:formula="of:=IF(AND([.$U45] = 0;NOT([.A45]=&quot;&quot;));[.A45];&quot;&quot;)" office:value-type="float" office:value="41" calcext:value-type="float">
            <text:p>41</text:p>
          </table:table-cell>
          <table:table-cell table:style-name="ce110" table:formula="of:=IF(AND([.$U45] = 0;NOT([.B45]=&quot;&quot;));[.B45];&quot;&quot;)" office:value-type="float" office:value="1.72788" calcext:value-type="float">
            <text:p>1.72788</text:p>
          </table:table-cell>
          <table:table-cell table:style-name="ce110" table:formula="of:=IF(AND([.$U45] = 0;NOT([.C45]=&quot;&quot;));[.C45];&quot;&quot;)" office:value-type="float" office:value="-1.5708" calcext:value-type="float">
            <text:p>-1.5708</text:p>
          </table:table-cell>
          <table:table-cell table:style-name="ce110" table:formula="of:=IF(AND([.$U45] = 0;NOT([.D45]=&quot;&quot;));[.D45];&quot;&quot;)" office:value-type="float" office:value="1.85005" calcext:value-type="float">
            <text:p>1.85005</text:p>
          </table:table-cell>
          <table:table-cell table:style-name="ce110" table:formula="of:=IF(AND([.$U45] = 0;NOT([.E45]=&quot;&quot;));[.E45];&quot;&quot;)" office:value-type="float" office:value="-2.16421" calcext:value-type="float">
            <text:p>-2.16421</text:p>
          </table:table-cell>
          <table:table-cell table:style-name="ce110" table:formula="of:=IF(AND([.$U45] = 0;NOT([.F45]=&quot;&quot;));[.F45];&quot;&quot;)" office:value-type="float" office:value="-1.48353" calcext:value-type="float">
            <text:p>-1.48353</text:p>
          </table:table-cell>
          <table:table-cell table:style-name="ce110" table:formula="of:=IF(AND([.$U45] = 0;NOT([.G45]=&quot;&quot;));[.G45];&quot;&quot;)" office:value-type="float" office:value="0.8203" calcext:value-type="float">
            <text:p>0.8203</text:p>
          </table:table-cell>
          <table:table-cell table:style-name="ce110" table:formula="of:=IF(AND([.$U45] = 0;NOT([.H45]=&quot;&quot;));[.H45];&quot;&quot;)">
            <text:p/>
          </table:table-cell>
          <table:table-cell table:style-name="ce110" table:formula="of:=IF(AND([.$U45] = 0;NOT([.I45]=&quot;&quot;));[.I45];&quot;&quot;)">
            <text:p/>
          </table:table-cell>
          <table:table-cell table:style-name="ce110" table:formula="of:=IF(AND([.$U45] = 0;NOT([.J45]=&quot;&quot;));[.J45];&quot;&quot;)" office:value-type="float" office:value="42" calcext:value-type="float">
            <text:p>42</text:p>
          </table:table-cell>
          <table:table-cell table:style-name="ce113" table:formula="of:=IF(AND([.$U45] = 0;NOT([.K45]=&quot;&quot;));[.K45];&quot;&quot;)" office:value-type="float" office:value="0.3392" calcext:value-type="float">
            <text:p>0.3392</text:p>
          </table:table-cell>
          <table:table-cell table:style-name="ce113" table:formula="of:=IF(AND([.$U45] = 0;NOT([.L45]=&quot;&quot;));[.L45];&quot;&quot;)" office:value-type="float" office:value="-0.1068" calcext:value-type="float">
            <text:p>-0.1068</text:p>
          </table:table-cell>
          <table:table-cell table:style-name="ce110" table:formula="of:=IF(AND([.$U45] = 0;NOT([.M45]=&quot;&quot;));[.M45];&quot;&quot;)">
            <text:p/>
          </table:table-cell>
          <table:table-cell table:style-name="ce110" table:formula="of:=IF(AND([.$U45] = 0;NOT([.N45]=&quot;&quot;));[.N45];&quot;&quot;)">
            <text:p/>
          </table:table-cell>
          <table:table-cell table:style-name="ce110" table:formula="of:=IF(AND([.$U45] = 0;NOT([.O45]=&quot;&quot;));[.O45];&quot;&quot;)" office:value-type="float" office:value="41" calcext:value-type="float">
            <text:p>41</text:p>
          </table:table-cell>
          <table:table-cell table:style-name="ce110" table:formula="of:=IF(AND([.$U45] = 0;NOT([.P45]=&quot;&quot;));[.P45];&quot;&quot;)" office:value-type="float" office:value="2.2071" calcext:value-type="float">
            <text:p>2.2071</text:p>
          </table:table-cell>
          <table:table-cell table:style-name="ce110" table:formula="of:=IF(AND([.$U45] = 0;NOT([.Q45]=&quot;&quot;));[.Q45];&quot;&quot;)" office:value-type="float" office:value="-2.2071" calcext:value-type="float">
            <text:p>-2.2071</text:p>
          </table:table-cell>
          <table:table-cell table:style-name="ce110" table:formula="of:=IF(AND([.$U45] = 0;NOT([.R45]=&quot;&quot;));[.R45];&quot;&quot;)" office:value-type="float" office:value="38" calcext:value-type="float">
            <text:p>38</text:p>
          </table:table-cell>
          <table:table-cell table:style-name="ce110" table:formula="of:=IF(AND([.$U45] = 0;NOT([.S45]=&quot;&quot;));[.S45];&quot;&quot;)" office:value-type="float" office:value="2.8187886638" calcext:value-type="float">
            <text:p>2.8187886638</text:p>
          </table:table-cell>
          <table:table-cell table:style-name="ce110" table:formula="of:=IF(AND([.$U45] = 0;NOT([.T45]=&quot;&quot;));[.T45];&quot;&quot;)" office:value-type="float" office:value="-1" calcext:value-type="float">
            <text:p>-1</text:p>
          </table:table-cell>
          <table:table-cell table:style-name="ce110" table:formula="of:=IF(AND([.$U45] = 0;NOT([.U45]=&quot;&quot;));[.U45];&quot;&quot;)" office:value-type="float" office:value="0" calcext:value-type="float">
            <text:p>0</text:p>
          </table:table-cell>
          <table:table-cell table:style-name="ce110" table:formula="of:=IF(AND([.$U45] = 0;NOT([.V45]=&quot;&quot;));[.V45];&quot;&quot;)" office:value-type="float" office:value="0" calcext:value-type="float">
            <text:p>0</text:p>
          </table:table-cell>
          <table:table-cell table:style-name="ce110" table:formula="of:=IF(AND([.$U45] = 0;NOT([.W45]=&quot;&quot;));[.W45];&quot;&quot;)">
            <text:p/>
          </table:table-cell>
          <table:table-cell table:style-name="ce110" table:formula="of:=IF(AND([.$U45] = 0;NOT([.X45]=&quot;&quot;));[.X45];&quot;&quot;)">
            <text:p/>
          </table:table-cell>
          <table:table-cell table:style-name="ce110" table:formula="of:=IF(AND([.$U45] = 0;NOT([.Y45]=&quot;&quot;));[.Y45];&quot;&quot;)" office:value-type="float" office:value="41" calcext:value-type="float">
            <text:p>41</text:p>
          </table:table-cell>
          <table:table-cell table:style-name="ce110" table:formula="of:=IF(AND([.$U45] = 0;NOT([.Z45]=&quot;&quot;));[.Z45];&quot;&quot;)" office:value-type="float" office:value="0.4657" calcext:value-type="float">
            <text:p>0.4657</text:p>
          </table:table-cell>
          <table:table-cell table:style-name="ce25" table:formula="of:=IF(AND([.$U45] = 0;NOT([.AA45]=&quot;&quot;));[.AA45];&quot;&quot;)" office:value-type="float" office:value="-0.6537" calcext:value-type="float">
            <text:p>-0.6537</text:p>
          </table:table-cell>
          <table:table-cell table:style-name="Default" table:number-columns-repeated="3"/>
          <table:table-cell table:style-name="ce126" table:formula="of:=IF(AND(0.1&lt;[.$Z45];[.$Z45]&lt;0.25; NOT([.A45]=&quot;&quot;));[.A45];&quot;&quot;)">
            <text:p/>
          </table:table-cell>
          <table:table-cell table:style-name="ce44" table:formula="of:=IF(AND(0.1&lt;[.$Z45];[.$Z45]&lt;0.25; NOT([.B45]=&quot;&quot;));[.B45];&quot;&quot;)">
            <text:p/>
          </table:table-cell>
          <table:table-cell table:style-name="ce44" table:formula="of:=IF(AND(0.1&lt;[.$Z45];[.$Z45]&lt;0.25; NOT([.C45]=&quot;&quot;));[.C45];&quot;&quot;)">
            <text:p/>
          </table:table-cell>
          <table:table-cell table:style-name="ce44" table:formula="of:=IF(AND(0.1&lt;[.$Z45];[.$Z45]&lt;0.25; NOT([.D45]=&quot;&quot;));[.D45];&quot;&quot;)">
            <text:p/>
          </table:table-cell>
          <table:table-cell table:style-name="ce44" table:formula="of:=IF(AND(0.1&lt;[.$Z45];[.$Z45]&lt;0.25; NOT([.E45]=&quot;&quot;));[.E45];&quot;&quot;)">
            <text:p/>
          </table:table-cell>
          <table:table-cell table:style-name="ce44" table:formula="of:=IF(AND(0.1&lt;[.$Z45];[.$Z45]&lt;0.25; NOT([.F45]=&quot;&quot;));[.F45];&quot;&quot;)">
            <text:p/>
          </table:table-cell>
          <table:table-cell table:style-name="ce44" table:formula="of:=IF(AND(0.1&lt;[.$Z45];[.$Z45]&lt;0.25; NOT([.G45]=&quot;&quot;));[.G45];&quot;&quot;)">
            <text:p/>
          </table:table-cell>
          <table:table-cell table:style-name="ce44" table:formula="of:=IF(AND(0.1&lt;[.$Z45];[.$Z45]&lt;0.25; NOT([.H45]=&quot;&quot;));[.H45];&quot;&quot;)">
            <text:p/>
          </table:table-cell>
          <table:table-cell table:style-name="ce44" table:formula="of:=IF(AND(0.1&lt;[.$Z45];[.$Z45]&lt;0.25; NOT([.I45]=&quot;&quot;));[.I45];&quot;&quot;)">
            <text:p/>
          </table:table-cell>
          <table:table-cell table:style-name="ce44" table:formula="of:=IF(AND(0.1&lt;[.$Z45];[.$Z45]&lt;0.25; NOT([.J45]=&quot;&quot;));[.J45];&quot;&quot;)">
            <text:p/>
          </table:table-cell>
          <table:table-cell table:style-name="ce44" table:formula="of:=IF(AND(0.1&lt;[.$Z45];[.$Z45]&lt;0.25; NOT([.K45]=&quot;&quot;));[.K45];&quot;&quot;)">
            <text:p/>
          </table:table-cell>
          <table:table-cell table:style-name="ce44" table:formula="of:=IF(AND(0.1&lt;[.$Z45];[.$Z45]&lt;0.25; NOT([.L45]=&quot;&quot;));[.L45];&quot;&quot;)">
            <text:p/>
          </table:table-cell>
          <table:table-cell table:style-name="ce44" table:formula="of:=IF(AND(0.1&lt;[.$Z45];[.$Z45]&lt;0.25; NOT([.M45]=&quot;&quot;));[.M45];&quot;&quot;)">
            <text:p/>
          </table:table-cell>
          <table:table-cell table:style-name="ce44" table:formula="of:=IF(AND(0.1&lt;[.$Z45];[.$Z45]&lt;0.25; NOT([.N45]=&quot;&quot;));[.N45];&quot;&quot;)">
            <text:p/>
          </table:table-cell>
          <table:table-cell table:style-name="ce44" table:formula="of:=IF(AND(0.1&lt;[.$Z45];[.$Z45]&lt;0.25; NOT([.O45]=&quot;&quot;));[.O45];&quot;&quot;)">
            <text:p/>
          </table:table-cell>
          <table:table-cell table:style-name="ce44" table:formula="of:=IF(AND(0.1&lt;[.$Z45];[.$Z45]&lt;0.25; NOT([.P45]=&quot;&quot;));[.P45];&quot;&quot;)">
            <text:p/>
          </table:table-cell>
          <table:table-cell table:style-name="ce44" table:formula="of:=IF(AND(0.1&lt;[.$Z45];[.$Z45]&lt;0.25; NOT([.Q45]=&quot;&quot;));[.Q45];&quot;&quot;)">
            <text:p/>
          </table:table-cell>
          <table:table-cell table:style-name="ce44" table:formula="of:=IF(AND(0.1&lt;[.$Z45];[.$Z45]&lt;0.25; NOT([.R45]=&quot;&quot;));[.R45];&quot;&quot;)">
            <text:p/>
          </table:table-cell>
          <table:table-cell table:style-name="ce44" table:formula="of:=IF(AND(0.1&lt;[.$Z45];[.$Z45]&lt;0.25; NOT([.S45]=&quot;&quot;));[.S45];&quot;&quot;)">
            <text:p/>
          </table:table-cell>
          <table:table-cell table:style-name="ce44" table:formula="of:=IF(AND(0.1&lt;[.$Z45];[.$Z45]&lt;0.25; NOT([.T45]=&quot;&quot;));[.T45];&quot;&quot;)">
            <text:p/>
          </table:table-cell>
          <table:table-cell table:style-name="ce44" table:formula="of:=IF(AND(0.1&lt;[.$Z45];[.$Z45]&lt;0.25; NOT([.U45]=&quot;&quot;));[.U45];&quot;&quot;)">
            <text:p/>
          </table:table-cell>
          <table:table-cell table:style-name="ce44" table:formula="of:=IF(AND(0.1&lt;[.$Z45];[.$Z45]&lt;0.25; NOT([.V45]=&quot;&quot;));[.V45];&quot;&quot;)">
            <text:p/>
          </table:table-cell>
          <table:table-cell table:style-name="ce44" table:formula="of:=IF(AND(0.1&lt;[.$Z45];[.$Z45]&lt;0.25; NOT([.W45]=&quot;&quot;));[.W45];&quot;&quot;)">
            <text:p/>
          </table:table-cell>
          <table:table-cell table:style-name="ce44" table:formula="of:=IF(AND(0.1&lt;[.$Z45];[.$Z45]&lt;0.25; NOT([.X45]=&quot;&quot;));[.X45];&quot;&quot;)">
            <text:p/>
          </table:table-cell>
          <table:table-cell table:style-name="ce44" table:formula="of:=IF(AND(0.1&lt;[.$Z45];[.$Z45]&lt;0.25; NOT([.Y45]=&quot;&quot;));[.Y45];&quot;&quot;)">
            <text:p/>
          </table:table-cell>
          <table:table-cell table:style-name="ce44" table:formula="of:=IF(AND(0.1&lt;[.$Z45];[.$Z45]&lt;0.25; NOT([.Z45]=&quot;&quot;));[.Z45];&quot;&quot;)">
            <text:p/>
          </table:table-cell>
          <table:table-cell table:style-name="ce44" table:formula="of:=IF(AND(0.1&lt;[.$Z45];[.$Z45]&lt;0.25; NOT([.AA45]=&quot;&quot;));[.AA45];&quot;&quot;)">
            <text:p/>
          </table:table-cell>
          <table:table-cell table:style-name="Default" table:number-columns-repeated="3"/>
          <table:table-cell table:style-name="ce126" table:formula="of:=IF(AND(OR(0.1&gt;[.$Z45];[.$Z45]&gt;0.25);NOT([.A45]=&quot;&quot;));[.A45];&quot;&quot;)" office:value-type="float" office:value="41" calcext:value-type="float">
            <text:p>41.0000</text:p>
          </table:table-cell>
          <table:table-cell table:style-name="ce44" table:formula="of:=IF(AND(OR(0.1&gt;[.$Z45];[.$Z45]&gt;0.25);NOT([.B45]=&quot;&quot;));[.B45];&quot;&quot;)" office:value-type="float" office:value="1.72788" calcext:value-type="float">
            <text:p>1.7279</text:p>
          </table:table-cell>
          <table:table-cell table:style-name="ce44" table:formula="of:=IF(AND(OR(0.1&gt;[.$Z45];[.$Z45]&gt;0.25);NOT([.C45]=&quot;&quot;));[.C45];&quot;&quot;)" office:value-type="float" office:value="-1.5708" calcext:value-type="float">
            <text:p>-1.5708</text:p>
          </table:table-cell>
          <table:table-cell table:style-name="ce44" table:formula="of:=IF(AND(OR(0.1&gt;[.$Z45];[.$Z45]&gt;0.25);NOT([.D45]=&quot;&quot;));[.D45];&quot;&quot;)" office:value-type="float" office:value="1.85005" calcext:value-type="float">
            <text:p>1.8501</text:p>
          </table:table-cell>
          <table:table-cell table:style-name="ce44" table:formula="of:=IF(AND(OR(0.1&gt;[.$Z45];[.$Z45]&gt;0.25);NOT([.E45]=&quot;&quot;));[.E45];&quot;&quot;)" office:value-type="float" office:value="-2.16421" calcext:value-type="float">
            <text:p>-2.1642</text:p>
          </table:table-cell>
          <table:table-cell table:style-name="ce44" table:formula="of:=IF(AND(OR(0.1&gt;[.$Z45];[.$Z45]&gt;0.25);NOT([.F45]=&quot;&quot;));[.F45];&quot;&quot;)" office:value-type="float" office:value="-1.48353" calcext:value-type="float">
            <text:p>-1.4835</text:p>
          </table:table-cell>
          <table:table-cell table:style-name="ce44" table:formula="of:=IF(AND(OR(0.1&gt;[.$Z45];[.$Z45]&gt;0.25);NOT([.G45]=&quot;&quot;));[.G45];&quot;&quot;)" office:value-type="float" office:value="0.8203" calcext:value-type="float">
            <text:p>0.8203</text:p>
          </table:table-cell>
          <table:table-cell table:style-name="ce44" table:formula="of:=IF(AND(OR(0.1&gt;[.$Z45];[.$Z45]&gt;0.25);NOT([.H45]=&quot;&quot;));[.H45];&quot;&quot;)">
            <text:p/>
          </table:table-cell>
          <table:table-cell table:style-name="ce44" table:formula="of:=IF(AND(OR(0.1&gt;[.$Z45];[.$Z45]&gt;0.25);NOT([.I45]=&quot;&quot;));[.I45];&quot;&quot;)">
            <text:p/>
          </table:table-cell>
          <table:table-cell table:style-name="ce44" table:formula="of:=IF(AND(OR(0.1&gt;[.$Z45];[.$Z45]&gt;0.25);NOT([.J45]=&quot;&quot;));[.J45];&quot;&quot;)" office:value-type="float" office:value="42" calcext:value-type="float">
            <text:p>42.0000</text:p>
          </table:table-cell>
          <table:table-cell table:style-name="ce44" table:formula="of:=IF(AND(OR(0.1&gt;[.$Z45];[.$Z45]&gt;0.25);NOT([.K45]=&quot;&quot;));[.K45];&quot;&quot;)" office:value-type="float" office:value="0.3392" calcext:value-type="float">
            <text:p>0.3392</text:p>
          </table:table-cell>
          <table:table-cell table:style-name="ce44" table:formula="of:=IF(AND(OR(0.1&gt;[.$Z45];[.$Z45]&gt;0.25);NOT([.L45]=&quot;&quot;));[.L45];&quot;&quot;)" office:value-type="float" office:value="-0.1068" calcext:value-type="float">
            <text:p>-0.1068</text:p>
          </table:table-cell>
          <table:table-cell table:style-name="ce44" table:formula="of:=IF(AND(OR(0.1&gt;[.$Z45];[.$Z45]&gt;0.25);NOT([.M45]=&quot;&quot;));[.M45];&quot;&quot;)">
            <text:p/>
          </table:table-cell>
          <table:table-cell table:style-name="ce44" table:formula="of:=IF(AND(OR(0.1&gt;[.$Z45];[.$Z45]&gt;0.25);NOT([.N45]=&quot;&quot;));[.N45];&quot;&quot;)">
            <text:p/>
          </table:table-cell>
          <table:table-cell table:style-name="ce128" table:formula="of:=IF(AND(OR(0.1&gt;[.$Z45];[.$Z45]&gt;0.25);NOT([.O45]=&quot;&quot;));[.O45];&quot;&quot;)" office:value-type="float" office:value="41" calcext:value-type="float">
            <text:p>41</text:p>
          </table:table-cell>
          <table:table-cell table:style-name="ce44" table:formula="of:=IF(AND(OR(0.1&gt;[.$Z45];[.$Z45]&gt;0.25);NOT([.P45]=&quot;&quot;));[.P45];&quot;&quot;)" office:value-type="float" office:value="2.2071" calcext:value-type="float">
            <text:p>2.2071</text:p>
          </table:table-cell>
          <table:table-cell table:style-name="ce44" table:formula="of:=IF(AND(OR(0.1&gt;[.$Z45];[.$Z45]&gt;0.25);NOT([.Q45]=&quot;&quot;));[.Q45];&quot;&quot;)" office:value-type="float" office:value="-2.2071" calcext:value-type="float">
            <text:p>-2.2071</text:p>
          </table:table-cell>
          <table:table-cell table:style-name="ce44" table:formula="of:=IF(AND(OR(0.1&gt;[.$Z45];[.$Z45]&gt;0.25);NOT([.R45]=&quot;&quot;));[.R45];&quot;&quot;)" office:value-type="float" office:value="38" calcext:value-type="float">
            <text:p>38.0000</text:p>
          </table:table-cell>
          <table:table-cell table:style-name="ce44" table:formula="of:=IF(AND(OR(0.1&gt;[.$Z45];[.$Z45]&gt;0.25);NOT([.S45]=&quot;&quot;));[.S45];&quot;&quot;)" office:value-type="float" office:value="2.8187886638" calcext:value-type="float">
            <text:p>2.8188</text:p>
          </table:table-cell>
          <table:table-cell table:style-name="ce44" table:formula="of:=IF(AND(OR(0.1&gt;[.$Z45];[.$Z45]&gt;0.25);NOT([.T45]=&quot;&quot;));[.T45];&quot;&quot;)" office:value-type="float" office:value="-1" calcext:value-type="float">
            <text:p>-1.0000</text:p>
          </table:table-cell>
          <table:table-cell table:style-name="ce44" table:formula="of:=IF(AND(OR(0.1&gt;[.$Z45];[.$Z45]&gt;0.25);NOT([.U45]=&quot;&quot;));[.U45];&quot;&quot;)" office:value-type="float" office:value="0" calcext:value-type="float">
            <text:p>0.0000</text:p>
          </table:table-cell>
          <table:table-cell table:style-name="ce44" table:formula="of:=IF(AND(OR(0.1&gt;[.$Z45];[.$Z45]&gt;0.25);NOT([.V45]=&quot;&quot;));[.V45];&quot;&quot;)" office:value-type="float" office:value="0" calcext:value-type="float">
            <text:p>0.0000</text:p>
          </table:table-cell>
          <table:table-cell table:style-name="ce44" table:formula="of:=IF(AND(OR(0.1&gt;[.$Z45];[.$Z45]&gt;0.25);NOT([.W45]=&quot;&quot;));[.W45];&quot;&quot;)">
            <text:p/>
          </table:table-cell>
          <table:table-cell table:style-name="ce44" table:formula="of:=IF(AND(OR(0.1&gt;[.$Z45];[.$Z45]&gt;0.25);NOT([.X45]=&quot;&quot;));[.X45];&quot;&quot;)">
            <text:p/>
          </table:table-cell>
          <table:table-cell table:style-name="ce128" table:formula="of:=IF(AND(OR(0.1&gt;[.$Z45];[.$Z45]&gt;0.25);NOT([.Y45]=&quot;&quot;));[.Y45];&quot;&quot;)" office:value-type="float" office:value="41" calcext:value-type="float">
            <text:p>41</text:p>
          </table:table-cell>
          <table:table-cell table:style-name="ce44" table:formula="of:=IF(AND(OR(0.1&gt;[.$Z45];[.$Z45]&gt;0.25);NOT([.Z45]=&quot;&quot;));[.Z45];&quot;&quot;)" office:value-type="float" office:value="0.4657" calcext:value-type="float">
            <text:p>0.4657</text:p>
          </table:table-cell>
          <table:table-cell table:style-name="ce44" table:formula="of:=IF(AND(OR(0.1&gt;[.$Z45];[.$Z45]&gt;0.25);NOT([.AA45]=&quot;&quot;));[.AA45];&quot;&quot;)" office:value-type="float" office:value="-0.6537" calcext:value-type="float">
            <text:p>-0.6537</text:p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0.8203" calcext:value-type="float">
            <text:p>0.8203</text:p>
          </table:table-cell>
          <table:table-cell table:style-name="Default" table:number-columns-repeated="2"/>
          <table:table-cell table:style-name="ce10" office:value-type="float" office:value="43" calcext:value-type="float">
            <text:p>43</text:p>
          </table:table-cell>
          <table:table-cell table:style-name="ce15" office:value-type="float" office:value="0.3392" calcext:value-type="float">
            <text:p>0.3392</text:p>
          </table:table-cell>
          <table:table-cell table:style-name="ce15" office:value-type="float" office:value="-0.1068" calcext:value-type="float">
            <text:p>-0.1068</text:p>
          </table:table-cell>
          <table:table-cell table:style-name="Default" table:number-columns-repeated="2"/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2.2365" calcext:value-type="float">
            <text:p>2.2365</text:p>
          </table:table-cell>
          <table:table-cell table:style-name="ce10" office:value-type="float" office:value="-2.2365" calcext:value-type="float">
            <text:p>-2.236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5104164486" calcext:value-type="float">
            <text:p>2.5104164486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42" calcext:value-type="float">
            <text:p>42</text:p>
          </table:table-cell>
          <table:table-cell table:style-name="ce10" office:value-type="float" office:value="0.3976" calcext:value-type="float">
            <text:p>0.3976</text:p>
          </table:table-cell>
          <table:table-cell table:style-name="ce25" office:value-type="float" office:value="-0.6789" calcext:value-type="float">
            <text:p>-0.6789</text:p>
          </table:table-cell>
          <table:table-cell table:style-name="Default" table:number-columns-repeated="3"/>
          <table:table-cell table:style-name="ce31" table:formula="of:=IF(AND(0.15&lt;[.$Z46];[.$Z46]&lt;0.2; NOT([.A46]=&quot;&quot;));[.A46];&quot;&quot;)">
            <text:p/>
          </table:table-cell>
          <table:table-cell table:style-name="ce33" table:formula="of:=IF(AND(0.15&lt;[.$Z46];[.$Z46]&lt;0.2; NOT([.B46]=&quot;&quot;));[.B46];&quot;&quot;)">
            <text:p/>
          </table:table-cell>
          <table:table-cell table:style-name="ce33" table:formula="of:=IF(AND(0.15&lt;[.$Z46];[.$Z46]&lt;0.2; NOT([.C46]=&quot;&quot;));[.C46];&quot;&quot;)">
            <text:p/>
          </table:table-cell>
          <table:table-cell table:style-name="ce33" table:formula="of:=IF(AND(0.15&lt;[.$Z46];[.$Z46]&lt;0.2; NOT([.D46]=&quot;&quot;));[.D46];&quot;&quot;)">
            <text:p/>
          </table:table-cell>
          <table:table-cell table:style-name="ce33" table:formula="of:=IF(AND(0.15&lt;[.$Z46];[.$Z46]&lt;0.2; NOT([.E46]=&quot;&quot;));[.E46];&quot;&quot;)">
            <text:p/>
          </table:table-cell>
          <table:table-cell table:style-name="ce33" table:formula="of:=IF(AND(0.15&lt;[.$Z46];[.$Z46]&lt;0.2; NOT([.F46]=&quot;&quot;));[.F46];&quot;&quot;)">
            <text:p/>
          </table:table-cell>
          <table:table-cell table:style-name="ce33" table:formula="of:=IF(AND(0.15&lt;[.$Z46];[.$Z46]&lt;0.2; NOT([.G46]=&quot;&quot;));[.G46];&quot;&quot;)">
            <text:p/>
          </table:table-cell>
          <table:table-cell table:style-name="ce33" table:formula="of:=IF(AND(0.15&lt;[.$Z46];[.$Z46]&lt;0.2; NOT([.H46]=&quot;&quot;));[.H46];&quot;&quot;)">
            <text:p/>
          </table:table-cell>
          <table:table-cell table:style-name="ce33" table:formula="of:=IF(AND(0.15&lt;[.$Z46];[.$Z46]&lt;0.2; NOT([.I46]=&quot;&quot;));[.I46];&quot;&quot;)">
            <text:p/>
          </table:table-cell>
          <table:table-cell table:style-name="ce39" table:formula="of:=IF(AND(0.15&lt;[.$Z46];[.$Z46]&lt;0.2; NOT([.J46]=&quot;&quot;));[.J46];&quot;&quot;)">
            <text:p/>
          </table:table-cell>
          <table:table-cell table:style-name="ce33" table:formula="of:=IF(AND(0.15&lt;[.$Z46];[.$Z46]&lt;0.2; NOT([.K46]=&quot;&quot;));[.K46];&quot;&quot;)">
            <text:p/>
          </table:table-cell>
          <table:table-cell table:style-name="ce33" table:formula="of:=IF(AND(0.15&lt;[.$Z46];[.$Z46]&lt;0.2; NOT([.L46]=&quot;&quot;));[.L46];&quot;&quot;)">
            <text:p/>
          </table:table-cell>
          <table:table-cell table:style-name="ce33" table:formula="of:=IF(AND(0.15&lt;[.$Z46];[.$Z46]&lt;0.2; NOT([.M46]=&quot;&quot;));[.M46];&quot;&quot;)">
            <text:p/>
          </table:table-cell>
          <table:table-cell table:style-name="ce33" table:formula="of:=IF(AND(0.15&lt;[.$Z46];[.$Z46]&lt;0.2; NOT([.N46]=&quot;&quot;));[.N46];&quot;&quot;)">
            <text:p/>
          </table:table-cell>
          <table:table-cell table:style-name="ce39" table:formula="of:=IF(AND(0.15&lt;[.$Z46];[.$Z46]&lt;0.2; NOT([.O46]=&quot;&quot;));[.O46];&quot;&quot;)">
            <text:p/>
          </table:table-cell>
          <table:table-cell table:style-name="ce33" table:formula="of:=IF(AND(0.15&lt;[.$Z46];[.$Z46]&lt;0.2; NOT([.P46]=&quot;&quot;));[.P46];&quot;&quot;)">
            <text:p/>
          </table:table-cell>
          <table:table-cell table:style-name="ce33" table:formula="of:=IF(AND(0.15&lt;[.$Z46];[.$Z46]&lt;0.2; NOT([.Q46]=&quot;&quot;));[.Q46];&quot;&quot;)">
            <text:p/>
          </table:table-cell>
          <table:table-cell table:style-name="ce33" table:formula="of:=IF(AND(0.15&lt;[.$Z46];[.$Z46]&lt;0.2; NOT([.R46]=&quot;&quot;));[.R46];&quot;&quot;)">
            <text:p/>
          </table:table-cell>
          <table:table-cell table:style-name="ce33" table:formula="of:=IF(AND(0.15&lt;[.$Z46];[.$Z46]&lt;0.2; NOT([.S46]=&quot;&quot;));[.S46];&quot;&quot;)">
            <text:p/>
          </table:table-cell>
          <table:table-cell table:style-name="ce39" table:formula="of:=IF(AND(0.15&lt;[.$Z46];[.$Z46]&lt;0.2; NOT([.T46]=&quot;&quot;));[.T46];&quot;&quot;)">
            <text:p/>
          </table:table-cell>
          <table:table-cell table:style-name="ce39" table:formula="of:=IF(AND(0.15&lt;[.$Z46];[.$Z46]&lt;0.2; NOT([.U46]=&quot;&quot;));[.U46];&quot;&quot;)">
            <text:p/>
          </table:table-cell>
          <table:table-cell table:style-name="ce33" table:formula="of:=IF(AND(0.15&lt;[.$Z46];[.$Z46]&lt;0.2; NOT([.V46]=&quot;&quot;));[.V46];&quot;&quot;)">
            <text:p/>
          </table:table-cell>
          <table:table-cell table:style-name="ce33" table:formula="of:=IF(AND(0.15&lt;[.$Z46];[.$Z46]&lt;0.2; NOT([.W46]=&quot;&quot;));[.W46];&quot;&quot;)">
            <text:p/>
          </table:table-cell>
          <table:table-cell table:style-name="ce33" table:formula="of:=IF(AND(0.15&lt;[.$Z46];[.$Z46]&lt;0.2; NOT([.X46]=&quot;&quot;));[.X46];&quot;&quot;)">
            <text:p/>
          </table:table-cell>
          <table:table-cell table:style-name="ce39" table:formula="of:=IF(AND(0.15&lt;[.$Z46];[.$Z46]&lt;0.2; NOT([.Y46]=&quot;&quot;));[.Y46];&quot;&quot;)">
            <text:p/>
          </table:table-cell>
          <table:table-cell table:style-name="ce33" table:formula="of:=IF(AND(0.15&lt;[.$Z46];[.$Z46]&lt;0.2; NOT([.Z46]=&quot;&quot;));[.Z46];&quot;&quot;)">
            <text:p/>
          </table:table-cell>
          <table:table-cell table:style-name="ce44" table:formula="of:=IF(AND(0.15&lt;[.$Z46];[.$Z46]&lt;0.2; NOT([.AA46]=&quot;&quot;));[.AA46];&quot;&quot;)">
            <text:p/>
          </table:table-cell>
          <table:table-cell table:style-name="Default" table:number-columns-repeated="3"/>
          <table:table-cell table:style-name="ce31" table:formula="of:=IF(AND(OR(0.15&gt;[.$Z46];[.$Z46]&gt;0.2);NOT([.A46]=&quot;&quot;));[.A46];&quot;&quot;)" office:value-type="float" office:value="42" calcext:value-type="float">
            <text:p>42</text:p>
          </table:table-cell>
          <table:table-cell table:style-name="ce33" table:formula="of:=IF(AND(OR(0.15&gt;[.$Z46];[.$Z46]&gt;0.2);NOT([.B46]=&quot;&quot;));[.B46];&quot;&quot;)" office:value-type="float" office:value="1.72788" calcext:value-type="float">
            <text:p>1.7279</text:p>
          </table:table-cell>
          <table:table-cell table:style-name="ce33" table:formula="of:=IF(AND(OR(0.15&gt;[.$Z46];[.$Z46]&gt;0.2);NOT([.C46]=&quot;&quot;));[.C46];&quot;&quot;)" office:value-type="float" office:value="-1.5708" calcext:value-type="float">
            <text:p>-1.5708</text:p>
          </table:table-cell>
          <table:table-cell table:style-name="ce33" table:formula="of:=IF(AND(OR(0.15&gt;[.$Z46];[.$Z46]&gt;0.2);NOT([.D46]=&quot;&quot;));[.D46];&quot;&quot;)" office:value-type="float" office:value="1.85005" calcext:value-type="float">
            <text:p>1.8501</text:p>
          </table:table-cell>
          <table:table-cell table:style-name="ce33" table:formula="of:=IF(AND(OR(0.15&gt;[.$Z46];[.$Z46]&gt;0.2);NOT([.E46]=&quot;&quot;));[.E46];&quot;&quot;)" office:value-type="float" office:value="-2.16421" calcext:value-type="float">
            <text:p>-2.1642</text:p>
          </table:table-cell>
          <table:table-cell table:style-name="ce33" table:formula="of:=IF(AND(OR(0.15&gt;[.$Z46];[.$Z46]&gt;0.2);NOT([.F46]=&quot;&quot;));[.F46];&quot;&quot;)" office:value-type="float" office:value="-1.48353" calcext:value-type="float">
            <text:p>-1.4835</text:p>
          </table:table-cell>
          <table:table-cell table:style-name="ce33" table:formula="of:=IF(AND(OR(0.15&gt;[.$Z46];[.$Z46]&gt;0.2);NOT([.G46]=&quot;&quot;));[.G46];&quot;&quot;)" office:value-type="float" office:value="0.8203" calcext:value-type="float">
            <text:p>0.8203</text:p>
          </table:table-cell>
          <table:table-cell table:style-name="ce33" table:formula="of:=IF(AND(OR(0.15&gt;[.$Z46];[.$Z46]&gt;0.2);NOT([.H46]=&quot;&quot;));[.H46];&quot;&quot;)">
            <text:p/>
          </table:table-cell>
          <table:table-cell table:style-name="ce33" table:formula="of:=IF(AND(OR(0.15&gt;[.$Z46];[.$Z46]&gt;0.2);NOT([.I46]=&quot;&quot;));[.I46];&quot;&quot;)">
            <text:p/>
          </table:table-cell>
          <table:table-cell table:style-name="ce39" table:formula="of:=IF(AND(OR(0.15&gt;[.$Z46];[.$Z46]&gt;0.2);NOT([.J46]=&quot;&quot;));[.J46];&quot;&quot;)" office:value-type="float" office:value="43" calcext:value-type="float">
            <text:p>43</text:p>
          </table:table-cell>
          <table:table-cell table:style-name="ce33" table:formula="of:=IF(AND(OR(0.15&gt;[.$Z46];[.$Z46]&gt;0.2);NOT([.K46]=&quot;&quot;));[.K46];&quot;&quot;)" office:value-type="float" office:value="0.3392" calcext:value-type="float">
            <text:p>0.3392</text:p>
          </table:table-cell>
          <table:table-cell table:style-name="ce33" table:formula="of:=IF(AND(OR(0.15&gt;[.$Z46];[.$Z46]&gt;0.2);NOT([.L46]=&quot;&quot;));[.L46];&quot;&quot;)" office:value-type="float" office:value="-0.1068" calcext:value-type="float">
            <text:p>-0.1068</text:p>
          </table:table-cell>
          <table:table-cell table:style-name="ce33" table:formula="of:=IF(AND(OR(0.15&gt;[.$Z46];[.$Z46]&gt;0.2);NOT([.M46]=&quot;&quot;));[.M46];&quot;&quot;)">
            <text:p/>
          </table:table-cell>
          <table:table-cell table:style-name="ce33" table:formula="of:=IF(AND(OR(0.15&gt;[.$Z46];[.$Z46]&gt;0.2);NOT([.N46]=&quot;&quot;));[.N46];&quot;&quot;)">
            <text:p/>
          </table:table-cell>
          <table:table-cell table:style-name="ce39" table:formula="of:=IF(AND(OR(0.15&gt;[.$Z46];[.$Z46]&gt;0.2);NOT([.O46]=&quot;&quot;));[.O46];&quot;&quot;)" office:value-type="float" office:value="42" calcext:value-type="float">
            <text:p>42</text:p>
          </table:table-cell>
          <table:table-cell table:style-name="ce33" table:formula="of:=IF(AND(OR(0.15&gt;[.$Z46];[.$Z46]&gt;0.2);NOT([.P46]=&quot;&quot;));[.P46];&quot;&quot;)" office:value-type="float" office:value="2.2365" calcext:value-type="float">
            <text:p>2.2365</text:p>
          </table:table-cell>
          <table:table-cell table:style-name="ce33" table:formula="of:=IF(AND(OR(0.15&gt;[.$Z46];[.$Z46]&gt;0.2);NOT([.Q46]=&quot;&quot;));[.Q46];&quot;&quot;)" office:value-type="float" office:value="-2.2365" calcext:value-type="float">
            <text:p>-2.2365</text:p>
          </table:table-cell>
          <table:table-cell table:style-name="ce33" table:formula="of:=IF(AND(OR(0.15&gt;[.$Z46];[.$Z46]&gt;0.2);NOT([.R46]=&quot;&quot;));[.R46];&quot;&quot;)" office:value-type="float" office:value="38" calcext:value-type="float">
            <text:p>38.0000</text:p>
          </table:table-cell>
          <table:table-cell table:style-name="ce33" table:formula="of:=IF(AND(OR(0.15&gt;[.$Z46];[.$Z46]&gt;0.2);NOT([.S46]=&quot;&quot;));[.S46];&quot;&quot;)" office:value-type="float" office:value="2.5104164486" calcext:value-type="float">
            <text:p>2.5104</text:p>
          </table:table-cell>
          <table:table-cell table:style-name="ce39" table:formula="of:=IF(AND(OR(0.15&gt;[.$Z46];[.$Z46]&gt;0.2);NOT([.T46]=&quot;&quot;));[.T46];&quot;&quot;)" office:value-type="float" office:value="-1" calcext:value-type="float">
            <text:p>-1</text:p>
          </table:table-cell>
          <table:table-cell table:style-name="ce39" table:formula="of:=IF(AND(OR(0.15&gt;[.$Z46];[.$Z46]&gt;0.2);NOT([.U46]=&quot;&quot;));[.U46];&quot;&quot;)" office:value-type="float" office:value="1" calcext:value-type="float">
            <text:p>1</text:p>
          </table:table-cell>
          <table:table-cell table:style-name="ce33" table:formula="of:=IF(AND(OR(0.15&gt;[.$Z46];[.$Z46]&gt;0.2);NOT([.V46]=&quot;&quot;));[.V46];&quot;&quot;)" office:value-type="float" office:value="0" calcext:value-type="float">
            <text:p>0.0000</text:p>
          </table:table-cell>
          <table:table-cell table:style-name="ce33" table:formula="of:=IF(AND(OR(0.15&gt;[.$Z46];[.$Z46]&gt;0.2);NOT([.W46]=&quot;&quot;));[.W46];&quot;&quot;)">
            <text:p/>
          </table:table-cell>
          <table:table-cell table:style-name="ce33" table:formula="of:=IF(AND(OR(0.15&gt;[.$Z46];[.$Z46]&gt;0.2);NOT([.X46]=&quot;&quot;));[.X46];&quot;&quot;)">
            <text:p/>
          </table:table-cell>
          <table:table-cell table:style-name="ce39" table:formula="of:=IF(AND(OR(0.15&gt;[.$Z46];[.$Z46]&gt;0.2);NOT([.Y46]=&quot;&quot;));[.Y46];&quot;&quot;)" office:value-type="float" office:value="42" calcext:value-type="float">
            <text:p>42</text:p>
          </table:table-cell>
          <table:table-cell table:style-name="ce33" table:formula="of:=IF(AND(OR(0.15&gt;[.$Z46];[.$Z46]&gt;0.2);NOT([.Z46]=&quot;&quot;));[.Z46];&quot;&quot;)" office:value-type="float" office:value="0.3976" calcext:value-type="float">
            <text:p>0.3976</text:p>
          </table:table-cell>
          <table:table-cell table:style-name="ce44" table:formula="of:=IF(AND(OR(0.15&gt;[.$Z46];[.$Z46]&gt;0.2);NOT([.AA46]=&quot;&quot;));[.AA46];&quot;&quot;)" office:value-type="float" office:value="-0.6789" calcext:value-type="float">
            <text:p>-0.6789</text:p>
          </table:table-cell>
          <table:table-cell table:style-name="Default" table:number-columns-repeated="3"/>
          <table:table-cell table:style-name="ce4" table:formula="of:=IF(AND([.$U46] = 1;NOT([.A46]=&quot;&quot;));[.A46];&quot;&quot;)" office:value-type="float" office:value="42" calcext:value-type="float">
            <text:p>42</text:p>
          </table:table-cell>
          <table:table-cell table:style-name="ce110" table:formula="of:=IF(AND([.$U46] = 1;NOT([.B46]=&quot;&quot;));[.B46];&quot;&quot;)" office:value-type="float" office:value="1.72788" calcext:value-type="float">
            <text:p>1.72788</text:p>
          </table:table-cell>
          <table:table-cell table:style-name="ce110" table:formula="of:=IF(AND([.$U46] = 1;NOT([.C46]=&quot;&quot;));[.C46];&quot;&quot;)" office:value-type="float" office:value="-1.5708" calcext:value-type="float">
            <text:p>-1.5708</text:p>
          </table:table-cell>
          <table:table-cell table:style-name="ce110" table:formula="of:=IF(AND([.$U46] = 1;NOT([.D46]=&quot;&quot;));[.D46];&quot;&quot;)" office:value-type="float" office:value="1.85005" calcext:value-type="float">
            <text:p>1.85005</text:p>
          </table:table-cell>
          <table:table-cell table:style-name="ce110" table:formula="of:=IF(AND([.$U46] = 1;NOT([.E46]=&quot;&quot;));[.E46];&quot;&quot;)" office:value-type="float" office:value="-2.16421" calcext:value-type="float">
            <text:p>-2.16421</text:p>
          </table:table-cell>
          <table:table-cell table:style-name="ce110" table:formula="of:=IF(AND([.$U46] = 1;NOT([.F46]=&quot;&quot;));[.F46];&quot;&quot;)" office:value-type="float" office:value="-1.48353" calcext:value-type="float">
            <text:p>-1.48353</text:p>
          </table:table-cell>
          <table:table-cell table:style-name="ce110" table:formula="of:=IF(AND([.$U46] = 1;NOT([.G46]=&quot;&quot;));[.G46];&quot;&quot;)" office:value-type="float" office:value="0.8203" calcext:value-type="float">
            <text:p>0.8203</text:p>
          </table:table-cell>
          <table:table-cell table:style-name="ce110" table:formula="of:=IF(AND([.$U46] = 1;NOT([.H46]=&quot;&quot;));[.H46];&quot;&quot;)">
            <text:p/>
          </table:table-cell>
          <table:table-cell table:style-name="ce110" table:formula="of:=IF(AND([.$U46] = 1;NOT([.I46]=&quot;&quot;));[.I46];&quot;&quot;)">
            <text:p/>
          </table:table-cell>
          <table:table-cell table:style-name="ce110" table:formula="of:=IF(AND([.$U46] = 1;NOT([.J46]=&quot;&quot;));[.J46];&quot;&quot;)" office:value-type="float" office:value="43" calcext:value-type="float">
            <text:p>43</text:p>
          </table:table-cell>
          <table:table-cell table:style-name="ce110" table:formula="of:=IF(AND([.$U46] = 1;NOT([.K46]=&quot;&quot;));[.K46];&quot;&quot;)" office:value-type="float" office:value="0.3392" calcext:value-type="float">
            <text:p>0.3392</text:p>
          </table:table-cell>
          <table:table-cell table:style-name="ce110" table:formula="of:=IF(AND([.$U46] = 1;NOT([.L46]=&quot;&quot;));[.L46];&quot;&quot;)" office:value-type="float" office:value="-0.1068" calcext:value-type="float">
            <text:p>-0.1068</text:p>
          </table:table-cell>
          <table:table-cell table:style-name="ce110" table:formula="of:=IF(AND([.$U46] = 1;NOT([.M46]=&quot;&quot;));[.M46];&quot;&quot;)">
            <text:p/>
          </table:table-cell>
          <table:table-cell table:style-name="ce110" table:formula="of:=IF(AND([.$U46] = 1;NOT([.N46]=&quot;&quot;));[.N46];&quot;&quot;)">
            <text:p/>
          </table:table-cell>
          <table:table-cell table:style-name="ce110" table:formula="of:=IF(AND([.$U46] = 1;NOT([.O46]=&quot;&quot;));[.O46];&quot;&quot;)" office:value-type="float" office:value="42" calcext:value-type="float">
            <text:p>42</text:p>
          </table:table-cell>
          <table:table-cell table:style-name="ce110" table:formula="of:=IF(AND([.$U46] = 1;NOT([.P46]=&quot;&quot;));[.P46];&quot;&quot;)" office:value-type="float" office:value="2.2365" calcext:value-type="float">
            <text:p>2.2365</text:p>
          </table:table-cell>
          <table:table-cell table:style-name="ce110" table:formula="of:=IF(AND([.$U46] = 1;NOT([.Q46]=&quot;&quot;));[.Q46];&quot;&quot;)" office:value-type="float" office:value="-2.2365" calcext:value-type="float">
            <text:p>-2.2365</text:p>
          </table:table-cell>
          <table:table-cell table:style-name="ce110" table:formula="of:=IF(AND([.$U46] = 1;NOT([.R46]=&quot;&quot;));[.R46];&quot;&quot;)" office:value-type="float" office:value="38" calcext:value-type="float">
            <text:p>38</text:p>
          </table:table-cell>
          <table:table-cell table:style-name="ce110" table:formula="of:=IF(AND([.$U46] = 1;NOT([.S46]=&quot;&quot;));[.S46];&quot;&quot;)" office:value-type="float" office:value="2.5104164486" calcext:value-type="float">
            <text:p>2.5104164486</text:p>
          </table:table-cell>
          <table:table-cell table:style-name="ce110" table:formula="of:=IF(AND([.$U46] = 1;NOT([.T46]=&quot;&quot;));[.T46];&quot;&quot;)" office:value-type="float" office:value="-1" calcext:value-type="float">
            <text:p>-1</text:p>
          </table:table-cell>
          <table:table-cell table:style-name="ce110" table:formula="of:=IF(AND([.$U46] = 1;NOT([.U46]=&quot;&quot;));[.U46];&quot;&quot;)" office:value-type="float" office:value="1" calcext:value-type="float">
            <text:p>1</text:p>
          </table:table-cell>
          <table:table-cell table:style-name="ce110" table:formula="of:=IF(AND([.$U46] = 1;NOT([.V46]=&quot;&quot;));[.V46];&quot;&quot;)" office:value-type="float" office:value="0" calcext:value-type="float">
            <text:p>0</text:p>
          </table:table-cell>
          <table:table-cell table:style-name="ce110" table:formula="of:=IF(AND([.$U46] = 1;NOT([.W46]=&quot;&quot;));[.W46];&quot;&quot;)">
            <text:p/>
          </table:table-cell>
          <table:table-cell table:style-name="ce110" table:formula="of:=IF(AND([.$U46] = 1;NOT([.X46]=&quot;&quot;));[.X46];&quot;&quot;)">
            <text:p/>
          </table:table-cell>
          <table:table-cell table:style-name="ce110" table:formula="of:=IF(AND([.$U46] = 1;NOT([.Y46]=&quot;&quot;));[.Y46];&quot;&quot;)" office:value-type="float" office:value="42" calcext:value-type="float">
            <text:p>42</text:p>
          </table:table-cell>
          <table:table-cell table:style-name="ce121" table:formula="of:=IF(AND([.$U46] = 1;NOT([.Z46]=&quot;&quot;));[.Z46];&quot;&quot;)" office:value-type="float" office:value="0.3976" calcext:value-type="float">
            <text:p>0.39760</text:p>
          </table:table-cell>
          <table:table-cell table:style-name="ce25" table:formula="of:=IF(AND([.$U46] = 1;NOT([.AA46]=&quot;&quot;));[.AA46];&quot;&quot;)" office:value-type="float" office:value="-0.6789" calcext:value-type="float">
            <text:p>-0.6789</text:p>
          </table:table-cell>
          <table:table-cell table:style-name="Default" table:number-columns-repeated="3"/>
          <table:table-cell table:style-name="ce4" table:formula="of:=IF(AND([.$U46] = 0;NOT([.A46]=&quot;&quot;));[.A46];&quot;&quot;)">
            <text:p/>
          </table:table-cell>
          <table:table-cell table:style-name="ce110" table:formula="of:=IF(AND([.$U46] = 0;NOT([.B46]=&quot;&quot;));[.B46];&quot;&quot;)">
            <text:p/>
          </table:table-cell>
          <table:table-cell table:style-name="ce110" table:formula="of:=IF(AND([.$U46] = 0;NOT([.C46]=&quot;&quot;));[.C46];&quot;&quot;)">
            <text:p/>
          </table:table-cell>
          <table:table-cell table:style-name="ce110" table:formula="of:=IF(AND([.$U46] = 0;NOT([.D46]=&quot;&quot;));[.D46];&quot;&quot;)">
            <text:p/>
          </table:table-cell>
          <table:table-cell table:style-name="ce110" table:formula="of:=IF(AND([.$U46] = 0;NOT([.E46]=&quot;&quot;));[.E46];&quot;&quot;)">
            <text:p/>
          </table:table-cell>
          <table:table-cell table:style-name="ce110" table:formula="of:=IF(AND([.$U46] = 0;NOT([.F46]=&quot;&quot;));[.F46];&quot;&quot;)">
            <text:p/>
          </table:table-cell>
          <table:table-cell table:style-name="ce110" table:formula="of:=IF(AND([.$U46] = 0;NOT([.G46]=&quot;&quot;));[.G46];&quot;&quot;)">
            <text:p/>
          </table:table-cell>
          <table:table-cell table:style-name="ce110" table:formula="of:=IF(AND([.$U46] = 0;NOT([.H46]=&quot;&quot;));[.H46];&quot;&quot;)">
            <text:p/>
          </table:table-cell>
          <table:table-cell table:style-name="ce110" table:formula="of:=IF(AND([.$U46] = 0;NOT([.I46]=&quot;&quot;));[.I46];&quot;&quot;)">
            <text:p/>
          </table:table-cell>
          <table:table-cell table:style-name="ce110" table:formula="of:=IF(AND([.$U46] = 0;NOT([.J46]=&quot;&quot;));[.J46];&quot;&quot;)">
            <text:p/>
          </table:table-cell>
          <table:table-cell table:style-name="ce113" table:formula="of:=IF(AND([.$U46] = 0;NOT([.K46]=&quot;&quot;));[.K46];&quot;&quot;)">
            <text:p/>
          </table:table-cell>
          <table:table-cell table:style-name="ce113" table:formula="of:=IF(AND([.$U46] = 0;NOT([.L46]=&quot;&quot;));[.L46];&quot;&quot;)">
            <text:p/>
          </table:table-cell>
          <table:table-cell table:style-name="ce110" table:formula="of:=IF(AND([.$U46] = 0;NOT([.M46]=&quot;&quot;));[.M46];&quot;&quot;)">
            <text:p/>
          </table:table-cell>
          <table:table-cell table:style-name="ce110" table:formula="of:=IF(AND([.$U46] = 0;NOT([.N46]=&quot;&quot;));[.N46];&quot;&quot;)">
            <text:p/>
          </table:table-cell>
          <table:table-cell table:style-name="ce110" table:formula="of:=IF(AND([.$U46] = 0;NOT([.O46]=&quot;&quot;));[.O46];&quot;&quot;)">
            <text:p/>
          </table:table-cell>
          <table:table-cell table:style-name="ce110" table:formula="of:=IF(AND([.$U46] = 0;NOT([.P46]=&quot;&quot;));[.P46];&quot;&quot;)">
            <text:p/>
          </table:table-cell>
          <table:table-cell table:style-name="ce110" table:formula="of:=IF(AND([.$U46] = 0;NOT([.Q46]=&quot;&quot;));[.Q46];&quot;&quot;)">
            <text:p/>
          </table:table-cell>
          <table:table-cell table:style-name="ce110" table:formula="of:=IF(AND([.$U46] = 0;NOT([.R46]=&quot;&quot;));[.R46];&quot;&quot;)">
            <text:p/>
          </table:table-cell>
          <table:table-cell table:style-name="ce110" table:formula="of:=IF(AND([.$U46] = 0;NOT([.S46]=&quot;&quot;));[.S46];&quot;&quot;)">
            <text:p/>
          </table:table-cell>
          <table:table-cell table:style-name="ce110" table:formula="of:=IF(AND([.$U46] = 0;NOT([.T46]=&quot;&quot;));[.T46];&quot;&quot;)">
            <text:p/>
          </table:table-cell>
          <table:table-cell table:style-name="ce110" table:formula="of:=IF(AND([.$U46] = 0;NOT([.U46]=&quot;&quot;));[.U46];&quot;&quot;)">
            <text:p/>
          </table:table-cell>
          <table:table-cell table:style-name="ce110" table:formula="of:=IF(AND([.$U46] = 0;NOT([.V46]=&quot;&quot;));[.V46];&quot;&quot;)">
            <text:p/>
          </table:table-cell>
          <table:table-cell table:style-name="ce110" table:formula="of:=IF(AND([.$U46] = 0;NOT([.W46]=&quot;&quot;));[.W46];&quot;&quot;)">
            <text:p/>
          </table:table-cell>
          <table:table-cell table:style-name="ce110" table:formula="of:=IF(AND([.$U46] = 0;NOT([.X46]=&quot;&quot;));[.X46];&quot;&quot;)">
            <text:p/>
          </table:table-cell>
          <table:table-cell table:style-name="ce110" table:formula="of:=IF(AND([.$U46] = 0;NOT([.Y46]=&quot;&quot;));[.Y46];&quot;&quot;)">
            <text:p/>
          </table:table-cell>
          <table:table-cell table:style-name="ce110" table:formula="of:=IF(AND([.$U46] = 0;NOT([.Z46]=&quot;&quot;));[.Z46];&quot;&quot;)">
            <text:p/>
          </table:table-cell>
          <table:table-cell table:style-name="ce25" table:formula="of:=IF(AND([.$U46] = 0;NOT([.AA46]=&quot;&quot;));[.AA46];&quot;&quot;)">
            <text:p/>
          </table:table-cell>
          <table:table-cell table:style-name="Default" table:number-columns-repeated="3"/>
          <table:table-cell table:style-name="ce126" table:formula="of:=IF(AND(0.1&lt;[.$Z46];[.$Z46]&lt;0.25; NOT([.A46]=&quot;&quot;));[.A46];&quot;&quot;)">
            <text:p/>
          </table:table-cell>
          <table:table-cell table:style-name="ce44" table:formula="of:=IF(AND(0.1&lt;[.$Z46];[.$Z46]&lt;0.25; NOT([.B46]=&quot;&quot;));[.B46];&quot;&quot;)">
            <text:p/>
          </table:table-cell>
          <table:table-cell table:style-name="ce44" table:formula="of:=IF(AND(0.1&lt;[.$Z46];[.$Z46]&lt;0.25; NOT([.C46]=&quot;&quot;));[.C46];&quot;&quot;)">
            <text:p/>
          </table:table-cell>
          <table:table-cell table:style-name="ce44" table:formula="of:=IF(AND(0.1&lt;[.$Z46];[.$Z46]&lt;0.25; NOT([.D46]=&quot;&quot;));[.D46];&quot;&quot;)">
            <text:p/>
          </table:table-cell>
          <table:table-cell table:style-name="ce44" table:formula="of:=IF(AND(0.1&lt;[.$Z46];[.$Z46]&lt;0.25; NOT([.E46]=&quot;&quot;));[.E46];&quot;&quot;)">
            <text:p/>
          </table:table-cell>
          <table:table-cell table:style-name="ce44" table:formula="of:=IF(AND(0.1&lt;[.$Z46];[.$Z46]&lt;0.25; NOT([.F46]=&quot;&quot;));[.F46];&quot;&quot;)">
            <text:p/>
          </table:table-cell>
          <table:table-cell table:style-name="ce44" table:formula="of:=IF(AND(0.1&lt;[.$Z46];[.$Z46]&lt;0.25; NOT([.G46]=&quot;&quot;));[.G46];&quot;&quot;)">
            <text:p/>
          </table:table-cell>
          <table:table-cell table:style-name="ce44" table:formula="of:=IF(AND(0.1&lt;[.$Z46];[.$Z46]&lt;0.25; NOT([.H46]=&quot;&quot;));[.H46];&quot;&quot;)">
            <text:p/>
          </table:table-cell>
          <table:table-cell table:style-name="ce44" table:formula="of:=IF(AND(0.1&lt;[.$Z46];[.$Z46]&lt;0.25; NOT([.I46]=&quot;&quot;));[.I46];&quot;&quot;)">
            <text:p/>
          </table:table-cell>
          <table:table-cell table:style-name="ce44" table:formula="of:=IF(AND(0.1&lt;[.$Z46];[.$Z46]&lt;0.25; NOT([.J46]=&quot;&quot;));[.J46];&quot;&quot;)">
            <text:p/>
          </table:table-cell>
          <table:table-cell table:style-name="ce44" table:formula="of:=IF(AND(0.1&lt;[.$Z46];[.$Z46]&lt;0.25; NOT([.K46]=&quot;&quot;));[.K46];&quot;&quot;)">
            <text:p/>
          </table:table-cell>
          <table:table-cell table:style-name="ce44" table:formula="of:=IF(AND(0.1&lt;[.$Z46];[.$Z46]&lt;0.25; NOT([.L46]=&quot;&quot;));[.L46];&quot;&quot;)">
            <text:p/>
          </table:table-cell>
          <table:table-cell table:style-name="ce44" table:formula="of:=IF(AND(0.1&lt;[.$Z46];[.$Z46]&lt;0.25; NOT([.M46]=&quot;&quot;));[.M46];&quot;&quot;)">
            <text:p/>
          </table:table-cell>
          <table:table-cell table:style-name="ce44" table:formula="of:=IF(AND(0.1&lt;[.$Z46];[.$Z46]&lt;0.25; NOT([.N46]=&quot;&quot;));[.N46];&quot;&quot;)">
            <text:p/>
          </table:table-cell>
          <table:table-cell table:style-name="ce44" table:formula="of:=IF(AND(0.1&lt;[.$Z46];[.$Z46]&lt;0.25; NOT([.O46]=&quot;&quot;));[.O46];&quot;&quot;)">
            <text:p/>
          </table:table-cell>
          <table:table-cell table:style-name="ce44" table:formula="of:=IF(AND(0.1&lt;[.$Z46];[.$Z46]&lt;0.25; NOT([.P46]=&quot;&quot;));[.P46];&quot;&quot;)">
            <text:p/>
          </table:table-cell>
          <table:table-cell table:style-name="ce44" table:formula="of:=IF(AND(0.1&lt;[.$Z46];[.$Z46]&lt;0.25; NOT([.Q46]=&quot;&quot;));[.Q46];&quot;&quot;)">
            <text:p/>
          </table:table-cell>
          <table:table-cell table:style-name="ce44" table:formula="of:=IF(AND(0.1&lt;[.$Z46];[.$Z46]&lt;0.25; NOT([.R46]=&quot;&quot;));[.R46];&quot;&quot;)">
            <text:p/>
          </table:table-cell>
          <table:table-cell table:style-name="ce44" table:formula="of:=IF(AND(0.1&lt;[.$Z46];[.$Z46]&lt;0.25; NOT([.S46]=&quot;&quot;));[.S46];&quot;&quot;)">
            <text:p/>
          </table:table-cell>
          <table:table-cell table:style-name="ce44" table:formula="of:=IF(AND(0.1&lt;[.$Z46];[.$Z46]&lt;0.25; NOT([.T46]=&quot;&quot;));[.T46];&quot;&quot;)">
            <text:p/>
          </table:table-cell>
          <table:table-cell table:style-name="ce44" table:formula="of:=IF(AND(0.1&lt;[.$Z46];[.$Z46]&lt;0.25; NOT([.U46]=&quot;&quot;));[.U46];&quot;&quot;)">
            <text:p/>
          </table:table-cell>
          <table:table-cell table:style-name="ce44" table:formula="of:=IF(AND(0.1&lt;[.$Z46];[.$Z46]&lt;0.25; NOT([.V46]=&quot;&quot;));[.V46];&quot;&quot;)">
            <text:p/>
          </table:table-cell>
          <table:table-cell table:style-name="ce44" table:formula="of:=IF(AND(0.1&lt;[.$Z46];[.$Z46]&lt;0.25; NOT([.W46]=&quot;&quot;));[.W46];&quot;&quot;)">
            <text:p/>
          </table:table-cell>
          <table:table-cell table:style-name="ce44" table:formula="of:=IF(AND(0.1&lt;[.$Z46];[.$Z46]&lt;0.25; NOT([.X46]=&quot;&quot;));[.X46];&quot;&quot;)">
            <text:p/>
          </table:table-cell>
          <table:table-cell table:style-name="ce44" table:formula="of:=IF(AND(0.1&lt;[.$Z46];[.$Z46]&lt;0.25; NOT([.Y46]=&quot;&quot;));[.Y46];&quot;&quot;)">
            <text:p/>
          </table:table-cell>
          <table:table-cell table:style-name="ce44" table:formula="of:=IF(AND(0.1&lt;[.$Z46];[.$Z46]&lt;0.25; NOT([.Z46]=&quot;&quot;));[.Z46];&quot;&quot;)">
            <text:p/>
          </table:table-cell>
          <table:table-cell table:style-name="ce44" table:formula="of:=IF(AND(0.1&lt;[.$Z46];[.$Z46]&lt;0.25; NOT([.AA46]=&quot;&quot;));[.AA46];&quot;&quot;)">
            <text:p/>
          </table:table-cell>
          <table:table-cell table:style-name="Default" table:number-columns-repeated="3"/>
          <table:table-cell table:style-name="ce126" table:formula="of:=IF(AND(OR(0.1&gt;[.$Z46];[.$Z46]&gt;0.25);NOT([.A46]=&quot;&quot;));[.A46];&quot;&quot;)" office:value-type="float" office:value="42" calcext:value-type="float">
            <text:p>42.0000</text:p>
          </table:table-cell>
          <table:table-cell table:style-name="ce44" table:formula="of:=IF(AND(OR(0.1&gt;[.$Z46];[.$Z46]&gt;0.25);NOT([.B46]=&quot;&quot;));[.B46];&quot;&quot;)" office:value-type="float" office:value="1.72788" calcext:value-type="float">
            <text:p>1.7279</text:p>
          </table:table-cell>
          <table:table-cell table:style-name="ce44" table:formula="of:=IF(AND(OR(0.1&gt;[.$Z46];[.$Z46]&gt;0.25);NOT([.C46]=&quot;&quot;));[.C46];&quot;&quot;)" office:value-type="float" office:value="-1.5708" calcext:value-type="float">
            <text:p>-1.5708</text:p>
          </table:table-cell>
          <table:table-cell table:style-name="ce44" table:formula="of:=IF(AND(OR(0.1&gt;[.$Z46];[.$Z46]&gt;0.25);NOT([.D46]=&quot;&quot;));[.D46];&quot;&quot;)" office:value-type="float" office:value="1.85005" calcext:value-type="float">
            <text:p>1.8501</text:p>
          </table:table-cell>
          <table:table-cell table:style-name="ce44" table:formula="of:=IF(AND(OR(0.1&gt;[.$Z46];[.$Z46]&gt;0.25);NOT([.E46]=&quot;&quot;));[.E46];&quot;&quot;)" office:value-type="float" office:value="-2.16421" calcext:value-type="float">
            <text:p>-2.1642</text:p>
          </table:table-cell>
          <table:table-cell table:style-name="ce44" table:formula="of:=IF(AND(OR(0.1&gt;[.$Z46];[.$Z46]&gt;0.25);NOT([.F46]=&quot;&quot;));[.F46];&quot;&quot;)" office:value-type="float" office:value="-1.48353" calcext:value-type="float">
            <text:p>-1.4835</text:p>
          </table:table-cell>
          <table:table-cell table:style-name="ce44" table:formula="of:=IF(AND(OR(0.1&gt;[.$Z46];[.$Z46]&gt;0.25);NOT([.G46]=&quot;&quot;));[.G46];&quot;&quot;)" office:value-type="float" office:value="0.8203" calcext:value-type="float">
            <text:p>0.8203</text:p>
          </table:table-cell>
          <table:table-cell table:style-name="ce44" table:formula="of:=IF(AND(OR(0.1&gt;[.$Z46];[.$Z46]&gt;0.25);NOT([.H46]=&quot;&quot;));[.H46];&quot;&quot;)">
            <text:p/>
          </table:table-cell>
          <table:table-cell table:style-name="ce44" table:formula="of:=IF(AND(OR(0.1&gt;[.$Z46];[.$Z46]&gt;0.25);NOT([.I46]=&quot;&quot;));[.I46];&quot;&quot;)">
            <text:p/>
          </table:table-cell>
          <table:table-cell table:style-name="ce44" table:formula="of:=IF(AND(OR(0.1&gt;[.$Z46];[.$Z46]&gt;0.25);NOT([.J46]=&quot;&quot;));[.J46];&quot;&quot;)" office:value-type="float" office:value="43" calcext:value-type="float">
            <text:p>43.0000</text:p>
          </table:table-cell>
          <table:table-cell table:style-name="ce44" table:formula="of:=IF(AND(OR(0.1&gt;[.$Z46];[.$Z46]&gt;0.25);NOT([.K46]=&quot;&quot;));[.K46];&quot;&quot;)" office:value-type="float" office:value="0.3392" calcext:value-type="float">
            <text:p>0.3392</text:p>
          </table:table-cell>
          <table:table-cell table:style-name="ce44" table:formula="of:=IF(AND(OR(0.1&gt;[.$Z46];[.$Z46]&gt;0.25);NOT([.L46]=&quot;&quot;));[.L46];&quot;&quot;)" office:value-type="float" office:value="-0.1068" calcext:value-type="float">
            <text:p>-0.1068</text:p>
          </table:table-cell>
          <table:table-cell table:style-name="ce44" table:formula="of:=IF(AND(OR(0.1&gt;[.$Z46];[.$Z46]&gt;0.25);NOT([.M46]=&quot;&quot;));[.M46];&quot;&quot;)">
            <text:p/>
          </table:table-cell>
          <table:table-cell table:style-name="ce44" table:formula="of:=IF(AND(OR(0.1&gt;[.$Z46];[.$Z46]&gt;0.25);NOT([.N46]=&quot;&quot;));[.N46];&quot;&quot;)">
            <text:p/>
          </table:table-cell>
          <table:table-cell table:style-name="ce128" table:formula="of:=IF(AND(OR(0.1&gt;[.$Z46];[.$Z46]&gt;0.25);NOT([.O46]=&quot;&quot;));[.O46];&quot;&quot;)" office:value-type="float" office:value="42" calcext:value-type="float">
            <text:p>42</text:p>
          </table:table-cell>
          <table:table-cell table:style-name="ce44" table:formula="of:=IF(AND(OR(0.1&gt;[.$Z46];[.$Z46]&gt;0.25);NOT([.P46]=&quot;&quot;));[.P46];&quot;&quot;)" office:value-type="float" office:value="2.2365" calcext:value-type="float">
            <text:p>2.2365</text:p>
          </table:table-cell>
          <table:table-cell table:style-name="ce44" table:formula="of:=IF(AND(OR(0.1&gt;[.$Z46];[.$Z46]&gt;0.25);NOT([.Q46]=&quot;&quot;));[.Q46];&quot;&quot;)" office:value-type="float" office:value="-2.2365" calcext:value-type="float">
            <text:p>-2.2365</text:p>
          </table:table-cell>
          <table:table-cell table:style-name="ce44" table:formula="of:=IF(AND(OR(0.1&gt;[.$Z46];[.$Z46]&gt;0.25);NOT([.R46]=&quot;&quot;));[.R46];&quot;&quot;)" office:value-type="float" office:value="38" calcext:value-type="float">
            <text:p>38.0000</text:p>
          </table:table-cell>
          <table:table-cell table:style-name="ce44" table:formula="of:=IF(AND(OR(0.1&gt;[.$Z46];[.$Z46]&gt;0.25);NOT([.S46]=&quot;&quot;));[.S46];&quot;&quot;)" office:value-type="float" office:value="2.5104164486" calcext:value-type="float">
            <text:p>2.5104</text:p>
          </table:table-cell>
          <table:table-cell table:style-name="ce44" table:formula="of:=IF(AND(OR(0.1&gt;[.$Z46];[.$Z46]&gt;0.25);NOT([.T46]=&quot;&quot;));[.T46];&quot;&quot;)" office:value-type="float" office:value="-1" calcext:value-type="float">
            <text:p>-1.0000</text:p>
          </table:table-cell>
          <table:table-cell table:style-name="ce44" table:formula="of:=IF(AND(OR(0.1&gt;[.$Z46];[.$Z46]&gt;0.25);NOT([.U46]=&quot;&quot;));[.U46];&quot;&quot;)" office:value-type="float" office:value="1" calcext:value-type="float">
            <text:p>1.0000</text:p>
          </table:table-cell>
          <table:table-cell table:style-name="ce44" table:formula="of:=IF(AND(OR(0.1&gt;[.$Z46];[.$Z46]&gt;0.25);NOT([.V46]=&quot;&quot;));[.V46];&quot;&quot;)" office:value-type="float" office:value="0" calcext:value-type="float">
            <text:p>0.0000</text:p>
          </table:table-cell>
          <table:table-cell table:style-name="ce44" table:formula="of:=IF(AND(OR(0.1&gt;[.$Z46];[.$Z46]&gt;0.25);NOT([.W46]=&quot;&quot;));[.W46];&quot;&quot;)">
            <text:p/>
          </table:table-cell>
          <table:table-cell table:style-name="ce44" table:formula="of:=IF(AND(OR(0.1&gt;[.$Z46];[.$Z46]&gt;0.25);NOT([.X46]=&quot;&quot;));[.X46];&quot;&quot;)">
            <text:p/>
          </table:table-cell>
          <table:table-cell table:style-name="ce128" table:formula="of:=IF(AND(OR(0.1&gt;[.$Z46];[.$Z46]&gt;0.25);NOT([.Y46]=&quot;&quot;));[.Y46];&quot;&quot;)" office:value-type="float" office:value="42" calcext:value-type="float">
            <text:p>42</text:p>
          </table:table-cell>
          <table:table-cell table:style-name="ce44" table:formula="of:=IF(AND(OR(0.1&gt;[.$Z46];[.$Z46]&gt;0.25);NOT([.Z46]=&quot;&quot;));[.Z46];&quot;&quot;)" office:value-type="float" office:value="0.3976" calcext:value-type="float">
            <text:p>0.3976</text:p>
          </table:table-cell>
          <table:table-cell table:style-name="ce44" table:formula="of:=IF(AND(OR(0.1&gt;[.$Z46];[.$Z46]&gt;0.25);NOT([.AA46]=&quot;&quot;));[.AA46];&quot;&quot;)" office:value-type="float" office:value="-0.6789" calcext:value-type="float">
            <text:p>-0.6789</text:p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44" calcext:value-type="float">
            <text:p>44</text:p>
          </table:table-cell>
          <table:table-cell table:style-name="ce15" office:value-type="float" office:value="0.3439" calcext:value-type="float">
            <text:p>0.3439</text:p>
          </table:table-cell>
          <table:table-cell table:style-name="ce15" office:value-type="float" office:value="-0.1016" calcext:value-type="float">
            <text:p>-0.1016</text:p>
          </table:table-cell>
          <table:table-cell table:style-name="Default" table:number-columns-repeated="2"/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2.2534" calcext:value-type="float">
            <text:p>2.2534</text:p>
          </table:table-cell>
          <table:table-cell table:style-name="ce10" office:value-type="float" office:value="-2.2534" calcext:value-type="float">
            <text:p>-2.2534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3035646531" calcext:value-type="float">
            <text:p>2.3035646531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43" calcext:value-type="float">
            <text:p>43</text:p>
          </table:table-cell>
          <table:table-cell table:style-name="ce10" office:value-type="float" office:value="0.381" calcext:value-type="float">
            <text:p>0.381</text:p>
          </table:table-cell>
          <table:table-cell table:style-name="ce25" office:value-type="float" office:value="-0.6614" calcext:value-type="float">
            <text:p>-0.6614</text:p>
          </table:table-cell>
          <table:table-cell table:style-name="Default" table:number-columns-repeated="3"/>
          <table:table-cell table:style-name="ce31" table:formula="of:=IF(AND(0.15&lt;[.$Z47];[.$Z47]&lt;0.2; NOT([.A47]=&quot;&quot;));[.A47];&quot;&quot;)">
            <text:p/>
          </table:table-cell>
          <table:table-cell table:style-name="ce33" table:formula="of:=IF(AND(0.15&lt;[.$Z47];[.$Z47]&lt;0.2; NOT([.B47]=&quot;&quot;));[.B47];&quot;&quot;)">
            <text:p/>
          </table:table-cell>
          <table:table-cell table:style-name="ce33" table:formula="of:=IF(AND(0.15&lt;[.$Z47];[.$Z47]&lt;0.2; NOT([.C47]=&quot;&quot;));[.C47];&quot;&quot;)">
            <text:p/>
          </table:table-cell>
          <table:table-cell table:style-name="ce33" table:formula="of:=IF(AND(0.15&lt;[.$Z47];[.$Z47]&lt;0.2; NOT([.D47]=&quot;&quot;));[.D47];&quot;&quot;)">
            <text:p/>
          </table:table-cell>
          <table:table-cell table:style-name="ce33" table:formula="of:=IF(AND(0.15&lt;[.$Z47];[.$Z47]&lt;0.2; NOT([.E47]=&quot;&quot;));[.E47];&quot;&quot;)">
            <text:p/>
          </table:table-cell>
          <table:table-cell table:style-name="ce33" table:formula="of:=IF(AND(0.15&lt;[.$Z47];[.$Z47]&lt;0.2; NOT([.F47]=&quot;&quot;));[.F47];&quot;&quot;)">
            <text:p/>
          </table:table-cell>
          <table:table-cell table:style-name="ce33" table:formula="of:=IF(AND(0.15&lt;[.$Z47];[.$Z47]&lt;0.2; NOT([.G47]=&quot;&quot;));[.G47];&quot;&quot;)">
            <text:p/>
          </table:table-cell>
          <table:table-cell table:style-name="ce33" table:formula="of:=IF(AND(0.15&lt;[.$Z47];[.$Z47]&lt;0.2; NOT([.H47]=&quot;&quot;));[.H47];&quot;&quot;)">
            <text:p/>
          </table:table-cell>
          <table:table-cell table:style-name="ce33" table:formula="of:=IF(AND(0.15&lt;[.$Z47];[.$Z47]&lt;0.2; NOT([.I47]=&quot;&quot;));[.I47];&quot;&quot;)">
            <text:p/>
          </table:table-cell>
          <table:table-cell table:style-name="ce39" table:formula="of:=IF(AND(0.15&lt;[.$Z47];[.$Z47]&lt;0.2; NOT([.J47]=&quot;&quot;));[.J47];&quot;&quot;)">
            <text:p/>
          </table:table-cell>
          <table:table-cell table:style-name="ce33" table:formula="of:=IF(AND(0.15&lt;[.$Z47];[.$Z47]&lt;0.2; NOT([.K47]=&quot;&quot;));[.K47];&quot;&quot;)">
            <text:p/>
          </table:table-cell>
          <table:table-cell table:style-name="ce33" table:formula="of:=IF(AND(0.15&lt;[.$Z47];[.$Z47]&lt;0.2; NOT([.L47]=&quot;&quot;));[.L47];&quot;&quot;)">
            <text:p/>
          </table:table-cell>
          <table:table-cell table:style-name="ce33" table:formula="of:=IF(AND(0.15&lt;[.$Z47];[.$Z47]&lt;0.2; NOT([.M47]=&quot;&quot;));[.M47];&quot;&quot;)">
            <text:p/>
          </table:table-cell>
          <table:table-cell table:style-name="ce33" table:formula="of:=IF(AND(0.15&lt;[.$Z47];[.$Z47]&lt;0.2; NOT([.N47]=&quot;&quot;));[.N47];&quot;&quot;)">
            <text:p/>
          </table:table-cell>
          <table:table-cell table:style-name="ce39" table:formula="of:=IF(AND(0.15&lt;[.$Z47];[.$Z47]&lt;0.2; NOT([.O47]=&quot;&quot;));[.O47];&quot;&quot;)">
            <text:p/>
          </table:table-cell>
          <table:table-cell table:style-name="ce33" table:formula="of:=IF(AND(0.15&lt;[.$Z47];[.$Z47]&lt;0.2; NOT([.P47]=&quot;&quot;));[.P47];&quot;&quot;)">
            <text:p/>
          </table:table-cell>
          <table:table-cell table:style-name="ce33" table:formula="of:=IF(AND(0.15&lt;[.$Z47];[.$Z47]&lt;0.2; NOT([.Q47]=&quot;&quot;));[.Q47];&quot;&quot;)">
            <text:p/>
          </table:table-cell>
          <table:table-cell table:style-name="ce33" table:formula="of:=IF(AND(0.15&lt;[.$Z47];[.$Z47]&lt;0.2; NOT([.R47]=&quot;&quot;));[.R47];&quot;&quot;)">
            <text:p/>
          </table:table-cell>
          <table:table-cell table:style-name="ce33" table:formula="of:=IF(AND(0.15&lt;[.$Z47];[.$Z47]&lt;0.2; NOT([.S47]=&quot;&quot;));[.S47];&quot;&quot;)">
            <text:p/>
          </table:table-cell>
          <table:table-cell table:style-name="ce39" table:formula="of:=IF(AND(0.15&lt;[.$Z47];[.$Z47]&lt;0.2; NOT([.T47]=&quot;&quot;));[.T47];&quot;&quot;)">
            <text:p/>
          </table:table-cell>
          <table:table-cell table:style-name="ce39" table:formula="of:=IF(AND(0.15&lt;[.$Z47];[.$Z47]&lt;0.2; NOT([.U47]=&quot;&quot;));[.U47];&quot;&quot;)">
            <text:p/>
          </table:table-cell>
          <table:table-cell table:style-name="ce33" table:formula="of:=IF(AND(0.15&lt;[.$Z47];[.$Z47]&lt;0.2; NOT([.V47]=&quot;&quot;));[.V47];&quot;&quot;)">
            <text:p/>
          </table:table-cell>
          <table:table-cell table:style-name="ce33" table:formula="of:=IF(AND(0.15&lt;[.$Z47];[.$Z47]&lt;0.2; NOT([.W47]=&quot;&quot;));[.W47];&quot;&quot;)">
            <text:p/>
          </table:table-cell>
          <table:table-cell table:style-name="ce33" table:formula="of:=IF(AND(0.15&lt;[.$Z47];[.$Z47]&lt;0.2; NOT([.X47]=&quot;&quot;));[.X47];&quot;&quot;)">
            <text:p/>
          </table:table-cell>
          <table:table-cell table:style-name="ce39" table:formula="of:=IF(AND(0.15&lt;[.$Z47];[.$Z47]&lt;0.2; NOT([.Y47]=&quot;&quot;));[.Y47];&quot;&quot;)">
            <text:p/>
          </table:table-cell>
          <table:table-cell table:style-name="ce33" table:formula="of:=IF(AND(0.15&lt;[.$Z47];[.$Z47]&lt;0.2; NOT([.Z47]=&quot;&quot;));[.Z47];&quot;&quot;)">
            <text:p/>
          </table:table-cell>
          <table:table-cell table:style-name="ce44" table:formula="of:=IF(AND(0.15&lt;[.$Z47];[.$Z47]&lt;0.2; NOT([.AA47]=&quot;&quot;));[.AA47];&quot;&quot;)">
            <text:p/>
          </table:table-cell>
          <table:table-cell table:style-name="Default" table:number-columns-repeated="3"/>
          <table:table-cell table:style-name="ce31" table:formula="of:=IF(AND(OR(0.15&gt;[.$Z47];[.$Z47]&gt;0.2);NOT([.A47]=&quot;&quot;));[.A47];&quot;&quot;)" office:value-type="float" office:value="43" calcext:value-type="float">
            <text:p>43</text:p>
          </table:table-cell>
          <table:table-cell table:style-name="ce33" table:formula="of:=IF(AND(OR(0.15&gt;[.$Z47];[.$Z47]&gt;0.2);NOT([.B47]=&quot;&quot;));[.B47];&quot;&quot;)" office:value-type="float" office:value="1.72788" calcext:value-type="float">
            <text:p>1.7279</text:p>
          </table:table-cell>
          <table:table-cell table:style-name="ce33" table:formula="of:=IF(AND(OR(0.15&gt;[.$Z47];[.$Z47]&gt;0.2);NOT([.C47]=&quot;&quot;));[.C47];&quot;&quot;)" office:value-type="float" office:value="-1.5708" calcext:value-type="float">
            <text:p>-1.5708</text:p>
          </table:table-cell>
          <table:table-cell table:style-name="ce33" table:formula="of:=IF(AND(OR(0.15&gt;[.$Z47];[.$Z47]&gt;0.2);NOT([.D47]=&quot;&quot;));[.D47];&quot;&quot;)" office:value-type="float" office:value="1.85005" calcext:value-type="float">
            <text:p>1.8501</text:p>
          </table:table-cell>
          <table:table-cell table:style-name="ce33" table:formula="of:=IF(AND(OR(0.15&gt;[.$Z47];[.$Z47]&gt;0.2);NOT([.E47]=&quot;&quot;));[.E47];&quot;&quot;)" office:value-type="float" office:value="-2.16421" calcext:value-type="float">
            <text:p>-2.1642</text:p>
          </table:table-cell>
          <table:table-cell table:style-name="ce33" table:formula="of:=IF(AND(OR(0.15&gt;[.$Z47];[.$Z47]&gt;0.2);NOT([.F47]=&quot;&quot;));[.F47];&quot;&quot;)" office:value-type="float" office:value="-1.48353" calcext:value-type="float">
            <text:p>-1.4835</text:p>
          </table:table-cell>
          <table:table-cell table:style-name="ce33" table:formula="of:=IF(AND(OR(0.15&gt;[.$Z47];[.$Z47]&gt;0.2);NOT([.G47]=&quot;&quot;));[.G47];&quot;&quot;)" office:value-type="float" office:value="-1.76278" calcext:value-type="float">
            <text:p>-1.7628</text:p>
          </table:table-cell>
          <table:table-cell table:style-name="ce33" table:formula="of:=IF(AND(OR(0.15&gt;[.$Z47];[.$Z47]&gt;0.2);NOT([.H47]=&quot;&quot;));[.H47];&quot;&quot;)">
            <text:p/>
          </table:table-cell>
          <table:table-cell table:style-name="ce33" table:formula="of:=IF(AND(OR(0.15&gt;[.$Z47];[.$Z47]&gt;0.2);NOT([.I47]=&quot;&quot;));[.I47];&quot;&quot;)">
            <text:p/>
          </table:table-cell>
          <table:table-cell table:style-name="ce39" table:formula="of:=IF(AND(OR(0.15&gt;[.$Z47];[.$Z47]&gt;0.2);NOT([.J47]=&quot;&quot;));[.J47];&quot;&quot;)" office:value-type="float" office:value="44" calcext:value-type="float">
            <text:p>44</text:p>
          </table:table-cell>
          <table:table-cell table:style-name="ce33" table:formula="of:=IF(AND(OR(0.15&gt;[.$Z47];[.$Z47]&gt;0.2);NOT([.K47]=&quot;&quot;));[.K47];&quot;&quot;)" office:value-type="float" office:value="0.3439" calcext:value-type="float">
            <text:p>0.3439</text:p>
          </table:table-cell>
          <table:table-cell table:style-name="ce33" table:formula="of:=IF(AND(OR(0.15&gt;[.$Z47];[.$Z47]&gt;0.2);NOT([.L47]=&quot;&quot;));[.L47];&quot;&quot;)" office:value-type="float" office:value="-0.1016" calcext:value-type="float">
            <text:p>-0.1016</text:p>
          </table:table-cell>
          <table:table-cell table:style-name="ce33" table:formula="of:=IF(AND(OR(0.15&gt;[.$Z47];[.$Z47]&gt;0.2);NOT([.M47]=&quot;&quot;));[.M47];&quot;&quot;)">
            <text:p/>
          </table:table-cell>
          <table:table-cell table:style-name="ce33" table:formula="of:=IF(AND(OR(0.15&gt;[.$Z47];[.$Z47]&gt;0.2);NOT([.N47]=&quot;&quot;));[.N47];&quot;&quot;)">
            <text:p/>
          </table:table-cell>
          <table:table-cell table:style-name="ce39" table:formula="of:=IF(AND(OR(0.15&gt;[.$Z47];[.$Z47]&gt;0.2);NOT([.O47]=&quot;&quot;));[.O47];&quot;&quot;)" office:value-type="float" office:value="43" calcext:value-type="float">
            <text:p>43</text:p>
          </table:table-cell>
          <table:table-cell table:style-name="ce33" table:formula="of:=IF(AND(OR(0.15&gt;[.$Z47];[.$Z47]&gt;0.2);NOT([.P47]=&quot;&quot;));[.P47];&quot;&quot;)" office:value-type="float" office:value="2.2534" calcext:value-type="float">
            <text:p>2.2534</text:p>
          </table:table-cell>
          <table:table-cell table:style-name="ce33" table:formula="of:=IF(AND(OR(0.15&gt;[.$Z47];[.$Z47]&gt;0.2);NOT([.Q47]=&quot;&quot;));[.Q47];&quot;&quot;)" office:value-type="float" office:value="-2.2534" calcext:value-type="float">
            <text:p>-2.2534</text:p>
          </table:table-cell>
          <table:table-cell table:style-name="ce33" table:formula="of:=IF(AND(OR(0.15&gt;[.$Z47];[.$Z47]&gt;0.2);NOT([.R47]=&quot;&quot;));[.R47];&quot;&quot;)" office:value-type="float" office:value="38" calcext:value-type="float">
            <text:p>38.0000</text:p>
          </table:table-cell>
          <table:table-cell table:style-name="ce33" table:formula="of:=IF(AND(OR(0.15&gt;[.$Z47];[.$Z47]&gt;0.2);NOT([.S47]=&quot;&quot;));[.S47];&quot;&quot;)" office:value-type="float" office:value="2.3035646531" calcext:value-type="float">
            <text:p>2.3036</text:p>
          </table:table-cell>
          <table:table-cell table:style-name="ce39" table:formula="of:=IF(AND(OR(0.15&gt;[.$Z47];[.$Z47]&gt;0.2);NOT([.T47]=&quot;&quot;));[.T47];&quot;&quot;)" office:value-type="float" office:value="-1" calcext:value-type="float">
            <text:p>-1</text:p>
          </table:table-cell>
          <table:table-cell table:style-name="ce39" table:formula="of:=IF(AND(OR(0.15&gt;[.$Z47];[.$Z47]&gt;0.2);NOT([.U47]=&quot;&quot;));[.U47];&quot;&quot;)" office:value-type="float" office:value="0" calcext:value-type="float">
            <text:p>0</text:p>
          </table:table-cell>
          <table:table-cell table:style-name="ce33" table:formula="of:=IF(AND(OR(0.15&gt;[.$Z47];[.$Z47]&gt;0.2);NOT([.V47]=&quot;&quot;));[.V47];&quot;&quot;)" office:value-type="float" office:value="0" calcext:value-type="float">
            <text:p>0.0000</text:p>
          </table:table-cell>
          <table:table-cell table:style-name="ce33" table:formula="of:=IF(AND(OR(0.15&gt;[.$Z47];[.$Z47]&gt;0.2);NOT([.W47]=&quot;&quot;));[.W47];&quot;&quot;)">
            <text:p/>
          </table:table-cell>
          <table:table-cell table:style-name="ce33" table:formula="of:=IF(AND(OR(0.15&gt;[.$Z47];[.$Z47]&gt;0.2);NOT([.X47]=&quot;&quot;));[.X47];&quot;&quot;)">
            <text:p/>
          </table:table-cell>
          <table:table-cell table:style-name="ce39" table:formula="of:=IF(AND(OR(0.15&gt;[.$Z47];[.$Z47]&gt;0.2);NOT([.Y47]=&quot;&quot;));[.Y47];&quot;&quot;)" office:value-type="float" office:value="43" calcext:value-type="float">
            <text:p>43</text:p>
          </table:table-cell>
          <table:table-cell table:style-name="ce33" table:formula="of:=IF(AND(OR(0.15&gt;[.$Z47];[.$Z47]&gt;0.2);NOT([.Z47]=&quot;&quot;));[.Z47];&quot;&quot;)" office:value-type="float" office:value="0.381" calcext:value-type="float">
            <text:p>0.3810</text:p>
          </table:table-cell>
          <table:table-cell table:style-name="ce44" table:formula="of:=IF(AND(OR(0.15&gt;[.$Z47];[.$Z47]&gt;0.2);NOT([.AA47]=&quot;&quot;));[.AA47];&quot;&quot;)" office:value-type="float" office:value="-0.6614" calcext:value-type="float">
            <text:p>-0.6614</text:p>
          </table:table-cell>
          <table:table-cell table:style-name="Default" table:number-columns-repeated="3"/>
          <table:table-cell table:style-name="ce4" table:formula="of:=IF(AND([.$U47] = 1;NOT([.A47]=&quot;&quot;));[.A47];&quot;&quot;)">
            <text:p/>
          </table:table-cell>
          <table:table-cell table:style-name="ce110" table:formula="of:=IF(AND([.$U47] = 1;NOT([.B47]=&quot;&quot;));[.B47];&quot;&quot;)">
            <text:p/>
          </table:table-cell>
          <table:table-cell table:style-name="ce110" table:formula="of:=IF(AND([.$U47] = 1;NOT([.C47]=&quot;&quot;));[.C47];&quot;&quot;)">
            <text:p/>
          </table:table-cell>
          <table:table-cell table:style-name="ce110" table:formula="of:=IF(AND([.$U47] = 1;NOT([.D47]=&quot;&quot;));[.D47];&quot;&quot;)">
            <text:p/>
          </table:table-cell>
          <table:table-cell table:style-name="ce110" table:formula="of:=IF(AND([.$U47] = 1;NOT([.E47]=&quot;&quot;));[.E47];&quot;&quot;)">
            <text:p/>
          </table:table-cell>
          <table:table-cell table:style-name="ce110" table:formula="of:=IF(AND([.$U47] = 1;NOT([.F47]=&quot;&quot;));[.F47];&quot;&quot;)">
            <text:p/>
          </table:table-cell>
          <table:table-cell table:style-name="ce110" table:formula="of:=IF(AND([.$U47] = 1;NOT([.G47]=&quot;&quot;));[.G47];&quot;&quot;)">
            <text:p/>
          </table:table-cell>
          <table:table-cell table:style-name="ce110" table:formula="of:=IF(AND([.$U47] = 1;NOT([.H47]=&quot;&quot;));[.H47];&quot;&quot;)">
            <text:p/>
          </table:table-cell>
          <table:table-cell table:style-name="ce110" table:formula="of:=IF(AND([.$U47] = 1;NOT([.I47]=&quot;&quot;));[.I47];&quot;&quot;)">
            <text:p/>
          </table:table-cell>
          <table:table-cell table:style-name="ce110" table:formula="of:=IF(AND([.$U47] = 1;NOT([.J47]=&quot;&quot;));[.J47];&quot;&quot;)">
            <text:p/>
          </table:table-cell>
          <table:table-cell table:style-name="ce110" table:formula="of:=IF(AND([.$U47] = 1;NOT([.K47]=&quot;&quot;));[.K47];&quot;&quot;)">
            <text:p/>
          </table:table-cell>
          <table:table-cell table:style-name="ce110" table:formula="of:=IF(AND([.$U47] = 1;NOT([.L47]=&quot;&quot;));[.L47];&quot;&quot;)">
            <text:p/>
          </table:table-cell>
          <table:table-cell table:style-name="ce110" table:formula="of:=IF(AND([.$U47] = 1;NOT([.M47]=&quot;&quot;));[.M47];&quot;&quot;)">
            <text:p/>
          </table:table-cell>
          <table:table-cell table:style-name="ce110" table:formula="of:=IF(AND([.$U47] = 1;NOT([.N47]=&quot;&quot;));[.N47];&quot;&quot;)">
            <text:p/>
          </table:table-cell>
          <table:table-cell table:style-name="ce110" table:formula="of:=IF(AND([.$U47] = 1;NOT([.O47]=&quot;&quot;));[.O47];&quot;&quot;)">
            <text:p/>
          </table:table-cell>
          <table:table-cell table:style-name="ce110" table:formula="of:=IF(AND([.$U47] = 1;NOT([.P47]=&quot;&quot;));[.P47];&quot;&quot;)">
            <text:p/>
          </table:table-cell>
          <table:table-cell table:style-name="ce110" table:formula="of:=IF(AND([.$U47] = 1;NOT([.Q47]=&quot;&quot;));[.Q47];&quot;&quot;)">
            <text:p/>
          </table:table-cell>
          <table:table-cell table:style-name="ce110" table:formula="of:=IF(AND([.$U47] = 1;NOT([.R47]=&quot;&quot;));[.R47];&quot;&quot;)">
            <text:p/>
          </table:table-cell>
          <table:table-cell table:style-name="ce110" table:formula="of:=IF(AND([.$U47] = 1;NOT([.S47]=&quot;&quot;));[.S47];&quot;&quot;)">
            <text:p/>
          </table:table-cell>
          <table:table-cell table:style-name="ce110" table:formula="of:=IF(AND([.$U47] = 1;NOT([.T47]=&quot;&quot;));[.T47];&quot;&quot;)">
            <text:p/>
          </table:table-cell>
          <table:table-cell table:style-name="ce110" table:formula="of:=IF(AND([.$U47] = 1;NOT([.U47]=&quot;&quot;));[.U47];&quot;&quot;)">
            <text:p/>
          </table:table-cell>
          <table:table-cell table:style-name="ce110" table:formula="of:=IF(AND([.$U47] = 1;NOT([.V47]=&quot;&quot;));[.V47];&quot;&quot;)">
            <text:p/>
          </table:table-cell>
          <table:table-cell table:style-name="ce110" table:formula="of:=IF(AND([.$U47] = 1;NOT([.W47]=&quot;&quot;));[.W47];&quot;&quot;)">
            <text:p/>
          </table:table-cell>
          <table:table-cell table:style-name="ce110" table:formula="of:=IF(AND([.$U47] = 1;NOT([.X47]=&quot;&quot;));[.X47];&quot;&quot;)">
            <text:p/>
          </table:table-cell>
          <table:table-cell table:style-name="ce110" table:formula="of:=IF(AND([.$U47] = 1;NOT([.Y47]=&quot;&quot;));[.Y47];&quot;&quot;)">
            <text:p/>
          </table:table-cell>
          <table:table-cell table:style-name="ce121" table:formula="of:=IF(AND([.$U47] = 1;NOT([.Z47]=&quot;&quot;));[.Z47];&quot;&quot;)">
            <text:p/>
          </table:table-cell>
          <table:table-cell table:style-name="ce25" table:formula="of:=IF(AND([.$U47] = 1;NOT([.AA47]=&quot;&quot;));[.AA47];&quot;&quot;)">
            <text:p/>
          </table:table-cell>
          <table:table-cell table:style-name="Default" table:number-columns-repeated="3"/>
          <table:table-cell table:style-name="ce4" table:formula="of:=IF(AND([.$U47] = 0;NOT([.A47]=&quot;&quot;));[.A47];&quot;&quot;)" office:value-type="float" office:value="43" calcext:value-type="float">
            <text:p>43</text:p>
          </table:table-cell>
          <table:table-cell table:style-name="ce110" table:formula="of:=IF(AND([.$U47] = 0;NOT([.B47]=&quot;&quot;));[.B47];&quot;&quot;)" office:value-type="float" office:value="1.72788" calcext:value-type="float">
            <text:p>1.72788</text:p>
          </table:table-cell>
          <table:table-cell table:style-name="ce110" table:formula="of:=IF(AND([.$U47] = 0;NOT([.C47]=&quot;&quot;));[.C47];&quot;&quot;)" office:value-type="float" office:value="-1.5708" calcext:value-type="float">
            <text:p>-1.5708</text:p>
          </table:table-cell>
          <table:table-cell table:style-name="ce110" table:formula="of:=IF(AND([.$U47] = 0;NOT([.D47]=&quot;&quot;));[.D47];&quot;&quot;)" office:value-type="float" office:value="1.85005" calcext:value-type="float">
            <text:p>1.85005</text:p>
          </table:table-cell>
          <table:table-cell table:style-name="ce110" table:formula="of:=IF(AND([.$U47] = 0;NOT([.E47]=&quot;&quot;));[.E47];&quot;&quot;)" office:value-type="float" office:value="-2.16421" calcext:value-type="float">
            <text:p>-2.16421</text:p>
          </table:table-cell>
          <table:table-cell table:style-name="ce110" table:formula="of:=IF(AND([.$U47] = 0;NOT([.F47]=&quot;&quot;));[.F47];&quot;&quot;)" office:value-type="float" office:value="-1.48353" calcext:value-type="float">
            <text:p>-1.48353</text:p>
          </table:table-cell>
          <table:table-cell table:style-name="ce110" table:formula="of:=IF(AND([.$U47] = 0;NOT([.G47]=&quot;&quot;));[.G47];&quot;&quot;)" office:value-type="float" office:value="-1.76278" calcext:value-type="float">
            <text:p>-1.76278</text:p>
          </table:table-cell>
          <table:table-cell table:style-name="ce110" table:formula="of:=IF(AND([.$U47] = 0;NOT([.H47]=&quot;&quot;));[.H47];&quot;&quot;)">
            <text:p/>
          </table:table-cell>
          <table:table-cell table:style-name="ce110" table:formula="of:=IF(AND([.$U47] = 0;NOT([.I47]=&quot;&quot;));[.I47];&quot;&quot;)">
            <text:p/>
          </table:table-cell>
          <table:table-cell table:style-name="ce110" table:formula="of:=IF(AND([.$U47] = 0;NOT([.J47]=&quot;&quot;));[.J47];&quot;&quot;)" office:value-type="float" office:value="44" calcext:value-type="float">
            <text:p>44</text:p>
          </table:table-cell>
          <table:table-cell table:style-name="ce113" table:formula="of:=IF(AND([.$U47] = 0;NOT([.K47]=&quot;&quot;));[.K47];&quot;&quot;)" office:value-type="float" office:value="0.3439" calcext:value-type="float">
            <text:p>0.3439</text:p>
          </table:table-cell>
          <table:table-cell table:style-name="ce113" table:formula="of:=IF(AND([.$U47] = 0;NOT([.L47]=&quot;&quot;));[.L47];&quot;&quot;)" office:value-type="float" office:value="-0.1016" calcext:value-type="float">
            <text:p>-0.1016</text:p>
          </table:table-cell>
          <table:table-cell table:style-name="ce110" table:formula="of:=IF(AND([.$U47] = 0;NOT([.M47]=&quot;&quot;));[.M47];&quot;&quot;)">
            <text:p/>
          </table:table-cell>
          <table:table-cell table:style-name="ce110" table:formula="of:=IF(AND([.$U47] = 0;NOT([.N47]=&quot;&quot;));[.N47];&quot;&quot;)">
            <text:p/>
          </table:table-cell>
          <table:table-cell table:style-name="ce110" table:formula="of:=IF(AND([.$U47] = 0;NOT([.O47]=&quot;&quot;));[.O47];&quot;&quot;)" office:value-type="float" office:value="43" calcext:value-type="float">
            <text:p>43</text:p>
          </table:table-cell>
          <table:table-cell table:style-name="ce110" table:formula="of:=IF(AND([.$U47] = 0;NOT([.P47]=&quot;&quot;));[.P47];&quot;&quot;)" office:value-type="float" office:value="2.2534" calcext:value-type="float">
            <text:p>2.2534</text:p>
          </table:table-cell>
          <table:table-cell table:style-name="ce110" table:formula="of:=IF(AND([.$U47] = 0;NOT([.Q47]=&quot;&quot;));[.Q47];&quot;&quot;)" office:value-type="float" office:value="-2.2534" calcext:value-type="float">
            <text:p>-2.2534</text:p>
          </table:table-cell>
          <table:table-cell table:style-name="ce110" table:formula="of:=IF(AND([.$U47] = 0;NOT([.R47]=&quot;&quot;));[.R47];&quot;&quot;)" office:value-type="float" office:value="38" calcext:value-type="float">
            <text:p>38</text:p>
          </table:table-cell>
          <table:table-cell table:style-name="ce110" table:formula="of:=IF(AND([.$U47] = 0;NOT([.S47]=&quot;&quot;));[.S47];&quot;&quot;)" office:value-type="float" office:value="2.3035646531" calcext:value-type="float">
            <text:p>2.3035646531</text:p>
          </table:table-cell>
          <table:table-cell table:style-name="ce110" table:formula="of:=IF(AND([.$U47] = 0;NOT([.T47]=&quot;&quot;));[.T47];&quot;&quot;)" office:value-type="float" office:value="-1" calcext:value-type="float">
            <text:p>-1</text:p>
          </table:table-cell>
          <table:table-cell table:style-name="ce110" table:formula="of:=IF(AND([.$U47] = 0;NOT([.U47]=&quot;&quot;));[.U47];&quot;&quot;)" office:value-type="float" office:value="0" calcext:value-type="float">
            <text:p>0</text:p>
          </table:table-cell>
          <table:table-cell table:style-name="ce110" table:formula="of:=IF(AND([.$U47] = 0;NOT([.V47]=&quot;&quot;));[.V47];&quot;&quot;)" office:value-type="float" office:value="0" calcext:value-type="float">
            <text:p>0</text:p>
          </table:table-cell>
          <table:table-cell table:style-name="ce110" table:formula="of:=IF(AND([.$U47] = 0;NOT([.W47]=&quot;&quot;));[.W47];&quot;&quot;)">
            <text:p/>
          </table:table-cell>
          <table:table-cell table:style-name="ce110" table:formula="of:=IF(AND([.$U47] = 0;NOT([.X47]=&quot;&quot;));[.X47];&quot;&quot;)">
            <text:p/>
          </table:table-cell>
          <table:table-cell table:style-name="ce110" table:formula="of:=IF(AND([.$U47] = 0;NOT([.Y47]=&quot;&quot;));[.Y47];&quot;&quot;)" office:value-type="float" office:value="43" calcext:value-type="float">
            <text:p>43</text:p>
          </table:table-cell>
          <table:table-cell table:style-name="ce110" table:formula="of:=IF(AND([.$U47] = 0;NOT([.Z47]=&quot;&quot;));[.Z47];&quot;&quot;)" office:value-type="float" office:value="0.381" calcext:value-type="float">
            <text:p>0.381</text:p>
          </table:table-cell>
          <table:table-cell table:style-name="ce25" table:formula="of:=IF(AND([.$U47] = 0;NOT([.AA47]=&quot;&quot;));[.AA47];&quot;&quot;)" office:value-type="float" office:value="-0.6614" calcext:value-type="float">
            <text:p>-0.6614</text:p>
          </table:table-cell>
          <table:table-cell table:style-name="Default" table:number-columns-repeated="3"/>
          <table:table-cell table:style-name="ce126" table:formula="of:=IF(AND(0.1&lt;[.$Z47];[.$Z47]&lt;0.25; NOT([.A47]=&quot;&quot;));[.A47];&quot;&quot;)">
            <text:p/>
          </table:table-cell>
          <table:table-cell table:style-name="ce44" table:formula="of:=IF(AND(0.1&lt;[.$Z47];[.$Z47]&lt;0.25; NOT([.B47]=&quot;&quot;));[.B47];&quot;&quot;)">
            <text:p/>
          </table:table-cell>
          <table:table-cell table:style-name="ce44" table:formula="of:=IF(AND(0.1&lt;[.$Z47];[.$Z47]&lt;0.25; NOT([.C47]=&quot;&quot;));[.C47];&quot;&quot;)">
            <text:p/>
          </table:table-cell>
          <table:table-cell table:style-name="ce44" table:formula="of:=IF(AND(0.1&lt;[.$Z47];[.$Z47]&lt;0.25; NOT([.D47]=&quot;&quot;));[.D47];&quot;&quot;)">
            <text:p/>
          </table:table-cell>
          <table:table-cell table:style-name="ce44" table:formula="of:=IF(AND(0.1&lt;[.$Z47];[.$Z47]&lt;0.25; NOT([.E47]=&quot;&quot;));[.E47];&quot;&quot;)">
            <text:p/>
          </table:table-cell>
          <table:table-cell table:style-name="ce44" table:formula="of:=IF(AND(0.1&lt;[.$Z47];[.$Z47]&lt;0.25; NOT([.F47]=&quot;&quot;));[.F47];&quot;&quot;)">
            <text:p/>
          </table:table-cell>
          <table:table-cell table:style-name="ce44" table:formula="of:=IF(AND(0.1&lt;[.$Z47];[.$Z47]&lt;0.25; NOT([.G47]=&quot;&quot;));[.G47];&quot;&quot;)">
            <text:p/>
          </table:table-cell>
          <table:table-cell table:style-name="ce44" table:formula="of:=IF(AND(0.1&lt;[.$Z47];[.$Z47]&lt;0.25; NOT([.H47]=&quot;&quot;));[.H47];&quot;&quot;)">
            <text:p/>
          </table:table-cell>
          <table:table-cell table:style-name="ce44" table:formula="of:=IF(AND(0.1&lt;[.$Z47];[.$Z47]&lt;0.25; NOT([.I47]=&quot;&quot;));[.I47];&quot;&quot;)">
            <text:p/>
          </table:table-cell>
          <table:table-cell table:style-name="ce44" table:formula="of:=IF(AND(0.1&lt;[.$Z47];[.$Z47]&lt;0.25; NOT([.J47]=&quot;&quot;));[.J47];&quot;&quot;)">
            <text:p/>
          </table:table-cell>
          <table:table-cell table:style-name="ce44" table:formula="of:=IF(AND(0.1&lt;[.$Z47];[.$Z47]&lt;0.25; NOT([.K47]=&quot;&quot;));[.K47];&quot;&quot;)">
            <text:p/>
          </table:table-cell>
          <table:table-cell table:style-name="ce44" table:formula="of:=IF(AND(0.1&lt;[.$Z47];[.$Z47]&lt;0.25; NOT([.L47]=&quot;&quot;));[.L47];&quot;&quot;)">
            <text:p/>
          </table:table-cell>
          <table:table-cell table:style-name="ce44" table:formula="of:=IF(AND(0.1&lt;[.$Z47];[.$Z47]&lt;0.25; NOT([.M47]=&quot;&quot;));[.M47];&quot;&quot;)">
            <text:p/>
          </table:table-cell>
          <table:table-cell table:style-name="ce44" table:formula="of:=IF(AND(0.1&lt;[.$Z47];[.$Z47]&lt;0.25; NOT([.N47]=&quot;&quot;));[.N47];&quot;&quot;)">
            <text:p/>
          </table:table-cell>
          <table:table-cell table:style-name="ce44" table:formula="of:=IF(AND(0.1&lt;[.$Z47];[.$Z47]&lt;0.25; NOT([.O47]=&quot;&quot;));[.O47];&quot;&quot;)">
            <text:p/>
          </table:table-cell>
          <table:table-cell table:style-name="ce44" table:formula="of:=IF(AND(0.1&lt;[.$Z47];[.$Z47]&lt;0.25; NOT([.P47]=&quot;&quot;));[.P47];&quot;&quot;)">
            <text:p/>
          </table:table-cell>
          <table:table-cell table:style-name="ce44" table:formula="of:=IF(AND(0.1&lt;[.$Z47];[.$Z47]&lt;0.25; NOT([.Q47]=&quot;&quot;));[.Q47];&quot;&quot;)">
            <text:p/>
          </table:table-cell>
          <table:table-cell table:style-name="ce44" table:formula="of:=IF(AND(0.1&lt;[.$Z47];[.$Z47]&lt;0.25; NOT([.R47]=&quot;&quot;));[.R47];&quot;&quot;)">
            <text:p/>
          </table:table-cell>
          <table:table-cell table:style-name="ce44" table:formula="of:=IF(AND(0.1&lt;[.$Z47];[.$Z47]&lt;0.25; NOT([.S47]=&quot;&quot;));[.S47];&quot;&quot;)">
            <text:p/>
          </table:table-cell>
          <table:table-cell table:style-name="ce44" table:formula="of:=IF(AND(0.1&lt;[.$Z47];[.$Z47]&lt;0.25; NOT([.T47]=&quot;&quot;));[.T47];&quot;&quot;)">
            <text:p/>
          </table:table-cell>
          <table:table-cell table:style-name="ce44" table:formula="of:=IF(AND(0.1&lt;[.$Z47];[.$Z47]&lt;0.25; NOT([.U47]=&quot;&quot;));[.U47];&quot;&quot;)">
            <text:p/>
          </table:table-cell>
          <table:table-cell table:style-name="ce44" table:formula="of:=IF(AND(0.1&lt;[.$Z47];[.$Z47]&lt;0.25; NOT([.V47]=&quot;&quot;));[.V47];&quot;&quot;)">
            <text:p/>
          </table:table-cell>
          <table:table-cell table:style-name="ce44" table:formula="of:=IF(AND(0.1&lt;[.$Z47];[.$Z47]&lt;0.25; NOT([.W47]=&quot;&quot;));[.W47];&quot;&quot;)">
            <text:p/>
          </table:table-cell>
          <table:table-cell table:style-name="ce44" table:formula="of:=IF(AND(0.1&lt;[.$Z47];[.$Z47]&lt;0.25; NOT([.X47]=&quot;&quot;));[.X47];&quot;&quot;)">
            <text:p/>
          </table:table-cell>
          <table:table-cell table:style-name="ce44" table:formula="of:=IF(AND(0.1&lt;[.$Z47];[.$Z47]&lt;0.25; NOT([.Y47]=&quot;&quot;));[.Y47];&quot;&quot;)">
            <text:p/>
          </table:table-cell>
          <table:table-cell table:style-name="ce44" table:formula="of:=IF(AND(0.1&lt;[.$Z47];[.$Z47]&lt;0.25; NOT([.Z47]=&quot;&quot;));[.Z47];&quot;&quot;)">
            <text:p/>
          </table:table-cell>
          <table:table-cell table:style-name="ce44" table:formula="of:=IF(AND(0.1&lt;[.$Z47];[.$Z47]&lt;0.25; NOT([.AA47]=&quot;&quot;));[.AA47];&quot;&quot;)">
            <text:p/>
          </table:table-cell>
          <table:table-cell table:style-name="Default" table:number-columns-repeated="3"/>
          <table:table-cell table:style-name="ce126" table:formula="of:=IF(AND(OR(0.1&gt;[.$Z47];[.$Z47]&gt;0.25);NOT([.A47]=&quot;&quot;));[.A47];&quot;&quot;)" office:value-type="float" office:value="43" calcext:value-type="float">
            <text:p>43.0000</text:p>
          </table:table-cell>
          <table:table-cell table:style-name="ce44" table:formula="of:=IF(AND(OR(0.1&gt;[.$Z47];[.$Z47]&gt;0.25);NOT([.B47]=&quot;&quot;));[.B47];&quot;&quot;)" office:value-type="float" office:value="1.72788" calcext:value-type="float">
            <text:p>1.7279</text:p>
          </table:table-cell>
          <table:table-cell table:style-name="ce44" table:formula="of:=IF(AND(OR(0.1&gt;[.$Z47];[.$Z47]&gt;0.25);NOT([.C47]=&quot;&quot;));[.C47];&quot;&quot;)" office:value-type="float" office:value="-1.5708" calcext:value-type="float">
            <text:p>-1.5708</text:p>
          </table:table-cell>
          <table:table-cell table:style-name="ce44" table:formula="of:=IF(AND(OR(0.1&gt;[.$Z47];[.$Z47]&gt;0.25);NOT([.D47]=&quot;&quot;));[.D47];&quot;&quot;)" office:value-type="float" office:value="1.85005" calcext:value-type="float">
            <text:p>1.8501</text:p>
          </table:table-cell>
          <table:table-cell table:style-name="ce44" table:formula="of:=IF(AND(OR(0.1&gt;[.$Z47];[.$Z47]&gt;0.25);NOT([.E47]=&quot;&quot;));[.E47];&quot;&quot;)" office:value-type="float" office:value="-2.16421" calcext:value-type="float">
            <text:p>-2.1642</text:p>
          </table:table-cell>
          <table:table-cell table:style-name="ce44" table:formula="of:=IF(AND(OR(0.1&gt;[.$Z47];[.$Z47]&gt;0.25);NOT([.F47]=&quot;&quot;));[.F47];&quot;&quot;)" office:value-type="float" office:value="-1.48353" calcext:value-type="float">
            <text:p>-1.4835</text:p>
          </table:table-cell>
          <table:table-cell table:style-name="ce44" table:formula="of:=IF(AND(OR(0.1&gt;[.$Z47];[.$Z47]&gt;0.25);NOT([.G47]=&quot;&quot;));[.G47];&quot;&quot;)" office:value-type="float" office:value="-1.76278" calcext:value-type="float">
            <text:p>-1.7628</text:p>
          </table:table-cell>
          <table:table-cell table:style-name="ce44" table:formula="of:=IF(AND(OR(0.1&gt;[.$Z47];[.$Z47]&gt;0.25);NOT([.H47]=&quot;&quot;));[.H47];&quot;&quot;)">
            <text:p/>
          </table:table-cell>
          <table:table-cell table:style-name="ce44" table:formula="of:=IF(AND(OR(0.1&gt;[.$Z47];[.$Z47]&gt;0.25);NOT([.I47]=&quot;&quot;));[.I47];&quot;&quot;)">
            <text:p/>
          </table:table-cell>
          <table:table-cell table:style-name="ce44" table:formula="of:=IF(AND(OR(0.1&gt;[.$Z47];[.$Z47]&gt;0.25);NOT([.J47]=&quot;&quot;));[.J47];&quot;&quot;)" office:value-type="float" office:value="44" calcext:value-type="float">
            <text:p>44.0000</text:p>
          </table:table-cell>
          <table:table-cell table:style-name="ce44" table:formula="of:=IF(AND(OR(0.1&gt;[.$Z47];[.$Z47]&gt;0.25);NOT([.K47]=&quot;&quot;));[.K47];&quot;&quot;)" office:value-type="float" office:value="0.3439" calcext:value-type="float">
            <text:p>0.3439</text:p>
          </table:table-cell>
          <table:table-cell table:style-name="ce44" table:formula="of:=IF(AND(OR(0.1&gt;[.$Z47];[.$Z47]&gt;0.25);NOT([.L47]=&quot;&quot;));[.L47];&quot;&quot;)" office:value-type="float" office:value="-0.1016" calcext:value-type="float">
            <text:p>-0.1016</text:p>
          </table:table-cell>
          <table:table-cell table:style-name="ce44" table:formula="of:=IF(AND(OR(0.1&gt;[.$Z47];[.$Z47]&gt;0.25);NOT([.M47]=&quot;&quot;));[.M47];&quot;&quot;)">
            <text:p/>
          </table:table-cell>
          <table:table-cell table:style-name="ce44" table:formula="of:=IF(AND(OR(0.1&gt;[.$Z47];[.$Z47]&gt;0.25);NOT([.N47]=&quot;&quot;));[.N47];&quot;&quot;)">
            <text:p/>
          </table:table-cell>
          <table:table-cell table:style-name="ce128" table:formula="of:=IF(AND(OR(0.1&gt;[.$Z47];[.$Z47]&gt;0.25);NOT([.O47]=&quot;&quot;));[.O47];&quot;&quot;)" office:value-type="float" office:value="43" calcext:value-type="float">
            <text:p>43</text:p>
          </table:table-cell>
          <table:table-cell table:style-name="ce44" table:formula="of:=IF(AND(OR(0.1&gt;[.$Z47];[.$Z47]&gt;0.25);NOT([.P47]=&quot;&quot;));[.P47];&quot;&quot;)" office:value-type="float" office:value="2.2534" calcext:value-type="float">
            <text:p>2.2534</text:p>
          </table:table-cell>
          <table:table-cell table:style-name="ce44" table:formula="of:=IF(AND(OR(0.1&gt;[.$Z47];[.$Z47]&gt;0.25);NOT([.Q47]=&quot;&quot;));[.Q47];&quot;&quot;)" office:value-type="float" office:value="-2.2534" calcext:value-type="float">
            <text:p>-2.2534</text:p>
          </table:table-cell>
          <table:table-cell table:style-name="ce44" table:formula="of:=IF(AND(OR(0.1&gt;[.$Z47];[.$Z47]&gt;0.25);NOT([.R47]=&quot;&quot;));[.R47];&quot;&quot;)" office:value-type="float" office:value="38" calcext:value-type="float">
            <text:p>38.0000</text:p>
          </table:table-cell>
          <table:table-cell table:style-name="ce44" table:formula="of:=IF(AND(OR(0.1&gt;[.$Z47];[.$Z47]&gt;0.25);NOT([.S47]=&quot;&quot;));[.S47];&quot;&quot;)" office:value-type="float" office:value="2.3035646531" calcext:value-type="float">
            <text:p>2.3036</text:p>
          </table:table-cell>
          <table:table-cell table:style-name="ce44" table:formula="of:=IF(AND(OR(0.1&gt;[.$Z47];[.$Z47]&gt;0.25);NOT([.T47]=&quot;&quot;));[.T47];&quot;&quot;)" office:value-type="float" office:value="-1" calcext:value-type="float">
            <text:p>-1.0000</text:p>
          </table:table-cell>
          <table:table-cell table:style-name="ce44" table:formula="of:=IF(AND(OR(0.1&gt;[.$Z47];[.$Z47]&gt;0.25);NOT([.U47]=&quot;&quot;));[.U47];&quot;&quot;)" office:value-type="float" office:value="0" calcext:value-type="float">
            <text:p>0.0000</text:p>
          </table:table-cell>
          <table:table-cell table:style-name="ce44" table:formula="of:=IF(AND(OR(0.1&gt;[.$Z47];[.$Z47]&gt;0.25);NOT([.V47]=&quot;&quot;));[.V47];&quot;&quot;)" office:value-type="float" office:value="0" calcext:value-type="float">
            <text:p>0.0000</text:p>
          </table:table-cell>
          <table:table-cell table:style-name="ce44" table:formula="of:=IF(AND(OR(0.1&gt;[.$Z47];[.$Z47]&gt;0.25);NOT([.W47]=&quot;&quot;));[.W47];&quot;&quot;)">
            <text:p/>
          </table:table-cell>
          <table:table-cell table:style-name="ce44" table:formula="of:=IF(AND(OR(0.1&gt;[.$Z47];[.$Z47]&gt;0.25);NOT([.X47]=&quot;&quot;));[.X47];&quot;&quot;)">
            <text:p/>
          </table:table-cell>
          <table:table-cell table:style-name="ce128" table:formula="of:=IF(AND(OR(0.1&gt;[.$Z47];[.$Z47]&gt;0.25);NOT([.Y47]=&quot;&quot;));[.Y47];&quot;&quot;)" office:value-type="float" office:value="43" calcext:value-type="float">
            <text:p>43</text:p>
          </table:table-cell>
          <table:table-cell table:style-name="ce44" table:formula="of:=IF(AND(OR(0.1&gt;[.$Z47];[.$Z47]&gt;0.25);NOT([.Z47]=&quot;&quot;));[.Z47];&quot;&quot;)" office:value-type="float" office:value="0.381" calcext:value-type="float">
            <text:p>0.3810</text:p>
          </table:table-cell>
          <table:table-cell table:style-name="ce44" table:formula="of:=IF(AND(OR(0.1&gt;[.$Z47];[.$Z47]&gt;0.25);NOT([.AA47]=&quot;&quot;));[.AA47];&quot;&quot;)" office:value-type="float" office:value="-0.6614" calcext:value-type="float">
            <text:p>-0.6614</text:p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45" calcext:value-type="float">
            <text:p>45</text:p>
          </table:table-cell>
          <table:table-cell table:style-name="ce15" office:value-type="float" office:value="0.3439" calcext:value-type="float">
            <text:p>0.3439</text:p>
          </table:table-cell>
          <table:table-cell table:style-name="ce15" office:value-type="float" office:value="-0.1016" calcext:value-type="float">
            <text:p>-0.1016</text:p>
          </table:table-cell>
          <table:table-cell table:style-name="Default" table:number-columns-repeated="2"/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2.2448" calcext:value-type="float">
            <text:p>2.2448</text:p>
          </table:table-cell>
          <table:table-cell table:style-name="ce10" office:value-type="float" office:value="-2.2448" calcext:value-type="float">
            <text:p>-2.2448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3742969915" calcext:value-type="float">
            <text:p>2.3742969915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44" calcext:value-type="float">
            <text:p>44</text:p>
          </table:table-cell>
          <table:table-cell table:style-name="ce10" office:value-type="float" office:value="0.4036" calcext:value-type="float">
            <text:p>0.4036</text:p>
          </table:table-cell>
          <table:table-cell table:style-name="ce25" office:value-type="float" office:value="-0.6497" calcext:value-type="float">
            <text:p>-0.6497</text:p>
          </table:table-cell>
          <table:table-cell table:style-name="Default" table:number-columns-repeated="3"/>
          <table:table-cell table:style-name="ce31" table:formula="of:=IF(AND(0.15&lt;[.$Z48];[.$Z48]&lt;0.2; NOT([.A48]=&quot;&quot;));[.A48];&quot;&quot;)">
            <text:p/>
          </table:table-cell>
          <table:table-cell table:style-name="ce33" table:formula="of:=IF(AND(0.15&lt;[.$Z48];[.$Z48]&lt;0.2; NOT([.B48]=&quot;&quot;));[.B48];&quot;&quot;)">
            <text:p/>
          </table:table-cell>
          <table:table-cell table:style-name="ce33" table:formula="of:=IF(AND(0.15&lt;[.$Z48];[.$Z48]&lt;0.2; NOT([.C48]=&quot;&quot;));[.C48];&quot;&quot;)">
            <text:p/>
          </table:table-cell>
          <table:table-cell table:style-name="ce33" table:formula="of:=IF(AND(0.15&lt;[.$Z48];[.$Z48]&lt;0.2; NOT([.D48]=&quot;&quot;));[.D48];&quot;&quot;)">
            <text:p/>
          </table:table-cell>
          <table:table-cell table:style-name="ce33" table:formula="of:=IF(AND(0.15&lt;[.$Z48];[.$Z48]&lt;0.2; NOT([.E48]=&quot;&quot;));[.E48];&quot;&quot;)">
            <text:p/>
          </table:table-cell>
          <table:table-cell table:style-name="ce33" table:formula="of:=IF(AND(0.15&lt;[.$Z48];[.$Z48]&lt;0.2; NOT([.F48]=&quot;&quot;));[.F48];&quot;&quot;)">
            <text:p/>
          </table:table-cell>
          <table:table-cell table:style-name="ce33" table:formula="of:=IF(AND(0.15&lt;[.$Z48];[.$Z48]&lt;0.2; NOT([.G48]=&quot;&quot;));[.G48];&quot;&quot;)">
            <text:p/>
          </table:table-cell>
          <table:table-cell table:style-name="ce33" table:formula="of:=IF(AND(0.15&lt;[.$Z48];[.$Z48]&lt;0.2; NOT([.H48]=&quot;&quot;));[.H48];&quot;&quot;)">
            <text:p/>
          </table:table-cell>
          <table:table-cell table:style-name="ce33" table:formula="of:=IF(AND(0.15&lt;[.$Z48];[.$Z48]&lt;0.2; NOT([.I48]=&quot;&quot;));[.I48];&quot;&quot;)">
            <text:p/>
          </table:table-cell>
          <table:table-cell table:style-name="ce39" table:formula="of:=IF(AND(0.15&lt;[.$Z48];[.$Z48]&lt;0.2; NOT([.J48]=&quot;&quot;));[.J48];&quot;&quot;)">
            <text:p/>
          </table:table-cell>
          <table:table-cell table:style-name="ce33" table:formula="of:=IF(AND(0.15&lt;[.$Z48];[.$Z48]&lt;0.2; NOT([.K48]=&quot;&quot;));[.K48];&quot;&quot;)">
            <text:p/>
          </table:table-cell>
          <table:table-cell table:style-name="ce33" table:formula="of:=IF(AND(0.15&lt;[.$Z48];[.$Z48]&lt;0.2; NOT([.L48]=&quot;&quot;));[.L48];&quot;&quot;)">
            <text:p/>
          </table:table-cell>
          <table:table-cell table:style-name="ce33" table:formula="of:=IF(AND(0.15&lt;[.$Z48];[.$Z48]&lt;0.2; NOT([.M48]=&quot;&quot;));[.M48];&quot;&quot;)">
            <text:p/>
          </table:table-cell>
          <table:table-cell table:style-name="ce33" table:formula="of:=IF(AND(0.15&lt;[.$Z48];[.$Z48]&lt;0.2; NOT([.N48]=&quot;&quot;));[.N48];&quot;&quot;)">
            <text:p/>
          </table:table-cell>
          <table:table-cell table:style-name="ce39" table:formula="of:=IF(AND(0.15&lt;[.$Z48];[.$Z48]&lt;0.2; NOT([.O48]=&quot;&quot;));[.O48];&quot;&quot;)">
            <text:p/>
          </table:table-cell>
          <table:table-cell table:style-name="ce33" table:formula="of:=IF(AND(0.15&lt;[.$Z48];[.$Z48]&lt;0.2; NOT([.P48]=&quot;&quot;));[.P48];&quot;&quot;)">
            <text:p/>
          </table:table-cell>
          <table:table-cell table:style-name="ce33" table:formula="of:=IF(AND(0.15&lt;[.$Z48];[.$Z48]&lt;0.2; NOT([.Q48]=&quot;&quot;));[.Q48];&quot;&quot;)">
            <text:p/>
          </table:table-cell>
          <table:table-cell table:style-name="ce33" table:formula="of:=IF(AND(0.15&lt;[.$Z48];[.$Z48]&lt;0.2; NOT([.R48]=&quot;&quot;));[.R48];&quot;&quot;)">
            <text:p/>
          </table:table-cell>
          <table:table-cell table:style-name="ce33" table:formula="of:=IF(AND(0.15&lt;[.$Z48];[.$Z48]&lt;0.2; NOT([.S48]=&quot;&quot;));[.S48];&quot;&quot;)">
            <text:p/>
          </table:table-cell>
          <table:table-cell table:style-name="ce39" table:formula="of:=IF(AND(0.15&lt;[.$Z48];[.$Z48]&lt;0.2; NOT([.T48]=&quot;&quot;));[.T48];&quot;&quot;)">
            <text:p/>
          </table:table-cell>
          <table:table-cell table:style-name="ce39" table:formula="of:=IF(AND(0.15&lt;[.$Z48];[.$Z48]&lt;0.2; NOT([.U48]=&quot;&quot;));[.U48];&quot;&quot;)">
            <text:p/>
          </table:table-cell>
          <table:table-cell table:style-name="ce33" table:formula="of:=IF(AND(0.15&lt;[.$Z48];[.$Z48]&lt;0.2; NOT([.V48]=&quot;&quot;));[.V48];&quot;&quot;)">
            <text:p/>
          </table:table-cell>
          <table:table-cell table:style-name="ce33" table:formula="of:=IF(AND(0.15&lt;[.$Z48];[.$Z48]&lt;0.2; NOT([.W48]=&quot;&quot;));[.W48];&quot;&quot;)">
            <text:p/>
          </table:table-cell>
          <table:table-cell table:style-name="ce33" table:formula="of:=IF(AND(0.15&lt;[.$Z48];[.$Z48]&lt;0.2; NOT([.X48]=&quot;&quot;));[.X48];&quot;&quot;)">
            <text:p/>
          </table:table-cell>
          <table:table-cell table:style-name="ce39" table:formula="of:=IF(AND(0.15&lt;[.$Z48];[.$Z48]&lt;0.2; NOT([.Y48]=&quot;&quot;));[.Y48];&quot;&quot;)">
            <text:p/>
          </table:table-cell>
          <table:table-cell table:style-name="ce33" table:formula="of:=IF(AND(0.15&lt;[.$Z48];[.$Z48]&lt;0.2; NOT([.Z48]=&quot;&quot;));[.Z48];&quot;&quot;)">
            <text:p/>
          </table:table-cell>
          <table:table-cell table:style-name="ce44" table:formula="of:=IF(AND(0.15&lt;[.$Z48];[.$Z48]&lt;0.2; NOT([.AA48]=&quot;&quot;));[.AA48];&quot;&quot;)">
            <text:p/>
          </table:table-cell>
          <table:table-cell table:style-name="Default" table:number-columns-repeated="3"/>
          <table:table-cell table:style-name="ce31" table:formula="of:=IF(AND(OR(0.15&gt;[.$Z48];[.$Z48]&gt;0.2);NOT([.A48]=&quot;&quot;));[.A48];&quot;&quot;)" office:value-type="float" office:value="44" calcext:value-type="float">
            <text:p>44</text:p>
          </table:table-cell>
          <table:table-cell table:style-name="ce33" table:formula="of:=IF(AND(OR(0.15&gt;[.$Z48];[.$Z48]&gt;0.2);NOT([.B48]=&quot;&quot;));[.B48];&quot;&quot;)" office:value-type="float" office:value="1.72788" calcext:value-type="float">
            <text:p>1.7279</text:p>
          </table:table-cell>
          <table:table-cell table:style-name="ce33" table:formula="of:=IF(AND(OR(0.15&gt;[.$Z48];[.$Z48]&gt;0.2);NOT([.C48]=&quot;&quot;));[.C48];&quot;&quot;)" office:value-type="float" office:value="-1.5708" calcext:value-type="float">
            <text:p>-1.5708</text:p>
          </table:table-cell>
          <table:table-cell table:style-name="ce33" table:formula="of:=IF(AND(OR(0.15&gt;[.$Z48];[.$Z48]&gt;0.2);NOT([.D48]=&quot;&quot;));[.D48];&quot;&quot;)" office:value-type="float" office:value="1.85005" calcext:value-type="float">
            <text:p>1.8501</text:p>
          </table:table-cell>
          <table:table-cell table:style-name="ce33" table:formula="of:=IF(AND(OR(0.15&gt;[.$Z48];[.$Z48]&gt;0.2);NOT([.E48]=&quot;&quot;));[.E48];&quot;&quot;)" office:value-type="float" office:value="-2.16421" calcext:value-type="float">
            <text:p>-2.1642</text:p>
          </table:table-cell>
          <table:table-cell table:style-name="ce33" table:formula="of:=IF(AND(OR(0.15&gt;[.$Z48];[.$Z48]&gt;0.2);NOT([.F48]=&quot;&quot;));[.F48];&quot;&quot;)" office:value-type="float" office:value="-1.48353" calcext:value-type="float">
            <text:p>-1.4835</text:p>
          </table:table-cell>
          <table:table-cell table:style-name="ce33" table:formula="of:=IF(AND(OR(0.15&gt;[.$Z48];[.$Z48]&gt;0.2);NOT([.G48]=&quot;&quot;));[.G48];&quot;&quot;)" office:value-type="float" office:value="-1.76278" calcext:value-type="float">
            <text:p>-1.7628</text:p>
          </table:table-cell>
          <table:table-cell table:style-name="ce33" table:formula="of:=IF(AND(OR(0.15&gt;[.$Z48];[.$Z48]&gt;0.2);NOT([.H48]=&quot;&quot;));[.H48];&quot;&quot;)">
            <text:p/>
          </table:table-cell>
          <table:table-cell table:style-name="ce33" table:formula="of:=IF(AND(OR(0.15&gt;[.$Z48];[.$Z48]&gt;0.2);NOT([.I48]=&quot;&quot;));[.I48];&quot;&quot;)">
            <text:p/>
          </table:table-cell>
          <table:table-cell table:style-name="ce39" table:formula="of:=IF(AND(OR(0.15&gt;[.$Z48];[.$Z48]&gt;0.2);NOT([.J48]=&quot;&quot;));[.J48];&quot;&quot;)" office:value-type="float" office:value="45" calcext:value-type="float">
            <text:p>45</text:p>
          </table:table-cell>
          <table:table-cell table:style-name="ce33" table:formula="of:=IF(AND(OR(0.15&gt;[.$Z48];[.$Z48]&gt;0.2);NOT([.K48]=&quot;&quot;));[.K48];&quot;&quot;)" office:value-type="float" office:value="0.3439" calcext:value-type="float">
            <text:p>0.3439</text:p>
          </table:table-cell>
          <table:table-cell table:style-name="ce33" table:formula="of:=IF(AND(OR(0.15&gt;[.$Z48];[.$Z48]&gt;0.2);NOT([.L48]=&quot;&quot;));[.L48];&quot;&quot;)" office:value-type="float" office:value="-0.1016" calcext:value-type="float">
            <text:p>-0.1016</text:p>
          </table:table-cell>
          <table:table-cell table:style-name="ce33" table:formula="of:=IF(AND(OR(0.15&gt;[.$Z48];[.$Z48]&gt;0.2);NOT([.M48]=&quot;&quot;));[.M48];&quot;&quot;)">
            <text:p/>
          </table:table-cell>
          <table:table-cell table:style-name="ce33" table:formula="of:=IF(AND(OR(0.15&gt;[.$Z48];[.$Z48]&gt;0.2);NOT([.N48]=&quot;&quot;));[.N48];&quot;&quot;)">
            <text:p/>
          </table:table-cell>
          <table:table-cell table:style-name="ce39" table:formula="of:=IF(AND(OR(0.15&gt;[.$Z48];[.$Z48]&gt;0.2);NOT([.O48]=&quot;&quot;));[.O48];&quot;&quot;)" office:value-type="float" office:value="44" calcext:value-type="float">
            <text:p>44</text:p>
          </table:table-cell>
          <table:table-cell table:style-name="ce33" table:formula="of:=IF(AND(OR(0.15&gt;[.$Z48];[.$Z48]&gt;0.2);NOT([.P48]=&quot;&quot;));[.P48];&quot;&quot;)" office:value-type="float" office:value="2.2448" calcext:value-type="float">
            <text:p>2.2448</text:p>
          </table:table-cell>
          <table:table-cell table:style-name="ce33" table:formula="of:=IF(AND(OR(0.15&gt;[.$Z48];[.$Z48]&gt;0.2);NOT([.Q48]=&quot;&quot;));[.Q48];&quot;&quot;)" office:value-type="float" office:value="-2.2448" calcext:value-type="float">
            <text:p>-2.2448</text:p>
          </table:table-cell>
          <table:table-cell table:style-name="ce33" table:formula="of:=IF(AND(OR(0.15&gt;[.$Z48];[.$Z48]&gt;0.2);NOT([.R48]=&quot;&quot;));[.R48];&quot;&quot;)" office:value-type="float" office:value="38" calcext:value-type="float">
            <text:p>38.0000</text:p>
          </table:table-cell>
          <table:table-cell table:style-name="ce33" table:formula="of:=IF(AND(OR(0.15&gt;[.$Z48];[.$Z48]&gt;0.2);NOT([.S48]=&quot;&quot;));[.S48];&quot;&quot;)" office:value-type="float" office:value="2.3742969915" calcext:value-type="float">
            <text:p>2.3743</text:p>
          </table:table-cell>
          <table:table-cell table:style-name="ce39" table:formula="of:=IF(AND(OR(0.15&gt;[.$Z48];[.$Z48]&gt;0.2);NOT([.T48]=&quot;&quot;));[.T48];&quot;&quot;)" office:value-type="float" office:value="-1" calcext:value-type="float">
            <text:p>-1</text:p>
          </table:table-cell>
          <table:table-cell table:style-name="ce39" table:formula="of:=IF(AND(OR(0.15&gt;[.$Z48];[.$Z48]&gt;0.2);NOT([.U48]=&quot;&quot;));[.U48];&quot;&quot;)" office:value-type="float" office:value="0" calcext:value-type="float">
            <text:p>0</text:p>
          </table:table-cell>
          <table:table-cell table:style-name="ce33" table:formula="of:=IF(AND(OR(0.15&gt;[.$Z48];[.$Z48]&gt;0.2);NOT([.V48]=&quot;&quot;));[.V48];&quot;&quot;)" office:value-type="float" office:value="0" calcext:value-type="float">
            <text:p>0.0000</text:p>
          </table:table-cell>
          <table:table-cell table:style-name="ce33" table:formula="of:=IF(AND(OR(0.15&gt;[.$Z48];[.$Z48]&gt;0.2);NOT([.W48]=&quot;&quot;));[.W48];&quot;&quot;)">
            <text:p/>
          </table:table-cell>
          <table:table-cell table:style-name="ce33" table:formula="of:=IF(AND(OR(0.15&gt;[.$Z48];[.$Z48]&gt;0.2);NOT([.X48]=&quot;&quot;));[.X48];&quot;&quot;)">
            <text:p/>
          </table:table-cell>
          <table:table-cell table:style-name="ce39" table:formula="of:=IF(AND(OR(0.15&gt;[.$Z48];[.$Z48]&gt;0.2);NOT([.Y48]=&quot;&quot;));[.Y48];&quot;&quot;)" office:value-type="float" office:value="44" calcext:value-type="float">
            <text:p>44</text:p>
          </table:table-cell>
          <table:table-cell table:style-name="ce33" table:formula="of:=IF(AND(OR(0.15&gt;[.$Z48];[.$Z48]&gt;0.2);NOT([.Z48]=&quot;&quot;));[.Z48];&quot;&quot;)" office:value-type="float" office:value="0.4036" calcext:value-type="float">
            <text:p>0.4036</text:p>
          </table:table-cell>
          <table:table-cell table:style-name="ce44" table:formula="of:=IF(AND(OR(0.15&gt;[.$Z48];[.$Z48]&gt;0.2);NOT([.AA48]=&quot;&quot;));[.AA48];&quot;&quot;)" office:value-type="float" office:value="-0.6497" calcext:value-type="float">
            <text:p>-0.6497</text:p>
          </table:table-cell>
          <table:table-cell table:style-name="Default" table:number-columns-repeated="3"/>
          <table:table-cell table:style-name="ce4" table:formula="of:=IF(AND([.$U48] = 1;NOT([.A48]=&quot;&quot;));[.A48];&quot;&quot;)">
            <text:p/>
          </table:table-cell>
          <table:table-cell table:style-name="ce110" table:formula="of:=IF(AND([.$U48] = 1;NOT([.B48]=&quot;&quot;));[.B48];&quot;&quot;)">
            <text:p/>
          </table:table-cell>
          <table:table-cell table:style-name="ce110" table:formula="of:=IF(AND([.$U48] = 1;NOT([.C48]=&quot;&quot;));[.C48];&quot;&quot;)">
            <text:p/>
          </table:table-cell>
          <table:table-cell table:style-name="ce110" table:formula="of:=IF(AND([.$U48] = 1;NOT([.D48]=&quot;&quot;));[.D48];&quot;&quot;)">
            <text:p/>
          </table:table-cell>
          <table:table-cell table:style-name="ce110" table:formula="of:=IF(AND([.$U48] = 1;NOT([.E48]=&quot;&quot;));[.E48];&quot;&quot;)">
            <text:p/>
          </table:table-cell>
          <table:table-cell table:style-name="ce110" table:formula="of:=IF(AND([.$U48] = 1;NOT([.F48]=&quot;&quot;));[.F48];&quot;&quot;)">
            <text:p/>
          </table:table-cell>
          <table:table-cell table:style-name="ce110" table:formula="of:=IF(AND([.$U48] = 1;NOT([.G48]=&quot;&quot;));[.G48];&quot;&quot;)">
            <text:p/>
          </table:table-cell>
          <table:table-cell table:style-name="ce110" table:formula="of:=IF(AND([.$U48] = 1;NOT([.H48]=&quot;&quot;));[.H48];&quot;&quot;)">
            <text:p/>
          </table:table-cell>
          <table:table-cell table:style-name="ce110" table:formula="of:=IF(AND([.$U48] = 1;NOT([.I48]=&quot;&quot;));[.I48];&quot;&quot;)">
            <text:p/>
          </table:table-cell>
          <table:table-cell table:style-name="ce110" table:formula="of:=IF(AND([.$U48] = 1;NOT([.J48]=&quot;&quot;));[.J48];&quot;&quot;)">
            <text:p/>
          </table:table-cell>
          <table:table-cell table:style-name="ce110" table:formula="of:=IF(AND([.$U48] = 1;NOT([.K48]=&quot;&quot;));[.K48];&quot;&quot;)">
            <text:p/>
          </table:table-cell>
          <table:table-cell table:style-name="ce110" table:formula="of:=IF(AND([.$U48] = 1;NOT([.L48]=&quot;&quot;));[.L48];&quot;&quot;)">
            <text:p/>
          </table:table-cell>
          <table:table-cell table:style-name="ce110" table:formula="of:=IF(AND([.$U48] = 1;NOT([.M48]=&quot;&quot;));[.M48];&quot;&quot;)">
            <text:p/>
          </table:table-cell>
          <table:table-cell table:style-name="ce110" table:formula="of:=IF(AND([.$U48] = 1;NOT([.N48]=&quot;&quot;));[.N48];&quot;&quot;)">
            <text:p/>
          </table:table-cell>
          <table:table-cell table:style-name="ce110" table:formula="of:=IF(AND([.$U48] = 1;NOT([.O48]=&quot;&quot;));[.O48];&quot;&quot;)">
            <text:p/>
          </table:table-cell>
          <table:table-cell table:style-name="ce110" table:formula="of:=IF(AND([.$U48] = 1;NOT([.P48]=&quot;&quot;));[.P48];&quot;&quot;)">
            <text:p/>
          </table:table-cell>
          <table:table-cell table:style-name="ce110" table:formula="of:=IF(AND([.$U48] = 1;NOT([.Q48]=&quot;&quot;));[.Q48];&quot;&quot;)">
            <text:p/>
          </table:table-cell>
          <table:table-cell table:style-name="ce110" table:formula="of:=IF(AND([.$U48] = 1;NOT([.R48]=&quot;&quot;));[.R48];&quot;&quot;)">
            <text:p/>
          </table:table-cell>
          <table:table-cell table:style-name="ce110" table:formula="of:=IF(AND([.$U48] = 1;NOT([.S48]=&quot;&quot;));[.S48];&quot;&quot;)">
            <text:p/>
          </table:table-cell>
          <table:table-cell table:style-name="ce110" table:formula="of:=IF(AND([.$U48] = 1;NOT([.T48]=&quot;&quot;));[.T48];&quot;&quot;)">
            <text:p/>
          </table:table-cell>
          <table:table-cell table:style-name="ce110" table:formula="of:=IF(AND([.$U48] = 1;NOT([.U48]=&quot;&quot;));[.U48];&quot;&quot;)">
            <text:p/>
          </table:table-cell>
          <table:table-cell table:style-name="ce110" table:formula="of:=IF(AND([.$U48] = 1;NOT([.V48]=&quot;&quot;));[.V48];&quot;&quot;)">
            <text:p/>
          </table:table-cell>
          <table:table-cell table:style-name="ce110" table:formula="of:=IF(AND([.$U48] = 1;NOT([.W48]=&quot;&quot;));[.W48];&quot;&quot;)">
            <text:p/>
          </table:table-cell>
          <table:table-cell table:style-name="ce110" table:formula="of:=IF(AND([.$U48] = 1;NOT([.X48]=&quot;&quot;));[.X48];&quot;&quot;)">
            <text:p/>
          </table:table-cell>
          <table:table-cell table:style-name="ce110" table:formula="of:=IF(AND([.$U48] = 1;NOT([.Y48]=&quot;&quot;));[.Y48];&quot;&quot;)">
            <text:p/>
          </table:table-cell>
          <table:table-cell table:style-name="ce121" table:formula="of:=IF(AND([.$U48] = 1;NOT([.Z48]=&quot;&quot;));[.Z48];&quot;&quot;)">
            <text:p/>
          </table:table-cell>
          <table:table-cell table:style-name="ce25" table:formula="of:=IF(AND([.$U48] = 1;NOT([.AA48]=&quot;&quot;));[.AA48];&quot;&quot;)">
            <text:p/>
          </table:table-cell>
          <table:table-cell table:style-name="Default" table:number-columns-repeated="3"/>
          <table:table-cell table:style-name="ce4" table:formula="of:=IF(AND([.$U48] = 0;NOT([.A48]=&quot;&quot;));[.A48];&quot;&quot;)" office:value-type="float" office:value="44" calcext:value-type="float">
            <text:p>44</text:p>
          </table:table-cell>
          <table:table-cell table:style-name="ce110" table:formula="of:=IF(AND([.$U48] = 0;NOT([.B48]=&quot;&quot;));[.B48];&quot;&quot;)" office:value-type="float" office:value="1.72788" calcext:value-type="float">
            <text:p>1.72788</text:p>
          </table:table-cell>
          <table:table-cell table:style-name="ce110" table:formula="of:=IF(AND([.$U48] = 0;NOT([.C48]=&quot;&quot;));[.C48];&quot;&quot;)" office:value-type="float" office:value="-1.5708" calcext:value-type="float">
            <text:p>-1.5708</text:p>
          </table:table-cell>
          <table:table-cell table:style-name="ce110" table:formula="of:=IF(AND([.$U48] = 0;NOT([.D48]=&quot;&quot;));[.D48];&quot;&quot;)" office:value-type="float" office:value="1.85005" calcext:value-type="float">
            <text:p>1.85005</text:p>
          </table:table-cell>
          <table:table-cell table:style-name="ce110" table:formula="of:=IF(AND([.$U48] = 0;NOT([.E48]=&quot;&quot;));[.E48];&quot;&quot;)" office:value-type="float" office:value="-2.16421" calcext:value-type="float">
            <text:p>-2.16421</text:p>
          </table:table-cell>
          <table:table-cell table:style-name="ce110" table:formula="of:=IF(AND([.$U48] = 0;NOT([.F48]=&quot;&quot;));[.F48];&quot;&quot;)" office:value-type="float" office:value="-1.48353" calcext:value-type="float">
            <text:p>-1.48353</text:p>
          </table:table-cell>
          <table:table-cell table:style-name="ce110" table:formula="of:=IF(AND([.$U48] = 0;NOT([.G48]=&quot;&quot;));[.G48];&quot;&quot;)" office:value-type="float" office:value="-1.76278" calcext:value-type="float">
            <text:p>-1.76278</text:p>
          </table:table-cell>
          <table:table-cell table:style-name="ce110" table:formula="of:=IF(AND([.$U48] = 0;NOT([.H48]=&quot;&quot;));[.H48];&quot;&quot;)">
            <text:p/>
          </table:table-cell>
          <table:table-cell table:style-name="ce110" table:formula="of:=IF(AND([.$U48] = 0;NOT([.I48]=&quot;&quot;));[.I48];&quot;&quot;)">
            <text:p/>
          </table:table-cell>
          <table:table-cell table:style-name="ce110" table:formula="of:=IF(AND([.$U48] = 0;NOT([.J48]=&quot;&quot;));[.J48];&quot;&quot;)" office:value-type="float" office:value="45" calcext:value-type="float">
            <text:p>45</text:p>
          </table:table-cell>
          <table:table-cell table:style-name="ce113" table:formula="of:=IF(AND([.$U48] = 0;NOT([.K48]=&quot;&quot;));[.K48];&quot;&quot;)" office:value-type="float" office:value="0.3439" calcext:value-type="float">
            <text:p>0.3439</text:p>
          </table:table-cell>
          <table:table-cell table:style-name="ce113" table:formula="of:=IF(AND([.$U48] = 0;NOT([.L48]=&quot;&quot;));[.L48];&quot;&quot;)" office:value-type="float" office:value="-0.1016" calcext:value-type="float">
            <text:p>-0.1016</text:p>
          </table:table-cell>
          <table:table-cell table:style-name="ce110" table:formula="of:=IF(AND([.$U48] = 0;NOT([.M48]=&quot;&quot;));[.M48];&quot;&quot;)">
            <text:p/>
          </table:table-cell>
          <table:table-cell table:style-name="ce110" table:formula="of:=IF(AND([.$U48] = 0;NOT([.N48]=&quot;&quot;));[.N48];&quot;&quot;)">
            <text:p/>
          </table:table-cell>
          <table:table-cell table:style-name="ce110" table:formula="of:=IF(AND([.$U48] = 0;NOT([.O48]=&quot;&quot;));[.O48];&quot;&quot;)" office:value-type="float" office:value="44" calcext:value-type="float">
            <text:p>44</text:p>
          </table:table-cell>
          <table:table-cell table:style-name="ce110" table:formula="of:=IF(AND([.$U48] = 0;NOT([.P48]=&quot;&quot;));[.P48];&quot;&quot;)" office:value-type="float" office:value="2.2448" calcext:value-type="float">
            <text:p>2.2448</text:p>
          </table:table-cell>
          <table:table-cell table:style-name="ce110" table:formula="of:=IF(AND([.$U48] = 0;NOT([.Q48]=&quot;&quot;));[.Q48];&quot;&quot;)" office:value-type="float" office:value="-2.2448" calcext:value-type="float">
            <text:p>-2.2448</text:p>
          </table:table-cell>
          <table:table-cell table:style-name="ce110" table:formula="of:=IF(AND([.$U48] = 0;NOT([.R48]=&quot;&quot;));[.R48];&quot;&quot;)" office:value-type="float" office:value="38" calcext:value-type="float">
            <text:p>38</text:p>
          </table:table-cell>
          <table:table-cell table:style-name="ce110" table:formula="of:=IF(AND([.$U48] = 0;NOT([.S48]=&quot;&quot;));[.S48];&quot;&quot;)" office:value-type="float" office:value="2.3742969915" calcext:value-type="float">
            <text:p>2.3742969915</text:p>
          </table:table-cell>
          <table:table-cell table:style-name="ce110" table:formula="of:=IF(AND([.$U48] = 0;NOT([.T48]=&quot;&quot;));[.T48];&quot;&quot;)" office:value-type="float" office:value="-1" calcext:value-type="float">
            <text:p>-1</text:p>
          </table:table-cell>
          <table:table-cell table:style-name="ce110" table:formula="of:=IF(AND([.$U48] = 0;NOT([.U48]=&quot;&quot;));[.U48];&quot;&quot;)" office:value-type="float" office:value="0" calcext:value-type="float">
            <text:p>0</text:p>
          </table:table-cell>
          <table:table-cell table:style-name="ce110" table:formula="of:=IF(AND([.$U48] = 0;NOT([.V48]=&quot;&quot;));[.V48];&quot;&quot;)" office:value-type="float" office:value="0" calcext:value-type="float">
            <text:p>0</text:p>
          </table:table-cell>
          <table:table-cell table:style-name="ce110" table:formula="of:=IF(AND([.$U48] = 0;NOT([.W48]=&quot;&quot;));[.W48];&quot;&quot;)">
            <text:p/>
          </table:table-cell>
          <table:table-cell table:style-name="ce110" table:formula="of:=IF(AND([.$U48] = 0;NOT([.X48]=&quot;&quot;));[.X48];&quot;&quot;)">
            <text:p/>
          </table:table-cell>
          <table:table-cell table:style-name="ce110" table:formula="of:=IF(AND([.$U48] = 0;NOT([.Y48]=&quot;&quot;));[.Y48];&quot;&quot;)" office:value-type="float" office:value="44" calcext:value-type="float">
            <text:p>44</text:p>
          </table:table-cell>
          <table:table-cell table:style-name="ce110" table:formula="of:=IF(AND([.$U48] = 0;NOT([.Z48]=&quot;&quot;));[.Z48];&quot;&quot;)" office:value-type="float" office:value="0.4036" calcext:value-type="float">
            <text:p>0.4036</text:p>
          </table:table-cell>
          <table:table-cell table:style-name="ce25" table:formula="of:=IF(AND([.$U48] = 0;NOT([.AA48]=&quot;&quot;));[.AA48];&quot;&quot;)" office:value-type="float" office:value="-0.6497" calcext:value-type="float">
            <text:p>-0.6497</text:p>
          </table:table-cell>
          <table:table-cell table:style-name="Default" table:number-columns-repeated="3"/>
          <table:table-cell table:style-name="ce126" table:formula="of:=IF(AND(0.1&lt;[.$Z48];[.$Z48]&lt;0.25; NOT([.A48]=&quot;&quot;));[.A48];&quot;&quot;)">
            <text:p/>
          </table:table-cell>
          <table:table-cell table:style-name="ce44" table:formula="of:=IF(AND(0.1&lt;[.$Z48];[.$Z48]&lt;0.25; NOT([.B48]=&quot;&quot;));[.B48];&quot;&quot;)">
            <text:p/>
          </table:table-cell>
          <table:table-cell table:style-name="ce44" table:formula="of:=IF(AND(0.1&lt;[.$Z48];[.$Z48]&lt;0.25; NOT([.C48]=&quot;&quot;));[.C48];&quot;&quot;)">
            <text:p/>
          </table:table-cell>
          <table:table-cell table:style-name="ce44" table:formula="of:=IF(AND(0.1&lt;[.$Z48];[.$Z48]&lt;0.25; NOT([.D48]=&quot;&quot;));[.D48];&quot;&quot;)">
            <text:p/>
          </table:table-cell>
          <table:table-cell table:style-name="ce44" table:formula="of:=IF(AND(0.1&lt;[.$Z48];[.$Z48]&lt;0.25; NOT([.E48]=&quot;&quot;));[.E48];&quot;&quot;)">
            <text:p/>
          </table:table-cell>
          <table:table-cell table:style-name="ce44" table:formula="of:=IF(AND(0.1&lt;[.$Z48];[.$Z48]&lt;0.25; NOT([.F48]=&quot;&quot;));[.F48];&quot;&quot;)">
            <text:p/>
          </table:table-cell>
          <table:table-cell table:style-name="ce44" table:formula="of:=IF(AND(0.1&lt;[.$Z48];[.$Z48]&lt;0.25; NOT([.G48]=&quot;&quot;));[.G48];&quot;&quot;)">
            <text:p/>
          </table:table-cell>
          <table:table-cell table:style-name="ce44" table:formula="of:=IF(AND(0.1&lt;[.$Z48];[.$Z48]&lt;0.25; NOT([.H48]=&quot;&quot;));[.H48];&quot;&quot;)">
            <text:p/>
          </table:table-cell>
          <table:table-cell table:style-name="ce44" table:formula="of:=IF(AND(0.1&lt;[.$Z48];[.$Z48]&lt;0.25; NOT([.I48]=&quot;&quot;));[.I48];&quot;&quot;)">
            <text:p/>
          </table:table-cell>
          <table:table-cell table:style-name="ce44" table:formula="of:=IF(AND(0.1&lt;[.$Z48];[.$Z48]&lt;0.25; NOT([.J48]=&quot;&quot;));[.J48];&quot;&quot;)">
            <text:p/>
          </table:table-cell>
          <table:table-cell table:style-name="ce44" table:formula="of:=IF(AND(0.1&lt;[.$Z48];[.$Z48]&lt;0.25; NOT([.K48]=&quot;&quot;));[.K48];&quot;&quot;)">
            <text:p/>
          </table:table-cell>
          <table:table-cell table:style-name="ce44" table:formula="of:=IF(AND(0.1&lt;[.$Z48];[.$Z48]&lt;0.25; NOT([.L48]=&quot;&quot;));[.L48];&quot;&quot;)">
            <text:p/>
          </table:table-cell>
          <table:table-cell table:style-name="ce44" table:formula="of:=IF(AND(0.1&lt;[.$Z48];[.$Z48]&lt;0.25; NOT([.M48]=&quot;&quot;));[.M48];&quot;&quot;)">
            <text:p/>
          </table:table-cell>
          <table:table-cell table:style-name="ce44" table:formula="of:=IF(AND(0.1&lt;[.$Z48];[.$Z48]&lt;0.25; NOT([.N48]=&quot;&quot;));[.N48];&quot;&quot;)">
            <text:p/>
          </table:table-cell>
          <table:table-cell table:style-name="ce44" table:formula="of:=IF(AND(0.1&lt;[.$Z48];[.$Z48]&lt;0.25; NOT([.O48]=&quot;&quot;));[.O48];&quot;&quot;)">
            <text:p/>
          </table:table-cell>
          <table:table-cell table:style-name="ce44" table:formula="of:=IF(AND(0.1&lt;[.$Z48];[.$Z48]&lt;0.25; NOT([.P48]=&quot;&quot;));[.P48];&quot;&quot;)">
            <text:p/>
          </table:table-cell>
          <table:table-cell table:style-name="ce44" table:formula="of:=IF(AND(0.1&lt;[.$Z48];[.$Z48]&lt;0.25; NOT([.Q48]=&quot;&quot;));[.Q48];&quot;&quot;)">
            <text:p/>
          </table:table-cell>
          <table:table-cell table:style-name="ce44" table:formula="of:=IF(AND(0.1&lt;[.$Z48];[.$Z48]&lt;0.25; NOT([.R48]=&quot;&quot;));[.R48];&quot;&quot;)">
            <text:p/>
          </table:table-cell>
          <table:table-cell table:style-name="ce44" table:formula="of:=IF(AND(0.1&lt;[.$Z48];[.$Z48]&lt;0.25; NOT([.S48]=&quot;&quot;));[.S48];&quot;&quot;)">
            <text:p/>
          </table:table-cell>
          <table:table-cell table:style-name="ce44" table:formula="of:=IF(AND(0.1&lt;[.$Z48];[.$Z48]&lt;0.25; NOT([.T48]=&quot;&quot;));[.T48];&quot;&quot;)">
            <text:p/>
          </table:table-cell>
          <table:table-cell table:style-name="ce44" table:formula="of:=IF(AND(0.1&lt;[.$Z48];[.$Z48]&lt;0.25; NOT([.U48]=&quot;&quot;));[.U48];&quot;&quot;)">
            <text:p/>
          </table:table-cell>
          <table:table-cell table:style-name="ce44" table:formula="of:=IF(AND(0.1&lt;[.$Z48];[.$Z48]&lt;0.25; NOT([.V48]=&quot;&quot;));[.V48];&quot;&quot;)">
            <text:p/>
          </table:table-cell>
          <table:table-cell table:style-name="ce44" table:formula="of:=IF(AND(0.1&lt;[.$Z48];[.$Z48]&lt;0.25; NOT([.W48]=&quot;&quot;));[.W48];&quot;&quot;)">
            <text:p/>
          </table:table-cell>
          <table:table-cell table:style-name="ce44" table:formula="of:=IF(AND(0.1&lt;[.$Z48];[.$Z48]&lt;0.25; NOT([.X48]=&quot;&quot;));[.X48];&quot;&quot;)">
            <text:p/>
          </table:table-cell>
          <table:table-cell table:style-name="ce44" table:formula="of:=IF(AND(0.1&lt;[.$Z48];[.$Z48]&lt;0.25; NOT([.Y48]=&quot;&quot;));[.Y48];&quot;&quot;)">
            <text:p/>
          </table:table-cell>
          <table:table-cell table:style-name="ce44" table:formula="of:=IF(AND(0.1&lt;[.$Z48];[.$Z48]&lt;0.25; NOT([.Z48]=&quot;&quot;));[.Z48];&quot;&quot;)">
            <text:p/>
          </table:table-cell>
          <table:table-cell table:style-name="ce44" table:formula="of:=IF(AND(0.1&lt;[.$Z48];[.$Z48]&lt;0.25; NOT([.AA48]=&quot;&quot;));[.AA48];&quot;&quot;)">
            <text:p/>
          </table:table-cell>
          <table:table-cell table:style-name="Default" table:number-columns-repeated="3"/>
          <table:table-cell table:style-name="ce126" table:formula="of:=IF(AND(OR(0.1&gt;[.$Z48];[.$Z48]&gt;0.25);NOT([.A48]=&quot;&quot;));[.A48];&quot;&quot;)" office:value-type="float" office:value="44" calcext:value-type="float">
            <text:p>44.0000</text:p>
          </table:table-cell>
          <table:table-cell table:style-name="ce44" table:formula="of:=IF(AND(OR(0.1&gt;[.$Z48];[.$Z48]&gt;0.25);NOT([.B48]=&quot;&quot;));[.B48];&quot;&quot;)" office:value-type="float" office:value="1.72788" calcext:value-type="float">
            <text:p>1.7279</text:p>
          </table:table-cell>
          <table:table-cell table:style-name="ce44" table:formula="of:=IF(AND(OR(0.1&gt;[.$Z48];[.$Z48]&gt;0.25);NOT([.C48]=&quot;&quot;));[.C48];&quot;&quot;)" office:value-type="float" office:value="-1.5708" calcext:value-type="float">
            <text:p>-1.5708</text:p>
          </table:table-cell>
          <table:table-cell table:style-name="ce44" table:formula="of:=IF(AND(OR(0.1&gt;[.$Z48];[.$Z48]&gt;0.25);NOT([.D48]=&quot;&quot;));[.D48];&quot;&quot;)" office:value-type="float" office:value="1.85005" calcext:value-type="float">
            <text:p>1.8501</text:p>
          </table:table-cell>
          <table:table-cell table:style-name="ce44" table:formula="of:=IF(AND(OR(0.1&gt;[.$Z48];[.$Z48]&gt;0.25);NOT([.E48]=&quot;&quot;));[.E48];&quot;&quot;)" office:value-type="float" office:value="-2.16421" calcext:value-type="float">
            <text:p>-2.1642</text:p>
          </table:table-cell>
          <table:table-cell table:style-name="ce44" table:formula="of:=IF(AND(OR(0.1&gt;[.$Z48];[.$Z48]&gt;0.25);NOT([.F48]=&quot;&quot;));[.F48];&quot;&quot;)" office:value-type="float" office:value="-1.48353" calcext:value-type="float">
            <text:p>-1.4835</text:p>
          </table:table-cell>
          <table:table-cell table:style-name="ce44" table:formula="of:=IF(AND(OR(0.1&gt;[.$Z48];[.$Z48]&gt;0.25);NOT([.G48]=&quot;&quot;));[.G48];&quot;&quot;)" office:value-type="float" office:value="-1.76278" calcext:value-type="float">
            <text:p>-1.7628</text:p>
          </table:table-cell>
          <table:table-cell table:style-name="ce44" table:formula="of:=IF(AND(OR(0.1&gt;[.$Z48];[.$Z48]&gt;0.25);NOT([.H48]=&quot;&quot;));[.H48];&quot;&quot;)">
            <text:p/>
          </table:table-cell>
          <table:table-cell table:style-name="ce44" table:formula="of:=IF(AND(OR(0.1&gt;[.$Z48];[.$Z48]&gt;0.25);NOT([.I48]=&quot;&quot;));[.I48];&quot;&quot;)">
            <text:p/>
          </table:table-cell>
          <table:table-cell table:style-name="ce44" table:formula="of:=IF(AND(OR(0.1&gt;[.$Z48];[.$Z48]&gt;0.25);NOT([.J48]=&quot;&quot;));[.J48];&quot;&quot;)" office:value-type="float" office:value="45" calcext:value-type="float">
            <text:p>45.0000</text:p>
          </table:table-cell>
          <table:table-cell table:style-name="ce44" table:formula="of:=IF(AND(OR(0.1&gt;[.$Z48];[.$Z48]&gt;0.25);NOT([.K48]=&quot;&quot;));[.K48];&quot;&quot;)" office:value-type="float" office:value="0.3439" calcext:value-type="float">
            <text:p>0.3439</text:p>
          </table:table-cell>
          <table:table-cell table:style-name="ce44" table:formula="of:=IF(AND(OR(0.1&gt;[.$Z48];[.$Z48]&gt;0.25);NOT([.L48]=&quot;&quot;));[.L48];&quot;&quot;)" office:value-type="float" office:value="-0.1016" calcext:value-type="float">
            <text:p>-0.1016</text:p>
          </table:table-cell>
          <table:table-cell table:style-name="ce44" table:formula="of:=IF(AND(OR(0.1&gt;[.$Z48];[.$Z48]&gt;0.25);NOT([.M48]=&quot;&quot;));[.M48];&quot;&quot;)">
            <text:p/>
          </table:table-cell>
          <table:table-cell table:style-name="ce44" table:formula="of:=IF(AND(OR(0.1&gt;[.$Z48];[.$Z48]&gt;0.25);NOT([.N48]=&quot;&quot;));[.N48];&quot;&quot;)">
            <text:p/>
          </table:table-cell>
          <table:table-cell table:style-name="ce128" table:formula="of:=IF(AND(OR(0.1&gt;[.$Z48];[.$Z48]&gt;0.25);NOT([.O48]=&quot;&quot;));[.O48];&quot;&quot;)" office:value-type="float" office:value="44" calcext:value-type="float">
            <text:p>44</text:p>
          </table:table-cell>
          <table:table-cell table:style-name="ce44" table:formula="of:=IF(AND(OR(0.1&gt;[.$Z48];[.$Z48]&gt;0.25);NOT([.P48]=&quot;&quot;));[.P48];&quot;&quot;)" office:value-type="float" office:value="2.2448" calcext:value-type="float">
            <text:p>2.2448</text:p>
          </table:table-cell>
          <table:table-cell table:style-name="ce44" table:formula="of:=IF(AND(OR(0.1&gt;[.$Z48];[.$Z48]&gt;0.25);NOT([.Q48]=&quot;&quot;));[.Q48];&quot;&quot;)" office:value-type="float" office:value="-2.2448" calcext:value-type="float">
            <text:p>-2.2448</text:p>
          </table:table-cell>
          <table:table-cell table:style-name="ce44" table:formula="of:=IF(AND(OR(0.1&gt;[.$Z48];[.$Z48]&gt;0.25);NOT([.R48]=&quot;&quot;));[.R48];&quot;&quot;)" office:value-type="float" office:value="38" calcext:value-type="float">
            <text:p>38.0000</text:p>
          </table:table-cell>
          <table:table-cell table:style-name="ce44" table:formula="of:=IF(AND(OR(0.1&gt;[.$Z48];[.$Z48]&gt;0.25);NOT([.S48]=&quot;&quot;));[.S48];&quot;&quot;)" office:value-type="float" office:value="2.3742969915" calcext:value-type="float">
            <text:p>2.3743</text:p>
          </table:table-cell>
          <table:table-cell table:style-name="ce44" table:formula="of:=IF(AND(OR(0.1&gt;[.$Z48];[.$Z48]&gt;0.25);NOT([.T48]=&quot;&quot;));[.T48];&quot;&quot;)" office:value-type="float" office:value="-1" calcext:value-type="float">
            <text:p>-1.0000</text:p>
          </table:table-cell>
          <table:table-cell table:style-name="ce44" table:formula="of:=IF(AND(OR(0.1&gt;[.$Z48];[.$Z48]&gt;0.25);NOT([.U48]=&quot;&quot;));[.U48];&quot;&quot;)" office:value-type="float" office:value="0" calcext:value-type="float">
            <text:p>0.0000</text:p>
          </table:table-cell>
          <table:table-cell table:style-name="ce44" table:formula="of:=IF(AND(OR(0.1&gt;[.$Z48];[.$Z48]&gt;0.25);NOT([.V48]=&quot;&quot;));[.V48];&quot;&quot;)" office:value-type="float" office:value="0" calcext:value-type="float">
            <text:p>0.0000</text:p>
          </table:table-cell>
          <table:table-cell table:style-name="ce44" table:formula="of:=IF(AND(OR(0.1&gt;[.$Z48];[.$Z48]&gt;0.25);NOT([.W48]=&quot;&quot;));[.W48];&quot;&quot;)">
            <text:p/>
          </table:table-cell>
          <table:table-cell table:style-name="ce44" table:formula="of:=IF(AND(OR(0.1&gt;[.$Z48];[.$Z48]&gt;0.25);NOT([.X48]=&quot;&quot;));[.X48];&quot;&quot;)">
            <text:p/>
          </table:table-cell>
          <table:table-cell table:style-name="ce128" table:formula="of:=IF(AND(OR(0.1&gt;[.$Z48];[.$Z48]&gt;0.25);NOT([.Y48]=&quot;&quot;));[.Y48];&quot;&quot;)" office:value-type="float" office:value="44" calcext:value-type="float">
            <text:p>44</text:p>
          </table:table-cell>
          <table:table-cell table:style-name="ce44" table:formula="of:=IF(AND(OR(0.1&gt;[.$Z48];[.$Z48]&gt;0.25);NOT([.Z48]=&quot;&quot;));[.Z48];&quot;&quot;)" office:value-type="float" office:value="0.4036" calcext:value-type="float">
            <text:p>0.4036</text:p>
          </table:table-cell>
          <table:table-cell table:style-name="ce44" table:formula="of:=IF(AND(OR(0.1&gt;[.$Z48];[.$Z48]&gt;0.25);NOT([.AA48]=&quot;&quot;));[.AA48];&quot;&quot;)" office:value-type="float" office:value="-0.6497" calcext:value-type="float">
            <text:p>-0.6497</text:p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0.8203" calcext:value-type="float">
            <text:p>0.8203</text:p>
          </table:table-cell>
          <table:table-cell table:style-name="Default" table:number-columns-repeated="2"/>
          <table:table-cell table:style-name="ce10" office:value-type="float" office:value="46" calcext:value-type="float">
            <text:p>46</text:p>
          </table:table-cell>
          <table:table-cell table:style-name="ce15" office:value-type="float" office:value="0.3439" calcext:value-type="float">
            <text:p>0.3439</text:p>
          </table:table-cell>
          <table:table-cell table:style-name="ce15" office:value-type="float" office:value="-0.1016" calcext:value-type="float">
            <text:p>-0.1016</text:p>
          </table:table-cell>
          <table:table-cell table:style-name="Default" table:number-columns-repeated="2"/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.4395" calcext:value-type="float">
            <text:p>2.4395</text:p>
          </table:table-cell>
          <table:table-cell table:style-name="ce10" office:value-type="float" office:value="-2.4395" calcext:value-type="float">
            <text:p>-2.439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.8958891517" calcext:value-type="float">
            <text:p>3.8958891517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-0.0127" calcext:value-type="float">
            <text:p>-0.0127</text:p>
          </table:table-cell>
          <table:table-cell table:style-name="ce25" office:value-type="float" office:value="-0.8747" calcext:value-type="float">
            <text:p>-0.8747</text:p>
          </table:table-cell>
          <table:table-cell table:style-name="Default" table:number-columns-repeated="3"/>
          <table:table-cell table:style-name="ce31" table:formula="of:=IF(AND(0.15&lt;[.$Z49];[.$Z49]&lt;0.2; NOT([.A49]=&quot;&quot;));[.A49];&quot;&quot;)">
            <text:p/>
          </table:table-cell>
          <table:table-cell table:style-name="ce33" table:formula="of:=IF(AND(0.15&lt;[.$Z49];[.$Z49]&lt;0.2; NOT([.B49]=&quot;&quot;));[.B49];&quot;&quot;)">
            <text:p/>
          </table:table-cell>
          <table:table-cell table:style-name="ce33" table:formula="of:=IF(AND(0.15&lt;[.$Z49];[.$Z49]&lt;0.2; NOT([.C49]=&quot;&quot;));[.C49];&quot;&quot;)">
            <text:p/>
          </table:table-cell>
          <table:table-cell table:style-name="ce33" table:formula="of:=IF(AND(0.15&lt;[.$Z49];[.$Z49]&lt;0.2; NOT([.D49]=&quot;&quot;));[.D49];&quot;&quot;)">
            <text:p/>
          </table:table-cell>
          <table:table-cell table:style-name="ce33" table:formula="of:=IF(AND(0.15&lt;[.$Z49];[.$Z49]&lt;0.2; NOT([.E49]=&quot;&quot;));[.E49];&quot;&quot;)">
            <text:p/>
          </table:table-cell>
          <table:table-cell table:style-name="ce33" table:formula="of:=IF(AND(0.15&lt;[.$Z49];[.$Z49]&lt;0.2; NOT([.F49]=&quot;&quot;));[.F49];&quot;&quot;)">
            <text:p/>
          </table:table-cell>
          <table:table-cell table:style-name="ce33" table:formula="of:=IF(AND(0.15&lt;[.$Z49];[.$Z49]&lt;0.2; NOT([.G49]=&quot;&quot;));[.G49];&quot;&quot;)">
            <text:p/>
          </table:table-cell>
          <table:table-cell table:style-name="ce33" table:formula="of:=IF(AND(0.15&lt;[.$Z49];[.$Z49]&lt;0.2; NOT([.H49]=&quot;&quot;));[.H49];&quot;&quot;)">
            <text:p/>
          </table:table-cell>
          <table:table-cell table:style-name="ce33" table:formula="of:=IF(AND(0.15&lt;[.$Z49];[.$Z49]&lt;0.2; NOT([.I49]=&quot;&quot;));[.I49];&quot;&quot;)">
            <text:p/>
          </table:table-cell>
          <table:table-cell table:style-name="ce39" table:formula="of:=IF(AND(0.15&lt;[.$Z49];[.$Z49]&lt;0.2; NOT([.J49]=&quot;&quot;));[.J49];&quot;&quot;)">
            <text:p/>
          </table:table-cell>
          <table:table-cell table:style-name="ce33" table:formula="of:=IF(AND(0.15&lt;[.$Z49];[.$Z49]&lt;0.2; NOT([.K49]=&quot;&quot;));[.K49];&quot;&quot;)">
            <text:p/>
          </table:table-cell>
          <table:table-cell table:style-name="ce33" table:formula="of:=IF(AND(0.15&lt;[.$Z49];[.$Z49]&lt;0.2; NOT([.L49]=&quot;&quot;));[.L49];&quot;&quot;)">
            <text:p/>
          </table:table-cell>
          <table:table-cell table:style-name="ce33" table:formula="of:=IF(AND(0.15&lt;[.$Z49];[.$Z49]&lt;0.2; NOT([.M49]=&quot;&quot;));[.M49];&quot;&quot;)">
            <text:p/>
          </table:table-cell>
          <table:table-cell table:style-name="ce33" table:formula="of:=IF(AND(0.15&lt;[.$Z49];[.$Z49]&lt;0.2; NOT([.N49]=&quot;&quot;));[.N49];&quot;&quot;)">
            <text:p/>
          </table:table-cell>
          <table:table-cell table:style-name="ce39" table:formula="of:=IF(AND(0.15&lt;[.$Z49];[.$Z49]&lt;0.2; NOT([.O49]=&quot;&quot;));[.O49];&quot;&quot;)">
            <text:p/>
          </table:table-cell>
          <table:table-cell table:style-name="ce33" table:formula="of:=IF(AND(0.15&lt;[.$Z49];[.$Z49]&lt;0.2; NOT([.P49]=&quot;&quot;));[.P49];&quot;&quot;)">
            <text:p/>
          </table:table-cell>
          <table:table-cell table:style-name="ce33" table:formula="of:=IF(AND(0.15&lt;[.$Z49];[.$Z49]&lt;0.2; NOT([.Q49]=&quot;&quot;));[.Q49];&quot;&quot;)">
            <text:p/>
          </table:table-cell>
          <table:table-cell table:style-name="ce33" table:formula="of:=IF(AND(0.15&lt;[.$Z49];[.$Z49]&lt;0.2; NOT([.R49]=&quot;&quot;));[.R49];&quot;&quot;)">
            <text:p/>
          </table:table-cell>
          <table:table-cell table:style-name="ce33" table:formula="of:=IF(AND(0.15&lt;[.$Z49];[.$Z49]&lt;0.2; NOT([.S49]=&quot;&quot;));[.S49];&quot;&quot;)">
            <text:p/>
          </table:table-cell>
          <table:table-cell table:style-name="ce39" table:formula="of:=IF(AND(0.15&lt;[.$Z49];[.$Z49]&lt;0.2; NOT([.T49]=&quot;&quot;));[.T49];&quot;&quot;)">
            <text:p/>
          </table:table-cell>
          <table:table-cell table:style-name="ce39" table:formula="of:=IF(AND(0.15&lt;[.$Z49];[.$Z49]&lt;0.2; NOT([.U49]=&quot;&quot;));[.U49];&quot;&quot;)">
            <text:p/>
          </table:table-cell>
          <table:table-cell table:style-name="ce33" table:formula="of:=IF(AND(0.15&lt;[.$Z49];[.$Z49]&lt;0.2; NOT([.V49]=&quot;&quot;));[.V49];&quot;&quot;)">
            <text:p/>
          </table:table-cell>
          <table:table-cell table:style-name="ce33" table:formula="of:=IF(AND(0.15&lt;[.$Z49];[.$Z49]&lt;0.2; NOT([.W49]=&quot;&quot;));[.W49];&quot;&quot;)">
            <text:p/>
          </table:table-cell>
          <table:table-cell table:style-name="ce33" table:formula="of:=IF(AND(0.15&lt;[.$Z49];[.$Z49]&lt;0.2; NOT([.X49]=&quot;&quot;));[.X49];&quot;&quot;)">
            <text:p/>
          </table:table-cell>
          <table:table-cell table:style-name="ce39" table:formula="of:=IF(AND(0.15&lt;[.$Z49];[.$Z49]&lt;0.2; NOT([.Y49]=&quot;&quot;));[.Y49];&quot;&quot;)">
            <text:p/>
          </table:table-cell>
          <table:table-cell table:style-name="ce33" table:formula="of:=IF(AND(0.15&lt;[.$Z49];[.$Z49]&lt;0.2; NOT([.Z49]=&quot;&quot;));[.Z49];&quot;&quot;)">
            <text:p/>
          </table:table-cell>
          <table:table-cell table:style-name="ce44" table:formula="of:=IF(AND(0.15&lt;[.$Z49];[.$Z49]&lt;0.2; NOT([.AA49]=&quot;&quot;));[.AA49];&quot;&quot;)">
            <text:p/>
          </table:table-cell>
          <table:table-cell table:style-name="Default" table:number-columns-repeated="3"/>
          <table:table-cell table:style-name="ce31" table:formula="of:=IF(AND(OR(0.15&gt;[.$Z49];[.$Z49]&gt;0.2);NOT([.A49]=&quot;&quot;));[.A49];&quot;&quot;)" office:value-type="float" office:value="45" calcext:value-type="float">
            <text:p>45</text:p>
          </table:table-cell>
          <table:table-cell table:style-name="ce33" table:formula="of:=IF(AND(OR(0.15&gt;[.$Z49];[.$Z49]&gt;0.2);NOT([.B49]=&quot;&quot;));[.B49];&quot;&quot;)" office:value-type="float" office:value="1.72788" calcext:value-type="float">
            <text:p>1.7279</text:p>
          </table:table-cell>
          <table:table-cell table:style-name="ce33" table:formula="of:=IF(AND(OR(0.15&gt;[.$Z49];[.$Z49]&gt;0.2);NOT([.C49]=&quot;&quot;));[.C49];&quot;&quot;)" office:value-type="float" office:value="-1.5708" calcext:value-type="float">
            <text:p>-1.5708</text:p>
          </table:table-cell>
          <table:table-cell table:style-name="ce33" table:formula="of:=IF(AND(OR(0.15&gt;[.$Z49];[.$Z49]&gt;0.2);NOT([.D49]=&quot;&quot;));[.D49];&quot;&quot;)" office:value-type="float" office:value="1.85005" calcext:value-type="float">
            <text:p>1.8501</text:p>
          </table:table-cell>
          <table:table-cell table:style-name="ce33" table:formula="of:=IF(AND(OR(0.15&gt;[.$Z49];[.$Z49]&gt;0.2);NOT([.E49]=&quot;&quot;));[.E49];&quot;&quot;)" office:value-type="float" office:value="-2.16421" calcext:value-type="float">
            <text:p>-2.1642</text:p>
          </table:table-cell>
          <table:table-cell table:style-name="ce33" table:formula="of:=IF(AND(OR(0.15&gt;[.$Z49];[.$Z49]&gt;0.2);NOT([.F49]=&quot;&quot;));[.F49];&quot;&quot;)" office:value-type="float" office:value="-1.48353" calcext:value-type="float">
            <text:p>-1.4835</text:p>
          </table:table-cell>
          <table:table-cell table:style-name="ce33" table:formula="of:=IF(AND(OR(0.15&gt;[.$Z49];[.$Z49]&gt;0.2);NOT([.G49]=&quot;&quot;));[.G49];&quot;&quot;)" office:value-type="float" office:value="0.8203" calcext:value-type="float">
            <text:p>0.8203</text:p>
          </table:table-cell>
          <table:table-cell table:style-name="ce33" table:formula="of:=IF(AND(OR(0.15&gt;[.$Z49];[.$Z49]&gt;0.2);NOT([.H49]=&quot;&quot;));[.H49];&quot;&quot;)">
            <text:p/>
          </table:table-cell>
          <table:table-cell table:style-name="ce33" table:formula="of:=IF(AND(OR(0.15&gt;[.$Z49];[.$Z49]&gt;0.2);NOT([.I49]=&quot;&quot;));[.I49];&quot;&quot;)">
            <text:p/>
          </table:table-cell>
          <table:table-cell table:style-name="ce39" table:formula="of:=IF(AND(OR(0.15&gt;[.$Z49];[.$Z49]&gt;0.2);NOT([.J49]=&quot;&quot;));[.J49];&quot;&quot;)" office:value-type="float" office:value="46" calcext:value-type="float">
            <text:p>46</text:p>
          </table:table-cell>
          <table:table-cell table:style-name="ce33" table:formula="of:=IF(AND(OR(0.15&gt;[.$Z49];[.$Z49]&gt;0.2);NOT([.K49]=&quot;&quot;));[.K49];&quot;&quot;)" office:value-type="float" office:value="0.3439" calcext:value-type="float">
            <text:p>0.3439</text:p>
          </table:table-cell>
          <table:table-cell table:style-name="ce33" table:formula="of:=IF(AND(OR(0.15&gt;[.$Z49];[.$Z49]&gt;0.2);NOT([.L49]=&quot;&quot;));[.L49];&quot;&quot;)" office:value-type="float" office:value="-0.1016" calcext:value-type="float">
            <text:p>-0.1016</text:p>
          </table:table-cell>
          <table:table-cell table:style-name="ce33" table:formula="of:=IF(AND(OR(0.15&gt;[.$Z49];[.$Z49]&gt;0.2);NOT([.M49]=&quot;&quot;));[.M49];&quot;&quot;)">
            <text:p/>
          </table:table-cell>
          <table:table-cell table:style-name="ce33" table:formula="of:=IF(AND(OR(0.15&gt;[.$Z49];[.$Z49]&gt;0.2);NOT([.N49]=&quot;&quot;));[.N49];&quot;&quot;)">
            <text:p/>
          </table:table-cell>
          <table:table-cell table:style-name="ce39" table:formula="of:=IF(AND(OR(0.15&gt;[.$Z49];[.$Z49]&gt;0.2);NOT([.O49]=&quot;&quot;));[.O49];&quot;&quot;)" office:value-type="float" office:value="45" calcext:value-type="float">
            <text:p>45</text:p>
          </table:table-cell>
          <table:table-cell table:style-name="ce33" table:formula="of:=IF(AND(OR(0.15&gt;[.$Z49];[.$Z49]&gt;0.2);NOT([.P49]=&quot;&quot;));[.P49];&quot;&quot;)" office:value-type="float" office:value="2.4395" calcext:value-type="float">
            <text:p>2.4395</text:p>
          </table:table-cell>
          <table:table-cell table:style-name="ce33" table:formula="of:=IF(AND(OR(0.15&gt;[.$Z49];[.$Z49]&gt;0.2);NOT([.Q49]=&quot;&quot;));[.Q49];&quot;&quot;)" office:value-type="float" office:value="-2.4395" calcext:value-type="float">
            <text:p>-2.4395</text:p>
          </table:table-cell>
          <table:table-cell table:style-name="ce33" table:formula="of:=IF(AND(OR(0.15&gt;[.$Z49];[.$Z49]&gt;0.2);NOT([.R49]=&quot;&quot;));[.R49];&quot;&quot;)" office:value-type="float" office:value="38" calcext:value-type="float">
            <text:p>38.0000</text:p>
          </table:table-cell>
          <table:table-cell table:style-name="ce33" table:formula="of:=IF(AND(OR(0.15&gt;[.$Z49];[.$Z49]&gt;0.2);NOT([.S49]=&quot;&quot;));[.S49];&quot;&quot;)" office:value-type="float" office:value="3.8958891517" calcext:value-type="float">
            <text:p>3.8959</text:p>
          </table:table-cell>
          <table:table-cell table:style-name="ce39" table:formula="of:=IF(AND(OR(0.15&gt;[.$Z49];[.$Z49]&gt;0.2);NOT([.T49]=&quot;&quot;));[.T49];&quot;&quot;)" office:value-type="float" office:value="-1" calcext:value-type="float">
            <text:p>-1</text:p>
          </table:table-cell>
          <table:table-cell table:style-name="ce39" table:formula="of:=IF(AND(OR(0.15&gt;[.$Z49];[.$Z49]&gt;0.2);NOT([.U49]=&quot;&quot;));[.U49];&quot;&quot;)" office:value-type="float" office:value="0" calcext:value-type="float">
            <text:p>0</text:p>
          </table:table-cell>
          <table:table-cell table:style-name="ce33" table:formula="of:=IF(AND(OR(0.15&gt;[.$Z49];[.$Z49]&gt;0.2);NOT([.V49]=&quot;&quot;));[.V49];&quot;&quot;)" office:value-type="float" office:value="0" calcext:value-type="float">
            <text:p>0.0000</text:p>
          </table:table-cell>
          <table:table-cell table:style-name="ce33" table:formula="of:=IF(AND(OR(0.15&gt;[.$Z49];[.$Z49]&gt;0.2);NOT([.W49]=&quot;&quot;));[.W49];&quot;&quot;)">
            <text:p/>
          </table:table-cell>
          <table:table-cell table:style-name="ce33" table:formula="of:=IF(AND(OR(0.15&gt;[.$Z49];[.$Z49]&gt;0.2);NOT([.X49]=&quot;&quot;));[.X49];&quot;&quot;)">
            <text:p/>
          </table:table-cell>
          <table:table-cell table:style-name="ce39" table:formula="of:=IF(AND(OR(0.15&gt;[.$Z49];[.$Z49]&gt;0.2);NOT([.Y49]=&quot;&quot;));[.Y49];&quot;&quot;)" office:value-type="float" office:value="45" calcext:value-type="float">
            <text:p>45</text:p>
          </table:table-cell>
          <table:table-cell table:style-name="ce33" table:formula="of:=IF(AND(OR(0.15&gt;[.$Z49];[.$Z49]&gt;0.2);NOT([.Z49]=&quot;&quot;));[.Z49];&quot;&quot;)" office:value-type="float" office:value="-0.0127" calcext:value-type="float">
            <text:p>-0.0127</text:p>
          </table:table-cell>
          <table:table-cell table:style-name="ce44" table:formula="of:=IF(AND(OR(0.15&gt;[.$Z49];[.$Z49]&gt;0.2);NOT([.AA49]=&quot;&quot;));[.AA49];&quot;&quot;)" office:value-type="float" office:value="-0.8747" calcext:value-type="float">
            <text:p>-0.8747</text:p>
          </table:table-cell>
          <table:table-cell table:style-name="Default" table:number-columns-repeated="3"/>
          <table:table-cell table:style-name="ce4" table:formula="of:=IF(AND([.$U49] = 1;NOT([.A49]=&quot;&quot;));[.A49];&quot;&quot;)">
            <text:p/>
          </table:table-cell>
          <table:table-cell table:style-name="ce110" table:formula="of:=IF(AND([.$U49] = 1;NOT([.B49]=&quot;&quot;));[.B49];&quot;&quot;)">
            <text:p/>
          </table:table-cell>
          <table:table-cell table:style-name="ce110" table:formula="of:=IF(AND([.$U49] = 1;NOT([.C49]=&quot;&quot;));[.C49];&quot;&quot;)">
            <text:p/>
          </table:table-cell>
          <table:table-cell table:style-name="ce110" table:formula="of:=IF(AND([.$U49] = 1;NOT([.D49]=&quot;&quot;));[.D49];&quot;&quot;)">
            <text:p/>
          </table:table-cell>
          <table:table-cell table:style-name="ce110" table:formula="of:=IF(AND([.$U49] = 1;NOT([.E49]=&quot;&quot;));[.E49];&quot;&quot;)">
            <text:p/>
          </table:table-cell>
          <table:table-cell table:style-name="ce110" table:formula="of:=IF(AND([.$U49] = 1;NOT([.F49]=&quot;&quot;));[.F49];&quot;&quot;)">
            <text:p/>
          </table:table-cell>
          <table:table-cell table:style-name="ce110" table:formula="of:=IF(AND([.$U49] = 1;NOT([.G49]=&quot;&quot;));[.G49];&quot;&quot;)">
            <text:p/>
          </table:table-cell>
          <table:table-cell table:style-name="ce110" table:formula="of:=IF(AND([.$U49] = 1;NOT([.H49]=&quot;&quot;));[.H49];&quot;&quot;)">
            <text:p/>
          </table:table-cell>
          <table:table-cell table:style-name="ce110" table:formula="of:=IF(AND([.$U49] = 1;NOT([.I49]=&quot;&quot;));[.I49];&quot;&quot;)">
            <text:p/>
          </table:table-cell>
          <table:table-cell table:style-name="ce110" table:formula="of:=IF(AND([.$U49] = 1;NOT([.J49]=&quot;&quot;));[.J49];&quot;&quot;)">
            <text:p/>
          </table:table-cell>
          <table:table-cell table:style-name="ce110" table:formula="of:=IF(AND([.$U49] = 1;NOT([.K49]=&quot;&quot;));[.K49];&quot;&quot;)">
            <text:p/>
          </table:table-cell>
          <table:table-cell table:style-name="ce110" table:formula="of:=IF(AND([.$U49] = 1;NOT([.L49]=&quot;&quot;));[.L49];&quot;&quot;)">
            <text:p/>
          </table:table-cell>
          <table:table-cell table:style-name="ce110" table:formula="of:=IF(AND([.$U49] = 1;NOT([.M49]=&quot;&quot;));[.M49];&quot;&quot;)">
            <text:p/>
          </table:table-cell>
          <table:table-cell table:style-name="ce110" table:formula="of:=IF(AND([.$U49] = 1;NOT([.N49]=&quot;&quot;));[.N49];&quot;&quot;)">
            <text:p/>
          </table:table-cell>
          <table:table-cell table:style-name="ce110" table:formula="of:=IF(AND([.$U49] = 1;NOT([.O49]=&quot;&quot;));[.O49];&quot;&quot;)">
            <text:p/>
          </table:table-cell>
          <table:table-cell table:style-name="ce110" table:formula="of:=IF(AND([.$U49] = 1;NOT([.P49]=&quot;&quot;));[.P49];&quot;&quot;)">
            <text:p/>
          </table:table-cell>
          <table:table-cell table:style-name="ce110" table:formula="of:=IF(AND([.$U49] = 1;NOT([.Q49]=&quot;&quot;));[.Q49];&quot;&quot;)">
            <text:p/>
          </table:table-cell>
          <table:table-cell table:style-name="ce110" table:formula="of:=IF(AND([.$U49] = 1;NOT([.R49]=&quot;&quot;));[.R49];&quot;&quot;)">
            <text:p/>
          </table:table-cell>
          <table:table-cell table:style-name="ce110" table:formula="of:=IF(AND([.$U49] = 1;NOT([.S49]=&quot;&quot;));[.S49];&quot;&quot;)">
            <text:p/>
          </table:table-cell>
          <table:table-cell table:style-name="ce110" table:formula="of:=IF(AND([.$U49] = 1;NOT([.T49]=&quot;&quot;));[.T49];&quot;&quot;)">
            <text:p/>
          </table:table-cell>
          <table:table-cell table:style-name="ce110" table:formula="of:=IF(AND([.$U49] = 1;NOT([.U49]=&quot;&quot;));[.U49];&quot;&quot;)">
            <text:p/>
          </table:table-cell>
          <table:table-cell table:style-name="ce110" table:formula="of:=IF(AND([.$U49] = 1;NOT([.V49]=&quot;&quot;));[.V49];&quot;&quot;)">
            <text:p/>
          </table:table-cell>
          <table:table-cell table:style-name="ce110" table:formula="of:=IF(AND([.$U49] = 1;NOT([.W49]=&quot;&quot;));[.W49];&quot;&quot;)">
            <text:p/>
          </table:table-cell>
          <table:table-cell table:style-name="ce110" table:formula="of:=IF(AND([.$U49] = 1;NOT([.X49]=&quot;&quot;));[.X49];&quot;&quot;)">
            <text:p/>
          </table:table-cell>
          <table:table-cell table:style-name="ce110" table:formula="of:=IF(AND([.$U49] = 1;NOT([.Y49]=&quot;&quot;));[.Y49];&quot;&quot;)">
            <text:p/>
          </table:table-cell>
          <table:table-cell table:style-name="ce121" table:formula="of:=IF(AND([.$U49] = 1;NOT([.Z49]=&quot;&quot;));[.Z49];&quot;&quot;)">
            <text:p/>
          </table:table-cell>
          <table:table-cell table:style-name="ce25" table:formula="of:=IF(AND([.$U49] = 1;NOT([.AA49]=&quot;&quot;));[.AA49];&quot;&quot;)">
            <text:p/>
          </table:table-cell>
          <table:table-cell table:style-name="Default" table:number-columns-repeated="3"/>
          <table:table-cell table:style-name="ce4" table:formula="of:=IF(AND([.$U49] = 0;NOT([.A49]=&quot;&quot;));[.A49];&quot;&quot;)" office:value-type="float" office:value="45" calcext:value-type="float">
            <text:p>45</text:p>
          </table:table-cell>
          <table:table-cell table:style-name="ce110" table:formula="of:=IF(AND([.$U49] = 0;NOT([.B49]=&quot;&quot;));[.B49];&quot;&quot;)" office:value-type="float" office:value="1.72788" calcext:value-type="float">
            <text:p>1.72788</text:p>
          </table:table-cell>
          <table:table-cell table:style-name="ce110" table:formula="of:=IF(AND([.$U49] = 0;NOT([.C49]=&quot;&quot;));[.C49];&quot;&quot;)" office:value-type="float" office:value="-1.5708" calcext:value-type="float">
            <text:p>-1.5708</text:p>
          </table:table-cell>
          <table:table-cell table:style-name="ce110" table:formula="of:=IF(AND([.$U49] = 0;NOT([.D49]=&quot;&quot;));[.D49];&quot;&quot;)" office:value-type="float" office:value="1.85005" calcext:value-type="float">
            <text:p>1.85005</text:p>
          </table:table-cell>
          <table:table-cell table:style-name="ce110" table:formula="of:=IF(AND([.$U49] = 0;NOT([.E49]=&quot;&quot;));[.E49];&quot;&quot;)" office:value-type="float" office:value="-2.16421" calcext:value-type="float">
            <text:p>-2.16421</text:p>
          </table:table-cell>
          <table:table-cell table:style-name="ce110" table:formula="of:=IF(AND([.$U49] = 0;NOT([.F49]=&quot;&quot;));[.F49];&quot;&quot;)" office:value-type="float" office:value="-1.48353" calcext:value-type="float">
            <text:p>-1.48353</text:p>
          </table:table-cell>
          <table:table-cell table:style-name="ce110" table:formula="of:=IF(AND([.$U49] = 0;NOT([.G49]=&quot;&quot;));[.G49];&quot;&quot;)" office:value-type="float" office:value="0.8203" calcext:value-type="float">
            <text:p>0.8203</text:p>
          </table:table-cell>
          <table:table-cell table:style-name="ce110" table:formula="of:=IF(AND([.$U49] = 0;NOT([.H49]=&quot;&quot;));[.H49];&quot;&quot;)">
            <text:p/>
          </table:table-cell>
          <table:table-cell table:style-name="ce110" table:formula="of:=IF(AND([.$U49] = 0;NOT([.I49]=&quot;&quot;));[.I49];&quot;&quot;)">
            <text:p/>
          </table:table-cell>
          <table:table-cell table:style-name="ce110" table:formula="of:=IF(AND([.$U49] = 0;NOT([.J49]=&quot;&quot;));[.J49];&quot;&quot;)" office:value-type="float" office:value="46" calcext:value-type="float">
            <text:p>46</text:p>
          </table:table-cell>
          <table:table-cell table:style-name="ce113" table:formula="of:=IF(AND([.$U49] = 0;NOT([.K49]=&quot;&quot;));[.K49];&quot;&quot;)" office:value-type="float" office:value="0.3439" calcext:value-type="float">
            <text:p>0.3439</text:p>
          </table:table-cell>
          <table:table-cell table:style-name="ce113" table:formula="of:=IF(AND([.$U49] = 0;NOT([.L49]=&quot;&quot;));[.L49];&quot;&quot;)" office:value-type="float" office:value="-0.1016" calcext:value-type="float">
            <text:p>-0.1016</text:p>
          </table:table-cell>
          <table:table-cell table:style-name="ce110" table:formula="of:=IF(AND([.$U49] = 0;NOT([.M49]=&quot;&quot;));[.M49];&quot;&quot;)">
            <text:p/>
          </table:table-cell>
          <table:table-cell table:style-name="ce110" table:formula="of:=IF(AND([.$U49] = 0;NOT([.N49]=&quot;&quot;));[.N49];&quot;&quot;)">
            <text:p/>
          </table:table-cell>
          <table:table-cell table:style-name="ce110" table:formula="of:=IF(AND([.$U49] = 0;NOT([.O49]=&quot;&quot;));[.O49];&quot;&quot;)" office:value-type="float" office:value="45" calcext:value-type="float">
            <text:p>45</text:p>
          </table:table-cell>
          <table:table-cell table:style-name="ce110" table:formula="of:=IF(AND([.$U49] = 0;NOT([.P49]=&quot;&quot;));[.P49];&quot;&quot;)" office:value-type="float" office:value="2.4395" calcext:value-type="float">
            <text:p>2.4395</text:p>
          </table:table-cell>
          <table:table-cell table:style-name="ce110" table:formula="of:=IF(AND([.$U49] = 0;NOT([.Q49]=&quot;&quot;));[.Q49];&quot;&quot;)" office:value-type="float" office:value="-2.4395" calcext:value-type="float">
            <text:p>-2.4395</text:p>
          </table:table-cell>
          <table:table-cell table:style-name="ce110" table:formula="of:=IF(AND([.$U49] = 0;NOT([.R49]=&quot;&quot;));[.R49];&quot;&quot;)" office:value-type="float" office:value="38" calcext:value-type="float">
            <text:p>38</text:p>
          </table:table-cell>
          <table:table-cell table:style-name="ce110" table:formula="of:=IF(AND([.$U49] = 0;NOT([.S49]=&quot;&quot;));[.S49];&quot;&quot;)" office:value-type="float" office:value="3.8958891517" calcext:value-type="float">
            <text:p>3.8958891517</text:p>
          </table:table-cell>
          <table:table-cell table:style-name="ce110" table:formula="of:=IF(AND([.$U49] = 0;NOT([.T49]=&quot;&quot;));[.T49];&quot;&quot;)" office:value-type="float" office:value="-1" calcext:value-type="float">
            <text:p>-1</text:p>
          </table:table-cell>
          <table:table-cell table:style-name="ce110" table:formula="of:=IF(AND([.$U49] = 0;NOT([.U49]=&quot;&quot;));[.U49];&quot;&quot;)" office:value-type="float" office:value="0" calcext:value-type="float">
            <text:p>0</text:p>
          </table:table-cell>
          <table:table-cell table:style-name="ce110" table:formula="of:=IF(AND([.$U49] = 0;NOT([.V49]=&quot;&quot;));[.V49];&quot;&quot;)" office:value-type="float" office:value="0" calcext:value-type="float">
            <text:p>0</text:p>
          </table:table-cell>
          <table:table-cell table:style-name="ce110" table:formula="of:=IF(AND([.$U49] = 0;NOT([.W49]=&quot;&quot;));[.W49];&quot;&quot;)">
            <text:p/>
          </table:table-cell>
          <table:table-cell table:style-name="ce110" table:formula="of:=IF(AND([.$U49] = 0;NOT([.X49]=&quot;&quot;));[.X49];&quot;&quot;)">
            <text:p/>
          </table:table-cell>
          <table:table-cell table:style-name="ce110" table:formula="of:=IF(AND([.$U49] = 0;NOT([.Y49]=&quot;&quot;));[.Y49];&quot;&quot;)" office:value-type="float" office:value="45" calcext:value-type="float">
            <text:p>45</text:p>
          </table:table-cell>
          <table:table-cell table:style-name="ce110" table:formula="of:=IF(AND([.$U49] = 0;NOT([.Z49]=&quot;&quot;));[.Z49];&quot;&quot;)" office:value-type="float" office:value="-0.0127" calcext:value-type="float">
            <text:p>-0.0127</text:p>
          </table:table-cell>
          <table:table-cell table:style-name="ce25" table:formula="of:=IF(AND([.$U49] = 0;NOT([.AA49]=&quot;&quot;));[.AA49];&quot;&quot;)" office:value-type="float" office:value="-0.8747" calcext:value-type="float">
            <text:p>-0.8747</text:p>
          </table:table-cell>
          <table:table-cell table:style-name="Default" table:number-columns-repeated="3"/>
          <table:table-cell table:style-name="ce126" table:formula="of:=IF(AND(0.1&lt;[.$Z49];[.$Z49]&lt;0.25; NOT([.A49]=&quot;&quot;));[.A49];&quot;&quot;)">
            <text:p/>
          </table:table-cell>
          <table:table-cell table:style-name="ce44" table:formula="of:=IF(AND(0.1&lt;[.$Z49];[.$Z49]&lt;0.25; NOT([.B49]=&quot;&quot;));[.B49];&quot;&quot;)">
            <text:p/>
          </table:table-cell>
          <table:table-cell table:style-name="ce44" table:formula="of:=IF(AND(0.1&lt;[.$Z49];[.$Z49]&lt;0.25; NOT([.C49]=&quot;&quot;));[.C49];&quot;&quot;)">
            <text:p/>
          </table:table-cell>
          <table:table-cell table:style-name="ce44" table:formula="of:=IF(AND(0.1&lt;[.$Z49];[.$Z49]&lt;0.25; NOT([.D49]=&quot;&quot;));[.D49];&quot;&quot;)">
            <text:p/>
          </table:table-cell>
          <table:table-cell table:style-name="ce44" table:formula="of:=IF(AND(0.1&lt;[.$Z49];[.$Z49]&lt;0.25; NOT([.E49]=&quot;&quot;));[.E49];&quot;&quot;)">
            <text:p/>
          </table:table-cell>
          <table:table-cell table:style-name="ce44" table:formula="of:=IF(AND(0.1&lt;[.$Z49];[.$Z49]&lt;0.25; NOT([.F49]=&quot;&quot;));[.F49];&quot;&quot;)">
            <text:p/>
          </table:table-cell>
          <table:table-cell table:style-name="ce44" table:formula="of:=IF(AND(0.1&lt;[.$Z49];[.$Z49]&lt;0.25; NOT([.G49]=&quot;&quot;));[.G49];&quot;&quot;)">
            <text:p/>
          </table:table-cell>
          <table:table-cell table:style-name="ce44" table:formula="of:=IF(AND(0.1&lt;[.$Z49];[.$Z49]&lt;0.25; NOT([.H49]=&quot;&quot;));[.H49];&quot;&quot;)">
            <text:p/>
          </table:table-cell>
          <table:table-cell table:style-name="ce44" table:formula="of:=IF(AND(0.1&lt;[.$Z49];[.$Z49]&lt;0.25; NOT([.I49]=&quot;&quot;));[.I49];&quot;&quot;)">
            <text:p/>
          </table:table-cell>
          <table:table-cell table:style-name="ce44" table:formula="of:=IF(AND(0.1&lt;[.$Z49];[.$Z49]&lt;0.25; NOT([.J49]=&quot;&quot;));[.J49];&quot;&quot;)">
            <text:p/>
          </table:table-cell>
          <table:table-cell table:style-name="ce44" table:formula="of:=IF(AND(0.1&lt;[.$Z49];[.$Z49]&lt;0.25; NOT([.K49]=&quot;&quot;));[.K49];&quot;&quot;)">
            <text:p/>
          </table:table-cell>
          <table:table-cell table:style-name="ce44" table:formula="of:=IF(AND(0.1&lt;[.$Z49];[.$Z49]&lt;0.25; NOT([.L49]=&quot;&quot;));[.L49];&quot;&quot;)">
            <text:p/>
          </table:table-cell>
          <table:table-cell table:style-name="ce44" table:formula="of:=IF(AND(0.1&lt;[.$Z49];[.$Z49]&lt;0.25; NOT([.M49]=&quot;&quot;));[.M49];&quot;&quot;)">
            <text:p/>
          </table:table-cell>
          <table:table-cell table:style-name="ce44" table:formula="of:=IF(AND(0.1&lt;[.$Z49];[.$Z49]&lt;0.25; NOT([.N49]=&quot;&quot;));[.N49];&quot;&quot;)">
            <text:p/>
          </table:table-cell>
          <table:table-cell table:style-name="ce44" table:formula="of:=IF(AND(0.1&lt;[.$Z49];[.$Z49]&lt;0.25; NOT([.O49]=&quot;&quot;));[.O49];&quot;&quot;)">
            <text:p/>
          </table:table-cell>
          <table:table-cell table:style-name="ce44" table:formula="of:=IF(AND(0.1&lt;[.$Z49];[.$Z49]&lt;0.25; NOT([.P49]=&quot;&quot;));[.P49];&quot;&quot;)">
            <text:p/>
          </table:table-cell>
          <table:table-cell table:style-name="ce44" table:formula="of:=IF(AND(0.1&lt;[.$Z49];[.$Z49]&lt;0.25; NOT([.Q49]=&quot;&quot;));[.Q49];&quot;&quot;)">
            <text:p/>
          </table:table-cell>
          <table:table-cell table:style-name="ce44" table:formula="of:=IF(AND(0.1&lt;[.$Z49];[.$Z49]&lt;0.25; NOT([.R49]=&quot;&quot;));[.R49];&quot;&quot;)">
            <text:p/>
          </table:table-cell>
          <table:table-cell table:style-name="ce44" table:formula="of:=IF(AND(0.1&lt;[.$Z49];[.$Z49]&lt;0.25; NOT([.S49]=&quot;&quot;));[.S49];&quot;&quot;)">
            <text:p/>
          </table:table-cell>
          <table:table-cell table:style-name="ce44" table:formula="of:=IF(AND(0.1&lt;[.$Z49];[.$Z49]&lt;0.25; NOT([.T49]=&quot;&quot;));[.T49];&quot;&quot;)">
            <text:p/>
          </table:table-cell>
          <table:table-cell table:style-name="ce44" table:formula="of:=IF(AND(0.1&lt;[.$Z49];[.$Z49]&lt;0.25; NOT([.U49]=&quot;&quot;));[.U49];&quot;&quot;)">
            <text:p/>
          </table:table-cell>
          <table:table-cell table:style-name="ce44" table:formula="of:=IF(AND(0.1&lt;[.$Z49];[.$Z49]&lt;0.25; NOT([.V49]=&quot;&quot;));[.V49];&quot;&quot;)">
            <text:p/>
          </table:table-cell>
          <table:table-cell table:style-name="ce44" table:formula="of:=IF(AND(0.1&lt;[.$Z49];[.$Z49]&lt;0.25; NOT([.W49]=&quot;&quot;));[.W49];&quot;&quot;)">
            <text:p/>
          </table:table-cell>
          <table:table-cell table:style-name="ce44" table:formula="of:=IF(AND(0.1&lt;[.$Z49];[.$Z49]&lt;0.25; NOT([.X49]=&quot;&quot;));[.X49];&quot;&quot;)">
            <text:p/>
          </table:table-cell>
          <table:table-cell table:style-name="ce44" table:formula="of:=IF(AND(0.1&lt;[.$Z49];[.$Z49]&lt;0.25; NOT([.Y49]=&quot;&quot;));[.Y49];&quot;&quot;)">
            <text:p/>
          </table:table-cell>
          <table:table-cell table:style-name="ce44" table:formula="of:=IF(AND(0.1&lt;[.$Z49];[.$Z49]&lt;0.25; NOT([.Z49]=&quot;&quot;));[.Z49];&quot;&quot;)">
            <text:p/>
          </table:table-cell>
          <table:table-cell table:style-name="ce44" table:formula="of:=IF(AND(0.1&lt;[.$Z49];[.$Z49]&lt;0.25; NOT([.AA49]=&quot;&quot;));[.AA49];&quot;&quot;)">
            <text:p/>
          </table:table-cell>
          <table:table-cell table:style-name="Default" table:number-columns-repeated="3"/>
          <table:table-cell table:style-name="ce126" table:formula="of:=IF(AND(OR(0.1&gt;[.$Z49];[.$Z49]&gt;0.25);NOT([.A49]=&quot;&quot;));[.A49];&quot;&quot;)" office:value-type="float" office:value="45" calcext:value-type="float">
            <text:p>45.0000</text:p>
          </table:table-cell>
          <table:table-cell table:style-name="ce44" table:formula="of:=IF(AND(OR(0.1&gt;[.$Z49];[.$Z49]&gt;0.25);NOT([.B49]=&quot;&quot;));[.B49];&quot;&quot;)" office:value-type="float" office:value="1.72788" calcext:value-type="float">
            <text:p>1.7279</text:p>
          </table:table-cell>
          <table:table-cell table:style-name="ce44" table:formula="of:=IF(AND(OR(0.1&gt;[.$Z49];[.$Z49]&gt;0.25);NOT([.C49]=&quot;&quot;));[.C49];&quot;&quot;)" office:value-type="float" office:value="-1.5708" calcext:value-type="float">
            <text:p>-1.5708</text:p>
          </table:table-cell>
          <table:table-cell table:style-name="ce44" table:formula="of:=IF(AND(OR(0.1&gt;[.$Z49];[.$Z49]&gt;0.25);NOT([.D49]=&quot;&quot;));[.D49];&quot;&quot;)" office:value-type="float" office:value="1.85005" calcext:value-type="float">
            <text:p>1.8501</text:p>
          </table:table-cell>
          <table:table-cell table:style-name="ce44" table:formula="of:=IF(AND(OR(0.1&gt;[.$Z49];[.$Z49]&gt;0.25);NOT([.E49]=&quot;&quot;));[.E49];&quot;&quot;)" office:value-type="float" office:value="-2.16421" calcext:value-type="float">
            <text:p>-2.1642</text:p>
          </table:table-cell>
          <table:table-cell table:style-name="ce44" table:formula="of:=IF(AND(OR(0.1&gt;[.$Z49];[.$Z49]&gt;0.25);NOT([.F49]=&quot;&quot;));[.F49];&quot;&quot;)" office:value-type="float" office:value="-1.48353" calcext:value-type="float">
            <text:p>-1.4835</text:p>
          </table:table-cell>
          <table:table-cell table:style-name="ce44" table:formula="of:=IF(AND(OR(0.1&gt;[.$Z49];[.$Z49]&gt;0.25);NOT([.G49]=&quot;&quot;));[.G49];&quot;&quot;)" office:value-type="float" office:value="0.8203" calcext:value-type="float">
            <text:p>0.8203</text:p>
          </table:table-cell>
          <table:table-cell table:style-name="ce44" table:formula="of:=IF(AND(OR(0.1&gt;[.$Z49];[.$Z49]&gt;0.25);NOT([.H49]=&quot;&quot;));[.H49];&quot;&quot;)">
            <text:p/>
          </table:table-cell>
          <table:table-cell table:style-name="ce44" table:formula="of:=IF(AND(OR(0.1&gt;[.$Z49];[.$Z49]&gt;0.25);NOT([.I49]=&quot;&quot;));[.I49];&quot;&quot;)">
            <text:p/>
          </table:table-cell>
          <table:table-cell table:style-name="ce44" table:formula="of:=IF(AND(OR(0.1&gt;[.$Z49];[.$Z49]&gt;0.25);NOT([.J49]=&quot;&quot;));[.J49];&quot;&quot;)" office:value-type="float" office:value="46" calcext:value-type="float">
            <text:p>46.0000</text:p>
          </table:table-cell>
          <table:table-cell table:style-name="ce44" table:formula="of:=IF(AND(OR(0.1&gt;[.$Z49];[.$Z49]&gt;0.25);NOT([.K49]=&quot;&quot;));[.K49];&quot;&quot;)" office:value-type="float" office:value="0.3439" calcext:value-type="float">
            <text:p>0.3439</text:p>
          </table:table-cell>
          <table:table-cell table:style-name="ce44" table:formula="of:=IF(AND(OR(0.1&gt;[.$Z49];[.$Z49]&gt;0.25);NOT([.L49]=&quot;&quot;));[.L49];&quot;&quot;)" office:value-type="float" office:value="-0.1016" calcext:value-type="float">
            <text:p>-0.1016</text:p>
          </table:table-cell>
          <table:table-cell table:style-name="ce44" table:formula="of:=IF(AND(OR(0.1&gt;[.$Z49];[.$Z49]&gt;0.25);NOT([.M49]=&quot;&quot;));[.M49];&quot;&quot;)">
            <text:p/>
          </table:table-cell>
          <table:table-cell table:style-name="ce44" table:formula="of:=IF(AND(OR(0.1&gt;[.$Z49];[.$Z49]&gt;0.25);NOT([.N49]=&quot;&quot;));[.N49];&quot;&quot;)">
            <text:p/>
          </table:table-cell>
          <table:table-cell table:style-name="ce128" table:formula="of:=IF(AND(OR(0.1&gt;[.$Z49];[.$Z49]&gt;0.25);NOT([.O49]=&quot;&quot;));[.O49];&quot;&quot;)" office:value-type="float" office:value="45" calcext:value-type="float">
            <text:p>45</text:p>
          </table:table-cell>
          <table:table-cell table:style-name="ce44" table:formula="of:=IF(AND(OR(0.1&gt;[.$Z49];[.$Z49]&gt;0.25);NOT([.P49]=&quot;&quot;));[.P49];&quot;&quot;)" office:value-type="float" office:value="2.4395" calcext:value-type="float">
            <text:p>2.4395</text:p>
          </table:table-cell>
          <table:table-cell table:style-name="ce44" table:formula="of:=IF(AND(OR(0.1&gt;[.$Z49];[.$Z49]&gt;0.25);NOT([.Q49]=&quot;&quot;));[.Q49];&quot;&quot;)" office:value-type="float" office:value="-2.4395" calcext:value-type="float">
            <text:p>-2.4395</text:p>
          </table:table-cell>
          <table:table-cell table:style-name="ce44" table:formula="of:=IF(AND(OR(0.1&gt;[.$Z49];[.$Z49]&gt;0.25);NOT([.R49]=&quot;&quot;));[.R49];&quot;&quot;)" office:value-type="float" office:value="38" calcext:value-type="float">
            <text:p>38.0000</text:p>
          </table:table-cell>
          <table:table-cell table:style-name="ce44" table:formula="of:=IF(AND(OR(0.1&gt;[.$Z49];[.$Z49]&gt;0.25);NOT([.S49]=&quot;&quot;));[.S49];&quot;&quot;)" office:value-type="float" office:value="3.8958891517" calcext:value-type="float">
            <text:p>3.8959</text:p>
          </table:table-cell>
          <table:table-cell table:style-name="ce44" table:formula="of:=IF(AND(OR(0.1&gt;[.$Z49];[.$Z49]&gt;0.25);NOT([.T49]=&quot;&quot;));[.T49];&quot;&quot;)" office:value-type="float" office:value="-1" calcext:value-type="float">
            <text:p>-1.0000</text:p>
          </table:table-cell>
          <table:table-cell table:style-name="ce44" table:formula="of:=IF(AND(OR(0.1&gt;[.$Z49];[.$Z49]&gt;0.25);NOT([.U49]=&quot;&quot;));[.U49];&quot;&quot;)" office:value-type="float" office:value="0" calcext:value-type="float">
            <text:p>0.0000</text:p>
          </table:table-cell>
          <table:table-cell table:style-name="ce44" table:formula="of:=IF(AND(OR(0.1&gt;[.$Z49];[.$Z49]&gt;0.25);NOT([.V49]=&quot;&quot;));[.V49];&quot;&quot;)" office:value-type="float" office:value="0" calcext:value-type="float">
            <text:p>0.0000</text:p>
          </table:table-cell>
          <table:table-cell table:style-name="ce44" table:formula="of:=IF(AND(OR(0.1&gt;[.$Z49];[.$Z49]&gt;0.25);NOT([.W49]=&quot;&quot;));[.W49];&quot;&quot;)">
            <text:p/>
          </table:table-cell>
          <table:table-cell table:style-name="ce44" table:formula="of:=IF(AND(OR(0.1&gt;[.$Z49];[.$Z49]&gt;0.25);NOT([.X49]=&quot;&quot;));[.X49];&quot;&quot;)">
            <text:p/>
          </table:table-cell>
          <table:table-cell table:style-name="ce128" table:formula="of:=IF(AND(OR(0.1&gt;[.$Z49];[.$Z49]&gt;0.25);NOT([.Y49]=&quot;&quot;));[.Y49];&quot;&quot;)" office:value-type="float" office:value="45" calcext:value-type="float">
            <text:p>45</text:p>
          </table:table-cell>
          <table:table-cell table:style-name="ce44" table:formula="of:=IF(AND(OR(0.1&gt;[.$Z49];[.$Z49]&gt;0.25);NOT([.Z49]=&quot;&quot;));[.Z49];&quot;&quot;)" office:value-type="float" office:value="-0.0127" calcext:value-type="float">
            <text:p>-0.0127</text:p>
          </table:table-cell>
          <table:table-cell table:style-name="ce44" table:formula="of:=IF(AND(OR(0.1&gt;[.$Z49];[.$Z49]&gt;0.25);NOT([.AA49]=&quot;&quot;));[.AA49];&quot;&quot;)" office:value-type="float" office:value="-0.8747" calcext:value-type="float">
            <text:p>-0.8747</text:p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0.8203" calcext:value-type="float">
            <text:p>0.8203</text:p>
          </table:table-cell>
          <table:table-cell table:style-name="Default" table:number-columns-repeated="2"/>
          <table:table-cell table:style-name="ce10" office:value-type="float" office:value="47" calcext:value-type="float">
            <text:p>47</text:p>
          </table:table-cell>
          <table:table-cell table:style-name="ce15" office:value-type="float" office:value="0.341" calcext:value-type="float">
            <text:p>0.3410</text:p>
          </table:table-cell>
          <table:table-cell table:style-name="ce15" office:value-type="float" office:value="-0.1027" calcext:value-type="float">
            <text:p>-0.1027</text:p>
          </table:table-cell>
          <table:table-cell table:style-name="Default" table:number-columns-repeated="2"/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2.401" calcext:value-type="float">
            <text:p>2.401</text:p>
          </table:table-cell>
          <table:table-cell table:style-name="ce10" office:value-type="float" office:value="-2.401" calcext:value-type="float">
            <text:p>-2.401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.5632167454" calcext:value-type="float">
            <text:p>3.5632167454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0.0483" calcext:value-type="float">
            <text:p>0.0483</text:p>
          </table:table-cell>
          <table:table-cell table:style-name="ce25" office:value-type="float" office:value="-0.8589" calcext:value-type="float">
            <text:p>-0.8589</text:p>
          </table:table-cell>
          <table:table-cell table:style-name="Default" table:number-columns-repeated="3"/>
          <table:table-cell table:style-name="ce31" table:formula="of:=IF(AND(0.15&lt;[.$Z50];[.$Z50]&lt;0.2; NOT([.A50]=&quot;&quot;));[.A50];&quot;&quot;)">
            <text:p/>
          </table:table-cell>
          <table:table-cell table:style-name="ce33" table:formula="of:=IF(AND(0.15&lt;[.$Z50];[.$Z50]&lt;0.2; NOT([.B50]=&quot;&quot;));[.B50];&quot;&quot;)">
            <text:p/>
          </table:table-cell>
          <table:table-cell table:style-name="ce33" table:formula="of:=IF(AND(0.15&lt;[.$Z50];[.$Z50]&lt;0.2; NOT([.C50]=&quot;&quot;));[.C50];&quot;&quot;)">
            <text:p/>
          </table:table-cell>
          <table:table-cell table:style-name="ce33" table:formula="of:=IF(AND(0.15&lt;[.$Z50];[.$Z50]&lt;0.2; NOT([.D50]=&quot;&quot;));[.D50];&quot;&quot;)">
            <text:p/>
          </table:table-cell>
          <table:table-cell table:style-name="ce33" table:formula="of:=IF(AND(0.15&lt;[.$Z50];[.$Z50]&lt;0.2; NOT([.E50]=&quot;&quot;));[.E50];&quot;&quot;)">
            <text:p/>
          </table:table-cell>
          <table:table-cell table:style-name="ce33" table:formula="of:=IF(AND(0.15&lt;[.$Z50];[.$Z50]&lt;0.2; NOT([.F50]=&quot;&quot;));[.F50];&quot;&quot;)">
            <text:p/>
          </table:table-cell>
          <table:table-cell table:style-name="ce33" table:formula="of:=IF(AND(0.15&lt;[.$Z50];[.$Z50]&lt;0.2; NOT([.G50]=&quot;&quot;));[.G50];&quot;&quot;)">
            <text:p/>
          </table:table-cell>
          <table:table-cell table:style-name="ce33" table:formula="of:=IF(AND(0.15&lt;[.$Z50];[.$Z50]&lt;0.2; NOT([.H50]=&quot;&quot;));[.H50];&quot;&quot;)">
            <text:p/>
          </table:table-cell>
          <table:table-cell table:style-name="ce33" table:formula="of:=IF(AND(0.15&lt;[.$Z50];[.$Z50]&lt;0.2; NOT([.I50]=&quot;&quot;));[.I50];&quot;&quot;)">
            <text:p/>
          </table:table-cell>
          <table:table-cell table:style-name="ce39" table:formula="of:=IF(AND(0.15&lt;[.$Z50];[.$Z50]&lt;0.2; NOT([.J50]=&quot;&quot;));[.J50];&quot;&quot;)">
            <text:p/>
          </table:table-cell>
          <table:table-cell table:style-name="ce33" table:formula="of:=IF(AND(0.15&lt;[.$Z50];[.$Z50]&lt;0.2; NOT([.K50]=&quot;&quot;));[.K50];&quot;&quot;)">
            <text:p/>
          </table:table-cell>
          <table:table-cell table:style-name="ce33" table:formula="of:=IF(AND(0.15&lt;[.$Z50];[.$Z50]&lt;0.2; NOT([.L50]=&quot;&quot;));[.L50];&quot;&quot;)">
            <text:p/>
          </table:table-cell>
          <table:table-cell table:style-name="ce33" table:formula="of:=IF(AND(0.15&lt;[.$Z50];[.$Z50]&lt;0.2; NOT([.M50]=&quot;&quot;));[.M50];&quot;&quot;)">
            <text:p/>
          </table:table-cell>
          <table:table-cell table:style-name="ce33" table:formula="of:=IF(AND(0.15&lt;[.$Z50];[.$Z50]&lt;0.2; NOT([.N50]=&quot;&quot;));[.N50];&quot;&quot;)">
            <text:p/>
          </table:table-cell>
          <table:table-cell table:style-name="ce39" table:formula="of:=IF(AND(0.15&lt;[.$Z50];[.$Z50]&lt;0.2; NOT([.O50]=&quot;&quot;));[.O50];&quot;&quot;)">
            <text:p/>
          </table:table-cell>
          <table:table-cell table:style-name="ce33" table:formula="of:=IF(AND(0.15&lt;[.$Z50];[.$Z50]&lt;0.2; NOT([.P50]=&quot;&quot;));[.P50];&quot;&quot;)">
            <text:p/>
          </table:table-cell>
          <table:table-cell table:style-name="ce33" table:formula="of:=IF(AND(0.15&lt;[.$Z50];[.$Z50]&lt;0.2; NOT([.Q50]=&quot;&quot;));[.Q50];&quot;&quot;)">
            <text:p/>
          </table:table-cell>
          <table:table-cell table:style-name="ce33" table:formula="of:=IF(AND(0.15&lt;[.$Z50];[.$Z50]&lt;0.2; NOT([.R50]=&quot;&quot;));[.R50];&quot;&quot;)">
            <text:p/>
          </table:table-cell>
          <table:table-cell table:style-name="ce33" table:formula="of:=IF(AND(0.15&lt;[.$Z50];[.$Z50]&lt;0.2; NOT([.S50]=&quot;&quot;));[.S50];&quot;&quot;)">
            <text:p/>
          </table:table-cell>
          <table:table-cell table:style-name="ce39" table:formula="of:=IF(AND(0.15&lt;[.$Z50];[.$Z50]&lt;0.2; NOT([.T50]=&quot;&quot;));[.T50];&quot;&quot;)">
            <text:p/>
          </table:table-cell>
          <table:table-cell table:style-name="ce39" table:formula="of:=IF(AND(0.15&lt;[.$Z50];[.$Z50]&lt;0.2; NOT([.U50]=&quot;&quot;));[.U50];&quot;&quot;)">
            <text:p/>
          </table:table-cell>
          <table:table-cell table:style-name="ce33" table:formula="of:=IF(AND(0.15&lt;[.$Z50];[.$Z50]&lt;0.2; NOT([.V50]=&quot;&quot;));[.V50];&quot;&quot;)">
            <text:p/>
          </table:table-cell>
          <table:table-cell table:style-name="ce33" table:formula="of:=IF(AND(0.15&lt;[.$Z50];[.$Z50]&lt;0.2; NOT([.W50]=&quot;&quot;));[.W50];&quot;&quot;)">
            <text:p/>
          </table:table-cell>
          <table:table-cell table:style-name="ce33" table:formula="of:=IF(AND(0.15&lt;[.$Z50];[.$Z50]&lt;0.2; NOT([.X50]=&quot;&quot;));[.X50];&quot;&quot;)">
            <text:p/>
          </table:table-cell>
          <table:table-cell table:style-name="ce39" table:formula="of:=IF(AND(0.15&lt;[.$Z50];[.$Z50]&lt;0.2; NOT([.Y50]=&quot;&quot;));[.Y50];&quot;&quot;)">
            <text:p/>
          </table:table-cell>
          <table:table-cell table:style-name="ce33" table:formula="of:=IF(AND(0.15&lt;[.$Z50];[.$Z50]&lt;0.2; NOT([.Z50]=&quot;&quot;));[.Z50];&quot;&quot;)">
            <text:p/>
          </table:table-cell>
          <table:table-cell table:style-name="ce44" table:formula="of:=IF(AND(0.15&lt;[.$Z50];[.$Z50]&lt;0.2; NOT([.AA50]=&quot;&quot;));[.AA50];&quot;&quot;)">
            <text:p/>
          </table:table-cell>
          <table:table-cell table:style-name="Default" table:number-columns-repeated="3"/>
          <table:table-cell table:style-name="ce31" table:formula="of:=IF(AND(OR(0.15&gt;[.$Z50];[.$Z50]&gt;0.2);NOT([.A50]=&quot;&quot;));[.A50];&quot;&quot;)" office:value-type="float" office:value="46" calcext:value-type="float">
            <text:p>46</text:p>
          </table:table-cell>
          <table:table-cell table:style-name="ce33" table:formula="of:=IF(AND(OR(0.15&gt;[.$Z50];[.$Z50]&gt;0.2);NOT([.B50]=&quot;&quot;));[.B50];&quot;&quot;)" office:value-type="float" office:value="1.72788" calcext:value-type="float">
            <text:p>1.7279</text:p>
          </table:table-cell>
          <table:table-cell table:style-name="ce33" table:formula="of:=IF(AND(OR(0.15&gt;[.$Z50];[.$Z50]&gt;0.2);NOT([.C50]=&quot;&quot;));[.C50];&quot;&quot;)" office:value-type="float" office:value="-1.5708" calcext:value-type="float">
            <text:p>-1.5708</text:p>
          </table:table-cell>
          <table:table-cell table:style-name="ce33" table:formula="of:=IF(AND(OR(0.15&gt;[.$Z50];[.$Z50]&gt;0.2);NOT([.D50]=&quot;&quot;));[.D50];&quot;&quot;)" office:value-type="float" office:value="1.85005" calcext:value-type="float">
            <text:p>1.8501</text:p>
          </table:table-cell>
          <table:table-cell table:style-name="ce33" table:formula="of:=IF(AND(OR(0.15&gt;[.$Z50];[.$Z50]&gt;0.2);NOT([.E50]=&quot;&quot;));[.E50];&quot;&quot;)" office:value-type="float" office:value="-2.16421" calcext:value-type="float">
            <text:p>-2.1642</text:p>
          </table:table-cell>
          <table:table-cell table:style-name="ce33" table:formula="of:=IF(AND(OR(0.15&gt;[.$Z50];[.$Z50]&gt;0.2);NOT([.F50]=&quot;&quot;));[.F50];&quot;&quot;)" office:value-type="float" office:value="-1.48353" calcext:value-type="float">
            <text:p>-1.4835</text:p>
          </table:table-cell>
          <table:table-cell table:style-name="ce33" table:formula="of:=IF(AND(OR(0.15&gt;[.$Z50];[.$Z50]&gt;0.2);NOT([.G50]=&quot;&quot;));[.G50];&quot;&quot;)" office:value-type="float" office:value="0.8203" calcext:value-type="float">
            <text:p>0.8203</text:p>
          </table:table-cell>
          <table:table-cell table:style-name="ce33" table:formula="of:=IF(AND(OR(0.15&gt;[.$Z50];[.$Z50]&gt;0.2);NOT([.H50]=&quot;&quot;));[.H50];&quot;&quot;)">
            <text:p/>
          </table:table-cell>
          <table:table-cell table:style-name="ce33" table:formula="of:=IF(AND(OR(0.15&gt;[.$Z50];[.$Z50]&gt;0.2);NOT([.I50]=&quot;&quot;));[.I50];&quot;&quot;)">
            <text:p/>
          </table:table-cell>
          <table:table-cell table:style-name="ce39" table:formula="of:=IF(AND(OR(0.15&gt;[.$Z50];[.$Z50]&gt;0.2);NOT([.J50]=&quot;&quot;));[.J50];&quot;&quot;)" office:value-type="float" office:value="47" calcext:value-type="float">
            <text:p>47</text:p>
          </table:table-cell>
          <table:table-cell table:style-name="ce33" table:formula="of:=IF(AND(OR(0.15&gt;[.$Z50];[.$Z50]&gt;0.2);NOT([.K50]=&quot;&quot;));[.K50];&quot;&quot;)" office:value-type="float" office:value="0.341" calcext:value-type="float">
            <text:p>0.3410</text:p>
          </table:table-cell>
          <table:table-cell table:style-name="ce33" table:formula="of:=IF(AND(OR(0.15&gt;[.$Z50];[.$Z50]&gt;0.2);NOT([.L50]=&quot;&quot;));[.L50];&quot;&quot;)" office:value-type="float" office:value="-0.1027" calcext:value-type="float">
            <text:p>-0.1027</text:p>
          </table:table-cell>
          <table:table-cell table:style-name="ce33" table:formula="of:=IF(AND(OR(0.15&gt;[.$Z50];[.$Z50]&gt;0.2);NOT([.M50]=&quot;&quot;));[.M50];&quot;&quot;)">
            <text:p/>
          </table:table-cell>
          <table:table-cell table:style-name="ce33" table:formula="of:=IF(AND(OR(0.15&gt;[.$Z50];[.$Z50]&gt;0.2);NOT([.N50]=&quot;&quot;));[.N50];&quot;&quot;)">
            <text:p/>
          </table:table-cell>
          <table:table-cell table:style-name="ce39" table:formula="of:=IF(AND(OR(0.15&gt;[.$Z50];[.$Z50]&gt;0.2);NOT([.O50]=&quot;&quot;));[.O50];&quot;&quot;)" office:value-type="float" office:value="46" calcext:value-type="float">
            <text:p>46</text:p>
          </table:table-cell>
          <table:table-cell table:style-name="ce33" table:formula="of:=IF(AND(OR(0.15&gt;[.$Z50];[.$Z50]&gt;0.2);NOT([.P50]=&quot;&quot;));[.P50];&quot;&quot;)" office:value-type="float" office:value="2.401" calcext:value-type="float">
            <text:p>2.4010</text:p>
          </table:table-cell>
          <table:table-cell table:style-name="ce33" table:formula="of:=IF(AND(OR(0.15&gt;[.$Z50];[.$Z50]&gt;0.2);NOT([.Q50]=&quot;&quot;));[.Q50];&quot;&quot;)" office:value-type="float" office:value="-2.401" calcext:value-type="float">
            <text:p>-2.4010</text:p>
          </table:table-cell>
          <table:table-cell table:style-name="ce33" table:formula="of:=IF(AND(OR(0.15&gt;[.$Z50];[.$Z50]&gt;0.2);NOT([.R50]=&quot;&quot;));[.R50];&quot;&quot;)" office:value-type="float" office:value="38" calcext:value-type="float">
            <text:p>38.0000</text:p>
          </table:table-cell>
          <table:table-cell table:style-name="ce33" table:formula="of:=IF(AND(OR(0.15&gt;[.$Z50];[.$Z50]&gt;0.2);NOT([.S50]=&quot;&quot;));[.S50];&quot;&quot;)" office:value-type="float" office:value="3.5632167454" calcext:value-type="float">
            <text:p>3.5632</text:p>
          </table:table-cell>
          <table:table-cell table:style-name="ce39" table:formula="of:=IF(AND(OR(0.15&gt;[.$Z50];[.$Z50]&gt;0.2);NOT([.T50]=&quot;&quot;));[.T50];&quot;&quot;)" office:value-type="float" office:value="-1" calcext:value-type="float">
            <text:p>-1</text:p>
          </table:table-cell>
          <table:table-cell table:style-name="ce39" table:formula="of:=IF(AND(OR(0.15&gt;[.$Z50];[.$Z50]&gt;0.2);NOT([.U50]=&quot;&quot;));[.U50];&quot;&quot;)" office:value-type="float" office:value="0" calcext:value-type="float">
            <text:p>0</text:p>
          </table:table-cell>
          <table:table-cell table:style-name="ce33" table:formula="of:=IF(AND(OR(0.15&gt;[.$Z50];[.$Z50]&gt;0.2);NOT([.V50]=&quot;&quot;));[.V50];&quot;&quot;)" office:value-type="float" office:value="0" calcext:value-type="float">
            <text:p>0.0000</text:p>
          </table:table-cell>
          <table:table-cell table:style-name="ce33" table:formula="of:=IF(AND(OR(0.15&gt;[.$Z50];[.$Z50]&gt;0.2);NOT([.W50]=&quot;&quot;));[.W50];&quot;&quot;)">
            <text:p/>
          </table:table-cell>
          <table:table-cell table:style-name="ce33" table:formula="of:=IF(AND(OR(0.15&gt;[.$Z50];[.$Z50]&gt;0.2);NOT([.X50]=&quot;&quot;));[.X50];&quot;&quot;)">
            <text:p/>
          </table:table-cell>
          <table:table-cell table:style-name="ce39" table:formula="of:=IF(AND(OR(0.15&gt;[.$Z50];[.$Z50]&gt;0.2);NOT([.Y50]=&quot;&quot;));[.Y50];&quot;&quot;)" office:value-type="float" office:value="46" calcext:value-type="float">
            <text:p>46</text:p>
          </table:table-cell>
          <table:table-cell table:style-name="ce33" table:formula="of:=IF(AND(OR(0.15&gt;[.$Z50];[.$Z50]&gt;0.2);NOT([.Z50]=&quot;&quot;));[.Z50];&quot;&quot;)" office:value-type="float" office:value="0.0483" calcext:value-type="float">
            <text:p>0.0483</text:p>
          </table:table-cell>
          <table:table-cell table:style-name="ce44" table:formula="of:=IF(AND(OR(0.15&gt;[.$Z50];[.$Z50]&gt;0.2);NOT([.AA50]=&quot;&quot;));[.AA50];&quot;&quot;)" office:value-type="float" office:value="-0.8589" calcext:value-type="float">
            <text:p>-0.8589</text:p>
          </table:table-cell>
          <table:table-cell table:style-name="Default" table:number-columns-repeated="3"/>
          <table:table-cell table:style-name="ce4" table:formula="of:=IF(AND([.$U50] = 1;NOT([.A50]=&quot;&quot;));[.A50];&quot;&quot;)">
            <text:p/>
          </table:table-cell>
          <table:table-cell table:style-name="ce110" table:formula="of:=IF(AND([.$U50] = 1;NOT([.B50]=&quot;&quot;));[.B50];&quot;&quot;)">
            <text:p/>
          </table:table-cell>
          <table:table-cell table:style-name="ce110" table:formula="of:=IF(AND([.$U50] = 1;NOT([.C50]=&quot;&quot;));[.C50];&quot;&quot;)">
            <text:p/>
          </table:table-cell>
          <table:table-cell table:style-name="ce110" table:formula="of:=IF(AND([.$U50] = 1;NOT([.D50]=&quot;&quot;));[.D50];&quot;&quot;)">
            <text:p/>
          </table:table-cell>
          <table:table-cell table:style-name="ce110" table:formula="of:=IF(AND([.$U50] = 1;NOT([.E50]=&quot;&quot;));[.E50];&quot;&quot;)">
            <text:p/>
          </table:table-cell>
          <table:table-cell table:style-name="ce110" table:formula="of:=IF(AND([.$U50] = 1;NOT([.F50]=&quot;&quot;));[.F50];&quot;&quot;)">
            <text:p/>
          </table:table-cell>
          <table:table-cell table:style-name="ce110" table:formula="of:=IF(AND([.$U50] = 1;NOT([.G50]=&quot;&quot;));[.G50];&quot;&quot;)">
            <text:p/>
          </table:table-cell>
          <table:table-cell table:style-name="ce110" table:formula="of:=IF(AND([.$U50] = 1;NOT([.H50]=&quot;&quot;));[.H50];&quot;&quot;)">
            <text:p/>
          </table:table-cell>
          <table:table-cell table:style-name="ce110" table:formula="of:=IF(AND([.$U50] = 1;NOT([.I50]=&quot;&quot;));[.I50];&quot;&quot;)">
            <text:p/>
          </table:table-cell>
          <table:table-cell table:style-name="ce110" table:formula="of:=IF(AND([.$U50] = 1;NOT([.J50]=&quot;&quot;));[.J50];&quot;&quot;)">
            <text:p/>
          </table:table-cell>
          <table:table-cell table:style-name="ce110" table:formula="of:=IF(AND([.$U50] = 1;NOT([.K50]=&quot;&quot;));[.K50];&quot;&quot;)">
            <text:p/>
          </table:table-cell>
          <table:table-cell table:style-name="ce110" table:formula="of:=IF(AND([.$U50] = 1;NOT([.L50]=&quot;&quot;));[.L50];&quot;&quot;)">
            <text:p/>
          </table:table-cell>
          <table:table-cell table:style-name="ce110" table:formula="of:=IF(AND([.$U50] = 1;NOT([.M50]=&quot;&quot;));[.M50];&quot;&quot;)">
            <text:p/>
          </table:table-cell>
          <table:table-cell table:style-name="ce110" table:formula="of:=IF(AND([.$U50] = 1;NOT([.N50]=&quot;&quot;));[.N50];&quot;&quot;)">
            <text:p/>
          </table:table-cell>
          <table:table-cell table:style-name="ce110" table:formula="of:=IF(AND([.$U50] = 1;NOT([.O50]=&quot;&quot;));[.O50];&quot;&quot;)">
            <text:p/>
          </table:table-cell>
          <table:table-cell table:style-name="ce110" table:formula="of:=IF(AND([.$U50] = 1;NOT([.P50]=&quot;&quot;));[.P50];&quot;&quot;)">
            <text:p/>
          </table:table-cell>
          <table:table-cell table:style-name="ce110" table:formula="of:=IF(AND([.$U50] = 1;NOT([.Q50]=&quot;&quot;));[.Q50];&quot;&quot;)">
            <text:p/>
          </table:table-cell>
          <table:table-cell table:style-name="ce110" table:formula="of:=IF(AND([.$U50] = 1;NOT([.R50]=&quot;&quot;));[.R50];&quot;&quot;)">
            <text:p/>
          </table:table-cell>
          <table:table-cell table:style-name="ce110" table:formula="of:=IF(AND([.$U50] = 1;NOT([.S50]=&quot;&quot;));[.S50];&quot;&quot;)">
            <text:p/>
          </table:table-cell>
          <table:table-cell table:style-name="ce110" table:formula="of:=IF(AND([.$U50] = 1;NOT([.T50]=&quot;&quot;));[.T50];&quot;&quot;)">
            <text:p/>
          </table:table-cell>
          <table:table-cell table:style-name="ce110" table:formula="of:=IF(AND([.$U50] = 1;NOT([.U50]=&quot;&quot;));[.U50];&quot;&quot;)">
            <text:p/>
          </table:table-cell>
          <table:table-cell table:style-name="ce110" table:formula="of:=IF(AND([.$U50] = 1;NOT([.V50]=&quot;&quot;));[.V50];&quot;&quot;)">
            <text:p/>
          </table:table-cell>
          <table:table-cell table:style-name="ce110" table:formula="of:=IF(AND([.$U50] = 1;NOT([.W50]=&quot;&quot;));[.W50];&quot;&quot;)">
            <text:p/>
          </table:table-cell>
          <table:table-cell table:style-name="ce110" table:formula="of:=IF(AND([.$U50] = 1;NOT([.X50]=&quot;&quot;));[.X50];&quot;&quot;)">
            <text:p/>
          </table:table-cell>
          <table:table-cell table:style-name="ce110" table:formula="of:=IF(AND([.$U50] = 1;NOT([.Y50]=&quot;&quot;));[.Y50];&quot;&quot;)">
            <text:p/>
          </table:table-cell>
          <table:table-cell table:style-name="ce121" table:formula="of:=IF(AND([.$U50] = 1;NOT([.Z50]=&quot;&quot;));[.Z50];&quot;&quot;)">
            <text:p/>
          </table:table-cell>
          <table:table-cell table:style-name="ce25" table:formula="of:=IF(AND([.$U50] = 1;NOT([.AA50]=&quot;&quot;));[.AA50];&quot;&quot;)">
            <text:p/>
          </table:table-cell>
          <table:table-cell table:style-name="Default" table:number-columns-repeated="3"/>
          <table:table-cell table:style-name="ce4" table:formula="of:=IF(AND([.$U50] = 0;NOT([.A50]=&quot;&quot;));[.A50];&quot;&quot;)" office:value-type="float" office:value="46" calcext:value-type="float">
            <text:p>46</text:p>
          </table:table-cell>
          <table:table-cell table:style-name="ce110" table:formula="of:=IF(AND([.$U50] = 0;NOT([.B50]=&quot;&quot;));[.B50];&quot;&quot;)" office:value-type="float" office:value="1.72788" calcext:value-type="float">
            <text:p>1.72788</text:p>
          </table:table-cell>
          <table:table-cell table:style-name="ce110" table:formula="of:=IF(AND([.$U50] = 0;NOT([.C50]=&quot;&quot;));[.C50];&quot;&quot;)" office:value-type="float" office:value="-1.5708" calcext:value-type="float">
            <text:p>-1.5708</text:p>
          </table:table-cell>
          <table:table-cell table:style-name="ce110" table:formula="of:=IF(AND([.$U50] = 0;NOT([.D50]=&quot;&quot;));[.D50];&quot;&quot;)" office:value-type="float" office:value="1.85005" calcext:value-type="float">
            <text:p>1.85005</text:p>
          </table:table-cell>
          <table:table-cell table:style-name="ce110" table:formula="of:=IF(AND([.$U50] = 0;NOT([.E50]=&quot;&quot;));[.E50];&quot;&quot;)" office:value-type="float" office:value="-2.16421" calcext:value-type="float">
            <text:p>-2.16421</text:p>
          </table:table-cell>
          <table:table-cell table:style-name="ce110" table:formula="of:=IF(AND([.$U50] = 0;NOT([.F50]=&quot;&quot;));[.F50];&quot;&quot;)" office:value-type="float" office:value="-1.48353" calcext:value-type="float">
            <text:p>-1.48353</text:p>
          </table:table-cell>
          <table:table-cell table:style-name="ce110" table:formula="of:=IF(AND([.$U50] = 0;NOT([.G50]=&quot;&quot;));[.G50];&quot;&quot;)" office:value-type="float" office:value="0.8203" calcext:value-type="float">
            <text:p>0.8203</text:p>
          </table:table-cell>
          <table:table-cell table:style-name="ce110" table:formula="of:=IF(AND([.$U50] = 0;NOT([.H50]=&quot;&quot;));[.H50];&quot;&quot;)">
            <text:p/>
          </table:table-cell>
          <table:table-cell table:style-name="ce110" table:formula="of:=IF(AND([.$U50] = 0;NOT([.I50]=&quot;&quot;));[.I50];&quot;&quot;)">
            <text:p/>
          </table:table-cell>
          <table:table-cell table:style-name="ce110" table:formula="of:=IF(AND([.$U50] = 0;NOT([.J50]=&quot;&quot;));[.J50];&quot;&quot;)" office:value-type="float" office:value="47" calcext:value-type="float">
            <text:p>47</text:p>
          </table:table-cell>
          <table:table-cell table:style-name="ce113" table:formula="of:=IF(AND([.$U50] = 0;NOT([.K50]=&quot;&quot;));[.K50];&quot;&quot;)" office:value-type="float" office:value="0.341" calcext:value-type="float">
            <text:p>0.3410</text:p>
          </table:table-cell>
          <table:table-cell table:style-name="ce113" table:formula="of:=IF(AND([.$U50] = 0;NOT([.L50]=&quot;&quot;));[.L50];&quot;&quot;)" office:value-type="float" office:value="-0.1027" calcext:value-type="float">
            <text:p>-0.1027</text:p>
          </table:table-cell>
          <table:table-cell table:style-name="ce110" table:formula="of:=IF(AND([.$U50] = 0;NOT([.M50]=&quot;&quot;));[.M50];&quot;&quot;)">
            <text:p/>
          </table:table-cell>
          <table:table-cell table:style-name="ce110" table:formula="of:=IF(AND([.$U50] = 0;NOT([.N50]=&quot;&quot;));[.N50];&quot;&quot;)">
            <text:p/>
          </table:table-cell>
          <table:table-cell table:style-name="ce110" table:formula="of:=IF(AND([.$U50] = 0;NOT([.O50]=&quot;&quot;));[.O50];&quot;&quot;)" office:value-type="float" office:value="46" calcext:value-type="float">
            <text:p>46</text:p>
          </table:table-cell>
          <table:table-cell table:style-name="ce110" table:formula="of:=IF(AND([.$U50] = 0;NOT([.P50]=&quot;&quot;));[.P50];&quot;&quot;)" office:value-type="float" office:value="2.401" calcext:value-type="float">
            <text:p>2.401</text:p>
          </table:table-cell>
          <table:table-cell table:style-name="ce110" table:formula="of:=IF(AND([.$U50] = 0;NOT([.Q50]=&quot;&quot;));[.Q50];&quot;&quot;)" office:value-type="float" office:value="-2.401" calcext:value-type="float">
            <text:p>-2.401</text:p>
          </table:table-cell>
          <table:table-cell table:style-name="ce110" table:formula="of:=IF(AND([.$U50] = 0;NOT([.R50]=&quot;&quot;));[.R50];&quot;&quot;)" office:value-type="float" office:value="38" calcext:value-type="float">
            <text:p>38</text:p>
          </table:table-cell>
          <table:table-cell table:style-name="ce110" table:formula="of:=IF(AND([.$U50] = 0;NOT([.S50]=&quot;&quot;));[.S50];&quot;&quot;)" office:value-type="float" office:value="3.5632167454" calcext:value-type="float">
            <text:p>3.5632167454</text:p>
          </table:table-cell>
          <table:table-cell table:style-name="ce110" table:formula="of:=IF(AND([.$U50] = 0;NOT([.T50]=&quot;&quot;));[.T50];&quot;&quot;)" office:value-type="float" office:value="-1" calcext:value-type="float">
            <text:p>-1</text:p>
          </table:table-cell>
          <table:table-cell table:style-name="ce110" table:formula="of:=IF(AND([.$U50] = 0;NOT([.U50]=&quot;&quot;));[.U50];&quot;&quot;)" office:value-type="float" office:value="0" calcext:value-type="float">
            <text:p>0</text:p>
          </table:table-cell>
          <table:table-cell table:style-name="ce110" table:formula="of:=IF(AND([.$U50] = 0;NOT([.V50]=&quot;&quot;));[.V50];&quot;&quot;)" office:value-type="float" office:value="0" calcext:value-type="float">
            <text:p>0</text:p>
          </table:table-cell>
          <table:table-cell table:style-name="ce110" table:formula="of:=IF(AND([.$U50] = 0;NOT([.W50]=&quot;&quot;));[.W50];&quot;&quot;)">
            <text:p/>
          </table:table-cell>
          <table:table-cell table:style-name="ce110" table:formula="of:=IF(AND([.$U50] = 0;NOT([.X50]=&quot;&quot;));[.X50];&quot;&quot;)">
            <text:p/>
          </table:table-cell>
          <table:table-cell table:style-name="ce110" table:formula="of:=IF(AND([.$U50] = 0;NOT([.Y50]=&quot;&quot;));[.Y50];&quot;&quot;)" office:value-type="float" office:value="46" calcext:value-type="float">
            <text:p>46</text:p>
          </table:table-cell>
          <table:table-cell table:style-name="ce110" table:formula="of:=IF(AND([.$U50] = 0;NOT([.Z50]=&quot;&quot;));[.Z50];&quot;&quot;)" office:value-type="float" office:value="0.0483" calcext:value-type="float">
            <text:p>0.0483</text:p>
          </table:table-cell>
          <table:table-cell table:style-name="ce25" table:formula="of:=IF(AND([.$U50] = 0;NOT([.AA50]=&quot;&quot;));[.AA50];&quot;&quot;)" office:value-type="float" office:value="-0.8589" calcext:value-type="float">
            <text:p>-0.8589</text:p>
          </table:table-cell>
          <table:table-cell table:style-name="Default" table:number-columns-repeated="3"/>
          <table:table-cell table:style-name="ce126" table:formula="of:=IF(AND(0.1&lt;[.$Z50];[.$Z50]&lt;0.25; NOT([.A50]=&quot;&quot;));[.A50];&quot;&quot;)">
            <text:p/>
          </table:table-cell>
          <table:table-cell table:style-name="ce44" table:formula="of:=IF(AND(0.1&lt;[.$Z50];[.$Z50]&lt;0.25; NOT([.B50]=&quot;&quot;));[.B50];&quot;&quot;)">
            <text:p/>
          </table:table-cell>
          <table:table-cell table:style-name="ce44" table:formula="of:=IF(AND(0.1&lt;[.$Z50];[.$Z50]&lt;0.25; NOT([.C50]=&quot;&quot;));[.C50];&quot;&quot;)">
            <text:p/>
          </table:table-cell>
          <table:table-cell table:style-name="ce44" table:formula="of:=IF(AND(0.1&lt;[.$Z50];[.$Z50]&lt;0.25; NOT([.D50]=&quot;&quot;));[.D50];&quot;&quot;)">
            <text:p/>
          </table:table-cell>
          <table:table-cell table:style-name="ce44" table:formula="of:=IF(AND(0.1&lt;[.$Z50];[.$Z50]&lt;0.25; NOT([.E50]=&quot;&quot;));[.E50];&quot;&quot;)">
            <text:p/>
          </table:table-cell>
          <table:table-cell table:style-name="ce44" table:formula="of:=IF(AND(0.1&lt;[.$Z50];[.$Z50]&lt;0.25; NOT([.F50]=&quot;&quot;));[.F50];&quot;&quot;)">
            <text:p/>
          </table:table-cell>
          <table:table-cell table:style-name="ce44" table:formula="of:=IF(AND(0.1&lt;[.$Z50];[.$Z50]&lt;0.25; NOT([.G50]=&quot;&quot;));[.G50];&quot;&quot;)">
            <text:p/>
          </table:table-cell>
          <table:table-cell table:style-name="ce44" table:formula="of:=IF(AND(0.1&lt;[.$Z50];[.$Z50]&lt;0.25; NOT([.H50]=&quot;&quot;));[.H50];&quot;&quot;)">
            <text:p/>
          </table:table-cell>
          <table:table-cell table:style-name="ce44" table:formula="of:=IF(AND(0.1&lt;[.$Z50];[.$Z50]&lt;0.25; NOT([.I50]=&quot;&quot;));[.I50];&quot;&quot;)">
            <text:p/>
          </table:table-cell>
          <table:table-cell table:style-name="ce44" table:formula="of:=IF(AND(0.1&lt;[.$Z50];[.$Z50]&lt;0.25; NOT([.J50]=&quot;&quot;));[.J50];&quot;&quot;)">
            <text:p/>
          </table:table-cell>
          <table:table-cell table:style-name="ce44" table:formula="of:=IF(AND(0.1&lt;[.$Z50];[.$Z50]&lt;0.25; NOT([.K50]=&quot;&quot;));[.K50];&quot;&quot;)">
            <text:p/>
          </table:table-cell>
          <table:table-cell table:style-name="ce44" table:formula="of:=IF(AND(0.1&lt;[.$Z50];[.$Z50]&lt;0.25; NOT([.L50]=&quot;&quot;));[.L50];&quot;&quot;)">
            <text:p/>
          </table:table-cell>
          <table:table-cell table:style-name="ce44" table:formula="of:=IF(AND(0.1&lt;[.$Z50];[.$Z50]&lt;0.25; NOT([.M50]=&quot;&quot;));[.M50];&quot;&quot;)">
            <text:p/>
          </table:table-cell>
          <table:table-cell table:style-name="ce44" table:formula="of:=IF(AND(0.1&lt;[.$Z50];[.$Z50]&lt;0.25; NOT([.N50]=&quot;&quot;));[.N50];&quot;&quot;)">
            <text:p/>
          </table:table-cell>
          <table:table-cell table:style-name="ce44" table:formula="of:=IF(AND(0.1&lt;[.$Z50];[.$Z50]&lt;0.25; NOT([.O50]=&quot;&quot;));[.O50];&quot;&quot;)">
            <text:p/>
          </table:table-cell>
          <table:table-cell table:style-name="ce44" table:formula="of:=IF(AND(0.1&lt;[.$Z50];[.$Z50]&lt;0.25; NOT([.P50]=&quot;&quot;));[.P50];&quot;&quot;)">
            <text:p/>
          </table:table-cell>
          <table:table-cell table:style-name="ce44" table:formula="of:=IF(AND(0.1&lt;[.$Z50];[.$Z50]&lt;0.25; NOT([.Q50]=&quot;&quot;));[.Q50];&quot;&quot;)">
            <text:p/>
          </table:table-cell>
          <table:table-cell table:style-name="ce44" table:formula="of:=IF(AND(0.1&lt;[.$Z50];[.$Z50]&lt;0.25; NOT([.R50]=&quot;&quot;));[.R50];&quot;&quot;)">
            <text:p/>
          </table:table-cell>
          <table:table-cell table:style-name="ce44" table:formula="of:=IF(AND(0.1&lt;[.$Z50];[.$Z50]&lt;0.25; NOT([.S50]=&quot;&quot;));[.S50];&quot;&quot;)">
            <text:p/>
          </table:table-cell>
          <table:table-cell table:style-name="ce44" table:formula="of:=IF(AND(0.1&lt;[.$Z50];[.$Z50]&lt;0.25; NOT([.T50]=&quot;&quot;));[.T50];&quot;&quot;)">
            <text:p/>
          </table:table-cell>
          <table:table-cell table:style-name="ce44" table:formula="of:=IF(AND(0.1&lt;[.$Z50];[.$Z50]&lt;0.25; NOT([.U50]=&quot;&quot;));[.U50];&quot;&quot;)">
            <text:p/>
          </table:table-cell>
          <table:table-cell table:style-name="ce44" table:formula="of:=IF(AND(0.1&lt;[.$Z50];[.$Z50]&lt;0.25; NOT([.V50]=&quot;&quot;));[.V50];&quot;&quot;)">
            <text:p/>
          </table:table-cell>
          <table:table-cell table:style-name="ce44" table:formula="of:=IF(AND(0.1&lt;[.$Z50];[.$Z50]&lt;0.25; NOT([.W50]=&quot;&quot;));[.W50];&quot;&quot;)">
            <text:p/>
          </table:table-cell>
          <table:table-cell table:style-name="ce44" table:formula="of:=IF(AND(0.1&lt;[.$Z50];[.$Z50]&lt;0.25; NOT([.X50]=&quot;&quot;));[.X50];&quot;&quot;)">
            <text:p/>
          </table:table-cell>
          <table:table-cell table:style-name="ce44" table:formula="of:=IF(AND(0.1&lt;[.$Z50];[.$Z50]&lt;0.25; NOT([.Y50]=&quot;&quot;));[.Y50];&quot;&quot;)">
            <text:p/>
          </table:table-cell>
          <table:table-cell table:style-name="ce44" table:formula="of:=IF(AND(0.1&lt;[.$Z50];[.$Z50]&lt;0.25; NOT([.Z50]=&quot;&quot;));[.Z50];&quot;&quot;)">
            <text:p/>
          </table:table-cell>
          <table:table-cell table:style-name="ce44" table:formula="of:=IF(AND(0.1&lt;[.$Z50];[.$Z50]&lt;0.25; NOT([.AA50]=&quot;&quot;));[.AA50];&quot;&quot;)">
            <text:p/>
          </table:table-cell>
          <table:table-cell table:style-name="Default" table:number-columns-repeated="3"/>
          <table:table-cell table:style-name="ce126" table:formula="of:=IF(AND(OR(0.1&gt;[.$Z50];[.$Z50]&gt;0.25);NOT([.A50]=&quot;&quot;));[.A50];&quot;&quot;)" office:value-type="float" office:value="46" calcext:value-type="float">
            <text:p>46.0000</text:p>
          </table:table-cell>
          <table:table-cell table:style-name="ce44" table:formula="of:=IF(AND(OR(0.1&gt;[.$Z50];[.$Z50]&gt;0.25);NOT([.B50]=&quot;&quot;));[.B50];&quot;&quot;)" office:value-type="float" office:value="1.72788" calcext:value-type="float">
            <text:p>1.7279</text:p>
          </table:table-cell>
          <table:table-cell table:style-name="ce44" table:formula="of:=IF(AND(OR(0.1&gt;[.$Z50];[.$Z50]&gt;0.25);NOT([.C50]=&quot;&quot;));[.C50];&quot;&quot;)" office:value-type="float" office:value="-1.5708" calcext:value-type="float">
            <text:p>-1.5708</text:p>
          </table:table-cell>
          <table:table-cell table:style-name="ce44" table:formula="of:=IF(AND(OR(0.1&gt;[.$Z50];[.$Z50]&gt;0.25);NOT([.D50]=&quot;&quot;));[.D50];&quot;&quot;)" office:value-type="float" office:value="1.85005" calcext:value-type="float">
            <text:p>1.8501</text:p>
          </table:table-cell>
          <table:table-cell table:style-name="ce44" table:formula="of:=IF(AND(OR(0.1&gt;[.$Z50];[.$Z50]&gt;0.25);NOT([.E50]=&quot;&quot;));[.E50];&quot;&quot;)" office:value-type="float" office:value="-2.16421" calcext:value-type="float">
            <text:p>-2.1642</text:p>
          </table:table-cell>
          <table:table-cell table:style-name="ce44" table:formula="of:=IF(AND(OR(0.1&gt;[.$Z50];[.$Z50]&gt;0.25);NOT([.F50]=&quot;&quot;));[.F50];&quot;&quot;)" office:value-type="float" office:value="-1.48353" calcext:value-type="float">
            <text:p>-1.4835</text:p>
          </table:table-cell>
          <table:table-cell table:style-name="ce44" table:formula="of:=IF(AND(OR(0.1&gt;[.$Z50];[.$Z50]&gt;0.25);NOT([.G50]=&quot;&quot;));[.G50];&quot;&quot;)" office:value-type="float" office:value="0.8203" calcext:value-type="float">
            <text:p>0.8203</text:p>
          </table:table-cell>
          <table:table-cell table:style-name="ce44" table:formula="of:=IF(AND(OR(0.1&gt;[.$Z50];[.$Z50]&gt;0.25);NOT([.H50]=&quot;&quot;));[.H50];&quot;&quot;)">
            <text:p/>
          </table:table-cell>
          <table:table-cell table:style-name="ce44" table:formula="of:=IF(AND(OR(0.1&gt;[.$Z50];[.$Z50]&gt;0.25);NOT([.I50]=&quot;&quot;));[.I50];&quot;&quot;)">
            <text:p/>
          </table:table-cell>
          <table:table-cell table:style-name="ce44" table:formula="of:=IF(AND(OR(0.1&gt;[.$Z50];[.$Z50]&gt;0.25);NOT([.J50]=&quot;&quot;));[.J50];&quot;&quot;)" office:value-type="float" office:value="47" calcext:value-type="float">
            <text:p>47.0000</text:p>
          </table:table-cell>
          <table:table-cell table:style-name="ce44" table:formula="of:=IF(AND(OR(0.1&gt;[.$Z50];[.$Z50]&gt;0.25);NOT([.K50]=&quot;&quot;));[.K50];&quot;&quot;)" office:value-type="float" office:value="0.341" calcext:value-type="float">
            <text:p>0.3410</text:p>
          </table:table-cell>
          <table:table-cell table:style-name="ce44" table:formula="of:=IF(AND(OR(0.1&gt;[.$Z50];[.$Z50]&gt;0.25);NOT([.L50]=&quot;&quot;));[.L50];&quot;&quot;)" office:value-type="float" office:value="-0.1027" calcext:value-type="float">
            <text:p>-0.1027</text:p>
          </table:table-cell>
          <table:table-cell table:style-name="ce44" table:formula="of:=IF(AND(OR(0.1&gt;[.$Z50];[.$Z50]&gt;0.25);NOT([.M50]=&quot;&quot;));[.M50];&quot;&quot;)">
            <text:p/>
          </table:table-cell>
          <table:table-cell table:style-name="ce44" table:formula="of:=IF(AND(OR(0.1&gt;[.$Z50];[.$Z50]&gt;0.25);NOT([.N50]=&quot;&quot;));[.N50];&quot;&quot;)">
            <text:p/>
          </table:table-cell>
          <table:table-cell table:style-name="ce128" table:formula="of:=IF(AND(OR(0.1&gt;[.$Z50];[.$Z50]&gt;0.25);NOT([.O50]=&quot;&quot;));[.O50];&quot;&quot;)" office:value-type="float" office:value="46" calcext:value-type="float">
            <text:p>46</text:p>
          </table:table-cell>
          <table:table-cell table:style-name="ce44" table:formula="of:=IF(AND(OR(0.1&gt;[.$Z50];[.$Z50]&gt;0.25);NOT([.P50]=&quot;&quot;));[.P50];&quot;&quot;)" office:value-type="float" office:value="2.401" calcext:value-type="float">
            <text:p>2.4010</text:p>
          </table:table-cell>
          <table:table-cell table:style-name="ce44" table:formula="of:=IF(AND(OR(0.1&gt;[.$Z50];[.$Z50]&gt;0.25);NOT([.Q50]=&quot;&quot;));[.Q50];&quot;&quot;)" office:value-type="float" office:value="-2.401" calcext:value-type="float">
            <text:p>-2.4010</text:p>
          </table:table-cell>
          <table:table-cell table:style-name="ce44" table:formula="of:=IF(AND(OR(0.1&gt;[.$Z50];[.$Z50]&gt;0.25);NOT([.R50]=&quot;&quot;));[.R50];&quot;&quot;)" office:value-type="float" office:value="38" calcext:value-type="float">
            <text:p>38.0000</text:p>
          </table:table-cell>
          <table:table-cell table:style-name="ce44" table:formula="of:=IF(AND(OR(0.1&gt;[.$Z50];[.$Z50]&gt;0.25);NOT([.S50]=&quot;&quot;));[.S50];&quot;&quot;)" office:value-type="float" office:value="3.5632167454" calcext:value-type="float">
            <text:p>3.5632</text:p>
          </table:table-cell>
          <table:table-cell table:style-name="ce44" table:formula="of:=IF(AND(OR(0.1&gt;[.$Z50];[.$Z50]&gt;0.25);NOT([.T50]=&quot;&quot;));[.T50];&quot;&quot;)" office:value-type="float" office:value="-1" calcext:value-type="float">
            <text:p>-1.0000</text:p>
          </table:table-cell>
          <table:table-cell table:style-name="ce44" table:formula="of:=IF(AND(OR(0.1&gt;[.$Z50];[.$Z50]&gt;0.25);NOT([.U50]=&quot;&quot;));[.U50];&quot;&quot;)" office:value-type="float" office:value="0" calcext:value-type="float">
            <text:p>0.0000</text:p>
          </table:table-cell>
          <table:table-cell table:style-name="ce44" table:formula="of:=IF(AND(OR(0.1&gt;[.$Z50];[.$Z50]&gt;0.25);NOT([.V50]=&quot;&quot;));[.V50];&quot;&quot;)" office:value-type="float" office:value="0" calcext:value-type="float">
            <text:p>0.0000</text:p>
          </table:table-cell>
          <table:table-cell table:style-name="ce44" table:formula="of:=IF(AND(OR(0.1&gt;[.$Z50];[.$Z50]&gt;0.25);NOT([.W50]=&quot;&quot;));[.W50];&quot;&quot;)">
            <text:p/>
          </table:table-cell>
          <table:table-cell table:style-name="ce44" table:formula="of:=IF(AND(OR(0.1&gt;[.$Z50];[.$Z50]&gt;0.25);NOT([.X50]=&quot;&quot;));[.X50];&quot;&quot;)">
            <text:p/>
          </table:table-cell>
          <table:table-cell table:style-name="ce128" table:formula="of:=IF(AND(OR(0.1&gt;[.$Z50];[.$Z50]&gt;0.25);NOT([.Y50]=&quot;&quot;));[.Y50];&quot;&quot;)" office:value-type="float" office:value="46" calcext:value-type="float">
            <text:p>46</text:p>
          </table:table-cell>
          <table:table-cell table:style-name="ce44" table:formula="of:=IF(AND(OR(0.1&gt;[.$Z50];[.$Z50]&gt;0.25);NOT([.Z50]=&quot;&quot;));[.Z50];&quot;&quot;)" office:value-type="float" office:value="0.0483" calcext:value-type="float">
            <text:p>0.0483</text:p>
          </table:table-cell>
          <table:table-cell table:style-name="ce44" table:formula="of:=IF(AND(OR(0.1&gt;[.$Z50];[.$Z50]&gt;0.25);NOT([.AA50]=&quot;&quot;));[.AA50];&quot;&quot;)" office:value-type="float" office:value="-0.8589" calcext:value-type="float">
            <text:p>-0.8589</text:p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0.8203" calcext:value-type="float">
            <text:p>0.8203</text:p>
          </table:table-cell>
          <table:table-cell table:style-name="Default" table:number-columns-repeated="2"/>
          <table:table-cell table:style-name="ce10" office:value-type="float" office:value="48" calcext:value-type="float">
            <text:p>48</text:p>
          </table:table-cell>
          <table:table-cell table:style-name="ce15" office:value-type="float" office:value="0.3439" calcext:value-type="float">
            <text:p>0.3439</text:p>
          </table:table-cell>
          <table:table-cell table:style-name="ce15" office:value-type="float" office:value="-0.1016" calcext:value-type="float">
            <text:p>-0.1016</text:p>
          </table:table-cell>
          <table:table-cell table:style-name="Default" table:number-columns-repeated="2"/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2.4027" calcext:value-type="float">
            <text:p>2.4027</text:p>
          </table:table-cell>
          <table:table-cell table:style-name="ce10" office:value-type="float" office:value="-2.4027" calcext:value-type="float">
            <text:p>-2.402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.5806068931" calcext:value-type="float">
            <text:p>3.5806068931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0.0453" calcext:value-type="float">
            <text:p>0.0453</text:p>
          </table:table-cell>
          <table:table-cell table:style-name="ce25" office:value-type="float" office:value="-0.8599" calcext:value-type="float">
            <text:p>-0.8599</text:p>
          </table:table-cell>
          <table:table-cell table:style-name="Default" table:number-columns-repeated="3"/>
          <table:table-cell table:style-name="ce31" table:formula="of:=IF(AND(0.15&lt;[.$Z51];[.$Z51]&lt;0.2; NOT([.A51]=&quot;&quot;));[.A51];&quot;&quot;)">
            <text:p/>
          </table:table-cell>
          <table:table-cell table:style-name="ce33" table:formula="of:=IF(AND(0.15&lt;[.$Z51];[.$Z51]&lt;0.2; NOT([.B51]=&quot;&quot;));[.B51];&quot;&quot;)">
            <text:p/>
          </table:table-cell>
          <table:table-cell table:style-name="ce33" table:formula="of:=IF(AND(0.15&lt;[.$Z51];[.$Z51]&lt;0.2; NOT([.C51]=&quot;&quot;));[.C51];&quot;&quot;)">
            <text:p/>
          </table:table-cell>
          <table:table-cell table:style-name="ce33" table:formula="of:=IF(AND(0.15&lt;[.$Z51];[.$Z51]&lt;0.2; NOT([.D51]=&quot;&quot;));[.D51];&quot;&quot;)">
            <text:p/>
          </table:table-cell>
          <table:table-cell table:style-name="ce33" table:formula="of:=IF(AND(0.15&lt;[.$Z51];[.$Z51]&lt;0.2; NOT([.E51]=&quot;&quot;));[.E51];&quot;&quot;)">
            <text:p/>
          </table:table-cell>
          <table:table-cell table:style-name="ce33" table:formula="of:=IF(AND(0.15&lt;[.$Z51];[.$Z51]&lt;0.2; NOT([.F51]=&quot;&quot;));[.F51];&quot;&quot;)">
            <text:p/>
          </table:table-cell>
          <table:table-cell table:style-name="ce33" table:formula="of:=IF(AND(0.15&lt;[.$Z51];[.$Z51]&lt;0.2; NOT([.G51]=&quot;&quot;));[.G51];&quot;&quot;)">
            <text:p/>
          </table:table-cell>
          <table:table-cell table:style-name="ce33" table:formula="of:=IF(AND(0.15&lt;[.$Z51];[.$Z51]&lt;0.2; NOT([.H51]=&quot;&quot;));[.H51];&quot;&quot;)">
            <text:p/>
          </table:table-cell>
          <table:table-cell table:style-name="ce33" table:formula="of:=IF(AND(0.15&lt;[.$Z51];[.$Z51]&lt;0.2; NOT([.I51]=&quot;&quot;));[.I51];&quot;&quot;)">
            <text:p/>
          </table:table-cell>
          <table:table-cell table:style-name="ce39" table:formula="of:=IF(AND(0.15&lt;[.$Z51];[.$Z51]&lt;0.2; NOT([.J51]=&quot;&quot;));[.J51];&quot;&quot;)">
            <text:p/>
          </table:table-cell>
          <table:table-cell table:style-name="ce33" table:formula="of:=IF(AND(0.15&lt;[.$Z51];[.$Z51]&lt;0.2; NOT([.K51]=&quot;&quot;));[.K51];&quot;&quot;)">
            <text:p/>
          </table:table-cell>
          <table:table-cell table:style-name="ce33" table:formula="of:=IF(AND(0.15&lt;[.$Z51];[.$Z51]&lt;0.2; NOT([.L51]=&quot;&quot;));[.L51];&quot;&quot;)">
            <text:p/>
          </table:table-cell>
          <table:table-cell table:style-name="ce33" table:formula="of:=IF(AND(0.15&lt;[.$Z51];[.$Z51]&lt;0.2; NOT([.M51]=&quot;&quot;));[.M51];&quot;&quot;)">
            <text:p/>
          </table:table-cell>
          <table:table-cell table:style-name="ce33" table:formula="of:=IF(AND(0.15&lt;[.$Z51];[.$Z51]&lt;0.2; NOT([.N51]=&quot;&quot;));[.N51];&quot;&quot;)">
            <text:p/>
          </table:table-cell>
          <table:table-cell table:style-name="ce39" table:formula="of:=IF(AND(0.15&lt;[.$Z51];[.$Z51]&lt;0.2; NOT([.O51]=&quot;&quot;));[.O51];&quot;&quot;)">
            <text:p/>
          </table:table-cell>
          <table:table-cell table:style-name="ce33" table:formula="of:=IF(AND(0.15&lt;[.$Z51];[.$Z51]&lt;0.2; NOT([.P51]=&quot;&quot;));[.P51];&quot;&quot;)">
            <text:p/>
          </table:table-cell>
          <table:table-cell table:style-name="ce33" table:formula="of:=IF(AND(0.15&lt;[.$Z51];[.$Z51]&lt;0.2; NOT([.Q51]=&quot;&quot;));[.Q51];&quot;&quot;)">
            <text:p/>
          </table:table-cell>
          <table:table-cell table:style-name="ce33" table:formula="of:=IF(AND(0.15&lt;[.$Z51];[.$Z51]&lt;0.2; NOT([.R51]=&quot;&quot;));[.R51];&quot;&quot;)">
            <text:p/>
          </table:table-cell>
          <table:table-cell table:style-name="ce33" table:formula="of:=IF(AND(0.15&lt;[.$Z51];[.$Z51]&lt;0.2; NOT([.S51]=&quot;&quot;));[.S51];&quot;&quot;)">
            <text:p/>
          </table:table-cell>
          <table:table-cell table:style-name="ce39" table:formula="of:=IF(AND(0.15&lt;[.$Z51];[.$Z51]&lt;0.2; NOT([.T51]=&quot;&quot;));[.T51];&quot;&quot;)">
            <text:p/>
          </table:table-cell>
          <table:table-cell table:style-name="ce39" table:formula="of:=IF(AND(0.15&lt;[.$Z51];[.$Z51]&lt;0.2; NOT([.U51]=&quot;&quot;));[.U51];&quot;&quot;)">
            <text:p/>
          </table:table-cell>
          <table:table-cell table:style-name="ce33" table:formula="of:=IF(AND(0.15&lt;[.$Z51];[.$Z51]&lt;0.2; NOT([.V51]=&quot;&quot;));[.V51];&quot;&quot;)">
            <text:p/>
          </table:table-cell>
          <table:table-cell table:style-name="ce33" table:formula="of:=IF(AND(0.15&lt;[.$Z51];[.$Z51]&lt;0.2; NOT([.W51]=&quot;&quot;));[.W51];&quot;&quot;)">
            <text:p/>
          </table:table-cell>
          <table:table-cell table:style-name="ce33" table:formula="of:=IF(AND(0.15&lt;[.$Z51];[.$Z51]&lt;0.2; NOT([.X51]=&quot;&quot;));[.X51];&quot;&quot;)">
            <text:p/>
          </table:table-cell>
          <table:table-cell table:style-name="ce39" table:formula="of:=IF(AND(0.15&lt;[.$Z51];[.$Z51]&lt;0.2; NOT([.Y51]=&quot;&quot;));[.Y51];&quot;&quot;)">
            <text:p/>
          </table:table-cell>
          <table:table-cell table:style-name="ce33" table:formula="of:=IF(AND(0.15&lt;[.$Z51];[.$Z51]&lt;0.2; NOT([.Z51]=&quot;&quot;));[.Z51];&quot;&quot;)">
            <text:p/>
          </table:table-cell>
          <table:table-cell table:style-name="ce44" table:formula="of:=IF(AND(0.15&lt;[.$Z51];[.$Z51]&lt;0.2; NOT([.AA51]=&quot;&quot;));[.AA51];&quot;&quot;)">
            <text:p/>
          </table:table-cell>
          <table:table-cell table:style-name="Default" table:number-columns-repeated="3"/>
          <table:table-cell table:style-name="ce31" table:formula="of:=IF(AND(OR(0.15&gt;[.$Z51];[.$Z51]&gt;0.2);NOT([.A51]=&quot;&quot;));[.A51];&quot;&quot;)" office:value-type="float" office:value="47" calcext:value-type="float">
            <text:p>47</text:p>
          </table:table-cell>
          <table:table-cell table:style-name="ce33" table:formula="of:=IF(AND(OR(0.15&gt;[.$Z51];[.$Z51]&gt;0.2);NOT([.B51]=&quot;&quot;));[.B51];&quot;&quot;)" office:value-type="float" office:value="1.72788" calcext:value-type="float">
            <text:p>1.7279</text:p>
          </table:table-cell>
          <table:table-cell table:style-name="ce33" table:formula="of:=IF(AND(OR(0.15&gt;[.$Z51];[.$Z51]&gt;0.2);NOT([.C51]=&quot;&quot;));[.C51];&quot;&quot;)" office:value-type="float" office:value="-1.5708" calcext:value-type="float">
            <text:p>-1.5708</text:p>
          </table:table-cell>
          <table:table-cell table:style-name="ce33" table:formula="of:=IF(AND(OR(0.15&gt;[.$Z51];[.$Z51]&gt;0.2);NOT([.D51]=&quot;&quot;));[.D51];&quot;&quot;)" office:value-type="float" office:value="1.85005" calcext:value-type="float">
            <text:p>1.8501</text:p>
          </table:table-cell>
          <table:table-cell table:style-name="ce33" table:formula="of:=IF(AND(OR(0.15&gt;[.$Z51];[.$Z51]&gt;0.2);NOT([.E51]=&quot;&quot;));[.E51];&quot;&quot;)" office:value-type="float" office:value="-2.16421" calcext:value-type="float">
            <text:p>-2.1642</text:p>
          </table:table-cell>
          <table:table-cell table:style-name="ce33" table:formula="of:=IF(AND(OR(0.15&gt;[.$Z51];[.$Z51]&gt;0.2);NOT([.F51]=&quot;&quot;));[.F51];&quot;&quot;)" office:value-type="float" office:value="-1.48353" calcext:value-type="float">
            <text:p>-1.4835</text:p>
          </table:table-cell>
          <table:table-cell table:style-name="ce33" table:formula="of:=IF(AND(OR(0.15&gt;[.$Z51];[.$Z51]&gt;0.2);NOT([.G51]=&quot;&quot;));[.G51];&quot;&quot;)" office:value-type="float" office:value="0.8203" calcext:value-type="float">
            <text:p>0.8203</text:p>
          </table:table-cell>
          <table:table-cell table:style-name="ce33" table:formula="of:=IF(AND(OR(0.15&gt;[.$Z51];[.$Z51]&gt;0.2);NOT([.H51]=&quot;&quot;));[.H51];&quot;&quot;)">
            <text:p/>
          </table:table-cell>
          <table:table-cell table:style-name="ce33" table:formula="of:=IF(AND(OR(0.15&gt;[.$Z51];[.$Z51]&gt;0.2);NOT([.I51]=&quot;&quot;));[.I51];&quot;&quot;)">
            <text:p/>
          </table:table-cell>
          <table:table-cell table:style-name="ce39" table:formula="of:=IF(AND(OR(0.15&gt;[.$Z51];[.$Z51]&gt;0.2);NOT([.J51]=&quot;&quot;));[.J51];&quot;&quot;)" office:value-type="float" office:value="48" calcext:value-type="float">
            <text:p>48</text:p>
          </table:table-cell>
          <table:table-cell table:style-name="ce33" table:formula="of:=IF(AND(OR(0.15&gt;[.$Z51];[.$Z51]&gt;0.2);NOT([.K51]=&quot;&quot;));[.K51];&quot;&quot;)" office:value-type="float" office:value="0.3439" calcext:value-type="float">
            <text:p>0.3439</text:p>
          </table:table-cell>
          <table:table-cell table:style-name="ce33" table:formula="of:=IF(AND(OR(0.15&gt;[.$Z51];[.$Z51]&gt;0.2);NOT([.L51]=&quot;&quot;));[.L51];&quot;&quot;)" office:value-type="float" office:value="-0.1016" calcext:value-type="float">
            <text:p>-0.1016</text:p>
          </table:table-cell>
          <table:table-cell table:style-name="ce33" table:formula="of:=IF(AND(OR(0.15&gt;[.$Z51];[.$Z51]&gt;0.2);NOT([.M51]=&quot;&quot;));[.M51];&quot;&quot;)">
            <text:p/>
          </table:table-cell>
          <table:table-cell table:style-name="ce33" table:formula="of:=IF(AND(OR(0.15&gt;[.$Z51];[.$Z51]&gt;0.2);NOT([.N51]=&quot;&quot;));[.N51];&quot;&quot;)">
            <text:p/>
          </table:table-cell>
          <table:table-cell table:style-name="ce39" table:formula="of:=IF(AND(OR(0.15&gt;[.$Z51];[.$Z51]&gt;0.2);NOT([.O51]=&quot;&quot;));[.O51];&quot;&quot;)" office:value-type="float" office:value="47" calcext:value-type="float">
            <text:p>47</text:p>
          </table:table-cell>
          <table:table-cell table:style-name="ce33" table:formula="of:=IF(AND(OR(0.15&gt;[.$Z51];[.$Z51]&gt;0.2);NOT([.P51]=&quot;&quot;));[.P51];&quot;&quot;)" office:value-type="float" office:value="2.4027" calcext:value-type="float">
            <text:p>2.4027</text:p>
          </table:table-cell>
          <table:table-cell table:style-name="ce33" table:formula="of:=IF(AND(OR(0.15&gt;[.$Z51];[.$Z51]&gt;0.2);NOT([.Q51]=&quot;&quot;));[.Q51];&quot;&quot;)" office:value-type="float" office:value="-2.4027" calcext:value-type="float">
            <text:p>-2.4027</text:p>
          </table:table-cell>
          <table:table-cell table:style-name="ce33" table:formula="of:=IF(AND(OR(0.15&gt;[.$Z51];[.$Z51]&gt;0.2);NOT([.R51]=&quot;&quot;));[.R51];&quot;&quot;)" office:value-type="float" office:value="38" calcext:value-type="float">
            <text:p>38.0000</text:p>
          </table:table-cell>
          <table:table-cell table:style-name="ce33" table:formula="of:=IF(AND(OR(0.15&gt;[.$Z51];[.$Z51]&gt;0.2);NOT([.S51]=&quot;&quot;));[.S51];&quot;&quot;)" office:value-type="float" office:value="3.5806068931" calcext:value-type="float">
            <text:p>3.5806</text:p>
          </table:table-cell>
          <table:table-cell table:style-name="ce39" table:formula="of:=IF(AND(OR(0.15&gt;[.$Z51];[.$Z51]&gt;0.2);NOT([.T51]=&quot;&quot;));[.T51];&quot;&quot;)" office:value-type="float" office:value="-1" calcext:value-type="float">
            <text:p>-1</text:p>
          </table:table-cell>
          <table:table-cell table:style-name="ce39" table:formula="of:=IF(AND(OR(0.15&gt;[.$Z51];[.$Z51]&gt;0.2);NOT([.U51]=&quot;&quot;));[.U51];&quot;&quot;)" office:value-type="float" office:value="0" calcext:value-type="float">
            <text:p>0</text:p>
          </table:table-cell>
          <table:table-cell table:style-name="ce33" table:formula="of:=IF(AND(OR(0.15&gt;[.$Z51];[.$Z51]&gt;0.2);NOT([.V51]=&quot;&quot;));[.V51];&quot;&quot;)" office:value-type="float" office:value="0" calcext:value-type="float">
            <text:p>0.0000</text:p>
          </table:table-cell>
          <table:table-cell table:style-name="ce33" table:formula="of:=IF(AND(OR(0.15&gt;[.$Z51];[.$Z51]&gt;0.2);NOT([.W51]=&quot;&quot;));[.W51];&quot;&quot;)">
            <text:p/>
          </table:table-cell>
          <table:table-cell table:style-name="ce33" table:formula="of:=IF(AND(OR(0.15&gt;[.$Z51];[.$Z51]&gt;0.2);NOT([.X51]=&quot;&quot;));[.X51];&quot;&quot;)">
            <text:p/>
          </table:table-cell>
          <table:table-cell table:style-name="ce39" table:formula="of:=IF(AND(OR(0.15&gt;[.$Z51];[.$Z51]&gt;0.2);NOT([.Y51]=&quot;&quot;));[.Y51];&quot;&quot;)" office:value-type="float" office:value="47" calcext:value-type="float">
            <text:p>47</text:p>
          </table:table-cell>
          <table:table-cell table:style-name="ce33" table:formula="of:=IF(AND(OR(0.15&gt;[.$Z51];[.$Z51]&gt;0.2);NOT([.Z51]=&quot;&quot;));[.Z51];&quot;&quot;)" office:value-type="float" office:value="0.0453" calcext:value-type="float">
            <text:p>0.0453</text:p>
          </table:table-cell>
          <table:table-cell table:style-name="ce44" table:formula="of:=IF(AND(OR(0.15&gt;[.$Z51];[.$Z51]&gt;0.2);NOT([.AA51]=&quot;&quot;));[.AA51];&quot;&quot;)" office:value-type="float" office:value="-0.8599" calcext:value-type="float">
            <text:p>-0.8599</text:p>
          </table:table-cell>
          <table:table-cell table:style-name="Default" table:number-columns-repeated="3"/>
          <table:table-cell table:style-name="ce4" table:formula="of:=IF(AND([.$U51] = 1;NOT([.A51]=&quot;&quot;));[.A51];&quot;&quot;)">
            <text:p/>
          </table:table-cell>
          <table:table-cell table:style-name="ce110" table:formula="of:=IF(AND([.$U51] = 1;NOT([.B51]=&quot;&quot;));[.B51];&quot;&quot;)">
            <text:p/>
          </table:table-cell>
          <table:table-cell table:style-name="ce110" table:formula="of:=IF(AND([.$U51] = 1;NOT([.C51]=&quot;&quot;));[.C51];&quot;&quot;)">
            <text:p/>
          </table:table-cell>
          <table:table-cell table:style-name="ce110" table:formula="of:=IF(AND([.$U51] = 1;NOT([.D51]=&quot;&quot;));[.D51];&quot;&quot;)">
            <text:p/>
          </table:table-cell>
          <table:table-cell table:style-name="ce110" table:formula="of:=IF(AND([.$U51] = 1;NOT([.E51]=&quot;&quot;));[.E51];&quot;&quot;)">
            <text:p/>
          </table:table-cell>
          <table:table-cell table:style-name="ce110" table:formula="of:=IF(AND([.$U51] = 1;NOT([.F51]=&quot;&quot;));[.F51];&quot;&quot;)">
            <text:p/>
          </table:table-cell>
          <table:table-cell table:style-name="ce110" table:formula="of:=IF(AND([.$U51] = 1;NOT([.G51]=&quot;&quot;));[.G51];&quot;&quot;)">
            <text:p/>
          </table:table-cell>
          <table:table-cell table:style-name="ce110" table:formula="of:=IF(AND([.$U51] = 1;NOT([.H51]=&quot;&quot;));[.H51];&quot;&quot;)">
            <text:p/>
          </table:table-cell>
          <table:table-cell table:style-name="ce110" table:formula="of:=IF(AND([.$U51] = 1;NOT([.I51]=&quot;&quot;));[.I51];&quot;&quot;)">
            <text:p/>
          </table:table-cell>
          <table:table-cell table:style-name="ce110" table:formula="of:=IF(AND([.$U51] = 1;NOT([.J51]=&quot;&quot;));[.J51];&quot;&quot;)">
            <text:p/>
          </table:table-cell>
          <table:table-cell table:style-name="ce110" table:formula="of:=IF(AND([.$U51] = 1;NOT([.K51]=&quot;&quot;));[.K51];&quot;&quot;)">
            <text:p/>
          </table:table-cell>
          <table:table-cell table:style-name="ce110" table:formula="of:=IF(AND([.$U51] = 1;NOT([.L51]=&quot;&quot;));[.L51];&quot;&quot;)">
            <text:p/>
          </table:table-cell>
          <table:table-cell table:style-name="ce110" table:formula="of:=IF(AND([.$U51] = 1;NOT([.M51]=&quot;&quot;));[.M51];&quot;&quot;)">
            <text:p/>
          </table:table-cell>
          <table:table-cell table:style-name="ce110" table:formula="of:=IF(AND([.$U51] = 1;NOT([.N51]=&quot;&quot;));[.N51];&quot;&quot;)">
            <text:p/>
          </table:table-cell>
          <table:table-cell table:style-name="ce110" table:formula="of:=IF(AND([.$U51] = 1;NOT([.O51]=&quot;&quot;));[.O51];&quot;&quot;)">
            <text:p/>
          </table:table-cell>
          <table:table-cell table:style-name="ce110" table:formula="of:=IF(AND([.$U51] = 1;NOT([.P51]=&quot;&quot;));[.P51];&quot;&quot;)">
            <text:p/>
          </table:table-cell>
          <table:table-cell table:style-name="ce110" table:formula="of:=IF(AND([.$U51] = 1;NOT([.Q51]=&quot;&quot;));[.Q51];&quot;&quot;)">
            <text:p/>
          </table:table-cell>
          <table:table-cell table:style-name="ce110" table:formula="of:=IF(AND([.$U51] = 1;NOT([.R51]=&quot;&quot;));[.R51];&quot;&quot;)">
            <text:p/>
          </table:table-cell>
          <table:table-cell table:style-name="ce110" table:formula="of:=IF(AND([.$U51] = 1;NOT([.S51]=&quot;&quot;));[.S51];&quot;&quot;)">
            <text:p/>
          </table:table-cell>
          <table:table-cell table:style-name="ce110" table:formula="of:=IF(AND([.$U51] = 1;NOT([.T51]=&quot;&quot;));[.T51];&quot;&quot;)">
            <text:p/>
          </table:table-cell>
          <table:table-cell table:style-name="ce110" table:formula="of:=IF(AND([.$U51] = 1;NOT([.U51]=&quot;&quot;));[.U51];&quot;&quot;)">
            <text:p/>
          </table:table-cell>
          <table:table-cell table:style-name="ce110" table:formula="of:=IF(AND([.$U51] = 1;NOT([.V51]=&quot;&quot;));[.V51];&quot;&quot;)">
            <text:p/>
          </table:table-cell>
          <table:table-cell table:style-name="ce110" table:formula="of:=IF(AND([.$U51] = 1;NOT([.W51]=&quot;&quot;));[.W51];&quot;&quot;)">
            <text:p/>
          </table:table-cell>
          <table:table-cell table:style-name="ce110" table:formula="of:=IF(AND([.$U51] = 1;NOT([.X51]=&quot;&quot;));[.X51];&quot;&quot;)">
            <text:p/>
          </table:table-cell>
          <table:table-cell table:style-name="ce110" table:formula="of:=IF(AND([.$U51] = 1;NOT([.Y51]=&quot;&quot;));[.Y51];&quot;&quot;)">
            <text:p/>
          </table:table-cell>
          <table:table-cell table:style-name="ce121" table:formula="of:=IF(AND([.$U51] = 1;NOT([.Z51]=&quot;&quot;));[.Z51];&quot;&quot;)">
            <text:p/>
          </table:table-cell>
          <table:table-cell table:style-name="ce25" table:formula="of:=IF(AND([.$U51] = 1;NOT([.AA51]=&quot;&quot;));[.AA51];&quot;&quot;)">
            <text:p/>
          </table:table-cell>
          <table:table-cell table:style-name="Default" table:number-columns-repeated="3"/>
          <table:table-cell table:style-name="ce4" table:formula="of:=IF(AND([.$U51] = 0;NOT([.A51]=&quot;&quot;));[.A51];&quot;&quot;)" office:value-type="float" office:value="47" calcext:value-type="float">
            <text:p>47</text:p>
          </table:table-cell>
          <table:table-cell table:style-name="ce110" table:formula="of:=IF(AND([.$U51] = 0;NOT([.B51]=&quot;&quot;));[.B51];&quot;&quot;)" office:value-type="float" office:value="1.72788" calcext:value-type="float">
            <text:p>1.72788</text:p>
          </table:table-cell>
          <table:table-cell table:style-name="ce110" table:formula="of:=IF(AND([.$U51] = 0;NOT([.C51]=&quot;&quot;));[.C51];&quot;&quot;)" office:value-type="float" office:value="-1.5708" calcext:value-type="float">
            <text:p>-1.5708</text:p>
          </table:table-cell>
          <table:table-cell table:style-name="ce110" table:formula="of:=IF(AND([.$U51] = 0;NOT([.D51]=&quot;&quot;));[.D51];&quot;&quot;)" office:value-type="float" office:value="1.85005" calcext:value-type="float">
            <text:p>1.85005</text:p>
          </table:table-cell>
          <table:table-cell table:style-name="ce110" table:formula="of:=IF(AND([.$U51] = 0;NOT([.E51]=&quot;&quot;));[.E51];&quot;&quot;)" office:value-type="float" office:value="-2.16421" calcext:value-type="float">
            <text:p>-2.16421</text:p>
          </table:table-cell>
          <table:table-cell table:style-name="ce110" table:formula="of:=IF(AND([.$U51] = 0;NOT([.F51]=&quot;&quot;));[.F51];&quot;&quot;)" office:value-type="float" office:value="-1.48353" calcext:value-type="float">
            <text:p>-1.48353</text:p>
          </table:table-cell>
          <table:table-cell table:style-name="ce110" table:formula="of:=IF(AND([.$U51] = 0;NOT([.G51]=&quot;&quot;));[.G51];&quot;&quot;)" office:value-type="float" office:value="0.8203" calcext:value-type="float">
            <text:p>0.8203</text:p>
          </table:table-cell>
          <table:table-cell table:style-name="ce110" table:formula="of:=IF(AND([.$U51] = 0;NOT([.H51]=&quot;&quot;));[.H51];&quot;&quot;)">
            <text:p/>
          </table:table-cell>
          <table:table-cell table:style-name="ce110" table:formula="of:=IF(AND([.$U51] = 0;NOT([.I51]=&quot;&quot;));[.I51];&quot;&quot;)">
            <text:p/>
          </table:table-cell>
          <table:table-cell table:style-name="ce110" table:formula="of:=IF(AND([.$U51] = 0;NOT([.J51]=&quot;&quot;));[.J51];&quot;&quot;)" office:value-type="float" office:value="48" calcext:value-type="float">
            <text:p>48</text:p>
          </table:table-cell>
          <table:table-cell table:style-name="ce113" table:formula="of:=IF(AND([.$U51] = 0;NOT([.K51]=&quot;&quot;));[.K51];&quot;&quot;)" office:value-type="float" office:value="0.3439" calcext:value-type="float">
            <text:p>0.3439</text:p>
          </table:table-cell>
          <table:table-cell table:style-name="ce113" table:formula="of:=IF(AND([.$U51] = 0;NOT([.L51]=&quot;&quot;));[.L51];&quot;&quot;)" office:value-type="float" office:value="-0.1016" calcext:value-type="float">
            <text:p>-0.1016</text:p>
          </table:table-cell>
          <table:table-cell table:style-name="ce110" table:formula="of:=IF(AND([.$U51] = 0;NOT([.M51]=&quot;&quot;));[.M51];&quot;&quot;)">
            <text:p/>
          </table:table-cell>
          <table:table-cell table:style-name="ce110" table:formula="of:=IF(AND([.$U51] = 0;NOT([.N51]=&quot;&quot;));[.N51];&quot;&quot;)">
            <text:p/>
          </table:table-cell>
          <table:table-cell table:style-name="ce110" table:formula="of:=IF(AND([.$U51] = 0;NOT([.O51]=&quot;&quot;));[.O51];&quot;&quot;)" office:value-type="float" office:value="47" calcext:value-type="float">
            <text:p>47</text:p>
          </table:table-cell>
          <table:table-cell table:style-name="ce110" table:formula="of:=IF(AND([.$U51] = 0;NOT([.P51]=&quot;&quot;));[.P51];&quot;&quot;)" office:value-type="float" office:value="2.4027" calcext:value-type="float">
            <text:p>2.4027</text:p>
          </table:table-cell>
          <table:table-cell table:style-name="ce110" table:formula="of:=IF(AND([.$U51] = 0;NOT([.Q51]=&quot;&quot;));[.Q51];&quot;&quot;)" office:value-type="float" office:value="-2.4027" calcext:value-type="float">
            <text:p>-2.4027</text:p>
          </table:table-cell>
          <table:table-cell table:style-name="ce110" table:formula="of:=IF(AND([.$U51] = 0;NOT([.R51]=&quot;&quot;));[.R51];&quot;&quot;)" office:value-type="float" office:value="38" calcext:value-type="float">
            <text:p>38</text:p>
          </table:table-cell>
          <table:table-cell table:style-name="ce110" table:formula="of:=IF(AND([.$U51] = 0;NOT([.S51]=&quot;&quot;));[.S51];&quot;&quot;)" office:value-type="float" office:value="3.5806068931" calcext:value-type="float">
            <text:p>3.5806068931</text:p>
          </table:table-cell>
          <table:table-cell table:style-name="ce110" table:formula="of:=IF(AND([.$U51] = 0;NOT([.T51]=&quot;&quot;));[.T51];&quot;&quot;)" office:value-type="float" office:value="-1" calcext:value-type="float">
            <text:p>-1</text:p>
          </table:table-cell>
          <table:table-cell table:style-name="ce110" table:formula="of:=IF(AND([.$U51] = 0;NOT([.U51]=&quot;&quot;));[.U51];&quot;&quot;)" office:value-type="float" office:value="0" calcext:value-type="float">
            <text:p>0</text:p>
          </table:table-cell>
          <table:table-cell table:style-name="ce110" table:formula="of:=IF(AND([.$U51] = 0;NOT([.V51]=&quot;&quot;));[.V51];&quot;&quot;)" office:value-type="float" office:value="0" calcext:value-type="float">
            <text:p>0</text:p>
          </table:table-cell>
          <table:table-cell table:style-name="ce110" table:formula="of:=IF(AND([.$U51] = 0;NOT([.W51]=&quot;&quot;));[.W51];&quot;&quot;)">
            <text:p/>
          </table:table-cell>
          <table:table-cell table:style-name="ce110" table:formula="of:=IF(AND([.$U51] = 0;NOT([.X51]=&quot;&quot;));[.X51];&quot;&quot;)">
            <text:p/>
          </table:table-cell>
          <table:table-cell table:style-name="ce110" table:formula="of:=IF(AND([.$U51] = 0;NOT([.Y51]=&quot;&quot;));[.Y51];&quot;&quot;)" office:value-type="float" office:value="47" calcext:value-type="float">
            <text:p>47</text:p>
          </table:table-cell>
          <table:table-cell table:style-name="ce110" table:formula="of:=IF(AND([.$U51] = 0;NOT([.Z51]=&quot;&quot;));[.Z51];&quot;&quot;)" office:value-type="float" office:value="0.0453" calcext:value-type="float">
            <text:p>0.0453</text:p>
          </table:table-cell>
          <table:table-cell table:style-name="ce25" table:formula="of:=IF(AND([.$U51] = 0;NOT([.AA51]=&quot;&quot;));[.AA51];&quot;&quot;)" office:value-type="float" office:value="-0.8599" calcext:value-type="float">
            <text:p>-0.8599</text:p>
          </table:table-cell>
          <table:table-cell table:style-name="Default" table:number-columns-repeated="3"/>
          <table:table-cell table:style-name="ce126" table:formula="of:=IF(AND(0.1&lt;[.$Z51];[.$Z51]&lt;0.25; NOT([.A51]=&quot;&quot;));[.A51];&quot;&quot;)">
            <text:p/>
          </table:table-cell>
          <table:table-cell table:style-name="ce44" table:formula="of:=IF(AND(0.1&lt;[.$Z51];[.$Z51]&lt;0.25; NOT([.B51]=&quot;&quot;));[.B51];&quot;&quot;)">
            <text:p/>
          </table:table-cell>
          <table:table-cell table:style-name="ce44" table:formula="of:=IF(AND(0.1&lt;[.$Z51];[.$Z51]&lt;0.25; NOT([.C51]=&quot;&quot;));[.C51];&quot;&quot;)">
            <text:p/>
          </table:table-cell>
          <table:table-cell table:style-name="ce44" table:formula="of:=IF(AND(0.1&lt;[.$Z51];[.$Z51]&lt;0.25; NOT([.D51]=&quot;&quot;));[.D51];&quot;&quot;)">
            <text:p/>
          </table:table-cell>
          <table:table-cell table:style-name="ce44" table:formula="of:=IF(AND(0.1&lt;[.$Z51];[.$Z51]&lt;0.25; NOT([.E51]=&quot;&quot;));[.E51];&quot;&quot;)">
            <text:p/>
          </table:table-cell>
          <table:table-cell table:style-name="ce44" table:formula="of:=IF(AND(0.1&lt;[.$Z51];[.$Z51]&lt;0.25; NOT([.F51]=&quot;&quot;));[.F51];&quot;&quot;)">
            <text:p/>
          </table:table-cell>
          <table:table-cell table:style-name="ce44" table:formula="of:=IF(AND(0.1&lt;[.$Z51];[.$Z51]&lt;0.25; NOT([.G51]=&quot;&quot;));[.G51];&quot;&quot;)">
            <text:p/>
          </table:table-cell>
          <table:table-cell table:style-name="ce44" table:formula="of:=IF(AND(0.1&lt;[.$Z51];[.$Z51]&lt;0.25; NOT([.H51]=&quot;&quot;));[.H51];&quot;&quot;)">
            <text:p/>
          </table:table-cell>
          <table:table-cell table:style-name="ce44" table:formula="of:=IF(AND(0.1&lt;[.$Z51];[.$Z51]&lt;0.25; NOT([.I51]=&quot;&quot;));[.I51];&quot;&quot;)">
            <text:p/>
          </table:table-cell>
          <table:table-cell table:style-name="ce44" table:formula="of:=IF(AND(0.1&lt;[.$Z51];[.$Z51]&lt;0.25; NOT([.J51]=&quot;&quot;));[.J51];&quot;&quot;)">
            <text:p/>
          </table:table-cell>
          <table:table-cell table:style-name="ce44" table:formula="of:=IF(AND(0.1&lt;[.$Z51];[.$Z51]&lt;0.25; NOT([.K51]=&quot;&quot;));[.K51];&quot;&quot;)">
            <text:p/>
          </table:table-cell>
          <table:table-cell table:style-name="ce44" table:formula="of:=IF(AND(0.1&lt;[.$Z51];[.$Z51]&lt;0.25; NOT([.L51]=&quot;&quot;));[.L51];&quot;&quot;)">
            <text:p/>
          </table:table-cell>
          <table:table-cell table:style-name="ce44" table:formula="of:=IF(AND(0.1&lt;[.$Z51];[.$Z51]&lt;0.25; NOT([.M51]=&quot;&quot;));[.M51];&quot;&quot;)">
            <text:p/>
          </table:table-cell>
          <table:table-cell table:style-name="ce44" table:formula="of:=IF(AND(0.1&lt;[.$Z51];[.$Z51]&lt;0.25; NOT([.N51]=&quot;&quot;));[.N51];&quot;&quot;)">
            <text:p/>
          </table:table-cell>
          <table:table-cell table:style-name="ce44" table:formula="of:=IF(AND(0.1&lt;[.$Z51];[.$Z51]&lt;0.25; NOT([.O51]=&quot;&quot;));[.O51];&quot;&quot;)">
            <text:p/>
          </table:table-cell>
          <table:table-cell table:style-name="ce44" table:formula="of:=IF(AND(0.1&lt;[.$Z51];[.$Z51]&lt;0.25; NOT([.P51]=&quot;&quot;));[.P51];&quot;&quot;)">
            <text:p/>
          </table:table-cell>
          <table:table-cell table:style-name="ce44" table:formula="of:=IF(AND(0.1&lt;[.$Z51];[.$Z51]&lt;0.25; NOT([.Q51]=&quot;&quot;));[.Q51];&quot;&quot;)">
            <text:p/>
          </table:table-cell>
          <table:table-cell table:style-name="ce44" table:formula="of:=IF(AND(0.1&lt;[.$Z51];[.$Z51]&lt;0.25; NOT([.R51]=&quot;&quot;));[.R51];&quot;&quot;)">
            <text:p/>
          </table:table-cell>
          <table:table-cell table:style-name="ce44" table:formula="of:=IF(AND(0.1&lt;[.$Z51];[.$Z51]&lt;0.25; NOT([.S51]=&quot;&quot;));[.S51];&quot;&quot;)">
            <text:p/>
          </table:table-cell>
          <table:table-cell table:style-name="ce44" table:formula="of:=IF(AND(0.1&lt;[.$Z51];[.$Z51]&lt;0.25; NOT([.T51]=&quot;&quot;));[.T51];&quot;&quot;)">
            <text:p/>
          </table:table-cell>
          <table:table-cell table:style-name="ce44" table:formula="of:=IF(AND(0.1&lt;[.$Z51];[.$Z51]&lt;0.25; NOT([.U51]=&quot;&quot;));[.U51];&quot;&quot;)">
            <text:p/>
          </table:table-cell>
          <table:table-cell table:style-name="ce44" table:formula="of:=IF(AND(0.1&lt;[.$Z51];[.$Z51]&lt;0.25; NOT([.V51]=&quot;&quot;));[.V51];&quot;&quot;)">
            <text:p/>
          </table:table-cell>
          <table:table-cell table:style-name="ce44" table:formula="of:=IF(AND(0.1&lt;[.$Z51];[.$Z51]&lt;0.25; NOT([.W51]=&quot;&quot;));[.W51];&quot;&quot;)">
            <text:p/>
          </table:table-cell>
          <table:table-cell table:style-name="ce44" table:formula="of:=IF(AND(0.1&lt;[.$Z51];[.$Z51]&lt;0.25; NOT([.X51]=&quot;&quot;));[.X51];&quot;&quot;)">
            <text:p/>
          </table:table-cell>
          <table:table-cell table:style-name="ce44" table:formula="of:=IF(AND(0.1&lt;[.$Z51];[.$Z51]&lt;0.25; NOT([.Y51]=&quot;&quot;));[.Y51];&quot;&quot;)">
            <text:p/>
          </table:table-cell>
          <table:table-cell table:style-name="ce44" table:formula="of:=IF(AND(0.1&lt;[.$Z51];[.$Z51]&lt;0.25; NOT([.Z51]=&quot;&quot;));[.Z51];&quot;&quot;)">
            <text:p/>
          </table:table-cell>
          <table:table-cell table:style-name="ce44" table:formula="of:=IF(AND(0.1&lt;[.$Z51];[.$Z51]&lt;0.25; NOT([.AA51]=&quot;&quot;));[.AA51];&quot;&quot;)">
            <text:p/>
          </table:table-cell>
          <table:table-cell table:style-name="Default" table:number-columns-repeated="3"/>
          <table:table-cell table:style-name="ce126" table:formula="of:=IF(AND(OR(0.1&gt;[.$Z51];[.$Z51]&gt;0.25);NOT([.A51]=&quot;&quot;));[.A51];&quot;&quot;)" office:value-type="float" office:value="47" calcext:value-type="float">
            <text:p>47.0000</text:p>
          </table:table-cell>
          <table:table-cell table:style-name="ce44" table:formula="of:=IF(AND(OR(0.1&gt;[.$Z51];[.$Z51]&gt;0.25);NOT([.B51]=&quot;&quot;));[.B51];&quot;&quot;)" office:value-type="float" office:value="1.72788" calcext:value-type="float">
            <text:p>1.7279</text:p>
          </table:table-cell>
          <table:table-cell table:style-name="ce44" table:formula="of:=IF(AND(OR(0.1&gt;[.$Z51];[.$Z51]&gt;0.25);NOT([.C51]=&quot;&quot;));[.C51];&quot;&quot;)" office:value-type="float" office:value="-1.5708" calcext:value-type="float">
            <text:p>-1.5708</text:p>
          </table:table-cell>
          <table:table-cell table:style-name="ce44" table:formula="of:=IF(AND(OR(0.1&gt;[.$Z51];[.$Z51]&gt;0.25);NOT([.D51]=&quot;&quot;));[.D51];&quot;&quot;)" office:value-type="float" office:value="1.85005" calcext:value-type="float">
            <text:p>1.8501</text:p>
          </table:table-cell>
          <table:table-cell table:style-name="ce44" table:formula="of:=IF(AND(OR(0.1&gt;[.$Z51];[.$Z51]&gt;0.25);NOT([.E51]=&quot;&quot;));[.E51];&quot;&quot;)" office:value-type="float" office:value="-2.16421" calcext:value-type="float">
            <text:p>-2.1642</text:p>
          </table:table-cell>
          <table:table-cell table:style-name="ce44" table:formula="of:=IF(AND(OR(0.1&gt;[.$Z51];[.$Z51]&gt;0.25);NOT([.F51]=&quot;&quot;));[.F51];&quot;&quot;)" office:value-type="float" office:value="-1.48353" calcext:value-type="float">
            <text:p>-1.4835</text:p>
          </table:table-cell>
          <table:table-cell table:style-name="ce44" table:formula="of:=IF(AND(OR(0.1&gt;[.$Z51];[.$Z51]&gt;0.25);NOT([.G51]=&quot;&quot;));[.G51];&quot;&quot;)" office:value-type="float" office:value="0.8203" calcext:value-type="float">
            <text:p>0.8203</text:p>
          </table:table-cell>
          <table:table-cell table:style-name="ce44" table:formula="of:=IF(AND(OR(0.1&gt;[.$Z51];[.$Z51]&gt;0.25);NOT([.H51]=&quot;&quot;));[.H51];&quot;&quot;)">
            <text:p/>
          </table:table-cell>
          <table:table-cell table:style-name="ce44" table:formula="of:=IF(AND(OR(0.1&gt;[.$Z51];[.$Z51]&gt;0.25);NOT([.I51]=&quot;&quot;));[.I51];&quot;&quot;)">
            <text:p/>
          </table:table-cell>
          <table:table-cell table:style-name="ce44" table:formula="of:=IF(AND(OR(0.1&gt;[.$Z51];[.$Z51]&gt;0.25);NOT([.J51]=&quot;&quot;));[.J51];&quot;&quot;)" office:value-type="float" office:value="48" calcext:value-type="float">
            <text:p>48.0000</text:p>
          </table:table-cell>
          <table:table-cell table:style-name="ce44" table:formula="of:=IF(AND(OR(0.1&gt;[.$Z51];[.$Z51]&gt;0.25);NOT([.K51]=&quot;&quot;));[.K51];&quot;&quot;)" office:value-type="float" office:value="0.3439" calcext:value-type="float">
            <text:p>0.3439</text:p>
          </table:table-cell>
          <table:table-cell table:style-name="ce44" table:formula="of:=IF(AND(OR(0.1&gt;[.$Z51];[.$Z51]&gt;0.25);NOT([.L51]=&quot;&quot;));[.L51];&quot;&quot;)" office:value-type="float" office:value="-0.1016" calcext:value-type="float">
            <text:p>-0.1016</text:p>
          </table:table-cell>
          <table:table-cell table:style-name="ce44" table:formula="of:=IF(AND(OR(0.1&gt;[.$Z51];[.$Z51]&gt;0.25);NOT([.M51]=&quot;&quot;));[.M51];&quot;&quot;)">
            <text:p/>
          </table:table-cell>
          <table:table-cell table:style-name="ce44" table:formula="of:=IF(AND(OR(0.1&gt;[.$Z51];[.$Z51]&gt;0.25);NOT([.N51]=&quot;&quot;));[.N51];&quot;&quot;)">
            <text:p/>
          </table:table-cell>
          <table:table-cell table:style-name="ce128" table:formula="of:=IF(AND(OR(0.1&gt;[.$Z51];[.$Z51]&gt;0.25);NOT([.O51]=&quot;&quot;));[.O51];&quot;&quot;)" office:value-type="float" office:value="47" calcext:value-type="float">
            <text:p>47</text:p>
          </table:table-cell>
          <table:table-cell table:style-name="ce44" table:formula="of:=IF(AND(OR(0.1&gt;[.$Z51];[.$Z51]&gt;0.25);NOT([.P51]=&quot;&quot;));[.P51];&quot;&quot;)" office:value-type="float" office:value="2.4027" calcext:value-type="float">
            <text:p>2.4027</text:p>
          </table:table-cell>
          <table:table-cell table:style-name="ce44" table:formula="of:=IF(AND(OR(0.1&gt;[.$Z51];[.$Z51]&gt;0.25);NOT([.Q51]=&quot;&quot;));[.Q51];&quot;&quot;)" office:value-type="float" office:value="-2.4027" calcext:value-type="float">
            <text:p>-2.4027</text:p>
          </table:table-cell>
          <table:table-cell table:style-name="ce44" table:formula="of:=IF(AND(OR(0.1&gt;[.$Z51];[.$Z51]&gt;0.25);NOT([.R51]=&quot;&quot;));[.R51];&quot;&quot;)" office:value-type="float" office:value="38" calcext:value-type="float">
            <text:p>38.0000</text:p>
          </table:table-cell>
          <table:table-cell table:style-name="ce44" table:formula="of:=IF(AND(OR(0.1&gt;[.$Z51];[.$Z51]&gt;0.25);NOT([.S51]=&quot;&quot;));[.S51];&quot;&quot;)" office:value-type="float" office:value="3.5806068931" calcext:value-type="float">
            <text:p>3.5806</text:p>
          </table:table-cell>
          <table:table-cell table:style-name="ce44" table:formula="of:=IF(AND(OR(0.1&gt;[.$Z51];[.$Z51]&gt;0.25);NOT([.T51]=&quot;&quot;));[.T51];&quot;&quot;)" office:value-type="float" office:value="-1" calcext:value-type="float">
            <text:p>-1.0000</text:p>
          </table:table-cell>
          <table:table-cell table:style-name="ce44" table:formula="of:=IF(AND(OR(0.1&gt;[.$Z51];[.$Z51]&gt;0.25);NOT([.U51]=&quot;&quot;));[.U51];&quot;&quot;)" office:value-type="float" office:value="0" calcext:value-type="float">
            <text:p>0.0000</text:p>
          </table:table-cell>
          <table:table-cell table:style-name="ce44" table:formula="of:=IF(AND(OR(0.1&gt;[.$Z51];[.$Z51]&gt;0.25);NOT([.V51]=&quot;&quot;));[.V51];&quot;&quot;)" office:value-type="float" office:value="0" calcext:value-type="float">
            <text:p>0.0000</text:p>
          </table:table-cell>
          <table:table-cell table:style-name="ce44" table:formula="of:=IF(AND(OR(0.1&gt;[.$Z51];[.$Z51]&gt;0.25);NOT([.W51]=&quot;&quot;));[.W51];&quot;&quot;)">
            <text:p/>
          </table:table-cell>
          <table:table-cell table:style-name="ce44" table:formula="of:=IF(AND(OR(0.1&gt;[.$Z51];[.$Z51]&gt;0.25);NOT([.X51]=&quot;&quot;));[.X51];&quot;&quot;)">
            <text:p/>
          </table:table-cell>
          <table:table-cell table:style-name="ce128" table:formula="of:=IF(AND(OR(0.1&gt;[.$Z51];[.$Z51]&gt;0.25);NOT([.Y51]=&quot;&quot;));[.Y51];&quot;&quot;)" office:value-type="float" office:value="47" calcext:value-type="float">
            <text:p>47</text:p>
          </table:table-cell>
          <table:table-cell table:style-name="ce44" table:formula="of:=IF(AND(OR(0.1&gt;[.$Z51];[.$Z51]&gt;0.25);NOT([.Z51]=&quot;&quot;));[.Z51];&quot;&quot;)" office:value-type="float" office:value="0.0453" calcext:value-type="float">
            <text:p>0.0453</text:p>
          </table:table-cell>
          <table:table-cell table:style-name="ce44" table:formula="of:=IF(AND(OR(0.1&gt;[.$Z51];[.$Z51]&gt;0.25);NOT([.AA51]=&quot;&quot;));[.AA51];&quot;&quot;)" office:value-type="float" office:value="-0.8599" calcext:value-type="float">
            <text:p>-0.8599</text:p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0.8203" calcext:value-type="float">
            <text:p>-0.8203</text:p>
          </table:table-cell>
          <table:table-cell table:style-name="Default" table:number-columns-repeated="2"/>
          <table:table-cell table:style-name="ce10" office:value-type="float" office:value="49" calcext:value-type="float">
            <text:p>49</text:p>
          </table:table-cell>
          <table:table-cell table:style-name="ce15" office:value-type="float" office:value="0.3384" calcext:value-type="float">
            <text:p>0.3384</text:p>
          </table:table-cell>
          <table:table-cell table:style-name="ce15" office:value-type="float" office:value="-0.1137" calcext:value-type="float">
            <text:p>-0.1137</text:p>
          </table:table-cell>
          <table:table-cell table:style-name="Default" table:number-columns-repeated="2"/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2.3814" calcext:value-type="float">
            <text:p>2.3814</text:p>
          </table:table-cell>
          <table:table-cell table:style-name="ce10" office:value-type="float" office:value="-2.3814" calcext:value-type="float">
            <text:p>-2.3814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.7758800031" calcext:value-type="float">
            <text:p>3.7758800031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48" calcext:value-type="float">
            <text:p>48</text:p>
          </table:table-cell>
          <table:table-cell table:style-name="ce10" office:value-type="float" office:value="0.0631" calcext:value-type="float">
            <text:p>0.0631</text:p>
          </table:table-cell>
          <table:table-cell table:style-name="ce25" office:value-type="float" office:value="-0.8904" calcext:value-type="float">
            <text:p>-0.8904</text:p>
          </table:table-cell>
          <table:table-cell table:style-name="Default" table:number-columns-repeated="3"/>
          <table:table-cell table:style-name="ce31" table:formula="of:=IF(AND(0.15&lt;[.$Z52];[.$Z52]&lt;0.2; NOT([.A52]=&quot;&quot;));[.A52];&quot;&quot;)">
            <text:p/>
          </table:table-cell>
          <table:table-cell table:style-name="ce33" table:formula="of:=IF(AND(0.15&lt;[.$Z52];[.$Z52]&lt;0.2; NOT([.B52]=&quot;&quot;));[.B52];&quot;&quot;)">
            <text:p/>
          </table:table-cell>
          <table:table-cell table:style-name="ce33" table:formula="of:=IF(AND(0.15&lt;[.$Z52];[.$Z52]&lt;0.2; NOT([.C52]=&quot;&quot;));[.C52];&quot;&quot;)">
            <text:p/>
          </table:table-cell>
          <table:table-cell table:style-name="ce33" table:formula="of:=IF(AND(0.15&lt;[.$Z52];[.$Z52]&lt;0.2; NOT([.D52]=&quot;&quot;));[.D52];&quot;&quot;)">
            <text:p/>
          </table:table-cell>
          <table:table-cell table:style-name="ce33" table:formula="of:=IF(AND(0.15&lt;[.$Z52];[.$Z52]&lt;0.2; NOT([.E52]=&quot;&quot;));[.E52];&quot;&quot;)">
            <text:p/>
          </table:table-cell>
          <table:table-cell table:style-name="ce33" table:formula="of:=IF(AND(0.15&lt;[.$Z52];[.$Z52]&lt;0.2; NOT([.F52]=&quot;&quot;));[.F52];&quot;&quot;)">
            <text:p/>
          </table:table-cell>
          <table:table-cell table:style-name="ce33" table:formula="of:=IF(AND(0.15&lt;[.$Z52];[.$Z52]&lt;0.2; NOT([.G52]=&quot;&quot;));[.G52];&quot;&quot;)">
            <text:p/>
          </table:table-cell>
          <table:table-cell table:style-name="ce33" table:formula="of:=IF(AND(0.15&lt;[.$Z52];[.$Z52]&lt;0.2; NOT([.H52]=&quot;&quot;));[.H52];&quot;&quot;)">
            <text:p/>
          </table:table-cell>
          <table:table-cell table:style-name="ce33" table:formula="of:=IF(AND(0.15&lt;[.$Z52];[.$Z52]&lt;0.2; NOT([.I52]=&quot;&quot;));[.I52];&quot;&quot;)">
            <text:p/>
          </table:table-cell>
          <table:table-cell table:style-name="ce39" table:formula="of:=IF(AND(0.15&lt;[.$Z52];[.$Z52]&lt;0.2; NOT([.J52]=&quot;&quot;));[.J52];&quot;&quot;)">
            <text:p/>
          </table:table-cell>
          <table:table-cell table:style-name="ce33" table:formula="of:=IF(AND(0.15&lt;[.$Z52];[.$Z52]&lt;0.2; NOT([.K52]=&quot;&quot;));[.K52];&quot;&quot;)">
            <text:p/>
          </table:table-cell>
          <table:table-cell table:style-name="ce33" table:formula="of:=IF(AND(0.15&lt;[.$Z52];[.$Z52]&lt;0.2; NOT([.L52]=&quot;&quot;));[.L52];&quot;&quot;)">
            <text:p/>
          </table:table-cell>
          <table:table-cell table:style-name="ce33" table:formula="of:=IF(AND(0.15&lt;[.$Z52];[.$Z52]&lt;0.2; NOT([.M52]=&quot;&quot;));[.M52];&quot;&quot;)">
            <text:p/>
          </table:table-cell>
          <table:table-cell table:style-name="ce33" table:formula="of:=IF(AND(0.15&lt;[.$Z52];[.$Z52]&lt;0.2; NOT([.N52]=&quot;&quot;));[.N52];&quot;&quot;)">
            <text:p/>
          </table:table-cell>
          <table:table-cell table:style-name="ce39" table:formula="of:=IF(AND(0.15&lt;[.$Z52];[.$Z52]&lt;0.2; NOT([.O52]=&quot;&quot;));[.O52];&quot;&quot;)">
            <text:p/>
          </table:table-cell>
          <table:table-cell table:style-name="ce33" table:formula="of:=IF(AND(0.15&lt;[.$Z52];[.$Z52]&lt;0.2; NOT([.P52]=&quot;&quot;));[.P52];&quot;&quot;)">
            <text:p/>
          </table:table-cell>
          <table:table-cell table:style-name="ce33" table:formula="of:=IF(AND(0.15&lt;[.$Z52];[.$Z52]&lt;0.2; NOT([.Q52]=&quot;&quot;));[.Q52];&quot;&quot;)">
            <text:p/>
          </table:table-cell>
          <table:table-cell table:style-name="ce33" table:formula="of:=IF(AND(0.15&lt;[.$Z52];[.$Z52]&lt;0.2; NOT([.R52]=&quot;&quot;));[.R52];&quot;&quot;)">
            <text:p/>
          </table:table-cell>
          <table:table-cell table:style-name="ce33" table:formula="of:=IF(AND(0.15&lt;[.$Z52];[.$Z52]&lt;0.2; NOT([.S52]=&quot;&quot;));[.S52];&quot;&quot;)">
            <text:p/>
          </table:table-cell>
          <table:table-cell table:style-name="ce39" table:formula="of:=IF(AND(0.15&lt;[.$Z52];[.$Z52]&lt;0.2; NOT([.T52]=&quot;&quot;));[.T52];&quot;&quot;)">
            <text:p/>
          </table:table-cell>
          <table:table-cell table:style-name="ce39" table:formula="of:=IF(AND(0.15&lt;[.$Z52];[.$Z52]&lt;0.2; NOT([.U52]=&quot;&quot;));[.U52];&quot;&quot;)">
            <text:p/>
          </table:table-cell>
          <table:table-cell table:style-name="ce33" table:formula="of:=IF(AND(0.15&lt;[.$Z52];[.$Z52]&lt;0.2; NOT([.V52]=&quot;&quot;));[.V52];&quot;&quot;)">
            <text:p/>
          </table:table-cell>
          <table:table-cell table:style-name="ce33" table:formula="of:=IF(AND(0.15&lt;[.$Z52];[.$Z52]&lt;0.2; NOT([.W52]=&quot;&quot;));[.W52];&quot;&quot;)">
            <text:p/>
          </table:table-cell>
          <table:table-cell table:style-name="ce33" table:formula="of:=IF(AND(0.15&lt;[.$Z52];[.$Z52]&lt;0.2; NOT([.X52]=&quot;&quot;));[.X52];&quot;&quot;)">
            <text:p/>
          </table:table-cell>
          <table:table-cell table:style-name="ce39" table:formula="of:=IF(AND(0.15&lt;[.$Z52];[.$Z52]&lt;0.2; NOT([.Y52]=&quot;&quot;));[.Y52];&quot;&quot;)">
            <text:p/>
          </table:table-cell>
          <table:table-cell table:style-name="ce33" table:formula="of:=IF(AND(0.15&lt;[.$Z52];[.$Z52]&lt;0.2; NOT([.Z52]=&quot;&quot;));[.Z52];&quot;&quot;)">
            <text:p/>
          </table:table-cell>
          <table:table-cell table:style-name="ce44" table:formula="of:=IF(AND(0.15&lt;[.$Z52];[.$Z52]&lt;0.2; NOT([.AA52]=&quot;&quot;));[.AA52];&quot;&quot;)">
            <text:p/>
          </table:table-cell>
          <table:table-cell table:style-name="Default" table:number-columns-repeated="3"/>
          <table:table-cell table:style-name="ce31" table:formula="of:=IF(AND(OR(0.15&gt;[.$Z52];[.$Z52]&gt;0.2);NOT([.A52]=&quot;&quot;));[.A52];&quot;&quot;)" office:value-type="float" office:value="48" calcext:value-type="float">
            <text:p>48</text:p>
          </table:table-cell>
          <table:table-cell table:style-name="ce33" table:formula="of:=IF(AND(OR(0.15&gt;[.$Z52];[.$Z52]&gt;0.2);NOT([.B52]=&quot;&quot;));[.B52];&quot;&quot;)" office:value-type="float" office:value="1.72788" calcext:value-type="float">
            <text:p>1.7279</text:p>
          </table:table-cell>
          <table:table-cell table:style-name="ce33" table:formula="of:=IF(AND(OR(0.15&gt;[.$Z52];[.$Z52]&gt;0.2);NOT([.C52]=&quot;&quot;));[.C52];&quot;&quot;)" office:value-type="float" office:value="-1.5708" calcext:value-type="float">
            <text:p>-1.5708</text:p>
          </table:table-cell>
          <table:table-cell table:style-name="ce33" table:formula="of:=IF(AND(OR(0.15&gt;[.$Z52];[.$Z52]&gt;0.2);NOT([.D52]=&quot;&quot;));[.D52];&quot;&quot;)" office:value-type="float" office:value="1.85005" calcext:value-type="float">
            <text:p>1.8501</text:p>
          </table:table-cell>
          <table:table-cell table:style-name="ce33" table:formula="of:=IF(AND(OR(0.15&gt;[.$Z52];[.$Z52]&gt;0.2);NOT([.E52]=&quot;&quot;));[.E52];&quot;&quot;)" office:value-type="float" office:value="-2.16421" calcext:value-type="float">
            <text:p>-2.1642</text:p>
          </table:table-cell>
          <table:table-cell table:style-name="ce33" table:formula="of:=IF(AND(OR(0.15&gt;[.$Z52];[.$Z52]&gt;0.2);NOT([.F52]=&quot;&quot;));[.F52];&quot;&quot;)" office:value-type="float" office:value="-1.48353" calcext:value-type="float">
            <text:p>-1.4835</text:p>
          </table:table-cell>
          <table:table-cell table:style-name="ce33" table:formula="of:=IF(AND(OR(0.15&gt;[.$Z52];[.$Z52]&gt;0.2);NOT([.G52]=&quot;&quot;));[.G52];&quot;&quot;)" office:value-type="float" office:value="-0.8203" calcext:value-type="float">
            <text:p>-0.8203</text:p>
          </table:table-cell>
          <table:table-cell table:style-name="ce33" table:formula="of:=IF(AND(OR(0.15&gt;[.$Z52];[.$Z52]&gt;0.2);NOT([.H52]=&quot;&quot;));[.H52];&quot;&quot;)">
            <text:p/>
          </table:table-cell>
          <table:table-cell table:style-name="ce33" table:formula="of:=IF(AND(OR(0.15&gt;[.$Z52];[.$Z52]&gt;0.2);NOT([.I52]=&quot;&quot;));[.I52];&quot;&quot;)">
            <text:p/>
          </table:table-cell>
          <table:table-cell table:style-name="ce39" table:formula="of:=IF(AND(OR(0.15&gt;[.$Z52];[.$Z52]&gt;0.2);NOT([.J52]=&quot;&quot;));[.J52];&quot;&quot;)" office:value-type="float" office:value="49" calcext:value-type="float">
            <text:p>49</text:p>
          </table:table-cell>
          <table:table-cell table:style-name="ce33" table:formula="of:=IF(AND(OR(0.15&gt;[.$Z52];[.$Z52]&gt;0.2);NOT([.K52]=&quot;&quot;));[.K52];&quot;&quot;)" office:value-type="float" office:value="0.3384" calcext:value-type="float">
            <text:p>0.3384</text:p>
          </table:table-cell>
          <table:table-cell table:style-name="ce33" table:formula="of:=IF(AND(OR(0.15&gt;[.$Z52];[.$Z52]&gt;0.2);NOT([.L52]=&quot;&quot;));[.L52];&quot;&quot;)" office:value-type="float" office:value="-0.1137" calcext:value-type="float">
            <text:p>-0.1137</text:p>
          </table:table-cell>
          <table:table-cell table:style-name="ce33" table:formula="of:=IF(AND(OR(0.15&gt;[.$Z52];[.$Z52]&gt;0.2);NOT([.M52]=&quot;&quot;));[.M52];&quot;&quot;)">
            <text:p/>
          </table:table-cell>
          <table:table-cell table:style-name="ce33" table:formula="of:=IF(AND(OR(0.15&gt;[.$Z52];[.$Z52]&gt;0.2);NOT([.N52]=&quot;&quot;));[.N52];&quot;&quot;)">
            <text:p/>
          </table:table-cell>
          <table:table-cell table:style-name="ce39" table:formula="of:=IF(AND(OR(0.15&gt;[.$Z52];[.$Z52]&gt;0.2);NOT([.O52]=&quot;&quot;));[.O52];&quot;&quot;)" office:value-type="float" office:value="48" calcext:value-type="float">
            <text:p>48</text:p>
          </table:table-cell>
          <table:table-cell table:style-name="ce33" table:formula="of:=IF(AND(OR(0.15&gt;[.$Z52];[.$Z52]&gt;0.2);NOT([.P52]=&quot;&quot;));[.P52];&quot;&quot;)" office:value-type="float" office:value="2.3814" calcext:value-type="float">
            <text:p>2.3814</text:p>
          </table:table-cell>
          <table:table-cell table:style-name="ce33" table:formula="of:=IF(AND(OR(0.15&gt;[.$Z52];[.$Z52]&gt;0.2);NOT([.Q52]=&quot;&quot;));[.Q52];&quot;&quot;)" office:value-type="float" office:value="-2.3814" calcext:value-type="float">
            <text:p>-2.3814</text:p>
          </table:table-cell>
          <table:table-cell table:style-name="ce33" table:formula="of:=IF(AND(OR(0.15&gt;[.$Z52];[.$Z52]&gt;0.2);NOT([.R52]=&quot;&quot;));[.R52];&quot;&quot;)" office:value-type="float" office:value="38" calcext:value-type="float">
            <text:p>38.0000</text:p>
          </table:table-cell>
          <table:table-cell table:style-name="ce33" table:formula="of:=IF(AND(OR(0.15&gt;[.$Z52];[.$Z52]&gt;0.2);NOT([.S52]=&quot;&quot;));[.S52];&quot;&quot;)" office:value-type="float" office:value="3.7758800031" calcext:value-type="float">
            <text:p>3.7759</text:p>
          </table:table-cell>
          <table:table-cell table:style-name="ce39" table:formula="of:=IF(AND(OR(0.15&gt;[.$Z52];[.$Z52]&gt;0.2);NOT([.T52]=&quot;&quot;));[.T52];&quot;&quot;)" office:value-type="float" office:value="-1" calcext:value-type="float">
            <text:p>-1</text:p>
          </table:table-cell>
          <table:table-cell table:style-name="ce39" table:formula="of:=IF(AND(OR(0.15&gt;[.$Z52];[.$Z52]&gt;0.2);NOT([.U52]=&quot;&quot;));[.U52];&quot;&quot;)" office:value-type="float" office:value="0" calcext:value-type="float">
            <text:p>0</text:p>
          </table:table-cell>
          <table:table-cell table:style-name="ce33" table:formula="of:=IF(AND(OR(0.15&gt;[.$Z52];[.$Z52]&gt;0.2);NOT([.V52]=&quot;&quot;));[.V52];&quot;&quot;)" office:value-type="float" office:value="0" calcext:value-type="float">
            <text:p>0.0000</text:p>
          </table:table-cell>
          <table:table-cell table:style-name="ce33" table:formula="of:=IF(AND(OR(0.15&gt;[.$Z52];[.$Z52]&gt;0.2);NOT([.W52]=&quot;&quot;));[.W52];&quot;&quot;)">
            <text:p/>
          </table:table-cell>
          <table:table-cell table:style-name="ce33" table:formula="of:=IF(AND(OR(0.15&gt;[.$Z52];[.$Z52]&gt;0.2);NOT([.X52]=&quot;&quot;));[.X52];&quot;&quot;)">
            <text:p/>
          </table:table-cell>
          <table:table-cell table:style-name="ce39" table:formula="of:=IF(AND(OR(0.15&gt;[.$Z52];[.$Z52]&gt;0.2);NOT([.Y52]=&quot;&quot;));[.Y52];&quot;&quot;)" office:value-type="float" office:value="48" calcext:value-type="float">
            <text:p>48</text:p>
          </table:table-cell>
          <table:table-cell table:style-name="ce33" table:formula="of:=IF(AND(OR(0.15&gt;[.$Z52];[.$Z52]&gt;0.2);NOT([.Z52]=&quot;&quot;));[.Z52];&quot;&quot;)" office:value-type="float" office:value="0.0631" calcext:value-type="float">
            <text:p>0.0631</text:p>
          </table:table-cell>
          <table:table-cell table:style-name="ce44" table:formula="of:=IF(AND(OR(0.15&gt;[.$Z52];[.$Z52]&gt;0.2);NOT([.AA52]=&quot;&quot;));[.AA52];&quot;&quot;)" office:value-type="float" office:value="-0.8904" calcext:value-type="float">
            <text:p>-0.8904</text:p>
          </table:table-cell>
          <table:table-cell table:style-name="Default" table:number-columns-repeated="3"/>
          <table:table-cell table:style-name="ce4" table:formula="of:=IF(AND([.$U52] = 1;NOT([.A52]=&quot;&quot;));[.A52];&quot;&quot;)">
            <text:p/>
          </table:table-cell>
          <table:table-cell table:style-name="ce110" table:formula="of:=IF(AND([.$U52] = 1;NOT([.B52]=&quot;&quot;));[.B52];&quot;&quot;)">
            <text:p/>
          </table:table-cell>
          <table:table-cell table:style-name="ce110" table:formula="of:=IF(AND([.$U52] = 1;NOT([.C52]=&quot;&quot;));[.C52];&quot;&quot;)">
            <text:p/>
          </table:table-cell>
          <table:table-cell table:style-name="ce110" table:formula="of:=IF(AND([.$U52] = 1;NOT([.D52]=&quot;&quot;));[.D52];&quot;&quot;)">
            <text:p/>
          </table:table-cell>
          <table:table-cell table:style-name="ce110" table:formula="of:=IF(AND([.$U52] = 1;NOT([.E52]=&quot;&quot;));[.E52];&quot;&quot;)">
            <text:p/>
          </table:table-cell>
          <table:table-cell table:style-name="ce110" table:formula="of:=IF(AND([.$U52] = 1;NOT([.F52]=&quot;&quot;));[.F52];&quot;&quot;)">
            <text:p/>
          </table:table-cell>
          <table:table-cell table:style-name="ce110" table:formula="of:=IF(AND([.$U52] = 1;NOT([.G52]=&quot;&quot;));[.G52];&quot;&quot;)">
            <text:p/>
          </table:table-cell>
          <table:table-cell table:style-name="ce110" table:formula="of:=IF(AND([.$U52] = 1;NOT([.H52]=&quot;&quot;));[.H52];&quot;&quot;)">
            <text:p/>
          </table:table-cell>
          <table:table-cell table:style-name="ce110" table:formula="of:=IF(AND([.$U52] = 1;NOT([.I52]=&quot;&quot;));[.I52];&quot;&quot;)">
            <text:p/>
          </table:table-cell>
          <table:table-cell table:style-name="ce110" table:formula="of:=IF(AND([.$U52] = 1;NOT([.J52]=&quot;&quot;));[.J52];&quot;&quot;)">
            <text:p/>
          </table:table-cell>
          <table:table-cell table:style-name="ce110" table:formula="of:=IF(AND([.$U52] = 1;NOT([.K52]=&quot;&quot;));[.K52];&quot;&quot;)">
            <text:p/>
          </table:table-cell>
          <table:table-cell table:style-name="ce110" table:formula="of:=IF(AND([.$U52] = 1;NOT([.L52]=&quot;&quot;));[.L52];&quot;&quot;)">
            <text:p/>
          </table:table-cell>
          <table:table-cell table:style-name="ce110" table:formula="of:=IF(AND([.$U52] = 1;NOT([.M52]=&quot;&quot;));[.M52];&quot;&quot;)">
            <text:p/>
          </table:table-cell>
          <table:table-cell table:style-name="ce110" table:formula="of:=IF(AND([.$U52] = 1;NOT([.N52]=&quot;&quot;));[.N52];&quot;&quot;)">
            <text:p/>
          </table:table-cell>
          <table:table-cell table:style-name="ce110" table:formula="of:=IF(AND([.$U52] = 1;NOT([.O52]=&quot;&quot;));[.O52];&quot;&quot;)">
            <text:p/>
          </table:table-cell>
          <table:table-cell table:style-name="ce110" table:formula="of:=IF(AND([.$U52] = 1;NOT([.P52]=&quot;&quot;));[.P52];&quot;&quot;)">
            <text:p/>
          </table:table-cell>
          <table:table-cell table:style-name="ce110" table:formula="of:=IF(AND([.$U52] = 1;NOT([.Q52]=&quot;&quot;));[.Q52];&quot;&quot;)">
            <text:p/>
          </table:table-cell>
          <table:table-cell table:style-name="ce110" table:formula="of:=IF(AND([.$U52] = 1;NOT([.R52]=&quot;&quot;));[.R52];&quot;&quot;)">
            <text:p/>
          </table:table-cell>
          <table:table-cell table:style-name="ce110" table:formula="of:=IF(AND([.$U52] = 1;NOT([.S52]=&quot;&quot;));[.S52];&quot;&quot;)">
            <text:p/>
          </table:table-cell>
          <table:table-cell table:style-name="ce110" table:formula="of:=IF(AND([.$U52] = 1;NOT([.T52]=&quot;&quot;));[.T52];&quot;&quot;)">
            <text:p/>
          </table:table-cell>
          <table:table-cell table:style-name="ce110" table:formula="of:=IF(AND([.$U52] = 1;NOT([.U52]=&quot;&quot;));[.U52];&quot;&quot;)">
            <text:p/>
          </table:table-cell>
          <table:table-cell table:style-name="ce110" table:formula="of:=IF(AND([.$U52] = 1;NOT([.V52]=&quot;&quot;));[.V52];&quot;&quot;)">
            <text:p/>
          </table:table-cell>
          <table:table-cell table:style-name="ce110" table:formula="of:=IF(AND([.$U52] = 1;NOT([.W52]=&quot;&quot;));[.W52];&quot;&quot;)">
            <text:p/>
          </table:table-cell>
          <table:table-cell table:style-name="ce110" table:formula="of:=IF(AND([.$U52] = 1;NOT([.X52]=&quot;&quot;));[.X52];&quot;&quot;)">
            <text:p/>
          </table:table-cell>
          <table:table-cell table:style-name="ce110" table:formula="of:=IF(AND([.$U52] = 1;NOT([.Y52]=&quot;&quot;));[.Y52];&quot;&quot;)">
            <text:p/>
          </table:table-cell>
          <table:table-cell table:style-name="ce121" table:formula="of:=IF(AND([.$U52] = 1;NOT([.Z52]=&quot;&quot;));[.Z52];&quot;&quot;)">
            <text:p/>
          </table:table-cell>
          <table:table-cell table:style-name="ce25" table:formula="of:=IF(AND([.$U52] = 1;NOT([.AA52]=&quot;&quot;));[.AA52];&quot;&quot;)">
            <text:p/>
          </table:table-cell>
          <table:table-cell table:style-name="Default" table:number-columns-repeated="3"/>
          <table:table-cell table:style-name="ce4" table:formula="of:=IF(AND([.$U52] = 0;NOT([.A52]=&quot;&quot;));[.A52];&quot;&quot;)" office:value-type="float" office:value="48" calcext:value-type="float">
            <text:p>48</text:p>
          </table:table-cell>
          <table:table-cell table:style-name="ce110" table:formula="of:=IF(AND([.$U52] = 0;NOT([.B52]=&quot;&quot;));[.B52];&quot;&quot;)" office:value-type="float" office:value="1.72788" calcext:value-type="float">
            <text:p>1.72788</text:p>
          </table:table-cell>
          <table:table-cell table:style-name="ce110" table:formula="of:=IF(AND([.$U52] = 0;NOT([.C52]=&quot;&quot;));[.C52];&quot;&quot;)" office:value-type="float" office:value="-1.5708" calcext:value-type="float">
            <text:p>-1.5708</text:p>
          </table:table-cell>
          <table:table-cell table:style-name="ce110" table:formula="of:=IF(AND([.$U52] = 0;NOT([.D52]=&quot;&quot;));[.D52];&quot;&quot;)" office:value-type="float" office:value="1.85005" calcext:value-type="float">
            <text:p>1.85005</text:p>
          </table:table-cell>
          <table:table-cell table:style-name="ce110" table:formula="of:=IF(AND([.$U52] = 0;NOT([.E52]=&quot;&quot;));[.E52];&quot;&quot;)" office:value-type="float" office:value="-2.16421" calcext:value-type="float">
            <text:p>-2.16421</text:p>
          </table:table-cell>
          <table:table-cell table:style-name="ce110" table:formula="of:=IF(AND([.$U52] = 0;NOT([.F52]=&quot;&quot;));[.F52];&quot;&quot;)" office:value-type="float" office:value="-1.48353" calcext:value-type="float">
            <text:p>-1.48353</text:p>
          </table:table-cell>
          <table:table-cell table:style-name="ce110" table:formula="of:=IF(AND([.$U52] = 0;NOT([.G52]=&quot;&quot;));[.G52];&quot;&quot;)" office:value-type="float" office:value="-0.8203" calcext:value-type="float">
            <text:p>-0.8203</text:p>
          </table:table-cell>
          <table:table-cell table:style-name="ce110" table:formula="of:=IF(AND([.$U52] = 0;NOT([.H52]=&quot;&quot;));[.H52];&quot;&quot;)">
            <text:p/>
          </table:table-cell>
          <table:table-cell table:style-name="ce110" table:formula="of:=IF(AND([.$U52] = 0;NOT([.I52]=&quot;&quot;));[.I52];&quot;&quot;)">
            <text:p/>
          </table:table-cell>
          <table:table-cell table:style-name="ce110" table:formula="of:=IF(AND([.$U52] = 0;NOT([.J52]=&quot;&quot;));[.J52];&quot;&quot;)" office:value-type="float" office:value="49" calcext:value-type="float">
            <text:p>49</text:p>
          </table:table-cell>
          <table:table-cell table:style-name="ce113" table:formula="of:=IF(AND([.$U52] = 0;NOT([.K52]=&quot;&quot;));[.K52];&quot;&quot;)" office:value-type="float" office:value="0.3384" calcext:value-type="float">
            <text:p>0.3384</text:p>
          </table:table-cell>
          <table:table-cell table:style-name="ce113" table:formula="of:=IF(AND([.$U52] = 0;NOT([.L52]=&quot;&quot;));[.L52];&quot;&quot;)" office:value-type="float" office:value="-0.1137" calcext:value-type="float">
            <text:p>-0.1137</text:p>
          </table:table-cell>
          <table:table-cell table:style-name="ce110" table:formula="of:=IF(AND([.$U52] = 0;NOT([.M52]=&quot;&quot;));[.M52];&quot;&quot;)">
            <text:p/>
          </table:table-cell>
          <table:table-cell table:style-name="ce110" table:formula="of:=IF(AND([.$U52] = 0;NOT([.N52]=&quot;&quot;));[.N52];&quot;&quot;)">
            <text:p/>
          </table:table-cell>
          <table:table-cell table:style-name="ce110" table:formula="of:=IF(AND([.$U52] = 0;NOT([.O52]=&quot;&quot;));[.O52];&quot;&quot;)" office:value-type="float" office:value="48" calcext:value-type="float">
            <text:p>48</text:p>
          </table:table-cell>
          <table:table-cell table:style-name="ce110" table:formula="of:=IF(AND([.$U52] = 0;NOT([.P52]=&quot;&quot;));[.P52];&quot;&quot;)" office:value-type="float" office:value="2.3814" calcext:value-type="float">
            <text:p>2.3814</text:p>
          </table:table-cell>
          <table:table-cell table:style-name="ce110" table:formula="of:=IF(AND([.$U52] = 0;NOT([.Q52]=&quot;&quot;));[.Q52];&quot;&quot;)" office:value-type="float" office:value="-2.3814" calcext:value-type="float">
            <text:p>-2.3814</text:p>
          </table:table-cell>
          <table:table-cell table:style-name="ce110" table:formula="of:=IF(AND([.$U52] = 0;NOT([.R52]=&quot;&quot;));[.R52];&quot;&quot;)" office:value-type="float" office:value="38" calcext:value-type="float">
            <text:p>38</text:p>
          </table:table-cell>
          <table:table-cell table:style-name="ce110" table:formula="of:=IF(AND([.$U52] = 0;NOT([.S52]=&quot;&quot;));[.S52];&quot;&quot;)" office:value-type="float" office:value="3.7758800031" calcext:value-type="float">
            <text:p>3.7758800031</text:p>
          </table:table-cell>
          <table:table-cell table:style-name="ce110" table:formula="of:=IF(AND([.$U52] = 0;NOT([.T52]=&quot;&quot;));[.T52];&quot;&quot;)" office:value-type="float" office:value="-1" calcext:value-type="float">
            <text:p>-1</text:p>
          </table:table-cell>
          <table:table-cell table:style-name="ce110" table:formula="of:=IF(AND([.$U52] = 0;NOT([.U52]=&quot;&quot;));[.U52];&quot;&quot;)" office:value-type="float" office:value="0" calcext:value-type="float">
            <text:p>0</text:p>
          </table:table-cell>
          <table:table-cell table:style-name="ce110" table:formula="of:=IF(AND([.$U52] = 0;NOT([.V52]=&quot;&quot;));[.V52];&quot;&quot;)" office:value-type="float" office:value="0" calcext:value-type="float">
            <text:p>0</text:p>
          </table:table-cell>
          <table:table-cell table:style-name="ce110" table:formula="of:=IF(AND([.$U52] = 0;NOT([.W52]=&quot;&quot;));[.W52];&quot;&quot;)">
            <text:p/>
          </table:table-cell>
          <table:table-cell table:style-name="ce110" table:formula="of:=IF(AND([.$U52] = 0;NOT([.X52]=&quot;&quot;));[.X52];&quot;&quot;)">
            <text:p/>
          </table:table-cell>
          <table:table-cell table:style-name="ce110" table:formula="of:=IF(AND([.$U52] = 0;NOT([.Y52]=&quot;&quot;));[.Y52];&quot;&quot;)" office:value-type="float" office:value="48" calcext:value-type="float">
            <text:p>48</text:p>
          </table:table-cell>
          <table:table-cell table:style-name="ce110" table:formula="of:=IF(AND([.$U52] = 0;NOT([.Z52]=&quot;&quot;));[.Z52];&quot;&quot;)" office:value-type="float" office:value="0.0631" calcext:value-type="float">
            <text:p>0.0631</text:p>
          </table:table-cell>
          <table:table-cell table:style-name="ce25" table:formula="of:=IF(AND([.$U52] = 0;NOT([.AA52]=&quot;&quot;));[.AA52];&quot;&quot;)" office:value-type="float" office:value="-0.8904" calcext:value-type="float">
            <text:p>-0.8904</text:p>
          </table:table-cell>
          <table:table-cell table:style-name="Default" table:number-columns-repeated="3"/>
          <table:table-cell table:style-name="ce126" table:formula="of:=IF(AND(0.1&lt;[.$Z52];[.$Z52]&lt;0.25; NOT([.A52]=&quot;&quot;));[.A52];&quot;&quot;)">
            <text:p/>
          </table:table-cell>
          <table:table-cell table:style-name="ce44" table:formula="of:=IF(AND(0.1&lt;[.$Z52];[.$Z52]&lt;0.25; NOT([.B52]=&quot;&quot;));[.B52];&quot;&quot;)">
            <text:p/>
          </table:table-cell>
          <table:table-cell table:style-name="ce44" table:formula="of:=IF(AND(0.1&lt;[.$Z52];[.$Z52]&lt;0.25; NOT([.C52]=&quot;&quot;));[.C52];&quot;&quot;)">
            <text:p/>
          </table:table-cell>
          <table:table-cell table:style-name="ce44" table:formula="of:=IF(AND(0.1&lt;[.$Z52];[.$Z52]&lt;0.25; NOT([.D52]=&quot;&quot;));[.D52];&quot;&quot;)">
            <text:p/>
          </table:table-cell>
          <table:table-cell table:style-name="ce44" table:formula="of:=IF(AND(0.1&lt;[.$Z52];[.$Z52]&lt;0.25; NOT([.E52]=&quot;&quot;));[.E52];&quot;&quot;)">
            <text:p/>
          </table:table-cell>
          <table:table-cell table:style-name="ce44" table:formula="of:=IF(AND(0.1&lt;[.$Z52];[.$Z52]&lt;0.25; NOT([.F52]=&quot;&quot;));[.F52];&quot;&quot;)">
            <text:p/>
          </table:table-cell>
          <table:table-cell table:style-name="ce44" table:formula="of:=IF(AND(0.1&lt;[.$Z52];[.$Z52]&lt;0.25; NOT([.G52]=&quot;&quot;));[.G52];&quot;&quot;)">
            <text:p/>
          </table:table-cell>
          <table:table-cell table:style-name="ce44" table:formula="of:=IF(AND(0.1&lt;[.$Z52];[.$Z52]&lt;0.25; NOT([.H52]=&quot;&quot;));[.H52];&quot;&quot;)">
            <text:p/>
          </table:table-cell>
          <table:table-cell table:style-name="ce44" table:formula="of:=IF(AND(0.1&lt;[.$Z52];[.$Z52]&lt;0.25; NOT([.I52]=&quot;&quot;));[.I52];&quot;&quot;)">
            <text:p/>
          </table:table-cell>
          <table:table-cell table:style-name="ce44" table:formula="of:=IF(AND(0.1&lt;[.$Z52];[.$Z52]&lt;0.25; NOT([.J52]=&quot;&quot;));[.J52];&quot;&quot;)">
            <text:p/>
          </table:table-cell>
          <table:table-cell table:style-name="ce44" table:formula="of:=IF(AND(0.1&lt;[.$Z52];[.$Z52]&lt;0.25; NOT([.K52]=&quot;&quot;));[.K52];&quot;&quot;)">
            <text:p/>
          </table:table-cell>
          <table:table-cell table:style-name="ce44" table:formula="of:=IF(AND(0.1&lt;[.$Z52];[.$Z52]&lt;0.25; NOT([.L52]=&quot;&quot;));[.L52];&quot;&quot;)">
            <text:p/>
          </table:table-cell>
          <table:table-cell table:style-name="ce44" table:formula="of:=IF(AND(0.1&lt;[.$Z52];[.$Z52]&lt;0.25; NOT([.M52]=&quot;&quot;));[.M52];&quot;&quot;)">
            <text:p/>
          </table:table-cell>
          <table:table-cell table:style-name="ce44" table:formula="of:=IF(AND(0.1&lt;[.$Z52];[.$Z52]&lt;0.25; NOT([.N52]=&quot;&quot;));[.N52];&quot;&quot;)">
            <text:p/>
          </table:table-cell>
          <table:table-cell table:style-name="ce44" table:formula="of:=IF(AND(0.1&lt;[.$Z52];[.$Z52]&lt;0.25; NOT([.O52]=&quot;&quot;));[.O52];&quot;&quot;)">
            <text:p/>
          </table:table-cell>
          <table:table-cell table:style-name="ce44" table:formula="of:=IF(AND(0.1&lt;[.$Z52];[.$Z52]&lt;0.25; NOT([.P52]=&quot;&quot;));[.P52];&quot;&quot;)">
            <text:p/>
          </table:table-cell>
          <table:table-cell table:style-name="ce44" table:formula="of:=IF(AND(0.1&lt;[.$Z52];[.$Z52]&lt;0.25; NOT([.Q52]=&quot;&quot;));[.Q52];&quot;&quot;)">
            <text:p/>
          </table:table-cell>
          <table:table-cell table:style-name="ce44" table:formula="of:=IF(AND(0.1&lt;[.$Z52];[.$Z52]&lt;0.25; NOT([.R52]=&quot;&quot;));[.R52];&quot;&quot;)">
            <text:p/>
          </table:table-cell>
          <table:table-cell table:style-name="ce44" table:formula="of:=IF(AND(0.1&lt;[.$Z52];[.$Z52]&lt;0.25; NOT([.S52]=&quot;&quot;));[.S52];&quot;&quot;)">
            <text:p/>
          </table:table-cell>
          <table:table-cell table:style-name="ce44" table:formula="of:=IF(AND(0.1&lt;[.$Z52];[.$Z52]&lt;0.25; NOT([.T52]=&quot;&quot;));[.T52];&quot;&quot;)">
            <text:p/>
          </table:table-cell>
          <table:table-cell table:style-name="ce44" table:formula="of:=IF(AND(0.1&lt;[.$Z52];[.$Z52]&lt;0.25; NOT([.U52]=&quot;&quot;));[.U52];&quot;&quot;)">
            <text:p/>
          </table:table-cell>
          <table:table-cell table:style-name="ce44" table:formula="of:=IF(AND(0.1&lt;[.$Z52];[.$Z52]&lt;0.25; NOT([.V52]=&quot;&quot;));[.V52];&quot;&quot;)">
            <text:p/>
          </table:table-cell>
          <table:table-cell table:style-name="ce44" table:formula="of:=IF(AND(0.1&lt;[.$Z52];[.$Z52]&lt;0.25; NOT([.W52]=&quot;&quot;));[.W52];&quot;&quot;)">
            <text:p/>
          </table:table-cell>
          <table:table-cell table:style-name="ce44" table:formula="of:=IF(AND(0.1&lt;[.$Z52];[.$Z52]&lt;0.25; NOT([.X52]=&quot;&quot;));[.X52];&quot;&quot;)">
            <text:p/>
          </table:table-cell>
          <table:table-cell table:style-name="ce44" table:formula="of:=IF(AND(0.1&lt;[.$Z52];[.$Z52]&lt;0.25; NOT([.Y52]=&quot;&quot;));[.Y52];&quot;&quot;)">
            <text:p/>
          </table:table-cell>
          <table:table-cell table:style-name="ce44" table:formula="of:=IF(AND(0.1&lt;[.$Z52];[.$Z52]&lt;0.25; NOT([.Z52]=&quot;&quot;));[.Z52];&quot;&quot;)">
            <text:p/>
          </table:table-cell>
          <table:table-cell table:style-name="ce44" table:formula="of:=IF(AND(0.1&lt;[.$Z52];[.$Z52]&lt;0.25; NOT([.AA52]=&quot;&quot;));[.AA52];&quot;&quot;)">
            <text:p/>
          </table:table-cell>
          <table:table-cell table:style-name="Default" table:number-columns-repeated="3"/>
          <table:table-cell table:style-name="ce126" table:formula="of:=IF(AND(OR(0.1&gt;[.$Z52];[.$Z52]&gt;0.25);NOT([.A52]=&quot;&quot;));[.A52];&quot;&quot;)" office:value-type="float" office:value="48" calcext:value-type="float">
            <text:p>48.0000</text:p>
          </table:table-cell>
          <table:table-cell table:style-name="ce44" table:formula="of:=IF(AND(OR(0.1&gt;[.$Z52];[.$Z52]&gt;0.25);NOT([.B52]=&quot;&quot;));[.B52];&quot;&quot;)" office:value-type="float" office:value="1.72788" calcext:value-type="float">
            <text:p>1.7279</text:p>
          </table:table-cell>
          <table:table-cell table:style-name="ce44" table:formula="of:=IF(AND(OR(0.1&gt;[.$Z52];[.$Z52]&gt;0.25);NOT([.C52]=&quot;&quot;));[.C52];&quot;&quot;)" office:value-type="float" office:value="-1.5708" calcext:value-type="float">
            <text:p>-1.5708</text:p>
          </table:table-cell>
          <table:table-cell table:style-name="ce44" table:formula="of:=IF(AND(OR(0.1&gt;[.$Z52];[.$Z52]&gt;0.25);NOT([.D52]=&quot;&quot;));[.D52];&quot;&quot;)" office:value-type="float" office:value="1.85005" calcext:value-type="float">
            <text:p>1.8501</text:p>
          </table:table-cell>
          <table:table-cell table:style-name="ce44" table:formula="of:=IF(AND(OR(0.1&gt;[.$Z52];[.$Z52]&gt;0.25);NOT([.E52]=&quot;&quot;));[.E52];&quot;&quot;)" office:value-type="float" office:value="-2.16421" calcext:value-type="float">
            <text:p>-2.1642</text:p>
          </table:table-cell>
          <table:table-cell table:style-name="ce44" table:formula="of:=IF(AND(OR(0.1&gt;[.$Z52];[.$Z52]&gt;0.25);NOT([.F52]=&quot;&quot;));[.F52];&quot;&quot;)" office:value-type="float" office:value="-1.48353" calcext:value-type="float">
            <text:p>-1.4835</text:p>
          </table:table-cell>
          <table:table-cell table:style-name="ce44" table:formula="of:=IF(AND(OR(0.1&gt;[.$Z52];[.$Z52]&gt;0.25);NOT([.G52]=&quot;&quot;));[.G52];&quot;&quot;)" office:value-type="float" office:value="-0.8203" calcext:value-type="float">
            <text:p>-0.8203</text:p>
          </table:table-cell>
          <table:table-cell table:style-name="ce44" table:formula="of:=IF(AND(OR(0.1&gt;[.$Z52];[.$Z52]&gt;0.25);NOT([.H52]=&quot;&quot;));[.H52];&quot;&quot;)">
            <text:p/>
          </table:table-cell>
          <table:table-cell table:style-name="ce44" table:formula="of:=IF(AND(OR(0.1&gt;[.$Z52];[.$Z52]&gt;0.25);NOT([.I52]=&quot;&quot;));[.I52];&quot;&quot;)">
            <text:p/>
          </table:table-cell>
          <table:table-cell table:style-name="ce44" table:formula="of:=IF(AND(OR(0.1&gt;[.$Z52];[.$Z52]&gt;0.25);NOT([.J52]=&quot;&quot;));[.J52];&quot;&quot;)" office:value-type="float" office:value="49" calcext:value-type="float">
            <text:p>49.0000</text:p>
          </table:table-cell>
          <table:table-cell table:style-name="ce44" table:formula="of:=IF(AND(OR(0.1&gt;[.$Z52];[.$Z52]&gt;0.25);NOT([.K52]=&quot;&quot;));[.K52];&quot;&quot;)" office:value-type="float" office:value="0.3384" calcext:value-type="float">
            <text:p>0.3384</text:p>
          </table:table-cell>
          <table:table-cell table:style-name="ce44" table:formula="of:=IF(AND(OR(0.1&gt;[.$Z52];[.$Z52]&gt;0.25);NOT([.L52]=&quot;&quot;));[.L52];&quot;&quot;)" office:value-type="float" office:value="-0.1137" calcext:value-type="float">
            <text:p>-0.1137</text:p>
          </table:table-cell>
          <table:table-cell table:style-name="ce44" table:formula="of:=IF(AND(OR(0.1&gt;[.$Z52];[.$Z52]&gt;0.25);NOT([.M52]=&quot;&quot;));[.M52];&quot;&quot;)">
            <text:p/>
          </table:table-cell>
          <table:table-cell table:style-name="ce44" table:formula="of:=IF(AND(OR(0.1&gt;[.$Z52];[.$Z52]&gt;0.25);NOT([.N52]=&quot;&quot;));[.N52];&quot;&quot;)">
            <text:p/>
          </table:table-cell>
          <table:table-cell table:style-name="ce128" table:formula="of:=IF(AND(OR(0.1&gt;[.$Z52];[.$Z52]&gt;0.25);NOT([.O52]=&quot;&quot;));[.O52];&quot;&quot;)" office:value-type="float" office:value="48" calcext:value-type="float">
            <text:p>48</text:p>
          </table:table-cell>
          <table:table-cell table:style-name="ce44" table:formula="of:=IF(AND(OR(0.1&gt;[.$Z52];[.$Z52]&gt;0.25);NOT([.P52]=&quot;&quot;));[.P52];&quot;&quot;)" office:value-type="float" office:value="2.3814" calcext:value-type="float">
            <text:p>2.3814</text:p>
          </table:table-cell>
          <table:table-cell table:style-name="ce44" table:formula="of:=IF(AND(OR(0.1&gt;[.$Z52];[.$Z52]&gt;0.25);NOT([.Q52]=&quot;&quot;));[.Q52];&quot;&quot;)" office:value-type="float" office:value="-2.3814" calcext:value-type="float">
            <text:p>-2.3814</text:p>
          </table:table-cell>
          <table:table-cell table:style-name="ce44" table:formula="of:=IF(AND(OR(0.1&gt;[.$Z52];[.$Z52]&gt;0.25);NOT([.R52]=&quot;&quot;));[.R52];&quot;&quot;)" office:value-type="float" office:value="38" calcext:value-type="float">
            <text:p>38.0000</text:p>
          </table:table-cell>
          <table:table-cell table:style-name="ce44" table:formula="of:=IF(AND(OR(0.1&gt;[.$Z52];[.$Z52]&gt;0.25);NOT([.S52]=&quot;&quot;));[.S52];&quot;&quot;)" office:value-type="float" office:value="3.7758800031" calcext:value-type="float">
            <text:p>3.7759</text:p>
          </table:table-cell>
          <table:table-cell table:style-name="ce44" table:formula="of:=IF(AND(OR(0.1&gt;[.$Z52];[.$Z52]&gt;0.25);NOT([.T52]=&quot;&quot;));[.T52];&quot;&quot;)" office:value-type="float" office:value="-1" calcext:value-type="float">
            <text:p>-1.0000</text:p>
          </table:table-cell>
          <table:table-cell table:style-name="ce44" table:formula="of:=IF(AND(OR(0.1&gt;[.$Z52];[.$Z52]&gt;0.25);NOT([.U52]=&quot;&quot;));[.U52];&quot;&quot;)" office:value-type="float" office:value="0" calcext:value-type="float">
            <text:p>0.0000</text:p>
          </table:table-cell>
          <table:table-cell table:style-name="ce44" table:formula="of:=IF(AND(OR(0.1&gt;[.$Z52];[.$Z52]&gt;0.25);NOT([.V52]=&quot;&quot;));[.V52];&quot;&quot;)" office:value-type="float" office:value="0" calcext:value-type="float">
            <text:p>0.0000</text:p>
          </table:table-cell>
          <table:table-cell table:style-name="ce44" table:formula="of:=IF(AND(OR(0.1&gt;[.$Z52];[.$Z52]&gt;0.25);NOT([.W52]=&quot;&quot;));[.W52];&quot;&quot;)">
            <text:p/>
          </table:table-cell>
          <table:table-cell table:style-name="ce44" table:formula="of:=IF(AND(OR(0.1&gt;[.$Z52];[.$Z52]&gt;0.25);NOT([.X52]=&quot;&quot;));[.X52];&quot;&quot;)">
            <text:p/>
          </table:table-cell>
          <table:table-cell table:style-name="ce128" table:formula="of:=IF(AND(OR(0.1&gt;[.$Z52];[.$Z52]&gt;0.25);NOT([.Y52]=&quot;&quot;));[.Y52];&quot;&quot;)" office:value-type="float" office:value="48" calcext:value-type="float">
            <text:p>48</text:p>
          </table:table-cell>
          <table:table-cell table:style-name="ce44" table:formula="of:=IF(AND(OR(0.1&gt;[.$Z52];[.$Z52]&gt;0.25);NOT([.Z52]=&quot;&quot;));[.Z52];&quot;&quot;)" office:value-type="float" office:value="0.0631" calcext:value-type="float">
            <text:p>0.0631</text:p>
          </table:table-cell>
          <table:table-cell table:style-name="ce44" table:formula="of:=IF(AND(OR(0.1&gt;[.$Z52];[.$Z52]&gt;0.25);NOT([.AA52]=&quot;&quot;));[.AA52];&quot;&quot;)" office:value-type="float" office:value="-0.8904" calcext:value-type="float">
            <text:p>-0.8904</text:p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50" calcext:value-type="float">
            <text:p>50</text:p>
          </table:table-cell>
          <table:table-cell table:style-name="ce15" office:value-type="float" office:value="0.3384" calcext:value-type="float">
            <text:p>0.3384</text:p>
          </table:table-cell>
          <table:table-cell table:style-name="ce15" office:value-type="float" office:value="-0.1137" calcext:value-type="float">
            <text:p>-0.1137</text:p>
          </table:table-cell>
          <table:table-cell table:style-name="Default" table:number-columns-repeated="2"/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.3504" calcext:value-type="float">
            <text:p>2.3504</text:p>
          </table:table-cell>
          <table:table-cell table:style-name="ce10" office:value-type="float" office:value="-2.3504" calcext:value-type="float">
            <text:p>-2.3504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.5172610242" calcext:value-type="float">
            <text:p>1.517261024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785398163397448" calcext:value-type="float">
            <text:p>0.785398163397448</text:p>
          </table:table-cell>
          <table:table-cell table:style-name="Default" table:number-columns-repeated="2"/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0.1711" calcext:value-type="float">
            <text:p>0.1711</text:p>
          </table:table-cell>
          <table:table-cell table:style-name="ce25" office:value-type="float" office:value="-0.7561" calcext:value-type="float">
            <text:p>-0.7561</text:p>
          </table:table-cell>
          <table:table-cell table:style-name="Default" table:number-columns-repeated="3"/>
          <table:table-cell table:style-name="ce31" table:formula="of:=IF(AND(0.15&lt;[.$Z53];[.$Z53]&lt;0.2; NOT([.A53]=&quot;&quot;));[.A53];&quot;&quot;)" office:value-type="float" office:value="49" calcext:value-type="float">
            <text:p>49</text:p>
          </table:table-cell>
          <table:table-cell table:style-name="ce33" table:formula="of:=IF(AND(0.15&lt;[.$Z53];[.$Z53]&lt;0.2; NOT([.B53]=&quot;&quot;));[.B53];&quot;&quot;)" office:value-type="float" office:value="1.72788" calcext:value-type="float">
            <text:p>1.7279</text:p>
          </table:table-cell>
          <table:table-cell table:style-name="ce33" table:formula="of:=IF(AND(0.15&lt;[.$Z53];[.$Z53]&lt;0.2; NOT([.C53]=&quot;&quot;));[.C53];&quot;&quot;)" office:value-type="float" office:value="-1.5708" calcext:value-type="float">
            <text:p>-1.5708</text:p>
          </table:table-cell>
          <table:table-cell table:style-name="ce33" table:formula="of:=IF(AND(0.15&lt;[.$Z53];[.$Z53]&lt;0.2; NOT([.D53]=&quot;&quot;));[.D53];&quot;&quot;)" office:value-type="float" office:value="1.85005" calcext:value-type="float">
            <text:p>1.8501</text:p>
          </table:table-cell>
          <table:table-cell table:style-name="ce33" table:formula="of:=IF(AND(0.15&lt;[.$Z53];[.$Z53]&lt;0.2; NOT([.E53]=&quot;&quot;));[.E53];&quot;&quot;)" office:value-type="float" office:value="-2.16421" calcext:value-type="float">
            <text:p>-2.1642</text:p>
          </table:table-cell>
          <table:table-cell table:style-name="ce33" table:formula="of:=IF(AND(0.15&lt;[.$Z53];[.$Z53]&lt;0.2; NOT([.F53]=&quot;&quot;));[.F53];&quot;&quot;)" office:value-type="float" office:value="-1.48353" calcext:value-type="float">
            <text:p>-1.4835</text:p>
          </table:table-cell>
          <table:table-cell table:style-name="ce33" table:formula="of:=IF(AND(0.15&lt;[.$Z53];[.$Z53]&lt;0.2; NOT([.G53]=&quot;&quot;));[.G53];&quot;&quot;)" office:value-type="float" office:value="-1.76278" calcext:value-type="float">
            <text:p>-1.7628</text:p>
          </table:table-cell>
          <table:table-cell table:style-name="ce33" table:formula="of:=IF(AND(0.15&lt;[.$Z53];[.$Z53]&lt;0.2; NOT([.H53]=&quot;&quot;));[.H53];&quot;&quot;)">
            <text:p/>
          </table:table-cell>
          <table:table-cell table:style-name="ce33" table:formula="of:=IF(AND(0.15&lt;[.$Z53];[.$Z53]&lt;0.2; NOT([.I53]=&quot;&quot;));[.I53];&quot;&quot;)">
            <text:p/>
          </table:table-cell>
          <table:table-cell table:style-name="ce39" table:formula="of:=IF(AND(0.15&lt;[.$Z53];[.$Z53]&lt;0.2; NOT([.J53]=&quot;&quot;));[.J53];&quot;&quot;)" office:value-type="float" office:value="50" calcext:value-type="float">
            <text:p>50</text:p>
          </table:table-cell>
          <table:table-cell table:style-name="ce33" table:formula="of:=IF(AND(0.15&lt;[.$Z53];[.$Z53]&lt;0.2; NOT([.K53]=&quot;&quot;));[.K53];&quot;&quot;)" office:value-type="float" office:value="0.3384" calcext:value-type="float">
            <text:p>0.3384</text:p>
          </table:table-cell>
          <table:table-cell table:style-name="ce33" table:formula="of:=IF(AND(0.15&lt;[.$Z53];[.$Z53]&lt;0.2; NOT([.L53]=&quot;&quot;));[.L53];&quot;&quot;)" office:value-type="float" office:value="-0.1137" calcext:value-type="float">
            <text:p>-0.1137</text:p>
          </table:table-cell>
          <table:table-cell table:style-name="ce33" table:formula="of:=IF(AND(0.15&lt;[.$Z53];[.$Z53]&lt;0.2; NOT([.M53]=&quot;&quot;));[.M53];&quot;&quot;)">
            <text:p/>
          </table:table-cell>
          <table:table-cell table:style-name="ce33" table:formula="of:=IF(AND(0.15&lt;[.$Z53];[.$Z53]&lt;0.2; NOT([.N53]=&quot;&quot;));[.N53];&quot;&quot;)">
            <text:p/>
          </table:table-cell>
          <table:table-cell table:style-name="ce39" table:formula="of:=IF(AND(0.15&lt;[.$Z53];[.$Z53]&lt;0.2; NOT([.O53]=&quot;&quot;));[.O53];&quot;&quot;)" office:value-type="float" office:value="49" calcext:value-type="float">
            <text:p>49</text:p>
          </table:table-cell>
          <table:table-cell table:style-name="ce33" table:formula="of:=IF(AND(0.15&lt;[.$Z53];[.$Z53]&lt;0.2; NOT([.P53]=&quot;&quot;));[.P53];&quot;&quot;)" office:value-type="float" office:value="2.3504" calcext:value-type="float">
            <text:p>2.3504</text:p>
          </table:table-cell>
          <table:table-cell table:style-name="ce33" table:formula="of:=IF(AND(0.15&lt;[.$Z53];[.$Z53]&lt;0.2; NOT([.Q53]=&quot;&quot;));[.Q53];&quot;&quot;)" office:value-type="float" office:value="-2.3504" calcext:value-type="float">
            <text:p>-2.3504</text:p>
          </table:table-cell>
          <table:table-cell table:style-name="ce33" table:formula="of:=IF(AND(0.15&lt;[.$Z53];[.$Z53]&lt;0.2; NOT([.R53]=&quot;&quot;));[.R53];&quot;&quot;)" office:value-type="float" office:value="38" calcext:value-type="float">
            <text:p>38.0000</text:p>
          </table:table-cell>
          <table:table-cell table:style-name="ce33" table:formula="of:=IF(AND(0.15&lt;[.$Z53];[.$Z53]&lt;0.2; NOT([.S53]=&quot;&quot;));[.S53];&quot;&quot;)" office:value-type="float" office:value="1.5172610242" calcext:value-type="float">
            <text:p>1.5173</text:p>
          </table:table-cell>
          <table:table-cell table:style-name="ce39" table:formula="of:=IF(AND(0.15&lt;[.$Z53];[.$Z53]&lt;0.2; NOT([.T53]=&quot;&quot;));[.T53];&quot;&quot;)" office:value-type="float" office:value="-1" calcext:value-type="float">
            <text:p>-1</text:p>
          </table:table-cell>
          <table:table-cell table:style-name="ce39" table:formula="of:=IF(AND(0.15&lt;[.$Z53];[.$Z53]&lt;0.2; NOT([.U53]=&quot;&quot;));[.U53];&quot;&quot;)" office:value-type="float" office:value="1" calcext:value-type="float">
            <text:p>1</text:p>
          </table:table-cell>
          <table:table-cell table:style-name="ce33" table:formula="of:=IF(AND(0.15&lt;[.$Z53];[.$Z53]&lt;0.2; NOT([.V53]=&quot;&quot;));[.V53];&quot;&quot;)" office:value-type="float" office:value="0.785398163397448" calcext:value-type="float">
            <text:p>0.7854</text:p>
          </table:table-cell>
          <table:table-cell table:style-name="ce33" table:formula="of:=IF(AND(0.15&lt;[.$Z53];[.$Z53]&lt;0.2; NOT([.W53]=&quot;&quot;));[.W53];&quot;&quot;)">
            <text:p/>
          </table:table-cell>
          <table:table-cell table:style-name="ce33" table:formula="of:=IF(AND(0.15&lt;[.$Z53];[.$Z53]&lt;0.2; NOT([.X53]=&quot;&quot;));[.X53];&quot;&quot;)">
            <text:p/>
          </table:table-cell>
          <table:table-cell table:style-name="ce39" table:formula="of:=IF(AND(0.15&lt;[.$Z53];[.$Z53]&lt;0.2; NOT([.Y53]=&quot;&quot;));[.Y53];&quot;&quot;)" office:value-type="float" office:value="49" calcext:value-type="float">
            <text:p>49</text:p>
          </table:table-cell>
          <table:table-cell table:style-name="ce33" table:formula="of:=IF(AND(0.15&lt;[.$Z53];[.$Z53]&lt;0.2; NOT([.Z53]=&quot;&quot;));[.Z53];&quot;&quot;)" office:value-type="float" office:value="0.1711" calcext:value-type="float">
            <text:p>0.1711</text:p>
          </table:table-cell>
          <table:table-cell table:style-name="ce44" table:formula="of:=IF(AND(0.15&lt;[.$Z53];[.$Z53]&lt;0.2; NOT([.AA53]=&quot;&quot;));[.AA53];&quot;&quot;)" office:value-type="float" office:value="-0.7561" calcext:value-type="float">
            <text:p>-0.7561</text:p>
          </table:table-cell>
          <table:table-cell table:style-name="Default" table:number-columns-repeated="3"/>
          <table:table-cell table:style-name="ce31" table:formula="of:=IF(AND(OR(0.15&gt;[.$Z53];[.$Z53]&gt;0.2);NOT([.A53]=&quot;&quot;));[.A53];&quot;&quot;)">
            <text:p/>
          </table:table-cell>
          <table:table-cell table:style-name="ce33" table:formula="of:=IF(AND(OR(0.15&gt;[.$Z53];[.$Z53]&gt;0.2);NOT([.B53]=&quot;&quot;));[.B53];&quot;&quot;)">
            <text:p/>
          </table:table-cell>
          <table:table-cell table:style-name="ce33" table:formula="of:=IF(AND(OR(0.15&gt;[.$Z53];[.$Z53]&gt;0.2);NOT([.C53]=&quot;&quot;));[.C53];&quot;&quot;)">
            <text:p/>
          </table:table-cell>
          <table:table-cell table:style-name="ce33" table:formula="of:=IF(AND(OR(0.15&gt;[.$Z53];[.$Z53]&gt;0.2);NOT([.D53]=&quot;&quot;));[.D53];&quot;&quot;)">
            <text:p/>
          </table:table-cell>
          <table:table-cell table:style-name="ce33" table:formula="of:=IF(AND(OR(0.15&gt;[.$Z53];[.$Z53]&gt;0.2);NOT([.E53]=&quot;&quot;));[.E53];&quot;&quot;)">
            <text:p/>
          </table:table-cell>
          <table:table-cell table:style-name="ce33" table:formula="of:=IF(AND(OR(0.15&gt;[.$Z53];[.$Z53]&gt;0.2);NOT([.F53]=&quot;&quot;));[.F53];&quot;&quot;)">
            <text:p/>
          </table:table-cell>
          <table:table-cell table:style-name="ce33" table:formula="of:=IF(AND(OR(0.15&gt;[.$Z53];[.$Z53]&gt;0.2);NOT([.G53]=&quot;&quot;));[.G53];&quot;&quot;)">
            <text:p/>
          </table:table-cell>
          <table:table-cell table:style-name="ce33" table:formula="of:=IF(AND(OR(0.15&gt;[.$Z53];[.$Z53]&gt;0.2);NOT([.H53]=&quot;&quot;));[.H53];&quot;&quot;)">
            <text:p/>
          </table:table-cell>
          <table:table-cell table:style-name="ce33" table:formula="of:=IF(AND(OR(0.15&gt;[.$Z53];[.$Z53]&gt;0.2);NOT([.I53]=&quot;&quot;));[.I53];&quot;&quot;)">
            <text:p/>
          </table:table-cell>
          <table:table-cell table:style-name="ce39" table:formula="of:=IF(AND(OR(0.15&gt;[.$Z53];[.$Z53]&gt;0.2);NOT([.J53]=&quot;&quot;));[.J53];&quot;&quot;)">
            <text:p/>
          </table:table-cell>
          <table:table-cell table:style-name="ce33" table:formula="of:=IF(AND(OR(0.15&gt;[.$Z53];[.$Z53]&gt;0.2);NOT([.K53]=&quot;&quot;));[.K53];&quot;&quot;)">
            <text:p/>
          </table:table-cell>
          <table:table-cell table:style-name="ce33" table:formula="of:=IF(AND(OR(0.15&gt;[.$Z53];[.$Z53]&gt;0.2);NOT([.L53]=&quot;&quot;));[.L53];&quot;&quot;)">
            <text:p/>
          </table:table-cell>
          <table:table-cell table:style-name="ce33" table:formula="of:=IF(AND(OR(0.15&gt;[.$Z53];[.$Z53]&gt;0.2);NOT([.M53]=&quot;&quot;));[.M53];&quot;&quot;)">
            <text:p/>
          </table:table-cell>
          <table:table-cell table:style-name="ce33" table:formula="of:=IF(AND(OR(0.15&gt;[.$Z53];[.$Z53]&gt;0.2);NOT([.N53]=&quot;&quot;));[.N53];&quot;&quot;)">
            <text:p/>
          </table:table-cell>
          <table:table-cell table:style-name="ce39" table:formula="of:=IF(AND(OR(0.15&gt;[.$Z53];[.$Z53]&gt;0.2);NOT([.O53]=&quot;&quot;));[.O53];&quot;&quot;)">
            <text:p/>
          </table:table-cell>
          <table:table-cell table:style-name="ce33" table:formula="of:=IF(AND(OR(0.15&gt;[.$Z53];[.$Z53]&gt;0.2);NOT([.P53]=&quot;&quot;));[.P53];&quot;&quot;)">
            <text:p/>
          </table:table-cell>
          <table:table-cell table:style-name="ce33" table:formula="of:=IF(AND(OR(0.15&gt;[.$Z53];[.$Z53]&gt;0.2);NOT([.Q53]=&quot;&quot;));[.Q53];&quot;&quot;)">
            <text:p/>
          </table:table-cell>
          <table:table-cell table:style-name="ce33" table:formula="of:=IF(AND(OR(0.15&gt;[.$Z53];[.$Z53]&gt;0.2);NOT([.R53]=&quot;&quot;));[.R53];&quot;&quot;)">
            <text:p/>
          </table:table-cell>
          <table:table-cell table:style-name="ce33" table:formula="of:=IF(AND(OR(0.15&gt;[.$Z53];[.$Z53]&gt;0.2);NOT([.S53]=&quot;&quot;));[.S53];&quot;&quot;)">
            <text:p/>
          </table:table-cell>
          <table:table-cell table:style-name="ce39" table:formula="of:=IF(AND(OR(0.15&gt;[.$Z53];[.$Z53]&gt;0.2);NOT([.T53]=&quot;&quot;));[.T53];&quot;&quot;)">
            <text:p/>
          </table:table-cell>
          <table:table-cell table:style-name="ce39" table:formula="of:=IF(AND(OR(0.15&gt;[.$Z53];[.$Z53]&gt;0.2);NOT([.U53]=&quot;&quot;));[.U53];&quot;&quot;)">
            <text:p/>
          </table:table-cell>
          <table:table-cell table:style-name="ce33" table:formula="of:=IF(AND(OR(0.15&gt;[.$Z53];[.$Z53]&gt;0.2);NOT([.V53]=&quot;&quot;));[.V53];&quot;&quot;)">
            <text:p/>
          </table:table-cell>
          <table:table-cell table:style-name="ce33" table:formula="of:=IF(AND(OR(0.15&gt;[.$Z53];[.$Z53]&gt;0.2);NOT([.W53]=&quot;&quot;));[.W53];&quot;&quot;)">
            <text:p/>
          </table:table-cell>
          <table:table-cell table:style-name="ce33" table:formula="of:=IF(AND(OR(0.15&gt;[.$Z53];[.$Z53]&gt;0.2);NOT([.X53]=&quot;&quot;));[.X53];&quot;&quot;)">
            <text:p/>
          </table:table-cell>
          <table:table-cell table:style-name="ce39" table:formula="of:=IF(AND(OR(0.15&gt;[.$Z53];[.$Z53]&gt;0.2);NOT([.Y53]=&quot;&quot;));[.Y53];&quot;&quot;)">
            <text:p/>
          </table:table-cell>
          <table:table-cell table:style-name="ce33" table:formula="of:=IF(AND(OR(0.15&gt;[.$Z53];[.$Z53]&gt;0.2);NOT([.Z53]=&quot;&quot;));[.Z53];&quot;&quot;)">
            <text:p/>
          </table:table-cell>
          <table:table-cell table:style-name="ce44" table:formula="of:=IF(AND(OR(0.15&gt;[.$Z53];[.$Z53]&gt;0.2);NOT([.AA53]=&quot;&quot;));[.AA53];&quot;&quot;)">
            <text:p/>
          </table:table-cell>
          <table:table-cell table:style-name="Default" table:number-columns-repeated="3"/>
          <table:table-cell table:style-name="ce4" table:formula="of:=IF(AND([.$U53] = 1;NOT([.A53]=&quot;&quot;));[.A53];&quot;&quot;)" office:value-type="float" office:value="49" calcext:value-type="float">
            <text:p>49</text:p>
          </table:table-cell>
          <table:table-cell table:style-name="ce110" table:formula="of:=IF(AND([.$U53] = 1;NOT([.B53]=&quot;&quot;));[.B53];&quot;&quot;)" office:value-type="float" office:value="1.72788" calcext:value-type="float">
            <text:p>1.72788</text:p>
          </table:table-cell>
          <table:table-cell table:style-name="ce110" table:formula="of:=IF(AND([.$U53] = 1;NOT([.C53]=&quot;&quot;));[.C53];&quot;&quot;)" office:value-type="float" office:value="-1.5708" calcext:value-type="float">
            <text:p>-1.5708</text:p>
          </table:table-cell>
          <table:table-cell table:style-name="ce110" table:formula="of:=IF(AND([.$U53] = 1;NOT([.D53]=&quot;&quot;));[.D53];&quot;&quot;)" office:value-type="float" office:value="1.85005" calcext:value-type="float">
            <text:p>1.85005</text:p>
          </table:table-cell>
          <table:table-cell table:style-name="ce110" table:formula="of:=IF(AND([.$U53] = 1;NOT([.E53]=&quot;&quot;));[.E53];&quot;&quot;)" office:value-type="float" office:value="-2.16421" calcext:value-type="float">
            <text:p>-2.16421</text:p>
          </table:table-cell>
          <table:table-cell table:style-name="ce110" table:formula="of:=IF(AND([.$U53] = 1;NOT([.F53]=&quot;&quot;));[.F53];&quot;&quot;)" office:value-type="float" office:value="-1.48353" calcext:value-type="float">
            <text:p>-1.48353</text:p>
          </table:table-cell>
          <table:table-cell table:style-name="ce110" table:formula="of:=IF(AND([.$U53] = 1;NOT([.G53]=&quot;&quot;));[.G53];&quot;&quot;)" office:value-type="float" office:value="-1.76278" calcext:value-type="float">
            <text:p>-1.76278</text:p>
          </table:table-cell>
          <table:table-cell table:style-name="ce110" table:formula="of:=IF(AND([.$U53] = 1;NOT([.H53]=&quot;&quot;));[.H53];&quot;&quot;)">
            <text:p/>
          </table:table-cell>
          <table:table-cell table:style-name="ce110" table:formula="of:=IF(AND([.$U53] = 1;NOT([.I53]=&quot;&quot;));[.I53];&quot;&quot;)">
            <text:p/>
          </table:table-cell>
          <table:table-cell table:style-name="ce110" table:formula="of:=IF(AND([.$U53] = 1;NOT([.J53]=&quot;&quot;));[.J53];&quot;&quot;)" office:value-type="float" office:value="50" calcext:value-type="float">
            <text:p>50</text:p>
          </table:table-cell>
          <table:table-cell table:style-name="ce110" table:formula="of:=IF(AND([.$U53] = 1;NOT([.K53]=&quot;&quot;));[.K53];&quot;&quot;)" office:value-type="float" office:value="0.3384" calcext:value-type="float">
            <text:p>0.3384</text:p>
          </table:table-cell>
          <table:table-cell table:style-name="ce110" table:formula="of:=IF(AND([.$U53] = 1;NOT([.L53]=&quot;&quot;));[.L53];&quot;&quot;)" office:value-type="float" office:value="-0.1137" calcext:value-type="float">
            <text:p>-0.1137</text:p>
          </table:table-cell>
          <table:table-cell table:style-name="ce110" table:formula="of:=IF(AND([.$U53] = 1;NOT([.M53]=&quot;&quot;));[.M53];&quot;&quot;)">
            <text:p/>
          </table:table-cell>
          <table:table-cell table:style-name="ce110" table:formula="of:=IF(AND([.$U53] = 1;NOT([.N53]=&quot;&quot;));[.N53];&quot;&quot;)">
            <text:p/>
          </table:table-cell>
          <table:table-cell table:style-name="ce110" table:formula="of:=IF(AND([.$U53] = 1;NOT([.O53]=&quot;&quot;));[.O53];&quot;&quot;)" office:value-type="float" office:value="49" calcext:value-type="float">
            <text:p>49</text:p>
          </table:table-cell>
          <table:table-cell table:style-name="ce110" table:formula="of:=IF(AND([.$U53] = 1;NOT([.P53]=&quot;&quot;));[.P53];&quot;&quot;)" office:value-type="float" office:value="2.3504" calcext:value-type="float">
            <text:p>2.3504</text:p>
          </table:table-cell>
          <table:table-cell table:style-name="ce110" table:formula="of:=IF(AND([.$U53] = 1;NOT([.Q53]=&quot;&quot;));[.Q53];&quot;&quot;)" office:value-type="float" office:value="-2.3504" calcext:value-type="float">
            <text:p>-2.3504</text:p>
          </table:table-cell>
          <table:table-cell table:style-name="ce110" table:formula="of:=IF(AND([.$U53] = 1;NOT([.R53]=&quot;&quot;));[.R53];&quot;&quot;)" office:value-type="float" office:value="38" calcext:value-type="float">
            <text:p>38</text:p>
          </table:table-cell>
          <table:table-cell table:style-name="ce110" table:formula="of:=IF(AND([.$U53] = 1;NOT([.S53]=&quot;&quot;));[.S53];&quot;&quot;)" office:value-type="float" office:value="1.5172610242" calcext:value-type="float">
            <text:p>1.5172610242</text:p>
          </table:table-cell>
          <table:table-cell table:style-name="ce110" table:formula="of:=IF(AND([.$U53] = 1;NOT([.T53]=&quot;&quot;));[.T53];&quot;&quot;)" office:value-type="float" office:value="-1" calcext:value-type="float">
            <text:p>-1</text:p>
          </table:table-cell>
          <table:table-cell table:style-name="ce110" table:formula="of:=IF(AND([.$U53] = 1;NOT([.U53]=&quot;&quot;));[.U53];&quot;&quot;)" office:value-type="float" office:value="1" calcext:value-type="float">
            <text:p>1</text:p>
          </table:table-cell>
          <table:table-cell table:style-name="ce110" table:formula="of:=IF(AND([.$U53] = 1;NOT([.V53]=&quot;&quot;));[.V53];&quot;&quot;)" office:value-type="float" office:value="0.785398163397448" calcext:value-type="float">
            <text:p>0.785398163397448</text:p>
          </table:table-cell>
          <table:table-cell table:style-name="ce110" table:formula="of:=IF(AND([.$U53] = 1;NOT([.W53]=&quot;&quot;));[.W53];&quot;&quot;)">
            <text:p/>
          </table:table-cell>
          <table:table-cell table:style-name="ce110" table:formula="of:=IF(AND([.$U53] = 1;NOT([.X53]=&quot;&quot;));[.X53];&quot;&quot;)">
            <text:p/>
          </table:table-cell>
          <table:table-cell table:style-name="ce110" table:formula="of:=IF(AND([.$U53] = 1;NOT([.Y53]=&quot;&quot;));[.Y53];&quot;&quot;)" office:value-type="float" office:value="49" calcext:value-type="float">
            <text:p>49</text:p>
          </table:table-cell>
          <table:table-cell table:style-name="ce121" table:formula="of:=IF(AND([.$U53] = 1;NOT([.Z53]=&quot;&quot;));[.Z53];&quot;&quot;)" office:value-type="float" office:value="0.1711" calcext:value-type="float">
            <text:p>0.17110</text:p>
          </table:table-cell>
          <table:table-cell table:style-name="ce25" table:formula="of:=IF(AND([.$U53] = 1;NOT([.AA53]=&quot;&quot;));[.AA53];&quot;&quot;)" office:value-type="float" office:value="-0.7561" calcext:value-type="float">
            <text:p>-0.7561</text:p>
          </table:table-cell>
          <table:table-cell table:style-name="Default" table:number-columns-repeated="3"/>
          <table:table-cell table:style-name="ce4" table:formula="of:=IF(AND([.$U53] = 0;NOT([.A53]=&quot;&quot;));[.A53];&quot;&quot;)">
            <text:p/>
          </table:table-cell>
          <table:table-cell table:style-name="ce110" table:formula="of:=IF(AND([.$U53] = 0;NOT([.B53]=&quot;&quot;));[.B53];&quot;&quot;)">
            <text:p/>
          </table:table-cell>
          <table:table-cell table:style-name="ce110" table:formula="of:=IF(AND([.$U53] = 0;NOT([.C53]=&quot;&quot;));[.C53];&quot;&quot;)">
            <text:p/>
          </table:table-cell>
          <table:table-cell table:style-name="ce110" table:formula="of:=IF(AND([.$U53] = 0;NOT([.D53]=&quot;&quot;));[.D53];&quot;&quot;)">
            <text:p/>
          </table:table-cell>
          <table:table-cell table:style-name="ce110" table:formula="of:=IF(AND([.$U53] = 0;NOT([.E53]=&quot;&quot;));[.E53];&quot;&quot;)">
            <text:p/>
          </table:table-cell>
          <table:table-cell table:style-name="ce110" table:formula="of:=IF(AND([.$U53] = 0;NOT([.F53]=&quot;&quot;));[.F53];&quot;&quot;)">
            <text:p/>
          </table:table-cell>
          <table:table-cell table:style-name="ce110" table:formula="of:=IF(AND([.$U53] = 0;NOT([.G53]=&quot;&quot;));[.G53];&quot;&quot;)">
            <text:p/>
          </table:table-cell>
          <table:table-cell table:style-name="ce110" table:formula="of:=IF(AND([.$U53] = 0;NOT([.H53]=&quot;&quot;));[.H53];&quot;&quot;)">
            <text:p/>
          </table:table-cell>
          <table:table-cell table:style-name="ce110" table:formula="of:=IF(AND([.$U53] = 0;NOT([.I53]=&quot;&quot;));[.I53];&quot;&quot;)">
            <text:p/>
          </table:table-cell>
          <table:table-cell table:style-name="ce110" table:formula="of:=IF(AND([.$U53] = 0;NOT([.J53]=&quot;&quot;));[.J53];&quot;&quot;)">
            <text:p/>
          </table:table-cell>
          <table:table-cell table:style-name="ce113" table:formula="of:=IF(AND([.$U53] = 0;NOT([.K53]=&quot;&quot;));[.K53];&quot;&quot;)">
            <text:p/>
          </table:table-cell>
          <table:table-cell table:style-name="ce113" table:formula="of:=IF(AND([.$U53] = 0;NOT([.L53]=&quot;&quot;));[.L53];&quot;&quot;)">
            <text:p/>
          </table:table-cell>
          <table:table-cell table:style-name="ce110" table:formula="of:=IF(AND([.$U53] = 0;NOT([.M53]=&quot;&quot;));[.M53];&quot;&quot;)">
            <text:p/>
          </table:table-cell>
          <table:table-cell table:style-name="ce110" table:formula="of:=IF(AND([.$U53] = 0;NOT([.N53]=&quot;&quot;));[.N53];&quot;&quot;)">
            <text:p/>
          </table:table-cell>
          <table:table-cell table:style-name="ce110" table:formula="of:=IF(AND([.$U53] = 0;NOT([.O53]=&quot;&quot;));[.O53];&quot;&quot;)">
            <text:p/>
          </table:table-cell>
          <table:table-cell table:style-name="ce110" table:formula="of:=IF(AND([.$U53] = 0;NOT([.P53]=&quot;&quot;));[.P53];&quot;&quot;)">
            <text:p/>
          </table:table-cell>
          <table:table-cell table:style-name="ce110" table:formula="of:=IF(AND([.$U53] = 0;NOT([.Q53]=&quot;&quot;));[.Q53];&quot;&quot;)">
            <text:p/>
          </table:table-cell>
          <table:table-cell table:style-name="ce110" table:formula="of:=IF(AND([.$U53] = 0;NOT([.R53]=&quot;&quot;));[.R53];&quot;&quot;)">
            <text:p/>
          </table:table-cell>
          <table:table-cell table:style-name="ce110" table:formula="of:=IF(AND([.$U53] = 0;NOT([.S53]=&quot;&quot;));[.S53];&quot;&quot;)">
            <text:p/>
          </table:table-cell>
          <table:table-cell table:style-name="ce110" table:formula="of:=IF(AND([.$U53] = 0;NOT([.T53]=&quot;&quot;));[.T53];&quot;&quot;)">
            <text:p/>
          </table:table-cell>
          <table:table-cell table:style-name="ce110" table:formula="of:=IF(AND([.$U53] = 0;NOT([.U53]=&quot;&quot;));[.U53];&quot;&quot;)">
            <text:p/>
          </table:table-cell>
          <table:table-cell table:style-name="ce110" table:formula="of:=IF(AND([.$U53] = 0;NOT([.V53]=&quot;&quot;));[.V53];&quot;&quot;)">
            <text:p/>
          </table:table-cell>
          <table:table-cell table:style-name="ce110" table:formula="of:=IF(AND([.$U53] = 0;NOT([.W53]=&quot;&quot;));[.W53];&quot;&quot;)">
            <text:p/>
          </table:table-cell>
          <table:table-cell table:style-name="ce110" table:formula="of:=IF(AND([.$U53] = 0;NOT([.X53]=&quot;&quot;));[.X53];&quot;&quot;)">
            <text:p/>
          </table:table-cell>
          <table:table-cell table:style-name="ce110" table:formula="of:=IF(AND([.$U53] = 0;NOT([.Y53]=&quot;&quot;));[.Y53];&quot;&quot;)">
            <text:p/>
          </table:table-cell>
          <table:table-cell table:style-name="ce110" table:formula="of:=IF(AND([.$U53] = 0;NOT([.Z53]=&quot;&quot;));[.Z53];&quot;&quot;)">
            <text:p/>
          </table:table-cell>
          <table:table-cell table:style-name="ce25" table:formula="of:=IF(AND([.$U53] = 0;NOT([.AA53]=&quot;&quot;));[.AA53];&quot;&quot;)">
            <text:p/>
          </table:table-cell>
          <table:table-cell table:style-name="Default" table:number-columns-repeated="3"/>
          <table:table-cell table:style-name="ce126" table:formula="of:=IF(AND(0.1&lt;[.$Z53];[.$Z53]&lt;0.25; NOT([.A53]=&quot;&quot;));[.A53];&quot;&quot;)" office:value-type="float" office:value="49" calcext:value-type="float">
            <text:p>49.0000</text:p>
          </table:table-cell>
          <table:table-cell table:style-name="ce44" table:formula="of:=IF(AND(0.1&lt;[.$Z53];[.$Z53]&lt;0.25; NOT([.B53]=&quot;&quot;));[.B53];&quot;&quot;)" office:value-type="float" office:value="1.72788" calcext:value-type="float">
            <text:p>1.7279</text:p>
          </table:table-cell>
          <table:table-cell table:style-name="ce44" table:formula="of:=IF(AND(0.1&lt;[.$Z53];[.$Z53]&lt;0.25; NOT([.C53]=&quot;&quot;));[.C53];&quot;&quot;)" office:value-type="float" office:value="-1.5708" calcext:value-type="float">
            <text:p>-1.5708</text:p>
          </table:table-cell>
          <table:table-cell table:style-name="ce44" table:formula="of:=IF(AND(0.1&lt;[.$Z53];[.$Z53]&lt;0.25; NOT([.D53]=&quot;&quot;));[.D53];&quot;&quot;)" office:value-type="float" office:value="1.85005" calcext:value-type="float">
            <text:p>1.8501</text:p>
          </table:table-cell>
          <table:table-cell table:style-name="ce44" table:formula="of:=IF(AND(0.1&lt;[.$Z53];[.$Z53]&lt;0.25; NOT([.E53]=&quot;&quot;));[.E53];&quot;&quot;)" office:value-type="float" office:value="-2.16421" calcext:value-type="float">
            <text:p>-2.1642</text:p>
          </table:table-cell>
          <table:table-cell table:style-name="ce44" table:formula="of:=IF(AND(0.1&lt;[.$Z53];[.$Z53]&lt;0.25; NOT([.F53]=&quot;&quot;));[.F53];&quot;&quot;)" office:value-type="float" office:value="-1.48353" calcext:value-type="float">
            <text:p>-1.4835</text:p>
          </table:table-cell>
          <table:table-cell table:style-name="ce44" table:formula="of:=IF(AND(0.1&lt;[.$Z53];[.$Z53]&lt;0.25; NOT([.G53]=&quot;&quot;));[.G53];&quot;&quot;)" office:value-type="float" office:value="-1.76278" calcext:value-type="float">
            <text:p>-1.7628</text:p>
          </table:table-cell>
          <table:table-cell table:style-name="ce44" table:formula="of:=IF(AND(0.1&lt;[.$Z53];[.$Z53]&lt;0.25; NOT([.H53]=&quot;&quot;));[.H53];&quot;&quot;)">
            <text:p/>
          </table:table-cell>
          <table:table-cell table:style-name="ce44" table:formula="of:=IF(AND(0.1&lt;[.$Z53];[.$Z53]&lt;0.25; NOT([.I53]=&quot;&quot;));[.I53];&quot;&quot;)">
            <text:p/>
          </table:table-cell>
          <table:table-cell table:style-name="ce44" table:formula="of:=IF(AND(0.1&lt;[.$Z53];[.$Z53]&lt;0.25; NOT([.J53]=&quot;&quot;));[.J53];&quot;&quot;)" office:value-type="float" office:value="50" calcext:value-type="float">
            <text:p>50.0000</text:p>
          </table:table-cell>
          <table:table-cell table:style-name="ce44" table:formula="of:=IF(AND(0.1&lt;[.$Z53];[.$Z53]&lt;0.25; NOT([.K53]=&quot;&quot;));[.K53];&quot;&quot;)" office:value-type="float" office:value="0.3384" calcext:value-type="float">
            <text:p>0.3384</text:p>
          </table:table-cell>
          <table:table-cell table:style-name="ce44" table:formula="of:=IF(AND(0.1&lt;[.$Z53];[.$Z53]&lt;0.25; NOT([.L53]=&quot;&quot;));[.L53];&quot;&quot;)" office:value-type="float" office:value="-0.1137" calcext:value-type="float">
            <text:p>-0.1137</text:p>
          </table:table-cell>
          <table:table-cell table:style-name="ce44" table:formula="of:=IF(AND(0.1&lt;[.$Z53];[.$Z53]&lt;0.25; NOT([.M53]=&quot;&quot;));[.M53];&quot;&quot;)">
            <text:p/>
          </table:table-cell>
          <table:table-cell table:style-name="ce44" table:formula="of:=IF(AND(0.1&lt;[.$Z53];[.$Z53]&lt;0.25; NOT([.N53]=&quot;&quot;));[.N53];&quot;&quot;)">
            <text:p/>
          </table:table-cell>
          <table:table-cell table:style-name="ce44" table:formula="of:=IF(AND(0.1&lt;[.$Z53];[.$Z53]&lt;0.25; NOT([.O53]=&quot;&quot;));[.O53];&quot;&quot;)" office:value-type="float" office:value="49" calcext:value-type="float">
            <text:p>49.0000</text:p>
          </table:table-cell>
          <table:table-cell table:style-name="ce44" table:formula="of:=IF(AND(0.1&lt;[.$Z53];[.$Z53]&lt;0.25; NOT([.P53]=&quot;&quot;));[.P53];&quot;&quot;)" office:value-type="float" office:value="2.3504" calcext:value-type="float">
            <text:p>2.3504</text:p>
          </table:table-cell>
          <table:table-cell table:style-name="ce44" table:formula="of:=IF(AND(0.1&lt;[.$Z53];[.$Z53]&lt;0.25; NOT([.Q53]=&quot;&quot;));[.Q53];&quot;&quot;)" office:value-type="float" office:value="-2.3504" calcext:value-type="float">
            <text:p>-2.3504</text:p>
          </table:table-cell>
          <table:table-cell table:style-name="ce44" table:formula="of:=IF(AND(0.1&lt;[.$Z53];[.$Z53]&lt;0.25; NOT([.R53]=&quot;&quot;));[.R53];&quot;&quot;)" office:value-type="float" office:value="38" calcext:value-type="float">
            <text:p>38.0000</text:p>
          </table:table-cell>
          <table:table-cell table:style-name="ce44" table:formula="of:=IF(AND(0.1&lt;[.$Z53];[.$Z53]&lt;0.25; NOT([.S53]=&quot;&quot;));[.S53];&quot;&quot;)" office:value-type="float" office:value="1.5172610242" calcext:value-type="float">
            <text:p>1.5173</text:p>
          </table:table-cell>
          <table:table-cell table:style-name="ce44" table:formula="of:=IF(AND(0.1&lt;[.$Z53];[.$Z53]&lt;0.25; NOT([.T53]=&quot;&quot;));[.T53];&quot;&quot;)" office:value-type="float" office:value="-1" calcext:value-type="float">
            <text:p>-1.0000</text:p>
          </table:table-cell>
          <table:table-cell table:style-name="ce44" table:formula="of:=IF(AND(0.1&lt;[.$Z53];[.$Z53]&lt;0.25; NOT([.U53]=&quot;&quot;));[.U53];&quot;&quot;)" office:value-type="float" office:value="1" calcext:value-type="float">
            <text:p>1.0000</text:p>
          </table:table-cell>
          <table:table-cell table:style-name="ce44" table:formula="of:=IF(AND(0.1&lt;[.$Z53];[.$Z53]&lt;0.25; NOT([.V53]=&quot;&quot;));[.V53];&quot;&quot;)" office:value-type="float" office:value="0.785398163397448" calcext:value-type="float">
            <text:p>0.7854</text:p>
          </table:table-cell>
          <table:table-cell table:style-name="ce44" table:formula="of:=IF(AND(0.1&lt;[.$Z53];[.$Z53]&lt;0.25; NOT([.W53]=&quot;&quot;));[.W53];&quot;&quot;)">
            <text:p/>
          </table:table-cell>
          <table:table-cell table:style-name="ce44" table:formula="of:=IF(AND(0.1&lt;[.$Z53];[.$Z53]&lt;0.25; NOT([.X53]=&quot;&quot;));[.X53];&quot;&quot;)">
            <text:p/>
          </table:table-cell>
          <table:table-cell table:style-name="ce44" table:formula="of:=IF(AND(0.1&lt;[.$Z53];[.$Z53]&lt;0.25; NOT([.Y53]=&quot;&quot;));[.Y53];&quot;&quot;)" office:value-type="float" office:value="49" calcext:value-type="float">
            <text:p>49.0000</text:p>
          </table:table-cell>
          <table:table-cell table:style-name="ce44" table:formula="of:=IF(AND(0.1&lt;[.$Z53];[.$Z53]&lt;0.25; NOT([.Z53]=&quot;&quot;));[.Z53];&quot;&quot;)" office:value-type="float" office:value="0.1711" calcext:value-type="float">
            <text:p>0.1711</text:p>
          </table:table-cell>
          <table:table-cell table:style-name="ce44" table:formula="of:=IF(AND(0.1&lt;[.$Z53];[.$Z53]&lt;0.25; NOT([.AA53]=&quot;&quot;));[.AA53];&quot;&quot;)" office:value-type="float" office:value="-0.7561" calcext:value-type="float">
            <text:p>-0.7561</text:p>
          </table:table-cell>
          <table:table-cell table:style-name="Default" table:number-columns-repeated="3"/>
          <table:table-cell table:style-name="ce126" table:formula="of:=IF(AND(OR(0.1&gt;[.$Z53];[.$Z53]&gt;0.25);NOT([.A53]=&quot;&quot;));[.A53];&quot;&quot;)">
            <text:p/>
          </table:table-cell>
          <table:table-cell table:style-name="ce44" table:formula="of:=IF(AND(OR(0.1&gt;[.$Z53];[.$Z53]&gt;0.25);NOT([.B53]=&quot;&quot;));[.B53];&quot;&quot;)">
            <text:p/>
          </table:table-cell>
          <table:table-cell table:style-name="ce44" table:formula="of:=IF(AND(OR(0.1&gt;[.$Z53];[.$Z53]&gt;0.25);NOT([.C53]=&quot;&quot;));[.C53];&quot;&quot;)">
            <text:p/>
          </table:table-cell>
          <table:table-cell table:style-name="ce44" table:formula="of:=IF(AND(OR(0.1&gt;[.$Z53];[.$Z53]&gt;0.25);NOT([.D53]=&quot;&quot;));[.D53];&quot;&quot;)">
            <text:p/>
          </table:table-cell>
          <table:table-cell table:style-name="ce44" table:formula="of:=IF(AND(OR(0.1&gt;[.$Z53];[.$Z53]&gt;0.25);NOT([.E53]=&quot;&quot;));[.E53];&quot;&quot;)">
            <text:p/>
          </table:table-cell>
          <table:table-cell table:style-name="ce44" table:formula="of:=IF(AND(OR(0.1&gt;[.$Z53];[.$Z53]&gt;0.25);NOT([.F53]=&quot;&quot;));[.F53];&quot;&quot;)">
            <text:p/>
          </table:table-cell>
          <table:table-cell table:style-name="ce44" table:formula="of:=IF(AND(OR(0.1&gt;[.$Z53];[.$Z53]&gt;0.25);NOT([.G53]=&quot;&quot;));[.G53];&quot;&quot;)">
            <text:p/>
          </table:table-cell>
          <table:table-cell table:style-name="ce44" table:formula="of:=IF(AND(OR(0.1&gt;[.$Z53];[.$Z53]&gt;0.25);NOT([.H53]=&quot;&quot;));[.H53];&quot;&quot;)">
            <text:p/>
          </table:table-cell>
          <table:table-cell table:style-name="ce44" table:formula="of:=IF(AND(OR(0.1&gt;[.$Z53];[.$Z53]&gt;0.25);NOT([.I53]=&quot;&quot;));[.I53];&quot;&quot;)">
            <text:p/>
          </table:table-cell>
          <table:table-cell table:style-name="ce44" table:formula="of:=IF(AND(OR(0.1&gt;[.$Z53];[.$Z53]&gt;0.25);NOT([.J53]=&quot;&quot;));[.J53];&quot;&quot;)">
            <text:p/>
          </table:table-cell>
          <table:table-cell table:style-name="ce44" table:formula="of:=IF(AND(OR(0.1&gt;[.$Z53];[.$Z53]&gt;0.25);NOT([.K53]=&quot;&quot;));[.K53];&quot;&quot;)">
            <text:p/>
          </table:table-cell>
          <table:table-cell table:style-name="ce44" table:formula="of:=IF(AND(OR(0.1&gt;[.$Z53];[.$Z53]&gt;0.25);NOT([.L53]=&quot;&quot;));[.L53];&quot;&quot;)">
            <text:p/>
          </table:table-cell>
          <table:table-cell table:style-name="ce44" table:formula="of:=IF(AND(OR(0.1&gt;[.$Z53];[.$Z53]&gt;0.25);NOT([.M53]=&quot;&quot;));[.M53];&quot;&quot;)">
            <text:p/>
          </table:table-cell>
          <table:table-cell table:style-name="ce44" table:formula="of:=IF(AND(OR(0.1&gt;[.$Z53];[.$Z53]&gt;0.25);NOT([.N53]=&quot;&quot;));[.N53];&quot;&quot;)">
            <text:p/>
          </table:table-cell>
          <table:table-cell table:style-name="ce128" table:formula="of:=IF(AND(OR(0.1&gt;[.$Z53];[.$Z53]&gt;0.25);NOT([.O53]=&quot;&quot;));[.O53];&quot;&quot;)">
            <text:p/>
          </table:table-cell>
          <table:table-cell table:style-name="ce44" table:formula="of:=IF(AND(OR(0.1&gt;[.$Z53];[.$Z53]&gt;0.25);NOT([.P53]=&quot;&quot;));[.P53];&quot;&quot;)">
            <text:p/>
          </table:table-cell>
          <table:table-cell table:style-name="ce44" table:formula="of:=IF(AND(OR(0.1&gt;[.$Z53];[.$Z53]&gt;0.25);NOT([.Q53]=&quot;&quot;));[.Q53];&quot;&quot;)">
            <text:p/>
          </table:table-cell>
          <table:table-cell table:style-name="ce44" table:formula="of:=IF(AND(OR(0.1&gt;[.$Z53];[.$Z53]&gt;0.25);NOT([.R53]=&quot;&quot;));[.R53];&quot;&quot;)">
            <text:p/>
          </table:table-cell>
          <table:table-cell table:style-name="ce44" table:formula="of:=IF(AND(OR(0.1&gt;[.$Z53];[.$Z53]&gt;0.25);NOT([.S53]=&quot;&quot;));[.S53];&quot;&quot;)">
            <text:p/>
          </table:table-cell>
          <table:table-cell table:style-name="ce44" table:formula="of:=IF(AND(OR(0.1&gt;[.$Z53];[.$Z53]&gt;0.25);NOT([.T53]=&quot;&quot;));[.T53];&quot;&quot;)">
            <text:p/>
          </table:table-cell>
          <table:table-cell table:style-name="ce44" table:formula="of:=IF(AND(OR(0.1&gt;[.$Z53];[.$Z53]&gt;0.25);NOT([.U53]=&quot;&quot;));[.U53];&quot;&quot;)">
            <text:p/>
          </table:table-cell>
          <table:table-cell table:style-name="ce44" table:formula="of:=IF(AND(OR(0.1&gt;[.$Z53];[.$Z53]&gt;0.25);NOT([.V53]=&quot;&quot;));[.V53];&quot;&quot;)">
            <text:p/>
          </table:table-cell>
          <table:table-cell table:style-name="ce44" table:formula="of:=IF(AND(OR(0.1&gt;[.$Z53];[.$Z53]&gt;0.25);NOT([.W53]=&quot;&quot;));[.W53];&quot;&quot;)">
            <text:p/>
          </table:table-cell>
          <table:table-cell table:style-name="ce44" table:formula="of:=IF(AND(OR(0.1&gt;[.$Z53];[.$Z53]&gt;0.25);NOT([.X53]=&quot;&quot;));[.X53];&quot;&quot;)">
            <text:p/>
          </table:table-cell>
          <table:table-cell table:style-name="ce128" table:formula="of:=IF(AND(OR(0.1&gt;[.$Z53];[.$Z53]&gt;0.25);NOT([.Y53]=&quot;&quot;));[.Y53];&quot;&quot;)">
            <text:p/>
          </table:table-cell>
          <table:table-cell table:style-name="ce44" table:formula="of:=IF(AND(OR(0.1&gt;[.$Z53];[.$Z53]&gt;0.25);NOT([.Z53]=&quot;&quot;));[.Z53];&quot;&quot;)">
            <text:p/>
          </table:table-cell>
          <table:table-cell table:style-name="ce44" table:formula="of:=IF(AND(OR(0.1&gt;[.$Z53];[.$Z53]&gt;0.25);NOT([.AA53]=&quot;&quot;));[.AA53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51" calcext:value-type="float">
            <text:p>51</text:p>
          </table:table-cell>
          <table:table-cell table:style-name="ce15" office:value-type="float" office:value="0.3384" calcext:value-type="float">
            <text:p>0.3384</text:p>
          </table:table-cell>
          <table:table-cell table:style-name="ce15" office:value-type="float" office:value="-0.1137" calcext:value-type="float">
            <text:p>-0.1137</text:p>
          </table:table-cell>
          <table:table-cell table:style-name="Default" table:number-columns-repeated="2"/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2.3551" calcext:value-type="float">
            <text:p>2.3551</text:p>
          </table:table-cell>
          <table:table-cell table:style-name="ce10" office:value-type="float" office:value="-2.3551" calcext:value-type="float">
            <text:p>-2.3551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.5298037003" calcext:value-type="float">
            <text:p>1.5298037003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785398163397448" calcext:value-type="float">
            <text:p>0.785398163397448</text:p>
          </table:table-cell>
          <table:table-cell table:style-name="Default" table:number-columns-repeated="2"/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0.1623" calcext:value-type="float">
            <text:p>0.1623</text:p>
          </table:table-cell>
          <table:table-cell table:style-name="ce25" office:value-type="float" office:value="-0.7594" calcext:value-type="float">
            <text:p>-0.7594</text:p>
          </table:table-cell>
          <table:table-cell table:style-name="Default" table:number-columns-repeated="3"/>
          <table:table-cell table:style-name="ce31" table:formula="of:=IF(AND(0.15&lt;[.$Z54];[.$Z54]&lt;0.2; NOT([.A54]=&quot;&quot;));[.A54];&quot;&quot;)" office:value-type="float" office:value="50" calcext:value-type="float">
            <text:p>50</text:p>
          </table:table-cell>
          <table:table-cell table:style-name="ce33" table:formula="of:=IF(AND(0.15&lt;[.$Z54];[.$Z54]&lt;0.2; NOT([.B54]=&quot;&quot;));[.B54];&quot;&quot;)" office:value-type="float" office:value="1.72788" calcext:value-type="float">
            <text:p>1.7279</text:p>
          </table:table-cell>
          <table:table-cell table:style-name="ce33" table:formula="of:=IF(AND(0.15&lt;[.$Z54];[.$Z54]&lt;0.2; NOT([.C54]=&quot;&quot;));[.C54];&quot;&quot;)" office:value-type="float" office:value="-1.5708" calcext:value-type="float">
            <text:p>-1.5708</text:p>
          </table:table-cell>
          <table:table-cell table:style-name="ce33" table:formula="of:=IF(AND(0.15&lt;[.$Z54];[.$Z54]&lt;0.2; NOT([.D54]=&quot;&quot;));[.D54];&quot;&quot;)" office:value-type="float" office:value="1.85005" calcext:value-type="float">
            <text:p>1.8501</text:p>
          </table:table-cell>
          <table:table-cell table:style-name="ce33" table:formula="of:=IF(AND(0.15&lt;[.$Z54];[.$Z54]&lt;0.2; NOT([.E54]=&quot;&quot;));[.E54];&quot;&quot;)" office:value-type="float" office:value="-2.16421" calcext:value-type="float">
            <text:p>-2.1642</text:p>
          </table:table-cell>
          <table:table-cell table:style-name="ce33" table:formula="of:=IF(AND(0.15&lt;[.$Z54];[.$Z54]&lt;0.2; NOT([.F54]=&quot;&quot;));[.F54];&quot;&quot;)" office:value-type="float" office:value="-1.48353" calcext:value-type="float">
            <text:p>-1.4835</text:p>
          </table:table-cell>
          <table:table-cell table:style-name="ce33" table:formula="of:=IF(AND(0.15&lt;[.$Z54];[.$Z54]&lt;0.2; NOT([.G54]=&quot;&quot;));[.G54];&quot;&quot;)" office:value-type="float" office:value="-1.76278" calcext:value-type="float">
            <text:p>-1.7628</text:p>
          </table:table-cell>
          <table:table-cell table:style-name="ce33" table:formula="of:=IF(AND(0.15&lt;[.$Z54];[.$Z54]&lt;0.2; NOT([.H54]=&quot;&quot;));[.H54];&quot;&quot;)">
            <text:p/>
          </table:table-cell>
          <table:table-cell table:style-name="ce33" table:formula="of:=IF(AND(0.15&lt;[.$Z54];[.$Z54]&lt;0.2; NOT([.I54]=&quot;&quot;));[.I54];&quot;&quot;)">
            <text:p/>
          </table:table-cell>
          <table:table-cell table:style-name="ce39" table:formula="of:=IF(AND(0.15&lt;[.$Z54];[.$Z54]&lt;0.2; NOT([.J54]=&quot;&quot;));[.J54];&quot;&quot;)" office:value-type="float" office:value="51" calcext:value-type="float">
            <text:p>51</text:p>
          </table:table-cell>
          <table:table-cell table:style-name="ce33" table:formula="of:=IF(AND(0.15&lt;[.$Z54];[.$Z54]&lt;0.2; NOT([.K54]=&quot;&quot;));[.K54];&quot;&quot;)" office:value-type="float" office:value="0.3384" calcext:value-type="float">
            <text:p>0.3384</text:p>
          </table:table-cell>
          <table:table-cell table:style-name="ce33" table:formula="of:=IF(AND(0.15&lt;[.$Z54];[.$Z54]&lt;0.2; NOT([.L54]=&quot;&quot;));[.L54];&quot;&quot;)" office:value-type="float" office:value="-0.1137" calcext:value-type="float">
            <text:p>-0.1137</text:p>
          </table:table-cell>
          <table:table-cell table:style-name="ce33" table:formula="of:=IF(AND(0.15&lt;[.$Z54];[.$Z54]&lt;0.2; NOT([.M54]=&quot;&quot;));[.M54];&quot;&quot;)">
            <text:p/>
          </table:table-cell>
          <table:table-cell table:style-name="ce33" table:formula="of:=IF(AND(0.15&lt;[.$Z54];[.$Z54]&lt;0.2; NOT([.N54]=&quot;&quot;));[.N54];&quot;&quot;)">
            <text:p/>
          </table:table-cell>
          <table:table-cell table:style-name="ce39" table:formula="of:=IF(AND(0.15&lt;[.$Z54];[.$Z54]&lt;0.2; NOT([.O54]=&quot;&quot;));[.O54];&quot;&quot;)" office:value-type="float" office:value="50" calcext:value-type="float">
            <text:p>50</text:p>
          </table:table-cell>
          <table:table-cell table:style-name="ce33" table:formula="of:=IF(AND(0.15&lt;[.$Z54];[.$Z54]&lt;0.2; NOT([.P54]=&quot;&quot;));[.P54];&quot;&quot;)" office:value-type="float" office:value="2.3551" calcext:value-type="float">
            <text:p>2.3551</text:p>
          </table:table-cell>
          <table:table-cell table:style-name="ce33" table:formula="of:=IF(AND(0.15&lt;[.$Z54];[.$Z54]&lt;0.2; NOT([.Q54]=&quot;&quot;));[.Q54];&quot;&quot;)" office:value-type="float" office:value="-2.3551" calcext:value-type="float">
            <text:p>-2.3551</text:p>
          </table:table-cell>
          <table:table-cell table:style-name="ce33" table:formula="of:=IF(AND(0.15&lt;[.$Z54];[.$Z54]&lt;0.2; NOT([.R54]=&quot;&quot;));[.R54];&quot;&quot;)" office:value-type="float" office:value="38" calcext:value-type="float">
            <text:p>38.0000</text:p>
          </table:table-cell>
          <table:table-cell table:style-name="ce33" table:formula="of:=IF(AND(0.15&lt;[.$Z54];[.$Z54]&lt;0.2; NOT([.S54]=&quot;&quot;));[.S54];&quot;&quot;)" office:value-type="float" office:value="1.5298037003" calcext:value-type="float">
            <text:p>1.5298</text:p>
          </table:table-cell>
          <table:table-cell table:style-name="ce39" table:formula="of:=IF(AND(0.15&lt;[.$Z54];[.$Z54]&lt;0.2; NOT([.T54]=&quot;&quot;));[.T54];&quot;&quot;)" office:value-type="float" office:value="-1" calcext:value-type="float">
            <text:p>-1</text:p>
          </table:table-cell>
          <table:table-cell table:style-name="ce39" table:formula="of:=IF(AND(0.15&lt;[.$Z54];[.$Z54]&lt;0.2; NOT([.U54]=&quot;&quot;));[.U54];&quot;&quot;)" office:value-type="float" office:value="1" calcext:value-type="float">
            <text:p>1</text:p>
          </table:table-cell>
          <table:table-cell table:style-name="ce33" table:formula="of:=IF(AND(0.15&lt;[.$Z54];[.$Z54]&lt;0.2; NOT([.V54]=&quot;&quot;));[.V54];&quot;&quot;)" office:value-type="float" office:value="0.785398163397448" calcext:value-type="float">
            <text:p>0.7854</text:p>
          </table:table-cell>
          <table:table-cell table:style-name="ce33" table:formula="of:=IF(AND(0.15&lt;[.$Z54];[.$Z54]&lt;0.2; NOT([.W54]=&quot;&quot;));[.W54];&quot;&quot;)">
            <text:p/>
          </table:table-cell>
          <table:table-cell table:style-name="ce33" table:formula="of:=IF(AND(0.15&lt;[.$Z54];[.$Z54]&lt;0.2; NOT([.X54]=&quot;&quot;));[.X54];&quot;&quot;)">
            <text:p/>
          </table:table-cell>
          <table:table-cell table:style-name="ce39" table:formula="of:=IF(AND(0.15&lt;[.$Z54];[.$Z54]&lt;0.2; NOT([.Y54]=&quot;&quot;));[.Y54];&quot;&quot;)" office:value-type="float" office:value="50" calcext:value-type="float">
            <text:p>50</text:p>
          </table:table-cell>
          <table:table-cell table:style-name="ce33" table:formula="of:=IF(AND(0.15&lt;[.$Z54];[.$Z54]&lt;0.2; NOT([.Z54]=&quot;&quot;));[.Z54];&quot;&quot;)" office:value-type="float" office:value="0.1623" calcext:value-type="float">
            <text:p>0.1623</text:p>
          </table:table-cell>
          <table:table-cell table:style-name="ce44" table:formula="of:=IF(AND(0.15&lt;[.$Z54];[.$Z54]&lt;0.2; NOT([.AA54]=&quot;&quot;));[.AA54];&quot;&quot;)" office:value-type="float" office:value="-0.7594" calcext:value-type="float">
            <text:p>-0.7594</text:p>
          </table:table-cell>
          <table:table-cell table:style-name="Default" table:number-columns-repeated="3"/>
          <table:table-cell table:style-name="ce31" table:formula="of:=IF(AND(OR(0.15&gt;[.$Z54];[.$Z54]&gt;0.2);NOT([.A54]=&quot;&quot;));[.A54];&quot;&quot;)">
            <text:p/>
          </table:table-cell>
          <table:table-cell table:style-name="ce33" table:formula="of:=IF(AND(OR(0.15&gt;[.$Z54];[.$Z54]&gt;0.2);NOT([.B54]=&quot;&quot;));[.B54];&quot;&quot;)">
            <text:p/>
          </table:table-cell>
          <table:table-cell table:style-name="ce33" table:formula="of:=IF(AND(OR(0.15&gt;[.$Z54];[.$Z54]&gt;0.2);NOT([.C54]=&quot;&quot;));[.C54];&quot;&quot;)">
            <text:p/>
          </table:table-cell>
          <table:table-cell table:style-name="ce33" table:formula="of:=IF(AND(OR(0.15&gt;[.$Z54];[.$Z54]&gt;0.2);NOT([.D54]=&quot;&quot;));[.D54];&quot;&quot;)">
            <text:p/>
          </table:table-cell>
          <table:table-cell table:style-name="ce33" table:formula="of:=IF(AND(OR(0.15&gt;[.$Z54];[.$Z54]&gt;0.2);NOT([.E54]=&quot;&quot;));[.E54];&quot;&quot;)">
            <text:p/>
          </table:table-cell>
          <table:table-cell table:style-name="ce33" table:formula="of:=IF(AND(OR(0.15&gt;[.$Z54];[.$Z54]&gt;0.2);NOT([.F54]=&quot;&quot;));[.F54];&quot;&quot;)">
            <text:p/>
          </table:table-cell>
          <table:table-cell table:style-name="ce33" table:formula="of:=IF(AND(OR(0.15&gt;[.$Z54];[.$Z54]&gt;0.2);NOT([.G54]=&quot;&quot;));[.G54];&quot;&quot;)">
            <text:p/>
          </table:table-cell>
          <table:table-cell table:style-name="ce33" table:formula="of:=IF(AND(OR(0.15&gt;[.$Z54];[.$Z54]&gt;0.2);NOT([.H54]=&quot;&quot;));[.H54];&quot;&quot;)">
            <text:p/>
          </table:table-cell>
          <table:table-cell table:style-name="ce33" table:formula="of:=IF(AND(OR(0.15&gt;[.$Z54];[.$Z54]&gt;0.2);NOT([.I54]=&quot;&quot;));[.I54];&quot;&quot;)">
            <text:p/>
          </table:table-cell>
          <table:table-cell table:style-name="ce39" table:formula="of:=IF(AND(OR(0.15&gt;[.$Z54];[.$Z54]&gt;0.2);NOT([.J54]=&quot;&quot;));[.J54];&quot;&quot;)">
            <text:p/>
          </table:table-cell>
          <table:table-cell table:style-name="ce33" table:formula="of:=IF(AND(OR(0.15&gt;[.$Z54];[.$Z54]&gt;0.2);NOT([.K54]=&quot;&quot;));[.K54];&quot;&quot;)">
            <text:p/>
          </table:table-cell>
          <table:table-cell table:style-name="ce33" table:formula="of:=IF(AND(OR(0.15&gt;[.$Z54];[.$Z54]&gt;0.2);NOT([.L54]=&quot;&quot;));[.L54];&quot;&quot;)">
            <text:p/>
          </table:table-cell>
          <table:table-cell table:style-name="ce33" table:formula="of:=IF(AND(OR(0.15&gt;[.$Z54];[.$Z54]&gt;0.2);NOT([.M54]=&quot;&quot;));[.M54];&quot;&quot;)">
            <text:p/>
          </table:table-cell>
          <table:table-cell table:style-name="ce33" table:formula="of:=IF(AND(OR(0.15&gt;[.$Z54];[.$Z54]&gt;0.2);NOT([.N54]=&quot;&quot;));[.N54];&quot;&quot;)">
            <text:p/>
          </table:table-cell>
          <table:table-cell table:style-name="ce39" table:formula="of:=IF(AND(OR(0.15&gt;[.$Z54];[.$Z54]&gt;0.2);NOT([.O54]=&quot;&quot;));[.O54];&quot;&quot;)">
            <text:p/>
          </table:table-cell>
          <table:table-cell table:style-name="ce33" table:formula="of:=IF(AND(OR(0.15&gt;[.$Z54];[.$Z54]&gt;0.2);NOT([.P54]=&quot;&quot;));[.P54];&quot;&quot;)">
            <text:p/>
          </table:table-cell>
          <table:table-cell table:style-name="ce33" table:formula="of:=IF(AND(OR(0.15&gt;[.$Z54];[.$Z54]&gt;0.2);NOT([.Q54]=&quot;&quot;));[.Q54];&quot;&quot;)">
            <text:p/>
          </table:table-cell>
          <table:table-cell table:style-name="ce33" table:formula="of:=IF(AND(OR(0.15&gt;[.$Z54];[.$Z54]&gt;0.2);NOT([.R54]=&quot;&quot;));[.R54];&quot;&quot;)">
            <text:p/>
          </table:table-cell>
          <table:table-cell table:style-name="ce33" table:formula="of:=IF(AND(OR(0.15&gt;[.$Z54];[.$Z54]&gt;0.2);NOT([.S54]=&quot;&quot;));[.S54];&quot;&quot;)">
            <text:p/>
          </table:table-cell>
          <table:table-cell table:style-name="ce39" table:formula="of:=IF(AND(OR(0.15&gt;[.$Z54];[.$Z54]&gt;0.2);NOT([.T54]=&quot;&quot;));[.T54];&quot;&quot;)">
            <text:p/>
          </table:table-cell>
          <table:table-cell table:style-name="ce39" table:formula="of:=IF(AND(OR(0.15&gt;[.$Z54];[.$Z54]&gt;0.2);NOT([.U54]=&quot;&quot;));[.U54];&quot;&quot;)">
            <text:p/>
          </table:table-cell>
          <table:table-cell table:style-name="ce33" table:formula="of:=IF(AND(OR(0.15&gt;[.$Z54];[.$Z54]&gt;0.2);NOT([.V54]=&quot;&quot;));[.V54];&quot;&quot;)">
            <text:p/>
          </table:table-cell>
          <table:table-cell table:style-name="ce33" table:formula="of:=IF(AND(OR(0.15&gt;[.$Z54];[.$Z54]&gt;0.2);NOT([.W54]=&quot;&quot;));[.W54];&quot;&quot;)">
            <text:p/>
          </table:table-cell>
          <table:table-cell table:style-name="ce33" table:formula="of:=IF(AND(OR(0.15&gt;[.$Z54];[.$Z54]&gt;0.2);NOT([.X54]=&quot;&quot;));[.X54];&quot;&quot;)">
            <text:p/>
          </table:table-cell>
          <table:table-cell table:style-name="ce39" table:formula="of:=IF(AND(OR(0.15&gt;[.$Z54];[.$Z54]&gt;0.2);NOT([.Y54]=&quot;&quot;));[.Y54];&quot;&quot;)">
            <text:p/>
          </table:table-cell>
          <table:table-cell table:style-name="ce33" table:formula="of:=IF(AND(OR(0.15&gt;[.$Z54];[.$Z54]&gt;0.2);NOT([.Z54]=&quot;&quot;));[.Z54];&quot;&quot;)">
            <text:p/>
          </table:table-cell>
          <table:table-cell table:style-name="ce44" table:formula="of:=IF(AND(OR(0.15&gt;[.$Z54];[.$Z54]&gt;0.2);NOT([.AA54]=&quot;&quot;));[.AA54];&quot;&quot;)">
            <text:p/>
          </table:table-cell>
          <table:table-cell table:style-name="Default" table:number-columns-repeated="3"/>
          <table:table-cell table:style-name="ce4" table:formula="of:=IF(AND([.$U54] = 1;NOT([.A54]=&quot;&quot;));[.A54];&quot;&quot;)" office:value-type="float" office:value="50" calcext:value-type="float">
            <text:p>50</text:p>
          </table:table-cell>
          <table:table-cell table:style-name="ce110" table:formula="of:=IF(AND([.$U54] = 1;NOT([.B54]=&quot;&quot;));[.B54];&quot;&quot;)" office:value-type="float" office:value="1.72788" calcext:value-type="float">
            <text:p>1.72788</text:p>
          </table:table-cell>
          <table:table-cell table:style-name="ce110" table:formula="of:=IF(AND([.$U54] = 1;NOT([.C54]=&quot;&quot;));[.C54];&quot;&quot;)" office:value-type="float" office:value="-1.5708" calcext:value-type="float">
            <text:p>-1.5708</text:p>
          </table:table-cell>
          <table:table-cell table:style-name="ce110" table:formula="of:=IF(AND([.$U54] = 1;NOT([.D54]=&quot;&quot;));[.D54];&quot;&quot;)" office:value-type="float" office:value="1.85005" calcext:value-type="float">
            <text:p>1.85005</text:p>
          </table:table-cell>
          <table:table-cell table:style-name="ce110" table:formula="of:=IF(AND([.$U54] = 1;NOT([.E54]=&quot;&quot;));[.E54];&quot;&quot;)" office:value-type="float" office:value="-2.16421" calcext:value-type="float">
            <text:p>-2.16421</text:p>
          </table:table-cell>
          <table:table-cell table:style-name="ce110" table:formula="of:=IF(AND([.$U54] = 1;NOT([.F54]=&quot;&quot;));[.F54];&quot;&quot;)" office:value-type="float" office:value="-1.48353" calcext:value-type="float">
            <text:p>-1.48353</text:p>
          </table:table-cell>
          <table:table-cell table:style-name="ce110" table:formula="of:=IF(AND([.$U54] = 1;NOT([.G54]=&quot;&quot;));[.G54];&quot;&quot;)" office:value-type="float" office:value="-1.76278" calcext:value-type="float">
            <text:p>-1.76278</text:p>
          </table:table-cell>
          <table:table-cell table:style-name="ce110" table:formula="of:=IF(AND([.$U54] = 1;NOT([.H54]=&quot;&quot;));[.H54];&quot;&quot;)">
            <text:p/>
          </table:table-cell>
          <table:table-cell table:style-name="ce110" table:formula="of:=IF(AND([.$U54] = 1;NOT([.I54]=&quot;&quot;));[.I54];&quot;&quot;)">
            <text:p/>
          </table:table-cell>
          <table:table-cell table:style-name="ce110" table:formula="of:=IF(AND([.$U54] = 1;NOT([.J54]=&quot;&quot;));[.J54];&quot;&quot;)" office:value-type="float" office:value="51" calcext:value-type="float">
            <text:p>51</text:p>
          </table:table-cell>
          <table:table-cell table:style-name="ce110" table:formula="of:=IF(AND([.$U54] = 1;NOT([.K54]=&quot;&quot;));[.K54];&quot;&quot;)" office:value-type="float" office:value="0.3384" calcext:value-type="float">
            <text:p>0.3384</text:p>
          </table:table-cell>
          <table:table-cell table:style-name="ce110" table:formula="of:=IF(AND([.$U54] = 1;NOT([.L54]=&quot;&quot;));[.L54];&quot;&quot;)" office:value-type="float" office:value="-0.1137" calcext:value-type="float">
            <text:p>-0.1137</text:p>
          </table:table-cell>
          <table:table-cell table:style-name="ce110" table:formula="of:=IF(AND([.$U54] = 1;NOT([.M54]=&quot;&quot;));[.M54];&quot;&quot;)">
            <text:p/>
          </table:table-cell>
          <table:table-cell table:style-name="ce110" table:formula="of:=IF(AND([.$U54] = 1;NOT([.N54]=&quot;&quot;));[.N54];&quot;&quot;)">
            <text:p/>
          </table:table-cell>
          <table:table-cell table:style-name="ce110" table:formula="of:=IF(AND([.$U54] = 1;NOT([.O54]=&quot;&quot;));[.O54];&quot;&quot;)" office:value-type="float" office:value="50" calcext:value-type="float">
            <text:p>50</text:p>
          </table:table-cell>
          <table:table-cell table:style-name="ce110" table:formula="of:=IF(AND([.$U54] = 1;NOT([.P54]=&quot;&quot;));[.P54];&quot;&quot;)" office:value-type="float" office:value="2.3551" calcext:value-type="float">
            <text:p>2.3551</text:p>
          </table:table-cell>
          <table:table-cell table:style-name="ce110" table:formula="of:=IF(AND([.$U54] = 1;NOT([.Q54]=&quot;&quot;));[.Q54];&quot;&quot;)" office:value-type="float" office:value="-2.3551" calcext:value-type="float">
            <text:p>-2.3551</text:p>
          </table:table-cell>
          <table:table-cell table:style-name="ce110" table:formula="of:=IF(AND([.$U54] = 1;NOT([.R54]=&quot;&quot;));[.R54];&quot;&quot;)" office:value-type="float" office:value="38" calcext:value-type="float">
            <text:p>38</text:p>
          </table:table-cell>
          <table:table-cell table:style-name="ce110" table:formula="of:=IF(AND([.$U54] = 1;NOT([.S54]=&quot;&quot;));[.S54];&quot;&quot;)" office:value-type="float" office:value="1.5298037003" calcext:value-type="float">
            <text:p>1.5298037003</text:p>
          </table:table-cell>
          <table:table-cell table:style-name="ce110" table:formula="of:=IF(AND([.$U54] = 1;NOT([.T54]=&quot;&quot;));[.T54];&quot;&quot;)" office:value-type="float" office:value="-1" calcext:value-type="float">
            <text:p>-1</text:p>
          </table:table-cell>
          <table:table-cell table:style-name="ce110" table:formula="of:=IF(AND([.$U54] = 1;NOT([.U54]=&quot;&quot;));[.U54];&quot;&quot;)" office:value-type="float" office:value="1" calcext:value-type="float">
            <text:p>1</text:p>
          </table:table-cell>
          <table:table-cell table:style-name="ce110" table:formula="of:=IF(AND([.$U54] = 1;NOT([.V54]=&quot;&quot;));[.V54];&quot;&quot;)" office:value-type="float" office:value="0.785398163397448" calcext:value-type="float">
            <text:p>0.785398163397448</text:p>
          </table:table-cell>
          <table:table-cell table:style-name="ce110" table:formula="of:=IF(AND([.$U54] = 1;NOT([.W54]=&quot;&quot;));[.W54];&quot;&quot;)">
            <text:p/>
          </table:table-cell>
          <table:table-cell table:style-name="ce110" table:formula="of:=IF(AND([.$U54] = 1;NOT([.X54]=&quot;&quot;));[.X54];&quot;&quot;)">
            <text:p/>
          </table:table-cell>
          <table:table-cell table:style-name="ce110" table:formula="of:=IF(AND([.$U54] = 1;NOT([.Y54]=&quot;&quot;));[.Y54];&quot;&quot;)" office:value-type="float" office:value="50" calcext:value-type="float">
            <text:p>50</text:p>
          </table:table-cell>
          <table:table-cell table:style-name="ce121" table:formula="of:=IF(AND([.$U54] = 1;NOT([.Z54]=&quot;&quot;));[.Z54];&quot;&quot;)" office:value-type="float" office:value="0.1623" calcext:value-type="float">
            <text:p>0.16230</text:p>
          </table:table-cell>
          <table:table-cell table:style-name="ce25" table:formula="of:=IF(AND([.$U54] = 1;NOT([.AA54]=&quot;&quot;));[.AA54];&quot;&quot;)" office:value-type="float" office:value="-0.7594" calcext:value-type="float">
            <text:p>-0.7594</text:p>
          </table:table-cell>
          <table:table-cell table:style-name="Default" table:number-columns-repeated="3"/>
          <table:table-cell table:style-name="ce4" table:formula="of:=IF(AND([.$U54] = 0;NOT([.A54]=&quot;&quot;));[.A54];&quot;&quot;)">
            <text:p/>
          </table:table-cell>
          <table:table-cell table:style-name="ce110" table:formula="of:=IF(AND([.$U54] = 0;NOT([.B54]=&quot;&quot;));[.B54];&quot;&quot;)">
            <text:p/>
          </table:table-cell>
          <table:table-cell table:style-name="ce110" table:formula="of:=IF(AND([.$U54] = 0;NOT([.C54]=&quot;&quot;));[.C54];&quot;&quot;)">
            <text:p/>
          </table:table-cell>
          <table:table-cell table:style-name="ce110" table:formula="of:=IF(AND([.$U54] = 0;NOT([.D54]=&quot;&quot;));[.D54];&quot;&quot;)">
            <text:p/>
          </table:table-cell>
          <table:table-cell table:style-name="ce110" table:formula="of:=IF(AND([.$U54] = 0;NOT([.E54]=&quot;&quot;));[.E54];&quot;&quot;)">
            <text:p/>
          </table:table-cell>
          <table:table-cell table:style-name="ce110" table:formula="of:=IF(AND([.$U54] = 0;NOT([.F54]=&quot;&quot;));[.F54];&quot;&quot;)">
            <text:p/>
          </table:table-cell>
          <table:table-cell table:style-name="ce110" table:formula="of:=IF(AND([.$U54] = 0;NOT([.G54]=&quot;&quot;));[.G54];&quot;&quot;)">
            <text:p/>
          </table:table-cell>
          <table:table-cell table:style-name="ce110" table:formula="of:=IF(AND([.$U54] = 0;NOT([.H54]=&quot;&quot;));[.H54];&quot;&quot;)">
            <text:p/>
          </table:table-cell>
          <table:table-cell table:style-name="ce110" table:formula="of:=IF(AND([.$U54] = 0;NOT([.I54]=&quot;&quot;));[.I54];&quot;&quot;)">
            <text:p/>
          </table:table-cell>
          <table:table-cell table:style-name="ce110" table:formula="of:=IF(AND([.$U54] = 0;NOT([.J54]=&quot;&quot;));[.J54];&quot;&quot;)">
            <text:p/>
          </table:table-cell>
          <table:table-cell table:style-name="ce113" table:formula="of:=IF(AND([.$U54] = 0;NOT([.K54]=&quot;&quot;));[.K54];&quot;&quot;)">
            <text:p/>
          </table:table-cell>
          <table:table-cell table:style-name="ce113" table:formula="of:=IF(AND([.$U54] = 0;NOT([.L54]=&quot;&quot;));[.L54];&quot;&quot;)">
            <text:p/>
          </table:table-cell>
          <table:table-cell table:style-name="ce110" table:formula="of:=IF(AND([.$U54] = 0;NOT([.M54]=&quot;&quot;));[.M54];&quot;&quot;)">
            <text:p/>
          </table:table-cell>
          <table:table-cell table:style-name="ce110" table:formula="of:=IF(AND([.$U54] = 0;NOT([.N54]=&quot;&quot;));[.N54];&quot;&quot;)">
            <text:p/>
          </table:table-cell>
          <table:table-cell table:style-name="ce110" table:formula="of:=IF(AND([.$U54] = 0;NOT([.O54]=&quot;&quot;));[.O54];&quot;&quot;)">
            <text:p/>
          </table:table-cell>
          <table:table-cell table:style-name="ce110" table:formula="of:=IF(AND([.$U54] = 0;NOT([.P54]=&quot;&quot;));[.P54];&quot;&quot;)">
            <text:p/>
          </table:table-cell>
          <table:table-cell table:style-name="ce110" table:formula="of:=IF(AND([.$U54] = 0;NOT([.Q54]=&quot;&quot;));[.Q54];&quot;&quot;)">
            <text:p/>
          </table:table-cell>
          <table:table-cell table:style-name="ce110" table:formula="of:=IF(AND([.$U54] = 0;NOT([.R54]=&quot;&quot;));[.R54];&quot;&quot;)">
            <text:p/>
          </table:table-cell>
          <table:table-cell table:style-name="ce110" table:formula="of:=IF(AND([.$U54] = 0;NOT([.S54]=&quot;&quot;));[.S54];&quot;&quot;)">
            <text:p/>
          </table:table-cell>
          <table:table-cell table:style-name="ce110" table:formula="of:=IF(AND([.$U54] = 0;NOT([.T54]=&quot;&quot;));[.T54];&quot;&quot;)">
            <text:p/>
          </table:table-cell>
          <table:table-cell table:style-name="ce110" table:formula="of:=IF(AND([.$U54] = 0;NOT([.U54]=&quot;&quot;));[.U54];&quot;&quot;)">
            <text:p/>
          </table:table-cell>
          <table:table-cell table:style-name="ce110" table:formula="of:=IF(AND([.$U54] = 0;NOT([.V54]=&quot;&quot;));[.V54];&quot;&quot;)">
            <text:p/>
          </table:table-cell>
          <table:table-cell table:style-name="ce110" table:formula="of:=IF(AND([.$U54] = 0;NOT([.W54]=&quot;&quot;));[.W54];&quot;&quot;)">
            <text:p/>
          </table:table-cell>
          <table:table-cell table:style-name="ce110" table:formula="of:=IF(AND([.$U54] = 0;NOT([.X54]=&quot;&quot;));[.X54];&quot;&quot;)">
            <text:p/>
          </table:table-cell>
          <table:table-cell table:style-name="ce110" table:formula="of:=IF(AND([.$U54] = 0;NOT([.Y54]=&quot;&quot;));[.Y54];&quot;&quot;)">
            <text:p/>
          </table:table-cell>
          <table:table-cell table:style-name="ce110" table:formula="of:=IF(AND([.$U54] = 0;NOT([.Z54]=&quot;&quot;));[.Z54];&quot;&quot;)">
            <text:p/>
          </table:table-cell>
          <table:table-cell table:style-name="ce25" table:formula="of:=IF(AND([.$U54] = 0;NOT([.AA54]=&quot;&quot;));[.AA54];&quot;&quot;)">
            <text:p/>
          </table:table-cell>
          <table:table-cell table:style-name="Default" table:number-columns-repeated="3"/>
          <table:table-cell table:style-name="ce126" table:formula="of:=IF(AND(0.1&lt;[.$Z54];[.$Z54]&lt;0.25; NOT([.A54]=&quot;&quot;));[.A54];&quot;&quot;)" office:value-type="float" office:value="50" calcext:value-type="float">
            <text:p>50.0000</text:p>
          </table:table-cell>
          <table:table-cell table:style-name="ce44" table:formula="of:=IF(AND(0.1&lt;[.$Z54];[.$Z54]&lt;0.25; NOT([.B54]=&quot;&quot;));[.B54];&quot;&quot;)" office:value-type="float" office:value="1.72788" calcext:value-type="float">
            <text:p>1.7279</text:p>
          </table:table-cell>
          <table:table-cell table:style-name="ce44" table:formula="of:=IF(AND(0.1&lt;[.$Z54];[.$Z54]&lt;0.25; NOT([.C54]=&quot;&quot;));[.C54];&quot;&quot;)" office:value-type="float" office:value="-1.5708" calcext:value-type="float">
            <text:p>-1.5708</text:p>
          </table:table-cell>
          <table:table-cell table:style-name="ce44" table:formula="of:=IF(AND(0.1&lt;[.$Z54];[.$Z54]&lt;0.25; NOT([.D54]=&quot;&quot;));[.D54];&quot;&quot;)" office:value-type="float" office:value="1.85005" calcext:value-type="float">
            <text:p>1.8501</text:p>
          </table:table-cell>
          <table:table-cell table:style-name="ce44" table:formula="of:=IF(AND(0.1&lt;[.$Z54];[.$Z54]&lt;0.25; NOT([.E54]=&quot;&quot;));[.E54];&quot;&quot;)" office:value-type="float" office:value="-2.16421" calcext:value-type="float">
            <text:p>-2.1642</text:p>
          </table:table-cell>
          <table:table-cell table:style-name="ce44" table:formula="of:=IF(AND(0.1&lt;[.$Z54];[.$Z54]&lt;0.25; NOT([.F54]=&quot;&quot;));[.F54];&quot;&quot;)" office:value-type="float" office:value="-1.48353" calcext:value-type="float">
            <text:p>-1.4835</text:p>
          </table:table-cell>
          <table:table-cell table:style-name="ce44" table:formula="of:=IF(AND(0.1&lt;[.$Z54];[.$Z54]&lt;0.25; NOT([.G54]=&quot;&quot;));[.G54];&quot;&quot;)" office:value-type="float" office:value="-1.76278" calcext:value-type="float">
            <text:p>-1.7628</text:p>
          </table:table-cell>
          <table:table-cell table:style-name="ce44" table:formula="of:=IF(AND(0.1&lt;[.$Z54];[.$Z54]&lt;0.25; NOT([.H54]=&quot;&quot;));[.H54];&quot;&quot;)">
            <text:p/>
          </table:table-cell>
          <table:table-cell table:style-name="ce44" table:formula="of:=IF(AND(0.1&lt;[.$Z54];[.$Z54]&lt;0.25; NOT([.I54]=&quot;&quot;));[.I54];&quot;&quot;)">
            <text:p/>
          </table:table-cell>
          <table:table-cell table:style-name="ce44" table:formula="of:=IF(AND(0.1&lt;[.$Z54];[.$Z54]&lt;0.25; NOT([.J54]=&quot;&quot;));[.J54];&quot;&quot;)" office:value-type="float" office:value="51" calcext:value-type="float">
            <text:p>51.0000</text:p>
          </table:table-cell>
          <table:table-cell table:style-name="ce44" table:formula="of:=IF(AND(0.1&lt;[.$Z54];[.$Z54]&lt;0.25; NOT([.K54]=&quot;&quot;));[.K54];&quot;&quot;)" office:value-type="float" office:value="0.3384" calcext:value-type="float">
            <text:p>0.3384</text:p>
          </table:table-cell>
          <table:table-cell table:style-name="ce44" table:formula="of:=IF(AND(0.1&lt;[.$Z54];[.$Z54]&lt;0.25; NOT([.L54]=&quot;&quot;));[.L54];&quot;&quot;)" office:value-type="float" office:value="-0.1137" calcext:value-type="float">
            <text:p>-0.1137</text:p>
          </table:table-cell>
          <table:table-cell table:style-name="ce44" table:formula="of:=IF(AND(0.1&lt;[.$Z54];[.$Z54]&lt;0.25; NOT([.M54]=&quot;&quot;));[.M54];&quot;&quot;)">
            <text:p/>
          </table:table-cell>
          <table:table-cell table:style-name="ce44" table:formula="of:=IF(AND(0.1&lt;[.$Z54];[.$Z54]&lt;0.25; NOT([.N54]=&quot;&quot;));[.N54];&quot;&quot;)">
            <text:p/>
          </table:table-cell>
          <table:table-cell table:style-name="ce44" table:formula="of:=IF(AND(0.1&lt;[.$Z54];[.$Z54]&lt;0.25; NOT([.O54]=&quot;&quot;));[.O54];&quot;&quot;)" office:value-type="float" office:value="50" calcext:value-type="float">
            <text:p>50.0000</text:p>
          </table:table-cell>
          <table:table-cell table:style-name="ce44" table:formula="of:=IF(AND(0.1&lt;[.$Z54];[.$Z54]&lt;0.25; NOT([.P54]=&quot;&quot;));[.P54];&quot;&quot;)" office:value-type="float" office:value="2.3551" calcext:value-type="float">
            <text:p>2.3551</text:p>
          </table:table-cell>
          <table:table-cell table:style-name="ce44" table:formula="of:=IF(AND(0.1&lt;[.$Z54];[.$Z54]&lt;0.25; NOT([.Q54]=&quot;&quot;));[.Q54];&quot;&quot;)" office:value-type="float" office:value="-2.3551" calcext:value-type="float">
            <text:p>-2.3551</text:p>
          </table:table-cell>
          <table:table-cell table:style-name="ce44" table:formula="of:=IF(AND(0.1&lt;[.$Z54];[.$Z54]&lt;0.25; NOT([.R54]=&quot;&quot;));[.R54];&quot;&quot;)" office:value-type="float" office:value="38" calcext:value-type="float">
            <text:p>38.0000</text:p>
          </table:table-cell>
          <table:table-cell table:style-name="ce44" table:formula="of:=IF(AND(0.1&lt;[.$Z54];[.$Z54]&lt;0.25; NOT([.S54]=&quot;&quot;));[.S54];&quot;&quot;)" office:value-type="float" office:value="1.5298037003" calcext:value-type="float">
            <text:p>1.5298</text:p>
          </table:table-cell>
          <table:table-cell table:style-name="ce44" table:formula="of:=IF(AND(0.1&lt;[.$Z54];[.$Z54]&lt;0.25; NOT([.T54]=&quot;&quot;));[.T54];&quot;&quot;)" office:value-type="float" office:value="-1" calcext:value-type="float">
            <text:p>-1.0000</text:p>
          </table:table-cell>
          <table:table-cell table:style-name="ce44" table:formula="of:=IF(AND(0.1&lt;[.$Z54];[.$Z54]&lt;0.25; NOT([.U54]=&quot;&quot;));[.U54];&quot;&quot;)" office:value-type="float" office:value="1" calcext:value-type="float">
            <text:p>1.0000</text:p>
          </table:table-cell>
          <table:table-cell table:style-name="ce44" table:formula="of:=IF(AND(0.1&lt;[.$Z54];[.$Z54]&lt;0.25; NOT([.V54]=&quot;&quot;));[.V54];&quot;&quot;)" office:value-type="float" office:value="0.785398163397448" calcext:value-type="float">
            <text:p>0.7854</text:p>
          </table:table-cell>
          <table:table-cell table:style-name="ce44" table:formula="of:=IF(AND(0.1&lt;[.$Z54];[.$Z54]&lt;0.25; NOT([.W54]=&quot;&quot;));[.W54];&quot;&quot;)">
            <text:p/>
          </table:table-cell>
          <table:table-cell table:style-name="ce44" table:formula="of:=IF(AND(0.1&lt;[.$Z54];[.$Z54]&lt;0.25; NOT([.X54]=&quot;&quot;));[.X54];&quot;&quot;)">
            <text:p/>
          </table:table-cell>
          <table:table-cell table:style-name="ce44" table:formula="of:=IF(AND(0.1&lt;[.$Z54];[.$Z54]&lt;0.25; NOT([.Y54]=&quot;&quot;));[.Y54];&quot;&quot;)" office:value-type="float" office:value="50" calcext:value-type="float">
            <text:p>50.0000</text:p>
          </table:table-cell>
          <table:table-cell table:style-name="ce44" table:formula="of:=IF(AND(0.1&lt;[.$Z54];[.$Z54]&lt;0.25; NOT([.Z54]=&quot;&quot;));[.Z54];&quot;&quot;)" office:value-type="float" office:value="0.1623" calcext:value-type="float">
            <text:p>0.1623</text:p>
          </table:table-cell>
          <table:table-cell table:style-name="ce44" table:formula="of:=IF(AND(0.1&lt;[.$Z54];[.$Z54]&lt;0.25; NOT([.AA54]=&quot;&quot;));[.AA54];&quot;&quot;)" office:value-type="float" office:value="-0.7594" calcext:value-type="float">
            <text:p>-0.7594</text:p>
          </table:table-cell>
          <table:table-cell table:style-name="Default" table:number-columns-repeated="3"/>
          <table:table-cell table:style-name="ce126" table:formula="of:=IF(AND(OR(0.1&gt;[.$Z54];[.$Z54]&gt;0.25);NOT([.A54]=&quot;&quot;));[.A54];&quot;&quot;)">
            <text:p/>
          </table:table-cell>
          <table:table-cell table:style-name="ce44" table:formula="of:=IF(AND(OR(0.1&gt;[.$Z54];[.$Z54]&gt;0.25);NOT([.B54]=&quot;&quot;));[.B54];&quot;&quot;)">
            <text:p/>
          </table:table-cell>
          <table:table-cell table:style-name="ce44" table:formula="of:=IF(AND(OR(0.1&gt;[.$Z54];[.$Z54]&gt;0.25);NOT([.C54]=&quot;&quot;));[.C54];&quot;&quot;)">
            <text:p/>
          </table:table-cell>
          <table:table-cell table:style-name="ce44" table:formula="of:=IF(AND(OR(0.1&gt;[.$Z54];[.$Z54]&gt;0.25);NOT([.D54]=&quot;&quot;));[.D54];&quot;&quot;)">
            <text:p/>
          </table:table-cell>
          <table:table-cell table:style-name="ce44" table:formula="of:=IF(AND(OR(0.1&gt;[.$Z54];[.$Z54]&gt;0.25);NOT([.E54]=&quot;&quot;));[.E54];&quot;&quot;)">
            <text:p/>
          </table:table-cell>
          <table:table-cell table:style-name="ce44" table:formula="of:=IF(AND(OR(0.1&gt;[.$Z54];[.$Z54]&gt;0.25);NOT([.F54]=&quot;&quot;));[.F54];&quot;&quot;)">
            <text:p/>
          </table:table-cell>
          <table:table-cell table:style-name="ce44" table:formula="of:=IF(AND(OR(0.1&gt;[.$Z54];[.$Z54]&gt;0.25);NOT([.G54]=&quot;&quot;));[.G54];&quot;&quot;)">
            <text:p/>
          </table:table-cell>
          <table:table-cell table:style-name="ce44" table:formula="of:=IF(AND(OR(0.1&gt;[.$Z54];[.$Z54]&gt;0.25);NOT([.H54]=&quot;&quot;));[.H54];&quot;&quot;)">
            <text:p/>
          </table:table-cell>
          <table:table-cell table:style-name="ce44" table:formula="of:=IF(AND(OR(0.1&gt;[.$Z54];[.$Z54]&gt;0.25);NOT([.I54]=&quot;&quot;));[.I54];&quot;&quot;)">
            <text:p/>
          </table:table-cell>
          <table:table-cell table:style-name="ce44" table:formula="of:=IF(AND(OR(0.1&gt;[.$Z54];[.$Z54]&gt;0.25);NOT([.J54]=&quot;&quot;));[.J54];&quot;&quot;)">
            <text:p/>
          </table:table-cell>
          <table:table-cell table:style-name="ce44" table:formula="of:=IF(AND(OR(0.1&gt;[.$Z54];[.$Z54]&gt;0.25);NOT([.K54]=&quot;&quot;));[.K54];&quot;&quot;)">
            <text:p/>
          </table:table-cell>
          <table:table-cell table:style-name="ce44" table:formula="of:=IF(AND(OR(0.1&gt;[.$Z54];[.$Z54]&gt;0.25);NOT([.L54]=&quot;&quot;));[.L54];&quot;&quot;)">
            <text:p/>
          </table:table-cell>
          <table:table-cell table:style-name="ce44" table:formula="of:=IF(AND(OR(0.1&gt;[.$Z54];[.$Z54]&gt;0.25);NOT([.M54]=&quot;&quot;));[.M54];&quot;&quot;)">
            <text:p/>
          </table:table-cell>
          <table:table-cell table:style-name="ce44" table:formula="of:=IF(AND(OR(0.1&gt;[.$Z54];[.$Z54]&gt;0.25);NOT([.N54]=&quot;&quot;));[.N54];&quot;&quot;)">
            <text:p/>
          </table:table-cell>
          <table:table-cell table:style-name="ce128" table:formula="of:=IF(AND(OR(0.1&gt;[.$Z54];[.$Z54]&gt;0.25);NOT([.O54]=&quot;&quot;));[.O54];&quot;&quot;)">
            <text:p/>
          </table:table-cell>
          <table:table-cell table:style-name="ce44" table:formula="of:=IF(AND(OR(0.1&gt;[.$Z54];[.$Z54]&gt;0.25);NOT([.P54]=&quot;&quot;));[.P54];&quot;&quot;)">
            <text:p/>
          </table:table-cell>
          <table:table-cell table:style-name="ce44" table:formula="of:=IF(AND(OR(0.1&gt;[.$Z54];[.$Z54]&gt;0.25);NOT([.Q54]=&quot;&quot;));[.Q54];&quot;&quot;)">
            <text:p/>
          </table:table-cell>
          <table:table-cell table:style-name="ce44" table:formula="of:=IF(AND(OR(0.1&gt;[.$Z54];[.$Z54]&gt;0.25);NOT([.R54]=&quot;&quot;));[.R54];&quot;&quot;)">
            <text:p/>
          </table:table-cell>
          <table:table-cell table:style-name="ce44" table:formula="of:=IF(AND(OR(0.1&gt;[.$Z54];[.$Z54]&gt;0.25);NOT([.S54]=&quot;&quot;));[.S54];&quot;&quot;)">
            <text:p/>
          </table:table-cell>
          <table:table-cell table:style-name="ce44" table:formula="of:=IF(AND(OR(0.1&gt;[.$Z54];[.$Z54]&gt;0.25);NOT([.T54]=&quot;&quot;));[.T54];&quot;&quot;)">
            <text:p/>
          </table:table-cell>
          <table:table-cell table:style-name="ce44" table:formula="of:=IF(AND(OR(0.1&gt;[.$Z54];[.$Z54]&gt;0.25);NOT([.U54]=&quot;&quot;));[.U54];&quot;&quot;)">
            <text:p/>
          </table:table-cell>
          <table:table-cell table:style-name="ce44" table:formula="of:=IF(AND(OR(0.1&gt;[.$Z54];[.$Z54]&gt;0.25);NOT([.V54]=&quot;&quot;));[.V54];&quot;&quot;)">
            <text:p/>
          </table:table-cell>
          <table:table-cell table:style-name="ce44" table:formula="of:=IF(AND(OR(0.1&gt;[.$Z54];[.$Z54]&gt;0.25);NOT([.W54]=&quot;&quot;));[.W54];&quot;&quot;)">
            <text:p/>
          </table:table-cell>
          <table:table-cell table:style-name="ce44" table:formula="of:=IF(AND(OR(0.1&gt;[.$Z54];[.$Z54]&gt;0.25);NOT([.X54]=&quot;&quot;));[.X54];&quot;&quot;)">
            <text:p/>
          </table:table-cell>
          <table:table-cell table:style-name="ce128" table:formula="of:=IF(AND(OR(0.1&gt;[.$Z54];[.$Z54]&gt;0.25);NOT([.Y54]=&quot;&quot;));[.Y54];&quot;&quot;)">
            <text:p/>
          </table:table-cell>
          <table:table-cell table:style-name="ce44" table:formula="of:=IF(AND(OR(0.1&gt;[.$Z54];[.$Z54]&gt;0.25);NOT([.Z54]=&quot;&quot;));[.Z54];&quot;&quot;)">
            <text:p/>
          </table:table-cell>
          <table:table-cell table:style-name="ce44" table:formula="of:=IF(AND(OR(0.1&gt;[.$Z54];[.$Z54]&gt;0.25);NOT([.AA54]=&quot;&quot;));[.AA54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52" calcext:value-type="float">
            <text:p>52</text:p>
          </table:table-cell>
          <table:table-cell table:style-name="ce15" office:value-type="float" office:value="0.3395" calcext:value-type="float">
            <text:p>0.3395</text:p>
          </table:table-cell>
          <table:table-cell table:style-name="ce15" office:value-type="float" office:value="-0.1167" calcext:value-type="float">
            <text:p>-0.1167</text:p>
          </table:table-cell>
          <table:table-cell table:style-name="Default" table:number-columns-repeated="2"/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2.3518" calcext:value-type="float">
            <text:p>2.3518</text:p>
          </table:table-cell>
          <table:table-cell table:style-name="ce10" office:value-type="float" office:value="-2.3518" calcext:value-type="float">
            <text:p>-2.3518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.5344232615" calcext:value-type="float">
            <text:p>1.534423261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785398163397448" calcext:value-type="float">
            <text:p>0.785398163397448</text:p>
          </table:table-cell>
          <table:table-cell table:style-name="Default" table:number-columns-repeated="2"/>
          <table:table-cell table:style-name="ce10" office:value-type="float" office:value="51" calcext:value-type="float">
            <text:p>51</text:p>
          </table:table-cell>
          <table:table-cell table:style-name="ce10" office:value-type="float" office:value="0.1663" calcext:value-type="float">
            <text:p>0.1663</text:p>
          </table:table-cell>
          <table:table-cell table:style-name="ce25" office:value-type="float" office:value="-0.7612" calcext:value-type="float">
            <text:p>-0.7612</text:p>
          </table:table-cell>
          <table:table-cell table:style-name="Default" table:number-columns-repeated="3"/>
          <table:table-cell table:style-name="ce31" table:formula="of:=IF(AND(0.15&lt;[.$Z55];[.$Z55]&lt;0.2; NOT([.A55]=&quot;&quot;));[.A55];&quot;&quot;)" office:value-type="float" office:value="51" calcext:value-type="float">
            <text:p>51</text:p>
          </table:table-cell>
          <table:table-cell table:style-name="ce33" table:formula="of:=IF(AND(0.15&lt;[.$Z55];[.$Z55]&lt;0.2; NOT([.B55]=&quot;&quot;));[.B55];&quot;&quot;)" office:value-type="float" office:value="1.72788" calcext:value-type="float">
            <text:p>1.7279</text:p>
          </table:table-cell>
          <table:table-cell table:style-name="ce33" table:formula="of:=IF(AND(0.15&lt;[.$Z55];[.$Z55]&lt;0.2; NOT([.C55]=&quot;&quot;));[.C55];&quot;&quot;)" office:value-type="float" office:value="-1.5708" calcext:value-type="float">
            <text:p>-1.5708</text:p>
          </table:table-cell>
          <table:table-cell table:style-name="ce33" table:formula="of:=IF(AND(0.15&lt;[.$Z55];[.$Z55]&lt;0.2; NOT([.D55]=&quot;&quot;));[.D55];&quot;&quot;)" office:value-type="float" office:value="1.85005" calcext:value-type="float">
            <text:p>1.8501</text:p>
          </table:table-cell>
          <table:table-cell table:style-name="ce33" table:formula="of:=IF(AND(0.15&lt;[.$Z55];[.$Z55]&lt;0.2; NOT([.E55]=&quot;&quot;));[.E55];&quot;&quot;)" office:value-type="float" office:value="-2.16421" calcext:value-type="float">
            <text:p>-2.1642</text:p>
          </table:table-cell>
          <table:table-cell table:style-name="ce33" table:formula="of:=IF(AND(0.15&lt;[.$Z55];[.$Z55]&lt;0.2; NOT([.F55]=&quot;&quot;));[.F55];&quot;&quot;)" office:value-type="float" office:value="-1.48353" calcext:value-type="float">
            <text:p>-1.4835</text:p>
          </table:table-cell>
          <table:table-cell table:style-name="ce33" table:formula="of:=IF(AND(0.15&lt;[.$Z55];[.$Z55]&lt;0.2; NOT([.G55]=&quot;&quot;));[.G55];&quot;&quot;)" office:value-type="float" office:value="-1.76278" calcext:value-type="float">
            <text:p>-1.7628</text:p>
          </table:table-cell>
          <table:table-cell table:style-name="ce33" table:formula="of:=IF(AND(0.15&lt;[.$Z55];[.$Z55]&lt;0.2; NOT([.H55]=&quot;&quot;));[.H55];&quot;&quot;)">
            <text:p/>
          </table:table-cell>
          <table:table-cell table:style-name="ce33" table:formula="of:=IF(AND(0.15&lt;[.$Z55];[.$Z55]&lt;0.2; NOT([.I55]=&quot;&quot;));[.I55];&quot;&quot;)">
            <text:p/>
          </table:table-cell>
          <table:table-cell table:style-name="ce39" table:formula="of:=IF(AND(0.15&lt;[.$Z55];[.$Z55]&lt;0.2; NOT([.J55]=&quot;&quot;));[.J55];&quot;&quot;)" office:value-type="float" office:value="52" calcext:value-type="float">
            <text:p>52</text:p>
          </table:table-cell>
          <table:table-cell table:style-name="ce33" table:formula="of:=IF(AND(0.15&lt;[.$Z55];[.$Z55]&lt;0.2; NOT([.K55]=&quot;&quot;));[.K55];&quot;&quot;)" office:value-type="float" office:value="0.3395" calcext:value-type="float">
            <text:p>0.3395</text:p>
          </table:table-cell>
          <table:table-cell table:style-name="ce33" table:formula="of:=IF(AND(0.15&lt;[.$Z55];[.$Z55]&lt;0.2; NOT([.L55]=&quot;&quot;));[.L55];&quot;&quot;)" office:value-type="float" office:value="-0.1167" calcext:value-type="float">
            <text:p>-0.1167</text:p>
          </table:table-cell>
          <table:table-cell table:style-name="ce33" table:formula="of:=IF(AND(0.15&lt;[.$Z55];[.$Z55]&lt;0.2; NOT([.M55]=&quot;&quot;));[.M55];&quot;&quot;)">
            <text:p/>
          </table:table-cell>
          <table:table-cell table:style-name="ce33" table:formula="of:=IF(AND(0.15&lt;[.$Z55];[.$Z55]&lt;0.2; NOT([.N55]=&quot;&quot;));[.N55];&quot;&quot;)">
            <text:p/>
          </table:table-cell>
          <table:table-cell table:style-name="ce39" table:formula="of:=IF(AND(0.15&lt;[.$Z55];[.$Z55]&lt;0.2; NOT([.O55]=&quot;&quot;));[.O55];&quot;&quot;)" office:value-type="float" office:value="51" calcext:value-type="float">
            <text:p>51</text:p>
          </table:table-cell>
          <table:table-cell table:style-name="ce33" table:formula="of:=IF(AND(0.15&lt;[.$Z55];[.$Z55]&lt;0.2; NOT([.P55]=&quot;&quot;));[.P55];&quot;&quot;)" office:value-type="float" office:value="2.3518" calcext:value-type="float">
            <text:p>2.3518</text:p>
          </table:table-cell>
          <table:table-cell table:style-name="ce33" table:formula="of:=IF(AND(0.15&lt;[.$Z55];[.$Z55]&lt;0.2; NOT([.Q55]=&quot;&quot;));[.Q55];&quot;&quot;)" office:value-type="float" office:value="-2.3518" calcext:value-type="float">
            <text:p>-2.3518</text:p>
          </table:table-cell>
          <table:table-cell table:style-name="ce33" table:formula="of:=IF(AND(0.15&lt;[.$Z55];[.$Z55]&lt;0.2; NOT([.R55]=&quot;&quot;));[.R55];&quot;&quot;)" office:value-type="float" office:value="38" calcext:value-type="float">
            <text:p>38.0000</text:p>
          </table:table-cell>
          <table:table-cell table:style-name="ce33" table:formula="of:=IF(AND(0.15&lt;[.$Z55];[.$Z55]&lt;0.2; NOT([.S55]=&quot;&quot;));[.S55];&quot;&quot;)" office:value-type="float" office:value="1.5344232615" calcext:value-type="float">
            <text:p>1.5344</text:p>
          </table:table-cell>
          <table:table-cell table:style-name="ce39" table:formula="of:=IF(AND(0.15&lt;[.$Z55];[.$Z55]&lt;0.2; NOT([.T55]=&quot;&quot;));[.T55];&quot;&quot;)" office:value-type="float" office:value="-1" calcext:value-type="float">
            <text:p>-1</text:p>
          </table:table-cell>
          <table:table-cell table:style-name="ce39" table:formula="of:=IF(AND(0.15&lt;[.$Z55];[.$Z55]&lt;0.2; NOT([.U55]=&quot;&quot;));[.U55];&quot;&quot;)" office:value-type="float" office:value="1" calcext:value-type="float">
            <text:p>1</text:p>
          </table:table-cell>
          <table:table-cell table:style-name="ce33" table:formula="of:=IF(AND(0.15&lt;[.$Z55];[.$Z55]&lt;0.2; NOT([.V55]=&quot;&quot;));[.V55];&quot;&quot;)" office:value-type="float" office:value="0.785398163397448" calcext:value-type="float">
            <text:p>0.7854</text:p>
          </table:table-cell>
          <table:table-cell table:style-name="ce33" table:formula="of:=IF(AND(0.15&lt;[.$Z55];[.$Z55]&lt;0.2; NOT([.W55]=&quot;&quot;));[.W55];&quot;&quot;)">
            <text:p/>
          </table:table-cell>
          <table:table-cell table:style-name="ce33" table:formula="of:=IF(AND(0.15&lt;[.$Z55];[.$Z55]&lt;0.2; NOT([.X55]=&quot;&quot;));[.X55];&quot;&quot;)">
            <text:p/>
          </table:table-cell>
          <table:table-cell table:style-name="ce39" table:formula="of:=IF(AND(0.15&lt;[.$Z55];[.$Z55]&lt;0.2; NOT([.Y55]=&quot;&quot;));[.Y55];&quot;&quot;)" office:value-type="float" office:value="51" calcext:value-type="float">
            <text:p>51</text:p>
          </table:table-cell>
          <table:table-cell table:style-name="ce33" table:formula="of:=IF(AND(0.15&lt;[.$Z55];[.$Z55]&lt;0.2; NOT([.Z55]=&quot;&quot;));[.Z55];&quot;&quot;)" office:value-type="float" office:value="0.1663" calcext:value-type="float">
            <text:p>0.1663</text:p>
          </table:table-cell>
          <table:table-cell table:style-name="ce44" table:formula="of:=IF(AND(0.15&lt;[.$Z55];[.$Z55]&lt;0.2; NOT([.AA55]=&quot;&quot;));[.AA55];&quot;&quot;)" office:value-type="float" office:value="-0.7612" calcext:value-type="float">
            <text:p>-0.7612</text:p>
          </table:table-cell>
          <table:table-cell table:style-name="Default" table:number-columns-repeated="3"/>
          <table:table-cell table:style-name="ce31" table:formula="of:=IF(AND(OR(0.15&gt;[.$Z55];[.$Z55]&gt;0.2);NOT([.A55]=&quot;&quot;));[.A55];&quot;&quot;)">
            <text:p/>
          </table:table-cell>
          <table:table-cell table:style-name="ce33" table:formula="of:=IF(AND(OR(0.15&gt;[.$Z55];[.$Z55]&gt;0.2);NOT([.B55]=&quot;&quot;));[.B55];&quot;&quot;)">
            <text:p/>
          </table:table-cell>
          <table:table-cell table:style-name="ce33" table:formula="of:=IF(AND(OR(0.15&gt;[.$Z55];[.$Z55]&gt;0.2);NOT([.C55]=&quot;&quot;));[.C55];&quot;&quot;)">
            <text:p/>
          </table:table-cell>
          <table:table-cell table:style-name="ce33" table:formula="of:=IF(AND(OR(0.15&gt;[.$Z55];[.$Z55]&gt;0.2);NOT([.D55]=&quot;&quot;));[.D55];&quot;&quot;)">
            <text:p/>
          </table:table-cell>
          <table:table-cell table:style-name="ce33" table:formula="of:=IF(AND(OR(0.15&gt;[.$Z55];[.$Z55]&gt;0.2);NOT([.E55]=&quot;&quot;));[.E55];&quot;&quot;)">
            <text:p/>
          </table:table-cell>
          <table:table-cell table:style-name="ce33" table:formula="of:=IF(AND(OR(0.15&gt;[.$Z55];[.$Z55]&gt;0.2);NOT([.F55]=&quot;&quot;));[.F55];&quot;&quot;)">
            <text:p/>
          </table:table-cell>
          <table:table-cell table:style-name="ce33" table:formula="of:=IF(AND(OR(0.15&gt;[.$Z55];[.$Z55]&gt;0.2);NOT([.G55]=&quot;&quot;));[.G55];&quot;&quot;)">
            <text:p/>
          </table:table-cell>
          <table:table-cell table:style-name="ce33" table:formula="of:=IF(AND(OR(0.15&gt;[.$Z55];[.$Z55]&gt;0.2);NOT([.H55]=&quot;&quot;));[.H55];&quot;&quot;)">
            <text:p/>
          </table:table-cell>
          <table:table-cell table:style-name="ce33" table:formula="of:=IF(AND(OR(0.15&gt;[.$Z55];[.$Z55]&gt;0.2);NOT([.I55]=&quot;&quot;));[.I55];&quot;&quot;)">
            <text:p/>
          </table:table-cell>
          <table:table-cell table:style-name="ce39" table:formula="of:=IF(AND(OR(0.15&gt;[.$Z55];[.$Z55]&gt;0.2);NOT([.J55]=&quot;&quot;));[.J55];&quot;&quot;)">
            <text:p/>
          </table:table-cell>
          <table:table-cell table:style-name="ce33" table:formula="of:=IF(AND(OR(0.15&gt;[.$Z55];[.$Z55]&gt;0.2);NOT([.K55]=&quot;&quot;));[.K55];&quot;&quot;)">
            <text:p/>
          </table:table-cell>
          <table:table-cell table:style-name="ce33" table:formula="of:=IF(AND(OR(0.15&gt;[.$Z55];[.$Z55]&gt;0.2);NOT([.L55]=&quot;&quot;));[.L55];&quot;&quot;)">
            <text:p/>
          </table:table-cell>
          <table:table-cell table:style-name="ce33" table:formula="of:=IF(AND(OR(0.15&gt;[.$Z55];[.$Z55]&gt;0.2);NOT([.M55]=&quot;&quot;));[.M55];&quot;&quot;)">
            <text:p/>
          </table:table-cell>
          <table:table-cell table:style-name="ce33" table:formula="of:=IF(AND(OR(0.15&gt;[.$Z55];[.$Z55]&gt;0.2);NOT([.N55]=&quot;&quot;));[.N55];&quot;&quot;)">
            <text:p/>
          </table:table-cell>
          <table:table-cell table:style-name="ce39" table:formula="of:=IF(AND(OR(0.15&gt;[.$Z55];[.$Z55]&gt;0.2);NOT([.O55]=&quot;&quot;));[.O55];&quot;&quot;)">
            <text:p/>
          </table:table-cell>
          <table:table-cell table:style-name="ce33" table:formula="of:=IF(AND(OR(0.15&gt;[.$Z55];[.$Z55]&gt;0.2);NOT([.P55]=&quot;&quot;));[.P55];&quot;&quot;)">
            <text:p/>
          </table:table-cell>
          <table:table-cell table:style-name="ce33" table:formula="of:=IF(AND(OR(0.15&gt;[.$Z55];[.$Z55]&gt;0.2);NOT([.Q55]=&quot;&quot;));[.Q55];&quot;&quot;)">
            <text:p/>
          </table:table-cell>
          <table:table-cell table:style-name="ce33" table:formula="of:=IF(AND(OR(0.15&gt;[.$Z55];[.$Z55]&gt;0.2);NOT([.R55]=&quot;&quot;));[.R55];&quot;&quot;)">
            <text:p/>
          </table:table-cell>
          <table:table-cell table:style-name="ce33" table:formula="of:=IF(AND(OR(0.15&gt;[.$Z55];[.$Z55]&gt;0.2);NOT([.S55]=&quot;&quot;));[.S55];&quot;&quot;)">
            <text:p/>
          </table:table-cell>
          <table:table-cell table:style-name="ce39" table:formula="of:=IF(AND(OR(0.15&gt;[.$Z55];[.$Z55]&gt;0.2);NOT([.T55]=&quot;&quot;));[.T55];&quot;&quot;)">
            <text:p/>
          </table:table-cell>
          <table:table-cell table:style-name="ce39" table:formula="of:=IF(AND(OR(0.15&gt;[.$Z55];[.$Z55]&gt;0.2);NOT([.U55]=&quot;&quot;));[.U55];&quot;&quot;)">
            <text:p/>
          </table:table-cell>
          <table:table-cell table:style-name="ce33" table:formula="of:=IF(AND(OR(0.15&gt;[.$Z55];[.$Z55]&gt;0.2);NOT([.V55]=&quot;&quot;));[.V55];&quot;&quot;)">
            <text:p/>
          </table:table-cell>
          <table:table-cell table:style-name="ce33" table:formula="of:=IF(AND(OR(0.15&gt;[.$Z55];[.$Z55]&gt;0.2);NOT([.W55]=&quot;&quot;));[.W55];&quot;&quot;)">
            <text:p/>
          </table:table-cell>
          <table:table-cell table:style-name="ce33" table:formula="of:=IF(AND(OR(0.15&gt;[.$Z55];[.$Z55]&gt;0.2);NOT([.X55]=&quot;&quot;));[.X55];&quot;&quot;)">
            <text:p/>
          </table:table-cell>
          <table:table-cell table:style-name="ce39" table:formula="of:=IF(AND(OR(0.15&gt;[.$Z55];[.$Z55]&gt;0.2);NOT([.Y55]=&quot;&quot;));[.Y55];&quot;&quot;)">
            <text:p/>
          </table:table-cell>
          <table:table-cell table:style-name="ce33" table:formula="of:=IF(AND(OR(0.15&gt;[.$Z55];[.$Z55]&gt;0.2);NOT([.Z55]=&quot;&quot;));[.Z55];&quot;&quot;)">
            <text:p/>
          </table:table-cell>
          <table:table-cell table:style-name="ce44" table:formula="of:=IF(AND(OR(0.15&gt;[.$Z55];[.$Z55]&gt;0.2);NOT([.AA55]=&quot;&quot;));[.AA55];&quot;&quot;)">
            <text:p/>
          </table:table-cell>
          <table:table-cell table:style-name="Default" table:number-columns-repeated="3"/>
          <table:table-cell table:style-name="ce4" table:formula="of:=IF(AND([.$U55] = 1;NOT([.A55]=&quot;&quot;));[.A55];&quot;&quot;)" office:value-type="float" office:value="51" calcext:value-type="float">
            <text:p>51</text:p>
          </table:table-cell>
          <table:table-cell table:style-name="ce110" table:formula="of:=IF(AND([.$U55] = 1;NOT([.B55]=&quot;&quot;));[.B55];&quot;&quot;)" office:value-type="float" office:value="1.72788" calcext:value-type="float">
            <text:p>1.72788</text:p>
          </table:table-cell>
          <table:table-cell table:style-name="ce110" table:formula="of:=IF(AND([.$U55] = 1;NOT([.C55]=&quot;&quot;));[.C55];&quot;&quot;)" office:value-type="float" office:value="-1.5708" calcext:value-type="float">
            <text:p>-1.5708</text:p>
          </table:table-cell>
          <table:table-cell table:style-name="ce110" table:formula="of:=IF(AND([.$U55] = 1;NOT([.D55]=&quot;&quot;));[.D55];&quot;&quot;)" office:value-type="float" office:value="1.85005" calcext:value-type="float">
            <text:p>1.85005</text:p>
          </table:table-cell>
          <table:table-cell table:style-name="ce110" table:formula="of:=IF(AND([.$U55] = 1;NOT([.E55]=&quot;&quot;));[.E55];&quot;&quot;)" office:value-type="float" office:value="-2.16421" calcext:value-type="float">
            <text:p>-2.16421</text:p>
          </table:table-cell>
          <table:table-cell table:style-name="ce110" table:formula="of:=IF(AND([.$U55] = 1;NOT([.F55]=&quot;&quot;));[.F55];&quot;&quot;)" office:value-type="float" office:value="-1.48353" calcext:value-type="float">
            <text:p>-1.48353</text:p>
          </table:table-cell>
          <table:table-cell table:style-name="ce110" table:formula="of:=IF(AND([.$U55] = 1;NOT([.G55]=&quot;&quot;));[.G55];&quot;&quot;)" office:value-type="float" office:value="-1.76278" calcext:value-type="float">
            <text:p>-1.76278</text:p>
          </table:table-cell>
          <table:table-cell table:style-name="ce110" table:formula="of:=IF(AND([.$U55] = 1;NOT([.H55]=&quot;&quot;));[.H55];&quot;&quot;)">
            <text:p/>
          </table:table-cell>
          <table:table-cell table:style-name="ce110" table:formula="of:=IF(AND([.$U55] = 1;NOT([.I55]=&quot;&quot;));[.I55];&quot;&quot;)">
            <text:p/>
          </table:table-cell>
          <table:table-cell table:style-name="ce110" table:formula="of:=IF(AND([.$U55] = 1;NOT([.J55]=&quot;&quot;));[.J55];&quot;&quot;)" office:value-type="float" office:value="52" calcext:value-type="float">
            <text:p>52</text:p>
          </table:table-cell>
          <table:table-cell table:style-name="ce110" table:formula="of:=IF(AND([.$U55] = 1;NOT([.K55]=&quot;&quot;));[.K55];&quot;&quot;)" office:value-type="float" office:value="0.3395" calcext:value-type="float">
            <text:p>0.3395</text:p>
          </table:table-cell>
          <table:table-cell table:style-name="ce110" table:formula="of:=IF(AND([.$U55] = 1;NOT([.L55]=&quot;&quot;));[.L55];&quot;&quot;)" office:value-type="float" office:value="-0.1167" calcext:value-type="float">
            <text:p>-0.1167</text:p>
          </table:table-cell>
          <table:table-cell table:style-name="ce110" table:formula="of:=IF(AND([.$U55] = 1;NOT([.M55]=&quot;&quot;));[.M55];&quot;&quot;)">
            <text:p/>
          </table:table-cell>
          <table:table-cell table:style-name="ce110" table:formula="of:=IF(AND([.$U55] = 1;NOT([.N55]=&quot;&quot;));[.N55];&quot;&quot;)">
            <text:p/>
          </table:table-cell>
          <table:table-cell table:style-name="ce110" table:formula="of:=IF(AND([.$U55] = 1;NOT([.O55]=&quot;&quot;));[.O55];&quot;&quot;)" office:value-type="float" office:value="51" calcext:value-type="float">
            <text:p>51</text:p>
          </table:table-cell>
          <table:table-cell table:style-name="ce110" table:formula="of:=IF(AND([.$U55] = 1;NOT([.P55]=&quot;&quot;));[.P55];&quot;&quot;)" office:value-type="float" office:value="2.3518" calcext:value-type="float">
            <text:p>2.3518</text:p>
          </table:table-cell>
          <table:table-cell table:style-name="ce110" table:formula="of:=IF(AND([.$U55] = 1;NOT([.Q55]=&quot;&quot;));[.Q55];&quot;&quot;)" office:value-type="float" office:value="-2.3518" calcext:value-type="float">
            <text:p>-2.3518</text:p>
          </table:table-cell>
          <table:table-cell table:style-name="ce110" table:formula="of:=IF(AND([.$U55] = 1;NOT([.R55]=&quot;&quot;));[.R55];&quot;&quot;)" office:value-type="float" office:value="38" calcext:value-type="float">
            <text:p>38</text:p>
          </table:table-cell>
          <table:table-cell table:style-name="ce110" table:formula="of:=IF(AND([.$U55] = 1;NOT([.S55]=&quot;&quot;));[.S55];&quot;&quot;)" office:value-type="float" office:value="1.5344232615" calcext:value-type="float">
            <text:p>1.5344232615</text:p>
          </table:table-cell>
          <table:table-cell table:style-name="ce110" table:formula="of:=IF(AND([.$U55] = 1;NOT([.T55]=&quot;&quot;));[.T55];&quot;&quot;)" office:value-type="float" office:value="-1" calcext:value-type="float">
            <text:p>-1</text:p>
          </table:table-cell>
          <table:table-cell table:style-name="ce110" table:formula="of:=IF(AND([.$U55] = 1;NOT([.U55]=&quot;&quot;));[.U55];&quot;&quot;)" office:value-type="float" office:value="1" calcext:value-type="float">
            <text:p>1</text:p>
          </table:table-cell>
          <table:table-cell table:style-name="ce110" table:formula="of:=IF(AND([.$U55] = 1;NOT([.V55]=&quot;&quot;));[.V55];&quot;&quot;)" office:value-type="float" office:value="0.785398163397448" calcext:value-type="float">
            <text:p>0.785398163397448</text:p>
          </table:table-cell>
          <table:table-cell table:style-name="ce110" table:formula="of:=IF(AND([.$U55] = 1;NOT([.W55]=&quot;&quot;));[.W55];&quot;&quot;)">
            <text:p/>
          </table:table-cell>
          <table:table-cell table:style-name="ce110" table:formula="of:=IF(AND([.$U55] = 1;NOT([.X55]=&quot;&quot;));[.X55];&quot;&quot;)">
            <text:p/>
          </table:table-cell>
          <table:table-cell table:style-name="ce110" table:formula="of:=IF(AND([.$U55] = 1;NOT([.Y55]=&quot;&quot;));[.Y55];&quot;&quot;)" office:value-type="float" office:value="51" calcext:value-type="float">
            <text:p>51</text:p>
          </table:table-cell>
          <table:table-cell table:style-name="ce121" table:formula="of:=IF(AND([.$U55] = 1;NOT([.Z55]=&quot;&quot;));[.Z55];&quot;&quot;)" office:value-type="float" office:value="0.1663" calcext:value-type="float">
            <text:p>0.16630</text:p>
          </table:table-cell>
          <table:table-cell table:style-name="ce25" table:formula="of:=IF(AND([.$U55] = 1;NOT([.AA55]=&quot;&quot;));[.AA55];&quot;&quot;)" office:value-type="float" office:value="-0.7612" calcext:value-type="float">
            <text:p>-0.7612</text:p>
          </table:table-cell>
          <table:table-cell table:style-name="Default" table:number-columns-repeated="3"/>
          <table:table-cell table:style-name="ce4" table:formula="of:=IF(AND([.$U55] = 0;NOT([.A55]=&quot;&quot;));[.A55];&quot;&quot;)">
            <text:p/>
          </table:table-cell>
          <table:table-cell table:style-name="ce110" table:formula="of:=IF(AND([.$U55] = 0;NOT([.B55]=&quot;&quot;));[.B55];&quot;&quot;)">
            <text:p/>
          </table:table-cell>
          <table:table-cell table:style-name="ce110" table:formula="of:=IF(AND([.$U55] = 0;NOT([.C55]=&quot;&quot;));[.C55];&quot;&quot;)">
            <text:p/>
          </table:table-cell>
          <table:table-cell table:style-name="ce110" table:formula="of:=IF(AND([.$U55] = 0;NOT([.D55]=&quot;&quot;));[.D55];&quot;&quot;)">
            <text:p/>
          </table:table-cell>
          <table:table-cell table:style-name="ce110" table:formula="of:=IF(AND([.$U55] = 0;NOT([.E55]=&quot;&quot;));[.E55];&quot;&quot;)">
            <text:p/>
          </table:table-cell>
          <table:table-cell table:style-name="ce110" table:formula="of:=IF(AND([.$U55] = 0;NOT([.F55]=&quot;&quot;));[.F55];&quot;&quot;)">
            <text:p/>
          </table:table-cell>
          <table:table-cell table:style-name="ce110" table:formula="of:=IF(AND([.$U55] = 0;NOT([.G55]=&quot;&quot;));[.G55];&quot;&quot;)">
            <text:p/>
          </table:table-cell>
          <table:table-cell table:style-name="ce110" table:formula="of:=IF(AND([.$U55] = 0;NOT([.H55]=&quot;&quot;));[.H55];&quot;&quot;)">
            <text:p/>
          </table:table-cell>
          <table:table-cell table:style-name="ce110" table:formula="of:=IF(AND([.$U55] = 0;NOT([.I55]=&quot;&quot;));[.I55];&quot;&quot;)">
            <text:p/>
          </table:table-cell>
          <table:table-cell table:style-name="ce110" table:formula="of:=IF(AND([.$U55] = 0;NOT([.J55]=&quot;&quot;));[.J55];&quot;&quot;)">
            <text:p/>
          </table:table-cell>
          <table:table-cell table:style-name="ce113" table:formula="of:=IF(AND([.$U55] = 0;NOT([.K55]=&quot;&quot;));[.K55];&quot;&quot;)">
            <text:p/>
          </table:table-cell>
          <table:table-cell table:style-name="ce113" table:formula="of:=IF(AND([.$U55] = 0;NOT([.L55]=&quot;&quot;));[.L55];&quot;&quot;)">
            <text:p/>
          </table:table-cell>
          <table:table-cell table:style-name="ce110" table:formula="of:=IF(AND([.$U55] = 0;NOT([.M55]=&quot;&quot;));[.M55];&quot;&quot;)">
            <text:p/>
          </table:table-cell>
          <table:table-cell table:style-name="ce110" table:formula="of:=IF(AND([.$U55] = 0;NOT([.N55]=&quot;&quot;));[.N55];&quot;&quot;)">
            <text:p/>
          </table:table-cell>
          <table:table-cell table:style-name="ce110" table:formula="of:=IF(AND([.$U55] = 0;NOT([.O55]=&quot;&quot;));[.O55];&quot;&quot;)">
            <text:p/>
          </table:table-cell>
          <table:table-cell table:style-name="ce110" table:formula="of:=IF(AND([.$U55] = 0;NOT([.P55]=&quot;&quot;));[.P55];&quot;&quot;)">
            <text:p/>
          </table:table-cell>
          <table:table-cell table:style-name="ce110" table:formula="of:=IF(AND([.$U55] = 0;NOT([.Q55]=&quot;&quot;));[.Q55];&quot;&quot;)">
            <text:p/>
          </table:table-cell>
          <table:table-cell table:style-name="ce110" table:formula="of:=IF(AND([.$U55] = 0;NOT([.R55]=&quot;&quot;));[.R55];&quot;&quot;)">
            <text:p/>
          </table:table-cell>
          <table:table-cell table:style-name="ce110" table:formula="of:=IF(AND([.$U55] = 0;NOT([.S55]=&quot;&quot;));[.S55];&quot;&quot;)">
            <text:p/>
          </table:table-cell>
          <table:table-cell table:style-name="ce110" table:formula="of:=IF(AND([.$U55] = 0;NOT([.T55]=&quot;&quot;));[.T55];&quot;&quot;)">
            <text:p/>
          </table:table-cell>
          <table:table-cell table:style-name="ce110" table:formula="of:=IF(AND([.$U55] = 0;NOT([.U55]=&quot;&quot;));[.U55];&quot;&quot;)">
            <text:p/>
          </table:table-cell>
          <table:table-cell table:style-name="ce110" table:formula="of:=IF(AND([.$U55] = 0;NOT([.V55]=&quot;&quot;));[.V55];&quot;&quot;)">
            <text:p/>
          </table:table-cell>
          <table:table-cell table:style-name="ce110" table:formula="of:=IF(AND([.$U55] = 0;NOT([.W55]=&quot;&quot;));[.W55];&quot;&quot;)">
            <text:p/>
          </table:table-cell>
          <table:table-cell table:style-name="ce110" table:formula="of:=IF(AND([.$U55] = 0;NOT([.X55]=&quot;&quot;));[.X55];&quot;&quot;)">
            <text:p/>
          </table:table-cell>
          <table:table-cell table:style-name="ce110" table:formula="of:=IF(AND([.$U55] = 0;NOT([.Y55]=&quot;&quot;));[.Y55];&quot;&quot;)">
            <text:p/>
          </table:table-cell>
          <table:table-cell table:style-name="ce110" table:formula="of:=IF(AND([.$U55] = 0;NOT([.Z55]=&quot;&quot;));[.Z55];&quot;&quot;)">
            <text:p/>
          </table:table-cell>
          <table:table-cell table:style-name="ce25" table:formula="of:=IF(AND([.$U55] = 0;NOT([.AA55]=&quot;&quot;));[.AA55];&quot;&quot;)">
            <text:p/>
          </table:table-cell>
          <table:table-cell table:style-name="Default" table:number-columns-repeated="3"/>
          <table:table-cell table:style-name="ce126" table:formula="of:=IF(AND(0.1&lt;[.$Z55];[.$Z55]&lt;0.25; NOT([.A55]=&quot;&quot;));[.A55];&quot;&quot;)" office:value-type="float" office:value="51" calcext:value-type="float">
            <text:p>51.0000</text:p>
          </table:table-cell>
          <table:table-cell table:style-name="ce44" table:formula="of:=IF(AND(0.1&lt;[.$Z55];[.$Z55]&lt;0.25; NOT([.B55]=&quot;&quot;));[.B55];&quot;&quot;)" office:value-type="float" office:value="1.72788" calcext:value-type="float">
            <text:p>1.7279</text:p>
          </table:table-cell>
          <table:table-cell table:style-name="ce44" table:formula="of:=IF(AND(0.1&lt;[.$Z55];[.$Z55]&lt;0.25; NOT([.C55]=&quot;&quot;));[.C55];&quot;&quot;)" office:value-type="float" office:value="-1.5708" calcext:value-type="float">
            <text:p>-1.5708</text:p>
          </table:table-cell>
          <table:table-cell table:style-name="ce44" table:formula="of:=IF(AND(0.1&lt;[.$Z55];[.$Z55]&lt;0.25; NOT([.D55]=&quot;&quot;));[.D55];&quot;&quot;)" office:value-type="float" office:value="1.85005" calcext:value-type="float">
            <text:p>1.8501</text:p>
          </table:table-cell>
          <table:table-cell table:style-name="ce44" table:formula="of:=IF(AND(0.1&lt;[.$Z55];[.$Z55]&lt;0.25; NOT([.E55]=&quot;&quot;));[.E55];&quot;&quot;)" office:value-type="float" office:value="-2.16421" calcext:value-type="float">
            <text:p>-2.1642</text:p>
          </table:table-cell>
          <table:table-cell table:style-name="ce44" table:formula="of:=IF(AND(0.1&lt;[.$Z55];[.$Z55]&lt;0.25; NOT([.F55]=&quot;&quot;));[.F55];&quot;&quot;)" office:value-type="float" office:value="-1.48353" calcext:value-type="float">
            <text:p>-1.4835</text:p>
          </table:table-cell>
          <table:table-cell table:style-name="ce44" table:formula="of:=IF(AND(0.1&lt;[.$Z55];[.$Z55]&lt;0.25; NOT([.G55]=&quot;&quot;));[.G55];&quot;&quot;)" office:value-type="float" office:value="-1.76278" calcext:value-type="float">
            <text:p>-1.7628</text:p>
          </table:table-cell>
          <table:table-cell table:style-name="ce44" table:formula="of:=IF(AND(0.1&lt;[.$Z55];[.$Z55]&lt;0.25; NOT([.H55]=&quot;&quot;));[.H55];&quot;&quot;)">
            <text:p/>
          </table:table-cell>
          <table:table-cell table:style-name="ce44" table:formula="of:=IF(AND(0.1&lt;[.$Z55];[.$Z55]&lt;0.25; NOT([.I55]=&quot;&quot;));[.I55];&quot;&quot;)">
            <text:p/>
          </table:table-cell>
          <table:table-cell table:style-name="ce44" table:formula="of:=IF(AND(0.1&lt;[.$Z55];[.$Z55]&lt;0.25; NOT([.J55]=&quot;&quot;));[.J55];&quot;&quot;)" office:value-type="float" office:value="52" calcext:value-type="float">
            <text:p>52.0000</text:p>
          </table:table-cell>
          <table:table-cell table:style-name="ce44" table:formula="of:=IF(AND(0.1&lt;[.$Z55];[.$Z55]&lt;0.25; NOT([.K55]=&quot;&quot;));[.K55];&quot;&quot;)" office:value-type="float" office:value="0.3395" calcext:value-type="float">
            <text:p>0.3395</text:p>
          </table:table-cell>
          <table:table-cell table:style-name="ce44" table:formula="of:=IF(AND(0.1&lt;[.$Z55];[.$Z55]&lt;0.25; NOT([.L55]=&quot;&quot;));[.L55];&quot;&quot;)" office:value-type="float" office:value="-0.1167" calcext:value-type="float">
            <text:p>-0.1167</text:p>
          </table:table-cell>
          <table:table-cell table:style-name="ce44" table:formula="of:=IF(AND(0.1&lt;[.$Z55];[.$Z55]&lt;0.25; NOT([.M55]=&quot;&quot;));[.M55];&quot;&quot;)">
            <text:p/>
          </table:table-cell>
          <table:table-cell table:style-name="ce44" table:formula="of:=IF(AND(0.1&lt;[.$Z55];[.$Z55]&lt;0.25; NOT([.N55]=&quot;&quot;));[.N55];&quot;&quot;)">
            <text:p/>
          </table:table-cell>
          <table:table-cell table:style-name="ce44" table:formula="of:=IF(AND(0.1&lt;[.$Z55];[.$Z55]&lt;0.25; NOT([.O55]=&quot;&quot;));[.O55];&quot;&quot;)" office:value-type="float" office:value="51" calcext:value-type="float">
            <text:p>51.0000</text:p>
          </table:table-cell>
          <table:table-cell table:style-name="ce44" table:formula="of:=IF(AND(0.1&lt;[.$Z55];[.$Z55]&lt;0.25; NOT([.P55]=&quot;&quot;));[.P55];&quot;&quot;)" office:value-type="float" office:value="2.3518" calcext:value-type="float">
            <text:p>2.3518</text:p>
          </table:table-cell>
          <table:table-cell table:style-name="ce44" table:formula="of:=IF(AND(0.1&lt;[.$Z55];[.$Z55]&lt;0.25; NOT([.Q55]=&quot;&quot;));[.Q55];&quot;&quot;)" office:value-type="float" office:value="-2.3518" calcext:value-type="float">
            <text:p>-2.3518</text:p>
          </table:table-cell>
          <table:table-cell table:style-name="ce44" table:formula="of:=IF(AND(0.1&lt;[.$Z55];[.$Z55]&lt;0.25; NOT([.R55]=&quot;&quot;));[.R55];&quot;&quot;)" office:value-type="float" office:value="38" calcext:value-type="float">
            <text:p>38.0000</text:p>
          </table:table-cell>
          <table:table-cell table:style-name="ce44" table:formula="of:=IF(AND(0.1&lt;[.$Z55];[.$Z55]&lt;0.25; NOT([.S55]=&quot;&quot;));[.S55];&quot;&quot;)" office:value-type="float" office:value="1.5344232615" calcext:value-type="float">
            <text:p>1.5344</text:p>
          </table:table-cell>
          <table:table-cell table:style-name="ce44" table:formula="of:=IF(AND(0.1&lt;[.$Z55];[.$Z55]&lt;0.25; NOT([.T55]=&quot;&quot;));[.T55];&quot;&quot;)" office:value-type="float" office:value="-1" calcext:value-type="float">
            <text:p>-1.0000</text:p>
          </table:table-cell>
          <table:table-cell table:style-name="ce44" table:formula="of:=IF(AND(0.1&lt;[.$Z55];[.$Z55]&lt;0.25; NOT([.U55]=&quot;&quot;));[.U55];&quot;&quot;)" office:value-type="float" office:value="1" calcext:value-type="float">
            <text:p>1.0000</text:p>
          </table:table-cell>
          <table:table-cell table:style-name="ce44" table:formula="of:=IF(AND(0.1&lt;[.$Z55];[.$Z55]&lt;0.25; NOT([.V55]=&quot;&quot;));[.V55];&quot;&quot;)" office:value-type="float" office:value="0.785398163397448" calcext:value-type="float">
            <text:p>0.7854</text:p>
          </table:table-cell>
          <table:table-cell table:style-name="ce44" table:formula="of:=IF(AND(0.1&lt;[.$Z55];[.$Z55]&lt;0.25; NOT([.W55]=&quot;&quot;));[.W55];&quot;&quot;)">
            <text:p/>
          </table:table-cell>
          <table:table-cell table:style-name="ce44" table:formula="of:=IF(AND(0.1&lt;[.$Z55];[.$Z55]&lt;0.25; NOT([.X55]=&quot;&quot;));[.X55];&quot;&quot;)">
            <text:p/>
          </table:table-cell>
          <table:table-cell table:style-name="ce44" table:formula="of:=IF(AND(0.1&lt;[.$Z55];[.$Z55]&lt;0.25; NOT([.Y55]=&quot;&quot;));[.Y55];&quot;&quot;)" office:value-type="float" office:value="51" calcext:value-type="float">
            <text:p>51.0000</text:p>
          </table:table-cell>
          <table:table-cell table:style-name="ce44" table:formula="of:=IF(AND(0.1&lt;[.$Z55];[.$Z55]&lt;0.25; NOT([.Z55]=&quot;&quot;));[.Z55];&quot;&quot;)" office:value-type="float" office:value="0.1663" calcext:value-type="float">
            <text:p>0.1663</text:p>
          </table:table-cell>
          <table:table-cell table:style-name="ce44" table:formula="of:=IF(AND(0.1&lt;[.$Z55];[.$Z55]&lt;0.25; NOT([.AA55]=&quot;&quot;));[.AA55];&quot;&quot;)" office:value-type="float" office:value="-0.7612" calcext:value-type="float">
            <text:p>-0.7612</text:p>
          </table:table-cell>
          <table:table-cell table:style-name="Default" table:number-columns-repeated="3"/>
          <table:table-cell table:style-name="ce126" table:formula="of:=IF(AND(OR(0.1&gt;[.$Z55];[.$Z55]&gt;0.25);NOT([.A55]=&quot;&quot;));[.A55];&quot;&quot;)">
            <text:p/>
          </table:table-cell>
          <table:table-cell table:style-name="ce44" table:formula="of:=IF(AND(OR(0.1&gt;[.$Z55];[.$Z55]&gt;0.25);NOT([.B55]=&quot;&quot;));[.B55];&quot;&quot;)">
            <text:p/>
          </table:table-cell>
          <table:table-cell table:style-name="ce44" table:formula="of:=IF(AND(OR(0.1&gt;[.$Z55];[.$Z55]&gt;0.25);NOT([.C55]=&quot;&quot;));[.C55];&quot;&quot;)">
            <text:p/>
          </table:table-cell>
          <table:table-cell table:style-name="ce44" table:formula="of:=IF(AND(OR(0.1&gt;[.$Z55];[.$Z55]&gt;0.25);NOT([.D55]=&quot;&quot;));[.D55];&quot;&quot;)">
            <text:p/>
          </table:table-cell>
          <table:table-cell table:style-name="ce44" table:formula="of:=IF(AND(OR(0.1&gt;[.$Z55];[.$Z55]&gt;0.25);NOT([.E55]=&quot;&quot;));[.E55];&quot;&quot;)">
            <text:p/>
          </table:table-cell>
          <table:table-cell table:style-name="ce44" table:formula="of:=IF(AND(OR(0.1&gt;[.$Z55];[.$Z55]&gt;0.25);NOT([.F55]=&quot;&quot;));[.F55];&quot;&quot;)">
            <text:p/>
          </table:table-cell>
          <table:table-cell table:style-name="ce44" table:formula="of:=IF(AND(OR(0.1&gt;[.$Z55];[.$Z55]&gt;0.25);NOT([.G55]=&quot;&quot;));[.G55];&quot;&quot;)">
            <text:p/>
          </table:table-cell>
          <table:table-cell table:style-name="ce44" table:formula="of:=IF(AND(OR(0.1&gt;[.$Z55];[.$Z55]&gt;0.25);NOT([.H55]=&quot;&quot;));[.H55];&quot;&quot;)">
            <text:p/>
          </table:table-cell>
          <table:table-cell table:style-name="ce44" table:formula="of:=IF(AND(OR(0.1&gt;[.$Z55];[.$Z55]&gt;0.25);NOT([.I55]=&quot;&quot;));[.I55];&quot;&quot;)">
            <text:p/>
          </table:table-cell>
          <table:table-cell table:style-name="ce44" table:formula="of:=IF(AND(OR(0.1&gt;[.$Z55];[.$Z55]&gt;0.25);NOT([.J55]=&quot;&quot;));[.J55];&quot;&quot;)">
            <text:p/>
          </table:table-cell>
          <table:table-cell table:style-name="ce44" table:formula="of:=IF(AND(OR(0.1&gt;[.$Z55];[.$Z55]&gt;0.25);NOT([.K55]=&quot;&quot;));[.K55];&quot;&quot;)">
            <text:p/>
          </table:table-cell>
          <table:table-cell table:style-name="ce44" table:formula="of:=IF(AND(OR(0.1&gt;[.$Z55];[.$Z55]&gt;0.25);NOT([.L55]=&quot;&quot;));[.L55];&quot;&quot;)">
            <text:p/>
          </table:table-cell>
          <table:table-cell table:style-name="ce44" table:formula="of:=IF(AND(OR(0.1&gt;[.$Z55];[.$Z55]&gt;0.25);NOT([.M55]=&quot;&quot;));[.M55];&quot;&quot;)">
            <text:p/>
          </table:table-cell>
          <table:table-cell table:style-name="ce44" table:formula="of:=IF(AND(OR(0.1&gt;[.$Z55];[.$Z55]&gt;0.25);NOT([.N55]=&quot;&quot;));[.N55];&quot;&quot;)">
            <text:p/>
          </table:table-cell>
          <table:table-cell table:style-name="ce128" table:formula="of:=IF(AND(OR(0.1&gt;[.$Z55];[.$Z55]&gt;0.25);NOT([.O55]=&quot;&quot;));[.O55];&quot;&quot;)">
            <text:p/>
          </table:table-cell>
          <table:table-cell table:style-name="ce44" table:formula="of:=IF(AND(OR(0.1&gt;[.$Z55];[.$Z55]&gt;0.25);NOT([.P55]=&quot;&quot;));[.P55];&quot;&quot;)">
            <text:p/>
          </table:table-cell>
          <table:table-cell table:style-name="ce44" table:formula="of:=IF(AND(OR(0.1&gt;[.$Z55];[.$Z55]&gt;0.25);NOT([.Q55]=&quot;&quot;));[.Q55];&quot;&quot;)">
            <text:p/>
          </table:table-cell>
          <table:table-cell table:style-name="ce44" table:formula="of:=IF(AND(OR(0.1&gt;[.$Z55];[.$Z55]&gt;0.25);NOT([.R55]=&quot;&quot;));[.R55];&quot;&quot;)">
            <text:p/>
          </table:table-cell>
          <table:table-cell table:style-name="ce44" table:formula="of:=IF(AND(OR(0.1&gt;[.$Z55];[.$Z55]&gt;0.25);NOT([.S55]=&quot;&quot;));[.S55];&quot;&quot;)">
            <text:p/>
          </table:table-cell>
          <table:table-cell table:style-name="ce44" table:formula="of:=IF(AND(OR(0.1&gt;[.$Z55];[.$Z55]&gt;0.25);NOT([.T55]=&quot;&quot;));[.T55];&quot;&quot;)">
            <text:p/>
          </table:table-cell>
          <table:table-cell table:style-name="ce44" table:formula="of:=IF(AND(OR(0.1&gt;[.$Z55];[.$Z55]&gt;0.25);NOT([.U55]=&quot;&quot;));[.U55];&quot;&quot;)">
            <text:p/>
          </table:table-cell>
          <table:table-cell table:style-name="ce44" table:formula="of:=IF(AND(OR(0.1&gt;[.$Z55];[.$Z55]&gt;0.25);NOT([.V55]=&quot;&quot;));[.V55];&quot;&quot;)">
            <text:p/>
          </table:table-cell>
          <table:table-cell table:style-name="ce44" table:formula="of:=IF(AND(OR(0.1&gt;[.$Z55];[.$Z55]&gt;0.25);NOT([.W55]=&quot;&quot;));[.W55];&quot;&quot;)">
            <text:p/>
          </table:table-cell>
          <table:table-cell table:style-name="ce44" table:formula="of:=IF(AND(OR(0.1&gt;[.$Z55];[.$Z55]&gt;0.25);NOT([.X55]=&quot;&quot;));[.X55];&quot;&quot;)">
            <text:p/>
          </table:table-cell>
          <table:table-cell table:style-name="ce128" table:formula="of:=IF(AND(OR(0.1&gt;[.$Z55];[.$Z55]&gt;0.25);NOT([.Y55]=&quot;&quot;));[.Y55];&quot;&quot;)">
            <text:p/>
          </table:table-cell>
          <table:table-cell table:style-name="ce44" table:formula="of:=IF(AND(OR(0.1&gt;[.$Z55];[.$Z55]&gt;0.25);NOT([.Z55]=&quot;&quot;));[.Z55];&quot;&quot;)">
            <text:p/>
          </table:table-cell>
          <table:table-cell table:style-name="ce44" table:formula="of:=IF(AND(OR(0.1&gt;[.$Z55];[.$Z55]&gt;0.25);NOT([.AA55]=&quot;&quot;));[.AA55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53" calcext:value-type="float">
            <text:p>53</text:p>
          </table:table-cell>
          <table:table-cell table:style-name="ce15" office:value-type="float" office:value="0.3384" calcext:value-type="float">
            <text:p>0.3384</text:p>
          </table:table-cell>
          <table:table-cell table:style-name="ce15" office:value-type="float" office:value="-0.1137" calcext:value-type="float">
            <text:p>-0.1137</text:p>
          </table:table-cell>
          <table:table-cell table:style-name="Default" table:number-columns-repeated="2"/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2.347" calcext:value-type="float">
            <text:p>2.347</text:p>
          </table:table-cell>
          <table:table-cell table:style-name="ce10" office:value-type="float" office:value="-2.347" calcext:value-type="float">
            <text:p>-2.34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.7049002788" calcext:value-type="float">
            <text:p>1.7049002788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0471975511966" calcext:value-type="float">
            <text:p>1.0471975511966</text:p>
          </table:table-cell>
          <table:table-cell table:style-name="Default" table:number-columns-repeated="2"/>
          <table:table-cell table:style-name="ce10" office:value-type="float" office:value="52" calcext:value-type="float">
            <text:p>52</text:p>
          </table:table-cell>
          <table:table-cell table:style-name="ce10" office:value-type="float" office:value="0.1751" calcext:value-type="float">
            <text:p>0.1751</text:p>
          </table:table-cell>
          <table:table-cell table:style-name="ce25" office:value-type="float" office:value="-0.758" calcext:value-type="float">
            <text:p>-0.758</text:p>
          </table:table-cell>
          <table:table-cell table:style-name="Default" table:number-columns-repeated="3"/>
          <table:table-cell table:style-name="ce31" table:formula="of:=IF(AND(0.15&lt;[.$Z56];[.$Z56]&lt;0.2; NOT([.A56]=&quot;&quot;));[.A56];&quot;&quot;)" office:value-type="float" office:value="52" calcext:value-type="float">
            <text:p>52</text:p>
          </table:table-cell>
          <table:table-cell table:style-name="ce33" table:formula="of:=IF(AND(0.15&lt;[.$Z56];[.$Z56]&lt;0.2; NOT([.B56]=&quot;&quot;));[.B56];&quot;&quot;)" office:value-type="float" office:value="1.72788" calcext:value-type="float">
            <text:p>1.7279</text:p>
          </table:table-cell>
          <table:table-cell table:style-name="ce33" table:formula="of:=IF(AND(0.15&lt;[.$Z56];[.$Z56]&lt;0.2; NOT([.C56]=&quot;&quot;));[.C56];&quot;&quot;)" office:value-type="float" office:value="-1.5708" calcext:value-type="float">
            <text:p>-1.5708</text:p>
          </table:table-cell>
          <table:table-cell table:style-name="ce33" table:formula="of:=IF(AND(0.15&lt;[.$Z56];[.$Z56]&lt;0.2; NOT([.D56]=&quot;&quot;));[.D56];&quot;&quot;)" office:value-type="float" office:value="1.85005" calcext:value-type="float">
            <text:p>1.8501</text:p>
          </table:table-cell>
          <table:table-cell table:style-name="ce33" table:formula="of:=IF(AND(0.15&lt;[.$Z56];[.$Z56]&lt;0.2; NOT([.E56]=&quot;&quot;));[.E56];&quot;&quot;)" office:value-type="float" office:value="-2.16421" calcext:value-type="float">
            <text:p>-2.1642</text:p>
          </table:table-cell>
          <table:table-cell table:style-name="ce33" table:formula="of:=IF(AND(0.15&lt;[.$Z56];[.$Z56]&lt;0.2; NOT([.F56]=&quot;&quot;));[.F56];&quot;&quot;)" office:value-type="float" office:value="-1.48353" calcext:value-type="float">
            <text:p>-1.4835</text:p>
          </table:table-cell>
          <table:table-cell table:style-name="ce33" table:formula="of:=IF(AND(0.15&lt;[.$Z56];[.$Z56]&lt;0.2; NOT([.G56]=&quot;&quot;));[.G56];&quot;&quot;)" office:value-type="float" office:value="-1.76278" calcext:value-type="float">
            <text:p>-1.7628</text:p>
          </table:table-cell>
          <table:table-cell table:style-name="ce33" table:formula="of:=IF(AND(0.15&lt;[.$Z56];[.$Z56]&lt;0.2; NOT([.H56]=&quot;&quot;));[.H56];&quot;&quot;)">
            <text:p/>
          </table:table-cell>
          <table:table-cell table:style-name="ce33" table:formula="of:=IF(AND(0.15&lt;[.$Z56];[.$Z56]&lt;0.2; NOT([.I56]=&quot;&quot;));[.I56];&quot;&quot;)">
            <text:p/>
          </table:table-cell>
          <table:table-cell table:style-name="ce39" table:formula="of:=IF(AND(0.15&lt;[.$Z56];[.$Z56]&lt;0.2; NOT([.J56]=&quot;&quot;));[.J56];&quot;&quot;)" office:value-type="float" office:value="53" calcext:value-type="float">
            <text:p>53</text:p>
          </table:table-cell>
          <table:table-cell table:style-name="ce33" table:formula="of:=IF(AND(0.15&lt;[.$Z56];[.$Z56]&lt;0.2; NOT([.K56]=&quot;&quot;));[.K56];&quot;&quot;)" office:value-type="float" office:value="0.3384" calcext:value-type="float">
            <text:p>0.3384</text:p>
          </table:table-cell>
          <table:table-cell table:style-name="ce33" table:formula="of:=IF(AND(0.15&lt;[.$Z56];[.$Z56]&lt;0.2; NOT([.L56]=&quot;&quot;));[.L56];&quot;&quot;)" office:value-type="float" office:value="-0.1137" calcext:value-type="float">
            <text:p>-0.1137</text:p>
          </table:table-cell>
          <table:table-cell table:style-name="ce33" table:formula="of:=IF(AND(0.15&lt;[.$Z56];[.$Z56]&lt;0.2; NOT([.M56]=&quot;&quot;));[.M56];&quot;&quot;)">
            <text:p/>
          </table:table-cell>
          <table:table-cell table:style-name="ce33" table:formula="of:=IF(AND(0.15&lt;[.$Z56];[.$Z56]&lt;0.2; NOT([.N56]=&quot;&quot;));[.N56];&quot;&quot;)">
            <text:p/>
          </table:table-cell>
          <table:table-cell table:style-name="ce39" table:formula="of:=IF(AND(0.15&lt;[.$Z56];[.$Z56]&lt;0.2; NOT([.O56]=&quot;&quot;));[.O56];&quot;&quot;)" office:value-type="float" office:value="52" calcext:value-type="float">
            <text:p>52</text:p>
          </table:table-cell>
          <table:table-cell table:style-name="ce33" table:formula="of:=IF(AND(0.15&lt;[.$Z56];[.$Z56]&lt;0.2; NOT([.P56]=&quot;&quot;));[.P56];&quot;&quot;)" office:value-type="float" office:value="2.347" calcext:value-type="float">
            <text:p>2.3470</text:p>
          </table:table-cell>
          <table:table-cell table:style-name="ce33" table:formula="of:=IF(AND(0.15&lt;[.$Z56];[.$Z56]&lt;0.2; NOT([.Q56]=&quot;&quot;));[.Q56];&quot;&quot;)" office:value-type="float" office:value="-2.347" calcext:value-type="float">
            <text:p>-2.3470</text:p>
          </table:table-cell>
          <table:table-cell table:style-name="ce33" table:formula="of:=IF(AND(0.15&lt;[.$Z56];[.$Z56]&lt;0.2; NOT([.R56]=&quot;&quot;));[.R56];&quot;&quot;)" office:value-type="float" office:value="38" calcext:value-type="float">
            <text:p>38.0000</text:p>
          </table:table-cell>
          <table:table-cell table:style-name="ce33" table:formula="of:=IF(AND(0.15&lt;[.$Z56];[.$Z56]&lt;0.2; NOT([.S56]=&quot;&quot;));[.S56];&quot;&quot;)" office:value-type="float" office:value="1.7049002788" calcext:value-type="float">
            <text:p>1.7049</text:p>
          </table:table-cell>
          <table:table-cell table:style-name="ce39" table:formula="of:=IF(AND(0.15&lt;[.$Z56];[.$Z56]&lt;0.2; NOT([.T56]=&quot;&quot;));[.T56];&quot;&quot;)" office:value-type="float" office:value="-1" calcext:value-type="float">
            <text:p>-1</text:p>
          </table:table-cell>
          <table:table-cell table:style-name="ce39" table:formula="of:=IF(AND(0.15&lt;[.$Z56];[.$Z56]&lt;0.2; NOT([.U56]=&quot;&quot;));[.U56];&quot;&quot;)" office:value-type="float" office:value="1" calcext:value-type="float">
            <text:p>1</text:p>
          </table:table-cell>
          <table:table-cell table:style-name="ce33" table:formula="of:=IF(AND(0.15&lt;[.$Z56];[.$Z56]&lt;0.2; NOT([.V56]=&quot;&quot;));[.V56];&quot;&quot;)" office:value-type="float" office:value="1.0471975511966" calcext:value-type="float">
            <text:p>1.0472</text:p>
          </table:table-cell>
          <table:table-cell table:style-name="ce33" table:formula="of:=IF(AND(0.15&lt;[.$Z56];[.$Z56]&lt;0.2; NOT([.W56]=&quot;&quot;));[.W56];&quot;&quot;)">
            <text:p/>
          </table:table-cell>
          <table:table-cell table:style-name="ce33" table:formula="of:=IF(AND(0.15&lt;[.$Z56];[.$Z56]&lt;0.2; NOT([.X56]=&quot;&quot;));[.X56];&quot;&quot;)">
            <text:p/>
          </table:table-cell>
          <table:table-cell table:style-name="ce39" table:formula="of:=IF(AND(0.15&lt;[.$Z56];[.$Z56]&lt;0.2; NOT([.Y56]=&quot;&quot;));[.Y56];&quot;&quot;)" office:value-type="float" office:value="52" calcext:value-type="float">
            <text:p>52</text:p>
          </table:table-cell>
          <table:table-cell table:style-name="ce33" table:formula="of:=IF(AND(0.15&lt;[.$Z56];[.$Z56]&lt;0.2; NOT([.Z56]=&quot;&quot;));[.Z56];&quot;&quot;)" office:value-type="float" office:value="0.1751" calcext:value-type="float">
            <text:p>0.1751</text:p>
          </table:table-cell>
          <table:table-cell table:style-name="ce44" table:formula="of:=IF(AND(0.15&lt;[.$Z56];[.$Z56]&lt;0.2; NOT([.AA56]=&quot;&quot;));[.AA56];&quot;&quot;)" office:value-type="float" office:value="-0.758" calcext:value-type="float">
            <text:p>-0.7580</text:p>
          </table:table-cell>
          <table:table-cell table:style-name="Default" table:number-columns-repeated="3"/>
          <table:table-cell table:style-name="ce31" table:formula="of:=IF(AND(OR(0.15&gt;[.$Z56];[.$Z56]&gt;0.2);NOT([.A56]=&quot;&quot;));[.A56];&quot;&quot;)">
            <text:p/>
          </table:table-cell>
          <table:table-cell table:style-name="ce33" table:formula="of:=IF(AND(OR(0.15&gt;[.$Z56];[.$Z56]&gt;0.2);NOT([.B56]=&quot;&quot;));[.B56];&quot;&quot;)">
            <text:p/>
          </table:table-cell>
          <table:table-cell table:style-name="ce33" table:formula="of:=IF(AND(OR(0.15&gt;[.$Z56];[.$Z56]&gt;0.2);NOT([.C56]=&quot;&quot;));[.C56];&quot;&quot;)">
            <text:p/>
          </table:table-cell>
          <table:table-cell table:style-name="ce33" table:formula="of:=IF(AND(OR(0.15&gt;[.$Z56];[.$Z56]&gt;0.2);NOT([.D56]=&quot;&quot;));[.D56];&quot;&quot;)">
            <text:p/>
          </table:table-cell>
          <table:table-cell table:style-name="ce33" table:formula="of:=IF(AND(OR(0.15&gt;[.$Z56];[.$Z56]&gt;0.2);NOT([.E56]=&quot;&quot;));[.E56];&quot;&quot;)">
            <text:p/>
          </table:table-cell>
          <table:table-cell table:style-name="ce33" table:formula="of:=IF(AND(OR(0.15&gt;[.$Z56];[.$Z56]&gt;0.2);NOT([.F56]=&quot;&quot;));[.F56];&quot;&quot;)">
            <text:p/>
          </table:table-cell>
          <table:table-cell table:style-name="ce33" table:formula="of:=IF(AND(OR(0.15&gt;[.$Z56];[.$Z56]&gt;0.2);NOT([.G56]=&quot;&quot;));[.G56];&quot;&quot;)">
            <text:p/>
          </table:table-cell>
          <table:table-cell table:style-name="ce33" table:formula="of:=IF(AND(OR(0.15&gt;[.$Z56];[.$Z56]&gt;0.2);NOT([.H56]=&quot;&quot;));[.H56];&quot;&quot;)">
            <text:p/>
          </table:table-cell>
          <table:table-cell table:style-name="ce33" table:formula="of:=IF(AND(OR(0.15&gt;[.$Z56];[.$Z56]&gt;0.2);NOT([.I56]=&quot;&quot;));[.I56];&quot;&quot;)">
            <text:p/>
          </table:table-cell>
          <table:table-cell table:style-name="ce39" table:formula="of:=IF(AND(OR(0.15&gt;[.$Z56];[.$Z56]&gt;0.2);NOT([.J56]=&quot;&quot;));[.J56];&quot;&quot;)">
            <text:p/>
          </table:table-cell>
          <table:table-cell table:style-name="ce33" table:formula="of:=IF(AND(OR(0.15&gt;[.$Z56];[.$Z56]&gt;0.2);NOT([.K56]=&quot;&quot;));[.K56];&quot;&quot;)">
            <text:p/>
          </table:table-cell>
          <table:table-cell table:style-name="ce33" table:formula="of:=IF(AND(OR(0.15&gt;[.$Z56];[.$Z56]&gt;0.2);NOT([.L56]=&quot;&quot;));[.L56];&quot;&quot;)">
            <text:p/>
          </table:table-cell>
          <table:table-cell table:style-name="ce33" table:formula="of:=IF(AND(OR(0.15&gt;[.$Z56];[.$Z56]&gt;0.2);NOT([.M56]=&quot;&quot;));[.M56];&quot;&quot;)">
            <text:p/>
          </table:table-cell>
          <table:table-cell table:style-name="ce33" table:formula="of:=IF(AND(OR(0.15&gt;[.$Z56];[.$Z56]&gt;0.2);NOT([.N56]=&quot;&quot;));[.N56];&quot;&quot;)">
            <text:p/>
          </table:table-cell>
          <table:table-cell table:style-name="ce39" table:formula="of:=IF(AND(OR(0.15&gt;[.$Z56];[.$Z56]&gt;0.2);NOT([.O56]=&quot;&quot;));[.O56];&quot;&quot;)">
            <text:p/>
          </table:table-cell>
          <table:table-cell table:style-name="ce33" table:formula="of:=IF(AND(OR(0.15&gt;[.$Z56];[.$Z56]&gt;0.2);NOT([.P56]=&quot;&quot;));[.P56];&quot;&quot;)">
            <text:p/>
          </table:table-cell>
          <table:table-cell table:style-name="ce33" table:formula="of:=IF(AND(OR(0.15&gt;[.$Z56];[.$Z56]&gt;0.2);NOT([.Q56]=&quot;&quot;));[.Q56];&quot;&quot;)">
            <text:p/>
          </table:table-cell>
          <table:table-cell table:style-name="ce33" table:formula="of:=IF(AND(OR(0.15&gt;[.$Z56];[.$Z56]&gt;0.2);NOT([.R56]=&quot;&quot;));[.R56];&quot;&quot;)">
            <text:p/>
          </table:table-cell>
          <table:table-cell table:style-name="ce33" table:formula="of:=IF(AND(OR(0.15&gt;[.$Z56];[.$Z56]&gt;0.2);NOT([.S56]=&quot;&quot;));[.S56];&quot;&quot;)">
            <text:p/>
          </table:table-cell>
          <table:table-cell table:style-name="ce39" table:formula="of:=IF(AND(OR(0.15&gt;[.$Z56];[.$Z56]&gt;0.2);NOT([.T56]=&quot;&quot;));[.T56];&quot;&quot;)">
            <text:p/>
          </table:table-cell>
          <table:table-cell table:style-name="ce39" table:formula="of:=IF(AND(OR(0.15&gt;[.$Z56];[.$Z56]&gt;0.2);NOT([.U56]=&quot;&quot;));[.U56];&quot;&quot;)">
            <text:p/>
          </table:table-cell>
          <table:table-cell table:style-name="ce33" table:formula="of:=IF(AND(OR(0.15&gt;[.$Z56];[.$Z56]&gt;0.2);NOT([.V56]=&quot;&quot;));[.V56];&quot;&quot;)">
            <text:p/>
          </table:table-cell>
          <table:table-cell table:style-name="ce33" table:formula="of:=IF(AND(OR(0.15&gt;[.$Z56];[.$Z56]&gt;0.2);NOT([.W56]=&quot;&quot;));[.W56];&quot;&quot;)">
            <text:p/>
          </table:table-cell>
          <table:table-cell table:style-name="ce33" table:formula="of:=IF(AND(OR(0.15&gt;[.$Z56];[.$Z56]&gt;0.2);NOT([.X56]=&quot;&quot;));[.X56];&quot;&quot;)">
            <text:p/>
          </table:table-cell>
          <table:table-cell table:style-name="ce39" table:formula="of:=IF(AND(OR(0.15&gt;[.$Z56];[.$Z56]&gt;0.2);NOT([.Y56]=&quot;&quot;));[.Y56];&quot;&quot;)">
            <text:p/>
          </table:table-cell>
          <table:table-cell table:style-name="ce33" table:formula="of:=IF(AND(OR(0.15&gt;[.$Z56];[.$Z56]&gt;0.2);NOT([.Z56]=&quot;&quot;));[.Z56];&quot;&quot;)">
            <text:p/>
          </table:table-cell>
          <table:table-cell table:style-name="ce44" table:formula="of:=IF(AND(OR(0.15&gt;[.$Z56];[.$Z56]&gt;0.2);NOT([.AA56]=&quot;&quot;));[.AA56];&quot;&quot;)">
            <text:p/>
          </table:table-cell>
          <table:table-cell table:style-name="Default" table:number-columns-repeated="3"/>
          <table:table-cell table:style-name="ce4" table:formula="of:=IF(AND([.$U56] = 1;NOT([.A56]=&quot;&quot;));[.A56];&quot;&quot;)" office:value-type="float" office:value="52" calcext:value-type="float">
            <text:p>52</text:p>
          </table:table-cell>
          <table:table-cell table:style-name="ce110" table:formula="of:=IF(AND([.$U56] = 1;NOT([.B56]=&quot;&quot;));[.B56];&quot;&quot;)" office:value-type="float" office:value="1.72788" calcext:value-type="float">
            <text:p>1.72788</text:p>
          </table:table-cell>
          <table:table-cell table:style-name="ce110" table:formula="of:=IF(AND([.$U56] = 1;NOT([.C56]=&quot;&quot;));[.C56];&quot;&quot;)" office:value-type="float" office:value="-1.5708" calcext:value-type="float">
            <text:p>-1.5708</text:p>
          </table:table-cell>
          <table:table-cell table:style-name="ce110" table:formula="of:=IF(AND([.$U56] = 1;NOT([.D56]=&quot;&quot;));[.D56];&quot;&quot;)" office:value-type="float" office:value="1.85005" calcext:value-type="float">
            <text:p>1.85005</text:p>
          </table:table-cell>
          <table:table-cell table:style-name="ce110" table:formula="of:=IF(AND([.$U56] = 1;NOT([.E56]=&quot;&quot;));[.E56];&quot;&quot;)" office:value-type="float" office:value="-2.16421" calcext:value-type="float">
            <text:p>-2.16421</text:p>
          </table:table-cell>
          <table:table-cell table:style-name="ce110" table:formula="of:=IF(AND([.$U56] = 1;NOT([.F56]=&quot;&quot;));[.F56];&quot;&quot;)" office:value-type="float" office:value="-1.48353" calcext:value-type="float">
            <text:p>-1.48353</text:p>
          </table:table-cell>
          <table:table-cell table:style-name="ce110" table:formula="of:=IF(AND([.$U56] = 1;NOT([.G56]=&quot;&quot;));[.G56];&quot;&quot;)" office:value-type="float" office:value="-1.76278" calcext:value-type="float">
            <text:p>-1.76278</text:p>
          </table:table-cell>
          <table:table-cell table:style-name="ce110" table:formula="of:=IF(AND([.$U56] = 1;NOT([.H56]=&quot;&quot;));[.H56];&quot;&quot;)">
            <text:p/>
          </table:table-cell>
          <table:table-cell table:style-name="ce110" table:formula="of:=IF(AND([.$U56] = 1;NOT([.I56]=&quot;&quot;));[.I56];&quot;&quot;)">
            <text:p/>
          </table:table-cell>
          <table:table-cell table:style-name="ce110" table:formula="of:=IF(AND([.$U56] = 1;NOT([.J56]=&quot;&quot;));[.J56];&quot;&quot;)" office:value-type="float" office:value="53" calcext:value-type="float">
            <text:p>53</text:p>
          </table:table-cell>
          <table:table-cell table:style-name="ce110" table:formula="of:=IF(AND([.$U56] = 1;NOT([.K56]=&quot;&quot;));[.K56];&quot;&quot;)" office:value-type="float" office:value="0.3384" calcext:value-type="float">
            <text:p>0.3384</text:p>
          </table:table-cell>
          <table:table-cell table:style-name="ce110" table:formula="of:=IF(AND([.$U56] = 1;NOT([.L56]=&quot;&quot;));[.L56];&quot;&quot;)" office:value-type="float" office:value="-0.1137" calcext:value-type="float">
            <text:p>-0.1137</text:p>
          </table:table-cell>
          <table:table-cell table:style-name="ce110" table:formula="of:=IF(AND([.$U56] = 1;NOT([.M56]=&quot;&quot;));[.M56];&quot;&quot;)">
            <text:p/>
          </table:table-cell>
          <table:table-cell table:style-name="ce110" table:formula="of:=IF(AND([.$U56] = 1;NOT([.N56]=&quot;&quot;));[.N56];&quot;&quot;)">
            <text:p/>
          </table:table-cell>
          <table:table-cell table:style-name="ce110" table:formula="of:=IF(AND([.$U56] = 1;NOT([.O56]=&quot;&quot;));[.O56];&quot;&quot;)" office:value-type="float" office:value="52" calcext:value-type="float">
            <text:p>52</text:p>
          </table:table-cell>
          <table:table-cell table:style-name="ce110" table:formula="of:=IF(AND([.$U56] = 1;NOT([.P56]=&quot;&quot;));[.P56];&quot;&quot;)" office:value-type="float" office:value="2.347" calcext:value-type="float">
            <text:p>2.347</text:p>
          </table:table-cell>
          <table:table-cell table:style-name="ce110" table:formula="of:=IF(AND([.$U56] = 1;NOT([.Q56]=&quot;&quot;));[.Q56];&quot;&quot;)" office:value-type="float" office:value="-2.347" calcext:value-type="float">
            <text:p>-2.347</text:p>
          </table:table-cell>
          <table:table-cell table:style-name="ce110" table:formula="of:=IF(AND([.$U56] = 1;NOT([.R56]=&quot;&quot;));[.R56];&quot;&quot;)" office:value-type="float" office:value="38" calcext:value-type="float">
            <text:p>38</text:p>
          </table:table-cell>
          <table:table-cell table:style-name="ce110" table:formula="of:=IF(AND([.$U56] = 1;NOT([.S56]=&quot;&quot;));[.S56];&quot;&quot;)" office:value-type="float" office:value="1.7049002788" calcext:value-type="float">
            <text:p>1.7049002788</text:p>
          </table:table-cell>
          <table:table-cell table:style-name="ce110" table:formula="of:=IF(AND([.$U56] = 1;NOT([.T56]=&quot;&quot;));[.T56];&quot;&quot;)" office:value-type="float" office:value="-1" calcext:value-type="float">
            <text:p>-1</text:p>
          </table:table-cell>
          <table:table-cell table:style-name="ce110" table:formula="of:=IF(AND([.$U56] = 1;NOT([.U56]=&quot;&quot;));[.U56];&quot;&quot;)" office:value-type="float" office:value="1" calcext:value-type="float">
            <text:p>1</text:p>
          </table:table-cell>
          <table:table-cell table:style-name="ce110" table:formula="of:=IF(AND([.$U56] = 1;NOT([.V56]=&quot;&quot;));[.V56];&quot;&quot;)" office:value-type="float" office:value="1.0471975511966" calcext:value-type="float">
            <text:p>1.0471975511966</text:p>
          </table:table-cell>
          <table:table-cell table:style-name="ce110" table:formula="of:=IF(AND([.$U56] = 1;NOT([.W56]=&quot;&quot;));[.W56];&quot;&quot;)">
            <text:p/>
          </table:table-cell>
          <table:table-cell table:style-name="ce110" table:formula="of:=IF(AND([.$U56] = 1;NOT([.X56]=&quot;&quot;));[.X56];&quot;&quot;)">
            <text:p/>
          </table:table-cell>
          <table:table-cell table:style-name="ce110" table:formula="of:=IF(AND([.$U56] = 1;NOT([.Y56]=&quot;&quot;));[.Y56];&quot;&quot;)" office:value-type="float" office:value="52" calcext:value-type="float">
            <text:p>52</text:p>
          </table:table-cell>
          <table:table-cell table:style-name="ce121" table:formula="of:=IF(AND([.$U56] = 1;NOT([.Z56]=&quot;&quot;));[.Z56];&quot;&quot;)" office:value-type="float" office:value="0.1751" calcext:value-type="float">
            <text:p>0.17510</text:p>
          </table:table-cell>
          <table:table-cell table:style-name="ce25" table:formula="of:=IF(AND([.$U56] = 1;NOT([.AA56]=&quot;&quot;));[.AA56];&quot;&quot;)" office:value-type="float" office:value="-0.758" calcext:value-type="float">
            <text:p>-0.758</text:p>
          </table:table-cell>
          <table:table-cell table:style-name="Default" table:number-columns-repeated="3"/>
          <table:table-cell table:style-name="ce4" table:formula="of:=IF(AND([.$U56] = 0;NOT([.A56]=&quot;&quot;));[.A56];&quot;&quot;)">
            <text:p/>
          </table:table-cell>
          <table:table-cell table:style-name="ce110" table:formula="of:=IF(AND([.$U56] = 0;NOT([.B56]=&quot;&quot;));[.B56];&quot;&quot;)">
            <text:p/>
          </table:table-cell>
          <table:table-cell table:style-name="ce110" table:formula="of:=IF(AND([.$U56] = 0;NOT([.C56]=&quot;&quot;));[.C56];&quot;&quot;)">
            <text:p/>
          </table:table-cell>
          <table:table-cell table:style-name="ce110" table:formula="of:=IF(AND([.$U56] = 0;NOT([.D56]=&quot;&quot;));[.D56];&quot;&quot;)">
            <text:p/>
          </table:table-cell>
          <table:table-cell table:style-name="ce110" table:formula="of:=IF(AND([.$U56] = 0;NOT([.E56]=&quot;&quot;));[.E56];&quot;&quot;)">
            <text:p/>
          </table:table-cell>
          <table:table-cell table:style-name="ce110" table:formula="of:=IF(AND([.$U56] = 0;NOT([.F56]=&quot;&quot;));[.F56];&quot;&quot;)">
            <text:p/>
          </table:table-cell>
          <table:table-cell table:style-name="ce110" table:formula="of:=IF(AND([.$U56] = 0;NOT([.G56]=&quot;&quot;));[.G56];&quot;&quot;)">
            <text:p/>
          </table:table-cell>
          <table:table-cell table:style-name="ce110" table:formula="of:=IF(AND([.$U56] = 0;NOT([.H56]=&quot;&quot;));[.H56];&quot;&quot;)">
            <text:p/>
          </table:table-cell>
          <table:table-cell table:style-name="ce110" table:formula="of:=IF(AND([.$U56] = 0;NOT([.I56]=&quot;&quot;));[.I56];&quot;&quot;)">
            <text:p/>
          </table:table-cell>
          <table:table-cell table:style-name="ce110" table:formula="of:=IF(AND([.$U56] = 0;NOT([.J56]=&quot;&quot;));[.J56];&quot;&quot;)">
            <text:p/>
          </table:table-cell>
          <table:table-cell table:style-name="ce113" table:formula="of:=IF(AND([.$U56] = 0;NOT([.K56]=&quot;&quot;));[.K56];&quot;&quot;)">
            <text:p/>
          </table:table-cell>
          <table:table-cell table:style-name="ce113" table:formula="of:=IF(AND([.$U56] = 0;NOT([.L56]=&quot;&quot;));[.L56];&quot;&quot;)">
            <text:p/>
          </table:table-cell>
          <table:table-cell table:style-name="ce110" table:formula="of:=IF(AND([.$U56] = 0;NOT([.M56]=&quot;&quot;));[.M56];&quot;&quot;)">
            <text:p/>
          </table:table-cell>
          <table:table-cell table:style-name="ce110" table:formula="of:=IF(AND([.$U56] = 0;NOT([.N56]=&quot;&quot;));[.N56];&quot;&quot;)">
            <text:p/>
          </table:table-cell>
          <table:table-cell table:style-name="ce110" table:formula="of:=IF(AND([.$U56] = 0;NOT([.O56]=&quot;&quot;));[.O56];&quot;&quot;)">
            <text:p/>
          </table:table-cell>
          <table:table-cell table:style-name="ce110" table:formula="of:=IF(AND([.$U56] = 0;NOT([.P56]=&quot;&quot;));[.P56];&quot;&quot;)">
            <text:p/>
          </table:table-cell>
          <table:table-cell table:style-name="ce110" table:formula="of:=IF(AND([.$U56] = 0;NOT([.Q56]=&quot;&quot;));[.Q56];&quot;&quot;)">
            <text:p/>
          </table:table-cell>
          <table:table-cell table:style-name="ce110" table:formula="of:=IF(AND([.$U56] = 0;NOT([.R56]=&quot;&quot;));[.R56];&quot;&quot;)">
            <text:p/>
          </table:table-cell>
          <table:table-cell table:style-name="ce110" table:formula="of:=IF(AND([.$U56] = 0;NOT([.S56]=&quot;&quot;));[.S56];&quot;&quot;)">
            <text:p/>
          </table:table-cell>
          <table:table-cell table:style-name="ce110" table:formula="of:=IF(AND([.$U56] = 0;NOT([.T56]=&quot;&quot;));[.T56];&quot;&quot;)">
            <text:p/>
          </table:table-cell>
          <table:table-cell table:style-name="ce110" table:formula="of:=IF(AND([.$U56] = 0;NOT([.U56]=&quot;&quot;));[.U56];&quot;&quot;)">
            <text:p/>
          </table:table-cell>
          <table:table-cell table:style-name="ce110" table:formula="of:=IF(AND([.$U56] = 0;NOT([.V56]=&quot;&quot;));[.V56];&quot;&quot;)">
            <text:p/>
          </table:table-cell>
          <table:table-cell table:style-name="ce110" table:formula="of:=IF(AND([.$U56] = 0;NOT([.W56]=&quot;&quot;));[.W56];&quot;&quot;)">
            <text:p/>
          </table:table-cell>
          <table:table-cell table:style-name="ce110" table:formula="of:=IF(AND([.$U56] = 0;NOT([.X56]=&quot;&quot;));[.X56];&quot;&quot;)">
            <text:p/>
          </table:table-cell>
          <table:table-cell table:style-name="ce110" table:formula="of:=IF(AND([.$U56] = 0;NOT([.Y56]=&quot;&quot;));[.Y56];&quot;&quot;)">
            <text:p/>
          </table:table-cell>
          <table:table-cell table:style-name="ce110" table:formula="of:=IF(AND([.$U56] = 0;NOT([.Z56]=&quot;&quot;));[.Z56];&quot;&quot;)">
            <text:p/>
          </table:table-cell>
          <table:table-cell table:style-name="ce25" table:formula="of:=IF(AND([.$U56] = 0;NOT([.AA56]=&quot;&quot;));[.AA56];&quot;&quot;)">
            <text:p/>
          </table:table-cell>
          <table:table-cell table:style-name="Default" table:number-columns-repeated="3"/>
          <table:table-cell table:style-name="ce126" table:formula="of:=IF(AND(0.1&lt;[.$Z56];[.$Z56]&lt;0.25; NOT([.A56]=&quot;&quot;));[.A56];&quot;&quot;)" office:value-type="float" office:value="52" calcext:value-type="float">
            <text:p>52.0000</text:p>
          </table:table-cell>
          <table:table-cell table:style-name="ce44" table:formula="of:=IF(AND(0.1&lt;[.$Z56];[.$Z56]&lt;0.25; NOT([.B56]=&quot;&quot;));[.B56];&quot;&quot;)" office:value-type="float" office:value="1.72788" calcext:value-type="float">
            <text:p>1.7279</text:p>
          </table:table-cell>
          <table:table-cell table:style-name="ce44" table:formula="of:=IF(AND(0.1&lt;[.$Z56];[.$Z56]&lt;0.25; NOT([.C56]=&quot;&quot;));[.C56];&quot;&quot;)" office:value-type="float" office:value="-1.5708" calcext:value-type="float">
            <text:p>-1.5708</text:p>
          </table:table-cell>
          <table:table-cell table:style-name="ce44" table:formula="of:=IF(AND(0.1&lt;[.$Z56];[.$Z56]&lt;0.25; NOT([.D56]=&quot;&quot;));[.D56];&quot;&quot;)" office:value-type="float" office:value="1.85005" calcext:value-type="float">
            <text:p>1.8501</text:p>
          </table:table-cell>
          <table:table-cell table:style-name="ce44" table:formula="of:=IF(AND(0.1&lt;[.$Z56];[.$Z56]&lt;0.25; NOT([.E56]=&quot;&quot;));[.E56];&quot;&quot;)" office:value-type="float" office:value="-2.16421" calcext:value-type="float">
            <text:p>-2.1642</text:p>
          </table:table-cell>
          <table:table-cell table:style-name="ce44" table:formula="of:=IF(AND(0.1&lt;[.$Z56];[.$Z56]&lt;0.25; NOT([.F56]=&quot;&quot;));[.F56];&quot;&quot;)" office:value-type="float" office:value="-1.48353" calcext:value-type="float">
            <text:p>-1.4835</text:p>
          </table:table-cell>
          <table:table-cell table:style-name="ce44" table:formula="of:=IF(AND(0.1&lt;[.$Z56];[.$Z56]&lt;0.25; NOT([.G56]=&quot;&quot;));[.G56];&quot;&quot;)" office:value-type="float" office:value="-1.76278" calcext:value-type="float">
            <text:p>-1.7628</text:p>
          </table:table-cell>
          <table:table-cell table:style-name="ce44" table:formula="of:=IF(AND(0.1&lt;[.$Z56];[.$Z56]&lt;0.25; NOT([.H56]=&quot;&quot;));[.H56];&quot;&quot;)">
            <text:p/>
          </table:table-cell>
          <table:table-cell table:style-name="ce44" table:formula="of:=IF(AND(0.1&lt;[.$Z56];[.$Z56]&lt;0.25; NOT([.I56]=&quot;&quot;));[.I56];&quot;&quot;)">
            <text:p/>
          </table:table-cell>
          <table:table-cell table:style-name="ce44" table:formula="of:=IF(AND(0.1&lt;[.$Z56];[.$Z56]&lt;0.25; NOT([.J56]=&quot;&quot;));[.J56];&quot;&quot;)" office:value-type="float" office:value="53" calcext:value-type="float">
            <text:p>53.0000</text:p>
          </table:table-cell>
          <table:table-cell table:style-name="ce44" table:formula="of:=IF(AND(0.1&lt;[.$Z56];[.$Z56]&lt;0.25; NOT([.K56]=&quot;&quot;));[.K56];&quot;&quot;)" office:value-type="float" office:value="0.3384" calcext:value-type="float">
            <text:p>0.3384</text:p>
          </table:table-cell>
          <table:table-cell table:style-name="ce44" table:formula="of:=IF(AND(0.1&lt;[.$Z56];[.$Z56]&lt;0.25; NOT([.L56]=&quot;&quot;));[.L56];&quot;&quot;)" office:value-type="float" office:value="-0.1137" calcext:value-type="float">
            <text:p>-0.1137</text:p>
          </table:table-cell>
          <table:table-cell table:style-name="ce44" table:formula="of:=IF(AND(0.1&lt;[.$Z56];[.$Z56]&lt;0.25; NOT([.M56]=&quot;&quot;));[.M56];&quot;&quot;)">
            <text:p/>
          </table:table-cell>
          <table:table-cell table:style-name="ce44" table:formula="of:=IF(AND(0.1&lt;[.$Z56];[.$Z56]&lt;0.25; NOT([.N56]=&quot;&quot;));[.N56];&quot;&quot;)">
            <text:p/>
          </table:table-cell>
          <table:table-cell table:style-name="ce44" table:formula="of:=IF(AND(0.1&lt;[.$Z56];[.$Z56]&lt;0.25; NOT([.O56]=&quot;&quot;));[.O56];&quot;&quot;)" office:value-type="float" office:value="52" calcext:value-type="float">
            <text:p>52.0000</text:p>
          </table:table-cell>
          <table:table-cell table:style-name="ce44" table:formula="of:=IF(AND(0.1&lt;[.$Z56];[.$Z56]&lt;0.25; NOT([.P56]=&quot;&quot;));[.P56];&quot;&quot;)" office:value-type="float" office:value="2.347" calcext:value-type="float">
            <text:p>2.3470</text:p>
          </table:table-cell>
          <table:table-cell table:style-name="ce44" table:formula="of:=IF(AND(0.1&lt;[.$Z56];[.$Z56]&lt;0.25; NOT([.Q56]=&quot;&quot;));[.Q56];&quot;&quot;)" office:value-type="float" office:value="-2.347" calcext:value-type="float">
            <text:p>-2.3470</text:p>
          </table:table-cell>
          <table:table-cell table:style-name="ce44" table:formula="of:=IF(AND(0.1&lt;[.$Z56];[.$Z56]&lt;0.25; NOT([.R56]=&quot;&quot;));[.R56];&quot;&quot;)" office:value-type="float" office:value="38" calcext:value-type="float">
            <text:p>38.0000</text:p>
          </table:table-cell>
          <table:table-cell table:style-name="ce44" table:formula="of:=IF(AND(0.1&lt;[.$Z56];[.$Z56]&lt;0.25; NOT([.S56]=&quot;&quot;));[.S56];&quot;&quot;)" office:value-type="float" office:value="1.7049002788" calcext:value-type="float">
            <text:p>1.7049</text:p>
          </table:table-cell>
          <table:table-cell table:style-name="ce44" table:formula="of:=IF(AND(0.1&lt;[.$Z56];[.$Z56]&lt;0.25; NOT([.T56]=&quot;&quot;));[.T56];&quot;&quot;)" office:value-type="float" office:value="-1" calcext:value-type="float">
            <text:p>-1.0000</text:p>
          </table:table-cell>
          <table:table-cell table:style-name="ce44" table:formula="of:=IF(AND(0.1&lt;[.$Z56];[.$Z56]&lt;0.25; NOT([.U56]=&quot;&quot;));[.U56];&quot;&quot;)" office:value-type="float" office:value="1" calcext:value-type="float">
            <text:p>1.0000</text:p>
          </table:table-cell>
          <table:table-cell table:style-name="ce44" table:formula="of:=IF(AND(0.1&lt;[.$Z56];[.$Z56]&lt;0.25; NOT([.V56]=&quot;&quot;));[.V56];&quot;&quot;)" office:value-type="float" office:value="1.0471975511966" calcext:value-type="float">
            <text:p>1.0472</text:p>
          </table:table-cell>
          <table:table-cell table:style-name="ce44" table:formula="of:=IF(AND(0.1&lt;[.$Z56];[.$Z56]&lt;0.25; NOT([.W56]=&quot;&quot;));[.W56];&quot;&quot;)">
            <text:p/>
          </table:table-cell>
          <table:table-cell table:style-name="ce44" table:formula="of:=IF(AND(0.1&lt;[.$Z56];[.$Z56]&lt;0.25; NOT([.X56]=&quot;&quot;));[.X56];&quot;&quot;)">
            <text:p/>
          </table:table-cell>
          <table:table-cell table:style-name="ce44" table:formula="of:=IF(AND(0.1&lt;[.$Z56];[.$Z56]&lt;0.25; NOT([.Y56]=&quot;&quot;));[.Y56];&quot;&quot;)" office:value-type="float" office:value="52" calcext:value-type="float">
            <text:p>52.0000</text:p>
          </table:table-cell>
          <table:table-cell table:style-name="ce44" table:formula="of:=IF(AND(0.1&lt;[.$Z56];[.$Z56]&lt;0.25; NOT([.Z56]=&quot;&quot;));[.Z56];&quot;&quot;)" office:value-type="float" office:value="0.1751" calcext:value-type="float">
            <text:p>0.1751</text:p>
          </table:table-cell>
          <table:table-cell table:style-name="ce44" table:formula="of:=IF(AND(0.1&lt;[.$Z56];[.$Z56]&lt;0.25; NOT([.AA56]=&quot;&quot;));[.AA56];&quot;&quot;)" office:value-type="float" office:value="-0.758" calcext:value-type="float">
            <text:p>-0.7580</text:p>
          </table:table-cell>
          <table:table-cell table:style-name="Default" table:number-columns-repeated="3"/>
          <table:table-cell table:style-name="ce126" table:formula="of:=IF(AND(OR(0.1&gt;[.$Z56];[.$Z56]&gt;0.25);NOT([.A56]=&quot;&quot;));[.A56];&quot;&quot;)">
            <text:p/>
          </table:table-cell>
          <table:table-cell table:style-name="ce44" table:formula="of:=IF(AND(OR(0.1&gt;[.$Z56];[.$Z56]&gt;0.25);NOT([.B56]=&quot;&quot;));[.B56];&quot;&quot;)">
            <text:p/>
          </table:table-cell>
          <table:table-cell table:style-name="ce44" table:formula="of:=IF(AND(OR(0.1&gt;[.$Z56];[.$Z56]&gt;0.25);NOT([.C56]=&quot;&quot;));[.C56];&quot;&quot;)">
            <text:p/>
          </table:table-cell>
          <table:table-cell table:style-name="ce44" table:formula="of:=IF(AND(OR(0.1&gt;[.$Z56];[.$Z56]&gt;0.25);NOT([.D56]=&quot;&quot;));[.D56];&quot;&quot;)">
            <text:p/>
          </table:table-cell>
          <table:table-cell table:style-name="ce44" table:formula="of:=IF(AND(OR(0.1&gt;[.$Z56];[.$Z56]&gt;0.25);NOT([.E56]=&quot;&quot;));[.E56];&quot;&quot;)">
            <text:p/>
          </table:table-cell>
          <table:table-cell table:style-name="ce44" table:formula="of:=IF(AND(OR(0.1&gt;[.$Z56];[.$Z56]&gt;0.25);NOT([.F56]=&quot;&quot;));[.F56];&quot;&quot;)">
            <text:p/>
          </table:table-cell>
          <table:table-cell table:style-name="ce44" table:formula="of:=IF(AND(OR(0.1&gt;[.$Z56];[.$Z56]&gt;0.25);NOT([.G56]=&quot;&quot;));[.G56];&quot;&quot;)">
            <text:p/>
          </table:table-cell>
          <table:table-cell table:style-name="ce44" table:formula="of:=IF(AND(OR(0.1&gt;[.$Z56];[.$Z56]&gt;0.25);NOT([.H56]=&quot;&quot;));[.H56];&quot;&quot;)">
            <text:p/>
          </table:table-cell>
          <table:table-cell table:style-name="ce44" table:formula="of:=IF(AND(OR(0.1&gt;[.$Z56];[.$Z56]&gt;0.25);NOT([.I56]=&quot;&quot;));[.I56];&quot;&quot;)">
            <text:p/>
          </table:table-cell>
          <table:table-cell table:style-name="ce44" table:formula="of:=IF(AND(OR(0.1&gt;[.$Z56];[.$Z56]&gt;0.25);NOT([.J56]=&quot;&quot;));[.J56];&quot;&quot;)">
            <text:p/>
          </table:table-cell>
          <table:table-cell table:style-name="ce44" table:formula="of:=IF(AND(OR(0.1&gt;[.$Z56];[.$Z56]&gt;0.25);NOT([.K56]=&quot;&quot;));[.K56];&quot;&quot;)">
            <text:p/>
          </table:table-cell>
          <table:table-cell table:style-name="ce44" table:formula="of:=IF(AND(OR(0.1&gt;[.$Z56];[.$Z56]&gt;0.25);NOT([.L56]=&quot;&quot;));[.L56];&quot;&quot;)">
            <text:p/>
          </table:table-cell>
          <table:table-cell table:style-name="ce44" table:formula="of:=IF(AND(OR(0.1&gt;[.$Z56];[.$Z56]&gt;0.25);NOT([.M56]=&quot;&quot;));[.M56];&quot;&quot;)">
            <text:p/>
          </table:table-cell>
          <table:table-cell table:style-name="ce44" table:formula="of:=IF(AND(OR(0.1&gt;[.$Z56];[.$Z56]&gt;0.25);NOT([.N56]=&quot;&quot;));[.N56];&quot;&quot;)">
            <text:p/>
          </table:table-cell>
          <table:table-cell table:style-name="ce128" table:formula="of:=IF(AND(OR(0.1&gt;[.$Z56];[.$Z56]&gt;0.25);NOT([.O56]=&quot;&quot;));[.O56];&quot;&quot;)">
            <text:p/>
          </table:table-cell>
          <table:table-cell table:style-name="ce44" table:formula="of:=IF(AND(OR(0.1&gt;[.$Z56];[.$Z56]&gt;0.25);NOT([.P56]=&quot;&quot;));[.P56];&quot;&quot;)">
            <text:p/>
          </table:table-cell>
          <table:table-cell table:style-name="ce44" table:formula="of:=IF(AND(OR(0.1&gt;[.$Z56];[.$Z56]&gt;0.25);NOT([.Q56]=&quot;&quot;));[.Q56];&quot;&quot;)">
            <text:p/>
          </table:table-cell>
          <table:table-cell table:style-name="ce44" table:formula="of:=IF(AND(OR(0.1&gt;[.$Z56];[.$Z56]&gt;0.25);NOT([.R56]=&quot;&quot;));[.R56];&quot;&quot;)">
            <text:p/>
          </table:table-cell>
          <table:table-cell table:style-name="ce44" table:formula="of:=IF(AND(OR(0.1&gt;[.$Z56];[.$Z56]&gt;0.25);NOT([.S56]=&quot;&quot;));[.S56];&quot;&quot;)">
            <text:p/>
          </table:table-cell>
          <table:table-cell table:style-name="ce44" table:formula="of:=IF(AND(OR(0.1&gt;[.$Z56];[.$Z56]&gt;0.25);NOT([.T56]=&quot;&quot;));[.T56];&quot;&quot;)">
            <text:p/>
          </table:table-cell>
          <table:table-cell table:style-name="ce44" table:formula="of:=IF(AND(OR(0.1&gt;[.$Z56];[.$Z56]&gt;0.25);NOT([.U56]=&quot;&quot;));[.U56];&quot;&quot;)">
            <text:p/>
          </table:table-cell>
          <table:table-cell table:style-name="ce44" table:formula="of:=IF(AND(OR(0.1&gt;[.$Z56];[.$Z56]&gt;0.25);NOT([.V56]=&quot;&quot;));[.V56];&quot;&quot;)">
            <text:p/>
          </table:table-cell>
          <table:table-cell table:style-name="ce44" table:formula="of:=IF(AND(OR(0.1&gt;[.$Z56];[.$Z56]&gt;0.25);NOT([.W56]=&quot;&quot;));[.W56];&quot;&quot;)">
            <text:p/>
          </table:table-cell>
          <table:table-cell table:style-name="ce44" table:formula="of:=IF(AND(OR(0.1&gt;[.$Z56];[.$Z56]&gt;0.25);NOT([.X56]=&quot;&quot;));[.X56];&quot;&quot;)">
            <text:p/>
          </table:table-cell>
          <table:table-cell table:style-name="ce128" table:formula="of:=IF(AND(OR(0.1&gt;[.$Z56];[.$Z56]&gt;0.25);NOT([.Y56]=&quot;&quot;));[.Y56];&quot;&quot;)">
            <text:p/>
          </table:table-cell>
          <table:table-cell table:style-name="ce44" table:formula="of:=IF(AND(OR(0.1&gt;[.$Z56];[.$Z56]&gt;0.25);NOT([.Z56]=&quot;&quot;));[.Z56];&quot;&quot;)">
            <text:p/>
          </table:table-cell>
          <table:table-cell table:style-name="ce44" table:formula="of:=IF(AND(OR(0.1&gt;[.$Z56];[.$Z56]&gt;0.25);NOT([.AA56]=&quot;&quot;));[.AA56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54" calcext:value-type="float">
            <text:p>54</text:p>
          </table:table-cell>
          <table:table-cell table:style-name="ce15" office:value-type="float" office:value="0.3384" calcext:value-type="float">
            <text:p>0.3384</text:p>
          </table:table-cell>
          <table:table-cell table:style-name="ce15" office:value-type="float" office:value="-0.1137" calcext:value-type="float">
            <text:p>-0.1137</text:p>
          </table:table-cell>
          <table:table-cell table:style-name="Default" table:number-columns-repeated="2"/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2.3455" calcext:value-type="float">
            <text:p>2.3455</text:p>
          </table:table-cell>
          <table:table-cell table:style-name="ce10" office:value-type="float" office:value="-2.3455" calcext:value-type="float">
            <text:p>-2.34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.7007096733" calcext:value-type="float">
            <text:p>1.7007096733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0471975511966" calcext:value-type="float">
            <text:p>1.0471975511966</text:p>
          </table:table-cell>
          <table:table-cell table:style-name="Default" table:number-columns-repeated="2"/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0.1781" calcext:value-type="float">
            <text:p>0.1781</text:p>
          </table:table-cell>
          <table:table-cell table:style-name="ce25" office:value-type="float" office:value="-0.7569" calcext:value-type="float">
            <text:p>-0.7569</text:p>
          </table:table-cell>
          <table:table-cell table:style-name="Default" table:number-columns-repeated="3"/>
          <table:table-cell table:style-name="ce31" table:formula="of:=IF(AND(0.15&lt;[.$Z57];[.$Z57]&lt;0.2; NOT([.A57]=&quot;&quot;));[.A57];&quot;&quot;)" office:value-type="float" office:value="53" calcext:value-type="float">
            <text:p>53</text:p>
          </table:table-cell>
          <table:table-cell table:style-name="ce33" table:formula="of:=IF(AND(0.15&lt;[.$Z57];[.$Z57]&lt;0.2; NOT([.B57]=&quot;&quot;));[.B57];&quot;&quot;)" office:value-type="float" office:value="1.72788" calcext:value-type="float">
            <text:p>1.7279</text:p>
          </table:table-cell>
          <table:table-cell table:style-name="ce33" table:formula="of:=IF(AND(0.15&lt;[.$Z57];[.$Z57]&lt;0.2; NOT([.C57]=&quot;&quot;));[.C57];&quot;&quot;)" office:value-type="float" office:value="-1.5708" calcext:value-type="float">
            <text:p>-1.5708</text:p>
          </table:table-cell>
          <table:table-cell table:style-name="ce33" table:formula="of:=IF(AND(0.15&lt;[.$Z57];[.$Z57]&lt;0.2; NOT([.D57]=&quot;&quot;));[.D57];&quot;&quot;)" office:value-type="float" office:value="1.85005" calcext:value-type="float">
            <text:p>1.8501</text:p>
          </table:table-cell>
          <table:table-cell table:style-name="ce33" table:formula="of:=IF(AND(0.15&lt;[.$Z57];[.$Z57]&lt;0.2; NOT([.E57]=&quot;&quot;));[.E57];&quot;&quot;)" office:value-type="float" office:value="-2.16421" calcext:value-type="float">
            <text:p>-2.1642</text:p>
          </table:table-cell>
          <table:table-cell table:style-name="ce33" table:formula="of:=IF(AND(0.15&lt;[.$Z57];[.$Z57]&lt;0.2; NOT([.F57]=&quot;&quot;));[.F57];&quot;&quot;)" office:value-type="float" office:value="-1.48353" calcext:value-type="float">
            <text:p>-1.4835</text:p>
          </table:table-cell>
          <table:table-cell table:style-name="ce33" table:formula="of:=IF(AND(0.15&lt;[.$Z57];[.$Z57]&lt;0.2; NOT([.G57]=&quot;&quot;));[.G57];&quot;&quot;)" office:value-type="float" office:value="-1.76278" calcext:value-type="float">
            <text:p>-1.7628</text:p>
          </table:table-cell>
          <table:table-cell table:style-name="ce33" table:formula="of:=IF(AND(0.15&lt;[.$Z57];[.$Z57]&lt;0.2; NOT([.H57]=&quot;&quot;));[.H57];&quot;&quot;)">
            <text:p/>
          </table:table-cell>
          <table:table-cell table:style-name="ce33" table:formula="of:=IF(AND(0.15&lt;[.$Z57];[.$Z57]&lt;0.2; NOT([.I57]=&quot;&quot;));[.I57];&quot;&quot;)">
            <text:p/>
          </table:table-cell>
          <table:table-cell table:style-name="ce39" table:formula="of:=IF(AND(0.15&lt;[.$Z57];[.$Z57]&lt;0.2; NOT([.J57]=&quot;&quot;));[.J57];&quot;&quot;)" office:value-type="float" office:value="54" calcext:value-type="float">
            <text:p>54</text:p>
          </table:table-cell>
          <table:table-cell table:style-name="ce33" table:formula="of:=IF(AND(0.15&lt;[.$Z57];[.$Z57]&lt;0.2; NOT([.K57]=&quot;&quot;));[.K57];&quot;&quot;)" office:value-type="float" office:value="0.3384" calcext:value-type="float">
            <text:p>0.3384</text:p>
          </table:table-cell>
          <table:table-cell table:style-name="ce33" table:formula="of:=IF(AND(0.15&lt;[.$Z57];[.$Z57]&lt;0.2; NOT([.L57]=&quot;&quot;));[.L57];&quot;&quot;)" office:value-type="float" office:value="-0.1137" calcext:value-type="float">
            <text:p>-0.1137</text:p>
          </table:table-cell>
          <table:table-cell table:style-name="ce33" table:formula="of:=IF(AND(0.15&lt;[.$Z57];[.$Z57]&lt;0.2; NOT([.M57]=&quot;&quot;));[.M57];&quot;&quot;)">
            <text:p/>
          </table:table-cell>
          <table:table-cell table:style-name="ce33" table:formula="of:=IF(AND(0.15&lt;[.$Z57];[.$Z57]&lt;0.2; NOT([.N57]=&quot;&quot;));[.N57];&quot;&quot;)">
            <text:p/>
          </table:table-cell>
          <table:table-cell table:style-name="ce39" table:formula="of:=IF(AND(0.15&lt;[.$Z57];[.$Z57]&lt;0.2; NOT([.O57]=&quot;&quot;));[.O57];&quot;&quot;)" office:value-type="float" office:value="53" calcext:value-type="float">
            <text:p>53</text:p>
          </table:table-cell>
          <table:table-cell table:style-name="ce33" table:formula="of:=IF(AND(0.15&lt;[.$Z57];[.$Z57]&lt;0.2; NOT([.P57]=&quot;&quot;));[.P57];&quot;&quot;)" office:value-type="float" office:value="2.3455" calcext:value-type="float">
            <text:p>2.3455</text:p>
          </table:table-cell>
          <table:table-cell table:style-name="ce33" table:formula="of:=IF(AND(0.15&lt;[.$Z57];[.$Z57]&lt;0.2; NOT([.Q57]=&quot;&quot;));[.Q57];&quot;&quot;)" office:value-type="float" office:value="-2.3455" calcext:value-type="float">
            <text:p>-2.3455</text:p>
          </table:table-cell>
          <table:table-cell table:style-name="ce33" table:formula="of:=IF(AND(0.15&lt;[.$Z57];[.$Z57]&lt;0.2; NOT([.R57]=&quot;&quot;));[.R57];&quot;&quot;)" office:value-type="float" office:value="38" calcext:value-type="float">
            <text:p>38.0000</text:p>
          </table:table-cell>
          <table:table-cell table:style-name="ce33" table:formula="of:=IF(AND(0.15&lt;[.$Z57];[.$Z57]&lt;0.2; NOT([.S57]=&quot;&quot;));[.S57];&quot;&quot;)" office:value-type="float" office:value="1.7007096733" calcext:value-type="float">
            <text:p>1.7007</text:p>
          </table:table-cell>
          <table:table-cell table:style-name="ce39" table:formula="of:=IF(AND(0.15&lt;[.$Z57];[.$Z57]&lt;0.2; NOT([.T57]=&quot;&quot;));[.T57];&quot;&quot;)" office:value-type="float" office:value="-1" calcext:value-type="float">
            <text:p>-1</text:p>
          </table:table-cell>
          <table:table-cell table:style-name="ce39" table:formula="of:=IF(AND(0.15&lt;[.$Z57];[.$Z57]&lt;0.2; NOT([.U57]=&quot;&quot;));[.U57];&quot;&quot;)" office:value-type="float" office:value="1" calcext:value-type="float">
            <text:p>1</text:p>
          </table:table-cell>
          <table:table-cell table:style-name="ce33" table:formula="of:=IF(AND(0.15&lt;[.$Z57];[.$Z57]&lt;0.2; NOT([.V57]=&quot;&quot;));[.V57];&quot;&quot;)" office:value-type="float" office:value="1.0471975511966" calcext:value-type="float">
            <text:p>1.0472</text:p>
          </table:table-cell>
          <table:table-cell table:style-name="ce33" table:formula="of:=IF(AND(0.15&lt;[.$Z57];[.$Z57]&lt;0.2; NOT([.W57]=&quot;&quot;));[.W57];&quot;&quot;)">
            <text:p/>
          </table:table-cell>
          <table:table-cell table:style-name="ce33" table:formula="of:=IF(AND(0.15&lt;[.$Z57];[.$Z57]&lt;0.2; NOT([.X57]=&quot;&quot;));[.X57];&quot;&quot;)">
            <text:p/>
          </table:table-cell>
          <table:table-cell table:style-name="ce39" table:formula="of:=IF(AND(0.15&lt;[.$Z57];[.$Z57]&lt;0.2; NOT([.Y57]=&quot;&quot;));[.Y57];&quot;&quot;)" office:value-type="float" office:value="53" calcext:value-type="float">
            <text:p>53</text:p>
          </table:table-cell>
          <table:table-cell table:style-name="ce33" table:formula="of:=IF(AND(0.15&lt;[.$Z57];[.$Z57]&lt;0.2; NOT([.Z57]=&quot;&quot;));[.Z57];&quot;&quot;)" office:value-type="float" office:value="0.1781" calcext:value-type="float">
            <text:p>0.1781</text:p>
          </table:table-cell>
          <table:table-cell table:style-name="ce44" table:formula="of:=IF(AND(0.15&lt;[.$Z57];[.$Z57]&lt;0.2; NOT([.AA57]=&quot;&quot;));[.AA57];&quot;&quot;)" office:value-type="float" office:value="-0.7569" calcext:value-type="float">
            <text:p>-0.7569</text:p>
          </table:table-cell>
          <table:table-cell table:style-name="Default" table:number-columns-repeated="3"/>
          <table:table-cell table:style-name="ce31" table:formula="of:=IF(AND(OR(0.15&gt;[.$Z57];[.$Z57]&gt;0.2);NOT([.A57]=&quot;&quot;));[.A57];&quot;&quot;)">
            <text:p/>
          </table:table-cell>
          <table:table-cell table:style-name="ce33" table:formula="of:=IF(AND(OR(0.15&gt;[.$Z57];[.$Z57]&gt;0.2);NOT([.B57]=&quot;&quot;));[.B57];&quot;&quot;)">
            <text:p/>
          </table:table-cell>
          <table:table-cell table:style-name="ce33" table:formula="of:=IF(AND(OR(0.15&gt;[.$Z57];[.$Z57]&gt;0.2);NOT([.C57]=&quot;&quot;));[.C57];&quot;&quot;)">
            <text:p/>
          </table:table-cell>
          <table:table-cell table:style-name="ce33" table:formula="of:=IF(AND(OR(0.15&gt;[.$Z57];[.$Z57]&gt;0.2);NOT([.D57]=&quot;&quot;));[.D57];&quot;&quot;)">
            <text:p/>
          </table:table-cell>
          <table:table-cell table:style-name="ce33" table:formula="of:=IF(AND(OR(0.15&gt;[.$Z57];[.$Z57]&gt;0.2);NOT([.E57]=&quot;&quot;));[.E57];&quot;&quot;)">
            <text:p/>
          </table:table-cell>
          <table:table-cell table:style-name="ce33" table:formula="of:=IF(AND(OR(0.15&gt;[.$Z57];[.$Z57]&gt;0.2);NOT([.F57]=&quot;&quot;));[.F57];&quot;&quot;)">
            <text:p/>
          </table:table-cell>
          <table:table-cell table:style-name="ce33" table:formula="of:=IF(AND(OR(0.15&gt;[.$Z57];[.$Z57]&gt;0.2);NOT([.G57]=&quot;&quot;));[.G57];&quot;&quot;)">
            <text:p/>
          </table:table-cell>
          <table:table-cell table:style-name="ce33" table:formula="of:=IF(AND(OR(0.15&gt;[.$Z57];[.$Z57]&gt;0.2);NOT([.H57]=&quot;&quot;));[.H57];&quot;&quot;)">
            <text:p/>
          </table:table-cell>
          <table:table-cell table:style-name="ce33" table:formula="of:=IF(AND(OR(0.15&gt;[.$Z57];[.$Z57]&gt;0.2);NOT([.I57]=&quot;&quot;));[.I57];&quot;&quot;)">
            <text:p/>
          </table:table-cell>
          <table:table-cell table:style-name="ce39" table:formula="of:=IF(AND(OR(0.15&gt;[.$Z57];[.$Z57]&gt;0.2);NOT([.J57]=&quot;&quot;));[.J57];&quot;&quot;)">
            <text:p/>
          </table:table-cell>
          <table:table-cell table:style-name="ce33" table:formula="of:=IF(AND(OR(0.15&gt;[.$Z57];[.$Z57]&gt;0.2);NOT([.K57]=&quot;&quot;));[.K57];&quot;&quot;)">
            <text:p/>
          </table:table-cell>
          <table:table-cell table:style-name="ce33" table:formula="of:=IF(AND(OR(0.15&gt;[.$Z57];[.$Z57]&gt;0.2);NOT([.L57]=&quot;&quot;));[.L57];&quot;&quot;)">
            <text:p/>
          </table:table-cell>
          <table:table-cell table:style-name="ce33" table:formula="of:=IF(AND(OR(0.15&gt;[.$Z57];[.$Z57]&gt;0.2);NOT([.M57]=&quot;&quot;));[.M57];&quot;&quot;)">
            <text:p/>
          </table:table-cell>
          <table:table-cell table:style-name="ce33" table:formula="of:=IF(AND(OR(0.15&gt;[.$Z57];[.$Z57]&gt;0.2);NOT([.N57]=&quot;&quot;));[.N57];&quot;&quot;)">
            <text:p/>
          </table:table-cell>
          <table:table-cell table:style-name="ce39" table:formula="of:=IF(AND(OR(0.15&gt;[.$Z57];[.$Z57]&gt;0.2);NOT([.O57]=&quot;&quot;));[.O57];&quot;&quot;)">
            <text:p/>
          </table:table-cell>
          <table:table-cell table:style-name="ce33" table:formula="of:=IF(AND(OR(0.15&gt;[.$Z57];[.$Z57]&gt;0.2);NOT([.P57]=&quot;&quot;));[.P57];&quot;&quot;)">
            <text:p/>
          </table:table-cell>
          <table:table-cell table:style-name="ce33" table:formula="of:=IF(AND(OR(0.15&gt;[.$Z57];[.$Z57]&gt;0.2);NOT([.Q57]=&quot;&quot;));[.Q57];&quot;&quot;)">
            <text:p/>
          </table:table-cell>
          <table:table-cell table:style-name="ce33" table:formula="of:=IF(AND(OR(0.15&gt;[.$Z57];[.$Z57]&gt;0.2);NOT([.R57]=&quot;&quot;));[.R57];&quot;&quot;)">
            <text:p/>
          </table:table-cell>
          <table:table-cell table:style-name="ce33" table:formula="of:=IF(AND(OR(0.15&gt;[.$Z57];[.$Z57]&gt;0.2);NOT([.S57]=&quot;&quot;));[.S57];&quot;&quot;)">
            <text:p/>
          </table:table-cell>
          <table:table-cell table:style-name="ce39" table:formula="of:=IF(AND(OR(0.15&gt;[.$Z57];[.$Z57]&gt;0.2);NOT([.T57]=&quot;&quot;));[.T57];&quot;&quot;)">
            <text:p/>
          </table:table-cell>
          <table:table-cell table:style-name="ce39" table:formula="of:=IF(AND(OR(0.15&gt;[.$Z57];[.$Z57]&gt;0.2);NOT([.U57]=&quot;&quot;));[.U57];&quot;&quot;)">
            <text:p/>
          </table:table-cell>
          <table:table-cell table:style-name="ce33" table:formula="of:=IF(AND(OR(0.15&gt;[.$Z57];[.$Z57]&gt;0.2);NOT([.V57]=&quot;&quot;));[.V57];&quot;&quot;)">
            <text:p/>
          </table:table-cell>
          <table:table-cell table:style-name="ce33" table:formula="of:=IF(AND(OR(0.15&gt;[.$Z57];[.$Z57]&gt;0.2);NOT([.W57]=&quot;&quot;));[.W57];&quot;&quot;)">
            <text:p/>
          </table:table-cell>
          <table:table-cell table:style-name="ce33" table:formula="of:=IF(AND(OR(0.15&gt;[.$Z57];[.$Z57]&gt;0.2);NOT([.X57]=&quot;&quot;));[.X57];&quot;&quot;)">
            <text:p/>
          </table:table-cell>
          <table:table-cell table:style-name="ce39" table:formula="of:=IF(AND(OR(0.15&gt;[.$Z57];[.$Z57]&gt;0.2);NOT([.Y57]=&quot;&quot;));[.Y57];&quot;&quot;)">
            <text:p/>
          </table:table-cell>
          <table:table-cell table:style-name="ce33" table:formula="of:=IF(AND(OR(0.15&gt;[.$Z57];[.$Z57]&gt;0.2);NOT([.Z57]=&quot;&quot;));[.Z57];&quot;&quot;)">
            <text:p/>
          </table:table-cell>
          <table:table-cell table:style-name="ce44" table:formula="of:=IF(AND(OR(0.15&gt;[.$Z57];[.$Z57]&gt;0.2);NOT([.AA57]=&quot;&quot;));[.AA57];&quot;&quot;)">
            <text:p/>
          </table:table-cell>
          <table:table-cell table:style-name="Default" table:number-columns-repeated="3"/>
          <table:table-cell table:style-name="ce4" table:formula="of:=IF(AND([.$U57] = 1;NOT([.A57]=&quot;&quot;));[.A57];&quot;&quot;)" office:value-type="float" office:value="53" calcext:value-type="float">
            <text:p>53</text:p>
          </table:table-cell>
          <table:table-cell table:style-name="ce110" table:formula="of:=IF(AND([.$U57] = 1;NOT([.B57]=&quot;&quot;));[.B57];&quot;&quot;)" office:value-type="float" office:value="1.72788" calcext:value-type="float">
            <text:p>1.72788</text:p>
          </table:table-cell>
          <table:table-cell table:style-name="ce110" table:formula="of:=IF(AND([.$U57] = 1;NOT([.C57]=&quot;&quot;));[.C57];&quot;&quot;)" office:value-type="float" office:value="-1.5708" calcext:value-type="float">
            <text:p>-1.5708</text:p>
          </table:table-cell>
          <table:table-cell table:style-name="ce110" table:formula="of:=IF(AND([.$U57] = 1;NOT([.D57]=&quot;&quot;));[.D57];&quot;&quot;)" office:value-type="float" office:value="1.85005" calcext:value-type="float">
            <text:p>1.85005</text:p>
          </table:table-cell>
          <table:table-cell table:style-name="ce110" table:formula="of:=IF(AND([.$U57] = 1;NOT([.E57]=&quot;&quot;));[.E57];&quot;&quot;)" office:value-type="float" office:value="-2.16421" calcext:value-type="float">
            <text:p>-2.16421</text:p>
          </table:table-cell>
          <table:table-cell table:style-name="ce110" table:formula="of:=IF(AND([.$U57] = 1;NOT([.F57]=&quot;&quot;));[.F57];&quot;&quot;)" office:value-type="float" office:value="-1.48353" calcext:value-type="float">
            <text:p>-1.48353</text:p>
          </table:table-cell>
          <table:table-cell table:style-name="ce110" table:formula="of:=IF(AND([.$U57] = 1;NOT([.G57]=&quot;&quot;));[.G57];&quot;&quot;)" office:value-type="float" office:value="-1.76278" calcext:value-type="float">
            <text:p>-1.76278</text:p>
          </table:table-cell>
          <table:table-cell table:style-name="ce110" table:formula="of:=IF(AND([.$U57] = 1;NOT([.H57]=&quot;&quot;));[.H57];&quot;&quot;)">
            <text:p/>
          </table:table-cell>
          <table:table-cell table:style-name="ce110" table:formula="of:=IF(AND([.$U57] = 1;NOT([.I57]=&quot;&quot;));[.I57];&quot;&quot;)">
            <text:p/>
          </table:table-cell>
          <table:table-cell table:style-name="ce110" table:formula="of:=IF(AND([.$U57] = 1;NOT([.J57]=&quot;&quot;));[.J57];&quot;&quot;)" office:value-type="float" office:value="54" calcext:value-type="float">
            <text:p>54</text:p>
          </table:table-cell>
          <table:table-cell table:style-name="ce110" table:formula="of:=IF(AND([.$U57] = 1;NOT([.K57]=&quot;&quot;));[.K57];&quot;&quot;)" office:value-type="float" office:value="0.3384" calcext:value-type="float">
            <text:p>0.3384</text:p>
          </table:table-cell>
          <table:table-cell table:style-name="ce110" table:formula="of:=IF(AND([.$U57] = 1;NOT([.L57]=&quot;&quot;));[.L57];&quot;&quot;)" office:value-type="float" office:value="-0.1137" calcext:value-type="float">
            <text:p>-0.1137</text:p>
          </table:table-cell>
          <table:table-cell table:style-name="ce110" table:formula="of:=IF(AND([.$U57] = 1;NOT([.M57]=&quot;&quot;));[.M57];&quot;&quot;)">
            <text:p/>
          </table:table-cell>
          <table:table-cell table:style-name="ce110" table:formula="of:=IF(AND([.$U57] = 1;NOT([.N57]=&quot;&quot;));[.N57];&quot;&quot;)">
            <text:p/>
          </table:table-cell>
          <table:table-cell table:style-name="ce110" table:formula="of:=IF(AND([.$U57] = 1;NOT([.O57]=&quot;&quot;));[.O57];&quot;&quot;)" office:value-type="float" office:value="53" calcext:value-type="float">
            <text:p>53</text:p>
          </table:table-cell>
          <table:table-cell table:style-name="ce110" table:formula="of:=IF(AND([.$U57] = 1;NOT([.P57]=&quot;&quot;));[.P57];&quot;&quot;)" office:value-type="float" office:value="2.3455" calcext:value-type="float">
            <text:p>2.3455</text:p>
          </table:table-cell>
          <table:table-cell table:style-name="ce110" table:formula="of:=IF(AND([.$U57] = 1;NOT([.Q57]=&quot;&quot;));[.Q57];&quot;&quot;)" office:value-type="float" office:value="-2.3455" calcext:value-type="float">
            <text:p>-2.3455</text:p>
          </table:table-cell>
          <table:table-cell table:style-name="ce110" table:formula="of:=IF(AND([.$U57] = 1;NOT([.R57]=&quot;&quot;));[.R57];&quot;&quot;)" office:value-type="float" office:value="38" calcext:value-type="float">
            <text:p>38</text:p>
          </table:table-cell>
          <table:table-cell table:style-name="ce110" table:formula="of:=IF(AND([.$U57] = 1;NOT([.S57]=&quot;&quot;));[.S57];&quot;&quot;)" office:value-type="float" office:value="1.7007096733" calcext:value-type="float">
            <text:p>1.7007096733</text:p>
          </table:table-cell>
          <table:table-cell table:style-name="ce110" table:formula="of:=IF(AND([.$U57] = 1;NOT([.T57]=&quot;&quot;));[.T57];&quot;&quot;)" office:value-type="float" office:value="-1" calcext:value-type="float">
            <text:p>-1</text:p>
          </table:table-cell>
          <table:table-cell table:style-name="ce110" table:formula="of:=IF(AND([.$U57] = 1;NOT([.U57]=&quot;&quot;));[.U57];&quot;&quot;)" office:value-type="float" office:value="1" calcext:value-type="float">
            <text:p>1</text:p>
          </table:table-cell>
          <table:table-cell table:style-name="ce110" table:formula="of:=IF(AND([.$U57] = 1;NOT([.V57]=&quot;&quot;));[.V57];&quot;&quot;)" office:value-type="float" office:value="1.0471975511966" calcext:value-type="float">
            <text:p>1.0471975511966</text:p>
          </table:table-cell>
          <table:table-cell table:style-name="ce110" table:formula="of:=IF(AND([.$U57] = 1;NOT([.W57]=&quot;&quot;));[.W57];&quot;&quot;)">
            <text:p/>
          </table:table-cell>
          <table:table-cell table:style-name="ce110" table:formula="of:=IF(AND([.$U57] = 1;NOT([.X57]=&quot;&quot;));[.X57];&quot;&quot;)">
            <text:p/>
          </table:table-cell>
          <table:table-cell table:style-name="ce110" table:formula="of:=IF(AND([.$U57] = 1;NOT([.Y57]=&quot;&quot;));[.Y57];&quot;&quot;)" office:value-type="float" office:value="53" calcext:value-type="float">
            <text:p>53</text:p>
          </table:table-cell>
          <table:table-cell table:style-name="ce121" table:formula="of:=IF(AND([.$U57] = 1;NOT([.Z57]=&quot;&quot;));[.Z57];&quot;&quot;)" office:value-type="float" office:value="0.1781" calcext:value-type="float">
            <text:p>0.17810</text:p>
          </table:table-cell>
          <table:table-cell table:style-name="ce25" table:formula="of:=IF(AND([.$U57] = 1;NOT([.AA57]=&quot;&quot;));[.AA57];&quot;&quot;)" office:value-type="float" office:value="-0.7569" calcext:value-type="float">
            <text:p>-0.7569</text:p>
          </table:table-cell>
          <table:table-cell table:style-name="Default" table:number-columns-repeated="3"/>
          <table:table-cell table:style-name="ce4" table:formula="of:=IF(AND([.$U57] = 0;NOT([.A57]=&quot;&quot;));[.A57];&quot;&quot;)">
            <text:p/>
          </table:table-cell>
          <table:table-cell table:style-name="ce110" table:formula="of:=IF(AND([.$U57] = 0;NOT([.B57]=&quot;&quot;));[.B57];&quot;&quot;)">
            <text:p/>
          </table:table-cell>
          <table:table-cell table:style-name="ce110" table:formula="of:=IF(AND([.$U57] = 0;NOT([.C57]=&quot;&quot;));[.C57];&quot;&quot;)">
            <text:p/>
          </table:table-cell>
          <table:table-cell table:style-name="ce110" table:formula="of:=IF(AND([.$U57] = 0;NOT([.D57]=&quot;&quot;));[.D57];&quot;&quot;)">
            <text:p/>
          </table:table-cell>
          <table:table-cell table:style-name="ce110" table:formula="of:=IF(AND([.$U57] = 0;NOT([.E57]=&quot;&quot;));[.E57];&quot;&quot;)">
            <text:p/>
          </table:table-cell>
          <table:table-cell table:style-name="ce110" table:formula="of:=IF(AND([.$U57] = 0;NOT([.F57]=&quot;&quot;));[.F57];&quot;&quot;)">
            <text:p/>
          </table:table-cell>
          <table:table-cell table:style-name="ce110" table:formula="of:=IF(AND([.$U57] = 0;NOT([.G57]=&quot;&quot;));[.G57];&quot;&quot;)">
            <text:p/>
          </table:table-cell>
          <table:table-cell table:style-name="ce110" table:formula="of:=IF(AND([.$U57] = 0;NOT([.H57]=&quot;&quot;));[.H57];&quot;&quot;)">
            <text:p/>
          </table:table-cell>
          <table:table-cell table:style-name="ce110" table:formula="of:=IF(AND([.$U57] = 0;NOT([.I57]=&quot;&quot;));[.I57];&quot;&quot;)">
            <text:p/>
          </table:table-cell>
          <table:table-cell table:style-name="ce110" table:formula="of:=IF(AND([.$U57] = 0;NOT([.J57]=&quot;&quot;));[.J57];&quot;&quot;)">
            <text:p/>
          </table:table-cell>
          <table:table-cell table:style-name="ce113" table:formula="of:=IF(AND([.$U57] = 0;NOT([.K57]=&quot;&quot;));[.K57];&quot;&quot;)">
            <text:p/>
          </table:table-cell>
          <table:table-cell table:style-name="ce113" table:formula="of:=IF(AND([.$U57] = 0;NOT([.L57]=&quot;&quot;));[.L57];&quot;&quot;)">
            <text:p/>
          </table:table-cell>
          <table:table-cell table:style-name="ce110" table:formula="of:=IF(AND([.$U57] = 0;NOT([.M57]=&quot;&quot;));[.M57];&quot;&quot;)">
            <text:p/>
          </table:table-cell>
          <table:table-cell table:style-name="ce110" table:formula="of:=IF(AND([.$U57] = 0;NOT([.N57]=&quot;&quot;));[.N57];&quot;&quot;)">
            <text:p/>
          </table:table-cell>
          <table:table-cell table:style-name="ce110" table:formula="of:=IF(AND([.$U57] = 0;NOT([.O57]=&quot;&quot;));[.O57];&quot;&quot;)">
            <text:p/>
          </table:table-cell>
          <table:table-cell table:style-name="ce110" table:formula="of:=IF(AND([.$U57] = 0;NOT([.P57]=&quot;&quot;));[.P57];&quot;&quot;)">
            <text:p/>
          </table:table-cell>
          <table:table-cell table:style-name="ce110" table:formula="of:=IF(AND([.$U57] = 0;NOT([.Q57]=&quot;&quot;));[.Q57];&quot;&quot;)">
            <text:p/>
          </table:table-cell>
          <table:table-cell table:style-name="ce110" table:formula="of:=IF(AND([.$U57] = 0;NOT([.R57]=&quot;&quot;));[.R57];&quot;&quot;)">
            <text:p/>
          </table:table-cell>
          <table:table-cell table:style-name="ce110" table:formula="of:=IF(AND([.$U57] = 0;NOT([.S57]=&quot;&quot;));[.S57];&quot;&quot;)">
            <text:p/>
          </table:table-cell>
          <table:table-cell table:style-name="ce110" table:formula="of:=IF(AND([.$U57] = 0;NOT([.T57]=&quot;&quot;));[.T57];&quot;&quot;)">
            <text:p/>
          </table:table-cell>
          <table:table-cell table:style-name="ce110" table:formula="of:=IF(AND([.$U57] = 0;NOT([.U57]=&quot;&quot;));[.U57];&quot;&quot;)">
            <text:p/>
          </table:table-cell>
          <table:table-cell table:style-name="ce110" table:formula="of:=IF(AND([.$U57] = 0;NOT([.V57]=&quot;&quot;));[.V57];&quot;&quot;)">
            <text:p/>
          </table:table-cell>
          <table:table-cell table:style-name="ce110" table:formula="of:=IF(AND([.$U57] = 0;NOT([.W57]=&quot;&quot;));[.W57];&quot;&quot;)">
            <text:p/>
          </table:table-cell>
          <table:table-cell table:style-name="ce110" table:formula="of:=IF(AND([.$U57] = 0;NOT([.X57]=&quot;&quot;));[.X57];&quot;&quot;)">
            <text:p/>
          </table:table-cell>
          <table:table-cell table:style-name="ce110" table:formula="of:=IF(AND([.$U57] = 0;NOT([.Y57]=&quot;&quot;));[.Y57];&quot;&quot;)">
            <text:p/>
          </table:table-cell>
          <table:table-cell table:style-name="ce110" table:formula="of:=IF(AND([.$U57] = 0;NOT([.Z57]=&quot;&quot;));[.Z57];&quot;&quot;)">
            <text:p/>
          </table:table-cell>
          <table:table-cell table:style-name="ce25" table:formula="of:=IF(AND([.$U57] = 0;NOT([.AA57]=&quot;&quot;));[.AA57];&quot;&quot;)">
            <text:p/>
          </table:table-cell>
          <table:table-cell table:style-name="Default" table:number-columns-repeated="3"/>
          <table:table-cell table:style-name="ce126" table:formula="of:=IF(AND(0.1&lt;[.$Z57];[.$Z57]&lt;0.25; NOT([.A57]=&quot;&quot;));[.A57];&quot;&quot;)" office:value-type="float" office:value="53" calcext:value-type="float">
            <text:p>53.0000</text:p>
          </table:table-cell>
          <table:table-cell table:style-name="ce44" table:formula="of:=IF(AND(0.1&lt;[.$Z57];[.$Z57]&lt;0.25; NOT([.B57]=&quot;&quot;));[.B57];&quot;&quot;)" office:value-type="float" office:value="1.72788" calcext:value-type="float">
            <text:p>1.7279</text:p>
          </table:table-cell>
          <table:table-cell table:style-name="ce44" table:formula="of:=IF(AND(0.1&lt;[.$Z57];[.$Z57]&lt;0.25; NOT([.C57]=&quot;&quot;));[.C57];&quot;&quot;)" office:value-type="float" office:value="-1.5708" calcext:value-type="float">
            <text:p>-1.5708</text:p>
          </table:table-cell>
          <table:table-cell table:style-name="ce44" table:formula="of:=IF(AND(0.1&lt;[.$Z57];[.$Z57]&lt;0.25; NOT([.D57]=&quot;&quot;));[.D57];&quot;&quot;)" office:value-type="float" office:value="1.85005" calcext:value-type="float">
            <text:p>1.8501</text:p>
          </table:table-cell>
          <table:table-cell table:style-name="ce44" table:formula="of:=IF(AND(0.1&lt;[.$Z57];[.$Z57]&lt;0.25; NOT([.E57]=&quot;&quot;));[.E57];&quot;&quot;)" office:value-type="float" office:value="-2.16421" calcext:value-type="float">
            <text:p>-2.1642</text:p>
          </table:table-cell>
          <table:table-cell table:style-name="ce44" table:formula="of:=IF(AND(0.1&lt;[.$Z57];[.$Z57]&lt;0.25; NOT([.F57]=&quot;&quot;));[.F57];&quot;&quot;)" office:value-type="float" office:value="-1.48353" calcext:value-type="float">
            <text:p>-1.4835</text:p>
          </table:table-cell>
          <table:table-cell table:style-name="ce44" table:formula="of:=IF(AND(0.1&lt;[.$Z57];[.$Z57]&lt;0.25; NOT([.G57]=&quot;&quot;));[.G57];&quot;&quot;)" office:value-type="float" office:value="-1.76278" calcext:value-type="float">
            <text:p>-1.7628</text:p>
          </table:table-cell>
          <table:table-cell table:style-name="ce44" table:formula="of:=IF(AND(0.1&lt;[.$Z57];[.$Z57]&lt;0.25; NOT([.H57]=&quot;&quot;));[.H57];&quot;&quot;)">
            <text:p/>
          </table:table-cell>
          <table:table-cell table:style-name="ce44" table:formula="of:=IF(AND(0.1&lt;[.$Z57];[.$Z57]&lt;0.25; NOT([.I57]=&quot;&quot;));[.I57];&quot;&quot;)">
            <text:p/>
          </table:table-cell>
          <table:table-cell table:style-name="ce44" table:formula="of:=IF(AND(0.1&lt;[.$Z57];[.$Z57]&lt;0.25; NOT([.J57]=&quot;&quot;));[.J57];&quot;&quot;)" office:value-type="float" office:value="54" calcext:value-type="float">
            <text:p>54.0000</text:p>
          </table:table-cell>
          <table:table-cell table:style-name="ce44" table:formula="of:=IF(AND(0.1&lt;[.$Z57];[.$Z57]&lt;0.25; NOT([.K57]=&quot;&quot;));[.K57];&quot;&quot;)" office:value-type="float" office:value="0.3384" calcext:value-type="float">
            <text:p>0.3384</text:p>
          </table:table-cell>
          <table:table-cell table:style-name="ce44" table:formula="of:=IF(AND(0.1&lt;[.$Z57];[.$Z57]&lt;0.25; NOT([.L57]=&quot;&quot;));[.L57];&quot;&quot;)" office:value-type="float" office:value="-0.1137" calcext:value-type="float">
            <text:p>-0.1137</text:p>
          </table:table-cell>
          <table:table-cell table:style-name="ce44" table:formula="of:=IF(AND(0.1&lt;[.$Z57];[.$Z57]&lt;0.25; NOT([.M57]=&quot;&quot;));[.M57];&quot;&quot;)">
            <text:p/>
          </table:table-cell>
          <table:table-cell table:style-name="ce44" table:formula="of:=IF(AND(0.1&lt;[.$Z57];[.$Z57]&lt;0.25; NOT([.N57]=&quot;&quot;));[.N57];&quot;&quot;)">
            <text:p/>
          </table:table-cell>
          <table:table-cell table:style-name="ce44" table:formula="of:=IF(AND(0.1&lt;[.$Z57];[.$Z57]&lt;0.25; NOT([.O57]=&quot;&quot;));[.O57];&quot;&quot;)" office:value-type="float" office:value="53" calcext:value-type="float">
            <text:p>53.0000</text:p>
          </table:table-cell>
          <table:table-cell table:style-name="ce44" table:formula="of:=IF(AND(0.1&lt;[.$Z57];[.$Z57]&lt;0.25; NOT([.P57]=&quot;&quot;));[.P57];&quot;&quot;)" office:value-type="float" office:value="2.3455" calcext:value-type="float">
            <text:p>2.3455</text:p>
          </table:table-cell>
          <table:table-cell table:style-name="ce44" table:formula="of:=IF(AND(0.1&lt;[.$Z57];[.$Z57]&lt;0.25; NOT([.Q57]=&quot;&quot;));[.Q57];&quot;&quot;)" office:value-type="float" office:value="-2.3455" calcext:value-type="float">
            <text:p>-2.3455</text:p>
          </table:table-cell>
          <table:table-cell table:style-name="ce44" table:formula="of:=IF(AND(0.1&lt;[.$Z57];[.$Z57]&lt;0.25; NOT([.R57]=&quot;&quot;));[.R57];&quot;&quot;)" office:value-type="float" office:value="38" calcext:value-type="float">
            <text:p>38.0000</text:p>
          </table:table-cell>
          <table:table-cell table:style-name="ce44" table:formula="of:=IF(AND(0.1&lt;[.$Z57];[.$Z57]&lt;0.25; NOT([.S57]=&quot;&quot;));[.S57];&quot;&quot;)" office:value-type="float" office:value="1.7007096733" calcext:value-type="float">
            <text:p>1.7007</text:p>
          </table:table-cell>
          <table:table-cell table:style-name="ce44" table:formula="of:=IF(AND(0.1&lt;[.$Z57];[.$Z57]&lt;0.25; NOT([.T57]=&quot;&quot;));[.T57];&quot;&quot;)" office:value-type="float" office:value="-1" calcext:value-type="float">
            <text:p>-1.0000</text:p>
          </table:table-cell>
          <table:table-cell table:style-name="ce44" table:formula="of:=IF(AND(0.1&lt;[.$Z57];[.$Z57]&lt;0.25; NOT([.U57]=&quot;&quot;));[.U57];&quot;&quot;)" office:value-type="float" office:value="1" calcext:value-type="float">
            <text:p>1.0000</text:p>
          </table:table-cell>
          <table:table-cell table:style-name="ce44" table:formula="of:=IF(AND(0.1&lt;[.$Z57];[.$Z57]&lt;0.25; NOT([.V57]=&quot;&quot;));[.V57];&quot;&quot;)" office:value-type="float" office:value="1.0471975511966" calcext:value-type="float">
            <text:p>1.0472</text:p>
          </table:table-cell>
          <table:table-cell table:style-name="ce44" table:formula="of:=IF(AND(0.1&lt;[.$Z57];[.$Z57]&lt;0.25; NOT([.W57]=&quot;&quot;));[.W57];&quot;&quot;)">
            <text:p/>
          </table:table-cell>
          <table:table-cell table:style-name="ce44" table:formula="of:=IF(AND(0.1&lt;[.$Z57];[.$Z57]&lt;0.25; NOT([.X57]=&quot;&quot;));[.X57];&quot;&quot;)">
            <text:p/>
          </table:table-cell>
          <table:table-cell table:style-name="ce44" table:formula="of:=IF(AND(0.1&lt;[.$Z57];[.$Z57]&lt;0.25; NOT([.Y57]=&quot;&quot;));[.Y57];&quot;&quot;)" office:value-type="float" office:value="53" calcext:value-type="float">
            <text:p>53.0000</text:p>
          </table:table-cell>
          <table:table-cell table:style-name="ce44" table:formula="of:=IF(AND(0.1&lt;[.$Z57];[.$Z57]&lt;0.25; NOT([.Z57]=&quot;&quot;));[.Z57];&quot;&quot;)" office:value-type="float" office:value="0.1781" calcext:value-type="float">
            <text:p>0.1781</text:p>
          </table:table-cell>
          <table:table-cell table:style-name="ce44" table:formula="of:=IF(AND(0.1&lt;[.$Z57];[.$Z57]&lt;0.25; NOT([.AA57]=&quot;&quot;));[.AA57];&quot;&quot;)" office:value-type="float" office:value="-0.7569" calcext:value-type="float">
            <text:p>-0.7569</text:p>
          </table:table-cell>
          <table:table-cell table:style-name="Default" table:number-columns-repeated="3"/>
          <table:table-cell table:style-name="ce126" table:formula="of:=IF(AND(OR(0.1&gt;[.$Z57];[.$Z57]&gt;0.25);NOT([.A57]=&quot;&quot;));[.A57];&quot;&quot;)">
            <text:p/>
          </table:table-cell>
          <table:table-cell table:style-name="ce44" table:formula="of:=IF(AND(OR(0.1&gt;[.$Z57];[.$Z57]&gt;0.25);NOT([.B57]=&quot;&quot;));[.B57];&quot;&quot;)">
            <text:p/>
          </table:table-cell>
          <table:table-cell table:style-name="ce44" table:formula="of:=IF(AND(OR(0.1&gt;[.$Z57];[.$Z57]&gt;0.25);NOT([.C57]=&quot;&quot;));[.C57];&quot;&quot;)">
            <text:p/>
          </table:table-cell>
          <table:table-cell table:style-name="ce44" table:formula="of:=IF(AND(OR(0.1&gt;[.$Z57];[.$Z57]&gt;0.25);NOT([.D57]=&quot;&quot;));[.D57];&quot;&quot;)">
            <text:p/>
          </table:table-cell>
          <table:table-cell table:style-name="ce44" table:formula="of:=IF(AND(OR(0.1&gt;[.$Z57];[.$Z57]&gt;0.25);NOT([.E57]=&quot;&quot;));[.E57];&quot;&quot;)">
            <text:p/>
          </table:table-cell>
          <table:table-cell table:style-name="ce44" table:formula="of:=IF(AND(OR(0.1&gt;[.$Z57];[.$Z57]&gt;0.25);NOT([.F57]=&quot;&quot;));[.F57];&quot;&quot;)">
            <text:p/>
          </table:table-cell>
          <table:table-cell table:style-name="ce44" table:formula="of:=IF(AND(OR(0.1&gt;[.$Z57];[.$Z57]&gt;0.25);NOT([.G57]=&quot;&quot;));[.G57];&quot;&quot;)">
            <text:p/>
          </table:table-cell>
          <table:table-cell table:style-name="ce44" table:formula="of:=IF(AND(OR(0.1&gt;[.$Z57];[.$Z57]&gt;0.25);NOT([.H57]=&quot;&quot;));[.H57];&quot;&quot;)">
            <text:p/>
          </table:table-cell>
          <table:table-cell table:style-name="ce44" table:formula="of:=IF(AND(OR(0.1&gt;[.$Z57];[.$Z57]&gt;0.25);NOT([.I57]=&quot;&quot;));[.I57];&quot;&quot;)">
            <text:p/>
          </table:table-cell>
          <table:table-cell table:style-name="ce44" table:formula="of:=IF(AND(OR(0.1&gt;[.$Z57];[.$Z57]&gt;0.25);NOT([.J57]=&quot;&quot;));[.J57];&quot;&quot;)">
            <text:p/>
          </table:table-cell>
          <table:table-cell table:style-name="ce44" table:formula="of:=IF(AND(OR(0.1&gt;[.$Z57];[.$Z57]&gt;0.25);NOT([.K57]=&quot;&quot;));[.K57];&quot;&quot;)">
            <text:p/>
          </table:table-cell>
          <table:table-cell table:style-name="ce44" table:formula="of:=IF(AND(OR(0.1&gt;[.$Z57];[.$Z57]&gt;0.25);NOT([.L57]=&quot;&quot;));[.L57];&quot;&quot;)">
            <text:p/>
          </table:table-cell>
          <table:table-cell table:style-name="ce44" table:formula="of:=IF(AND(OR(0.1&gt;[.$Z57];[.$Z57]&gt;0.25);NOT([.M57]=&quot;&quot;));[.M57];&quot;&quot;)">
            <text:p/>
          </table:table-cell>
          <table:table-cell table:style-name="ce44" table:formula="of:=IF(AND(OR(0.1&gt;[.$Z57];[.$Z57]&gt;0.25);NOT([.N57]=&quot;&quot;));[.N57];&quot;&quot;)">
            <text:p/>
          </table:table-cell>
          <table:table-cell table:style-name="ce128" table:formula="of:=IF(AND(OR(0.1&gt;[.$Z57];[.$Z57]&gt;0.25);NOT([.O57]=&quot;&quot;));[.O57];&quot;&quot;)">
            <text:p/>
          </table:table-cell>
          <table:table-cell table:style-name="ce44" table:formula="of:=IF(AND(OR(0.1&gt;[.$Z57];[.$Z57]&gt;0.25);NOT([.P57]=&quot;&quot;));[.P57];&quot;&quot;)">
            <text:p/>
          </table:table-cell>
          <table:table-cell table:style-name="ce44" table:formula="of:=IF(AND(OR(0.1&gt;[.$Z57];[.$Z57]&gt;0.25);NOT([.Q57]=&quot;&quot;));[.Q57];&quot;&quot;)">
            <text:p/>
          </table:table-cell>
          <table:table-cell table:style-name="ce44" table:formula="of:=IF(AND(OR(0.1&gt;[.$Z57];[.$Z57]&gt;0.25);NOT([.R57]=&quot;&quot;));[.R57];&quot;&quot;)">
            <text:p/>
          </table:table-cell>
          <table:table-cell table:style-name="ce44" table:formula="of:=IF(AND(OR(0.1&gt;[.$Z57];[.$Z57]&gt;0.25);NOT([.S57]=&quot;&quot;));[.S57];&quot;&quot;)">
            <text:p/>
          </table:table-cell>
          <table:table-cell table:style-name="ce44" table:formula="of:=IF(AND(OR(0.1&gt;[.$Z57];[.$Z57]&gt;0.25);NOT([.T57]=&quot;&quot;));[.T57];&quot;&quot;)">
            <text:p/>
          </table:table-cell>
          <table:table-cell table:style-name="ce44" table:formula="of:=IF(AND(OR(0.1&gt;[.$Z57];[.$Z57]&gt;0.25);NOT([.U57]=&quot;&quot;));[.U57];&quot;&quot;)">
            <text:p/>
          </table:table-cell>
          <table:table-cell table:style-name="ce44" table:formula="of:=IF(AND(OR(0.1&gt;[.$Z57];[.$Z57]&gt;0.25);NOT([.V57]=&quot;&quot;));[.V57];&quot;&quot;)">
            <text:p/>
          </table:table-cell>
          <table:table-cell table:style-name="ce44" table:formula="of:=IF(AND(OR(0.1&gt;[.$Z57];[.$Z57]&gt;0.25);NOT([.W57]=&quot;&quot;));[.W57];&quot;&quot;)">
            <text:p/>
          </table:table-cell>
          <table:table-cell table:style-name="ce44" table:formula="of:=IF(AND(OR(0.1&gt;[.$Z57];[.$Z57]&gt;0.25);NOT([.X57]=&quot;&quot;));[.X57];&quot;&quot;)">
            <text:p/>
          </table:table-cell>
          <table:table-cell table:style-name="ce128" table:formula="of:=IF(AND(OR(0.1&gt;[.$Z57];[.$Z57]&gt;0.25);NOT([.Y57]=&quot;&quot;));[.Y57];&quot;&quot;)">
            <text:p/>
          </table:table-cell>
          <table:table-cell table:style-name="ce44" table:formula="of:=IF(AND(OR(0.1&gt;[.$Z57];[.$Z57]&gt;0.25);NOT([.Z57]=&quot;&quot;));[.Z57];&quot;&quot;)">
            <text:p/>
          </table:table-cell>
          <table:table-cell table:style-name="ce44" table:formula="of:=IF(AND(OR(0.1&gt;[.$Z57];[.$Z57]&gt;0.25);NOT([.AA57]=&quot;&quot;));[.AA57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0.8203" calcext:value-type="float">
            <text:p>-0.8203</text:p>
          </table:table-cell>
          <table:table-cell table:style-name="Default" table:number-columns-repeated="2"/>
          <table:table-cell table:style-name="ce10" office:value-type="float" office:value="55" calcext:value-type="float">
            <text:p>55</text:p>
          </table:table-cell>
          <table:table-cell table:style-name="ce15" office:value-type="float" office:value="0.3366" calcext:value-type="float">
            <text:p>0.3366</text:p>
          </table:table-cell>
          <table:table-cell table:style-name="ce15" office:value-type="float" office:value="-0.1178" calcext:value-type="float">
            <text:p>-0.1178</text:p>
          </table:table-cell>
          <table:table-cell table:style-name="Default" table:number-columns-repeated="2"/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2.446" calcext:value-type="float">
            <text:p>2.446</text:p>
          </table:table-cell>
          <table:table-cell table:style-name="ce10" office:value-type="float" office:value="-2.446" calcext:value-type="float">
            <text:p>-2.446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3968487011" calcext:value-type="float">
            <text:p>2.3968487011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0471975511966" calcext:value-type="float">
            <text:p>1.0471975511966</text:p>
          </table:table-cell>
          <table:table-cell table:style-name="Default" table:number-columns-repeated="2"/>
          <table:table-cell table:style-name="ce10" office:value-type="float" office:value="54" calcext:value-type="float">
            <text:p>54</text:p>
          </table:table-cell>
          <table:table-cell table:style-name="ce10" office:value-type="float" office:value="-0.0509" calcext:value-type="float">
            <text:p>-0.0509</text:p>
          </table:table-cell>
          <table:table-cell table:style-name="ce25" office:value-type="float" office:value="-0.9528" calcext:value-type="float">
            <text:p>-0.9528</text:p>
          </table:table-cell>
          <table:table-cell table:style-name="Default" table:number-columns-repeated="3"/>
          <table:table-cell table:style-name="ce31" table:formula="of:=IF(AND(0.15&lt;[.$Z58];[.$Z58]&lt;0.2; NOT([.A58]=&quot;&quot;));[.A58];&quot;&quot;)">
            <text:p/>
          </table:table-cell>
          <table:table-cell table:style-name="ce33" table:formula="of:=IF(AND(0.15&lt;[.$Z58];[.$Z58]&lt;0.2; NOT([.B58]=&quot;&quot;));[.B58];&quot;&quot;)">
            <text:p/>
          </table:table-cell>
          <table:table-cell table:style-name="ce33" table:formula="of:=IF(AND(0.15&lt;[.$Z58];[.$Z58]&lt;0.2; NOT([.C58]=&quot;&quot;));[.C58];&quot;&quot;)">
            <text:p/>
          </table:table-cell>
          <table:table-cell table:style-name="ce33" table:formula="of:=IF(AND(0.15&lt;[.$Z58];[.$Z58]&lt;0.2; NOT([.D58]=&quot;&quot;));[.D58];&quot;&quot;)">
            <text:p/>
          </table:table-cell>
          <table:table-cell table:style-name="ce33" table:formula="of:=IF(AND(0.15&lt;[.$Z58];[.$Z58]&lt;0.2; NOT([.E58]=&quot;&quot;));[.E58];&quot;&quot;)">
            <text:p/>
          </table:table-cell>
          <table:table-cell table:style-name="ce33" table:formula="of:=IF(AND(0.15&lt;[.$Z58];[.$Z58]&lt;0.2; NOT([.F58]=&quot;&quot;));[.F58];&quot;&quot;)">
            <text:p/>
          </table:table-cell>
          <table:table-cell table:style-name="ce33" table:formula="of:=IF(AND(0.15&lt;[.$Z58];[.$Z58]&lt;0.2; NOT([.G58]=&quot;&quot;));[.G58];&quot;&quot;)">
            <text:p/>
          </table:table-cell>
          <table:table-cell table:style-name="ce33" table:formula="of:=IF(AND(0.15&lt;[.$Z58];[.$Z58]&lt;0.2; NOT([.H58]=&quot;&quot;));[.H58];&quot;&quot;)">
            <text:p/>
          </table:table-cell>
          <table:table-cell table:style-name="ce33" table:formula="of:=IF(AND(0.15&lt;[.$Z58];[.$Z58]&lt;0.2; NOT([.I58]=&quot;&quot;));[.I58];&quot;&quot;)">
            <text:p/>
          </table:table-cell>
          <table:table-cell table:style-name="ce39" table:formula="of:=IF(AND(0.15&lt;[.$Z58];[.$Z58]&lt;0.2; NOT([.J58]=&quot;&quot;));[.J58];&quot;&quot;)">
            <text:p/>
          </table:table-cell>
          <table:table-cell table:style-name="ce33" table:formula="of:=IF(AND(0.15&lt;[.$Z58];[.$Z58]&lt;0.2; NOT([.K58]=&quot;&quot;));[.K58];&quot;&quot;)">
            <text:p/>
          </table:table-cell>
          <table:table-cell table:style-name="ce33" table:formula="of:=IF(AND(0.15&lt;[.$Z58];[.$Z58]&lt;0.2; NOT([.L58]=&quot;&quot;));[.L58];&quot;&quot;)">
            <text:p/>
          </table:table-cell>
          <table:table-cell table:style-name="ce33" table:formula="of:=IF(AND(0.15&lt;[.$Z58];[.$Z58]&lt;0.2; NOT([.M58]=&quot;&quot;));[.M58];&quot;&quot;)">
            <text:p/>
          </table:table-cell>
          <table:table-cell table:style-name="ce33" table:formula="of:=IF(AND(0.15&lt;[.$Z58];[.$Z58]&lt;0.2; NOT([.N58]=&quot;&quot;));[.N58];&quot;&quot;)">
            <text:p/>
          </table:table-cell>
          <table:table-cell table:style-name="ce39" table:formula="of:=IF(AND(0.15&lt;[.$Z58];[.$Z58]&lt;0.2; NOT([.O58]=&quot;&quot;));[.O58];&quot;&quot;)">
            <text:p/>
          </table:table-cell>
          <table:table-cell table:style-name="ce33" table:formula="of:=IF(AND(0.15&lt;[.$Z58];[.$Z58]&lt;0.2; NOT([.P58]=&quot;&quot;));[.P58];&quot;&quot;)">
            <text:p/>
          </table:table-cell>
          <table:table-cell table:style-name="ce33" table:formula="of:=IF(AND(0.15&lt;[.$Z58];[.$Z58]&lt;0.2; NOT([.Q58]=&quot;&quot;));[.Q58];&quot;&quot;)">
            <text:p/>
          </table:table-cell>
          <table:table-cell table:style-name="ce33" table:formula="of:=IF(AND(0.15&lt;[.$Z58];[.$Z58]&lt;0.2; NOT([.R58]=&quot;&quot;));[.R58];&quot;&quot;)">
            <text:p/>
          </table:table-cell>
          <table:table-cell table:style-name="ce33" table:formula="of:=IF(AND(0.15&lt;[.$Z58];[.$Z58]&lt;0.2; NOT([.S58]=&quot;&quot;));[.S58];&quot;&quot;)">
            <text:p/>
          </table:table-cell>
          <table:table-cell table:style-name="ce39" table:formula="of:=IF(AND(0.15&lt;[.$Z58];[.$Z58]&lt;0.2; NOT([.T58]=&quot;&quot;));[.T58];&quot;&quot;)">
            <text:p/>
          </table:table-cell>
          <table:table-cell table:style-name="ce39" table:formula="of:=IF(AND(0.15&lt;[.$Z58];[.$Z58]&lt;0.2; NOT([.U58]=&quot;&quot;));[.U58];&quot;&quot;)">
            <text:p/>
          </table:table-cell>
          <table:table-cell table:style-name="ce33" table:formula="of:=IF(AND(0.15&lt;[.$Z58];[.$Z58]&lt;0.2; NOT([.V58]=&quot;&quot;));[.V58];&quot;&quot;)">
            <text:p/>
          </table:table-cell>
          <table:table-cell table:style-name="ce33" table:formula="of:=IF(AND(0.15&lt;[.$Z58];[.$Z58]&lt;0.2; NOT([.W58]=&quot;&quot;));[.W58];&quot;&quot;)">
            <text:p/>
          </table:table-cell>
          <table:table-cell table:style-name="ce33" table:formula="of:=IF(AND(0.15&lt;[.$Z58];[.$Z58]&lt;0.2; NOT([.X58]=&quot;&quot;));[.X58];&quot;&quot;)">
            <text:p/>
          </table:table-cell>
          <table:table-cell table:style-name="ce39" table:formula="of:=IF(AND(0.15&lt;[.$Z58];[.$Z58]&lt;0.2; NOT([.Y58]=&quot;&quot;));[.Y58];&quot;&quot;)">
            <text:p/>
          </table:table-cell>
          <table:table-cell table:style-name="ce33" table:formula="of:=IF(AND(0.15&lt;[.$Z58];[.$Z58]&lt;0.2; NOT([.Z58]=&quot;&quot;));[.Z58];&quot;&quot;)">
            <text:p/>
          </table:table-cell>
          <table:table-cell table:style-name="ce44" table:formula="of:=IF(AND(0.15&lt;[.$Z58];[.$Z58]&lt;0.2; NOT([.AA58]=&quot;&quot;));[.AA58];&quot;&quot;)">
            <text:p/>
          </table:table-cell>
          <table:table-cell table:style-name="Default" table:number-columns-repeated="3"/>
          <table:table-cell table:style-name="ce31" table:formula="of:=IF(AND(OR(0.15&gt;[.$Z58];[.$Z58]&gt;0.2);NOT([.A58]=&quot;&quot;));[.A58];&quot;&quot;)" office:value-type="float" office:value="54" calcext:value-type="float">
            <text:p>54</text:p>
          </table:table-cell>
          <table:table-cell table:style-name="ce33" table:formula="of:=IF(AND(OR(0.15&gt;[.$Z58];[.$Z58]&gt;0.2);NOT([.B58]=&quot;&quot;));[.B58];&quot;&quot;)" office:value-type="float" office:value="1.72788" calcext:value-type="float">
            <text:p>1.7279</text:p>
          </table:table-cell>
          <table:table-cell table:style-name="ce33" table:formula="of:=IF(AND(OR(0.15&gt;[.$Z58];[.$Z58]&gt;0.2);NOT([.C58]=&quot;&quot;));[.C58];&quot;&quot;)" office:value-type="float" office:value="-1.5708" calcext:value-type="float">
            <text:p>-1.5708</text:p>
          </table:table-cell>
          <table:table-cell table:style-name="ce33" table:formula="of:=IF(AND(OR(0.15&gt;[.$Z58];[.$Z58]&gt;0.2);NOT([.D58]=&quot;&quot;));[.D58];&quot;&quot;)" office:value-type="float" office:value="1.85005" calcext:value-type="float">
            <text:p>1.8501</text:p>
          </table:table-cell>
          <table:table-cell table:style-name="ce33" table:formula="of:=IF(AND(OR(0.15&gt;[.$Z58];[.$Z58]&gt;0.2);NOT([.E58]=&quot;&quot;));[.E58];&quot;&quot;)" office:value-type="float" office:value="-2.16421" calcext:value-type="float">
            <text:p>-2.1642</text:p>
          </table:table-cell>
          <table:table-cell table:style-name="ce33" table:formula="of:=IF(AND(OR(0.15&gt;[.$Z58];[.$Z58]&gt;0.2);NOT([.F58]=&quot;&quot;));[.F58];&quot;&quot;)" office:value-type="float" office:value="-1.48353" calcext:value-type="float">
            <text:p>-1.4835</text:p>
          </table:table-cell>
          <table:table-cell table:style-name="ce33" table:formula="of:=IF(AND(OR(0.15&gt;[.$Z58];[.$Z58]&gt;0.2);NOT([.G58]=&quot;&quot;));[.G58];&quot;&quot;)" office:value-type="float" office:value="-0.8203" calcext:value-type="float">
            <text:p>-0.8203</text:p>
          </table:table-cell>
          <table:table-cell table:style-name="ce33" table:formula="of:=IF(AND(OR(0.15&gt;[.$Z58];[.$Z58]&gt;0.2);NOT([.H58]=&quot;&quot;));[.H58];&quot;&quot;)">
            <text:p/>
          </table:table-cell>
          <table:table-cell table:style-name="ce33" table:formula="of:=IF(AND(OR(0.15&gt;[.$Z58];[.$Z58]&gt;0.2);NOT([.I58]=&quot;&quot;));[.I58];&quot;&quot;)">
            <text:p/>
          </table:table-cell>
          <table:table-cell table:style-name="ce39" table:formula="of:=IF(AND(OR(0.15&gt;[.$Z58];[.$Z58]&gt;0.2);NOT([.J58]=&quot;&quot;));[.J58];&quot;&quot;)" office:value-type="float" office:value="55" calcext:value-type="float">
            <text:p>55</text:p>
          </table:table-cell>
          <table:table-cell table:style-name="ce33" table:formula="of:=IF(AND(OR(0.15&gt;[.$Z58];[.$Z58]&gt;0.2);NOT([.K58]=&quot;&quot;));[.K58];&quot;&quot;)" office:value-type="float" office:value="0.3366" calcext:value-type="float">
            <text:p>0.3366</text:p>
          </table:table-cell>
          <table:table-cell table:style-name="ce33" table:formula="of:=IF(AND(OR(0.15&gt;[.$Z58];[.$Z58]&gt;0.2);NOT([.L58]=&quot;&quot;));[.L58];&quot;&quot;)" office:value-type="float" office:value="-0.1178" calcext:value-type="float">
            <text:p>-0.1178</text:p>
          </table:table-cell>
          <table:table-cell table:style-name="ce33" table:formula="of:=IF(AND(OR(0.15&gt;[.$Z58];[.$Z58]&gt;0.2);NOT([.M58]=&quot;&quot;));[.M58];&quot;&quot;)">
            <text:p/>
          </table:table-cell>
          <table:table-cell table:style-name="ce33" table:formula="of:=IF(AND(OR(0.15&gt;[.$Z58];[.$Z58]&gt;0.2);NOT([.N58]=&quot;&quot;));[.N58];&quot;&quot;)">
            <text:p/>
          </table:table-cell>
          <table:table-cell table:style-name="ce39" table:formula="of:=IF(AND(OR(0.15&gt;[.$Z58];[.$Z58]&gt;0.2);NOT([.O58]=&quot;&quot;));[.O58];&quot;&quot;)" office:value-type="float" office:value="54" calcext:value-type="float">
            <text:p>54</text:p>
          </table:table-cell>
          <table:table-cell table:style-name="ce33" table:formula="of:=IF(AND(OR(0.15&gt;[.$Z58];[.$Z58]&gt;0.2);NOT([.P58]=&quot;&quot;));[.P58];&quot;&quot;)" office:value-type="float" office:value="2.446" calcext:value-type="float">
            <text:p>2.4460</text:p>
          </table:table-cell>
          <table:table-cell table:style-name="ce33" table:formula="of:=IF(AND(OR(0.15&gt;[.$Z58];[.$Z58]&gt;0.2);NOT([.Q58]=&quot;&quot;));[.Q58];&quot;&quot;)" office:value-type="float" office:value="-2.446" calcext:value-type="float">
            <text:p>-2.4460</text:p>
          </table:table-cell>
          <table:table-cell table:style-name="ce33" table:formula="of:=IF(AND(OR(0.15&gt;[.$Z58];[.$Z58]&gt;0.2);NOT([.R58]=&quot;&quot;));[.R58];&quot;&quot;)" office:value-type="float" office:value="38" calcext:value-type="float">
            <text:p>38.0000</text:p>
          </table:table-cell>
          <table:table-cell table:style-name="ce33" table:formula="of:=IF(AND(OR(0.15&gt;[.$Z58];[.$Z58]&gt;0.2);NOT([.S58]=&quot;&quot;));[.S58];&quot;&quot;)" office:value-type="float" office:value="2.3968487011" calcext:value-type="float">
            <text:p>2.3968</text:p>
          </table:table-cell>
          <table:table-cell table:style-name="ce39" table:formula="of:=IF(AND(OR(0.15&gt;[.$Z58];[.$Z58]&gt;0.2);NOT([.T58]=&quot;&quot;));[.T58];&quot;&quot;)" office:value-type="float" office:value="-1" calcext:value-type="float">
            <text:p>-1</text:p>
          </table:table-cell>
          <table:table-cell table:style-name="ce39" table:formula="of:=IF(AND(OR(0.15&gt;[.$Z58];[.$Z58]&gt;0.2);NOT([.U58]=&quot;&quot;));[.U58];&quot;&quot;)" office:value-type="float" office:value="0" calcext:value-type="float">
            <text:p>0</text:p>
          </table:table-cell>
          <table:table-cell table:style-name="ce33" table:formula="of:=IF(AND(OR(0.15&gt;[.$Z58];[.$Z58]&gt;0.2);NOT([.V58]=&quot;&quot;));[.V58];&quot;&quot;)" office:value-type="float" office:value="1.0471975511966" calcext:value-type="float">
            <text:p>1.0472</text:p>
          </table:table-cell>
          <table:table-cell table:style-name="ce33" table:formula="of:=IF(AND(OR(0.15&gt;[.$Z58];[.$Z58]&gt;0.2);NOT([.W58]=&quot;&quot;));[.W58];&quot;&quot;)">
            <text:p/>
          </table:table-cell>
          <table:table-cell table:style-name="ce33" table:formula="of:=IF(AND(OR(0.15&gt;[.$Z58];[.$Z58]&gt;0.2);NOT([.X58]=&quot;&quot;));[.X58];&quot;&quot;)">
            <text:p/>
          </table:table-cell>
          <table:table-cell table:style-name="ce39" table:formula="of:=IF(AND(OR(0.15&gt;[.$Z58];[.$Z58]&gt;0.2);NOT([.Y58]=&quot;&quot;));[.Y58];&quot;&quot;)" office:value-type="float" office:value="54" calcext:value-type="float">
            <text:p>54</text:p>
          </table:table-cell>
          <table:table-cell table:style-name="ce33" table:formula="of:=IF(AND(OR(0.15&gt;[.$Z58];[.$Z58]&gt;0.2);NOT([.Z58]=&quot;&quot;));[.Z58];&quot;&quot;)" office:value-type="float" office:value="-0.0509" calcext:value-type="float">
            <text:p>-0.0509</text:p>
          </table:table-cell>
          <table:table-cell table:style-name="ce44" table:formula="of:=IF(AND(OR(0.15&gt;[.$Z58];[.$Z58]&gt;0.2);NOT([.AA58]=&quot;&quot;));[.AA58];&quot;&quot;)" office:value-type="float" office:value="-0.9528" calcext:value-type="float">
            <text:p>-0.9528</text:p>
          </table:table-cell>
          <table:table-cell table:style-name="Default" table:number-columns-repeated="3"/>
          <table:table-cell table:style-name="ce4" table:formula="of:=IF(AND([.$U58] = 1;NOT([.A58]=&quot;&quot;));[.A58];&quot;&quot;)">
            <text:p/>
          </table:table-cell>
          <table:table-cell table:style-name="ce110" table:formula="of:=IF(AND([.$U58] = 1;NOT([.B58]=&quot;&quot;));[.B58];&quot;&quot;)">
            <text:p/>
          </table:table-cell>
          <table:table-cell table:style-name="ce110" table:formula="of:=IF(AND([.$U58] = 1;NOT([.C58]=&quot;&quot;));[.C58];&quot;&quot;)">
            <text:p/>
          </table:table-cell>
          <table:table-cell table:style-name="ce110" table:formula="of:=IF(AND([.$U58] = 1;NOT([.D58]=&quot;&quot;));[.D58];&quot;&quot;)">
            <text:p/>
          </table:table-cell>
          <table:table-cell table:style-name="ce110" table:formula="of:=IF(AND([.$U58] = 1;NOT([.E58]=&quot;&quot;));[.E58];&quot;&quot;)">
            <text:p/>
          </table:table-cell>
          <table:table-cell table:style-name="ce110" table:formula="of:=IF(AND([.$U58] = 1;NOT([.F58]=&quot;&quot;));[.F58];&quot;&quot;)">
            <text:p/>
          </table:table-cell>
          <table:table-cell table:style-name="ce110" table:formula="of:=IF(AND([.$U58] = 1;NOT([.G58]=&quot;&quot;));[.G58];&quot;&quot;)">
            <text:p/>
          </table:table-cell>
          <table:table-cell table:style-name="ce110" table:formula="of:=IF(AND([.$U58] = 1;NOT([.H58]=&quot;&quot;));[.H58];&quot;&quot;)">
            <text:p/>
          </table:table-cell>
          <table:table-cell table:style-name="ce110" table:formula="of:=IF(AND([.$U58] = 1;NOT([.I58]=&quot;&quot;));[.I58];&quot;&quot;)">
            <text:p/>
          </table:table-cell>
          <table:table-cell table:style-name="ce110" table:formula="of:=IF(AND([.$U58] = 1;NOT([.J58]=&quot;&quot;));[.J58];&quot;&quot;)">
            <text:p/>
          </table:table-cell>
          <table:table-cell table:style-name="ce110" table:formula="of:=IF(AND([.$U58] = 1;NOT([.K58]=&quot;&quot;));[.K58];&quot;&quot;)">
            <text:p/>
          </table:table-cell>
          <table:table-cell table:style-name="ce110" table:formula="of:=IF(AND([.$U58] = 1;NOT([.L58]=&quot;&quot;));[.L58];&quot;&quot;)">
            <text:p/>
          </table:table-cell>
          <table:table-cell table:style-name="ce110" table:formula="of:=IF(AND([.$U58] = 1;NOT([.M58]=&quot;&quot;));[.M58];&quot;&quot;)">
            <text:p/>
          </table:table-cell>
          <table:table-cell table:style-name="ce110" table:formula="of:=IF(AND([.$U58] = 1;NOT([.N58]=&quot;&quot;));[.N58];&quot;&quot;)">
            <text:p/>
          </table:table-cell>
          <table:table-cell table:style-name="ce110" table:formula="of:=IF(AND([.$U58] = 1;NOT([.O58]=&quot;&quot;));[.O58];&quot;&quot;)">
            <text:p/>
          </table:table-cell>
          <table:table-cell table:style-name="ce110" table:formula="of:=IF(AND([.$U58] = 1;NOT([.P58]=&quot;&quot;));[.P58];&quot;&quot;)">
            <text:p/>
          </table:table-cell>
          <table:table-cell table:style-name="ce110" table:formula="of:=IF(AND([.$U58] = 1;NOT([.Q58]=&quot;&quot;));[.Q58];&quot;&quot;)">
            <text:p/>
          </table:table-cell>
          <table:table-cell table:style-name="ce110" table:formula="of:=IF(AND([.$U58] = 1;NOT([.R58]=&quot;&quot;));[.R58];&quot;&quot;)">
            <text:p/>
          </table:table-cell>
          <table:table-cell table:style-name="ce110" table:formula="of:=IF(AND([.$U58] = 1;NOT([.S58]=&quot;&quot;));[.S58];&quot;&quot;)">
            <text:p/>
          </table:table-cell>
          <table:table-cell table:style-name="ce110" table:formula="of:=IF(AND([.$U58] = 1;NOT([.T58]=&quot;&quot;));[.T58];&quot;&quot;)">
            <text:p/>
          </table:table-cell>
          <table:table-cell table:style-name="ce110" table:formula="of:=IF(AND([.$U58] = 1;NOT([.U58]=&quot;&quot;));[.U58];&quot;&quot;)">
            <text:p/>
          </table:table-cell>
          <table:table-cell table:style-name="ce110" table:formula="of:=IF(AND([.$U58] = 1;NOT([.V58]=&quot;&quot;));[.V58];&quot;&quot;)">
            <text:p/>
          </table:table-cell>
          <table:table-cell table:style-name="ce110" table:formula="of:=IF(AND([.$U58] = 1;NOT([.W58]=&quot;&quot;));[.W58];&quot;&quot;)">
            <text:p/>
          </table:table-cell>
          <table:table-cell table:style-name="ce110" table:formula="of:=IF(AND([.$U58] = 1;NOT([.X58]=&quot;&quot;));[.X58];&quot;&quot;)">
            <text:p/>
          </table:table-cell>
          <table:table-cell table:style-name="ce110" table:formula="of:=IF(AND([.$U58] = 1;NOT([.Y58]=&quot;&quot;));[.Y58];&quot;&quot;)">
            <text:p/>
          </table:table-cell>
          <table:table-cell table:style-name="ce121" table:formula="of:=IF(AND([.$U58] = 1;NOT([.Z58]=&quot;&quot;));[.Z58];&quot;&quot;)">
            <text:p/>
          </table:table-cell>
          <table:table-cell table:style-name="ce25" table:formula="of:=IF(AND([.$U58] = 1;NOT([.AA58]=&quot;&quot;));[.AA58];&quot;&quot;)">
            <text:p/>
          </table:table-cell>
          <table:table-cell table:style-name="Default" table:number-columns-repeated="3"/>
          <table:table-cell table:style-name="ce4" table:formula="of:=IF(AND([.$U58] = 0;NOT([.A58]=&quot;&quot;));[.A58];&quot;&quot;)" office:value-type="float" office:value="54" calcext:value-type="float">
            <text:p>54</text:p>
          </table:table-cell>
          <table:table-cell table:style-name="ce110" table:formula="of:=IF(AND([.$U58] = 0;NOT([.B58]=&quot;&quot;));[.B58];&quot;&quot;)" office:value-type="float" office:value="1.72788" calcext:value-type="float">
            <text:p>1.72788</text:p>
          </table:table-cell>
          <table:table-cell table:style-name="ce110" table:formula="of:=IF(AND([.$U58] = 0;NOT([.C58]=&quot;&quot;));[.C58];&quot;&quot;)" office:value-type="float" office:value="-1.5708" calcext:value-type="float">
            <text:p>-1.5708</text:p>
          </table:table-cell>
          <table:table-cell table:style-name="ce110" table:formula="of:=IF(AND([.$U58] = 0;NOT([.D58]=&quot;&quot;));[.D58];&quot;&quot;)" office:value-type="float" office:value="1.85005" calcext:value-type="float">
            <text:p>1.85005</text:p>
          </table:table-cell>
          <table:table-cell table:style-name="ce110" table:formula="of:=IF(AND([.$U58] = 0;NOT([.E58]=&quot;&quot;));[.E58];&quot;&quot;)" office:value-type="float" office:value="-2.16421" calcext:value-type="float">
            <text:p>-2.16421</text:p>
          </table:table-cell>
          <table:table-cell table:style-name="ce110" table:formula="of:=IF(AND([.$U58] = 0;NOT([.F58]=&quot;&quot;));[.F58];&quot;&quot;)" office:value-type="float" office:value="-1.48353" calcext:value-type="float">
            <text:p>-1.48353</text:p>
          </table:table-cell>
          <table:table-cell table:style-name="ce110" table:formula="of:=IF(AND([.$U58] = 0;NOT([.G58]=&quot;&quot;));[.G58];&quot;&quot;)" office:value-type="float" office:value="-0.8203" calcext:value-type="float">
            <text:p>-0.8203</text:p>
          </table:table-cell>
          <table:table-cell table:style-name="ce110" table:formula="of:=IF(AND([.$U58] = 0;NOT([.H58]=&quot;&quot;));[.H58];&quot;&quot;)">
            <text:p/>
          </table:table-cell>
          <table:table-cell table:style-name="ce110" table:formula="of:=IF(AND([.$U58] = 0;NOT([.I58]=&quot;&quot;));[.I58];&quot;&quot;)">
            <text:p/>
          </table:table-cell>
          <table:table-cell table:style-name="ce110" table:formula="of:=IF(AND([.$U58] = 0;NOT([.J58]=&quot;&quot;));[.J58];&quot;&quot;)" office:value-type="float" office:value="55" calcext:value-type="float">
            <text:p>55</text:p>
          </table:table-cell>
          <table:table-cell table:style-name="ce113" table:formula="of:=IF(AND([.$U58] = 0;NOT([.K58]=&quot;&quot;));[.K58];&quot;&quot;)" office:value-type="float" office:value="0.3366" calcext:value-type="float">
            <text:p>0.3366</text:p>
          </table:table-cell>
          <table:table-cell table:style-name="ce113" table:formula="of:=IF(AND([.$U58] = 0;NOT([.L58]=&quot;&quot;));[.L58];&quot;&quot;)" office:value-type="float" office:value="-0.1178" calcext:value-type="float">
            <text:p>-0.1178</text:p>
          </table:table-cell>
          <table:table-cell table:style-name="ce110" table:formula="of:=IF(AND([.$U58] = 0;NOT([.M58]=&quot;&quot;));[.M58];&quot;&quot;)">
            <text:p/>
          </table:table-cell>
          <table:table-cell table:style-name="ce110" table:formula="of:=IF(AND([.$U58] = 0;NOT([.N58]=&quot;&quot;));[.N58];&quot;&quot;)">
            <text:p/>
          </table:table-cell>
          <table:table-cell table:style-name="ce110" table:formula="of:=IF(AND([.$U58] = 0;NOT([.O58]=&quot;&quot;));[.O58];&quot;&quot;)" office:value-type="float" office:value="54" calcext:value-type="float">
            <text:p>54</text:p>
          </table:table-cell>
          <table:table-cell table:style-name="ce110" table:formula="of:=IF(AND([.$U58] = 0;NOT([.P58]=&quot;&quot;));[.P58];&quot;&quot;)" office:value-type="float" office:value="2.446" calcext:value-type="float">
            <text:p>2.446</text:p>
          </table:table-cell>
          <table:table-cell table:style-name="ce110" table:formula="of:=IF(AND([.$U58] = 0;NOT([.Q58]=&quot;&quot;));[.Q58];&quot;&quot;)" office:value-type="float" office:value="-2.446" calcext:value-type="float">
            <text:p>-2.446</text:p>
          </table:table-cell>
          <table:table-cell table:style-name="ce110" table:formula="of:=IF(AND([.$U58] = 0;NOT([.R58]=&quot;&quot;));[.R58];&quot;&quot;)" office:value-type="float" office:value="38" calcext:value-type="float">
            <text:p>38</text:p>
          </table:table-cell>
          <table:table-cell table:style-name="ce110" table:formula="of:=IF(AND([.$U58] = 0;NOT([.S58]=&quot;&quot;));[.S58];&quot;&quot;)" office:value-type="float" office:value="2.3968487011" calcext:value-type="float">
            <text:p>2.3968487011</text:p>
          </table:table-cell>
          <table:table-cell table:style-name="ce110" table:formula="of:=IF(AND([.$U58] = 0;NOT([.T58]=&quot;&quot;));[.T58];&quot;&quot;)" office:value-type="float" office:value="-1" calcext:value-type="float">
            <text:p>-1</text:p>
          </table:table-cell>
          <table:table-cell table:style-name="ce110" table:formula="of:=IF(AND([.$U58] = 0;NOT([.U58]=&quot;&quot;));[.U58];&quot;&quot;)" office:value-type="float" office:value="0" calcext:value-type="float">
            <text:p>0</text:p>
          </table:table-cell>
          <table:table-cell table:style-name="ce110" table:formula="of:=IF(AND([.$U58] = 0;NOT([.V58]=&quot;&quot;));[.V58];&quot;&quot;)" office:value-type="float" office:value="1.0471975511966" calcext:value-type="float">
            <text:p>1.0471975511966</text:p>
          </table:table-cell>
          <table:table-cell table:style-name="ce110" table:formula="of:=IF(AND([.$U58] = 0;NOT([.W58]=&quot;&quot;));[.W58];&quot;&quot;)">
            <text:p/>
          </table:table-cell>
          <table:table-cell table:style-name="ce110" table:formula="of:=IF(AND([.$U58] = 0;NOT([.X58]=&quot;&quot;));[.X58];&quot;&quot;)">
            <text:p/>
          </table:table-cell>
          <table:table-cell table:style-name="ce110" table:formula="of:=IF(AND([.$U58] = 0;NOT([.Y58]=&quot;&quot;));[.Y58];&quot;&quot;)" office:value-type="float" office:value="54" calcext:value-type="float">
            <text:p>54</text:p>
          </table:table-cell>
          <table:table-cell table:style-name="ce110" table:formula="of:=IF(AND([.$U58] = 0;NOT([.Z58]=&quot;&quot;));[.Z58];&quot;&quot;)" office:value-type="float" office:value="-0.0509" calcext:value-type="float">
            <text:p>-0.0509</text:p>
          </table:table-cell>
          <table:table-cell table:style-name="ce25" table:formula="of:=IF(AND([.$U58] = 0;NOT([.AA58]=&quot;&quot;));[.AA58];&quot;&quot;)" office:value-type="float" office:value="-0.9528" calcext:value-type="float">
            <text:p>-0.9528</text:p>
          </table:table-cell>
          <table:table-cell table:style-name="Default" table:number-columns-repeated="3"/>
          <table:table-cell table:style-name="ce126" table:formula="of:=IF(AND(0.1&lt;[.$Z58];[.$Z58]&lt;0.25; NOT([.A58]=&quot;&quot;));[.A58];&quot;&quot;)">
            <text:p/>
          </table:table-cell>
          <table:table-cell table:style-name="ce44" table:formula="of:=IF(AND(0.1&lt;[.$Z58];[.$Z58]&lt;0.25; NOT([.B58]=&quot;&quot;));[.B58];&quot;&quot;)">
            <text:p/>
          </table:table-cell>
          <table:table-cell table:style-name="ce44" table:formula="of:=IF(AND(0.1&lt;[.$Z58];[.$Z58]&lt;0.25; NOT([.C58]=&quot;&quot;));[.C58];&quot;&quot;)">
            <text:p/>
          </table:table-cell>
          <table:table-cell table:style-name="ce44" table:formula="of:=IF(AND(0.1&lt;[.$Z58];[.$Z58]&lt;0.25; NOT([.D58]=&quot;&quot;));[.D58];&quot;&quot;)">
            <text:p/>
          </table:table-cell>
          <table:table-cell table:style-name="ce44" table:formula="of:=IF(AND(0.1&lt;[.$Z58];[.$Z58]&lt;0.25; NOT([.E58]=&quot;&quot;));[.E58];&quot;&quot;)">
            <text:p/>
          </table:table-cell>
          <table:table-cell table:style-name="ce44" table:formula="of:=IF(AND(0.1&lt;[.$Z58];[.$Z58]&lt;0.25; NOT([.F58]=&quot;&quot;));[.F58];&quot;&quot;)">
            <text:p/>
          </table:table-cell>
          <table:table-cell table:style-name="ce44" table:formula="of:=IF(AND(0.1&lt;[.$Z58];[.$Z58]&lt;0.25; NOT([.G58]=&quot;&quot;));[.G58];&quot;&quot;)">
            <text:p/>
          </table:table-cell>
          <table:table-cell table:style-name="ce44" table:formula="of:=IF(AND(0.1&lt;[.$Z58];[.$Z58]&lt;0.25; NOT([.H58]=&quot;&quot;));[.H58];&quot;&quot;)">
            <text:p/>
          </table:table-cell>
          <table:table-cell table:style-name="ce44" table:formula="of:=IF(AND(0.1&lt;[.$Z58];[.$Z58]&lt;0.25; NOT([.I58]=&quot;&quot;));[.I58];&quot;&quot;)">
            <text:p/>
          </table:table-cell>
          <table:table-cell table:style-name="ce44" table:formula="of:=IF(AND(0.1&lt;[.$Z58];[.$Z58]&lt;0.25; NOT([.J58]=&quot;&quot;));[.J58];&quot;&quot;)">
            <text:p/>
          </table:table-cell>
          <table:table-cell table:style-name="ce44" table:formula="of:=IF(AND(0.1&lt;[.$Z58];[.$Z58]&lt;0.25; NOT([.K58]=&quot;&quot;));[.K58];&quot;&quot;)">
            <text:p/>
          </table:table-cell>
          <table:table-cell table:style-name="ce44" table:formula="of:=IF(AND(0.1&lt;[.$Z58];[.$Z58]&lt;0.25; NOT([.L58]=&quot;&quot;));[.L58];&quot;&quot;)">
            <text:p/>
          </table:table-cell>
          <table:table-cell table:style-name="ce44" table:formula="of:=IF(AND(0.1&lt;[.$Z58];[.$Z58]&lt;0.25; NOT([.M58]=&quot;&quot;));[.M58];&quot;&quot;)">
            <text:p/>
          </table:table-cell>
          <table:table-cell table:style-name="ce44" table:formula="of:=IF(AND(0.1&lt;[.$Z58];[.$Z58]&lt;0.25; NOT([.N58]=&quot;&quot;));[.N58];&quot;&quot;)">
            <text:p/>
          </table:table-cell>
          <table:table-cell table:style-name="ce44" table:formula="of:=IF(AND(0.1&lt;[.$Z58];[.$Z58]&lt;0.25; NOT([.O58]=&quot;&quot;));[.O58];&quot;&quot;)">
            <text:p/>
          </table:table-cell>
          <table:table-cell table:style-name="ce44" table:formula="of:=IF(AND(0.1&lt;[.$Z58];[.$Z58]&lt;0.25; NOT([.P58]=&quot;&quot;));[.P58];&quot;&quot;)">
            <text:p/>
          </table:table-cell>
          <table:table-cell table:style-name="ce44" table:formula="of:=IF(AND(0.1&lt;[.$Z58];[.$Z58]&lt;0.25; NOT([.Q58]=&quot;&quot;));[.Q58];&quot;&quot;)">
            <text:p/>
          </table:table-cell>
          <table:table-cell table:style-name="ce44" table:formula="of:=IF(AND(0.1&lt;[.$Z58];[.$Z58]&lt;0.25; NOT([.R58]=&quot;&quot;));[.R58];&quot;&quot;)">
            <text:p/>
          </table:table-cell>
          <table:table-cell table:style-name="ce44" table:formula="of:=IF(AND(0.1&lt;[.$Z58];[.$Z58]&lt;0.25; NOT([.S58]=&quot;&quot;));[.S58];&quot;&quot;)">
            <text:p/>
          </table:table-cell>
          <table:table-cell table:style-name="ce44" table:formula="of:=IF(AND(0.1&lt;[.$Z58];[.$Z58]&lt;0.25; NOT([.T58]=&quot;&quot;));[.T58];&quot;&quot;)">
            <text:p/>
          </table:table-cell>
          <table:table-cell table:style-name="ce44" table:formula="of:=IF(AND(0.1&lt;[.$Z58];[.$Z58]&lt;0.25; NOT([.U58]=&quot;&quot;));[.U58];&quot;&quot;)">
            <text:p/>
          </table:table-cell>
          <table:table-cell table:style-name="ce44" table:formula="of:=IF(AND(0.1&lt;[.$Z58];[.$Z58]&lt;0.25; NOT([.V58]=&quot;&quot;));[.V58];&quot;&quot;)">
            <text:p/>
          </table:table-cell>
          <table:table-cell table:style-name="ce44" table:formula="of:=IF(AND(0.1&lt;[.$Z58];[.$Z58]&lt;0.25; NOT([.W58]=&quot;&quot;));[.W58];&quot;&quot;)">
            <text:p/>
          </table:table-cell>
          <table:table-cell table:style-name="ce44" table:formula="of:=IF(AND(0.1&lt;[.$Z58];[.$Z58]&lt;0.25; NOT([.X58]=&quot;&quot;));[.X58];&quot;&quot;)">
            <text:p/>
          </table:table-cell>
          <table:table-cell table:style-name="ce44" table:formula="of:=IF(AND(0.1&lt;[.$Z58];[.$Z58]&lt;0.25; NOT([.Y58]=&quot;&quot;));[.Y58];&quot;&quot;)">
            <text:p/>
          </table:table-cell>
          <table:table-cell table:style-name="ce44" table:formula="of:=IF(AND(0.1&lt;[.$Z58];[.$Z58]&lt;0.25; NOT([.Z58]=&quot;&quot;));[.Z58];&quot;&quot;)">
            <text:p/>
          </table:table-cell>
          <table:table-cell table:style-name="ce44" table:formula="of:=IF(AND(0.1&lt;[.$Z58];[.$Z58]&lt;0.25; NOT([.AA58]=&quot;&quot;));[.AA58];&quot;&quot;)">
            <text:p/>
          </table:table-cell>
          <table:table-cell table:style-name="Default" table:number-columns-repeated="3"/>
          <table:table-cell table:style-name="ce126" table:formula="of:=IF(AND(OR(0.1&gt;[.$Z58];[.$Z58]&gt;0.25);NOT([.A58]=&quot;&quot;));[.A58];&quot;&quot;)" office:value-type="float" office:value="54" calcext:value-type="float">
            <text:p>54.0000</text:p>
          </table:table-cell>
          <table:table-cell table:style-name="ce44" table:formula="of:=IF(AND(OR(0.1&gt;[.$Z58];[.$Z58]&gt;0.25);NOT([.B58]=&quot;&quot;));[.B58];&quot;&quot;)" office:value-type="float" office:value="1.72788" calcext:value-type="float">
            <text:p>1.7279</text:p>
          </table:table-cell>
          <table:table-cell table:style-name="ce44" table:formula="of:=IF(AND(OR(0.1&gt;[.$Z58];[.$Z58]&gt;0.25);NOT([.C58]=&quot;&quot;));[.C58];&quot;&quot;)" office:value-type="float" office:value="-1.5708" calcext:value-type="float">
            <text:p>-1.5708</text:p>
          </table:table-cell>
          <table:table-cell table:style-name="ce44" table:formula="of:=IF(AND(OR(0.1&gt;[.$Z58];[.$Z58]&gt;0.25);NOT([.D58]=&quot;&quot;));[.D58];&quot;&quot;)" office:value-type="float" office:value="1.85005" calcext:value-type="float">
            <text:p>1.8501</text:p>
          </table:table-cell>
          <table:table-cell table:style-name="ce44" table:formula="of:=IF(AND(OR(0.1&gt;[.$Z58];[.$Z58]&gt;0.25);NOT([.E58]=&quot;&quot;));[.E58];&quot;&quot;)" office:value-type="float" office:value="-2.16421" calcext:value-type="float">
            <text:p>-2.1642</text:p>
          </table:table-cell>
          <table:table-cell table:style-name="ce44" table:formula="of:=IF(AND(OR(0.1&gt;[.$Z58];[.$Z58]&gt;0.25);NOT([.F58]=&quot;&quot;));[.F58];&quot;&quot;)" office:value-type="float" office:value="-1.48353" calcext:value-type="float">
            <text:p>-1.4835</text:p>
          </table:table-cell>
          <table:table-cell table:style-name="ce44" table:formula="of:=IF(AND(OR(0.1&gt;[.$Z58];[.$Z58]&gt;0.25);NOT([.G58]=&quot;&quot;));[.G58];&quot;&quot;)" office:value-type="float" office:value="-0.8203" calcext:value-type="float">
            <text:p>-0.8203</text:p>
          </table:table-cell>
          <table:table-cell table:style-name="ce44" table:formula="of:=IF(AND(OR(0.1&gt;[.$Z58];[.$Z58]&gt;0.25);NOT([.H58]=&quot;&quot;));[.H58];&quot;&quot;)">
            <text:p/>
          </table:table-cell>
          <table:table-cell table:style-name="ce44" table:formula="of:=IF(AND(OR(0.1&gt;[.$Z58];[.$Z58]&gt;0.25);NOT([.I58]=&quot;&quot;));[.I58];&quot;&quot;)">
            <text:p/>
          </table:table-cell>
          <table:table-cell table:style-name="ce44" table:formula="of:=IF(AND(OR(0.1&gt;[.$Z58];[.$Z58]&gt;0.25);NOT([.J58]=&quot;&quot;));[.J58];&quot;&quot;)" office:value-type="float" office:value="55" calcext:value-type="float">
            <text:p>55.0000</text:p>
          </table:table-cell>
          <table:table-cell table:style-name="ce44" table:formula="of:=IF(AND(OR(0.1&gt;[.$Z58];[.$Z58]&gt;0.25);NOT([.K58]=&quot;&quot;));[.K58];&quot;&quot;)" office:value-type="float" office:value="0.3366" calcext:value-type="float">
            <text:p>0.3366</text:p>
          </table:table-cell>
          <table:table-cell table:style-name="ce44" table:formula="of:=IF(AND(OR(0.1&gt;[.$Z58];[.$Z58]&gt;0.25);NOT([.L58]=&quot;&quot;));[.L58];&quot;&quot;)" office:value-type="float" office:value="-0.1178" calcext:value-type="float">
            <text:p>-0.1178</text:p>
          </table:table-cell>
          <table:table-cell table:style-name="ce44" table:formula="of:=IF(AND(OR(0.1&gt;[.$Z58];[.$Z58]&gt;0.25);NOT([.M58]=&quot;&quot;));[.M58];&quot;&quot;)">
            <text:p/>
          </table:table-cell>
          <table:table-cell table:style-name="ce44" table:formula="of:=IF(AND(OR(0.1&gt;[.$Z58];[.$Z58]&gt;0.25);NOT([.N58]=&quot;&quot;));[.N58];&quot;&quot;)">
            <text:p/>
          </table:table-cell>
          <table:table-cell table:style-name="ce128" table:formula="of:=IF(AND(OR(0.1&gt;[.$Z58];[.$Z58]&gt;0.25);NOT([.O58]=&quot;&quot;));[.O58];&quot;&quot;)" office:value-type="float" office:value="54" calcext:value-type="float">
            <text:p>54</text:p>
          </table:table-cell>
          <table:table-cell table:style-name="ce44" table:formula="of:=IF(AND(OR(0.1&gt;[.$Z58];[.$Z58]&gt;0.25);NOT([.P58]=&quot;&quot;));[.P58];&quot;&quot;)" office:value-type="float" office:value="2.446" calcext:value-type="float">
            <text:p>2.4460</text:p>
          </table:table-cell>
          <table:table-cell table:style-name="ce44" table:formula="of:=IF(AND(OR(0.1&gt;[.$Z58];[.$Z58]&gt;0.25);NOT([.Q58]=&quot;&quot;));[.Q58];&quot;&quot;)" office:value-type="float" office:value="-2.446" calcext:value-type="float">
            <text:p>-2.4460</text:p>
          </table:table-cell>
          <table:table-cell table:style-name="ce44" table:formula="of:=IF(AND(OR(0.1&gt;[.$Z58];[.$Z58]&gt;0.25);NOT([.R58]=&quot;&quot;));[.R58];&quot;&quot;)" office:value-type="float" office:value="38" calcext:value-type="float">
            <text:p>38.0000</text:p>
          </table:table-cell>
          <table:table-cell table:style-name="ce44" table:formula="of:=IF(AND(OR(0.1&gt;[.$Z58];[.$Z58]&gt;0.25);NOT([.S58]=&quot;&quot;));[.S58];&quot;&quot;)" office:value-type="float" office:value="2.3968487011" calcext:value-type="float">
            <text:p>2.3968</text:p>
          </table:table-cell>
          <table:table-cell table:style-name="ce44" table:formula="of:=IF(AND(OR(0.1&gt;[.$Z58];[.$Z58]&gt;0.25);NOT([.T58]=&quot;&quot;));[.T58];&quot;&quot;)" office:value-type="float" office:value="-1" calcext:value-type="float">
            <text:p>-1.0000</text:p>
          </table:table-cell>
          <table:table-cell table:style-name="ce44" table:formula="of:=IF(AND(OR(0.1&gt;[.$Z58];[.$Z58]&gt;0.25);NOT([.U58]=&quot;&quot;));[.U58];&quot;&quot;)" office:value-type="float" office:value="0" calcext:value-type="float">
            <text:p>0.0000</text:p>
          </table:table-cell>
          <table:table-cell table:style-name="ce44" table:formula="of:=IF(AND(OR(0.1&gt;[.$Z58];[.$Z58]&gt;0.25);NOT([.V58]=&quot;&quot;));[.V58];&quot;&quot;)" office:value-type="float" office:value="1.0471975511966" calcext:value-type="float">
            <text:p>1.0472</text:p>
          </table:table-cell>
          <table:table-cell table:style-name="ce44" table:formula="of:=IF(AND(OR(0.1&gt;[.$Z58];[.$Z58]&gt;0.25);NOT([.W58]=&quot;&quot;));[.W58];&quot;&quot;)">
            <text:p/>
          </table:table-cell>
          <table:table-cell table:style-name="ce44" table:formula="of:=IF(AND(OR(0.1&gt;[.$Z58];[.$Z58]&gt;0.25);NOT([.X58]=&quot;&quot;));[.X58];&quot;&quot;)">
            <text:p/>
          </table:table-cell>
          <table:table-cell table:style-name="ce128" table:formula="of:=IF(AND(OR(0.1&gt;[.$Z58];[.$Z58]&gt;0.25);NOT([.Y58]=&quot;&quot;));[.Y58];&quot;&quot;)" office:value-type="float" office:value="54" calcext:value-type="float">
            <text:p>54</text:p>
          </table:table-cell>
          <table:table-cell table:style-name="ce44" table:formula="of:=IF(AND(OR(0.1&gt;[.$Z58];[.$Z58]&gt;0.25);NOT([.Z58]=&quot;&quot;));[.Z58];&quot;&quot;)" office:value-type="float" office:value="-0.0509" calcext:value-type="float">
            <text:p>-0.0509</text:p>
          </table:table-cell>
          <table:table-cell table:style-name="ce44" table:formula="of:=IF(AND(OR(0.1&gt;[.$Z58];[.$Z58]&gt;0.25);NOT([.AA58]=&quot;&quot;));[.AA58];&quot;&quot;)" office:value-type="float" office:value="-0.9528" calcext:value-type="float">
            <text:p>-0.9528</text:p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0.8203" calcext:value-type="float">
            <text:p>-0.8203</text:p>
          </table:table-cell>
          <table:table-cell table:style-name="Default" table:number-columns-repeated="2"/>
          <table:table-cell table:style-name="ce10" office:value-type="float" office:value="56" calcext:value-type="float">
            <text:p>56</text:p>
          </table:table-cell>
          <table:table-cell table:style-name="ce15" office:value-type="float" office:value="0.3395" calcext:value-type="float">
            <text:p>0.3395</text:p>
          </table:table-cell>
          <table:table-cell table:style-name="ce15" office:value-type="float" office:value="-0.1167" calcext:value-type="float">
            <text:p>-0.1167</text:p>
          </table:table-cell>
          <table:table-cell table:style-name="Default" table:number-columns-repeated="2"/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2.3484" calcext:value-type="float">
            <text:p>2.3484</text:p>
          </table:table-cell>
          <table:table-cell table:style-name="ce10" office:value-type="float" office:value="-2.3484" calcext:value-type="float">
            <text:p>-2.3484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.7227290885" calcext:value-type="float">
            <text:p>1.722729088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0471975511966" calcext:value-type="float">
            <text:p>1.0471975511966</text:p>
          </table:table-cell>
          <table:table-cell table:style-name="Default" table:number-columns-repeated="2"/>
          <table:table-cell table:style-name="ce10" office:value-type="float" office:value="55" calcext:value-type="float">
            <text:p>55</text:p>
          </table:table-cell>
          <table:table-cell table:style-name="ce10" office:value-type="float" office:value="0.1703" calcext:value-type="float">
            <text:p>0.1703</text:p>
          </table:table-cell>
          <table:table-cell table:style-name="ce25" office:value-type="float" office:value="-0.7631" calcext:value-type="float">
            <text:p>-0.7631</text:p>
          </table:table-cell>
          <table:table-cell table:style-name="Default" table:number-columns-repeated="3"/>
          <table:table-cell table:style-name="ce31" table:formula="of:=IF(AND(0.15&lt;[.$Z59];[.$Z59]&lt;0.2; NOT([.A59]=&quot;&quot;));[.A59];&quot;&quot;)" office:value-type="float" office:value="55" calcext:value-type="float">
            <text:p>55</text:p>
          </table:table-cell>
          <table:table-cell table:style-name="ce33" table:formula="of:=IF(AND(0.15&lt;[.$Z59];[.$Z59]&lt;0.2; NOT([.B59]=&quot;&quot;));[.B59];&quot;&quot;)" office:value-type="float" office:value="1.72788" calcext:value-type="float">
            <text:p>1.7279</text:p>
          </table:table-cell>
          <table:table-cell table:style-name="ce33" table:formula="of:=IF(AND(0.15&lt;[.$Z59];[.$Z59]&lt;0.2; NOT([.C59]=&quot;&quot;));[.C59];&quot;&quot;)" office:value-type="float" office:value="-1.5708" calcext:value-type="float">
            <text:p>-1.5708</text:p>
          </table:table-cell>
          <table:table-cell table:style-name="ce33" table:formula="of:=IF(AND(0.15&lt;[.$Z59];[.$Z59]&lt;0.2; NOT([.D59]=&quot;&quot;));[.D59];&quot;&quot;)" office:value-type="float" office:value="1.85005" calcext:value-type="float">
            <text:p>1.8501</text:p>
          </table:table-cell>
          <table:table-cell table:style-name="ce33" table:formula="of:=IF(AND(0.15&lt;[.$Z59];[.$Z59]&lt;0.2; NOT([.E59]=&quot;&quot;));[.E59];&quot;&quot;)" office:value-type="float" office:value="-2.16421" calcext:value-type="float">
            <text:p>-2.1642</text:p>
          </table:table-cell>
          <table:table-cell table:style-name="ce33" table:formula="of:=IF(AND(0.15&lt;[.$Z59];[.$Z59]&lt;0.2; NOT([.F59]=&quot;&quot;));[.F59];&quot;&quot;)" office:value-type="float" office:value="-1.48353" calcext:value-type="float">
            <text:p>-1.4835</text:p>
          </table:table-cell>
          <table:table-cell table:style-name="ce33" table:formula="of:=IF(AND(0.15&lt;[.$Z59];[.$Z59]&lt;0.2; NOT([.G59]=&quot;&quot;));[.G59];&quot;&quot;)" office:value-type="float" office:value="-0.8203" calcext:value-type="float">
            <text:p>-0.8203</text:p>
          </table:table-cell>
          <table:table-cell table:style-name="ce33" table:formula="of:=IF(AND(0.15&lt;[.$Z59];[.$Z59]&lt;0.2; NOT([.H59]=&quot;&quot;));[.H59];&quot;&quot;)">
            <text:p/>
          </table:table-cell>
          <table:table-cell table:style-name="ce33" table:formula="of:=IF(AND(0.15&lt;[.$Z59];[.$Z59]&lt;0.2; NOT([.I59]=&quot;&quot;));[.I59];&quot;&quot;)">
            <text:p/>
          </table:table-cell>
          <table:table-cell table:style-name="ce39" table:formula="of:=IF(AND(0.15&lt;[.$Z59];[.$Z59]&lt;0.2; NOT([.J59]=&quot;&quot;));[.J59];&quot;&quot;)" office:value-type="float" office:value="56" calcext:value-type="float">
            <text:p>56</text:p>
          </table:table-cell>
          <table:table-cell table:style-name="ce33" table:formula="of:=IF(AND(0.15&lt;[.$Z59];[.$Z59]&lt;0.2; NOT([.K59]=&quot;&quot;));[.K59];&quot;&quot;)" office:value-type="float" office:value="0.3395" calcext:value-type="float">
            <text:p>0.3395</text:p>
          </table:table-cell>
          <table:table-cell table:style-name="ce33" table:formula="of:=IF(AND(0.15&lt;[.$Z59];[.$Z59]&lt;0.2; NOT([.L59]=&quot;&quot;));[.L59];&quot;&quot;)" office:value-type="float" office:value="-0.1167" calcext:value-type="float">
            <text:p>-0.1167</text:p>
          </table:table-cell>
          <table:table-cell table:style-name="ce33" table:formula="of:=IF(AND(0.15&lt;[.$Z59];[.$Z59]&lt;0.2; NOT([.M59]=&quot;&quot;));[.M59];&quot;&quot;)">
            <text:p/>
          </table:table-cell>
          <table:table-cell table:style-name="ce33" table:formula="of:=IF(AND(0.15&lt;[.$Z59];[.$Z59]&lt;0.2; NOT([.N59]=&quot;&quot;));[.N59];&quot;&quot;)">
            <text:p/>
          </table:table-cell>
          <table:table-cell table:style-name="ce39" table:formula="of:=IF(AND(0.15&lt;[.$Z59];[.$Z59]&lt;0.2; NOT([.O59]=&quot;&quot;));[.O59];&quot;&quot;)" office:value-type="float" office:value="55" calcext:value-type="float">
            <text:p>55</text:p>
          </table:table-cell>
          <table:table-cell table:style-name="ce33" table:formula="of:=IF(AND(0.15&lt;[.$Z59];[.$Z59]&lt;0.2; NOT([.P59]=&quot;&quot;));[.P59];&quot;&quot;)" office:value-type="float" office:value="2.3484" calcext:value-type="float">
            <text:p>2.3484</text:p>
          </table:table-cell>
          <table:table-cell table:style-name="ce33" table:formula="of:=IF(AND(0.15&lt;[.$Z59];[.$Z59]&lt;0.2; NOT([.Q59]=&quot;&quot;));[.Q59];&quot;&quot;)" office:value-type="float" office:value="-2.3484" calcext:value-type="float">
            <text:p>-2.3484</text:p>
          </table:table-cell>
          <table:table-cell table:style-name="ce33" table:formula="of:=IF(AND(0.15&lt;[.$Z59];[.$Z59]&lt;0.2; NOT([.R59]=&quot;&quot;));[.R59];&quot;&quot;)" office:value-type="float" office:value="38" calcext:value-type="float">
            <text:p>38.0000</text:p>
          </table:table-cell>
          <table:table-cell table:style-name="ce33" table:formula="of:=IF(AND(0.15&lt;[.$Z59];[.$Z59]&lt;0.2; NOT([.S59]=&quot;&quot;));[.S59];&quot;&quot;)" office:value-type="float" office:value="1.7227290885" calcext:value-type="float">
            <text:p>1.7227</text:p>
          </table:table-cell>
          <table:table-cell table:style-name="ce39" table:formula="of:=IF(AND(0.15&lt;[.$Z59];[.$Z59]&lt;0.2; NOT([.T59]=&quot;&quot;));[.T59];&quot;&quot;)" office:value-type="float" office:value="-1" calcext:value-type="float">
            <text:p>-1</text:p>
          </table:table-cell>
          <table:table-cell table:style-name="ce39" table:formula="of:=IF(AND(0.15&lt;[.$Z59];[.$Z59]&lt;0.2; NOT([.U59]=&quot;&quot;));[.U59];&quot;&quot;)" office:value-type="float" office:value="0" calcext:value-type="float">
            <text:p>0</text:p>
          </table:table-cell>
          <table:table-cell table:style-name="ce33" table:formula="of:=IF(AND(0.15&lt;[.$Z59];[.$Z59]&lt;0.2; NOT([.V59]=&quot;&quot;));[.V59];&quot;&quot;)" office:value-type="float" office:value="1.0471975511966" calcext:value-type="float">
            <text:p>1.0472</text:p>
          </table:table-cell>
          <table:table-cell table:style-name="ce33" table:formula="of:=IF(AND(0.15&lt;[.$Z59];[.$Z59]&lt;0.2; NOT([.W59]=&quot;&quot;));[.W59];&quot;&quot;)">
            <text:p/>
          </table:table-cell>
          <table:table-cell table:style-name="ce33" table:formula="of:=IF(AND(0.15&lt;[.$Z59];[.$Z59]&lt;0.2; NOT([.X59]=&quot;&quot;));[.X59];&quot;&quot;)">
            <text:p/>
          </table:table-cell>
          <table:table-cell table:style-name="ce39" table:formula="of:=IF(AND(0.15&lt;[.$Z59];[.$Z59]&lt;0.2; NOT([.Y59]=&quot;&quot;));[.Y59];&quot;&quot;)" office:value-type="float" office:value="55" calcext:value-type="float">
            <text:p>55</text:p>
          </table:table-cell>
          <table:table-cell table:style-name="ce33" table:formula="of:=IF(AND(0.15&lt;[.$Z59];[.$Z59]&lt;0.2; NOT([.Z59]=&quot;&quot;));[.Z59];&quot;&quot;)" office:value-type="float" office:value="0.1703" calcext:value-type="float">
            <text:p>0.1703</text:p>
          </table:table-cell>
          <table:table-cell table:style-name="ce44" table:formula="of:=IF(AND(0.15&lt;[.$Z59];[.$Z59]&lt;0.2; NOT([.AA59]=&quot;&quot;));[.AA59];&quot;&quot;)" office:value-type="float" office:value="-0.7631" calcext:value-type="float">
            <text:p>-0.7631</text:p>
          </table:table-cell>
          <table:table-cell table:style-name="Default" table:number-columns-repeated="3"/>
          <table:table-cell table:style-name="ce31" table:formula="of:=IF(AND(OR(0.15&gt;[.$Z59];[.$Z59]&gt;0.2);NOT([.A59]=&quot;&quot;));[.A59];&quot;&quot;)">
            <text:p/>
          </table:table-cell>
          <table:table-cell table:style-name="ce33" table:formula="of:=IF(AND(OR(0.15&gt;[.$Z59];[.$Z59]&gt;0.2);NOT([.B59]=&quot;&quot;));[.B59];&quot;&quot;)">
            <text:p/>
          </table:table-cell>
          <table:table-cell table:style-name="ce33" table:formula="of:=IF(AND(OR(0.15&gt;[.$Z59];[.$Z59]&gt;0.2);NOT([.C59]=&quot;&quot;));[.C59];&quot;&quot;)">
            <text:p/>
          </table:table-cell>
          <table:table-cell table:style-name="ce33" table:formula="of:=IF(AND(OR(0.15&gt;[.$Z59];[.$Z59]&gt;0.2);NOT([.D59]=&quot;&quot;));[.D59];&quot;&quot;)">
            <text:p/>
          </table:table-cell>
          <table:table-cell table:style-name="ce33" table:formula="of:=IF(AND(OR(0.15&gt;[.$Z59];[.$Z59]&gt;0.2);NOT([.E59]=&quot;&quot;));[.E59];&quot;&quot;)">
            <text:p/>
          </table:table-cell>
          <table:table-cell table:style-name="ce33" table:formula="of:=IF(AND(OR(0.15&gt;[.$Z59];[.$Z59]&gt;0.2);NOT([.F59]=&quot;&quot;));[.F59];&quot;&quot;)">
            <text:p/>
          </table:table-cell>
          <table:table-cell table:style-name="ce33" table:formula="of:=IF(AND(OR(0.15&gt;[.$Z59];[.$Z59]&gt;0.2);NOT([.G59]=&quot;&quot;));[.G59];&quot;&quot;)">
            <text:p/>
          </table:table-cell>
          <table:table-cell table:style-name="ce33" table:formula="of:=IF(AND(OR(0.15&gt;[.$Z59];[.$Z59]&gt;0.2);NOT([.H59]=&quot;&quot;));[.H59];&quot;&quot;)">
            <text:p/>
          </table:table-cell>
          <table:table-cell table:style-name="ce33" table:formula="of:=IF(AND(OR(0.15&gt;[.$Z59];[.$Z59]&gt;0.2);NOT([.I59]=&quot;&quot;));[.I59];&quot;&quot;)">
            <text:p/>
          </table:table-cell>
          <table:table-cell table:style-name="ce39" table:formula="of:=IF(AND(OR(0.15&gt;[.$Z59];[.$Z59]&gt;0.2);NOT([.J59]=&quot;&quot;));[.J59];&quot;&quot;)">
            <text:p/>
          </table:table-cell>
          <table:table-cell table:style-name="ce33" table:formula="of:=IF(AND(OR(0.15&gt;[.$Z59];[.$Z59]&gt;0.2);NOT([.K59]=&quot;&quot;));[.K59];&quot;&quot;)">
            <text:p/>
          </table:table-cell>
          <table:table-cell table:style-name="ce33" table:formula="of:=IF(AND(OR(0.15&gt;[.$Z59];[.$Z59]&gt;0.2);NOT([.L59]=&quot;&quot;));[.L59];&quot;&quot;)">
            <text:p/>
          </table:table-cell>
          <table:table-cell table:style-name="ce33" table:formula="of:=IF(AND(OR(0.15&gt;[.$Z59];[.$Z59]&gt;0.2);NOT([.M59]=&quot;&quot;));[.M59];&quot;&quot;)">
            <text:p/>
          </table:table-cell>
          <table:table-cell table:style-name="ce33" table:formula="of:=IF(AND(OR(0.15&gt;[.$Z59];[.$Z59]&gt;0.2);NOT([.N59]=&quot;&quot;));[.N59];&quot;&quot;)">
            <text:p/>
          </table:table-cell>
          <table:table-cell table:style-name="ce39" table:formula="of:=IF(AND(OR(0.15&gt;[.$Z59];[.$Z59]&gt;0.2);NOT([.O59]=&quot;&quot;));[.O59];&quot;&quot;)">
            <text:p/>
          </table:table-cell>
          <table:table-cell table:style-name="ce33" table:formula="of:=IF(AND(OR(0.15&gt;[.$Z59];[.$Z59]&gt;0.2);NOT([.P59]=&quot;&quot;));[.P59];&quot;&quot;)">
            <text:p/>
          </table:table-cell>
          <table:table-cell table:style-name="ce33" table:formula="of:=IF(AND(OR(0.15&gt;[.$Z59];[.$Z59]&gt;0.2);NOT([.Q59]=&quot;&quot;));[.Q59];&quot;&quot;)">
            <text:p/>
          </table:table-cell>
          <table:table-cell table:style-name="ce33" table:formula="of:=IF(AND(OR(0.15&gt;[.$Z59];[.$Z59]&gt;0.2);NOT([.R59]=&quot;&quot;));[.R59];&quot;&quot;)">
            <text:p/>
          </table:table-cell>
          <table:table-cell table:style-name="ce33" table:formula="of:=IF(AND(OR(0.15&gt;[.$Z59];[.$Z59]&gt;0.2);NOT([.S59]=&quot;&quot;));[.S59];&quot;&quot;)">
            <text:p/>
          </table:table-cell>
          <table:table-cell table:style-name="ce39" table:formula="of:=IF(AND(OR(0.15&gt;[.$Z59];[.$Z59]&gt;0.2);NOT([.T59]=&quot;&quot;));[.T59];&quot;&quot;)">
            <text:p/>
          </table:table-cell>
          <table:table-cell table:style-name="ce39" table:formula="of:=IF(AND(OR(0.15&gt;[.$Z59];[.$Z59]&gt;0.2);NOT([.U59]=&quot;&quot;));[.U59];&quot;&quot;)">
            <text:p/>
          </table:table-cell>
          <table:table-cell table:style-name="ce33" table:formula="of:=IF(AND(OR(0.15&gt;[.$Z59];[.$Z59]&gt;0.2);NOT([.V59]=&quot;&quot;));[.V59];&quot;&quot;)">
            <text:p/>
          </table:table-cell>
          <table:table-cell table:style-name="ce33" table:formula="of:=IF(AND(OR(0.15&gt;[.$Z59];[.$Z59]&gt;0.2);NOT([.W59]=&quot;&quot;));[.W59];&quot;&quot;)">
            <text:p/>
          </table:table-cell>
          <table:table-cell table:style-name="ce33" table:formula="of:=IF(AND(OR(0.15&gt;[.$Z59];[.$Z59]&gt;0.2);NOT([.X59]=&quot;&quot;));[.X59];&quot;&quot;)">
            <text:p/>
          </table:table-cell>
          <table:table-cell table:style-name="ce39" table:formula="of:=IF(AND(OR(0.15&gt;[.$Z59];[.$Z59]&gt;0.2);NOT([.Y59]=&quot;&quot;));[.Y59];&quot;&quot;)">
            <text:p/>
          </table:table-cell>
          <table:table-cell table:style-name="ce33" table:formula="of:=IF(AND(OR(0.15&gt;[.$Z59];[.$Z59]&gt;0.2);NOT([.Z59]=&quot;&quot;));[.Z59];&quot;&quot;)">
            <text:p/>
          </table:table-cell>
          <table:table-cell table:style-name="ce44" table:formula="of:=IF(AND(OR(0.15&gt;[.$Z59];[.$Z59]&gt;0.2);NOT([.AA59]=&quot;&quot;));[.AA59];&quot;&quot;)">
            <text:p/>
          </table:table-cell>
          <table:table-cell table:style-name="Default" table:number-columns-repeated="3"/>
          <table:table-cell table:style-name="ce4" table:formula="of:=IF(AND([.$U59] = 1;NOT([.A59]=&quot;&quot;));[.A59];&quot;&quot;)">
            <text:p/>
          </table:table-cell>
          <table:table-cell table:style-name="ce110" table:formula="of:=IF(AND([.$U59] = 1;NOT([.B59]=&quot;&quot;));[.B59];&quot;&quot;)">
            <text:p/>
          </table:table-cell>
          <table:table-cell table:style-name="ce110" table:formula="of:=IF(AND([.$U59] = 1;NOT([.C59]=&quot;&quot;));[.C59];&quot;&quot;)">
            <text:p/>
          </table:table-cell>
          <table:table-cell table:style-name="ce110" table:formula="of:=IF(AND([.$U59] = 1;NOT([.D59]=&quot;&quot;));[.D59];&quot;&quot;)">
            <text:p/>
          </table:table-cell>
          <table:table-cell table:style-name="ce110" table:formula="of:=IF(AND([.$U59] = 1;NOT([.E59]=&quot;&quot;));[.E59];&quot;&quot;)">
            <text:p/>
          </table:table-cell>
          <table:table-cell table:style-name="ce110" table:formula="of:=IF(AND([.$U59] = 1;NOT([.F59]=&quot;&quot;));[.F59];&quot;&quot;)">
            <text:p/>
          </table:table-cell>
          <table:table-cell table:style-name="ce110" table:formula="of:=IF(AND([.$U59] = 1;NOT([.G59]=&quot;&quot;));[.G59];&quot;&quot;)">
            <text:p/>
          </table:table-cell>
          <table:table-cell table:style-name="ce110" table:formula="of:=IF(AND([.$U59] = 1;NOT([.H59]=&quot;&quot;));[.H59];&quot;&quot;)">
            <text:p/>
          </table:table-cell>
          <table:table-cell table:style-name="ce110" table:formula="of:=IF(AND([.$U59] = 1;NOT([.I59]=&quot;&quot;));[.I59];&quot;&quot;)">
            <text:p/>
          </table:table-cell>
          <table:table-cell table:style-name="ce110" table:formula="of:=IF(AND([.$U59] = 1;NOT([.J59]=&quot;&quot;));[.J59];&quot;&quot;)">
            <text:p/>
          </table:table-cell>
          <table:table-cell table:style-name="ce110" table:formula="of:=IF(AND([.$U59] = 1;NOT([.K59]=&quot;&quot;));[.K59];&quot;&quot;)">
            <text:p/>
          </table:table-cell>
          <table:table-cell table:style-name="ce110" table:formula="of:=IF(AND([.$U59] = 1;NOT([.L59]=&quot;&quot;));[.L59];&quot;&quot;)">
            <text:p/>
          </table:table-cell>
          <table:table-cell table:style-name="ce110" table:formula="of:=IF(AND([.$U59] = 1;NOT([.M59]=&quot;&quot;));[.M59];&quot;&quot;)">
            <text:p/>
          </table:table-cell>
          <table:table-cell table:style-name="ce110" table:formula="of:=IF(AND([.$U59] = 1;NOT([.N59]=&quot;&quot;));[.N59];&quot;&quot;)">
            <text:p/>
          </table:table-cell>
          <table:table-cell table:style-name="ce110" table:formula="of:=IF(AND([.$U59] = 1;NOT([.O59]=&quot;&quot;));[.O59];&quot;&quot;)">
            <text:p/>
          </table:table-cell>
          <table:table-cell table:style-name="ce110" table:formula="of:=IF(AND([.$U59] = 1;NOT([.P59]=&quot;&quot;));[.P59];&quot;&quot;)">
            <text:p/>
          </table:table-cell>
          <table:table-cell table:style-name="ce110" table:formula="of:=IF(AND([.$U59] = 1;NOT([.Q59]=&quot;&quot;));[.Q59];&quot;&quot;)">
            <text:p/>
          </table:table-cell>
          <table:table-cell table:style-name="ce110" table:formula="of:=IF(AND([.$U59] = 1;NOT([.R59]=&quot;&quot;));[.R59];&quot;&quot;)">
            <text:p/>
          </table:table-cell>
          <table:table-cell table:style-name="ce110" table:formula="of:=IF(AND([.$U59] = 1;NOT([.S59]=&quot;&quot;));[.S59];&quot;&quot;)">
            <text:p/>
          </table:table-cell>
          <table:table-cell table:style-name="ce110" table:formula="of:=IF(AND([.$U59] = 1;NOT([.T59]=&quot;&quot;));[.T59];&quot;&quot;)">
            <text:p/>
          </table:table-cell>
          <table:table-cell table:style-name="ce110" table:formula="of:=IF(AND([.$U59] = 1;NOT([.U59]=&quot;&quot;));[.U59];&quot;&quot;)">
            <text:p/>
          </table:table-cell>
          <table:table-cell table:style-name="ce110" table:formula="of:=IF(AND([.$U59] = 1;NOT([.V59]=&quot;&quot;));[.V59];&quot;&quot;)">
            <text:p/>
          </table:table-cell>
          <table:table-cell table:style-name="ce110" table:formula="of:=IF(AND([.$U59] = 1;NOT([.W59]=&quot;&quot;));[.W59];&quot;&quot;)">
            <text:p/>
          </table:table-cell>
          <table:table-cell table:style-name="ce110" table:formula="of:=IF(AND([.$U59] = 1;NOT([.X59]=&quot;&quot;));[.X59];&quot;&quot;)">
            <text:p/>
          </table:table-cell>
          <table:table-cell table:style-name="ce110" table:formula="of:=IF(AND([.$U59] = 1;NOT([.Y59]=&quot;&quot;));[.Y59];&quot;&quot;)">
            <text:p/>
          </table:table-cell>
          <table:table-cell table:style-name="ce121" table:formula="of:=IF(AND([.$U59] = 1;NOT([.Z59]=&quot;&quot;));[.Z59];&quot;&quot;)">
            <text:p/>
          </table:table-cell>
          <table:table-cell table:style-name="ce25" table:formula="of:=IF(AND([.$U59] = 1;NOT([.AA59]=&quot;&quot;));[.AA59];&quot;&quot;)">
            <text:p/>
          </table:table-cell>
          <table:table-cell table:style-name="Default" table:number-columns-repeated="3"/>
          <table:table-cell table:style-name="ce4" table:formula="of:=IF(AND([.$U59] = 0;NOT([.A59]=&quot;&quot;));[.A59];&quot;&quot;)" office:value-type="float" office:value="55" calcext:value-type="float">
            <text:p>55</text:p>
          </table:table-cell>
          <table:table-cell table:style-name="ce110" table:formula="of:=IF(AND([.$U59] = 0;NOT([.B59]=&quot;&quot;));[.B59];&quot;&quot;)" office:value-type="float" office:value="1.72788" calcext:value-type="float">
            <text:p>1.72788</text:p>
          </table:table-cell>
          <table:table-cell table:style-name="ce110" table:formula="of:=IF(AND([.$U59] = 0;NOT([.C59]=&quot;&quot;));[.C59];&quot;&quot;)" office:value-type="float" office:value="-1.5708" calcext:value-type="float">
            <text:p>-1.5708</text:p>
          </table:table-cell>
          <table:table-cell table:style-name="ce110" table:formula="of:=IF(AND([.$U59] = 0;NOT([.D59]=&quot;&quot;));[.D59];&quot;&quot;)" office:value-type="float" office:value="1.85005" calcext:value-type="float">
            <text:p>1.85005</text:p>
          </table:table-cell>
          <table:table-cell table:style-name="ce110" table:formula="of:=IF(AND([.$U59] = 0;NOT([.E59]=&quot;&quot;));[.E59];&quot;&quot;)" office:value-type="float" office:value="-2.16421" calcext:value-type="float">
            <text:p>-2.16421</text:p>
          </table:table-cell>
          <table:table-cell table:style-name="ce110" table:formula="of:=IF(AND([.$U59] = 0;NOT([.F59]=&quot;&quot;));[.F59];&quot;&quot;)" office:value-type="float" office:value="-1.48353" calcext:value-type="float">
            <text:p>-1.48353</text:p>
          </table:table-cell>
          <table:table-cell table:style-name="ce110" table:formula="of:=IF(AND([.$U59] = 0;NOT([.G59]=&quot;&quot;));[.G59];&quot;&quot;)" office:value-type="float" office:value="-0.8203" calcext:value-type="float">
            <text:p>-0.8203</text:p>
          </table:table-cell>
          <table:table-cell table:style-name="ce110" table:formula="of:=IF(AND([.$U59] = 0;NOT([.H59]=&quot;&quot;));[.H59];&quot;&quot;)">
            <text:p/>
          </table:table-cell>
          <table:table-cell table:style-name="ce110" table:formula="of:=IF(AND([.$U59] = 0;NOT([.I59]=&quot;&quot;));[.I59];&quot;&quot;)">
            <text:p/>
          </table:table-cell>
          <table:table-cell table:style-name="ce110" table:formula="of:=IF(AND([.$U59] = 0;NOT([.J59]=&quot;&quot;));[.J59];&quot;&quot;)" office:value-type="float" office:value="56" calcext:value-type="float">
            <text:p>56</text:p>
          </table:table-cell>
          <table:table-cell table:style-name="ce113" table:formula="of:=IF(AND([.$U59] = 0;NOT([.K59]=&quot;&quot;));[.K59];&quot;&quot;)" office:value-type="float" office:value="0.3395" calcext:value-type="float">
            <text:p>0.3395</text:p>
          </table:table-cell>
          <table:table-cell table:style-name="ce113" table:formula="of:=IF(AND([.$U59] = 0;NOT([.L59]=&quot;&quot;));[.L59];&quot;&quot;)" office:value-type="float" office:value="-0.1167" calcext:value-type="float">
            <text:p>-0.1167</text:p>
          </table:table-cell>
          <table:table-cell table:style-name="ce110" table:formula="of:=IF(AND([.$U59] = 0;NOT([.M59]=&quot;&quot;));[.M59];&quot;&quot;)">
            <text:p/>
          </table:table-cell>
          <table:table-cell table:style-name="ce110" table:formula="of:=IF(AND([.$U59] = 0;NOT([.N59]=&quot;&quot;));[.N59];&quot;&quot;)">
            <text:p/>
          </table:table-cell>
          <table:table-cell table:style-name="ce110" table:formula="of:=IF(AND([.$U59] = 0;NOT([.O59]=&quot;&quot;));[.O59];&quot;&quot;)" office:value-type="float" office:value="55" calcext:value-type="float">
            <text:p>55</text:p>
          </table:table-cell>
          <table:table-cell table:style-name="ce110" table:formula="of:=IF(AND([.$U59] = 0;NOT([.P59]=&quot;&quot;));[.P59];&quot;&quot;)" office:value-type="float" office:value="2.3484" calcext:value-type="float">
            <text:p>2.3484</text:p>
          </table:table-cell>
          <table:table-cell table:style-name="ce110" table:formula="of:=IF(AND([.$U59] = 0;NOT([.Q59]=&quot;&quot;));[.Q59];&quot;&quot;)" office:value-type="float" office:value="-2.3484" calcext:value-type="float">
            <text:p>-2.3484</text:p>
          </table:table-cell>
          <table:table-cell table:style-name="ce110" table:formula="of:=IF(AND([.$U59] = 0;NOT([.R59]=&quot;&quot;));[.R59];&quot;&quot;)" office:value-type="float" office:value="38" calcext:value-type="float">
            <text:p>38</text:p>
          </table:table-cell>
          <table:table-cell table:style-name="ce110" table:formula="of:=IF(AND([.$U59] = 0;NOT([.S59]=&quot;&quot;));[.S59];&quot;&quot;)" office:value-type="float" office:value="1.7227290885" calcext:value-type="float">
            <text:p>1.7227290885</text:p>
          </table:table-cell>
          <table:table-cell table:style-name="ce110" table:formula="of:=IF(AND([.$U59] = 0;NOT([.T59]=&quot;&quot;));[.T59];&quot;&quot;)" office:value-type="float" office:value="-1" calcext:value-type="float">
            <text:p>-1</text:p>
          </table:table-cell>
          <table:table-cell table:style-name="ce110" table:formula="of:=IF(AND([.$U59] = 0;NOT([.U59]=&quot;&quot;));[.U59];&quot;&quot;)" office:value-type="float" office:value="0" calcext:value-type="float">
            <text:p>0</text:p>
          </table:table-cell>
          <table:table-cell table:style-name="ce110" table:formula="of:=IF(AND([.$U59] = 0;NOT([.V59]=&quot;&quot;));[.V59];&quot;&quot;)" office:value-type="float" office:value="1.0471975511966" calcext:value-type="float">
            <text:p>1.0471975511966</text:p>
          </table:table-cell>
          <table:table-cell table:style-name="ce110" table:formula="of:=IF(AND([.$U59] = 0;NOT([.W59]=&quot;&quot;));[.W59];&quot;&quot;)">
            <text:p/>
          </table:table-cell>
          <table:table-cell table:style-name="ce110" table:formula="of:=IF(AND([.$U59] = 0;NOT([.X59]=&quot;&quot;));[.X59];&quot;&quot;)">
            <text:p/>
          </table:table-cell>
          <table:table-cell table:style-name="ce110" table:formula="of:=IF(AND([.$U59] = 0;NOT([.Y59]=&quot;&quot;));[.Y59];&quot;&quot;)" office:value-type="float" office:value="55" calcext:value-type="float">
            <text:p>55</text:p>
          </table:table-cell>
          <table:table-cell table:style-name="ce110" table:formula="of:=IF(AND([.$U59] = 0;NOT([.Z59]=&quot;&quot;));[.Z59];&quot;&quot;)" office:value-type="float" office:value="0.1703" calcext:value-type="float">
            <text:p>0.1703</text:p>
          </table:table-cell>
          <table:table-cell table:style-name="ce25" table:formula="of:=IF(AND([.$U59] = 0;NOT([.AA59]=&quot;&quot;));[.AA59];&quot;&quot;)" office:value-type="float" office:value="-0.7631" calcext:value-type="float">
            <text:p>-0.7631</text:p>
          </table:table-cell>
          <table:table-cell table:style-name="Default" table:number-columns-repeated="3"/>
          <table:table-cell table:style-name="ce126" table:formula="of:=IF(AND(0.1&lt;[.$Z59];[.$Z59]&lt;0.25; NOT([.A59]=&quot;&quot;));[.A59];&quot;&quot;)" office:value-type="float" office:value="55" calcext:value-type="float">
            <text:p>55.0000</text:p>
          </table:table-cell>
          <table:table-cell table:style-name="ce44" table:formula="of:=IF(AND(0.1&lt;[.$Z59];[.$Z59]&lt;0.25; NOT([.B59]=&quot;&quot;));[.B59];&quot;&quot;)" office:value-type="float" office:value="1.72788" calcext:value-type="float">
            <text:p>1.7279</text:p>
          </table:table-cell>
          <table:table-cell table:style-name="ce44" table:formula="of:=IF(AND(0.1&lt;[.$Z59];[.$Z59]&lt;0.25; NOT([.C59]=&quot;&quot;));[.C59];&quot;&quot;)" office:value-type="float" office:value="-1.5708" calcext:value-type="float">
            <text:p>-1.5708</text:p>
          </table:table-cell>
          <table:table-cell table:style-name="ce44" table:formula="of:=IF(AND(0.1&lt;[.$Z59];[.$Z59]&lt;0.25; NOT([.D59]=&quot;&quot;));[.D59];&quot;&quot;)" office:value-type="float" office:value="1.85005" calcext:value-type="float">
            <text:p>1.8501</text:p>
          </table:table-cell>
          <table:table-cell table:style-name="ce44" table:formula="of:=IF(AND(0.1&lt;[.$Z59];[.$Z59]&lt;0.25; NOT([.E59]=&quot;&quot;));[.E59];&quot;&quot;)" office:value-type="float" office:value="-2.16421" calcext:value-type="float">
            <text:p>-2.1642</text:p>
          </table:table-cell>
          <table:table-cell table:style-name="ce44" table:formula="of:=IF(AND(0.1&lt;[.$Z59];[.$Z59]&lt;0.25; NOT([.F59]=&quot;&quot;));[.F59];&quot;&quot;)" office:value-type="float" office:value="-1.48353" calcext:value-type="float">
            <text:p>-1.4835</text:p>
          </table:table-cell>
          <table:table-cell table:style-name="ce44" table:formula="of:=IF(AND(0.1&lt;[.$Z59];[.$Z59]&lt;0.25; NOT([.G59]=&quot;&quot;));[.G59];&quot;&quot;)" office:value-type="float" office:value="-0.8203" calcext:value-type="float">
            <text:p>-0.8203</text:p>
          </table:table-cell>
          <table:table-cell table:style-name="ce44" table:formula="of:=IF(AND(0.1&lt;[.$Z59];[.$Z59]&lt;0.25; NOT([.H59]=&quot;&quot;));[.H59];&quot;&quot;)">
            <text:p/>
          </table:table-cell>
          <table:table-cell table:style-name="ce44" table:formula="of:=IF(AND(0.1&lt;[.$Z59];[.$Z59]&lt;0.25; NOT([.I59]=&quot;&quot;));[.I59];&quot;&quot;)">
            <text:p/>
          </table:table-cell>
          <table:table-cell table:style-name="ce44" table:formula="of:=IF(AND(0.1&lt;[.$Z59];[.$Z59]&lt;0.25; NOT([.J59]=&quot;&quot;));[.J59];&quot;&quot;)" office:value-type="float" office:value="56" calcext:value-type="float">
            <text:p>56.0000</text:p>
          </table:table-cell>
          <table:table-cell table:style-name="ce44" table:formula="of:=IF(AND(0.1&lt;[.$Z59];[.$Z59]&lt;0.25; NOT([.K59]=&quot;&quot;));[.K59];&quot;&quot;)" office:value-type="float" office:value="0.3395" calcext:value-type="float">
            <text:p>0.3395</text:p>
          </table:table-cell>
          <table:table-cell table:style-name="ce44" table:formula="of:=IF(AND(0.1&lt;[.$Z59];[.$Z59]&lt;0.25; NOT([.L59]=&quot;&quot;));[.L59];&quot;&quot;)" office:value-type="float" office:value="-0.1167" calcext:value-type="float">
            <text:p>-0.1167</text:p>
          </table:table-cell>
          <table:table-cell table:style-name="ce44" table:formula="of:=IF(AND(0.1&lt;[.$Z59];[.$Z59]&lt;0.25; NOT([.M59]=&quot;&quot;));[.M59];&quot;&quot;)">
            <text:p/>
          </table:table-cell>
          <table:table-cell table:style-name="ce44" table:formula="of:=IF(AND(0.1&lt;[.$Z59];[.$Z59]&lt;0.25; NOT([.N59]=&quot;&quot;));[.N59];&quot;&quot;)">
            <text:p/>
          </table:table-cell>
          <table:table-cell table:style-name="ce44" table:formula="of:=IF(AND(0.1&lt;[.$Z59];[.$Z59]&lt;0.25; NOT([.O59]=&quot;&quot;));[.O59];&quot;&quot;)" office:value-type="float" office:value="55" calcext:value-type="float">
            <text:p>55.0000</text:p>
          </table:table-cell>
          <table:table-cell table:style-name="ce44" table:formula="of:=IF(AND(0.1&lt;[.$Z59];[.$Z59]&lt;0.25; NOT([.P59]=&quot;&quot;));[.P59];&quot;&quot;)" office:value-type="float" office:value="2.3484" calcext:value-type="float">
            <text:p>2.3484</text:p>
          </table:table-cell>
          <table:table-cell table:style-name="ce44" table:formula="of:=IF(AND(0.1&lt;[.$Z59];[.$Z59]&lt;0.25; NOT([.Q59]=&quot;&quot;));[.Q59];&quot;&quot;)" office:value-type="float" office:value="-2.3484" calcext:value-type="float">
            <text:p>-2.3484</text:p>
          </table:table-cell>
          <table:table-cell table:style-name="ce44" table:formula="of:=IF(AND(0.1&lt;[.$Z59];[.$Z59]&lt;0.25; NOT([.R59]=&quot;&quot;));[.R59];&quot;&quot;)" office:value-type="float" office:value="38" calcext:value-type="float">
            <text:p>38.0000</text:p>
          </table:table-cell>
          <table:table-cell table:style-name="ce44" table:formula="of:=IF(AND(0.1&lt;[.$Z59];[.$Z59]&lt;0.25; NOT([.S59]=&quot;&quot;));[.S59];&quot;&quot;)" office:value-type="float" office:value="1.7227290885" calcext:value-type="float">
            <text:p>1.7227</text:p>
          </table:table-cell>
          <table:table-cell table:style-name="ce44" table:formula="of:=IF(AND(0.1&lt;[.$Z59];[.$Z59]&lt;0.25; NOT([.T59]=&quot;&quot;));[.T59];&quot;&quot;)" office:value-type="float" office:value="-1" calcext:value-type="float">
            <text:p>-1.0000</text:p>
          </table:table-cell>
          <table:table-cell table:style-name="ce44" table:formula="of:=IF(AND(0.1&lt;[.$Z59];[.$Z59]&lt;0.25; NOT([.U59]=&quot;&quot;));[.U59];&quot;&quot;)" office:value-type="float" office:value="0" calcext:value-type="float">
            <text:p>0.0000</text:p>
          </table:table-cell>
          <table:table-cell table:style-name="ce44" table:formula="of:=IF(AND(0.1&lt;[.$Z59];[.$Z59]&lt;0.25; NOT([.V59]=&quot;&quot;));[.V59];&quot;&quot;)" office:value-type="float" office:value="1.0471975511966" calcext:value-type="float">
            <text:p>1.0472</text:p>
          </table:table-cell>
          <table:table-cell table:style-name="ce44" table:formula="of:=IF(AND(0.1&lt;[.$Z59];[.$Z59]&lt;0.25; NOT([.W59]=&quot;&quot;));[.W59];&quot;&quot;)">
            <text:p/>
          </table:table-cell>
          <table:table-cell table:style-name="ce44" table:formula="of:=IF(AND(0.1&lt;[.$Z59];[.$Z59]&lt;0.25; NOT([.X59]=&quot;&quot;));[.X59];&quot;&quot;)">
            <text:p/>
          </table:table-cell>
          <table:table-cell table:style-name="ce44" table:formula="of:=IF(AND(0.1&lt;[.$Z59];[.$Z59]&lt;0.25; NOT([.Y59]=&quot;&quot;));[.Y59];&quot;&quot;)" office:value-type="float" office:value="55" calcext:value-type="float">
            <text:p>55.0000</text:p>
          </table:table-cell>
          <table:table-cell table:style-name="ce44" table:formula="of:=IF(AND(0.1&lt;[.$Z59];[.$Z59]&lt;0.25; NOT([.Z59]=&quot;&quot;));[.Z59];&quot;&quot;)" office:value-type="float" office:value="0.1703" calcext:value-type="float">
            <text:p>0.1703</text:p>
          </table:table-cell>
          <table:table-cell table:style-name="ce44" table:formula="of:=IF(AND(0.1&lt;[.$Z59];[.$Z59]&lt;0.25; NOT([.AA59]=&quot;&quot;));[.AA59];&quot;&quot;)" office:value-type="float" office:value="-0.7631" calcext:value-type="float">
            <text:p>-0.7631</text:p>
          </table:table-cell>
          <table:table-cell table:style-name="Default" table:number-columns-repeated="3"/>
          <table:table-cell table:style-name="ce126" table:formula="of:=IF(AND(OR(0.1&gt;[.$Z59];[.$Z59]&gt;0.25);NOT([.A59]=&quot;&quot;));[.A59];&quot;&quot;)">
            <text:p/>
          </table:table-cell>
          <table:table-cell table:style-name="ce44" table:formula="of:=IF(AND(OR(0.1&gt;[.$Z59];[.$Z59]&gt;0.25);NOT([.B59]=&quot;&quot;));[.B59];&quot;&quot;)">
            <text:p/>
          </table:table-cell>
          <table:table-cell table:style-name="ce44" table:formula="of:=IF(AND(OR(0.1&gt;[.$Z59];[.$Z59]&gt;0.25);NOT([.C59]=&quot;&quot;));[.C59];&quot;&quot;)">
            <text:p/>
          </table:table-cell>
          <table:table-cell table:style-name="ce44" table:formula="of:=IF(AND(OR(0.1&gt;[.$Z59];[.$Z59]&gt;0.25);NOT([.D59]=&quot;&quot;));[.D59];&quot;&quot;)">
            <text:p/>
          </table:table-cell>
          <table:table-cell table:style-name="ce44" table:formula="of:=IF(AND(OR(0.1&gt;[.$Z59];[.$Z59]&gt;0.25);NOT([.E59]=&quot;&quot;));[.E59];&quot;&quot;)">
            <text:p/>
          </table:table-cell>
          <table:table-cell table:style-name="ce44" table:formula="of:=IF(AND(OR(0.1&gt;[.$Z59];[.$Z59]&gt;0.25);NOT([.F59]=&quot;&quot;));[.F59];&quot;&quot;)">
            <text:p/>
          </table:table-cell>
          <table:table-cell table:style-name="ce44" table:formula="of:=IF(AND(OR(0.1&gt;[.$Z59];[.$Z59]&gt;0.25);NOT([.G59]=&quot;&quot;));[.G59];&quot;&quot;)">
            <text:p/>
          </table:table-cell>
          <table:table-cell table:style-name="ce44" table:formula="of:=IF(AND(OR(0.1&gt;[.$Z59];[.$Z59]&gt;0.25);NOT([.H59]=&quot;&quot;));[.H59];&quot;&quot;)">
            <text:p/>
          </table:table-cell>
          <table:table-cell table:style-name="ce44" table:formula="of:=IF(AND(OR(0.1&gt;[.$Z59];[.$Z59]&gt;0.25);NOT([.I59]=&quot;&quot;));[.I59];&quot;&quot;)">
            <text:p/>
          </table:table-cell>
          <table:table-cell table:style-name="ce44" table:formula="of:=IF(AND(OR(0.1&gt;[.$Z59];[.$Z59]&gt;0.25);NOT([.J59]=&quot;&quot;));[.J59];&quot;&quot;)">
            <text:p/>
          </table:table-cell>
          <table:table-cell table:style-name="ce44" table:formula="of:=IF(AND(OR(0.1&gt;[.$Z59];[.$Z59]&gt;0.25);NOT([.K59]=&quot;&quot;));[.K59];&quot;&quot;)">
            <text:p/>
          </table:table-cell>
          <table:table-cell table:style-name="ce44" table:formula="of:=IF(AND(OR(0.1&gt;[.$Z59];[.$Z59]&gt;0.25);NOT([.L59]=&quot;&quot;));[.L59];&quot;&quot;)">
            <text:p/>
          </table:table-cell>
          <table:table-cell table:style-name="ce44" table:formula="of:=IF(AND(OR(0.1&gt;[.$Z59];[.$Z59]&gt;0.25);NOT([.M59]=&quot;&quot;));[.M59];&quot;&quot;)">
            <text:p/>
          </table:table-cell>
          <table:table-cell table:style-name="ce44" table:formula="of:=IF(AND(OR(0.1&gt;[.$Z59];[.$Z59]&gt;0.25);NOT([.N59]=&quot;&quot;));[.N59];&quot;&quot;)">
            <text:p/>
          </table:table-cell>
          <table:table-cell table:style-name="ce128" table:formula="of:=IF(AND(OR(0.1&gt;[.$Z59];[.$Z59]&gt;0.25);NOT([.O59]=&quot;&quot;));[.O59];&quot;&quot;)">
            <text:p/>
          </table:table-cell>
          <table:table-cell table:style-name="ce44" table:formula="of:=IF(AND(OR(0.1&gt;[.$Z59];[.$Z59]&gt;0.25);NOT([.P59]=&quot;&quot;));[.P59];&quot;&quot;)">
            <text:p/>
          </table:table-cell>
          <table:table-cell table:style-name="ce44" table:formula="of:=IF(AND(OR(0.1&gt;[.$Z59];[.$Z59]&gt;0.25);NOT([.Q59]=&quot;&quot;));[.Q59];&quot;&quot;)">
            <text:p/>
          </table:table-cell>
          <table:table-cell table:style-name="ce44" table:formula="of:=IF(AND(OR(0.1&gt;[.$Z59];[.$Z59]&gt;0.25);NOT([.R59]=&quot;&quot;));[.R59];&quot;&quot;)">
            <text:p/>
          </table:table-cell>
          <table:table-cell table:style-name="ce44" table:formula="of:=IF(AND(OR(0.1&gt;[.$Z59];[.$Z59]&gt;0.25);NOT([.S59]=&quot;&quot;));[.S59];&quot;&quot;)">
            <text:p/>
          </table:table-cell>
          <table:table-cell table:style-name="ce44" table:formula="of:=IF(AND(OR(0.1&gt;[.$Z59];[.$Z59]&gt;0.25);NOT([.T59]=&quot;&quot;));[.T59];&quot;&quot;)">
            <text:p/>
          </table:table-cell>
          <table:table-cell table:style-name="ce44" table:formula="of:=IF(AND(OR(0.1&gt;[.$Z59];[.$Z59]&gt;0.25);NOT([.U59]=&quot;&quot;));[.U59];&quot;&quot;)">
            <text:p/>
          </table:table-cell>
          <table:table-cell table:style-name="ce44" table:formula="of:=IF(AND(OR(0.1&gt;[.$Z59];[.$Z59]&gt;0.25);NOT([.V59]=&quot;&quot;));[.V59];&quot;&quot;)">
            <text:p/>
          </table:table-cell>
          <table:table-cell table:style-name="ce44" table:formula="of:=IF(AND(OR(0.1&gt;[.$Z59];[.$Z59]&gt;0.25);NOT([.W59]=&quot;&quot;));[.W59];&quot;&quot;)">
            <text:p/>
          </table:table-cell>
          <table:table-cell table:style-name="ce44" table:formula="of:=IF(AND(OR(0.1&gt;[.$Z59];[.$Z59]&gt;0.25);NOT([.X59]=&quot;&quot;));[.X59];&quot;&quot;)">
            <text:p/>
          </table:table-cell>
          <table:table-cell table:style-name="ce128" table:formula="of:=IF(AND(OR(0.1&gt;[.$Z59];[.$Z59]&gt;0.25);NOT([.Y59]=&quot;&quot;));[.Y59];&quot;&quot;)">
            <text:p/>
          </table:table-cell>
          <table:table-cell table:style-name="ce44" table:formula="of:=IF(AND(OR(0.1&gt;[.$Z59];[.$Z59]&gt;0.25);NOT([.Z59]=&quot;&quot;));[.Z59];&quot;&quot;)">
            <text:p/>
          </table:table-cell>
          <table:table-cell table:style-name="ce44" table:formula="of:=IF(AND(OR(0.1&gt;[.$Z59];[.$Z59]&gt;0.25);NOT([.AA59]=&quot;&quot;));[.AA59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57" calcext:value-type="float">
            <text:p>57</text:p>
          </table:table-cell>
          <table:table-cell table:style-name="ce15" office:value-type="float" office:value="0.3395" calcext:value-type="float">
            <text:p>0.3395</text:p>
          </table:table-cell>
          <table:table-cell table:style-name="ce15" office:value-type="float" office:value="-0.1167" calcext:value-type="float">
            <text:p>-0.1167</text:p>
          </table:table-cell>
          <table:table-cell table:style-name="Default" table:number-columns-repeated="2"/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2.3472" calcext:value-type="float">
            <text:p>2.3472</text:p>
          </table:table-cell>
          <table:table-cell table:style-name="ce10" office:value-type="float" office:value="-2.3472" calcext:value-type="float">
            <text:p>-2.3472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.6911602611" calcext:value-type="float">
            <text:p>1.6911602611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.0471975511966" calcext:value-type="float">
            <text:p>1.0471975511966</text:p>
          </table:table-cell>
          <table:table-cell table:style-name="Default" table:number-columns-repeated="2"/>
          <table:table-cell table:style-name="ce10" office:value-type="float" office:value="56" calcext:value-type="float">
            <text:p>56</text:p>
          </table:table-cell>
          <table:table-cell table:style-name="ce10" office:value-type="float" office:value="0.177" calcext:value-type="float">
            <text:p>0.177</text:p>
          </table:table-cell>
          <table:table-cell table:style-name="ce25" office:value-type="float" office:value="-0.7539" calcext:value-type="float">
            <text:p>-0.7539</text:p>
          </table:table-cell>
          <table:table-cell table:style-name="Default" table:number-columns-repeated="3"/>
          <table:table-cell table:style-name="ce31" table:formula="of:=IF(AND(0.15&lt;[.$Z60];[.$Z60]&lt;0.2; NOT([.A60]=&quot;&quot;));[.A60];&quot;&quot;)" office:value-type="float" office:value="56" calcext:value-type="float">
            <text:p>56</text:p>
          </table:table-cell>
          <table:table-cell table:style-name="ce33" table:formula="of:=IF(AND(0.15&lt;[.$Z60];[.$Z60]&lt;0.2; NOT([.B60]=&quot;&quot;));[.B60];&quot;&quot;)" office:value-type="float" office:value="1.72788" calcext:value-type="float">
            <text:p>1.7279</text:p>
          </table:table-cell>
          <table:table-cell table:style-name="ce33" table:formula="of:=IF(AND(0.15&lt;[.$Z60];[.$Z60]&lt;0.2; NOT([.C60]=&quot;&quot;));[.C60];&quot;&quot;)" office:value-type="float" office:value="-1.5708" calcext:value-type="float">
            <text:p>-1.5708</text:p>
          </table:table-cell>
          <table:table-cell table:style-name="ce33" table:formula="of:=IF(AND(0.15&lt;[.$Z60];[.$Z60]&lt;0.2; NOT([.D60]=&quot;&quot;));[.D60];&quot;&quot;)" office:value-type="float" office:value="1.85005" calcext:value-type="float">
            <text:p>1.8501</text:p>
          </table:table-cell>
          <table:table-cell table:style-name="ce33" table:formula="of:=IF(AND(0.15&lt;[.$Z60];[.$Z60]&lt;0.2; NOT([.E60]=&quot;&quot;));[.E60];&quot;&quot;)" office:value-type="float" office:value="-2.16421" calcext:value-type="float">
            <text:p>-2.1642</text:p>
          </table:table-cell>
          <table:table-cell table:style-name="ce33" table:formula="of:=IF(AND(0.15&lt;[.$Z60];[.$Z60]&lt;0.2; NOT([.F60]=&quot;&quot;));[.F60];&quot;&quot;)" office:value-type="float" office:value="-1.48353" calcext:value-type="float">
            <text:p>-1.4835</text:p>
          </table:table-cell>
          <table:table-cell table:style-name="ce33" table:formula="of:=IF(AND(0.15&lt;[.$Z60];[.$Z60]&lt;0.2; NOT([.G60]=&quot;&quot;));[.G60];&quot;&quot;)" office:value-type="float" office:value="-1.76278" calcext:value-type="float">
            <text:p>-1.7628</text:p>
          </table:table-cell>
          <table:table-cell table:style-name="ce33" table:formula="of:=IF(AND(0.15&lt;[.$Z60];[.$Z60]&lt;0.2; NOT([.H60]=&quot;&quot;));[.H60];&quot;&quot;)">
            <text:p/>
          </table:table-cell>
          <table:table-cell table:style-name="ce33" table:formula="of:=IF(AND(0.15&lt;[.$Z60];[.$Z60]&lt;0.2; NOT([.I60]=&quot;&quot;));[.I60];&quot;&quot;)">
            <text:p/>
          </table:table-cell>
          <table:table-cell table:style-name="ce39" table:formula="of:=IF(AND(0.15&lt;[.$Z60];[.$Z60]&lt;0.2; NOT([.J60]=&quot;&quot;));[.J60];&quot;&quot;)" office:value-type="float" office:value="57" calcext:value-type="float">
            <text:p>57</text:p>
          </table:table-cell>
          <table:table-cell table:style-name="ce33" table:formula="of:=IF(AND(0.15&lt;[.$Z60];[.$Z60]&lt;0.2; NOT([.K60]=&quot;&quot;));[.K60];&quot;&quot;)" office:value-type="float" office:value="0.3395" calcext:value-type="float">
            <text:p>0.3395</text:p>
          </table:table-cell>
          <table:table-cell table:style-name="ce33" table:formula="of:=IF(AND(0.15&lt;[.$Z60];[.$Z60]&lt;0.2; NOT([.L60]=&quot;&quot;));[.L60];&quot;&quot;)" office:value-type="float" office:value="-0.1167" calcext:value-type="float">
            <text:p>-0.1167</text:p>
          </table:table-cell>
          <table:table-cell table:style-name="ce33" table:formula="of:=IF(AND(0.15&lt;[.$Z60];[.$Z60]&lt;0.2; NOT([.M60]=&quot;&quot;));[.M60];&quot;&quot;)">
            <text:p/>
          </table:table-cell>
          <table:table-cell table:style-name="ce33" table:formula="of:=IF(AND(0.15&lt;[.$Z60];[.$Z60]&lt;0.2; NOT([.N60]=&quot;&quot;));[.N60];&quot;&quot;)">
            <text:p/>
          </table:table-cell>
          <table:table-cell table:style-name="ce39" table:formula="of:=IF(AND(0.15&lt;[.$Z60];[.$Z60]&lt;0.2; NOT([.O60]=&quot;&quot;));[.O60];&quot;&quot;)" office:value-type="float" office:value="56" calcext:value-type="float">
            <text:p>56</text:p>
          </table:table-cell>
          <table:table-cell table:style-name="ce33" table:formula="of:=IF(AND(0.15&lt;[.$Z60];[.$Z60]&lt;0.2; NOT([.P60]=&quot;&quot;));[.P60];&quot;&quot;)" office:value-type="float" office:value="2.3472" calcext:value-type="float">
            <text:p>2.3472</text:p>
          </table:table-cell>
          <table:table-cell table:style-name="ce33" table:formula="of:=IF(AND(0.15&lt;[.$Z60];[.$Z60]&lt;0.2; NOT([.Q60]=&quot;&quot;));[.Q60];&quot;&quot;)" office:value-type="float" office:value="-2.3472" calcext:value-type="float">
            <text:p>-2.3472</text:p>
          </table:table-cell>
          <table:table-cell table:style-name="ce33" table:formula="of:=IF(AND(0.15&lt;[.$Z60];[.$Z60]&lt;0.2; NOT([.R60]=&quot;&quot;));[.R60];&quot;&quot;)" office:value-type="float" office:value="38" calcext:value-type="float">
            <text:p>38.0000</text:p>
          </table:table-cell>
          <table:table-cell table:style-name="ce33" table:formula="of:=IF(AND(0.15&lt;[.$Z60];[.$Z60]&lt;0.2; NOT([.S60]=&quot;&quot;));[.S60];&quot;&quot;)" office:value-type="float" office:value="1.6911602611" calcext:value-type="float">
            <text:p>1.6912</text:p>
          </table:table-cell>
          <table:table-cell table:style-name="ce39" table:formula="of:=IF(AND(0.15&lt;[.$Z60];[.$Z60]&lt;0.2; NOT([.T60]=&quot;&quot;));[.T60];&quot;&quot;)" office:value-type="float" office:value="-1" calcext:value-type="float">
            <text:p>-1</text:p>
          </table:table-cell>
          <table:table-cell table:style-name="ce39" table:formula="of:=IF(AND(0.15&lt;[.$Z60];[.$Z60]&lt;0.2; NOT([.U60]=&quot;&quot;));[.U60];&quot;&quot;)" office:value-type="float" office:value="1" calcext:value-type="float">
            <text:p>1</text:p>
          </table:table-cell>
          <table:table-cell table:style-name="ce33" table:formula="of:=IF(AND(0.15&lt;[.$Z60];[.$Z60]&lt;0.2; NOT([.V60]=&quot;&quot;));[.V60];&quot;&quot;)" office:value-type="float" office:value="1.0471975511966" calcext:value-type="float">
            <text:p>1.0472</text:p>
          </table:table-cell>
          <table:table-cell table:style-name="ce33" table:formula="of:=IF(AND(0.15&lt;[.$Z60];[.$Z60]&lt;0.2; NOT([.W60]=&quot;&quot;));[.W60];&quot;&quot;)">
            <text:p/>
          </table:table-cell>
          <table:table-cell table:style-name="ce33" table:formula="of:=IF(AND(0.15&lt;[.$Z60];[.$Z60]&lt;0.2; NOT([.X60]=&quot;&quot;));[.X60];&quot;&quot;)">
            <text:p/>
          </table:table-cell>
          <table:table-cell table:style-name="ce39" table:formula="of:=IF(AND(0.15&lt;[.$Z60];[.$Z60]&lt;0.2; NOT([.Y60]=&quot;&quot;));[.Y60];&quot;&quot;)" office:value-type="float" office:value="56" calcext:value-type="float">
            <text:p>56</text:p>
          </table:table-cell>
          <table:table-cell table:style-name="ce33" table:formula="of:=IF(AND(0.15&lt;[.$Z60];[.$Z60]&lt;0.2; NOT([.Z60]=&quot;&quot;));[.Z60];&quot;&quot;)" office:value-type="float" office:value="0.177" calcext:value-type="float">
            <text:p>0.1770</text:p>
          </table:table-cell>
          <table:table-cell table:style-name="ce44" table:formula="of:=IF(AND(0.15&lt;[.$Z60];[.$Z60]&lt;0.2; NOT([.AA60]=&quot;&quot;));[.AA60];&quot;&quot;)" office:value-type="float" office:value="-0.7539" calcext:value-type="float">
            <text:p>-0.7539</text:p>
          </table:table-cell>
          <table:table-cell table:style-name="Default" table:number-columns-repeated="3"/>
          <table:table-cell table:style-name="ce31" table:formula="of:=IF(AND(OR(0.15&gt;[.$Z60];[.$Z60]&gt;0.2);NOT([.A60]=&quot;&quot;));[.A60];&quot;&quot;)">
            <text:p/>
          </table:table-cell>
          <table:table-cell table:style-name="ce33" table:formula="of:=IF(AND(OR(0.15&gt;[.$Z60];[.$Z60]&gt;0.2);NOT([.B60]=&quot;&quot;));[.B60];&quot;&quot;)">
            <text:p/>
          </table:table-cell>
          <table:table-cell table:style-name="ce33" table:formula="of:=IF(AND(OR(0.15&gt;[.$Z60];[.$Z60]&gt;0.2);NOT([.C60]=&quot;&quot;));[.C60];&quot;&quot;)">
            <text:p/>
          </table:table-cell>
          <table:table-cell table:style-name="ce33" table:formula="of:=IF(AND(OR(0.15&gt;[.$Z60];[.$Z60]&gt;0.2);NOT([.D60]=&quot;&quot;));[.D60];&quot;&quot;)">
            <text:p/>
          </table:table-cell>
          <table:table-cell table:style-name="ce33" table:formula="of:=IF(AND(OR(0.15&gt;[.$Z60];[.$Z60]&gt;0.2);NOT([.E60]=&quot;&quot;));[.E60];&quot;&quot;)">
            <text:p/>
          </table:table-cell>
          <table:table-cell table:style-name="ce33" table:formula="of:=IF(AND(OR(0.15&gt;[.$Z60];[.$Z60]&gt;0.2);NOT([.F60]=&quot;&quot;));[.F60];&quot;&quot;)">
            <text:p/>
          </table:table-cell>
          <table:table-cell table:style-name="ce33" table:formula="of:=IF(AND(OR(0.15&gt;[.$Z60];[.$Z60]&gt;0.2);NOT([.G60]=&quot;&quot;));[.G60];&quot;&quot;)">
            <text:p/>
          </table:table-cell>
          <table:table-cell table:style-name="ce33" table:formula="of:=IF(AND(OR(0.15&gt;[.$Z60];[.$Z60]&gt;0.2);NOT([.H60]=&quot;&quot;));[.H60];&quot;&quot;)">
            <text:p/>
          </table:table-cell>
          <table:table-cell table:style-name="ce33" table:formula="of:=IF(AND(OR(0.15&gt;[.$Z60];[.$Z60]&gt;0.2);NOT([.I60]=&quot;&quot;));[.I60];&quot;&quot;)">
            <text:p/>
          </table:table-cell>
          <table:table-cell table:style-name="ce39" table:formula="of:=IF(AND(OR(0.15&gt;[.$Z60];[.$Z60]&gt;0.2);NOT([.J60]=&quot;&quot;));[.J60];&quot;&quot;)">
            <text:p/>
          </table:table-cell>
          <table:table-cell table:style-name="ce33" table:formula="of:=IF(AND(OR(0.15&gt;[.$Z60];[.$Z60]&gt;0.2);NOT([.K60]=&quot;&quot;));[.K60];&quot;&quot;)">
            <text:p/>
          </table:table-cell>
          <table:table-cell table:style-name="ce33" table:formula="of:=IF(AND(OR(0.15&gt;[.$Z60];[.$Z60]&gt;0.2);NOT([.L60]=&quot;&quot;));[.L60];&quot;&quot;)">
            <text:p/>
          </table:table-cell>
          <table:table-cell table:style-name="ce33" table:formula="of:=IF(AND(OR(0.15&gt;[.$Z60];[.$Z60]&gt;0.2);NOT([.M60]=&quot;&quot;));[.M60];&quot;&quot;)">
            <text:p/>
          </table:table-cell>
          <table:table-cell table:style-name="ce33" table:formula="of:=IF(AND(OR(0.15&gt;[.$Z60];[.$Z60]&gt;0.2);NOT([.N60]=&quot;&quot;));[.N60];&quot;&quot;)">
            <text:p/>
          </table:table-cell>
          <table:table-cell table:style-name="ce39" table:formula="of:=IF(AND(OR(0.15&gt;[.$Z60];[.$Z60]&gt;0.2);NOT([.O60]=&quot;&quot;));[.O60];&quot;&quot;)">
            <text:p/>
          </table:table-cell>
          <table:table-cell table:style-name="ce33" table:formula="of:=IF(AND(OR(0.15&gt;[.$Z60];[.$Z60]&gt;0.2);NOT([.P60]=&quot;&quot;));[.P60];&quot;&quot;)">
            <text:p/>
          </table:table-cell>
          <table:table-cell table:style-name="ce33" table:formula="of:=IF(AND(OR(0.15&gt;[.$Z60];[.$Z60]&gt;0.2);NOT([.Q60]=&quot;&quot;));[.Q60];&quot;&quot;)">
            <text:p/>
          </table:table-cell>
          <table:table-cell table:style-name="ce33" table:formula="of:=IF(AND(OR(0.15&gt;[.$Z60];[.$Z60]&gt;0.2);NOT([.R60]=&quot;&quot;));[.R60];&quot;&quot;)">
            <text:p/>
          </table:table-cell>
          <table:table-cell table:style-name="ce33" table:formula="of:=IF(AND(OR(0.15&gt;[.$Z60];[.$Z60]&gt;0.2);NOT([.S60]=&quot;&quot;));[.S60];&quot;&quot;)">
            <text:p/>
          </table:table-cell>
          <table:table-cell table:style-name="ce39" table:formula="of:=IF(AND(OR(0.15&gt;[.$Z60];[.$Z60]&gt;0.2);NOT([.T60]=&quot;&quot;));[.T60];&quot;&quot;)">
            <text:p/>
          </table:table-cell>
          <table:table-cell table:style-name="ce39" table:formula="of:=IF(AND(OR(0.15&gt;[.$Z60];[.$Z60]&gt;0.2);NOT([.U60]=&quot;&quot;));[.U60];&quot;&quot;)">
            <text:p/>
          </table:table-cell>
          <table:table-cell table:style-name="ce33" table:formula="of:=IF(AND(OR(0.15&gt;[.$Z60];[.$Z60]&gt;0.2);NOT([.V60]=&quot;&quot;));[.V60];&quot;&quot;)">
            <text:p/>
          </table:table-cell>
          <table:table-cell table:style-name="ce33" table:formula="of:=IF(AND(OR(0.15&gt;[.$Z60];[.$Z60]&gt;0.2);NOT([.W60]=&quot;&quot;));[.W60];&quot;&quot;)">
            <text:p/>
          </table:table-cell>
          <table:table-cell table:style-name="ce33" table:formula="of:=IF(AND(OR(0.15&gt;[.$Z60];[.$Z60]&gt;0.2);NOT([.X60]=&quot;&quot;));[.X60];&quot;&quot;)">
            <text:p/>
          </table:table-cell>
          <table:table-cell table:style-name="ce39" table:formula="of:=IF(AND(OR(0.15&gt;[.$Z60];[.$Z60]&gt;0.2);NOT([.Y60]=&quot;&quot;));[.Y60];&quot;&quot;)">
            <text:p/>
          </table:table-cell>
          <table:table-cell table:style-name="ce33" table:formula="of:=IF(AND(OR(0.15&gt;[.$Z60];[.$Z60]&gt;0.2);NOT([.Z60]=&quot;&quot;));[.Z60];&quot;&quot;)">
            <text:p/>
          </table:table-cell>
          <table:table-cell table:style-name="ce44" table:formula="of:=IF(AND(OR(0.15&gt;[.$Z60];[.$Z60]&gt;0.2);NOT([.AA60]=&quot;&quot;));[.AA60];&quot;&quot;)">
            <text:p/>
          </table:table-cell>
          <table:table-cell table:style-name="Default" table:number-columns-repeated="3"/>
          <table:table-cell table:style-name="ce4" table:formula="of:=IF(AND([.$U60] = 1;NOT([.A60]=&quot;&quot;));[.A60];&quot;&quot;)" office:value-type="float" office:value="56" calcext:value-type="float">
            <text:p>56</text:p>
          </table:table-cell>
          <table:table-cell table:style-name="ce110" table:formula="of:=IF(AND([.$U60] = 1;NOT([.B60]=&quot;&quot;));[.B60];&quot;&quot;)" office:value-type="float" office:value="1.72788" calcext:value-type="float">
            <text:p>1.72788</text:p>
          </table:table-cell>
          <table:table-cell table:style-name="ce110" table:formula="of:=IF(AND([.$U60] = 1;NOT([.C60]=&quot;&quot;));[.C60];&quot;&quot;)" office:value-type="float" office:value="-1.5708" calcext:value-type="float">
            <text:p>-1.5708</text:p>
          </table:table-cell>
          <table:table-cell table:style-name="ce110" table:formula="of:=IF(AND([.$U60] = 1;NOT([.D60]=&quot;&quot;));[.D60];&quot;&quot;)" office:value-type="float" office:value="1.85005" calcext:value-type="float">
            <text:p>1.85005</text:p>
          </table:table-cell>
          <table:table-cell table:style-name="ce110" table:formula="of:=IF(AND([.$U60] = 1;NOT([.E60]=&quot;&quot;));[.E60];&quot;&quot;)" office:value-type="float" office:value="-2.16421" calcext:value-type="float">
            <text:p>-2.16421</text:p>
          </table:table-cell>
          <table:table-cell table:style-name="ce110" table:formula="of:=IF(AND([.$U60] = 1;NOT([.F60]=&quot;&quot;));[.F60];&quot;&quot;)" office:value-type="float" office:value="-1.48353" calcext:value-type="float">
            <text:p>-1.48353</text:p>
          </table:table-cell>
          <table:table-cell table:style-name="ce110" table:formula="of:=IF(AND([.$U60] = 1;NOT([.G60]=&quot;&quot;));[.G60];&quot;&quot;)" office:value-type="float" office:value="-1.76278" calcext:value-type="float">
            <text:p>-1.76278</text:p>
          </table:table-cell>
          <table:table-cell table:style-name="ce110" table:formula="of:=IF(AND([.$U60] = 1;NOT([.H60]=&quot;&quot;));[.H60];&quot;&quot;)">
            <text:p/>
          </table:table-cell>
          <table:table-cell table:style-name="ce110" table:formula="of:=IF(AND([.$U60] = 1;NOT([.I60]=&quot;&quot;));[.I60];&quot;&quot;)">
            <text:p/>
          </table:table-cell>
          <table:table-cell table:style-name="ce110" table:formula="of:=IF(AND([.$U60] = 1;NOT([.J60]=&quot;&quot;));[.J60];&quot;&quot;)" office:value-type="float" office:value="57" calcext:value-type="float">
            <text:p>57</text:p>
          </table:table-cell>
          <table:table-cell table:style-name="ce110" table:formula="of:=IF(AND([.$U60] = 1;NOT([.K60]=&quot;&quot;));[.K60];&quot;&quot;)" office:value-type="float" office:value="0.3395" calcext:value-type="float">
            <text:p>0.3395</text:p>
          </table:table-cell>
          <table:table-cell table:style-name="ce110" table:formula="of:=IF(AND([.$U60] = 1;NOT([.L60]=&quot;&quot;));[.L60];&quot;&quot;)" office:value-type="float" office:value="-0.1167" calcext:value-type="float">
            <text:p>-0.1167</text:p>
          </table:table-cell>
          <table:table-cell table:style-name="ce110" table:formula="of:=IF(AND([.$U60] = 1;NOT([.M60]=&quot;&quot;));[.M60];&quot;&quot;)">
            <text:p/>
          </table:table-cell>
          <table:table-cell table:style-name="ce110" table:formula="of:=IF(AND([.$U60] = 1;NOT([.N60]=&quot;&quot;));[.N60];&quot;&quot;)">
            <text:p/>
          </table:table-cell>
          <table:table-cell table:style-name="ce110" table:formula="of:=IF(AND([.$U60] = 1;NOT([.O60]=&quot;&quot;));[.O60];&quot;&quot;)" office:value-type="float" office:value="56" calcext:value-type="float">
            <text:p>56</text:p>
          </table:table-cell>
          <table:table-cell table:style-name="ce110" table:formula="of:=IF(AND([.$U60] = 1;NOT([.P60]=&quot;&quot;));[.P60];&quot;&quot;)" office:value-type="float" office:value="2.3472" calcext:value-type="float">
            <text:p>2.3472</text:p>
          </table:table-cell>
          <table:table-cell table:style-name="ce110" table:formula="of:=IF(AND([.$U60] = 1;NOT([.Q60]=&quot;&quot;));[.Q60];&quot;&quot;)" office:value-type="float" office:value="-2.3472" calcext:value-type="float">
            <text:p>-2.3472</text:p>
          </table:table-cell>
          <table:table-cell table:style-name="ce110" table:formula="of:=IF(AND([.$U60] = 1;NOT([.R60]=&quot;&quot;));[.R60];&quot;&quot;)" office:value-type="float" office:value="38" calcext:value-type="float">
            <text:p>38</text:p>
          </table:table-cell>
          <table:table-cell table:style-name="ce110" table:formula="of:=IF(AND([.$U60] = 1;NOT([.S60]=&quot;&quot;));[.S60];&quot;&quot;)" office:value-type="float" office:value="1.6911602611" calcext:value-type="float">
            <text:p>1.6911602611</text:p>
          </table:table-cell>
          <table:table-cell table:style-name="ce110" table:formula="of:=IF(AND([.$U60] = 1;NOT([.T60]=&quot;&quot;));[.T60];&quot;&quot;)" office:value-type="float" office:value="-1" calcext:value-type="float">
            <text:p>-1</text:p>
          </table:table-cell>
          <table:table-cell table:style-name="ce110" table:formula="of:=IF(AND([.$U60] = 1;NOT([.U60]=&quot;&quot;));[.U60];&quot;&quot;)" office:value-type="float" office:value="1" calcext:value-type="float">
            <text:p>1</text:p>
          </table:table-cell>
          <table:table-cell table:style-name="ce110" table:formula="of:=IF(AND([.$U60] = 1;NOT([.V60]=&quot;&quot;));[.V60];&quot;&quot;)" office:value-type="float" office:value="1.0471975511966" calcext:value-type="float">
            <text:p>1.0471975511966</text:p>
          </table:table-cell>
          <table:table-cell table:style-name="ce110" table:formula="of:=IF(AND([.$U60] = 1;NOT([.W60]=&quot;&quot;));[.W60];&quot;&quot;)">
            <text:p/>
          </table:table-cell>
          <table:table-cell table:style-name="ce110" table:formula="of:=IF(AND([.$U60] = 1;NOT([.X60]=&quot;&quot;));[.X60];&quot;&quot;)">
            <text:p/>
          </table:table-cell>
          <table:table-cell table:style-name="ce110" table:formula="of:=IF(AND([.$U60] = 1;NOT([.Y60]=&quot;&quot;));[.Y60];&quot;&quot;)" office:value-type="float" office:value="56" calcext:value-type="float">
            <text:p>56</text:p>
          </table:table-cell>
          <table:table-cell table:style-name="ce121" table:formula="of:=IF(AND([.$U60] = 1;NOT([.Z60]=&quot;&quot;));[.Z60];&quot;&quot;)" office:value-type="float" office:value="0.177" calcext:value-type="float">
            <text:p>0.17700</text:p>
          </table:table-cell>
          <table:table-cell table:style-name="ce25" table:formula="of:=IF(AND([.$U60] = 1;NOT([.AA60]=&quot;&quot;));[.AA60];&quot;&quot;)" office:value-type="float" office:value="-0.7539" calcext:value-type="float">
            <text:p>-0.7539</text:p>
          </table:table-cell>
          <table:table-cell table:style-name="Default" table:number-columns-repeated="3"/>
          <table:table-cell table:style-name="ce4" table:formula="of:=IF(AND([.$U60] = 0;NOT([.A60]=&quot;&quot;));[.A60];&quot;&quot;)">
            <text:p/>
          </table:table-cell>
          <table:table-cell table:style-name="ce110" table:formula="of:=IF(AND([.$U60] = 0;NOT([.B60]=&quot;&quot;));[.B60];&quot;&quot;)">
            <text:p/>
          </table:table-cell>
          <table:table-cell table:style-name="ce110" table:formula="of:=IF(AND([.$U60] = 0;NOT([.C60]=&quot;&quot;));[.C60];&quot;&quot;)">
            <text:p/>
          </table:table-cell>
          <table:table-cell table:style-name="ce110" table:formula="of:=IF(AND([.$U60] = 0;NOT([.D60]=&quot;&quot;));[.D60];&quot;&quot;)">
            <text:p/>
          </table:table-cell>
          <table:table-cell table:style-name="ce110" table:formula="of:=IF(AND([.$U60] = 0;NOT([.E60]=&quot;&quot;));[.E60];&quot;&quot;)">
            <text:p/>
          </table:table-cell>
          <table:table-cell table:style-name="ce110" table:formula="of:=IF(AND([.$U60] = 0;NOT([.F60]=&quot;&quot;));[.F60];&quot;&quot;)">
            <text:p/>
          </table:table-cell>
          <table:table-cell table:style-name="ce110" table:formula="of:=IF(AND([.$U60] = 0;NOT([.G60]=&quot;&quot;));[.G60];&quot;&quot;)">
            <text:p/>
          </table:table-cell>
          <table:table-cell table:style-name="ce110" table:formula="of:=IF(AND([.$U60] = 0;NOT([.H60]=&quot;&quot;));[.H60];&quot;&quot;)">
            <text:p/>
          </table:table-cell>
          <table:table-cell table:style-name="ce110" table:formula="of:=IF(AND([.$U60] = 0;NOT([.I60]=&quot;&quot;));[.I60];&quot;&quot;)">
            <text:p/>
          </table:table-cell>
          <table:table-cell table:style-name="ce110" table:formula="of:=IF(AND([.$U60] = 0;NOT([.J60]=&quot;&quot;));[.J60];&quot;&quot;)">
            <text:p/>
          </table:table-cell>
          <table:table-cell table:style-name="ce113" table:formula="of:=IF(AND([.$U60] = 0;NOT([.K60]=&quot;&quot;));[.K60];&quot;&quot;)">
            <text:p/>
          </table:table-cell>
          <table:table-cell table:style-name="ce113" table:formula="of:=IF(AND([.$U60] = 0;NOT([.L60]=&quot;&quot;));[.L60];&quot;&quot;)">
            <text:p/>
          </table:table-cell>
          <table:table-cell table:style-name="ce110" table:formula="of:=IF(AND([.$U60] = 0;NOT([.M60]=&quot;&quot;));[.M60];&quot;&quot;)">
            <text:p/>
          </table:table-cell>
          <table:table-cell table:style-name="ce110" table:formula="of:=IF(AND([.$U60] = 0;NOT([.N60]=&quot;&quot;));[.N60];&quot;&quot;)">
            <text:p/>
          </table:table-cell>
          <table:table-cell table:style-name="ce110" table:formula="of:=IF(AND([.$U60] = 0;NOT([.O60]=&quot;&quot;));[.O60];&quot;&quot;)">
            <text:p/>
          </table:table-cell>
          <table:table-cell table:style-name="ce110" table:formula="of:=IF(AND([.$U60] = 0;NOT([.P60]=&quot;&quot;));[.P60];&quot;&quot;)">
            <text:p/>
          </table:table-cell>
          <table:table-cell table:style-name="ce110" table:formula="of:=IF(AND([.$U60] = 0;NOT([.Q60]=&quot;&quot;));[.Q60];&quot;&quot;)">
            <text:p/>
          </table:table-cell>
          <table:table-cell table:style-name="ce110" table:formula="of:=IF(AND([.$U60] = 0;NOT([.R60]=&quot;&quot;));[.R60];&quot;&quot;)">
            <text:p/>
          </table:table-cell>
          <table:table-cell table:style-name="ce110" table:formula="of:=IF(AND([.$U60] = 0;NOT([.S60]=&quot;&quot;));[.S60];&quot;&quot;)">
            <text:p/>
          </table:table-cell>
          <table:table-cell table:style-name="ce110" table:formula="of:=IF(AND([.$U60] = 0;NOT([.T60]=&quot;&quot;));[.T60];&quot;&quot;)">
            <text:p/>
          </table:table-cell>
          <table:table-cell table:style-name="ce110" table:formula="of:=IF(AND([.$U60] = 0;NOT([.U60]=&quot;&quot;));[.U60];&quot;&quot;)">
            <text:p/>
          </table:table-cell>
          <table:table-cell table:style-name="ce110" table:formula="of:=IF(AND([.$U60] = 0;NOT([.V60]=&quot;&quot;));[.V60];&quot;&quot;)">
            <text:p/>
          </table:table-cell>
          <table:table-cell table:style-name="ce110" table:formula="of:=IF(AND([.$U60] = 0;NOT([.W60]=&quot;&quot;));[.W60];&quot;&quot;)">
            <text:p/>
          </table:table-cell>
          <table:table-cell table:style-name="ce110" table:formula="of:=IF(AND([.$U60] = 0;NOT([.X60]=&quot;&quot;));[.X60];&quot;&quot;)">
            <text:p/>
          </table:table-cell>
          <table:table-cell table:style-name="ce110" table:formula="of:=IF(AND([.$U60] = 0;NOT([.Y60]=&quot;&quot;));[.Y60];&quot;&quot;)">
            <text:p/>
          </table:table-cell>
          <table:table-cell table:style-name="ce110" table:formula="of:=IF(AND([.$U60] = 0;NOT([.Z60]=&quot;&quot;));[.Z60];&quot;&quot;)">
            <text:p/>
          </table:table-cell>
          <table:table-cell table:style-name="ce25" table:formula="of:=IF(AND([.$U60] = 0;NOT([.AA60]=&quot;&quot;));[.AA60];&quot;&quot;)">
            <text:p/>
          </table:table-cell>
          <table:table-cell table:style-name="Default" table:number-columns-repeated="3"/>
          <table:table-cell table:style-name="ce126" table:formula="of:=IF(AND(0.1&lt;[.$Z60];[.$Z60]&lt;0.25; NOT([.A60]=&quot;&quot;));[.A60];&quot;&quot;)" office:value-type="float" office:value="56" calcext:value-type="float">
            <text:p>56.0000</text:p>
          </table:table-cell>
          <table:table-cell table:style-name="ce44" table:formula="of:=IF(AND(0.1&lt;[.$Z60];[.$Z60]&lt;0.25; NOT([.B60]=&quot;&quot;));[.B60];&quot;&quot;)" office:value-type="float" office:value="1.72788" calcext:value-type="float">
            <text:p>1.7279</text:p>
          </table:table-cell>
          <table:table-cell table:style-name="ce44" table:formula="of:=IF(AND(0.1&lt;[.$Z60];[.$Z60]&lt;0.25; NOT([.C60]=&quot;&quot;));[.C60];&quot;&quot;)" office:value-type="float" office:value="-1.5708" calcext:value-type="float">
            <text:p>-1.5708</text:p>
          </table:table-cell>
          <table:table-cell table:style-name="ce44" table:formula="of:=IF(AND(0.1&lt;[.$Z60];[.$Z60]&lt;0.25; NOT([.D60]=&quot;&quot;));[.D60];&quot;&quot;)" office:value-type="float" office:value="1.85005" calcext:value-type="float">
            <text:p>1.8501</text:p>
          </table:table-cell>
          <table:table-cell table:style-name="ce44" table:formula="of:=IF(AND(0.1&lt;[.$Z60];[.$Z60]&lt;0.25; NOT([.E60]=&quot;&quot;));[.E60];&quot;&quot;)" office:value-type="float" office:value="-2.16421" calcext:value-type="float">
            <text:p>-2.1642</text:p>
          </table:table-cell>
          <table:table-cell table:style-name="ce44" table:formula="of:=IF(AND(0.1&lt;[.$Z60];[.$Z60]&lt;0.25; NOT([.F60]=&quot;&quot;));[.F60];&quot;&quot;)" office:value-type="float" office:value="-1.48353" calcext:value-type="float">
            <text:p>-1.4835</text:p>
          </table:table-cell>
          <table:table-cell table:style-name="ce44" table:formula="of:=IF(AND(0.1&lt;[.$Z60];[.$Z60]&lt;0.25; NOT([.G60]=&quot;&quot;));[.G60];&quot;&quot;)" office:value-type="float" office:value="-1.76278" calcext:value-type="float">
            <text:p>-1.7628</text:p>
          </table:table-cell>
          <table:table-cell table:style-name="ce44" table:formula="of:=IF(AND(0.1&lt;[.$Z60];[.$Z60]&lt;0.25; NOT([.H60]=&quot;&quot;));[.H60];&quot;&quot;)">
            <text:p/>
          </table:table-cell>
          <table:table-cell table:style-name="ce44" table:formula="of:=IF(AND(0.1&lt;[.$Z60];[.$Z60]&lt;0.25; NOT([.I60]=&quot;&quot;));[.I60];&quot;&quot;)">
            <text:p/>
          </table:table-cell>
          <table:table-cell table:style-name="ce44" table:formula="of:=IF(AND(0.1&lt;[.$Z60];[.$Z60]&lt;0.25; NOT([.J60]=&quot;&quot;));[.J60];&quot;&quot;)" office:value-type="float" office:value="57" calcext:value-type="float">
            <text:p>57.0000</text:p>
          </table:table-cell>
          <table:table-cell table:style-name="ce44" table:formula="of:=IF(AND(0.1&lt;[.$Z60];[.$Z60]&lt;0.25; NOT([.K60]=&quot;&quot;));[.K60];&quot;&quot;)" office:value-type="float" office:value="0.3395" calcext:value-type="float">
            <text:p>0.3395</text:p>
          </table:table-cell>
          <table:table-cell table:style-name="ce44" table:formula="of:=IF(AND(0.1&lt;[.$Z60];[.$Z60]&lt;0.25; NOT([.L60]=&quot;&quot;));[.L60];&quot;&quot;)" office:value-type="float" office:value="-0.1167" calcext:value-type="float">
            <text:p>-0.1167</text:p>
          </table:table-cell>
          <table:table-cell table:style-name="ce44" table:formula="of:=IF(AND(0.1&lt;[.$Z60];[.$Z60]&lt;0.25; NOT([.M60]=&quot;&quot;));[.M60];&quot;&quot;)">
            <text:p/>
          </table:table-cell>
          <table:table-cell table:style-name="ce44" table:formula="of:=IF(AND(0.1&lt;[.$Z60];[.$Z60]&lt;0.25; NOT([.N60]=&quot;&quot;));[.N60];&quot;&quot;)">
            <text:p/>
          </table:table-cell>
          <table:table-cell table:style-name="ce44" table:formula="of:=IF(AND(0.1&lt;[.$Z60];[.$Z60]&lt;0.25; NOT([.O60]=&quot;&quot;));[.O60];&quot;&quot;)" office:value-type="float" office:value="56" calcext:value-type="float">
            <text:p>56.0000</text:p>
          </table:table-cell>
          <table:table-cell table:style-name="ce44" table:formula="of:=IF(AND(0.1&lt;[.$Z60];[.$Z60]&lt;0.25; NOT([.P60]=&quot;&quot;));[.P60];&quot;&quot;)" office:value-type="float" office:value="2.3472" calcext:value-type="float">
            <text:p>2.3472</text:p>
          </table:table-cell>
          <table:table-cell table:style-name="ce44" table:formula="of:=IF(AND(0.1&lt;[.$Z60];[.$Z60]&lt;0.25; NOT([.Q60]=&quot;&quot;));[.Q60];&quot;&quot;)" office:value-type="float" office:value="-2.3472" calcext:value-type="float">
            <text:p>-2.3472</text:p>
          </table:table-cell>
          <table:table-cell table:style-name="ce44" table:formula="of:=IF(AND(0.1&lt;[.$Z60];[.$Z60]&lt;0.25; NOT([.R60]=&quot;&quot;));[.R60];&quot;&quot;)" office:value-type="float" office:value="38" calcext:value-type="float">
            <text:p>38.0000</text:p>
          </table:table-cell>
          <table:table-cell table:style-name="ce44" table:formula="of:=IF(AND(0.1&lt;[.$Z60];[.$Z60]&lt;0.25; NOT([.S60]=&quot;&quot;));[.S60];&quot;&quot;)" office:value-type="float" office:value="1.6911602611" calcext:value-type="float">
            <text:p>1.6912</text:p>
          </table:table-cell>
          <table:table-cell table:style-name="ce44" table:formula="of:=IF(AND(0.1&lt;[.$Z60];[.$Z60]&lt;0.25; NOT([.T60]=&quot;&quot;));[.T60];&quot;&quot;)" office:value-type="float" office:value="-1" calcext:value-type="float">
            <text:p>-1.0000</text:p>
          </table:table-cell>
          <table:table-cell table:style-name="ce44" table:formula="of:=IF(AND(0.1&lt;[.$Z60];[.$Z60]&lt;0.25; NOT([.U60]=&quot;&quot;));[.U60];&quot;&quot;)" office:value-type="float" office:value="1" calcext:value-type="float">
            <text:p>1.0000</text:p>
          </table:table-cell>
          <table:table-cell table:style-name="ce44" table:formula="of:=IF(AND(0.1&lt;[.$Z60];[.$Z60]&lt;0.25; NOT([.V60]=&quot;&quot;));[.V60];&quot;&quot;)" office:value-type="float" office:value="1.0471975511966" calcext:value-type="float">
            <text:p>1.0472</text:p>
          </table:table-cell>
          <table:table-cell table:style-name="ce44" table:formula="of:=IF(AND(0.1&lt;[.$Z60];[.$Z60]&lt;0.25; NOT([.W60]=&quot;&quot;));[.W60];&quot;&quot;)">
            <text:p/>
          </table:table-cell>
          <table:table-cell table:style-name="ce44" table:formula="of:=IF(AND(0.1&lt;[.$Z60];[.$Z60]&lt;0.25; NOT([.X60]=&quot;&quot;));[.X60];&quot;&quot;)">
            <text:p/>
          </table:table-cell>
          <table:table-cell table:style-name="ce44" table:formula="of:=IF(AND(0.1&lt;[.$Z60];[.$Z60]&lt;0.25; NOT([.Y60]=&quot;&quot;));[.Y60];&quot;&quot;)" office:value-type="float" office:value="56" calcext:value-type="float">
            <text:p>56.0000</text:p>
          </table:table-cell>
          <table:table-cell table:style-name="ce44" table:formula="of:=IF(AND(0.1&lt;[.$Z60];[.$Z60]&lt;0.25; NOT([.Z60]=&quot;&quot;));[.Z60];&quot;&quot;)" office:value-type="float" office:value="0.177" calcext:value-type="float">
            <text:p>0.1770</text:p>
          </table:table-cell>
          <table:table-cell table:style-name="ce44" table:formula="of:=IF(AND(0.1&lt;[.$Z60];[.$Z60]&lt;0.25; NOT([.AA60]=&quot;&quot;));[.AA60];&quot;&quot;)" office:value-type="float" office:value="-0.7539" calcext:value-type="float">
            <text:p>-0.7539</text:p>
          </table:table-cell>
          <table:table-cell table:style-name="Default" table:number-columns-repeated="3"/>
          <table:table-cell table:style-name="ce126" table:formula="of:=IF(AND(OR(0.1&gt;[.$Z60];[.$Z60]&gt;0.25);NOT([.A60]=&quot;&quot;));[.A60];&quot;&quot;)">
            <text:p/>
          </table:table-cell>
          <table:table-cell table:style-name="ce44" table:formula="of:=IF(AND(OR(0.1&gt;[.$Z60];[.$Z60]&gt;0.25);NOT([.B60]=&quot;&quot;));[.B60];&quot;&quot;)">
            <text:p/>
          </table:table-cell>
          <table:table-cell table:style-name="ce44" table:formula="of:=IF(AND(OR(0.1&gt;[.$Z60];[.$Z60]&gt;0.25);NOT([.C60]=&quot;&quot;));[.C60];&quot;&quot;)">
            <text:p/>
          </table:table-cell>
          <table:table-cell table:style-name="ce44" table:formula="of:=IF(AND(OR(0.1&gt;[.$Z60];[.$Z60]&gt;0.25);NOT([.D60]=&quot;&quot;));[.D60];&quot;&quot;)">
            <text:p/>
          </table:table-cell>
          <table:table-cell table:style-name="ce44" table:formula="of:=IF(AND(OR(0.1&gt;[.$Z60];[.$Z60]&gt;0.25);NOT([.E60]=&quot;&quot;));[.E60];&quot;&quot;)">
            <text:p/>
          </table:table-cell>
          <table:table-cell table:style-name="ce44" table:formula="of:=IF(AND(OR(0.1&gt;[.$Z60];[.$Z60]&gt;0.25);NOT([.F60]=&quot;&quot;));[.F60];&quot;&quot;)">
            <text:p/>
          </table:table-cell>
          <table:table-cell table:style-name="ce44" table:formula="of:=IF(AND(OR(0.1&gt;[.$Z60];[.$Z60]&gt;0.25);NOT([.G60]=&quot;&quot;));[.G60];&quot;&quot;)">
            <text:p/>
          </table:table-cell>
          <table:table-cell table:style-name="ce44" table:formula="of:=IF(AND(OR(0.1&gt;[.$Z60];[.$Z60]&gt;0.25);NOT([.H60]=&quot;&quot;));[.H60];&quot;&quot;)">
            <text:p/>
          </table:table-cell>
          <table:table-cell table:style-name="ce44" table:formula="of:=IF(AND(OR(0.1&gt;[.$Z60];[.$Z60]&gt;0.25);NOT([.I60]=&quot;&quot;));[.I60];&quot;&quot;)">
            <text:p/>
          </table:table-cell>
          <table:table-cell table:style-name="ce44" table:formula="of:=IF(AND(OR(0.1&gt;[.$Z60];[.$Z60]&gt;0.25);NOT([.J60]=&quot;&quot;));[.J60];&quot;&quot;)">
            <text:p/>
          </table:table-cell>
          <table:table-cell table:style-name="ce44" table:formula="of:=IF(AND(OR(0.1&gt;[.$Z60];[.$Z60]&gt;0.25);NOT([.K60]=&quot;&quot;));[.K60];&quot;&quot;)">
            <text:p/>
          </table:table-cell>
          <table:table-cell table:style-name="ce44" table:formula="of:=IF(AND(OR(0.1&gt;[.$Z60];[.$Z60]&gt;0.25);NOT([.L60]=&quot;&quot;));[.L60];&quot;&quot;)">
            <text:p/>
          </table:table-cell>
          <table:table-cell table:style-name="ce44" table:formula="of:=IF(AND(OR(0.1&gt;[.$Z60];[.$Z60]&gt;0.25);NOT([.M60]=&quot;&quot;));[.M60];&quot;&quot;)">
            <text:p/>
          </table:table-cell>
          <table:table-cell table:style-name="ce44" table:formula="of:=IF(AND(OR(0.1&gt;[.$Z60];[.$Z60]&gt;0.25);NOT([.N60]=&quot;&quot;));[.N60];&quot;&quot;)">
            <text:p/>
          </table:table-cell>
          <table:table-cell table:style-name="ce128" table:formula="of:=IF(AND(OR(0.1&gt;[.$Z60];[.$Z60]&gt;0.25);NOT([.O60]=&quot;&quot;));[.O60];&quot;&quot;)">
            <text:p/>
          </table:table-cell>
          <table:table-cell table:style-name="ce44" table:formula="of:=IF(AND(OR(0.1&gt;[.$Z60];[.$Z60]&gt;0.25);NOT([.P60]=&quot;&quot;));[.P60];&quot;&quot;)">
            <text:p/>
          </table:table-cell>
          <table:table-cell table:style-name="ce44" table:formula="of:=IF(AND(OR(0.1&gt;[.$Z60];[.$Z60]&gt;0.25);NOT([.Q60]=&quot;&quot;));[.Q60];&quot;&quot;)">
            <text:p/>
          </table:table-cell>
          <table:table-cell table:style-name="ce44" table:formula="of:=IF(AND(OR(0.1&gt;[.$Z60];[.$Z60]&gt;0.25);NOT([.R60]=&quot;&quot;));[.R60];&quot;&quot;)">
            <text:p/>
          </table:table-cell>
          <table:table-cell table:style-name="ce44" table:formula="of:=IF(AND(OR(0.1&gt;[.$Z60];[.$Z60]&gt;0.25);NOT([.S60]=&quot;&quot;));[.S60];&quot;&quot;)">
            <text:p/>
          </table:table-cell>
          <table:table-cell table:style-name="ce44" table:formula="of:=IF(AND(OR(0.1&gt;[.$Z60];[.$Z60]&gt;0.25);NOT([.T60]=&quot;&quot;));[.T60];&quot;&quot;)">
            <text:p/>
          </table:table-cell>
          <table:table-cell table:style-name="ce44" table:formula="of:=IF(AND(OR(0.1&gt;[.$Z60];[.$Z60]&gt;0.25);NOT([.U60]=&quot;&quot;));[.U60];&quot;&quot;)">
            <text:p/>
          </table:table-cell>
          <table:table-cell table:style-name="ce44" table:formula="of:=IF(AND(OR(0.1&gt;[.$Z60];[.$Z60]&gt;0.25);NOT([.V60]=&quot;&quot;));[.V60];&quot;&quot;)">
            <text:p/>
          </table:table-cell>
          <table:table-cell table:style-name="ce44" table:formula="of:=IF(AND(OR(0.1&gt;[.$Z60];[.$Z60]&gt;0.25);NOT([.W60]=&quot;&quot;));[.W60];&quot;&quot;)">
            <text:p/>
          </table:table-cell>
          <table:table-cell table:style-name="ce44" table:formula="of:=IF(AND(OR(0.1&gt;[.$Z60];[.$Z60]&gt;0.25);NOT([.X60]=&quot;&quot;));[.X60];&quot;&quot;)">
            <text:p/>
          </table:table-cell>
          <table:table-cell table:style-name="ce128" table:formula="of:=IF(AND(OR(0.1&gt;[.$Z60];[.$Z60]&gt;0.25);NOT([.Y60]=&quot;&quot;));[.Y60];&quot;&quot;)">
            <text:p/>
          </table:table-cell>
          <table:table-cell table:style-name="ce44" table:formula="of:=IF(AND(OR(0.1&gt;[.$Z60];[.$Z60]&gt;0.25);NOT([.Z60]=&quot;&quot;));[.Z60];&quot;&quot;)">
            <text:p/>
          </table:table-cell>
          <table:table-cell table:style-name="ce44" table:formula="of:=IF(AND(OR(0.1&gt;[.$Z60];[.$Z60]&gt;0.25);NOT([.AA60]=&quot;&quot;));[.AA60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58" calcext:value-type="float">
            <text:p>58</text:p>
          </table:table-cell>
          <table:table-cell table:style-name="ce15" office:value-type="float" office:value="0.3395" calcext:value-type="float">
            <text:p>0.3395</text:p>
          </table:table-cell>
          <table:table-cell table:style-name="ce15" office:value-type="float" office:value="-0.1167" calcext:value-type="float">
            <text:p>-0.1167</text:p>
          </table:table-cell>
          <table:table-cell table:style-name="Default" table:number-columns-repeated="2"/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2.3451" calcext:value-type="float">
            <text:p>2.3451</text:p>
          </table:table-cell>
          <table:table-cell table:style-name="ce10" office:value-type="float" office:value="-2.3451" calcext:value-type="float">
            <text:p>-2.3451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.6746546052" calcext:value-type="float">
            <text:p>1.674654605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349065850398866" calcext:value-type="float">
            <text:p>0.349065850398866</text:p>
          </table:table-cell>
          <table:table-cell table:style-name="Default" table:number-columns-repeated="2"/>
          <table:table-cell table:style-name="ce10" office:value-type="float" office:value="57" calcext:value-type="float">
            <text:p>57</text:p>
          </table:table-cell>
          <table:table-cell table:style-name="ce10" office:value-type="float" office:value="0.1744" calcext:value-type="float">
            <text:p>0.1744</text:p>
          </table:table-cell>
          <table:table-cell table:style-name="ce25" office:value-type="float" office:value="-0.765" calcext:value-type="float">
            <text:p>-0.765</text:p>
          </table:table-cell>
          <table:table-cell table:style-name="Default" table:number-columns-repeated="3"/>
          <table:table-cell table:style-name="ce31" table:formula="of:=IF(AND(0.15&lt;[.$Z61];[.$Z61]&lt;0.2; NOT([.A61]=&quot;&quot;));[.A61];&quot;&quot;)" office:value-type="float" office:value="57" calcext:value-type="float">
            <text:p>57</text:p>
          </table:table-cell>
          <table:table-cell table:style-name="ce33" table:formula="of:=IF(AND(0.15&lt;[.$Z61];[.$Z61]&lt;0.2; NOT([.B61]=&quot;&quot;));[.B61];&quot;&quot;)" office:value-type="float" office:value="1.72788" calcext:value-type="float">
            <text:p>1.7279</text:p>
          </table:table-cell>
          <table:table-cell table:style-name="ce33" table:formula="of:=IF(AND(0.15&lt;[.$Z61];[.$Z61]&lt;0.2; NOT([.C61]=&quot;&quot;));[.C61];&quot;&quot;)" office:value-type="float" office:value="-1.5708" calcext:value-type="float">
            <text:p>-1.5708</text:p>
          </table:table-cell>
          <table:table-cell table:style-name="ce33" table:formula="of:=IF(AND(0.15&lt;[.$Z61];[.$Z61]&lt;0.2; NOT([.D61]=&quot;&quot;));[.D61];&quot;&quot;)" office:value-type="float" office:value="1.85005" calcext:value-type="float">
            <text:p>1.8501</text:p>
          </table:table-cell>
          <table:table-cell table:style-name="ce33" table:formula="of:=IF(AND(0.15&lt;[.$Z61];[.$Z61]&lt;0.2; NOT([.E61]=&quot;&quot;));[.E61];&quot;&quot;)" office:value-type="float" office:value="-2.16421" calcext:value-type="float">
            <text:p>-2.1642</text:p>
          </table:table-cell>
          <table:table-cell table:style-name="ce33" table:formula="of:=IF(AND(0.15&lt;[.$Z61];[.$Z61]&lt;0.2; NOT([.F61]=&quot;&quot;));[.F61];&quot;&quot;)" office:value-type="float" office:value="-1.48353" calcext:value-type="float">
            <text:p>-1.4835</text:p>
          </table:table-cell>
          <table:table-cell table:style-name="ce33" table:formula="of:=IF(AND(0.15&lt;[.$Z61];[.$Z61]&lt;0.2; NOT([.G61]=&quot;&quot;));[.G61];&quot;&quot;)" office:value-type="float" office:value="-1.76278" calcext:value-type="float">
            <text:p>-1.7628</text:p>
          </table:table-cell>
          <table:table-cell table:style-name="ce33" table:formula="of:=IF(AND(0.15&lt;[.$Z61];[.$Z61]&lt;0.2; NOT([.H61]=&quot;&quot;));[.H61];&quot;&quot;)">
            <text:p/>
          </table:table-cell>
          <table:table-cell table:style-name="ce33" table:formula="of:=IF(AND(0.15&lt;[.$Z61];[.$Z61]&lt;0.2; NOT([.I61]=&quot;&quot;));[.I61];&quot;&quot;)">
            <text:p/>
          </table:table-cell>
          <table:table-cell table:style-name="ce39" table:formula="of:=IF(AND(0.15&lt;[.$Z61];[.$Z61]&lt;0.2; NOT([.J61]=&quot;&quot;));[.J61];&quot;&quot;)" office:value-type="float" office:value="58" calcext:value-type="float">
            <text:p>58</text:p>
          </table:table-cell>
          <table:table-cell table:style-name="ce33" table:formula="of:=IF(AND(0.15&lt;[.$Z61];[.$Z61]&lt;0.2; NOT([.K61]=&quot;&quot;));[.K61];&quot;&quot;)" office:value-type="float" office:value="0.3395" calcext:value-type="float">
            <text:p>0.3395</text:p>
          </table:table-cell>
          <table:table-cell table:style-name="ce33" table:formula="of:=IF(AND(0.15&lt;[.$Z61];[.$Z61]&lt;0.2; NOT([.L61]=&quot;&quot;));[.L61];&quot;&quot;)" office:value-type="float" office:value="-0.1167" calcext:value-type="float">
            <text:p>-0.1167</text:p>
          </table:table-cell>
          <table:table-cell table:style-name="ce33" table:formula="of:=IF(AND(0.15&lt;[.$Z61];[.$Z61]&lt;0.2; NOT([.M61]=&quot;&quot;));[.M61];&quot;&quot;)">
            <text:p/>
          </table:table-cell>
          <table:table-cell table:style-name="ce33" table:formula="of:=IF(AND(0.15&lt;[.$Z61];[.$Z61]&lt;0.2; NOT([.N61]=&quot;&quot;));[.N61];&quot;&quot;)">
            <text:p/>
          </table:table-cell>
          <table:table-cell table:style-name="ce39" table:formula="of:=IF(AND(0.15&lt;[.$Z61];[.$Z61]&lt;0.2; NOT([.O61]=&quot;&quot;));[.O61];&quot;&quot;)" office:value-type="float" office:value="57" calcext:value-type="float">
            <text:p>57</text:p>
          </table:table-cell>
          <table:table-cell table:style-name="ce33" table:formula="of:=IF(AND(0.15&lt;[.$Z61];[.$Z61]&lt;0.2; NOT([.P61]=&quot;&quot;));[.P61];&quot;&quot;)" office:value-type="float" office:value="2.3451" calcext:value-type="float">
            <text:p>2.3451</text:p>
          </table:table-cell>
          <table:table-cell table:style-name="ce33" table:formula="of:=IF(AND(0.15&lt;[.$Z61];[.$Z61]&lt;0.2; NOT([.Q61]=&quot;&quot;));[.Q61];&quot;&quot;)" office:value-type="float" office:value="-2.3451" calcext:value-type="float">
            <text:p>-2.3451</text:p>
          </table:table-cell>
          <table:table-cell table:style-name="ce33" table:formula="of:=IF(AND(0.15&lt;[.$Z61];[.$Z61]&lt;0.2; NOT([.R61]=&quot;&quot;));[.R61];&quot;&quot;)" office:value-type="float" office:value="38" calcext:value-type="float">
            <text:p>38.0000</text:p>
          </table:table-cell>
          <table:table-cell table:style-name="ce33" table:formula="of:=IF(AND(0.15&lt;[.$Z61];[.$Z61]&lt;0.2; NOT([.S61]=&quot;&quot;));[.S61];&quot;&quot;)" office:value-type="float" office:value="1.6746546052" calcext:value-type="float">
            <text:p>1.6747</text:p>
          </table:table-cell>
          <table:table-cell table:style-name="ce39" table:formula="of:=IF(AND(0.15&lt;[.$Z61];[.$Z61]&lt;0.2; NOT([.T61]=&quot;&quot;));[.T61];&quot;&quot;)" office:value-type="float" office:value="-1" calcext:value-type="float">
            <text:p>-1</text:p>
          </table:table-cell>
          <table:table-cell table:style-name="ce39" table:formula="of:=IF(AND(0.15&lt;[.$Z61];[.$Z61]&lt;0.2; NOT([.U61]=&quot;&quot;));[.U61];&quot;&quot;)" office:value-type="float" office:value="1" calcext:value-type="float">
            <text:p>1</text:p>
          </table:table-cell>
          <table:table-cell table:style-name="ce33" table:formula="of:=IF(AND(0.15&lt;[.$Z61];[.$Z61]&lt;0.2; NOT([.V61]=&quot;&quot;));[.V61];&quot;&quot;)" office:value-type="float" office:value="0.349065850398866" calcext:value-type="float">
            <text:p>0.3491</text:p>
          </table:table-cell>
          <table:table-cell table:style-name="ce33" table:formula="of:=IF(AND(0.15&lt;[.$Z61];[.$Z61]&lt;0.2; NOT([.W61]=&quot;&quot;));[.W61];&quot;&quot;)">
            <text:p/>
          </table:table-cell>
          <table:table-cell table:style-name="ce33" table:formula="of:=IF(AND(0.15&lt;[.$Z61];[.$Z61]&lt;0.2; NOT([.X61]=&quot;&quot;));[.X61];&quot;&quot;)">
            <text:p/>
          </table:table-cell>
          <table:table-cell table:style-name="ce39" table:formula="of:=IF(AND(0.15&lt;[.$Z61];[.$Z61]&lt;0.2; NOT([.Y61]=&quot;&quot;));[.Y61];&quot;&quot;)" office:value-type="float" office:value="57" calcext:value-type="float">
            <text:p>57</text:p>
          </table:table-cell>
          <table:table-cell table:style-name="ce33" table:formula="of:=IF(AND(0.15&lt;[.$Z61];[.$Z61]&lt;0.2; NOT([.Z61]=&quot;&quot;));[.Z61];&quot;&quot;)" office:value-type="float" office:value="0.1744" calcext:value-type="float">
            <text:p>0.1744</text:p>
          </table:table-cell>
          <table:table-cell table:style-name="ce44" table:formula="of:=IF(AND(0.15&lt;[.$Z61];[.$Z61]&lt;0.2; NOT([.AA61]=&quot;&quot;));[.AA61];&quot;&quot;)" office:value-type="float" office:value="-0.765" calcext:value-type="float">
            <text:p>-0.7650</text:p>
          </table:table-cell>
          <table:table-cell table:style-name="Default" table:number-columns-repeated="3"/>
          <table:table-cell table:style-name="ce31" table:formula="of:=IF(AND(OR(0.15&gt;[.$Z61];[.$Z61]&gt;0.2);NOT([.A61]=&quot;&quot;));[.A61];&quot;&quot;)">
            <text:p/>
          </table:table-cell>
          <table:table-cell table:style-name="ce33" table:formula="of:=IF(AND(OR(0.15&gt;[.$Z61];[.$Z61]&gt;0.2);NOT([.B61]=&quot;&quot;));[.B61];&quot;&quot;)">
            <text:p/>
          </table:table-cell>
          <table:table-cell table:style-name="ce33" table:formula="of:=IF(AND(OR(0.15&gt;[.$Z61];[.$Z61]&gt;0.2);NOT([.C61]=&quot;&quot;));[.C61];&quot;&quot;)">
            <text:p/>
          </table:table-cell>
          <table:table-cell table:style-name="ce33" table:formula="of:=IF(AND(OR(0.15&gt;[.$Z61];[.$Z61]&gt;0.2);NOT([.D61]=&quot;&quot;));[.D61];&quot;&quot;)">
            <text:p/>
          </table:table-cell>
          <table:table-cell table:style-name="ce33" table:formula="of:=IF(AND(OR(0.15&gt;[.$Z61];[.$Z61]&gt;0.2);NOT([.E61]=&quot;&quot;));[.E61];&quot;&quot;)">
            <text:p/>
          </table:table-cell>
          <table:table-cell table:style-name="ce33" table:formula="of:=IF(AND(OR(0.15&gt;[.$Z61];[.$Z61]&gt;0.2);NOT([.F61]=&quot;&quot;));[.F61];&quot;&quot;)">
            <text:p/>
          </table:table-cell>
          <table:table-cell table:style-name="ce33" table:formula="of:=IF(AND(OR(0.15&gt;[.$Z61];[.$Z61]&gt;0.2);NOT([.G61]=&quot;&quot;));[.G61];&quot;&quot;)">
            <text:p/>
          </table:table-cell>
          <table:table-cell table:style-name="ce33" table:formula="of:=IF(AND(OR(0.15&gt;[.$Z61];[.$Z61]&gt;0.2);NOT([.H61]=&quot;&quot;));[.H61];&quot;&quot;)">
            <text:p/>
          </table:table-cell>
          <table:table-cell table:style-name="ce33" table:formula="of:=IF(AND(OR(0.15&gt;[.$Z61];[.$Z61]&gt;0.2);NOT([.I61]=&quot;&quot;));[.I61];&quot;&quot;)">
            <text:p/>
          </table:table-cell>
          <table:table-cell table:style-name="ce39" table:formula="of:=IF(AND(OR(0.15&gt;[.$Z61];[.$Z61]&gt;0.2);NOT([.J61]=&quot;&quot;));[.J61];&quot;&quot;)">
            <text:p/>
          </table:table-cell>
          <table:table-cell table:style-name="ce33" table:formula="of:=IF(AND(OR(0.15&gt;[.$Z61];[.$Z61]&gt;0.2);NOT([.K61]=&quot;&quot;));[.K61];&quot;&quot;)">
            <text:p/>
          </table:table-cell>
          <table:table-cell table:style-name="ce33" table:formula="of:=IF(AND(OR(0.15&gt;[.$Z61];[.$Z61]&gt;0.2);NOT([.L61]=&quot;&quot;));[.L61];&quot;&quot;)">
            <text:p/>
          </table:table-cell>
          <table:table-cell table:style-name="ce33" table:formula="of:=IF(AND(OR(0.15&gt;[.$Z61];[.$Z61]&gt;0.2);NOT([.M61]=&quot;&quot;));[.M61];&quot;&quot;)">
            <text:p/>
          </table:table-cell>
          <table:table-cell table:style-name="ce33" table:formula="of:=IF(AND(OR(0.15&gt;[.$Z61];[.$Z61]&gt;0.2);NOT([.N61]=&quot;&quot;));[.N61];&quot;&quot;)">
            <text:p/>
          </table:table-cell>
          <table:table-cell table:style-name="ce39" table:formula="of:=IF(AND(OR(0.15&gt;[.$Z61];[.$Z61]&gt;0.2);NOT([.O61]=&quot;&quot;));[.O61];&quot;&quot;)">
            <text:p/>
          </table:table-cell>
          <table:table-cell table:style-name="ce33" table:formula="of:=IF(AND(OR(0.15&gt;[.$Z61];[.$Z61]&gt;0.2);NOT([.P61]=&quot;&quot;));[.P61];&quot;&quot;)">
            <text:p/>
          </table:table-cell>
          <table:table-cell table:style-name="ce33" table:formula="of:=IF(AND(OR(0.15&gt;[.$Z61];[.$Z61]&gt;0.2);NOT([.Q61]=&quot;&quot;));[.Q61];&quot;&quot;)">
            <text:p/>
          </table:table-cell>
          <table:table-cell table:style-name="ce33" table:formula="of:=IF(AND(OR(0.15&gt;[.$Z61];[.$Z61]&gt;0.2);NOT([.R61]=&quot;&quot;));[.R61];&quot;&quot;)">
            <text:p/>
          </table:table-cell>
          <table:table-cell table:style-name="ce33" table:formula="of:=IF(AND(OR(0.15&gt;[.$Z61];[.$Z61]&gt;0.2);NOT([.S61]=&quot;&quot;));[.S61];&quot;&quot;)">
            <text:p/>
          </table:table-cell>
          <table:table-cell table:style-name="ce39" table:formula="of:=IF(AND(OR(0.15&gt;[.$Z61];[.$Z61]&gt;0.2);NOT([.T61]=&quot;&quot;));[.T61];&quot;&quot;)">
            <text:p/>
          </table:table-cell>
          <table:table-cell table:style-name="ce39" table:formula="of:=IF(AND(OR(0.15&gt;[.$Z61];[.$Z61]&gt;0.2);NOT([.U61]=&quot;&quot;));[.U61];&quot;&quot;)">
            <text:p/>
          </table:table-cell>
          <table:table-cell table:style-name="ce33" table:formula="of:=IF(AND(OR(0.15&gt;[.$Z61];[.$Z61]&gt;0.2);NOT([.V61]=&quot;&quot;));[.V61];&quot;&quot;)">
            <text:p/>
          </table:table-cell>
          <table:table-cell table:style-name="ce33" table:formula="of:=IF(AND(OR(0.15&gt;[.$Z61];[.$Z61]&gt;0.2);NOT([.W61]=&quot;&quot;));[.W61];&quot;&quot;)">
            <text:p/>
          </table:table-cell>
          <table:table-cell table:style-name="ce33" table:formula="of:=IF(AND(OR(0.15&gt;[.$Z61];[.$Z61]&gt;0.2);NOT([.X61]=&quot;&quot;));[.X61];&quot;&quot;)">
            <text:p/>
          </table:table-cell>
          <table:table-cell table:style-name="ce39" table:formula="of:=IF(AND(OR(0.15&gt;[.$Z61];[.$Z61]&gt;0.2);NOT([.Y61]=&quot;&quot;));[.Y61];&quot;&quot;)">
            <text:p/>
          </table:table-cell>
          <table:table-cell table:style-name="ce33" table:formula="of:=IF(AND(OR(0.15&gt;[.$Z61];[.$Z61]&gt;0.2);NOT([.Z61]=&quot;&quot;));[.Z61];&quot;&quot;)">
            <text:p/>
          </table:table-cell>
          <table:table-cell table:style-name="ce44" table:formula="of:=IF(AND(OR(0.15&gt;[.$Z61];[.$Z61]&gt;0.2);NOT([.AA61]=&quot;&quot;));[.AA61];&quot;&quot;)">
            <text:p/>
          </table:table-cell>
          <table:table-cell table:style-name="Default" table:number-columns-repeated="3"/>
          <table:table-cell table:style-name="ce4" table:formula="of:=IF(AND([.$U61] = 1;NOT([.A61]=&quot;&quot;));[.A61];&quot;&quot;)" office:value-type="float" office:value="57" calcext:value-type="float">
            <text:p>57</text:p>
          </table:table-cell>
          <table:table-cell table:style-name="ce110" table:formula="of:=IF(AND([.$U61] = 1;NOT([.B61]=&quot;&quot;));[.B61];&quot;&quot;)" office:value-type="float" office:value="1.72788" calcext:value-type="float">
            <text:p>1.72788</text:p>
          </table:table-cell>
          <table:table-cell table:style-name="ce110" table:formula="of:=IF(AND([.$U61] = 1;NOT([.C61]=&quot;&quot;));[.C61];&quot;&quot;)" office:value-type="float" office:value="-1.5708" calcext:value-type="float">
            <text:p>-1.5708</text:p>
          </table:table-cell>
          <table:table-cell table:style-name="ce110" table:formula="of:=IF(AND([.$U61] = 1;NOT([.D61]=&quot;&quot;));[.D61];&quot;&quot;)" office:value-type="float" office:value="1.85005" calcext:value-type="float">
            <text:p>1.85005</text:p>
          </table:table-cell>
          <table:table-cell table:style-name="ce110" table:formula="of:=IF(AND([.$U61] = 1;NOT([.E61]=&quot;&quot;));[.E61];&quot;&quot;)" office:value-type="float" office:value="-2.16421" calcext:value-type="float">
            <text:p>-2.16421</text:p>
          </table:table-cell>
          <table:table-cell table:style-name="ce110" table:formula="of:=IF(AND([.$U61] = 1;NOT([.F61]=&quot;&quot;));[.F61];&quot;&quot;)" office:value-type="float" office:value="-1.48353" calcext:value-type="float">
            <text:p>-1.48353</text:p>
          </table:table-cell>
          <table:table-cell table:style-name="ce110" table:formula="of:=IF(AND([.$U61] = 1;NOT([.G61]=&quot;&quot;));[.G61];&quot;&quot;)" office:value-type="float" office:value="-1.76278" calcext:value-type="float">
            <text:p>-1.76278</text:p>
          </table:table-cell>
          <table:table-cell table:style-name="ce110" table:formula="of:=IF(AND([.$U61] = 1;NOT([.H61]=&quot;&quot;));[.H61];&quot;&quot;)">
            <text:p/>
          </table:table-cell>
          <table:table-cell table:style-name="ce110" table:formula="of:=IF(AND([.$U61] = 1;NOT([.I61]=&quot;&quot;));[.I61];&quot;&quot;)">
            <text:p/>
          </table:table-cell>
          <table:table-cell table:style-name="ce110" table:formula="of:=IF(AND([.$U61] = 1;NOT([.J61]=&quot;&quot;));[.J61];&quot;&quot;)" office:value-type="float" office:value="58" calcext:value-type="float">
            <text:p>58</text:p>
          </table:table-cell>
          <table:table-cell table:style-name="ce110" table:formula="of:=IF(AND([.$U61] = 1;NOT([.K61]=&quot;&quot;));[.K61];&quot;&quot;)" office:value-type="float" office:value="0.3395" calcext:value-type="float">
            <text:p>0.3395</text:p>
          </table:table-cell>
          <table:table-cell table:style-name="ce110" table:formula="of:=IF(AND([.$U61] = 1;NOT([.L61]=&quot;&quot;));[.L61];&quot;&quot;)" office:value-type="float" office:value="-0.1167" calcext:value-type="float">
            <text:p>-0.1167</text:p>
          </table:table-cell>
          <table:table-cell table:style-name="ce110" table:formula="of:=IF(AND([.$U61] = 1;NOT([.M61]=&quot;&quot;));[.M61];&quot;&quot;)">
            <text:p/>
          </table:table-cell>
          <table:table-cell table:style-name="ce110" table:formula="of:=IF(AND([.$U61] = 1;NOT([.N61]=&quot;&quot;));[.N61];&quot;&quot;)">
            <text:p/>
          </table:table-cell>
          <table:table-cell table:style-name="ce110" table:formula="of:=IF(AND([.$U61] = 1;NOT([.O61]=&quot;&quot;));[.O61];&quot;&quot;)" office:value-type="float" office:value="57" calcext:value-type="float">
            <text:p>57</text:p>
          </table:table-cell>
          <table:table-cell table:style-name="ce110" table:formula="of:=IF(AND([.$U61] = 1;NOT([.P61]=&quot;&quot;));[.P61];&quot;&quot;)" office:value-type="float" office:value="2.3451" calcext:value-type="float">
            <text:p>2.3451</text:p>
          </table:table-cell>
          <table:table-cell table:style-name="ce110" table:formula="of:=IF(AND([.$U61] = 1;NOT([.Q61]=&quot;&quot;));[.Q61];&quot;&quot;)" office:value-type="float" office:value="-2.3451" calcext:value-type="float">
            <text:p>-2.3451</text:p>
          </table:table-cell>
          <table:table-cell table:style-name="ce110" table:formula="of:=IF(AND([.$U61] = 1;NOT([.R61]=&quot;&quot;));[.R61];&quot;&quot;)" office:value-type="float" office:value="38" calcext:value-type="float">
            <text:p>38</text:p>
          </table:table-cell>
          <table:table-cell table:style-name="ce110" table:formula="of:=IF(AND([.$U61] = 1;NOT([.S61]=&quot;&quot;));[.S61];&quot;&quot;)" office:value-type="float" office:value="1.6746546052" calcext:value-type="float">
            <text:p>1.6746546052</text:p>
          </table:table-cell>
          <table:table-cell table:style-name="ce110" table:formula="of:=IF(AND([.$U61] = 1;NOT([.T61]=&quot;&quot;));[.T61];&quot;&quot;)" office:value-type="float" office:value="-1" calcext:value-type="float">
            <text:p>-1</text:p>
          </table:table-cell>
          <table:table-cell table:style-name="ce110" table:formula="of:=IF(AND([.$U61] = 1;NOT([.U61]=&quot;&quot;));[.U61];&quot;&quot;)" office:value-type="float" office:value="1" calcext:value-type="float">
            <text:p>1</text:p>
          </table:table-cell>
          <table:table-cell table:style-name="ce110" table:formula="of:=IF(AND([.$U61] = 1;NOT([.V61]=&quot;&quot;));[.V61];&quot;&quot;)" office:value-type="float" office:value="0.349065850398866" calcext:value-type="float">
            <text:p>0.349065850398866</text:p>
          </table:table-cell>
          <table:table-cell table:style-name="ce110" table:formula="of:=IF(AND([.$U61] = 1;NOT([.W61]=&quot;&quot;));[.W61];&quot;&quot;)">
            <text:p/>
          </table:table-cell>
          <table:table-cell table:style-name="ce110" table:formula="of:=IF(AND([.$U61] = 1;NOT([.X61]=&quot;&quot;));[.X61];&quot;&quot;)">
            <text:p/>
          </table:table-cell>
          <table:table-cell table:style-name="ce110" table:formula="of:=IF(AND([.$U61] = 1;NOT([.Y61]=&quot;&quot;));[.Y61];&quot;&quot;)" office:value-type="float" office:value="57" calcext:value-type="float">
            <text:p>57</text:p>
          </table:table-cell>
          <table:table-cell table:style-name="ce121" table:formula="of:=IF(AND([.$U61] = 1;NOT([.Z61]=&quot;&quot;));[.Z61];&quot;&quot;)" office:value-type="float" office:value="0.1744" calcext:value-type="float">
            <text:p>0.17440</text:p>
          </table:table-cell>
          <table:table-cell table:style-name="ce25" table:formula="of:=IF(AND([.$U61] = 1;NOT([.AA61]=&quot;&quot;));[.AA61];&quot;&quot;)" office:value-type="float" office:value="-0.765" calcext:value-type="float">
            <text:p>-0.765</text:p>
          </table:table-cell>
          <table:table-cell table:style-name="Default" table:number-columns-repeated="3"/>
          <table:table-cell table:style-name="ce4" table:formula="of:=IF(AND([.$U61] = 0;NOT([.A61]=&quot;&quot;));[.A61];&quot;&quot;)">
            <text:p/>
          </table:table-cell>
          <table:table-cell table:style-name="ce110" table:formula="of:=IF(AND([.$U61] = 0;NOT([.B61]=&quot;&quot;));[.B61];&quot;&quot;)">
            <text:p/>
          </table:table-cell>
          <table:table-cell table:style-name="ce110" table:formula="of:=IF(AND([.$U61] = 0;NOT([.C61]=&quot;&quot;));[.C61];&quot;&quot;)">
            <text:p/>
          </table:table-cell>
          <table:table-cell table:style-name="ce110" table:formula="of:=IF(AND([.$U61] = 0;NOT([.D61]=&quot;&quot;));[.D61];&quot;&quot;)">
            <text:p/>
          </table:table-cell>
          <table:table-cell table:style-name="ce110" table:formula="of:=IF(AND([.$U61] = 0;NOT([.E61]=&quot;&quot;));[.E61];&quot;&quot;)">
            <text:p/>
          </table:table-cell>
          <table:table-cell table:style-name="ce110" table:formula="of:=IF(AND([.$U61] = 0;NOT([.F61]=&quot;&quot;));[.F61];&quot;&quot;)">
            <text:p/>
          </table:table-cell>
          <table:table-cell table:style-name="ce110" table:formula="of:=IF(AND([.$U61] = 0;NOT([.G61]=&quot;&quot;));[.G61];&quot;&quot;)">
            <text:p/>
          </table:table-cell>
          <table:table-cell table:style-name="ce110" table:formula="of:=IF(AND([.$U61] = 0;NOT([.H61]=&quot;&quot;));[.H61];&quot;&quot;)">
            <text:p/>
          </table:table-cell>
          <table:table-cell table:style-name="ce110" table:formula="of:=IF(AND([.$U61] = 0;NOT([.I61]=&quot;&quot;));[.I61];&quot;&quot;)">
            <text:p/>
          </table:table-cell>
          <table:table-cell table:style-name="ce110" table:formula="of:=IF(AND([.$U61] = 0;NOT([.J61]=&quot;&quot;));[.J61];&quot;&quot;)">
            <text:p/>
          </table:table-cell>
          <table:table-cell table:style-name="ce113" table:formula="of:=IF(AND([.$U61] = 0;NOT([.K61]=&quot;&quot;));[.K61];&quot;&quot;)">
            <text:p/>
          </table:table-cell>
          <table:table-cell table:style-name="ce113" table:formula="of:=IF(AND([.$U61] = 0;NOT([.L61]=&quot;&quot;));[.L61];&quot;&quot;)">
            <text:p/>
          </table:table-cell>
          <table:table-cell table:style-name="ce110" table:formula="of:=IF(AND([.$U61] = 0;NOT([.M61]=&quot;&quot;));[.M61];&quot;&quot;)">
            <text:p/>
          </table:table-cell>
          <table:table-cell table:style-name="ce110" table:formula="of:=IF(AND([.$U61] = 0;NOT([.N61]=&quot;&quot;));[.N61];&quot;&quot;)">
            <text:p/>
          </table:table-cell>
          <table:table-cell table:style-name="ce110" table:formula="of:=IF(AND([.$U61] = 0;NOT([.O61]=&quot;&quot;));[.O61];&quot;&quot;)">
            <text:p/>
          </table:table-cell>
          <table:table-cell table:style-name="ce110" table:formula="of:=IF(AND([.$U61] = 0;NOT([.P61]=&quot;&quot;));[.P61];&quot;&quot;)">
            <text:p/>
          </table:table-cell>
          <table:table-cell table:style-name="ce110" table:formula="of:=IF(AND([.$U61] = 0;NOT([.Q61]=&quot;&quot;));[.Q61];&quot;&quot;)">
            <text:p/>
          </table:table-cell>
          <table:table-cell table:style-name="ce110" table:formula="of:=IF(AND([.$U61] = 0;NOT([.R61]=&quot;&quot;));[.R61];&quot;&quot;)">
            <text:p/>
          </table:table-cell>
          <table:table-cell table:style-name="ce110" table:formula="of:=IF(AND([.$U61] = 0;NOT([.S61]=&quot;&quot;));[.S61];&quot;&quot;)">
            <text:p/>
          </table:table-cell>
          <table:table-cell table:style-name="ce110" table:formula="of:=IF(AND([.$U61] = 0;NOT([.T61]=&quot;&quot;));[.T61];&quot;&quot;)">
            <text:p/>
          </table:table-cell>
          <table:table-cell table:style-name="ce110" table:formula="of:=IF(AND([.$U61] = 0;NOT([.U61]=&quot;&quot;));[.U61];&quot;&quot;)">
            <text:p/>
          </table:table-cell>
          <table:table-cell table:style-name="ce110" table:formula="of:=IF(AND([.$U61] = 0;NOT([.V61]=&quot;&quot;));[.V61];&quot;&quot;)">
            <text:p/>
          </table:table-cell>
          <table:table-cell table:style-name="ce110" table:formula="of:=IF(AND([.$U61] = 0;NOT([.W61]=&quot;&quot;));[.W61];&quot;&quot;)">
            <text:p/>
          </table:table-cell>
          <table:table-cell table:style-name="ce110" table:formula="of:=IF(AND([.$U61] = 0;NOT([.X61]=&quot;&quot;));[.X61];&quot;&quot;)">
            <text:p/>
          </table:table-cell>
          <table:table-cell table:style-name="ce110" table:formula="of:=IF(AND([.$U61] = 0;NOT([.Y61]=&quot;&quot;));[.Y61];&quot;&quot;)">
            <text:p/>
          </table:table-cell>
          <table:table-cell table:style-name="ce110" table:formula="of:=IF(AND([.$U61] = 0;NOT([.Z61]=&quot;&quot;));[.Z61];&quot;&quot;)">
            <text:p/>
          </table:table-cell>
          <table:table-cell table:style-name="ce25" table:formula="of:=IF(AND([.$U61] = 0;NOT([.AA61]=&quot;&quot;));[.AA61];&quot;&quot;)">
            <text:p/>
          </table:table-cell>
          <table:table-cell table:style-name="Default" table:number-columns-repeated="3"/>
          <table:table-cell table:style-name="ce126" table:formula="of:=IF(AND(0.1&lt;[.$Z61];[.$Z61]&lt;0.25; NOT([.A61]=&quot;&quot;));[.A61];&quot;&quot;)" office:value-type="float" office:value="57" calcext:value-type="float">
            <text:p>57.0000</text:p>
          </table:table-cell>
          <table:table-cell table:style-name="ce44" table:formula="of:=IF(AND(0.1&lt;[.$Z61];[.$Z61]&lt;0.25; NOT([.B61]=&quot;&quot;));[.B61];&quot;&quot;)" office:value-type="float" office:value="1.72788" calcext:value-type="float">
            <text:p>1.7279</text:p>
          </table:table-cell>
          <table:table-cell table:style-name="ce44" table:formula="of:=IF(AND(0.1&lt;[.$Z61];[.$Z61]&lt;0.25; NOT([.C61]=&quot;&quot;));[.C61];&quot;&quot;)" office:value-type="float" office:value="-1.5708" calcext:value-type="float">
            <text:p>-1.5708</text:p>
          </table:table-cell>
          <table:table-cell table:style-name="ce44" table:formula="of:=IF(AND(0.1&lt;[.$Z61];[.$Z61]&lt;0.25; NOT([.D61]=&quot;&quot;));[.D61];&quot;&quot;)" office:value-type="float" office:value="1.85005" calcext:value-type="float">
            <text:p>1.8501</text:p>
          </table:table-cell>
          <table:table-cell table:style-name="ce44" table:formula="of:=IF(AND(0.1&lt;[.$Z61];[.$Z61]&lt;0.25; NOT([.E61]=&quot;&quot;));[.E61];&quot;&quot;)" office:value-type="float" office:value="-2.16421" calcext:value-type="float">
            <text:p>-2.1642</text:p>
          </table:table-cell>
          <table:table-cell table:style-name="ce44" table:formula="of:=IF(AND(0.1&lt;[.$Z61];[.$Z61]&lt;0.25; NOT([.F61]=&quot;&quot;));[.F61];&quot;&quot;)" office:value-type="float" office:value="-1.48353" calcext:value-type="float">
            <text:p>-1.4835</text:p>
          </table:table-cell>
          <table:table-cell table:style-name="ce44" table:formula="of:=IF(AND(0.1&lt;[.$Z61];[.$Z61]&lt;0.25; NOT([.G61]=&quot;&quot;));[.G61];&quot;&quot;)" office:value-type="float" office:value="-1.76278" calcext:value-type="float">
            <text:p>-1.7628</text:p>
          </table:table-cell>
          <table:table-cell table:style-name="ce44" table:formula="of:=IF(AND(0.1&lt;[.$Z61];[.$Z61]&lt;0.25; NOT([.H61]=&quot;&quot;));[.H61];&quot;&quot;)">
            <text:p/>
          </table:table-cell>
          <table:table-cell table:style-name="ce44" table:formula="of:=IF(AND(0.1&lt;[.$Z61];[.$Z61]&lt;0.25; NOT([.I61]=&quot;&quot;));[.I61];&quot;&quot;)">
            <text:p/>
          </table:table-cell>
          <table:table-cell table:style-name="ce44" table:formula="of:=IF(AND(0.1&lt;[.$Z61];[.$Z61]&lt;0.25; NOT([.J61]=&quot;&quot;));[.J61];&quot;&quot;)" office:value-type="float" office:value="58" calcext:value-type="float">
            <text:p>58.0000</text:p>
          </table:table-cell>
          <table:table-cell table:style-name="ce44" table:formula="of:=IF(AND(0.1&lt;[.$Z61];[.$Z61]&lt;0.25; NOT([.K61]=&quot;&quot;));[.K61];&quot;&quot;)" office:value-type="float" office:value="0.3395" calcext:value-type="float">
            <text:p>0.3395</text:p>
          </table:table-cell>
          <table:table-cell table:style-name="ce44" table:formula="of:=IF(AND(0.1&lt;[.$Z61];[.$Z61]&lt;0.25; NOT([.L61]=&quot;&quot;));[.L61];&quot;&quot;)" office:value-type="float" office:value="-0.1167" calcext:value-type="float">
            <text:p>-0.1167</text:p>
          </table:table-cell>
          <table:table-cell table:style-name="ce44" table:formula="of:=IF(AND(0.1&lt;[.$Z61];[.$Z61]&lt;0.25; NOT([.M61]=&quot;&quot;));[.M61];&quot;&quot;)">
            <text:p/>
          </table:table-cell>
          <table:table-cell table:style-name="ce44" table:formula="of:=IF(AND(0.1&lt;[.$Z61];[.$Z61]&lt;0.25; NOT([.N61]=&quot;&quot;));[.N61];&quot;&quot;)">
            <text:p/>
          </table:table-cell>
          <table:table-cell table:style-name="ce44" table:formula="of:=IF(AND(0.1&lt;[.$Z61];[.$Z61]&lt;0.25; NOT([.O61]=&quot;&quot;));[.O61];&quot;&quot;)" office:value-type="float" office:value="57" calcext:value-type="float">
            <text:p>57.0000</text:p>
          </table:table-cell>
          <table:table-cell table:style-name="ce44" table:formula="of:=IF(AND(0.1&lt;[.$Z61];[.$Z61]&lt;0.25; NOT([.P61]=&quot;&quot;));[.P61];&quot;&quot;)" office:value-type="float" office:value="2.3451" calcext:value-type="float">
            <text:p>2.3451</text:p>
          </table:table-cell>
          <table:table-cell table:style-name="ce44" table:formula="of:=IF(AND(0.1&lt;[.$Z61];[.$Z61]&lt;0.25; NOT([.Q61]=&quot;&quot;));[.Q61];&quot;&quot;)" office:value-type="float" office:value="-2.3451" calcext:value-type="float">
            <text:p>-2.3451</text:p>
          </table:table-cell>
          <table:table-cell table:style-name="ce44" table:formula="of:=IF(AND(0.1&lt;[.$Z61];[.$Z61]&lt;0.25; NOT([.R61]=&quot;&quot;));[.R61];&quot;&quot;)" office:value-type="float" office:value="38" calcext:value-type="float">
            <text:p>38.0000</text:p>
          </table:table-cell>
          <table:table-cell table:style-name="ce44" table:formula="of:=IF(AND(0.1&lt;[.$Z61];[.$Z61]&lt;0.25; NOT([.S61]=&quot;&quot;));[.S61];&quot;&quot;)" office:value-type="float" office:value="1.6746546052" calcext:value-type="float">
            <text:p>1.6747</text:p>
          </table:table-cell>
          <table:table-cell table:style-name="ce44" table:formula="of:=IF(AND(0.1&lt;[.$Z61];[.$Z61]&lt;0.25; NOT([.T61]=&quot;&quot;));[.T61];&quot;&quot;)" office:value-type="float" office:value="-1" calcext:value-type="float">
            <text:p>-1.0000</text:p>
          </table:table-cell>
          <table:table-cell table:style-name="ce44" table:formula="of:=IF(AND(0.1&lt;[.$Z61];[.$Z61]&lt;0.25; NOT([.U61]=&quot;&quot;));[.U61];&quot;&quot;)" office:value-type="float" office:value="1" calcext:value-type="float">
            <text:p>1.0000</text:p>
          </table:table-cell>
          <table:table-cell table:style-name="ce44" table:formula="of:=IF(AND(0.1&lt;[.$Z61];[.$Z61]&lt;0.25; NOT([.V61]=&quot;&quot;));[.V61];&quot;&quot;)" office:value-type="float" office:value="0.349065850398866" calcext:value-type="float">
            <text:p>0.3491</text:p>
          </table:table-cell>
          <table:table-cell table:style-name="ce44" table:formula="of:=IF(AND(0.1&lt;[.$Z61];[.$Z61]&lt;0.25; NOT([.W61]=&quot;&quot;));[.W61];&quot;&quot;)">
            <text:p/>
          </table:table-cell>
          <table:table-cell table:style-name="ce44" table:formula="of:=IF(AND(0.1&lt;[.$Z61];[.$Z61]&lt;0.25; NOT([.X61]=&quot;&quot;));[.X61];&quot;&quot;)">
            <text:p/>
          </table:table-cell>
          <table:table-cell table:style-name="ce44" table:formula="of:=IF(AND(0.1&lt;[.$Z61];[.$Z61]&lt;0.25; NOT([.Y61]=&quot;&quot;));[.Y61];&quot;&quot;)" office:value-type="float" office:value="57" calcext:value-type="float">
            <text:p>57.0000</text:p>
          </table:table-cell>
          <table:table-cell table:style-name="ce44" table:formula="of:=IF(AND(0.1&lt;[.$Z61];[.$Z61]&lt;0.25; NOT([.Z61]=&quot;&quot;));[.Z61];&quot;&quot;)" office:value-type="float" office:value="0.1744" calcext:value-type="float">
            <text:p>0.1744</text:p>
          </table:table-cell>
          <table:table-cell table:style-name="ce44" table:formula="of:=IF(AND(0.1&lt;[.$Z61];[.$Z61]&lt;0.25; NOT([.AA61]=&quot;&quot;));[.AA61];&quot;&quot;)" office:value-type="float" office:value="-0.765" calcext:value-type="float">
            <text:p>-0.7650</text:p>
          </table:table-cell>
          <table:table-cell table:style-name="Default" table:number-columns-repeated="3"/>
          <table:table-cell table:style-name="ce126" table:formula="of:=IF(AND(OR(0.1&gt;[.$Z61];[.$Z61]&gt;0.25);NOT([.A61]=&quot;&quot;));[.A61];&quot;&quot;)">
            <text:p/>
          </table:table-cell>
          <table:table-cell table:style-name="ce44" table:formula="of:=IF(AND(OR(0.1&gt;[.$Z61];[.$Z61]&gt;0.25);NOT([.B61]=&quot;&quot;));[.B61];&quot;&quot;)">
            <text:p/>
          </table:table-cell>
          <table:table-cell table:style-name="ce44" table:formula="of:=IF(AND(OR(0.1&gt;[.$Z61];[.$Z61]&gt;0.25);NOT([.C61]=&quot;&quot;));[.C61];&quot;&quot;)">
            <text:p/>
          </table:table-cell>
          <table:table-cell table:style-name="ce44" table:formula="of:=IF(AND(OR(0.1&gt;[.$Z61];[.$Z61]&gt;0.25);NOT([.D61]=&quot;&quot;));[.D61];&quot;&quot;)">
            <text:p/>
          </table:table-cell>
          <table:table-cell table:style-name="ce44" table:formula="of:=IF(AND(OR(0.1&gt;[.$Z61];[.$Z61]&gt;0.25);NOT([.E61]=&quot;&quot;));[.E61];&quot;&quot;)">
            <text:p/>
          </table:table-cell>
          <table:table-cell table:style-name="ce44" table:formula="of:=IF(AND(OR(0.1&gt;[.$Z61];[.$Z61]&gt;0.25);NOT([.F61]=&quot;&quot;));[.F61];&quot;&quot;)">
            <text:p/>
          </table:table-cell>
          <table:table-cell table:style-name="ce44" table:formula="of:=IF(AND(OR(0.1&gt;[.$Z61];[.$Z61]&gt;0.25);NOT([.G61]=&quot;&quot;));[.G61];&quot;&quot;)">
            <text:p/>
          </table:table-cell>
          <table:table-cell table:style-name="ce44" table:formula="of:=IF(AND(OR(0.1&gt;[.$Z61];[.$Z61]&gt;0.25);NOT([.H61]=&quot;&quot;));[.H61];&quot;&quot;)">
            <text:p/>
          </table:table-cell>
          <table:table-cell table:style-name="ce44" table:formula="of:=IF(AND(OR(0.1&gt;[.$Z61];[.$Z61]&gt;0.25);NOT([.I61]=&quot;&quot;));[.I61];&quot;&quot;)">
            <text:p/>
          </table:table-cell>
          <table:table-cell table:style-name="ce44" table:formula="of:=IF(AND(OR(0.1&gt;[.$Z61];[.$Z61]&gt;0.25);NOT([.J61]=&quot;&quot;));[.J61];&quot;&quot;)">
            <text:p/>
          </table:table-cell>
          <table:table-cell table:style-name="ce44" table:formula="of:=IF(AND(OR(0.1&gt;[.$Z61];[.$Z61]&gt;0.25);NOT([.K61]=&quot;&quot;));[.K61];&quot;&quot;)">
            <text:p/>
          </table:table-cell>
          <table:table-cell table:style-name="ce44" table:formula="of:=IF(AND(OR(0.1&gt;[.$Z61];[.$Z61]&gt;0.25);NOT([.L61]=&quot;&quot;));[.L61];&quot;&quot;)">
            <text:p/>
          </table:table-cell>
          <table:table-cell table:style-name="ce44" table:formula="of:=IF(AND(OR(0.1&gt;[.$Z61];[.$Z61]&gt;0.25);NOT([.M61]=&quot;&quot;));[.M61];&quot;&quot;)">
            <text:p/>
          </table:table-cell>
          <table:table-cell table:style-name="ce44" table:formula="of:=IF(AND(OR(0.1&gt;[.$Z61];[.$Z61]&gt;0.25);NOT([.N61]=&quot;&quot;));[.N61];&quot;&quot;)">
            <text:p/>
          </table:table-cell>
          <table:table-cell table:style-name="ce128" table:formula="of:=IF(AND(OR(0.1&gt;[.$Z61];[.$Z61]&gt;0.25);NOT([.O61]=&quot;&quot;));[.O61];&quot;&quot;)">
            <text:p/>
          </table:table-cell>
          <table:table-cell table:style-name="ce44" table:formula="of:=IF(AND(OR(0.1&gt;[.$Z61];[.$Z61]&gt;0.25);NOT([.P61]=&quot;&quot;));[.P61];&quot;&quot;)">
            <text:p/>
          </table:table-cell>
          <table:table-cell table:style-name="ce44" table:formula="of:=IF(AND(OR(0.1&gt;[.$Z61];[.$Z61]&gt;0.25);NOT([.Q61]=&quot;&quot;));[.Q61];&quot;&quot;)">
            <text:p/>
          </table:table-cell>
          <table:table-cell table:style-name="ce44" table:formula="of:=IF(AND(OR(0.1&gt;[.$Z61];[.$Z61]&gt;0.25);NOT([.R61]=&quot;&quot;));[.R61];&quot;&quot;)">
            <text:p/>
          </table:table-cell>
          <table:table-cell table:style-name="ce44" table:formula="of:=IF(AND(OR(0.1&gt;[.$Z61];[.$Z61]&gt;0.25);NOT([.S61]=&quot;&quot;));[.S61];&quot;&quot;)">
            <text:p/>
          </table:table-cell>
          <table:table-cell table:style-name="ce44" table:formula="of:=IF(AND(OR(0.1&gt;[.$Z61];[.$Z61]&gt;0.25);NOT([.T61]=&quot;&quot;));[.T61];&quot;&quot;)">
            <text:p/>
          </table:table-cell>
          <table:table-cell table:style-name="ce44" table:formula="of:=IF(AND(OR(0.1&gt;[.$Z61];[.$Z61]&gt;0.25);NOT([.U61]=&quot;&quot;));[.U61];&quot;&quot;)">
            <text:p/>
          </table:table-cell>
          <table:table-cell table:style-name="ce44" table:formula="of:=IF(AND(OR(0.1&gt;[.$Z61];[.$Z61]&gt;0.25);NOT([.V61]=&quot;&quot;));[.V61];&quot;&quot;)">
            <text:p/>
          </table:table-cell>
          <table:table-cell table:style-name="ce44" table:formula="of:=IF(AND(OR(0.1&gt;[.$Z61];[.$Z61]&gt;0.25);NOT([.W61]=&quot;&quot;));[.W61];&quot;&quot;)">
            <text:p/>
          </table:table-cell>
          <table:table-cell table:style-name="ce44" table:formula="of:=IF(AND(OR(0.1&gt;[.$Z61];[.$Z61]&gt;0.25);NOT([.X61]=&quot;&quot;));[.X61];&quot;&quot;)">
            <text:p/>
          </table:table-cell>
          <table:table-cell table:style-name="ce128" table:formula="of:=IF(AND(OR(0.1&gt;[.$Z61];[.$Z61]&gt;0.25);NOT([.Y61]=&quot;&quot;));[.Y61];&quot;&quot;)">
            <text:p/>
          </table:table-cell>
          <table:table-cell table:style-name="ce44" table:formula="of:=IF(AND(OR(0.1&gt;[.$Z61];[.$Z61]&gt;0.25);NOT([.Z61]=&quot;&quot;));[.Z61];&quot;&quot;)">
            <text:p/>
          </table:table-cell>
          <table:table-cell table:style-name="ce44" table:formula="of:=IF(AND(OR(0.1&gt;[.$Z61];[.$Z61]&gt;0.25);NOT([.AA61]=&quot;&quot;));[.AA61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59" calcext:value-type="float">
            <text:p>59</text:p>
          </table:table-cell>
          <table:table-cell table:style-name="ce15" office:value-type="float" office:value="0.3395" calcext:value-type="float">
            <text:p>0.3395</text:p>
          </table:table-cell>
          <table:table-cell table:style-name="ce15" office:value-type="float" office:value="-0.1167" calcext:value-type="float">
            <text:p>-0.1167</text:p>
          </table:table-cell>
          <table:table-cell table:style-name="Default" table:number-columns-repeated="2"/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2.3467" calcext:value-type="float">
            <text:p>2.3467</text:p>
          </table:table-cell>
          <table:table-cell table:style-name="ce10" office:value-type="float" office:value="-2.3467" calcext:value-type="float">
            <text:p>-2.346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.679640955" calcext:value-type="float">
            <text:p>1.679640955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349065850398866" calcext:value-type="float">
            <text:p>0.349065850398866</text:p>
          </table:table-cell>
          <table:table-cell table:style-name="Default" table:number-columns-repeated="2"/>
          <table:table-cell table:style-name="ce10" office:value-type="float" office:value="58" calcext:value-type="float">
            <text:p>58</text:p>
          </table:table-cell>
          <table:table-cell table:style-name="ce10" office:value-type="float" office:value="0.1714" calcext:value-type="float">
            <text:p>0.1714</text:p>
          </table:table-cell>
          <table:table-cell table:style-name="ce25" office:value-type="float" office:value="-0.7661" calcext:value-type="float">
            <text:p>-0.7661</text:p>
          </table:table-cell>
          <table:table-cell table:style-name="Default" table:number-columns-repeated="3"/>
          <table:table-cell table:style-name="ce31" table:formula="of:=IF(AND(0.15&lt;[.$Z62];[.$Z62]&lt;0.2; NOT([.A62]=&quot;&quot;));[.A62];&quot;&quot;)" office:value-type="float" office:value="58" calcext:value-type="float">
            <text:p>58</text:p>
          </table:table-cell>
          <table:table-cell table:style-name="ce33" table:formula="of:=IF(AND(0.15&lt;[.$Z62];[.$Z62]&lt;0.2; NOT([.B62]=&quot;&quot;));[.B62];&quot;&quot;)" office:value-type="float" office:value="1.72788" calcext:value-type="float">
            <text:p>1.7279</text:p>
          </table:table-cell>
          <table:table-cell table:style-name="ce33" table:formula="of:=IF(AND(0.15&lt;[.$Z62];[.$Z62]&lt;0.2; NOT([.C62]=&quot;&quot;));[.C62];&quot;&quot;)" office:value-type="float" office:value="-1.5708" calcext:value-type="float">
            <text:p>-1.5708</text:p>
          </table:table-cell>
          <table:table-cell table:style-name="ce33" table:formula="of:=IF(AND(0.15&lt;[.$Z62];[.$Z62]&lt;0.2; NOT([.D62]=&quot;&quot;));[.D62];&quot;&quot;)" office:value-type="float" office:value="1.85005" calcext:value-type="float">
            <text:p>1.8501</text:p>
          </table:table-cell>
          <table:table-cell table:style-name="ce33" table:formula="of:=IF(AND(0.15&lt;[.$Z62];[.$Z62]&lt;0.2; NOT([.E62]=&quot;&quot;));[.E62];&quot;&quot;)" office:value-type="float" office:value="-2.16421" calcext:value-type="float">
            <text:p>-2.1642</text:p>
          </table:table-cell>
          <table:table-cell table:style-name="ce33" table:formula="of:=IF(AND(0.15&lt;[.$Z62];[.$Z62]&lt;0.2; NOT([.F62]=&quot;&quot;));[.F62];&quot;&quot;)" office:value-type="float" office:value="-1.48353" calcext:value-type="float">
            <text:p>-1.4835</text:p>
          </table:table-cell>
          <table:table-cell table:style-name="ce33" table:formula="of:=IF(AND(0.15&lt;[.$Z62];[.$Z62]&lt;0.2; NOT([.G62]=&quot;&quot;));[.G62];&quot;&quot;)" office:value-type="float" office:value="-1.76278" calcext:value-type="float">
            <text:p>-1.7628</text:p>
          </table:table-cell>
          <table:table-cell table:style-name="ce33" table:formula="of:=IF(AND(0.15&lt;[.$Z62];[.$Z62]&lt;0.2; NOT([.H62]=&quot;&quot;));[.H62];&quot;&quot;)">
            <text:p/>
          </table:table-cell>
          <table:table-cell table:style-name="ce33" table:formula="of:=IF(AND(0.15&lt;[.$Z62];[.$Z62]&lt;0.2; NOT([.I62]=&quot;&quot;));[.I62];&quot;&quot;)">
            <text:p/>
          </table:table-cell>
          <table:table-cell table:style-name="ce39" table:formula="of:=IF(AND(0.15&lt;[.$Z62];[.$Z62]&lt;0.2; NOT([.J62]=&quot;&quot;));[.J62];&quot;&quot;)" office:value-type="float" office:value="59" calcext:value-type="float">
            <text:p>59</text:p>
          </table:table-cell>
          <table:table-cell table:style-name="ce33" table:formula="of:=IF(AND(0.15&lt;[.$Z62];[.$Z62]&lt;0.2; NOT([.K62]=&quot;&quot;));[.K62];&quot;&quot;)" office:value-type="float" office:value="0.3395" calcext:value-type="float">
            <text:p>0.3395</text:p>
          </table:table-cell>
          <table:table-cell table:style-name="ce33" table:formula="of:=IF(AND(0.15&lt;[.$Z62];[.$Z62]&lt;0.2; NOT([.L62]=&quot;&quot;));[.L62];&quot;&quot;)" office:value-type="float" office:value="-0.1167" calcext:value-type="float">
            <text:p>-0.1167</text:p>
          </table:table-cell>
          <table:table-cell table:style-name="ce33" table:formula="of:=IF(AND(0.15&lt;[.$Z62];[.$Z62]&lt;0.2; NOT([.M62]=&quot;&quot;));[.M62];&quot;&quot;)">
            <text:p/>
          </table:table-cell>
          <table:table-cell table:style-name="ce33" table:formula="of:=IF(AND(0.15&lt;[.$Z62];[.$Z62]&lt;0.2; NOT([.N62]=&quot;&quot;));[.N62];&quot;&quot;)">
            <text:p/>
          </table:table-cell>
          <table:table-cell table:style-name="ce39" table:formula="of:=IF(AND(0.15&lt;[.$Z62];[.$Z62]&lt;0.2; NOT([.O62]=&quot;&quot;));[.O62];&quot;&quot;)" office:value-type="float" office:value="58" calcext:value-type="float">
            <text:p>58</text:p>
          </table:table-cell>
          <table:table-cell table:style-name="ce33" table:formula="of:=IF(AND(0.15&lt;[.$Z62];[.$Z62]&lt;0.2; NOT([.P62]=&quot;&quot;));[.P62];&quot;&quot;)" office:value-type="float" office:value="2.3467" calcext:value-type="float">
            <text:p>2.3467</text:p>
          </table:table-cell>
          <table:table-cell table:style-name="ce33" table:formula="of:=IF(AND(0.15&lt;[.$Z62];[.$Z62]&lt;0.2; NOT([.Q62]=&quot;&quot;));[.Q62];&quot;&quot;)" office:value-type="float" office:value="-2.3467" calcext:value-type="float">
            <text:p>-2.3467</text:p>
          </table:table-cell>
          <table:table-cell table:style-name="ce33" table:formula="of:=IF(AND(0.15&lt;[.$Z62];[.$Z62]&lt;0.2; NOT([.R62]=&quot;&quot;));[.R62];&quot;&quot;)" office:value-type="float" office:value="38" calcext:value-type="float">
            <text:p>38.0000</text:p>
          </table:table-cell>
          <table:table-cell table:style-name="ce33" table:formula="of:=IF(AND(0.15&lt;[.$Z62];[.$Z62]&lt;0.2; NOT([.S62]=&quot;&quot;));[.S62];&quot;&quot;)" office:value-type="float" office:value="1.679640955" calcext:value-type="float">
            <text:p>1.6796</text:p>
          </table:table-cell>
          <table:table-cell table:style-name="ce39" table:formula="of:=IF(AND(0.15&lt;[.$Z62];[.$Z62]&lt;0.2; NOT([.T62]=&quot;&quot;));[.T62];&quot;&quot;)" office:value-type="float" office:value="-1" calcext:value-type="float">
            <text:p>-1</text:p>
          </table:table-cell>
          <table:table-cell table:style-name="ce39" table:formula="of:=IF(AND(0.15&lt;[.$Z62];[.$Z62]&lt;0.2; NOT([.U62]=&quot;&quot;));[.U62];&quot;&quot;)" office:value-type="float" office:value="1" calcext:value-type="float">
            <text:p>1</text:p>
          </table:table-cell>
          <table:table-cell table:style-name="ce33" table:formula="of:=IF(AND(0.15&lt;[.$Z62];[.$Z62]&lt;0.2; NOT([.V62]=&quot;&quot;));[.V62];&quot;&quot;)" office:value-type="float" office:value="0.349065850398866" calcext:value-type="float">
            <text:p>0.3491</text:p>
          </table:table-cell>
          <table:table-cell table:style-name="ce33" table:formula="of:=IF(AND(0.15&lt;[.$Z62];[.$Z62]&lt;0.2; NOT([.W62]=&quot;&quot;));[.W62];&quot;&quot;)">
            <text:p/>
          </table:table-cell>
          <table:table-cell table:style-name="ce33" table:formula="of:=IF(AND(0.15&lt;[.$Z62];[.$Z62]&lt;0.2; NOT([.X62]=&quot;&quot;));[.X62];&quot;&quot;)">
            <text:p/>
          </table:table-cell>
          <table:table-cell table:style-name="ce39" table:formula="of:=IF(AND(0.15&lt;[.$Z62];[.$Z62]&lt;0.2; NOT([.Y62]=&quot;&quot;));[.Y62];&quot;&quot;)" office:value-type="float" office:value="58" calcext:value-type="float">
            <text:p>58</text:p>
          </table:table-cell>
          <table:table-cell table:style-name="ce33" table:formula="of:=IF(AND(0.15&lt;[.$Z62];[.$Z62]&lt;0.2; NOT([.Z62]=&quot;&quot;));[.Z62];&quot;&quot;)" office:value-type="float" office:value="0.1714" calcext:value-type="float">
            <text:p>0.1714</text:p>
          </table:table-cell>
          <table:table-cell table:style-name="ce44" table:formula="of:=IF(AND(0.15&lt;[.$Z62];[.$Z62]&lt;0.2; NOT([.AA62]=&quot;&quot;));[.AA62];&quot;&quot;)" office:value-type="float" office:value="-0.7661" calcext:value-type="float">
            <text:p>-0.7661</text:p>
          </table:table-cell>
          <table:table-cell table:style-name="Default" table:number-columns-repeated="3"/>
          <table:table-cell table:style-name="ce31" table:formula="of:=IF(AND(OR(0.15&gt;[.$Z62];[.$Z62]&gt;0.2);NOT([.A62]=&quot;&quot;));[.A62];&quot;&quot;)">
            <text:p/>
          </table:table-cell>
          <table:table-cell table:style-name="ce33" table:formula="of:=IF(AND(OR(0.15&gt;[.$Z62];[.$Z62]&gt;0.2);NOT([.B62]=&quot;&quot;));[.B62];&quot;&quot;)">
            <text:p/>
          </table:table-cell>
          <table:table-cell table:style-name="ce33" table:formula="of:=IF(AND(OR(0.15&gt;[.$Z62];[.$Z62]&gt;0.2);NOT([.C62]=&quot;&quot;));[.C62];&quot;&quot;)">
            <text:p/>
          </table:table-cell>
          <table:table-cell table:style-name="ce33" table:formula="of:=IF(AND(OR(0.15&gt;[.$Z62];[.$Z62]&gt;0.2);NOT([.D62]=&quot;&quot;));[.D62];&quot;&quot;)">
            <text:p/>
          </table:table-cell>
          <table:table-cell table:style-name="ce33" table:formula="of:=IF(AND(OR(0.15&gt;[.$Z62];[.$Z62]&gt;0.2);NOT([.E62]=&quot;&quot;));[.E62];&quot;&quot;)">
            <text:p/>
          </table:table-cell>
          <table:table-cell table:style-name="ce33" table:formula="of:=IF(AND(OR(0.15&gt;[.$Z62];[.$Z62]&gt;0.2);NOT([.F62]=&quot;&quot;));[.F62];&quot;&quot;)">
            <text:p/>
          </table:table-cell>
          <table:table-cell table:style-name="ce33" table:formula="of:=IF(AND(OR(0.15&gt;[.$Z62];[.$Z62]&gt;0.2);NOT([.G62]=&quot;&quot;));[.G62];&quot;&quot;)">
            <text:p/>
          </table:table-cell>
          <table:table-cell table:style-name="ce33" table:formula="of:=IF(AND(OR(0.15&gt;[.$Z62];[.$Z62]&gt;0.2);NOT([.H62]=&quot;&quot;));[.H62];&quot;&quot;)">
            <text:p/>
          </table:table-cell>
          <table:table-cell table:style-name="ce33" table:formula="of:=IF(AND(OR(0.15&gt;[.$Z62];[.$Z62]&gt;0.2);NOT([.I62]=&quot;&quot;));[.I62];&quot;&quot;)">
            <text:p/>
          </table:table-cell>
          <table:table-cell table:style-name="ce39" table:formula="of:=IF(AND(OR(0.15&gt;[.$Z62];[.$Z62]&gt;0.2);NOT([.J62]=&quot;&quot;));[.J62];&quot;&quot;)">
            <text:p/>
          </table:table-cell>
          <table:table-cell table:style-name="ce33" table:formula="of:=IF(AND(OR(0.15&gt;[.$Z62];[.$Z62]&gt;0.2);NOT([.K62]=&quot;&quot;));[.K62];&quot;&quot;)">
            <text:p/>
          </table:table-cell>
          <table:table-cell table:style-name="ce33" table:formula="of:=IF(AND(OR(0.15&gt;[.$Z62];[.$Z62]&gt;0.2);NOT([.L62]=&quot;&quot;));[.L62];&quot;&quot;)">
            <text:p/>
          </table:table-cell>
          <table:table-cell table:style-name="ce33" table:formula="of:=IF(AND(OR(0.15&gt;[.$Z62];[.$Z62]&gt;0.2);NOT([.M62]=&quot;&quot;));[.M62];&quot;&quot;)">
            <text:p/>
          </table:table-cell>
          <table:table-cell table:style-name="ce33" table:formula="of:=IF(AND(OR(0.15&gt;[.$Z62];[.$Z62]&gt;0.2);NOT([.N62]=&quot;&quot;));[.N62];&quot;&quot;)">
            <text:p/>
          </table:table-cell>
          <table:table-cell table:style-name="ce39" table:formula="of:=IF(AND(OR(0.15&gt;[.$Z62];[.$Z62]&gt;0.2);NOT([.O62]=&quot;&quot;));[.O62];&quot;&quot;)">
            <text:p/>
          </table:table-cell>
          <table:table-cell table:style-name="ce33" table:formula="of:=IF(AND(OR(0.15&gt;[.$Z62];[.$Z62]&gt;0.2);NOT([.P62]=&quot;&quot;));[.P62];&quot;&quot;)">
            <text:p/>
          </table:table-cell>
          <table:table-cell table:style-name="ce33" table:formula="of:=IF(AND(OR(0.15&gt;[.$Z62];[.$Z62]&gt;0.2);NOT([.Q62]=&quot;&quot;));[.Q62];&quot;&quot;)">
            <text:p/>
          </table:table-cell>
          <table:table-cell table:style-name="ce33" table:formula="of:=IF(AND(OR(0.15&gt;[.$Z62];[.$Z62]&gt;0.2);NOT([.R62]=&quot;&quot;));[.R62];&quot;&quot;)">
            <text:p/>
          </table:table-cell>
          <table:table-cell table:style-name="ce33" table:formula="of:=IF(AND(OR(0.15&gt;[.$Z62];[.$Z62]&gt;0.2);NOT([.S62]=&quot;&quot;));[.S62];&quot;&quot;)">
            <text:p/>
          </table:table-cell>
          <table:table-cell table:style-name="ce39" table:formula="of:=IF(AND(OR(0.15&gt;[.$Z62];[.$Z62]&gt;0.2);NOT([.T62]=&quot;&quot;));[.T62];&quot;&quot;)">
            <text:p/>
          </table:table-cell>
          <table:table-cell table:style-name="ce39" table:formula="of:=IF(AND(OR(0.15&gt;[.$Z62];[.$Z62]&gt;0.2);NOT([.U62]=&quot;&quot;));[.U62];&quot;&quot;)">
            <text:p/>
          </table:table-cell>
          <table:table-cell table:style-name="ce33" table:formula="of:=IF(AND(OR(0.15&gt;[.$Z62];[.$Z62]&gt;0.2);NOT([.V62]=&quot;&quot;));[.V62];&quot;&quot;)">
            <text:p/>
          </table:table-cell>
          <table:table-cell table:style-name="ce33" table:formula="of:=IF(AND(OR(0.15&gt;[.$Z62];[.$Z62]&gt;0.2);NOT([.W62]=&quot;&quot;));[.W62];&quot;&quot;)">
            <text:p/>
          </table:table-cell>
          <table:table-cell table:style-name="ce33" table:formula="of:=IF(AND(OR(0.15&gt;[.$Z62];[.$Z62]&gt;0.2);NOT([.X62]=&quot;&quot;));[.X62];&quot;&quot;)">
            <text:p/>
          </table:table-cell>
          <table:table-cell table:style-name="ce39" table:formula="of:=IF(AND(OR(0.15&gt;[.$Z62];[.$Z62]&gt;0.2);NOT([.Y62]=&quot;&quot;));[.Y62];&quot;&quot;)">
            <text:p/>
          </table:table-cell>
          <table:table-cell table:style-name="ce33" table:formula="of:=IF(AND(OR(0.15&gt;[.$Z62];[.$Z62]&gt;0.2);NOT([.Z62]=&quot;&quot;));[.Z62];&quot;&quot;)">
            <text:p/>
          </table:table-cell>
          <table:table-cell table:style-name="ce44" table:formula="of:=IF(AND(OR(0.15&gt;[.$Z62];[.$Z62]&gt;0.2);NOT([.AA62]=&quot;&quot;));[.AA62];&quot;&quot;)">
            <text:p/>
          </table:table-cell>
          <table:table-cell table:style-name="Default" table:number-columns-repeated="3"/>
          <table:table-cell table:style-name="ce4" table:formula="of:=IF(AND([.$U62] = 1;NOT([.A62]=&quot;&quot;));[.A62];&quot;&quot;)" office:value-type="float" office:value="58" calcext:value-type="float">
            <text:p>58</text:p>
          </table:table-cell>
          <table:table-cell table:style-name="ce110" table:formula="of:=IF(AND([.$U62] = 1;NOT([.B62]=&quot;&quot;));[.B62];&quot;&quot;)" office:value-type="float" office:value="1.72788" calcext:value-type="float">
            <text:p>1.72788</text:p>
          </table:table-cell>
          <table:table-cell table:style-name="ce110" table:formula="of:=IF(AND([.$U62] = 1;NOT([.C62]=&quot;&quot;));[.C62];&quot;&quot;)" office:value-type="float" office:value="-1.5708" calcext:value-type="float">
            <text:p>-1.5708</text:p>
          </table:table-cell>
          <table:table-cell table:style-name="ce110" table:formula="of:=IF(AND([.$U62] = 1;NOT([.D62]=&quot;&quot;));[.D62];&quot;&quot;)" office:value-type="float" office:value="1.85005" calcext:value-type="float">
            <text:p>1.85005</text:p>
          </table:table-cell>
          <table:table-cell table:style-name="ce110" table:formula="of:=IF(AND([.$U62] = 1;NOT([.E62]=&quot;&quot;));[.E62];&quot;&quot;)" office:value-type="float" office:value="-2.16421" calcext:value-type="float">
            <text:p>-2.16421</text:p>
          </table:table-cell>
          <table:table-cell table:style-name="ce110" table:formula="of:=IF(AND([.$U62] = 1;NOT([.F62]=&quot;&quot;));[.F62];&quot;&quot;)" office:value-type="float" office:value="-1.48353" calcext:value-type="float">
            <text:p>-1.48353</text:p>
          </table:table-cell>
          <table:table-cell table:style-name="ce110" table:formula="of:=IF(AND([.$U62] = 1;NOT([.G62]=&quot;&quot;));[.G62];&quot;&quot;)" office:value-type="float" office:value="-1.76278" calcext:value-type="float">
            <text:p>-1.76278</text:p>
          </table:table-cell>
          <table:table-cell table:style-name="ce110" table:formula="of:=IF(AND([.$U62] = 1;NOT([.H62]=&quot;&quot;));[.H62];&quot;&quot;)">
            <text:p/>
          </table:table-cell>
          <table:table-cell table:style-name="ce110" table:formula="of:=IF(AND([.$U62] = 1;NOT([.I62]=&quot;&quot;));[.I62];&quot;&quot;)">
            <text:p/>
          </table:table-cell>
          <table:table-cell table:style-name="ce110" table:formula="of:=IF(AND([.$U62] = 1;NOT([.J62]=&quot;&quot;));[.J62];&quot;&quot;)" office:value-type="float" office:value="59" calcext:value-type="float">
            <text:p>59</text:p>
          </table:table-cell>
          <table:table-cell table:style-name="ce110" table:formula="of:=IF(AND([.$U62] = 1;NOT([.K62]=&quot;&quot;));[.K62];&quot;&quot;)" office:value-type="float" office:value="0.3395" calcext:value-type="float">
            <text:p>0.3395</text:p>
          </table:table-cell>
          <table:table-cell table:style-name="ce110" table:formula="of:=IF(AND([.$U62] = 1;NOT([.L62]=&quot;&quot;));[.L62];&quot;&quot;)" office:value-type="float" office:value="-0.1167" calcext:value-type="float">
            <text:p>-0.1167</text:p>
          </table:table-cell>
          <table:table-cell table:style-name="ce110" table:formula="of:=IF(AND([.$U62] = 1;NOT([.M62]=&quot;&quot;));[.M62];&quot;&quot;)">
            <text:p/>
          </table:table-cell>
          <table:table-cell table:style-name="ce110" table:formula="of:=IF(AND([.$U62] = 1;NOT([.N62]=&quot;&quot;));[.N62];&quot;&quot;)">
            <text:p/>
          </table:table-cell>
          <table:table-cell table:style-name="ce110" table:formula="of:=IF(AND([.$U62] = 1;NOT([.O62]=&quot;&quot;));[.O62];&quot;&quot;)" office:value-type="float" office:value="58" calcext:value-type="float">
            <text:p>58</text:p>
          </table:table-cell>
          <table:table-cell table:style-name="ce110" table:formula="of:=IF(AND([.$U62] = 1;NOT([.P62]=&quot;&quot;));[.P62];&quot;&quot;)" office:value-type="float" office:value="2.3467" calcext:value-type="float">
            <text:p>2.3467</text:p>
          </table:table-cell>
          <table:table-cell table:style-name="ce110" table:formula="of:=IF(AND([.$U62] = 1;NOT([.Q62]=&quot;&quot;));[.Q62];&quot;&quot;)" office:value-type="float" office:value="-2.3467" calcext:value-type="float">
            <text:p>-2.3467</text:p>
          </table:table-cell>
          <table:table-cell table:style-name="ce110" table:formula="of:=IF(AND([.$U62] = 1;NOT([.R62]=&quot;&quot;));[.R62];&quot;&quot;)" office:value-type="float" office:value="38" calcext:value-type="float">
            <text:p>38</text:p>
          </table:table-cell>
          <table:table-cell table:style-name="ce110" table:formula="of:=IF(AND([.$U62] = 1;NOT([.S62]=&quot;&quot;));[.S62];&quot;&quot;)" office:value-type="float" office:value="1.679640955" calcext:value-type="float">
            <text:p>1.679640955</text:p>
          </table:table-cell>
          <table:table-cell table:style-name="ce110" table:formula="of:=IF(AND([.$U62] = 1;NOT([.T62]=&quot;&quot;));[.T62];&quot;&quot;)" office:value-type="float" office:value="-1" calcext:value-type="float">
            <text:p>-1</text:p>
          </table:table-cell>
          <table:table-cell table:style-name="ce110" table:formula="of:=IF(AND([.$U62] = 1;NOT([.U62]=&quot;&quot;));[.U62];&quot;&quot;)" office:value-type="float" office:value="1" calcext:value-type="float">
            <text:p>1</text:p>
          </table:table-cell>
          <table:table-cell table:style-name="ce110" table:formula="of:=IF(AND([.$U62] = 1;NOT([.V62]=&quot;&quot;));[.V62];&quot;&quot;)" office:value-type="float" office:value="0.349065850398866" calcext:value-type="float">
            <text:p>0.349065850398866</text:p>
          </table:table-cell>
          <table:table-cell table:style-name="ce110" table:formula="of:=IF(AND([.$U62] = 1;NOT([.W62]=&quot;&quot;));[.W62];&quot;&quot;)">
            <text:p/>
          </table:table-cell>
          <table:table-cell table:style-name="ce110" table:formula="of:=IF(AND([.$U62] = 1;NOT([.X62]=&quot;&quot;));[.X62];&quot;&quot;)">
            <text:p/>
          </table:table-cell>
          <table:table-cell table:style-name="ce110" table:formula="of:=IF(AND([.$U62] = 1;NOT([.Y62]=&quot;&quot;));[.Y62];&quot;&quot;)" office:value-type="float" office:value="58" calcext:value-type="float">
            <text:p>58</text:p>
          </table:table-cell>
          <table:table-cell table:style-name="ce121" table:formula="of:=IF(AND([.$U62] = 1;NOT([.Z62]=&quot;&quot;));[.Z62];&quot;&quot;)" office:value-type="float" office:value="0.1714" calcext:value-type="float">
            <text:p>0.17140</text:p>
          </table:table-cell>
          <table:table-cell table:style-name="ce25" table:formula="of:=IF(AND([.$U62] = 1;NOT([.AA62]=&quot;&quot;));[.AA62];&quot;&quot;)" office:value-type="float" office:value="-0.7661" calcext:value-type="float">
            <text:p>-0.7661</text:p>
          </table:table-cell>
          <table:table-cell table:style-name="Default" table:number-columns-repeated="3"/>
          <table:table-cell table:style-name="ce4" table:formula="of:=IF(AND([.$U62] = 0;NOT([.A62]=&quot;&quot;));[.A62];&quot;&quot;)">
            <text:p/>
          </table:table-cell>
          <table:table-cell table:style-name="ce110" table:formula="of:=IF(AND([.$U62] = 0;NOT([.B62]=&quot;&quot;));[.B62];&quot;&quot;)">
            <text:p/>
          </table:table-cell>
          <table:table-cell table:style-name="ce110" table:formula="of:=IF(AND([.$U62] = 0;NOT([.C62]=&quot;&quot;));[.C62];&quot;&quot;)">
            <text:p/>
          </table:table-cell>
          <table:table-cell table:style-name="ce110" table:formula="of:=IF(AND([.$U62] = 0;NOT([.D62]=&quot;&quot;));[.D62];&quot;&quot;)">
            <text:p/>
          </table:table-cell>
          <table:table-cell table:style-name="ce110" table:formula="of:=IF(AND([.$U62] = 0;NOT([.E62]=&quot;&quot;));[.E62];&quot;&quot;)">
            <text:p/>
          </table:table-cell>
          <table:table-cell table:style-name="ce110" table:formula="of:=IF(AND([.$U62] = 0;NOT([.F62]=&quot;&quot;));[.F62];&quot;&quot;)">
            <text:p/>
          </table:table-cell>
          <table:table-cell table:style-name="ce110" table:formula="of:=IF(AND([.$U62] = 0;NOT([.G62]=&quot;&quot;));[.G62];&quot;&quot;)">
            <text:p/>
          </table:table-cell>
          <table:table-cell table:style-name="ce110" table:formula="of:=IF(AND([.$U62] = 0;NOT([.H62]=&quot;&quot;));[.H62];&quot;&quot;)">
            <text:p/>
          </table:table-cell>
          <table:table-cell table:style-name="ce110" table:formula="of:=IF(AND([.$U62] = 0;NOT([.I62]=&quot;&quot;));[.I62];&quot;&quot;)">
            <text:p/>
          </table:table-cell>
          <table:table-cell table:style-name="ce110" table:formula="of:=IF(AND([.$U62] = 0;NOT([.J62]=&quot;&quot;));[.J62];&quot;&quot;)">
            <text:p/>
          </table:table-cell>
          <table:table-cell table:style-name="ce113" table:formula="of:=IF(AND([.$U62] = 0;NOT([.K62]=&quot;&quot;));[.K62];&quot;&quot;)">
            <text:p/>
          </table:table-cell>
          <table:table-cell table:style-name="ce113" table:formula="of:=IF(AND([.$U62] = 0;NOT([.L62]=&quot;&quot;));[.L62];&quot;&quot;)">
            <text:p/>
          </table:table-cell>
          <table:table-cell table:style-name="ce110" table:formula="of:=IF(AND([.$U62] = 0;NOT([.M62]=&quot;&quot;));[.M62];&quot;&quot;)">
            <text:p/>
          </table:table-cell>
          <table:table-cell table:style-name="ce110" table:formula="of:=IF(AND([.$U62] = 0;NOT([.N62]=&quot;&quot;));[.N62];&quot;&quot;)">
            <text:p/>
          </table:table-cell>
          <table:table-cell table:style-name="ce110" table:formula="of:=IF(AND([.$U62] = 0;NOT([.O62]=&quot;&quot;));[.O62];&quot;&quot;)">
            <text:p/>
          </table:table-cell>
          <table:table-cell table:style-name="ce110" table:formula="of:=IF(AND([.$U62] = 0;NOT([.P62]=&quot;&quot;));[.P62];&quot;&quot;)">
            <text:p/>
          </table:table-cell>
          <table:table-cell table:style-name="ce110" table:formula="of:=IF(AND([.$U62] = 0;NOT([.Q62]=&quot;&quot;));[.Q62];&quot;&quot;)">
            <text:p/>
          </table:table-cell>
          <table:table-cell table:style-name="ce110" table:formula="of:=IF(AND([.$U62] = 0;NOT([.R62]=&quot;&quot;));[.R62];&quot;&quot;)">
            <text:p/>
          </table:table-cell>
          <table:table-cell table:style-name="ce110" table:formula="of:=IF(AND([.$U62] = 0;NOT([.S62]=&quot;&quot;));[.S62];&quot;&quot;)">
            <text:p/>
          </table:table-cell>
          <table:table-cell table:style-name="ce110" table:formula="of:=IF(AND([.$U62] = 0;NOT([.T62]=&quot;&quot;));[.T62];&quot;&quot;)">
            <text:p/>
          </table:table-cell>
          <table:table-cell table:style-name="ce110" table:formula="of:=IF(AND([.$U62] = 0;NOT([.U62]=&quot;&quot;));[.U62];&quot;&quot;)">
            <text:p/>
          </table:table-cell>
          <table:table-cell table:style-name="ce110" table:formula="of:=IF(AND([.$U62] = 0;NOT([.V62]=&quot;&quot;));[.V62];&quot;&quot;)">
            <text:p/>
          </table:table-cell>
          <table:table-cell table:style-name="ce110" table:formula="of:=IF(AND([.$U62] = 0;NOT([.W62]=&quot;&quot;));[.W62];&quot;&quot;)">
            <text:p/>
          </table:table-cell>
          <table:table-cell table:style-name="ce110" table:formula="of:=IF(AND([.$U62] = 0;NOT([.X62]=&quot;&quot;));[.X62];&quot;&quot;)">
            <text:p/>
          </table:table-cell>
          <table:table-cell table:style-name="ce110" table:formula="of:=IF(AND([.$U62] = 0;NOT([.Y62]=&quot;&quot;));[.Y62];&quot;&quot;)">
            <text:p/>
          </table:table-cell>
          <table:table-cell table:style-name="ce110" table:formula="of:=IF(AND([.$U62] = 0;NOT([.Z62]=&quot;&quot;));[.Z62];&quot;&quot;)">
            <text:p/>
          </table:table-cell>
          <table:table-cell table:style-name="ce25" table:formula="of:=IF(AND([.$U62] = 0;NOT([.AA62]=&quot;&quot;));[.AA62];&quot;&quot;)">
            <text:p/>
          </table:table-cell>
          <table:table-cell table:style-name="Default" table:number-columns-repeated="3"/>
          <table:table-cell table:style-name="ce126" table:formula="of:=IF(AND(0.1&lt;[.$Z62];[.$Z62]&lt;0.25; NOT([.A62]=&quot;&quot;));[.A62];&quot;&quot;)" office:value-type="float" office:value="58" calcext:value-type="float">
            <text:p>58.0000</text:p>
          </table:table-cell>
          <table:table-cell table:style-name="ce44" table:formula="of:=IF(AND(0.1&lt;[.$Z62];[.$Z62]&lt;0.25; NOT([.B62]=&quot;&quot;));[.B62];&quot;&quot;)" office:value-type="float" office:value="1.72788" calcext:value-type="float">
            <text:p>1.7279</text:p>
          </table:table-cell>
          <table:table-cell table:style-name="ce44" table:formula="of:=IF(AND(0.1&lt;[.$Z62];[.$Z62]&lt;0.25; NOT([.C62]=&quot;&quot;));[.C62];&quot;&quot;)" office:value-type="float" office:value="-1.5708" calcext:value-type="float">
            <text:p>-1.5708</text:p>
          </table:table-cell>
          <table:table-cell table:style-name="ce44" table:formula="of:=IF(AND(0.1&lt;[.$Z62];[.$Z62]&lt;0.25; NOT([.D62]=&quot;&quot;));[.D62];&quot;&quot;)" office:value-type="float" office:value="1.85005" calcext:value-type="float">
            <text:p>1.8501</text:p>
          </table:table-cell>
          <table:table-cell table:style-name="ce44" table:formula="of:=IF(AND(0.1&lt;[.$Z62];[.$Z62]&lt;0.25; NOT([.E62]=&quot;&quot;));[.E62];&quot;&quot;)" office:value-type="float" office:value="-2.16421" calcext:value-type="float">
            <text:p>-2.1642</text:p>
          </table:table-cell>
          <table:table-cell table:style-name="ce44" table:formula="of:=IF(AND(0.1&lt;[.$Z62];[.$Z62]&lt;0.25; NOT([.F62]=&quot;&quot;));[.F62];&quot;&quot;)" office:value-type="float" office:value="-1.48353" calcext:value-type="float">
            <text:p>-1.4835</text:p>
          </table:table-cell>
          <table:table-cell table:style-name="ce44" table:formula="of:=IF(AND(0.1&lt;[.$Z62];[.$Z62]&lt;0.25; NOT([.G62]=&quot;&quot;));[.G62];&quot;&quot;)" office:value-type="float" office:value="-1.76278" calcext:value-type="float">
            <text:p>-1.7628</text:p>
          </table:table-cell>
          <table:table-cell table:style-name="ce44" table:formula="of:=IF(AND(0.1&lt;[.$Z62];[.$Z62]&lt;0.25; NOT([.H62]=&quot;&quot;));[.H62];&quot;&quot;)">
            <text:p/>
          </table:table-cell>
          <table:table-cell table:style-name="ce44" table:formula="of:=IF(AND(0.1&lt;[.$Z62];[.$Z62]&lt;0.25; NOT([.I62]=&quot;&quot;));[.I62];&quot;&quot;)">
            <text:p/>
          </table:table-cell>
          <table:table-cell table:style-name="ce44" table:formula="of:=IF(AND(0.1&lt;[.$Z62];[.$Z62]&lt;0.25; NOT([.J62]=&quot;&quot;));[.J62];&quot;&quot;)" office:value-type="float" office:value="59" calcext:value-type="float">
            <text:p>59.0000</text:p>
          </table:table-cell>
          <table:table-cell table:style-name="ce44" table:formula="of:=IF(AND(0.1&lt;[.$Z62];[.$Z62]&lt;0.25; NOT([.K62]=&quot;&quot;));[.K62];&quot;&quot;)" office:value-type="float" office:value="0.3395" calcext:value-type="float">
            <text:p>0.3395</text:p>
          </table:table-cell>
          <table:table-cell table:style-name="ce44" table:formula="of:=IF(AND(0.1&lt;[.$Z62];[.$Z62]&lt;0.25; NOT([.L62]=&quot;&quot;));[.L62];&quot;&quot;)" office:value-type="float" office:value="-0.1167" calcext:value-type="float">
            <text:p>-0.1167</text:p>
          </table:table-cell>
          <table:table-cell table:style-name="ce44" table:formula="of:=IF(AND(0.1&lt;[.$Z62];[.$Z62]&lt;0.25; NOT([.M62]=&quot;&quot;));[.M62];&quot;&quot;)">
            <text:p/>
          </table:table-cell>
          <table:table-cell table:style-name="ce44" table:formula="of:=IF(AND(0.1&lt;[.$Z62];[.$Z62]&lt;0.25; NOT([.N62]=&quot;&quot;));[.N62];&quot;&quot;)">
            <text:p/>
          </table:table-cell>
          <table:table-cell table:style-name="ce44" table:formula="of:=IF(AND(0.1&lt;[.$Z62];[.$Z62]&lt;0.25; NOT([.O62]=&quot;&quot;));[.O62];&quot;&quot;)" office:value-type="float" office:value="58" calcext:value-type="float">
            <text:p>58.0000</text:p>
          </table:table-cell>
          <table:table-cell table:style-name="ce44" table:formula="of:=IF(AND(0.1&lt;[.$Z62];[.$Z62]&lt;0.25; NOT([.P62]=&quot;&quot;));[.P62];&quot;&quot;)" office:value-type="float" office:value="2.3467" calcext:value-type="float">
            <text:p>2.3467</text:p>
          </table:table-cell>
          <table:table-cell table:style-name="ce44" table:formula="of:=IF(AND(0.1&lt;[.$Z62];[.$Z62]&lt;0.25; NOT([.Q62]=&quot;&quot;));[.Q62];&quot;&quot;)" office:value-type="float" office:value="-2.3467" calcext:value-type="float">
            <text:p>-2.3467</text:p>
          </table:table-cell>
          <table:table-cell table:style-name="ce44" table:formula="of:=IF(AND(0.1&lt;[.$Z62];[.$Z62]&lt;0.25; NOT([.R62]=&quot;&quot;));[.R62];&quot;&quot;)" office:value-type="float" office:value="38" calcext:value-type="float">
            <text:p>38.0000</text:p>
          </table:table-cell>
          <table:table-cell table:style-name="ce44" table:formula="of:=IF(AND(0.1&lt;[.$Z62];[.$Z62]&lt;0.25; NOT([.S62]=&quot;&quot;));[.S62];&quot;&quot;)" office:value-type="float" office:value="1.679640955" calcext:value-type="float">
            <text:p>1.6796</text:p>
          </table:table-cell>
          <table:table-cell table:style-name="ce44" table:formula="of:=IF(AND(0.1&lt;[.$Z62];[.$Z62]&lt;0.25; NOT([.T62]=&quot;&quot;));[.T62];&quot;&quot;)" office:value-type="float" office:value="-1" calcext:value-type="float">
            <text:p>-1.0000</text:p>
          </table:table-cell>
          <table:table-cell table:style-name="ce44" table:formula="of:=IF(AND(0.1&lt;[.$Z62];[.$Z62]&lt;0.25; NOT([.U62]=&quot;&quot;));[.U62];&quot;&quot;)" office:value-type="float" office:value="1" calcext:value-type="float">
            <text:p>1.0000</text:p>
          </table:table-cell>
          <table:table-cell table:style-name="ce44" table:formula="of:=IF(AND(0.1&lt;[.$Z62];[.$Z62]&lt;0.25; NOT([.V62]=&quot;&quot;));[.V62];&quot;&quot;)" office:value-type="float" office:value="0.349065850398866" calcext:value-type="float">
            <text:p>0.3491</text:p>
          </table:table-cell>
          <table:table-cell table:style-name="ce44" table:formula="of:=IF(AND(0.1&lt;[.$Z62];[.$Z62]&lt;0.25; NOT([.W62]=&quot;&quot;));[.W62];&quot;&quot;)">
            <text:p/>
          </table:table-cell>
          <table:table-cell table:style-name="ce44" table:formula="of:=IF(AND(0.1&lt;[.$Z62];[.$Z62]&lt;0.25; NOT([.X62]=&quot;&quot;));[.X62];&quot;&quot;)">
            <text:p/>
          </table:table-cell>
          <table:table-cell table:style-name="ce44" table:formula="of:=IF(AND(0.1&lt;[.$Z62];[.$Z62]&lt;0.25; NOT([.Y62]=&quot;&quot;));[.Y62];&quot;&quot;)" office:value-type="float" office:value="58" calcext:value-type="float">
            <text:p>58.0000</text:p>
          </table:table-cell>
          <table:table-cell table:style-name="ce44" table:formula="of:=IF(AND(0.1&lt;[.$Z62];[.$Z62]&lt;0.25; NOT([.Z62]=&quot;&quot;));[.Z62];&quot;&quot;)" office:value-type="float" office:value="0.1714" calcext:value-type="float">
            <text:p>0.1714</text:p>
          </table:table-cell>
          <table:table-cell table:style-name="ce44" table:formula="of:=IF(AND(0.1&lt;[.$Z62];[.$Z62]&lt;0.25; NOT([.AA62]=&quot;&quot;));[.AA62];&quot;&quot;)" office:value-type="float" office:value="-0.7661" calcext:value-type="float">
            <text:p>-0.7661</text:p>
          </table:table-cell>
          <table:table-cell table:style-name="Default" table:number-columns-repeated="3"/>
          <table:table-cell table:style-name="ce126" table:formula="of:=IF(AND(OR(0.1&gt;[.$Z62];[.$Z62]&gt;0.25);NOT([.A62]=&quot;&quot;));[.A62];&quot;&quot;)">
            <text:p/>
          </table:table-cell>
          <table:table-cell table:style-name="ce44" table:formula="of:=IF(AND(OR(0.1&gt;[.$Z62];[.$Z62]&gt;0.25);NOT([.B62]=&quot;&quot;));[.B62];&quot;&quot;)">
            <text:p/>
          </table:table-cell>
          <table:table-cell table:style-name="ce44" table:formula="of:=IF(AND(OR(0.1&gt;[.$Z62];[.$Z62]&gt;0.25);NOT([.C62]=&quot;&quot;));[.C62];&quot;&quot;)">
            <text:p/>
          </table:table-cell>
          <table:table-cell table:style-name="ce44" table:formula="of:=IF(AND(OR(0.1&gt;[.$Z62];[.$Z62]&gt;0.25);NOT([.D62]=&quot;&quot;));[.D62];&quot;&quot;)">
            <text:p/>
          </table:table-cell>
          <table:table-cell table:style-name="ce44" table:formula="of:=IF(AND(OR(0.1&gt;[.$Z62];[.$Z62]&gt;0.25);NOT([.E62]=&quot;&quot;));[.E62];&quot;&quot;)">
            <text:p/>
          </table:table-cell>
          <table:table-cell table:style-name="ce44" table:formula="of:=IF(AND(OR(0.1&gt;[.$Z62];[.$Z62]&gt;0.25);NOT([.F62]=&quot;&quot;));[.F62];&quot;&quot;)">
            <text:p/>
          </table:table-cell>
          <table:table-cell table:style-name="ce44" table:formula="of:=IF(AND(OR(0.1&gt;[.$Z62];[.$Z62]&gt;0.25);NOT([.G62]=&quot;&quot;));[.G62];&quot;&quot;)">
            <text:p/>
          </table:table-cell>
          <table:table-cell table:style-name="ce44" table:formula="of:=IF(AND(OR(0.1&gt;[.$Z62];[.$Z62]&gt;0.25);NOT([.H62]=&quot;&quot;));[.H62];&quot;&quot;)">
            <text:p/>
          </table:table-cell>
          <table:table-cell table:style-name="ce44" table:formula="of:=IF(AND(OR(0.1&gt;[.$Z62];[.$Z62]&gt;0.25);NOT([.I62]=&quot;&quot;));[.I62];&quot;&quot;)">
            <text:p/>
          </table:table-cell>
          <table:table-cell table:style-name="ce44" table:formula="of:=IF(AND(OR(0.1&gt;[.$Z62];[.$Z62]&gt;0.25);NOT([.J62]=&quot;&quot;));[.J62];&quot;&quot;)">
            <text:p/>
          </table:table-cell>
          <table:table-cell table:style-name="ce44" table:formula="of:=IF(AND(OR(0.1&gt;[.$Z62];[.$Z62]&gt;0.25);NOT([.K62]=&quot;&quot;));[.K62];&quot;&quot;)">
            <text:p/>
          </table:table-cell>
          <table:table-cell table:style-name="ce44" table:formula="of:=IF(AND(OR(0.1&gt;[.$Z62];[.$Z62]&gt;0.25);NOT([.L62]=&quot;&quot;));[.L62];&quot;&quot;)">
            <text:p/>
          </table:table-cell>
          <table:table-cell table:style-name="ce44" table:formula="of:=IF(AND(OR(0.1&gt;[.$Z62];[.$Z62]&gt;0.25);NOT([.M62]=&quot;&quot;));[.M62];&quot;&quot;)">
            <text:p/>
          </table:table-cell>
          <table:table-cell table:style-name="ce44" table:formula="of:=IF(AND(OR(0.1&gt;[.$Z62];[.$Z62]&gt;0.25);NOT([.N62]=&quot;&quot;));[.N62];&quot;&quot;)">
            <text:p/>
          </table:table-cell>
          <table:table-cell table:style-name="ce128" table:formula="of:=IF(AND(OR(0.1&gt;[.$Z62];[.$Z62]&gt;0.25);NOT([.O62]=&quot;&quot;));[.O62];&quot;&quot;)">
            <text:p/>
          </table:table-cell>
          <table:table-cell table:style-name="ce44" table:formula="of:=IF(AND(OR(0.1&gt;[.$Z62];[.$Z62]&gt;0.25);NOT([.P62]=&quot;&quot;));[.P62];&quot;&quot;)">
            <text:p/>
          </table:table-cell>
          <table:table-cell table:style-name="ce44" table:formula="of:=IF(AND(OR(0.1&gt;[.$Z62];[.$Z62]&gt;0.25);NOT([.Q62]=&quot;&quot;));[.Q62];&quot;&quot;)">
            <text:p/>
          </table:table-cell>
          <table:table-cell table:style-name="ce44" table:formula="of:=IF(AND(OR(0.1&gt;[.$Z62];[.$Z62]&gt;0.25);NOT([.R62]=&quot;&quot;));[.R62];&quot;&quot;)">
            <text:p/>
          </table:table-cell>
          <table:table-cell table:style-name="ce44" table:formula="of:=IF(AND(OR(0.1&gt;[.$Z62];[.$Z62]&gt;0.25);NOT([.S62]=&quot;&quot;));[.S62];&quot;&quot;)">
            <text:p/>
          </table:table-cell>
          <table:table-cell table:style-name="ce44" table:formula="of:=IF(AND(OR(0.1&gt;[.$Z62];[.$Z62]&gt;0.25);NOT([.T62]=&quot;&quot;));[.T62];&quot;&quot;)">
            <text:p/>
          </table:table-cell>
          <table:table-cell table:style-name="ce44" table:formula="of:=IF(AND(OR(0.1&gt;[.$Z62];[.$Z62]&gt;0.25);NOT([.U62]=&quot;&quot;));[.U62];&quot;&quot;)">
            <text:p/>
          </table:table-cell>
          <table:table-cell table:style-name="ce44" table:formula="of:=IF(AND(OR(0.1&gt;[.$Z62];[.$Z62]&gt;0.25);NOT([.V62]=&quot;&quot;));[.V62];&quot;&quot;)">
            <text:p/>
          </table:table-cell>
          <table:table-cell table:style-name="ce44" table:formula="of:=IF(AND(OR(0.1&gt;[.$Z62];[.$Z62]&gt;0.25);NOT([.W62]=&quot;&quot;));[.W62];&quot;&quot;)">
            <text:p/>
          </table:table-cell>
          <table:table-cell table:style-name="ce44" table:formula="of:=IF(AND(OR(0.1&gt;[.$Z62];[.$Z62]&gt;0.25);NOT([.X62]=&quot;&quot;));[.X62];&quot;&quot;)">
            <text:p/>
          </table:table-cell>
          <table:table-cell table:style-name="ce128" table:formula="of:=IF(AND(OR(0.1&gt;[.$Z62];[.$Z62]&gt;0.25);NOT([.Y62]=&quot;&quot;));[.Y62];&quot;&quot;)">
            <text:p/>
          </table:table-cell>
          <table:table-cell table:style-name="ce44" table:formula="of:=IF(AND(OR(0.1&gt;[.$Z62];[.$Z62]&gt;0.25);NOT([.Z62]=&quot;&quot;));[.Z62];&quot;&quot;)">
            <text:p/>
          </table:table-cell>
          <table:table-cell table:style-name="ce44" table:formula="of:=IF(AND(OR(0.1&gt;[.$Z62];[.$Z62]&gt;0.25);NOT([.AA62]=&quot;&quot;));[.AA62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60" calcext:value-type="float">
            <text:p>60</text:p>
          </table:table-cell>
          <table:table-cell table:style-name="ce15" office:value-type="float" office:value="0.3395" calcext:value-type="float">
            <text:p>0.3395</text:p>
          </table:table-cell>
          <table:table-cell table:style-name="ce15" office:value-type="float" office:value="-0.1167" calcext:value-type="float">
            <text:p>-0.1167</text:p>
          </table:table-cell>
          <table:table-cell table:style-name="Default" table:number-columns-repeated="2"/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2.3467" calcext:value-type="float">
            <text:p>2.3467</text:p>
          </table:table-cell>
          <table:table-cell table:style-name="ce10" office:value-type="float" office:value="-2.3467" calcext:value-type="float">
            <text:p>-2.3467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.6796301232" calcext:value-type="float">
            <text:p>1.6796301232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349065850398866" calcext:value-type="float">
            <text:p>0.349065850398866</text:p>
          </table:table-cell>
          <table:table-cell table:style-name="Default" table:number-columns-repeated="2"/>
          <table:table-cell table:style-name="ce10" office:value-type="float" office:value="59" calcext:value-type="float">
            <text:p>59</text:p>
          </table:table-cell>
          <table:table-cell table:style-name="ce10" office:value-type="float" office:value="0.1714" calcext:value-type="float">
            <text:p>0.1714</text:p>
          </table:table-cell>
          <table:table-cell table:style-name="ce25" office:value-type="float" office:value="-0.7661" calcext:value-type="float">
            <text:p>-0.7661</text:p>
          </table:table-cell>
          <table:table-cell table:style-name="Default" table:number-columns-repeated="3"/>
          <table:table-cell table:style-name="ce31" table:formula="of:=IF(AND(0.15&lt;[.$Z63];[.$Z63]&lt;0.2; NOT([.A63]=&quot;&quot;));[.A63];&quot;&quot;)" office:value-type="float" office:value="59" calcext:value-type="float">
            <text:p>59</text:p>
          </table:table-cell>
          <table:table-cell table:style-name="ce33" table:formula="of:=IF(AND(0.15&lt;[.$Z63];[.$Z63]&lt;0.2; NOT([.B63]=&quot;&quot;));[.B63];&quot;&quot;)" office:value-type="float" office:value="1.72788" calcext:value-type="float">
            <text:p>1.7279</text:p>
          </table:table-cell>
          <table:table-cell table:style-name="ce33" table:formula="of:=IF(AND(0.15&lt;[.$Z63];[.$Z63]&lt;0.2; NOT([.C63]=&quot;&quot;));[.C63];&quot;&quot;)" office:value-type="float" office:value="-1.5708" calcext:value-type="float">
            <text:p>-1.5708</text:p>
          </table:table-cell>
          <table:table-cell table:style-name="ce33" table:formula="of:=IF(AND(0.15&lt;[.$Z63];[.$Z63]&lt;0.2; NOT([.D63]=&quot;&quot;));[.D63];&quot;&quot;)" office:value-type="float" office:value="1.85005" calcext:value-type="float">
            <text:p>1.8501</text:p>
          </table:table-cell>
          <table:table-cell table:style-name="ce33" table:formula="of:=IF(AND(0.15&lt;[.$Z63];[.$Z63]&lt;0.2; NOT([.E63]=&quot;&quot;));[.E63];&quot;&quot;)" office:value-type="float" office:value="-2.16421" calcext:value-type="float">
            <text:p>-2.1642</text:p>
          </table:table-cell>
          <table:table-cell table:style-name="ce33" table:formula="of:=IF(AND(0.15&lt;[.$Z63];[.$Z63]&lt;0.2; NOT([.F63]=&quot;&quot;));[.F63];&quot;&quot;)" office:value-type="float" office:value="-1.48353" calcext:value-type="float">
            <text:p>-1.4835</text:p>
          </table:table-cell>
          <table:table-cell table:style-name="ce33" table:formula="of:=IF(AND(0.15&lt;[.$Z63];[.$Z63]&lt;0.2; NOT([.G63]=&quot;&quot;));[.G63];&quot;&quot;)" office:value-type="float" office:value="-1.76278" calcext:value-type="float">
            <text:p>-1.7628</text:p>
          </table:table-cell>
          <table:table-cell table:style-name="ce33" table:formula="of:=IF(AND(0.15&lt;[.$Z63];[.$Z63]&lt;0.2; NOT([.H63]=&quot;&quot;));[.H63];&quot;&quot;)">
            <text:p/>
          </table:table-cell>
          <table:table-cell table:style-name="ce33" table:formula="of:=IF(AND(0.15&lt;[.$Z63];[.$Z63]&lt;0.2; NOT([.I63]=&quot;&quot;));[.I63];&quot;&quot;)">
            <text:p/>
          </table:table-cell>
          <table:table-cell table:style-name="ce39" table:formula="of:=IF(AND(0.15&lt;[.$Z63];[.$Z63]&lt;0.2; NOT([.J63]=&quot;&quot;));[.J63];&quot;&quot;)" office:value-type="float" office:value="60" calcext:value-type="float">
            <text:p>60</text:p>
          </table:table-cell>
          <table:table-cell table:style-name="ce33" table:formula="of:=IF(AND(0.15&lt;[.$Z63];[.$Z63]&lt;0.2; NOT([.K63]=&quot;&quot;));[.K63];&quot;&quot;)" office:value-type="float" office:value="0.3395" calcext:value-type="float">
            <text:p>0.3395</text:p>
          </table:table-cell>
          <table:table-cell table:style-name="ce33" table:formula="of:=IF(AND(0.15&lt;[.$Z63];[.$Z63]&lt;0.2; NOT([.L63]=&quot;&quot;));[.L63];&quot;&quot;)" office:value-type="float" office:value="-0.1167" calcext:value-type="float">
            <text:p>-0.1167</text:p>
          </table:table-cell>
          <table:table-cell table:style-name="ce33" table:formula="of:=IF(AND(0.15&lt;[.$Z63];[.$Z63]&lt;0.2; NOT([.M63]=&quot;&quot;));[.M63];&quot;&quot;)">
            <text:p/>
          </table:table-cell>
          <table:table-cell table:style-name="ce33" table:formula="of:=IF(AND(0.15&lt;[.$Z63];[.$Z63]&lt;0.2; NOT([.N63]=&quot;&quot;));[.N63];&quot;&quot;)">
            <text:p/>
          </table:table-cell>
          <table:table-cell table:style-name="ce39" table:formula="of:=IF(AND(0.15&lt;[.$Z63];[.$Z63]&lt;0.2; NOT([.O63]=&quot;&quot;));[.O63];&quot;&quot;)" office:value-type="float" office:value="59" calcext:value-type="float">
            <text:p>59</text:p>
          </table:table-cell>
          <table:table-cell table:style-name="ce33" table:formula="of:=IF(AND(0.15&lt;[.$Z63];[.$Z63]&lt;0.2; NOT([.P63]=&quot;&quot;));[.P63];&quot;&quot;)" office:value-type="float" office:value="2.3467" calcext:value-type="float">
            <text:p>2.3467</text:p>
          </table:table-cell>
          <table:table-cell table:style-name="ce33" table:formula="of:=IF(AND(0.15&lt;[.$Z63];[.$Z63]&lt;0.2; NOT([.Q63]=&quot;&quot;));[.Q63];&quot;&quot;)" office:value-type="float" office:value="-2.3467" calcext:value-type="float">
            <text:p>-2.3467</text:p>
          </table:table-cell>
          <table:table-cell table:style-name="ce33" table:formula="of:=IF(AND(0.15&lt;[.$Z63];[.$Z63]&lt;0.2; NOT([.R63]=&quot;&quot;));[.R63];&quot;&quot;)" office:value-type="float" office:value="38" calcext:value-type="float">
            <text:p>38.0000</text:p>
          </table:table-cell>
          <table:table-cell table:style-name="ce33" table:formula="of:=IF(AND(0.15&lt;[.$Z63];[.$Z63]&lt;0.2; NOT([.S63]=&quot;&quot;));[.S63];&quot;&quot;)" office:value-type="float" office:value="1.6796301232" calcext:value-type="float">
            <text:p>1.6796</text:p>
          </table:table-cell>
          <table:table-cell table:style-name="ce39" table:formula="of:=IF(AND(0.15&lt;[.$Z63];[.$Z63]&lt;0.2; NOT([.T63]=&quot;&quot;));[.T63];&quot;&quot;)" office:value-type="float" office:value="-1" calcext:value-type="float">
            <text:p>-1</text:p>
          </table:table-cell>
          <table:table-cell table:style-name="ce39" table:formula="of:=IF(AND(0.15&lt;[.$Z63];[.$Z63]&lt;0.2; NOT([.U63]=&quot;&quot;));[.U63];&quot;&quot;)" office:value-type="float" office:value="1" calcext:value-type="float">
            <text:p>1</text:p>
          </table:table-cell>
          <table:table-cell table:style-name="ce33" table:formula="of:=IF(AND(0.15&lt;[.$Z63];[.$Z63]&lt;0.2; NOT([.V63]=&quot;&quot;));[.V63];&quot;&quot;)" office:value-type="float" office:value="0.349065850398866" calcext:value-type="float">
            <text:p>0.3491</text:p>
          </table:table-cell>
          <table:table-cell table:style-name="ce33" table:formula="of:=IF(AND(0.15&lt;[.$Z63];[.$Z63]&lt;0.2; NOT([.W63]=&quot;&quot;));[.W63];&quot;&quot;)">
            <text:p/>
          </table:table-cell>
          <table:table-cell table:style-name="ce33" table:formula="of:=IF(AND(0.15&lt;[.$Z63];[.$Z63]&lt;0.2; NOT([.X63]=&quot;&quot;));[.X63];&quot;&quot;)">
            <text:p/>
          </table:table-cell>
          <table:table-cell table:style-name="ce39" table:formula="of:=IF(AND(0.15&lt;[.$Z63];[.$Z63]&lt;0.2; NOT([.Y63]=&quot;&quot;));[.Y63];&quot;&quot;)" office:value-type="float" office:value="59" calcext:value-type="float">
            <text:p>59</text:p>
          </table:table-cell>
          <table:table-cell table:style-name="ce33" table:formula="of:=IF(AND(0.15&lt;[.$Z63];[.$Z63]&lt;0.2; NOT([.Z63]=&quot;&quot;));[.Z63];&quot;&quot;)" office:value-type="float" office:value="0.1714" calcext:value-type="float">
            <text:p>0.1714</text:p>
          </table:table-cell>
          <table:table-cell table:style-name="ce44" table:formula="of:=IF(AND(0.15&lt;[.$Z63];[.$Z63]&lt;0.2; NOT([.AA63]=&quot;&quot;));[.AA63];&quot;&quot;)" office:value-type="float" office:value="-0.7661" calcext:value-type="float">
            <text:p>-0.7661</text:p>
          </table:table-cell>
          <table:table-cell table:style-name="Default" table:number-columns-repeated="3"/>
          <table:table-cell table:style-name="ce31" table:formula="of:=IF(AND(OR(0.15&gt;[.$Z63];[.$Z63]&gt;0.2);NOT([.A63]=&quot;&quot;));[.A63];&quot;&quot;)">
            <text:p/>
          </table:table-cell>
          <table:table-cell table:style-name="ce33" table:formula="of:=IF(AND(OR(0.15&gt;[.$Z63];[.$Z63]&gt;0.2);NOT([.B63]=&quot;&quot;));[.B63];&quot;&quot;)">
            <text:p/>
          </table:table-cell>
          <table:table-cell table:style-name="ce33" table:formula="of:=IF(AND(OR(0.15&gt;[.$Z63];[.$Z63]&gt;0.2);NOT([.C63]=&quot;&quot;));[.C63];&quot;&quot;)">
            <text:p/>
          </table:table-cell>
          <table:table-cell table:style-name="ce33" table:formula="of:=IF(AND(OR(0.15&gt;[.$Z63];[.$Z63]&gt;0.2);NOT([.D63]=&quot;&quot;));[.D63];&quot;&quot;)">
            <text:p/>
          </table:table-cell>
          <table:table-cell table:style-name="ce33" table:formula="of:=IF(AND(OR(0.15&gt;[.$Z63];[.$Z63]&gt;0.2);NOT([.E63]=&quot;&quot;));[.E63];&quot;&quot;)">
            <text:p/>
          </table:table-cell>
          <table:table-cell table:style-name="ce33" table:formula="of:=IF(AND(OR(0.15&gt;[.$Z63];[.$Z63]&gt;0.2);NOT([.F63]=&quot;&quot;));[.F63];&quot;&quot;)">
            <text:p/>
          </table:table-cell>
          <table:table-cell table:style-name="ce33" table:formula="of:=IF(AND(OR(0.15&gt;[.$Z63];[.$Z63]&gt;0.2);NOT([.G63]=&quot;&quot;));[.G63];&quot;&quot;)">
            <text:p/>
          </table:table-cell>
          <table:table-cell table:style-name="ce33" table:formula="of:=IF(AND(OR(0.15&gt;[.$Z63];[.$Z63]&gt;0.2);NOT([.H63]=&quot;&quot;));[.H63];&quot;&quot;)">
            <text:p/>
          </table:table-cell>
          <table:table-cell table:style-name="ce33" table:formula="of:=IF(AND(OR(0.15&gt;[.$Z63];[.$Z63]&gt;0.2);NOT([.I63]=&quot;&quot;));[.I63];&quot;&quot;)">
            <text:p/>
          </table:table-cell>
          <table:table-cell table:style-name="ce39" table:formula="of:=IF(AND(OR(0.15&gt;[.$Z63];[.$Z63]&gt;0.2);NOT([.J63]=&quot;&quot;));[.J63];&quot;&quot;)">
            <text:p/>
          </table:table-cell>
          <table:table-cell table:style-name="ce33" table:formula="of:=IF(AND(OR(0.15&gt;[.$Z63];[.$Z63]&gt;0.2);NOT([.K63]=&quot;&quot;));[.K63];&quot;&quot;)">
            <text:p/>
          </table:table-cell>
          <table:table-cell table:style-name="ce33" table:formula="of:=IF(AND(OR(0.15&gt;[.$Z63];[.$Z63]&gt;0.2);NOT([.L63]=&quot;&quot;));[.L63];&quot;&quot;)">
            <text:p/>
          </table:table-cell>
          <table:table-cell table:style-name="ce33" table:formula="of:=IF(AND(OR(0.15&gt;[.$Z63];[.$Z63]&gt;0.2);NOT([.M63]=&quot;&quot;));[.M63];&quot;&quot;)">
            <text:p/>
          </table:table-cell>
          <table:table-cell table:style-name="ce33" table:formula="of:=IF(AND(OR(0.15&gt;[.$Z63];[.$Z63]&gt;0.2);NOT([.N63]=&quot;&quot;));[.N63];&quot;&quot;)">
            <text:p/>
          </table:table-cell>
          <table:table-cell table:style-name="ce39" table:formula="of:=IF(AND(OR(0.15&gt;[.$Z63];[.$Z63]&gt;0.2);NOT([.O63]=&quot;&quot;));[.O63];&quot;&quot;)">
            <text:p/>
          </table:table-cell>
          <table:table-cell table:style-name="ce33" table:formula="of:=IF(AND(OR(0.15&gt;[.$Z63];[.$Z63]&gt;0.2);NOT([.P63]=&quot;&quot;));[.P63];&quot;&quot;)">
            <text:p/>
          </table:table-cell>
          <table:table-cell table:style-name="ce33" table:formula="of:=IF(AND(OR(0.15&gt;[.$Z63];[.$Z63]&gt;0.2);NOT([.Q63]=&quot;&quot;));[.Q63];&quot;&quot;)">
            <text:p/>
          </table:table-cell>
          <table:table-cell table:style-name="ce33" table:formula="of:=IF(AND(OR(0.15&gt;[.$Z63];[.$Z63]&gt;0.2);NOT([.R63]=&quot;&quot;));[.R63];&quot;&quot;)">
            <text:p/>
          </table:table-cell>
          <table:table-cell table:style-name="ce33" table:formula="of:=IF(AND(OR(0.15&gt;[.$Z63];[.$Z63]&gt;0.2);NOT([.S63]=&quot;&quot;));[.S63];&quot;&quot;)">
            <text:p/>
          </table:table-cell>
          <table:table-cell table:style-name="ce39" table:formula="of:=IF(AND(OR(0.15&gt;[.$Z63];[.$Z63]&gt;0.2);NOT([.T63]=&quot;&quot;));[.T63];&quot;&quot;)">
            <text:p/>
          </table:table-cell>
          <table:table-cell table:style-name="ce39" table:formula="of:=IF(AND(OR(0.15&gt;[.$Z63];[.$Z63]&gt;0.2);NOT([.U63]=&quot;&quot;));[.U63];&quot;&quot;)">
            <text:p/>
          </table:table-cell>
          <table:table-cell table:style-name="ce33" table:formula="of:=IF(AND(OR(0.15&gt;[.$Z63];[.$Z63]&gt;0.2);NOT([.V63]=&quot;&quot;));[.V63];&quot;&quot;)">
            <text:p/>
          </table:table-cell>
          <table:table-cell table:style-name="ce33" table:formula="of:=IF(AND(OR(0.15&gt;[.$Z63];[.$Z63]&gt;0.2);NOT([.W63]=&quot;&quot;));[.W63];&quot;&quot;)">
            <text:p/>
          </table:table-cell>
          <table:table-cell table:style-name="ce33" table:formula="of:=IF(AND(OR(0.15&gt;[.$Z63];[.$Z63]&gt;0.2);NOT([.X63]=&quot;&quot;));[.X63];&quot;&quot;)">
            <text:p/>
          </table:table-cell>
          <table:table-cell table:style-name="ce39" table:formula="of:=IF(AND(OR(0.15&gt;[.$Z63];[.$Z63]&gt;0.2);NOT([.Y63]=&quot;&quot;));[.Y63];&quot;&quot;)">
            <text:p/>
          </table:table-cell>
          <table:table-cell table:style-name="ce33" table:formula="of:=IF(AND(OR(0.15&gt;[.$Z63];[.$Z63]&gt;0.2);NOT([.Z63]=&quot;&quot;));[.Z63];&quot;&quot;)">
            <text:p/>
          </table:table-cell>
          <table:table-cell table:style-name="ce44" table:formula="of:=IF(AND(OR(0.15&gt;[.$Z63];[.$Z63]&gt;0.2);NOT([.AA63]=&quot;&quot;));[.AA63];&quot;&quot;)">
            <text:p/>
          </table:table-cell>
          <table:table-cell table:style-name="Default" table:number-columns-repeated="3"/>
          <table:table-cell table:style-name="ce4" table:formula="of:=IF(AND([.$U63] = 1;NOT([.A63]=&quot;&quot;));[.A63];&quot;&quot;)" office:value-type="float" office:value="59" calcext:value-type="float">
            <text:p>59</text:p>
          </table:table-cell>
          <table:table-cell table:style-name="ce110" table:formula="of:=IF(AND([.$U63] = 1;NOT([.B63]=&quot;&quot;));[.B63];&quot;&quot;)" office:value-type="float" office:value="1.72788" calcext:value-type="float">
            <text:p>1.72788</text:p>
          </table:table-cell>
          <table:table-cell table:style-name="ce110" table:formula="of:=IF(AND([.$U63] = 1;NOT([.C63]=&quot;&quot;));[.C63];&quot;&quot;)" office:value-type="float" office:value="-1.5708" calcext:value-type="float">
            <text:p>-1.5708</text:p>
          </table:table-cell>
          <table:table-cell table:style-name="ce110" table:formula="of:=IF(AND([.$U63] = 1;NOT([.D63]=&quot;&quot;));[.D63];&quot;&quot;)" office:value-type="float" office:value="1.85005" calcext:value-type="float">
            <text:p>1.85005</text:p>
          </table:table-cell>
          <table:table-cell table:style-name="ce110" table:formula="of:=IF(AND([.$U63] = 1;NOT([.E63]=&quot;&quot;));[.E63];&quot;&quot;)" office:value-type="float" office:value="-2.16421" calcext:value-type="float">
            <text:p>-2.16421</text:p>
          </table:table-cell>
          <table:table-cell table:style-name="ce110" table:formula="of:=IF(AND([.$U63] = 1;NOT([.F63]=&quot;&quot;));[.F63];&quot;&quot;)" office:value-type="float" office:value="-1.48353" calcext:value-type="float">
            <text:p>-1.48353</text:p>
          </table:table-cell>
          <table:table-cell table:style-name="ce110" table:formula="of:=IF(AND([.$U63] = 1;NOT([.G63]=&quot;&quot;));[.G63];&quot;&quot;)" office:value-type="float" office:value="-1.76278" calcext:value-type="float">
            <text:p>-1.76278</text:p>
          </table:table-cell>
          <table:table-cell table:style-name="ce110" table:formula="of:=IF(AND([.$U63] = 1;NOT([.H63]=&quot;&quot;));[.H63];&quot;&quot;)">
            <text:p/>
          </table:table-cell>
          <table:table-cell table:style-name="ce110" table:formula="of:=IF(AND([.$U63] = 1;NOT([.I63]=&quot;&quot;));[.I63];&quot;&quot;)">
            <text:p/>
          </table:table-cell>
          <table:table-cell table:style-name="ce110" table:formula="of:=IF(AND([.$U63] = 1;NOT([.J63]=&quot;&quot;));[.J63];&quot;&quot;)" office:value-type="float" office:value="60" calcext:value-type="float">
            <text:p>60</text:p>
          </table:table-cell>
          <table:table-cell table:style-name="ce110" table:formula="of:=IF(AND([.$U63] = 1;NOT([.K63]=&quot;&quot;));[.K63];&quot;&quot;)" office:value-type="float" office:value="0.3395" calcext:value-type="float">
            <text:p>0.3395</text:p>
          </table:table-cell>
          <table:table-cell table:style-name="ce110" table:formula="of:=IF(AND([.$U63] = 1;NOT([.L63]=&quot;&quot;));[.L63];&quot;&quot;)" office:value-type="float" office:value="-0.1167" calcext:value-type="float">
            <text:p>-0.1167</text:p>
          </table:table-cell>
          <table:table-cell table:style-name="ce110" table:formula="of:=IF(AND([.$U63] = 1;NOT([.M63]=&quot;&quot;));[.M63];&quot;&quot;)">
            <text:p/>
          </table:table-cell>
          <table:table-cell table:style-name="ce110" table:formula="of:=IF(AND([.$U63] = 1;NOT([.N63]=&quot;&quot;));[.N63];&quot;&quot;)">
            <text:p/>
          </table:table-cell>
          <table:table-cell table:style-name="ce110" table:formula="of:=IF(AND([.$U63] = 1;NOT([.O63]=&quot;&quot;));[.O63];&quot;&quot;)" office:value-type="float" office:value="59" calcext:value-type="float">
            <text:p>59</text:p>
          </table:table-cell>
          <table:table-cell table:style-name="ce110" table:formula="of:=IF(AND([.$U63] = 1;NOT([.P63]=&quot;&quot;));[.P63];&quot;&quot;)" office:value-type="float" office:value="2.3467" calcext:value-type="float">
            <text:p>2.3467</text:p>
          </table:table-cell>
          <table:table-cell table:style-name="ce110" table:formula="of:=IF(AND([.$U63] = 1;NOT([.Q63]=&quot;&quot;));[.Q63];&quot;&quot;)" office:value-type="float" office:value="-2.3467" calcext:value-type="float">
            <text:p>-2.3467</text:p>
          </table:table-cell>
          <table:table-cell table:style-name="ce110" table:formula="of:=IF(AND([.$U63] = 1;NOT([.R63]=&quot;&quot;));[.R63];&quot;&quot;)" office:value-type="float" office:value="38" calcext:value-type="float">
            <text:p>38</text:p>
          </table:table-cell>
          <table:table-cell table:style-name="ce110" table:formula="of:=IF(AND([.$U63] = 1;NOT([.S63]=&quot;&quot;));[.S63];&quot;&quot;)" office:value-type="float" office:value="1.6796301232" calcext:value-type="float">
            <text:p>1.6796301232</text:p>
          </table:table-cell>
          <table:table-cell table:style-name="ce110" table:formula="of:=IF(AND([.$U63] = 1;NOT([.T63]=&quot;&quot;));[.T63];&quot;&quot;)" office:value-type="float" office:value="-1" calcext:value-type="float">
            <text:p>-1</text:p>
          </table:table-cell>
          <table:table-cell table:style-name="ce110" table:formula="of:=IF(AND([.$U63] = 1;NOT([.U63]=&quot;&quot;));[.U63];&quot;&quot;)" office:value-type="float" office:value="1" calcext:value-type="float">
            <text:p>1</text:p>
          </table:table-cell>
          <table:table-cell table:style-name="ce110" table:formula="of:=IF(AND([.$U63] = 1;NOT([.V63]=&quot;&quot;));[.V63];&quot;&quot;)" office:value-type="float" office:value="0.349065850398866" calcext:value-type="float">
            <text:p>0.349065850398866</text:p>
          </table:table-cell>
          <table:table-cell table:style-name="ce110" table:formula="of:=IF(AND([.$U63] = 1;NOT([.W63]=&quot;&quot;));[.W63];&quot;&quot;)">
            <text:p/>
          </table:table-cell>
          <table:table-cell table:style-name="ce110" table:formula="of:=IF(AND([.$U63] = 1;NOT([.X63]=&quot;&quot;));[.X63];&quot;&quot;)">
            <text:p/>
          </table:table-cell>
          <table:table-cell table:style-name="ce110" table:formula="of:=IF(AND([.$U63] = 1;NOT([.Y63]=&quot;&quot;));[.Y63];&quot;&quot;)" office:value-type="float" office:value="59" calcext:value-type="float">
            <text:p>59</text:p>
          </table:table-cell>
          <table:table-cell table:style-name="ce121" table:formula="of:=IF(AND([.$U63] = 1;NOT([.Z63]=&quot;&quot;));[.Z63];&quot;&quot;)" office:value-type="float" office:value="0.1714" calcext:value-type="float">
            <text:p>0.17140</text:p>
          </table:table-cell>
          <table:table-cell table:style-name="ce25" table:formula="of:=IF(AND([.$U63] = 1;NOT([.AA63]=&quot;&quot;));[.AA63];&quot;&quot;)" office:value-type="float" office:value="-0.7661" calcext:value-type="float">
            <text:p>-0.7661</text:p>
          </table:table-cell>
          <table:table-cell table:style-name="Default" table:number-columns-repeated="3"/>
          <table:table-cell table:style-name="ce4" table:formula="of:=IF(AND([.$U63] = 0;NOT([.A63]=&quot;&quot;));[.A63];&quot;&quot;)">
            <text:p/>
          </table:table-cell>
          <table:table-cell table:style-name="ce110" table:formula="of:=IF(AND([.$U63] = 0;NOT([.B63]=&quot;&quot;));[.B63];&quot;&quot;)">
            <text:p/>
          </table:table-cell>
          <table:table-cell table:style-name="ce110" table:formula="of:=IF(AND([.$U63] = 0;NOT([.C63]=&quot;&quot;));[.C63];&quot;&quot;)">
            <text:p/>
          </table:table-cell>
          <table:table-cell table:style-name="ce110" table:formula="of:=IF(AND([.$U63] = 0;NOT([.D63]=&quot;&quot;));[.D63];&quot;&quot;)">
            <text:p/>
          </table:table-cell>
          <table:table-cell table:style-name="ce110" table:formula="of:=IF(AND([.$U63] = 0;NOT([.E63]=&quot;&quot;));[.E63];&quot;&quot;)">
            <text:p/>
          </table:table-cell>
          <table:table-cell table:style-name="ce110" table:formula="of:=IF(AND([.$U63] = 0;NOT([.F63]=&quot;&quot;));[.F63];&quot;&quot;)">
            <text:p/>
          </table:table-cell>
          <table:table-cell table:style-name="ce110" table:formula="of:=IF(AND([.$U63] = 0;NOT([.G63]=&quot;&quot;));[.G63];&quot;&quot;)">
            <text:p/>
          </table:table-cell>
          <table:table-cell table:style-name="ce110" table:formula="of:=IF(AND([.$U63] = 0;NOT([.H63]=&quot;&quot;));[.H63];&quot;&quot;)">
            <text:p/>
          </table:table-cell>
          <table:table-cell table:style-name="ce110" table:formula="of:=IF(AND([.$U63] = 0;NOT([.I63]=&quot;&quot;));[.I63];&quot;&quot;)">
            <text:p/>
          </table:table-cell>
          <table:table-cell table:style-name="ce110" table:formula="of:=IF(AND([.$U63] = 0;NOT([.J63]=&quot;&quot;));[.J63];&quot;&quot;)">
            <text:p/>
          </table:table-cell>
          <table:table-cell table:style-name="ce113" table:formula="of:=IF(AND([.$U63] = 0;NOT([.K63]=&quot;&quot;));[.K63];&quot;&quot;)">
            <text:p/>
          </table:table-cell>
          <table:table-cell table:style-name="ce113" table:formula="of:=IF(AND([.$U63] = 0;NOT([.L63]=&quot;&quot;));[.L63];&quot;&quot;)">
            <text:p/>
          </table:table-cell>
          <table:table-cell table:style-name="ce110" table:formula="of:=IF(AND([.$U63] = 0;NOT([.M63]=&quot;&quot;));[.M63];&quot;&quot;)">
            <text:p/>
          </table:table-cell>
          <table:table-cell table:style-name="ce110" table:formula="of:=IF(AND([.$U63] = 0;NOT([.N63]=&quot;&quot;));[.N63];&quot;&quot;)">
            <text:p/>
          </table:table-cell>
          <table:table-cell table:style-name="ce110" table:formula="of:=IF(AND([.$U63] = 0;NOT([.O63]=&quot;&quot;));[.O63];&quot;&quot;)">
            <text:p/>
          </table:table-cell>
          <table:table-cell table:style-name="ce110" table:formula="of:=IF(AND([.$U63] = 0;NOT([.P63]=&quot;&quot;));[.P63];&quot;&quot;)">
            <text:p/>
          </table:table-cell>
          <table:table-cell table:style-name="ce110" table:formula="of:=IF(AND([.$U63] = 0;NOT([.Q63]=&quot;&quot;));[.Q63];&quot;&quot;)">
            <text:p/>
          </table:table-cell>
          <table:table-cell table:style-name="ce110" table:formula="of:=IF(AND([.$U63] = 0;NOT([.R63]=&quot;&quot;));[.R63];&quot;&quot;)">
            <text:p/>
          </table:table-cell>
          <table:table-cell table:style-name="ce110" table:formula="of:=IF(AND([.$U63] = 0;NOT([.S63]=&quot;&quot;));[.S63];&quot;&quot;)">
            <text:p/>
          </table:table-cell>
          <table:table-cell table:style-name="ce110" table:formula="of:=IF(AND([.$U63] = 0;NOT([.T63]=&quot;&quot;));[.T63];&quot;&quot;)">
            <text:p/>
          </table:table-cell>
          <table:table-cell table:style-name="ce110" table:formula="of:=IF(AND([.$U63] = 0;NOT([.U63]=&quot;&quot;));[.U63];&quot;&quot;)">
            <text:p/>
          </table:table-cell>
          <table:table-cell table:style-name="ce110" table:formula="of:=IF(AND([.$U63] = 0;NOT([.V63]=&quot;&quot;));[.V63];&quot;&quot;)">
            <text:p/>
          </table:table-cell>
          <table:table-cell table:style-name="ce110" table:formula="of:=IF(AND([.$U63] = 0;NOT([.W63]=&quot;&quot;));[.W63];&quot;&quot;)">
            <text:p/>
          </table:table-cell>
          <table:table-cell table:style-name="ce110" table:formula="of:=IF(AND([.$U63] = 0;NOT([.X63]=&quot;&quot;));[.X63];&quot;&quot;)">
            <text:p/>
          </table:table-cell>
          <table:table-cell table:style-name="ce110" table:formula="of:=IF(AND([.$U63] = 0;NOT([.Y63]=&quot;&quot;));[.Y63];&quot;&quot;)">
            <text:p/>
          </table:table-cell>
          <table:table-cell table:style-name="ce110" table:formula="of:=IF(AND([.$U63] = 0;NOT([.Z63]=&quot;&quot;));[.Z63];&quot;&quot;)">
            <text:p/>
          </table:table-cell>
          <table:table-cell table:style-name="ce25" table:formula="of:=IF(AND([.$U63] = 0;NOT([.AA63]=&quot;&quot;));[.AA63];&quot;&quot;)">
            <text:p/>
          </table:table-cell>
          <table:table-cell table:style-name="Default" table:number-columns-repeated="3"/>
          <table:table-cell table:style-name="ce126" table:formula="of:=IF(AND(0.1&lt;[.$Z63];[.$Z63]&lt;0.25; NOT([.A63]=&quot;&quot;));[.A63];&quot;&quot;)" office:value-type="float" office:value="59" calcext:value-type="float">
            <text:p>59.0000</text:p>
          </table:table-cell>
          <table:table-cell table:style-name="ce44" table:formula="of:=IF(AND(0.1&lt;[.$Z63];[.$Z63]&lt;0.25; NOT([.B63]=&quot;&quot;));[.B63];&quot;&quot;)" office:value-type="float" office:value="1.72788" calcext:value-type="float">
            <text:p>1.7279</text:p>
          </table:table-cell>
          <table:table-cell table:style-name="ce44" table:formula="of:=IF(AND(0.1&lt;[.$Z63];[.$Z63]&lt;0.25; NOT([.C63]=&quot;&quot;));[.C63];&quot;&quot;)" office:value-type="float" office:value="-1.5708" calcext:value-type="float">
            <text:p>-1.5708</text:p>
          </table:table-cell>
          <table:table-cell table:style-name="ce44" table:formula="of:=IF(AND(0.1&lt;[.$Z63];[.$Z63]&lt;0.25; NOT([.D63]=&quot;&quot;));[.D63];&quot;&quot;)" office:value-type="float" office:value="1.85005" calcext:value-type="float">
            <text:p>1.8501</text:p>
          </table:table-cell>
          <table:table-cell table:style-name="ce44" table:formula="of:=IF(AND(0.1&lt;[.$Z63];[.$Z63]&lt;0.25; NOT([.E63]=&quot;&quot;));[.E63];&quot;&quot;)" office:value-type="float" office:value="-2.16421" calcext:value-type="float">
            <text:p>-2.1642</text:p>
          </table:table-cell>
          <table:table-cell table:style-name="ce44" table:formula="of:=IF(AND(0.1&lt;[.$Z63];[.$Z63]&lt;0.25; NOT([.F63]=&quot;&quot;));[.F63];&quot;&quot;)" office:value-type="float" office:value="-1.48353" calcext:value-type="float">
            <text:p>-1.4835</text:p>
          </table:table-cell>
          <table:table-cell table:style-name="ce44" table:formula="of:=IF(AND(0.1&lt;[.$Z63];[.$Z63]&lt;0.25; NOT([.G63]=&quot;&quot;));[.G63];&quot;&quot;)" office:value-type="float" office:value="-1.76278" calcext:value-type="float">
            <text:p>-1.7628</text:p>
          </table:table-cell>
          <table:table-cell table:style-name="ce44" table:formula="of:=IF(AND(0.1&lt;[.$Z63];[.$Z63]&lt;0.25; NOT([.H63]=&quot;&quot;));[.H63];&quot;&quot;)">
            <text:p/>
          </table:table-cell>
          <table:table-cell table:style-name="ce44" table:formula="of:=IF(AND(0.1&lt;[.$Z63];[.$Z63]&lt;0.25; NOT([.I63]=&quot;&quot;));[.I63];&quot;&quot;)">
            <text:p/>
          </table:table-cell>
          <table:table-cell table:style-name="ce44" table:formula="of:=IF(AND(0.1&lt;[.$Z63];[.$Z63]&lt;0.25; NOT([.J63]=&quot;&quot;));[.J63];&quot;&quot;)" office:value-type="float" office:value="60" calcext:value-type="float">
            <text:p>60.0000</text:p>
          </table:table-cell>
          <table:table-cell table:style-name="ce44" table:formula="of:=IF(AND(0.1&lt;[.$Z63];[.$Z63]&lt;0.25; NOT([.K63]=&quot;&quot;));[.K63];&quot;&quot;)" office:value-type="float" office:value="0.3395" calcext:value-type="float">
            <text:p>0.3395</text:p>
          </table:table-cell>
          <table:table-cell table:style-name="ce44" table:formula="of:=IF(AND(0.1&lt;[.$Z63];[.$Z63]&lt;0.25; NOT([.L63]=&quot;&quot;));[.L63];&quot;&quot;)" office:value-type="float" office:value="-0.1167" calcext:value-type="float">
            <text:p>-0.1167</text:p>
          </table:table-cell>
          <table:table-cell table:style-name="ce44" table:formula="of:=IF(AND(0.1&lt;[.$Z63];[.$Z63]&lt;0.25; NOT([.M63]=&quot;&quot;));[.M63];&quot;&quot;)">
            <text:p/>
          </table:table-cell>
          <table:table-cell table:style-name="ce44" table:formula="of:=IF(AND(0.1&lt;[.$Z63];[.$Z63]&lt;0.25; NOT([.N63]=&quot;&quot;));[.N63];&quot;&quot;)">
            <text:p/>
          </table:table-cell>
          <table:table-cell table:style-name="ce44" table:formula="of:=IF(AND(0.1&lt;[.$Z63];[.$Z63]&lt;0.25; NOT([.O63]=&quot;&quot;));[.O63];&quot;&quot;)" office:value-type="float" office:value="59" calcext:value-type="float">
            <text:p>59.0000</text:p>
          </table:table-cell>
          <table:table-cell table:style-name="ce44" table:formula="of:=IF(AND(0.1&lt;[.$Z63];[.$Z63]&lt;0.25; NOT([.P63]=&quot;&quot;));[.P63];&quot;&quot;)" office:value-type="float" office:value="2.3467" calcext:value-type="float">
            <text:p>2.3467</text:p>
          </table:table-cell>
          <table:table-cell table:style-name="ce44" table:formula="of:=IF(AND(0.1&lt;[.$Z63];[.$Z63]&lt;0.25; NOT([.Q63]=&quot;&quot;));[.Q63];&quot;&quot;)" office:value-type="float" office:value="-2.3467" calcext:value-type="float">
            <text:p>-2.3467</text:p>
          </table:table-cell>
          <table:table-cell table:style-name="ce44" table:formula="of:=IF(AND(0.1&lt;[.$Z63];[.$Z63]&lt;0.25; NOT([.R63]=&quot;&quot;));[.R63];&quot;&quot;)" office:value-type="float" office:value="38" calcext:value-type="float">
            <text:p>38.0000</text:p>
          </table:table-cell>
          <table:table-cell table:style-name="ce44" table:formula="of:=IF(AND(0.1&lt;[.$Z63];[.$Z63]&lt;0.25; NOT([.S63]=&quot;&quot;));[.S63];&quot;&quot;)" office:value-type="float" office:value="1.6796301232" calcext:value-type="float">
            <text:p>1.6796</text:p>
          </table:table-cell>
          <table:table-cell table:style-name="ce44" table:formula="of:=IF(AND(0.1&lt;[.$Z63];[.$Z63]&lt;0.25; NOT([.T63]=&quot;&quot;));[.T63];&quot;&quot;)" office:value-type="float" office:value="-1" calcext:value-type="float">
            <text:p>-1.0000</text:p>
          </table:table-cell>
          <table:table-cell table:style-name="ce44" table:formula="of:=IF(AND(0.1&lt;[.$Z63];[.$Z63]&lt;0.25; NOT([.U63]=&quot;&quot;));[.U63];&quot;&quot;)" office:value-type="float" office:value="1" calcext:value-type="float">
            <text:p>1.0000</text:p>
          </table:table-cell>
          <table:table-cell table:style-name="ce44" table:formula="of:=IF(AND(0.1&lt;[.$Z63];[.$Z63]&lt;0.25; NOT([.V63]=&quot;&quot;));[.V63];&quot;&quot;)" office:value-type="float" office:value="0.349065850398866" calcext:value-type="float">
            <text:p>0.3491</text:p>
          </table:table-cell>
          <table:table-cell table:style-name="ce44" table:formula="of:=IF(AND(0.1&lt;[.$Z63];[.$Z63]&lt;0.25; NOT([.W63]=&quot;&quot;));[.W63];&quot;&quot;)">
            <text:p/>
          </table:table-cell>
          <table:table-cell table:style-name="ce44" table:formula="of:=IF(AND(0.1&lt;[.$Z63];[.$Z63]&lt;0.25; NOT([.X63]=&quot;&quot;));[.X63];&quot;&quot;)">
            <text:p/>
          </table:table-cell>
          <table:table-cell table:style-name="ce44" table:formula="of:=IF(AND(0.1&lt;[.$Z63];[.$Z63]&lt;0.25; NOT([.Y63]=&quot;&quot;));[.Y63];&quot;&quot;)" office:value-type="float" office:value="59" calcext:value-type="float">
            <text:p>59.0000</text:p>
          </table:table-cell>
          <table:table-cell table:style-name="ce44" table:formula="of:=IF(AND(0.1&lt;[.$Z63];[.$Z63]&lt;0.25; NOT([.Z63]=&quot;&quot;));[.Z63];&quot;&quot;)" office:value-type="float" office:value="0.1714" calcext:value-type="float">
            <text:p>0.1714</text:p>
          </table:table-cell>
          <table:table-cell table:style-name="ce44" table:formula="of:=IF(AND(0.1&lt;[.$Z63];[.$Z63]&lt;0.25; NOT([.AA63]=&quot;&quot;));[.AA63];&quot;&quot;)" office:value-type="float" office:value="-0.7661" calcext:value-type="float">
            <text:p>-0.7661</text:p>
          </table:table-cell>
          <table:table-cell table:style-name="Default" table:number-columns-repeated="3"/>
          <table:table-cell table:style-name="ce126" table:formula="of:=IF(AND(OR(0.1&gt;[.$Z63];[.$Z63]&gt;0.25);NOT([.A63]=&quot;&quot;));[.A63];&quot;&quot;)">
            <text:p/>
          </table:table-cell>
          <table:table-cell table:style-name="ce44" table:formula="of:=IF(AND(OR(0.1&gt;[.$Z63];[.$Z63]&gt;0.25);NOT([.B63]=&quot;&quot;));[.B63];&quot;&quot;)">
            <text:p/>
          </table:table-cell>
          <table:table-cell table:style-name="ce44" table:formula="of:=IF(AND(OR(0.1&gt;[.$Z63];[.$Z63]&gt;0.25);NOT([.C63]=&quot;&quot;));[.C63];&quot;&quot;)">
            <text:p/>
          </table:table-cell>
          <table:table-cell table:style-name="ce44" table:formula="of:=IF(AND(OR(0.1&gt;[.$Z63];[.$Z63]&gt;0.25);NOT([.D63]=&quot;&quot;));[.D63];&quot;&quot;)">
            <text:p/>
          </table:table-cell>
          <table:table-cell table:style-name="ce44" table:formula="of:=IF(AND(OR(0.1&gt;[.$Z63];[.$Z63]&gt;0.25);NOT([.E63]=&quot;&quot;));[.E63];&quot;&quot;)">
            <text:p/>
          </table:table-cell>
          <table:table-cell table:style-name="ce44" table:formula="of:=IF(AND(OR(0.1&gt;[.$Z63];[.$Z63]&gt;0.25);NOT([.F63]=&quot;&quot;));[.F63];&quot;&quot;)">
            <text:p/>
          </table:table-cell>
          <table:table-cell table:style-name="ce44" table:formula="of:=IF(AND(OR(0.1&gt;[.$Z63];[.$Z63]&gt;0.25);NOT([.G63]=&quot;&quot;));[.G63];&quot;&quot;)">
            <text:p/>
          </table:table-cell>
          <table:table-cell table:style-name="ce44" table:formula="of:=IF(AND(OR(0.1&gt;[.$Z63];[.$Z63]&gt;0.25);NOT([.H63]=&quot;&quot;));[.H63];&quot;&quot;)">
            <text:p/>
          </table:table-cell>
          <table:table-cell table:style-name="ce44" table:formula="of:=IF(AND(OR(0.1&gt;[.$Z63];[.$Z63]&gt;0.25);NOT([.I63]=&quot;&quot;));[.I63];&quot;&quot;)">
            <text:p/>
          </table:table-cell>
          <table:table-cell table:style-name="ce44" table:formula="of:=IF(AND(OR(0.1&gt;[.$Z63];[.$Z63]&gt;0.25);NOT([.J63]=&quot;&quot;));[.J63];&quot;&quot;)">
            <text:p/>
          </table:table-cell>
          <table:table-cell table:style-name="ce44" table:formula="of:=IF(AND(OR(0.1&gt;[.$Z63];[.$Z63]&gt;0.25);NOT([.K63]=&quot;&quot;));[.K63];&quot;&quot;)">
            <text:p/>
          </table:table-cell>
          <table:table-cell table:style-name="ce44" table:formula="of:=IF(AND(OR(0.1&gt;[.$Z63];[.$Z63]&gt;0.25);NOT([.L63]=&quot;&quot;));[.L63];&quot;&quot;)">
            <text:p/>
          </table:table-cell>
          <table:table-cell table:style-name="ce44" table:formula="of:=IF(AND(OR(0.1&gt;[.$Z63];[.$Z63]&gt;0.25);NOT([.M63]=&quot;&quot;));[.M63];&quot;&quot;)">
            <text:p/>
          </table:table-cell>
          <table:table-cell table:style-name="ce44" table:formula="of:=IF(AND(OR(0.1&gt;[.$Z63];[.$Z63]&gt;0.25);NOT([.N63]=&quot;&quot;));[.N63];&quot;&quot;)">
            <text:p/>
          </table:table-cell>
          <table:table-cell table:style-name="ce128" table:formula="of:=IF(AND(OR(0.1&gt;[.$Z63];[.$Z63]&gt;0.25);NOT([.O63]=&quot;&quot;));[.O63];&quot;&quot;)">
            <text:p/>
          </table:table-cell>
          <table:table-cell table:style-name="ce44" table:formula="of:=IF(AND(OR(0.1&gt;[.$Z63];[.$Z63]&gt;0.25);NOT([.P63]=&quot;&quot;));[.P63];&quot;&quot;)">
            <text:p/>
          </table:table-cell>
          <table:table-cell table:style-name="ce44" table:formula="of:=IF(AND(OR(0.1&gt;[.$Z63];[.$Z63]&gt;0.25);NOT([.Q63]=&quot;&quot;));[.Q63];&quot;&quot;)">
            <text:p/>
          </table:table-cell>
          <table:table-cell table:style-name="ce44" table:formula="of:=IF(AND(OR(0.1&gt;[.$Z63];[.$Z63]&gt;0.25);NOT([.R63]=&quot;&quot;));[.R63];&quot;&quot;)">
            <text:p/>
          </table:table-cell>
          <table:table-cell table:style-name="ce44" table:formula="of:=IF(AND(OR(0.1&gt;[.$Z63];[.$Z63]&gt;0.25);NOT([.S63]=&quot;&quot;));[.S63];&quot;&quot;)">
            <text:p/>
          </table:table-cell>
          <table:table-cell table:style-name="ce44" table:formula="of:=IF(AND(OR(0.1&gt;[.$Z63];[.$Z63]&gt;0.25);NOT([.T63]=&quot;&quot;));[.T63];&quot;&quot;)">
            <text:p/>
          </table:table-cell>
          <table:table-cell table:style-name="ce44" table:formula="of:=IF(AND(OR(0.1&gt;[.$Z63];[.$Z63]&gt;0.25);NOT([.U63]=&quot;&quot;));[.U63];&quot;&quot;)">
            <text:p/>
          </table:table-cell>
          <table:table-cell table:style-name="ce44" table:formula="of:=IF(AND(OR(0.1&gt;[.$Z63];[.$Z63]&gt;0.25);NOT([.V63]=&quot;&quot;));[.V63];&quot;&quot;)">
            <text:p/>
          </table:table-cell>
          <table:table-cell table:style-name="ce44" table:formula="of:=IF(AND(OR(0.1&gt;[.$Z63];[.$Z63]&gt;0.25);NOT([.W63]=&quot;&quot;));[.W63];&quot;&quot;)">
            <text:p/>
          </table:table-cell>
          <table:table-cell table:style-name="ce44" table:formula="of:=IF(AND(OR(0.1&gt;[.$Z63];[.$Z63]&gt;0.25);NOT([.X63]=&quot;&quot;));[.X63];&quot;&quot;)">
            <text:p/>
          </table:table-cell>
          <table:table-cell table:style-name="ce128" table:formula="of:=IF(AND(OR(0.1&gt;[.$Z63];[.$Z63]&gt;0.25);NOT([.Y63]=&quot;&quot;));[.Y63];&quot;&quot;)">
            <text:p/>
          </table:table-cell>
          <table:table-cell table:style-name="ce44" table:formula="of:=IF(AND(OR(0.1&gt;[.$Z63];[.$Z63]&gt;0.25);NOT([.Z63]=&quot;&quot;));[.Z63];&quot;&quot;)">
            <text:p/>
          </table:table-cell>
          <table:table-cell table:style-name="ce44" table:formula="of:=IF(AND(OR(0.1&gt;[.$Z63];[.$Z63]&gt;0.25);NOT([.AA63]=&quot;&quot;));[.AA63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61" calcext:value-type="float">
            <text:p>61</text:p>
          </table:table-cell>
          <table:table-cell table:style-name="ce15" office:value-type="float" office:value="0.3395" calcext:value-type="float">
            <text:p>0.3395</text:p>
          </table:table-cell>
          <table:table-cell table:style-name="ce15" office:value-type="float" office:value="-0.1167" calcext:value-type="float">
            <text:p>-0.1167</text:p>
          </table:table-cell>
          <table:table-cell table:style-name="Default" table:number-columns-repeated="2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2.3519" calcext:value-type="float">
            <text:p>2.3519</text:p>
          </table:table-cell>
          <table:table-cell table:style-name="ce10" office:value-type="float" office:value="-2.3519" calcext:value-type="float">
            <text:p>-2.3519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.645958994" calcext:value-type="float">
            <text:p>1.645958994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349065850398866" calcext:value-type="float">
            <text:p>0.349065850398866</text:p>
          </table:table-cell>
          <table:table-cell table:style-name="Default" table:number-columns-repeated="2"/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0.1681" calcext:value-type="float">
            <text:p>0.1681</text:p>
          </table:table-cell>
          <table:table-cell table:style-name="ce25" office:value-type="float" office:value="-0.7572" calcext:value-type="float">
            <text:p>-0.7572</text:p>
          </table:table-cell>
          <table:table-cell table:style-name="Default" table:number-columns-repeated="3"/>
          <table:table-cell table:style-name="ce31" table:formula="of:=IF(AND(0.15&lt;[.$Z64];[.$Z64]&lt;0.2; NOT([.A64]=&quot;&quot;));[.A64];&quot;&quot;)" office:value-type="float" office:value="60" calcext:value-type="float">
            <text:p>60</text:p>
          </table:table-cell>
          <table:table-cell table:style-name="ce33" table:formula="of:=IF(AND(0.15&lt;[.$Z64];[.$Z64]&lt;0.2; NOT([.B64]=&quot;&quot;));[.B64];&quot;&quot;)" office:value-type="float" office:value="1.72788" calcext:value-type="float">
            <text:p>1.7279</text:p>
          </table:table-cell>
          <table:table-cell table:style-name="ce33" table:formula="of:=IF(AND(0.15&lt;[.$Z64];[.$Z64]&lt;0.2; NOT([.C64]=&quot;&quot;));[.C64];&quot;&quot;)" office:value-type="float" office:value="-1.5708" calcext:value-type="float">
            <text:p>-1.5708</text:p>
          </table:table-cell>
          <table:table-cell table:style-name="ce33" table:formula="of:=IF(AND(0.15&lt;[.$Z64];[.$Z64]&lt;0.2; NOT([.D64]=&quot;&quot;));[.D64];&quot;&quot;)" office:value-type="float" office:value="1.85005" calcext:value-type="float">
            <text:p>1.8501</text:p>
          </table:table-cell>
          <table:table-cell table:style-name="ce33" table:formula="of:=IF(AND(0.15&lt;[.$Z64];[.$Z64]&lt;0.2; NOT([.E64]=&quot;&quot;));[.E64];&quot;&quot;)" office:value-type="float" office:value="-2.16421" calcext:value-type="float">
            <text:p>-2.1642</text:p>
          </table:table-cell>
          <table:table-cell table:style-name="ce33" table:formula="of:=IF(AND(0.15&lt;[.$Z64];[.$Z64]&lt;0.2; NOT([.F64]=&quot;&quot;));[.F64];&quot;&quot;)" office:value-type="float" office:value="-1.48353" calcext:value-type="float">
            <text:p>-1.4835</text:p>
          </table:table-cell>
          <table:table-cell table:style-name="ce33" table:formula="of:=IF(AND(0.15&lt;[.$Z64];[.$Z64]&lt;0.2; NOT([.G64]=&quot;&quot;));[.G64];&quot;&quot;)" office:value-type="float" office:value="-1.76278" calcext:value-type="float">
            <text:p>-1.7628</text:p>
          </table:table-cell>
          <table:table-cell table:style-name="ce33" table:formula="of:=IF(AND(0.15&lt;[.$Z64];[.$Z64]&lt;0.2; NOT([.H64]=&quot;&quot;));[.H64];&quot;&quot;)">
            <text:p/>
          </table:table-cell>
          <table:table-cell table:style-name="ce33" table:formula="of:=IF(AND(0.15&lt;[.$Z64];[.$Z64]&lt;0.2; NOT([.I64]=&quot;&quot;));[.I64];&quot;&quot;)">
            <text:p/>
          </table:table-cell>
          <table:table-cell table:style-name="ce39" table:formula="of:=IF(AND(0.15&lt;[.$Z64];[.$Z64]&lt;0.2; NOT([.J64]=&quot;&quot;));[.J64];&quot;&quot;)" office:value-type="float" office:value="61" calcext:value-type="float">
            <text:p>61</text:p>
          </table:table-cell>
          <table:table-cell table:style-name="ce33" table:formula="of:=IF(AND(0.15&lt;[.$Z64];[.$Z64]&lt;0.2; NOT([.K64]=&quot;&quot;));[.K64];&quot;&quot;)" office:value-type="float" office:value="0.3395" calcext:value-type="float">
            <text:p>0.3395</text:p>
          </table:table-cell>
          <table:table-cell table:style-name="ce33" table:formula="of:=IF(AND(0.15&lt;[.$Z64];[.$Z64]&lt;0.2; NOT([.L64]=&quot;&quot;));[.L64];&quot;&quot;)" office:value-type="float" office:value="-0.1167" calcext:value-type="float">
            <text:p>-0.1167</text:p>
          </table:table-cell>
          <table:table-cell table:style-name="ce33" table:formula="of:=IF(AND(0.15&lt;[.$Z64];[.$Z64]&lt;0.2; NOT([.M64]=&quot;&quot;));[.M64];&quot;&quot;)">
            <text:p/>
          </table:table-cell>
          <table:table-cell table:style-name="ce33" table:formula="of:=IF(AND(0.15&lt;[.$Z64];[.$Z64]&lt;0.2; NOT([.N64]=&quot;&quot;));[.N64];&quot;&quot;)">
            <text:p/>
          </table:table-cell>
          <table:table-cell table:style-name="ce39" table:formula="of:=IF(AND(0.15&lt;[.$Z64];[.$Z64]&lt;0.2; NOT([.O64]=&quot;&quot;));[.O64];&quot;&quot;)" office:value-type="float" office:value="60" calcext:value-type="float">
            <text:p>60</text:p>
          </table:table-cell>
          <table:table-cell table:style-name="ce33" table:formula="of:=IF(AND(0.15&lt;[.$Z64];[.$Z64]&lt;0.2; NOT([.P64]=&quot;&quot;));[.P64];&quot;&quot;)" office:value-type="float" office:value="2.3519" calcext:value-type="float">
            <text:p>2.3519</text:p>
          </table:table-cell>
          <table:table-cell table:style-name="ce33" table:formula="of:=IF(AND(0.15&lt;[.$Z64];[.$Z64]&lt;0.2; NOT([.Q64]=&quot;&quot;));[.Q64];&quot;&quot;)" office:value-type="float" office:value="-2.3519" calcext:value-type="float">
            <text:p>-2.3519</text:p>
          </table:table-cell>
          <table:table-cell table:style-name="ce33" table:formula="of:=IF(AND(0.15&lt;[.$Z64];[.$Z64]&lt;0.2; NOT([.R64]=&quot;&quot;));[.R64];&quot;&quot;)" office:value-type="float" office:value="38" calcext:value-type="float">
            <text:p>38.0000</text:p>
          </table:table-cell>
          <table:table-cell table:style-name="ce33" table:formula="of:=IF(AND(0.15&lt;[.$Z64];[.$Z64]&lt;0.2; NOT([.S64]=&quot;&quot;));[.S64];&quot;&quot;)" office:value-type="float" office:value="1.645958994" calcext:value-type="float">
            <text:p>1.6460</text:p>
          </table:table-cell>
          <table:table-cell table:style-name="ce39" table:formula="of:=IF(AND(0.15&lt;[.$Z64];[.$Z64]&lt;0.2; NOT([.T64]=&quot;&quot;));[.T64];&quot;&quot;)" office:value-type="float" office:value="-1" calcext:value-type="float">
            <text:p>-1</text:p>
          </table:table-cell>
          <table:table-cell table:style-name="ce39" table:formula="of:=IF(AND(0.15&lt;[.$Z64];[.$Z64]&lt;0.2; NOT([.U64]=&quot;&quot;));[.U64];&quot;&quot;)" office:value-type="float" office:value="1" calcext:value-type="float">
            <text:p>1</text:p>
          </table:table-cell>
          <table:table-cell table:style-name="ce33" table:formula="of:=IF(AND(0.15&lt;[.$Z64];[.$Z64]&lt;0.2; NOT([.V64]=&quot;&quot;));[.V64];&quot;&quot;)" office:value-type="float" office:value="0.349065850398866" calcext:value-type="float">
            <text:p>0.3491</text:p>
          </table:table-cell>
          <table:table-cell table:style-name="ce33" table:formula="of:=IF(AND(0.15&lt;[.$Z64];[.$Z64]&lt;0.2; NOT([.W64]=&quot;&quot;));[.W64];&quot;&quot;)">
            <text:p/>
          </table:table-cell>
          <table:table-cell table:style-name="ce33" table:formula="of:=IF(AND(0.15&lt;[.$Z64];[.$Z64]&lt;0.2; NOT([.X64]=&quot;&quot;));[.X64];&quot;&quot;)">
            <text:p/>
          </table:table-cell>
          <table:table-cell table:style-name="ce39" table:formula="of:=IF(AND(0.15&lt;[.$Z64];[.$Z64]&lt;0.2; NOT([.Y64]=&quot;&quot;));[.Y64];&quot;&quot;)" office:value-type="float" office:value="60" calcext:value-type="float">
            <text:p>60</text:p>
          </table:table-cell>
          <table:table-cell table:style-name="ce33" table:formula="of:=IF(AND(0.15&lt;[.$Z64];[.$Z64]&lt;0.2; NOT([.Z64]=&quot;&quot;));[.Z64];&quot;&quot;)" office:value-type="float" office:value="0.1681" calcext:value-type="float">
            <text:p>0.1681</text:p>
          </table:table-cell>
          <table:table-cell table:style-name="ce44" table:formula="of:=IF(AND(0.15&lt;[.$Z64];[.$Z64]&lt;0.2; NOT([.AA64]=&quot;&quot;));[.AA64];&quot;&quot;)" office:value-type="float" office:value="-0.7572" calcext:value-type="float">
            <text:p>-0.7572</text:p>
          </table:table-cell>
          <table:table-cell table:style-name="Default" table:number-columns-repeated="3"/>
          <table:table-cell table:style-name="ce31" table:formula="of:=IF(AND(OR(0.15&gt;[.$Z64];[.$Z64]&gt;0.2);NOT([.A64]=&quot;&quot;));[.A64];&quot;&quot;)">
            <text:p/>
          </table:table-cell>
          <table:table-cell table:style-name="ce33" table:formula="of:=IF(AND(OR(0.15&gt;[.$Z64];[.$Z64]&gt;0.2);NOT([.B64]=&quot;&quot;));[.B64];&quot;&quot;)">
            <text:p/>
          </table:table-cell>
          <table:table-cell table:style-name="ce33" table:formula="of:=IF(AND(OR(0.15&gt;[.$Z64];[.$Z64]&gt;0.2);NOT([.C64]=&quot;&quot;));[.C64];&quot;&quot;)">
            <text:p/>
          </table:table-cell>
          <table:table-cell table:style-name="ce33" table:formula="of:=IF(AND(OR(0.15&gt;[.$Z64];[.$Z64]&gt;0.2);NOT([.D64]=&quot;&quot;));[.D64];&quot;&quot;)">
            <text:p/>
          </table:table-cell>
          <table:table-cell table:style-name="ce33" table:formula="of:=IF(AND(OR(0.15&gt;[.$Z64];[.$Z64]&gt;0.2);NOT([.E64]=&quot;&quot;));[.E64];&quot;&quot;)">
            <text:p/>
          </table:table-cell>
          <table:table-cell table:style-name="ce33" table:formula="of:=IF(AND(OR(0.15&gt;[.$Z64];[.$Z64]&gt;0.2);NOT([.F64]=&quot;&quot;));[.F64];&quot;&quot;)">
            <text:p/>
          </table:table-cell>
          <table:table-cell table:style-name="ce33" table:formula="of:=IF(AND(OR(0.15&gt;[.$Z64];[.$Z64]&gt;0.2);NOT([.G64]=&quot;&quot;));[.G64];&quot;&quot;)">
            <text:p/>
          </table:table-cell>
          <table:table-cell table:style-name="ce33" table:formula="of:=IF(AND(OR(0.15&gt;[.$Z64];[.$Z64]&gt;0.2);NOT([.H64]=&quot;&quot;));[.H64];&quot;&quot;)">
            <text:p/>
          </table:table-cell>
          <table:table-cell table:style-name="ce33" table:formula="of:=IF(AND(OR(0.15&gt;[.$Z64];[.$Z64]&gt;0.2);NOT([.I64]=&quot;&quot;));[.I64];&quot;&quot;)">
            <text:p/>
          </table:table-cell>
          <table:table-cell table:style-name="ce39" table:formula="of:=IF(AND(OR(0.15&gt;[.$Z64];[.$Z64]&gt;0.2);NOT([.J64]=&quot;&quot;));[.J64];&quot;&quot;)">
            <text:p/>
          </table:table-cell>
          <table:table-cell table:style-name="ce33" table:formula="of:=IF(AND(OR(0.15&gt;[.$Z64];[.$Z64]&gt;0.2);NOT([.K64]=&quot;&quot;));[.K64];&quot;&quot;)">
            <text:p/>
          </table:table-cell>
          <table:table-cell table:style-name="ce33" table:formula="of:=IF(AND(OR(0.15&gt;[.$Z64];[.$Z64]&gt;0.2);NOT([.L64]=&quot;&quot;));[.L64];&quot;&quot;)">
            <text:p/>
          </table:table-cell>
          <table:table-cell table:style-name="ce33" table:formula="of:=IF(AND(OR(0.15&gt;[.$Z64];[.$Z64]&gt;0.2);NOT([.M64]=&quot;&quot;));[.M64];&quot;&quot;)">
            <text:p/>
          </table:table-cell>
          <table:table-cell table:style-name="ce33" table:formula="of:=IF(AND(OR(0.15&gt;[.$Z64];[.$Z64]&gt;0.2);NOT([.N64]=&quot;&quot;));[.N64];&quot;&quot;)">
            <text:p/>
          </table:table-cell>
          <table:table-cell table:style-name="ce39" table:formula="of:=IF(AND(OR(0.15&gt;[.$Z64];[.$Z64]&gt;0.2);NOT([.O64]=&quot;&quot;));[.O64];&quot;&quot;)">
            <text:p/>
          </table:table-cell>
          <table:table-cell table:style-name="ce33" table:formula="of:=IF(AND(OR(0.15&gt;[.$Z64];[.$Z64]&gt;0.2);NOT([.P64]=&quot;&quot;));[.P64];&quot;&quot;)">
            <text:p/>
          </table:table-cell>
          <table:table-cell table:style-name="ce33" table:formula="of:=IF(AND(OR(0.15&gt;[.$Z64];[.$Z64]&gt;0.2);NOT([.Q64]=&quot;&quot;));[.Q64];&quot;&quot;)">
            <text:p/>
          </table:table-cell>
          <table:table-cell table:style-name="ce33" table:formula="of:=IF(AND(OR(0.15&gt;[.$Z64];[.$Z64]&gt;0.2);NOT([.R64]=&quot;&quot;));[.R64];&quot;&quot;)">
            <text:p/>
          </table:table-cell>
          <table:table-cell table:style-name="ce33" table:formula="of:=IF(AND(OR(0.15&gt;[.$Z64];[.$Z64]&gt;0.2);NOT([.S64]=&quot;&quot;));[.S64];&quot;&quot;)">
            <text:p/>
          </table:table-cell>
          <table:table-cell table:style-name="ce39" table:formula="of:=IF(AND(OR(0.15&gt;[.$Z64];[.$Z64]&gt;0.2);NOT([.T64]=&quot;&quot;));[.T64];&quot;&quot;)">
            <text:p/>
          </table:table-cell>
          <table:table-cell table:style-name="ce39" table:formula="of:=IF(AND(OR(0.15&gt;[.$Z64];[.$Z64]&gt;0.2);NOT([.U64]=&quot;&quot;));[.U64];&quot;&quot;)">
            <text:p/>
          </table:table-cell>
          <table:table-cell table:style-name="ce33" table:formula="of:=IF(AND(OR(0.15&gt;[.$Z64];[.$Z64]&gt;0.2);NOT([.V64]=&quot;&quot;));[.V64];&quot;&quot;)">
            <text:p/>
          </table:table-cell>
          <table:table-cell table:style-name="ce33" table:formula="of:=IF(AND(OR(0.15&gt;[.$Z64];[.$Z64]&gt;0.2);NOT([.W64]=&quot;&quot;));[.W64];&quot;&quot;)">
            <text:p/>
          </table:table-cell>
          <table:table-cell table:style-name="ce33" table:formula="of:=IF(AND(OR(0.15&gt;[.$Z64];[.$Z64]&gt;0.2);NOT([.X64]=&quot;&quot;));[.X64];&quot;&quot;)">
            <text:p/>
          </table:table-cell>
          <table:table-cell table:style-name="ce39" table:formula="of:=IF(AND(OR(0.15&gt;[.$Z64];[.$Z64]&gt;0.2);NOT([.Y64]=&quot;&quot;));[.Y64];&quot;&quot;)">
            <text:p/>
          </table:table-cell>
          <table:table-cell table:style-name="ce33" table:formula="of:=IF(AND(OR(0.15&gt;[.$Z64];[.$Z64]&gt;0.2);NOT([.Z64]=&quot;&quot;));[.Z64];&quot;&quot;)">
            <text:p/>
          </table:table-cell>
          <table:table-cell table:style-name="ce44" table:formula="of:=IF(AND(OR(0.15&gt;[.$Z64];[.$Z64]&gt;0.2);NOT([.AA64]=&quot;&quot;));[.AA64];&quot;&quot;)">
            <text:p/>
          </table:table-cell>
          <table:table-cell table:style-name="Default" table:number-columns-repeated="3"/>
          <table:table-cell table:style-name="ce4" table:formula="of:=IF(AND([.$U64] = 1;NOT([.A64]=&quot;&quot;));[.A64];&quot;&quot;)" office:value-type="float" office:value="60" calcext:value-type="float">
            <text:p>60</text:p>
          </table:table-cell>
          <table:table-cell table:style-name="ce110" table:formula="of:=IF(AND([.$U64] = 1;NOT([.B64]=&quot;&quot;));[.B64];&quot;&quot;)" office:value-type="float" office:value="1.72788" calcext:value-type="float">
            <text:p>1.72788</text:p>
          </table:table-cell>
          <table:table-cell table:style-name="ce110" table:formula="of:=IF(AND([.$U64] = 1;NOT([.C64]=&quot;&quot;));[.C64];&quot;&quot;)" office:value-type="float" office:value="-1.5708" calcext:value-type="float">
            <text:p>-1.5708</text:p>
          </table:table-cell>
          <table:table-cell table:style-name="ce110" table:formula="of:=IF(AND([.$U64] = 1;NOT([.D64]=&quot;&quot;));[.D64];&quot;&quot;)" office:value-type="float" office:value="1.85005" calcext:value-type="float">
            <text:p>1.85005</text:p>
          </table:table-cell>
          <table:table-cell table:style-name="ce110" table:formula="of:=IF(AND([.$U64] = 1;NOT([.E64]=&quot;&quot;));[.E64];&quot;&quot;)" office:value-type="float" office:value="-2.16421" calcext:value-type="float">
            <text:p>-2.16421</text:p>
          </table:table-cell>
          <table:table-cell table:style-name="ce110" table:formula="of:=IF(AND([.$U64] = 1;NOT([.F64]=&quot;&quot;));[.F64];&quot;&quot;)" office:value-type="float" office:value="-1.48353" calcext:value-type="float">
            <text:p>-1.48353</text:p>
          </table:table-cell>
          <table:table-cell table:style-name="ce110" table:formula="of:=IF(AND([.$U64] = 1;NOT([.G64]=&quot;&quot;));[.G64];&quot;&quot;)" office:value-type="float" office:value="-1.76278" calcext:value-type="float">
            <text:p>-1.76278</text:p>
          </table:table-cell>
          <table:table-cell table:style-name="ce110" table:formula="of:=IF(AND([.$U64] = 1;NOT([.H64]=&quot;&quot;));[.H64];&quot;&quot;)">
            <text:p/>
          </table:table-cell>
          <table:table-cell table:style-name="ce110" table:formula="of:=IF(AND([.$U64] = 1;NOT([.I64]=&quot;&quot;));[.I64];&quot;&quot;)">
            <text:p/>
          </table:table-cell>
          <table:table-cell table:style-name="ce110" table:formula="of:=IF(AND([.$U64] = 1;NOT([.J64]=&quot;&quot;));[.J64];&quot;&quot;)" office:value-type="float" office:value="61" calcext:value-type="float">
            <text:p>61</text:p>
          </table:table-cell>
          <table:table-cell table:style-name="ce110" table:formula="of:=IF(AND([.$U64] = 1;NOT([.K64]=&quot;&quot;));[.K64];&quot;&quot;)" office:value-type="float" office:value="0.3395" calcext:value-type="float">
            <text:p>0.3395</text:p>
          </table:table-cell>
          <table:table-cell table:style-name="ce110" table:formula="of:=IF(AND([.$U64] = 1;NOT([.L64]=&quot;&quot;));[.L64];&quot;&quot;)" office:value-type="float" office:value="-0.1167" calcext:value-type="float">
            <text:p>-0.1167</text:p>
          </table:table-cell>
          <table:table-cell table:style-name="ce110" table:formula="of:=IF(AND([.$U64] = 1;NOT([.M64]=&quot;&quot;));[.M64];&quot;&quot;)">
            <text:p/>
          </table:table-cell>
          <table:table-cell table:style-name="ce110" table:formula="of:=IF(AND([.$U64] = 1;NOT([.N64]=&quot;&quot;));[.N64];&quot;&quot;)">
            <text:p/>
          </table:table-cell>
          <table:table-cell table:style-name="ce110" table:formula="of:=IF(AND([.$U64] = 1;NOT([.O64]=&quot;&quot;));[.O64];&quot;&quot;)" office:value-type="float" office:value="60" calcext:value-type="float">
            <text:p>60</text:p>
          </table:table-cell>
          <table:table-cell table:style-name="ce110" table:formula="of:=IF(AND([.$U64] = 1;NOT([.P64]=&quot;&quot;));[.P64];&quot;&quot;)" office:value-type="float" office:value="2.3519" calcext:value-type="float">
            <text:p>2.3519</text:p>
          </table:table-cell>
          <table:table-cell table:style-name="ce110" table:formula="of:=IF(AND([.$U64] = 1;NOT([.Q64]=&quot;&quot;));[.Q64];&quot;&quot;)" office:value-type="float" office:value="-2.3519" calcext:value-type="float">
            <text:p>-2.3519</text:p>
          </table:table-cell>
          <table:table-cell table:style-name="ce110" table:formula="of:=IF(AND([.$U64] = 1;NOT([.R64]=&quot;&quot;));[.R64];&quot;&quot;)" office:value-type="float" office:value="38" calcext:value-type="float">
            <text:p>38</text:p>
          </table:table-cell>
          <table:table-cell table:style-name="ce110" table:formula="of:=IF(AND([.$U64] = 1;NOT([.S64]=&quot;&quot;));[.S64];&quot;&quot;)" office:value-type="float" office:value="1.645958994" calcext:value-type="float">
            <text:p>1.645958994</text:p>
          </table:table-cell>
          <table:table-cell table:style-name="ce110" table:formula="of:=IF(AND([.$U64] = 1;NOT([.T64]=&quot;&quot;));[.T64];&quot;&quot;)" office:value-type="float" office:value="-1" calcext:value-type="float">
            <text:p>-1</text:p>
          </table:table-cell>
          <table:table-cell table:style-name="ce110" table:formula="of:=IF(AND([.$U64] = 1;NOT([.U64]=&quot;&quot;));[.U64];&quot;&quot;)" office:value-type="float" office:value="1" calcext:value-type="float">
            <text:p>1</text:p>
          </table:table-cell>
          <table:table-cell table:style-name="ce110" table:formula="of:=IF(AND([.$U64] = 1;NOT([.V64]=&quot;&quot;));[.V64];&quot;&quot;)" office:value-type="float" office:value="0.349065850398866" calcext:value-type="float">
            <text:p>0.349065850398866</text:p>
          </table:table-cell>
          <table:table-cell table:style-name="ce110" table:formula="of:=IF(AND([.$U64] = 1;NOT([.W64]=&quot;&quot;));[.W64];&quot;&quot;)">
            <text:p/>
          </table:table-cell>
          <table:table-cell table:style-name="ce110" table:formula="of:=IF(AND([.$U64] = 1;NOT([.X64]=&quot;&quot;));[.X64];&quot;&quot;)">
            <text:p/>
          </table:table-cell>
          <table:table-cell table:style-name="ce110" table:formula="of:=IF(AND([.$U64] = 1;NOT([.Y64]=&quot;&quot;));[.Y64];&quot;&quot;)" office:value-type="float" office:value="60" calcext:value-type="float">
            <text:p>60</text:p>
          </table:table-cell>
          <table:table-cell table:style-name="ce121" table:formula="of:=IF(AND([.$U64] = 1;NOT([.Z64]=&quot;&quot;));[.Z64];&quot;&quot;)" office:value-type="float" office:value="0.1681" calcext:value-type="float">
            <text:p>0.16810</text:p>
          </table:table-cell>
          <table:table-cell table:style-name="ce25" table:formula="of:=IF(AND([.$U64] = 1;NOT([.AA64]=&quot;&quot;));[.AA64];&quot;&quot;)" office:value-type="float" office:value="-0.7572" calcext:value-type="float">
            <text:p>-0.7572</text:p>
          </table:table-cell>
          <table:table-cell table:style-name="Default" table:number-columns-repeated="3"/>
          <table:table-cell table:style-name="ce4" table:formula="of:=IF(AND([.$U64] = 0;NOT([.A64]=&quot;&quot;));[.A64];&quot;&quot;)">
            <text:p/>
          </table:table-cell>
          <table:table-cell table:style-name="ce110" table:formula="of:=IF(AND([.$U64] = 0;NOT([.B64]=&quot;&quot;));[.B64];&quot;&quot;)">
            <text:p/>
          </table:table-cell>
          <table:table-cell table:style-name="ce110" table:formula="of:=IF(AND([.$U64] = 0;NOT([.C64]=&quot;&quot;));[.C64];&quot;&quot;)">
            <text:p/>
          </table:table-cell>
          <table:table-cell table:style-name="ce110" table:formula="of:=IF(AND([.$U64] = 0;NOT([.D64]=&quot;&quot;));[.D64];&quot;&quot;)">
            <text:p/>
          </table:table-cell>
          <table:table-cell table:style-name="ce110" table:formula="of:=IF(AND([.$U64] = 0;NOT([.E64]=&quot;&quot;));[.E64];&quot;&quot;)">
            <text:p/>
          </table:table-cell>
          <table:table-cell table:style-name="ce110" table:formula="of:=IF(AND([.$U64] = 0;NOT([.F64]=&quot;&quot;));[.F64];&quot;&quot;)">
            <text:p/>
          </table:table-cell>
          <table:table-cell table:style-name="ce110" table:formula="of:=IF(AND([.$U64] = 0;NOT([.G64]=&quot;&quot;));[.G64];&quot;&quot;)">
            <text:p/>
          </table:table-cell>
          <table:table-cell table:style-name="ce110" table:formula="of:=IF(AND([.$U64] = 0;NOT([.H64]=&quot;&quot;));[.H64];&quot;&quot;)">
            <text:p/>
          </table:table-cell>
          <table:table-cell table:style-name="ce110" table:formula="of:=IF(AND([.$U64] = 0;NOT([.I64]=&quot;&quot;));[.I64];&quot;&quot;)">
            <text:p/>
          </table:table-cell>
          <table:table-cell table:style-name="ce110" table:formula="of:=IF(AND([.$U64] = 0;NOT([.J64]=&quot;&quot;));[.J64];&quot;&quot;)">
            <text:p/>
          </table:table-cell>
          <table:table-cell table:style-name="ce113" table:formula="of:=IF(AND([.$U64] = 0;NOT([.K64]=&quot;&quot;));[.K64];&quot;&quot;)">
            <text:p/>
          </table:table-cell>
          <table:table-cell table:style-name="ce113" table:formula="of:=IF(AND([.$U64] = 0;NOT([.L64]=&quot;&quot;));[.L64];&quot;&quot;)">
            <text:p/>
          </table:table-cell>
          <table:table-cell table:style-name="ce110" table:formula="of:=IF(AND([.$U64] = 0;NOT([.M64]=&quot;&quot;));[.M64];&quot;&quot;)">
            <text:p/>
          </table:table-cell>
          <table:table-cell table:style-name="ce110" table:formula="of:=IF(AND([.$U64] = 0;NOT([.N64]=&quot;&quot;));[.N64];&quot;&quot;)">
            <text:p/>
          </table:table-cell>
          <table:table-cell table:style-name="ce110" table:formula="of:=IF(AND([.$U64] = 0;NOT([.O64]=&quot;&quot;));[.O64];&quot;&quot;)">
            <text:p/>
          </table:table-cell>
          <table:table-cell table:style-name="ce110" table:formula="of:=IF(AND([.$U64] = 0;NOT([.P64]=&quot;&quot;));[.P64];&quot;&quot;)">
            <text:p/>
          </table:table-cell>
          <table:table-cell table:style-name="ce110" table:formula="of:=IF(AND([.$U64] = 0;NOT([.Q64]=&quot;&quot;));[.Q64];&quot;&quot;)">
            <text:p/>
          </table:table-cell>
          <table:table-cell table:style-name="ce110" table:formula="of:=IF(AND([.$U64] = 0;NOT([.R64]=&quot;&quot;));[.R64];&quot;&quot;)">
            <text:p/>
          </table:table-cell>
          <table:table-cell table:style-name="ce110" table:formula="of:=IF(AND([.$U64] = 0;NOT([.S64]=&quot;&quot;));[.S64];&quot;&quot;)">
            <text:p/>
          </table:table-cell>
          <table:table-cell table:style-name="ce110" table:formula="of:=IF(AND([.$U64] = 0;NOT([.T64]=&quot;&quot;));[.T64];&quot;&quot;)">
            <text:p/>
          </table:table-cell>
          <table:table-cell table:style-name="ce110" table:formula="of:=IF(AND([.$U64] = 0;NOT([.U64]=&quot;&quot;));[.U64];&quot;&quot;)">
            <text:p/>
          </table:table-cell>
          <table:table-cell table:style-name="ce110" table:formula="of:=IF(AND([.$U64] = 0;NOT([.V64]=&quot;&quot;));[.V64];&quot;&quot;)">
            <text:p/>
          </table:table-cell>
          <table:table-cell table:style-name="ce110" table:formula="of:=IF(AND([.$U64] = 0;NOT([.W64]=&quot;&quot;));[.W64];&quot;&quot;)">
            <text:p/>
          </table:table-cell>
          <table:table-cell table:style-name="ce110" table:formula="of:=IF(AND([.$U64] = 0;NOT([.X64]=&quot;&quot;));[.X64];&quot;&quot;)">
            <text:p/>
          </table:table-cell>
          <table:table-cell table:style-name="ce110" table:formula="of:=IF(AND([.$U64] = 0;NOT([.Y64]=&quot;&quot;));[.Y64];&quot;&quot;)">
            <text:p/>
          </table:table-cell>
          <table:table-cell table:style-name="ce110" table:formula="of:=IF(AND([.$U64] = 0;NOT([.Z64]=&quot;&quot;));[.Z64];&quot;&quot;)">
            <text:p/>
          </table:table-cell>
          <table:table-cell table:style-name="ce25" table:formula="of:=IF(AND([.$U64] = 0;NOT([.AA64]=&quot;&quot;));[.AA64];&quot;&quot;)">
            <text:p/>
          </table:table-cell>
          <table:table-cell table:style-name="Default" table:number-columns-repeated="3"/>
          <table:table-cell table:style-name="ce126" table:formula="of:=IF(AND(0.1&lt;[.$Z64];[.$Z64]&lt;0.25; NOT([.A64]=&quot;&quot;));[.A64];&quot;&quot;)" office:value-type="float" office:value="60" calcext:value-type="float">
            <text:p>60.0000</text:p>
          </table:table-cell>
          <table:table-cell table:style-name="ce44" table:formula="of:=IF(AND(0.1&lt;[.$Z64];[.$Z64]&lt;0.25; NOT([.B64]=&quot;&quot;));[.B64];&quot;&quot;)" office:value-type="float" office:value="1.72788" calcext:value-type="float">
            <text:p>1.7279</text:p>
          </table:table-cell>
          <table:table-cell table:style-name="ce44" table:formula="of:=IF(AND(0.1&lt;[.$Z64];[.$Z64]&lt;0.25; NOT([.C64]=&quot;&quot;));[.C64];&quot;&quot;)" office:value-type="float" office:value="-1.5708" calcext:value-type="float">
            <text:p>-1.5708</text:p>
          </table:table-cell>
          <table:table-cell table:style-name="ce44" table:formula="of:=IF(AND(0.1&lt;[.$Z64];[.$Z64]&lt;0.25; NOT([.D64]=&quot;&quot;));[.D64];&quot;&quot;)" office:value-type="float" office:value="1.85005" calcext:value-type="float">
            <text:p>1.8501</text:p>
          </table:table-cell>
          <table:table-cell table:style-name="ce44" table:formula="of:=IF(AND(0.1&lt;[.$Z64];[.$Z64]&lt;0.25; NOT([.E64]=&quot;&quot;));[.E64];&quot;&quot;)" office:value-type="float" office:value="-2.16421" calcext:value-type="float">
            <text:p>-2.1642</text:p>
          </table:table-cell>
          <table:table-cell table:style-name="ce44" table:formula="of:=IF(AND(0.1&lt;[.$Z64];[.$Z64]&lt;0.25; NOT([.F64]=&quot;&quot;));[.F64];&quot;&quot;)" office:value-type="float" office:value="-1.48353" calcext:value-type="float">
            <text:p>-1.4835</text:p>
          </table:table-cell>
          <table:table-cell table:style-name="ce44" table:formula="of:=IF(AND(0.1&lt;[.$Z64];[.$Z64]&lt;0.25; NOT([.G64]=&quot;&quot;));[.G64];&quot;&quot;)" office:value-type="float" office:value="-1.76278" calcext:value-type="float">
            <text:p>-1.7628</text:p>
          </table:table-cell>
          <table:table-cell table:style-name="ce44" table:formula="of:=IF(AND(0.1&lt;[.$Z64];[.$Z64]&lt;0.25; NOT([.H64]=&quot;&quot;));[.H64];&quot;&quot;)">
            <text:p/>
          </table:table-cell>
          <table:table-cell table:style-name="ce44" table:formula="of:=IF(AND(0.1&lt;[.$Z64];[.$Z64]&lt;0.25; NOT([.I64]=&quot;&quot;));[.I64];&quot;&quot;)">
            <text:p/>
          </table:table-cell>
          <table:table-cell table:style-name="ce44" table:formula="of:=IF(AND(0.1&lt;[.$Z64];[.$Z64]&lt;0.25; NOT([.J64]=&quot;&quot;));[.J64];&quot;&quot;)" office:value-type="float" office:value="61" calcext:value-type="float">
            <text:p>61.0000</text:p>
          </table:table-cell>
          <table:table-cell table:style-name="ce44" table:formula="of:=IF(AND(0.1&lt;[.$Z64];[.$Z64]&lt;0.25; NOT([.K64]=&quot;&quot;));[.K64];&quot;&quot;)" office:value-type="float" office:value="0.3395" calcext:value-type="float">
            <text:p>0.3395</text:p>
          </table:table-cell>
          <table:table-cell table:style-name="ce44" table:formula="of:=IF(AND(0.1&lt;[.$Z64];[.$Z64]&lt;0.25; NOT([.L64]=&quot;&quot;));[.L64];&quot;&quot;)" office:value-type="float" office:value="-0.1167" calcext:value-type="float">
            <text:p>-0.1167</text:p>
          </table:table-cell>
          <table:table-cell table:style-name="ce44" table:formula="of:=IF(AND(0.1&lt;[.$Z64];[.$Z64]&lt;0.25; NOT([.M64]=&quot;&quot;));[.M64];&quot;&quot;)">
            <text:p/>
          </table:table-cell>
          <table:table-cell table:style-name="ce44" table:formula="of:=IF(AND(0.1&lt;[.$Z64];[.$Z64]&lt;0.25; NOT([.N64]=&quot;&quot;));[.N64];&quot;&quot;)">
            <text:p/>
          </table:table-cell>
          <table:table-cell table:style-name="ce44" table:formula="of:=IF(AND(0.1&lt;[.$Z64];[.$Z64]&lt;0.25; NOT([.O64]=&quot;&quot;));[.O64];&quot;&quot;)" office:value-type="float" office:value="60" calcext:value-type="float">
            <text:p>60.0000</text:p>
          </table:table-cell>
          <table:table-cell table:style-name="ce44" table:formula="of:=IF(AND(0.1&lt;[.$Z64];[.$Z64]&lt;0.25; NOT([.P64]=&quot;&quot;));[.P64];&quot;&quot;)" office:value-type="float" office:value="2.3519" calcext:value-type="float">
            <text:p>2.3519</text:p>
          </table:table-cell>
          <table:table-cell table:style-name="ce44" table:formula="of:=IF(AND(0.1&lt;[.$Z64];[.$Z64]&lt;0.25; NOT([.Q64]=&quot;&quot;));[.Q64];&quot;&quot;)" office:value-type="float" office:value="-2.3519" calcext:value-type="float">
            <text:p>-2.3519</text:p>
          </table:table-cell>
          <table:table-cell table:style-name="ce44" table:formula="of:=IF(AND(0.1&lt;[.$Z64];[.$Z64]&lt;0.25; NOT([.R64]=&quot;&quot;));[.R64];&quot;&quot;)" office:value-type="float" office:value="38" calcext:value-type="float">
            <text:p>38.0000</text:p>
          </table:table-cell>
          <table:table-cell table:style-name="ce44" table:formula="of:=IF(AND(0.1&lt;[.$Z64];[.$Z64]&lt;0.25; NOT([.S64]=&quot;&quot;));[.S64];&quot;&quot;)" office:value-type="float" office:value="1.645958994" calcext:value-type="float">
            <text:p>1.6460</text:p>
          </table:table-cell>
          <table:table-cell table:style-name="ce44" table:formula="of:=IF(AND(0.1&lt;[.$Z64];[.$Z64]&lt;0.25; NOT([.T64]=&quot;&quot;));[.T64];&quot;&quot;)" office:value-type="float" office:value="-1" calcext:value-type="float">
            <text:p>-1.0000</text:p>
          </table:table-cell>
          <table:table-cell table:style-name="ce44" table:formula="of:=IF(AND(0.1&lt;[.$Z64];[.$Z64]&lt;0.25; NOT([.U64]=&quot;&quot;));[.U64];&quot;&quot;)" office:value-type="float" office:value="1" calcext:value-type="float">
            <text:p>1.0000</text:p>
          </table:table-cell>
          <table:table-cell table:style-name="ce44" table:formula="of:=IF(AND(0.1&lt;[.$Z64];[.$Z64]&lt;0.25; NOT([.V64]=&quot;&quot;));[.V64];&quot;&quot;)" office:value-type="float" office:value="0.349065850398866" calcext:value-type="float">
            <text:p>0.3491</text:p>
          </table:table-cell>
          <table:table-cell table:style-name="ce44" table:formula="of:=IF(AND(0.1&lt;[.$Z64];[.$Z64]&lt;0.25; NOT([.W64]=&quot;&quot;));[.W64];&quot;&quot;)">
            <text:p/>
          </table:table-cell>
          <table:table-cell table:style-name="ce44" table:formula="of:=IF(AND(0.1&lt;[.$Z64];[.$Z64]&lt;0.25; NOT([.X64]=&quot;&quot;));[.X64];&quot;&quot;)">
            <text:p/>
          </table:table-cell>
          <table:table-cell table:style-name="ce44" table:formula="of:=IF(AND(0.1&lt;[.$Z64];[.$Z64]&lt;0.25; NOT([.Y64]=&quot;&quot;));[.Y64];&quot;&quot;)" office:value-type="float" office:value="60" calcext:value-type="float">
            <text:p>60.0000</text:p>
          </table:table-cell>
          <table:table-cell table:style-name="ce44" table:formula="of:=IF(AND(0.1&lt;[.$Z64];[.$Z64]&lt;0.25; NOT([.Z64]=&quot;&quot;));[.Z64];&quot;&quot;)" office:value-type="float" office:value="0.1681" calcext:value-type="float">
            <text:p>0.1681</text:p>
          </table:table-cell>
          <table:table-cell table:style-name="ce44" table:formula="of:=IF(AND(0.1&lt;[.$Z64];[.$Z64]&lt;0.25; NOT([.AA64]=&quot;&quot;));[.AA64];&quot;&quot;)" office:value-type="float" office:value="-0.7572" calcext:value-type="float">
            <text:p>-0.7572</text:p>
          </table:table-cell>
          <table:table-cell table:style-name="Default" table:number-columns-repeated="3"/>
          <table:table-cell table:style-name="ce126" table:formula="of:=IF(AND(OR(0.1&gt;[.$Z64];[.$Z64]&gt;0.25);NOT([.A64]=&quot;&quot;));[.A64];&quot;&quot;)">
            <text:p/>
          </table:table-cell>
          <table:table-cell table:style-name="ce44" table:formula="of:=IF(AND(OR(0.1&gt;[.$Z64];[.$Z64]&gt;0.25);NOT([.B64]=&quot;&quot;));[.B64];&quot;&quot;)">
            <text:p/>
          </table:table-cell>
          <table:table-cell table:style-name="ce44" table:formula="of:=IF(AND(OR(0.1&gt;[.$Z64];[.$Z64]&gt;0.25);NOT([.C64]=&quot;&quot;));[.C64];&quot;&quot;)">
            <text:p/>
          </table:table-cell>
          <table:table-cell table:style-name="ce44" table:formula="of:=IF(AND(OR(0.1&gt;[.$Z64];[.$Z64]&gt;0.25);NOT([.D64]=&quot;&quot;));[.D64];&quot;&quot;)">
            <text:p/>
          </table:table-cell>
          <table:table-cell table:style-name="ce44" table:formula="of:=IF(AND(OR(0.1&gt;[.$Z64];[.$Z64]&gt;0.25);NOT([.E64]=&quot;&quot;));[.E64];&quot;&quot;)">
            <text:p/>
          </table:table-cell>
          <table:table-cell table:style-name="ce44" table:formula="of:=IF(AND(OR(0.1&gt;[.$Z64];[.$Z64]&gt;0.25);NOT([.F64]=&quot;&quot;));[.F64];&quot;&quot;)">
            <text:p/>
          </table:table-cell>
          <table:table-cell table:style-name="ce44" table:formula="of:=IF(AND(OR(0.1&gt;[.$Z64];[.$Z64]&gt;0.25);NOT([.G64]=&quot;&quot;));[.G64];&quot;&quot;)">
            <text:p/>
          </table:table-cell>
          <table:table-cell table:style-name="ce44" table:formula="of:=IF(AND(OR(0.1&gt;[.$Z64];[.$Z64]&gt;0.25);NOT([.H64]=&quot;&quot;));[.H64];&quot;&quot;)">
            <text:p/>
          </table:table-cell>
          <table:table-cell table:style-name="ce44" table:formula="of:=IF(AND(OR(0.1&gt;[.$Z64];[.$Z64]&gt;0.25);NOT([.I64]=&quot;&quot;));[.I64];&quot;&quot;)">
            <text:p/>
          </table:table-cell>
          <table:table-cell table:style-name="ce44" table:formula="of:=IF(AND(OR(0.1&gt;[.$Z64];[.$Z64]&gt;0.25);NOT([.J64]=&quot;&quot;));[.J64];&quot;&quot;)">
            <text:p/>
          </table:table-cell>
          <table:table-cell table:style-name="ce44" table:formula="of:=IF(AND(OR(0.1&gt;[.$Z64];[.$Z64]&gt;0.25);NOT([.K64]=&quot;&quot;));[.K64];&quot;&quot;)">
            <text:p/>
          </table:table-cell>
          <table:table-cell table:style-name="ce44" table:formula="of:=IF(AND(OR(0.1&gt;[.$Z64];[.$Z64]&gt;0.25);NOT([.L64]=&quot;&quot;));[.L64];&quot;&quot;)">
            <text:p/>
          </table:table-cell>
          <table:table-cell table:style-name="ce44" table:formula="of:=IF(AND(OR(0.1&gt;[.$Z64];[.$Z64]&gt;0.25);NOT([.M64]=&quot;&quot;));[.M64];&quot;&quot;)">
            <text:p/>
          </table:table-cell>
          <table:table-cell table:style-name="ce44" table:formula="of:=IF(AND(OR(0.1&gt;[.$Z64];[.$Z64]&gt;0.25);NOT([.N64]=&quot;&quot;));[.N64];&quot;&quot;)">
            <text:p/>
          </table:table-cell>
          <table:table-cell table:style-name="ce128" table:formula="of:=IF(AND(OR(0.1&gt;[.$Z64];[.$Z64]&gt;0.25);NOT([.O64]=&quot;&quot;));[.O64];&quot;&quot;)">
            <text:p/>
          </table:table-cell>
          <table:table-cell table:style-name="ce44" table:formula="of:=IF(AND(OR(0.1&gt;[.$Z64];[.$Z64]&gt;0.25);NOT([.P64]=&quot;&quot;));[.P64];&quot;&quot;)">
            <text:p/>
          </table:table-cell>
          <table:table-cell table:style-name="ce44" table:formula="of:=IF(AND(OR(0.1&gt;[.$Z64];[.$Z64]&gt;0.25);NOT([.Q64]=&quot;&quot;));[.Q64];&quot;&quot;)">
            <text:p/>
          </table:table-cell>
          <table:table-cell table:style-name="ce44" table:formula="of:=IF(AND(OR(0.1&gt;[.$Z64];[.$Z64]&gt;0.25);NOT([.R64]=&quot;&quot;));[.R64];&quot;&quot;)">
            <text:p/>
          </table:table-cell>
          <table:table-cell table:style-name="ce44" table:formula="of:=IF(AND(OR(0.1&gt;[.$Z64];[.$Z64]&gt;0.25);NOT([.S64]=&quot;&quot;));[.S64];&quot;&quot;)">
            <text:p/>
          </table:table-cell>
          <table:table-cell table:style-name="ce44" table:formula="of:=IF(AND(OR(0.1&gt;[.$Z64];[.$Z64]&gt;0.25);NOT([.T64]=&quot;&quot;));[.T64];&quot;&quot;)">
            <text:p/>
          </table:table-cell>
          <table:table-cell table:style-name="ce44" table:formula="of:=IF(AND(OR(0.1&gt;[.$Z64];[.$Z64]&gt;0.25);NOT([.U64]=&quot;&quot;));[.U64];&quot;&quot;)">
            <text:p/>
          </table:table-cell>
          <table:table-cell table:style-name="ce44" table:formula="of:=IF(AND(OR(0.1&gt;[.$Z64];[.$Z64]&gt;0.25);NOT([.V64]=&quot;&quot;));[.V64];&quot;&quot;)">
            <text:p/>
          </table:table-cell>
          <table:table-cell table:style-name="ce44" table:formula="of:=IF(AND(OR(0.1&gt;[.$Z64];[.$Z64]&gt;0.25);NOT([.W64]=&quot;&quot;));[.W64];&quot;&quot;)">
            <text:p/>
          </table:table-cell>
          <table:table-cell table:style-name="ce44" table:formula="of:=IF(AND(OR(0.1&gt;[.$Z64];[.$Z64]&gt;0.25);NOT([.X64]=&quot;&quot;));[.X64];&quot;&quot;)">
            <text:p/>
          </table:table-cell>
          <table:table-cell table:style-name="ce128" table:formula="of:=IF(AND(OR(0.1&gt;[.$Z64];[.$Z64]&gt;0.25);NOT([.Y64]=&quot;&quot;));[.Y64];&quot;&quot;)">
            <text:p/>
          </table:table-cell>
          <table:table-cell table:style-name="ce44" table:formula="of:=IF(AND(OR(0.1&gt;[.$Z64];[.$Z64]&gt;0.25);NOT([.Z64]=&quot;&quot;));[.Z64];&quot;&quot;)">
            <text:p/>
          </table:table-cell>
          <table:table-cell table:style-name="ce44" table:formula="of:=IF(AND(OR(0.1&gt;[.$Z64];[.$Z64]&gt;0.25);NOT([.AA64]=&quot;&quot;));[.AA64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62" calcext:value-type="float">
            <text:p>62</text:p>
          </table:table-cell>
          <table:table-cell table:style-name="ce15" office:value-type="float" office:value="0.3395" calcext:value-type="float">
            <text:p>0.3395</text:p>
          </table:table-cell>
          <table:table-cell table:style-name="ce15" office:value-type="float" office:value="-0.1167" calcext:value-type="float">
            <text:p>-0.1167</text:p>
          </table:table-cell>
          <table:table-cell table:style-name="Default" table:number-columns-repeated="2"/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2.4393" calcext:value-type="float">
            <text:p>2.4393</text:p>
          </table:table-cell>
          <table:table-cell table:style-name="ce10" office:value-type="float" office:value="-2.4393" calcext:value-type="float">
            <text:p>-2.4393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.0736444457" calcext:value-type="float">
            <text:p>1.0736444457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349065850398866" calcext:value-type="float">
            <text:p>0.349065850398866</text:p>
          </table:table-cell>
          <table:table-cell table:style-name="Default" table:number-columns-repeated="2"/>
          <table:table-cell table:style-name="ce10" office:value-type="float" office:value="61" calcext:value-type="float">
            <text:p>61</text:p>
          </table:table-cell>
          <table:table-cell table:style-name="ce10" office:value-type="float" office:value="0.1178" calcext:value-type="float">
            <text:p>0.1178</text:p>
          </table:table-cell>
          <table:table-cell table:style-name="ce25" office:value-type="float" office:value="-0.6111" calcext:value-type="float">
            <text:p>-0.6111</text:p>
          </table:table-cell>
          <table:table-cell table:style-name="Default" table:number-columns-repeated="3"/>
          <table:table-cell table:style-name="ce31" table:formula="of:=IF(AND(0.15&lt;[.$Z65];[.$Z65]&lt;0.2; NOT([.A65]=&quot;&quot;));[.A65];&quot;&quot;)">
            <text:p/>
          </table:table-cell>
          <table:table-cell table:style-name="ce33" table:formula="of:=IF(AND(0.15&lt;[.$Z65];[.$Z65]&lt;0.2; NOT([.B65]=&quot;&quot;));[.B65];&quot;&quot;)">
            <text:p/>
          </table:table-cell>
          <table:table-cell table:style-name="ce33" table:formula="of:=IF(AND(0.15&lt;[.$Z65];[.$Z65]&lt;0.2; NOT([.C65]=&quot;&quot;));[.C65];&quot;&quot;)">
            <text:p/>
          </table:table-cell>
          <table:table-cell table:style-name="ce33" table:formula="of:=IF(AND(0.15&lt;[.$Z65];[.$Z65]&lt;0.2; NOT([.D65]=&quot;&quot;));[.D65];&quot;&quot;)">
            <text:p/>
          </table:table-cell>
          <table:table-cell table:style-name="ce33" table:formula="of:=IF(AND(0.15&lt;[.$Z65];[.$Z65]&lt;0.2; NOT([.E65]=&quot;&quot;));[.E65];&quot;&quot;)">
            <text:p/>
          </table:table-cell>
          <table:table-cell table:style-name="ce33" table:formula="of:=IF(AND(0.15&lt;[.$Z65];[.$Z65]&lt;0.2; NOT([.F65]=&quot;&quot;));[.F65];&quot;&quot;)">
            <text:p/>
          </table:table-cell>
          <table:table-cell table:style-name="ce33" table:formula="of:=IF(AND(0.15&lt;[.$Z65];[.$Z65]&lt;0.2; NOT([.G65]=&quot;&quot;));[.G65];&quot;&quot;)">
            <text:p/>
          </table:table-cell>
          <table:table-cell table:style-name="ce33" table:formula="of:=IF(AND(0.15&lt;[.$Z65];[.$Z65]&lt;0.2; NOT([.H65]=&quot;&quot;));[.H65];&quot;&quot;)">
            <text:p/>
          </table:table-cell>
          <table:table-cell table:style-name="ce33" table:formula="of:=IF(AND(0.15&lt;[.$Z65];[.$Z65]&lt;0.2; NOT([.I65]=&quot;&quot;));[.I65];&quot;&quot;)">
            <text:p/>
          </table:table-cell>
          <table:table-cell table:style-name="ce39" table:formula="of:=IF(AND(0.15&lt;[.$Z65];[.$Z65]&lt;0.2; NOT([.J65]=&quot;&quot;));[.J65];&quot;&quot;)">
            <text:p/>
          </table:table-cell>
          <table:table-cell table:style-name="ce33" table:formula="of:=IF(AND(0.15&lt;[.$Z65];[.$Z65]&lt;0.2; NOT([.K65]=&quot;&quot;));[.K65];&quot;&quot;)">
            <text:p/>
          </table:table-cell>
          <table:table-cell table:style-name="ce33" table:formula="of:=IF(AND(0.15&lt;[.$Z65];[.$Z65]&lt;0.2; NOT([.L65]=&quot;&quot;));[.L65];&quot;&quot;)">
            <text:p/>
          </table:table-cell>
          <table:table-cell table:style-name="ce33" table:formula="of:=IF(AND(0.15&lt;[.$Z65];[.$Z65]&lt;0.2; NOT([.M65]=&quot;&quot;));[.M65];&quot;&quot;)">
            <text:p/>
          </table:table-cell>
          <table:table-cell table:style-name="ce33" table:formula="of:=IF(AND(0.15&lt;[.$Z65];[.$Z65]&lt;0.2; NOT([.N65]=&quot;&quot;));[.N65];&quot;&quot;)">
            <text:p/>
          </table:table-cell>
          <table:table-cell table:style-name="ce39" table:formula="of:=IF(AND(0.15&lt;[.$Z65];[.$Z65]&lt;0.2; NOT([.O65]=&quot;&quot;));[.O65];&quot;&quot;)">
            <text:p/>
          </table:table-cell>
          <table:table-cell table:style-name="ce33" table:formula="of:=IF(AND(0.15&lt;[.$Z65];[.$Z65]&lt;0.2; NOT([.P65]=&quot;&quot;));[.P65];&quot;&quot;)">
            <text:p/>
          </table:table-cell>
          <table:table-cell table:style-name="ce33" table:formula="of:=IF(AND(0.15&lt;[.$Z65];[.$Z65]&lt;0.2; NOT([.Q65]=&quot;&quot;));[.Q65];&quot;&quot;)">
            <text:p/>
          </table:table-cell>
          <table:table-cell table:style-name="ce33" table:formula="of:=IF(AND(0.15&lt;[.$Z65];[.$Z65]&lt;0.2; NOT([.R65]=&quot;&quot;));[.R65];&quot;&quot;)">
            <text:p/>
          </table:table-cell>
          <table:table-cell table:style-name="ce33" table:formula="of:=IF(AND(0.15&lt;[.$Z65];[.$Z65]&lt;0.2; NOT([.S65]=&quot;&quot;));[.S65];&quot;&quot;)">
            <text:p/>
          </table:table-cell>
          <table:table-cell table:style-name="ce39" table:formula="of:=IF(AND(0.15&lt;[.$Z65];[.$Z65]&lt;0.2; NOT([.T65]=&quot;&quot;));[.T65];&quot;&quot;)">
            <text:p/>
          </table:table-cell>
          <table:table-cell table:style-name="ce39" table:formula="of:=IF(AND(0.15&lt;[.$Z65];[.$Z65]&lt;0.2; NOT([.U65]=&quot;&quot;));[.U65];&quot;&quot;)">
            <text:p/>
          </table:table-cell>
          <table:table-cell table:style-name="ce33" table:formula="of:=IF(AND(0.15&lt;[.$Z65];[.$Z65]&lt;0.2; NOT([.V65]=&quot;&quot;));[.V65];&quot;&quot;)">
            <text:p/>
          </table:table-cell>
          <table:table-cell table:style-name="ce33" table:formula="of:=IF(AND(0.15&lt;[.$Z65];[.$Z65]&lt;0.2; NOT([.W65]=&quot;&quot;));[.W65];&quot;&quot;)">
            <text:p/>
          </table:table-cell>
          <table:table-cell table:style-name="ce33" table:formula="of:=IF(AND(0.15&lt;[.$Z65];[.$Z65]&lt;0.2; NOT([.X65]=&quot;&quot;));[.X65];&quot;&quot;)">
            <text:p/>
          </table:table-cell>
          <table:table-cell table:style-name="ce39" table:formula="of:=IF(AND(0.15&lt;[.$Z65];[.$Z65]&lt;0.2; NOT([.Y65]=&quot;&quot;));[.Y65];&quot;&quot;)">
            <text:p/>
          </table:table-cell>
          <table:table-cell table:style-name="ce33" table:formula="of:=IF(AND(0.15&lt;[.$Z65];[.$Z65]&lt;0.2; NOT([.Z65]=&quot;&quot;));[.Z65];&quot;&quot;)">
            <text:p/>
          </table:table-cell>
          <table:table-cell table:style-name="ce44" table:formula="of:=IF(AND(0.15&lt;[.$Z65];[.$Z65]&lt;0.2; NOT([.AA65]=&quot;&quot;));[.AA65];&quot;&quot;)">
            <text:p/>
          </table:table-cell>
          <table:table-cell table:style-name="Default" table:number-columns-repeated="3"/>
          <table:table-cell table:style-name="ce31" table:formula="of:=IF(AND(OR(0.15&gt;[.$Z65];[.$Z65]&gt;0.2);NOT([.A65]=&quot;&quot;));[.A65];&quot;&quot;)" office:value-type="float" office:value="61" calcext:value-type="float">
            <text:p>61</text:p>
          </table:table-cell>
          <table:table-cell table:style-name="ce33" table:formula="of:=IF(AND(OR(0.15&gt;[.$Z65];[.$Z65]&gt;0.2);NOT([.B65]=&quot;&quot;));[.B65];&quot;&quot;)" office:value-type="float" office:value="1.72788" calcext:value-type="float">
            <text:p>1.7279</text:p>
          </table:table-cell>
          <table:table-cell table:style-name="ce33" table:formula="of:=IF(AND(OR(0.15&gt;[.$Z65];[.$Z65]&gt;0.2);NOT([.C65]=&quot;&quot;));[.C65];&quot;&quot;)" office:value-type="float" office:value="-1.5708" calcext:value-type="float">
            <text:p>-1.5708</text:p>
          </table:table-cell>
          <table:table-cell table:style-name="ce33" table:formula="of:=IF(AND(OR(0.15&gt;[.$Z65];[.$Z65]&gt;0.2);NOT([.D65]=&quot;&quot;));[.D65];&quot;&quot;)" office:value-type="float" office:value="1.85005" calcext:value-type="float">
            <text:p>1.8501</text:p>
          </table:table-cell>
          <table:table-cell table:style-name="ce33" table:formula="of:=IF(AND(OR(0.15&gt;[.$Z65];[.$Z65]&gt;0.2);NOT([.E65]=&quot;&quot;));[.E65];&quot;&quot;)" office:value-type="float" office:value="-2.16421" calcext:value-type="float">
            <text:p>-2.1642</text:p>
          </table:table-cell>
          <table:table-cell table:style-name="ce33" table:formula="of:=IF(AND(OR(0.15&gt;[.$Z65];[.$Z65]&gt;0.2);NOT([.F65]=&quot;&quot;));[.F65];&quot;&quot;)" office:value-type="float" office:value="-1.48353" calcext:value-type="float">
            <text:p>-1.4835</text:p>
          </table:table-cell>
          <table:table-cell table:style-name="ce33" table:formula="of:=IF(AND(OR(0.15&gt;[.$Z65];[.$Z65]&gt;0.2);NOT([.G65]=&quot;&quot;));[.G65];&quot;&quot;)" office:value-type="float" office:value="-1.76278" calcext:value-type="float">
            <text:p>-1.7628</text:p>
          </table:table-cell>
          <table:table-cell table:style-name="ce33" table:formula="of:=IF(AND(OR(0.15&gt;[.$Z65];[.$Z65]&gt;0.2);NOT([.H65]=&quot;&quot;));[.H65];&quot;&quot;)">
            <text:p/>
          </table:table-cell>
          <table:table-cell table:style-name="ce33" table:formula="of:=IF(AND(OR(0.15&gt;[.$Z65];[.$Z65]&gt;0.2);NOT([.I65]=&quot;&quot;));[.I65];&quot;&quot;)">
            <text:p/>
          </table:table-cell>
          <table:table-cell table:style-name="ce39" table:formula="of:=IF(AND(OR(0.15&gt;[.$Z65];[.$Z65]&gt;0.2);NOT([.J65]=&quot;&quot;));[.J65];&quot;&quot;)" office:value-type="float" office:value="62" calcext:value-type="float">
            <text:p>62</text:p>
          </table:table-cell>
          <table:table-cell table:style-name="ce33" table:formula="of:=IF(AND(OR(0.15&gt;[.$Z65];[.$Z65]&gt;0.2);NOT([.K65]=&quot;&quot;));[.K65];&quot;&quot;)" office:value-type="float" office:value="0.3395" calcext:value-type="float">
            <text:p>0.3395</text:p>
          </table:table-cell>
          <table:table-cell table:style-name="ce33" table:formula="of:=IF(AND(OR(0.15&gt;[.$Z65];[.$Z65]&gt;0.2);NOT([.L65]=&quot;&quot;));[.L65];&quot;&quot;)" office:value-type="float" office:value="-0.1167" calcext:value-type="float">
            <text:p>-0.1167</text:p>
          </table:table-cell>
          <table:table-cell table:style-name="ce33" table:formula="of:=IF(AND(OR(0.15&gt;[.$Z65];[.$Z65]&gt;0.2);NOT([.M65]=&quot;&quot;));[.M65];&quot;&quot;)">
            <text:p/>
          </table:table-cell>
          <table:table-cell table:style-name="ce33" table:formula="of:=IF(AND(OR(0.15&gt;[.$Z65];[.$Z65]&gt;0.2);NOT([.N65]=&quot;&quot;));[.N65];&quot;&quot;)">
            <text:p/>
          </table:table-cell>
          <table:table-cell table:style-name="ce39" table:formula="of:=IF(AND(OR(0.15&gt;[.$Z65];[.$Z65]&gt;0.2);NOT([.O65]=&quot;&quot;));[.O65];&quot;&quot;)" office:value-type="float" office:value="61" calcext:value-type="float">
            <text:p>61</text:p>
          </table:table-cell>
          <table:table-cell table:style-name="ce33" table:formula="of:=IF(AND(OR(0.15&gt;[.$Z65];[.$Z65]&gt;0.2);NOT([.P65]=&quot;&quot;));[.P65];&quot;&quot;)" office:value-type="float" office:value="2.4393" calcext:value-type="float">
            <text:p>2.4393</text:p>
          </table:table-cell>
          <table:table-cell table:style-name="ce33" table:formula="of:=IF(AND(OR(0.15&gt;[.$Z65];[.$Z65]&gt;0.2);NOT([.Q65]=&quot;&quot;));[.Q65];&quot;&quot;)" office:value-type="float" office:value="-2.4393" calcext:value-type="float">
            <text:p>-2.4393</text:p>
          </table:table-cell>
          <table:table-cell table:style-name="ce33" table:formula="of:=IF(AND(OR(0.15&gt;[.$Z65];[.$Z65]&gt;0.2);NOT([.R65]=&quot;&quot;));[.R65];&quot;&quot;)" office:value-type="float" office:value="38" calcext:value-type="float">
            <text:p>38.0000</text:p>
          </table:table-cell>
          <table:table-cell table:style-name="ce33" table:formula="of:=IF(AND(OR(0.15&gt;[.$Z65];[.$Z65]&gt;0.2);NOT([.S65]=&quot;&quot;));[.S65];&quot;&quot;)" office:value-type="float" office:value="1.0736444457" calcext:value-type="float">
            <text:p>1.0736</text:p>
          </table:table-cell>
          <table:table-cell table:style-name="ce39" table:formula="of:=IF(AND(OR(0.15&gt;[.$Z65];[.$Z65]&gt;0.2);NOT([.T65]=&quot;&quot;));[.T65];&quot;&quot;)" office:value-type="float" office:value="-1" calcext:value-type="float">
            <text:p>-1</text:p>
          </table:table-cell>
          <table:table-cell table:style-name="ce39" table:formula="of:=IF(AND(OR(0.15&gt;[.$Z65];[.$Z65]&gt;0.2);NOT([.U65]=&quot;&quot;));[.U65];&quot;&quot;)" office:value-type="float" office:value="0" calcext:value-type="float">
            <text:p>0</text:p>
          </table:table-cell>
          <table:table-cell table:style-name="ce33" table:formula="of:=IF(AND(OR(0.15&gt;[.$Z65];[.$Z65]&gt;0.2);NOT([.V65]=&quot;&quot;));[.V65];&quot;&quot;)" office:value-type="float" office:value="0.349065850398866" calcext:value-type="float">
            <text:p>0.3491</text:p>
          </table:table-cell>
          <table:table-cell table:style-name="ce33" table:formula="of:=IF(AND(OR(0.15&gt;[.$Z65];[.$Z65]&gt;0.2);NOT([.W65]=&quot;&quot;));[.W65];&quot;&quot;)">
            <text:p/>
          </table:table-cell>
          <table:table-cell table:style-name="ce33" table:formula="of:=IF(AND(OR(0.15&gt;[.$Z65];[.$Z65]&gt;0.2);NOT([.X65]=&quot;&quot;));[.X65];&quot;&quot;)">
            <text:p/>
          </table:table-cell>
          <table:table-cell table:style-name="ce39" table:formula="of:=IF(AND(OR(0.15&gt;[.$Z65];[.$Z65]&gt;0.2);NOT([.Y65]=&quot;&quot;));[.Y65];&quot;&quot;)" office:value-type="float" office:value="61" calcext:value-type="float">
            <text:p>61</text:p>
          </table:table-cell>
          <table:table-cell table:style-name="ce33" table:formula="of:=IF(AND(OR(0.15&gt;[.$Z65];[.$Z65]&gt;0.2);NOT([.Z65]=&quot;&quot;));[.Z65];&quot;&quot;)" office:value-type="float" office:value="0.1178" calcext:value-type="float">
            <text:p>0.1178</text:p>
          </table:table-cell>
          <table:table-cell table:style-name="ce44" table:formula="of:=IF(AND(OR(0.15&gt;[.$Z65];[.$Z65]&gt;0.2);NOT([.AA65]=&quot;&quot;));[.AA65];&quot;&quot;)" office:value-type="float" office:value="-0.6111" calcext:value-type="float">
            <text:p>-0.6111</text:p>
          </table:table-cell>
          <table:table-cell table:style-name="Default" table:number-columns-repeated="3"/>
          <table:table-cell table:style-name="ce4" table:formula="of:=IF(AND([.$U65] = 1;NOT([.A65]=&quot;&quot;));[.A65];&quot;&quot;)">
            <text:p/>
          </table:table-cell>
          <table:table-cell table:style-name="ce110" table:formula="of:=IF(AND([.$U65] = 1;NOT([.B65]=&quot;&quot;));[.B65];&quot;&quot;)">
            <text:p/>
          </table:table-cell>
          <table:table-cell table:style-name="ce110" table:formula="of:=IF(AND([.$U65] = 1;NOT([.C65]=&quot;&quot;));[.C65];&quot;&quot;)">
            <text:p/>
          </table:table-cell>
          <table:table-cell table:style-name="ce110" table:formula="of:=IF(AND([.$U65] = 1;NOT([.D65]=&quot;&quot;));[.D65];&quot;&quot;)">
            <text:p/>
          </table:table-cell>
          <table:table-cell table:style-name="ce110" table:formula="of:=IF(AND([.$U65] = 1;NOT([.E65]=&quot;&quot;));[.E65];&quot;&quot;)">
            <text:p/>
          </table:table-cell>
          <table:table-cell table:style-name="ce110" table:formula="of:=IF(AND([.$U65] = 1;NOT([.F65]=&quot;&quot;));[.F65];&quot;&quot;)">
            <text:p/>
          </table:table-cell>
          <table:table-cell table:style-name="ce110" table:formula="of:=IF(AND([.$U65] = 1;NOT([.G65]=&quot;&quot;));[.G65];&quot;&quot;)">
            <text:p/>
          </table:table-cell>
          <table:table-cell table:style-name="ce110" table:formula="of:=IF(AND([.$U65] = 1;NOT([.H65]=&quot;&quot;));[.H65];&quot;&quot;)">
            <text:p/>
          </table:table-cell>
          <table:table-cell table:style-name="ce110" table:formula="of:=IF(AND([.$U65] = 1;NOT([.I65]=&quot;&quot;));[.I65];&quot;&quot;)">
            <text:p/>
          </table:table-cell>
          <table:table-cell table:style-name="ce110" table:formula="of:=IF(AND([.$U65] = 1;NOT([.J65]=&quot;&quot;));[.J65];&quot;&quot;)">
            <text:p/>
          </table:table-cell>
          <table:table-cell table:style-name="ce110" table:formula="of:=IF(AND([.$U65] = 1;NOT([.K65]=&quot;&quot;));[.K65];&quot;&quot;)">
            <text:p/>
          </table:table-cell>
          <table:table-cell table:style-name="ce110" table:formula="of:=IF(AND([.$U65] = 1;NOT([.L65]=&quot;&quot;));[.L65];&quot;&quot;)">
            <text:p/>
          </table:table-cell>
          <table:table-cell table:style-name="ce110" table:formula="of:=IF(AND([.$U65] = 1;NOT([.M65]=&quot;&quot;));[.M65];&quot;&quot;)">
            <text:p/>
          </table:table-cell>
          <table:table-cell table:style-name="ce110" table:formula="of:=IF(AND([.$U65] = 1;NOT([.N65]=&quot;&quot;));[.N65];&quot;&quot;)">
            <text:p/>
          </table:table-cell>
          <table:table-cell table:style-name="ce110" table:formula="of:=IF(AND([.$U65] = 1;NOT([.O65]=&quot;&quot;));[.O65];&quot;&quot;)">
            <text:p/>
          </table:table-cell>
          <table:table-cell table:style-name="ce110" table:formula="of:=IF(AND([.$U65] = 1;NOT([.P65]=&quot;&quot;));[.P65];&quot;&quot;)">
            <text:p/>
          </table:table-cell>
          <table:table-cell table:style-name="ce110" table:formula="of:=IF(AND([.$U65] = 1;NOT([.Q65]=&quot;&quot;));[.Q65];&quot;&quot;)">
            <text:p/>
          </table:table-cell>
          <table:table-cell table:style-name="ce110" table:formula="of:=IF(AND([.$U65] = 1;NOT([.R65]=&quot;&quot;));[.R65];&quot;&quot;)">
            <text:p/>
          </table:table-cell>
          <table:table-cell table:style-name="ce110" table:formula="of:=IF(AND([.$U65] = 1;NOT([.S65]=&quot;&quot;));[.S65];&quot;&quot;)">
            <text:p/>
          </table:table-cell>
          <table:table-cell table:style-name="ce110" table:formula="of:=IF(AND([.$U65] = 1;NOT([.T65]=&quot;&quot;));[.T65];&quot;&quot;)">
            <text:p/>
          </table:table-cell>
          <table:table-cell table:style-name="ce110" table:formula="of:=IF(AND([.$U65] = 1;NOT([.U65]=&quot;&quot;));[.U65];&quot;&quot;)">
            <text:p/>
          </table:table-cell>
          <table:table-cell table:style-name="ce110" table:formula="of:=IF(AND([.$U65] = 1;NOT([.V65]=&quot;&quot;));[.V65];&quot;&quot;)">
            <text:p/>
          </table:table-cell>
          <table:table-cell table:style-name="ce110" table:formula="of:=IF(AND([.$U65] = 1;NOT([.W65]=&quot;&quot;));[.W65];&quot;&quot;)">
            <text:p/>
          </table:table-cell>
          <table:table-cell table:style-name="ce110" table:formula="of:=IF(AND([.$U65] = 1;NOT([.X65]=&quot;&quot;));[.X65];&quot;&quot;)">
            <text:p/>
          </table:table-cell>
          <table:table-cell table:style-name="ce110" table:formula="of:=IF(AND([.$U65] = 1;NOT([.Y65]=&quot;&quot;));[.Y65];&quot;&quot;)">
            <text:p/>
          </table:table-cell>
          <table:table-cell table:style-name="ce121" table:formula="of:=IF(AND([.$U65] = 1;NOT([.Z65]=&quot;&quot;));[.Z65];&quot;&quot;)">
            <text:p/>
          </table:table-cell>
          <table:table-cell table:style-name="ce25" table:formula="of:=IF(AND([.$U65] = 1;NOT([.AA65]=&quot;&quot;));[.AA65];&quot;&quot;)">
            <text:p/>
          </table:table-cell>
          <table:table-cell table:style-name="Default" table:number-columns-repeated="3"/>
          <table:table-cell table:style-name="ce4" table:formula="of:=IF(AND([.$U65] = 0;NOT([.A65]=&quot;&quot;));[.A65];&quot;&quot;)" office:value-type="float" office:value="61" calcext:value-type="float">
            <text:p>61</text:p>
          </table:table-cell>
          <table:table-cell table:style-name="ce110" table:formula="of:=IF(AND([.$U65] = 0;NOT([.B65]=&quot;&quot;));[.B65];&quot;&quot;)" office:value-type="float" office:value="1.72788" calcext:value-type="float">
            <text:p>1.72788</text:p>
          </table:table-cell>
          <table:table-cell table:style-name="ce110" table:formula="of:=IF(AND([.$U65] = 0;NOT([.C65]=&quot;&quot;));[.C65];&quot;&quot;)" office:value-type="float" office:value="-1.5708" calcext:value-type="float">
            <text:p>-1.5708</text:p>
          </table:table-cell>
          <table:table-cell table:style-name="ce110" table:formula="of:=IF(AND([.$U65] = 0;NOT([.D65]=&quot;&quot;));[.D65];&quot;&quot;)" office:value-type="float" office:value="1.85005" calcext:value-type="float">
            <text:p>1.85005</text:p>
          </table:table-cell>
          <table:table-cell table:style-name="ce110" table:formula="of:=IF(AND([.$U65] = 0;NOT([.E65]=&quot;&quot;));[.E65];&quot;&quot;)" office:value-type="float" office:value="-2.16421" calcext:value-type="float">
            <text:p>-2.16421</text:p>
          </table:table-cell>
          <table:table-cell table:style-name="ce110" table:formula="of:=IF(AND([.$U65] = 0;NOT([.F65]=&quot;&quot;));[.F65];&quot;&quot;)" office:value-type="float" office:value="-1.48353" calcext:value-type="float">
            <text:p>-1.48353</text:p>
          </table:table-cell>
          <table:table-cell table:style-name="ce110" table:formula="of:=IF(AND([.$U65] = 0;NOT([.G65]=&quot;&quot;));[.G65];&quot;&quot;)" office:value-type="float" office:value="-1.76278" calcext:value-type="float">
            <text:p>-1.76278</text:p>
          </table:table-cell>
          <table:table-cell table:style-name="ce110" table:formula="of:=IF(AND([.$U65] = 0;NOT([.H65]=&quot;&quot;));[.H65];&quot;&quot;)">
            <text:p/>
          </table:table-cell>
          <table:table-cell table:style-name="ce110" table:formula="of:=IF(AND([.$U65] = 0;NOT([.I65]=&quot;&quot;));[.I65];&quot;&quot;)">
            <text:p/>
          </table:table-cell>
          <table:table-cell table:style-name="ce110" table:formula="of:=IF(AND([.$U65] = 0;NOT([.J65]=&quot;&quot;));[.J65];&quot;&quot;)" office:value-type="float" office:value="62" calcext:value-type="float">
            <text:p>62</text:p>
          </table:table-cell>
          <table:table-cell table:style-name="ce113" table:formula="of:=IF(AND([.$U65] = 0;NOT([.K65]=&quot;&quot;));[.K65];&quot;&quot;)" office:value-type="float" office:value="0.3395" calcext:value-type="float">
            <text:p>0.3395</text:p>
          </table:table-cell>
          <table:table-cell table:style-name="ce113" table:formula="of:=IF(AND([.$U65] = 0;NOT([.L65]=&quot;&quot;));[.L65];&quot;&quot;)" office:value-type="float" office:value="-0.1167" calcext:value-type="float">
            <text:p>-0.1167</text:p>
          </table:table-cell>
          <table:table-cell table:style-name="ce110" table:formula="of:=IF(AND([.$U65] = 0;NOT([.M65]=&quot;&quot;));[.M65];&quot;&quot;)">
            <text:p/>
          </table:table-cell>
          <table:table-cell table:style-name="ce110" table:formula="of:=IF(AND([.$U65] = 0;NOT([.N65]=&quot;&quot;));[.N65];&quot;&quot;)">
            <text:p/>
          </table:table-cell>
          <table:table-cell table:style-name="ce110" table:formula="of:=IF(AND([.$U65] = 0;NOT([.O65]=&quot;&quot;));[.O65];&quot;&quot;)" office:value-type="float" office:value="61" calcext:value-type="float">
            <text:p>61</text:p>
          </table:table-cell>
          <table:table-cell table:style-name="ce110" table:formula="of:=IF(AND([.$U65] = 0;NOT([.P65]=&quot;&quot;));[.P65];&quot;&quot;)" office:value-type="float" office:value="2.4393" calcext:value-type="float">
            <text:p>2.4393</text:p>
          </table:table-cell>
          <table:table-cell table:style-name="ce110" table:formula="of:=IF(AND([.$U65] = 0;NOT([.Q65]=&quot;&quot;));[.Q65];&quot;&quot;)" office:value-type="float" office:value="-2.4393" calcext:value-type="float">
            <text:p>-2.4393</text:p>
          </table:table-cell>
          <table:table-cell table:style-name="ce110" table:formula="of:=IF(AND([.$U65] = 0;NOT([.R65]=&quot;&quot;));[.R65];&quot;&quot;)" office:value-type="float" office:value="38" calcext:value-type="float">
            <text:p>38</text:p>
          </table:table-cell>
          <table:table-cell table:style-name="ce110" table:formula="of:=IF(AND([.$U65] = 0;NOT([.S65]=&quot;&quot;));[.S65];&quot;&quot;)" office:value-type="float" office:value="1.0736444457" calcext:value-type="float">
            <text:p>1.0736444457</text:p>
          </table:table-cell>
          <table:table-cell table:style-name="ce110" table:formula="of:=IF(AND([.$U65] = 0;NOT([.T65]=&quot;&quot;));[.T65];&quot;&quot;)" office:value-type="float" office:value="-1" calcext:value-type="float">
            <text:p>-1</text:p>
          </table:table-cell>
          <table:table-cell table:style-name="ce110" table:formula="of:=IF(AND([.$U65] = 0;NOT([.U65]=&quot;&quot;));[.U65];&quot;&quot;)" office:value-type="float" office:value="0" calcext:value-type="float">
            <text:p>0</text:p>
          </table:table-cell>
          <table:table-cell table:style-name="ce110" table:formula="of:=IF(AND([.$U65] = 0;NOT([.V65]=&quot;&quot;));[.V65];&quot;&quot;)" office:value-type="float" office:value="0.349065850398866" calcext:value-type="float">
            <text:p>0.349065850398866</text:p>
          </table:table-cell>
          <table:table-cell table:style-name="ce110" table:formula="of:=IF(AND([.$U65] = 0;NOT([.W65]=&quot;&quot;));[.W65];&quot;&quot;)">
            <text:p/>
          </table:table-cell>
          <table:table-cell table:style-name="ce110" table:formula="of:=IF(AND([.$U65] = 0;NOT([.X65]=&quot;&quot;));[.X65];&quot;&quot;)">
            <text:p/>
          </table:table-cell>
          <table:table-cell table:style-name="ce110" table:formula="of:=IF(AND([.$U65] = 0;NOT([.Y65]=&quot;&quot;));[.Y65];&quot;&quot;)" office:value-type="float" office:value="61" calcext:value-type="float">
            <text:p>61</text:p>
          </table:table-cell>
          <table:table-cell table:style-name="ce110" table:formula="of:=IF(AND([.$U65] = 0;NOT([.Z65]=&quot;&quot;));[.Z65];&quot;&quot;)" office:value-type="float" office:value="0.1178" calcext:value-type="float">
            <text:p>0.1178</text:p>
          </table:table-cell>
          <table:table-cell table:style-name="ce25" table:formula="of:=IF(AND([.$U65] = 0;NOT([.AA65]=&quot;&quot;));[.AA65];&quot;&quot;)" office:value-type="float" office:value="-0.6111" calcext:value-type="float">
            <text:p>-0.6111</text:p>
          </table:table-cell>
          <table:table-cell table:style-name="Default" table:number-columns-repeated="3"/>
          <table:table-cell table:style-name="ce126" table:formula="of:=IF(AND(0.1&lt;[.$Z65];[.$Z65]&lt;0.25; NOT([.A65]=&quot;&quot;));[.A65];&quot;&quot;)" office:value-type="float" office:value="61" calcext:value-type="float">
            <text:p>61.0000</text:p>
          </table:table-cell>
          <table:table-cell table:style-name="ce44" table:formula="of:=IF(AND(0.1&lt;[.$Z65];[.$Z65]&lt;0.25; NOT([.B65]=&quot;&quot;));[.B65];&quot;&quot;)" office:value-type="float" office:value="1.72788" calcext:value-type="float">
            <text:p>1.7279</text:p>
          </table:table-cell>
          <table:table-cell table:style-name="ce44" table:formula="of:=IF(AND(0.1&lt;[.$Z65];[.$Z65]&lt;0.25; NOT([.C65]=&quot;&quot;));[.C65];&quot;&quot;)" office:value-type="float" office:value="-1.5708" calcext:value-type="float">
            <text:p>-1.5708</text:p>
          </table:table-cell>
          <table:table-cell table:style-name="ce44" table:formula="of:=IF(AND(0.1&lt;[.$Z65];[.$Z65]&lt;0.25; NOT([.D65]=&quot;&quot;));[.D65];&quot;&quot;)" office:value-type="float" office:value="1.85005" calcext:value-type="float">
            <text:p>1.8501</text:p>
          </table:table-cell>
          <table:table-cell table:style-name="ce44" table:formula="of:=IF(AND(0.1&lt;[.$Z65];[.$Z65]&lt;0.25; NOT([.E65]=&quot;&quot;));[.E65];&quot;&quot;)" office:value-type="float" office:value="-2.16421" calcext:value-type="float">
            <text:p>-2.1642</text:p>
          </table:table-cell>
          <table:table-cell table:style-name="ce44" table:formula="of:=IF(AND(0.1&lt;[.$Z65];[.$Z65]&lt;0.25; NOT([.F65]=&quot;&quot;));[.F65];&quot;&quot;)" office:value-type="float" office:value="-1.48353" calcext:value-type="float">
            <text:p>-1.4835</text:p>
          </table:table-cell>
          <table:table-cell table:style-name="ce44" table:formula="of:=IF(AND(0.1&lt;[.$Z65];[.$Z65]&lt;0.25; NOT([.G65]=&quot;&quot;));[.G65];&quot;&quot;)" office:value-type="float" office:value="-1.76278" calcext:value-type="float">
            <text:p>-1.7628</text:p>
          </table:table-cell>
          <table:table-cell table:style-name="ce44" table:formula="of:=IF(AND(0.1&lt;[.$Z65];[.$Z65]&lt;0.25; NOT([.H65]=&quot;&quot;));[.H65];&quot;&quot;)">
            <text:p/>
          </table:table-cell>
          <table:table-cell table:style-name="ce44" table:formula="of:=IF(AND(0.1&lt;[.$Z65];[.$Z65]&lt;0.25; NOT([.I65]=&quot;&quot;));[.I65];&quot;&quot;)">
            <text:p/>
          </table:table-cell>
          <table:table-cell table:style-name="ce44" table:formula="of:=IF(AND(0.1&lt;[.$Z65];[.$Z65]&lt;0.25; NOT([.J65]=&quot;&quot;));[.J65];&quot;&quot;)" office:value-type="float" office:value="62" calcext:value-type="float">
            <text:p>62.0000</text:p>
          </table:table-cell>
          <table:table-cell table:style-name="ce44" table:formula="of:=IF(AND(0.1&lt;[.$Z65];[.$Z65]&lt;0.25; NOT([.K65]=&quot;&quot;));[.K65];&quot;&quot;)" office:value-type="float" office:value="0.3395" calcext:value-type="float">
            <text:p>0.3395</text:p>
          </table:table-cell>
          <table:table-cell table:style-name="ce44" table:formula="of:=IF(AND(0.1&lt;[.$Z65];[.$Z65]&lt;0.25; NOT([.L65]=&quot;&quot;));[.L65];&quot;&quot;)" office:value-type="float" office:value="-0.1167" calcext:value-type="float">
            <text:p>-0.1167</text:p>
          </table:table-cell>
          <table:table-cell table:style-name="ce44" table:formula="of:=IF(AND(0.1&lt;[.$Z65];[.$Z65]&lt;0.25; NOT([.M65]=&quot;&quot;));[.M65];&quot;&quot;)">
            <text:p/>
          </table:table-cell>
          <table:table-cell table:style-name="ce44" table:formula="of:=IF(AND(0.1&lt;[.$Z65];[.$Z65]&lt;0.25; NOT([.N65]=&quot;&quot;));[.N65];&quot;&quot;)">
            <text:p/>
          </table:table-cell>
          <table:table-cell table:style-name="ce44" table:formula="of:=IF(AND(0.1&lt;[.$Z65];[.$Z65]&lt;0.25; NOT([.O65]=&quot;&quot;));[.O65];&quot;&quot;)" office:value-type="float" office:value="61" calcext:value-type="float">
            <text:p>61.0000</text:p>
          </table:table-cell>
          <table:table-cell table:style-name="ce44" table:formula="of:=IF(AND(0.1&lt;[.$Z65];[.$Z65]&lt;0.25; NOT([.P65]=&quot;&quot;));[.P65];&quot;&quot;)" office:value-type="float" office:value="2.4393" calcext:value-type="float">
            <text:p>2.4393</text:p>
          </table:table-cell>
          <table:table-cell table:style-name="ce44" table:formula="of:=IF(AND(0.1&lt;[.$Z65];[.$Z65]&lt;0.25; NOT([.Q65]=&quot;&quot;));[.Q65];&quot;&quot;)" office:value-type="float" office:value="-2.4393" calcext:value-type="float">
            <text:p>-2.4393</text:p>
          </table:table-cell>
          <table:table-cell table:style-name="ce44" table:formula="of:=IF(AND(0.1&lt;[.$Z65];[.$Z65]&lt;0.25; NOT([.R65]=&quot;&quot;));[.R65];&quot;&quot;)" office:value-type="float" office:value="38" calcext:value-type="float">
            <text:p>38.0000</text:p>
          </table:table-cell>
          <table:table-cell table:style-name="ce44" table:formula="of:=IF(AND(0.1&lt;[.$Z65];[.$Z65]&lt;0.25; NOT([.S65]=&quot;&quot;));[.S65];&quot;&quot;)" office:value-type="float" office:value="1.0736444457" calcext:value-type="float">
            <text:p>1.0736</text:p>
          </table:table-cell>
          <table:table-cell table:style-name="ce44" table:formula="of:=IF(AND(0.1&lt;[.$Z65];[.$Z65]&lt;0.25; NOT([.T65]=&quot;&quot;));[.T65];&quot;&quot;)" office:value-type="float" office:value="-1" calcext:value-type="float">
            <text:p>-1.0000</text:p>
          </table:table-cell>
          <table:table-cell table:style-name="ce44" table:formula="of:=IF(AND(0.1&lt;[.$Z65];[.$Z65]&lt;0.25; NOT([.U65]=&quot;&quot;));[.U65];&quot;&quot;)" office:value-type="float" office:value="0" calcext:value-type="float">
            <text:p>0.0000</text:p>
          </table:table-cell>
          <table:table-cell table:style-name="ce44" table:formula="of:=IF(AND(0.1&lt;[.$Z65];[.$Z65]&lt;0.25; NOT([.V65]=&quot;&quot;));[.V65];&quot;&quot;)" office:value-type="float" office:value="0.349065850398866" calcext:value-type="float">
            <text:p>0.3491</text:p>
          </table:table-cell>
          <table:table-cell table:style-name="ce44" table:formula="of:=IF(AND(0.1&lt;[.$Z65];[.$Z65]&lt;0.25; NOT([.W65]=&quot;&quot;));[.W65];&quot;&quot;)">
            <text:p/>
          </table:table-cell>
          <table:table-cell table:style-name="ce44" table:formula="of:=IF(AND(0.1&lt;[.$Z65];[.$Z65]&lt;0.25; NOT([.X65]=&quot;&quot;));[.X65];&quot;&quot;)">
            <text:p/>
          </table:table-cell>
          <table:table-cell table:style-name="ce44" table:formula="of:=IF(AND(0.1&lt;[.$Z65];[.$Z65]&lt;0.25; NOT([.Y65]=&quot;&quot;));[.Y65];&quot;&quot;)" office:value-type="float" office:value="61" calcext:value-type="float">
            <text:p>61.0000</text:p>
          </table:table-cell>
          <table:table-cell table:style-name="ce44" table:formula="of:=IF(AND(0.1&lt;[.$Z65];[.$Z65]&lt;0.25; NOT([.Z65]=&quot;&quot;));[.Z65];&quot;&quot;)" office:value-type="float" office:value="0.1178" calcext:value-type="float">
            <text:p>0.1178</text:p>
          </table:table-cell>
          <table:table-cell table:style-name="ce44" table:formula="of:=IF(AND(0.1&lt;[.$Z65];[.$Z65]&lt;0.25; NOT([.AA65]=&quot;&quot;));[.AA65];&quot;&quot;)" office:value-type="float" office:value="-0.6111" calcext:value-type="float">
            <text:p>-0.6111</text:p>
          </table:table-cell>
          <table:table-cell table:style-name="Default" table:number-columns-repeated="3"/>
          <table:table-cell table:style-name="ce126" table:formula="of:=IF(AND(OR(0.1&gt;[.$Z65];[.$Z65]&gt;0.25);NOT([.A65]=&quot;&quot;));[.A65];&quot;&quot;)">
            <text:p/>
          </table:table-cell>
          <table:table-cell table:style-name="ce44" table:formula="of:=IF(AND(OR(0.1&gt;[.$Z65];[.$Z65]&gt;0.25);NOT([.B65]=&quot;&quot;));[.B65];&quot;&quot;)">
            <text:p/>
          </table:table-cell>
          <table:table-cell table:style-name="ce44" table:formula="of:=IF(AND(OR(0.1&gt;[.$Z65];[.$Z65]&gt;0.25);NOT([.C65]=&quot;&quot;));[.C65];&quot;&quot;)">
            <text:p/>
          </table:table-cell>
          <table:table-cell table:style-name="ce44" table:formula="of:=IF(AND(OR(0.1&gt;[.$Z65];[.$Z65]&gt;0.25);NOT([.D65]=&quot;&quot;));[.D65];&quot;&quot;)">
            <text:p/>
          </table:table-cell>
          <table:table-cell table:style-name="ce44" table:formula="of:=IF(AND(OR(0.1&gt;[.$Z65];[.$Z65]&gt;0.25);NOT([.E65]=&quot;&quot;));[.E65];&quot;&quot;)">
            <text:p/>
          </table:table-cell>
          <table:table-cell table:style-name="ce44" table:formula="of:=IF(AND(OR(0.1&gt;[.$Z65];[.$Z65]&gt;0.25);NOT([.F65]=&quot;&quot;));[.F65];&quot;&quot;)">
            <text:p/>
          </table:table-cell>
          <table:table-cell table:style-name="ce44" table:formula="of:=IF(AND(OR(0.1&gt;[.$Z65];[.$Z65]&gt;0.25);NOT([.G65]=&quot;&quot;));[.G65];&quot;&quot;)">
            <text:p/>
          </table:table-cell>
          <table:table-cell table:style-name="ce44" table:formula="of:=IF(AND(OR(0.1&gt;[.$Z65];[.$Z65]&gt;0.25);NOT([.H65]=&quot;&quot;));[.H65];&quot;&quot;)">
            <text:p/>
          </table:table-cell>
          <table:table-cell table:style-name="ce44" table:formula="of:=IF(AND(OR(0.1&gt;[.$Z65];[.$Z65]&gt;0.25);NOT([.I65]=&quot;&quot;));[.I65];&quot;&quot;)">
            <text:p/>
          </table:table-cell>
          <table:table-cell table:style-name="ce44" table:formula="of:=IF(AND(OR(0.1&gt;[.$Z65];[.$Z65]&gt;0.25);NOT([.J65]=&quot;&quot;));[.J65];&quot;&quot;)">
            <text:p/>
          </table:table-cell>
          <table:table-cell table:style-name="ce44" table:formula="of:=IF(AND(OR(0.1&gt;[.$Z65];[.$Z65]&gt;0.25);NOT([.K65]=&quot;&quot;));[.K65];&quot;&quot;)">
            <text:p/>
          </table:table-cell>
          <table:table-cell table:style-name="ce44" table:formula="of:=IF(AND(OR(0.1&gt;[.$Z65];[.$Z65]&gt;0.25);NOT([.L65]=&quot;&quot;));[.L65];&quot;&quot;)">
            <text:p/>
          </table:table-cell>
          <table:table-cell table:style-name="ce44" table:formula="of:=IF(AND(OR(0.1&gt;[.$Z65];[.$Z65]&gt;0.25);NOT([.M65]=&quot;&quot;));[.M65];&quot;&quot;)">
            <text:p/>
          </table:table-cell>
          <table:table-cell table:style-name="ce44" table:formula="of:=IF(AND(OR(0.1&gt;[.$Z65];[.$Z65]&gt;0.25);NOT([.N65]=&quot;&quot;));[.N65];&quot;&quot;)">
            <text:p/>
          </table:table-cell>
          <table:table-cell table:style-name="ce128" table:formula="of:=IF(AND(OR(0.1&gt;[.$Z65];[.$Z65]&gt;0.25);NOT([.O65]=&quot;&quot;));[.O65];&quot;&quot;)">
            <text:p/>
          </table:table-cell>
          <table:table-cell table:style-name="ce44" table:formula="of:=IF(AND(OR(0.1&gt;[.$Z65];[.$Z65]&gt;0.25);NOT([.P65]=&quot;&quot;));[.P65];&quot;&quot;)">
            <text:p/>
          </table:table-cell>
          <table:table-cell table:style-name="ce44" table:formula="of:=IF(AND(OR(0.1&gt;[.$Z65];[.$Z65]&gt;0.25);NOT([.Q65]=&quot;&quot;));[.Q65];&quot;&quot;)">
            <text:p/>
          </table:table-cell>
          <table:table-cell table:style-name="ce44" table:formula="of:=IF(AND(OR(0.1&gt;[.$Z65];[.$Z65]&gt;0.25);NOT([.R65]=&quot;&quot;));[.R65];&quot;&quot;)">
            <text:p/>
          </table:table-cell>
          <table:table-cell table:style-name="ce44" table:formula="of:=IF(AND(OR(0.1&gt;[.$Z65];[.$Z65]&gt;0.25);NOT([.S65]=&quot;&quot;));[.S65];&quot;&quot;)">
            <text:p/>
          </table:table-cell>
          <table:table-cell table:style-name="ce44" table:formula="of:=IF(AND(OR(0.1&gt;[.$Z65];[.$Z65]&gt;0.25);NOT([.T65]=&quot;&quot;));[.T65];&quot;&quot;)">
            <text:p/>
          </table:table-cell>
          <table:table-cell table:style-name="ce44" table:formula="of:=IF(AND(OR(0.1&gt;[.$Z65];[.$Z65]&gt;0.25);NOT([.U65]=&quot;&quot;));[.U65];&quot;&quot;)">
            <text:p/>
          </table:table-cell>
          <table:table-cell table:style-name="ce44" table:formula="of:=IF(AND(OR(0.1&gt;[.$Z65];[.$Z65]&gt;0.25);NOT([.V65]=&quot;&quot;));[.V65];&quot;&quot;)">
            <text:p/>
          </table:table-cell>
          <table:table-cell table:style-name="ce44" table:formula="of:=IF(AND(OR(0.1&gt;[.$Z65];[.$Z65]&gt;0.25);NOT([.W65]=&quot;&quot;));[.W65];&quot;&quot;)">
            <text:p/>
          </table:table-cell>
          <table:table-cell table:style-name="ce44" table:formula="of:=IF(AND(OR(0.1&gt;[.$Z65];[.$Z65]&gt;0.25);NOT([.X65]=&quot;&quot;));[.X65];&quot;&quot;)">
            <text:p/>
          </table:table-cell>
          <table:table-cell table:style-name="ce128" table:formula="of:=IF(AND(OR(0.1&gt;[.$Z65];[.$Z65]&gt;0.25);NOT([.Y65]=&quot;&quot;));[.Y65];&quot;&quot;)">
            <text:p/>
          </table:table-cell>
          <table:table-cell table:style-name="ce44" table:formula="of:=IF(AND(OR(0.1&gt;[.$Z65];[.$Z65]&gt;0.25);NOT([.Z65]=&quot;&quot;));[.Z65];&quot;&quot;)">
            <text:p/>
          </table:table-cell>
          <table:table-cell table:style-name="ce44" table:formula="of:=IF(AND(OR(0.1&gt;[.$Z65];[.$Z65]&gt;0.25);NOT([.AA65]=&quot;&quot;));[.AA65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63" calcext:value-type="float">
            <text:p>63</text:p>
          </table:table-cell>
          <table:table-cell table:style-name="ce15" office:value-type="float" office:value="0.3395" calcext:value-type="float">
            <text:p>0.3395</text:p>
          </table:table-cell>
          <table:table-cell table:style-name="ce15" office:value-type="float" office:value="-0.1167" calcext:value-type="float">
            <text:p>-0.1167</text:p>
          </table:table-cell>
          <table:table-cell table:style-name="Default" table:number-columns-repeated="2"/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2.4374" calcext:value-type="float">
            <text:p>2.4374</text:p>
          </table:table-cell>
          <table:table-cell table:style-name="ce10" office:value-type="float" office:value="-2.4374" calcext:value-type="float">
            <text:p>-2.4374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.3996422573" calcext:value-type="float">
            <text:p>1.3996422573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62" calcext:value-type="float">
            <text:p>62</text:p>
          </table:table-cell>
          <table:table-cell table:style-name="ce10" office:value-type="float" office:value="0.1189" calcext:value-type="float">
            <text:p>0.1189</text:p>
          </table:table-cell>
          <table:table-cell table:style-name="ce25" office:value-type="float" office:value="-0.614" calcext:value-type="float">
            <text:p>-0.614</text:p>
          </table:table-cell>
          <table:table-cell table:style-name="Default" table:number-columns-repeated="3"/>
          <table:table-cell table:style-name="ce31" table:formula="of:=IF(AND(0.15&lt;[.$Z66];[.$Z66]&lt;0.2; NOT([.A66]=&quot;&quot;));[.A66];&quot;&quot;)">
            <text:p/>
          </table:table-cell>
          <table:table-cell table:style-name="ce33" table:formula="of:=IF(AND(0.15&lt;[.$Z66];[.$Z66]&lt;0.2; NOT([.B66]=&quot;&quot;));[.B66];&quot;&quot;)">
            <text:p/>
          </table:table-cell>
          <table:table-cell table:style-name="ce33" table:formula="of:=IF(AND(0.15&lt;[.$Z66];[.$Z66]&lt;0.2; NOT([.C66]=&quot;&quot;));[.C66];&quot;&quot;)">
            <text:p/>
          </table:table-cell>
          <table:table-cell table:style-name="ce33" table:formula="of:=IF(AND(0.15&lt;[.$Z66];[.$Z66]&lt;0.2; NOT([.D66]=&quot;&quot;));[.D66];&quot;&quot;)">
            <text:p/>
          </table:table-cell>
          <table:table-cell table:style-name="ce33" table:formula="of:=IF(AND(0.15&lt;[.$Z66];[.$Z66]&lt;0.2; NOT([.E66]=&quot;&quot;));[.E66];&quot;&quot;)">
            <text:p/>
          </table:table-cell>
          <table:table-cell table:style-name="ce33" table:formula="of:=IF(AND(0.15&lt;[.$Z66];[.$Z66]&lt;0.2; NOT([.F66]=&quot;&quot;));[.F66];&quot;&quot;)">
            <text:p/>
          </table:table-cell>
          <table:table-cell table:style-name="ce33" table:formula="of:=IF(AND(0.15&lt;[.$Z66];[.$Z66]&lt;0.2; NOT([.G66]=&quot;&quot;));[.G66];&quot;&quot;)">
            <text:p/>
          </table:table-cell>
          <table:table-cell table:style-name="ce33" table:formula="of:=IF(AND(0.15&lt;[.$Z66];[.$Z66]&lt;0.2; NOT([.H66]=&quot;&quot;));[.H66];&quot;&quot;)">
            <text:p/>
          </table:table-cell>
          <table:table-cell table:style-name="ce33" table:formula="of:=IF(AND(0.15&lt;[.$Z66];[.$Z66]&lt;0.2; NOT([.I66]=&quot;&quot;));[.I66];&quot;&quot;)">
            <text:p/>
          </table:table-cell>
          <table:table-cell table:style-name="ce39" table:formula="of:=IF(AND(0.15&lt;[.$Z66];[.$Z66]&lt;0.2; NOT([.J66]=&quot;&quot;));[.J66];&quot;&quot;)">
            <text:p/>
          </table:table-cell>
          <table:table-cell table:style-name="ce33" table:formula="of:=IF(AND(0.15&lt;[.$Z66];[.$Z66]&lt;0.2; NOT([.K66]=&quot;&quot;));[.K66];&quot;&quot;)">
            <text:p/>
          </table:table-cell>
          <table:table-cell table:style-name="ce33" table:formula="of:=IF(AND(0.15&lt;[.$Z66];[.$Z66]&lt;0.2; NOT([.L66]=&quot;&quot;));[.L66];&quot;&quot;)">
            <text:p/>
          </table:table-cell>
          <table:table-cell table:style-name="ce33" table:formula="of:=IF(AND(0.15&lt;[.$Z66];[.$Z66]&lt;0.2; NOT([.M66]=&quot;&quot;));[.M66];&quot;&quot;)">
            <text:p/>
          </table:table-cell>
          <table:table-cell table:style-name="ce33" table:formula="of:=IF(AND(0.15&lt;[.$Z66];[.$Z66]&lt;0.2; NOT([.N66]=&quot;&quot;));[.N66];&quot;&quot;)">
            <text:p/>
          </table:table-cell>
          <table:table-cell table:style-name="ce39" table:formula="of:=IF(AND(0.15&lt;[.$Z66];[.$Z66]&lt;0.2; NOT([.O66]=&quot;&quot;));[.O66];&quot;&quot;)">
            <text:p/>
          </table:table-cell>
          <table:table-cell table:style-name="ce33" table:formula="of:=IF(AND(0.15&lt;[.$Z66];[.$Z66]&lt;0.2; NOT([.P66]=&quot;&quot;));[.P66];&quot;&quot;)">
            <text:p/>
          </table:table-cell>
          <table:table-cell table:style-name="ce33" table:formula="of:=IF(AND(0.15&lt;[.$Z66];[.$Z66]&lt;0.2; NOT([.Q66]=&quot;&quot;));[.Q66];&quot;&quot;)">
            <text:p/>
          </table:table-cell>
          <table:table-cell table:style-name="ce33" table:formula="of:=IF(AND(0.15&lt;[.$Z66];[.$Z66]&lt;0.2; NOT([.R66]=&quot;&quot;));[.R66];&quot;&quot;)">
            <text:p/>
          </table:table-cell>
          <table:table-cell table:style-name="ce33" table:formula="of:=IF(AND(0.15&lt;[.$Z66];[.$Z66]&lt;0.2; NOT([.S66]=&quot;&quot;));[.S66];&quot;&quot;)">
            <text:p/>
          </table:table-cell>
          <table:table-cell table:style-name="ce39" table:formula="of:=IF(AND(0.15&lt;[.$Z66];[.$Z66]&lt;0.2; NOT([.T66]=&quot;&quot;));[.T66];&quot;&quot;)">
            <text:p/>
          </table:table-cell>
          <table:table-cell table:style-name="ce39" table:formula="of:=IF(AND(0.15&lt;[.$Z66];[.$Z66]&lt;0.2; NOT([.U66]=&quot;&quot;));[.U66];&quot;&quot;)">
            <text:p/>
          </table:table-cell>
          <table:table-cell table:style-name="ce33" table:formula="of:=IF(AND(0.15&lt;[.$Z66];[.$Z66]&lt;0.2; NOT([.V66]=&quot;&quot;));[.V66];&quot;&quot;)">
            <text:p/>
          </table:table-cell>
          <table:table-cell table:style-name="ce33" table:formula="of:=IF(AND(0.15&lt;[.$Z66];[.$Z66]&lt;0.2; NOT([.W66]=&quot;&quot;));[.W66];&quot;&quot;)">
            <text:p/>
          </table:table-cell>
          <table:table-cell table:style-name="ce33" table:formula="of:=IF(AND(0.15&lt;[.$Z66];[.$Z66]&lt;0.2; NOT([.X66]=&quot;&quot;));[.X66];&quot;&quot;)">
            <text:p/>
          </table:table-cell>
          <table:table-cell table:style-name="ce39" table:formula="of:=IF(AND(0.15&lt;[.$Z66];[.$Z66]&lt;0.2; NOT([.Y66]=&quot;&quot;));[.Y66];&quot;&quot;)">
            <text:p/>
          </table:table-cell>
          <table:table-cell table:style-name="ce33" table:formula="of:=IF(AND(0.15&lt;[.$Z66];[.$Z66]&lt;0.2; NOT([.Z66]=&quot;&quot;));[.Z66];&quot;&quot;)">
            <text:p/>
          </table:table-cell>
          <table:table-cell table:style-name="ce44" table:formula="of:=IF(AND(0.15&lt;[.$Z66];[.$Z66]&lt;0.2; NOT([.AA66]=&quot;&quot;));[.AA66];&quot;&quot;)">
            <text:p/>
          </table:table-cell>
          <table:table-cell table:style-name="Default" table:number-columns-repeated="3"/>
          <table:table-cell table:style-name="ce31" table:formula="of:=IF(AND(OR(0.15&gt;[.$Z66];[.$Z66]&gt;0.2);NOT([.A66]=&quot;&quot;));[.A66];&quot;&quot;)" office:value-type="float" office:value="62" calcext:value-type="float">
            <text:p>62</text:p>
          </table:table-cell>
          <table:table-cell table:style-name="ce33" table:formula="of:=IF(AND(OR(0.15&gt;[.$Z66];[.$Z66]&gt;0.2);NOT([.B66]=&quot;&quot;));[.B66];&quot;&quot;)" office:value-type="float" office:value="1.72788" calcext:value-type="float">
            <text:p>1.7279</text:p>
          </table:table-cell>
          <table:table-cell table:style-name="ce33" table:formula="of:=IF(AND(OR(0.15&gt;[.$Z66];[.$Z66]&gt;0.2);NOT([.C66]=&quot;&quot;));[.C66];&quot;&quot;)" office:value-type="float" office:value="-1.5708" calcext:value-type="float">
            <text:p>-1.5708</text:p>
          </table:table-cell>
          <table:table-cell table:style-name="ce33" table:formula="of:=IF(AND(OR(0.15&gt;[.$Z66];[.$Z66]&gt;0.2);NOT([.D66]=&quot;&quot;));[.D66];&quot;&quot;)" office:value-type="float" office:value="1.85005" calcext:value-type="float">
            <text:p>1.8501</text:p>
          </table:table-cell>
          <table:table-cell table:style-name="ce33" table:formula="of:=IF(AND(OR(0.15&gt;[.$Z66];[.$Z66]&gt;0.2);NOT([.E66]=&quot;&quot;));[.E66];&quot;&quot;)" office:value-type="float" office:value="-2.16421" calcext:value-type="float">
            <text:p>-2.1642</text:p>
          </table:table-cell>
          <table:table-cell table:style-name="ce33" table:formula="of:=IF(AND(OR(0.15&gt;[.$Z66];[.$Z66]&gt;0.2);NOT([.F66]=&quot;&quot;));[.F66];&quot;&quot;)" office:value-type="float" office:value="-1.48353" calcext:value-type="float">
            <text:p>-1.4835</text:p>
          </table:table-cell>
          <table:table-cell table:style-name="ce33" table:formula="of:=IF(AND(OR(0.15&gt;[.$Z66];[.$Z66]&gt;0.2);NOT([.G66]=&quot;&quot;));[.G66];&quot;&quot;)" office:value-type="float" office:value="-1.76278" calcext:value-type="float">
            <text:p>-1.7628</text:p>
          </table:table-cell>
          <table:table-cell table:style-name="ce33" table:formula="of:=IF(AND(OR(0.15&gt;[.$Z66];[.$Z66]&gt;0.2);NOT([.H66]=&quot;&quot;));[.H66];&quot;&quot;)">
            <text:p/>
          </table:table-cell>
          <table:table-cell table:style-name="ce33" table:formula="of:=IF(AND(OR(0.15&gt;[.$Z66];[.$Z66]&gt;0.2);NOT([.I66]=&quot;&quot;));[.I66];&quot;&quot;)">
            <text:p/>
          </table:table-cell>
          <table:table-cell table:style-name="ce39" table:formula="of:=IF(AND(OR(0.15&gt;[.$Z66];[.$Z66]&gt;0.2);NOT([.J66]=&quot;&quot;));[.J66];&quot;&quot;)" office:value-type="float" office:value="63" calcext:value-type="float">
            <text:p>63</text:p>
          </table:table-cell>
          <table:table-cell table:style-name="ce33" table:formula="of:=IF(AND(OR(0.15&gt;[.$Z66];[.$Z66]&gt;0.2);NOT([.K66]=&quot;&quot;));[.K66];&quot;&quot;)" office:value-type="float" office:value="0.3395" calcext:value-type="float">
            <text:p>0.3395</text:p>
          </table:table-cell>
          <table:table-cell table:style-name="ce33" table:formula="of:=IF(AND(OR(0.15&gt;[.$Z66];[.$Z66]&gt;0.2);NOT([.L66]=&quot;&quot;));[.L66];&quot;&quot;)" office:value-type="float" office:value="-0.1167" calcext:value-type="float">
            <text:p>-0.1167</text:p>
          </table:table-cell>
          <table:table-cell table:style-name="ce33" table:formula="of:=IF(AND(OR(0.15&gt;[.$Z66];[.$Z66]&gt;0.2);NOT([.M66]=&quot;&quot;));[.M66];&quot;&quot;)">
            <text:p/>
          </table:table-cell>
          <table:table-cell table:style-name="ce33" table:formula="of:=IF(AND(OR(0.15&gt;[.$Z66];[.$Z66]&gt;0.2);NOT([.N66]=&quot;&quot;));[.N66];&quot;&quot;)">
            <text:p/>
          </table:table-cell>
          <table:table-cell table:style-name="ce39" table:formula="of:=IF(AND(OR(0.15&gt;[.$Z66];[.$Z66]&gt;0.2);NOT([.O66]=&quot;&quot;));[.O66];&quot;&quot;)" office:value-type="float" office:value="62" calcext:value-type="float">
            <text:p>62</text:p>
          </table:table-cell>
          <table:table-cell table:style-name="ce33" table:formula="of:=IF(AND(OR(0.15&gt;[.$Z66];[.$Z66]&gt;0.2);NOT([.P66]=&quot;&quot;));[.P66];&quot;&quot;)" office:value-type="float" office:value="2.4374" calcext:value-type="float">
            <text:p>2.4374</text:p>
          </table:table-cell>
          <table:table-cell table:style-name="ce33" table:formula="of:=IF(AND(OR(0.15&gt;[.$Z66];[.$Z66]&gt;0.2);NOT([.Q66]=&quot;&quot;));[.Q66];&quot;&quot;)" office:value-type="float" office:value="-2.4374" calcext:value-type="float">
            <text:p>-2.4374</text:p>
          </table:table-cell>
          <table:table-cell table:style-name="ce33" table:formula="of:=IF(AND(OR(0.15&gt;[.$Z66];[.$Z66]&gt;0.2);NOT([.R66]=&quot;&quot;));[.R66];&quot;&quot;)" office:value-type="float" office:value="38" calcext:value-type="float">
            <text:p>38.0000</text:p>
          </table:table-cell>
          <table:table-cell table:style-name="ce33" table:formula="of:=IF(AND(OR(0.15&gt;[.$Z66];[.$Z66]&gt;0.2);NOT([.S66]=&quot;&quot;));[.S66];&quot;&quot;)" office:value-type="float" office:value="1.3996422573" calcext:value-type="float">
            <text:p>1.3996</text:p>
          </table:table-cell>
          <table:table-cell table:style-name="ce39" table:formula="of:=IF(AND(OR(0.15&gt;[.$Z66];[.$Z66]&gt;0.2);NOT([.T66]=&quot;&quot;));[.T66];&quot;&quot;)" office:value-type="float" office:value="-1" calcext:value-type="float">
            <text:p>-1</text:p>
          </table:table-cell>
          <table:table-cell table:style-name="ce39" table:formula="of:=IF(AND(OR(0.15&gt;[.$Z66];[.$Z66]&gt;0.2);NOT([.U66]=&quot;&quot;));[.U66];&quot;&quot;)" office:value-type="float" office:value="0" calcext:value-type="float">
            <text:p>0</text:p>
          </table:table-cell>
          <table:table-cell table:style-name="ce33" table:formula="of:=IF(AND(OR(0.15&gt;[.$Z66];[.$Z66]&gt;0.2);NOT([.V66]=&quot;&quot;));[.V66];&quot;&quot;)" office:value-type="float" office:value="0" calcext:value-type="float">
            <text:p>0.0000</text:p>
          </table:table-cell>
          <table:table-cell table:style-name="ce33" table:formula="of:=IF(AND(OR(0.15&gt;[.$Z66];[.$Z66]&gt;0.2);NOT([.W66]=&quot;&quot;));[.W66];&quot;&quot;)">
            <text:p/>
          </table:table-cell>
          <table:table-cell table:style-name="ce33" table:formula="of:=IF(AND(OR(0.15&gt;[.$Z66];[.$Z66]&gt;0.2);NOT([.X66]=&quot;&quot;));[.X66];&quot;&quot;)">
            <text:p/>
          </table:table-cell>
          <table:table-cell table:style-name="ce39" table:formula="of:=IF(AND(OR(0.15&gt;[.$Z66];[.$Z66]&gt;0.2);NOT([.Y66]=&quot;&quot;));[.Y66];&quot;&quot;)" office:value-type="float" office:value="62" calcext:value-type="float">
            <text:p>62</text:p>
          </table:table-cell>
          <table:table-cell table:style-name="ce33" table:formula="of:=IF(AND(OR(0.15&gt;[.$Z66];[.$Z66]&gt;0.2);NOT([.Z66]=&quot;&quot;));[.Z66];&quot;&quot;)" office:value-type="float" office:value="0.1189" calcext:value-type="float">
            <text:p>0.1189</text:p>
          </table:table-cell>
          <table:table-cell table:style-name="ce44" table:formula="of:=IF(AND(OR(0.15&gt;[.$Z66];[.$Z66]&gt;0.2);NOT([.AA66]=&quot;&quot;));[.AA66];&quot;&quot;)" office:value-type="float" office:value="-0.614" calcext:value-type="float">
            <text:p>-0.6140</text:p>
          </table:table-cell>
          <table:table-cell table:style-name="Default" table:number-columns-repeated="3"/>
          <table:table-cell table:style-name="ce4" table:formula="of:=IF(AND([.$U66] = 1;NOT([.A66]=&quot;&quot;));[.A66];&quot;&quot;)">
            <text:p/>
          </table:table-cell>
          <table:table-cell table:style-name="ce110" table:formula="of:=IF(AND([.$U66] = 1;NOT([.B66]=&quot;&quot;));[.B66];&quot;&quot;)">
            <text:p/>
          </table:table-cell>
          <table:table-cell table:style-name="ce110" table:formula="of:=IF(AND([.$U66] = 1;NOT([.C66]=&quot;&quot;));[.C66];&quot;&quot;)">
            <text:p/>
          </table:table-cell>
          <table:table-cell table:style-name="ce110" table:formula="of:=IF(AND([.$U66] = 1;NOT([.D66]=&quot;&quot;));[.D66];&quot;&quot;)">
            <text:p/>
          </table:table-cell>
          <table:table-cell table:style-name="ce110" table:formula="of:=IF(AND([.$U66] = 1;NOT([.E66]=&quot;&quot;));[.E66];&quot;&quot;)">
            <text:p/>
          </table:table-cell>
          <table:table-cell table:style-name="ce110" table:formula="of:=IF(AND([.$U66] = 1;NOT([.F66]=&quot;&quot;));[.F66];&quot;&quot;)">
            <text:p/>
          </table:table-cell>
          <table:table-cell table:style-name="ce110" table:formula="of:=IF(AND([.$U66] = 1;NOT([.G66]=&quot;&quot;));[.G66];&quot;&quot;)">
            <text:p/>
          </table:table-cell>
          <table:table-cell table:style-name="ce110" table:formula="of:=IF(AND([.$U66] = 1;NOT([.H66]=&quot;&quot;));[.H66];&quot;&quot;)">
            <text:p/>
          </table:table-cell>
          <table:table-cell table:style-name="ce110" table:formula="of:=IF(AND([.$U66] = 1;NOT([.I66]=&quot;&quot;));[.I66];&quot;&quot;)">
            <text:p/>
          </table:table-cell>
          <table:table-cell table:style-name="ce110" table:formula="of:=IF(AND([.$U66] = 1;NOT([.J66]=&quot;&quot;));[.J66];&quot;&quot;)">
            <text:p/>
          </table:table-cell>
          <table:table-cell table:style-name="ce110" table:formula="of:=IF(AND([.$U66] = 1;NOT([.K66]=&quot;&quot;));[.K66];&quot;&quot;)">
            <text:p/>
          </table:table-cell>
          <table:table-cell table:style-name="ce110" table:formula="of:=IF(AND([.$U66] = 1;NOT([.L66]=&quot;&quot;));[.L66];&quot;&quot;)">
            <text:p/>
          </table:table-cell>
          <table:table-cell table:style-name="ce110" table:formula="of:=IF(AND([.$U66] = 1;NOT([.M66]=&quot;&quot;));[.M66];&quot;&quot;)">
            <text:p/>
          </table:table-cell>
          <table:table-cell table:style-name="ce110" table:formula="of:=IF(AND([.$U66] = 1;NOT([.N66]=&quot;&quot;));[.N66];&quot;&quot;)">
            <text:p/>
          </table:table-cell>
          <table:table-cell table:style-name="ce110" table:formula="of:=IF(AND([.$U66] = 1;NOT([.O66]=&quot;&quot;));[.O66];&quot;&quot;)">
            <text:p/>
          </table:table-cell>
          <table:table-cell table:style-name="ce110" table:formula="of:=IF(AND([.$U66] = 1;NOT([.P66]=&quot;&quot;));[.P66];&quot;&quot;)">
            <text:p/>
          </table:table-cell>
          <table:table-cell table:style-name="ce110" table:formula="of:=IF(AND([.$U66] = 1;NOT([.Q66]=&quot;&quot;));[.Q66];&quot;&quot;)">
            <text:p/>
          </table:table-cell>
          <table:table-cell table:style-name="ce110" table:formula="of:=IF(AND([.$U66] = 1;NOT([.R66]=&quot;&quot;));[.R66];&quot;&quot;)">
            <text:p/>
          </table:table-cell>
          <table:table-cell table:style-name="ce110" table:formula="of:=IF(AND([.$U66] = 1;NOT([.S66]=&quot;&quot;));[.S66];&quot;&quot;)">
            <text:p/>
          </table:table-cell>
          <table:table-cell table:style-name="ce110" table:formula="of:=IF(AND([.$U66] = 1;NOT([.T66]=&quot;&quot;));[.T66];&quot;&quot;)">
            <text:p/>
          </table:table-cell>
          <table:table-cell table:style-name="ce110" table:formula="of:=IF(AND([.$U66] = 1;NOT([.U66]=&quot;&quot;));[.U66];&quot;&quot;)">
            <text:p/>
          </table:table-cell>
          <table:table-cell table:style-name="ce110" table:formula="of:=IF(AND([.$U66] = 1;NOT([.V66]=&quot;&quot;));[.V66];&quot;&quot;)">
            <text:p/>
          </table:table-cell>
          <table:table-cell table:style-name="ce110" table:formula="of:=IF(AND([.$U66] = 1;NOT([.W66]=&quot;&quot;));[.W66];&quot;&quot;)">
            <text:p/>
          </table:table-cell>
          <table:table-cell table:style-name="ce110" table:formula="of:=IF(AND([.$U66] = 1;NOT([.X66]=&quot;&quot;));[.X66];&quot;&quot;)">
            <text:p/>
          </table:table-cell>
          <table:table-cell table:style-name="ce110" table:formula="of:=IF(AND([.$U66] = 1;NOT([.Y66]=&quot;&quot;));[.Y66];&quot;&quot;)">
            <text:p/>
          </table:table-cell>
          <table:table-cell table:style-name="ce121" table:formula="of:=IF(AND([.$U66] = 1;NOT([.Z66]=&quot;&quot;));[.Z66];&quot;&quot;)">
            <text:p/>
          </table:table-cell>
          <table:table-cell table:style-name="ce25" table:formula="of:=IF(AND([.$U66] = 1;NOT([.AA66]=&quot;&quot;));[.AA66];&quot;&quot;)">
            <text:p/>
          </table:table-cell>
          <table:table-cell table:style-name="Default" table:number-columns-repeated="3"/>
          <table:table-cell table:style-name="ce4" table:formula="of:=IF(AND([.$U66] = 0;NOT([.A66]=&quot;&quot;));[.A66];&quot;&quot;)" office:value-type="float" office:value="62" calcext:value-type="float">
            <text:p>62</text:p>
          </table:table-cell>
          <table:table-cell table:style-name="ce110" table:formula="of:=IF(AND([.$U66] = 0;NOT([.B66]=&quot;&quot;));[.B66];&quot;&quot;)" office:value-type="float" office:value="1.72788" calcext:value-type="float">
            <text:p>1.72788</text:p>
          </table:table-cell>
          <table:table-cell table:style-name="ce110" table:formula="of:=IF(AND([.$U66] = 0;NOT([.C66]=&quot;&quot;));[.C66];&quot;&quot;)" office:value-type="float" office:value="-1.5708" calcext:value-type="float">
            <text:p>-1.5708</text:p>
          </table:table-cell>
          <table:table-cell table:style-name="ce110" table:formula="of:=IF(AND([.$U66] = 0;NOT([.D66]=&quot;&quot;));[.D66];&quot;&quot;)" office:value-type="float" office:value="1.85005" calcext:value-type="float">
            <text:p>1.85005</text:p>
          </table:table-cell>
          <table:table-cell table:style-name="ce110" table:formula="of:=IF(AND([.$U66] = 0;NOT([.E66]=&quot;&quot;));[.E66];&quot;&quot;)" office:value-type="float" office:value="-2.16421" calcext:value-type="float">
            <text:p>-2.16421</text:p>
          </table:table-cell>
          <table:table-cell table:style-name="ce110" table:formula="of:=IF(AND([.$U66] = 0;NOT([.F66]=&quot;&quot;));[.F66];&quot;&quot;)" office:value-type="float" office:value="-1.48353" calcext:value-type="float">
            <text:p>-1.48353</text:p>
          </table:table-cell>
          <table:table-cell table:style-name="ce110" table:formula="of:=IF(AND([.$U66] = 0;NOT([.G66]=&quot;&quot;));[.G66];&quot;&quot;)" office:value-type="float" office:value="-1.76278" calcext:value-type="float">
            <text:p>-1.76278</text:p>
          </table:table-cell>
          <table:table-cell table:style-name="ce110" table:formula="of:=IF(AND([.$U66] = 0;NOT([.H66]=&quot;&quot;));[.H66];&quot;&quot;)">
            <text:p/>
          </table:table-cell>
          <table:table-cell table:style-name="ce110" table:formula="of:=IF(AND([.$U66] = 0;NOT([.I66]=&quot;&quot;));[.I66];&quot;&quot;)">
            <text:p/>
          </table:table-cell>
          <table:table-cell table:style-name="ce110" table:formula="of:=IF(AND([.$U66] = 0;NOT([.J66]=&quot;&quot;));[.J66];&quot;&quot;)" office:value-type="float" office:value="63" calcext:value-type="float">
            <text:p>63</text:p>
          </table:table-cell>
          <table:table-cell table:style-name="ce113" table:formula="of:=IF(AND([.$U66] = 0;NOT([.K66]=&quot;&quot;));[.K66];&quot;&quot;)" office:value-type="float" office:value="0.3395" calcext:value-type="float">
            <text:p>0.3395</text:p>
          </table:table-cell>
          <table:table-cell table:style-name="ce113" table:formula="of:=IF(AND([.$U66] = 0;NOT([.L66]=&quot;&quot;));[.L66];&quot;&quot;)" office:value-type="float" office:value="-0.1167" calcext:value-type="float">
            <text:p>-0.1167</text:p>
          </table:table-cell>
          <table:table-cell table:style-name="ce110" table:formula="of:=IF(AND([.$U66] = 0;NOT([.M66]=&quot;&quot;));[.M66];&quot;&quot;)">
            <text:p/>
          </table:table-cell>
          <table:table-cell table:style-name="ce110" table:formula="of:=IF(AND([.$U66] = 0;NOT([.N66]=&quot;&quot;));[.N66];&quot;&quot;)">
            <text:p/>
          </table:table-cell>
          <table:table-cell table:style-name="ce110" table:formula="of:=IF(AND([.$U66] = 0;NOT([.O66]=&quot;&quot;));[.O66];&quot;&quot;)" office:value-type="float" office:value="62" calcext:value-type="float">
            <text:p>62</text:p>
          </table:table-cell>
          <table:table-cell table:style-name="ce110" table:formula="of:=IF(AND([.$U66] = 0;NOT([.P66]=&quot;&quot;));[.P66];&quot;&quot;)" office:value-type="float" office:value="2.4374" calcext:value-type="float">
            <text:p>2.4374</text:p>
          </table:table-cell>
          <table:table-cell table:style-name="ce110" table:formula="of:=IF(AND([.$U66] = 0;NOT([.Q66]=&quot;&quot;));[.Q66];&quot;&quot;)" office:value-type="float" office:value="-2.4374" calcext:value-type="float">
            <text:p>-2.4374</text:p>
          </table:table-cell>
          <table:table-cell table:style-name="ce110" table:formula="of:=IF(AND([.$U66] = 0;NOT([.R66]=&quot;&quot;));[.R66];&quot;&quot;)" office:value-type="float" office:value="38" calcext:value-type="float">
            <text:p>38</text:p>
          </table:table-cell>
          <table:table-cell table:style-name="ce110" table:formula="of:=IF(AND([.$U66] = 0;NOT([.S66]=&quot;&quot;));[.S66];&quot;&quot;)" office:value-type="float" office:value="1.3996422573" calcext:value-type="float">
            <text:p>1.3996422573</text:p>
          </table:table-cell>
          <table:table-cell table:style-name="ce110" table:formula="of:=IF(AND([.$U66] = 0;NOT([.T66]=&quot;&quot;));[.T66];&quot;&quot;)" office:value-type="float" office:value="-1" calcext:value-type="float">
            <text:p>-1</text:p>
          </table:table-cell>
          <table:table-cell table:style-name="ce110" table:formula="of:=IF(AND([.$U66] = 0;NOT([.U66]=&quot;&quot;));[.U66];&quot;&quot;)" office:value-type="float" office:value="0" calcext:value-type="float">
            <text:p>0</text:p>
          </table:table-cell>
          <table:table-cell table:style-name="ce110" table:formula="of:=IF(AND([.$U66] = 0;NOT([.V66]=&quot;&quot;));[.V66];&quot;&quot;)" office:value-type="float" office:value="0" calcext:value-type="float">
            <text:p>0</text:p>
          </table:table-cell>
          <table:table-cell table:style-name="ce110" table:formula="of:=IF(AND([.$U66] = 0;NOT([.W66]=&quot;&quot;));[.W66];&quot;&quot;)">
            <text:p/>
          </table:table-cell>
          <table:table-cell table:style-name="ce110" table:formula="of:=IF(AND([.$U66] = 0;NOT([.X66]=&quot;&quot;));[.X66];&quot;&quot;)">
            <text:p/>
          </table:table-cell>
          <table:table-cell table:style-name="ce110" table:formula="of:=IF(AND([.$U66] = 0;NOT([.Y66]=&quot;&quot;));[.Y66];&quot;&quot;)" office:value-type="float" office:value="62" calcext:value-type="float">
            <text:p>62</text:p>
          </table:table-cell>
          <table:table-cell table:style-name="ce110" table:formula="of:=IF(AND([.$U66] = 0;NOT([.Z66]=&quot;&quot;));[.Z66];&quot;&quot;)" office:value-type="float" office:value="0.1189" calcext:value-type="float">
            <text:p>0.1189</text:p>
          </table:table-cell>
          <table:table-cell table:style-name="ce25" table:formula="of:=IF(AND([.$U66] = 0;NOT([.AA66]=&quot;&quot;));[.AA66];&quot;&quot;)" office:value-type="float" office:value="-0.614" calcext:value-type="float">
            <text:p>-0.614</text:p>
          </table:table-cell>
          <table:table-cell table:style-name="Default" table:number-columns-repeated="3"/>
          <table:table-cell table:style-name="ce126" table:formula="of:=IF(AND(0.1&lt;[.$Z66];[.$Z66]&lt;0.25; NOT([.A66]=&quot;&quot;));[.A66];&quot;&quot;)" office:value-type="float" office:value="62" calcext:value-type="float">
            <text:p>62.0000</text:p>
          </table:table-cell>
          <table:table-cell table:style-name="ce44" table:formula="of:=IF(AND(0.1&lt;[.$Z66];[.$Z66]&lt;0.25; NOT([.B66]=&quot;&quot;));[.B66];&quot;&quot;)" office:value-type="float" office:value="1.72788" calcext:value-type="float">
            <text:p>1.7279</text:p>
          </table:table-cell>
          <table:table-cell table:style-name="ce44" table:formula="of:=IF(AND(0.1&lt;[.$Z66];[.$Z66]&lt;0.25; NOT([.C66]=&quot;&quot;));[.C66];&quot;&quot;)" office:value-type="float" office:value="-1.5708" calcext:value-type="float">
            <text:p>-1.5708</text:p>
          </table:table-cell>
          <table:table-cell table:style-name="ce44" table:formula="of:=IF(AND(0.1&lt;[.$Z66];[.$Z66]&lt;0.25; NOT([.D66]=&quot;&quot;));[.D66];&quot;&quot;)" office:value-type="float" office:value="1.85005" calcext:value-type="float">
            <text:p>1.8501</text:p>
          </table:table-cell>
          <table:table-cell table:style-name="ce44" table:formula="of:=IF(AND(0.1&lt;[.$Z66];[.$Z66]&lt;0.25; NOT([.E66]=&quot;&quot;));[.E66];&quot;&quot;)" office:value-type="float" office:value="-2.16421" calcext:value-type="float">
            <text:p>-2.1642</text:p>
          </table:table-cell>
          <table:table-cell table:style-name="ce44" table:formula="of:=IF(AND(0.1&lt;[.$Z66];[.$Z66]&lt;0.25; NOT([.F66]=&quot;&quot;));[.F66];&quot;&quot;)" office:value-type="float" office:value="-1.48353" calcext:value-type="float">
            <text:p>-1.4835</text:p>
          </table:table-cell>
          <table:table-cell table:style-name="ce44" table:formula="of:=IF(AND(0.1&lt;[.$Z66];[.$Z66]&lt;0.25; NOT([.G66]=&quot;&quot;));[.G66];&quot;&quot;)" office:value-type="float" office:value="-1.76278" calcext:value-type="float">
            <text:p>-1.7628</text:p>
          </table:table-cell>
          <table:table-cell table:style-name="ce44" table:formula="of:=IF(AND(0.1&lt;[.$Z66];[.$Z66]&lt;0.25; NOT([.H66]=&quot;&quot;));[.H66];&quot;&quot;)">
            <text:p/>
          </table:table-cell>
          <table:table-cell table:style-name="ce44" table:formula="of:=IF(AND(0.1&lt;[.$Z66];[.$Z66]&lt;0.25; NOT([.I66]=&quot;&quot;));[.I66];&quot;&quot;)">
            <text:p/>
          </table:table-cell>
          <table:table-cell table:style-name="ce44" table:formula="of:=IF(AND(0.1&lt;[.$Z66];[.$Z66]&lt;0.25; NOT([.J66]=&quot;&quot;));[.J66];&quot;&quot;)" office:value-type="float" office:value="63" calcext:value-type="float">
            <text:p>63.0000</text:p>
          </table:table-cell>
          <table:table-cell table:style-name="ce44" table:formula="of:=IF(AND(0.1&lt;[.$Z66];[.$Z66]&lt;0.25; NOT([.K66]=&quot;&quot;));[.K66];&quot;&quot;)" office:value-type="float" office:value="0.3395" calcext:value-type="float">
            <text:p>0.3395</text:p>
          </table:table-cell>
          <table:table-cell table:style-name="ce44" table:formula="of:=IF(AND(0.1&lt;[.$Z66];[.$Z66]&lt;0.25; NOT([.L66]=&quot;&quot;));[.L66];&quot;&quot;)" office:value-type="float" office:value="-0.1167" calcext:value-type="float">
            <text:p>-0.1167</text:p>
          </table:table-cell>
          <table:table-cell table:style-name="ce44" table:formula="of:=IF(AND(0.1&lt;[.$Z66];[.$Z66]&lt;0.25; NOT([.M66]=&quot;&quot;));[.M66];&quot;&quot;)">
            <text:p/>
          </table:table-cell>
          <table:table-cell table:style-name="ce44" table:formula="of:=IF(AND(0.1&lt;[.$Z66];[.$Z66]&lt;0.25; NOT([.N66]=&quot;&quot;));[.N66];&quot;&quot;)">
            <text:p/>
          </table:table-cell>
          <table:table-cell table:style-name="ce44" table:formula="of:=IF(AND(0.1&lt;[.$Z66];[.$Z66]&lt;0.25; NOT([.O66]=&quot;&quot;));[.O66];&quot;&quot;)" office:value-type="float" office:value="62" calcext:value-type="float">
            <text:p>62.0000</text:p>
          </table:table-cell>
          <table:table-cell table:style-name="ce44" table:formula="of:=IF(AND(0.1&lt;[.$Z66];[.$Z66]&lt;0.25; NOT([.P66]=&quot;&quot;));[.P66];&quot;&quot;)" office:value-type="float" office:value="2.4374" calcext:value-type="float">
            <text:p>2.4374</text:p>
          </table:table-cell>
          <table:table-cell table:style-name="ce44" table:formula="of:=IF(AND(0.1&lt;[.$Z66];[.$Z66]&lt;0.25; NOT([.Q66]=&quot;&quot;));[.Q66];&quot;&quot;)" office:value-type="float" office:value="-2.4374" calcext:value-type="float">
            <text:p>-2.4374</text:p>
          </table:table-cell>
          <table:table-cell table:style-name="ce44" table:formula="of:=IF(AND(0.1&lt;[.$Z66];[.$Z66]&lt;0.25; NOT([.R66]=&quot;&quot;));[.R66];&quot;&quot;)" office:value-type="float" office:value="38" calcext:value-type="float">
            <text:p>38.0000</text:p>
          </table:table-cell>
          <table:table-cell table:style-name="ce44" table:formula="of:=IF(AND(0.1&lt;[.$Z66];[.$Z66]&lt;0.25; NOT([.S66]=&quot;&quot;));[.S66];&quot;&quot;)" office:value-type="float" office:value="1.3996422573" calcext:value-type="float">
            <text:p>1.3996</text:p>
          </table:table-cell>
          <table:table-cell table:style-name="ce44" table:formula="of:=IF(AND(0.1&lt;[.$Z66];[.$Z66]&lt;0.25; NOT([.T66]=&quot;&quot;));[.T66];&quot;&quot;)" office:value-type="float" office:value="-1" calcext:value-type="float">
            <text:p>-1.0000</text:p>
          </table:table-cell>
          <table:table-cell table:style-name="ce44" table:formula="of:=IF(AND(0.1&lt;[.$Z66];[.$Z66]&lt;0.25; NOT([.U66]=&quot;&quot;));[.U66];&quot;&quot;)" office:value-type="float" office:value="0" calcext:value-type="float">
            <text:p>0.0000</text:p>
          </table:table-cell>
          <table:table-cell table:style-name="ce44" table:formula="of:=IF(AND(0.1&lt;[.$Z66];[.$Z66]&lt;0.25; NOT([.V66]=&quot;&quot;));[.V66];&quot;&quot;)" office:value-type="float" office:value="0" calcext:value-type="float">
            <text:p>0.0000</text:p>
          </table:table-cell>
          <table:table-cell table:style-name="ce44" table:formula="of:=IF(AND(0.1&lt;[.$Z66];[.$Z66]&lt;0.25; NOT([.W66]=&quot;&quot;));[.W66];&quot;&quot;)">
            <text:p/>
          </table:table-cell>
          <table:table-cell table:style-name="ce44" table:formula="of:=IF(AND(0.1&lt;[.$Z66];[.$Z66]&lt;0.25; NOT([.X66]=&quot;&quot;));[.X66];&quot;&quot;)">
            <text:p/>
          </table:table-cell>
          <table:table-cell table:style-name="ce44" table:formula="of:=IF(AND(0.1&lt;[.$Z66];[.$Z66]&lt;0.25; NOT([.Y66]=&quot;&quot;));[.Y66];&quot;&quot;)" office:value-type="float" office:value="62" calcext:value-type="float">
            <text:p>62.0000</text:p>
          </table:table-cell>
          <table:table-cell table:style-name="ce44" table:formula="of:=IF(AND(0.1&lt;[.$Z66];[.$Z66]&lt;0.25; NOT([.Z66]=&quot;&quot;));[.Z66];&quot;&quot;)" office:value-type="float" office:value="0.1189" calcext:value-type="float">
            <text:p>0.1189</text:p>
          </table:table-cell>
          <table:table-cell table:style-name="ce44" table:formula="of:=IF(AND(0.1&lt;[.$Z66];[.$Z66]&lt;0.25; NOT([.AA66]=&quot;&quot;));[.AA66];&quot;&quot;)" office:value-type="float" office:value="-0.614" calcext:value-type="float">
            <text:p>-0.6140</text:p>
          </table:table-cell>
          <table:table-cell table:style-name="Default" table:number-columns-repeated="3"/>
          <table:table-cell table:style-name="ce126" table:formula="of:=IF(AND(OR(0.1&gt;[.$Z66];[.$Z66]&gt;0.25);NOT([.A66]=&quot;&quot;));[.A66];&quot;&quot;)">
            <text:p/>
          </table:table-cell>
          <table:table-cell table:style-name="ce44" table:formula="of:=IF(AND(OR(0.1&gt;[.$Z66];[.$Z66]&gt;0.25);NOT([.B66]=&quot;&quot;));[.B66];&quot;&quot;)">
            <text:p/>
          </table:table-cell>
          <table:table-cell table:style-name="ce44" table:formula="of:=IF(AND(OR(0.1&gt;[.$Z66];[.$Z66]&gt;0.25);NOT([.C66]=&quot;&quot;));[.C66];&quot;&quot;)">
            <text:p/>
          </table:table-cell>
          <table:table-cell table:style-name="ce44" table:formula="of:=IF(AND(OR(0.1&gt;[.$Z66];[.$Z66]&gt;0.25);NOT([.D66]=&quot;&quot;));[.D66];&quot;&quot;)">
            <text:p/>
          </table:table-cell>
          <table:table-cell table:style-name="ce44" table:formula="of:=IF(AND(OR(0.1&gt;[.$Z66];[.$Z66]&gt;0.25);NOT([.E66]=&quot;&quot;));[.E66];&quot;&quot;)">
            <text:p/>
          </table:table-cell>
          <table:table-cell table:style-name="ce44" table:formula="of:=IF(AND(OR(0.1&gt;[.$Z66];[.$Z66]&gt;0.25);NOT([.F66]=&quot;&quot;));[.F66];&quot;&quot;)">
            <text:p/>
          </table:table-cell>
          <table:table-cell table:style-name="ce44" table:formula="of:=IF(AND(OR(0.1&gt;[.$Z66];[.$Z66]&gt;0.25);NOT([.G66]=&quot;&quot;));[.G66];&quot;&quot;)">
            <text:p/>
          </table:table-cell>
          <table:table-cell table:style-name="ce44" table:formula="of:=IF(AND(OR(0.1&gt;[.$Z66];[.$Z66]&gt;0.25);NOT([.H66]=&quot;&quot;));[.H66];&quot;&quot;)">
            <text:p/>
          </table:table-cell>
          <table:table-cell table:style-name="ce44" table:formula="of:=IF(AND(OR(0.1&gt;[.$Z66];[.$Z66]&gt;0.25);NOT([.I66]=&quot;&quot;));[.I66];&quot;&quot;)">
            <text:p/>
          </table:table-cell>
          <table:table-cell table:style-name="ce44" table:formula="of:=IF(AND(OR(0.1&gt;[.$Z66];[.$Z66]&gt;0.25);NOT([.J66]=&quot;&quot;));[.J66];&quot;&quot;)">
            <text:p/>
          </table:table-cell>
          <table:table-cell table:style-name="ce44" table:formula="of:=IF(AND(OR(0.1&gt;[.$Z66];[.$Z66]&gt;0.25);NOT([.K66]=&quot;&quot;));[.K66];&quot;&quot;)">
            <text:p/>
          </table:table-cell>
          <table:table-cell table:style-name="ce44" table:formula="of:=IF(AND(OR(0.1&gt;[.$Z66];[.$Z66]&gt;0.25);NOT([.L66]=&quot;&quot;));[.L66];&quot;&quot;)">
            <text:p/>
          </table:table-cell>
          <table:table-cell table:style-name="ce44" table:formula="of:=IF(AND(OR(0.1&gt;[.$Z66];[.$Z66]&gt;0.25);NOT([.M66]=&quot;&quot;));[.M66];&quot;&quot;)">
            <text:p/>
          </table:table-cell>
          <table:table-cell table:style-name="ce44" table:formula="of:=IF(AND(OR(0.1&gt;[.$Z66];[.$Z66]&gt;0.25);NOT([.N66]=&quot;&quot;));[.N66];&quot;&quot;)">
            <text:p/>
          </table:table-cell>
          <table:table-cell table:style-name="ce128" table:formula="of:=IF(AND(OR(0.1&gt;[.$Z66];[.$Z66]&gt;0.25);NOT([.O66]=&quot;&quot;));[.O66];&quot;&quot;)">
            <text:p/>
          </table:table-cell>
          <table:table-cell table:style-name="ce44" table:formula="of:=IF(AND(OR(0.1&gt;[.$Z66];[.$Z66]&gt;0.25);NOT([.P66]=&quot;&quot;));[.P66];&quot;&quot;)">
            <text:p/>
          </table:table-cell>
          <table:table-cell table:style-name="ce44" table:formula="of:=IF(AND(OR(0.1&gt;[.$Z66];[.$Z66]&gt;0.25);NOT([.Q66]=&quot;&quot;));[.Q66];&quot;&quot;)">
            <text:p/>
          </table:table-cell>
          <table:table-cell table:style-name="ce44" table:formula="of:=IF(AND(OR(0.1&gt;[.$Z66];[.$Z66]&gt;0.25);NOT([.R66]=&quot;&quot;));[.R66];&quot;&quot;)">
            <text:p/>
          </table:table-cell>
          <table:table-cell table:style-name="ce44" table:formula="of:=IF(AND(OR(0.1&gt;[.$Z66];[.$Z66]&gt;0.25);NOT([.S66]=&quot;&quot;));[.S66];&quot;&quot;)">
            <text:p/>
          </table:table-cell>
          <table:table-cell table:style-name="ce44" table:formula="of:=IF(AND(OR(0.1&gt;[.$Z66];[.$Z66]&gt;0.25);NOT([.T66]=&quot;&quot;));[.T66];&quot;&quot;)">
            <text:p/>
          </table:table-cell>
          <table:table-cell table:style-name="ce44" table:formula="of:=IF(AND(OR(0.1&gt;[.$Z66];[.$Z66]&gt;0.25);NOT([.U66]=&quot;&quot;));[.U66];&quot;&quot;)">
            <text:p/>
          </table:table-cell>
          <table:table-cell table:style-name="ce44" table:formula="of:=IF(AND(OR(0.1&gt;[.$Z66];[.$Z66]&gt;0.25);NOT([.V66]=&quot;&quot;));[.V66];&quot;&quot;)">
            <text:p/>
          </table:table-cell>
          <table:table-cell table:style-name="ce44" table:formula="of:=IF(AND(OR(0.1&gt;[.$Z66];[.$Z66]&gt;0.25);NOT([.W66]=&quot;&quot;));[.W66];&quot;&quot;)">
            <text:p/>
          </table:table-cell>
          <table:table-cell table:style-name="ce44" table:formula="of:=IF(AND(OR(0.1&gt;[.$Z66];[.$Z66]&gt;0.25);NOT([.X66]=&quot;&quot;));[.X66];&quot;&quot;)">
            <text:p/>
          </table:table-cell>
          <table:table-cell table:style-name="ce128" table:formula="of:=IF(AND(OR(0.1&gt;[.$Z66];[.$Z66]&gt;0.25);NOT([.Y66]=&quot;&quot;));[.Y66];&quot;&quot;)">
            <text:p/>
          </table:table-cell>
          <table:table-cell table:style-name="ce44" table:formula="of:=IF(AND(OR(0.1&gt;[.$Z66];[.$Z66]&gt;0.25);NOT([.Z66]=&quot;&quot;));[.Z66];&quot;&quot;)">
            <text:p/>
          </table:table-cell>
          <table:table-cell table:style-name="ce44" table:formula="of:=IF(AND(OR(0.1&gt;[.$Z66];[.$Z66]&gt;0.25);NOT([.AA66]=&quot;&quot;));[.AA66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0.8203" calcext:value-type="float">
            <text:p>-0.8203</text:p>
          </table:table-cell>
          <table:table-cell table:style-name="Default" table:number-columns-repeated="2"/>
          <table:table-cell table:style-name="ce10" office:value-type="float" office:value="64" calcext:value-type="float">
            <text:p>64</text:p>
          </table:table-cell>
          <table:table-cell table:style-name="ce15" office:value-type="float" office:value="0.3406" calcext:value-type="float">
            <text:p>0.3406</text:p>
          </table:table-cell>
          <table:table-cell table:style-name="ce15" office:value-type="float" office:value="-0.1196" calcext:value-type="float">
            <text:p>-0.1196</text:p>
          </table:table-cell>
          <table:table-cell table:style-name="Default" table:number-columns-repeated="2"/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2.2698" calcext:value-type="float">
            <text:p>2.2698</text:p>
          </table:table-cell>
          <table:table-cell table:style-name="ce10" office:value-type="float" office:value="-2.2698" calcext:value-type="float">
            <text:p>-2.2698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3.7560993899" calcext:value-type="float">
            <text:p>3.7560993899</text:p>
          </table:table-cell>
          <table:table-cell table:style-name="ce10" office:value-type="float" office:value="-1" calcext:value-type="float">
            <text:p>-1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63" calcext:value-type="float">
            <text:p>63</text:p>
          </table:table-cell>
          <table:table-cell table:style-name="ce10" office:value-type="float" office:value="0.2198" calcext:value-type="float">
            <text:p>0.2198</text:p>
          </table:table-cell>
          <table:table-cell table:style-name="ce25" office:value-type="float" office:value="-0.9069" calcext:value-type="float">
            <text:p>-0.9069</text:p>
          </table:table-cell>
          <table:table-cell table:style-name="Default" table:number-columns-repeated="3"/>
          <table:table-cell table:style-name="ce31" table:formula="of:=IF(AND(0.15&lt;[.$Z67];[.$Z67]&lt;0.2; NOT([.A67]=&quot;&quot;));[.A67];&quot;&quot;)">
            <text:p/>
          </table:table-cell>
          <table:table-cell table:style-name="ce33" table:formula="of:=IF(AND(0.15&lt;[.$Z67];[.$Z67]&lt;0.2; NOT([.B67]=&quot;&quot;));[.B67];&quot;&quot;)">
            <text:p/>
          </table:table-cell>
          <table:table-cell table:style-name="ce33" table:formula="of:=IF(AND(0.15&lt;[.$Z67];[.$Z67]&lt;0.2; NOT([.C67]=&quot;&quot;));[.C67];&quot;&quot;)">
            <text:p/>
          </table:table-cell>
          <table:table-cell table:style-name="ce33" table:formula="of:=IF(AND(0.15&lt;[.$Z67];[.$Z67]&lt;0.2; NOT([.D67]=&quot;&quot;));[.D67];&quot;&quot;)">
            <text:p/>
          </table:table-cell>
          <table:table-cell table:style-name="ce33" table:formula="of:=IF(AND(0.15&lt;[.$Z67];[.$Z67]&lt;0.2; NOT([.E67]=&quot;&quot;));[.E67];&quot;&quot;)">
            <text:p/>
          </table:table-cell>
          <table:table-cell table:style-name="ce33" table:formula="of:=IF(AND(0.15&lt;[.$Z67];[.$Z67]&lt;0.2; NOT([.F67]=&quot;&quot;));[.F67];&quot;&quot;)">
            <text:p/>
          </table:table-cell>
          <table:table-cell table:style-name="ce33" table:formula="of:=IF(AND(0.15&lt;[.$Z67];[.$Z67]&lt;0.2; NOT([.G67]=&quot;&quot;));[.G67];&quot;&quot;)">
            <text:p/>
          </table:table-cell>
          <table:table-cell table:style-name="ce33" table:formula="of:=IF(AND(0.15&lt;[.$Z67];[.$Z67]&lt;0.2; NOT([.H67]=&quot;&quot;));[.H67];&quot;&quot;)">
            <text:p/>
          </table:table-cell>
          <table:table-cell table:style-name="ce33" table:formula="of:=IF(AND(0.15&lt;[.$Z67];[.$Z67]&lt;0.2; NOT([.I67]=&quot;&quot;));[.I67];&quot;&quot;)">
            <text:p/>
          </table:table-cell>
          <table:table-cell table:style-name="ce39" table:formula="of:=IF(AND(0.15&lt;[.$Z67];[.$Z67]&lt;0.2; NOT([.J67]=&quot;&quot;));[.J67];&quot;&quot;)">
            <text:p/>
          </table:table-cell>
          <table:table-cell table:style-name="ce33" table:formula="of:=IF(AND(0.15&lt;[.$Z67];[.$Z67]&lt;0.2; NOT([.K67]=&quot;&quot;));[.K67];&quot;&quot;)">
            <text:p/>
          </table:table-cell>
          <table:table-cell table:style-name="ce33" table:formula="of:=IF(AND(0.15&lt;[.$Z67];[.$Z67]&lt;0.2; NOT([.L67]=&quot;&quot;));[.L67];&quot;&quot;)">
            <text:p/>
          </table:table-cell>
          <table:table-cell table:style-name="ce33" table:formula="of:=IF(AND(0.15&lt;[.$Z67];[.$Z67]&lt;0.2; NOT([.M67]=&quot;&quot;));[.M67];&quot;&quot;)">
            <text:p/>
          </table:table-cell>
          <table:table-cell table:style-name="ce33" table:formula="of:=IF(AND(0.15&lt;[.$Z67];[.$Z67]&lt;0.2; NOT([.N67]=&quot;&quot;));[.N67];&quot;&quot;)">
            <text:p/>
          </table:table-cell>
          <table:table-cell table:style-name="ce39" table:formula="of:=IF(AND(0.15&lt;[.$Z67];[.$Z67]&lt;0.2; NOT([.O67]=&quot;&quot;));[.O67];&quot;&quot;)">
            <text:p/>
          </table:table-cell>
          <table:table-cell table:style-name="ce33" table:formula="of:=IF(AND(0.15&lt;[.$Z67];[.$Z67]&lt;0.2; NOT([.P67]=&quot;&quot;));[.P67];&quot;&quot;)">
            <text:p/>
          </table:table-cell>
          <table:table-cell table:style-name="ce33" table:formula="of:=IF(AND(0.15&lt;[.$Z67];[.$Z67]&lt;0.2; NOT([.Q67]=&quot;&quot;));[.Q67];&quot;&quot;)">
            <text:p/>
          </table:table-cell>
          <table:table-cell table:style-name="ce33" table:formula="of:=IF(AND(0.15&lt;[.$Z67];[.$Z67]&lt;0.2; NOT([.R67]=&quot;&quot;));[.R67];&quot;&quot;)">
            <text:p/>
          </table:table-cell>
          <table:table-cell table:style-name="ce33" table:formula="of:=IF(AND(0.15&lt;[.$Z67];[.$Z67]&lt;0.2; NOT([.S67]=&quot;&quot;));[.S67];&quot;&quot;)">
            <text:p/>
          </table:table-cell>
          <table:table-cell table:style-name="ce39" table:formula="of:=IF(AND(0.15&lt;[.$Z67];[.$Z67]&lt;0.2; NOT([.T67]=&quot;&quot;));[.T67];&quot;&quot;)">
            <text:p/>
          </table:table-cell>
          <table:table-cell table:style-name="ce39" table:formula="of:=IF(AND(0.15&lt;[.$Z67];[.$Z67]&lt;0.2; NOT([.U67]=&quot;&quot;));[.U67];&quot;&quot;)">
            <text:p/>
          </table:table-cell>
          <table:table-cell table:style-name="ce33" table:formula="of:=IF(AND(0.15&lt;[.$Z67];[.$Z67]&lt;0.2; NOT([.V67]=&quot;&quot;));[.V67];&quot;&quot;)">
            <text:p/>
          </table:table-cell>
          <table:table-cell table:style-name="ce33" table:formula="of:=IF(AND(0.15&lt;[.$Z67];[.$Z67]&lt;0.2; NOT([.W67]=&quot;&quot;));[.W67];&quot;&quot;)">
            <text:p/>
          </table:table-cell>
          <table:table-cell table:style-name="ce33" table:formula="of:=IF(AND(0.15&lt;[.$Z67];[.$Z67]&lt;0.2; NOT([.X67]=&quot;&quot;));[.X67];&quot;&quot;)">
            <text:p/>
          </table:table-cell>
          <table:table-cell table:style-name="ce39" table:formula="of:=IF(AND(0.15&lt;[.$Z67];[.$Z67]&lt;0.2; NOT([.Y67]=&quot;&quot;));[.Y67];&quot;&quot;)">
            <text:p/>
          </table:table-cell>
          <table:table-cell table:style-name="ce33" table:formula="of:=IF(AND(0.15&lt;[.$Z67];[.$Z67]&lt;0.2; NOT([.Z67]=&quot;&quot;));[.Z67];&quot;&quot;)">
            <text:p/>
          </table:table-cell>
          <table:table-cell table:style-name="ce44" table:formula="of:=IF(AND(0.15&lt;[.$Z67];[.$Z67]&lt;0.2; NOT([.AA67]=&quot;&quot;));[.AA67];&quot;&quot;)">
            <text:p/>
          </table:table-cell>
          <table:table-cell table:style-name="Default" table:number-columns-repeated="3"/>
          <table:table-cell table:style-name="ce31" table:formula="of:=IF(AND(OR(0.15&gt;[.$Z67];[.$Z67]&gt;0.2);NOT([.A67]=&quot;&quot;));[.A67];&quot;&quot;)" office:value-type="float" office:value="63" calcext:value-type="float">
            <text:p>63</text:p>
          </table:table-cell>
          <table:table-cell table:style-name="ce33" table:formula="of:=IF(AND(OR(0.15&gt;[.$Z67];[.$Z67]&gt;0.2);NOT([.B67]=&quot;&quot;));[.B67];&quot;&quot;)" office:value-type="float" office:value="1.72788" calcext:value-type="float">
            <text:p>1.7279</text:p>
          </table:table-cell>
          <table:table-cell table:style-name="ce33" table:formula="of:=IF(AND(OR(0.15&gt;[.$Z67];[.$Z67]&gt;0.2);NOT([.C67]=&quot;&quot;));[.C67];&quot;&quot;)" office:value-type="float" office:value="-1.5708" calcext:value-type="float">
            <text:p>-1.5708</text:p>
          </table:table-cell>
          <table:table-cell table:style-name="ce33" table:formula="of:=IF(AND(OR(0.15&gt;[.$Z67];[.$Z67]&gt;0.2);NOT([.D67]=&quot;&quot;));[.D67];&quot;&quot;)" office:value-type="float" office:value="1.85005" calcext:value-type="float">
            <text:p>1.8501</text:p>
          </table:table-cell>
          <table:table-cell table:style-name="ce33" table:formula="of:=IF(AND(OR(0.15&gt;[.$Z67];[.$Z67]&gt;0.2);NOT([.E67]=&quot;&quot;));[.E67];&quot;&quot;)" office:value-type="float" office:value="-2.16421" calcext:value-type="float">
            <text:p>-2.1642</text:p>
          </table:table-cell>
          <table:table-cell table:style-name="ce33" table:formula="of:=IF(AND(OR(0.15&gt;[.$Z67];[.$Z67]&gt;0.2);NOT([.F67]=&quot;&quot;));[.F67];&quot;&quot;)" office:value-type="float" office:value="-1.48353" calcext:value-type="float">
            <text:p>-1.4835</text:p>
          </table:table-cell>
          <table:table-cell table:style-name="ce33" table:formula="of:=IF(AND(OR(0.15&gt;[.$Z67];[.$Z67]&gt;0.2);NOT([.G67]=&quot;&quot;));[.G67];&quot;&quot;)" office:value-type="float" office:value="-0.8203" calcext:value-type="float">
            <text:p>-0.8203</text:p>
          </table:table-cell>
          <table:table-cell table:style-name="ce33" table:formula="of:=IF(AND(OR(0.15&gt;[.$Z67];[.$Z67]&gt;0.2);NOT([.H67]=&quot;&quot;));[.H67];&quot;&quot;)">
            <text:p/>
          </table:table-cell>
          <table:table-cell table:style-name="ce33" table:formula="of:=IF(AND(OR(0.15&gt;[.$Z67];[.$Z67]&gt;0.2);NOT([.I67]=&quot;&quot;));[.I67];&quot;&quot;)">
            <text:p/>
          </table:table-cell>
          <table:table-cell table:style-name="ce39" table:formula="of:=IF(AND(OR(0.15&gt;[.$Z67];[.$Z67]&gt;0.2);NOT([.J67]=&quot;&quot;));[.J67];&quot;&quot;)" office:value-type="float" office:value="64" calcext:value-type="float">
            <text:p>64</text:p>
          </table:table-cell>
          <table:table-cell table:style-name="ce33" table:formula="of:=IF(AND(OR(0.15&gt;[.$Z67];[.$Z67]&gt;0.2);NOT([.K67]=&quot;&quot;));[.K67];&quot;&quot;)" office:value-type="float" office:value="0.3406" calcext:value-type="float">
            <text:p>0.3406</text:p>
          </table:table-cell>
          <table:table-cell table:style-name="ce33" table:formula="of:=IF(AND(OR(0.15&gt;[.$Z67];[.$Z67]&gt;0.2);NOT([.L67]=&quot;&quot;));[.L67];&quot;&quot;)" office:value-type="float" office:value="-0.1196" calcext:value-type="float">
            <text:p>-0.1196</text:p>
          </table:table-cell>
          <table:table-cell table:style-name="ce33" table:formula="of:=IF(AND(OR(0.15&gt;[.$Z67];[.$Z67]&gt;0.2);NOT([.M67]=&quot;&quot;));[.M67];&quot;&quot;)">
            <text:p/>
          </table:table-cell>
          <table:table-cell table:style-name="ce33" table:formula="of:=IF(AND(OR(0.15&gt;[.$Z67];[.$Z67]&gt;0.2);NOT([.N67]=&quot;&quot;));[.N67];&quot;&quot;)">
            <text:p/>
          </table:table-cell>
          <table:table-cell table:style-name="ce39" table:formula="of:=IF(AND(OR(0.15&gt;[.$Z67];[.$Z67]&gt;0.2);NOT([.O67]=&quot;&quot;));[.O67];&quot;&quot;)" office:value-type="float" office:value="63" calcext:value-type="float">
            <text:p>63</text:p>
          </table:table-cell>
          <table:table-cell table:style-name="ce33" table:formula="of:=IF(AND(OR(0.15&gt;[.$Z67];[.$Z67]&gt;0.2);NOT([.P67]=&quot;&quot;));[.P67];&quot;&quot;)" office:value-type="float" office:value="2.2698" calcext:value-type="float">
            <text:p>2.2698</text:p>
          </table:table-cell>
          <table:table-cell table:style-name="ce33" table:formula="of:=IF(AND(OR(0.15&gt;[.$Z67];[.$Z67]&gt;0.2);NOT([.Q67]=&quot;&quot;));[.Q67];&quot;&quot;)" office:value-type="float" office:value="-2.2698" calcext:value-type="float">
            <text:p>-2.2698</text:p>
          </table:table-cell>
          <table:table-cell table:style-name="ce33" table:formula="of:=IF(AND(OR(0.15&gt;[.$Z67];[.$Z67]&gt;0.2);NOT([.R67]=&quot;&quot;));[.R67];&quot;&quot;)" office:value-type="float" office:value="38" calcext:value-type="float">
            <text:p>38.0000</text:p>
          </table:table-cell>
          <table:table-cell table:style-name="ce33" table:formula="of:=IF(AND(OR(0.15&gt;[.$Z67];[.$Z67]&gt;0.2);NOT([.S67]=&quot;&quot;));[.S67];&quot;&quot;)" office:value-type="float" office:value="3.7560993899" calcext:value-type="float">
            <text:p>3.7561</text:p>
          </table:table-cell>
          <table:table-cell table:style-name="ce39" table:formula="of:=IF(AND(OR(0.15&gt;[.$Z67];[.$Z67]&gt;0.2);NOT([.T67]=&quot;&quot;));[.T67];&quot;&quot;)" office:value-type="float" office:value="-1" calcext:value-type="float">
            <text:p>-1</text:p>
          </table:table-cell>
          <table:table-cell table:style-name="ce39" table:formula="of:=IF(AND(OR(0.15&gt;[.$Z67];[.$Z67]&gt;0.2);NOT([.U67]=&quot;&quot;));[.U67];&quot;&quot;)" office:value-type="float" office:value="0" calcext:value-type="float">
            <text:p>0</text:p>
          </table:table-cell>
          <table:table-cell table:style-name="ce33" table:formula="of:=IF(AND(OR(0.15&gt;[.$Z67];[.$Z67]&gt;0.2);NOT([.V67]=&quot;&quot;));[.V67];&quot;&quot;)" office:value-type="float" office:value="0" calcext:value-type="float">
            <text:p>0.0000</text:p>
          </table:table-cell>
          <table:table-cell table:style-name="ce33" table:formula="of:=IF(AND(OR(0.15&gt;[.$Z67];[.$Z67]&gt;0.2);NOT([.W67]=&quot;&quot;));[.W67];&quot;&quot;)">
            <text:p/>
          </table:table-cell>
          <table:table-cell table:style-name="ce33" table:formula="of:=IF(AND(OR(0.15&gt;[.$Z67];[.$Z67]&gt;0.2);NOT([.X67]=&quot;&quot;));[.X67];&quot;&quot;)">
            <text:p/>
          </table:table-cell>
          <table:table-cell table:style-name="ce39" table:formula="of:=IF(AND(OR(0.15&gt;[.$Z67];[.$Z67]&gt;0.2);NOT([.Y67]=&quot;&quot;));[.Y67];&quot;&quot;)" office:value-type="float" office:value="63" calcext:value-type="float">
            <text:p>63</text:p>
          </table:table-cell>
          <table:table-cell table:style-name="ce33" table:formula="of:=IF(AND(OR(0.15&gt;[.$Z67];[.$Z67]&gt;0.2);NOT([.Z67]=&quot;&quot;));[.Z67];&quot;&quot;)" office:value-type="float" office:value="0.2198" calcext:value-type="float">
            <text:p>0.2198</text:p>
          </table:table-cell>
          <table:table-cell table:style-name="ce44" table:formula="of:=IF(AND(OR(0.15&gt;[.$Z67];[.$Z67]&gt;0.2);NOT([.AA67]=&quot;&quot;));[.AA67];&quot;&quot;)" office:value-type="float" office:value="-0.9069" calcext:value-type="float">
            <text:p>-0.9069</text:p>
          </table:table-cell>
          <table:table-cell table:style-name="Default" table:number-columns-repeated="3"/>
          <table:table-cell table:style-name="ce4" table:formula="of:=IF(AND([.$U67] = 1;NOT([.A67]=&quot;&quot;));[.A67];&quot;&quot;)">
            <text:p/>
          </table:table-cell>
          <table:table-cell table:style-name="ce110" table:formula="of:=IF(AND([.$U67] = 1;NOT([.B67]=&quot;&quot;));[.B67];&quot;&quot;)">
            <text:p/>
          </table:table-cell>
          <table:table-cell table:style-name="ce110" table:formula="of:=IF(AND([.$U67] = 1;NOT([.C67]=&quot;&quot;));[.C67];&quot;&quot;)">
            <text:p/>
          </table:table-cell>
          <table:table-cell table:style-name="ce110" table:formula="of:=IF(AND([.$U67] = 1;NOT([.D67]=&quot;&quot;));[.D67];&quot;&quot;)">
            <text:p/>
          </table:table-cell>
          <table:table-cell table:style-name="ce110" table:formula="of:=IF(AND([.$U67] = 1;NOT([.E67]=&quot;&quot;));[.E67];&quot;&quot;)">
            <text:p/>
          </table:table-cell>
          <table:table-cell table:style-name="ce110" table:formula="of:=IF(AND([.$U67] = 1;NOT([.F67]=&quot;&quot;));[.F67];&quot;&quot;)">
            <text:p/>
          </table:table-cell>
          <table:table-cell table:style-name="ce110" table:formula="of:=IF(AND([.$U67] = 1;NOT([.G67]=&quot;&quot;));[.G67];&quot;&quot;)">
            <text:p/>
          </table:table-cell>
          <table:table-cell table:style-name="ce110" table:formula="of:=IF(AND([.$U67] = 1;NOT([.H67]=&quot;&quot;));[.H67];&quot;&quot;)">
            <text:p/>
          </table:table-cell>
          <table:table-cell table:style-name="ce110" table:formula="of:=IF(AND([.$U67] = 1;NOT([.I67]=&quot;&quot;));[.I67];&quot;&quot;)">
            <text:p/>
          </table:table-cell>
          <table:table-cell table:style-name="ce110" table:formula="of:=IF(AND([.$U67] = 1;NOT([.J67]=&quot;&quot;));[.J67];&quot;&quot;)">
            <text:p/>
          </table:table-cell>
          <table:table-cell table:style-name="ce110" table:formula="of:=IF(AND([.$U67] = 1;NOT([.K67]=&quot;&quot;));[.K67];&quot;&quot;)">
            <text:p/>
          </table:table-cell>
          <table:table-cell table:style-name="ce110" table:formula="of:=IF(AND([.$U67] = 1;NOT([.L67]=&quot;&quot;));[.L67];&quot;&quot;)">
            <text:p/>
          </table:table-cell>
          <table:table-cell table:style-name="ce110" table:formula="of:=IF(AND([.$U67] = 1;NOT([.M67]=&quot;&quot;));[.M67];&quot;&quot;)">
            <text:p/>
          </table:table-cell>
          <table:table-cell table:style-name="ce110" table:formula="of:=IF(AND([.$U67] = 1;NOT([.N67]=&quot;&quot;));[.N67];&quot;&quot;)">
            <text:p/>
          </table:table-cell>
          <table:table-cell table:style-name="ce110" table:formula="of:=IF(AND([.$U67] = 1;NOT([.O67]=&quot;&quot;));[.O67];&quot;&quot;)">
            <text:p/>
          </table:table-cell>
          <table:table-cell table:style-name="ce110" table:formula="of:=IF(AND([.$U67] = 1;NOT([.P67]=&quot;&quot;));[.P67];&quot;&quot;)">
            <text:p/>
          </table:table-cell>
          <table:table-cell table:style-name="ce110" table:formula="of:=IF(AND([.$U67] = 1;NOT([.Q67]=&quot;&quot;));[.Q67];&quot;&quot;)">
            <text:p/>
          </table:table-cell>
          <table:table-cell table:style-name="ce110" table:formula="of:=IF(AND([.$U67] = 1;NOT([.R67]=&quot;&quot;));[.R67];&quot;&quot;)">
            <text:p/>
          </table:table-cell>
          <table:table-cell table:style-name="ce110" table:formula="of:=IF(AND([.$U67] = 1;NOT([.S67]=&quot;&quot;));[.S67];&quot;&quot;)">
            <text:p/>
          </table:table-cell>
          <table:table-cell table:style-name="ce110" table:formula="of:=IF(AND([.$U67] = 1;NOT([.T67]=&quot;&quot;));[.T67];&quot;&quot;)">
            <text:p/>
          </table:table-cell>
          <table:table-cell table:style-name="ce110" table:formula="of:=IF(AND([.$U67] = 1;NOT([.U67]=&quot;&quot;));[.U67];&quot;&quot;)">
            <text:p/>
          </table:table-cell>
          <table:table-cell table:style-name="ce110" table:formula="of:=IF(AND([.$U67] = 1;NOT([.V67]=&quot;&quot;));[.V67];&quot;&quot;)">
            <text:p/>
          </table:table-cell>
          <table:table-cell table:style-name="ce110" table:formula="of:=IF(AND([.$U67] = 1;NOT([.W67]=&quot;&quot;));[.W67];&quot;&quot;)">
            <text:p/>
          </table:table-cell>
          <table:table-cell table:style-name="ce110" table:formula="of:=IF(AND([.$U67] = 1;NOT([.X67]=&quot;&quot;));[.X67];&quot;&quot;)">
            <text:p/>
          </table:table-cell>
          <table:table-cell table:style-name="ce110" table:formula="of:=IF(AND([.$U67] = 1;NOT([.Y67]=&quot;&quot;));[.Y67];&quot;&quot;)">
            <text:p/>
          </table:table-cell>
          <table:table-cell table:style-name="ce121" table:formula="of:=IF(AND([.$U67] = 1;NOT([.Z67]=&quot;&quot;));[.Z67];&quot;&quot;)">
            <text:p/>
          </table:table-cell>
          <table:table-cell table:style-name="ce25" table:formula="of:=IF(AND([.$U67] = 1;NOT([.AA67]=&quot;&quot;));[.AA67];&quot;&quot;)">
            <text:p/>
          </table:table-cell>
          <table:table-cell table:style-name="Default" table:number-columns-repeated="3"/>
          <table:table-cell table:style-name="ce4" table:formula="of:=IF(AND([.$U67] = 0;NOT([.A67]=&quot;&quot;));[.A67];&quot;&quot;)" office:value-type="float" office:value="63" calcext:value-type="float">
            <text:p>63</text:p>
          </table:table-cell>
          <table:table-cell table:style-name="ce110" table:formula="of:=IF(AND([.$U67] = 0;NOT([.B67]=&quot;&quot;));[.B67];&quot;&quot;)" office:value-type="float" office:value="1.72788" calcext:value-type="float">
            <text:p>1.72788</text:p>
          </table:table-cell>
          <table:table-cell table:style-name="ce110" table:formula="of:=IF(AND([.$U67] = 0;NOT([.C67]=&quot;&quot;));[.C67];&quot;&quot;)" office:value-type="float" office:value="-1.5708" calcext:value-type="float">
            <text:p>-1.5708</text:p>
          </table:table-cell>
          <table:table-cell table:style-name="ce110" table:formula="of:=IF(AND([.$U67] = 0;NOT([.D67]=&quot;&quot;));[.D67];&quot;&quot;)" office:value-type="float" office:value="1.85005" calcext:value-type="float">
            <text:p>1.85005</text:p>
          </table:table-cell>
          <table:table-cell table:style-name="ce110" table:formula="of:=IF(AND([.$U67] = 0;NOT([.E67]=&quot;&quot;));[.E67];&quot;&quot;)" office:value-type="float" office:value="-2.16421" calcext:value-type="float">
            <text:p>-2.16421</text:p>
          </table:table-cell>
          <table:table-cell table:style-name="ce110" table:formula="of:=IF(AND([.$U67] = 0;NOT([.F67]=&quot;&quot;));[.F67];&quot;&quot;)" office:value-type="float" office:value="-1.48353" calcext:value-type="float">
            <text:p>-1.48353</text:p>
          </table:table-cell>
          <table:table-cell table:style-name="ce110" table:formula="of:=IF(AND([.$U67] = 0;NOT([.G67]=&quot;&quot;));[.G67];&quot;&quot;)" office:value-type="float" office:value="-0.8203" calcext:value-type="float">
            <text:p>-0.8203</text:p>
          </table:table-cell>
          <table:table-cell table:style-name="ce110" table:formula="of:=IF(AND([.$U67] = 0;NOT([.H67]=&quot;&quot;));[.H67];&quot;&quot;)">
            <text:p/>
          </table:table-cell>
          <table:table-cell table:style-name="ce110" table:formula="of:=IF(AND([.$U67] = 0;NOT([.I67]=&quot;&quot;));[.I67];&quot;&quot;)">
            <text:p/>
          </table:table-cell>
          <table:table-cell table:style-name="ce110" table:formula="of:=IF(AND([.$U67] = 0;NOT([.J67]=&quot;&quot;));[.J67];&quot;&quot;)" office:value-type="float" office:value="64" calcext:value-type="float">
            <text:p>64</text:p>
          </table:table-cell>
          <table:table-cell table:style-name="ce113" table:formula="of:=IF(AND([.$U67] = 0;NOT([.K67]=&quot;&quot;));[.K67];&quot;&quot;)" office:value-type="float" office:value="0.3406" calcext:value-type="float">
            <text:p>0.3406</text:p>
          </table:table-cell>
          <table:table-cell table:style-name="ce113" table:formula="of:=IF(AND([.$U67] = 0;NOT([.L67]=&quot;&quot;));[.L67];&quot;&quot;)" office:value-type="float" office:value="-0.1196" calcext:value-type="float">
            <text:p>-0.1196</text:p>
          </table:table-cell>
          <table:table-cell table:style-name="ce110" table:formula="of:=IF(AND([.$U67] = 0;NOT([.M67]=&quot;&quot;));[.M67];&quot;&quot;)">
            <text:p/>
          </table:table-cell>
          <table:table-cell table:style-name="ce110" table:formula="of:=IF(AND([.$U67] = 0;NOT([.N67]=&quot;&quot;));[.N67];&quot;&quot;)">
            <text:p/>
          </table:table-cell>
          <table:table-cell table:style-name="ce110" table:formula="of:=IF(AND([.$U67] = 0;NOT([.O67]=&quot;&quot;));[.O67];&quot;&quot;)" office:value-type="float" office:value="63" calcext:value-type="float">
            <text:p>63</text:p>
          </table:table-cell>
          <table:table-cell table:style-name="ce110" table:formula="of:=IF(AND([.$U67] = 0;NOT([.P67]=&quot;&quot;));[.P67];&quot;&quot;)" office:value-type="float" office:value="2.2698" calcext:value-type="float">
            <text:p>2.2698</text:p>
          </table:table-cell>
          <table:table-cell table:style-name="ce110" table:formula="of:=IF(AND([.$U67] = 0;NOT([.Q67]=&quot;&quot;));[.Q67];&quot;&quot;)" office:value-type="float" office:value="-2.2698" calcext:value-type="float">
            <text:p>-2.2698</text:p>
          </table:table-cell>
          <table:table-cell table:style-name="ce110" table:formula="of:=IF(AND([.$U67] = 0;NOT([.R67]=&quot;&quot;));[.R67];&quot;&quot;)" office:value-type="float" office:value="38" calcext:value-type="float">
            <text:p>38</text:p>
          </table:table-cell>
          <table:table-cell table:style-name="ce110" table:formula="of:=IF(AND([.$U67] = 0;NOT([.S67]=&quot;&quot;));[.S67];&quot;&quot;)" office:value-type="float" office:value="3.7560993899" calcext:value-type="float">
            <text:p>3.7560993899</text:p>
          </table:table-cell>
          <table:table-cell table:style-name="ce110" table:formula="of:=IF(AND([.$U67] = 0;NOT([.T67]=&quot;&quot;));[.T67];&quot;&quot;)" office:value-type="float" office:value="-1" calcext:value-type="float">
            <text:p>-1</text:p>
          </table:table-cell>
          <table:table-cell table:style-name="ce110" table:formula="of:=IF(AND([.$U67] = 0;NOT([.U67]=&quot;&quot;));[.U67];&quot;&quot;)" office:value-type="float" office:value="0" calcext:value-type="float">
            <text:p>0</text:p>
          </table:table-cell>
          <table:table-cell table:style-name="ce110" table:formula="of:=IF(AND([.$U67] = 0;NOT([.V67]=&quot;&quot;));[.V67];&quot;&quot;)" office:value-type="float" office:value="0" calcext:value-type="float">
            <text:p>0</text:p>
          </table:table-cell>
          <table:table-cell table:style-name="ce110" table:formula="of:=IF(AND([.$U67] = 0;NOT([.W67]=&quot;&quot;));[.W67];&quot;&quot;)">
            <text:p/>
          </table:table-cell>
          <table:table-cell table:style-name="ce110" table:formula="of:=IF(AND([.$U67] = 0;NOT([.X67]=&quot;&quot;));[.X67];&quot;&quot;)">
            <text:p/>
          </table:table-cell>
          <table:table-cell table:style-name="ce110" table:formula="of:=IF(AND([.$U67] = 0;NOT([.Y67]=&quot;&quot;));[.Y67];&quot;&quot;)" office:value-type="float" office:value="63" calcext:value-type="float">
            <text:p>63</text:p>
          </table:table-cell>
          <table:table-cell table:style-name="ce110" table:formula="of:=IF(AND([.$U67] = 0;NOT([.Z67]=&quot;&quot;));[.Z67];&quot;&quot;)" office:value-type="float" office:value="0.2198" calcext:value-type="float">
            <text:p>0.2198</text:p>
          </table:table-cell>
          <table:table-cell table:style-name="ce25" table:formula="of:=IF(AND([.$U67] = 0;NOT([.AA67]=&quot;&quot;));[.AA67];&quot;&quot;)" office:value-type="float" office:value="-0.9069" calcext:value-type="float">
            <text:p>-0.9069</text:p>
          </table:table-cell>
          <table:table-cell table:style-name="Default" table:number-columns-repeated="3"/>
          <table:table-cell table:style-name="ce126" table:formula="of:=IF(AND(0.1&lt;[.$Z67];[.$Z67]&lt;0.25; NOT([.A67]=&quot;&quot;));[.A67];&quot;&quot;)" office:value-type="float" office:value="63" calcext:value-type="float">
            <text:p>63.0000</text:p>
          </table:table-cell>
          <table:table-cell table:style-name="ce44" table:formula="of:=IF(AND(0.1&lt;[.$Z67];[.$Z67]&lt;0.25; NOT([.B67]=&quot;&quot;));[.B67];&quot;&quot;)" office:value-type="float" office:value="1.72788" calcext:value-type="float">
            <text:p>1.7279</text:p>
          </table:table-cell>
          <table:table-cell table:style-name="ce44" table:formula="of:=IF(AND(0.1&lt;[.$Z67];[.$Z67]&lt;0.25; NOT([.C67]=&quot;&quot;));[.C67];&quot;&quot;)" office:value-type="float" office:value="-1.5708" calcext:value-type="float">
            <text:p>-1.5708</text:p>
          </table:table-cell>
          <table:table-cell table:style-name="ce44" table:formula="of:=IF(AND(0.1&lt;[.$Z67];[.$Z67]&lt;0.25; NOT([.D67]=&quot;&quot;));[.D67];&quot;&quot;)" office:value-type="float" office:value="1.85005" calcext:value-type="float">
            <text:p>1.8501</text:p>
          </table:table-cell>
          <table:table-cell table:style-name="ce44" table:formula="of:=IF(AND(0.1&lt;[.$Z67];[.$Z67]&lt;0.25; NOT([.E67]=&quot;&quot;));[.E67];&quot;&quot;)" office:value-type="float" office:value="-2.16421" calcext:value-type="float">
            <text:p>-2.1642</text:p>
          </table:table-cell>
          <table:table-cell table:style-name="ce44" table:formula="of:=IF(AND(0.1&lt;[.$Z67];[.$Z67]&lt;0.25; NOT([.F67]=&quot;&quot;));[.F67];&quot;&quot;)" office:value-type="float" office:value="-1.48353" calcext:value-type="float">
            <text:p>-1.4835</text:p>
          </table:table-cell>
          <table:table-cell table:style-name="ce44" table:formula="of:=IF(AND(0.1&lt;[.$Z67];[.$Z67]&lt;0.25; NOT([.G67]=&quot;&quot;));[.G67];&quot;&quot;)" office:value-type="float" office:value="-0.8203" calcext:value-type="float">
            <text:p>-0.8203</text:p>
          </table:table-cell>
          <table:table-cell table:style-name="ce44" table:formula="of:=IF(AND(0.1&lt;[.$Z67];[.$Z67]&lt;0.25; NOT([.H67]=&quot;&quot;));[.H67];&quot;&quot;)">
            <text:p/>
          </table:table-cell>
          <table:table-cell table:style-name="ce44" table:formula="of:=IF(AND(0.1&lt;[.$Z67];[.$Z67]&lt;0.25; NOT([.I67]=&quot;&quot;));[.I67];&quot;&quot;)">
            <text:p/>
          </table:table-cell>
          <table:table-cell table:style-name="ce44" table:formula="of:=IF(AND(0.1&lt;[.$Z67];[.$Z67]&lt;0.25; NOT([.J67]=&quot;&quot;));[.J67];&quot;&quot;)" office:value-type="float" office:value="64" calcext:value-type="float">
            <text:p>64.0000</text:p>
          </table:table-cell>
          <table:table-cell table:style-name="ce44" table:formula="of:=IF(AND(0.1&lt;[.$Z67];[.$Z67]&lt;0.25; NOT([.K67]=&quot;&quot;));[.K67];&quot;&quot;)" office:value-type="float" office:value="0.3406" calcext:value-type="float">
            <text:p>0.3406</text:p>
          </table:table-cell>
          <table:table-cell table:style-name="ce44" table:formula="of:=IF(AND(0.1&lt;[.$Z67];[.$Z67]&lt;0.25; NOT([.L67]=&quot;&quot;));[.L67];&quot;&quot;)" office:value-type="float" office:value="-0.1196" calcext:value-type="float">
            <text:p>-0.1196</text:p>
          </table:table-cell>
          <table:table-cell table:style-name="ce44" table:formula="of:=IF(AND(0.1&lt;[.$Z67];[.$Z67]&lt;0.25; NOT([.M67]=&quot;&quot;));[.M67];&quot;&quot;)">
            <text:p/>
          </table:table-cell>
          <table:table-cell table:style-name="ce44" table:formula="of:=IF(AND(0.1&lt;[.$Z67];[.$Z67]&lt;0.25; NOT([.N67]=&quot;&quot;));[.N67];&quot;&quot;)">
            <text:p/>
          </table:table-cell>
          <table:table-cell table:style-name="ce44" table:formula="of:=IF(AND(0.1&lt;[.$Z67];[.$Z67]&lt;0.25; NOT([.O67]=&quot;&quot;));[.O67];&quot;&quot;)" office:value-type="float" office:value="63" calcext:value-type="float">
            <text:p>63.0000</text:p>
          </table:table-cell>
          <table:table-cell table:style-name="ce44" table:formula="of:=IF(AND(0.1&lt;[.$Z67];[.$Z67]&lt;0.25; NOT([.P67]=&quot;&quot;));[.P67];&quot;&quot;)" office:value-type="float" office:value="2.2698" calcext:value-type="float">
            <text:p>2.2698</text:p>
          </table:table-cell>
          <table:table-cell table:style-name="ce44" table:formula="of:=IF(AND(0.1&lt;[.$Z67];[.$Z67]&lt;0.25; NOT([.Q67]=&quot;&quot;));[.Q67];&quot;&quot;)" office:value-type="float" office:value="-2.2698" calcext:value-type="float">
            <text:p>-2.2698</text:p>
          </table:table-cell>
          <table:table-cell table:style-name="ce44" table:formula="of:=IF(AND(0.1&lt;[.$Z67];[.$Z67]&lt;0.25; NOT([.R67]=&quot;&quot;));[.R67];&quot;&quot;)" office:value-type="float" office:value="38" calcext:value-type="float">
            <text:p>38.0000</text:p>
          </table:table-cell>
          <table:table-cell table:style-name="ce44" table:formula="of:=IF(AND(0.1&lt;[.$Z67];[.$Z67]&lt;0.25; NOT([.S67]=&quot;&quot;));[.S67];&quot;&quot;)" office:value-type="float" office:value="3.7560993899" calcext:value-type="float">
            <text:p>3.7561</text:p>
          </table:table-cell>
          <table:table-cell table:style-name="ce44" table:formula="of:=IF(AND(0.1&lt;[.$Z67];[.$Z67]&lt;0.25; NOT([.T67]=&quot;&quot;));[.T67];&quot;&quot;)" office:value-type="float" office:value="-1" calcext:value-type="float">
            <text:p>-1.0000</text:p>
          </table:table-cell>
          <table:table-cell table:style-name="ce44" table:formula="of:=IF(AND(0.1&lt;[.$Z67];[.$Z67]&lt;0.25; NOT([.U67]=&quot;&quot;));[.U67];&quot;&quot;)" office:value-type="float" office:value="0" calcext:value-type="float">
            <text:p>0.0000</text:p>
          </table:table-cell>
          <table:table-cell table:style-name="ce44" table:formula="of:=IF(AND(0.1&lt;[.$Z67];[.$Z67]&lt;0.25; NOT([.V67]=&quot;&quot;));[.V67];&quot;&quot;)" office:value-type="float" office:value="0" calcext:value-type="float">
            <text:p>0.0000</text:p>
          </table:table-cell>
          <table:table-cell table:style-name="ce44" table:formula="of:=IF(AND(0.1&lt;[.$Z67];[.$Z67]&lt;0.25; NOT([.W67]=&quot;&quot;));[.W67];&quot;&quot;)">
            <text:p/>
          </table:table-cell>
          <table:table-cell table:style-name="ce44" table:formula="of:=IF(AND(0.1&lt;[.$Z67];[.$Z67]&lt;0.25; NOT([.X67]=&quot;&quot;));[.X67];&quot;&quot;)">
            <text:p/>
          </table:table-cell>
          <table:table-cell table:style-name="ce44" table:formula="of:=IF(AND(0.1&lt;[.$Z67];[.$Z67]&lt;0.25; NOT([.Y67]=&quot;&quot;));[.Y67];&quot;&quot;)" office:value-type="float" office:value="63" calcext:value-type="float">
            <text:p>63.0000</text:p>
          </table:table-cell>
          <table:table-cell table:style-name="ce44" table:formula="of:=IF(AND(0.1&lt;[.$Z67];[.$Z67]&lt;0.25; NOT([.Z67]=&quot;&quot;));[.Z67];&quot;&quot;)" office:value-type="float" office:value="0.2198" calcext:value-type="float">
            <text:p>0.2198</text:p>
          </table:table-cell>
          <table:table-cell table:style-name="ce44" table:formula="of:=IF(AND(0.1&lt;[.$Z67];[.$Z67]&lt;0.25; NOT([.AA67]=&quot;&quot;));[.AA67];&quot;&quot;)" office:value-type="float" office:value="-0.9069" calcext:value-type="float">
            <text:p>-0.9069</text:p>
          </table:table-cell>
          <table:table-cell table:style-name="Default" table:number-columns-repeated="3"/>
          <table:table-cell table:style-name="ce126" table:formula="of:=IF(AND(OR(0.1&gt;[.$Z67];[.$Z67]&gt;0.25);NOT([.A67]=&quot;&quot;));[.A67];&quot;&quot;)">
            <text:p/>
          </table:table-cell>
          <table:table-cell table:style-name="ce44" table:formula="of:=IF(AND(OR(0.1&gt;[.$Z67];[.$Z67]&gt;0.25);NOT([.B67]=&quot;&quot;));[.B67];&quot;&quot;)">
            <text:p/>
          </table:table-cell>
          <table:table-cell table:style-name="ce44" table:formula="of:=IF(AND(OR(0.1&gt;[.$Z67];[.$Z67]&gt;0.25);NOT([.C67]=&quot;&quot;));[.C67];&quot;&quot;)">
            <text:p/>
          </table:table-cell>
          <table:table-cell table:style-name="ce44" table:formula="of:=IF(AND(OR(0.1&gt;[.$Z67];[.$Z67]&gt;0.25);NOT([.D67]=&quot;&quot;));[.D67];&quot;&quot;)">
            <text:p/>
          </table:table-cell>
          <table:table-cell table:style-name="ce44" table:formula="of:=IF(AND(OR(0.1&gt;[.$Z67];[.$Z67]&gt;0.25);NOT([.E67]=&quot;&quot;));[.E67];&quot;&quot;)">
            <text:p/>
          </table:table-cell>
          <table:table-cell table:style-name="ce44" table:formula="of:=IF(AND(OR(0.1&gt;[.$Z67];[.$Z67]&gt;0.25);NOT([.F67]=&quot;&quot;));[.F67];&quot;&quot;)">
            <text:p/>
          </table:table-cell>
          <table:table-cell table:style-name="ce44" table:formula="of:=IF(AND(OR(0.1&gt;[.$Z67];[.$Z67]&gt;0.25);NOT([.G67]=&quot;&quot;));[.G67];&quot;&quot;)">
            <text:p/>
          </table:table-cell>
          <table:table-cell table:style-name="ce44" table:formula="of:=IF(AND(OR(0.1&gt;[.$Z67];[.$Z67]&gt;0.25);NOT([.H67]=&quot;&quot;));[.H67];&quot;&quot;)">
            <text:p/>
          </table:table-cell>
          <table:table-cell table:style-name="ce44" table:formula="of:=IF(AND(OR(0.1&gt;[.$Z67];[.$Z67]&gt;0.25);NOT([.I67]=&quot;&quot;));[.I67];&quot;&quot;)">
            <text:p/>
          </table:table-cell>
          <table:table-cell table:style-name="ce44" table:formula="of:=IF(AND(OR(0.1&gt;[.$Z67];[.$Z67]&gt;0.25);NOT([.J67]=&quot;&quot;));[.J67];&quot;&quot;)">
            <text:p/>
          </table:table-cell>
          <table:table-cell table:style-name="ce44" table:formula="of:=IF(AND(OR(0.1&gt;[.$Z67];[.$Z67]&gt;0.25);NOT([.K67]=&quot;&quot;));[.K67];&quot;&quot;)">
            <text:p/>
          </table:table-cell>
          <table:table-cell table:style-name="ce44" table:formula="of:=IF(AND(OR(0.1&gt;[.$Z67];[.$Z67]&gt;0.25);NOT([.L67]=&quot;&quot;));[.L67];&quot;&quot;)">
            <text:p/>
          </table:table-cell>
          <table:table-cell table:style-name="ce44" table:formula="of:=IF(AND(OR(0.1&gt;[.$Z67];[.$Z67]&gt;0.25);NOT([.M67]=&quot;&quot;));[.M67];&quot;&quot;)">
            <text:p/>
          </table:table-cell>
          <table:table-cell table:style-name="ce44" table:formula="of:=IF(AND(OR(0.1&gt;[.$Z67];[.$Z67]&gt;0.25);NOT([.N67]=&quot;&quot;));[.N67];&quot;&quot;)">
            <text:p/>
          </table:table-cell>
          <table:table-cell table:style-name="ce128" table:formula="of:=IF(AND(OR(0.1&gt;[.$Z67];[.$Z67]&gt;0.25);NOT([.O67]=&quot;&quot;));[.O67];&quot;&quot;)">
            <text:p/>
          </table:table-cell>
          <table:table-cell table:style-name="ce44" table:formula="of:=IF(AND(OR(0.1&gt;[.$Z67];[.$Z67]&gt;0.25);NOT([.P67]=&quot;&quot;));[.P67];&quot;&quot;)">
            <text:p/>
          </table:table-cell>
          <table:table-cell table:style-name="ce44" table:formula="of:=IF(AND(OR(0.1&gt;[.$Z67];[.$Z67]&gt;0.25);NOT([.Q67]=&quot;&quot;));[.Q67];&quot;&quot;)">
            <text:p/>
          </table:table-cell>
          <table:table-cell table:style-name="ce44" table:formula="of:=IF(AND(OR(0.1&gt;[.$Z67];[.$Z67]&gt;0.25);NOT([.R67]=&quot;&quot;));[.R67];&quot;&quot;)">
            <text:p/>
          </table:table-cell>
          <table:table-cell table:style-name="ce44" table:formula="of:=IF(AND(OR(0.1&gt;[.$Z67];[.$Z67]&gt;0.25);NOT([.S67]=&quot;&quot;));[.S67];&quot;&quot;)">
            <text:p/>
          </table:table-cell>
          <table:table-cell table:style-name="ce44" table:formula="of:=IF(AND(OR(0.1&gt;[.$Z67];[.$Z67]&gt;0.25);NOT([.T67]=&quot;&quot;));[.T67];&quot;&quot;)">
            <text:p/>
          </table:table-cell>
          <table:table-cell table:style-name="ce44" table:formula="of:=IF(AND(OR(0.1&gt;[.$Z67];[.$Z67]&gt;0.25);NOT([.U67]=&quot;&quot;));[.U67];&quot;&quot;)">
            <text:p/>
          </table:table-cell>
          <table:table-cell table:style-name="ce44" table:formula="of:=IF(AND(OR(0.1&gt;[.$Z67];[.$Z67]&gt;0.25);NOT([.V67]=&quot;&quot;));[.V67];&quot;&quot;)">
            <text:p/>
          </table:table-cell>
          <table:table-cell table:style-name="ce44" table:formula="of:=IF(AND(OR(0.1&gt;[.$Z67];[.$Z67]&gt;0.25);NOT([.W67]=&quot;&quot;));[.W67];&quot;&quot;)">
            <text:p/>
          </table:table-cell>
          <table:table-cell table:style-name="ce44" table:formula="of:=IF(AND(OR(0.1&gt;[.$Z67];[.$Z67]&gt;0.25);NOT([.X67]=&quot;&quot;));[.X67];&quot;&quot;)">
            <text:p/>
          </table:table-cell>
          <table:table-cell table:style-name="ce128" table:formula="of:=IF(AND(OR(0.1&gt;[.$Z67];[.$Z67]&gt;0.25);NOT([.Y67]=&quot;&quot;));[.Y67];&quot;&quot;)">
            <text:p/>
          </table:table-cell>
          <table:table-cell table:style-name="ce44" table:formula="of:=IF(AND(OR(0.1&gt;[.$Z67];[.$Z67]&gt;0.25);NOT([.Z67]=&quot;&quot;));[.Z67];&quot;&quot;)">
            <text:p/>
          </table:table-cell>
          <table:table-cell table:style-name="ce44" table:formula="of:=IF(AND(OR(0.1&gt;[.$Z67];[.$Z67]&gt;0.25);NOT([.AA67]=&quot;&quot;));[.AA67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65" calcext:value-type="float">
            <text:p>65</text:p>
          </table:table-cell>
          <table:table-cell table:style-name="ce15" office:value-type="float" office:value="0.3424" calcext:value-type="float">
            <text:p>0.3424</text:p>
          </table:table-cell>
          <table:table-cell table:style-name="ce15" office:value-type="float" office:value="-0.1155" calcext:value-type="float">
            <text:p>-0.1155</text:p>
          </table:table-cell>
          <table:table-cell table:style-name="Default" table:number-columns-repeated="2"/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2.342" calcext:value-type="float">
            <text:p>2.342</text:p>
          </table:table-cell>
          <table:table-cell table:style-name="ce10" office:value-type="float" office:value="-2.342" calcext:value-type="float">
            <text:p>-2.342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5212382209" calcext:value-type="float">
            <text:p>2.5212382209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64" calcext:value-type="float">
            <text:p>64</text:p>
          </table:table-cell>
          <table:table-cell table:style-name="ce10" office:value-type="float" office:value="0.1803" calcext:value-type="float">
            <text:p>0.1803</text:p>
          </table:table-cell>
          <table:table-cell table:style-name="ce25" office:value-type="float" office:value="-0.7628" calcext:value-type="float">
            <text:p>-0.7628</text:p>
          </table:table-cell>
          <table:table-cell table:style-name="Default" table:number-columns-repeated="3"/>
          <table:table-cell table:style-name="ce31" table:formula="of:=IF(AND(0.15&lt;[.$Z68];[.$Z68]&lt;0.2; NOT([.A68]=&quot;&quot;));[.A68];&quot;&quot;)" office:value-type="float" office:value="64" calcext:value-type="float">
            <text:p>64</text:p>
          </table:table-cell>
          <table:table-cell table:style-name="ce33" table:formula="of:=IF(AND(0.15&lt;[.$Z68];[.$Z68]&lt;0.2; NOT([.B68]=&quot;&quot;));[.B68];&quot;&quot;)" office:value-type="float" office:value="1.72788" calcext:value-type="float">
            <text:p>1.7279</text:p>
          </table:table-cell>
          <table:table-cell table:style-name="ce33" table:formula="of:=IF(AND(0.15&lt;[.$Z68];[.$Z68]&lt;0.2; NOT([.C68]=&quot;&quot;));[.C68];&quot;&quot;)" office:value-type="float" office:value="-1.5708" calcext:value-type="float">
            <text:p>-1.5708</text:p>
          </table:table-cell>
          <table:table-cell table:style-name="ce33" table:formula="of:=IF(AND(0.15&lt;[.$Z68];[.$Z68]&lt;0.2; NOT([.D68]=&quot;&quot;));[.D68];&quot;&quot;)" office:value-type="float" office:value="1.85005" calcext:value-type="float">
            <text:p>1.8501</text:p>
          </table:table-cell>
          <table:table-cell table:style-name="ce33" table:formula="of:=IF(AND(0.15&lt;[.$Z68];[.$Z68]&lt;0.2; NOT([.E68]=&quot;&quot;));[.E68];&quot;&quot;)" office:value-type="float" office:value="-2.16421" calcext:value-type="float">
            <text:p>-2.1642</text:p>
          </table:table-cell>
          <table:table-cell table:style-name="ce33" table:formula="of:=IF(AND(0.15&lt;[.$Z68];[.$Z68]&lt;0.2; NOT([.F68]=&quot;&quot;));[.F68];&quot;&quot;)" office:value-type="float" office:value="-1.48353" calcext:value-type="float">
            <text:p>-1.4835</text:p>
          </table:table-cell>
          <table:table-cell table:style-name="ce33" table:formula="of:=IF(AND(0.15&lt;[.$Z68];[.$Z68]&lt;0.2; NOT([.G68]=&quot;&quot;));[.G68];&quot;&quot;)" office:value-type="float" office:value="-1.76278" calcext:value-type="float">
            <text:p>-1.7628</text:p>
          </table:table-cell>
          <table:table-cell table:style-name="ce33" table:formula="of:=IF(AND(0.15&lt;[.$Z68];[.$Z68]&lt;0.2; NOT([.H68]=&quot;&quot;));[.H68];&quot;&quot;)">
            <text:p/>
          </table:table-cell>
          <table:table-cell table:style-name="ce33" table:formula="of:=IF(AND(0.15&lt;[.$Z68];[.$Z68]&lt;0.2; NOT([.I68]=&quot;&quot;));[.I68];&quot;&quot;)">
            <text:p/>
          </table:table-cell>
          <table:table-cell table:style-name="ce39" table:formula="of:=IF(AND(0.15&lt;[.$Z68];[.$Z68]&lt;0.2; NOT([.J68]=&quot;&quot;));[.J68];&quot;&quot;)" office:value-type="float" office:value="65" calcext:value-type="float">
            <text:p>65</text:p>
          </table:table-cell>
          <table:table-cell table:style-name="ce33" table:formula="of:=IF(AND(0.15&lt;[.$Z68];[.$Z68]&lt;0.2; NOT([.K68]=&quot;&quot;));[.K68];&quot;&quot;)" office:value-type="float" office:value="0.3424" calcext:value-type="float">
            <text:p>0.3424</text:p>
          </table:table-cell>
          <table:table-cell table:style-name="ce33" table:formula="of:=IF(AND(0.15&lt;[.$Z68];[.$Z68]&lt;0.2; NOT([.L68]=&quot;&quot;));[.L68];&quot;&quot;)" office:value-type="float" office:value="-0.1155" calcext:value-type="float">
            <text:p>-0.1155</text:p>
          </table:table-cell>
          <table:table-cell table:style-name="ce33" table:formula="of:=IF(AND(0.15&lt;[.$Z68];[.$Z68]&lt;0.2; NOT([.M68]=&quot;&quot;));[.M68];&quot;&quot;)">
            <text:p/>
          </table:table-cell>
          <table:table-cell table:style-name="ce33" table:formula="of:=IF(AND(0.15&lt;[.$Z68];[.$Z68]&lt;0.2; NOT([.N68]=&quot;&quot;));[.N68];&quot;&quot;)">
            <text:p/>
          </table:table-cell>
          <table:table-cell table:style-name="ce39" table:formula="of:=IF(AND(0.15&lt;[.$Z68];[.$Z68]&lt;0.2; NOT([.O68]=&quot;&quot;));[.O68];&quot;&quot;)" office:value-type="float" office:value="64" calcext:value-type="float">
            <text:p>64</text:p>
          </table:table-cell>
          <table:table-cell table:style-name="ce33" table:formula="of:=IF(AND(0.15&lt;[.$Z68];[.$Z68]&lt;0.2; NOT([.P68]=&quot;&quot;));[.P68];&quot;&quot;)" office:value-type="float" office:value="2.342" calcext:value-type="float">
            <text:p>2.3420</text:p>
          </table:table-cell>
          <table:table-cell table:style-name="ce33" table:formula="of:=IF(AND(0.15&lt;[.$Z68];[.$Z68]&lt;0.2; NOT([.Q68]=&quot;&quot;));[.Q68];&quot;&quot;)" office:value-type="float" office:value="-2.342" calcext:value-type="float">
            <text:p>-2.3420</text:p>
          </table:table-cell>
          <table:table-cell table:style-name="ce33" table:formula="of:=IF(AND(0.15&lt;[.$Z68];[.$Z68]&lt;0.2; NOT([.R68]=&quot;&quot;));[.R68];&quot;&quot;)" office:value-type="float" office:value="38" calcext:value-type="float">
            <text:p>38.0000</text:p>
          </table:table-cell>
          <table:table-cell table:style-name="ce33" table:formula="of:=IF(AND(0.15&lt;[.$Z68];[.$Z68]&lt;0.2; NOT([.S68]=&quot;&quot;));[.S68];&quot;&quot;)" office:value-type="float" office:value="2.5212382209" calcext:value-type="float">
            <text:p>2.5212</text:p>
          </table:table-cell>
          <table:table-cell table:style-name="ce39" table:formula="of:=IF(AND(0.15&lt;[.$Z68];[.$Z68]&lt;0.2; NOT([.T68]=&quot;&quot;));[.T68];&quot;&quot;)" office:value-type="float" office:value="-1" calcext:value-type="float">
            <text:p>-1</text:p>
          </table:table-cell>
          <table:table-cell table:style-name="ce39" table:formula="of:=IF(AND(0.15&lt;[.$Z68];[.$Z68]&lt;0.2; NOT([.U68]=&quot;&quot;));[.U68];&quot;&quot;)" office:value-type="float" office:value="1" calcext:value-type="float">
            <text:p>1</text:p>
          </table:table-cell>
          <table:table-cell table:style-name="ce33" table:formula="of:=IF(AND(0.15&lt;[.$Z68];[.$Z68]&lt;0.2; NOT([.V68]=&quot;&quot;));[.V68];&quot;&quot;)" office:value-type="float" office:value="0" calcext:value-type="float">
            <text:p>0.0000</text:p>
          </table:table-cell>
          <table:table-cell table:style-name="ce33" table:formula="of:=IF(AND(0.15&lt;[.$Z68];[.$Z68]&lt;0.2; NOT([.W68]=&quot;&quot;));[.W68];&quot;&quot;)">
            <text:p/>
          </table:table-cell>
          <table:table-cell table:style-name="ce33" table:formula="of:=IF(AND(0.15&lt;[.$Z68];[.$Z68]&lt;0.2; NOT([.X68]=&quot;&quot;));[.X68];&quot;&quot;)">
            <text:p/>
          </table:table-cell>
          <table:table-cell table:style-name="ce39" table:formula="of:=IF(AND(0.15&lt;[.$Z68];[.$Z68]&lt;0.2; NOT([.Y68]=&quot;&quot;));[.Y68];&quot;&quot;)" office:value-type="float" office:value="64" calcext:value-type="float">
            <text:p>64</text:p>
          </table:table-cell>
          <table:table-cell table:style-name="ce33" table:formula="of:=IF(AND(0.15&lt;[.$Z68];[.$Z68]&lt;0.2; NOT([.Z68]=&quot;&quot;));[.Z68];&quot;&quot;)" office:value-type="float" office:value="0.1803" calcext:value-type="float">
            <text:p>0.1803</text:p>
          </table:table-cell>
          <table:table-cell table:style-name="ce44" table:formula="of:=IF(AND(0.15&lt;[.$Z68];[.$Z68]&lt;0.2; NOT([.AA68]=&quot;&quot;));[.AA68];&quot;&quot;)" office:value-type="float" office:value="-0.7628" calcext:value-type="float">
            <text:p>-0.7628</text:p>
          </table:table-cell>
          <table:table-cell table:style-name="Default" table:number-columns-repeated="3"/>
          <table:table-cell table:style-name="ce31" table:formula="of:=IF(AND(OR(0.15&gt;[.$Z68];[.$Z68]&gt;0.2);NOT([.A68]=&quot;&quot;));[.A68];&quot;&quot;)">
            <text:p/>
          </table:table-cell>
          <table:table-cell table:style-name="ce33" table:formula="of:=IF(AND(OR(0.15&gt;[.$Z68];[.$Z68]&gt;0.2);NOT([.B68]=&quot;&quot;));[.B68];&quot;&quot;)">
            <text:p/>
          </table:table-cell>
          <table:table-cell table:style-name="ce33" table:formula="of:=IF(AND(OR(0.15&gt;[.$Z68];[.$Z68]&gt;0.2);NOT([.C68]=&quot;&quot;));[.C68];&quot;&quot;)">
            <text:p/>
          </table:table-cell>
          <table:table-cell table:style-name="ce33" table:formula="of:=IF(AND(OR(0.15&gt;[.$Z68];[.$Z68]&gt;0.2);NOT([.D68]=&quot;&quot;));[.D68];&quot;&quot;)">
            <text:p/>
          </table:table-cell>
          <table:table-cell table:style-name="ce33" table:formula="of:=IF(AND(OR(0.15&gt;[.$Z68];[.$Z68]&gt;0.2);NOT([.E68]=&quot;&quot;));[.E68];&quot;&quot;)">
            <text:p/>
          </table:table-cell>
          <table:table-cell table:style-name="ce33" table:formula="of:=IF(AND(OR(0.15&gt;[.$Z68];[.$Z68]&gt;0.2);NOT([.F68]=&quot;&quot;));[.F68];&quot;&quot;)">
            <text:p/>
          </table:table-cell>
          <table:table-cell table:style-name="ce33" table:formula="of:=IF(AND(OR(0.15&gt;[.$Z68];[.$Z68]&gt;0.2);NOT([.G68]=&quot;&quot;));[.G68];&quot;&quot;)">
            <text:p/>
          </table:table-cell>
          <table:table-cell table:style-name="ce33" table:formula="of:=IF(AND(OR(0.15&gt;[.$Z68];[.$Z68]&gt;0.2);NOT([.H68]=&quot;&quot;));[.H68];&quot;&quot;)">
            <text:p/>
          </table:table-cell>
          <table:table-cell table:style-name="ce33" table:formula="of:=IF(AND(OR(0.15&gt;[.$Z68];[.$Z68]&gt;0.2);NOT([.I68]=&quot;&quot;));[.I68];&quot;&quot;)">
            <text:p/>
          </table:table-cell>
          <table:table-cell table:style-name="ce39" table:formula="of:=IF(AND(OR(0.15&gt;[.$Z68];[.$Z68]&gt;0.2);NOT([.J68]=&quot;&quot;));[.J68];&quot;&quot;)">
            <text:p/>
          </table:table-cell>
          <table:table-cell table:style-name="ce33" table:formula="of:=IF(AND(OR(0.15&gt;[.$Z68];[.$Z68]&gt;0.2);NOT([.K68]=&quot;&quot;));[.K68];&quot;&quot;)">
            <text:p/>
          </table:table-cell>
          <table:table-cell table:style-name="ce33" table:formula="of:=IF(AND(OR(0.15&gt;[.$Z68];[.$Z68]&gt;0.2);NOT([.L68]=&quot;&quot;));[.L68];&quot;&quot;)">
            <text:p/>
          </table:table-cell>
          <table:table-cell table:style-name="ce33" table:formula="of:=IF(AND(OR(0.15&gt;[.$Z68];[.$Z68]&gt;0.2);NOT([.M68]=&quot;&quot;));[.M68];&quot;&quot;)">
            <text:p/>
          </table:table-cell>
          <table:table-cell table:style-name="ce33" table:formula="of:=IF(AND(OR(0.15&gt;[.$Z68];[.$Z68]&gt;0.2);NOT([.N68]=&quot;&quot;));[.N68];&quot;&quot;)">
            <text:p/>
          </table:table-cell>
          <table:table-cell table:style-name="ce39" table:formula="of:=IF(AND(OR(0.15&gt;[.$Z68];[.$Z68]&gt;0.2);NOT([.O68]=&quot;&quot;));[.O68];&quot;&quot;)">
            <text:p/>
          </table:table-cell>
          <table:table-cell table:style-name="ce33" table:formula="of:=IF(AND(OR(0.15&gt;[.$Z68];[.$Z68]&gt;0.2);NOT([.P68]=&quot;&quot;));[.P68];&quot;&quot;)">
            <text:p/>
          </table:table-cell>
          <table:table-cell table:style-name="ce33" table:formula="of:=IF(AND(OR(0.15&gt;[.$Z68];[.$Z68]&gt;0.2);NOT([.Q68]=&quot;&quot;));[.Q68];&quot;&quot;)">
            <text:p/>
          </table:table-cell>
          <table:table-cell table:style-name="ce33" table:formula="of:=IF(AND(OR(0.15&gt;[.$Z68];[.$Z68]&gt;0.2);NOT([.R68]=&quot;&quot;));[.R68];&quot;&quot;)">
            <text:p/>
          </table:table-cell>
          <table:table-cell table:style-name="ce33" table:formula="of:=IF(AND(OR(0.15&gt;[.$Z68];[.$Z68]&gt;0.2);NOT([.S68]=&quot;&quot;));[.S68];&quot;&quot;)">
            <text:p/>
          </table:table-cell>
          <table:table-cell table:style-name="ce39" table:formula="of:=IF(AND(OR(0.15&gt;[.$Z68];[.$Z68]&gt;0.2);NOT([.T68]=&quot;&quot;));[.T68];&quot;&quot;)">
            <text:p/>
          </table:table-cell>
          <table:table-cell table:style-name="ce39" table:formula="of:=IF(AND(OR(0.15&gt;[.$Z68];[.$Z68]&gt;0.2);NOT([.U68]=&quot;&quot;));[.U68];&quot;&quot;)">
            <text:p/>
          </table:table-cell>
          <table:table-cell table:style-name="ce33" table:formula="of:=IF(AND(OR(0.15&gt;[.$Z68];[.$Z68]&gt;0.2);NOT([.V68]=&quot;&quot;));[.V68];&quot;&quot;)">
            <text:p/>
          </table:table-cell>
          <table:table-cell table:style-name="ce33" table:formula="of:=IF(AND(OR(0.15&gt;[.$Z68];[.$Z68]&gt;0.2);NOT([.W68]=&quot;&quot;));[.W68];&quot;&quot;)">
            <text:p/>
          </table:table-cell>
          <table:table-cell table:style-name="ce33" table:formula="of:=IF(AND(OR(0.15&gt;[.$Z68];[.$Z68]&gt;0.2);NOT([.X68]=&quot;&quot;));[.X68];&quot;&quot;)">
            <text:p/>
          </table:table-cell>
          <table:table-cell table:style-name="ce39" table:formula="of:=IF(AND(OR(0.15&gt;[.$Z68];[.$Z68]&gt;0.2);NOT([.Y68]=&quot;&quot;));[.Y68];&quot;&quot;)">
            <text:p/>
          </table:table-cell>
          <table:table-cell table:style-name="ce33" table:formula="of:=IF(AND(OR(0.15&gt;[.$Z68];[.$Z68]&gt;0.2);NOT([.Z68]=&quot;&quot;));[.Z68];&quot;&quot;)">
            <text:p/>
          </table:table-cell>
          <table:table-cell table:style-name="ce44" table:formula="of:=IF(AND(OR(0.15&gt;[.$Z68];[.$Z68]&gt;0.2);NOT([.AA68]=&quot;&quot;));[.AA68];&quot;&quot;)">
            <text:p/>
          </table:table-cell>
          <table:table-cell table:style-name="Default" table:number-columns-repeated="3"/>
          <table:table-cell table:style-name="ce4" table:formula="of:=IF(AND([.$U68] = 1;NOT([.A68]=&quot;&quot;));[.A68];&quot;&quot;)" office:value-type="float" office:value="64" calcext:value-type="float">
            <text:p>64</text:p>
          </table:table-cell>
          <table:table-cell table:style-name="ce110" table:formula="of:=IF(AND([.$U68] = 1;NOT([.B68]=&quot;&quot;));[.B68];&quot;&quot;)" office:value-type="float" office:value="1.72788" calcext:value-type="float">
            <text:p>1.72788</text:p>
          </table:table-cell>
          <table:table-cell table:style-name="ce110" table:formula="of:=IF(AND([.$U68] = 1;NOT([.C68]=&quot;&quot;));[.C68];&quot;&quot;)" office:value-type="float" office:value="-1.5708" calcext:value-type="float">
            <text:p>-1.5708</text:p>
          </table:table-cell>
          <table:table-cell table:style-name="ce110" table:formula="of:=IF(AND([.$U68] = 1;NOT([.D68]=&quot;&quot;));[.D68];&quot;&quot;)" office:value-type="float" office:value="1.85005" calcext:value-type="float">
            <text:p>1.85005</text:p>
          </table:table-cell>
          <table:table-cell table:style-name="ce110" table:formula="of:=IF(AND([.$U68] = 1;NOT([.E68]=&quot;&quot;));[.E68];&quot;&quot;)" office:value-type="float" office:value="-2.16421" calcext:value-type="float">
            <text:p>-2.16421</text:p>
          </table:table-cell>
          <table:table-cell table:style-name="ce110" table:formula="of:=IF(AND([.$U68] = 1;NOT([.F68]=&quot;&quot;));[.F68];&quot;&quot;)" office:value-type="float" office:value="-1.48353" calcext:value-type="float">
            <text:p>-1.48353</text:p>
          </table:table-cell>
          <table:table-cell table:style-name="ce110" table:formula="of:=IF(AND([.$U68] = 1;NOT([.G68]=&quot;&quot;));[.G68];&quot;&quot;)" office:value-type="float" office:value="-1.76278" calcext:value-type="float">
            <text:p>-1.76278</text:p>
          </table:table-cell>
          <table:table-cell table:style-name="ce110" table:formula="of:=IF(AND([.$U68] = 1;NOT([.H68]=&quot;&quot;));[.H68];&quot;&quot;)">
            <text:p/>
          </table:table-cell>
          <table:table-cell table:style-name="ce110" table:formula="of:=IF(AND([.$U68] = 1;NOT([.I68]=&quot;&quot;));[.I68];&quot;&quot;)">
            <text:p/>
          </table:table-cell>
          <table:table-cell table:style-name="ce110" table:formula="of:=IF(AND([.$U68] = 1;NOT([.J68]=&quot;&quot;));[.J68];&quot;&quot;)" office:value-type="float" office:value="65" calcext:value-type="float">
            <text:p>65</text:p>
          </table:table-cell>
          <table:table-cell table:style-name="ce110" table:formula="of:=IF(AND([.$U68] = 1;NOT([.K68]=&quot;&quot;));[.K68];&quot;&quot;)" office:value-type="float" office:value="0.3424" calcext:value-type="float">
            <text:p>0.3424</text:p>
          </table:table-cell>
          <table:table-cell table:style-name="ce110" table:formula="of:=IF(AND([.$U68] = 1;NOT([.L68]=&quot;&quot;));[.L68];&quot;&quot;)" office:value-type="float" office:value="-0.1155" calcext:value-type="float">
            <text:p>-0.1155</text:p>
          </table:table-cell>
          <table:table-cell table:style-name="ce110" table:formula="of:=IF(AND([.$U68] = 1;NOT([.M68]=&quot;&quot;));[.M68];&quot;&quot;)">
            <text:p/>
          </table:table-cell>
          <table:table-cell table:style-name="ce110" table:formula="of:=IF(AND([.$U68] = 1;NOT([.N68]=&quot;&quot;));[.N68];&quot;&quot;)">
            <text:p/>
          </table:table-cell>
          <table:table-cell table:style-name="ce110" table:formula="of:=IF(AND([.$U68] = 1;NOT([.O68]=&quot;&quot;));[.O68];&quot;&quot;)" office:value-type="float" office:value="64" calcext:value-type="float">
            <text:p>64</text:p>
          </table:table-cell>
          <table:table-cell table:style-name="ce110" table:formula="of:=IF(AND([.$U68] = 1;NOT([.P68]=&quot;&quot;));[.P68];&quot;&quot;)" office:value-type="float" office:value="2.342" calcext:value-type="float">
            <text:p>2.342</text:p>
          </table:table-cell>
          <table:table-cell table:style-name="ce110" table:formula="of:=IF(AND([.$U68] = 1;NOT([.Q68]=&quot;&quot;));[.Q68];&quot;&quot;)" office:value-type="float" office:value="-2.342" calcext:value-type="float">
            <text:p>-2.342</text:p>
          </table:table-cell>
          <table:table-cell table:style-name="ce110" table:formula="of:=IF(AND([.$U68] = 1;NOT([.R68]=&quot;&quot;));[.R68];&quot;&quot;)" office:value-type="float" office:value="38" calcext:value-type="float">
            <text:p>38</text:p>
          </table:table-cell>
          <table:table-cell table:style-name="ce110" table:formula="of:=IF(AND([.$U68] = 1;NOT([.S68]=&quot;&quot;));[.S68];&quot;&quot;)" office:value-type="float" office:value="2.5212382209" calcext:value-type="float">
            <text:p>2.5212382209</text:p>
          </table:table-cell>
          <table:table-cell table:style-name="ce110" table:formula="of:=IF(AND([.$U68] = 1;NOT([.T68]=&quot;&quot;));[.T68];&quot;&quot;)" office:value-type="float" office:value="-1" calcext:value-type="float">
            <text:p>-1</text:p>
          </table:table-cell>
          <table:table-cell table:style-name="ce110" table:formula="of:=IF(AND([.$U68] = 1;NOT([.U68]=&quot;&quot;));[.U68];&quot;&quot;)" office:value-type="float" office:value="1" calcext:value-type="float">
            <text:p>1</text:p>
          </table:table-cell>
          <table:table-cell table:style-name="ce110" table:formula="of:=IF(AND([.$U68] = 1;NOT([.V68]=&quot;&quot;));[.V68];&quot;&quot;)" office:value-type="float" office:value="0" calcext:value-type="float">
            <text:p>0</text:p>
          </table:table-cell>
          <table:table-cell table:style-name="ce110" table:formula="of:=IF(AND([.$U68] = 1;NOT([.W68]=&quot;&quot;));[.W68];&quot;&quot;)">
            <text:p/>
          </table:table-cell>
          <table:table-cell table:style-name="ce110" table:formula="of:=IF(AND([.$U68] = 1;NOT([.X68]=&quot;&quot;));[.X68];&quot;&quot;)">
            <text:p/>
          </table:table-cell>
          <table:table-cell table:style-name="ce110" table:formula="of:=IF(AND([.$U68] = 1;NOT([.Y68]=&quot;&quot;));[.Y68];&quot;&quot;)" office:value-type="float" office:value="64" calcext:value-type="float">
            <text:p>64</text:p>
          </table:table-cell>
          <table:table-cell table:style-name="ce121" table:formula="of:=IF(AND([.$U68] = 1;NOT([.Z68]=&quot;&quot;));[.Z68];&quot;&quot;)" office:value-type="float" office:value="0.1803" calcext:value-type="float">
            <text:p>0.18030</text:p>
          </table:table-cell>
          <table:table-cell table:style-name="ce25" table:formula="of:=IF(AND([.$U68] = 1;NOT([.AA68]=&quot;&quot;));[.AA68];&quot;&quot;)" office:value-type="float" office:value="-0.7628" calcext:value-type="float">
            <text:p>-0.7628</text:p>
          </table:table-cell>
          <table:table-cell table:style-name="Default" table:number-columns-repeated="3"/>
          <table:table-cell table:style-name="ce4" table:formula="of:=IF(AND([.$U68] = 0;NOT([.A68]=&quot;&quot;));[.A68];&quot;&quot;)">
            <text:p/>
          </table:table-cell>
          <table:table-cell table:style-name="ce110" table:formula="of:=IF(AND([.$U68] = 0;NOT([.B68]=&quot;&quot;));[.B68];&quot;&quot;)">
            <text:p/>
          </table:table-cell>
          <table:table-cell table:style-name="ce110" table:formula="of:=IF(AND([.$U68] = 0;NOT([.C68]=&quot;&quot;));[.C68];&quot;&quot;)">
            <text:p/>
          </table:table-cell>
          <table:table-cell table:style-name="ce110" table:formula="of:=IF(AND([.$U68] = 0;NOT([.D68]=&quot;&quot;));[.D68];&quot;&quot;)">
            <text:p/>
          </table:table-cell>
          <table:table-cell table:style-name="ce110" table:formula="of:=IF(AND([.$U68] = 0;NOT([.E68]=&quot;&quot;));[.E68];&quot;&quot;)">
            <text:p/>
          </table:table-cell>
          <table:table-cell table:style-name="ce110" table:formula="of:=IF(AND([.$U68] = 0;NOT([.F68]=&quot;&quot;));[.F68];&quot;&quot;)">
            <text:p/>
          </table:table-cell>
          <table:table-cell table:style-name="ce110" table:formula="of:=IF(AND([.$U68] = 0;NOT([.G68]=&quot;&quot;));[.G68];&quot;&quot;)">
            <text:p/>
          </table:table-cell>
          <table:table-cell table:style-name="ce110" table:formula="of:=IF(AND([.$U68] = 0;NOT([.H68]=&quot;&quot;));[.H68];&quot;&quot;)">
            <text:p/>
          </table:table-cell>
          <table:table-cell table:style-name="ce110" table:formula="of:=IF(AND([.$U68] = 0;NOT([.I68]=&quot;&quot;));[.I68];&quot;&quot;)">
            <text:p/>
          </table:table-cell>
          <table:table-cell table:style-name="ce110" table:formula="of:=IF(AND([.$U68] = 0;NOT([.J68]=&quot;&quot;));[.J68];&quot;&quot;)">
            <text:p/>
          </table:table-cell>
          <table:table-cell table:style-name="ce113" table:formula="of:=IF(AND([.$U68] = 0;NOT([.K68]=&quot;&quot;));[.K68];&quot;&quot;)">
            <text:p/>
          </table:table-cell>
          <table:table-cell table:style-name="ce113" table:formula="of:=IF(AND([.$U68] = 0;NOT([.L68]=&quot;&quot;));[.L68];&quot;&quot;)">
            <text:p/>
          </table:table-cell>
          <table:table-cell table:style-name="ce110" table:formula="of:=IF(AND([.$U68] = 0;NOT([.M68]=&quot;&quot;));[.M68];&quot;&quot;)">
            <text:p/>
          </table:table-cell>
          <table:table-cell table:style-name="ce110" table:formula="of:=IF(AND([.$U68] = 0;NOT([.N68]=&quot;&quot;));[.N68];&quot;&quot;)">
            <text:p/>
          </table:table-cell>
          <table:table-cell table:style-name="ce110" table:formula="of:=IF(AND([.$U68] = 0;NOT([.O68]=&quot;&quot;));[.O68];&quot;&quot;)">
            <text:p/>
          </table:table-cell>
          <table:table-cell table:style-name="ce110" table:formula="of:=IF(AND([.$U68] = 0;NOT([.P68]=&quot;&quot;));[.P68];&quot;&quot;)">
            <text:p/>
          </table:table-cell>
          <table:table-cell table:style-name="ce110" table:formula="of:=IF(AND([.$U68] = 0;NOT([.Q68]=&quot;&quot;));[.Q68];&quot;&quot;)">
            <text:p/>
          </table:table-cell>
          <table:table-cell table:style-name="ce110" table:formula="of:=IF(AND([.$U68] = 0;NOT([.R68]=&quot;&quot;));[.R68];&quot;&quot;)">
            <text:p/>
          </table:table-cell>
          <table:table-cell table:style-name="ce110" table:formula="of:=IF(AND([.$U68] = 0;NOT([.S68]=&quot;&quot;));[.S68];&quot;&quot;)">
            <text:p/>
          </table:table-cell>
          <table:table-cell table:style-name="ce110" table:formula="of:=IF(AND([.$U68] = 0;NOT([.T68]=&quot;&quot;));[.T68];&quot;&quot;)">
            <text:p/>
          </table:table-cell>
          <table:table-cell table:style-name="ce110" table:formula="of:=IF(AND([.$U68] = 0;NOT([.U68]=&quot;&quot;));[.U68];&quot;&quot;)">
            <text:p/>
          </table:table-cell>
          <table:table-cell table:style-name="ce110" table:formula="of:=IF(AND([.$U68] = 0;NOT([.V68]=&quot;&quot;));[.V68];&quot;&quot;)">
            <text:p/>
          </table:table-cell>
          <table:table-cell table:style-name="ce110" table:formula="of:=IF(AND([.$U68] = 0;NOT([.W68]=&quot;&quot;));[.W68];&quot;&quot;)">
            <text:p/>
          </table:table-cell>
          <table:table-cell table:style-name="ce110" table:formula="of:=IF(AND([.$U68] = 0;NOT([.X68]=&quot;&quot;));[.X68];&quot;&quot;)">
            <text:p/>
          </table:table-cell>
          <table:table-cell table:style-name="ce110" table:formula="of:=IF(AND([.$U68] = 0;NOT([.Y68]=&quot;&quot;));[.Y68];&quot;&quot;)">
            <text:p/>
          </table:table-cell>
          <table:table-cell table:style-name="ce110" table:formula="of:=IF(AND([.$U68] = 0;NOT([.Z68]=&quot;&quot;));[.Z68];&quot;&quot;)">
            <text:p/>
          </table:table-cell>
          <table:table-cell table:style-name="ce25" table:formula="of:=IF(AND([.$U68] = 0;NOT([.AA68]=&quot;&quot;));[.AA68];&quot;&quot;)">
            <text:p/>
          </table:table-cell>
          <table:table-cell table:style-name="Default" table:number-columns-repeated="3"/>
          <table:table-cell table:style-name="ce126" table:formula="of:=IF(AND(0.1&lt;[.$Z68];[.$Z68]&lt;0.25; NOT([.A68]=&quot;&quot;));[.A68];&quot;&quot;)" office:value-type="float" office:value="64" calcext:value-type="float">
            <text:p>64.0000</text:p>
          </table:table-cell>
          <table:table-cell table:style-name="ce44" table:formula="of:=IF(AND(0.1&lt;[.$Z68];[.$Z68]&lt;0.25; NOT([.B68]=&quot;&quot;));[.B68];&quot;&quot;)" office:value-type="float" office:value="1.72788" calcext:value-type="float">
            <text:p>1.7279</text:p>
          </table:table-cell>
          <table:table-cell table:style-name="ce44" table:formula="of:=IF(AND(0.1&lt;[.$Z68];[.$Z68]&lt;0.25; NOT([.C68]=&quot;&quot;));[.C68];&quot;&quot;)" office:value-type="float" office:value="-1.5708" calcext:value-type="float">
            <text:p>-1.5708</text:p>
          </table:table-cell>
          <table:table-cell table:style-name="ce44" table:formula="of:=IF(AND(0.1&lt;[.$Z68];[.$Z68]&lt;0.25; NOT([.D68]=&quot;&quot;));[.D68];&quot;&quot;)" office:value-type="float" office:value="1.85005" calcext:value-type="float">
            <text:p>1.8501</text:p>
          </table:table-cell>
          <table:table-cell table:style-name="ce44" table:formula="of:=IF(AND(0.1&lt;[.$Z68];[.$Z68]&lt;0.25; NOT([.E68]=&quot;&quot;));[.E68];&quot;&quot;)" office:value-type="float" office:value="-2.16421" calcext:value-type="float">
            <text:p>-2.1642</text:p>
          </table:table-cell>
          <table:table-cell table:style-name="ce44" table:formula="of:=IF(AND(0.1&lt;[.$Z68];[.$Z68]&lt;0.25; NOT([.F68]=&quot;&quot;));[.F68];&quot;&quot;)" office:value-type="float" office:value="-1.48353" calcext:value-type="float">
            <text:p>-1.4835</text:p>
          </table:table-cell>
          <table:table-cell table:style-name="ce44" table:formula="of:=IF(AND(0.1&lt;[.$Z68];[.$Z68]&lt;0.25; NOT([.G68]=&quot;&quot;));[.G68];&quot;&quot;)" office:value-type="float" office:value="-1.76278" calcext:value-type="float">
            <text:p>-1.7628</text:p>
          </table:table-cell>
          <table:table-cell table:style-name="ce44" table:formula="of:=IF(AND(0.1&lt;[.$Z68];[.$Z68]&lt;0.25; NOT([.H68]=&quot;&quot;));[.H68];&quot;&quot;)">
            <text:p/>
          </table:table-cell>
          <table:table-cell table:style-name="ce44" table:formula="of:=IF(AND(0.1&lt;[.$Z68];[.$Z68]&lt;0.25; NOT([.I68]=&quot;&quot;));[.I68];&quot;&quot;)">
            <text:p/>
          </table:table-cell>
          <table:table-cell table:style-name="ce44" table:formula="of:=IF(AND(0.1&lt;[.$Z68];[.$Z68]&lt;0.25; NOT([.J68]=&quot;&quot;));[.J68];&quot;&quot;)" office:value-type="float" office:value="65" calcext:value-type="float">
            <text:p>65.0000</text:p>
          </table:table-cell>
          <table:table-cell table:style-name="ce44" table:formula="of:=IF(AND(0.1&lt;[.$Z68];[.$Z68]&lt;0.25; NOT([.K68]=&quot;&quot;));[.K68];&quot;&quot;)" office:value-type="float" office:value="0.3424" calcext:value-type="float">
            <text:p>0.3424</text:p>
          </table:table-cell>
          <table:table-cell table:style-name="ce44" table:formula="of:=IF(AND(0.1&lt;[.$Z68];[.$Z68]&lt;0.25; NOT([.L68]=&quot;&quot;));[.L68];&quot;&quot;)" office:value-type="float" office:value="-0.1155" calcext:value-type="float">
            <text:p>-0.1155</text:p>
          </table:table-cell>
          <table:table-cell table:style-name="ce44" table:formula="of:=IF(AND(0.1&lt;[.$Z68];[.$Z68]&lt;0.25; NOT([.M68]=&quot;&quot;));[.M68];&quot;&quot;)">
            <text:p/>
          </table:table-cell>
          <table:table-cell table:style-name="ce44" table:formula="of:=IF(AND(0.1&lt;[.$Z68];[.$Z68]&lt;0.25; NOT([.N68]=&quot;&quot;));[.N68];&quot;&quot;)">
            <text:p/>
          </table:table-cell>
          <table:table-cell table:style-name="ce44" table:formula="of:=IF(AND(0.1&lt;[.$Z68];[.$Z68]&lt;0.25; NOT([.O68]=&quot;&quot;));[.O68];&quot;&quot;)" office:value-type="float" office:value="64" calcext:value-type="float">
            <text:p>64.0000</text:p>
          </table:table-cell>
          <table:table-cell table:style-name="ce44" table:formula="of:=IF(AND(0.1&lt;[.$Z68];[.$Z68]&lt;0.25; NOT([.P68]=&quot;&quot;));[.P68];&quot;&quot;)" office:value-type="float" office:value="2.342" calcext:value-type="float">
            <text:p>2.3420</text:p>
          </table:table-cell>
          <table:table-cell table:style-name="ce44" table:formula="of:=IF(AND(0.1&lt;[.$Z68];[.$Z68]&lt;0.25; NOT([.Q68]=&quot;&quot;));[.Q68];&quot;&quot;)" office:value-type="float" office:value="-2.342" calcext:value-type="float">
            <text:p>-2.3420</text:p>
          </table:table-cell>
          <table:table-cell table:style-name="ce44" table:formula="of:=IF(AND(0.1&lt;[.$Z68];[.$Z68]&lt;0.25; NOT([.R68]=&quot;&quot;));[.R68];&quot;&quot;)" office:value-type="float" office:value="38" calcext:value-type="float">
            <text:p>38.0000</text:p>
          </table:table-cell>
          <table:table-cell table:style-name="ce44" table:formula="of:=IF(AND(0.1&lt;[.$Z68];[.$Z68]&lt;0.25; NOT([.S68]=&quot;&quot;));[.S68];&quot;&quot;)" office:value-type="float" office:value="2.5212382209" calcext:value-type="float">
            <text:p>2.5212</text:p>
          </table:table-cell>
          <table:table-cell table:style-name="ce44" table:formula="of:=IF(AND(0.1&lt;[.$Z68];[.$Z68]&lt;0.25; NOT([.T68]=&quot;&quot;));[.T68];&quot;&quot;)" office:value-type="float" office:value="-1" calcext:value-type="float">
            <text:p>-1.0000</text:p>
          </table:table-cell>
          <table:table-cell table:style-name="ce44" table:formula="of:=IF(AND(0.1&lt;[.$Z68];[.$Z68]&lt;0.25; NOT([.U68]=&quot;&quot;));[.U68];&quot;&quot;)" office:value-type="float" office:value="1" calcext:value-type="float">
            <text:p>1.0000</text:p>
          </table:table-cell>
          <table:table-cell table:style-name="ce44" table:formula="of:=IF(AND(0.1&lt;[.$Z68];[.$Z68]&lt;0.25; NOT([.V68]=&quot;&quot;));[.V68];&quot;&quot;)" office:value-type="float" office:value="0" calcext:value-type="float">
            <text:p>0.0000</text:p>
          </table:table-cell>
          <table:table-cell table:style-name="ce44" table:formula="of:=IF(AND(0.1&lt;[.$Z68];[.$Z68]&lt;0.25; NOT([.W68]=&quot;&quot;));[.W68];&quot;&quot;)">
            <text:p/>
          </table:table-cell>
          <table:table-cell table:style-name="ce44" table:formula="of:=IF(AND(0.1&lt;[.$Z68];[.$Z68]&lt;0.25; NOT([.X68]=&quot;&quot;));[.X68];&quot;&quot;)">
            <text:p/>
          </table:table-cell>
          <table:table-cell table:style-name="ce44" table:formula="of:=IF(AND(0.1&lt;[.$Z68];[.$Z68]&lt;0.25; NOT([.Y68]=&quot;&quot;));[.Y68];&quot;&quot;)" office:value-type="float" office:value="64" calcext:value-type="float">
            <text:p>64.0000</text:p>
          </table:table-cell>
          <table:table-cell table:style-name="ce44" table:formula="of:=IF(AND(0.1&lt;[.$Z68];[.$Z68]&lt;0.25; NOT([.Z68]=&quot;&quot;));[.Z68];&quot;&quot;)" office:value-type="float" office:value="0.1803" calcext:value-type="float">
            <text:p>0.1803</text:p>
          </table:table-cell>
          <table:table-cell table:style-name="ce44" table:formula="of:=IF(AND(0.1&lt;[.$Z68];[.$Z68]&lt;0.25; NOT([.AA68]=&quot;&quot;));[.AA68];&quot;&quot;)" office:value-type="float" office:value="-0.7628" calcext:value-type="float">
            <text:p>-0.7628</text:p>
          </table:table-cell>
          <table:table-cell table:style-name="Default" table:number-columns-repeated="3"/>
          <table:table-cell table:style-name="ce126" table:formula="of:=IF(AND(OR(0.1&gt;[.$Z68];[.$Z68]&gt;0.25);NOT([.A68]=&quot;&quot;));[.A68];&quot;&quot;)">
            <text:p/>
          </table:table-cell>
          <table:table-cell table:style-name="ce44" table:formula="of:=IF(AND(OR(0.1&gt;[.$Z68];[.$Z68]&gt;0.25);NOT([.B68]=&quot;&quot;));[.B68];&quot;&quot;)">
            <text:p/>
          </table:table-cell>
          <table:table-cell table:style-name="ce44" table:formula="of:=IF(AND(OR(0.1&gt;[.$Z68];[.$Z68]&gt;0.25);NOT([.C68]=&quot;&quot;));[.C68];&quot;&quot;)">
            <text:p/>
          </table:table-cell>
          <table:table-cell table:style-name="ce44" table:formula="of:=IF(AND(OR(0.1&gt;[.$Z68];[.$Z68]&gt;0.25);NOT([.D68]=&quot;&quot;));[.D68];&quot;&quot;)">
            <text:p/>
          </table:table-cell>
          <table:table-cell table:style-name="ce44" table:formula="of:=IF(AND(OR(0.1&gt;[.$Z68];[.$Z68]&gt;0.25);NOT([.E68]=&quot;&quot;));[.E68];&quot;&quot;)">
            <text:p/>
          </table:table-cell>
          <table:table-cell table:style-name="ce44" table:formula="of:=IF(AND(OR(0.1&gt;[.$Z68];[.$Z68]&gt;0.25);NOT([.F68]=&quot;&quot;));[.F68];&quot;&quot;)">
            <text:p/>
          </table:table-cell>
          <table:table-cell table:style-name="ce44" table:formula="of:=IF(AND(OR(0.1&gt;[.$Z68];[.$Z68]&gt;0.25);NOT([.G68]=&quot;&quot;));[.G68];&quot;&quot;)">
            <text:p/>
          </table:table-cell>
          <table:table-cell table:style-name="ce44" table:formula="of:=IF(AND(OR(0.1&gt;[.$Z68];[.$Z68]&gt;0.25);NOT([.H68]=&quot;&quot;));[.H68];&quot;&quot;)">
            <text:p/>
          </table:table-cell>
          <table:table-cell table:style-name="ce44" table:formula="of:=IF(AND(OR(0.1&gt;[.$Z68];[.$Z68]&gt;0.25);NOT([.I68]=&quot;&quot;));[.I68];&quot;&quot;)">
            <text:p/>
          </table:table-cell>
          <table:table-cell table:style-name="ce44" table:formula="of:=IF(AND(OR(0.1&gt;[.$Z68];[.$Z68]&gt;0.25);NOT([.J68]=&quot;&quot;));[.J68];&quot;&quot;)">
            <text:p/>
          </table:table-cell>
          <table:table-cell table:style-name="ce44" table:formula="of:=IF(AND(OR(0.1&gt;[.$Z68];[.$Z68]&gt;0.25);NOT([.K68]=&quot;&quot;));[.K68];&quot;&quot;)">
            <text:p/>
          </table:table-cell>
          <table:table-cell table:style-name="ce44" table:formula="of:=IF(AND(OR(0.1&gt;[.$Z68];[.$Z68]&gt;0.25);NOT([.L68]=&quot;&quot;));[.L68];&quot;&quot;)">
            <text:p/>
          </table:table-cell>
          <table:table-cell table:style-name="ce44" table:formula="of:=IF(AND(OR(0.1&gt;[.$Z68];[.$Z68]&gt;0.25);NOT([.M68]=&quot;&quot;));[.M68];&quot;&quot;)">
            <text:p/>
          </table:table-cell>
          <table:table-cell table:style-name="ce44" table:formula="of:=IF(AND(OR(0.1&gt;[.$Z68];[.$Z68]&gt;0.25);NOT([.N68]=&quot;&quot;));[.N68];&quot;&quot;)">
            <text:p/>
          </table:table-cell>
          <table:table-cell table:style-name="ce128" table:formula="of:=IF(AND(OR(0.1&gt;[.$Z68];[.$Z68]&gt;0.25);NOT([.O68]=&quot;&quot;));[.O68];&quot;&quot;)">
            <text:p/>
          </table:table-cell>
          <table:table-cell table:style-name="ce44" table:formula="of:=IF(AND(OR(0.1&gt;[.$Z68];[.$Z68]&gt;0.25);NOT([.P68]=&quot;&quot;));[.P68];&quot;&quot;)">
            <text:p/>
          </table:table-cell>
          <table:table-cell table:style-name="ce44" table:formula="of:=IF(AND(OR(0.1&gt;[.$Z68];[.$Z68]&gt;0.25);NOT([.Q68]=&quot;&quot;));[.Q68];&quot;&quot;)">
            <text:p/>
          </table:table-cell>
          <table:table-cell table:style-name="ce44" table:formula="of:=IF(AND(OR(0.1&gt;[.$Z68];[.$Z68]&gt;0.25);NOT([.R68]=&quot;&quot;));[.R68];&quot;&quot;)">
            <text:p/>
          </table:table-cell>
          <table:table-cell table:style-name="ce44" table:formula="of:=IF(AND(OR(0.1&gt;[.$Z68];[.$Z68]&gt;0.25);NOT([.S68]=&quot;&quot;));[.S68];&quot;&quot;)">
            <text:p/>
          </table:table-cell>
          <table:table-cell table:style-name="ce44" table:formula="of:=IF(AND(OR(0.1&gt;[.$Z68];[.$Z68]&gt;0.25);NOT([.T68]=&quot;&quot;));[.T68];&quot;&quot;)">
            <text:p/>
          </table:table-cell>
          <table:table-cell table:style-name="ce44" table:formula="of:=IF(AND(OR(0.1&gt;[.$Z68];[.$Z68]&gt;0.25);NOT([.U68]=&quot;&quot;));[.U68];&quot;&quot;)">
            <text:p/>
          </table:table-cell>
          <table:table-cell table:style-name="ce44" table:formula="of:=IF(AND(OR(0.1&gt;[.$Z68];[.$Z68]&gt;0.25);NOT([.V68]=&quot;&quot;));[.V68];&quot;&quot;)">
            <text:p/>
          </table:table-cell>
          <table:table-cell table:style-name="ce44" table:formula="of:=IF(AND(OR(0.1&gt;[.$Z68];[.$Z68]&gt;0.25);NOT([.W68]=&quot;&quot;));[.W68];&quot;&quot;)">
            <text:p/>
          </table:table-cell>
          <table:table-cell table:style-name="ce44" table:formula="of:=IF(AND(OR(0.1&gt;[.$Z68];[.$Z68]&gt;0.25);NOT([.X68]=&quot;&quot;));[.X68];&quot;&quot;)">
            <text:p/>
          </table:table-cell>
          <table:table-cell table:style-name="ce128" table:formula="of:=IF(AND(OR(0.1&gt;[.$Z68];[.$Z68]&gt;0.25);NOT([.Y68]=&quot;&quot;));[.Y68];&quot;&quot;)">
            <text:p/>
          </table:table-cell>
          <table:table-cell table:style-name="ce44" table:formula="of:=IF(AND(OR(0.1&gt;[.$Z68];[.$Z68]&gt;0.25);NOT([.Z68]=&quot;&quot;));[.Z68];&quot;&quot;)">
            <text:p/>
          </table:table-cell>
          <table:table-cell table:style-name="ce44" table:formula="of:=IF(AND(OR(0.1&gt;[.$Z68];[.$Z68]&gt;0.25);NOT([.AA68]=&quot;&quot;));[.AA68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66" calcext:value-type="float">
            <text:p>66</text:p>
          </table:table-cell>
          <table:table-cell table:style-name="ce15" office:value-type="float" office:value="0.3424" calcext:value-type="float">
            <text:p>0.3424</text:p>
          </table:table-cell>
          <table:table-cell table:style-name="ce15" office:value-type="float" office:value="-0.1155" calcext:value-type="float">
            <text:p>-0.1155</text:p>
          </table:table-cell>
          <table:table-cell table:style-name="Default" table:number-columns-repeated="2"/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2.3435" calcext:value-type="float">
            <text:p>2.3435</text:p>
          </table:table-cell>
          <table:table-cell table:style-name="ce10" office:value-type="float" office:value="-2.3435" calcext:value-type="float">
            <text:p>-2.34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.6698277873" calcext:value-type="float">
            <text:p>1.6698277873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349065850398866" calcext:value-type="float">
            <text:p>0.349065850398866</text:p>
          </table:table-cell>
          <table:table-cell table:style-name="Default" table:number-columns-repeated="2"/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0.1773" calcext:value-type="float">
            <text:p>0.1773</text:p>
          </table:table-cell>
          <table:table-cell table:style-name="ce25" office:value-type="float" office:value="-0.7639" calcext:value-type="float">
            <text:p>-0.7639</text:p>
          </table:table-cell>
          <table:table-cell table:style-name="Default" table:number-columns-repeated="3"/>
          <table:table-cell table:style-name="ce31" table:formula="of:=IF(AND(0.15&lt;[.$Z69];[.$Z69]&lt;0.2; NOT([.A69]=&quot;&quot;));[.A69];&quot;&quot;)" office:value-type="float" office:value="65" calcext:value-type="float">
            <text:p>65</text:p>
          </table:table-cell>
          <table:table-cell table:style-name="ce33" table:formula="of:=IF(AND(0.15&lt;[.$Z69];[.$Z69]&lt;0.2; NOT([.B69]=&quot;&quot;));[.B69];&quot;&quot;)" office:value-type="float" office:value="1.72788" calcext:value-type="float">
            <text:p>1.7279</text:p>
          </table:table-cell>
          <table:table-cell table:style-name="ce33" table:formula="of:=IF(AND(0.15&lt;[.$Z69];[.$Z69]&lt;0.2; NOT([.C69]=&quot;&quot;));[.C69];&quot;&quot;)" office:value-type="float" office:value="-1.5708" calcext:value-type="float">
            <text:p>-1.5708</text:p>
          </table:table-cell>
          <table:table-cell table:style-name="ce33" table:formula="of:=IF(AND(0.15&lt;[.$Z69];[.$Z69]&lt;0.2; NOT([.D69]=&quot;&quot;));[.D69];&quot;&quot;)" office:value-type="float" office:value="1.85005" calcext:value-type="float">
            <text:p>1.8501</text:p>
          </table:table-cell>
          <table:table-cell table:style-name="ce33" table:formula="of:=IF(AND(0.15&lt;[.$Z69];[.$Z69]&lt;0.2; NOT([.E69]=&quot;&quot;));[.E69];&quot;&quot;)" office:value-type="float" office:value="-2.16421" calcext:value-type="float">
            <text:p>-2.1642</text:p>
          </table:table-cell>
          <table:table-cell table:style-name="ce33" table:formula="of:=IF(AND(0.15&lt;[.$Z69];[.$Z69]&lt;0.2; NOT([.F69]=&quot;&quot;));[.F69];&quot;&quot;)" office:value-type="float" office:value="-1.48353" calcext:value-type="float">
            <text:p>-1.4835</text:p>
          </table:table-cell>
          <table:table-cell table:style-name="ce33" table:formula="of:=IF(AND(0.15&lt;[.$Z69];[.$Z69]&lt;0.2; NOT([.G69]=&quot;&quot;));[.G69];&quot;&quot;)" office:value-type="float" office:value="-1.76278" calcext:value-type="float">
            <text:p>-1.7628</text:p>
          </table:table-cell>
          <table:table-cell table:style-name="ce33" table:formula="of:=IF(AND(0.15&lt;[.$Z69];[.$Z69]&lt;0.2; NOT([.H69]=&quot;&quot;));[.H69];&quot;&quot;)">
            <text:p/>
          </table:table-cell>
          <table:table-cell table:style-name="ce33" table:formula="of:=IF(AND(0.15&lt;[.$Z69];[.$Z69]&lt;0.2; NOT([.I69]=&quot;&quot;));[.I69];&quot;&quot;)">
            <text:p/>
          </table:table-cell>
          <table:table-cell table:style-name="ce39" table:formula="of:=IF(AND(0.15&lt;[.$Z69];[.$Z69]&lt;0.2; NOT([.J69]=&quot;&quot;));[.J69];&quot;&quot;)" office:value-type="float" office:value="66" calcext:value-type="float">
            <text:p>66</text:p>
          </table:table-cell>
          <table:table-cell table:style-name="ce33" table:formula="of:=IF(AND(0.15&lt;[.$Z69];[.$Z69]&lt;0.2; NOT([.K69]=&quot;&quot;));[.K69];&quot;&quot;)" office:value-type="float" office:value="0.3424" calcext:value-type="float">
            <text:p>0.3424</text:p>
          </table:table-cell>
          <table:table-cell table:style-name="ce33" table:formula="of:=IF(AND(0.15&lt;[.$Z69];[.$Z69]&lt;0.2; NOT([.L69]=&quot;&quot;));[.L69];&quot;&quot;)" office:value-type="float" office:value="-0.1155" calcext:value-type="float">
            <text:p>-0.1155</text:p>
          </table:table-cell>
          <table:table-cell table:style-name="ce33" table:formula="of:=IF(AND(0.15&lt;[.$Z69];[.$Z69]&lt;0.2; NOT([.M69]=&quot;&quot;));[.M69];&quot;&quot;)">
            <text:p/>
          </table:table-cell>
          <table:table-cell table:style-name="ce33" table:formula="of:=IF(AND(0.15&lt;[.$Z69];[.$Z69]&lt;0.2; NOT([.N69]=&quot;&quot;));[.N69];&quot;&quot;)">
            <text:p/>
          </table:table-cell>
          <table:table-cell table:style-name="ce39" table:formula="of:=IF(AND(0.15&lt;[.$Z69];[.$Z69]&lt;0.2; NOT([.O69]=&quot;&quot;));[.O69];&quot;&quot;)" office:value-type="float" office:value="65" calcext:value-type="float">
            <text:p>65</text:p>
          </table:table-cell>
          <table:table-cell table:style-name="ce33" table:formula="of:=IF(AND(0.15&lt;[.$Z69];[.$Z69]&lt;0.2; NOT([.P69]=&quot;&quot;));[.P69];&quot;&quot;)" office:value-type="float" office:value="2.3435" calcext:value-type="float">
            <text:p>2.3435</text:p>
          </table:table-cell>
          <table:table-cell table:style-name="ce33" table:formula="of:=IF(AND(0.15&lt;[.$Z69];[.$Z69]&lt;0.2; NOT([.Q69]=&quot;&quot;));[.Q69];&quot;&quot;)" office:value-type="float" office:value="-2.3435" calcext:value-type="float">
            <text:p>-2.3435</text:p>
          </table:table-cell>
          <table:table-cell table:style-name="ce33" table:formula="of:=IF(AND(0.15&lt;[.$Z69];[.$Z69]&lt;0.2; NOT([.R69]=&quot;&quot;));[.R69];&quot;&quot;)" office:value-type="float" office:value="38" calcext:value-type="float">
            <text:p>38.0000</text:p>
          </table:table-cell>
          <table:table-cell table:style-name="ce33" table:formula="of:=IF(AND(0.15&lt;[.$Z69];[.$Z69]&lt;0.2; NOT([.S69]=&quot;&quot;));[.S69];&quot;&quot;)" office:value-type="float" office:value="1.6698277873" calcext:value-type="float">
            <text:p>1.6698</text:p>
          </table:table-cell>
          <table:table-cell table:style-name="ce39" table:formula="of:=IF(AND(0.15&lt;[.$Z69];[.$Z69]&lt;0.2; NOT([.T69]=&quot;&quot;));[.T69];&quot;&quot;)" office:value-type="float" office:value="-1" calcext:value-type="float">
            <text:p>-1</text:p>
          </table:table-cell>
          <table:table-cell table:style-name="ce39" table:formula="of:=IF(AND(0.15&lt;[.$Z69];[.$Z69]&lt;0.2; NOT([.U69]=&quot;&quot;));[.U69];&quot;&quot;)" office:value-type="float" office:value="0" calcext:value-type="float">
            <text:p>0</text:p>
          </table:table-cell>
          <table:table-cell table:style-name="ce33" table:formula="of:=IF(AND(0.15&lt;[.$Z69];[.$Z69]&lt;0.2; NOT([.V69]=&quot;&quot;));[.V69];&quot;&quot;)" office:value-type="float" office:value="0.349065850398866" calcext:value-type="float">
            <text:p>0.3491</text:p>
          </table:table-cell>
          <table:table-cell table:style-name="ce33" table:formula="of:=IF(AND(0.15&lt;[.$Z69];[.$Z69]&lt;0.2; NOT([.W69]=&quot;&quot;));[.W69];&quot;&quot;)">
            <text:p/>
          </table:table-cell>
          <table:table-cell table:style-name="ce33" table:formula="of:=IF(AND(0.15&lt;[.$Z69];[.$Z69]&lt;0.2; NOT([.X69]=&quot;&quot;));[.X69];&quot;&quot;)">
            <text:p/>
          </table:table-cell>
          <table:table-cell table:style-name="ce39" table:formula="of:=IF(AND(0.15&lt;[.$Z69];[.$Z69]&lt;0.2; NOT([.Y69]=&quot;&quot;));[.Y69];&quot;&quot;)" office:value-type="float" office:value="65" calcext:value-type="float">
            <text:p>65</text:p>
          </table:table-cell>
          <table:table-cell table:style-name="ce33" table:formula="of:=IF(AND(0.15&lt;[.$Z69];[.$Z69]&lt;0.2; NOT([.Z69]=&quot;&quot;));[.Z69];&quot;&quot;)" office:value-type="float" office:value="0.1773" calcext:value-type="float">
            <text:p>0.1773</text:p>
          </table:table-cell>
          <table:table-cell table:style-name="ce44" table:formula="of:=IF(AND(0.15&lt;[.$Z69];[.$Z69]&lt;0.2; NOT([.AA69]=&quot;&quot;));[.AA69];&quot;&quot;)" office:value-type="float" office:value="-0.7639" calcext:value-type="float">
            <text:p>-0.7639</text:p>
          </table:table-cell>
          <table:table-cell table:style-name="Default" table:number-columns-repeated="3"/>
          <table:table-cell table:style-name="ce31" table:formula="of:=IF(AND(OR(0.15&gt;[.$Z69];[.$Z69]&gt;0.2);NOT([.A69]=&quot;&quot;));[.A69];&quot;&quot;)">
            <text:p/>
          </table:table-cell>
          <table:table-cell table:style-name="ce33" table:formula="of:=IF(AND(OR(0.15&gt;[.$Z69];[.$Z69]&gt;0.2);NOT([.B69]=&quot;&quot;));[.B69];&quot;&quot;)">
            <text:p/>
          </table:table-cell>
          <table:table-cell table:style-name="ce33" table:formula="of:=IF(AND(OR(0.15&gt;[.$Z69];[.$Z69]&gt;0.2);NOT([.C69]=&quot;&quot;));[.C69];&quot;&quot;)">
            <text:p/>
          </table:table-cell>
          <table:table-cell table:style-name="ce33" table:formula="of:=IF(AND(OR(0.15&gt;[.$Z69];[.$Z69]&gt;0.2);NOT([.D69]=&quot;&quot;));[.D69];&quot;&quot;)">
            <text:p/>
          </table:table-cell>
          <table:table-cell table:style-name="ce33" table:formula="of:=IF(AND(OR(0.15&gt;[.$Z69];[.$Z69]&gt;0.2);NOT([.E69]=&quot;&quot;));[.E69];&quot;&quot;)">
            <text:p/>
          </table:table-cell>
          <table:table-cell table:style-name="ce33" table:formula="of:=IF(AND(OR(0.15&gt;[.$Z69];[.$Z69]&gt;0.2);NOT([.F69]=&quot;&quot;));[.F69];&quot;&quot;)">
            <text:p/>
          </table:table-cell>
          <table:table-cell table:style-name="ce33" table:formula="of:=IF(AND(OR(0.15&gt;[.$Z69];[.$Z69]&gt;0.2);NOT([.G69]=&quot;&quot;));[.G69];&quot;&quot;)">
            <text:p/>
          </table:table-cell>
          <table:table-cell table:style-name="ce33" table:formula="of:=IF(AND(OR(0.15&gt;[.$Z69];[.$Z69]&gt;0.2);NOT([.H69]=&quot;&quot;));[.H69];&quot;&quot;)">
            <text:p/>
          </table:table-cell>
          <table:table-cell table:style-name="ce33" table:formula="of:=IF(AND(OR(0.15&gt;[.$Z69];[.$Z69]&gt;0.2);NOT([.I69]=&quot;&quot;));[.I69];&quot;&quot;)">
            <text:p/>
          </table:table-cell>
          <table:table-cell table:style-name="ce39" table:formula="of:=IF(AND(OR(0.15&gt;[.$Z69];[.$Z69]&gt;0.2);NOT([.J69]=&quot;&quot;));[.J69];&quot;&quot;)">
            <text:p/>
          </table:table-cell>
          <table:table-cell table:style-name="ce33" table:formula="of:=IF(AND(OR(0.15&gt;[.$Z69];[.$Z69]&gt;0.2);NOT([.K69]=&quot;&quot;));[.K69];&quot;&quot;)">
            <text:p/>
          </table:table-cell>
          <table:table-cell table:style-name="ce33" table:formula="of:=IF(AND(OR(0.15&gt;[.$Z69];[.$Z69]&gt;0.2);NOT([.L69]=&quot;&quot;));[.L69];&quot;&quot;)">
            <text:p/>
          </table:table-cell>
          <table:table-cell table:style-name="ce33" table:formula="of:=IF(AND(OR(0.15&gt;[.$Z69];[.$Z69]&gt;0.2);NOT([.M69]=&quot;&quot;));[.M69];&quot;&quot;)">
            <text:p/>
          </table:table-cell>
          <table:table-cell table:style-name="ce33" table:formula="of:=IF(AND(OR(0.15&gt;[.$Z69];[.$Z69]&gt;0.2);NOT([.N69]=&quot;&quot;));[.N69];&quot;&quot;)">
            <text:p/>
          </table:table-cell>
          <table:table-cell table:style-name="ce39" table:formula="of:=IF(AND(OR(0.15&gt;[.$Z69];[.$Z69]&gt;0.2);NOT([.O69]=&quot;&quot;));[.O69];&quot;&quot;)">
            <text:p/>
          </table:table-cell>
          <table:table-cell table:style-name="ce33" table:formula="of:=IF(AND(OR(0.15&gt;[.$Z69];[.$Z69]&gt;0.2);NOT([.P69]=&quot;&quot;));[.P69];&quot;&quot;)">
            <text:p/>
          </table:table-cell>
          <table:table-cell table:style-name="ce33" table:formula="of:=IF(AND(OR(0.15&gt;[.$Z69];[.$Z69]&gt;0.2);NOT([.Q69]=&quot;&quot;));[.Q69];&quot;&quot;)">
            <text:p/>
          </table:table-cell>
          <table:table-cell table:style-name="ce33" table:formula="of:=IF(AND(OR(0.15&gt;[.$Z69];[.$Z69]&gt;0.2);NOT([.R69]=&quot;&quot;));[.R69];&quot;&quot;)">
            <text:p/>
          </table:table-cell>
          <table:table-cell table:style-name="ce33" table:formula="of:=IF(AND(OR(0.15&gt;[.$Z69];[.$Z69]&gt;0.2);NOT([.S69]=&quot;&quot;));[.S69];&quot;&quot;)">
            <text:p/>
          </table:table-cell>
          <table:table-cell table:style-name="ce39" table:formula="of:=IF(AND(OR(0.15&gt;[.$Z69];[.$Z69]&gt;0.2);NOT([.T69]=&quot;&quot;));[.T69];&quot;&quot;)">
            <text:p/>
          </table:table-cell>
          <table:table-cell table:style-name="ce39" table:formula="of:=IF(AND(OR(0.15&gt;[.$Z69];[.$Z69]&gt;0.2);NOT([.U69]=&quot;&quot;));[.U69];&quot;&quot;)">
            <text:p/>
          </table:table-cell>
          <table:table-cell table:style-name="ce33" table:formula="of:=IF(AND(OR(0.15&gt;[.$Z69];[.$Z69]&gt;0.2);NOT([.V69]=&quot;&quot;));[.V69];&quot;&quot;)">
            <text:p/>
          </table:table-cell>
          <table:table-cell table:style-name="ce33" table:formula="of:=IF(AND(OR(0.15&gt;[.$Z69];[.$Z69]&gt;0.2);NOT([.W69]=&quot;&quot;));[.W69];&quot;&quot;)">
            <text:p/>
          </table:table-cell>
          <table:table-cell table:style-name="ce33" table:formula="of:=IF(AND(OR(0.15&gt;[.$Z69];[.$Z69]&gt;0.2);NOT([.X69]=&quot;&quot;));[.X69];&quot;&quot;)">
            <text:p/>
          </table:table-cell>
          <table:table-cell table:style-name="ce39" table:formula="of:=IF(AND(OR(0.15&gt;[.$Z69];[.$Z69]&gt;0.2);NOT([.Y69]=&quot;&quot;));[.Y69];&quot;&quot;)">
            <text:p/>
          </table:table-cell>
          <table:table-cell table:style-name="ce33" table:formula="of:=IF(AND(OR(0.15&gt;[.$Z69];[.$Z69]&gt;0.2);NOT([.Z69]=&quot;&quot;));[.Z69];&quot;&quot;)">
            <text:p/>
          </table:table-cell>
          <table:table-cell table:style-name="ce44" table:formula="of:=IF(AND(OR(0.15&gt;[.$Z69];[.$Z69]&gt;0.2);NOT([.AA69]=&quot;&quot;));[.AA69];&quot;&quot;)">
            <text:p/>
          </table:table-cell>
          <table:table-cell table:style-name="Default" table:number-columns-repeated="3"/>
          <table:table-cell table:style-name="ce4" table:formula="of:=IF(AND([.$U69] = 1;NOT([.A69]=&quot;&quot;));[.A69];&quot;&quot;)">
            <text:p/>
          </table:table-cell>
          <table:table-cell table:style-name="ce110" table:formula="of:=IF(AND([.$U69] = 1;NOT([.B69]=&quot;&quot;));[.B69];&quot;&quot;)">
            <text:p/>
          </table:table-cell>
          <table:table-cell table:style-name="ce110" table:formula="of:=IF(AND([.$U69] = 1;NOT([.C69]=&quot;&quot;));[.C69];&quot;&quot;)">
            <text:p/>
          </table:table-cell>
          <table:table-cell table:style-name="ce110" table:formula="of:=IF(AND([.$U69] = 1;NOT([.D69]=&quot;&quot;));[.D69];&quot;&quot;)">
            <text:p/>
          </table:table-cell>
          <table:table-cell table:style-name="ce110" table:formula="of:=IF(AND([.$U69] = 1;NOT([.E69]=&quot;&quot;));[.E69];&quot;&quot;)">
            <text:p/>
          </table:table-cell>
          <table:table-cell table:style-name="ce110" table:formula="of:=IF(AND([.$U69] = 1;NOT([.F69]=&quot;&quot;));[.F69];&quot;&quot;)">
            <text:p/>
          </table:table-cell>
          <table:table-cell table:style-name="ce110" table:formula="of:=IF(AND([.$U69] = 1;NOT([.G69]=&quot;&quot;));[.G69];&quot;&quot;)">
            <text:p/>
          </table:table-cell>
          <table:table-cell table:style-name="ce110" table:formula="of:=IF(AND([.$U69] = 1;NOT([.H69]=&quot;&quot;));[.H69];&quot;&quot;)">
            <text:p/>
          </table:table-cell>
          <table:table-cell table:style-name="ce110" table:formula="of:=IF(AND([.$U69] = 1;NOT([.I69]=&quot;&quot;));[.I69];&quot;&quot;)">
            <text:p/>
          </table:table-cell>
          <table:table-cell table:style-name="ce110" table:formula="of:=IF(AND([.$U69] = 1;NOT([.J69]=&quot;&quot;));[.J69];&quot;&quot;)">
            <text:p/>
          </table:table-cell>
          <table:table-cell table:style-name="ce110" table:formula="of:=IF(AND([.$U69] = 1;NOT([.K69]=&quot;&quot;));[.K69];&quot;&quot;)">
            <text:p/>
          </table:table-cell>
          <table:table-cell table:style-name="ce110" table:formula="of:=IF(AND([.$U69] = 1;NOT([.L69]=&quot;&quot;));[.L69];&quot;&quot;)">
            <text:p/>
          </table:table-cell>
          <table:table-cell table:style-name="ce110" table:formula="of:=IF(AND([.$U69] = 1;NOT([.M69]=&quot;&quot;));[.M69];&quot;&quot;)">
            <text:p/>
          </table:table-cell>
          <table:table-cell table:style-name="ce110" table:formula="of:=IF(AND([.$U69] = 1;NOT([.N69]=&quot;&quot;));[.N69];&quot;&quot;)">
            <text:p/>
          </table:table-cell>
          <table:table-cell table:style-name="ce110" table:formula="of:=IF(AND([.$U69] = 1;NOT([.O69]=&quot;&quot;));[.O69];&quot;&quot;)">
            <text:p/>
          </table:table-cell>
          <table:table-cell table:style-name="ce110" table:formula="of:=IF(AND([.$U69] = 1;NOT([.P69]=&quot;&quot;));[.P69];&quot;&quot;)">
            <text:p/>
          </table:table-cell>
          <table:table-cell table:style-name="ce110" table:formula="of:=IF(AND([.$U69] = 1;NOT([.Q69]=&quot;&quot;));[.Q69];&quot;&quot;)">
            <text:p/>
          </table:table-cell>
          <table:table-cell table:style-name="ce110" table:formula="of:=IF(AND([.$U69] = 1;NOT([.R69]=&quot;&quot;));[.R69];&quot;&quot;)">
            <text:p/>
          </table:table-cell>
          <table:table-cell table:style-name="ce110" table:formula="of:=IF(AND([.$U69] = 1;NOT([.S69]=&quot;&quot;));[.S69];&quot;&quot;)">
            <text:p/>
          </table:table-cell>
          <table:table-cell table:style-name="ce110" table:formula="of:=IF(AND([.$U69] = 1;NOT([.T69]=&quot;&quot;));[.T69];&quot;&quot;)">
            <text:p/>
          </table:table-cell>
          <table:table-cell table:style-name="ce110" table:formula="of:=IF(AND([.$U69] = 1;NOT([.U69]=&quot;&quot;));[.U69];&quot;&quot;)">
            <text:p/>
          </table:table-cell>
          <table:table-cell table:style-name="ce110" table:formula="of:=IF(AND([.$U69] = 1;NOT([.V69]=&quot;&quot;));[.V69];&quot;&quot;)">
            <text:p/>
          </table:table-cell>
          <table:table-cell table:style-name="ce110" table:formula="of:=IF(AND([.$U69] = 1;NOT([.W69]=&quot;&quot;));[.W69];&quot;&quot;)">
            <text:p/>
          </table:table-cell>
          <table:table-cell table:style-name="ce110" table:formula="of:=IF(AND([.$U69] = 1;NOT([.X69]=&quot;&quot;));[.X69];&quot;&quot;)">
            <text:p/>
          </table:table-cell>
          <table:table-cell table:style-name="ce110" table:formula="of:=IF(AND([.$U69] = 1;NOT([.Y69]=&quot;&quot;));[.Y69];&quot;&quot;)">
            <text:p/>
          </table:table-cell>
          <table:table-cell table:style-name="ce121" table:formula="of:=IF(AND([.$U69] = 1;NOT([.Z69]=&quot;&quot;));[.Z69];&quot;&quot;)">
            <text:p/>
          </table:table-cell>
          <table:table-cell table:style-name="ce25" table:formula="of:=IF(AND([.$U69] = 1;NOT([.AA69]=&quot;&quot;));[.AA69];&quot;&quot;)">
            <text:p/>
          </table:table-cell>
          <table:table-cell table:style-name="Default" table:number-columns-repeated="3"/>
          <table:table-cell table:style-name="ce4" table:formula="of:=IF(AND([.$U69] = 0;NOT([.A69]=&quot;&quot;));[.A69];&quot;&quot;)" office:value-type="float" office:value="65" calcext:value-type="float">
            <text:p>65</text:p>
          </table:table-cell>
          <table:table-cell table:style-name="ce110" table:formula="of:=IF(AND([.$U69] = 0;NOT([.B69]=&quot;&quot;));[.B69];&quot;&quot;)" office:value-type="float" office:value="1.72788" calcext:value-type="float">
            <text:p>1.72788</text:p>
          </table:table-cell>
          <table:table-cell table:style-name="ce110" table:formula="of:=IF(AND([.$U69] = 0;NOT([.C69]=&quot;&quot;));[.C69];&quot;&quot;)" office:value-type="float" office:value="-1.5708" calcext:value-type="float">
            <text:p>-1.5708</text:p>
          </table:table-cell>
          <table:table-cell table:style-name="ce110" table:formula="of:=IF(AND([.$U69] = 0;NOT([.D69]=&quot;&quot;));[.D69];&quot;&quot;)" office:value-type="float" office:value="1.85005" calcext:value-type="float">
            <text:p>1.85005</text:p>
          </table:table-cell>
          <table:table-cell table:style-name="ce110" table:formula="of:=IF(AND([.$U69] = 0;NOT([.E69]=&quot;&quot;));[.E69];&quot;&quot;)" office:value-type="float" office:value="-2.16421" calcext:value-type="float">
            <text:p>-2.16421</text:p>
          </table:table-cell>
          <table:table-cell table:style-name="ce110" table:formula="of:=IF(AND([.$U69] = 0;NOT([.F69]=&quot;&quot;));[.F69];&quot;&quot;)" office:value-type="float" office:value="-1.48353" calcext:value-type="float">
            <text:p>-1.48353</text:p>
          </table:table-cell>
          <table:table-cell table:style-name="ce110" table:formula="of:=IF(AND([.$U69] = 0;NOT([.G69]=&quot;&quot;));[.G69];&quot;&quot;)" office:value-type="float" office:value="-1.76278" calcext:value-type="float">
            <text:p>-1.76278</text:p>
          </table:table-cell>
          <table:table-cell table:style-name="ce110" table:formula="of:=IF(AND([.$U69] = 0;NOT([.H69]=&quot;&quot;));[.H69];&quot;&quot;)">
            <text:p/>
          </table:table-cell>
          <table:table-cell table:style-name="ce110" table:formula="of:=IF(AND([.$U69] = 0;NOT([.I69]=&quot;&quot;));[.I69];&quot;&quot;)">
            <text:p/>
          </table:table-cell>
          <table:table-cell table:style-name="ce110" table:formula="of:=IF(AND([.$U69] = 0;NOT([.J69]=&quot;&quot;));[.J69];&quot;&quot;)" office:value-type="float" office:value="66" calcext:value-type="float">
            <text:p>66</text:p>
          </table:table-cell>
          <table:table-cell table:style-name="ce113" table:formula="of:=IF(AND([.$U69] = 0;NOT([.K69]=&quot;&quot;));[.K69];&quot;&quot;)" office:value-type="float" office:value="0.3424" calcext:value-type="float">
            <text:p>0.3424</text:p>
          </table:table-cell>
          <table:table-cell table:style-name="ce113" table:formula="of:=IF(AND([.$U69] = 0;NOT([.L69]=&quot;&quot;));[.L69];&quot;&quot;)" office:value-type="float" office:value="-0.1155" calcext:value-type="float">
            <text:p>-0.1155</text:p>
          </table:table-cell>
          <table:table-cell table:style-name="ce110" table:formula="of:=IF(AND([.$U69] = 0;NOT([.M69]=&quot;&quot;));[.M69];&quot;&quot;)">
            <text:p/>
          </table:table-cell>
          <table:table-cell table:style-name="ce110" table:formula="of:=IF(AND([.$U69] = 0;NOT([.N69]=&quot;&quot;));[.N69];&quot;&quot;)">
            <text:p/>
          </table:table-cell>
          <table:table-cell table:style-name="ce110" table:formula="of:=IF(AND([.$U69] = 0;NOT([.O69]=&quot;&quot;));[.O69];&quot;&quot;)" office:value-type="float" office:value="65" calcext:value-type="float">
            <text:p>65</text:p>
          </table:table-cell>
          <table:table-cell table:style-name="ce110" table:formula="of:=IF(AND([.$U69] = 0;NOT([.P69]=&quot;&quot;));[.P69];&quot;&quot;)" office:value-type="float" office:value="2.3435" calcext:value-type="float">
            <text:p>2.3435</text:p>
          </table:table-cell>
          <table:table-cell table:style-name="ce110" table:formula="of:=IF(AND([.$U69] = 0;NOT([.Q69]=&quot;&quot;));[.Q69];&quot;&quot;)" office:value-type="float" office:value="-2.3435" calcext:value-type="float">
            <text:p>-2.3435</text:p>
          </table:table-cell>
          <table:table-cell table:style-name="ce110" table:formula="of:=IF(AND([.$U69] = 0;NOT([.R69]=&quot;&quot;));[.R69];&quot;&quot;)" office:value-type="float" office:value="38" calcext:value-type="float">
            <text:p>38</text:p>
          </table:table-cell>
          <table:table-cell table:style-name="ce110" table:formula="of:=IF(AND([.$U69] = 0;NOT([.S69]=&quot;&quot;));[.S69];&quot;&quot;)" office:value-type="float" office:value="1.6698277873" calcext:value-type="float">
            <text:p>1.6698277873</text:p>
          </table:table-cell>
          <table:table-cell table:style-name="ce110" table:formula="of:=IF(AND([.$U69] = 0;NOT([.T69]=&quot;&quot;));[.T69];&quot;&quot;)" office:value-type="float" office:value="-1" calcext:value-type="float">
            <text:p>-1</text:p>
          </table:table-cell>
          <table:table-cell table:style-name="ce110" table:formula="of:=IF(AND([.$U69] = 0;NOT([.U69]=&quot;&quot;));[.U69];&quot;&quot;)" office:value-type="float" office:value="0" calcext:value-type="float">
            <text:p>0</text:p>
          </table:table-cell>
          <table:table-cell table:style-name="ce110" table:formula="of:=IF(AND([.$U69] = 0;NOT([.V69]=&quot;&quot;));[.V69];&quot;&quot;)" office:value-type="float" office:value="0.349065850398866" calcext:value-type="float">
            <text:p>0.349065850398866</text:p>
          </table:table-cell>
          <table:table-cell table:style-name="ce110" table:formula="of:=IF(AND([.$U69] = 0;NOT([.W69]=&quot;&quot;));[.W69];&quot;&quot;)">
            <text:p/>
          </table:table-cell>
          <table:table-cell table:style-name="ce110" table:formula="of:=IF(AND([.$U69] = 0;NOT([.X69]=&quot;&quot;));[.X69];&quot;&quot;)">
            <text:p/>
          </table:table-cell>
          <table:table-cell table:style-name="ce110" table:formula="of:=IF(AND([.$U69] = 0;NOT([.Y69]=&quot;&quot;));[.Y69];&quot;&quot;)" office:value-type="float" office:value="65" calcext:value-type="float">
            <text:p>65</text:p>
          </table:table-cell>
          <table:table-cell table:style-name="ce110" table:formula="of:=IF(AND([.$U69] = 0;NOT([.Z69]=&quot;&quot;));[.Z69];&quot;&quot;)" office:value-type="float" office:value="0.1773" calcext:value-type="float">
            <text:p>0.1773</text:p>
          </table:table-cell>
          <table:table-cell table:style-name="ce25" table:formula="of:=IF(AND([.$U69] = 0;NOT([.AA69]=&quot;&quot;));[.AA69];&quot;&quot;)" office:value-type="float" office:value="-0.7639" calcext:value-type="float">
            <text:p>-0.7639</text:p>
          </table:table-cell>
          <table:table-cell table:style-name="Default" table:number-columns-repeated="3"/>
          <table:table-cell table:style-name="ce126" table:formula="of:=IF(AND(0.1&lt;[.$Z69];[.$Z69]&lt;0.25; NOT([.A69]=&quot;&quot;));[.A69];&quot;&quot;)" office:value-type="float" office:value="65" calcext:value-type="float">
            <text:p>65.0000</text:p>
          </table:table-cell>
          <table:table-cell table:style-name="ce44" table:formula="of:=IF(AND(0.1&lt;[.$Z69];[.$Z69]&lt;0.25; NOT([.B69]=&quot;&quot;));[.B69];&quot;&quot;)" office:value-type="float" office:value="1.72788" calcext:value-type="float">
            <text:p>1.7279</text:p>
          </table:table-cell>
          <table:table-cell table:style-name="ce44" table:formula="of:=IF(AND(0.1&lt;[.$Z69];[.$Z69]&lt;0.25; NOT([.C69]=&quot;&quot;));[.C69];&quot;&quot;)" office:value-type="float" office:value="-1.5708" calcext:value-type="float">
            <text:p>-1.5708</text:p>
          </table:table-cell>
          <table:table-cell table:style-name="ce44" table:formula="of:=IF(AND(0.1&lt;[.$Z69];[.$Z69]&lt;0.25; NOT([.D69]=&quot;&quot;));[.D69];&quot;&quot;)" office:value-type="float" office:value="1.85005" calcext:value-type="float">
            <text:p>1.8501</text:p>
          </table:table-cell>
          <table:table-cell table:style-name="ce44" table:formula="of:=IF(AND(0.1&lt;[.$Z69];[.$Z69]&lt;0.25; NOT([.E69]=&quot;&quot;));[.E69];&quot;&quot;)" office:value-type="float" office:value="-2.16421" calcext:value-type="float">
            <text:p>-2.1642</text:p>
          </table:table-cell>
          <table:table-cell table:style-name="ce44" table:formula="of:=IF(AND(0.1&lt;[.$Z69];[.$Z69]&lt;0.25; NOT([.F69]=&quot;&quot;));[.F69];&quot;&quot;)" office:value-type="float" office:value="-1.48353" calcext:value-type="float">
            <text:p>-1.4835</text:p>
          </table:table-cell>
          <table:table-cell table:style-name="ce44" table:formula="of:=IF(AND(0.1&lt;[.$Z69];[.$Z69]&lt;0.25; NOT([.G69]=&quot;&quot;));[.G69];&quot;&quot;)" office:value-type="float" office:value="-1.76278" calcext:value-type="float">
            <text:p>-1.7628</text:p>
          </table:table-cell>
          <table:table-cell table:style-name="ce44" table:formula="of:=IF(AND(0.1&lt;[.$Z69];[.$Z69]&lt;0.25; NOT([.H69]=&quot;&quot;));[.H69];&quot;&quot;)">
            <text:p/>
          </table:table-cell>
          <table:table-cell table:style-name="ce44" table:formula="of:=IF(AND(0.1&lt;[.$Z69];[.$Z69]&lt;0.25; NOT([.I69]=&quot;&quot;));[.I69];&quot;&quot;)">
            <text:p/>
          </table:table-cell>
          <table:table-cell table:style-name="ce44" table:formula="of:=IF(AND(0.1&lt;[.$Z69];[.$Z69]&lt;0.25; NOT([.J69]=&quot;&quot;));[.J69];&quot;&quot;)" office:value-type="float" office:value="66" calcext:value-type="float">
            <text:p>66.0000</text:p>
          </table:table-cell>
          <table:table-cell table:style-name="ce44" table:formula="of:=IF(AND(0.1&lt;[.$Z69];[.$Z69]&lt;0.25; NOT([.K69]=&quot;&quot;));[.K69];&quot;&quot;)" office:value-type="float" office:value="0.3424" calcext:value-type="float">
            <text:p>0.3424</text:p>
          </table:table-cell>
          <table:table-cell table:style-name="ce44" table:formula="of:=IF(AND(0.1&lt;[.$Z69];[.$Z69]&lt;0.25; NOT([.L69]=&quot;&quot;));[.L69];&quot;&quot;)" office:value-type="float" office:value="-0.1155" calcext:value-type="float">
            <text:p>-0.1155</text:p>
          </table:table-cell>
          <table:table-cell table:style-name="ce44" table:formula="of:=IF(AND(0.1&lt;[.$Z69];[.$Z69]&lt;0.25; NOT([.M69]=&quot;&quot;));[.M69];&quot;&quot;)">
            <text:p/>
          </table:table-cell>
          <table:table-cell table:style-name="ce44" table:formula="of:=IF(AND(0.1&lt;[.$Z69];[.$Z69]&lt;0.25; NOT([.N69]=&quot;&quot;));[.N69];&quot;&quot;)">
            <text:p/>
          </table:table-cell>
          <table:table-cell table:style-name="ce44" table:formula="of:=IF(AND(0.1&lt;[.$Z69];[.$Z69]&lt;0.25; NOT([.O69]=&quot;&quot;));[.O69];&quot;&quot;)" office:value-type="float" office:value="65" calcext:value-type="float">
            <text:p>65.0000</text:p>
          </table:table-cell>
          <table:table-cell table:style-name="ce44" table:formula="of:=IF(AND(0.1&lt;[.$Z69];[.$Z69]&lt;0.25; NOT([.P69]=&quot;&quot;));[.P69];&quot;&quot;)" office:value-type="float" office:value="2.3435" calcext:value-type="float">
            <text:p>2.3435</text:p>
          </table:table-cell>
          <table:table-cell table:style-name="ce44" table:formula="of:=IF(AND(0.1&lt;[.$Z69];[.$Z69]&lt;0.25; NOT([.Q69]=&quot;&quot;));[.Q69];&quot;&quot;)" office:value-type="float" office:value="-2.3435" calcext:value-type="float">
            <text:p>-2.3435</text:p>
          </table:table-cell>
          <table:table-cell table:style-name="ce44" table:formula="of:=IF(AND(0.1&lt;[.$Z69];[.$Z69]&lt;0.25; NOT([.R69]=&quot;&quot;));[.R69];&quot;&quot;)" office:value-type="float" office:value="38" calcext:value-type="float">
            <text:p>38.0000</text:p>
          </table:table-cell>
          <table:table-cell table:style-name="ce44" table:formula="of:=IF(AND(0.1&lt;[.$Z69];[.$Z69]&lt;0.25; NOT([.S69]=&quot;&quot;));[.S69];&quot;&quot;)" office:value-type="float" office:value="1.6698277873" calcext:value-type="float">
            <text:p>1.6698</text:p>
          </table:table-cell>
          <table:table-cell table:style-name="ce44" table:formula="of:=IF(AND(0.1&lt;[.$Z69];[.$Z69]&lt;0.25; NOT([.T69]=&quot;&quot;));[.T69];&quot;&quot;)" office:value-type="float" office:value="-1" calcext:value-type="float">
            <text:p>-1.0000</text:p>
          </table:table-cell>
          <table:table-cell table:style-name="ce44" table:formula="of:=IF(AND(0.1&lt;[.$Z69];[.$Z69]&lt;0.25; NOT([.U69]=&quot;&quot;));[.U69];&quot;&quot;)" office:value-type="float" office:value="0" calcext:value-type="float">
            <text:p>0.0000</text:p>
          </table:table-cell>
          <table:table-cell table:style-name="ce44" table:formula="of:=IF(AND(0.1&lt;[.$Z69];[.$Z69]&lt;0.25; NOT([.V69]=&quot;&quot;));[.V69];&quot;&quot;)" office:value-type="float" office:value="0.349065850398866" calcext:value-type="float">
            <text:p>0.3491</text:p>
          </table:table-cell>
          <table:table-cell table:style-name="ce44" table:formula="of:=IF(AND(0.1&lt;[.$Z69];[.$Z69]&lt;0.25; NOT([.W69]=&quot;&quot;));[.W69];&quot;&quot;)">
            <text:p/>
          </table:table-cell>
          <table:table-cell table:style-name="ce44" table:formula="of:=IF(AND(0.1&lt;[.$Z69];[.$Z69]&lt;0.25; NOT([.X69]=&quot;&quot;));[.X69];&quot;&quot;)">
            <text:p/>
          </table:table-cell>
          <table:table-cell table:style-name="ce44" table:formula="of:=IF(AND(0.1&lt;[.$Z69];[.$Z69]&lt;0.25; NOT([.Y69]=&quot;&quot;));[.Y69];&quot;&quot;)" office:value-type="float" office:value="65" calcext:value-type="float">
            <text:p>65.0000</text:p>
          </table:table-cell>
          <table:table-cell table:style-name="ce44" table:formula="of:=IF(AND(0.1&lt;[.$Z69];[.$Z69]&lt;0.25; NOT([.Z69]=&quot;&quot;));[.Z69];&quot;&quot;)" office:value-type="float" office:value="0.1773" calcext:value-type="float">
            <text:p>0.1773</text:p>
          </table:table-cell>
          <table:table-cell table:style-name="ce44" table:formula="of:=IF(AND(0.1&lt;[.$Z69];[.$Z69]&lt;0.25; NOT([.AA69]=&quot;&quot;));[.AA69];&quot;&quot;)" office:value-type="float" office:value="-0.7639" calcext:value-type="float">
            <text:p>-0.7639</text:p>
          </table:table-cell>
          <table:table-cell table:style-name="Default" table:number-columns-repeated="3"/>
          <table:table-cell table:style-name="ce126" table:formula="of:=IF(AND(OR(0.1&gt;[.$Z69];[.$Z69]&gt;0.25);NOT([.A69]=&quot;&quot;));[.A69];&quot;&quot;)">
            <text:p/>
          </table:table-cell>
          <table:table-cell table:style-name="ce44" table:formula="of:=IF(AND(OR(0.1&gt;[.$Z69];[.$Z69]&gt;0.25);NOT([.B69]=&quot;&quot;));[.B69];&quot;&quot;)">
            <text:p/>
          </table:table-cell>
          <table:table-cell table:style-name="ce44" table:formula="of:=IF(AND(OR(0.1&gt;[.$Z69];[.$Z69]&gt;0.25);NOT([.C69]=&quot;&quot;));[.C69];&quot;&quot;)">
            <text:p/>
          </table:table-cell>
          <table:table-cell table:style-name="ce44" table:formula="of:=IF(AND(OR(0.1&gt;[.$Z69];[.$Z69]&gt;0.25);NOT([.D69]=&quot;&quot;));[.D69];&quot;&quot;)">
            <text:p/>
          </table:table-cell>
          <table:table-cell table:style-name="ce44" table:formula="of:=IF(AND(OR(0.1&gt;[.$Z69];[.$Z69]&gt;0.25);NOT([.E69]=&quot;&quot;));[.E69];&quot;&quot;)">
            <text:p/>
          </table:table-cell>
          <table:table-cell table:style-name="ce44" table:formula="of:=IF(AND(OR(0.1&gt;[.$Z69];[.$Z69]&gt;0.25);NOT([.F69]=&quot;&quot;));[.F69];&quot;&quot;)">
            <text:p/>
          </table:table-cell>
          <table:table-cell table:style-name="ce44" table:formula="of:=IF(AND(OR(0.1&gt;[.$Z69];[.$Z69]&gt;0.25);NOT([.G69]=&quot;&quot;));[.G69];&quot;&quot;)">
            <text:p/>
          </table:table-cell>
          <table:table-cell table:style-name="ce44" table:formula="of:=IF(AND(OR(0.1&gt;[.$Z69];[.$Z69]&gt;0.25);NOT([.H69]=&quot;&quot;));[.H69];&quot;&quot;)">
            <text:p/>
          </table:table-cell>
          <table:table-cell table:style-name="ce44" table:formula="of:=IF(AND(OR(0.1&gt;[.$Z69];[.$Z69]&gt;0.25);NOT([.I69]=&quot;&quot;));[.I69];&quot;&quot;)">
            <text:p/>
          </table:table-cell>
          <table:table-cell table:style-name="ce44" table:formula="of:=IF(AND(OR(0.1&gt;[.$Z69];[.$Z69]&gt;0.25);NOT([.J69]=&quot;&quot;));[.J69];&quot;&quot;)">
            <text:p/>
          </table:table-cell>
          <table:table-cell table:style-name="ce44" table:formula="of:=IF(AND(OR(0.1&gt;[.$Z69];[.$Z69]&gt;0.25);NOT([.K69]=&quot;&quot;));[.K69];&quot;&quot;)">
            <text:p/>
          </table:table-cell>
          <table:table-cell table:style-name="ce44" table:formula="of:=IF(AND(OR(0.1&gt;[.$Z69];[.$Z69]&gt;0.25);NOT([.L69]=&quot;&quot;));[.L69];&quot;&quot;)">
            <text:p/>
          </table:table-cell>
          <table:table-cell table:style-name="ce44" table:formula="of:=IF(AND(OR(0.1&gt;[.$Z69];[.$Z69]&gt;0.25);NOT([.M69]=&quot;&quot;));[.M69];&quot;&quot;)">
            <text:p/>
          </table:table-cell>
          <table:table-cell table:style-name="ce44" table:formula="of:=IF(AND(OR(0.1&gt;[.$Z69];[.$Z69]&gt;0.25);NOT([.N69]=&quot;&quot;));[.N69];&quot;&quot;)">
            <text:p/>
          </table:table-cell>
          <table:table-cell table:style-name="ce128" table:formula="of:=IF(AND(OR(0.1&gt;[.$Z69];[.$Z69]&gt;0.25);NOT([.O69]=&quot;&quot;));[.O69];&quot;&quot;)">
            <text:p/>
          </table:table-cell>
          <table:table-cell table:style-name="ce44" table:formula="of:=IF(AND(OR(0.1&gt;[.$Z69];[.$Z69]&gt;0.25);NOT([.P69]=&quot;&quot;));[.P69];&quot;&quot;)">
            <text:p/>
          </table:table-cell>
          <table:table-cell table:style-name="ce44" table:formula="of:=IF(AND(OR(0.1&gt;[.$Z69];[.$Z69]&gt;0.25);NOT([.Q69]=&quot;&quot;));[.Q69];&quot;&quot;)">
            <text:p/>
          </table:table-cell>
          <table:table-cell table:style-name="ce44" table:formula="of:=IF(AND(OR(0.1&gt;[.$Z69];[.$Z69]&gt;0.25);NOT([.R69]=&quot;&quot;));[.R69];&quot;&quot;)">
            <text:p/>
          </table:table-cell>
          <table:table-cell table:style-name="ce44" table:formula="of:=IF(AND(OR(0.1&gt;[.$Z69];[.$Z69]&gt;0.25);NOT([.S69]=&quot;&quot;));[.S69];&quot;&quot;)">
            <text:p/>
          </table:table-cell>
          <table:table-cell table:style-name="ce44" table:formula="of:=IF(AND(OR(0.1&gt;[.$Z69];[.$Z69]&gt;0.25);NOT([.T69]=&quot;&quot;));[.T69];&quot;&quot;)">
            <text:p/>
          </table:table-cell>
          <table:table-cell table:style-name="ce44" table:formula="of:=IF(AND(OR(0.1&gt;[.$Z69];[.$Z69]&gt;0.25);NOT([.U69]=&quot;&quot;));[.U69];&quot;&quot;)">
            <text:p/>
          </table:table-cell>
          <table:table-cell table:style-name="ce44" table:formula="of:=IF(AND(OR(0.1&gt;[.$Z69];[.$Z69]&gt;0.25);NOT([.V69]=&quot;&quot;));[.V69];&quot;&quot;)">
            <text:p/>
          </table:table-cell>
          <table:table-cell table:style-name="ce44" table:formula="of:=IF(AND(OR(0.1&gt;[.$Z69];[.$Z69]&gt;0.25);NOT([.W69]=&quot;&quot;));[.W69];&quot;&quot;)">
            <text:p/>
          </table:table-cell>
          <table:table-cell table:style-name="ce44" table:formula="of:=IF(AND(OR(0.1&gt;[.$Z69];[.$Z69]&gt;0.25);NOT([.X69]=&quot;&quot;));[.X69];&quot;&quot;)">
            <text:p/>
          </table:table-cell>
          <table:table-cell table:style-name="ce128" table:formula="of:=IF(AND(OR(0.1&gt;[.$Z69];[.$Z69]&gt;0.25);NOT([.Y69]=&quot;&quot;));[.Y69];&quot;&quot;)">
            <text:p/>
          </table:table-cell>
          <table:table-cell table:style-name="ce44" table:formula="of:=IF(AND(OR(0.1&gt;[.$Z69];[.$Z69]&gt;0.25);NOT([.Z69]=&quot;&quot;));[.Z69];&quot;&quot;)">
            <text:p/>
          </table:table-cell>
          <table:table-cell table:style-name="ce44" table:formula="of:=IF(AND(OR(0.1&gt;[.$Z69];[.$Z69]&gt;0.25);NOT([.AA69]=&quot;&quot;));[.AA69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67" calcext:value-type="float">
            <text:p>67</text:p>
          </table:table-cell>
          <table:table-cell table:style-name="ce15" office:value-type="float" office:value="0.3424" calcext:value-type="float">
            <text:p>0.3424</text:p>
          </table:table-cell>
          <table:table-cell table:style-name="ce15" office:value-type="float" office:value="-0.1155" calcext:value-type="float">
            <text:p>-0.1155</text:p>
          </table:table-cell>
          <table:table-cell table:style-name="Default" table:number-columns-repeated="2"/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2.3435" calcext:value-type="float">
            <text:p>2.3435</text:p>
          </table:table-cell>
          <table:table-cell table:style-name="ce10" office:value-type="float" office:value="-2.3435" calcext:value-type="float">
            <text:p>-2.343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.5317506141" calcext:value-type="float">
            <text:p>2.5317506141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Default" table:number-columns-repeated="2"/>
          <table:table-cell table:style-name="ce10" office:value-type="float" office:value="66" calcext:value-type="float">
            <text:p>66</text:p>
          </table:table-cell>
          <table:table-cell table:style-name="ce10" office:value-type="float" office:value="0.1773" calcext:value-type="float">
            <text:p>0.1773</text:p>
          </table:table-cell>
          <table:table-cell table:style-name="ce25" office:value-type="float" office:value="-0.7639" calcext:value-type="float">
            <text:p>-0.7639</text:p>
          </table:table-cell>
          <table:table-cell table:style-name="Default" table:number-columns-repeated="3"/>
          <table:table-cell table:style-name="ce31" table:formula="of:=IF(AND(0.15&lt;[.$Z70];[.$Z70]&lt;0.2; NOT([.A70]=&quot;&quot;));[.A70];&quot;&quot;)" office:value-type="float" office:value="66" calcext:value-type="float">
            <text:p>66</text:p>
          </table:table-cell>
          <table:table-cell table:style-name="ce33" table:formula="of:=IF(AND(0.15&lt;[.$Z70];[.$Z70]&lt;0.2; NOT([.B70]=&quot;&quot;));[.B70];&quot;&quot;)" office:value-type="float" office:value="1.72788" calcext:value-type="float">
            <text:p>1.7279</text:p>
          </table:table-cell>
          <table:table-cell table:style-name="ce33" table:formula="of:=IF(AND(0.15&lt;[.$Z70];[.$Z70]&lt;0.2; NOT([.C70]=&quot;&quot;));[.C70];&quot;&quot;)" office:value-type="float" office:value="-1.5708" calcext:value-type="float">
            <text:p>-1.5708</text:p>
          </table:table-cell>
          <table:table-cell table:style-name="ce33" table:formula="of:=IF(AND(0.15&lt;[.$Z70];[.$Z70]&lt;0.2; NOT([.D70]=&quot;&quot;));[.D70];&quot;&quot;)" office:value-type="float" office:value="1.85005" calcext:value-type="float">
            <text:p>1.8501</text:p>
          </table:table-cell>
          <table:table-cell table:style-name="ce33" table:formula="of:=IF(AND(0.15&lt;[.$Z70];[.$Z70]&lt;0.2; NOT([.E70]=&quot;&quot;));[.E70];&quot;&quot;)" office:value-type="float" office:value="-2.16421" calcext:value-type="float">
            <text:p>-2.1642</text:p>
          </table:table-cell>
          <table:table-cell table:style-name="ce33" table:formula="of:=IF(AND(0.15&lt;[.$Z70];[.$Z70]&lt;0.2; NOT([.F70]=&quot;&quot;));[.F70];&quot;&quot;)" office:value-type="float" office:value="-1.48353" calcext:value-type="float">
            <text:p>-1.4835</text:p>
          </table:table-cell>
          <table:table-cell table:style-name="ce33" table:formula="of:=IF(AND(0.15&lt;[.$Z70];[.$Z70]&lt;0.2; NOT([.G70]=&quot;&quot;));[.G70];&quot;&quot;)" office:value-type="float" office:value="-1.76278" calcext:value-type="float">
            <text:p>-1.7628</text:p>
          </table:table-cell>
          <table:table-cell table:style-name="ce33" table:formula="of:=IF(AND(0.15&lt;[.$Z70];[.$Z70]&lt;0.2; NOT([.H70]=&quot;&quot;));[.H70];&quot;&quot;)">
            <text:p/>
          </table:table-cell>
          <table:table-cell table:style-name="ce33" table:formula="of:=IF(AND(0.15&lt;[.$Z70];[.$Z70]&lt;0.2; NOT([.I70]=&quot;&quot;));[.I70];&quot;&quot;)">
            <text:p/>
          </table:table-cell>
          <table:table-cell table:style-name="ce39" table:formula="of:=IF(AND(0.15&lt;[.$Z70];[.$Z70]&lt;0.2; NOT([.J70]=&quot;&quot;));[.J70];&quot;&quot;)" office:value-type="float" office:value="67" calcext:value-type="float">
            <text:p>67</text:p>
          </table:table-cell>
          <table:table-cell table:style-name="ce33" table:formula="of:=IF(AND(0.15&lt;[.$Z70];[.$Z70]&lt;0.2; NOT([.K70]=&quot;&quot;));[.K70];&quot;&quot;)" office:value-type="float" office:value="0.3424" calcext:value-type="float">
            <text:p>0.3424</text:p>
          </table:table-cell>
          <table:table-cell table:style-name="ce33" table:formula="of:=IF(AND(0.15&lt;[.$Z70];[.$Z70]&lt;0.2; NOT([.L70]=&quot;&quot;));[.L70];&quot;&quot;)" office:value-type="float" office:value="-0.1155" calcext:value-type="float">
            <text:p>-0.1155</text:p>
          </table:table-cell>
          <table:table-cell table:style-name="ce33" table:formula="of:=IF(AND(0.15&lt;[.$Z70];[.$Z70]&lt;0.2; NOT([.M70]=&quot;&quot;));[.M70];&quot;&quot;)">
            <text:p/>
          </table:table-cell>
          <table:table-cell table:style-name="ce33" table:formula="of:=IF(AND(0.15&lt;[.$Z70];[.$Z70]&lt;0.2; NOT([.N70]=&quot;&quot;));[.N70];&quot;&quot;)">
            <text:p/>
          </table:table-cell>
          <table:table-cell table:style-name="ce39" table:formula="of:=IF(AND(0.15&lt;[.$Z70];[.$Z70]&lt;0.2; NOT([.O70]=&quot;&quot;));[.O70];&quot;&quot;)" office:value-type="float" office:value="66" calcext:value-type="float">
            <text:p>66</text:p>
          </table:table-cell>
          <table:table-cell table:style-name="ce33" table:formula="of:=IF(AND(0.15&lt;[.$Z70];[.$Z70]&lt;0.2; NOT([.P70]=&quot;&quot;));[.P70];&quot;&quot;)" office:value-type="float" office:value="2.3435" calcext:value-type="float">
            <text:p>2.3435</text:p>
          </table:table-cell>
          <table:table-cell table:style-name="ce33" table:formula="of:=IF(AND(0.15&lt;[.$Z70];[.$Z70]&lt;0.2; NOT([.Q70]=&quot;&quot;));[.Q70];&quot;&quot;)" office:value-type="float" office:value="-2.3435" calcext:value-type="float">
            <text:p>-2.3435</text:p>
          </table:table-cell>
          <table:table-cell table:style-name="ce33" table:formula="of:=IF(AND(0.15&lt;[.$Z70];[.$Z70]&lt;0.2; NOT([.R70]=&quot;&quot;));[.R70];&quot;&quot;)" office:value-type="float" office:value="38" calcext:value-type="float">
            <text:p>38.0000</text:p>
          </table:table-cell>
          <table:table-cell table:style-name="ce33" table:formula="of:=IF(AND(0.15&lt;[.$Z70];[.$Z70]&lt;0.2; NOT([.S70]=&quot;&quot;));[.S70];&quot;&quot;)" office:value-type="float" office:value="2.5317506141" calcext:value-type="float">
            <text:p>2.5318</text:p>
          </table:table-cell>
          <table:table-cell table:style-name="ce39" table:formula="of:=IF(AND(0.15&lt;[.$Z70];[.$Z70]&lt;0.2; NOT([.T70]=&quot;&quot;));[.T70];&quot;&quot;)" office:value-type="float" office:value="-1" calcext:value-type="float">
            <text:p>-1</text:p>
          </table:table-cell>
          <table:table-cell table:style-name="ce39" table:formula="of:=IF(AND(0.15&lt;[.$Z70];[.$Z70]&lt;0.2; NOT([.U70]=&quot;&quot;));[.U70];&quot;&quot;)" office:value-type="float" office:value="1" calcext:value-type="float">
            <text:p>1</text:p>
          </table:table-cell>
          <table:table-cell table:style-name="ce33" table:formula="of:=IF(AND(0.15&lt;[.$Z70];[.$Z70]&lt;0.2; NOT([.V70]=&quot;&quot;));[.V70];&quot;&quot;)" office:value-type="float" office:value="0" calcext:value-type="float">
            <text:p>0.0000</text:p>
          </table:table-cell>
          <table:table-cell table:style-name="ce33" table:formula="of:=IF(AND(0.15&lt;[.$Z70];[.$Z70]&lt;0.2; NOT([.W70]=&quot;&quot;));[.W70];&quot;&quot;)">
            <text:p/>
          </table:table-cell>
          <table:table-cell table:style-name="ce33" table:formula="of:=IF(AND(0.15&lt;[.$Z70];[.$Z70]&lt;0.2; NOT([.X70]=&quot;&quot;));[.X70];&quot;&quot;)">
            <text:p/>
          </table:table-cell>
          <table:table-cell table:style-name="ce39" table:formula="of:=IF(AND(0.15&lt;[.$Z70];[.$Z70]&lt;0.2; NOT([.Y70]=&quot;&quot;));[.Y70];&quot;&quot;)" office:value-type="float" office:value="66" calcext:value-type="float">
            <text:p>66</text:p>
          </table:table-cell>
          <table:table-cell table:style-name="ce33" table:formula="of:=IF(AND(0.15&lt;[.$Z70];[.$Z70]&lt;0.2; NOT([.Z70]=&quot;&quot;));[.Z70];&quot;&quot;)" office:value-type="float" office:value="0.1773" calcext:value-type="float">
            <text:p>0.1773</text:p>
          </table:table-cell>
          <table:table-cell table:style-name="ce44" table:formula="of:=IF(AND(0.15&lt;[.$Z70];[.$Z70]&lt;0.2; NOT([.AA70]=&quot;&quot;));[.AA70];&quot;&quot;)" office:value-type="float" office:value="-0.7639" calcext:value-type="float">
            <text:p>-0.7639</text:p>
          </table:table-cell>
          <table:table-cell table:style-name="Default" table:number-columns-repeated="3"/>
          <table:table-cell table:style-name="ce31" table:formula="of:=IF(AND(OR(0.15&gt;[.$Z70];[.$Z70]&gt;0.2);NOT([.A70]=&quot;&quot;));[.A70];&quot;&quot;)">
            <text:p/>
          </table:table-cell>
          <table:table-cell table:style-name="ce33" table:formula="of:=IF(AND(OR(0.15&gt;[.$Z70];[.$Z70]&gt;0.2);NOT([.B70]=&quot;&quot;));[.B70];&quot;&quot;)">
            <text:p/>
          </table:table-cell>
          <table:table-cell table:style-name="ce33" table:formula="of:=IF(AND(OR(0.15&gt;[.$Z70];[.$Z70]&gt;0.2);NOT([.C70]=&quot;&quot;));[.C70];&quot;&quot;)">
            <text:p/>
          </table:table-cell>
          <table:table-cell table:style-name="ce33" table:formula="of:=IF(AND(OR(0.15&gt;[.$Z70];[.$Z70]&gt;0.2);NOT([.D70]=&quot;&quot;));[.D70];&quot;&quot;)">
            <text:p/>
          </table:table-cell>
          <table:table-cell table:style-name="ce33" table:formula="of:=IF(AND(OR(0.15&gt;[.$Z70];[.$Z70]&gt;0.2);NOT([.E70]=&quot;&quot;));[.E70];&quot;&quot;)">
            <text:p/>
          </table:table-cell>
          <table:table-cell table:style-name="ce33" table:formula="of:=IF(AND(OR(0.15&gt;[.$Z70];[.$Z70]&gt;0.2);NOT([.F70]=&quot;&quot;));[.F70];&quot;&quot;)">
            <text:p/>
          </table:table-cell>
          <table:table-cell table:style-name="ce33" table:formula="of:=IF(AND(OR(0.15&gt;[.$Z70];[.$Z70]&gt;0.2);NOT([.G70]=&quot;&quot;));[.G70];&quot;&quot;)">
            <text:p/>
          </table:table-cell>
          <table:table-cell table:style-name="ce33" table:formula="of:=IF(AND(OR(0.15&gt;[.$Z70];[.$Z70]&gt;0.2);NOT([.H70]=&quot;&quot;));[.H70];&quot;&quot;)">
            <text:p/>
          </table:table-cell>
          <table:table-cell table:style-name="ce33" table:formula="of:=IF(AND(OR(0.15&gt;[.$Z70];[.$Z70]&gt;0.2);NOT([.I70]=&quot;&quot;));[.I70];&quot;&quot;)">
            <text:p/>
          </table:table-cell>
          <table:table-cell table:style-name="ce39" table:formula="of:=IF(AND(OR(0.15&gt;[.$Z70];[.$Z70]&gt;0.2);NOT([.J70]=&quot;&quot;));[.J70];&quot;&quot;)">
            <text:p/>
          </table:table-cell>
          <table:table-cell table:style-name="ce33" table:formula="of:=IF(AND(OR(0.15&gt;[.$Z70];[.$Z70]&gt;0.2);NOT([.K70]=&quot;&quot;));[.K70];&quot;&quot;)">
            <text:p/>
          </table:table-cell>
          <table:table-cell table:style-name="ce33" table:formula="of:=IF(AND(OR(0.15&gt;[.$Z70];[.$Z70]&gt;0.2);NOT([.L70]=&quot;&quot;));[.L70];&quot;&quot;)">
            <text:p/>
          </table:table-cell>
          <table:table-cell table:style-name="ce33" table:formula="of:=IF(AND(OR(0.15&gt;[.$Z70];[.$Z70]&gt;0.2);NOT([.M70]=&quot;&quot;));[.M70];&quot;&quot;)">
            <text:p/>
          </table:table-cell>
          <table:table-cell table:style-name="ce33" table:formula="of:=IF(AND(OR(0.15&gt;[.$Z70];[.$Z70]&gt;0.2);NOT([.N70]=&quot;&quot;));[.N70];&quot;&quot;)">
            <text:p/>
          </table:table-cell>
          <table:table-cell table:style-name="ce39" table:formula="of:=IF(AND(OR(0.15&gt;[.$Z70];[.$Z70]&gt;0.2);NOT([.O70]=&quot;&quot;));[.O70];&quot;&quot;)">
            <text:p/>
          </table:table-cell>
          <table:table-cell table:style-name="ce33" table:formula="of:=IF(AND(OR(0.15&gt;[.$Z70];[.$Z70]&gt;0.2);NOT([.P70]=&quot;&quot;));[.P70];&quot;&quot;)">
            <text:p/>
          </table:table-cell>
          <table:table-cell table:style-name="ce33" table:formula="of:=IF(AND(OR(0.15&gt;[.$Z70];[.$Z70]&gt;0.2);NOT([.Q70]=&quot;&quot;));[.Q70];&quot;&quot;)">
            <text:p/>
          </table:table-cell>
          <table:table-cell table:style-name="ce33" table:formula="of:=IF(AND(OR(0.15&gt;[.$Z70];[.$Z70]&gt;0.2);NOT([.R70]=&quot;&quot;));[.R70];&quot;&quot;)">
            <text:p/>
          </table:table-cell>
          <table:table-cell table:style-name="ce33" table:formula="of:=IF(AND(OR(0.15&gt;[.$Z70];[.$Z70]&gt;0.2);NOT([.S70]=&quot;&quot;));[.S70];&quot;&quot;)">
            <text:p/>
          </table:table-cell>
          <table:table-cell table:style-name="ce39" table:formula="of:=IF(AND(OR(0.15&gt;[.$Z70];[.$Z70]&gt;0.2);NOT([.T70]=&quot;&quot;));[.T70];&quot;&quot;)">
            <text:p/>
          </table:table-cell>
          <table:table-cell table:style-name="ce39" table:formula="of:=IF(AND(OR(0.15&gt;[.$Z70];[.$Z70]&gt;0.2);NOT([.U70]=&quot;&quot;));[.U70];&quot;&quot;)">
            <text:p/>
          </table:table-cell>
          <table:table-cell table:style-name="ce33" table:formula="of:=IF(AND(OR(0.15&gt;[.$Z70];[.$Z70]&gt;0.2);NOT([.V70]=&quot;&quot;));[.V70];&quot;&quot;)">
            <text:p/>
          </table:table-cell>
          <table:table-cell table:style-name="ce33" table:formula="of:=IF(AND(OR(0.15&gt;[.$Z70];[.$Z70]&gt;0.2);NOT([.W70]=&quot;&quot;));[.W70];&quot;&quot;)">
            <text:p/>
          </table:table-cell>
          <table:table-cell table:style-name="ce33" table:formula="of:=IF(AND(OR(0.15&gt;[.$Z70];[.$Z70]&gt;0.2);NOT([.X70]=&quot;&quot;));[.X70];&quot;&quot;)">
            <text:p/>
          </table:table-cell>
          <table:table-cell table:style-name="ce39" table:formula="of:=IF(AND(OR(0.15&gt;[.$Z70];[.$Z70]&gt;0.2);NOT([.Y70]=&quot;&quot;));[.Y70];&quot;&quot;)">
            <text:p/>
          </table:table-cell>
          <table:table-cell table:style-name="ce33" table:formula="of:=IF(AND(OR(0.15&gt;[.$Z70];[.$Z70]&gt;0.2);NOT([.Z70]=&quot;&quot;));[.Z70];&quot;&quot;)">
            <text:p/>
          </table:table-cell>
          <table:table-cell table:style-name="ce44" table:formula="of:=IF(AND(OR(0.15&gt;[.$Z70];[.$Z70]&gt;0.2);NOT([.AA70]=&quot;&quot;));[.AA70];&quot;&quot;)">
            <text:p/>
          </table:table-cell>
          <table:table-cell table:style-name="Default" table:number-columns-repeated="3"/>
          <table:table-cell table:style-name="ce4" table:formula="of:=IF(AND([.$U70] = 1;NOT([.A70]=&quot;&quot;));[.A70];&quot;&quot;)" office:value-type="float" office:value="66" calcext:value-type="float">
            <text:p>66</text:p>
          </table:table-cell>
          <table:table-cell table:style-name="ce110" table:formula="of:=IF(AND([.$U70] = 1;NOT([.B70]=&quot;&quot;));[.B70];&quot;&quot;)" office:value-type="float" office:value="1.72788" calcext:value-type="float">
            <text:p>1.72788</text:p>
          </table:table-cell>
          <table:table-cell table:style-name="ce110" table:formula="of:=IF(AND([.$U70] = 1;NOT([.C70]=&quot;&quot;));[.C70];&quot;&quot;)" office:value-type="float" office:value="-1.5708" calcext:value-type="float">
            <text:p>-1.5708</text:p>
          </table:table-cell>
          <table:table-cell table:style-name="ce110" table:formula="of:=IF(AND([.$U70] = 1;NOT([.D70]=&quot;&quot;));[.D70];&quot;&quot;)" office:value-type="float" office:value="1.85005" calcext:value-type="float">
            <text:p>1.85005</text:p>
          </table:table-cell>
          <table:table-cell table:style-name="ce110" table:formula="of:=IF(AND([.$U70] = 1;NOT([.E70]=&quot;&quot;));[.E70];&quot;&quot;)" office:value-type="float" office:value="-2.16421" calcext:value-type="float">
            <text:p>-2.16421</text:p>
          </table:table-cell>
          <table:table-cell table:style-name="ce110" table:formula="of:=IF(AND([.$U70] = 1;NOT([.F70]=&quot;&quot;));[.F70];&quot;&quot;)" office:value-type="float" office:value="-1.48353" calcext:value-type="float">
            <text:p>-1.48353</text:p>
          </table:table-cell>
          <table:table-cell table:style-name="ce110" table:formula="of:=IF(AND([.$U70] = 1;NOT([.G70]=&quot;&quot;));[.G70];&quot;&quot;)" office:value-type="float" office:value="-1.76278" calcext:value-type="float">
            <text:p>-1.76278</text:p>
          </table:table-cell>
          <table:table-cell table:style-name="ce110" table:formula="of:=IF(AND([.$U70] = 1;NOT([.H70]=&quot;&quot;));[.H70];&quot;&quot;)">
            <text:p/>
          </table:table-cell>
          <table:table-cell table:style-name="ce110" table:formula="of:=IF(AND([.$U70] = 1;NOT([.I70]=&quot;&quot;));[.I70];&quot;&quot;)">
            <text:p/>
          </table:table-cell>
          <table:table-cell table:style-name="ce110" table:formula="of:=IF(AND([.$U70] = 1;NOT([.J70]=&quot;&quot;));[.J70];&quot;&quot;)" office:value-type="float" office:value="67" calcext:value-type="float">
            <text:p>67</text:p>
          </table:table-cell>
          <table:table-cell table:style-name="ce110" table:formula="of:=IF(AND([.$U70] = 1;NOT([.K70]=&quot;&quot;));[.K70];&quot;&quot;)" office:value-type="float" office:value="0.3424" calcext:value-type="float">
            <text:p>0.3424</text:p>
          </table:table-cell>
          <table:table-cell table:style-name="ce110" table:formula="of:=IF(AND([.$U70] = 1;NOT([.L70]=&quot;&quot;));[.L70];&quot;&quot;)" office:value-type="float" office:value="-0.1155" calcext:value-type="float">
            <text:p>-0.1155</text:p>
          </table:table-cell>
          <table:table-cell table:style-name="ce110" table:formula="of:=IF(AND([.$U70] = 1;NOT([.M70]=&quot;&quot;));[.M70];&quot;&quot;)">
            <text:p/>
          </table:table-cell>
          <table:table-cell table:style-name="ce110" table:formula="of:=IF(AND([.$U70] = 1;NOT([.N70]=&quot;&quot;));[.N70];&quot;&quot;)">
            <text:p/>
          </table:table-cell>
          <table:table-cell table:style-name="ce110" table:formula="of:=IF(AND([.$U70] = 1;NOT([.O70]=&quot;&quot;));[.O70];&quot;&quot;)" office:value-type="float" office:value="66" calcext:value-type="float">
            <text:p>66</text:p>
          </table:table-cell>
          <table:table-cell table:style-name="ce110" table:formula="of:=IF(AND([.$U70] = 1;NOT([.P70]=&quot;&quot;));[.P70];&quot;&quot;)" office:value-type="float" office:value="2.3435" calcext:value-type="float">
            <text:p>2.3435</text:p>
          </table:table-cell>
          <table:table-cell table:style-name="ce110" table:formula="of:=IF(AND([.$U70] = 1;NOT([.Q70]=&quot;&quot;));[.Q70];&quot;&quot;)" office:value-type="float" office:value="-2.3435" calcext:value-type="float">
            <text:p>-2.3435</text:p>
          </table:table-cell>
          <table:table-cell table:style-name="ce110" table:formula="of:=IF(AND([.$U70] = 1;NOT([.R70]=&quot;&quot;));[.R70];&quot;&quot;)" office:value-type="float" office:value="38" calcext:value-type="float">
            <text:p>38</text:p>
          </table:table-cell>
          <table:table-cell table:style-name="ce110" table:formula="of:=IF(AND([.$U70] = 1;NOT([.S70]=&quot;&quot;));[.S70];&quot;&quot;)" office:value-type="float" office:value="2.5317506141" calcext:value-type="float">
            <text:p>2.5317506141</text:p>
          </table:table-cell>
          <table:table-cell table:style-name="ce110" table:formula="of:=IF(AND([.$U70] = 1;NOT([.T70]=&quot;&quot;));[.T70];&quot;&quot;)" office:value-type="float" office:value="-1" calcext:value-type="float">
            <text:p>-1</text:p>
          </table:table-cell>
          <table:table-cell table:style-name="ce110" table:formula="of:=IF(AND([.$U70] = 1;NOT([.U70]=&quot;&quot;));[.U70];&quot;&quot;)" office:value-type="float" office:value="1" calcext:value-type="float">
            <text:p>1</text:p>
          </table:table-cell>
          <table:table-cell table:style-name="ce110" table:formula="of:=IF(AND([.$U70] = 1;NOT([.V70]=&quot;&quot;));[.V70];&quot;&quot;)" office:value-type="float" office:value="0" calcext:value-type="float">
            <text:p>0</text:p>
          </table:table-cell>
          <table:table-cell table:style-name="ce110" table:formula="of:=IF(AND([.$U70] = 1;NOT([.W70]=&quot;&quot;));[.W70];&quot;&quot;)">
            <text:p/>
          </table:table-cell>
          <table:table-cell table:style-name="ce110" table:formula="of:=IF(AND([.$U70] = 1;NOT([.X70]=&quot;&quot;));[.X70];&quot;&quot;)">
            <text:p/>
          </table:table-cell>
          <table:table-cell table:style-name="ce110" table:formula="of:=IF(AND([.$U70] = 1;NOT([.Y70]=&quot;&quot;));[.Y70];&quot;&quot;)" office:value-type="float" office:value="66" calcext:value-type="float">
            <text:p>66</text:p>
          </table:table-cell>
          <table:table-cell table:style-name="ce121" table:formula="of:=IF(AND([.$U70] = 1;NOT([.Z70]=&quot;&quot;));[.Z70];&quot;&quot;)" office:value-type="float" office:value="0.1773" calcext:value-type="float">
            <text:p>0.17730</text:p>
          </table:table-cell>
          <table:table-cell table:style-name="ce25" table:formula="of:=IF(AND([.$U70] = 1;NOT([.AA70]=&quot;&quot;));[.AA70];&quot;&quot;)" office:value-type="float" office:value="-0.7639" calcext:value-type="float">
            <text:p>-0.7639</text:p>
          </table:table-cell>
          <table:table-cell table:style-name="Default" table:number-columns-repeated="3"/>
          <table:table-cell table:style-name="ce4" table:formula="of:=IF(AND([.$U70] = 0;NOT([.A70]=&quot;&quot;));[.A70];&quot;&quot;)">
            <text:p/>
          </table:table-cell>
          <table:table-cell table:style-name="ce110" table:formula="of:=IF(AND([.$U70] = 0;NOT([.B70]=&quot;&quot;));[.B70];&quot;&quot;)">
            <text:p/>
          </table:table-cell>
          <table:table-cell table:style-name="ce110" table:formula="of:=IF(AND([.$U70] = 0;NOT([.C70]=&quot;&quot;));[.C70];&quot;&quot;)">
            <text:p/>
          </table:table-cell>
          <table:table-cell table:style-name="ce110" table:formula="of:=IF(AND([.$U70] = 0;NOT([.D70]=&quot;&quot;));[.D70];&quot;&quot;)">
            <text:p/>
          </table:table-cell>
          <table:table-cell table:style-name="ce110" table:formula="of:=IF(AND([.$U70] = 0;NOT([.E70]=&quot;&quot;));[.E70];&quot;&quot;)">
            <text:p/>
          </table:table-cell>
          <table:table-cell table:style-name="ce110" table:formula="of:=IF(AND([.$U70] = 0;NOT([.F70]=&quot;&quot;));[.F70];&quot;&quot;)">
            <text:p/>
          </table:table-cell>
          <table:table-cell table:style-name="ce110" table:formula="of:=IF(AND([.$U70] = 0;NOT([.G70]=&quot;&quot;));[.G70];&quot;&quot;)">
            <text:p/>
          </table:table-cell>
          <table:table-cell table:style-name="ce110" table:formula="of:=IF(AND([.$U70] = 0;NOT([.H70]=&quot;&quot;));[.H70];&quot;&quot;)">
            <text:p/>
          </table:table-cell>
          <table:table-cell table:style-name="ce110" table:formula="of:=IF(AND([.$U70] = 0;NOT([.I70]=&quot;&quot;));[.I70];&quot;&quot;)">
            <text:p/>
          </table:table-cell>
          <table:table-cell table:style-name="ce110" table:formula="of:=IF(AND([.$U70] = 0;NOT([.J70]=&quot;&quot;));[.J70];&quot;&quot;)">
            <text:p/>
          </table:table-cell>
          <table:table-cell table:style-name="ce113" table:formula="of:=IF(AND([.$U70] = 0;NOT([.K70]=&quot;&quot;));[.K70];&quot;&quot;)">
            <text:p/>
          </table:table-cell>
          <table:table-cell table:style-name="ce113" table:formula="of:=IF(AND([.$U70] = 0;NOT([.L70]=&quot;&quot;));[.L70];&quot;&quot;)">
            <text:p/>
          </table:table-cell>
          <table:table-cell table:style-name="ce110" table:formula="of:=IF(AND([.$U70] = 0;NOT([.M70]=&quot;&quot;));[.M70];&quot;&quot;)">
            <text:p/>
          </table:table-cell>
          <table:table-cell table:style-name="ce110" table:formula="of:=IF(AND([.$U70] = 0;NOT([.N70]=&quot;&quot;));[.N70];&quot;&quot;)">
            <text:p/>
          </table:table-cell>
          <table:table-cell table:style-name="ce110" table:formula="of:=IF(AND([.$U70] = 0;NOT([.O70]=&quot;&quot;));[.O70];&quot;&quot;)">
            <text:p/>
          </table:table-cell>
          <table:table-cell table:style-name="ce110" table:formula="of:=IF(AND([.$U70] = 0;NOT([.P70]=&quot;&quot;));[.P70];&quot;&quot;)">
            <text:p/>
          </table:table-cell>
          <table:table-cell table:style-name="ce110" table:formula="of:=IF(AND([.$U70] = 0;NOT([.Q70]=&quot;&quot;));[.Q70];&quot;&quot;)">
            <text:p/>
          </table:table-cell>
          <table:table-cell table:style-name="ce110" table:formula="of:=IF(AND([.$U70] = 0;NOT([.R70]=&quot;&quot;));[.R70];&quot;&quot;)">
            <text:p/>
          </table:table-cell>
          <table:table-cell table:style-name="ce110" table:formula="of:=IF(AND([.$U70] = 0;NOT([.S70]=&quot;&quot;));[.S70];&quot;&quot;)">
            <text:p/>
          </table:table-cell>
          <table:table-cell table:style-name="ce110" table:formula="of:=IF(AND([.$U70] = 0;NOT([.T70]=&quot;&quot;));[.T70];&quot;&quot;)">
            <text:p/>
          </table:table-cell>
          <table:table-cell table:style-name="ce110" table:formula="of:=IF(AND([.$U70] = 0;NOT([.U70]=&quot;&quot;));[.U70];&quot;&quot;)">
            <text:p/>
          </table:table-cell>
          <table:table-cell table:style-name="ce110" table:formula="of:=IF(AND([.$U70] = 0;NOT([.V70]=&quot;&quot;));[.V70];&quot;&quot;)">
            <text:p/>
          </table:table-cell>
          <table:table-cell table:style-name="ce110" table:formula="of:=IF(AND([.$U70] = 0;NOT([.W70]=&quot;&quot;));[.W70];&quot;&quot;)">
            <text:p/>
          </table:table-cell>
          <table:table-cell table:style-name="ce110" table:formula="of:=IF(AND([.$U70] = 0;NOT([.X70]=&quot;&quot;));[.X70];&quot;&quot;)">
            <text:p/>
          </table:table-cell>
          <table:table-cell table:style-name="ce110" table:formula="of:=IF(AND([.$U70] = 0;NOT([.Y70]=&quot;&quot;));[.Y70];&quot;&quot;)">
            <text:p/>
          </table:table-cell>
          <table:table-cell table:style-name="ce110" table:formula="of:=IF(AND([.$U70] = 0;NOT([.Z70]=&quot;&quot;));[.Z70];&quot;&quot;)">
            <text:p/>
          </table:table-cell>
          <table:table-cell table:style-name="ce25" table:formula="of:=IF(AND([.$U70] = 0;NOT([.AA70]=&quot;&quot;));[.AA70];&quot;&quot;)">
            <text:p/>
          </table:table-cell>
          <table:table-cell table:style-name="Default" table:number-columns-repeated="3"/>
          <table:table-cell table:style-name="ce126" table:formula="of:=IF(AND(0.1&lt;[.$Z70];[.$Z70]&lt;0.25; NOT([.A70]=&quot;&quot;));[.A70];&quot;&quot;)" office:value-type="float" office:value="66" calcext:value-type="float">
            <text:p>66.0000</text:p>
          </table:table-cell>
          <table:table-cell table:style-name="ce44" table:formula="of:=IF(AND(0.1&lt;[.$Z70];[.$Z70]&lt;0.25; NOT([.B70]=&quot;&quot;));[.B70];&quot;&quot;)" office:value-type="float" office:value="1.72788" calcext:value-type="float">
            <text:p>1.7279</text:p>
          </table:table-cell>
          <table:table-cell table:style-name="ce44" table:formula="of:=IF(AND(0.1&lt;[.$Z70];[.$Z70]&lt;0.25; NOT([.C70]=&quot;&quot;));[.C70];&quot;&quot;)" office:value-type="float" office:value="-1.5708" calcext:value-type="float">
            <text:p>-1.5708</text:p>
          </table:table-cell>
          <table:table-cell table:style-name="ce44" table:formula="of:=IF(AND(0.1&lt;[.$Z70];[.$Z70]&lt;0.25; NOT([.D70]=&quot;&quot;));[.D70];&quot;&quot;)" office:value-type="float" office:value="1.85005" calcext:value-type="float">
            <text:p>1.8501</text:p>
          </table:table-cell>
          <table:table-cell table:style-name="ce44" table:formula="of:=IF(AND(0.1&lt;[.$Z70];[.$Z70]&lt;0.25; NOT([.E70]=&quot;&quot;));[.E70];&quot;&quot;)" office:value-type="float" office:value="-2.16421" calcext:value-type="float">
            <text:p>-2.1642</text:p>
          </table:table-cell>
          <table:table-cell table:style-name="ce44" table:formula="of:=IF(AND(0.1&lt;[.$Z70];[.$Z70]&lt;0.25; NOT([.F70]=&quot;&quot;));[.F70];&quot;&quot;)" office:value-type="float" office:value="-1.48353" calcext:value-type="float">
            <text:p>-1.4835</text:p>
          </table:table-cell>
          <table:table-cell table:style-name="ce44" table:formula="of:=IF(AND(0.1&lt;[.$Z70];[.$Z70]&lt;0.25; NOT([.G70]=&quot;&quot;));[.G70];&quot;&quot;)" office:value-type="float" office:value="-1.76278" calcext:value-type="float">
            <text:p>-1.7628</text:p>
          </table:table-cell>
          <table:table-cell table:style-name="ce44" table:formula="of:=IF(AND(0.1&lt;[.$Z70];[.$Z70]&lt;0.25; NOT([.H70]=&quot;&quot;));[.H70];&quot;&quot;)">
            <text:p/>
          </table:table-cell>
          <table:table-cell table:style-name="ce44" table:formula="of:=IF(AND(0.1&lt;[.$Z70];[.$Z70]&lt;0.25; NOT([.I70]=&quot;&quot;));[.I70];&quot;&quot;)">
            <text:p/>
          </table:table-cell>
          <table:table-cell table:style-name="ce44" table:formula="of:=IF(AND(0.1&lt;[.$Z70];[.$Z70]&lt;0.25; NOT([.J70]=&quot;&quot;));[.J70];&quot;&quot;)" office:value-type="float" office:value="67" calcext:value-type="float">
            <text:p>67.0000</text:p>
          </table:table-cell>
          <table:table-cell table:style-name="ce44" table:formula="of:=IF(AND(0.1&lt;[.$Z70];[.$Z70]&lt;0.25; NOT([.K70]=&quot;&quot;));[.K70];&quot;&quot;)" office:value-type="float" office:value="0.3424" calcext:value-type="float">
            <text:p>0.3424</text:p>
          </table:table-cell>
          <table:table-cell table:style-name="ce44" table:formula="of:=IF(AND(0.1&lt;[.$Z70];[.$Z70]&lt;0.25; NOT([.L70]=&quot;&quot;));[.L70];&quot;&quot;)" office:value-type="float" office:value="-0.1155" calcext:value-type="float">
            <text:p>-0.1155</text:p>
          </table:table-cell>
          <table:table-cell table:style-name="ce44" table:formula="of:=IF(AND(0.1&lt;[.$Z70];[.$Z70]&lt;0.25; NOT([.M70]=&quot;&quot;));[.M70];&quot;&quot;)">
            <text:p/>
          </table:table-cell>
          <table:table-cell table:style-name="ce44" table:formula="of:=IF(AND(0.1&lt;[.$Z70];[.$Z70]&lt;0.25; NOT([.N70]=&quot;&quot;));[.N70];&quot;&quot;)">
            <text:p/>
          </table:table-cell>
          <table:table-cell table:style-name="ce44" table:formula="of:=IF(AND(0.1&lt;[.$Z70];[.$Z70]&lt;0.25; NOT([.O70]=&quot;&quot;));[.O70];&quot;&quot;)" office:value-type="float" office:value="66" calcext:value-type="float">
            <text:p>66.0000</text:p>
          </table:table-cell>
          <table:table-cell table:style-name="ce44" table:formula="of:=IF(AND(0.1&lt;[.$Z70];[.$Z70]&lt;0.25; NOT([.P70]=&quot;&quot;));[.P70];&quot;&quot;)" office:value-type="float" office:value="2.3435" calcext:value-type="float">
            <text:p>2.3435</text:p>
          </table:table-cell>
          <table:table-cell table:style-name="ce44" table:formula="of:=IF(AND(0.1&lt;[.$Z70];[.$Z70]&lt;0.25; NOT([.Q70]=&quot;&quot;));[.Q70];&quot;&quot;)" office:value-type="float" office:value="-2.3435" calcext:value-type="float">
            <text:p>-2.3435</text:p>
          </table:table-cell>
          <table:table-cell table:style-name="ce44" table:formula="of:=IF(AND(0.1&lt;[.$Z70];[.$Z70]&lt;0.25; NOT([.R70]=&quot;&quot;));[.R70];&quot;&quot;)" office:value-type="float" office:value="38" calcext:value-type="float">
            <text:p>38.0000</text:p>
          </table:table-cell>
          <table:table-cell table:style-name="ce44" table:formula="of:=IF(AND(0.1&lt;[.$Z70];[.$Z70]&lt;0.25; NOT([.S70]=&quot;&quot;));[.S70];&quot;&quot;)" office:value-type="float" office:value="2.5317506141" calcext:value-type="float">
            <text:p>2.5318</text:p>
          </table:table-cell>
          <table:table-cell table:style-name="ce44" table:formula="of:=IF(AND(0.1&lt;[.$Z70];[.$Z70]&lt;0.25; NOT([.T70]=&quot;&quot;));[.T70];&quot;&quot;)" office:value-type="float" office:value="-1" calcext:value-type="float">
            <text:p>-1.0000</text:p>
          </table:table-cell>
          <table:table-cell table:style-name="ce44" table:formula="of:=IF(AND(0.1&lt;[.$Z70];[.$Z70]&lt;0.25; NOT([.U70]=&quot;&quot;));[.U70];&quot;&quot;)" office:value-type="float" office:value="1" calcext:value-type="float">
            <text:p>1.0000</text:p>
          </table:table-cell>
          <table:table-cell table:style-name="ce44" table:formula="of:=IF(AND(0.1&lt;[.$Z70];[.$Z70]&lt;0.25; NOT([.V70]=&quot;&quot;));[.V70];&quot;&quot;)" office:value-type="float" office:value="0" calcext:value-type="float">
            <text:p>0.0000</text:p>
          </table:table-cell>
          <table:table-cell table:style-name="ce44" table:formula="of:=IF(AND(0.1&lt;[.$Z70];[.$Z70]&lt;0.25; NOT([.W70]=&quot;&quot;));[.W70];&quot;&quot;)">
            <text:p/>
          </table:table-cell>
          <table:table-cell table:style-name="ce44" table:formula="of:=IF(AND(0.1&lt;[.$Z70];[.$Z70]&lt;0.25; NOT([.X70]=&quot;&quot;));[.X70];&quot;&quot;)">
            <text:p/>
          </table:table-cell>
          <table:table-cell table:style-name="ce44" table:formula="of:=IF(AND(0.1&lt;[.$Z70];[.$Z70]&lt;0.25; NOT([.Y70]=&quot;&quot;));[.Y70];&quot;&quot;)" office:value-type="float" office:value="66" calcext:value-type="float">
            <text:p>66.0000</text:p>
          </table:table-cell>
          <table:table-cell table:style-name="ce44" table:formula="of:=IF(AND(0.1&lt;[.$Z70];[.$Z70]&lt;0.25; NOT([.Z70]=&quot;&quot;));[.Z70];&quot;&quot;)" office:value-type="float" office:value="0.1773" calcext:value-type="float">
            <text:p>0.1773</text:p>
          </table:table-cell>
          <table:table-cell table:style-name="ce44" table:formula="of:=IF(AND(0.1&lt;[.$Z70];[.$Z70]&lt;0.25; NOT([.AA70]=&quot;&quot;));[.AA70];&quot;&quot;)" office:value-type="float" office:value="-0.7639" calcext:value-type="float">
            <text:p>-0.7639</text:p>
          </table:table-cell>
          <table:table-cell table:style-name="Default" table:number-columns-repeated="3"/>
          <table:table-cell table:style-name="ce126" table:formula="of:=IF(AND(OR(0.1&gt;[.$Z70];[.$Z70]&gt;0.25);NOT([.A70]=&quot;&quot;));[.A70];&quot;&quot;)">
            <text:p/>
          </table:table-cell>
          <table:table-cell table:style-name="ce44" table:formula="of:=IF(AND(OR(0.1&gt;[.$Z70];[.$Z70]&gt;0.25);NOT([.B70]=&quot;&quot;));[.B70];&quot;&quot;)">
            <text:p/>
          </table:table-cell>
          <table:table-cell table:style-name="ce44" table:formula="of:=IF(AND(OR(0.1&gt;[.$Z70];[.$Z70]&gt;0.25);NOT([.C70]=&quot;&quot;));[.C70];&quot;&quot;)">
            <text:p/>
          </table:table-cell>
          <table:table-cell table:style-name="ce44" table:formula="of:=IF(AND(OR(0.1&gt;[.$Z70];[.$Z70]&gt;0.25);NOT([.D70]=&quot;&quot;));[.D70];&quot;&quot;)">
            <text:p/>
          </table:table-cell>
          <table:table-cell table:style-name="ce44" table:formula="of:=IF(AND(OR(0.1&gt;[.$Z70];[.$Z70]&gt;0.25);NOT([.E70]=&quot;&quot;));[.E70];&quot;&quot;)">
            <text:p/>
          </table:table-cell>
          <table:table-cell table:style-name="ce44" table:formula="of:=IF(AND(OR(0.1&gt;[.$Z70];[.$Z70]&gt;0.25);NOT([.F70]=&quot;&quot;));[.F70];&quot;&quot;)">
            <text:p/>
          </table:table-cell>
          <table:table-cell table:style-name="ce44" table:formula="of:=IF(AND(OR(0.1&gt;[.$Z70];[.$Z70]&gt;0.25);NOT([.G70]=&quot;&quot;));[.G70];&quot;&quot;)">
            <text:p/>
          </table:table-cell>
          <table:table-cell table:style-name="ce44" table:formula="of:=IF(AND(OR(0.1&gt;[.$Z70];[.$Z70]&gt;0.25);NOT([.H70]=&quot;&quot;));[.H70];&quot;&quot;)">
            <text:p/>
          </table:table-cell>
          <table:table-cell table:style-name="ce44" table:formula="of:=IF(AND(OR(0.1&gt;[.$Z70];[.$Z70]&gt;0.25);NOT([.I70]=&quot;&quot;));[.I70];&quot;&quot;)">
            <text:p/>
          </table:table-cell>
          <table:table-cell table:style-name="ce44" table:formula="of:=IF(AND(OR(0.1&gt;[.$Z70];[.$Z70]&gt;0.25);NOT([.J70]=&quot;&quot;));[.J70];&quot;&quot;)">
            <text:p/>
          </table:table-cell>
          <table:table-cell table:style-name="ce44" table:formula="of:=IF(AND(OR(0.1&gt;[.$Z70];[.$Z70]&gt;0.25);NOT([.K70]=&quot;&quot;));[.K70];&quot;&quot;)">
            <text:p/>
          </table:table-cell>
          <table:table-cell table:style-name="ce44" table:formula="of:=IF(AND(OR(0.1&gt;[.$Z70];[.$Z70]&gt;0.25);NOT([.L70]=&quot;&quot;));[.L70];&quot;&quot;)">
            <text:p/>
          </table:table-cell>
          <table:table-cell table:style-name="ce44" table:formula="of:=IF(AND(OR(0.1&gt;[.$Z70];[.$Z70]&gt;0.25);NOT([.M70]=&quot;&quot;));[.M70];&quot;&quot;)">
            <text:p/>
          </table:table-cell>
          <table:table-cell table:style-name="ce44" table:formula="of:=IF(AND(OR(0.1&gt;[.$Z70];[.$Z70]&gt;0.25);NOT([.N70]=&quot;&quot;));[.N70];&quot;&quot;)">
            <text:p/>
          </table:table-cell>
          <table:table-cell table:style-name="ce128" table:formula="of:=IF(AND(OR(0.1&gt;[.$Z70];[.$Z70]&gt;0.25);NOT([.O70]=&quot;&quot;));[.O70];&quot;&quot;)">
            <text:p/>
          </table:table-cell>
          <table:table-cell table:style-name="ce44" table:formula="of:=IF(AND(OR(0.1&gt;[.$Z70];[.$Z70]&gt;0.25);NOT([.P70]=&quot;&quot;));[.P70];&quot;&quot;)">
            <text:p/>
          </table:table-cell>
          <table:table-cell table:style-name="ce44" table:formula="of:=IF(AND(OR(0.1&gt;[.$Z70];[.$Z70]&gt;0.25);NOT([.Q70]=&quot;&quot;));[.Q70];&quot;&quot;)">
            <text:p/>
          </table:table-cell>
          <table:table-cell table:style-name="ce44" table:formula="of:=IF(AND(OR(0.1&gt;[.$Z70];[.$Z70]&gt;0.25);NOT([.R70]=&quot;&quot;));[.R70];&quot;&quot;)">
            <text:p/>
          </table:table-cell>
          <table:table-cell table:style-name="ce44" table:formula="of:=IF(AND(OR(0.1&gt;[.$Z70];[.$Z70]&gt;0.25);NOT([.S70]=&quot;&quot;));[.S70];&quot;&quot;)">
            <text:p/>
          </table:table-cell>
          <table:table-cell table:style-name="ce44" table:formula="of:=IF(AND(OR(0.1&gt;[.$Z70];[.$Z70]&gt;0.25);NOT([.T70]=&quot;&quot;));[.T70];&quot;&quot;)">
            <text:p/>
          </table:table-cell>
          <table:table-cell table:style-name="ce44" table:formula="of:=IF(AND(OR(0.1&gt;[.$Z70];[.$Z70]&gt;0.25);NOT([.U70]=&quot;&quot;));[.U70];&quot;&quot;)">
            <text:p/>
          </table:table-cell>
          <table:table-cell table:style-name="ce44" table:formula="of:=IF(AND(OR(0.1&gt;[.$Z70];[.$Z70]&gt;0.25);NOT([.V70]=&quot;&quot;));[.V70];&quot;&quot;)">
            <text:p/>
          </table:table-cell>
          <table:table-cell table:style-name="ce44" table:formula="of:=IF(AND(OR(0.1&gt;[.$Z70];[.$Z70]&gt;0.25);NOT([.W70]=&quot;&quot;));[.W70];&quot;&quot;)">
            <text:p/>
          </table:table-cell>
          <table:table-cell table:style-name="ce44" table:formula="of:=IF(AND(OR(0.1&gt;[.$Z70];[.$Z70]&gt;0.25);NOT([.X70]=&quot;&quot;));[.X70];&quot;&quot;)">
            <text:p/>
          </table:table-cell>
          <table:table-cell table:style-name="ce128" table:formula="of:=IF(AND(OR(0.1&gt;[.$Z70];[.$Z70]&gt;0.25);NOT([.Y70]=&quot;&quot;));[.Y70];&quot;&quot;)">
            <text:p/>
          </table:table-cell>
          <table:table-cell table:style-name="ce44" table:formula="of:=IF(AND(OR(0.1&gt;[.$Z70];[.$Z70]&gt;0.25);NOT([.Z70]=&quot;&quot;));[.Z70];&quot;&quot;)">
            <text:p/>
          </table:table-cell>
          <table:table-cell table:style-name="ce44" table:formula="of:=IF(AND(OR(0.1&gt;[.$Z70];[.$Z70]&gt;0.25);NOT([.AA70]=&quot;&quot;));[.AA70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10" office:value-type="float" office:value="1.72788" calcext:value-type="float">
            <text:p>1.72788</text:p>
          </table:table-cell>
          <table:table-cell table:style-name="ce10" office:value-type="float" office:value="-1.5708" calcext:value-type="float">
            <text:p>-1.5708</text:p>
          </table:table-cell>
          <table:table-cell table:style-name="ce10" office:value-type="float" office:value="1.85005" calcext:value-type="float">
            <text:p>1.85005</text:p>
          </table:table-cell>
          <table:table-cell table:style-name="ce10" office:value-type="float" office:value="-2.16421" calcext:value-type="float">
            <text:p>-2.16421</text:p>
          </table:table-cell>
          <table:table-cell table:style-name="ce10" office:value-type="float" office:value="-1.48353" calcext:value-type="float">
            <text:p>-1.48353</text:p>
          </table:table-cell>
          <table:table-cell table:style-name="ce10" office:value-type="float" office:value="-1.76278" calcext:value-type="float">
            <text:p>-1.76278</text:p>
          </table:table-cell>
          <table:table-cell table:style-name="Default" table:number-columns-repeated="2"/>
          <table:table-cell table:style-name="ce10" office:value-type="float" office:value="68" calcext:value-type="float">
            <text:p>68</text:p>
          </table:table-cell>
          <table:table-cell table:style-name="ce15" office:value-type="float" office:value="0.3424" calcext:value-type="float">
            <text:p>0.3424</text:p>
          </table:table-cell>
          <table:table-cell table:style-name="ce15" office:value-type="float" office:value="-0.1155" calcext:value-type="float">
            <text:p>-0.1155</text:p>
          </table:table-cell>
          <table:table-cell table:style-name="Default" table:number-columns-repeated="2"/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2.342" calcext:value-type="float">
            <text:p>2.342</text:p>
          </table:table-cell>
          <table:table-cell table:style-name="ce10" office:value-type="float" office:value="-2.342" calcext:value-type="float">
            <text:p>-2.342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.5363083757" calcext:value-type="float">
            <text:p>1.5363083757</text:p>
          </table:table-cell>
          <table:table-cell table:style-name="ce10" office:value-type="float" office:value="-1" calcext:value-type="float">
            <text:p>-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785398163397448" calcext:value-type="float">
            <text:p>0.785398163397448</text:p>
          </table:table-cell>
          <table:table-cell table:style-name="Default" table:number-columns-repeated="2"/>
          <table:table-cell table:style-name="ce10" office:value-type="float" office:value="67" calcext:value-type="float">
            <text:p>67</text:p>
          </table:table-cell>
          <table:table-cell table:style-name="ce10" office:value-type="float" office:value="0.1803" calcext:value-type="float">
            <text:p>0.1803</text:p>
          </table:table-cell>
          <table:table-cell table:style-name="ce25" office:value-type="float" office:value="-0.7628" calcext:value-type="float">
            <text:p>-0.7628</text:p>
          </table:table-cell>
          <table:table-cell table:style-name="Default" table:number-columns-repeated="3"/>
          <table:table-cell table:style-name="ce31" table:formula="of:=IF(AND(0.15&lt;[.$Z71];[.$Z71]&lt;0.2; NOT([.A71]=&quot;&quot;));[.A71];&quot;&quot;)" office:value-type="float" office:value="67" calcext:value-type="float">
            <text:p>67</text:p>
          </table:table-cell>
          <table:table-cell table:style-name="ce33" table:formula="of:=IF(AND(0.15&lt;[.$Z71];[.$Z71]&lt;0.2; NOT([.B71]=&quot;&quot;));[.B71];&quot;&quot;)" office:value-type="float" office:value="1.72788" calcext:value-type="float">
            <text:p>1.7279</text:p>
          </table:table-cell>
          <table:table-cell table:style-name="ce33" table:formula="of:=IF(AND(0.15&lt;[.$Z71];[.$Z71]&lt;0.2; NOT([.C71]=&quot;&quot;));[.C71];&quot;&quot;)" office:value-type="float" office:value="-1.5708" calcext:value-type="float">
            <text:p>-1.5708</text:p>
          </table:table-cell>
          <table:table-cell table:style-name="ce33" table:formula="of:=IF(AND(0.15&lt;[.$Z71];[.$Z71]&lt;0.2; NOT([.D71]=&quot;&quot;));[.D71];&quot;&quot;)" office:value-type="float" office:value="1.85005" calcext:value-type="float">
            <text:p>1.8501</text:p>
          </table:table-cell>
          <table:table-cell table:style-name="ce33" table:formula="of:=IF(AND(0.15&lt;[.$Z71];[.$Z71]&lt;0.2; NOT([.E71]=&quot;&quot;));[.E71];&quot;&quot;)" office:value-type="float" office:value="-2.16421" calcext:value-type="float">
            <text:p>-2.1642</text:p>
          </table:table-cell>
          <table:table-cell table:style-name="ce33" table:formula="of:=IF(AND(0.15&lt;[.$Z71];[.$Z71]&lt;0.2; NOT([.F71]=&quot;&quot;));[.F71];&quot;&quot;)" office:value-type="float" office:value="-1.48353" calcext:value-type="float">
            <text:p>-1.4835</text:p>
          </table:table-cell>
          <table:table-cell table:style-name="ce33" table:formula="of:=IF(AND(0.15&lt;[.$Z71];[.$Z71]&lt;0.2; NOT([.G71]=&quot;&quot;));[.G71];&quot;&quot;)" office:value-type="float" office:value="-1.76278" calcext:value-type="float">
            <text:p>-1.7628</text:p>
          </table:table-cell>
          <table:table-cell table:style-name="ce33" table:formula="of:=IF(AND(0.15&lt;[.$Z71];[.$Z71]&lt;0.2; NOT([.H71]=&quot;&quot;));[.H71];&quot;&quot;)">
            <text:p/>
          </table:table-cell>
          <table:table-cell table:style-name="ce33" table:formula="of:=IF(AND(0.15&lt;[.$Z71];[.$Z71]&lt;0.2; NOT([.I71]=&quot;&quot;));[.I71];&quot;&quot;)">
            <text:p/>
          </table:table-cell>
          <table:table-cell table:style-name="ce39" table:formula="of:=IF(AND(0.15&lt;[.$Z71];[.$Z71]&lt;0.2; NOT([.J71]=&quot;&quot;));[.J71];&quot;&quot;)" office:value-type="float" office:value="68" calcext:value-type="float">
            <text:p>68</text:p>
          </table:table-cell>
          <table:table-cell table:style-name="ce33" table:formula="of:=IF(AND(0.15&lt;[.$Z71];[.$Z71]&lt;0.2; NOT([.K71]=&quot;&quot;));[.K71];&quot;&quot;)" office:value-type="float" office:value="0.3424" calcext:value-type="float">
            <text:p>0.3424</text:p>
          </table:table-cell>
          <table:table-cell table:style-name="ce33" table:formula="of:=IF(AND(0.15&lt;[.$Z71];[.$Z71]&lt;0.2; NOT([.L71]=&quot;&quot;));[.L71];&quot;&quot;)" office:value-type="float" office:value="-0.1155" calcext:value-type="float">
            <text:p>-0.1155</text:p>
          </table:table-cell>
          <table:table-cell table:style-name="ce33" table:formula="of:=IF(AND(0.15&lt;[.$Z71];[.$Z71]&lt;0.2; NOT([.M71]=&quot;&quot;));[.M71];&quot;&quot;)">
            <text:p/>
          </table:table-cell>
          <table:table-cell table:style-name="ce33" table:formula="of:=IF(AND(0.15&lt;[.$Z71];[.$Z71]&lt;0.2; NOT([.N71]=&quot;&quot;));[.N71];&quot;&quot;)">
            <text:p/>
          </table:table-cell>
          <table:table-cell table:style-name="ce39" table:formula="of:=IF(AND(0.15&lt;[.$Z71];[.$Z71]&lt;0.2; NOT([.O71]=&quot;&quot;));[.O71];&quot;&quot;)" office:value-type="float" office:value="67" calcext:value-type="float">
            <text:p>67</text:p>
          </table:table-cell>
          <table:table-cell table:style-name="ce33" table:formula="of:=IF(AND(0.15&lt;[.$Z71];[.$Z71]&lt;0.2; NOT([.P71]=&quot;&quot;));[.P71];&quot;&quot;)" office:value-type="float" office:value="2.342" calcext:value-type="float">
            <text:p>2.3420</text:p>
          </table:table-cell>
          <table:table-cell table:style-name="ce33" table:formula="of:=IF(AND(0.15&lt;[.$Z71];[.$Z71]&lt;0.2; NOT([.Q71]=&quot;&quot;));[.Q71];&quot;&quot;)" office:value-type="float" office:value="-2.342" calcext:value-type="float">
            <text:p>-2.3420</text:p>
          </table:table-cell>
          <table:table-cell table:style-name="ce33" table:formula="of:=IF(AND(0.15&lt;[.$Z71];[.$Z71]&lt;0.2; NOT([.R71]=&quot;&quot;));[.R71];&quot;&quot;)" office:value-type="float" office:value="38" calcext:value-type="float">
            <text:p>38.0000</text:p>
          </table:table-cell>
          <table:table-cell table:style-name="ce33" table:formula="of:=IF(AND(0.15&lt;[.$Z71];[.$Z71]&lt;0.2; NOT([.S71]=&quot;&quot;));[.S71];&quot;&quot;)" office:value-type="float" office:value="1.5363083757" calcext:value-type="float">
            <text:p>1.5363</text:p>
          </table:table-cell>
          <table:table-cell table:style-name="ce39" table:formula="of:=IF(AND(0.15&lt;[.$Z71];[.$Z71]&lt;0.2; NOT([.T71]=&quot;&quot;));[.T71];&quot;&quot;)" office:value-type="float" office:value="-1" calcext:value-type="float">
            <text:p>-1</text:p>
          </table:table-cell>
          <table:table-cell table:style-name="ce39" table:formula="of:=IF(AND(0.15&lt;[.$Z71];[.$Z71]&lt;0.2; NOT([.U71]=&quot;&quot;));[.U71];&quot;&quot;)" office:value-type="float" office:value="0" calcext:value-type="float">
            <text:p>0</text:p>
          </table:table-cell>
          <table:table-cell table:style-name="ce33" table:formula="of:=IF(AND(0.15&lt;[.$Z71];[.$Z71]&lt;0.2; NOT([.V71]=&quot;&quot;));[.V71];&quot;&quot;)" office:value-type="float" office:value="0.785398163397448" calcext:value-type="float">
            <text:p>0.7854</text:p>
          </table:table-cell>
          <table:table-cell table:style-name="ce33" table:formula="of:=IF(AND(0.15&lt;[.$Z71];[.$Z71]&lt;0.2; NOT([.W71]=&quot;&quot;));[.W71];&quot;&quot;)">
            <text:p/>
          </table:table-cell>
          <table:table-cell table:style-name="ce33" table:formula="of:=IF(AND(0.15&lt;[.$Z71];[.$Z71]&lt;0.2; NOT([.X71]=&quot;&quot;));[.X71];&quot;&quot;)">
            <text:p/>
          </table:table-cell>
          <table:table-cell table:style-name="ce39" table:formula="of:=IF(AND(0.15&lt;[.$Z71];[.$Z71]&lt;0.2; NOT([.Y71]=&quot;&quot;));[.Y71];&quot;&quot;)" office:value-type="float" office:value="67" calcext:value-type="float">
            <text:p>67</text:p>
          </table:table-cell>
          <table:table-cell table:style-name="ce33" table:formula="of:=IF(AND(0.15&lt;[.$Z71];[.$Z71]&lt;0.2; NOT([.Z71]=&quot;&quot;));[.Z71];&quot;&quot;)" office:value-type="float" office:value="0.1803" calcext:value-type="float">
            <text:p>0.1803</text:p>
          </table:table-cell>
          <table:table-cell table:style-name="ce44" table:formula="of:=IF(AND(0.15&lt;[.$Z71];[.$Z71]&lt;0.2; NOT([.AA71]=&quot;&quot;));[.AA71];&quot;&quot;)" office:value-type="float" office:value="-0.7628" calcext:value-type="float">
            <text:p>-0.7628</text:p>
          </table:table-cell>
          <table:table-cell table:style-name="Default" table:number-columns-repeated="3"/>
          <table:table-cell table:style-name="ce47" table:formula="of:=IF(AND(OR(0.15&gt;[.$Z71];[.$Z71]&gt;0.2);NOT([.A71]=&quot;&quot;));[.A71];&quot;&quot;)">
            <text:p/>
          </table:table-cell>
          <table:table-cell table:style-name="ce33" table:formula="of:=IF(AND(OR(0.15&gt;[.$Z71];[.$Z71]&gt;0.2);NOT([.B71]=&quot;&quot;));[.B71];&quot;&quot;)">
            <text:p/>
          </table:table-cell>
          <table:table-cell table:style-name="ce33" table:formula="of:=IF(AND(OR(0.15&gt;[.$Z71];[.$Z71]&gt;0.2);NOT([.C71]=&quot;&quot;));[.C71];&quot;&quot;)">
            <text:p/>
          </table:table-cell>
          <table:table-cell table:style-name="ce33" table:formula="of:=IF(AND(OR(0.15&gt;[.$Z71];[.$Z71]&gt;0.2);NOT([.D71]=&quot;&quot;));[.D71];&quot;&quot;)">
            <text:p/>
          </table:table-cell>
          <table:table-cell table:style-name="ce33" table:formula="of:=IF(AND(OR(0.15&gt;[.$Z71];[.$Z71]&gt;0.2);NOT([.E71]=&quot;&quot;));[.E71];&quot;&quot;)">
            <text:p/>
          </table:table-cell>
          <table:table-cell table:style-name="ce33" table:formula="of:=IF(AND(OR(0.15&gt;[.$Z71];[.$Z71]&gt;0.2);NOT([.F71]=&quot;&quot;));[.F71];&quot;&quot;)">
            <text:p/>
          </table:table-cell>
          <table:table-cell table:style-name="ce33" table:formula="of:=IF(AND(OR(0.15&gt;[.$Z71];[.$Z71]&gt;0.2);NOT([.G71]=&quot;&quot;));[.G71];&quot;&quot;)">
            <text:p/>
          </table:table-cell>
          <table:table-cell table:style-name="ce33" table:formula="of:=IF(AND(OR(0.15&gt;[.$Z71];[.$Z71]&gt;0.2);NOT([.H71]=&quot;&quot;));[.H71];&quot;&quot;)">
            <text:p/>
          </table:table-cell>
          <table:table-cell table:style-name="ce33" table:formula="of:=IF(AND(OR(0.15&gt;[.$Z71];[.$Z71]&gt;0.2);NOT([.I71]=&quot;&quot;));[.I71];&quot;&quot;)">
            <text:p/>
          </table:table-cell>
          <table:table-cell table:style-name="ce33" table:formula="of:=IF(AND(OR(0.15&gt;[.$Z71];[.$Z71]&gt;0.2);NOT([.J71]=&quot;&quot;));[.J71];&quot;&quot;)">
            <text:p/>
          </table:table-cell>
          <table:table-cell table:style-name="ce33" table:formula="of:=IF(AND(OR(0.15&gt;[.$Z71];[.$Z71]&gt;0.2);NOT([.K71]=&quot;&quot;));[.K71];&quot;&quot;)">
            <text:p/>
          </table:table-cell>
          <table:table-cell table:style-name="ce33" table:formula="of:=IF(AND(OR(0.15&gt;[.$Z71];[.$Z71]&gt;0.2);NOT([.L71]=&quot;&quot;));[.L71];&quot;&quot;)">
            <text:p/>
          </table:table-cell>
          <table:table-cell table:style-name="ce33" table:formula="of:=IF(AND(OR(0.15&gt;[.$Z71];[.$Z71]&gt;0.2);NOT([.M71]=&quot;&quot;));[.M71];&quot;&quot;)">
            <text:p/>
          </table:table-cell>
          <table:table-cell table:style-name="ce33" table:formula="of:=IF(AND(OR(0.15&gt;[.$Z71];[.$Z71]&gt;0.2);NOT([.N71]=&quot;&quot;));[.N71];&quot;&quot;)">
            <text:p/>
          </table:table-cell>
          <table:table-cell table:style-name="ce33" table:formula="of:=IF(AND(OR(0.15&gt;[.$Z71];[.$Z71]&gt;0.2);NOT([.O71]=&quot;&quot;));[.O71];&quot;&quot;)">
            <text:p/>
          </table:table-cell>
          <table:table-cell table:style-name="ce33" table:formula="of:=IF(AND(OR(0.15&gt;[.$Z71];[.$Z71]&gt;0.2);NOT([.P71]=&quot;&quot;));[.P71];&quot;&quot;)">
            <text:p/>
          </table:table-cell>
          <table:table-cell table:style-name="ce33" table:formula="of:=IF(AND(OR(0.15&gt;[.$Z71];[.$Z71]&gt;0.2);NOT([.Q71]=&quot;&quot;));[.Q71];&quot;&quot;)">
            <text:p/>
          </table:table-cell>
          <table:table-cell table:style-name="ce33" table:formula="of:=IF(AND(OR(0.15&gt;[.$Z71];[.$Z71]&gt;0.2);NOT([.R71]=&quot;&quot;));[.R71];&quot;&quot;)">
            <text:p/>
          </table:table-cell>
          <table:table-cell table:style-name="ce33" table:formula="of:=IF(AND(OR(0.15&gt;[.$Z71];[.$Z71]&gt;0.2);NOT([.S71]=&quot;&quot;));[.S71];&quot;&quot;)">
            <text:p/>
          </table:table-cell>
          <table:table-cell table:style-name="ce33" table:formula="of:=IF(AND(OR(0.15&gt;[.$Z71];[.$Z71]&gt;0.2);NOT([.T71]=&quot;&quot;));[.T71];&quot;&quot;)">
            <text:p/>
          </table:table-cell>
          <table:table-cell table:style-name="ce33" table:formula="of:=IF(AND(OR(0.15&gt;[.$Z71];[.$Z71]&gt;0.2);NOT([.U71]=&quot;&quot;));[.U71];&quot;&quot;)">
            <text:p/>
          </table:table-cell>
          <table:table-cell table:style-name="ce33" table:formula="of:=IF(AND(OR(0.15&gt;[.$Z71];[.$Z71]&gt;0.2);NOT([.V71]=&quot;&quot;));[.V71];&quot;&quot;)">
            <text:p/>
          </table:table-cell>
          <table:table-cell table:style-name="ce33" table:formula="of:=IF(AND(OR(0.15&gt;[.$Z71];[.$Z71]&gt;0.2);NOT([.W71]=&quot;&quot;));[.W71];&quot;&quot;)">
            <text:p/>
          </table:table-cell>
          <table:table-cell table:style-name="ce33" table:formula="of:=IF(AND(OR(0.15&gt;[.$Z71];[.$Z71]&gt;0.2);NOT([.X71]=&quot;&quot;));[.X71];&quot;&quot;)">
            <text:p/>
          </table:table-cell>
          <table:table-cell table:style-name="ce33" table:formula="of:=IF(AND(OR(0.15&gt;[.$Z71];[.$Z71]&gt;0.2);NOT([.Y71]=&quot;&quot;));[.Y71];&quot;&quot;)">
            <text:p/>
          </table:table-cell>
          <table:table-cell table:style-name="ce33" table:formula="of:=IF(AND(OR(0.15&gt;[.$Z71];[.$Z71]&gt;0.2);NOT([.Z71]=&quot;&quot;));[.Z71];&quot;&quot;)">
            <text:p/>
          </table:table-cell>
          <table:table-cell table:style-name="ce44" table:formula="of:=IF(AND(OR(0.15&gt;[.$Z71];[.$Z71]&gt;0.2);NOT([.AA71]=&quot;&quot;));[.AA71];&quot;&quot;)">
            <text:p/>
          </table:table-cell>
          <table:table-cell table:style-name="Default" table:number-columns-repeated="3"/>
          <table:table-cell table:style-name="ce4" table:formula="of:=IF(AND([.$U71] = 1;NOT([.A71]=&quot;&quot;));[.A71];&quot;&quot;)">
            <text:p/>
          </table:table-cell>
          <table:table-cell table:style-name="ce110" table:formula="of:=IF(AND([.$U71] = 1;NOT([.B71]=&quot;&quot;));[.B71];&quot;&quot;)">
            <text:p/>
          </table:table-cell>
          <table:table-cell table:style-name="ce110" table:formula="of:=IF(AND([.$U71] = 1;NOT([.C71]=&quot;&quot;));[.C71];&quot;&quot;)">
            <text:p/>
          </table:table-cell>
          <table:table-cell table:style-name="ce110" table:formula="of:=IF(AND([.$U71] = 1;NOT([.D71]=&quot;&quot;));[.D71];&quot;&quot;)">
            <text:p/>
          </table:table-cell>
          <table:table-cell table:style-name="ce110" table:formula="of:=IF(AND([.$U71] = 1;NOT([.E71]=&quot;&quot;));[.E71];&quot;&quot;)">
            <text:p/>
          </table:table-cell>
          <table:table-cell table:style-name="ce110" table:formula="of:=IF(AND([.$U71] = 1;NOT([.F71]=&quot;&quot;));[.F71];&quot;&quot;)">
            <text:p/>
          </table:table-cell>
          <table:table-cell table:style-name="ce110" table:formula="of:=IF(AND([.$U71] = 1;NOT([.G71]=&quot;&quot;));[.G71];&quot;&quot;)">
            <text:p/>
          </table:table-cell>
          <table:table-cell table:style-name="ce110" table:formula="of:=IF(AND([.$U71] = 1;NOT([.H71]=&quot;&quot;));[.H71];&quot;&quot;)">
            <text:p/>
          </table:table-cell>
          <table:table-cell table:style-name="ce110" table:formula="of:=IF(AND([.$U71] = 1;NOT([.I71]=&quot;&quot;));[.I71];&quot;&quot;)">
            <text:p/>
          </table:table-cell>
          <table:table-cell table:style-name="ce110" table:formula="of:=IF(AND([.$U71] = 1;NOT([.J71]=&quot;&quot;));[.J71];&quot;&quot;)">
            <text:p/>
          </table:table-cell>
          <table:table-cell table:style-name="ce110" table:formula="of:=IF(AND([.$U71] = 1;NOT([.K71]=&quot;&quot;));[.K71];&quot;&quot;)">
            <text:p/>
          </table:table-cell>
          <table:table-cell table:style-name="ce110" table:formula="of:=IF(AND([.$U71] = 1;NOT([.L71]=&quot;&quot;));[.L71];&quot;&quot;)">
            <text:p/>
          </table:table-cell>
          <table:table-cell table:style-name="ce110" table:formula="of:=IF(AND([.$U71] = 1;NOT([.M71]=&quot;&quot;));[.M71];&quot;&quot;)">
            <text:p/>
          </table:table-cell>
          <table:table-cell table:style-name="ce110" table:formula="of:=IF(AND([.$U71] = 1;NOT([.N71]=&quot;&quot;));[.N71];&quot;&quot;)">
            <text:p/>
          </table:table-cell>
          <table:table-cell table:style-name="ce110" table:formula="of:=IF(AND([.$U71] = 1;NOT([.O71]=&quot;&quot;));[.O71];&quot;&quot;)">
            <text:p/>
          </table:table-cell>
          <table:table-cell table:style-name="ce110" table:formula="of:=IF(AND([.$U71] = 1;NOT([.P71]=&quot;&quot;));[.P71];&quot;&quot;)">
            <text:p/>
          </table:table-cell>
          <table:table-cell table:style-name="ce110" table:formula="of:=IF(AND([.$U71] = 1;NOT([.Q71]=&quot;&quot;));[.Q71];&quot;&quot;)">
            <text:p/>
          </table:table-cell>
          <table:table-cell table:style-name="ce110" table:formula="of:=IF(AND([.$U71] = 1;NOT([.R71]=&quot;&quot;));[.R71];&quot;&quot;)">
            <text:p/>
          </table:table-cell>
          <table:table-cell table:style-name="ce110" table:formula="of:=IF(AND([.$U71] = 1;NOT([.S71]=&quot;&quot;));[.S71];&quot;&quot;)">
            <text:p/>
          </table:table-cell>
          <table:table-cell table:style-name="ce110" table:formula="of:=IF(AND([.$U71] = 1;NOT([.T71]=&quot;&quot;));[.T71];&quot;&quot;)">
            <text:p/>
          </table:table-cell>
          <table:table-cell table:style-name="ce110" table:formula="of:=IF(AND([.$U71] = 1;NOT([.U71]=&quot;&quot;));[.U71];&quot;&quot;)">
            <text:p/>
          </table:table-cell>
          <table:table-cell table:style-name="ce110" table:formula="of:=IF(AND([.$U71] = 1;NOT([.V71]=&quot;&quot;));[.V71];&quot;&quot;)">
            <text:p/>
          </table:table-cell>
          <table:table-cell table:style-name="ce110" table:formula="of:=IF(AND([.$U71] = 1;NOT([.W71]=&quot;&quot;));[.W71];&quot;&quot;)">
            <text:p/>
          </table:table-cell>
          <table:table-cell table:style-name="ce110" table:formula="of:=IF(AND([.$U71] = 1;NOT([.X71]=&quot;&quot;));[.X71];&quot;&quot;)">
            <text:p/>
          </table:table-cell>
          <table:table-cell table:style-name="ce110" table:formula="of:=IF(AND([.$U71] = 1;NOT([.Y71]=&quot;&quot;));[.Y71];&quot;&quot;)">
            <text:p/>
          </table:table-cell>
          <table:table-cell table:style-name="ce121" table:formula="of:=IF(AND([.$U71] = 1;NOT([.Z71]=&quot;&quot;));[.Z71];&quot;&quot;)">
            <text:p/>
          </table:table-cell>
          <table:table-cell table:style-name="ce25" table:formula="of:=IF(AND([.$U71] = 1;NOT([.AA71]=&quot;&quot;));[.AA71];&quot;&quot;)">
            <text:p/>
          </table:table-cell>
          <table:table-cell table:style-name="Default" table:number-columns-repeated="3"/>
          <table:table-cell table:style-name="ce4" table:formula="of:=IF(AND([.$U71] = 0;NOT([.A71]=&quot;&quot;));[.A71];&quot;&quot;)" office:value-type="float" office:value="67" calcext:value-type="float">
            <text:p>67</text:p>
          </table:table-cell>
          <table:table-cell table:style-name="ce110" table:formula="of:=IF(AND([.$U71] = 0;NOT([.B71]=&quot;&quot;));[.B71];&quot;&quot;)" office:value-type="float" office:value="1.72788" calcext:value-type="float">
            <text:p>1.72788</text:p>
          </table:table-cell>
          <table:table-cell table:style-name="ce110" table:formula="of:=IF(AND([.$U71] = 0;NOT([.C71]=&quot;&quot;));[.C71];&quot;&quot;)" office:value-type="float" office:value="-1.5708" calcext:value-type="float">
            <text:p>-1.5708</text:p>
          </table:table-cell>
          <table:table-cell table:style-name="ce110" table:formula="of:=IF(AND([.$U71] = 0;NOT([.D71]=&quot;&quot;));[.D71];&quot;&quot;)" office:value-type="float" office:value="1.85005" calcext:value-type="float">
            <text:p>1.85005</text:p>
          </table:table-cell>
          <table:table-cell table:style-name="ce110" table:formula="of:=IF(AND([.$U71] = 0;NOT([.E71]=&quot;&quot;));[.E71];&quot;&quot;)" office:value-type="float" office:value="-2.16421" calcext:value-type="float">
            <text:p>-2.16421</text:p>
          </table:table-cell>
          <table:table-cell table:style-name="ce110" table:formula="of:=IF(AND([.$U71] = 0;NOT([.F71]=&quot;&quot;));[.F71];&quot;&quot;)" office:value-type="float" office:value="-1.48353" calcext:value-type="float">
            <text:p>-1.48353</text:p>
          </table:table-cell>
          <table:table-cell table:style-name="ce110" table:formula="of:=IF(AND([.$U71] = 0;NOT([.G71]=&quot;&quot;));[.G71];&quot;&quot;)" office:value-type="float" office:value="-1.76278" calcext:value-type="float">
            <text:p>-1.76278</text:p>
          </table:table-cell>
          <table:table-cell table:style-name="ce110" table:formula="of:=IF(AND([.$U71] = 0;NOT([.H71]=&quot;&quot;));[.H71];&quot;&quot;)">
            <text:p/>
          </table:table-cell>
          <table:table-cell table:style-name="ce110" table:formula="of:=IF(AND([.$U71] = 0;NOT([.I71]=&quot;&quot;));[.I71];&quot;&quot;)">
            <text:p/>
          </table:table-cell>
          <table:table-cell table:style-name="ce110" table:formula="of:=IF(AND([.$U71] = 0;NOT([.J71]=&quot;&quot;));[.J71];&quot;&quot;)" office:value-type="float" office:value="68" calcext:value-type="float">
            <text:p>68</text:p>
          </table:table-cell>
          <table:table-cell table:style-name="ce113" table:formula="of:=IF(AND([.$U71] = 0;NOT([.K71]=&quot;&quot;));[.K71];&quot;&quot;)" office:value-type="float" office:value="0.3424" calcext:value-type="float">
            <text:p>0.3424</text:p>
          </table:table-cell>
          <table:table-cell table:style-name="ce113" table:formula="of:=IF(AND([.$U71] = 0;NOT([.L71]=&quot;&quot;));[.L71];&quot;&quot;)" office:value-type="float" office:value="-0.1155" calcext:value-type="float">
            <text:p>-0.1155</text:p>
          </table:table-cell>
          <table:table-cell table:style-name="ce110" table:formula="of:=IF(AND([.$U71] = 0;NOT([.M71]=&quot;&quot;));[.M71];&quot;&quot;)">
            <text:p/>
          </table:table-cell>
          <table:table-cell table:style-name="ce110" table:formula="of:=IF(AND([.$U71] = 0;NOT([.N71]=&quot;&quot;));[.N71];&quot;&quot;)">
            <text:p/>
          </table:table-cell>
          <table:table-cell table:style-name="ce110" table:formula="of:=IF(AND([.$U71] = 0;NOT([.O71]=&quot;&quot;));[.O71];&quot;&quot;)" office:value-type="float" office:value="67" calcext:value-type="float">
            <text:p>67</text:p>
          </table:table-cell>
          <table:table-cell table:style-name="ce110" table:formula="of:=IF(AND([.$U71] = 0;NOT([.P71]=&quot;&quot;));[.P71];&quot;&quot;)" office:value-type="float" office:value="2.342" calcext:value-type="float">
            <text:p>2.342</text:p>
          </table:table-cell>
          <table:table-cell table:style-name="ce110" table:formula="of:=IF(AND([.$U71] = 0;NOT([.Q71]=&quot;&quot;));[.Q71];&quot;&quot;)" office:value-type="float" office:value="-2.342" calcext:value-type="float">
            <text:p>-2.342</text:p>
          </table:table-cell>
          <table:table-cell table:style-name="ce110" table:formula="of:=IF(AND([.$U71] = 0;NOT([.R71]=&quot;&quot;));[.R71];&quot;&quot;)" office:value-type="float" office:value="38" calcext:value-type="float">
            <text:p>38</text:p>
          </table:table-cell>
          <table:table-cell table:style-name="ce110" table:formula="of:=IF(AND([.$U71] = 0;NOT([.S71]=&quot;&quot;));[.S71];&quot;&quot;)" office:value-type="float" office:value="1.5363083757" calcext:value-type="float">
            <text:p>1.5363083757</text:p>
          </table:table-cell>
          <table:table-cell table:style-name="ce110" table:formula="of:=IF(AND([.$U71] = 0;NOT([.T71]=&quot;&quot;));[.T71];&quot;&quot;)" office:value-type="float" office:value="-1" calcext:value-type="float">
            <text:p>-1</text:p>
          </table:table-cell>
          <table:table-cell table:style-name="ce110" table:formula="of:=IF(AND([.$U71] = 0;NOT([.U71]=&quot;&quot;));[.U71];&quot;&quot;)" office:value-type="float" office:value="0" calcext:value-type="float">
            <text:p>0</text:p>
          </table:table-cell>
          <table:table-cell table:style-name="ce110" table:formula="of:=IF(AND([.$U71] = 0;NOT([.V71]=&quot;&quot;));[.V71];&quot;&quot;)" office:value-type="float" office:value="0.785398163397448" calcext:value-type="float">
            <text:p>0.785398163397448</text:p>
          </table:table-cell>
          <table:table-cell table:style-name="ce110" table:formula="of:=IF(AND([.$U71] = 0;NOT([.W71]=&quot;&quot;));[.W71];&quot;&quot;)">
            <text:p/>
          </table:table-cell>
          <table:table-cell table:style-name="ce110" table:formula="of:=IF(AND([.$U71] = 0;NOT([.X71]=&quot;&quot;));[.X71];&quot;&quot;)">
            <text:p/>
          </table:table-cell>
          <table:table-cell table:style-name="ce110" table:formula="of:=IF(AND([.$U71] = 0;NOT([.Y71]=&quot;&quot;));[.Y71];&quot;&quot;)" office:value-type="float" office:value="67" calcext:value-type="float">
            <text:p>67</text:p>
          </table:table-cell>
          <table:table-cell table:style-name="ce110" table:formula="of:=IF(AND([.$U71] = 0;NOT([.Z71]=&quot;&quot;));[.Z71];&quot;&quot;)" office:value-type="float" office:value="0.1803" calcext:value-type="float">
            <text:p>0.1803</text:p>
          </table:table-cell>
          <table:table-cell table:style-name="ce25" table:formula="of:=IF(AND([.$U71] = 0;NOT([.AA71]=&quot;&quot;));[.AA71];&quot;&quot;)" office:value-type="float" office:value="-0.7628" calcext:value-type="float">
            <text:p>-0.7628</text:p>
          </table:table-cell>
          <table:table-cell table:style-name="Default" table:number-columns-repeated="3"/>
          <table:table-cell table:style-name="ce126" table:formula="of:=IF(AND(0.1&lt;[.$Z71];[.$Z71]&lt;0.25; NOT([.A71]=&quot;&quot;));[.A71];&quot;&quot;)" office:value-type="float" office:value="67" calcext:value-type="float">
            <text:p>67.0000</text:p>
          </table:table-cell>
          <table:table-cell table:style-name="ce44" table:formula="of:=IF(AND(0.1&lt;[.$Z71];[.$Z71]&lt;0.25; NOT([.B71]=&quot;&quot;));[.B71];&quot;&quot;)" office:value-type="float" office:value="1.72788" calcext:value-type="float">
            <text:p>1.7279</text:p>
          </table:table-cell>
          <table:table-cell table:style-name="ce44" table:formula="of:=IF(AND(0.1&lt;[.$Z71];[.$Z71]&lt;0.25; NOT([.C71]=&quot;&quot;));[.C71];&quot;&quot;)" office:value-type="float" office:value="-1.5708" calcext:value-type="float">
            <text:p>-1.5708</text:p>
          </table:table-cell>
          <table:table-cell table:style-name="ce44" table:formula="of:=IF(AND(0.1&lt;[.$Z71];[.$Z71]&lt;0.25; NOT([.D71]=&quot;&quot;));[.D71];&quot;&quot;)" office:value-type="float" office:value="1.85005" calcext:value-type="float">
            <text:p>1.8501</text:p>
          </table:table-cell>
          <table:table-cell table:style-name="ce44" table:formula="of:=IF(AND(0.1&lt;[.$Z71];[.$Z71]&lt;0.25; NOT([.E71]=&quot;&quot;));[.E71];&quot;&quot;)" office:value-type="float" office:value="-2.16421" calcext:value-type="float">
            <text:p>-2.1642</text:p>
          </table:table-cell>
          <table:table-cell table:style-name="ce44" table:formula="of:=IF(AND(0.1&lt;[.$Z71];[.$Z71]&lt;0.25; NOT([.F71]=&quot;&quot;));[.F71];&quot;&quot;)" office:value-type="float" office:value="-1.48353" calcext:value-type="float">
            <text:p>-1.4835</text:p>
          </table:table-cell>
          <table:table-cell table:style-name="ce44" table:formula="of:=IF(AND(0.1&lt;[.$Z71];[.$Z71]&lt;0.25; NOT([.G71]=&quot;&quot;));[.G71];&quot;&quot;)" office:value-type="float" office:value="-1.76278" calcext:value-type="float">
            <text:p>-1.7628</text:p>
          </table:table-cell>
          <table:table-cell table:style-name="ce44" table:formula="of:=IF(AND(0.1&lt;[.$Z71];[.$Z71]&lt;0.25; NOT([.H71]=&quot;&quot;));[.H71];&quot;&quot;)">
            <text:p/>
          </table:table-cell>
          <table:table-cell table:style-name="ce44" table:formula="of:=IF(AND(0.1&lt;[.$Z71];[.$Z71]&lt;0.25; NOT([.I71]=&quot;&quot;));[.I71];&quot;&quot;)">
            <text:p/>
          </table:table-cell>
          <table:table-cell table:style-name="ce44" table:formula="of:=IF(AND(0.1&lt;[.$Z71];[.$Z71]&lt;0.25; NOT([.J71]=&quot;&quot;));[.J71];&quot;&quot;)" office:value-type="float" office:value="68" calcext:value-type="float">
            <text:p>68.0000</text:p>
          </table:table-cell>
          <table:table-cell table:style-name="ce44" table:formula="of:=IF(AND(0.1&lt;[.$Z71];[.$Z71]&lt;0.25; NOT([.K71]=&quot;&quot;));[.K71];&quot;&quot;)" office:value-type="float" office:value="0.3424" calcext:value-type="float">
            <text:p>0.3424</text:p>
          </table:table-cell>
          <table:table-cell table:style-name="ce44" table:formula="of:=IF(AND(0.1&lt;[.$Z71];[.$Z71]&lt;0.25; NOT([.L71]=&quot;&quot;));[.L71];&quot;&quot;)" office:value-type="float" office:value="-0.1155" calcext:value-type="float">
            <text:p>-0.1155</text:p>
          </table:table-cell>
          <table:table-cell table:style-name="ce44" table:formula="of:=IF(AND(0.1&lt;[.$Z71];[.$Z71]&lt;0.25; NOT([.M71]=&quot;&quot;));[.M71];&quot;&quot;)">
            <text:p/>
          </table:table-cell>
          <table:table-cell table:style-name="ce44" table:formula="of:=IF(AND(0.1&lt;[.$Z71];[.$Z71]&lt;0.25; NOT([.N71]=&quot;&quot;));[.N71];&quot;&quot;)">
            <text:p/>
          </table:table-cell>
          <table:table-cell table:style-name="ce44" table:formula="of:=IF(AND(0.1&lt;[.$Z71];[.$Z71]&lt;0.25; NOT([.O71]=&quot;&quot;));[.O71];&quot;&quot;)" office:value-type="float" office:value="67" calcext:value-type="float">
            <text:p>67.0000</text:p>
          </table:table-cell>
          <table:table-cell table:style-name="ce44" table:formula="of:=IF(AND(0.1&lt;[.$Z71];[.$Z71]&lt;0.25; NOT([.P71]=&quot;&quot;));[.P71];&quot;&quot;)" office:value-type="float" office:value="2.342" calcext:value-type="float">
            <text:p>2.3420</text:p>
          </table:table-cell>
          <table:table-cell table:style-name="ce44" table:formula="of:=IF(AND(0.1&lt;[.$Z71];[.$Z71]&lt;0.25; NOT([.Q71]=&quot;&quot;));[.Q71];&quot;&quot;)" office:value-type="float" office:value="-2.342" calcext:value-type="float">
            <text:p>-2.3420</text:p>
          </table:table-cell>
          <table:table-cell table:style-name="ce44" table:formula="of:=IF(AND(0.1&lt;[.$Z71];[.$Z71]&lt;0.25; NOT([.R71]=&quot;&quot;));[.R71];&quot;&quot;)" office:value-type="float" office:value="38" calcext:value-type="float">
            <text:p>38.0000</text:p>
          </table:table-cell>
          <table:table-cell table:style-name="ce44" table:formula="of:=IF(AND(0.1&lt;[.$Z71];[.$Z71]&lt;0.25; NOT([.S71]=&quot;&quot;));[.S71];&quot;&quot;)" office:value-type="float" office:value="1.5363083757" calcext:value-type="float">
            <text:p>1.5363</text:p>
          </table:table-cell>
          <table:table-cell table:style-name="ce44" table:formula="of:=IF(AND(0.1&lt;[.$Z71];[.$Z71]&lt;0.25; NOT([.T71]=&quot;&quot;));[.T71];&quot;&quot;)" office:value-type="float" office:value="-1" calcext:value-type="float">
            <text:p>-1.0000</text:p>
          </table:table-cell>
          <table:table-cell table:style-name="ce44" table:formula="of:=IF(AND(0.1&lt;[.$Z71];[.$Z71]&lt;0.25; NOT([.U71]=&quot;&quot;));[.U71];&quot;&quot;)" office:value-type="float" office:value="0" calcext:value-type="float">
            <text:p>0.0000</text:p>
          </table:table-cell>
          <table:table-cell table:style-name="ce44" table:formula="of:=IF(AND(0.1&lt;[.$Z71];[.$Z71]&lt;0.25; NOT([.V71]=&quot;&quot;));[.V71];&quot;&quot;)" office:value-type="float" office:value="0.785398163397448" calcext:value-type="float">
            <text:p>0.7854</text:p>
          </table:table-cell>
          <table:table-cell table:style-name="ce44" table:formula="of:=IF(AND(0.1&lt;[.$Z71];[.$Z71]&lt;0.25; NOT([.W71]=&quot;&quot;));[.W71];&quot;&quot;)">
            <text:p/>
          </table:table-cell>
          <table:table-cell table:style-name="ce44" table:formula="of:=IF(AND(0.1&lt;[.$Z71];[.$Z71]&lt;0.25; NOT([.X71]=&quot;&quot;));[.X71];&quot;&quot;)">
            <text:p/>
          </table:table-cell>
          <table:table-cell table:style-name="ce44" table:formula="of:=IF(AND(0.1&lt;[.$Z71];[.$Z71]&lt;0.25; NOT([.Y71]=&quot;&quot;));[.Y71];&quot;&quot;)" office:value-type="float" office:value="67" calcext:value-type="float">
            <text:p>67.0000</text:p>
          </table:table-cell>
          <table:table-cell table:style-name="ce44" table:formula="of:=IF(AND(0.1&lt;[.$Z71];[.$Z71]&lt;0.25; NOT([.Z71]=&quot;&quot;));[.Z71];&quot;&quot;)" office:value-type="float" office:value="0.1803" calcext:value-type="float">
            <text:p>0.1803</text:p>
          </table:table-cell>
          <table:table-cell table:style-name="ce44" table:formula="of:=IF(AND(0.1&lt;[.$Z71];[.$Z71]&lt;0.25; NOT([.AA71]=&quot;&quot;));[.AA71];&quot;&quot;)" office:value-type="float" office:value="-0.7628" calcext:value-type="float">
            <text:p>-0.7628</text:p>
          </table:table-cell>
          <table:table-cell table:style-name="Default" table:number-columns-repeated="3"/>
          <table:table-cell table:style-name="ce126" table:formula="of:=IF(AND(OR(0.1&gt;[.$Z71];[.$Z71]&gt;0.25);NOT([.A71]=&quot;&quot;));[.A71];&quot;&quot;)">
            <text:p/>
          </table:table-cell>
          <table:table-cell table:style-name="ce44" table:formula="of:=IF(AND(OR(0.1&gt;[.$Z71];[.$Z71]&gt;0.25);NOT([.B71]=&quot;&quot;));[.B71];&quot;&quot;)">
            <text:p/>
          </table:table-cell>
          <table:table-cell table:style-name="ce44" table:formula="of:=IF(AND(OR(0.1&gt;[.$Z71];[.$Z71]&gt;0.25);NOT([.C71]=&quot;&quot;));[.C71];&quot;&quot;)">
            <text:p/>
          </table:table-cell>
          <table:table-cell table:style-name="ce44" table:formula="of:=IF(AND(OR(0.1&gt;[.$Z71];[.$Z71]&gt;0.25);NOT([.D71]=&quot;&quot;));[.D71];&quot;&quot;)">
            <text:p/>
          </table:table-cell>
          <table:table-cell table:style-name="ce44" table:formula="of:=IF(AND(OR(0.1&gt;[.$Z71];[.$Z71]&gt;0.25);NOT([.E71]=&quot;&quot;));[.E71];&quot;&quot;)">
            <text:p/>
          </table:table-cell>
          <table:table-cell table:style-name="ce44" table:formula="of:=IF(AND(OR(0.1&gt;[.$Z71];[.$Z71]&gt;0.25);NOT([.F71]=&quot;&quot;));[.F71];&quot;&quot;)">
            <text:p/>
          </table:table-cell>
          <table:table-cell table:style-name="ce44" table:formula="of:=IF(AND(OR(0.1&gt;[.$Z71];[.$Z71]&gt;0.25);NOT([.G71]=&quot;&quot;));[.G71];&quot;&quot;)">
            <text:p/>
          </table:table-cell>
          <table:table-cell table:style-name="ce44" table:formula="of:=IF(AND(OR(0.1&gt;[.$Z71];[.$Z71]&gt;0.25);NOT([.H71]=&quot;&quot;));[.H71];&quot;&quot;)">
            <text:p/>
          </table:table-cell>
          <table:table-cell table:style-name="ce44" table:formula="of:=IF(AND(OR(0.1&gt;[.$Z71];[.$Z71]&gt;0.25);NOT([.I71]=&quot;&quot;));[.I71];&quot;&quot;)">
            <text:p/>
          </table:table-cell>
          <table:table-cell table:style-name="ce44" table:formula="of:=IF(AND(OR(0.1&gt;[.$Z71];[.$Z71]&gt;0.25);NOT([.J71]=&quot;&quot;));[.J71];&quot;&quot;)">
            <text:p/>
          </table:table-cell>
          <table:table-cell table:style-name="ce44" table:formula="of:=IF(AND(OR(0.1&gt;[.$Z71];[.$Z71]&gt;0.25);NOT([.K71]=&quot;&quot;));[.K71];&quot;&quot;)">
            <text:p/>
          </table:table-cell>
          <table:table-cell table:style-name="ce44" table:formula="of:=IF(AND(OR(0.1&gt;[.$Z71];[.$Z71]&gt;0.25);NOT([.L71]=&quot;&quot;));[.L71];&quot;&quot;)">
            <text:p/>
          </table:table-cell>
          <table:table-cell table:style-name="ce44" table:formula="of:=IF(AND(OR(0.1&gt;[.$Z71];[.$Z71]&gt;0.25);NOT([.M71]=&quot;&quot;));[.M71];&quot;&quot;)">
            <text:p/>
          </table:table-cell>
          <table:table-cell table:style-name="ce44" table:formula="of:=IF(AND(OR(0.1&gt;[.$Z71];[.$Z71]&gt;0.25);NOT([.N71]=&quot;&quot;));[.N71];&quot;&quot;)">
            <text:p/>
          </table:table-cell>
          <table:table-cell table:style-name="ce128" table:formula="of:=IF(AND(OR(0.1&gt;[.$Z71];[.$Z71]&gt;0.25);NOT([.O71]=&quot;&quot;));[.O71];&quot;&quot;)">
            <text:p/>
          </table:table-cell>
          <table:table-cell table:style-name="ce44" table:formula="of:=IF(AND(OR(0.1&gt;[.$Z71];[.$Z71]&gt;0.25);NOT([.P71]=&quot;&quot;));[.P71];&quot;&quot;)">
            <text:p/>
          </table:table-cell>
          <table:table-cell table:style-name="ce44" table:formula="of:=IF(AND(OR(0.1&gt;[.$Z71];[.$Z71]&gt;0.25);NOT([.Q71]=&quot;&quot;));[.Q71];&quot;&quot;)">
            <text:p/>
          </table:table-cell>
          <table:table-cell table:style-name="ce44" table:formula="of:=IF(AND(OR(0.1&gt;[.$Z71];[.$Z71]&gt;0.25);NOT([.R71]=&quot;&quot;));[.R71];&quot;&quot;)">
            <text:p/>
          </table:table-cell>
          <table:table-cell table:style-name="ce44" table:formula="of:=IF(AND(OR(0.1&gt;[.$Z71];[.$Z71]&gt;0.25);NOT([.S71]=&quot;&quot;));[.S71];&quot;&quot;)">
            <text:p/>
          </table:table-cell>
          <table:table-cell table:style-name="ce44" table:formula="of:=IF(AND(OR(0.1&gt;[.$Z71];[.$Z71]&gt;0.25);NOT([.T71]=&quot;&quot;));[.T71];&quot;&quot;)">
            <text:p/>
          </table:table-cell>
          <table:table-cell table:style-name="ce44" table:formula="of:=IF(AND(OR(0.1&gt;[.$Z71];[.$Z71]&gt;0.25);NOT([.U71]=&quot;&quot;));[.U71];&quot;&quot;)">
            <text:p/>
          </table:table-cell>
          <table:table-cell table:style-name="ce44" table:formula="of:=IF(AND(OR(0.1&gt;[.$Z71];[.$Z71]&gt;0.25);NOT([.V71]=&quot;&quot;));[.V71];&quot;&quot;)">
            <text:p/>
          </table:table-cell>
          <table:table-cell table:style-name="ce44" table:formula="of:=IF(AND(OR(0.1&gt;[.$Z71];[.$Z71]&gt;0.25);NOT([.W71]=&quot;&quot;));[.W71];&quot;&quot;)">
            <text:p/>
          </table:table-cell>
          <table:table-cell table:style-name="ce44" table:formula="of:=IF(AND(OR(0.1&gt;[.$Z71];[.$Z71]&gt;0.25);NOT([.X71]=&quot;&quot;));[.X71];&quot;&quot;)">
            <text:p/>
          </table:table-cell>
          <table:table-cell table:style-name="ce128" table:formula="of:=IF(AND(OR(0.1&gt;[.$Z71];[.$Z71]&gt;0.25);NOT([.Y71]=&quot;&quot;));[.Y71];&quot;&quot;)">
            <text:p/>
          </table:table-cell>
          <table:table-cell table:style-name="ce44" table:formula="of:=IF(AND(OR(0.1&gt;[.$Z71];[.$Z71]&gt;0.25);NOT([.Z71]=&quot;&quot;));[.Z71];&quot;&quot;)">
            <text:p/>
          </table:table-cell>
          <table:table-cell table:style-name="ce44" table:formula="of:=IF(AND(OR(0.1&gt;[.$Z71];[.$Z71]&gt;0.25);NOT([.AA71]=&quot;&quot;));[.AA71];&quot;&quot;)">
            <text:p/>
          </table:table-cell>
          <table:table-cell table:style-name="Default" table:number-columns-repeated="817"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table:style-name="ce11" office:value-type="float" office:value="1.72788" calcext:value-type="float">
            <text:p>1.72788</text:p>
          </table:table-cell>
          <table:table-cell table:style-name="ce11" office:value-type="float" office:value="-1.5708" calcext:value-type="float">
            <text:p>-1.5708</text:p>
          </table:table-cell>
          <table:table-cell table:style-name="ce11" office:value-type="float" office:value="1.85005" calcext:value-type="float">
            <text:p>1.85005</text:p>
          </table:table-cell>
          <table:table-cell table:style-name="ce11" office:value-type="float" office:value="-2.16421" calcext:value-type="float">
            <text:p>-2.16421</text:p>
          </table:table-cell>
          <table:table-cell table:style-name="ce11" office:value-type="float" office:value="-1.48353" calcext:value-type="float">
            <text:p>-1.48353</text:p>
          </table:table-cell>
          <table:table-cell table:style-name="ce11" office:value-type="float" office:value="-1.76278" calcext:value-type="float">
            <text:p>-1.76278</text:p>
          </table:table-cell>
          <table:table-cell table:style-name="ce12" table:number-columns-repeated="2"/>
          <table:table-cell table:style-name="ce11" office:value-type="float" office:value="69" calcext:value-type="float">
            <text:p>69</text:p>
          </table:table-cell>
          <table:table-cell table:style-name="ce16" office:value-type="float" office:value="0.3424" calcext:value-type="float">
            <text:p>0.3424</text:p>
          </table:table-cell>
          <table:table-cell table:style-name="ce16" office:value-type="float" office:value="-0.1155" calcext:value-type="float">
            <text:p>-0.1155</text:p>
          </table:table-cell>
          <table:table-cell table:style-name="ce12" table:number-columns-repeated="2"/>
          <table:table-cell table:style-name="ce10" office:value-type="float" office:value="68" calcext:value-type="float">
            <text:p>68</text:p>
          </table:table-cell>
          <table:table-cell table:style-name="ce11" office:value-type="float" office:value="2.3435" calcext:value-type="float">
            <text:p>2.3435</text:p>
          </table:table-cell>
          <table:table-cell table:style-name="ce11" office:value-type="float" office:value="-2.3435" calcext:value-type="float">
            <text:p>-2.3435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2.5313916122" calcext:value-type="float">
            <text:p>2.5313916122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style-name="ce12" table:number-columns-repeated="2"/>
          <table:table-cell table:style-name="ce10" office:value-type="float" office:value="68" calcext:value-type="float">
            <text:p>68</text:p>
          </table:table-cell>
          <table:table-cell table:style-name="ce11" office:value-type="float" office:value="0.1773" calcext:value-type="float">
            <text:p>0.1773</text:p>
          </table:table-cell>
          <table:table-cell table:style-name="ce26" office:value-type="float" office:value="-0.7639" calcext:value-type="float">
            <text:p>-0.7639</text:p>
          </table:table-cell>
          <table:table-cell table:style-name="Default" table:number-columns-repeated="3"/>
          <table:table-cell table:style-name="ce32" table:formula="of:=IF(AND(0.15&lt;[.$Z72];[.$Z72]&lt;0.2; NOT([.A72]=&quot;&quot;));[.A72];&quot;&quot;)" office:value-type="float" office:value="68" calcext:value-type="float">
            <text:p>68</text:p>
          </table:table-cell>
          <table:table-cell table:style-name="ce34" table:formula="of:=IF(AND(0.15&lt;[.$Z72];[.$Z72]&lt;0.2; NOT([.B72]=&quot;&quot;));[.B72];&quot;&quot;)" office:value-type="float" office:value="1.72788" calcext:value-type="float">
            <text:p>1.7279</text:p>
          </table:table-cell>
          <table:table-cell table:style-name="ce34" table:formula="of:=IF(AND(0.15&lt;[.$Z72];[.$Z72]&lt;0.2; NOT([.C72]=&quot;&quot;));[.C72];&quot;&quot;)" office:value-type="float" office:value="-1.5708" calcext:value-type="float">
            <text:p>-1.5708</text:p>
          </table:table-cell>
          <table:table-cell table:style-name="ce34" table:formula="of:=IF(AND(0.15&lt;[.$Z72];[.$Z72]&lt;0.2; NOT([.D72]=&quot;&quot;));[.D72];&quot;&quot;)" office:value-type="float" office:value="1.85005" calcext:value-type="float">
            <text:p>1.8501</text:p>
          </table:table-cell>
          <table:table-cell table:style-name="ce34" table:formula="of:=IF(AND(0.15&lt;[.$Z72];[.$Z72]&lt;0.2; NOT([.E72]=&quot;&quot;));[.E72];&quot;&quot;)" office:value-type="float" office:value="-2.16421" calcext:value-type="float">
            <text:p>-2.1642</text:p>
          </table:table-cell>
          <table:table-cell table:style-name="ce34" table:formula="of:=IF(AND(0.15&lt;[.$Z72];[.$Z72]&lt;0.2; NOT([.F72]=&quot;&quot;));[.F72];&quot;&quot;)" office:value-type="float" office:value="-1.48353" calcext:value-type="float">
            <text:p>-1.4835</text:p>
          </table:table-cell>
          <table:table-cell table:style-name="ce34" table:formula="of:=IF(AND(0.15&lt;[.$Z72];[.$Z72]&lt;0.2; NOT([.G72]=&quot;&quot;));[.G72];&quot;&quot;)" office:value-type="float" office:value="-1.76278" calcext:value-type="float">
            <text:p>-1.7628</text:p>
          </table:table-cell>
          <table:table-cell table:style-name="ce34" table:formula="of:=IF(AND(0.15&lt;[.$Z72];[.$Z72]&lt;0.2; NOT([.H72]=&quot;&quot;));[.H72];&quot;&quot;)">
            <text:p/>
          </table:table-cell>
          <table:table-cell table:style-name="ce34" table:formula="of:=IF(AND(0.15&lt;[.$Z72];[.$Z72]&lt;0.2; NOT([.I72]=&quot;&quot;));[.I72];&quot;&quot;)">
            <text:p/>
          </table:table-cell>
          <table:table-cell table:style-name="ce40" table:formula="of:=IF(AND(0.15&lt;[.$Z72];[.$Z72]&lt;0.2; NOT([.J72]=&quot;&quot;));[.J72];&quot;&quot;)" office:value-type="float" office:value="69" calcext:value-type="float">
            <text:p>69</text:p>
          </table:table-cell>
          <table:table-cell table:style-name="ce34" table:formula="of:=IF(AND(0.15&lt;[.$Z72];[.$Z72]&lt;0.2; NOT([.K72]=&quot;&quot;));[.K72];&quot;&quot;)" office:value-type="float" office:value="0.3424" calcext:value-type="float">
            <text:p>0.3424</text:p>
          </table:table-cell>
          <table:table-cell table:style-name="ce34" table:formula="of:=IF(AND(0.15&lt;[.$Z72];[.$Z72]&lt;0.2; NOT([.L72]=&quot;&quot;));[.L72];&quot;&quot;)" office:value-type="float" office:value="-0.1155" calcext:value-type="float">
            <text:p>-0.1155</text:p>
          </table:table-cell>
          <table:table-cell table:style-name="ce34" table:formula="of:=IF(AND(0.15&lt;[.$Z72];[.$Z72]&lt;0.2; NOT([.M72]=&quot;&quot;));[.M72];&quot;&quot;)">
            <text:p/>
          </table:table-cell>
          <table:table-cell table:style-name="ce34" table:formula="of:=IF(AND(0.15&lt;[.$Z72];[.$Z72]&lt;0.2; NOT([.N72]=&quot;&quot;));[.N72];&quot;&quot;)">
            <text:p/>
          </table:table-cell>
          <table:table-cell table:style-name="ce40" table:formula="of:=IF(AND(0.15&lt;[.$Z72];[.$Z72]&lt;0.2; NOT([.O72]=&quot;&quot;));[.O72];&quot;&quot;)" office:value-type="float" office:value="68" calcext:value-type="float">
            <text:p>68</text:p>
          </table:table-cell>
          <table:table-cell table:style-name="ce34" table:formula="of:=IF(AND(0.15&lt;[.$Z72];[.$Z72]&lt;0.2; NOT([.P72]=&quot;&quot;));[.P72];&quot;&quot;)" office:value-type="float" office:value="2.3435" calcext:value-type="float">
            <text:p>2.3435</text:p>
          </table:table-cell>
          <table:table-cell table:style-name="ce34" table:formula="of:=IF(AND(0.15&lt;[.$Z72];[.$Z72]&lt;0.2; NOT([.Q72]=&quot;&quot;));[.Q72];&quot;&quot;)" office:value-type="float" office:value="-2.3435" calcext:value-type="float">
            <text:p>-2.3435</text:p>
          </table:table-cell>
          <table:table-cell table:style-name="ce34" table:formula="of:=IF(AND(0.15&lt;[.$Z72];[.$Z72]&lt;0.2; NOT([.R72]=&quot;&quot;));[.R72];&quot;&quot;)" office:value-type="float" office:value="38" calcext:value-type="float">
            <text:p>38.0000</text:p>
          </table:table-cell>
          <table:table-cell table:style-name="ce34" table:formula="of:=IF(AND(0.15&lt;[.$Z72];[.$Z72]&lt;0.2; NOT([.S72]=&quot;&quot;));[.S72];&quot;&quot;)" office:value-type="float" office:value="2.5313916122" calcext:value-type="float">
            <text:p>2.5314</text:p>
          </table:table-cell>
          <table:table-cell table:style-name="ce40" table:formula="of:=IF(AND(0.15&lt;[.$Z72];[.$Z72]&lt;0.2; NOT([.T72]=&quot;&quot;));[.T72];&quot;&quot;)" office:value-type="float" office:value="-1" calcext:value-type="float">
            <text:p>-1</text:p>
          </table:table-cell>
          <table:table-cell table:style-name="ce40" table:formula="of:=IF(AND(0.15&lt;[.$Z72];[.$Z72]&lt;0.2; NOT([.U72]=&quot;&quot;));[.U72];&quot;&quot;)" office:value-type="float" office:value="1" calcext:value-type="float">
            <text:p>1</text:p>
          </table:table-cell>
          <table:table-cell table:style-name="ce34" table:formula="of:=IF(AND(0.15&lt;[.$Z72];[.$Z72]&lt;0.2; NOT([.V72]=&quot;&quot;));[.V72];&quot;&quot;)" office:value-type="float" office:value="0" calcext:value-type="float">
            <text:p>0.0000</text:p>
          </table:table-cell>
          <table:table-cell table:style-name="ce34" table:formula="of:=IF(AND(0.15&lt;[.$Z72];[.$Z72]&lt;0.2; NOT([.W72]=&quot;&quot;));[.W72];&quot;&quot;)">
            <text:p/>
          </table:table-cell>
          <table:table-cell table:style-name="ce34" table:formula="of:=IF(AND(0.15&lt;[.$Z72];[.$Z72]&lt;0.2; NOT([.X72]=&quot;&quot;));[.X72];&quot;&quot;)">
            <text:p/>
          </table:table-cell>
          <table:table-cell table:style-name="ce40" table:formula="of:=IF(AND(0.15&lt;[.$Z72];[.$Z72]&lt;0.2; NOT([.Y72]=&quot;&quot;));[.Y72];&quot;&quot;)" office:value-type="float" office:value="68" calcext:value-type="float">
            <text:p>68</text:p>
          </table:table-cell>
          <table:table-cell table:style-name="ce34" table:formula="of:=IF(AND(0.15&lt;[.$Z72];[.$Z72]&lt;0.2; NOT([.Z72]=&quot;&quot;));[.Z72];&quot;&quot;)" office:value-type="float" office:value="0.1773" calcext:value-type="float">
            <text:p>0.1773</text:p>
          </table:table-cell>
          <table:table-cell table:style-name="ce45" table:formula="of:=IF(AND(0.15&lt;[.$Z72];[.$Z72]&lt;0.2; NOT([.AA72]=&quot;&quot;));[.AA72];&quot;&quot;)" office:value-type="float" office:value="-0.7639" calcext:value-type="float">
            <text:p>-0.7639</text:p>
          </table:table-cell>
          <table:table-cell table:style-name="Default" table:number-columns-repeated="3"/>
          <table:table-cell table:style-name="ce48" table:formula="of:=IF(AND(OR(0.15&gt;[.$Z72];[.$Z72]&gt;0.2);NOT([.A72]=&quot;&quot;));[.A72];&quot;&quot;)">
            <text:p/>
          </table:table-cell>
          <table:table-cell table:style-name="ce34" table:formula="of:=IF(AND(OR(0.15&gt;[.$Z72];[.$Z72]&gt;0.2);NOT([.B72]=&quot;&quot;));[.B72];&quot;&quot;)">
            <text:p/>
          </table:table-cell>
          <table:table-cell table:style-name="ce34" table:formula="of:=IF(AND(OR(0.15&gt;[.$Z72];[.$Z72]&gt;0.2);NOT([.C72]=&quot;&quot;));[.C72];&quot;&quot;)">
            <text:p/>
          </table:table-cell>
          <table:table-cell table:style-name="ce34" table:formula="of:=IF(AND(OR(0.15&gt;[.$Z72];[.$Z72]&gt;0.2);NOT([.D72]=&quot;&quot;));[.D72];&quot;&quot;)">
            <text:p/>
          </table:table-cell>
          <table:table-cell table:style-name="ce34" table:formula="of:=IF(AND(OR(0.15&gt;[.$Z72];[.$Z72]&gt;0.2);NOT([.E72]=&quot;&quot;));[.E72];&quot;&quot;)">
            <text:p/>
          </table:table-cell>
          <table:table-cell table:style-name="ce34" table:formula="of:=IF(AND(OR(0.15&gt;[.$Z72];[.$Z72]&gt;0.2);NOT([.F72]=&quot;&quot;));[.F72];&quot;&quot;)">
            <text:p/>
          </table:table-cell>
          <table:table-cell table:style-name="ce34" table:formula="of:=IF(AND(OR(0.15&gt;[.$Z72];[.$Z72]&gt;0.2);NOT([.G72]=&quot;&quot;));[.G72];&quot;&quot;)">
            <text:p/>
          </table:table-cell>
          <table:table-cell table:style-name="ce34" table:formula="of:=IF(AND(OR(0.15&gt;[.$Z72];[.$Z72]&gt;0.2);NOT([.H72]=&quot;&quot;));[.H72];&quot;&quot;)">
            <text:p/>
          </table:table-cell>
          <table:table-cell table:style-name="ce34" table:formula="of:=IF(AND(OR(0.15&gt;[.$Z72];[.$Z72]&gt;0.2);NOT([.I72]=&quot;&quot;));[.I72];&quot;&quot;)">
            <text:p/>
          </table:table-cell>
          <table:table-cell table:style-name="ce34" table:formula="of:=IF(AND(OR(0.15&gt;[.$Z72];[.$Z72]&gt;0.2);NOT([.J72]=&quot;&quot;));[.J72];&quot;&quot;)">
            <text:p/>
          </table:table-cell>
          <table:table-cell table:style-name="ce34" table:formula="of:=IF(AND(OR(0.15&gt;[.$Z72];[.$Z72]&gt;0.2);NOT([.K72]=&quot;&quot;));[.K72];&quot;&quot;)">
            <text:p/>
          </table:table-cell>
          <table:table-cell table:style-name="ce34" table:formula="of:=IF(AND(OR(0.15&gt;[.$Z72];[.$Z72]&gt;0.2);NOT([.L72]=&quot;&quot;));[.L72];&quot;&quot;)">
            <text:p/>
          </table:table-cell>
          <table:table-cell table:style-name="ce34" table:formula="of:=IF(AND(OR(0.15&gt;[.$Z72];[.$Z72]&gt;0.2);NOT([.M72]=&quot;&quot;));[.M72];&quot;&quot;)">
            <text:p/>
          </table:table-cell>
          <table:table-cell table:style-name="ce34" table:formula="of:=IF(AND(OR(0.15&gt;[.$Z72];[.$Z72]&gt;0.2);NOT([.N72]=&quot;&quot;));[.N72];&quot;&quot;)">
            <text:p/>
          </table:table-cell>
          <table:table-cell table:style-name="ce34" table:formula="of:=IF(AND(OR(0.15&gt;[.$Z72];[.$Z72]&gt;0.2);NOT([.O72]=&quot;&quot;));[.O72];&quot;&quot;)">
            <text:p/>
          </table:table-cell>
          <table:table-cell table:style-name="ce34" table:formula="of:=IF(AND(OR(0.15&gt;[.$Z72];[.$Z72]&gt;0.2);NOT([.P72]=&quot;&quot;));[.P72];&quot;&quot;)">
            <text:p/>
          </table:table-cell>
          <table:table-cell table:style-name="ce34" table:formula="of:=IF(AND(OR(0.15&gt;[.$Z72];[.$Z72]&gt;0.2);NOT([.Q72]=&quot;&quot;));[.Q72];&quot;&quot;)">
            <text:p/>
          </table:table-cell>
          <table:table-cell table:style-name="ce34" table:formula="of:=IF(AND(OR(0.15&gt;[.$Z72];[.$Z72]&gt;0.2);NOT([.R72]=&quot;&quot;));[.R72];&quot;&quot;)">
            <text:p/>
          </table:table-cell>
          <table:table-cell table:style-name="ce34" table:formula="of:=IF(AND(OR(0.15&gt;[.$Z72];[.$Z72]&gt;0.2);NOT([.S72]=&quot;&quot;));[.S72];&quot;&quot;)">
            <text:p/>
          </table:table-cell>
          <table:table-cell table:style-name="ce34" table:formula="of:=IF(AND(OR(0.15&gt;[.$Z72];[.$Z72]&gt;0.2);NOT([.T72]=&quot;&quot;));[.T72];&quot;&quot;)">
            <text:p/>
          </table:table-cell>
          <table:table-cell table:style-name="ce34" table:formula="of:=IF(AND(OR(0.15&gt;[.$Z72];[.$Z72]&gt;0.2);NOT([.U72]=&quot;&quot;));[.U72];&quot;&quot;)">
            <text:p/>
          </table:table-cell>
          <table:table-cell table:style-name="ce34" table:formula="of:=IF(AND(OR(0.15&gt;[.$Z72];[.$Z72]&gt;0.2);NOT([.V72]=&quot;&quot;));[.V72];&quot;&quot;)">
            <text:p/>
          </table:table-cell>
          <table:table-cell table:style-name="ce34" table:formula="of:=IF(AND(OR(0.15&gt;[.$Z72];[.$Z72]&gt;0.2);NOT([.W72]=&quot;&quot;));[.W72];&quot;&quot;)">
            <text:p/>
          </table:table-cell>
          <table:table-cell table:style-name="ce34" table:formula="of:=IF(AND(OR(0.15&gt;[.$Z72];[.$Z72]&gt;0.2);NOT([.X72]=&quot;&quot;));[.X72];&quot;&quot;)">
            <text:p/>
          </table:table-cell>
          <table:table-cell table:style-name="ce34" table:formula="of:=IF(AND(OR(0.15&gt;[.$Z72];[.$Z72]&gt;0.2);NOT([.Y72]=&quot;&quot;));[.Y72];&quot;&quot;)">
            <text:p/>
          </table:table-cell>
          <table:table-cell table:style-name="ce34" table:formula="of:=IF(AND(OR(0.15&gt;[.$Z72];[.$Z72]&gt;0.2);NOT([.Z72]=&quot;&quot;));[.Z72];&quot;&quot;)">
            <text:p/>
          </table:table-cell>
          <table:table-cell table:style-name="ce45" table:formula="of:=IF(AND(OR(0.15&gt;[.$Z72];[.$Z72]&gt;0.2);NOT([.AA72]=&quot;&quot;));[.AA72];&quot;&quot;)">
            <text:p/>
          </table:table-cell>
          <table:table-cell table:style-name="Default" table:number-columns-repeated="3"/>
          <table:table-cell table:style-name="ce108" table:formula="of:=IF(AND([.$U72] = 1;NOT([.A72]=&quot;&quot;));[.A72];&quot;&quot;)" office:value-type="float" office:value="68" calcext:value-type="float">
            <text:p>68</text:p>
          </table:table-cell>
          <table:table-cell table:style-name="ce11" table:formula="of:=IF(AND([.$U72] = 1;NOT([.B72]=&quot;&quot;));[.B72];&quot;&quot;)" office:value-type="float" office:value="1.72788" calcext:value-type="float">
            <text:p>1.72788</text:p>
          </table:table-cell>
          <table:table-cell table:style-name="ce11" table:formula="of:=IF(AND([.$U72] = 1;NOT([.C72]=&quot;&quot;));[.C72];&quot;&quot;)" office:value-type="float" office:value="-1.5708" calcext:value-type="float">
            <text:p>-1.5708</text:p>
          </table:table-cell>
          <table:table-cell table:style-name="ce11" table:formula="of:=IF(AND([.$U72] = 1;NOT([.D72]=&quot;&quot;));[.D72];&quot;&quot;)" office:value-type="float" office:value="1.85005" calcext:value-type="float">
            <text:p>1.85005</text:p>
          </table:table-cell>
          <table:table-cell table:style-name="ce11" table:formula="of:=IF(AND([.$U72] = 1;NOT([.E72]=&quot;&quot;));[.E72];&quot;&quot;)" office:value-type="float" office:value="-2.16421" calcext:value-type="float">
            <text:p>-2.16421</text:p>
          </table:table-cell>
          <table:table-cell table:style-name="ce11" table:formula="of:=IF(AND([.$U72] = 1;NOT([.F72]=&quot;&quot;));[.F72];&quot;&quot;)" office:value-type="float" office:value="-1.48353" calcext:value-type="float">
            <text:p>-1.48353</text:p>
          </table:table-cell>
          <table:table-cell table:style-name="ce11" table:formula="of:=IF(AND([.$U72] = 1;NOT([.G72]=&quot;&quot;));[.G72];&quot;&quot;)" office:value-type="float" office:value="-1.76278" calcext:value-type="float">
            <text:p>-1.76278</text:p>
          </table:table-cell>
          <table:table-cell table:style-name="ce11" table:formula="of:=IF(AND([.$U72] = 1;NOT([.H72]=&quot;&quot;));[.H72];&quot;&quot;)">
            <text:p/>
          </table:table-cell>
          <table:table-cell table:style-name="ce11" table:formula="of:=IF(AND([.$U72] = 1;NOT([.I72]=&quot;&quot;));[.I72];&quot;&quot;)">
            <text:p/>
          </table:table-cell>
          <table:table-cell table:style-name="ce11" table:formula="of:=IF(AND([.$U72] = 1;NOT([.J72]=&quot;&quot;));[.J72];&quot;&quot;)" office:value-type="float" office:value="69" calcext:value-type="float">
            <text:p>69</text:p>
          </table:table-cell>
          <table:table-cell table:style-name="ce11" table:formula="of:=IF(AND([.$U72] = 1;NOT([.K72]=&quot;&quot;));[.K72];&quot;&quot;)" office:value-type="float" office:value="0.3424" calcext:value-type="float">
            <text:p>0.3424</text:p>
          </table:table-cell>
          <table:table-cell table:style-name="ce11" table:formula="of:=IF(AND([.$U72] = 1;NOT([.L72]=&quot;&quot;));[.L72];&quot;&quot;)" office:value-type="float" office:value="-0.1155" calcext:value-type="float">
            <text:p>-0.1155</text:p>
          </table:table-cell>
          <table:table-cell table:style-name="ce11" table:formula="of:=IF(AND([.$U72] = 1;NOT([.M72]=&quot;&quot;));[.M72];&quot;&quot;)">
            <text:p/>
          </table:table-cell>
          <table:table-cell table:style-name="ce11" table:formula="of:=IF(AND([.$U72] = 1;NOT([.N72]=&quot;&quot;));[.N72];&quot;&quot;)">
            <text:p/>
          </table:table-cell>
          <table:table-cell table:style-name="ce11" table:formula="of:=IF(AND([.$U72] = 1;NOT([.O72]=&quot;&quot;));[.O72];&quot;&quot;)" office:value-type="float" office:value="68" calcext:value-type="float">
            <text:p>68</text:p>
          </table:table-cell>
          <table:table-cell table:style-name="ce11" table:formula="of:=IF(AND([.$U72] = 1;NOT([.P72]=&quot;&quot;));[.P72];&quot;&quot;)" office:value-type="float" office:value="2.3435" calcext:value-type="float">
            <text:p>2.3435</text:p>
          </table:table-cell>
          <table:table-cell table:style-name="ce11" table:formula="of:=IF(AND([.$U72] = 1;NOT([.Q72]=&quot;&quot;));[.Q72];&quot;&quot;)" office:value-type="float" office:value="-2.3435" calcext:value-type="float">
            <text:p>-2.3435</text:p>
          </table:table-cell>
          <table:table-cell table:style-name="ce11" table:formula="of:=IF(AND([.$U72] = 1;NOT([.R72]=&quot;&quot;));[.R72];&quot;&quot;)" office:value-type="float" office:value="38" calcext:value-type="float">
            <text:p>38</text:p>
          </table:table-cell>
          <table:table-cell table:style-name="ce11" table:formula="of:=IF(AND([.$U72] = 1;NOT([.S72]=&quot;&quot;));[.S72];&quot;&quot;)" office:value-type="float" office:value="2.5313916122" calcext:value-type="float">
            <text:p>2.5313916122</text:p>
          </table:table-cell>
          <table:table-cell table:style-name="ce11" table:formula="of:=IF(AND([.$U72] = 1;NOT([.T72]=&quot;&quot;));[.T72];&quot;&quot;)" office:value-type="float" office:value="-1" calcext:value-type="float">
            <text:p>-1</text:p>
          </table:table-cell>
          <table:table-cell table:style-name="ce11" table:formula="of:=IF(AND([.$U72] = 1;NOT([.U72]=&quot;&quot;));[.U72];&quot;&quot;)" office:value-type="float" office:value="1" calcext:value-type="float">
            <text:p>1</text:p>
          </table:table-cell>
          <table:table-cell table:style-name="ce11" table:formula="of:=IF(AND([.$U72] = 1;NOT([.V72]=&quot;&quot;));[.V72];&quot;&quot;)" office:value-type="float" office:value="0" calcext:value-type="float">
            <text:p>0</text:p>
          </table:table-cell>
          <table:table-cell table:style-name="ce11" table:formula="of:=IF(AND([.$U72] = 1;NOT([.W72]=&quot;&quot;));[.W72];&quot;&quot;)">
            <text:p/>
          </table:table-cell>
          <table:table-cell table:style-name="ce11" table:formula="of:=IF(AND([.$U72] = 1;NOT([.X72]=&quot;&quot;));[.X72];&quot;&quot;)">
            <text:p/>
          </table:table-cell>
          <table:table-cell table:style-name="ce11" table:formula="of:=IF(AND([.$U72] = 1;NOT([.Y72]=&quot;&quot;));[.Y72];&quot;&quot;)" office:value-type="float" office:value="68" calcext:value-type="float">
            <text:p>68</text:p>
          </table:table-cell>
          <table:table-cell table:style-name="ce122" table:formula="of:=IF(AND([.$U72] = 1;NOT([.Z72]=&quot;&quot;));[.Z72];&quot;&quot;)" office:value-type="float" office:value="0.1773" calcext:value-type="float">
            <text:p>0.17730</text:p>
          </table:table-cell>
          <table:table-cell table:style-name="ce26" table:formula="of:=IF(AND([.$U72] = 1;NOT([.AA72]=&quot;&quot;));[.AA72];&quot;&quot;)" office:value-type="float" office:value="-0.7639" calcext:value-type="float">
            <text:p>-0.7639</text:p>
          </table:table-cell>
          <table:table-cell table:style-name="Default" table:number-columns-repeated="3"/>
          <table:table-cell table:style-name="ce108" table:formula="of:=IF(AND([.$U72] = 0;NOT([.A72]=&quot;&quot;));[.A72];&quot;&quot;)">
            <text:p/>
          </table:table-cell>
          <table:table-cell table:style-name="ce11" table:formula="of:=IF(AND([.$U72] = 0;NOT([.B72]=&quot;&quot;));[.B72];&quot;&quot;)">
            <text:p/>
          </table:table-cell>
          <table:table-cell table:style-name="ce11" table:formula="of:=IF(AND([.$U72] = 0;NOT([.C72]=&quot;&quot;));[.C72];&quot;&quot;)">
            <text:p/>
          </table:table-cell>
          <table:table-cell table:style-name="ce11" table:formula="of:=IF(AND([.$U72] = 0;NOT([.D72]=&quot;&quot;));[.D72];&quot;&quot;)">
            <text:p/>
          </table:table-cell>
          <table:table-cell table:style-name="ce11" table:formula="of:=IF(AND([.$U72] = 0;NOT([.E72]=&quot;&quot;));[.E72];&quot;&quot;)">
            <text:p/>
          </table:table-cell>
          <table:table-cell table:style-name="ce11" table:formula="of:=IF(AND([.$U72] = 0;NOT([.F72]=&quot;&quot;));[.F72];&quot;&quot;)">
            <text:p/>
          </table:table-cell>
          <table:table-cell table:style-name="ce11" table:formula="of:=IF(AND([.$U72] = 0;NOT([.G72]=&quot;&quot;));[.G72];&quot;&quot;)">
            <text:p/>
          </table:table-cell>
          <table:table-cell table:style-name="ce11" table:formula="of:=IF(AND([.$U72] = 0;NOT([.H72]=&quot;&quot;));[.H72];&quot;&quot;)">
            <text:p/>
          </table:table-cell>
          <table:table-cell table:style-name="ce11" table:formula="of:=IF(AND([.$U72] = 0;NOT([.I72]=&quot;&quot;));[.I72];&quot;&quot;)">
            <text:p/>
          </table:table-cell>
          <table:table-cell table:style-name="ce11" table:formula="of:=IF(AND([.$U72] = 0;NOT([.J72]=&quot;&quot;));[.J72];&quot;&quot;)">
            <text:p/>
          </table:table-cell>
          <table:table-cell table:style-name="ce16" table:formula="of:=IF(AND([.$U72] = 0;NOT([.K72]=&quot;&quot;));[.K72];&quot;&quot;)">
            <text:p/>
          </table:table-cell>
          <table:table-cell table:style-name="ce16" table:formula="of:=IF(AND([.$U72] = 0;NOT([.L72]=&quot;&quot;));[.L72];&quot;&quot;)">
            <text:p/>
          </table:table-cell>
          <table:table-cell table:style-name="ce11" table:formula="of:=IF(AND([.$U72] = 0;NOT([.M72]=&quot;&quot;));[.M72];&quot;&quot;)">
            <text:p/>
          </table:table-cell>
          <table:table-cell table:style-name="ce11" table:formula="of:=IF(AND([.$U72] = 0;NOT([.N72]=&quot;&quot;));[.N72];&quot;&quot;)">
            <text:p/>
          </table:table-cell>
          <table:table-cell table:style-name="ce11" table:formula="of:=IF(AND([.$U72] = 0;NOT([.O72]=&quot;&quot;));[.O72];&quot;&quot;)">
            <text:p/>
          </table:table-cell>
          <table:table-cell table:style-name="ce11" table:formula="of:=IF(AND([.$U72] = 0;NOT([.P72]=&quot;&quot;));[.P72];&quot;&quot;)">
            <text:p/>
          </table:table-cell>
          <table:table-cell table:style-name="ce11" table:formula="of:=IF(AND([.$U72] = 0;NOT([.Q72]=&quot;&quot;));[.Q72];&quot;&quot;)">
            <text:p/>
          </table:table-cell>
          <table:table-cell table:style-name="ce11" table:formula="of:=IF(AND([.$U72] = 0;NOT([.R72]=&quot;&quot;));[.R72];&quot;&quot;)">
            <text:p/>
          </table:table-cell>
          <table:table-cell table:style-name="ce11" table:formula="of:=IF(AND([.$U72] = 0;NOT([.S72]=&quot;&quot;));[.S72];&quot;&quot;)">
            <text:p/>
          </table:table-cell>
          <table:table-cell table:style-name="ce11" table:formula="of:=IF(AND([.$U72] = 0;NOT([.T72]=&quot;&quot;));[.T72];&quot;&quot;)">
            <text:p/>
          </table:table-cell>
          <table:table-cell table:style-name="ce11" table:formula="of:=IF(AND([.$U72] = 0;NOT([.U72]=&quot;&quot;));[.U72];&quot;&quot;)">
            <text:p/>
          </table:table-cell>
          <table:table-cell table:style-name="ce11" table:formula="of:=IF(AND([.$U72] = 0;NOT([.V72]=&quot;&quot;));[.V72];&quot;&quot;)">
            <text:p/>
          </table:table-cell>
          <table:table-cell table:style-name="ce11" table:formula="of:=IF(AND([.$U72] = 0;NOT([.W72]=&quot;&quot;));[.W72];&quot;&quot;)">
            <text:p/>
          </table:table-cell>
          <table:table-cell table:style-name="ce11" table:formula="of:=IF(AND([.$U72] = 0;NOT([.X72]=&quot;&quot;));[.X72];&quot;&quot;)">
            <text:p/>
          </table:table-cell>
          <table:table-cell table:style-name="ce11" table:formula="of:=IF(AND([.$U72] = 0;NOT([.Y72]=&quot;&quot;));[.Y72];&quot;&quot;)">
            <text:p/>
          </table:table-cell>
          <table:table-cell table:style-name="ce11" table:formula="of:=IF(AND([.$U72] = 0;NOT([.Z72]=&quot;&quot;));[.Z72];&quot;&quot;)">
            <text:p/>
          </table:table-cell>
          <table:table-cell table:style-name="ce26" table:formula="of:=IF(AND([.$U72] = 0;NOT([.AA72]=&quot;&quot;));[.AA72];&quot;&quot;)">
            <text:p/>
          </table:table-cell>
          <table:table-cell table:style-name="Default" table:number-columns-repeated="3"/>
          <table:table-cell table:style-name="ce127" table:formula="of:=IF(AND(0.1&lt;[.$Z72];[.$Z72]&lt;0.25; NOT([.A72]=&quot;&quot;));[.A72];&quot;&quot;)" office:value-type="float" office:value="68" calcext:value-type="float">
            <text:p>68.0000</text:p>
          </table:table-cell>
          <table:table-cell table:style-name="ce45" table:formula="of:=IF(AND(0.1&lt;[.$Z72];[.$Z72]&lt;0.25; NOT([.B72]=&quot;&quot;));[.B72];&quot;&quot;)" office:value-type="float" office:value="1.72788" calcext:value-type="float">
            <text:p>1.7279</text:p>
          </table:table-cell>
          <table:table-cell table:style-name="ce45" table:formula="of:=IF(AND(0.1&lt;[.$Z72];[.$Z72]&lt;0.25; NOT([.C72]=&quot;&quot;));[.C72];&quot;&quot;)" office:value-type="float" office:value="-1.5708" calcext:value-type="float">
            <text:p>-1.5708</text:p>
          </table:table-cell>
          <table:table-cell table:style-name="ce45" table:formula="of:=IF(AND(0.1&lt;[.$Z72];[.$Z72]&lt;0.25; NOT([.D72]=&quot;&quot;));[.D72];&quot;&quot;)" office:value-type="float" office:value="1.85005" calcext:value-type="float">
            <text:p>1.8501</text:p>
          </table:table-cell>
          <table:table-cell table:style-name="ce45" table:formula="of:=IF(AND(0.1&lt;[.$Z72];[.$Z72]&lt;0.25; NOT([.E72]=&quot;&quot;));[.E72];&quot;&quot;)" office:value-type="float" office:value="-2.16421" calcext:value-type="float">
            <text:p>-2.1642</text:p>
          </table:table-cell>
          <table:table-cell table:style-name="ce45" table:formula="of:=IF(AND(0.1&lt;[.$Z72];[.$Z72]&lt;0.25; NOT([.F72]=&quot;&quot;));[.F72];&quot;&quot;)" office:value-type="float" office:value="-1.48353" calcext:value-type="float">
            <text:p>-1.4835</text:p>
          </table:table-cell>
          <table:table-cell table:style-name="ce45" table:formula="of:=IF(AND(0.1&lt;[.$Z72];[.$Z72]&lt;0.25; NOT([.G72]=&quot;&quot;));[.G72];&quot;&quot;)" office:value-type="float" office:value="-1.76278" calcext:value-type="float">
            <text:p>-1.7628</text:p>
          </table:table-cell>
          <table:table-cell table:style-name="ce45" table:formula="of:=IF(AND(0.1&lt;[.$Z72];[.$Z72]&lt;0.25; NOT([.H72]=&quot;&quot;));[.H72];&quot;&quot;)">
            <text:p/>
          </table:table-cell>
          <table:table-cell table:style-name="ce45" table:formula="of:=IF(AND(0.1&lt;[.$Z72];[.$Z72]&lt;0.25; NOT([.I72]=&quot;&quot;));[.I72];&quot;&quot;)">
            <text:p/>
          </table:table-cell>
          <table:table-cell table:style-name="ce45" table:formula="of:=IF(AND(0.1&lt;[.$Z72];[.$Z72]&lt;0.25; NOT([.J72]=&quot;&quot;));[.J72];&quot;&quot;)" office:value-type="float" office:value="69" calcext:value-type="float">
            <text:p>69.0000</text:p>
          </table:table-cell>
          <table:table-cell table:style-name="ce45" table:formula="of:=IF(AND(0.1&lt;[.$Z72];[.$Z72]&lt;0.25; NOT([.K72]=&quot;&quot;));[.K72];&quot;&quot;)" office:value-type="float" office:value="0.3424" calcext:value-type="float">
            <text:p>0.3424</text:p>
          </table:table-cell>
          <table:table-cell table:style-name="ce45" table:formula="of:=IF(AND(0.1&lt;[.$Z72];[.$Z72]&lt;0.25; NOT([.L72]=&quot;&quot;));[.L72];&quot;&quot;)" office:value-type="float" office:value="-0.1155" calcext:value-type="float">
            <text:p>-0.1155</text:p>
          </table:table-cell>
          <table:table-cell table:style-name="ce45" table:formula="of:=IF(AND(0.1&lt;[.$Z72];[.$Z72]&lt;0.25; NOT([.M72]=&quot;&quot;));[.M72];&quot;&quot;)">
            <text:p/>
          </table:table-cell>
          <table:table-cell table:style-name="ce45" table:formula="of:=IF(AND(0.1&lt;[.$Z72];[.$Z72]&lt;0.25; NOT([.N72]=&quot;&quot;));[.N72];&quot;&quot;)">
            <text:p/>
          </table:table-cell>
          <table:table-cell table:style-name="ce45" table:formula="of:=IF(AND(0.1&lt;[.$Z72];[.$Z72]&lt;0.25; NOT([.O72]=&quot;&quot;));[.O72];&quot;&quot;)" office:value-type="float" office:value="68" calcext:value-type="float">
            <text:p>68.0000</text:p>
          </table:table-cell>
          <table:table-cell table:style-name="ce45" table:formula="of:=IF(AND(0.1&lt;[.$Z72];[.$Z72]&lt;0.25; NOT([.P72]=&quot;&quot;));[.P72];&quot;&quot;)" office:value-type="float" office:value="2.3435" calcext:value-type="float">
            <text:p>2.3435</text:p>
          </table:table-cell>
          <table:table-cell table:style-name="ce45" table:formula="of:=IF(AND(0.1&lt;[.$Z72];[.$Z72]&lt;0.25; NOT([.Q72]=&quot;&quot;));[.Q72];&quot;&quot;)" office:value-type="float" office:value="-2.3435" calcext:value-type="float">
            <text:p>-2.3435</text:p>
          </table:table-cell>
          <table:table-cell table:style-name="ce45" table:formula="of:=IF(AND(0.1&lt;[.$Z72];[.$Z72]&lt;0.25; NOT([.R72]=&quot;&quot;));[.R72];&quot;&quot;)" office:value-type="float" office:value="38" calcext:value-type="float">
            <text:p>38.0000</text:p>
          </table:table-cell>
          <table:table-cell table:style-name="ce45" table:formula="of:=IF(AND(0.1&lt;[.$Z72];[.$Z72]&lt;0.25; NOT([.S72]=&quot;&quot;));[.S72];&quot;&quot;)" office:value-type="float" office:value="2.5313916122" calcext:value-type="float">
            <text:p>2.5314</text:p>
          </table:table-cell>
          <table:table-cell table:style-name="ce45" table:formula="of:=IF(AND(0.1&lt;[.$Z72];[.$Z72]&lt;0.25; NOT([.T72]=&quot;&quot;));[.T72];&quot;&quot;)" office:value-type="float" office:value="-1" calcext:value-type="float">
            <text:p>-1.0000</text:p>
          </table:table-cell>
          <table:table-cell table:style-name="ce45" table:formula="of:=IF(AND(0.1&lt;[.$Z72];[.$Z72]&lt;0.25; NOT([.U72]=&quot;&quot;));[.U72];&quot;&quot;)" office:value-type="float" office:value="1" calcext:value-type="float">
            <text:p>1.0000</text:p>
          </table:table-cell>
          <table:table-cell table:style-name="ce45" table:formula="of:=IF(AND(0.1&lt;[.$Z72];[.$Z72]&lt;0.25; NOT([.V72]=&quot;&quot;));[.V72];&quot;&quot;)" office:value-type="float" office:value="0" calcext:value-type="float">
            <text:p>0.0000</text:p>
          </table:table-cell>
          <table:table-cell table:style-name="ce45" table:formula="of:=IF(AND(0.1&lt;[.$Z72];[.$Z72]&lt;0.25; NOT([.W72]=&quot;&quot;));[.W72];&quot;&quot;)">
            <text:p/>
          </table:table-cell>
          <table:table-cell table:style-name="ce45" table:formula="of:=IF(AND(0.1&lt;[.$Z72];[.$Z72]&lt;0.25; NOT([.X72]=&quot;&quot;));[.X72];&quot;&quot;)">
            <text:p/>
          </table:table-cell>
          <table:table-cell table:style-name="ce45" table:formula="of:=IF(AND(0.1&lt;[.$Z72];[.$Z72]&lt;0.25; NOT([.Y72]=&quot;&quot;));[.Y72];&quot;&quot;)" office:value-type="float" office:value="68" calcext:value-type="float">
            <text:p>68.0000</text:p>
          </table:table-cell>
          <table:table-cell table:style-name="ce45" table:formula="of:=IF(AND(0.1&lt;[.$Z72];[.$Z72]&lt;0.25; NOT([.Z72]=&quot;&quot;));[.Z72];&quot;&quot;)" office:value-type="float" office:value="0.1773" calcext:value-type="float">
            <text:p>0.1773</text:p>
          </table:table-cell>
          <table:table-cell table:style-name="ce45" table:formula="of:=IF(AND(0.1&lt;[.$Z72];[.$Z72]&lt;0.25; NOT([.AA72]=&quot;&quot;));[.AA72];&quot;&quot;)" office:value-type="float" office:value="-0.7639" calcext:value-type="float">
            <text:p>-0.7639</text:p>
          </table:table-cell>
          <table:table-cell table:style-name="Default" table:number-columns-repeated="3"/>
          <table:table-cell table:style-name="ce127" table:formula="of:=IF(AND(OR(0.1&gt;[.$Z72];[.$Z72]&gt;0.25);NOT([.A72]=&quot;&quot;));[.A72];&quot;&quot;)">
            <text:p/>
          </table:table-cell>
          <table:table-cell table:style-name="ce45" table:formula="of:=IF(AND(OR(0.1&gt;[.$Z72];[.$Z72]&gt;0.25);NOT([.B72]=&quot;&quot;));[.B72];&quot;&quot;)">
            <text:p/>
          </table:table-cell>
          <table:table-cell table:style-name="ce45" table:formula="of:=IF(AND(OR(0.1&gt;[.$Z72];[.$Z72]&gt;0.25);NOT([.C72]=&quot;&quot;));[.C72];&quot;&quot;)">
            <text:p/>
          </table:table-cell>
          <table:table-cell table:style-name="ce45" table:formula="of:=IF(AND(OR(0.1&gt;[.$Z72];[.$Z72]&gt;0.25);NOT([.D72]=&quot;&quot;));[.D72];&quot;&quot;)">
            <text:p/>
          </table:table-cell>
          <table:table-cell table:style-name="ce45" table:formula="of:=IF(AND(OR(0.1&gt;[.$Z72];[.$Z72]&gt;0.25);NOT([.E72]=&quot;&quot;));[.E72];&quot;&quot;)">
            <text:p/>
          </table:table-cell>
          <table:table-cell table:style-name="ce45" table:formula="of:=IF(AND(OR(0.1&gt;[.$Z72];[.$Z72]&gt;0.25);NOT([.F72]=&quot;&quot;));[.F72];&quot;&quot;)">
            <text:p/>
          </table:table-cell>
          <table:table-cell table:style-name="ce45" table:formula="of:=IF(AND(OR(0.1&gt;[.$Z72];[.$Z72]&gt;0.25);NOT([.G72]=&quot;&quot;));[.G72];&quot;&quot;)">
            <text:p/>
          </table:table-cell>
          <table:table-cell table:style-name="ce45" table:formula="of:=IF(AND(OR(0.1&gt;[.$Z72];[.$Z72]&gt;0.25);NOT([.H72]=&quot;&quot;));[.H72];&quot;&quot;)">
            <text:p/>
          </table:table-cell>
          <table:table-cell table:style-name="ce45" table:formula="of:=IF(AND(OR(0.1&gt;[.$Z72];[.$Z72]&gt;0.25);NOT([.I72]=&quot;&quot;));[.I72];&quot;&quot;)">
            <text:p/>
          </table:table-cell>
          <table:table-cell table:style-name="ce45" table:formula="of:=IF(AND(OR(0.1&gt;[.$Z72];[.$Z72]&gt;0.25);NOT([.J72]=&quot;&quot;));[.J72];&quot;&quot;)">
            <text:p/>
          </table:table-cell>
          <table:table-cell table:style-name="ce45" table:formula="of:=IF(AND(OR(0.1&gt;[.$Z72];[.$Z72]&gt;0.25);NOT([.K72]=&quot;&quot;));[.K72];&quot;&quot;)">
            <text:p/>
          </table:table-cell>
          <table:table-cell table:style-name="ce45" table:formula="of:=IF(AND(OR(0.1&gt;[.$Z72];[.$Z72]&gt;0.25);NOT([.L72]=&quot;&quot;));[.L72];&quot;&quot;)">
            <text:p/>
          </table:table-cell>
          <table:table-cell table:style-name="ce45" table:formula="of:=IF(AND(OR(0.1&gt;[.$Z72];[.$Z72]&gt;0.25);NOT([.M72]=&quot;&quot;));[.M72];&quot;&quot;)">
            <text:p/>
          </table:table-cell>
          <table:table-cell table:style-name="ce45" table:formula="of:=IF(AND(OR(0.1&gt;[.$Z72];[.$Z72]&gt;0.25);NOT([.N72]=&quot;&quot;));[.N72];&quot;&quot;)">
            <text:p/>
          </table:table-cell>
          <table:table-cell table:style-name="ce129" table:formula="of:=IF(AND(OR(0.1&gt;[.$Z72];[.$Z72]&gt;0.25);NOT([.O72]=&quot;&quot;));[.O72];&quot;&quot;)">
            <text:p/>
          </table:table-cell>
          <table:table-cell table:style-name="ce45" table:formula="of:=IF(AND(OR(0.1&gt;[.$Z72];[.$Z72]&gt;0.25);NOT([.P72]=&quot;&quot;));[.P72];&quot;&quot;)">
            <text:p/>
          </table:table-cell>
          <table:table-cell table:style-name="ce45" table:formula="of:=IF(AND(OR(0.1&gt;[.$Z72];[.$Z72]&gt;0.25);NOT([.Q72]=&quot;&quot;));[.Q72];&quot;&quot;)">
            <text:p/>
          </table:table-cell>
          <table:table-cell table:style-name="ce45" table:formula="of:=IF(AND(OR(0.1&gt;[.$Z72];[.$Z72]&gt;0.25);NOT([.R72]=&quot;&quot;));[.R72];&quot;&quot;)">
            <text:p/>
          </table:table-cell>
          <table:table-cell table:style-name="ce45" table:formula="of:=IF(AND(OR(0.1&gt;[.$Z72];[.$Z72]&gt;0.25);NOT([.S72]=&quot;&quot;));[.S72];&quot;&quot;)">
            <text:p/>
          </table:table-cell>
          <table:table-cell table:style-name="ce45" table:formula="of:=IF(AND(OR(0.1&gt;[.$Z72];[.$Z72]&gt;0.25);NOT([.T72]=&quot;&quot;));[.T72];&quot;&quot;)">
            <text:p/>
          </table:table-cell>
          <table:table-cell table:style-name="ce45" table:formula="of:=IF(AND(OR(0.1&gt;[.$Z72];[.$Z72]&gt;0.25);NOT([.U72]=&quot;&quot;));[.U72];&quot;&quot;)">
            <text:p/>
          </table:table-cell>
          <table:table-cell table:style-name="ce45" table:formula="of:=IF(AND(OR(0.1&gt;[.$Z72];[.$Z72]&gt;0.25);NOT([.V72]=&quot;&quot;));[.V72];&quot;&quot;)">
            <text:p/>
          </table:table-cell>
          <table:table-cell table:style-name="ce45" table:formula="of:=IF(AND(OR(0.1&gt;[.$Z72];[.$Z72]&gt;0.25);NOT([.W72]=&quot;&quot;));[.W72];&quot;&quot;)">
            <text:p/>
          </table:table-cell>
          <table:table-cell table:style-name="ce45" table:formula="of:=IF(AND(OR(0.1&gt;[.$Z72];[.$Z72]&gt;0.25);NOT([.X72]=&quot;&quot;));[.X72];&quot;&quot;)">
            <text:p/>
          </table:table-cell>
          <table:table-cell table:style-name="ce129" table:formula="of:=IF(AND(OR(0.1&gt;[.$Z72];[.$Z72]&gt;0.25);NOT([.Y72]=&quot;&quot;));[.Y72];&quot;&quot;)">
            <text:p/>
          </table:table-cell>
          <table:table-cell table:style-name="ce45" table:formula="of:=IF(AND(OR(0.1&gt;[.$Z72];[.$Z72]&gt;0.25);NOT([.Z72]=&quot;&quot;));[.Z72];&quot;&quot;)">
            <text:p/>
          </table:table-cell>
          <table:table-cell table:style-name="ce45" table:formula="of:=IF(AND(OR(0.1&gt;[.$Z72];[.$Z72]&gt;0.25);NOT([.AA72]=&quot;&quot;));[.AA72];&quot;&quot;)">
            <text:p/>
          </table:table-cell>
          <table:table-cell table:style-name="Default" table:number-columns-repeated="817"/>
        </table:table-row>
        <table:table-row table:style-name="ro1">
          <table:table-cell table:number-columns-repeated="14"/>
          <table:table-cell table:style-name="ce64" office:value-type="string" calcext:value-type="string" table:number-columns-spanned="3" table:number-rows-spanned="1">
            <text:p>Generelt</text:p>
          </table:table-cell>
          <table:covered-table-cell table:number-columns-repeated="2"/>
          <table:table-cell table:number-columns-repeated="5"/>
          <table:table-cell table:style-name="ce64" office:value-type="string" calcext:value-type="string" table:number-columns-spanned="6" table:number-rows-spanned="1">
            <text:p>Vinkler</text:p>
          </table:table-cell>
          <table:covered-table-cell table:number-columns-repeated="5"/>
          <table:table-cell table:number-columns-repeated="16"/>
          <table:table-cell office:value-type="string" calcext:value-type="string">
            <text:p>Generelt</text:p>
          </table:table-cell>
          <table:table-cell table:number-columns-repeated="7"/>
          <table:table-cell table:style-name="ce93" office:value-type="string" calcext:value-type="string" table:number-columns-spanned="6" table:number-rows-spanned="1">
            <text:p>Sweet spot</text:p>
          </table:table-cell>
          <table:covered-table-cell table:number-columns-repeated="5"/>
          <table:table-cell table:number-columns-repeated="16"/>
          <table:table-cell office:value-type="string" calcext:value-type="string">
            <text:p>Generelt</text:p>
          </table:table-cell>
          <table:table-cell table:number-columns-repeated="59"/>
          <table:table-cell office:value-type="string" calcext:value-type="string">
            <text:p>Generelt</text:p>
          </table:table-cell>
          <table:table-cell table:number-columns-repeated="29"/>
          <table:table-cell office:value-type="string" calcext:value-type="string">
            <text:p>Generelt</text:p>
          </table:table-cell>
          <table:table-cell table:number-columns-repeated="29"/>
          <table:table-cell office:value-type="string" calcext:value-type="string">
            <text:p>Generelt</text:p>
          </table:table-cell>
          <table:table-cell table:number-columns-repeated="829"/>
        </table:table-row>
        <table:table-row table:style-name="ro1">
          <table:table-cell table:number-columns-repeated="14"/>
          <table:table-cell office:value-type="string" calcext:value-type="string">
            <text:p>Antal kast</text:p>
          </table:table-cell>
          <table:table-cell office:value-type="string" calcext:value-type="string">
            <text:p>Ramte</text:p>
          </table:table-cell>
          <table:table-cell office:value-type="string" calcext:value-type="string">
            <text:p>Præcision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<text:span text:style-name="T1">Vinkel [°</text:span>]</text:p>
          </table:table-cell>
          <table:table-cell office:value-type="string" calcext:value-type="string">
            <text:p>Antal</text:p>
          </table:table-cell>
          <table:table-cell office:value-type="string" calcext:value-type="string">
            <text:p>Ramte</text:p>
          </table:table-cell>
          <table:table-cell office:value-type="string" calcext:value-type="string">
            <text:p>Præcision</text:p>
          </table:table-cell>
          <table:table-cell/>
          <table:table-cell office:value-type="string" calcext:value-type="string">
            <text:p>Radianer</text:p>
          </table:table-cell>
          <table:table-cell table:number-columns-repeated="16"/>
          <table:table-cell office:value-type="string" calcext:value-type="string">
            <text:p>Antal kast</text:p>
          </table:table-cell>
          <table:table-cell office:value-type="string" calcext:value-type="string">
            <text:p>Ramte</text:p>
          </table:table-cell>
          <table:table-cell office:value-type="string" calcext:value-type="string">
            <text:p>Præcision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<text:span text:style-name="T1">Vinkel [°</text:span>]</text:p>
          </table:table-cell>
          <table:table-cell office:value-type="string" calcext:value-type="string">
            <text:p>Antal</text:p>
          </table:table-cell>
          <table:table-cell office:value-type="string" calcext:value-type="string">
            <text:p>Ramte</text:p>
          </table:table-cell>
          <table:table-cell office:value-type="string" calcext:value-type="string">
            <text:p>Præcision</text:p>
          </table:table-cell>
          <table:table-cell/>
          <table:table-cell office:value-type="string" calcext:value-type="string">
            <text:p>Radianer</text:p>
          </table:table-cell>
          <table:table-cell table:number-columns-repeated="16"/>
          <table:table-cell office:value-type="string" calcext:value-type="string">
            <text:p>Antal kast</text:p>
          </table:table-cell>
          <table:table-cell office:value-type="string" calcext:value-type="string">
            <text:p>Ramte</text:p>
          </table:table-cell>
          <table:table-cell office:value-type="string" calcext:value-type="string">
            <text:p>Præcision</text:p>
          </table:table-cell>
          <table:table-cell table:number-columns-repeated="3"/>
          <table:table-cell table:style-name="Default" table:number-columns-repeated="2"/>
          <table:table-cell office:value-type="string" calcext:value-type="string">
            <text:p><text:span text:style-name="T1">Vinkel [°</text:span>]</text:p>
          </table:table-cell>
          <table:table-cell office:value-type="string" calcext:value-type="string">
            <text:p>Antal</text:p>
          </table:table-cell>
          <table:table-cell office:value-type="string" calcext:value-type="string">
            <text:p>Ramte</text:p>
          </table:table-cell>
          <table:table-cell office:value-type="string" calcext:value-type="string">
            <text:p>Præcision</text:p>
          </table:table-cell>
          <table:table-cell/>
          <table:table-cell office:value-type="string" calcext:value-type="string">
            <text:p>Radianer</text:p>
          </table:table-cell>
          <table:table-cell table:number-columns-repeated="46"/>
          <table:table-cell office:value-type="string" calcext:value-type="string">
            <text:p>Antal kast</text:p>
          </table:table-cell>
          <table:table-cell office:value-type="string" calcext:value-type="string">
            <text:p>Ramte</text:p>
          </table:table-cell>
          <table:table-cell office:value-type="string" calcext:value-type="string">
            <text:p>Præcision</text:p>
          </table:table-cell>
          <table:table-cell table:number-columns-repeated="27"/>
          <table:table-cell office:value-type="string" calcext:value-type="string">
            <text:p>Antal kast</text:p>
          </table:table-cell>
          <table:table-cell office:value-type="string" calcext:value-type="string">
            <text:p>Ramte</text:p>
          </table:table-cell>
          <table:table-cell office:value-type="string" calcext:value-type="string">
            <text:p>Præcision</text:p>
          </table:table-cell>
          <table:table-cell table:number-columns-repeated="27"/>
          <table:table-cell office:value-type="string" calcext:value-type="string">
            <text:p>Antal kast</text:p>
          </table:table-cell>
          <table:table-cell office:value-type="string" calcext:value-type="string">
            <text:p>Ramte</text:p>
          </table:table-cell>
          <table:table-cell office:value-type="string" calcext:value-type="string">
            <text:p>Præcision</text:p>
          </table:table-cell>
          <table:table-cell table:number-columns-repeated="827"/>
        </table:table-row>
        <table:table-row table:style-name="ro1">
          <table:table-cell table:number-columns-repeated="14"/>
          <table:table-cell table:style-name="ce18" table:formula="of:=-SUM([.T5:.T72])" office:value-type="float" office:value="68" calcext:value-type="float">
            <text:p>68</text:p>
          </table:table-cell>
          <table:table-cell table:style-name="ce19" table:formula="of:=SUM([.U5:.U72])" office:value-type="float" office:value="39" calcext:value-type="float">
            <text:p>39</text:p>
          </table:table-cell>
          <table:table-cell table:style-name="ce20" table:formula="of:=[.P75]/[.O75]" office:value-type="percentage" office:value="0.573529411764706" calcext:value-type="percentage">
            <text:p>57.35%</text:p>
          </table:table-cell>
          <table:table-cell table:number-columns-repeated="3"/>
          <table:table-cell table:style-name="Default"/>
          <table:table-cell/>
          <table:table-cell table:style-name="ce18" table:formula="of:=[.AB75]*180/3.1415" office:value-type="float" office:value="0" calcext:value-type="float">
            <text:p>0</text:p>
          </table:table-cell>
          <table:table-cell table:formula="of:=[.Y75]+24" office:value-type="float" office:value="53" calcext:value-type="float">
            <text:p>53.0</text:p>
          </table:table-cell>
          <table:table-cell table:formula="of:=SUMIFS([.U5:.U72];[.V5:.V72];&quot;=0&quot;;[.U5:.U72];&quot;=1&quot;)" office:value-type="float" office:value="29" calcext:value-type="float">
            <text:p>29.0</text:p>
          </table:table-cell>
          <table:table-cell table:style-name="ce20" table:formula="of:=[.Y75]/[.X75]" office:value-type="percentage" office:value="0.547169811320755" calcext:value-type="percentage">
            <text:p>54.72%</text:p>
          </table:table-cell>
          <table:table-cell/>
          <table:table-cell office:value-type="float" office:value="0" calcext:value-type="float">
            <text:p>0.0</text:p>
          </table:table-cell>
          <table:table-cell table:number-columns-repeated="16"/>
          <table:table-cell table:style-name="ce18" table:formula="of:=-SUM([.AX5:.AX72])" office:value-type="float" office:value="22" calcext:value-type="float">
            <text:p>22</text:p>
          </table:table-cell>
          <table:table-cell table:style-name="ce19" table:formula="of:=SUM([.AY5:.AY72])" office:value-type="float" office:value="18" calcext:value-type="float">
            <text:p>18</text:p>
          </table:table-cell>
          <table:table-cell table:style-name="ce20" table:formula="of:=[.AT75]/[.AS75]" office:value-type="percentage" office:value="0.818181818181818" calcext:value-type="percentage">
            <text:p>81.82%</text:p>
          </table:table-cell>
          <table:table-cell table:number-columns-repeated="3"/>
          <table:table-cell table:style-name="Default"/>
          <table:table-cell/>
          <table:table-cell table:style-name="ce18" table:formula="of:=[.BF75]*180/3.1415" office:value-type="float" office:value="0" calcext:value-type="float">
            <text:p>0</text:p>
          </table:table-cell>
          <table:table-cell office:value-type="float" office:value="9" calcext:value-type="float">
            <text:p>9.0</text:p>
          </table:table-cell>
          <table:table-cell table:formula="of:=SUMIFS([.AY5:.AY72];[.AZ5:.AZ72];&quot;=0&quot;;[.AY5:.AY72];&quot;=1&quot;)" office:value-type="float" office:value="8" calcext:value-type="float">
            <text:p>8.0</text:p>
          </table:table-cell>
          <table:table-cell table:style-name="ce20" table:formula="of:=[.BC75]/[.BB75]" office:value-type="percentage" office:value="0.888888888888889" calcext:value-type="percentage">
            <text:p>88.89%</text:p>
          </table:table-cell>
          <table:table-cell/>
          <table:table-cell office:value-type="float" office:value="0" calcext:value-type="float">
            <text:p>0.0</text:p>
          </table:table-cell>
          <table:table-cell table:number-columns-repeated="16"/>
          <table:table-cell table:style-name="ce18" table:formula="of:=-SUM([.CB5:.CB72])" office:value-type="float" office:value="46" calcext:value-type="float">
            <text:p>46</text:p>
          </table:table-cell>
          <table:table-cell table:style-name="ce19" table:formula="of:=SUM([.CC5:.CC72])" office:value-type="float" office:value="21" calcext:value-type="float">
            <text:p>21</text:p>
          </table:table-cell>
          <table:table-cell table:style-name="ce20" table:formula="of:=[.BX75]/[.BW75]" office:value-type="percentage" office:value="0.456521739130435" calcext:value-type="percentage">
            <text:p>45.65%</text:p>
          </table:table-cell>
          <table:table-cell table:number-columns-repeated="3"/>
          <table:table-cell table:style-name="Default"/>
          <table:table-cell/>
          <table:table-cell table:style-name="ce18" table:formula="of:=[.CJ75]*180/3.1415" office:value-type="float" office:value="0" calcext:value-type="float">
            <text:p>0</text:p>
          </table:table-cell>
          <table:table-cell office:value-type="float" office:value="43" calcext:value-type="float">
            <text:p>43.0</text:p>
          </table:table-cell>
          <table:table-cell table:formula="of:=SUMIFS([.CC5:.CC72];[.CD5:.CD72];&quot;=0&quot;;[.CC5:.CC72];&quot;=1&quot;)" office:value-type="float" office:value="21" calcext:value-type="float">
            <text:p>21.0</text:p>
          </table:table-cell>
          <table:table-cell table:style-name="ce20" table:formula="of:=[.CG75]/[.CF75]" office:value-type="percentage" office:value="0.488372093023256" calcext:value-type="percentage">
            <text:p>48.84%</text:p>
          </table:table-cell>
          <table:table-cell/>
          <table:table-cell office:value-type="float" office:value="0" calcext:value-type="float">
            <text:p>0.0</text:p>
          </table:table-cell>
          <table:table-cell table:number-columns-repeated="46"/>
          <table:table-cell table:style-name="ce18" table:formula="of:=-SUM([.EJ5:.EJ72])" office:value-type="float" office:value="29" calcext:value-type="float">
            <text:p>29</text:p>
          </table:table-cell>
          <table:table-cell table:style-name="ce19" table:formula="of:=SUM([.EK5:.EK72])" office:value-type="float" office:value="0" calcext:value-type="float">
            <text:p>0</text:p>
          </table:table-cell>
          <table:table-cell table:style-name="ce20" table:formula="of:=[.EF75]/[.EE75]" office:value-type="percentage" office:value="0" calcext:value-type="percentage">
            <text:p>0.00%</text:p>
          </table:table-cell>
          <table:table-cell table:number-columns-repeated="27"/>
          <table:table-cell table:style-name="ce18" table:formula="of:=-SUM([.FN5:.FN72])" office:value-type="float" office:value="49" calcext:value-type="float">
            <text:p>49</text:p>
          </table:table-cell>
          <table:table-cell table:style-name="ce19" table:formula="of:=SUM([.FO5:.FO72])" office:value-type="float" office:value="37" calcext:value-type="float">
            <text:p>37</text:p>
          </table:table-cell>
          <table:table-cell table:style-name="ce20" table:formula="of:=[.FJ75]/[.FI75]" office:value-type="percentage" office:value="0.755102040816326" calcext:value-type="percentage">
            <text:p>75.51%</text:p>
          </table:table-cell>
          <table:table-cell table:number-columns-repeated="27"/>
          <table:table-cell table:style-name="ce18" table:formula="of:=-SUM([.GR5:.GR72])" office:value-type="float" office:value="19" calcext:value-type="float">
            <text:p>19</text:p>
          </table:table-cell>
          <table:table-cell table:style-name="ce19" table:formula="of:=SUM([.GS5:.GS72])" office:value-type="float" office:value="2" calcext:value-type="float">
            <text:p>2</text:p>
          </table:table-cell>
          <table:table-cell table:style-name="ce20" table:formula="of:=[.GN75]/[.GM75]" office:value-type="percentage" office:value="0.105263157894737" calcext:value-type="percentage">
            <text:p>10.53%</text:p>
          </table:table-cell>
          <table:table-cell table:number-columns-repeated="827"/>
        </table:table-row>
        <table:table-row table:style-name="ro1">
          <table:table-cell table:number-columns-repeated="20"/>
          <table:table-cell table:style-name="Default"/>
          <table:table-cell/>
          <table:table-cell table:style-name="ce18" table:formula="of:=[.AB76]*180/3.1415" office:value-type="float" office:value="20.0005898684692" calcext:value-type="float">
            <text:p>20</text:p>
          </table:table-cell>
          <table:table-cell table:formula="of:=[.Y76]+2" office:value-type="float" office:value="6" calcext:value-type="float">
            <text:p>6.0</text:p>
          </table:table-cell>
          <table:table-cell table:formula="of:=SUMIFS([.U6:.U73];[.V6:.V73];&quot;=0.349065850398866&quot;;[.U6:.U73];&quot;=1&quot;)" office:value-type="float" office:value="4" calcext:value-type="float">
            <text:p>4.0</text:p>
          </table:table-cell>
          <table:table-cell table:style-name="ce20" table:formula="of:=[.Y76]/[.X76]" office:value-type="percentage" office:value="0.666666666666667" calcext:value-type="percentage">
            <text:p>66.67%</text:p>
          </table:table-cell>
          <table:table-cell/>
          <table:table-cell table:style-name="ce27" office:value-type="float" office:value="0.349065850398866" calcext:value-type="float">
            <text:p>0.3</text:p>
          </table:table-cell>
          <table:table-cell table:number-columns-repeated="22"/>
          <table:table-cell table:style-name="Default"/>
          <table:table-cell/>
          <table:table-cell table:style-name="ce18" table:formula="of:=[.BF76]*180/3.1415" office:value-type="float" office:value="20.0005898684692" calcext:value-type="float">
            <text:p>20</text:p>
          </table:table-cell>
          <table:table-cell office:value-type="float" office:value="5" calcext:value-type="float">
            <text:p>5.0</text:p>
          </table:table-cell>
          <table:table-cell table:formula="of:=SUMIFS([.AY6:.AY73];[.AZ6:.AZ73];&quot;=0.349065850398866&quot;;[.AY6:.AY73];&quot;=1&quot;)" office:value-type="float" office:value="4" calcext:value-type="float">
            <text:p>4.0</text:p>
          </table:table-cell>
          <table:table-cell table:style-name="ce20" table:formula="of:=[.BC76]/[.BB76]" office:value-type="percentage" office:value="0.8" calcext:value-type="percentage">
            <text:p>80.00%</text:p>
          </table:table-cell>
          <table:table-cell/>
          <table:table-cell table:style-name="ce27" office:value-type="float" office:value="0.349065850398866" calcext:value-type="float">
            <text:p>0.3</text:p>
          </table:table-cell>
          <table:table-cell table:number-columns-repeated="22"/>
          <table:table-cell table:style-name="Default"/>
          <table:table-cell/>
          <table:table-cell table:style-name="ce18" table:formula="of:=[.CJ76]*180/3.1415" office:value-type="float" office:value="20.0005898684692" calcext:value-type="float">
            <text:p>20</text:p>
          </table:table-cell>
          <table:table-cell office:value-type="float" office:value="3" calcext:value-type="float">
            <text:p>3.0</text:p>
          </table:table-cell>
          <table:table-cell table:formula="of:=SUMIFS([.CC6:.CC73];[.CD6:.CD73];&quot;=0.349065850398866&quot;;[.CC6:.CC73];&quot;=1&quot;)" office:value-type="float" office:value="0" calcext:value-type="float">
            <text:p>0.0</text:p>
          </table:table-cell>
          <table:table-cell table:style-name="ce20" table:formula="of:=[.CG76]/[.CF76]" office:value-type="percentage" office:value="0" calcext:value-type="percentage">
            <text:p>0.00%</text:p>
          </table:table-cell>
          <table:table-cell/>
          <table:table-cell table:style-name="ce27" office:value-type="float" office:value="0.349065850398866" calcext:value-type="float">
            <text:p>0.3</text:p>
          </table:table-cell>
          <table:table-cell table:number-columns-repeated="936"/>
        </table:table-row>
        <table:table-row table:style-name="ro1">
          <table:table-cell table:number-columns-repeated="22"/>
          <table:table-cell table:style-name="ce18" table:formula="of:=[.AB77]*180/3.1415" office:value-type="float" office:value="45.0013272040556" calcext:value-type="float">
            <text:p>45</text:p>
          </table:table-cell>
          <table:table-cell table:formula="of:=[.Y77]+1" office:value-type="float" office:value="4" calcext:value-type="float">
            <text:p>4.0</text:p>
          </table:table-cell>
          <table:table-cell table:formula="of:=SUMIFS([.U7:.U74];[.V7:.V74];&quot;=0.785398163397448 &quot;;[.U7:.U74];&quot;=1&quot;)" office:value-type="float" office:value="3" calcext:value-type="float">
            <text:p>3.0</text:p>
          </table:table-cell>
          <table:table-cell table:style-name="ce20" table:formula="of:=[.Y77]/[.X77]" office:value-type="percentage" office:value="0.75" calcext:value-type="percentage">
            <text:p>75.00%</text:p>
          </table:table-cell>
          <table:table-cell/>
          <table:table-cell table:style-name="ce10" office:value-type="float" office:value="0.785398163397448" calcext:value-type="float">
            <text:p>0.785398163397448</text:p>
          </table:table-cell>
          <table:table-cell table:number-columns-repeated="24"/>
          <table:table-cell table:style-name="ce18" table:formula="of:=[.BF77]*180/3.1415" office:value-type="float" office:value="45.0013272040556" calcext:value-type="float">
            <text:p>45</text:p>
          </table:table-cell>
          <table:table-cell office:value-type="float" office:value="4" calcext:value-type="float">
            <text:p>4.0</text:p>
          </table:table-cell>
          <table:table-cell table:formula="of:=SUMIFS([.AY7:.AY74];[.AZ7:.AZ74];&quot;=0.785398163397448 &quot;;[.AY7:.AY74];&quot;=1&quot;)" office:value-type="float" office:value="3" calcext:value-type="float">
            <text:p>3.0</text:p>
          </table:table-cell>
          <table:table-cell table:style-name="ce20" table:formula="of:=[.BC77]/[.BB77]" office:value-type="percentage" office:value="0.75" calcext:value-type="percentage">
            <text:p>75.00%</text:p>
          </table:table-cell>
          <table:table-cell/>
          <table:table-cell table:style-name="ce10" office:value-type="float" office:value="0.785398163397448" calcext:value-type="float">
            <text:p>0.785398163397448</text:p>
          </table:table-cell>
          <table:table-cell table:number-columns-repeated="24"/>
          <table:table-cell table:style-name="ce18" table:formula="of:=[.CJ77]*180/3.1415" office:value-type="float" office:value="45.0013272040556" calcext:value-type="float">
            <text:p>45</text:p>
          </table:table-cell>
          <table:table-cell office:value-type="float" office:value="0" calcext:value-type="float">
            <text:p>0.0</text:p>
          </table:table-cell>
          <table:table-cell table:formula="of:=SUMIFS([.CC7:.CC74];[.CD7:.CD74];&quot;=0.785398163397448 &quot;;[.CC7:.CC74];&quot;=1&quot;)" office:value-type="float" office:value="0" calcext:value-type="float">
            <text:p>0.0</text:p>
          </table:table-cell>
          <table:table-cell table:style-name="ce20" table:formula="of:=[.CG77]/[.CF77]" office:value-type="string" office:string-value="" calcext:value-type="error">
            <text:p>#DIV/0!</text:p>
          </table:table-cell>
          <table:table-cell/>
          <table:table-cell table:style-name="ce10" office:value-type="float" office:value="0.785398163397448" calcext:value-type="float">
            <text:p>0.785398163397448</text:p>
          </table:table-cell>
          <table:table-cell table:number-columns-repeated="936"/>
        </table:table-row>
        <table:table-row table:style-name="ro1">
          <table:table-cell table:number-columns-repeated="22"/>
          <table:table-cell table:style-name="ce18" table:formula="of:=[.AB78]*180/3.1415" office:value-type="float" office:value="60.0017696054076" calcext:value-type="float">
            <text:p>60</text:p>
          </table:table-cell>
          <table:table-cell table:formula="of:=[.Y78]+2" office:value-type="float" office:value="5" calcext:value-type="float">
            <text:p>5.0</text:p>
          </table:table-cell>
          <table:table-cell table:formula="of:=SUMIFS([.U8:.U75];[.V8:.V75];&quot;=1.0471975511966 &quot;;[.U8:.U75];&quot;=1&quot;)" office:value-type="float" office:value="3" calcext:value-type="float">
            <text:p>3.0</text:p>
          </table:table-cell>
          <table:table-cell table:style-name="ce20" table:formula="of:=[.Y78]/[.X78]" office:value-type="percentage" office:value="0.6" calcext:value-type="percentage">
            <text:p>60.00%</text:p>
          </table:table-cell>
          <table:table-cell/>
          <table:table-cell table:style-name="ce10" office:value-type="float" office:value="1.0471975511966" calcext:value-type="float">
            <text:p>1.0471975511966</text:p>
          </table:table-cell>
          <table:table-cell table:number-columns-repeated="24"/>
          <table:table-cell table:style-name="ce18" table:formula="of:=[.BF78]*180/3.1415" office:value-type="float" office:value="60.0017696054076" calcext:value-type="float">
            <text:p>60</text:p>
          </table:table-cell>
          <table:table-cell office:value-type="float" office:value="4" calcext:value-type="float">
            <text:p>4.0</text:p>
          </table:table-cell>
          <table:table-cell table:formula="of:=SUMIFS([.AY8:.AY75];[.AZ8:.AZ75];&quot;=1.0471975511966 &quot;;[.AY8:.AY75];&quot;=1&quot;)" office:value-type="float" office:value="3" calcext:value-type="float">
            <text:p>3.0</text:p>
          </table:table-cell>
          <table:table-cell table:style-name="ce20" table:formula="of:=[.BC78]/[.BB78]" office:value-type="percentage" office:value="0.75" calcext:value-type="percentage">
            <text:p>75.00%</text:p>
          </table:table-cell>
          <table:table-cell/>
          <table:table-cell table:style-name="ce10" office:value-type="float" office:value="1.0471975511966" calcext:value-type="float">
            <text:p>1.0471975511966</text:p>
          </table:table-cell>
          <table:table-cell table:number-columns-repeated="24"/>
          <table:table-cell table:style-name="ce18" table:formula="of:=[.CJ78]*180/3.1415" office:value-type="float" office:value="60.0017696054076" calcext:value-type="float">
            <text:p>60</text:p>
          </table:table-cell>
          <table:table-cell office:value-type="float" office:value="1" calcext:value-type="float">
            <text:p>1.0</text:p>
          </table:table-cell>
          <table:table-cell table:formula="of:=SUMIFS([.CC8:.CC75];[.CD8:.CD75];&quot;=1.0471975511966 &quot;;[.CC8:.CC75];&quot;=1&quot;)" office:value-type="float" office:value="0" calcext:value-type="float">
            <text:p>0.0</text:p>
          </table:table-cell>
          <table:table-cell table:style-name="ce20" table:formula="of:=[.CG78]/[.CF78]" office:value-type="percentage" office:value="0" calcext:value-type="percentage">
            <text:p>0.00%</text:p>
          </table:table-cell>
          <table:table-cell/>
          <table:table-cell table:style-name="ce10" office:value-type="float" office:value="1.0471975511966" calcext:value-type="float">
            <text:p>1.0471975511966</text:p>
          </table:table-cell>
          <table:table-cell table:number-columns-repeated="936"/>
        </table:table-row>
        <table:table-row table:style-name="ro1" table:number-rows-repeated="2">
          <table:table-cell table:number-columns-repeated="48"/>
          <table:table-cell table:style-name="Default" table:number-columns-repeated="3"/>
          <table:table-cell table:number-columns-repeated="973"/>
        </table:table-row>
        <table:table-row table:style-name="ro1">
          <table:table-cell table:number-columns-repeated="48"/>
          <table:table-cell table:style-name="Default" table:number-columns-repeated="3"/>
          <table:table-cell table:style-name="ce42"/>
          <table:table-cell table:number-columns-repeated="972"/>
        </table:table-row>
        <table:table-row table:style-name="ro1" table:number-rows-repeated="2">
          <table:table-cell table:number-columns-repeated="48"/>
          <table:table-cell table:style-name="Default" table:number-columns-repeated="3"/>
          <table:table-cell table:number-columns-repeated="973"/>
        </table:table-row>
        <table:table-row table:style-name="ro1">
          <table:table-cell table:style-name="ce6" table:number-columns-repeated="7"/>
          <table:table-cell table:number-columns-repeated="2"/>
          <table:table-cell table:style-name="ce6" table:number-columns-repeated="3"/>
          <table:table-cell table:number-columns-repeated="2"/>
          <table:table-cell table:style-name="ce6" table:number-columns-repeated="8"/>
          <table:table-cell table:number-columns-repeated="2"/>
          <table:table-cell table:style-name="ce6" table:number-columns-repeated="3"/>
          <table:table-cell table:number-columns-repeated="997"/>
        </table:table-row>
        <table:table-row table:style-name="ro1">
          <table:table-cell table:number-columns-repeated="50"/>
          <table:table-cell table:style-name="ce33" table:formula="of:=IF(AND(0.15&lt;[.$Z85];[.$Z85]&lt;0.2; NOT([.U85]=&quot;&quot;));[.U85];&quot;&quot;)">
            <text:p/>
          </table:table-cell>
          <table:table-cell table:number-columns-repeated="97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61" office:value-type="string" calcext:value-type="string" table:number-columns-spanned="5" table:number-rows-spanned="1">
            <text:p>Alle kast</text:p>
          </table:table-cell>
          <table:covered-table-cell table:number-columns-repeated="4"/>
          <table:table-cell table:number-columns-repeated="1016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Vinkel [°</text:span>]</text:p>
          </table:table-cell>
          <table:table-cell office:value-type="string" calcext:value-type="string">
            <text:p>Antal</text:p>
          </table:table-cell>
          <table:table-cell office:value-type="string" calcext:value-type="string">
            <text:p>Ramte</text:p>
          </table:table-cell>
          <table:table-cell office:value-type="string" calcext:value-type="string">
            <text:p>Præcision</text:p>
          </table:table-cell>
          <table:table-cell office:value-type="string" calcext:value-type="string">
            <text:p>Radianer</text:p>
          </table:table-cell>
          <table:table-cell table:style-name="Default"/>
          <table:table-cell table:number-columns-repeated="9"/>
          <table:table-cell office:value-type="string" calcext:value-type="string">
            <text:p>Kast uden for sweet spot</text:p>
          </table:table-cell>
          <table:table-cell/>
          <table:table-cell office:value-type="string" calcext:value-type="string">
            <text:p>Kast til sweet spot</text:p>
          </table:table-cell>
          <table:table-cell table:number-columns-repeated="1003"/>
        </table:table-row>
        <table:table-row table:style-name="ro1">
          <table:table-cell table:number-columns-repeated="3"/>
          <table:table-cell table:style-name="ce18" office:value-type="float" office:value="0" calcext:value-type="float">
            <text:p>0</text:p>
          </table:table-cell>
          <table:table-cell office:value-type="float" office:value="53" calcext:value-type="float">
            <text:p>53.0</text:p>
          </table:table-cell>
          <table:table-cell office:value-type="float" office:value="29" calcext:value-type="float">
            <text:p>29.0</text:p>
          </table:table-cell>
          <table:table-cell table:style-name="ce20" office:value-type="percentage" office:value="0.547169811320755" calcext:value-type="percentage">
            <text:p>54.72%</text:p>
          </table:table-cell>
          <table:table-cell office:value-type="float" office:value="0" calcext:value-type="float">
            <text:p>0.0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ce18" office:value-type="float" office:value="20.0005898684692" calcext:value-type="float">
            <text:p>20</text:p>
          </table:table-cell>
          <table:table-cell office:value-type="float" office:value="6" calcext:value-type="float">
            <text:p>6.0</text:p>
          </table:table-cell>
          <table:table-cell office:value-type="float" office:value="4" calcext:value-type="float">
            <text:p>4.0</text:p>
          </table:table-cell>
          <table:table-cell table:style-name="ce20" office:value-type="percentage" office:value="0.666666666666667" calcext:value-type="percentage">
            <text:p>66.67%</text:p>
          </table:table-cell>
          <table:table-cell table:style-name="ce27" office:value-type="float" office:value="0.349065850398866" calcext:value-type="float">
            <text:p>0.3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ce18" office:value-type="float" office:value="45.0013272040556" calcext:value-type="float">
            <text:p>45</text:p>
          </table:table-cell>
          <table:table-cell office:value-type="float" office:value="4" calcext:value-type="float">
            <text:p>4.0</text:p>
          </table:table-cell>
          <table:table-cell office:value-type="float" office:value="3" calcext:value-type="float">
            <text:p>3.0</text:p>
          </table:table-cell>
          <table:table-cell table:style-name="ce20" office:value-type="percentage" office:value="0.75" calcext:value-type="percentage">
            <text:p>75.00%</text:p>
          </table:table-cell>
          <table:table-cell table:style-name="ce10" office:value-type="float" office:value="0.785398163397448" calcext:value-type="float">
            <text:p>0.785398163397448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ce18" office:value-type="float" office:value="60.0017696054076" calcext:value-type="float">
            <text:p>60</text:p>
          </table:table-cell>
          <table:table-cell office:value-type="float" office:value="5" calcext:value-type="float">
            <text:p>5.0</text:p>
          </table:table-cell>
          <table:table-cell office:value-type="float" office:value="3" calcext:value-type="float">
            <text:p>3.0</text:p>
          </table:table-cell>
          <table:table-cell table:style-name="ce20" office:value-type="percentage" office:value="0.6" calcext:value-type="percentage">
            <text:p>60.00%</text:p>
          </table:table-cell>
          <table:table-cell table:style-name="ce10" office:value-type="float" office:value="1.0471975511966" calcext:value-type="float">
            <text:p>1.0471975511966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ce64" office:value-type="string" calcext:value-type="string" table:number-columns-spanned="5" table:number-rows-spanned="1">
            <text:p>Kast fra sweet spot</text:p>
          </table:table-cell>
          <table:covered-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Vinkel [°</text:span>]</text:p>
          </table:table-cell>
          <table:table-cell office:value-type="string" calcext:value-type="string">
            <text:p>Antal</text:p>
          </table:table-cell>
          <table:table-cell office:value-type="string" calcext:value-type="string">
            <text:p>Ramte</text:p>
          </table:table-cell>
          <table:table-cell office:value-type="string" calcext:value-type="string">
            <text:p>Præcision</text:p>
          </table:table-cell>
          <table:table-cell office:value-type="string" calcext:value-type="string">
            <text:p>Radianer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.0</text:p>
          </table:table-cell>
          <table:table-cell office:value-type="float" office:value="9" calcext:value-type="float">
            <text:p>9.0</text:p>
          </table:table-cell>
          <table:table-cell office:value-type="float" office:value="8" calcext:value-type="float">
            <text:p>8.0</text:p>
          </table:table-cell>
          <table:table-cell table:style-name="ce20" office:value-type="percentage" office:value="0.888888888888889" calcext:value-type="percentage">
            <text:p>88.89%</text:p>
          </table:table-cell>
          <table:table-cell office:value-type="float" office:value="0" calcext:value-type="float">
            <text:p>0.0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office:value-type="float" office:value="20.0005898684692" calcext:value-type="float">
            <text:p>20.0</text:p>
          </table:table-cell>
          <table:table-cell office:value-type="float" office:value="5" calcext:value-type="float">
            <text:p>5.0</text:p>
          </table:table-cell>
          <table:table-cell office:value-type="float" office:value="4" calcext:value-type="float">
            <text:p>4.0</text:p>
          </table:table-cell>
          <table:table-cell table:style-name="ce20" office:value-type="percentage" office:value="0.8" calcext:value-type="percentage">
            <text:p>80.00%</text:p>
          </table:table-cell>
          <table:table-cell office:value-type="float" office:value="0.349065850398866" calcext:value-type="float">
            <text:p>0.3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office:value-type="float" office:value="45.0013272040556" calcext:value-type="float">
            <text:p>45.0</text:p>
          </table:table-cell>
          <table:table-cell office:value-type="float" office:value="4" calcext:value-type="float">
            <text:p>4.0</text:p>
          </table:table-cell>
          <table:table-cell office:value-type="float" office:value="3" calcext:value-type="float">
            <text:p>3.0</text:p>
          </table:table-cell>
          <table:table-cell table:style-name="ce20" office:value-type="percentage" office:value="0.75" calcext:value-type="percentage">
            <text:p>75.00%</text:p>
          </table:table-cell>
          <table:table-cell office:value-type="float" office:value="0.785398163397448" calcext:value-type="float">
            <text:p>0.8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office:value-type="float" office:value="60.0017696054076" calcext:value-type="float">
            <text:p>60.0</text:p>
          </table:table-cell>
          <table:table-cell office:value-type="float" office:value="4" calcext:value-type="float">
            <text:p>4.0</text:p>
          </table:table-cell>
          <table:table-cell office:value-type="float" office:value="3" calcext:value-type="float">
            <text:p>3.0</text:p>
          </table:table-cell>
          <table:table-cell table:style-name="ce20" office:value-type="percentage" office:value="0.75" calcext:value-type="percentage">
            <text:p>75.00%</text:p>
          </table:table-cell>
          <table:table-cell office:value-type="float" office:value="1.0471975511966" calcext:value-type="float">
            <text:p>1.0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ce64" office:value-type="string" calcext:value-type="string" table:number-columns-spanned="5" table:number-rows-spanned="1">
            <text:p>Kast uden for sweet spot</text:p>
          </table:table-cell>
          <table:covered-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Vinkel [°</text:span>]</text:p>
          </table:table-cell>
          <table:table-cell office:value-type="string" calcext:value-type="string">
            <text:p>Antal</text:p>
          </table:table-cell>
          <table:table-cell office:value-type="string" calcext:value-type="string">
            <text:p>Ramte</text:p>
          </table:table-cell>
          <table:table-cell office:value-type="string" calcext:value-type="string">
            <text:p>Præcision</text:p>
          </table:table-cell>
          <table:table-cell office:value-type="string" calcext:value-type="string">
            <text:p>Radianer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office:value-type="float" office:value="0" calcext:value-type="float">
            <text:p>0.0</text:p>
          </table:table-cell>
          <table:table-cell office:value-type="float" office:value="43" calcext:value-type="float">
            <text:p>43.0</text:p>
          </table:table-cell>
          <table:table-cell office:value-type="float" office:value="21" calcext:value-type="float">
            <text:p>21.0</text:p>
          </table:table-cell>
          <table:table-cell table:style-name="ce20" office:value-type="percentage" office:value="0.488372093023256" calcext:value-type="percentage">
            <text:p>48.84%</text:p>
          </table:table-cell>
          <table:table-cell office:value-type="float" office:value="0" calcext:value-type="float">
            <text:p>0.0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office:value-type="float" office:value="20.0005898684692" calcext:value-type="float">
            <text:p>20.0</text:p>
          </table:table-cell>
          <table:table-cell office:value-type="float" office:value="3" calcext:value-type="float">
            <text:p>3.0</text:p>
          </table:table-cell>
          <table:table-cell office:value-type="float" office:value="0" calcext:value-type="float">
            <text:p>0.0</text:p>
          </table:table-cell>
          <table:table-cell table:style-name="ce20" office:value-type="percentage" office:value="0" calcext:value-type="percentage">
            <text:p>0.00%</text:p>
          </table:table-cell>
          <table:table-cell office:value-type="float" office:value="0.349065850398866" calcext:value-type="float">
            <text:p>0.3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office:value-type="float" office:value="45.0013272040556" calcext:value-type="float">
            <text:p>45.0</text:p>
          </table:table-cell>
          <table:table-cell table:number-columns-repeated="2" office:value-type="float" office:value="0" calcext:value-type="float">
            <text:p>0.0</text:p>
          </table:table-cell>
          <table:table-cell table:style-name="ce20" table:formula="of:#DIV/0!" office:value-type="string" office:string-value="" calcext:value-type="error">
            <text:p>#DIV/0!</text:p>
          </table:table-cell>
          <table:table-cell office:value-type="float" office:value="0.785398163397448" calcext:value-type="float">
            <text:p>0.8</text:p>
          </table:table-cell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office:value-type="float" office:value="60.0017696054076" calcext:value-type="float">
            <text:p>60.0</text:p>
          </table:table-cell>
          <table:table-cell office:value-type="float" office:value="1" calcext:value-type="float">
            <text:p>1.0</text:p>
          </table:table-cell>
          <table:table-cell office:value-type="float" office:value="0" calcext:value-type="float">
            <text:p>0.0</text:p>
          </table:table-cell>
          <table:table-cell table:style-name="ce20" office:value-type="percentage" office:value="0" calcext:value-type="percentage">
            <text:p>0.00%</text:p>
          </table:table-cell>
          <table:table-cell office:value-type="float" office:value="1.0471975511966" calcext:value-type="float">
            <text:p>1.0</text:p>
          </table:table-cell>
          <table:table-cell table:style-name="Default"/>
          <table:table-cell table:number-columns-repeated="1015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behandling" table:style-name="ta1">
        <table:shapes>
          <draw:frame draw:z-index="0" draw:style-name="gr1" draw:text-style-name="P1" svg:width="8.0165in" svg:height="4.5126in" svg:x="5.3504in" svg:y="0.0004in">
            <draw:object draw:notify-on-update-of-ranges="Data.Z5:Data.Z72 Data.AA4:Data.AA4 Data.AA5:Data.AA7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4583in" svg:height="3.6327in" svg:x="1.7587in" svg:y="8.3831in">
            <draw:object draw:notify-on-update-of-ranges="Data.EP5:Data.EP72 Data.EQ4:Data.EQ4 Data.EQ5:Data.EQ7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6.4713in" svg:height="3.4626in" svg:x="1.7457in" svg:y="4.9579in">
            <draw:object draw:notify-on-update-of-ranges="Data.DL7:Data.DL72 Data.DM4:Data.DM6 Data.DM7:Data.DM7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3" draw:style-name="gr1" draw:text-style-name="P1" svg:width="6.2988in" svg:height="3.5429in" svg:x="14.8406in" svg:y="0.5024in">
            <draw:object draw:notify-on-update-of-ranges="Data.D104:Data.D107 Data.G104:Data.G107 Data.D90:Data.D93 Data.G90:Data.G93 Data.D97:Data.D100 Data.G97:Data.G100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5" loext:min-decimal-places="5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8" loext:min-decimal-places="8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 style:data-style-name="N2" text:time-value="10:57:48.6727747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7T12:29:52.866159616</meta:creation-date>
    <dc:date>2021-12-19T13:18:09.329271228</dc:date>
    <meta:editing-duration>PT8H55M44S</meta:editing-duration>
    <meta:editing-cycles>11</meta:editing-cycles>
    <meta:generator>LibreOffice/6.4.7.2$Linux_X86_64 LibreOffice_project/40$Build-2</meta:generator>
    <meta:document-statistic meta:table-count="2" meta:cell-count="12826" meta:object-count="9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1" chart:maximum="-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x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0.363cm" svg:height="11.463cm" xlink:href=".." xlink:type="simple" chart:class="chart:scatter" chart:style-name="ch1">
        <chart:title svg:x="8.272cm" svg:y="0.365cm" chart:style-name="ch2">
          <text:p>Alle kop positioner</text:p>
        </chart:title>
        <chart:plot-area chart:style-name="ch3" table:cell-range-address="Data.Z5:Data.AA72 Data.AA4:Data.AA4" chart:data-source-has-labels="row" svg:x="1.729cm" svg:y="2.548cm" svg:width="18.154cm" svg:height="7.832cm">
          <chartooo:coordinate-region svg:x="2.747cm" svg:y="2.747cm" svg:width="16.896cm" svg:height="7.434cm"/>
          <chart:axis chart:dimension="x" chart:name="primary-x" chart:style-name="ch4">
            <chart:grid chart:style-name="ch5" chart:class="major"/>
          </chart:axis>
          <chart:axis chart:dimension="x" chart:name="secondary-x" chart:style-name="ch6">
            <chart:title svg:x="9.69cm" svg:y="1.759cm" chart:style-name="ch7">
              <text:p>x-koordinat [m]</text:p>
            </chart:title>
          </chart:axis>
          <chart:axis chart:dimension="y" chart:name="primary-y" chart:style-name="ch8">
            <chart:title svg:x="0.762cm" svg:y="7.58cm" chart:style-name="ch9">
              <text:p>y-koordinat [m]</text:p>
            </chart:title>
            <chart:grid chart:style-name="ch5" chart:class="major"/>
          </chart:axis>
          <chart:series chart:style-name="ch10" chart:values-cell-range-address="Data.AA5:Data.AA72" chart:label-cell-address="Data.AA4:Data.AA4" chart:class="chart:scatter">
            <chart:domain table:cell-range-address="Data.Z5:Data.Z72"/>
            <chart:data-point chart:repeated="68"/>
          </chart:series>
          <chart:wall chart:style-name="ch11"/>
          <chart:floor chart:style-name="ch12"/>
        </chart:plot-area>
        <draw:frame draw:style-name="gr1" draw:text-style-name="P1" svg:width="2.843cm" svg:height="0.715cm" svg:x="9.797cm" svg:y="10.433cm">
          <draw:image xlink:href="Pictures/2000001C000008BA00000232317D5946A06C1AD5.svm" xlink:type="simple" xlink:show="embed" xlink:actuate="onLoad" loext:mime-type="image/x-svm">
            <text:p/>
          </draw:image>
          <draw:image xlink:href="Pictures/100002000000005400000015F1D7E743BD06504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positiony</text:p>
                <draw:g>
                  <svg:desc>Data.AA4:Data.A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37">
                <text:p>0.1437</text:p>
                <draw:g>
                  <svg:desc>Data.Z5:Data.Z72</svg:desc>
                </draw:g>
              </table:table-cell>
              <table:table-cell office:value-type="float" office:value="-0.7999">
                <text:p>-0.7999</text:p>
                <draw:g>
                  <svg:desc>Data.AA5:Data.AA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99">
                <text:p>0.2299</text:p>
              </table:table-cell>
              <table:table-cell office:value-type="float" office:value="-0.7613">
                <text:p>-0.7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42">
                <text:p>0.1342</text:p>
              </table:table-cell>
              <table:table-cell office:value-type="float" office:value="-0.7832">
                <text:p>-0.7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66">
                <text:p>0.2366</text:p>
              </table:table-cell>
              <table:table-cell office:value-type="float" office:value="-0.752">
                <text:p>-0.7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7">
                <text:p>0.337</text:p>
              </table:table-cell>
              <table:table-cell office:value-type="float" office:value="-0.7149">
                <text:p>-0.7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42">
                <text:p>0.1342</text:p>
              </table:table-cell>
              <table:table-cell office:value-type="float" office:value="-0.7832">
                <text:p>-0.78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46">
                <text:p>0.1246</text:p>
              </table:table-cell>
              <table:table-cell office:value-type="float" office:value="-0.7935">
                <text:p>-0.79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66">
                <text:p>0.2366</text:p>
              </table:table-cell>
              <table:table-cell office:value-type="float" office:value="-0.752">
                <text:p>-0.7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14">
                <text:p>0.3614</text:p>
              </table:table-cell>
              <table:table-cell office:value-type="float" office:value="-0.6991">
                <text:p>-0.6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65">
                <text:p>0.1265</text:p>
              </table:table-cell>
              <table:table-cell office:value-type="float" office:value="-0.7895">
                <text:p>-0.78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88">
                <text:p>0.2288</text:p>
              </table:table-cell>
              <table:table-cell office:value-type="float" office:value="-0.7583">
                <text:p>-0.7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04">
                <text:p>0.3104</text:p>
              </table:table-cell>
              <table:table-cell office:value-type="float" office:value="-0.7247">
                <text:p>-0.7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65">
                <text:p>0.1265</text:p>
              </table:table-cell>
              <table:table-cell office:value-type="float" office:value="-0.7895">
                <text:p>-0.78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76">
                <text:p>0.1276</text:p>
              </table:table-cell>
              <table:table-cell office:value-type="float" office:value="-0.7924">
                <text:p>-0.79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54">
                <text:p>0.0254</text:p>
              </table:table-cell>
              <table:table-cell office:value-type="float" office:value="-0.8236">
                <text:p>-0.8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94">
                <text:p>0.1294</text:p>
              </table:table-cell>
              <table:table-cell office:value-type="float" office:value="-0.7884">
                <text:p>-0.78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77">
                <text:p>0.2277</text:p>
              </table:table-cell>
              <table:table-cell office:value-type="float" office:value="-0.7553">
                <text:p>-0.75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22">
                <text:p>0.2122</text:p>
              </table:table-cell>
              <table:table-cell office:value-type="float" office:value="-0.859">
                <text:p>-0.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24">
                <text:p>0.1324</text:p>
              </table:table-cell>
              <table:table-cell office:value-type="float" office:value="-0.7873">
                <text:p>-0.78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48">
                <text:p>0.2248</text:p>
              </table:table-cell>
              <table:table-cell office:value-type="float" office:value="-0.7564">
                <text:p>-0.75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52">
                <text:p>0.2052</text:p>
              </table:table-cell>
              <table:table-cell office:value-type="float" office:value="-0.8582">
                <text:p>-0.85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94">
                <text:p>0.1294</text:p>
              </table:table-cell>
              <table:table-cell office:value-type="float" office:value="-0.7884">
                <text:p>-0.78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59">
                <text:p>0.2259</text:p>
              </table:table-cell>
              <table:table-cell office:value-type="float" office:value="-0.7594">
                <text:p>-0.7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203">
                <text:p>0.3203</text:p>
              </table:table-cell>
              <table:table-cell office:value-type="float" office:value="-0.7244">
                <text:p>-0.72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38">
                <text:p>0.2538</text:p>
              </table:table-cell>
              <table:table-cell office:value-type="float" office:value="-0.7896">
                <text:p>-0.7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38">
                <text:p>0.2538</text:p>
              </table:table-cell>
              <table:table-cell office:value-type="float" office:value="-0.7896">
                <text:p>-0.78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38">
                <text:p>0.2538</text:p>
              </table:table-cell>
              <table:table-cell office:value-type="float" office:value="-0.7896">
                <text:p>-0.78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151">
                <text:p>0.2151</text:p>
              </table:table-cell>
              <table:table-cell office:value-type="float" office:value="-0.7027">
                <text:p>-0.70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8">
                <text:p>0.218</text:p>
              </table:table-cell>
              <table:table-cell office:value-type="float" office:value="-0.7016">
                <text:p>-0.7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8">
                <text:p>0.218</text:p>
              </table:table-cell>
              <table:table-cell office:value-type="float" office:value="-0.7016">
                <text:p>-0.7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1">
                <text:p>0.211</text:p>
              </table:table-cell>
              <table:table-cell office:value-type="float" office:value="-0.7008">
                <text:p>-0.70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91">
                <text:p>0.2191</text:p>
              </table:table-cell>
              <table:table-cell office:value-type="float" office:value="-0.7046">
                <text:p>-0.70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86">
                <text:p>0.1686</text:p>
              </table:table-cell>
              <table:table-cell office:value-type="float" office:value="-0.7402">
                <text:p>-0.74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67">
                <text:p>0.1667</text:p>
              </table:table-cell>
              <table:table-cell office:value-type="float" office:value="-0.7442">
                <text:p>-0.7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78">
                <text:p>0.1678</text:p>
              </table:table-cell>
              <table:table-cell office:value-type="float" office:value="-0.7472">
                <text:p>-0.74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697">
                <text:p>0.1697</text:p>
              </table:table-cell>
              <table:table-cell office:value-type="float" office:value="-0.7431">
                <text:p>-0.74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97">
                <text:p>0.1697</text:p>
              </table:table-cell>
              <table:table-cell office:value-type="float" office:value="-0.7431">
                <text:p>-0.74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97">
                <text:p>0.1697</text:p>
              </table:table-cell>
              <table:table-cell office:value-type="float" office:value="-0.7431">
                <text:p>-0.74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657">
                <text:p>0.4657</text:p>
              </table:table-cell>
              <table:table-cell office:value-type="float" office:value="-0.6537">
                <text:p>-0.65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57">
                <text:p>0.4657</text:p>
              </table:table-cell>
              <table:table-cell office:value-type="float" office:value="-0.6537">
                <text:p>-0.65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657">
                <text:p>0.4657</text:p>
              </table:table-cell>
              <table:table-cell office:value-type="float" office:value="-0.6537">
                <text:p>-0.65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976">
                <text:p>0.3976</text:p>
              </table:table-cell>
              <table:table-cell office:value-type="float" office:value="-0.6789">
                <text:p>-0.67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81">
                <text:p>0.381</text:p>
              </table:table-cell>
              <table:table-cell office:value-type="float" office:value="-0.6614">
                <text:p>-0.6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36">
                <text:p>0.4036</text:p>
              </table:table-cell>
              <table:table-cell office:value-type="float" office:value="-0.6497">
                <text:p>-0.64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127">
                <text:p>-0.0127</text:p>
              </table:table-cell>
              <table:table-cell office:value-type="float" office:value="-0.8747">
                <text:p>-0.87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83">
                <text:p>0.0483</text:p>
              </table:table-cell>
              <table:table-cell office:value-type="float" office:value="-0.8589">
                <text:p>-0.85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53">
                <text:p>0.0453</text:p>
              </table:table-cell>
              <table:table-cell office:value-type="float" office:value="-0.8599">
                <text:p>-0.85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31">
                <text:p>0.0631</text:p>
              </table:table-cell>
              <table:table-cell office:value-type="float" office:value="-0.8904">
                <text:p>-0.89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711">
                <text:p>0.1711</text:p>
              </table:table-cell>
              <table:table-cell office:value-type="float" office:value="-0.7561">
                <text:p>-0.75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23">
                <text:p>0.1623</text:p>
              </table:table-cell>
              <table:table-cell office:value-type="float" office:value="-0.7594">
                <text:p>-0.75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663">
                <text:p>0.1663</text:p>
              </table:table-cell>
              <table:table-cell office:value-type="float" office:value="-0.7612">
                <text:p>-0.76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751">
                <text:p>0.1751</text:p>
              </table:table-cell>
              <table:table-cell office:value-type="float" office:value="-0.758">
                <text:p>-0.7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781">
                <text:p>0.1781</text:p>
              </table:table-cell>
              <table:table-cell office:value-type="float" office:value="-0.7569">
                <text:p>-0.75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509">
                <text:p>-0.0509</text:p>
              </table:table-cell>
              <table:table-cell office:value-type="float" office:value="-0.9528">
                <text:p>-0.95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703">
                <text:p>0.1703</text:p>
              </table:table-cell>
              <table:table-cell office:value-type="float" office:value="-0.7631">
                <text:p>-0.76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77">
                <text:p>0.177</text:p>
              </table:table-cell>
              <table:table-cell office:value-type="float" office:value="-0.7539">
                <text:p>-0.75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744">
                <text:p>0.1744</text:p>
              </table:table-cell>
              <table:table-cell office:value-type="float" office:value="-0.765">
                <text:p>-0.7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714">
                <text:p>0.1714</text:p>
              </table:table-cell>
              <table:table-cell office:value-type="float" office:value="-0.7661">
                <text:p>-0.76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714">
                <text:p>0.1714</text:p>
              </table:table-cell>
              <table:table-cell office:value-type="float" office:value="-0.7661">
                <text:p>-0.76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681">
                <text:p>0.1681</text:p>
              </table:table-cell>
              <table:table-cell office:value-type="float" office:value="-0.7572">
                <text:p>-0.75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78">
                <text:p>0.1178</text:p>
              </table:table-cell>
              <table:table-cell office:value-type="float" office:value="-0.6111">
                <text:p>-0.61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89">
                <text:p>0.1189</text:p>
              </table:table-cell>
              <table:table-cell office:value-type="float" office:value="-0.614">
                <text:p>-0.6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198">
                <text:p>0.2198</text:p>
              </table:table-cell>
              <table:table-cell office:value-type="float" office:value="-0.9069">
                <text:p>-0.90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803">
                <text:p>0.1803</text:p>
              </table:table-cell>
              <table:table-cell office:value-type="float" office:value="-0.7628">
                <text:p>-0.76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773">
                <text:p>0.1773</text:p>
              </table:table-cell>
              <table:table-cell office:value-type="float" office:value="-0.7639">
                <text:p>-0.76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773">
                <text:p>0.1773</text:p>
              </table:table-cell>
              <table:table-cell office:value-type="float" office:value="-0.7639">
                <text:p>-0.76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03">
                <text:p>0.1803</text:p>
              </table:table-cell>
              <table:table-cell office:value-type="float" office:value="-0.7628">
                <text:p>-0.76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773">
                <text:p>0.1773</text:p>
              </table:table-cell>
              <table:table-cell office:value-type="float" office:value="-0.7639">
                <text:p>-0.76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8.832cm" svg:height="8.985cm" xlink:href=".." xlink:type="simple" chart:class="chart:scatter" chart:style-name="ch1">
        <chart:title svg:x="6.978cm" svg:y="0.315cm" chart:style-name="ch2">
          <text:p>Forskellige kastevinkler</text:p>
        </chart:title>
        <chart:legend chart:legend-position="end" svg:x="14.154cm" svg:y="3.695cm" style:legend-expansion="high" chart:style-name="ch3"/>
        <chart:plot-area chart:style-name="ch4" table:cell-range-address="Data.D90:Data.D93 Data.G90:Data.G93 Data.G97:Data.G100 Data.G104:Data.G107" chart:data-source-has-labels="row" svg:x="1.387cm" svg:y="1.273cm" svg:width="12.391cm" svg:height="6.552cm">
          <chartooo:coordinate-region svg:x="2.326cm" svg:y="1.472cm" svg:width="10.935cm" svg:height="5.706cm"/>
          <chart:axis chart:dimension="x" chart:name="primary-x" chart:style-name="ch5">
            <chart:title svg:x="6.334cm" svg:y="8.004cm" chart:style-name="ch6">
              <text:p>Vinkel [ grader° ]</text:p>
            </chart:title>
            <chart:grid chart:style-name="ch7" chart:class="major"/>
          </chart:axis>
          <chart:axis chart:dimension="y" chart:name="primary-y" chart:style-name="ch8">
            <chart:title svg:x="0.451cm" svg:y="5.334cm" chart:style-name="ch9">
              <text:p>Præcision</text:p>
            </chart:title>
            <chart:grid chart:style-name="ch7" chart:class="major"/>
          </chart:axis>
          <chart:series chart:style-name="ch10" chart:values-cell-range-address="Data.G90:Data.G93" loext:label-string="alle_kast" chart:class="chart:scatter">
            <chart:domain table:cell-range-address="Data.D90:Data.D93"/>
            <chart:data-point chart:repeated="4"/>
          </chart:series>
          <chart:series chart:style-name="ch11" chart:values-cell-range-address="Data.G97:Data.G100" loext:label-string="inden_for_sweet_spot" chart:class="chart:scatter">
            <chart:domain table:cell-range-address="Data.D97:Data.D100"/>
            <chart:data-point chart:repeated="4"/>
          </chart:series>
          <chart:series chart:style-name="ch12" chart:values-cell-range-address="Data.G104:Data.G107" loext:label-string="uden_for_sweet_spot" chart:class="chart:scatter">
            <chart:domain table:cell-range-address="Data.D104:Data.D107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lle_kast</text:p>
              </table:table-cell>
              <table:table-cell office:value-type="string">
                <text:p>Column D</text:p>
              </table:table-cell>
              <table:table-cell office:value-type="string">
                <text:p>inden_for_sweet_spot</text:p>
              </table:table-cell>
              <table:table-cell office:value-type="string">
                <text:p>Column D</text:p>
              </table:table-cell>
              <table:table-cell office:value-type="string">
                <text:p>uden_for_sweet_spo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D90:Data.D93</svg:desc>
                </draw:g>
              </table:table-cell>
              <table:table-cell office:value-type="float" office:value="0.547169811320755">
                <text:p>0.547169811320755</text:p>
                <draw:g>
                  <svg:desc>Data.G90:Data.G93</svg:desc>
                </draw:g>
              </table:table-cell>
              <table:table-cell office:value-type="float" office:value="0">
                <text:p>0</text:p>
                <draw:g>
                  <svg:desc>Data.D97:Data.D100</svg:desc>
                </draw:g>
              </table:table-cell>
              <table:table-cell office:value-type="float" office:value="0.888888888888889">
                <text:p>0.888888888888889</text:p>
                <draw:g>
                  <svg:desc>Data.G97:Data.G100</svg:desc>
                </draw:g>
              </table:table-cell>
              <table:table-cell office:value-type="float" office:value="0">
                <text:p>0</text:p>
                <draw:g>
                  <svg:desc>Data.D104:Data.D107</svg:desc>
                </draw:g>
              </table:table-cell>
              <table:table-cell office:value-type="float" office:value="0.488372093023256">
                <text:p>0.488372093023256</text:p>
                <draw:g>
                  <svg:desc>Data.G104:Data.G1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0005898684692">
                <text:p>20.000589868469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0.0005898684692">
                <text:p>20.0005898684692</text:p>
              </table:table-cell>
              <table:table-cell office:value-type="float" office:value="0.8">
                <text:p>0.8</text:p>
              </table:table-cell>
              <table:table-cell office:value-type="float" office:value="20.0005898684692">
                <text:p>20.00058986846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0013272040556">
                <text:p>45.0013272040556</text:p>
              </table:table-cell>
              <table:table-cell office:value-type="float" office:value="0.75">
                <text:p>0.75</text:p>
              </table:table-cell>
              <table:table-cell office:value-type="float" office:value="45.0013272040556">
                <text:p>45.0013272040556</text:p>
              </table:table-cell>
              <table:table-cell office:value-type="float" office:value="0.75">
                <text:p>0.75</text:p>
              </table:table-cell>
              <table:table-cell office:value-type="float" office:value="45.0013272040556">
                <text:p>45.0013272040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.0017696054076">
                <text:p>60.0017696054076</text:p>
              </table:table-cell>
              <table:table-cell office:value-type="float" office:value="0.6">
                <text:p>0.6</text:p>
              </table:table-cell>
              <table:table-cell office:value-type="float" office:value="60.0017696054076">
                <text:p>60.0017696054076</text:p>
              </table:table-cell>
              <table:table-cell office:value-type="float" office:value="0.75">
                <text:p>0.75</text:p>
              </table:table-cell>
              <table:table-cell office:value-type="float" office:value="60.0017696054076">
                <text:p>60.001769605407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-1" chart:maximum="-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x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0.363cm" svg:height="11.463cm" xlink:href=".." xlink:type="simple" chart:class="chart:scatter" chart:style-name="ch1">
        <chart:title svg:x="8.272cm" svg:y="0.365cm" chart:style-name="ch2">
          <text:p>Alle kop positioner</text:p>
        </chart:title>
        <chart:plot-area chart:style-name="ch3" table:cell-range-address="Data.Z5:Data.AA72 Data.AA4:Data.AA4" chart:data-source-has-labels="row" svg:x="1.729cm" svg:y="2.548cm" svg:width="18.154cm" svg:height="7.832cm">
          <chartooo:coordinate-region svg:x="2.747cm" svg:y="2.747cm" svg:width="16.896cm" svg:height="7.434cm"/>
          <chart:axis chart:dimension="x" chart:name="primary-x" chart:style-name="ch4">
            <chart:grid chart:style-name="ch5" chart:class="major"/>
          </chart:axis>
          <chart:axis chart:dimension="x" chart:name="secondary-x" chart:style-name="ch6">
            <chart:title svg:x="9.69cm" svg:y="1.759cm" chart:style-name="ch7">
              <text:p>x-koordinat [m]</text:p>
            </chart:title>
          </chart:axis>
          <chart:axis chart:dimension="y" chart:name="primary-y" chart:style-name="ch8">
            <chart:title svg:x="0.762cm" svg:y="7.58cm" chart:style-name="ch9">
              <text:p>y-koordinat [m]</text:p>
            </chart:title>
            <chart:grid chart:style-name="ch5" chart:class="major"/>
          </chart:axis>
          <chart:series chart:style-name="ch10" chart:values-cell-range-address="Data.AA5:Data.AA72" chart:label-cell-address="Data.AA4:Data.AA4" chart:class="chart:scatter">
            <chart:domain table:cell-range-address="Data.Z5:Data.Z72"/>
            <chart:data-point chart:repeated="68"/>
          </chart:series>
          <chart:wall chart:style-name="ch11"/>
          <chart:floor chart:style-name="ch12"/>
        </chart:plot-area>
        <draw:frame draw:style-name="gr1" draw:text-style-name="P1" svg:width="2.843cm" svg:height="0.715cm" svg:x="9.797cm" svg:y="10.433cm">
          <draw:image xlink:href="Pictures/2000001C000008BA00000232317D5946A06C1AD5.svm" xlink:type="simple" xlink:show="embed" xlink:actuate="onLoad" loext:mime-type="image/x-svm">
            <text:p/>
          </draw:image>
          <draw:image xlink:href="Pictures/100002000000005400000015F1D7E743BD06504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Z</text:p>
              </table:table-cell>
              <table:table-cell office:value-type="string">
                <text:p>positiony</text:p>
                <draw:g>
                  <svg:desc>Data.AA4:Data.A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37">
                <text:p>0.1437</text:p>
                <draw:g>
                  <svg:desc>Data.Z5:Data.Z72</svg:desc>
                </draw:g>
              </table:table-cell>
              <table:table-cell office:value-type="float" office:value="-0.7999">
                <text:p>-0.7999</text:p>
                <draw:g>
                  <svg:desc>Data.AA5:Data.AA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99">
                <text:p>0.2299</text:p>
              </table:table-cell>
              <table:table-cell office:value-type="float" office:value="-0.7613">
                <text:p>-0.7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42">
                <text:p>0.1342</text:p>
              </table:table-cell>
              <table:table-cell office:value-type="float" office:value="-0.7832">
                <text:p>-0.78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66">
                <text:p>0.2366</text:p>
              </table:table-cell>
              <table:table-cell office:value-type="float" office:value="-0.752">
                <text:p>-0.7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7">
                <text:p>0.337</text:p>
              </table:table-cell>
              <table:table-cell office:value-type="float" office:value="-0.7149">
                <text:p>-0.71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42">
                <text:p>0.1342</text:p>
              </table:table-cell>
              <table:table-cell office:value-type="float" office:value="-0.7832">
                <text:p>-0.78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46">
                <text:p>0.1246</text:p>
              </table:table-cell>
              <table:table-cell office:value-type="float" office:value="-0.7935">
                <text:p>-0.793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66">
                <text:p>0.2366</text:p>
              </table:table-cell>
              <table:table-cell office:value-type="float" office:value="-0.752">
                <text:p>-0.7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14">
                <text:p>0.3614</text:p>
              </table:table-cell>
              <table:table-cell office:value-type="float" office:value="-0.6991">
                <text:p>-0.6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65">
                <text:p>0.1265</text:p>
              </table:table-cell>
              <table:table-cell office:value-type="float" office:value="-0.7895">
                <text:p>-0.78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88">
                <text:p>0.2288</text:p>
              </table:table-cell>
              <table:table-cell office:value-type="float" office:value="-0.7583">
                <text:p>-0.7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04">
                <text:p>0.3104</text:p>
              </table:table-cell>
              <table:table-cell office:value-type="float" office:value="-0.7247">
                <text:p>-0.7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65">
                <text:p>0.1265</text:p>
              </table:table-cell>
              <table:table-cell office:value-type="float" office:value="-0.7895">
                <text:p>-0.78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76">
                <text:p>0.1276</text:p>
              </table:table-cell>
              <table:table-cell office:value-type="float" office:value="-0.7924">
                <text:p>-0.79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54">
                <text:p>0.0254</text:p>
              </table:table-cell>
              <table:table-cell office:value-type="float" office:value="-0.8236">
                <text:p>-0.8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94">
                <text:p>0.1294</text:p>
              </table:table-cell>
              <table:table-cell office:value-type="float" office:value="-0.7884">
                <text:p>-0.78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77">
                <text:p>0.2277</text:p>
              </table:table-cell>
              <table:table-cell office:value-type="float" office:value="-0.7553">
                <text:p>-0.75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22">
                <text:p>0.2122</text:p>
              </table:table-cell>
              <table:table-cell office:value-type="float" office:value="-0.859">
                <text:p>-0.8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24">
                <text:p>0.1324</text:p>
              </table:table-cell>
              <table:table-cell office:value-type="float" office:value="-0.7873">
                <text:p>-0.78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48">
                <text:p>0.2248</text:p>
              </table:table-cell>
              <table:table-cell office:value-type="float" office:value="-0.7564">
                <text:p>-0.75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52">
                <text:p>0.2052</text:p>
              </table:table-cell>
              <table:table-cell office:value-type="float" office:value="-0.8582">
                <text:p>-0.85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94">
                <text:p>0.1294</text:p>
              </table:table-cell>
              <table:table-cell office:value-type="float" office:value="-0.7884">
                <text:p>-0.788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59">
                <text:p>0.2259</text:p>
              </table:table-cell>
              <table:table-cell office:value-type="float" office:value="-0.7594">
                <text:p>-0.7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203">
                <text:p>0.3203</text:p>
              </table:table-cell>
              <table:table-cell office:value-type="float" office:value="-0.7244">
                <text:p>-0.72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38">
                <text:p>0.2538</text:p>
              </table:table-cell>
              <table:table-cell office:value-type="float" office:value="-0.7896">
                <text:p>-0.7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38">
                <text:p>0.2538</text:p>
              </table:table-cell>
              <table:table-cell office:value-type="float" office:value="-0.7896">
                <text:p>-0.78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38">
                <text:p>0.2538</text:p>
              </table:table-cell>
              <table:table-cell office:value-type="float" office:value="-0.7896">
                <text:p>-0.78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151">
                <text:p>0.2151</text:p>
              </table:table-cell>
              <table:table-cell office:value-type="float" office:value="-0.7027">
                <text:p>-0.702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8">
                <text:p>0.218</text:p>
              </table:table-cell>
              <table:table-cell office:value-type="float" office:value="-0.7016">
                <text:p>-0.701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8">
                <text:p>0.218</text:p>
              </table:table-cell>
              <table:table-cell office:value-type="float" office:value="-0.7016">
                <text:p>-0.70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1">
                <text:p>0.211</text:p>
              </table:table-cell>
              <table:table-cell office:value-type="float" office:value="-0.7008">
                <text:p>-0.70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91">
                <text:p>0.2191</text:p>
              </table:table-cell>
              <table:table-cell office:value-type="float" office:value="-0.7046">
                <text:p>-0.70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86">
                <text:p>0.1686</text:p>
              </table:table-cell>
              <table:table-cell office:value-type="float" office:value="-0.7402">
                <text:p>-0.740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67">
                <text:p>0.1667</text:p>
              </table:table-cell>
              <table:table-cell office:value-type="float" office:value="-0.7442">
                <text:p>-0.744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78">
                <text:p>0.1678</text:p>
              </table:table-cell>
              <table:table-cell office:value-type="float" office:value="-0.7472">
                <text:p>-0.747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697">
                <text:p>0.1697</text:p>
              </table:table-cell>
              <table:table-cell office:value-type="float" office:value="-0.7431">
                <text:p>-0.74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97">
                <text:p>0.1697</text:p>
              </table:table-cell>
              <table:table-cell office:value-type="float" office:value="-0.7431">
                <text:p>-0.74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97">
                <text:p>0.1697</text:p>
              </table:table-cell>
              <table:table-cell office:value-type="float" office:value="-0.7431">
                <text:p>-0.74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657">
                <text:p>0.4657</text:p>
              </table:table-cell>
              <table:table-cell office:value-type="float" office:value="-0.6537">
                <text:p>-0.65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57">
                <text:p>0.4657</text:p>
              </table:table-cell>
              <table:table-cell office:value-type="float" office:value="-0.6537">
                <text:p>-0.65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657">
                <text:p>0.4657</text:p>
              </table:table-cell>
              <table:table-cell office:value-type="float" office:value="-0.6537">
                <text:p>-0.65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976">
                <text:p>0.3976</text:p>
              </table:table-cell>
              <table:table-cell office:value-type="float" office:value="-0.6789">
                <text:p>-0.678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81">
                <text:p>0.381</text:p>
              </table:table-cell>
              <table:table-cell office:value-type="float" office:value="-0.6614">
                <text:p>-0.6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36">
                <text:p>0.4036</text:p>
              </table:table-cell>
              <table:table-cell office:value-type="float" office:value="-0.6497">
                <text:p>-0.64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127">
                <text:p>-0.0127</text:p>
              </table:table-cell>
              <table:table-cell office:value-type="float" office:value="-0.8747">
                <text:p>-0.87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83">
                <text:p>0.0483</text:p>
              </table:table-cell>
              <table:table-cell office:value-type="float" office:value="-0.8589">
                <text:p>-0.85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53">
                <text:p>0.0453</text:p>
              </table:table-cell>
              <table:table-cell office:value-type="float" office:value="-0.8599">
                <text:p>-0.85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31">
                <text:p>0.0631</text:p>
              </table:table-cell>
              <table:table-cell office:value-type="float" office:value="-0.8904">
                <text:p>-0.89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711">
                <text:p>0.1711</text:p>
              </table:table-cell>
              <table:table-cell office:value-type="float" office:value="-0.7561">
                <text:p>-0.75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23">
                <text:p>0.1623</text:p>
              </table:table-cell>
              <table:table-cell office:value-type="float" office:value="-0.7594">
                <text:p>-0.75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663">
                <text:p>0.1663</text:p>
              </table:table-cell>
              <table:table-cell office:value-type="float" office:value="-0.7612">
                <text:p>-0.76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751">
                <text:p>0.1751</text:p>
              </table:table-cell>
              <table:table-cell office:value-type="float" office:value="-0.758">
                <text:p>-0.75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781">
                <text:p>0.1781</text:p>
              </table:table-cell>
              <table:table-cell office:value-type="float" office:value="-0.7569">
                <text:p>-0.75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509">
                <text:p>-0.0509</text:p>
              </table:table-cell>
              <table:table-cell office:value-type="float" office:value="-0.9528">
                <text:p>-0.95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703">
                <text:p>0.1703</text:p>
              </table:table-cell>
              <table:table-cell office:value-type="float" office:value="-0.7631">
                <text:p>-0.76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77">
                <text:p>0.177</text:p>
              </table:table-cell>
              <table:table-cell office:value-type="float" office:value="-0.7539">
                <text:p>-0.75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744">
                <text:p>0.1744</text:p>
              </table:table-cell>
              <table:table-cell office:value-type="float" office:value="-0.765">
                <text:p>-0.7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714">
                <text:p>0.1714</text:p>
              </table:table-cell>
              <table:table-cell office:value-type="float" office:value="-0.7661">
                <text:p>-0.76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714">
                <text:p>0.1714</text:p>
              </table:table-cell>
              <table:table-cell office:value-type="float" office:value="-0.7661">
                <text:p>-0.766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681">
                <text:p>0.1681</text:p>
              </table:table-cell>
              <table:table-cell office:value-type="float" office:value="-0.7572">
                <text:p>-0.75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78">
                <text:p>0.1178</text:p>
              </table:table-cell>
              <table:table-cell office:value-type="float" office:value="-0.6111">
                <text:p>-0.61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89">
                <text:p>0.1189</text:p>
              </table:table-cell>
              <table:table-cell office:value-type="float" office:value="-0.614">
                <text:p>-0.6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198">
                <text:p>0.2198</text:p>
              </table:table-cell>
              <table:table-cell office:value-type="float" office:value="-0.9069">
                <text:p>-0.90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803">
                <text:p>0.1803</text:p>
              </table:table-cell>
              <table:table-cell office:value-type="float" office:value="-0.7628">
                <text:p>-0.76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773">
                <text:p>0.1773</text:p>
              </table:table-cell>
              <table:table-cell office:value-type="float" office:value="-0.7639">
                <text:p>-0.76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773">
                <text:p>0.1773</text:p>
              </table:table-cell>
              <table:table-cell office:value-type="float" office:value="-0.7639">
                <text:p>-0.76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03">
                <text:p>0.1803</text:p>
              </table:table-cell>
              <table:table-cell office:value-type="float" office:value="-0.7628">
                <text:p>-0.76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773">
                <text:p>0.1773</text:p>
              </table:table-cell>
              <table:table-cell office:value-type="float" office:value="-0.7639">
                <text:p>-0.763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-1" chart:maximum="-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x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6.405cm" svg:height="9.228cm" xlink:href=".." xlink:type="simple" chart:class="chart:scatter" chart:style-name="ch1">
        <chart:title svg:x="5.645cm" svg:y="0.32cm" chart:style-name="ch2">
          <text:p>Kop positioner (missede)</text:p>
        </chart:title>
        <chart:plot-area chart:style-name="ch3" table:cell-range-address="Data.EP5:Data.EQ72 Data.EQ4:Data.EQ4" chart:data-source-has-labels="row" svg:x="0.642cm" svg:y="1.264cm" svg:width="15.397cm" svg:height="6.667cm">
          <chartooo:coordinate-region svg:x="1.66cm" svg:y="1.463cm" svg:width="14.139cm" svg:height="6.269cm"/>
          <chart:axis chart:dimension="x" chart:name="primary-x" chart:style-name="ch4"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title svg:x="0cm" svg:y="5.713cm" chart:style-name="ch8">
              <text:p>y-koordinat [m]</text:p>
            </chart:title>
            <chart:grid chart:style-name="ch5" chart:class="major"/>
          </chart:axis>
          <chart:series chart:style-name="ch9" chart:values-cell-range-address="Data.EQ5:Data.EQ72" chart:label-cell-address="Data.EQ4:Data.EQ4" chart:class="chart:scatter">
            <chart:domain table:cell-range-address="Data.EP5:Data.EP72"/>
            <chart:data-point chart:repeated="68"/>
          </chart:series>
          <chart:wall chart:style-name="ch10"/>
          <chart:floor chart:style-name="ch11"/>
        </chart:plot-area>
        <draw:frame draw:style-name="gr1" draw:text-style-name="P1" svg:width="2.289cm" svg:height="0.575cm" svg:x="7.497cm" svg:y="7.935cm">
          <draw:image xlink:href="Pictures/2000001C000008BA00000232317D5946A06C1AD5.svm" xlink:type="simple" xlink:show="embed" xlink:actuate="onLoad" loext:mime-type="image/x-svm">
            <text:p/>
          </draw:image>
          <draw:image xlink:href="Pictures/100002000000005400000015F1D7E743BD06504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P</text:p>
              </table:table-cell>
              <table:table-cell office:value-type="string">
                <text:p>positiony</text:p>
                <draw:g>
                  <svg:desc>Data.EQ4:Data.EQ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37">
                <text:p>0.1437</text:p>
                <draw:g>
                  <svg:desc>Data.EP5:Data.EP72</svg:desc>
                </draw:g>
              </table:table-cell>
              <table:table-cell office:value-type="float" office:value="-0.7999">
                <text:p>-0.7999</text:p>
                <draw:g>
                  <svg:desc>Data.EQ5:Data.EQ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99">
                <text:p>0.2299</text:p>
              </table:table-cell>
              <table:table-cell office:value-type="float" office:value="-0.7613">
                <text:p>-0.7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14">
                <text:p>0.3614</text:p>
              </table:table-cell>
              <table:table-cell office:value-type="float" office:value="-0.6991">
                <text:p>-0.6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04">
                <text:p>0.3104</text:p>
              </table:table-cell>
              <table:table-cell office:value-type="float" office:value="-0.7247">
                <text:p>-0.7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76">
                <text:p>0.1276</text:p>
              </table:table-cell>
              <table:table-cell office:value-type="float" office:value="-0.7924">
                <text:p>-0.79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54">
                <text:p>0.0254</text:p>
              </table:table-cell>
              <table:table-cell office:value-type="float" office:value="-0.8236">
                <text:p>-0.8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48">
                <text:p>0.2248</text:p>
              </table:table-cell>
              <table:table-cell office:value-type="float" office:value="-0.7564">
                <text:p>-0.75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59">
                <text:p>0.2259</text:p>
              </table:table-cell>
              <table:table-cell office:value-type="float" office:value="-0.7594">
                <text:p>-0.7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203">
                <text:p>0.3203</text:p>
              </table:table-cell>
              <table:table-cell office:value-type="float" office:value="-0.7244">
                <text:p>-0.72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38">
                <text:p>0.2538</text:p>
              </table:table-cell>
              <table:table-cell office:value-type="float" office:value="-0.7896">
                <text:p>-0.7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38">
                <text:p>0.2538</text:p>
              </table:table-cell>
              <table:table-cell office:value-type="float" office:value="-0.7896">
                <text:p>-0.78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38">
                <text:p>0.2538</text:p>
              </table:table-cell>
              <table:table-cell office:value-type="float" office:value="-0.7896">
                <text:p>-0.78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97">
                <text:p>0.1697</text:p>
              </table:table-cell>
              <table:table-cell office:value-type="float" office:value="-0.7431">
                <text:p>-0.74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657">
                <text:p>0.4657</text:p>
              </table:table-cell>
              <table:table-cell office:value-type="float" office:value="-0.6537">
                <text:p>-0.65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57">
                <text:p>0.4657</text:p>
              </table:table-cell>
              <table:table-cell office:value-type="float" office:value="-0.6537">
                <text:p>-0.65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657">
                <text:p>0.4657</text:p>
              </table:table-cell>
              <table:table-cell office:value-type="float" office:value="-0.6537">
                <text:p>-0.65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81">
                <text:p>0.381</text:p>
              </table:table-cell>
              <table:table-cell office:value-type="float" office:value="-0.6614">
                <text:p>-0.6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36">
                <text:p>0.4036</text:p>
              </table:table-cell>
              <table:table-cell office:value-type="float" office:value="-0.6497">
                <text:p>-0.64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127">
                <text:p>-0.0127</text:p>
              </table:table-cell>
              <table:table-cell office:value-type="float" office:value="-0.8747">
                <text:p>-0.87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83">
                <text:p>0.0483</text:p>
              </table:table-cell>
              <table:table-cell office:value-type="float" office:value="-0.8589">
                <text:p>-0.85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53">
                <text:p>0.0453</text:p>
              </table:table-cell>
              <table:table-cell office:value-type="float" office:value="-0.8599">
                <text:p>-0.85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31">
                <text:p>0.0631</text:p>
              </table:table-cell>
              <table:table-cell office:value-type="float" office:value="-0.8904">
                <text:p>-0.89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509">
                <text:p>-0.0509</text:p>
              </table:table-cell>
              <table:table-cell office:value-type="float" office:value="-0.9528">
                <text:p>-0.95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703">
                <text:p>0.1703</text:p>
              </table:table-cell>
              <table:table-cell office:value-type="float" office:value="-0.7631">
                <text:p>-0.76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78">
                <text:p>0.1178</text:p>
              </table:table-cell>
              <table:table-cell office:value-type="float" office:value="-0.6111">
                <text:p>-0.61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89">
                <text:p>0.1189</text:p>
              </table:table-cell>
              <table:table-cell office:value-type="float" office:value="-0.614">
                <text:p>-0.6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198">
                <text:p>0.2198</text:p>
              </table:table-cell>
              <table:table-cell office:value-type="float" office:value="-0.9069">
                <text:p>-0.90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773">
                <text:p>0.1773</text:p>
              </table:table-cell>
              <table:table-cell office:value-type="float" office:value="-0.7639">
                <text:p>-0.76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03">
                <text:p>0.1803</text:p>
              </table:table-cell>
              <table:table-cell office:value-type="float" office:value="-0.7628">
                <text:p>-0.76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>
        <chart:symbol-image xlink:href="Pictures/2000000E000000DD000000DD75BFAFB9BEA110A5.svm"/>
      </style:chart-properties>
    </style:style>
    <style:style style:name="ch4" style:family="chart" style:data-style-name="N0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1" chart:maximum="-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x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438cm" svg:height="8.796cm" xlink:href=".." xlink:type="simple" chart:class="chart:scatter" chart:style-name="ch1">
        <chart:title svg:x="5.926cm" svg:y="0.311cm" chart:style-name="ch2">
          <text:p>Kop positioner (ramte)</text:p>
        </chart:title>
        <chart:plot-area chart:style-name="ch3" table:cell-range-address="Data.DL7:Data.DM72 Data.DM4:Data.DM6" chart:data-source-has-labels="row" svg:x="1.339cm" svg:y="1.265cm" svg:width="14.771cm" svg:height="6.375cm">
          <chartooo:coordinate-region svg:x="2.357cm" svg:y="1.464cm" svg:width="13.513cm" svg:height="5.977cm"/>
          <chart:axis chart:dimension="x" chart:name="primary-x" chart:style-name="ch4">
            <chart:title svg:x="7.608cm" svg:y="7.815cm" chart:style-name="ch5">
              <text:p>x-koordinat [m]</text:p>
            </chart:title>
            <chart:grid chart:style-name="ch6" chart:class="major"/>
          </chart:axis>
          <chart:axis chart:dimension="y" chart:name="primary-y" chart:style-name="ch7">
            <chart:title svg:x="0.451cm" svg:y="5.568cm" chart:style-name="ch8">
              <text:p>y-koordinat [m]</text:p>
            </chart:title>
            <chart:grid chart:style-name="ch6" chart:class="major"/>
          </chart:axis>
          <chart:series chart:style-name="ch9" chart:values-cell-range-address="Data.DM7:Data.DM72" chart:label-cell-address="Data.DM4:Data.DM6" chart:class="chart:scatter">
            <chart:domain table:cell-range-address="Data.DL7:Data.DL72"/>
            <chart:data-point chart:repeated="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L</text:p>
              </table:table-cell>
              <table:table-cell office:value-type="string">
                <text:p>positiony</text:p>
                <text:list>
                  <text:list-item>
                    <text:p>positiony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Data.DM4:Data.DM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42">
                <text:p>0.1342</text:p>
                <draw:g>
                  <svg:desc>Data.DL7:Data.DL72</svg:desc>
                </draw:g>
              </table:table-cell>
              <table:table-cell office:value-type="float" office:value="-0.7832">
                <text:p>-0.7832</text:p>
                <draw:g>
                  <svg:desc>Data.DM7:Data.DM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66">
                <text:p>0.2366</text:p>
              </table:table-cell>
              <table:table-cell office:value-type="float" office:value="-0.752">
                <text:p>-0.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7">
                <text:p>0.337</text:p>
              </table:table-cell>
              <table:table-cell office:value-type="float" office:value="-0.7149">
                <text:p>-0.7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42">
                <text:p>0.1342</text:p>
              </table:table-cell>
              <table:table-cell office:value-type="float" office:value="-0.7832">
                <text:p>-0.7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46">
                <text:p>0.1246</text:p>
              </table:table-cell>
              <table:table-cell office:value-type="float" office:value="-0.7935">
                <text:p>-0.7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66">
                <text:p>0.2366</text:p>
              </table:table-cell>
              <table:table-cell office:value-type="float" office:value="-0.752">
                <text:p>-0.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65">
                <text:p>0.1265</text:p>
              </table:table-cell>
              <table:table-cell office:value-type="float" office:value="-0.7895">
                <text:p>-0.7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88">
                <text:p>0.2288</text:p>
              </table:table-cell>
              <table:table-cell office:value-type="float" office:value="-0.7583">
                <text:p>-0.75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65">
                <text:p>0.1265</text:p>
              </table:table-cell>
              <table:table-cell office:value-type="float" office:value="-0.7895">
                <text:p>-0.7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94">
                <text:p>0.1294</text:p>
              </table:table-cell>
              <table:table-cell office:value-type="float" office:value="-0.7884">
                <text:p>-0.78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77">
                <text:p>0.2277</text:p>
              </table:table-cell>
              <table:table-cell office:value-type="float" office:value="-0.7553">
                <text:p>-0.75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22">
                <text:p>0.2122</text:p>
              </table:table-cell>
              <table:table-cell office:value-type="float" office:value="-0.859">
                <text:p>-0.8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24">
                <text:p>0.1324</text:p>
              </table:table-cell>
              <table:table-cell office:value-type="float" office:value="-0.7873">
                <text:p>-0.78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052">
                <text:p>0.2052</text:p>
              </table:table-cell>
              <table:table-cell office:value-type="float" office:value="-0.8582">
                <text:p>-0.85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94">
                <text:p>0.1294</text:p>
              </table:table-cell>
              <table:table-cell office:value-type="float" office:value="-0.7884">
                <text:p>-0.78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51">
                <text:p>0.2151</text:p>
              </table:table-cell>
              <table:table-cell office:value-type="float" office:value="-0.7027">
                <text:p>-0.70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8">
                <text:p>0.218</text:p>
              </table:table-cell>
              <table:table-cell office:value-type="float" office:value="-0.7016">
                <text:p>-0.70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18">
                <text:p>0.218</text:p>
              </table:table-cell>
              <table:table-cell office:value-type="float" office:value="-0.7016">
                <text:p>-0.70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1">
                <text:p>0.211</text:p>
              </table:table-cell>
              <table:table-cell office:value-type="float" office:value="-0.7008">
                <text:p>-0.70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91">
                <text:p>0.2191</text:p>
              </table:table-cell>
              <table:table-cell office:value-type="float" office:value="-0.7046">
                <text:p>-0.70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86">
                <text:p>0.1686</text:p>
              </table:table-cell>
              <table:table-cell office:value-type="float" office:value="-0.7402">
                <text:p>-0.74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667">
                <text:p>0.1667</text:p>
              </table:table-cell>
              <table:table-cell office:value-type="float" office:value="-0.7442">
                <text:p>-0.74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78">
                <text:p>0.1678</text:p>
              </table:table-cell>
              <table:table-cell office:value-type="float" office:value="-0.7472">
                <text:p>-0.74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97">
                <text:p>0.1697</text:p>
              </table:table-cell>
              <table:table-cell office:value-type="float" office:value="-0.7431">
                <text:p>-0.7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97">
                <text:p>0.1697</text:p>
              </table:table-cell>
              <table:table-cell office:value-type="float" office:value="-0.7431">
                <text:p>-0.74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76">
                <text:p>0.3976</text:p>
              </table:table-cell>
              <table:table-cell office:value-type="float" office:value="-0.6789">
                <text:p>-0.67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11">
                <text:p>0.1711</text:p>
              </table:table-cell>
              <table:table-cell office:value-type="float" office:value="-0.7561">
                <text:p>-0.75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23">
                <text:p>0.1623</text:p>
              </table:table-cell>
              <table:table-cell office:value-type="float" office:value="-0.7594">
                <text:p>-0.75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63">
                <text:p>0.1663</text:p>
              </table:table-cell>
              <table:table-cell office:value-type="float" office:value="-0.7612">
                <text:p>-0.76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751">
                <text:p>0.1751</text:p>
              </table:table-cell>
              <table:table-cell office:value-type="float" office:value="-0.758">
                <text:p>-0.7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781">
                <text:p>0.1781</text:p>
              </table:table-cell>
              <table:table-cell office:value-type="float" office:value="-0.7569">
                <text:p>-0.75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77">
                <text:p>0.177</text:p>
              </table:table-cell>
              <table:table-cell office:value-type="float" office:value="-0.7539">
                <text:p>-0.75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744">
                <text:p>0.1744</text:p>
              </table:table-cell>
              <table:table-cell office:value-type="float" office:value="-0.765">
                <text:p>-0.7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714">
                <text:p>0.1714</text:p>
              </table:table-cell>
              <table:table-cell office:value-type="float" office:value="-0.7661">
                <text:p>-0.76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714">
                <text:p>0.1714</text:p>
              </table:table-cell>
              <table:table-cell office:value-type="float" office:value="-0.7661">
                <text:p>-0.76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681">
                <text:p>0.1681</text:p>
              </table:table-cell>
              <table:table-cell office:value-type="float" office:value="-0.7572">
                <text:p>-0.75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803">
                <text:p>0.1803</text:p>
              </table:table-cell>
              <table:table-cell office:value-type="float" office:value="-0.7628">
                <text:p>-0.76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773">
                <text:p>0.1773</text:p>
              </table:table-cell>
              <table:table-cell office:value-type="float" office:value="-0.7639">
                <text:p>-0.76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773">
                <text:p>0.1773</text:p>
              </table:table-cell>
              <table:table-cell office:value-type="float" office:value="-0.7639">
                <text:p>-0.763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-1" chart:maximum="-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x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22.358cm" svg:height="12.576cm" xlink:href=".." xlink:type="simple" chart:class="chart:scatter" chart:style-name="ch1">
        <chart:title svg:x="8.622cm" svg:y="0.387cm" chart:style-name="ch2">
          <text:p>Kop positioner (missede)</text:p>
        </chart:title>
        <chart:plot-area chart:style-name="ch3" table:cell-range-address="Data.EP5:Data.EQ72 Data.EQ4:Data.EQ4" chart:data-source-has-labels="row" svg:x="1.245cm" svg:y="1.795cm" svg:width="20.529cm" svg:height="8.943cm">
          <chartooo:coordinate-region svg:x="2.263cm" svg:y="1.994cm" svg:width="19.271cm" svg:height="8.545cm"/>
          <chart:axis chart:dimension="x" chart:name="primary-x" chart:style-name="ch4">
            <chart:grid chart:style-name="ch5" chart:class="major"/>
          </chart:axis>
          <chart:axis chart:dimension="x" chart:name="secondary-x" chart:style-name="ch6"/>
          <chart:axis chart:dimension="y" chart:name="primary-y" chart:style-name="ch7">
            <chart:title svg:x="0.238cm" svg:y="7.382cm" chart:style-name="ch8">
              <text:p>y-koordinat [m]</text:p>
            </chart:title>
            <chart:grid chart:style-name="ch5" chart:class="major"/>
          </chart:axis>
          <chart:series chart:style-name="ch9" chart:values-cell-range-address="Data.EQ5:Data.EQ72" chart:label-cell-address="Data.EQ4:Data.EQ4" chart:class="chart:scatter">
            <chart:domain table:cell-range-address="Data.EP5:Data.EP72"/>
            <chart:data-point chart:repeated="68"/>
          </chart:series>
          <chart:wall chart:style-name="ch10"/>
          <chart:floor chart:style-name="ch11"/>
        </chart:plot-area>
        <draw:frame draw:style-name="gr1" draw:text-style-name="P1" svg:width="3.121cm" svg:height="0.785cm" svg:x="10.219cm" svg:y="10.816cm">
          <draw:image xlink:href="Pictures/2000001C000008BA00000232317D5946A06C1AD5.svm" xlink:type="simple" xlink:show="embed" xlink:actuate="onLoad" loext:mime-type="image/x-svm">
            <text:p/>
          </draw:image>
          <draw:image xlink:href="Pictures/100002000000005400000015F1D7E743BD065041.png" xlink:type="simple" xlink:show="embed" xlink:actuate="onLoad" loext:mime-type="image/png"/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P</text:p>
              </table:table-cell>
              <table:table-cell office:value-type="string">
                <text:p>positiony</text:p>
                <draw:g>
                  <svg:desc>Data.EQ4:Data.EQ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437">
                <text:p>0.1437</text:p>
                <draw:g>
                  <svg:desc>Data.EP5:Data.EP72</svg:desc>
                </draw:g>
              </table:table-cell>
              <table:table-cell office:value-type="float" office:value="-0.7999">
                <text:p>-0.7999</text:p>
                <draw:g>
                  <svg:desc>Data.EQ5:Data.EQ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99">
                <text:p>0.2299</text:p>
              </table:table-cell>
              <table:table-cell office:value-type="float" office:value="-0.7613">
                <text:p>-0.7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614">
                <text:p>0.3614</text:p>
              </table:table-cell>
              <table:table-cell office:value-type="float" office:value="-0.6991">
                <text:p>-0.6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104">
                <text:p>0.3104</text:p>
              </table:table-cell>
              <table:table-cell office:value-type="float" office:value="-0.7247">
                <text:p>-0.7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76">
                <text:p>0.1276</text:p>
              </table:table-cell>
              <table:table-cell office:value-type="float" office:value="-0.7924">
                <text:p>-0.79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254">
                <text:p>0.0254</text:p>
              </table:table-cell>
              <table:table-cell office:value-type="float" office:value="-0.8236">
                <text:p>-0.8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248">
                <text:p>0.2248</text:p>
              </table:table-cell>
              <table:table-cell office:value-type="float" office:value="-0.7564">
                <text:p>-0.75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259">
                <text:p>0.2259</text:p>
              </table:table-cell>
              <table:table-cell office:value-type="float" office:value="-0.7594">
                <text:p>-0.7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3203">
                <text:p>0.3203</text:p>
              </table:table-cell>
              <table:table-cell office:value-type="float" office:value="-0.7244">
                <text:p>-0.72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538">
                <text:p>0.2538</text:p>
              </table:table-cell>
              <table:table-cell office:value-type="float" office:value="-0.7896">
                <text:p>-0.7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538">
                <text:p>0.2538</text:p>
              </table:table-cell>
              <table:table-cell office:value-type="float" office:value="-0.7896">
                <text:p>-0.78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538">
                <text:p>0.2538</text:p>
              </table:table-cell>
              <table:table-cell office:value-type="float" office:value="-0.7896">
                <text:p>-0.78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97">
                <text:p>0.1697</text:p>
              </table:table-cell>
              <table:table-cell office:value-type="float" office:value="-0.7431">
                <text:p>-0.74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657">
                <text:p>0.4657</text:p>
              </table:table-cell>
              <table:table-cell office:value-type="float" office:value="-0.6537">
                <text:p>-0.65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57">
                <text:p>0.4657</text:p>
              </table:table-cell>
              <table:table-cell office:value-type="float" office:value="-0.6537">
                <text:p>-0.65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657">
                <text:p>0.4657</text:p>
              </table:table-cell>
              <table:table-cell office:value-type="float" office:value="-0.6537">
                <text:p>-0.65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381">
                <text:p>0.381</text:p>
              </table:table-cell>
              <table:table-cell office:value-type="float" office:value="-0.6614">
                <text:p>-0.6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36">
                <text:p>0.4036</text:p>
              </table:table-cell>
              <table:table-cell office:value-type="float" office:value="-0.6497">
                <text:p>-0.64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0127">
                <text:p>-0.0127</text:p>
              </table:table-cell>
              <table:table-cell office:value-type="float" office:value="-0.8747">
                <text:p>-0.87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83">
                <text:p>0.0483</text:p>
              </table:table-cell>
              <table:table-cell office:value-type="float" office:value="-0.8589">
                <text:p>-0.85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53">
                <text:p>0.0453</text:p>
              </table:table-cell>
              <table:table-cell office:value-type="float" office:value="-0.8599">
                <text:p>-0.85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31">
                <text:p>0.0631</text:p>
              </table:table-cell>
              <table:table-cell office:value-type="float" office:value="-0.8904">
                <text:p>-0.89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0509">
                <text:p>-0.0509</text:p>
              </table:table-cell>
              <table:table-cell office:value-type="float" office:value="-0.9528">
                <text:p>-0.95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703">
                <text:p>0.1703</text:p>
              </table:table-cell>
              <table:table-cell office:value-type="float" office:value="-0.7631">
                <text:p>-0.76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178">
                <text:p>0.1178</text:p>
              </table:table-cell>
              <table:table-cell office:value-type="float" office:value="-0.6111">
                <text:p>-0.61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189">
                <text:p>0.1189</text:p>
              </table:table-cell>
              <table:table-cell office:value-type="float" office:value="-0.614">
                <text:p>-0.6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198">
                <text:p>0.2198</text:p>
              </table:table-cell>
              <table:table-cell office:value-type="float" office:value="-0.9069">
                <text:p>-0.90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1773">
                <text:p>0.1773</text:p>
              </table:table-cell>
              <table:table-cell office:value-type="float" office:value="-0.7639">
                <text:p>-0.76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1803">
                <text:p>0.1803</text:p>
              </table:table-cell>
              <table:table-cell office:value-type="float" office:value="-0.7628">
                <text:p>-0.76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inimum="0" chart:maximum="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1" chart:maximum="-0.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x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423cm" svg:height="12.633cm" xlink:href=".." xlink:type="simple" chart:class="chart:scatter" chart:style-name="ch1">
        <chart:title svg:x="8.918cm" svg:y="0.388cm" chart:style-name="ch2">
          <text:p>Kop positioner (ramte)</text:p>
        </chart:title>
        <chart:plot-area chart:style-name="ch3" table:cell-range-address="Data.DL7:Data.DM72 Data.DM4:Data.DM6" chart:data-source-has-labels="row" svg:x="1.459cm" svg:y="1.419cm" svg:width="20.516cm" svg:height="9.981cm">
          <chartooo:coordinate-region svg:x="2.477cm" svg:y="1.618cm" svg:width="19.258cm" svg:height="9.583cm"/>
          <chart:axis chart:dimension="x" chart:name="primary-x" chart:style-name="ch4">
            <chart:title svg:x="10.601cm" svg:y="11.652cm" chart:style-name="ch5">
              <text:p>x-koordinat [m]</text:p>
            </chart:title>
            <chart:grid chart:style-name="ch6" chart:class="major"/>
          </chart:axis>
          <chart:axis chart:dimension="y" chart:name="primary-y" chart:style-name="ch7">
            <chart:title svg:x="0.451cm" svg:y="7.525cm" chart:style-name="ch8">
              <text:p>y-koordinat [m]</text:p>
            </chart:title>
            <chart:grid chart:style-name="ch6" chart:class="major"/>
          </chart:axis>
          <chart:series chart:style-name="ch9" chart:values-cell-range-address="Data.DM7:Data.DM72" chart:label-cell-address="Data.DM4:Data.DM6" chart:class="chart:scatter">
            <chart:domain table:cell-range-address="Data.DL7:Data.DL72"/>
            <chart:data-point chart:repeated="6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L</text:p>
              </table:table-cell>
              <table:table-cell office:value-type="string">
                <text:p>positiony</text:p>
                <text:list>
                  <text:list-item>
                    <text:p>positiony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Data.DM4:Data.DM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342">
                <text:p>0.1342</text:p>
                <draw:g>
                  <svg:desc>Data.DL7:Data.DL72</svg:desc>
                </draw:g>
              </table:table-cell>
              <table:table-cell office:value-type="float" office:value="-0.7832">
                <text:p>-0.7832</text:p>
                <draw:g>
                  <svg:desc>Data.DM7:Data.DM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366">
                <text:p>0.2366</text:p>
              </table:table-cell>
              <table:table-cell office:value-type="float" office:value="-0.752">
                <text:p>-0.7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7">
                <text:p>0.337</text:p>
              </table:table-cell>
              <table:table-cell office:value-type="float" office:value="-0.7149">
                <text:p>-0.71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342">
                <text:p>0.1342</text:p>
              </table:table-cell>
              <table:table-cell office:value-type="float" office:value="-0.7832">
                <text:p>-0.78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246">
                <text:p>0.1246</text:p>
              </table:table-cell>
              <table:table-cell office:value-type="float" office:value="-0.7935">
                <text:p>-0.79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366">
                <text:p>0.2366</text:p>
              </table:table-cell>
              <table:table-cell office:value-type="float" office:value="-0.752">
                <text:p>-0.7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65">
                <text:p>0.1265</text:p>
              </table:table-cell>
              <table:table-cell office:value-type="float" office:value="-0.7895">
                <text:p>-0.78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288">
                <text:p>0.2288</text:p>
              </table:table-cell>
              <table:table-cell office:value-type="float" office:value="-0.7583">
                <text:p>-0.75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65">
                <text:p>0.1265</text:p>
              </table:table-cell>
              <table:table-cell office:value-type="float" office:value="-0.7895">
                <text:p>-0.78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94">
                <text:p>0.1294</text:p>
              </table:table-cell>
              <table:table-cell office:value-type="float" office:value="-0.7884">
                <text:p>-0.78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277">
                <text:p>0.2277</text:p>
              </table:table-cell>
              <table:table-cell office:value-type="float" office:value="-0.7553">
                <text:p>-0.75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122">
                <text:p>0.2122</text:p>
              </table:table-cell>
              <table:table-cell office:value-type="float" office:value="-0.859">
                <text:p>-0.8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324">
                <text:p>0.1324</text:p>
              </table:table-cell>
              <table:table-cell office:value-type="float" office:value="-0.7873">
                <text:p>-0.78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052">
                <text:p>0.2052</text:p>
              </table:table-cell>
              <table:table-cell office:value-type="float" office:value="-0.8582">
                <text:p>-0.85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294">
                <text:p>0.1294</text:p>
              </table:table-cell>
              <table:table-cell office:value-type="float" office:value="-0.7884">
                <text:p>-0.78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151">
                <text:p>0.2151</text:p>
              </table:table-cell>
              <table:table-cell office:value-type="float" office:value="-0.7027">
                <text:p>-0.70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8">
                <text:p>0.218</text:p>
              </table:table-cell>
              <table:table-cell office:value-type="float" office:value="-0.7016">
                <text:p>-0.70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18">
                <text:p>0.218</text:p>
              </table:table-cell>
              <table:table-cell office:value-type="float" office:value="-0.7016">
                <text:p>-0.70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1">
                <text:p>0.211</text:p>
              </table:table-cell>
              <table:table-cell office:value-type="float" office:value="-0.7008">
                <text:p>-0.70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91">
                <text:p>0.2191</text:p>
              </table:table-cell>
              <table:table-cell office:value-type="float" office:value="-0.7046">
                <text:p>-0.70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686">
                <text:p>0.1686</text:p>
              </table:table-cell>
              <table:table-cell office:value-type="float" office:value="-0.7402">
                <text:p>-0.740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667">
                <text:p>0.1667</text:p>
              </table:table-cell>
              <table:table-cell office:value-type="float" office:value="-0.7442">
                <text:p>-0.744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78">
                <text:p>0.1678</text:p>
              </table:table-cell>
              <table:table-cell office:value-type="float" office:value="-0.7472">
                <text:p>-0.74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97">
                <text:p>0.1697</text:p>
              </table:table-cell>
              <table:table-cell office:value-type="float" office:value="-0.7431">
                <text:p>-0.74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97">
                <text:p>0.1697</text:p>
              </table:table-cell>
              <table:table-cell office:value-type="float" office:value="-0.7431">
                <text:p>-0.743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3976">
                <text:p>0.3976</text:p>
              </table:table-cell>
              <table:table-cell office:value-type="float" office:value="-0.6789">
                <text:p>-0.678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711">
                <text:p>0.1711</text:p>
              </table:table-cell>
              <table:table-cell office:value-type="float" office:value="-0.7561">
                <text:p>-0.75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623">
                <text:p>0.1623</text:p>
              </table:table-cell>
              <table:table-cell office:value-type="float" office:value="-0.7594">
                <text:p>-0.75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663">
                <text:p>0.1663</text:p>
              </table:table-cell>
              <table:table-cell office:value-type="float" office:value="-0.7612">
                <text:p>-0.76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751">
                <text:p>0.1751</text:p>
              </table:table-cell>
              <table:table-cell office:value-type="float" office:value="-0.758">
                <text:p>-0.7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781">
                <text:p>0.1781</text:p>
              </table:table-cell>
              <table:table-cell office:value-type="float" office:value="-0.7569">
                <text:p>-0.75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177">
                <text:p>0.177</text:p>
              </table:table-cell>
              <table:table-cell office:value-type="float" office:value="-0.7539">
                <text:p>-0.753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1744">
                <text:p>0.1744</text:p>
              </table:table-cell>
              <table:table-cell office:value-type="float" office:value="-0.765">
                <text:p>-0.7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714">
                <text:p>0.1714</text:p>
              </table:table-cell>
              <table:table-cell office:value-type="float" office:value="-0.7661">
                <text:p>-0.76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714">
                <text:p>0.1714</text:p>
              </table:table-cell>
              <table:table-cell office:value-type="float" office:value="-0.7661">
                <text:p>-0.76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681">
                <text:p>0.1681</text:p>
              </table:table-cell>
              <table:table-cell office:value-type="float" office:value="-0.7572">
                <text:p>-0.757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1803">
                <text:p>0.1803</text:p>
              </table:table-cell>
              <table:table-cell office:value-type="float" office:value="-0.7628">
                <text:p>-0.76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773">
                <text:p>0.1773</text:p>
              </table:table-cell>
              <table:table-cell office:value-type="float" office:value="-0.7639">
                <text:p>-0.76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773">
                <text:p>0.1773</text:p>
              </table:table-cell>
              <table:table-cell office:value-type="float" office:value="-0.7639">
                <text:p>-0.763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percentage-style style:name="N11">
      <number:number number:decimal-places="2" loext:min-decimal-places="2" number:min-integer-digits="1"/>
      <number:text>%</number:text>
    </number:percentage-style>
    <number:number-style style:name="N121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562cm" svg:y="0.316cm" chart:style-name="ch2">
          <text:p>Forskellige kastevinkler</text:p>
        </chart:title>
        <chart:legend chart:legend-position="end" svg:x="11.322cm" svg:y="3.703cm" style:legend-expansion="high" chart:style-name="ch3"/>
        <chart:plot-area chart:style-name="ch4" table:cell-range-address="Data.D104:Data.D107 Data.G104:Data.G107 Data.G90:Data.G93 Data.G97:Data.G100" chart:data-source-has-labels="row" svg:x="1.331cm" svg:y="1.275cm" svg:width="9.671cm" svg:height="6.564cm">
          <chartooo:coordinate-region svg:x="2.746cm" svg:y="1.474cm" svg:width="7.739cm" svg:height="5.718cm"/>
          <chart:axis chart:dimension="x" chart:name="primary-x" chart:style-name="ch5">
            <chart:title svg:x="5.659cm" svg:y="8.019cm" chart:style-name="ch6">
              <text:p>Vinkel</text:p>
            </chart:title>
            <chart:grid chart:style-name="ch7" chart:class="major"/>
          </chart:axis>
          <chart:axis chart:dimension="y" chart:name="primary-y" chart:style-name="ch8">
            <chart:title svg:x="0.451cm" svg:y="5.342cm" chart:style-name="ch9">
              <text:p>Præcision</text:p>
            </chart:title>
            <chart:grid chart:style-name="ch7" chart:class="major"/>
          </chart:axis>
          <chart:series chart:style-name="ch10" chart:values-cell-range-address="Data.G104:Data.G107" loext:label-string="uden_for_sweet_spot" chart:class="chart:scatter">
            <chart:domain table:cell-range-address="Data.D104:Data.D107"/>
            <chart:data-point chart:repeated="4"/>
          </chart:series>
          <chart:series chart:style-name="ch11" chart:values-cell-range-address="Data.G90:Data.G93" loext:label-string="alle_kast" chart:class="chart:scatter">
            <chart:domain table:cell-range-address="Data.D90:Data.D93"/>
            <chart:data-point chart:repeated="4"/>
          </chart:series>
          <chart:series chart:style-name="ch12" chart:values-cell-range-address="Data.G97:Data.G100" loext:label-string="inden_for_sweet_spot" chart:class="chart:scatter">
            <chart:domain table:cell-range-address="Data.D97:Data.D100"/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uden_for_sweet_spot</text:p>
              </table:table-cell>
              <table:table-cell office:value-type="string">
                <text:p>Column D</text:p>
              </table:table-cell>
              <table:table-cell office:value-type="string">
                <text:p>alle_kast</text:p>
              </table:table-cell>
              <table:table-cell office:value-type="string">
                <text:p>Column D</text:p>
              </table:table-cell>
              <table:table-cell office:value-type="string">
                <text:p>inden_for_sweet_spot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Data.D104:Data.D107</svg:desc>
                </draw:g>
              </table:table-cell>
              <table:table-cell office:value-type="float" office:value="0.488372093023256">
                <text:p>0.488372093023256</text:p>
                <draw:g>
                  <svg:desc>Data.G104:Data.G107</svg:desc>
                </draw:g>
              </table:table-cell>
              <table:table-cell office:value-type="float" office:value="0">
                <text:p>0</text:p>
                <draw:g>
                  <svg:desc>Data.D90:Data.D93</svg:desc>
                </draw:g>
              </table:table-cell>
              <table:table-cell office:value-type="float" office:value="0.547169811320755">
                <text:p>0.547169811320755</text:p>
                <draw:g>
                  <svg:desc>Data.G90:Data.G93</svg:desc>
                </draw:g>
              </table:table-cell>
              <table:table-cell office:value-type="float" office:value="0">
                <text:p>0</text:p>
                <draw:g>
                  <svg:desc>Data.D97:Data.D100</svg:desc>
                </draw:g>
              </table:table-cell>
              <table:table-cell office:value-type="float" office:value="0.888888888888889">
                <text:p>0.888888888888889</text:p>
                <draw:g>
                  <svg:desc>Data.G97:Data.G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.0005898684692">
                <text:p>20.0005898684692</text:p>
              </table:table-cell>
              <table:table-cell office:value-type="float" office:value="0">
                <text:p>0</text:p>
              </table:table-cell>
              <table:table-cell office:value-type="float" office:value="20.0005898684692">
                <text:p>20.0005898684692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0.0005898684692">
                <text:p>20.000589868469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.0013272040556">
                <text:p>45.0013272040556</text:p>
              </table:table-cell>
              <table:table-cell office:value-type="float" office:value="NaN">
                <text:p>NaN</text:p>
              </table:table-cell>
              <table:table-cell office:value-type="float" office:value="45.0013272040556">
                <text:p>45.0013272040556</text:p>
              </table:table-cell>
              <table:table-cell office:value-type="float" office:value="0.75">
                <text:p>0.75</text:p>
              </table:table-cell>
              <table:table-cell office:value-type="float" office:value="45.0013272040556">
                <text:p>45.0013272040556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0.0017696054076">
                <text:p>60.0017696054076</text:p>
              </table:table-cell>
              <table:table-cell office:value-type="float" office:value="0">
                <text:p>0</text:p>
              </table:table-cell>
              <table:table-cell office:value-type="float" office:value="60.0017696054076">
                <text:p>60.0017696054076</text:p>
              </table:table-cell>
              <table:table-cell office:value-type="float" office:value="0.6">
                <text:p>0.6</text:p>
              </table:table-cell>
              <table:table-cell office:value-type="float" office:value="60.0017696054076">
                <text:p>60.0017696054076</text:p>
              </table:table-cell>
              <table:table-cell office:value-type="float" office:value="0.75">
                <text:p>0.7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origin="0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0">
      <style:chart-properties chart:display-label="true" chart:tick-marks-major-inner="true" chart:tick-marks-major-outer="false" chart:tick-marks-minor-inner="true" chart:tick-marks-minor-outer="false" chart:logarithmic="false" chart:minimum="-1" chart:maximum="-0.5" chart:origin="0" chart:interval-major="0.1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x" chart:symbol-width="0.15cm" chart:symbol-height="0.1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15cm" chart:symbol-height="0.1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7.595cm" svg:height="11.005cm" xlink:href=".." xlink:type="simple" chart:class="chart:scatter" chart:style-name="ch1">
        <chart:title svg:x="5.406cm" svg:y="0.356cm" chart:style-name="ch2">
          <text:p>Ramte vs missede kop positioner</text:p>
        </chart:title>
        <chart:legend chart:legend-position="bottom" svg:x="7.167cm" svg:y="10.406cm" style:legend-expansion="wide" chart:style-name="ch3"/>
        <chart:plot-area chart:style-name="ch4" table:cell-range-address="Data.DL5:Data.DM72 Data.EQ5:Data.EQ72" chart:data-source-has-labels="row" svg:x="0.519cm" svg:y="1.36cm" svg:width="16.854cm" svg:height="7.91cm">
          <chartooo:coordinate-region svg:x="1.352cm" svg:y="1.559cm" svg:width="15.781cm" svg:height="7.064cm"/>
          <chart:axis chart:dimension="x" chart:name="primary-x" chart:style-name="ch5">
            <chart:title svg:x="8.082cm" svg:y="9.49cm" chart:style-name="ch6">
              <text:p>x-koordinat</text:p>
            </chart:title>
            <chart:grid chart:style-name="ch7" chart:class="major"/>
            <chart:grid chart:style-name="ch8" chart:class="minor"/>
          </chart:axis>
          <chart:axis chart:dimension="y" chart:name="primary-y" chart:style-name="ch9">
            <chart:title svg:x="0cm" svg:y="6.179cm" chart:style-name="ch10">
              <text:p>y-koordinat</text:p>
            </chart:title>
            <chart:grid chart:style-name="ch7" chart:class="major"/>
            <chart:grid chart:style-name="ch8" chart:class="minor"/>
          </chart:axis>
          <chart:series chart:style-name="ch11" chart:values-cell-range-address="Data.DM5:Data.DM72" loext:label-string="ramte" chart:class="chart:scatter">
            <chart:domain table:cell-range-address="Data.DL5:Data.DL72"/>
            <chart:data-point chart:repeated="68"/>
          </chart:series>
          <chart:series chart:style-name="ch12" chart:values-cell-range-address="Data.EQ5:Data.EQ72" loext:label-string="missede" chart:class="chart:scatter">
            <chart:domain table:cell-range-address="Data.EP5:Data.EP72"/>
            <chart:data-point chart:repeated="6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L</text:p>
              </table:table-cell>
              <table:table-cell office:value-type="string">
                <text:p>ramte</text:p>
              </table:table-cell>
              <table:table-cell office:value-type="string">
                <text:p>Column EP</text:p>
              </table:table-cell>
              <table:table-cell office:value-type="string">
                <text:p>missed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Data.DL5:Data.DL72</svg:desc>
                </draw:g>
              </table:table-cell>
              <table:table-cell office:value-type="float" office:value="NaN">
                <text:p>NaN</text:p>
                <draw:g>
                  <svg:desc>Data.DM5:Data.DM72</svg:desc>
                </draw:g>
              </table:table-cell>
              <table:table-cell office:value-type="float" office:value="0.1437">
                <text:p>0.1437</text:p>
                <draw:g>
                  <svg:desc>Data.EP5:Data.EP72</svg:desc>
                </draw:g>
              </table:table-cell>
              <table:table-cell office:value-type="float" office:value="-0.7999">
                <text:p>-0.7999</text:p>
                <draw:g>
                  <svg:desc>Data.EQ5:Data.EQ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99">
                <text:p>0.2299</text:p>
              </table:table-cell>
              <table:table-cell office:value-type="float" office:value="-0.7613">
                <text:p>-0.76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42">
                <text:p>0.1342</text:p>
              </table:table-cell>
              <table:table-cell office:value-type="float" office:value="-0.7832">
                <text:p>-0.7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366">
                <text:p>0.2366</text:p>
              </table:table-cell>
              <table:table-cell office:value-type="float" office:value="-0.752">
                <text:p>-0.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7">
                <text:p>0.337</text:p>
              </table:table-cell>
              <table:table-cell office:value-type="float" office:value="-0.7149">
                <text:p>-0.7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342">
                <text:p>0.1342</text:p>
              </table:table-cell>
              <table:table-cell office:value-type="float" office:value="-0.7832">
                <text:p>-0.78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46">
                <text:p>0.1246</text:p>
              </table:table-cell>
              <table:table-cell office:value-type="float" office:value="-0.7935">
                <text:p>-0.79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366">
                <text:p>0.2366</text:p>
              </table:table-cell>
              <table:table-cell office:value-type="float" office:value="-0.752">
                <text:p>-0.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614">
                <text:p>0.3614</text:p>
              </table:table-cell>
              <table:table-cell office:value-type="float" office:value="-0.6991">
                <text:p>-0.69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265">
                <text:p>0.1265</text:p>
              </table:table-cell>
              <table:table-cell office:value-type="float" office:value="-0.7895">
                <text:p>-0.7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288">
                <text:p>0.2288</text:p>
              </table:table-cell>
              <table:table-cell office:value-type="float" office:value="-0.7583">
                <text:p>-0.7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04">
                <text:p>0.3104</text:p>
              </table:table-cell>
              <table:table-cell office:value-type="float" office:value="-0.7247">
                <text:p>-0.7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65">
                <text:p>0.1265</text:p>
              </table:table-cell>
              <table:table-cell office:value-type="float" office:value="-0.7895">
                <text:p>-0.78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276">
                <text:p>0.1276</text:p>
              </table:table-cell>
              <table:table-cell office:value-type="float" office:value="-0.7924">
                <text:p>-0.79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254">
                <text:p>0.0254</text:p>
              </table:table-cell>
              <table:table-cell office:value-type="float" office:value="-0.8236">
                <text:p>-0.82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294">
                <text:p>0.1294</text:p>
              </table:table-cell>
              <table:table-cell office:value-type="float" office:value="-0.7884">
                <text:p>-0.7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277">
                <text:p>0.2277</text:p>
              </table:table-cell>
              <table:table-cell office:value-type="float" office:value="-0.7553">
                <text:p>-0.7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122">
                <text:p>0.2122</text:p>
              </table:table-cell>
              <table:table-cell office:value-type="float" office:value="-0.859">
                <text:p>-0.8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324">
                <text:p>0.1324</text:p>
              </table:table-cell>
              <table:table-cell office:value-type="float" office:value="-0.7873">
                <text:p>-0.78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48">
                <text:p>0.2248</text:p>
              </table:table-cell>
              <table:table-cell office:value-type="float" office:value="-0.7564">
                <text:p>-0.75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52">
                <text:p>0.2052</text:p>
              </table:table-cell>
              <table:table-cell office:value-type="float" office:value="-0.8582">
                <text:p>-0.8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294">
                <text:p>0.1294</text:p>
              </table:table-cell>
              <table:table-cell office:value-type="float" office:value="-0.7884">
                <text:p>-0.7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59">
                <text:p>0.2259</text:p>
              </table:table-cell>
              <table:table-cell office:value-type="float" office:value="-0.7594">
                <text:p>-0.75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203">
                <text:p>0.3203</text:p>
              </table:table-cell>
              <table:table-cell office:value-type="float" office:value="-0.7244">
                <text:p>-0.72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8">
                <text:p>0.2538</text:p>
              </table:table-cell>
              <table:table-cell office:value-type="float" office:value="-0.7896">
                <text:p>-0.78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8">
                <text:p>0.2538</text:p>
              </table:table-cell>
              <table:table-cell office:value-type="float" office:value="-0.7896">
                <text:p>-0.78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538">
                <text:p>0.2538</text:p>
              </table:table-cell>
              <table:table-cell office:value-type="float" office:value="-0.7896">
                <text:p>-0.78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151">
                <text:p>0.2151</text:p>
              </table:table-cell>
              <table:table-cell office:value-type="float" office:value="-0.7027">
                <text:p>-0.70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8">
                <text:p>0.218</text:p>
              </table:table-cell>
              <table:table-cell office:value-type="float" office:value="-0.7016">
                <text:p>-0.7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8">
                <text:p>0.218</text:p>
              </table:table-cell>
              <table:table-cell office:value-type="float" office:value="-0.7016">
                <text:p>-0.70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11">
                <text:p>0.211</text:p>
              </table:table-cell>
              <table:table-cell office:value-type="float" office:value="-0.7008">
                <text:p>-0.7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191">
                <text:p>0.2191</text:p>
              </table:table-cell>
              <table:table-cell office:value-type="float" office:value="-0.7046">
                <text:p>-0.7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686">
                <text:p>0.1686</text:p>
              </table:table-cell>
              <table:table-cell office:value-type="float" office:value="-0.7402">
                <text:p>-0.7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667">
                <text:p>0.1667</text:p>
              </table:table-cell>
              <table:table-cell office:value-type="float" office:value="-0.7442">
                <text:p>-0.7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78">
                <text:p>0.1678</text:p>
              </table:table-cell>
              <table:table-cell office:value-type="float" office:value="-0.7472">
                <text:p>-0.7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697">
                <text:p>0.1697</text:p>
              </table:table-cell>
              <table:table-cell office:value-type="float" office:value="-0.7431">
                <text:p>-0.7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97">
                <text:p>0.1697</text:p>
              </table:table-cell>
              <table:table-cell office:value-type="float" office:value="-0.7431">
                <text:p>-0.7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97">
                <text:p>0.1697</text:p>
              </table:table-cell>
              <table:table-cell office:value-type="float" office:value="-0.7431">
                <text:p>-0.74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57">
                <text:p>0.4657</text:p>
              </table:table-cell>
              <table:table-cell office:value-type="float" office:value="-0.6537">
                <text:p>-0.653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57">
                <text:p>0.4657</text:p>
              </table:table-cell>
              <table:table-cell office:value-type="float" office:value="-0.6537">
                <text:p>-0.65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57">
                <text:p>0.4657</text:p>
              </table:table-cell>
              <table:table-cell office:value-type="float" office:value="-0.6537">
                <text:p>-0.65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976">
                <text:p>0.3976</text:p>
              </table:table-cell>
              <table:table-cell office:value-type="float" office:value="-0.6789">
                <text:p>-0.67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81">
                <text:p>0.381</text:p>
              </table:table-cell>
              <table:table-cell office:value-type="float" office:value="-0.6614">
                <text:p>-0.661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36">
                <text:p>0.4036</text:p>
              </table:table-cell>
              <table:table-cell office:value-type="float" office:value="-0.6497">
                <text:p>-0.64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27">
                <text:p>-0.0127</text:p>
              </table:table-cell>
              <table:table-cell office:value-type="float" office:value="-0.8747">
                <text:p>-0.874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83">
                <text:p>0.0483</text:p>
              </table:table-cell>
              <table:table-cell office:value-type="float" office:value="-0.8589">
                <text:p>-0.858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3">
                <text:p>0.0453</text:p>
              </table:table-cell>
              <table:table-cell office:value-type="float" office:value="-0.8599">
                <text:p>-0.859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631">
                <text:p>0.0631</text:p>
              </table:table-cell>
              <table:table-cell office:value-type="float" office:value="-0.8904">
                <text:p>-0.890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711">
                <text:p>0.1711</text:p>
              </table:table-cell>
              <table:table-cell office:value-type="float" office:value="-0.7561">
                <text:p>-0.75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623">
                <text:p>0.1623</text:p>
              </table:table-cell>
              <table:table-cell office:value-type="float" office:value="-0.7594">
                <text:p>-0.75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663">
                <text:p>0.1663</text:p>
              </table:table-cell>
              <table:table-cell office:value-type="float" office:value="-0.7612">
                <text:p>-0.7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751">
                <text:p>0.1751</text:p>
              </table:table-cell>
              <table:table-cell office:value-type="float" office:value="-0.758">
                <text:p>-0.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781">
                <text:p>0.1781</text:p>
              </table:table-cell>
              <table:table-cell office:value-type="float" office:value="-0.7569">
                <text:p>-0.7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509">
                <text:p>-0.0509</text:p>
              </table:table-cell>
              <table:table-cell office:value-type="float" office:value="-0.9528">
                <text:p>-0.95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03">
                <text:p>0.1703</text:p>
              </table:table-cell>
              <table:table-cell office:value-type="float" office:value="-0.7631">
                <text:p>-0.76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77">
                <text:p>0.177</text:p>
              </table:table-cell>
              <table:table-cell office:value-type="float" office:value="-0.7539">
                <text:p>-0.75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1744">
                <text:p>0.1744</text:p>
              </table:table-cell>
              <table:table-cell office:value-type="float" office:value="-0.765">
                <text:p>-0.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1714">
                <text:p>0.1714</text:p>
              </table:table-cell>
              <table:table-cell office:value-type="float" office:value="-0.7661">
                <text:p>-0.7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714">
                <text:p>0.1714</text:p>
              </table:table-cell>
              <table:table-cell office:value-type="float" office:value="-0.7661">
                <text:p>-0.7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681">
                <text:p>0.1681</text:p>
              </table:table-cell>
              <table:table-cell office:value-type="float" office:value="-0.7572">
                <text:p>-0.7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78">
                <text:p>0.1178</text:p>
              </table:table-cell>
              <table:table-cell office:value-type="float" office:value="-0.6111">
                <text:p>-0.61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189">
                <text:p>0.1189</text:p>
              </table:table-cell>
              <table:table-cell office:value-type="float" office:value="-0.614">
                <text:p>-0.61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198">
                <text:p>0.2198</text:p>
              </table:table-cell>
              <table:table-cell office:value-type="float" office:value="-0.9069">
                <text:p>-0.906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803">
                <text:p>0.1803</text:p>
              </table:table-cell>
              <table:table-cell office:value-type="float" office:value="-0.7628">
                <text:p>-0.7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73">
                <text:p>0.1773</text:p>
              </table:table-cell>
              <table:table-cell office:value-type="float" office:value="-0.7639">
                <text:p>-0.76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1773">
                <text:p>0.1773</text:p>
              </table:table-cell>
              <table:table-cell office:value-type="float" office:value="-0.7639">
                <text:p>-0.7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03">
                <text:p>0.1803</text:p>
              </table:table-cell>
              <table:table-cell office:value-type="float" office:value="-0.7628">
                <text:p>-0.762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773">
                <text:p>0.1773</text:p>
              </table:table-cell>
              <table:table-cell office:value-type="float" office:value="-0.7639">
                <text:p>-0.76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